
<file path=META-INF/manifest.xml><?xml version="1.0" encoding="utf-8"?>
<!DOCTYPE manifest  PUBLIC '-//OpenOffice.org//DTD Manifest 1.0//EN'  'Manifest.dtd'>
<!--
*************************************************************************
  file:  manifest.xml
  Generated by Inkscape: Mon Nov 05 19:57:00 2018
  http://www.inkscape.org
*************************************************************************
--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!--List our images here-->
</manifest:manifest>
</file>

<file path=content.xml><?xml version="1.0" encoding="utf-8"?>
<!--
*************************************************************************
  file:  content.xml
  Generated by Inkscape: Mon Nov 05 19:57:00 2018
  http://www.inkscape.org
*************************************************************************
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!--
*************************************************************************
  D R A W I N G
  This section is the heart of SVG-ODF conversion.  We are
  starting with simple conversions, and will slowly evolve
  into a 'smarter' translation as time progresses.  Any help
  in improving .odg export is welcome.
*************************************************************************
-->
  <office:body>
    <office:drawing>
      <draw:page draw:name="page1" draw:style-name="dp1" draw:master-page-name="Default">
        <draw:g id="layer2">
          <draw:g id="g881-9">
            <draw:path id="rect868-9" draw:style-name="style0" draw:layer="layout" svg:x="1.664cm" svg:y="50.364cm" svg:width="6.149cm" svg:height="8.640cm" svg:viewBox="0.0 0.0 6149.189 8640.000" svg:d="M 3748.825 100728.202 L 9057.366 100728.202 C 9290.225 100728.202 9477.690 100915.667 9477.690 101148.527 L 9477.690 108947.878 C 9477.690 109180.738 9290.225 109368.203 9057.366 109368.203 L 3748.825 109368.203 C 3515.965 109368.203 3328.501 109180.738 3328.501 108947.878 L 3328.501 101148.527 C 3328.501 100915.667 3515.965 100728.202 3748.825 100728.202 Z">
              <!-- 9 nodes -->
            </draw:path>
            <draw:path id="rect872-8" draw:style-name="style1" draw:layer="layout" svg:x="1.991cm" svg:y="50.644cm" svg:width="5.495cm" svg:height="8.017cm" svg:viewBox="0.0 0.0 5495.351 8017.297" svg:d="M 3982.339 101319.770 L 8948.393 101288.635 L 9462.122 101895.770 L 9477.690 109305.932 L 3982.339 109305.932 L 3982.339 101319.770 Z">
              <!-- 6 nodes -->
            </draw:path>
          </draw:g>
          <!-- id="g881-9" -->
          <draw:path id="text934" draw:style-name="style2" draw:layer="layout" svg:x="2.364cm" svg:y="51.031cm" svg:width="4.373cm" svg:height="0.867cm" svg:viewBox="0.0 0.0 4373.097 867.293" svg:d="M 5087.625 102366.689 L 5086.444 102509.663 L 5089.989 102887.183 L 5089.989 102914.360 L 4729.010 102914.360 L 4733.146 102475.396 L 4728.419 102107.919 L 5354.667 102107.919 C 5383.025 102107.919 5398.977 102108.510 5402.521 102109.692 C 5411.580 102112.055 5416.110 102118.750 5416.110 102129.779 C 5416.110 102143.564 5407.445 102150.457 5390.115 102150.457 L 5385.979 102150.457 L 5089.989 102146.321 L 5087.625 102329.469 L 5152.022 102330.060 L 5358.802 102326.515 L 5404.294 102325.924 C 5420.836 102325.924 5431.667 102327.303 5436.788 102330.060 C 5442.302 102332.817 5445.059 102338.331 5445.059 102346.602 C 5445.059 102361.963 5432.061 102369.643 5406.066 102369.643 L 5359.393 102368.462 L 5087.625 102366.689 ZM 5907.064 102520.888 L 5907.064 102448.810 C 5906.670 102398.789 5905.882 102368.068 5904.701 102356.646 C 5903.519 102345.224 5899.974 102334.983 5894.066 102325.924 C 5879.887 102303.868 5846.802 102292.839 5794.812 102292.839 C 5714.463 102292.839 5652.429 102318.047 5608.710 102368.462 C 5590.986 102388.943 5576.019 102399.183 5563.810 102399.183 C 5554.751 102399.183 5546.873 102396.032 5540.178 102389.730 C 5533.482 102383.429 5530.134 102376.142 5530.134 102367.871 C 5530.134 102343.057 5559.477 102317.456 5618.163 102291.067 C 5674.092 102265.859 5746.367 102253.256 5834.986 102253.256 C 5980.717 102253.256 6083.516 102275.312 6143.384 102319.425 C 6169.379 102338.725 6186.315 102360.387 6194.192 102384.413 C 6202.070 102408.439 6206.008 102450.780 6206.008 102511.435 L 6206.008 102745.982 C 6204.433 102789.308 6205.615 102821.999 6209.553 102844.055 C 6213.886 102865.718 6223.339 102889.153 6237.912 102914.360 L 5907.064 102914.360 L 5907.064 102852.326 C 5870.828 102877.140 5834.790 102895.848 5798.948 102908.452 C 5763.500 102921.056 5728.446 102927.358 5693.785 102927.358 C 5635.099 102927.358 5582.912 102910.225 5537.224 102875.958 C 5477.750 102831.057 5448.013 102772.765 5448.013 102701.082 C 5448.013 102637.669 5472.039 102586.467 5520.090 102547.474 C 5576.019 102501.391 5645.340 102478.350 5728.052 102478.350 C 5761.924 102478.350 5791.858 102481.501 5817.853 102487.803 C 5843.848 102493.711 5873.585 102504.739 5907.064 102520.888 ZM 5907.655 102563.425 C 5858.028 102538.612 5819.626 102526.205 5792.449 102526.205 C 5769.605 102526.205 5754.638 102535.264 5747.548 102553.382 C 5743.609 102563.228 5741.640 102591.784 5741.640 102639.048 L 5741.640 102780.249 C 5742.034 102811.364 5743.019 102830.270 5744.594 102836.965 C 5748.533 102855.083 5761.924 102864.142 5784.769 102864.142 C 5802.886 102864.142 5822.974 102858.825 5845.030 102848.191 C 5867.480 102837.162 5887.961 102822.786 5906.473 102805.062 L 5907.655 102563.425 ZM 6331.849 102805.062 C 6339.726 102805.062 6349.770 102810.970 6361.979 102822.786 C 6381.673 102841.298 6409.637 102857.250 6445.873 102870.641 C 6482.109 102883.639 6515.981 102890.137 6547.490 102890.137 C 6562.064 102890.137 6572.895 102887.774 6579.984 102883.048 C 6587.468 102877.928 6591.210 102870.641 6591.210 102861.188 C 6591.210 102851.735 6586.089 102840.510 6575.849 102827.513 C 6566.002 102814.121 6543.749 102788.717 6509.089 102751.300 C 6424.407 102660.710 6369.463 102597.101 6344.256 102560.471 C 6319.442 102523.448 6307.035 102488.000 6307.035 102454.128 C 6307.035 102424.588 6315.503 102396.426 6332.440 102369.643 C 6349.770 102342.466 6373.795 102319.425 6404.517 102300.520 C 6455.326 102269.010 6513.618 102253.256 6579.394 102253.256 C 6627.839 102253.256 6679.042 102263.496 6733.001 102283.977 C 6775.145 102300.126 6796.217 102317.653 6796.217 102336.558 C 6796.217 102342.466 6793.657 102347.784 6788.537 102352.510 C 6783.810 102357.236 6778.296 102359.600 6771.994 102359.600 C 6764.511 102359.600 6750.528 102352.313 6730.047 102337.740 C 6688.298 102307.806 6642.806 102292.839 6593.573 102292.839 C 6576.243 102292.839 6563.048 102295.596 6553.989 102301.111 C 6545.324 102306.625 6540.992 102315.093 6540.992 102326.515 C 6540.992 102339.906 6549.066 102356.843 6565.214 102377.324 C 6581.757 102397.805 6615.039 102432.465 6665.060 102481.304 C 6713.899 102528.962 6744.817 102560.274 6757.815 102575.241 C 6771.206 102589.814 6784.007 102606.751 6796.217 102626.050 C 6817.092 102659.135 6827.529 102694.977 6827.529 102733.576 C 6827.529 102794.231 6798.186 102843.267 6739.500 102880.685 C 6691.449 102911.800 6632.369 102927.358 6562.260 102927.358 C 6484.275 102927.358 6415.151 102910.028 6354.890 102875.367 C 6337.166 102864.733 6324.956 102856.068 6318.260 102849.372 C 6311.958 102842.677 6308.808 102835.390 6308.808 102827.513 C 6308.808 102812.940 6316.488 102805.456 6331.849 102805.062 ZM 7201.505 102397.411 L 7201.505 102792.065 L 7200.915 102829.876 C 7200.915 102854.296 7203.869 102870.641 7209.777 102878.912 C 7216.078 102886.790 7228.485 102890.728 7246.997 102890.728 C 7293.473 102890.728 7339.162 102876.549 7384.062 102848.191 C 7428.963 102819.438 7465.593 102781.036 7493.951 102732.985 C 7502.616 102718.412 7511.084 102711.125 7519.355 102711.125 C 7525.263 102711.125 7530.581 102713.882 7535.307 102719.396 C 7540.427 102724.517 7542.987 102730.031 7542.987 102735.939 C 7542.987 102750.118 7531.565 102770.205 7508.721 102796.200 C 7485.877 102821.802 7459.291 102844.843 7428.963 102865.324 C 7367.126 102906.680 7300.957 102927.358 7230.454 102927.358 C 7133.957 102927.358 7054.199 102897.424 6991.181 102837.556 C 6919.497 102770.205 6883.655 102687.690 6883.655 102590.011 C 6883.655 102489.182 6921.466 102405.288 6997.089 102338.331 C 7060.501 102281.614 7138.684 102253.256 7231.636 102253.256 C 7305.683 102253.256 7370.474 102270.783 7426.009 102305.837 C 7449.641 102320.804 7468.940 102336.952 7483.907 102354.282 C 7498.874 102371.219 7506.358 102385.595 7506.358 102397.411 C 7506.358 102403.319 7504.191 102408.439 7499.859 102412.772 C 7495.526 102416.710 7490.209 102418.680 7483.907 102418.680 C 7475.636 102418.680 7465.199 102409.227 7452.595 102390.321 C 7434.477 102363.932 7405.922 102341.088 7366.929 102321.788 C 7327.936 102302.095 7291.110 102292.249 7256.450 102292.249 C 7233.212 102292.249 7218.245 102298.747 7211.549 102311.745 C 7204.853 102324.742 7201.505 102353.298 7201.505 102397.411 ZM 7758.038 102062.428 C 7862.019 102062.428 7914.009 102089.604 7914.009 102143.958 C 7914.009 102170.347 7900.224 102191.025 7872.653 102205.992 C 7845.477 102220.565 7807.075 102227.851 7757.447 102227.851 C 7658.587 102227.851 7609.157 102199.887 7609.157 102143.958 C 7609.157 102090.392 7658.784 102063.215 7758.038 102062.428 ZM 7911.055 102269.207 L 7911.055 102286.341 L 7909.874 102378.505 L 7908.692 102521.479 L 7906.920 102738.893 L 7909.283 102861.188 L 7910.464 102914.360 L 7606.794 102914.360 L 7609.748 102696.946 L 7611.520 102504.936 L 7610.338 102403.910 L 7608.566 102291.658 L 7609.157 102269.207 L 7911.055 102269.207 ZM 8040.440 102805.062 C 8048.318 102805.062 8058.361 102810.970 8070.571 102822.786 C 8090.264 102841.298 8118.229 102857.250 8154.465 102870.641 C 8190.700 102883.639 8224.573 102890.137 8256.082 102890.137 C 8270.655 102890.137 8281.486 102887.774 8288.576 102883.048 C 8296.059 102877.928 8299.801 102870.641 8299.801 102861.188 C 8299.801 102851.735 8294.681 102840.510 8284.440 102827.513 C 8274.594 102814.121 8252.340 102788.717 8217.680 102751.300 C 8132.999 102660.710 8078.055 102597.101 8052.847 102560.471 C 8028.034 102523.448 8015.627 102488.000 8015.627 102454.128 C 8015.627 102424.588 8024.095 102396.426 8041.031 102369.643 C 8058.361 102342.466 8082.387 102319.425 8113.109 102300.520 C 8163.917 102269.010 8222.210 102253.256 8287.985 102253.256 C 8336.431 102253.256 8387.633 102263.496 8441.593 102283.977 C 8483.737 102300.126 8504.809 102317.653 8504.809 102336.558 C 8504.809 102342.466 8502.248 102347.784 8497.128 102352.510 C 8492.402 102357.236 8486.888 102359.600 8480.586 102359.600 C 8473.102 102359.600 8459.120 102352.313 8438.639 102337.740 C 8396.889 102307.806 8351.398 102292.839 8302.164 102292.839 C 8284.834 102292.839 8271.640 102295.596 8262.581 102301.111 C 8253.916 102306.625 8249.583 102315.093 8249.583 102326.515 C 8249.583 102339.906 8257.658 102356.843 8273.806 102377.324 C 8290.348 102397.805 8323.630 102432.465 8373.651 102481.304 C 8422.491 102528.962 8453.409 102560.274 8466.407 102575.241 C 8479.798 102589.814 8492.599 102606.751 8504.809 102626.050 C 8525.683 102659.135 8536.121 102694.977 8536.121 102733.576 C 8536.121 102794.231 8506.778 102843.267 8448.092 102880.685 C 8400.040 102911.800 8340.960 102927.358 8270.852 102927.358 C 8192.867 102927.358 8123.743 102910.028 8063.481 102875.367 C 8045.758 102864.733 8033.548 102856.068 8026.852 102849.372 C 8020.550 102842.677 8017.399 102835.390 8017.399 102827.513 C 8017.399 102812.940 8025.080 102805.456 8040.440 102805.062 ZM 8943.773 102061.246 L 8937.274 102252.074 L 8936.683 102270.389 C 8970.949 102270.389 9002.065 102269.010 9030.029 102266.253 C 9034.756 102265.859 9038.891 102265.663 9042.436 102265.663 C 9059.766 102265.663 9068.431 102273.540 9068.431 102289.295 C 9068.431 102303.868 9059.372 102311.154 9041.254 102311.154 C 9035.740 102311.154 9028.848 102310.760 9020.576 102309.973 C 8989.461 102307.609 8967.208 102306.428 8953.816 102306.428 L 8936.683 102306.428 L 8936.092 102421.043 L 8938.455 102650.864 L 8940.228 102773.750 C 8940.228 102802.502 8942.394 102822.589 8946.727 102834.011 C 8951.059 102845.434 8958.543 102851.145 8969.177 102851.145 C 8983.356 102851.145 8998.520 102842.873 9014.668 102826.331 C 9030.423 102809.789 9042.830 102789.505 9051.889 102765.479 C 9060.160 102742.635 9070.007 102731.212 9081.429 102731.212 C 9094.820 102731.212 9101.516 102738.696 9101.516 102753.663 C 9101.516 102768.630 9094.820 102787.338 9081.429 102809.789 C 9068.037 102831.845 9051.889 102851.145 9032.983 102867.687 C 8986.507 102908.255 8926.246 102928.539 8852.199 102928.539 C 8782.484 102928.539 8728.525 102907.468 8690.320 102865.324 C 8670.626 102844.055 8657.038 102820.423 8649.555 102794.428 C 8642.071 102768.039 8638.329 102731.606 8638.329 102685.130 L 8638.329 102640.820 L 8638.920 102516.161 L 8638.920 102304.655 C 8633.406 102304.261 8629.467 102304.065 8627.104 102304.065 C 8623.165 102304.065 8615.288 102304.458 8603.472 102305.246 C 8593.626 102306.034 8585.354 102306.428 8578.659 102306.428 C 8559.359 102306.428 8549.709 102299.141 8549.709 102284.568 C 8549.709 102270.389 8558.965 102263.299 8577.477 102263.299 C 8586.142 102263.299 8592.247 102263.496 8595.792 102263.890 L 8638.920 102266.844 L 8638.920 102200.084 C 8755.505 102157.940 8857.122 102111.661 8943.773 102061.246 Z">
            <!-- 207 nodes -->
          </draw:path>
          <draw:path id="flowRoot948" draw:style-name="style2" draw:layer="layout" svg:x="3.041cm" svg:y="52.872cm" svg:width="3.273cm" svg:height="2.230cm" svg:viewBox="0.0 0.0 3272.640 2229.533" svg:d="M 6085.559 106206.528 L 6083.639 106201.408 L 6086.839 106196.928 C 6086.839 106192.234 6088.546 106186.048 6091.959 106178.368 C 6094.946 106170.688 6097.719 106163.221 6100.279 106155.968 C 6101.559 106154.688 6102.413 106154.261 6102.839 106154.688 C 6104.973 106146.154 6109.026 106136.554 6114.999 106125.888 C 6125.666 106107.541 6130.999 106098.154 6130.999 106097.728 C 6131.853 106094.741 6131.853 106092.821 6130.999 106091.968 C 6134.413 106087.274 6137.826 106081.941 6141.239 106075.968 C 6150.626 106059.328 6156.173 106049.941 6157.879 106047.808 L 6155.319 106047.808 C 6155.319 106045.674 6156.173 106043.328 6157.879 106040.768 C 6160.013 106037.781 6161.933 106036.714 6163.639 106037.568 L 6192.439 105989.568 C 6193.293 105989.141 6194.359 105988.501 6195.639 105987.648 L 6195.639 105981.888 L 6198.839 105981.888 L 6210.359 105960.768 C 6212.493 105962.901 6215.053 105961.621 6218.039 105956.928 C 6221.453 105951.808 6222.306 105948.181 6220.599 105946.048 C 6224.013 105940.501 6227.639 105934.741 6231.479 105928.768 C 6235.319 105922.368 6238.306 105916.181 6240.439 105910.208 C 6245.986 105909.781 6248.759 105906.368 6248.759 105899.968 C 6248.759 105899.114 6250.466 105897.408 6253.879 105894.848 C 6254.733 105893.141 6255.586 105891.221 6256.439 105889.088 L 6262.839 105885.248 L 6264.119 105878.208 L 6271.159 105872.448 C 6271.159 105870.741 6269.026 105870.314 6264.759 105871.168 C 6260.919 105871.594 6256.653 105872.021 6251.959 105872.448 L 6241.719 105867.968 C 6252.813 105829.141 6276.919 105805.888 6314.039 105798.208 L 6380.599 105785.408 L 6383.159 105787.328 C 6385.293 105787.328 6386.999 105786.901 6388.279 105786.048 C 6389.986 105785.194 6392.119 105785.408 6394.679 105786.688 C 6398.946 105784.554 6402.573 105783.274 6405.559 105782.848 C 6408.546 105782.421 6412.386 105782.208 6417.079 105782.208 C 6420.919 105782.208 6425.186 105782.421 6429.879 105782.848 C 6434.573 105783.274 6437.133 105783.488 6437.559 105783.488 C 6440.973 105780.928 6442.679 105779.221 6442.679 105778.368 C 6447.373 105779.648 6452.493 105778.794 6458.039 105775.808 C 6456.759 105776.661 6456.759 105777.941 6458.039 105779.648 C 6459.746 105780.928 6461.453 105781.141 6463.159 105780.288 L 6460.599 105777.728 C 6460.599 105775.594 6462.733 105774.954 6466.999 105775.808 C 6471.693 105776.661 6473.826 105777.941 6473.399 105779.648 C 6476.386 105776.234 6480.013 105774.528 6484.279 105774.528 C 6489.399 105774.954 6493.453 105775.168 6496.439 105775.168 L 6512.439 105775.168 C 6520.119 105775.168 6526.306 105775.381 6530.999 105775.808 C 6535.693 105776.234 6540.813 105777.728 6546.359 105780.288 C 6547.213 105781.141 6548.279 105781.994 6549.559 105782.848 L 6543.799 105786.048 L 6542.519 105783.488 L 6536.119 105789.248 L 6534.839 105797.568 L 6527.799 105797.568 C 6526.093 105799.701 6525.239 105802.688 6525.239 105806.528 L 6518.199 105809.728 L 6513.719 105816.128 L 6511.159 105816.768 L 6505.399 105824.448 C 6503.693 105825.301 6502.199 105826.154 6500.919 105827.008 C 6496.226 105831.701 6491.533 105836.181 6486.839 105840.448 L 6464.439 105841.088 L 6458.679 105844.928 C 6435.639 105844.928 6416.439 105845.994 6401.079 105848.128 C 6385.719 105850.261 6369.933 105854.954 6353.719 105862.208 C 6351.586 105865.621 6349.879 105868.394 6348.599 105870.528 C 6347.319 105872.661 6346.679 105874.794 6346.679 105876.928 L 6338.999 105878.208 L 6335.159 105888.448 L 6339.639 105888.448 C 6334.093 105892.288 6329.826 105895.274 6326.839 105897.408 C 6324.279 105899.541 6322.999 105903.381 6322.999 105908.928 L 6318.519 105908.288 C 6313.399 105911.701 6310.839 105915.968 6310.839 105921.088 L 6314.039 105921.088 L 6322.999 105915.328 L 6320.439 105919.168 L 6312.759 105926.848 L 6312.759 105929.408 C 6308.493 105931.114 6304.653 105933.888 6301.239 105937.728 C 6297.826 105941.568 6295.479 105943.914 6294.199 105944.768 L 6298.679 105951.808 C 6296.119 105952.661 6295.906 105954.368 6298.039 105956.928 C 6300.173 105959.488 6302.306 105960.341 6304.439 105959.488 L 6309.559 105954.368 L 6313.399 105955.648 C 6318.093 105953.941 6322.359 105952.874 6326.199 105952.448 C 6330.039 105951.594 6333.879 105951.594 6337.719 105952.448 C 6337.719 105952.021 6338.573 105952.021 6340.279 105952.448 C 6341.986 105952.448 6343.906 105952.661 6346.039 105953.088 L 6347.319 105950.528 L 6372.279 105946.688 C 6371.853 105947.541 6372.493 105948.181 6374.199 105948.608 C 6376.333 105949.034 6378.893 105949.248 6381.879 105949.248 L 6386.999 105949.248 C 6389.133 105948.821 6389.986 105947.968 6389.559 105946.688 L 6398.519 105946.688 L 6401.719 105944.768 C 6407.693 105944.768 6410.679 105946.688 6410.679 105950.528 L 6415.159 105950.528 C 6414.306 105949.248 6413.666 105948.181 6413.239 105947.328 C 6413.239 105946.048 6414.093 105945.408 6415.799 105945.408 C 6418.786 105946.261 6421.986 105947.114 6425.399 105947.968 L 6425.399 105945.408 L 6432.439 105948.608 L 6430.519 105951.168 L 6425.399 105956.928 L 6423.479 105953.728 C 6407.693 105975.061 6396.599 105989.354 6390.199 105996.608 C 6379.959 106008.128 6363.106 106013.888 6339.639 106013.888 C 6329.399 106013.888 6311.693 106016.874 6286.519 106022.848 C 6261.346 106028.394 6245.559 106033.941 6239.159 106039.488 L 6237.879 106042.048 L 6240.439 106046.528 L 6230.199 106045.248 C 6229.773 106046.528 6230.413 106048.021 6232.119 106049.728 C 6232.546 106050.154 6233.186 106050.581 6234.039 106051.008 C 6233.186 106051.861 6232.333 106052.501 6231.479 106052.928 C 6231.053 106052.928 6229.986 106052.288 6228.279 106051.008 L 6225.079 106056.768 L 6231.479 106057.408 L 6231.479 106061.888 C 6231.479 106063.168 6230.626 106064.661 6228.919 106066.368 C 6224.653 106070.208 6222.946 106072.768 6223.799 106074.048 L 6219.319 106078.528 L 6219.319 106083.008 C 6217.186 106085.141 6215.266 106087.701 6213.559 106090.688 C 6212.279 106093.674 6210.786 106096.874 6209.079 106100.288 C 6207.373 106099.008 6205.453 106100.074 6203.319 106103.488 C 6201.186 106106.901 6201.399 106109.034 6203.959 106109.888 L 6201.399 106116.928 L 6202.039 106120.768 L 6196.919 106128.448 L 6196.279 106136.128 C 6194.999 106135.701 6193.719 106136.554 6192.439 106138.688 C 6191.159 106140.394 6190.093 106141.888 6189.239 106143.168 C 6190.093 106142.741 6190.946 106143.381 6191.799 106145.088 C 6191.799 106147.221 6189.879 106151.061 6186.039 106156.608 C 6182.626 106162.154 6180.066 106165.781 6178.359 106167.488 L 6179.639 106173.888 C 6178.359 106178.154 6174.519 106180.288 6168.119 106180.288 C 6167.266 106180.288 6166.626 106181.994 6166.199 106185.408 L 6162.999 106189.888 L 6156.599 106187.968 L 6150.199 106189.888 C 6149.773 106191.168 6147.639 106193.088 6143.799 106195.648 C 6139.959 106198.208 6137.826 106199.274 6137.399 106198.848 C 6133.986 106200.128 6130.999 106202.048 6128.439 106204.608 L 6121.399 106211.648 L 6119.479 106209.728 C 6112.226 106213.568 6106.893 106216.341 6103.479 106218.048 C 6096.653 106221.461 6091.106 106223.168 6086.839 106223.168 L 6087.479 106219.328 L 6084.919 106212.928 C 6084.066 106213.354 6083.426 106213.141 6082.999 106212.288 L 6081.719 106209.728 L 6085.559 106206.528 ZM 6416.259 106140.608 L 6416.259 106138.048 L 6419.459 106127.808 C 6418.606 106127.808 6417.753 106127.594 6416.899 106127.168 C 6416.473 106125.034 6417.326 106123.754 6419.459 106123.328 L 6419.459 106118.848 L 6422.019 106118.848 L 6420.099 106109.248 C 6420.099 106105.834 6422.446 106098.581 6427.139 106087.488 C 6430.553 106079.381 6434.179 106071.274 6438.019 106063.168 L 6440.579 106063.168 C 6445.273 106048.661 6458.926 106029.674 6481.539 106006.208 C 6504.579 105982.314 6523.566 105966.954 6538.499 105960.128 C 6558.126 105946.048 6575.619 105934.741 6590.979 105926.208 C 6614.873 105912.554 6633.646 105905.728 6647.299 105905.728 C 6658.393 105905.728 6666.926 105909.354 6672.899 105916.608 C 6678.873 105923.861 6681.859 105933.034 6681.859 105944.128 L 6681.219 105951.168 C 6680.366 105952.874 6679.513 105954.368 6678.659 105955.648 C 6678.659 105956.501 6678.446 105958.421 6678.019 105961.408 C 6677.166 105962.688 6676.526 105963.754 6676.099 105964.608 L 6670.979 105976.128 C 6669.273 105976.981 6668.206 105977.408 6667.779 105977.408 C 6667.779 105978.261 6667.993 105978.901 6668.419 105979.328 L 6660.739 105990.208 L 6657.539 105991.488 L 6656.259 105996.608 C 6655.406 105996.181 6653.273 105997.461 6649.859 106000.448 L 6644.099 106006.208 L 6638.339 106005.568 L 6631.939 106009.408 C 6633.219 106009.834 6634.713 106010.261 6636.419 106010.688 L 6626.179 106018.368 L 6622.979 106016.448 L 6621.059 106017.088 L 6621.699 106021.568 L 6609.539 106024.768 C 6603.566 106031.168 6593.539 106037.141 6579.459 106042.688 C 6574.766 106044.394 6567.939 106046.741 6558.979 106049.728 C 6557.699 106050.581 6556.419 106051.221 6555.139 106051.648 C 6553.433 106051.648 6550.233 106052.714 6545.539 106054.848 C 6541.273 106056.981 6538.926 106058.048 6538.499 106058.048 C 6533.379 106060.608 6526.766 106063.594 6518.659 106067.008 C 6510.553 106070.421 6505.433 106071.701 6503.299 106070.848 L 6497.539 106084.288 C 6498.393 106083.861 6499.246 106084.714 6500.099 106086.848 L 6497.539 106085.568 L 6494.339 106085.568 L 6494.339 106089.408 L 6498.819 106091.328 C 6497.966 106091.328 6496.899 106094.741 6495.619 106101.568 C 6494.339 106108.394 6493.699 106115.221 6493.699 106122.048 C 6493.699 106133.141 6496.259 106142.314 6501.379 106149.568 C 6506.499 106156.394 6514.179 106159.808 6524.419 106159.808 C 6535.513 106159.808 6549.806 106154.261 6567.299 106143.168 C 6580.953 106134.634 6594.606 106125.888 6608.259 106116.928 C 6616.366 106109.674 6624.473 106102.208 6632.579 106094.528 C 6635.993 106091.968 6641.326 106088.554 6648.579 106084.288 L 6650.499 106090.048 C 6648.366 106094.314 6643.459 106099.434 6635.779 106105.408 C 6628.526 106111.381 6623.833 106115.648 6621.699 106118.208 L 6619.139 106118.208 L 6611.459 106124.608 L 6608.259 106127.808 L 6603.779 106134.208 L 6601.219 106134.208 L 6588.419 106147.008 C 6582.446 106152.981 6577.753 106157.248 6574.339 106159.808 L 6532.739 106191.808 C 6530.606 106192.234 6529.113 106192.661 6528.259 106193.088 C 6527.406 106193.514 6527.833 106194.368 6529.539 106195.648 L 6509.699 106207.168 L 6509.699 106203.968 L 6503.299 106207.168 L 6503.939 106209.728 C 6502.659 106210.154 6499.673 106210.368 6494.979 106210.368 L 6492.419 106212.288 L 6486.659 106212.288 L 6483.459 106216.128 C 6482.179 106215.274 6479.406 106214.848 6475.139 106214.848 L 6459.139 106214.848 L 6460.419 106212.288 C 6458.286 106212.714 6455.513 106212.501 6452.099 106211.648 C 6449.113 106210.794 6445.913 106209.728 6442.499 106208.448 L 6442.499 106205.888 L 6446.979 106204.608 L 6445.059 106203.328 L 6437.379 106203.328 C 6434.393 106202.048 6432.046 106199.701 6430.339 106196.288 L 6434.819 106195.008 L 6432.899 106191.808 L 6426.499 106192.448 C 6423.939 106186.474 6423.299 106181.354 6424.579 106177.088 L 6421.379 106177.728 L 6421.379 106175.168 C 6423.939 106175.168 6425.006 106174.314 6424.579 106172.608 L 6418.819 106172.608 C 6421.379 106170.901 6422.659 106168.341 6422.659 106164.928 L 6417.539 106155.968 L 6420.099 106153.408 L 6416.259 106147.648 L 6416.259 106140.608 ZM 6589.059 106019.648 C 6596.313 106013.674 6602.073 106006.634 6606.339 105998.528 C 6611.033 105989.994 6613.379 105981.461 6613.379 105972.928 C 6613.379 105967.808 6611.673 105963.114 6608.259 105958.848 C 6604.846 105954.581 6600.366 105952.448 6594.819 105952.448 C 6591.833 105952.448 6589.699 105953.728 6588.419 105956.288 L 6582.659 105956.288 L 6585.219 105959.488 L 6587.139 105958.208 L 6568.579 105971.648 C 6567.299 105975.488 6564.313 105978.688 6559.619 105981.248 L 6551.299 105987.008 L 6551.299 105989.568 L 6556.419 105989.568 L 6550.019 105990.848 L 6547.459 105992.768 L 6543.619 105995.968 L 6541.699 105999.168 L 6539.139 105999.168 L 6537.859 106001.088 C 6537.859 106001.941 6539.566 106003.008 6542.979 106004.288 L 6539.139 106007.488 C 6537.859 106007.488 6534.446 106009.621 6528.899 106013.888 L 6527.619 106021.568 L 6526.339 106024.768 L 6523.779 106024.768 L 6516.739 106034.368 L 6518.659 106031.808 L 6521.859 106031.808 L 6518.659 106035.008 L 6516.099 106035.648 L 6516.099 106038.208 C 6509.699 106039.061 6505.859 106040.128 6504.579 106041.408 L 6506.499 106043.328 L 6508.419 106042.048 L 6514.179 106042.048 L 6512.259 106045.248 L 6509.699 106045.248 L 6509.699 106050.368 L 6511.619 106051.648 C 6508.633 106051.648 6506.499 106052.928 6505.219 106055.488 C 6516.313 106055.488 6531.246 106051.648 6550.019 106043.968 C 6568.793 106035.861 6581.806 106027.754 6589.059 106019.648 ZM 6613.439 106215.488 C 6621.546 106197.994 6636.479 106172.181 6658.239 106138.048 C 6679.573 106103.914 6694.293 106078.528 6702.399 106061.888 C 6719.893 106034.581 6732.266 106014.528 6739.519 106001.728 C 6754.879 105974.421 6763.626 105954.154 6765.759 105940.928 C 6784.106 105929.834 6798.186 105921.514 6807.999 105915.968 C 6818.239 105910.421 6826.346 105907.648 6832.319 105907.648 L 6838.719 105912.768 L 6841.279 105922.368 C 6841.279 105924.501 6840.426 105926.848 6838.719 105929.408 L 6836.159 105934.528 C 6837.013 105935.381 6837.439 105938.794 6837.439 105944.768 C 6835.733 105947.754 6834.239 105950.528 6832.959 105953.088 C 6831.679 105955.221 6829.973 105957.568 6827.839 105960.128 L 6827.839 105963.328 C 6829.546 105963.754 6830.826 105964.181 6831.679 105964.608 C 6832.959 105964.608 6834.453 105964.394 6836.159 105963.968 L 6834.239 105967.168 C 6833.813 105967.594 6831.466 105968.448 6827.199 105969.728 L 6822.719 105976.128 L 6828.479 105976.128 L 6827.199 105979.328 L 6818.879 105985.088 C 6818.026 105985.941 6818.026 105986.794 6818.879 105987.648 C 6819.733 105988.074 6820.586 105988.288 6821.439 105988.288 C 6822.293 105987.861 6823.146 105987.648 6823.999 105987.648 C 6823.999 105988.074 6824.213 105988.501 6824.639 105988.928 C 6851.093 105963.328 6873.706 105943.274 6892.479 105928.768 C 6911.679 105913.834 6924.479 105906.368 6930.879 105906.368 L 6939.839 105907.648 C 6939.413 105910.208 6940.266 105911.914 6942.399 105912.768 C 6942.399 105915.328 6941.333 105918.101 6939.199 105921.088 L 6935.359 105921.728 L 6932.799 105935.808 L 6930.239 105935.168 C 6929.386 105936.874 6928.746 105938.368 6928.319 105939.648 L 6922.559 105942.848 L 6919.999 105953.088 L 6925.119 105956.928 C 6924.266 105956.501 6923.626 105957.141 6923.199 105958.848 C 6922.773 105960.554 6922.986 105961.834 6923.839 105962.688 L 6916.799 105967.808 L 6912.319 105971.648 L 6914.879 105971.648 C 6911.466 105982.741 6908.266 105993.621 6905.279 106004.288 C 6904.853 106007.701 6903.786 106009.408 6902.079 106009.408 L 6903.359 106015.168 L 6906.559 106015.168 L 6906.559 106024.768 L 6912.959 106026.048 L 6923.839 106024.768 L 6932.799 106022.208 C 6945.173 106017.088 6960.319 106007.488 6978.239 105993.408 C 7000.426 105975.914 7014.719 105965.248 7021.119 105961.408 L 7021.119 105964.608 C 7017.706 105967.594 7003.199 105980.394 6977.599 106003.008 C 6958.826 106019.648 6945.599 106033.514 6937.919 106044.608 L 6933.439 106043.968 L 6927.039 106054.208 C 6921.919 106056.768 6914.879 106061.461 6905.919 106068.288 L 6893.119 106077.888 L 6894.399 106080.448 C 6888.853 106080.448 6882.026 106081.941 6873.919 106084.928 C 6865.813 106087.488 6858.133 106090.048 6850.879 106092.608 L 6850.879 106089.408 L 6842.559 106088.768 C 6835.733 106085.354 6831.039 106080.448 6828.479 106074.048 C 6826.346 106067.648 6825.279 106059.968 6825.279 106051.008 C 6825.279 106039.488 6827.839 106027.968 6832.959 106016.448 C 6838.506 106004.501 6844.053 105992.981 6849.599 105981.888 L 6795.199 106038.208 C 6795.199 106039.488 6794.346 106041.194 6792.639 106043.328 C 6791.359 106045.034 6789.866 106046.954 6788.159 106049.088 C 6786.453 106050.794 6782.613 106057.194 6776.639 106068.288 C 6771.093 106079.381 6765.973 106087.274 6761.279 106091.968 L 6763.199 106099.008 L 6760.639 106098.368 C 6759.359 106098.368 6758.079 106099.221 6756.799 106100.928 C 6755.519 106102.634 6755.306 106103.914 6756.159 106104.768 C 6756.586 106105.194 6757.439 106105.194 6758.719 106104.768 C 6759.999 106104.341 6760.639 106104.981 6760.639 106106.688 L 6756.799 106107.328 L 6754.239 106113.728 L 6748.479 106117.568 C 6748.479 106118.421 6748.693 106120.341 6749.119 106123.328 L 6742.079 106128.448 L 6741.439 106133.568 C 6743.146 106132.714 6744.853 106133.568 6746.559 106136.128 C 6742.719 106138.688 6738.239 106139.968 6733.119 106139.968 L 6733.119 106143.808 L 6741.439 106142.528 L 6735.679 106150.208 C 6730.133 106151.914 6725.439 106152.554 6721.599 106152.128 L 6719.679 106158.528 L 6727.999 106158.528 L 6733.759 106155.328 L 6733.759 106155.968 C 6732.479 106158.101 6732.266 106159.808 6733.119 106161.088 C 6726.719 106163.648 6721.813 106164.928 6718.399 106164.928 C 6717.546 106166.208 6717.119 106167.061 6717.119 106167.488 C 6715.839 106169.621 6714.773 106170.474 6713.919 106170.048 L 6711.999 106177.728 L 6713.919 106178.368 L 6720.319 106171.328 L 6726.079 106173.248 L 6727.999 106172.608 C 6727.999 106175.168 6726.293 106176.021 6722.879 106175.168 L 6719.039 106177.088 L 6725.439 106178.368 L 6722.239 106186.048 L 6717.759 106185.408 L 6718.399 106190.528 L 6713.919 106199.488 L 6702.399 106196.928 L 6698.559 106201.408 C 6701.119 106202.688 6703.893 106203.328 6706.879 106203.328 C 6708.159 106203.328 6710.079 106202.901 6712.639 106202.048 L 6701.119 106208.448 C 6699.839 106206.741 6698.773 106205.034 6697.919 106203.328 L 6693.439 106214.848 C 6686.613 106218.261 6682.346 106222.314 6680.639 106227.008 L 6676.159 106225.728 L 6678.719 106224.448 L 6678.079 106221.888 L 6669.119 106223.808 C 6669.546 106225.088 6668.693 106226.368 6666.559 106227.648 C 6664.426 106228.928 6662.933 106228.714 6662.079 106227.008 L 6658.239 106230.208 C 6656.959 106228.501 6655.039 106228.714 6652.479 106230.848 C 6649.919 106231.701 6646.506 106233.194 6642.239 106235.328 C 6637.546 106237.461 6634.559 106238.741 6633.279 106239.168 L 6629.439 106238.528 L 6626.239 106243.008 L 6621.759 106241.728 L 6615.999 106243.648 L 6615.359 106239.168 L 6608.959 106233.408 L 6613.439 106215.488 ZM 6931.829 106195.008 L 6933.749 106201.408 C 6931.616 106203.114 6929.483 106204.608 6927.349 106205.888 L 6919.029 106211.648 C 6907.936 106219.754 6898.763 106229.568 6891.509 106241.088 C 6884.256 106252.608 6880.629 106264.768 6880.629 106277.568 C 6880.629 106282.261 6882.549 106288.448 6886.389 106296.128 C 6888.523 106300.394 6890.656 106303.381 6892.789 106305.088 C 6894.496 106307.221 6895.349 106310.421 6895.349 106314.688 L 6897.909 106310.208 L 6917.749 106315.968 C 6919.456 106315.114 6922.016 106314.688 6925.429 106314.688 L 6931.189 106314.688 L 6937.589 106314.688 C 6937.589 106313.834 6939.723 106313.194 6943.989 106312.768 C 6955.936 106305.514 6965.749 106296.554 6973.429 106285.888 C 6984.949 106268.821 6995.403 106251.541 7004.789 106234.048 C 7014.603 106216.554 7022.709 106198.848 7029.109 106180.928 C 7033.803 106172.821 7037.643 106165.354 7040.629 106158.528 C 7044.043 106151.701 7047.243 106144.448 7050.229 106136.768 L 7054.069 106129.088 C 7050.229 106130.794 7046.389 106132.928 7042.549 106135.488 C 7039.136 106138.048 7035.296 106141.034 7031.029 106144.448 L 7027.829 106142.528 L 7025.909 106146.368 C 7022.923 106147.648 7019.509 106149.568 7015.669 106152.128 C 7012.256 106154.688 7008.843 106157.034 7005.429 106159.168 L 7004.789 106163.008 L 6995.829 106166.208 L 6990.069 106172.608 L 6985.589 106171.968 C 6983.029 106174.954 6978.976 106177.301 6973.429 106179.008 C 6968.309 106180.714 6963.403 106181.568 6958.709 106181.568 C 6955.723 106181.568 6952.523 106180.288 6949.109 106177.728 L 6942.069 106178.368 C 6926.709 106167.701 6919.029 106152.554 6919.029 106132.928 C 6919.029 106107.328 6929.056 106078.314 6949.109 106045.888 C 6969.589 106013.461 6991.349 105989.994 7014.389 105975.488 C 7027.189 105966.101 7043.616 105955.861 7063.669 105944.768 C 7080.309 105935.808 7097.163 105926.634 7114.229 105917.248 C 7115.083 105917.674 7117.429 105916.821 7121.269 105914.688 C 7125.536 105912.554 7129.163 105910.634 7132.149 105908.928 C 7140.683 105905.941 7149.643 105904.448 7159.029 105904.448 C 7167.989 105904.448 7175.883 105907.861 7182.709 105914.688 C 7189.963 105921.088 7193.589 105928.554 7193.589 105937.088 L 7192.309 105944.128 L 7194.229 105946.048 L 7193.589 105958.208 L 7195.509 105960.768 C 7192.523 105966.741 7191.029 105973.354 7191.029 105980.608 C 7192.309 105980.608 7193.376 105980.394 7194.229 105979.968 C 7195.509 105979.541 7197.216 105978.048 7199.349 105975.488 L 7208.309 105975.488 L 7210.869 105979.968 L 7206.389 105985.728 L 7205.109 105990.848 L 7198.709 105994.048 C 7198.283 105997.034 7196.149 106000.021 7192.309 106003.008 C 7188.896 106005.568 7186.763 106007.274 7185.909 106008.128 C 7179.936 106014.101 7174.389 106021.354 7169.269 106029.888 C 7166.709 106033.728 7159.029 106048.234 7146.229 106073.408 C 7144.949 106074.688 7144.523 106075.541 7144.949 106075.968 L 7135.349 106095.168 L 7132.149 106095.168 L 7132.789 106100.288 C 7132.789 106102.421 7131.296 106105.621 7128.309 106109.888 C 7125.749 106113.728 7124.256 106116.714 7123.829 106118.848 L 7121.269 106118.848 L 7119.989 106128.448 L 7115.509 106131.648 C 7113.803 106137.194 7112.096 106142.528 7110.389 106147.648 L 7105.909 106153.408 L 7107.829 106157.248 L 7100.149 106165.568 L 7098.869 106163.648 C 7098.443 106164.928 7098.443 106166.634 7098.869 106168.768 C 7099.723 106170.474 7100.149 106171.541 7100.149 106171.968 C 7100.149 106174.101 7098.656 106177.088 7095.669 106180.928 C 7092.683 106184.768 7089.909 106187.114 7087.349 106187.968 C 7089.056 106187.968 7090.976 106187.754 7093.109 106187.328 L 7091.829 106189.248 L 7089.269 106191.168 L 7087.989 106198.208 C 7087.136 106197.781 7085.643 106199.914 7083.509 106204.608 C 7081.803 106209.301 7080.736 106211.861 7080.309 106212.288 L 7074.549 106212.288 L 7075.829 106218.688 L 7076.469 106216.768 L 7079.669 106216.768 L 7077.749 106220.608 L 7076.469 106222.528 C 7074.763 106222.954 7073.269 106223.594 7071.989 106224.448 C 7074.123 106225.301 7074.976 106226.794 7074.549 106228.928 L 7068.789 106231.488 L 7068.789 106234.048 L 7064.309 106233.408 L 7064.309 106239.168 L 7067.509 106239.168 L 7066.869 106241.728 C 7064.736 106242.581 7063.883 106243.434 7064.309 106244.288 L 7055.989 106248.128 L 7057.269 106254.528 C 7053.429 106257.514 7049.589 106260.714 7045.749 106264.128 C 7040.203 106269.248 7038.496 106272.661 7040.629 106274.368 L 7024.629 106283.328 L 7024.629 106287.168 L 7016.309 106292.928 L 7013.109 106291.008 L 7012.469 106297.408 C 7009.909 106299.114 7007.776 106299.114 7006.069 106297.408 C 7004.789 106296.128 7003.936 106295.488 7003.509 106295.488 L 7003.509 106299.328 C 7000.523 106300.608 6999.243 106301.674 6999.669 106302.528 L 6994.549 106305.728 L 6991.349 106304.448 L 6990.069 106307.648 C 6985.376 106309.781 6965.963 106320.234 6931.829 106339.008 C 6906.656 106353.088 6886.389 106360.128 6871.029 106360.128 C 6855.243 106360.128 6842.016 106355.648 6831.349 106346.688 C 6820.256 106338.154 6814.709 106325.994 6814.709 106310.208 C 6814.709 106286.314 6827.723 106263.061 6853.749 106240.448 C 6870.389 106226.368 6894.283 106211.434 6925.429 106195.648 C 6927.563 106195.648 6929.696 106195.434 6931.829 106195.008 ZM 7105.269 106042.048 C 7109.963 106032.661 7114.016 106021.994 7117.429 106010.048 C 7121.269 105998.101 7123.189 105987.648 7123.189 105978.688 C 7123.189 105968.874 7122.123 105961.408 7119.989 105956.288 C 7116.576 105947.754 7110.603 105943.488 7102.069 105943.488 C 7096.949 105943.488 7087.989 105949.888 7075.189 105962.688 C 7060.256 105977.621 7051.509 105985.728 7048.949 105987.008 L 7045.749 105994.688 C 7041.056 106001.514 7036.576 106008.341 7032.309 106015.168 L 7029.749 106019.648 L 7023.989 106024.128 L 7025.269 106028.608 C 7018.443 106035.861 7012.683 106048.021 7007.989 106065.088 C 7003.723 106081.728 7001.589 106096.234 7001.589 106108.608 C 7001.589 106116.714 7002.229 106122.048 7003.509 106124.608 L 7013.749 106136.128 C 7044.896 106116.928 7065.376 106099.434 7075.189 106083.648 C 7085.429 106067.434 7095.456 106053.568 7105.269 106042.048 ZM 7198.179 106157.248 L 7204.579 106155.968 L 7205.219 106151.488 L 7210.339 106155.968 L 7210.339 106149.568 L 7202.659 106150.208 C 7201.806 106148.928 7200.739 106147.648 7199.459 106146.368 L 7201.379 106139.968 L 7204.579 106137.408 L 7202.659 106132.288 C 7202.659 106130.581 7202.446 106128.661 7202.019 106126.528 C 7206.286 106125.248 7208.846 106123.968 7209.699 106122.688 L 7207.139 106113.088 C 7211.406 106107.968 7214.179 106104.768 7215.459 106103.488 L 7214.179 106097.728 C 7217.593 106096.448 7219.513 106096.021 7219.939 106096.448 L 7223.139 106087.488 L 7219.939 106088.128 L 7219.939 106081.728 L 7225.059 106081.728 C 7224.633 106077.888 7225.699 106072.554 7228.259 106065.728 L 7234.019 106067.008 L 7239.139 106065.088 L 7233.379 106061.888 L 7241.059 106054.848 C 7241.913 106055.701 7242.766 106055.701 7243.619 106054.848 C 7244.899 106053.994 7245.113 106053.141 7244.259 106052.288 L 7239.779 106049.728 L 7242.339 106047.168 L 7242.979 106040.768 L 7248.739 106038.208 L 7247.459 106034.368 L 7253.219 106024.768 L 7260.259 106021.568 L 7263.459 106012.608 C 7263.886 106013.034 7264.739 106012.821 7266.019 106011.968 C 7267.726 106011.114 7267.939 106010.048 7266.659 106008.768 L 7271.779 106006.848 L 7271.139 106002.368 C 7278.393 105995.541 7285.646 105988.501 7292.899 105981.248 L 7292.899 105974.208 C 7298.873 105969.088 7305.486 105962.474 7312.739 105954.368 C 7318.286 105947.968 7322.126 105943.488 7324.259 105940.928 C 7328.953 105934.101 7338.766 105927.914 7353.699 105922.368 C 7363.086 105918.954 7375.033 105915.541 7389.539 105912.128 L 7395.939 105919.808 C 7395.939 105923.648 7394.233 105925.568 7390.819 105925.568 C 7388.686 105931.541 7385.059 105938.581 7379.939 105946.688 C 7373.539 105956.928 7368.419 105962.474 7364.579 105963.328 L 7364.579 105966.528 L 7357.539 105971.648 L 7359.459 105976.768 L 7344.099 105995.968 C 7342.393 105997.248 7341.966 105998.314 7342.819 105999.168 L 7335.779 106000.448 L 7337.699 106006.208 L 7331.299 106017.088 C 7329.593 106016.661 7326.819 106017.728 7322.979 106020.288 L 7326.179 106024.128 L 7318.499 106035.008 C 7318.499 106035.861 7318.286 106036.928 7317.859 106038.208 C 7317.859 106039.061 7317.433 106039.274 7316.579 106038.848 C 7315.726 106040.981 7314.659 106043.114 7313.379 106045.248 C 7312.099 106047.381 7309.539 106051.008 7305.699 106056.128 L 7305.699 106061.248 L 7306.979 106062.528 L 7297.379 106068.288 L 7296.099 106081.728 L 7290.339 106080.448 C 7289.913 106080.874 7289.699 106084.074 7289.699 106090.048 L 7288.419 106094.528 L 7286.499 106095.168 L 7289.059 106097.728 L 7287.779 106107.968 C 7284.793 106109.248 7282.233 106111.594 7280.099 106115.008 L 7283.299 106124.608 L 7278.179 106134.208 C 7278.179 106139.754 7279.033 106144.234 7280.739 106147.648 C 7282.873 106151.061 7286.499 106152.768 7291.619 106152.768 C 7299.726 106152.768 7314.233 106146.368 7335.139 106133.568 C 7356.046 106120.768 7368.206 106111.168 7371.619 106104.768 L 7370.979 106102.208 L 7378.659 106094.528 L 7379.939 106084.288 L 7383.779 106081.088 L 7386.339 106081.088 L 7385.699 106077.248 C 7385.699 106075.541 7386.126 106073.408 7386.979 106070.848 C 7388.259 106068.288 7389.539 106065.941 7390.819 106063.808 L 7392.739 106058.688 C 7394.019 106058.688 7394.873 106057.194 7395.299 106054.208 C 7395.299 106050.794 7396.153 106047.808 7397.859 106045.248 C 7399.993 106042.688 7402.126 106039.914 7404.259 106036.928 C 7409.379 106029.674 7412.793 106024.554 7414.499 106021.568 C 7417.913 106016.448 7420.259 106010.901 7421.539 106004.928 L 7465.059 105942.848 L 7471.459 105932.608 C 7475.726 105931.328 7479.779 105928.341 7483.619 105923.648 L 7488.739 105925.568 C 7489.166 105925.568 7489.593 105925.354 7490.019 105924.928 C 7490.019 105922.368 7489.166 105921.301 7487.459 105921.728 C 7489.593 105919.168 7497.059 105915.968 7509.859 105912.128 C 7523.086 105908.288 7532.046 105906.368 7536.739 105906.368 L 7534.819 105927.488 L 7533.539 105931.968 L 7530.339 105935.168 C 7528.206 105937.728 7528.419 105939.434 7530.979 105940.288 L 7523.299 105945.408 L 7523.299 105950.528 C 7523.299 105951.381 7522.233 105952.661 7520.099 105954.368 C 7517.966 105956.074 7516.259 105957.141 7514.979 105957.568 C 7517.539 105961.408 7518.819 105963.968 7518.819 105965.248 L 7513.699 105969.728 L 7511.139 105968.448 C 7509.859 105971.008 7509.433 105972.501 7509.859 105972.928 L 7504.099 105971.648 L 7504.099 105976.768 L 7509.219 105977.408 L 7509.219 105980.608 C 7506.659 105981.461 7504.953 105981.888 7504.099 105981.888 C 7502.819 105987.434 7500.473 105992.554 7497.059 105997.248 C 7496.633 105996.821 7495.139 105996.394 7492.579 105995.968 L 7494.499 105999.168 C 7494.499 106000.021 7492.793 106001.088 7489.379 106002.368 L 7491.299 106004.288 L 7486.179 106010.688 L 7489.379 106015.168 L 7484.259 106018.368 L 7478.499 106018.368 C 7476.793 106019.221 7475.939 106020.288 7475.939 106021.568 C 7476.793 106021.994 7477.859 106022.421 7479.139 106022.848 L 7478.499 106027.968 L 7479.779 106029.888 L 7474.659 106033.088 L 7476.579 106036.288 C 7476.579 106038.848 7475.086 106040.768 7472.099 106042.048 C 7469.113 106043.328 7466.766 106044.181 7465.059 106044.608 L 7472.739 106051.008 L 7470.819 106052.928 L 7465.699 106054.208 L 7464.419 106058.688 L 7456.099 106063.168 L 7453.539 106062.528 L 7448.419 106065.088 L 7451.619 106068.928 L 7455.459 106067.648 L 7458.019 106068.928 L 7463.139 106068.928 L 7461.219 106074.048 L 7457.379 106074.048 L 7456.739 106079.168 L 7450.979 106079.168 L 7449.699 106081.728 L 7453.539 106085.568 L 7451.619 106091.328 L 7445.859 106096.448 L 7445.219 106102.208 C 7444.366 106101.781 7443.513 106101.994 7442.659 106102.848 C 7442.233 106103.701 7441.806 106104.341 7441.379 106104.768 L 7442.659 106111.808 C 7441.806 106110.954 7440.953 106111.168 7440.099 106112.448 C 7439.246 106113.728 7438.819 106114.581 7438.819 106115.008 L 7440.099 106122.048 L 7436.259 106122.048 L 7434.979 106131.648 C 7434.979 106135.061 7435.406 106137.834 7436.259 106139.968 C 7437.113 106142.101 7438.606 106144.661 7440.739 106147.648 L 7447.139 106150.208 C 7453.113 106148.074 7470.179 106139.328 7498.339 106123.968 C 7526.499 106108.181 7540.793 106100.288 7541.219 106100.288 C 7529.273 106108.394 7519.033 106115.648 7510.499 106122.048 C 7498.126 106131.434 7488.526 106139.754 7481.699 106147.008 L 7475.299 106147.648 C 7464.206 106157.888 7458.446 106163.221 7458.019 106163.648 C 7455.033 106166.208 7450.766 106168.981 7445.219 106171.968 L 7443.299 106173.248 C 7430.499 106181.781 7416.846 106189.674 7402.339 106196.928 L 7401.059 106195.648 L 7394.659 106198.208 C 7393.806 106196.501 7392.953 106195.861 7392.099 106196.288 C 7391.246 106196.288 7391.033 106196.928 7391.459 106198.208 L 7378.019 106199.488 C 7374.179 106199.488 7370.339 106196.501 7366.499 106190.528 C 7362.659 106184.554 7360.099 106178.794 7358.819 106173.248 L 7359.459 106170.688 L 7361.379 106169.408 C 7360.526 106167.274 7359.673 106165.354 7358.819 106163.648 C 7358.393 106161.514 7358.179 106159.808 7358.179 106158.528 L 7361.379 106152.768 L 7360.099 106141.248 L 7362.019 106138.688 L 7362.019 106134.208 L 7364.579 106134.208 L 7364.579 106127.168 L 7367.139 106122.688 C 7363.299 106125.674 7358.179 106129.941 7351.779 106135.488 C 7348.366 106138.474 7343.459 106142.954 7337.059 106148.928 C 7334.926 106151.488 7330.233 106155.968 7322.979 106162.368 C 7316.153 106168.341 7312.313 106171.968 7311.459 106173.248 L 7304.419 106176.448 L 7300.579 106182.848 L 7298.019 106184.768 C 7292.899 106187.328 7287.779 106191.381 7282.659 106196.928 L 7279.459 106196.288 C 7276.899 106197.994 7275.193 106199.061 7274.339 106199.488 L 7274.339 106202.048 C 7270.926 106202.901 7267.939 106204.181 7265.379 106205.888 L 7258.979 106209.088 C 7255.566 106209.088 7250.233 106209.728 7242.979 106211.008 C 7236.153 106212.288 7228.473 106213.994 7219.939 106216.128 C 7219.513 106214.421 7217.806 106212.928 7214.819 106211.648 L 7209.699 106209.088 C 7205.433 106200.981 7202.233 106194.581 7200.099 106189.888 C 7197.966 106185.194 7195.833 106179.008 7193.699 106171.328 L 7195.619 106167.488 L 7191.779 106163.648 L 7198.179 106157.248 ZM 7568.009 106095.168 L 7568.009 106090.048 C 7569.289 106089.194 7570.783 106088.341 7572.489 106087.488 L 7581.449 106082.368 L 7584.649 106083.008 L 7584.649 106087.488 L 7579.529 106091.968 L 7577.609 106097.088 C 7577.609 106098.368 7576.329 106103.061 7573.769 106111.168 C 7571.636 106119.274 7570.569 106124.608 7570.569 106127.168 C 7570.569 106133.141 7571.849 106139.328 7574.409 106145.728 C 7577.396 106152.128 7581.023 106156.821 7585.289 106159.808 L 7589.129 106162.368 C 7598.089 106168.768 7607.049 106171.328 7616.009 106170.048 L 7616.649 106172.608 L 7617.929 106169.408 L 7621.769 106165.568 L 7628.169 106166.848 L 7630.089 106170.688 L 7637.129 106162.368 C 7642.249 106164.074 7646.089 106164.928 7648.649 106164.928 C 7647.369 106163.221 7646.943 106162.154 7647.369 106161.728 L 7650.569 106157.248 L 7655.689 106158.528 C 7655.263 106157.674 7655.689 106156.608 7656.969 106155.328 C 7658.249 106154.048 7659.529 106153.621 7660.809 106154.048 C 7665.076 106148.928 7667.209 106142.741 7667.209 106135.488 C 7667.209 106127.381 7663.583 106120.341 7656.329 106114.368 C 7650.783 106110.101 7644.383 106106.688 7637.129 106104.128 C 7629.876 106101.141 7621.343 106096.448 7611.529 106090.048 C 7602.143 106083.221 7595.529 106078.528 7591.689 106075.968 L 7593.609 106072.128 L 7590.409 106067.648 L 7589.129 106072.768 C 7582.729 106066.794 7576.969 106059.114 7571.849 106049.728 L 7573.769 106047.808 L 7569.289 106047.168 C 7568.009 106043.754 7566.943 106040.981 7566.089 106038.848 C 7565.663 106036.714 7565.663 106034.581 7566.089 106032.448 L 7562.249 106020.928 C 7562.249 106005.141 7568.863 105990.421 7582.089 105976.768 C 7588.489 105970.368 7612.596 105953.514 7654.409 105926.208 L 7670.409 105915.968 L 7688.329 105905.088 L 7691.529 105904.448 C 7696.223 105902.741 7699.636 105901.674 7701.769 105901.248 C 7708.169 105899.541 7714.569 105898.688 7720.969 105898.688 C 7735.903 105898.688 7747.423 105903.594 7755.529 105913.408 C 7764.063 105922.794 7768.329 105935.168 7768.329 105950.528 C 7768.329 105951.808 7767.476 105954.368 7765.769 105958.208 C 7764.489 105961.621 7763.636 105963.754 7763.209 105964.608 L 7757.449 105969.088 L 7760.649 105968.448 L 7759.369 105970.368 C 7756.809 105975.061 7754.463 105979.541 7752.329 105983.808 C 7750.196 105987.648 7747.423 105991.914 7744.009 105996.608 L 7742.089 105994.048 C 7735.689 105999.594 7728.863 106005.994 7721.609 106013.248 C 7709.663 106026.048 7702.836 106033.088 7701.129 106034.368 L 7698.569 106033.088 L 7705.609 106017.088 L 7704.329 106015.808 C 7704.756 106013.248 7704.969 106009.834 7704.969 106005.568 L 7704.969 105994.048 C 7703.689 105989.781 7702.836 105986.794 7702.409 105985.088 C 7696.863 105972.288 7691.956 105963.328 7687.689 105958.208 C 7680.009 105948.821 7671.263 105944.128 7661.449 105944.128 C 7653.769 105944.128 7648.436 105947.114 7645.449 105953.088 C 7644.169 105953.514 7642.889 105953.728 7641.609 105953.728 L 7641.609 105957.568 C 7641.609 105959.701 7639.903 105967.381 7636.489 105980.608 C 7634.783 105987.008 7633.716 105992.341 7633.289 105996.608 C 7634.569 105998.314 7635.423 105999.594 7635.849 106000.448 C 7637.983 106003.434 7639.476 106004.714 7640.329 106004.288 L 7642.249 106014.528 L 7647.369 106015.808 C 7648.649 106018.794 7650.143 106021.568 7651.849 106024.128 C 7653.556 106026.688 7655.689 106028.608 7658.249 106029.888 C 7659.529 106032.021 7660.596 106033.301 7661.449 106033.728 C 7662.303 106034.581 7662.303 106035.434 7661.449 106036.288 C 7661.023 106037.141 7663.369 106039.274 7668.489 106042.688 L 7676.169 106041.408 L 7674.889 106047.808 C 7676.169 106048.234 7677.663 106048.661 7679.369 106049.088 C 7681.076 106049.088 7681.929 106049.514 7681.929 106050.368 L 7683.849 106054.208 L 7688.329 106052.928 L 7696.009 106065.728 L 7697.929 106056.128 C 7699.636 106056.981 7700.916 106059.114 7701.769 106062.528 L 7704.329 106062.528 C 7706.889 106063.381 7709.236 106064.448 7711.369 106065.728 C 7713.929 106066.581 7714.996 106067.648 7714.569 106068.928 C 7718.836 106074.048 7721.609 106078.314 7722.889 106081.728 C 7724.596 106081.301 7726.303 106080.661 7728.009 106079.808 L 7728.649 106084.288 L 7724.809 106088.128 L 7724.169 106091.328 L 7728.009 106087.488 L 7729.289 106089.408 L 7731.849 106095.168 C 7731.423 106095.594 7730.143 106097.728 7728.009 106101.568 C 7726.303 106105.408 7725.023 106107.114 7724.169 106106.688 L 7723.529 106112.448 L 7724.809 106115.648 L 7712.649 106129.728 L 7710.729 106127.808 C 7708.596 106132.074 7704.543 106136.341 7698.569 106140.608 C 7692.596 106144.448 7687.049 106148.074 7681.929 106151.488 C 7679.796 106152.768 7677.023 106155.114 7673.609 106158.528 C 7670.196 106161.941 7667.209 106164.714 7664.649 106166.848 L 7660.169 106171.328 C 7657.183 106174.314 7655.476 106175.594 7655.049 106175.168 L 7649.929 106180.288 L 7647.369 106180.288 L 7642.249 106184.768 L 7644.169 106187.968 L 7640.329 106194.368 L 7635.849 106193.088 C 7635.849 106190.954 7635.423 106189.888 7634.569 106189.888 L 7634.569 106194.368 L 7633.289 106198.848 L 7631.369 106198.208 L 7625.609 106202.048 L 7625.609 106207.168 C 7624.756 106207.594 7623.689 106207.594 7622.409 106207.168 C 7621.129 106206.314 7620.276 106205.674 7619.849 106205.248 L 7619.209 106207.808 C 7615.369 106209.088 7613.449 106210.368 7613.449 106211.648 L 7608.969 106212.928 L 7603.849 106215.488 L 7599.369 106215.488 L 7594.889 106215.488 L 7594.889 106218.688 L 7589.769 106219.968 C 7590.623 106220.821 7590.409 106221.674 7589.129 106222.528 C 7588.276 106223.808 7587.423 106224.021 7586.569 106223.168 L 7585.289 106217.408 L 7584.009 106220.608 L 7580.809 106223.808 L 7578.889 106218.688 L 7579.529 106216.768 L 7575.689 106216.768 L 7575.689 106224.448 C 7574.409 106224.021 7572.063 106223.808 7568.649 106223.808 C 7560.116 106223.808 7554.783 106223.168 7552.649 106221.888 L 7550.089 106222.528 L 7547.529 106217.408 L 7538.569 106216.768 L 7538.569 106211.648 L 7536.649 106212.928 C 7528.969 106209.088 7523.209 106203.541 7519.369 106196.288 C 7515.529 106189.034 7513.609 106180.928 7513.609 106171.968 C 7513.609 106157.034 7519.583 106142.741 7531.529 106129.088 C 7542.196 106117.568 7553.076 106106.048 7564.169 106094.528 L 7568.009 106095.168 ZM 7936.889 105914.048 L 7939.449 105908.288 L 7943.929 105907.008 L 7945.849 105911.488 L 7949.689 105906.368 L 7951.609 105905.728 L 7956.089 105912.768 L 7960.569 105912.768 L 7959.289 105908.288 L 7962.489 105908.288 C 7965.049 105908.288 7970.596 105910.421 7979.129 105914.688 C 7979.556 105915.968 7980.196 105917.034 7981.049 105917.888 C 7983.183 105918.314 7984.676 105918.528 7985.529 105918.528 L 7991.289 105935.168 L 7992.569 105933.248 L 7996.409 105933.888 L 7994.489 105941.568 L 7998.329 105953.088 L 8000.249 105956.928 C 8000.249 105960.341 7999.823 105962.901 7998.969 105964.608 C 7998.543 105966.314 7997.903 105968.234 7997.049 105970.368 C 7997.049 105972.074 7997.903 105974.848 7999.609 105978.688 C 7999.183 105981.248 7998.543 105985.941 7997.689 105992.768 C 7996.836 105999.594 7996.409 106004.288 7996.409 106006.848 L 7991.929 106011.328 L 7993.209 106017.728 L 7990.009 106020.288 L 7990.649 106023.488 L 7991.289 106026.048 C 7989.156 106032.448 7985.743 106040.768 7981.049 106051.008 C 7978.063 106057.834 7974.223 106065.728 7969.529 106074.688 L 7958.009 106083.648 L 7961.209 106087.488 L 7947.129 106105.408 L 7943.929 106105.408 L 7945.849 106109.248 C 7943.289 106109.674 7941.369 106110.741 7940.089 106112.448 L 7937.529 106117.568 C 7936.676 106118.848 7935.609 106119.061 7934.329 106118.208 L 7928.569 106127.808 C 7927.289 106126.954 7926.009 106127.168 7924.729 106128.448 C 7923.876 106129.728 7923.663 106131.008 7924.089 106132.288 L 7919.609 106131.648 C 7918.756 106133.781 7917.689 106135.701 7916.409 106137.408 C 7915.129 106139.114 7913.636 106139.328 7911.929 106138.048 C 7910.649 106140.608 7908.943 106142.954 7906.809 106145.088 L 7902.329 106149.568 L 7897.209 106152.128 C 7887.396 106164.074 7876.729 106173.888 7865.209 106181.568 L 7862.649 106187.328 C 7856.249 106191.168 7851.343 106194.154 7847.929 106196.288 C 7841.103 106200.554 7836.409 106204.181 7833.849 106207.168 L 7828.089 106207.168 L 7826.809 106209.728 C 7822.969 106211.008 7818.916 106212.288 7814.649 106213.568 C 7810.809 106214.848 7806.756 106215.488 7802.489 106215.488 C 7785.423 106215.488 7772.836 106207.381 7764.729 106191.168 C 7758.329 106178.368 7755.129 106162.368 7755.129 106143.168 C 7755.129 106114.581 7761.743 106087.914 7774.969 106063.168 C 7785.636 106042.688 7802.276 106021.568 7824.889 105999.808 C 7835.983 105989.141 7857.103 105970.794 7888.249 105944.768 C 7895.503 105938.368 7903.183 105931.968 7911.289 105925.568 C 7919.396 105918.741 7927.716 105913.408 7936.249 105909.568 L 7936.889 105914.048 ZM 7824.249 106132.288 L 7826.169 106131.648 L 7827.449 106129.088 L 7828.729 106132.928 L 7828.089 106136.128 C 7830.223 106138.261 7831.503 106140.181 7831.929 106141.888 L 7826.809 106141.248 C 7826.809 106146.368 7830.009 106149.781 7836.409 106151.488 C 7838.116 106162.154 7843.023 106167.488 7851.129 106167.488 C 7871.183 106167.488 7890.383 106149.354 7908.729 106113.088 C 7924.943 106081.088 7933.049 106054.208 7933.049 106032.448 C 7933.049 106013.248 7930.489 105998.101 7925.369 105987.008 C 7920.676 105975.914 7914.276 105968.234 7906.169 105963.968 L 7901.689 105964.608 L 7900.409 105972.928 L 7897.209 105971.008 L 7895.929 105969.088 C 7895.929 105972.074 7894.649 105974.634 7892.089 105976.768 L 7892.089 105979.968 L 7890.169 105983.168 L 7884.409 105976.768 L 7883.129 105980.608 L 7884.409 105983.808 L 7880.569 105987.008 L 7881.849 105991.488 L 7874.809 105988.928 L 7876.729 105995.328 C 7875.023 105997.888 7872.889 105999.381 7870.329 105999.808 L 7869.049 106003.008 L 7862.649 106005.568 L 7863.929 106009.408 L 7865.849 106006.848 L 7867.129 106010.048 L 7864.569 106011.328 L 7864.569 106015.808 L 7860.089 106017.088 L 7856.889 106014.528 L 7854.329 106018.368 L 7851.769 106017.728 L 7851.769 106020.928 L 7857.529 106020.928 L 7855.609 106024.128 L 7853.049 106024.128 L 7854.969 106030.528 L 7851.129 106030.528 L 7850.489 106035.008 L 7849.209 106037.568 L 7851.769 106038.208 C 7847.503 106042.474 7845.369 106047.168 7845.369 106052.288 L 7839.609 106052.288 L 7837.049 106049.728 L 7834.489 106049.728 C 7834.916 106051.861 7836.409 106053.781 7838.969 106055.488 L 7840.249 106059.328 C 7840.676 106061.461 7838.543 106063.381 7833.849 106065.088 L 7835.769 106071.488 L 7838.329 106071.488 L 7833.209 106084.288 C 7831.929 106088.128 7831.289 106092.821 7831.289 106098.368 L 7824.889 106100.928 L 7824.889 106104.128 C 7825.743 106105.834 7826.809 106106.261 7828.089 106105.408 L 7829.369 106108.608 L 7827.449 106110.528 L 7822.969 106109.248 L 7821.049 106111.808 L 7826.169 106116.288 L 7826.169 106122.688 C 7828.303 106124.821 7828.943 106126.314 7828.089 106127.168 L 7824.889 106125.888 L 7819.129 106131.008 L 7824.249 106132.288 ZM 8062.359 106017.088 C 8065.346 106006.848 8069.826 105995.328 8075.799 105982.528 C 8081.773 105969.728 8087.746 105957.354 8093.719 105945.408 L 8095.639 105946.688 L 8100.759 105944.768 C 8106.306 105941.781 8109.933 105939.861 8111.639 105939.008 C 8116.333 105935.594 8119.746 105933.248 8121.879 105931.968 C 8127.853 105929.408 8133.826 105926.634 8139.799 105923.648 C 8145.773 105921.514 8151.533 105918.528 8157.079 105914.688 L 8162.839 105918.528 C 8160.706 105927.488 8158.786 105935.808 8157.079 105943.488 C 8153.666 105958.421 8150.893 105967.168 8148.759 105969.728 L 8144.919 105975.488 C 8142.786 105978.474 8141.933 105981.034 8142.359 105983.168 L 8142.999 105987.008 C 8165.186 105967.808 8182.679 105953.301 8195.479 105943.488 C 8218.946 105925.568 8239.426 105916.608 8256.919 105916.608 C 8261.613 105916.608 8265.879 105917.461 8269.719 105919.168 C 8273.986 105920.448 8277.186 105923.221 8279.319 105927.488 L 8280.599 105931.968 C 8281.026 105932.821 8282.519 105933.674 8285.079 105934.528 L 8284.439 105939.648 C 8285.293 105940.928 8286.359 105942.208 8287.639 105943.488 L 8290.839 105947.328 L 8289.559 105953.728 L 8292.119 105960.128 L 8285.719 105961.408 L 8285.719 105965.888 L 8289.559 105963.968 L 8289.559 105976.768 L 8284.439 105978.048 L 8285.719 105981.888 L 8278.039 105994.048 C 8279.319 105996.181 8281.666 105996.608 8285.079 105995.328 L 8281.239 105998.528 L 8279.319 105997.888 L 8272.279 106004.928 L 8278.039 106008.768 L 8272.279 106007.488 C 8271.853 106008.341 8271.639 106009.194 8271.639 106010.048 L 8266.519 106012.608 L 8266.519 106017.728 C 8262.679 106021.568 8259.906 106025.194 8258.199 106028.608 C 8258.626 106029.461 8260.759 106030.314 8264.599 106031.168 L 8262.039 106038.208 L 8256.279 106040.128 L 8254.999 106045.888 L 8252.439 106046.528 L 8253.719 106051.008 C 8253.719 106055.701 8252.866 106058.261 8251.159 106058.688 L 8246.679 106054.848 C 8247.533 106056.128 8246.679 106057.194 8244.119 106058.048 C 8241.986 106058.474 8240.919 106058.901 8240.919 106059.328 L 8240.919 106064.448 L 8249.879 106063.168 L 8249.239 106065.088 L 8245.399 106065.728 C 8245.399 106069.994 8243.906 106073.408 8240.919 106075.968 L 8235.159 106074.688 L 8233.239 106079.168 L 8238.359 106079.168 L 8233.879 106087.488 L 8232.599 106085.568 L 8226.839 106084.288 C 8225.559 106085.994 8225.986 106087.488 8228.119 106088.768 C 8230.253 106089.621 8231.106 106090.901 8230.679 106092.608 L 8224.919 106097.728 L 8228.759 106102.208 L 8231.319 106102.208 L 8231.319 106104.768 L 8227.479 106104.128 L 8223.639 106106.048 L 8224.279 106110.528 C 8222.999 106112.661 8221.933 106114.581 8221.079 106116.288 L 8221.079 106134.208 L 8217.879 106135.488 C 8217.026 106138.901 8216.599 106141.888 8216.599 106144.448 C 8216.599 106147.434 8217.239 106150.208 8218.519 106152.768 L 8228.759 106154.688 C 8238.999 106154.688 8257.559 106146.368 8284.439 106129.728 C 8296.813 106122.048 8312.386 106111.594 8331.159 106098.368 C 8329.453 106100.928 8325.399 106104.981 8318.999 106110.528 C 8313.026 106116.074 8308.973 106120.768 8306.839 106124.608 L 8300.439 106127.808 L 8301.719 106129.088 C 8281.666 106147.008 8259.906 106163.648 8236.439 106179.008 C 8203.586 106200.768 8178.839 106211.648 8162.199 106211.648 C 8148.973 106211.648 8140.013 106206.314 8135.319 106195.648 C 8132.333 106188.821 8130.839 106177.941 8130.839 106163.008 L 8130.839 106154.048 C 8133.399 106154.048 8134.893 106153.194 8135.319 106151.488 C 8135.746 106149.354 8134.679 106148.501 8132.119 106148.928 C 8136.813 106136.554 8141.933 106123.968 8147.479 106111.168 C 8157.293 106089.834 8162.839 106077.461 8164.119 106074.048 C 8185.026 106036.928 8197.399 106014.314 8201.239 106006.208 C 8209.346 105989.141 8213.399 105976.768 8213.399 105969.088 C 8213.399 105962.261 8210.199 105958.848 8203.799 105958.848 C 8197.399 105958.848 8189.506 105962.474 8180.119 105969.728 C 8172.866 105975.701 8165.826 105981.461 8158.999 105987.008 L 8157.719 105988.928 C 8155.159 105992.341 8147.053 106003.008 8133.399 106020.928 C 8121.879 106035.861 8113.773 106046.101 8109.079 106051.648 L 8109.079 106058.688 L 8103.319 106064.448 C 8103.746 106064.021 8104.386 106064.021 8105.239 106064.448 C 8106.093 106064.874 8106.093 106065.514 8105.239 106066.368 L 8101.399 106075.328 L 8094.999 106077.888 L 8094.359 106082.368 L 8088.599 106090.688 L 8089.239 106094.528 C 8084.973 106098.794 8083.479 106102.208 8084.759 106104.768 L 8079.639 106104.768 L 8081.559 106107.968 L 8073.239 106118.208 L 8068.759 106124.608 L 8069.399 106126.528 L 8066.199 106127.808 L 8065.559 106134.848 L 8059.799 106135.488 L 8062.999 106143.168 L 8059.799 106141.248 C 8058.946 106142.528 8058.093 106143.594 8057.239 106144.448 L 8051.479 106150.208 C 8052.333 106149.354 8053.186 106149.141 8054.039 106149.568 C 8055.319 106149.994 8055.959 106150.848 8055.959 106152.128 L 8048.919 106152.768 C 8046.359 106154.048 8045.079 106155.968 8045.079 106158.528 C 8045.933 106159.808 8046.999 106160.234 8048.279 106159.808 L 8041.239 106171.328 L 8036.759 106171.328 C 8032.493 106173.461 8029.079 106175.381 8026.519 106177.088 C 8023.959 106178.794 8021.399 106180.714 8018.839 106182.848 L 8012.439 106185.408 C 8010.733 106186.261 8010.093 106187.114 8010.519 106187.968 L 8004.759 106187.968 C 8005.613 106189.674 8004.759 106191.168 8002.199 106192.448 C 7999.639 106193.301 7998.146 106194.154 7997.719 106195.008 L 7991.959 106193.728 L 7982.999 106198.208 L 7977.239 106196.928 L 7977.239 106202.048 L 7966.999 106198.208 L 7965.079 106190.528 C 7965.079 106185.408 7972.973 106168.981 7988.759 106141.248 C 8009.239 106105.834 8029.933 106070.208 8050.839 106034.368 C 8054.679 106027.968 8058.519 106022.208 8062.359 106017.088 ZM 8574.659 106132.928 L 8575.939 106123.968 L 8579.779 106122.688 L 8580.419 106116.288 L 8579.139 106115.008 L 8583.619 106110.528 C 8586.606 106107.114 8588.099 106104.341 8588.099 106102.208 C 8588.099 106100.074 8586.606 106099.008 8583.619 106099.008 L 8585.539 106097.728 C 8587.673 106096.448 8588.739 106094.741 8588.739 106092.608 C 8588.739 106088.341 8589.806 106084.714 8591.939 106081.728 C 8594.499 106078.741 8596.419 106077.888 8597.699 106079.168 L 8597.059 106074.048 L 8598.339 106067.648 L 8600.899 106067.648 L 8599.619 106061.888 L 8602.819 106059.968 L 8601.539 106058.688 L 8606.019 106057.408 L 8604.739 106051.648 L 8610.499 106047.808 L 8607.939 106042.688 C 8608.366 106041.408 8609.006 106040.341 8609.859 106039.488 C 8610.713 106038.208 8611.779 106037.994 8613.059 106038.848 L 8613.059 106029.888 C 8615.193 106028.608 8616.259 106027.541 8616.259 106026.688 C 8616.686 106025.408 8617.753 106024.768 8619.459 106024.768 L 8621.379 106024.128 C 8619.673 106019.008 8621.379 106013.888 8626.499 106008.768 C 8625.646 106007.488 8625.646 106006.848 8626.499 106006.848 C 8627.353 106006.421 8628.419 106005.994 8629.699 106005.568 L 8629.699 105999.168 C 8631.406 106000.874 8632.686 106000.874 8633.539 105999.168 C 8634.819 105997.034 8635.459 105993.194 8635.459 105987.648 L 8641.219 105986.368 L 8643.779 105981.248 L 8642.499 105973.568 L 8637.379 105973.568 C 8632.686 105973.568 8621.806 105976.341 8604.739 105981.888 C 8595.353 105984.874 8588.313 105986.368 8583.619 105986.368 L 8576.579 105985.088 L 8603.459 105945.408 L 8609.219 105942.208 C 8613.486 105932.394 8624.153 105925.141 8641.219 105920.448 C 8661.273 105917.034 8674.286 105914.688 8680.259 105913.408 C 8688.366 105904.874 8697.753 105892.928 8708.419 105877.568 C 8717.379 105864.768 8726.339 105851.754 8735.299 105838.528 C 8745.539 105825.728 8753.859 105816.341 8760.259 105810.368 C 8771.779 105799.274 8782.233 105792.661 8791.619 105790.528 C 8793.753 105787.541 8797.379 105784.768 8802.499 105782.208 C 8808.046 105779.648 8812.953 105777.728 8817.219 105776.448 L 8822.339 105784.768 C 8821.486 105788.608 8819.353 105793.941 8815.939 105800.768 L 8811.459 105808.448 L 8803.779 105812.928 C 8802.926 105819.754 8799.726 105827.221 8794.179 105835.328 C 8788.633 105843.434 8785.006 105849.834 8783.299 105854.528 L 8778.179 105856.448 L 8780.739 105862.848 C 8777.326 105862.848 8775.619 105863.274 8775.619 105864.128 L 8775.619 105869.888 L 8771.139 105874.368 L 8767.939 105874.368 L 8759.619 105894.208 L 8753.219 105894.208 C 8754.926 105897.621 8755.139 105900.821 8753.859 105903.808 L 8798.659 105902.528 C 8805.486 105902.528 8812.313 105902.741 8819.139 105903.168 C 8825.966 105903.168 8833.006 105904.234 8840.259 105906.368 C 8837.273 105913.621 8834.073 105919.594 8830.659 105924.288 L 8825.539 105924.928 L 8822.339 105931.968 L 8814.659 105934.528 L 8809.539 105942.208 C 8805.699 105947.328 8801.006 105951.594 8795.459 105955.008 C 8790.339 105958.421 8784.153 105961.408 8776.899 105963.968 L 8762.819 105962.048 L 8741.059 105963.968 C 8740.206 105962.688 8736.153 105963.114 8728.899 105965.248 C 8722.073 105966.954 8718.019 105967.594 8716.739 105967.168 C 8715.459 105966.741 8714.393 105967.381 8713.539 105969.088 C 8713.113 105970.368 8712.259 105970.794 8710.979 105970.368 C 8707.566 105977.621 8705.219 105982.954 8703.939 105986.368 C 8699.246 105997.034 8696.473 106004.288 8695.619 106008.128 L 8692.419 106014.528 C 8685.166 106025.194 8680.046 106033.728 8677.059 106040.128 C 8674.499 106046.528 8672.579 106053.354 8671.299 106060.608 C 8670.019 106060.181 8668.953 106060.821 8668.099 106062.528 C 8667.673 106063.808 8667.886 106065.088 8668.739 106066.368 L 8666.179 106073.408 L 8660.419 106075.328 C 8661.699 106077.034 8663.193 106078.528 8664.899 106079.808 C 8661.486 106086.208 8659.566 106089.834 8659.139 106090.688 C 8657.433 106094.954 8656.579 106099.008 8656.579 106102.848 L 8654.659 106104.768 L 8655.299 106109.248 C 8654.019 106113.088 8653.166 106116.074 8652.739 106118.208 C 8650.606 106125.888 8649.539 106130.368 8649.539 106131.648 C 8649.539 106138.474 8650.606 106143.808 8652.739 106147.648 C 8654.873 106151.488 8658.926 106153.408 8664.899 106153.408 C 8679.833 106153.408 8702.873 106141.248 8734.019 106116.928 C 8760.473 106096.021 8777.539 106080.021 8785.219 106068.928 L 8789.699 106068.928 L 8776.899 106085.568 C 8771.779 106092.821 8763.033 106102.848 8750.659 106115.648 C 8736.579 106130.154 8726.979 106140.181 8721.859 106145.728 C 8717.166 106151.274 8711.833 106157.034 8705.859 106163.008 C 8700.313 106168.981 8694.553 106174.101 8688.579 106178.368 L 8686.659 106179.648 C 8682.393 106184.768 8677.273 106189.674 8671.299 106194.368 C 8661.486 106202.474 8655.939 106207.168 8654.659 106208.448 L 8652.739 106205.888 C 8650.606 106205.888 8647.406 106207.808 8643.139 106211.648 C 8640.579 106214.208 8638.659 106215.701 8637.379 106216.128 L 8638.659 106218.048 C 8633.539 106218.901 8629.486 106221.461 8626.499 106225.728 L 8609.859 106228.288 C 8597.486 106228.288 8587.673 106222.101 8580.419 106209.728 C 8573.166 106197.354 8569.539 106184.554 8569.539 106171.328 L 8569.539 106154.688 C 8569.966 106149.141 8571.246 106143.381 8573.379 106137.408 L 8574.659 106132.928 ZM 8748.279 106211.008 L 8754.679 106187.968 L 8752.119 106186.048 L 8755.959 106185.408 L 8755.319 106182.848 C 8761.293 106176.448 8767.266 106165.781 8773.239 106150.848 C 8777.506 106140.608 8780.493 106133.568 8782.199 106129.728 L 8794.359 106104.128 L 8796.919 106104.128 L 8798.839 106095.168 L 8807.799 106081.088 L 8808.439 106078.528 C 8808.439 106075.114 8816.333 106059.968 8832.119 106033.088 C 8847.906 106005.781 8856.439 105989.141 8857.719 105983.168 C 8859.426 105983.594 8861.133 105982.528 8862.839 105979.968 C 8864.973 105977.408 8866.039 105975.274 8866.039 105973.568 C 8866.466 105971.434 8866.679 105969.941 8866.679 105969.088 C 8867.106 105967.808 8867.959 105967.594 8869.239 105968.448 L 8875.639 105949.888 L 8879.479 105947.968 L 8878.199 105946.048 C 8879.906 105941.781 8882.466 105936.874 8885.879 105931.328 C 8889.293 105925.354 8891.639 105921.088 8892.919 105918.528 L 8891.639 105917.248 C 8891.639 105916.394 8892.279 105915.541 8893.559 105914.688 C 8894.839 105913.408 8895.906 105912.554 8896.759 105912.128 L 8904.439 105892.288 C 8905.293 105893.141 8906.359 105892.714 8907.639 105891.008 C 8908.919 105889.301 8908.493 105887.808 8906.359 105886.528 L 8915.319 105876.928 L 8914.679 105873.728 L 8917.879 105867.968 C 8919.159 105868.394 8920.013 105867.968 8920.439 105866.688 L 8922.999 105861.568 L 8926.199 105856.448 C 8930.039 105852.181 8934.306 105845.781 8938.999 105837.248 C 8941.559 105832.981 8945.399 105825.941 8950.519 105816.128 C 8952.653 105813.994 8955.853 105808.661 8960.119 105800.128 C 8964.813 105791.594 8966.946 105786.261 8966.519 105784.128 C 8967.373 105782.421 8968.866 105780.714 8970.999 105779.008 C 8973.133 105776.874 8976.119 105774.741 8979.959 105772.608 L 8979.319 105770.048 C 8979.319 105767.488 8982.733 105764.501 8989.559 105761.088 C 8996.386 105757.248 9001.506 105755.114 9004.919 105754.688 L 9008.119 105753.408 L 9009.399 105752.128 C 9011.106 105753.408 9012.813 105754.474 9014.519 105755.328 L 9014.519 105752.768 C 9017.079 105751.488 9021.986 105749.568 9029.239 105747.008 C 9036.919 105744.448 9042.253 105743.168 9045.239 105743.168 C 9046.946 105744.448 9048.866 105745.728 9050.999 105747.008 L 9046.519 105763.008 L 9042.679 105763.648 L 9044.599 105768.768 C 9044.599 105771.754 9043.746 105773.888 9042.039 105775.168 C 9040.333 105776.448 9038.626 105777.514 9036.919 105778.368 L 9036.919 105782.208 L 9032.439 105787.328 L 9033.079 105792.448 L 9031.159 105798.848 L 9027.959 105798.208 C 9026.253 105798.208 9024.759 105799.274 9023.479 105801.408 C 9022.626 105803.114 9023.053 105805.248 9024.759 105807.808 L 9027.959 105807.808 C 9027.959 105808.661 9026.466 105809.514 9023.479 105810.368 C 9020.919 105810.794 9019.853 105811.648 9020.279 105812.928 L 9013.239 105814.848 C 9014.946 105815.701 9015.159 105816.768 9013.879 105818.048 C 9013.026 105818.901 9011.746 105819.968 9010.039 105821.248 C 9010.039 105822.954 9009.826 105824.661 9009.399 105826.368 C 9009.399 105827.648 9008.973 105828.074 9008.119 105827.648 L 9012.599 105838.528 L 9006.839 105841.088 L 9006.199 105844.288 L 8999.159 105842.368 L 8996.599 105844.928 L 9004.919 105851.328 L 9004.279 105853.248 L 8996.599 105851.968 L 8986.999 105855.168 L 8986.999 105860.288 L 8992.759 105860.928 L 8988.279 105864.768 L 8981.239 105864.128 L 8979.319 105865.408 L 8985.719 105871.168 L 8988.279 105868.608 L 8992.119 105872.448 L 8996.599 105873.088 L 8990.199 105882.688 L 8979.959 105883.968 L 8981.239 105885.888 L 8981.239 105892.288 L 8979.319 105893.568 L 8986.359 105894.208 L 8981.239 105897.408 L 8974.199 105895.488 L 8977.399 105901.888 L 8972.919 105901.888 L 8976.759 105908.928 L 8978.679 105908.288 C 8975.693 105912.554 8971.426 105914.688 8965.879 105914.688 L 8965.879 105917.248 L 8975.479 105917.248 L 8974.199 105919.168 L 8967.159 105921.088 C 8968.013 105922.368 8968.439 105924.928 8968.439 105928.768 L 8962.679 105930.688 L 8962.039 105935.808 C 8959.479 105936.661 8957.559 105937.514 8956.279 105938.368 L 8952.439 105938.368 L 8954.999 105944.768 L 8949.879 105954.368 C 8952.013 105955.221 8953.293 105955.221 8953.719 105954.368 L 8955.639 105952.448 L 8956.279 105955.008 C 8954.146 105957.141 8953.293 105958.421 8953.719 105958.848 L 8947.959 105957.568 C 8948.813 105960.554 8947.959 105962.261 8945.399 105962.688 L 8940.919 105962.688 L 8939.639 105966.528 L 8946.039 105969.728 L 8941.559 105969.728 C 8936.013 105969.728 8933.239 105971.861 8933.239 105976.128 C 8933.239 105981.674 8935.159 105984.448 8938.999 105984.448 L 8990.199 105944.768 C 9014.519 105927.701 9033.293 105919.168 9046.519 105919.168 C 9049.506 105919.168 9052.279 105920.021 9054.839 105921.728 C 9060.386 105925.568 9063.799 105927.488 9065.079 105927.488 C 9066.786 105927.488 9067.639 105928.341 9067.639 105930.048 C 9067.639 105931.754 9067.426 105933.461 9066.999 105935.168 L 9070.839 105935.168 C 9071.693 105936.874 9072.333 105939.861 9072.759 105944.128 C 9073.186 105948.394 9073.613 105951.168 9074.039 105952.448 L 9074.679 105954.368 L 9072.759 105960.768 L 9075.959 105964.608 C 9074.679 105967.594 9073.613 105970.368 9072.759 105972.928 C 9071.906 105975.061 9070.839 105976.981 9069.559 105978.688 L 9072.759 105980.608 C 9071.906 105983.168 9071.053 105985.514 9070.199 105987.648 L 9063.159 105993.408 L 9065.079 105997.888 C 9065.079 106001.301 9064.013 106003.221 9061.879 106003.648 C 9059.746 106004.074 9058.679 106007.061 9058.679 106012.608 L 9055.479 106012.608 L 9056.759 106017.728 L 9048.439 106020.928 C 9050.573 106022.634 9051.639 106024.128 9051.639 106025.408 C 9051.639 106026.688 9050.573 106027.968 9048.439 106029.248 C 9046.306 106030.528 9044.813 106030.741 9043.959 106029.888 L 9045.879 106036.928 C 9044.173 106036.074 9042.679 106036.714 9041.399 106038.848 C 9040.546 106040.554 9040.759 106042.048 9042.039 106043.328 C 9037.346 106050.581 9034.999 106056.768 9034.999 106061.888 L 9031.159 106061.888 C 9029.453 106061.888 9028.813 106062.741 9029.239 106064.448 C 9029.666 106066.154 9030.306 106067.221 9031.159 106067.648 L 9024.759 106075.968 L 9021.559 106077.248 L 9025.399 106082.368 C 9021.986 106082.368 9020.493 106083.648 9020.919 106086.208 C 9021.773 106088.341 9021.559 106089.834 9020.279 106090.688 C 9018.999 106091.541 9017.719 106092.181 9016.439 106092.608 L 9018.999 106100.928 L 9013.239 106103.488 L 9011.319 106110.528 L 9013.239 106111.808 L 9009.399 106114.368 C 9008.119 106115.221 9007.266 106115.648 9006.839 106115.648 L 9002.999 106121.408 L 9004.919 106125.888 C 9004.919 106127.168 9004.279 106128.234 9002.999 106129.088 C 9001.719 106129.941 9000.439 106130.581 8999.159 106131.008 L 8999.799 106132.928 C 9001.506 106133.781 9002.573 106134.421 9002.999 106134.848 L 9004.279 106136.128 C 9002.999 106138.261 9001.933 106140.394 9001.079 106142.528 C 9000.226 106144.661 8998.733 106145.301 8996.599 106144.448 L 8994.679 106150.848 L 9002.359 106155.968 C 9006.626 106155.541 9013.879 106151.061 9024.119 106142.528 C 9037.773 106130.581 9051.639 106118.634 9065.719 106106.688 L 9070.199 106105.408 L 9071.479 106102.208 C 9073.186 106100.928 9075.533 106099.434 9078.519 106097.728 C 9081.506 106095.594 9083.853 106094.741 9085.559 106095.168 L 9075.319 106111.808 C 9063.373 106125.034 9040.546 106145.514 9006.839 106173.248 C 8968.866 106204.394 8945.613 106219.968 8937.079 106219.968 C 8926.413 106219.968 8919.373 106215.488 8915.959 106206.528 C 8912.973 106197.141 8911.479 106186.048 8911.479 106173.248 L 8912.759 106171.968 L 8912.759 106164.288 C 8914.039 106164.714 8914.679 106164.074 8914.679 106162.368 C 8915.106 106160.234 8915.319 106157.888 8915.319 106155.328 C 8917.453 106152.768 8918.946 106149.994 8919.799 106147.008 C 8920.653 106144.021 8921.293 106140.821 8921.719 106137.408 L 8923.639 106131.648 L 8925.559 106131.008 C 8929.826 106121.194 8938.999 106102.848 8953.079 106075.968 C 8977.826 106029.461 8990.199 105997.461 8990.199 105979.968 L 8985.719 105969.088 C 8978.893 105970.368 8970.573 105975.061 8960.759 105983.168 L 8918.519 106017.728 L 8916.599 106027.328 L 8912.119 106026.688 L 8908.919 106029.888 L 8915.319 106034.368 L 8908.279 106035.008 L 8908.279 106038.208 L 8903.159 106039.488 C 8903.159 106042.474 8904.439 106043.968 8906.999 106043.968 L 8912.119 106046.528 L 8908.279 106047.808 L 8900.599 106047.808 C 8898.466 106047.808 8897.826 106049.301 8898.679 106052.288 L 8891.639 106052.288 L 8896.119 106058.688 C 8895.266 106059.541 8895.266 106062.101 8896.119 106066.368 L 8896.759 106059.968 L 8899.319 106059.968 C 8901.879 106060.821 8903.586 106061.248 8904.439 106061.248 L 8895.479 106067.648 L 8887.799 106066.368 C 8883.959 106068.928 8882.679 106071.488 8883.959 106074.048 L 8893.559 106077.888 L 8895.479 106077.248 L 8894.199 106079.808 C 8891.213 106082.794 8888.439 106083.434 8885.879 106081.728 L 8883.319 106087.488 L 8886.519 106088.128 C 8881.399 106087.701 8876.066 106088.981 8870.519 106091.968 L 8870.519 106095.168 L 8873.719 106100.288 L 8879.479 106099.648 L 8881.399 106100.928 C 8881.399 106104.768 8880.333 106106.688 8878.199 106106.688 C 8874.786 106105.408 8872.226 106104.768 8870.519 106104.768 L 8867.319 106112.448 L 8870.519 106113.728 L 8855.799 106127.808 L 8861.559 106132.288 L 8864.119 106132.288 L 8864.119 106135.488 L 8860.919 106135.488 L 8851.319 106138.688 L 8847.479 106140.608 C 8846.626 106142.741 8846.626 106144.021 8847.479 106144.448 C 8848.333 106144.874 8849.186 106145.088 8850.039 106145.088 L 8837.239 106154.048 L 8834.679 106161.088 C 8835.533 106160.661 8836.599 106160.234 8837.879 106159.808 C 8838.306 106161.514 8837.879 106163.008 8836.599 106164.288 C 8835.319 106165.141 8834.466 106165.781 8834.039 106166.208 L 8837.879 106167.488 L 8835.319 106175.168 L 8830.199 106179.648 C 8828.493 106178.794 8825.506 106180.714 8821.239 106185.408 C 8819.959 106186.688 8818.039 106188.821 8815.479 106191.808 C 8812.919 106194.794 8809.293 106197.141 8804.599 106198.848 C 8796.066 106202.261 8790.733 106205.461 8788.599 106208.448 C 8785.186 106209.728 8782.839 106209.301 8781.559 106207.168 L 8778.359 106213.568 C 8774.093 106214.848 8770.039 106215.274 8766.199 106214.848 L 8759.799 106218.688 C 8758.519 106217.834 8757.239 106217.194 8755.959 106216.768 L 8752.119 106216.768 C 8749.133 106216.768 8747.639 106215.488 8747.639 106212.928 L 8748.279 106211.008 ZM 9088.759 106140.608 L 9088.759 106138.048 L 9091.959 106127.808 C 9091.106 106127.808 9090.252 106127.594 9089.399 106127.168 C 9088.972 106125.034 9089.826 106123.754 9091.959 106123.328 L 9091.959 106118.848 L 9094.519 106118.848 L 9092.599 106109.248 C 9092.599 106105.834 9094.946 106098.581 9099.639 106087.488 C 9103.052 106079.381 9106.679 106071.274 9110.519 106063.168 L 9113.079 106063.168 C 9117.772 106048.661 9131.426 106029.674 9154.039 106006.208 C 9177.079 105982.314 9196.066 105966.954 9210.999 105960.128 C 9230.626 105946.048 9248.119 105934.741 9263.479 105926.208 C 9287.372 105912.554 9306.146 105905.728 9319.799 105905.728 C 9330.892 105905.728 9339.426 105909.354 9345.399 105916.608 C 9351.372 105923.861 9354.359 105933.034 9354.359 105944.128 L 9353.719 105951.168 C 9352.866 105952.874 9352.012 105954.368 9351.159 105955.648 C 9351.159 105956.501 9350.946 105958.421 9350.519 105961.408 C 9349.666 105962.688 9349.026 105963.754 9348.599 105964.608 L 9343.479 105976.128 C 9341.772 105976.981 9340.706 105977.408 9340.279 105977.408 C 9340.279 105978.261 9340.492 105978.901 9340.919 105979.328 L 9333.239 105990.208 L 9330.039 105991.488 L 9328.759 105996.608 C 9327.906 105996.181 9325.772 105997.461 9322.359 106000.448 L 9316.599 106006.208 L 9310.839 106005.568 L 9304.439 106009.408 C 9305.719 106009.834 9307.212 106010.261 9308.919 106010.688 L 9298.679 106018.368 L 9295.479 106016.448 L 9293.559 106017.088 L 9294.199 106021.568 L 9282.039 106024.768 C 9276.066 106031.168 9266.039 106037.141 9251.959 106042.688 C 9247.266 106044.394 9240.439 106046.741 9231.479 106049.728 C 9230.199 106050.581 9228.919 106051.221 9227.639 106051.648 C 9225.932 106051.648 9222.732 106052.714 9218.039 106054.848 C 9213.772 106056.981 9211.426 106058.048 9210.999 106058.048 C 9205.879 106060.608 9199.266 106063.594 9191.159 106067.008 C 9183.052 106070.421 9177.932 106071.701 9175.799 106070.848 L 9170.039 106084.288 C 9170.892 106083.861 9171.746 106084.714 9172.599 106086.848 L 9170.039 106085.568 L 9166.839 106085.568 L 9166.839 106089.408 L 9171.319 106091.328 C 9170.466 106091.328 9169.399 106094.741 9168.119 106101.568 C 9166.839 106108.394 9166.199 106115.221 9166.199 106122.048 C 9166.199 106133.141 9168.759 106142.314 9173.879 106149.568 C 9178.999 106156.394 9186.679 106159.808 9196.919 106159.808 C 9208.012 106159.808 9222.306 106154.261 9239.799 106143.168 C 9253.452 106134.634 9267.106 106125.888 9280.759 106116.928 C 9288.866 106109.674 9296.972 106102.208 9305.079 106094.528 C 9308.492 106091.968 9313.826 106088.554 9321.079 106084.288 L 9322.999 106090.048 C 9320.866 106094.314 9315.959 106099.434 9308.279 106105.408 C 9301.026 106111.381 9296.332 106115.648 9294.199 106118.208 L 9291.639 106118.208 L 9283.959 106124.608 L 9280.759 106127.808 L 9276.279 106134.208 L 9273.719 106134.208 L 9260.919 106147.008 C 9254.946 106152.981 9250.252 106157.248 9246.839 106159.808 L 9205.239 106191.808 C 9203.106 106192.234 9201.612 106192.661 9200.759 106193.088 C 9199.906 106193.514 9200.332 106194.368 9202.039 106195.648 L 9182.199 106207.168 L 9182.199 106203.968 L 9175.799 106207.168 L 9176.439 106209.728 C 9175.159 106210.154 9172.172 106210.368 9167.479 106210.368 L 9164.919 106212.288 L 9159.159 106212.288 L 9155.959 106216.128 C 9154.679 106215.274 9151.906 106214.848 9147.639 106214.848 L 9131.639 106214.848 L 9132.919 106212.288 C 9130.786 106212.714 9128.012 106212.501 9124.599 106211.648 C 9121.612 106210.794 9118.412 106209.728 9114.999 106208.448 L 9114.999 106205.888 L 9119.479 106204.608 L 9117.559 106203.328 L 9109.879 106203.328 C 9106.892 106202.048 9104.546 106199.701 9102.839 106196.288 L 9107.319 106195.008 L 9105.399 106191.808 L 9098.999 106192.448 C 9096.439 106186.474 9095.799 106181.354 9097.079 106177.088 L 9093.879 106177.728 L 9093.879 106175.168 C 9096.439 106175.168 9097.506 106174.314 9097.079 106172.608 L 9091.319 106172.608 C 9093.879 106170.901 9095.159 106168.341 9095.159 106164.928 L 9090.039 106155.968 L 9092.599 106153.408 L 9088.759 106147.648 L 9088.759 106140.608 ZM 9261.559 106019.648 C 9268.812 106013.674 9274.572 106006.634 9278.839 105998.528 C 9283.532 105989.994 9285.879 105981.461 9285.879 105972.928 C 9285.879 105967.808 9284.172 105963.114 9280.759 105958.848 C 9277.346 105954.581 9272.866 105952.448 9267.319 105952.448 C 9264.332 105952.448 9262.199 105953.728 9260.919 105956.288 L 9255.159 105956.288 L 9257.719 105959.488 L 9259.639 105958.208 L 9241.079 105971.648 C 9239.799 105975.488 9236.812 105978.688 9232.119 105981.248 L 9223.799 105987.008 L 9223.799 105989.568 L 9228.919 105989.568 L 9222.519 105990.848 L 9219.959 105992.768 L 9216.119 105995.968 L 9214.199 105999.168 L 9211.639 105999.168 L 9210.359 106001.088 C 9210.359 106001.941 9212.066 106003.008 9215.479 106004.288 L 9211.639 106007.488 C 9210.359 106007.488 9206.946 106009.621 9201.399 106013.888 L 9200.119 106021.568 L 9198.839 106024.768 L 9196.279 106024.768 L 9189.239 106034.368 L 9191.159 106031.808 L 9194.359 106031.808 L 9191.159 106035.008 L 9188.599 106035.648 L 9188.599 106038.208 C 9182.199 106039.061 9178.359 106040.128 9177.079 106041.408 L 9178.999 106043.328 L 9180.919 106042.048 L 9186.679 106042.048 L 9184.759 106045.248 L 9182.199 106045.248 L 9182.199 106050.368 L 9184.119 106051.648 C 9181.132 106051.648 9178.999 106052.928 9177.719 106055.488 C 9188.812 106055.488 9203.746 106051.648 9222.519 106043.968 C 9241.292 106035.861 9254.306 106027.754 9261.559 106019.648 ZM 6542.139 107729.501 C 6546.406 107723.101 6551.953 107713.927 6558.779 107701.981 L 6574.139 107673.821 L 6571.579 107671.901 C 6577.126 107664.647 6582.459 107659.101 6587.579 107655.261 C 6590.566 107653.127 6597.179 107649.501 6607.419 107644.381 L 6608.059 107642.461 C 6615.739 107639.047 6621.286 107636.701 6624.699 107635.421 C 6631.099 107632.861 6637.073 107631.154 6642.619 107630.301 C 6643.473 107633.714 6644.539 107636.914 6645.819 107639.901 C 6645.819 107642.034 6645.179 107645.021 6643.899 107648.861 C 6643.046 107652.701 6642.406 107655.474 6641.979 107657.181 L 6645.179 107657.181 C 6643.473 107665.714 6642.406 107670.407 6641.979 107671.261 C 6639.846 107678.514 6637.499 107683.207 6634.939 107685.341 L 6638.779 107689.181 L 6634.939 107689.181 L 6629.819 107692.381 L 6634.939 107694.301 C 6633.659 107699.847 6633.019 107702.834 6633.019 107703.261 L 6628.539 107708.381 L 6625.339 107708.381 C 6623.206 107712.647 6622.139 107715.421 6622.139 107716.701 C 6642.193 107702.194 6662.246 107687.474 6682.299 107672.541 C 6692.966 107665.714 6704.486 107659.314 6716.859 107653.341 C 6729.233 107646.941 6740.966 107642.461 6752.059 107639.901 C 6760.166 107642.887 6766.566 107646.941 6771.259 107652.061 C 6771.686 107651.634 6771.899 107651.847 6771.899 107652.701 L 6773.179 107653.981 L 6771.259 107659.101 C 6771.259 107663.794 6773.819 107665.074 6778.939 107662.941 C 6779.366 107670.194 6779.579 107675.741 6779.579 107679.581 L 6777.659 107685.981 C 6777.659 107687.261 6777.873 107688.541 6778.299 107689.821 C 6777.446 107691.101 6776.379 107692.167 6775.099 107693.021 C 6773.819 107693.874 6772.539 107693.234 6771.259 107691.101 L 6773.819 107701.341 C 6772.539 107700.061 6771.686 107700.061 6771.259 107701.341 C 6770.833 107702.194 6770.406 107703.261 6769.979 107704.541 L 6774.459 107705.181 C 6806.886 107680.434 6824.593 107666.994 6827.579 107664.861 C 6852.326 107648.221 6872.166 107639.901 6887.099 107639.901 C 6901.179 107639.901 6910.993 107647.367 6916.539 107662.301 L 6919.099 107662.301 L 6917.179 107668.061 C 6917.606 107669.767 6917.819 107673.394 6917.819 107678.941 C 6917.819 107684.487 6918.459 107687.261 6919.739 107687.261 L 6919.739 107693.021 C 6918.033 107692.594 6916.113 107692.381 6913.979 107692.381 L 6907.579 107692.381 L 6909.499 107696.861 L 6915.259 107695.581 L 6916.539 107700.061 C 6915.686 107700.914 6914.833 107701.981 6913.979 107703.261 C 6913.126 107704.114 6912.699 107706.034 6912.699 107709.021 L 6911.419 107712.861 L 6903.739 107712.861 L 6903.739 107710.941 C 6902.886 107710.941 6902.246 107710.727 6901.819 107710.301 L 6898.619 107719.261 C 6899.473 107720.114 6900.966 107720.327 6903.099 107719.901 C 6905.233 107719.474 6905.659 107718.407 6904.379 107716.701 L 6910.779 107719.901 L 6910.779 107723.101 L 6904.379 107728.861 L 6903.099 107725.661 L 6900.539 107730.781 L 6903.739 107733.341 L 6899.259 107733.341 C 6897.126 107733.341 6896.059 107734.834 6896.059 107737.821 C 6896.059 107739.101 6895.419 107740.807 6894.139 107742.941 C 6893.286 107744.647 6892.859 107746.141 6892.859 107747.421 C 6888.593 107755.101 6886.246 107759.794 6885.819 107761.501 L 6879.419 107761.501 L 6880.059 107758.301 C 6879.206 107758.727 6878.139 107759.367 6876.859 107760.221 L 6874.299 107762.781 L 6874.299 107766.621 L 6877.499 107766.621 C 6877.926 107767.901 6877.073 107768.754 6874.939 107769.181 C 6872.806 107769.607 6870.886 107770.034 6869.179 107770.461 L 6869.819 107773.021 C 6872.379 107773.874 6873.659 107775.367 6873.659 107777.501 L 6872.379 107780.061 L 6861.499 107787.741 L 6864.699 107787.741 L 6862.779 107794.781 L 6857.019 107796.061 L 6855.099 107803.101 L 6847.419 107807.581 C 6846.566 107808.861 6846.779 107810.567 6848.059 107812.701 C 6849.766 107814.834 6850.619 107816.114 6850.619 107816.541 L 6844.219 107812.701 L 6842.939 107818.461 L 6839.739 107818.461 L 6835.899 107825.501 C 6833.339 107826.781 6832.486 107828.274 6833.339 107829.981 L 6842.299 107830.621 C 6837.606 107834.034 6833.126 107837.234 6828.859 107840.221 C 6826.726 107845.341 6824.806 107849.607 6823.099 107853.021 C 6821.393 107856.434 6818.833 107859.421 6815.419 107861.981 C 6816.699 107864.541 6817.979 107866.887 6819.259 107869.021 L 6814.139 107875.421 L 6817.339 107881.181 L 6829.499 107877.341 C 6842.299 107872.647 6856.593 107862.194 6872.379 107845.981 C 6889.873 107828.061 6902.886 107816.967 6911.419 107812.701 L 6911.419 107810.141 L 6926.139 107799.901 L 6928.699 107799.901 L 6926.139 107808.221 C 6921.873 107809.927 6918.033 107812.487 6914.619 107815.901 C 6909.073 107821.874 6903.526 107827.634 6897.979 107833.181 C 6897.553 107835.741 6888.593 107845.341 6871.099 107861.981 C 6854.033 107878.194 6843.153 107887.581 6838.459 107890.141 L 6838.459 107892.701 C 6822.246 107905.927 6809.233 107916.381 6799.419 107924.061 C 6780.646 107938.567 6765.713 107945.181 6754.619 107943.901 L 6739.899 107942.621 L 6736.059 107937.501 L 6733.499 107937.501 C 6731.793 107933.661 6730.513 107930.461 6729.659 107927.901 C 6728.806 107925.341 6728.379 107922.994 6728.379 107920.861 C 6728.379 107919.154 6729.659 107911.261 6732.219 107897.181 C 6732.219 107894.621 6732.433 107892.061 6732.859 107889.501 C 6739.259 107874.141 6765.926 107829.767 6812.859 107756.381 C 6832.913 107725.234 6844.006 107704.754 6846.139 107694.941 L 6841.659 107685.981 L 6834.619 107683.421 C 6823.953 107686.407 6813.073 107691.954 6801.979 107700.061 C 6791.313 107707.741 6781.073 107715.207 6771.259 107722.461 L 6763.579 107732.061 C 6759.739 107735.474 6757.179 107737.821 6755.899 107739.101 C 6754.619 107740.381 6752.913 107742.941 6750.779 107746.781 C 6751.633 107750.194 6750.566 107753.181 6747.579 107755.741 C 6746.299 107757.021 6743.099 107759.154 6737.979 107762.141 C 6737.979 107762.994 6739.473 107763.421 6742.459 107763.421 L 6743.739 107766.621 L 6739.899 107765.981 L 6736.059 107770.461 C 6737.339 107770.034 6738.619 107770.674 6739.899 107772.381 C 6739.899 107772.807 6740.113 107773.234 6740.539 107773.661 L 6736.699 107773.661 L 6732.219 107777.501 L 6736.699 107777.501 L 6726.459 107784.541 L 6729.019 107789.661 L 6720.699 107790.301 C 6721.979 107794.567 6722.619 107797.554 6722.619 107799.261 C 6719.633 107801.821 6718.353 107803.954 6718.779 107805.661 L 6712.379 107804.381 C 6710.246 107806.941 6707.899 107810.141 6705.339 107813.981 C 6703.206 107817.821 6702.139 107821.021 6702.139 107823.581 L 6706.619 107823.581 L 6706.619 107820.381 L 6710.459 107821.021 L 6709.179 107826.781 L 6699.579 107838.941 L 6689.979 107836.381 L 6689.339 107838.301 C 6692.753 107842.994 6694.459 107845.981 6694.459 107847.261 C 6692.326 107847.687 6690.193 107847.901 6688.059 107847.901 C 6687.206 107847.901 6686.779 107848.754 6686.779 107850.461 C 6686.779 107851.741 6686.566 107852.594 6686.139 107853.021 L 6684.219 107852.381 L 6677.179 107862.621 C 6678.033 107862.194 6678.886 107862.407 6679.739 107863.261 C 6681.019 107863.687 6682.086 107864.114 6682.939 107864.541 C 6677.819 107868.381 6673.766 107872.007 6670.779 107875.421 L 6672.059 107879.901 C 6666.086 107882.887 6663.099 107886.941 6663.099 107892.061 C 6660.113 107894.621 6656.273 107897.181 6651.579 107899.741 C 6647.313 107901.874 6643.259 107904.007 6639.419 107906.141 L 6643.259 107907.421 L 6643.259 107910.621 C 6641.126 107911.901 6639.846 107912.754 6639.419 107913.181 C 6638.566 107912.754 6637.926 107912.114 6637.499 107911.261 L 6625.979 107920.861 L 6624.059 107919.581 L 6620.859 107920.221 L 6611.899 107925.981 C 6609.339 107927.687 6607.419 107929.181 6606.139 107930.461 C 6604.859 107931.314 6603.579 107932.381 6602.299 107933.661 L 6591.419 107938.781 C 6590.139 107938.781 6588.219 107938.141 6585.659 107936.861 C 6583.526 107935.154 6582.459 107933.661 6582.459 107932.381 C 6582.459 107914.034 6592.913 107886.941 6613.819 107851.101 C 6633.019 107820.807 6652.646 107789.661 6672.699 107757.661 C 6693.179 107725.234 6703.419 107702.194 6703.419 107688.541 L 6701.499 107684.701 C 6701.073 107683.421 6700.433 107681.927 6699.579 107680.221 C 6685.926 107685.767 6672.273 107693.661 6658.619 107703.901 C 6656.059 107705.607 6636.433 107723.101 6599.739 107756.381 L 6602.299 107758.941 C 6602.299 107760.221 6601.019 107761.714 6598.459 107763.421 C 6595.899 107764.701 6595.046 107766.407 6595.899 107768.541 L 6589.499 107768.541 C 6589.926 107769.821 6589.713 107770.887 6588.859 107771.741 C 6588.433 107772.594 6588.006 107773.234 6587.579 107773.661 L 6592.699 107783.901 C 6591.419 107784.327 6590.566 107785.394 6590.139 107787.101 C 6589.713 107788.807 6589.499 107790.301 6589.499 107791.581 C 6585.233 107795.421 6582.033 107798.407 6579.899 107800.541 L 6576.699 107800.541 L 6570.939 107808.861 C 6569.659 107810.994 6567.526 107815.261 6564.539 107821.661 C 6561.979 107828.061 6560.059 107833.181 6558.779 107837.021 L 6551.099 107841.501 L 6552.379 107844.701 L 6550.459 107846.621 C 6546.193 107848.327 6542.566 107851.527 6539.579 107856.221 C 6540.433 107856.221 6540.859 107856.861 6540.859 107858.141 C 6541.286 107858.994 6541.713 107859.634 6542.139 107860.061 C 6539.579 107862.194 6537.233 107864.114 6535.099 107865.821 C 6532.113 107870.087 6529.979 107873.287 6528.699 107875.421 C 6525.713 107880.114 6524.646 107883.527 6525.499 107885.661 L 6517.819 107888.221 L 6517.179 107894.621 L 6513.339 107893.981 C 6512.486 107896.967 6511.633 107899.527 6510.779 107901.661 C 6509.926 107903.794 6509.073 107906.141 6508.219 107908.701 L 6499.259 107913.821 C 6499.686 107913.394 6499.686 107912.967 6499.259 107912.541 L 6497.979 107911.261 L 6497.979 107920.221 L 6496.699 107925.981 L 6483.899 107928.541 L 6476.859 107936.221 L 6474.939 107934.941 L 6455.739 107941.341 L 6449.339 107938.781 C 6447.633 107939.634 6444.646 107940.701 6440.379 107941.981 C 6435.686 107943.261 6432.273 107943.901 6430.139 107943.901 C 6428.859 107943.901 6427.366 107942.834 6425.659 107940.701 C 6423.526 107938.141 6421.393 107934.727 6419.259 107930.461 C 6429.499 107919.794 6446.779 107891.634 6471.099 107845.981 C 6483.046 107823.794 6493.713 107806.941 6503.099 107795.421 C 6515.899 107773.661 6528.913 107751.687 6542.139 107729.501 ZM 6911.289 107886.301 L 6915.769 107886.941 L 6914.489 107881.821 C 6914.489 107880.967 6915.129 107878.834 6916.409 107875.421 C 6917.689 107871.581 6917.903 107868.807 6917.049 107867.101 L 6920.249 107863.261 L 6916.409 107863.901 L 6917.689 107862.621 C 6920.249 107856.647 6923.023 107852.167 6926.009 107849.181 L 6925.369 107846.621 L 6928.569 107843.421 L 6959.929 107779.421 L 6988.729 107732.061 L 6995.129 107722.461 L 6997.689 107723.741 L 7001.529 107719.261 C 7001.103 107718.834 6999.823 107718.621 6997.689 107718.621 L 7000.889 107710.941 L 7004.729 107710.941 L 7004.729 107708.381 L 7009.209 107707.101 L 7004.729 107706.461 C 7007.716 107703.474 7011.556 107698.567 7016.249 107691.741 C 7019.663 107686.621 7023.289 107681.287 7027.129 107675.741 L 7030.969 107675.741 C 7037.369 107666.781 7045.263 107659.954 7054.649 107655.261 C 7071.716 107646.727 7080.889 107642.034 7082.169 107641.181 L 7085.369 107642.461 C 7091.343 107637.341 7097.956 107634.781 7105.209 107634.781 L 7113.529 107637.341 C 7112.676 107642.034 7110.116 107647.794 7105.849 107654.621 C 7102.009 107661.447 7099.876 107666.141 7099.449 107668.701 C 7096.036 107670.407 7093.476 107674.247 7091.769 107680.221 L 7086.649 107685.341 L 7084.729 107693.021 C 7080.036 107696.434 7077.689 107701.127 7077.689 107707.101 L 7074.489 107707.741 L 7074.489 107711.581 C 7073.209 107711.154 7071.076 107712.007 7068.089 107714.141 C 7067.236 107713.714 7065.956 107713.501 7064.249 107713.501 L 7061.689 107713.501 L 7060.409 107717.341 L 7070.649 107717.341 L 7070.649 107719.901 L 7062.329 107723.101 L 7064.249 107724.381 L 7066.169 107726.301 L 7064.249 107728.221 L 7059.769 107726.301 L 7058.489 107728.221 L 7062.329 107728.861 L 7060.409 107734.621 C 7059.983 107732.914 7059.556 107731.634 7059.129 107730.781 C 7058.703 107729.927 7058.063 107730.141 7057.209 107731.421 L 7057.849 107737.181 C 7054.863 107736.754 7053.156 107737.394 7052.729 107739.101 C 7053.583 107739.954 7054.436 107740.594 7055.289 107741.021 L 7051.449 107753.821 L 7046.969 107754.461 L 7039.289 107756.381 L 7038.009 107760.221 L 7039.289 107761.501 L 7046.969 107760.861 L 7043.769 107763.421 L 7044.409 107767.901 L 7038.649 107773.661 L 7030.969 107772.381 L 7025.209 107778.781 C 7025.636 107779.634 7026.276 107780.274 7027.129 107780.701 L 7029.689 107778.141 L 7033.529 107778.781 L 7031.609 107781.341 L 7036.089 107784.541 C 7036.089 107785.821 7035.236 107786.887 7033.529 107787.741 C 7032.249 107788.594 7031.396 107789.021 7030.969 107789.021 L 7025.849 107785.181 L 7025.849 107787.741 L 7027.769 107789.021 L 7020.729 107789.021 L 7016.249 107790.301 L 7015.609 107795.421 L 7011.769 107796.061 L 7012.409 107799.261 L 7019.449 107799.261 C 7019.449 107800.541 7020.303 107801.394 7022.009 107801.821 C 7023.716 107802.247 7024.569 107803.101 7024.569 107804.381 L 7021.369 107804.381 L 7013.049 107804.381 L 7014.969 107807.581 L 7020.089 107806.301 C 7020.089 107807.154 7019.236 107808.221 7017.529 107809.501 C 7016.676 107811.207 7016.676 107812.487 7017.529 107813.341 C 7018.809 107813.767 7019.449 107814.407 7019.449 107815.261 L 7013.049 107819.741 L 7014.969 107821.661 L 7010.489 107822.941 L 7006.649 107824.221 L 7000.249 107827.421 C 6998.543 107828.274 6997.689 107829.554 6997.689 107831.261 L 6998.969 107833.181 L 7002.169 107829.981 C 7005.156 107829.981 7008.143 107828.914 7011.129 107826.781 L 7011.769 107829.341 L 7009.849 107829.981 L 7007.289 107836.381 L 7002.809 107835.741 L 7000.889 107838.301 L 7004.729 107840.221 L 7001.529 107846.621 L 6997.689 107845.981 L 6995.769 107847.261 C 6995.769 107854.514 6995.983 107858.994 6996.409 107860.701 L 6993.849 107861.341 L 6995.769 107866.461 L 6991.929 107868.381 L 6991.929 107874.141 L 6993.209 107875.421 C 6992.356 107875.847 6991.716 107876.061 6991.289 107876.061 L 6993.849 107887.581 L 6995.129 107888.861 L 7002.809 107889.501 C 7010.489 107889.501 7022.009 107884.381 7037.369 107874.141 L 7097.529 107831.901 L 7100.729 107833.181 C 7099.023 107837.447 7086.649 107848.114 7063.609 107865.181 C 7053.796 107872.434 7048.889 107877.554 7048.889 107880.541 L 6995.129 107917.661 C 6978.916 107928.327 6967.609 107934.301 6961.209 107935.581 C 6962.489 107936.434 6962.276 107937.501 6960.569 107938.781 C 6959.289 107939.634 6958.436 107939.207 6958.009 107937.501 C 6954.596 107940.914 6950.969 107942.834 6947.129 107943.261 C 6948.836 107944.541 6949.689 107944.327 6949.689 107942.621 C 6950.116 107941.341 6950.329 107940.487 6950.329 107940.061 L 6947.769 107939.421 L 6945.209 107941.341 L 6946.489 107937.501 L 6943.929 107937.501 L 6942.009 107941.341 L 6936.889 107941.341 L 6936.889 107938.781 C 6929.636 107936.221 6924.516 107933.874 6921.529 107931.741 C 6913.423 107926.194 6909.369 107918.087 6909.369 107907.421 L 6909.369 107901.661 L 6912.569 107902.301 L 6913.849 107900.381 L 6908.089 107900.381 C 6908.943 107893.554 6910.009 107888.861 6911.289 107886.301 ZM 7020.089 107791.581 C 7024.356 107792.434 7027.769 107794.781 7030.329 107798.621 L 7025.209 107799.261 L 7020.729 107798.621 L 7017.529 107797.981 L 7016.889 107796.061 L 7020.089 107791.581 ZM 7091.129 107576.541 L 7087.929 107568.861 C 7087.929 107563.741 7090.703 107557.341 7096.249 107549.661 C 7100.516 107544.114 7104.783 107538.354 7109.049 107532.381 L 7108.409 107530.461 L 7112.249 107531.741 L 7113.529 107530.461 L 7112.249 107527.261 L 7113.529 107523.421 L 7115.449 107520.861 L 7118.009 107520.221 L 7118.009 107517.021 C 7118.009 107513.181 7120.569 107511.261 7125.689 107511.261 L 7131.449 107513.821 L 7133.369 107512.541 L 7133.369 107506.781 L 7136.569 107505.501 L 7140.409 107506.141 L 7144.889 107503.581 L 7145.529 107501.021 L 7150.009 107502.301 L 7151.929 107499.741 L 7155.129 107499.741 L 7156.409 107498.461 L 7158.329 107500.381 L 7161.529 107495.901 L 7167.929 107500.381 L 7169.209 107495.901 L 7171.129 107497.181 L 7173.689 107493.981 L 7183.289 107494.621 L 7185.209 107495.901 L 7189.049 107500.381 L 7181.369 107523.421 L 7180.089 107527.261 C 7177.956 107529.394 7176.463 107531.954 7175.609 107534.941 C 7171.769 107534.941 7169.209 107535.367 7167.929 107536.221 L 7167.929 107539.421 L 7171.129 107539.421 L 7171.129 107545.181 C 7166.436 107547.314 7163.876 107550.941 7163.449 107556.061 L 7158.969 107563.741 L 7153.209 107565.021 L 7153.209 107568.221 L 7148.729 107567.581 L 7145.529 107567.581 L 7144.889 107569.501 L 7139.769 107569.501 C 7135.929 107569.074 7131.876 107571.421 7127.609 107576.541 L 7122.489 107575.261 L 7118.649 107575.901 L 7118.009 107580.381 L 7107.129 107580.381 L 7105.209 107578.461 L 7100.089 107582.301 C 7093.263 107582.301 7089.636 107584.007 7089.209 107587.421 L 7087.289 107586.141 C 7086.009 107584.861 7085.369 107581.661 7085.369 107576.541 L 7091.129 107576.541 ZM 7164.859 107746.141 C 7167.846 107735.901 7172.326 107724.381 7178.299 107711.581 C 7184.273 107698.781 7190.246 107686.407 7196.219 107674.461 L 7198.139 107675.741 L 7203.259 107673.821 C 7208.806 107670.834 7212.433 107668.914 7214.139 107668.061 C 7218.833 107664.647 7222.246 107662.301 7224.379 107661.021 C 7230.353 107658.461 7236.326 107655.687 7242.299 107652.701 C 7248.273 107650.567 7254.033 107647.581 7259.579 107643.741 L 7265.339 107647.581 C 7263.206 107656.541 7261.286 107664.861 7259.579 107672.541 C 7256.166 107687.474 7253.393 107696.221 7251.259 107698.781 L 7247.419 107704.541 C 7245.286 107707.527 7244.433 107710.087 7244.859 107712.221 L 7245.499 107716.061 C 7267.686 107696.861 7285.179 107682.354 7297.979 107672.541 C 7321.446 107654.621 7341.926 107645.661 7359.419 107645.661 C 7364.113 107645.661 7368.379 107646.514 7372.219 107648.221 C 7376.486 107649.501 7379.686 107652.274 7381.819 107656.541 L 7383.099 107661.021 C 7383.526 107661.874 7385.019 107662.727 7387.579 107663.581 L 7386.939 107668.701 C 7387.793 107669.981 7388.859 107671.261 7390.139 107672.541 L 7393.339 107676.381 L 7392.059 107682.781 L 7394.619 107689.181 L 7388.219 107690.461 L 7388.219 107694.941 L 7392.059 107693.021 L 7392.059 107705.821 L 7386.939 107707.101 L 7388.219 107710.941 L 7380.539 107723.101 C 7381.819 107725.234 7384.166 107725.661 7387.579 107724.381 L 7383.739 107727.581 L 7381.819 107726.941 L 7374.779 107733.981 L 7380.539 107737.821 L 7374.779 107736.541 C 7374.353 107737.394 7374.139 107738.247 7374.139 107739.101 L 7369.019 107741.661 L 7369.019 107746.781 C 7365.179 107750.621 7362.406 107754.247 7360.699 107757.661 C 7361.126 107758.514 7363.259 107759.367 7367.099 107760.221 L 7364.539 107767.261 L 7358.779 107769.181 L 7357.499 107774.941 L 7354.939 107775.581 L 7356.219 107780.061 C 7356.219 107784.754 7355.366 107787.314 7353.659 107787.741 L 7349.179 107783.901 C 7350.033 107785.181 7349.179 107786.247 7346.619 107787.101 C 7344.486 107787.527 7343.419 107787.954 7343.419 107788.381 L 7343.419 107793.501 L 7352.379 107792.221 L 7351.739 107794.141 L 7347.899 107794.781 C 7347.899 107799.047 7346.406 107802.461 7343.419 107805.021 L 7337.659 107803.741 L 7335.739 107808.221 L 7340.859 107808.221 L 7336.379 107816.541 L 7335.099 107814.621 L 7329.339 107813.341 C 7328.059 107815.047 7328.486 107816.541 7330.619 107817.821 C 7332.753 107818.674 7333.606 107819.954 7333.179 107821.661 L 7327.419 107826.781 L 7331.259 107831.261 L 7333.819 107831.261 L 7333.819 107833.821 L 7329.979 107833.181 L 7326.139 107835.101 L 7326.779 107839.581 C 7325.499 107841.714 7324.433 107843.634 7323.579 107845.341 L 7323.579 107863.261 L 7320.379 107864.541 C 7319.526 107867.954 7319.099 107870.941 7319.099 107873.501 C 7319.099 107876.487 7319.739 107879.261 7321.019 107881.821 L 7331.259 107883.741 C 7341.499 107883.741 7360.059 107875.421 7386.939 107858.781 C 7399.313 107851.101 7414.886 107840.647 7433.659 107827.421 C 7431.953 107829.981 7427.899 107834.034 7421.499 107839.581 C 7415.526 107845.127 7411.473 107849.821 7409.339 107853.661 L 7402.939 107856.861 L 7404.219 107858.141 C 7384.166 107876.061 7362.406 107892.701 7338.939 107908.061 C 7306.086 107929.821 7281.339 107940.701 7264.699 107940.701 C 7251.473 107940.701 7242.513 107935.367 7237.819 107924.701 C 7234.833 107917.874 7233.339 107906.994 7233.339 107892.061 L 7233.339 107883.101 C 7235.899 107883.101 7237.393 107882.247 7237.819 107880.541 C 7238.246 107878.407 7237.179 107877.554 7234.619 107877.981 C 7239.313 107865.607 7244.433 107853.021 7249.979 107840.221 C 7259.793 107818.887 7265.339 107806.514 7266.619 107803.101 C 7287.526 107765.981 7299.899 107743.367 7303.739 107735.261 C 7311.846 107718.194 7315.899 107705.821 7315.899 107698.141 C 7315.899 107691.314 7312.699 107687.901 7306.299 107687.901 C 7299.899 107687.901 7292.006 107691.527 7282.619 107698.781 C 7275.366 107704.754 7268.326 107710.514 7261.499 107716.061 L 7260.219 107717.981 C 7257.659 107721.394 7249.553 107732.061 7235.899 107749.981 C 7224.379 107764.914 7216.273 107775.154 7211.579 107780.701 L 7211.579 107787.741 L 7205.819 107793.501 C 7206.246 107793.074 7206.886 107793.074 7207.739 107793.501 C 7208.593 107793.927 7208.593 107794.567 7207.739 107795.421 L 7203.899 107804.381 L 7197.499 107806.941 L 7196.859 107811.421 L 7191.099 107819.741 L 7191.739 107823.581 C 7187.473 107827.847 7185.979 107831.261 7187.259 107833.821 L 7182.139 107833.821 L 7184.059 107837.021 L 7175.739 107847.261 L 7171.259 107853.661 L 7171.899 107855.581 L 7168.699 107856.861 L 7168.059 107863.901 L 7162.299 107864.541 L 7165.499 107872.221 L 7162.299 107870.301 C 7161.446 107871.581 7160.593 107872.647 7159.739 107873.501 L 7153.979 107879.261 C 7154.833 107878.407 7155.686 107878.194 7156.539 107878.621 C 7157.819 107879.047 7158.459 107879.901 7158.459 107881.181 L 7151.419 107881.821 C 7148.859 107883.101 7147.579 107885.021 7147.579 107887.581 C 7148.433 107888.861 7149.499 107889.287 7150.779 107888.861 L 7143.739 107900.381 L 7139.259 107900.381 C 7134.993 107902.514 7131.579 107904.434 7129.019 107906.141 C 7126.459 107907.847 7123.899 107909.767 7121.339 107911.901 L 7114.939 107914.461 C 7113.233 107915.314 7112.593 107916.167 7113.019 107917.021 L 7107.259 107917.021 C 7108.113 107918.727 7107.259 107920.221 7104.699 107921.501 C 7102.139 107922.354 7100.646 107923.207 7100.219 107924.061 L 7094.459 107922.781 L 7085.499 107927.261 L 7079.739 107925.981 L 7079.739 107931.101 L 7069.499 107927.261 L 7067.579 107919.581 C 7067.579 107914.461 7075.473 107898.034 7091.259 107870.301 C 7111.739 107834.887 7132.433 107799.261 7153.339 107763.421 C 7157.179 107757.021 7161.019 107751.261 7164.859 107746.141 ZM 7595.639 107643.101 L 7598.199 107637.341 L 7602.679 107636.061 L 7604.599 107640.541 L 7608.439 107635.421 L 7610.359 107634.781 L 7614.839 107641.821 L 7619.319 107641.821 L 7618.039 107637.341 L 7621.239 107637.341 C 7623.799 107637.341 7629.346 107639.474 7637.879 107643.741 C 7638.306 107645.021 7638.946 107646.087 7639.799 107646.941 C 7641.933 107647.367 7643.426 107647.581 7644.279 107647.581 L 7650.039 107664.221 L 7651.319 107662.301 L 7655.159 107662.941 L 7653.239 107670.621 L 7657.079 107682.141 L 7658.999 107685.981 C 7658.999 107689.394 7658.573 107691.954 7657.719 107693.661 C 7657.293 107695.367 7656.653 107697.287 7655.799 107699.421 C 7655.799 107701.127 7656.653 107703.901 7658.359 107707.741 C 7657.933 107710.301 7657.293 107714.994 7656.439 107721.821 C 7655.586 107728.647 7655.159 107733.341 7655.159 107735.901 L 7650.679 107740.381 L 7651.959 107746.781 L 7648.759 107749.341 L 7649.399 107752.541 L 7650.039 107755.101 C 7647.906 107761.501 7644.493 107769.821 7639.799 107780.061 C 7636.813 107786.887 7632.973 107794.781 7628.279 107803.741 L 7616.759 107812.701 L 7619.959 107816.541 L 7605.879 107834.461 L 7602.679 107834.461 L 7604.599 107838.301 C 7602.039 107838.727 7600.119 107839.794 7598.839 107841.501 L 7596.279 107846.621 C 7595.426 107847.901 7594.359 107848.114 7593.079 107847.261 L 7587.319 107856.861 C 7586.039 107856.007 7584.759 107856.221 7583.479 107857.501 C 7582.626 107858.781 7582.413 107860.061 7582.839 107861.341 L 7578.359 107860.701 C 7577.506 107862.834 7576.439 107864.754 7575.159 107866.461 C 7573.879 107868.167 7572.386 107868.381 7570.679 107867.101 C 7569.399 107869.661 7567.693 107872.007 7565.559 107874.141 L 7561.079 107878.621 L 7555.959 107881.181 C 7546.146 107893.127 7535.479 107902.941 7523.959 107910.621 L 7521.399 107916.381 C 7514.999 107920.221 7510.093 107923.207 7506.679 107925.341 C 7499.853 107929.607 7495.159 107933.234 7492.599 107936.221 L 7486.839 107936.221 L 7485.559 107938.781 C 7481.719 107940.061 7477.666 107941.341 7473.399 107942.621 C 7469.559 107943.901 7465.506 107944.541 7461.239 107944.541 C 7444.173 107944.541 7431.586 107936.434 7423.479 107920.221 C 7417.079 107907.421 7413.879 107891.421 7413.879 107872.221 C 7413.879 107843.634 7420.493 107816.967 7433.719 107792.221 C 7444.386 107771.741 7461.026 107750.621 7483.639 107728.861 C 7494.733 107718.194 7515.853 107699.847 7546.999 107673.821 C 7554.253 107667.421 7561.933 107661.021 7570.039 107654.621 C 7578.146 107647.794 7586.466 107642.461 7594.999 107638.621 L 7595.639 107643.101 ZM 7482.999 107861.341 L 7484.919 107860.701 L 7486.199 107858.141 L 7487.479 107861.981 L 7486.839 107865.181 C 7488.973 107867.314 7490.253 107869.234 7490.679 107870.941 L 7485.559 107870.301 C 7485.559 107875.421 7488.759 107878.834 7495.159 107880.541 C 7496.866 107891.207 7501.773 107896.541 7509.879 107896.541 C 7529.933 107896.541 7549.133 107878.407 7567.479 107842.141 C 7583.693 107810.141 7591.799 107783.261 7591.799 107761.501 C 7591.799 107742.301 7589.239 107727.154 7584.119 107716.061 C 7579.426 107704.967 7573.026 107697.287 7564.919 107693.021 L 7560.439 107693.661 L 7559.159 107701.981 L 7555.959 107700.061 L 7554.679 107698.141 C 7554.679 107701.127 7553.399 107703.687 7550.839 107705.821 L 7550.839 107709.021 L 7548.919 107712.221 L 7543.159 107705.821 L 7541.879 107709.661 L 7543.159 107712.861 L 7539.319 107716.061 L 7540.599 107720.541 L 7533.559 107717.981 L 7535.479 107724.381 C 7533.773 107726.941 7531.639 107728.434 7529.079 107728.861 L 7527.799 107732.061 L 7521.399 107734.621 L 7522.679 107738.461 L 7524.599 107735.901 L 7525.879 107739.101 L 7523.319 107740.381 L 7523.319 107744.861 L 7518.839 107746.141 L 7515.639 107743.581 L 7513.079 107747.421 L 7510.519 107746.781 L 7510.519 107749.981 L 7516.279 107749.981 L 7514.359 107753.181 L 7511.799 107753.181 L 7513.719 107759.581 L 7509.879 107759.581 L 7509.239 107764.061 L 7507.959 107766.621 L 7510.519 107767.261 C 7506.253 107771.527 7504.119 107776.221 7504.119 107781.341 L 7498.359 107781.341 L 7495.799 107778.781 L 7493.239 107778.781 C 7493.666 107780.914 7495.159 107782.834 7497.719 107784.541 L 7498.999 107788.381 C 7499.426 107790.514 7497.293 107792.434 7492.599 107794.141 L 7494.519 107800.541 L 7497.079 107800.541 L 7491.959 107813.341 C 7490.679 107817.181 7490.039 107821.874 7490.039 107827.421 L 7483.639 107829.981 L 7483.639 107833.181 C 7484.493 107834.887 7485.559 107835.314 7486.839 107834.461 L 7488.119 107837.661 L 7486.199 107839.581 L 7481.719 107838.301 L 7479.799 107840.861 L 7484.919 107845.341 L 7484.919 107851.741 C 7487.053 107853.874 7487.693 107855.367 7486.839 107856.221 L 7483.639 107854.941 L 7477.879 107860.061 L 7482.999 107861.341 ZM 7607.189 107944.541 C 7615.296 107927.047 7630.229 107901.234 7651.989 107867.101 C 7673.323 107832.967 7688.043 107807.581 7696.149 107790.941 C 7713.643 107763.634 7726.016 107743.581 7733.269 107730.781 C 7748.629 107703.474 7757.376 107683.207 7759.509 107669.981 C 7777.856 107658.887 7791.936 107650.567 7801.749 107645.021 C 7811.989 107639.474 7820.096 107636.701 7826.069 107636.701 L 7832.469 107641.821 L 7835.029 107651.421 C 7835.029 107653.554 7834.176 107655.901 7832.469 107658.461 L 7829.909 107663.581 C 7830.763 107664.434 7831.189 107667.847 7831.189 107673.821 C 7829.483 107676.807 7827.989 107679.581 7826.709 107682.141 C 7825.429 107684.274 7823.723 107686.621 7821.589 107689.181 L 7821.589 107692.381 C 7823.296 107692.807 7824.576 107693.234 7825.429 107693.661 C 7826.709 107693.661 7828.203 107693.447 7829.909 107693.021 L 7827.989 107696.221 C 7827.563 107696.647 7825.216 107697.501 7820.949 107698.781 L 7816.469 107705.181 L 7822.229 107705.181 L 7820.949 107708.381 L 7812.629 107714.141 C 7811.776 107714.994 7811.776 107715.847 7812.629 107716.701 C 7813.483 107717.127 7814.336 107717.341 7815.189 107717.341 C 7816.043 107716.914 7816.896 107716.701 7817.749 107716.701 C 7817.749 107717.127 7817.963 107717.554 7818.389 107717.981 C 7844.843 107692.381 7867.456 107672.327 7886.229 107657.821 C 7905.429 107642.887 7918.229 107635.421 7924.629 107635.421 L 7933.589 107636.701 C 7933.163 107639.261 7934.016 107640.967 7936.149 107641.821 C 7936.149 107644.381 7935.083 107647.154 7932.949 107650.141 L 7929.109 107650.781 L 7926.549 107664.861 L 7923.989 107664.221 C 7923.136 107665.927 7922.496 107667.421 7922.069 107668.701 L 7916.309 107671.901 L 7913.749 107682.141 L 7918.869 107685.981 C 7918.016 107685.554 7917.376 107686.194 7916.949 107687.901 C 7916.523 107689.607 7916.736 107690.887 7917.589 107691.741 L 7910.549 107696.861 L 7906.069 107700.701 L 7908.629 107700.701 C 7905.216 107711.794 7902.016 107722.674 7899.029 107733.341 C 7898.603 107736.754 7897.536 107738.461 7895.829 107738.461 L 7897.109 107744.221 L 7900.309 107744.221 L 7900.309 107753.821 L 7906.709 107755.101 L 7917.589 107753.821 L 7926.549 107751.261 C 7938.923 107746.141 7954.069 107736.541 7971.989 107722.461 C 7994.176 107704.967 8008.469 107694.301 8014.869 107690.461 L 8014.869 107693.661 C 8011.456 107696.647 7996.949 107709.447 7971.349 107732.061 C 7952.576 107748.701 7939.349 107762.567 7931.669 107773.661 L 7927.189 107773.021 L 7920.789 107783.261 C 7915.669 107785.821 7908.629 107790.514 7899.669 107797.341 L 7886.869 107806.941 L 7888.149 107809.501 C 7882.603 107809.501 7875.776 107810.994 7867.669 107813.981 C 7859.563 107816.541 7851.883 107819.101 7844.629 107821.661 L 7844.629 107818.461 L 7836.309 107817.821 C 7829.483 107814.407 7824.789 107809.501 7822.229 107803.101 C 7820.096 107796.701 7819.029 107789.021 7819.029 107780.061 C 7819.029 107768.541 7821.589 107757.021 7826.709 107745.501 C 7832.256 107733.554 7837.803 107722.034 7843.349 107710.941 L 7788.949 107767.261 C 7788.949 107768.541 7788.096 107770.247 7786.389 107772.381 C 7785.109 107774.087 7783.616 107776.007 7781.909 107778.141 C 7780.203 107779.847 7776.363 107786.247 7770.389 107797.341 C 7764.843 107808.434 7759.723 107816.327 7755.029 107821.021 L 7756.949 107828.061 L 7754.389 107827.421 C 7753.109 107827.421 7751.829 107828.274 7750.549 107829.981 C 7749.269 107831.687 7749.056 107832.967 7749.909 107833.821 C 7750.336 107834.247 7751.189 107834.247 7752.469 107833.821 C 7753.749 107833.394 7754.389 107834.034 7754.389 107835.741 L 7750.549 107836.381 L 7747.989 107842.781 L 7742.229 107846.621 C 7742.229 107847.474 7742.443 107849.394 7742.869 107852.381 L 7735.829 107857.501 L 7735.189 107862.621 C 7736.896 107861.767 7738.603 107862.621 7740.309 107865.181 C 7736.469 107867.741 7731.989 107869.021 7726.869 107869.021 L 7726.869 107872.861 L 7735.189 107871.581 L 7729.429 107879.261 C 7723.883 107880.967 7719.189 107881.607 7715.349 107881.181 L 7713.429 107887.581 L 7721.749 107887.581 L 7727.509 107884.381 L 7727.509 107885.021 C 7726.229 107887.154 7726.016 107888.861 7726.869 107890.141 C 7720.469 107892.701 7715.563 107893.981 7712.149 107893.981 C 7711.296 107895.261 7710.869 107896.114 7710.869 107896.541 C 7709.589 107898.674 7708.523 107899.527 7707.669 107899.101 L 7705.749 107906.781 L 7707.669 107907.421 L 7714.069 107900.381 L 7719.829 107902.301 L 7721.749 107901.661 C 7721.749 107904.221 7720.043 107905.074 7716.629 107904.221 L 7712.789 107906.141 L 7719.189 107907.421 L 7715.989 107915.101 L 7711.509 107914.461 L 7712.149 107919.581 L 7707.669 107928.541 L 7696.149 107925.981 L 7692.309 107930.461 C 7694.869 107931.741 7697.643 107932.381 7700.629 107932.381 C 7701.909 107932.381 7703.829 107931.954 7706.389 107931.101 L 7694.869 107937.501 C 7693.589 107935.794 7692.523 107934.087 7691.669 107932.381 L 7687.189 107943.901 C 7680.363 107947.314 7676.096 107951.367 7674.389 107956.061 L 7669.909 107954.781 L 7672.469 107953.501 L 7671.829 107950.941 L 7662.869 107952.861 C 7663.296 107954.141 7662.443 107955.421 7660.309 107956.701 C 7658.176 107957.981 7656.683 107957.767 7655.829 107956.061 L 7651.989 107959.261 C 7650.709 107957.554 7648.789 107957.767 7646.229 107959.901 C 7643.669 107960.754 7640.256 107962.247 7635.989 107964.381 C 7631.296 107966.514 7628.309 107967.794 7627.029 107968.221 L 7623.189 107967.581 L 7619.989 107972.061 L 7615.509 107970.781 L 7609.749 107972.701 L 7609.109 107968.221 L 7602.709 107962.461 L 7607.189 107944.541 ZM 7902.539 107886.301 L 7907.019 107886.941 L 7905.739 107881.821 C 7905.739 107880.967 7906.379 107878.834 7907.659 107875.421 C 7908.939 107871.581 7909.153 107868.807 7908.299 107867.101 L 7911.499 107863.261 L 7907.659 107863.901 L 7908.939 107862.621 C 7911.499 107856.647 7914.273 107852.167 7917.259 107849.181 L 7916.619 107846.621 L 7919.819 107843.421 L 7951.179 107779.421 L 7979.979 107732.061 L 7986.379 107722.461 L 7988.939 107723.741 L 7992.779 107719.261 C 7992.353 107718.834 7991.073 107718.621 7988.939 107718.621 L 7992.139 107710.941 L 7995.979 107710.941 L 7995.979 107708.381 L 8000.459 107707.101 L 7995.979 107706.461 C 7998.966 107703.474 8002.806 107698.567 8007.499 107691.741 C 8010.913 107686.621 8014.539 107681.287 8018.379 107675.741 L 8022.219 107675.741 C 8028.619 107666.781 8036.513 107659.954 8045.899 107655.261 C 8062.966 107646.727 8072.139 107642.034 8073.419 107641.181 L 8076.619 107642.461 C 8082.593 107637.341 8089.206 107634.781 8096.459 107634.781 L 8104.779 107637.341 C 8103.926 107642.034 8101.366 107647.794 8097.099 107654.621 C 8093.259 107661.447 8091.126 107666.141 8090.699 107668.701 C 8087.286 107670.407 8084.726 107674.247 8083.019 107680.221 L 8077.899 107685.341 L 8075.979 107693.021 C 8071.286 107696.434 8068.939 107701.127 8068.939 107707.101 L 8065.739 107707.741 L 8065.739 107711.581 C 8064.459 107711.154 8062.326 107712.007 8059.339 107714.141 C 8058.486 107713.714 8057.206 107713.501 8055.499 107713.501 L 8052.939 107713.501 L 8051.659 107717.341 L 8061.899 107717.341 L 8061.899 107719.901 L 8053.579 107723.101 L 8055.499 107724.381 L 8057.419 107726.301 L 8055.499 107728.221 L 8051.019 107726.301 L 8049.739 107728.221 L 8053.579 107728.861 L 8051.659 107734.621 C 8051.233 107732.914 8050.806 107731.634 8050.379 107730.781 C 8049.953 107729.927 8049.313 107730.141 8048.459 107731.421 L 8049.099 107737.181 C 8046.113 107736.754 8044.406 107737.394 8043.979 107739.101 C 8044.833 107739.954 8045.686 107740.594 8046.539 107741.021 L 8042.699 107753.821 L 8038.219 107754.461 L 8030.539 107756.381 L 8029.259 107760.221 L 8030.539 107761.501 L 8038.219 107760.861 L 8035.019 107763.421 L 8035.659 107767.901 L 8029.899 107773.661 L 8022.219 107772.381 L 8016.459 107778.781 C 8016.886 107779.634 8017.526 107780.274 8018.379 107780.701 L 8020.939 107778.141 L 8024.779 107778.781 L 8022.859 107781.341 L 8027.339 107784.541 C 8027.339 107785.821 8026.486 107786.887 8024.779 107787.741 C 8023.499 107788.594 8022.646 107789.021 8022.219 107789.021 L 8017.099 107785.181 L 8017.099 107787.741 L 8019.019 107789.021 L 8011.979 107789.021 L 8007.499 107790.301 L 8006.859 107795.421 L 8003.019 107796.061 L 8003.659 107799.261 L 8010.699 107799.261 C 8010.699 107800.541 8011.553 107801.394 8013.259 107801.821 C 8014.966 107802.247 8015.819 107803.101 8015.819 107804.381 L 8012.619 107804.381 L 8004.299 107804.381 L 8006.219 107807.581 L 8011.339 107806.301 C 8011.339 107807.154 8010.486 107808.221 8008.779 107809.501 C 8007.926 107811.207 8007.926 107812.487 8008.779 107813.341 C 8010.059 107813.767 8010.699 107814.407 8010.699 107815.261 L 8004.299 107819.741 L 8006.219 107821.661 L 8001.739 107822.941 L 7997.899 107824.221 L 7991.499 107827.421 C 7989.793 107828.274 7988.939 107829.554 7988.939 107831.261 L 7990.219 107833.181 L 7993.419 107829.981 C 7996.406 107829.981 7999.393 107828.914 8002.379 107826.781 L 8003.019 107829.341 L 8001.099 107829.981 L 7998.539 107836.381 L 7994.059 107835.741 L 7992.139 107838.301 L 7995.979 107840.221 L 7992.779 107846.621 L 7988.939 107845.981 L 7987.019 107847.261 C 7987.019 107854.514 7987.233 107858.994 7987.659 107860.701 L 7985.099 107861.341 L 7987.019 107866.461 L 7983.179 107868.381 L 7983.179 107874.141 L 7984.459 107875.421 C 7983.606 107875.847 7982.966 107876.061 7982.539 107876.061 L 7985.099 107887.581 L 7986.379 107888.861 L 7994.059 107889.501 C 8001.739 107889.501 8013.259 107884.381 8028.619 107874.141 L 8088.779 107831.901 L 8091.979 107833.181 C 8090.273 107837.447 8077.899 107848.114 8054.859 107865.181 C 8045.046 107872.434 8040.139 107877.554 8040.139 107880.541 L 7986.379 107917.661 C 7970.166 107928.327 7958.859 107934.301 7952.459 107935.581 C 7953.739 107936.434 7953.526 107937.501 7951.819 107938.781 C 7950.539 107939.634 7949.686 107939.207 7949.259 107937.501 C 7945.846 107940.914 7942.219 107942.834 7938.379 107943.261 C 7940.086 107944.541 7940.939 107944.327 7940.939 107942.621 C 7941.366 107941.341 7941.579 107940.487 7941.579 107940.061 L 7939.019 107939.421 L 7936.459 107941.341 L 7937.739 107937.501 L 7935.179 107937.501 L 7933.259 107941.341 L 7928.139 107941.341 L 7928.139 107938.781 C 7920.886 107936.221 7915.766 107933.874 7912.779 107931.741 C 7904.673 107926.194 7900.619 107918.087 7900.619 107907.421 L 7900.619 107901.661 L 7903.819 107902.301 L 7905.099 107900.381 L 7899.339 107900.381 C 7900.193 107893.554 7901.259 107888.861 7902.539 107886.301 ZM 8011.339 107791.581 C 8015.606 107792.434 8019.019 107794.781 8021.579 107798.621 L 8016.459 107799.261 L 8011.979 107798.621 L 8008.779 107797.981 L 8008.139 107796.061 L 8011.339 107791.581 ZM 8082.379 107576.541 L 8079.179 107568.861 C 8079.179 107563.741 8081.953 107557.341 8087.499 107549.661 C 8091.766 107544.114 8096.033 107538.354 8100.299 107532.381 L 8099.659 107530.461 L 8103.499 107531.741 L 8104.779 107530.461 L 8103.499 107527.261 L 8104.779 107523.421 L 8106.699 107520.861 L 8109.259 107520.221 L 8109.259 107517.021 C 8109.259 107513.181 8111.819 107511.261 8116.939 107511.261 L 8122.699 107513.821 L 8124.619 107512.541 L 8124.619 107506.781 L 8127.819 107505.501 L 8131.659 107506.141 L 8136.139 107503.581 L 8136.779 107501.021 L 8141.259 107502.301 L 8143.179 107499.741 L 8146.379 107499.741 L 8147.659 107498.461 L 8149.579 107500.381 L 8152.779 107495.901 L 8159.179 107500.381 L 8160.459 107495.901 L 8162.379 107497.181 L 8164.939 107493.981 L 8174.539 107494.621 L 8176.459 107495.901 L 8180.299 107500.381 L 8172.619 107523.421 L 8171.339 107527.261 C 8169.206 107529.394 8167.713 107531.954 8166.859 107534.941 C 8163.019 107534.941 8160.459 107535.367 8159.179 107536.221 L 8159.179 107539.421 L 8162.379 107539.421 L 8162.379 107545.181 C 8157.686 107547.314 8155.126 107550.941 8154.699 107556.061 L 8150.219 107563.741 L 8144.459 107565.021 L 8144.459 107568.221 L 8139.979 107567.581 L 8136.779 107567.581 L 8136.139 107569.501 L 8131.019 107569.501 C 8127.179 107569.074 8123.126 107571.421 8118.859 107576.541 L 8113.739 107575.261 L 8109.899 107575.901 L 8109.259 107580.381 L 8098.379 107580.381 L 8096.459 107578.461 L 8091.339 107582.301 C 8084.513 107582.301 8080.886 107584.007 8080.459 107587.421 L 8078.539 107586.141 C 8077.259 107584.861 8076.619 107581.661 8076.619 107576.541 L 8082.379 107576.541 ZM 8120.909 107861.981 L 8122.189 107853.021 L 8126.029 107851.741 L 8126.669 107845.341 L 8125.389 107844.061 L 8129.869 107839.581 C 8132.856 107836.167 8134.349 107833.394 8134.349 107831.261 C 8134.349 107829.127 8132.856 107828.061 8129.869 107828.061 L 8131.789 107826.781 C 8133.923 107825.501 8134.989 107823.794 8134.989 107821.661 C 8134.989 107817.394 8136.056 107813.767 8138.189 107810.781 C 8140.749 107807.794 8142.669 107806.941 8143.949 107808.221 L 8143.309 107803.101 L 8144.589 107796.701 L 8147.149 107796.701 L 8145.869 107790.941 L 8149.069 107789.021 L 8147.789 107787.741 L 8152.269 107786.461 L 8150.989 107780.701 L 8156.749 107776.861 L 8154.189 107771.741 C 8154.616 107770.461 8155.256 107769.394 8156.109 107768.541 C 8156.963 107767.261 8158.029 107767.047 8159.309 107767.901 L 8159.309 107758.941 C 8161.443 107757.661 8162.509 107756.594 8162.509 107755.741 C 8162.936 107754.461 8164.003 107753.821 8165.709 107753.821 L 8167.629 107753.181 C 8165.923 107748.061 8167.629 107742.941 8172.749 107737.821 C 8171.896 107736.541 8171.896 107735.901 8172.749 107735.901 C 8173.603 107735.474 8174.669 107735.047 8175.949 107734.621 L 8175.949 107728.221 C 8177.656 107729.927 8178.936 107729.927 8179.789 107728.221 C 8181.069 107726.087 8181.709 107722.247 8181.709 107716.701 L 8187.469 107715.421 L 8190.029 107710.301 L 8188.749 107702.621 L 8183.629 107702.621 C 8178.936 107702.621 8168.056 107705.394 8150.989 107710.941 C 8141.603 107713.927 8134.563 107715.421 8129.869 107715.421 L 8122.829 107714.141 L 8149.709 107674.461 L 8155.469 107671.261 C 8159.736 107661.447 8170.403 107654.194 8187.469 107649.501 C 8207.523 107646.087 8220.536 107643.741 8226.509 107642.461 C 8234.616 107633.927 8244.003 107621.981 8254.669 107606.621 C 8263.629 107593.821 8272.589 107580.807 8281.549 107567.581 C 8291.789 107554.781 8300.109 107545.394 8306.509 107539.421 C 8318.029 107528.327 8328.483 107521.714 8337.869 107519.581 C 8340.003 107516.594 8343.629 107513.821 8348.749 107511.261 C 8354.296 107508.701 8359.203 107506.781 8363.469 107505.501 L 8368.589 107513.821 C 8367.736 107517.661 8365.603 107522.994 8362.189 107529.821 L 8357.709 107537.501 L 8350.029 107541.981 C 8349.176 107548.807 8345.976 107556.274 8340.429 107564.381 C 8334.883 107572.487 8331.256 107578.887 8329.549 107583.581 L 8324.429 107585.501 L 8326.989 107591.901 C 8323.576 107591.901 8321.869 107592.327 8321.869 107593.181 L 8321.869 107598.941 L 8317.389 107603.421 L 8314.189 107603.421 L 8305.869 107623.261 L 8299.469 107623.261 C 8301.176 107626.674 8301.389 107629.874 8300.109 107632.861 L 8344.909 107631.581 C 8351.736 107631.581 8358.563 107631.794 8365.389 107632.221 C 8372.216 107632.221 8379.256 107633.287 8386.509 107635.421 C 8383.523 107642.674 8380.323 107648.647 8376.909 107653.341 L 8371.789 107653.981 L 8368.589 107661.021 L 8360.909 107663.581 L 8355.789 107671.261 C 8351.949 107676.381 8347.256 107680.647 8341.709 107684.061 C 8336.589 107687.474 8330.403 107690.461 8323.149 107693.021 L 8309.069 107691.101 L 8287.309 107693.021 C 8286.456 107691.741 8282.403 107692.167 8275.149 107694.301 C 8268.323 107696.007 8264.269 107696.647 8262.989 107696.221 C 8261.709 107695.794 8260.643 107696.434 8259.789 107698.141 C 8259.363 107699.421 8258.509 107699.847 8257.229 107699.421 C 8253.816 107706.674 8251.469 107712.007 8250.189 107715.421 C 8245.496 107726.087 8242.723 107733.341 8241.869 107737.181 L 8238.669 107743.581 C 8231.416 107754.247 8226.296 107762.781 8223.309 107769.181 C 8220.749 107775.581 8218.829 107782.407 8217.549 107789.661 C 8216.269 107789.234 8215.203 107789.874 8214.349 107791.581 C 8213.923 107792.861 8214.136 107794.141 8214.989 107795.421 L 8212.429 107802.461 L 8206.669 107804.381 C 8207.949 107806.087 8209.443 107807.581 8211.149 107808.861 C 8207.736 107815.261 8205.816 107818.887 8205.389 107819.741 C 8203.683 107824.007 8202.829 107828.061 8202.829 107831.901 L 8200.909 107833.821 L 8201.549 107838.301 C 8200.269 107842.141 8199.416 107845.127 8198.989 107847.261 C 8196.856 107854.941 8195.789 107859.421 8195.789 107860.701 C 8195.789 107867.527 8196.856 107872.861 8198.989 107876.701 C 8201.123 107880.541 8205.176 107882.461 8211.149 107882.461 C 8226.083 107882.461 8249.123 107870.301 8280.269 107845.981 C 8306.723 107825.074 8323.789 107809.074 8331.469 107797.981 L 8335.949 107797.981 L 8323.149 107814.621 C 8318.029 107821.874 8309.283 107831.901 8296.909 107844.701 C 8282.829 107859.207 8273.229 107869.234 8268.109 107874.781 C 8263.416 107880.327 8258.083 107886.087 8252.109 107892.061 C 8246.563 107898.034 8240.803 107903.154 8234.829 107907.421 L 8232.909 107908.701 C 8228.643 107913.821 8223.523 107918.727 8217.549 107923.421 C 8207.736 107931.527 8202.189 107936.221 8200.909 107937.501 L 8198.989 107934.941 C 8196.856 107934.941 8193.656 107936.861 8189.389 107940.701 C 8186.829 107943.261 8184.909 107944.754 8183.629 107945.181 L 8184.909 107947.101 C 8179.789 107947.954 8175.736 107950.514 8172.749 107954.781 L 8156.109 107957.341 C 8143.736 107957.341 8133.923 107951.154 8126.669 107938.781 C 8119.416 107926.407 8115.789 107913.607 8115.789 107900.381 L 8115.789 107883.741 C 8116.216 107878.194 8117.496 107872.434 8119.629 107866.461 L 8120.909 107861.981 ZM 8316.289 107886.301 L 8320.769 107886.941 L 8319.489 107881.821 C 8319.489 107880.967 8320.129 107878.834 8321.409 107875.421 C 8322.689 107871.581 8322.903 107868.807 8322.049 107867.101 L 8325.249 107863.261 L 8321.409 107863.901 L 8322.689 107862.621 C 8325.249 107856.647 8328.023 107852.167 8331.009 107849.181 L 8330.369 107846.621 L 8333.569 107843.421 L 8364.929 107779.421 L 8393.729 107732.061 L 8400.129 107722.461 L 8402.689 107723.741 L 8406.529 107719.261 C 8406.103 107718.834 8404.823 107718.621 8402.689 107718.621 L 8405.889 107710.941 L 8409.729 107710.941 L 8409.729 107708.381 L 8414.209 107707.101 L 8409.729 107706.461 C 8412.716 107703.474 8416.556 107698.567 8421.249 107691.741 C 8424.663 107686.621 8428.289 107681.287 8432.129 107675.741 L 8435.969 107675.741 C 8442.369 107666.781 8450.263 107659.954 8459.649 107655.261 C 8476.716 107646.727 8485.889 107642.034 8487.169 107641.181 L 8490.369 107642.461 C 8496.343 107637.341 8502.956 107634.781 8510.209 107634.781 L 8518.529 107637.341 C 8517.676 107642.034 8515.116 107647.794 8510.849 107654.621 C 8507.009 107661.447 8504.876 107666.141 8504.449 107668.701 C 8501.036 107670.407 8498.476 107674.247 8496.769 107680.221 L 8491.649 107685.341 L 8489.729 107693.021 C 8485.036 107696.434 8482.689 107701.127 8482.689 107707.101 L 8479.489 107707.741 L 8479.489 107711.581 C 8478.209 107711.154 8476.076 107712.007 8473.089 107714.141 C 8472.236 107713.714 8470.956 107713.501 8469.249 107713.501 L 8466.689 107713.501 L 8465.409 107717.341 L 8475.649 107717.341 L 8475.649 107719.901 L 8467.329 107723.101 L 8469.249 107724.381 L 8471.169 107726.301 L 8469.249 107728.221 L 8464.769 107726.301 L 8463.489 107728.221 L 8467.329 107728.861 L 8465.409 107734.621 C 8464.983 107732.914 8464.556 107731.634 8464.129 107730.781 C 8463.703 107729.927 8463.063 107730.141 8462.209 107731.421 L 8462.849 107737.181 C 8459.863 107736.754 8458.156 107737.394 8457.729 107739.101 C 8458.583 107739.954 8459.436 107740.594 8460.289 107741.021 L 8456.449 107753.821 L 8451.969 107754.461 L 8444.289 107756.381 L 8443.009 107760.221 L 8444.289 107761.501 L 8451.969 107760.861 L 8448.769 107763.421 L 8449.409 107767.901 L 8443.649 107773.661 L 8435.969 107772.381 L 8430.209 107778.781 C 8430.636 107779.634 8431.276 107780.274 8432.129 107780.701 L 8434.689 107778.141 L 8438.529 107778.781 L 8436.609 107781.341 L 8441.089 107784.541 C 8441.089 107785.821 8440.236 107786.887 8438.529 107787.741 C 8437.249 107788.594 8436.396 107789.021 8435.969 107789.021 L 8430.849 107785.181 L 8430.849 107787.741 L 8432.769 107789.021 L 8425.729 107789.021 L 8421.249 107790.301 L 8420.609 107795.421 L 8416.769 107796.061 L 8417.409 107799.261 L 8424.449 107799.261 C 8424.449 107800.541 8425.303 107801.394 8427.009 107801.821 C 8428.716 107802.247 8429.569 107803.101 8429.569 107804.381 L 8426.369 107804.381 L 8418.049 107804.381 L 8419.969 107807.581 L 8425.089 107806.301 C 8425.089 107807.154 8424.236 107808.221 8422.529 107809.501 C 8421.676 107811.207 8421.676 107812.487 8422.529 107813.341 C 8423.809 107813.767 8424.449 107814.407 8424.449 107815.261 L 8418.049 107819.741 L 8419.969 107821.661 L 8415.489 107822.941 L 8411.649 107824.221 L 8405.249 107827.421 C 8403.543 107828.274 8402.689 107829.554 8402.689 107831.261 L 8403.969 107833.181 L 8407.169 107829.981 C 8410.156 107829.981 8413.143 107828.914 8416.129 107826.781 L 8416.769 107829.341 L 8414.849 107829.981 L 8412.289 107836.381 L 8407.809 107835.741 L 8405.889 107838.301 L 8409.729 107840.221 L 8406.529 107846.621 L 8402.689 107845.981 L 8400.769 107847.261 C 8400.769 107854.514 8400.983 107858.994 8401.409 107860.701 L 8398.849 107861.341 L 8400.769 107866.461 L 8396.929 107868.381 L 8396.929 107874.141 L 8398.209 107875.421 C 8397.356 107875.847 8396.716 107876.061 8396.289 107876.061 L 8398.849 107887.581 L 8400.129 107888.861 L 8407.809 107889.501 C 8415.489 107889.501 8427.009 107884.381 8442.369 107874.141 L 8502.529 107831.901 L 8505.729 107833.181 C 8504.023 107837.447 8491.649 107848.114 8468.609 107865.181 C 8458.796 107872.434 8453.889 107877.554 8453.889 107880.541 L 8400.129 107917.661 C 8383.916 107928.327 8372.609 107934.301 8366.209 107935.581 C 8367.489 107936.434 8367.276 107937.501 8365.569 107938.781 C 8364.289 107939.634 8363.436 107939.207 8363.009 107937.501 C 8359.596 107940.914 8355.969 107942.834 8352.129 107943.261 C 8353.836 107944.541 8354.689 107944.327 8354.689 107942.621 C 8355.116 107941.341 8355.329 107940.487 8355.329 107940.061 L 8352.769 107939.421 L 8350.209 107941.341 L 8351.489 107937.501 L 8348.929 107937.501 L 8347.009 107941.341 L 8341.889 107941.341 L 8341.889 107938.781 C 8334.636 107936.221 8329.516 107933.874 8326.529 107931.741 C 8318.423 107926.194 8314.369 107918.087 8314.369 107907.421 L 8314.369 107901.661 L 8317.569 107902.301 L 8318.849 107900.381 L 8313.089 107900.381 C 8313.943 107893.554 8315.009 107888.861 8316.289 107886.301 ZM 8425.089 107791.581 C 8429.356 107792.434 8432.769 107794.781 8435.329 107798.621 L 8430.209 107799.261 L 8425.729 107798.621 L 8422.529 107797.981 L 8421.889 107796.061 L 8425.089 107791.581 ZM 8496.129 107576.541 L 8492.929 107568.861 C 8492.929 107563.741 8495.703 107557.341 8501.249 107549.661 C 8505.516 107544.114 8509.783 107538.354 8514.049 107532.381 L 8513.409 107530.461 L 8517.249 107531.741 L 8518.529 107530.461 L 8517.249 107527.261 L 8518.529 107523.421 L 8520.449 107520.861 L 8523.009 107520.221 L 8523.009 107517.021 C 8523.009 107513.181 8525.569 107511.261 8530.689 107511.261 L 8536.449 107513.821 L 8538.369 107512.541 L 8538.369 107506.781 L 8541.569 107505.501 L 8545.409 107506.141 L 8549.889 107503.581 L 8550.529 107501.021 L 8555.009 107502.301 L 8556.929 107499.741 L 8560.129 107499.741 L 8561.409 107498.461 L 8563.329 107500.381 L 8566.529 107495.901 L 8572.929 107500.381 L 8574.209 107495.901 L 8576.129 107497.181 L 8578.689 107493.981 L 8588.289 107494.621 L 8590.209 107495.901 L 8594.049 107500.381 L 8586.369 107523.421 L 8585.089 107527.261 C 8582.956 107529.394 8581.463 107531.954 8580.609 107534.941 C 8576.769 107534.941 8574.209 107535.367 8572.929 107536.221 L 8572.929 107539.421 L 8576.129 107539.421 L 8576.129 107545.181 C 8571.436 107547.314 8568.876 107550.941 8568.449 107556.061 L 8563.969 107563.741 L 8558.209 107565.021 L 8558.209 107568.221 L 8553.729 107567.581 L 8550.529 107567.581 L 8549.889 107569.501 L 8544.769 107569.501 C 8540.929 107569.074 8536.876 107571.421 8532.609 107576.541 L 8527.489 107575.261 L 8523.649 107575.901 L 8523.009 107580.381 L 8512.129 107580.381 L 8510.209 107578.461 L 8505.089 107582.301 C 8498.263 107582.301 8494.636 107584.007 8494.209 107587.421 L 8492.289 107586.141 C 8491.009 107584.861 8490.369 107581.661 8490.369 107576.541 L 8496.129 107576.541 ZM 8496.259 107869.661 L 8496.259 107867.101 L 8499.459 107856.861 C 8498.606 107856.861 8497.753 107856.647 8496.899 107856.221 C 8496.473 107854.087 8497.326 107852.807 8499.459 107852.381 L 8499.459 107847.901 L 8502.019 107847.901 L 8500.099 107838.301 C 8500.099 107834.887 8502.446 107827.634 8507.139 107816.541 C 8510.553 107808.434 8514.179 107800.327 8518.019 107792.221 L 8520.579 107792.221 C 8525.273 107777.714 8538.926 107758.727 8561.539 107735.261 C 8584.579 107711.367 8603.566 107696.007 8618.499 107689.181 C 8638.126 107675.101 8655.619 107663.794 8670.979 107655.261 C 8694.873 107641.607 8713.646 107634.781 8727.299 107634.781 C 8738.393 107634.781 8746.926 107638.407 8752.899 107645.661 C 8758.873 107652.914 8761.859 107662.087 8761.859 107673.181 L 8761.219 107680.221 C 8760.366 107681.927 8759.513 107683.421 8758.659 107684.701 C 8758.659 107685.554 8758.446 107687.474 8758.019 107690.461 C 8757.166 107691.741 8756.526 107692.807 8756.099 107693.661 L 8750.979 107705.181 C 8749.273 107706.034 8748.206 107706.461 8747.779 107706.461 C 8747.779 107707.314 8747.993 107707.954 8748.419 107708.381 L 8740.739 107719.261 L 8737.539 107720.541 L 8736.259 107725.661 C 8735.406 107725.234 8733.273 107726.514 8729.859 107729.501 L 8724.099 107735.261 L 8718.339 107734.621 L 8711.939 107738.461 C 8713.219 107738.887 8714.713 107739.314 8716.419 107739.741 L 8706.179 107747.421 L 8702.979 107745.501 L 8701.059 107746.141 L 8701.699 107750.621 L 8689.539 107753.821 C 8683.566 107760.221 8673.539 107766.194 8659.459 107771.741 C 8654.766 107773.447 8647.939 107775.794 8638.979 107778.781 C 8637.699 107779.634 8636.419 107780.274 8635.139 107780.701 C 8633.433 107780.701 8630.233 107781.767 8625.539 107783.901 C 8621.273 107786.034 8618.926 107787.101 8618.499 107787.101 C 8613.379 107789.661 8606.766 107792.647 8598.659 107796.061 C 8590.553 107799.474 8585.433 107800.754 8583.299 107799.901 L 8577.539 107813.341 C 8578.393 107812.914 8579.246 107813.767 8580.099 107815.901 L 8577.539 107814.621 L 8574.339 107814.621 L 8574.339 107818.461 L 8578.819 107820.381 C 8577.966 107820.381 8576.899 107823.794 8575.619 107830.621 C 8574.339 107837.447 8573.699 107844.274 8573.699 107851.101 C 8573.699 107862.194 8576.259 107871.367 8581.379 107878.621 C 8586.499 107885.447 8594.179 107888.861 8604.419 107888.861 C 8615.513 107888.861 8629.806 107883.314 8647.299 107872.221 C 8660.953 107863.687 8674.606 107854.941 8688.259 107845.981 C 8696.366 107838.727 8704.473 107831.261 8712.579 107823.581 C 8715.993 107821.021 8721.326 107817.607 8728.579 107813.341 L 8730.499 107819.101 C 8728.366 107823.367 8723.459 107828.487 8715.779 107834.461 C 8708.526 107840.434 8703.833 107844.701 8701.699 107847.261 L 8699.139 107847.261 L 8691.459 107853.661 L 8688.259 107856.861 L 8683.779 107863.261 L 8681.219 107863.261 L 8668.419 107876.061 C 8662.446 107882.034 8657.753 107886.301 8654.339 107888.861 L 8612.739 107920.861 C 8610.606 107921.287 8609.113 107921.714 8608.259 107922.141 C 8607.406 107922.567 8607.833 107923.421 8609.539 107924.701 L 8589.699 107936.221 L 8589.699 107933.021 L 8583.299 107936.221 L 8583.939 107938.781 C 8582.659 107939.207 8579.673 107939.421 8574.979 107939.421 L 8572.419 107941.341 L 8566.659 107941.341 L 8563.459 107945.181 C 8562.179 107944.327 8559.406 107943.901 8555.139 107943.901 L 8539.139 107943.901 L 8540.419 107941.341 C 8538.286 107941.767 8535.513 107941.554 8532.099 107940.701 C 8529.113 107939.847 8525.913 107938.781 8522.499 107937.501 L 8522.499 107934.941 L 8526.979 107933.661 L 8525.059 107932.381 L 8517.379 107932.381 C 8514.393 107931.101 8512.046 107928.754 8510.339 107925.341 L 8514.819 107924.061 L 8512.899 107920.861 L 8506.499 107921.501 C 8503.939 107915.527 8503.299 107910.407 8504.579 107906.141 L 8501.379 107906.781 L 8501.379 107904.221 C 8503.939 107904.221 8505.006 107903.367 8504.579 107901.661 L 8498.819 107901.661 C 8501.379 107899.954 8502.659 107897.394 8502.659 107893.981 L 8497.539 107885.021 L 8500.099 107882.461 L 8496.259 107876.701 L 8496.259 107869.661 ZM 8669.059 107748.701 C 8676.313 107742.727 8682.073 107735.687 8686.339 107727.581 C 8691.033 107719.047 8693.379 107710.514 8693.379 107701.981 C 8693.379 107696.861 8691.673 107692.167 8688.259 107687.901 C 8684.846 107683.634 8680.366 107681.501 8674.819 107681.501 C 8671.833 107681.501 8669.699 107682.781 8668.419 107685.341 L 8662.659 107685.341 L 8665.219 107688.541 L 8667.139 107687.261 L 8648.579 107700.701 C 8647.299 107704.541 8644.313 107707.741 8639.619 107710.301 L 8631.299 107716.061 L 8631.299 107718.621 L 8636.419 107718.621 L 8630.019 107719.901 L 8627.459 107721.821 L 8623.619 107725.021 L 8621.699 107728.221 L 8619.139 107728.221 L 8617.859 107730.141 C 8617.859 107730.994 8619.566 107732.061 8622.979 107733.341 L 8619.139 107736.541 C 8617.859 107736.541 8614.446 107738.674 8608.899 107742.941 L 8607.619 107750.621 L 8606.339 107753.821 L 8603.779 107753.821 L 8596.739 107763.421 L 8598.659 107760.861 L 8601.859 107760.861 L 8598.659 107764.061 L 8596.099 107764.701 L 8596.099 107767.261 C 8589.699 107768.114 8585.859 107769.181 8584.579 107770.461 L 8586.499 107772.381 L 8588.419 107771.101 L 8594.179 107771.101 L 8592.259 107774.301 L 8589.699 107774.301 L 8589.699 107779.421 L 8591.619 107780.701 C 8588.633 107780.701 8586.499 107781.981 8585.219 107784.541 C 8596.313 107784.541 8611.246 107780.701 8630.019 107773.021 C 8648.793 107764.914 8661.806 107756.807 8669.059 107748.701 ZM 8781.759 107824.221 L 8781.759 107819.101 C 8783.039 107818.247 8784.533 107817.394 8786.239 107816.541 L 8795.199 107811.421 L 8798.399 107812.061 L 8798.399 107816.541 L 8793.279 107821.021 L 8791.359 107826.141 C 8791.359 107827.421 8790.079 107832.114 8787.519 107840.221 C 8785.386 107848.327 8784.319 107853.661 8784.319 107856.221 C 8784.319 107862.194 8785.599 107868.381 8788.159 107874.781 C 8791.146 107881.181 8794.773 107885.874 8799.039 107888.861 L 8802.879 107891.421 C 8811.839 107897.821 8820.799 107900.381 8829.759 107899.101 L 8830.399 107901.661 L 8831.679 107898.461 L 8835.519 107894.621 L 8841.919 107895.901 L 8843.839 107899.741 L 8850.879 107891.421 C 8855.999 107893.127 8859.839 107893.981 8862.399 107893.981 C 8861.119 107892.274 8860.693 107891.207 8861.119 107890.781 L 8864.319 107886.301 L 8869.439 107887.581 C 8869.013 107886.727 8869.439 107885.661 8870.719 107884.381 C 8871.999 107883.101 8873.279 107882.674 8874.559 107883.101 C 8878.826 107877.981 8880.959 107871.794 8880.959 107864.541 C 8880.959 107856.434 8877.333 107849.394 8870.079 107843.421 C 8864.533 107839.154 8858.133 107835.741 8850.879 107833.181 C 8843.626 107830.194 8835.093 107825.501 8825.279 107819.101 C 8815.893 107812.274 8809.279 107807.581 8805.439 107805.021 L 8807.359 107801.181 L 8804.159 107796.701 L 8802.879 107801.821 C 8796.479 107795.847 8790.719 107788.167 8785.599 107778.781 L 8787.519 107776.861 L 8783.039 107776.221 C 8781.759 107772.807 8780.693 107770.034 8779.839 107767.901 C 8779.413 107765.767 8779.413 107763.634 8779.839 107761.501 L 8775.999 107749.981 C 8775.999 107734.194 8782.613 107719.474 8795.839 107705.821 C 8802.239 107699.421 8826.346 107682.567 8868.159 107655.261 L 8884.159 107645.021 L 8902.079 107634.141 L 8905.279 107633.501 C 8909.973 107631.794 8913.386 107630.727 8915.519 107630.301 C 8921.919 107628.594 8928.319 107627.741 8934.719 107627.741 C 8949.653 107627.741 8961.173 107632.647 8969.279 107642.461 C 8977.813 107651.847 8982.079 107664.221 8982.079 107679.581 C 8982.079 107680.861 8981.226 107683.421 8979.519 107687.261 C 8978.239 107690.674 8977.386 107692.807 8976.959 107693.661 L 8971.199 107698.141 L 8974.399 107697.501 L 8973.119 107699.421 C 8970.559 107704.114 8968.213 107708.594 8966.079 107712.861 C 8963.946 107716.701 8961.173 107720.967 8957.759 107725.661 L 8955.839 107723.101 C 8949.439 107728.647 8942.613 107735.047 8935.359 107742.301 C 8923.413 107755.101 8916.586 107762.141 8914.879 107763.421 L 8912.319 107762.141 L 8919.359 107746.141 L 8918.079 107744.861 C 8918.506 107742.301 8918.719 107738.887 8918.719 107734.621 L 8918.719 107723.101 C 8917.439 107718.834 8916.586 107715.847 8916.159 107714.141 C 8910.613 107701.341 8905.706 107692.381 8901.439 107687.261 C 8893.759 107677.874 8885.013 107673.181 8875.199 107673.181 C 8867.519 107673.181 8862.186 107676.167 8859.199 107682.141 C 8857.919 107682.567 8856.639 107682.781 8855.359 107682.781 L 8855.359 107686.621 C 8855.359 107688.754 8853.653 107696.434 8850.239 107709.661 C 8848.533 107716.061 8847.466 107721.394 8847.039 107725.661 C 8848.319 107727.367 8849.173 107728.647 8849.599 107729.501 C 8851.733 107732.487 8853.226 107733.767 8854.079 107733.341 L 8855.999 107743.581 L 8861.119 107744.861 C 8862.399 107747.847 8863.893 107750.621 8865.599 107753.181 C 8867.306 107755.741 8869.439 107757.661 8871.999 107758.941 C 8873.279 107761.074 8874.346 107762.354 8875.199 107762.781 C 8876.053 107763.634 8876.053 107764.487 8875.199 107765.341 C 8874.773 107766.194 8877.119 107768.327 8882.239 107771.741 L 8889.919 107770.461 L 8888.639 107776.861 C 8889.919 107777.287 8891.413 107777.714 8893.119 107778.141 C 8894.826 107778.141 8895.679 107778.567 8895.679 107779.421 L 8897.599 107783.261 L 8902.079 107781.981 L 8909.759 107794.781 L 8911.679 107785.181 C 8913.386 107786.034 8914.666 107788.167 8915.519 107791.581 L 8918.079 107791.581 C 8920.639 107792.434 8922.986 107793.501 8925.119 107794.781 C 8927.679 107795.634 8928.746 107796.701 8928.319 107797.981 C 8932.586 107803.101 8935.359 107807.367 8936.639 107810.781 C 8938.346 107810.354 8940.053 107809.714 8941.759 107808.861 L 8942.399 107813.341 L 8938.559 107817.181 L 8937.919 107820.381 L 8941.759 107816.541 L 8943.039 107818.461 L 8945.599 107824.221 C 8945.173 107824.647 8943.893 107826.781 8941.759 107830.621 C 8940.053 107834.461 8938.773 107836.167 8937.919 107835.741 L 8937.279 107841.501 L 8938.559 107844.701 L 8926.399 107858.781 L 8924.479 107856.861 C 8922.346 107861.127 8918.293 107865.394 8912.319 107869.661 C 8906.346 107873.501 8900.799 107877.127 8895.679 107880.541 C 8893.546 107881.821 8890.773 107884.167 8887.359 107887.581 C 8883.946 107890.994 8880.959 107893.767 8878.399 107895.901 L 8873.919 107900.381 C 8870.933 107903.367 8869.226 107904.647 8868.799 107904.221 L 8863.679 107909.341 L 8861.119 107909.341 L 8855.999 107913.821 L 8857.919 107917.021 L 8854.079 107923.421 L 8849.599 107922.141 C 8849.599 107920.007 8849.173 107918.941 8848.319 107918.941 L 8848.319 107923.421 L 8847.039 107927.901 L 8845.119 107927.261 L 8839.359 107931.101 L 8839.359 107936.221 C 8838.506 107936.647 8837.439 107936.647 8836.159 107936.221 C 8834.879 107935.367 8834.026 107934.727 8833.599 107934.301 L 8832.959 107936.861 C 8829.119 107938.141 8827.199 107939.421 8827.199 107940.701 L 8822.719 107941.981 L 8817.599 107944.541 L 8813.119 107944.541 L 8808.639 107944.541 L 8808.639 107947.741 L 8803.519 107949.021 C 8804.373 107949.874 8804.159 107950.727 8802.879 107951.581 C 8802.026 107952.861 8801.173 107953.074 8800.319 107952.221 L 8799.039 107946.461 L 8797.759 107949.661 L 8794.559 107952.861 L 8792.639 107947.741 L 8793.279 107945.821 L 8789.439 107945.821 L 8789.439 107953.501 C 8788.159 107953.074 8785.813 107952.861 8782.399 107952.861 C 8773.866 107952.861 8768.533 107952.221 8766.399 107950.941 L 8763.839 107951.581 L 8761.279 107946.461 L 8752.319 107945.821 L 8752.319 107940.701 L 8750.399 107941.981 C 8742.719 107938.141 8736.959 107932.594 8733.119 107925.341 C 8729.279 107918.087 8727.359 107909.981 8727.359 107901.021 C 8727.359 107886.087 8733.333 107871.794 8745.279 107858.141 C 8755.946 107846.621 8766.826 107835.101 8777.919 107823.581 L 8781.759 107824.221 Z">
            <!-- 3500 nodes -->
          </draw:path>
          <draw:g id="g1114">
            <draw:g id="g881-9-8">
              <draw:path id="rect868-9-9" draw:style-name="style0" draw:layer="layout" svg:x="8.998cm" svg:y="50.257cm" svg:width="6.149cm" svg:height="8.640cm" svg:viewBox="0.0 0.0 6149.189 8640.000" svg:d="M 18416.201 100514.370 L 23724.742 100514.370 C 23957.601 100514.370 24145.066 100701.834 24145.066 100934.694 L 24145.066 108734.046 C 24145.066 108966.905 23957.601 109154.370 23724.742 109154.370 L 18416.201 109154.370 C 18183.342 109154.370 17995.877 108966.905 17995.877 108734.046 L 17995.877 100934.694 C 17995.877 100701.834 18183.342 100514.370 18416.201 100514.370 Z">
                <!-- 9 nodes -->
              </draw:path>
              <draw:path id="rect872-8-5" draw:style-name="style1" draw:layer="layout" svg:x="9.325cm" svg:y="50.537cm" svg:width="5.495cm" svg:height="8.017cm" svg:viewBox="0.0 0.0 5495.351 8017.297" svg:d="M 18649.715 101105.937 L 23615.769 101074.802 L 24129.498 101681.937 L 24145.066 109092.099 L 18649.715 109092.099 L 18649.715 101105.937 Z">
                <!-- 6 nodes -->
              </draw:path>
            </draw:g>
            <!-- id="g881-9-8" -->
            <draw:path id="text934-9" draw:style-name="style2" draw:layer="layout" svg:x="9.698cm" svg:y="50.924cm" svg:width="4.373cm" svg:height="0.867cm" svg:viewBox="0.0 0.0 4373.097 867.293" svg:d="M 19754.999 102153.042 L 19753.818 102296.015 L 19757.363 102673.536 L 19757.363 102700.713 L 19396.384 102700.713 L 19400.520 102261.749 L 19395.793 101894.272 L 20022.041 101894.272 C 20050.399 101894.272 20066.351 101894.863 20069.895 101896.044 C 20078.954 101898.407 20083.484 101905.103 20083.484 101916.131 C 20083.484 101929.917 20074.819 101936.809 20057.489 101936.809 L 20053.353 101936.809 L 19757.363 101932.674 L 19754.999 102115.822 L 19819.397 102116.412 L 20026.176 102112.868 L 20071.668 102112.277 C 20088.210 102112.277 20099.042 102113.655 20104.162 102116.412 C 20109.676 102119.169 20112.433 102124.684 20112.433 102132.955 C 20112.433 102148.316 20099.435 102155.996 20073.440 102155.996 L 20026.767 102154.814 L 19754.999 102153.042 ZM 20574.438 102307.241 L 20574.438 102235.163 C 20574.044 102185.142 20573.256 102154.420 20572.075 102142.998 C 20570.893 102131.576 20567.349 102121.336 20561.441 102112.277 C 20547.261 102090.220 20514.177 102079.192 20462.186 102079.192 C 20381.838 102079.192 20319.804 102104.399 20276.084 102154.814 C 20258.360 102175.295 20243.394 102185.536 20231.184 102185.536 C 20222.125 102185.536 20214.247 102182.385 20207.552 102176.083 C 20200.856 102169.781 20197.508 102162.495 20197.508 102154.224 C 20197.508 102129.410 20226.851 102103.809 20285.537 102077.420 C 20341.466 102052.212 20413.741 102039.608 20502.361 102039.608 C 20648.091 102039.608 20750.890 102061.665 20810.758 102105.778 C 20836.753 102125.077 20853.689 102146.740 20861.567 102170.766 C 20869.444 102194.792 20873.383 102237.132 20873.383 102297.788 L 20873.383 102532.335 C 20871.807 102575.660 20872.989 102608.351 20876.927 102630.408 C 20881.260 102652.070 20890.713 102675.505 20905.286 102700.713 L 20574.438 102700.713 L 20574.438 102638.679 C 20538.202 102663.493 20502.164 102682.201 20466.322 102694.805 C 20430.874 102707.409 20395.820 102713.710 20361.160 102713.710 C 20302.473 102713.710 20250.286 102696.577 20204.598 102662.311 C 20145.124 102617.410 20115.387 102559.118 20115.387 102487.434 C 20115.387 102424.022 20139.413 102372.819 20187.465 102333.827 C 20243.394 102287.744 20312.714 102264.703 20395.426 102264.703 C 20429.298 102264.703 20459.232 102267.854 20485.227 102274.156 C 20511.223 102280.064 20540.959 102291.092 20574.438 102307.241 ZM 20575.029 102349.778 C 20525.402 102324.965 20487.000 102312.558 20459.823 102312.558 C 20436.979 102312.558 20422.012 102321.617 20414.922 102339.735 C 20410.984 102349.581 20409.014 102378.136 20409.014 102425.400 L 20409.014 102566.601 C 20409.408 102597.717 20410.393 102616.622 20411.968 102623.318 C 20415.907 102641.436 20429.298 102650.495 20452.143 102650.495 C 20470.260 102650.495 20490.348 102645.178 20512.404 102634.543 C 20534.855 102623.515 20555.336 102609.139 20573.847 102591.415 L 20575.029 102349.778 ZM 20999.223 102591.415 C 21007.100 102591.415 21017.144 102597.323 21029.354 102609.139 C 21049.047 102627.651 21077.011 102643.602 21113.247 102656.994 C 21149.483 102669.991 21183.355 102676.490 21214.865 102676.490 C 21229.438 102676.490 21240.269 102674.127 21247.359 102669.401 C 21254.842 102664.280 21258.584 102656.994 21258.584 102647.541 C 21258.584 102638.088 21253.463 102626.863 21243.223 102613.865 C 21233.376 102600.474 21211.123 102575.070 21176.463 102537.652 C 21091.781 102447.063 21036.837 102383.454 21011.630 102346.824 C 20986.816 102309.801 20974.409 102274.353 20974.409 102240.480 C 20974.409 102210.940 20982.877 102182.779 20999.814 102155.996 C 21017.144 102128.819 21041.170 102105.778 21071.891 102086.872 C 21122.700 102055.363 21180.992 102039.608 21246.768 102039.608 C 21295.213 102039.608 21346.416 102049.849 21400.376 102070.330 C 21442.519 102086.479 21463.591 102104.006 21463.591 102122.911 C 21463.591 102128.819 21461.031 102134.136 21455.911 102138.863 C 21451.184 102143.589 21445.670 102145.952 21439.368 102145.952 C 21431.885 102145.952 21417.903 102138.666 21397.422 102124.093 C 21355.672 102094.159 21310.180 102079.192 21260.947 102079.192 C 21243.617 102079.192 21230.422 102081.949 21221.363 102087.463 C 21212.698 102092.977 21208.366 102101.445 21208.366 102112.868 C 21208.366 102126.259 21216.440 102143.195 21232.589 102163.676 C 21249.131 102184.157 21282.413 102218.818 21332.434 102267.657 C 21381.273 102315.315 21412.192 102346.627 21425.189 102361.594 C 21438.581 102376.167 21451.381 102393.103 21463.591 102412.403 C 21484.466 102445.488 21494.903 102481.329 21494.903 102519.928 C 21494.903 102580.584 21465.560 102629.620 21406.874 102667.037 C 21358.823 102698.153 21299.743 102713.710 21229.635 102713.710 C 21151.649 102713.710 21082.526 102696.380 21022.264 102661.720 C 21004.540 102651.086 20992.330 102642.421 20985.634 102635.725 C 20979.333 102629.029 20976.182 102621.743 20976.182 102613.865 C 20976.182 102599.292 20983.862 102591.809 20999.223 102591.415 ZM 21868.879 102183.763 L 21868.879 102578.417 L 21868.289 102616.229 C 21868.289 102640.648 21871.243 102656.994 21877.151 102665.265 C 21883.452 102673.142 21895.859 102677.081 21914.371 102677.081 C 21960.847 102677.081 22006.536 102662.902 22051.436 102634.543 C 22096.337 102605.791 22132.967 102567.389 22161.325 102519.337 C 22169.990 102504.764 22178.458 102497.478 22186.729 102497.478 C 22192.637 102497.478 22197.955 102500.235 22202.681 102505.749 C 22207.801 102510.869 22210.361 102516.383 22210.361 102522.291 C 22210.361 102536.471 22198.939 102556.558 22176.095 102582.553 C 22153.251 102608.154 22126.665 102631.195 22096.337 102651.677 C 22034.500 102693.032 21968.331 102713.710 21897.829 102713.710 C 21801.331 102713.710 21721.573 102683.777 21658.555 102623.909 C 21586.871 102556.558 21551.029 102474.043 21551.029 102376.364 C 21551.029 102275.534 21588.841 102191.641 21664.463 102124.684 C 21727.875 102067.967 21806.058 102039.608 21899.010 102039.608 C 21973.057 102039.608 22037.848 102057.136 22093.383 102092.190 C 22117.015 102107.157 22136.315 102123.305 22151.282 102140.635 C 22166.248 102157.571 22173.732 102171.948 22173.732 102183.763 C 22173.732 102189.671 22171.566 102194.792 22167.233 102199.124 C 22162.901 102203.063 22157.583 102205.032 22151.282 102205.032 C 22143.010 102205.032 22132.573 102195.579 22119.969 102176.674 C 22101.851 102150.285 22073.296 102127.441 22034.303 102108.141 C 21995.310 102088.448 21958.484 102078.601 21923.824 102078.601 C 21900.586 102078.601 21885.619 102085.100 21878.923 102098.098 C 21872.227 102111.095 21868.879 102139.650 21868.879 102183.763 ZM 22425.412 101848.780 C 22529.393 101848.780 22581.383 101875.957 22581.383 101930.311 C 22581.383 101956.700 22567.598 101977.378 22540.027 101992.345 C 22512.851 102006.918 22474.449 102014.204 22424.822 102014.204 C 22325.961 102014.204 22276.531 101986.240 22276.531 101930.311 C 22276.531 101876.745 22326.158 101849.568 22425.412 101848.780 ZM 22578.429 102055.560 L 22578.429 102072.693 L 22577.248 102164.858 L 22576.066 102307.831 L 22574.294 102525.245 L 22576.657 102647.541 L 22577.839 102700.713 L 22274.168 102700.713 L 22277.122 102483.299 L 22278.894 102291.289 L 22277.713 102190.262 L 22275.940 102078.010 L 22276.531 102055.560 L 22578.429 102055.560 ZM 22707.814 102591.415 C 22715.692 102591.415 22725.735 102597.323 22737.945 102609.139 C 22757.639 102627.651 22785.603 102643.602 22821.839 102656.994 C 22858.074 102669.991 22891.947 102676.490 22923.456 102676.490 C 22938.029 102676.490 22948.861 102674.127 22955.950 102669.401 C 22963.434 102664.280 22967.175 102656.994 22967.175 102647.541 C 22967.175 102638.088 22962.055 102626.863 22951.815 102613.865 C 22941.968 102600.474 22919.714 102575.070 22885.054 102537.652 C 22800.373 102447.063 22745.429 102383.454 22720.221 102346.824 C 22695.408 102309.801 22683.001 102274.353 22683.001 102240.480 C 22683.001 102210.940 22691.469 102182.779 22708.405 102155.996 C 22725.735 102128.819 22749.761 102105.778 22780.483 102086.872 C 22831.291 102055.363 22889.584 102039.608 22955.359 102039.608 C 23003.805 102039.608 23055.007 102049.849 23108.967 102070.330 C 23151.111 102086.479 23172.183 102104.006 23172.183 102122.911 C 23172.183 102128.819 23169.623 102134.136 23164.502 102138.863 C 23159.776 102143.589 23154.262 102145.952 23147.960 102145.952 C 23140.476 102145.952 23126.494 102138.666 23106.013 102124.093 C 23064.263 102094.159 23018.772 102079.192 22969.539 102079.192 C 22952.208 102079.192 22939.014 102081.949 22929.955 102087.463 C 22921.290 102092.977 22916.957 102101.445 22916.957 102112.868 C 22916.957 102126.259 22925.032 102143.195 22941.180 102163.676 C 22957.723 102184.157 22991.004 102218.818 23041.025 102267.657 C 23089.865 102315.315 23120.783 102346.627 23133.781 102361.594 C 23147.172 102376.167 23159.973 102393.103 23172.183 102412.403 C 23193.058 102445.488 23203.495 102481.329 23203.495 102519.928 C 23203.495 102580.584 23174.152 102629.620 23115.466 102667.037 C 23067.414 102698.153 23008.334 102713.710 22938.226 102713.710 C 22860.241 102713.710 22791.117 102696.380 22730.856 102661.720 C 22713.132 102651.086 22700.922 102642.421 22694.226 102635.725 C 22687.924 102629.029 22684.773 102621.743 22684.773 102613.865 C 22684.773 102599.292 22692.454 102591.809 22707.814 102591.415 ZM 23611.147 101847.599 L 23604.648 102038.427 L 23604.057 102056.742 C 23638.323 102056.742 23669.439 102055.363 23697.403 102052.606 C 23702.130 102052.212 23706.265 102052.015 23709.810 102052.015 C 23727.140 102052.015 23735.805 102059.893 23735.805 102075.647 C 23735.805 102090.220 23726.746 102097.507 23708.629 102097.507 C 23703.114 102097.507 23696.222 102097.113 23687.951 102096.325 C 23656.835 102093.962 23634.582 102092.780 23621.190 102092.780 L 23604.057 102092.780 L 23603.466 102207.395 L 23605.830 102437.216 L 23607.602 102560.103 C 23607.602 102588.855 23609.768 102608.942 23614.101 102620.364 C 23618.433 102631.786 23625.917 102637.497 23636.551 102637.497 C 23650.730 102637.497 23665.894 102629.226 23682.043 102612.684 C 23697.797 102596.141 23710.204 102575.857 23719.263 102551.831 C 23727.534 102528.987 23737.381 102517.565 23748.803 102517.565 C 23762.194 102517.565 23768.890 102525.049 23768.890 102540.015 C 23768.890 102554.982 23762.194 102573.691 23748.803 102596.141 C 23735.411 102618.198 23719.263 102637.497 23700.357 102654.040 C 23653.881 102694.608 23593.620 102714.892 23519.573 102714.892 C 23449.858 102714.892 23395.899 102693.820 23357.694 102651.677 C 23338.000 102630.408 23324.412 102606.776 23316.929 102580.781 C 23309.445 102554.392 23305.703 102517.959 23305.703 102471.483 L 23305.703 102427.173 L 23306.294 102302.514 L 23306.294 102091.008 C 23300.780 102090.614 23296.841 102090.417 23294.478 102090.417 C 23290.540 102090.417 23282.662 102090.811 23270.846 102091.599 C 23261.000 102092.387 23252.728 102092.780 23246.033 102092.780 C 23226.733 102092.780 23217.084 102085.494 23217.084 102070.921 C 23217.084 102056.742 23226.339 102049.652 23244.851 102049.652 C 23253.516 102049.652 23259.621 102049.849 23263.166 102050.243 L 23306.294 102053.197 L 23306.294 101986.437 C 23422.879 101944.293 23524.496 101898.014 23611.147 101847.599 Z">
              <!-- 207 nodes -->
            </draw:path>
            <draw:path id="flowRoot948-5" draw:style-name="style2" draw:layer="layout" svg:x="9.669cm" svg:y="52.611cm" svg:width="4.975cm" svg:height="3.370cm" svg:viewBox="0.0 0.0 4974.600 3370.186" svg:d="M 19365.108 105620.595 C 19366.388 105618.035 19371.721 105607.795 19381.108 105589.875 C 19385.801 105580.915 19388.788 105574.728 19390.068 105571.315 L 19455.348 105463.795 C 19481.801 105419.422 19501.641 105382.515 19514.868 105353.075 L 19512.308 105353.075 C 19508.895 105353.075 19502.495 105354.568 19493.108 105357.555 C 19484.148 105360.542 19478.815 105362.248 19477.108 105362.675 L 19466.228 105359.475 C 19467.508 105350.942 19472.415 105341.342 19480.948 105330.675 C 19488.201 105321.715 19496.095 105313.822 19504.628 105306.995 C 19507.615 105304.862 19509.961 105302.942 19511.668 105301.235 C 19515.935 105297.395 19517.855 105294.835 19517.428 105293.555 C 19529.375 105290.995 19541.321 105288.222 19553.268 105285.235 C 19566.495 105282.675 19578.868 105281.395 19590.388 105281.395 C 19617.268 105281.395 19637.961 105282.675 19652.468 105285.235 C 19676.361 105289.502 19694.921 105297.822 19708.148 105310.195 C 19711.135 105312.328 19712.201 105314.248 19711.348 105315.955 L 19718.388 105318.515 C 19721.801 105323.635 19725.215 105328.542 19728.628 105333.235 L 19731.188 105338.995 L 19733.748 105347.315 L 19731.188 105353.075 L 19733.108 105360.115 L 19729.908 105365.875 C 19730.335 105366.302 19730.335 105367.582 19729.908 105369.715 C 19729.481 105371.422 19728.628 105371.848 19727.348 105370.995 L 19726.068 105378.035 L 19717.108 105389.555 C 19714.548 105393.395 19711.135 105396.168 19706.868 105397.875 L 19711.348 105395.955 L 19710.068 105394.675 L 19717.108 105394.035 L 19717.748 105395.955 C 19710.068 105399.795 19701.961 105404.488 19693.428 105410.035 C 19684.895 105415.582 19678.708 105419.422 19674.868 105421.555 L 19672.308 105420.915 C 19671.455 105420.915 19671.241 105421.768 19671.668 105423.475 C 19672.095 105424.755 19672.095 105425.608 19671.668 105426.035 C 19668.681 105426.035 19665.268 105426.888 19661.428 105428.595 L 19642.228 105438.835 C 19639.668 105441.395 19637.108 105443.528 19634.548 105445.235 C 19631.988 105446.515 19628.575 105447.795 19624.308 105449.075 C 19623.028 105450.355 19622.601 105451.422 19623.028 105452.275 C 19636.255 105457.395 19643.295 105460.168 19644.148 105460.595 C 19650.121 105464.435 19654.601 105467.208 19657.588 105468.915 C 19660.575 105470.195 19661.428 105471.688 19660.148 105473.395 C 19675.508 105481.075 19685.108 105491.315 19688.948 105504.115 C 19691.508 105521.182 19693.855 105535.048 19695.988 105545.715 L 19692.788 105552.115 C 19691.508 105552.968 19690.655 105554.462 19690.228 105556.595 C 19689.801 105558.728 19689.588 105560.648 19689.588 105562.355 C 19686.601 105562.782 19685.535 105564.062 19686.388 105566.195 C 19687.241 105568.328 19687.668 105569.608 19687.668 105570.035 L 19683.828 105569.395 L 19676.788 105575.795 C 19677.641 105575.795 19679.348 105576.222 19681.908 105577.075 C 19681.908 105580.488 19681.268 105582.195 19679.988 105582.195 C 19677.001 105581.342 19674.655 105580.915 19672.948 105580.915 C 19671.668 105580.915 19670.601 105581.768 19669.748 105583.475 C 19668.895 105584.755 19668.468 105585.608 19668.468 105586.035 C 19671.028 105586.462 19673.161 105586.675 19674.868 105586.675 L 19667.828 105594.995 L 19672.948 105594.995 L 19659.508 105598.195 L 19653.108 105608.435 L 19653.748 105610.995 L 19647.348 105612.275 L 19646.068 105614.195 L 19649.908 105614.195 C 19649.908 105615.475 19649.268 105616.328 19647.988 105616.755 L 19643.508 105616.755 C 19643.081 105619.315 19642.655 105621.662 19642.228 105623.795 C 19635.828 105628.062 19630.921 105631.475 19627.508 105634.035 C 19620.681 105638.728 19615.988 105642.355 19613.428 105644.915 L 19610.868 105644.915 L 19598.708 105655.795 L 19596.788 105654.515 L 19590.388 105662.835 L 19583.988 105662.835 C 19579.721 105667.102 19574.815 105669.662 19569.268 105670.515 L 19569.268 105674.355 L 19563.508 105679.475 L 19552.628 105678.195 L 19551.348 105683.315 L 19543.668 105683.315 L 19543.668 105688.435 L 19535.988 105691.635 C 19534.708 105690.782 19533.641 105689.928 19532.788 105689.075 L 19534.068 105691.635 C 19531.935 105693.768 19527.668 105695.688 19521.268 105697.395 L 19518.708 105701.235 L 19505.268 105706.355 C 19490.335 105711.902 19476.468 105715.955 19463.668 105718.515 C 19451.295 105721.502 19438.068 105722.995 19423.988 105722.995 C 19417.161 105722.995 19409.695 105721.928 19401.588 105719.795 C 19381.535 105714.675 19368.948 105712.115 19363.828 105712.115 C 19358.281 105706.568 19352.735 105700.808 19347.188 105694.835 L 19345.908 105689.075 L 19343.348 105689.075 C 19340.361 105677.982 19338.868 105668.382 19338.868 105660.275 L 19342.708 105652.595 C 19354.655 105642.355 19362.121 105631.688 19365.108 105620.595 ZM 19441.268 105656.435 L 19441.908 105660.275 C 19447.881 105661.982 19454.708 105663.262 19462.388 105664.115 C 19470.068 105664.968 19477.748 105665.395 19485.428 105665.395 C 19519.988 105665.395 19549.855 105656.008 19575.028 105637.235 C 19603.188 105616.328 19617.268 105589.022 19617.268 105555.315 C 19617.268 105537.395 19609.801 105523.528 19594.868 105513.715 C 19579.935 105503.475 19563.508 105498.355 19545.588 105498.355 L 19541.108 105500.275 C 19537.268 105500.275 19533.215 105500.488 19528.948 105500.915 L 19516.148 105502.195 C 19513.588 105505.608 19510.601 105507.315 19507.188 105507.315 L 19509.108 105509.235 L 19509.748 105511.795 L 19508.468 105517.555 L 19503.988 105518.835 L 19508.468 105520.115 C 19504.628 105522.248 19500.788 105523.102 19496.948 105522.675 L 19495.668 105527.795 L 19503.348 105527.155 C 19500.788 105530.995 19498.441 105533.982 19496.308 105536.115 C 19494.601 105538.248 19493.108 105539.315 19491.828 105539.315 C 19491.828 105540.595 19491.401 105542.728 19490.548 105545.715 C 19489.695 105548.702 19489.055 105551.048 19488.628 105552.755 C 19487.348 105553.182 19485.641 105554.888 19483.508 105557.875 L 19490.548 105559.155 L 19484.148 105566.835 L 19477.748 105570.035 L 19479.028 105571.955 L 19482.228 105571.955 C 19477.535 105575.368 19473.695 105580.915 19470.708 105588.595 C 19468.148 105589.448 19464.521 105589.448 19459.828 105588.595 L 19458.548 105589.875 L 19458.548 105592.435 L 19467.508 105594.355 C 19467.935 105595.208 19468.575 105595.848 19469.428 105596.275 L 19470.708 105593.715 L 19469.428 105598.835 L 19461.748 105599.475 L 19460.468 105603.955 L 19467.508 105603.955 L 19467.508 105607.155 L 19463.668 105607.795 L 19463.668 105611.635 L 19457.908 105614.195 L 19461.748 105616.115 L 19461.108 105619.315 L 19454.068 105621.875 L 19447.028 105625.715 L 19447.028 105628.275 L 19448.308 105630.195 L 19445.748 105637.235 L 19447.028 105638.515 L 19449.588 105638.515 L 19448.308 105645.555 L 19442.548 105646.195 L 19437.428 105656.435 L 19441.268 105656.435 ZM 19544.948 105454.835 C 19547.935 105454.835 19551.561 105453.982 19555.828 105452.275 C 19560.521 105450.142 19565.001 105448.008 19569.268 105445.875 L 19595.508 105434.995 C 19611.295 105427.742 19623.881 105420.488 19633.268 105413.235 C 19648.201 105401.715 19655.668 105390.408 19655.668 105379.315 C 19655.668 105369.502 19649.695 105361.822 19637.748 105356.275 C 19626.228 105350.728 19614.921 105347.955 19603.828 105347.955 C 19598.708 105347.955 19593.161 105352.648 19587.188 105362.035 C 19584.628 105365.875 19581.001 105373.342 19576.308 105384.435 L 19573.748 105387.635 L 19576.948 105387.635 C 19575.241 105390.195 19572.041 105392.755 19567.348 105395.315 L 19567.988 105397.235 C 19568.415 105399.795 19566.921 105402.355 19563.508 105404.915 C 19563.508 105408.755 19562.655 105412.168 19560.948 105415.155 L 19555.828 105418.355 L 19562.868 105419.635 L 19563.508 105424.115 C 19556.681 105424.115 19553.055 105426.248 19552.628 105430.515 L 19548.788 105430.515 L 19547.508 105434.355 L 19548.788 105437.555 L 19546.228 105442.035 L 19544.948 105440.755 L 19543.668 105445.875 L 19542.388 105454.835 L 19544.948 105454.835 ZM 19681.078 105719.155 C 19689.185 105701.662 19704.118 105675.848 19725.878 105641.715 C 19747.211 105607.582 19761.931 105582.195 19770.038 105565.555 C 19787.531 105538.248 19799.905 105518.195 19807.158 105505.395 C 19822.518 105478.088 19831.265 105457.822 19833.398 105444.595 C 19851.745 105433.502 19865.825 105425.182 19875.638 105419.635 C 19885.878 105414.088 19893.985 105411.315 19899.958 105411.315 L 19906.358 105416.435 L 19908.918 105426.035 C 19908.918 105428.168 19908.065 105430.515 19906.358 105433.075 L 19903.798 105438.195 C 19904.651 105439.048 19905.078 105442.462 19905.078 105448.435 C 19903.371 105451.422 19901.878 105454.195 19900.598 105456.755 C 19899.318 105458.888 19897.611 105461.235 19895.478 105463.795 L 19895.478 105466.995 C 19897.185 105467.422 19898.465 105467.848 19899.318 105468.275 C 19900.598 105468.275 19902.091 105468.062 19903.798 105467.635 L 19901.878 105470.835 C 19901.451 105471.262 19899.105 105472.115 19894.838 105473.395 L 19890.358 105479.795 L 19896.118 105479.795 L 19894.838 105482.995 L 19886.518 105488.755 C 19885.665 105489.608 19885.665 105490.462 19886.518 105491.315 C 19887.371 105491.742 19888.225 105491.955 19889.078 105491.955 C 19889.931 105491.528 19890.785 105491.315 19891.638 105491.315 C 19891.638 105491.742 19891.851 105492.168 19892.278 105492.595 C 19918.731 105466.995 19941.345 105446.942 19960.118 105432.435 C 19979.318 105417.502 19992.118 105410.035 19998.518 105410.035 L 20007.478 105411.315 C 20007.051 105413.875 20007.905 105415.582 20010.038 105416.435 C 20010.038 105418.995 20008.971 105421.768 20006.838 105424.755 L 20002.998 105425.395 L 20000.438 105439.475 L 19997.878 105438.835 C 19997.025 105440.542 19996.385 105442.035 19995.958 105443.315 L 19990.198 105446.515 L 19987.638 105456.755 L 19992.758 105460.595 C 19991.905 105460.168 19991.265 105460.808 19990.838 105462.515 C 19990.411 105464.222 19990.625 105465.502 19991.478 105466.355 L 19984.438 105471.475 L 19979.958 105475.315 L 19982.518 105475.315 C 19979.105 105486.408 19975.905 105497.288 19972.918 105507.955 C 19972.491 105511.368 19971.425 105513.075 19969.718 105513.075 L 19970.998 105518.835 L 19974.198 105518.835 L 19974.198 105528.435 L 19980.598 105529.715 L 19991.478 105528.435 L 20000.438 105525.875 C 20012.811 105520.755 20027.958 105511.155 20045.878 105497.075 C 20068.065 105479.582 20082.358 105468.915 20088.758 105465.075 L 20088.758 105468.275 C 20085.345 105471.262 20070.838 105484.062 20045.238 105506.675 C 20026.465 105523.315 20013.238 105537.182 20005.558 105548.275 L 20001.078 105547.635 L 19994.678 105557.875 C 19989.558 105560.435 19982.518 105565.128 19973.558 105571.955 L 19960.758 105581.555 L 19962.038 105584.115 C 19956.491 105584.115 19949.665 105585.608 19941.558 105588.595 C 19933.451 105591.155 19925.771 105593.715 19918.518 105596.275 L 19918.518 105593.075 L 19910.198 105592.435 C 19903.371 105589.022 19898.678 105584.115 19896.118 105577.715 C 19893.985 105571.315 19892.918 105563.635 19892.918 105554.675 C 19892.918 105543.155 19895.478 105531.635 19900.598 105520.115 C 19906.145 105508.168 19911.691 105496.648 19917.238 105485.555 L 19862.838 105541.875 C 19862.838 105543.155 19861.985 105544.862 19860.278 105546.995 C 19858.998 105548.702 19857.505 105550.622 19855.798 105552.755 C 19854.091 105554.462 19850.251 105560.862 19844.278 105571.955 C 19838.731 105583.048 19833.611 105590.942 19828.918 105595.635 L 19830.838 105602.675 L 19828.278 105602.035 C 19826.998 105602.035 19825.718 105602.888 19824.438 105604.595 C 19823.158 105606.302 19822.945 105607.582 19823.798 105608.435 C 19824.225 105608.862 19825.078 105608.862 19826.358 105608.435 C 19827.638 105608.008 19828.278 105608.648 19828.278 105610.355 L 19824.438 105610.995 L 19821.878 105617.395 L 19816.118 105621.235 C 19816.118 105622.088 19816.331 105624.008 19816.758 105626.995 L 19809.718 105632.115 L 19809.078 105637.235 C 19810.785 105636.382 19812.491 105637.235 19814.198 105639.795 C 19810.358 105642.355 19805.878 105643.635 19800.758 105643.635 L 19800.758 105647.475 L 19809.078 105646.195 L 19803.318 105653.875 C 19797.771 105655.582 19793.078 105656.222 19789.238 105655.795 L 19787.318 105662.195 L 19795.638 105662.195 L 19801.398 105658.995 L 19801.398 105659.635 C 19800.118 105661.768 19799.905 105663.475 19800.758 105664.755 C 19794.358 105667.315 19789.451 105668.595 19786.038 105668.595 C 19785.185 105669.875 19784.758 105670.728 19784.758 105671.155 C 19783.478 105673.288 19782.411 105674.142 19781.558 105673.715 L 19779.638 105681.395 L 19781.558 105682.035 L 19787.958 105674.995 L 19793.718 105676.915 L 19795.638 105676.275 C 19795.638 105678.835 19793.931 105679.688 19790.518 105678.835 L 19786.678 105680.755 L 19793.078 105682.035 L 19789.878 105689.715 L 19785.398 105689.075 L 19786.038 105694.195 L 19781.558 105703.155 L 19770.038 105700.595 L 19766.198 105705.075 C 19768.758 105706.355 19771.531 105706.995 19774.518 105706.995 C 19775.798 105706.995 19777.718 105706.568 19780.278 105705.715 L 19768.758 105712.115 C 19767.478 105710.408 19766.411 105708.702 19765.558 105706.995 L 19761.078 105718.515 C 19754.251 105721.928 19749.985 105725.982 19748.278 105730.675 L 19743.798 105729.395 L 19746.358 105728.115 L 19745.718 105725.555 L 19736.758 105727.475 C 19737.185 105728.755 19736.331 105730.035 19734.198 105731.315 C 19732.065 105732.595 19730.571 105732.382 19729.718 105730.675 L 19725.878 105733.875 C 19724.598 105732.168 19722.678 105732.382 19720.118 105734.515 C 19717.558 105735.368 19714.145 105736.862 19709.878 105738.995 C 19705.185 105741.128 19702.198 105742.408 19700.918 105742.835 L 19697.078 105742.195 L 19693.878 105746.675 L 19689.398 105745.395 L 19683.638 105747.315 L 19682.998 105742.835 L 19676.598 105737.075 L 19681.078 105719.155 ZM 19976.428 105660.915 L 19980.908 105661.555 L 19979.628 105656.435 C 19979.628 105655.582 19980.268 105653.448 19981.548 105650.035 C 19982.828 105646.195 19983.041 105643.422 19982.188 105641.715 L 19985.388 105637.875 L 19981.548 105638.515 L 19982.828 105637.235 C 19985.388 105631.262 19988.161 105626.782 19991.148 105623.795 L 19990.508 105621.235 L 19993.708 105618.035 L 20025.068 105554.035 L 20053.868 105506.675 L 20060.268 105497.075 L 20062.828 105498.355 L 20066.668 105493.875 C 20066.241 105493.448 20064.961 105493.235 20062.828 105493.235 L 20066.028 105485.555 L 20069.868 105485.555 L 20069.868 105482.995 L 20074.348 105481.715 L 20069.868 105481.075 C 20072.855 105478.088 20076.695 105473.182 20081.388 105466.355 C 20084.801 105461.235 20088.428 105455.902 20092.268 105450.355 L 20096.108 105450.355 C 20102.508 105441.395 20110.401 105434.568 20119.788 105429.875 C 20136.855 105421.342 20146.028 105416.648 20147.308 105415.795 L 20150.508 105417.075 C 20156.481 105411.955 20163.095 105409.395 20170.348 105409.395 L 20178.668 105411.955 C 20177.815 105416.648 20175.255 105422.408 20170.988 105429.235 C 20167.148 105436.062 20165.015 105440.755 20164.588 105443.315 C 20161.175 105445.022 20158.615 105448.862 20156.908 105454.835 L 20151.788 105459.955 L 20149.868 105467.635 C 20145.175 105471.048 20142.828 105475.742 20142.828 105481.715 L 20139.628 105482.355 L 20139.628 105486.195 C 20138.348 105485.768 20136.215 105486.622 20133.228 105488.755 C 20132.375 105488.328 20131.095 105488.115 20129.388 105488.115 L 20126.828 105488.115 L 20125.548 105491.955 L 20135.788 105491.955 L 20135.788 105494.515 L 20127.468 105497.715 L 20129.388 105498.995 L 20131.308 105500.915 L 20129.388 105502.835 L 20124.908 105500.915 L 20123.628 105502.835 L 20127.468 105503.475 L 20125.548 105509.235 C 20125.121 105507.528 20124.695 105506.248 20124.268 105505.395 C 20123.841 105504.542 20123.201 105504.755 20122.348 105506.035 L 20122.988 105511.795 C 20120.001 105511.368 20118.295 105512.008 20117.868 105513.715 C 20118.721 105514.568 20119.575 105515.208 20120.428 105515.635 L 20116.588 105528.435 L 20112.108 105529.075 L 20104.428 105530.995 L 20103.148 105534.835 L 20104.428 105536.115 L 20112.108 105535.475 L 20108.908 105538.035 L 20109.548 105542.515 L 20103.788 105548.275 L 20096.108 105546.995 L 20090.348 105553.395 C 20090.775 105554.248 20091.415 105554.888 20092.268 105555.315 L 20094.828 105552.755 L 20098.668 105553.395 L 20096.748 105555.955 L 20101.228 105559.155 C 20101.228 105560.435 20100.375 105561.502 20098.668 105562.355 C 20097.388 105563.208 20096.535 105563.635 20096.108 105563.635 L 20090.988 105559.795 L 20090.988 105562.355 L 20092.908 105563.635 L 20085.868 105563.635 L 20081.388 105564.915 L 20080.748 105570.035 L 20076.908 105570.675 L 20077.548 105573.875 L 20084.588 105573.875 C 20084.588 105575.155 20085.441 105576.008 20087.148 105576.435 C 20088.855 105576.862 20089.708 105577.715 20089.708 105578.995 L 20086.508 105578.995 L 20078.188 105578.995 L 20080.108 105582.195 L 20085.228 105580.915 C 20085.228 105581.768 20084.375 105582.835 20082.668 105584.115 C 20081.815 105585.822 20081.815 105587.102 20082.668 105587.955 C 20083.948 105588.382 20084.588 105589.022 20084.588 105589.875 L 20078.188 105594.355 L 20080.108 105596.275 L 20075.628 105597.555 L 20071.788 105598.835 L 20065.388 105602.035 C 20063.681 105602.888 20062.828 105604.168 20062.828 105605.875 L 20064.108 105607.795 L 20067.308 105604.595 C 20070.295 105604.595 20073.281 105603.528 20076.268 105601.395 L 20076.908 105603.955 L 20074.988 105604.595 L 20072.428 105610.995 L 20067.948 105610.355 L 20066.028 105612.915 L 20069.868 105614.835 L 20066.668 105621.235 L 20062.828 105620.595 L 20060.908 105621.875 C 20060.908 105629.128 20061.121 105633.608 20061.548 105635.315 L 20058.988 105635.955 L 20060.908 105641.075 L 20057.068 105642.995 L 20057.068 105648.755 L 20058.348 105650.035 C 20057.495 105650.462 20056.855 105650.675 20056.428 105650.675 L 20058.988 105662.195 L 20060.268 105663.475 L 20067.948 105664.115 C 20075.628 105664.115 20087.148 105658.995 20102.508 105648.755 L 20162.668 105606.515 L 20165.868 105607.795 C 20164.161 105612.062 20151.788 105622.728 20128.748 105639.795 C 20118.935 105647.048 20114.028 105652.168 20114.028 105655.155 L 20060.268 105692.275 C 20044.055 105702.942 20032.748 105708.915 20026.348 105710.195 C 20027.628 105711.048 20027.415 105712.115 20025.708 105713.395 C 20024.428 105714.248 20023.575 105713.822 20023.148 105712.115 C 20019.735 105715.528 20016.108 105717.448 20012.268 105717.875 C 20013.975 105719.155 20014.828 105718.942 20014.828 105717.235 C 20015.255 105715.955 20015.468 105715.102 20015.468 105714.675 L 20012.908 105714.035 L 20010.348 105715.955 L 20011.628 105712.115 L 20009.068 105712.115 L 20007.148 105715.955 L 20002.028 105715.955 L 20002.028 105713.395 C 19994.775 105710.835 19989.655 105708.488 19986.668 105706.355 C 19978.561 105700.808 19974.508 105692.702 19974.508 105682.035 L 19974.508 105676.275 L 19977.708 105676.915 L 19978.988 105674.995 L 19973.228 105674.995 C 19974.081 105668.168 19975.148 105663.475 19976.428 105660.915 ZM 20085.228 105566.195 C 20089.495 105567.048 20092.908 105569.395 20095.468 105573.235 L 20090.348 105573.875 L 20085.868 105573.235 L 20082.668 105572.595 L 20082.028 105570.675 L 20085.228 105566.195 ZM 20156.268 105351.155 L 20153.068 105343.475 C 20153.068 105338.355 20155.841 105331.955 20161.388 105324.275 C 20165.655 105318.728 20169.921 105312.968 20174.188 105306.995 L 20173.548 105305.075 L 20177.388 105306.355 L 20178.668 105305.075 L 20177.388 105301.875 L 20178.668 105298.035 L 20180.588 105295.475 L 20183.148 105294.835 L 20183.148 105291.635 C 20183.148 105287.795 20185.708 105285.875 20190.828 105285.875 L 20196.588 105288.435 L 20198.508 105287.155 L 20198.508 105281.395 L 20201.708 105280.115 L 20205.548 105280.755 L 20210.028 105278.195 L 20210.668 105275.635 L 20215.148 105276.915 L 20217.068 105274.355 L 20220.268 105274.355 L 20221.548 105273.075 L 20223.468 105274.995 L 20226.668 105270.515 L 20233.068 105274.995 L 20234.348 105270.515 L 20236.268 105271.795 L 20238.828 105268.595 L 20248.428 105269.235 L 20250.348 105270.515 L 20254.188 105274.995 L 20246.508 105298.035 L 20245.228 105301.875 C 20243.095 105304.008 20241.601 105306.568 20240.748 105309.555 C 20236.908 105309.555 20234.348 105309.982 20233.068 105310.835 L 20233.068 105314.035 L 20236.268 105314.035 L 20236.268 105319.795 C 20231.575 105321.928 20229.015 105325.555 20228.588 105330.675 L 20224.108 105338.355 L 20218.348 105339.635 L 20218.348 105342.835 L 20213.868 105342.195 L 20210.668 105342.195 L 20210.028 105344.115 L 20204.908 105344.115 C 20201.068 105343.688 20197.015 105346.035 20192.748 105351.155 L 20187.628 105349.875 L 20183.788 105350.515 L 20183.148 105354.995 L 20172.268 105354.995 L 20170.348 105353.075 L 20165.228 105356.915 C 20158.401 105356.915 20154.775 105358.622 20154.348 105362.035 L 20152.428 105360.755 C 20151.148 105359.475 20150.508 105356.275 20150.508 105351.155 L 20156.268 105351.155 ZM 20229.998 105520.755 C 20232.985 105510.515 20237.465 105498.995 20243.438 105486.195 C 20249.411 105473.395 20255.385 105461.022 20261.358 105449.075 L 20263.278 105450.355 L 20268.398 105448.435 C 20273.945 105445.448 20277.571 105443.528 20279.278 105442.675 C 20283.971 105439.262 20287.385 105436.915 20289.518 105435.635 C 20295.491 105433.075 20301.465 105430.302 20307.438 105427.315 C 20313.411 105425.182 20319.171 105422.195 20324.718 105418.355 L 20330.478 105422.195 C 20328.345 105431.155 20326.425 105439.475 20324.718 105447.155 C 20321.305 105462.088 20318.531 105470.835 20316.398 105473.395 L 20312.558 105479.155 C 20310.425 105482.142 20309.571 105484.702 20309.998 105486.835 L 20310.638 105490.675 C 20332.825 105471.475 20350.318 105456.968 20363.118 105447.155 C 20386.585 105429.235 20407.065 105420.275 20424.558 105420.275 C 20429.251 105420.275 20433.518 105421.128 20437.358 105422.835 C 20441.625 105424.115 20444.825 105426.888 20446.958 105431.155 L 20448.238 105435.635 C 20448.665 105436.488 20450.158 105437.342 20452.718 105438.195 L 20452.078 105443.315 C 20452.931 105444.595 20453.998 105445.875 20455.278 105447.155 L 20458.478 105450.995 L 20457.198 105457.395 L 20459.758 105463.795 L 20453.358 105465.075 L 20453.358 105469.555 L 20457.198 105467.635 L 20457.198 105480.435 L 20452.078 105481.715 L 20453.358 105485.555 L 20445.678 105497.715 C 20446.958 105499.848 20449.305 105500.275 20452.718 105498.995 L 20448.878 105502.195 L 20446.958 105501.555 L 20439.918 105508.595 L 20445.678 105512.435 L 20439.918 105511.155 C 20439.491 105512.008 20439.278 105512.862 20439.278 105513.715 L 20434.158 105516.275 L 20434.158 105521.395 C 20430.318 105525.235 20427.545 105528.862 20425.838 105532.275 C 20426.265 105533.128 20428.398 105533.982 20432.238 105534.835 L 20429.678 105541.875 L 20423.918 105543.795 L 20422.638 105549.555 L 20420.078 105550.195 L 20421.358 105554.675 C 20421.358 105559.368 20420.505 105561.928 20418.798 105562.355 L 20414.318 105558.515 C 20415.171 105559.795 20414.318 105560.862 20411.758 105561.715 C 20409.625 105562.142 20408.558 105562.568 20408.558 105562.995 L 20408.558 105568.115 L 20417.518 105566.835 L 20416.878 105568.755 L 20413.038 105569.395 C 20413.038 105573.662 20411.545 105577.075 20408.558 105579.635 L 20402.798 105578.355 L 20400.878 105582.835 L 20405.998 105582.835 L 20401.518 105591.155 L 20400.238 105589.235 L 20394.478 105587.955 C 20393.198 105589.662 20393.625 105591.155 20395.758 105592.435 C 20397.891 105593.288 20398.745 105594.568 20398.318 105596.275 L 20392.558 105601.395 L 20396.398 105605.875 L 20398.958 105605.875 L 20398.958 105608.435 L 20395.118 105607.795 L 20391.278 105609.715 L 20391.918 105614.195 C 20390.638 105616.328 20389.571 105618.248 20388.718 105619.955 L 20388.718 105637.875 L 20385.518 105639.155 C 20384.665 105642.568 20384.238 105645.555 20384.238 105648.115 C 20384.238 105651.102 20384.878 105653.875 20386.158 105656.435 L 20396.398 105658.355 C 20406.638 105658.355 20425.198 105650.035 20452.078 105633.395 C 20464.451 105625.715 20480.025 105615.262 20498.798 105602.035 C 20497.091 105604.595 20493.038 105608.648 20486.638 105614.195 C 20480.665 105619.742 20476.611 105624.435 20474.478 105628.275 L 20468.078 105631.475 L 20469.358 105632.755 C 20449.305 105650.675 20427.545 105667.315 20404.078 105682.675 C 20371.225 105704.435 20346.478 105715.315 20329.838 105715.315 C 20316.611 105715.315 20307.651 105709.982 20302.958 105699.315 C 20299.971 105692.488 20298.478 105681.608 20298.478 105666.675 L 20298.478 105657.715 C 20301.038 105657.715 20302.531 105656.862 20302.958 105655.155 C 20303.385 105653.022 20302.318 105652.168 20299.758 105652.595 C 20304.451 105640.222 20309.571 105627.635 20315.118 105614.835 C 20324.931 105593.502 20330.478 105581.128 20331.758 105577.715 C 20352.665 105540.595 20365.038 105517.982 20368.878 105509.875 C 20376.985 105492.808 20381.038 105480.435 20381.038 105472.755 C 20381.038 105465.928 20377.838 105462.515 20371.438 105462.515 C 20365.038 105462.515 20357.145 105466.142 20347.758 105473.395 C 20340.505 105479.368 20333.465 105485.128 20326.638 105490.675 L 20325.358 105492.595 C 20322.798 105496.008 20314.691 105506.675 20301.038 105524.595 C 20289.518 105539.528 20281.411 105549.768 20276.718 105555.315 L 20276.718 105562.355 L 20270.958 105568.115 C 20271.385 105567.688 20272.025 105567.688 20272.878 105568.115 C 20273.731 105568.542 20273.731 105569.182 20272.878 105570.035 L 20269.038 105578.995 L 20262.638 105581.555 L 20261.998 105586.035 L 20256.238 105594.355 L 20256.878 105598.195 C 20252.611 105602.462 20251.118 105605.875 20252.398 105608.435 L 20247.278 105608.435 L 20249.198 105611.635 L 20240.878 105621.875 L 20236.398 105628.275 L 20237.038 105630.195 L 20233.838 105631.475 L 20233.198 105638.515 L 20227.438 105639.155 L 20230.638 105646.835 L 20227.438 105644.915 C 20226.585 105646.195 20225.731 105647.262 20224.878 105648.115 L 20219.118 105653.875 C 20219.971 105653.022 20220.825 105652.808 20221.678 105653.235 C 20222.958 105653.662 20223.598 105654.515 20223.598 105655.795 L 20216.558 105656.435 C 20213.998 105657.715 20212.718 105659.635 20212.718 105662.195 C 20213.571 105663.475 20214.638 105663.902 20215.918 105663.475 L 20208.878 105674.995 L 20204.398 105674.995 C 20200.131 105677.128 20196.718 105679.048 20194.158 105680.755 C 20191.598 105682.462 20189.038 105684.382 20186.478 105686.515 L 20180.078 105689.075 C 20178.371 105689.928 20177.731 105690.782 20178.158 105691.635 L 20172.398 105691.635 C 20173.251 105693.342 20172.398 105694.835 20169.838 105696.115 C 20167.278 105696.968 20165.785 105697.822 20165.358 105698.675 L 20159.598 105697.395 L 20150.638 105701.875 L 20144.878 105700.595 L 20144.878 105705.715 L 20134.638 105701.875 L 20132.718 105694.195 C 20132.718 105689.075 20140.611 105672.648 20156.398 105644.915 C 20176.878 105609.502 20197.571 105573.875 20218.478 105538.035 C 20222.318 105531.635 20226.158 105525.875 20229.998 105520.755 ZM 20498.218 105698.675 L 20500.138 105705.075 C 20498.005 105706.782 20495.871 105708.275 20493.738 105709.555 L 20485.418 105715.315 C 20474.325 105723.422 20465.151 105733.235 20457.898 105744.755 C 20450.645 105756.275 20447.018 105768.435 20447.018 105781.235 C 20447.018 105785.928 20448.938 105792.115 20452.778 105799.795 C 20454.911 105804.062 20457.045 105807.048 20459.178 105808.755 C 20460.885 105810.888 20461.738 105814.088 20461.738 105818.355 L 20464.298 105813.875 L 20484.138 105819.635 C 20485.845 105818.782 20488.405 105818.355 20491.818 105818.355 L 20497.578 105818.355 L 20503.978 105818.355 C 20503.978 105817.502 20506.111 105816.862 20510.378 105816.435 C 20522.325 105809.182 20532.138 105800.222 20539.818 105789.555 C 20551.338 105772.488 20561.791 105755.208 20571.178 105737.715 C 20580.991 105720.222 20589.098 105702.515 20595.498 105684.595 C 20600.191 105676.488 20604.031 105669.022 20607.018 105662.195 C 20610.431 105655.368 20613.631 105648.115 20616.618 105640.435 L 20620.458 105632.755 C 20616.618 105634.462 20612.778 105636.595 20608.938 105639.155 C 20605.525 105641.715 20601.685 105644.702 20597.418 105648.115 L 20594.218 105646.195 L 20592.298 105650.035 C 20589.311 105651.315 20585.898 105653.235 20582.058 105655.795 C 20578.645 105658.355 20575.231 105660.702 20571.818 105662.835 L 20571.178 105666.675 L 20562.218 105669.875 L 20556.458 105676.275 L 20551.978 105675.635 C 20549.418 105678.622 20545.365 105680.968 20539.818 105682.675 C 20534.698 105684.382 20529.791 105685.235 20525.098 105685.235 C 20522.111 105685.235 20518.911 105683.955 20515.498 105681.395 L 20508.458 105682.035 C 20493.098 105671.368 20485.418 105656.222 20485.418 105636.595 C 20485.418 105610.995 20495.445 105581.982 20515.498 105549.555 C 20535.978 105517.128 20557.738 105493.662 20580.778 105479.155 C 20593.578 105469.768 20610.005 105459.528 20630.058 105448.435 C 20646.698 105439.475 20663.551 105430.302 20680.618 105420.915 C 20681.471 105421.342 20683.818 105420.488 20687.658 105418.355 C 20691.925 105416.222 20695.551 105414.302 20698.538 105412.595 C 20707.071 105409.608 20716.031 105408.115 20725.418 105408.115 C 20734.378 105408.115 20742.271 105411.528 20749.098 105418.355 C 20756.351 105424.755 20759.978 105432.222 20759.978 105440.755 L 20758.698 105447.795 L 20760.618 105449.715 L 20759.978 105461.875 L 20761.898 105464.435 C 20758.911 105470.408 20757.418 105477.022 20757.418 105484.275 C 20758.698 105484.275 20759.765 105484.062 20760.618 105483.635 C 20761.898 105483.208 20763.605 105481.715 20765.738 105479.155 L 20774.698 105479.155 L 20777.258 105483.635 L 20772.778 105489.395 L 20771.498 105494.515 L 20765.098 105497.715 C 20764.671 105500.702 20762.538 105503.688 20758.698 105506.675 C 20755.285 105509.235 20753.151 105510.942 20752.298 105511.795 C 20746.325 105517.768 20740.778 105525.022 20735.658 105533.555 C 20733.098 105537.395 20725.418 105551.902 20712.618 105577.075 C 20711.338 105578.355 20710.911 105579.208 20711.338 105579.635 L 20701.738 105598.835 L 20698.538 105598.835 L 20699.178 105603.955 C 20699.178 105606.088 20697.685 105609.288 20694.698 105613.555 C 20692.138 105617.395 20690.645 105620.382 20690.218 105622.515 L 20687.658 105622.515 L 20686.378 105632.115 L 20681.898 105635.315 C 20680.191 105640.862 20678.485 105646.195 20676.778 105651.315 L 20672.298 105657.075 L 20674.218 105660.915 L 20666.538 105669.235 L 20665.258 105667.315 C 20664.831 105668.595 20664.831 105670.302 20665.258 105672.435 C 20666.111 105674.142 20666.538 105675.208 20666.538 105675.635 C 20666.538 105677.768 20665.045 105680.755 20662.058 105684.595 C 20659.071 105688.435 20656.298 105690.782 20653.738 105691.635 C 20655.445 105691.635 20657.365 105691.422 20659.498 105690.995 L 20658.218 105692.915 L 20655.658 105694.835 L 20654.378 105701.875 C 20653.525 105701.448 20652.031 105703.582 20649.898 105708.275 C 20648.191 105712.968 20647.125 105715.528 20646.698 105715.955 L 20640.938 105715.955 L 20642.218 105722.355 L 20642.858 105720.435 L 20646.058 105720.435 L 20644.138 105724.275 L 20642.858 105726.195 C 20641.151 105726.622 20639.658 105727.262 20638.378 105728.115 C 20640.511 105728.968 20641.365 105730.462 20640.938 105732.595 L 20635.178 105735.155 L 20635.178 105737.715 L 20630.698 105737.075 L 20630.698 105742.835 L 20633.898 105742.835 L 20633.258 105745.395 C 20631.125 105746.248 20630.271 105747.102 20630.698 105747.955 L 20622.378 105751.795 L 20623.658 105758.195 C 20619.818 105761.182 20615.978 105764.382 20612.138 105767.795 C 20606.591 105772.915 20604.885 105776.328 20607.018 105778.035 L 20591.018 105786.995 L 20591.018 105790.835 L 20582.698 105796.595 L 20579.498 105794.675 L 20578.858 105801.075 C 20576.298 105802.782 20574.165 105802.782 20572.458 105801.075 C 20571.178 105799.795 20570.325 105799.155 20569.898 105799.155 L 20569.898 105802.995 C 20566.911 105804.275 20565.631 105805.342 20566.058 105806.195 L 20560.938 105809.395 L 20557.738 105808.115 L 20556.458 105811.315 C 20551.765 105813.448 20532.351 105823.902 20498.218 105842.675 C 20473.045 105856.755 20452.778 105863.795 20437.418 105863.795 C 20421.631 105863.795 20408.405 105859.315 20397.738 105850.355 C 20386.645 105841.822 20381.098 105829.662 20381.098 105813.875 C 20381.098 105789.982 20394.111 105766.728 20420.138 105744.115 C 20436.778 105730.035 20460.671 105715.102 20491.818 105699.315 C 20493.951 105699.315 20496.085 105699.102 20498.218 105698.675 ZM 20671.658 105545.715 C 20676.351 105536.328 20680.405 105525.662 20683.818 105513.715 C 20687.658 105501.768 20689.578 105491.315 20689.578 105482.355 C 20689.578 105472.542 20688.511 105465.075 20686.378 105459.955 C 20682.965 105451.422 20676.991 105447.155 20668.458 105447.155 C 20663.338 105447.155 20654.378 105453.555 20641.578 105466.355 C 20626.645 105481.288 20617.898 105489.395 20615.338 105490.675 L 20612.138 105498.355 C 20607.445 105505.182 20602.965 105512.008 20598.698 105518.835 L 20596.138 105523.315 L 20590.378 105527.795 L 20591.658 105532.275 C 20584.831 105539.528 20579.071 105551.688 20574.378 105568.755 C 20570.111 105585.395 20567.978 105599.902 20567.978 105612.275 C 20567.978 105620.382 20568.618 105625.715 20569.898 105628.275 L 20580.138 105639.795 C 20611.285 105620.595 20631.765 105603.102 20641.578 105587.315 C 20651.818 105571.102 20661.845 105557.235 20671.658 105545.715 ZM 20997.128 105642.995 L 20994.568 105641.075 C 20995.848 105626.995 20998.408 105614.622 21002.248 105603.955 C 21006.088 105592.862 21015.901 105572.595 21031.688 105543.155 C 21047.901 105516.702 21075.421 105487.048 21114.248 105454.195 C 21157.341 105417.928 21190.408 105399.795 21213.448 105399.795 L 21221.128 105401.075 L 21221.768 105402.995 C 21236.701 105404.275 21247.155 105411.742 21253.128 105425.395 L 21260.168 105442.675 L 21262.728 105442.675 L 21258.888 105454.835 C 21258.888 105456.115 21259.955 105457.608 21262.088 105459.315 C 21262.515 105459.742 21263.155 105460.168 21264.008 105460.595 L 21265.288 105466.995 L 21276.808 105467.635 C 21274.675 105473.182 21267.421 105487.902 21255.048 105511.795 C 21243.101 105535.262 21235.421 105550.195 21232.008 105556.595 L 21228.808 105555.955 L 21231.368 105561.075 L 21223.688 105585.395 L 21221.128 105586.035 L 21216.648 105604.595 L 21214.088 105604.595 C 21215.795 105609.715 21215.795 105613.982 21214.088 105617.395 L 21212.168 105646.195 C 21212.168 105650.888 21214.941 105654.088 21220.488 105655.795 C 21226.035 105654.515 21234.355 105649.395 21245.448 105640.435 C 21256.968 105631.048 21273.608 105615.902 21295.368 105594.995 C 21294.088 105595.848 21293.875 105597.128 21294.728 105598.835 C 21296.008 105600.542 21297.075 105600.755 21297.928 105599.475 C 21287.261 105611.848 21276.808 105624.222 21266.568 105636.595 L 21264.648 105640.435 C 21256.541 105646.408 21248.861 105652.595 21241.608 105658.995 C 21232.221 105667.102 21225.181 105674.355 21220.488 105680.755 L 21217.288 105680.755 L 21214.088 105687.155 L 21208.968 105688.435 C 21206.835 105691.848 21203.421 105695.048 21198.728 105698.035 L 21196.808 105699.315 C 21192.968 105703.155 21187.208 105706.355 21179.528 105708.915 C 21172.275 105711.475 21164.595 105713.608 21156.488 105715.315 C 21149.235 105712.328 21144.541 105706.355 21142.408 105697.395 C 21140.275 105688.008 21139.208 105676.488 21139.208 105662.835 L 21139.208 105645.555 L 21133.448 105652.595 L 21124.488 105658.995 L 21123.848 105662.835 C 21120.008 105666.675 21117.235 105670.515 21115.528 105674.355 L 21112.968 105671.155 L 21108.488 105676.915 L 21104.008 105677.555 L 21099.528 105685.875 C 21096.968 105687.155 21094.408 105688.862 21091.848 105690.995 C 21089.715 105692.702 21087.155 105694.835 21084.168 105697.395 L 21070.088 105705.075 L 21070.088 105710.195 C 21067.528 105711.902 21061.981 105714.675 21053.448 105718.515 C 21048.755 105720.648 21045.341 105722.355 21043.208 105723.635 C 21042.355 105723.208 21039.155 105723.635 21033.608 105724.915 C 21032.755 105724.915 21031.261 105725.342 21029.128 105726.195 C 21021.448 105726.195 21014.835 105723.208 21009.288 105717.235 C 21003.741 105711.262 20999.688 105704.008 20997.128 105695.475 C 20999.261 105695.475 21000.328 105693.982 21000.328 105690.995 C 20999.048 105689.288 20998.195 105688.222 20997.768 105687.795 C 20996.061 105685.235 20994.781 105684.168 20993.928 105684.595 L 20992.648 105676.915 L 20995.848 105672.435 L 20995.848 105660.915 C 20994.141 105661.342 20993.075 105661.128 20992.648 105660.275 C 20992.221 105659.422 20992.008 105657.715 20992.008 105655.155 C 20992.435 105650.462 20992.648 105647.688 20992.648 105646.835 L 20997.128 105642.995 ZM 21071.368 105641.715 C 21071.368 105643.422 21072.648 105647.262 21075.208 105653.235 C 21078.195 105659.208 21080.541 105663.475 21082.248 105666.035 C 21092.061 105666.035 21105.928 105658.782 21123.848 105644.275 L 21145.608 105626.355 C 21146.035 105625.075 21147.955 105618.035 21151.368 105605.235 C 21154.781 105592.008 21158.195 105583.475 21161.608 105579.635 C 21161.608 105574.088 21165.875 105562.355 21174.408 105544.435 C 21183.368 105526.515 21187.848 105510.088 21187.848 105495.155 C 21187.848 105483.208 21185.288 105472.968 21180.168 105464.435 C 21175.048 105455.902 21166.941 105450.782 21155.848 105449.075 C 21152.435 105451.635 21149.021 105454.408 21145.608 105457.395 C 21142.621 105459.955 21140.488 105462.942 21139.208 105466.355 C 21130.248 105476.595 21121.501 105486.622 21112.968 105496.435 L 21111.048 105502.195 C 21108.915 105503.902 21106.995 105506.888 21105.288 105511.155 C 21104.008 105514.995 21102.941 105518.835 21102.088 105522.675 C 21100.381 105524.808 21097.608 105530.568 21093.768 105539.955 C 21085.661 105559.582 21081.395 105571.102 21080.968 105574.515 L 21077.128 105575.795 L 21078.408 105578.355 L 21073.288 105597.555 L 21070.728 105601.395 L 21072.008 105602.675 L 21075.208 105602.675 C 21073.928 105605.662 21072.221 105607.582 21070.088 105608.435 L 21072.648 105627.635 L 21070.088 105630.195 L 21070.728 105634.035 L 21071.368 105641.715 ZM 21282.068 105680.755 L 21279.508 105676.275 L 21286.548 105671.795 C 21286.548 105670.942 21285.268 105670.088 21282.708 105669.235 L 21281.428 105663.475 C 21281.428 105661.342 21282.068 105658.995 21283.348 105656.435 C 21284.201 105653.448 21284.841 105651.315 21285.268 105650.035 L 21282.708 105647.475 L 21287.188 105640.435 L 21287.188 105637.235 L 21291.028 105631.475 L 21290.388 105625.715 C 21291.241 105624.862 21292.095 105623.368 21292.948 105621.235 C 21294.228 105619.102 21295.508 105618.248 21296.788 105618.675 C 21296.788 105613.555 21297.855 105608.222 21299.988 105602.675 L 21304.468 105592.435 C 21308.308 105591.582 21310.228 105588.808 21310.228 105584.115 C 21310.228 105579.848 21315.988 105567.475 21327.508 105546.995 C 21339.028 105526.515 21344.575 105516.062 21344.148 105515.635 C 21347.561 105510.942 21350.975 105505.608 21354.388 105499.635 C 21358.228 105493.662 21361.215 105488.115 21363.348 105482.995 C 21363.775 105482.568 21365.055 105480.222 21367.188 105475.955 C 21369.748 105471.262 21371.455 105469.128 21372.308 105469.555 L 21380.628 105453.555 L 21381.908 105449.715 C 21386.601 105441.182 21390.441 105434.568 21393.428 105429.875 C 21398.975 105420.915 21403.241 105415.368 21406.228 105413.235 L 21418.388 105388.275 C 21420.095 105389.128 21420.948 105388.915 21420.948 105387.635 C 21421.375 105385.928 21421.801 105384.008 21422.228 105381.875 C 21423.081 105379.742 21423.721 105378.248 21424.148 105377.395 C 21426.281 105373.128 21428.628 105369.288 21431.188 105365.875 L 21474.068 105292.915 C 21475.775 105291.635 21477.481 105290.142 21479.188 105288.435 C 21487.721 105286.302 21496.468 105283.955 21505.428 105281.395 L 21509.908 105276.275 L 21508.628 105273.075 L 21512.468 105273.075 L 21511.828 105275.635 L 21515.028 105275.635 L 21538.068 105267.315 L 21542.548 105271.155 C 21541.695 105275.422 21542.121 105280.115 21543.828 105285.235 L 21512.468 105335.795 L 21511.188 105340.275 L 21501.588 105354.995 C 21502.015 105355.848 21502.441 105356.488 21502.868 105356.915 C 21499.881 105358.622 21497.535 105360.115 21495.828 105361.395 L 21499.028 105363.315 C 21497.321 105363.742 21495.828 105364.168 21494.548 105364.595 C 21493.268 105365.022 21492.628 105366.728 21492.628 105369.715 L 21487.508 105372.915 C 21487.935 105373.768 21487.721 105375.262 21486.868 105377.395 C 21486.015 105379.102 21486.868 105380.168 21489.428 105380.595 L 21486.228 105386.995 C 21486.655 105384.862 21485.375 105383.795 21482.388 105383.795 L 21481.748 105386.995 L 21475.988 105390.835 L 21479.828 105390.195 L 21484.948 105392.755 C 21482.815 105394.035 21481.321 105394.888 21480.468 105395.315 C 21476.628 105397.448 21474.281 105398.302 21473.428 105397.875 C 21471.721 105402.995 21469.161 105407.475 21465.748 105411.315 L 21471.508 105409.395 L 21468.948 105412.595 L 21470.868 105413.235 L 21467.028 105418.355 L 21464.468 105416.435 C 21464.041 105416.862 21463.828 105417.288 21463.828 105417.715 C 21465.535 105421.128 21466.175 105423.262 21465.748 105424.115 L 21457.428 105427.315 L 21460.628 105429.235 L 21451.668 105430.515 L 21449.748 105436.915 L 21456.788 105436.915 L 21450.388 105440.755 L 21456.788 105442.675 L 21448.468 105443.955 L 21447.188 105441.395 C 21446.761 105443.102 21446.548 105444.595 21446.548 105445.875 C 21446.548 105447.155 21447.188 105449.288 21448.468 105452.275 L 21437.588 105454.835 L 21438.868 105458.675 L 21437.588 105464.435 C 21438.868 105463.582 21439.721 105463.155 21440.148 105463.155 C 21442.708 105461.875 21444.415 105461.235 21445.268 105461.235 L 21445.268 105465.715 L 21440.788 105465.715 C 21439.081 105467.422 21438.868 105469.342 21440.148 105471.475 L 21426.068 105474.675 L 21426.708 105479.795 L 21422.228 105484.275 L 21431.188 105477.875 L 21435.668 105482.995 L 21435.668 105486.195 L 21433.108 105486.195 L 21416.468 105491.955 C 21413.908 105493.662 21411.348 105495.155 21408.788 105496.435 L 21407.508 105500.915 L 21426.708 105497.715 L 21426.708 105502.835 C 21425.855 105502.835 21424.361 105504.542 21422.228 105507.955 C 21420.948 105508.808 21419.668 105509.448 21418.388 105509.875 L 21412.628 105513.715 L 21417.748 105513.715 L 21411.348 105517.555 L 21408.788 105515.635 C 21405.375 105515.635 21403.668 105517.342 21403.668 105520.755 L 21406.868 105522.035 L 21411.348 105519.475 L 21413.908 105522.675 L 21409.428 105529.075 C 21412.841 105530.355 21414.335 105531.422 21413.908 105532.275 L 21404.308 105531.635 L 21402.388 105528.435 L 21401.108 105531.635 C 21400.681 105532.915 21399.401 105533.555 21397.268 105533.555 C 21395.561 105533.555 21394.708 105535.048 21394.708 105538.035 L 21396.628 105537.395 L 21408.788 105538.675 L 21408.788 105541.875 C 21405.375 105541.448 21400.895 105542.088 21395.348 105543.795 L 21395.348 105550.195 L 21404.308 105552.755 C 21401.321 105554.462 21398.975 105555.315 21397.268 105555.315 C 21394.708 105554.035 21392.361 105553.395 21390.228 105553.395 L 21387.668 105555.315 L 21392.148 105559.155 L 21391.508 105561.075 L 21386.388 105561.075 L 21385.108 105562.995 C 21386.815 105563.422 21388.521 105563.635 21390.228 105563.635 L 21390.228 105566.835 C 21393.215 105566.408 21395.135 105566.622 21395.988 105567.475 L 21397.268 105574.515 L 21392.148 105575.155 L 21385.748 105580.275 L 21384.468 105584.755 L 21387.028 105588.595 L 21390.228 105588.595 L 21386.388 105591.155 L 21379.988 105590.515 L 21376.788 105592.435 L 21381.908 105596.275 L 21387.028 105596.275 L 21374.228 105598.835 L 21374.228 105602.675 L 21381.908 105602.675 L 21382.548 105605.875 C 21379.988 105606.302 21378.281 105606.515 21377.428 105606.515 C 21376.575 105606.515 21374.441 105607.155 21371.028 105608.435 L 21367.188 105607.155 L 21363.988 105607.795 L 21363.988 105614.835 C 21365.268 105615.688 21366.761 105615.688 21368.468 105614.835 C 21370.601 105613.982 21371.668 105612.702 21371.668 105610.995 L 21378.068 105612.275 C 21375.935 105618.248 21374.441 105622.088 21373.588 105623.795 L 21368.468 105625.715 L 21369.748 105631.475 L 21361.428 105636.595 L 21362.708 105638.515 L 21369.108 105638.515 L 21371.668 105636.595 L 21369.748 105642.355 L 21364.628 105644.915 C 21365.055 105648.328 21364.415 105650.035 21362.708 105650.035 L 21367.188 105654.515 C 21379.561 105651.102 21397.481 105641.288 21420.948 105625.075 C 21444.841 105608.435 21468.948 105591.582 21493.268 105574.515 C 21465.961 105601.395 21439.508 105625.928 21413.908 105648.115 C 21376.788 105680.115 21347.988 105701.235 21327.508 105711.475 L 21327.508 105714.035 L 21322.388 105712.755 C 21319.828 105715.742 21315.775 105718.302 21310.228 105720.435 C 21304.681 105722.568 21299.775 105723.635 21295.508 105723.635 C 21296.361 105722.782 21296.148 105721.715 21294.868 105720.435 C 21294.015 105719.582 21293.161 105719.582 21292.308 105720.435 L 21283.988 105714.675 C 21284.841 105713.822 21285.695 105713.608 21286.548 105714.035 C 21287.401 105714.462 21288.681 105715.315 21290.388 105716.595 L 21299.988 105716.595 L 21302.548 105718.515 L 21302.548 105715.955 L 21300.628 105715.315 C 21294.655 105714.035 21290.815 105714.248 21289.108 105715.955 L 21287.188 105710.195 L 21284.628 105710.195 L 21284.628 105703.795 C 21282.068 105704.222 21280.575 105704.008 21280.148 105703.155 C 21281.428 105702.728 21282.495 105702.088 21283.348 105701.235 L 21282.708 105693.555 L 21278.868 105693.555 L 21280.148 105690.355 L 21289.108 105687.155 L 21282.068 105687.155 L 21277.588 105683.315 L 21282.068 105680.755 ZM 21458.318 105680.755 L 21455.758 105676.275 L 21462.798 105671.795 C 21462.798 105670.942 21461.518 105670.088 21458.958 105669.235 L 21457.678 105663.475 C 21457.678 105661.342 21458.318 105658.995 21459.598 105656.435 C 21460.451 105653.448 21461.091 105651.315 21461.518 105650.035 L 21458.958 105647.475 L 21463.438 105640.435 L 21463.438 105637.235 L 21467.278 105631.475 L 21466.638 105625.715 C 21467.491 105624.862 21468.345 105623.368 21469.198 105621.235 C 21470.478 105619.102 21471.758 105618.248 21473.038 105618.675 C 21473.038 105613.555 21474.105 105608.222 21476.238 105602.675 L 21480.718 105592.435 C 21484.558 105591.582 21486.478 105588.808 21486.478 105584.115 C 21486.478 105579.848 21492.238 105567.475 21503.758 105546.995 C 21515.278 105526.515 21520.825 105516.062 21520.398 105515.635 C 21523.811 105510.942 21527.225 105505.608 21530.638 105499.635 C 21534.478 105493.662 21537.465 105488.115 21539.598 105482.995 C 21540.025 105482.568 21541.305 105480.222 21543.438 105475.955 C 21545.998 105471.262 21547.705 105469.128 21548.558 105469.555 L 21556.878 105453.555 L 21558.158 105449.715 C 21562.851 105441.182 21566.691 105434.568 21569.678 105429.875 C 21575.225 105420.915 21579.491 105415.368 21582.478 105413.235 L 21594.638 105388.275 C 21596.345 105389.128 21597.198 105388.915 21597.198 105387.635 C 21597.625 105385.928 21598.051 105384.008 21598.478 105381.875 C 21599.331 105379.742 21599.971 105378.248 21600.398 105377.395 C 21602.531 105373.128 21604.878 105369.288 21607.438 105365.875 L 21650.318 105292.915 C 21652.025 105291.635 21653.731 105290.142 21655.438 105288.435 C 21663.971 105286.302 21672.718 105283.955 21681.678 105281.395 L 21686.158 105276.275 L 21684.878 105273.075 L 21688.718 105273.075 L 21688.078 105275.635 L 21691.278 105275.635 L 21714.318 105267.315 L 21718.798 105271.155 C 21717.945 105275.422 21718.371 105280.115 21720.078 105285.235 L 21688.718 105335.795 L 21687.438 105340.275 L 21677.838 105354.995 C 21678.265 105355.848 21678.691 105356.488 21679.118 105356.915 C 21676.131 105358.622 21673.785 105360.115 21672.078 105361.395 L 21675.278 105363.315 C 21673.571 105363.742 21672.078 105364.168 21670.798 105364.595 C 21669.518 105365.022 21668.878 105366.728 21668.878 105369.715 L 21663.758 105372.915 C 21664.185 105373.768 21663.971 105375.262 21663.118 105377.395 C 21662.265 105379.102 21663.118 105380.168 21665.678 105380.595 L 21662.478 105386.995 C 21662.905 105384.862 21661.625 105383.795 21658.638 105383.795 L 21657.998 105386.995 L 21652.238 105390.835 L 21656.078 105390.195 L 21661.198 105392.755 C 21659.065 105394.035 21657.571 105394.888 21656.718 105395.315 C 21652.878 105397.448 21650.531 105398.302 21649.678 105397.875 C 21647.971 105402.995 21645.411 105407.475 21641.998 105411.315 L 21647.758 105409.395 L 21645.198 105412.595 L 21647.118 105413.235 L 21643.278 105418.355 L 21640.718 105416.435 C 21640.291 105416.862 21640.078 105417.288 21640.078 105417.715 C 21641.785 105421.128 21642.425 105423.262 21641.998 105424.115 L 21633.678 105427.315 L 21636.878 105429.235 L 21627.918 105430.515 L 21625.998 105436.915 L 21633.038 105436.915 L 21626.638 105440.755 L 21633.038 105442.675 L 21624.718 105443.955 L 21623.438 105441.395 C 21623.011 105443.102 21622.798 105444.595 21622.798 105445.875 C 21622.798 105447.155 21623.438 105449.288 21624.718 105452.275 L 21613.838 105454.835 L 21615.118 105458.675 L 21613.838 105464.435 C 21615.118 105463.582 21615.971 105463.155 21616.398 105463.155 C 21618.958 105461.875 21620.665 105461.235 21621.518 105461.235 L 21621.518 105465.715 L 21617.038 105465.715 C 21615.331 105467.422 21615.118 105469.342 21616.398 105471.475 L 21602.318 105474.675 L 21602.958 105479.795 L 21598.478 105484.275 L 21607.438 105477.875 L 21611.918 105482.995 L 21611.918 105486.195 L 21609.358 105486.195 L 21592.718 105491.955 C 21590.158 105493.662 21587.598 105495.155 21585.038 105496.435 L 21583.758 105500.915 L 21602.958 105497.715 L 21602.958 105502.835 C 21602.105 105502.835 21600.611 105504.542 21598.478 105507.955 C 21597.198 105508.808 21595.918 105509.448 21594.638 105509.875 L 21588.878 105513.715 L 21593.998 105513.715 L 21587.598 105517.555 L 21585.038 105515.635 C 21581.625 105515.635 21579.918 105517.342 21579.918 105520.755 L 21583.118 105522.035 L 21587.598 105519.475 L 21590.158 105522.675 L 21585.678 105529.075 C 21589.091 105530.355 21590.585 105531.422 21590.158 105532.275 L 21580.558 105531.635 L 21578.638 105528.435 L 21577.358 105531.635 C 21576.931 105532.915 21575.651 105533.555 21573.518 105533.555 C 21571.811 105533.555 21570.958 105535.048 21570.958 105538.035 L 21572.878 105537.395 L 21585.038 105538.675 L 21585.038 105541.875 C 21581.625 105541.448 21577.145 105542.088 21571.598 105543.795 L 21571.598 105550.195 L 21580.558 105552.755 C 21577.571 105554.462 21575.225 105555.315 21573.518 105555.315 C 21570.958 105554.035 21568.611 105553.395 21566.478 105553.395 L 21563.918 105555.315 L 21568.398 105559.155 L 21567.758 105561.075 L 21562.638 105561.075 L 21561.358 105562.995 C 21563.065 105563.422 21564.771 105563.635 21566.478 105563.635 L 21566.478 105566.835 C 21569.465 105566.408 21571.385 105566.622 21572.238 105567.475 L 21573.518 105574.515 L 21568.398 105575.155 L 21561.998 105580.275 L 21560.718 105584.755 L 21563.278 105588.595 L 21566.478 105588.595 L 21562.638 105591.155 L 21556.238 105590.515 L 21553.038 105592.435 L 21558.158 105596.275 L 21563.278 105596.275 L 21550.478 105598.835 L 21550.478 105602.675 L 21558.158 105602.675 L 21558.798 105605.875 C 21556.238 105606.302 21554.531 105606.515 21553.678 105606.515 C 21552.825 105606.515 21550.691 105607.155 21547.278 105608.435 L 21543.438 105607.155 L 21540.238 105607.795 L 21540.238 105614.835 C 21541.518 105615.688 21543.011 105615.688 21544.718 105614.835 C 21546.851 105613.982 21547.918 105612.702 21547.918 105610.995 L 21554.318 105612.275 C 21552.185 105618.248 21550.691 105622.088 21549.838 105623.795 L 21544.718 105625.715 L 21545.998 105631.475 L 21537.678 105636.595 L 21538.958 105638.515 L 21545.358 105638.515 L 21547.918 105636.595 L 21545.998 105642.355 L 21540.878 105644.915 C 21541.305 105648.328 21540.665 105650.035 21538.958 105650.035 L 21543.438 105654.515 C 21555.811 105651.102 21573.731 105641.288 21597.198 105625.075 C 21621.091 105608.435 21645.198 105591.582 21669.518 105574.515 C 21642.211 105601.395 21615.758 105625.928 21590.158 105648.115 C 21553.038 105680.115 21524.238 105701.235 21503.758 105711.475 L 21503.758 105714.035 L 21498.638 105712.755 C 21496.078 105715.742 21492.025 105718.302 21486.478 105720.435 C 21480.931 105722.568 21476.025 105723.635 21471.758 105723.635 C 21472.611 105722.782 21472.398 105721.715 21471.118 105720.435 C 21470.265 105719.582 21469.411 105719.582 21468.558 105720.435 L 21460.238 105714.675 C 21461.091 105713.822 21461.945 105713.608 21462.798 105714.035 C 21463.651 105714.462 21464.931 105715.315 21466.638 105716.595 L 21476.238 105716.595 L 21478.798 105718.515 L 21478.798 105715.955 L 21476.878 105715.315 C 21470.905 105714.035 21467.065 105714.248 21465.358 105715.955 L 21463.438 105710.195 L 21460.878 105710.195 L 21460.878 105703.795 C 21458.318 105704.222 21456.825 105704.008 21456.398 105703.155 C 21457.678 105702.728 21458.745 105702.088 21459.598 105701.235 L 21458.958 105693.555 L 21455.118 105693.555 L 21456.398 105690.355 L 21465.358 105687.155 L 21458.318 105687.155 L 21453.838 105683.315 L 21458.318 105680.755 ZM 22049.528 105417.715 L 22052.088 105411.955 L 22056.568 105410.675 L 22058.488 105415.155 L 22062.328 105410.035 L 22064.248 105409.395 L 22068.728 105416.435 L 22073.208 105416.435 L 22071.928 105411.955 L 22075.128 105411.955 C 22077.688 105411.955 22083.235 105414.088 22091.768 105418.355 C 22092.195 105419.635 22092.835 105420.702 22093.688 105421.555 C 22095.821 105421.982 22097.315 105422.195 22098.168 105422.195 L 22103.928 105438.835 L 22105.208 105436.915 L 22109.048 105437.555 L 22107.128 105445.235 L 22110.968 105456.755 L 22112.888 105460.595 C 22112.888 105464.008 22112.461 105466.568 22111.608 105468.275 C 22111.181 105469.982 22110.541 105471.902 22109.688 105474.035 C 22109.688 105475.742 22110.541 105478.515 22112.248 105482.355 C 22111.821 105484.915 22111.181 105489.608 22110.328 105496.435 C 22109.475 105503.262 22109.048 105507.955 22109.048 105510.515 L 22104.568 105514.995 L 22105.848 105521.395 L 22102.648 105523.955 L 22103.288 105527.155 L 22103.928 105529.715 C 22101.795 105536.115 22098.381 105544.435 22093.688 105554.675 C 22090.701 105561.502 22086.861 105569.395 22082.168 105578.355 L 22070.648 105587.315 L 22073.848 105591.155 L 22059.768 105609.075 L 22056.568 105609.075 L 22058.488 105612.915 C 22055.928 105613.342 22054.008 105614.408 22052.728 105616.115 L 22050.168 105621.235 C 22049.315 105622.515 22048.248 105622.728 22046.968 105621.875 L 22041.208 105631.475 C 22039.928 105630.622 22038.648 105630.835 22037.368 105632.115 C 22036.515 105633.395 22036.301 105634.675 22036.728 105635.955 L 22032.248 105635.315 C 22031.395 105637.448 22030.328 105639.368 22029.048 105641.075 C 22027.768 105642.782 22026.275 105642.995 22024.568 105641.715 C 22023.288 105644.275 22021.581 105646.622 22019.448 105648.755 L 22014.968 105653.235 L 22009.848 105655.795 C 22000.035 105667.742 21989.368 105677.555 21977.848 105685.235 L 21975.288 105690.995 C 21968.888 105694.835 21963.981 105697.822 21960.568 105699.955 C 21953.741 105704.222 21949.048 105707.848 21946.488 105710.835 L 21940.728 105710.835 L 21939.448 105713.395 C 21935.608 105714.675 21931.555 105715.955 21927.288 105717.235 C 21923.448 105718.515 21919.395 105719.155 21915.128 105719.155 C 21898.061 105719.155 21885.475 105711.048 21877.368 105694.835 C 21870.968 105682.035 21867.768 105666.035 21867.768 105646.835 C 21867.768 105618.248 21874.381 105591.582 21887.608 105566.835 C 21898.275 105546.355 21914.915 105525.235 21937.528 105503.475 C 21948.621 105492.808 21969.741 105474.462 22000.888 105448.435 C 22008.141 105442.035 22015.821 105435.635 22023.928 105429.235 C 22032.035 105422.408 22040.355 105417.075 22048.888 105413.235 L 22049.528 105417.715 ZM 21936.888 105635.955 L 21938.808 105635.315 L 21940.088 105632.755 L 21941.368 105636.595 L 21940.728 105639.795 C 21942.861 105641.928 21944.141 105643.848 21944.568 105645.555 L 21939.448 105644.915 C 21939.448 105650.035 21942.648 105653.448 21949.048 105655.155 C 21950.755 105665.822 21955.661 105671.155 21963.768 105671.155 C 21983.821 105671.155 22003.021 105653.022 22021.368 105616.755 C 22037.581 105584.755 22045.688 105557.875 22045.688 105536.115 C 22045.688 105516.915 22043.128 105501.768 22038.008 105490.675 C 22033.315 105479.582 22026.915 105471.902 22018.808 105467.635 L 22014.328 105468.275 L 22013.048 105476.595 L 22009.848 105474.675 L 22008.568 105472.755 C 22008.568 105475.742 22007.288 105478.302 22004.728 105480.435 L 22004.728 105483.635 L 22002.808 105486.835 L 21997.048 105480.435 L 21995.768 105484.275 L 21997.048 105487.475 L 21993.208 105490.675 L 21994.488 105495.155 L 21987.448 105492.595 L 21989.368 105498.995 C 21987.661 105501.555 21985.528 105503.048 21982.968 105503.475 L 21981.688 105506.675 L 21975.288 105509.235 L 21976.568 105513.075 L 21978.488 105510.515 L 21979.768 105513.715 L 21977.208 105514.995 L 21977.208 105519.475 L 21972.728 105520.755 L 21969.528 105518.195 L 21966.968 105522.035 L 21964.408 105521.395 L 21964.408 105524.595 L 21970.168 105524.595 L 21968.248 105527.795 L 21965.688 105527.795 L 21967.608 105534.195 L 21963.768 105534.195 L 21963.128 105538.675 L 21961.848 105541.235 L 21964.408 105541.875 C 21960.141 105546.142 21958.008 105550.835 21958.008 105555.955 L 21952.248 105555.955 L 21949.688 105553.395 L 21947.128 105553.395 C 21947.555 105555.528 21949.048 105557.448 21951.608 105559.155 L 21952.888 105562.995 C 21953.315 105565.128 21951.181 105567.048 21946.488 105568.755 L 21948.408 105575.155 L 21950.968 105575.155 L 21945.848 105587.955 C 21944.568 105591.795 21943.928 105596.488 21943.928 105602.035 L 21937.528 105604.595 L 21937.528 105607.795 C 21938.381 105609.502 21939.448 105609.928 21940.728 105609.075 L 21942.008 105612.275 L 21940.088 105614.195 L 21935.608 105612.915 L 21933.688 105615.475 L 21938.808 105619.955 L 21938.808 105626.355 C 21940.941 105628.488 21941.581 105629.982 21940.728 105630.835 L 21937.528 105629.555 L 21931.768 105634.675 L 21936.888 105635.955 ZM 22077.718 105766.515 L 22080.278 105737.075 C 22079.851 105734.515 22080.918 105731.742 22083.478 105728.755 C 22083.905 105728.328 22084.545 105727.902 22085.398 105727.475 L 22082.198 105726.195 C 22085.185 105720.648 22086.891 105716.808 22087.318 105714.675 C 22086.891 105713.822 22086.251 105712.968 22085.398 105712.115 L 22087.318 105701.235 L 22089.878 105701.235 C 22090.305 105700.808 22089.878 105698.888 22088.598 105695.475 C 22091.158 105694.195 22093.291 105693.555 22094.998 105693.555 L 22091.158 105689.715 C 22091.158 105681.182 22093.718 105676.915 22098.838 105676.915 L 22098.198 105674.995 L 22096.918 105671.795 L 22103.958 105659.635 L 22102.678 105658.355 L 22123.158 105604.595 C 22124.011 105605.448 22124.438 105605.662 22124.438 105605.235 C 22124.865 105604.382 22125.078 105602.675 22125.078 105600.115 L 22130.198 105589.875 C 22133.185 105580.062 22142.145 105561.502 22157.078 105534.195 C 22169.025 105512.435 22180.118 105493.448 22190.358 105477.235 C 22185.238 105475.102 22181.825 105473.608 22180.118 105472.755 C 22173.718 105469.342 22169.025 105464.862 22166.038 105459.315 C 22166.038 105455.475 22166.678 105452.488 22167.958 105450.355 C 22169.238 105448.222 22173.718 105443.315 22181.398 105435.635 L 22183.318 105436.275 L 22196.758 105422.195 L 22206.998 105410.035 C 22208.705 105410.888 22210.625 105410.248 22212.758 105408.115 C 22213.185 105407.688 22214.038 105406.408 22215.318 105404.275 L 22224.278 105403.635 L 22233.878 105405.555 L 22237.078 105405.555 C 22265.665 105352.222 22288.705 105311.688 22306.198 105283.955 C 22324.118 105256.222 22337.985 105242.355 22347.798 105242.355 L 22347.798 105239.155 L 22358.038 105233.395 L 22361.878 105234.675 L 22362.518 105232.115 L 22373.398 105223.795 C 22375.531 105222.515 22377.238 105221.662 22378.518 105221.235 L 22381.718 105221.235 L 22395.798 105221.875 C 22401.345 105226.142 22404.118 105230.622 22404.118 105235.315 C 22404.118 105237.448 22396.865 105248.542 22382.358 105268.595 C 22367.851 105288.648 22359.318 105299.102 22356.758 105299.955 C 22355.905 105300.808 22355.691 105302.088 22356.118 105303.795 C 22356.971 105305.075 22357.611 105305.928 22358.038 105306.355 C 22356.758 105308.488 22355.478 105310.408 22354.198 105312.115 L 22347.798 105318.515 C 22348.651 105320.222 22347.371 105322.568 22343.958 105325.555 C 22340.545 105328.542 22337.558 105331.102 22334.998 105333.235 L 22333.718 105335.795 L 22338.198 105337.715 C 22336.065 105338.142 22333.931 105338.355 22331.798 105338.355 L 22331.798 105340.915 C 22331.371 105342.195 22331.158 105343.475 22331.158 105344.755 C 22333.291 105344.755 22334.358 105345.608 22334.358 105347.315 L 22330.518 105347.955 C 22328.385 105349.235 22326.891 105350.728 22326.038 105352.435 C 22325.185 105354.142 22324.971 105355.422 22325.398 105356.275 C 22322.411 105357.555 22319.638 105358.835 22317.078 105360.115 C 22318.358 105360.968 22319.638 105361.608 22320.918 105362.035 L 22322.838 105363.955 C 22318.998 105371.208 22315.798 105376.328 22313.238 105379.315 C 22308.545 105385.288 22303.425 105388.915 22297.878 105390.195 L 22305.558 105391.475 C 22305.558 105395.742 22303.425 105397.875 22299.158 105397.875 C 22294.038 105397.875 22292.118 105399.582 22293.398 105402.995 C 22295.105 105402.142 22296.598 105401.288 22297.878 105400.435 C 22299.585 105399.582 22300.438 105400.648 22300.438 105403.635 C 22296.598 105404.915 22294.251 105405.768 22293.398 105406.195 L 22294.678 105408.755 L 22287.638 105411.955 L 22287.638 105417.075 L 22290.198 105424.115 C 22296.171 105426.675 22301.291 105430.515 22305.558 105435.635 C 22309.825 105440.328 22313.238 105445.875 22315.798 105452.275 C 22320.065 105453.128 22323.691 105453.982 22326.678 105454.835 C 22329.665 105455.262 22332.438 105455.475 22334.998 105455.475 C 22357.185 105455.475 22380.651 105449.928 22405.398 105438.835 C 22430.571 105427.742 22454.678 105416.862 22477.718 105406.195 C 22474.305 105409.182 22471.105 105412.168 22468.118 105415.155 C 22431.425 105439.475 22408.385 105454.408 22398.998 105459.955 C 22386.198 105467.208 22371.265 105474.462 22354.198 105481.715 C 22349.078 105483.848 22344.171 105485.768 22339.478 105487.475 C 22335.211 105488.755 22332.011 105490.035 22329.878 105491.315 L 22331.158 105528.435 C 22331.158 105535.688 22330.731 105542.088 22329.878 105547.635 C 22329.451 105553.182 22327.745 105561.715 22324.758 105573.235 C 22323.478 105576.648 22322.411 105579.848 22321.558 105582.835 C 22320.705 105585.395 22321.131 105587.102 22322.838 105587.955 L 22319.638 105602.675 L 22317.718 105603.315 C 22316.011 105608.435 22314.518 105613.555 22313.238 105618.675 C 22312.385 105618.675 22311.745 105619.742 22311.318 105621.875 L 22307.478 105625.715 L 22310.678 105625.715 L 22305.558 105628.275 L 22307.478 105637.235 C 22305.771 105636.382 22304.278 105636.595 22302.998 105637.875 C 22302.145 105639.155 22301.718 105640.008 22301.718 105640.435 L 22297.878 105642.995 C 22297.451 105643.422 22297.878 105644.275 22299.158 105645.555 C 22300.865 105646.835 22301.291 105648.542 22300.438 105650.675 L 22294.038 105655.795 C 22295.318 105659.208 22295.531 105661.128 22294.678 105661.555 C 22292.971 105661.128 22291.478 105660.915 22290.198 105660.915 C 22291.051 105662.195 22291.478 105664.115 22291.478 105666.675 L 22288.918 105667.955 L 22286.358 105669.235 L 22288.918 105669.875 C 22288.065 105670.728 22286.998 105672.435 22285.718 105674.995 C 22284.438 105677.128 22282.731 105679.688 22280.598 105682.675 C 22278.465 105685.662 22275.691 105688.008 22272.278 105689.715 L 22272.918 105692.275 C 22272.918 105697.822 22270.785 105701.662 22266.518 105703.795 L 22258.838 105706.355 C 22257.985 105708.488 22257.131 105709.982 22256.278 105710.835 C 22255.425 105711.688 22254.358 105712.328 22253.078 105712.755 C 22242.838 105726.835 22237.291 105734.302 22236.438 105735.155 C 22232.598 105739.422 22228.545 105742.835 22224.278 105745.395 L 22224.278 105755.635 L 22215.318 105762.675 C 22214.465 105765.235 22213.611 105766.302 22212.758 105765.875 L 22209.558 105777.395 C 22203.158 105781.662 22195.478 105788.062 22186.518 105796.595 L 22173.718 105809.395 L 22174.998 105811.955 L 22171.798 105811.955 L 22165.398 105815.795 L 22160.918 105823.475 C 22156.225 105826.888 22153.238 105828.168 22151.958 105827.315 C 22145.558 105831.155 22139.585 105834.355 22134.038 105836.915 C 22128.918 105839.475 22123.158 105841.608 22116.758 105843.315 L 22094.998 105833.715 L 22087.318 105818.355 L 22091.158 105817.715 L 22089.878 105813.235 L 22087.958 105811.315 L 22082.838 105804.915 C 22084.118 105803.635 22084.758 105801.715 22084.758 105799.155 C 22084.758 105797.448 22083.478 105796.595 22080.918 105796.595 L 22077.718 105774.195 L 22077.718 105766.515 ZM 22155.158 105740.275 L 22155.158 105744.755 C 22155.158 105750.728 22155.371 105755.635 22155.798 105759.475 C 22156.651 105763.315 22158.358 105767.155 22160.918 105770.995 L 22165.398 105772.915 C 22169.665 105772.062 22172.651 105770.995 22174.358 105769.715 L 22182.038 105766.515 L 22183.958 105767.155 L 22183.958 105763.315 C 22191.638 105758.195 22196.545 105754.782 22198.678 105753.075 C 22203.798 105749.235 22207.851 105744.755 22210.838 105739.635 C 22228.331 105717.448 22242.838 105690.142 22254.358 105657.715 C 22265.878 105625.288 22271.638 105594.568 22271.638 105565.555 C 22271.638 105550.622 22270.145 105536.755 22267.158 105523.955 C 22262.465 105503.475 22255.211 105493.235 22245.398 105493.235 L 22240.918 105495.155 L 22242.838 105499.635 L 22247.318 105498.995 C 22246.038 105499.848 22244.971 105500.702 22244.118 105501.555 C 22243.691 105501.982 22243.265 105502.622 22242.838 105503.475 L 22236.438 105504.115 C 22236.011 105508.382 22233.665 105511.795 22229.398 105514.355 L 22235.158 105514.355 L 22237.718 105516.275 L 22231.318 105525.875 L 22236.438 105523.315 L 22229.398 105528.435 L 22226.838 105527.155 L 22224.918 105530.355 L 22229.398 105530.355 L 22231.958 105529.075 L 22231.958 105533.555 L 22225.558 105533.555 L 22225.558 105539.315 L 22221.718 105539.955 L 22219.798 105543.795 L 22208.918 105542.515 L 22206.998 105545.715 L 22211.478 105546.355 L 22215.318 105545.715 L 22218.518 105546.995 L 22219.798 105550.195 L 22216.598 105549.555 L 22216.598 105554.035 L 22213.398 105555.315 C 22211.691 105558.302 22209.345 105560.222 22206.358 105561.075 L 22207.638 105564.275 L 22210.838 105564.275 L 22214.038 105568.115 L 22210.838 105573.875 C 22207.425 105573.875 22204.651 105575.155 22202.518 105577.715 L 22205.718 105582.835 C 22204.865 105587.528 22201.878 105590.302 22196.758 105591.155 L 22194.838 105589.235 L 22193.558 105592.435 L 22194.838 105597.555 L 22199.318 105597.555 L 22196.758 105599.475 L 22196.118 105602.675 L 22189.718 105600.755 L 22187.158 105603.315 L 22188.438 105606.515 L 22195.478 105606.515 L 22190.358 105610.355 C 22189.505 105612.915 22189.078 105616.542 22189.078 105621.235 L 22176.918 105621.875 L 22173.718 105623.155 L 22177.558 105627.635 L 22180.118 105625.715 L 22181.398 105627.635 L 22185.238 105628.275 L 22185.238 105630.835 L 22178.838 105635.315 C 22177.985 105635.742 22177.985 105636.382 22178.838 105637.235 L 22181.398 105638.515 L 22178.838 105639.155 L 22178.838 105642.355 C 22179.265 105643.208 22179.905 105644.062 22180.758 105644.915 L 22176.918 105646.195 L 22180.758 105647.475 L 22176.278 105650.675 L 22173.718 105650.035 L 22176.278 105653.875 L 22175.638 105660.915 L 22169.878 105660.915 C 22169.451 105662.195 22169.238 105663.475 22169.238 105664.755 C 22168.385 105666.462 22166.678 105668.168 22164.118 105669.875 L 22165.398 105672.435 L 22171.158 105672.435 L 22166.038 105676.915 L 22166.038 105682.035 L 22170.518 105682.035 L 22164.758 105698.035 L 22159.638 105699.315 L 22162.838 105702.515 L 22162.838 105705.715 L 22157.718 105714.035 L 22157.718 105722.995 L 22154.518 105726.195 L 22156.438 105729.395 L 22154.518 105731.315 C 22155.371 105733.875 22154.518 105736.435 22151.958 105738.995 L 22155.158 105740.275 ZM 22767.948 105491.315 L 22760.268 105489.395 L 22758.348 105486.835 C 22758.348 105480.862 22760.055 105477.875 22763.468 105477.875 L 22764.748 105474.675 C 22760.055 105472.542 22756.428 105468.702 22753.868 105463.155 L 22754.508 105458.035 L 22761.548 105456.755 C 22756.855 105454.195 22753.655 105451.848 22751.948 105449.715 C 22750.241 105447.155 22749.815 105444.808 22750.668 105442.675 L 22757.068 105436.275 L 22753.868 105430.515 L 22749.388 105432.435 C 22748.108 105432.435 22747.255 105431.582 22746.828 105429.875 L 22742.348 105415.795 L 22744.268 105413.875 L 22739.788 105404.915 L 22740.428 105395.315 C 22738.721 105393.608 22737.015 105391.262 22735.308 105388.275 C 22733.601 105384.862 22732.108 105381.662 22730.828 105378.675 L 22733.388 105374.835 L 22726.348 105362.675 C 22725.495 105358.835 22725.068 105355.635 22725.068 105353.075 C 22727.628 105352.222 22729.335 105351.795 22730.188 105351.795 L 22728.268 105338.995 L 22731.468 105337.715 L 22732.748 105322.995 L 22738.508 105322.995 L 22742.988 105311.475 L 22750.028 105309.555 C 22749.601 105308.275 22750.668 105305.928 22753.228 105302.515 C 22755.788 105298.675 22757.281 105296.328 22757.708 105295.475 L 22764.108 105292.275 L 22766.028 105290.995 L 22774.988 105276.275 L 22782.028 105276.275 L 22800.588 105299.955 C 22799.735 105302.942 22800.801 105306.995 22803.788 105312.115 L 22800.588 105310.195 L 22803.148 105318.515 L 22807.628 105318.515 C 22808.055 105320.648 22808.268 105324.062 22808.268 105328.755 C 22808.695 105333.022 22809.121 105336.862 22809.548 105340.275 C 22809.548 105341.128 22810.615 105341.768 22812.748 105342.195 C 22815.308 105342.622 22816.588 105343.262 22816.588 105344.115 L 22814.028 105346.675 L 22813.388 105349.235 L 22814.028 105351.155 L 22808.268 105354.355 L 22814.028 105355.635 L 22819.148 105369.715 C 22820.855 105370.568 22821.708 105372.275 22821.708 105374.835 C 22820.428 105375.688 22819.361 105376.542 22818.508 105377.395 L 22817.228 105385.075 L 22819.788 105385.075 L 22819.148 105391.475 C 22819.575 105392.328 22821.068 105392.755 22823.628 105392.755 C 22826.188 105392.755 22827.895 105392.968 22828.748 105393.395 L 22821.708 105399.155 L 22821.708 105401.715 L 22826.828 105402.995 L 22825.548 105417.075 L 22832.588 105419.635 C 22834.721 105419.635 22838.348 105417.288 22843.468 105412.595 C 22849.015 105407.475 22853.495 105404.915 22856.908 105404.915 L 22854.348 105402.995 L 22856.268 105402.355 C 22861.388 105397.662 22866.081 105392.968 22870.348 105388.275 C 22879.308 105378.888 22884.855 105373.128 22886.988 105370.995 C 22886.561 105370.142 22886.988 105369.075 22888.268 105367.795 C 22889.975 105366.515 22891.255 105366.088 22892.108 105366.515 C 22894.668 105361.395 22899.361 105355.848 22906.188 105349.875 C 22914.721 105342.622 22920.055 105337.288 22922.188 105333.875 L 22925.388 105333.235 L 22928.588 105327.475 C 22932.428 105328.755 22936.268 105326.408 22940.108 105320.435 C 22945.655 105311.902 22949.068 105307.208 22950.348 105306.355 C 22949.921 105305.075 22951.201 105304.008 22954.188 105303.155 C 22957.175 105301.875 22959.521 105300.808 22961.228 105299.955 C 22962.935 105298.675 22964.641 105297.608 22966.348 105296.755 C 22968.055 105295.475 22969.975 105293.768 22972.108 105291.635 L 22984.908 105280.755 C 22987.468 105280.328 22988.961 105279.902 22989.388 105279.475 L 22996.428 105280.115 C 22996.428 105278.408 22996.641 105276.488 22997.068 105274.355 L 23004.108 105274.355 C 23005.388 105275.208 23006.668 105275.848 23007.948 105276.275 C 23009.228 105278.408 23010.295 105280.328 23011.148 105282.035 L 23014.988 105287.795 C 23014.988 105288.648 23013.921 105290.568 23011.788 105293.555 C 23009.655 105296.115 23009.441 105298.035 23011.148 105299.315 L 23003.468 105302.515 L 23004.748 105306.995 L 22999.628 105307.635 L 22996.428 105314.035 C 22995.148 105317.448 22992.588 105320.648 22988.748 105323.635 C 22990.028 105324.915 22990.455 105325.768 22990.028 105326.195 L 22977.228 105334.515 L 22979.148 105339.635 L 22977.228 105341.555 L 22974.668 105340.915 C 22972.535 105340.915 22970.188 105342.622 22967.628 105346.035 L 22967.628 105348.595 C 22965.068 105353.288 22962.295 105355.635 22959.308 105355.635 C 22957.601 105358.622 22955.681 105361.182 22953.548 105363.315 C 22951.841 105365.022 22947.148 105368.648 22939.468 105374.195 C 22938.188 105375.475 22936.908 105376.542 22935.628 105377.395 L 22936.908 105379.315 L 22929.868 105386.995 C 22928.588 105386.142 22926.881 105386.995 22924.748 105389.555 C 22924.321 105390.408 22923.255 105391.902 22921.548 105394.035 C 22916.001 105396.595 22911.521 105398.942 22908.108 105401.075 L 22904.268 105399.795 C 22902.561 105399.795 22901.708 105400.862 22901.708 105402.995 L 22904.908 105404.275 L 22911.948 105402.355 C 22911.521 105403.635 22909.815 105405.128 22906.828 105406.835 L 22901.708 105409.395 L 22897.228 105415.155 L 22894.028 105412.595 L 22891.468 105416.435 C 22891.468 105417.288 22892.535 105417.715 22894.668 105417.715 C 22895.095 105418.568 22895.521 105419.208 22895.948 105419.635 L 22882.508 105422.835 L 22883.148 105426.675 L 22886.348 105424.755 L 22888.908 105426.035 C 22888.908 105426.888 22887.201 105428.168 22883.788 105429.875 C 22880.375 105431.582 22878.028 105432.648 22876.748 105433.075 L 22879.948 105434.995 C 22878.241 105435.422 22876.535 105436.062 22874.828 105436.915 C 22873.121 105437.768 22871.841 105439.048 22870.988 105440.755 L 22864.588 105438.835 L 22865.228 105441.395 L 22863.948 105446.515 L 22855.628 105449.075 C 22850.508 105455.475 22845.388 105461.662 22840.268 105467.635 L 22840.908 105474.035 L 22837.708 105481.715 C 22838.135 105482.995 22838.561 105484.062 22838.988 105484.915 C 22841.121 105483.635 22842.401 105482.995 22842.828 105482.995 L 22845.388 105488.115 C 22845.388 105491.102 22844.961 105493.662 22844.108 105495.795 C 22843.681 105497.928 22842.401 105498.782 22840.268 105498.355 L 22846.668 105509.235 L 22844.748 105513.715 L 22842.188 105513.715 L 22846.668 105520.755 C 22847.095 105520.328 22847.948 105520.755 22849.228 105522.035 C 22850.935 105523.315 22851.788 105524.382 22851.788 105525.235 C 22850.081 105525.662 22848.588 105525.875 22847.308 105525.875 L 22850.508 105528.435 C 22850.508 105536.542 22848.801 105540.595 22845.388 105540.595 L 22846.668 105544.435 C 22850.081 105545.288 22852.001 105546.355 22852.428 105547.635 C 22852.855 105548.915 22853.068 105550.835 22853.068 105553.395 C 22852.641 105555.955 22852.428 105558.088 22852.428 105559.795 C 22851.575 105566.622 22851.148 105571.742 22851.148 105575.155 C 22851.148 105580.702 22852.641 105584.115 22855.628 105585.395 C 22858.615 105586.248 22860.108 105588.595 22860.108 105592.435 C 22860.108 105595.848 22859.041 105597.982 22856.908 105598.835 C 22859.041 105608.648 22860.108 105620.168 22860.108 105633.395 L 22858.828 105633.395 C 22859.255 105634.675 22859.681 105635.742 22860.108 105636.595 L 22860.748 105671.155 L 22861.388 105674.355 L 22855.628 105682.035 L 22851.148 105684.595 C 22850.295 105685.022 22849.868 105686.302 22849.868 105688.435 C 22849.868 105690.142 22849.655 105691.208 22849.228 105691.635 L 22838.348 105697.395 C 22835.361 105702.515 22831.521 105706.782 22826.828 105710.195 C 22822.135 105713.182 22816.588 105715.955 22810.188 105718.515 C 22809.335 105721.075 22805.281 105723.635 22798.028 105726.195 C 22795.468 105719.368 22793.548 105713.395 22792.268 105708.275 C 22791.415 105702.728 22790.988 105697.608 22790.988 105692.915 C 22790.988 105690.355 22791.415 105687.795 22792.268 105685.235 L 22789.068 105682.675 L 22787.148 105672.435 C 22790.135 105672.862 22791.841 105672.435 22792.268 105671.155 C 22790.561 105670.302 22789.068 105669.448 22787.788 105668.595 L 22790.348 105667.315 L 22785.228 105657.075 L 22785.228 105648.755 C 22785.228 105645.342 22785.441 105642.782 22785.868 105641.075 C 22784.588 105640.222 22783.735 105638.728 22783.308 105636.595 C 22783.735 105635.742 22784.375 105634.888 22785.228 105634.035 C 22784.801 105632.328 22785.441 105629.342 22787.148 105625.075 C 22788.855 105620.808 22789.068 105618.248 22787.788 105617.395 L 22780.748 105617.395 L 22778.828 105604.595 C 22779.681 105604.168 22781.388 105603.742 22783.948 105603.315 C 22786.935 105602.888 22788.428 105602.248 22788.428 105601.395 C 22788.428 105600.542 22786.508 105600.115 22782.668 105600.115 C 22779.255 105600.115 22777.548 105598.835 22777.548 105596.275 C 22777.548 105595.422 22778.401 105594.782 22780.108 105594.355 C 22782.241 105593.928 22783.735 105594.142 22784.588 105594.995 L 22776.908 105586.675 C 22774.775 105580.275 22773.708 105574.088 22773.708 105568.115 L 22777.548 105568.115 L 22774.348 105558.515 L 22771.148 105559.155 L 22771.148 105555.955 L 22769.868 105554.675 L 22770.508 105544.435 L 22765.388 105551.475 L 22764.108 105549.555 C 22761.975 105549.555 22758.348 105553.182 22753.228 105560.435 C 22749.815 105565.555 22746.401 105570.462 22742.988 105575.155 L 22740.428 105580.275 L 22731.468 105582.195 C 22731.041 105586.888 22730.828 105590.302 22730.828 105592.435 C 22727.415 105592.008 22725.281 105591.795 22724.428 105591.795 L 22718.668 105594.355 C 22720.375 105599.048 22719.308 105603.315 22715.468 105607.155 L 22706.508 105606.515 C 22706.935 105607.368 22707.575 105608.222 22708.428 105609.075 C 22710.988 105609.928 22711.628 105611.422 22710.348 105613.555 L 22699.468 105619.315 C 22700.321 105619.742 22700.321 105621.875 22699.468 105625.715 C 22697.761 105625.288 22695.841 105625.715 22693.708 105626.995 L 22688.588 105629.555 L 22682.828 105640.435 C 22678.988 105645.128 22675.148 105650.035 22671.308 105655.155 C 22667.468 105660.275 22663.201 105664.328 22658.508 105667.315 C 22657.655 105670.302 22657.015 105673.288 22656.588 105676.275 C 22648.908 105680.542 22641.441 105685.448 22634.188 105690.995 C 22626.935 105696.115 22619.681 105701.875 22612.428 105708.275 L 22597.068 105714.675 C 22592.801 105718.088 22590.028 105720.222 22588.748 105721.075 C 22584.055 105724.062 22580.641 105725.128 22578.508 105724.275 L 22574.028 105719.155 L 22568.908 105720.435 L 22566.348 105712.755 C 22569.335 105701.235 22584.695 105679.262 22612.428 105646.835 C 22634.615 105620.808 22662.348 105591.155 22695.628 105557.875 C 22725.921 105527.582 22747.255 105507.742 22759.628 105498.355 C 22758.775 105496.222 22759.415 105494.302 22761.548 105492.595 C 22763.681 105490.462 22765.815 105490.035 22767.948 105491.315 ZM 22760.908 105425.395 L 22760.908 105420.275 L 22756.428 105420.915 L 22751.308 105419.635 L 22746.188 105422.835 C 22750.881 105423.688 22755.788 105424.542 22760.908 105425.395 ZM 22926.428 105660.915 L 22930.908 105661.555 L 22929.628 105656.435 C 22929.628 105655.582 22930.268 105653.448 22931.548 105650.035 C 22932.828 105646.195 22933.041 105643.422 22932.188 105641.715 L 22935.388 105637.875 L 22931.548 105638.515 L 22932.828 105637.235 C 22935.388 105631.262 22938.161 105626.782 22941.148 105623.795 L 22940.508 105621.235 L 22943.708 105618.035 L 22975.068 105554.035 L 23003.868 105506.675 L 23010.268 105497.075 L 23012.828 105498.355 L 23016.668 105493.875 C 23016.241 105493.448 23014.961 105493.235 23012.828 105493.235 L 23016.028 105485.555 L 23019.868 105485.555 L 23019.868 105482.995 L 23024.348 105481.715 L 23019.868 105481.075 C 23022.855 105478.088 23026.695 105473.182 23031.388 105466.355 C 23034.801 105461.235 23038.428 105455.902 23042.268 105450.355 L 23046.108 105450.355 C 23052.508 105441.395 23060.401 105434.568 23069.788 105429.875 C 23086.855 105421.342 23096.028 105416.648 23097.308 105415.795 L 23100.508 105417.075 C 23106.481 105411.955 23113.095 105409.395 23120.348 105409.395 L 23128.668 105411.955 C 23127.815 105416.648 23125.255 105422.408 23120.988 105429.235 C 23117.148 105436.062 23115.015 105440.755 23114.588 105443.315 C 23111.175 105445.022 23108.615 105448.862 23106.908 105454.835 L 23101.788 105459.955 L 23099.868 105467.635 C 23095.175 105471.048 23092.828 105475.742 23092.828 105481.715 L 23089.628 105482.355 L 23089.628 105486.195 C 23088.348 105485.768 23086.215 105486.622 23083.228 105488.755 C 23082.375 105488.328 23081.095 105488.115 23079.388 105488.115 L 23076.828 105488.115 L 23075.548 105491.955 L 23085.788 105491.955 L 23085.788 105494.515 L 23077.468 105497.715 L 23079.388 105498.995 L 23081.308 105500.915 L 23079.388 105502.835 L 23074.908 105500.915 L 23073.628 105502.835 L 23077.468 105503.475 L 23075.548 105509.235 C 23075.121 105507.528 23074.695 105506.248 23074.268 105505.395 C 23073.841 105504.542 23073.201 105504.755 23072.348 105506.035 L 23072.988 105511.795 C 23070.001 105511.368 23068.295 105512.008 23067.868 105513.715 C 23068.721 105514.568 23069.575 105515.208 23070.428 105515.635 L 23066.588 105528.435 L 23062.108 105529.075 L 23054.428 105530.995 L 23053.148 105534.835 L 23054.428 105536.115 L 23062.108 105535.475 L 23058.908 105538.035 L 23059.548 105542.515 L 23053.788 105548.275 L 23046.108 105546.995 L 23040.348 105553.395 C 23040.775 105554.248 23041.415 105554.888 23042.268 105555.315 L 23044.828 105552.755 L 23048.668 105553.395 L 23046.748 105555.955 L 23051.228 105559.155 C 23051.228 105560.435 23050.375 105561.502 23048.668 105562.355 C 23047.388 105563.208 23046.535 105563.635 23046.108 105563.635 L 23040.988 105559.795 L 23040.988 105562.355 L 23042.908 105563.635 L 23035.868 105563.635 L 23031.388 105564.915 L 23030.748 105570.035 L 23026.908 105570.675 L 23027.548 105573.875 L 23034.588 105573.875 C 23034.588 105575.155 23035.441 105576.008 23037.148 105576.435 C 23038.855 105576.862 23039.708 105577.715 23039.708 105578.995 L 23036.508 105578.995 L 23028.188 105578.995 L 23030.108 105582.195 L 23035.228 105580.915 C 23035.228 105581.768 23034.375 105582.835 23032.668 105584.115 C 23031.815 105585.822 23031.815 105587.102 23032.668 105587.955 C 23033.948 105588.382 23034.588 105589.022 23034.588 105589.875 L 23028.188 105594.355 L 23030.108 105596.275 L 23025.628 105597.555 L 23021.788 105598.835 L 23015.388 105602.035 C 23013.681 105602.888 23012.828 105604.168 23012.828 105605.875 L 23014.108 105607.795 L 23017.308 105604.595 C 23020.295 105604.595 23023.281 105603.528 23026.268 105601.395 L 23026.908 105603.955 L 23024.988 105604.595 L 23022.428 105610.995 L 23017.948 105610.355 L 23016.028 105612.915 L 23019.868 105614.835 L 23016.668 105621.235 L 23012.828 105620.595 L 23010.908 105621.875 C 23010.908 105629.128 23011.121 105633.608 23011.548 105635.315 L 23008.988 105635.955 L 23010.908 105641.075 L 23007.068 105642.995 L 23007.068 105648.755 L 23008.348 105650.035 C 23007.495 105650.462 23006.855 105650.675 23006.428 105650.675 L 23008.988 105662.195 L 23010.268 105663.475 L 23017.948 105664.115 C 23025.628 105664.115 23037.148 105658.995 23052.508 105648.755 L 23112.668 105606.515 L 23115.868 105607.795 C 23114.161 105612.062 23101.788 105622.728 23078.748 105639.795 C 23068.935 105647.048 23064.028 105652.168 23064.028 105655.155 L 23010.268 105692.275 C 22994.055 105702.942 22982.748 105708.915 22976.348 105710.195 C 22977.628 105711.048 22977.415 105712.115 22975.708 105713.395 C 22974.428 105714.248 22973.575 105713.822 22973.148 105712.115 C 22969.735 105715.528 22966.108 105717.448 22962.268 105717.875 C 22963.975 105719.155 22964.828 105718.942 22964.828 105717.235 C 22965.255 105715.955 22965.468 105715.102 22965.468 105714.675 L 22962.908 105714.035 L 22960.348 105715.955 L 22961.628 105712.115 L 22959.068 105712.115 L 22957.148 105715.955 L 22952.028 105715.955 L 22952.028 105713.395 C 22944.775 105710.835 22939.655 105708.488 22936.668 105706.355 C 22928.561 105700.808 22924.508 105692.702 22924.508 105682.035 L 22924.508 105676.275 L 22927.708 105676.915 L 22928.988 105674.995 L 22923.228 105674.995 C 22924.081 105668.168 22925.148 105663.475 22926.428 105660.915 ZM 23035.228 105566.195 C 23039.495 105567.048 23042.908 105569.395 23045.468 105573.235 L 23040.348 105573.875 L 23035.868 105573.235 L 23032.668 105572.595 L 23032.028 105570.675 L 23035.228 105566.195 ZM 23106.268 105351.155 L 23103.068 105343.475 C 23103.068 105338.355 23105.841 105331.955 23111.388 105324.275 C 23115.655 105318.728 23119.921 105312.968 23124.188 105306.995 L 23123.548 105305.075 L 23127.388 105306.355 L 23128.668 105305.075 L 23127.388 105301.875 L 23128.668 105298.035 L 23130.588 105295.475 L 23133.148 105294.835 L 23133.148 105291.635 C 23133.148 105287.795 23135.708 105285.875 23140.828 105285.875 L 23146.588 105288.435 L 23148.508 105287.155 L 23148.508 105281.395 L 23151.708 105280.115 L 23155.548 105280.755 L 23160.028 105278.195 L 23160.668 105275.635 L 23165.148 105276.915 L 23167.068 105274.355 L 23170.268 105274.355 L 23171.548 105273.075 L 23173.468 105274.995 L 23176.668 105270.515 L 23183.068 105274.995 L 23184.348 105270.515 L 23186.268 105271.795 L 23188.828 105268.595 L 23198.428 105269.235 L 23200.348 105270.515 L 23204.188 105274.995 L 23196.508 105298.035 L 23195.228 105301.875 C 23193.095 105304.008 23191.601 105306.568 23190.748 105309.555 C 23186.908 105309.555 23184.348 105309.982 23183.068 105310.835 L 23183.068 105314.035 L 23186.268 105314.035 L 23186.268 105319.795 C 23181.575 105321.928 23179.015 105325.555 23178.588 105330.675 L 23174.108 105338.355 L 23168.348 105339.635 L 23168.348 105342.835 L 23163.868 105342.195 L 23160.668 105342.195 L 23160.028 105344.115 L 23154.908 105344.115 C 23151.068 105343.688 23147.015 105346.035 23142.748 105351.155 L 23137.628 105349.875 L 23133.788 105350.515 L 23133.148 105354.995 L 23122.268 105354.995 L 23120.348 105353.075 L 23115.228 105356.915 C 23108.401 105356.915 23104.775 105358.622 23104.348 105362.035 L 23102.428 105360.755 C 23101.148 105359.475 23100.508 105356.275 23100.508 105351.155 L 23106.268 105351.155 ZM 23293.278 105417.715 L 23295.838 105411.955 L 23300.318 105410.675 L 23302.238 105415.155 L 23306.078 105410.035 L 23307.998 105409.395 L 23312.478 105416.435 L 23316.958 105416.435 L 23315.678 105411.955 L 23318.878 105411.955 C 23321.438 105411.955 23326.985 105414.088 23335.518 105418.355 C 23335.945 105419.635 23336.585 105420.702 23337.438 105421.555 C 23339.571 105421.982 23341.065 105422.195 23341.918 105422.195 L 23347.678 105438.835 L 23348.958 105436.915 L 23352.798 105437.555 L 23350.878 105445.235 L 23354.718 105456.755 L 23356.638 105460.595 C 23356.638 105464.008 23356.211 105466.568 23355.358 105468.275 C 23354.931 105469.982 23354.291 105471.902 23353.438 105474.035 C 23353.438 105475.742 23354.291 105478.515 23355.998 105482.355 C 23355.571 105484.915 23354.931 105489.608 23354.078 105496.435 C 23353.225 105503.262 23352.798 105507.955 23352.798 105510.515 L 23348.318 105514.995 L 23349.598 105521.395 L 23346.398 105523.955 L 23347.038 105527.155 L 23347.678 105529.715 C 23345.545 105536.115 23342.131 105544.435 23337.438 105554.675 C 23334.451 105561.502 23330.611 105569.395 23325.918 105578.355 L 23314.398 105587.315 L 23317.598 105591.155 L 23303.518 105609.075 L 23300.318 105609.075 L 23302.238 105612.915 C 23299.678 105613.342 23297.758 105614.408 23296.478 105616.115 L 23293.918 105621.235 C 23293.065 105622.515 23291.998 105622.728 23290.718 105621.875 L 23284.958 105631.475 C 23283.678 105630.622 23282.398 105630.835 23281.118 105632.115 C 23280.265 105633.395 23280.051 105634.675 23280.478 105635.955 L 23275.998 105635.315 C 23275.145 105637.448 23274.078 105639.368 23272.798 105641.075 C 23271.518 105642.782 23270.025 105642.995 23268.318 105641.715 C 23267.038 105644.275 23265.331 105646.622 23263.198 105648.755 L 23258.718 105653.235 L 23253.598 105655.795 C 23243.785 105667.742 23233.118 105677.555 23221.598 105685.235 L 23219.038 105690.995 C 23212.638 105694.835 23207.731 105697.822 23204.318 105699.955 C 23197.491 105704.222 23192.798 105707.848 23190.238 105710.835 L 23184.478 105710.835 L 23183.198 105713.395 C 23179.358 105714.675 23175.305 105715.955 23171.038 105717.235 C 23167.198 105718.515 23163.145 105719.155 23158.878 105719.155 C 23141.811 105719.155 23129.225 105711.048 23121.118 105694.835 C 23114.718 105682.035 23111.518 105666.035 23111.518 105646.835 C 23111.518 105618.248 23118.131 105591.582 23131.358 105566.835 C 23142.025 105546.355 23158.665 105525.235 23181.278 105503.475 C 23192.371 105492.808 23213.491 105474.462 23244.638 105448.435 C 23251.891 105442.035 23259.571 105435.635 23267.678 105429.235 C 23275.785 105422.408 23284.105 105417.075 23292.638 105413.235 L 23293.278 105417.715 ZM 23180.638 105635.955 L 23182.558 105635.315 L 23183.838 105632.755 L 23185.118 105636.595 L 23184.478 105639.795 C 23186.611 105641.928 23187.891 105643.848 23188.318 105645.555 L 23183.198 105644.915 C 23183.198 105650.035 23186.398 105653.448 23192.798 105655.155 C 23194.505 105665.822 23199.411 105671.155 23207.518 105671.155 C 23227.571 105671.155 23246.771 105653.022 23265.118 105616.755 C 23281.331 105584.755 23289.438 105557.875 23289.438 105536.115 C 23289.438 105516.915 23286.878 105501.768 23281.758 105490.675 C 23277.065 105479.582 23270.665 105471.902 23262.558 105467.635 L 23258.078 105468.275 L 23256.798 105476.595 L 23253.598 105474.675 L 23252.318 105472.755 C 23252.318 105475.742 23251.038 105478.302 23248.478 105480.435 L 23248.478 105483.635 L 23246.558 105486.835 L 23240.798 105480.435 L 23239.518 105484.275 L 23240.798 105487.475 L 23236.958 105490.675 L 23238.238 105495.155 L 23231.198 105492.595 L 23233.118 105498.995 C 23231.411 105501.555 23229.278 105503.048 23226.718 105503.475 L 23225.438 105506.675 L 23219.038 105509.235 L 23220.318 105513.075 L 23222.238 105510.515 L 23223.518 105513.715 L 23220.958 105514.995 L 23220.958 105519.475 L 23216.478 105520.755 L 23213.278 105518.195 L 23210.718 105522.035 L 23208.158 105521.395 L 23208.158 105524.595 L 23213.918 105524.595 L 23211.998 105527.795 L 23209.438 105527.795 L 23211.358 105534.195 L 23207.518 105534.195 L 23206.878 105538.675 L 23205.598 105541.235 L 23208.158 105541.875 C 23203.891 105546.142 23201.758 105550.835 23201.758 105555.955 L 23195.998 105555.955 L 23193.438 105553.395 L 23190.878 105553.395 C 23191.305 105555.528 23192.798 105557.448 23195.358 105559.155 L 23196.638 105562.995 C 23197.065 105565.128 23194.931 105567.048 23190.238 105568.755 L 23192.158 105575.155 L 23194.718 105575.155 L 23189.598 105587.955 C 23188.318 105591.795 23187.678 105596.488 23187.678 105602.035 L 23181.278 105604.595 L 23181.278 105607.795 C 23182.131 105609.502 23183.198 105609.928 23184.478 105609.075 L 23185.758 105612.275 L 23183.838 105614.195 L 23179.358 105612.915 L 23177.438 105615.475 L 23182.558 105619.955 L 23182.558 105626.355 C 23184.691 105628.488 23185.331 105629.982 23184.478 105630.835 L 23181.278 105629.555 L 23175.518 105634.675 L 23180.638 105635.955 ZM 23418.748 105520.755 C 23421.735 105510.515 23426.215 105498.995 23432.188 105486.195 C 23438.161 105473.395 23444.135 105461.022 23450.108 105449.075 L 23452.028 105450.355 L 23457.148 105448.435 C 23462.695 105445.448 23466.321 105443.528 23468.028 105442.675 C 23472.721 105439.262 23476.135 105436.915 23478.268 105435.635 C 23484.241 105433.075 23490.215 105430.302 23496.188 105427.315 C 23502.161 105425.182 23507.921 105422.195 23513.468 105418.355 L 23519.228 105422.195 C 23517.095 105431.155 23515.175 105439.475 23513.468 105447.155 C 23510.055 105462.088 23507.281 105470.835 23505.148 105473.395 L 23501.308 105479.155 C 23499.175 105482.142 23498.321 105484.702 23498.748 105486.835 L 23499.388 105490.675 C 23521.575 105471.475 23539.068 105456.968 23551.868 105447.155 C 23575.335 105429.235 23595.815 105420.275 23613.308 105420.275 C 23618.001 105420.275 23622.268 105421.128 23626.108 105422.835 C 23630.375 105424.115 23633.575 105426.888 23635.708 105431.155 L 23636.988 105435.635 C 23637.415 105436.488 23638.908 105437.342 23641.468 105438.195 L 23640.828 105443.315 C 23641.681 105444.595 23642.748 105445.875 23644.028 105447.155 L 23647.228 105450.995 L 23645.948 105457.395 L 23648.508 105463.795 L 23642.108 105465.075 L 23642.108 105469.555 L 23645.948 105467.635 L 23645.948 105480.435 L 23640.828 105481.715 L 23642.108 105485.555 L 23634.428 105497.715 C 23635.708 105499.848 23638.055 105500.275 23641.468 105498.995 L 23637.628 105502.195 L 23635.708 105501.555 L 23628.668 105508.595 L 23634.428 105512.435 L 23628.668 105511.155 C 23628.241 105512.008 23628.028 105512.862 23628.028 105513.715 L 23622.908 105516.275 L 23622.908 105521.395 C 23619.068 105525.235 23616.295 105528.862 23614.588 105532.275 C 23615.015 105533.128 23617.148 105533.982 23620.988 105534.835 L 23618.428 105541.875 L 23612.668 105543.795 L 23611.388 105549.555 L 23608.828 105550.195 L 23610.108 105554.675 C 23610.108 105559.368 23609.255 105561.928 23607.548 105562.355 L 23603.068 105558.515 C 23603.921 105559.795 23603.068 105560.862 23600.508 105561.715 C 23598.375 105562.142 23597.308 105562.568 23597.308 105562.995 L 23597.308 105568.115 L 23606.268 105566.835 L 23605.628 105568.755 L 23601.788 105569.395 C 23601.788 105573.662 23600.295 105577.075 23597.308 105579.635 L 23591.548 105578.355 L 23589.628 105582.835 L 23594.748 105582.835 L 23590.268 105591.155 L 23588.988 105589.235 L 23583.228 105587.955 C 23581.948 105589.662 23582.375 105591.155 23584.508 105592.435 C 23586.641 105593.288 23587.495 105594.568 23587.068 105596.275 L 23581.308 105601.395 L 23585.148 105605.875 L 23587.708 105605.875 L 23587.708 105608.435 L 23583.868 105607.795 L 23580.028 105609.715 L 23580.668 105614.195 C 23579.388 105616.328 23578.321 105618.248 23577.468 105619.955 L 23577.468 105637.875 L 23574.268 105639.155 C 23573.415 105642.568 23572.988 105645.555 23572.988 105648.115 C 23572.988 105651.102 23573.628 105653.875 23574.908 105656.435 L 23585.148 105658.355 C 23595.388 105658.355 23613.948 105650.035 23640.828 105633.395 C 23653.201 105625.715 23668.775 105615.262 23687.548 105602.035 C 23685.841 105604.595 23681.788 105608.648 23675.388 105614.195 C 23669.415 105619.742 23665.361 105624.435 23663.228 105628.275 L 23656.828 105631.475 L 23658.108 105632.755 C 23638.055 105650.675 23616.295 105667.315 23592.828 105682.675 C 23559.975 105704.435 23535.228 105715.315 23518.588 105715.315 C 23505.361 105715.315 23496.401 105709.982 23491.708 105699.315 C 23488.721 105692.488 23487.228 105681.608 23487.228 105666.675 L 23487.228 105657.715 C 23489.788 105657.715 23491.281 105656.862 23491.708 105655.155 C 23492.135 105653.022 23491.068 105652.168 23488.508 105652.595 C 23493.201 105640.222 23498.321 105627.635 23503.868 105614.835 C 23513.681 105593.502 23519.228 105581.128 23520.508 105577.715 C 23541.415 105540.595 23553.788 105517.982 23557.628 105509.875 C 23565.735 105492.808 23569.788 105480.435 23569.788 105472.755 C 23569.788 105465.928 23566.588 105462.515 23560.188 105462.515 C 23553.788 105462.515 23545.895 105466.142 23536.508 105473.395 C 23529.255 105479.368 23522.215 105485.128 23515.388 105490.675 L 23514.108 105492.595 C 23511.548 105496.008 23503.441 105506.675 23489.788 105524.595 C 23478.268 105539.528 23470.161 105549.768 23465.468 105555.315 L 23465.468 105562.355 L 23459.708 105568.115 C 23460.135 105567.688 23460.775 105567.688 23461.628 105568.115 C 23462.481 105568.542 23462.481 105569.182 23461.628 105570.035 L 23457.788 105578.995 L 23451.388 105581.555 L 23450.748 105586.035 L 23444.988 105594.355 L 23445.628 105598.195 C 23441.361 105602.462 23439.868 105605.875 23441.148 105608.435 L 23436.028 105608.435 L 23437.948 105611.635 L 23429.628 105621.875 L 23425.148 105628.275 L 23425.788 105630.195 L 23422.588 105631.475 L 23421.948 105638.515 L 23416.188 105639.155 L 23419.388 105646.835 L 23416.188 105644.915 C 23415.335 105646.195 23414.481 105647.262 23413.628 105648.115 L 23407.868 105653.875 C 23408.721 105653.022 23409.575 105652.808 23410.428 105653.235 C 23411.708 105653.662 23412.348 105654.515 23412.348 105655.795 L 23405.308 105656.435 C 23402.748 105657.715 23401.468 105659.635 23401.468 105662.195 C 23402.321 105663.475 23403.388 105663.902 23404.668 105663.475 L 23397.628 105674.995 L 23393.148 105674.995 C 23388.881 105677.128 23385.468 105679.048 23382.908 105680.755 C 23380.348 105682.462 23377.788 105684.382 23375.228 105686.515 L 23368.828 105689.075 C 23367.121 105689.928 23366.481 105690.782 23366.908 105691.635 L 23361.148 105691.635 C 23362.001 105693.342 23361.148 105694.835 23358.588 105696.115 C 23356.028 105696.968 23354.535 105697.822 23354.108 105698.675 L 23348.348 105697.395 L 23339.388 105701.875 L 23333.628 105700.595 L 23333.628 105705.715 L 23323.388 105701.875 L 23321.468 105694.195 C 23321.468 105689.075 23329.361 105672.648 23345.148 105644.915 C 23365.628 105609.502 23386.321 105573.875 23407.228 105538.035 C 23411.068 105531.635 23414.908 105525.875 23418.748 105520.755 ZM 23686.968 105698.675 L 23688.888 105705.075 C 23686.755 105706.782 23684.621 105708.275 23682.488 105709.555 L 23674.168 105715.315 C 23663.075 105723.422 23653.901 105733.235 23646.648 105744.755 C 23639.395 105756.275 23635.768 105768.435 23635.768 105781.235 C 23635.768 105785.928 23637.688 105792.115 23641.528 105799.795 C 23643.661 105804.062 23645.795 105807.048 23647.928 105808.755 C 23649.635 105810.888 23650.488 105814.088 23650.488 105818.355 L 23653.048 105813.875 L 23672.888 105819.635 C 23674.595 105818.782 23677.155 105818.355 23680.568 105818.355 L 23686.328 105818.355 L 23692.728 105818.355 C 23692.728 105817.502 23694.861 105816.862 23699.128 105816.435 C 23711.075 105809.182 23720.888 105800.222 23728.568 105789.555 C 23740.088 105772.488 23750.541 105755.208 23759.928 105737.715 C 23769.741 105720.222 23777.848 105702.515 23784.248 105684.595 C 23788.941 105676.488 23792.781 105669.022 23795.768 105662.195 C 23799.181 105655.368 23802.381 105648.115 23805.368 105640.435 L 23809.208 105632.755 C 23805.368 105634.462 23801.528 105636.595 23797.688 105639.155 C 23794.275 105641.715 23790.435 105644.702 23786.168 105648.115 L 23782.968 105646.195 L 23781.048 105650.035 C 23778.061 105651.315 23774.648 105653.235 23770.808 105655.795 C 23767.395 105658.355 23763.981 105660.702 23760.568 105662.835 L 23759.928 105666.675 L 23750.968 105669.875 L 23745.208 105676.275 L 23740.728 105675.635 C 23738.168 105678.622 23734.115 105680.968 23728.568 105682.675 C 23723.448 105684.382 23718.541 105685.235 23713.848 105685.235 C 23710.861 105685.235 23707.661 105683.955 23704.248 105681.395 L 23697.208 105682.035 C 23681.848 105671.368 23674.168 105656.222 23674.168 105636.595 C 23674.168 105610.995 23684.195 105581.982 23704.248 105549.555 C 23724.728 105517.128 23746.488 105493.662 23769.528 105479.155 C 23782.328 105469.768 23798.755 105459.528 23818.808 105448.435 C 23835.448 105439.475 23852.301 105430.302 23869.368 105420.915 C 23870.221 105421.342 23872.568 105420.488 23876.408 105418.355 C 23880.675 105416.222 23884.301 105414.302 23887.288 105412.595 C 23895.821 105409.608 23904.781 105408.115 23914.168 105408.115 C 23923.128 105408.115 23931.021 105411.528 23937.848 105418.355 C 23945.101 105424.755 23948.728 105432.222 23948.728 105440.755 L 23947.448 105447.795 L 23949.368 105449.715 L 23948.728 105461.875 L 23950.648 105464.435 C 23947.661 105470.408 23946.168 105477.022 23946.168 105484.275 C 23947.448 105484.275 23948.515 105484.062 23949.368 105483.635 C 23950.648 105483.208 23952.355 105481.715 23954.488 105479.155 L 23963.448 105479.155 L 23966.008 105483.635 L 23961.528 105489.395 L 23960.248 105494.515 L 23953.848 105497.715 C 23953.421 105500.702 23951.288 105503.688 23947.448 105506.675 C 23944.035 105509.235 23941.901 105510.942 23941.048 105511.795 C 23935.075 105517.768 23929.528 105525.022 23924.408 105533.555 C 23921.848 105537.395 23914.168 105551.902 23901.368 105577.075 C 23900.088 105578.355 23899.661 105579.208 23900.088 105579.635 L 23890.488 105598.835 L 23887.288 105598.835 L 23887.928 105603.955 C 23887.928 105606.088 23886.435 105609.288 23883.448 105613.555 C 23880.888 105617.395 23879.395 105620.382 23878.968 105622.515 L 23876.408 105622.515 L 23875.128 105632.115 L 23870.648 105635.315 C 23868.941 105640.862 23867.235 105646.195 23865.528 105651.315 L 23861.048 105657.075 L 23862.968 105660.915 L 23855.288 105669.235 L 23854.008 105667.315 C 23853.581 105668.595 23853.581 105670.302 23854.008 105672.435 C 23854.861 105674.142 23855.288 105675.208 23855.288 105675.635 C 23855.288 105677.768 23853.795 105680.755 23850.808 105684.595 C 23847.821 105688.435 23845.048 105690.782 23842.488 105691.635 C 23844.195 105691.635 23846.115 105691.422 23848.248 105690.995 L 23846.968 105692.915 L 23844.408 105694.835 L 23843.128 105701.875 C 23842.275 105701.448 23840.781 105703.582 23838.648 105708.275 C 23836.941 105712.968 23835.875 105715.528 23835.448 105715.955 L 23829.688 105715.955 L 23830.968 105722.355 L 23831.608 105720.435 L 23834.808 105720.435 L 23832.888 105724.275 L 23831.608 105726.195 C 23829.901 105726.622 23828.408 105727.262 23827.128 105728.115 C 23829.261 105728.968 23830.115 105730.462 23829.688 105732.595 L 23823.928 105735.155 L 23823.928 105737.715 L 23819.448 105737.075 L 23819.448 105742.835 L 23822.648 105742.835 L 23822.008 105745.395 C 23819.875 105746.248 23819.021 105747.102 23819.448 105747.955 L 23811.128 105751.795 L 23812.408 105758.195 C 23808.568 105761.182 23804.728 105764.382 23800.888 105767.795 C 23795.341 105772.915 23793.635 105776.328 23795.768 105778.035 L 23779.768 105786.995 L 23779.768 105790.835 L 23771.448 105796.595 L 23768.248 105794.675 L 23767.608 105801.075 C 23765.048 105802.782 23762.915 105802.782 23761.208 105801.075 C 23759.928 105799.795 23759.075 105799.155 23758.648 105799.155 L 23758.648 105802.995 C 23755.661 105804.275 23754.381 105805.342 23754.808 105806.195 L 23749.688 105809.395 L 23746.488 105808.115 L 23745.208 105811.315 C 23740.515 105813.448 23721.101 105823.902 23686.968 105842.675 C 23661.795 105856.755 23641.528 105863.795 23626.168 105863.795 C 23610.381 105863.795 23597.155 105859.315 23586.488 105850.355 C 23575.395 105841.822 23569.848 105829.662 23569.848 105813.875 C 23569.848 105789.982 23582.861 105766.728 23608.888 105744.115 C 23625.528 105730.035 23649.421 105715.102 23680.568 105699.315 C 23682.701 105699.315 23684.835 105699.102 23686.968 105698.675 ZM 23860.408 105545.715 C 23865.101 105536.328 23869.155 105525.662 23872.568 105513.715 C 23876.408 105501.768 23878.328 105491.315 23878.328 105482.355 C 23878.328 105472.542 23877.261 105465.075 23875.128 105459.955 C 23871.715 105451.422 23865.741 105447.155 23857.208 105447.155 C 23852.088 105447.155 23843.128 105453.555 23830.328 105466.355 C 23815.395 105481.288 23806.648 105489.395 23804.088 105490.675 L 23800.888 105498.355 C 23796.195 105505.182 23791.715 105512.008 23787.448 105518.835 L 23784.888 105523.315 L 23779.128 105527.795 L 23780.408 105532.275 C 23773.581 105539.528 23767.821 105551.688 23763.128 105568.755 C 23758.861 105585.395 23756.728 105599.902 23756.728 105612.275 C 23756.728 105620.382 23757.368 105625.715 23758.648 105628.275 L 23768.888 105639.795 C 23800.035 105620.595 23820.515 105603.102 23830.328 105587.315 C 23840.568 105571.102 23850.595 105557.235 23860.408 105545.715 ZM 24039.078 105429.875 C 24040.358 105423.475 24042.918 105416.862 24046.758 105410.035 C 24051.025 105403.208 24054.438 105397.662 24056.998 105393.395 C 24071.931 105367.795 24084.731 105347.102 24095.398 105331.315 C 24115.878 105301.448 24133.371 105286.515 24147.878 105286.515 L 24149.798 105287.795 L 24160.678 105281.395 L 24168.998 105280.115 L 24178.598 105292.915 C 24178.598 105295.475 24177.745 105298.888 24176.038 105303.155 C 24174.331 105307.422 24173.265 105310.195 24172.838 105311.475 L 24165.798 105313.395 L 24165.798 105315.955 L 24163.238 105316.595 L 24163.238 105320.435 C 24163.665 105322.142 24162.385 105324.702 24159.398 105328.115 C 24156.838 105331.528 24155.345 105333.662 24154.918 105334.515 L 24150.438 105334.515 C 24150.438 105338.782 24149.585 105342.408 24147.878 105345.395 L 24149.158 105349.875 L 24147.878 105353.715 L 24143.398 105354.995 L 24139.558 105362.035 L 24140.198 105365.235 L 24138.918 105367.795 L 24135.078 105368.435 L 24132.518 105370.355 L 24132.518 105372.915 L 24129.318 105374.195 L 24130.598 105380.595 L 24129.318 105386.355 L 24124.838 105385.715 L 24120.998 105390.195 L 24117.798 105390.195 L 24116.518 105398.515 L 24114.598 105401.075 L 24115.878 105405.555 L 24114.598 105409.395 L 24108.838 105409.395 L 24105.638 105418.355 C 24103.931 105418.782 24102.651 105420.062 24101.798 105422.195 L 24102.438 105426.035 L 24098.598 105426.035 L 24098.598 105428.595 L 24094.118 105428.595 L 24094.118 105431.795 L 24091.558 105431.795 L 24089.638 105430.515 L 24076.198 105429.235 L 24069.798 105434.355 L 24068.518 105432.435 L 24065.318 105436.915 L 24062.758 105436.915 L 24062.118 105438.835 L 24059.558 105434.995 L 24059.558 105438.195 L 24055.078 105437.555 C 24052.945 105440.115 24050.171 105441.395 24046.758 105441.395 C 24040.785 105441.395 24036.945 105438.408 24035.238 105432.435 L 24039.078 105429.875 ZM 24113.148 105598.835 L 24113.148 105593.715 C 24114.428 105592.862 24115.921 105592.008 24117.628 105591.155 L 24126.588 105586.035 L 24129.788 105586.675 L 24129.788 105591.155 L 24124.668 105595.635 L 24122.748 105600.755 C 24122.748 105602.035 24121.468 105606.728 24118.908 105614.835 C 24116.775 105622.942 24115.708 105628.275 24115.708 105630.835 C 24115.708 105636.808 24116.988 105642.995 24119.548 105649.395 C 24122.535 105655.795 24126.161 105660.488 24130.428 105663.475 L 24134.268 105666.035 C 24143.228 105672.435 24152.188 105674.995 24161.148 105673.715 L 24161.788 105676.275 L 24163.068 105673.075 L 24166.908 105669.235 L 24173.308 105670.515 L 24175.228 105674.355 L 24182.268 105666.035 C 24187.388 105667.742 24191.228 105668.595 24193.788 105668.595 C 24192.508 105666.888 24192.081 105665.822 24192.508 105665.395 L 24195.708 105660.915 L 24200.828 105662.195 C 24200.401 105661.342 24200.828 105660.275 24202.108 105658.995 C 24203.388 105657.715 24204.668 105657.288 24205.948 105657.715 C 24210.215 105652.595 24212.348 105646.408 24212.348 105639.155 C 24212.348 105631.048 24208.721 105624.008 24201.468 105618.035 C 24195.921 105613.768 24189.521 105610.355 24182.268 105607.795 C 24175.015 105604.808 24166.481 105600.115 24156.668 105593.715 C 24147.281 105586.888 24140.668 105582.195 24136.828 105579.635 L 24138.748 105575.795 L 24135.548 105571.315 L 24134.268 105576.435 C 24127.868 105570.462 24122.108 105562.782 24116.988 105553.395 L 24118.908 105551.475 L 24114.428 105550.835 C 24113.148 105547.422 24112.081 105544.648 24111.228 105542.515 C 24110.801 105540.382 24110.801 105538.248 24111.228 105536.115 L 24107.388 105524.595 C 24107.388 105508.808 24114.001 105494.088 24127.228 105480.435 C 24133.628 105474.035 24157.735 105457.182 24199.548 105429.875 L 24215.548 105419.635 L 24233.468 105408.755 L 24236.668 105408.115 C 24241.361 105406.408 24244.775 105405.342 24246.908 105404.915 C 24253.308 105403.208 24259.708 105402.355 24266.108 105402.355 C 24281.041 105402.355 24292.561 105407.262 24300.668 105417.075 C 24309.201 105426.462 24313.468 105438.835 24313.468 105454.195 C 24313.468 105455.475 24312.615 105458.035 24310.908 105461.875 C 24309.628 105465.288 24308.775 105467.422 24308.348 105468.275 L 24302.588 105472.755 L 24305.788 105472.115 L 24304.508 105474.035 C 24301.948 105478.728 24299.601 105483.208 24297.468 105487.475 C 24295.335 105491.315 24292.561 105495.582 24289.148 105500.275 L 24287.228 105497.715 C 24280.828 105503.262 24274.001 105509.662 24266.748 105516.915 C 24254.801 105529.715 24247.975 105536.755 24246.268 105538.035 L 24243.708 105536.755 L 24250.748 105520.755 L 24249.468 105519.475 C 24249.895 105516.915 24250.108 105513.502 24250.108 105509.235 L 24250.108 105497.715 C 24248.828 105493.448 24247.975 105490.462 24247.548 105488.755 C 24242.001 105475.955 24237.095 105466.995 24232.828 105461.875 C 24225.148 105452.488 24216.401 105447.795 24206.588 105447.795 C 24198.908 105447.795 24193.575 105450.782 24190.588 105456.755 C 24189.308 105457.182 24188.028 105457.395 24186.748 105457.395 L 24186.748 105461.235 C 24186.748 105463.368 24185.041 105471.048 24181.628 105484.275 C 24179.921 105490.675 24178.855 105496.008 24178.428 105500.275 C 24179.708 105501.982 24180.561 105503.262 24180.988 105504.115 C 24183.121 105507.102 24184.615 105508.382 24185.468 105507.955 L 24187.388 105518.195 L 24192.508 105519.475 C 24193.788 105522.462 24195.281 105525.235 24196.988 105527.795 C 24198.695 105530.355 24200.828 105532.275 24203.388 105533.555 C 24204.668 105535.688 24205.735 105536.968 24206.588 105537.395 C 24207.441 105538.248 24207.441 105539.102 24206.588 105539.955 C 24206.161 105540.808 24208.508 105542.942 24213.628 105546.355 L 24221.308 105545.075 L 24220.028 105551.475 C 24221.308 105551.902 24222.801 105552.328 24224.508 105552.755 C 24226.215 105552.755 24227.068 105553.182 24227.068 105554.035 L 24228.988 105557.875 L 24233.468 105556.595 L 24241.148 105569.395 L 24243.068 105559.795 C 24244.775 105560.648 24246.055 105562.782 24246.908 105566.195 L 24249.468 105566.195 C 24252.028 105567.048 24254.375 105568.115 24256.508 105569.395 C 24259.068 105570.248 24260.135 105571.315 24259.708 105572.595 C 24263.975 105577.715 24266.748 105581.982 24268.028 105585.395 C 24269.735 105584.968 24271.441 105584.328 24273.148 105583.475 L 24273.788 105587.955 L 24269.948 105591.795 L 24269.308 105594.995 L 24273.148 105591.155 L 24274.428 105593.075 L 24276.988 105598.835 C 24276.561 105599.262 24275.281 105601.395 24273.148 105605.235 C 24271.441 105609.075 24270.161 105610.782 24269.308 105610.355 L 24268.668 105616.115 L 24269.948 105619.315 L 24257.788 105633.395 L 24255.868 105631.475 C 24253.735 105635.742 24249.681 105640.008 24243.708 105644.275 C 24237.735 105648.115 24232.188 105651.742 24227.068 105655.155 C 24224.935 105656.435 24222.161 105658.782 24218.748 105662.195 C 24215.335 105665.608 24212.348 105668.382 24209.788 105670.515 L 24205.308 105674.995 C 24202.321 105677.982 24200.615 105679.262 24200.188 105678.835 L 24195.068 105683.955 L 24192.508 105683.955 L 24187.388 105688.435 L 24189.308 105691.635 L 24185.468 105698.035 L 24180.988 105696.755 C 24180.988 105694.622 24180.561 105693.555 24179.708 105693.555 L 24179.708 105698.035 L 24178.428 105702.515 L 24176.508 105701.875 L 24170.748 105705.715 L 24170.748 105710.835 C 24169.895 105711.262 24168.828 105711.262 24167.548 105710.835 C 24166.268 105709.982 24165.415 105709.342 24164.988 105708.915 L 24164.348 105711.475 C 24160.508 105712.755 24158.588 105714.035 24158.588 105715.315 L 24154.108 105716.595 L 24148.988 105719.155 L 24144.508 105719.155 L 24140.028 105719.155 L 24140.028 105722.355 L 24134.908 105723.635 C 24135.761 105724.488 24135.548 105725.342 24134.268 105726.195 C 24133.415 105727.475 24132.561 105727.688 24131.708 105726.835 L 24130.428 105721.075 L 24129.148 105724.275 L 24125.948 105727.475 L 24124.028 105722.355 L 24124.668 105720.435 L 24120.828 105720.435 L 24120.828 105728.115 C 24119.548 105727.688 24117.201 105727.475 24113.788 105727.475 C 24105.255 105727.475 24099.921 105726.835 24097.788 105725.555 L 24095.228 105726.195 L 24092.668 105721.075 L 24083.708 105720.435 L 24083.708 105715.315 L 24081.788 105716.595 C 24074.108 105712.755 24068.348 105707.208 24064.508 105699.955 C 24060.668 105692.702 24058.748 105684.595 24058.748 105675.635 C 24058.748 105660.702 24064.721 105646.408 24076.668 105632.755 C 24087.335 105621.235 24098.215 105609.715 24109.308 105598.195 L 24113.148 105598.835 ZM 19638.468 106801.368 C 19640.175 106801.368 19647.001 106797.528 19658.948 106789.848 C 19664.921 106786.008 19669.615 106784.088 19673.028 106784.088 C 19677.295 106784.088 19681.561 106784.941 19685.828 106786.648 C 19690.095 106787.928 19694.361 106790.061 19698.628 106793.048 C 19699.055 106794.755 19700.121 106796.888 19701.828 106799.448 L 19706.308 106803.928 L 19707.588 106807.128 C 19706.735 106808.408 19706.308 106809.688 19706.308 106810.968 L 19712.708 106811.608 L 19709.508 106818.008 C 19712.068 106820.568 19713.561 106821.635 19713.988 106821.208 L 19716.548 106825.688 L 19715.908 106829.528 L 19710.148 106830.808 L 19711.428 106835.288 L 19717.188 106833.368 L 19717.188 106837.208 L 19714.628 106837.208 L 19711.428 106839.768 L 19706.948 106839.768 L 19705.028 106841.048 L 19706.308 106842.328 L 19715.908 106842.968 L 19707.588 106849.368 L 19713.988 106853.848 L 19715.908 106853.208 L 19711.428 106856.408 C 19713.135 106857.261 19713.561 106858.541 19712.708 106860.248 L 19706.308 106860.248 L 19703.108 106867.928 L 19696.708 106866.648 C 19691.588 106876.461 19681.988 106886.701 19667.908 106897.368 C 19653.828 106907.608 19643.588 106915.075 19637.188 106919.768 L 19635.268 106917.208 C 19631.428 106913.795 19629.508 106909.528 19629.508 106904.408 C 19629.508 106901.848 19629.935 106897.795 19630.788 106892.248 C 19632.068 106886.275 19632.708 106882.648 19632.708 106881.368 C 19632.708 106872.835 19632.068 106865.155 19630.788 106858.328 C 19629.508 106851.501 19626.735 106847.021 19622.468 106844.888 L 19619.908 106848.088 C 19614.361 106854.915 19609.881 106860.248 19606.468 106864.088 C 19599.641 106871.768 19594.521 106876.461 19591.108 106878.168 L 19595.588 106882.008 L 19590.468 106883.288 L 19587.268 106890.968 L 19589.188 106894.168 C 19586.201 106895.021 19584.281 106895.448 19583.428 106895.448 L 19580.868 106901.208 C 19578.735 106905.475 19577.241 106908.035 19576.388 106908.888 L 19575.748 106914.648 C 19572.335 106918.061 19569.561 106919.555 19567.428 106919.128 L 19565.508 106933.208 C 19564.655 106932.781 19563.588 106934.701 19562.308 106938.968 C 19561.028 106943.235 19560.388 106945.581 19560.388 106946.008 L 19557.188 106947.288 L 19558.468 106953.688 C 19555.481 106955.395 19553.348 106957.955 19552.068 106961.368 L 19552.708 106969.048 C 19552.708 106971.608 19551.855 106975.021 19550.148 106979.288 C 19548.868 106983.555 19547.588 106987.395 19546.308 106990.808 C 19547.588 107001.048 19548.868 107011.075 19550.148 107020.888 C 19551.428 107030.275 19556.335 107034.968 19564.868 107034.968 C 19574.681 107034.968 19587.481 107030.488 19603.268 107021.528 C 19615.215 107014.701 19626.948 107006.381 19638.468 106996.568 L 19650.628 106987.608 C 19654.895 106984.195 19659.161 106980.568 19663.428 106976.728 L 19665.988 106974.808 L 19671.748 106969.048 L 19674.308 106971.608 L 19669.828 106974.168 L 19671.748 106975.448 C 19655.535 106996.355 19630.361 107020.675 19596.228 107048.408 C 19556.975 107079.981 19528.388 107095.768 19510.468 107095.768 C 19495.961 107095.768 19485.508 107089.155 19479.108 107075.928 C 19473.135 107062.275 19470.148 107047.555 19470.148 107031.768 C 19470.148 107021.101 19471.855 107009.368 19475.268 106996.568 C 19480.388 106981.635 19484.015 106970.541 19486.148 106963.288 C 19498.521 106932.141 19521.135 106902.488 19553.988 106874.328 L 19638.468 106801.368 ZM 19877.028 106791.768 L 19879.588 106786.008 L 19884.068 106784.728 L 19885.988 106789.208 L 19889.828 106784.088 L 19891.748 106783.448 L 19896.228 106790.488 L 19900.708 106790.488 L 19899.428 106786.008 L 19902.628 106786.008 C 19905.188 106786.008 19910.735 106788.141 19919.268 106792.408 C 19919.695 106793.688 19920.335 106794.755 19921.188 106795.608 C 19923.321 106796.035 19924.815 106796.248 19925.668 106796.248 L 19931.428 106812.888 L 19932.708 106810.968 L 19936.548 106811.608 L 19934.628 106819.288 L 19938.468 106830.808 L 19940.388 106834.648 C 19940.388 106838.061 19939.961 106840.621 19939.108 106842.328 C 19938.681 106844.035 19938.041 106845.955 19937.188 106848.088 C 19937.188 106849.795 19938.041 106852.568 19939.748 106856.408 C 19939.321 106858.968 19938.681 106863.661 19937.828 106870.488 C 19936.975 106877.315 19936.548 106882.008 19936.548 106884.568 L 19932.068 106889.048 L 19933.348 106895.448 L 19930.148 106898.008 L 19930.788 106901.208 L 19931.428 106903.768 C 19929.295 106910.168 19925.881 106918.488 19921.188 106928.728 C 19918.201 106935.555 19914.361 106943.448 19909.668 106952.408 L 19898.148 106961.368 L 19901.348 106965.208 L 19887.268 106983.128 L 19884.068 106983.128 L 19885.988 106986.968 C 19883.428 106987.395 19881.508 106988.461 19880.228 106990.168 L 19877.668 106995.288 C 19876.815 106996.568 19875.748 106996.781 19874.468 106995.928 L 19868.708 107005.528 C 19867.428 107004.675 19866.148 107004.888 19864.868 107006.168 C 19864.015 107007.448 19863.801 107008.728 19864.228 107010.008 L 19859.748 107009.368 C 19858.895 107011.501 19857.828 107013.421 19856.548 107015.128 C 19855.268 107016.835 19853.775 107017.048 19852.068 107015.768 C 19850.788 107018.328 19849.081 107020.675 19846.948 107022.808 L 19842.468 107027.288 L 19837.348 107029.848 C 19827.535 107041.795 19816.868 107051.608 19805.348 107059.288 L 19802.788 107065.048 C 19796.388 107068.888 19791.481 107071.875 19788.068 107074.008 C 19781.241 107078.275 19776.548 107081.901 19773.988 107084.888 L 19768.228 107084.888 L 19766.948 107087.448 C 19763.108 107088.728 19759.055 107090.008 19754.788 107091.288 C 19750.948 107092.568 19746.895 107093.208 19742.628 107093.208 C 19725.561 107093.208 19712.975 107085.101 19704.868 107068.888 C 19698.468 107056.088 19695.268 107040.088 19695.268 107020.888 C 19695.268 106992.301 19701.881 106965.635 19715.108 106940.888 C 19725.775 106920.408 19742.415 106899.288 19765.028 106877.528 C 19776.121 106866.861 19797.241 106848.515 19828.388 106822.488 C 19835.641 106816.088 19843.321 106809.688 19851.428 106803.288 C 19859.535 106796.461 19867.855 106791.128 19876.388 106787.288 L 19877.028 106791.768 ZM 19764.388 107010.008 L 19766.308 107009.368 L 19767.588 107006.808 L 19768.868 107010.648 L 19768.228 107013.848 C 19770.361 107015.981 19771.641 107017.901 19772.068 107019.608 L 19766.948 107018.968 C 19766.948 107024.088 19770.148 107027.501 19776.548 107029.208 C 19778.255 107039.875 19783.161 107045.208 19791.268 107045.208 C 19811.321 107045.208 19830.521 107027.075 19848.868 106990.808 C 19865.081 106958.808 19873.188 106931.928 19873.188 106910.168 C 19873.188 106890.968 19870.628 106875.821 19865.508 106864.728 C 19860.815 106853.635 19854.415 106845.955 19846.308 106841.688 L 19841.828 106842.328 L 19840.548 106850.648 L 19837.348 106848.728 L 19836.068 106846.808 C 19836.068 106849.795 19834.788 106852.355 19832.228 106854.488 L 19832.228 106857.688 L 19830.308 106860.888 L 19824.548 106854.488 L 19823.268 106858.328 L 19824.548 106861.528 L 19820.708 106864.728 L 19821.988 106869.208 L 19814.948 106866.648 L 19816.868 106873.048 C 19815.161 106875.608 19813.028 106877.101 19810.468 106877.528 L 19809.188 106880.728 L 19802.788 106883.288 L 19804.068 106887.128 L 19805.988 106884.568 L 19807.268 106887.768 L 19804.708 106889.048 L 19804.708 106893.528 L 19800.228 106894.808 L 19797.028 106892.248 L 19794.468 106896.088 L 19791.908 106895.448 L 19791.908 106898.648 L 19797.668 106898.648 L 19795.748 106901.848 L 19793.188 106901.848 L 19795.108 106908.248 L 19791.268 106908.248 L 19790.628 106912.728 L 19789.348 106915.288 L 19791.908 106915.928 C 19787.641 106920.195 19785.508 106924.888 19785.508 106930.008 L 19779.748 106930.008 L 19777.188 106927.448 L 19774.628 106927.448 C 19775.055 106929.581 19776.548 106931.501 19779.108 106933.208 L 19780.388 106937.048 C 19780.815 106939.181 19778.681 106941.101 19773.988 106942.808 L 19775.908 106949.208 L 19778.468 106949.208 L 19773.348 106962.008 C 19772.068 106965.848 19771.428 106970.541 19771.428 106976.088 L 19765.028 106978.648 L 19765.028 106981.848 C 19765.881 106983.555 19766.948 106983.981 19768.228 106983.128 L 19769.508 106986.328 L 19767.588 106988.248 L 19763.108 106986.968 L 19761.188 106989.528 L 19766.308 106994.008 L 19766.308 107000.408 C 19768.441 107002.541 19769.081 107004.035 19768.228 107004.888 L 19765.028 107003.608 L 19759.268 107008.728 L 19764.388 107010.008 ZM 20002.498 106894.808 C 20005.485 106884.568 20009.965 106873.048 20015.938 106860.248 C 20021.911 106847.448 20027.885 106835.075 20033.858 106823.128 L 20035.778 106824.408 L 20040.898 106822.488 C 20046.445 106819.501 20050.071 106817.581 20051.778 106816.728 C 20056.471 106813.315 20059.885 106810.968 20062.018 106809.688 C 20067.991 106807.128 20073.965 106804.355 20079.938 106801.368 C 20085.911 106799.235 20091.671 106796.248 20097.218 106792.408 L 20102.978 106796.248 C 20100.845 106805.208 20098.925 106813.528 20097.218 106821.208 C 20093.805 106836.141 20091.031 106844.888 20088.898 106847.448 L 20085.058 106853.208 C 20082.925 106856.195 20082.071 106858.755 20082.498 106860.888 L 20083.138 106864.728 C 20105.325 106845.528 20122.818 106831.021 20135.618 106821.208 C 20159.085 106803.288 20179.565 106794.328 20197.058 106794.328 C 20201.751 106794.328 20206.018 106795.181 20209.858 106796.888 C 20214.125 106798.168 20217.325 106800.941 20219.458 106805.208 L 20220.738 106809.688 C 20221.165 106810.541 20222.658 106811.395 20225.218 106812.248 L 20224.578 106817.368 C 20225.431 106818.648 20226.498 106819.928 20227.778 106821.208 L 20230.978 106825.048 L 20229.698 106831.448 L 20232.258 106837.848 L 20225.858 106839.128 L 20225.858 106843.608 L 20229.698 106841.688 L 20229.698 106854.488 L 20224.578 106855.768 L 20225.858 106859.608 L 20218.178 106871.768 C 20219.458 106873.901 20221.805 106874.328 20225.218 106873.048 L 20221.378 106876.248 L 20219.458 106875.608 L 20212.418 106882.648 L 20218.178 106886.488 L 20212.418 106885.208 C 20211.991 106886.061 20211.778 106886.915 20211.778 106887.768 L 20206.658 106890.328 L 20206.658 106895.448 C 20202.818 106899.288 20200.045 106902.915 20198.338 106906.328 C 20198.765 106907.181 20200.898 106908.035 20204.738 106908.888 L 20202.178 106915.928 L 20196.418 106917.848 L 20195.138 106923.608 L 20192.578 106924.248 L 20193.858 106928.728 C 20193.858 106933.421 20193.005 106935.981 20191.298 106936.408 L 20186.818 106932.568 C 20187.671 106933.848 20186.818 106934.915 20184.258 106935.768 C 20182.125 106936.195 20181.058 106936.621 20181.058 106937.048 L 20181.058 106942.168 L 20190.018 106940.888 L 20189.378 106942.808 L 20185.538 106943.448 C 20185.538 106947.715 20184.045 106951.128 20181.058 106953.688 L 20175.298 106952.408 L 20173.378 106956.888 L 20178.498 106956.888 L 20174.018 106965.208 L 20172.738 106963.288 L 20166.978 106962.008 C 20165.698 106963.715 20166.125 106965.208 20168.258 106966.488 C 20170.391 106967.341 20171.245 106968.621 20170.818 106970.328 L 20165.058 106975.448 L 20168.898 106979.928 L 20171.458 106979.928 L 20171.458 106982.488 L 20167.618 106981.848 L 20163.778 106983.768 L 20164.418 106988.248 C 20163.138 106990.381 20162.071 106992.301 20161.218 106994.008 L 20161.218 107011.928 L 20158.018 107013.208 C 20157.165 107016.621 20156.738 107019.608 20156.738 107022.168 C 20156.738 107025.155 20157.378 107027.928 20158.658 107030.488 L 20168.898 107032.408 C 20179.138 107032.408 20197.698 107024.088 20224.578 107007.448 C 20236.951 106999.768 20252.525 106989.315 20271.298 106976.088 C 20269.591 106978.648 20265.538 106982.701 20259.138 106988.248 C 20253.165 106993.795 20249.111 106998.488 20246.978 107002.328 L 20240.578 107005.528 L 20241.858 107006.808 C 20221.805 107024.728 20200.045 107041.368 20176.578 107056.728 C 20143.725 107078.488 20118.978 107089.368 20102.338 107089.368 C 20089.111 107089.368 20080.151 107084.035 20075.458 107073.368 C 20072.471 107066.541 20070.978 107055.661 20070.978 107040.728 L 20070.978 107031.768 C 20073.538 107031.768 20075.031 107030.915 20075.458 107029.208 C 20075.885 107027.075 20074.818 107026.221 20072.258 107026.648 C 20076.951 107014.275 20082.071 107001.688 20087.618 106988.888 C 20097.431 106967.555 20102.978 106955.181 20104.258 106951.768 C 20125.165 106914.648 20137.538 106892.035 20141.378 106883.928 C 20149.485 106866.861 20153.538 106854.488 20153.538 106846.808 C 20153.538 106839.981 20150.338 106836.568 20143.938 106836.568 C 20137.538 106836.568 20129.645 106840.195 20120.258 106847.448 C 20113.005 106853.421 20105.965 106859.181 20099.138 106864.728 L 20097.858 106866.648 C 20095.298 106870.061 20087.191 106880.728 20073.538 106898.648 C 20062.018 106913.581 20053.911 106923.821 20049.218 106929.368 L 20049.218 106936.408 L 20043.458 106942.168 C 20043.885 106941.741 20044.525 106941.741 20045.378 106942.168 C 20046.231 106942.595 20046.231 106943.235 20045.378 106944.088 L 20041.538 106953.048 L 20035.138 106955.608 L 20034.498 106960.088 L 20028.738 106968.408 L 20029.378 106972.248 C 20025.111 106976.515 20023.618 106979.928 20024.898 106982.488 L 20019.778 106982.488 L 20021.698 106985.688 L 20013.378 106995.928 L 20008.898 107002.328 L 20009.538 107004.248 L 20006.338 107005.528 L 20005.698 107012.568 L 19999.938 107013.208 L 20003.138 107020.888 L 19999.938 107018.968 C 19999.085 107020.248 19998.231 107021.315 19997.378 107022.168 L 19991.618 107027.928 C 19992.471 107027.075 19993.325 107026.861 19994.178 107027.288 C 19995.458 107027.715 19996.098 107028.568 19996.098 107029.848 L 19989.058 107030.488 C 19986.498 107031.768 19985.218 107033.688 19985.218 107036.248 C 19986.071 107037.528 19987.138 107037.955 19988.418 107037.528 L 19981.378 107049.048 L 19976.898 107049.048 C 19972.631 107051.181 19969.218 107053.101 19966.658 107054.808 C 19964.098 107056.515 19961.538 107058.435 19958.978 107060.568 L 19952.578 107063.128 C 19950.871 107063.981 19950.231 107064.835 19950.658 107065.688 L 19944.898 107065.688 C 19945.751 107067.395 19944.898 107068.888 19942.338 107070.168 C 19939.778 107071.021 19938.285 107071.875 19937.858 107072.728 L 19932.098 107071.448 L 19923.138 107075.928 L 19917.378 107074.648 L 19917.378 107079.768 L 19907.138 107075.928 L 19905.218 107068.248 C 19905.218 107063.128 19913.111 107046.701 19928.898 107018.968 C 19949.378 106983.555 19970.071 106947.928 19990.978 106912.088 C 19994.818 106905.688 19998.658 106899.928 20002.498 106894.808 ZM 20294.398 106972.888 L 20294.398 106967.768 C 20295.678 106966.915 20297.171 106966.061 20298.878 106965.208 L 20307.838 106960.088 L 20311.038 106960.728 L 20311.038 106965.208 L 20305.918 106969.688 L 20303.998 106974.808 C 20303.998 106976.088 20302.718 106980.781 20300.158 106988.888 C 20298.025 106996.995 20296.958 107002.328 20296.958 107004.888 C 20296.958 107010.861 20298.238 107017.048 20300.798 107023.448 C 20303.785 107029.848 20307.411 107034.541 20311.678 107037.528 L 20315.518 107040.088 C 20324.478 107046.488 20333.438 107049.048 20342.398 107047.768 L 20343.038 107050.328 L 20344.318 107047.128 L 20348.158 107043.288 L 20354.558 107044.568 L 20356.478 107048.408 L 20363.518 107040.088 C 20368.638 107041.795 20372.478 107042.648 20375.038 107042.648 C 20373.758 107040.941 20373.331 107039.875 20373.758 107039.448 L 20376.958 107034.968 L 20382.078 107036.248 C 20381.651 107035.395 20382.078 107034.328 20383.358 107033.048 C 20384.638 107031.768 20385.918 107031.341 20387.198 107031.768 C 20391.465 107026.648 20393.598 107020.461 20393.598 107013.208 C 20393.598 107005.101 20389.971 106998.061 20382.718 106992.088 C 20377.171 106987.821 20370.771 106984.408 20363.518 106981.848 C 20356.265 106978.861 20347.731 106974.168 20337.918 106967.768 C 20328.531 106960.941 20321.918 106956.248 20318.078 106953.688 L 20319.998 106949.848 L 20316.798 106945.368 L 20315.518 106950.488 C 20309.118 106944.515 20303.358 106936.835 20298.238 106927.448 L 20300.158 106925.528 L 20295.678 106924.888 C 20294.398 106921.475 20293.331 106918.701 20292.478 106916.568 C 20292.051 106914.435 20292.051 106912.301 20292.478 106910.168 L 20288.638 106898.648 C 20288.638 106882.861 20295.251 106868.141 20308.478 106854.488 C 20314.878 106848.088 20338.985 106831.235 20380.798 106803.928 L 20396.798 106793.688 L 20414.718 106782.808 L 20417.918 106782.168 C 20422.611 106780.461 20426.025 106779.395 20428.158 106778.968 C 20434.558 106777.261 20440.958 106776.408 20447.358 106776.408 C 20462.291 106776.408 20473.811 106781.315 20481.918 106791.128 C 20490.451 106800.515 20494.718 106812.888 20494.718 106828.248 C 20494.718 106829.528 20493.865 106832.088 20492.158 106835.928 C 20490.878 106839.341 20490.025 106841.475 20489.598 106842.328 L 20483.838 106846.808 L 20487.038 106846.168 L 20485.758 106848.088 C 20483.198 106852.781 20480.851 106857.261 20478.718 106861.528 C 20476.585 106865.368 20473.811 106869.635 20470.398 106874.328 L 20468.478 106871.768 C 20462.078 106877.315 20455.251 106883.715 20447.998 106890.968 C 20436.051 106903.768 20429.225 106910.808 20427.518 106912.088 L 20424.958 106910.808 L 20431.998 106894.808 L 20430.718 106893.528 C 20431.145 106890.968 20431.358 106887.555 20431.358 106883.288 L 20431.358 106871.768 C 20430.078 106867.501 20429.225 106864.515 20428.798 106862.808 C 20423.251 106850.008 20418.345 106841.048 20414.078 106835.928 C 20406.398 106826.541 20397.651 106821.848 20387.838 106821.848 C 20380.158 106821.848 20374.825 106824.835 20371.838 106830.808 C 20370.558 106831.235 20369.278 106831.448 20367.998 106831.448 L 20367.998 106835.288 C 20367.998 106837.421 20366.291 106845.101 20362.878 106858.328 C 20361.171 106864.728 20360.105 106870.061 20359.678 106874.328 C 20360.958 106876.035 20361.811 106877.315 20362.238 106878.168 C 20364.371 106881.155 20365.865 106882.435 20366.718 106882.008 L 20368.638 106892.248 L 20373.758 106893.528 C 20375.038 106896.515 20376.531 106899.288 20378.238 106901.848 C 20379.945 106904.408 20382.078 106906.328 20384.638 106907.608 C 20385.918 106909.741 20386.985 106911.021 20387.838 106911.448 C 20388.691 106912.301 20388.691 106913.155 20387.838 106914.008 C 20387.411 106914.861 20389.758 106916.995 20394.878 106920.408 L 20402.558 106919.128 L 20401.278 106925.528 C 20402.558 106925.955 20404.051 106926.381 20405.758 106926.808 C 20407.465 106926.808 20408.318 106927.235 20408.318 106928.088 L 20410.238 106931.928 L 20414.718 106930.648 L 20422.398 106943.448 L 20424.318 106933.848 C 20426.025 106934.701 20427.305 106936.835 20428.158 106940.248 L 20430.718 106940.248 C 20433.278 106941.101 20435.625 106942.168 20437.758 106943.448 C 20440.318 106944.301 20441.385 106945.368 20440.958 106946.648 C 20445.225 106951.768 20447.998 106956.035 20449.278 106959.448 C 20450.985 106959.021 20452.691 106958.381 20454.398 106957.528 L 20455.038 106962.008 L 20451.198 106965.848 L 20450.558 106969.048 L 20454.398 106965.208 L 20455.678 106967.128 L 20458.238 106972.888 C 20457.811 106973.315 20456.531 106975.448 20454.398 106979.288 C 20452.691 106983.128 20451.411 106984.835 20450.558 106984.408 L 20449.918 106990.168 L 20451.198 106993.368 L 20439.038 107007.448 L 20437.118 107005.528 C 20434.985 107009.795 20430.931 107014.061 20424.958 107018.328 C 20418.985 107022.168 20413.438 107025.795 20408.318 107029.208 C 20406.185 107030.488 20403.411 107032.835 20399.998 107036.248 C 20396.585 107039.661 20393.598 107042.435 20391.038 107044.568 L 20386.558 107049.048 C 20383.571 107052.035 20381.865 107053.315 20381.438 107052.888 L 20376.318 107058.008 L 20373.758 107058.008 L 20368.638 107062.488 L 20370.558 107065.688 L 20366.718 107072.088 L 20362.238 107070.808 C 20362.238 107068.675 20361.811 107067.608 20360.958 107067.608 L 20360.958 107072.088 L 20359.678 107076.568 L 20357.758 107075.928 L 20351.998 107079.768 L 20351.998 107084.888 C 20351.145 107085.315 20350.078 107085.315 20348.798 107084.888 C 20347.518 107084.035 20346.665 107083.395 20346.238 107082.968 L 20345.598 107085.528 C 20341.758 107086.808 20339.838 107088.088 20339.838 107089.368 L 20335.358 107090.648 L 20330.238 107093.208 L 20325.758 107093.208 L 20321.278 107093.208 L 20321.278 107096.408 L 20316.158 107097.688 C 20317.011 107098.541 20316.798 107099.395 20315.518 107100.248 C 20314.665 107101.528 20313.811 107101.741 20312.958 107100.888 L 20311.678 107095.128 L 20310.398 107098.328 L 20307.198 107101.528 L 20305.278 107096.408 L 20305.918 107094.488 L 20302.078 107094.488 L 20302.078 107102.168 C 20300.798 107101.741 20298.451 107101.528 20295.038 107101.528 C 20286.505 107101.528 20281.171 107100.888 20279.038 107099.608 L 20276.478 107100.248 L 20273.918 107095.128 L 20264.958 107094.488 L 20264.958 107089.368 L 20263.038 107090.648 C 20255.358 107086.808 20249.598 107081.261 20245.758 107074.008 C 20241.918 107066.755 20239.998 107058.648 20239.998 107049.688 C 20239.998 107034.755 20245.971 107020.461 20257.918 107006.808 C 20268.585 106995.288 20279.465 106983.768 20290.558 106972.248 L 20294.398 106972.888 ZM 20441.838 107100.888 C 20443.118 107100.888 20444.185 107099.395 20445.038 107096.408 C 20445.465 107093.848 20446.531 107092.995 20448.238 107093.848 L 20455.278 107072.728 L 20457.838 107072.728 L 20457.838 107068.888 L 20461.038 107063.128 C 20464.025 107058.008 20466.585 107051.608 20468.718 107043.928 L 20474.478 107040.088 L 20480.238 107024.728 C 20482.371 107019.181 20484.505 107013.421 20486.638 107007.448 C 20491.331 106996.781 20496.665 106987.608 20502.638 106979.928 L 20503.918 106976.088 L 20515.438 106953.048 L 20517.998 106953.048 C 20519.705 106947.501 20522.478 106940.675 20526.318 106932.568 L 20536.558 106912.088 L 20537.838 106909.528 L 20552.558 106878.168 C 20557.678 106867.501 20563.011 106856.195 20568.558 106844.248 C 20574.531 106832.301 20578.158 106821.635 20579.438 106812.248 C 20586.265 106808.408 20592.025 106804.995 20596.718 106802.008 C 20606.958 106796.035 20612.505 106793.261 20613.358 106793.688 C 20618.478 106790.275 20622.958 106787.715 20626.798 106786.008 C 20631.065 106783.875 20634.478 106782.808 20637.038 106782.808 L 20641.518 106782.808 C 20642.371 106785.795 20643.011 106788.568 20643.438 106791.128 C 20644.291 106793.688 20644.718 106795.821 20644.718 106797.528 L 20644.718 106801.368 L 20640.238 106801.368 L 20638.958 106804.568 L 20644.078 106804.568 L 20644.718 106807.768 C 20640.878 106812.888 20637.251 106818.008 20633.838 106823.128 C 20635.118 106822.275 20636.185 106821.848 20637.038 106821.848 L 20639.598 106821.848 L 20641.518 106823.128 C 20640.238 106826.115 20640.025 106828.461 20640.878 106830.168 L 20635.118 106832.728 C 20635.971 106836.568 20635.971 106839.341 20635.118 106841.048 L 20631.918 106841.048 L 20631.278 106848.088 C 20656.451 106826.328 20674.158 106811.821 20684.398 106804.568 C 20708.291 106787.928 20728.345 106779.608 20744.558 106779.608 C 20756.505 106779.608 20765.251 106787.075 20770.798 106802.008 C 20775.065 106813.101 20777.198 106825.475 20777.198 106839.128 C 20777.198 106846.808 20776.771 106853.208 20775.918 106858.328 C 20775.491 106863.448 20774.425 106868.568 20772.718 106873.688 C 20771.438 106875.821 20770.371 106877.955 20769.518 106880.088 C 20769.091 106881.795 20769.731 106883.075 20771.438 106883.928 C 20771.011 106886.488 20768.451 106893.955 20763.758 106906.328 C 20759.065 106918.275 20756.078 106925.101 20754.798 106926.808 L 20756.078 106928.088 C 20752.665 106929.795 20750.745 106931.288 20750.318 106932.568 L 20748.398 106936.408 C 20746.265 106939.395 20744.558 106942.808 20743.278 106946.648 C 20742.425 106950.061 20742.211 106953.261 20742.638 106956.248 L 20736.238 106961.368 C 20737.091 106962.648 20736.665 106964.355 20734.958 106966.488 C 20733.678 106968.621 20733.038 106970.115 20733.038 106970.968 L 20731.118 106976.088 L 20729.198 106975.448 C 20726.638 106978.435 20725.145 106980.568 20724.718 106981.848 C 20722.585 106985.261 20722.158 106987.821 20723.438 106989.528 C 20720.878 106992.941 20719.385 106995.075 20718.958 106995.928 C 20715.118 107000.195 20711.065 107002.968 20706.798 107004.248 C 20705.945 107010.221 20703.385 107014.275 20699.118 107016.408 L 20699.118 107018.968 C 20691.011 107021.955 20686.105 107024.301 20684.398 107026.008 L 20685.038 107036.248 C 20681.198 107034.115 20678.211 107033.048 20676.078 107033.048 L 20673.518 107035.608 L 20673.518 107042.008 L 20663.918 107046.488 L 20655.598 107062.488 L 20648.558 107062.488 C 20647.705 107063.768 20647.278 107067.395 20647.278 107073.368 L 20640.878 107072.088 L 20603.758 107093.848 C 20593.945 107098.541 20585.411 107100.888 20578.158 107100.888 C 20567.918 107100.888 20558.745 107097.901 20550.638 107091.928 C 20542.958 107086.381 20536.558 107078.701 20531.438 107068.888 L 20528.878 107070.168 C 20526.745 107079.555 20526.105 107084.248 20526.958 107084.248 C 20527.811 107083.821 20529.091 107083.608 20530.798 107083.608 L 20530.798 107086.808 L 20524.398 107088.088 C 20525.251 107089.368 20525.038 107090.008 20523.758 107090.008 C 20522.905 107090.435 20521.838 107090.648 20520.558 107090.648 L 20517.358 107099.608 L 20519.918 107102.168 C 20520.771 107102.595 20521.198 107103.448 20521.198 107104.728 L 20516.718 107103.448 C 20513.731 107109.848 20510.958 107116.248 20508.398 107122.648 L 20502.638 107127.128 C 20503.065 107128.408 20503.278 107130.115 20503.278 107132.248 L 20503.278 107136.728 L 20500.718 107136.728 L 20496.238 107146.968 L 20493.678 107146.968 L 20488.558 107159.128 L 20484.718 107164.248 L 20484.718 107171.288 C 20484.291 107172.568 20481.945 107175.341 20477.678 107179.608 C 20472.985 107184.301 20470.638 107188.781 20470.638 107193.048 L 20465.518 107194.968 L 20461.678 107210.328 C 20459.971 107211.608 20458.265 107213.101 20456.558 107214.808 C 20453.145 107219.928 20448.451 107222.488 20442.478 107222.488 C 20441.625 107222.488 20440.558 107223.341 20439.278 107225.048 C 20437.571 107226.755 20435.865 107226.115 20434.158 107223.128 L 20430.318 107228.888 L 20423.278 107229.528 C 20422.425 107229.528 20421.358 107231.661 20420.078 107235.928 C 20419.225 107235.501 20418.158 107235.075 20416.878 107234.648 L 20416.878 107232.088 L 20416.878 107239.128 L 20415.598 107237.848 L 20413.038 107237.208 C 20412.611 107235.928 20411.971 107234.648 20411.118 107233.368 C 20408.131 107233.368 20406.638 107236.568 20406.638 107242.968 L 20404.718 107245.528 C 20403.438 107245.528 20402.798 107244.248 20402.798 107241.688 C 20402.798 107239.128 20402.371 107237.848 20401.518 107237.848 C 20397.251 107243.821 20394.051 107247.661 20391.918 107249.368 C 20390.638 107248.088 20389.358 107247.021 20388.078 107246.168 L 20386.158 107255.128 C 20382.318 107257.688 20379.758 107257.901 20378.478 107255.768 L 20375.278 107246.808 C 20376.131 107244.675 20376.558 107241.688 20376.558 107237.848 C 20376.558 107235.715 20382.531 107222.275 20394.478 107197.528 C 20410.265 107165.101 20426.051 107132.888 20441.838 107100.888 ZM 20613.358 106894.808 L 20610.798 106894.808 L 20609.518 106898.648 L 20603.758 106900.568 L 20603.758 106903.128 C 20605.465 106907.395 20608.451 106909.741 20612.718 106910.168 L 20612.718 106914.008 L 20604.398 106914.008 L 20603.758 106916.568 C 20603.331 106916.141 20602.265 106916.355 20600.558 106917.208 C 20598.851 106917.635 20597.785 106917.848 20597.358 106917.848 L 20599.918 106925.528 L 20597.358 106925.528 L 20592.238 106935.768 L 20590.318 106932.568 L 20587.118 106931.928 L 20587.118 106935.128 L 20590.318 106937.048 L 20591.598 106943.448 L 20583.918 106950.488 L 20582.638 106956.888 L 20580.078 106956.888 L 20580.078 106959.448 L 20578.158 106960.728 L 20578.798 106963.288 L 20576.238 106974.808 C 20575.385 106978.221 20574.958 106980.355 20574.958 106981.208 C 20574.958 106996.995 20579.011 107010.221 20587.118 107020.888 C 20595.225 107031.128 20606.958 107036.248 20622.318 107036.248 C 20644.505 107036.248 20663.278 107012.568 20678.638 106965.208 C 20691.011 106926.808 20697.198 106892.888 20697.198 106863.448 C 20697.198 106857.048 20695.491 106850.435 20692.078 106843.608 C 20688.665 106836.781 20683.758 106833.368 20677.358 106833.368 C 20667.971 106833.368 20656.025 106840.835 20641.518 106855.768 C 20632.558 106865.581 20623.598 106875.181 20614.638 106884.568 L 20613.358 106894.808 ZM 20777.678 107034.968 L 20782.158 107035.608 L 20780.878 107030.488 C 20780.878 107029.635 20781.518 107027.501 20782.798 107024.088 C 20784.078 107020.248 20784.291 107017.475 20783.438 107015.768 L 20786.638 107011.928 L 20782.798 107012.568 L 20784.078 107011.288 C 20786.638 107005.315 20789.411 107000.835 20792.398 106997.848 L 20791.758 106995.288 L 20794.958 106992.088 L 20826.318 106928.088 L 20855.118 106880.728 L 20861.518 106871.128 L 20864.078 106872.408 L 20867.918 106867.928 C 20867.491 106867.501 20866.211 106867.288 20864.078 106867.288 L 20867.278 106859.608 L 20871.118 106859.608 L 20871.118 106857.048 L 20875.598 106855.768 L 20871.118 106855.128 C 20874.105 106852.141 20877.945 106847.235 20882.638 106840.408 C 20886.051 106835.288 20889.678 106829.955 20893.518 106824.408 L 20897.358 106824.408 C 20903.758 106815.448 20911.651 106808.621 20921.038 106803.928 C 20938.105 106795.395 20947.278 106790.701 20948.558 106789.848 L 20951.758 106791.128 C 20957.731 106786.008 20964.345 106783.448 20971.598 106783.448 L 20979.918 106786.008 C 20979.065 106790.701 20976.505 106796.461 20972.238 106803.288 C 20968.398 106810.115 20966.265 106814.808 20965.838 106817.368 C 20962.425 106819.075 20959.865 106822.915 20958.158 106828.888 L 20953.038 106834.008 L 20951.118 106841.688 C 20946.425 106845.101 20944.078 106849.795 20944.078 106855.768 L 20940.878 106856.408 L 20940.878 106860.248 C 20939.598 106859.821 20937.465 106860.675 20934.478 106862.808 C 20933.625 106862.381 20932.345 106862.168 20930.638 106862.168 L 20928.078 106862.168 L 20926.798 106866.008 L 20937.038 106866.008 L 20937.038 106868.568 L 20928.718 106871.768 L 20930.638 106873.048 L 20932.558 106874.968 L 20930.638 106876.888 L 20926.158 106874.968 L 20924.878 106876.888 L 20928.718 106877.528 L 20926.798 106883.288 C 20926.371 106881.581 20925.945 106880.301 20925.518 106879.448 C 20925.091 106878.595 20924.451 106878.808 20923.598 106880.088 L 20924.238 106885.848 C 20921.251 106885.421 20919.545 106886.061 20919.118 106887.768 C 20919.971 106888.621 20920.825 106889.261 20921.678 106889.688 L 20917.838 106902.488 L 20913.358 106903.128 L 20905.678 106905.048 L 20904.398 106908.888 L 20905.678 106910.168 L 20913.358 106909.528 L 20910.158 106912.088 L 20910.798 106916.568 L 20905.038 106922.328 L 20897.358 106921.048 L 20891.598 106927.448 C 20892.025 106928.301 20892.665 106928.941 20893.518 106929.368 L 20896.078 106926.808 L 20899.918 106927.448 L 20897.998 106930.008 L 20902.478 106933.208 C 20902.478 106934.488 20901.625 106935.555 20899.918 106936.408 C 20898.638 106937.261 20897.785 106937.688 20897.358 106937.688 L 20892.238 106933.848 L 20892.238 106936.408 L 20894.158 106937.688 L 20887.118 106937.688 L 20882.638 106938.968 L 20881.998 106944.088 L 20878.158 106944.728 L 20878.798 106947.928 L 20885.838 106947.928 C 20885.838 106949.208 20886.691 106950.061 20888.398 106950.488 C 20890.105 106950.915 20890.958 106951.768 20890.958 106953.048 L 20887.758 106953.048 L 20879.438 106953.048 L 20881.358 106956.248 L 20886.478 106954.968 C 20886.478 106955.821 20885.625 106956.888 20883.918 106958.168 C 20883.065 106959.875 20883.065 106961.155 20883.918 106962.008 C 20885.198 106962.435 20885.838 106963.075 20885.838 106963.928 L 20879.438 106968.408 L 20881.358 106970.328 L 20876.878 106971.608 L 20873.038 106972.888 L 20866.638 106976.088 C 20864.931 106976.941 20864.078 106978.221 20864.078 106979.928 L 20865.358 106981.848 L 20868.558 106978.648 C 20871.545 106978.648 20874.531 106977.581 20877.518 106975.448 L 20878.158 106978.008 L 20876.238 106978.648 L 20873.678 106985.048 L 20869.198 106984.408 L 20867.278 106986.968 L 20871.118 106988.888 L 20867.918 106995.288 L 20864.078 106994.648 L 20862.158 106995.928 C 20862.158 107003.181 20862.371 107007.661 20862.798 107009.368 L 20860.238 107010.008 L 20862.158 107015.128 L 20858.318 107017.048 L 20858.318 107022.808 L 20859.598 107024.088 C 20858.745 107024.515 20858.105 107024.728 20857.678 107024.728 L 20860.238 107036.248 L 20861.518 107037.528 L 20869.198 107038.168 C 20876.878 107038.168 20888.398 107033.048 20903.758 107022.808 L 20963.918 106980.568 L 20967.118 106981.848 C 20965.411 106986.115 20953.038 106996.781 20929.998 107013.848 C 20920.185 107021.101 20915.278 107026.221 20915.278 107029.208 L 20861.518 107066.328 C 20845.305 107076.995 20833.998 107082.968 20827.598 107084.248 C 20828.878 107085.101 20828.665 107086.168 20826.958 107087.448 C 20825.678 107088.301 20824.825 107087.875 20824.398 107086.168 C 20820.985 107089.581 20817.358 107091.501 20813.518 107091.928 C 20815.225 107093.208 20816.078 107092.995 20816.078 107091.288 C 20816.505 107090.008 20816.718 107089.155 20816.718 107088.728 L 20814.158 107088.088 L 20811.598 107090.008 L 20812.878 107086.168 L 20810.318 107086.168 L 20808.398 107090.008 L 20803.278 107090.008 L 20803.278 107087.448 C 20796.025 107084.888 20790.905 107082.541 20787.918 107080.408 C 20779.811 107074.861 20775.758 107066.755 20775.758 107056.088 L 20775.758 107050.328 L 20778.958 107050.968 L 20780.238 107049.048 L 20774.478 107049.048 C 20775.331 107042.221 20776.398 107037.528 20777.678 107034.968 ZM 20886.478 106940.248 C 20890.745 106941.101 20894.158 106943.448 20896.718 106947.288 L 20891.598 106947.928 L 20887.118 106947.288 L 20883.918 106946.648 L 20883.278 106944.728 L 20886.478 106940.248 ZM 20957.518 106725.208 L 20954.318 106717.528 C 20954.318 106712.408 20957.091 106706.008 20962.638 106698.328 C 20966.905 106692.781 20971.171 106687.021 20975.438 106681.048 L 20974.798 106679.128 L 20978.638 106680.408 L 20979.918 106679.128 L 20978.638 106675.928 L 20979.918 106672.088 L 20981.838 106669.528 L 20984.398 106668.888 L 20984.398 106665.688 C 20984.398 106661.848 20986.958 106659.928 20992.078 106659.928 L 20997.838 106662.488 L 20999.758 106661.208 L 20999.758 106655.448 L 21002.958 106654.168 L 21006.798 106654.808 L 21011.278 106652.248 L 21011.918 106649.688 L 21016.398 106650.968 L 21018.318 106648.408 L 21021.518 106648.408 L 21022.798 106647.128 L 21024.718 106649.048 L 21027.918 106644.568 L 21034.318 106649.048 L 21035.598 106644.568 L 21037.518 106645.848 L 21040.078 106642.648 L 21049.678 106643.288 L 21051.598 106644.568 L 21055.438 106649.048 L 21047.758 106672.088 L 21046.478 106675.928 C 21044.345 106678.061 21042.851 106680.621 21041.998 106683.608 C 21038.158 106683.608 21035.598 106684.035 21034.318 106684.888 L 21034.318 106688.088 L 21037.518 106688.088 L 21037.518 106693.848 C 21032.825 106695.981 21030.265 106699.608 21029.838 106704.728 L 21025.358 106712.408 L 21019.598 106713.688 L 21019.598 106716.888 L 21015.118 106716.248 L 21011.918 106716.248 L 21011.278 106718.168 L 21006.158 106718.168 C 21002.318 106717.741 20998.265 106720.088 20993.998 106725.208 L 20988.878 106723.928 L 20985.038 106724.568 L 20984.398 106729.048 L 20973.518 106729.048 L 20971.598 106727.128 L 20966.478 106730.968 C 20959.651 106730.968 20956.025 106732.675 20955.598 106736.088 L 20953.678 106734.808 C 20952.398 106733.528 20951.758 106730.328 20951.758 106725.208 L 20957.518 106725.208 ZM 20917.328 107093.208 C 20925.435 107075.715 20940.368 107049.901 20962.128 107015.768 C 20983.461 106981.635 20998.181 106956.248 21006.288 106939.608 C 21023.781 106912.301 21036.155 106892.248 21043.408 106879.448 C 21058.768 106852.141 21067.515 106831.875 21069.648 106818.648 C 21087.995 106807.555 21102.075 106799.235 21111.888 106793.688 C 21122.128 106788.141 21130.235 106785.368 21136.208 106785.368 L 21142.608 106790.488 L 21145.168 106800.088 C 21145.168 106802.221 21144.315 106804.568 21142.608 106807.128 L 21140.048 106812.248 C 21140.901 106813.101 21141.328 106816.515 21141.328 106822.488 C 21139.621 106825.475 21138.128 106828.248 21136.848 106830.808 C 21135.568 106832.941 21133.861 106835.288 21131.728 106837.848 L 21131.728 106841.048 C 21133.435 106841.475 21134.715 106841.901 21135.568 106842.328 C 21136.848 106842.328 21138.341 106842.115 21140.048 106841.688 L 21138.128 106844.888 C 21137.701 106845.315 21135.355 106846.168 21131.088 106847.448 L 21126.608 106853.848 L 21132.368 106853.848 L 21131.088 106857.048 L 21122.768 106862.808 C 21121.915 106863.661 21121.915 106864.515 21122.768 106865.368 C 21123.621 106865.795 21124.475 106866.008 21125.328 106866.008 C 21126.181 106865.581 21127.035 106865.368 21127.888 106865.368 C 21127.888 106865.795 21128.101 106866.221 21128.528 106866.648 C 21154.981 106841.048 21177.595 106820.995 21196.368 106806.488 C 21215.568 106791.555 21228.368 106784.088 21234.768 106784.088 L 21243.728 106785.368 C 21243.301 106787.928 21244.155 106789.635 21246.288 106790.488 C 21246.288 106793.048 21245.221 106795.821 21243.088 106798.808 L 21239.248 106799.448 L 21236.688 106813.528 L 21234.128 106812.888 C 21233.275 106814.595 21232.635 106816.088 21232.208 106817.368 L 21226.448 106820.568 L 21223.888 106830.808 L 21229.008 106834.648 C 21228.155 106834.221 21227.515 106834.861 21227.088 106836.568 C 21226.661 106838.275 21226.875 106839.555 21227.728 106840.408 L 21220.688 106845.528 L 21216.208 106849.368 L 21218.768 106849.368 C 21215.355 106860.461 21212.155 106871.341 21209.168 106882.008 C 21208.741 106885.421 21207.675 106887.128 21205.968 106887.128 L 21207.248 106892.888 L 21210.448 106892.888 L 21210.448 106902.488 L 21216.848 106903.768 L 21227.728 106902.488 L 21236.688 106899.928 C 21249.061 106894.808 21264.208 106885.208 21282.128 106871.128 C 21304.315 106853.635 21318.608 106842.968 21325.008 106839.128 L 21325.008 106842.328 C 21321.595 106845.315 21307.088 106858.115 21281.488 106880.728 C 21262.715 106897.368 21249.488 106911.235 21241.808 106922.328 L 21237.328 106921.688 L 21230.928 106931.928 C 21225.808 106934.488 21218.768 106939.181 21209.808 106946.008 L 21197.008 106955.608 L 21198.288 106958.168 C 21192.741 106958.168 21185.915 106959.661 21177.808 106962.648 C 21169.701 106965.208 21162.021 106967.768 21154.768 106970.328 L 21154.768 106967.128 L 21146.448 106966.488 C 21139.621 106963.075 21134.928 106958.168 21132.368 106951.768 C 21130.235 106945.368 21129.168 106937.688 21129.168 106928.728 C 21129.168 106917.208 21131.728 106905.688 21136.848 106894.168 C 21142.395 106882.221 21147.941 106870.701 21153.488 106859.608 L 21099.088 106915.928 C 21099.088 106917.208 21098.235 106918.915 21096.528 106921.048 C 21095.248 106922.755 21093.755 106924.675 21092.048 106926.808 C 21090.341 106928.515 21086.501 106934.915 21080.528 106946.008 C 21074.981 106957.101 21069.861 106964.995 21065.168 106969.688 L 21067.088 106976.728 L 21064.528 106976.088 C 21063.248 106976.088 21061.968 106976.941 21060.688 106978.648 C 21059.408 106980.355 21059.195 106981.635 21060.048 106982.488 C 21060.475 106982.915 21061.328 106982.915 21062.608 106982.488 C 21063.888 106982.061 21064.528 106982.701 21064.528 106984.408 L 21060.688 106985.048 L 21058.128 106991.448 L 21052.368 106995.288 C 21052.368 106996.141 21052.581 106998.061 21053.008 107001.048 L 21045.968 107006.168 L 21045.328 107011.288 C 21047.035 107010.435 21048.741 107011.288 21050.448 107013.848 C 21046.608 107016.408 21042.128 107017.688 21037.008 107017.688 L 21037.008 107021.528 L 21045.328 107020.248 L 21039.568 107027.928 C 21034.021 107029.635 21029.328 107030.275 21025.488 107029.848 L 21023.568 107036.248 L 21031.888 107036.248 L 21037.648 107033.048 L 21037.648 107033.688 C 21036.368 107035.821 21036.155 107037.528 21037.008 107038.808 C 21030.608 107041.368 21025.701 107042.648 21022.288 107042.648 C 21021.435 107043.928 21021.008 107044.781 21021.008 107045.208 C 21019.728 107047.341 21018.661 107048.195 21017.808 107047.768 L 21015.888 107055.448 L 21017.808 107056.088 L 21024.208 107049.048 L 21029.968 107050.968 L 21031.888 107050.328 C 21031.888 107052.888 21030.181 107053.741 21026.768 107052.888 L 21022.928 107054.808 L 21029.328 107056.088 L 21026.128 107063.768 L 21021.648 107063.128 L 21022.288 107068.248 L 21017.808 107077.208 L 21006.288 107074.648 L 21002.448 107079.128 C 21005.008 107080.408 21007.781 107081.048 21010.768 107081.048 C 21012.048 107081.048 21013.968 107080.621 21016.528 107079.768 L 21005.008 107086.168 C 21003.728 107084.461 21002.661 107082.755 21001.808 107081.048 L 20997.328 107092.568 C 20990.501 107095.981 20986.235 107100.035 20984.528 107104.728 L 20980.048 107103.448 L 20982.608 107102.168 L 20981.968 107099.608 L 20973.008 107101.528 C 20973.435 107102.808 20972.581 107104.088 20970.448 107105.368 C 20968.315 107106.648 20966.821 107106.435 20965.968 107104.728 L 20962.128 107107.928 C 20960.848 107106.221 20958.928 107106.435 20956.368 107108.568 C 20953.808 107109.421 20950.395 107110.915 20946.128 107113.048 C 20941.435 107115.181 20938.448 107116.461 20937.168 107116.888 L 20933.328 107116.248 L 20930.128 107120.728 L 20925.648 107119.448 L 20919.888 107121.368 L 20919.248 107116.888 L 20912.848 107111.128 L 20917.328 107093.208 ZM 21215.878 107017.048 L 21213.318 107015.128 C 21214.598 107001.048 21217.158 106988.675 21220.998 106978.008 C 21224.838 106966.915 21234.651 106946.648 21250.438 106917.208 C 21266.651 106890.755 21294.171 106861.101 21332.998 106828.248 C 21376.091 106791.981 21409.158 106773.848 21432.198 106773.848 L 21439.878 106775.128 L 21440.518 106777.048 C 21455.451 106778.328 21465.905 106785.795 21471.878 106799.448 L 21478.918 106816.728 L 21481.478 106816.728 L 21477.638 106828.888 C 21477.638 106830.168 21478.705 106831.661 21480.838 106833.368 C 21481.265 106833.795 21481.905 106834.221 21482.758 106834.648 L 21484.038 106841.048 L 21495.558 106841.688 C 21493.425 106847.235 21486.171 106861.955 21473.798 106885.848 C 21461.851 106909.315 21454.171 106924.248 21450.758 106930.648 L 21447.558 106930.008 L 21450.118 106935.128 L 21442.438 106959.448 L 21439.878 106960.088 L 21435.398 106978.648 L 21432.838 106978.648 C 21434.545 106983.768 21434.545 106988.035 21432.838 106991.448 L 21430.918 107020.248 C 21430.918 107024.941 21433.691 107028.141 21439.238 107029.848 C 21444.785 107028.568 21453.105 107023.448 21464.198 107014.488 C 21475.718 107005.101 21492.358 106989.955 21514.118 106969.048 C 21512.838 106969.901 21512.625 106971.181 21513.478 106972.888 C 21514.758 106974.595 21515.825 106974.808 21516.678 106973.528 C 21506.011 106985.901 21495.558 106998.275 21485.318 107010.648 L 21483.398 107014.488 C 21475.291 107020.461 21467.611 107026.648 21460.358 107033.048 C 21450.971 107041.155 21443.931 107048.408 21439.238 107054.808 L 21436.038 107054.808 L 21432.838 107061.208 L 21427.718 107062.488 C 21425.585 107065.901 21422.171 107069.101 21417.478 107072.088 L 21415.558 107073.368 C 21411.718 107077.208 21405.958 107080.408 21398.278 107082.968 C 21391.025 107085.528 21383.345 107087.661 21375.238 107089.368 C 21367.985 107086.381 21363.291 107080.408 21361.158 107071.448 C 21359.025 107062.061 21357.958 107050.541 21357.958 107036.888 L 21357.958 107019.608 L 21352.198 107026.648 L 21343.238 107033.048 L 21342.598 107036.888 C 21338.758 107040.728 21335.985 107044.568 21334.278 107048.408 L 21331.718 107045.208 L 21327.238 107050.968 L 21322.758 107051.608 L 21318.278 107059.928 C 21315.718 107061.208 21313.158 107062.915 21310.598 107065.048 C 21308.465 107066.755 21305.905 107068.888 21302.918 107071.448 L 21288.838 107079.128 L 21288.838 107084.248 C 21286.278 107085.955 21280.731 107088.728 21272.198 107092.568 C 21267.505 107094.701 21264.091 107096.408 21261.958 107097.688 C 21261.105 107097.261 21257.905 107097.688 21252.358 107098.968 C 21251.505 107098.968 21250.011 107099.395 21247.878 107100.248 C 21240.198 107100.248 21233.585 107097.261 21228.038 107091.288 C 21222.491 107085.315 21218.438 107078.061 21215.878 107069.528 C 21218.011 107069.528 21219.078 107068.035 21219.078 107065.048 C 21217.798 107063.341 21216.945 107062.275 21216.518 107061.848 C 21214.811 107059.288 21213.531 107058.221 21212.678 107058.648 L 21211.398 107050.968 L 21214.598 107046.488 L 21214.598 107034.968 C 21212.891 107035.395 21211.825 107035.181 21211.398 107034.328 C 21210.971 107033.475 21210.758 107031.768 21210.758 107029.208 C 21211.185 107024.515 21211.398 107021.741 21211.398 107020.888 L 21215.878 107017.048 ZM 21290.118 107015.768 C 21290.118 107017.475 21291.398 107021.315 21293.958 107027.288 C 21296.945 107033.261 21299.291 107037.528 21300.998 107040.088 C 21310.811 107040.088 21324.678 107032.835 21342.598 107018.328 L 21364.358 107000.408 C 21364.785 106999.128 21366.705 106992.088 21370.118 106979.288 C 21373.531 106966.061 21376.945 106957.528 21380.358 106953.688 C 21380.358 106948.141 21384.625 106936.408 21393.158 106918.488 C 21402.118 106900.568 21406.598 106884.141 21406.598 106869.208 C 21406.598 106857.261 21404.038 106847.021 21398.918 106838.488 C 21393.798 106829.955 21385.691 106824.835 21374.598 106823.128 C 21371.185 106825.688 21367.771 106828.461 21364.358 106831.448 C 21361.371 106834.008 21359.238 106836.995 21357.958 106840.408 C 21348.998 106850.648 21340.251 106860.675 21331.718 106870.488 L 21329.798 106876.248 C 21327.665 106877.955 21325.745 106880.941 21324.038 106885.208 C 21322.758 106889.048 21321.691 106892.888 21320.838 106896.728 C 21319.131 106898.861 21316.358 106904.621 21312.518 106914.008 C 21304.411 106933.635 21300.145 106945.155 21299.718 106948.568 L 21295.878 106949.848 L 21297.158 106952.408 L 21292.038 106971.608 L 21289.478 106975.448 L 21290.758 106976.728 L 21293.958 106976.728 C 21292.678 106979.715 21290.971 106981.635 21288.838 106982.488 L 21291.398 107001.688 L 21288.838 107004.248 L 21289.478 107008.088 L 21290.118 107015.768 ZM 21667.218 106801.368 C 21668.925 106801.368 21675.751 106797.528 21687.698 106789.848 C 21693.671 106786.008 21698.365 106784.088 21701.778 106784.088 C 21706.045 106784.088 21710.311 106784.941 21714.578 106786.648 C 21718.845 106787.928 21723.111 106790.061 21727.378 106793.048 C 21727.805 106794.755 21728.871 106796.888 21730.578 106799.448 L 21735.058 106803.928 L 21736.338 106807.128 C 21735.485 106808.408 21735.058 106809.688 21735.058 106810.968 L 21741.458 106811.608 L 21738.258 106818.008 C 21740.818 106820.568 21742.311 106821.635 21742.738 106821.208 L 21745.298 106825.688 L 21744.658 106829.528 L 21738.898 106830.808 L 21740.178 106835.288 L 21745.938 106833.368 L 21745.938 106837.208 L 21743.378 106837.208 L 21740.178 106839.768 L 21735.698 106839.768 L 21733.778 106841.048 L 21735.058 106842.328 L 21744.658 106842.968 L 21736.338 106849.368 L 21742.738 106853.848 L 21744.658 106853.208 L 21740.178 106856.408 C 21741.885 106857.261 21742.311 106858.541 21741.458 106860.248 L 21735.058 106860.248 L 21731.858 106867.928 L 21725.458 106866.648 C 21720.338 106876.461 21710.738 106886.701 21696.658 106897.368 C 21682.578 106907.608 21672.338 106915.075 21665.938 106919.768 L 21664.018 106917.208 C 21660.178 106913.795 21658.258 106909.528 21658.258 106904.408 C 21658.258 106901.848 21658.685 106897.795 21659.538 106892.248 C 21660.818 106886.275 21661.458 106882.648 21661.458 106881.368 C 21661.458 106872.835 21660.818 106865.155 21659.538 106858.328 C 21658.258 106851.501 21655.485 106847.021 21651.218 106844.888 L 21648.658 106848.088 C 21643.111 106854.915 21638.631 106860.248 21635.218 106864.088 C 21628.391 106871.768 21623.271 106876.461 21619.858 106878.168 L 21624.338 106882.008 L 21619.218 106883.288 L 21616.018 106890.968 L 21617.938 106894.168 C 21614.951 106895.021 21613.031 106895.448 21612.178 106895.448 L 21609.618 106901.208 C 21607.485 106905.475 21605.991 106908.035 21605.138 106908.888 L 21604.498 106914.648 C 21601.085 106918.061 21598.311 106919.555 21596.178 106919.128 L 21594.258 106933.208 C 21593.405 106932.781 21592.338 106934.701 21591.058 106938.968 C 21589.778 106943.235 21589.138 106945.581 21589.138 106946.008 L 21585.938 106947.288 L 21587.218 106953.688 C 21584.231 106955.395 21582.098 106957.955 21580.818 106961.368 L 21581.458 106969.048 C 21581.458 106971.608 21580.605 106975.021 21578.898 106979.288 C 21577.618 106983.555 21576.338 106987.395 21575.058 106990.808 C 21576.338 107001.048 21577.618 107011.075 21578.898 107020.888 C 21580.178 107030.275 21585.085 107034.968 21593.618 107034.968 C 21603.431 107034.968 21616.231 107030.488 21632.018 107021.528 C 21643.965 107014.701 21655.698 107006.381 21667.218 106996.568 L 21679.378 106987.608 C 21683.645 106984.195 21687.911 106980.568 21692.178 106976.728 L 21694.738 106974.808 L 21700.498 106969.048 L 21703.058 106971.608 L 21698.578 106974.168 L 21700.498 106975.448 C 21684.285 106996.355 21659.111 107020.675 21624.978 107048.408 C 21585.725 107079.981 21557.138 107095.768 21539.218 107095.768 C 21524.711 107095.768 21514.258 107089.155 21507.858 107075.928 C 21501.885 107062.275 21498.898 107047.555 21498.898 107031.768 C 21498.898 107021.101 21500.605 107009.368 21504.018 106996.568 C 21509.138 106981.635 21512.765 106970.541 21514.898 106963.288 C 21527.271 106932.141 21549.885 106902.488 21582.738 106874.328 L 21667.218 106801.368 ZM 21743.858 107087.448 L 21730.418 107103.448 L 21727.858 107103.448 C 21715.058 107118.381 21706.311 107129.901 21701.618 107138.008 C 21693.511 107152.088 21689.458 107166.168 21689.458 107180.248 C 21689.458 107183.661 21690.525 107187.928 21692.658 107193.048 C 21694.791 107198.595 21696.925 107203.075 21699.058 107206.488 L 21702.258 107206.488 L 21709.298 107210.968 L 21710.578 107213.528 C 21713.991 107214.808 21717.831 107215.448 21722.098 107215.448 C 21760.925 107215.448 21795.911 107177.901 21827.058 107102.808 C 21838.151 107073.795 21849.458 107044.781 21860.978 107015.768 C 21858.845 107016.195 21856.925 107017.475 21855.218 107019.608 C 21853.511 107021.741 21852.018 107023.875 21850.738 107026.008 L 21848.178 107024.728 C 21846.898 107024.728 21845.831 107025.581 21844.978 107027.288 C 21842.845 107031.128 21840.498 107033.048 21837.938 107033.048 C 21836.658 107033.048 21834.738 107034.328 21832.178 107036.888 C 21829.618 107039.448 21827.698 107040.728 21826.418 107040.728 L 21824.498 107042.008 L 21821.298 107047.768 C 21816.605 107049.048 21812.338 107050.541 21808.498 107052.248 C 21801.671 107056.088 21794.845 107059.715 21788.018 107063.128 C 21785.885 107065.261 21783.751 107067.181 21781.618 107068.888 L 21780.338 107067.608 L 21768.818 107070.808 C 21766.258 107069.955 21764.125 107069.101 21762.418 107068.248 C 21759.005 107066.115 21756.658 107064.621 21755.378 107063.768 C 21754.098 107062.915 21753.031 107062.061 21752.178 107061.208 C 21748.765 107056.515 21746.205 107052.248 21744.498 107048.408 C 21743.218 107044.568 21742.151 107040.301 21741.298 107035.608 L 21742.578 107036.888 L 21743.218 107033.688 L 21740.658 107032.408 L 21740.658 107026.008 L 21746.418 107026.648 C 21744.285 107024.088 21742.578 107022.168 21741.298 107020.888 L 21737.458 107015.128 C 21737.458 107013.421 21738.098 107012.141 21739.378 107011.288 C 21741.085 107010.008 21742.578 107009.795 21743.858 107010.648 L 21740.658 107002.328 L 21741.298 106997.208 C 21741.298 106992.088 21741.085 106989.101 21740.658 106988.248 L 21744.498 106976.728 C 21745.351 106976.301 21746.205 106975.661 21747.058 106974.808 C 21747.058 106972.248 21745.991 106970.541 21743.858 106969.688 L 21747.698 106958.808 L 21752.818 106960.088 L 21752.178 106956.248 L 21750.258 106950.488 C 21759.645 106929.155 21772.871 106905.901 21789.938 106880.728 C 21803.165 106861.528 21819.378 106840.195 21838.578 106816.728 C 21839.431 106816.301 21840.071 106815.875 21840.498 106815.448 C 21841.351 106814.595 21841.991 106813.528 21842.418 106812.248 C 21843.271 106810.968 21845.191 106809.261 21848.178 106807.128 C 21851.591 106804.995 21854.791 106803.075 21857.778 106801.368 C 21860.765 106799.235 21865.031 106796.675 21870.578 106793.688 C 21876.551 106790.275 21882.098 106787.501 21887.218 106785.368 C 21886.791 106784.515 21887.005 106783.661 21887.858 106782.808 C 21889.138 106781.955 21890.205 106782.595 21891.058 106784.728 L 21903.218 106781.528 L 21903.858 106784.728 C 21903.858 106786.861 21902.365 106790.915 21899.378 106796.888 C 21896.391 106802.435 21893.831 106807.555 21891.698 106812.248 L 21887.218 106816.728 L 21879.538 106829.528 C 21876.978 106833.795 21875.058 106837.635 21873.778 106841.048 C 21872.498 106842.328 21871.645 106843.395 21871.218 106844.248 L 21871.218 106847.448 L 21862.898 106859.608 L 21860.338 106864.088 L 21853.298 106871.768 L 21854.578 106874.968 L 21850.738 106880.728 L 21840.498 106901.208 L 21837.938 106900.568 C 21835.378 106910.381 21832.818 106919.341 21830.258 106927.448 C 21825.138 106944.088 21821.938 106953.048 21820.658 106954.328 C 21821.085 106955.608 21820.658 106960.515 21819.378 106969.048 C 21818.525 106977.581 21817.671 106985.048 21816.818 106991.448 C 21816.818 106994.008 21818.098 106998.275 21820.658 107004.248 C 21823.645 107010.221 21824.498 107014.915 21823.218 107018.328 C 21833.031 107015.341 21841.138 107012.141 21847.538 107008.728 C 21850.951 107007.021 21858.418 107002.328 21869.938 106994.648 C 21883.165 106967.768 21894.045 106945.795 21902.578 106928.728 C 21917.938 106898.861 21931.805 106873.901 21944.178 106853.848 C 21959.538 106828.675 21972.978 106810.541 21984.498 106799.448 C 21985.778 106799.875 21987.698 106799.448 21990.258 106798.168 C 21992.818 106796.461 21994.098 106795.181 21994.098 106794.328 C 22000.071 106792.195 22005.831 106790.061 22011.378 106787.928 C 22016.925 106785.795 22022.685 106782.808 22028.658 106778.968 L 22031.218 106780.888 L 22035.698 106775.768 C 22036.978 106776.195 22038.898 106775.981 22041.458 106775.128 C 22044.445 106773.848 22046.151 106773.208 22046.578 106773.208 L 22051.058 106775.768 L 22046.578 106785.368 L 22049.138 106785.368 C 22047.431 106791.768 22045.298 106797.528 22042.738 106802.648 C 22040.605 106807.341 22037.191 106813.101 22032.498 106819.928 C 22028.231 106826.755 22023.965 106833.368 22019.698 106839.768 L 22017.138 106846.168 L 22010.098 106849.368 C 22008.391 106852.781 22008.178 106855.768 22009.458 106858.328 L 22001.778 106869.848 C 21999.218 106873.261 21997.298 106874.968 21996.018 106874.968 L 21992.818 106885.208 L 21990.258 106891.608 L 21980.658 106912.728 L 21978.098 106912.728 C 21975.965 106917.421 21974.045 106921.901 21972.338 106926.168 C 21971.058 106930.008 21970.631 106932.781 21971.058 106934.488 L 21965.938 106942.808 L 21968.498 106947.928 L 21964.018 106954.968 L 21956.978 106962.008 L 21954.418 106962.648 L 21957.618 106967.768 C 21954.631 106969.475 21951.858 106970.968 21949.298 106972.248 L 21951.858 106979.288 L 21945.458 106988.888 L 21946.738 106994.648 L 21944.818 106992.088 L 21944.178 107001.048 L 21939.698 107001.688 C 21938.845 107003.395 21937.351 107006.168 21935.218 107010.008 C 21933.511 107013.421 21931.165 107018.755 21928.178 107026.008 L 21930.098 107029.208 L 21927.538 107029.208 L 21923.058 107039.448 L 21920.498 107039.448 C 21919.645 107042.008 21917.938 107044.781 21915.378 107047.768 C 21913.245 107050.328 21911.751 107051.821 21910.898 107052.248 L 21912.178 107057.368 L 21908.338 107066.968 L 21904.498 107067.608 C 21904.498 107072.728 21902.578 107078.275 21898.738 107084.248 C 21897.031 107086.808 21894.685 107089.795 21891.698 107093.208 L 21869.298 107125.848 L 21866.738 107125.848 C 21863.751 107131.395 21859.911 107135.448 21855.218 107138.008 L 21853.298 107145.048 L 21850.738 107147.608 L 21844.338 107150.168 C 21836.231 107169.368 21810.845 107193.901 21768.178 107223.768 C 21725.511 107253.635 21693.298 107268.568 21671.538 107268.568 C 21657.885 107268.568 21646.578 107262.808 21637.618 107251.288 C 21628.231 107239.768 21623.538 107226.968 21623.538 107212.888 C 21623.538 107191.128 21638.045 107164.248 21667.058 107132.248 C 21695.645 107100.675 21720.178 107082.968 21740.658 107079.128 L 21743.858 107087.448 ZM 22272.298 107010.648 L 22273.578 107001.688 L 22277.418 107000.408 L 22278.058 106994.008 L 22276.778 106992.728 L 22281.258 106988.248 C 22284.245 106984.835 22285.738 106982.061 22285.738 106979.928 C 22285.738 106977.795 22284.245 106976.728 22281.258 106976.728 L 22283.178 106975.448 C 22285.311 106974.168 22286.378 106972.461 22286.378 106970.328 C 22286.378 106966.061 22287.445 106962.435 22289.578 106959.448 C 22292.138 106956.461 22294.058 106955.608 22295.338 106956.888 L 22294.698 106951.768 L 22295.978 106945.368 L 22298.538 106945.368 L 22297.258 106939.608 L 22300.458 106937.688 L 22299.178 106936.408 L 22303.658 106935.128 L 22302.378 106929.368 L 22308.138 106925.528 L 22305.578 106920.408 C 22306.005 106919.128 22306.645 106918.061 22307.498 106917.208 C 22308.351 106915.928 22309.418 106915.715 22310.698 106916.568 L 22310.698 106907.608 C 22312.831 106906.328 22313.898 106905.261 22313.898 106904.408 C 22314.325 106903.128 22315.391 106902.488 22317.098 106902.488 L 22319.018 106901.848 C 22317.311 106896.728 22319.018 106891.608 22324.138 106886.488 C 22323.285 106885.208 22323.285 106884.568 22324.138 106884.568 C 22324.991 106884.141 22326.058 106883.715 22327.338 106883.288 L 22327.338 106876.888 C 22329.045 106878.595 22330.325 106878.595 22331.178 106876.888 C 22332.458 106874.755 22333.098 106870.915 22333.098 106865.368 L 22338.858 106864.088 L 22341.418 106858.968 L 22340.138 106851.288 L 22335.018 106851.288 C 22330.325 106851.288 22319.445 106854.061 22302.378 106859.608 C 22292.991 106862.595 22285.951 106864.088 22281.258 106864.088 L 22274.218 106862.808 L 22301.098 106823.128 L 22306.858 106819.928 C 22311.125 106810.115 22321.791 106802.861 22338.858 106798.168 C 22358.911 106794.755 22371.925 106792.408 22377.898 106791.128 C 22386.005 106782.595 22395.391 106770.648 22406.058 106755.288 C 22415.018 106742.488 22423.978 106729.475 22432.938 106716.248 C 22443.178 106703.448 22451.498 106694.061 22457.898 106688.088 C 22469.418 106676.995 22479.871 106670.381 22489.258 106668.248 C 22491.391 106665.261 22495.018 106662.488 22500.138 106659.928 C 22505.685 106657.368 22510.591 106655.448 22514.858 106654.168 L 22519.978 106662.488 C 22519.125 106666.328 22516.991 106671.661 22513.578 106678.488 L 22509.098 106686.168 L 22501.418 106690.648 C 22500.565 106697.475 22497.365 106704.941 22491.818 106713.048 C 22486.271 106721.155 22482.645 106727.555 22480.938 106732.248 L 22475.818 106734.168 L 22478.378 106740.568 C 22474.965 106740.568 22473.258 106740.995 22473.258 106741.848 L 22473.258 106747.608 L 22468.778 106752.088 L 22465.578 106752.088 L 22457.258 106771.928 L 22450.858 106771.928 C 22452.565 106775.341 22452.778 106778.541 22451.498 106781.528 L 22496.298 106780.248 C 22503.125 106780.248 22509.951 106780.461 22516.778 106780.888 C 22523.605 106780.888 22530.645 106781.955 22537.898 106784.088 C 22534.911 106791.341 22531.711 106797.315 22528.298 106802.008 L 22523.178 106802.648 L 22519.978 106809.688 L 22512.298 106812.248 L 22507.178 106819.928 C 22503.338 106825.048 22498.645 106829.315 22493.098 106832.728 C 22487.978 106836.141 22481.791 106839.128 22474.538 106841.688 L 22460.458 106839.768 L 22438.698 106841.688 C 22437.845 106840.408 22433.791 106840.835 22426.538 106842.968 C 22419.711 106844.675 22415.658 106845.315 22414.378 106844.888 C 22413.098 106844.461 22412.031 106845.101 22411.178 106846.808 C 22410.751 106848.088 22409.898 106848.515 22408.618 106848.088 C 22405.205 106855.341 22402.858 106860.675 22401.578 106864.088 C 22396.885 106874.755 22394.111 106882.008 22393.258 106885.848 L 22390.058 106892.248 C 22382.805 106902.915 22377.685 106911.448 22374.698 106917.848 C 22372.138 106924.248 22370.218 106931.075 22368.938 106938.328 C 22367.658 106937.901 22366.591 106938.541 22365.738 106940.248 C 22365.311 106941.528 22365.525 106942.808 22366.378 106944.088 L 22363.818 106951.128 L 22358.058 106953.048 C 22359.338 106954.755 22360.831 106956.248 22362.538 106957.528 C 22359.125 106963.928 22357.205 106967.555 22356.778 106968.408 C 22355.071 106972.675 22354.218 106976.728 22354.218 106980.568 L 22352.298 106982.488 L 22352.938 106986.968 C 22351.658 106990.808 22350.805 106993.795 22350.378 106995.928 C 22348.245 107003.608 22347.178 107008.088 22347.178 107009.368 C 22347.178 107016.195 22348.245 107021.528 22350.378 107025.368 C 22352.511 107029.208 22356.565 107031.128 22362.538 107031.128 C 22377.471 107031.128 22400.511 107018.968 22431.658 106994.648 C 22458.111 106973.741 22475.178 106957.741 22482.858 106946.648 L 22487.338 106946.648 L 22474.538 106963.288 C 22469.418 106970.541 22460.671 106980.568 22448.298 106993.368 C 22434.218 107007.875 22424.618 107017.901 22419.498 107023.448 C 22414.805 107028.995 22409.471 107034.755 22403.498 107040.728 C 22397.951 107046.701 22392.191 107051.821 22386.218 107056.088 L 22384.298 107057.368 C 22380.031 107062.488 22374.911 107067.395 22368.938 107072.088 C 22359.125 107080.195 22353.578 107084.888 22352.298 107086.168 L 22350.378 107083.608 C 22348.245 107083.608 22345.045 107085.528 22340.778 107089.368 C 22338.218 107091.928 22336.298 107093.421 22335.018 107093.848 L 22336.298 107095.768 C 22331.178 107096.621 22327.125 107099.181 22324.138 107103.448 L 22307.498 107106.008 C 22295.125 107106.008 22285.311 107099.821 22278.058 107087.448 C 22270.805 107075.075 22267.178 107062.275 22267.178 107049.048 L 22267.178 107032.408 C 22267.605 107026.861 22268.885 107021.101 22271.018 107015.128 L 22272.298 107010.648 ZM 22445.918 107088.728 L 22452.318 107065.688 L 22449.758 107063.768 L 22453.598 107063.128 L 22452.958 107060.568 C 22458.931 107054.168 22464.905 107043.501 22470.878 107028.568 C 22475.145 107018.328 22478.131 107011.288 22479.838 107007.448 L 22491.998 106981.848 L 22494.558 106981.848 L 22496.478 106972.888 L 22505.438 106958.808 L 22506.078 106956.248 C 22506.078 106952.835 22513.971 106937.688 22529.758 106910.808 C 22545.545 106883.501 22554.078 106866.861 22555.358 106860.888 C 22557.065 106861.315 22558.771 106860.248 22560.478 106857.688 C 22562.611 106855.128 22563.678 106852.995 22563.678 106851.288 C 22564.105 106849.155 22564.318 106847.661 22564.318 106846.808 C 22564.745 106845.528 22565.598 106845.315 22566.878 106846.168 L 22573.278 106827.608 L 22577.118 106825.688 L 22575.838 106823.768 C 22577.545 106819.501 22580.105 106814.595 22583.518 106809.048 C 22586.931 106803.075 22589.278 106798.808 22590.558 106796.248 L 22589.278 106794.968 C 22589.278 106794.115 22589.918 106793.261 22591.198 106792.408 C 22592.478 106791.128 22593.545 106790.275 22594.398 106789.848 L 22602.078 106770.008 C 22602.931 106770.861 22603.998 106770.435 22605.278 106768.728 C 22606.558 106767.021 22606.131 106765.528 22603.998 106764.248 L 22612.958 106754.648 L 22612.318 106751.448 L 22615.518 106745.688 C 22616.798 106746.115 22617.651 106745.688 22618.078 106744.408 L 22620.638 106739.288 L 22623.838 106734.168 C 22627.678 106729.901 22631.945 106723.501 22636.638 106714.968 C 22639.198 106710.701 22643.038 106703.661 22648.158 106693.848 C 22650.291 106691.715 22653.491 106686.381 22657.758 106677.848 C 22662.451 106669.315 22664.585 106663.981 22664.158 106661.848 C 22665.011 106660.141 22666.505 106658.435 22668.638 106656.728 C 22670.771 106654.595 22673.758 106652.461 22677.598 106650.328 L 22676.958 106647.768 C 22676.958 106645.208 22680.371 106642.221 22687.198 106638.808 C 22694.025 106634.968 22699.145 106632.835 22702.558 106632.408 L 22705.758 106631.128 L 22707.038 106629.848 C 22708.745 106631.128 22710.451 106632.195 22712.158 106633.048 L 22712.158 106630.488 C 22714.718 106629.208 22719.625 106627.288 22726.878 106624.728 C 22734.558 106622.168 22739.891 106620.888 22742.878 106620.888 C 22744.585 106622.168 22746.505 106623.448 22748.638 106624.728 L 22744.158 106640.728 L 22740.318 106641.368 L 22742.238 106646.488 C 22742.238 106649.475 22741.385 106651.608 22739.678 106652.888 C 22737.971 106654.168 22736.265 106655.235 22734.558 106656.088 L 22734.558 106659.928 L 22730.078 106665.048 L 22730.718 106670.168 L 22728.798 106676.568 L 22725.598 106675.928 C 22723.891 106675.928 22722.398 106676.995 22721.118 106679.128 C 22720.265 106680.835 22720.691 106682.968 22722.398 106685.528 L 22725.598 106685.528 C 22725.598 106686.381 22724.105 106687.235 22721.118 106688.088 C 22718.558 106688.515 22717.491 106689.368 22717.918 106690.648 L 22710.878 106692.568 C 22712.585 106693.421 22712.798 106694.488 22711.518 106695.768 C 22710.665 106696.621 22709.385 106697.688 22707.678 106698.968 C 22707.678 106700.675 22707.465 106702.381 22707.038 106704.088 C 22707.038 106705.368 22706.611 106705.795 22705.758 106705.368 L 22710.238 106716.248 L 22704.478 106718.808 L 22703.838 106722.008 L 22696.798 106720.088 L 22694.238 106722.648 L 22702.558 106729.048 L 22701.918 106730.968 L 22694.238 106729.688 L 22684.638 106732.888 L 22684.638 106738.008 L 22690.398 106738.648 L 22685.918 106742.488 L 22678.878 106741.848 L 22676.958 106743.128 L 22683.358 106748.888 L 22685.918 106746.328 L 22689.758 106750.168 L 22694.238 106750.808 L 22687.838 106760.408 L 22677.598 106761.688 L 22678.878 106763.608 L 22678.878 106770.008 L 22676.958 106771.288 L 22683.998 106771.928 L 22678.878 106775.128 L 22671.838 106773.208 L 22675.038 106779.608 L 22670.558 106779.608 L 22674.398 106786.648 L 22676.318 106786.008 C 22673.331 106790.275 22669.065 106792.408 22663.518 106792.408 L 22663.518 106794.968 L 22673.118 106794.968 L 22671.838 106796.888 L 22664.798 106798.808 C 22665.651 106800.088 22666.078 106802.648 22666.078 106806.488 L 22660.318 106808.408 L 22659.678 106813.528 C 22657.118 106814.381 22655.198 106815.235 22653.918 106816.088 L 22650.078 106816.088 L 22652.638 106822.488 L 22647.518 106832.088 C 22649.651 106832.941 22650.931 106832.941 22651.358 106832.088 L 22653.278 106830.168 L 22653.918 106832.728 C 22651.785 106834.861 22650.931 106836.141 22651.358 106836.568 L 22645.598 106835.288 C 22646.451 106838.275 22645.598 106839.981 22643.038 106840.408 L 22638.558 106840.408 L 22637.278 106844.248 L 22643.678 106847.448 L 22639.198 106847.448 C 22633.651 106847.448 22630.878 106849.581 22630.878 106853.848 C 22630.878 106859.395 22632.798 106862.168 22636.638 106862.168 L 22687.838 106822.488 C 22712.158 106805.421 22730.931 106796.888 22744.158 106796.888 C 22747.145 106796.888 22749.918 106797.741 22752.478 106799.448 C 22758.025 106803.288 22761.438 106805.208 22762.718 106805.208 C 22764.425 106805.208 22765.278 106806.061 22765.278 106807.768 C 22765.278 106809.475 22765.065 106811.181 22764.638 106812.888 L 22768.478 106812.888 C 22769.331 106814.595 22769.971 106817.581 22770.398 106821.848 C 22770.825 106826.115 22771.251 106828.888 22771.678 106830.168 L 22772.318 106832.088 L 22770.398 106838.488 L 22773.598 106842.328 C 22772.318 106845.315 22771.251 106848.088 22770.398 106850.648 C 22769.545 106852.781 22768.478 106854.701 22767.198 106856.408 L 22770.398 106858.328 C 22769.545 106860.888 22768.691 106863.235 22767.838 106865.368 L 22760.798 106871.128 L 22762.718 106875.608 C 22762.718 106879.021 22761.651 106880.941 22759.518 106881.368 C 22757.385 106881.795 22756.318 106884.781 22756.318 106890.328 L 22753.118 106890.328 L 22754.398 106895.448 L 22746.078 106898.648 C 22748.211 106900.355 22749.278 106901.848 22749.278 106903.128 C 22749.278 106904.408 22748.211 106905.688 22746.078 106906.968 C 22743.945 106908.248 22742.451 106908.461 22741.598 106907.608 L 22743.518 106914.648 C 22741.811 106913.795 22740.318 106914.435 22739.038 106916.568 C 22738.185 106918.275 22738.398 106919.768 22739.678 106921.048 C 22734.985 106928.301 22732.638 106934.488 22732.638 106939.608 L 22728.798 106939.608 C 22727.091 106939.608 22726.451 106940.461 22726.878 106942.168 C 22727.305 106943.875 22727.945 106944.941 22728.798 106945.368 L 22722.398 106953.688 L 22719.198 106954.968 L 22723.038 106960.088 C 22719.625 106960.088 22718.131 106961.368 22718.558 106963.928 C 22719.411 106966.061 22719.198 106967.555 22717.918 106968.408 C 22716.638 106969.261 22715.358 106969.901 22714.078 106970.328 L 22716.638 106978.648 L 22710.878 106981.208 L 22708.958 106988.248 L 22710.878 106989.528 L 22707.038 106992.088 C 22705.758 106992.941 22704.905 106993.368 22704.478 106993.368 L 22700.638 106999.128 L 22702.558 107003.608 C 22702.558 107004.888 22701.918 107005.955 22700.638 107006.808 C 22699.358 107007.661 22698.078 107008.301 22696.798 107008.728 L 22697.438 107010.648 C 22699.145 107011.501 22700.211 107012.141 22700.638 107012.568 L 22701.918 107013.848 C 22700.638 107015.981 22699.571 107018.115 22698.718 107020.248 C 22697.865 107022.381 22696.371 107023.021 22694.238 107022.168 L 22692.318 107028.568 L 22699.998 107033.688 C 22704.265 107033.261 22711.518 107028.781 22721.758 107020.248 C 22735.411 107008.301 22749.278 106996.355 22763.358 106984.408 L 22767.838 106983.128 L 22769.118 106979.928 C 22770.825 106978.648 22773.171 106977.155 22776.158 106975.448 C 22779.145 106973.315 22781.491 106972.461 22783.198 106972.888 L 22772.958 106989.528 C 22761.011 107002.755 22738.185 107023.235 22704.478 107050.968 C 22666.505 107082.115 22643.251 107097.688 22634.718 107097.688 C 22624.051 107097.688 22617.011 107093.208 22613.598 107084.248 C 22610.611 107074.861 22609.118 107063.768 22609.118 107050.968 L 22610.398 107049.688 L 22610.398 107042.008 C 22611.678 107042.435 22612.318 107041.795 22612.318 107040.088 C 22612.745 107037.955 22612.958 107035.608 22612.958 107033.048 C 22615.091 107030.488 22616.585 107027.715 22617.438 107024.728 C 22618.291 107021.741 22618.931 107018.541 22619.358 107015.128 L 22621.278 107009.368 L 22623.198 107008.728 C 22627.465 106998.915 22636.638 106980.568 22650.718 106953.688 C 22675.465 106907.181 22687.838 106875.181 22687.838 106857.688 L 22683.358 106846.808 C 22676.531 106848.088 22668.211 106852.781 22658.398 106860.888 L 22616.158 106895.448 L 22614.238 106905.048 L 22609.758 106904.408 L 22606.558 106907.608 L 22612.958 106912.088 L 22605.918 106912.728 L 22605.918 106915.928 L 22600.798 106917.208 C 22600.798 106920.195 22602.078 106921.688 22604.638 106921.688 L 22609.758 106924.248 L 22605.918 106925.528 L 22598.238 106925.528 C 22596.105 106925.528 22595.465 106927.021 22596.318 106930.008 L 22589.278 106930.008 L 22593.758 106936.408 C 22592.905 106937.261 22592.905 106939.821 22593.758 106944.088 L 22594.398 106937.688 L 22596.958 106937.688 C 22599.518 106938.541 22601.225 106938.968 22602.078 106938.968 L 22593.118 106945.368 L 22585.438 106944.088 C 22581.598 106946.648 22580.318 106949.208 22581.598 106951.768 L 22591.198 106955.608 L 22593.118 106954.968 L 22591.838 106957.528 C 22588.851 106960.515 22586.078 106961.155 22583.518 106959.448 L 22580.958 106965.208 L 22584.158 106965.848 C 22579.038 106965.421 22573.705 106966.701 22568.158 106969.688 L 22568.158 106972.888 L 22571.358 106978.008 L 22577.118 106977.368 L 22579.038 106978.648 C 22579.038 106982.488 22577.971 106984.408 22575.838 106984.408 C 22572.425 106983.128 22569.865 106982.488 22568.158 106982.488 L 22564.958 106990.168 L 22568.158 106991.448 L 22553.438 107005.528 L 22559.198 107010.008 L 22561.758 107010.008 L 22561.758 107013.208 L 22558.558 107013.208 L 22548.958 107016.408 L 22545.118 107018.328 C 22544.265 107020.461 22544.265 107021.741 22545.118 107022.168 C 22545.971 107022.595 22546.825 107022.808 22547.678 107022.808 L 22534.878 107031.768 L 22532.318 107038.808 C 22533.171 107038.381 22534.238 107037.955 22535.518 107037.528 C 22535.945 107039.235 22535.518 107040.728 22534.238 107042.008 C 22532.958 107042.861 22532.105 107043.501 22531.678 107043.928 L 22535.518 107045.208 L 22532.958 107052.888 L 22527.838 107057.368 C 22526.131 107056.515 22523.145 107058.435 22518.878 107063.128 C 22517.598 107064.408 22515.678 107066.541 22513.118 107069.528 C 22510.558 107072.515 22506.931 107074.861 22502.238 107076.568 C 22493.705 107079.981 22488.371 107083.181 22486.238 107086.168 C 22482.825 107087.448 22480.478 107087.021 22479.198 107084.888 L 22475.998 107091.288 C 22471.731 107092.568 22467.678 107092.995 22463.838 107092.568 L 22457.438 107096.408 C 22456.158 107095.555 22454.878 107094.915 22453.598 107094.488 L 22449.758 107094.488 C 22446.771 107094.488 22445.278 107093.208 22445.278 107090.648 L 22445.918 107088.728 ZM 22786.398 107018.328 L 22786.398 107015.768 L 22789.598 107005.528 C 22788.745 107005.528 22787.891 107005.315 22787.038 107004.888 C 22786.611 107002.755 22787.465 107001.475 22789.598 107001.048 L 22789.598 106996.568 L 22792.158 106996.568 L 22790.238 106986.968 C 22790.238 106983.555 22792.585 106976.301 22797.278 106965.208 C 22800.691 106957.101 22804.318 106948.995 22808.158 106940.888 L 22810.718 106940.888 C 22815.411 106926.381 22829.065 106907.395 22851.678 106883.928 C 22874.718 106860.035 22893.705 106844.675 22908.638 106837.848 C 22928.265 106823.768 22945.758 106812.461 22961.118 106803.928 C 22985.011 106790.275 23003.785 106783.448 23017.438 106783.448 C 23028.531 106783.448 23037.065 106787.075 23043.038 106794.328 C 23049.011 106801.581 23051.998 106810.755 23051.998 106821.848 L 23051.358 106828.888 C 23050.505 106830.595 23049.651 106832.088 23048.798 106833.368 C 23048.798 106834.221 23048.585 106836.141 23048.158 106839.128 C 23047.305 106840.408 23046.665 106841.475 23046.238 106842.328 L 23041.118 106853.848 C 23039.411 106854.701 23038.345 106855.128 23037.918 106855.128 C 23037.918 106855.981 23038.131 106856.621 23038.558 106857.048 L 23030.878 106867.928 L 23027.678 106869.208 L 23026.398 106874.328 C 23025.545 106873.901 23023.411 106875.181 23019.998 106878.168 L 23014.238 106883.928 L 23008.478 106883.288 L 23002.078 106887.128 C 23003.358 106887.555 23004.851 106887.981 23006.558 106888.408 L 22996.318 106896.088 L 22993.118 106894.168 L 22991.198 106894.808 L 22991.838 106899.288 L 22979.678 106902.488 C 22973.705 106908.888 22963.678 106914.861 22949.598 106920.408 C 22944.905 106922.115 22938.078 106924.461 22929.118 106927.448 C 22927.838 106928.301 22926.558 106928.941 22925.278 106929.368 C 22923.571 106929.368 22920.371 106930.435 22915.678 106932.568 C 22911.411 106934.701 22909.065 106935.768 22908.638 106935.768 C 22903.518 106938.328 22896.905 106941.315 22888.798 106944.728 C 22880.691 106948.141 22875.571 106949.421 22873.438 106948.568 L 22867.678 106962.008 C 22868.531 106961.581 22869.385 106962.435 22870.238 106964.568 L 22867.678 106963.288 L 22864.478 106963.288 L 22864.478 106967.128 L 22868.958 106969.048 C 22868.105 106969.048 22867.038 106972.461 22865.758 106979.288 C 22864.478 106986.115 22863.838 106992.941 22863.838 106999.768 C 22863.838 107010.861 22866.398 107020.035 22871.518 107027.288 C 22876.638 107034.115 22884.318 107037.528 22894.558 107037.528 C 22905.651 107037.528 22919.945 107031.981 22937.438 107020.888 C 22951.091 107012.355 22964.745 107003.608 22978.398 106994.648 C 22986.505 106987.395 22994.611 106979.928 23002.718 106972.248 C 23006.131 106969.688 23011.465 106966.275 23018.718 106962.008 L 23020.638 106967.768 C 23018.505 106972.035 23013.598 106977.155 23005.918 106983.128 C 22998.665 106989.101 22993.971 106993.368 22991.838 106995.928 L 22989.278 106995.928 L 22981.598 107002.328 L 22978.398 107005.528 L 22973.918 107011.928 L 22971.358 107011.928 L 22958.558 107024.728 C 22952.585 107030.701 22947.891 107034.968 22944.478 107037.528 L 22902.878 107069.528 C 22900.745 107069.955 22899.251 107070.381 22898.398 107070.808 C 22897.545 107071.235 22897.971 107072.088 22899.678 107073.368 L 22879.838 107084.888 L 22879.838 107081.688 L 22873.438 107084.888 L 22874.078 107087.448 C 22872.798 107087.875 22869.811 107088.088 22865.118 107088.088 L 22862.558 107090.008 L 22856.798 107090.008 L 22853.598 107093.848 C 22852.318 107092.995 22849.545 107092.568 22845.278 107092.568 L 22829.278 107092.568 L 22830.558 107090.008 C 22828.425 107090.435 22825.651 107090.221 22822.238 107089.368 C 22819.251 107088.515 22816.051 107087.448 22812.638 107086.168 L 22812.638 107083.608 L 22817.118 107082.328 L 22815.198 107081.048 L 22807.518 107081.048 C 22804.531 107079.768 22802.185 107077.421 22800.478 107074.008 L 22804.958 107072.728 L 22803.038 107069.528 L 22796.638 107070.168 C 22794.078 107064.195 22793.438 107059.075 22794.718 107054.808 L 22791.518 107055.448 L 22791.518 107052.888 C 22794.078 107052.888 22795.145 107052.035 22794.718 107050.328 L 22788.958 107050.328 C 22791.518 107048.621 22792.798 107046.061 22792.798 107042.648 L 22787.678 107033.688 L 22790.238 107031.128 L 22786.398 107025.368 L 22786.398 107018.328 ZM 22959.198 106897.368 C 22966.451 106891.395 22972.211 106884.355 22976.478 106876.248 C 22981.171 106867.715 22983.518 106859.181 22983.518 106850.648 C 22983.518 106845.528 22981.811 106840.835 22978.398 106836.568 C 22974.985 106832.301 22970.505 106830.168 22964.958 106830.168 C 22961.971 106830.168 22959.838 106831.448 22958.558 106834.008 L 22952.798 106834.008 L 22955.358 106837.208 L 22957.278 106835.928 L 22938.718 106849.368 C 22937.438 106853.208 22934.451 106856.408 22929.758 106858.968 L 22921.438 106864.728 L 22921.438 106867.288 L 22926.558 106867.288 L 22920.158 106868.568 L 22917.598 106870.488 L 22913.758 106873.688 L 22911.838 106876.888 L 22909.278 106876.888 L 22907.998 106878.808 C 22907.998 106879.661 22909.705 106880.728 22913.118 106882.008 L 22909.278 106885.208 C 22907.998 106885.208 22904.585 106887.341 22899.038 106891.608 L 22897.758 106899.288 L 22896.478 106902.488 L 22893.918 106902.488 L 22886.878 106912.088 L 22888.798 106909.528 L 22891.998 106909.528 L 22888.798 106912.728 L 22886.238 106913.368 L 22886.238 106915.928 C 22879.838 106916.781 22875.998 106917.848 22874.718 106919.128 L 22876.638 106921.048 L 22878.558 106919.768 L 22884.318 106919.768 L 22882.398 106922.968 L 22879.838 106922.968 L 22879.838 106928.088 L 22881.758 106929.368 C 22878.771 106929.368 22876.638 106930.648 22875.358 106933.208 C 22886.451 106933.208 22901.385 106929.368 22920.158 106921.688 C 22938.931 106913.581 22951.945 106905.475 22959.198 106897.368 ZM 23210.778 106791.768 L 23213.338 106786.008 L 23217.818 106784.728 L 23219.738 106789.208 L 23223.578 106784.088 L 23225.498 106783.448 L 23229.978 106790.488 L 23234.458 106790.488 L 23233.178 106786.008 L 23236.378 106786.008 C 23238.938 106786.008 23244.485 106788.141 23253.018 106792.408 C 23253.445 106793.688 23254.085 106794.755 23254.938 106795.608 C 23257.071 106796.035 23258.565 106796.248 23259.418 106796.248 L 23265.178 106812.888 L 23266.458 106810.968 L 23270.298 106811.608 L 23268.378 106819.288 L 23272.218 106830.808 L 23274.138 106834.648 C 23274.138 106838.061 23273.711 106840.621 23272.858 106842.328 C 23272.431 106844.035 23271.791 106845.955 23270.938 106848.088 C 23270.938 106849.795 23271.791 106852.568 23273.498 106856.408 C 23273.071 106858.968 23272.431 106863.661 23271.578 106870.488 C 23270.725 106877.315 23270.298 106882.008 23270.298 106884.568 L 23265.818 106889.048 L 23267.098 106895.448 L 23263.898 106898.008 L 23264.538 106901.208 L 23265.178 106903.768 C 23263.045 106910.168 23259.631 106918.488 23254.938 106928.728 C 23251.951 106935.555 23248.111 106943.448 23243.418 106952.408 L 23231.898 106961.368 L 23235.098 106965.208 L 23221.018 106983.128 L 23217.818 106983.128 L 23219.738 106986.968 C 23217.178 106987.395 23215.258 106988.461 23213.978 106990.168 L 23211.418 106995.288 C 23210.565 106996.568 23209.498 106996.781 23208.218 106995.928 L 23202.458 107005.528 C 23201.178 107004.675 23199.898 107004.888 23198.618 107006.168 C 23197.765 107007.448 23197.551 107008.728 23197.978 107010.008 L 23193.498 107009.368 C 23192.645 107011.501 23191.578 107013.421 23190.298 107015.128 C 23189.018 107016.835 23187.525 107017.048 23185.818 107015.768 C 23184.538 107018.328 23182.831 107020.675 23180.698 107022.808 L 23176.218 107027.288 L 23171.098 107029.848 C 23161.285 107041.795 23150.618 107051.608 23139.098 107059.288 L 23136.538 107065.048 C 23130.138 107068.888 23125.231 107071.875 23121.818 107074.008 C 23114.991 107078.275 23110.298 107081.901 23107.738 107084.888 L 23101.978 107084.888 L 23100.698 107087.448 C 23096.858 107088.728 23092.805 107090.008 23088.538 107091.288 C 23084.698 107092.568 23080.645 107093.208 23076.378 107093.208 C 23059.311 107093.208 23046.725 107085.101 23038.618 107068.888 C 23032.218 107056.088 23029.018 107040.088 23029.018 107020.888 C 23029.018 106992.301 23035.631 106965.635 23048.858 106940.888 C 23059.525 106920.408 23076.165 106899.288 23098.778 106877.528 C 23109.871 106866.861 23130.991 106848.515 23162.138 106822.488 C 23169.391 106816.088 23177.071 106809.688 23185.178 106803.288 C 23193.285 106796.461 23201.605 106791.128 23210.138 106787.288 L 23210.778 106791.768 ZM 23098.138 107010.008 L 23100.058 107009.368 L 23101.338 107006.808 L 23102.618 107010.648 L 23101.978 107013.848 C 23104.111 107015.981 23105.391 107017.901 23105.818 107019.608 L 23100.698 107018.968 C 23100.698 107024.088 23103.898 107027.501 23110.298 107029.208 C 23112.005 107039.875 23116.911 107045.208 23125.018 107045.208 C 23145.071 107045.208 23164.271 107027.075 23182.618 106990.808 C 23198.831 106958.808 23206.938 106931.928 23206.938 106910.168 C 23206.938 106890.968 23204.378 106875.821 23199.258 106864.728 C 23194.565 106853.635 23188.165 106845.955 23180.058 106841.688 L 23175.578 106842.328 L 23174.298 106850.648 L 23171.098 106848.728 L 23169.818 106846.808 C 23169.818 106849.795 23168.538 106852.355 23165.978 106854.488 L 23165.978 106857.688 L 23164.058 106860.888 L 23158.298 106854.488 L 23157.018 106858.328 L 23158.298 106861.528 L 23154.458 106864.728 L 23155.738 106869.208 L 23148.698 106866.648 L 23150.618 106873.048 C 23148.911 106875.608 23146.778 106877.101 23144.218 106877.528 L 23142.938 106880.728 L 23136.538 106883.288 L 23137.818 106887.128 L 23139.738 106884.568 L 23141.018 106887.768 L 23138.458 106889.048 L 23138.458 106893.528 L 23133.978 106894.808 L 23130.778 106892.248 L 23128.218 106896.088 L 23125.658 106895.448 L 23125.658 106898.648 L 23131.418 106898.648 L 23129.498 106901.848 L 23126.938 106901.848 L 23128.858 106908.248 L 23125.018 106908.248 L 23124.378 106912.728 L 23123.098 106915.288 L 23125.658 106915.928 C 23121.391 106920.195 23119.258 106924.888 23119.258 106930.008 L 23113.498 106930.008 L 23110.938 106927.448 L 23108.378 106927.448 C 23108.805 106929.581 23110.298 106931.501 23112.858 106933.208 L 23114.138 106937.048 C 23114.565 106939.181 23112.431 106941.101 23107.738 106942.808 L 23109.658 106949.208 L 23112.218 106949.208 L 23107.098 106962.008 C 23105.818 106965.848 23105.178 106970.541 23105.178 106976.088 L 23098.778 106978.648 L 23098.778 106981.848 C 23099.631 106983.555 23100.698 106983.981 23101.978 106983.128 L 23103.258 106986.328 L 23101.338 106988.248 L 23096.858 106986.968 L 23094.938 106989.528 L 23100.058 106994.008 L 23100.058 107000.408 C 23102.191 107002.541 23102.831 107004.035 23101.978 107004.888 L 23098.778 107003.608 L 23093.018 107008.728 L 23098.138 107010.008 ZM 23222.328 107093.208 C 23230.435 107075.715 23245.368 107049.901 23267.128 107015.768 C 23288.461 106981.635 23303.181 106956.248 23311.288 106939.608 C 23328.781 106912.301 23341.155 106892.248 23348.408 106879.448 C 23363.768 106852.141 23372.515 106831.875 23374.648 106818.648 C 23392.995 106807.555 23407.075 106799.235 23416.888 106793.688 C 23427.128 106788.141 23435.235 106785.368 23441.208 106785.368 L 23447.608 106790.488 L 23450.168 106800.088 C 23450.168 106802.221 23449.315 106804.568 23447.608 106807.128 L 23445.048 106812.248 C 23445.901 106813.101 23446.328 106816.515 23446.328 106822.488 C 23444.621 106825.475 23443.128 106828.248 23441.848 106830.808 C 23440.568 106832.941 23438.861 106835.288 23436.728 106837.848 L 23436.728 106841.048 C 23438.435 106841.475 23439.715 106841.901 23440.568 106842.328 C 23441.848 106842.328 23443.341 106842.115 23445.048 106841.688 L 23443.128 106844.888 C 23442.701 106845.315 23440.355 106846.168 23436.088 106847.448 L 23431.608 106853.848 L 23437.368 106853.848 L 23436.088 106857.048 L 23427.768 106862.808 C 23426.915 106863.661 23426.915 106864.515 23427.768 106865.368 C 23428.621 106865.795 23429.475 106866.008 23430.328 106866.008 C 23431.181 106865.581 23432.035 106865.368 23432.888 106865.368 C 23432.888 106865.795 23433.101 106866.221 23433.528 106866.648 C 23459.981 106841.048 23482.595 106820.995 23501.368 106806.488 C 23520.568 106791.555 23533.368 106784.088 23539.768 106784.088 L 23548.728 106785.368 C 23548.301 106787.928 23549.155 106789.635 23551.288 106790.488 C 23551.288 106793.048 23550.221 106795.821 23548.088 106798.808 L 23544.248 106799.448 L 23541.688 106813.528 L 23539.128 106812.888 C 23538.275 106814.595 23537.635 106816.088 23537.208 106817.368 L 23531.448 106820.568 L 23528.888 106830.808 L 23534.008 106834.648 C 23533.155 106834.221 23532.515 106834.861 23532.088 106836.568 C 23531.661 106838.275 23531.875 106839.555 23532.728 106840.408 L 23525.688 106845.528 L 23521.208 106849.368 L 23523.768 106849.368 C 23520.355 106860.461 23517.155 106871.341 23514.168 106882.008 C 23513.741 106885.421 23512.675 106887.128 23510.968 106887.128 L 23512.248 106892.888 L 23515.448 106892.888 L 23515.448 106902.488 L 23521.848 106903.768 L 23532.728 106902.488 L 23541.688 106899.928 C 23554.061 106894.808 23569.208 106885.208 23587.128 106871.128 C 23609.315 106853.635 23623.608 106842.968 23630.008 106839.128 L 23630.008 106842.328 C 23626.595 106845.315 23612.088 106858.115 23586.488 106880.728 C 23567.715 106897.368 23554.488 106911.235 23546.808 106922.328 L 23542.328 106921.688 L 23535.928 106931.928 C 23530.808 106934.488 23523.768 106939.181 23514.808 106946.008 L 23502.008 106955.608 L 23503.288 106958.168 C 23497.741 106958.168 23490.915 106959.661 23482.808 106962.648 C 23474.701 106965.208 23467.021 106967.768 23459.768 106970.328 L 23459.768 106967.128 L 23451.448 106966.488 C 23444.621 106963.075 23439.928 106958.168 23437.368 106951.768 C 23435.235 106945.368 23434.168 106937.688 23434.168 106928.728 C 23434.168 106917.208 23436.728 106905.688 23441.848 106894.168 C 23447.395 106882.221 23452.941 106870.701 23458.488 106859.608 L 23404.088 106915.928 C 23404.088 106917.208 23403.235 106918.915 23401.528 106921.048 C 23400.248 106922.755 23398.755 106924.675 23397.048 106926.808 C 23395.341 106928.515 23391.501 106934.915 23385.528 106946.008 C 23379.981 106957.101 23374.861 106964.995 23370.168 106969.688 L 23372.088 106976.728 L 23369.528 106976.088 C 23368.248 106976.088 23366.968 106976.941 23365.688 106978.648 C 23364.408 106980.355 23364.195 106981.635 23365.048 106982.488 C 23365.475 106982.915 23366.328 106982.915 23367.608 106982.488 C 23368.888 106982.061 23369.528 106982.701 23369.528 106984.408 L 23365.688 106985.048 L 23363.128 106991.448 L 23357.368 106995.288 C 23357.368 106996.141 23357.581 106998.061 23358.008 107001.048 L 23350.968 107006.168 L 23350.328 107011.288 C 23352.035 107010.435 23353.741 107011.288 23355.448 107013.848 C 23351.608 107016.408 23347.128 107017.688 23342.008 107017.688 L 23342.008 107021.528 L 23350.328 107020.248 L 23344.568 107027.928 C 23339.021 107029.635 23334.328 107030.275 23330.488 107029.848 L 23328.568 107036.248 L 23336.888 107036.248 L 23342.648 107033.048 L 23342.648 107033.688 C 23341.368 107035.821 23341.155 107037.528 23342.008 107038.808 C 23335.608 107041.368 23330.701 107042.648 23327.288 107042.648 C 23326.435 107043.928 23326.008 107044.781 23326.008 107045.208 C 23324.728 107047.341 23323.661 107048.195 23322.808 107047.768 L 23320.888 107055.448 L 23322.808 107056.088 L 23329.208 107049.048 L 23334.968 107050.968 L 23336.888 107050.328 C 23336.888 107052.888 23335.181 107053.741 23331.768 107052.888 L 23327.928 107054.808 L 23334.328 107056.088 L 23331.128 107063.768 L 23326.648 107063.128 L 23327.288 107068.248 L 23322.808 107077.208 L 23311.288 107074.648 L 23307.448 107079.128 C 23310.008 107080.408 23312.781 107081.048 23315.768 107081.048 C 23317.048 107081.048 23318.968 107080.621 23321.528 107079.768 L 23310.008 107086.168 C 23308.728 107084.461 23307.661 107082.755 23306.808 107081.048 L 23302.328 107092.568 C 23295.501 107095.981 23291.235 107100.035 23289.528 107104.728 L 23285.048 107103.448 L 23287.608 107102.168 L 23286.968 107099.608 L 23278.008 107101.528 C 23278.435 107102.808 23277.581 107104.088 23275.448 107105.368 C 23273.315 107106.648 23271.821 107106.435 23270.968 107104.728 L 23267.128 107107.928 C 23265.848 107106.221 23263.928 107106.435 23261.368 107108.568 C 23258.808 107109.421 23255.395 107110.915 23251.128 107113.048 C 23246.435 107115.181 23243.448 107116.461 23242.168 107116.888 L 23238.328 107116.248 L 23235.128 107120.728 L 23230.648 107119.448 L 23224.888 107121.368 L 23224.248 107116.888 L 23217.848 107111.128 L 23222.328 107093.208 ZM 23517.678 107034.968 L 23522.158 107035.608 L 23520.878 107030.488 C 23520.878 107029.635 23521.518 107027.501 23522.798 107024.088 C 23524.078 107020.248 23524.291 107017.475 23523.438 107015.768 L 23526.638 107011.928 L 23522.798 107012.568 L 23524.078 107011.288 C 23526.638 107005.315 23529.411 107000.835 23532.398 106997.848 L 23531.758 106995.288 L 23534.958 106992.088 L 23566.318 106928.088 L 23595.118 106880.728 L 23601.518 106871.128 L 23604.078 106872.408 L 23607.918 106867.928 C 23607.491 106867.501 23606.211 106867.288 23604.078 106867.288 L 23607.278 106859.608 L 23611.118 106859.608 L 23611.118 106857.048 L 23615.598 106855.768 L 23611.118 106855.128 C 23614.105 106852.141 23617.945 106847.235 23622.638 106840.408 C 23626.051 106835.288 23629.678 106829.955 23633.518 106824.408 L 23637.358 106824.408 C 23643.758 106815.448 23651.651 106808.621 23661.038 106803.928 C 23678.105 106795.395 23687.278 106790.701 23688.558 106789.848 L 23691.758 106791.128 C 23697.731 106786.008 23704.345 106783.448 23711.598 106783.448 L 23719.918 106786.008 C 23719.065 106790.701 23716.505 106796.461 23712.238 106803.288 C 23708.398 106810.115 23706.265 106814.808 23705.838 106817.368 C 23702.425 106819.075 23699.865 106822.915 23698.158 106828.888 L 23693.038 106834.008 L 23691.118 106841.688 C 23686.425 106845.101 23684.078 106849.795 23684.078 106855.768 L 23680.878 106856.408 L 23680.878 106860.248 C 23679.598 106859.821 23677.465 106860.675 23674.478 106862.808 C 23673.625 106862.381 23672.345 106862.168 23670.638 106862.168 L 23668.078 106862.168 L 23666.798 106866.008 L 23677.038 106866.008 L 23677.038 106868.568 L 23668.718 106871.768 L 23670.638 106873.048 L 23672.558 106874.968 L 23670.638 106876.888 L 23666.158 106874.968 L 23664.878 106876.888 L 23668.718 106877.528 L 23666.798 106883.288 C 23666.371 106881.581 23665.945 106880.301 23665.518 106879.448 C 23665.091 106878.595 23664.451 106878.808 23663.598 106880.088 L 23664.238 106885.848 C 23661.251 106885.421 23659.545 106886.061 23659.118 106887.768 C 23659.971 106888.621 23660.825 106889.261 23661.678 106889.688 L 23657.838 106902.488 L 23653.358 106903.128 L 23645.678 106905.048 L 23644.398 106908.888 L 23645.678 106910.168 L 23653.358 106909.528 L 23650.158 106912.088 L 23650.798 106916.568 L 23645.038 106922.328 L 23637.358 106921.048 L 23631.598 106927.448 C 23632.025 106928.301 23632.665 106928.941 23633.518 106929.368 L 23636.078 106926.808 L 23639.918 106927.448 L 23637.998 106930.008 L 23642.478 106933.208 C 23642.478 106934.488 23641.625 106935.555 23639.918 106936.408 C 23638.638 106937.261 23637.785 106937.688 23637.358 106937.688 L 23632.238 106933.848 L 23632.238 106936.408 L 23634.158 106937.688 L 23627.118 106937.688 L 23622.638 106938.968 L 23621.998 106944.088 L 23618.158 106944.728 L 23618.798 106947.928 L 23625.838 106947.928 C 23625.838 106949.208 23626.691 106950.061 23628.398 106950.488 C 23630.105 106950.915 23630.958 106951.768 23630.958 106953.048 L 23627.758 106953.048 L 23619.438 106953.048 L 23621.358 106956.248 L 23626.478 106954.968 C 23626.478 106955.821 23625.625 106956.888 23623.918 106958.168 C 23623.065 106959.875 23623.065 106961.155 23623.918 106962.008 C 23625.198 106962.435 23625.838 106963.075 23625.838 106963.928 L 23619.438 106968.408 L 23621.358 106970.328 L 23616.878 106971.608 L 23613.038 106972.888 L 23606.638 106976.088 C 23604.931 106976.941 23604.078 106978.221 23604.078 106979.928 L 23605.358 106981.848 L 23608.558 106978.648 C 23611.545 106978.648 23614.531 106977.581 23617.518 106975.448 L 23618.158 106978.008 L 23616.238 106978.648 L 23613.678 106985.048 L 23609.198 106984.408 L 23607.278 106986.968 L 23611.118 106988.888 L 23607.918 106995.288 L 23604.078 106994.648 L 23602.158 106995.928 C 23602.158 107003.181 23602.371 107007.661 23602.798 107009.368 L 23600.238 107010.008 L 23602.158 107015.128 L 23598.318 107017.048 L 23598.318 107022.808 L 23599.598 107024.088 C 23598.745 107024.515 23598.105 107024.728 23597.678 107024.728 L 23600.238 107036.248 L 23601.518 107037.528 L 23609.198 107038.168 C 23616.878 107038.168 23628.398 107033.048 23643.758 107022.808 L 23703.918 106980.568 L 23707.118 106981.848 C 23705.411 106986.115 23693.038 106996.781 23669.998 107013.848 C 23660.185 107021.101 23655.278 107026.221 23655.278 107029.208 L 23601.518 107066.328 C 23585.305 107076.995 23573.998 107082.968 23567.598 107084.248 C 23568.878 107085.101 23568.665 107086.168 23566.958 107087.448 C 23565.678 107088.301 23564.825 107087.875 23564.398 107086.168 C 23560.985 107089.581 23557.358 107091.501 23553.518 107091.928 C 23555.225 107093.208 23556.078 107092.995 23556.078 107091.288 C 23556.505 107090.008 23556.718 107089.155 23556.718 107088.728 L 23554.158 107088.088 L 23551.598 107090.008 L 23552.878 107086.168 L 23550.318 107086.168 L 23548.398 107090.008 L 23543.278 107090.008 L 23543.278 107087.448 C 23536.025 107084.888 23530.905 107082.541 23527.918 107080.408 C 23519.811 107074.861 23515.758 107066.755 23515.758 107056.088 L 23515.758 107050.328 L 23518.958 107050.968 L 23520.238 107049.048 L 23514.478 107049.048 C 23515.331 107042.221 23516.398 107037.528 23517.678 107034.968 ZM 23626.478 106940.248 C 23630.745 106941.101 23634.158 106943.448 23636.718 106947.288 L 23631.598 106947.928 L 23627.118 106947.288 L 23623.918 106946.648 L 23623.278 106944.728 L 23626.478 106940.248 ZM 23697.518 106725.208 L 23694.318 106717.528 C 23694.318 106712.408 23697.091 106706.008 23702.638 106698.328 C 23706.905 106692.781 23711.171 106687.021 23715.438 106681.048 L 23714.798 106679.128 L 23718.638 106680.408 L 23719.918 106679.128 L 23718.638 106675.928 L 23719.918 106672.088 L 23721.838 106669.528 L 23724.398 106668.888 L 23724.398 106665.688 C 23724.398 106661.848 23726.958 106659.928 23732.078 106659.928 L 23737.838 106662.488 L 23739.758 106661.208 L 23739.758 106655.448 L 23742.958 106654.168 L 23746.798 106654.808 L 23751.278 106652.248 L 23751.918 106649.688 L 23756.398 106650.968 L 23758.318 106648.408 L 23761.518 106648.408 L 23762.798 106647.128 L 23764.718 106649.048 L 23767.918 106644.568 L 23774.318 106649.048 L 23775.598 106644.568 L 23777.518 106645.848 L 23780.078 106642.648 L 23789.678 106643.288 L 23791.598 106644.568 L 23795.438 106649.048 L 23787.758 106672.088 L 23786.478 106675.928 C 23784.345 106678.061 23782.851 106680.621 23781.998 106683.608 C 23778.158 106683.608 23775.598 106684.035 23774.318 106684.888 L 23774.318 106688.088 L 23777.518 106688.088 L 23777.518 106693.848 C 23772.825 106695.981 23770.265 106699.608 23769.838 106704.728 L 23765.358 106712.408 L 23759.598 106713.688 L 23759.598 106716.888 L 23755.118 106716.248 L 23751.918 106716.248 L 23751.278 106718.168 L 23746.158 106718.168 C 23742.318 106717.741 23738.265 106720.088 23733.998 106725.208 L 23728.878 106723.928 L 23725.038 106724.568 L 23724.398 106729.048 L 23713.518 106729.048 L 23711.598 106727.128 L 23706.478 106730.968 C 23699.651 106730.968 23696.025 106732.675 23695.598 106736.088 L 23693.678 106734.808 C 23692.398 106733.528 23691.758 106730.328 23691.758 106725.208 L 23697.518 106725.208 ZM 23697.648 107018.328 L 23697.648 107015.768 L 23700.848 107005.528 C 23699.995 107005.528 23699.141 107005.315 23698.288 107004.888 C 23697.861 107002.755 23698.715 107001.475 23700.848 107001.048 L 23700.848 106996.568 L 23703.408 106996.568 L 23701.488 106986.968 C 23701.488 106983.555 23703.835 106976.301 23708.528 106965.208 C 23711.941 106957.101 23715.568 106948.995 23719.408 106940.888 L 23721.968 106940.888 C 23726.661 106926.381 23740.315 106907.395 23762.928 106883.928 C 23785.968 106860.035 23804.955 106844.675 23819.888 106837.848 C 23839.515 106823.768 23857.008 106812.461 23872.368 106803.928 C 23896.261 106790.275 23915.035 106783.448 23928.688 106783.448 C 23939.781 106783.448 23948.315 106787.075 23954.288 106794.328 C 23960.261 106801.581 23963.248 106810.755 23963.248 106821.848 L 23962.608 106828.888 C 23961.755 106830.595 23960.901 106832.088 23960.048 106833.368 C 23960.048 106834.221 23959.835 106836.141 23959.408 106839.128 C 23958.555 106840.408 23957.915 106841.475 23957.488 106842.328 L 23952.368 106853.848 C 23950.661 106854.701 23949.595 106855.128 23949.168 106855.128 C 23949.168 106855.981 23949.381 106856.621 23949.808 106857.048 L 23942.128 106867.928 L 23938.928 106869.208 L 23937.648 106874.328 C 23936.795 106873.901 23934.661 106875.181 23931.248 106878.168 L 23925.488 106883.928 L 23919.728 106883.288 L 23913.328 106887.128 C 23914.608 106887.555 23916.101 106887.981 23917.808 106888.408 L 23907.568 106896.088 L 23904.368 106894.168 L 23902.448 106894.808 L 23903.088 106899.288 L 23890.928 106902.488 C 23884.955 106908.888 23874.928 106914.861 23860.848 106920.408 C 23856.155 106922.115 23849.328 106924.461 23840.368 106927.448 C 23839.088 106928.301 23837.808 106928.941 23836.528 106929.368 C 23834.821 106929.368 23831.621 106930.435 23826.928 106932.568 C 23822.661 106934.701 23820.315 106935.768 23819.888 106935.768 C 23814.768 106938.328 23808.155 106941.315 23800.048 106944.728 C 23791.941 106948.141 23786.821 106949.421 23784.688 106948.568 L 23778.928 106962.008 C 23779.781 106961.581 23780.635 106962.435 23781.488 106964.568 L 23778.928 106963.288 L 23775.728 106963.288 L 23775.728 106967.128 L 23780.208 106969.048 C 23779.355 106969.048 23778.288 106972.461 23777.008 106979.288 C 23775.728 106986.115 23775.088 106992.941 23775.088 106999.768 C 23775.088 107010.861 23777.648 107020.035 23782.768 107027.288 C 23787.888 107034.115 23795.568 107037.528 23805.808 107037.528 C 23816.901 107037.528 23831.195 107031.981 23848.688 107020.888 C 23862.341 107012.355 23875.995 107003.608 23889.648 106994.648 C 23897.755 106987.395 23905.861 106979.928 23913.968 106972.248 C 23917.381 106969.688 23922.715 106966.275 23929.968 106962.008 L 23931.888 106967.768 C 23929.755 106972.035 23924.848 106977.155 23917.168 106983.128 C 23909.915 106989.101 23905.221 106993.368 23903.088 106995.928 L 23900.528 106995.928 L 23892.848 107002.328 L 23889.648 107005.528 L 23885.168 107011.928 L 23882.608 107011.928 L 23869.808 107024.728 C 23863.835 107030.701 23859.141 107034.968 23855.728 107037.528 L 23814.128 107069.528 C 23811.995 107069.955 23810.501 107070.381 23809.648 107070.808 C 23808.795 107071.235 23809.221 107072.088 23810.928 107073.368 L 23791.088 107084.888 L 23791.088 107081.688 L 23784.688 107084.888 L 23785.328 107087.448 C 23784.048 107087.875 23781.061 107088.088 23776.368 107088.088 L 23773.808 107090.008 L 23768.048 107090.008 L 23764.848 107093.848 C 23763.568 107092.995 23760.795 107092.568 23756.528 107092.568 L 23740.528 107092.568 L 23741.808 107090.008 C 23739.675 107090.435 23736.901 107090.221 23733.488 107089.368 C 23730.501 107088.515 23727.301 107087.448 23723.888 107086.168 L 23723.888 107083.608 L 23728.368 107082.328 L 23726.448 107081.048 L 23718.768 107081.048 C 23715.781 107079.768 23713.435 107077.421 23711.728 107074.008 L 23716.208 107072.728 L 23714.288 107069.528 L 23707.888 107070.168 C 23705.328 107064.195 23704.688 107059.075 23705.968 107054.808 L 23702.768 107055.448 L 23702.768 107052.888 C 23705.328 107052.888 23706.395 107052.035 23705.968 107050.328 L 23700.208 107050.328 C 23702.768 107048.621 23704.048 107046.061 23704.048 107042.648 L 23698.928 107033.688 L 23701.488 107031.128 L 23697.648 107025.368 L 23697.648 107018.328 ZM 23870.448 106897.368 C 23877.701 106891.395 23883.461 106884.355 23887.728 106876.248 C 23892.421 106867.715 23894.768 106859.181 23894.768 106850.648 C 23894.768 106845.528 23893.061 106840.835 23889.648 106836.568 C 23886.235 106832.301 23881.755 106830.168 23876.208 106830.168 C 23873.221 106830.168 23871.088 106831.448 23869.808 106834.008 L 23864.048 106834.008 L 23866.608 106837.208 L 23868.528 106835.928 L 23849.968 106849.368 C 23848.688 106853.208 23845.701 106856.408 23841.008 106858.968 L 23832.688 106864.728 L 23832.688 106867.288 L 23837.808 106867.288 L 23831.408 106868.568 L 23828.848 106870.488 L 23825.008 106873.688 L 23823.088 106876.888 L 23820.528 106876.888 L 23819.248 106878.808 C 23819.248 106879.661 23820.955 106880.728 23824.368 106882.008 L 23820.528 106885.208 C 23819.248 106885.208 23815.835 106887.341 23810.288 106891.608 L 23809.008 106899.288 L 23807.728 106902.488 L 23805.168 106902.488 L 23798.128 106912.088 L 23800.048 106909.528 L 23803.248 106909.528 L 23800.048 106912.728 L 23797.488 106913.368 L 23797.488 106915.928 C 23791.088 106916.781 23787.248 106917.848 23785.968 106919.128 L 23787.888 106921.048 L 23789.808 106919.768 L 23795.568 106919.768 L 23793.648 106922.968 L 23791.088 106922.968 L 23791.088 106928.088 L 23793.008 106929.368 C 23790.021 106929.368 23787.888 106930.648 23786.608 106933.208 C 23797.701 106933.208 23812.635 106929.368 23831.408 106921.688 C 23850.181 106913.581 23863.195 106905.475 23870.448 106897.368 ZM 23983.148 106972.888 L 23983.148 106967.768 C 23984.428 106966.915 23985.921 106966.061 23987.628 106965.208 L 23996.588 106960.088 L 23999.788 106960.728 L 23999.788 106965.208 L 23994.668 106969.688 L 23992.748 106974.808 C 23992.748 106976.088 23991.468 106980.781 23988.908 106988.888 C 23986.775 106996.995 23985.708 107002.328 23985.708 107004.888 C 23985.708 107010.861 23986.988 107017.048 23989.548 107023.448 C 23992.535 107029.848 23996.161 107034.541 24000.428 107037.528 L 24004.268 107040.088 C 24013.228 107046.488 24022.188 107049.048 24031.148 107047.768 L 24031.788 107050.328 L 24033.068 107047.128 L 24036.908 107043.288 L 24043.308 107044.568 L 24045.228 107048.408 L 24052.268 107040.088 C 24057.388 107041.795 24061.228 107042.648 24063.788 107042.648 C 24062.508 107040.941 24062.081 107039.875 24062.508 107039.448 L 24065.708 107034.968 L 24070.828 107036.248 C 24070.401 107035.395 24070.828 107034.328 24072.108 107033.048 C 24073.388 107031.768 24074.668 107031.341 24075.948 107031.768 C 24080.215 107026.648 24082.348 107020.461 24082.348 107013.208 C 24082.348 107005.101 24078.721 106998.061 24071.468 106992.088 C 24065.921 106987.821 24059.521 106984.408 24052.268 106981.848 C 24045.015 106978.861 24036.481 106974.168 24026.668 106967.768 C 24017.281 106960.941 24010.668 106956.248 24006.828 106953.688 L 24008.748 106949.848 L 24005.548 106945.368 L 24004.268 106950.488 C 23997.868 106944.515 23992.108 106936.835 23986.988 106927.448 L 23988.908 106925.528 L 23984.428 106924.888 C 23983.148 106921.475 23982.081 106918.701 23981.228 106916.568 C 23980.801 106914.435 23980.801 106912.301 23981.228 106910.168 L 23977.388 106898.648 C 23977.388 106882.861 23984.001 106868.141 23997.228 106854.488 C 24003.628 106848.088 24027.735 106831.235 24069.548 106803.928 L 24085.548 106793.688 L 24103.468 106782.808 L 24106.668 106782.168 C 24111.361 106780.461 24114.775 106779.395 24116.908 106778.968 C 24123.308 106777.261 24129.708 106776.408 24136.108 106776.408 C 24151.041 106776.408 24162.561 106781.315 24170.668 106791.128 C 24179.201 106800.515 24183.468 106812.888 24183.468 106828.248 C 24183.468 106829.528 24182.615 106832.088 24180.908 106835.928 C 24179.628 106839.341 24178.775 106841.475 24178.348 106842.328 L 24172.588 106846.808 L 24175.788 106846.168 L 24174.508 106848.088 C 24171.948 106852.781 24169.601 106857.261 24167.468 106861.528 C 24165.335 106865.368 24162.561 106869.635 24159.148 106874.328 L 24157.228 106871.768 C 24150.828 106877.315 24144.001 106883.715 24136.748 106890.968 C 24124.801 106903.768 24117.975 106910.808 24116.268 106912.088 L 24113.708 106910.808 L 24120.748 106894.808 L 24119.468 106893.528 C 24119.895 106890.968 24120.108 106887.555 24120.108 106883.288 L 24120.108 106871.768 C 24118.828 106867.501 24117.975 106864.515 24117.548 106862.808 C 24112.001 106850.008 24107.095 106841.048 24102.828 106835.928 C 24095.148 106826.541 24086.401 106821.848 24076.588 106821.848 C 24068.908 106821.848 24063.575 106824.835 24060.588 106830.808 C 24059.308 106831.235 24058.028 106831.448 24056.748 106831.448 L 24056.748 106835.288 C 24056.748 106837.421 24055.041 106845.101 24051.628 106858.328 C 24049.921 106864.728 24048.855 106870.061 24048.428 106874.328 C 24049.708 106876.035 24050.561 106877.315 24050.988 106878.168 C 24053.121 106881.155 24054.615 106882.435 24055.468 106882.008 L 24057.388 106892.248 L 24062.508 106893.528 C 24063.788 106896.515 24065.281 106899.288 24066.988 106901.848 C 24068.695 106904.408 24070.828 106906.328 24073.388 106907.608 C 24074.668 106909.741 24075.735 106911.021 24076.588 106911.448 C 24077.441 106912.301 24077.441 106913.155 24076.588 106914.008 C 24076.161 106914.861 24078.508 106916.995 24083.628 106920.408 L 24091.308 106919.128 L 24090.028 106925.528 C 24091.308 106925.955 24092.801 106926.381 24094.508 106926.808 C 24096.215 106926.808 24097.068 106927.235 24097.068 106928.088 L 24098.988 106931.928 L 24103.468 106930.648 L 24111.148 106943.448 L 24113.068 106933.848 C 24114.775 106934.701 24116.055 106936.835 24116.908 106940.248 L 24119.468 106940.248 C 24122.028 106941.101 24124.375 106942.168 24126.508 106943.448 C 24129.068 106944.301 24130.135 106945.368 24129.708 106946.648 C 24133.975 106951.768 24136.748 106956.035 24138.028 106959.448 C 24139.735 106959.021 24141.441 106958.381 24143.148 106957.528 L 24143.788 106962.008 L 24139.948 106965.848 L 24139.308 106969.048 L 24143.148 106965.208 L 24144.428 106967.128 L 24146.988 106972.888 C 24146.561 106973.315 24145.281 106975.448 24143.148 106979.288 C 24141.441 106983.128 24140.161 106984.835 24139.308 106984.408 L 24138.668 106990.168 L 24139.948 106993.368 L 24127.788 107007.448 L 24125.868 107005.528 C 24123.735 107009.795 24119.681 107014.061 24113.708 107018.328 C 24107.735 107022.168 24102.188 107025.795 24097.068 107029.208 C 24094.935 107030.488 24092.161 107032.835 24088.748 107036.248 C 24085.335 107039.661 24082.348 107042.435 24079.788 107044.568 L 24075.308 107049.048 C 24072.321 107052.035 24070.615 107053.315 24070.188 107052.888 L 24065.068 107058.008 L 24062.508 107058.008 L 24057.388 107062.488 L 24059.308 107065.688 L 24055.468 107072.088 L 24050.988 107070.808 C 24050.988 107068.675 24050.561 107067.608 24049.708 107067.608 L 24049.708 107072.088 L 24048.428 107076.568 L 24046.508 107075.928 L 24040.748 107079.768 L 24040.748 107084.888 C 24039.895 107085.315 24038.828 107085.315 24037.548 107084.888 C 24036.268 107084.035 24035.415 107083.395 24034.988 107082.968 L 24034.348 107085.528 C 24030.508 107086.808 24028.588 107088.088 24028.588 107089.368 L 24024.108 107090.648 L 24018.988 107093.208 L 24014.508 107093.208 L 24010.028 107093.208 L 24010.028 107096.408 L 24004.908 107097.688 C 24005.761 107098.541 24005.548 107099.395 24004.268 107100.248 C 24003.415 107101.528 24002.561 107101.741 24001.708 107100.888 L 24000.428 107095.128 L 23999.148 107098.328 L 23995.948 107101.528 L 23994.028 107096.408 L 23994.668 107094.488 L 23990.828 107094.488 L 23990.828 107102.168 C 23989.548 107101.741 23987.201 107101.528 23983.788 107101.528 C 23975.255 107101.528 23969.921 107100.888 23967.788 107099.608 L 23965.228 107100.248 L 23962.668 107095.128 L 23953.708 107094.488 L 23953.708 107089.368 L 23951.788 107090.648 C 23944.108 107086.808 23938.348 107081.261 23934.508 107074.008 C 23930.668 107066.755 23928.748 107058.648 23928.748 107049.688 C 23928.748 107034.755 23934.721 107020.461 23946.668 107006.808 C 23957.335 106995.288 23968.215 106983.768 23979.308 106972.248 L 23983.148 106972.888 ZM 21076.048 108384.701 L 21077.328 108375.741 L 21081.168 108374.461 L 21081.808 108368.061 L 21080.528 108366.781 L 21085.008 108362.301 C 21087.995 108358.888 21089.488 108356.115 21089.488 108353.981 C 21089.488 108351.848 21087.995 108350.781 21085.008 108350.781 L 21086.928 108349.501 C 21089.061 108348.221 21090.128 108346.515 21090.128 108344.381 C 21090.128 108340.115 21091.195 108336.488 21093.328 108333.501 C 21095.888 108330.515 21097.808 108329.661 21099.088 108330.941 L 21098.448 108325.821 L 21099.728 108319.421 L 21102.288 108319.421 L 21101.008 108313.661 L 21104.208 108311.741 L 21102.928 108310.461 L 21107.408 108309.181 L 21106.128 108303.421 L 21111.888 108299.581 L 21109.328 108294.461 C 21109.755 108293.181 21110.395 108292.115 21111.248 108291.261 C 21112.101 108289.981 21113.168 108289.768 21114.448 108290.621 L 21114.448 108281.661 C 21116.581 108280.381 21117.648 108279.315 21117.648 108278.461 C 21118.075 108277.181 21119.141 108276.541 21120.848 108276.541 L 21122.768 108275.901 C 21121.061 108270.781 21122.768 108265.661 21127.888 108260.541 C 21127.035 108259.261 21127.035 108258.621 21127.888 108258.621 C 21128.741 108258.195 21129.808 108257.768 21131.088 108257.341 L 21131.088 108250.941 C 21132.795 108252.648 21134.075 108252.648 21134.928 108250.941 C 21136.208 108248.808 21136.848 108244.968 21136.848 108239.421 L 21142.608 108238.141 L 21145.168 108233.021 L 21143.888 108225.341 L 21138.768 108225.341 C 21134.075 108225.341 21123.195 108228.115 21106.128 108233.661 C 21096.741 108236.648 21089.701 108238.141 21085.008 108238.141 L 21077.968 108236.861 L 21104.848 108197.181 L 21110.608 108193.981 C 21114.875 108184.168 21125.541 108176.915 21142.608 108172.221 C 21162.661 108168.808 21175.675 108166.461 21181.648 108165.181 C 21189.755 108156.648 21199.141 108144.701 21209.808 108129.341 C 21218.768 108116.541 21227.728 108103.528 21236.688 108090.301 C 21246.928 108077.501 21255.248 108068.115 21261.648 108062.141 C 21273.168 108051.048 21283.621 108044.435 21293.008 108042.301 C 21295.141 108039.315 21298.768 108036.541 21303.888 108033.981 C 21309.435 108031.421 21314.341 108029.501 21318.608 108028.221 L 21323.728 108036.541 C 21322.875 108040.381 21320.741 108045.715 21317.328 108052.541 L 21312.848 108060.221 L 21305.168 108064.701 C 21304.315 108071.528 21301.115 108078.995 21295.568 108087.101 C 21290.021 108095.208 21286.395 108101.608 21284.688 108106.301 L 21279.568 108108.221 L 21282.128 108114.621 C 21278.715 108114.621 21277.008 108115.048 21277.008 108115.901 L 21277.008 108121.661 L 21272.528 108126.141 L 21269.328 108126.141 L 21261.008 108145.981 L 21254.608 108145.981 C 21256.315 108149.395 21256.528 108152.595 21255.248 108155.581 L 21300.048 108154.301 C 21306.875 108154.301 21313.701 108154.515 21320.528 108154.941 C 21327.355 108154.941 21334.395 108156.008 21341.648 108158.141 C 21338.661 108165.395 21335.461 108171.368 21332.048 108176.061 L 21326.928 108176.701 L 21323.728 108183.741 L 21316.048 108186.301 L 21310.928 108193.981 C 21307.088 108199.101 21302.395 108203.368 21296.848 108206.781 C 21291.728 108210.195 21285.541 108213.181 21278.288 108215.741 L 21264.208 108213.821 L 21242.448 108215.741 C 21241.595 108214.461 21237.541 108214.888 21230.288 108217.021 C 21223.461 108218.728 21219.408 108219.368 21218.128 108218.941 C 21216.848 108218.515 21215.781 108219.155 21214.928 108220.861 C 21214.501 108222.141 21213.648 108222.568 21212.368 108222.141 C 21208.955 108229.395 21206.608 108234.728 21205.328 108238.141 C 21200.635 108248.808 21197.861 108256.061 21197.008 108259.901 L 21193.808 108266.301 C 21186.555 108276.968 21181.435 108285.501 21178.448 108291.901 C 21175.888 108298.301 21173.968 108305.128 21172.688 108312.381 C 21171.408 108311.955 21170.341 108312.595 21169.488 108314.301 C 21169.061 108315.581 21169.275 108316.861 21170.128 108318.141 L 21167.568 108325.181 L 21161.808 108327.101 C 21163.088 108328.808 21164.581 108330.301 21166.288 108331.581 C 21162.875 108337.981 21160.955 108341.608 21160.528 108342.461 C 21158.821 108346.728 21157.968 108350.781 21157.968 108354.621 L 21156.048 108356.541 L 21156.688 108361.021 C 21155.408 108364.861 21154.555 108367.848 21154.128 108369.981 C 21151.995 108377.661 21150.928 108382.141 21150.928 108383.421 C 21150.928 108390.248 21151.995 108395.581 21154.128 108399.421 C 21156.261 108403.261 21160.315 108405.181 21166.288 108405.181 C 21181.221 108405.181 21204.261 108393.021 21235.408 108368.701 C 21261.861 108347.795 21278.928 108331.795 21286.608 108320.701 L 21291.088 108320.701 L 21278.288 108337.341 C 21273.168 108344.595 21264.421 108354.621 21252.048 108367.421 C 21237.968 108381.928 21228.368 108391.955 21223.248 108397.501 C 21218.555 108403.048 21213.221 108408.808 21207.248 108414.781 C 21201.701 108420.755 21195.941 108425.875 21189.968 108430.141 L 21188.048 108431.421 C 21183.781 108436.541 21178.661 108441.448 21172.688 108446.141 C 21162.875 108454.248 21157.328 108458.941 21156.048 108460.221 L 21154.128 108457.661 C 21151.995 108457.661 21148.795 108459.581 21144.528 108463.421 C 21141.968 108465.981 21140.048 108467.475 21138.768 108467.901 L 21140.048 108469.821 C 21134.928 108470.675 21130.875 108473.235 21127.888 108477.501 L 21111.248 108480.061 C 21098.875 108480.061 21089.061 108473.875 21081.808 108461.501 C 21074.555 108449.128 21070.928 108436.328 21070.928 108423.101 L 21070.928 108406.461 C 21071.355 108400.915 21072.635 108395.155 21074.768 108389.181 L 21076.048 108384.701 ZM 21457.028 108165.821 L 21459.588 108160.061 L 21464.068 108158.781 L 21465.988 108163.261 L 21469.828 108158.141 L 21471.748 108157.501 L 21476.228 108164.541 L 21480.708 108164.541 L 21479.428 108160.061 L 21482.628 108160.061 C 21485.188 108160.061 21490.735 108162.195 21499.268 108166.461 C 21499.695 108167.741 21500.335 108168.808 21501.188 108169.661 C 21503.321 108170.088 21504.815 108170.301 21505.668 108170.301 L 21511.428 108186.941 L 21512.708 108185.021 L 21516.548 108185.661 L 21514.628 108193.341 L 21518.468 108204.861 L 21520.388 108208.701 C 21520.388 108212.115 21519.961 108214.675 21519.108 108216.381 C 21518.681 108218.088 21518.041 108220.008 21517.188 108222.141 C 21517.188 108223.848 21518.041 108226.621 21519.748 108230.461 C 21519.321 108233.021 21518.681 108237.715 21517.828 108244.541 C 21516.975 108251.368 21516.548 108256.061 21516.548 108258.621 L 21512.068 108263.101 L 21513.348 108269.501 L 21510.148 108272.061 L 21510.788 108275.261 L 21511.428 108277.821 C 21509.295 108284.221 21505.881 108292.541 21501.188 108302.781 C 21498.201 108309.608 21494.361 108317.501 21489.668 108326.461 L 21478.148 108335.421 L 21481.348 108339.261 L 21467.268 108357.181 L 21464.068 108357.181 L 21465.988 108361.021 C 21463.428 108361.448 21461.508 108362.515 21460.228 108364.221 L 21457.668 108369.341 C 21456.815 108370.621 21455.748 108370.835 21454.468 108369.981 L 21448.708 108379.581 C 21447.428 108378.728 21446.148 108378.941 21444.868 108380.221 C 21444.015 108381.501 21443.801 108382.781 21444.228 108384.061 L 21439.748 108383.421 C 21438.895 108385.555 21437.828 108387.475 21436.548 108389.181 C 21435.268 108390.888 21433.775 108391.101 21432.068 108389.821 C 21430.788 108392.381 21429.081 108394.728 21426.948 108396.861 L 21422.468 108401.341 L 21417.348 108403.901 C 21407.535 108415.848 21396.868 108425.661 21385.348 108433.341 L 21382.788 108439.101 C 21376.388 108442.941 21371.481 108445.928 21368.068 108448.061 C 21361.241 108452.328 21356.548 108455.955 21353.988 108458.941 L 21348.228 108458.941 L 21346.948 108461.501 C 21343.108 108462.781 21339.055 108464.061 21334.788 108465.341 C 21330.948 108466.621 21326.895 108467.261 21322.628 108467.261 C 21305.561 108467.261 21292.975 108459.155 21284.868 108442.941 C 21278.468 108430.141 21275.268 108414.141 21275.268 108394.941 C 21275.268 108366.355 21281.881 108339.688 21295.108 108314.941 C 21305.775 108294.461 21322.415 108273.341 21345.028 108251.581 C 21356.121 108240.915 21377.241 108222.568 21408.388 108196.541 C 21415.641 108190.141 21423.321 108183.741 21431.428 108177.341 C 21439.535 108170.515 21447.855 108165.181 21456.388 108161.341 L 21457.028 108165.821 ZM 21344.388 108384.061 L 21346.308 108383.421 L 21347.588 108380.861 L 21348.868 108384.701 L 21348.228 108387.901 C 21350.361 108390.035 21351.641 108391.955 21352.068 108393.661 L 21346.948 108393.021 C 21346.948 108398.141 21350.148 108401.555 21356.548 108403.261 C 21358.255 108413.928 21363.161 108419.261 21371.268 108419.261 C 21391.321 108419.261 21410.521 108401.128 21428.868 108364.861 C 21445.081 108332.861 21453.188 108305.981 21453.188 108284.221 C 21453.188 108265.021 21450.628 108249.875 21445.508 108238.781 C 21440.815 108227.688 21434.415 108220.008 21426.308 108215.741 L 21421.828 108216.381 L 21420.548 108224.701 L 21417.348 108222.781 L 21416.068 108220.861 C 21416.068 108223.848 21414.788 108226.408 21412.228 108228.541 L 21412.228 108231.741 L 21410.308 108234.941 L 21404.548 108228.541 L 21403.268 108232.381 L 21404.548 108235.581 L 21400.708 108238.781 L 21401.988 108243.261 L 21394.948 108240.701 L 21396.868 108247.101 C 21395.161 108249.661 21393.028 108251.155 21390.468 108251.581 L 21389.188 108254.781 L 21382.788 108257.341 L 21384.068 108261.181 L 21385.988 108258.621 L 21387.268 108261.821 L 21384.708 108263.101 L 21384.708 108267.581 L 21380.228 108268.861 L 21377.028 108266.301 L 21374.468 108270.141 L 21371.908 108269.501 L 21371.908 108272.701 L 21377.668 108272.701 L 21375.748 108275.901 L 21373.188 108275.901 L 21375.108 108282.301 L 21371.268 108282.301 L 21370.628 108286.781 L 21369.348 108289.341 L 21371.908 108289.981 C 21367.641 108294.248 21365.508 108298.941 21365.508 108304.061 L 21359.748 108304.061 L 21357.188 108301.501 L 21354.628 108301.501 C 21355.055 108303.635 21356.548 108305.555 21359.108 108307.261 L 21360.388 108311.101 C 21360.815 108313.235 21358.681 108315.155 21353.988 108316.861 L 21355.908 108323.261 L 21358.468 108323.261 L 21353.348 108336.061 C 21352.068 108339.901 21351.428 108344.595 21351.428 108350.141 L 21345.028 108352.701 L 21345.028 108355.901 C 21345.881 108357.608 21346.948 108358.035 21348.228 108357.181 L 21349.508 108360.381 L 21347.588 108362.301 L 21343.108 108361.021 L 21341.188 108363.581 L 21346.308 108368.061 L 21346.308 108374.461 C 21348.441 108376.595 21349.081 108378.088 21348.228 108378.941 L 21345.028 108377.661 L 21339.268 108382.781 L 21344.388 108384.061 ZM 21740.818 108428.861 L 21738.258 108424.381 L 21745.298 108419.901 C 21745.298 108419.048 21744.018 108418.195 21741.458 108417.341 L 21740.178 108411.581 C 21740.178 108409.448 21740.818 108407.101 21742.098 108404.541 C 21742.951 108401.555 21743.591 108399.421 21744.018 108398.141 L 21741.458 108395.581 L 21745.938 108388.541 L 21745.938 108385.341 L 21749.778 108379.581 L 21749.138 108373.821 C 21749.991 108372.968 21750.845 108371.475 21751.698 108369.341 C 21752.978 108367.208 21754.258 108366.355 21755.538 108366.781 C 21755.538 108361.661 21756.605 108356.328 21758.738 108350.781 L 21763.218 108340.541 C 21767.058 108339.688 21768.978 108336.915 21768.978 108332.221 C 21768.978 108327.955 21774.738 108315.581 21786.258 108295.101 C 21797.778 108274.621 21803.325 108264.168 21802.898 108263.741 C 21806.311 108259.048 21809.725 108253.715 21813.138 108247.741 C 21816.978 108241.768 21819.965 108236.221 21822.098 108231.101 C 21822.525 108230.675 21823.805 108228.328 21825.938 108224.061 C 21828.498 108219.368 21830.205 108217.235 21831.058 108217.661 L 21839.378 108201.661 L 21840.658 108197.821 C 21845.351 108189.288 21849.191 108182.675 21852.178 108177.981 C 21857.725 108169.021 21861.991 108163.475 21864.978 108161.341 L 21877.138 108136.381 C 21878.845 108137.235 21879.698 108137.021 21879.698 108135.741 C 21880.125 108134.035 21880.551 108132.115 21880.978 108129.981 C 21881.831 108127.848 21882.471 108126.355 21882.898 108125.501 C 21885.031 108121.235 21887.378 108117.395 21889.938 108113.981 L 21932.818 108041.021 C 21934.525 108039.741 21936.231 108038.248 21937.938 108036.541 C 21946.471 108034.408 21955.218 108032.061 21964.178 108029.501 L 21968.658 108024.381 L 21967.378 108021.181 L 21971.218 108021.181 L 21970.578 108023.741 L 21973.778 108023.741 L 21996.818 108015.421 L 22001.298 108019.261 C 22000.445 108023.528 22000.871 108028.221 22002.578 108033.341 L 21971.218 108083.901 L 21969.938 108088.381 L 21960.338 108103.101 C 21960.765 108103.955 21961.191 108104.595 21961.618 108105.021 C 21958.631 108106.728 21956.285 108108.221 21954.578 108109.501 L 21957.778 108111.421 C 21956.071 108111.848 21954.578 108112.275 21953.298 108112.701 C 21952.018 108113.128 21951.378 108114.835 21951.378 108117.821 L 21946.258 108121.021 C 21946.685 108121.875 21946.471 108123.368 21945.618 108125.501 C 21944.765 108127.208 21945.618 108128.275 21948.178 108128.701 L 21944.978 108135.101 C 21945.405 108132.968 21944.125 108131.901 21941.138 108131.901 L 21940.498 108135.101 L 21934.738 108138.941 L 21938.578 108138.301 L 21943.698 108140.861 C 21941.565 108142.141 21940.071 108142.995 21939.218 108143.421 C 21935.378 108145.555 21933.031 108146.408 21932.178 108145.981 C 21930.471 108151.101 21927.911 108155.581 21924.498 108159.421 L 21930.258 108157.501 L 21927.698 108160.701 L 21929.618 108161.341 L 21925.778 108166.461 L 21923.218 108164.541 C 21922.791 108164.968 21922.578 108165.395 21922.578 108165.821 C 21924.285 108169.235 21924.925 108171.368 21924.498 108172.221 L 21916.178 108175.421 L 21919.378 108177.341 L 21910.418 108178.621 L 21908.498 108185.021 L 21915.538 108185.021 L 21909.138 108188.861 L 21915.538 108190.781 L 21907.218 108192.061 L 21905.938 108189.501 C 21905.511 108191.208 21905.298 108192.701 21905.298 108193.981 C 21905.298 108195.261 21905.938 108197.395 21907.218 108200.381 L 21896.338 108202.941 L 21897.618 108206.781 L 21896.338 108212.541 C 21897.618 108211.688 21898.471 108211.261 21898.898 108211.261 C 21901.458 108209.981 21903.165 108209.341 21904.018 108209.341 L 21904.018 108213.821 L 21899.538 108213.821 C 21897.831 108215.528 21897.618 108217.448 21898.898 108219.581 L 21884.818 108222.781 L 21885.458 108227.901 L 21880.978 108232.381 L 21889.938 108225.981 L 21894.418 108231.101 L 21894.418 108234.301 L 21891.858 108234.301 L 21875.218 108240.061 C 21872.658 108241.768 21870.098 108243.261 21867.538 108244.541 L 21866.258 108249.021 L 21885.458 108245.821 L 21885.458 108250.941 C 21884.605 108250.941 21883.111 108252.648 21880.978 108256.061 C 21879.698 108256.915 21878.418 108257.555 21877.138 108257.981 L 21871.378 108261.821 L 21876.498 108261.821 L 21870.098 108265.661 L 21867.538 108263.741 C 21864.125 108263.741 21862.418 108265.448 21862.418 108268.861 L 21865.618 108270.141 L 21870.098 108267.581 L 21872.658 108270.781 L 21868.178 108277.181 C 21871.591 108278.461 21873.085 108279.528 21872.658 108280.381 L 21863.058 108279.741 L 21861.138 108276.541 L 21859.858 108279.741 C 21859.431 108281.021 21858.151 108281.661 21856.018 108281.661 C 21854.311 108281.661 21853.458 108283.155 21853.458 108286.141 L 21855.378 108285.501 L 21867.538 108286.781 L 21867.538 108289.981 C 21864.125 108289.555 21859.645 108290.195 21854.098 108291.901 L 21854.098 108298.301 L 21863.058 108300.861 C 21860.071 108302.568 21857.725 108303.421 21856.018 108303.421 C 21853.458 108302.141 21851.111 108301.501 21848.978 108301.501 L 21846.418 108303.421 L 21850.898 108307.261 L 21850.258 108309.181 L 21845.138 108309.181 L 21843.858 108311.101 C 21845.565 108311.528 21847.271 108311.741 21848.978 108311.741 L 21848.978 108314.941 C 21851.965 108314.515 21853.885 108314.728 21854.738 108315.581 L 21856.018 108322.621 L 21850.898 108323.261 L 21844.498 108328.381 L 21843.218 108332.861 L 21845.778 108336.701 L 21848.978 108336.701 L 21845.138 108339.261 L 21838.738 108338.621 L 21835.538 108340.541 L 21840.658 108344.381 L 21845.778 108344.381 L 21832.978 108346.941 L 21832.978 108350.781 L 21840.658 108350.781 L 21841.298 108353.981 C 21838.738 108354.408 21837.031 108354.621 21836.178 108354.621 C 21835.325 108354.621 21833.191 108355.261 21829.778 108356.541 L 21825.938 108355.261 L 21822.738 108355.901 L 21822.738 108362.941 C 21824.018 108363.795 21825.511 108363.795 21827.218 108362.941 C 21829.351 108362.088 21830.418 108360.808 21830.418 108359.101 L 21836.818 108360.381 C 21834.685 108366.355 21833.191 108370.195 21832.338 108371.901 L 21827.218 108373.821 L 21828.498 108379.581 L 21820.178 108384.701 L 21821.458 108386.621 L 21827.858 108386.621 L 21830.418 108384.701 L 21828.498 108390.461 L 21823.378 108393.021 C 21823.805 108396.435 21823.165 108398.141 21821.458 108398.141 L 21825.938 108402.621 C 21838.311 108399.208 21856.231 108389.395 21879.698 108373.181 C 21903.591 108356.541 21927.698 108339.688 21952.018 108322.621 C 21924.711 108349.501 21898.258 108374.035 21872.658 108396.221 C 21835.538 108428.221 21806.738 108449.341 21786.258 108459.581 L 21786.258 108462.141 L 21781.138 108460.861 C 21778.578 108463.848 21774.525 108466.408 21768.978 108468.541 C 21763.431 108470.675 21758.525 108471.741 21754.258 108471.741 C 21755.111 108470.888 21754.898 108469.821 21753.618 108468.541 C 21752.765 108467.688 21751.911 108467.688 21751.058 108468.541 L 21742.738 108462.781 C 21743.591 108461.928 21744.445 108461.715 21745.298 108462.141 C 21746.151 108462.568 21747.431 108463.421 21749.138 108464.701 L 21758.738 108464.701 L 21761.298 108466.621 L 21761.298 108464.061 L 21759.378 108463.421 C 21753.405 108462.141 21749.565 108462.355 21747.858 108464.061 L 21745.938 108458.301 L 21743.378 108458.301 L 21743.378 108451.901 C 21740.818 108452.328 21739.325 108452.115 21738.898 108451.261 C 21740.178 108450.835 21741.245 108450.195 21742.098 108449.341 L 21741.458 108441.661 L 21737.618 108441.661 L 21738.898 108438.461 L 21747.858 108435.261 L 21740.818 108435.261 L 21736.338 108431.421 L 21740.818 108428.861 ZM 21916.428 108409.021 L 21920.908 108409.661 L 21919.628 108404.541 C 21919.628 108403.688 21920.268 108401.555 21921.548 108398.141 C 21922.828 108394.301 21923.041 108391.528 21922.188 108389.821 L 21925.388 108385.981 L 21921.548 108386.621 L 21922.828 108385.341 C 21925.388 108379.368 21928.161 108374.888 21931.148 108371.901 L 21930.508 108369.341 L 21933.708 108366.141 L 21965.068 108302.141 L 21993.868 108254.781 L 22000.268 108245.181 L 22002.828 108246.461 L 22006.668 108241.981 C 22006.241 108241.555 22004.961 108241.341 22002.828 108241.341 L 22006.028 108233.661 L 22009.868 108233.661 L 22009.868 108231.101 L 22014.348 108229.821 L 22009.868 108229.181 C 22012.855 108226.195 22016.695 108221.288 22021.388 108214.461 C 22024.801 108209.341 22028.428 108204.008 22032.268 108198.461 L 22036.108 108198.461 C 22042.508 108189.501 22050.401 108182.675 22059.788 108177.981 C 22076.855 108169.448 22086.028 108164.755 22087.308 108163.901 L 22090.508 108165.181 C 22096.481 108160.061 22103.095 108157.501 22110.348 108157.501 L 22118.668 108160.061 C 22117.815 108164.755 22115.255 108170.515 22110.988 108177.341 C 22107.148 108184.168 22105.015 108188.861 22104.588 108191.421 C 22101.175 108193.128 22098.615 108196.968 22096.908 108202.941 L 22091.788 108208.061 L 22089.868 108215.741 C 22085.175 108219.155 22082.828 108223.848 22082.828 108229.821 L 22079.628 108230.461 L 22079.628 108234.301 C 22078.348 108233.875 22076.215 108234.728 22073.228 108236.861 C 22072.375 108236.435 22071.095 108236.221 22069.388 108236.221 L 22066.828 108236.221 L 22065.548 108240.061 L 22075.788 108240.061 L 22075.788 108242.621 L 22067.468 108245.821 L 22069.388 108247.101 L 22071.308 108249.021 L 22069.388 108250.941 L 22064.908 108249.021 L 22063.628 108250.941 L 22067.468 108251.581 L 22065.548 108257.341 C 22065.121 108255.635 22064.695 108254.355 22064.268 108253.501 C 22063.841 108252.648 22063.201 108252.861 22062.348 108254.141 L 22062.988 108259.901 C 22060.001 108259.475 22058.295 108260.115 22057.868 108261.821 C 22058.721 108262.675 22059.575 108263.315 22060.428 108263.741 L 22056.588 108276.541 L 22052.108 108277.181 L 22044.428 108279.101 L 22043.148 108282.941 L 22044.428 108284.221 L 22052.108 108283.581 L 22048.908 108286.141 L 22049.548 108290.621 L 22043.788 108296.381 L 22036.108 108295.101 L 22030.348 108301.501 C 22030.775 108302.355 22031.415 108302.995 22032.268 108303.421 L 22034.828 108300.861 L 22038.668 108301.501 L 22036.748 108304.061 L 22041.228 108307.261 C 22041.228 108308.541 22040.375 108309.608 22038.668 108310.461 C 22037.388 108311.315 22036.535 108311.741 22036.108 108311.741 L 22030.988 108307.901 L 22030.988 108310.461 L 22032.908 108311.741 L 22025.868 108311.741 L 22021.388 108313.021 L 22020.748 108318.141 L 22016.908 108318.781 L 22017.548 108321.981 L 22024.588 108321.981 C 22024.588 108323.261 22025.441 108324.115 22027.148 108324.541 C 22028.855 108324.968 22029.708 108325.821 22029.708 108327.101 L 22026.508 108327.101 L 22018.188 108327.101 L 22020.108 108330.301 L 22025.228 108329.021 C 22025.228 108329.875 22024.375 108330.941 22022.668 108332.221 C 22021.815 108333.928 22021.815 108335.208 22022.668 108336.061 C 22023.948 108336.488 22024.588 108337.128 22024.588 108337.981 L 22018.188 108342.461 L 22020.108 108344.381 L 22015.628 108345.661 L 22011.788 108346.941 L 22005.388 108350.141 C 22003.681 108350.995 22002.828 108352.275 22002.828 108353.981 L 22004.108 108355.901 L 22007.308 108352.701 C 22010.295 108352.701 22013.281 108351.635 22016.268 108349.501 L 22016.908 108352.061 L 22014.988 108352.701 L 22012.428 108359.101 L 22007.948 108358.461 L 22006.028 108361.021 L 22009.868 108362.941 L 22006.668 108369.341 L 22002.828 108368.701 L 22000.908 108369.981 C 22000.908 108377.235 22001.121 108381.715 22001.548 108383.421 L 21998.988 108384.061 L 22000.908 108389.181 L 21997.068 108391.101 L 21997.068 108396.861 L 21998.348 108398.141 C 21997.495 108398.568 21996.855 108398.781 21996.428 108398.781 L 21998.988 108410.301 L 22000.268 108411.581 L 22007.948 108412.221 C 22015.628 108412.221 22027.148 108407.101 22042.508 108396.861 L 22102.668 108354.621 L 22105.868 108355.901 C 22104.161 108360.168 22091.788 108370.835 22068.748 108387.901 C 22058.935 108395.155 22054.028 108400.275 22054.028 108403.261 L 22000.268 108440.381 C 21984.055 108451.048 21972.748 108457.021 21966.348 108458.301 C 21967.628 108459.155 21967.415 108460.221 21965.708 108461.501 C 21964.428 108462.355 21963.575 108461.928 21963.148 108460.221 C 21959.735 108463.635 21956.108 108465.555 21952.268 108465.981 C 21953.975 108467.261 21954.828 108467.048 21954.828 108465.341 C 21955.255 108464.061 21955.468 108463.208 21955.468 108462.781 L 21952.908 108462.141 L 21950.348 108464.061 L 21951.628 108460.221 L 21949.068 108460.221 L 21947.148 108464.061 L 21942.028 108464.061 L 21942.028 108461.501 C 21934.775 108458.941 21929.655 108456.595 21926.668 108454.461 C 21918.561 108448.915 21914.508 108440.808 21914.508 108430.141 L 21914.508 108424.381 L 21917.708 108425.021 L 21918.988 108423.101 L 21913.228 108423.101 C 21914.081 108416.275 21915.148 108411.581 21916.428 108409.021 ZM 22025.228 108314.301 C 22029.495 108315.155 22032.908 108317.501 22035.468 108321.341 L 22030.348 108321.981 L 22025.868 108321.341 L 22022.668 108320.701 L 22022.028 108318.781 L 22025.228 108314.301 ZM 22096.268 108099.261 L 22093.068 108091.581 C 22093.068 108086.461 22095.841 108080.061 22101.388 108072.381 C 22105.655 108066.835 22109.921 108061.075 22114.188 108055.101 L 22113.548 108053.181 L 22117.388 108054.461 L 22118.668 108053.181 L 22117.388 108049.981 L 22118.668 108046.141 L 22120.588 108043.581 L 22123.148 108042.941 L 22123.148 108039.741 C 22123.148 108035.901 22125.708 108033.981 22130.828 108033.981 L 22136.588 108036.541 L 22138.508 108035.261 L 22138.508 108029.501 L 22141.708 108028.221 L 22145.548 108028.861 L 22150.028 108026.301 L 22150.668 108023.741 L 22155.148 108025.021 L 22157.068 108022.461 L 22160.268 108022.461 L 22161.548 108021.181 L 22163.468 108023.101 L 22166.668 108018.621 L 22173.068 108023.101 L 22174.348 108018.621 L 22176.268 108019.901 L 22178.828 108016.701 L 22188.428 108017.341 L 22190.348 108018.621 L 22194.188 108023.101 L 22186.508 108046.141 L 22185.228 108049.981 C 22183.095 108052.115 22181.601 108054.675 22180.748 108057.661 C 22176.908 108057.661 22174.348 108058.088 22173.068 108058.941 L 22173.068 108062.141 L 22176.268 108062.141 L 22176.268 108067.901 C 22171.575 108070.035 22169.015 108073.661 22168.588 108078.781 L 22164.108 108086.461 L 22158.348 108087.741 L 22158.348 108090.941 L 22153.868 108090.301 L 22150.668 108090.301 L 22150.028 108092.221 L 22144.908 108092.221 C 22141.068 108091.795 22137.015 108094.141 22132.748 108099.261 L 22127.628 108097.981 L 22123.788 108098.621 L 22123.148 108103.101 L 22112.268 108103.101 L 22110.348 108101.181 L 22105.228 108105.021 C 22098.401 108105.021 22094.775 108106.728 22094.348 108110.141 L 22092.428 108108.861 C 22091.148 108107.581 22090.508 108104.381 22090.508 108099.261 L 22096.268 108099.261 ZM 22072.718 108514.621 L 22075.278 108485.181 C 22074.851 108482.621 22075.918 108479.848 22078.478 108476.861 C 22078.905 108476.435 22079.545 108476.008 22080.398 108475.581 L 22077.198 108474.301 C 22080.185 108468.755 22081.891 108464.915 22082.318 108462.781 C 22081.891 108461.928 22081.251 108461.075 22080.398 108460.221 L 22082.318 108449.341 L 22084.878 108449.341 C 22085.305 108448.915 22084.878 108446.995 22083.598 108443.581 C 22086.158 108442.301 22088.291 108441.661 22089.998 108441.661 L 22086.158 108437.821 C 22086.158 108429.288 22088.718 108425.021 22093.838 108425.021 L 22093.198 108423.101 L 22091.918 108419.901 L 22098.958 108407.741 L 22097.678 108406.461 L 22118.158 108352.701 C 22119.011 108353.555 22119.438 108353.768 22119.438 108353.341 C 22119.865 108352.488 22120.078 108350.781 22120.078 108348.221 L 22125.198 108337.981 C 22128.185 108328.168 22137.145 108309.608 22152.078 108282.301 C 22164.025 108260.541 22175.118 108241.555 22185.358 108225.341 C 22180.238 108223.208 22176.825 108221.715 22175.118 108220.861 C 22168.718 108217.448 22164.025 108212.968 22161.038 108207.421 C 22161.038 108203.581 22161.678 108200.595 22162.958 108198.461 C 22164.238 108196.328 22168.718 108191.421 22176.398 108183.741 L 22178.318 108184.381 L 22191.758 108170.301 L 22201.998 108158.141 C 22203.705 108158.995 22205.625 108158.355 22207.758 108156.221 C 22208.185 108155.795 22209.038 108154.515 22210.318 108152.381 L 22219.278 108151.741 L 22228.878 108153.661 L 22232.078 108153.661 C 22260.665 108100.328 22283.705 108059.795 22301.198 108032.061 C 22319.118 108004.328 22332.985 107990.461 22342.798 107990.461 L 22342.798 107987.261 L 22353.038 107981.501 L 22356.878 107982.781 L 22357.518 107980.221 L 22368.398 107971.901 C 22370.531 107970.621 22372.238 107969.768 22373.518 107969.341 L 22376.718 107969.341 L 22390.798 107969.981 C 22396.345 107974.248 22399.118 107978.728 22399.118 107983.421 C 22399.118 107985.555 22391.865 107996.648 22377.358 108016.701 C 22362.851 108036.755 22354.318 108047.208 22351.758 108048.061 C 22350.905 108048.915 22350.691 108050.195 22351.118 108051.901 C 22351.971 108053.181 22352.611 108054.035 22353.038 108054.461 C 22351.758 108056.595 22350.478 108058.515 22349.198 108060.221 L 22342.798 108066.621 C 22343.651 108068.328 22342.371 108070.675 22338.958 108073.661 C 22335.545 108076.648 22332.558 108079.208 22329.998 108081.341 L 22328.718 108083.901 L 22333.198 108085.821 C 22331.065 108086.248 22328.931 108086.461 22326.798 108086.461 L 22326.798 108089.021 C 22326.371 108090.301 22326.158 108091.581 22326.158 108092.861 C 22328.291 108092.861 22329.358 108093.715 22329.358 108095.421 L 22325.518 108096.061 C 22323.385 108097.341 22321.891 108098.835 22321.038 108100.541 C 22320.185 108102.248 22319.971 108103.528 22320.398 108104.381 C 22317.411 108105.661 22314.638 108106.941 22312.078 108108.221 C 22313.358 108109.075 22314.638 108109.715 22315.918 108110.141 L 22317.838 108112.061 C 22313.998 108119.315 22310.798 108124.435 22308.238 108127.421 C 22303.545 108133.395 22298.425 108137.021 22292.878 108138.301 L 22300.558 108139.581 C 22300.558 108143.848 22298.425 108145.981 22294.158 108145.981 C 22289.038 108145.981 22287.118 108147.688 22288.398 108151.101 C 22290.105 108150.248 22291.598 108149.395 22292.878 108148.541 C 22294.585 108147.688 22295.438 108148.755 22295.438 108151.741 C 22291.598 108153.021 22289.251 108153.875 22288.398 108154.301 L 22289.678 108156.861 L 22282.638 108160.061 L 22282.638 108165.181 L 22285.198 108172.221 C 22291.171 108174.781 22296.291 108178.621 22300.558 108183.741 C 22304.825 108188.435 22308.238 108193.981 22310.798 108200.381 C 22315.065 108201.235 22318.691 108202.088 22321.678 108202.941 C 22324.665 108203.368 22327.438 108203.581 22329.998 108203.581 C 22352.185 108203.581 22375.651 108198.035 22400.398 108186.941 C 22425.571 108175.848 22449.678 108164.968 22472.718 108154.301 C 22469.305 108157.288 22466.105 108160.275 22463.118 108163.261 C 22426.425 108187.581 22403.385 108202.515 22393.998 108208.061 C 22381.198 108215.315 22366.265 108222.568 22349.198 108229.821 C 22344.078 108231.955 22339.171 108233.875 22334.478 108235.581 C 22330.211 108236.861 22327.011 108238.141 22324.878 108239.421 L 22326.158 108276.541 C 22326.158 108283.795 22325.731 108290.195 22324.878 108295.741 C 22324.451 108301.288 22322.745 108309.821 22319.758 108321.341 C 22318.478 108324.755 22317.411 108327.955 22316.558 108330.941 C 22315.705 108333.501 22316.131 108335.208 22317.838 108336.061 L 22314.638 108350.781 L 22312.718 108351.421 C 22311.011 108356.541 22309.518 108361.661 22308.238 108366.781 C 22307.385 108366.781 22306.745 108367.848 22306.318 108369.981 L 22302.478 108373.821 L 22305.678 108373.821 L 22300.558 108376.381 L 22302.478 108385.341 C 22300.771 108384.488 22299.278 108384.701 22297.998 108385.981 C 22297.145 108387.261 22296.718 108388.115 22296.718 108388.541 L 22292.878 108391.101 C 22292.451 108391.528 22292.878 108392.381 22294.158 108393.661 C 22295.865 108394.941 22296.291 108396.648 22295.438 108398.781 L 22289.038 108403.901 C 22290.318 108407.315 22290.531 108409.235 22289.678 108409.661 C 22287.971 108409.235 22286.478 108409.021 22285.198 108409.021 C 22286.051 108410.301 22286.478 108412.221 22286.478 108414.781 L 22283.918 108416.061 L 22281.358 108417.341 L 22283.918 108417.981 C 22283.065 108418.835 22281.998 108420.541 22280.718 108423.101 C 22279.438 108425.235 22277.731 108427.795 22275.598 108430.781 C 22273.465 108433.768 22270.691 108436.115 22267.278 108437.821 L 22267.918 108440.381 C 22267.918 108445.928 22265.785 108449.768 22261.518 108451.901 L 22253.838 108454.461 C 22252.985 108456.595 22252.131 108458.088 22251.278 108458.941 C 22250.425 108459.795 22249.358 108460.435 22248.078 108460.861 C 22237.838 108474.941 22232.291 108482.408 22231.438 108483.261 C 22227.598 108487.528 22223.545 108490.941 22219.278 108493.501 L 22219.278 108503.741 L 22210.318 108510.781 C 22209.465 108513.341 22208.611 108514.408 22207.758 108513.981 L 22204.558 108525.501 C 22198.158 108529.768 22190.478 108536.168 22181.518 108544.701 L 22168.718 108557.501 L 22169.998 108560.061 L 22166.798 108560.061 L 22160.398 108563.901 L 22155.918 108571.581 C 22151.225 108574.995 22148.238 108576.275 22146.958 108575.421 C 22140.558 108579.261 22134.585 108582.461 22129.038 108585.021 C 22123.918 108587.581 22118.158 108589.715 22111.758 108591.421 L 22089.998 108581.821 L 22082.318 108566.461 L 22086.158 108565.821 L 22084.878 108561.341 L 22082.958 108559.421 L 22077.838 108553.021 C 22079.118 108551.741 22079.758 108549.821 22079.758 108547.261 C 22079.758 108545.555 22078.478 108544.701 22075.918 108544.701 L 22072.718 108522.301 L 22072.718 108514.621 ZM 22150.158 108488.381 L 22150.158 108492.861 C 22150.158 108498.835 22150.371 108503.741 22150.798 108507.581 C 22151.651 108511.421 22153.358 108515.261 22155.918 108519.101 L 22160.398 108521.021 C 22164.665 108520.168 22167.651 108519.101 22169.358 108517.821 L 22177.038 108514.621 L 22178.958 108515.261 L 22178.958 108511.421 C 22186.638 108506.301 22191.545 108502.888 22193.678 108501.181 C 22198.798 108497.341 22202.851 108492.861 22205.838 108487.741 C 22223.331 108465.555 22237.838 108438.248 22249.358 108405.821 C 22260.878 108373.395 22266.638 108342.675 22266.638 108313.661 C 22266.638 108298.728 22265.145 108284.861 22262.158 108272.061 C 22257.465 108251.581 22250.211 108241.341 22240.398 108241.341 L 22235.918 108243.261 L 22237.838 108247.741 L 22242.318 108247.101 C 22241.038 108247.955 22239.971 108248.808 22239.118 108249.661 C 22238.691 108250.088 22238.265 108250.728 22237.838 108251.581 L 22231.438 108252.221 C 22231.011 108256.488 22228.665 108259.901 22224.398 108262.461 L 22230.158 108262.461 L 22232.718 108264.381 L 22226.318 108273.981 L 22231.438 108271.421 L 22224.398 108276.541 L 22221.838 108275.261 L 22219.918 108278.461 L 22224.398 108278.461 L 22226.958 108277.181 L 22226.958 108281.661 L 22220.558 108281.661 L 22220.558 108287.421 L 22216.718 108288.061 L 22214.798 108291.901 L 22203.918 108290.621 L 22201.998 108293.821 L 22206.478 108294.461 L 22210.318 108293.821 L 22213.518 108295.101 L 22214.798 108298.301 L 22211.598 108297.661 L 22211.598 108302.141 L 22208.398 108303.421 C 22206.691 108306.408 22204.345 108308.328 22201.358 108309.181 L 22202.638 108312.381 L 22205.838 108312.381 L 22209.038 108316.221 L 22205.838 108321.981 C 22202.425 108321.981 22199.651 108323.261 22197.518 108325.821 L 22200.718 108330.941 C 22199.865 108335.635 22196.878 108338.408 22191.758 108339.261 L 22189.838 108337.341 L 22188.558 108340.541 L 22189.838 108345.661 L 22194.318 108345.661 L 22191.758 108347.581 L 22191.118 108350.781 L 22184.718 108348.861 L 22182.158 108351.421 L 22183.438 108354.621 L 22190.478 108354.621 L 22185.358 108358.461 C 22184.505 108361.021 22184.078 108364.648 22184.078 108369.341 L 22171.918 108369.981 L 22168.718 108371.261 L 22172.558 108375.741 L 22175.118 108373.821 L 22176.398 108375.741 L 22180.238 108376.381 L 22180.238 108378.941 L 22173.838 108383.421 C 22172.985 108383.848 22172.985 108384.488 22173.838 108385.341 L 22176.398 108386.621 L 22173.838 108387.261 L 22173.838 108390.461 C 22174.265 108391.315 22174.905 108392.168 22175.758 108393.021 L 22171.918 108394.301 L 22175.758 108395.581 L 22171.278 108398.781 L 22168.718 108398.141 L 22171.278 108401.981 L 22170.638 108409.021 L 22164.878 108409.021 C 22164.451 108410.301 22164.238 108411.581 22164.238 108412.861 C 22163.385 108414.568 22161.678 108416.275 22159.118 108417.981 L 22160.398 108420.541 L 22166.158 108420.541 L 22161.038 108425.021 L 22161.038 108430.141 L 22165.518 108430.141 L 22159.758 108446.141 L 22154.638 108447.421 L 22157.838 108450.621 L 22157.838 108453.821 L 22152.718 108462.141 L 22152.718 108471.101 L 22149.518 108474.301 L 22151.438 108477.501 L 22149.518 108479.421 C 22150.371 108481.981 22149.518 108484.541 22146.958 108487.101 L 22150.158 108488.381 ZM 22360.148 108392.381 L 22360.148 108389.821 L 22363.348 108379.581 C 22362.495 108379.581 22361.641 108379.368 22360.788 108378.941 C 22360.361 108376.808 22361.215 108375.528 22363.348 108375.101 L 22363.348 108370.621 L 22365.908 108370.621 L 22363.988 108361.021 C 22363.988 108357.608 22366.335 108350.355 22371.028 108339.261 C 22374.441 108331.155 22378.068 108323.048 22381.908 108314.941 L 22384.468 108314.941 C 22389.161 108300.435 22402.815 108281.448 22425.428 108257.981 C 22448.468 108234.088 22467.455 108218.728 22482.388 108211.901 C 22502.015 108197.821 22519.508 108186.515 22534.868 108177.981 C 22558.761 108164.328 22577.535 108157.501 22591.188 108157.501 C 22602.281 108157.501 22610.815 108161.128 22616.788 108168.381 C 22622.761 108175.635 22625.748 108184.808 22625.748 108195.901 L 22625.108 108202.941 C 22624.255 108204.648 22623.401 108206.141 22622.548 108207.421 C 22622.548 108208.275 22622.335 108210.195 22621.908 108213.181 C 22621.055 108214.461 22620.415 108215.528 22619.988 108216.381 L 22614.868 108227.901 C 22613.161 108228.755 22612.095 108229.181 22611.668 108229.181 C 22611.668 108230.035 22611.881 108230.675 22612.308 108231.101 L 22604.628 108241.981 L 22601.428 108243.261 L 22600.148 108248.381 C 22599.295 108247.955 22597.161 108249.235 22593.748 108252.221 L 22587.988 108257.981 L 22582.228 108257.341 L 22575.828 108261.181 C 22577.108 108261.608 22578.601 108262.035 22580.308 108262.461 L 22570.068 108270.141 L 22566.868 108268.221 L 22564.948 108268.861 L 22565.588 108273.341 L 22553.428 108276.541 C 22547.455 108282.941 22537.428 108288.915 22523.348 108294.461 C 22518.655 108296.168 22511.828 108298.515 22502.868 108301.501 C 22501.588 108302.355 22500.308 108302.995 22499.028 108303.421 C 22497.321 108303.421 22494.121 108304.488 22489.428 108306.621 C 22485.161 108308.755 22482.815 108309.821 22482.388 108309.821 C 22477.268 108312.381 22470.655 108315.368 22462.548 108318.781 C 22454.441 108322.195 22449.321 108323.475 22447.188 108322.621 L 22441.428 108336.061 C 22442.281 108335.635 22443.135 108336.488 22443.988 108338.621 L 22441.428 108337.341 L 22438.228 108337.341 L 22438.228 108341.181 L 22442.708 108343.101 C 22441.855 108343.101 22440.788 108346.515 22439.508 108353.341 C 22438.228 108360.168 22437.588 108366.995 22437.588 108373.821 C 22437.588 108384.915 22440.148 108394.088 22445.268 108401.341 C 22450.388 108408.168 22458.068 108411.581 22468.308 108411.581 C 22479.401 108411.581 22493.695 108406.035 22511.188 108394.941 C 22524.841 108386.408 22538.495 108377.661 22552.148 108368.701 C 22560.255 108361.448 22568.361 108353.981 22576.468 108346.301 C 22579.881 108343.741 22585.215 108340.328 22592.468 108336.061 L 22594.388 108341.821 C 22592.255 108346.088 22587.348 108351.208 22579.668 108357.181 C 22572.415 108363.155 22567.721 108367.421 22565.588 108369.981 L 22563.028 108369.981 L 22555.348 108376.381 L 22552.148 108379.581 L 22547.668 108385.981 L 22545.108 108385.981 L 22532.308 108398.781 C 22526.335 108404.755 22521.641 108409.021 22518.228 108411.581 L 22476.628 108443.581 C 22474.495 108444.008 22473.001 108444.435 22472.148 108444.861 C 22471.295 108445.288 22471.721 108446.141 22473.428 108447.421 L 22453.588 108458.941 L 22453.588 108455.741 L 22447.188 108458.941 L 22447.828 108461.501 C 22446.548 108461.928 22443.561 108462.141 22438.868 108462.141 L 22436.308 108464.061 L 22430.548 108464.061 L 22427.348 108467.901 C 22426.068 108467.048 22423.295 108466.621 22419.028 108466.621 L 22403.028 108466.621 L 22404.308 108464.061 C 22402.175 108464.488 22399.401 108464.275 22395.988 108463.421 C 22393.001 108462.568 22389.801 108461.501 22386.388 108460.221 L 22386.388 108457.661 L 22390.868 108456.381 L 22388.948 108455.101 L 22381.268 108455.101 C 22378.281 108453.821 22375.935 108451.475 22374.228 108448.061 L 22378.708 108446.781 L 22376.788 108443.581 L 22370.388 108444.221 C 22367.828 108438.248 22367.188 108433.128 22368.468 108428.861 L 22365.268 108429.501 L 22365.268 108426.941 C 22367.828 108426.941 22368.895 108426.088 22368.468 108424.381 L 22362.708 108424.381 C 22365.268 108422.675 22366.548 108420.115 22366.548 108416.701 L 22361.428 108407.741 L 22363.988 108405.181 L 22360.148 108399.421 L 22360.148 108392.381 ZM 22532.948 108271.421 C 22540.201 108265.448 22545.961 108258.408 22550.228 108250.301 C 22554.921 108241.768 22557.268 108233.235 22557.268 108224.701 C 22557.268 108219.581 22555.561 108214.888 22552.148 108210.621 C 22548.735 108206.355 22544.255 108204.221 22538.708 108204.221 C 22535.721 108204.221 22533.588 108205.501 22532.308 108208.061 L 22526.548 108208.061 L 22529.108 108211.261 L 22531.028 108209.981 L 22512.468 108223.421 C 22511.188 108227.261 22508.201 108230.461 22503.508 108233.021 L 22495.188 108238.781 L 22495.188 108241.341 L 22500.308 108241.341 L 22493.908 108242.621 L 22491.348 108244.541 L 22487.508 108247.741 L 22485.588 108250.941 L 22483.028 108250.941 L 22481.748 108252.861 C 22481.748 108253.715 22483.455 108254.781 22486.868 108256.061 L 22483.028 108259.261 C 22481.748 108259.261 22478.335 108261.395 22472.788 108265.661 L 22471.508 108273.341 L 22470.228 108276.541 L 22467.668 108276.541 L 22460.628 108286.141 L 22462.548 108283.581 L 22465.748 108283.581 L 22462.548 108286.781 L 22459.988 108287.421 L 22459.988 108289.981 C 22453.588 108290.835 22449.748 108291.901 22448.468 108293.181 L 22450.388 108295.101 L 22452.308 108293.821 L 22458.068 108293.821 L 22456.148 108297.021 L 22453.588 108297.021 L 22453.588 108302.141 L 22455.508 108303.421 C 22452.521 108303.421 22450.388 108304.701 22449.108 108307.261 C 22460.201 108307.261 22475.135 108303.421 22493.908 108295.741 C 22512.681 108287.635 22525.695 108279.528 22532.948 108271.421 Z">
              <!-- 6573 nodes -->
            </draw:path>
          </draw:g>
          <!-- id="g1114" -->
          <draw:g id="g1054">
            <draw:g id="g881-9-8-7">
              <draw:path id="rect868-9-9-2" draw:style-name="style0" draw:layer="layout" svg:x="16.439cm" svg:y="50.309cm" svg:width="6.149cm" svg:height="8.640cm" svg:viewBox="0.0 0.0 6149.189 8640.000" svg:d="M 33297.446 100618.011 L 38605.987 100618.011 C 38838.846 100618.011 39026.311 100805.476 39026.311 101038.336 L 39026.311 108837.687 C 39026.311 109070.547 38838.846 109258.011 38605.987 109258.011 L 33297.446 109258.011 C 33064.586 109258.011 32877.122 109070.547 32877.122 108837.687 L 32877.122 101038.336 C 32877.122 100805.476 33064.586 100618.011 33297.446 100618.011 Z">
                <!-- 9 nodes -->
              </draw:path>
              <draw:path id="rect872-8-5-8" draw:style-name="style1" draw:layer="layout" svg:x="16.765cm" svg:y="50.589cm" svg:width="5.495cm" svg:height="8.017cm" svg:viewBox="0.0 0.0 5495.351 8017.297" svg:d="M 33530.960 101209.579 L 38497.013 101178.444 L 39010.743 101785.579 L 39026.311 109195.741 L 33530.960 109195.741 L 33530.960 101209.579 Z">
                <!-- 6 nodes -->
              </draw:path>
            </draw:g>
            <!-- id="g881-9-8-7" -->
            <draw:path id="text934-9-3" draw:style-name="style2" draw:layer="layout" svg:x="17.139cm" svg:y="50.976cm" svg:width="4.373cm" svg:height="0.867cm" svg:viewBox="0.0 0.0 4373.096 867.293" svg:d="M 34636.244 102256.684 L 34635.062 102399.658 L 34638.607 102777.178 L 34638.607 102804.355 L 34277.629 102804.355 L 34281.764 102365.391 L 34277.038 101997.914 L 34903.285 101997.914 C 34931.643 101997.914 34947.595 101998.505 34951.140 101999.686 C 34960.199 102002.050 34964.728 102008.745 34964.728 102019.774 C 34964.728 102033.559 34956.063 102040.452 34938.733 102040.452 L 34934.597 102040.452 L 34638.607 102036.316 L 34636.244 102219.464 L 34700.641 102220.055 L 34907.421 102216.510 L 34952.912 102215.919 C 34969.455 102215.919 34980.286 102217.297 34985.406 102220.055 C 34990.920 102222.812 34993.677 102228.326 34993.677 102236.597 C 34993.677 102251.958 34980.680 102259.638 34954.685 102259.638 L 34908.012 102258.456 L 34636.244 102256.684 ZM 35455.682 102410.883 L 35455.682 102338.805 C 35455.289 102288.784 35454.501 102258.063 35453.319 102246.640 C 35452.138 102235.218 35448.593 102224.978 35442.685 102215.919 C 35428.506 102193.862 35395.421 102182.834 35343.431 102182.834 C 35263.082 102182.834 35201.048 102208.042 35157.329 102258.456 C 35139.605 102278.938 35124.638 102289.178 35112.428 102289.178 C 35103.369 102289.178 35095.492 102286.027 35088.796 102279.725 C 35082.100 102273.423 35078.753 102266.137 35078.753 102257.866 C 35078.753 102233.052 35108.096 102207.451 35166.782 102181.062 C 35222.711 102155.854 35294.985 102143.251 35383.605 102143.251 C 35529.335 102143.251 35632.135 102165.307 35692.002 102209.420 C 35717.997 102228.720 35734.934 102250.382 35742.811 102274.408 C 35750.688 102298.434 35754.627 102340.775 35754.627 102401.430 L 35754.627 102635.977 C 35753.051 102679.303 35754.233 102711.993 35758.172 102734.050 C 35762.504 102755.713 35771.957 102779.148 35786.530 102804.355 L 35455.682 102804.355 L 35455.682 102742.321 C 35419.447 102767.135 35383.408 102785.843 35347.566 102798.447 C 35312.118 102811.051 35277.064 102817.353 35242.404 102817.353 C 35183.718 102817.353 35131.531 102800.219 35085.842 102765.953 C 35026.368 102721.052 34996.631 102662.760 34996.631 102591.076 C 34996.631 102527.664 35020.657 102476.461 35068.709 102437.469 C 35124.638 102391.386 35193.958 102368.345 35276.670 102368.345 C 35310.543 102368.345 35340.477 102371.496 35366.472 102377.798 C 35392.467 102383.706 35422.204 102394.734 35455.682 102410.883 ZM 35456.273 102453.420 C 35406.646 102428.607 35368.244 102416.200 35341.067 102416.200 C 35318.223 102416.200 35303.256 102425.259 35296.167 102443.377 C 35292.228 102453.223 35290.259 102481.779 35290.259 102529.043 L 35290.259 102670.244 C 35290.653 102701.359 35291.637 102720.265 35293.213 102726.960 C 35297.151 102745.078 35310.543 102754.137 35333.387 102754.137 C 35351.505 102754.137 35371.592 102748.820 35393.649 102738.186 C 35416.099 102727.157 35436.580 102712.781 35455.092 102695.057 L 35456.273 102453.420 ZM 35880.467 102695.057 C 35888.345 102695.057 35898.388 102700.965 35910.598 102712.781 C 35930.291 102731.293 35958.256 102747.244 35994.491 102760.636 C 36030.727 102773.633 36064.600 102780.132 36096.109 102780.132 C 36110.682 102780.132 36121.513 102777.769 36128.603 102773.043 C 36136.086 102767.922 36139.828 102760.636 36139.828 102751.183 C 36139.828 102741.730 36134.708 102730.505 36124.467 102717.508 C 36114.621 102704.116 36092.367 102678.712 36057.707 102641.294 C 35973.026 102550.705 35918.081 102487.096 35892.874 102450.466 C 35868.060 102413.443 35855.654 102377.995 35855.654 102344.122 C 35855.654 102314.582 35864.122 102286.421 35881.058 102259.638 C 35898.388 102232.461 35922.414 102209.420 35953.136 102190.515 C 36003.944 102159.005 36062.236 102143.251 36128.012 102143.251 C 36176.458 102143.251 36227.660 102153.491 36281.620 102173.972 C 36323.764 102190.121 36344.835 102207.648 36344.835 102226.553 C 36344.835 102232.461 36342.275 102237.778 36337.155 102242.505 C 36332.429 102247.231 36326.915 102249.594 36320.613 102249.594 C 36313.129 102249.594 36299.147 102242.308 36278.666 102227.735 C 36236.916 102197.801 36191.425 102182.834 36142.191 102182.834 C 36124.861 102182.834 36111.667 102185.591 36102.608 102191.105 C 36093.943 102196.619 36089.610 102205.088 36089.610 102216.510 C 36089.610 102229.901 36097.684 102246.837 36113.833 102267.318 C 36130.375 102287.799 36163.657 102322.460 36213.678 102371.299 C 36262.517 102418.957 36293.436 102450.269 36306.434 102465.236 C 36319.825 102479.809 36332.626 102496.746 36344.835 102516.045 C 36365.710 102549.130 36376.148 102584.972 36376.148 102623.570 C 36376.148 102684.226 36346.805 102733.262 36288.119 102770.679 C 36240.067 102801.795 36180.987 102817.353 36110.879 102817.353 C 36032.893 102817.353 35963.770 102800.023 35903.508 102765.362 C 35885.784 102754.728 35873.575 102746.063 35866.879 102739.367 C 35860.577 102732.671 35857.426 102725.385 35857.426 102717.508 C 35857.426 102702.934 35865.106 102695.451 35880.467 102695.057 ZM 36750.124 102287.406 L 36750.124 102682.060 L 36749.533 102719.871 C 36749.533 102744.290 36752.487 102760.636 36758.395 102768.907 C 36764.697 102776.784 36777.104 102780.723 36795.615 102780.723 C 36842.092 102780.723 36887.780 102766.544 36932.681 102738.186 C 36977.582 102709.433 37014.211 102671.031 37042.569 102622.980 C 37051.235 102608.407 37059.703 102601.120 37067.974 102601.120 C 37073.882 102601.120 37079.199 102603.877 37083.925 102609.391 C 37089.046 102614.512 37091.606 102620.026 37091.606 102625.934 C 37091.606 102640.113 37080.184 102660.200 37057.339 102686.195 C 37034.495 102711.796 37007.909 102734.838 36977.582 102755.319 C 36915.745 102796.675 36849.575 102817.353 36779.073 102817.353 C 36682.576 102817.353 36602.818 102787.419 36539.799 102727.551 C 36468.116 102660.200 36432.274 102577.685 36432.274 102480.006 C 36432.274 102379.176 36470.085 102295.283 36545.707 102228.326 C 36609.120 102171.609 36687.302 102143.251 36780.255 102143.251 C 36854.301 102143.251 36919.092 102160.778 36974.628 102195.832 C 36998.260 102210.799 37017.559 102226.947 37032.526 102244.277 C 37047.493 102261.214 37054.976 102275.590 37054.976 102287.406 C 37054.976 102293.314 37052.810 102298.434 37048.477 102302.766 C 37044.145 102306.705 37038.828 102308.674 37032.526 102308.674 C 37024.255 102308.674 37013.817 102299.222 37001.213 102280.316 C 36983.096 102253.927 36954.540 102231.083 36915.548 102211.783 C 36876.555 102192.090 36839.728 102182.243 36805.068 102182.243 C 36781.830 102182.243 36766.863 102188.742 36760.167 102201.740 C 36753.472 102214.737 36750.124 102243.293 36750.124 102287.406 ZM 37306.657 101952.422 C 37410.637 101952.422 37462.628 101979.599 37462.628 102033.953 C 37462.628 102060.342 37448.842 102081.020 37421.272 102095.987 C 37394.095 102110.560 37355.693 102117.846 37306.066 102117.846 C 37207.206 102117.846 37157.775 102089.882 37157.775 102033.953 C 37157.775 101980.387 37207.402 101953.210 37306.657 101952.422 ZM 37459.674 102159.202 L 37459.674 102176.335 L 37458.492 102268.500 L 37457.311 102411.473 L 37455.538 102628.888 L 37457.901 102751.183 L 37459.083 102804.355 L 37155.412 102804.355 L 37158.366 102586.941 L 37160.139 102394.931 L 37158.957 102293.904 L 37157.185 102181.653 L 37157.775 102159.202 L 37459.674 102159.202 ZM 37589.059 102695.057 C 37596.936 102695.057 37606.980 102700.965 37619.189 102712.781 C 37638.883 102731.293 37666.847 102747.244 37703.083 102760.636 C 37739.319 102773.633 37773.191 102780.132 37804.700 102780.132 C 37819.273 102780.132 37830.105 102777.769 37837.194 102773.043 C 37844.678 102767.922 37848.420 102760.636 37848.420 102751.183 C 37848.420 102741.730 37843.299 102730.505 37833.059 102717.508 C 37823.212 102704.116 37800.959 102678.712 37766.298 102641.294 C 37681.617 102550.705 37626.673 102487.096 37601.465 102450.466 C 37576.652 102413.443 37564.245 102377.995 37564.245 102344.122 C 37564.245 102314.582 37572.713 102286.421 37589.649 102259.638 C 37606.980 102232.461 37631.005 102209.420 37661.727 102190.515 C 37712.536 102159.005 37770.828 102143.251 37836.604 102143.251 C 37885.049 102143.251 37936.252 102153.491 37990.211 102173.972 C 38032.355 102190.121 38053.427 102207.648 38053.427 102226.553 C 38053.427 102232.461 38050.867 102237.778 38045.747 102242.505 C 38041.020 102247.231 38035.506 102249.594 38029.204 102249.594 C 38021.721 102249.594 38007.738 102242.308 37987.257 102227.735 C 37945.508 102197.801 37900.016 102182.834 37850.783 102182.834 C 37833.453 102182.834 37820.258 102185.591 37811.199 102191.105 C 37802.534 102196.619 37798.202 102205.088 37798.202 102216.510 C 37798.202 102229.901 37806.276 102246.837 37822.424 102267.318 C 37838.967 102287.799 37872.248 102322.460 37922.269 102371.299 C 37971.109 102418.957 38002.027 102450.269 38015.025 102465.236 C 38028.416 102479.809 38041.217 102496.746 38053.427 102516.045 C 38074.302 102549.130 38084.739 102584.972 38084.739 102623.570 C 38084.739 102684.226 38055.396 102733.262 37996.710 102770.679 C 37948.659 102801.795 37889.579 102817.353 37819.470 102817.353 C 37741.485 102817.353 37672.361 102800.023 37612.100 102765.362 C 37594.376 102754.728 37582.166 102746.063 37575.470 102739.367 C 37569.168 102732.671 37566.018 102725.385 37566.018 102717.508 C 37566.018 102702.934 37573.698 102695.451 37589.059 102695.057 ZM 38492.391 101951.241 L 38485.892 102142.069 L 38485.301 102160.384 C 38519.568 102160.384 38550.683 102159.005 38578.648 102156.248 C 38583.374 102155.854 38587.510 102155.657 38591.054 102155.657 C 38608.384 102155.657 38617.049 102163.535 38617.049 102179.289 C 38617.049 102193.862 38607.991 102201.149 38589.873 102201.149 C 38584.359 102201.149 38577.466 102200.755 38569.195 102199.967 C 38538.079 102197.604 38515.826 102196.423 38502.434 102196.423 L 38485.301 102196.423 L 38484.710 102311.038 L 38487.074 102540.859 L 38488.846 102663.745 C 38488.846 102692.497 38491.012 102712.584 38495.345 102724.006 C 38499.677 102735.428 38507.161 102741.140 38517.795 102741.140 C 38531.974 102741.140 38547.138 102732.868 38563.287 102716.326 C 38579.041 102699.784 38591.448 102679.499 38600.507 102655.474 C 38608.778 102632.629 38618.625 102621.207 38630.047 102621.207 C 38643.439 102621.207 38650.134 102628.691 38650.134 102643.658 C 38650.134 102658.625 38643.439 102677.333 38630.047 102699.784 C 38616.656 102721.840 38600.507 102741.140 38581.602 102757.682 C 38535.125 102798.250 38474.864 102818.534 38400.817 102818.534 C 38331.103 102818.534 38277.143 102797.462 38238.938 102755.319 C 38219.245 102734.050 38205.656 102710.418 38198.173 102684.423 C 38190.689 102658.034 38186.948 102621.601 38186.948 102575.125 L 38186.948 102530.815 L 38187.538 102406.156 L 38187.538 102194.650 C 38182.024 102194.256 38178.086 102194.059 38175.722 102194.059 C 38171.784 102194.059 38163.906 102194.453 38152.090 102195.241 C 38142.244 102196.029 38133.973 102196.423 38127.277 102196.423 C 38107.977 102196.423 38098.328 102189.136 38098.328 102174.563 C 38098.328 102160.384 38107.584 102153.294 38126.095 102153.294 C 38134.760 102153.294 38140.865 102153.491 38144.410 102153.885 L 38187.538 102156.839 L 38187.538 102090.079 C 38304.123 102047.935 38405.740 102001.656 38492.391 101951.241 Z">
              <!-- 207 nodes -->
            </draw:path>
          </draw:g>
          <!-- id="g1054" -->
          <draw:path id="flowRoot948-5-8" draw:style-name="style2" draw:layer="layout" svg:x="16.976cm" svg:y="52.890cm" svg:width="5.084cm" svg:height="1.887cm" svg:viewBox="0.0 0.0 5084.150 1886.693" svg:d="M 33986.293 106198.063 C 33987.999 106194.223 33990.773 106189.743 33994.613 106184.623 C 33998.453 106179.077 34001.226 106175.023 34002.933 106172.463 C 34006.773 106167.770 34009.546 106164.143 34011.253 106161.583 C 34014.666 106156.890 34017.226 106152.837 34018.933 106149.423 L 34022.773 106145.583 L 34054.133 106103.343 C 34055.839 106101.637 34057.759 106099.930 34059.893 106098.223 C 34063.306 106092.677 34067.146 106087.130 34071.413 106081.583 C 34077.386 106073.477 34081.653 106069.210 34084.213 106068.783 C 34088.479 106061.530 34094.026 106053.850 34100.853 106045.743 C 34107.679 106037.210 34114.506 106028.890 34121.333 106020.783 L 34133.493 106005.423 L 34137.973 106004.143 L 34143.733 105993.903 C 34145.439 105993.050 34147.359 105991.983 34149.493 105990.703 C 34153.759 105981.743 34158.879 105973.850 34164.853 105967.023 L 34165.493 105964.463 C 34171.466 105959.770 34177.013 105954.437 34182.133 105948.463 L 34198.773 105929.263 C 34216.266 105911.770 34231.199 105895.343 34243.573 105879.983 C 34247.839 105875.717 34251.679 105871.450 34255.093 105867.183 C 34261.493 105859.930 34267.253 105852.037 34272.373 105843.503 L 34274.293 105845.423 C 34279.413 105841.583 34286.026 105838.597 34294.133 105836.463 C 34302.239 105833.903 34308.213 105831.770 34312.053 105830.063 L 34317.813 105827.503 L 34322.293 105827.503 L 34323.573 105824.943 L 34338.933 105823.663 L 34344.693 105825.583 C 34345.119 105829.423 34344.053 105833.903 34341.493 105839.023 C 34342.346 105838.597 34342.986 105838.810 34343.413 105839.663 C 34344.266 105840.090 34344.906 105840.517 34345.333 105840.943 L 34342.133 105840.303 L 34333.173 105883.823 C 34328.053 105907.290 34324.213 105920.730 34321.653 105924.143 L 34324.213 105925.423 C 34325.493 105925.850 34325.706 105926.917 34324.853 105928.623 L 34318.453 105940.143 L 34321.653 105948.463 C 34320.799 105951.877 34319.733 105956.997 34318.453 105963.823 C 34317.599 105970.223 34316.746 105976.197 34315.893 105981.743 L 34310.773 105988.143 L 34310.773 106004.783 L 34308.213 106004.783 L 34310.133 106012.463 C 34308.853 106015.023 34307.786 106018.863 34306.933 106023.983 C 34306.506 106028.677 34306.079 106031.877 34305.653 106033.583 L 34307.573 106043.823 L 34303.093 106049.583 C 34303.519 106051.290 34303.946 106053.423 34304.373 106055.983 C 34305.226 106058.543 34305.653 106060.250 34305.653 106061.103 C 34305.653 106063.663 34304.799 106065.157 34303.093 106065.583 L 34303.093 106063.023 L 34301.813 106064.303 C 34301.813 106068.143 34303.519 106069.637 34306.933 106068.783 C 34306.506 106070.917 34305.439 106078.810 34303.733 106092.463 C 34302.453 106106.117 34301.813 106113.157 34301.813 106113.583 C 34301.813 106116.570 34302.026 106118.703 34302.453 106119.983 L 34294.773 106125.103 L 34294.133 106132.143 L 34299.893 106130.863 C 34302.879 106131.717 34303.733 106133.637 34302.453 106136.623 C 34301.173 106139.610 34300.106 106141.530 34299.253 106142.383 L 34305.013 106148.143 C 34305.866 106149.850 34305.013 106150.917 34302.453 106151.343 C 34300.319 106151.770 34299.253 106152.410 34299.253 106153.263 L 34299.253 106155.823 C 34301.813 106157.530 34303.093 106159.023 34303.093 106160.303 C 34303.093 106161.157 34301.813 106161.370 34299.253 106160.943 L 34299.893 106166.703 L 34301.173 106179.503 C 34298.613 106182.490 34297.333 106185.050 34297.333 106187.183 C 34297.333 106188.890 34298.399 106189.957 34300.533 106190.383 C 34303.093 106190.810 34304.373 106192.090 34304.373 106194.223 L 34302.453 106194.863 C 34303.733 106199.983 34303.306 106206.383 34301.173 106214.063 C 34299.466 106221.743 34297.119 106228.570 34294.133 106234.543 L 34285.813 106233.263 C 34285.386 106233.263 34284.533 106234.543 34283.253 106237.103 C 34281.973 106239.237 34280.266 106239.877 34278.133 106239.023 L 34274.933 106246.703 L 34236.533 106267.183 C 34228.853 106264.623 34223.093 106258.223 34219.253 106247.983 C 34215.839 106237.743 34214.133 106226.650 34214.133 106214.703 C 34214.133 106209.157 34214.559 106203.397 34215.413 106197.423 C 34216.266 106191.023 34216.906 106186.757 34217.333 106184.623 C 34217.759 106182.490 34218.399 106179.930 34219.253 106176.943 C 34220.533 106173.530 34220.319 106171.397 34218.613 106170.543 L 34218.613 106160.943 L 34222.453 106158.383 C 34220.746 106156.250 34219.466 106155.397 34218.613 106155.823 L 34218.613 106128.303 L 34209.653 106127.023 L 34201.973 106129.583 C 34200.693 106128.303 34199.626 106127.663 34198.773 106127.663 C 34197.919 106127.663 34197.066 106128.730 34196.213 106130.863 L 34189.813 106130.863 L 34187.253 106128.303 C 34185.546 106130.863 34182.986 106132.570 34179.573 106133.423 C 34176.159 106134.277 34173.386 106134.917 34171.253 106135.343 C 34171.679 106133.210 34171.893 106131.930 34171.893 106131.503 C 34171.893 106130.650 34172.106 106129.797 34172.533 106128.943 L 34169.333 106128.943 C 34168.479 106128.943 34166.986 106129.797 34164.853 106131.503 C 34158.453 106136.197 34151.413 106138.543 34143.733 106138.543 C 34142.453 106138.543 34139.466 106140.250 34134.773 106143.663 C 34133.493 106144.517 34131.146 106146.223 34127.733 106148.783 L 34116.213 106142.383 C 34114.079 106146.223 34112.799 106149.210 34112.373 106151.343 L 34102.773 106153.263 L 34098.293 106153.263 L 34088.053 106158.383 L 34084.213 106166.063 L 34079.733 106164.783 L 34074.613 106166.703 L 34073.333 106176.303 C 34071.199 106179.290 34068.426 106182.277 34065.013 106185.263 C 34062.026 106188.250 34059.039 106190.383 34056.053 106191.663 L 34054.773 106196.783 L 34059.253 106196.783 C 34058.399 106198.917 34057.546 106200.623 34056.693 106201.903 C 34055.839 106202.757 34054.986 106202.543 34054.133 106201.263 C 34048.159 106206.383 34045.173 106212.570 34045.173 106219.823 C 34040.479 106220.677 34035.146 106223.237 34029.173 106227.503 C 34023.199 106231.770 34019.786 106235.823 34018.933 106239.663 L 34008.053 106249.263 C 34007.199 106249.690 34006.346 106249.263 34005.493 106247.983 C 34004.639 106246.703 34004.426 106245.850 34004.853 106245.423 L 33974.773 106260.783 L 33961.333 106269.103 L 33956.213 106268.463 L 33951.733 106260.143 C 33953.866 106248.623 33959.626 106235.823 33969.013 106221.743 C 33974.133 106214.490 33979.253 106207.023 33984.373 106199.343 L 33986.293 106198.063 ZM 34223.733 106051.503 L 34226.933 106050.223 C 34230.773 106026.330 34234.826 106002.223 34239.093 105977.903 L 34244.853 105954.223 C 34242.293 105957.210 34239.093 105959.130 34235.253 105959.983 C 34233.119 105963.397 34229.066 105968.730 34223.093 105975.983 C 34217.546 105983.237 34214.133 105989.210 34212.853 105993.903 C 34208.586 105996.037 34204.959 105999.023 34201.973 106002.863 C 34193.013 106014.810 34187.893 106021.210 34186.613 106022.063 C 34182.346 106031.450 34176.159 106039.983 34168.053 106047.663 C 34165.919 106052.783 34163.999 106057.690 34162.293 106062.383 C 34169.546 106062.383 34177.013 106061.530 34184.693 106059.823 C 34209.439 106054.277 34222.453 106051.503 34223.733 106051.503 ZM 34521.043 105974.703 C 34533.843 105965.317 34544.936 105958.490 34554.323 105954.223 C 34564.136 105949.530 34571.816 105947.183 34577.363 105947.183 C 34585.469 105947.183 34593.149 105949.530 34600.403 105954.223 L 34604.883 105943.983 L 34608.723 105942.703 L 34611.283 105934.383 C 34612.989 105932.250 34614.056 105930.543 34614.483 105929.263 C 34615.336 105927.557 34616.403 105927.130 34617.683 105927.983 L 34622.803 105919.023 L 34619.603 105919.023 C 34619.603 105917.743 34620.883 105916.250 34623.443 105914.543 C 34626.003 105912.837 34627.283 105910.703 34627.283 105908.143 C 34627.283 105906.863 34628.349 105905.583 34630.483 105904.303 C 34633.043 105902.597 34634.323 105901.317 34634.323 105900.463 C 34634.323 105896.623 34644.349 105881.050 34664.403 105853.743 C 34684.456 105826.437 34695.976 105812.357 34698.963 105811.503 L 34701.523 105805.103 L 34721.363 105791.663 L 34735.443 105786.543 C 34745.683 105781.850 34755.069 105779.503 34763.603 105779.503 L 34772.563 105780.783 L 34773.843 105791.023 L 34767.443 105794.223 L 34765.523 105800.623 L 34762.963 105801.263 L 34762.963 105805.103 L 34759.763 105805.103 C 34757.629 105809.370 34754.856 105814.063 34751.443 105819.183 C 34748.456 105824.303 34744.829 105829.637 34740.563 105835.183 L 34737.363 105836.463 L 34737.363 105843.503 L 34730.323 105846.063 L 34732.883 105849.903 C 34731.603 105850.330 34730.749 105850.757 34730.323 105851.183 C 34728.189 105853.317 34727.123 105855.663 34727.123 105858.223 C 34727.123 105862.917 34725.629 105865.263 34722.643 105865.263 L 34716.243 105866.543 L 34714.963 105875.503 C 34711.549 105878.490 34709.843 105880.197 34709.843 105880.623 C 34710.269 105882.757 34710.483 105884.677 34710.483 105886.383 L 34702.163 105893.423 C 34701.309 105893.423 34700.669 105894.063 34700.243 105895.343 C 34700.243 105896.197 34700.029 105897.477 34699.603 105899.183 L 34702.803 105897.903 C 34702.803 105899.183 34701.309 105899.823 34698.323 105899.823 L 34690.643 105902.383 L 34694.483 105904.303 C 34696.616 105905.157 34698.109 105904.730 34698.963 105903.023 L 34694.483 105910.703 L 34690.003 105908.143 C 34689.149 105910.277 34688.509 105912.410 34688.083 105914.543 C 34688.083 105916.677 34689.576 105917.743 34692.563 105917.743 C 34692.989 105920.730 34690.429 105923.077 34684.883 105924.783 C 34679.763 105926.063 34676.776 105926.703 34675.923 105926.703 C 34675.923 105927.983 34676.989 105928.623 34679.123 105928.623 C 34681.683 105928.623 34683.176 105929.050 34683.603 105929.903 L 34690.003 105928.623 C 34689.149 105930.330 34685.309 105933.957 34678.483 105939.503 L 34669.523 105940.783 L 34667.603 105945.263 L 34670.803 105945.263 L 34672.723 105950.383 L 34675.283 105949.103 L 34676.563 105951.663 L 34674.643 105953.583 L 34667.603 105952.303 C 34666.749 105952.730 34665.896 105952.943 34665.043 105952.943 C 34665.896 105955.930 34666.749 105958.703 34667.603 105961.263 L 34662.483 105966.383 C 34661.203 105967.663 34659.923 105969.157 34658.643 105970.863 C 34658.643 105972.143 34658.856 105973.423 34659.283 105974.703 L 34659.283 105979.823 L 34654.803 105979.823 L 34649.683 105984.943 C 34653.523 105984.090 34655.869 105983.663 34656.723 105983.663 L 34655.443 105985.583 L 34654.163 105988.143 L 34645.203 105991.343 L 34652.883 105991.343 L 34652.883 105993.903 L 34648.403 105994.543 L 34643.283 106002.863 L 34640.723 106003.503 L 34640.723 106010.543 C 34636.456 106013.103 34633.043 106016.943 34630.483 106022.063 C 34630.483 106023.770 34630.696 106025.477 34631.123 106027.183 L 34635.603 106028.463 C 34635.603 106030.170 34633.683 106032.090 34629.843 106034.223 C 34626.003 106035.930 34623.443 106036.997 34622.163 106037.423 L 34622.163 106039.983 L 34628.563 106039.983 L 34628.563 106043.183 L 34618.323 106047.663 C 34619.603 106050.223 34621.949 106050.863 34625.363 106049.583 L 34611.923 106061.103 C 34610.216 106064.090 34609.576 106065.797 34610.003 106066.223 C 34610.429 106066.223 34611.283 106066.437 34612.563 106066.863 C 34613.843 106066.863 34614.483 106067.503 34614.483 106068.783 C 34614.056 106067.930 34612.136 106067.503 34608.723 106067.503 L 34608.723 106071.343 L 34610.003 106073.263 L 34606.163 106073.903 C 34605.309 106074.757 34605.309 106075.610 34606.163 106076.463 L 34609.363 106079.663 C 34608.083 106080.943 34607.016 106082.223 34606.163 106083.503 L 34597.843 106086.703 L 34602.323 106086.063 C 34601.469 106087.770 34601.043 106089.263 34601.043 106090.543 L 34598.483 106098.223 L 34593.363 106102.703 C 34593.363 106104.410 34593.576 106105.903 34594.003 106107.183 L 34595.283 106112.303 L 34587.603 106116.143 L 34590.803 106119.983 L 34590.163 106122.543 L 34583.123 106125.103 L 34583.123 106127.663 C 34584.829 106128.517 34585.683 106129.157 34585.683 106129.583 C 34585.683 106132.143 34584.616 106135.343 34582.483 106139.183 C 34580.776 106143.023 34579.923 106145.797 34579.923 106147.503 C 34576.936 106155.183 34574.376 106162.223 34572.243 106168.623 C 34570.536 106174.597 34569.683 106180.570 34569.683 106186.543 C 34569.683 106189.530 34570.536 106192.730 34572.243 106196.143 C 34573.949 106199.130 34575.656 106200.623 34577.363 106200.623 C 34586.323 106200.623 34599.336 106194.223 34616.403 106181.423 C 34623.229 106176.303 34634.749 106166.703 34650.963 106152.623 L 34654.803 106154.543 L 34650.323 106157.103 C 34644.349 106169.477 34625.576 106187.610 34594.003 106211.503 C 34562.429 106234.970 34540.029 106246.703 34526.803 106246.703 C 34523.816 106246.703 34519.549 106245.850 34514.003 106244.143 C 34508.883 106242.437 34505.043 106240.517 34502.483 106238.383 C 34501.629 106236.250 34500.349 106230.277 34498.643 106220.463 C 34496.936 106210.223 34493.736 106204.037 34489.043 106201.903 C 34487.763 106203.183 34485.416 106205.957 34482.003 106210.223 C 34474.749 106219.183 34470.056 106224.090 34467.923 106224.943 L 34464.083 106230.703 C 34458.109 106233.263 34452.136 106237.317 34446.163 106242.863 C 34440.616 106248.410 34435.069 106253.743 34429.523 106258.863 L 34425.043 106258.223 C 34423.336 106258.223 34419.709 106259.503 34414.163 106262.063 C 34408.616 106264.623 34404.563 106266.757 34402.003 106268.463 C 34397.309 106268.037 34392.189 106267.397 34386.643 106266.543 C 34381.523 106265.690 34377.469 106263.983 34374.483 106261.423 C 34375.763 106258.437 34376.403 106256.090 34376.403 106254.383 C 34375.123 106254.810 34373.843 106255.023 34372.563 106255.023 C 34370.856 106255.023 34369.363 106252.890 34368.083 106248.623 L 34366.163 106242.223 L 34363.603 106242.223 C 34360.189 106232.837 34357.843 106225.583 34356.563 106220.463 C 34355.283 106215.343 34354.643 106208.517 34354.643 106199.983 C 34354.643 106168.410 34368.509 106132.783 34396.243 106093.103 C 34418.856 106060.677 34445.309 106032.090 34475.603 106007.343 C 34483.709 106000.517 34490.963 105994.757 34497.363 105990.063 C 34502.056 105987.077 34509.949 105981.957 34521.043 105974.703 ZM 34483.923 106039.983 C 34482.216 106044.250 34477.736 106050.863 34470.483 106059.823 C 34465.363 106066.223 34462.376 106070.063 34461.523 106071.343 L 34457.683 106071.983 L 34458.963 106074.543 L 34457.683 106077.743 L 34458.323 106079.663 C 34456.616 106082.223 34455.763 106084.570 34455.763 106086.703 L 34451.283 106086.703 L 34451.283 106089.903 C 34447.869 106092.890 34446.376 106096.730 34446.803 106101.423 L 34441.043 106103.343 L 34442.323 106107.823 L 34438.483 106114.863 L 34433.363 106112.303 L 34432.083 106114.223 L 34435.283 106117.423 L 34437.843 106117.423 C 34436.989 106119.557 34436.563 106121.050 34436.563 106121.903 L 34433.363 106125.103 L 34436.563 106130.223 L 34431.443 106134.703 L 34430.803 106137.903 C 34431.656 106140.037 34432.083 106143.237 34432.083 106147.503 C 34431.229 106155.610 34430.803 106161.583 34430.803 106165.423 C 34430.803 106176.090 34432.509 106184.623 34435.923 106191.023 C 34439.763 106197.423 34444.243 106200.623 34449.363 106200.623 C 34457.469 106200.623 34465.576 106197.850 34473.683 106192.303 C 34481.789 106186.757 34487.336 106183.130 34490.323 106181.423 C 34491.603 106178.437 34493.949 106171.610 34497.363 106160.943 C 34500.776 106149.850 34503.763 106141.530 34506.323 106135.983 C 34512.723 106120.623 34518.483 106107.823 34523.603 106097.583 C 34527.016 106090.757 34533.629 106078.383 34543.443 106060.463 C 34547.283 106054.063 34549.203 106046.810 34549.203 106038.703 C 34549.203 106029.317 34547.709 106021.210 34544.723 106014.383 C 34540.456 106004.570 34534.269 105999.663 34526.163 105999.663 C 34522.323 105999.663 34516.349 106002.863 34508.243 106009.263 L 34499.283 106016.943 C 34498.856 106019.503 34496.723 106022.917 34492.883 106027.183 C 34490.749 106029.743 34487.549 106033.157 34483.283 106037.423 L 34483.923 106039.983 ZM 34812.293 105974.703 C 34825.093 105965.317 34836.186 105958.490 34845.573 105954.223 C 34855.386 105949.530 34863.066 105947.183 34868.613 105947.183 C 34876.719 105947.183 34884.399 105949.530 34891.653 105954.223 L 34896.133 105943.983 L 34899.973 105942.703 L 34902.533 105934.383 C 34904.239 105932.250 34905.306 105930.543 34905.733 105929.263 C 34906.586 105927.557 34907.653 105927.130 34908.933 105927.983 L 34914.053 105919.023 L 34910.853 105919.023 C 34910.853 105917.743 34912.133 105916.250 34914.693 105914.543 C 34917.253 105912.837 34918.533 105910.703 34918.533 105908.143 C 34918.533 105906.863 34919.599 105905.583 34921.733 105904.303 C 34924.293 105902.597 34925.573 105901.317 34925.573 105900.463 C 34925.573 105896.623 34935.599 105881.050 34955.653 105853.743 C 34975.706 105826.437 34987.226 105812.357 34990.213 105811.503 L 34992.773 105805.103 L 35012.613 105791.663 L 35026.693 105786.543 C 35036.933 105781.850 35046.319 105779.503 35054.853 105779.503 L 35063.813 105780.783 L 35065.093 105791.023 L 35058.693 105794.223 L 35056.773 105800.623 L 35054.213 105801.263 L 35054.213 105805.103 L 35051.013 105805.103 C 35048.879 105809.370 35046.106 105814.063 35042.693 105819.183 C 35039.706 105824.303 35036.079 105829.637 35031.813 105835.183 L 35028.613 105836.463 L 35028.613 105843.503 L 35021.573 105846.063 L 35024.133 105849.903 C 35022.853 105850.330 35021.999 105850.757 35021.573 105851.183 C 35019.439 105853.317 35018.373 105855.663 35018.373 105858.223 C 35018.373 105862.917 35016.879 105865.263 35013.893 105865.263 L 35007.493 105866.543 L 35006.213 105875.503 C 35002.799 105878.490 35001.093 105880.197 35001.093 105880.623 C 35001.519 105882.757 35001.733 105884.677 35001.733 105886.383 L 34993.413 105893.423 C 34992.559 105893.423 34991.919 105894.063 34991.493 105895.343 C 34991.493 105896.197 34991.279 105897.477 34990.853 105899.183 L 34994.053 105897.903 C 34994.053 105899.183 34992.559 105899.823 34989.573 105899.823 L 34981.893 105902.383 L 34985.733 105904.303 C 34987.866 105905.157 34989.359 105904.730 34990.213 105903.023 L 34985.733 105910.703 L 34981.253 105908.143 C 34980.399 105910.277 34979.759 105912.410 34979.333 105914.543 C 34979.333 105916.677 34980.826 105917.743 34983.813 105917.743 C 34984.239 105920.730 34981.679 105923.077 34976.133 105924.783 C 34971.013 105926.063 34968.026 105926.703 34967.173 105926.703 C 34967.173 105927.983 34968.239 105928.623 34970.373 105928.623 C 34972.933 105928.623 34974.426 105929.050 34974.853 105929.903 L 34981.253 105928.623 C 34980.399 105930.330 34976.559 105933.957 34969.733 105939.503 L 34960.773 105940.783 L 34958.853 105945.263 L 34962.053 105945.263 L 34963.973 105950.383 L 34966.533 105949.103 L 34967.813 105951.663 L 34965.893 105953.583 L 34958.853 105952.303 C 34957.999 105952.730 34957.146 105952.943 34956.293 105952.943 C 34957.146 105955.930 34957.999 105958.703 34958.853 105961.263 L 34953.733 105966.383 C 34952.453 105967.663 34951.173 105969.157 34949.893 105970.863 C 34949.893 105972.143 34950.106 105973.423 34950.533 105974.703 L 34950.533 105979.823 L 34946.053 105979.823 L 34940.933 105984.943 C 34944.773 105984.090 34947.119 105983.663 34947.973 105983.663 L 34946.693 105985.583 L 34945.413 105988.143 L 34936.453 105991.343 L 34944.133 105991.343 L 34944.133 105993.903 L 34939.653 105994.543 L 34934.533 106002.863 L 34931.973 106003.503 L 34931.973 106010.543 C 34927.706 106013.103 34924.293 106016.943 34921.733 106022.063 C 34921.733 106023.770 34921.946 106025.477 34922.373 106027.183 L 34926.853 106028.463 C 34926.853 106030.170 34924.933 106032.090 34921.093 106034.223 C 34917.253 106035.930 34914.693 106036.997 34913.413 106037.423 L 34913.413 106039.983 L 34919.813 106039.983 L 34919.813 106043.183 L 34909.573 106047.663 C 34910.853 106050.223 34913.199 106050.863 34916.613 106049.583 L 34903.173 106061.103 C 34901.466 106064.090 34900.826 106065.797 34901.253 106066.223 C 34901.679 106066.223 34902.533 106066.437 34903.813 106066.863 C 34905.093 106066.863 34905.733 106067.503 34905.733 106068.783 C 34905.306 106067.930 34903.386 106067.503 34899.973 106067.503 L 34899.973 106071.343 L 34901.253 106073.263 L 34897.413 106073.903 C 34896.559 106074.757 34896.559 106075.610 34897.413 106076.463 L 34900.613 106079.663 C 34899.333 106080.943 34898.266 106082.223 34897.413 106083.503 L 34889.093 106086.703 L 34893.573 106086.063 C 34892.719 106087.770 34892.293 106089.263 34892.293 106090.543 L 34889.733 106098.223 L 34884.613 106102.703 C 34884.613 106104.410 34884.826 106105.903 34885.253 106107.183 L 34886.533 106112.303 L 34878.853 106116.143 L 34882.053 106119.983 L 34881.413 106122.543 L 34874.373 106125.103 L 34874.373 106127.663 C 34876.079 106128.517 34876.933 106129.157 34876.933 106129.583 C 34876.933 106132.143 34875.866 106135.343 34873.733 106139.183 C 34872.026 106143.023 34871.173 106145.797 34871.173 106147.503 C 34868.186 106155.183 34865.626 106162.223 34863.493 106168.623 C 34861.786 106174.597 34860.933 106180.570 34860.933 106186.543 C 34860.933 106189.530 34861.786 106192.730 34863.493 106196.143 C 34865.199 106199.130 34866.906 106200.623 34868.613 106200.623 C 34877.573 106200.623 34890.586 106194.223 34907.653 106181.423 C 34914.479 106176.303 34925.999 106166.703 34942.213 106152.623 L 34946.053 106154.543 L 34941.573 106157.103 C 34935.599 106169.477 34916.826 106187.610 34885.253 106211.503 C 34853.679 106234.970 34831.279 106246.703 34818.053 106246.703 C 34815.066 106246.703 34810.799 106245.850 34805.253 106244.143 C 34800.133 106242.437 34796.293 106240.517 34793.733 106238.383 C 34792.879 106236.250 34791.599 106230.277 34789.893 106220.463 C 34788.186 106210.223 34784.986 106204.037 34780.293 106201.903 C 34779.013 106203.183 34776.666 106205.957 34773.253 106210.223 C 34765.999 106219.183 34761.306 106224.090 34759.173 106224.943 L 34755.333 106230.703 C 34749.359 106233.263 34743.386 106237.317 34737.413 106242.863 C 34731.866 106248.410 34726.319 106253.743 34720.773 106258.863 L 34716.293 106258.223 C 34714.586 106258.223 34710.959 106259.503 34705.413 106262.063 C 34699.866 106264.623 34695.813 106266.757 34693.253 106268.463 C 34688.559 106268.037 34683.439 106267.397 34677.893 106266.543 C 34672.773 106265.690 34668.719 106263.983 34665.733 106261.423 C 34667.013 106258.437 34667.653 106256.090 34667.653 106254.383 C 34666.373 106254.810 34665.093 106255.023 34663.813 106255.023 C 34662.106 106255.023 34660.613 106252.890 34659.333 106248.623 L 34657.413 106242.223 L 34654.853 106242.223 C 34651.439 106232.837 34649.093 106225.583 34647.813 106220.463 C 34646.533 106215.343 34645.893 106208.517 34645.893 106199.983 C 34645.893 106168.410 34659.759 106132.783 34687.493 106093.103 C 34710.106 106060.677 34736.559 106032.090 34766.853 106007.343 C 34774.959 106000.517 34782.213 105994.757 34788.613 105990.063 C 34793.306 105987.077 34801.199 105981.957 34812.293 105974.703 ZM 34775.173 106039.983 C 34773.466 106044.250 34768.986 106050.863 34761.733 106059.823 C 34756.613 106066.223 34753.626 106070.063 34752.773 106071.343 L 34748.933 106071.983 L 34750.213 106074.543 L 34748.933 106077.743 L 34749.573 106079.663 C 34747.866 106082.223 34747.013 106084.570 34747.013 106086.703 L 34742.533 106086.703 L 34742.533 106089.903 C 34739.119 106092.890 34737.626 106096.730 34738.053 106101.423 L 34732.293 106103.343 L 34733.573 106107.823 L 34729.733 106114.863 L 34724.613 106112.303 L 34723.333 106114.223 L 34726.533 106117.423 L 34729.093 106117.423 C 34728.239 106119.557 34727.813 106121.050 34727.813 106121.903 L 34724.613 106125.103 L 34727.813 106130.223 L 34722.693 106134.703 L 34722.053 106137.903 C 34722.906 106140.037 34723.333 106143.237 34723.333 106147.503 C 34722.479 106155.610 34722.053 106161.583 34722.053 106165.423 C 34722.053 106176.090 34723.759 106184.623 34727.173 106191.023 C 34731.013 106197.423 34735.493 106200.623 34740.613 106200.623 C 34748.719 106200.623 34756.826 106197.850 34764.933 106192.303 C 34773.039 106186.757 34778.586 106183.130 34781.573 106181.423 C 34782.853 106178.437 34785.199 106171.610 34788.613 106160.943 C 34792.026 106149.850 34795.013 106141.530 34797.573 106135.983 C 34803.973 106120.623 34809.733 106107.823 34814.853 106097.583 C 34818.266 106090.757 34824.879 106078.383 34834.693 106060.463 C 34838.533 106054.063 34840.453 106046.810 34840.453 106038.703 C 34840.453 106029.317 34838.959 106021.210 34835.973 106014.383 C 34831.706 106004.570 34825.519 105999.663 34817.413 105999.663 C 34813.573 105999.663 34807.599 106002.863 34799.493 106009.263 L 34790.533 106016.943 C 34790.106 106019.503 34787.973 106022.917 34784.133 106027.183 C 34781.999 106029.743 34778.799 106033.157 34774.533 106037.423 L 34775.173 106039.983 ZM 35206.183 106181.423 L 35207.463 106172.463 L 35211.303 106171.183 L 35211.943 106164.783 L 35210.663 106163.503 L 35215.143 106159.023 C 35218.129 106155.610 35219.623 106152.837 35219.623 106150.703 C 35219.623 106148.570 35218.129 106147.503 35215.143 106147.503 L 35217.063 106146.223 C 35219.196 106144.943 35220.263 106143.237 35220.263 106141.103 C 35220.263 106136.837 35221.329 106133.210 35223.463 106130.223 C 35226.023 106127.237 35227.943 106126.383 35229.223 106127.663 L 35228.583 106122.543 L 35229.863 106116.143 L 35232.423 106116.143 L 35231.143 106110.383 L 35234.343 106108.463 L 35233.063 106107.183 L 35237.543 106105.903 L 35236.263 106100.143 L 35242.023 106096.303 L 35239.463 106091.183 C 35239.889 106089.903 35240.529 106088.837 35241.383 106087.983 C 35242.236 106086.703 35243.303 106086.490 35244.583 106087.343 L 35244.583 106078.383 C 35246.716 106077.103 35247.783 106076.037 35247.783 106075.183 C 35248.209 106073.903 35249.276 106073.263 35250.983 106073.263 L 35252.903 106072.623 C 35251.196 106067.503 35252.903 106062.383 35258.023 106057.263 C 35257.169 106055.983 35257.169 106055.343 35258.023 106055.343 C 35258.876 106054.917 35259.943 106054.490 35261.223 106054.063 L 35261.223 106047.663 C 35262.929 106049.370 35264.209 106049.370 35265.063 106047.663 C 35266.343 106045.530 35266.983 106041.690 35266.983 106036.143 L 35272.743 106034.863 L 35275.303 106029.743 L 35274.023 106022.063 L 35268.903 106022.063 C 35264.209 106022.063 35253.329 106024.837 35236.263 106030.383 C 35226.876 106033.370 35219.836 106034.863 35215.143 106034.863 L 35208.103 106033.583 L 35234.983 105993.903 L 35240.743 105990.703 C 35245.009 105980.890 35255.676 105973.637 35272.743 105968.943 C 35292.796 105965.530 35305.809 105963.183 35311.783 105961.903 C 35319.889 105953.370 35329.276 105941.423 35339.943 105926.063 C 35348.903 105913.263 35357.863 105900.250 35366.823 105887.023 C 35377.063 105874.223 35385.383 105864.837 35391.783 105858.863 C 35403.303 105847.770 35413.756 105841.157 35423.143 105839.023 C 35425.276 105836.037 35428.903 105833.263 35434.023 105830.703 C 35439.569 105828.143 35444.476 105826.223 35448.743 105824.943 L 35453.863 105833.263 C 35453.009 105837.103 35450.876 105842.437 35447.463 105849.263 L 35442.983 105856.943 L 35435.303 105861.423 C 35434.449 105868.250 35431.249 105875.717 35425.703 105883.823 C 35420.156 105891.930 35416.529 105898.330 35414.823 105903.023 L 35409.703 105904.943 L 35412.263 105911.343 C 35408.849 105911.343 35407.143 105911.770 35407.143 105912.623 L 35407.143 105918.383 L 35402.663 105922.863 L 35399.463 105922.863 L 35391.143 105942.703 L 35384.743 105942.703 C 35386.449 105946.117 35386.663 105949.317 35385.383 105952.303 L 35430.183 105951.023 C 35437.009 105951.023 35443.836 105951.237 35450.663 105951.663 C 35457.489 105951.663 35464.529 105952.730 35471.783 105954.863 C 35468.796 105962.117 35465.596 105968.090 35462.183 105972.783 L 35457.063 105973.423 L 35453.863 105980.463 L 35446.183 105983.023 L 35441.063 105990.703 C 35437.223 105995.823 35432.529 106000.090 35426.983 106003.503 C 35421.863 106006.917 35415.676 106009.903 35408.423 106012.463 L 35394.343 106010.543 L 35372.583 106012.463 C 35371.729 106011.183 35367.676 106011.610 35360.423 106013.743 C 35353.596 106015.450 35349.543 106016.090 35348.263 106015.663 C 35346.983 106015.237 35345.916 106015.877 35345.063 106017.583 C 35344.636 106018.863 35343.783 106019.290 35342.503 106018.863 C 35339.089 106026.117 35336.743 106031.450 35335.463 106034.863 C 35330.769 106045.530 35327.996 106052.783 35327.143 106056.623 L 35323.943 106063.023 C 35316.689 106073.690 35311.569 106082.223 35308.583 106088.623 C 35306.023 106095.023 35304.103 106101.850 35302.823 106109.103 C 35301.543 106108.677 35300.476 106109.317 35299.623 106111.023 C 35299.196 106112.303 35299.409 106113.583 35300.263 106114.863 L 35297.703 106121.903 L 35291.943 106123.823 C 35293.223 106125.530 35294.716 106127.023 35296.423 106128.303 C 35293.009 106134.703 35291.089 106138.330 35290.663 106139.183 C 35288.956 106143.450 35288.103 106147.503 35288.103 106151.343 L 35286.183 106153.263 L 35286.823 106157.743 C 35285.543 106161.583 35284.689 106164.570 35284.263 106166.703 C 35282.129 106174.383 35281.063 106178.863 35281.063 106180.143 C 35281.063 106186.970 35282.129 106192.303 35284.263 106196.143 C 35286.396 106199.983 35290.449 106201.903 35296.423 106201.903 C 35311.356 106201.903 35334.396 106189.743 35365.543 106165.423 C 35391.996 106144.517 35409.063 106128.517 35416.743 106117.423 L 35421.223 106117.423 L 35408.423 106134.063 C 35403.303 106141.317 35394.556 106151.343 35382.183 106164.143 C 35368.103 106178.650 35358.503 106188.677 35353.383 106194.223 C 35348.689 106199.770 35343.356 106205.530 35337.383 106211.503 C 35331.836 106217.477 35326.076 106222.597 35320.103 106226.863 L 35318.183 106228.143 C 35313.916 106233.263 35308.796 106238.170 35302.823 106242.863 C 35293.009 106250.970 35287.463 106255.663 35286.183 106256.943 L 35284.263 106254.383 C 35282.129 106254.383 35278.929 106256.303 35274.663 106260.143 C 35272.103 106262.703 35270.183 106264.197 35268.903 106264.623 L 35270.183 106266.543 C 35265.063 106267.397 35261.009 106269.957 35258.023 106274.223 L 35241.383 106276.783 C 35229.009 106276.783 35219.196 106270.597 35211.943 106258.223 C 35204.689 106245.850 35201.063 106233.050 35201.063 106219.823 L 35201.063 106203.183 C 35201.489 106197.637 35202.769 106191.877 35204.903 106185.903 L 35206.183 106181.423 ZM 35379.803 106259.503 L 35386.203 106236.463 L 35383.643 106234.543 L 35387.483 106233.903 L 35386.843 106231.343 C 35392.816 106224.943 35398.789 106214.277 35404.763 106199.343 C 35409.029 106189.103 35412.016 106182.063 35413.723 106178.223 L 35425.883 106152.623 L 35428.443 106152.623 L 35430.363 106143.663 L 35439.323 106129.583 L 35439.963 106127.023 C 35439.963 106123.610 35447.856 106108.463 35463.643 106081.583 C 35479.429 106054.277 35487.963 106037.637 35489.243 106031.663 C 35490.949 106032.090 35492.656 106031.023 35494.363 106028.463 C 35496.496 106025.903 35497.563 106023.770 35497.563 106022.063 C 35497.989 106019.930 35498.203 106018.437 35498.203 106017.583 C 35498.629 106016.303 35499.483 106016.090 35500.763 106016.943 L 35507.163 105998.383 L 35511.003 105996.463 L 35509.723 105994.543 C 35511.429 105990.277 35513.989 105985.370 35517.403 105979.823 C 35520.816 105973.850 35523.163 105969.583 35524.443 105967.023 L 35523.163 105965.743 C 35523.163 105964.890 35523.803 105964.037 35525.083 105963.183 C 35526.363 105961.903 35527.429 105961.050 35528.283 105960.623 L 35535.963 105940.783 C 35536.816 105941.637 35537.883 105941.210 35539.163 105939.503 C 35540.443 105937.797 35540.016 105936.303 35537.883 105935.023 L 35546.843 105925.423 L 35546.203 105922.223 L 35549.403 105916.463 C 35550.683 105916.890 35551.536 105916.463 35551.963 105915.183 L 35554.523 105910.063 L 35557.723 105904.943 C 35561.563 105900.677 35565.829 105894.277 35570.523 105885.743 C 35573.083 105881.477 35576.923 105874.437 35582.043 105864.623 C 35584.176 105862.490 35587.376 105857.157 35591.643 105848.623 C 35596.336 105840.090 35598.469 105834.757 35598.043 105832.623 C 35598.896 105830.917 35600.389 105829.210 35602.523 105827.503 C 35604.656 105825.370 35607.643 105823.237 35611.483 105821.103 L 35610.843 105818.543 C 35610.843 105815.983 35614.256 105812.997 35621.083 105809.583 C 35627.909 105805.743 35633.029 105803.610 35636.443 105803.183 L 35639.643 105801.903 L 35640.923 105800.623 C 35642.629 105801.903 35644.336 105802.970 35646.043 105803.823 L 35646.043 105801.263 C 35648.603 105799.983 35653.509 105798.063 35660.763 105795.503 C 35668.443 105792.943 35673.776 105791.663 35676.763 105791.663 C 35678.469 105792.943 35680.389 105794.223 35682.523 105795.503 L 35678.043 105811.503 L 35674.203 105812.143 L 35676.123 105817.263 C 35676.123 105820.250 35675.269 105822.383 35673.563 105823.663 C 35671.856 105824.943 35670.149 105826.010 35668.443 105826.863 L 35668.443 105830.703 L 35663.963 105835.823 L 35664.603 105840.943 L 35662.683 105847.343 L 35659.483 105846.703 C 35657.776 105846.703 35656.283 105847.770 35655.003 105849.903 C 35654.149 105851.610 35654.576 105853.743 35656.283 105856.303 L 35659.483 105856.303 C 35659.483 105857.157 35657.989 105858.010 35655.003 105858.863 C 35652.443 105859.290 35651.376 105860.143 35651.803 105861.423 L 35644.763 105863.343 C 35646.469 105864.197 35646.683 105865.263 35645.403 105866.543 C 35644.549 105867.397 35643.269 105868.463 35641.563 105869.743 C 35641.563 105871.450 35641.349 105873.157 35640.923 105874.863 C 35640.923 105876.143 35640.496 105876.570 35639.643 105876.143 L 35644.123 105887.023 L 35638.363 105889.583 L 35637.723 105892.783 L 35630.683 105890.863 L 35628.123 105893.423 L 35636.443 105899.823 L 35635.803 105901.743 L 35628.123 105900.463 L 35618.523 105903.663 L 35618.523 105908.783 L 35624.283 105909.423 L 35619.803 105913.263 L 35612.763 105912.623 L 35610.843 105913.903 L 35617.243 105919.663 L 35619.803 105917.103 L 35623.643 105920.943 L 35628.123 105921.583 L 35621.723 105931.183 L 35611.483 105932.463 L 35612.763 105934.383 L 35612.763 105940.783 L 35610.843 105942.063 L 35617.883 105942.703 L 35612.763 105945.903 L 35605.723 105943.983 L 35608.923 105950.383 L 35604.443 105950.383 L 35608.283 105957.423 L 35610.203 105956.783 C 35607.216 105961.050 35602.949 105963.183 35597.403 105963.183 L 35597.403 105965.743 L 35607.003 105965.743 L 35605.723 105967.663 L 35598.683 105969.583 C 35599.536 105970.863 35599.963 105973.423 35599.963 105977.263 L 35594.203 105979.183 L 35593.563 105984.303 C 35591.003 105985.157 35589.083 105986.010 35587.803 105986.863 L 35583.963 105986.863 L 35586.523 105993.263 L 35581.403 106002.863 C 35583.536 106003.717 35584.816 106003.717 35585.243 106002.863 L 35587.163 106000.943 L 35587.803 106003.503 C 35585.669 106005.637 35584.816 106006.917 35585.243 106007.343 L 35579.483 106006.063 C 35580.336 106009.050 35579.483 106010.757 35576.923 106011.183 L 35572.443 106011.183 L 35571.163 106015.023 L 35577.563 106018.223 L 35573.083 106018.223 C 35567.536 106018.223 35564.763 106020.357 35564.763 106024.623 C 35564.763 106030.170 35566.683 106032.943 35570.523 106032.943 L 35621.723 105993.263 C 35646.043 105976.197 35664.816 105967.663 35678.043 105967.663 C 35681.029 105967.663 35683.803 105968.517 35686.363 105970.223 C 35691.909 105974.063 35695.323 105975.983 35696.603 105975.983 C 35698.309 105975.983 35699.163 105976.837 35699.163 105978.543 C 35699.163 105980.250 35698.949 105981.957 35698.523 105983.663 L 35702.363 105983.663 C 35703.216 105985.370 35703.856 105988.357 35704.283 105992.623 C 35704.709 105996.890 35705.136 105999.663 35705.563 106000.943 L 35706.203 106002.863 L 35704.283 106009.263 L 35707.483 106013.103 C 35706.203 106016.090 35705.136 106018.863 35704.283 106021.423 C 35703.429 106023.557 35702.363 106025.477 35701.083 106027.183 L 35704.283 106029.103 C 35703.429 106031.663 35702.576 106034.010 35701.723 106036.143 L 35694.683 106041.903 L 35696.603 106046.383 C 35696.603 106049.797 35695.536 106051.717 35693.403 106052.143 C 35691.269 106052.570 35690.203 106055.557 35690.203 106061.103 L 35687.003 106061.103 L 35688.283 106066.223 L 35679.963 106069.423 C 35682.096 106071.130 35683.163 106072.623 35683.163 106073.903 C 35683.163 106075.183 35682.096 106076.463 35679.963 106077.743 C 35677.829 106079.023 35676.336 106079.237 35675.483 106078.383 L 35677.403 106085.423 C 35675.696 106084.570 35674.203 106085.210 35672.923 106087.343 C 35672.069 106089.050 35672.283 106090.543 35673.563 106091.823 C 35668.869 106099.077 35666.523 106105.263 35666.523 106110.383 L 35662.683 106110.383 C 35660.976 106110.383 35660.336 106111.237 35660.763 106112.943 C 35661.189 106114.650 35661.829 106115.717 35662.683 106116.143 L 35656.283 106124.463 L 35653.083 106125.743 L 35656.923 106130.863 C 35653.509 106130.863 35652.016 106132.143 35652.443 106134.703 C 35653.296 106136.837 35653.083 106138.330 35651.803 106139.183 C 35650.523 106140.037 35649.243 106140.677 35647.963 106141.103 L 35650.523 106149.423 L 35644.763 106151.983 L 35642.843 106159.023 L 35644.763 106160.303 L 35640.923 106162.863 C 35639.643 106163.717 35638.789 106164.143 35638.363 106164.143 L 35634.523 106169.903 L 35636.443 106174.383 C 35636.443 106175.663 35635.803 106176.730 35634.523 106177.583 C 35633.243 106178.437 35631.963 106179.077 35630.683 106179.503 L 35631.323 106181.423 C 35633.029 106182.277 35634.096 106182.917 35634.523 106183.343 L 35635.803 106184.623 C 35634.523 106186.757 35633.456 106188.890 35632.603 106191.023 C 35631.749 106193.157 35630.256 106193.797 35628.123 106192.943 L 35626.203 106199.343 L 35633.883 106204.463 C 35638.149 106204.037 35645.403 106199.557 35655.643 106191.023 C 35669.296 106179.077 35683.163 106167.130 35697.243 106155.183 L 35701.723 106153.903 L 35703.003 106150.703 C 35704.709 106149.423 35707.056 106147.930 35710.043 106146.223 C 35713.029 106144.090 35715.376 106143.237 35717.083 106143.663 L 35706.843 106160.303 C 35694.896 106173.530 35672.069 106194.010 35638.363 106221.743 C 35600.389 106252.890 35577.136 106268.463 35568.603 106268.463 C 35557.936 106268.463 35550.896 106263.983 35547.483 106255.023 C 35544.496 106245.637 35543.003 106234.543 35543.003 106221.743 L 35544.283 106220.463 L 35544.283 106212.783 C 35545.563 106213.210 35546.203 106212.570 35546.203 106210.863 C 35546.629 106208.730 35546.843 106206.383 35546.843 106203.823 C 35548.976 106201.263 35550.469 106198.490 35551.323 106195.503 C 35552.176 106192.517 35552.816 106189.317 35553.243 106185.903 L 35555.163 106180.143 L 35557.083 106179.503 C 35561.349 106169.690 35570.523 106151.343 35584.603 106124.463 C 35609.349 106077.957 35621.723 106045.957 35621.723 106028.463 L 35617.243 106017.583 C 35610.416 106018.863 35602.096 106023.557 35592.283 106031.663 L 35550.043 106066.223 L 35548.123 106075.823 L 35543.643 106075.183 L 35540.443 106078.383 L 35546.843 106082.863 L 35539.803 106083.503 L 35539.803 106086.703 L 35534.683 106087.983 C 35534.683 106090.970 35535.963 106092.463 35538.523 106092.463 L 35543.643 106095.023 L 35539.803 106096.303 L 35532.123 106096.303 C 35529.989 106096.303 35529.349 106097.797 35530.203 106100.783 L 35523.163 106100.783 L 35527.643 106107.183 C 35526.789 106108.037 35526.789 106110.597 35527.643 106114.863 L 35528.283 106108.463 L 35530.843 106108.463 C 35533.403 106109.317 35535.109 106109.743 35535.963 106109.743 L 35527.003 106116.143 L 35519.323 106114.863 C 35515.483 106117.423 35514.203 106119.983 35515.483 106122.543 L 35525.083 106126.383 L 35527.003 106125.743 L 35525.723 106128.303 C 35522.736 106131.290 35519.963 106131.930 35517.403 106130.223 L 35514.843 106135.983 L 35518.043 106136.623 C 35512.923 106136.197 35507.589 106137.477 35502.043 106140.463 L 35502.043 106143.663 L 35505.243 106148.783 L 35511.003 106148.143 L 35512.923 106149.423 C 35512.923 106153.263 35511.856 106155.183 35509.723 106155.183 C 35506.309 106153.903 35503.749 106153.263 35502.043 106153.263 L 35498.843 106160.943 L 35502.043 106162.223 L 35487.323 106176.303 L 35493.083 106180.783 L 35495.643 106180.783 L 35495.643 106183.983 L 35492.443 106183.983 L 35482.843 106187.183 L 35479.003 106189.103 C 35478.149 106191.237 35478.149 106192.517 35479.003 106192.943 C 35479.856 106193.370 35480.709 106193.583 35481.563 106193.583 L 35468.763 106202.543 L 35466.203 106209.583 C 35467.056 106209.157 35468.123 106208.730 35469.403 106208.303 C 35469.829 106210.010 35469.403 106211.503 35468.123 106212.783 C 35466.843 106213.637 35465.989 106214.277 35465.563 106214.703 L 35469.403 106215.983 L 35466.843 106223.663 L 35461.723 106228.143 C 35460.016 106227.290 35457.029 106229.210 35452.763 106233.903 C 35451.483 106235.183 35449.563 106237.317 35447.003 106240.303 C 35444.443 106243.290 35440.816 106245.637 35436.123 106247.343 C 35427.589 106250.757 35422.256 106253.957 35420.123 106256.943 C 35416.709 106258.223 35414.363 106257.797 35413.083 106255.663 L 35409.883 106262.063 C 35405.616 106263.343 35401.563 106263.770 35397.723 106263.343 L 35391.323 106267.183 C 35390.043 106266.330 35388.763 106265.690 35387.483 106265.263 L 35383.643 106265.263 C 35380.656 106265.263 35379.163 106263.983 35379.163 106261.423 L 35379.803 106259.503 ZM 35720.283 106189.103 L 35720.283 106186.543 L 35723.483 106176.303 C 35722.629 106176.303 35721.776 106176.090 35720.923 106175.663 C 35720.496 106173.530 35721.349 106172.250 35723.483 106171.823 L 35723.483 106167.343 L 35726.043 106167.343 L 35724.123 106157.743 C 35724.123 106154.330 35726.469 106147.077 35731.163 106135.983 C 35734.576 106127.877 35738.203 106119.770 35742.043 106111.663 L 35744.603 106111.663 C 35749.296 106097.157 35762.949 106078.170 35785.563 106054.703 C 35808.603 106030.810 35827.589 106015.450 35842.523 106008.623 C 35862.149 105994.543 35879.643 105983.237 35895.003 105974.703 C 35918.896 105961.050 35937.669 105954.223 35951.323 105954.223 C 35962.416 105954.223 35970.949 105957.850 35976.923 105965.103 C 35982.896 105972.357 35985.883 105981.530 35985.883 105992.623 L 35985.243 105999.663 C 35984.389 106001.370 35983.536 106002.863 35982.683 106004.143 C 35982.683 106004.997 35982.469 106006.917 35982.043 106009.903 C 35981.189 106011.183 35980.549 106012.250 35980.123 106013.103 L 35975.003 106024.623 C 35973.296 106025.477 35972.229 106025.903 35971.803 106025.903 C 35971.803 106026.757 35972.016 106027.397 35972.443 106027.823 L 35964.763 106038.703 L 35961.563 106039.983 L 35960.283 106045.103 C 35959.429 106044.677 35957.296 106045.957 35953.883 106048.943 L 35948.123 106054.703 L 35942.363 106054.063 L 35935.963 106057.903 C 35937.243 106058.330 35938.736 106058.757 35940.443 106059.183 L 35930.203 106066.863 L 35927.003 106064.943 L 35925.083 106065.583 L 35925.723 106070.063 L 35913.563 106073.263 C 35907.589 106079.663 35897.563 106085.637 35883.483 106091.183 C 35878.789 106092.890 35871.963 106095.237 35863.003 106098.223 C 35861.723 106099.077 35860.443 106099.717 35859.163 106100.143 C 35857.456 106100.143 35854.256 106101.210 35849.563 106103.343 C 35845.296 106105.477 35842.949 106106.543 35842.523 106106.543 C 35837.403 106109.103 35830.789 106112.090 35822.683 106115.503 C 35814.576 106118.917 35809.456 106120.197 35807.323 106119.343 L 35801.563 106132.783 C 35802.416 106132.357 35803.269 106133.210 35804.123 106135.343 L 35801.563 106134.063 L 35798.363 106134.063 L 35798.363 106137.903 L 35802.843 106139.823 C 35801.989 106139.823 35800.923 106143.237 35799.643 106150.063 C 35798.363 106156.890 35797.723 106163.717 35797.723 106170.543 C 35797.723 106181.637 35800.283 106190.810 35805.403 106198.063 C 35810.523 106204.890 35818.203 106208.303 35828.443 106208.303 C 35839.536 106208.303 35853.829 106202.757 35871.323 106191.663 C 35884.976 106183.130 35898.629 106174.383 35912.283 106165.423 C 35920.389 106158.170 35928.496 106150.703 35936.603 106143.023 C 35940.016 106140.463 35945.349 106137.050 35952.603 106132.783 L 35954.523 106138.543 C 35952.389 106142.810 35947.483 106147.930 35939.803 106153.903 C 35932.549 106159.877 35927.856 106164.143 35925.723 106166.703 L 35923.163 106166.703 L 35915.483 106173.103 L 35912.283 106176.303 L 35907.803 106182.703 L 35905.243 106182.703 L 35892.443 106195.503 C 35886.469 106201.477 35881.776 106205.743 35878.363 106208.303 L 35836.763 106240.303 C 35834.629 106240.730 35833.136 106241.157 35832.283 106241.583 C 35831.429 106242.010 35831.856 106242.863 35833.563 106244.143 L 35813.723 106255.663 L 35813.723 106252.463 L 35807.323 106255.663 L 35807.963 106258.223 C 35806.683 106258.650 35803.696 106258.863 35799.003 106258.863 L 35796.443 106260.783 L 35790.683 106260.783 L 35787.483 106264.623 C 35786.203 106263.770 35783.429 106263.343 35779.163 106263.343 L 35763.163 106263.343 L 35764.443 106260.783 C 35762.309 106261.210 35759.536 106260.997 35756.123 106260.143 C 35753.136 106259.290 35749.936 106258.223 35746.523 106256.943 L 35746.523 106254.383 L 35751.003 106253.103 L 35749.083 106251.823 L 35741.403 106251.823 C 35738.416 106250.543 35736.069 106248.197 35734.363 106244.783 L 35738.843 106243.503 L 35736.923 106240.303 L 35730.523 106240.943 C 35727.963 106234.970 35727.323 106229.850 35728.603 106225.583 L 35725.403 106226.223 L 35725.403 106223.663 C 35727.963 106223.663 35729.029 106222.810 35728.603 106221.103 L 35722.843 106221.103 C 35725.403 106219.397 35726.683 106216.837 35726.683 106213.423 L 35721.563 106204.463 L 35724.123 106201.903 L 35720.283 106196.143 L 35720.283 106189.103 ZM 35893.083 106068.143 C 35900.336 106062.170 35906.096 106055.130 35910.363 106047.023 C 35915.056 106038.490 35917.403 106029.957 35917.403 106021.423 C 35917.403 106016.303 35915.696 106011.610 35912.283 106007.343 C 35908.869 106003.077 35904.389 106000.943 35898.843 106000.943 C 35895.856 106000.943 35893.723 106002.223 35892.443 106004.783 L 35886.683 106004.783 L 35889.243 106007.983 L 35891.163 106006.703 L 35872.603 106020.143 C 35871.323 106023.983 35868.336 106027.183 35863.643 106029.743 L 35855.323 106035.503 L 35855.323 106038.063 L 35860.443 106038.063 L 35854.043 106039.343 L 35851.483 106041.263 L 35847.643 106044.463 L 35845.723 106047.663 L 35843.163 106047.663 L 35841.883 106049.583 C 35841.883 106050.437 35843.589 106051.503 35847.003 106052.783 L 35843.163 106055.983 C 35841.883 106055.983 35838.469 106058.117 35832.923 106062.383 L 35831.643 106070.063 L 35830.363 106073.263 L 35827.803 106073.263 L 35820.763 106082.863 L 35822.683 106080.303 L 35825.883 106080.303 L 35822.683 106083.503 L 35820.123 106084.143 L 35820.123 106086.703 C 35813.723 106087.557 35809.883 106088.623 35808.603 106089.903 L 35810.523 106091.823 L 35812.443 106090.543 L 35818.203 106090.543 L 35816.283 106093.743 L 35813.723 106093.743 L 35813.723 106098.863 L 35815.643 106100.143 C 35812.656 106100.143 35810.523 106101.423 35809.243 106103.983 C 35820.336 106103.983 35835.269 106100.143 35854.043 106092.463 C 35872.816 106084.357 35885.829 106076.250 35893.083 106068.143 ZM 36048.663 106048.943 C 36052.929 106042.543 36058.476 106033.370 36065.303 106021.423 L 36080.663 105993.263 L 36078.103 105991.343 C 36083.649 105984.090 36088.983 105978.543 36094.103 105974.703 C 36097.089 105972.570 36103.703 105968.943 36113.943 105963.823 L 36114.583 105961.903 C 36122.263 105958.490 36127.809 105956.143 36131.223 105954.863 C 36137.623 105952.303 36143.596 105950.597 36149.143 105949.743 C 36149.996 105953.157 36151.063 105956.357 36152.343 105959.343 C 36152.343 105961.477 36151.703 105964.463 36150.423 105968.303 C 36149.569 105972.143 36148.929 105974.917 36148.503 105976.623 L 36151.703 105976.623 C 36149.996 105985.157 36148.929 105989.850 36148.503 105990.703 C 36146.369 105997.957 36144.023 106002.650 36141.463 106004.783 L 36145.303 106008.623 L 36141.463 106008.623 L 36136.343 106011.823 L 36141.463 106013.743 C 36140.183 106019.290 36139.543 106022.277 36139.543 106022.703 L 36135.063 106027.823 L 36131.863 106027.823 C 36129.729 106032.090 36128.663 106034.863 36128.663 106036.143 C 36148.716 106021.637 36168.769 106006.917 36188.823 105991.983 C 36199.489 105985.157 36211.009 105978.757 36223.383 105972.783 C 36235.756 105966.383 36247.489 105961.903 36258.583 105959.343 C 36266.689 105962.330 36273.089 105966.383 36277.783 105971.503 C 36278.209 105971.077 36278.423 105971.290 36278.423 105972.143 L 36279.703 105973.423 L 36277.783 105978.543 C 36277.783 105983.237 36280.343 105984.517 36285.463 105982.383 C 36285.889 105989.637 36286.103 105995.183 36286.103 105999.023 L 36284.183 106005.423 C 36284.183 106006.703 36284.396 106007.983 36284.823 106009.263 C 36283.969 106010.543 36282.903 106011.610 36281.623 106012.463 C 36280.343 106013.317 36279.063 106012.677 36277.783 106010.543 L 36280.343 106020.783 C 36279.063 106019.503 36278.209 106019.503 36277.783 106020.783 C 36277.356 106021.637 36276.929 106022.703 36276.503 106023.983 L 36280.983 106024.623 C 36313.409 105999.877 36331.116 105986.437 36334.103 105984.303 C 36358.849 105967.663 36378.689 105959.343 36393.623 105959.343 C 36407.703 105959.343 36417.516 105966.810 36423.063 105981.743 L 36425.623 105981.743 L 36423.703 105987.503 C 36424.129 105989.210 36424.343 105992.837 36424.343 105998.383 C 36424.343 106003.930 36424.983 106006.703 36426.263 106006.703 L 36426.263 106012.463 C 36424.556 106012.037 36422.636 106011.823 36420.503 106011.823 L 36414.103 106011.823 L 36416.023 106016.303 L 36421.783 106015.023 L 36423.063 106019.503 C 36422.209 106020.357 36421.356 106021.423 36420.503 106022.703 C 36419.649 106023.557 36419.223 106025.477 36419.223 106028.463 L 36417.943 106032.303 L 36410.263 106032.303 L 36410.263 106030.383 C 36409.409 106030.383 36408.769 106030.170 36408.343 106029.743 L 36405.143 106038.703 C 36405.996 106039.557 36407.489 106039.770 36409.623 106039.343 C 36411.756 106038.917 36412.183 106037.850 36410.903 106036.143 L 36417.303 106039.343 L 36417.303 106042.543 L 36410.903 106048.303 L 36409.623 106045.103 L 36407.063 106050.223 L 36410.263 106052.783 L 36405.783 106052.783 C 36403.649 106052.783 36402.583 106054.277 36402.583 106057.263 C 36402.583 106058.543 36401.943 106060.250 36400.663 106062.383 C 36399.809 106064.090 36399.383 106065.583 36399.383 106066.863 C 36395.116 106074.543 36392.769 106079.237 36392.343 106080.943 L 36385.943 106080.943 L 36386.583 106077.743 C 36385.729 106078.170 36384.663 106078.810 36383.383 106079.663 L 36380.823 106082.223 L 36380.823 106086.063 L 36384.023 106086.063 C 36384.449 106087.343 36383.596 106088.197 36381.463 106088.623 C 36379.329 106089.050 36377.409 106089.477 36375.703 106089.903 L 36376.343 106092.463 C 36378.903 106093.317 36380.183 106094.810 36380.183 106096.943 L 36378.903 106099.503 L 36368.023 106107.183 L 36371.223 106107.183 L 36369.303 106114.223 L 36363.543 106115.503 L 36361.623 106122.543 L 36353.943 106127.023 C 36353.089 106128.303 36353.303 106130.010 36354.583 106132.143 C 36356.289 106134.277 36357.143 106135.557 36357.143 106135.983 L 36350.743 106132.143 L 36349.463 106137.903 L 36346.263 106137.903 L 36342.423 106144.943 C 36339.863 106146.223 36339.009 106147.717 36339.863 106149.423 L 36348.823 106150.063 C 36344.129 106153.477 36339.649 106156.677 36335.383 106159.663 C 36333.249 106164.783 36331.329 106169.050 36329.623 106172.463 C 36327.916 106175.877 36325.356 106178.863 36321.943 106181.423 C 36323.223 106183.983 36324.503 106186.330 36325.783 106188.463 L 36320.663 106194.863 L 36323.863 106200.623 L 36336.023 106196.783 C 36348.823 106192.090 36363.116 106181.637 36378.903 106165.423 C 36396.396 106147.503 36409.409 106136.410 36417.943 106132.143 L 36417.943 106129.583 L 36432.663 106119.343 L 36435.223 106119.343 L 36432.663 106127.663 C 36428.396 106129.370 36424.556 106131.930 36421.143 106135.343 C 36415.596 106141.317 36410.049 106147.077 36404.503 106152.623 C 36404.076 106155.183 36395.116 106164.783 36377.623 106181.423 C 36360.556 106197.637 36349.676 106207.023 36344.983 106209.583 L 36344.983 106212.143 C 36328.769 106225.370 36315.756 106235.823 36305.943 106243.503 C 36287.169 106258.010 36272.236 106264.623 36261.143 106263.343 L 36246.423 106262.063 L 36242.583 106256.943 L 36240.023 106256.943 C 36238.316 106253.103 36237.036 106249.903 36236.183 106247.343 C 36235.329 106244.783 36234.903 106242.437 36234.903 106240.303 C 36234.903 106238.597 36236.183 106230.703 36238.743 106216.623 C 36238.743 106214.063 36238.956 106211.503 36239.383 106208.943 C 36245.783 106193.583 36272.449 106149.210 36319.383 106075.823 C 36339.436 106044.677 36350.529 106024.197 36352.663 106014.383 L 36348.183 106005.423 L 36341.143 106002.863 C 36330.476 106005.850 36319.596 106011.397 36308.503 106019.503 C 36297.836 106027.183 36287.596 106034.650 36277.783 106041.903 L 36270.103 106051.503 C 36266.263 106054.917 36263.703 106057.263 36262.423 106058.543 C 36261.143 106059.823 36259.436 106062.383 36257.303 106066.223 C 36258.156 106069.637 36257.089 106072.623 36254.103 106075.183 C 36252.823 106076.463 36249.623 106078.597 36244.503 106081.583 C 36244.503 106082.437 36245.996 106082.863 36248.983 106082.863 L 36250.263 106086.063 L 36246.423 106085.423 L 36242.583 106089.903 C 36243.863 106089.477 36245.143 106090.117 36246.423 106091.823 C 36246.423 106092.250 36246.636 106092.677 36247.063 106093.103 L 36243.223 106093.103 L 36238.743 106096.943 L 36243.223 106096.943 L 36232.983 106103.983 L 36235.543 106109.103 L 36227.223 106109.743 C 36228.503 106114.010 36229.143 106116.997 36229.143 106118.703 C 36226.156 106121.263 36224.876 106123.397 36225.303 106125.103 L 36218.903 106123.823 C 36216.769 106126.383 36214.423 106129.583 36211.863 106133.423 C 36209.729 106137.263 36208.663 106140.463 36208.663 106143.023 L 36213.143 106143.023 L 36213.143 106139.823 L 36216.983 106140.463 L 36215.703 106146.223 L 36206.103 106158.383 L 36196.503 106155.823 L 36195.863 106157.743 C 36199.276 106162.437 36200.983 106165.423 36200.983 106166.703 C 36198.849 106167.130 36196.716 106167.343 36194.583 106167.343 C 36193.729 106167.343 36193.303 106168.197 36193.303 106169.903 C 36193.303 106171.183 36193.089 106172.037 36192.663 106172.463 L 36190.743 106171.823 L 36183.703 106182.063 C 36184.556 106181.637 36185.409 106181.850 36186.263 106182.703 C 36187.543 106183.130 36188.609 106183.557 36189.463 106183.983 C 36184.343 106187.823 36180.289 106191.450 36177.303 106194.863 L 36178.583 106199.343 C 36172.609 106202.330 36169.623 106206.383 36169.623 106211.503 C 36166.636 106214.063 36162.796 106216.623 36158.103 106219.183 C 36153.836 106221.317 36149.783 106223.450 36145.943 106225.583 L 36149.783 106226.863 L 36149.783 106230.063 C 36147.649 106231.343 36146.369 106232.197 36145.943 106232.623 C 36145.089 106232.197 36144.449 106231.557 36144.023 106230.703 L 36132.503 106240.303 L 36130.583 106239.023 L 36127.383 106239.663 L 36118.423 106245.423 C 36115.863 106247.130 36113.943 106248.623 36112.663 106249.903 C 36111.383 106250.757 36110.103 106251.823 36108.823 106253.103 L 36097.943 106258.223 C 36096.663 106258.223 36094.743 106257.583 36092.183 106256.303 C 36090.049 106254.597 36088.983 106253.103 36088.983 106251.823 C 36088.983 106233.477 36099.436 106206.383 36120.343 106170.543 C 36139.543 106140.250 36159.169 106109.103 36179.223 106077.103 C 36199.703 106044.677 36209.943 106021.637 36209.943 106007.983 L 36208.023 106004.143 C 36207.596 106002.863 36206.956 106001.370 36206.103 105999.663 C 36192.449 106005.210 36178.796 106013.103 36165.143 106023.343 C 36162.583 106025.050 36142.956 106042.543 36106.263 106075.823 L 36108.823 106078.383 C 36108.823 106079.663 36107.543 106081.157 36104.983 106082.863 C 36102.423 106084.143 36101.569 106085.850 36102.423 106087.983 L 36096.023 106087.983 C 36096.449 106089.263 36096.236 106090.330 36095.383 106091.183 C 36094.956 106092.037 36094.529 106092.677 36094.103 106093.103 L 36099.223 106103.343 C 36097.943 106103.770 36097.089 106104.837 36096.663 106106.543 C 36096.236 106108.250 36096.023 106109.743 36096.023 106111.023 C 36091.756 106114.863 36088.556 106117.850 36086.423 106119.983 L 36083.223 106119.983 L 36077.463 106128.303 C 36076.183 106130.437 36074.049 106134.703 36071.063 106141.103 C 36068.503 106147.503 36066.583 106152.623 36065.303 106156.463 L 36057.623 106160.943 L 36058.903 106164.143 L 36056.983 106166.063 C 36052.716 106167.770 36049.089 106170.970 36046.103 106175.663 C 36046.956 106175.663 36047.383 106176.303 36047.383 106177.583 C 36047.809 106178.437 36048.236 106179.077 36048.663 106179.503 C 36046.103 106181.637 36043.756 106183.557 36041.623 106185.263 C 36038.636 106189.530 36036.503 106192.730 36035.223 106194.863 C 36032.236 106199.557 36031.169 106202.970 36032.023 106205.103 L 36024.343 106207.663 L 36023.703 106214.063 L 36019.863 106213.423 C 36019.009 106216.410 36018.156 106218.970 36017.303 106221.103 C 36016.449 106223.237 36015.596 106225.583 36014.743 106228.143 L 36005.783 106233.263 C 36006.209 106232.837 36006.209 106232.410 36005.783 106231.983 L 36004.503 106230.703 L 36004.503 106239.663 L 36003.223 106245.423 L 35990.423 106247.983 L 35983.383 106255.663 L 35981.463 106254.383 L 35962.263 106260.783 L 35955.863 106258.223 C 35954.156 106259.077 35951.169 106260.143 35946.903 106261.423 C 35942.209 106262.703 35938.796 106263.343 35936.663 106263.343 C 35935.383 106263.343 35933.889 106262.277 35932.183 106260.143 C 35930.049 106257.583 35927.916 106254.170 35925.783 106249.903 C 35936.023 106239.237 35953.303 106211.077 35977.623 106165.423 C 35989.569 106143.237 36000.236 106126.383 36009.623 106114.863 C 36022.423 106093.103 36035.436 106071.130 36048.663 106048.943 ZM 36651.013 106187.823 L 36648.453 106185.903 C 36649.733 106171.823 36652.293 106159.450 36656.133 106148.783 C 36659.973 106137.690 36669.786 106117.423 36685.573 106087.983 C 36701.786 106061.530 36729.306 106031.877 36768.133 105999.023 C 36811.226 105962.757 36844.293 105944.623 36867.333 105944.623 L 36875.013 105945.903 L 36875.653 105947.823 C 36890.586 105949.103 36901.039 105956.570 36907.013 105970.223 L 36914.053 105987.503 L 36916.613 105987.503 L 36912.773 105999.663 C 36912.773 106000.943 36913.839 106002.437 36915.973 106004.143 C 36916.399 106004.570 36917.039 106004.997 36917.893 106005.423 L 36919.173 106011.823 L 36930.693 106012.463 C 36928.559 106018.010 36921.306 106032.730 36908.933 106056.623 C 36896.986 106080.090 36889.306 106095.023 36885.893 106101.423 L 36882.693 106100.783 L 36885.253 106105.903 L 36877.573 106130.223 L 36875.013 106130.863 L 36870.533 106149.423 L 36867.973 106149.423 C 36869.679 106154.543 36869.679 106158.810 36867.973 106162.223 L 36866.053 106191.023 C 36866.053 106195.717 36868.826 106198.917 36874.373 106200.623 C 36879.919 106199.343 36888.239 106194.223 36899.333 106185.263 C 36910.853 106175.877 36927.493 106160.730 36949.253 106139.823 C 36947.973 106140.677 36947.759 106141.957 36948.613 106143.663 C 36949.893 106145.370 36950.959 106145.583 36951.813 106144.303 C 36941.146 106156.677 36930.693 106169.050 36920.453 106181.423 L 36918.533 106185.263 C 36910.426 106191.237 36902.746 106197.423 36895.493 106203.823 C 36886.106 106211.930 36879.066 106219.183 36874.373 106225.583 L 36871.173 106225.583 L 36867.973 106231.983 L 36862.853 106233.263 C 36860.719 106236.677 36857.306 106239.877 36852.613 106242.863 L 36850.693 106244.143 C 36846.853 106247.983 36841.093 106251.183 36833.413 106253.743 C 36826.159 106256.303 36818.479 106258.437 36810.373 106260.143 C 36803.119 106257.157 36798.426 106251.183 36796.293 106242.223 C 36794.159 106232.837 36793.093 106221.317 36793.093 106207.663 L 36793.093 106190.383 L 36787.333 106197.423 L 36778.373 106203.823 L 36777.733 106207.663 C 36773.893 106211.503 36771.119 106215.343 36769.413 106219.183 L 36766.853 106215.983 L 36762.373 106221.743 L 36757.893 106222.383 L 36753.413 106230.703 C 36750.853 106231.983 36748.293 106233.690 36745.733 106235.823 C 36743.599 106237.530 36741.039 106239.663 36738.053 106242.223 L 36723.973 106249.903 L 36723.973 106255.023 C 36721.413 106256.730 36715.866 106259.503 36707.333 106263.343 C 36702.639 106265.477 36699.226 106267.183 36697.093 106268.463 C 36696.239 106268.037 36693.039 106268.463 36687.493 106269.743 C 36686.639 106269.743 36685.146 106270.170 36683.013 106271.023 C 36675.333 106271.023 36668.719 106268.037 36663.173 106262.063 C 36657.626 106256.090 36653.573 106248.837 36651.013 106240.303 C 36653.146 106240.303 36654.213 106238.810 36654.213 106235.823 C 36652.933 106234.117 36652.079 106233.050 36651.653 106232.623 C 36649.946 106230.063 36648.666 106228.997 36647.813 106229.423 L 36646.533 106221.743 L 36649.733 106217.263 L 36649.733 106205.743 C 36648.026 106206.170 36646.959 106205.957 36646.533 106205.103 C 36646.106 106204.250 36645.893 106202.543 36645.893 106199.983 C 36646.319 106195.290 36646.533 106192.517 36646.533 106191.663 L 36651.013 106187.823 ZM 36725.253 106186.543 C 36725.253 106188.250 36726.533 106192.090 36729.093 106198.063 C 36732.079 106204.037 36734.426 106208.303 36736.133 106210.863 C 36745.946 106210.863 36759.813 106203.610 36777.733 106189.103 L 36799.493 106171.183 C 36799.919 106169.903 36801.839 106162.863 36805.253 106150.063 C 36808.666 106136.837 36812.079 106128.303 36815.493 106124.463 C 36815.493 106118.917 36819.759 106107.183 36828.293 106089.263 C 36837.253 106071.343 36841.733 106054.917 36841.733 106039.983 C 36841.733 106028.037 36839.173 106017.797 36834.053 106009.263 C 36828.933 106000.730 36820.826 105995.610 36809.733 105993.903 C 36806.319 105996.463 36802.906 105999.237 36799.493 106002.223 C 36796.506 106004.783 36794.373 106007.770 36793.093 106011.183 C 36784.133 106021.423 36775.386 106031.450 36766.853 106041.263 L 36764.933 106047.023 C 36762.799 106048.730 36760.879 106051.717 36759.173 106055.983 C 36757.893 106059.823 36756.826 106063.663 36755.973 106067.503 C 36754.266 106069.637 36751.493 106075.397 36747.653 106084.783 C 36739.546 106104.410 36735.279 106115.930 36734.853 106119.343 L 36731.013 106120.623 L 36732.293 106123.183 L 36727.173 106142.383 L 36724.613 106146.223 L 36725.893 106147.503 L 36729.093 106147.503 C 36727.813 106150.490 36726.106 106152.410 36723.973 106153.263 L 36726.533 106172.463 L 36723.973 106175.023 L 36724.613 106178.863 L 36725.253 106186.543 ZM 36935.953 106225.583 L 36933.393 106221.103 L 36940.433 106216.623 C 36940.433 106215.770 36939.153 106214.917 36936.593 106214.063 L 36935.313 106208.303 C 36935.313 106206.170 36935.953 106203.823 36937.233 106201.263 C 36938.086 106198.277 36938.726 106196.143 36939.153 106194.863 L 36936.593 106192.303 L 36941.073 106185.263 L 36941.073 106182.063 L 36944.913 106176.303 L 36944.273 106170.543 C 36945.126 106169.690 36945.979 106168.197 36946.833 106166.063 C 36948.113 106163.930 36949.393 106163.077 36950.673 106163.503 C 36950.673 106158.383 36951.739 106153.050 36953.873 106147.503 L 36958.353 106137.263 C 36962.193 106136.410 36964.113 106133.637 36964.113 106128.943 C 36964.113 106124.677 36969.873 106112.303 36981.393 106091.823 C 36992.913 106071.343 36998.459 106060.890 36998.033 106060.463 C 37001.446 106055.770 37004.859 106050.437 37008.273 106044.463 C 37012.113 106038.490 37015.099 106032.943 37017.233 106027.823 C 37017.659 106027.397 37018.939 106025.050 37021.073 106020.783 C 37023.633 106016.090 37025.339 106013.957 37026.193 106014.383 L 37034.513 105998.383 L 37035.793 105994.543 C 37040.486 105986.010 37044.326 105979.397 37047.313 105974.703 C 37052.859 105965.743 37057.126 105960.197 37060.113 105958.063 L 37072.273 105933.103 C 37073.979 105933.957 37074.833 105933.743 37074.833 105932.463 C 37075.259 105930.757 37075.686 105928.837 37076.113 105926.703 C 37076.966 105924.570 37077.606 105923.077 37078.033 105922.223 C 37080.166 105917.957 37082.513 105914.117 37085.073 105910.703 L 37127.953 105837.743 C 37129.659 105836.463 37131.366 105834.970 37133.073 105833.263 C 37141.606 105831.130 37150.353 105828.783 37159.313 105826.223 L 37163.793 105821.103 L 37162.513 105817.903 L 37166.353 105817.903 L 37165.713 105820.463 L 37168.913 105820.463 L 37191.953 105812.143 L 37196.433 105815.983 C 37195.579 105820.250 37196.006 105824.943 37197.713 105830.063 L 37166.353 105880.623 L 37165.073 105885.103 L 37155.473 105899.823 C 37155.899 105900.677 37156.326 105901.317 37156.753 105901.743 C 37153.766 105903.450 37151.419 105904.943 37149.713 105906.223 L 37152.913 105908.143 C 37151.206 105908.570 37149.713 105908.997 37148.433 105909.423 C 37147.153 105909.850 37146.513 105911.557 37146.513 105914.543 L 37141.393 105917.743 C 37141.819 105918.597 37141.606 105920.090 37140.753 105922.223 C 37139.899 105923.930 37140.753 105924.997 37143.313 105925.423 L 37140.113 105931.823 C 37140.539 105929.690 37139.259 105928.623 37136.273 105928.623 L 37135.633 105931.823 L 37129.873 105935.663 L 37133.713 105935.023 L 37138.833 105937.583 C 37136.699 105938.863 37135.206 105939.717 37134.353 105940.143 C 37130.513 105942.277 37128.166 105943.130 37127.313 105942.703 C 37125.606 105947.823 37123.046 105952.303 37119.633 105956.143 L 37125.393 105954.223 L 37122.833 105957.423 L 37124.753 105958.063 L 37120.913 105963.183 L 37118.353 105961.263 C 37117.926 105961.690 37117.713 105962.117 37117.713 105962.543 C 37119.419 105965.957 37120.059 105968.090 37119.633 105968.943 L 37111.313 105972.143 L 37114.513 105974.063 L 37105.553 105975.343 L 37103.633 105981.743 L 37110.673 105981.743 L 37104.273 105985.583 L 37110.673 105987.503 L 37102.353 105988.783 L 37101.073 105986.223 C 37100.646 105987.930 37100.433 105989.423 37100.433 105990.703 C 37100.433 105991.983 37101.073 105994.117 37102.353 105997.103 L 37091.473 105999.663 L 37092.753 106003.503 L 37091.473 106009.263 C 37092.753 106008.410 37093.606 106007.983 37094.033 106007.983 C 37096.593 106006.703 37098.299 106006.063 37099.153 106006.063 L 37099.153 106010.543 L 37094.673 106010.543 C 37092.966 106012.250 37092.753 106014.170 37094.033 106016.303 L 37079.953 106019.503 L 37080.593 106024.623 L 37076.113 106029.103 L 37085.073 106022.703 L 37089.553 106027.823 L 37089.553 106031.023 L 37086.993 106031.023 L 37070.353 106036.783 C 37067.793 106038.490 37065.233 106039.983 37062.673 106041.263 L 37061.393 106045.743 L 37080.593 106042.543 L 37080.593 106047.663 C 37079.739 106047.663 37078.246 106049.370 37076.113 106052.783 C 37074.833 106053.637 37073.553 106054.277 37072.273 106054.703 L 37066.513 106058.543 L 37071.633 106058.543 L 37065.233 106062.383 L 37062.673 106060.463 C 37059.259 106060.463 37057.553 106062.170 37057.553 106065.583 L 37060.753 106066.863 L 37065.233 106064.303 L 37067.793 106067.503 L 37063.313 106073.903 C 37066.726 106075.183 37068.219 106076.250 37067.793 106077.103 L 37058.193 106076.463 L 37056.273 106073.263 L 37054.993 106076.463 C 37054.566 106077.743 37053.286 106078.383 37051.153 106078.383 C 37049.446 106078.383 37048.593 106079.877 37048.593 106082.863 L 37050.513 106082.223 L 37062.673 106083.503 L 37062.673 106086.703 C 37059.259 106086.277 37054.779 106086.917 37049.233 106088.623 L 37049.233 106095.023 L 37058.193 106097.583 C 37055.206 106099.290 37052.859 106100.143 37051.153 106100.143 C 37048.593 106098.863 37046.246 106098.223 37044.113 106098.223 L 37041.553 106100.143 L 37046.033 106103.983 L 37045.393 106105.903 L 37040.273 106105.903 L 37038.993 106107.823 C 37040.699 106108.250 37042.406 106108.463 37044.113 106108.463 L 37044.113 106111.663 C 37047.099 106111.237 37049.019 106111.450 37049.873 106112.303 L 37051.153 106119.343 L 37046.033 106119.983 L 37039.633 106125.103 L 37038.353 106129.583 L 37040.913 106133.423 L 37044.113 106133.423 L 37040.273 106135.983 L 37033.873 106135.343 L 37030.673 106137.263 L 37035.793 106141.103 L 37040.913 106141.103 L 37028.113 106143.663 L 37028.113 106147.503 L 37035.793 106147.503 L 37036.433 106150.703 C 37033.873 106151.130 37032.166 106151.343 37031.313 106151.343 C 37030.459 106151.343 37028.326 106151.983 37024.913 106153.263 L 37021.073 106151.983 L 37017.873 106152.623 L 37017.873 106159.663 C 37019.153 106160.517 37020.646 106160.517 37022.353 106159.663 C 37024.486 106158.810 37025.553 106157.530 37025.553 106155.823 L 37031.953 106157.103 C 37029.819 106163.077 37028.326 106166.917 37027.473 106168.623 L 37022.353 106170.543 L 37023.633 106176.303 L 37015.313 106181.423 L 37016.593 106183.343 L 37022.993 106183.343 L 37025.553 106181.423 L 37023.633 106187.183 L 37018.513 106189.743 C 37018.939 106193.157 37018.299 106194.863 37016.593 106194.863 L 37021.073 106199.343 C 37033.446 106195.930 37051.366 106186.117 37074.833 106169.903 C 37098.726 106153.263 37122.833 106136.410 37147.153 106119.343 C 37119.846 106146.223 37093.393 106170.757 37067.793 106192.943 C 37030.673 106224.943 37001.873 106246.063 36981.393 106256.303 L 36981.393 106258.863 L 36976.273 106257.583 C 36973.713 106260.570 36969.659 106263.130 36964.113 106265.263 C 36958.566 106267.397 36953.659 106268.463 36949.393 106268.463 C 36950.246 106267.610 36950.033 106266.543 36948.753 106265.263 C 36947.899 106264.410 36947.046 106264.410 36946.193 106265.263 L 36937.873 106259.503 C 36938.726 106258.650 36939.579 106258.437 36940.433 106258.863 C 36941.286 106259.290 36942.566 106260.143 36944.273 106261.423 L 36953.873 106261.423 L 36956.433 106263.343 L 36956.433 106260.783 L 36954.513 106260.143 C 36948.539 106258.863 36944.699 106259.077 36942.993 106260.783 L 36941.073 106255.023 L 36938.513 106255.023 L 36938.513 106248.623 C 36935.953 106249.050 36934.459 106248.837 36934.033 106247.983 C 36935.313 106247.557 36936.379 106246.917 36937.233 106246.063 L 36936.593 106238.383 L 36932.753 106238.383 L 36934.033 106235.183 L 36942.993 106231.983 L 36935.953 106231.983 L 36931.473 106228.143 L 36935.953 106225.583 ZM 37112.203 106225.583 L 37109.643 106221.103 L 37116.683 106216.623 C 37116.683 106215.770 37115.403 106214.917 37112.843 106214.063 L 37111.563 106208.303 C 37111.563 106206.170 37112.203 106203.823 37113.483 106201.263 C 37114.336 106198.277 37114.976 106196.143 37115.403 106194.863 L 37112.843 106192.303 L 37117.323 106185.263 L 37117.323 106182.063 L 37121.163 106176.303 L 37120.523 106170.543 C 37121.376 106169.690 37122.229 106168.197 37123.083 106166.063 C 37124.363 106163.930 37125.643 106163.077 37126.923 106163.503 C 37126.923 106158.383 37127.989 106153.050 37130.123 106147.503 L 37134.603 106137.263 C 37138.443 106136.410 37140.363 106133.637 37140.363 106128.943 C 37140.363 106124.677 37146.123 106112.303 37157.643 106091.823 C 37169.163 106071.343 37174.709 106060.890 37174.283 106060.463 C 37177.696 106055.770 37181.109 106050.437 37184.523 106044.463 C 37188.363 106038.490 37191.349 106032.943 37193.483 106027.823 C 37193.909 106027.397 37195.189 106025.050 37197.323 106020.783 C 37199.883 106016.090 37201.589 106013.957 37202.443 106014.383 L 37210.763 105998.383 L 37212.043 105994.543 C 37216.736 105986.010 37220.576 105979.397 37223.563 105974.703 C 37229.109 105965.743 37233.376 105960.197 37236.363 105958.063 L 37248.523 105933.103 C 37250.229 105933.957 37251.083 105933.743 37251.083 105932.463 C 37251.509 105930.757 37251.936 105928.837 37252.363 105926.703 C 37253.216 105924.570 37253.856 105923.077 37254.283 105922.223 C 37256.416 105917.957 37258.763 105914.117 37261.323 105910.703 L 37304.203 105837.743 C 37305.909 105836.463 37307.616 105834.970 37309.323 105833.263 C 37317.856 105831.130 37326.603 105828.783 37335.563 105826.223 L 37340.043 105821.103 L 37338.763 105817.903 L 37342.603 105817.903 L 37341.963 105820.463 L 37345.163 105820.463 L 37368.203 105812.143 L 37372.683 105815.983 C 37371.829 105820.250 37372.256 105824.943 37373.963 105830.063 L 37342.603 105880.623 L 37341.323 105885.103 L 37331.723 105899.823 C 37332.149 105900.677 37332.576 105901.317 37333.003 105901.743 C 37330.016 105903.450 37327.669 105904.943 37325.963 105906.223 L 37329.163 105908.143 C 37327.456 105908.570 37325.963 105908.997 37324.683 105909.423 C 37323.403 105909.850 37322.763 105911.557 37322.763 105914.543 L 37317.643 105917.743 C 37318.069 105918.597 37317.856 105920.090 37317.003 105922.223 C 37316.149 105923.930 37317.003 105924.997 37319.563 105925.423 L 37316.363 105931.823 C 37316.789 105929.690 37315.509 105928.623 37312.523 105928.623 L 37311.883 105931.823 L 37306.123 105935.663 L 37309.963 105935.023 L 37315.083 105937.583 C 37312.949 105938.863 37311.456 105939.717 37310.603 105940.143 C 37306.763 105942.277 37304.416 105943.130 37303.563 105942.703 C 37301.856 105947.823 37299.296 105952.303 37295.883 105956.143 L 37301.643 105954.223 L 37299.083 105957.423 L 37301.003 105958.063 L 37297.163 105963.183 L 37294.603 105961.263 C 37294.176 105961.690 37293.963 105962.117 37293.963 105962.543 C 37295.669 105965.957 37296.309 105968.090 37295.883 105968.943 L 37287.563 105972.143 L 37290.763 105974.063 L 37281.803 105975.343 L 37279.883 105981.743 L 37286.923 105981.743 L 37280.523 105985.583 L 37286.923 105987.503 L 37278.603 105988.783 L 37277.323 105986.223 C 37276.896 105987.930 37276.683 105989.423 37276.683 105990.703 C 37276.683 105991.983 37277.323 105994.117 37278.603 105997.103 L 37267.723 105999.663 L 37269.003 106003.503 L 37267.723 106009.263 C 37269.003 106008.410 37269.856 106007.983 37270.283 106007.983 C 37272.843 106006.703 37274.549 106006.063 37275.403 106006.063 L 37275.403 106010.543 L 37270.923 106010.543 C 37269.216 106012.250 37269.003 106014.170 37270.283 106016.303 L 37256.203 106019.503 L 37256.843 106024.623 L 37252.363 106029.103 L 37261.323 106022.703 L 37265.803 106027.823 L 37265.803 106031.023 L 37263.243 106031.023 L 37246.603 106036.783 C 37244.043 106038.490 37241.483 106039.983 37238.923 106041.263 L 37237.643 106045.743 L 37256.843 106042.543 L 37256.843 106047.663 C 37255.989 106047.663 37254.496 106049.370 37252.363 106052.783 C 37251.083 106053.637 37249.803 106054.277 37248.523 106054.703 L 37242.763 106058.543 L 37247.883 106058.543 L 37241.483 106062.383 L 37238.923 106060.463 C 37235.509 106060.463 37233.803 106062.170 37233.803 106065.583 L 37237.003 106066.863 L 37241.483 106064.303 L 37244.043 106067.503 L 37239.563 106073.903 C 37242.976 106075.183 37244.469 106076.250 37244.043 106077.103 L 37234.443 106076.463 L 37232.523 106073.263 L 37231.243 106076.463 C 37230.816 106077.743 37229.536 106078.383 37227.403 106078.383 C 37225.696 106078.383 37224.843 106079.877 37224.843 106082.863 L 37226.763 106082.223 L 37238.923 106083.503 L 37238.923 106086.703 C 37235.509 106086.277 37231.029 106086.917 37225.483 106088.623 L 37225.483 106095.023 L 37234.443 106097.583 C 37231.456 106099.290 37229.109 106100.143 37227.403 106100.143 C 37224.843 106098.863 37222.496 106098.223 37220.363 106098.223 L 37217.803 106100.143 L 37222.283 106103.983 L 37221.643 106105.903 L 37216.523 106105.903 L 37215.243 106107.823 C 37216.949 106108.250 37218.656 106108.463 37220.363 106108.463 L 37220.363 106111.663 C 37223.349 106111.237 37225.269 106111.450 37226.123 106112.303 L 37227.403 106119.343 L 37222.283 106119.983 L 37215.883 106125.103 L 37214.603 106129.583 L 37217.163 106133.423 L 37220.363 106133.423 L 37216.523 106135.983 L 37210.123 106135.343 L 37206.923 106137.263 L 37212.043 106141.103 L 37217.163 106141.103 L 37204.363 106143.663 L 37204.363 106147.503 L 37212.043 106147.503 L 37212.683 106150.703 C 37210.123 106151.130 37208.416 106151.343 37207.563 106151.343 C 37206.709 106151.343 37204.576 106151.983 37201.163 106153.263 L 37197.323 106151.983 L 37194.123 106152.623 L 37194.123 106159.663 C 37195.403 106160.517 37196.896 106160.517 37198.603 106159.663 C 37200.736 106158.810 37201.803 106157.530 37201.803 106155.823 L 37208.203 106157.103 C 37206.069 106163.077 37204.576 106166.917 37203.723 106168.623 L 37198.603 106170.543 L 37199.883 106176.303 L 37191.563 106181.423 L 37192.843 106183.343 L 37199.243 106183.343 L 37201.803 106181.423 L 37199.883 106187.183 L 37194.763 106189.743 C 37195.189 106193.157 37194.549 106194.863 37192.843 106194.863 L 37197.323 106199.343 C 37209.696 106195.930 37227.616 106186.117 37251.083 106169.903 C 37274.976 106153.263 37299.083 106136.410 37323.403 106119.343 C 37296.096 106146.223 37269.643 106170.757 37244.043 106192.943 C 37206.923 106224.943 37178.123 106246.063 37157.643 106256.303 L 37157.643 106258.863 L 37152.523 106257.583 C 37149.963 106260.570 37145.909 106263.130 37140.363 106265.263 C 37134.816 106267.397 37129.909 106268.463 37125.643 106268.463 C 37126.496 106267.610 37126.283 106266.543 37125.003 106265.263 C 37124.149 106264.410 37123.296 106264.410 37122.443 106265.263 L 37114.123 106259.503 C 37114.976 106258.650 37115.829 106258.437 37116.683 106258.863 C 37117.536 106259.290 37118.816 106260.143 37120.523 106261.423 L 37130.123 106261.423 L 37132.683 106263.343 L 37132.683 106260.783 L 37130.763 106260.143 C 37124.789 106258.863 37120.949 106259.077 37119.243 106260.783 L 37117.323 106255.023 L 37114.763 106255.023 L 37114.763 106248.623 C 37112.203 106249.050 37110.709 106248.837 37110.283 106247.983 C 37111.563 106247.557 37112.629 106246.917 37113.483 106246.063 L 37112.843 106238.383 L 37109.003 106238.383 L 37110.283 106235.183 L 37119.243 106231.983 L 37112.203 106231.983 L 37107.723 106228.143 L 37112.203 106225.583 ZM 37554.933 106181.423 L 37556.213 106172.463 L 37560.053 106171.183 L 37560.693 106164.783 L 37559.413 106163.503 L 37563.893 106159.023 C 37566.879 106155.610 37568.373 106152.837 37568.373 106150.703 C 37568.373 106148.570 37566.879 106147.503 37563.893 106147.503 L 37565.813 106146.223 C 37567.946 106144.943 37569.013 106143.237 37569.013 106141.103 C 37569.013 106136.837 37570.079 106133.210 37572.213 106130.223 C 37574.773 106127.237 37576.693 106126.383 37577.973 106127.663 L 37577.333 106122.543 L 37578.613 106116.143 L 37581.173 106116.143 L 37579.893 106110.383 L 37583.093 106108.463 L 37581.813 106107.183 L 37586.293 106105.903 L 37585.013 106100.143 L 37590.773 106096.303 L 37588.213 106091.183 C 37588.639 106089.903 37589.279 106088.837 37590.133 106087.983 C 37590.986 106086.703 37592.053 106086.490 37593.333 106087.343 L 37593.333 106078.383 C 37595.466 106077.103 37596.533 106076.037 37596.533 106075.183 C 37596.959 106073.903 37598.026 106073.263 37599.733 106073.263 L 37601.653 106072.623 C 37599.946 106067.503 37601.653 106062.383 37606.773 106057.263 C 37605.919 106055.983 37605.919 106055.343 37606.773 106055.343 C 37607.626 106054.917 37608.693 106054.490 37609.973 106054.063 L 37609.973 106047.663 C 37611.679 106049.370 37612.959 106049.370 37613.813 106047.663 C 37615.093 106045.530 37615.733 106041.690 37615.733 106036.143 L 37621.493 106034.863 L 37624.053 106029.743 L 37622.773 106022.063 L 37617.653 106022.063 C 37612.959 106022.063 37602.079 106024.837 37585.013 106030.383 C 37575.626 106033.370 37568.586 106034.863 37563.893 106034.863 L 37556.853 106033.583 L 37583.733 105993.903 L 37589.493 105990.703 C 37593.759 105980.890 37604.426 105973.637 37621.493 105968.943 C 37641.546 105965.530 37654.559 105963.183 37660.533 105961.903 C 37668.639 105953.370 37678.026 105941.423 37688.693 105926.063 C 37697.653 105913.263 37706.613 105900.250 37715.573 105887.023 C 37725.813 105874.223 37734.133 105864.837 37740.533 105858.863 C 37752.053 105847.770 37762.506 105841.157 37771.893 105839.023 C 37774.026 105836.037 37777.653 105833.263 37782.773 105830.703 C 37788.319 105828.143 37793.226 105826.223 37797.493 105824.943 L 37802.613 105833.263 C 37801.759 105837.103 37799.626 105842.437 37796.213 105849.263 L 37791.733 105856.943 L 37784.053 105861.423 C 37783.199 105868.250 37779.999 105875.717 37774.453 105883.823 C 37768.906 105891.930 37765.279 105898.330 37763.573 105903.023 L 37758.453 105904.943 L 37761.013 105911.343 C 37757.599 105911.343 37755.893 105911.770 37755.893 105912.623 L 37755.893 105918.383 L 37751.413 105922.863 L 37748.213 105922.863 L 37739.893 105942.703 L 37733.493 105942.703 C 37735.199 105946.117 37735.413 105949.317 37734.133 105952.303 L 37778.933 105951.023 C 37785.759 105951.023 37792.586 105951.237 37799.413 105951.663 C 37806.239 105951.663 37813.279 105952.730 37820.533 105954.863 C 37817.546 105962.117 37814.346 105968.090 37810.933 105972.783 L 37805.813 105973.423 L 37802.613 105980.463 L 37794.933 105983.023 L 37789.813 105990.703 C 37785.973 105995.823 37781.279 106000.090 37775.733 106003.503 C 37770.613 106006.917 37764.426 106009.903 37757.173 106012.463 L 37743.093 106010.543 L 37721.333 106012.463 C 37720.479 106011.183 37716.426 106011.610 37709.173 106013.743 C 37702.346 106015.450 37698.293 106016.090 37697.013 106015.663 C 37695.733 106015.237 37694.666 106015.877 37693.813 106017.583 C 37693.386 106018.863 37692.533 106019.290 37691.253 106018.863 C 37687.839 106026.117 37685.493 106031.450 37684.213 106034.863 C 37679.519 106045.530 37676.746 106052.783 37675.893 106056.623 L 37672.693 106063.023 C 37665.439 106073.690 37660.319 106082.223 37657.333 106088.623 C 37654.773 106095.023 37652.853 106101.850 37651.573 106109.103 C 37650.293 106108.677 37649.226 106109.317 37648.373 106111.023 C 37647.946 106112.303 37648.159 106113.583 37649.013 106114.863 L 37646.453 106121.903 L 37640.693 106123.823 C 37641.973 106125.530 37643.466 106127.023 37645.173 106128.303 C 37641.759 106134.703 37639.839 106138.330 37639.413 106139.183 C 37637.706 106143.450 37636.853 106147.503 37636.853 106151.343 L 37634.933 106153.263 L 37635.573 106157.743 C 37634.293 106161.583 37633.439 106164.570 37633.013 106166.703 C 37630.879 106174.383 37629.813 106178.863 37629.813 106180.143 C 37629.813 106186.970 37630.879 106192.303 37633.013 106196.143 C 37635.146 106199.983 37639.199 106201.903 37645.173 106201.903 C 37660.106 106201.903 37683.146 106189.743 37714.293 106165.423 C 37740.746 106144.517 37757.813 106128.517 37765.493 106117.423 L 37769.973 106117.423 L 37757.173 106134.063 C 37752.053 106141.317 37743.306 106151.343 37730.933 106164.143 C 37716.853 106178.650 37707.253 106188.677 37702.133 106194.223 C 37697.439 106199.770 37692.106 106205.530 37686.133 106211.503 C 37680.586 106217.477 37674.826 106222.597 37668.853 106226.863 L 37666.933 106228.143 C 37662.666 106233.263 37657.546 106238.170 37651.573 106242.863 C 37641.759 106250.970 37636.213 106255.663 37634.933 106256.943 L 37633.013 106254.383 C 37630.879 106254.383 37627.679 106256.303 37623.413 106260.143 C 37620.853 106262.703 37618.933 106264.197 37617.653 106264.623 L 37618.933 106266.543 C 37613.813 106267.397 37609.759 106269.957 37606.773 106274.223 L 37590.133 106276.783 C 37577.759 106276.783 37567.946 106270.597 37560.693 106258.223 C 37553.439 106245.850 37549.813 106233.050 37549.813 106219.823 L 37549.813 106203.183 C 37550.239 106197.637 37551.519 106191.877 37553.653 106185.903 L 37554.933 106181.423 ZM 37935.913 105962.543 L 37938.473 105956.783 L 37942.953 105955.503 L 37944.873 105959.983 L 37948.713 105954.863 L 37950.633 105954.223 L 37955.113 105961.263 L 37959.593 105961.263 L 37958.313 105956.783 L 37961.513 105956.783 C 37964.073 105956.783 37969.619 105958.917 37978.153 105963.183 C 37978.579 105964.463 37979.219 105965.530 37980.073 105966.383 C 37982.206 105966.810 37983.699 105967.023 37984.553 105967.023 L 37990.313 105983.663 L 37991.593 105981.743 L 37995.433 105982.383 L 37993.513 105990.063 L 37997.353 106001.583 L 37999.273 106005.423 C 37999.273 106008.837 37998.846 106011.397 37997.993 106013.103 C 37997.566 106014.810 37996.926 106016.730 37996.073 106018.863 C 37996.073 106020.570 37996.926 106023.343 37998.633 106027.183 C 37998.206 106029.743 37997.566 106034.437 37996.713 106041.263 C 37995.859 106048.090 37995.433 106052.783 37995.433 106055.343 L 37990.953 106059.823 L 37992.233 106066.223 L 37989.033 106068.783 L 37989.673 106071.983 L 37990.313 106074.543 C 37988.179 106080.943 37984.766 106089.263 37980.073 106099.503 C 37977.086 106106.330 37973.246 106114.223 37968.553 106123.183 L 37957.033 106132.143 L 37960.233 106135.983 L 37946.153 106153.903 L 37942.953 106153.903 L 37944.873 106157.743 C 37942.313 106158.170 37940.393 106159.237 37939.113 106160.943 L 37936.553 106166.063 C 37935.699 106167.343 37934.633 106167.557 37933.353 106166.703 L 37927.593 106176.303 C 37926.313 106175.450 37925.033 106175.663 37923.753 106176.943 C 37922.899 106178.223 37922.686 106179.503 37923.113 106180.783 L 37918.633 106180.143 C 37917.779 106182.277 37916.713 106184.197 37915.433 106185.903 C 37914.153 106187.610 37912.659 106187.823 37910.953 106186.543 C 37909.673 106189.103 37907.966 106191.450 37905.833 106193.583 L 37901.353 106198.063 L 37896.233 106200.623 C 37886.419 106212.570 37875.753 106222.383 37864.233 106230.063 L 37861.673 106235.823 C 37855.273 106239.663 37850.366 106242.650 37846.953 106244.783 C 37840.126 106249.050 37835.433 106252.677 37832.873 106255.663 L 37827.113 106255.663 L 37825.833 106258.223 C 37821.993 106259.503 37817.939 106260.783 37813.673 106262.063 C 37809.833 106263.343 37805.779 106263.983 37801.513 106263.983 C 37784.446 106263.983 37771.859 106255.877 37763.753 106239.663 C 37757.353 106226.863 37754.153 106210.863 37754.153 106191.663 C 37754.153 106163.077 37760.766 106136.410 37773.993 106111.663 C 37784.659 106091.183 37801.299 106070.063 37823.913 106048.303 C 37835.006 106037.637 37856.126 106019.290 37887.273 105993.263 C 37894.526 105986.863 37902.206 105980.463 37910.313 105974.063 C 37918.419 105967.237 37926.739 105961.903 37935.273 105958.063 L 37935.913 105962.543 ZM 37823.273 106180.783 L 37825.193 106180.143 L 37826.473 106177.583 L 37827.753 106181.423 L 37827.113 106184.623 C 37829.246 106186.757 37830.526 106188.677 37830.953 106190.383 L 37825.833 106189.743 C 37825.833 106194.863 37829.033 106198.277 37835.433 106199.983 C 37837.139 106210.650 37842.046 106215.983 37850.153 106215.983 C 37870.206 106215.983 37889.406 106197.850 37907.753 106161.583 C 37923.966 106129.583 37932.073 106102.703 37932.073 106080.943 C 37932.073 106061.743 37929.513 106046.597 37924.393 106035.503 C 37919.699 106024.410 37913.299 106016.730 37905.193 106012.463 L 37900.713 106013.103 L 37899.433 106021.423 L 37896.233 106019.503 L 37894.953 106017.583 C 37894.953 106020.570 37893.673 106023.130 37891.113 106025.263 L 37891.113 106028.463 L 37889.193 106031.663 L 37883.433 106025.263 L 37882.153 106029.103 L 37883.433 106032.303 L 37879.593 106035.503 L 37880.873 106039.983 L 37873.833 106037.423 L 37875.753 106043.823 C 37874.046 106046.383 37871.913 106047.877 37869.353 106048.303 L 37868.073 106051.503 L 37861.673 106054.063 L 37862.953 106057.903 L 37864.873 106055.343 L 37866.153 106058.543 L 37863.593 106059.823 L 37863.593 106064.303 L 37859.113 106065.583 L 37855.913 106063.023 L 37853.353 106066.863 L 37850.793 106066.223 L 37850.793 106069.423 L 37856.553 106069.423 L 37854.633 106072.623 L 37852.073 106072.623 L 37853.993 106079.023 L 37850.153 106079.023 L 37849.513 106083.503 L 37848.233 106086.063 L 37850.793 106086.703 C 37846.526 106090.970 37844.393 106095.663 37844.393 106100.783 L 37838.633 106100.783 L 37836.073 106098.223 L 37833.513 106098.223 C 37833.939 106100.357 37835.433 106102.277 37837.993 106103.983 L 37839.273 106107.823 C 37839.699 106109.957 37837.566 106111.877 37832.873 106113.583 L 37834.793 106119.983 L 37837.353 106119.983 L 37832.233 106132.783 C 37830.953 106136.623 37830.313 106141.317 37830.313 106146.863 L 37823.913 106149.423 L 37823.913 106152.623 C 37824.766 106154.330 37825.833 106154.757 37827.113 106153.903 L 37828.393 106157.103 L 37826.473 106159.023 L 37821.993 106157.743 L 37820.073 106160.303 L 37825.193 106164.783 L 37825.193 106171.183 C 37827.326 106173.317 37827.966 106174.810 37827.113 106175.663 L 37823.913 106174.383 L 37818.153 106179.503 L 37823.273 106180.783 ZM 38256.183 106181.423 L 38257.463 106172.463 L 38261.303 106171.183 L 38261.943 106164.783 L 38260.663 106163.503 L 38265.143 106159.023 C 38268.129 106155.610 38269.623 106152.837 38269.623 106150.703 C 38269.623 106148.570 38268.129 106147.503 38265.143 106147.503 L 38267.063 106146.223 C 38269.196 106144.943 38270.263 106143.237 38270.263 106141.103 C 38270.263 106136.837 38271.329 106133.210 38273.463 106130.223 C 38276.023 106127.237 38277.943 106126.383 38279.223 106127.663 L 38278.583 106122.543 L 38279.863 106116.143 L 38282.423 106116.143 L 38281.143 106110.383 L 38284.343 106108.463 L 38283.063 106107.183 L 38287.543 106105.903 L 38286.263 106100.143 L 38292.023 106096.303 L 38289.463 106091.183 C 38289.889 106089.903 38290.529 106088.837 38291.383 106087.983 C 38292.236 106086.703 38293.303 106086.490 38294.583 106087.343 L 38294.583 106078.383 C 38296.716 106077.103 38297.783 106076.037 38297.783 106075.183 C 38298.209 106073.903 38299.276 106073.263 38300.983 106073.263 L 38302.903 106072.623 C 38301.196 106067.503 38302.903 106062.383 38308.023 106057.263 C 38307.169 106055.983 38307.169 106055.343 38308.023 106055.343 C 38308.876 106054.917 38309.943 106054.490 38311.223 106054.063 L 38311.223 106047.663 C 38312.929 106049.370 38314.209 106049.370 38315.063 106047.663 C 38316.343 106045.530 38316.983 106041.690 38316.983 106036.143 L 38322.743 106034.863 L 38325.303 106029.743 L 38324.023 106022.063 L 38318.903 106022.063 C 38314.209 106022.063 38303.329 106024.837 38286.263 106030.383 C 38276.876 106033.370 38269.836 106034.863 38265.143 106034.863 L 38258.103 106033.583 L 38284.983 105993.903 L 38290.743 105990.703 C 38295.009 105980.890 38305.676 105973.637 38322.743 105968.943 C 38342.796 105965.530 38355.809 105963.183 38361.783 105961.903 C 38369.889 105953.370 38379.276 105941.423 38389.943 105926.063 C 38398.903 105913.263 38407.863 105900.250 38416.823 105887.023 C 38427.063 105874.223 38435.383 105864.837 38441.783 105858.863 C 38453.303 105847.770 38463.756 105841.157 38473.143 105839.023 C 38475.276 105836.037 38478.903 105833.263 38484.023 105830.703 C 38489.569 105828.143 38494.476 105826.223 38498.743 105824.943 L 38503.863 105833.263 C 38503.009 105837.103 38500.876 105842.437 38497.463 105849.263 L 38492.983 105856.943 L 38485.303 105861.423 C 38484.449 105868.250 38481.249 105875.717 38475.703 105883.823 C 38470.156 105891.930 38466.529 105898.330 38464.823 105903.023 L 38459.703 105904.943 L 38462.263 105911.343 C 38458.849 105911.343 38457.143 105911.770 38457.143 105912.623 L 38457.143 105918.383 L 38452.663 105922.863 L 38449.463 105922.863 L 38441.143 105942.703 L 38434.743 105942.703 C 38436.449 105946.117 38436.663 105949.317 38435.383 105952.303 L 38480.183 105951.023 C 38487.009 105951.023 38493.836 105951.237 38500.663 105951.663 C 38507.489 105951.663 38514.529 105952.730 38521.783 105954.863 C 38518.796 105962.117 38515.596 105968.090 38512.183 105972.783 L 38507.063 105973.423 L 38503.863 105980.463 L 38496.183 105983.023 L 38491.063 105990.703 C 38487.223 105995.823 38482.529 106000.090 38476.983 106003.503 C 38471.863 106006.917 38465.676 106009.903 38458.423 106012.463 L 38444.343 106010.543 L 38422.583 106012.463 C 38421.729 106011.183 38417.676 106011.610 38410.423 106013.743 C 38403.596 106015.450 38399.543 106016.090 38398.263 106015.663 C 38396.983 106015.237 38395.916 106015.877 38395.063 106017.583 C 38394.636 106018.863 38393.783 106019.290 38392.503 106018.863 C 38389.089 106026.117 38386.743 106031.450 38385.463 106034.863 C 38380.769 106045.530 38377.996 106052.783 38377.143 106056.623 L 38373.943 106063.023 C 38366.689 106073.690 38361.569 106082.223 38358.583 106088.623 C 38356.023 106095.023 38354.103 106101.850 38352.823 106109.103 C 38351.543 106108.677 38350.476 106109.317 38349.623 106111.023 C 38349.196 106112.303 38349.409 106113.583 38350.263 106114.863 L 38347.703 106121.903 L 38341.943 106123.823 C 38343.223 106125.530 38344.716 106127.023 38346.423 106128.303 C 38343.009 106134.703 38341.089 106138.330 38340.663 106139.183 C 38338.956 106143.450 38338.103 106147.503 38338.103 106151.343 L 38336.183 106153.263 L 38336.823 106157.743 C 38335.543 106161.583 38334.689 106164.570 38334.263 106166.703 C 38332.129 106174.383 38331.063 106178.863 38331.063 106180.143 C 38331.063 106186.970 38332.129 106192.303 38334.263 106196.143 C 38336.396 106199.983 38340.449 106201.903 38346.423 106201.903 C 38361.356 106201.903 38384.396 106189.743 38415.543 106165.423 C 38441.996 106144.517 38459.063 106128.517 38466.743 106117.423 L 38471.223 106117.423 L 38458.423 106134.063 C 38453.303 106141.317 38444.556 106151.343 38432.183 106164.143 C 38418.103 106178.650 38408.503 106188.677 38403.383 106194.223 C 38398.689 106199.770 38393.356 106205.530 38387.383 106211.503 C 38381.836 106217.477 38376.076 106222.597 38370.103 106226.863 L 38368.183 106228.143 C 38363.916 106233.263 38358.796 106238.170 38352.823 106242.863 C 38343.009 106250.970 38337.463 106255.663 38336.183 106256.943 L 38334.263 106254.383 C 38332.129 106254.383 38328.929 106256.303 38324.663 106260.143 C 38322.103 106262.703 38320.183 106264.197 38318.903 106264.623 L 38320.183 106266.543 C 38315.063 106267.397 38311.009 106269.957 38308.023 106274.223 L 38291.383 106276.783 C 38279.009 106276.783 38269.196 106270.597 38261.943 106258.223 C 38254.689 106245.850 38251.063 106233.050 38251.063 106219.823 L 38251.063 106203.183 C 38251.489 106197.637 38252.769 106191.877 38254.903 106185.903 L 38256.183 106181.423 ZM 38429.803 106259.503 L 38436.203 106236.463 L 38433.643 106234.543 L 38437.483 106233.903 L 38436.843 106231.343 C 38442.816 106224.943 38448.789 106214.277 38454.763 106199.343 C 38459.029 106189.103 38462.016 106182.063 38463.723 106178.223 L 38475.883 106152.623 L 38478.443 106152.623 L 38480.363 106143.663 L 38489.323 106129.583 L 38489.963 106127.023 C 38489.963 106123.610 38497.856 106108.463 38513.643 106081.583 C 38529.429 106054.277 38537.963 106037.637 38539.243 106031.663 C 38540.949 106032.090 38542.656 106031.023 38544.363 106028.463 C 38546.496 106025.903 38547.563 106023.770 38547.563 106022.063 C 38547.989 106019.930 38548.203 106018.437 38548.203 106017.583 C 38548.629 106016.303 38549.483 106016.090 38550.763 106016.943 L 38557.163 105998.383 L 38561.003 105996.463 L 38559.723 105994.543 C 38561.429 105990.277 38563.989 105985.370 38567.403 105979.823 C 38570.816 105973.850 38573.163 105969.583 38574.443 105967.023 L 38573.163 105965.743 C 38573.163 105964.890 38573.803 105964.037 38575.083 105963.183 C 38576.363 105961.903 38577.429 105961.050 38578.283 105960.623 L 38585.963 105940.783 C 38586.816 105941.637 38587.883 105941.210 38589.163 105939.503 C 38590.443 105937.797 38590.016 105936.303 38587.883 105935.023 L 38596.843 105925.423 L 38596.203 105922.223 L 38599.403 105916.463 C 38600.683 105916.890 38601.536 105916.463 38601.963 105915.183 L 38604.523 105910.063 L 38607.723 105904.943 C 38611.563 105900.677 38615.829 105894.277 38620.523 105885.743 C 38623.083 105881.477 38626.923 105874.437 38632.043 105864.623 C 38634.176 105862.490 38637.376 105857.157 38641.643 105848.623 C 38646.336 105840.090 38648.469 105834.757 38648.043 105832.623 C 38648.896 105830.917 38650.389 105829.210 38652.523 105827.503 C 38654.656 105825.370 38657.643 105823.237 38661.483 105821.103 L 38660.843 105818.543 C 38660.843 105815.983 38664.256 105812.997 38671.083 105809.583 C 38677.909 105805.743 38683.029 105803.610 38686.443 105803.183 L 38689.643 105801.903 L 38690.923 105800.623 C 38692.629 105801.903 38694.336 105802.970 38696.043 105803.823 L 38696.043 105801.263 C 38698.603 105799.983 38703.509 105798.063 38710.763 105795.503 C 38718.443 105792.943 38723.776 105791.663 38726.763 105791.663 C 38728.469 105792.943 38730.389 105794.223 38732.523 105795.503 L 38728.043 105811.503 L 38724.203 105812.143 L 38726.123 105817.263 C 38726.123 105820.250 38725.269 105822.383 38723.563 105823.663 C 38721.856 105824.943 38720.149 105826.010 38718.443 105826.863 L 38718.443 105830.703 L 38713.963 105835.823 L 38714.603 105840.943 L 38712.683 105847.343 L 38709.483 105846.703 C 38707.776 105846.703 38706.283 105847.770 38705.003 105849.903 C 38704.149 105851.610 38704.576 105853.743 38706.283 105856.303 L 38709.483 105856.303 C 38709.483 105857.157 38707.989 105858.010 38705.003 105858.863 C 38702.443 105859.290 38701.376 105860.143 38701.803 105861.423 L 38694.763 105863.343 C 38696.469 105864.197 38696.683 105865.263 38695.403 105866.543 C 38694.549 105867.397 38693.269 105868.463 38691.563 105869.743 C 38691.563 105871.450 38691.349 105873.157 38690.923 105874.863 C 38690.923 105876.143 38690.496 105876.570 38689.643 105876.143 L 38694.123 105887.023 L 38688.363 105889.583 L 38687.723 105892.783 L 38680.683 105890.863 L 38678.123 105893.423 L 38686.443 105899.823 L 38685.803 105901.743 L 38678.123 105900.463 L 38668.523 105903.663 L 38668.523 105908.783 L 38674.283 105909.423 L 38669.803 105913.263 L 38662.763 105912.623 L 38660.843 105913.903 L 38667.243 105919.663 L 38669.803 105917.103 L 38673.643 105920.943 L 38678.123 105921.583 L 38671.723 105931.183 L 38661.483 105932.463 L 38662.763 105934.383 L 38662.763 105940.783 L 38660.843 105942.063 L 38667.883 105942.703 L 38662.763 105945.903 L 38655.723 105943.983 L 38658.923 105950.383 L 38654.443 105950.383 L 38658.283 105957.423 L 38660.203 105956.783 C 38657.216 105961.050 38652.949 105963.183 38647.403 105963.183 L 38647.403 105965.743 L 38657.003 105965.743 L 38655.723 105967.663 L 38648.683 105969.583 C 38649.536 105970.863 38649.963 105973.423 38649.963 105977.263 L 38644.203 105979.183 L 38643.563 105984.303 C 38641.003 105985.157 38639.083 105986.010 38637.803 105986.863 L 38633.963 105986.863 L 38636.523 105993.263 L 38631.403 106002.863 C 38633.536 106003.717 38634.816 106003.717 38635.243 106002.863 L 38637.163 106000.943 L 38637.803 106003.503 C 38635.669 106005.637 38634.816 106006.917 38635.243 106007.343 L 38629.483 106006.063 C 38630.336 106009.050 38629.483 106010.757 38626.923 106011.183 L 38622.443 106011.183 L 38621.163 106015.023 L 38627.563 106018.223 L 38623.083 106018.223 C 38617.536 106018.223 38614.763 106020.357 38614.763 106024.623 C 38614.763 106030.170 38616.683 106032.943 38620.523 106032.943 L 38671.723 105993.263 C 38696.043 105976.197 38714.816 105967.663 38728.043 105967.663 C 38731.029 105967.663 38733.803 105968.517 38736.363 105970.223 C 38741.909 105974.063 38745.323 105975.983 38746.603 105975.983 C 38748.309 105975.983 38749.163 105976.837 38749.163 105978.543 C 38749.163 105980.250 38748.949 105981.957 38748.523 105983.663 L 38752.363 105983.663 C 38753.216 105985.370 38753.856 105988.357 38754.283 105992.623 C 38754.709 105996.890 38755.136 105999.663 38755.563 106000.943 L 38756.203 106002.863 L 38754.283 106009.263 L 38757.483 106013.103 C 38756.203 106016.090 38755.136 106018.863 38754.283 106021.423 C 38753.429 106023.557 38752.363 106025.477 38751.083 106027.183 L 38754.283 106029.103 C 38753.429 106031.663 38752.576 106034.010 38751.723 106036.143 L 38744.683 106041.903 L 38746.603 106046.383 C 38746.603 106049.797 38745.536 106051.717 38743.403 106052.143 C 38741.269 106052.570 38740.203 106055.557 38740.203 106061.103 L 38737.003 106061.103 L 38738.283 106066.223 L 38729.963 106069.423 C 38732.096 106071.130 38733.163 106072.623 38733.163 106073.903 C 38733.163 106075.183 38732.096 106076.463 38729.963 106077.743 C 38727.829 106079.023 38726.336 106079.237 38725.483 106078.383 L 38727.403 106085.423 C 38725.696 106084.570 38724.203 106085.210 38722.923 106087.343 C 38722.069 106089.050 38722.283 106090.543 38723.563 106091.823 C 38718.869 106099.077 38716.523 106105.263 38716.523 106110.383 L 38712.683 106110.383 C 38710.976 106110.383 38710.336 106111.237 38710.763 106112.943 C 38711.189 106114.650 38711.829 106115.717 38712.683 106116.143 L 38706.283 106124.463 L 38703.083 106125.743 L 38706.923 106130.863 C 38703.509 106130.863 38702.016 106132.143 38702.443 106134.703 C 38703.296 106136.837 38703.083 106138.330 38701.803 106139.183 C 38700.523 106140.037 38699.243 106140.677 38697.963 106141.103 L 38700.523 106149.423 L 38694.763 106151.983 L 38692.843 106159.023 L 38694.763 106160.303 L 38690.923 106162.863 C 38689.643 106163.717 38688.789 106164.143 38688.363 106164.143 L 38684.523 106169.903 L 38686.443 106174.383 C 38686.443 106175.663 38685.803 106176.730 38684.523 106177.583 C 38683.243 106178.437 38681.963 106179.077 38680.683 106179.503 L 38681.323 106181.423 C 38683.029 106182.277 38684.096 106182.917 38684.523 106183.343 L 38685.803 106184.623 C 38684.523 106186.757 38683.456 106188.890 38682.603 106191.023 C 38681.749 106193.157 38680.256 106193.797 38678.123 106192.943 L 38676.203 106199.343 L 38683.883 106204.463 C 38688.149 106204.037 38695.403 106199.557 38705.643 106191.023 C 38719.296 106179.077 38733.163 106167.130 38747.243 106155.183 L 38751.723 106153.903 L 38753.003 106150.703 C 38754.709 106149.423 38757.056 106147.930 38760.043 106146.223 C 38763.029 106144.090 38765.376 106143.237 38767.083 106143.663 L 38756.843 106160.303 C 38744.896 106173.530 38722.069 106194.010 38688.363 106221.743 C 38650.389 106252.890 38627.136 106268.463 38618.603 106268.463 C 38607.936 106268.463 38600.896 106263.983 38597.483 106255.023 C 38594.496 106245.637 38593.003 106234.543 38593.003 106221.743 L 38594.283 106220.463 L 38594.283 106212.783 C 38595.563 106213.210 38596.203 106212.570 38596.203 106210.863 C 38596.629 106208.730 38596.843 106206.383 38596.843 106203.823 C 38598.976 106201.263 38600.469 106198.490 38601.323 106195.503 C 38602.176 106192.517 38602.816 106189.317 38603.243 106185.903 L 38605.163 106180.143 L 38607.083 106179.503 C 38611.349 106169.690 38620.523 106151.343 38634.603 106124.463 C 38659.349 106077.957 38671.723 106045.957 38671.723 106028.463 L 38667.243 106017.583 C 38660.416 106018.863 38652.096 106023.557 38642.283 106031.663 L 38600.043 106066.223 L 38598.123 106075.823 L 38593.643 106075.183 L 38590.443 106078.383 L 38596.843 106082.863 L 38589.803 106083.503 L 38589.803 106086.703 L 38584.683 106087.983 C 38584.683 106090.970 38585.963 106092.463 38588.523 106092.463 L 38593.643 106095.023 L 38589.803 106096.303 L 38582.123 106096.303 C 38579.989 106096.303 38579.349 106097.797 38580.203 106100.783 L 38573.163 106100.783 L 38577.643 106107.183 C 38576.789 106108.037 38576.789 106110.597 38577.643 106114.863 L 38578.283 106108.463 L 38580.843 106108.463 C 38583.403 106109.317 38585.109 106109.743 38585.963 106109.743 L 38577.003 106116.143 L 38569.323 106114.863 C 38565.483 106117.423 38564.203 106119.983 38565.483 106122.543 L 38575.083 106126.383 L 38577.003 106125.743 L 38575.723 106128.303 C 38572.736 106131.290 38569.963 106131.930 38567.403 106130.223 L 38564.843 106135.983 L 38568.043 106136.623 C 38562.923 106136.197 38557.589 106137.477 38552.043 106140.463 L 38552.043 106143.663 L 38555.243 106148.783 L 38561.003 106148.143 L 38562.923 106149.423 C 38562.923 106153.263 38561.856 106155.183 38559.723 106155.183 C 38556.309 106153.903 38553.749 106153.263 38552.043 106153.263 L 38548.843 106160.943 L 38552.043 106162.223 L 38537.323 106176.303 L 38543.083 106180.783 L 38545.643 106180.783 L 38545.643 106183.983 L 38542.443 106183.983 L 38532.843 106187.183 L 38529.003 106189.103 C 38528.149 106191.237 38528.149 106192.517 38529.003 106192.943 C 38529.856 106193.370 38530.709 106193.583 38531.563 106193.583 L 38518.763 106202.543 L 38516.203 106209.583 C 38517.056 106209.157 38518.123 106208.730 38519.403 106208.303 C 38519.829 106210.010 38519.403 106211.503 38518.123 106212.783 C 38516.843 106213.637 38515.989 106214.277 38515.563 106214.703 L 38519.403 106215.983 L 38516.843 106223.663 L 38511.723 106228.143 C 38510.016 106227.290 38507.029 106229.210 38502.763 106233.903 C 38501.483 106235.183 38499.563 106237.317 38497.003 106240.303 C 38494.443 106243.290 38490.816 106245.637 38486.123 106247.343 C 38477.589 106250.757 38472.256 106253.957 38470.123 106256.943 C 38466.709 106258.223 38464.363 106257.797 38463.083 106255.663 L 38459.883 106262.063 C 38455.616 106263.343 38451.563 106263.770 38447.723 106263.343 L 38441.323 106267.183 C 38440.043 106266.330 38438.763 106265.690 38437.483 106265.263 L 38433.643 106265.263 C 38430.656 106265.263 38429.163 106263.983 38429.163 106261.423 L 38429.803 106259.503 ZM 38770.283 106189.103 L 38770.283 106186.543 L 38773.483 106176.303 C 38772.630 106176.303 38771.776 106176.090 38770.923 106175.663 C 38770.496 106173.530 38771.350 106172.250 38773.483 106171.823 L 38773.483 106167.343 L 38776.043 106167.343 L 38774.123 106157.743 C 38774.123 106154.330 38776.470 106147.077 38781.163 106135.983 C 38784.576 106127.877 38788.203 106119.770 38792.043 106111.663 L 38794.603 106111.663 C 38799.296 106097.157 38812.950 106078.170 38835.563 106054.703 C 38858.603 106030.810 38877.590 106015.450 38892.523 106008.623 C 38912.150 105994.543 38929.643 105983.237 38945.003 105974.703 C 38968.896 105961.050 38987.670 105954.223 39001.323 105954.223 C 39012.416 105954.223 39020.950 105957.850 39026.923 105965.103 C 39032.896 105972.357 39035.883 105981.530 39035.883 105992.623 L 39035.243 105999.663 C 39034.390 106001.370 39033.536 106002.863 39032.683 106004.143 C 39032.683 106004.997 39032.470 106006.917 39032.043 106009.903 C 39031.190 106011.183 39030.550 106012.250 39030.123 106013.103 L 39025.003 106024.623 C 39023.296 106025.477 39022.230 106025.903 39021.803 106025.903 C 39021.803 106026.757 39022.016 106027.397 39022.443 106027.823 L 39014.763 106038.703 L 39011.563 106039.983 L 39010.283 106045.103 C 39009.430 106044.677 39007.296 106045.957 39003.883 106048.943 L 38998.123 106054.703 L 38992.363 106054.063 L 38985.963 106057.903 C 38987.243 106058.330 38988.736 106058.757 38990.443 106059.183 L 38980.203 106066.863 L 38977.003 106064.943 L 38975.083 106065.583 L 38975.723 106070.063 L 38963.563 106073.263 C 38957.590 106079.663 38947.563 106085.637 38933.483 106091.183 C 38928.790 106092.890 38921.963 106095.237 38913.003 106098.223 C 38911.723 106099.077 38910.443 106099.717 38909.163 106100.143 C 38907.456 106100.143 38904.256 106101.210 38899.563 106103.343 C 38895.296 106105.477 38892.950 106106.543 38892.523 106106.543 C 38887.403 106109.103 38880.790 106112.090 38872.683 106115.503 C 38864.576 106118.917 38859.456 106120.197 38857.323 106119.343 L 38851.563 106132.783 C 38852.416 106132.357 38853.270 106133.210 38854.123 106135.343 L 38851.563 106134.063 L 38848.363 106134.063 L 38848.363 106137.903 L 38852.843 106139.823 C 38851.990 106139.823 38850.923 106143.237 38849.643 106150.063 C 38848.363 106156.890 38847.723 106163.717 38847.723 106170.543 C 38847.723 106181.637 38850.283 106190.810 38855.403 106198.063 C 38860.523 106204.890 38868.203 106208.303 38878.443 106208.303 C 38889.536 106208.303 38903.830 106202.757 38921.323 106191.663 C 38934.976 106183.130 38948.630 106174.383 38962.283 106165.423 C 38970.390 106158.170 38978.496 106150.703 38986.603 106143.023 C 38990.016 106140.463 38995.350 106137.050 39002.603 106132.783 L 39004.523 106138.543 C 39002.390 106142.810 38997.483 106147.930 38989.803 106153.903 C 38982.550 106159.877 38977.856 106164.143 38975.723 106166.703 L 38973.163 106166.703 L 38965.483 106173.103 L 38962.283 106176.303 L 38957.803 106182.703 L 38955.243 106182.703 L 38942.443 106195.503 C 38936.470 106201.477 38931.776 106205.743 38928.363 106208.303 L 38886.763 106240.303 C 38884.630 106240.730 38883.136 106241.157 38882.283 106241.583 C 38881.430 106242.010 38881.856 106242.863 38883.563 106244.143 L 38863.723 106255.663 L 38863.723 106252.463 L 38857.323 106255.663 L 38857.963 106258.223 C 38856.683 106258.650 38853.696 106258.863 38849.003 106258.863 L 38846.443 106260.783 L 38840.683 106260.783 L 38837.483 106264.623 C 38836.203 106263.770 38833.430 106263.343 38829.163 106263.343 L 38813.163 106263.343 L 38814.443 106260.783 C 38812.310 106261.210 38809.536 106260.997 38806.123 106260.143 C 38803.136 106259.290 38799.936 106258.223 38796.523 106256.943 L 38796.523 106254.383 L 38801.003 106253.103 L 38799.083 106251.823 L 38791.403 106251.823 C 38788.416 106250.543 38786.070 106248.197 38784.363 106244.783 L 38788.843 106243.503 L 38786.923 106240.303 L 38780.523 106240.943 C 38777.963 106234.970 38777.323 106229.850 38778.603 106225.583 L 38775.403 106226.223 L 38775.403 106223.663 C 38777.963 106223.663 38779.030 106222.810 38778.603 106221.103 L 38772.843 106221.103 C 38775.403 106219.397 38776.683 106216.837 38776.683 106213.423 L 38771.563 106204.463 L 38774.123 106201.903 L 38770.283 106196.143 L 38770.283 106189.103 ZM 38943.083 106068.143 C 38950.336 106062.170 38956.096 106055.130 38960.363 106047.023 C 38965.056 106038.490 38967.403 106029.957 38967.403 106021.423 C 38967.403 106016.303 38965.696 106011.610 38962.283 106007.343 C 38958.870 106003.077 38954.390 106000.943 38948.843 106000.943 C 38945.856 106000.943 38943.723 106002.223 38942.443 106004.783 L 38936.683 106004.783 L 38939.243 106007.983 L 38941.163 106006.703 L 38922.603 106020.143 C 38921.323 106023.983 38918.336 106027.183 38913.643 106029.743 L 38905.323 106035.503 L 38905.323 106038.063 L 38910.443 106038.063 L 38904.043 106039.343 L 38901.483 106041.263 L 38897.643 106044.463 L 38895.723 106047.663 L 38893.163 106047.663 L 38891.883 106049.583 C 38891.883 106050.437 38893.590 106051.503 38897.003 106052.783 L 38893.163 106055.983 C 38891.883 106055.983 38888.470 106058.117 38882.923 106062.383 L 38881.643 106070.063 L 38880.363 106073.263 L 38877.803 106073.263 L 38870.763 106082.863 L 38872.683 106080.303 L 38875.883 106080.303 L 38872.683 106083.503 L 38870.123 106084.143 L 38870.123 106086.703 C 38863.723 106087.557 38859.883 106088.623 38858.603 106089.903 L 38860.523 106091.823 L 38862.443 106090.543 L 38868.203 106090.543 L 38866.283 106093.743 L 38863.723 106093.743 L 38863.723 106098.863 L 38865.643 106100.143 C 38862.656 106100.143 38860.523 106101.423 38859.243 106103.983 C 38870.336 106103.983 38885.270 106100.143 38904.043 106092.463 C 38922.816 106084.357 38935.830 106076.250 38943.083 106068.143 ZM 34194.308 107555.476 L 34195.588 107546.516 L 34199.428 107545.236 L 34200.068 107538.836 L 34198.788 107537.556 L 34203.268 107533.076 C 34206.254 107529.663 34207.748 107526.890 34207.748 107524.756 C 34207.748 107522.623 34206.254 107521.556 34203.268 107521.556 L 34205.188 107520.276 C 34207.321 107518.996 34208.388 107517.290 34208.388 107515.156 C 34208.388 107510.890 34209.454 107507.263 34211.588 107504.276 C 34214.148 107501.290 34216.068 107500.436 34217.348 107501.716 L 34216.708 107496.596 L 34217.988 107490.196 L 34220.548 107490.196 L 34219.268 107484.436 L 34222.468 107482.516 L 34221.188 107481.236 L 34225.668 107479.956 L 34224.388 107474.196 L 34230.148 107470.356 L 34227.588 107465.236 C 34228.014 107463.956 34228.654 107462.890 34229.508 107462.036 C 34230.361 107460.756 34231.428 107460.543 34232.708 107461.396 L 34232.708 107452.436 C 34234.841 107451.156 34235.908 107450.090 34235.908 107449.236 C 34236.334 107447.956 34237.401 107447.316 34239.108 107447.316 L 34241.028 107446.676 C 34239.321 107441.556 34241.028 107436.436 34246.148 107431.316 C 34245.294 107430.036 34245.294 107429.396 34246.148 107429.396 C 34247.001 107428.970 34248.068 107428.543 34249.348 107428.116 L 34249.348 107421.716 C 34251.054 107423.423 34252.334 107423.423 34253.188 107421.716 C 34254.468 107419.583 34255.108 107415.743 34255.108 107410.196 L 34260.868 107408.916 L 34263.428 107403.796 L 34262.148 107396.116 L 34257.028 107396.116 C 34252.334 107396.116 34241.454 107398.890 34224.388 107404.436 C 34215.001 107407.423 34207.961 107408.916 34203.268 107408.916 L 34196.228 107407.636 L 34223.108 107367.956 L 34228.868 107364.756 C 34233.134 107354.943 34243.801 107347.690 34260.868 107342.996 C 34280.921 107339.583 34293.934 107337.236 34299.908 107335.956 C 34308.014 107327.423 34317.401 107315.476 34328.068 107300.116 C 34337.028 107287.316 34345.988 107274.303 34354.948 107261.076 C 34365.188 107248.276 34373.508 107238.890 34379.908 107232.916 C 34391.428 107221.823 34401.881 107215.210 34411.268 107213.076 C 34413.401 107210.090 34417.028 107207.316 34422.148 107204.756 C 34427.694 107202.196 34432.601 107200.276 34436.868 107198.996 L 34441.988 107207.316 C 34441.134 107211.156 34439.001 107216.490 34435.588 107223.316 L 34431.108 107230.996 L 34423.428 107235.476 C 34422.574 107242.303 34419.374 107249.770 34413.828 107257.876 C 34408.281 107265.983 34404.654 107272.383 34402.948 107277.076 L 34397.828 107278.996 L 34400.388 107285.396 C 34396.974 107285.396 34395.268 107285.823 34395.268 107286.676 L 34395.268 107292.436 L 34390.788 107296.916 L 34387.588 107296.916 L 34379.268 107316.756 L 34372.868 107316.756 C 34374.574 107320.170 34374.788 107323.370 34373.508 107326.356 L 34418.308 107325.076 C 34425.134 107325.076 34431.961 107325.290 34438.788 107325.716 C 34445.614 107325.716 34452.654 107326.783 34459.908 107328.916 C 34456.921 107336.170 34453.721 107342.143 34450.308 107346.836 L 34445.188 107347.476 L 34441.988 107354.516 L 34434.308 107357.076 L 34429.188 107364.756 C 34425.348 107369.876 34420.654 107374.143 34415.108 107377.556 C 34409.988 107380.970 34403.801 107383.956 34396.548 107386.516 L 34382.468 107384.596 L 34360.708 107386.516 C 34359.854 107385.236 34355.801 107385.663 34348.548 107387.796 C 34341.721 107389.503 34337.668 107390.143 34336.388 107389.716 C 34335.108 107389.290 34334.041 107389.930 34333.188 107391.636 C 34332.761 107392.916 34331.908 107393.343 34330.628 107392.916 C 34327.214 107400.170 34324.868 107405.503 34323.588 107408.916 C 34318.894 107419.583 34316.121 107426.836 34315.268 107430.676 L 34312.068 107437.076 C 34304.814 107447.743 34299.694 107456.276 34296.708 107462.676 C 34294.148 107469.076 34292.228 107475.903 34290.948 107483.156 C 34289.668 107482.730 34288.601 107483.370 34287.748 107485.076 C 34287.321 107486.356 34287.534 107487.636 34288.388 107488.916 L 34285.828 107495.956 L 34280.068 107497.876 C 34281.348 107499.583 34282.841 107501.076 34284.548 107502.356 C 34281.134 107508.756 34279.214 107512.383 34278.788 107513.236 C 34277.081 107517.503 34276.228 107521.556 34276.228 107525.396 L 34274.308 107527.316 L 34274.948 107531.796 C 34273.668 107535.636 34272.814 107538.623 34272.388 107540.756 C 34270.254 107548.436 34269.188 107552.916 34269.188 107554.196 C 34269.188 107561.023 34270.254 107566.356 34272.388 107570.196 C 34274.521 107574.036 34278.574 107575.956 34284.548 107575.956 C 34299.481 107575.956 34322.521 107563.796 34353.668 107539.476 C 34380.121 107518.570 34397.188 107502.570 34404.868 107491.476 L 34409.348 107491.476 L 34396.548 107508.116 C 34391.428 107515.370 34382.681 107525.396 34370.308 107538.196 C 34356.228 107552.703 34346.628 107562.730 34341.508 107568.276 C 34336.814 107573.823 34331.481 107579.583 34325.508 107585.556 C 34319.961 107591.530 34314.201 107596.650 34308.228 107600.916 L 34306.308 107602.196 C 34302.041 107607.316 34296.921 107612.223 34290.948 107616.916 C 34281.134 107625.023 34275.588 107629.716 34274.308 107630.996 L 34272.388 107628.436 C 34270.254 107628.436 34267.054 107630.356 34262.788 107634.196 C 34260.228 107636.756 34258.308 107638.250 34257.028 107638.676 L 34258.308 107640.596 C 34253.188 107641.450 34249.134 107644.010 34246.148 107648.276 L 34229.508 107650.836 C 34217.134 107650.836 34207.321 107644.650 34200.068 107632.276 C 34192.814 107619.903 34189.188 107607.103 34189.188 107593.876 L 34189.188 107577.236 C 34189.614 107571.690 34190.894 107565.930 34193.028 107559.956 L 34194.308 107555.476 ZM 34388.408 107563.156 L 34388.408 107560.596 L 34391.608 107550.356 C 34390.754 107550.356 34389.901 107550.143 34389.048 107549.716 C 34388.621 107547.583 34389.474 107546.303 34391.608 107545.876 L 34391.608 107541.396 L 34394.168 107541.396 L 34392.248 107531.796 C 34392.248 107528.383 34394.594 107521.130 34399.288 107510.036 C 34402.701 107501.930 34406.328 107493.823 34410.168 107485.716 L 34412.728 107485.716 C 34417.421 107471.210 34431.074 107452.223 34453.688 107428.756 C 34476.728 107404.863 34495.714 107389.503 34510.648 107382.676 C 34530.274 107368.596 34547.768 107357.290 34563.128 107348.756 C 34587.021 107335.103 34605.794 107328.276 34619.448 107328.276 C 34630.541 107328.276 34639.074 107331.903 34645.048 107339.156 C 34651.021 107346.410 34654.008 107355.583 34654.008 107366.676 L 34653.368 107373.716 C 34652.514 107375.423 34651.661 107376.916 34650.808 107378.196 C 34650.808 107379.050 34650.594 107380.970 34650.168 107383.956 C 34649.314 107385.236 34648.674 107386.303 34648.248 107387.156 L 34643.128 107398.676 C 34641.421 107399.530 34640.354 107399.956 34639.928 107399.956 C 34639.928 107400.810 34640.141 107401.450 34640.568 107401.876 L 34632.888 107412.756 L 34629.688 107414.036 L 34628.408 107419.156 C 34627.554 107418.730 34625.421 107420.010 34622.008 107422.996 L 34616.248 107428.756 L 34610.488 107428.116 L 34604.088 107431.956 C 34605.368 107432.383 34606.861 107432.810 34608.568 107433.236 L 34598.328 107440.916 L 34595.128 107438.996 L 34593.208 107439.636 L 34593.848 107444.116 L 34581.688 107447.316 C 34575.714 107453.716 34565.688 107459.690 34551.608 107465.236 C 34546.914 107466.943 34540.088 107469.290 34531.128 107472.276 C 34529.848 107473.130 34528.568 107473.770 34527.288 107474.196 C 34525.581 107474.196 34522.381 107475.263 34517.688 107477.396 C 34513.421 107479.530 34511.074 107480.596 34510.648 107480.596 C 34505.528 107483.156 34498.914 107486.143 34490.808 107489.556 C 34482.701 107492.970 34477.581 107494.250 34475.448 107493.396 L 34469.688 107506.836 C 34470.541 107506.410 34471.394 107507.263 34472.248 107509.396 L 34469.688 107508.116 L 34466.488 107508.116 L 34466.488 107511.956 L 34470.968 107513.876 C 34470.114 107513.876 34469.048 107517.290 34467.768 107524.116 C 34466.488 107530.943 34465.848 107537.770 34465.848 107544.596 C 34465.848 107555.690 34468.408 107564.863 34473.528 107572.116 C 34478.648 107578.943 34486.328 107582.356 34496.568 107582.356 C 34507.661 107582.356 34521.954 107576.810 34539.448 107565.716 C 34553.101 107557.183 34566.754 107548.436 34580.408 107539.476 C 34588.514 107532.223 34596.621 107524.756 34604.728 107517.076 C 34608.141 107514.516 34613.474 107511.103 34620.728 107506.836 L 34622.648 107512.596 C 34620.514 107516.863 34615.608 107521.983 34607.928 107527.956 C 34600.674 107533.930 34595.981 107538.196 34593.848 107540.756 L 34591.288 107540.756 L 34583.608 107547.156 L 34580.408 107550.356 L 34575.928 107556.756 L 34573.368 107556.756 L 34560.568 107569.556 C 34554.594 107575.530 34549.901 107579.796 34546.488 107582.356 L 34504.888 107614.356 C 34502.754 107614.783 34501.261 107615.210 34500.408 107615.636 C 34499.554 107616.063 34499.981 107616.916 34501.688 107618.196 L 34481.848 107629.716 L 34481.848 107626.516 L 34475.448 107629.716 L 34476.088 107632.276 C 34474.808 107632.703 34471.821 107632.916 34467.128 107632.916 L 34464.568 107634.836 L 34458.808 107634.836 L 34455.608 107638.676 C 34454.328 107637.823 34451.554 107637.396 34447.288 107637.396 L 34431.288 107637.396 L 34432.568 107634.836 C 34430.434 107635.263 34427.661 107635.050 34424.248 107634.196 C 34421.261 107633.343 34418.061 107632.276 34414.648 107630.996 L 34414.648 107628.436 L 34419.128 107627.156 L 34417.208 107625.876 L 34409.528 107625.876 C 34406.541 107624.596 34404.194 107622.250 34402.488 107618.836 L 34406.968 107617.556 L 34405.048 107614.356 L 34398.648 107614.996 C 34396.088 107609.023 34395.448 107603.903 34396.728 107599.636 L 34393.528 107600.276 L 34393.528 107597.716 C 34396.088 107597.716 34397.154 107596.863 34396.728 107595.156 L 34390.968 107595.156 C 34393.528 107593.450 34394.808 107590.890 34394.808 107587.476 L 34389.688 107578.516 L 34392.248 107575.956 L 34388.408 107570.196 L 34388.408 107563.156 ZM 34561.208 107442.196 C 34568.461 107436.223 34574.221 107429.183 34578.488 107421.076 C 34583.181 107412.543 34585.528 107404.010 34585.528 107395.476 C 34585.528 107390.356 34583.821 107385.663 34580.408 107381.396 C 34576.994 107377.130 34572.514 107374.996 34566.968 107374.996 C 34563.981 107374.996 34561.848 107376.276 34560.568 107378.836 L 34554.808 107378.836 L 34557.368 107382.036 L 34559.288 107380.756 L 34540.728 107394.196 C 34539.448 107398.036 34536.461 107401.236 34531.768 107403.796 L 34523.448 107409.556 L 34523.448 107412.116 L 34528.568 107412.116 L 34522.168 107413.396 L 34519.608 107415.316 L 34515.768 107418.516 L 34513.848 107421.716 L 34511.288 107421.716 L 34510.008 107423.636 C 34510.008 107424.490 34511.714 107425.556 34515.128 107426.836 L 34511.288 107430.036 C 34510.008 107430.036 34506.594 107432.170 34501.048 107436.436 L 34499.768 107444.116 L 34498.488 107447.316 L 34495.928 107447.316 L 34488.888 107456.916 L 34490.808 107454.356 L 34494.008 107454.356 L 34490.808 107457.556 L 34488.248 107458.196 L 34488.248 107460.756 C 34481.848 107461.610 34478.008 107462.676 34476.728 107463.956 L 34478.648 107465.876 L 34480.568 107464.596 L 34486.328 107464.596 L 34484.408 107467.796 L 34481.848 107467.796 L 34481.848 107472.916 L 34483.768 107474.196 C 34480.781 107474.196 34478.648 107475.476 34477.368 107478.036 C 34488.461 107478.036 34503.394 107474.196 34522.168 107466.516 C 34540.941 107458.410 34553.954 107450.303 34561.208 107442.196 ZM 34585.588 107638.036 C 34593.694 107620.543 34608.628 107594.730 34630.388 107560.596 C 34651.721 107526.463 34666.441 107501.076 34674.548 107484.436 C 34692.041 107457.130 34704.414 107437.076 34711.668 107424.276 C 34727.028 107396.970 34735.774 107376.703 34737.908 107363.476 C 34756.254 107352.383 34770.334 107344.063 34780.148 107338.516 C 34790.388 107332.970 34798.494 107330.196 34804.468 107330.196 L 34810.868 107335.316 L 34813.428 107344.916 C 34813.428 107347.050 34812.574 107349.396 34810.868 107351.956 L 34808.308 107357.076 C 34809.161 107357.930 34809.588 107361.343 34809.588 107367.316 C 34807.881 107370.303 34806.388 107373.076 34805.108 107375.636 C 34803.828 107377.770 34802.121 107380.116 34799.988 107382.676 L 34799.988 107385.876 C 34801.694 107386.303 34802.974 107386.730 34803.828 107387.156 C 34805.108 107387.156 34806.601 107386.943 34808.308 107386.516 L 34806.388 107389.716 C 34805.961 107390.143 34803.614 107390.996 34799.348 107392.276 L 34794.868 107398.676 L 34800.628 107398.676 L 34799.348 107401.876 L 34791.028 107407.636 C 34790.174 107408.490 34790.174 107409.343 34791.028 107410.196 C 34791.881 107410.623 34792.734 107410.836 34793.588 107410.836 C 34794.441 107410.410 34795.294 107410.196 34796.148 107410.196 C 34796.148 107410.623 34796.361 107411.050 34796.788 107411.476 C 34823.241 107385.876 34845.854 107365.823 34864.628 107351.316 C 34883.828 107336.383 34896.628 107328.916 34903.028 107328.916 L 34911.988 107330.196 C 34911.561 107332.756 34912.414 107334.463 34914.548 107335.316 C 34914.548 107337.876 34913.481 107340.650 34911.348 107343.636 L 34907.508 107344.276 L 34904.948 107358.356 L 34902.388 107357.716 C 34901.534 107359.423 34900.894 107360.916 34900.468 107362.196 L 34894.708 107365.396 L 34892.148 107375.636 L 34897.268 107379.476 C 34896.414 107379.050 34895.774 107379.690 34895.348 107381.396 C 34894.921 107383.103 34895.134 107384.383 34895.988 107385.236 L 34888.948 107390.356 L 34884.468 107394.196 L 34887.028 107394.196 C 34883.614 107405.290 34880.414 107416.170 34877.428 107426.836 C 34877.001 107430.250 34875.934 107431.956 34874.228 107431.956 L 34875.508 107437.716 L 34878.708 107437.716 L 34878.708 107447.316 L 34885.108 107448.596 L 34895.988 107447.316 L 34904.948 107444.756 C 34917.321 107439.636 34932.468 107430.036 34950.388 107415.956 C 34972.574 107398.463 34986.868 107387.796 34993.268 107383.956 L 34993.268 107387.156 C 34989.854 107390.143 34975.348 107402.943 34949.748 107425.556 C 34930.974 107442.196 34917.748 107456.063 34910.068 107467.156 L 34905.588 107466.516 L 34899.188 107476.756 C 34894.068 107479.316 34887.028 107484.010 34878.068 107490.836 L 34865.268 107500.436 L 34866.548 107502.996 C 34861.001 107502.996 34854.174 107504.490 34846.068 107507.476 C 34837.961 107510.036 34830.281 107512.596 34823.028 107515.156 L 34823.028 107511.956 L 34814.708 107511.316 C 34807.881 107507.903 34803.188 107502.996 34800.628 107496.596 C 34798.494 107490.196 34797.428 107482.516 34797.428 107473.556 C 34797.428 107462.036 34799.988 107450.516 34805.108 107438.996 C 34810.654 107427.050 34816.201 107415.530 34821.748 107404.436 L 34767.348 107460.756 C 34767.348 107462.036 34766.494 107463.743 34764.788 107465.876 C 34763.508 107467.583 34762.014 107469.503 34760.308 107471.636 C 34758.601 107473.343 34754.761 107479.743 34748.788 107490.836 C 34743.241 107501.930 34738.121 107509.823 34733.428 107514.516 L 34735.348 107521.556 L 34732.788 107520.916 C 34731.508 107520.916 34730.228 107521.770 34728.948 107523.476 C 34727.668 107525.183 34727.454 107526.463 34728.308 107527.316 C 34728.734 107527.743 34729.588 107527.743 34730.868 107527.316 C 34732.148 107526.890 34732.788 107527.530 34732.788 107529.236 L 34728.948 107529.876 L 34726.388 107536.276 L 34720.628 107540.116 C 34720.628 107540.970 34720.841 107542.890 34721.268 107545.876 L 34714.228 107550.996 L 34713.588 107556.116 C 34715.294 107555.263 34717.001 107556.116 34718.708 107558.676 C 34714.868 107561.236 34710.388 107562.516 34705.268 107562.516 L 34705.268 107566.356 L 34713.588 107565.076 L 34707.828 107572.756 C 34702.281 107574.463 34697.588 107575.103 34693.748 107574.676 L 34691.828 107581.076 L 34700.148 107581.076 L 34705.908 107577.876 L 34705.908 107578.516 C 34704.628 107580.650 34704.414 107582.356 34705.268 107583.636 C 34698.868 107586.196 34693.961 107587.476 34690.548 107587.476 C 34689.694 107588.756 34689.268 107589.610 34689.268 107590.036 C 34687.988 107592.170 34686.921 107593.023 34686.068 107592.596 L 34684.148 107600.276 L 34686.068 107600.916 L 34692.468 107593.876 L 34698.228 107595.796 L 34700.148 107595.156 C 34700.148 107597.716 34698.441 107598.570 34695.028 107597.716 L 34691.188 107599.636 L 34697.588 107600.916 L 34694.388 107608.596 L 34689.908 107607.956 L 34690.548 107613.076 L 34686.068 107622.036 L 34674.548 107619.476 L 34670.708 107623.956 C 34673.268 107625.236 34676.041 107625.876 34679.028 107625.876 C 34680.308 107625.876 34682.228 107625.450 34684.788 107624.596 L 34673.268 107630.996 C 34671.988 107629.290 34670.921 107627.583 34670.068 107625.876 L 34665.588 107637.396 C 34658.761 107640.810 34654.494 107644.863 34652.788 107649.556 L 34648.308 107648.276 L 34650.868 107646.996 L 34650.228 107644.436 L 34641.268 107646.356 C 34641.694 107647.636 34640.841 107648.916 34638.708 107650.196 C 34636.574 107651.476 34635.081 107651.263 34634.228 107649.556 L 34630.388 107652.756 C 34629.108 107651.050 34627.188 107651.263 34624.628 107653.396 C 34622.068 107654.250 34618.654 107655.743 34614.388 107657.876 C 34609.694 107660.010 34606.708 107661.290 34605.428 107661.716 L 34601.588 107661.076 L 34598.388 107665.556 L 34593.908 107664.276 L 34588.148 107666.196 L 34587.508 107661.716 L 34581.108 107655.956 L 34585.588 107638.036 ZM 34839.338 107638.036 C 34847.444 107620.543 34862.378 107594.730 34884.138 107560.596 C 34905.471 107526.463 34920.191 107501.076 34928.298 107484.436 C 34945.791 107457.130 34958.164 107437.076 34965.418 107424.276 C 34980.778 107396.970 34989.524 107376.703 34991.658 107363.476 C 35010.004 107352.383 35024.084 107344.063 35033.898 107338.516 C 35044.138 107332.970 35052.244 107330.196 35058.218 107330.196 L 35064.618 107335.316 L 35067.178 107344.916 C 35067.178 107347.050 35066.324 107349.396 35064.618 107351.956 L 35062.058 107357.076 C 35062.911 107357.930 35063.338 107361.343 35063.338 107367.316 C 35061.631 107370.303 35060.138 107373.076 35058.858 107375.636 C 35057.578 107377.770 35055.871 107380.116 35053.738 107382.676 L 35053.738 107385.876 C 35055.444 107386.303 35056.724 107386.730 35057.578 107387.156 C 35058.858 107387.156 35060.351 107386.943 35062.058 107386.516 L 35060.138 107389.716 C 35059.711 107390.143 35057.364 107390.996 35053.098 107392.276 L 35048.618 107398.676 L 35054.378 107398.676 L 35053.098 107401.876 L 35044.778 107407.636 C 35043.924 107408.490 35043.924 107409.343 35044.778 107410.196 C 35045.631 107410.623 35046.484 107410.836 35047.338 107410.836 C 35048.191 107410.410 35049.044 107410.196 35049.898 107410.196 C 35049.898 107410.623 35050.111 107411.050 35050.538 107411.476 C 35076.991 107385.876 35099.604 107365.823 35118.378 107351.316 C 35137.578 107336.383 35150.378 107328.916 35156.778 107328.916 L 35165.738 107330.196 C 35165.311 107332.756 35166.164 107334.463 35168.298 107335.316 C 35168.298 107337.876 35167.231 107340.650 35165.098 107343.636 L 35161.258 107344.276 L 35158.698 107358.356 L 35156.138 107357.716 C 35155.284 107359.423 35154.644 107360.916 35154.218 107362.196 L 35148.458 107365.396 L 35145.898 107375.636 L 35151.018 107379.476 C 35150.164 107379.050 35149.524 107379.690 35149.098 107381.396 C 35148.671 107383.103 35148.884 107384.383 35149.738 107385.236 L 35142.698 107390.356 L 35138.218 107394.196 L 35140.778 107394.196 C 35137.364 107405.290 35134.164 107416.170 35131.178 107426.836 C 35130.751 107430.250 35129.684 107431.956 35127.978 107431.956 L 35129.258 107437.716 L 35132.458 107437.716 L 35132.458 107447.316 L 35138.858 107448.596 L 35149.738 107447.316 L 35158.698 107444.756 C 35171.071 107439.636 35186.218 107430.036 35204.138 107415.956 C 35226.324 107398.463 35240.618 107387.796 35247.018 107383.956 L 35247.018 107387.156 C 35243.604 107390.143 35229.098 107402.943 35203.498 107425.556 C 35184.724 107442.196 35171.498 107456.063 35163.818 107467.156 L 35159.338 107466.516 L 35152.938 107476.756 C 35147.818 107479.316 35140.778 107484.010 35131.818 107490.836 L 35119.018 107500.436 L 35120.298 107502.996 C 35114.751 107502.996 35107.924 107504.490 35099.818 107507.476 C 35091.711 107510.036 35084.031 107512.596 35076.778 107515.156 L 35076.778 107511.956 L 35068.458 107511.316 C 35061.631 107507.903 35056.938 107502.996 35054.378 107496.596 C 35052.244 107490.196 35051.178 107482.516 35051.178 107473.556 C 35051.178 107462.036 35053.738 107450.516 35058.858 107438.996 C 35064.404 107427.050 35069.951 107415.530 35075.498 107404.436 L 35021.098 107460.756 C 35021.098 107462.036 35020.244 107463.743 35018.538 107465.876 C 35017.258 107467.583 35015.764 107469.503 35014.058 107471.636 C 35012.351 107473.343 35008.511 107479.743 35002.538 107490.836 C 34996.991 107501.930 34991.871 107509.823 34987.178 107514.516 L 34989.098 107521.556 L 34986.538 107520.916 C 34985.258 107520.916 34983.978 107521.770 34982.698 107523.476 C 34981.418 107525.183 34981.204 107526.463 34982.058 107527.316 C 34982.484 107527.743 34983.338 107527.743 34984.618 107527.316 C 34985.898 107526.890 34986.538 107527.530 34986.538 107529.236 L 34982.698 107529.876 L 34980.138 107536.276 L 34974.378 107540.116 C 34974.378 107540.970 34974.591 107542.890 34975.018 107545.876 L 34967.978 107550.996 L 34967.338 107556.116 C 34969.044 107555.263 34970.751 107556.116 34972.458 107558.676 C 34968.618 107561.236 34964.138 107562.516 34959.018 107562.516 L 34959.018 107566.356 L 34967.338 107565.076 L 34961.578 107572.756 C 34956.031 107574.463 34951.338 107575.103 34947.498 107574.676 L 34945.578 107581.076 L 34953.898 107581.076 L 34959.658 107577.876 L 34959.658 107578.516 C 34958.378 107580.650 34958.164 107582.356 34959.018 107583.636 C 34952.618 107586.196 34947.711 107587.476 34944.298 107587.476 C 34943.444 107588.756 34943.018 107589.610 34943.018 107590.036 C 34941.738 107592.170 34940.671 107593.023 34939.818 107592.596 L 34937.898 107600.276 L 34939.818 107600.916 L 34946.218 107593.876 L 34951.978 107595.796 L 34953.898 107595.156 C 34953.898 107597.716 34952.191 107598.570 34948.778 107597.716 L 34944.938 107599.636 L 34951.338 107600.916 L 34948.138 107608.596 L 34943.658 107607.956 L 34944.298 107613.076 L 34939.818 107622.036 L 34928.298 107619.476 L 34924.458 107623.956 C 34927.018 107625.236 34929.791 107625.876 34932.778 107625.876 C 34934.058 107625.876 34935.978 107625.450 34938.538 107624.596 L 34927.018 107630.996 C 34925.738 107629.290 34924.671 107627.583 34923.818 107625.876 L 34919.338 107637.396 C 34912.511 107640.810 34908.244 107644.863 34906.538 107649.556 L 34902.058 107648.276 L 34904.618 107646.996 L 34903.978 107644.436 L 34895.018 107646.356 C 34895.444 107647.636 34894.591 107648.916 34892.458 107650.196 C 34890.324 107651.476 34888.831 107651.263 34887.978 107649.556 L 34884.138 107652.756 C 34882.858 107651.050 34880.938 107651.263 34878.378 107653.396 C 34875.818 107654.250 34872.404 107655.743 34868.138 107657.876 C 34863.444 107660.010 34860.458 107661.290 34859.178 107661.716 L 34855.338 107661.076 L 34852.138 107665.556 L 34847.658 107664.276 L 34841.898 107666.196 L 34841.258 107661.716 L 34834.858 107655.956 L 34839.338 107638.036 ZM 35320.288 107336.596 L 35322.848 107330.836 L 35327.328 107329.556 L 35329.248 107334.036 L 35333.088 107328.916 L 35335.008 107328.276 L 35339.488 107335.316 L 35343.968 107335.316 L 35342.688 107330.836 L 35345.888 107330.836 C 35348.448 107330.836 35353.994 107332.970 35362.528 107337.236 C 35362.954 107338.516 35363.594 107339.583 35364.448 107340.436 C 35366.581 107340.863 35368.074 107341.076 35368.928 107341.076 L 35374.688 107357.716 L 35375.968 107355.796 L 35379.808 107356.436 L 35377.888 107364.116 L 35381.728 107375.636 L 35383.648 107379.476 C 35383.648 107382.890 35383.221 107385.450 35382.368 107387.156 C 35381.941 107388.863 35381.301 107390.783 35380.448 107392.916 C 35380.448 107394.623 35381.301 107397.396 35383.008 107401.236 C 35382.581 107403.796 35381.941 107408.490 35381.088 107415.316 C 35380.234 107422.143 35379.808 107426.836 35379.808 107429.396 L 35375.328 107433.876 L 35376.608 107440.276 L 35373.408 107442.836 L 35374.048 107446.036 L 35374.688 107448.596 C 35372.554 107454.996 35369.141 107463.316 35364.448 107473.556 C 35361.461 107480.383 35357.621 107488.276 35352.928 107497.236 L 35341.408 107506.196 L 35344.608 107510.036 L 35330.528 107527.956 L 35327.328 107527.956 L 35329.248 107531.796 C 35326.688 107532.223 35324.768 107533.290 35323.488 107534.996 L 35320.928 107540.116 C 35320.074 107541.396 35319.008 107541.610 35317.728 107540.756 L 35311.968 107550.356 C 35310.688 107549.503 35309.408 107549.716 35308.128 107550.996 C 35307.274 107552.276 35307.061 107553.556 35307.488 107554.836 L 35303.008 107554.196 C 35302.154 107556.330 35301.088 107558.250 35299.808 107559.956 C 35298.528 107561.663 35297.034 107561.876 35295.328 107560.596 C 35294.048 107563.156 35292.341 107565.503 35290.208 107567.636 L 35285.728 107572.116 L 35280.608 107574.676 C 35270.794 107586.623 35260.128 107596.436 35248.608 107604.116 L 35246.048 107609.876 C 35239.648 107613.716 35234.741 107616.703 35231.328 107618.836 C 35224.501 107623.103 35219.808 107626.730 35217.248 107629.716 L 35211.488 107629.716 L 35210.208 107632.276 C 35206.368 107633.556 35202.314 107634.836 35198.048 107636.116 C 35194.208 107637.396 35190.154 107638.036 35185.888 107638.036 C 35168.821 107638.036 35156.234 107629.930 35148.128 107613.716 C 35141.728 107600.916 35138.528 107584.916 35138.528 107565.716 C 35138.528 107537.130 35145.141 107510.463 35158.368 107485.716 C 35169.034 107465.236 35185.674 107444.116 35208.288 107422.356 C 35219.381 107411.690 35240.501 107393.343 35271.648 107367.316 C 35278.901 107360.916 35286.581 107354.516 35294.688 107348.116 C 35302.794 107341.290 35311.114 107335.956 35319.648 107332.116 L 35320.288 107336.596 ZM 35207.648 107554.836 L 35209.568 107554.196 L 35210.848 107551.636 L 35212.128 107555.476 L 35211.488 107558.676 C 35213.621 107560.810 35214.901 107562.730 35215.328 107564.436 L 35210.208 107563.796 C 35210.208 107568.916 35213.408 107572.330 35219.808 107574.036 C 35221.514 107584.703 35226.421 107590.036 35234.528 107590.036 C 35254.581 107590.036 35273.781 107571.903 35292.128 107535.636 C 35308.341 107503.636 35316.448 107476.756 35316.448 107454.996 C 35316.448 107435.796 35313.888 107420.650 35308.768 107409.556 C 35304.074 107398.463 35297.674 107390.783 35289.568 107386.516 L 35285.088 107387.156 L 35283.808 107395.476 L 35280.608 107393.556 L 35279.328 107391.636 C 35279.328 107394.623 35278.048 107397.183 35275.488 107399.316 L 35275.488 107402.516 L 35273.568 107405.716 L 35267.808 107399.316 L 35266.528 107403.156 L 35267.808 107406.356 L 35263.968 107409.556 L 35265.248 107414.036 L 35258.208 107411.476 L 35260.128 107417.876 C 35258.421 107420.436 35256.288 107421.930 35253.728 107422.356 L 35252.448 107425.556 L 35246.048 107428.116 L 35247.328 107431.956 L 35249.248 107429.396 L 35250.528 107432.596 L 35247.968 107433.876 L 35247.968 107438.356 L 35243.488 107439.636 L 35240.288 107437.076 L 35237.728 107440.916 L 35235.168 107440.276 L 35235.168 107443.476 L 35240.928 107443.476 L 35239.008 107446.676 L 35236.448 107446.676 L 35238.368 107453.076 L 35234.528 107453.076 L 35233.888 107457.556 L 35232.608 107460.116 L 35235.168 107460.756 C 35230.901 107465.023 35228.768 107469.716 35228.768 107474.836 L 35223.008 107474.836 L 35220.448 107472.276 L 35217.888 107472.276 C 35218.314 107474.410 35219.808 107476.330 35222.368 107478.036 L 35223.648 107481.876 C 35224.074 107484.010 35221.941 107485.930 35217.248 107487.636 L 35219.168 107494.036 L 35221.728 107494.036 L 35216.608 107506.836 C 35215.328 107510.676 35214.688 107515.370 35214.688 107520.916 L 35208.288 107523.476 L 35208.288 107526.676 C 35209.141 107528.383 35210.208 107528.810 35211.488 107527.956 L 35212.768 107531.156 L 35210.848 107533.076 L 35206.368 107531.796 L 35204.448 107534.356 L 35209.568 107538.836 L 35209.568 107545.236 C 35211.701 107547.370 35212.341 107548.863 35211.488 107549.716 L 35208.288 107548.436 L 35202.528 107553.556 L 35207.648 107554.836 ZM 35331.838 107638.036 C 35339.944 107620.543 35354.878 107594.730 35376.638 107560.596 C 35397.971 107526.463 35412.691 107501.076 35420.798 107484.436 C 35438.291 107457.130 35450.664 107437.076 35457.918 107424.276 C 35473.278 107396.970 35482.024 107376.703 35484.158 107363.476 C 35502.504 107352.383 35516.584 107344.063 35526.398 107338.516 C 35536.638 107332.970 35544.744 107330.196 35550.718 107330.196 L 35557.118 107335.316 L 35559.678 107344.916 C 35559.678 107347.050 35558.824 107349.396 35557.118 107351.956 L 35554.558 107357.076 C 35555.411 107357.930 35555.838 107361.343 35555.838 107367.316 C 35554.131 107370.303 35552.638 107373.076 35551.358 107375.636 C 35550.078 107377.770 35548.371 107380.116 35546.238 107382.676 L 35546.238 107385.876 C 35547.944 107386.303 35549.224 107386.730 35550.078 107387.156 C 35551.358 107387.156 35552.851 107386.943 35554.558 107386.516 L 35552.638 107389.716 C 35552.211 107390.143 35549.864 107390.996 35545.598 107392.276 L 35541.118 107398.676 L 35546.878 107398.676 L 35545.598 107401.876 L 35537.278 107407.636 C 35536.424 107408.490 35536.424 107409.343 35537.278 107410.196 C 35538.131 107410.623 35538.984 107410.836 35539.838 107410.836 C 35540.691 107410.410 35541.544 107410.196 35542.398 107410.196 C 35542.398 107410.623 35542.611 107411.050 35543.038 107411.476 C 35569.491 107385.876 35592.104 107365.823 35610.878 107351.316 C 35630.078 107336.383 35642.878 107328.916 35649.278 107328.916 L 35658.238 107330.196 C 35657.811 107332.756 35658.664 107334.463 35660.798 107335.316 C 35660.798 107337.876 35659.731 107340.650 35657.598 107343.636 L 35653.758 107344.276 L 35651.198 107358.356 L 35648.638 107357.716 C 35647.784 107359.423 35647.144 107360.916 35646.718 107362.196 L 35640.958 107365.396 L 35638.398 107375.636 L 35643.518 107379.476 C 35642.664 107379.050 35642.024 107379.690 35641.598 107381.396 C 35641.171 107383.103 35641.384 107384.383 35642.238 107385.236 L 35635.198 107390.356 L 35630.718 107394.196 L 35633.278 107394.196 C 35629.864 107405.290 35626.664 107416.170 35623.678 107426.836 C 35623.251 107430.250 35622.184 107431.956 35620.478 107431.956 L 35621.758 107437.716 L 35624.958 107437.716 L 35624.958 107447.316 L 35631.358 107448.596 L 35642.238 107447.316 L 35651.198 107444.756 C 35663.571 107439.636 35678.718 107430.036 35696.638 107415.956 C 35718.824 107398.463 35733.118 107387.796 35739.518 107383.956 L 35739.518 107387.156 C 35736.104 107390.143 35721.598 107402.943 35695.998 107425.556 C 35677.224 107442.196 35663.998 107456.063 35656.318 107467.156 L 35651.838 107466.516 L 35645.438 107476.756 C 35640.318 107479.316 35633.278 107484.010 35624.318 107490.836 L 35611.518 107500.436 L 35612.798 107502.996 C 35607.251 107502.996 35600.424 107504.490 35592.318 107507.476 C 35584.211 107510.036 35576.531 107512.596 35569.278 107515.156 L 35569.278 107511.956 L 35560.958 107511.316 C 35554.131 107507.903 35549.438 107502.996 35546.878 107496.596 C 35544.744 107490.196 35543.678 107482.516 35543.678 107473.556 C 35543.678 107462.036 35546.238 107450.516 35551.358 107438.996 C 35556.904 107427.050 35562.451 107415.530 35567.998 107404.436 L 35513.598 107460.756 C 35513.598 107462.036 35512.744 107463.743 35511.038 107465.876 C 35509.758 107467.583 35508.264 107469.503 35506.558 107471.636 C 35504.851 107473.343 35501.011 107479.743 35495.038 107490.836 C 35489.491 107501.930 35484.371 107509.823 35479.678 107514.516 L 35481.598 107521.556 L 35479.038 107520.916 C 35477.758 107520.916 35476.478 107521.770 35475.198 107523.476 C 35473.918 107525.183 35473.704 107526.463 35474.558 107527.316 C 35474.984 107527.743 35475.838 107527.743 35477.118 107527.316 C 35478.398 107526.890 35479.038 107527.530 35479.038 107529.236 L 35475.198 107529.876 L 35472.638 107536.276 L 35466.878 107540.116 C 35466.878 107540.970 35467.091 107542.890 35467.518 107545.876 L 35460.478 107550.996 L 35459.838 107556.116 C 35461.544 107555.263 35463.251 107556.116 35464.958 107558.676 C 35461.118 107561.236 35456.638 107562.516 35451.518 107562.516 L 35451.518 107566.356 L 35459.838 107565.076 L 35454.078 107572.756 C 35448.531 107574.463 35443.838 107575.103 35439.998 107574.676 L 35438.078 107581.076 L 35446.398 107581.076 L 35452.158 107577.876 L 35452.158 107578.516 C 35450.878 107580.650 35450.664 107582.356 35451.518 107583.636 C 35445.118 107586.196 35440.211 107587.476 35436.798 107587.476 C 35435.944 107588.756 35435.518 107589.610 35435.518 107590.036 C 35434.238 107592.170 35433.171 107593.023 35432.318 107592.596 L 35430.398 107600.276 L 35432.318 107600.916 L 35438.718 107593.876 L 35444.478 107595.796 L 35446.398 107595.156 C 35446.398 107597.716 35444.691 107598.570 35441.278 107597.716 L 35437.438 107599.636 L 35443.838 107600.916 L 35440.638 107608.596 L 35436.158 107607.956 L 35436.798 107613.076 L 35432.318 107622.036 L 35420.798 107619.476 L 35416.958 107623.956 C 35419.518 107625.236 35422.291 107625.876 35425.278 107625.876 C 35426.558 107625.876 35428.478 107625.450 35431.038 107624.596 L 35419.518 107630.996 C 35418.238 107629.290 35417.171 107627.583 35416.318 107625.876 L 35411.838 107637.396 C 35405.011 107640.810 35400.744 107644.863 35399.038 107649.556 L 35394.558 107648.276 L 35397.118 107646.996 L 35396.478 107644.436 L 35387.518 107646.356 C 35387.944 107647.636 35387.091 107648.916 35384.958 107650.196 C 35382.824 107651.476 35381.331 107651.263 35380.478 107649.556 L 35376.638 107652.756 C 35375.358 107651.050 35373.438 107651.263 35370.878 107653.396 C 35368.318 107654.250 35364.904 107655.743 35360.638 107657.876 C 35355.944 107660.010 35352.958 107661.290 35351.678 107661.716 L 35347.838 107661.076 L 35344.638 107665.556 L 35340.158 107664.276 L 35334.398 107666.196 L 35333.758 107661.716 L 35327.358 107655.956 L 35331.838 107638.036 ZM 35627.188 107579.796 L 35631.668 107580.436 L 35630.388 107575.316 C 35630.388 107574.463 35631.028 107572.330 35632.308 107568.916 C 35633.588 107565.076 35633.801 107562.303 35632.948 107560.596 L 35636.148 107556.756 L 35632.308 107557.396 L 35633.588 107556.116 C 35636.148 107550.143 35638.921 107545.663 35641.908 107542.676 L 35641.268 107540.116 L 35644.468 107536.916 L 35675.828 107472.916 L 35704.628 107425.556 L 35711.028 107415.956 L 35713.588 107417.236 L 35717.428 107412.756 C 35717.001 107412.330 35715.721 107412.116 35713.588 107412.116 L 35716.788 107404.436 L 35720.628 107404.436 L 35720.628 107401.876 L 35725.108 107400.596 L 35720.628 107399.956 C 35723.614 107396.970 35727.454 107392.063 35732.148 107385.236 C 35735.561 107380.116 35739.188 107374.783 35743.028 107369.236 L 35746.868 107369.236 C 35753.268 107360.276 35761.161 107353.450 35770.548 107348.756 C 35787.614 107340.223 35796.788 107335.530 35798.068 107334.676 L 35801.268 107335.956 C 35807.241 107330.836 35813.854 107328.276 35821.108 107328.276 L 35829.428 107330.836 C 35828.574 107335.530 35826.014 107341.290 35821.748 107348.116 C 35817.908 107354.943 35815.774 107359.636 35815.348 107362.196 C 35811.934 107363.903 35809.374 107367.743 35807.668 107373.716 L 35802.548 107378.836 L 35800.628 107386.516 C 35795.934 107389.930 35793.588 107394.623 35793.588 107400.596 L 35790.388 107401.236 L 35790.388 107405.076 C 35789.108 107404.650 35786.974 107405.503 35783.988 107407.636 C 35783.134 107407.210 35781.854 107406.996 35780.148 107406.996 L 35777.588 107406.996 L 35776.308 107410.836 L 35786.548 107410.836 L 35786.548 107413.396 L 35778.228 107416.596 L 35780.148 107417.876 L 35782.068 107419.796 L 35780.148 107421.716 L 35775.668 107419.796 L 35774.388 107421.716 L 35778.228 107422.356 L 35776.308 107428.116 C 35775.881 107426.410 35775.454 107425.130 35775.028 107424.276 C 35774.601 107423.423 35773.961 107423.636 35773.108 107424.916 L 35773.748 107430.676 C 35770.761 107430.250 35769.054 107430.890 35768.628 107432.596 C 35769.481 107433.450 35770.334 107434.090 35771.188 107434.516 L 35767.348 107447.316 L 35762.868 107447.956 L 35755.188 107449.876 L 35753.908 107453.716 L 35755.188 107454.996 L 35762.868 107454.356 L 35759.668 107456.916 L 35760.308 107461.396 L 35754.548 107467.156 L 35746.868 107465.876 L 35741.108 107472.276 C 35741.534 107473.130 35742.174 107473.770 35743.028 107474.196 L 35745.588 107471.636 L 35749.428 107472.276 L 35747.508 107474.836 L 35751.988 107478.036 C 35751.988 107479.316 35751.134 107480.383 35749.428 107481.236 C 35748.148 107482.090 35747.294 107482.516 35746.868 107482.516 L 35741.748 107478.676 L 35741.748 107481.236 L 35743.668 107482.516 L 35736.628 107482.516 L 35732.148 107483.796 L 35731.508 107488.916 L 35727.668 107489.556 L 35728.308 107492.756 L 35735.348 107492.756 C 35735.348 107494.036 35736.201 107494.890 35737.908 107495.316 C 35739.614 107495.743 35740.468 107496.596 35740.468 107497.876 L 35737.268 107497.876 L 35728.948 107497.876 L 35730.868 107501.076 L 35735.988 107499.796 C 35735.988 107500.650 35735.134 107501.716 35733.428 107502.996 C 35732.574 107504.703 35732.574 107505.983 35733.428 107506.836 C 35734.708 107507.263 35735.348 107507.903 35735.348 107508.756 L 35728.948 107513.236 L 35730.868 107515.156 L 35726.388 107516.436 L 35722.548 107517.716 L 35716.148 107520.916 C 35714.441 107521.770 35713.588 107523.050 35713.588 107524.756 L 35714.868 107526.676 L 35718.068 107523.476 C 35721.054 107523.476 35724.041 107522.410 35727.028 107520.276 L 35727.668 107522.836 L 35725.748 107523.476 L 35723.188 107529.876 L 35718.708 107529.236 L 35716.788 107531.796 L 35720.628 107533.716 L 35717.428 107540.116 L 35713.588 107539.476 L 35711.668 107540.756 C 35711.668 107548.010 35711.881 107552.490 35712.308 107554.196 L 35709.748 107554.836 L 35711.668 107559.956 L 35707.828 107561.876 L 35707.828 107567.636 L 35709.108 107568.916 C 35708.254 107569.343 35707.614 107569.556 35707.188 107569.556 L 35709.748 107581.076 L 35711.028 107582.356 L 35718.708 107582.996 C 35726.388 107582.996 35737.908 107577.876 35753.268 107567.636 L 35813.428 107525.396 L 35816.628 107526.676 C 35814.921 107530.943 35802.548 107541.610 35779.508 107558.676 C 35769.694 107565.930 35764.788 107571.050 35764.788 107574.036 L 35711.028 107611.156 C 35694.814 107621.823 35683.508 107627.796 35677.108 107629.076 C 35678.388 107629.930 35678.174 107630.996 35676.468 107632.276 C 35675.188 107633.130 35674.334 107632.703 35673.908 107630.996 C 35670.494 107634.410 35666.868 107636.330 35663.028 107636.756 C 35664.734 107638.036 35665.588 107637.823 35665.588 107636.116 C 35666.014 107634.836 35666.228 107633.983 35666.228 107633.556 L 35663.668 107632.916 L 35661.108 107634.836 L 35662.388 107630.996 L 35659.828 107630.996 L 35657.908 107634.836 L 35652.788 107634.836 L 35652.788 107632.276 C 35645.534 107629.716 35640.414 107627.370 35637.428 107625.236 C 35629.321 107619.690 35625.268 107611.583 35625.268 107600.916 L 35625.268 107595.156 L 35628.468 107595.796 L 35629.748 107593.876 L 35623.988 107593.876 C 35624.841 107587.050 35625.908 107582.356 35627.188 107579.796 ZM 35735.988 107485.076 C 35740.254 107485.930 35743.668 107488.276 35746.228 107492.116 L 35741.108 107492.756 L 35736.628 107492.116 L 35733.428 107491.476 L 35732.788 107489.556 L 35735.988 107485.076 ZM 35807.028 107270.036 L 35803.828 107262.356 C 35803.828 107257.236 35806.601 107250.836 35812.148 107243.156 C 35816.414 107237.610 35820.681 107231.850 35824.948 107225.876 L 35824.308 107223.956 L 35828.148 107225.236 L 35829.428 107223.956 L 35828.148 107220.756 L 35829.428 107216.916 L 35831.348 107214.356 L 35833.908 107213.716 L 35833.908 107210.516 C 35833.908 107206.676 35836.468 107204.756 35841.588 107204.756 L 35847.348 107207.316 L 35849.268 107206.036 L 35849.268 107200.276 L 35852.468 107198.996 L 35856.308 107199.636 L 35860.788 107197.076 L 35861.428 107194.516 L 35865.908 107195.796 L 35867.828 107193.236 L 35871.028 107193.236 L 35872.308 107191.956 L 35874.228 107193.876 L 35877.428 107189.396 L 35883.828 107193.876 L 35885.108 107189.396 L 35887.028 107190.676 L 35889.588 107187.476 L 35899.188 107188.116 L 35901.108 107189.396 L 35904.948 107193.876 L 35897.268 107216.916 L 35895.988 107220.756 C 35893.854 107222.890 35892.361 107225.450 35891.508 107228.436 C 35887.668 107228.436 35885.108 107228.863 35883.828 107229.716 L 35883.828 107232.916 L 35887.028 107232.916 L 35887.028 107238.676 C 35882.334 107240.810 35879.774 107244.436 35879.348 107249.556 L 35874.868 107257.236 L 35869.108 107258.516 L 35869.108 107261.716 L 35864.628 107261.076 L 35861.428 107261.076 L 35860.788 107262.996 L 35855.668 107262.996 C 35851.828 107262.570 35847.774 107264.916 35843.508 107270.036 L 35838.388 107268.756 L 35834.548 107269.396 L 35833.908 107273.876 L 35823.028 107273.876 L 35821.108 107271.956 L 35815.988 107275.796 C 35809.161 107275.796 35805.534 107277.503 35805.108 107280.916 L 35803.188 107279.636 C 35801.908 107278.356 35801.268 107275.156 35801.268 107270.036 L 35807.028 107270.036 ZM 35855.158 107517.716 L 35855.158 107512.596 C 35856.438 107511.743 35857.931 107510.890 35859.638 107510.036 L 35868.598 107504.916 L 35871.798 107505.556 L 35871.798 107510.036 L 35866.678 107514.516 L 35864.758 107519.636 C 35864.758 107520.916 35863.478 107525.610 35860.918 107533.716 C 35858.784 107541.823 35857.718 107547.156 35857.718 107549.716 C 35857.718 107555.690 35858.998 107561.876 35861.558 107568.276 C 35864.544 107574.676 35868.171 107579.370 35872.438 107582.356 L 35876.278 107584.916 C 35885.238 107591.316 35894.198 107593.876 35903.158 107592.596 L 35903.798 107595.156 L 35905.078 107591.956 L 35908.918 107588.116 L 35915.318 107589.396 L 35917.238 107593.236 L 35924.278 107584.916 C 35929.398 107586.623 35933.238 107587.476 35935.798 107587.476 C 35934.518 107585.770 35934.091 107584.703 35934.518 107584.276 L 35937.718 107579.796 L 35942.838 107581.076 C 35942.411 107580.223 35942.838 107579.156 35944.118 107577.876 C 35945.398 107576.596 35946.678 107576.170 35947.958 107576.596 C 35952.224 107571.476 35954.358 107565.290 35954.358 107558.036 C 35954.358 107549.930 35950.731 107542.890 35943.478 107536.916 C 35937.931 107532.650 35931.531 107529.236 35924.278 107526.676 C 35917.024 107523.690 35908.491 107518.996 35898.678 107512.596 C 35889.291 107505.770 35882.678 107501.076 35878.838 107498.516 L 35880.758 107494.676 L 35877.558 107490.196 L 35876.278 107495.316 C 35869.878 107489.343 35864.118 107481.663 35858.998 107472.276 L 35860.918 107470.356 L 35856.438 107469.716 C 35855.158 107466.303 35854.091 107463.530 35853.238 107461.396 C 35852.811 107459.263 35852.811 107457.130 35853.238 107454.996 L 35849.398 107443.476 C 35849.398 107427.690 35856.011 107412.970 35869.238 107399.316 C 35875.638 107392.916 35899.744 107376.063 35941.558 107348.756 L 35957.558 107338.516 L 35975.478 107327.636 L 35978.678 107326.996 C 35983.371 107325.290 35986.784 107324.223 35988.918 107323.796 C 35995.318 107322.090 36001.718 107321.236 36008.118 107321.236 C 36023.051 107321.236 36034.571 107326.143 36042.678 107335.956 C 36051.211 107345.343 36055.478 107357.716 36055.478 107373.076 C 36055.478 107374.356 36054.624 107376.916 36052.918 107380.756 C 36051.638 107384.170 36050.784 107386.303 36050.358 107387.156 L 36044.598 107391.636 L 36047.798 107390.996 L 36046.518 107392.916 C 36043.958 107397.610 36041.611 107402.090 36039.478 107406.356 C 36037.344 107410.196 36034.571 107414.463 36031.158 107419.156 L 36029.238 107416.596 C 36022.838 107422.143 36016.011 107428.543 36008.758 107435.796 C 35996.811 107448.596 35989.984 107455.636 35988.278 107456.916 L 35985.718 107455.636 L 35992.758 107439.636 L 35991.478 107438.356 C 35991.904 107435.796 35992.118 107432.383 35992.118 107428.116 L 35992.118 107416.596 C 35990.838 107412.330 35989.984 107409.343 35989.558 107407.636 C 35984.011 107394.836 35979.104 107385.876 35974.838 107380.756 C 35967.158 107371.370 35958.411 107366.676 35948.598 107366.676 C 35940.918 107366.676 35935.584 107369.663 35932.598 107375.636 C 35931.318 107376.063 35930.038 107376.276 35928.758 107376.276 L 35928.758 107380.116 C 35928.758 107382.250 35927.051 107389.930 35923.638 107403.156 C 35921.931 107409.556 35920.864 107414.890 35920.438 107419.156 C 35921.718 107420.863 35922.571 107422.143 35922.998 107422.996 C 35925.131 107425.983 35926.624 107427.263 35927.478 107426.836 L 35929.398 107437.076 L 35934.518 107438.356 C 35935.798 107441.343 35937.291 107444.116 35938.998 107446.676 C 35940.704 107449.236 35942.838 107451.156 35945.398 107452.436 C 35946.678 107454.570 35947.744 107455.850 35948.598 107456.276 C 35949.451 107457.130 35949.451 107457.983 35948.598 107458.836 C 35948.171 107459.690 35950.518 107461.823 35955.638 107465.236 L 35963.318 107463.956 L 35962.038 107470.356 C 35963.318 107470.783 35964.811 107471.210 35966.518 107471.636 C 35968.224 107471.636 35969.078 107472.063 35969.078 107472.916 L 35970.998 107476.756 L 35975.478 107475.476 L 35983.158 107488.276 L 35985.078 107478.676 C 35986.784 107479.530 35988.064 107481.663 35988.918 107485.076 L 35991.478 107485.076 C 35994.038 107485.930 35996.384 107486.996 35998.518 107488.276 C 36001.078 107489.130 36002.144 107490.196 36001.718 107491.476 C 36005.984 107496.596 36008.758 107500.863 36010.038 107504.276 C 36011.744 107503.850 36013.451 107503.210 36015.158 107502.356 L 36015.798 107506.836 L 36011.958 107510.676 L 36011.318 107513.876 L 36015.158 107510.036 L 36016.438 107511.956 L 36018.998 107517.716 C 36018.571 107518.143 36017.291 107520.276 36015.158 107524.116 C 36013.451 107527.956 36012.171 107529.663 36011.318 107529.236 L 36010.678 107534.996 L 36011.958 107538.196 L 35999.798 107552.276 L 35997.878 107550.356 C 35995.744 107554.623 35991.691 107558.890 35985.718 107563.156 C 35979.744 107566.996 35974.198 107570.623 35969.078 107574.036 C 35966.944 107575.316 35964.171 107577.663 35960.758 107581.076 C 35957.344 107584.490 35954.358 107587.263 35951.798 107589.396 L 35947.318 107593.876 C 35944.331 107596.863 35942.624 107598.143 35942.198 107597.716 L 35937.078 107602.836 L 35934.518 107602.836 L 35929.398 107607.316 L 35931.318 107610.516 L 35927.478 107616.916 L 35922.998 107615.636 C 35922.998 107613.503 35922.571 107612.436 35921.718 107612.436 L 35921.718 107616.916 L 35920.438 107621.396 L 35918.518 107620.756 L 35912.758 107624.596 L 35912.758 107629.716 C 35911.904 107630.143 35910.838 107630.143 35909.558 107629.716 C 35908.278 107628.863 35907.424 107628.223 35906.998 107627.796 L 35906.358 107630.356 C 35902.518 107631.636 35900.598 107632.916 35900.598 107634.196 L 35896.118 107635.476 L 35890.998 107638.036 L 35886.518 107638.036 L 35882.038 107638.036 L 35882.038 107641.236 L 35876.918 107642.516 C 35877.771 107643.370 35877.558 107644.223 35876.278 107645.076 C 35875.424 107646.356 35874.571 107646.570 35873.718 107645.716 L 35872.438 107639.956 L 35871.158 107643.156 L 35867.958 107646.356 L 35866.038 107641.236 L 35866.678 107639.316 L 35862.838 107639.316 L 35862.838 107646.996 C 35861.558 107646.570 35859.211 107646.356 35855.798 107646.356 C 35847.264 107646.356 35841.931 107645.716 35839.798 107644.436 L 35837.238 107645.076 L 35834.678 107639.956 L 35825.718 107639.316 L 35825.718 107634.196 L 35823.798 107635.476 C 35816.118 107631.636 35810.358 107626.090 35806.518 107618.836 C 35802.678 107611.583 35800.758 107603.476 35800.758 107594.516 C 35800.758 107579.583 35806.731 107565.290 35818.678 107551.636 C 35829.344 107540.116 35840.224 107528.596 35851.318 107517.076 L 35855.158 107517.716 ZM 36075.558 107555.476 L 36076.838 107546.516 L 36080.678 107545.236 L 36081.318 107538.836 L 36080.038 107537.556 L 36084.518 107533.076 C 36087.504 107529.663 36088.998 107526.890 36088.998 107524.756 C 36088.998 107522.623 36087.504 107521.556 36084.518 107521.556 L 36086.438 107520.276 C 36088.571 107518.996 36089.638 107517.290 36089.638 107515.156 C 36089.638 107510.890 36090.704 107507.263 36092.838 107504.276 C 36095.398 107501.290 36097.318 107500.436 36098.598 107501.716 L 36097.958 107496.596 L 36099.238 107490.196 L 36101.798 107490.196 L 36100.518 107484.436 L 36103.718 107482.516 L 36102.438 107481.236 L 36106.918 107479.956 L 36105.638 107474.196 L 36111.398 107470.356 L 36108.838 107465.236 C 36109.264 107463.956 36109.904 107462.890 36110.758 107462.036 C 36111.611 107460.756 36112.678 107460.543 36113.958 107461.396 L 36113.958 107452.436 C 36116.091 107451.156 36117.158 107450.090 36117.158 107449.236 C 36117.584 107447.956 36118.651 107447.316 36120.358 107447.316 L 36122.278 107446.676 C 36120.571 107441.556 36122.278 107436.436 36127.398 107431.316 C 36126.544 107430.036 36126.544 107429.396 36127.398 107429.396 C 36128.251 107428.970 36129.318 107428.543 36130.598 107428.116 L 36130.598 107421.716 C 36132.304 107423.423 36133.584 107423.423 36134.438 107421.716 C 36135.718 107419.583 36136.358 107415.743 36136.358 107410.196 L 36142.118 107408.916 L 36144.678 107403.796 L 36143.398 107396.116 L 36138.278 107396.116 C 36133.584 107396.116 36122.704 107398.890 36105.638 107404.436 C 36096.251 107407.423 36089.211 107408.916 36084.518 107408.916 L 36077.478 107407.636 L 36104.358 107367.956 L 36110.118 107364.756 C 36114.384 107354.943 36125.051 107347.690 36142.118 107342.996 C 36162.171 107339.583 36175.184 107337.236 36181.158 107335.956 C 36189.264 107327.423 36198.651 107315.476 36209.318 107300.116 C 36218.278 107287.316 36227.238 107274.303 36236.198 107261.076 C 36246.438 107248.276 36254.758 107238.890 36261.158 107232.916 C 36272.678 107221.823 36283.131 107215.210 36292.518 107213.076 C 36294.651 107210.090 36298.278 107207.316 36303.398 107204.756 C 36308.945 107202.196 36313.851 107200.276 36318.118 107198.996 L 36323.238 107207.316 C 36322.385 107211.156 36320.251 107216.490 36316.838 107223.316 L 36312.358 107230.996 L 36304.678 107235.476 C 36303.825 107242.303 36300.625 107249.770 36295.078 107257.876 C 36289.531 107265.983 36285.905 107272.383 36284.198 107277.076 L 36279.078 107278.996 L 36281.638 107285.396 C 36278.225 107285.396 36276.518 107285.823 36276.518 107286.676 L 36276.518 107292.436 L 36272.038 107296.916 L 36268.838 107296.916 L 36260.518 107316.756 L 36254.118 107316.756 C 36255.825 107320.170 36256.038 107323.370 36254.758 107326.356 L 36299.558 107325.076 C 36306.385 107325.076 36313.211 107325.290 36320.038 107325.716 C 36326.865 107325.716 36333.905 107326.783 36341.158 107328.916 C 36338.171 107336.170 36334.971 107342.143 36331.558 107346.836 L 36326.438 107347.476 L 36323.238 107354.516 L 36315.558 107357.076 L 36310.438 107364.756 C 36306.598 107369.876 36301.905 107374.143 36296.358 107377.556 C 36291.238 107380.970 36285.051 107383.956 36277.798 107386.516 L 36263.718 107384.596 L 36241.958 107386.516 C 36241.104 107385.236 36237.051 107385.663 36229.798 107387.796 C 36222.971 107389.503 36218.918 107390.143 36217.638 107389.716 C 36216.358 107389.290 36215.291 107389.930 36214.438 107391.636 C 36214.011 107392.916 36213.158 107393.343 36211.878 107392.916 C 36208.464 107400.170 36206.118 107405.503 36204.838 107408.916 C 36200.144 107419.583 36197.371 107426.836 36196.518 107430.676 L 36193.318 107437.076 C 36186.064 107447.743 36180.944 107456.276 36177.958 107462.676 C 36175.398 107469.076 36173.478 107475.903 36172.198 107483.156 C 36170.918 107482.730 36169.851 107483.370 36168.998 107485.076 C 36168.571 107486.356 36168.784 107487.636 36169.638 107488.916 L 36167.078 107495.956 L 36161.318 107497.876 C 36162.598 107499.583 36164.091 107501.076 36165.798 107502.356 C 36162.384 107508.756 36160.464 107512.383 36160.038 107513.236 C 36158.331 107517.503 36157.478 107521.556 36157.478 107525.396 L 36155.558 107527.316 L 36156.198 107531.796 C 36154.918 107535.636 36154.064 107538.623 36153.638 107540.756 C 36151.504 107548.436 36150.438 107552.916 36150.438 107554.196 C 36150.438 107561.023 36151.504 107566.356 36153.638 107570.196 C 36155.771 107574.036 36159.824 107575.956 36165.798 107575.956 C 36180.731 107575.956 36203.771 107563.796 36234.918 107539.476 C 36261.371 107518.570 36278.438 107502.570 36286.118 107491.476 L 36290.598 107491.476 L 36277.798 107508.116 C 36272.678 107515.370 36263.931 107525.396 36251.558 107538.196 C 36237.478 107552.703 36227.878 107562.730 36222.758 107568.276 C 36218.064 107573.823 36212.731 107579.583 36206.758 107585.556 C 36201.211 107591.530 36195.451 107596.650 36189.478 107600.916 L 36187.558 107602.196 C 36183.291 107607.316 36178.171 107612.223 36172.198 107616.916 C 36162.384 107625.023 36156.838 107629.716 36155.558 107630.996 L 36153.638 107628.436 C 36151.504 107628.436 36148.304 107630.356 36144.038 107634.196 C 36141.478 107636.756 36139.558 107638.250 36138.278 107638.676 L 36139.558 107640.596 C 36134.438 107641.450 36130.384 107644.010 36127.398 107648.276 L 36110.758 107650.836 C 36098.384 107650.836 36088.571 107644.650 36081.318 107632.276 C 36074.064 107619.903 36070.438 107607.103 36070.438 107593.876 L 36070.438 107577.236 C 36070.864 107571.690 36072.144 107565.930 36074.278 107559.956 L 36075.558 107555.476 ZM 36494.538 107583.636 L 36498.378 107584.916 L 36499.658 107579.796 C 36499.658 107577.663 36500.084 107575.743 36500.938 107574.036 C 36501.791 107571.903 36502.858 107571.050 36504.138 107571.476 C 36504.138 107567.210 36506.698 107561.236 36511.818 107553.556 C 36515.231 107548.436 36517.364 107544.810 36518.218 107542.676 C 36520.778 107540.116 36523.338 107537.343 36525.898 107534.356 C 36528.884 107530.943 36531.871 107525.823 36534.858 107518.996 L 36542.538 107511.316 L 36547.018 107510.036 L 36547.018 107501.076 C 36547.871 107500.650 36548.724 107500.436 36549.578 107500.436 C 36550.431 107500.010 36550.858 107497.663 36550.858 107493.396 C 36550.858 107492.543 36551.711 107491.263 36553.418 107489.556 C 36555.551 107487.850 36557.471 107487.210 36559.178 107487.636 C 36561.738 107479.103 36567.498 107468.223 36576.458 107454.996 L 36589.258 107437.076 L 36591.818 107437.076 C 36594.804 107429.823 36598.218 107422.356 36602.058 107414.676 C 36606.324 107406.996 36610.591 107399.530 36614.858 107392.276 C 36618.271 107385.023 36620.831 107379.476 36622.538 107375.636 C 36624.244 107371.796 36627.018 107367.530 36630.858 107362.836 L 36639.178 107359.636 C 36646.858 107354.516 36654.964 107349.396 36663.498 107344.276 C 36672.031 107339.156 36679.498 107335.530 36685.898 107333.396 C 36694.004 107338.090 36698.058 107344.916 36698.058 107353.876 L 36695.498 107371.156 L 36693.578 107373.076 L 36693.578 107381.396 L 36691.018 107381.396 L 36678.218 107412.116 C 36674.378 107422.356 36669.684 107432.383 36664.138 107442.196 L 36662.858 107434.516 L 36659.018 107436.436 L 36655.818 107446.036 C 36656.244 107446.463 36657.098 107446.890 36658.378 107447.316 C 36659.658 107447.316 36660.298 107448.170 36660.298 107449.876 L 36657.098 107450.516 L 36655.818 107458.836 L 36651.338 107463.316 L 36650.698 107472.916 L 36648.778 107470.996 L 36641.098 107473.556 L 36638.538 107474.196 L 36635.978 107485.716 C 36637.258 107484.863 36638.538 107485.076 36639.818 107486.356 C 36641.524 107487.210 36641.738 107488.063 36640.458 107488.916 C 36676.724 107465.023 36711.498 107440.916 36744.778 107416.596 L 36783.178 107387.156 L 36785.098 107385.876 C 36804.298 107372.223 36819.231 107361.556 36829.898 107353.876 C 36840.991 107346.196 36850.804 107342.356 36859.338 107342.356 L 36865.738 107344.276 L 36866.378 107353.876 C 36866.378 107357.290 36860.404 107368.810 36848.458 107388.436 C 36836.511 107407.636 36829.044 107418.303 36826.058 107420.436 L 36822.858 107424.916 L 36821.578 107433.236 L 36814.538 107438.996 L 36814.538 107441.556 L 36811.978 107449.236 C 36809.844 107450.516 36807.711 107452.010 36805.578 107453.716 C 36803.871 107454.996 36804.084 107456.490 36806.218 107458.196 L 36801.098 107464.596 L 36802.378 107468.436 L 36797.258 107479.956 C 36795.124 107478.676 36793.418 107479.103 36792.138 107481.236 C 36791.284 107482.943 36790.431 107484.010 36789.578 107484.436 L 36791.498 107490.196 L 36789.578 107497.236 C 36787.871 107496.383 36786.591 107497.023 36785.738 107499.156 C 36784.884 107501.290 36785.524 107502.783 36787.658 107503.636 C 36786.378 107509.183 36783.178 107517.716 36778.058 107529.236 C 36772.938 107540.756 36769.524 107549.716 36767.818 107556.116 L 36765.258 107559.956 L 36765.898 107563.156 C 36778.271 107555.903 36791.284 107544.810 36804.938 107529.876 C 36808.351 107526.036 36819.658 107512.596 36838.858 107489.556 C 36840.564 107477.183 36845.044 107463.743 36852.298 107449.236 C 36854.431 107444.970 36861.471 107432.596 36873.418 107412.116 C 36880.671 107401.876 36891.124 107390.143 36904.778 107376.916 L 36939.338 107344.916 L 36941.258 107343.636 L 36954.698 107336.596 L 36956.618 107335.956 C 36961.311 107333.823 36966.218 107331.903 36971.338 107330.196 C 36976.458 107328.490 36981.578 107327.423 36986.698 107326.996 L 36991.178 107333.396 C 36991.178 107339.370 36990.324 107344.916 36988.618 107350.036 C 36986.911 107354.730 36982.431 107363.263 36975.178 107375.636 L 36970.698 107376.276 L 36966.858 107389.076 L 36964.298 107388.436 C 36963.444 107388.436 36963.018 107389.930 36963.018 107392.916 C 36963.018 107395.903 36962.378 107397.396 36961.098 107397.396 L 36955.338 107394.836 L 36955.338 107403.796 C 36954.058 107402.943 36952.351 107404.223 36950.218 107407.636 L 36947.018 107407.636 L 36938.698 107424.916 L 36932.298 107427.476 C 36933.151 107429.183 36932.084 107431.530 36929.098 107434.516 C 36926.111 107437.503 36923.978 107438.570 36922.698 107437.716 C 36920.991 107441.556 36915.658 107449.236 36906.698 107460.756 C 36899.871 107469.716 36896.458 107478.463 36896.458 107486.996 C 36896.458 107496.810 36901.578 107501.716 36911.818 107501.716 C 36917.364 107501.716 36931.444 107497.023 36954.058 107487.636 C 36977.098 107478.250 36990.964 107471.636 36995.658 107467.796 L 37002.698 107466.516 L 37014.218 107460.756 C 37002.271 107473.130 36976.671 107490.623 36937.418 107513.236 C 36898.591 107535.423 36872.351 107546.516 36858.698 107546.516 C 36855.711 107546.516 36851.444 107544.596 36845.898 107540.756 C 36840.778 107536.490 36837.364 107532.863 36835.658 107529.876 L 36829.258 107540.116 C 36827.551 107539.263 36825.844 107539.690 36824.138 107541.396 C 36822.858 107543.103 36822.644 107544.383 36823.498 107545.236 C 36814.538 107552.916 36805.791 107560.596 36797.258 107568.276 L 36793.418 107578.516 L 36790.218 107579.156 C 36787.658 107579.156 36786.378 107578.730 36786.378 107577.876 L 36779.978 107582.356 L 36776.778 107593.876 L 36774.218 107592.596 C 36750.324 107607.103 36726.644 107621.396 36703.178 107635.476 L 36699.978 107630.356 L 36693.578 107632.916 C 36685.898 107632.916 36680.138 107630.356 36676.298 107625.236 C 36672.884 107619.690 36671.178 107612.863 36671.178 107604.756 L 36671.178 107597.076 C 36671.604 107594.516 36672.458 107590.463 36673.738 107584.916 C 36678.004 107584.916 36680.138 107584.490 36680.138 107583.636 L 36677.578 107576.596 L 36688.458 107547.796 L 36691.018 107543.956 C 36694.431 107543.530 36696.351 107543.103 36696.778 107542.676 L 36694.858 107540.756 L 36694.218 107534.996 L 36719.818 107484.436 L 36746.698 107437.076 C 36743.711 107438.356 36741.151 107439.636 36739.018 107440.916 C 36736.884 107441.770 36735.818 107443.903 36735.818 107447.316 C 36735.818 107448.596 36734.538 107449.663 36731.978 107450.516 C 36729.418 107451.370 36727.924 107451.156 36727.498 107449.876 L 36717.898 107458.196 L 36710.858 107458.836 C 36711.284 107460.116 36710.644 107461.823 36708.938 107463.956 C 36707.658 107465.663 36708.084 107467.156 36710.218 107468.436 L 36703.818 107469.716 L 36698.058 107470.356 L 36694.858 107476.116 L 36690.378 107476.116 C 36689.951 107479.103 36689.311 107481.663 36688.458 107483.796 C 36688.031 107485.503 36685.684 107485.716 36681.418 107484.436 L 36674.378 107493.396 L 36667.338 107495.316 L 36662.858 107501.076 L 36662.858 107503.636 L 36654.538 107506.836 L 36655.178 107511.316 C 36655.178 107513.023 36654.111 107514.303 36651.978 107515.156 C 36649.844 107516.010 36647.498 107516.863 36644.938 107517.716 L 36638.538 107516.436 C 36636.831 107519.850 36635.978 107522.623 36635.978 107524.756 C 36637.258 107526.890 36637.898 107528.810 36637.898 107530.516 L 36625.738 107540.756 L 36621.898 107541.396 L 36623.178 107538.836 L 36623.178 107536.276 L 36621.258 107538.196 C 36617.844 107541.610 36615.924 107543.956 36615.498 107545.236 L 36617.418 107550.996 C 36615.711 107553.130 36613.791 107553.130 36611.658 107550.996 L 36601.418 107560.596 C 36599.711 107562.303 36598.218 107564.010 36596.938 107565.716 L 36590.538 107567.636 C 36590.111 107568.490 36589.044 107569.770 36587.338 107571.476 C 36581.364 107577.023 36578.164 107580.010 36577.738 107580.436 L 36577.738 107586.196 C 36576.031 107587.476 36573.044 107590.676 36568.778 107595.796 C 36564.938 107600.916 36563.231 107603.903 36563.658 107604.756 L 36552.138 107612.436 L 36549.578 107618.196 L 36543.818 107616.276 L 36541.258 107620.756 L 36535.498 107617.556 L 36531.658 107619.476 L 36528.458 107624.596 L 36521.418 107624.596 L 36517.578 107630.996 L 36514.378 107629.076 L 36509.258 107635.476 C 36508.831 107634.623 36508.404 107633.983 36507.978 107633.556 C 36507.978 107632.703 36506.271 107632.276 36502.858 107632.276 C 36499.444 107636.970 36496.031 107639.103 36492.618 107638.676 L 36481.098 107619.476 C 36481.951 107612.650 36484.298 107605.183 36488.138 107597.076 C 36490.271 107592.810 36492.404 107588.330 36494.538 107583.636 ZM 36972.888 107561.876 L 36970.328 107559.956 C 36971.608 107545.876 36974.168 107533.503 36978.008 107522.836 C 36981.848 107511.743 36991.661 107491.476 37007.448 107462.036 C 37023.661 107435.583 37051.181 107405.930 37090.008 107373.076 C 37133.101 107336.810 37166.168 107318.676 37189.208 107318.676 L 37196.888 107319.956 L 37197.528 107321.876 C 37212.461 107323.156 37222.914 107330.623 37228.888 107344.276 L 37235.928 107361.556 L 37238.488 107361.556 L 37234.648 107373.716 C 37234.648 107374.996 37235.714 107376.490 37237.848 107378.196 C 37238.274 107378.623 37238.914 107379.050 37239.768 107379.476 L 37241.048 107385.876 L 37252.568 107386.516 C 37250.434 107392.063 37243.181 107406.783 37230.808 107430.676 C 37218.861 107454.143 37211.181 107469.076 37207.768 107475.476 L 37204.568 107474.836 L 37207.128 107479.956 L 37199.448 107504.276 L 37196.888 107504.916 L 37192.408 107523.476 L 37189.848 107523.476 C 37191.554 107528.596 37191.554 107532.863 37189.848 107536.276 L 37187.928 107565.076 C 37187.928 107569.770 37190.701 107572.970 37196.248 107574.676 C 37201.794 107573.396 37210.114 107568.276 37221.208 107559.316 C 37232.728 107549.930 37249.368 107534.783 37271.128 107513.876 C 37269.848 107514.730 37269.634 107516.010 37270.488 107517.716 C 37271.768 107519.423 37272.834 107519.636 37273.688 107518.356 C 37263.021 107530.730 37252.568 107543.103 37242.328 107555.476 L 37240.408 107559.316 C 37232.301 107565.290 37224.621 107571.476 37217.368 107577.876 C 37207.981 107585.983 37200.941 107593.236 37196.248 107599.636 L 37193.048 107599.636 L 37189.848 107606.036 L 37184.728 107607.316 C 37182.594 107610.730 37179.181 107613.930 37174.488 107616.916 L 37172.568 107618.196 C 37168.728 107622.036 37162.968 107625.236 37155.288 107627.796 C 37148.034 107630.356 37140.354 107632.490 37132.248 107634.196 C 37124.994 107631.210 37120.301 107625.236 37118.168 107616.276 C 37116.034 107606.890 37114.968 107595.370 37114.968 107581.716 L 37114.968 107564.436 L 37109.208 107571.476 L 37100.248 107577.876 L 37099.608 107581.716 C 37095.768 107585.556 37092.994 107589.396 37091.288 107593.236 L 37088.728 107590.036 L 37084.248 107595.796 L 37079.768 107596.436 L 37075.288 107604.756 C 37072.728 107606.036 37070.168 107607.743 37067.608 107609.876 C 37065.474 107611.583 37062.914 107613.716 37059.928 107616.276 L 37045.848 107623.956 L 37045.848 107629.076 C 37043.288 107630.783 37037.741 107633.556 37029.208 107637.396 C 37024.514 107639.530 37021.101 107641.236 37018.968 107642.516 C 37018.114 107642.090 37014.914 107642.516 37009.368 107643.796 C 37008.514 107643.796 37007.021 107644.223 37004.888 107645.076 C 36997.208 107645.076 36990.594 107642.090 36985.048 107636.116 C 36979.501 107630.143 36975.448 107622.890 36972.888 107614.356 C 36975.021 107614.356 36976.088 107612.863 36976.088 107609.876 C 36974.808 107608.170 36973.954 107607.103 36973.528 107606.676 C 36971.821 107604.116 36970.541 107603.050 36969.688 107603.476 L 36968.408 107595.796 L 36971.608 107591.316 L 36971.608 107579.796 C 36969.901 107580.223 36968.834 107580.010 36968.408 107579.156 C 36967.981 107578.303 36967.768 107576.596 36967.768 107574.036 C 36968.194 107569.343 36968.408 107566.570 36968.408 107565.716 L 36972.888 107561.876 ZM 37047.128 107560.596 C 37047.128 107562.303 37048.408 107566.143 37050.968 107572.116 C 37053.954 107578.090 37056.301 107582.356 37058.008 107584.916 C 37067.821 107584.916 37081.688 107577.663 37099.608 107563.156 L 37121.368 107545.236 C 37121.794 107543.956 37123.714 107536.916 37127.128 107524.116 C 37130.541 107510.890 37133.954 107502.356 37137.368 107498.516 C 37137.368 107492.970 37141.634 107481.236 37150.168 107463.316 C 37159.128 107445.396 37163.608 107428.970 37163.608 107414.036 C 37163.608 107402.090 37161.048 107391.850 37155.928 107383.316 C 37150.808 107374.783 37142.701 107369.663 37131.608 107367.956 C 37128.194 107370.516 37124.781 107373.290 37121.368 107376.276 C 37118.381 107378.836 37116.248 107381.823 37114.968 107385.236 C 37106.008 107395.476 37097.261 107405.503 37088.728 107415.316 L 37086.808 107421.076 C 37084.674 107422.783 37082.754 107425.770 37081.048 107430.036 C 37079.768 107433.876 37078.701 107437.716 37077.848 107441.556 C 37076.141 107443.690 37073.368 107449.450 37069.528 107458.836 C 37061.421 107478.463 37057.154 107489.983 37056.728 107493.396 L 37052.888 107494.676 L 37054.168 107497.236 L 37049.048 107516.436 L 37046.488 107520.276 L 37047.768 107521.556 L 37050.968 107521.556 C 37049.688 107524.543 37047.981 107526.463 37045.848 107527.316 L 37048.408 107546.516 L 37045.848 107549.076 L 37046.488 107552.916 L 37047.128 107560.596 ZM 37294.308 107555.476 L 37295.588 107546.516 L 37299.428 107545.236 L 37300.068 107538.836 L 37298.788 107537.556 L 37303.268 107533.076 C 37306.254 107529.663 37307.748 107526.890 37307.748 107524.756 C 37307.748 107522.623 37306.254 107521.556 37303.268 107521.556 L 37305.188 107520.276 C 37307.321 107518.996 37308.388 107517.290 37308.388 107515.156 C 37308.388 107510.890 37309.454 107507.263 37311.588 107504.276 C 37314.148 107501.290 37316.068 107500.436 37317.348 107501.716 L 37316.708 107496.596 L 37317.988 107490.196 L 37320.548 107490.196 L 37319.268 107484.436 L 37322.468 107482.516 L 37321.188 107481.236 L 37325.668 107479.956 L 37324.388 107474.196 L 37330.148 107470.356 L 37327.588 107465.236 C 37328.014 107463.956 37328.654 107462.890 37329.508 107462.036 C 37330.361 107460.756 37331.428 107460.543 37332.708 107461.396 L 37332.708 107452.436 C 37334.841 107451.156 37335.908 107450.090 37335.908 107449.236 C 37336.334 107447.956 37337.401 107447.316 37339.108 107447.316 L 37341.028 107446.676 C 37339.321 107441.556 37341.028 107436.436 37346.148 107431.316 C 37345.294 107430.036 37345.294 107429.396 37346.148 107429.396 C 37347.001 107428.970 37348.068 107428.543 37349.348 107428.116 L 37349.348 107421.716 C 37351.054 107423.423 37352.334 107423.423 37353.188 107421.716 C 37354.468 107419.583 37355.108 107415.743 37355.108 107410.196 L 37360.868 107408.916 L 37363.428 107403.796 L 37362.148 107396.116 L 37357.028 107396.116 C 37352.334 107396.116 37341.454 107398.890 37324.388 107404.436 C 37315.001 107407.423 37307.961 107408.916 37303.268 107408.916 L 37296.228 107407.636 L 37323.108 107367.956 L 37328.868 107364.756 C 37333.134 107354.943 37343.801 107347.690 37360.868 107342.996 C 37380.921 107339.583 37393.934 107337.236 37399.908 107335.956 C 37408.014 107327.423 37417.401 107315.476 37428.068 107300.116 C 37437.028 107287.316 37445.988 107274.303 37454.948 107261.076 C 37465.188 107248.276 37473.508 107238.890 37479.908 107232.916 C 37491.428 107221.823 37501.881 107215.210 37511.268 107213.076 C 37513.401 107210.090 37517.028 107207.316 37522.148 107204.756 C 37527.694 107202.196 37532.601 107200.276 37536.868 107198.996 L 37541.988 107207.316 C 37541.134 107211.156 37539.001 107216.490 37535.588 107223.316 L 37531.108 107230.996 L 37523.428 107235.476 C 37522.574 107242.303 37519.374 107249.770 37513.828 107257.876 C 37508.281 107265.983 37504.654 107272.383 37502.948 107277.076 L 37497.828 107278.996 L 37500.388 107285.396 C 37496.974 107285.396 37495.268 107285.823 37495.268 107286.676 L 37495.268 107292.436 L 37490.788 107296.916 L 37487.588 107296.916 L 37479.268 107316.756 L 37472.868 107316.756 C 37474.574 107320.170 37474.788 107323.370 37473.508 107326.356 L 37518.308 107325.076 C 37525.134 107325.076 37531.961 107325.290 37538.788 107325.716 C 37545.614 107325.716 37552.654 107326.783 37559.908 107328.916 C 37556.921 107336.170 37553.721 107342.143 37550.308 107346.836 L 37545.188 107347.476 L 37541.988 107354.516 L 37534.308 107357.076 L 37529.188 107364.756 C 37525.348 107369.876 37520.654 107374.143 37515.108 107377.556 C 37509.988 107380.970 37503.801 107383.956 37496.548 107386.516 L 37482.468 107384.596 L 37460.708 107386.516 C 37459.854 107385.236 37455.801 107385.663 37448.548 107387.796 C 37441.721 107389.503 37437.668 107390.143 37436.388 107389.716 C 37435.108 107389.290 37434.041 107389.930 37433.188 107391.636 C 37432.761 107392.916 37431.908 107393.343 37430.628 107392.916 C 37427.214 107400.170 37424.868 107405.503 37423.588 107408.916 C 37418.894 107419.583 37416.121 107426.836 37415.268 107430.676 L 37412.068 107437.076 C 37404.814 107447.743 37399.694 107456.276 37396.708 107462.676 C 37394.148 107469.076 37392.228 107475.903 37390.948 107483.156 C 37389.668 107482.730 37388.601 107483.370 37387.748 107485.076 C 37387.321 107486.356 37387.534 107487.636 37388.388 107488.916 L 37385.828 107495.956 L 37380.068 107497.876 C 37381.348 107499.583 37382.841 107501.076 37384.548 107502.356 C 37381.134 107508.756 37379.214 107512.383 37378.788 107513.236 C 37377.081 107517.503 37376.228 107521.556 37376.228 107525.396 L 37374.308 107527.316 L 37374.948 107531.796 C 37373.668 107535.636 37372.814 107538.623 37372.388 107540.756 C 37370.254 107548.436 37369.188 107552.916 37369.188 107554.196 C 37369.188 107561.023 37370.254 107566.356 37372.388 107570.196 C 37374.521 107574.036 37378.574 107575.956 37384.548 107575.956 C 37399.481 107575.956 37422.521 107563.796 37453.668 107539.476 C 37480.121 107518.570 37497.188 107502.570 37504.868 107491.476 L 37509.348 107491.476 L 37496.548 107508.116 C 37491.428 107515.370 37482.681 107525.396 37470.308 107538.196 C 37456.228 107552.703 37446.628 107562.730 37441.508 107568.276 C 37436.814 107573.823 37431.481 107579.583 37425.508 107585.556 C 37419.961 107591.530 37414.201 107596.650 37408.228 107600.916 L 37406.308 107602.196 C 37402.041 107607.316 37396.921 107612.223 37390.948 107616.916 C 37381.134 107625.023 37375.588 107629.716 37374.308 107630.996 L 37372.388 107628.436 C 37370.254 107628.436 37367.054 107630.356 37362.788 107634.196 C 37360.228 107636.756 37358.308 107638.250 37357.028 107638.676 L 37358.308 107640.596 C 37353.188 107641.450 37349.134 107644.010 37346.148 107648.276 L 37329.508 107650.836 C 37317.134 107650.836 37307.321 107644.650 37300.068 107632.276 C 37292.814 107619.903 37289.188 107607.103 37289.188 107593.876 L 37289.188 107577.236 C 37289.614 107571.690 37290.894 107565.930 37293.028 107559.956 L 37294.308 107555.476 ZM 37656.728 107346.196 C 37658.434 107346.196 37665.261 107342.356 37677.208 107334.676 C 37683.181 107330.836 37687.874 107328.916 37691.288 107328.916 C 37695.554 107328.916 37699.821 107329.770 37704.088 107331.476 C 37708.355 107332.756 37712.621 107334.890 37716.888 107337.876 C 37717.315 107339.583 37718.381 107341.716 37720.088 107344.276 L 37724.568 107348.756 L 37725.848 107351.956 C 37724.995 107353.236 37724.568 107354.516 37724.568 107355.796 L 37730.968 107356.436 L 37727.768 107362.836 C 37730.328 107365.396 37731.821 107366.463 37732.248 107366.036 L 37734.808 107370.516 L 37734.168 107374.356 L 37728.408 107375.636 L 37729.688 107380.116 L 37735.448 107378.196 L 37735.448 107382.036 L 37732.888 107382.036 L 37729.688 107384.596 L 37725.208 107384.596 L 37723.288 107385.876 L 37724.568 107387.156 L 37734.168 107387.796 L 37725.848 107394.196 L 37732.248 107398.676 L 37734.168 107398.036 L 37729.688 107401.236 C 37731.395 107402.090 37731.821 107403.370 37730.968 107405.076 L 37724.568 107405.076 L 37721.368 107412.756 L 37714.968 107411.476 C 37709.848 107421.290 37700.248 107431.530 37686.168 107442.196 C 37672.088 107452.436 37661.848 107459.903 37655.448 107464.596 L 37653.528 107462.036 C 37649.688 107458.623 37647.768 107454.356 37647.768 107449.236 C 37647.768 107446.676 37648.194 107442.623 37649.048 107437.076 C 37650.328 107431.103 37650.968 107427.476 37650.968 107426.196 C 37650.968 107417.663 37650.328 107409.983 37649.048 107403.156 C 37647.768 107396.330 37644.994 107391.850 37640.728 107389.716 L 37638.168 107392.916 C 37632.621 107399.743 37628.141 107405.076 37624.728 107408.916 C 37617.901 107416.596 37612.781 107421.290 37609.368 107422.996 L 37613.848 107426.836 L 37608.728 107428.116 L 37605.528 107435.796 L 37607.448 107438.996 C 37604.461 107439.850 37602.541 107440.276 37601.688 107440.276 L 37599.128 107446.036 C 37596.994 107450.303 37595.501 107452.863 37594.648 107453.716 L 37594.008 107459.476 C 37590.594 107462.890 37587.821 107464.383 37585.688 107463.956 L 37583.768 107478.036 C 37582.914 107477.610 37581.848 107479.530 37580.568 107483.796 C 37579.288 107488.063 37578.648 107490.410 37578.648 107490.836 L 37575.448 107492.116 L 37576.728 107498.516 C 37573.741 107500.223 37571.608 107502.783 37570.328 107506.196 L 37570.968 107513.876 C 37570.968 107516.436 37570.114 107519.850 37568.408 107524.116 C 37567.128 107528.383 37565.848 107532.223 37564.568 107535.636 C 37565.848 107545.876 37567.128 107555.903 37568.408 107565.716 C 37569.688 107575.103 37574.594 107579.796 37583.128 107579.796 C 37592.941 107579.796 37605.741 107575.316 37621.528 107566.356 C 37633.474 107559.530 37645.208 107551.210 37656.728 107541.396 L 37668.888 107532.436 C 37673.154 107529.023 37677.421 107525.396 37681.688 107521.556 L 37684.248 107519.636 L 37690.008 107513.876 L 37692.568 107516.436 L 37688.088 107518.996 L 37690.008 107520.276 C 37673.794 107541.183 37648.621 107565.503 37614.488 107593.236 C 37575.234 107624.810 37546.648 107640.596 37528.728 107640.596 C 37514.221 107640.596 37503.768 107633.983 37497.368 107620.756 C 37491.394 107607.103 37488.408 107592.383 37488.408 107576.596 C 37488.408 107565.930 37490.114 107554.196 37493.528 107541.396 C 37498.648 107526.463 37502.274 107515.370 37504.408 107508.116 C 37516.781 107476.970 37539.394 107447.316 37572.248 107419.156 L 37656.728 107346.196 ZM 37687.928 107633.556 L 37694.328 107610.516 L 37691.768 107608.596 L 37695.608 107607.956 L 37694.968 107605.396 C 37700.941 107598.996 37706.914 107588.330 37712.888 107573.396 C 37717.154 107563.156 37720.141 107556.116 37721.848 107552.276 L 37734.008 107526.676 L 37736.568 107526.676 L 37738.488 107517.716 L 37747.448 107503.636 L 37748.088 107501.076 C 37748.088 107497.663 37755.981 107482.516 37771.768 107455.636 C 37787.554 107428.330 37796.088 107411.690 37797.368 107405.716 C 37799.074 107406.143 37800.781 107405.076 37802.488 107402.516 C 37804.621 107399.956 37805.688 107397.823 37805.688 107396.116 C 37806.114 107393.983 37806.328 107392.490 37806.328 107391.636 C 37806.754 107390.356 37807.608 107390.143 37808.888 107390.996 L 37815.288 107372.436 L 37819.128 107370.516 L 37817.848 107368.596 C 37819.554 107364.330 37822.114 107359.423 37825.528 107353.876 C 37828.941 107347.903 37831.288 107343.636 37832.568 107341.076 L 37831.288 107339.796 C 37831.288 107338.943 37831.928 107338.090 37833.208 107337.236 C 37834.488 107335.956 37835.554 107335.103 37836.408 107334.676 L 37844.088 107314.836 C 37844.941 107315.690 37846.008 107315.263 37847.288 107313.556 C 37848.568 107311.850 37848.141 107310.356 37846.008 107309.076 L 37854.968 107299.476 L 37854.328 107296.276 L 37857.528 107290.516 C 37858.808 107290.943 37859.661 107290.516 37860.088 107289.236 L 37862.648 107284.116 L 37865.848 107278.996 C 37869.688 107274.730 37873.954 107268.330 37878.648 107259.796 C 37881.208 107255.530 37885.048 107248.490 37890.168 107238.676 C 37892.301 107236.543 37895.501 107231.210 37899.768 107222.676 C 37904.461 107214.143 37906.594 107208.810 37906.168 107206.676 C 37907.021 107204.970 37908.514 107203.263 37910.648 107201.556 C 37912.781 107199.423 37915.768 107197.290 37919.608 107195.156 L 37918.968 107192.596 C 37918.968 107190.036 37922.381 107187.050 37929.208 107183.636 C 37936.034 107179.796 37941.154 107177.663 37944.568 107177.236 L 37947.768 107175.956 L 37949.048 107174.676 C 37950.754 107175.956 37952.461 107177.023 37954.168 107177.876 L 37954.168 107175.316 C 37956.728 107174.036 37961.634 107172.116 37968.888 107169.556 C 37976.568 107166.996 37981.901 107165.716 37984.888 107165.716 C 37986.594 107166.996 37988.514 107168.276 37990.648 107169.556 L 37986.168 107185.556 L 37982.328 107186.196 L 37984.248 107191.316 C 37984.248 107194.303 37983.394 107196.436 37981.688 107197.716 C 37979.981 107198.996 37978.274 107200.063 37976.568 107200.916 L 37976.568 107204.756 L 37972.088 107209.876 L 37972.728 107214.996 L 37970.808 107221.396 L 37967.608 107220.756 C 37965.901 107220.756 37964.408 107221.823 37963.128 107223.956 C 37962.274 107225.663 37962.701 107227.796 37964.408 107230.356 L 37967.608 107230.356 C 37967.608 107231.210 37966.114 107232.063 37963.128 107232.916 C 37960.568 107233.343 37959.501 107234.196 37959.928 107235.476 L 37952.888 107237.396 C 37954.594 107238.250 37954.808 107239.316 37953.528 107240.596 C 37952.674 107241.450 37951.394 107242.516 37949.688 107243.796 C 37949.688 107245.503 37949.474 107247.210 37949.048 107248.916 C 37949.048 107250.196 37948.621 107250.623 37947.768 107250.196 L 37952.248 107261.076 L 37946.488 107263.636 L 37945.848 107266.836 L 37938.808 107264.916 L 37936.248 107267.476 L 37944.568 107273.876 L 37943.928 107275.796 L 37936.248 107274.516 L 37926.648 107277.716 L 37926.648 107282.836 L 37932.408 107283.476 L 37927.928 107287.316 L 37920.888 107286.676 L 37918.968 107287.956 L 37925.368 107293.716 L 37927.928 107291.156 L 37931.768 107294.996 L 37936.248 107295.636 L 37929.848 107305.236 L 37919.608 107306.516 L 37920.888 107308.436 L 37920.888 107314.836 L 37918.968 107316.116 L 37926.008 107316.756 L 37920.888 107319.956 L 37913.848 107318.036 L 37917.048 107324.436 L 37912.568 107324.436 L 37916.408 107331.476 L 37918.328 107330.836 C 37915.341 107335.103 37911.074 107337.236 37905.528 107337.236 L 37905.528 107339.796 L 37915.128 107339.796 L 37913.848 107341.716 L 37906.808 107343.636 C 37907.661 107344.916 37908.088 107347.476 37908.088 107351.316 L 37902.328 107353.236 L 37901.688 107358.356 C 37899.128 107359.210 37897.208 107360.063 37895.928 107360.916 L 37892.088 107360.916 L 37894.648 107367.316 L 37889.528 107376.916 C 37891.661 107377.770 37892.941 107377.770 37893.368 107376.916 L 37895.288 107374.996 L 37895.928 107377.556 C 37893.794 107379.690 37892.941 107380.970 37893.368 107381.396 L 37887.608 107380.116 C 37888.461 107383.103 37887.608 107384.810 37885.048 107385.236 L 37880.568 107385.236 L 37879.288 107389.076 L 37885.688 107392.276 L 37881.208 107392.276 C 37875.661 107392.276 37872.888 107394.410 37872.888 107398.676 C 37872.888 107404.223 37874.808 107406.996 37878.648 107406.996 L 37929.848 107367.316 C 37954.168 107350.250 37972.941 107341.716 37986.168 107341.716 C 37989.154 107341.716 37991.928 107342.570 37994.488 107344.276 C 38000.034 107348.116 38003.448 107350.036 38004.728 107350.036 C 38006.434 107350.036 38007.288 107350.890 38007.288 107352.596 C 38007.288 107354.303 38007.074 107356.010 38006.648 107357.716 L 38010.488 107357.716 C 38011.341 107359.423 38011.981 107362.410 38012.408 107366.676 C 38012.834 107370.943 38013.261 107373.716 38013.688 107374.996 L 38014.328 107376.916 L 38012.408 107383.316 L 38015.608 107387.156 C 38014.328 107390.143 38013.261 107392.916 38012.408 107395.476 C 38011.554 107397.610 38010.488 107399.530 38009.208 107401.236 L 38012.408 107403.156 C 38011.554 107405.716 38010.701 107408.063 38009.848 107410.196 L 38002.808 107415.956 L 38004.728 107420.436 C 38004.728 107423.850 38003.661 107425.770 38001.528 107426.196 C 37999.394 107426.623 37998.328 107429.610 37998.328 107435.156 L 37995.128 107435.156 L 37996.408 107440.276 L 37988.088 107443.476 C 37990.221 107445.183 37991.288 107446.676 37991.288 107447.956 C 37991.288 107449.236 37990.221 107450.516 37988.088 107451.796 C 37985.954 107453.076 37984.461 107453.290 37983.608 107452.436 L 37985.528 107459.476 C 37983.821 107458.623 37982.328 107459.263 37981.048 107461.396 C 37980.194 107463.103 37980.408 107464.596 37981.688 107465.876 C 37976.994 107473.130 37974.648 107479.316 37974.648 107484.436 L 37970.808 107484.436 C 37969.101 107484.436 37968.461 107485.290 37968.888 107486.996 C 37969.314 107488.703 37969.954 107489.770 37970.808 107490.196 L 37964.408 107498.516 L 37961.208 107499.796 L 37965.048 107504.916 C 37961.634 107504.916 37960.141 107506.196 37960.568 107508.756 C 37961.421 107510.890 37961.208 107512.383 37959.928 107513.236 C 37958.648 107514.090 37957.368 107514.730 37956.088 107515.156 L 37958.648 107523.476 L 37952.888 107526.036 L 37950.968 107533.076 L 37952.888 107534.356 L 37949.048 107536.916 C 37947.768 107537.770 37946.914 107538.196 37946.488 107538.196 L 37942.648 107543.956 L 37944.568 107548.436 C 37944.568 107549.716 37943.928 107550.783 37942.648 107551.636 C 37941.368 107552.490 37940.088 107553.130 37938.808 107553.556 L 37939.448 107555.476 C 37941.154 107556.330 37942.221 107556.970 37942.648 107557.396 L 37943.928 107558.676 C 37942.648 107560.810 37941.581 107562.943 37940.728 107565.076 C 37939.874 107567.210 37938.381 107567.850 37936.248 107566.996 L 37934.328 107573.396 L 37942.008 107578.516 C 37946.274 107578.090 37953.528 107573.610 37963.768 107565.076 C 37977.421 107553.130 37991.288 107541.183 38005.368 107529.236 L 38009.848 107527.956 L 38011.128 107524.756 C 38012.834 107523.476 38015.181 107521.983 38018.168 107520.276 C 38021.154 107518.143 38023.501 107517.290 38025.208 107517.716 L 38014.968 107534.356 C 38003.021 107547.583 37980.194 107568.063 37946.488 107595.796 C 37908.514 107626.943 37885.261 107642.516 37876.728 107642.516 C 37866.061 107642.516 37859.021 107638.036 37855.608 107629.076 C 37852.621 107619.690 37851.128 107608.596 37851.128 107595.796 L 37852.408 107594.516 L 37852.408 107586.836 C 37853.688 107587.263 37854.328 107586.623 37854.328 107584.916 C 37854.754 107582.783 37854.968 107580.436 37854.968 107577.876 C 37857.101 107575.316 37858.594 107572.543 37859.448 107569.556 C 37860.301 107566.570 37860.941 107563.370 37861.368 107559.956 L 37863.288 107554.196 L 37865.208 107553.556 C 37869.474 107543.743 37878.648 107525.396 37892.728 107498.516 C 37917.474 107452.010 37929.848 107420.010 37929.848 107402.516 L 37925.368 107391.636 C 37918.541 107392.916 37910.221 107397.610 37900.408 107405.716 L 37858.168 107440.276 L 37856.248 107449.876 L 37851.768 107449.236 L 37848.568 107452.436 L 37854.968 107456.916 L 37847.928 107457.556 L 37847.928 107460.756 L 37842.808 107462.036 C 37842.808 107465.023 37844.088 107466.516 37846.648 107466.516 L 37851.768 107469.076 L 37847.928 107470.356 L 37840.248 107470.356 C 37838.114 107470.356 37837.474 107471.850 37838.328 107474.836 L 37831.288 107474.836 L 37835.768 107481.236 C 37834.914 107482.090 37834.914 107484.650 37835.768 107488.916 L 37836.408 107482.516 L 37838.968 107482.516 C 37841.528 107483.370 37843.234 107483.796 37844.088 107483.796 L 37835.128 107490.196 L 37827.448 107488.916 C 37823.608 107491.476 37822.328 107494.036 37823.608 107496.596 L 37833.208 107500.436 L 37835.128 107499.796 L 37833.848 107502.356 C 37830.861 107505.343 37828.088 107505.983 37825.528 107504.276 L 37822.968 107510.036 L 37826.168 107510.676 C 37821.048 107510.250 37815.714 107511.530 37810.168 107514.516 L 37810.168 107517.716 L 37813.368 107522.836 L 37819.128 107522.196 L 37821.048 107523.476 C 37821.048 107527.316 37819.981 107529.236 37817.848 107529.236 C 37814.434 107527.956 37811.874 107527.316 37810.168 107527.316 L 37806.968 107534.996 L 37810.168 107536.276 L 37795.448 107550.356 L 37801.208 107554.836 L 37803.768 107554.836 L 37803.768 107558.036 L 37800.568 107558.036 L 37790.968 107561.236 L 37787.128 107563.156 C 37786.274 107565.290 37786.274 107566.570 37787.128 107566.996 C 37787.981 107567.423 37788.834 107567.636 37789.688 107567.636 L 37776.888 107576.596 L 37774.328 107583.636 C 37775.181 107583.210 37776.248 107582.783 37777.528 107582.356 C 37777.954 107584.063 37777.528 107585.556 37776.248 107586.836 C 37774.968 107587.690 37774.114 107588.330 37773.688 107588.756 L 37777.528 107590.036 L 37774.968 107597.716 L 37769.848 107602.196 C 37768.141 107601.343 37765.154 107603.263 37760.888 107607.956 C 37759.608 107609.236 37757.688 107611.370 37755.128 107614.356 C 37752.568 107617.343 37748.941 107619.690 37744.248 107621.396 C 37735.714 107624.810 37730.381 107628.010 37728.248 107630.996 C 37724.834 107632.276 37722.488 107631.850 37721.208 107629.716 L 37718.008 107636.116 C 37713.741 107637.396 37709.688 107637.823 37705.848 107637.396 L 37699.448 107641.236 C 37698.168 107640.383 37696.888 107639.743 37695.608 107639.316 L 37691.768 107639.316 C 37688.781 107639.316 37687.288 107638.036 37687.288 107635.476 L 37687.928 107633.556 ZM 38030.328 107599.636 L 38027.768 107595.156 L 38034.808 107590.676 C 38034.808 107589.823 38033.528 107588.970 38030.968 107588.116 L 38029.688 107582.356 C 38029.688 107580.223 38030.328 107577.876 38031.608 107575.316 C 38032.461 107572.330 38033.101 107570.196 38033.528 107568.916 L 38030.968 107566.356 L 38035.448 107559.316 L 38035.448 107556.116 L 38039.288 107550.356 L 38038.648 107544.596 C 38039.501 107543.743 38040.354 107542.250 38041.208 107540.116 C 38042.488 107537.983 38043.768 107537.130 38045.048 107537.556 C 38045.048 107532.436 38046.114 107527.103 38048.248 107521.556 L 38052.728 107511.316 C 38056.568 107510.463 38058.488 107507.690 38058.488 107502.996 C 38058.488 107498.730 38064.248 107486.356 38075.768 107465.876 C 38087.288 107445.396 38092.834 107434.943 38092.408 107434.516 C 38095.821 107429.823 38099.234 107424.490 38102.648 107418.516 C 38106.488 107412.543 38109.474 107406.996 38111.608 107401.876 C 38112.034 107401.450 38113.314 107399.103 38115.448 107394.836 C 38118.008 107390.143 38119.714 107388.010 38120.568 107388.436 L 38128.888 107372.436 L 38130.168 107368.596 C 38134.861 107360.063 38138.701 107353.450 38141.688 107348.756 C 38147.234 107339.796 38151.501 107334.250 38154.488 107332.116 L 38166.648 107307.156 C 38168.354 107308.010 38169.208 107307.796 38169.208 107306.516 C 38169.634 107304.810 38170.061 107302.890 38170.488 107300.756 C 38171.341 107298.623 38171.981 107297.130 38172.408 107296.276 C 38174.541 107292.010 38176.888 107288.170 38179.448 107284.756 L 38222.328 107211.796 C 38224.034 107210.516 38225.741 107209.023 38227.448 107207.316 C 38235.981 107205.183 38244.728 107202.836 38253.688 107200.276 L 38258.168 107195.156 L 38256.888 107191.956 L 38260.728 107191.956 L 38260.088 107194.516 L 38263.288 107194.516 L 38286.328 107186.196 L 38290.808 107190.036 C 38289.955 107194.303 38290.381 107198.996 38292.088 107204.116 L 38260.728 107254.676 L 38259.448 107259.156 L 38249.848 107273.876 C 38250.275 107274.730 38250.701 107275.370 38251.128 107275.796 C 38248.141 107277.503 38245.795 107278.996 38244.088 107280.276 L 38247.288 107282.196 C 38245.581 107282.623 38244.088 107283.050 38242.808 107283.476 C 38241.528 107283.903 38240.888 107285.610 38240.888 107288.596 L 38235.768 107291.796 C 38236.194 107292.650 38235.981 107294.143 38235.128 107296.276 C 38234.274 107297.983 38235.128 107299.050 38237.688 107299.476 L 38234.488 107305.876 C 38234.914 107303.743 38233.634 107302.676 38230.648 107302.676 L 38230.008 107305.876 L 38224.248 107309.716 L 38228.088 107309.076 L 38233.208 107311.636 C 38231.074 107312.916 38229.581 107313.770 38228.728 107314.196 C 38224.888 107316.330 38222.541 107317.183 38221.688 107316.756 C 38219.981 107321.876 38217.421 107326.356 38214.008 107330.196 L 38219.768 107328.276 L 38217.208 107331.476 L 38219.128 107332.116 L 38215.288 107337.236 L 38212.728 107335.316 C 38212.301 107335.743 38212.088 107336.170 38212.088 107336.596 C 38213.794 107340.010 38214.434 107342.143 38214.008 107342.996 L 38205.688 107346.196 L 38208.888 107348.116 L 38199.928 107349.396 L 38198.008 107355.796 L 38205.048 107355.796 L 38198.648 107359.636 L 38205.048 107361.556 L 38196.728 107362.836 L 38195.448 107360.276 C 38195.021 107361.983 38194.808 107363.476 38194.808 107364.756 C 38194.808 107366.036 38195.448 107368.170 38196.728 107371.156 L 38185.848 107373.716 L 38187.128 107377.556 L 38185.848 107383.316 C 38187.128 107382.463 38187.981 107382.036 38188.408 107382.036 C 38190.968 107380.756 38192.674 107380.116 38193.528 107380.116 L 38193.528 107384.596 L 38189.048 107384.596 C 38187.341 107386.303 38187.128 107388.223 38188.408 107390.356 L 38174.328 107393.556 L 38174.968 107398.676 L 38170.488 107403.156 L 38179.448 107396.756 L 38183.928 107401.876 L 38183.928 107405.076 L 38181.368 107405.076 L 38164.728 107410.836 C 38162.168 107412.543 38159.608 107414.036 38157.048 107415.316 L 38155.768 107419.796 L 38174.968 107416.596 L 38174.968 107421.716 C 38174.114 107421.716 38172.621 107423.423 38170.488 107426.836 C 38169.208 107427.690 38167.928 107428.330 38166.648 107428.756 L 38160.888 107432.596 L 38166.008 107432.596 L 38159.608 107436.436 L 38157.048 107434.516 C 38153.634 107434.516 38151.928 107436.223 38151.928 107439.636 L 38155.128 107440.916 L 38159.608 107438.356 L 38162.168 107441.556 L 38157.688 107447.956 C 38161.101 107449.236 38162.594 107450.303 38162.168 107451.156 L 38152.568 107450.516 L 38150.648 107447.316 L 38149.368 107450.516 C 38148.941 107451.796 38147.661 107452.436 38145.528 107452.436 C 38143.821 107452.436 38142.968 107453.930 38142.968 107456.916 L 38144.888 107456.276 L 38157.048 107457.556 L 38157.048 107460.756 C 38153.634 107460.330 38149.154 107460.970 38143.608 107462.676 L 38143.608 107469.076 L 38152.568 107471.636 C 38149.581 107473.343 38147.234 107474.196 38145.528 107474.196 C 38142.968 107472.916 38140.621 107472.276 38138.488 107472.276 L 38135.928 107474.196 L 38140.408 107478.036 L 38139.768 107479.956 L 38134.648 107479.956 L 38133.368 107481.876 C 38135.074 107482.303 38136.781 107482.516 38138.488 107482.516 L 38138.488 107485.716 C 38141.474 107485.290 38143.394 107485.503 38144.248 107486.356 L 38145.528 107493.396 L 38140.408 107494.036 L 38134.008 107499.156 L 38132.728 107503.636 L 38135.288 107507.476 L 38138.488 107507.476 L 38134.648 107510.036 L 38128.248 107509.396 L 38125.048 107511.316 L 38130.168 107515.156 L 38135.288 107515.156 L 38122.488 107517.716 L 38122.488 107521.556 L 38130.168 107521.556 L 38130.808 107524.756 C 38128.248 107525.183 38126.541 107525.396 38125.688 107525.396 C 38124.834 107525.396 38122.701 107526.036 38119.288 107527.316 L 38115.448 107526.036 L 38112.248 107526.676 L 38112.248 107533.716 C 38113.528 107534.570 38115.021 107534.570 38116.728 107533.716 C 38118.861 107532.863 38119.928 107531.583 38119.928 107529.876 L 38126.328 107531.156 C 38124.194 107537.130 38122.701 107540.970 38121.848 107542.676 L 38116.728 107544.596 L 38118.008 107550.356 L 38109.688 107555.476 L 38110.968 107557.396 L 38117.368 107557.396 L 38119.928 107555.476 L 38118.008 107561.236 L 38112.888 107563.796 C 38113.314 107567.210 38112.674 107568.916 38110.968 107568.916 L 38115.448 107573.396 C 38127.821 107569.983 38145.741 107560.170 38169.208 107543.956 C 38193.101 107527.316 38217.208 107510.463 38241.528 107493.396 C 38214.221 107520.276 38187.768 107544.810 38162.168 107566.996 C 38125.048 107598.996 38096.248 107620.116 38075.768 107630.356 L 38075.768 107632.916 L 38070.648 107631.636 C 38068.088 107634.623 38064.034 107637.183 38058.488 107639.316 C 38052.941 107641.450 38048.034 107642.516 38043.768 107642.516 C 38044.621 107641.663 38044.408 107640.596 38043.128 107639.316 C 38042.274 107638.463 38041.421 107638.463 38040.568 107639.316 L 38032.248 107633.556 C 38033.101 107632.703 38033.954 107632.490 38034.808 107632.916 C 38035.661 107633.343 38036.941 107634.196 38038.648 107635.476 L 38048.248 107635.476 L 38050.808 107637.396 L 38050.808 107634.836 L 38048.888 107634.196 C 38042.914 107632.916 38039.074 107633.130 38037.368 107634.836 L 38035.448 107629.076 L 38032.888 107629.076 L 38032.888 107622.676 C 38030.328 107623.103 38028.834 107622.890 38028.408 107622.036 C 38029.688 107621.610 38030.754 107620.970 38031.608 107620.116 L 38030.968 107612.436 L 38027.128 107612.436 L 38028.408 107609.236 L 38037.368 107606.036 L 38030.328 107606.036 L 38025.848 107602.196 L 38030.328 107599.636 ZM 38205.938 107579.796 L 38210.418 107580.436 L 38209.138 107575.316 C 38209.138 107574.463 38209.778 107572.330 38211.058 107568.916 C 38212.338 107565.076 38212.551 107562.303 38211.698 107560.596 L 38214.898 107556.756 L 38211.058 107557.396 L 38212.338 107556.116 C 38214.898 107550.143 38217.671 107545.663 38220.658 107542.676 L 38220.018 107540.116 L 38223.218 107536.916 L 38254.578 107472.916 L 38283.378 107425.556 L 38289.778 107415.956 L 38292.338 107417.236 L 38296.178 107412.756 C 38295.751 107412.330 38294.471 107412.116 38292.338 107412.116 L 38295.538 107404.436 L 38299.378 107404.436 L 38299.378 107401.876 L 38303.858 107400.596 L 38299.378 107399.956 C 38302.364 107396.970 38306.204 107392.063 38310.898 107385.236 C 38314.311 107380.116 38317.938 107374.783 38321.778 107369.236 L 38325.618 107369.236 C 38332.018 107360.276 38339.911 107353.450 38349.298 107348.756 C 38366.364 107340.223 38375.538 107335.530 38376.818 107334.676 L 38380.018 107335.956 C 38385.991 107330.836 38392.604 107328.276 38399.858 107328.276 L 38408.178 107330.836 C 38407.324 107335.530 38404.764 107341.290 38400.498 107348.116 C 38396.658 107354.943 38394.524 107359.636 38394.098 107362.196 C 38390.684 107363.903 38388.124 107367.743 38386.418 107373.716 L 38381.298 107378.836 L 38379.378 107386.516 C 38374.684 107389.930 38372.338 107394.623 38372.338 107400.596 L 38369.138 107401.236 L 38369.138 107405.076 C 38367.858 107404.650 38365.724 107405.503 38362.738 107407.636 C 38361.884 107407.210 38360.604 107406.996 38358.898 107406.996 L 38356.338 107406.996 L 38355.058 107410.836 L 38365.298 107410.836 L 38365.298 107413.396 L 38356.978 107416.596 L 38358.898 107417.876 L 38360.818 107419.796 L 38358.898 107421.716 L 38354.418 107419.796 L 38353.138 107421.716 L 38356.978 107422.356 L 38355.058 107428.116 C 38354.631 107426.410 38354.204 107425.130 38353.778 107424.276 C 38353.351 107423.423 38352.711 107423.636 38351.858 107424.916 L 38352.498 107430.676 C 38349.511 107430.250 38347.804 107430.890 38347.378 107432.596 C 38348.231 107433.450 38349.084 107434.090 38349.938 107434.516 L 38346.098 107447.316 L 38341.618 107447.956 L 38333.938 107449.876 L 38332.658 107453.716 L 38333.938 107454.996 L 38341.618 107454.356 L 38338.418 107456.916 L 38339.058 107461.396 L 38333.298 107467.156 L 38325.618 107465.876 L 38319.858 107472.276 C 38320.284 107473.130 38320.924 107473.770 38321.778 107474.196 L 38324.338 107471.636 L 38328.178 107472.276 L 38326.258 107474.836 L 38330.738 107478.036 C 38330.738 107479.316 38329.884 107480.383 38328.178 107481.236 C 38326.898 107482.090 38326.044 107482.516 38325.618 107482.516 L 38320.498 107478.676 L 38320.498 107481.236 L 38322.418 107482.516 L 38315.378 107482.516 L 38310.898 107483.796 L 38310.258 107488.916 L 38306.418 107489.556 L 38307.058 107492.756 L 38314.098 107492.756 C 38314.098 107494.036 38314.951 107494.890 38316.658 107495.316 C 38318.364 107495.743 38319.218 107496.596 38319.218 107497.876 L 38316.018 107497.876 L 38307.698 107497.876 L 38309.618 107501.076 L 38314.738 107499.796 C 38314.738 107500.650 38313.884 107501.716 38312.178 107502.996 C 38311.324 107504.703 38311.324 107505.983 38312.178 107506.836 C 38313.458 107507.263 38314.098 107507.903 38314.098 107508.756 L 38307.698 107513.236 L 38309.618 107515.156 L 38305.138 107516.436 L 38301.298 107517.716 L 38294.898 107520.916 C 38293.191 107521.770 38292.338 107523.050 38292.338 107524.756 L 38293.618 107526.676 L 38296.818 107523.476 C 38299.804 107523.476 38302.791 107522.410 38305.778 107520.276 L 38306.418 107522.836 L 38304.498 107523.476 L 38301.938 107529.876 L 38297.458 107529.236 L 38295.538 107531.796 L 38299.378 107533.716 L 38296.178 107540.116 L 38292.338 107539.476 L 38290.418 107540.756 C 38290.418 107548.010 38290.631 107552.490 38291.058 107554.196 L 38288.498 107554.836 L 38290.418 107559.956 L 38286.578 107561.876 L 38286.578 107567.636 L 38287.858 107568.916 C 38287.004 107569.343 38286.364 107569.556 38285.938 107569.556 L 38288.498 107581.076 L 38289.778 107582.356 L 38297.458 107582.996 C 38305.138 107582.996 38316.658 107577.876 38332.018 107567.636 L 38392.178 107525.396 L 38395.378 107526.676 C 38393.671 107530.943 38381.298 107541.610 38358.258 107558.676 C 38348.444 107565.930 38343.538 107571.050 38343.538 107574.036 L 38289.778 107611.156 C 38273.564 107621.823 38262.258 107627.796 38255.858 107629.076 C 38257.138 107629.930 38256.924 107630.996 38255.218 107632.276 C 38253.938 107633.130 38253.084 107632.703 38252.658 107630.996 C 38249.244 107634.410 38245.618 107636.330 38241.778 107636.756 C 38243.484 107638.036 38244.338 107637.823 38244.338 107636.116 C 38244.764 107634.836 38244.978 107633.983 38244.978 107633.556 L 38242.418 107632.916 L 38239.858 107634.836 L 38241.138 107630.996 L 38238.578 107630.996 L 38236.658 107634.836 L 38231.538 107634.836 L 38231.538 107632.276 C 38224.284 107629.716 38219.164 107627.370 38216.178 107625.236 C 38208.071 107619.690 38204.018 107611.583 38204.018 107600.916 L 38204.018 107595.156 L 38207.218 107595.796 L 38208.498 107593.876 L 38202.738 107593.876 C 38203.591 107587.050 38204.658 107582.356 38205.938 107579.796 ZM 38314.738 107485.076 C 38319.004 107485.930 38322.418 107488.276 38324.978 107492.116 L 38319.858 107492.756 L 38315.378 107492.116 L 38312.178 107491.476 L 38311.538 107489.556 L 38314.738 107485.076 ZM 38385.778 107270.036 L 38382.578 107262.356 C 38382.578 107257.236 38385.351 107250.836 38390.898 107243.156 C 38395.164 107237.610 38399.431 107231.850 38403.698 107225.876 L 38403.058 107223.956 L 38406.898 107225.236 L 38408.178 107223.956 L 38406.898 107220.756 L 38408.178 107216.916 L 38410.098 107214.356 L 38412.658 107213.716 L 38412.658 107210.516 C 38412.658 107206.676 38415.218 107204.756 38420.338 107204.756 L 38426.098 107207.316 L 38428.018 107206.036 L 38428.018 107200.276 L 38431.218 107198.996 L 38435.058 107199.636 L 38439.538 107197.076 L 38440.178 107194.516 L 38444.658 107195.796 L 38446.578 107193.236 L 38449.778 107193.236 L 38451.058 107191.956 L 38452.978 107193.876 L 38456.178 107189.396 L 38462.578 107193.876 L 38463.858 107189.396 L 38465.778 107190.676 L 38468.338 107187.476 L 38477.938 107188.116 L 38479.858 107189.396 L 38483.698 107193.876 L 38476.018 107216.916 L 38474.738 107220.756 C 38472.604 107222.890 38471.111 107225.450 38470.258 107228.436 C 38466.418 107228.436 38463.858 107228.863 38462.578 107229.716 L 38462.578 107232.916 L 38465.778 107232.916 L 38465.778 107238.676 C 38461.084 107240.810 38458.524 107244.436 38458.098 107249.556 L 38453.618 107257.236 L 38447.858 107258.516 L 38447.858 107261.716 L 38443.378 107261.076 L 38440.178 107261.076 L 38439.538 107262.996 L 38434.418 107262.996 C 38430.578 107262.570 38426.524 107264.916 38422.258 107270.036 L 38417.138 107268.756 L 38413.298 107269.396 L 38412.658 107273.876 L 38401.778 107273.876 L 38399.858 107271.956 L 38394.738 107275.796 C 38387.911 107275.796 38384.284 107277.503 38383.858 107280.916 L 38381.938 107279.636 C 38380.658 107278.356 38380.018 107275.156 38380.018 107270.036 L 38385.778 107270.036 ZM 38433.908 107517.716 L 38433.908 107512.596 C 38435.188 107511.743 38436.681 107510.890 38438.388 107510.036 L 38447.348 107504.916 L 38450.548 107505.556 L 38450.548 107510.036 L 38445.428 107514.516 L 38443.508 107519.636 C 38443.508 107520.916 38442.228 107525.610 38439.668 107533.716 C 38437.534 107541.823 38436.468 107547.156 38436.468 107549.716 C 38436.468 107555.690 38437.748 107561.876 38440.308 107568.276 C 38443.294 107574.676 38446.921 107579.370 38451.188 107582.356 L 38455.028 107584.916 C 38463.988 107591.316 38472.948 107593.876 38481.908 107592.596 L 38482.548 107595.156 L 38483.828 107591.956 L 38487.668 107588.116 L 38494.068 107589.396 L 38495.988 107593.236 L 38503.028 107584.916 C 38508.148 107586.623 38511.988 107587.476 38514.548 107587.476 C 38513.268 107585.770 38512.841 107584.703 38513.268 107584.276 L 38516.468 107579.796 L 38521.588 107581.076 C 38521.161 107580.223 38521.588 107579.156 38522.868 107577.876 C 38524.148 107576.596 38525.428 107576.170 38526.708 107576.596 C 38530.974 107571.476 38533.108 107565.290 38533.108 107558.036 C 38533.108 107549.930 38529.481 107542.890 38522.228 107536.916 C 38516.681 107532.650 38510.281 107529.236 38503.028 107526.676 C 38495.774 107523.690 38487.241 107518.996 38477.428 107512.596 C 38468.041 107505.770 38461.428 107501.076 38457.588 107498.516 L 38459.508 107494.676 L 38456.308 107490.196 L 38455.028 107495.316 C 38448.628 107489.343 38442.868 107481.663 38437.748 107472.276 L 38439.668 107470.356 L 38435.188 107469.716 C 38433.908 107466.303 38432.841 107463.530 38431.988 107461.396 C 38431.561 107459.263 38431.561 107457.130 38431.988 107454.996 L 38428.148 107443.476 C 38428.148 107427.690 38434.761 107412.970 38447.988 107399.316 C 38454.388 107392.916 38478.494 107376.063 38520.308 107348.756 L 38536.308 107338.516 L 38554.228 107327.636 L 38557.428 107326.996 C 38562.121 107325.290 38565.534 107324.223 38567.668 107323.796 C 38574.068 107322.090 38580.468 107321.236 38586.868 107321.236 C 38601.801 107321.236 38613.321 107326.143 38621.428 107335.956 C 38629.961 107345.343 38634.228 107357.716 38634.228 107373.076 C 38634.228 107374.356 38633.374 107376.916 38631.668 107380.756 C 38630.388 107384.170 38629.534 107386.303 38629.108 107387.156 L 38623.348 107391.636 L 38626.548 107390.996 L 38625.268 107392.916 C 38622.708 107397.610 38620.361 107402.090 38618.228 107406.356 C 38616.094 107410.196 38613.321 107414.463 38609.908 107419.156 L 38607.988 107416.596 C 38601.588 107422.143 38594.761 107428.543 38587.508 107435.796 C 38575.561 107448.596 38568.734 107455.636 38567.028 107456.916 L 38564.468 107455.636 L 38571.508 107439.636 L 38570.228 107438.356 C 38570.654 107435.796 38570.868 107432.383 38570.868 107428.116 L 38570.868 107416.596 C 38569.588 107412.330 38568.734 107409.343 38568.308 107407.636 C 38562.761 107394.836 38557.854 107385.876 38553.588 107380.756 C 38545.908 107371.370 38537.161 107366.676 38527.348 107366.676 C 38519.668 107366.676 38514.334 107369.663 38511.348 107375.636 C 38510.068 107376.063 38508.788 107376.276 38507.508 107376.276 L 38507.508 107380.116 C 38507.508 107382.250 38505.801 107389.930 38502.388 107403.156 C 38500.681 107409.556 38499.614 107414.890 38499.188 107419.156 C 38500.468 107420.863 38501.321 107422.143 38501.748 107422.996 C 38503.881 107425.983 38505.374 107427.263 38506.228 107426.836 L 38508.148 107437.076 L 38513.268 107438.356 C 38514.548 107441.343 38516.041 107444.116 38517.748 107446.676 C 38519.454 107449.236 38521.588 107451.156 38524.148 107452.436 C 38525.428 107454.570 38526.494 107455.850 38527.348 107456.276 C 38528.201 107457.130 38528.201 107457.983 38527.348 107458.836 C 38526.921 107459.690 38529.268 107461.823 38534.388 107465.236 L 38542.068 107463.956 L 38540.788 107470.356 C 38542.068 107470.783 38543.561 107471.210 38545.268 107471.636 C 38546.974 107471.636 38547.828 107472.063 38547.828 107472.916 L 38549.748 107476.756 L 38554.228 107475.476 L 38561.908 107488.276 L 38563.828 107478.676 C 38565.534 107479.530 38566.814 107481.663 38567.668 107485.076 L 38570.228 107485.076 C 38572.788 107485.930 38575.134 107486.996 38577.268 107488.276 C 38579.828 107489.130 38580.894 107490.196 38580.468 107491.476 C 38584.734 107496.596 38587.508 107500.863 38588.788 107504.276 C 38590.494 107503.850 38592.201 107503.210 38593.908 107502.356 L 38594.548 107506.836 L 38590.708 107510.676 L 38590.068 107513.876 L 38593.908 107510.036 L 38595.188 107511.956 L 38597.748 107517.716 C 38597.321 107518.143 38596.041 107520.276 38593.908 107524.116 C 38592.201 107527.956 38590.921 107529.663 38590.068 107529.236 L 38589.428 107534.996 L 38590.708 107538.196 L 38578.548 107552.276 L 38576.628 107550.356 C 38574.494 107554.623 38570.441 107558.890 38564.468 107563.156 C 38558.494 107566.996 38552.948 107570.623 38547.828 107574.036 C 38545.694 107575.316 38542.921 107577.663 38539.508 107581.076 C 38536.094 107584.490 38533.108 107587.263 38530.548 107589.396 L 38526.068 107593.876 C 38523.081 107596.863 38521.374 107598.143 38520.948 107597.716 L 38515.828 107602.836 L 38513.268 107602.836 L 38508.148 107607.316 L 38510.068 107610.516 L 38506.228 107616.916 L 38501.748 107615.636 C 38501.748 107613.503 38501.321 107612.436 38500.468 107612.436 L 38500.468 107616.916 L 38499.188 107621.396 L 38497.268 107620.756 L 38491.508 107624.596 L 38491.508 107629.716 C 38490.654 107630.143 38489.588 107630.143 38488.308 107629.716 C 38487.028 107628.863 38486.174 107628.223 38485.748 107627.796 L 38485.108 107630.356 C 38481.268 107631.636 38479.348 107632.916 38479.348 107634.196 L 38474.868 107635.476 L 38469.748 107638.036 L 38465.268 107638.036 L 38460.788 107638.036 L 38460.788 107641.236 L 38455.668 107642.516 C 38456.521 107643.370 38456.308 107644.223 38455.028 107645.076 C 38454.174 107646.356 38453.321 107646.570 38452.468 107645.716 L 38451.188 107639.956 L 38449.908 107643.156 L 38446.708 107646.356 L 38444.788 107641.236 L 38445.428 107639.316 L 38441.588 107639.316 L 38441.588 107646.996 C 38440.308 107646.570 38437.961 107646.356 38434.548 107646.356 C 38426.014 107646.356 38420.681 107645.716 38418.548 107644.436 L 38415.988 107645.076 L 38413.428 107639.956 L 38404.468 107639.316 L 38404.468 107634.196 L 38402.548 107635.476 C 38394.868 107631.636 38389.108 107626.090 38385.268 107618.836 C 38381.428 107611.583 38379.508 107603.476 38379.508 107594.516 C 38379.508 107579.583 38385.481 107565.290 38397.428 107551.636 C 38408.094 107540.116 38418.974 107528.596 38430.068 107517.076 L 38433.908 107517.716 ZM 38654.308 107555.476 L 38655.588 107546.516 L 38659.428 107545.236 L 38660.068 107538.836 L 38658.788 107537.556 L 38663.268 107533.076 C 38666.255 107529.663 38667.748 107526.890 38667.748 107524.756 C 38667.748 107522.623 38666.255 107521.556 38663.268 107521.556 L 38665.188 107520.276 C 38667.321 107518.996 38668.388 107517.290 38668.388 107515.156 C 38668.388 107510.890 38669.455 107507.263 38671.588 107504.276 C 38674.148 107501.290 38676.068 107500.436 38677.348 107501.716 L 38676.708 107496.596 L 38677.988 107490.196 L 38680.548 107490.196 L 38679.268 107484.436 L 38682.468 107482.516 L 38681.188 107481.236 L 38685.668 107479.956 L 38684.388 107474.196 L 38690.148 107470.356 L 38687.588 107465.236 C 38688.015 107463.956 38688.655 107462.890 38689.508 107462.036 C 38690.361 107460.756 38691.428 107460.543 38692.708 107461.396 L 38692.708 107452.436 C 38694.841 107451.156 38695.908 107450.090 38695.908 107449.236 C 38696.335 107447.956 38697.401 107447.316 38699.108 107447.316 L 38701.028 107446.676 C 38699.321 107441.556 38701.028 107436.436 38706.148 107431.316 C 38705.295 107430.036 38705.295 107429.396 38706.148 107429.396 C 38707.001 107428.970 38708.068 107428.543 38709.348 107428.116 L 38709.348 107421.716 C 38711.055 107423.423 38712.335 107423.423 38713.188 107421.716 C 38714.468 107419.583 38715.108 107415.743 38715.108 107410.196 L 38720.868 107408.916 L 38723.428 107403.796 L 38722.148 107396.116 L 38717.028 107396.116 C 38712.335 107396.116 38701.455 107398.890 38684.388 107404.436 C 38675.001 107407.423 38667.961 107408.916 38663.268 107408.916 L 38656.228 107407.636 L 38683.108 107367.956 L 38688.868 107364.756 C 38693.135 107354.943 38703.801 107347.690 38720.868 107342.996 C 38740.921 107339.583 38753.935 107337.236 38759.908 107335.956 C 38768.015 107327.423 38777.401 107315.476 38788.068 107300.116 C 38797.028 107287.316 38805.988 107274.303 38814.948 107261.076 C 38825.188 107248.276 38833.508 107238.890 38839.908 107232.916 C 38851.428 107221.823 38861.881 107215.210 38871.268 107213.076 C 38873.401 107210.090 38877.028 107207.316 38882.148 107204.756 C 38887.695 107202.196 38892.601 107200.276 38896.868 107198.996 L 38901.988 107207.316 C 38901.135 107211.156 38899.001 107216.490 38895.588 107223.316 L 38891.108 107230.996 L 38883.428 107235.476 C 38882.575 107242.303 38879.375 107249.770 38873.828 107257.876 C 38868.281 107265.983 38864.655 107272.383 38862.948 107277.076 L 38857.828 107278.996 L 38860.388 107285.396 C 38856.975 107285.396 38855.268 107285.823 38855.268 107286.676 L 38855.268 107292.436 L 38850.788 107296.916 L 38847.588 107296.916 L 38839.268 107316.756 L 38832.868 107316.756 C 38834.575 107320.170 38834.788 107323.370 38833.508 107326.356 L 38878.308 107325.076 C 38885.135 107325.076 38891.961 107325.290 38898.788 107325.716 C 38905.615 107325.716 38912.655 107326.783 38919.908 107328.916 C 38916.921 107336.170 38913.721 107342.143 38910.308 107346.836 L 38905.188 107347.476 L 38901.988 107354.516 L 38894.308 107357.076 L 38889.188 107364.756 C 38885.348 107369.876 38880.655 107374.143 38875.108 107377.556 C 38869.988 107380.970 38863.801 107383.956 38856.548 107386.516 L 38842.468 107384.596 L 38820.708 107386.516 C 38819.855 107385.236 38815.801 107385.663 38808.548 107387.796 C 38801.721 107389.503 38797.668 107390.143 38796.388 107389.716 C 38795.108 107389.290 38794.041 107389.930 38793.188 107391.636 C 38792.761 107392.916 38791.908 107393.343 38790.628 107392.916 C 38787.215 107400.170 38784.868 107405.503 38783.588 107408.916 C 38778.895 107419.583 38776.121 107426.836 38775.268 107430.676 L 38772.068 107437.076 C 38764.815 107447.743 38759.695 107456.276 38756.708 107462.676 C 38754.148 107469.076 38752.228 107475.903 38750.948 107483.156 C 38749.668 107482.730 38748.601 107483.370 38747.748 107485.076 C 38747.321 107486.356 38747.535 107487.636 38748.388 107488.916 L 38745.828 107495.956 L 38740.068 107497.876 C 38741.348 107499.583 38742.841 107501.076 38744.548 107502.356 C 38741.135 107508.756 38739.215 107512.383 38738.788 107513.236 C 38737.081 107517.503 38736.228 107521.556 38736.228 107525.396 L 38734.308 107527.316 L 38734.948 107531.796 C 38733.668 107535.636 38732.815 107538.623 38732.388 107540.756 C 38730.255 107548.436 38729.188 107552.916 38729.188 107554.196 C 38729.188 107561.023 38730.255 107566.356 38732.388 107570.196 C 38734.521 107574.036 38738.575 107575.956 38744.548 107575.956 C 38759.481 107575.956 38782.521 107563.796 38813.668 107539.476 C 38840.121 107518.570 38857.188 107502.570 38864.868 107491.476 L 38869.348 107491.476 L 38856.548 107508.116 C 38851.428 107515.370 38842.681 107525.396 38830.308 107538.196 C 38816.228 107552.703 38806.628 107562.730 38801.508 107568.276 C 38796.815 107573.823 38791.481 107579.583 38785.508 107585.556 C 38779.961 107591.530 38774.201 107596.650 38768.228 107600.916 L 38766.308 107602.196 C 38762.041 107607.316 38756.921 107612.223 38750.948 107616.916 C 38741.135 107625.023 38735.588 107629.716 38734.308 107630.996 L 38732.388 107628.436 C 38730.255 107628.436 38727.055 107630.356 38722.788 107634.196 C 38720.228 107636.756 38718.308 107638.250 38717.028 107638.676 L 38718.308 107640.596 C 38713.188 107641.450 38709.135 107644.010 38706.148 107648.276 L 38689.508 107650.836 C 38677.135 107650.836 38667.321 107644.650 38660.068 107632.276 C 38652.815 107619.903 38649.188 107607.103 38649.188 107593.876 L 38649.188 107577.236 C 38649.615 107571.690 38650.895 107565.930 38653.028 107559.956 L 38654.308 107555.476 Z">
            <!-- 5384 nodes -->
          </draw:path>
          <draw:g id="g1054-1">
            <draw:g id="g881-9-8-7-7">
              <draw:path id="rect868-9-9-2-2" draw:style-name="style0" draw:layer="layout" svg:x="1.664cm" svg:y="59.664cm" svg:width="6.149cm" svg:height="8.640cm" svg:viewBox="0.0 0.0 6149.189 8640.000" svg:d="M 3748.839 119328.194 L 9057.379 119328.194 C 9290.239 119328.194 9477.704 119515.659 9477.704 119748.518 L 9477.704 127547.870 C 9477.704 127780.729 9290.239 127968.194 9057.379 127968.194 L 3748.839 127968.194 C 3515.979 127968.194 3328.515 127780.729 3328.515 127547.870 L 3328.515 119748.518 C 3328.515 119515.659 3515.979 119328.194 3748.839 119328.194 Z">
                <!-- 9 nodes -->
              </draw:path>
              <draw:path id="rect872-8-5-8-2" draw:style-name="style1" draw:layer="layout" svg:x="1.991cm" svg:y="59.944cm" svg:width="5.495cm" svg:height="8.017cm" svg:viewBox="0.0 0.0 5495.351 8017.297" svg:d="M 3982.353 119919.762 L 8948.406 119888.626 L 9462.136 120495.762 L 9477.704 127905.923 L 3982.353 127905.923 L 3982.353 119919.762 Z">
                <!-- 6 nodes -->
              </draw:path>
            </draw:g>
            <!-- id="g881-9-8-7-7" -->
            <draw:path id="text934-9-3-1" draw:style-name="style2" draw:layer="layout" svg:x="2.364cm" svg:y="60.331cm" svg:width="4.373cm" svg:height="0.867cm" svg:viewBox="0.0 0.0 4373.096 867.293" svg:d="M 5087.637 120966.867 L 5086.455 121109.840 L 5090.000 121487.361 L 5090.000 121514.538 L 4729.022 121514.538 L 4733.157 121075.574 L 4728.431 120708.097 L 5354.678 120708.097 C 5383.036 120708.097 5398.988 120708.687 5402.533 120709.869 C 5411.592 120712.232 5416.121 120718.928 5416.121 120729.956 C 5416.121 120743.741 5407.456 120750.634 5390.126 120750.634 L 5385.990 120750.634 L 5090.000 120746.499 L 5087.637 120929.646 L 5152.034 120930.237 L 5358.814 120926.692 L 5404.305 120926.102 C 5420.848 120926.102 5431.679 120927.480 5436.799 120930.237 C 5442.313 120932.994 5445.070 120938.508 5445.070 120946.779 C 5445.070 120962.140 5432.073 120969.821 5406.078 120969.821 L 5359.404 120968.639 L 5087.637 120966.867 ZM 5907.075 121121.065 L 5907.075 121048.988 C 5906.682 120998.967 5905.894 120968.245 5904.712 120956.823 C 5903.531 120945.401 5899.986 120935.160 5894.078 120926.102 C 5879.899 120904.045 5846.814 120893.017 5794.824 120893.017 C 5714.475 120893.017 5652.441 120918.224 5608.722 120968.639 C 5590.998 120989.120 5576.031 120999.361 5563.821 120999.361 C 5554.762 120999.361 5546.885 120996.210 5540.189 120989.908 C 5533.493 120983.606 5530.145 120976.319 5530.145 120968.048 C 5530.145 120943.235 5559.489 120917.633 5618.175 120891.244 C 5674.104 120866.037 5746.378 120853.433 5834.998 120853.433 C 5980.728 120853.433 6083.528 120875.490 6143.395 120919.603 C 6169.390 120938.902 6186.327 120960.565 6194.204 120984.591 C 6202.081 121008.616 6206.020 121050.957 6206.020 121111.613 L 6206.020 121346.160 C 6204.444 121389.485 6205.626 121422.176 6209.565 121444.233 C 6213.897 121465.895 6223.350 121489.330 6237.923 121514.538 L 5907.075 121514.538 L 5907.075 121452.504 C 5870.840 121477.317 5834.801 121496.026 5798.959 121508.630 C 5763.511 121521.233 5728.457 121527.535 5693.797 121527.535 C 5635.111 121527.535 5582.924 121510.402 5537.235 121476.136 C 5477.761 121431.235 5448.024 121372.943 5448.024 121301.259 C 5448.024 121237.847 5472.050 121186.644 5520.102 121147.651 C 5576.031 121101.569 5645.351 121078.528 5728.063 121078.528 C 5761.936 121078.528 5791.870 121081.679 5817.865 121087.981 C 5843.860 121093.889 5873.597 121104.917 5907.075 121121.065 ZM 5907.666 121163.603 C 5858.039 121138.789 5819.637 121126.382 5792.460 121126.382 C 5769.616 121126.382 5754.649 121135.441 5747.560 121153.559 C 5743.621 121163.406 5741.652 121191.961 5741.652 121239.225 L 5741.652 121380.426 C 5742.046 121411.542 5743.030 121430.447 5744.606 121437.143 C 5748.544 121455.261 5761.936 121464.320 5784.780 121464.320 C 5802.898 121464.320 5822.985 121459.002 5845.042 121448.368 C 5867.492 121437.340 5887.973 121422.964 5906.485 121405.240 L 5907.666 121163.603 ZM 6331.860 121405.240 C 6339.738 121405.240 6349.781 121411.148 6361.991 121422.964 C 6381.684 121441.475 6409.649 121457.427 6445.884 121470.818 C 6482.120 121483.816 6515.993 121490.315 6547.502 121490.315 C 6562.075 121490.315 6572.906 121487.952 6579.996 121483.225 C 6587.479 121478.105 6591.221 121470.818 6591.221 121461.366 C 6591.221 121451.913 6586.101 121440.688 6575.860 121427.690 C 6566.014 121414.299 6543.760 121388.894 6509.100 121351.477 C 6424.419 121260.888 6369.474 121197.278 6344.267 121160.649 C 6319.453 121123.625 6307.047 121088.177 6307.047 121054.305 C 6307.047 121024.765 6315.515 120996.604 6332.451 120969.821 C 6349.781 120942.644 6373.807 120919.603 6404.528 120900.697 C 6455.337 120869.188 6513.629 120853.433 6579.405 120853.433 C 6627.851 120853.433 6679.053 120863.674 6733.013 120884.155 C 6775.157 120900.303 6796.228 120917.830 6796.228 120936.736 C 6796.228 120942.644 6793.668 120947.961 6788.548 120952.687 C 6783.822 120957.414 6778.308 120959.777 6772.006 120959.777 C 6764.522 120959.777 6750.540 120952.491 6730.059 120937.918 C 6688.309 120907.984 6642.818 120893.017 6593.584 120893.017 C 6576.254 120893.017 6563.060 120895.774 6554.001 120901.288 C 6545.336 120906.802 6541.003 120915.270 6541.003 120926.692 C 6541.003 120940.084 6549.077 120957.020 6565.226 120977.501 C 6581.768 120997.982 6615.050 121032.642 6665.071 121081.482 C 6713.910 121129.140 6744.829 121160.452 6757.826 121175.419 C 6771.218 121189.992 6784.019 121206.928 6796.228 121226.228 C 6817.103 121259.312 6827.541 121295.154 6827.541 121333.753 C 6827.541 121394.408 6798.198 121443.445 6739.512 121480.862 C 6691.460 121511.978 6632.380 121527.535 6562.272 121527.535 C 6484.286 121527.535 6415.163 121510.205 6354.901 121475.545 C 6337.177 121464.910 6324.968 121456.245 6318.272 121449.550 C 6311.970 121442.854 6308.819 121435.567 6308.819 121427.690 C 6308.819 121413.117 6316.499 121405.634 6331.860 121405.240 ZM 7201.517 120997.588 L 7201.517 121392.242 L 7200.926 121430.053 C 7200.926 121454.473 7203.880 121470.818 7209.788 121479.090 C 7216.090 121486.967 7228.497 121490.906 7247.008 121490.906 C 7293.485 121490.906 7339.173 121476.726 7384.074 121448.368 C 7428.975 121419.616 7465.604 121381.214 7493.962 121333.162 C 7502.627 121318.589 7511.096 121311.303 7519.367 121311.303 C 7525.275 121311.303 7530.592 121314.060 7535.318 121319.574 C 7540.439 121324.694 7542.999 121330.208 7542.999 121336.116 C 7542.999 121350.295 7531.577 121370.383 7508.732 121396.378 C 7485.888 121421.979 7459.302 121445.020 7428.975 121465.501 C 7367.138 121506.857 7300.968 121527.535 7230.466 121527.535 C 7133.969 121527.535 7054.211 121497.601 6991.192 121437.734 C 6919.509 121370.383 6883.667 121287.868 6883.667 121190.189 C 6883.667 121089.359 6921.478 121005.466 6997.100 120938.508 C 7060.513 120881.792 7138.695 120853.433 7231.648 120853.433 C 7305.694 120853.433 7370.485 120870.960 7426.021 120906.014 C 7449.652 120920.981 7468.952 120937.130 7483.919 120954.460 C 7498.886 120971.396 7506.369 120985.772 7506.369 120997.588 C 7506.369 121003.496 7504.203 121008.616 7499.870 121012.949 C 7495.538 121016.888 7490.221 121018.857 7483.919 121018.857 C 7475.648 121018.857 7465.210 121009.404 7452.606 120990.499 C 7434.489 120964.110 7405.933 120941.265 7366.941 120921.966 C 7327.948 120902.273 7291.121 120892.426 7256.461 120892.426 C 7233.223 120892.426 7218.256 120898.925 7211.560 120911.922 C 7204.865 120924.920 7201.517 120953.475 7201.517 120997.588 ZM 7758.050 120662.605 C 7862.030 120662.605 7914.021 120689.782 7914.021 120744.135 C 7914.021 120770.524 7900.235 120791.202 7872.665 120806.169 C 7845.488 120820.742 7807.086 120828.029 7757.459 120828.029 C 7658.599 120828.029 7609.168 120800.064 7609.168 120744.135 C 7609.168 120690.570 7658.795 120663.393 7758.050 120662.605 ZM 7911.067 120869.385 L 7911.067 120886.518 L 7909.885 120978.683 L 7908.704 121121.656 L 7906.931 121339.070 L 7909.294 121461.366 L 7910.476 121514.538 L 7606.805 121514.538 L 7609.759 121297.123 L 7611.531 121105.114 L 7610.350 121004.087 L 7608.577 120891.835 L 7609.168 120869.385 L 7911.067 120869.385 ZM 8040.452 121405.240 C 8048.329 121405.240 8058.373 121411.148 8070.582 121422.964 C 8090.276 121441.475 8118.240 121457.427 8154.476 121470.818 C 8190.712 121483.816 8224.584 121490.315 8256.093 121490.315 C 8270.666 121490.315 8281.498 121487.952 8288.587 121483.225 C 8296.071 121478.105 8299.813 121470.818 8299.813 121461.366 C 8299.813 121451.913 8294.692 121440.688 8284.452 121427.690 C 8274.605 121414.299 8252.352 121388.894 8217.691 121351.477 C 8133.010 121260.888 8078.066 121197.278 8052.858 121160.649 C 8028.045 121123.625 8015.638 121088.177 8015.638 121054.305 C 8015.638 121024.765 8024.106 120996.604 8041.042 120969.821 C 8058.373 120942.644 8082.398 120919.603 8113.120 120900.697 C 8163.929 120869.188 8222.221 120853.433 8287.997 120853.433 C 8336.442 120853.433 8387.645 120863.674 8441.604 120884.155 C 8483.748 120900.303 8504.820 120917.830 8504.820 120936.736 C 8504.820 120942.644 8502.260 120947.961 8497.140 120952.687 C 8492.413 120957.414 8486.899 120959.777 8480.597 120959.777 C 8473.114 120959.777 8459.131 120952.491 8438.650 120937.918 C 8396.901 120907.984 8351.409 120893.017 8302.176 120893.017 C 8284.846 120893.017 8271.651 120895.774 8262.592 120901.288 C 8253.927 120906.802 8249.595 120915.270 8249.595 120926.692 C 8249.595 120940.084 8257.669 120957.020 8273.817 120977.501 C 8290.360 120997.982 8323.641 121032.642 8373.662 121081.482 C 8422.502 121129.140 8453.420 121160.452 8466.418 121175.419 C 8479.809 121189.992 8492.610 121206.928 8504.820 121226.228 C 8525.695 121259.312 8536.132 121295.154 8536.132 121333.753 C 8536.132 121394.408 8506.789 121443.445 8448.103 121480.862 C 8400.052 121511.978 8340.972 121527.535 8270.863 121527.535 C 8192.878 121527.535 8123.754 121510.205 8063.493 121475.545 C 8045.769 121464.910 8033.559 121456.245 8026.863 121449.550 C 8020.561 121442.854 8017.410 121435.567 8017.410 121427.690 C 8017.410 121413.117 8025.091 121405.634 8040.452 121405.240 ZM 8943.784 120661.423 L 8937.285 120852.252 L 8936.694 120870.566 C 8970.961 120870.566 9002.076 120869.188 9030.041 120866.431 C 9034.767 120866.037 9038.903 120865.840 9042.447 120865.840 C 9059.777 120865.840 9068.442 120873.717 9068.442 120889.472 C 9068.442 120904.045 9059.384 120911.332 9041.266 120911.332 C 9035.752 120911.332 9028.859 120910.938 9020.588 120910.150 C 8989.472 120907.787 8967.219 120906.605 8953.827 120906.605 L 8936.694 120906.605 L 8936.103 121021.220 L 8938.467 121251.041 L 8940.239 121373.927 C 8940.239 121402.680 8942.405 121422.767 8946.738 121434.189 C 8951.070 121445.611 8958.554 121451.322 8969.188 121451.322 C 8983.367 121451.322 8998.531 121443.051 9014.680 121426.509 C 9030.434 121409.966 9042.841 121389.682 9051.900 121365.656 C 9060.171 121342.812 9070.018 121331.390 9081.440 121331.390 C 9094.832 121331.390 9101.527 121338.873 9101.527 121353.840 C 9101.527 121368.807 9094.832 121387.516 9081.440 121409.966 C 9068.049 121432.023 9051.900 121451.322 9032.995 121467.864 C 8986.518 121508.433 8926.257 121528.717 8852.210 121528.717 C 8782.496 121528.717 8728.536 121507.645 8690.331 121465.501 C 8670.638 121444.233 8657.049 121420.601 8649.566 121394.605 C 8642.082 121368.216 8638.341 121331.784 8638.341 121285.307 L 8638.341 121240.998 L 8638.931 121116.339 L 8638.931 120904.833 C 8633.417 120904.439 8629.479 120904.242 8627.115 120904.242 C 8623.177 120904.242 8615.299 120904.636 8603.483 120905.424 C 8593.637 120906.211 8585.366 120906.605 8578.670 120906.605 C 8559.370 120906.605 8549.721 120899.319 8549.721 120884.746 C 8549.721 120870.566 8558.977 120863.477 8577.488 120863.477 C 8586.153 120863.477 8592.258 120863.674 8595.803 120864.068 L 8638.931 120867.022 L 8638.931 120800.261 C 8755.516 120758.118 8857.133 120711.838 8943.784 120661.423 Z">
              <!-- 207 nodes -->
            </draw:path>
          </draw:g>
          <!-- id="g1054-1" -->
          <draw:path id="flowRoot948-5-8-3" draw:style-name="style2" draw:layer="layout" svg:x="2.364cm" svg:y="62.231cm" svg:width="4.888cm" svg:height="2.047cm" svg:viewBox="0.0 0.0 4887.600 2047.333" svg:d="M 4753.880 124862.165 C 4755.160 124859.605 4760.493 124849.365 4769.880 124831.445 C 4774.573 124822.485 4777.560 124816.299 4778.840 124812.885 L 4844.120 124705.365 C 4870.573 124660.992 4890.413 124624.085 4903.640 124594.645 L 4901.080 124594.645 C 4897.667 124594.645 4891.267 124596.139 4881.880 124599.125 C 4872.920 124602.112 4867.587 124603.819 4865.880 124604.245 L 4855.000 124601.045 C 4856.280 124592.512 4861.187 124582.912 4869.720 124572.245 C 4876.973 124563.285 4884.867 124555.392 4893.400 124548.565 C 4896.387 124546.432 4898.733 124544.512 4900.440 124542.805 C 4904.707 124538.965 4906.627 124536.405 4906.200 124535.125 C 4918.147 124532.565 4930.093 124529.792 4942.040 124526.805 C 4955.267 124524.245 4967.640 124522.965 4979.160 124522.965 C 5006.040 124522.965 5026.733 124524.245 5041.240 124526.805 C 5065.133 124531.072 5083.693 124539.392 5096.920 124551.765 C 5099.907 124553.899 5100.973 124555.819 5100.120 124557.525 L 5107.160 124560.085 C 5110.573 124565.205 5113.987 124570.112 5117.400 124574.805 L 5119.960 124580.565 L 5122.520 124588.885 L 5119.960 124594.645 L 5121.880 124601.685 L 5118.680 124607.445 C 5119.107 124607.872 5119.107 124609.152 5118.680 124611.285 C 5118.253 124612.992 5117.400 124613.419 5116.120 124612.565 L 5114.840 124619.605 L 5105.880 124631.125 C 5103.320 124634.965 5099.907 124637.739 5095.640 124639.445 L 5100.120 124637.525 L 5098.840 124636.245 L 5105.880 124635.605 L 5106.520 124637.525 C 5098.840 124641.365 5090.733 124646.059 5082.200 124651.605 C 5073.667 124657.152 5067.480 124660.992 5063.640 124663.125 L 5061.080 124662.485 C 5060.227 124662.485 5060.013 124663.339 5060.440 124665.045 C 5060.867 124666.325 5060.867 124667.179 5060.440 124667.605 C 5057.453 124667.605 5054.040 124668.459 5050.200 124670.165 L 5031.000 124680.405 C 5028.440 124682.965 5025.880 124685.099 5023.320 124686.805 C 5020.760 124688.085 5017.347 124689.365 5013.080 124690.645 C 5011.800 124691.925 5011.373 124692.992 5011.800 124693.845 C 5025.027 124698.965 5032.067 124701.739 5032.920 124702.165 C 5038.893 124706.005 5043.373 124708.779 5046.360 124710.485 C 5049.347 124711.765 5050.200 124713.259 5048.920 124714.965 C 5064.280 124722.645 5073.880 124732.885 5077.720 124745.685 C 5080.280 124762.752 5082.627 124776.619 5084.760 124787.285 L 5081.560 124793.685 C 5080.280 124794.539 5079.427 124796.032 5079.000 124798.165 C 5078.573 124800.299 5078.360 124802.219 5078.360 124803.925 C 5075.373 124804.352 5074.307 124805.632 5075.160 124807.765 C 5076.013 124809.899 5076.440 124811.179 5076.440 124811.605 L 5072.600 124810.965 L 5065.560 124817.365 C 5066.413 124817.365 5068.120 124817.792 5070.680 124818.645 C 5070.680 124822.059 5070.040 124823.765 5068.760 124823.765 C 5065.773 124822.912 5063.427 124822.485 5061.720 124822.485 C 5060.440 124822.485 5059.373 124823.339 5058.520 124825.045 C 5057.667 124826.325 5057.240 124827.179 5057.240 124827.605 C 5059.800 124828.032 5061.933 124828.245 5063.640 124828.245 L 5056.600 124836.565 L 5061.720 124836.565 L 5048.280 124839.765 L 5041.880 124850.005 L 5042.520 124852.565 L 5036.120 124853.845 L 5034.840 124855.765 L 5038.680 124855.765 C 5038.680 124857.045 5038.040 124857.899 5036.760 124858.325 L 5032.280 124858.325 C 5031.853 124860.885 5031.427 124863.232 5031.000 124865.365 C 5024.600 124869.632 5019.693 124873.045 5016.280 124875.605 C 5009.453 124880.299 5004.760 124883.925 5002.200 124886.485 L 4999.640 124886.485 L 4987.480 124897.365 L 4985.560 124896.085 L 4979.160 124904.405 L 4972.760 124904.405 C 4968.493 124908.672 4963.587 124911.232 4958.040 124912.085 L 4958.040 124915.925 L 4952.280 124921.045 L 4941.400 124919.765 L 4940.120 124924.885 L 4932.440 124924.885 L 4932.440 124930.005 L 4924.760 124933.205 C 4923.480 124932.352 4922.413 124931.499 4921.560 124930.645 L 4922.840 124933.205 C 4920.707 124935.339 4916.440 124937.259 4910.040 124938.965 L 4907.480 124942.805 L 4894.040 124947.925 C 4879.107 124953.472 4865.240 124957.525 4852.440 124960.085 C 4840.067 124963.072 4826.840 124964.565 4812.760 124964.565 C 4805.933 124964.565 4798.467 124963.499 4790.360 124961.365 C 4770.307 124956.245 4757.720 124953.685 4752.600 124953.685 C 4747.053 124948.139 4741.507 124942.379 4735.960 124936.405 L 4734.680 124930.645 L 4732.120 124930.645 C 4729.133 124919.552 4727.640 124909.952 4727.640 124901.845 L 4731.480 124894.165 C 4743.427 124883.925 4750.893 124873.259 4753.880 124862.165 ZM 4830.040 124898.005 L 4830.680 124901.845 C 4836.653 124903.552 4843.480 124904.832 4851.160 124905.685 C 4858.840 124906.539 4866.520 124906.965 4874.200 124906.965 C 4908.760 124906.965 4938.627 124897.579 4963.800 124878.805 C 4991.960 124857.899 5006.040 124830.592 5006.040 124796.885 C 5006.040 124778.965 4998.573 124765.099 4983.640 124755.285 C 4968.707 124745.045 4952.280 124739.925 4934.360 124739.925 L 4929.880 124741.845 C 4926.040 124741.845 4921.987 124742.059 4917.720 124742.485 L 4904.920 124743.765 C 4902.360 124747.179 4899.373 124748.885 4895.960 124748.885 L 4897.880 124750.805 L 4898.520 124753.365 L 4897.240 124759.125 L 4892.760 124760.405 L 4897.240 124761.685 C 4893.400 124763.819 4889.560 124764.672 4885.720 124764.245 L 4884.440 124769.365 L 4892.120 124768.725 C 4889.560 124772.565 4887.213 124775.552 4885.080 124777.685 C 4883.373 124779.819 4881.880 124780.885 4880.600 124780.885 C 4880.600 124782.165 4880.173 124784.299 4879.320 124787.285 C 4878.467 124790.272 4877.827 124792.619 4877.400 124794.325 C 4876.120 124794.752 4874.413 124796.459 4872.280 124799.445 L 4879.320 124800.725 L 4872.920 124808.405 L 4866.520 124811.605 L 4867.800 124813.525 L 4871.000 124813.525 C 4866.307 124816.939 4862.467 124822.485 4859.480 124830.165 C 4856.920 124831.019 4853.293 124831.019 4848.600 124830.165 L 4847.320 124831.445 L 4847.320 124834.005 L 4856.280 124835.925 C 4856.707 124836.779 4857.347 124837.419 4858.200 124837.845 L 4859.480 124835.285 L 4858.200 124840.405 L 4850.520 124841.045 L 4849.240 124845.525 L 4856.280 124845.525 L 4856.280 124848.725 L 4852.440 124849.365 L 4852.440 124853.205 L 4846.680 124855.765 L 4850.520 124857.685 L 4849.880 124860.885 L 4842.840 124863.445 L 4835.800 124867.285 L 4835.800 124869.845 L 4837.080 124871.765 L 4834.520 124878.805 L 4835.800 124880.085 L 4838.360 124880.085 L 4837.080 124887.125 L 4831.320 124887.765 L 4826.200 124898.005 L 4830.040 124898.005 ZM 4933.720 124696.405 C 4936.707 124696.405 4940.333 124695.552 4944.600 124693.845 C 4949.293 124691.712 4953.773 124689.579 4958.040 124687.445 L 4984.280 124676.565 C 5000.067 124669.312 5012.653 124662.059 5022.040 124654.805 C 5036.973 124643.285 5044.440 124631.979 5044.440 124620.885 C 5044.440 124611.072 5038.467 124603.392 5026.520 124597.845 C 5015.000 124592.299 5003.693 124589.525 4992.600 124589.525 C 4987.480 124589.525 4981.933 124594.219 4975.960 124603.605 C 4973.400 124607.445 4969.773 124614.912 4965.080 124626.005 L 4962.520 124629.205 L 4965.720 124629.205 C 4964.013 124631.765 4960.813 124634.325 4956.120 124636.885 L 4956.760 124638.805 C 4957.187 124641.365 4955.693 124643.925 4952.280 124646.485 C 4952.280 124650.325 4951.427 124653.739 4949.720 124656.725 L 4944.600 124659.925 L 4951.640 124661.205 L 4952.280 124665.685 C 4945.453 124665.685 4941.827 124667.819 4941.400 124672.085 L 4937.560 124672.085 L 4936.280 124675.925 L 4937.560 124679.125 L 4935.000 124683.605 L 4933.720 124682.325 L 4932.440 124687.445 L 4931.160 124696.405 L 4933.720 124696.405 ZM 5114.650 124884.565 L 5112.090 124882.645 C 5113.370 124868.565 5115.930 124856.192 5119.770 124845.525 C 5123.610 124834.432 5133.423 124814.165 5149.210 124784.725 C 5165.423 124758.272 5192.943 124728.619 5231.770 124695.765 C 5274.863 124659.499 5307.930 124641.365 5330.970 124641.365 L 5338.650 124642.645 L 5339.290 124644.565 C 5354.223 124645.845 5364.677 124653.312 5370.650 124666.965 L 5377.690 124684.245 L 5380.250 124684.245 L 5376.410 124696.405 C 5376.410 124697.685 5377.477 124699.179 5379.610 124700.885 C 5380.037 124701.312 5380.677 124701.739 5381.530 124702.165 L 5382.810 124708.565 L 5394.330 124709.205 C 5392.197 124714.752 5384.943 124729.472 5372.570 124753.365 C 5360.623 124776.832 5352.943 124791.765 5349.530 124798.165 L 5346.330 124797.525 L 5348.890 124802.645 L 5341.210 124826.965 L 5338.650 124827.605 L 5334.170 124846.165 L 5331.610 124846.165 C 5333.317 124851.285 5333.317 124855.552 5331.610 124858.965 L 5329.690 124887.765 C 5329.690 124892.459 5332.463 124895.659 5338.010 124897.365 C 5343.557 124896.085 5351.877 124890.965 5362.970 124882.005 C 5374.490 124872.619 5391.130 124857.472 5412.890 124836.565 C 5411.610 124837.419 5411.397 124838.699 5412.250 124840.405 C 5413.530 124842.112 5414.597 124842.325 5415.450 124841.045 C 5404.783 124853.419 5394.330 124865.792 5384.090 124878.165 L 5382.170 124882.005 C 5374.063 124887.979 5366.383 124894.165 5359.130 124900.565 C 5349.743 124908.672 5342.703 124915.925 5338.010 124922.325 L 5334.810 124922.325 L 5331.610 124928.725 L 5326.490 124930.005 C 5324.357 124933.419 5320.943 124936.619 5316.250 124939.605 L 5314.330 124940.885 C 5310.490 124944.725 5304.730 124947.925 5297.050 124950.485 C 5289.797 124953.045 5282.117 124955.179 5274.010 124956.885 C 5266.757 124953.899 5262.063 124947.925 5259.930 124938.965 C 5257.797 124929.579 5256.730 124918.059 5256.730 124904.405 L 5256.730 124887.125 L 5250.970 124894.165 L 5242.010 124900.565 L 5241.370 124904.405 C 5237.530 124908.245 5234.757 124912.085 5233.050 124915.925 L 5230.490 124912.725 L 5226.010 124918.485 L 5221.530 124919.125 L 5217.050 124927.445 C 5214.490 124928.725 5211.930 124930.432 5209.370 124932.565 C 5207.237 124934.272 5204.677 124936.405 5201.690 124938.965 L 5187.610 124946.645 L 5187.610 124951.765 C 5185.050 124953.472 5179.503 124956.245 5170.970 124960.085 C 5166.277 124962.219 5162.863 124963.925 5160.730 124965.205 C 5159.877 124964.779 5156.677 124965.205 5151.130 124966.485 C 5150.277 124966.485 5148.783 124966.912 5146.650 124967.765 C 5138.970 124967.765 5132.357 124964.779 5126.810 124958.805 C 5121.263 124952.832 5117.210 124945.579 5114.650 124937.045 C 5116.783 124937.045 5117.850 124935.552 5117.850 124932.565 C 5116.570 124930.859 5115.717 124929.792 5115.290 124929.365 C 5113.583 124926.805 5112.303 124925.739 5111.450 124926.165 L 5110.170 124918.485 L 5113.370 124914.005 L 5113.370 124902.485 C 5111.663 124902.912 5110.597 124902.699 5110.170 124901.845 C 5109.743 124900.992 5109.530 124899.285 5109.530 124896.725 C 5109.957 124892.032 5110.170 124889.259 5110.170 124888.405 L 5114.650 124884.565 ZM 5188.890 124883.285 C 5188.890 124884.992 5190.170 124888.832 5192.730 124894.805 C 5195.717 124900.779 5198.063 124905.045 5199.770 124907.605 C 5209.583 124907.605 5223.450 124900.352 5241.370 124885.845 L 5263.130 124867.925 C 5263.557 124866.645 5265.477 124859.605 5268.890 124846.805 C 5272.303 124833.579 5275.717 124825.045 5279.130 124821.205 C 5279.130 124815.659 5283.397 124803.925 5291.930 124786.005 C 5300.890 124768.085 5305.370 124751.659 5305.370 124736.725 C 5305.370 124724.779 5302.810 124714.539 5297.690 124706.005 C 5292.570 124697.472 5284.463 124692.352 5273.370 124690.645 C 5269.957 124693.205 5266.543 124695.979 5263.130 124698.965 C 5260.143 124701.525 5258.010 124704.512 5256.730 124707.925 C 5247.770 124718.165 5239.023 124728.192 5230.490 124738.005 L 5228.570 124743.765 C 5226.437 124745.472 5224.517 124748.459 5222.810 124752.725 C 5221.530 124756.565 5220.463 124760.405 5219.610 124764.245 C 5217.903 124766.379 5215.130 124772.139 5211.290 124781.525 C 5203.183 124801.152 5198.917 124812.672 5198.490 124816.085 L 5194.650 124817.365 L 5195.930 124819.925 L 5190.810 124839.125 L 5188.250 124842.965 L 5189.530 124844.245 L 5192.730 124844.245 C 5191.450 124847.232 5189.743 124849.152 5187.610 124850.005 L 5190.170 124869.205 L 5187.610 124871.765 L 5188.250 124875.605 L 5188.890 124883.285 ZM 5471.270 124762.325 C 5474.257 124752.085 5478.737 124740.565 5484.710 124727.765 C 5490.683 124714.965 5496.657 124702.592 5502.630 124690.645 L 5504.550 124691.925 L 5509.670 124690.005 C 5515.217 124687.019 5518.843 124685.099 5520.550 124684.245 C 5525.243 124680.832 5528.657 124678.485 5530.790 124677.205 C 5536.763 124674.645 5542.737 124671.872 5548.710 124668.885 C 5554.683 124666.752 5560.443 124663.765 5565.990 124659.925 L 5571.750 124663.765 C 5569.617 124672.725 5567.697 124681.045 5565.990 124688.725 C 5562.577 124703.659 5559.803 124712.405 5557.670 124714.965 L 5553.830 124720.725 C 5551.697 124723.712 5550.843 124726.272 5551.270 124728.405 L 5551.910 124732.245 C 5574.097 124713.045 5591.590 124698.539 5604.390 124688.725 C 5627.857 124670.805 5648.337 124661.845 5665.830 124661.845 C 5670.523 124661.845 5674.790 124662.699 5678.630 124664.405 C 5682.897 124665.685 5686.097 124668.459 5688.230 124672.725 L 5689.510 124677.205 C 5689.937 124678.059 5691.430 124678.912 5693.990 124679.765 L 5693.350 124684.885 C 5694.203 124686.165 5695.270 124687.445 5696.550 124688.725 L 5699.750 124692.565 L 5698.470 124698.965 L 5701.030 124705.365 L 5694.630 124706.645 L 5694.630 124711.125 L 5698.470 124709.205 L 5698.470 124722.005 L 5693.350 124723.285 L 5694.630 124727.125 L 5686.950 124739.285 C 5688.230 124741.419 5690.577 124741.845 5693.990 124740.565 L 5690.150 124743.765 L 5688.230 124743.125 L 5681.190 124750.165 L 5686.950 124754.005 L 5681.190 124752.725 C 5680.763 124753.579 5680.550 124754.432 5680.550 124755.285 L 5675.430 124757.845 L 5675.430 124762.965 C 5671.590 124766.805 5668.817 124770.432 5667.110 124773.845 C 5667.537 124774.699 5669.670 124775.552 5673.510 124776.405 L 5670.950 124783.445 L 5665.190 124785.365 L 5663.910 124791.125 L 5661.350 124791.765 L 5662.630 124796.245 C 5662.630 124800.939 5661.777 124803.499 5660.070 124803.925 L 5655.590 124800.085 C 5656.443 124801.365 5655.590 124802.432 5653.030 124803.285 C 5650.897 124803.712 5649.830 124804.139 5649.830 124804.565 L 5649.830 124809.685 L 5658.790 124808.405 L 5658.150 124810.325 L 5654.310 124810.965 C 5654.310 124815.232 5652.817 124818.645 5649.830 124821.205 L 5644.070 124819.925 L 5642.150 124824.405 L 5647.270 124824.405 L 5642.790 124832.725 L 5641.510 124830.805 L 5635.750 124829.525 C 5634.470 124831.232 5634.897 124832.725 5637.030 124834.005 C 5639.163 124834.859 5640.017 124836.139 5639.590 124837.845 L 5633.830 124842.965 L 5637.670 124847.445 L 5640.230 124847.445 L 5640.230 124850.005 L 5636.390 124849.365 L 5632.550 124851.285 L 5633.190 124855.765 C 5631.910 124857.899 5630.843 124859.819 5629.990 124861.525 L 5629.990 124879.445 L 5626.790 124880.725 C 5625.937 124884.139 5625.510 124887.125 5625.510 124889.685 C 5625.510 124892.672 5626.150 124895.445 5627.430 124898.005 L 5637.670 124899.925 C 5647.910 124899.925 5666.470 124891.605 5693.350 124874.965 C 5705.723 124867.285 5721.297 124856.832 5740.070 124843.605 C 5738.363 124846.165 5734.310 124850.219 5727.910 124855.765 C 5721.937 124861.312 5717.883 124866.005 5715.750 124869.845 L 5709.350 124873.045 L 5710.630 124874.325 C 5690.577 124892.245 5668.817 124908.885 5645.350 124924.245 C 5612.497 124946.005 5587.750 124956.885 5571.110 124956.885 C 5557.883 124956.885 5548.923 124951.552 5544.230 124940.885 C 5541.243 124934.059 5539.750 124923.179 5539.750 124908.245 L 5539.750 124899.285 C 5542.310 124899.285 5543.803 124898.432 5544.230 124896.725 C 5544.657 124894.592 5543.590 124893.739 5541.030 124894.165 C 5545.723 124881.792 5550.843 124869.205 5556.390 124856.405 C 5566.203 124835.072 5571.750 124822.699 5573.030 124819.285 C 5593.937 124782.165 5606.310 124759.552 5610.150 124751.445 C 5618.257 124734.379 5622.310 124722.005 5622.310 124714.325 C 5622.310 124707.499 5619.110 124704.085 5612.710 124704.085 C 5606.310 124704.085 5598.417 124707.712 5589.030 124714.965 C 5581.777 124720.939 5574.737 124726.699 5567.910 124732.245 L 5566.630 124734.165 C 5564.070 124737.579 5555.963 124748.245 5542.310 124766.165 C 5530.790 124781.099 5522.683 124791.339 5517.990 124796.885 L 5517.990 124803.925 L 5512.230 124809.685 C 5512.657 124809.259 5513.297 124809.259 5514.150 124809.685 C 5515.003 124810.112 5515.003 124810.752 5514.150 124811.605 L 5510.310 124820.565 L 5503.910 124823.125 L 5503.270 124827.605 L 5497.510 124835.925 L 5498.150 124839.765 C 5493.883 124844.032 5492.390 124847.445 5493.670 124850.005 L 5488.550 124850.005 L 5490.470 124853.205 L 5482.150 124863.445 L 5477.670 124869.845 L 5478.310 124871.765 L 5475.110 124873.045 L 5474.470 124880.085 L 5468.710 124880.725 L 5471.910 124888.405 L 5468.710 124886.485 C 5467.857 124887.765 5467.003 124888.832 5466.150 124889.685 L 5460.390 124895.445 C 5461.243 124894.592 5462.097 124894.379 5462.950 124894.805 C 5464.230 124895.232 5464.870 124896.085 5464.870 124897.365 L 5457.830 124898.005 C 5455.270 124899.285 5453.990 124901.205 5453.990 124903.765 C 5454.843 124905.045 5455.910 124905.472 5457.190 124905.045 L 5450.150 124916.565 L 5445.670 124916.565 C 5441.403 124918.699 5437.990 124920.619 5435.430 124922.325 C 5432.870 124924.032 5430.310 124925.952 5427.750 124928.085 L 5421.350 124930.645 C 5419.643 124931.499 5419.003 124932.352 5419.430 124933.205 L 5413.670 124933.205 C 5414.523 124934.912 5413.670 124936.405 5411.110 124937.685 C 5408.550 124938.539 5407.057 124939.392 5406.630 124940.245 L 5400.870 124938.965 L 5391.910 124943.445 L 5386.150 124942.165 L 5386.150 124947.285 L 5375.910 124943.445 L 5373.990 124935.765 C 5373.990 124930.645 5381.883 124914.219 5397.670 124886.485 C 5418.150 124851.072 5438.843 124815.445 5459.750 124779.605 C 5463.590 124773.205 5467.430 124767.445 5471.270 124762.325 ZM 5983.570 124878.165 L 5984.850 124869.205 L 5988.690 124867.925 L 5989.330 124861.525 L 5988.050 124860.245 L 5992.530 124855.765 C 5995.517 124852.352 5997.010 124849.579 5997.010 124847.445 C 5997.010 124845.312 5995.517 124844.245 5992.530 124844.245 L 5994.450 124842.965 C 5996.583 124841.685 5997.650 124839.979 5997.650 124837.845 C 5997.650 124833.579 5998.717 124829.952 6000.850 124826.965 C 6003.410 124823.979 6005.330 124823.125 6006.610 124824.405 L 6005.970 124819.285 L 6007.250 124812.885 L 6009.810 124812.885 L 6008.530 124807.125 L 6011.730 124805.205 L 6010.450 124803.925 L 6014.930 124802.645 L 6013.650 124796.885 L 6019.410 124793.045 L 6016.850 124787.925 C 6017.277 124786.645 6017.917 124785.579 6018.770 124784.725 C 6019.623 124783.445 6020.690 124783.232 6021.970 124784.085 L 6021.970 124775.125 C 6024.103 124773.845 6025.170 124772.779 6025.170 124771.925 C 6025.597 124770.645 6026.663 124770.005 6028.370 124770.005 L 6030.290 124769.365 C 6028.583 124764.245 6030.290 124759.125 6035.410 124754.005 C 6034.557 124752.725 6034.557 124752.085 6035.410 124752.085 C 6036.263 124751.659 6037.330 124751.232 6038.610 124750.805 L 6038.610 124744.405 C 6040.317 124746.112 6041.597 124746.112 6042.450 124744.405 C 6043.730 124742.272 6044.370 124738.432 6044.370 124732.885 L 6050.130 124731.605 L 6052.690 124726.485 L 6051.410 124718.805 L 6046.290 124718.805 C 6041.597 124718.805 6030.717 124721.579 6013.650 124727.125 C 6004.263 124730.112 5997.223 124731.605 5992.530 124731.605 L 5985.490 124730.325 L 6012.370 124690.645 L 6018.130 124687.445 C 6022.397 124677.632 6033.063 124670.379 6050.130 124665.685 C 6070.183 124662.272 6083.197 124659.925 6089.170 124658.645 C 6097.277 124650.112 6106.663 124638.165 6117.330 124622.805 C 6126.290 124610.005 6135.250 124596.992 6144.210 124583.765 C 6154.450 124570.965 6162.770 124561.579 6169.170 124555.605 C 6180.690 124544.512 6191.143 124537.899 6200.530 124535.765 C 6202.663 124532.779 6206.290 124530.005 6211.410 124527.445 C 6216.957 124524.885 6221.863 124522.965 6226.130 124521.685 L 6231.250 124530.005 C 6230.397 124533.845 6228.263 124539.179 6224.850 124546.005 L 6220.370 124553.685 L 6212.690 124558.165 C 6211.837 124564.992 6208.637 124572.459 6203.090 124580.565 C 6197.543 124588.672 6193.917 124595.072 6192.210 124599.765 L 6187.090 124601.685 L 6189.650 124608.085 C 6186.237 124608.085 6184.530 124608.512 6184.530 124609.365 L 6184.530 124615.125 L 6180.050 124619.605 L 6176.850 124619.605 L 6168.530 124639.445 L 6162.130 124639.445 C 6163.837 124642.859 6164.050 124646.059 6162.770 124649.045 L 6207.570 124647.765 C 6214.397 124647.765 6221.223 124647.979 6228.050 124648.405 C 6234.877 124648.405 6241.917 124649.472 6249.170 124651.605 C 6246.183 124658.859 6242.983 124664.832 6239.570 124669.525 L 6234.450 124670.165 L 6231.250 124677.205 L 6223.570 124679.765 L 6218.450 124687.445 C 6214.610 124692.565 6209.917 124696.832 6204.370 124700.245 C 6199.250 124703.659 6193.063 124706.645 6185.810 124709.205 L 6171.730 124707.285 L 6149.970 124709.205 C 6149.117 124707.925 6145.063 124708.352 6137.810 124710.485 C 6130.983 124712.192 6126.930 124712.832 6125.650 124712.405 C 6124.370 124711.979 6123.303 124712.619 6122.450 124714.325 C 6122.023 124715.605 6121.170 124716.032 6119.890 124715.605 C 6116.477 124722.859 6114.130 124728.192 6112.850 124731.605 C 6108.157 124742.272 6105.383 124749.525 6104.530 124753.365 L 6101.330 124759.765 C 6094.077 124770.432 6088.957 124778.965 6085.970 124785.365 C 6083.410 124791.765 6081.490 124798.592 6080.210 124805.845 C 6078.930 124805.419 6077.863 124806.059 6077.010 124807.765 C 6076.583 124809.045 6076.797 124810.325 6077.650 124811.605 L 6075.090 124818.645 L 6069.330 124820.565 C 6070.610 124822.272 6072.103 124823.765 6073.810 124825.045 C 6070.397 124831.445 6068.477 124835.072 6068.050 124835.925 C 6066.343 124840.192 6065.490 124844.245 6065.490 124848.085 L 6063.570 124850.005 L 6064.210 124854.485 C 6062.930 124858.325 6062.077 124861.312 6061.650 124863.445 C 6059.517 124871.125 6058.450 124875.605 6058.450 124876.885 C 6058.450 124883.712 6059.517 124889.045 6061.650 124892.885 C 6063.783 124896.725 6067.837 124898.645 6073.810 124898.645 C 6088.743 124898.645 6111.783 124886.485 6142.930 124862.165 C 6169.383 124841.259 6186.450 124825.259 6194.130 124814.165 L 6198.610 124814.165 L 6185.810 124830.805 C 6180.690 124838.059 6171.943 124848.085 6159.570 124860.885 C 6145.490 124875.392 6135.890 124885.419 6130.770 124890.965 C 6126.077 124896.512 6120.743 124902.272 6114.770 124908.245 C 6109.223 124914.219 6103.463 124919.339 6097.490 124923.605 L 6095.570 124924.885 C 6091.303 124930.005 6086.183 124934.912 6080.210 124939.605 C 6070.397 124947.712 6064.850 124952.405 6063.570 124953.685 L 6061.650 124951.125 C 6059.517 124951.125 6056.317 124953.045 6052.050 124956.885 C 6049.490 124959.445 6047.570 124960.939 6046.290 124961.365 L 6047.570 124963.285 C 6042.450 124964.139 6038.397 124966.699 6035.410 124970.965 L 6018.770 124973.525 C 6006.397 124973.525 5996.583 124967.339 5989.330 124954.965 C 5982.077 124942.592 5978.450 124929.792 5978.450 124916.565 L 5978.450 124899.925 C 5978.877 124894.379 5980.157 124888.619 5982.290 124882.645 L 5983.570 124878.165 ZM 6157.190 124956.245 L 6163.590 124933.205 L 6161.030 124931.285 L 6164.870 124930.645 L 6164.230 124928.085 C 6170.203 124921.685 6176.177 124911.019 6182.150 124896.085 C 6186.417 124885.845 6189.403 124878.805 6191.110 124874.965 L 6203.270 124849.365 L 6205.830 124849.365 L 6207.750 124840.405 L 6216.710 124826.325 L 6217.350 124823.765 C 6217.350 124820.352 6225.243 124805.205 6241.030 124778.325 C 6256.817 124751.019 6265.350 124734.379 6266.630 124728.405 C 6268.337 124728.832 6270.043 124727.765 6271.750 124725.205 C 6273.883 124722.645 6274.950 124720.512 6274.950 124718.805 C 6275.377 124716.672 6275.590 124715.179 6275.590 124714.325 C 6276.017 124713.045 6276.870 124712.832 6278.150 124713.685 L 6284.550 124695.125 L 6288.390 124693.205 L 6287.110 124691.285 C 6288.817 124687.019 6291.377 124682.112 6294.790 124676.565 C 6298.203 124670.592 6300.550 124666.325 6301.830 124663.765 L 6300.550 124662.485 C 6300.550 124661.632 6301.190 124660.779 6302.470 124659.925 C 6303.750 124658.645 6304.817 124657.792 6305.670 124657.365 L 6313.350 124637.525 C 6314.203 124638.379 6315.270 124637.952 6316.550 124636.245 C 6317.830 124634.539 6317.403 124633.045 6315.270 124631.765 L 6324.230 124622.165 L 6323.590 124618.965 L 6326.790 124613.205 C 6328.070 124613.632 6328.923 124613.205 6329.350 124611.925 L 6331.910 124606.805 L 6335.110 124601.685 C 6338.950 124597.419 6343.217 124591.019 6347.910 124582.485 C 6350.470 124578.219 6354.310 124571.179 6359.430 124561.365 C 6361.563 124559.232 6364.763 124553.899 6369.030 124545.365 C 6373.723 124536.832 6375.857 124531.499 6375.430 124529.365 C 6376.283 124527.659 6377.777 124525.952 6379.910 124524.245 C 6382.043 124522.112 6385.030 124519.979 6388.870 124517.845 L 6388.230 124515.285 C 6388.230 124512.725 6391.643 124509.739 6398.470 124506.325 C 6405.297 124502.485 6410.417 124500.352 6413.830 124499.925 L 6417.030 124498.645 L 6418.310 124497.365 C 6420.017 124498.645 6421.723 124499.712 6423.430 124500.565 L 6423.430 124498.005 C 6425.990 124496.725 6430.897 124494.805 6438.150 124492.245 C 6445.830 124489.685 6451.163 124488.405 6454.150 124488.405 C 6455.857 124489.685 6457.777 124490.965 6459.910 124492.245 L 6455.430 124508.245 L 6451.590 124508.885 L 6453.510 124514.005 C 6453.510 124516.992 6452.657 124519.125 6450.950 124520.405 C 6449.243 124521.685 6447.537 124522.752 6445.830 124523.605 L 6445.830 124527.445 L 6441.350 124532.565 L 6441.990 124537.685 L 6440.070 124544.085 L 6436.870 124543.445 C 6435.163 124543.445 6433.670 124544.512 6432.390 124546.645 C 6431.537 124548.352 6431.963 124550.485 6433.670 124553.045 L 6436.870 124553.045 C 6436.870 124553.899 6435.377 124554.752 6432.390 124555.605 C 6429.830 124556.032 6428.763 124556.885 6429.190 124558.165 L 6422.150 124560.085 C 6423.857 124560.939 6424.070 124562.005 6422.790 124563.285 C 6421.937 124564.139 6420.657 124565.205 6418.950 124566.485 C 6418.950 124568.192 6418.737 124569.899 6418.310 124571.605 C 6418.310 124572.885 6417.883 124573.312 6417.030 124572.885 L 6421.510 124583.765 L 6415.750 124586.325 L 6415.110 124589.525 L 6408.070 124587.605 L 6405.510 124590.165 L 6413.830 124596.565 L 6413.190 124598.485 L 6405.510 124597.205 L 6395.910 124600.405 L 6395.910 124605.525 L 6401.670 124606.165 L 6397.190 124610.005 L 6390.150 124609.365 L 6388.230 124610.645 L 6394.630 124616.405 L 6397.190 124613.845 L 6401.030 124617.685 L 6405.510 124618.325 L 6399.110 124627.925 L 6388.870 124629.205 L 6390.150 124631.125 L 6390.150 124637.525 L 6388.230 124638.805 L 6395.270 124639.445 L 6390.150 124642.645 L 6383.110 124640.725 L 6386.310 124647.125 L 6381.830 124647.125 L 6385.670 124654.165 L 6387.590 124653.525 C 6384.603 124657.792 6380.337 124659.925 6374.790 124659.925 L 6374.790 124662.485 L 6384.390 124662.485 L 6383.110 124664.405 L 6376.070 124666.325 C 6376.923 124667.605 6377.350 124670.165 6377.350 124674.005 L 6371.590 124675.925 L 6370.950 124681.045 C 6368.390 124681.899 6366.470 124682.752 6365.190 124683.605 L 6361.350 124683.605 L 6363.910 124690.005 L 6358.790 124699.605 C 6360.923 124700.459 6362.203 124700.459 6362.630 124699.605 L 6364.550 124697.685 L 6365.190 124700.245 C 6363.057 124702.379 6362.203 124703.659 6362.630 124704.085 L 6356.870 124702.805 C 6357.723 124705.792 6356.870 124707.499 6354.310 124707.925 L 6349.830 124707.925 L 6348.550 124711.765 L 6354.950 124714.965 L 6350.470 124714.965 C 6344.923 124714.965 6342.150 124717.099 6342.150 124721.365 C 6342.150 124726.912 6344.070 124729.685 6347.910 124729.685 L 6399.110 124690.005 C 6423.430 124672.939 6442.203 124664.405 6455.430 124664.405 C 6458.417 124664.405 6461.190 124665.259 6463.750 124666.965 C 6469.297 124670.805 6472.710 124672.725 6473.990 124672.725 C 6475.697 124672.725 6476.550 124673.579 6476.550 124675.285 C 6476.550 124676.992 6476.337 124678.699 6475.910 124680.405 L 6479.750 124680.405 C 6480.603 124682.112 6481.243 124685.099 6481.670 124689.365 C 6482.097 124693.632 6482.523 124696.405 6482.950 124697.685 L 6483.590 124699.605 L 6481.670 124706.005 L 6484.870 124709.845 C 6483.590 124712.832 6482.523 124715.605 6481.670 124718.165 C 6480.817 124720.299 6479.750 124722.219 6478.470 124723.925 L 6481.670 124725.845 C 6480.817 124728.405 6479.963 124730.752 6479.110 124732.885 L 6472.070 124738.645 L 6473.990 124743.125 C 6473.990 124746.539 6472.923 124748.459 6470.790 124748.885 C 6468.657 124749.312 6467.590 124752.299 6467.590 124757.845 L 6464.390 124757.845 L 6465.670 124762.965 L 6457.350 124766.165 C 6459.483 124767.872 6460.550 124769.365 6460.550 124770.645 C 6460.550 124771.925 6459.483 124773.205 6457.350 124774.485 C 6455.217 124775.765 6453.723 124775.979 6452.870 124775.125 L 6454.790 124782.165 C 6453.083 124781.312 6451.590 124781.952 6450.310 124784.085 C 6449.457 124785.792 6449.670 124787.285 6450.950 124788.565 C 6446.257 124795.819 6443.910 124802.005 6443.910 124807.125 L 6440.070 124807.125 C 6438.363 124807.125 6437.723 124807.979 6438.150 124809.685 C 6438.577 124811.392 6439.217 124812.459 6440.070 124812.885 L 6433.670 124821.205 L 6430.470 124822.485 L 6434.310 124827.605 C 6430.897 124827.605 6429.403 124828.885 6429.830 124831.445 C 6430.683 124833.579 6430.470 124835.072 6429.190 124835.925 C 6427.910 124836.779 6426.630 124837.419 6425.350 124837.845 L 6427.910 124846.165 L 6422.150 124848.725 L 6420.230 124855.765 L 6422.150 124857.045 L 6418.310 124859.605 C 6417.030 124860.459 6416.177 124860.885 6415.750 124860.885 L 6411.910 124866.645 L 6413.830 124871.125 C 6413.830 124872.405 6413.190 124873.472 6411.910 124874.325 C 6410.630 124875.179 6409.350 124875.819 6408.070 124876.245 L 6408.710 124878.165 C 6410.417 124879.019 6411.483 124879.659 6411.910 124880.085 L 6413.190 124881.365 C 6411.910 124883.499 6410.843 124885.632 6409.990 124887.765 C 6409.137 124889.899 6407.643 124890.539 6405.510 124889.685 L 6403.590 124896.085 L 6411.270 124901.205 C 6415.537 124900.779 6422.790 124896.299 6433.030 124887.765 C 6446.683 124875.819 6460.550 124863.872 6474.630 124851.925 L 6479.110 124850.645 L 6480.390 124847.445 C 6482.097 124846.165 6484.443 124844.672 6487.430 124842.965 C 6490.417 124840.832 6492.763 124839.979 6494.470 124840.405 L 6484.230 124857.045 C 6472.283 124870.272 6449.457 124890.752 6415.750 124918.485 C 6377.777 124949.632 6354.523 124965.205 6345.990 124965.205 C 6335.323 124965.205 6328.283 124960.725 6324.870 124951.765 C 6321.883 124942.379 6320.390 124931.285 6320.390 124918.485 L 6321.670 124917.205 L 6321.670 124909.525 C 6322.950 124909.952 6323.590 124909.312 6323.590 124907.605 C 6324.017 124905.472 6324.230 124903.125 6324.230 124900.565 C 6326.363 124898.005 6327.857 124895.232 6328.710 124892.245 C 6329.563 124889.259 6330.203 124886.059 6330.630 124882.645 L 6332.550 124876.885 L 6334.470 124876.245 C 6338.737 124866.432 6347.910 124848.085 6361.990 124821.205 C 6386.737 124774.699 6399.110 124742.699 6399.110 124725.205 L 6394.630 124714.325 C 6387.803 124715.605 6379.483 124720.299 6369.670 124728.405 L 6327.430 124762.965 L 6325.510 124772.565 L 6321.030 124771.925 L 6317.830 124775.125 L 6324.230 124779.605 L 6317.190 124780.245 L 6317.190 124783.445 L 6312.070 124784.725 C 6312.070 124787.712 6313.350 124789.205 6315.910 124789.205 L 6321.030 124791.765 L 6317.190 124793.045 L 6309.510 124793.045 C 6307.377 124793.045 6306.737 124794.539 6307.590 124797.525 L 6300.550 124797.525 L 6305.030 124803.925 C 6304.177 124804.779 6304.177 124807.339 6305.030 124811.605 L 6305.670 124805.205 L 6308.230 124805.205 C 6310.790 124806.059 6312.497 124806.485 6313.350 124806.485 L 6304.390 124812.885 L 6296.710 124811.605 C 6292.870 124814.165 6291.590 124816.725 6292.870 124819.285 L 6302.470 124823.125 L 6304.390 124822.485 L 6303.110 124825.045 C 6300.123 124828.032 6297.350 124828.672 6294.790 124826.965 L 6292.230 124832.725 L 6295.430 124833.365 C 6290.310 124832.939 6284.977 124834.219 6279.430 124837.205 L 6279.430 124840.405 L 6282.630 124845.525 L 6288.390 124844.885 L 6290.310 124846.165 C 6290.310 124850.005 6289.243 124851.925 6287.110 124851.925 C 6283.697 124850.645 6281.137 124850.005 6279.430 124850.005 L 6276.230 124857.685 L 6279.430 124858.965 L 6264.710 124873.045 L 6270.470 124877.525 L 6273.030 124877.525 L 6273.030 124880.725 L 6269.830 124880.725 L 6260.230 124883.925 L 6256.390 124885.845 C 6255.537 124887.979 6255.537 124889.259 6256.390 124889.685 C 6257.243 124890.112 6258.097 124890.325 6258.950 124890.325 L 6246.150 124899.285 L 6243.590 124906.325 C 6244.443 124905.899 6245.510 124905.472 6246.790 124905.045 C 6247.217 124906.752 6246.790 124908.245 6245.510 124909.525 C 6244.230 124910.379 6243.377 124911.019 6242.950 124911.445 L 6246.790 124912.725 L 6244.230 124920.405 L 6239.110 124924.885 C 6237.403 124924.032 6234.417 124925.952 6230.150 124930.645 C 6228.870 124931.925 6226.950 124934.059 6224.390 124937.045 C 6221.830 124940.032 6218.203 124942.379 6213.510 124944.085 C 6204.977 124947.499 6199.643 124950.699 6197.510 124953.685 C 6194.097 124954.965 6191.750 124954.539 6190.470 124952.405 L 6187.270 124958.805 C 6183.003 124960.085 6178.950 124960.512 6175.110 124960.085 L 6168.710 124963.925 C 6167.430 124963.072 6166.150 124962.432 6164.870 124962.005 L 6161.030 124962.005 C 6158.043 124962.005 6156.550 124960.725 6156.550 124958.165 L 6157.190 124956.245 ZM 6497.670 124885.845 L 6497.670 124883.285 L 6500.870 124873.045 C 6500.017 124873.045 6499.164 124872.832 6498.310 124872.405 C 6497.884 124870.272 6498.737 124868.992 6500.870 124868.565 L 6500.870 124864.085 L 6503.430 124864.085 L 6501.510 124854.485 C 6501.510 124851.072 6503.857 124843.819 6508.550 124832.725 C 6511.964 124824.619 6515.590 124816.512 6519.430 124808.405 L 6521.990 124808.405 C 6526.684 124793.899 6540.337 124774.912 6562.950 124751.445 C 6585.990 124727.552 6604.977 124712.192 6619.910 124705.365 C 6639.537 124691.285 6657.030 124679.979 6672.390 124671.445 C 6696.284 124657.792 6715.057 124650.965 6728.710 124650.965 C 6739.804 124650.965 6748.337 124654.592 6754.310 124661.845 C 6760.284 124669.099 6763.270 124678.272 6763.270 124689.365 L 6762.630 124696.405 C 6761.777 124698.112 6760.924 124699.605 6760.070 124700.885 C 6760.070 124701.739 6759.857 124703.659 6759.430 124706.645 C 6758.577 124707.925 6757.937 124708.992 6757.510 124709.845 L 6752.390 124721.365 C 6750.684 124722.219 6749.617 124722.645 6749.190 124722.645 C 6749.190 124723.499 6749.404 124724.139 6749.830 124724.565 L 6742.150 124735.445 L 6738.950 124736.725 L 6737.670 124741.845 C 6736.817 124741.419 6734.684 124742.699 6731.270 124745.685 L 6725.510 124751.445 L 6719.750 124750.805 L 6713.350 124754.645 C 6714.630 124755.072 6716.124 124755.499 6717.830 124755.925 L 6707.590 124763.605 L 6704.390 124761.685 L 6702.470 124762.325 L 6703.110 124766.805 L 6690.950 124770.005 C 6684.977 124776.405 6674.950 124782.379 6660.870 124787.925 C 6656.177 124789.632 6649.350 124791.979 6640.390 124794.965 C 6639.110 124795.819 6637.830 124796.459 6636.550 124796.885 C 6634.844 124796.885 6631.644 124797.952 6626.950 124800.085 C 6622.684 124802.219 6620.337 124803.285 6619.910 124803.285 C 6614.790 124805.845 6608.177 124808.832 6600.070 124812.245 C 6591.964 124815.659 6586.844 124816.939 6584.710 124816.085 L 6578.950 124829.525 C 6579.804 124829.099 6580.657 124829.952 6581.510 124832.085 L 6578.950 124830.805 L 6575.750 124830.805 L 6575.750 124834.645 L 6580.230 124836.565 C 6579.377 124836.565 6578.310 124839.979 6577.030 124846.805 C 6575.750 124853.632 6575.110 124860.459 6575.110 124867.285 C 6575.110 124878.379 6577.670 124887.552 6582.790 124894.805 C 6587.910 124901.632 6595.590 124905.045 6605.830 124905.045 C 6616.924 124905.045 6631.217 124899.499 6648.710 124888.405 C 6662.364 124879.872 6676.017 124871.125 6689.670 124862.165 C 6697.777 124854.912 6705.884 124847.445 6713.990 124839.765 C 6717.404 124837.205 6722.737 124833.792 6729.990 124829.525 L 6731.910 124835.285 C 6729.777 124839.552 6724.870 124844.672 6717.190 124850.645 C 6709.937 124856.619 6705.244 124860.885 6703.110 124863.445 L 6700.550 124863.445 L 6692.870 124869.845 L 6689.670 124873.045 L 6685.190 124879.445 L 6682.630 124879.445 L 6669.830 124892.245 C 6663.857 124898.219 6659.164 124902.485 6655.750 124905.045 L 6614.150 124937.045 C 6612.017 124937.472 6610.524 124937.899 6609.670 124938.325 C 6608.817 124938.752 6609.244 124939.605 6610.950 124940.885 L 6591.110 124952.405 L 6591.110 124949.205 L 6584.710 124952.405 L 6585.350 124954.965 C 6584.070 124955.392 6581.084 124955.605 6576.390 124955.605 L 6573.830 124957.525 L 6568.070 124957.525 L 6564.870 124961.365 C 6563.590 124960.512 6560.817 124960.085 6556.550 124960.085 L 6540.550 124960.085 L 6541.830 124957.525 C 6539.697 124957.952 6536.924 124957.739 6533.510 124956.885 C 6530.524 124956.032 6527.324 124954.965 6523.910 124953.685 L 6523.910 124951.125 L 6528.390 124949.845 L 6526.470 124948.565 L 6518.790 124948.565 C 6515.804 124947.285 6513.457 124944.939 6511.750 124941.525 L 6516.230 124940.245 L 6514.310 124937.045 L 6507.910 124937.685 C 6505.350 124931.712 6504.710 124926.592 6505.990 124922.325 L 6502.790 124922.965 L 6502.790 124920.405 C 6505.350 124920.405 6506.417 124919.552 6505.990 124917.845 L 6500.230 124917.845 C 6502.790 124916.139 6504.070 124913.579 6504.070 124910.165 L 6498.950 124901.205 L 6501.510 124898.645 L 6497.670 124892.885 L 6497.670 124885.845 ZM 6670.470 124764.885 C 6677.724 124758.912 6683.484 124751.872 6687.750 124743.765 C 6692.444 124735.232 6694.790 124726.699 6694.790 124718.165 C 6694.790 124713.045 6693.084 124708.352 6689.670 124704.085 C 6686.257 124699.819 6681.777 124697.685 6676.230 124697.685 C 6673.244 124697.685 6671.110 124698.965 6669.830 124701.525 L 6664.070 124701.525 L 6666.630 124704.725 L 6668.550 124703.445 L 6649.990 124716.885 C 6648.710 124720.725 6645.724 124723.925 6641.030 124726.485 L 6632.710 124732.245 L 6632.710 124734.805 L 6637.830 124734.805 L 6631.430 124736.085 L 6628.870 124738.005 L 6625.030 124741.205 L 6623.110 124744.405 L 6620.550 124744.405 L 6619.270 124746.325 C 6619.270 124747.179 6620.977 124748.245 6624.390 124749.525 L 6620.550 124752.725 C 6619.270 124752.725 6615.857 124754.859 6610.310 124759.125 L 6609.030 124766.805 L 6607.750 124770.005 L 6605.190 124770.005 L 6598.150 124779.605 L 6600.070 124777.045 L 6603.270 124777.045 L 6600.070 124780.245 L 6597.510 124780.885 L 6597.510 124783.445 C 6591.110 124784.299 6587.270 124785.365 6585.990 124786.645 L 6587.910 124788.565 L 6589.830 124787.285 L 6595.590 124787.285 L 6593.670 124790.485 L 6591.110 124790.485 L 6591.110 124795.605 L 6593.030 124796.885 C 6590.044 124796.885 6587.910 124798.165 6586.630 124800.725 C 6597.724 124800.725 6612.657 124796.885 6631.430 124789.205 C 6650.204 124781.099 6663.217 124772.992 6670.470 124764.885 ZM 7013.170 124840.405 L 7013.170 124835.285 C 7014.450 124834.432 7015.943 124833.579 7017.650 124832.725 L 7026.610 124827.605 L 7029.810 124828.245 L 7029.810 124832.725 L 7024.690 124837.205 L 7022.770 124842.325 C 7022.770 124843.605 7021.490 124848.299 7018.930 124856.405 C 7016.797 124864.512 7015.730 124869.845 7015.730 124872.405 C 7015.730 124878.379 7017.010 124884.565 7019.570 124890.965 C 7022.557 124897.365 7026.183 124902.059 7030.450 124905.045 L 7034.290 124907.605 C 7043.250 124914.005 7052.210 124916.565 7061.170 124915.285 L 7061.810 124917.845 L 7063.090 124914.645 L 7066.930 124910.805 L 7073.330 124912.085 L 7075.250 124915.925 L 7082.290 124907.605 C 7087.410 124909.312 7091.250 124910.165 7093.810 124910.165 C 7092.530 124908.459 7092.103 124907.392 7092.530 124906.965 L 7095.730 124902.485 L 7100.850 124903.765 C 7100.423 124902.912 7100.850 124901.845 7102.130 124900.565 C 7103.410 124899.285 7104.690 124898.859 7105.970 124899.285 C 7110.237 124894.165 7112.370 124887.979 7112.370 124880.725 C 7112.370 124872.619 7108.743 124865.579 7101.490 124859.605 C 7095.943 124855.339 7089.543 124851.925 7082.290 124849.365 C 7075.037 124846.379 7066.503 124841.685 7056.690 124835.285 C 7047.303 124828.459 7040.690 124823.765 7036.850 124821.205 L 7038.770 124817.365 L 7035.570 124812.885 L 7034.290 124818.005 C 7027.890 124812.032 7022.130 124804.352 7017.010 124794.965 L 7018.930 124793.045 L 7014.450 124792.405 C 7013.170 124788.992 7012.103 124786.219 7011.250 124784.085 C 7010.823 124781.952 7010.823 124779.819 7011.250 124777.685 L 7007.410 124766.165 C 7007.410 124750.379 7014.023 124735.659 7027.250 124722.005 C 7033.650 124715.605 7057.757 124698.752 7099.570 124671.445 L 7115.570 124661.205 L 7133.490 124650.325 L 7136.690 124649.685 C 7141.383 124647.979 7144.797 124646.912 7146.930 124646.485 C 7153.330 124644.779 7159.730 124643.925 7166.130 124643.925 C 7181.063 124643.925 7192.583 124648.832 7200.690 124658.645 C 7209.223 124668.032 7213.490 124680.405 7213.490 124695.765 C 7213.490 124697.045 7212.637 124699.605 7210.930 124703.445 C 7209.650 124706.859 7208.797 124708.992 7208.370 124709.845 L 7202.610 124714.325 L 7205.810 124713.685 L 7204.530 124715.605 C 7201.970 124720.299 7199.623 124724.779 7197.490 124729.045 C 7195.357 124732.885 7192.583 124737.152 7189.170 124741.845 L 7187.250 124739.285 C 7180.850 124744.832 7174.023 124751.232 7166.770 124758.485 C 7154.823 124771.285 7147.997 124778.325 7146.290 124779.605 L 7143.730 124778.325 L 7150.770 124762.325 L 7149.490 124761.045 C 7149.917 124758.485 7150.130 124755.072 7150.130 124750.805 L 7150.130 124739.285 C 7148.850 124735.019 7147.997 124732.032 7147.570 124730.325 C 7142.023 124717.525 7137.117 124708.565 7132.850 124703.445 C 7125.170 124694.059 7116.423 124689.365 7106.610 124689.365 C 7098.930 124689.365 7093.597 124692.352 7090.610 124698.325 C 7089.330 124698.752 7088.050 124698.965 7086.770 124698.965 L 7086.770 124702.805 C 7086.770 124704.939 7085.063 124712.619 7081.650 124725.845 C 7079.943 124732.245 7078.877 124737.579 7078.450 124741.845 C 7079.730 124743.552 7080.583 124744.832 7081.010 124745.685 C 7083.143 124748.672 7084.637 124749.952 7085.490 124749.525 L 7087.410 124759.765 L 7092.530 124761.045 C 7093.810 124764.032 7095.303 124766.805 7097.010 124769.365 C 7098.717 124771.925 7100.850 124773.845 7103.410 124775.125 C 7104.690 124777.259 7105.757 124778.539 7106.610 124778.965 C 7107.463 124779.819 7107.463 124780.672 7106.610 124781.525 C 7106.183 124782.379 7108.530 124784.512 7113.650 124787.925 L 7121.330 124786.645 L 7120.050 124793.045 C 7121.330 124793.472 7122.823 124793.899 7124.530 124794.325 C 7126.237 124794.325 7127.090 124794.752 7127.090 124795.605 L 7129.010 124799.445 L 7133.490 124798.165 L 7141.170 124810.965 L 7143.090 124801.365 C 7144.797 124802.219 7146.077 124804.352 7146.930 124807.765 L 7149.490 124807.765 C 7152.050 124808.619 7154.397 124809.685 7156.530 124810.965 C 7159.090 124811.819 7160.157 124812.885 7159.730 124814.165 C 7163.997 124819.285 7166.770 124823.552 7168.050 124826.965 C 7169.757 124826.539 7171.463 124825.899 7173.170 124825.045 L 7173.810 124829.525 L 7169.970 124833.365 L 7169.330 124836.565 L 7173.170 124832.725 L 7174.450 124834.645 L 7177.010 124840.405 C 7176.583 124840.832 7175.303 124842.965 7173.170 124846.805 C 7171.463 124850.645 7170.183 124852.352 7169.330 124851.925 L 7168.690 124857.685 L 7169.970 124860.885 L 7157.810 124874.965 L 7155.890 124873.045 C 7153.757 124877.312 7149.703 124881.579 7143.730 124885.845 C 7137.757 124889.685 7132.210 124893.312 7127.090 124896.725 C 7124.957 124898.005 7122.183 124900.352 7118.770 124903.765 C 7115.357 124907.179 7112.370 124909.952 7109.810 124912.085 L 7105.330 124916.565 C 7102.343 124919.552 7100.637 124920.832 7100.210 124920.405 L 7095.090 124925.525 L 7092.530 124925.525 L 7087.410 124930.005 L 7089.330 124933.205 L 7085.490 124939.605 L 7081.010 124938.325 C 7081.010 124936.192 7080.583 124935.125 7079.730 124935.125 L 7079.730 124939.605 L 7078.450 124944.085 L 7076.530 124943.445 L 7070.770 124947.285 L 7070.770 124952.405 C 7069.917 124952.832 7068.850 124952.832 7067.570 124952.405 C 7066.290 124951.552 7065.437 124950.912 7065.010 124950.485 L 7064.370 124953.045 C 7060.530 124954.325 7058.610 124955.605 7058.610 124956.885 L 7054.130 124958.165 L 7049.010 124960.725 L 7044.530 124960.725 L 7040.050 124960.725 L 7040.050 124963.925 L 7034.930 124965.205 C 7035.783 124966.059 7035.570 124966.912 7034.290 124967.765 C 7033.437 124969.045 7032.583 124969.259 7031.730 124968.405 L 7030.450 124962.645 L 7029.170 124965.845 L 7025.970 124969.045 L 7024.050 124963.925 L 7024.690 124962.005 L 7020.850 124962.005 L 7020.850 124969.685 C 7019.570 124969.259 7017.223 124969.045 7013.810 124969.045 C 7005.277 124969.045 6999.943 124968.405 6997.810 124967.125 L 6995.250 124967.765 L 6992.690 124962.645 L 6983.730 124962.005 L 6983.730 124956.885 L 6981.810 124958.165 C 6974.130 124954.325 6968.370 124948.779 6964.530 124941.525 C 6960.690 124934.272 6958.770 124926.165 6958.770 124917.205 C 6958.770 124902.272 6964.743 124887.979 6976.690 124874.325 C 6987.357 124862.805 6998.237 124851.285 7009.330 124839.765 L 7013.170 124840.405 ZM 7196.450 124902.485 L 7200.930 124903.125 L 7199.650 124898.005 C 7199.650 124897.152 7200.290 124895.019 7201.570 124891.605 C 7202.850 124887.765 7203.064 124884.992 7202.210 124883.285 L 7205.410 124879.445 L 7201.570 124880.085 L 7202.850 124878.805 C 7205.410 124872.832 7208.184 124868.352 7211.170 124865.365 L 7210.530 124862.805 L 7213.730 124859.605 L 7245.090 124795.605 L 7273.890 124748.245 L 7280.290 124738.645 L 7282.850 124739.925 L 7286.690 124735.445 C 7286.264 124735.019 7284.984 124734.805 7282.850 124734.805 L 7286.050 124727.125 L 7289.890 124727.125 L 7289.890 124724.565 L 7294.370 124723.285 L 7289.890 124722.645 C 7292.877 124719.659 7296.717 124714.752 7301.410 124707.925 C 7304.824 124702.805 7308.450 124697.472 7312.290 124691.925 L 7316.130 124691.925 C 7322.530 124682.965 7330.424 124676.139 7339.810 124671.445 C 7356.877 124662.912 7366.050 124658.219 7367.330 124657.365 L 7370.530 124658.645 C 7376.504 124653.525 7383.117 124650.965 7390.370 124650.965 L 7398.690 124653.525 C 7397.837 124658.219 7395.277 124663.979 7391.010 124670.805 C 7387.170 124677.632 7385.037 124682.325 7384.610 124684.885 C 7381.197 124686.592 7378.637 124690.432 7376.930 124696.405 L 7371.810 124701.525 L 7369.890 124709.205 C 7365.197 124712.619 7362.850 124717.312 7362.850 124723.285 L 7359.650 124723.925 L 7359.650 124727.765 C 7358.370 124727.339 7356.237 124728.192 7353.250 124730.325 C 7352.397 124729.899 7351.117 124729.685 7349.410 124729.685 L 7346.850 124729.685 L 7345.570 124733.525 L 7355.810 124733.525 L 7355.810 124736.085 L 7347.490 124739.285 L 7349.410 124740.565 L 7351.330 124742.485 L 7349.410 124744.405 L 7344.930 124742.485 L 7343.650 124744.405 L 7347.490 124745.045 L 7345.570 124750.805 C 7345.144 124749.099 7344.717 124747.819 7344.290 124746.965 C 7343.864 124746.112 7343.224 124746.325 7342.370 124747.605 L 7343.010 124753.365 C 7340.024 124752.939 7338.317 124753.579 7337.890 124755.285 C 7338.744 124756.139 7339.597 124756.779 7340.450 124757.205 L 7336.610 124770.005 L 7332.130 124770.645 L 7324.450 124772.565 L 7323.170 124776.405 L 7324.450 124777.685 L 7332.130 124777.045 L 7328.930 124779.605 L 7329.570 124784.085 L 7323.810 124789.845 L 7316.130 124788.565 L 7310.370 124794.965 C 7310.797 124795.819 7311.437 124796.459 7312.290 124796.885 L 7314.850 124794.325 L 7318.690 124794.965 L 7316.770 124797.525 L 7321.250 124800.725 C 7321.250 124802.005 7320.397 124803.072 7318.690 124803.925 C 7317.410 124804.779 7316.557 124805.205 7316.130 124805.205 L 7311.010 124801.365 L 7311.010 124803.925 L 7312.930 124805.205 L 7305.890 124805.205 L 7301.410 124806.485 L 7300.770 124811.605 L 7296.930 124812.245 L 7297.570 124815.445 L 7304.610 124815.445 C 7304.610 124816.725 7305.464 124817.579 7307.170 124818.005 C 7308.877 124818.432 7309.730 124819.285 7309.730 124820.565 L 7306.530 124820.565 L 7298.210 124820.565 L 7300.130 124823.765 L 7305.250 124822.485 C 7305.250 124823.339 7304.397 124824.405 7302.690 124825.685 C 7301.837 124827.392 7301.837 124828.672 7302.690 124829.525 C 7303.970 124829.952 7304.610 124830.592 7304.610 124831.445 L 7298.210 124835.925 L 7300.130 124837.845 L 7295.650 124839.125 L 7291.810 124840.405 L 7285.410 124843.605 C 7283.704 124844.459 7282.850 124845.739 7282.850 124847.445 L 7284.130 124849.365 L 7287.330 124846.165 C 7290.317 124846.165 7293.304 124845.099 7296.290 124842.965 L 7296.930 124845.525 L 7295.010 124846.165 L 7292.450 124852.565 L 7287.970 124851.925 L 7286.050 124854.485 L 7289.890 124856.405 L 7286.690 124862.805 L 7282.850 124862.165 L 7280.930 124863.445 C 7280.930 124870.699 7281.144 124875.179 7281.570 124876.885 L 7279.010 124877.525 L 7280.930 124882.645 L 7277.090 124884.565 L 7277.090 124890.325 L 7278.370 124891.605 C 7277.517 124892.032 7276.877 124892.245 7276.450 124892.245 L 7279.010 124903.765 L 7280.290 124905.045 L 7287.970 124905.685 C 7295.650 124905.685 7307.170 124900.565 7322.530 124890.325 L 7382.690 124848.085 L 7385.890 124849.365 C 7384.184 124853.632 7371.810 124864.299 7348.770 124881.365 C 7338.957 124888.619 7334.050 124893.739 7334.050 124896.725 L 7280.290 124933.845 C 7264.077 124944.512 7252.770 124950.485 7246.370 124951.765 C 7247.650 124952.619 7247.437 124953.685 7245.730 124954.965 C 7244.450 124955.819 7243.597 124955.392 7243.170 124953.685 C 7239.757 124957.099 7236.130 124959.019 7232.290 124959.445 C 7233.997 124960.725 7234.850 124960.512 7234.850 124958.805 C 7235.277 124957.525 7235.490 124956.672 7235.490 124956.245 L 7232.930 124955.605 L 7230.370 124957.525 L 7231.650 124953.685 L 7229.090 124953.685 L 7227.170 124957.525 L 7222.050 124957.525 L 7222.050 124954.965 C 7214.797 124952.405 7209.677 124950.059 7206.690 124947.925 C 7198.584 124942.379 7194.530 124934.272 7194.530 124923.605 L 7194.530 124917.845 L 7197.730 124918.485 L 7199.010 124916.565 L 7193.250 124916.565 C 7194.104 124909.739 7195.170 124905.045 7196.450 124902.485 ZM 7305.250 124807.765 C 7309.517 124808.619 7312.930 124810.965 7315.490 124814.805 L 7310.370 124815.445 L 7305.890 124814.805 L 7302.690 124814.165 L 7302.050 124812.245 L 7305.250 124807.765 ZM 7376.290 124592.725 L 7373.090 124585.045 C 7373.090 124579.925 7375.864 124573.525 7381.410 124565.845 C 7385.677 124560.299 7389.944 124554.539 7394.210 124548.565 L 7393.570 124546.645 L 7397.410 124547.925 L 7398.690 124546.645 L 7397.410 124543.445 L 7398.690 124539.605 L 7400.610 124537.045 L 7403.170 124536.405 L 7403.170 124533.205 C 7403.170 124529.365 7405.730 124527.445 7410.850 124527.445 L 7416.610 124530.005 L 7418.530 124528.725 L 7418.530 124522.965 L 7421.730 124521.685 L 7425.570 124522.325 L 7430.050 124519.765 L 7430.690 124517.205 L 7435.170 124518.485 L 7437.090 124515.925 L 7440.290 124515.925 L 7441.570 124514.645 L 7443.490 124516.565 L 7446.690 124512.085 L 7453.090 124516.565 L 7454.370 124512.085 L 7456.290 124513.365 L 7458.850 124510.165 L 7468.450 124510.805 L 7470.370 124512.085 L 7474.210 124516.565 L 7466.530 124539.605 L 7465.250 124543.445 C 7463.117 124545.579 7461.624 124548.139 7460.770 124551.125 C 7456.930 124551.125 7454.370 124551.552 7453.090 124552.405 L 7453.090 124555.605 L 7456.290 124555.605 L 7456.290 124561.365 C 7451.597 124563.499 7449.037 124567.125 7448.610 124572.245 L 7444.130 124579.925 L 7438.370 124581.205 L 7438.370 124584.405 L 7433.890 124583.765 L 7430.690 124583.765 L 7430.050 124585.685 L 7424.930 124585.685 C 7421.090 124585.259 7417.037 124587.605 7412.770 124592.725 L 7407.650 124591.445 L 7403.810 124592.085 L 7403.170 124596.565 L 7392.290 124596.565 L 7390.370 124594.645 L 7385.250 124598.485 C 7378.424 124598.485 7374.797 124600.192 7374.370 124603.605 L 7372.450 124602.325 C 7371.170 124601.045 7370.530 124597.845 7370.530 124592.725 L 7376.290 124592.725 ZM 7450.020 124762.325 C 7453.007 124752.085 7457.487 124740.565 7463.460 124727.765 C 7469.433 124714.965 7475.407 124702.592 7481.380 124690.645 L 7483.300 124691.925 L 7488.420 124690.005 C 7493.967 124687.019 7497.593 124685.099 7499.300 124684.245 C 7503.993 124680.832 7507.407 124678.485 7509.540 124677.205 C 7515.513 124674.645 7521.487 124671.872 7527.460 124668.885 C 7533.433 124666.752 7539.193 124663.765 7544.740 124659.925 L 7550.500 124663.765 C 7548.367 124672.725 7546.447 124681.045 7544.740 124688.725 C 7541.327 124703.659 7538.553 124712.405 7536.420 124714.965 L 7532.580 124720.725 C 7530.447 124723.712 7529.593 124726.272 7530.020 124728.405 L 7530.660 124732.245 C 7552.847 124713.045 7570.340 124698.539 7583.140 124688.725 C 7606.607 124670.805 7627.087 124661.845 7644.580 124661.845 C 7649.273 124661.845 7653.540 124662.699 7657.380 124664.405 C 7661.647 124665.685 7664.847 124668.459 7666.980 124672.725 L 7668.260 124677.205 C 7668.687 124678.059 7670.180 124678.912 7672.740 124679.765 L 7672.100 124684.885 C 7672.953 124686.165 7674.020 124687.445 7675.300 124688.725 L 7678.500 124692.565 L 7677.220 124698.965 L 7679.780 124705.365 L 7673.380 124706.645 L 7673.380 124711.125 L 7677.220 124709.205 L 7677.220 124722.005 L 7672.100 124723.285 L 7673.380 124727.125 L 7665.700 124739.285 C 7666.980 124741.419 7669.327 124741.845 7672.740 124740.565 L 7668.900 124743.765 L 7666.980 124743.125 L 7659.940 124750.165 L 7665.700 124754.005 L 7659.940 124752.725 C 7659.513 124753.579 7659.300 124754.432 7659.300 124755.285 L 7654.180 124757.845 L 7654.180 124762.965 C 7650.340 124766.805 7647.567 124770.432 7645.860 124773.845 C 7646.287 124774.699 7648.420 124775.552 7652.260 124776.405 L 7649.700 124783.445 L 7643.940 124785.365 L 7642.660 124791.125 L 7640.100 124791.765 L 7641.380 124796.245 C 7641.380 124800.939 7640.527 124803.499 7638.820 124803.925 L 7634.340 124800.085 C 7635.193 124801.365 7634.340 124802.432 7631.780 124803.285 C 7629.647 124803.712 7628.580 124804.139 7628.580 124804.565 L 7628.580 124809.685 L 7637.540 124808.405 L 7636.900 124810.325 L 7633.060 124810.965 C 7633.060 124815.232 7631.567 124818.645 7628.580 124821.205 L 7622.820 124819.925 L 7620.900 124824.405 L 7626.020 124824.405 L 7621.540 124832.725 L 7620.260 124830.805 L 7614.500 124829.525 C 7613.220 124831.232 7613.647 124832.725 7615.780 124834.005 C 7617.913 124834.859 7618.767 124836.139 7618.340 124837.845 L 7612.580 124842.965 L 7616.420 124847.445 L 7618.980 124847.445 L 7618.980 124850.005 L 7615.140 124849.365 L 7611.300 124851.285 L 7611.940 124855.765 C 7610.660 124857.899 7609.593 124859.819 7608.740 124861.525 L 7608.740 124879.445 L 7605.540 124880.725 C 7604.687 124884.139 7604.260 124887.125 7604.260 124889.685 C 7604.260 124892.672 7604.900 124895.445 7606.180 124898.005 L 7616.420 124899.925 C 7626.660 124899.925 7645.220 124891.605 7672.100 124874.965 C 7684.473 124867.285 7700.047 124856.832 7718.820 124843.605 C 7717.113 124846.165 7713.060 124850.219 7706.660 124855.765 C 7700.687 124861.312 7696.633 124866.005 7694.500 124869.845 L 7688.100 124873.045 L 7689.380 124874.325 C 7669.327 124892.245 7647.567 124908.885 7624.100 124924.245 C 7591.247 124946.005 7566.500 124956.885 7549.860 124956.885 C 7536.633 124956.885 7527.673 124951.552 7522.980 124940.885 C 7519.993 124934.059 7518.500 124923.179 7518.500 124908.245 L 7518.500 124899.285 C 7521.060 124899.285 7522.553 124898.432 7522.980 124896.725 C 7523.407 124894.592 7522.340 124893.739 7519.780 124894.165 C 7524.473 124881.792 7529.593 124869.205 7535.140 124856.405 C 7544.953 124835.072 7550.500 124822.699 7551.780 124819.285 C 7572.687 124782.165 7585.060 124759.552 7588.900 124751.445 C 7597.007 124734.379 7601.060 124722.005 7601.060 124714.325 C 7601.060 124707.499 7597.860 124704.085 7591.460 124704.085 C 7585.060 124704.085 7577.167 124707.712 7567.780 124714.965 C 7560.527 124720.939 7553.487 124726.699 7546.660 124732.245 L 7545.380 124734.165 C 7542.820 124737.579 7534.713 124748.245 7521.060 124766.165 C 7509.540 124781.099 7501.433 124791.339 7496.740 124796.885 L 7496.740 124803.925 L 7490.980 124809.685 C 7491.407 124809.259 7492.047 124809.259 7492.900 124809.685 C 7493.753 124810.112 7493.753 124810.752 7492.900 124811.605 L 7489.060 124820.565 L 7482.660 124823.125 L 7482.020 124827.605 L 7476.260 124835.925 L 7476.900 124839.765 C 7472.633 124844.032 7471.140 124847.445 7472.420 124850.005 L 7467.300 124850.005 L 7469.220 124853.205 L 7460.900 124863.445 L 7456.420 124869.845 L 7457.060 124871.765 L 7453.860 124873.045 L 7453.220 124880.085 L 7447.460 124880.725 L 7450.660 124888.405 L 7447.460 124886.485 C 7446.607 124887.765 7445.753 124888.832 7444.900 124889.685 L 7439.140 124895.445 C 7439.993 124894.592 7440.847 124894.379 7441.700 124894.805 C 7442.980 124895.232 7443.620 124896.085 7443.620 124897.365 L 7436.580 124898.005 C 7434.020 124899.285 7432.740 124901.205 7432.740 124903.765 C 7433.593 124905.045 7434.660 124905.472 7435.940 124905.045 L 7428.900 124916.565 L 7424.420 124916.565 C 7420.153 124918.699 7416.740 124920.619 7414.180 124922.325 C 7411.620 124924.032 7409.060 124925.952 7406.500 124928.085 L 7400.100 124930.645 C 7398.393 124931.499 7397.753 124932.352 7398.180 124933.205 L 7392.420 124933.205 C 7393.273 124934.912 7392.420 124936.405 7389.860 124937.685 C 7387.300 124938.539 7385.807 124939.392 7385.380 124940.245 L 7379.620 124938.965 L 7370.660 124943.445 L 7364.900 124942.165 L 7364.900 124947.285 L 7354.660 124943.445 L 7352.740 124935.765 C 7352.740 124930.645 7360.633 124914.219 7376.420 124886.485 C 7396.900 124851.072 7417.593 124815.445 7438.500 124779.605 C 7442.340 124773.205 7446.180 124767.445 7450.020 124762.325 ZM 7718.240 124940.245 L 7720.160 124946.645 C 7718.027 124948.352 7715.893 124949.845 7713.760 124951.125 L 7705.440 124956.885 C 7694.347 124964.992 7685.173 124974.805 7677.920 124986.325 C 7670.667 124997.845 7667.040 125010.005 7667.040 125022.805 C 7667.040 125027.499 7668.960 125033.685 7672.800 125041.365 C 7674.933 125045.632 7677.067 125048.619 7679.200 125050.325 C 7680.907 125052.459 7681.760 125055.659 7681.760 125059.925 L 7684.320 125055.445 L 7704.160 125061.205 C 7705.867 125060.352 7708.427 125059.925 7711.840 125059.925 L 7717.600 125059.925 L 7724.000 125059.925 C 7724.000 125059.072 7726.133 125058.432 7730.400 125058.005 C 7742.347 125050.752 7752.160 125041.792 7759.840 125031.125 C 7771.360 125014.059 7781.813 124996.779 7791.200 124979.285 C 7801.013 124961.792 7809.120 124944.085 7815.520 124926.165 C 7820.213 124918.059 7824.053 124910.592 7827.040 124903.765 C 7830.453 124896.939 7833.653 124889.685 7836.640 124882.005 L 7840.480 124874.325 C 7836.640 124876.032 7832.800 124878.165 7828.960 124880.725 C 7825.547 124883.285 7821.707 124886.272 7817.440 124889.685 L 7814.240 124887.765 L 7812.320 124891.605 C 7809.333 124892.885 7805.920 124894.805 7802.080 124897.365 C 7798.667 124899.925 7795.253 124902.272 7791.840 124904.405 L 7791.200 124908.245 L 7782.240 124911.445 L 7776.480 124917.845 L 7772.000 124917.205 C 7769.440 124920.192 7765.387 124922.539 7759.840 124924.245 C 7754.720 124925.952 7749.813 124926.805 7745.120 124926.805 C 7742.133 124926.805 7738.933 124925.525 7735.520 124922.965 L 7728.480 124923.605 C 7713.120 124912.939 7705.440 124897.792 7705.440 124878.165 C 7705.440 124852.565 7715.467 124823.552 7735.520 124791.125 C 7756.000 124758.699 7777.760 124735.232 7800.800 124720.725 C 7813.600 124711.339 7830.027 124701.099 7850.080 124690.005 C 7866.720 124681.045 7883.573 124671.872 7900.640 124662.485 C 7901.493 124662.912 7903.840 124662.059 7907.680 124659.925 C 7911.947 124657.792 7915.573 124655.872 7918.560 124654.165 C 7927.093 124651.179 7936.053 124649.685 7945.440 124649.685 C 7954.400 124649.685 7962.293 124653.099 7969.120 124659.925 C 7976.373 124666.325 7980.000 124673.792 7980.000 124682.325 L 7978.720 124689.365 L 7980.640 124691.285 L 7980.000 124703.445 L 7981.920 124706.005 C 7978.933 124711.979 7977.440 124718.592 7977.440 124725.845 C 7978.720 124725.845 7979.787 124725.632 7980.640 124725.205 C 7981.920 124724.779 7983.627 124723.285 7985.760 124720.725 L 7994.720 124720.725 L 7997.280 124725.205 L 7992.800 124730.965 L 7991.520 124736.085 L 7985.120 124739.285 C 7984.693 124742.272 7982.560 124745.259 7978.720 124748.245 C 7975.307 124750.805 7973.173 124752.512 7972.320 124753.365 C 7966.347 124759.339 7960.800 124766.592 7955.680 124775.125 C 7953.120 124778.965 7945.440 124793.472 7932.640 124818.645 C 7931.360 124819.925 7930.933 124820.779 7931.360 124821.205 L 7921.760 124840.405 L 7918.560 124840.405 L 7919.200 124845.525 C 7919.200 124847.659 7917.707 124850.859 7914.720 124855.125 C 7912.160 124858.965 7910.667 124861.952 7910.240 124864.085 L 7907.680 124864.085 L 7906.400 124873.685 L 7901.920 124876.885 C 7900.213 124882.432 7898.507 124887.765 7896.800 124892.885 L 7892.320 124898.645 L 7894.240 124902.485 L 7886.560 124910.805 L 7885.280 124908.885 C 7884.853 124910.165 7884.853 124911.872 7885.280 124914.005 C 7886.133 124915.712 7886.560 124916.779 7886.560 124917.205 C 7886.560 124919.339 7885.067 124922.325 7882.080 124926.165 C 7879.093 124930.005 7876.320 124932.352 7873.760 124933.205 C 7875.467 124933.205 7877.387 124932.992 7879.520 124932.565 L 7878.240 124934.485 L 7875.680 124936.405 L 7874.400 124943.445 C 7873.547 124943.019 7872.053 124945.152 7869.920 124949.845 C 7868.213 124954.539 7867.147 124957.099 7866.720 124957.525 L 7860.960 124957.525 L 7862.240 124963.925 L 7862.880 124962.005 L 7866.080 124962.005 L 7864.160 124965.845 L 7862.880 124967.765 C 7861.173 124968.192 7859.680 124968.832 7858.400 124969.685 C 7860.533 124970.539 7861.387 124972.032 7860.960 124974.165 L 7855.200 124976.725 L 7855.200 124979.285 L 7850.720 124978.645 L 7850.720 124984.405 L 7853.920 124984.405 L 7853.280 124986.965 C 7851.147 124987.819 7850.293 124988.672 7850.720 124989.525 L 7842.400 124993.365 L 7843.680 124999.765 C 7839.840 125002.752 7836.000 125005.952 7832.160 125009.365 C 7826.613 125014.485 7824.907 125017.899 7827.040 125019.605 L 7811.040 125028.565 L 7811.040 125032.405 L 7802.720 125038.165 L 7799.520 125036.245 L 7798.880 125042.645 C 7796.320 125044.352 7794.187 125044.352 7792.480 125042.645 C 7791.200 125041.365 7790.347 125040.725 7789.920 125040.725 L 7789.920 125044.565 C 7786.933 125045.845 7785.653 125046.912 7786.080 125047.765 L 7780.960 125050.965 L 7777.760 125049.685 L 7776.480 125052.885 C 7771.787 125055.019 7752.373 125065.472 7718.240 125084.245 C 7693.067 125098.325 7672.800 125105.365 7657.440 125105.365 C 7641.653 125105.365 7628.427 125100.885 7617.760 125091.925 C 7606.667 125083.392 7601.120 125071.232 7601.120 125055.445 C 7601.120 125031.552 7614.133 125008.299 7640.160 124985.685 C 7656.800 124971.605 7680.693 124956.672 7711.840 124940.885 C 7713.973 124940.885 7716.107 124940.672 7718.240 124940.245 ZM 7891.680 124787.285 C 7896.373 124777.899 7900.427 124767.232 7903.840 124755.285 C 7907.680 124743.339 7909.600 124732.885 7909.600 124723.925 C 7909.600 124714.112 7908.533 124706.645 7906.400 124701.525 C 7902.987 124692.992 7897.013 124688.725 7888.480 124688.725 C 7883.360 124688.725 7874.400 124695.125 7861.600 124707.925 C 7846.667 124722.859 7837.920 124730.965 7835.360 124732.245 L 7832.160 124739.925 C 7827.467 124746.752 7822.987 124753.579 7818.720 124760.405 L 7816.160 124764.885 L 7810.400 124769.365 L 7811.680 124773.845 C 7804.853 124781.099 7799.093 124793.259 7794.400 124810.325 C 7790.133 124826.965 7788.000 124841.472 7788.000 124853.845 C 7788.000 124861.952 7788.640 124867.285 7789.920 124869.845 L 7800.160 124881.365 C 7831.307 124862.165 7851.787 124844.672 7861.600 124828.885 C 7871.840 124812.672 7881.867 124798.805 7891.680 124787.285 ZM 7983.950 124902.485 L 7988.430 124903.125 L 7987.150 124898.005 C 7987.150 124897.152 7987.790 124895.019 7989.070 124891.605 C 7990.350 124887.765 7990.564 124884.992 7989.710 124883.285 L 7992.910 124879.445 L 7989.070 124880.085 L 7990.350 124878.805 C 7992.910 124872.832 7995.684 124868.352 7998.670 124865.365 L 7998.030 124862.805 L 8001.230 124859.605 L 8032.590 124795.605 L 8061.390 124748.245 L 8067.790 124738.645 L 8070.350 124739.925 L 8074.190 124735.445 C 8073.764 124735.019 8072.484 124734.805 8070.350 124734.805 L 8073.550 124727.125 L 8077.390 124727.125 L 8077.390 124724.565 L 8081.870 124723.285 L 8077.390 124722.645 C 8080.377 124719.659 8084.217 124714.752 8088.910 124707.925 C 8092.324 124702.805 8095.950 124697.472 8099.790 124691.925 L 8103.630 124691.925 C 8110.030 124682.965 8117.924 124676.139 8127.310 124671.445 C 8144.377 124662.912 8153.550 124658.219 8154.830 124657.365 L 8158.030 124658.645 C 8164.004 124653.525 8170.617 124650.965 8177.870 124650.965 L 8186.190 124653.525 C 8185.337 124658.219 8182.777 124663.979 8178.510 124670.805 C 8174.670 124677.632 8172.537 124682.325 8172.110 124684.885 C 8168.697 124686.592 8166.137 124690.432 8164.430 124696.405 L 8159.310 124701.525 L 8157.390 124709.205 C 8152.697 124712.619 8150.350 124717.312 8150.350 124723.285 L 8147.150 124723.925 L 8147.150 124727.765 C 8145.870 124727.339 8143.737 124728.192 8140.750 124730.325 C 8139.897 124729.899 8138.617 124729.685 8136.910 124729.685 L 8134.350 124729.685 L 8133.070 124733.525 L 8143.310 124733.525 L 8143.310 124736.085 L 8134.990 124739.285 L 8136.910 124740.565 L 8138.830 124742.485 L 8136.910 124744.405 L 8132.430 124742.485 L 8131.150 124744.405 L 8134.990 124745.045 L 8133.070 124750.805 C 8132.644 124749.099 8132.217 124747.819 8131.790 124746.965 C 8131.364 124746.112 8130.724 124746.325 8129.870 124747.605 L 8130.510 124753.365 C 8127.524 124752.939 8125.817 124753.579 8125.390 124755.285 C 8126.244 124756.139 8127.097 124756.779 8127.950 124757.205 L 8124.110 124770.005 L 8119.630 124770.645 L 8111.950 124772.565 L 8110.670 124776.405 L 8111.950 124777.685 L 8119.630 124777.045 L 8116.430 124779.605 L 8117.070 124784.085 L 8111.310 124789.845 L 8103.630 124788.565 L 8097.870 124794.965 C 8098.297 124795.819 8098.937 124796.459 8099.790 124796.885 L 8102.350 124794.325 L 8106.190 124794.965 L 8104.270 124797.525 L 8108.750 124800.725 C 8108.750 124802.005 8107.897 124803.072 8106.190 124803.925 C 8104.910 124804.779 8104.057 124805.205 8103.630 124805.205 L 8098.510 124801.365 L 8098.510 124803.925 L 8100.430 124805.205 L 8093.390 124805.205 L 8088.910 124806.485 L 8088.270 124811.605 L 8084.430 124812.245 L 8085.070 124815.445 L 8092.110 124815.445 C 8092.110 124816.725 8092.964 124817.579 8094.670 124818.005 C 8096.377 124818.432 8097.230 124819.285 8097.230 124820.565 L 8094.030 124820.565 L 8085.710 124820.565 L 8087.630 124823.765 L 8092.750 124822.485 C 8092.750 124823.339 8091.897 124824.405 8090.190 124825.685 C 8089.337 124827.392 8089.337 124828.672 8090.190 124829.525 C 8091.470 124829.952 8092.110 124830.592 8092.110 124831.445 L 8085.710 124835.925 L 8087.630 124837.845 L 8083.150 124839.125 L 8079.310 124840.405 L 8072.910 124843.605 C 8071.204 124844.459 8070.350 124845.739 8070.350 124847.445 L 8071.630 124849.365 L 8074.830 124846.165 C 8077.817 124846.165 8080.804 124845.099 8083.790 124842.965 L 8084.430 124845.525 L 8082.510 124846.165 L 8079.950 124852.565 L 8075.470 124851.925 L 8073.550 124854.485 L 8077.390 124856.405 L 8074.190 124862.805 L 8070.350 124862.165 L 8068.430 124863.445 C 8068.430 124870.699 8068.644 124875.179 8069.070 124876.885 L 8066.510 124877.525 L 8068.430 124882.645 L 8064.590 124884.565 L 8064.590 124890.325 L 8065.870 124891.605 C 8065.017 124892.032 8064.377 124892.245 8063.950 124892.245 L 8066.510 124903.765 L 8067.790 124905.045 L 8075.470 124905.685 C 8083.150 124905.685 8094.670 124900.565 8110.030 124890.325 L 8170.190 124848.085 L 8173.390 124849.365 C 8171.684 124853.632 8159.310 124864.299 8136.270 124881.365 C 8126.457 124888.619 8121.550 124893.739 8121.550 124896.725 L 8067.790 124933.845 C 8051.577 124944.512 8040.270 124950.485 8033.870 124951.765 C 8035.150 124952.619 8034.937 124953.685 8033.230 124954.965 C 8031.950 124955.819 8031.097 124955.392 8030.670 124953.685 C 8027.257 124957.099 8023.630 124959.019 8019.790 124959.445 C 8021.497 124960.725 8022.350 124960.512 8022.350 124958.805 C 8022.777 124957.525 8022.990 124956.672 8022.990 124956.245 L 8020.430 124955.605 L 8017.870 124957.525 L 8019.150 124953.685 L 8016.590 124953.685 L 8014.670 124957.525 L 8009.550 124957.525 L 8009.550 124954.965 C 8002.297 124952.405 7997.177 124950.059 7994.190 124947.925 C 7986.084 124942.379 7982.030 124934.272 7982.030 124923.605 L 7982.030 124917.845 L 7985.230 124918.485 L 7986.510 124916.565 L 7980.750 124916.565 C 7981.604 124909.739 7982.670 124905.045 7983.950 124902.485 ZM 8092.750 124807.765 C 8097.017 124808.619 8100.430 124810.965 8102.990 124814.805 L 8097.870 124815.445 L 8093.390 124814.805 L 8090.190 124814.165 L 8089.550 124812.245 L 8092.750 124807.765 ZM 8163.790 124592.725 L 8160.590 124585.045 C 8160.590 124579.925 8163.364 124573.525 8168.910 124565.845 C 8173.177 124560.299 8177.444 124554.539 8181.710 124548.565 L 8181.070 124546.645 L 8184.910 124547.925 L 8186.190 124546.645 L 8184.910 124543.445 L 8186.190 124539.605 L 8188.110 124537.045 L 8190.670 124536.405 L 8190.670 124533.205 C 8190.670 124529.365 8193.230 124527.445 8198.350 124527.445 L 8204.110 124530.005 L 8206.030 124528.725 L 8206.030 124522.965 L 8209.230 124521.685 L 8213.070 124522.325 L 8217.550 124519.765 L 8218.190 124517.205 L 8222.670 124518.485 L 8224.590 124515.925 L 8227.790 124515.925 L 8229.070 124514.645 L 8230.990 124516.565 L 8234.190 124512.085 L 8240.590 124516.565 L 8241.870 124512.085 L 8243.790 124513.365 L 8246.350 124510.165 L 8255.950 124510.805 L 8257.870 124512.085 L 8261.710 124516.565 L 8254.030 124539.605 L 8252.750 124543.445 C 8250.617 124545.579 8249.124 124548.139 8248.270 124551.125 C 8244.430 124551.125 8241.870 124551.552 8240.590 124552.405 L 8240.590 124555.605 L 8243.790 124555.605 L 8243.790 124561.365 C 8239.097 124563.499 8236.537 124567.125 8236.110 124572.245 L 8231.630 124579.925 L 8225.870 124581.205 L 8225.870 124584.405 L 8221.390 124583.765 L 8218.190 124583.765 L 8217.550 124585.685 L 8212.430 124585.685 C 8208.590 124585.259 8204.537 124587.605 8200.270 124592.725 L 8195.150 124591.445 L 8191.310 124592.085 L 8190.670 124596.565 L 8179.790 124596.565 L 8177.870 124594.645 L 8172.750 124598.485 C 8165.924 124598.485 8162.297 124600.192 8161.870 124603.605 L 8159.950 124602.325 C 8158.670 124601.045 8158.030 124597.845 8158.030 124592.725 L 8163.790 124592.725 ZM 8237.520 124762.325 C 8240.507 124752.085 8244.987 124740.565 8250.960 124727.765 C 8256.934 124714.965 8262.907 124702.592 8268.880 124690.645 L 8270.800 124691.925 L 8275.920 124690.005 C 8281.467 124687.019 8285.094 124685.099 8286.800 124684.245 C 8291.494 124680.832 8294.907 124678.485 8297.040 124677.205 C 8303.014 124674.645 8308.987 124671.872 8314.960 124668.885 C 8320.934 124666.752 8326.694 124663.765 8332.240 124659.925 L 8338.000 124663.765 C 8335.867 124672.725 8333.947 124681.045 8332.240 124688.725 C 8328.827 124703.659 8326.054 124712.405 8323.920 124714.965 L 8320.080 124720.725 C 8317.947 124723.712 8317.094 124726.272 8317.520 124728.405 L 8318.160 124732.245 C 8340.347 124713.045 8357.840 124698.539 8370.640 124688.725 C 8394.107 124670.805 8414.587 124661.845 8432.080 124661.845 C 8436.774 124661.845 8441.040 124662.699 8444.880 124664.405 C 8449.147 124665.685 8452.347 124668.459 8454.480 124672.725 L 8455.760 124677.205 C 8456.187 124678.059 8457.680 124678.912 8460.240 124679.765 L 8459.600 124684.885 C 8460.454 124686.165 8461.520 124687.445 8462.800 124688.725 L 8466.000 124692.565 L 8464.720 124698.965 L 8467.280 124705.365 L 8460.880 124706.645 L 8460.880 124711.125 L 8464.720 124709.205 L 8464.720 124722.005 L 8459.600 124723.285 L 8460.880 124727.125 L 8453.200 124739.285 C 8454.480 124741.419 8456.827 124741.845 8460.240 124740.565 L 8456.400 124743.765 L 8454.480 124743.125 L 8447.440 124750.165 L 8453.200 124754.005 L 8447.440 124752.725 C 8447.014 124753.579 8446.800 124754.432 8446.800 124755.285 L 8441.680 124757.845 L 8441.680 124762.965 C 8437.840 124766.805 8435.067 124770.432 8433.360 124773.845 C 8433.787 124774.699 8435.920 124775.552 8439.760 124776.405 L 8437.200 124783.445 L 8431.440 124785.365 L 8430.160 124791.125 L 8427.600 124791.765 L 8428.880 124796.245 C 8428.880 124800.939 8428.027 124803.499 8426.320 124803.925 L 8421.840 124800.085 C 8422.694 124801.365 8421.840 124802.432 8419.280 124803.285 C 8417.147 124803.712 8416.080 124804.139 8416.080 124804.565 L 8416.080 124809.685 L 8425.040 124808.405 L 8424.400 124810.325 L 8420.560 124810.965 C 8420.560 124815.232 8419.067 124818.645 8416.080 124821.205 L 8410.320 124819.925 L 8408.400 124824.405 L 8413.520 124824.405 L 8409.040 124832.725 L 8407.760 124830.805 L 8402.000 124829.525 C 8400.720 124831.232 8401.147 124832.725 8403.280 124834.005 C 8405.414 124834.859 8406.267 124836.139 8405.840 124837.845 L 8400.080 124842.965 L 8403.920 124847.445 L 8406.480 124847.445 L 8406.480 124850.005 L 8402.640 124849.365 L 8398.800 124851.285 L 8399.440 124855.765 C 8398.160 124857.899 8397.094 124859.819 8396.240 124861.525 L 8396.240 124879.445 L 8393.040 124880.725 C 8392.187 124884.139 8391.760 124887.125 8391.760 124889.685 C 8391.760 124892.672 8392.400 124895.445 8393.680 124898.005 L 8403.920 124899.925 C 8414.160 124899.925 8432.720 124891.605 8459.600 124874.965 C 8471.974 124867.285 8487.547 124856.832 8506.320 124843.605 C 8504.614 124846.165 8500.560 124850.219 8494.160 124855.765 C 8488.187 124861.312 8484.134 124866.005 8482.000 124869.845 L 8475.600 124873.045 L 8476.880 124874.325 C 8456.827 124892.245 8435.067 124908.885 8411.600 124924.245 C 8378.747 124946.005 8354.000 124956.885 8337.360 124956.885 C 8324.134 124956.885 8315.174 124951.552 8310.480 124940.885 C 8307.494 124934.059 8306.000 124923.179 8306.000 124908.245 L 8306.000 124899.285 C 8308.560 124899.285 8310.054 124898.432 8310.480 124896.725 C 8310.907 124894.592 8309.840 124893.739 8307.280 124894.165 C 8311.974 124881.792 8317.094 124869.205 8322.640 124856.405 C 8332.454 124835.072 8338.000 124822.699 8339.280 124819.285 C 8360.187 124782.165 8372.560 124759.552 8376.400 124751.445 C 8384.507 124734.379 8388.560 124722.005 8388.560 124714.325 C 8388.560 124707.499 8385.360 124704.085 8378.960 124704.085 C 8372.560 124704.085 8364.667 124707.712 8355.280 124714.965 C 8348.027 124720.939 8340.987 124726.699 8334.160 124732.245 L 8332.880 124734.165 C 8330.320 124737.579 8322.214 124748.245 8308.560 124766.165 C 8297.040 124781.099 8288.934 124791.339 8284.240 124796.885 L 8284.240 124803.925 L 8278.480 124809.685 C 8278.907 124809.259 8279.547 124809.259 8280.400 124809.685 C 8281.254 124810.112 8281.254 124810.752 8280.400 124811.605 L 8276.560 124820.565 L 8270.160 124823.125 L 8269.520 124827.605 L 8263.760 124835.925 L 8264.400 124839.765 C 8260.134 124844.032 8258.640 124847.445 8259.920 124850.005 L 8254.800 124850.005 L 8256.720 124853.205 L 8248.400 124863.445 L 8243.920 124869.845 L 8244.560 124871.765 L 8241.360 124873.045 L 8240.720 124880.085 L 8234.960 124880.725 L 8238.160 124888.405 L 8234.960 124886.485 C 8234.107 124887.765 8233.254 124888.832 8232.400 124889.685 L 8226.640 124895.445 C 8227.494 124894.592 8228.347 124894.379 8229.200 124894.805 C 8230.480 124895.232 8231.120 124896.085 8231.120 124897.365 L 8224.080 124898.005 C 8221.520 124899.285 8220.240 124901.205 8220.240 124903.765 C 8221.094 124905.045 8222.160 124905.472 8223.440 124905.045 L 8216.400 124916.565 L 8211.920 124916.565 C 8207.654 124918.699 8204.240 124920.619 8201.680 124922.325 C 8199.120 124924.032 8196.560 124925.952 8194.000 124928.085 L 8187.600 124930.645 C 8185.894 124931.499 8185.254 124932.352 8185.680 124933.205 L 8179.920 124933.205 C 8180.774 124934.912 8179.920 124936.405 8177.360 124937.685 C 8174.800 124938.539 8173.307 124939.392 8172.880 124940.245 L 8167.120 124938.965 L 8158.160 124943.445 L 8152.400 124942.165 L 8152.400 124947.285 L 8142.160 124943.445 L 8140.240 124935.765 C 8140.240 124930.645 8148.134 124914.219 8163.920 124886.485 C 8184.400 124851.072 8205.094 124815.445 8226.000 124779.605 C 8229.840 124773.205 8233.680 124767.445 8237.520 124762.325 ZM 8505.740 124940.245 L 8507.660 124946.645 C 8505.527 124948.352 8503.393 124949.845 8501.260 124951.125 L 8492.940 124956.885 C 8481.847 124964.992 8472.673 124974.805 8465.420 124986.325 C 8458.167 124997.845 8454.540 125010.005 8454.540 125022.805 C 8454.540 125027.499 8456.460 125033.685 8460.300 125041.365 C 8462.433 125045.632 8464.567 125048.619 8466.700 125050.325 C 8468.407 125052.459 8469.260 125055.659 8469.260 125059.925 L 8471.820 125055.445 L 8491.660 125061.205 C 8493.367 125060.352 8495.927 125059.925 8499.340 125059.925 L 8505.100 125059.925 L 8511.500 125059.925 C 8511.500 125059.072 8513.633 125058.432 8517.900 125058.005 C 8529.847 125050.752 8539.660 125041.792 8547.340 125031.125 C 8558.860 125014.059 8569.313 124996.779 8578.700 124979.285 C 8588.513 124961.792 8596.620 124944.085 8603.020 124926.165 C 8607.713 124918.059 8611.553 124910.592 8614.540 124903.765 C 8617.953 124896.939 8621.153 124889.685 8624.140 124882.005 L 8627.980 124874.325 C 8624.140 124876.032 8620.300 124878.165 8616.460 124880.725 C 8613.047 124883.285 8609.207 124886.272 8604.940 124889.685 L 8601.740 124887.765 L 8599.820 124891.605 C 8596.833 124892.885 8593.420 124894.805 8589.580 124897.365 C 8586.167 124899.925 8582.753 124902.272 8579.340 124904.405 L 8578.700 124908.245 L 8569.740 124911.445 L 8563.980 124917.845 L 8559.500 124917.205 C 8556.940 124920.192 8552.887 124922.539 8547.340 124924.245 C 8542.220 124925.952 8537.313 124926.805 8532.620 124926.805 C 8529.633 124926.805 8526.433 124925.525 8523.020 124922.965 L 8515.980 124923.605 C 8500.620 124912.939 8492.940 124897.792 8492.940 124878.165 C 8492.940 124852.565 8502.967 124823.552 8523.020 124791.125 C 8543.500 124758.699 8565.260 124735.232 8588.300 124720.725 C 8601.100 124711.339 8617.527 124701.099 8637.580 124690.005 C 8654.220 124681.045 8671.073 124671.872 8688.140 124662.485 C 8688.993 124662.912 8691.340 124662.059 8695.180 124659.925 C 8699.447 124657.792 8703.073 124655.872 8706.060 124654.165 C 8714.593 124651.179 8723.553 124649.685 8732.940 124649.685 C 8741.900 124649.685 8749.793 124653.099 8756.620 124659.925 C 8763.873 124666.325 8767.500 124673.792 8767.500 124682.325 L 8766.220 124689.365 L 8768.140 124691.285 L 8767.500 124703.445 L 8769.420 124706.005 C 8766.433 124711.979 8764.940 124718.592 8764.940 124725.845 C 8766.220 124725.845 8767.287 124725.632 8768.140 124725.205 C 8769.420 124724.779 8771.127 124723.285 8773.260 124720.725 L 8782.220 124720.725 L 8784.780 124725.205 L 8780.300 124730.965 L 8779.020 124736.085 L 8772.620 124739.285 C 8772.193 124742.272 8770.060 124745.259 8766.220 124748.245 C 8762.807 124750.805 8760.673 124752.512 8759.820 124753.365 C 8753.847 124759.339 8748.300 124766.592 8743.180 124775.125 C 8740.620 124778.965 8732.940 124793.472 8720.140 124818.645 C 8718.860 124819.925 8718.433 124820.779 8718.860 124821.205 L 8709.260 124840.405 L 8706.060 124840.405 L 8706.700 124845.525 C 8706.700 124847.659 8705.207 124850.859 8702.220 124855.125 C 8699.660 124858.965 8698.167 124861.952 8697.740 124864.085 L 8695.180 124864.085 L 8693.900 124873.685 L 8689.420 124876.885 C 8687.713 124882.432 8686.007 124887.765 8684.300 124892.885 L 8679.820 124898.645 L 8681.740 124902.485 L 8674.060 124910.805 L 8672.780 124908.885 C 8672.353 124910.165 8672.353 124911.872 8672.780 124914.005 C 8673.633 124915.712 8674.060 124916.779 8674.060 124917.205 C 8674.060 124919.339 8672.567 124922.325 8669.580 124926.165 C 8666.593 124930.005 8663.820 124932.352 8661.260 124933.205 C 8662.967 124933.205 8664.887 124932.992 8667.020 124932.565 L 8665.740 124934.485 L 8663.180 124936.405 L 8661.900 124943.445 C 8661.047 124943.019 8659.553 124945.152 8657.420 124949.845 C 8655.713 124954.539 8654.647 124957.099 8654.220 124957.525 L 8648.460 124957.525 L 8649.740 124963.925 L 8650.380 124962.005 L 8653.580 124962.005 L 8651.660 124965.845 L 8650.380 124967.765 C 8648.673 124968.192 8647.180 124968.832 8645.900 124969.685 C 8648.033 124970.539 8648.887 124972.032 8648.460 124974.165 L 8642.700 124976.725 L 8642.700 124979.285 L 8638.220 124978.645 L 8638.220 124984.405 L 8641.420 124984.405 L 8640.780 124986.965 C 8638.647 124987.819 8637.793 124988.672 8638.220 124989.525 L 8629.900 124993.365 L 8631.180 124999.765 C 8627.340 125002.752 8623.500 125005.952 8619.660 125009.365 C 8614.113 125014.485 8612.407 125017.899 8614.540 125019.605 L 8598.540 125028.565 L 8598.540 125032.405 L 8590.220 125038.165 L 8587.020 125036.245 L 8586.380 125042.645 C 8583.820 125044.352 8581.687 125044.352 8579.980 125042.645 C 8578.700 125041.365 8577.847 125040.725 8577.420 125040.725 L 8577.420 125044.565 C 8574.433 125045.845 8573.153 125046.912 8573.580 125047.765 L 8568.460 125050.965 L 8565.260 125049.685 L 8563.980 125052.885 C 8559.287 125055.019 8539.873 125065.472 8505.740 125084.245 C 8480.567 125098.325 8460.300 125105.365 8444.940 125105.365 C 8429.153 125105.365 8415.927 125100.885 8405.260 125091.925 C 8394.167 125083.392 8388.620 125071.232 8388.620 125055.445 C 8388.620 125031.552 8401.633 125008.299 8427.660 124985.685 C 8444.300 124971.605 8468.193 124956.672 8499.340 124940.885 C 8501.473 124940.885 8503.607 124940.672 8505.740 124940.245 ZM 8679.180 124787.285 C 8683.873 124777.899 8687.927 124767.232 8691.340 124755.285 C 8695.180 124743.339 8697.100 124732.885 8697.100 124723.925 C 8697.100 124714.112 8696.033 124706.645 8693.900 124701.525 C 8690.487 124692.992 8684.513 124688.725 8675.980 124688.725 C 8670.860 124688.725 8661.900 124695.125 8649.100 124707.925 C 8634.167 124722.859 8625.420 124730.965 8622.860 124732.245 L 8619.660 124739.925 C 8614.967 124746.752 8610.487 124753.579 8606.220 124760.405 L 8603.660 124764.885 L 8597.900 124769.365 L 8599.180 124773.845 C 8592.353 124781.099 8586.593 124793.259 8581.900 124810.325 C 8577.633 124826.965 8575.500 124841.472 8575.500 124853.845 C 8575.500 124861.952 8576.140 124867.285 8577.420 124869.845 L 8587.660 124881.365 C 8618.807 124862.165 8639.287 124844.672 8649.100 124828.885 C 8659.340 124812.672 8669.367 124798.805 8679.180 124787.285 ZM 9187.050 124659.285 L 9189.610 124653.525 L 9194.090 124652.245 L 9196.010 124656.725 L 9199.850 124651.605 L 9201.770 124650.965 L 9206.250 124658.005 L 9210.730 124658.005 L 9209.450 124653.525 L 9212.650 124653.525 C 9215.210 124653.525 9220.757 124655.659 9229.290 124659.925 C 9229.717 124661.205 9230.357 124662.272 9231.210 124663.125 C 9233.343 124663.552 9234.837 124663.765 9235.690 124663.765 L 9241.450 124680.405 L 9242.730 124678.485 L 9246.570 124679.125 L 9244.650 124686.805 L 9248.490 124698.325 L 9250.410 124702.165 C 9250.410 124705.579 9249.983 124708.139 9249.130 124709.845 C 9248.703 124711.552 9248.063 124713.472 9247.210 124715.605 C 9247.210 124717.312 9248.063 124720.085 9249.770 124723.925 C 9249.343 124726.485 9248.703 124731.179 9247.850 124738.005 C 9246.997 124744.832 9246.570 124749.525 9246.570 124752.085 L 9242.090 124756.565 L 9243.370 124762.965 L 9240.170 124765.525 L 9240.810 124768.725 L 9241.450 124771.285 C 9239.317 124777.685 9235.903 124786.005 9231.210 124796.245 C 9228.223 124803.072 9224.383 124810.965 9219.690 124819.925 L 9208.170 124828.885 L 9211.370 124832.725 L 9197.290 124850.645 L 9194.090 124850.645 L 9196.010 124854.485 C 9193.450 124854.912 9191.530 124855.979 9190.250 124857.685 L 9187.690 124862.805 C 9186.837 124864.085 9185.770 124864.299 9184.490 124863.445 L 9178.730 124873.045 C 9177.450 124872.192 9176.170 124872.405 9174.890 124873.685 C 9174.037 124874.965 9173.823 124876.245 9174.250 124877.525 L 9169.770 124876.885 C 9168.917 124879.019 9167.850 124880.939 9166.570 124882.645 C 9165.290 124884.352 9163.797 124884.565 9162.090 124883.285 C 9160.810 124885.845 9159.103 124888.192 9156.970 124890.325 L 9152.490 124894.805 L 9147.370 124897.365 C 9137.557 124909.312 9126.890 124919.125 9115.370 124926.805 L 9112.810 124932.565 C 9106.410 124936.405 9101.503 124939.392 9098.090 124941.525 C 9091.263 124945.792 9086.570 124949.419 9084.010 124952.405 L 9078.250 124952.405 L 9076.970 124954.965 C 9073.130 124956.245 9069.077 124957.525 9064.810 124958.805 C 9060.970 124960.085 9056.917 124960.725 9052.650 124960.725 C 9035.583 124960.725 9022.997 124952.619 9014.890 124936.405 C 9008.490 124923.605 9005.290 124907.605 9005.290 124888.405 C 9005.290 124859.819 9011.903 124833.152 9025.130 124808.405 C 9035.797 124787.925 9052.437 124766.805 9075.050 124745.045 C 9086.143 124734.379 9107.263 124716.032 9138.410 124690.005 C 9145.663 124683.605 9153.343 124677.205 9161.450 124670.805 C 9169.557 124663.979 9177.877 124658.645 9186.410 124654.805 L 9187.050 124659.285 ZM 9074.410 124877.525 L 9076.330 124876.885 L 9077.610 124874.325 L 9078.890 124878.165 L 9078.250 124881.365 C 9080.383 124883.499 9081.663 124885.419 9082.090 124887.125 L 9076.970 124886.485 C 9076.970 124891.605 9080.170 124895.019 9086.570 124896.725 C 9088.277 124907.392 9093.183 124912.725 9101.290 124912.725 C 9121.343 124912.725 9140.543 124894.592 9158.890 124858.325 C 9175.103 124826.325 9183.210 124799.445 9183.210 124777.685 C 9183.210 124758.485 9180.650 124743.339 9175.530 124732.245 C 9170.837 124721.152 9164.437 124713.472 9156.330 124709.205 L 9151.850 124709.845 L 9150.570 124718.165 L 9147.370 124716.245 L 9146.090 124714.325 C 9146.090 124717.312 9144.810 124719.872 9142.250 124722.005 L 9142.250 124725.205 L 9140.330 124728.405 L 9134.570 124722.005 L 9133.290 124725.845 L 9134.570 124729.045 L 9130.730 124732.245 L 9132.010 124736.725 L 9124.970 124734.165 L 9126.890 124740.565 C 9125.183 124743.125 9123.050 124744.619 9120.490 124745.045 L 9119.210 124748.245 L 9112.810 124750.805 L 9114.090 124754.645 L 9116.010 124752.085 L 9117.290 124755.285 L 9114.730 124756.565 L 9114.730 124761.045 L 9110.250 124762.325 L 9107.050 124759.765 L 9104.490 124763.605 L 9101.930 124762.965 L 9101.930 124766.165 L 9107.690 124766.165 L 9105.770 124769.365 L 9103.210 124769.365 L 9105.130 124775.765 L 9101.290 124775.765 L 9100.650 124780.245 L 9099.370 124782.805 L 9101.930 124783.445 C 9097.663 124787.712 9095.530 124792.405 9095.530 124797.525 L 9089.770 124797.525 L 9087.210 124794.965 L 9084.650 124794.965 C 9085.077 124797.099 9086.570 124799.019 9089.130 124800.725 L 9090.410 124804.565 C 9090.837 124806.699 9088.703 124808.619 9084.010 124810.325 L 9085.930 124816.725 L 9088.490 124816.725 L 9083.370 124829.525 C 9082.090 124833.365 9081.450 124838.059 9081.450 124843.605 L 9075.050 124846.165 L 9075.050 124849.365 C 9075.903 124851.072 9076.970 124851.499 9078.250 124850.645 L 9079.530 124853.845 L 9077.610 124855.765 L 9073.130 124854.485 L 9071.210 124857.045 L 9076.330 124861.525 L 9076.330 124867.925 C 9078.463 124870.059 9079.103 124871.552 9078.250 124872.405 L 9075.050 124871.125 L 9069.290 124876.245 L 9074.410 124877.525 ZM 9215.240 125008.085 L 9217.800 124978.645 C 9217.373 124976.085 9218.440 124973.312 9221.000 124970.325 C 9221.427 124969.899 9222.067 124969.472 9222.920 124969.045 L 9219.720 124967.765 C 9222.707 124962.219 9224.413 124958.379 9224.840 124956.245 C 9224.413 124955.392 9223.773 124954.539 9222.920 124953.685 L 9224.840 124942.805 L 9227.400 124942.805 C 9227.827 124942.379 9227.400 124940.459 9226.120 124937.045 C 9228.680 124935.765 9230.813 124935.125 9232.520 124935.125 L 9228.680 124931.285 C 9228.680 124922.752 9231.240 124918.485 9236.360 124918.485 L 9235.720 124916.565 L 9234.440 124913.365 L 9241.480 124901.205 L 9240.200 124899.925 L 9260.680 124846.165 C 9261.533 124847.019 9261.960 124847.232 9261.960 124846.805 C 9262.387 124845.952 9262.600 124844.245 9262.600 124841.685 L 9267.720 124831.445 C 9270.707 124821.632 9279.667 124803.072 9294.600 124775.765 C 9306.547 124754.005 9317.640 124735.019 9327.880 124718.805 C 9322.760 124716.672 9319.347 124715.179 9317.640 124714.325 C 9311.240 124710.912 9306.547 124706.432 9303.560 124700.885 C 9303.560 124697.045 9304.200 124694.059 9305.480 124691.925 C 9306.760 124689.792 9311.240 124684.885 9318.920 124677.205 L 9320.840 124677.845 L 9334.280 124663.765 L 9344.520 124651.605 C 9346.227 124652.459 9348.147 124651.819 9350.280 124649.685 C 9350.707 124649.259 9351.560 124647.979 9352.840 124645.845 L 9361.800 124645.205 L 9371.400 124647.125 L 9374.600 124647.125 C 9403.187 124593.792 9426.227 124553.259 9443.720 124525.525 C 9461.640 124497.792 9475.507 124483.925 9485.320 124483.925 L 9485.320 124480.725 L 9495.560 124474.965 L 9499.400 124476.245 L 9500.040 124473.685 L 9510.920 124465.365 C 9513.053 124464.085 9514.760 124463.232 9516.040 124462.805 L 9519.240 124462.805 L 9533.320 124463.445 C 9538.867 124467.712 9541.640 124472.192 9541.640 124476.885 C 9541.640 124479.019 9534.387 124490.112 9519.880 124510.165 C 9505.373 124530.219 9496.840 124540.672 9494.280 124541.525 C 9493.427 124542.379 9493.213 124543.659 9493.640 124545.365 C 9494.493 124546.645 9495.133 124547.499 9495.560 124547.925 C 9494.280 124550.059 9493.000 124551.979 9491.720 124553.685 L 9485.320 124560.085 C 9486.173 124561.792 9484.893 124564.139 9481.480 124567.125 C 9478.067 124570.112 9475.080 124572.672 9472.520 124574.805 L 9471.240 124577.365 L 9475.720 124579.285 C 9473.587 124579.712 9471.453 124579.925 9469.320 124579.925 L 9469.320 124582.485 C 9468.893 124583.765 9468.680 124585.045 9468.680 124586.325 C 9470.813 124586.325 9471.880 124587.179 9471.880 124588.885 L 9468.040 124589.525 C 9465.907 124590.805 9464.413 124592.299 9463.560 124594.005 C 9462.707 124595.712 9462.493 124596.992 9462.920 124597.845 C 9459.933 124599.125 9457.160 124600.405 9454.600 124601.685 C 9455.880 124602.539 9457.160 124603.179 9458.440 124603.605 L 9460.360 124605.525 C 9456.520 124612.779 9453.320 124617.899 9450.760 124620.885 C 9446.067 124626.859 9440.947 124630.485 9435.400 124631.765 L 9443.080 124633.045 C 9443.080 124637.312 9440.947 124639.445 9436.680 124639.445 C 9431.560 124639.445 9429.640 124641.152 9430.920 124644.565 C 9432.627 124643.712 9434.120 124642.859 9435.400 124642.005 C 9437.107 124641.152 9437.960 124642.219 9437.960 124645.205 C 9434.120 124646.485 9431.773 124647.339 9430.920 124647.765 L 9432.200 124650.325 L 9425.160 124653.525 L 9425.160 124658.645 L 9427.720 124665.685 C 9433.693 124668.245 9438.813 124672.085 9443.080 124677.205 C 9447.347 124681.899 9450.760 124687.445 9453.320 124693.845 C 9457.587 124694.699 9461.213 124695.552 9464.200 124696.405 C 9467.187 124696.832 9469.960 124697.045 9472.520 124697.045 C 9494.707 124697.045 9518.173 124691.499 9542.920 124680.405 C 9568.093 124669.312 9592.200 124658.432 9615.240 124647.765 C 9611.827 124650.752 9608.627 124653.739 9605.640 124656.725 C 9568.947 124681.045 9545.907 124695.979 9536.520 124701.525 C 9523.720 124708.779 9508.787 124716.032 9491.720 124723.285 C 9486.600 124725.419 9481.693 124727.339 9477.000 124729.045 C 9472.733 124730.325 9469.533 124731.605 9467.400 124732.885 L 9468.680 124770.005 C 9468.680 124777.259 9468.253 124783.659 9467.400 124789.205 C 9466.973 124794.752 9465.267 124803.285 9462.280 124814.805 C 9461.000 124818.219 9459.933 124821.419 9459.080 124824.405 C 9458.227 124826.965 9458.653 124828.672 9460.360 124829.525 L 9457.160 124844.245 L 9455.240 124844.885 C 9453.533 124850.005 9452.040 124855.125 9450.760 124860.245 C 9449.907 124860.245 9449.267 124861.312 9448.840 124863.445 L 9445.000 124867.285 L 9448.200 124867.285 L 9443.080 124869.845 L 9445.000 124878.805 C 9443.293 124877.952 9441.800 124878.165 9440.520 124879.445 C 9439.667 124880.725 9439.240 124881.579 9439.240 124882.005 L 9435.400 124884.565 C 9434.973 124884.992 9435.400 124885.845 9436.680 124887.125 C 9438.387 124888.405 9438.813 124890.112 9437.960 124892.245 L 9431.560 124897.365 C 9432.840 124900.779 9433.053 124902.699 9432.200 124903.125 C 9430.493 124902.699 9429.000 124902.485 9427.720 124902.485 C 9428.573 124903.765 9429.000 124905.685 9429.000 124908.245 L 9426.440 124909.525 L 9423.880 124910.805 L 9426.440 124911.445 C 9425.587 124912.299 9424.520 124914.005 9423.240 124916.565 C 9421.960 124918.699 9420.253 124921.259 9418.120 124924.245 C 9415.987 124927.232 9413.213 124929.579 9409.800 124931.285 L 9410.440 124933.845 C 9410.440 124939.392 9408.307 124943.232 9404.040 124945.365 L 9396.360 124947.925 C 9395.507 124950.059 9394.653 124951.552 9393.800 124952.405 C 9392.947 124953.259 9391.880 124953.899 9390.600 124954.325 C 9380.360 124968.405 9374.813 124975.872 9373.960 124976.725 C 9370.120 124980.992 9366.067 124984.405 9361.800 124986.965 L 9361.800 124997.205 L 9352.840 125004.245 C 9351.987 125006.805 9351.133 125007.872 9350.280 125007.445 L 9347.080 125018.965 C 9340.680 125023.232 9333.000 125029.632 9324.040 125038.165 L 9311.240 125050.965 L 9312.520 125053.525 L 9309.320 125053.525 L 9302.920 125057.365 L 9298.440 125065.045 C 9293.747 125068.459 9290.760 125069.739 9289.480 125068.885 C 9283.080 125072.725 9277.107 125075.925 9271.560 125078.485 C 9266.440 125081.045 9260.680 125083.179 9254.280 125084.885 L 9232.520 125075.285 L 9224.840 125059.925 L 9228.680 125059.285 L 9227.400 125054.805 L 9225.480 125052.885 L 9220.360 125046.485 C 9221.640 125045.205 9222.280 125043.285 9222.280 125040.725 C 9222.280 125039.019 9221.000 125038.165 9218.440 125038.165 L 9215.240 125015.765 L 9215.240 125008.085 ZM 9292.680 124981.845 L 9292.680 124986.325 C 9292.680 124992.299 9292.893 124997.205 9293.320 125001.045 C 9294.173 125004.885 9295.880 125008.725 9298.440 125012.565 L 9302.920 125014.485 C 9307.187 125013.632 9310.173 125012.565 9311.880 125011.285 L 9319.560 125008.085 L 9321.480 125008.725 L 9321.480 125004.885 C 9329.160 124999.765 9334.067 124996.352 9336.200 124994.645 C 9341.320 124990.805 9345.373 124986.325 9348.360 124981.205 C 9365.853 124959.019 9380.360 124931.712 9391.880 124899.285 C 9403.400 124866.859 9409.160 124836.139 9409.160 124807.125 C 9409.160 124792.192 9407.667 124778.325 9404.680 124765.525 C 9399.987 124745.045 9392.733 124734.805 9382.920 124734.805 L 9378.440 124736.725 L 9380.360 124741.205 L 9384.840 124740.565 C 9383.560 124741.419 9382.493 124742.272 9381.640 124743.125 C 9381.213 124743.552 9380.787 124744.192 9380.360 124745.045 L 9373.960 124745.685 C 9373.533 124749.952 9371.187 124753.365 9366.920 124755.925 L 9372.680 124755.925 L 9375.240 124757.845 L 9368.840 124767.445 L 9373.960 124764.885 L 9366.920 124770.005 L 9364.360 124768.725 L 9362.440 124771.925 L 9366.920 124771.925 L 9369.480 124770.645 L 9369.480 124775.125 L 9363.080 124775.125 L 9363.080 124780.885 L 9359.240 124781.525 L 9357.320 124785.365 L 9346.440 124784.085 L 9344.520 124787.285 L 9349.000 124787.925 L 9352.840 124787.285 L 9356.040 124788.565 L 9357.320 124791.765 L 9354.120 124791.125 L 9354.120 124795.605 L 9350.920 124796.885 C 9349.213 124799.872 9346.867 124801.792 9343.880 124802.645 L 9345.160 124805.845 L 9348.360 124805.845 L 9351.560 124809.685 L 9348.360 124815.445 C 9344.947 124815.445 9342.173 124816.725 9340.040 124819.285 L 9343.240 124824.405 C 9342.387 124829.099 9339.400 124831.872 9334.280 124832.725 L 9332.360 124830.805 L 9331.080 124834.005 L 9332.360 124839.125 L 9336.840 124839.125 L 9334.280 124841.045 L 9333.640 124844.245 L 9327.240 124842.325 L 9324.680 124844.885 L 9325.960 124848.085 L 9333.000 124848.085 L 9327.880 124851.925 C 9327.027 124854.485 9326.600 124858.112 9326.600 124862.805 L 9314.440 124863.445 L 9311.240 124864.725 L 9315.080 124869.205 L 9317.640 124867.285 L 9318.920 124869.205 L 9322.760 124869.845 L 9322.760 124872.405 L 9316.360 124876.885 C 9315.507 124877.312 9315.507 124877.952 9316.360 124878.805 L 9318.920 124880.085 L 9316.360 124880.725 L 9316.360 124883.925 C 9316.787 124884.779 9317.427 124885.632 9318.280 124886.485 L 9314.440 124887.765 L 9318.280 124889.045 L 9313.800 124892.245 L 9311.240 124891.605 L 9313.800 124895.445 L 9313.160 124902.485 L 9307.400 124902.485 C 9306.973 124903.765 9306.760 124905.045 9306.760 124906.325 C 9305.907 124908.032 9304.200 124909.739 9301.640 124911.445 L 9302.920 124914.005 L 9308.680 124914.005 L 9303.560 124918.485 L 9303.560 124923.605 L 9308.040 124923.605 L 9302.280 124939.605 L 9297.160 124940.885 L 9300.360 124944.085 L 9300.360 124947.285 L 9295.240 124955.605 L 9295.240 124964.565 L 9292.040 124967.765 L 9293.960 124970.965 L 9292.040 124972.885 C 9292.893 124975.445 9292.040 124978.005 9289.480 124980.565 L 9292.680 124981.845 ZM 4859.100 126045.499 C 4860.380 126039.099 4862.940 126032.485 4866.780 126025.659 C 4871.047 126018.832 4874.460 126013.285 4877.020 126009.019 C 4891.953 125983.419 4904.753 125962.725 4915.420 125946.939 C 4935.900 125917.072 4953.393 125902.139 4967.900 125902.139 L 4969.820 125903.419 L 4980.700 125897.019 L 4989.020 125895.739 L 4998.620 125908.539 C 4998.620 125911.099 4997.767 125914.512 4996.060 125918.779 C 4994.353 125923.045 4993.287 125925.819 4992.860 125927.099 L 4985.820 125929.019 L 4985.820 125931.579 L 4983.260 125932.219 L 4983.260 125936.059 C 4983.687 125937.765 4982.407 125940.325 4979.420 125943.739 C 4976.860 125947.152 4975.367 125949.285 4974.940 125950.139 L 4970.460 125950.139 C 4970.460 125954.405 4969.607 125958.032 4967.900 125961.019 L 4969.180 125965.499 L 4967.900 125969.339 L 4963.420 125970.619 L 4959.580 125977.659 L 4960.220 125980.859 L 4958.940 125983.419 L 4955.100 125984.059 L 4952.540 125985.979 L 4952.540 125988.539 L 4949.340 125989.819 L 4950.620 125996.219 L 4949.340 126001.979 L 4944.860 126001.339 L 4941.020 126005.819 L 4937.820 126005.819 L 4936.540 126014.139 L 4934.620 126016.699 L 4935.900 126021.179 L 4934.620 126025.019 L 4928.860 126025.019 L 4925.660 126033.979 C 4923.953 126034.405 4922.673 126035.685 4921.820 126037.819 L 4922.460 126041.659 L 4918.620 126041.659 L 4918.620 126044.219 L 4914.140 126044.219 L 4914.140 126047.419 L 4911.580 126047.419 L 4909.660 126046.139 L 4896.220 126044.859 L 4889.820 126049.979 L 4888.540 126048.059 L 4885.340 126052.539 L 4882.780 126052.539 L 4882.140 126054.459 L 4879.580 126050.619 L 4879.580 126053.819 L 4875.100 126053.179 C 4872.967 126055.739 4870.193 126057.019 4866.780 126057.019 C 4860.807 126057.019 4856.967 126054.032 4855.260 126048.059 L 4859.100 126045.499 ZM 4973.660 126045.499 C 4974.940 126038.672 4977.287 126032.485 4980.700 126026.939 C 4984.113 126020.965 4987.740 126014.992 4991.580 126009.019 C 5006.513 125983.419 5019.313 125962.725 5029.980 125946.939 C 5050.460 125917.072 5068.167 125902.139 5083.100 125902.139 L 5085.020 125903.419 L 5095.260 125897.019 L 5103.580 125895.739 L 5113.180 125908.539 C 5113.180 125912.379 5111.473 125916.645 5108.060 125921.339 L 5108.700 125925.819 L 5107.420 125927.099 L 5100.380 125929.019 L 5100.380 125931.579 L 5097.820 125932.219 L 5098.460 125936.059 C 5098.460 125938.192 5097.393 125940.539 5095.260 125943.099 C 5093.127 125945.659 5091.207 125948.005 5089.500 125950.139 L 5085.660 125950.139 L 5083.100 125961.019 L 5084.380 125965.499 L 5083.100 125969.339 L 5077.980 125970.619 L 5074.140 125977.659 L 5074.780 125980.859 L 5074.140 125983.419 L 5069.660 125984.059 L 5070.300 125985.979 L 5067.100 125985.979 L 5067.100 125988.539 L 5063.900 125989.819 L 5065.180 125996.219 L 5063.900 126001.979 L 5060.060 126001.339 L 5055.580 126005.819 L 5052.380 126005.819 L 5051.100 126014.139 L 5049.180 126016.699 L 5050.460 126021.179 L 5049.180 126025.019 L 5043.420 126025.019 L 5040.220 126033.979 C 5037.660 126035.685 5036.380 126036.965 5036.380 126037.819 L 5037.020 126041.659 L 5033.180 126041.659 L 5033.180 126044.219 L 5029.340 126044.219 L 5028.700 126047.419 L 5026.140 126047.419 L 5024.220 126046.139 L 5010.780 126044.859 L 5005.020 126049.979 L 5003.100 126048.059 L 4999.900 126052.539 L 4997.340 126052.539 L 4996.700 126054.459 L 4994.140 126050.619 L 4994.140 126053.819 L 4990.300 126053.179 C 4988.167 126055.739 4985.180 126057.019 4981.340 126057.019 C 4975.367 126057.019 4971.527 126054.032 4969.820 126048.059 L 4973.660 126045.499 ZM 4999.530 126291.899 L 4996.330 126282.939 L 4992.490 126284.859 L 4996.330 126268.219 L 5000.810 126268.219 L 5000.170 126261.819 C 5000.170 126260.112 5001.663 126256.485 5004.650 126250.939 C 5007.210 126245.392 5010.197 126239.419 5013.610 126233.019 C 5014.890 126229.179 5016.170 126227.472 5017.450 126227.899 L 5026.410 126204.859 C 5027.690 126203.579 5028.970 126202.085 5030.250 126200.379 L 5046.890 126165.179 C 5048.170 126162.619 5050.303 126158.992 5053.290 126154.299 C 5056.277 126149.605 5057.983 126146.405 5058.410 126144.699 C 5059.263 126142.992 5060.330 126140.432 5061.610 126137.019 C 5063.317 126133.179 5065.877 126127.845 5069.290 126121.019 C 5075.263 126109.499 5081.877 126098.619 5089.130 126088.379 C 5099.370 126071.312 5107.050 126058.299 5112.170 126049.339 C 5127.103 126023.739 5136.277 126007.525 5139.690 126000.699 C 5140.970 126001.552 5141.610 126001.552 5141.610 126000.699 C 5142.037 125999.419 5142.250 125997.925 5142.250 125996.219 C 5142.677 125995.792 5143.317 125995.365 5144.170 125994.939 C 5144.597 125995.365 5145.237 125996.432 5146.090 125998.139 L 5148.010 125996.859 L 5145.450 125994.299 L 5146.090 125991.099 L 5152.490 125991.099 C 5152.490 125990.672 5152.063 125990.459 5151.210 125990.459 C 5150.357 125990.032 5149.290 125989.605 5148.010 125989.179 L 5149.930 125984.059 L 5154.410 125984.699 L 5153.770 125978.939 L 5164.010 125971.899 L 5162.090 125968.059 C 5164.223 125963.365 5165.717 125960.165 5166.570 125958.459 C 5167.423 125956.752 5169.983 125952.912 5174.250 125946.939 L 5177.450 125946.299 C 5180.437 125941.179 5183.850 125935.845 5187.690 125930.299 L 5200.490 125913.659 L 5226.090 125903.419 C 5230.783 125901.712 5235.477 125900.645 5240.170 125900.219 C 5245.290 125899.792 5249.130 125899.579 5251.690 125899.579 C 5254.250 125899.579 5255.743 125899.152 5256.170 125898.299 L 5268.330 125898.299 L 5268.970 125904.699 C 5268.970 125906.832 5267.050 125911.739 5263.210 125919.419 C 5259.370 125926.672 5254.250 125935.205 5247.850 125945.019 L 5243.370 125946.939 L 5244.650 125948.859 L 5249.770 125947.579 L 5249.770 125951.419 L 5244.650 125953.979 C 5242.943 125954.405 5241.877 125954.405 5241.450 125953.979 L 5236.970 125957.819 C 5236.117 125959.525 5236.543 125961.232 5238.250 125962.939 C 5238.677 125963.365 5239.317 125963.579 5240.170 125963.579 C 5238.463 125964.432 5236.757 125965.072 5235.050 125965.499 L 5232.490 125973.819 C 5229.930 125974.245 5228.650 125975.099 5228.650 125976.379 C 5229.077 125977.659 5229.717 125979.365 5230.570 125981.499 C 5230.570 125983.632 5229.930 125985.979 5228.650 125988.539 C 5227.370 125991.099 5226.517 125993.019 5226.090 125994.299 L 5213.290 125998.139 L 5213.290 126000.699 C 5213.290 126001.552 5214.357 126002.405 5216.490 126003.259 C 5219.050 126004.112 5220.330 126005.179 5220.330 126006.459 C 5220.330 126007.312 5219.477 126008.165 5217.770 126009.019 C 5216.063 126009.445 5214.783 126009.445 5213.930 126009.019 C 5211.370 126015.845 5210.090 126020.752 5210.090 126023.739 L 5207.530 126024.379 L 5206.250 126028.219 L 5201.770 126027.579 C 5200.490 126030.565 5199.637 126032.699 5199.210 126033.979 L 5194.730 126038.459 L 5188.330 126042.939 L 5188.330 126053.179 L 5192.810 126053.819 L 5189.610 126058.939 L 5185.770 126055.739 L 5183.210 126064.059 L 5185.770 126064.059 L 5185.770 126067.899 L 5179.370 126068.539 L 5178.090 126076.859 L 5174.890 126076.859 L 5167.850 126090.939 C 5165.717 126095.632 5164.223 126099.899 5163.370 126103.739 L 5164.010 126106.299 L 5160.810 126106.299 L 5154.410 126111.419 C 5159.530 126110.565 5161.450 126112.485 5160.170 126117.179 L 5153.130 126119.099 L 5151.210 126129.339 L 5153.770 126130.619 C 5149.077 126131.472 5146.517 126131.685 5146.090 126131.259 L 5142.250 126144.059 L 5142.890 126149.819 C 5142.890 126151.099 5142.677 126152.805 5142.250 126154.939 C 5141.823 126156.645 5141.610 126157.925 5141.610 126158.779 L 5135.850 126165.819 L 5130.090 126163.259 C 5129.237 126162.832 5128.170 126164.965 5126.890 126169.659 C 5125.610 126174.352 5124.970 126177.125 5124.970 126177.979 L 5120.490 126176.699 L 5119.210 126177.979 L 5126.250 126180.539 L 5126.890 126187.579 L 5112.810 126195.259 L 5117.930 126203.579 L 5116.650 126208.059 L 5110.250 126208.059 L 5108.330 126211.259 L 5110.250 126224.699 C 5108.970 126224.699 5108.543 126225.552 5108.970 126227.259 C 5109.823 126228.539 5110.037 126229.392 5109.610 126229.819 L 5102.570 126229.819 L 5102.570 126233.659 L 5098.090 126238.139 C 5098.090 126239.845 5099.370 126241.125 5101.930 126241.979 C 5101.930 126242.832 5102.143 126243.472 5102.570 126243.899 L 5096.170 126243.899 L 5096.170 126249.659 C 5092.757 126250.939 5091.903 126252.645 5093.610 126254.779 C 5096.170 126254.352 5099.157 126253.499 5102.570 126252.219 C 5106.410 126250.939 5109.183 126250.085 5110.890 126249.659 L 5116.650 126250.939 C 5119.637 126250.939 5124.330 126250.085 5130.730 126248.379 C 5137.130 126246.245 5142.250 126244.112 5146.090 126241.979 L 5156.970 126241.979 L 5155.050 126238.139 L 5165.290 126239.419 L 5169.130 126237.499 L 5178.730 126237.499 L 5184.490 126235.579 L 5190.250 126234.299 C 5194.517 126233.445 5196.437 126232.592 5196.010 126231.739 L 5196.010 126229.179 L 5201.770 126231.099 L 5213.930 126227.899 L 5215.850 126225.339 L 5221.610 126225.339 C 5224.597 126224.059 5227.370 126222.992 5229.930 126222.139 C 5232.917 126221.285 5234.623 126221.712 5235.050 126223.419 C 5238.890 126223.419 5244.650 126222.779 5252.330 126221.499 C 5260.010 126220.219 5265.983 126219.579 5270.250 126219.579 C 5273.237 126219.579 5276.437 126220.219 5279.850 126221.499 C 5283.263 126222.352 5286.250 126222.992 5288.810 126223.419 L 5291.370 126230.459 L 5288.170 126234.939 C 5283.903 126235.792 5280.703 126237.072 5278.570 126238.779 C 5280.277 126242.192 5281.130 126246.032 5281.130 126250.299 C 5278.997 126252.432 5277.503 126254.139 5276.650 126255.419 C 5269.397 126263.099 5265.130 126267.365 5263.850 126268.219 L 5263.850 126273.979 L 5254.890 126273.339 L 5253.610 126274.619 L 5254.250 126281.019 L 5248.490 126284.859 L 5235.690 126284.219 L 5228.010 126289.339 C 5224.597 126291.472 5222.037 126292.752 5220.330 126293.179 L 5217.770 126291.259 L 5213.290 126292.539 L 5210.730 126298.299 C 5209.450 126299.152 5208.170 126298.725 5206.890 126297.019 C 5206.037 126295.312 5206.463 126294.032 5208.170 126293.179 L 5195.370 126296.379 L 5190.890 126302.779 C 5190.037 126300.645 5189.823 126299.365 5190.250 126298.939 L 5184.490 126296.379 L 5187.050 126302.139 L 5178.090 126304.059 L 5179.370 126299.579 L 5174.890 126299.579 L 5167.850 126300.219 L 5162.730 126305.339 C 5156.757 126305.339 5152.063 126307.685 5148.650 126312.379 L 5142.890 126312.379 C 5141.610 126311.952 5140.543 126311.739 5139.690 126311.739 C 5138.837 126311.312 5137.343 126311.312 5135.210 126311.739 C 5133.503 126309.605 5132.223 126308.965 5131.370 126309.819 C 5130.517 126313.232 5130.090 126315.579 5130.090 126316.859 L 5124.330 126318.779 L 5121.130 126314.939 C 5121.557 126315.792 5120.917 126316.645 5119.210 126317.499 C 5117.503 126318.352 5114.943 126319.419 5111.530 126320.699 C 5108.543 126321.979 5106.410 126322.832 5105.130 126323.259 L 5101.930 126317.499 C 5101.077 126317.072 5100.223 126317.285 5099.370 126318.139 C 5098.517 126318.992 5098.090 126319.845 5098.090 126320.699 C 5093.823 126324.112 5089.557 126325.819 5085.290 126325.819 L 5085.290 126331.579 C 5081.877 126330.299 5080.810 126328.805 5082.090 126327.099 C 5079.103 126327.099 5074.837 126328.165 5069.290 126330.299 C 5064.170 126332.005 5060.330 126332.859 5057.770 126332.859 L 5055.850 126335.419 C 5049.023 126335.845 5043.690 126336.059 5039.850 126336.059 C 5037.717 126335.205 5036.437 126334.352 5036.010 126333.499 C 5035.583 126332.645 5036.010 126332.005 5037.290 126331.579 L 5039.850 126331.579 L 5039.210 126328.379 L 5030.250 126328.379 L 5021.930 126325.819 L 5017.450 126317.499 L 5012.970 126318.139 C 5011.263 126318.139 5009.557 126316.432 5007.850 126313.019 L 5004.650 126306.619 L 5002.730 126307.259 L 4997.610 126304.699 L 5002.090 126302.139 L 5002.090 126299.579 C 5002.090 126298.725 5001.023 126298.085 4998.890 126297.659 C 4996.757 126297.232 4995.690 126296.592 4995.690 126295.739 L 4989.930 126293.819 L 4999.530 126291.899 ZM 5310.170 126259.899 L 5310.170 126257.339 L 5313.370 126247.099 C 5312.517 126247.099 5311.663 126246.885 5310.810 126246.459 C 5310.383 126244.325 5311.237 126243.045 5313.370 126242.619 L 5313.370 126238.139 L 5315.930 126238.139 L 5314.010 126228.539 C 5314.010 126225.125 5316.357 126217.872 5321.050 126206.779 C 5324.463 126198.672 5328.090 126190.565 5331.930 126182.459 L 5334.490 126182.459 C 5339.183 126167.952 5352.837 126148.965 5375.450 126125.499 C 5398.490 126101.605 5417.477 126086.245 5432.410 126079.419 C 5452.037 126065.339 5469.530 126054.032 5484.890 126045.499 C 5508.783 126031.845 5527.557 126025.019 5541.210 126025.019 C 5552.303 126025.019 5560.837 126028.645 5566.810 126035.899 C 5572.783 126043.152 5575.770 126052.325 5575.770 126063.419 L 5575.130 126070.459 C 5574.277 126072.165 5573.423 126073.659 5572.570 126074.939 C 5572.570 126075.792 5572.357 126077.712 5571.930 126080.699 C 5571.077 126081.979 5570.437 126083.045 5570.010 126083.899 L 5564.890 126095.419 C 5563.183 126096.272 5562.117 126096.699 5561.690 126096.699 C 5561.690 126097.552 5561.903 126098.192 5562.330 126098.619 L 5554.650 126109.499 L 5551.450 126110.779 L 5550.170 126115.899 C 5549.317 126115.472 5547.183 126116.752 5543.770 126119.739 L 5538.010 126125.499 L 5532.250 126124.859 L 5525.850 126128.699 C 5527.130 126129.125 5528.623 126129.552 5530.330 126129.979 L 5520.090 126137.659 L 5516.890 126135.739 L 5514.970 126136.379 L 5515.610 126140.859 L 5503.450 126144.059 C 5497.477 126150.459 5487.450 126156.432 5473.370 126161.979 C 5468.677 126163.685 5461.850 126166.032 5452.890 126169.019 C 5451.610 126169.872 5450.330 126170.512 5449.050 126170.939 C 5447.343 126170.939 5444.143 126172.005 5439.450 126174.139 C 5435.183 126176.272 5432.837 126177.339 5432.410 126177.339 C 5427.290 126179.899 5420.677 126182.885 5412.570 126186.299 C 5404.463 126189.712 5399.343 126190.992 5397.210 126190.139 L 5391.450 126203.579 C 5392.303 126203.152 5393.157 126204.005 5394.010 126206.139 L 5391.450 126204.859 L 5388.250 126204.859 L 5388.250 126208.699 L 5392.730 126210.619 C 5391.877 126210.619 5390.810 126214.032 5389.530 126220.859 C 5388.250 126227.685 5387.610 126234.512 5387.610 126241.339 C 5387.610 126252.432 5390.170 126261.605 5395.290 126268.859 C 5400.410 126275.685 5408.090 126279.099 5418.330 126279.099 C 5429.423 126279.099 5443.717 126273.552 5461.210 126262.459 C 5474.863 126253.925 5488.517 126245.179 5502.170 126236.219 C 5510.277 126228.965 5518.383 126221.499 5526.490 126213.819 C 5529.903 126211.259 5535.237 126207.845 5542.490 126203.579 L 5544.410 126209.339 C 5542.277 126213.605 5537.370 126218.725 5529.690 126224.699 C 5522.437 126230.672 5517.743 126234.939 5515.610 126237.499 L 5513.050 126237.499 L 5505.370 126243.899 L 5502.170 126247.099 L 5497.690 126253.499 L 5495.130 126253.499 L 5482.330 126266.299 C 5476.357 126272.272 5471.663 126276.539 5468.250 126279.099 L 5426.650 126311.099 C 5424.517 126311.525 5423.023 126311.952 5422.170 126312.379 C 5421.317 126312.805 5421.743 126313.659 5423.450 126314.939 L 5403.610 126326.459 L 5403.610 126323.259 L 5397.210 126326.459 L 5397.850 126329.019 C 5396.570 126329.445 5393.583 126329.659 5388.890 126329.659 L 5386.330 126331.579 L 5380.570 126331.579 L 5377.370 126335.419 C 5376.090 126334.565 5373.317 126334.139 5369.050 126334.139 L 5353.050 126334.139 L 5354.330 126331.579 C 5352.197 126332.005 5349.423 126331.792 5346.010 126330.939 C 5343.023 126330.085 5339.823 126329.019 5336.410 126327.739 L 5336.410 126325.179 L 5340.890 126323.899 L 5338.970 126322.619 L 5331.290 126322.619 C 5328.303 126321.339 5325.957 126318.992 5324.250 126315.579 L 5328.730 126314.299 L 5326.810 126311.099 L 5320.410 126311.739 C 5317.850 126305.765 5317.210 126300.645 5318.490 126296.379 L 5315.290 126297.019 L 5315.290 126294.459 C 5317.850 126294.459 5318.917 126293.605 5318.490 126291.899 L 5312.730 126291.899 C 5315.290 126290.192 5316.570 126287.632 5316.570 126284.219 L 5311.450 126275.259 L 5314.010 126272.699 L 5310.170 126266.939 L 5310.170 126259.899 ZM 5482.970 126138.939 C 5490.223 126132.965 5495.983 126125.925 5500.250 126117.819 C 5504.943 126109.285 5507.290 126100.752 5507.290 126092.219 C 5507.290 126087.099 5505.583 126082.405 5502.170 126078.139 C 5498.757 126073.872 5494.277 126071.739 5488.730 126071.739 C 5485.743 126071.739 5483.610 126073.019 5482.330 126075.579 L 5476.570 126075.579 L 5479.130 126078.779 L 5481.050 126077.499 L 5462.490 126090.939 C 5461.210 126094.779 5458.223 126097.979 5453.530 126100.539 L 5445.210 126106.299 L 5445.210 126108.859 L 5450.330 126108.859 L 5443.930 126110.139 L 5441.370 126112.059 L 5437.530 126115.259 L 5435.610 126118.459 L 5433.050 126118.459 L 5431.770 126120.379 C 5431.770 126121.232 5433.477 126122.299 5436.890 126123.579 L 5433.050 126126.779 C 5431.770 126126.779 5428.357 126128.912 5422.810 126133.179 L 5421.530 126140.859 L 5420.250 126144.059 L 5417.690 126144.059 L 5410.650 126153.659 L 5412.570 126151.099 L 5415.770 126151.099 L 5412.570 126154.299 L 5410.010 126154.939 L 5410.010 126157.499 C 5403.610 126158.352 5399.770 126159.419 5398.490 126160.699 L 5400.410 126162.619 L 5402.330 126161.339 L 5408.090 126161.339 L 5406.170 126164.539 L 5403.610 126164.539 L 5403.610 126169.659 L 5405.530 126170.939 C 5402.543 126170.939 5400.410 126172.219 5399.130 126174.779 C 5410.223 126174.779 5425.157 126170.939 5443.930 126163.259 C 5462.703 126155.152 5475.717 126147.045 5482.970 126138.939 ZM 5586.070 126252.219 L 5587.350 126243.259 L 5591.190 126241.979 L 5591.830 126235.579 L 5590.550 126234.299 L 5595.030 126229.819 C 5598.017 126226.405 5599.510 126223.632 5599.510 126221.499 C 5599.510 126219.365 5598.017 126218.299 5595.030 126218.299 L 5596.950 126217.019 C 5599.083 126215.739 5600.150 126214.032 5600.150 126211.899 C 5600.150 126207.632 5601.217 126204.005 5603.350 126201.019 C 5605.910 126198.032 5607.830 126197.179 5609.110 126198.459 L 5608.470 126193.339 L 5609.750 126186.939 L 5612.310 126186.939 L 5611.030 126181.179 L 5614.230 126179.259 L 5612.950 126177.979 L 5617.430 126176.699 L 5616.150 126170.939 L 5621.910 126167.099 L 5619.350 126161.979 C 5619.777 126160.699 5620.417 126159.632 5621.270 126158.779 C 5622.123 126157.499 5623.190 126157.285 5624.470 126158.139 L 5624.470 126149.179 C 5626.603 126147.899 5627.670 126146.832 5627.670 126145.979 C 5628.097 126144.699 5629.163 126144.059 5630.870 126144.059 L 5632.790 126143.419 C 5631.083 126138.299 5632.790 126133.179 5637.910 126128.059 C 5637.057 126126.779 5637.057 126126.139 5637.910 126126.139 C 5638.763 126125.712 5639.830 126125.285 5641.110 126124.859 L 5641.110 126118.459 C 5642.817 126120.165 5644.097 126120.165 5644.950 126118.459 C 5646.230 126116.325 5646.870 126112.485 5646.870 126106.939 L 5652.630 126105.659 L 5655.190 126100.539 L 5653.910 126092.859 L 5648.790 126092.859 C 5644.097 126092.859 5633.217 126095.632 5616.150 126101.179 C 5606.763 126104.165 5599.723 126105.659 5595.030 126105.659 L 5587.990 126104.379 L 5614.870 126064.699 L 5620.630 126061.499 C 5624.897 126051.685 5635.563 126044.432 5652.630 126039.739 C 5672.683 126036.325 5685.697 126033.979 5691.670 126032.699 C 5699.777 126024.165 5709.163 126012.219 5719.830 125996.859 C 5728.790 125984.059 5737.750 125971.045 5746.710 125957.819 C 5756.950 125945.019 5765.270 125935.632 5771.670 125929.659 C 5783.190 125918.565 5793.643 125911.952 5803.030 125909.819 C 5805.163 125906.832 5808.790 125904.059 5813.910 125901.499 C 5819.457 125898.939 5824.363 125897.019 5828.630 125895.739 L 5833.750 125904.059 C 5832.897 125907.899 5830.763 125913.232 5827.350 125920.059 L 5822.870 125927.739 L 5815.190 125932.219 C 5814.337 125939.045 5811.137 125946.512 5805.590 125954.619 C 5800.043 125962.725 5796.417 125969.125 5794.710 125973.819 L 5789.590 125975.739 L 5792.150 125982.139 C 5788.737 125982.139 5787.030 125982.565 5787.030 125983.419 L 5787.030 125989.179 L 5782.550 125993.659 L 5779.350 125993.659 L 5771.030 126013.499 L 5764.630 126013.499 C 5766.337 126016.912 5766.550 126020.112 5765.270 126023.099 L 5810.070 126021.819 C 5816.897 126021.819 5823.723 126022.032 5830.550 126022.459 C 5837.377 126022.459 5844.417 126023.525 5851.670 126025.659 C 5848.683 126032.912 5845.483 126038.885 5842.070 126043.579 L 5836.950 126044.219 L 5833.750 126051.259 L 5826.070 126053.819 L 5820.950 126061.499 C 5817.110 126066.619 5812.417 126070.885 5806.870 126074.299 C 5801.750 126077.712 5795.563 126080.699 5788.310 126083.259 L 5774.230 126081.339 L 5752.470 126083.259 C 5751.617 126081.979 5747.563 126082.405 5740.310 126084.539 C 5733.483 126086.245 5729.430 126086.885 5728.150 126086.459 C 5726.870 126086.032 5725.803 126086.672 5724.950 126088.379 C 5724.523 126089.659 5723.670 126090.085 5722.390 126089.659 C 5718.977 126096.912 5716.630 126102.245 5715.350 126105.659 C 5710.657 126116.325 5707.883 126123.579 5707.030 126127.419 L 5703.830 126133.819 C 5696.577 126144.485 5691.457 126153.019 5688.470 126159.419 C 5685.910 126165.819 5683.990 126172.645 5682.710 126179.899 C 5681.430 126179.472 5680.363 126180.112 5679.510 126181.819 C 5679.083 126183.099 5679.297 126184.379 5680.150 126185.659 L 5677.590 126192.699 L 5671.830 126194.619 C 5673.110 126196.325 5674.603 126197.819 5676.310 126199.099 C 5672.897 126205.499 5670.977 126209.125 5670.550 126209.979 C 5668.843 126214.245 5667.990 126218.299 5667.990 126222.139 L 5666.070 126224.059 L 5666.710 126228.539 C 5665.430 126232.379 5664.577 126235.365 5664.150 126237.499 C 5662.017 126245.179 5660.950 126249.659 5660.950 126250.939 C 5660.950 126257.765 5662.017 126263.099 5664.150 126266.939 C 5666.283 126270.779 5670.337 126272.699 5676.310 126272.699 C 5691.243 126272.699 5714.283 126260.539 5745.430 126236.219 C 5771.883 126215.312 5788.950 126199.312 5796.630 126188.219 L 5801.110 126188.219 L 5788.310 126204.859 C 5783.190 126212.112 5774.443 126222.139 5762.070 126234.939 C 5747.990 126249.445 5738.390 126259.472 5733.270 126265.019 C 5728.577 126270.565 5723.243 126276.325 5717.270 126282.299 C 5711.723 126288.272 5705.963 126293.392 5699.990 126297.659 L 5698.070 126298.939 C 5693.803 126304.059 5688.683 126308.965 5682.710 126313.659 C 5672.897 126321.765 5667.350 126326.459 5666.070 126327.739 L 5664.150 126325.179 C 5662.017 126325.179 5658.817 126327.099 5654.550 126330.939 C 5651.990 126333.499 5650.070 126334.992 5648.790 126335.419 L 5650.070 126337.339 C 5644.950 126338.192 5640.897 126340.752 5637.910 126345.019 L 5621.270 126347.579 C 5608.897 126347.579 5599.083 126341.392 5591.830 126329.019 C 5584.577 126316.645 5580.950 126303.845 5580.950 126290.619 L 5580.950 126273.979 C 5581.377 126268.432 5582.657 126262.672 5584.790 126256.699 L 5586.070 126252.219 ZM 6101.050 126119.739 C 6105.317 126113.339 6110.863 126104.165 6117.690 126092.219 L 6133.050 126064.059 L 6130.490 126062.139 C 6136.037 126054.885 6141.370 126049.339 6146.490 126045.499 C 6149.477 126043.365 6156.090 126039.739 6166.330 126034.619 L 6166.970 126032.699 C 6174.650 126029.285 6180.197 126026.939 6183.610 126025.659 C 6190.010 126023.099 6195.983 126021.392 6201.530 126020.539 C 6202.383 126023.952 6203.450 126027.152 6204.730 126030.139 C 6204.730 126032.272 6204.090 126035.259 6202.810 126039.099 C 6201.957 126042.939 6201.317 126045.712 6200.890 126047.419 L 6204.090 126047.419 C 6202.383 126055.952 6201.317 126060.645 6200.890 126061.499 C 6198.757 126068.752 6196.410 126073.445 6193.850 126075.579 L 6197.690 126079.419 L 6193.850 126079.419 L 6188.730 126082.619 L 6193.850 126084.539 C 6192.570 126090.085 6191.930 126093.072 6191.930 126093.499 L 6187.450 126098.619 L 6184.250 126098.619 C 6182.117 126102.885 6181.050 126105.659 6181.050 126106.939 C 6201.103 126092.432 6221.157 126077.712 6241.210 126062.779 C 6251.877 126055.952 6263.397 126049.552 6275.770 126043.579 C 6288.143 126037.179 6299.877 126032.699 6310.970 126030.139 C 6319.077 126033.125 6325.477 126037.179 6330.170 126042.299 C 6330.597 126041.872 6330.810 126042.085 6330.810 126042.939 L 6332.090 126044.219 L 6330.170 126049.339 C 6330.170 126054.032 6332.730 126055.312 6337.850 126053.179 C 6338.277 126060.432 6338.490 126065.979 6338.490 126069.819 L 6336.570 126076.219 C 6336.570 126077.499 6336.783 126078.779 6337.210 126080.059 C 6336.357 126081.339 6335.290 126082.405 6334.010 126083.259 C 6332.730 126084.112 6331.450 126083.472 6330.170 126081.339 L 6332.730 126091.579 C 6331.450 126090.299 6330.597 126090.299 6330.170 126091.579 C 6329.743 126092.432 6329.317 126093.499 6328.890 126094.779 L 6333.370 126095.419 C 6365.797 126070.672 6383.503 126057.232 6386.490 126055.099 C 6411.237 126038.459 6431.077 126030.139 6446.010 126030.139 C 6460.090 126030.139 6469.903 126037.605 6475.450 126052.539 L 6478.010 126052.539 L 6476.090 126058.299 C 6476.517 126060.005 6476.730 126063.632 6476.730 126069.179 C 6476.730 126074.725 6477.370 126077.499 6478.650 126077.499 L 6478.650 126083.259 C 6476.943 126082.832 6475.023 126082.619 6472.890 126082.619 L 6466.490 126082.619 L 6468.410 126087.099 L 6474.170 126085.819 L 6475.450 126090.299 C 6474.597 126091.152 6473.743 126092.219 6472.890 126093.499 C 6472.037 126094.352 6471.610 126096.272 6471.610 126099.259 L 6470.330 126103.099 L 6462.650 126103.099 L 6462.650 126101.179 C 6461.797 126101.179 6461.157 126100.965 6460.730 126100.539 L 6457.530 126109.499 C 6458.383 126110.352 6459.877 126110.565 6462.010 126110.139 C 6464.143 126109.712 6464.570 126108.645 6463.290 126106.939 L 6469.690 126110.139 L 6469.690 126113.339 L 6463.290 126119.099 L 6462.010 126115.899 L 6459.450 126121.019 L 6462.650 126123.579 L 6458.170 126123.579 C 6456.037 126123.579 6454.970 126125.072 6454.970 126128.059 C 6454.970 126129.339 6454.330 126131.045 6453.050 126133.179 C 6452.197 126134.885 6451.770 126136.379 6451.770 126137.659 C 6447.503 126145.339 6445.157 126150.032 6444.730 126151.739 L 6438.330 126151.739 L 6438.970 126148.539 C 6438.117 126148.965 6437.050 126149.605 6435.770 126150.459 L 6433.210 126153.019 L 6433.210 126156.859 L 6436.410 126156.859 C 6436.837 126158.139 6435.983 126158.992 6433.850 126159.419 C 6431.717 126159.845 6429.797 126160.272 6428.090 126160.699 L 6428.730 126163.259 C 6431.290 126164.112 6432.570 126165.605 6432.570 126167.739 L 6431.290 126170.299 L 6420.410 126177.979 L 6423.610 126177.979 L 6421.690 126185.019 L 6415.930 126186.299 L 6414.010 126193.339 L 6406.330 126197.819 C 6405.477 126199.099 6405.690 126200.805 6406.970 126202.939 C 6408.677 126205.072 6409.530 126206.352 6409.530 126206.779 L 6403.130 126202.939 L 6401.850 126208.699 L 6398.650 126208.699 L 6394.810 126215.739 C 6392.250 126217.019 6391.397 126218.512 6392.250 126220.219 L 6401.210 126220.859 C 6396.517 126224.272 6392.037 126227.472 6387.770 126230.459 C 6385.637 126235.579 6383.717 126239.845 6382.010 126243.259 C 6380.303 126246.672 6377.743 126249.659 6374.330 126252.219 C 6375.610 126254.779 6376.890 126257.125 6378.170 126259.259 L 6373.050 126265.659 L 6376.250 126271.419 L 6388.410 126267.579 C 6401.210 126262.885 6415.503 126252.432 6431.290 126236.219 C 6448.783 126218.299 6461.797 126207.205 6470.330 126202.939 L 6470.330 126200.379 L 6485.050 126190.139 L 6487.610 126190.139 L 6485.050 126198.459 C 6480.783 126200.165 6476.943 126202.725 6473.530 126206.139 C 6467.983 126212.112 6462.437 126217.872 6456.890 126223.419 C 6456.463 126225.979 6447.503 126235.579 6430.010 126252.219 C 6412.943 126268.432 6402.063 126277.819 6397.370 126280.379 L 6397.370 126282.939 C 6381.157 126296.165 6368.143 126306.619 6358.330 126314.299 C 6339.557 126328.805 6324.623 126335.419 6313.530 126334.139 L 6298.810 126332.859 L 6294.970 126327.739 L 6292.410 126327.739 C 6290.703 126323.899 6289.423 126320.699 6288.570 126318.139 C 6287.717 126315.579 6287.290 126313.232 6287.290 126311.099 C 6287.290 126309.392 6288.570 126301.499 6291.130 126287.419 C 6291.130 126284.859 6291.343 126282.299 6291.770 126279.739 C 6298.170 126264.379 6324.837 126220.005 6371.770 126146.619 C 6391.823 126115.472 6402.917 126094.992 6405.050 126085.179 L 6400.570 126076.219 L 6393.530 126073.659 C 6382.863 126076.645 6371.983 126082.192 6360.890 126090.299 C 6350.223 126097.979 6339.983 126105.445 6330.170 126112.699 L 6322.490 126122.299 C 6318.650 126125.712 6316.090 126128.059 6314.810 126129.339 C 6313.530 126130.619 6311.823 126133.179 6309.690 126137.019 C 6310.543 126140.432 6309.477 126143.419 6306.490 126145.979 C 6305.210 126147.259 6302.010 126149.392 6296.890 126152.379 C 6296.890 126153.232 6298.383 126153.659 6301.370 126153.659 L 6302.650 126156.859 L 6298.810 126156.219 L 6294.970 126160.699 C 6296.250 126160.272 6297.530 126160.912 6298.810 126162.619 C 6298.810 126163.045 6299.023 126163.472 6299.450 126163.899 L 6295.610 126163.899 L 6291.130 126167.739 L 6295.610 126167.739 L 6285.370 126174.779 L 6287.930 126179.899 L 6279.610 126180.539 C 6280.890 126184.805 6281.530 126187.792 6281.530 126189.499 C 6278.543 126192.059 6277.263 126194.192 6277.690 126195.899 L 6271.290 126194.619 C 6269.157 126197.179 6266.810 126200.379 6264.250 126204.219 C 6262.117 126208.059 6261.050 126211.259 6261.050 126213.819 L 6265.530 126213.819 L 6265.530 126210.619 L 6269.370 126211.259 L 6268.090 126217.019 L 6258.490 126229.179 L 6248.890 126226.619 L 6248.250 126228.539 C 6251.663 126233.232 6253.370 126236.219 6253.370 126237.499 C 6251.237 126237.925 6249.103 126238.139 6246.970 126238.139 C 6246.117 126238.139 6245.690 126238.992 6245.690 126240.699 C 6245.690 126241.979 6245.477 126242.832 6245.050 126243.259 L 6243.130 126242.619 L 6236.090 126252.859 C 6236.943 126252.432 6237.797 126252.645 6238.650 126253.499 C 6239.930 126253.925 6240.997 126254.352 6241.850 126254.779 C 6236.730 126258.619 6232.677 126262.245 6229.690 126265.659 L 6230.970 126270.139 C 6224.997 126273.125 6222.010 126277.179 6222.010 126282.299 C 6219.023 126284.859 6215.183 126287.419 6210.490 126289.979 C 6206.223 126292.112 6202.170 126294.245 6198.330 126296.379 L 6202.170 126297.659 L 6202.170 126300.859 C 6200.037 126302.139 6198.757 126302.992 6198.330 126303.419 C 6197.477 126302.992 6196.837 126302.352 6196.410 126301.499 L 6184.890 126311.099 L 6182.970 126309.819 L 6179.770 126310.459 L 6170.810 126316.219 C 6168.250 126317.925 6166.330 126319.419 6165.050 126320.699 C 6163.770 126321.552 6162.490 126322.619 6161.210 126323.899 L 6150.330 126329.019 C 6149.050 126329.019 6147.130 126328.379 6144.570 126327.099 C 6142.437 126325.392 6141.370 126323.899 6141.370 126322.619 C 6141.370 126304.272 6151.823 126277.179 6172.730 126241.339 C 6191.930 126211.045 6211.557 126179.899 6231.610 126147.899 C 6252.090 126115.472 6262.330 126092.432 6262.330 126078.779 L 6260.410 126074.939 C 6259.983 126073.659 6259.343 126072.165 6258.490 126070.459 C 6244.837 126076.005 6231.183 126083.899 6217.530 126094.139 C 6214.970 126095.845 6195.343 126113.339 6158.650 126146.619 L 6161.210 126149.179 C 6161.210 126150.459 6159.930 126151.952 6157.370 126153.659 C 6154.810 126154.939 6153.957 126156.645 6154.810 126158.779 L 6148.410 126158.779 C 6148.837 126160.059 6148.623 126161.125 6147.770 126161.979 C 6147.343 126162.832 6146.917 126163.472 6146.490 126163.899 L 6151.610 126174.139 C 6150.330 126174.565 6149.477 126175.632 6149.050 126177.339 C 6148.623 126179.045 6148.410 126180.539 6148.410 126181.819 C 6144.143 126185.659 6140.943 126188.645 6138.810 126190.779 L 6135.610 126190.779 L 6129.850 126199.099 C 6128.570 126201.232 6126.437 126205.499 6123.450 126211.899 C 6120.890 126218.299 6118.970 126223.419 6117.690 126227.259 L 6110.010 126231.739 L 6111.290 126234.939 L 6109.370 126236.859 C 6105.103 126238.565 6101.477 126241.765 6098.490 126246.459 C 6099.343 126246.459 6099.770 126247.099 6099.770 126248.379 C 6100.197 126249.232 6100.623 126249.872 6101.050 126250.299 C 6098.490 126252.432 6096.143 126254.352 6094.010 126256.059 C 6091.023 126260.325 6088.890 126263.525 6087.610 126265.659 C 6084.623 126270.352 6083.557 126273.765 6084.410 126275.899 L 6076.730 126278.459 L 6076.090 126284.859 L 6072.250 126284.219 C 6071.397 126287.205 6070.543 126289.765 6069.690 126291.899 C 6068.837 126294.032 6067.983 126296.379 6067.130 126298.939 L 6058.170 126304.059 C 6058.597 126303.632 6058.597 126303.205 6058.170 126302.779 L 6056.890 126301.499 L 6056.890 126310.459 L 6055.610 126316.219 L 6042.810 126318.779 L 6035.770 126326.459 L 6033.850 126325.179 L 6014.650 126331.579 L 6008.250 126329.019 C 6006.543 126329.872 6003.557 126330.939 5999.290 126332.219 C 5994.597 126333.499 5991.183 126334.139 5989.050 126334.139 C 5987.770 126334.139 5986.277 126333.072 5984.570 126330.939 C 5982.437 126328.379 5980.303 126324.965 5978.170 126320.699 C 5988.410 126310.032 6005.690 126281.872 6030.010 126236.219 C 6041.957 126214.032 6052.623 126197.179 6062.010 126185.659 C 6074.810 126163.899 6087.823 126141.925 6101.050 126119.739 ZM 6493.880 126329.019 L 6480.440 126345.019 L 6477.880 126345.019 C 6465.080 126359.952 6456.333 126371.472 6451.640 126379.579 C 6443.533 126393.659 6439.480 126407.739 6439.480 126421.819 C 6439.480 126425.232 6440.547 126429.499 6442.680 126434.619 C 6444.813 126440.165 6446.947 126444.645 6449.080 126448.059 L 6452.280 126448.059 L 6459.320 126452.539 L 6460.600 126455.099 C 6464.013 126456.379 6467.853 126457.019 6472.120 126457.019 C 6510.947 126457.019 6545.933 126419.472 6577.080 126344.379 C 6588.173 126315.365 6599.480 126286.352 6611.000 126257.339 C 6608.867 126257.765 6606.947 126259.045 6605.240 126261.179 C 6603.533 126263.312 6602.040 126265.445 6600.760 126267.579 L 6598.200 126266.299 C 6596.920 126266.299 6595.853 126267.152 6595.000 126268.859 C 6592.867 126272.699 6590.520 126274.619 6587.960 126274.619 C 6586.680 126274.619 6584.760 126275.899 6582.200 126278.459 C 6579.640 126281.019 6577.720 126282.299 6576.440 126282.299 L 6574.520 126283.579 L 6571.320 126289.339 C 6566.627 126290.619 6562.360 126292.112 6558.520 126293.819 C 6551.693 126297.659 6544.867 126301.285 6538.040 126304.699 C 6535.907 126306.832 6533.773 126308.752 6531.640 126310.459 L 6530.360 126309.179 L 6518.840 126312.379 C 6516.280 126311.525 6514.147 126310.672 6512.440 126309.819 C 6509.027 126307.685 6506.680 126306.192 6505.400 126305.339 C 6504.120 126304.485 6503.053 126303.632 6502.200 126302.779 C 6498.787 126298.085 6496.227 126293.819 6494.520 126289.979 C 6493.240 126286.139 6492.173 126281.872 6491.320 126277.179 L 6492.600 126278.459 L 6493.240 126275.259 L 6490.680 126273.979 L 6490.680 126267.579 L 6496.440 126268.219 C 6494.307 126265.659 6492.600 126263.739 6491.320 126262.459 L 6487.480 126256.699 C 6487.480 126254.992 6488.120 126253.712 6489.400 126252.859 C 6491.107 126251.579 6492.600 126251.365 6493.880 126252.219 L 6490.680 126243.899 L 6491.320 126238.779 C 6491.320 126233.659 6491.107 126230.672 6490.680 126229.819 L 6494.520 126218.299 C 6495.373 126217.872 6496.227 126217.232 6497.080 126216.379 C 6497.080 126213.819 6496.013 126212.112 6493.880 126211.259 L 6497.720 126200.379 L 6502.840 126201.659 L 6502.200 126197.819 L 6500.280 126192.059 C 6509.667 126170.725 6522.893 126147.472 6539.960 126122.299 C 6553.187 126103.099 6569.400 126081.765 6588.600 126058.299 C 6589.453 126057.872 6590.093 126057.445 6590.520 126057.019 C 6591.373 126056.165 6592.013 126055.099 6592.440 126053.819 C 6593.293 126052.539 6595.213 126050.832 6598.200 126048.699 C 6601.613 126046.565 6604.813 126044.645 6607.800 126042.939 C 6610.787 126040.805 6615.053 126038.245 6620.600 126035.259 C 6626.573 126031.845 6632.120 126029.072 6637.240 126026.939 C 6636.813 126026.085 6637.027 126025.232 6637.880 126024.379 C 6639.160 126023.525 6640.227 126024.165 6641.080 126026.299 L 6653.240 126023.099 L 6653.880 126026.299 C 6653.880 126028.432 6652.387 126032.485 6649.400 126038.459 C 6646.413 126044.005 6643.853 126049.125 6641.720 126053.819 L 6637.240 126058.299 L 6629.560 126071.099 C 6627.000 126075.365 6625.080 126079.205 6623.800 126082.619 C 6622.520 126083.899 6621.667 126084.965 6621.240 126085.819 L 6621.240 126089.019 L 6612.920 126101.179 L 6610.360 126105.659 L 6603.320 126113.339 L 6604.600 126116.539 L 6600.760 126122.299 L 6590.520 126142.779 L 6587.960 126142.139 C 6585.400 126151.952 6582.840 126160.912 6580.280 126169.019 C 6575.160 126185.659 6571.960 126194.619 6570.680 126195.899 C 6571.107 126197.179 6570.680 126202.085 6569.400 126210.619 C 6568.547 126219.152 6567.693 126226.619 6566.840 126233.019 C 6566.840 126235.579 6568.120 126239.845 6570.680 126245.819 C 6573.667 126251.792 6574.520 126256.485 6573.240 126259.899 C 6583.053 126256.912 6591.160 126253.712 6597.560 126250.299 C 6600.973 126248.592 6608.440 126243.899 6619.960 126236.219 C 6633.187 126209.339 6644.067 126187.365 6652.600 126170.299 C 6667.960 126140.432 6681.827 126115.472 6694.200 126095.419 C 6709.560 126070.245 6723.000 126052.112 6734.520 126041.019 C 6735.800 126041.445 6737.720 126041.019 6740.280 126039.739 C 6742.840 126038.032 6744.120 126036.752 6744.120 126035.899 C 6750.093 126033.765 6755.853 126031.632 6761.400 126029.499 C 6766.947 126027.365 6772.707 126024.379 6778.680 126020.539 L 6781.240 126022.459 L 6785.720 126017.339 C 6787.000 126017.765 6788.920 126017.552 6791.480 126016.699 C 6794.467 126015.419 6796.173 126014.779 6796.600 126014.779 L 6801.080 126017.339 L 6796.600 126026.939 L 6799.160 126026.939 C 6797.453 126033.339 6795.320 126039.099 6792.760 126044.219 C 6790.627 126048.912 6787.213 126054.672 6782.520 126061.499 C 6778.253 126068.325 6773.987 126074.939 6769.720 126081.339 L 6767.160 126087.739 L 6760.120 126090.939 C 6758.413 126094.352 6758.200 126097.339 6759.480 126099.899 L 6751.800 126111.419 C 6749.240 126114.832 6747.320 126116.539 6746.040 126116.539 L 6742.840 126126.779 L 6740.280 126133.179 L 6730.680 126154.299 L 6728.120 126154.299 C 6725.987 126158.992 6724.067 126163.472 6722.360 126167.739 C 6721.080 126171.579 6720.653 126174.352 6721.080 126176.059 L 6715.960 126184.379 L 6718.520 126189.499 L 6714.040 126196.539 L 6707.000 126203.579 L 6704.440 126204.219 L 6707.640 126209.339 C 6704.653 126211.045 6701.880 126212.539 6699.320 126213.819 L 6701.880 126220.859 L 6695.480 126230.459 L 6696.760 126236.219 L 6694.840 126233.659 L 6694.200 126242.619 L 6689.720 126243.259 C 6688.867 126244.965 6687.373 126247.739 6685.240 126251.579 C 6683.533 126254.992 6681.187 126260.325 6678.200 126267.579 L 6680.120 126270.779 L 6677.560 126270.779 L 6673.080 126281.019 L 6670.520 126281.019 C 6669.667 126283.579 6667.960 126286.352 6665.400 126289.339 C 6663.267 126291.899 6661.773 126293.392 6660.920 126293.819 L 6662.200 126298.939 L 6658.360 126308.539 L 6654.520 126309.179 C 6654.520 126314.299 6652.600 126319.845 6648.760 126325.819 C 6647.053 126328.379 6644.707 126331.365 6641.720 126334.779 L 6619.320 126367.419 L 6616.760 126367.419 C 6613.773 126372.965 6609.933 126377.019 6605.240 126379.579 L 6603.320 126386.619 L 6600.760 126389.179 L 6594.360 126391.739 C 6586.253 126410.939 6560.867 126435.472 6518.200 126465.339 C 6475.533 126495.205 6443.320 126510.139 6421.560 126510.139 C 6407.907 126510.139 6396.600 126504.379 6387.640 126492.859 C 6378.253 126481.339 6373.560 126468.539 6373.560 126454.459 C 6373.560 126432.699 6388.067 126405.819 6417.080 126373.819 C 6445.667 126342.245 6470.200 126324.539 6490.680 126320.699 L 6493.880 126329.019 ZM 6949.360 126342.459 C 6950.640 126342.459 6951.707 126340.965 6952.560 126337.979 C 6952.987 126335.419 6954.053 126334.565 6955.760 126335.419 L 6962.800 126314.299 L 6965.360 126314.299 L 6965.360 126310.459 L 6968.560 126304.699 C 6971.547 126299.579 6974.107 126293.179 6976.240 126285.499 L 6982.000 126281.659 L 6987.760 126266.299 C 6989.893 126260.752 6992.027 126254.992 6994.160 126249.019 C 6998.853 126238.352 7004.187 126229.179 7010.160 126221.499 L 7011.440 126217.659 L 7022.960 126194.619 L 7025.520 126194.619 C 7027.227 126189.072 7030.000 126182.245 7033.840 126174.139 L 7044.080 126153.659 L 7045.360 126151.099 L 7060.080 126119.739 C 7065.200 126109.072 7070.533 126097.765 7076.080 126085.819 C 7082.053 126073.872 7085.680 126063.205 7086.960 126053.819 C 7093.787 126049.979 7099.547 126046.565 7104.240 126043.579 C 7114.480 126037.605 7120.027 126034.832 7120.880 126035.259 C 7126.000 126031.845 7130.480 126029.285 7134.320 126027.579 C 7138.587 126025.445 7142.000 126024.379 7144.560 126024.379 L 7149.040 126024.379 C 7149.893 126027.365 7150.533 126030.139 7150.960 126032.699 C 7151.813 126035.259 7152.240 126037.392 7152.240 126039.099 L 7152.240 126042.939 L 7147.760 126042.939 L 7146.480 126046.139 L 7151.600 126046.139 L 7152.240 126049.339 C 7148.400 126054.459 7144.773 126059.579 7141.360 126064.699 C 7142.640 126063.845 7143.707 126063.419 7144.560 126063.419 L 7147.120 126063.419 L 7149.040 126064.699 C 7147.760 126067.685 7147.547 126070.032 7148.400 126071.739 L 7142.640 126074.299 C 7143.493 126078.139 7143.493 126080.912 7142.640 126082.619 L 7139.440 126082.619 L 7138.800 126089.659 C 7163.973 126067.899 7181.680 126053.392 7191.920 126046.139 C 7215.813 126029.499 7235.867 126021.179 7252.080 126021.179 C 7264.027 126021.179 7272.773 126028.645 7278.320 126043.579 C 7282.587 126054.672 7284.720 126067.045 7284.720 126080.699 C 7284.720 126088.379 7284.293 126094.779 7283.440 126099.899 C 7283.013 126105.019 7281.947 126110.139 7280.240 126115.259 C 7278.960 126117.392 7277.893 126119.525 7277.040 126121.659 C 7276.613 126123.365 7277.253 126124.645 7278.960 126125.499 C 7278.533 126128.059 7275.973 126135.525 7271.280 126147.899 C 7266.587 126159.845 7263.600 126166.672 7262.320 126168.379 L 7263.600 126169.659 C 7260.187 126171.365 7258.267 126172.859 7257.840 126174.139 L 7255.920 126177.979 C 7253.787 126180.965 7252.080 126184.379 7250.800 126188.219 C 7249.947 126191.632 7249.733 126194.832 7250.160 126197.819 L 7243.760 126202.939 C 7244.613 126204.219 7244.187 126205.925 7242.480 126208.059 C 7241.200 126210.192 7240.560 126211.685 7240.560 126212.539 L 7238.640 126217.659 L 7236.720 126217.019 C 7234.160 126220.005 7232.667 126222.139 7232.240 126223.419 C 7230.107 126226.832 7229.680 126229.392 7230.960 126231.099 C 7228.400 126234.512 7226.907 126236.645 7226.480 126237.499 C 7222.640 126241.765 7218.587 126244.539 7214.320 126245.819 C 7213.467 126251.792 7210.907 126255.845 7206.640 126257.979 L 7206.640 126260.539 C 7198.533 126263.525 7193.627 126265.872 7191.920 126267.579 L 7192.560 126277.819 C 7188.720 126275.685 7185.733 126274.619 7183.600 126274.619 L 7181.040 126277.179 L 7181.040 126283.579 L 7171.440 126288.059 L 7163.120 126304.059 L 7156.080 126304.059 C 7155.227 126305.339 7154.800 126308.965 7154.800 126314.939 L 7148.400 126313.659 L 7111.280 126335.419 C 7101.467 126340.112 7092.933 126342.459 7085.680 126342.459 C 7075.440 126342.459 7066.267 126339.472 7058.160 126333.499 C 7050.480 126327.952 7044.080 126320.272 7038.960 126310.459 L 7036.400 126311.739 C 7034.267 126321.125 7033.627 126325.819 7034.480 126325.819 C 7035.333 126325.392 7036.613 126325.179 7038.320 126325.179 L 7038.320 126328.379 L 7031.920 126329.659 C 7032.773 126330.939 7032.560 126331.579 7031.280 126331.579 C 7030.427 126332.005 7029.360 126332.219 7028.080 126332.219 L 7024.880 126341.179 L 7027.440 126343.739 C 7028.293 126344.165 7028.720 126345.019 7028.720 126346.299 L 7024.240 126345.019 C 7021.253 126351.419 7018.480 126357.819 7015.920 126364.219 L 7010.160 126368.699 C 7010.587 126369.979 7010.800 126371.685 7010.800 126373.819 L 7010.800 126378.299 L 7008.240 126378.299 L 7003.760 126388.539 L 7001.200 126388.539 L 6996.080 126400.699 L 6992.240 126405.819 L 6992.240 126412.859 C 6991.813 126414.139 6989.467 126416.912 6985.200 126421.179 C 6980.507 126425.872 6978.160 126430.352 6978.160 126434.619 L 6973.040 126436.539 L 6969.200 126451.899 C 6967.493 126453.179 6965.787 126454.672 6964.080 126456.379 C 6960.667 126461.499 6955.973 126464.059 6950.000 126464.059 C 6949.147 126464.059 6948.080 126464.912 6946.800 126466.619 C 6945.093 126468.325 6943.387 126467.685 6941.680 126464.699 L 6937.840 126470.459 L 6930.800 126471.099 C 6929.947 126471.099 6928.880 126473.232 6927.600 126477.499 C 6926.747 126477.072 6925.680 126476.645 6924.400 126476.219 L 6924.400 126473.659 L 6924.400 126480.699 L 6923.120 126479.419 L 6920.560 126478.779 C 6920.133 126477.499 6919.493 126476.219 6918.640 126474.939 C 6915.653 126474.939 6914.160 126478.139 6914.160 126484.539 L 6912.240 126487.099 C 6910.960 126487.099 6910.320 126485.819 6910.320 126483.259 C 6910.320 126480.699 6909.893 126479.419 6909.040 126479.419 C 6904.773 126485.392 6901.573 126489.232 6899.440 126490.939 C 6898.160 126489.659 6896.880 126488.592 6895.600 126487.739 L 6893.680 126496.699 C 6889.840 126499.259 6887.280 126499.472 6886.000 126497.339 L 6882.800 126488.379 C 6883.653 126486.245 6884.080 126483.259 6884.080 126479.419 C 6884.080 126477.285 6890.053 126463.845 6902.000 126439.099 C 6917.787 126406.672 6933.573 126374.459 6949.360 126342.459 ZM 7120.880 126136.379 L 7118.320 126136.379 L 7117.040 126140.219 L 7111.280 126142.139 L 7111.280 126144.699 C 7112.987 126148.965 7115.973 126151.312 7120.240 126151.739 L 7120.240 126155.579 L 7111.920 126155.579 L 7111.280 126158.139 C 7110.853 126157.712 7109.787 126157.925 7108.080 126158.779 C 7106.373 126159.205 7105.307 126159.419 7104.880 126159.419 L 7107.440 126167.099 L 7104.880 126167.099 L 7099.760 126177.339 L 7097.840 126174.139 L 7094.640 126173.499 L 7094.640 126176.699 L 7097.840 126178.619 L 7099.120 126185.019 L 7091.440 126192.059 L 7090.160 126198.459 L 7087.600 126198.459 L 7087.600 126201.019 L 7085.680 126202.299 L 7086.320 126204.859 L 7083.760 126216.379 C 7082.907 126219.792 7082.480 126221.925 7082.480 126222.779 C 7082.480 126238.565 7086.533 126251.792 7094.640 126262.459 C 7102.747 126272.699 7114.480 126277.819 7129.840 126277.819 C 7152.027 126277.819 7170.800 126254.139 7186.160 126206.779 C 7198.533 126168.379 7204.720 126134.459 7204.720 126105.019 C 7204.720 126098.619 7203.013 126092.005 7199.600 126085.179 C 7196.187 126078.352 7191.280 126074.939 7184.880 126074.939 C 7175.493 126074.939 7163.547 126082.405 7149.040 126097.339 C 7140.080 126107.152 7131.120 126116.752 7122.160 126126.139 L 7120.880 126136.379 ZM 7283.920 126259.899 L 7283.920 126257.339 L 7287.120 126247.099 C 7286.267 126247.099 7285.413 126246.885 7284.560 126246.459 C 7284.133 126244.325 7284.987 126243.045 7287.120 126242.619 L 7287.120 126238.139 L 7289.680 126238.139 L 7287.760 126228.539 C 7287.760 126225.125 7290.107 126217.872 7294.800 126206.779 C 7298.213 126198.672 7301.840 126190.565 7305.680 126182.459 L 7308.240 126182.459 C 7312.933 126167.952 7326.587 126148.965 7349.200 126125.499 C 7372.240 126101.605 7391.227 126086.245 7406.160 126079.419 C 7425.787 126065.339 7443.280 126054.032 7458.640 126045.499 C 7482.533 126031.845 7501.307 126025.019 7514.960 126025.019 C 7526.053 126025.019 7534.587 126028.645 7540.560 126035.899 C 7546.533 126043.152 7549.520 126052.325 7549.520 126063.419 L 7548.880 126070.459 C 7548.027 126072.165 7547.173 126073.659 7546.320 126074.939 C 7546.320 126075.792 7546.107 126077.712 7545.680 126080.699 C 7544.827 126081.979 7544.187 126083.045 7543.760 126083.899 L 7538.640 126095.419 C 7536.933 126096.272 7535.867 126096.699 7535.440 126096.699 C 7535.440 126097.552 7535.653 126098.192 7536.080 126098.619 L 7528.400 126109.499 L 7525.200 126110.779 L 7523.920 126115.899 C 7523.067 126115.472 7520.933 126116.752 7517.520 126119.739 L 7511.760 126125.499 L 7506.000 126124.859 L 7499.600 126128.699 C 7500.880 126129.125 7502.373 126129.552 7504.080 126129.979 L 7493.840 126137.659 L 7490.640 126135.739 L 7488.720 126136.379 L 7489.360 126140.859 L 7477.200 126144.059 C 7471.227 126150.459 7461.200 126156.432 7447.120 126161.979 C 7442.427 126163.685 7435.600 126166.032 7426.640 126169.019 C 7425.360 126169.872 7424.080 126170.512 7422.800 126170.939 C 7421.093 126170.939 7417.893 126172.005 7413.200 126174.139 C 7408.933 126176.272 7406.587 126177.339 7406.160 126177.339 C 7401.040 126179.899 7394.427 126182.885 7386.320 126186.299 C 7378.213 126189.712 7373.093 126190.992 7370.960 126190.139 L 7365.200 126203.579 C 7366.053 126203.152 7366.907 126204.005 7367.760 126206.139 L 7365.200 126204.859 L 7362.000 126204.859 L 7362.000 126208.699 L 7366.480 126210.619 C 7365.627 126210.619 7364.560 126214.032 7363.280 126220.859 C 7362.000 126227.685 7361.360 126234.512 7361.360 126241.339 C 7361.360 126252.432 7363.920 126261.605 7369.040 126268.859 C 7374.160 126275.685 7381.840 126279.099 7392.080 126279.099 C 7403.173 126279.099 7417.467 126273.552 7434.960 126262.459 C 7448.613 126253.925 7462.267 126245.179 7475.920 126236.219 C 7484.027 126228.965 7492.133 126221.499 7500.240 126213.819 C 7503.653 126211.259 7508.987 126207.845 7516.240 126203.579 L 7518.160 126209.339 C 7516.027 126213.605 7511.120 126218.725 7503.440 126224.699 C 7496.187 126230.672 7491.493 126234.939 7489.360 126237.499 L 7486.800 126237.499 L 7479.120 126243.899 L 7475.920 126247.099 L 7471.440 126253.499 L 7468.880 126253.499 L 7456.080 126266.299 C 7450.107 126272.272 7445.413 126276.539 7442.000 126279.099 L 7400.400 126311.099 C 7398.267 126311.525 7396.773 126311.952 7395.920 126312.379 C 7395.067 126312.805 7395.493 126313.659 7397.200 126314.939 L 7377.360 126326.459 L 7377.360 126323.259 L 7370.960 126326.459 L 7371.600 126329.019 C 7370.320 126329.445 7367.333 126329.659 7362.640 126329.659 L 7360.080 126331.579 L 7354.320 126331.579 L 7351.120 126335.419 C 7349.840 126334.565 7347.067 126334.139 7342.800 126334.139 L 7326.800 126334.139 L 7328.080 126331.579 C 7325.947 126332.005 7323.173 126331.792 7319.760 126330.939 C 7316.773 126330.085 7313.573 126329.019 7310.160 126327.739 L 7310.160 126325.179 L 7314.640 126323.899 L 7312.720 126322.619 L 7305.040 126322.619 C 7302.053 126321.339 7299.707 126318.992 7298.000 126315.579 L 7302.480 126314.299 L 7300.560 126311.099 L 7294.160 126311.739 C 7291.600 126305.765 7290.960 126300.645 7292.240 126296.379 L 7289.040 126297.019 L 7289.040 126294.459 C 7291.600 126294.459 7292.667 126293.605 7292.240 126291.899 L 7286.480 126291.899 C 7289.040 126290.192 7290.320 126287.632 7290.320 126284.219 L 7285.200 126275.259 L 7287.760 126272.699 L 7283.920 126266.939 L 7283.920 126259.899 ZM 7456.720 126138.939 C 7463.973 126132.965 7469.733 126125.925 7474.000 126117.819 C 7478.693 126109.285 7481.040 126100.752 7481.040 126092.219 C 7481.040 126087.099 7479.333 126082.405 7475.920 126078.139 C 7472.507 126073.872 7468.027 126071.739 7462.480 126071.739 C 7459.493 126071.739 7457.360 126073.019 7456.080 126075.579 L 7450.320 126075.579 L 7452.880 126078.779 L 7454.800 126077.499 L 7436.240 126090.939 C 7434.960 126094.779 7431.973 126097.979 7427.280 126100.539 L 7418.960 126106.299 L 7418.960 126108.859 L 7424.080 126108.859 L 7417.680 126110.139 L 7415.120 126112.059 L 7411.280 126115.259 L 7409.360 126118.459 L 7406.800 126118.459 L 7405.520 126120.379 C 7405.520 126121.232 7407.227 126122.299 7410.640 126123.579 L 7406.800 126126.779 C 7405.520 126126.779 7402.107 126128.912 7396.560 126133.179 L 7395.280 126140.859 L 7394.000 126144.059 L 7391.440 126144.059 L 7384.400 126153.659 L 7386.320 126151.099 L 7389.520 126151.099 L 7386.320 126154.299 L 7383.760 126154.939 L 7383.760 126157.499 C 7377.360 126158.352 7373.520 126159.419 7372.240 126160.699 L 7374.160 126162.619 L 7376.080 126161.339 L 7381.840 126161.339 L 7379.920 126164.539 L 7377.360 126164.539 L 7377.360 126169.659 L 7379.280 126170.939 C 7376.293 126170.939 7374.160 126172.219 7372.880 126174.779 C 7383.973 126174.779 7398.907 126170.939 7417.680 126163.259 C 7436.453 126155.152 7449.467 126147.045 7456.720 126138.939 ZM 7708.300 126033.339 L 7710.860 126027.579 L 7715.340 126026.299 L 7717.260 126030.779 L 7721.100 126025.659 L 7723.020 126025.019 L 7727.500 126032.059 L 7731.980 126032.059 L 7730.700 126027.579 L 7733.900 126027.579 C 7736.460 126027.579 7742.007 126029.712 7750.540 126033.979 C 7750.967 126035.259 7751.607 126036.325 7752.460 126037.179 C 7754.593 126037.605 7756.087 126037.819 7756.940 126037.819 L 7762.700 126054.459 L 7763.980 126052.539 L 7767.820 126053.179 L 7765.900 126060.859 L 7769.740 126072.379 L 7771.660 126076.219 C 7771.660 126079.632 7771.233 126082.192 7770.380 126083.899 C 7769.953 126085.605 7769.313 126087.525 7768.460 126089.659 C 7768.460 126091.365 7769.313 126094.139 7771.020 126097.979 C 7770.593 126100.539 7769.953 126105.232 7769.100 126112.059 C 7768.247 126118.885 7767.820 126123.579 7767.820 126126.139 L 7763.340 126130.619 L 7764.620 126137.019 L 7761.420 126139.579 L 7762.060 126142.779 L 7762.700 126145.339 C 7760.567 126151.739 7757.153 126160.059 7752.460 126170.299 C 7749.473 126177.125 7745.633 126185.019 7740.940 126193.979 L 7729.420 126202.939 L 7732.620 126206.779 L 7718.540 126224.699 L 7715.340 126224.699 L 7717.260 126228.539 C 7714.700 126228.965 7712.780 126230.032 7711.500 126231.739 L 7708.940 126236.859 C 7708.087 126238.139 7707.020 126238.352 7705.740 126237.499 L 7699.980 126247.099 C 7698.700 126246.245 7697.420 126246.459 7696.140 126247.739 C 7695.287 126249.019 7695.073 126250.299 7695.500 126251.579 L 7691.020 126250.939 C 7690.167 126253.072 7689.100 126254.992 7687.820 126256.699 C 7686.540 126258.405 7685.047 126258.619 7683.340 126257.339 C 7682.060 126259.899 7680.353 126262.245 7678.220 126264.379 L 7673.740 126268.859 L 7668.620 126271.419 C 7658.807 126283.365 7648.140 126293.179 7636.620 126300.859 L 7634.060 126306.619 C 7627.660 126310.459 7622.753 126313.445 7619.340 126315.579 C 7612.513 126319.845 7607.820 126323.472 7605.260 126326.459 L 7599.500 126326.459 L 7598.220 126329.019 C 7594.380 126330.299 7590.327 126331.579 7586.060 126332.859 C 7582.220 126334.139 7578.167 126334.779 7573.900 126334.779 C 7556.833 126334.779 7544.247 126326.672 7536.140 126310.459 C 7529.740 126297.659 7526.540 126281.659 7526.540 126262.459 C 7526.540 126233.872 7533.153 126207.205 7546.380 126182.459 C 7557.047 126161.979 7573.687 126140.859 7596.300 126119.099 C 7607.393 126108.432 7628.513 126090.085 7659.660 126064.059 C 7666.913 126057.659 7674.593 126051.259 7682.700 126044.859 C 7690.807 126038.032 7699.127 126032.699 7707.660 126028.859 L 7708.300 126033.339 ZM 7595.660 126251.579 L 7597.580 126250.939 L 7598.860 126248.379 L 7600.140 126252.219 L 7599.500 126255.419 C 7601.633 126257.552 7602.913 126259.472 7603.340 126261.179 L 7598.220 126260.539 C 7598.220 126265.659 7601.420 126269.072 7607.820 126270.779 C 7609.527 126281.445 7614.433 126286.779 7622.540 126286.779 C 7642.593 126286.779 7661.793 126268.645 7680.140 126232.379 C 7696.353 126200.379 7704.460 126173.499 7704.460 126151.739 C 7704.460 126132.539 7701.900 126117.392 7696.780 126106.299 C 7692.087 126095.205 7685.687 126087.525 7677.580 126083.259 L 7673.100 126083.899 L 7671.820 126092.219 L 7668.620 126090.299 L 7667.340 126088.379 C 7667.340 126091.365 7666.060 126093.925 7663.500 126096.059 L 7663.500 126099.259 L 7661.580 126102.459 L 7655.820 126096.059 L 7654.540 126099.899 L 7655.820 126103.099 L 7651.980 126106.299 L 7653.260 126110.779 L 7646.220 126108.219 L 7648.140 126114.619 C 7646.433 126117.179 7644.300 126118.672 7641.740 126119.099 L 7640.460 126122.299 L 7634.060 126124.859 L 7635.340 126128.699 L 7637.260 126126.139 L 7638.540 126129.339 L 7635.980 126130.619 L 7635.980 126135.099 L 7631.500 126136.379 L 7628.300 126133.819 L 7625.740 126137.659 L 7623.180 126137.019 L 7623.180 126140.219 L 7628.940 126140.219 L 7627.020 126143.419 L 7624.460 126143.419 L 7626.380 126149.819 L 7622.540 126149.819 L 7621.900 126154.299 L 7620.620 126156.859 L 7623.180 126157.499 C 7618.913 126161.765 7616.780 126166.459 7616.780 126171.579 L 7611.020 126171.579 L 7608.460 126169.019 L 7605.900 126169.019 C 7606.327 126171.152 7607.820 126173.072 7610.380 126174.779 L 7611.660 126178.619 C 7612.087 126180.752 7609.953 126182.672 7605.260 126184.379 L 7607.180 126190.779 L 7609.740 126190.779 L 7604.620 126203.579 C 7603.340 126207.419 7602.700 126212.112 7602.700 126217.659 L 7596.300 126220.219 L 7596.300 126223.419 C 7597.153 126225.125 7598.220 126225.552 7599.500 126224.699 L 7600.780 126227.899 L 7598.860 126229.819 L 7594.380 126228.539 L 7592.460 126231.099 L 7597.580 126235.579 L 7597.580 126241.979 C 7599.713 126244.112 7600.353 126245.605 7599.500 126246.459 L 7596.300 126245.179 L 7590.540 126250.299 L 7595.660 126251.579 ZM 7725.610 126342.459 C 7726.890 126342.459 7727.957 126340.965 7728.810 126337.979 C 7729.237 126335.419 7730.303 126334.565 7732.010 126335.419 L 7739.050 126314.299 L 7741.610 126314.299 L 7741.610 126310.459 L 7744.810 126304.699 C 7747.797 126299.579 7750.357 126293.179 7752.490 126285.499 L 7758.250 126281.659 L 7764.010 126266.299 C 7766.143 126260.752 7768.277 126254.992 7770.410 126249.019 C 7775.103 126238.352 7780.437 126229.179 7786.410 126221.499 L 7787.690 126217.659 L 7799.210 126194.619 L 7801.770 126194.619 C 7803.477 126189.072 7806.250 126182.245 7810.090 126174.139 L 7820.330 126153.659 L 7821.610 126151.099 L 7836.330 126119.739 C 7841.450 126109.072 7846.783 126097.765 7852.330 126085.819 C 7858.303 126073.872 7861.930 126063.205 7863.210 126053.819 C 7870.037 126049.979 7875.797 126046.565 7880.490 126043.579 C 7890.730 126037.605 7896.277 126034.832 7897.130 126035.259 C 7902.250 126031.845 7906.730 126029.285 7910.570 126027.579 C 7914.837 126025.445 7918.250 126024.379 7920.810 126024.379 L 7925.290 126024.379 C 7926.143 126027.365 7926.783 126030.139 7927.210 126032.699 C 7928.063 126035.259 7928.490 126037.392 7928.490 126039.099 L 7928.490 126042.939 L 7924.010 126042.939 L 7922.730 126046.139 L 7927.850 126046.139 L 7928.490 126049.339 C 7924.650 126054.459 7921.023 126059.579 7917.610 126064.699 C 7918.890 126063.845 7919.957 126063.419 7920.810 126063.419 L 7923.370 126063.419 L 7925.290 126064.699 C 7924.010 126067.685 7923.797 126070.032 7924.650 126071.739 L 7918.890 126074.299 C 7919.743 126078.139 7919.743 126080.912 7918.890 126082.619 L 7915.690 126082.619 L 7915.050 126089.659 C 7940.223 126067.899 7957.930 126053.392 7968.170 126046.139 C 7992.063 126029.499 8012.117 126021.179 8028.330 126021.179 C 8040.277 126021.179 8049.023 126028.645 8054.570 126043.579 C 8058.837 126054.672 8060.970 126067.045 8060.970 126080.699 C 8060.970 126088.379 8060.543 126094.779 8059.690 126099.899 C 8059.263 126105.019 8058.197 126110.139 8056.490 126115.259 C 8055.210 126117.392 8054.143 126119.525 8053.290 126121.659 C 8052.863 126123.365 8053.503 126124.645 8055.210 126125.499 C 8054.783 126128.059 8052.223 126135.525 8047.530 126147.899 C 8042.837 126159.845 8039.850 126166.672 8038.570 126168.379 L 8039.850 126169.659 C 8036.437 126171.365 8034.517 126172.859 8034.090 126174.139 L 8032.170 126177.979 C 8030.037 126180.965 8028.330 126184.379 8027.050 126188.219 C 8026.197 126191.632 8025.983 126194.832 8026.410 126197.819 L 8020.010 126202.939 C 8020.863 126204.219 8020.437 126205.925 8018.730 126208.059 C 8017.450 126210.192 8016.810 126211.685 8016.810 126212.539 L 8014.890 126217.659 L 8012.970 126217.019 C 8010.410 126220.005 8008.917 126222.139 8008.490 126223.419 C 8006.357 126226.832 8005.930 126229.392 8007.210 126231.099 C 8004.650 126234.512 8003.157 126236.645 8002.730 126237.499 C 7998.890 126241.765 7994.837 126244.539 7990.570 126245.819 C 7989.717 126251.792 7987.157 126255.845 7982.890 126257.979 L 7982.890 126260.539 C 7974.783 126263.525 7969.877 126265.872 7968.170 126267.579 L 7968.810 126277.819 C 7964.970 126275.685 7961.983 126274.619 7959.850 126274.619 L 7957.290 126277.179 L 7957.290 126283.579 L 7947.690 126288.059 L 7939.370 126304.059 L 7932.330 126304.059 C 7931.477 126305.339 7931.050 126308.965 7931.050 126314.939 L 7924.650 126313.659 L 7887.530 126335.419 C 7877.717 126340.112 7869.183 126342.459 7861.930 126342.459 C 7851.690 126342.459 7842.517 126339.472 7834.410 126333.499 C 7826.730 126327.952 7820.330 126320.272 7815.210 126310.459 L 7812.650 126311.739 C 7810.517 126321.125 7809.877 126325.819 7810.730 126325.819 C 7811.583 126325.392 7812.863 126325.179 7814.570 126325.179 L 7814.570 126328.379 L 7808.170 126329.659 C 7809.023 126330.939 7808.810 126331.579 7807.530 126331.579 C 7806.677 126332.005 7805.610 126332.219 7804.330 126332.219 L 7801.130 126341.179 L 7803.690 126343.739 C 7804.543 126344.165 7804.970 126345.019 7804.970 126346.299 L 7800.490 126345.019 C 7797.503 126351.419 7794.730 126357.819 7792.170 126364.219 L 7786.410 126368.699 C 7786.837 126369.979 7787.050 126371.685 7787.050 126373.819 L 7787.050 126378.299 L 7784.490 126378.299 L 7780.010 126388.539 L 7777.450 126388.539 L 7772.330 126400.699 L 7768.490 126405.819 L 7768.490 126412.859 C 7768.063 126414.139 7765.717 126416.912 7761.450 126421.179 C 7756.757 126425.872 7754.410 126430.352 7754.410 126434.619 L 7749.290 126436.539 L 7745.450 126451.899 C 7743.743 126453.179 7742.037 126454.672 7740.330 126456.379 C 7736.917 126461.499 7732.223 126464.059 7726.250 126464.059 C 7725.397 126464.059 7724.330 126464.912 7723.050 126466.619 C 7721.343 126468.325 7719.637 126467.685 7717.930 126464.699 L 7714.090 126470.459 L 7707.050 126471.099 C 7706.197 126471.099 7705.130 126473.232 7703.850 126477.499 C 7702.997 126477.072 7701.930 126476.645 7700.650 126476.219 L 7700.650 126473.659 L 7700.650 126480.699 L 7699.370 126479.419 L 7696.810 126478.779 C 7696.383 126477.499 7695.743 126476.219 7694.890 126474.939 C 7691.903 126474.939 7690.410 126478.139 7690.410 126484.539 L 7688.490 126487.099 C 7687.210 126487.099 7686.570 126485.819 7686.570 126483.259 C 7686.570 126480.699 7686.143 126479.419 7685.290 126479.419 C 7681.023 126485.392 7677.823 126489.232 7675.690 126490.939 C 7674.410 126489.659 7673.130 126488.592 7671.850 126487.739 L 7669.930 126496.699 C 7666.090 126499.259 7663.530 126499.472 7662.250 126497.339 L 7659.050 126488.379 C 7659.903 126486.245 7660.330 126483.259 7660.330 126479.419 C 7660.330 126477.285 7666.303 126463.845 7678.250 126439.099 C 7694.037 126406.672 7709.823 126374.459 7725.610 126342.459 ZM 7897.130 126136.379 L 7894.570 126136.379 L 7893.290 126140.219 L 7887.530 126142.139 L 7887.530 126144.699 C 7889.237 126148.965 7892.223 126151.312 7896.490 126151.739 L 7896.490 126155.579 L 7888.170 126155.579 L 7887.530 126158.139 C 7887.103 126157.712 7886.037 126157.925 7884.330 126158.779 C 7882.623 126159.205 7881.557 126159.419 7881.130 126159.419 L 7883.690 126167.099 L 7881.130 126167.099 L 7876.010 126177.339 L 7874.090 126174.139 L 7870.890 126173.499 L 7870.890 126176.699 L 7874.090 126178.619 L 7875.370 126185.019 L 7867.690 126192.059 L 7866.410 126198.459 L 7863.850 126198.459 L 7863.850 126201.019 L 7861.930 126202.299 L 7862.570 126204.859 L 7860.010 126216.379 C 7859.157 126219.792 7858.730 126221.925 7858.730 126222.779 C 7858.730 126238.565 7862.783 126251.792 7870.890 126262.459 C 7878.997 126272.699 7890.730 126277.819 7906.090 126277.819 C 7928.277 126277.819 7947.050 126254.139 7962.410 126206.779 C 7974.783 126168.379 7980.970 126134.459 7980.970 126105.019 C 7980.970 126098.619 7979.263 126092.005 7975.850 126085.179 C 7972.437 126078.352 7967.530 126074.939 7961.130 126074.939 C 7951.743 126074.939 7939.797 126082.405 7925.290 126097.339 C 7916.330 126107.152 7907.370 126116.752 7898.410 126126.139 L 7897.130 126136.379 ZM 8062.090 126296.379 L 8059.530 126291.899 L 8066.570 126287.419 C 8066.570 126286.565 8065.290 126285.712 8062.730 126284.859 L 8061.450 126279.099 C 8061.450 126276.965 8062.090 126274.619 8063.370 126272.059 C 8064.224 126269.072 8064.864 126266.939 8065.290 126265.659 L 8062.730 126263.099 L 8067.210 126256.059 L 8067.210 126252.859 L 8071.050 126247.099 L 8070.410 126241.339 C 8071.264 126240.485 8072.117 126238.992 8072.970 126236.859 C 8074.250 126234.725 8075.530 126233.872 8076.810 126234.299 C 8076.810 126229.179 8077.877 126223.845 8080.010 126218.299 L 8084.490 126208.059 C 8088.330 126207.205 8090.250 126204.432 8090.250 126199.739 C 8090.250 126195.472 8096.010 126183.099 8107.530 126162.619 C 8119.050 126142.139 8124.597 126131.685 8124.170 126131.259 C 8127.584 126126.565 8130.997 126121.232 8134.410 126115.259 C 8138.250 126109.285 8141.237 126103.739 8143.370 126098.619 C 8143.797 126098.192 8145.077 126095.845 8147.210 126091.579 C 8149.770 126086.885 8151.477 126084.752 8152.330 126085.179 L 8160.650 126069.179 L 8161.930 126065.339 C 8166.624 126056.805 8170.464 126050.192 8173.450 126045.499 C 8178.997 126036.539 8183.264 126030.992 8186.250 126028.859 L 8198.410 126003.899 C 8200.117 126004.752 8200.970 126004.539 8200.970 126003.259 C 8201.397 126001.552 8201.824 125999.632 8202.250 125997.499 C 8203.104 125995.365 8203.744 125993.872 8204.170 125993.019 C 8206.304 125988.752 8208.650 125984.912 8211.210 125981.499 L 8254.090 125908.539 C 8255.797 125907.259 8257.504 125905.765 8259.210 125904.059 C 8267.744 125901.925 8276.490 125899.579 8285.450 125897.019 L 8289.930 125891.899 L 8288.650 125888.699 L 8292.490 125888.699 L 8291.850 125891.259 L 8295.050 125891.259 L 8318.090 125882.939 L 8322.570 125886.779 C 8321.717 125891.045 8322.144 125895.739 8323.850 125900.859 L 8292.490 125951.419 L 8291.210 125955.899 L 8281.610 125970.619 C 8282.037 125971.472 8282.464 125972.112 8282.890 125972.539 C 8279.904 125974.245 8277.557 125975.739 8275.850 125977.019 L 8279.050 125978.939 C 8277.344 125979.365 8275.850 125979.792 8274.570 125980.219 C 8273.290 125980.645 8272.650 125982.352 8272.650 125985.339 L 8267.530 125988.539 C 8267.957 125989.392 8267.744 125990.885 8266.890 125993.019 C 8266.037 125994.725 8266.890 125995.792 8269.450 125996.219 L 8266.250 126002.619 C 8266.677 126000.485 8265.397 125999.419 8262.410 125999.419 L 8261.770 126002.619 L 8256.010 126006.459 L 8259.850 126005.819 L 8264.970 126008.379 C 8262.837 126009.659 8261.344 126010.512 8260.490 126010.939 C 8256.650 126013.072 8254.304 126013.925 8253.450 126013.499 C 8251.744 126018.619 8249.184 126023.099 8245.770 126026.939 L 8251.530 126025.019 L 8248.970 126028.219 L 8250.890 126028.859 L 8247.050 126033.979 L 8244.490 126032.059 C 8244.064 126032.485 8243.850 126032.912 8243.850 126033.339 C 8245.557 126036.752 8246.197 126038.885 8245.770 126039.739 L 8237.450 126042.939 L 8240.650 126044.859 L 8231.690 126046.139 L 8229.770 126052.539 L 8236.810 126052.539 L 8230.410 126056.379 L 8236.810 126058.299 L 8228.490 126059.579 L 8227.210 126057.019 C 8226.784 126058.725 8226.570 126060.219 8226.570 126061.499 C 8226.570 126062.779 8227.210 126064.912 8228.490 126067.899 L 8217.610 126070.459 L 8218.890 126074.299 L 8217.610 126080.059 C 8218.890 126079.205 8219.744 126078.779 8220.170 126078.779 C 8222.730 126077.499 8224.437 126076.859 8225.290 126076.859 L 8225.290 126081.339 L 8220.810 126081.339 C 8219.104 126083.045 8218.890 126084.965 8220.170 126087.099 L 8206.090 126090.299 L 8206.730 126095.419 L 8202.250 126099.899 L 8211.210 126093.499 L 8215.690 126098.619 L 8215.690 126101.819 L 8213.130 126101.819 L 8196.490 126107.579 C 8193.930 126109.285 8191.370 126110.779 8188.810 126112.059 L 8187.530 126116.539 L 8206.730 126113.339 L 8206.730 126118.459 C 8205.877 126118.459 8204.384 126120.165 8202.250 126123.579 C 8200.970 126124.432 8199.690 126125.072 8198.410 126125.499 L 8192.650 126129.339 L 8197.770 126129.339 L 8191.370 126133.179 L 8188.810 126131.259 C 8185.397 126131.259 8183.690 126132.965 8183.690 126136.379 L 8186.890 126137.659 L 8191.370 126135.099 L 8193.930 126138.299 L 8189.450 126144.699 C 8192.864 126145.979 8194.357 126147.045 8193.930 126147.899 L 8184.330 126147.259 L 8182.410 126144.059 L 8181.130 126147.259 C 8180.704 126148.539 8179.424 126149.179 8177.290 126149.179 C 8175.584 126149.179 8174.730 126150.672 8174.730 126153.659 L 8176.650 126153.019 L 8188.810 126154.299 L 8188.810 126157.499 C 8185.397 126157.072 8180.917 126157.712 8175.370 126159.419 L 8175.370 126165.819 L 8184.330 126168.379 C 8181.344 126170.085 8178.997 126170.939 8177.290 126170.939 C 8174.730 126169.659 8172.384 126169.019 8170.250 126169.019 L 8167.690 126170.939 L 8172.170 126174.779 L 8171.530 126176.699 L 8166.410 126176.699 L 8165.130 126178.619 C 8166.837 126179.045 8168.544 126179.259 8170.250 126179.259 L 8170.250 126182.459 C 8173.237 126182.032 8175.157 126182.245 8176.010 126183.099 L 8177.290 126190.139 L 8172.170 126190.779 L 8165.770 126195.899 L 8164.490 126200.379 L 8167.050 126204.219 L 8170.250 126204.219 L 8166.410 126206.779 L 8160.010 126206.139 L 8156.810 126208.059 L 8161.930 126211.899 L 8167.050 126211.899 L 8154.250 126214.459 L 8154.250 126218.299 L 8161.930 126218.299 L 8162.570 126221.499 C 8160.010 126221.925 8158.304 126222.139 8157.450 126222.139 C 8156.597 126222.139 8154.464 126222.779 8151.050 126224.059 L 8147.210 126222.779 L 8144.010 126223.419 L 8144.010 126230.459 C 8145.290 126231.312 8146.784 126231.312 8148.490 126230.459 C 8150.624 126229.605 8151.690 126228.325 8151.690 126226.619 L 8158.090 126227.899 C 8155.957 126233.872 8154.464 126237.712 8153.610 126239.419 L 8148.490 126241.339 L 8149.770 126247.099 L 8141.450 126252.219 L 8142.730 126254.139 L 8149.130 126254.139 L 8151.690 126252.219 L 8149.770 126257.979 L 8144.650 126260.539 C 8145.077 126263.952 8144.437 126265.659 8142.730 126265.659 L 8147.210 126270.139 C 8159.584 126266.725 8177.504 126256.912 8200.970 126240.699 C 8224.864 126224.059 8248.970 126207.205 8273.290 126190.139 C 8245.984 126217.019 8219.530 126241.552 8193.930 126263.739 C 8156.810 126295.739 8128.010 126316.859 8107.530 126327.099 L 8107.530 126329.659 L 8102.410 126328.379 C 8099.850 126331.365 8095.797 126333.925 8090.250 126336.059 C 8084.704 126338.192 8079.797 126339.259 8075.530 126339.259 C 8076.384 126338.405 8076.170 126337.339 8074.890 126336.059 C 8074.037 126335.205 8073.184 126335.205 8072.330 126336.059 L 8064.010 126330.299 C 8064.864 126329.445 8065.717 126329.232 8066.570 126329.659 C 8067.424 126330.085 8068.704 126330.939 8070.410 126332.219 L 8080.010 126332.219 L 8082.570 126334.139 L 8082.570 126331.579 L 8080.650 126330.939 C 8074.677 126329.659 8070.837 126329.872 8069.130 126331.579 L 8067.210 126325.819 L 8064.650 126325.819 L 8064.650 126319.419 C 8062.090 126319.845 8060.597 126319.632 8060.170 126318.779 C 8061.450 126318.352 8062.517 126317.712 8063.370 126316.859 L 8062.730 126309.179 L 8058.890 126309.179 L 8060.170 126305.979 L 8069.130 126302.779 L 8062.090 126302.779 L 8057.610 126298.939 L 8062.090 126296.379 ZM 8236.420 126259.899 L 8236.420 126257.339 L 8239.620 126247.099 C 8238.767 126247.099 8237.913 126246.885 8237.060 126246.459 C 8236.633 126244.325 8237.487 126243.045 8239.620 126242.619 L 8239.620 126238.139 L 8242.180 126238.139 L 8240.260 126228.539 C 8240.260 126225.125 8242.607 126217.872 8247.300 126206.779 C 8250.713 126198.672 8254.340 126190.565 8258.180 126182.459 L 8260.740 126182.459 C 8265.433 126167.952 8279.087 126148.965 8301.700 126125.499 C 8324.740 126101.605 8343.727 126086.245 8358.660 126079.419 C 8378.287 126065.339 8395.780 126054.032 8411.140 126045.499 C 8435.033 126031.845 8453.807 126025.019 8467.460 126025.019 C 8478.553 126025.019 8487.087 126028.645 8493.060 126035.899 C 8499.033 126043.152 8502.020 126052.325 8502.020 126063.419 L 8501.380 126070.459 C 8500.527 126072.165 8499.673 126073.659 8498.820 126074.939 C 8498.820 126075.792 8498.607 126077.712 8498.180 126080.699 C 8497.327 126081.979 8496.687 126083.045 8496.260 126083.899 L 8491.140 126095.419 C 8489.433 126096.272 8488.367 126096.699 8487.940 126096.699 C 8487.940 126097.552 8488.153 126098.192 8488.580 126098.619 L 8480.900 126109.499 L 8477.700 126110.779 L 8476.420 126115.899 C 8475.567 126115.472 8473.433 126116.752 8470.020 126119.739 L 8464.260 126125.499 L 8458.500 126124.859 L 8452.100 126128.699 C 8453.380 126129.125 8454.873 126129.552 8456.580 126129.979 L 8446.340 126137.659 L 8443.140 126135.739 L 8441.220 126136.379 L 8441.860 126140.859 L 8429.700 126144.059 C 8423.727 126150.459 8413.700 126156.432 8399.620 126161.979 C 8394.927 126163.685 8388.100 126166.032 8379.140 126169.019 C 8377.860 126169.872 8376.580 126170.512 8375.300 126170.939 C 8373.593 126170.939 8370.393 126172.005 8365.700 126174.139 C 8361.433 126176.272 8359.087 126177.339 8358.660 126177.339 C 8353.540 126179.899 8346.927 126182.885 8338.820 126186.299 C 8330.713 126189.712 8325.593 126190.992 8323.460 126190.139 L 8317.700 126203.579 C 8318.553 126203.152 8319.407 126204.005 8320.260 126206.139 L 8317.700 126204.859 L 8314.500 126204.859 L 8314.500 126208.699 L 8318.980 126210.619 C 8318.127 126210.619 8317.060 126214.032 8315.780 126220.859 C 8314.500 126227.685 8313.860 126234.512 8313.860 126241.339 C 8313.860 126252.432 8316.420 126261.605 8321.540 126268.859 C 8326.660 126275.685 8334.340 126279.099 8344.580 126279.099 C 8355.673 126279.099 8369.967 126273.552 8387.460 126262.459 C 8401.113 126253.925 8414.767 126245.179 8428.420 126236.219 C 8436.527 126228.965 8444.633 126221.499 8452.740 126213.819 C 8456.153 126211.259 8461.487 126207.845 8468.740 126203.579 L 8470.660 126209.339 C 8468.527 126213.605 8463.620 126218.725 8455.940 126224.699 C 8448.687 126230.672 8443.993 126234.939 8441.860 126237.499 L 8439.300 126237.499 L 8431.620 126243.899 L 8428.420 126247.099 L 8423.940 126253.499 L 8421.380 126253.499 L 8408.580 126266.299 C 8402.607 126272.272 8397.913 126276.539 8394.500 126279.099 L 8352.900 126311.099 C 8350.767 126311.525 8349.273 126311.952 8348.420 126312.379 C 8347.567 126312.805 8347.993 126313.659 8349.700 126314.939 L 8329.860 126326.459 L 8329.860 126323.259 L 8323.460 126326.459 L 8324.100 126329.019 C 8322.820 126329.445 8319.833 126329.659 8315.140 126329.659 L 8312.580 126331.579 L 8306.820 126331.579 L 8303.620 126335.419 C 8302.340 126334.565 8299.567 126334.139 8295.300 126334.139 L 8279.300 126334.139 L 8280.580 126331.579 C 8278.447 126332.005 8275.673 126331.792 8272.260 126330.939 C 8269.273 126330.085 8266.073 126329.019 8262.660 126327.739 L 8262.660 126325.179 L 8267.140 126323.899 L 8265.220 126322.619 L 8257.540 126322.619 C 8254.553 126321.339 8252.207 126318.992 8250.500 126315.579 L 8254.980 126314.299 L 8253.060 126311.099 L 8246.660 126311.739 C 8244.100 126305.765 8243.460 126300.645 8244.740 126296.379 L 8241.540 126297.019 L 8241.540 126294.459 C 8244.100 126294.459 8245.167 126293.605 8244.740 126291.899 L 8238.980 126291.899 C 8241.540 126290.192 8242.820 126287.632 8242.820 126284.219 L 8237.700 126275.259 L 8240.260 126272.699 L 8236.420 126266.939 L 8236.420 126259.899 ZM 8409.220 126138.939 C 8416.473 126132.965 8422.233 126125.925 8426.500 126117.819 C 8431.193 126109.285 8433.540 126100.752 8433.540 126092.219 C 8433.540 126087.099 8431.833 126082.405 8428.420 126078.139 C 8425.007 126073.872 8420.527 126071.739 8414.980 126071.739 C 8411.993 126071.739 8409.860 126073.019 8408.580 126075.579 L 8402.820 126075.579 L 8405.380 126078.779 L 8407.300 126077.499 L 8388.740 126090.939 C 8387.460 126094.779 8384.473 126097.979 8379.780 126100.539 L 8371.460 126106.299 L 8371.460 126108.859 L 8376.580 126108.859 L 8370.180 126110.139 L 8367.620 126112.059 L 8363.780 126115.259 L 8361.860 126118.459 L 8359.300 126118.459 L 8358.020 126120.379 C 8358.020 126121.232 8359.727 126122.299 8363.140 126123.579 L 8359.300 126126.779 C 8358.020 126126.779 8354.607 126128.912 8349.060 126133.179 L 8347.780 126140.859 L 8346.500 126144.059 L 8343.940 126144.059 L 8336.900 126153.659 L 8338.820 126151.099 L 8342.020 126151.099 L 8338.820 126154.299 L 8336.260 126154.939 L 8336.260 126157.499 C 8329.860 126158.352 8326.020 126159.419 8324.740 126160.699 L 8326.660 126162.619 L 8328.580 126161.339 L 8334.340 126161.339 L 8332.420 126164.539 L 8329.860 126164.539 L 8329.860 126169.659 L 8331.780 126170.939 C 8328.793 126170.939 8326.660 126172.219 8325.380 126174.779 C 8336.473 126174.779 8351.407 126170.939 8370.180 126163.259 C 8388.953 126155.152 8401.967 126147.045 8409.220 126138.939 ZM 8728.240 126314.299 L 8730.160 126320.699 C 8728.027 126322.405 8725.893 126323.899 8723.760 126325.179 L 8715.440 126330.939 C 8704.347 126339.045 8695.173 126348.859 8687.920 126360.379 C 8680.667 126371.899 8677.040 126384.059 8677.040 126396.859 C 8677.040 126401.552 8678.960 126407.739 8682.800 126415.419 C 8684.933 126419.685 8687.067 126422.672 8689.200 126424.379 C 8690.907 126426.512 8691.760 126429.712 8691.760 126433.979 L 8694.320 126429.499 L 8714.160 126435.259 C 8715.867 126434.405 8718.427 126433.979 8721.840 126433.979 L 8727.600 126433.979 L 8734.000 126433.979 C 8734.000 126433.125 8736.133 126432.485 8740.400 126432.059 C 8752.347 126424.805 8762.160 126415.845 8769.840 126405.179 C 8781.360 126388.112 8791.813 126370.832 8801.200 126353.339 C 8811.013 126335.845 8819.120 126318.139 8825.520 126300.219 C 8830.213 126292.112 8834.053 126284.645 8837.040 126277.819 C 8840.453 126270.992 8843.653 126263.739 8846.640 126256.059 L 8850.480 126248.379 C 8846.640 126250.085 8842.800 126252.219 8838.960 126254.779 C 8835.547 126257.339 8831.707 126260.325 8827.440 126263.739 L 8824.240 126261.819 L 8822.320 126265.659 C 8819.333 126266.939 8815.920 126268.859 8812.080 126271.419 C 8808.667 126273.979 8805.253 126276.325 8801.840 126278.459 L 8801.200 126282.299 L 8792.240 126285.499 L 8786.480 126291.899 L 8782.000 126291.259 C 8779.440 126294.245 8775.387 126296.592 8769.840 126298.299 C 8764.720 126300.005 8759.813 126300.859 8755.120 126300.859 C 8752.133 126300.859 8748.933 126299.579 8745.520 126297.019 L 8738.480 126297.659 C 8723.120 126286.992 8715.440 126271.845 8715.440 126252.219 C 8715.440 126226.619 8725.467 126197.605 8745.520 126165.179 C 8766.000 126132.752 8787.760 126109.285 8810.800 126094.779 C 8823.600 126085.392 8840.027 126075.152 8860.080 126064.059 C 8876.720 126055.099 8893.573 126045.925 8910.640 126036.539 C 8911.493 126036.965 8913.840 126036.112 8917.680 126033.979 C 8921.947 126031.845 8925.573 126029.925 8928.560 126028.219 C 8937.093 126025.232 8946.053 126023.739 8955.440 126023.739 C 8964.400 126023.739 8972.293 126027.152 8979.120 126033.979 C 8986.373 126040.379 8990.000 126047.845 8990.000 126056.379 L 8988.720 126063.419 L 8990.640 126065.339 L 8990.000 126077.499 L 8991.920 126080.059 C 8988.933 126086.032 8987.440 126092.645 8987.440 126099.899 C 8988.720 126099.899 8989.787 126099.685 8990.640 126099.259 C 8991.920 126098.832 8993.627 126097.339 8995.760 126094.779 L 9004.720 126094.779 L 9007.280 126099.259 L 9002.800 126105.019 L 9001.520 126110.139 L 8995.120 126113.339 C 8994.693 126116.325 8992.560 126119.312 8988.720 126122.299 C 8985.307 126124.859 8983.173 126126.565 8982.320 126127.419 C 8976.347 126133.392 8970.800 126140.645 8965.680 126149.179 C 8963.120 126153.019 8955.440 126167.525 8942.640 126192.699 C 8941.360 126193.979 8940.933 126194.832 8941.360 126195.259 L 8931.760 126214.459 L 8928.560 126214.459 L 8929.200 126219.579 C 8929.200 126221.712 8927.707 126224.912 8924.720 126229.179 C 8922.160 126233.019 8920.667 126236.005 8920.240 126238.139 L 8917.680 126238.139 L 8916.400 126247.739 L 8911.920 126250.939 C 8910.213 126256.485 8908.507 126261.819 8906.800 126266.939 L 8902.320 126272.699 L 8904.240 126276.539 L 8896.560 126284.859 L 8895.280 126282.939 C 8894.853 126284.219 8894.853 126285.925 8895.280 126288.059 C 8896.133 126289.765 8896.560 126290.832 8896.560 126291.259 C 8896.560 126293.392 8895.067 126296.379 8892.080 126300.219 C 8889.093 126304.059 8886.320 126306.405 8883.760 126307.259 C 8885.467 126307.259 8887.387 126307.045 8889.520 126306.619 L 8888.240 126308.539 L 8885.680 126310.459 L 8884.400 126317.499 C 8883.547 126317.072 8882.053 126319.205 8879.920 126323.899 C 8878.213 126328.592 8877.147 126331.152 8876.720 126331.579 L 8870.960 126331.579 L 8872.240 126337.979 L 8872.880 126336.059 L 8876.080 126336.059 L 8874.160 126339.899 L 8872.880 126341.819 C 8871.173 126342.245 8869.680 126342.885 8868.400 126343.739 C 8870.533 126344.592 8871.387 126346.085 8870.960 126348.219 L 8865.200 126350.779 L 8865.200 126353.339 L 8860.720 126352.699 L 8860.720 126358.459 L 8863.920 126358.459 L 8863.280 126361.019 C 8861.147 126361.872 8860.293 126362.725 8860.720 126363.579 L 8852.400 126367.419 L 8853.680 126373.819 C 8849.840 126376.805 8846.000 126380.005 8842.160 126383.419 C 8836.613 126388.539 8834.907 126391.952 8837.040 126393.659 L 8821.040 126402.619 L 8821.040 126406.459 L 8812.720 126412.219 L 8809.520 126410.299 L 8808.880 126416.699 C 8806.320 126418.405 8804.187 126418.405 8802.480 126416.699 C 8801.200 126415.419 8800.347 126414.779 8799.920 126414.779 L 8799.920 126418.619 C 8796.933 126419.899 8795.653 126420.965 8796.080 126421.819 L 8790.960 126425.019 L 8787.760 126423.739 L 8786.480 126426.939 C 8781.787 126429.072 8762.373 126439.525 8728.240 126458.299 C 8703.067 126472.379 8682.800 126479.419 8667.440 126479.419 C 8651.653 126479.419 8638.427 126474.939 8627.760 126465.979 C 8616.667 126457.445 8611.120 126445.285 8611.120 126429.499 C 8611.120 126405.605 8624.133 126382.352 8650.160 126359.739 C 8666.800 126345.659 8690.693 126330.725 8721.840 126314.939 C 8723.973 126314.939 8726.107 126314.725 8728.240 126314.299 ZM 8901.680 126161.339 C 8906.373 126151.952 8910.427 126141.285 8913.840 126129.339 C 8917.680 126117.392 8919.600 126106.939 8919.600 126097.979 C 8919.600 126088.165 8918.533 126080.699 8916.400 126075.579 C 8912.987 126067.045 8907.013 126062.779 8898.480 126062.779 C 8893.360 126062.779 8884.400 126069.179 8871.600 126081.979 C 8856.667 126096.912 8847.920 126105.019 8845.360 126106.299 L 8842.160 126113.979 C 8837.467 126120.805 8832.987 126127.632 8828.720 126134.459 L 8826.160 126138.939 L 8820.400 126143.419 L 8821.680 126147.899 C 8814.853 126155.152 8809.093 126167.312 8804.400 126184.379 C 8800.133 126201.019 8798.000 126215.525 8798.000 126227.899 C 8798.000 126236.005 8798.640 126241.339 8799.920 126243.899 L 8810.160 126255.419 C 8841.307 126236.219 8861.787 126218.725 8871.600 126202.939 C 8881.840 126186.725 8891.867 126172.859 8901.680 126161.339 ZM 9179.550 126033.339 L 9182.110 126027.579 L 9186.590 126026.299 L 9188.510 126030.779 L 9192.350 126025.659 L 9194.270 126025.019 L 9198.750 126032.059 L 9203.230 126032.059 L 9201.950 126027.579 L 9205.150 126027.579 C 9207.710 126027.579 9213.257 126029.712 9221.790 126033.979 C 9222.217 126035.259 9222.857 126036.325 9223.710 126037.179 C 9225.844 126037.605 9227.337 126037.819 9228.190 126037.819 L 9233.950 126054.459 L 9235.230 126052.539 L 9239.070 126053.179 L 9237.150 126060.859 L 9240.990 126072.379 L 9242.910 126076.219 C 9242.910 126079.632 9242.484 126082.192 9241.630 126083.899 C 9241.204 126085.605 9240.564 126087.525 9239.710 126089.659 C 9239.710 126091.365 9240.564 126094.139 9242.270 126097.979 C 9241.844 126100.539 9241.204 126105.232 9240.350 126112.059 C 9239.497 126118.885 9239.070 126123.579 9239.070 126126.139 L 9234.590 126130.619 L 9235.870 126137.019 L 9232.670 126139.579 L 9233.310 126142.779 L 9233.950 126145.339 C 9231.817 126151.739 9228.404 126160.059 9223.710 126170.299 C 9220.724 126177.125 9216.884 126185.019 9212.190 126193.979 L 9200.670 126202.939 L 9203.870 126206.779 L 9189.790 126224.699 L 9186.590 126224.699 L 9188.510 126228.539 C 9185.950 126228.965 9184.030 126230.032 9182.750 126231.739 L 9180.190 126236.859 C 9179.337 126238.139 9178.270 126238.352 9176.990 126237.499 L 9171.230 126247.099 C 9169.950 126246.245 9168.670 126246.459 9167.390 126247.739 C 9166.537 126249.019 9166.324 126250.299 9166.750 126251.579 L 9162.270 126250.939 C 9161.417 126253.072 9160.350 126254.992 9159.070 126256.699 C 9157.790 126258.405 9156.297 126258.619 9154.590 126257.339 C 9153.310 126259.899 9151.604 126262.245 9149.470 126264.379 L 9144.990 126268.859 L 9139.870 126271.419 C 9130.057 126283.365 9119.390 126293.179 9107.870 126300.859 L 9105.310 126306.619 C 9098.910 126310.459 9094.004 126313.445 9090.590 126315.579 C 9083.764 126319.845 9079.070 126323.472 9076.510 126326.459 L 9070.750 126326.459 L 9069.470 126329.019 C 9065.630 126330.299 9061.577 126331.579 9057.310 126332.859 C 9053.470 126334.139 9049.417 126334.779 9045.150 126334.779 C 9028.084 126334.779 9015.497 126326.672 9007.390 126310.459 C 9000.990 126297.659 8997.790 126281.659 8997.790 126262.459 C 8997.790 126233.872 9004.404 126207.205 9017.630 126182.459 C 9028.297 126161.979 9044.937 126140.859 9067.550 126119.099 C 9078.644 126108.432 9099.764 126090.085 9130.910 126064.059 C 9138.164 126057.659 9145.844 126051.259 9153.950 126044.859 C 9162.057 126038.032 9170.377 126032.699 9178.910 126028.859 L 9179.550 126033.339 ZM 9066.910 126251.579 L 9068.830 126250.939 L 9070.110 126248.379 L 9071.390 126252.219 L 9070.750 126255.419 C 9072.884 126257.552 9074.164 126259.472 9074.590 126261.179 L 9069.470 126260.539 C 9069.470 126265.659 9072.670 126269.072 9079.070 126270.779 C 9080.777 126281.445 9085.684 126286.779 9093.790 126286.779 C 9113.844 126286.779 9133.044 126268.645 9151.390 126232.379 C 9167.604 126200.379 9175.710 126173.499 9175.710 126151.739 C 9175.710 126132.539 9173.150 126117.392 9168.030 126106.299 C 9163.337 126095.205 9156.937 126087.525 9148.830 126083.259 L 9144.350 126083.899 L 9143.070 126092.219 L 9139.870 126090.299 L 9138.590 126088.379 C 9138.590 126091.365 9137.310 126093.925 9134.750 126096.059 L 9134.750 126099.259 L 9132.830 126102.459 L 9127.070 126096.059 L 9125.790 126099.899 L 9127.070 126103.099 L 9123.230 126106.299 L 9124.510 126110.779 L 9117.470 126108.219 L 9119.390 126114.619 C 9117.684 126117.179 9115.550 126118.672 9112.990 126119.099 L 9111.710 126122.299 L 9105.310 126124.859 L 9106.590 126128.699 L 9108.510 126126.139 L 9109.790 126129.339 L 9107.230 126130.619 L 9107.230 126135.099 L 9102.750 126136.379 L 9099.550 126133.819 L 9096.990 126137.659 L 9094.430 126137.019 L 9094.430 126140.219 L 9100.190 126140.219 L 9098.270 126143.419 L 9095.710 126143.419 L 9097.630 126149.819 L 9093.790 126149.819 L 9093.150 126154.299 L 9091.870 126156.859 L 9094.430 126157.499 C 9090.164 126161.765 9088.030 126166.459 9088.030 126171.579 L 9082.270 126171.579 L 9079.710 126169.019 L 9077.150 126169.019 C 9077.577 126171.152 9079.070 126173.072 9081.630 126174.779 L 9082.910 126178.619 C 9083.337 126180.752 9081.204 126182.672 9076.510 126184.379 L 9078.430 126190.779 L 9080.990 126190.779 L 9075.870 126203.579 C 9074.590 126207.419 9073.950 126212.112 9073.950 126217.659 L 9067.550 126220.219 L 9067.550 126223.419 C 9068.404 126225.125 9069.470 126225.552 9070.750 126224.699 L 9072.030 126227.899 L 9070.110 126229.819 L 9065.630 126228.539 L 9063.710 126231.099 L 9068.830 126235.579 L 9068.830 126241.979 C 9070.964 126244.112 9071.604 126245.605 9070.750 126246.459 L 9067.550 126245.179 L 9061.790 126250.299 L 9066.910 126251.579 ZM 9319.100 126045.499 C 9320.380 126039.099 9322.940 126032.485 9326.780 126025.659 C 9331.047 126018.832 9334.460 126013.285 9337.020 126009.019 C 9351.954 125983.419 9364.754 125962.725 9375.420 125946.939 C 9395.900 125917.072 9413.394 125902.139 9427.900 125902.139 L 9429.820 125903.419 L 9440.700 125897.019 L 9449.020 125895.739 L 9458.620 125908.539 C 9458.620 125911.099 9457.767 125914.512 9456.060 125918.779 C 9454.354 125923.045 9453.287 125925.819 9452.860 125927.099 L 9445.820 125929.019 L 9445.820 125931.579 L 9443.260 125932.219 L 9443.260 125936.059 C 9443.687 125937.765 9442.407 125940.325 9439.420 125943.739 C 9436.860 125947.152 9435.367 125949.285 9434.940 125950.139 L 9430.460 125950.139 C 9430.460 125954.405 9429.607 125958.032 9427.900 125961.019 L 9429.180 125965.499 L 9427.900 125969.339 L 9423.420 125970.619 L 9419.580 125977.659 L 9420.220 125980.859 L 9418.940 125983.419 L 9415.100 125984.059 L 9412.540 125985.979 L 9412.540 125988.539 L 9409.340 125989.819 L 9410.620 125996.219 L 9409.340 126001.979 L 9404.860 126001.339 L 9401.020 126005.819 L 9397.820 126005.819 L 9396.540 126014.139 L 9394.620 126016.699 L 9395.900 126021.179 L 9394.620 126025.019 L 9388.860 126025.019 L 9385.660 126033.979 C 9383.954 126034.405 9382.674 126035.685 9381.820 126037.819 L 9382.460 126041.659 L 9378.620 126041.659 L 9378.620 126044.219 L 9374.140 126044.219 L 9374.140 126047.419 L 9371.580 126047.419 L 9369.660 126046.139 L 9356.220 126044.859 L 9349.820 126049.979 L 9348.540 126048.059 L 9345.340 126052.539 L 9342.780 126052.539 L 9342.140 126054.459 L 9339.580 126050.619 L 9339.580 126053.819 L 9335.100 126053.179 C 9332.967 126055.739 9330.194 126057.019 9326.780 126057.019 C 9320.807 126057.019 9316.967 126054.032 9315.260 126048.059 L 9319.100 126045.499 ZM 9433.660 126045.499 C 9434.940 126038.672 9437.287 126032.485 9440.700 126026.939 C 9444.114 126020.965 9447.740 126014.992 9451.580 126009.019 C 9466.514 125983.419 9479.314 125962.725 9489.980 125946.939 C 9510.460 125917.072 9528.167 125902.139 9543.100 125902.139 L 9545.020 125903.419 L 9555.260 125897.019 L 9563.580 125895.739 L 9573.180 125908.539 C 9573.180 125912.379 9571.474 125916.645 9568.060 125921.339 L 9568.700 125925.819 L 9567.420 125927.099 L 9560.380 125929.019 L 9560.380 125931.579 L 9557.820 125932.219 L 9558.460 125936.059 C 9558.460 125938.192 9557.394 125940.539 9555.260 125943.099 C 9553.127 125945.659 9551.207 125948.005 9549.500 125950.139 L 9545.660 125950.139 L 9543.100 125961.019 L 9544.380 125965.499 L 9543.100 125969.339 L 9537.980 125970.619 L 9534.140 125977.659 L 9534.780 125980.859 L 9534.140 125983.419 L 9529.660 125984.059 L 9530.300 125985.979 L 9527.100 125985.979 L 9527.100 125988.539 L 9523.900 125989.819 L 9525.180 125996.219 L 9523.900 126001.979 L 9520.060 126001.339 L 9515.580 126005.819 L 9512.380 126005.819 L 9511.100 126014.139 L 9509.180 126016.699 L 9510.460 126021.179 L 9509.180 126025.019 L 9503.420 126025.019 L 9500.220 126033.979 C 9497.660 126035.685 9496.380 126036.965 9496.380 126037.819 L 9497.020 126041.659 L 9493.180 126041.659 L 9493.180 126044.219 L 9489.340 126044.219 L 9488.700 126047.419 L 9486.140 126047.419 L 9484.220 126046.139 L 9470.780 126044.859 L 9465.020 126049.979 L 9463.100 126048.059 L 9459.900 126052.539 L 9457.340 126052.539 L 9456.700 126054.459 L 9454.140 126050.619 L 9454.140 126053.819 L 9450.300 126053.179 C 9448.167 126055.739 9445.180 126057.019 9441.340 126057.019 C 9435.367 126057.019 9431.527 126054.032 9429.820 126048.059 L 9433.660 126045.499 Z">
            <!-- 4873 nodes -->
          </draw:path>
          <draw:g id="g1054-1-2">
            <draw:g id="g881-9-8-7-7-6">
              <draw:path id="rect868-9-9-2-2-5" draw:style-name="style0" draw:layer="layout" svg:x="8.998cm" svg:y="59.617cm" svg:width="6.149cm" svg:height="8.640cm" svg:viewBox="0.0 0.0 6149.189 8640.000" svg:d="M 18416.203 119234.401 L 23724.743 119234.401 C 23957.603 119234.401 24145.067 119421.866 24145.067 119654.726 L 24145.067 127454.077 C 24145.067 127686.937 23957.603 127874.401 23724.743 127874.401 L 18416.203 127874.401 C 18183.343 127874.401 17995.878 127686.937 17995.878 127454.077 L 17995.878 119654.726 C 17995.878 119421.866 18183.343 119234.401 18416.203 119234.401 Z">
                <!-- 9 nodes -->
              </draw:path>
              <draw:path id="rect872-8-5-8-2-2" draw:style-name="style1" draw:layer="layout" svg:x="9.325cm" svg:y="59.897cm" svg:width="5.495cm" svg:height="8.017cm" svg:viewBox="0.0 0.0 5495.351 8017.297" svg:d="M 18649.716 119825.969 L 23615.770 119794.834 L 24129.500 120401.969 L 24145.067 127812.131 L 18649.716 127812.131 L 18649.716 119825.969 Z">
                <!-- 6 nodes -->
              </draw:path>
            </draw:g>
            <!-- id="g881-9-8-7-7-6" -->
            <draw:path id="text934-9-3-1-1" draw:style-name="style2" draw:layer="layout" svg:x="9.698cm" svg:y="60.284cm" svg:width="4.373cm" svg:height="0.867cm" svg:viewBox="0.0 0.0 4373.096 867.293" svg:d="M 19755.000 120873.074 L 19753.819 121016.047 L 19757.364 121393.568 L 19757.364 121420.745 L 19396.385 121420.745 L 19400.521 120981.781 L 19395.794 120614.304 L 20022.042 120614.304 C 20050.400 120614.304 20066.352 120614.895 20069.896 120616.076 C 20078.955 120618.439 20083.485 120625.135 20083.485 120636.163 C 20083.485 120649.949 20074.820 120656.841 20057.490 120656.841 L 20053.354 120656.841 L 19757.364 120652.706 L 19755.000 120835.854 L 19819.397 120836.444 L 20026.177 120832.900 L 20071.669 120832.309 C 20088.211 120832.309 20099.042 120833.687 20104.163 120836.444 C 20109.677 120839.201 20112.434 120844.716 20112.434 120852.987 C 20112.434 120868.348 20099.436 120876.028 20073.441 120876.028 L 20026.768 120874.846 L 19755.000 120873.074 ZM 20574.439 121027.273 L 20574.439 120955.195 C 20574.045 120905.174 20573.257 120874.452 20572.076 120863.030 C 20570.894 120851.608 20567.349 120841.368 20561.441 120832.309 C 20547.262 120810.252 20514.177 120799.224 20462.187 120799.224 C 20381.838 120799.224 20319.805 120824.431 20276.085 120874.846 C 20258.361 120895.327 20243.394 120905.568 20231.185 120905.568 C 20222.126 120905.568 20214.248 120902.417 20207.553 120896.115 C 20200.857 120889.813 20197.509 120882.527 20197.509 120874.256 C 20197.509 120849.442 20226.852 120823.841 20285.538 120797.452 C 20341.467 120772.244 20413.742 120759.640 20502.361 120759.640 C 20648.092 120759.640 20750.891 120781.697 20810.759 120825.810 C 20836.754 120845.109 20853.690 120866.772 20861.567 120890.798 C 20869.445 120914.824 20873.383 120957.164 20873.383 121017.820 L 20873.383 121252.367 C 20871.808 121295.692 20872.990 121328.383 20876.928 121350.440 C 20881.261 121372.102 20890.714 121395.537 20905.287 121420.745 L 20574.439 121420.745 L 20574.439 121358.711 C 20538.203 121383.525 20502.165 121402.233 20466.323 121414.837 C 20430.875 121427.441 20395.821 121433.742 20361.160 121433.742 C 20302.474 121433.742 20250.287 121416.609 20204.599 121382.343 C 20145.125 121337.442 20115.388 121279.150 20115.388 121207.466 C 20115.388 121144.054 20139.414 121092.851 20187.465 121053.859 C 20243.394 121007.776 20312.715 120984.735 20395.427 120984.735 C 20429.299 120984.735 20459.233 120987.886 20485.228 120994.188 C 20511.223 121000.096 20540.960 121011.124 20574.439 121027.273 ZM 20575.030 121069.810 C 20525.403 121044.997 20487.001 121032.590 20459.824 121032.590 C 20436.980 121032.590 20422.013 121041.649 20414.923 121059.766 C 20410.985 121069.613 20409.015 121098.168 20409.015 121145.432 L 20409.015 121286.633 C 20409.409 121317.749 20410.394 121336.654 20411.969 121343.350 C 20415.908 121361.468 20429.299 121370.527 20452.144 121370.527 C 20470.261 121370.527 20490.349 121365.210 20512.405 121354.575 C 20534.855 121343.547 20555.337 121329.171 20573.848 121311.447 L 20575.030 121069.810 ZM 20999.224 121311.447 C 21007.101 121311.447 21017.145 121317.355 21029.354 121329.171 C 21049.048 121347.683 21077.012 121363.634 21113.248 121377.026 C 21149.484 121390.023 21183.356 121396.522 21214.865 121396.522 C 21229.439 121396.522 21240.270 121394.159 21247.359 121389.433 C 21254.843 121384.312 21258.585 121377.026 21258.585 121367.573 C 21258.585 121358.120 21253.464 121346.895 21243.224 121333.897 C 21233.377 121320.506 21211.124 121295.102 21176.464 121257.684 C 21091.782 121167.095 21036.838 121103.486 21011.631 121066.856 C 20986.817 121029.833 20974.410 120994.385 20974.410 120960.512 C 20974.410 120930.972 20982.878 120902.811 20999.815 120876.028 C 21017.145 120848.851 21041.170 120825.810 21071.892 120806.904 C 21122.701 120775.395 21180.993 120759.640 21246.769 120759.640 C 21295.214 120759.640 21346.417 120769.881 21400.376 120790.362 C 21442.520 120806.511 21463.592 120824.038 21463.592 120842.943 C 21463.592 120848.851 21461.032 120854.168 21455.912 120858.895 C 21451.185 120863.621 21445.671 120865.984 21439.369 120865.984 C 21431.886 120865.984 21417.904 120858.698 21397.422 120844.125 C 21355.673 120814.191 21310.181 120799.224 21260.948 120799.224 C 21243.618 120799.224 21230.423 120801.981 21221.364 120807.495 C 21212.699 120813.009 21208.367 120821.477 21208.367 120832.900 C 21208.367 120846.291 21216.441 120863.227 21232.589 120883.708 C 21249.132 120904.189 21282.414 120938.850 21332.435 120987.689 C 21381.274 121035.347 21412.192 121066.659 21425.190 121081.626 C 21438.581 121096.199 21451.382 121113.135 21463.592 121132.435 C 21484.467 121165.520 21494.904 121201.361 21494.904 121239.960 C 21494.904 121300.616 21465.561 121349.652 21406.875 121387.069 C 21358.824 121418.185 21299.744 121433.742 21229.635 121433.742 C 21151.650 121433.742 21082.526 121416.412 21022.265 121381.752 C 21004.541 121371.118 20992.331 121362.453 20985.635 121355.757 C 20979.333 121349.061 20976.183 121341.775 20976.183 121333.897 C 20976.183 121319.324 20983.863 121311.841 20999.224 121311.447 ZM 21868.880 120903.795 L 21868.880 121298.449 L 21868.290 121336.261 C 21868.290 121360.680 21871.244 121377.026 21877.152 121385.297 C 21883.453 121393.174 21895.860 121397.113 21914.372 121397.113 C 21960.848 121397.113 22006.537 121382.934 22051.437 121354.575 C 22096.338 121325.823 22132.968 121287.421 22161.326 121239.369 C 22169.991 121224.796 22178.459 121217.510 22186.730 121217.510 C 22192.638 121217.510 22197.956 121220.267 22202.682 121225.781 C 22207.802 121230.901 22210.362 121236.415 22210.362 121242.323 C 22210.362 121256.503 22198.940 121276.590 22176.096 121302.585 C 22153.252 121328.186 22126.666 121351.227 22096.338 121371.709 C 22034.501 121413.064 21968.332 121433.742 21897.829 121433.742 C 21801.332 121433.742 21721.574 121403.809 21658.556 121343.941 C 21586.872 121276.590 21551.030 121194.075 21551.030 121096.396 C 21551.030 120995.566 21588.841 120911.673 21664.464 120844.716 C 21727.876 120787.999 21806.059 120759.640 21899.011 120759.640 C 21973.058 120759.640 22037.849 120777.167 22093.384 120812.222 C 22117.016 120827.188 22136.315 120843.337 22151.282 120860.667 C 22166.249 120877.603 22173.733 120891.979 22173.733 120903.795 C 22173.733 120909.703 22171.567 120914.824 22167.234 120919.156 C 22162.901 120923.095 22157.584 120925.064 22151.282 120925.064 C 22143.011 120925.064 22132.574 120915.611 22119.970 120896.706 C 22101.852 120870.317 22073.297 120847.473 22034.304 120828.173 C 21995.311 120808.480 21958.485 120798.633 21923.825 120798.633 C 21900.587 120798.633 21885.620 120805.132 21878.924 120818.130 C 21872.228 120831.127 21868.880 120859.682 21868.880 120903.795 ZM 22425.413 120568.812 C 22529.394 120568.812 22581.384 120595.989 22581.384 120650.343 C 22581.384 120676.732 22567.599 120697.410 22540.028 120712.376 C 22512.852 120726.950 22474.450 120734.236 22424.822 120734.236 C 22325.962 120734.236 22276.532 120706.272 22276.532 120650.343 C 22276.532 120596.777 22326.159 120569.600 22425.413 120568.812 ZM 22578.430 120775.592 L 22578.430 120792.725 L 22577.249 120884.890 L 22576.067 121027.863 L 22574.295 121245.277 L 22576.658 121367.573 L 22577.839 121420.745 L 22274.169 121420.745 L 22277.123 121203.331 L 22278.895 121011.321 L 22277.713 120910.294 L 22275.941 120798.042 L 22276.532 120775.592 L 22578.430 120775.592 ZM 22707.815 121311.447 C 22715.693 121311.447 22725.736 121317.355 22737.946 121329.171 C 22757.639 121347.683 22785.604 121363.634 22821.839 121377.026 C 22858.075 121390.023 22891.948 121396.522 22923.457 121396.522 C 22938.030 121396.522 22948.861 121394.159 22955.951 121389.433 C 22963.434 121384.312 22967.176 121377.026 22967.176 121367.573 C 22967.176 121358.120 22962.056 121346.895 22951.815 121333.897 C 22941.969 121320.506 22919.715 121295.102 22885.055 121257.684 C 22800.374 121167.095 22745.429 121103.486 22720.222 121066.856 C 22695.408 121029.833 22683.002 120994.385 22683.002 120960.512 C 22683.002 120930.972 22691.470 120902.811 22708.406 120876.028 C 22725.736 120848.851 22749.762 120825.810 22780.484 120806.904 C 22831.292 120775.395 22889.584 120759.640 22955.360 120759.640 C 23003.806 120759.640 23055.008 120769.881 23108.968 120790.362 C 23151.112 120806.511 23172.183 120824.038 23172.183 120842.943 C 23172.183 120848.851 23169.623 120854.168 23164.503 120858.895 C 23159.777 120863.621 23154.263 120865.984 23147.961 120865.984 C 23140.477 120865.984 23126.495 120858.698 23106.014 120844.125 C 23064.264 120814.191 23018.773 120799.224 22969.539 120799.224 C 22952.209 120799.224 22939.015 120801.981 22929.956 120807.495 C 22921.291 120813.009 22916.958 120821.477 22916.958 120832.900 C 22916.958 120846.291 22925.032 120863.227 22941.181 120883.708 C 22957.723 120904.189 22991.005 120938.850 23041.026 120987.689 C 23089.865 121035.347 23120.784 121066.659 23133.782 121081.626 C 23147.173 121096.199 23159.974 121113.135 23172.183 121132.435 C 23193.058 121165.520 23203.496 121201.361 23203.496 121239.960 C 23203.496 121300.616 23174.153 121349.652 23115.467 121387.069 C 23067.415 121418.185 23008.335 121433.742 22938.227 121433.742 C 22860.241 121433.742 22791.118 121416.412 22730.856 121381.752 C 22713.132 121371.118 22700.923 121362.453 22694.227 121355.757 C 22687.925 121349.061 22684.774 121341.775 22684.774 121333.897 C 22684.774 121319.324 22692.454 121311.841 22707.815 121311.447 ZM 23611.147 120567.631 L 23604.649 120758.459 L 23604.058 120776.774 C 23638.324 120776.774 23669.440 120775.395 23697.404 120772.638 C 23702.130 120772.244 23706.266 120772.047 23709.811 120772.047 C 23727.141 120772.047 23735.806 120779.925 23735.806 120795.679 C 23735.806 120810.252 23726.747 120817.539 23708.629 120817.539 C 23703.115 120817.539 23696.222 120817.145 23687.951 120816.357 C 23656.836 120813.994 23634.582 120812.812 23621.191 120812.812 L 23604.058 120812.812 L 23603.467 120927.427 L 23605.830 121157.248 L 23607.603 121280.135 C 23607.603 121308.887 23609.769 121328.974 23614.101 121340.396 C 23618.434 121351.818 23625.917 121357.529 23636.552 121357.529 C 23650.731 121357.529 23665.895 121349.258 23682.043 121332.716 C 23697.798 121316.173 23710.205 121295.889 23719.264 121271.863 C 23727.535 121249.019 23737.381 121237.597 23748.804 121237.597 C 23762.195 121237.597 23768.891 121245.081 23768.891 121260.047 C 23768.891 121275.014 23762.195 121293.723 23748.804 121316.173 C 23735.412 121338.230 23719.264 121357.529 23700.358 121374.072 C 23653.882 121414.640 23593.620 121434.924 23519.573 121434.924 C 23449.859 121434.924 23395.899 121413.852 23357.694 121371.709 C 23338.001 121350.440 23324.413 121326.808 23316.929 121300.813 C 23309.446 121274.424 23305.704 121237.991 23305.704 121191.515 L 23305.704 121147.205 L 23306.295 121022.546 L 23306.295 120811.040 C 23300.781 120810.646 23296.842 120810.449 23294.479 120810.449 C 23290.540 120810.449 23282.663 120810.843 23270.847 120811.631 C 23261.000 120812.419 23252.729 120812.812 23246.033 120812.812 C 23226.734 120812.812 23217.084 120805.526 23217.084 120790.953 C 23217.084 120776.774 23226.340 120769.684 23244.852 120769.684 C 23253.517 120769.684 23259.622 120769.881 23263.167 120770.275 L 23306.295 120773.229 L 23306.295 120706.469 C 23422.879 120664.325 23524.497 120618.046 23611.147 120567.631 Z">
              <!-- 207 nodes -->
            </draw:path>
          </draw:g>
          <!-- id="g1054-1-2" -->
          <draw:path id="flowRoot948-5-8-3-9" draw:style-name="style2" draw:layer="layout" svg:x="9.808cm" svg:y="62.210cm" svg:width="4.615cm" svg:height="1.991cm" svg:viewBox="0.0 0.0 4615.460 1991.013" svg:d="M 19974.838 124779.890 C 19974.838 124779.037 19973.132 124778.184 19969.718 124777.330 L 19969.078 124761.330 L 19972.918 124756.210 L 19969.718 124751.090 C 19971.852 124741.704 19973.985 124732.104 19976.118 124722.290 C 19979.958 124717.597 19986.145 124705.437 19994.678 124685.810 C 20003.638 124666.184 20009.612 124653.810 20012.598 124648.690 C 20034.358 124613.277 20067.212 124578.077 20111.158 124543.090 C 20156.812 124506.824 20198.838 124483.570 20237.238 124473.330 C 20244.065 124469.064 20252.598 124464.797 20262.838 124460.530 C 20273.078 124456.264 20280.758 124454.130 20285.878 124454.130 C 20303.798 124454.130 20320.012 124462.664 20334.518 124479.730 C 20335.798 124481.010 20336.652 124481.437 20337.078 124481.010 C 20339.212 124485.277 20340.492 124488.264 20340.918 124489.970 C 20343.478 124496.370 20344.758 124501.704 20344.758 124505.970 L 20347.958 124506.610 L 20348.598 124514.930 L 20351.798 124518.130 L 20351.798 124521.970 C 20349.238 124524.957 20347.745 124527.517 20347.318 124529.650 L 20340.918 124528.370 C 20341.772 124529.650 20341.772 124530.717 20340.918 124531.570 C 20340.492 124532.424 20340.065 124533.064 20339.638 124533.490 L 20347.958 124535.410 L 20346.038 124531.570 L 20351.158 124531.570 L 20349.238 124534.770 L 20347.958 124545.010 L 20338.998 124548.850 L 20345.398 124551.410 L 20341.558 124558.450 C 20340.278 124561.010 20341.985 124562.930 20346.678 124564.210 L 20346.678 124566.770 L 20340.278 124566.770 L 20341.558 124571.250 L 20332.598 124570.610 L 20331.958 124576.370 L 20333.878 124575.730 L 20335.798 124573.810 C 20335.798 124574.664 20336.012 124575.517 20336.438 124576.370 C 20336.438 124578.077 20335.798 124579.144 20334.518 124579.570 L 20331.318 124579.570 L 20336.438 124582.130 L 20328.118 124587.250 L 20331.318 124589.810 L 20323.638 124600.690 L 20323.638 124612.850 L 20316.598 124614.770 C 20312.332 124618.184 20305.292 124625.224 20295.478 124635.890 C 20286.092 124646.130 20277.558 124653.810 20269.878 124658.930 L 20265.398 124657.650 C 20256.438 124661.917 20247.478 124665.970 20238.518 124669.810 C 20233.398 124674.930 20227.212 124679.624 20219.958 124683.890 C 20213.132 124688.157 20206.732 124690.717 20200.758 124691.570 L 20197.558 124685.170 C 20199.265 124682.184 20209.718 124666.610 20228.918 124638.450 C 20250.678 124606.450 20261.558 124577.224 20261.558 124550.770 C 20261.558 124539.250 20260.065 124529.864 20257.078 124522.610 C 20252.812 124511.944 20245.772 124506.610 20235.958 124506.610 C 20228.705 124511.304 20222.518 124515.570 20217.398 124519.410 C 20216.972 124519.837 20210.998 124524.744 20199.478 124534.130 L 20195.638 124536.050 C 20185.398 124546.717 20175.372 124557.384 20165.558 124568.050 C 20141.238 124593.650 20121.612 124616.264 20106.678 124635.890 C 20084.065 124664.904 20070.198 124688.157 20065.078 124705.650 C 20061.238 124705.650 20059.318 124706.717 20059.318 124708.850 C 20060.598 124712.264 20061.238 124714.610 20061.238 124715.890 C 20061.238 124721.010 20060.598 124727.197 20059.318 124734.450 C 20056.332 124751.517 20054.838 124762.610 20054.838 124767.730 C 20054.838 124781.810 20060.172 124796.317 20070.838 124811.250 C 20081.505 124826.184 20093.238 124833.650 20106.038 124833.650 L 20143.158 124832.370 C 20144.865 124831.517 20146.572 124830.450 20148.278 124829.170 L 20157.878 124827.250 L 20157.878 124824.690 L 20178.358 124817.010 C 20185.185 124814.877 20192.225 124811.250 20199.478 124806.130 C 20207.158 124800.584 20214.412 124795.250 20221.238 124790.130 C 20222.518 124787.570 20223.798 124786.717 20225.078 124787.570 C 20228.492 124783.730 20237.238 124776.264 20251.318 124765.170 C 20265.825 124753.650 20274.785 124747.464 20278.198 124746.610 C 20275.638 124748.744 20273.292 124751.304 20271.158 124754.290 C 20269.025 124757.277 20266.678 124761.330 20264.118 124766.450 L 20264.118 124769.010 C 20254.732 124774.984 20242.572 124785.437 20227.638 124800.370 L 20192.438 124835.570 L 20189.878 124835.570 C 20188.172 124837.277 20186.465 124839.410 20184.758 124841.970 C 20183.478 124844.530 20180.918 124845.810 20177.078 124845.810 C 20173.238 124845.810 20168.545 124848.584 20162.998 124854.130 C 20157.452 124859.677 20152.972 124862.664 20149.558 124863.090 L 20145.718 124870.770 C 20142.732 124872.050 20139.745 124873.544 20136.758 124875.250 C 20134.198 124876.530 20133.345 124877.810 20134.198 124879.090 L 20125.878 124880.370 L 20124.598 124882.930 L 20095.798 124896.370 C 20049.718 124886.984 20024.758 124881.437 20020.918 124879.730 C 19998.305 124869.917 19983.372 124849.650 19976.118 124818.930 C 19973.132 124817.650 19971.638 124816.157 19971.638 124814.450 C 19971.638 124813.170 19972.705 124811.464 19974.838 124809.330 C 19975.265 124808.904 19975.905 124808.477 19976.758 124808.050 L 19970.358 124804.850 L 19968.438 124787.570 L 19974.838 124779.890 ZM 20482.098 124591.090 L 20484.658 124585.330 L 20489.138 124584.050 L 20491.058 124588.530 L 20494.898 124583.410 L 20496.818 124582.770 L 20501.298 124589.810 L 20505.778 124589.810 L 20504.498 124585.330 L 20507.698 124585.330 C 20510.258 124585.330 20515.805 124587.464 20524.338 124591.730 C 20524.765 124593.010 20525.405 124594.077 20526.258 124594.930 C 20528.392 124595.357 20529.885 124595.570 20530.738 124595.570 L 20536.498 124612.210 L 20537.778 124610.290 L 20541.618 124610.930 L 20539.698 124618.610 L 20543.538 124630.130 L 20545.458 124633.970 C 20545.458 124637.384 20545.032 124639.944 20544.178 124641.650 C 20543.752 124643.357 20543.112 124645.277 20542.258 124647.410 C 20542.258 124649.117 20543.112 124651.890 20544.818 124655.730 C 20544.392 124658.290 20543.752 124662.984 20542.898 124669.810 C 20542.045 124676.637 20541.618 124681.330 20541.618 124683.890 L 20537.138 124688.370 L 20538.418 124694.770 L 20535.218 124697.330 L 20535.858 124700.530 L 20536.498 124703.090 C 20534.365 124709.490 20530.952 124717.810 20526.258 124728.050 C 20523.272 124734.877 20519.432 124742.770 20514.738 124751.730 L 20503.218 124760.690 L 20506.418 124764.530 L 20492.338 124782.450 L 20489.138 124782.450 L 20491.058 124786.290 C 20488.498 124786.717 20486.578 124787.784 20485.298 124789.490 L 20482.738 124794.610 C 20481.885 124795.890 20480.818 124796.104 20479.538 124795.250 L 20473.778 124804.850 C 20472.498 124803.997 20471.218 124804.210 20469.938 124805.490 C 20469.085 124806.770 20468.872 124808.050 20469.298 124809.330 L 20464.818 124808.690 C 20463.965 124810.824 20462.898 124812.744 20461.618 124814.450 C 20460.338 124816.157 20458.845 124816.370 20457.138 124815.090 C 20455.858 124817.650 20454.152 124819.997 20452.018 124822.130 L 20447.538 124826.610 L 20442.418 124829.170 C 20432.605 124841.117 20421.938 124850.930 20410.418 124858.610 L 20407.858 124864.370 C 20401.458 124868.210 20396.552 124871.197 20393.138 124873.330 C 20386.312 124877.597 20381.618 124881.224 20379.058 124884.210 L 20373.298 124884.210 L 20372.018 124886.770 C 20368.178 124888.050 20364.125 124889.330 20359.858 124890.610 C 20356.018 124891.890 20351.965 124892.530 20347.698 124892.530 C 20330.632 124892.530 20318.045 124884.424 20309.938 124868.210 C 20303.538 124855.410 20300.338 124839.410 20300.338 124820.210 C 20300.338 124791.624 20306.952 124764.957 20320.178 124740.210 C 20330.845 124719.730 20347.485 124698.610 20370.098 124676.850 C 20381.192 124666.184 20402.312 124647.837 20433.458 124621.810 C 20440.712 124615.410 20448.392 124609.010 20456.498 124602.610 C 20464.605 124595.784 20472.925 124590.450 20481.458 124586.610 L 20482.098 124591.090 ZM 20369.458 124809.330 L 20371.378 124808.690 L 20372.658 124806.130 L 20373.938 124809.970 L 20373.298 124813.170 C 20375.432 124815.304 20376.712 124817.224 20377.138 124818.930 L 20372.018 124818.290 C 20372.018 124823.410 20375.218 124826.824 20381.618 124828.530 C 20383.325 124839.197 20388.232 124844.530 20396.338 124844.530 C 20416.392 124844.530 20435.592 124826.397 20453.938 124790.130 C 20470.152 124758.130 20478.258 124731.250 20478.258 124709.490 C 20478.258 124690.290 20475.698 124675.144 20470.578 124664.050 C 20465.885 124652.957 20459.485 124645.277 20451.378 124641.010 L 20446.898 124641.650 L 20445.618 124649.970 L 20442.418 124648.050 L 20441.138 124646.130 C 20441.138 124649.117 20439.858 124651.677 20437.298 124653.810 L 20437.298 124657.010 L 20435.378 124660.210 L 20429.618 124653.810 L 20428.338 124657.650 L 20429.618 124660.850 L 20425.778 124664.050 L 20427.058 124668.530 L 20420.018 124665.970 L 20421.938 124672.370 C 20420.232 124674.930 20418.098 124676.424 20415.538 124676.850 L 20414.258 124680.050 L 20407.858 124682.610 L 20409.138 124686.450 L 20411.058 124683.890 L 20412.338 124687.090 L 20409.778 124688.370 L 20409.778 124692.850 L 20405.298 124694.130 L 20402.098 124691.570 L 20399.538 124695.410 L 20396.978 124694.770 L 20396.978 124697.970 L 20402.738 124697.970 L 20400.818 124701.170 L 20398.258 124701.170 L 20400.178 124707.570 L 20396.338 124707.570 L 20395.698 124712.050 L 20394.418 124714.610 L 20396.978 124715.250 C 20392.712 124719.517 20390.578 124724.210 20390.578 124729.330 L 20384.818 124729.330 L 20382.258 124726.770 L 20379.698 124726.770 C 20380.125 124728.904 20381.618 124730.824 20384.178 124732.530 L 20385.458 124736.370 C 20385.885 124738.504 20383.752 124740.424 20379.058 124742.130 L 20380.978 124748.530 L 20383.538 124748.530 L 20378.418 124761.330 C 20377.138 124765.170 20376.498 124769.864 20376.498 124775.410 L 20370.098 124777.970 L 20370.098 124781.170 C 20370.952 124782.877 20372.018 124783.304 20373.298 124782.450 L 20374.578 124785.650 L 20372.658 124787.570 L 20368.178 124786.290 L 20366.258 124788.850 L 20371.378 124793.330 L 20371.378 124799.730 C 20373.512 124801.864 20374.152 124803.357 20373.298 124804.210 L 20370.098 124802.930 L 20364.338 124808.050 L 20369.458 124809.330 ZM 20624.848 124677.490 C 20629.115 124671.090 20634.662 124661.917 20641.488 124649.970 L 20656.848 124621.810 L 20654.288 124619.890 C 20659.835 124612.637 20665.168 124607.090 20670.288 124603.250 C 20673.275 124601.117 20679.888 124597.490 20690.128 124592.370 L 20690.768 124590.450 C 20698.448 124587.037 20703.995 124584.690 20707.408 124583.410 C 20713.808 124580.850 20719.782 124579.144 20725.328 124578.290 C 20726.182 124581.704 20727.248 124584.904 20728.528 124587.890 C 20728.528 124590.024 20727.888 124593.010 20726.608 124596.850 C 20725.755 124600.690 20725.115 124603.464 20724.688 124605.170 L 20727.888 124605.170 C 20726.182 124613.704 20725.115 124618.397 20724.688 124619.250 C 20722.555 124626.504 20720.208 124631.197 20717.648 124633.330 L 20721.488 124637.170 L 20717.648 124637.170 L 20712.528 124640.370 L 20717.648 124642.290 C 20716.368 124647.837 20715.728 124650.824 20715.728 124651.250 L 20711.248 124656.370 L 20708.048 124656.370 C 20705.915 124660.637 20704.848 124663.410 20704.848 124664.690 C 20724.902 124650.184 20744.955 124635.464 20765.008 124620.530 C 20775.675 124613.704 20787.195 124607.304 20799.568 124601.330 C 20811.942 124594.930 20823.675 124590.450 20834.768 124587.890 C 20842.875 124590.877 20849.275 124594.930 20853.968 124600.050 C 20854.395 124599.624 20854.608 124599.837 20854.608 124600.690 L 20855.888 124601.970 L 20853.968 124607.090 C 20853.968 124611.784 20856.528 124613.064 20861.648 124610.930 C 20862.075 124618.184 20862.288 124623.730 20862.288 124627.570 L 20860.368 124633.970 C 20860.368 124635.250 20860.582 124636.530 20861.008 124637.810 C 20860.155 124639.090 20859.088 124640.157 20857.808 124641.010 C 20856.528 124641.864 20855.248 124641.224 20853.968 124639.090 L 20856.528 124649.330 C 20855.248 124648.050 20854.395 124648.050 20853.968 124649.330 C 20853.542 124650.184 20853.115 124651.250 20852.688 124652.530 L 20857.168 124653.170 C 20889.595 124628.424 20907.302 124614.984 20910.288 124612.850 C 20935.035 124596.210 20954.875 124587.890 20969.808 124587.890 C 20983.888 124587.890 20993.702 124595.357 20999.248 124610.290 L 21001.808 124610.290 L 20999.888 124616.050 C 21000.315 124617.757 21000.528 124621.384 21000.528 124626.930 C 21000.528 124632.477 21001.168 124635.250 21002.448 124635.250 L 21002.448 124641.010 C 21000.742 124640.584 20998.822 124640.370 20996.688 124640.370 L 20990.288 124640.370 L 20992.208 124644.850 L 20997.968 124643.570 L 20999.248 124648.050 C 20998.395 124648.904 20997.542 124649.970 20996.688 124651.250 C 20995.835 124652.104 20995.408 124654.024 20995.408 124657.010 L 20994.128 124660.850 L 20986.448 124660.850 L 20986.448 124658.930 C 20985.595 124658.930 20984.955 124658.717 20984.528 124658.290 L 20981.328 124667.250 C 20982.182 124668.104 20983.675 124668.317 20985.808 124667.890 C 20987.942 124667.464 20988.368 124666.397 20987.088 124664.690 L 20993.488 124667.890 L 20993.488 124671.090 L 20987.088 124676.850 L 20985.808 124673.650 L 20983.248 124678.770 L 20986.448 124681.330 L 20981.968 124681.330 C 20979.835 124681.330 20978.768 124682.824 20978.768 124685.810 C 20978.768 124687.090 20978.128 124688.797 20976.848 124690.930 C 20975.995 124692.637 20975.568 124694.130 20975.568 124695.410 C 20971.302 124703.090 20968.955 124707.784 20968.528 124709.490 L 20962.128 124709.490 L 20962.768 124706.290 C 20961.915 124706.717 20960.848 124707.357 20959.568 124708.210 L 20957.008 124710.770 L 20957.008 124714.610 L 20960.208 124714.610 C 20960.635 124715.890 20959.782 124716.744 20957.648 124717.170 C 20955.515 124717.597 20953.595 124718.024 20951.888 124718.450 L 20952.528 124721.010 C 20955.088 124721.864 20956.368 124723.357 20956.368 124725.490 L 20955.088 124728.050 L 20944.208 124735.730 L 20947.408 124735.730 L 20945.488 124742.770 L 20939.728 124744.050 L 20937.808 124751.090 L 20930.128 124755.570 C 20929.275 124756.850 20929.488 124758.557 20930.768 124760.690 C 20932.475 124762.824 20933.328 124764.104 20933.328 124764.530 L 20926.928 124760.690 L 20925.648 124766.450 L 20922.448 124766.450 L 20918.608 124773.490 C 20916.048 124774.770 20915.195 124776.264 20916.048 124777.970 L 20925.008 124778.610 C 20920.315 124782.024 20915.835 124785.224 20911.568 124788.210 C 20909.435 124793.330 20907.515 124797.597 20905.808 124801.010 C 20904.102 124804.424 20901.542 124807.410 20898.128 124809.970 C 20899.408 124812.530 20900.688 124814.877 20901.968 124817.010 L 20896.848 124823.410 L 20900.048 124829.170 L 20912.208 124825.330 C 20925.008 124820.637 20939.302 124810.184 20955.088 124793.970 C 20972.582 124776.050 20985.595 124764.957 20994.128 124760.690 L 20994.128 124758.130 L 21008.848 124747.890 L 21011.408 124747.890 L 21008.848 124756.210 C 21004.582 124757.917 21000.742 124760.477 20997.328 124763.890 C 20991.782 124769.864 20986.235 124775.624 20980.688 124781.170 C 20980.262 124783.730 20971.302 124793.330 20953.808 124809.970 C 20936.742 124826.184 20925.862 124835.570 20921.168 124838.130 L 20921.168 124840.690 C 20904.955 124853.917 20891.942 124864.370 20882.128 124872.050 C 20863.355 124886.557 20848.422 124893.170 20837.328 124891.890 L 20822.608 124890.610 L 20818.768 124885.490 L 20816.208 124885.490 C 20814.502 124881.650 20813.222 124878.450 20812.368 124875.890 C 20811.515 124873.330 20811.088 124870.984 20811.088 124868.850 C 20811.088 124867.144 20812.368 124859.250 20814.928 124845.170 C 20814.928 124842.610 20815.142 124840.050 20815.568 124837.490 C 20821.968 124822.130 20848.635 124777.757 20895.568 124704.370 C 20915.622 124673.224 20926.715 124652.744 20928.848 124642.930 L 20924.368 124633.970 L 20917.328 124631.410 C 20906.662 124634.397 20895.782 124639.944 20884.688 124648.050 C 20874.022 124655.730 20863.782 124663.197 20853.968 124670.450 L 20846.288 124680.050 C 20842.448 124683.464 20839.888 124685.810 20838.608 124687.090 C 20837.328 124688.370 20835.622 124690.930 20833.488 124694.770 C 20834.342 124698.184 20833.275 124701.170 20830.288 124703.730 C 20829.008 124705.010 20825.808 124707.144 20820.688 124710.130 C 20820.688 124710.984 20822.182 124711.410 20825.168 124711.410 L 20826.448 124714.610 L 20822.608 124713.970 L 20818.768 124718.450 C 20820.048 124718.024 20821.328 124718.664 20822.608 124720.370 C 20822.608 124720.797 20822.822 124721.224 20823.248 124721.650 L 20819.408 124721.650 L 20814.928 124725.490 L 20819.408 124725.490 L 20809.168 124732.530 L 20811.728 124737.650 L 20803.408 124738.290 C 20804.688 124742.557 20805.328 124745.544 20805.328 124747.250 C 20802.342 124749.810 20801.062 124751.944 20801.488 124753.650 L 20795.088 124752.370 C 20792.955 124754.930 20790.608 124758.130 20788.048 124761.970 C 20785.915 124765.810 20784.848 124769.010 20784.848 124771.570 L 20789.328 124771.570 L 20789.328 124768.370 L 20793.168 124769.010 L 20791.888 124774.770 L 20782.288 124786.930 L 20772.688 124784.370 L 20772.048 124786.290 C 20775.462 124790.984 20777.168 124793.970 20777.168 124795.250 C 20775.035 124795.677 20772.902 124795.890 20770.768 124795.890 C 20769.915 124795.890 20769.488 124796.744 20769.488 124798.450 C 20769.488 124799.730 20769.275 124800.584 20768.848 124801.010 L 20766.928 124800.370 L 20759.888 124810.610 C 20760.742 124810.184 20761.595 124810.397 20762.448 124811.250 C 20763.728 124811.677 20764.795 124812.104 20765.648 124812.530 C 20760.528 124816.370 20756.475 124819.997 20753.488 124823.410 L 20754.768 124827.890 C 20748.795 124830.877 20745.808 124834.930 20745.808 124840.050 C 20742.822 124842.610 20738.982 124845.170 20734.288 124847.730 C 20730.022 124849.864 20725.968 124851.997 20722.128 124854.130 L 20725.968 124855.410 L 20725.968 124858.610 C 20723.835 124859.890 20722.555 124860.744 20722.128 124861.170 C 20721.275 124860.744 20720.635 124860.104 20720.208 124859.250 L 20708.688 124868.850 L 20706.768 124867.570 L 20703.568 124868.210 L 20694.608 124873.970 C 20692.048 124875.677 20690.128 124877.170 20688.848 124878.450 C 20687.568 124879.304 20686.288 124880.370 20685.008 124881.650 L 20674.128 124886.770 C 20672.848 124886.770 20670.928 124886.130 20668.368 124884.850 C 20666.235 124883.144 20665.168 124881.650 20665.168 124880.370 C 20665.168 124862.024 20675.622 124834.930 20696.528 124799.090 C 20715.728 124768.797 20735.355 124737.650 20755.408 124705.650 C 20775.888 124673.224 20786.128 124650.184 20786.128 124636.530 L 20784.208 124632.690 C 20783.782 124631.410 20783.142 124629.917 20782.288 124628.210 C 20768.635 124633.757 20754.982 124641.650 20741.328 124651.890 C 20738.768 124653.597 20719.142 124671.090 20682.448 124704.370 L 20685.008 124706.930 C 20685.008 124708.210 20683.728 124709.704 20681.168 124711.410 C 20678.608 124712.690 20677.755 124714.397 20678.608 124716.530 L 20672.208 124716.530 C 20672.635 124717.810 20672.422 124718.877 20671.568 124719.730 C 20671.142 124720.584 20670.715 124721.224 20670.288 124721.650 L 20675.408 124731.890 C 20674.128 124732.317 20673.275 124733.384 20672.848 124735.090 C 20672.422 124736.797 20672.208 124738.290 20672.208 124739.570 C 20667.942 124743.410 20664.742 124746.397 20662.608 124748.530 L 20659.408 124748.530 L 20653.648 124756.850 C 20652.368 124758.984 20650.235 124763.250 20647.248 124769.650 C 20644.688 124776.050 20642.768 124781.170 20641.488 124785.010 L 20633.808 124789.490 L 20635.088 124792.690 L 20633.168 124794.610 C 20628.902 124796.317 20625.275 124799.517 20622.288 124804.210 C 20623.142 124804.210 20623.568 124804.850 20623.568 124806.130 C 20623.995 124806.984 20624.422 124807.624 20624.848 124808.050 C 20622.288 124810.184 20619.942 124812.104 20617.808 124813.810 C 20614.822 124818.077 20612.688 124821.277 20611.408 124823.410 C 20608.422 124828.104 20607.355 124831.517 20608.208 124833.650 L 20600.528 124836.210 L 20599.888 124842.610 L 20596.048 124841.970 C 20595.195 124844.957 20594.342 124847.517 20593.488 124849.650 C 20592.635 124851.784 20591.782 124854.130 20590.928 124856.690 L 20581.968 124861.810 C 20582.395 124861.384 20582.395 124860.957 20581.968 124860.530 L 20580.688 124859.250 L 20580.688 124868.210 L 20579.408 124873.970 L 20566.608 124876.530 L 20559.568 124884.210 L 20557.648 124882.930 L 20538.448 124889.330 L 20532.048 124886.770 C 20530.342 124887.624 20527.355 124888.690 20523.088 124889.970 C 20518.395 124891.250 20514.982 124891.890 20512.848 124891.890 C 20511.568 124891.890 20510.075 124890.824 20508.368 124888.690 C 20506.235 124886.130 20504.102 124882.717 20501.968 124878.450 C 20512.208 124867.784 20529.488 124839.624 20553.808 124793.970 C 20565.755 124771.784 20576.422 124754.930 20585.808 124743.410 C 20598.608 124721.650 20611.622 124699.677 20624.848 124677.490 ZM 21083.598 124677.490 C 21087.865 124671.090 21093.412 124661.917 21100.238 124649.970 L 21115.598 124621.810 L 21113.038 124619.890 C 21118.585 124612.637 21123.918 124607.090 21129.038 124603.250 C 21132.025 124601.117 21138.638 124597.490 21148.878 124592.370 L 21149.518 124590.450 C 21157.198 124587.037 21162.745 124584.690 21166.158 124583.410 C 21172.558 124580.850 21178.532 124579.144 21184.078 124578.290 C 21184.932 124581.704 21185.998 124584.904 21187.278 124587.890 C 21187.278 124590.024 21186.638 124593.010 21185.358 124596.850 C 21184.505 124600.690 21183.865 124603.464 21183.438 124605.170 L 21186.638 124605.170 C 21184.932 124613.704 21183.865 124618.397 21183.438 124619.250 C 21181.305 124626.504 21178.958 124631.197 21176.398 124633.330 L 21180.238 124637.170 L 21176.398 124637.170 L 21171.278 124640.370 L 21176.398 124642.290 C 21175.118 124647.837 21174.478 124650.824 21174.478 124651.250 L 21169.998 124656.370 L 21166.798 124656.370 C 21164.665 124660.637 21163.598 124663.410 21163.598 124664.690 C 21183.652 124650.184 21203.705 124635.464 21223.758 124620.530 C 21234.425 124613.704 21245.945 124607.304 21258.318 124601.330 C 21270.692 124594.930 21282.425 124590.450 21293.518 124587.890 C 21301.625 124590.877 21308.025 124594.930 21312.718 124600.050 C 21313.145 124599.624 21313.358 124599.837 21313.358 124600.690 L 21314.638 124601.970 L 21312.718 124607.090 C 21312.718 124611.784 21315.278 124613.064 21320.398 124610.930 C 21320.825 124618.184 21321.038 124623.730 21321.038 124627.570 L 21319.118 124633.970 C 21319.118 124635.250 21319.332 124636.530 21319.758 124637.810 C 21318.905 124639.090 21317.838 124640.157 21316.558 124641.010 C 21315.278 124641.864 21313.998 124641.224 21312.718 124639.090 L 21315.278 124649.330 C 21313.998 124648.050 21313.145 124648.050 21312.718 124649.330 C 21312.292 124650.184 21311.865 124651.250 21311.438 124652.530 L 21315.918 124653.170 C 21348.345 124628.424 21366.052 124614.984 21369.038 124612.850 C 21393.785 124596.210 21413.625 124587.890 21428.558 124587.890 C 21442.638 124587.890 21452.452 124595.357 21457.998 124610.290 L 21460.558 124610.290 L 21458.638 124616.050 C 21459.065 124617.757 21459.278 124621.384 21459.278 124626.930 C 21459.278 124632.477 21459.918 124635.250 21461.198 124635.250 L 21461.198 124641.010 C 21459.492 124640.584 21457.572 124640.370 21455.438 124640.370 L 21449.038 124640.370 L 21450.958 124644.850 L 21456.718 124643.570 L 21457.998 124648.050 C 21457.145 124648.904 21456.292 124649.970 21455.438 124651.250 C 21454.585 124652.104 21454.158 124654.024 21454.158 124657.010 L 21452.878 124660.850 L 21445.198 124660.850 L 21445.198 124658.930 C 21444.345 124658.930 21443.705 124658.717 21443.278 124658.290 L 21440.078 124667.250 C 21440.932 124668.104 21442.425 124668.317 21444.558 124667.890 C 21446.692 124667.464 21447.118 124666.397 21445.838 124664.690 L 21452.238 124667.890 L 21452.238 124671.090 L 21445.838 124676.850 L 21444.558 124673.650 L 21441.998 124678.770 L 21445.198 124681.330 L 21440.718 124681.330 C 21438.585 124681.330 21437.518 124682.824 21437.518 124685.810 C 21437.518 124687.090 21436.878 124688.797 21435.598 124690.930 C 21434.745 124692.637 21434.318 124694.130 21434.318 124695.410 C 21430.052 124703.090 21427.705 124707.784 21427.278 124709.490 L 21420.878 124709.490 L 21421.518 124706.290 C 21420.665 124706.717 21419.598 124707.357 21418.318 124708.210 L 21415.758 124710.770 L 21415.758 124714.610 L 21418.958 124714.610 C 21419.385 124715.890 21418.532 124716.744 21416.398 124717.170 C 21414.265 124717.597 21412.345 124718.024 21410.638 124718.450 L 21411.278 124721.010 C 21413.838 124721.864 21415.118 124723.357 21415.118 124725.490 L 21413.838 124728.050 L 21402.958 124735.730 L 21406.158 124735.730 L 21404.238 124742.770 L 21398.478 124744.050 L 21396.558 124751.090 L 21388.878 124755.570 C 21388.025 124756.850 21388.238 124758.557 21389.518 124760.690 C 21391.225 124762.824 21392.078 124764.104 21392.078 124764.530 L 21385.678 124760.690 L 21384.398 124766.450 L 21381.198 124766.450 L 21377.358 124773.490 C 21374.798 124774.770 21373.945 124776.264 21374.798 124777.970 L 21383.758 124778.610 C 21379.065 124782.024 21374.585 124785.224 21370.318 124788.210 C 21368.185 124793.330 21366.265 124797.597 21364.558 124801.010 C 21362.852 124804.424 21360.292 124807.410 21356.878 124809.970 C 21358.158 124812.530 21359.438 124814.877 21360.718 124817.010 L 21355.598 124823.410 L 21358.798 124829.170 L 21370.958 124825.330 C 21383.758 124820.637 21398.052 124810.184 21413.838 124793.970 C 21431.332 124776.050 21444.345 124764.957 21452.878 124760.690 L 21452.878 124758.130 L 21467.598 124747.890 L 21470.158 124747.890 L 21467.598 124756.210 C 21463.332 124757.917 21459.492 124760.477 21456.078 124763.890 C 21450.532 124769.864 21444.985 124775.624 21439.438 124781.170 C 21439.012 124783.730 21430.052 124793.330 21412.558 124809.970 C 21395.492 124826.184 21384.612 124835.570 21379.918 124838.130 L 21379.918 124840.690 C 21363.705 124853.917 21350.692 124864.370 21340.878 124872.050 C 21322.105 124886.557 21307.172 124893.170 21296.078 124891.890 L 21281.358 124890.610 L 21277.518 124885.490 L 21274.958 124885.490 C 21273.252 124881.650 21271.972 124878.450 21271.118 124875.890 C 21270.265 124873.330 21269.838 124870.984 21269.838 124868.850 C 21269.838 124867.144 21271.118 124859.250 21273.678 124845.170 C 21273.678 124842.610 21273.892 124840.050 21274.318 124837.490 C 21280.718 124822.130 21307.385 124777.757 21354.318 124704.370 C 21374.372 124673.224 21385.465 124652.744 21387.598 124642.930 L 21383.118 124633.970 L 21376.078 124631.410 C 21365.412 124634.397 21354.532 124639.944 21343.438 124648.050 C 21332.772 124655.730 21322.532 124663.197 21312.718 124670.450 L 21305.038 124680.050 C 21301.198 124683.464 21298.638 124685.810 21297.358 124687.090 C 21296.078 124688.370 21294.372 124690.930 21292.238 124694.770 C 21293.092 124698.184 21292.025 124701.170 21289.038 124703.730 C 21287.758 124705.010 21284.558 124707.144 21279.438 124710.130 C 21279.438 124710.984 21280.932 124711.410 21283.918 124711.410 L 21285.198 124714.610 L 21281.358 124713.970 L 21277.518 124718.450 C 21278.798 124718.024 21280.078 124718.664 21281.358 124720.370 C 21281.358 124720.797 21281.572 124721.224 21281.998 124721.650 L 21278.158 124721.650 L 21273.678 124725.490 L 21278.158 124725.490 L 21267.918 124732.530 L 21270.478 124737.650 L 21262.158 124738.290 C 21263.438 124742.557 21264.078 124745.544 21264.078 124747.250 C 21261.092 124749.810 21259.812 124751.944 21260.238 124753.650 L 21253.838 124752.370 C 21251.705 124754.930 21249.358 124758.130 21246.798 124761.970 C 21244.665 124765.810 21243.598 124769.010 21243.598 124771.570 L 21248.078 124771.570 L 21248.078 124768.370 L 21251.918 124769.010 L 21250.638 124774.770 L 21241.038 124786.930 L 21231.438 124784.370 L 21230.798 124786.290 C 21234.212 124790.984 21235.918 124793.970 21235.918 124795.250 C 21233.785 124795.677 21231.652 124795.890 21229.518 124795.890 C 21228.665 124795.890 21228.238 124796.744 21228.238 124798.450 C 21228.238 124799.730 21228.025 124800.584 21227.598 124801.010 L 21225.678 124800.370 L 21218.638 124810.610 C 21219.492 124810.184 21220.345 124810.397 21221.198 124811.250 C 21222.478 124811.677 21223.545 124812.104 21224.398 124812.530 C 21219.278 124816.370 21215.225 124819.997 21212.238 124823.410 L 21213.518 124827.890 C 21207.545 124830.877 21204.558 124834.930 21204.558 124840.050 C 21201.572 124842.610 21197.732 124845.170 21193.038 124847.730 C 21188.772 124849.864 21184.718 124851.997 21180.878 124854.130 L 21184.718 124855.410 L 21184.718 124858.610 C 21182.585 124859.890 21181.305 124860.744 21180.878 124861.170 C 21180.025 124860.744 21179.385 124860.104 21178.958 124859.250 L 21167.438 124868.850 L 21165.518 124867.570 L 21162.318 124868.210 L 21153.358 124873.970 C 21150.798 124875.677 21148.878 124877.170 21147.598 124878.450 C 21146.318 124879.304 21145.038 124880.370 21143.758 124881.650 L 21132.878 124886.770 C 21131.598 124886.770 21129.678 124886.130 21127.118 124884.850 C 21124.985 124883.144 21123.918 124881.650 21123.918 124880.370 C 21123.918 124862.024 21134.372 124834.930 21155.278 124799.090 C 21174.478 124768.797 21194.105 124737.650 21214.158 124705.650 C 21234.638 124673.224 21244.878 124650.184 21244.878 124636.530 L 21242.958 124632.690 C 21242.532 124631.410 21241.892 124629.917 21241.038 124628.210 C 21227.385 124633.757 21213.732 124641.650 21200.078 124651.890 C 21197.518 124653.597 21177.892 124671.090 21141.198 124704.370 L 21143.758 124706.930 C 21143.758 124708.210 21142.478 124709.704 21139.918 124711.410 C 21137.358 124712.690 21136.505 124714.397 21137.358 124716.530 L 21130.958 124716.530 C 21131.385 124717.810 21131.172 124718.877 21130.318 124719.730 C 21129.892 124720.584 21129.465 124721.224 21129.038 124721.650 L 21134.158 124731.890 C 21132.878 124732.317 21132.025 124733.384 21131.598 124735.090 C 21131.172 124736.797 21130.958 124738.290 21130.958 124739.570 C 21126.692 124743.410 21123.492 124746.397 21121.358 124748.530 L 21118.158 124748.530 L 21112.398 124756.850 C 21111.118 124758.984 21108.985 124763.250 21105.998 124769.650 C 21103.438 124776.050 21101.518 124781.170 21100.238 124785.010 L 21092.558 124789.490 L 21093.838 124792.690 L 21091.918 124794.610 C 21087.652 124796.317 21084.025 124799.517 21081.038 124804.210 C 21081.892 124804.210 21082.318 124804.850 21082.318 124806.130 C 21082.745 124806.984 21083.172 124807.624 21083.598 124808.050 C 21081.038 124810.184 21078.692 124812.104 21076.558 124813.810 C 21073.572 124818.077 21071.438 124821.277 21070.158 124823.410 C 21067.172 124828.104 21066.105 124831.517 21066.958 124833.650 L 21059.278 124836.210 L 21058.638 124842.610 L 21054.798 124841.970 C 21053.945 124844.957 21053.092 124847.517 21052.238 124849.650 C 21051.385 124851.784 21050.532 124854.130 21049.678 124856.690 L 21040.718 124861.810 C 21041.145 124861.384 21041.145 124860.957 21040.718 124860.530 L 21039.438 124859.250 L 21039.438 124868.210 L 21038.158 124873.970 L 21025.358 124876.530 L 21018.318 124884.210 L 21016.398 124882.930 L 20997.198 124889.330 L 20990.798 124886.770 C 20989.092 124887.624 20986.105 124888.690 20981.838 124889.970 C 20977.145 124891.250 20973.732 124891.890 20971.598 124891.890 C 20970.318 124891.890 20968.825 124890.824 20967.118 124888.690 C 20964.985 124886.130 20962.852 124882.717 20960.718 124878.450 C 20970.958 124867.784 20988.238 124839.624 21012.558 124793.970 C 21024.505 124771.784 21035.172 124754.930 21044.558 124743.410 C 21057.358 124721.650 21070.372 124699.677 21083.598 124677.490 ZM 21452.748 124834.290 L 21457.228 124834.930 L 21455.948 124829.810 C 21455.948 124828.957 21456.588 124826.824 21457.868 124823.410 C 21459.148 124819.570 21459.362 124816.797 21458.508 124815.090 L 21461.708 124811.250 L 21457.868 124811.890 L 21459.148 124810.610 C 21461.708 124804.637 21464.482 124800.157 21467.468 124797.170 L 21466.828 124794.610 L 21470.028 124791.410 L 21501.388 124727.410 L 21530.188 124680.050 L 21536.588 124670.450 L 21539.148 124671.730 L 21542.988 124667.250 C 21542.562 124666.824 21541.282 124666.610 21539.148 124666.610 L 21542.348 124658.930 L 21546.188 124658.930 L 21546.188 124656.370 L 21550.668 124655.090 L 21546.188 124654.450 C 21549.175 124651.464 21553.015 124646.557 21557.708 124639.730 C 21561.122 124634.610 21564.748 124629.277 21568.588 124623.730 L 21572.428 124623.730 C 21578.828 124614.770 21586.722 124607.944 21596.108 124603.250 C 21613.175 124594.717 21622.348 124590.024 21623.628 124589.170 L 21626.828 124590.450 C 21632.802 124585.330 21639.415 124582.770 21646.668 124582.770 L 21654.988 124585.330 C 21654.135 124590.024 21651.575 124595.784 21647.308 124602.610 C 21643.468 124609.437 21641.335 124614.130 21640.908 124616.690 C 21637.495 124618.397 21634.935 124622.237 21633.228 124628.210 L 21628.108 124633.330 L 21626.188 124641.010 C 21621.495 124644.424 21619.148 124649.117 21619.148 124655.090 L 21615.948 124655.730 L 21615.948 124659.570 C 21614.668 124659.144 21612.535 124659.997 21609.548 124662.130 C 21608.695 124661.704 21607.415 124661.490 21605.708 124661.490 L 21603.148 124661.490 L 21601.868 124665.330 L 21612.108 124665.330 L 21612.108 124667.890 L 21603.788 124671.090 L 21605.708 124672.370 L 21607.628 124674.290 L 21605.708 124676.210 L 21601.228 124674.290 L 21599.948 124676.210 L 21603.788 124676.850 L 21601.868 124682.610 C 21601.442 124680.904 21601.015 124679.624 21600.588 124678.770 C 21600.162 124677.917 21599.522 124678.130 21598.668 124679.410 L 21599.308 124685.170 C 21596.322 124684.744 21594.615 124685.384 21594.188 124687.090 C 21595.042 124687.944 21595.895 124688.584 21596.748 124689.010 L 21592.908 124701.810 L 21588.428 124702.450 L 21580.748 124704.370 L 21579.468 124708.210 L 21580.748 124709.490 L 21588.428 124708.850 L 21585.228 124711.410 L 21585.868 124715.890 L 21580.108 124721.650 L 21572.428 124720.370 L 21566.668 124726.770 C 21567.095 124727.624 21567.735 124728.264 21568.588 124728.690 L 21571.148 124726.130 L 21574.988 124726.770 L 21573.068 124729.330 L 21577.548 124732.530 C 21577.548 124733.810 21576.695 124734.877 21574.988 124735.730 C 21573.708 124736.584 21572.855 124737.010 21572.428 124737.010 L 21567.308 124733.170 L 21567.308 124735.730 L 21569.228 124737.010 L 21562.188 124737.010 L 21557.708 124738.290 L 21557.068 124743.410 L 21553.228 124744.050 L 21553.868 124747.250 L 21560.908 124747.250 C 21560.908 124748.530 21561.762 124749.384 21563.468 124749.810 C 21565.175 124750.237 21566.028 124751.090 21566.028 124752.370 L 21562.828 124752.370 L 21554.508 124752.370 L 21556.428 124755.570 L 21561.548 124754.290 C 21561.548 124755.144 21560.695 124756.210 21558.988 124757.490 C 21558.135 124759.197 21558.135 124760.477 21558.988 124761.330 C 21560.268 124761.757 21560.908 124762.397 21560.908 124763.250 L 21554.508 124767.730 L 21556.428 124769.650 L 21551.948 124770.930 L 21548.108 124772.210 L 21541.708 124775.410 C 21540.002 124776.264 21539.148 124777.544 21539.148 124779.250 L 21540.428 124781.170 L 21543.628 124777.970 C 21546.615 124777.970 21549.602 124776.904 21552.588 124774.770 L 21553.228 124777.330 L 21551.308 124777.970 L 21548.748 124784.370 L 21544.268 124783.730 L 21542.348 124786.290 L 21546.188 124788.210 L 21542.988 124794.610 L 21539.148 124793.970 L 21537.228 124795.250 C 21537.228 124802.504 21537.442 124806.984 21537.868 124808.690 L 21535.308 124809.330 L 21537.228 124814.450 L 21533.388 124816.370 L 21533.388 124822.130 L 21534.668 124823.410 C 21533.815 124823.837 21533.175 124824.050 21532.748 124824.050 L 21535.308 124835.570 L 21536.588 124836.850 L 21544.268 124837.490 C 21551.948 124837.490 21563.468 124832.370 21578.828 124822.130 L 21638.988 124779.890 L 21642.188 124781.170 C 21640.482 124785.437 21628.108 124796.104 21605.068 124813.170 C 21595.255 124820.424 21590.348 124825.544 21590.348 124828.530 L 21536.588 124865.650 C 21520.375 124876.317 21509.068 124882.290 21502.668 124883.570 C 21503.948 124884.424 21503.735 124885.490 21502.028 124886.770 C 21500.748 124887.624 21499.895 124887.197 21499.468 124885.490 C 21496.055 124888.904 21492.428 124890.824 21488.588 124891.250 C 21490.295 124892.530 21491.148 124892.317 21491.148 124890.610 C 21491.575 124889.330 21491.788 124888.477 21491.788 124888.050 L 21489.228 124887.410 L 21486.668 124889.330 L 21487.948 124885.490 L 21485.388 124885.490 L 21483.468 124889.330 L 21478.348 124889.330 L 21478.348 124886.770 C 21471.095 124884.210 21465.975 124881.864 21462.988 124879.730 C 21454.882 124874.184 21450.828 124866.077 21450.828 124855.410 L 21450.828 124849.650 L 21454.028 124850.290 L 21455.308 124848.370 L 21449.548 124848.370 C 21450.402 124841.544 21451.468 124836.850 21452.748 124834.290 ZM 21561.548 124739.570 C 21565.815 124740.424 21569.228 124742.770 21571.788 124746.610 L 21566.668 124747.250 L 21562.188 124746.610 L 21558.988 124745.970 L 21558.348 124744.050 L 21561.548 124739.570 ZM 21632.588 124524.530 L 21629.388 124516.850 C 21629.388 124511.730 21632.162 124505.330 21637.708 124497.650 C 21641.975 124492.104 21646.242 124486.344 21650.508 124480.370 L 21649.868 124478.450 L 21653.708 124479.730 L 21654.988 124478.450 L 21653.708 124475.250 L 21654.988 124471.410 L 21656.908 124468.850 L 21659.468 124468.210 L 21659.468 124465.010 C 21659.468 124461.170 21662.028 124459.250 21667.148 124459.250 L 21672.908 124461.810 L 21674.828 124460.530 L 21674.828 124454.770 L 21678.028 124453.490 L 21681.868 124454.130 L 21686.348 124451.570 L 21686.988 124449.010 L 21691.468 124450.290 L 21693.388 124447.730 L 21696.588 124447.730 L 21697.868 124446.450 L 21699.788 124448.370 L 21702.988 124443.890 L 21709.388 124448.370 L 21710.668 124443.890 L 21712.588 124445.170 L 21715.148 124441.970 L 21724.748 124442.610 L 21726.668 124443.890 L 21730.508 124448.370 L 21722.828 124471.410 L 21721.548 124475.250 C 21719.415 124477.384 21717.922 124479.944 21717.068 124482.930 C 21713.228 124482.930 21710.668 124483.357 21709.388 124484.210 L 21709.388 124487.410 L 21712.588 124487.410 L 21712.588 124493.170 C 21707.895 124495.304 21705.335 124498.930 21704.908 124504.050 L 21700.428 124511.730 L 21694.668 124513.010 L 21694.668 124516.210 L 21690.188 124515.570 L 21686.988 124515.570 L 21686.348 124517.490 L 21681.228 124517.490 C 21677.388 124517.064 21673.335 124519.410 21669.068 124524.530 L 21663.948 124523.250 L 21660.108 124523.890 L 21659.468 124528.370 L 21648.588 124528.370 L 21646.668 124526.450 L 21641.548 124530.290 C 21634.722 124530.290 21631.095 124531.997 21630.668 124535.410 L 21628.748 124534.130 C 21627.468 124532.850 21626.828 124529.650 21626.828 124524.530 L 21632.588 124524.530 ZM 21680.718 124772.210 L 21680.718 124767.090 C 21681.998 124766.237 21683.492 124765.384 21685.198 124764.530 L 21694.158 124759.410 L 21697.358 124760.050 L 21697.358 124764.530 L 21692.238 124769.010 L 21690.318 124774.130 C 21690.318 124775.410 21689.038 124780.104 21686.478 124788.210 C 21684.345 124796.317 21683.278 124801.650 21683.278 124804.210 C 21683.278 124810.184 21684.558 124816.370 21687.118 124822.770 C 21690.105 124829.170 21693.732 124833.864 21697.998 124836.850 L 21701.838 124839.410 C 21710.798 124845.810 21719.758 124848.370 21728.718 124847.090 L 21729.358 124849.650 L 21730.638 124846.450 L 21734.478 124842.610 L 21740.878 124843.890 L 21742.798 124847.730 L 21749.838 124839.410 C 21754.958 124841.117 21758.798 124841.970 21761.358 124841.970 C 21760.078 124840.264 21759.652 124839.197 21760.078 124838.770 L 21763.278 124834.290 L 21768.398 124835.570 C 21767.972 124834.717 21768.398 124833.650 21769.678 124832.370 C 21770.958 124831.090 21772.238 124830.664 21773.518 124831.090 C 21777.785 124825.970 21779.918 124819.784 21779.918 124812.530 C 21779.918 124804.424 21776.292 124797.384 21769.038 124791.410 C 21763.492 124787.144 21757.092 124783.730 21749.838 124781.170 C 21742.585 124778.184 21734.052 124773.490 21724.238 124767.090 C 21714.852 124760.264 21708.238 124755.570 21704.398 124753.010 L 21706.318 124749.170 L 21703.118 124744.690 L 21701.838 124749.810 C 21695.438 124743.837 21689.678 124736.157 21684.558 124726.770 L 21686.478 124724.850 L 21681.998 124724.210 C 21680.718 124720.797 21679.652 124718.024 21678.798 124715.890 C 21678.372 124713.757 21678.372 124711.624 21678.798 124709.490 L 21674.958 124697.970 C 21674.958 124682.184 21681.572 124667.464 21694.798 124653.810 C 21701.198 124647.410 21725.305 124630.557 21767.118 124603.250 L 21783.118 124593.010 L 21801.038 124582.130 L 21804.238 124581.490 C 21808.932 124579.784 21812.345 124578.717 21814.478 124578.290 C 21820.878 124576.584 21827.278 124575.730 21833.678 124575.730 C 21848.612 124575.730 21860.132 124580.637 21868.238 124590.450 C 21876.772 124599.837 21881.038 124612.210 21881.038 124627.570 C 21881.038 124628.850 21880.185 124631.410 21878.478 124635.250 C 21877.198 124638.664 21876.345 124640.797 21875.918 124641.650 L 21870.158 124646.130 L 21873.358 124645.490 L 21872.078 124647.410 C 21869.518 124652.104 21867.172 124656.584 21865.038 124660.850 C 21862.905 124664.690 21860.132 124668.957 21856.718 124673.650 L 21854.798 124671.090 C 21848.398 124676.637 21841.572 124683.037 21834.318 124690.290 C 21822.372 124703.090 21815.545 124710.130 21813.838 124711.410 L 21811.278 124710.130 L 21818.318 124694.130 L 21817.038 124692.850 C 21817.465 124690.290 21817.678 124686.877 21817.678 124682.610 L 21817.678 124671.090 C 21816.398 124666.824 21815.545 124663.837 21815.118 124662.130 C 21809.572 124649.330 21804.665 124640.370 21800.398 124635.250 C 21792.718 124625.864 21783.972 124621.170 21774.158 124621.170 C 21766.478 124621.170 21761.145 124624.157 21758.158 124630.130 C 21756.878 124630.557 21755.598 124630.770 21754.318 124630.770 L 21754.318 124634.610 C 21754.318 124636.744 21752.612 124644.424 21749.198 124657.650 C 21747.492 124664.050 21746.425 124669.384 21745.998 124673.650 C 21747.278 124675.357 21748.132 124676.637 21748.558 124677.490 C 21750.692 124680.477 21752.185 124681.757 21753.038 124681.330 L 21754.958 124691.570 L 21760.078 124692.850 C 21761.358 124695.837 21762.852 124698.610 21764.558 124701.170 C 21766.265 124703.730 21768.398 124705.650 21770.958 124706.930 C 21772.238 124709.064 21773.305 124710.344 21774.158 124710.770 C 21775.012 124711.624 21775.012 124712.477 21774.158 124713.330 C 21773.732 124714.184 21776.078 124716.317 21781.198 124719.730 L 21788.878 124718.450 L 21787.598 124724.850 C 21788.878 124725.277 21790.372 124725.704 21792.078 124726.130 C 21793.785 124726.130 21794.638 124726.557 21794.638 124727.410 L 21796.558 124731.250 L 21801.038 124729.970 L 21808.718 124742.770 L 21810.638 124733.170 C 21812.345 124734.024 21813.625 124736.157 21814.478 124739.570 L 21817.038 124739.570 C 21819.598 124740.424 21821.945 124741.490 21824.078 124742.770 C 21826.638 124743.624 21827.705 124744.690 21827.278 124745.970 C 21831.545 124751.090 21834.318 124755.357 21835.598 124758.770 C 21837.305 124758.344 21839.012 124757.704 21840.718 124756.850 L 21841.358 124761.330 L 21837.518 124765.170 L 21836.878 124768.370 L 21840.718 124764.530 L 21841.998 124766.450 L 21844.558 124772.210 C 21844.132 124772.637 21842.852 124774.770 21840.718 124778.610 C 21839.012 124782.450 21837.732 124784.157 21836.878 124783.730 L 21836.238 124789.490 L 21837.518 124792.690 L 21825.358 124806.770 L 21823.438 124804.850 C 21821.305 124809.117 21817.252 124813.384 21811.278 124817.650 C 21805.305 124821.490 21799.758 124825.117 21794.638 124828.530 C 21792.505 124829.810 21789.732 124832.157 21786.318 124835.570 C 21782.905 124838.984 21779.918 124841.757 21777.358 124843.890 L 21772.878 124848.370 C 21769.892 124851.357 21768.185 124852.637 21767.758 124852.210 L 21762.638 124857.330 L 21760.078 124857.330 L 21754.958 124861.810 L 21756.878 124865.010 L 21753.038 124871.410 L 21748.558 124870.130 C 21748.558 124867.997 21748.132 124866.930 21747.278 124866.930 L 21747.278 124871.410 L 21745.998 124875.890 L 21744.078 124875.250 L 21738.318 124879.090 L 21738.318 124884.210 C 21737.465 124884.637 21736.398 124884.637 21735.118 124884.210 C 21733.838 124883.357 21732.985 124882.717 21732.558 124882.290 L 21731.918 124884.850 C 21728.078 124886.130 21726.158 124887.410 21726.158 124888.690 L 21721.678 124889.970 L 21716.558 124892.530 L 21712.078 124892.530 L 21707.598 124892.530 L 21707.598 124895.730 L 21702.478 124897.010 C 21703.332 124897.864 21703.118 124898.717 21701.838 124899.570 C 21700.985 124900.850 21700.132 124901.064 21699.278 124900.210 L 21697.998 124894.450 L 21696.718 124897.650 L 21693.518 124900.850 L 21691.598 124895.730 L 21692.238 124893.810 L 21688.398 124893.810 L 21688.398 124901.490 C 21687.118 124901.064 21684.772 124900.850 21681.358 124900.850 C 21672.825 124900.850 21667.492 124900.210 21665.358 124898.930 L 21662.798 124899.570 L 21660.238 124894.450 L 21651.278 124893.810 L 21651.278 124888.690 L 21649.358 124889.970 C 21641.678 124886.130 21635.918 124880.584 21632.078 124873.330 C 21628.238 124866.077 21626.318 124857.970 21626.318 124849.010 C 21626.318 124834.077 21632.292 124819.784 21644.238 124806.130 C 21654.905 124794.610 21665.785 124783.090 21676.878 124771.570 L 21680.718 124772.210 ZM 21910.718 124772.210 L 21910.718 124767.090 C 21911.998 124766.237 21913.492 124765.384 21915.198 124764.530 L 21924.158 124759.410 L 21927.358 124760.050 L 21927.358 124764.530 L 21922.238 124769.010 L 21920.318 124774.130 C 21920.318 124775.410 21919.038 124780.104 21916.478 124788.210 C 21914.345 124796.317 21913.278 124801.650 21913.278 124804.210 C 21913.278 124810.184 21914.558 124816.370 21917.118 124822.770 C 21920.105 124829.170 21923.732 124833.864 21927.998 124836.850 L 21931.838 124839.410 C 21940.798 124845.810 21949.758 124848.370 21958.718 124847.090 L 21959.358 124849.650 L 21960.638 124846.450 L 21964.478 124842.610 L 21970.878 124843.890 L 21972.798 124847.730 L 21979.838 124839.410 C 21984.958 124841.117 21988.798 124841.970 21991.358 124841.970 C 21990.078 124840.264 21989.652 124839.197 21990.078 124838.770 L 21993.278 124834.290 L 21998.398 124835.570 C 21997.972 124834.717 21998.398 124833.650 21999.678 124832.370 C 22000.958 124831.090 22002.238 124830.664 22003.518 124831.090 C 22007.785 124825.970 22009.918 124819.784 22009.918 124812.530 C 22009.918 124804.424 22006.292 124797.384 21999.038 124791.410 C 21993.492 124787.144 21987.092 124783.730 21979.838 124781.170 C 21972.585 124778.184 21964.052 124773.490 21954.238 124767.090 C 21944.852 124760.264 21938.238 124755.570 21934.398 124753.010 L 21936.318 124749.170 L 21933.118 124744.690 L 21931.838 124749.810 C 21925.438 124743.837 21919.678 124736.157 21914.558 124726.770 L 21916.478 124724.850 L 21911.998 124724.210 C 21910.718 124720.797 21909.652 124718.024 21908.798 124715.890 C 21908.372 124713.757 21908.372 124711.624 21908.798 124709.490 L 21904.958 124697.970 C 21904.958 124682.184 21911.572 124667.464 21924.798 124653.810 C 21931.198 124647.410 21955.305 124630.557 21997.118 124603.250 L 22013.118 124593.010 L 22031.038 124582.130 L 22034.238 124581.490 C 22038.932 124579.784 22042.345 124578.717 22044.478 124578.290 C 22050.878 124576.584 22057.278 124575.730 22063.678 124575.730 C 22078.612 124575.730 22090.132 124580.637 22098.238 124590.450 C 22106.772 124599.837 22111.038 124612.210 22111.038 124627.570 C 22111.038 124628.850 22110.185 124631.410 22108.478 124635.250 C 22107.198 124638.664 22106.345 124640.797 22105.918 124641.650 L 22100.158 124646.130 L 22103.358 124645.490 L 22102.078 124647.410 C 22099.518 124652.104 22097.172 124656.584 22095.038 124660.850 C 22092.905 124664.690 22090.132 124668.957 22086.718 124673.650 L 22084.798 124671.090 C 22078.398 124676.637 22071.572 124683.037 22064.318 124690.290 C 22052.372 124703.090 22045.545 124710.130 22043.838 124711.410 L 22041.278 124710.130 L 22048.318 124694.130 L 22047.038 124692.850 C 22047.465 124690.290 22047.678 124686.877 22047.678 124682.610 L 22047.678 124671.090 C 22046.398 124666.824 22045.545 124663.837 22045.118 124662.130 C 22039.572 124649.330 22034.665 124640.370 22030.398 124635.250 C 22022.718 124625.864 22013.972 124621.170 22004.158 124621.170 C 21996.478 124621.170 21991.145 124624.157 21988.158 124630.130 C 21986.878 124630.557 21985.598 124630.770 21984.318 124630.770 L 21984.318 124634.610 C 21984.318 124636.744 21982.612 124644.424 21979.198 124657.650 C 21977.492 124664.050 21976.425 124669.384 21975.998 124673.650 C 21977.278 124675.357 21978.132 124676.637 21978.558 124677.490 C 21980.692 124680.477 21982.185 124681.757 21983.038 124681.330 L 21984.958 124691.570 L 21990.078 124692.850 C 21991.358 124695.837 21992.852 124698.610 21994.558 124701.170 C 21996.265 124703.730 21998.398 124705.650 22000.958 124706.930 C 22002.238 124709.064 22003.305 124710.344 22004.158 124710.770 C 22005.012 124711.624 22005.012 124712.477 22004.158 124713.330 C 22003.732 124714.184 22006.078 124716.317 22011.198 124719.730 L 22018.878 124718.450 L 22017.598 124724.850 C 22018.878 124725.277 22020.372 124725.704 22022.078 124726.130 C 22023.785 124726.130 22024.638 124726.557 22024.638 124727.410 L 22026.558 124731.250 L 22031.038 124729.970 L 22038.718 124742.770 L 22040.638 124733.170 C 22042.345 124734.024 22043.625 124736.157 22044.478 124739.570 L 22047.038 124739.570 C 22049.598 124740.424 22051.945 124741.490 22054.078 124742.770 C 22056.638 124743.624 22057.705 124744.690 22057.278 124745.970 C 22061.545 124751.090 22064.318 124755.357 22065.598 124758.770 C 22067.305 124758.344 22069.012 124757.704 22070.718 124756.850 L 22071.358 124761.330 L 22067.518 124765.170 L 22066.878 124768.370 L 22070.718 124764.530 L 22071.998 124766.450 L 22074.558 124772.210 C 22074.132 124772.637 22072.852 124774.770 22070.718 124778.610 C 22069.012 124782.450 22067.732 124784.157 22066.878 124783.730 L 22066.238 124789.490 L 22067.518 124792.690 L 22055.358 124806.770 L 22053.438 124804.850 C 22051.305 124809.117 22047.252 124813.384 22041.278 124817.650 C 22035.305 124821.490 22029.758 124825.117 22024.638 124828.530 C 22022.505 124829.810 22019.732 124832.157 22016.318 124835.570 C 22012.905 124838.984 22009.918 124841.757 22007.358 124843.890 L 22002.878 124848.370 C 21999.892 124851.357 21998.185 124852.637 21997.758 124852.210 L 21992.638 124857.330 L 21990.078 124857.330 L 21984.958 124861.810 L 21986.878 124865.010 L 21983.038 124871.410 L 21978.558 124870.130 C 21978.558 124867.997 21978.132 124866.930 21977.278 124866.930 L 21977.278 124871.410 L 21975.998 124875.890 L 21974.078 124875.250 L 21968.318 124879.090 L 21968.318 124884.210 C 21967.465 124884.637 21966.398 124884.637 21965.118 124884.210 C 21963.838 124883.357 21962.985 124882.717 21962.558 124882.290 L 21961.918 124884.850 C 21958.078 124886.130 21956.158 124887.410 21956.158 124888.690 L 21951.678 124889.970 L 21946.558 124892.530 L 21942.078 124892.530 L 21937.598 124892.530 L 21937.598 124895.730 L 21932.478 124897.010 C 21933.332 124897.864 21933.118 124898.717 21931.838 124899.570 C 21930.985 124900.850 21930.132 124901.064 21929.278 124900.210 L 21927.998 124894.450 L 21926.718 124897.650 L 21923.518 124900.850 L 21921.598 124895.730 L 21922.238 124893.810 L 21918.398 124893.810 L 21918.398 124901.490 C 21917.118 124901.064 21914.772 124900.850 21911.358 124900.850 C 21902.825 124900.850 21897.492 124900.210 21895.358 124898.930 L 21892.798 124899.570 L 21890.238 124894.450 L 21881.278 124893.810 L 21881.278 124888.690 L 21879.358 124889.970 C 21871.678 124886.130 21865.918 124880.584 21862.078 124873.330 C 21858.238 124866.077 21856.318 124857.970 21856.318 124849.010 C 21856.318 124834.077 21862.292 124819.784 21874.238 124806.130 C 21884.905 124794.610 21895.785 124783.090 21906.878 124771.570 L 21910.718 124772.210 ZM 22093.998 124834.290 L 22098.478 124834.930 L 22097.198 124829.810 C 22097.198 124828.957 22097.838 124826.824 22099.118 124823.410 C 22100.398 124819.570 22100.612 124816.797 22099.758 124815.090 L 22102.958 124811.250 L 22099.118 124811.890 L 22100.398 124810.610 C 22102.958 124804.637 22105.732 124800.157 22108.718 124797.170 L 22108.078 124794.610 L 22111.278 124791.410 L 22142.638 124727.410 L 22171.438 124680.050 L 22177.838 124670.450 L 22180.398 124671.730 L 22184.238 124667.250 C 22183.812 124666.824 22182.532 124666.610 22180.398 124666.610 L 22183.598 124658.930 L 22187.438 124658.930 L 22187.438 124656.370 L 22191.918 124655.090 L 22187.438 124654.450 C 22190.425 124651.464 22194.265 124646.557 22198.958 124639.730 C 22202.372 124634.610 22205.998 124629.277 22209.838 124623.730 L 22213.678 124623.730 C 22220.078 124614.770 22227.972 124607.944 22237.358 124603.250 C 22254.425 124594.717 22263.598 124590.024 22264.878 124589.170 L 22268.078 124590.450 C 22274.052 124585.330 22280.665 124582.770 22287.918 124582.770 L 22296.238 124585.330 C 22295.385 124590.024 22292.825 124595.784 22288.558 124602.610 C 22284.718 124609.437 22282.585 124614.130 22282.158 124616.690 C 22278.745 124618.397 22276.185 124622.237 22274.478 124628.210 L 22269.358 124633.330 L 22267.438 124641.010 C 22262.745 124644.424 22260.398 124649.117 22260.398 124655.090 L 22257.198 124655.730 L 22257.198 124659.570 C 22255.918 124659.144 22253.785 124659.997 22250.798 124662.130 C 22249.945 124661.704 22248.665 124661.490 22246.958 124661.490 L 22244.398 124661.490 L 22243.118 124665.330 L 22253.358 124665.330 L 22253.358 124667.890 L 22245.038 124671.090 L 22246.958 124672.370 L 22248.878 124674.290 L 22246.958 124676.210 L 22242.478 124674.290 L 22241.198 124676.210 L 22245.038 124676.850 L 22243.118 124682.610 C 22242.692 124680.904 22242.265 124679.624 22241.838 124678.770 C 22241.412 124677.917 22240.772 124678.130 22239.918 124679.410 L 22240.558 124685.170 C 22237.572 124684.744 22235.865 124685.384 22235.438 124687.090 C 22236.292 124687.944 22237.145 124688.584 22237.998 124689.010 L 22234.158 124701.810 L 22229.678 124702.450 L 22221.998 124704.370 L 22220.718 124708.210 L 22221.998 124709.490 L 22229.678 124708.850 L 22226.478 124711.410 L 22227.118 124715.890 L 22221.358 124721.650 L 22213.678 124720.370 L 22207.918 124726.770 C 22208.345 124727.624 22208.985 124728.264 22209.838 124728.690 L 22212.398 124726.130 L 22216.238 124726.770 L 22214.318 124729.330 L 22218.798 124732.530 C 22218.798 124733.810 22217.945 124734.877 22216.238 124735.730 C 22214.958 124736.584 22214.105 124737.010 22213.678 124737.010 L 22208.558 124733.170 L 22208.558 124735.730 L 22210.478 124737.010 L 22203.438 124737.010 L 22198.958 124738.290 L 22198.318 124743.410 L 22194.478 124744.050 L 22195.118 124747.250 L 22202.158 124747.250 C 22202.158 124748.530 22203.012 124749.384 22204.718 124749.810 C 22206.425 124750.237 22207.278 124751.090 22207.278 124752.370 L 22204.078 124752.370 L 22195.758 124752.370 L 22197.678 124755.570 L 22202.798 124754.290 C 22202.798 124755.144 22201.945 124756.210 22200.238 124757.490 C 22199.385 124759.197 22199.385 124760.477 22200.238 124761.330 C 22201.518 124761.757 22202.158 124762.397 22202.158 124763.250 L 22195.758 124767.730 L 22197.678 124769.650 L 22193.198 124770.930 L 22189.358 124772.210 L 22182.958 124775.410 C 22181.252 124776.264 22180.398 124777.544 22180.398 124779.250 L 22181.678 124781.170 L 22184.878 124777.970 C 22187.865 124777.970 22190.852 124776.904 22193.838 124774.770 L 22194.478 124777.330 L 22192.558 124777.970 L 22189.998 124784.370 L 22185.518 124783.730 L 22183.598 124786.290 L 22187.438 124788.210 L 22184.238 124794.610 L 22180.398 124793.970 L 22178.478 124795.250 C 22178.478 124802.504 22178.692 124806.984 22179.118 124808.690 L 22176.558 124809.330 L 22178.478 124814.450 L 22174.638 124816.370 L 22174.638 124822.130 L 22175.918 124823.410 C 22175.065 124823.837 22174.425 124824.050 22173.998 124824.050 L 22176.558 124835.570 L 22177.838 124836.850 L 22185.518 124837.490 C 22193.198 124837.490 22204.718 124832.370 22220.078 124822.130 L 22280.238 124779.890 L 22283.438 124781.170 C 22281.732 124785.437 22269.358 124796.104 22246.318 124813.170 C 22236.505 124820.424 22231.598 124825.544 22231.598 124828.530 L 22177.838 124865.650 C 22161.625 124876.317 22150.318 124882.290 22143.918 124883.570 C 22145.198 124884.424 22144.985 124885.490 22143.278 124886.770 C 22141.998 124887.624 22141.145 124887.197 22140.718 124885.490 C 22137.305 124888.904 22133.678 124890.824 22129.838 124891.250 C 22131.545 124892.530 22132.398 124892.317 22132.398 124890.610 C 22132.825 124889.330 22133.038 124888.477 22133.038 124888.050 L 22130.478 124887.410 L 22127.918 124889.330 L 22129.198 124885.490 L 22126.638 124885.490 L 22124.718 124889.330 L 22119.598 124889.330 L 22119.598 124886.770 C 22112.345 124884.210 22107.225 124881.864 22104.238 124879.730 C 22096.132 124874.184 22092.078 124866.077 22092.078 124855.410 L 22092.078 124849.650 L 22095.278 124850.290 L 22096.558 124848.370 L 22090.798 124848.370 C 22091.652 124841.544 22092.718 124836.850 22093.998 124834.290 ZM 22202.798 124739.570 C 22207.065 124740.424 22210.478 124742.770 22213.038 124746.610 L 22207.918 124747.250 L 22203.438 124746.610 L 22200.238 124745.970 L 22199.598 124744.050 L 22202.798 124739.570 ZM 22273.838 124524.530 L 22270.638 124516.850 C 22270.638 124511.730 22273.412 124505.330 22278.958 124497.650 C 22283.225 124492.104 22287.492 124486.344 22291.758 124480.370 L 22291.118 124478.450 L 22294.958 124479.730 L 22296.238 124478.450 L 22294.958 124475.250 L 22296.238 124471.410 L 22298.158 124468.850 L 22300.718 124468.210 L 22300.718 124465.010 C 22300.718 124461.170 22303.278 124459.250 22308.398 124459.250 L 22314.158 124461.810 L 22316.078 124460.530 L 22316.078 124454.770 L 22319.278 124453.490 L 22323.118 124454.130 L 22327.598 124451.570 L 22328.238 124449.010 L 22332.718 124450.290 L 22334.638 124447.730 L 22337.838 124447.730 L 22339.118 124446.450 L 22341.038 124448.370 L 22344.238 124443.890 L 22350.638 124448.370 L 22351.918 124443.890 L 22353.838 124445.170 L 22356.398 124441.970 L 22365.998 124442.610 L 22367.918 124443.890 L 22371.758 124448.370 L 22364.078 124471.410 L 22362.798 124475.250 C 22360.665 124477.384 22359.172 124479.944 22358.318 124482.930 C 22354.478 124482.930 22351.918 124483.357 22350.638 124484.210 L 22350.638 124487.410 L 22353.838 124487.410 L 22353.838 124493.170 C 22349.145 124495.304 22346.585 124498.930 22346.158 124504.050 L 22341.678 124511.730 L 22335.918 124513.010 L 22335.918 124516.210 L 22331.438 124515.570 L 22328.238 124515.570 L 22327.598 124517.490 L 22322.478 124517.490 C 22318.638 124517.064 22314.585 124519.410 22310.318 124524.530 L 22305.198 124523.250 L 22301.358 124523.890 L 22300.718 124528.370 L 22289.838 124528.370 L 22287.918 124526.450 L 22282.798 124530.290 C 22275.972 124530.290 22272.345 124531.997 22271.918 124535.410 L 22269.998 124534.130 C 22268.718 124532.850 22268.078 124529.650 22268.078 124524.530 L 22273.838 124524.530 ZM 22460.848 124591.090 L 22463.408 124585.330 L 22467.888 124584.050 L 22469.808 124588.530 L 22473.648 124583.410 L 22475.568 124582.770 L 22480.048 124589.810 L 22484.528 124589.810 L 22483.248 124585.330 L 22486.448 124585.330 C 22489.008 124585.330 22494.555 124587.464 22503.088 124591.730 C 22503.515 124593.010 22504.155 124594.077 22505.008 124594.930 C 22507.142 124595.357 22508.635 124595.570 22509.488 124595.570 L 22515.248 124612.210 L 22516.528 124610.290 L 22520.368 124610.930 L 22518.448 124618.610 L 22522.288 124630.130 L 22524.208 124633.970 C 22524.208 124637.384 22523.782 124639.944 22522.928 124641.650 C 22522.502 124643.357 22521.862 124645.277 22521.008 124647.410 C 22521.008 124649.117 22521.862 124651.890 22523.568 124655.730 C 22523.142 124658.290 22522.502 124662.984 22521.648 124669.810 C 22520.795 124676.637 22520.368 124681.330 22520.368 124683.890 L 22515.888 124688.370 L 22517.168 124694.770 L 22513.968 124697.330 L 22514.608 124700.530 L 22515.248 124703.090 C 22513.115 124709.490 22509.702 124717.810 22505.008 124728.050 C 22502.022 124734.877 22498.182 124742.770 22493.488 124751.730 L 22481.968 124760.690 L 22485.168 124764.530 L 22471.088 124782.450 L 22467.888 124782.450 L 22469.808 124786.290 C 22467.248 124786.717 22465.328 124787.784 22464.048 124789.490 L 22461.488 124794.610 C 22460.635 124795.890 22459.568 124796.104 22458.288 124795.250 L 22452.528 124804.850 C 22451.248 124803.997 22449.968 124804.210 22448.688 124805.490 C 22447.835 124806.770 22447.622 124808.050 22448.048 124809.330 L 22443.568 124808.690 C 22442.715 124810.824 22441.648 124812.744 22440.368 124814.450 C 22439.088 124816.157 22437.595 124816.370 22435.888 124815.090 C 22434.608 124817.650 22432.902 124819.997 22430.768 124822.130 L 22426.288 124826.610 L 22421.168 124829.170 C 22411.355 124841.117 22400.688 124850.930 22389.168 124858.610 L 22386.608 124864.370 C 22380.208 124868.210 22375.302 124871.197 22371.888 124873.330 C 22365.062 124877.597 22360.368 124881.224 22357.808 124884.210 L 22352.048 124884.210 L 22350.768 124886.770 C 22346.928 124888.050 22342.875 124889.330 22338.608 124890.610 C 22334.768 124891.890 22330.715 124892.530 22326.448 124892.530 C 22309.382 124892.530 22296.795 124884.424 22288.688 124868.210 C 22282.288 124855.410 22279.088 124839.410 22279.088 124820.210 C 22279.088 124791.624 22285.702 124764.957 22298.928 124740.210 C 22309.595 124719.730 22326.235 124698.610 22348.848 124676.850 C 22359.942 124666.184 22381.062 124647.837 22412.208 124621.810 C 22419.462 124615.410 22427.142 124609.010 22435.248 124602.610 C 22443.355 124595.784 22451.675 124590.450 22460.208 124586.610 L 22460.848 124591.090 ZM 22348.208 124809.330 L 22350.128 124808.690 L 22351.408 124806.130 L 22352.688 124809.970 L 22352.048 124813.170 C 22354.182 124815.304 22355.462 124817.224 22355.888 124818.930 L 22350.768 124818.290 C 22350.768 124823.410 22353.968 124826.824 22360.368 124828.530 C 22362.075 124839.197 22366.982 124844.530 22375.088 124844.530 C 22395.142 124844.530 22414.342 124826.397 22432.688 124790.130 C 22448.902 124758.130 22457.008 124731.250 22457.008 124709.490 C 22457.008 124690.290 22454.448 124675.144 22449.328 124664.050 C 22444.635 124652.957 22438.235 124645.277 22430.128 124641.010 L 22425.648 124641.650 L 22424.368 124649.970 L 22421.168 124648.050 L 22419.888 124646.130 C 22419.888 124649.117 22418.608 124651.677 22416.048 124653.810 L 22416.048 124657.010 L 22414.128 124660.210 L 22408.368 124653.810 L 22407.088 124657.650 L 22408.368 124660.850 L 22404.528 124664.050 L 22405.808 124668.530 L 22398.768 124665.970 L 22400.688 124672.370 C 22398.982 124674.930 22396.848 124676.424 22394.288 124676.850 L 22393.008 124680.050 L 22386.608 124682.610 L 22387.888 124686.450 L 22389.808 124683.890 L 22391.088 124687.090 L 22388.528 124688.370 L 22388.528 124692.850 L 22384.048 124694.130 L 22380.848 124691.570 L 22378.288 124695.410 L 22375.728 124694.770 L 22375.728 124697.970 L 22381.488 124697.970 L 22379.568 124701.170 L 22377.008 124701.170 L 22378.928 124707.570 L 22375.088 124707.570 L 22374.448 124712.050 L 22373.168 124714.610 L 22375.728 124715.250 C 22371.462 124719.517 22369.328 124724.210 22369.328 124729.330 L 22363.568 124729.330 L 22361.008 124726.770 L 22358.448 124726.770 C 22358.875 124728.904 22360.368 124730.824 22362.928 124732.530 L 22364.208 124736.370 C 22364.635 124738.504 22362.502 124740.424 22357.808 124742.130 L 22359.728 124748.530 L 22362.288 124748.530 L 22357.168 124761.330 C 22355.888 124765.170 22355.248 124769.864 22355.248 124775.410 L 22348.848 124777.970 L 22348.848 124781.170 C 22349.702 124782.877 22350.768 124783.304 22352.048 124782.450 L 22353.328 124785.650 L 22351.408 124787.570 L 22346.928 124786.290 L 22345.008 124788.850 L 22350.128 124793.330 L 22350.128 124799.730 C 22352.262 124801.864 22352.902 124803.357 22352.048 124804.210 L 22348.848 124802.930 L 22343.088 124808.050 L 22348.208 124809.330 ZM 22586.318 124694.130 C 22589.305 124683.890 22593.785 124672.370 22599.758 124659.570 C 22605.731 124646.770 22611.705 124634.397 22617.678 124622.450 L 22619.598 124623.730 L 22624.718 124621.810 C 22630.265 124618.824 22633.891 124616.904 22635.598 124616.050 C 22640.291 124612.637 22643.705 124610.290 22645.838 124609.010 C 22651.811 124606.450 22657.785 124603.677 22663.758 124600.690 C 22669.731 124598.557 22675.491 124595.570 22681.038 124591.730 L 22686.798 124595.570 C 22684.665 124604.530 22682.745 124612.850 22681.038 124620.530 C 22677.625 124635.464 22674.851 124644.210 22672.718 124646.770 L 22668.878 124652.530 C 22666.745 124655.517 22665.891 124658.077 22666.318 124660.210 L 22666.958 124664.050 C 22689.145 124644.850 22706.638 124630.344 22719.438 124620.530 C 22742.905 124602.610 22763.385 124593.650 22780.878 124593.650 C 22785.571 124593.650 22789.838 124594.504 22793.678 124596.210 C 22797.945 124597.490 22801.145 124600.264 22803.278 124604.530 L 22804.558 124609.010 C 22804.985 124609.864 22806.478 124610.717 22809.038 124611.570 L 22808.398 124616.690 C 22809.251 124617.970 22810.318 124619.250 22811.598 124620.530 L 22814.798 124624.370 L 22813.518 124630.770 L 22816.078 124637.170 L 22809.678 124638.450 L 22809.678 124642.930 L 22813.518 124641.010 L 22813.518 124653.810 L 22808.398 124655.090 L 22809.678 124658.930 L 22801.998 124671.090 C 22803.278 124673.224 22805.625 124673.650 22809.038 124672.370 L 22805.198 124675.570 L 22803.278 124674.930 L 22796.238 124681.970 L 22801.998 124685.810 L 22796.238 124684.530 C 22795.811 124685.384 22795.598 124686.237 22795.598 124687.090 L 22790.478 124689.650 L 22790.478 124694.770 C 22786.638 124698.610 22783.865 124702.237 22782.158 124705.650 C 22782.585 124706.504 22784.718 124707.357 22788.558 124708.210 L 22785.998 124715.250 L 22780.238 124717.170 L 22778.958 124722.930 L 22776.398 124723.570 L 22777.678 124728.050 C 22777.678 124732.744 22776.825 124735.304 22775.118 124735.730 L 22770.638 124731.890 C 22771.491 124733.170 22770.638 124734.237 22768.078 124735.090 C 22765.945 124735.517 22764.878 124735.944 22764.878 124736.370 L 22764.878 124741.490 L 22773.838 124740.210 L 22773.198 124742.130 L 22769.358 124742.770 C 22769.358 124747.037 22767.865 124750.450 22764.878 124753.010 L 22759.118 124751.730 L 22757.198 124756.210 L 22762.318 124756.210 L 22757.838 124764.530 L 22756.558 124762.610 L 22750.798 124761.330 C 22749.518 124763.037 22749.945 124764.530 22752.078 124765.810 C 22754.211 124766.664 22755.065 124767.944 22754.638 124769.650 L 22748.878 124774.770 L 22752.718 124779.250 L 22755.278 124779.250 L 22755.278 124781.810 L 22751.438 124781.170 L 22747.598 124783.090 L 22748.238 124787.570 C 22746.958 124789.704 22745.891 124791.624 22745.038 124793.330 L 22745.038 124811.250 L 22741.838 124812.530 C 22740.985 124815.944 22740.558 124818.930 22740.558 124821.490 C 22740.558 124824.477 22741.198 124827.250 22742.478 124829.810 L 22752.718 124831.730 C 22762.958 124831.730 22781.518 124823.410 22808.398 124806.770 C 22820.771 124799.090 22836.345 124788.637 22855.118 124775.410 C 22853.411 124777.970 22849.358 124782.024 22842.958 124787.570 C 22836.985 124793.117 22832.931 124797.810 22830.798 124801.650 L 22824.398 124804.850 L 22825.678 124806.130 C 22805.625 124824.050 22783.865 124840.690 22760.398 124856.050 C 22727.545 124877.810 22702.798 124888.690 22686.158 124888.690 C 22672.931 124888.690 22663.971 124883.357 22659.278 124872.690 C 22656.291 124865.864 22654.798 124854.984 22654.798 124840.050 L 22654.798 124831.090 C 22657.358 124831.090 22658.851 124830.237 22659.278 124828.530 C 22659.705 124826.397 22658.638 124825.544 22656.078 124825.970 C 22660.771 124813.597 22665.891 124801.010 22671.438 124788.210 C 22681.251 124766.877 22686.798 124754.504 22688.078 124751.090 C 22708.985 124713.970 22721.358 124691.357 22725.198 124683.250 C 22733.305 124666.184 22737.358 124653.810 22737.358 124646.130 C 22737.358 124639.304 22734.158 124635.890 22727.758 124635.890 C 22721.358 124635.890 22713.465 124639.517 22704.078 124646.770 C 22696.825 124652.744 22689.785 124658.504 22682.958 124664.050 L 22681.678 124665.970 C 22679.118 124669.384 22671.011 124680.050 22657.358 124697.970 C 22645.838 124712.904 22637.731 124723.144 22633.038 124728.690 L 22633.038 124735.730 L 22627.278 124741.490 C 22627.705 124741.064 22628.345 124741.064 22629.198 124741.490 C 22630.051 124741.917 22630.051 124742.557 22629.198 124743.410 L 22625.358 124752.370 L 22618.958 124754.930 L 22618.318 124759.410 L 22612.558 124767.730 L 22613.198 124771.570 C 22608.931 124775.837 22607.438 124779.250 22608.718 124781.810 L 22603.598 124781.810 L 22605.518 124785.010 L 22597.198 124795.250 L 22592.718 124801.650 L 22593.358 124803.570 L 22590.158 124804.850 L 22589.518 124811.890 L 22583.758 124812.530 L 22586.958 124820.210 L 22583.758 124818.290 C 22582.905 124819.570 22582.051 124820.637 22581.198 124821.490 L 22575.438 124827.250 C 22576.291 124826.397 22577.145 124826.184 22577.998 124826.610 C 22579.278 124827.037 22579.918 124827.890 22579.918 124829.170 L 22572.878 124829.810 C 22570.318 124831.090 22569.038 124833.010 22569.038 124835.570 C 22569.891 124836.850 22570.958 124837.277 22572.238 124836.850 L 22565.198 124848.370 L 22560.718 124848.370 C 22556.451 124850.504 22553.038 124852.424 22550.478 124854.130 C 22547.918 124855.837 22545.358 124857.757 22542.798 124859.890 L 22536.398 124862.450 C 22534.691 124863.304 22534.051 124864.157 22534.478 124865.010 L 22528.718 124865.010 C 22529.571 124866.717 22528.718 124868.210 22526.158 124869.490 C 22523.598 124870.344 22522.105 124871.197 22521.678 124872.050 L 22515.918 124870.770 L 22506.958 124875.250 L 22501.198 124873.970 L 22501.198 124879.090 L 22490.958 124875.250 L 22489.038 124867.570 C 22489.038 124862.450 22496.931 124846.024 22512.718 124818.290 C 22533.198 124782.877 22553.891 124747.250 22574.798 124711.410 C 22578.638 124705.010 22582.478 124699.250 22586.318 124694.130 ZM 23098.618 124809.970 L 23099.898 124801.010 L 23103.738 124799.730 L 23104.378 124793.330 L 23103.098 124792.050 L 23107.578 124787.570 C 23110.565 124784.157 23112.058 124781.384 23112.058 124779.250 C 23112.058 124777.117 23110.565 124776.050 23107.578 124776.050 L 23109.498 124774.770 C 23111.632 124773.490 23112.698 124771.784 23112.698 124769.650 C 23112.698 124765.384 23113.765 124761.757 23115.898 124758.770 C 23118.458 124755.784 23120.378 124754.930 23121.658 124756.210 L 23121.018 124751.090 L 23122.298 124744.690 L 23124.858 124744.690 L 23123.578 124738.930 L 23126.778 124737.010 L 23125.498 124735.730 L 23129.978 124734.450 L 23128.698 124728.690 L 23134.458 124724.850 L 23131.898 124719.730 C 23132.325 124718.450 23132.965 124717.384 23133.818 124716.530 C 23134.672 124715.250 23135.738 124715.037 23137.018 124715.890 L 23137.018 124706.930 C 23139.152 124705.650 23140.218 124704.584 23140.218 124703.730 C 23140.645 124702.450 23141.712 124701.810 23143.418 124701.810 L 23145.338 124701.170 C 23143.632 124696.050 23145.338 124690.930 23150.458 124685.810 C 23149.605 124684.530 23149.605 124683.890 23150.458 124683.890 C 23151.312 124683.464 23152.378 124683.037 23153.658 124682.610 L 23153.658 124676.210 C 23155.365 124677.917 23156.645 124677.917 23157.498 124676.210 C 23158.778 124674.077 23159.418 124670.237 23159.418 124664.690 L 23165.178 124663.410 L 23167.738 124658.290 L 23166.458 124650.610 L 23161.338 124650.610 C 23156.645 124650.610 23145.765 124653.384 23128.698 124658.930 C 23119.312 124661.917 23112.272 124663.410 23107.578 124663.410 L 23100.538 124662.130 L 23127.418 124622.450 L 23133.178 124619.250 C 23137.445 124609.437 23148.112 124602.184 23165.178 124597.490 C 23185.232 124594.077 23198.245 124591.730 23204.218 124590.450 C 23212.325 124581.917 23221.712 124569.970 23232.378 124554.610 C 23241.338 124541.810 23250.298 124528.797 23259.258 124515.570 C 23269.498 124502.770 23277.818 124493.384 23284.218 124487.410 C 23295.738 124476.317 23306.192 124469.704 23315.578 124467.570 C 23317.712 124464.584 23321.338 124461.810 23326.458 124459.250 C 23332.005 124456.690 23336.912 124454.770 23341.178 124453.490 L 23346.298 124461.810 C 23345.445 124465.650 23343.312 124470.984 23339.898 124477.810 L 23335.418 124485.490 L 23327.738 124489.970 C 23326.885 124496.797 23323.685 124504.264 23318.138 124512.370 C 23312.592 124520.477 23308.965 124526.877 23307.258 124531.570 L 23302.138 124533.490 L 23304.698 124539.890 C 23301.285 124539.890 23299.578 124540.317 23299.578 124541.170 L 23299.578 124546.930 L 23295.098 124551.410 L 23291.898 124551.410 L 23283.578 124571.250 L 23277.178 124571.250 C 23278.885 124574.664 23279.098 124577.864 23277.818 124580.850 L 23322.618 124579.570 C 23329.445 124579.570 23336.272 124579.784 23343.098 124580.210 C 23349.925 124580.210 23356.965 124581.277 23364.218 124583.410 C 23361.232 124590.664 23358.032 124596.637 23354.618 124601.330 L 23349.498 124601.970 L 23346.298 124609.010 L 23338.618 124611.570 L 23333.498 124619.250 C 23329.658 124624.370 23324.965 124628.637 23319.418 124632.050 C 23314.298 124635.464 23308.112 124638.450 23300.858 124641.010 L 23286.778 124639.090 L 23265.018 124641.010 C 23264.165 124639.730 23260.112 124640.157 23252.858 124642.290 C 23246.032 124643.997 23241.978 124644.637 23240.698 124644.210 C 23239.418 124643.784 23238.352 124644.424 23237.498 124646.130 C 23237.072 124647.410 23236.218 124647.837 23234.938 124647.410 C 23231.525 124654.664 23229.178 124659.997 23227.898 124663.410 C 23223.205 124674.077 23220.432 124681.330 23219.578 124685.170 L 23216.378 124691.570 C 23209.125 124702.237 23204.005 124710.770 23201.018 124717.170 C 23198.458 124723.570 23196.538 124730.397 23195.258 124737.650 C 23193.978 124737.224 23192.912 124737.864 23192.058 124739.570 C 23191.632 124740.850 23191.845 124742.130 23192.698 124743.410 L 23190.138 124750.450 L 23184.378 124752.370 C 23185.658 124754.077 23187.152 124755.570 23188.858 124756.850 C 23185.445 124763.250 23183.525 124766.877 23183.098 124767.730 C 23181.392 124771.997 23180.538 124776.050 23180.538 124779.890 L 23178.618 124781.810 L 23179.258 124786.290 C 23177.978 124790.130 23177.125 124793.117 23176.698 124795.250 C 23174.565 124802.930 23173.498 124807.410 23173.498 124808.690 C 23173.498 124815.517 23174.565 124820.850 23176.698 124824.690 C 23178.832 124828.530 23182.885 124830.450 23188.858 124830.450 C 23203.792 124830.450 23226.832 124818.290 23257.978 124793.970 C 23284.432 124773.064 23301.498 124757.064 23309.178 124745.970 L 23313.658 124745.970 L 23300.858 124762.610 C 23295.738 124769.864 23286.992 124779.890 23274.618 124792.690 C 23260.538 124807.197 23250.938 124817.224 23245.818 124822.770 C 23241.125 124828.317 23235.792 124834.077 23229.818 124840.050 C 23224.272 124846.024 23218.512 124851.144 23212.538 124855.410 L 23210.618 124856.690 C 23206.352 124861.810 23201.232 124866.717 23195.258 124871.410 C 23185.445 124879.517 23179.898 124884.210 23178.618 124885.490 L 23176.698 124882.930 C 23174.565 124882.930 23171.365 124884.850 23167.098 124888.690 C 23164.538 124891.250 23162.618 124892.744 23161.338 124893.170 L 23162.618 124895.090 C 23157.498 124895.944 23153.445 124898.504 23150.458 124902.770 L 23133.818 124905.330 C 23121.445 124905.330 23111.632 124899.144 23104.378 124886.770 C 23097.125 124874.397 23093.498 124861.597 23093.498 124848.370 L 23093.498 124831.730 C 23093.925 124826.184 23095.205 124820.424 23097.338 124814.450 L 23098.618 124809.970 ZM 23272.238 124888.050 L 23278.638 124865.010 L 23276.078 124863.090 L 23279.918 124862.450 L 23279.278 124859.890 C 23285.252 124853.490 23291.225 124842.824 23297.198 124827.890 C 23301.465 124817.650 23304.452 124810.610 23306.158 124806.770 L 23318.318 124781.170 L 23320.878 124781.170 L 23322.798 124772.210 L 23331.758 124758.130 L 23332.398 124755.570 C 23332.398 124752.157 23340.292 124737.010 23356.078 124710.130 C 23371.865 124682.824 23380.398 124666.184 23381.678 124660.210 C 23383.385 124660.637 23385.092 124659.570 23386.798 124657.010 C 23388.932 124654.450 23389.998 124652.317 23389.998 124650.610 C 23390.425 124648.477 23390.638 124646.984 23390.638 124646.130 C 23391.065 124644.850 23391.918 124644.637 23393.198 124645.490 L 23399.598 124626.930 L 23403.438 124625.010 L 23402.158 124623.090 C 23403.865 124618.824 23406.425 124613.917 23409.838 124608.370 C 23413.252 124602.397 23415.598 124598.130 23416.878 124595.570 L 23415.598 124594.290 C 23415.598 124593.437 23416.238 124592.584 23417.518 124591.730 C 23418.798 124590.450 23419.865 124589.597 23420.718 124589.170 L 23428.398 124569.330 C 23429.252 124570.184 23430.318 124569.757 23431.598 124568.050 C 23432.878 124566.344 23432.452 124564.850 23430.318 124563.570 L 23439.278 124553.970 L 23438.638 124550.770 L 23441.838 124545.010 C 23443.118 124545.437 23443.972 124545.010 23444.398 124543.730 L 23446.958 124538.610 L 23450.158 124533.490 C 23453.998 124529.224 23458.265 124522.824 23462.958 124514.290 C 23465.518 124510.024 23469.358 124502.984 23474.478 124493.170 C 23476.612 124491.037 23479.812 124485.704 23484.078 124477.170 C 23488.772 124468.637 23490.905 124463.304 23490.478 124461.170 C 23491.332 124459.464 23492.825 124457.757 23494.958 124456.050 C 23497.092 124453.917 23500.078 124451.784 23503.918 124449.650 L 23503.278 124447.090 C 23503.278 124444.530 23506.692 124441.544 23513.518 124438.130 C 23520.345 124434.290 23525.465 124432.157 23528.878 124431.730 L 23532.078 124430.450 L 23533.358 124429.170 C 23535.065 124430.450 23536.772 124431.517 23538.478 124432.370 L 23538.478 124429.810 C 23541.038 124428.530 23545.945 124426.610 23553.198 124424.050 C 23560.878 124421.490 23566.212 124420.210 23569.198 124420.210 C 23570.905 124421.490 23572.825 124422.770 23574.958 124424.050 L 23570.478 124440.050 L 23566.638 124440.690 L 23568.558 124445.810 C 23568.558 124448.797 23567.705 124450.930 23565.998 124452.210 C 23564.292 124453.490 23562.585 124454.557 23560.878 124455.410 L 23560.878 124459.250 L 23556.398 124464.370 L 23557.038 124469.490 L 23555.118 124475.890 L 23551.918 124475.250 C 23550.212 124475.250 23548.718 124476.317 23547.438 124478.450 C 23546.585 124480.157 23547.012 124482.290 23548.718 124484.850 L 23551.918 124484.850 C 23551.918 124485.704 23550.425 124486.557 23547.438 124487.410 C 23544.878 124487.837 23543.812 124488.690 23544.238 124489.970 L 23537.198 124491.890 C 23538.905 124492.744 23539.118 124493.810 23537.838 124495.090 C 23536.985 124495.944 23535.705 124497.010 23533.998 124498.290 C 23533.998 124499.997 23533.785 124501.704 23533.358 124503.410 C 23533.358 124504.690 23532.932 124505.117 23532.078 124504.690 L 23536.558 124515.570 L 23530.798 124518.130 L 23530.158 124521.330 L 23523.118 124519.410 L 23520.558 124521.970 L 23528.878 124528.370 L 23528.238 124530.290 L 23520.558 124529.010 L 23510.958 124532.210 L 23510.958 124537.330 L 23516.718 124537.970 L 23512.238 124541.810 L 23505.198 124541.170 L 23503.278 124542.450 L 23509.678 124548.210 L 23512.238 124545.650 L 23516.078 124549.490 L 23520.558 124550.130 L 23514.158 124559.730 L 23503.918 124561.010 L 23505.198 124562.930 L 23505.198 124569.330 L 23503.278 124570.610 L 23510.318 124571.250 L 23505.198 124574.450 L 23498.158 124572.530 L 23501.358 124578.930 L 23496.878 124578.930 L 23500.718 124585.970 L 23502.638 124585.330 C 23499.652 124589.597 23495.385 124591.730 23489.838 124591.730 L 23489.838 124594.290 L 23499.438 124594.290 L 23498.158 124596.210 L 23491.118 124598.130 C 23491.972 124599.410 23492.398 124601.970 23492.398 124605.810 L 23486.638 124607.730 L 23485.998 124612.850 C 23483.438 124613.704 23481.518 124614.557 23480.238 124615.410 L 23476.398 124615.410 L 23478.958 124621.810 L 23473.838 124631.410 C 23475.972 124632.264 23477.252 124632.264 23477.678 124631.410 L 23479.598 124629.490 L 23480.238 124632.050 C 23478.105 124634.184 23477.252 124635.464 23477.678 124635.890 L 23471.918 124634.610 C 23472.772 124637.597 23471.918 124639.304 23469.358 124639.730 L 23464.878 124639.730 L 23463.598 124643.570 L 23469.998 124646.770 L 23465.518 124646.770 C 23459.972 124646.770 23457.198 124648.904 23457.198 124653.170 C 23457.198 124658.717 23459.118 124661.490 23462.958 124661.490 L 23514.158 124621.810 C 23538.478 124604.744 23557.252 124596.210 23570.478 124596.210 C 23573.465 124596.210 23576.238 124597.064 23578.798 124598.770 C 23584.345 124602.610 23587.758 124604.530 23589.038 124604.530 C 23590.745 124604.530 23591.598 124605.384 23591.598 124607.090 C 23591.598 124608.797 23591.385 124610.504 23590.958 124612.210 L 23594.798 124612.210 C 23595.652 124613.917 23596.292 124616.904 23596.718 124621.170 C 23597.145 124625.437 23597.572 124628.210 23597.998 124629.490 L 23598.638 124631.410 L 23596.718 124637.810 L 23599.918 124641.650 C 23598.638 124644.637 23597.572 124647.410 23596.718 124649.970 C 23595.865 124652.104 23594.798 124654.024 23593.518 124655.730 L 23596.718 124657.650 C 23595.865 124660.210 23595.012 124662.557 23594.158 124664.690 L 23587.118 124670.450 L 23589.038 124674.930 C 23589.038 124678.344 23587.972 124680.264 23585.838 124680.690 C 23583.705 124681.117 23582.638 124684.104 23582.638 124689.650 L 23579.438 124689.650 L 23580.718 124694.770 L 23572.398 124697.970 C 23574.532 124699.677 23575.598 124701.170 23575.598 124702.450 C 23575.598 124703.730 23574.532 124705.010 23572.398 124706.290 C 23570.265 124707.570 23568.772 124707.784 23567.918 124706.930 L 23569.838 124713.970 C 23568.132 124713.117 23566.638 124713.757 23565.358 124715.890 C 23564.505 124717.597 23564.718 124719.090 23565.998 124720.370 C 23561.305 124727.624 23558.958 124733.810 23558.958 124738.930 L 23555.118 124738.930 C 23553.412 124738.930 23552.772 124739.784 23553.198 124741.490 C 23553.625 124743.197 23554.265 124744.264 23555.118 124744.690 L 23548.718 124753.010 L 23545.518 124754.290 L 23549.358 124759.410 C 23545.945 124759.410 23544.452 124760.690 23544.878 124763.250 C 23545.732 124765.384 23545.518 124766.877 23544.238 124767.730 C 23542.958 124768.584 23541.678 124769.224 23540.398 124769.650 L 23542.958 124777.970 L 23537.198 124780.530 L 23535.278 124787.570 L 23537.198 124788.850 L 23533.358 124791.410 C 23532.078 124792.264 23531.225 124792.690 23530.798 124792.690 L 23526.958 124798.450 L 23528.878 124802.930 C 23528.878 124804.210 23528.238 124805.277 23526.958 124806.130 C 23525.678 124806.984 23524.398 124807.624 23523.118 124808.050 L 23523.758 124809.970 C 23525.465 124810.824 23526.532 124811.464 23526.958 124811.890 L 23528.238 124813.170 C 23526.958 124815.304 23525.892 124817.437 23525.038 124819.570 C 23524.185 124821.704 23522.692 124822.344 23520.558 124821.490 L 23518.638 124827.890 L 23526.318 124833.010 C 23530.585 124832.584 23537.838 124828.104 23548.078 124819.570 C 23561.732 124807.624 23575.598 124795.677 23589.678 124783.730 L 23594.158 124782.450 L 23595.438 124779.250 C 23597.145 124777.970 23599.492 124776.477 23602.478 124774.770 C 23605.465 124772.637 23607.812 124771.784 23609.518 124772.210 L 23599.278 124788.850 C 23587.332 124802.077 23564.505 124822.557 23530.798 124850.290 C 23492.825 124881.437 23469.572 124897.010 23461.038 124897.010 C 23450.372 124897.010 23443.332 124892.530 23439.918 124883.570 C 23436.932 124874.184 23435.438 124863.090 23435.438 124850.290 L 23436.718 124849.010 L 23436.718 124841.330 C 23437.998 124841.757 23438.638 124841.117 23438.638 124839.410 C 23439.065 124837.277 23439.278 124834.930 23439.278 124832.370 C 23441.412 124829.810 23442.905 124827.037 23443.758 124824.050 C 23444.612 124821.064 23445.252 124817.864 23445.678 124814.450 L 23447.598 124808.690 L 23449.518 124808.050 C 23453.785 124798.237 23462.958 124779.890 23477.038 124753.010 C 23501.785 124706.504 23514.158 124674.504 23514.158 124657.010 L 23509.678 124646.130 C 23502.852 124647.410 23494.532 124652.104 23484.718 124660.210 L 23442.478 124694.770 L 23440.558 124704.370 L 23436.078 124703.730 L 23432.878 124706.930 L 23439.278 124711.410 L 23432.238 124712.050 L 23432.238 124715.250 L 23427.118 124716.530 C 23427.118 124719.517 23428.398 124721.010 23430.958 124721.010 L 23436.078 124723.570 L 23432.238 124724.850 L 23424.558 124724.850 C 23422.425 124724.850 23421.785 124726.344 23422.638 124729.330 L 23415.598 124729.330 L 23420.078 124735.730 C 23419.225 124736.584 23419.225 124739.144 23420.078 124743.410 L 23420.718 124737.010 L 23423.278 124737.010 C 23425.838 124737.864 23427.545 124738.290 23428.398 124738.290 L 23419.438 124744.690 L 23411.758 124743.410 C 23407.918 124745.970 23406.638 124748.530 23407.918 124751.090 L 23417.518 124754.930 L 23419.438 124754.290 L 23418.158 124756.850 C 23415.172 124759.837 23412.398 124760.477 23409.838 124758.770 L 23407.278 124764.530 L 23410.478 124765.170 C 23405.358 124764.744 23400.025 124766.024 23394.478 124769.010 L 23394.478 124772.210 L 23397.678 124777.330 L 23403.438 124776.690 L 23405.358 124777.970 C 23405.358 124781.810 23404.292 124783.730 23402.158 124783.730 C 23398.745 124782.450 23396.185 124781.810 23394.478 124781.810 L 23391.278 124789.490 L 23394.478 124790.770 L 23379.758 124804.850 L 23385.518 124809.330 L 23388.078 124809.330 L 23388.078 124812.530 L 23384.878 124812.530 L 23375.278 124815.730 L 23371.438 124817.650 C 23370.585 124819.784 23370.585 124821.064 23371.438 124821.490 C 23372.292 124821.917 23373.145 124822.130 23373.998 124822.130 L 23361.198 124831.090 L 23358.638 124838.130 C 23359.492 124837.704 23360.558 124837.277 23361.838 124836.850 C 23362.265 124838.557 23361.838 124840.050 23360.558 124841.330 C 23359.278 124842.184 23358.425 124842.824 23357.998 124843.250 L 23361.838 124844.530 L 23359.278 124852.210 L 23354.158 124856.690 C 23352.452 124855.837 23349.465 124857.757 23345.198 124862.450 C 23343.918 124863.730 23341.998 124865.864 23339.438 124868.850 C 23336.878 124871.837 23333.252 124874.184 23328.558 124875.890 C 23320.025 124879.304 23314.692 124882.504 23312.558 124885.490 C 23309.145 124886.770 23306.798 124886.344 23305.518 124884.210 L 23302.318 124890.610 C 23298.052 124891.890 23293.998 124892.317 23290.158 124891.890 L 23283.758 124895.730 C 23282.478 124894.877 23281.198 124894.237 23279.918 124893.810 L 23276.078 124893.810 C 23273.092 124893.810 23271.598 124892.530 23271.598 124889.970 L 23272.238 124888.050 ZM 23612.718 124817.650 L 23612.718 124815.090 L 23615.918 124804.850 C 23615.065 124804.850 23614.212 124804.637 23613.358 124804.210 C 23612.932 124802.077 23613.785 124800.797 23615.918 124800.370 L 23615.918 124795.890 L 23618.478 124795.890 L 23616.558 124786.290 C 23616.558 124782.877 23618.905 124775.624 23623.598 124764.530 C 23627.012 124756.424 23630.638 124748.317 23634.478 124740.210 L 23637.038 124740.210 C 23641.732 124725.704 23655.385 124706.717 23677.998 124683.250 C 23701.038 124659.357 23720.025 124643.997 23734.958 124637.170 C 23754.585 124623.090 23772.078 124611.784 23787.438 124603.250 C 23811.332 124589.597 23830.105 124582.770 23843.758 124582.770 C 23854.852 124582.770 23863.385 124586.397 23869.358 124593.650 C 23875.332 124600.904 23878.318 124610.077 23878.318 124621.170 L 23877.678 124628.210 C 23876.825 124629.917 23875.972 124631.410 23875.118 124632.690 C 23875.118 124633.544 23874.905 124635.464 23874.478 124638.450 C 23873.625 124639.730 23872.985 124640.797 23872.558 124641.650 L 23867.438 124653.170 C 23865.732 124654.024 23864.665 124654.450 23864.238 124654.450 C 23864.238 124655.304 23864.452 124655.944 23864.878 124656.370 L 23857.198 124667.250 L 23853.998 124668.530 L 23852.718 124673.650 C 23851.865 124673.224 23849.732 124674.504 23846.318 124677.490 L 23840.558 124683.250 L 23834.798 124682.610 L 23828.398 124686.450 C 23829.678 124686.877 23831.172 124687.304 23832.878 124687.730 L 23822.638 124695.410 L 23819.438 124693.490 L 23817.518 124694.130 L 23818.158 124698.610 L 23805.998 124701.810 C 23800.025 124708.210 23789.998 124714.184 23775.918 124719.730 C 23771.225 124721.437 23764.398 124723.784 23755.438 124726.770 C 23754.158 124727.624 23752.878 124728.264 23751.598 124728.690 C 23749.892 124728.690 23746.692 124729.757 23741.998 124731.890 C 23737.732 124734.024 23735.385 124735.090 23734.958 124735.090 C 23729.838 124737.650 23723.225 124740.637 23715.118 124744.050 C 23707.012 124747.464 23701.892 124748.744 23699.758 124747.890 L 23693.998 124761.330 C 23694.852 124760.904 23695.705 124761.757 23696.558 124763.890 L 23693.998 124762.610 L 23690.798 124762.610 L 23690.798 124766.450 L 23695.278 124768.370 C 23694.425 124768.370 23693.358 124771.784 23692.078 124778.610 C 23690.798 124785.437 23690.158 124792.264 23690.158 124799.090 C 23690.158 124810.184 23692.718 124819.357 23697.838 124826.610 C 23702.958 124833.437 23710.638 124836.850 23720.878 124836.850 C 23731.972 124836.850 23746.265 124831.304 23763.758 124820.210 C 23777.412 124811.677 23791.065 124802.930 23804.718 124793.970 C 23812.825 124786.717 23820.932 124779.250 23829.038 124771.570 C 23832.452 124769.010 23837.785 124765.597 23845.038 124761.330 L 23846.958 124767.090 C 23844.825 124771.357 23839.918 124776.477 23832.238 124782.450 C 23824.985 124788.424 23820.292 124792.690 23818.158 124795.250 L 23815.598 124795.250 L 23807.918 124801.650 L 23804.718 124804.850 L 23800.238 124811.250 L 23797.678 124811.250 L 23784.878 124824.050 C 23778.905 124830.024 23774.212 124834.290 23770.798 124836.850 L 23729.198 124868.850 C 23727.065 124869.277 23725.572 124869.704 23724.718 124870.130 C 23723.865 124870.557 23724.292 124871.410 23725.998 124872.690 L 23706.158 124884.210 L 23706.158 124881.010 L 23699.758 124884.210 L 23700.398 124886.770 C 23699.118 124887.197 23696.132 124887.410 23691.438 124887.410 L 23688.878 124889.330 L 23683.118 124889.330 L 23679.918 124893.170 C 23678.638 124892.317 23675.865 124891.890 23671.598 124891.890 L 23655.598 124891.890 L 23656.878 124889.330 C 23654.745 124889.757 23651.972 124889.544 23648.558 124888.690 C 23645.572 124887.837 23642.372 124886.770 23638.958 124885.490 L 23638.958 124882.930 L 23643.438 124881.650 L 23641.518 124880.370 L 23633.838 124880.370 C 23630.852 124879.090 23628.505 124876.744 23626.798 124873.330 L 23631.278 124872.050 L 23629.358 124868.850 L 23622.958 124869.490 C 23620.398 124863.517 23619.758 124858.397 23621.038 124854.130 L 23617.838 124854.770 L 23617.838 124852.210 C 23620.398 124852.210 23621.465 124851.357 23621.038 124849.650 L 23615.278 124849.650 C 23617.838 124847.944 23619.118 124845.384 23619.118 124841.970 L 23613.998 124833.010 L 23616.558 124830.450 L 23612.718 124824.690 L 23612.718 124817.650 ZM 23785.518 124696.690 C 23792.772 124690.717 23798.532 124683.677 23802.798 124675.570 C 23807.492 124667.037 23809.838 124658.504 23809.838 124649.970 C 23809.838 124644.850 23808.132 124640.157 23804.718 124635.890 C 23801.305 124631.624 23796.825 124629.490 23791.278 124629.490 C 23788.292 124629.490 23786.158 124630.770 23784.878 124633.330 L 23779.118 124633.330 L 23781.678 124636.530 L 23783.598 124635.250 L 23765.038 124648.690 C 23763.758 124652.530 23760.772 124655.730 23756.078 124658.290 L 23747.758 124664.050 L 23747.758 124666.610 L 23752.878 124666.610 L 23746.478 124667.890 L 23743.918 124669.810 L 23740.078 124673.010 L 23738.158 124676.210 L 23735.598 124676.210 L 23734.318 124678.130 C 23734.318 124678.984 23736.025 124680.050 23739.438 124681.330 L 23735.598 124684.530 C 23734.318 124684.530 23730.905 124686.664 23725.358 124690.930 L 23724.078 124698.610 L 23722.798 124701.810 L 23720.238 124701.810 L 23713.198 124711.410 L 23715.118 124708.850 L 23718.318 124708.850 L 23715.118 124712.050 L 23712.558 124712.690 L 23712.558 124715.250 C 23706.158 124716.104 23702.318 124717.170 23701.038 124718.450 L 23702.958 124720.370 L 23704.878 124719.090 L 23710.638 124719.090 L 23708.718 124722.290 L 23706.158 124722.290 L 23706.158 124727.410 L 23708.078 124728.690 C 23705.092 124728.690 23702.958 124729.970 23701.678 124732.530 C 23712.772 124732.530 23727.705 124728.690 23746.478 124721.010 C 23765.252 124712.904 23778.265 124704.797 23785.518 124696.690 ZM 19619.808 126257.624 C 19619.808 126255.917 19620.448 126253.997 19621.728 126251.864 L 19625.568 126244.184 C 19638.795 126205.784 19652.235 126167.170 19665.888 126128.344 C 19667.595 126124.077 19669.302 126117.677 19671.008 126109.144 C 19673.142 126100.184 19675.062 126092.930 19676.768 126087.384 C 19680.182 126080.130 19682.315 126074.797 19683.168 126071.384 C 19682.742 126069.677 19682.528 126067.970 19682.528 126066.264 L 19690.848 126037.464 C 19695.542 126021.250 19699.168 126008.877 19701.728 126000.344 C 19706.422 125984.130 19708.768 125973.677 19708.768 125968.984 C 19714.315 125941.250 19717.515 125925.464 19718.368 125921.624 C 19721.782 125907.117 19725.835 125891.330 19730.528 125874.264 L 19733.088 125874.264 L 19738.208 125865.304 C 19740.342 125866.157 19741.835 125865.517 19742.688 125863.384 C 19743.968 125861.250 19745.248 125860.397 19746.528 125860.824 L 19757.408 125849.944 C 19758.688 125848.237 19760.182 125847.384 19761.888 125847.384 C 19763.595 125846.530 19764.662 125845.890 19765.088 125845.464 C 19767.648 125843.757 19768.715 125842.477 19768.288 125841.624 L 19774.688 125835.864 C 19780.662 125834.584 19785.568 125833.944 19789.408 125833.944 L 19791.968 125831.384 C 19791.968 125834.797 19793.035 125839.277 19795.168 125844.824 C 19797.302 125850.370 19798.368 125853.997 19798.368 125855.704 C 19798.368 125864.664 19797.088 125880.024 19794.528 125901.784 C 19792.395 125923.544 19791.328 125937.837 19791.328 125944.664 L 19784.288 125970.264 L 19784.928 125977.944 C 19784.075 125983.490 19783.435 125988.824 19783.008 125993.944 L 19778.528 125994.584 L 19778.528 126003.544 L 19777.248 126015.704 L 19775.328 126017.624 L 19775.328 126024.664 C 19773.622 126024.237 19771.915 126024.877 19770.208 126026.584 L 19770.848 126036.184 C 19770.848 126038.744 19770.208 126041.304 19768.928 126043.864 L 19766.368 126050.264 L 19762.528 126052.824 C 19762.102 126053.677 19762.528 126054.530 19763.808 126055.384 C 19765.088 126055.810 19765.728 126056.450 19765.728 126057.304 L 19761.888 126058.584 L 19763.168 126068.184 C 19760.608 126070.317 19759.542 126071.810 19759.968 126072.664 L 19755.488 126077.144 L 19757.408 126082.264 C 19756.982 126083.117 19756.342 126084.184 19755.488 126085.464 C 19755.062 126086.317 19754.208 126086.530 19752.928 126086.104 L 19748.448 126104.024 L 19751.008 126104.024 C 19778.742 126069.464 19802.422 126040.450 19822.048 126016.984 C 19831.008 126006.317 19855.328 125977.730 19895.008 125931.224 C 19910.368 125915.437 19923.595 125901.784 19934.688 125890.264 C 19956.448 125867.650 19967.115 125855.064 19966.688 125852.504 C 19975.648 125847.810 19983.968 125842.690 19991.648 125837.144 C 20001.462 125830.317 20009.142 125824.130 20014.688 125818.584 C 20016.395 125817.730 20017.675 125817.304 20018.528 125817.304 C 20024.502 125815.170 20028.342 125814.104 20030.048 125814.104 C 20032.182 125814.104 20034.955 125814.957 20038.368 125816.664 C 20042.208 125817.944 20044.982 125818.797 20046.688 125819.224 L 20047.328 125825.624 C 20048.608 125824.770 20049.462 125824.984 20049.888 125826.264 C 20050.315 125827.544 20050.742 125828.397 20051.168 125828.824 C 20050.315 125832.664 20047.542 125838.210 20042.848 125845.464 C 20038.155 125852.717 20035.808 125856.984 20035.808 125858.264 L 20031.328 125860.824 L 20023.648 125865.944 L 20015.328 125874.264 L 20014.048 125879.384 C 20013.622 125880.237 20013.195 125880.877 20012.768 125881.304 L 20003.808 125885.144 L 20001.248 125892.184 L 19998.688 125891.544 C 19997.835 125891.544 19996.555 125892.397 19994.848 125894.104 C 19993.142 125895.810 19992.502 125897.090 19992.928 125897.944 C 19989.942 125898.370 19986.742 125900.077 19983.328 125903.064 C 19979.915 125905.624 19977.142 125908.610 19975.008 125912.024 C 19975.435 125913.304 19975.435 125914.157 19975.008 125914.584 L 19971.168 125914.584 C 19969.462 125914.584 19965.835 125917.784 19960.288 125924.184 C 19954.742 125930.584 19951.755 125934.637 19951.328 125936.344 L 19946.848 125936.984 L 19944.928 125944.024 L 19937.248 125946.584 C 19937.248 125949.144 19935.328 125952.130 19931.488 125955.544 C 19928.075 125958.957 19926.582 125961.090 19927.008 125961.944 L 19918.688 125967.064 C 19919.968 125967.917 19920.608 125969.197 19920.608 125970.904 L 19917.408 125970.264 C 19916.128 125970.264 19911.648 125974.530 19903.968 125983.064 C 19900.982 125986.477 19895.862 125992.237 19888.608 126000.344 L 19889.248 126004.184 L 19875.808 126016.344 L 19871.328 126016.984 C 19873.035 126018.690 19873.462 126019.970 19872.608 126020.824 L 19866.208 126027.864 C 19865.782 126029.997 19865.142 126031.917 19864.288 126033.624 C 19863.435 126034.904 19862.155 126034.690 19860.448 126032.984 L 19855.328 126040.664 L 19853.408 126039.384 C 19851.275 126041.517 19849.782 126042.584 19848.928 126042.584 C 19848.075 126046.850 19846.582 126051.117 19844.448 126055.384 C 19842.315 126059.224 19839.542 126061.997 19836.128 126063.704 C 19837.408 126064.984 19837.408 126066.264 19836.128 126067.544 C 19834.848 126068.397 19833.782 126068.824 19832.928 126068.824 C 19829.515 126073.944 19826.315 126077.784 19823.328 126080.344 C 19824.182 126081.197 19824.182 126082.050 19823.328 126082.904 C 19822.475 126083.757 19821.622 126083.970 19820.768 126083.544 L 19813.728 126093.784 L 19811.168 126094.424 L 19810.528 126101.464 L 19802.848 126102.744 L 19806.688 126104.664 C 19803.702 126107.224 19801.782 126109.570 19800.928 126111.704 C 19800.075 126113.410 19797.728 126114.690 19793.888 126115.544 C 19790.475 126116.397 19789.195 126118.104 19790.048 126120.664 L 19797.088 126120.664 L 19791.328 126127.064 L 19781.728 126129.624 L 19781.728 126136.664 C 19779.595 126138.370 19778.315 126139.650 19777.888 126140.504 C 19776.608 126140.930 19775.542 126141.357 19774.688 126141.784 L 19769.568 126152.024 C 19766.155 126155.010 19764.875 126157.144 19765.728 126158.424 C 19762.315 126163.117 19757.622 126166.530 19751.648 126168.664 L 19752.288 126171.864 L 19758.048 126171.224 L 19756.768 126172.504 L 19754.208 126172.504 C 19753.782 126172.930 19752.288 126175.277 19749.728 126179.544 C 19747.595 126183.384 19745.675 126185.090 19743.968 126184.664 L 19732.448 126198.104 C 19732.022 126198.530 19730.742 126199.384 19728.608 126200.664 C 19726.902 126201.517 19726.688 126202.370 19727.968 126203.224 C 19729.675 126203.650 19731.382 126203.864 19733.088 126203.864 C 19732.662 126204.290 19727.328 126208.130 19717.088 126215.384 L 19719.648 126219.224 C 19715.808 126222.637 19712.395 126226.904 19709.408 126232.024 C 19706.422 126236.717 19704.502 126241.197 19703.648 126245.464 C 19701.942 126244.184 19700.662 126244.184 19699.808 126245.464 L 19697.248 126249.304 C 19696.395 126249.730 19694.688 126248.877 19692.128 126246.744 L 19687.008 126248.664 L 19683.168 126255.704 L 19678.048 126256.344 L 19668.448 126267.864 L 19663.328 126262.744 C 19662.902 126263.597 19661.622 126263.810 19659.488 126263.384 C 19657.782 126262.957 19656.502 126263.170 19655.648 126264.024 L 19655.648 126269.144 L 19651.808 126268.504 L 19649.888 126272.984 L 19640.928 126275.544 C 19638.795 126274.690 19636.662 126274.050 19634.528 126273.624 C 19633.675 126274.904 19633.035 126275.544 19632.608 126275.544 L 19624.928 126272.344 C 19623.648 126274.050 19622.155 126274.690 19620.448 126274.264 C 19618.742 126274.264 19617.462 126274.050 19616.608 126273.624 C 19618.742 126268.930 19619.808 126263.597 19619.808 126257.624 ZM 20102.098 125965.144 L 20104.658 125959.384 L 20109.138 125958.104 L 20111.058 125962.584 L 20114.898 125957.464 L 20116.818 125956.824 L 20121.298 125963.864 L 20125.778 125963.864 L 20124.498 125959.384 L 20127.698 125959.384 C 20130.258 125959.384 20135.805 125961.517 20144.338 125965.784 C 20144.765 125967.064 20145.405 125968.130 20146.258 125968.984 C 20148.392 125969.410 20149.885 125969.624 20150.738 125969.624 L 20156.498 125986.264 L 20157.778 125984.344 L 20161.618 125984.984 L 20159.698 125992.664 L 20163.538 126004.184 L 20165.458 126008.024 C 20165.458 126011.437 20165.032 126013.997 20164.178 126015.704 C 20163.752 126017.410 20163.112 126019.330 20162.258 126021.464 C 20162.258 126023.170 20163.112 126025.944 20164.818 126029.784 C 20164.392 126032.344 20163.752 126037.037 20162.898 126043.864 C 20162.045 126050.690 20161.618 126055.384 20161.618 126057.944 L 20157.138 126062.424 L 20158.418 126068.824 L 20155.218 126071.384 L 20155.858 126074.584 L 20156.498 126077.144 C 20154.365 126083.544 20150.952 126091.864 20146.258 126102.104 C 20143.272 126108.930 20139.432 126116.824 20134.738 126125.784 L 20123.218 126134.744 L 20126.418 126138.584 L 20112.338 126156.504 L 20109.138 126156.504 L 20111.058 126160.344 C 20108.498 126160.770 20106.578 126161.837 20105.298 126163.544 L 20102.738 126168.664 C 20101.885 126169.944 20100.818 126170.157 20099.538 126169.304 L 20093.778 126178.904 C 20092.498 126178.050 20091.218 126178.264 20089.938 126179.544 C 20089.085 126180.824 20088.872 126182.104 20089.298 126183.384 L 20084.818 126182.744 C 20083.965 126184.877 20082.898 126186.797 20081.618 126188.504 C 20080.338 126190.210 20078.845 126190.424 20077.138 126189.144 C 20075.858 126191.704 20074.152 126194.050 20072.018 126196.184 L 20067.538 126200.664 L 20062.418 126203.224 C 20052.605 126215.170 20041.938 126224.984 20030.418 126232.664 L 20027.858 126238.424 C 20021.458 126242.264 20016.552 126245.250 20013.138 126247.384 C 20006.312 126251.650 20001.618 126255.277 19999.058 126258.264 L 19993.298 126258.264 L 19992.018 126260.824 C 19988.178 126262.104 19984.125 126263.384 19979.858 126264.664 C 19976.018 126265.944 19971.965 126266.584 19967.698 126266.584 C 19950.632 126266.584 19938.045 126258.477 19929.938 126242.264 C 19923.538 126229.464 19920.338 126213.464 19920.338 126194.264 C 19920.338 126165.677 19926.952 126139.010 19940.178 126114.264 C 19950.845 126093.784 19967.485 126072.664 19990.098 126050.904 C 20001.192 126040.237 20022.312 126021.890 20053.458 125995.864 C 20060.712 125989.464 20068.392 125983.064 20076.498 125976.664 C 20084.605 125969.837 20092.925 125964.504 20101.458 125960.664 L 20102.098 125965.144 ZM 19989.458 126183.384 L 19991.378 126182.744 L 19992.658 126180.184 L 19993.938 126184.024 L 19993.298 126187.224 C 19995.432 126189.357 19996.712 126191.277 19997.138 126192.984 L 19992.018 126192.344 C 19992.018 126197.464 19995.218 126200.877 20001.618 126202.584 C 20003.325 126213.250 20008.232 126218.584 20016.338 126218.584 C 20036.392 126218.584 20055.592 126200.450 20073.938 126164.184 C 20090.152 126132.184 20098.258 126105.304 20098.258 126083.544 C 20098.258 126064.344 20095.698 126049.197 20090.578 126038.104 C 20085.885 126027.010 20079.485 126019.330 20071.378 126015.064 L 20066.898 126015.704 L 20065.618 126024.024 L 20062.418 126022.104 L 20061.138 126020.184 C 20061.138 126023.170 20059.858 126025.730 20057.298 126027.864 L 20057.298 126031.064 L 20055.378 126034.264 L 20049.618 126027.864 L 20048.338 126031.704 L 20049.618 126034.904 L 20045.778 126038.104 L 20047.058 126042.584 L 20040.018 126040.024 L 20041.938 126046.424 C 20040.232 126048.984 20038.098 126050.477 20035.538 126050.904 L 20034.258 126054.104 L 20027.858 126056.664 L 20029.138 126060.504 L 20031.058 126057.944 L 20032.338 126061.144 L 20029.778 126062.424 L 20029.778 126066.904 L 20025.298 126068.184 L 20022.098 126065.624 L 20019.538 126069.464 L 20016.978 126068.824 L 20016.978 126072.024 L 20022.738 126072.024 L 20020.818 126075.224 L 20018.258 126075.224 L 20020.178 126081.624 L 20016.338 126081.624 L 20015.698 126086.104 L 20014.418 126088.664 L 20016.978 126089.304 C 20012.712 126093.570 20010.578 126098.264 20010.578 126103.384 L 20004.818 126103.384 L 20002.258 126100.824 L 19999.698 126100.824 C 20000.125 126102.957 20001.618 126104.877 20004.178 126106.584 L 20005.458 126110.424 C 20005.885 126112.557 20003.752 126114.477 19999.058 126116.184 L 20000.978 126122.584 L 20003.538 126122.584 L 19998.418 126135.384 C 19997.138 126139.224 19996.498 126143.917 19996.498 126149.464 L 19990.098 126152.024 L 19990.098 126155.224 C 19990.952 126156.930 19992.018 126157.357 19993.298 126156.504 L 19994.578 126159.704 L 19992.658 126161.624 L 19988.178 126160.344 L 19986.258 126162.904 L 19991.378 126167.384 L 19991.378 126173.784 C 19993.512 126175.917 19994.152 126177.410 19993.298 126178.264 L 19990.098 126176.984 L 19984.338 126182.104 L 19989.458 126183.384 ZM 20155.888 126228.184 L 20153.328 126223.704 L 20160.368 126219.224 C 20160.368 126218.370 20159.088 126217.517 20156.528 126216.664 L 20155.248 126210.904 C 20155.248 126208.770 20155.888 126206.424 20157.168 126203.864 C 20158.022 126200.877 20158.662 126198.744 20159.088 126197.464 L 20156.528 126194.904 L 20161.008 126187.864 L 20161.008 126184.664 L 20164.848 126178.904 L 20164.208 126173.144 C 20165.062 126172.290 20165.915 126170.797 20166.768 126168.664 C 20168.048 126166.530 20169.328 126165.677 20170.608 126166.104 C 20170.608 126160.984 20171.675 126155.650 20173.808 126150.104 L 20178.288 126139.864 C 20182.128 126139.010 20184.048 126136.237 20184.048 126131.544 C 20184.048 126127.277 20189.808 126114.904 20201.328 126094.424 C 20212.848 126073.944 20218.395 126063.490 20217.968 126063.064 C 20221.382 126058.370 20224.795 126053.037 20228.208 126047.064 C 20232.048 126041.090 20235.035 126035.544 20237.168 126030.424 C 20237.595 126029.997 20238.875 126027.650 20241.008 126023.384 C 20243.568 126018.690 20245.275 126016.557 20246.128 126016.984 L 20254.448 126000.984 L 20255.728 125997.144 C 20260.422 125988.610 20264.262 125981.997 20267.248 125977.304 C 20272.795 125968.344 20277.062 125962.797 20280.048 125960.664 L 20292.208 125935.704 C 20293.915 125936.557 20294.768 125936.344 20294.768 125935.064 C 20295.195 125933.357 20295.622 125931.437 20296.048 125929.304 C 20296.902 125927.170 20297.542 125925.677 20297.968 125924.824 C 20300.102 125920.557 20302.448 125916.717 20305.008 125913.304 L 20347.888 125840.344 C 20349.595 125839.064 20351.302 125837.570 20353.008 125835.864 C 20361.542 125833.730 20370.288 125831.384 20379.248 125828.824 L 20383.728 125823.704 L 20382.448 125820.504 L 20386.288 125820.504 L 20385.648 125823.064 L 20388.848 125823.064 L 20411.888 125814.744 L 20416.368 125818.584 C 20415.515 125822.850 20415.942 125827.544 20417.648 125832.664 L 20386.288 125883.224 L 20385.008 125887.704 L 20375.408 125902.424 C 20375.835 125903.277 20376.262 125903.917 20376.688 125904.344 C 20373.702 125906.050 20371.355 125907.544 20369.648 125908.824 L 20372.848 125910.744 C 20371.142 125911.170 20369.648 125911.597 20368.368 125912.024 C 20367.088 125912.450 20366.448 125914.157 20366.448 125917.144 L 20361.328 125920.344 C 20361.755 125921.197 20361.542 125922.690 20360.688 125924.824 C 20359.835 125926.530 20360.688 125927.597 20363.248 125928.024 L 20360.048 125934.424 C 20360.475 125932.290 20359.195 125931.224 20356.208 125931.224 L 20355.568 125934.424 L 20349.808 125938.264 L 20353.648 125937.624 L 20358.768 125940.184 C 20356.635 125941.464 20355.142 125942.317 20354.288 125942.744 C 20350.448 125944.877 20348.102 125945.730 20347.248 125945.304 C 20345.542 125950.424 20342.982 125954.904 20339.568 125958.744 L 20345.328 125956.824 L 20342.768 125960.024 L 20344.688 125960.664 L 20340.848 125965.784 L 20338.288 125963.864 C 20337.862 125964.290 20337.648 125964.717 20337.648 125965.144 C 20339.355 125968.557 20339.995 125970.690 20339.568 125971.544 L 20331.248 125974.744 L 20334.448 125976.664 L 20325.488 125977.944 L 20323.568 125984.344 L 20330.608 125984.344 L 20324.208 125988.184 L 20330.608 125990.104 L 20322.288 125991.384 L 20321.008 125988.824 C 20320.582 125990.530 20320.368 125992.024 20320.368 125993.304 C 20320.368 125994.584 20321.008 125996.717 20322.288 125999.704 L 20311.408 126002.264 L 20312.688 126006.104 L 20311.408 126011.864 C 20312.688 126011.010 20313.542 126010.584 20313.968 126010.584 C 20316.528 126009.304 20318.235 126008.664 20319.088 126008.664 L 20319.088 126013.144 L 20314.608 126013.144 C 20312.902 126014.850 20312.688 126016.770 20313.968 126018.904 L 20299.888 126022.104 L 20300.528 126027.224 L 20296.048 126031.704 L 20305.008 126025.304 L 20309.488 126030.424 L 20309.488 126033.624 L 20306.928 126033.624 L 20290.288 126039.384 C 20287.728 126041.090 20285.168 126042.584 20282.608 126043.864 L 20281.328 126048.344 L 20300.528 126045.144 L 20300.528 126050.264 C 20299.675 126050.264 20298.182 126051.970 20296.048 126055.384 C 20294.768 126056.237 20293.488 126056.877 20292.208 126057.304 L 20286.448 126061.144 L 20291.568 126061.144 L 20285.168 126064.984 L 20282.608 126063.064 C 20279.195 126063.064 20277.488 126064.770 20277.488 126068.184 L 20280.688 126069.464 L 20285.168 126066.904 L 20287.728 126070.104 L 20283.248 126076.504 C 20286.662 126077.784 20288.155 126078.850 20287.728 126079.704 L 20278.128 126079.064 L 20276.208 126075.864 L 20274.928 126079.064 C 20274.502 126080.344 20273.222 126080.984 20271.088 126080.984 C 20269.382 126080.984 20268.528 126082.477 20268.528 126085.464 L 20270.448 126084.824 L 20282.608 126086.104 L 20282.608 126089.304 C 20279.195 126088.877 20274.715 126089.517 20269.168 126091.224 L 20269.168 126097.624 L 20278.128 126100.184 C 20275.142 126101.890 20272.795 126102.744 20271.088 126102.744 C 20268.528 126101.464 20266.182 126100.824 20264.048 126100.824 L 20261.488 126102.744 L 20265.968 126106.584 L 20265.328 126108.504 L 20260.208 126108.504 L 20258.928 126110.424 C 20260.635 126110.850 20262.342 126111.064 20264.048 126111.064 L 20264.048 126114.264 C 20267.035 126113.837 20268.955 126114.050 20269.808 126114.904 L 20271.088 126121.944 L 20265.968 126122.584 L 20259.568 126127.704 L 20258.288 126132.184 L 20260.848 126136.024 L 20264.048 126136.024 L 20260.208 126138.584 L 20253.808 126137.944 L 20250.608 126139.864 L 20255.728 126143.704 L 20260.848 126143.704 L 20248.048 126146.264 L 20248.048 126150.104 L 20255.728 126150.104 L 20256.368 126153.304 C 20253.808 126153.730 20252.102 126153.944 20251.248 126153.944 C 20250.395 126153.944 20248.262 126154.584 20244.848 126155.864 L 20241.008 126154.584 L 20237.808 126155.224 L 20237.808 126162.264 C 20239.088 126163.117 20240.582 126163.117 20242.288 126162.264 C 20244.422 126161.410 20245.488 126160.130 20245.488 126158.424 L 20251.888 126159.704 C 20249.755 126165.677 20248.262 126169.517 20247.408 126171.224 L 20242.288 126173.144 L 20243.568 126178.904 L 20235.248 126184.024 L 20236.528 126185.944 L 20242.928 126185.944 L 20245.488 126184.024 L 20243.568 126189.784 L 20238.448 126192.344 C 20238.875 126195.757 20238.235 126197.464 20236.528 126197.464 L 20241.008 126201.944 C 20253.382 126198.530 20271.302 126188.717 20294.768 126172.504 C 20318.662 126155.864 20342.768 126139.010 20367.088 126121.944 C 20339.782 126148.824 20313.328 126173.357 20287.728 126195.544 C 20250.608 126227.544 20221.808 126248.664 20201.328 126258.904 L 20201.328 126261.464 L 20196.208 126260.184 C 20193.648 126263.170 20189.595 126265.730 20184.048 126267.864 C 20178.502 126269.997 20173.595 126271.064 20169.328 126271.064 C 20170.182 126270.210 20169.968 126269.144 20168.688 126267.864 C 20167.835 126267.010 20166.982 126267.010 20166.128 126267.864 L 20157.808 126262.104 C 20158.662 126261.250 20159.515 126261.037 20160.368 126261.464 C 20161.222 126261.890 20162.502 126262.744 20164.208 126264.024 L 20173.808 126264.024 L 20176.368 126265.944 L 20176.368 126263.384 L 20174.448 126262.744 C 20168.475 126261.464 20164.635 126261.677 20162.928 126263.384 L 20161.008 126257.624 L 20158.448 126257.624 L 20158.448 126251.224 C 20155.888 126251.650 20154.395 126251.437 20153.968 126250.584 C 20155.248 126250.157 20156.315 126249.517 20157.168 126248.664 L 20156.528 126240.984 L 20152.688 126240.984 L 20153.968 126237.784 L 20162.928 126234.584 L 20155.888 126234.584 L 20151.408 126230.744 L 20155.888 126228.184 ZM 20329.578 126194.904 L 20335.338 126189.784 L 20335.338 126185.304 L 20340.458 126180.184 C 20341.738 126178.050 20343.658 126173.997 20346.218 126168.024 L 20351.338 126157.784 C 20352.618 126158.210 20353.898 126157.570 20355.178 126155.864 C 20356.458 126154.157 20356.245 126153.090 20354.538 126152.664 L 20362.858 126139.864 L 20360.298 126139.864 L 20367.338 126136.024 L 20367.338 126132.824 L 20380.778 126109.144 L 20382.698 126104.664 L 20385.258 126104.664 C 20389.098 126097.837 20391.872 126092.717 20393.578 126089.304 C 20395.285 126085.890 20396.138 126081.410 20396.138 126075.864 L 20399.338 126075.864 L 20411.498 126056.024 L 20409.578 126054.104 L 20412.138 126053.464 L 20425.578 126033.624 L 20425.578 126029.784 L 20431.338 126024.024 L 20431.338 126018.904 L 20435.178 126012.504 L 20453.098 125983.704 C 20458.645 125973.037 20462.912 125965.144 20465.898 125960.024 C 20467.605 125957.037 20472.298 125949.357 20479.978 125936.984 L 20483.818 125936.344 C 20492.778 125919.704 20499.818 125906.264 20504.938 125896.024 C 20515.178 125875.970 20519.872 125862.530 20519.018 125855.704 L 20522.858 125853.144 C 20531.818 125849.304 20538.432 125846.530 20542.698 125844.824 C 20550.378 125841.410 20556.778 125838.210 20561.898 125835.224 C 20567.018 125831.810 20570.218 125830.317 20571.498 125830.744 C 20579.178 125825.624 20587.925 125823.064 20597.738 125823.064 L 20604.138 125825.624 L 20604.778 125831.384 C 20604.778 125834.797 20604.138 125838.210 20602.858 125841.624 C 20602.005 125845.037 20600.085 125849.944 20597.098 125856.344 C 20594.112 125854.637 20591.978 125855.490 20590.698 125858.904 L 20593.258 125862.744 L 20590.058 125865.304 L 20586.218 125874.264 L 20582.378 125874.904 L 20584.298 125878.104 L 20581.738 125878.744 L 20579.178 125886.424 C 20574.485 125887.704 20572.352 125888.984 20572.778 125890.264 C 20573.205 125891.544 20574.272 125892.824 20575.978 125894.104 L 20575.338 125898.584 L 20568.938 125899.864 L 20572.778 125902.424 L 20570.218 125904.344 L 20562.538 125902.424 L 20560.618 125908.824 L 20560.618 125913.304 L 20567.658 125910.744 L 20561.258 125914.584 L 20560.618 125918.424 L 20554.218 125918.424 C 20554.645 125918.850 20555.712 125919.490 20557.418 125920.344 C 20559.125 125921.197 20559.978 125922.050 20559.978 125922.904 C 20559.978 125926.744 20556.778 125928.664 20550.378 125928.664 L 20552.938 125933.784 L 20547.178 125933.784 L 20549.098 125938.904 C 20546.965 125941.464 20546.112 125942.957 20546.538 125943.384 L 20538.858 125944.664 L 20542.058 125948.504 C 20537.365 125948.504 20533.738 125950.210 20531.178 125953.624 C 20531.605 125955.330 20534.165 125956.184 20538.858 125956.184 L 20535.018 125958.744 L 20524.778 125968.984 L 20533.738 125968.984 L 20527.338 125974.104 L 20525.418 125970.264 L 20519.658 125978.584 C 20521.365 125980.290 20522.432 125980.930 20522.858 125980.504 L 20526.698 125976.024 L 20527.978 125979.864 L 20524.138 125981.144 L 20516.458 125983.064 C 20518.165 125983.064 20519.445 125983.277 20520.298 125983.704 C 20521.152 125983.704 20520.938 125984.557 20519.658 125986.264 C 20518.378 125987.970 20517.525 125989.037 20517.098 125989.464 C 20518.378 125988.610 20520.085 125988.184 20522.218 125988.184 C 20520.938 125991.170 20520.298 125993.090 20520.298 125993.944 C 20520.298 125995.224 20518.165 125997.570 20513.898 126000.984 C 20510.058 126003.970 20508.138 126005.890 20508.138 126006.744 C 20510.272 126007.170 20512.405 126007.384 20514.538 126007.384 L 20507.498 126009.304 C 20508.352 126013.997 20508.565 126016.984 20508.138 126018.264 L 20502.378 126019.544 C 20501.952 126021.250 20501.738 126022.744 20501.738 126024.024 L 20500.458 126022.744 L 20499.178 126025.304 C 20497.898 126026.157 20497.685 126027.010 20498.538 126027.864 L 20500.458 126029.784 C 20500.458 126031.490 20500.032 126032.130 20499.178 126031.704 C 20498.325 126031.277 20497.898 126030.850 20497.898 126030.424 L 20492.778 126033.624 C 20495.338 126036.184 20497.045 126037.250 20497.898 126036.824 L 20487.658 126039.384 L 20487.658 126041.944 L 20494.058 126043.864 C 20490.645 126045.570 20487.445 126046.850 20484.458 126047.704 C 20481.472 126048.557 20478.058 126048.984 20474.218 126048.984 L 20467.178 126057.304 L 20467.178 126063.704 L 20470.378 126064.984 L 20476.138 126059.224 L 20474.218 126052.184 L 20480.618 126051.544 L 20483.818 126054.104 C 20486.805 126051.970 20488.298 126050.477 20488.298 126049.624 C 20509.632 126036.824 20530.965 126023.810 20552.298 126010.584 C 20583.445 125993.090 20607.338 125984.344 20623.978 125984.344 C 20627.392 125984.344 20629.952 125984.557 20631.658 125984.984 C 20647.872 125984.984 20655.978 125992.237 20655.978 126006.744 L 20658.538 126009.304 L 20657.258 126016.344 L 20650.858 126016.344 L 20652.138 126019.544 L 20658.538 126019.544 C 20656.832 126024.237 20655.338 126028.930 20654.058 126033.624 C 20651.498 126035.330 20648.512 126038.104 20645.098 126041.944 C 20642.112 126045.357 20639.765 126047.917 20638.058 126049.624 C 20638.912 126048.770 20639.765 126048.770 20640.618 126049.624 C 20641.898 126050.477 20642.112 126051.330 20641.258 126052.184 L 20634.858 126053.464 C 20635.285 126056.450 20633.792 126058.157 20630.378 126058.584 L 20624.618 126058.584 C 20623.338 126058.584 20622.912 126059.437 20623.338 126061.144 C 20623.765 126062.424 20624.405 126063.277 20625.258 126063.704 L 20613.738 126066.264 C 20609.472 126070.104 20604.565 126073.517 20599.018 126076.504 C 20593.898 126079.490 20588.778 126082.264 20583.658 126084.824 L 20579.818 126086.104 L 20580.458 126089.304 L 20575.338 126088.664 C 20565.952 126092.930 20558.912 126095.917 20554.218 126097.624 C 20534.592 126106.157 20522.432 126111.277 20517.738 126112.984 L 20517.738 126120.664 C 20517.738 126124.077 20518.165 126130.690 20519.018 126140.504 C 20520.298 126149.890 20520.938 126155.224 20520.938 126156.504 C 20520.938 126159.490 20520.512 126162.264 20519.658 126164.824 C 20519.658 126165.677 20520.725 126172.717 20522.858 126185.944 C 20525.418 126199.170 20526.272 126207.064 20525.418 126209.624 C 20527.552 126212.610 20529.898 126214.957 20532.458 126216.664 C 20535.018 126218.370 20538.645 126220.504 20543.338 126223.064 C 20557.418 126220.077 20573.632 126212.824 20591.978 126201.304 C 20600.938 126195.330 20610.112 126189.357 20619.498 126183.384 L 20622.698 126182.104 L 20618.218 126188.504 L 20613.098 126189.784 C 20612.245 126197.464 20593.258 126212.610 20556.138 126235.224 C 20519.018 126257.837 20495.552 126269.144 20485.738 126269.144 C 20479.338 126269.144 20473.365 126266.370 20467.818 126260.824 C 20462.698 126255.277 20459.285 126249.090 20457.578 126242.264 L 20456.298 126235.224 C 20455.018 126234.797 20453.952 126234.370 20453.098 126233.944 C 20452.672 126233.090 20452.458 126232.237 20452.458 126231.384 L 20453.738 126210.904 C 20453.738 126205.357 20451.818 126194.050 20447.978 126176.984 C 20444.138 126159.917 20442.218 126148.397 20442.218 126142.424 C 20441.792 126141.997 20441.365 126141.784 20440.938 126141.784 C 20440.512 126141.784 20439.445 126141.570 20437.738 126141.144 L 20434.538 126141.784 L 20439.018 126147.544 L 20430.058 126159.064 C 20425.792 126165.464 20424.298 126169.944 20425.578 126172.504 L 20417.898 126174.424 L 20418.538 126176.984 L 20413.418 126178.904 C 20415.125 126177.197 20415.765 126176.130 20415.338 126175.704 C 20412.778 126172.717 20411.072 126171.437 20410.218 126171.864 L 20410.858 126182.104 L 20406.378 126183.384 L 20405.098 126189.144 L 20411.498 126187.224 L 20411.498 126191.064 C 20405.952 126194.477 20401.258 126198.744 20397.418 126203.864 L 20404.458 126203.864 L 20400.618 126206.424 L 20395.498 126213.464 C 20394.645 126213.464 20393.792 126211.757 20392.938 126208.344 C 20390.378 126208.344 20388.245 126209.837 20386.538 126212.824 C 20384.832 126215.384 20384.405 126217.944 20385.258 126220.504 L 20372.458 126222.424 L 20367.978 126227.544 L 20348.138 126240.984 C 20348.992 126242.264 20348.992 126243.117 20348.138 126243.544 L 20343.018 126243.544 L 20337.898 126248.664 L 20328.938 126255.064 C 20324.672 126255.490 20322.325 126256.130 20321.898 126256.984 L 20315.498 126253.144 L 20311.018 126253.144 L 20314.218 126250.584 L 20311.658 126244.184 L 20309.098 126238.424 L 20310.378 126242.264 L 20312.298 126236.504 L 20313.578 126228.184 C 20317.418 126220.930 20320.405 126214.957 20322.538 126210.264 C 20327.232 126200.877 20329.578 126195.757 20329.578 126194.904 ZM 20428.138 126152.024 L 20424.938 126151.384 C 20423.658 126151.384 20422.592 126152.024 20421.738 126153.304 C 20420.885 126154.584 20420.458 126155.437 20420.458 126155.864 L 20421.098 126160.344 C 20425.792 126157.784 20428.138 126155.010 20428.138 126152.024 ZM 20427.498 126136.664 C 20429.632 126138.797 20431.978 126139.864 20434.538 126139.864 C 20437.098 126139.864 20439.018 126139.010 20440.298 126137.304 C 20441.578 126135.597 20442.432 126133.464 20442.858 126130.904 L 20433.898 126130.904 L 20429.418 126135.384 L 20424.298 126135.384 L 20427.498 126136.664 ZM 20445.418 126125.784 L 20452.458 126120.024 L 20442.218 126120.024 L 20440.298 126121.944 L 20434.538 126121.944 L 20442.218 126125.784 L 20445.418 126125.784 ZM 20453.098 126115.544 L 20456.298 126116.824 C 20460.138 126115.544 20470.378 126111.490 20487.018 126104.664 C 20495.125 126101.250 20502.165 126098.690 20508.138 126096.984 L 20515.818 126098.904 C 20524.778 126098.904 20533.312 126096.344 20541.418 126091.224 C 20549.525 126086.104 20557.418 126080.984 20565.098 126075.864 C 20566.378 126072.877 20568.938 126067.970 20572.778 126061.144 C 20577.045 126053.890 20579.178 126047.704 20579.178 126042.584 C 20579.178 126031.917 20574.698 126026.584 20565.738 126026.584 C 20552.938 126026.584 20536.512 126032.130 20516.458 126043.224 C 20502.805 126050.904 20487.872 126060.930 20471.658 126073.304 L 20471.658 126075.864 L 20467.178 126077.144 L 20467.178 126080.984 L 20473.578 126079.064 L 20471.658 126083.544 L 20469.738 126086.744 L 20459.498 126088.024 L 20458.218 126091.224 L 20462.058 126091.864 L 20458.858 126095.704 L 20456.938 126096.344 L 20460.138 126098.264 C 20461.418 126096.557 20463.552 126095.277 20466.538 126094.424 L 20462.698 126100.184 L 20462.698 126102.744 C 20459.712 126103.170 20456.938 126103.597 20454.378 126104.024 C 20451.818 126104.024 20448.832 126105.304 20445.418 126107.864 L 20446.698 126109.784 L 20442.858 126109.784 L 20440.938 126112.984 L 20445.418 126115.544 L 20453.098 126112.344 L 20453.098 126115.544 ZM 20688.218 126146.264 L 20688.218 126141.144 C 20689.498 126140.290 20690.992 126139.437 20692.698 126138.584 L 20701.658 126133.464 L 20704.858 126134.104 L 20704.858 126138.584 L 20699.738 126143.064 L 20697.818 126148.184 C 20697.818 126149.464 20696.538 126154.157 20693.978 126162.264 C 20691.845 126170.370 20690.778 126175.704 20690.778 126178.264 C 20690.778 126184.237 20692.058 126190.424 20694.618 126196.824 C 20697.605 126203.224 20701.232 126207.917 20705.498 126210.904 L 20709.338 126213.464 C 20718.298 126219.864 20727.258 126222.424 20736.218 126221.144 L 20736.858 126223.704 L 20738.138 126220.504 L 20741.978 126216.664 L 20748.378 126217.944 L 20750.298 126221.784 L 20757.338 126213.464 C 20762.458 126215.170 20766.298 126216.024 20768.858 126216.024 C 20767.578 126214.317 20767.152 126213.250 20767.578 126212.824 L 20770.778 126208.344 L 20775.898 126209.624 C 20775.472 126208.770 20775.898 126207.704 20777.178 126206.424 C 20778.458 126205.144 20779.738 126204.717 20781.018 126205.144 C 20785.285 126200.024 20787.418 126193.837 20787.418 126186.584 C 20787.418 126178.477 20783.792 126171.437 20776.538 126165.464 C 20770.992 126161.197 20764.592 126157.784 20757.338 126155.224 C 20750.085 126152.237 20741.552 126147.544 20731.738 126141.144 C 20722.352 126134.317 20715.738 126129.624 20711.898 126127.064 L 20713.818 126123.224 L 20710.618 126118.744 L 20709.338 126123.864 C 20702.938 126117.890 20697.178 126110.210 20692.058 126100.824 L 20693.978 126098.904 L 20689.498 126098.264 C 20688.218 126094.850 20687.152 126092.077 20686.298 126089.944 C 20685.872 126087.810 20685.872 126085.677 20686.298 126083.544 L 20682.458 126072.024 C 20682.458 126056.237 20689.072 126041.517 20702.298 126027.864 C 20708.698 126021.464 20732.805 126004.610 20774.618 125977.304 L 20790.618 125967.064 L 20808.538 125956.184 L 20811.738 125955.544 C 20816.432 125953.837 20819.845 125952.770 20821.978 125952.344 C 20828.378 125950.637 20834.778 125949.784 20841.178 125949.784 C 20856.112 125949.784 20867.632 125954.690 20875.738 125964.504 C 20884.272 125973.890 20888.538 125986.264 20888.538 126001.624 C 20888.538 126002.904 20887.685 126005.464 20885.978 126009.304 C 20884.698 126012.717 20883.845 126014.850 20883.418 126015.704 L 20877.658 126020.184 L 20880.858 126019.544 L 20879.578 126021.464 C 20877.018 126026.157 20874.672 126030.637 20872.538 126034.904 C 20870.405 126038.744 20867.632 126043.010 20864.218 126047.704 L 20862.298 126045.144 C 20855.898 126050.690 20849.072 126057.090 20841.818 126064.344 C 20829.872 126077.144 20823.045 126084.184 20821.338 126085.464 L 20818.778 126084.184 L 20825.818 126068.184 L 20824.538 126066.904 C 20824.965 126064.344 20825.178 126060.930 20825.178 126056.664 L 20825.178 126045.144 C 20823.898 126040.877 20823.045 126037.890 20822.618 126036.184 C 20817.072 126023.384 20812.165 126014.424 20807.898 126009.304 C 20800.218 125999.917 20791.472 125995.224 20781.658 125995.224 C 20773.978 125995.224 20768.645 125998.210 20765.658 126004.184 C 20764.378 126004.610 20763.098 126004.824 20761.818 126004.824 L 20761.818 126008.664 C 20761.818 126010.797 20760.112 126018.477 20756.698 126031.704 C 20754.992 126038.104 20753.925 126043.437 20753.498 126047.704 C 20754.778 126049.410 20755.632 126050.690 20756.058 126051.544 C 20758.192 126054.530 20759.685 126055.810 20760.538 126055.384 L 20762.458 126065.624 L 20767.578 126066.904 C 20768.858 126069.890 20770.352 126072.664 20772.058 126075.224 C 20773.765 126077.784 20775.898 126079.704 20778.458 126080.984 C 20779.738 126083.117 20780.805 126084.397 20781.658 126084.824 C 20782.512 126085.677 20782.512 126086.530 20781.658 126087.384 C 20781.232 126088.237 20783.578 126090.370 20788.698 126093.784 L 20796.378 126092.504 L 20795.098 126098.904 C 20796.378 126099.330 20797.872 126099.757 20799.578 126100.184 C 20801.285 126100.184 20802.138 126100.610 20802.138 126101.464 L 20804.058 126105.304 L 20808.538 126104.024 L 20816.218 126116.824 L 20818.138 126107.224 C 20819.845 126108.077 20821.125 126110.210 20821.978 126113.624 L 20824.538 126113.624 C 20827.098 126114.477 20829.445 126115.544 20831.578 126116.824 C 20834.138 126117.677 20835.205 126118.744 20834.778 126120.024 C 20839.045 126125.144 20841.818 126129.410 20843.098 126132.824 C 20844.805 126132.397 20846.512 126131.757 20848.218 126130.904 L 20848.858 126135.384 L 20845.018 126139.224 L 20844.378 126142.424 L 20848.218 126138.584 L 20849.498 126140.504 L 20852.058 126146.264 C 20851.632 126146.690 20850.352 126148.824 20848.218 126152.664 C 20846.512 126156.504 20845.232 126158.210 20844.378 126157.784 L 20843.738 126163.544 L 20845.018 126166.744 L 20832.858 126180.824 L 20830.938 126178.904 C 20828.805 126183.170 20824.752 126187.437 20818.778 126191.704 C 20812.805 126195.544 20807.258 126199.170 20802.138 126202.584 C 20800.005 126203.864 20797.232 126206.210 20793.818 126209.624 C 20790.405 126213.037 20787.418 126215.810 20784.858 126217.944 L 20780.378 126222.424 C 20777.392 126225.410 20775.685 126226.690 20775.258 126226.264 L 20770.138 126231.384 L 20767.578 126231.384 L 20762.458 126235.864 L 20764.378 126239.064 L 20760.538 126245.464 L 20756.058 126244.184 C 20756.058 126242.050 20755.632 126240.984 20754.778 126240.984 L 20754.778 126245.464 L 20753.498 126249.944 L 20751.578 126249.304 L 20745.818 126253.144 L 20745.818 126258.264 C 20744.965 126258.690 20743.898 126258.690 20742.618 126258.264 C 20741.338 126257.410 20740.485 126256.770 20740.058 126256.344 L 20739.418 126258.904 C 20735.578 126260.184 20733.658 126261.464 20733.658 126262.744 L 20729.178 126264.024 L 20724.058 126266.584 L 20719.578 126266.584 L 20715.098 126266.584 L 20715.098 126269.784 L 20709.978 126271.064 C 20710.832 126271.917 20710.618 126272.770 20709.338 126273.624 C 20708.485 126274.904 20707.632 126275.117 20706.778 126274.264 L 20705.498 126268.504 L 20704.218 126271.704 L 20701.018 126274.904 L 20699.098 126269.784 L 20699.738 126267.864 L 20695.898 126267.864 L 20695.898 126275.544 C 20694.618 126275.117 20692.272 126274.904 20688.858 126274.904 C 20680.325 126274.904 20674.992 126274.264 20672.858 126272.984 L 20670.298 126273.624 L 20667.738 126268.504 L 20658.778 126267.864 L 20658.778 126262.744 L 20656.858 126264.024 C 20649.178 126260.184 20643.418 126254.637 20639.578 126247.384 C 20635.738 126240.130 20633.818 126232.024 20633.818 126223.064 C 20633.818 126208.130 20639.792 126193.837 20651.738 126180.184 C 20662.405 126168.664 20673.285 126157.144 20684.378 126145.624 L 20688.218 126146.264 ZM 20865.098 126212.184 L 20868.938 126213.464 L 20870.218 126208.344 C 20870.218 126206.210 20870.645 126204.290 20871.498 126202.584 C 20872.352 126200.450 20873.418 126199.597 20874.698 126200.024 C 20874.698 126195.757 20877.258 126189.784 20882.378 126182.104 C 20885.792 126176.984 20887.925 126173.357 20888.778 126171.224 C 20891.338 126168.664 20893.898 126165.890 20896.458 126162.904 C 20899.445 126159.490 20902.432 126154.370 20905.418 126147.544 L 20913.098 126139.864 L 20917.578 126138.584 L 20917.578 126129.624 C 20918.432 126129.197 20919.285 126128.984 20920.138 126128.984 C 20920.992 126128.557 20921.418 126126.210 20921.418 126121.944 C 20921.418 126121.090 20922.272 126119.810 20923.978 126118.104 C 20926.112 126116.397 20928.032 126115.757 20929.738 126116.184 C 20932.298 126107.650 20938.058 126096.770 20947.018 126083.544 L 20959.818 126065.624 L 20962.378 126065.624 C 20965.365 126058.370 20968.778 126050.904 20972.618 126043.224 C 20976.885 126035.544 20981.152 126028.077 20985.418 126020.824 C 20988.832 126013.570 20991.392 126008.024 20993.098 126004.184 C 20994.805 126000.344 20997.578 125996.077 21001.418 125991.384 L 21009.738 125988.184 C 21017.418 125983.064 21025.525 125977.944 21034.058 125972.824 C 21042.592 125967.704 21050.058 125964.077 21056.458 125961.944 C 21064.565 125966.637 21068.618 125973.464 21068.618 125982.424 L 21066.058 125999.704 L 21064.138 126001.624 L 21064.138 126009.944 L 21061.578 126009.944 L 21048.778 126040.664 C 21044.938 126050.904 21040.245 126060.930 21034.698 126070.744 L 21033.418 126063.064 L 21029.578 126064.984 L 21026.378 126074.584 C 21026.805 126075.010 21027.658 126075.437 21028.938 126075.864 C 21030.218 126075.864 21030.858 126076.717 21030.858 126078.424 L 21027.658 126079.064 L 21026.378 126087.384 L 21021.898 126091.864 L 21021.258 126101.464 L 21019.338 126099.544 L 21011.658 126102.104 L 21009.098 126102.744 L 21006.538 126114.264 C 21007.818 126113.410 21009.098 126113.624 21010.378 126114.904 C 21012.085 126115.757 21012.298 126116.610 21011.018 126117.464 C 21047.285 126093.570 21082.058 126069.464 21115.338 126045.144 L 21153.738 126015.704 L 21155.658 126014.424 C 21174.858 126000.770 21189.792 125990.104 21200.458 125982.424 C 21211.552 125974.744 21221.365 125970.904 21229.898 125970.904 L 21236.298 125972.824 L 21236.938 125982.424 C 21236.938 125985.837 21230.965 125997.357 21219.018 126016.984 C 21207.072 126036.184 21199.605 126046.850 21196.618 126048.984 L 21193.418 126053.464 L 21192.138 126061.784 L 21185.098 126067.544 L 21185.098 126070.104 L 21182.538 126077.784 C 21180.405 126079.064 21178.272 126080.557 21176.138 126082.264 C 21174.432 126083.544 21174.645 126085.037 21176.778 126086.744 L 21171.658 126093.144 L 21172.938 126096.984 L 21167.818 126108.504 C 21165.685 126107.224 21163.978 126107.650 21162.698 126109.784 C 21161.845 126111.490 21160.992 126112.557 21160.138 126112.984 L 21162.058 126118.744 L 21160.138 126125.784 C 21158.432 126124.930 21157.152 126125.570 21156.298 126127.704 C 21155.445 126129.837 21156.085 126131.330 21158.218 126132.184 C 21156.938 126137.730 21153.738 126146.264 21148.618 126157.784 C 21143.498 126169.304 21140.085 126178.264 21138.378 126184.664 L 21135.818 126188.504 L 21136.458 126191.704 C 21148.832 126184.450 21161.845 126173.357 21175.498 126158.424 C 21178.912 126154.584 21190.218 126141.144 21209.418 126118.104 C 21211.125 126105.730 21215.605 126092.290 21222.858 126077.784 C 21224.992 126073.517 21232.032 126061.144 21243.978 126040.664 C 21251.232 126030.424 21261.685 126018.690 21275.338 126005.464 L 21309.898 125973.464 L 21311.818 125972.184 L 21325.258 125965.144 L 21327.178 125964.504 C 21331.872 125962.370 21336.778 125960.450 21341.898 125958.744 C 21347.018 125957.037 21352.138 125955.970 21357.258 125955.544 L 21361.738 125961.944 C 21361.738 125967.917 21360.885 125973.464 21359.178 125978.584 C 21357.472 125983.277 21352.992 125991.810 21345.738 126004.184 L 21341.258 126004.824 L 21337.418 126017.624 L 21334.858 126016.984 C 21334.005 126016.984 21333.578 126018.477 21333.578 126021.464 C 21333.578 126024.450 21332.938 126025.944 21331.658 126025.944 L 21325.898 126023.384 L 21325.898 126032.344 C 21324.618 126031.490 21322.912 126032.770 21320.778 126036.184 L 21317.578 126036.184 L 21309.258 126053.464 L 21302.858 126056.024 C 21303.712 126057.730 21302.645 126060.077 21299.658 126063.064 C 21296.672 126066.050 21294.538 126067.117 21293.258 126066.264 C 21291.552 126070.104 21286.218 126077.784 21277.258 126089.304 C 21270.432 126098.264 21267.018 126107.010 21267.018 126115.544 C 21267.018 126125.357 21272.138 126130.264 21282.378 126130.264 C 21287.925 126130.264 21302.005 126125.570 21324.618 126116.184 C 21347.658 126106.797 21361.525 126100.184 21366.218 126096.344 L 21373.258 126095.064 L 21384.778 126089.304 C 21372.832 126101.677 21347.232 126119.170 21307.978 126141.784 C 21269.152 126163.970 21242.912 126175.064 21229.258 126175.064 C 21226.272 126175.064 21222.005 126173.144 21216.458 126169.304 C 21211.338 126165.037 21207.925 126161.410 21206.218 126158.424 L 21199.818 126168.664 C 21198.112 126167.810 21196.405 126168.237 21194.698 126169.944 C 21193.418 126171.650 21193.205 126172.930 21194.058 126173.784 C 21185.098 126181.464 21176.352 126189.144 21167.818 126196.824 L 21163.978 126207.064 L 21160.778 126207.704 C 21158.218 126207.704 21156.938 126207.277 21156.938 126206.424 L 21150.538 126210.904 L 21147.338 126222.424 L 21144.778 126221.144 C 21120.885 126235.650 21097.205 126249.944 21073.738 126264.024 L 21070.538 126258.904 L 21064.138 126261.464 C 21056.458 126261.464 21050.698 126258.904 21046.858 126253.784 C 21043.445 126248.237 21041.738 126241.410 21041.738 126233.304 L 21041.738 126225.624 C 21042.165 126223.064 21043.018 126219.010 21044.298 126213.464 C 21048.565 126213.464 21050.698 126213.037 21050.698 126212.184 L 21048.138 126205.144 L 21059.018 126176.344 L 21061.578 126172.504 C 21064.992 126172.077 21066.912 126171.650 21067.338 126171.224 L 21065.418 126169.304 L 21064.778 126163.544 L 21090.378 126112.984 L 21117.258 126065.624 C 21114.272 126066.904 21111.712 126068.184 21109.578 126069.464 C 21107.445 126070.317 21106.378 126072.450 21106.378 126075.864 C 21106.378 126077.144 21105.098 126078.210 21102.538 126079.064 C 21099.978 126079.917 21098.485 126079.704 21098.058 126078.424 L 21088.458 126086.744 L 21081.418 126087.384 C 21081.845 126088.664 21081.205 126090.370 21079.498 126092.504 C 21078.218 126094.210 21078.645 126095.704 21080.778 126096.984 L 21074.378 126098.264 L 21068.618 126098.904 L 21065.418 126104.664 L 21060.938 126104.664 C 21060.512 126107.650 21059.872 126110.210 21059.018 126112.344 C 21058.592 126114.050 21056.245 126114.264 21051.978 126112.984 L 21044.938 126121.944 L 21037.898 126123.864 L 21033.418 126129.624 L 21033.418 126132.184 L 21025.098 126135.384 L 21025.738 126139.864 C 21025.738 126141.570 21024.672 126142.850 21022.538 126143.704 C 21020.405 126144.557 21018.058 126145.410 21015.498 126146.264 L 21009.098 126144.984 C 21007.392 126148.397 21006.538 126151.170 21006.538 126153.304 C 21007.818 126155.437 21008.458 126157.357 21008.458 126159.064 L 20996.298 126169.304 L 20992.458 126169.944 L 20993.738 126167.384 L 20993.738 126164.824 L 20991.818 126166.744 C 20988.405 126170.157 20986.485 126172.504 20986.058 126173.784 L 20987.978 126179.544 C 20986.272 126181.677 20984.352 126181.677 20982.218 126179.544 L 20971.978 126189.144 C 20970.272 126190.850 20968.778 126192.557 20967.498 126194.264 L 20961.098 126196.184 C 20960.672 126197.037 20959.605 126198.317 20957.898 126200.024 C 20951.925 126205.570 20948.725 126208.557 20948.298 126208.984 L 20948.298 126214.744 C 20946.592 126216.024 20943.605 126219.224 20939.338 126224.344 C 20935.498 126229.464 20933.792 126232.450 20934.218 126233.304 L 20922.698 126240.984 L 20920.138 126246.744 L 20914.378 126244.824 L 20911.818 126249.304 L 20906.058 126246.104 L 20902.218 126248.024 L 20899.018 126253.144 L 20891.978 126253.144 L 20888.138 126259.544 L 20884.938 126257.624 L 20879.818 126264.024 C 20879.392 126263.170 20878.965 126262.530 20878.538 126262.104 C 20878.538 126261.250 20876.832 126260.824 20873.418 126260.824 C 20870.005 126265.517 20866.592 126267.650 20863.178 126267.224 L 20851.658 126248.024 C 20852.512 126241.197 20854.858 126233.730 20858.698 126225.624 C 20860.832 126221.357 20862.965 126216.877 20865.098 126212.184 ZM 21343.448 126190.424 L 21340.888 126188.504 C 21342.168 126174.424 21344.728 126162.050 21348.568 126151.384 C 21352.408 126140.290 21362.222 126120.024 21378.008 126090.584 C 21394.222 126064.130 21421.742 126034.477 21460.568 126001.624 C 21503.662 125965.357 21536.728 125947.224 21559.768 125947.224 L 21567.448 125948.504 L 21568.088 125950.424 C 21583.022 125951.704 21593.475 125959.170 21599.448 125972.824 L 21606.488 125990.104 L 21609.048 125990.104 L 21605.208 126002.264 C 21605.208 126003.544 21606.275 126005.037 21608.408 126006.744 C 21608.835 126007.170 21609.475 126007.597 21610.328 126008.024 L 21611.608 126014.424 L 21623.128 126015.064 C 21620.995 126020.610 21613.742 126035.330 21601.368 126059.224 C 21589.422 126082.690 21581.742 126097.624 21578.328 126104.024 L 21575.128 126103.384 L 21577.688 126108.504 L 21570.008 126132.824 L 21567.448 126133.464 L 21562.968 126152.024 L 21560.408 126152.024 C 21562.115 126157.144 21562.115 126161.410 21560.408 126164.824 L 21558.488 126193.624 C 21558.488 126198.317 21561.262 126201.517 21566.808 126203.224 C 21572.355 126201.944 21580.675 126196.824 21591.768 126187.864 C 21603.288 126178.477 21619.928 126163.330 21641.688 126142.424 C 21640.408 126143.277 21640.195 126144.557 21641.048 126146.264 C 21642.328 126147.970 21643.395 126148.184 21644.248 126146.904 C 21633.582 126159.277 21623.128 126171.650 21612.888 126184.024 L 21610.968 126187.864 C 21602.862 126193.837 21595.182 126200.024 21587.928 126206.424 C 21578.542 126214.530 21571.502 126221.784 21566.808 126228.184 L 21563.608 126228.184 L 21560.408 126234.584 L 21555.288 126235.864 C 21553.155 126239.277 21549.742 126242.477 21545.048 126245.464 L 21543.128 126246.744 C 21539.288 126250.584 21533.528 126253.784 21525.848 126256.344 C 21518.595 126258.904 21510.915 126261.037 21502.808 126262.744 C 21495.555 126259.757 21490.862 126253.784 21488.728 126244.824 C 21486.595 126235.437 21485.528 126223.917 21485.528 126210.264 L 21485.528 126192.984 L 21479.768 126200.024 L 21470.808 126206.424 L 21470.168 126210.264 C 21466.328 126214.104 21463.555 126217.944 21461.848 126221.784 L 21459.288 126218.584 L 21454.808 126224.344 L 21450.328 126224.984 L 21445.848 126233.304 C 21443.288 126234.584 21440.728 126236.290 21438.168 126238.424 C 21436.035 126240.130 21433.475 126242.264 21430.488 126244.824 L 21416.408 126252.504 L 21416.408 126257.624 C 21413.848 126259.330 21408.302 126262.104 21399.768 126265.944 C 21395.075 126268.077 21391.662 126269.784 21389.528 126271.064 C 21388.675 126270.637 21385.475 126271.064 21379.928 126272.344 C 21379.075 126272.344 21377.582 126272.770 21375.448 126273.624 C 21367.768 126273.624 21361.155 126270.637 21355.608 126264.664 C 21350.062 126258.690 21346.008 126251.437 21343.448 126242.904 C 21345.582 126242.904 21346.648 126241.410 21346.648 126238.424 C 21345.368 126236.717 21344.515 126235.650 21344.088 126235.224 C 21342.382 126232.664 21341.102 126231.597 21340.248 126232.024 L 21338.968 126224.344 L 21342.168 126219.864 L 21342.168 126208.344 C 21340.462 126208.770 21339.395 126208.557 21338.968 126207.704 C 21338.542 126206.850 21338.328 126205.144 21338.328 126202.584 C 21338.755 126197.890 21338.968 126195.117 21338.968 126194.264 L 21343.448 126190.424 ZM 21417.688 126189.144 C 21417.688 126190.850 21418.968 126194.690 21421.528 126200.664 C 21424.515 126206.637 21426.862 126210.904 21428.568 126213.464 C 21438.382 126213.464 21452.248 126206.210 21470.168 126191.704 L 21491.928 126173.784 C 21492.355 126172.504 21494.275 126165.464 21497.688 126152.664 C 21501.102 126139.437 21504.515 126130.904 21507.928 126127.064 C 21507.928 126121.517 21512.195 126109.784 21520.728 126091.864 C 21529.688 126073.944 21534.168 126057.517 21534.168 126042.584 C 21534.168 126030.637 21531.608 126020.397 21526.488 126011.864 C 21521.368 126003.330 21513.262 125998.210 21502.168 125996.504 C 21498.755 125999.064 21495.342 126001.837 21491.928 126004.824 C 21488.942 126007.384 21486.808 126010.370 21485.528 126013.784 C 21476.568 126024.024 21467.822 126034.050 21459.288 126043.864 L 21457.368 126049.624 C 21455.235 126051.330 21453.315 126054.317 21451.608 126058.584 C 21450.328 126062.424 21449.262 126066.264 21448.408 126070.104 C 21446.702 126072.237 21443.928 126077.997 21440.088 126087.384 C 21431.982 126107.010 21427.715 126118.530 21427.288 126121.944 L 21423.448 126123.224 L 21424.728 126125.784 L 21419.608 126144.984 L 21417.048 126148.824 L 21418.328 126150.104 L 21421.528 126150.104 C 21420.248 126153.090 21418.542 126155.010 21416.408 126155.864 L 21418.968 126175.064 L 21416.408 126177.624 L 21417.048 126181.464 L 21417.688 126189.144 ZM 21650.788 126246.104 L 21652.708 126252.504 C 21650.575 126254.210 21648.442 126255.704 21646.308 126256.984 L 21637.988 126262.744 C 21626.895 126270.850 21617.722 126280.664 21610.468 126292.184 C 21603.215 126303.704 21599.588 126315.864 21599.588 126328.664 C 21599.588 126333.357 21601.508 126339.544 21605.348 126347.224 C 21607.482 126351.490 21609.615 126354.477 21611.748 126356.184 C 21613.455 126358.317 21614.308 126361.517 21614.308 126365.784 L 21616.868 126361.304 L 21636.708 126367.064 C 21638.415 126366.210 21640.975 126365.784 21644.388 126365.784 L 21650.148 126365.784 L 21656.548 126365.784 C 21656.548 126364.930 21658.682 126364.290 21662.948 126363.864 C 21674.895 126356.610 21684.708 126347.650 21692.388 126336.984 C 21703.908 126319.917 21714.362 126302.637 21723.748 126285.144 C 21733.562 126267.650 21741.668 126249.944 21748.068 126232.024 C 21752.762 126223.917 21756.602 126216.450 21759.588 126209.624 C 21763.002 126202.797 21766.202 126195.544 21769.188 126187.864 L 21773.028 126180.184 C 21769.188 126181.890 21765.348 126184.024 21761.508 126186.584 C 21758.095 126189.144 21754.255 126192.130 21749.988 126195.544 L 21746.788 126193.624 L 21744.868 126197.464 C 21741.882 126198.744 21738.468 126200.664 21734.628 126203.224 C 21731.215 126205.784 21727.802 126208.130 21724.388 126210.264 L 21723.748 126214.104 L 21714.788 126217.304 L 21709.028 126223.704 L 21704.548 126223.064 C 21701.988 126226.050 21697.935 126228.397 21692.388 126230.104 C 21687.268 126231.810 21682.362 126232.664 21677.668 126232.664 C 21674.682 126232.664 21671.482 126231.384 21668.068 126228.824 L 21661.028 126229.464 C 21645.668 126218.797 21637.988 126203.650 21637.988 126184.024 C 21637.988 126158.424 21648.015 126129.410 21668.068 126096.984 C 21688.548 126064.557 21710.308 126041.090 21733.348 126026.584 C 21746.148 126017.197 21762.575 126006.957 21782.628 125995.864 C 21799.268 125986.904 21816.122 125977.730 21833.188 125968.344 C 21834.042 125968.770 21836.388 125967.917 21840.228 125965.784 C 21844.495 125963.650 21848.122 125961.730 21851.108 125960.024 C 21859.642 125957.037 21868.602 125955.544 21877.988 125955.544 C 21886.948 125955.544 21894.842 125958.957 21901.668 125965.784 C 21908.922 125972.184 21912.548 125979.650 21912.548 125988.184 L 21911.268 125995.224 L 21913.188 125997.144 L 21912.548 126009.304 L 21914.468 126011.864 C 21911.482 126017.837 21909.988 126024.450 21909.988 126031.704 C 21911.268 126031.704 21912.335 126031.490 21913.188 126031.064 C 21914.468 126030.637 21916.175 126029.144 21918.308 126026.584 L 21927.268 126026.584 L 21929.828 126031.064 L 21925.348 126036.824 L 21924.068 126041.944 L 21917.668 126045.144 C 21917.242 126048.130 21915.108 126051.117 21911.268 126054.104 C 21907.855 126056.664 21905.722 126058.370 21904.868 126059.224 C 21898.895 126065.197 21893.348 126072.450 21888.228 126080.984 C 21885.668 126084.824 21877.988 126099.330 21865.188 126124.504 C 21863.908 126125.784 21863.482 126126.637 21863.908 126127.064 L 21854.308 126146.264 L 21851.108 126146.264 L 21851.748 126151.384 C 21851.748 126153.517 21850.255 126156.717 21847.268 126160.984 C 21844.708 126164.824 21843.215 126167.810 21842.788 126169.944 L 21840.228 126169.944 L 21838.948 126179.544 L 21834.468 126182.744 C 21832.762 126188.290 21831.055 126193.624 21829.348 126198.744 L 21824.868 126204.504 L 21826.788 126208.344 L 21819.108 126216.664 L 21817.828 126214.744 C 21817.402 126216.024 21817.402 126217.730 21817.828 126219.864 C 21818.682 126221.570 21819.108 126222.637 21819.108 126223.064 C 21819.108 126225.197 21817.615 126228.184 21814.628 126232.024 C 21811.642 126235.864 21808.868 126238.210 21806.308 126239.064 C 21808.015 126239.064 21809.935 126238.850 21812.068 126238.424 L 21810.788 126240.344 L 21808.228 126242.264 L 21806.948 126249.304 C 21806.095 126248.877 21804.602 126251.010 21802.468 126255.704 C 21800.762 126260.397 21799.695 126262.957 21799.268 126263.384 L 21793.508 126263.384 L 21794.788 126269.784 L 21795.428 126267.864 L 21798.628 126267.864 L 21796.708 126271.704 L 21795.428 126273.624 C 21793.722 126274.050 21792.228 126274.690 21790.948 126275.544 C 21793.082 126276.397 21793.935 126277.890 21793.508 126280.024 L 21787.748 126282.584 L 21787.748 126285.144 L 21783.268 126284.504 L 21783.268 126290.264 L 21786.468 126290.264 L 21785.828 126292.824 C 21783.695 126293.677 21782.842 126294.530 21783.268 126295.384 L 21774.948 126299.224 L 21776.228 126305.624 C 21772.388 126308.610 21768.548 126311.810 21764.708 126315.224 C 21759.162 126320.344 21757.455 126323.757 21759.588 126325.464 L 21743.588 126334.424 L 21743.588 126338.264 L 21735.268 126344.024 L 21732.068 126342.104 L 21731.428 126348.504 C 21728.868 126350.210 21726.735 126350.210 21725.028 126348.504 C 21723.748 126347.224 21722.895 126346.584 21722.468 126346.584 L 21722.468 126350.424 C 21719.482 126351.704 21718.202 126352.770 21718.628 126353.624 L 21713.508 126356.824 L 21710.308 126355.544 L 21709.028 126358.744 C 21704.335 126360.877 21684.922 126371.330 21650.788 126390.104 C 21625.615 126404.184 21605.348 126411.224 21589.988 126411.224 C 21574.202 126411.224 21560.975 126406.744 21550.308 126397.784 C 21539.215 126389.250 21533.668 126377.090 21533.668 126361.304 C 21533.668 126337.410 21546.682 126314.157 21572.708 126291.544 C 21589.348 126277.464 21613.242 126262.530 21644.388 126246.744 C 21646.522 126246.744 21648.655 126246.530 21650.788 126246.104 ZM 21824.228 126093.144 C 21828.922 126083.757 21832.975 126073.090 21836.388 126061.144 C 21840.228 126049.197 21842.148 126038.744 21842.148 126029.784 C 21842.148 126019.970 21841.082 126012.504 21838.948 126007.384 C 21835.535 125998.850 21829.562 125994.584 21821.028 125994.584 C 21815.908 125994.584 21806.948 126000.984 21794.148 126013.784 C 21779.215 126028.717 21770.468 126036.824 21767.908 126038.104 L 21764.708 126045.784 C 21760.015 126052.610 21755.535 126059.437 21751.268 126066.264 L 21748.708 126070.744 L 21742.948 126075.224 L 21744.228 126079.704 C 21737.402 126086.957 21731.642 126099.117 21726.948 126116.184 C 21722.682 126132.824 21720.548 126147.330 21720.548 126159.704 C 21720.548 126167.810 21721.188 126173.144 21722.468 126175.704 L 21732.708 126187.224 C 21763.855 126168.024 21784.335 126150.530 21794.148 126134.744 C 21804.388 126118.530 21814.415 126104.664 21824.228 126093.144 ZM 22102.098 125965.144 L 22104.658 125959.384 L 22109.138 125958.104 L 22111.058 125962.584 L 22114.898 125957.464 L 22116.818 125956.824 L 22121.298 125963.864 L 22125.778 125963.864 L 22124.498 125959.384 L 22127.698 125959.384 C 22130.258 125959.384 22135.805 125961.517 22144.338 125965.784 C 22144.765 125967.064 22145.405 125968.130 22146.258 125968.984 C 22148.392 125969.410 22149.885 125969.624 22150.738 125969.624 L 22156.498 125986.264 L 22157.778 125984.344 L 22161.618 125984.984 L 22159.698 125992.664 L 22163.538 126004.184 L 22165.458 126008.024 C 22165.458 126011.437 22165.032 126013.997 22164.178 126015.704 C 22163.752 126017.410 22163.112 126019.330 22162.258 126021.464 C 22162.258 126023.170 22163.112 126025.944 22164.818 126029.784 C 22164.392 126032.344 22163.752 126037.037 22162.898 126043.864 C 22162.045 126050.690 22161.618 126055.384 22161.618 126057.944 L 22157.138 126062.424 L 22158.418 126068.824 L 22155.218 126071.384 L 22155.858 126074.584 L 22156.498 126077.144 C 22154.365 126083.544 22150.952 126091.864 22146.258 126102.104 C 22143.272 126108.930 22139.432 126116.824 22134.738 126125.784 L 22123.218 126134.744 L 22126.418 126138.584 L 22112.338 126156.504 L 22109.138 126156.504 L 22111.058 126160.344 C 22108.498 126160.770 22106.578 126161.837 22105.298 126163.544 L 22102.738 126168.664 C 22101.885 126169.944 22100.818 126170.157 22099.538 126169.304 L 22093.778 126178.904 C 22092.498 126178.050 22091.218 126178.264 22089.938 126179.544 C 22089.085 126180.824 22088.872 126182.104 22089.298 126183.384 L 22084.818 126182.744 C 22083.965 126184.877 22082.898 126186.797 22081.618 126188.504 C 22080.338 126190.210 22078.845 126190.424 22077.138 126189.144 C 22075.858 126191.704 22074.152 126194.050 22072.018 126196.184 L 22067.538 126200.664 L 22062.418 126203.224 C 22052.605 126215.170 22041.938 126224.984 22030.418 126232.664 L 22027.858 126238.424 C 22021.458 126242.264 22016.552 126245.250 22013.138 126247.384 C 22006.312 126251.650 22001.618 126255.277 21999.058 126258.264 L 21993.298 126258.264 L 21992.018 126260.824 C 21988.178 126262.104 21984.125 126263.384 21979.858 126264.664 C 21976.018 126265.944 21971.965 126266.584 21967.698 126266.584 C 21950.632 126266.584 21938.045 126258.477 21929.938 126242.264 C 21923.538 126229.464 21920.338 126213.464 21920.338 126194.264 C 21920.338 126165.677 21926.952 126139.010 21940.178 126114.264 C 21950.845 126093.784 21967.485 126072.664 21990.098 126050.904 C 22001.192 126040.237 22022.312 126021.890 22053.458 125995.864 C 22060.712 125989.464 22068.392 125983.064 22076.498 125976.664 C 22084.605 125969.837 22092.925 125964.504 22101.458 125960.664 L 22102.098 125965.144 ZM 21989.458 126183.384 L 21991.378 126182.744 L 21992.658 126180.184 L 21993.938 126184.024 L 21993.298 126187.224 C 21995.432 126189.357 21996.712 126191.277 21997.138 126192.984 L 21992.018 126192.344 C 21992.018 126197.464 21995.218 126200.877 22001.618 126202.584 C 22003.325 126213.250 22008.232 126218.584 22016.338 126218.584 C 22036.392 126218.584 22055.592 126200.450 22073.938 126164.184 C 22090.152 126132.184 22098.258 126105.304 22098.258 126083.544 C 22098.258 126064.344 22095.698 126049.197 22090.578 126038.104 C 22085.885 126027.010 22079.485 126019.330 22071.378 126015.064 L 22066.898 126015.704 L 22065.618 126024.024 L 22062.418 126022.104 L 22061.138 126020.184 C 22061.138 126023.170 22059.858 126025.730 22057.298 126027.864 L 22057.298 126031.064 L 22055.378 126034.264 L 22049.618 126027.864 L 22048.338 126031.704 L 22049.618 126034.904 L 22045.778 126038.104 L 22047.058 126042.584 L 22040.018 126040.024 L 22041.938 126046.424 C 22040.232 126048.984 22038.098 126050.477 22035.538 126050.904 L 22034.258 126054.104 L 22027.858 126056.664 L 22029.138 126060.504 L 22031.058 126057.944 L 22032.338 126061.144 L 22029.778 126062.424 L 22029.778 126066.904 L 22025.298 126068.184 L 22022.098 126065.624 L 22019.538 126069.464 L 22016.978 126068.824 L 22016.978 126072.024 L 22022.738 126072.024 L 22020.818 126075.224 L 22018.258 126075.224 L 22020.178 126081.624 L 22016.338 126081.624 L 22015.698 126086.104 L 22014.418 126088.664 L 22016.978 126089.304 C 22012.712 126093.570 22010.578 126098.264 22010.578 126103.384 L 22004.818 126103.384 L 22002.258 126100.824 L 21999.698 126100.824 C 22000.125 126102.957 22001.618 126104.877 22004.178 126106.584 L 22005.458 126110.424 C 22005.885 126112.557 22003.752 126114.477 21999.058 126116.184 L 22000.978 126122.584 L 22003.538 126122.584 L 21998.418 126135.384 C 21997.138 126139.224 21996.498 126143.917 21996.498 126149.464 L 21990.098 126152.024 L 21990.098 126155.224 C 21990.952 126156.930 21992.018 126157.357 21993.298 126156.504 L 21994.578 126159.704 L 21992.658 126161.624 L 21988.178 126160.344 L 21986.258 126162.904 L 21991.378 126167.384 L 21991.378 126173.784 C 21993.512 126175.917 21994.152 126177.410 21993.298 126178.264 L 21990.098 126176.984 L 21984.338 126182.104 L 21989.458 126183.384 ZM 22227.568 126068.184 C 22230.555 126057.944 22235.035 126046.424 22241.008 126033.624 C 22246.981 126020.824 22252.955 126008.450 22258.928 125996.504 L 22260.848 125997.784 L 22265.968 125995.864 C 22271.515 125992.877 22275.141 125990.957 22276.848 125990.104 C 22281.541 125986.690 22284.955 125984.344 22287.088 125983.064 C 22293.061 125980.504 22299.035 125977.730 22305.008 125974.744 C 22310.981 125972.610 22316.741 125969.624 22322.288 125965.784 L 22328.048 125969.624 C 22325.915 125978.584 22323.995 125986.904 22322.288 125994.584 C 22318.875 126009.517 22316.101 126018.264 22313.968 126020.824 L 22310.128 126026.584 C 22307.995 126029.570 22307.141 126032.130 22307.568 126034.264 L 22308.208 126038.104 C 22330.395 126018.904 22347.888 126004.397 22360.688 125994.584 C 22384.155 125976.664 22404.635 125967.704 22422.128 125967.704 C 22426.821 125967.704 22431.088 125968.557 22434.928 125970.264 C 22439.195 125971.544 22442.395 125974.317 22444.528 125978.584 L 22445.808 125983.064 C 22446.235 125983.917 22447.728 125984.770 22450.288 125985.624 L 22449.648 125990.744 C 22450.501 125992.024 22451.568 125993.304 22452.848 125994.584 L 22456.048 125998.424 L 22454.768 126004.824 L 22457.328 126011.224 L 22450.928 126012.504 L 22450.928 126016.984 L 22454.768 126015.064 L 22454.768 126027.864 L 22449.648 126029.144 L 22450.928 126032.984 L 22443.248 126045.144 C 22444.528 126047.277 22446.875 126047.704 22450.288 126046.424 L 22446.448 126049.624 L 22444.528 126048.984 L 22437.488 126056.024 L 22443.248 126059.864 L 22437.488 126058.584 C 22437.061 126059.437 22436.848 126060.290 22436.848 126061.144 L 22431.728 126063.704 L 22431.728 126068.824 C 22427.888 126072.664 22425.115 126076.290 22423.408 126079.704 C 22423.835 126080.557 22425.968 126081.410 22429.808 126082.264 L 22427.248 126089.304 L 22421.488 126091.224 L 22420.208 126096.984 L 22417.648 126097.624 L 22418.928 126102.104 C 22418.928 126106.797 22418.075 126109.357 22416.368 126109.784 L 22411.888 126105.944 C 22412.741 126107.224 22411.888 126108.290 22409.328 126109.144 C 22407.195 126109.570 22406.128 126109.997 22406.128 126110.424 L 22406.128 126115.544 L 22415.088 126114.264 L 22414.448 126116.184 L 22410.608 126116.824 C 22410.608 126121.090 22409.115 126124.504 22406.128 126127.064 L 22400.368 126125.784 L 22398.448 126130.264 L 22403.568 126130.264 L 22399.088 126138.584 L 22397.808 126136.664 L 22392.048 126135.384 C 22390.768 126137.090 22391.195 126138.584 22393.328 126139.864 C 22395.461 126140.717 22396.315 126141.997 22395.888 126143.704 L 22390.128 126148.824 L 22393.968 126153.304 L 22396.528 126153.304 L 22396.528 126155.864 L 22392.688 126155.224 L 22388.848 126157.144 L 22389.488 126161.624 C 22388.208 126163.757 22387.141 126165.677 22386.288 126167.384 L 22386.288 126185.304 L 22383.088 126186.584 C 22382.235 126189.997 22381.808 126192.984 22381.808 126195.544 C 22381.808 126198.530 22382.448 126201.304 22383.728 126203.864 L 22393.968 126205.784 C 22404.208 126205.784 22422.768 126197.464 22449.648 126180.824 C 22462.021 126173.144 22477.595 126162.690 22496.368 126149.464 C 22494.661 126152.024 22490.608 126156.077 22484.208 126161.624 C 22478.235 126167.170 22474.181 126171.864 22472.048 126175.704 L 22465.648 126178.904 L 22466.928 126180.184 C 22446.875 126198.104 22425.115 126214.744 22401.648 126230.104 C 22368.795 126251.864 22344.048 126262.744 22327.408 126262.744 C 22314.181 126262.744 22305.221 126257.410 22300.528 126246.744 C 22297.541 126239.917 22296.048 126229.037 22296.048 126214.104 L 22296.048 126205.144 C 22298.608 126205.144 22300.101 126204.290 22300.528 126202.584 C 22300.955 126200.450 22299.888 126199.597 22297.328 126200.024 C 22302.021 126187.650 22307.141 126175.064 22312.688 126162.264 C 22322.501 126140.930 22328.048 126128.557 22329.328 126125.144 C 22350.235 126088.024 22362.608 126065.410 22366.448 126057.304 C 22374.555 126040.237 22378.608 126027.864 22378.608 126020.184 C 22378.608 126013.357 22375.408 126009.944 22369.008 126009.944 C 22362.608 126009.944 22354.715 126013.570 22345.328 126020.824 C 22338.075 126026.797 22331.035 126032.557 22324.208 126038.104 L 22322.928 126040.024 C 22320.368 126043.437 22312.261 126054.104 22298.608 126072.024 C 22287.088 126086.957 22278.981 126097.197 22274.288 126102.744 L 22274.288 126109.784 L 22268.528 126115.544 C 22268.955 126115.117 22269.595 126115.117 22270.448 126115.544 C 22271.301 126115.970 22271.301 126116.610 22270.448 126117.464 L 22266.608 126126.424 L 22260.208 126128.984 L 22259.568 126133.464 L 22253.808 126141.784 L 22254.448 126145.624 C 22250.181 126149.890 22248.688 126153.304 22249.968 126155.864 L 22244.848 126155.864 L 22246.768 126159.064 L 22238.448 126169.304 L 22233.968 126175.704 L 22234.608 126177.624 L 22231.408 126178.904 L 22230.768 126185.944 L 22225.008 126186.584 L 22228.208 126194.264 L 22225.008 126192.344 C 22224.155 126193.624 22223.301 126194.690 22222.448 126195.544 L 22216.688 126201.304 C 22217.541 126200.450 22218.395 126200.237 22219.248 126200.664 C 22220.528 126201.090 22221.168 126201.944 22221.168 126203.224 L 22214.128 126203.864 C 22211.568 126205.144 22210.288 126207.064 22210.288 126209.624 C 22211.141 126210.904 22212.208 126211.330 22213.488 126210.904 L 22206.448 126222.424 L 22201.968 126222.424 C 22197.701 126224.557 22194.288 126226.477 22191.728 126228.184 C 22189.168 126229.890 22186.608 126231.810 22184.048 126233.944 L 22177.648 126236.504 C 22175.941 126237.357 22175.301 126238.210 22175.728 126239.064 L 22169.968 126239.064 C 22170.821 126240.770 22169.968 126242.264 22167.408 126243.544 C 22164.848 126244.397 22163.355 126245.250 22162.928 126246.104 L 22157.168 126244.824 L 22148.208 126249.304 L 22142.448 126248.024 L 22142.448 126253.144 L 22132.208 126249.304 L 22130.288 126241.624 C 22130.288 126236.504 22138.181 126220.077 22153.968 126192.344 C 22174.448 126156.930 22195.141 126121.304 22216.048 126085.464 C 22219.888 126079.064 22223.728 126073.304 22227.568 126068.184 ZM 22726.428 126168.024 C 22727.708 126165.464 22733.042 126155.224 22742.428 126137.304 C 22747.122 126128.344 22750.108 126122.157 22751.388 126118.744 L 22816.668 126011.224 C 22843.122 125966.850 22862.962 125929.944 22876.188 125900.504 L 22873.628 125900.504 C 22870.215 125900.504 22863.815 125901.997 22854.428 125904.984 C 22845.468 125907.970 22840.135 125909.677 22838.428 125910.104 L 22827.548 125906.904 C 22828.828 125898.370 22833.735 125888.770 22842.268 125878.104 C 22849.522 125869.144 22857.415 125861.250 22865.948 125854.424 C 22868.935 125852.290 22871.282 125850.370 22872.988 125848.664 C 22877.255 125844.824 22879.175 125842.264 22878.748 125840.984 C 22890.695 125838.424 22902.642 125835.650 22914.588 125832.664 C 22927.815 125830.104 22940.188 125828.824 22951.708 125828.824 C 22978.588 125828.824 22999.282 125830.104 23013.788 125832.664 C 23037.682 125836.930 23056.242 125845.250 23069.468 125857.624 C 23072.455 125859.757 23073.522 125861.677 23072.668 125863.384 L 23079.708 125865.944 C 23083.122 125871.064 23086.535 125875.970 23089.948 125880.664 L 23092.508 125886.424 L 23095.068 125894.744 L 23092.508 125900.504 L 23094.428 125907.544 L 23091.228 125913.304 C 23091.655 125913.730 23091.655 125915.010 23091.228 125917.144 C 23090.802 125918.850 23089.948 125919.277 23088.668 125918.424 L 23087.388 125925.464 L 23078.428 125936.984 C 23075.868 125940.824 23072.455 125943.597 23068.188 125945.304 L 23072.668 125943.384 L 23071.388 125942.104 L 23078.428 125941.464 L 23079.068 125943.384 C 23071.388 125947.224 23063.282 125951.917 23054.748 125957.464 C 23046.215 125963.010 23040.028 125966.850 23036.188 125968.984 L 23033.628 125968.344 C 23032.775 125968.344 23032.562 125969.197 23032.988 125970.904 C 23033.415 125972.184 23033.415 125973.037 23032.988 125973.464 C 23030.002 125973.464 23026.588 125974.317 23022.748 125976.024 L 23003.548 125986.264 C 23000.988 125988.824 22998.428 125990.957 22995.868 125992.664 C 22993.308 125993.944 22989.895 125995.224 22985.628 125996.504 C 22984.348 125997.784 22983.922 125998.850 22984.348 125999.704 C 22997.575 126004.824 23004.615 126007.597 23005.468 126008.024 C 23011.442 126011.864 23015.922 126014.637 23018.908 126016.344 C 23021.895 126017.624 23022.748 126019.117 23021.468 126020.824 C 23036.828 126028.504 23046.428 126038.744 23050.268 126051.544 C 23052.828 126068.610 23055.175 126082.477 23057.308 126093.144 L 23054.108 126099.544 C 23052.828 126100.397 23051.975 126101.890 23051.548 126104.024 C 23051.122 126106.157 23050.908 126108.077 23050.908 126109.784 C 23047.922 126110.210 23046.855 126111.490 23047.708 126113.624 C 23048.562 126115.757 23048.988 126117.037 23048.988 126117.464 L 23045.148 126116.824 L 23038.108 126123.224 C 23038.962 126123.224 23040.668 126123.650 23043.228 126124.504 C 23043.228 126127.917 23042.588 126129.624 23041.308 126129.624 C 23038.322 126128.770 23035.975 126128.344 23034.268 126128.344 C 23032.988 126128.344 23031.922 126129.197 23031.068 126130.904 C 23030.215 126132.184 23029.788 126133.037 23029.788 126133.464 C 23032.348 126133.890 23034.482 126134.104 23036.188 126134.104 L 23029.148 126142.424 L 23034.268 126142.424 L 23020.828 126145.624 L 23014.428 126155.864 L 23015.068 126158.424 L 23008.668 126159.704 L 23007.388 126161.624 L 23011.228 126161.624 C 23011.228 126162.904 23010.588 126163.757 23009.308 126164.184 L 23004.828 126164.184 C 23004.402 126166.744 23003.975 126169.090 23003.548 126171.224 C 22997.148 126175.490 22992.242 126178.904 22988.828 126181.464 C 22982.002 126186.157 22977.308 126189.784 22974.748 126192.344 L 22972.188 126192.344 L 22960.028 126203.224 L 22958.108 126201.944 L 22951.708 126210.264 L 22945.308 126210.264 C 22941.042 126214.530 22936.135 126217.090 22930.588 126217.944 L 22930.588 126221.784 L 22924.828 126226.904 L 22913.948 126225.624 L 22912.668 126230.744 L 22904.988 126230.744 L 22904.988 126235.864 L 22897.308 126239.064 C 22896.028 126238.210 22894.962 126237.357 22894.108 126236.504 L 22895.388 126239.064 C 22893.255 126241.197 22888.988 126243.117 22882.588 126244.824 L 22880.028 126248.664 L 22866.588 126253.784 C 22851.655 126259.330 22837.788 126263.384 22824.988 126265.944 C 22812.615 126268.930 22799.388 126270.424 22785.308 126270.424 C 22778.482 126270.424 22771.015 126269.357 22762.908 126267.224 C 22742.855 126262.104 22730.268 126259.544 22725.148 126259.544 C 22719.602 126253.997 22714.055 126248.237 22708.508 126242.264 L 22707.228 126236.504 L 22704.668 126236.504 C 22701.682 126225.410 22700.188 126215.810 22700.188 126207.704 L 22704.028 126200.024 C 22715.975 126189.784 22723.442 126179.117 22726.428 126168.024 ZM 22802.588 126203.864 L 22803.228 126207.704 C 22809.202 126209.410 22816.028 126210.690 22823.708 126211.544 C 22831.388 126212.397 22839.068 126212.824 22846.748 126212.824 C 22881.308 126212.824 22911.175 126203.437 22936.348 126184.664 C 22964.508 126163.757 22978.588 126136.450 22978.588 126102.744 C 22978.588 126084.824 22971.122 126070.957 22956.188 126061.144 C 22941.255 126050.904 22924.828 126045.784 22906.908 126045.784 L 22902.428 126047.704 C 22898.588 126047.704 22894.535 126047.917 22890.268 126048.344 L 22877.468 126049.624 C 22874.908 126053.037 22871.922 126054.744 22868.508 126054.744 L 22870.428 126056.664 L 22871.068 126059.224 L 22869.788 126064.984 L 22865.308 126066.264 L 22869.788 126067.544 C 22865.948 126069.677 22862.108 126070.530 22858.268 126070.104 L 22856.988 126075.224 L 22864.668 126074.584 C 22862.108 126078.424 22859.762 126081.410 22857.628 126083.544 C 22855.922 126085.677 22854.428 126086.744 22853.148 126086.744 C 22853.148 126088.024 22852.722 126090.157 22851.868 126093.144 C 22851.015 126096.130 22850.375 126098.477 22849.948 126100.184 C 22848.668 126100.610 22846.962 126102.317 22844.828 126105.304 L 22851.868 126106.584 L 22845.468 126114.264 L 22839.068 126117.464 L 22840.348 126119.384 L 22843.548 126119.384 C 22838.855 126122.797 22835.015 126128.344 22832.028 126136.024 C 22829.468 126136.877 22825.842 126136.877 22821.148 126136.024 L 22819.868 126137.304 L 22819.868 126139.864 L 22828.828 126141.784 C 22829.255 126142.637 22829.895 126143.277 22830.748 126143.704 L 22832.028 126141.144 L 22830.748 126146.264 L 22823.068 126146.904 L 22821.788 126151.384 L 22828.828 126151.384 L 22828.828 126154.584 L 22824.988 126155.224 L 22824.988 126159.064 L 22819.228 126161.624 L 22823.068 126163.544 L 22822.428 126166.744 L 22815.388 126169.304 L 22808.348 126173.144 L 22808.348 126175.704 L 22809.628 126177.624 L 22807.068 126184.664 L 22808.348 126185.944 L 22810.908 126185.944 L 22809.628 126192.984 L 22803.868 126193.624 L 22798.748 126203.864 L 22802.588 126203.864 ZM 22906.268 126002.264 C 22909.255 126002.264 22912.882 126001.410 22917.148 125999.704 C 22921.842 125997.570 22926.322 125995.437 22930.588 125993.304 L 22956.828 125982.424 C 22972.615 125975.170 22985.202 125967.917 22994.588 125960.664 C 23009.522 125949.144 23016.988 125937.837 23016.988 125926.744 C 23016.988 125916.930 23011.015 125909.250 22999.068 125903.704 C 22987.548 125898.157 22976.242 125895.384 22965.148 125895.384 C 22960.028 125895.384 22954.482 125900.077 22948.508 125909.464 C 22945.948 125913.304 22942.322 125920.770 22937.628 125931.864 L 22935.068 125935.064 L 22938.268 125935.064 C 22936.562 125937.624 22933.362 125940.184 22928.668 125942.744 L 22929.308 125944.664 C 22929.735 125947.224 22928.242 125949.784 22924.828 125952.344 C 22924.828 125956.184 22923.975 125959.597 22922.268 125962.584 L 22917.148 125965.784 L 22924.188 125967.064 L 22924.828 125971.544 C 22918.002 125971.544 22914.375 125973.677 22913.948 125977.944 L 22910.108 125977.944 L 22908.828 125981.784 L 22910.108 125984.984 L 22907.548 125989.464 L 22906.268 125988.184 L 22904.988 125993.304 L 22903.708 126002.264 L 22906.268 126002.264 ZM 23082.718 126191.704 L 23082.718 126189.144 L 23085.918 126178.904 C 23085.065 126178.904 23084.212 126178.690 23083.358 126178.264 C 23082.932 126176.130 23083.785 126174.850 23085.918 126174.424 L 23085.918 126169.944 L 23088.478 126169.944 L 23086.558 126160.344 C 23086.558 126156.930 23088.905 126149.677 23093.598 126138.584 C 23097.012 126130.477 23100.638 126122.370 23104.478 126114.264 L 23107.038 126114.264 C 23111.732 126099.757 23125.385 126080.770 23147.998 126057.304 C 23171.038 126033.410 23190.025 126018.050 23204.958 126011.224 C 23224.585 125997.144 23242.078 125985.837 23257.438 125977.304 C 23281.332 125963.650 23300.105 125956.824 23313.758 125956.824 C 23324.852 125956.824 23333.385 125960.450 23339.358 125967.704 C 23345.332 125974.957 23348.318 125984.130 23348.318 125995.224 L 23347.678 126002.264 C 23346.825 126003.970 23345.972 126005.464 23345.118 126006.744 C 23345.118 126007.597 23344.905 126009.517 23344.478 126012.504 C 23343.625 126013.784 23342.985 126014.850 23342.558 126015.704 L 23337.438 126027.224 C 23335.732 126028.077 23334.665 126028.504 23334.238 126028.504 C 23334.238 126029.357 23334.452 126029.997 23334.878 126030.424 L 23327.198 126041.304 L 23323.998 126042.584 L 23322.718 126047.704 C 23321.865 126047.277 23319.732 126048.557 23316.318 126051.544 L 23310.558 126057.304 L 23304.798 126056.664 L 23298.398 126060.504 C 23299.678 126060.930 23301.172 126061.357 23302.878 126061.784 L 23292.638 126069.464 L 23289.438 126067.544 L 23287.518 126068.184 L 23288.158 126072.664 L 23275.998 126075.864 C 23270.025 126082.264 23259.998 126088.237 23245.918 126093.784 C 23241.225 126095.490 23234.398 126097.837 23225.438 126100.824 C 23224.158 126101.677 23222.878 126102.317 23221.598 126102.744 C 23219.892 126102.744 23216.692 126103.810 23211.998 126105.944 C 23207.732 126108.077 23205.385 126109.144 23204.958 126109.144 C 23199.838 126111.704 23193.225 126114.690 23185.118 126118.104 C 23177.012 126121.517 23171.892 126122.797 23169.758 126121.944 L 23163.998 126135.384 C 23164.852 126134.957 23165.705 126135.810 23166.558 126137.944 L 23163.998 126136.664 L 23160.798 126136.664 L 23160.798 126140.504 L 23165.278 126142.424 C 23164.425 126142.424 23163.358 126145.837 23162.078 126152.664 C 23160.798 126159.490 23160.158 126166.317 23160.158 126173.144 C 23160.158 126184.237 23162.718 126193.410 23167.838 126200.664 C 23172.958 126207.490 23180.638 126210.904 23190.878 126210.904 C 23201.972 126210.904 23216.265 126205.357 23233.758 126194.264 C 23247.412 126185.730 23261.065 126176.984 23274.718 126168.024 C 23282.825 126160.770 23290.932 126153.304 23299.038 126145.624 C 23302.452 126143.064 23307.785 126139.650 23315.038 126135.384 L 23316.958 126141.144 C 23314.825 126145.410 23309.918 126150.530 23302.238 126156.504 C 23294.985 126162.477 23290.292 126166.744 23288.158 126169.304 L 23285.598 126169.304 L 23277.918 126175.704 L 23274.718 126178.904 L 23270.238 126185.304 L 23267.678 126185.304 L 23254.878 126198.104 C 23248.905 126204.077 23244.212 126208.344 23240.798 126210.904 L 23199.198 126242.904 C 23197.065 126243.330 23195.572 126243.757 23194.718 126244.184 C 23193.865 126244.610 23194.292 126245.464 23195.998 126246.744 L 23176.158 126258.264 L 23176.158 126255.064 L 23169.758 126258.264 L 23170.398 126260.824 C 23169.118 126261.250 23166.132 126261.464 23161.438 126261.464 L 23158.878 126263.384 L 23153.118 126263.384 L 23149.918 126267.224 C 23148.638 126266.370 23145.865 126265.944 23141.598 126265.944 L 23125.598 126265.944 L 23126.878 126263.384 C 23124.745 126263.810 23121.972 126263.597 23118.558 126262.744 C 23115.572 126261.890 23112.372 126260.824 23108.958 126259.544 L 23108.958 126256.984 L 23113.438 126255.704 L 23111.518 126254.424 L 23103.838 126254.424 C 23100.852 126253.144 23098.505 126250.797 23096.798 126247.384 L 23101.278 126246.104 L 23099.358 126242.904 L 23092.958 126243.544 C 23090.398 126237.570 23089.758 126232.450 23091.038 126228.184 L 23087.838 126228.824 L 23087.838 126226.264 C 23090.398 126226.264 23091.465 126225.410 23091.038 126223.704 L 23085.278 126223.704 C 23087.838 126221.997 23089.118 126219.437 23089.118 126216.024 L 23083.998 126207.064 L 23086.558 126204.504 L 23082.718 126198.744 L 23082.718 126191.704 ZM 23255.518 126070.744 C 23262.772 126064.770 23268.532 126057.730 23272.798 126049.624 C 23277.492 126041.090 23279.838 126032.557 23279.838 126024.024 C 23279.838 126018.904 23278.132 126014.210 23274.718 126009.944 C 23271.305 126005.677 23266.825 126003.544 23261.278 126003.544 C 23258.292 126003.544 23256.158 126004.824 23254.878 126007.384 L 23249.118 126007.384 L 23251.678 126010.584 L 23253.598 126009.304 L 23235.038 126022.744 C 23233.758 126026.584 23230.772 126029.784 23226.078 126032.344 L 23217.758 126038.104 L 23217.758 126040.664 L 23222.878 126040.664 L 23216.478 126041.944 L 23213.918 126043.864 L 23210.078 126047.064 L 23208.158 126050.264 L 23205.598 126050.264 L 23204.318 126052.184 C 23204.318 126053.037 23206.025 126054.104 23209.438 126055.384 L 23205.598 126058.584 C 23204.318 126058.584 23200.905 126060.717 23195.358 126064.984 L 23194.078 126072.664 L 23192.798 126075.864 L 23190.238 126075.864 L 23183.198 126085.464 L 23185.118 126082.904 L 23188.318 126082.904 L 23185.118 126086.104 L 23182.558 126086.744 L 23182.558 126089.304 C 23176.158 126090.157 23172.318 126091.224 23171.038 126092.504 L 23172.958 126094.424 L 23174.878 126093.144 L 23180.638 126093.144 L 23178.718 126096.344 L 23176.158 126096.344 L 23176.158 126101.464 L 23178.078 126102.744 C 23175.092 126102.744 23172.958 126104.024 23171.678 126106.584 C 23182.772 126106.584 23197.705 126102.744 23216.478 126095.064 C 23235.252 126086.957 23248.265 126078.850 23255.518 126070.744 ZM 23320.218 126191.704 L 23320.218 126189.144 L 23323.418 126178.904 C 23322.565 126178.904 23321.712 126178.690 23320.858 126178.264 C 23320.432 126176.130 23321.285 126174.850 23323.418 126174.424 L 23323.418 126169.944 L 23325.978 126169.944 L 23324.058 126160.344 C 23324.058 126156.930 23326.405 126149.677 23331.098 126138.584 C 23334.512 126130.477 23338.138 126122.370 23341.978 126114.264 L 23344.538 126114.264 C 23349.232 126099.757 23362.885 126080.770 23385.498 126057.304 C 23408.538 126033.410 23427.525 126018.050 23442.458 126011.224 C 23462.085 125997.144 23479.578 125985.837 23494.938 125977.304 C 23518.832 125963.650 23537.605 125956.824 23551.258 125956.824 C 23562.352 125956.824 23570.885 125960.450 23576.858 125967.704 C 23582.832 125974.957 23585.818 125984.130 23585.818 125995.224 L 23585.178 126002.264 C 23584.325 126003.970 23583.472 126005.464 23582.618 126006.744 C 23582.618 126007.597 23582.405 126009.517 23581.978 126012.504 C 23581.125 126013.784 23580.485 126014.850 23580.058 126015.704 L 23574.938 126027.224 C 23573.232 126028.077 23572.165 126028.504 23571.738 126028.504 C 23571.738 126029.357 23571.952 126029.997 23572.378 126030.424 L 23564.698 126041.304 L 23561.498 126042.584 L 23560.218 126047.704 C 23559.365 126047.277 23557.232 126048.557 23553.818 126051.544 L 23548.058 126057.304 L 23542.298 126056.664 L 23535.898 126060.504 C 23537.178 126060.930 23538.672 126061.357 23540.378 126061.784 L 23530.138 126069.464 L 23526.938 126067.544 L 23525.018 126068.184 L 23525.658 126072.664 L 23513.498 126075.864 C 23507.525 126082.264 23497.498 126088.237 23483.418 126093.784 C 23478.725 126095.490 23471.898 126097.837 23462.938 126100.824 C 23461.658 126101.677 23460.378 126102.317 23459.098 126102.744 C 23457.392 126102.744 23454.192 126103.810 23449.498 126105.944 C 23445.232 126108.077 23442.885 126109.144 23442.458 126109.144 C 23437.338 126111.704 23430.725 126114.690 23422.618 126118.104 C 23414.512 126121.517 23409.392 126122.797 23407.258 126121.944 L 23401.498 126135.384 C 23402.352 126134.957 23403.205 126135.810 23404.058 126137.944 L 23401.498 126136.664 L 23398.298 126136.664 L 23398.298 126140.504 L 23402.778 126142.424 C 23401.925 126142.424 23400.858 126145.837 23399.578 126152.664 C 23398.298 126159.490 23397.658 126166.317 23397.658 126173.144 C 23397.658 126184.237 23400.218 126193.410 23405.338 126200.664 C 23410.458 126207.490 23418.138 126210.904 23428.378 126210.904 C 23439.472 126210.904 23453.765 126205.357 23471.258 126194.264 C 23484.912 126185.730 23498.565 126176.984 23512.218 126168.024 C 23520.325 126160.770 23528.432 126153.304 23536.538 126145.624 C 23539.952 126143.064 23545.285 126139.650 23552.538 126135.384 L 23554.458 126141.144 C 23552.325 126145.410 23547.418 126150.530 23539.738 126156.504 C 23532.485 126162.477 23527.792 126166.744 23525.658 126169.304 L 23523.098 126169.304 L 23515.418 126175.704 L 23512.218 126178.904 L 23507.738 126185.304 L 23505.178 126185.304 L 23492.378 126198.104 C 23486.405 126204.077 23481.712 126208.344 23478.298 126210.904 L 23436.698 126242.904 C 23434.565 126243.330 23433.072 126243.757 23432.218 126244.184 C 23431.365 126244.610 23431.792 126245.464 23433.498 126246.744 L 23413.658 126258.264 L 23413.658 126255.064 L 23407.258 126258.264 L 23407.898 126260.824 C 23406.618 126261.250 23403.632 126261.464 23398.938 126261.464 L 23396.378 126263.384 L 23390.618 126263.384 L 23387.418 126267.224 C 23386.138 126266.370 23383.365 126265.944 23379.098 126265.944 L 23363.098 126265.944 L 23364.378 126263.384 C 23362.245 126263.810 23359.472 126263.597 23356.058 126262.744 C 23353.072 126261.890 23349.872 126260.824 23346.458 126259.544 L 23346.458 126256.984 L 23350.938 126255.704 L 23349.018 126254.424 L 23341.338 126254.424 C 23338.352 126253.144 23336.005 126250.797 23334.298 126247.384 L 23338.778 126246.104 L 23336.858 126242.904 L 23330.458 126243.544 C 23327.898 126237.570 23327.258 126232.450 23328.538 126228.184 L 23325.338 126228.824 L 23325.338 126226.264 C 23327.898 126226.264 23328.965 126225.410 23328.538 126223.704 L 23322.778 126223.704 C 23325.338 126221.997 23326.618 126219.437 23326.618 126216.024 L 23321.498 126207.064 L 23324.058 126204.504 L 23320.218 126198.744 L 23320.218 126191.704 ZM 23493.018 126070.744 C 23500.272 126064.770 23506.032 126057.730 23510.298 126049.624 C 23514.992 126041.090 23517.338 126032.557 23517.338 126024.024 C 23517.338 126018.904 23515.632 126014.210 23512.218 126009.944 C 23508.805 126005.677 23504.325 126003.544 23498.778 126003.544 C 23495.792 126003.544 23493.658 126004.824 23492.378 126007.384 L 23486.618 126007.384 L 23489.178 126010.584 L 23491.098 126009.304 L 23472.538 126022.744 C 23471.258 126026.584 23468.272 126029.784 23463.578 126032.344 L 23455.258 126038.104 L 23455.258 126040.664 L 23460.378 126040.664 L 23453.978 126041.944 L 23451.418 126043.864 L 23447.578 126047.064 L 23445.658 126050.264 L 23443.098 126050.264 L 23441.818 126052.184 C 23441.818 126053.037 23443.525 126054.104 23446.938 126055.384 L 23443.098 126058.584 C 23441.818 126058.584 23438.405 126060.717 23432.858 126064.984 L 23431.578 126072.664 L 23430.298 126075.864 L 23427.738 126075.864 L 23420.698 126085.464 L 23422.618 126082.904 L 23425.818 126082.904 L 23422.618 126086.104 L 23420.058 126086.744 L 23420.058 126089.304 C 23413.658 126090.157 23409.818 126091.224 23408.538 126092.504 L 23410.458 126094.424 L 23412.378 126093.144 L 23418.138 126093.144 L 23416.218 126096.344 L 23413.658 126096.344 L 23413.658 126101.464 L 23415.578 126102.744 C 23412.592 126102.744 23410.458 126104.024 23409.178 126106.584 C 23420.272 126106.584 23435.205 126102.744 23453.978 126095.064 C 23472.752 126086.957 23485.765 126078.850 23493.018 126070.744 ZM 23596.118 126184.024 L 23597.398 126175.064 L 23601.238 126173.784 L 23601.878 126167.384 L 23600.598 126166.104 L 23605.078 126161.624 C 23608.065 126158.210 23609.558 126155.437 23609.558 126153.304 C 23609.558 126151.170 23608.065 126150.104 23605.078 126150.104 L 23606.998 126148.824 C 23609.132 126147.544 23610.198 126145.837 23610.198 126143.704 C 23610.198 126139.437 23611.265 126135.810 23613.398 126132.824 C 23615.958 126129.837 23617.878 126128.984 23619.158 126130.264 L 23618.518 126125.144 L 23619.798 126118.744 L 23622.358 126118.744 L 23621.078 126112.984 L 23624.278 126111.064 L 23622.998 126109.784 L 23627.478 126108.504 L 23626.198 126102.744 L 23631.958 126098.904 L 23629.398 126093.784 C 23629.825 126092.504 23630.465 126091.437 23631.318 126090.584 C 23632.172 126089.304 23633.238 126089.090 23634.518 126089.944 L 23634.518 126080.984 C 23636.652 126079.704 23637.718 126078.637 23637.718 126077.784 C 23638.145 126076.504 23639.212 126075.864 23640.918 126075.864 L 23642.838 126075.224 C 23641.132 126070.104 23642.838 126064.984 23647.958 126059.864 C 23647.105 126058.584 23647.105 126057.944 23647.958 126057.944 C 23648.812 126057.517 23649.878 126057.090 23651.158 126056.664 L 23651.158 126050.264 C 23652.865 126051.970 23654.145 126051.970 23654.998 126050.264 C 23656.278 126048.130 23656.918 126044.290 23656.918 126038.744 L 23662.678 126037.464 L 23665.238 126032.344 L 23663.958 126024.664 L 23658.838 126024.664 C 23654.145 126024.664 23643.265 126027.437 23626.198 126032.984 C 23616.812 126035.970 23609.772 126037.464 23605.078 126037.464 L 23598.038 126036.184 L 23624.918 125996.504 L 23630.678 125993.304 C 23634.945 125983.490 23645.612 125976.237 23662.678 125971.544 C 23682.732 125968.130 23695.745 125965.784 23701.718 125964.504 C 23709.825 125955.970 23719.212 125944.024 23729.878 125928.664 C 23738.838 125915.864 23747.798 125902.850 23756.758 125889.624 C 23766.998 125876.824 23775.318 125867.437 23781.718 125861.464 C 23793.238 125850.370 23803.692 125843.757 23813.078 125841.624 C 23815.212 125838.637 23818.838 125835.864 23823.958 125833.304 C 23829.505 125830.744 23834.412 125828.824 23838.678 125827.544 L 23843.798 125835.864 C 23842.945 125839.704 23840.812 125845.037 23837.398 125851.864 L 23832.918 125859.544 L 23825.238 125864.024 C 23824.385 125870.850 23821.185 125878.317 23815.638 125886.424 C 23810.092 125894.530 23806.465 125900.930 23804.758 125905.624 L 23799.638 125907.544 L 23802.198 125913.944 C 23798.785 125913.944 23797.078 125914.370 23797.078 125915.224 L 23797.078 125920.984 L 23792.598 125925.464 L 23789.398 125925.464 L 23781.078 125945.304 L 23774.678 125945.304 C 23776.385 125948.717 23776.598 125951.917 23775.318 125954.904 L 23820.118 125953.624 C 23826.945 125953.624 23833.772 125953.837 23840.598 125954.264 C 23847.425 125954.264 23854.465 125955.330 23861.718 125957.464 C 23858.732 125964.717 23855.532 125970.690 23852.118 125975.384 L 23846.998 125976.024 L 23843.798 125983.064 L 23836.118 125985.624 L 23830.998 125993.304 C 23827.158 125998.424 23822.465 126002.690 23816.918 126006.104 C 23811.798 126009.517 23805.612 126012.504 23798.358 126015.064 L 23784.278 126013.144 L 23762.518 126015.064 C 23761.665 126013.784 23757.612 126014.210 23750.358 126016.344 C 23743.532 126018.050 23739.478 126018.690 23738.198 126018.264 C 23736.918 126017.837 23735.852 126018.477 23734.998 126020.184 C 23734.572 126021.464 23733.718 126021.890 23732.438 126021.464 C 23729.025 126028.717 23726.678 126034.050 23725.398 126037.464 C 23720.705 126048.130 23717.932 126055.384 23717.078 126059.224 L 23713.878 126065.624 C 23706.625 126076.290 23701.505 126084.824 23698.518 126091.224 C 23695.958 126097.624 23694.038 126104.450 23692.758 126111.704 C 23691.478 126111.277 23690.412 126111.917 23689.558 126113.624 C 23689.132 126114.904 23689.345 126116.184 23690.198 126117.464 L 23687.638 126124.504 L 23681.878 126126.424 C 23683.158 126128.130 23684.652 126129.624 23686.358 126130.904 C 23682.945 126137.304 23681.025 126140.930 23680.598 126141.784 C 23678.892 126146.050 23678.038 126150.104 23678.038 126153.944 L 23676.118 126155.864 L 23676.758 126160.344 C 23675.478 126164.184 23674.625 126167.170 23674.198 126169.304 C 23672.065 126176.984 23670.998 126181.464 23670.998 126182.744 C 23670.998 126189.570 23672.065 126194.904 23674.198 126198.744 C 23676.332 126202.584 23680.385 126204.504 23686.358 126204.504 C 23701.292 126204.504 23724.332 126192.344 23755.478 126168.024 C 23781.932 126147.117 23798.998 126131.117 23806.678 126120.024 L 23811.158 126120.024 L 23798.358 126136.664 C 23793.238 126143.917 23784.492 126153.944 23772.118 126166.744 C 23758.038 126181.250 23748.438 126191.277 23743.318 126196.824 C 23738.625 126202.370 23733.292 126208.130 23727.318 126214.104 C 23721.772 126220.077 23716.012 126225.197 23710.038 126229.464 L 23708.118 126230.744 C 23703.852 126235.864 23698.732 126240.770 23692.758 126245.464 C 23682.945 126253.570 23677.398 126258.264 23676.118 126259.544 L 23674.198 126256.984 C 23672.065 126256.984 23668.865 126258.904 23664.598 126262.744 C 23662.038 126265.304 23660.118 126266.797 23658.838 126267.224 L 23660.118 126269.144 C 23654.998 126269.997 23650.945 126272.557 23647.958 126276.824 L 23631.318 126279.384 C 23618.945 126279.384 23609.132 126273.197 23601.878 126260.824 C 23594.625 126248.450 23590.998 126235.650 23590.998 126222.424 L 23590.998 126205.784 C 23591.425 126200.237 23592.705 126194.477 23594.838 126188.504 L 23596.118 126184.024 ZM 23792.138 126228.184 L 23789.578 126223.704 L 23796.618 126219.224 C 23796.618 126218.370 23795.338 126217.517 23792.778 126216.664 L 23791.498 126210.904 C 23791.498 126208.770 23792.138 126206.424 23793.418 126203.864 C 23794.271 126200.877 23794.911 126198.744 23795.338 126197.464 L 23792.778 126194.904 L 23797.258 126187.864 L 23797.258 126184.664 L 23801.098 126178.904 L 23800.458 126173.144 C 23801.311 126172.290 23802.165 126170.797 23803.018 126168.664 C 23804.298 126166.530 23805.578 126165.677 23806.858 126166.104 C 23806.858 126160.984 23807.925 126155.650 23810.058 126150.104 L 23814.538 126139.864 C 23818.378 126139.010 23820.298 126136.237 23820.298 126131.544 C 23820.298 126127.277 23826.058 126114.904 23837.578 126094.424 C 23849.098 126073.944 23854.645 126063.490 23854.218 126063.064 C 23857.631 126058.370 23861.045 126053.037 23864.458 126047.064 C 23868.298 126041.090 23871.285 126035.544 23873.418 126030.424 C 23873.845 126029.997 23875.125 126027.650 23877.258 126023.384 C 23879.818 126018.690 23881.525 126016.557 23882.378 126016.984 L 23890.698 126000.984 L 23891.978 125997.144 C 23896.671 125988.610 23900.511 125981.997 23903.498 125977.304 C 23909.045 125968.344 23913.311 125962.797 23916.298 125960.664 L 23928.458 125935.704 C 23930.165 125936.557 23931.018 125936.344 23931.018 125935.064 C 23931.445 125933.357 23931.871 125931.437 23932.298 125929.304 C 23933.151 125927.170 23933.791 125925.677 23934.218 125924.824 C 23936.351 125920.557 23938.698 125916.717 23941.258 125913.304 L 23984.138 125840.344 C 23985.845 125839.064 23987.551 125837.570 23989.258 125835.864 C 23997.791 125833.730 24006.538 125831.384 24015.498 125828.824 L 24019.978 125823.704 L 24018.698 125820.504 L 24022.538 125820.504 L 24021.898 125823.064 L 24025.098 125823.064 L 24048.138 125814.744 L 24052.618 125818.584 C 24051.765 125822.850 24052.191 125827.544 24053.898 125832.664 L 24022.538 125883.224 L 24021.258 125887.704 L 24011.658 125902.424 C 24012.085 125903.277 24012.511 125903.917 24012.938 125904.344 C 24009.951 125906.050 24007.605 125907.544 24005.898 125908.824 L 24009.098 125910.744 C 24007.391 125911.170 24005.898 125911.597 24004.618 125912.024 C 24003.338 125912.450 24002.698 125914.157 24002.698 125917.144 L 23997.578 125920.344 C 23998.005 125921.197 23997.791 125922.690 23996.938 125924.824 C 23996.085 125926.530 23996.938 125927.597 23999.498 125928.024 L 23996.298 125934.424 C 23996.725 125932.290 23995.445 125931.224 23992.458 125931.224 L 23991.818 125934.424 L 23986.058 125938.264 L 23989.898 125937.624 L 23995.018 125940.184 C 23992.885 125941.464 23991.391 125942.317 23990.538 125942.744 C 23986.698 125944.877 23984.351 125945.730 23983.498 125945.304 C 23981.791 125950.424 23979.231 125954.904 23975.818 125958.744 L 23981.578 125956.824 L 23979.018 125960.024 L 23980.938 125960.664 L 23977.098 125965.784 L 23974.538 125963.864 C 23974.111 125964.290 23973.898 125964.717 23973.898 125965.144 C 23975.605 125968.557 23976.245 125970.690 23975.818 125971.544 L 23967.498 125974.744 L 23970.698 125976.664 L 23961.738 125977.944 L 23959.818 125984.344 L 23966.858 125984.344 L 23960.458 125988.184 L 23966.858 125990.104 L 23958.538 125991.384 L 23957.258 125988.824 C 23956.831 125990.530 23956.618 125992.024 23956.618 125993.304 C 23956.618 125994.584 23957.258 125996.717 23958.538 125999.704 L 23947.658 126002.264 L 23948.938 126006.104 L 23947.658 126011.864 C 23948.938 126011.010 23949.791 126010.584 23950.218 126010.584 C 23952.778 126009.304 23954.485 126008.664 23955.338 126008.664 L 23955.338 126013.144 L 23950.858 126013.144 C 23949.151 126014.850 23948.938 126016.770 23950.218 126018.904 L 23936.138 126022.104 L 23936.778 126027.224 L 23932.298 126031.704 L 23941.258 126025.304 L 23945.738 126030.424 L 23945.738 126033.624 L 23943.178 126033.624 L 23926.538 126039.384 C 23923.978 126041.090 23921.418 126042.584 23918.858 126043.864 L 23917.578 126048.344 L 23936.778 126045.144 L 23936.778 126050.264 C 23935.925 126050.264 23934.431 126051.970 23932.298 126055.384 C 23931.018 126056.237 23929.738 126056.877 23928.458 126057.304 L 23922.698 126061.144 L 23927.818 126061.144 L 23921.418 126064.984 L 23918.858 126063.064 C 23915.445 126063.064 23913.738 126064.770 23913.738 126068.184 L 23916.938 126069.464 L 23921.418 126066.904 L 23923.978 126070.104 L 23919.498 126076.504 C 23922.911 126077.784 23924.405 126078.850 23923.978 126079.704 L 23914.378 126079.064 L 23912.458 126075.864 L 23911.178 126079.064 C 23910.751 126080.344 23909.471 126080.984 23907.338 126080.984 C 23905.631 126080.984 23904.778 126082.477 23904.778 126085.464 L 23906.698 126084.824 L 23918.858 126086.104 L 23918.858 126089.304 C 23915.445 126088.877 23910.965 126089.517 23905.418 126091.224 L 23905.418 126097.624 L 23914.378 126100.184 C 23911.391 126101.890 23909.045 126102.744 23907.338 126102.744 C 23904.778 126101.464 23902.431 126100.824 23900.298 126100.824 L 23897.738 126102.744 L 23902.218 126106.584 L 23901.578 126108.504 L 23896.458 126108.504 L 23895.178 126110.424 C 23896.885 126110.850 23898.591 126111.064 23900.298 126111.064 L 23900.298 126114.264 C 23903.285 126113.837 23905.205 126114.050 23906.058 126114.904 L 23907.338 126121.944 L 23902.218 126122.584 L 23895.818 126127.704 L 23894.538 126132.184 L 23897.098 126136.024 L 23900.298 126136.024 L 23896.458 126138.584 L 23890.058 126137.944 L 23886.858 126139.864 L 23891.978 126143.704 L 23897.098 126143.704 L 23884.298 126146.264 L 23884.298 126150.104 L 23891.978 126150.104 L 23892.618 126153.304 C 23890.058 126153.730 23888.351 126153.944 23887.498 126153.944 C 23886.645 126153.944 23884.511 126154.584 23881.098 126155.864 L 23877.258 126154.584 L 23874.058 126155.224 L 23874.058 126162.264 C 23875.338 126163.117 23876.831 126163.117 23878.538 126162.264 C 23880.671 126161.410 23881.738 126160.130 23881.738 126158.424 L 23888.138 126159.704 C 23886.005 126165.677 23884.511 126169.517 23883.658 126171.224 L 23878.538 126173.144 L 23879.818 126178.904 L 23871.498 126184.024 L 23872.778 126185.944 L 23879.178 126185.944 L 23881.738 126184.024 L 23879.818 126189.784 L 23874.698 126192.344 C 23875.125 126195.757 23874.485 126197.464 23872.778 126197.464 L 23877.258 126201.944 C 23889.631 126198.530 23907.551 126188.717 23931.018 126172.504 C 23954.911 126155.864 23979.018 126139.010 24003.338 126121.944 C 23976.031 126148.824 23949.578 126173.357 23923.978 126195.544 C 23886.858 126227.544 23858.058 126248.664 23837.578 126258.904 L 23837.578 126261.464 L 23832.458 126260.184 C 23829.898 126263.170 23825.845 126265.730 23820.298 126267.864 C 23814.751 126269.997 23809.845 126271.064 23805.578 126271.064 C 23806.431 126270.210 23806.218 126269.144 23804.938 126267.864 C 23804.085 126267.010 23803.231 126267.010 23802.378 126267.864 L 23794.058 126262.104 C 23794.911 126261.250 23795.765 126261.037 23796.618 126261.464 C 23797.471 126261.890 23798.751 126262.744 23800.458 126264.024 L 23810.058 126264.024 L 23812.618 126265.944 L 23812.618 126263.384 L 23810.698 126262.744 C 23804.725 126261.464 23800.885 126261.677 23799.178 126263.384 L 23797.258 126257.624 L 23794.698 126257.624 L 23794.698 126251.224 C 23792.138 126251.650 23790.645 126251.437 23790.218 126250.584 C 23791.498 126250.157 23792.565 126249.517 23793.418 126248.664 L 23792.778 126240.984 L 23788.938 126240.984 L 23790.218 126237.784 L 23799.178 126234.584 L 23792.138 126234.584 L 23787.658 126230.744 L 23792.138 126228.184 ZM 23966.468 126191.704 L 23966.468 126189.144 L 23969.668 126178.904 C 23968.815 126178.904 23967.962 126178.690 23967.108 126178.264 C 23966.682 126176.130 23967.535 126174.850 23969.668 126174.424 L 23969.668 126169.944 L 23972.228 126169.944 L 23970.308 126160.344 C 23970.308 126156.930 23972.655 126149.677 23977.348 126138.584 C 23980.762 126130.477 23984.388 126122.370 23988.228 126114.264 L 23990.788 126114.264 C 23995.482 126099.757 24009.135 126080.770 24031.748 126057.304 C 24054.788 126033.410 24073.775 126018.050 24088.708 126011.224 C 24108.335 125997.144 24125.828 125985.837 24141.188 125977.304 C 24165.082 125963.650 24183.855 125956.824 24197.508 125956.824 C 24208.602 125956.824 24217.135 125960.450 24223.108 125967.704 C 24229.082 125974.957 24232.068 125984.130 24232.068 125995.224 L 24231.428 126002.264 C 24230.575 126003.970 24229.722 126005.464 24228.868 126006.744 C 24228.868 126007.597 24228.655 126009.517 24228.228 126012.504 C 24227.375 126013.784 24226.735 126014.850 24226.308 126015.704 L 24221.188 126027.224 C 24219.482 126028.077 24218.415 126028.504 24217.988 126028.504 C 24217.988 126029.357 24218.202 126029.997 24218.628 126030.424 L 24210.948 126041.304 L 24207.748 126042.584 L 24206.468 126047.704 C 24205.615 126047.277 24203.482 126048.557 24200.068 126051.544 L 24194.308 126057.304 L 24188.548 126056.664 L 24182.148 126060.504 C 24183.428 126060.930 24184.922 126061.357 24186.628 126061.784 L 24176.388 126069.464 L 24173.188 126067.544 L 24171.268 126068.184 L 24171.908 126072.664 L 24159.748 126075.864 C 24153.775 126082.264 24143.748 126088.237 24129.668 126093.784 C 24124.975 126095.490 24118.148 126097.837 24109.188 126100.824 C 24107.908 126101.677 24106.628 126102.317 24105.348 126102.744 C 24103.642 126102.744 24100.442 126103.810 24095.748 126105.944 C 24091.482 126108.077 24089.135 126109.144 24088.708 126109.144 C 24083.588 126111.704 24076.975 126114.690 24068.868 126118.104 C 24060.762 126121.517 24055.642 126122.797 24053.508 126121.944 L 24047.748 126135.384 C 24048.602 126134.957 24049.455 126135.810 24050.308 126137.944 L 24047.748 126136.664 L 24044.548 126136.664 L 24044.548 126140.504 L 24049.028 126142.424 C 24048.175 126142.424 24047.108 126145.837 24045.828 126152.664 C 24044.548 126159.490 24043.908 126166.317 24043.908 126173.144 C 24043.908 126184.237 24046.468 126193.410 24051.588 126200.664 C 24056.708 126207.490 24064.388 126210.904 24074.628 126210.904 C 24085.722 126210.904 24100.015 126205.357 24117.508 126194.264 C 24131.162 126185.730 24144.815 126176.984 24158.468 126168.024 C 24166.575 126160.770 24174.682 126153.304 24182.788 126145.624 C 24186.202 126143.064 24191.535 126139.650 24198.788 126135.384 L 24200.708 126141.144 C 24198.575 126145.410 24193.668 126150.530 24185.988 126156.504 C 24178.735 126162.477 24174.042 126166.744 24171.908 126169.304 L 24169.348 126169.304 L 24161.668 126175.704 L 24158.468 126178.904 L 24153.988 126185.304 L 24151.428 126185.304 L 24138.628 126198.104 C 24132.655 126204.077 24127.962 126208.344 24124.548 126210.904 L 24082.948 126242.904 C 24080.815 126243.330 24079.322 126243.757 24078.468 126244.184 C 24077.615 126244.610 24078.042 126245.464 24079.748 126246.744 L 24059.908 126258.264 L 24059.908 126255.064 L 24053.508 126258.264 L 24054.148 126260.824 C 24052.868 126261.250 24049.882 126261.464 24045.188 126261.464 L 24042.628 126263.384 L 24036.868 126263.384 L 24033.668 126267.224 C 24032.388 126266.370 24029.615 126265.944 24025.348 126265.944 L 24009.348 126265.944 L 24010.628 126263.384 C 24008.495 126263.810 24005.722 126263.597 24002.308 126262.744 C 23999.322 126261.890 23996.122 126260.824 23992.708 126259.544 L 23992.708 126256.984 L 23997.188 126255.704 L 23995.268 126254.424 L 23987.588 126254.424 C 23984.602 126253.144 23982.255 126250.797 23980.548 126247.384 L 23985.028 126246.104 L 23983.108 126242.904 L 23976.708 126243.544 C 23974.148 126237.570 23973.508 126232.450 23974.788 126228.184 L 23971.588 126228.824 L 23971.588 126226.264 C 23974.148 126226.264 23975.215 126225.410 23974.788 126223.704 L 23969.028 126223.704 C 23971.588 126221.997 23972.868 126219.437 23972.868 126216.024 L 23967.748 126207.064 L 23970.308 126204.504 L 23966.468 126198.744 L 23966.468 126191.704 ZM 24139.268 126070.744 C 24146.522 126064.770 24152.282 126057.730 24156.548 126049.624 C 24161.242 126041.090 24163.588 126032.557 24163.588 126024.024 C 24163.588 126018.904 24161.882 126014.210 24158.468 126009.944 C 24155.055 126005.677 24150.575 126003.544 24145.028 126003.544 C 24142.042 126003.544 24139.908 126004.824 24138.628 126007.384 L 24132.868 126007.384 L 24135.428 126010.584 L 24137.348 126009.304 L 24118.788 126022.744 C 24117.508 126026.584 24114.522 126029.784 24109.828 126032.344 L 24101.508 126038.104 L 24101.508 126040.664 L 24106.628 126040.664 L 24100.228 126041.944 L 24097.668 126043.864 L 24093.828 126047.064 L 24091.908 126050.264 L 24089.348 126050.264 L 24088.068 126052.184 C 24088.068 126053.037 24089.775 126054.104 24093.188 126055.384 L 24089.348 126058.584 C 24088.068 126058.584 24084.655 126060.717 24079.108 126064.984 L 24077.828 126072.664 L 24076.548 126075.864 L 24073.988 126075.864 L 24066.948 126085.464 L 24068.868 126082.904 L 24072.068 126082.904 L 24068.868 126086.104 L 24066.308 126086.744 L 24066.308 126089.304 C 24059.908 126090.157 24056.068 126091.224 24054.788 126092.504 L 24056.708 126094.424 L 24058.628 126093.144 L 24064.388 126093.144 L 24062.468 126096.344 L 24059.908 126096.344 L 24059.908 126101.464 L 24061.828 126102.744 C 24058.842 126102.744 24056.708 126104.024 24055.428 126106.584 C 24066.522 126106.584 24081.455 126102.744 24100.228 126095.064 C 24119.002 126086.957 24132.015 126078.850 24139.268 126070.744 Z">
            <!-- 4861 nodes -->
          </draw:path>
          <draw:g id="g1054-1-2-2">
            <draw:g id="g881-9-8-7-7-6-3">
              <draw:path id="rect868-9-9-2-2-5-8" draw:style-name="style0" draw:layer="layout" svg:x="16.439cm" svg:y="59.729cm" svg:width="6.149cm" svg:height="8.640cm" svg:viewBox="0.0 0.0 6149.189 8640.000" svg:d="M 33297.446 119458.041 L 38605.987 119458.041 C 38838.846 119458.041 39026.311 119645.506 39026.311 119878.365 L 39026.311 127677.717 C 39026.311 127910.577 38838.846 128098.041 38605.987 128098.041 L 33297.446 128098.041 C 33064.586 128098.041 32877.122 127910.577 32877.122 127677.717 L 32877.122 119878.365 C 32877.122 119645.506 33064.586 119458.041 33297.446 119458.041 Z">
                <!-- 9 nodes -->
              </draw:path>
              <draw:path id="rect872-8-5-8-2-2-5" draw:style-name="style1" draw:layer="layout" svg:x="16.765cm" svg:y="60.009cm" svg:width="5.495cm" svg:height="8.017cm" svg:viewBox="0.0 0.0 5495.351 8017.297" svg:d="M 33530.960 120049.609 L 38497.013 120018.474 L 39010.743 120625.609 L 39026.311 128035.771 L 33530.960 128035.771 L 33530.960 120049.609 Z">
                <!-- 6 nodes -->
              </draw:path>
            </draw:g>
            <!-- id="g881-9-8-7-7-6-3" -->
            <draw:path id="text934-9-3-1-1-4" draw:style-name="style2" draw:layer="layout" svg:x="17.139cm" svg:y="60.396cm" svg:width="4.373cm" svg:height="0.867cm" svg:viewBox="0.0 0.0 4373.096 867.293" svg:d="M 34636.244 121096.714 L 34635.062 121239.687 L 34638.607 121617.208 L 34638.607 121644.385 L 34277.629 121644.385 L 34281.764 121205.421 L 34277.038 120837.944 L 34903.285 120837.944 C 34931.643 120837.944 34947.595 120838.535 34951.140 120839.716 C 34960.199 120842.079 34964.728 120848.775 34964.728 120859.803 C 34964.728 120873.589 34956.063 120880.481 34938.733 120880.481 L 34934.597 120880.481 L 34638.607 120876.346 L 34636.244 121059.493 L 34700.641 121060.084 L 34907.421 121056.539 L 34952.912 121055.949 C 34969.455 121055.949 34980.286 121057.327 34985.406 121060.084 C 34990.920 121062.841 34993.677 121068.355 34993.677 121076.627 C 34993.677 121091.987 34980.680 121099.668 34954.685 121099.668 L 34908.012 121098.486 L 34636.244 121096.714 ZM 35455.682 121250.912 L 35455.682 121178.835 C 35455.289 121128.814 35454.501 121098.092 35453.319 121086.670 C 35452.138 121075.248 35448.593 121065.008 35442.685 121055.949 C 35428.506 121033.892 35395.421 121022.864 35343.431 121022.864 C 35263.082 121022.864 35201.048 121048.071 35157.329 121098.486 C 35139.605 121118.967 35124.638 121129.208 35112.428 121129.208 C 35103.369 121129.208 35095.492 121126.057 35088.796 121119.755 C 35082.100 121113.453 35078.753 121106.167 35078.753 121097.895 C 35078.753 121073.082 35108.096 121047.481 35166.782 121021.092 C 35222.711 120995.884 35294.985 120983.280 35383.605 120983.280 C 35529.335 120983.280 35632.135 121005.337 35692.002 121049.450 C 35717.997 121068.749 35734.934 121090.412 35742.811 121114.438 C 35750.688 121138.464 35754.627 121180.804 35754.627 121241.460 L 35754.627 121476.007 C 35753.051 121519.332 35754.233 121552.023 35758.172 121574.080 C 35762.504 121595.742 35771.957 121619.177 35786.530 121644.385 L 35455.682 121644.385 L 35455.682 121582.351 C 35419.447 121607.164 35383.408 121625.873 35347.566 121638.477 C 35312.118 121651.081 35277.064 121657.382 35242.404 121657.382 C 35183.718 121657.382 35131.531 121640.249 35085.842 121605.983 C 35026.368 121561.082 34996.631 121502.790 34996.631 121431.106 C 34996.631 121367.694 35020.657 121316.491 35068.709 121277.498 C 35124.638 121231.416 35193.958 121208.375 35276.670 121208.375 C 35310.543 121208.375 35340.477 121211.526 35366.472 121217.828 C 35392.467 121223.736 35422.204 121234.764 35455.682 121250.912 ZM 35456.273 121293.450 C 35406.646 121268.636 35368.244 121256.230 35341.067 121256.230 C 35318.223 121256.230 35303.256 121265.289 35296.167 121283.406 C 35292.228 121293.253 35290.259 121321.808 35290.259 121369.072 L 35290.259 121510.273 C 35290.653 121541.389 35291.637 121560.294 35293.213 121566.990 C 35297.151 121585.108 35310.543 121594.167 35333.387 121594.167 C 35351.505 121594.167 35371.592 121588.850 35393.649 121578.215 C 35416.099 121567.187 35436.580 121552.811 35455.092 121535.087 L 35456.273 121293.450 ZM 35880.467 121535.087 C 35888.345 121535.087 35898.388 121540.995 35910.598 121552.811 C 35930.291 121571.323 35958.256 121587.274 35994.491 121600.666 C 36030.727 121613.663 36064.600 121620.162 36096.109 121620.162 C 36110.682 121620.162 36121.513 121617.799 36128.603 121613.072 C 36136.086 121607.952 36139.828 121600.666 36139.828 121591.213 C 36139.828 121581.760 36134.708 121570.535 36124.467 121557.537 C 36114.621 121544.146 36092.367 121518.741 36057.707 121481.324 C 35973.026 121390.735 35918.081 121327.126 35892.874 121290.496 C 35868.060 121253.473 35855.654 121218.025 35855.654 121184.152 C 35855.654 121154.612 35864.122 121126.451 35881.058 121099.668 C 35898.388 121072.491 35922.414 121049.450 35953.136 121030.544 C 36003.944 120999.035 36062.236 120983.280 36128.012 120983.280 C 36176.458 120983.280 36227.660 120993.521 36281.620 121014.002 C 36323.764 121030.150 36344.835 121047.678 36344.835 121066.583 C 36344.835 121072.491 36342.275 121077.808 36337.155 121082.535 C 36332.429 121087.261 36326.915 121089.624 36320.613 121089.624 C 36313.129 121089.624 36299.147 121082.338 36278.666 121067.765 C 36236.916 121037.831 36191.425 121022.864 36142.191 121022.864 C 36124.861 121022.864 36111.667 121025.621 36102.608 121031.135 C 36093.943 121036.649 36089.610 121045.117 36089.610 121056.539 C 36089.610 121069.931 36097.684 121086.867 36113.833 121107.348 C 36130.375 121127.829 36163.657 121162.490 36213.678 121211.329 C 36262.517 121258.987 36293.436 121290.299 36306.434 121305.266 C 36319.825 121319.839 36332.626 121336.775 36344.835 121356.075 C 36365.710 121389.160 36376.148 121425.001 36376.148 121463.600 C 36376.148 121524.256 36346.805 121573.292 36288.119 121610.709 C 36240.067 121641.825 36180.987 121657.382 36110.879 121657.382 C 36032.893 121657.382 35963.770 121640.052 35903.508 121605.392 C 35885.784 121594.758 35873.575 121586.093 35866.879 121579.397 C 35860.577 121572.701 35857.426 121565.415 35857.426 121557.537 C 35857.426 121542.964 35865.106 121535.481 35880.467 121535.087 ZM 36750.124 121127.435 L 36750.124 121522.089 L 36749.533 121559.901 C 36749.533 121584.320 36752.487 121600.666 36758.395 121608.937 C 36764.697 121616.814 36777.104 121620.753 36795.615 121620.753 C 36842.092 121620.753 36887.780 121606.574 36932.681 121578.215 C 36977.582 121549.463 37014.211 121511.061 37042.569 121463.009 C 37051.235 121448.436 37059.703 121441.150 37067.974 121441.150 C 37073.882 121441.150 37079.199 121443.907 37083.925 121449.421 C 37089.046 121454.541 37091.606 121460.055 37091.606 121465.963 C 37091.606 121480.143 37080.184 121500.230 37057.339 121526.225 C 37034.495 121551.826 37007.909 121574.867 36977.582 121595.348 C 36915.745 121636.704 36849.575 121657.382 36779.073 121657.382 C 36682.576 121657.382 36602.818 121627.449 36539.799 121567.581 C 36468.116 121500.230 36432.274 121417.715 36432.274 121320.036 C 36432.274 121219.206 36470.085 121135.313 36545.707 121068.355 C 36609.120 121011.639 36687.302 120983.280 36780.255 120983.280 C 36854.301 120983.280 36919.092 121000.807 36974.628 121035.862 C 36998.260 121050.828 37017.559 121066.977 37032.526 121084.307 C 37047.493 121101.243 37054.976 121115.619 37054.976 121127.435 C 37054.976 121133.343 37052.810 121138.464 37048.477 121142.796 C 37044.145 121146.735 37038.828 121148.704 37032.526 121148.704 C 37024.255 121148.704 37013.817 121139.251 37001.213 121120.346 C 36983.096 121093.957 36954.540 121071.113 36915.548 121051.813 C 36876.555 121032.120 36839.728 121022.273 36805.068 121022.273 C 36781.830 121022.273 36766.863 121028.772 36760.167 121041.770 C 36753.472 121054.767 36750.124 121083.322 36750.124 121127.435 ZM 37306.657 120792.452 C 37410.637 120792.452 37462.628 120819.629 37462.628 120873.983 C 37462.628 120900.372 37448.842 120921.050 37421.272 120936.016 C 37394.095 120950.589 37355.693 120957.876 37306.066 120957.876 C 37207.206 120957.876 37157.775 120929.912 37157.775 120873.983 C 37157.775 120820.417 37207.402 120793.240 37306.657 120792.452 ZM 37459.674 120999.232 L 37459.674 121016.365 L 37458.492 121108.530 L 37457.311 121251.503 L 37455.538 121468.917 L 37457.901 121591.213 L 37459.083 121644.385 L 37155.412 121644.385 L 37158.366 121426.971 L 37160.139 121234.961 L 37158.957 121133.934 L 37157.185 121021.682 L 37157.775 120999.232 L 37459.674 120999.232 ZM 37589.059 121535.087 C 37596.936 121535.087 37606.980 121540.995 37619.189 121552.811 C 37638.883 121571.323 37666.847 121587.274 37703.083 121600.666 C 37739.319 121613.663 37773.191 121620.162 37804.700 121620.162 C 37819.273 121620.162 37830.105 121617.799 37837.194 121613.072 C 37844.678 121607.952 37848.420 121600.666 37848.420 121591.213 C 37848.420 121581.760 37843.299 121570.535 37833.059 121557.537 C 37823.212 121544.146 37800.959 121518.741 37766.298 121481.324 C 37681.617 121390.735 37626.673 121327.126 37601.465 121290.496 C 37576.652 121253.473 37564.245 121218.025 37564.245 121184.152 C 37564.245 121154.612 37572.713 121126.451 37589.649 121099.668 C 37606.980 121072.491 37631.005 121049.450 37661.727 121030.544 C 37712.536 120999.035 37770.828 120983.280 37836.604 120983.280 C 37885.049 120983.280 37936.252 120993.521 37990.211 121014.002 C 38032.355 121030.150 38053.427 121047.678 38053.427 121066.583 C 38053.427 121072.491 38050.867 121077.808 38045.747 121082.535 C 38041.020 121087.261 38035.506 121089.624 38029.204 121089.624 C 38021.721 121089.624 38007.738 121082.338 37987.257 121067.765 C 37945.508 121037.831 37900.016 121022.864 37850.783 121022.864 C 37833.453 121022.864 37820.258 121025.621 37811.199 121031.135 C 37802.534 121036.649 37798.202 121045.117 37798.202 121056.539 C 37798.202 121069.931 37806.276 121086.867 37822.424 121107.348 C 37838.967 121127.829 37872.248 121162.490 37922.269 121211.329 C 37971.109 121258.987 38002.027 121290.299 38015.025 121305.266 C 38028.416 121319.839 38041.217 121336.775 38053.427 121356.075 C 38074.302 121389.160 38084.739 121425.001 38084.739 121463.600 C 38084.739 121524.256 38055.396 121573.292 37996.710 121610.709 C 37948.659 121641.825 37889.579 121657.382 37819.470 121657.382 C 37741.485 121657.382 37672.361 121640.052 37612.100 121605.392 C 37594.376 121594.758 37582.166 121586.093 37575.470 121579.397 C 37569.168 121572.701 37566.018 121565.415 37566.018 121557.537 C 37566.018 121542.964 37573.698 121535.481 37589.059 121535.087 ZM 38492.391 120791.271 L 38485.892 120982.099 L 38485.301 121000.414 C 38519.568 121000.414 38550.683 120999.035 38578.648 120996.278 C 38583.374 120995.884 38587.510 120995.687 38591.054 120995.687 C 38608.384 120995.687 38617.049 121003.564 38617.049 121019.319 C 38617.049 121033.892 38607.991 121041.179 38589.873 121041.179 C 38584.359 121041.179 38577.466 121040.785 38569.195 121039.997 C 38538.079 121037.634 38515.826 121036.452 38502.434 121036.452 L 38485.301 121036.452 L 38484.710 121151.067 L 38487.074 121380.888 L 38488.846 121503.775 C 38488.846 121532.527 38491.012 121552.614 38495.345 121564.036 C 38499.677 121575.458 38507.161 121581.169 38517.795 121581.169 C 38531.974 121581.169 38547.138 121572.898 38563.287 121556.356 C 38579.041 121539.813 38591.448 121519.529 38600.507 121495.503 C 38608.778 121472.659 38618.625 121461.237 38630.047 121461.237 C 38643.439 121461.237 38650.134 121468.720 38650.134 121483.687 C 38650.134 121498.654 38643.439 121517.363 38630.047 121539.813 C 38616.656 121561.870 38600.507 121581.169 38581.602 121597.712 C 38535.125 121638.280 38474.864 121658.564 38400.817 121658.564 C 38331.103 121658.564 38277.143 121637.492 38238.938 121595.348 C 38219.245 121574.080 38205.656 121550.448 38198.173 121524.453 C 38190.689 121498.064 38186.948 121461.631 38186.948 121415.155 L 38186.948 121370.845 L 38187.538 121246.186 L 38187.538 121034.680 C 38182.024 121034.286 38178.086 121034.089 38175.722 121034.089 C 38171.784 121034.089 38163.906 121034.483 38152.090 121035.271 C 38142.244 121036.058 38133.973 121036.452 38127.277 121036.452 C 38107.977 121036.452 38098.328 121029.166 38098.328 121014.593 C 38098.328 121000.414 38107.584 120993.324 38126.095 120993.324 C 38134.760 120993.324 38140.865 120993.521 38144.410 120993.915 L 38187.538 120996.869 L 38187.538 120930.108 C 38304.123 120887.965 38405.740 120841.685 38492.391 120791.271 Z">
              <!-- 207 nodes -->
            </draw:path>
          </draw:g>
          <!-- id="g1054-1-2-2" -->
          <draw:path id="flowRoot948-5-8-3-9-6" draw:style-name="style2" draw:layer="layout" svg:x="17.055cm" svg:y="62.322cm" svg:width="5.046cm" svg:height="3.233cm" svg:viewBox="0.0 0.0 5045.730 3233.226" svg:d="M 35195.197 125014.413 L 35200.317 125010.573 L 35200.317 125006.733 C 35204.157 125000.333 35206.931 124995.639 35208.637 124992.653 C 35214.611 124982.413 35217.811 124977.079 35218.237 124976.653 C 35222.077 124969.826 35225.917 124962.786 35229.757 124955.533 L 35232.957 124955.533 L 35235.517 124944.653 L 35239.997 124943.373 L 35245.117 124930.573 C 35246.824 124930.146 35248.744 124927.373 35250.877 124922.253 C 35257.704 124905.613 35268.584 124885.986 35283.517 124863.373 C 35324.904 124800.653 35346.237 124768.013 35347.517 124765.453 L 35349.437 124762.893 L 35348.157 124761.613 L 35341.117 124762.253 L 35330.877 124760.973 L 35322.557 124753.933 C 35324.264 124747.959 35328.317 124740.279 35334.717 124730.893 C 35341.544 124721.506 35347.304 124715.106 35351.997 124711.693 C 35352.851 124709.559 35353.491 124708.279 35353.917 124707.853 C 35354.771 124706.999 35355.411 124706.786 35355.837 124707.213 C 35363.091 124697.399 35378.664 124690.146 35402.557 124685.453 C 35426.877 124680.333 35450.984 124677.773 35474.877 124677.773 C 35478.291 124677.773 35481.491 124677.986 35484.477 124678.413 C 35487.891 124678.413 35492.157 124678.626 35497.277 124679.053 C 35502.824 124679.479 35509.011 124680.119 35515.837 124680.973 C 35522.664 124681.399 35527.784 124682.466 35531.197 124684.173 L 35534.397 124688.013 C 35534.824 124688.439 35535.677 124688.439 35536.957 124688.013 L 35536.957 124686.733 C 35542.077 124687.586 35547.197 124689.293 35552.317 124691.853 C 35555.304 124693.133 35559.997 124695.906 35566.397 124700.173 L 35566.397 124703.373 L 35569.597 124703.373 C 35571.304 124703.373 35573.011 124704.653 35574.717 124707.213 C 35576.424 124709.773 35578.131 124709.986 35579.837 124707.853 L 35583.677 124714.893 C 35584.531 124714.466 35585.171 124714.679 35585.597 124715.533 L 35586.877 124716.813 C 35586.877 124719.373 35588.371 124722.359 35591.357 124725.773 C 35594.771 124728.759 35596.691 124731.106 35597.117 124732.813 L 35591.357 124736.013 L 35595.837 124741.133 L 35598.397 124742.413 C 35597.544 124745.826 35595.837 124748.173 35593.277 124749.453 L 35603.517 124750.093 L 35603.517 124752.653 L 35600.957 124752.013 C 35600.104 124752.013 35599.464 124753.933 35599.037 124757.773 L 35600.957 124758.413 L 35602.877 124757.133 C 35603.304 124757.986 35601.597 124759.693 35597.757 124762.253 C 35597.757 124763.533 35597.971 124764.599 35598.397 124765.453 L 35593.277 124771.213 L 35604.157 124771.213 C 35602.877 124772.066 35602.237 124773.986 35602.237 124776.973 C 35602.237 124779.533 35601.811 124780.813 35600.957 124780.813 L 35593.917 124780.813 L 35593.917 124784.013 L 35596.477 124785.293 C 35599.037 124784.013 35601.811 124782.733 35604.797 124781.453 C 35603.091 124787.853 35599.464 124791.479 35593.917 124792.333 C 35595.624 124794.039 35595.411 124795.959 35593.277 124798.093 C 35591.144 124800.226 35590.077 124801.719 35590.077 124802.573 L 35593.277 124802.573 L 35606.077 124795.533 L 35601.597 124798.093 L 35602.237 124800.013 L 35595.197 124805.773 L 35591.357 124805.133 L 35586.877 124816.013 L 35579.837 124821.773 L 35579.837 124826.253 L 35586.237 124824.973 L 35588.157 124835.853 L 35581.757 124835.213 C 35582.184 124836.066 35581.757 124837.133 35580.477 124838.413 C 35579.197 124839.693 35577.917 124839.906 35576.637 124839.053 L 35582.397 124844.173 L 35582.397 124848.653 C 35582.397 124854.199 35579.411 124856.973 35573.437 124856.973 L 35574.717 124862.733 C 35567.464 124865.719 35561.917 124866.146 35558.077 124864.013 C 35557.224 124865.293 35557.011 124866.573 35557.437 124867.853 C 35558.291 124869.133 35558.931 124869.986 35559.357 124870.413 L 35558.717 124876.173 L 35551.037 124878.733 L 35547.197 124880.013 L 35553.597 124880.653 L 35558.077 124881.933 L 35562.557 124877.453 L 35565.757 124880.653 L 35558.717 124887.693 L 35545.277 124888.973 C 35543.144 124891.959 35542.077 124894.733 35542.077 124897.293 L 35544.637 124897.293 L 35549.117 124894.733 L 35549.117 124897.933 C 35545.277 124898.786 35542.077 124898.999 35539.517 124898.573 L 35531.837 124905.613 L 35531.837 124910.093 L 35539.517 124910.733 L 35526.077 124915.213 L 35521.597 124922.893 C 35522.451 124924.173 35521.811 124925.239 35519.677 124926.093 L 35510.077 124928.013 L 35510.077 124931.853 L 35522.237 124933.773 L 35527.997 124929.293 L 35529.917 124926.093 L 35522.877 124938.893 L 35517.757 124937.613 C 35515.197 124941.453 35512.424 124944.226 35509.437 124945.933 C 35506.877 124947.639 35502.397 124949.346 35495.997 124951.053 C 35496.424 124951.906 35496.851 124952.546 35497.277 124952.973 C 35498.131 124953.399 35499.624 124953.826 35501.757 124954.253 L 35493.437 124957.453 L 35488.957 124964.493 L 35483.197 124966.413 C 35479.784 124971.106 35478.291 124973.666 35478.717 124974.093 L 35472.317 124974.733 C 35474.024 124977.719 35473.811 124979.426 35471.677 124979.853 L 35463.997 124979.853 L 35453.757 124981.773 L 35453.757 124984.333 C 35454.184 124984.759 35455.251 124984.546 35456.957 124983.693 C 35457.811 124984.119 35458.664 124984.333 35459.517 124984.333 C 35456.957 124985.186 35455.677 124987.533 35455.677 124991.373 L 35449.277 124993.293 C 35448.424 124994.146 35447.784 124994.999 35447.357 124995.853 C 35446.504 124995.853 35445.011 124996.066 35442.877 124996.493 L 35441.597 125000.333 C 35439.891 125001.613 35438.184 125002.466 35436.477 125002.893 C 35435.197 125003.319 35434.131 125003.533 35433.277 125003.533 L 35431.997 125000.973 L 35428.157 125009.933 L 35417.277 125009.933 C 35416.851 125013.773 35413.437 125016.973 35407.037 125019.533 C 35408.744 125021.239 35410.451 125022.733 35412.157 125024.013 C 35409.597 125023.586 35407.251 125023.159 35405.117 125022.733 L 35398.077 125026.573 L 35398.077 125029.133 L 35401.917 125029.133 C 35402.344 125029.133 35402.557 125029.773 35402.557 125031.053 L 35397.437 125032.333 L 35392.317 125037.453 C 35391.891 125037.879 35389.544 125038.093 35385.277 125038.093 C 35383.997 125040.226 35383.357 125041.719 35383.357 125042.573 C 35379.517 125043.426 35375.891 125044.706 35372.477 125046.413 C 35369.491 125047.693 35367.571 125049.826 35366.717 125052.813 L 35364.157 125051.533 C 35359.891 125051.533 35356.691 125054.093 35354.557 125059.213 L 35348.157 125058.573 C 35344.317 125062.413 35334.291 125068.599 35318.077 125077.133 C 35302.291 125085.666 35291.411 125090.146 35285.437 125090.573 C 35280.317 125096.546 35270.504 125102.519 35255.997 125108.493 C 35244.904 125113.186 35233.597 125116.599 35222.077 125118.733 C 35220.797 125117.879 35218.237 125117.453 35214.397 125117.453 C 35204.584 125117.453 35197.971 125117.026 35194.557 125116.173 C 35191.571 125115.746 35185.597 125113.826 35176.637 125110.413 C 35172.797 125106.146 35169.811 125101.879 35167.677 125097.613 C 35165.117 125092.919 35163.411 125088.226 35162.557 125083.533 C 35162.984 125077.133 35168.957 125064.333 35180.477 125045.133 C 35186.024 125035.746 35188.797 125028.919 35188.797 125024.653 C 35188.797 125024.226 35190.077 125022.946 35192.637 125020.813 C 35195.197 125018.679 35196.051 125016.546 35195.197 125014.413 ZM 35282.237 125036.173 L 35282.237 125040.653 L 35286.717 125042.573 L 35299.517 125041.293 L 35305.277 125036.173 L 35309.757 125036.173 C 35311.464 125034.893 35316.797 125032.546 35325.757 125029.133 C 35335.144 125025.293 35340.904 125021.879 35343.037 125018.893 L 35348.157 125018.893 C 35349.011 125018.893 35349.437 125017.186 35349.437 125013.773 C 35355.837 125012.493 35361.597 125010.573 35366.717 125008.013 L 35371.197 125004.173 L 35372.477 125000.333 C 35373.757 125000.759 35376.957 124999.693 35382.077 124997.133 L 35383.997 124997.773 C 35386.984 124993.079 35391.251 124988.599 35396.797 124984.333 C 35400.637 124981.773 35406.184 124978.573 35413.437 124974.733 L 35413.437 124970.253 C 35421.117 124965.559 35429.011 124959.373 35437.117 124951.693 C 35443.091 124946.146 35450.131 124938.466 35458.237 124928.653 C 35464.211 124921.826 35469.757 124914.786 35474.877 124907.533 C 35479.997 124899.853 35485.544 124890.893 35491.517 124880.653 L 35494.717 124880.653 C 35494.291 124876.813 35495.571 124871.053 35498.557 124863.373 C 35501.544 124855.693 35504.531 124850.359 35507.517 124847.373 L 35506.877 124844.173 L 35510.077 124842.253 C 35509.224 124839.266 35509.224 124834.573 35510.077 124828.173 C 35511.357 124821.773 35512.637 124814.519 35513.917 124806.413 C 35513.917 124788.919 35507.517 124775.053 35494.717 124764.813 C 35482.344 124754.146 35467.197 124748.813 35449.277 124748.813 L 35434.557 124750.733 C 35436.264 124752.439 35437.117 124754.146 35437.117 124755.853 C 35434.557 124755.426 35432.424 124757.773 35430.717 124762.893 C 35429.437 124767.586 35429.011 124771.213 35429.437 124773.773 C 35425.171 124777.186 35423.677 124781.453 35424.957 124786.573 L 35420.477 124787.853 L 35419.197 124791.693 C 35418.771 124791.266 35417.917 124791.479 35416.637 124792.333 C 35415.784 124792.759 35415.784 124793.613 35416.637 124794.893 L 35411.517 124803.853 L 35412.157 124807.693 L 35405.757 124810.253 L 35405.117 124816.013 L 35398.717 124817.293 L 35397.437 124822.413 L 35400.637 124827.533 L 35399.357 124828.813 L 35389.757 124830.093 L 35389.117 124832.653 L 35391.037 124836.493 L 35397.437 124835.213 C 35395.304 124836.493 35392.957 124838.839 35390.397 124842.253 C 35387.837 124845.239 35386.344 124848.013 35385.917 124850.573 L 35382.077 124856.973 L 35379.517 124856.973 L 35377.597 124860.813 L 35375.037 124860.813 L 35373.757 124865.933 L 35376.317 124866.573 L 35382.077 124864.653 C 35378.664 124868.493 35375.251 124870.199 35371.837 124869.773 L 35371.837 124877.453 L 35369.277 124877.453 C 35368.851 124877.026 35368.851 124876.386 35369.277 124875.533 C 35369.704 124874.253 35369.064 124873.613 35367.357 124873.613 L 35366.077 124876.173 L 35369.277 124879.373 L 35370.557 124882.573 L 35364.157 124892.173 L 35362.237 124894.093 L 35355.837 124896.013 L 35351.357 124905.613 L 35355.197 124915.213 L 35343.677 124915.213 L 35343.037 124917.133 L 35348.157 124919.693 L 35351.357 124919.693 C 35349.651 124921.826 35347.304 124923.533 35344.317 124924.813 C 35341.331 124925.666 35338.131 124926.306 35334.717 124926.733 L 35332.797 124931.213 L 35334.077 124934.413 L 35337.277 124931.853 L 35342.397 124931.853 L 35342.397 124935.053 C 35341.544 124936.333 35340.691 124937.399 35339.837 124938.253 L 35333.437 124938.893 L 35333.437 124941.453 L 35327.677 124942.733 C 35328.531 124944.439 35329.171 124945.506 35329.597 124945.933 L 35330.877 124947.213 L 35324.477 124950.413 L 35323.837 124947.853 C 35318.717 124952.546 35315.304 124958.093 35313.597 124964.493 L 35308.477 124965.773 L 35308.477 124971.533 C 35314.451 124968.546 35318.931 124967.053 35321.917 124967.053 L 35323.197 124968.333 L 35317.437 124970.893 C 35314.877 124976.866 35311.251 124980.493 35306.557 124981.773 L 35307.837 124984.333 L 35300.797 124988.813 L 35299.517 124993.933 L 35303.997 124993.933 L 35306.557 124990.733 L 35307.837 124992.653 C 35306.131 124994.786 35305.491 124996.493 35305.917 124997.773 L 35300.157 124996.493 C 35294.611 124999.053 35291.197 125001.826 35289.917 125004.813 L 35290.557 125008.653 L 35292.477 125006.733 L 35293.757 125005.453 L 35300.157 125004.173 L 35302.717 125002.253 L 35296.957 125011.213 L 35291.837 125011.853 L 35294.397 125012.493 L 35294.397 125016.973 L 35290.557 125024.013 L 35284.797 125022.733 L 35280.317 125024.013 L 35280.317 125032.333 L 35278.397 125033.613 L 35277.117 125037.453 L 35279.677 125037.453 C 35280.957 125037.026 35281.811 125036.599 35282.237 125036.173 ZM 35561.427 125041.293 L 35561.427 125038.733 L 35564.627 125028.493 C 35563.774 125028.493 35562.921 125028.279 35562.067 125027.853 C 35561.641 125025.719 35562.494 125024.439 35564.627 125024.013 L 35564.627 125019.533 L 35567.187 125019.533 L 35565.267 125009.933 C 35565.267 125006.519 35567.614 124999.266 35572.307 124988.173 C 35575.721 124980.066 35579.347 124971.959 35583.187 124963.853 L 35585.747 124963.853 C 35590.441 124949.346 35604.094 124930.359 35626.707 124906.893 C 35649.747 124882.999 35668.734 124867.639 35683.667 124860.813 C 35703.294 124846.733 35720.787 124835.426 35736.147 124826.893 C 35760.041 124813.239 35778.814 124806.413 35792.467 124806.413 C 35803.561 124806.413 35812.094 124810.039 35818.067 124817.293 C 35824.041 124824.546 35827.027 124833.719 35827.027 124844.813 L 35826.387 124851.853 C 35825.534 124853.559 35824.681 124855.053 35823.827 124856.333 C 35823.827 124857.186 35823.614 124859.106 35823.187 124862.093 C 35822.334 124863.373 35821.694 124864.439 35821.267 124865.293 L 35816.147 124876.813 C 35814.441 124877.666 35813.374 124878.093 35812.947 124878.093 C 35812.947 124878.946 35813.161 124879.586 35813.587 124880.013 L 35805.907 124890.893 L 35802.707 124892.173 L 35801.427 124897.293 C 35800.574 124896.866 35798.441 124898.146 35795.027 124901.133 L 35789.267 124906.893 L 35783.507 124906.253 L 35777.107 124910.093 C 35778.387 124910.519 35779.881 124910.946 35781.587 124911.373 L 35771.347 124919.053 L 35768.147 124917.133 L 35766.227 124917.773 L 35766.867 124922.253 L 35754.707 124925.453 C 35748.734 124931.853 35738.707 124937.826 35724.627 124943.373 C 35719.934 124945.079 35713.107 124947.426 35704.147 124950.413 C 35702.867 124951.266 35701.587 124951.906 35700.307 124952.333 C 35698.601 124952.333 35695.401 124953.399 35690.707 124955.533 C 35686.441 124957.666 35684.094 124958.733 35683.667 124958.733 C 35678.547 124961.293 35671.934 124964.279 35663.827 124967.693 C 35655.721 124971.106 35650.601 124972.386 35648.467 124971.533 L 35642.707 124984.973 C 35643.561 124984.546 35644.414 124985.399 35645.267 124987.533 L 35642.707 124986.253 L 35639.507 124986.253 L 35639.507 124990.093 L 35643.987 124992.013 C 35643.134 124992.013 35642.067 124995.426 35640.787 125002.253 C 35639.507 125009.079 35638.867 125015.906 35638.867 125022.733 C 35638.867 125033.826 35641.427 125042.999 35646.547 125050.253 C 35651.667 125057.079 35659.347 125060.493 35669.587 125060.493 C 35680.681 125060.493 35694.974 125054.946 35712.467 125043.853 C 35726.121 125035.319 35739.774 125026.573 35753.427 125017.613 C 35761.534 125010.359 35769.641 125002.893 35777.747 124995.213 C 35781.161 124992.653 35786.494 124989.239 35793.747 124984.973 L 35795.667 124990.733 C 35793.534 124994.999 35788.627 125000.119 35780.947 125006.093 C 35773.694 125012.066 35769.001 125016.333 35766.867 125018.893 L 35764.307 125018.893 L 35756.627 125025.293 L 35753.427 125028.493 L 35748.947 125034.893 L 35746.387 125034.893 L 35733.587 125047.693 C 35727.614 125053.666 35722.921 125057.933 35719.507 125060.493 L 35677.907 125092.493 C 35675.774 125092.919 35674.281 125093.346 35673.427 125093.773 C 35672.574 125094.199 35673.001 125095.053 35674.707 125096.333 L 35654.867 125107.853 L 35654.867 125104.653 L 35648.467 125107.853 L 35649.107 125110.413 C 35647.827 125110.839 35644.841 125111.053 35640.147 125111.053 L 35637.587 125112.973 L 35631.827 125112.973 L 35628.627 125116.813 C 35627.347 125115.959 35624.574 125115.533 35620.307 125115.533 L 35604.307 125115.533 L 35605.587 125112.973 C 35603.454 125113.399 35600.681 125113.186 35597.267 125112.333 C 35594.281 125111.479 35591.081 125110.413 35587.667 125109.133 L 35587.667 125106.573 L 35592.147 125105.293 L 35590.227 125104.013 L 35582.547 125104.013 C 35579.561 125102.733 35577.214 125100.386 35575.507 125096.973 L 35579.987 125095.693 L 35578.067 125092.493 L 35571.667 125093.133 C 35569.107 125087.159 35568.467 125082.039 35569.747 125077.773 L 35566.547 125078.413 L 35566.547 125075.853 C 35569.107 125075.853 35570.174 125074.999 35569.747 125073.293 L 35563.987 125073.293 C 35566.547 125071.586 35567.827 125069.026 35567.827 125065.613 L 35562.707 125056.653 L 35565.267 125054.093 L 35561.427 125048.333 L 35561.427 125041.293 ZM 35734.227 124920.333 C 35741.481 124914.359 35747.241 124907.319 35751.507 124899.213 C 35756.201 124890.679 35758.547 124882.146 35758.547 124873.613 C 35758.547 124868.493 35756.841 124863.799 35753.427 124859.533 C 35750.014 124855.266 35745.534 124853.133 35739.987 124853.133 C 35737.001 124853.133 35734.867 124854.413 35733.587 124856.973 L 35727.827 124856.973 L 35730.387 124860.173 L 35732.307 124858.893 L 35713.747 124872.333 C 35712.467 124876.173 35709.481 124879.373 35704.787 124881.933 L 35696.467 124887.693 L 35696.467 124890.253 L 35701.587 124890.253 L 35695.187 124891.533 L 35692.627 124893.453 L 35688.787 124896.653 L 35686.867 124899.853 L 35684.307 124899.853 L 35683.027 124901.773 C 35683.027 124902.626 35684.734 124903.693 35688.147 124904.973 L 35684.307 124908.173 C 35683.027 124908.173 35679.614 124910.306 35674.067 124914.573 L 35672.787 124922.253 L 35671.507 124925.453 L 35668.947 124925.453 L 35661.907 124935.053 L 35663.827 124932.493 L 35667.027 124932.493 L 35663.827 124935.693 L 35661.267 124936.333 L 35661.267 124938.893 C 35654.867 124939.746 35651.027 124940.813 35649.747 124942.093 L 35651.667 124944.013 L 35653.587 124942.733 L 35659.347 124942.733 L 35657.427 124945.933 L 35654.867 124945.933 L 35654.867 124951.053 L 35656.787 124952.333 C 35653.801 124952.333 35651.667 124953.613 35650.387 124956.173 C 35661.481 124956.173 35676.414 124952.333 35695.187 124944.653 C 35713.961 124936.546 35726.974 124928.439 35734.227 124920.333 ZM 35967.247 124824.333 C 35968.954 124824.333 35975.781 124820.493 35987.727 124812.813 C 35993.701 124808.973 35998.394 124807.053 36001.807 124807.053 C 36006.074 124807.053 36010.341 124807.906 36014.607 124809.613 C 36018.874 124810.893 36023.141 124813.026 36027.407 124816.013 C 36027.834 124817.719 36028.901 124819.853 36030.607 124822.413 L 36035.087 124826.893 L 36036.367 124830.093 C 36035.514 124831.373 36035.087 124832.653 36035.087 124833.933 L 36041.487 124834.573 L 36038.287 124840.973 C 36040.847 124843.533 36042.341 124844.599 36042.767 124844.173 L 36045.327 124848.653 L 36044.687 124852.493 L 36038.927 124853.773 L 36040.207 124858.253 L 36045.967 124856.333 L 36045.967 124860.173 L 36043.407 124860.173 L 36040.207 124862.733 L 36035.727 124862.733 L 36033.807 124864.013 L 36035.087 124865.293 L 36044.687 124865.933 L 36036.367 124872.333 L 36042.767 124876.813 L 36044.687 124876.173 L 36040.207 124879.373 C 36041.914 124880.226 36042.341 124881.506 36041.487 124883.213 L 36035.087 124883.213 L 36031.887 124890.893 L 36025.487 124889.613 C 36020.367 124899.426 36010.767 124909.666 35996.687 124920.333 C 35982.607 124930.573 35972.367 124938.039 35965.967 124942.733 L 35964.047 124940.173 C 35960.207 124936.759 35958.287 124932.493 35958.287 124927.373 C 35958.287 124924.813 35958.714 124920.759 35959.567 124915.213 C 35960.847 124909.239 35961.487 124905.613 35961.487 124904.333 C 35961.487 124895.799 35960.847 124888.119 35959.567 124881.293 C 35958.287 124874.466 35955.514 124869.986 35951.247 124867.853 L 35948.687 124871.053 C 35943.141 124877.879 35938.661 124883.213 35935.247 124887.053 C 35928.421 124894.733 35923.301 124899.426 35919.887 124901.133 L 35924.367 124904.973 L 35919.247 124906.253 L 35916.047 124913.933 L 35917.967 124917.133 C 35914.981 124917.986 35913.061 124918.413 35912.207 124918.413 L 35909.647 124924.173 C 35907.514 124928.439 35906.021 124930.999 35905.167 124931.853 L 35904.527 124937.613 C 35901.114 124941.026 35898.341 124942.519 35896.207 124942.093 L 35894.287 124956.173 C 35893.434 124955.746 35892.367 124957.666 35891.087 124961.933 C 35889.807 124966.199 35889.167 124968.546 35889.167 124968.973 L 35885.967 124970.253 L 35887.247 124976.653 C 35884.261 124978.359 35882.127 124980.919 35880.847 124984.333 L 35881.487 124992.013 C 35881.487 124994.573 35880.634 124997.986 35878.927 125002.253 C 35877.647 125006.519 35876.367 125010.359 35875.087 125013.773 C 35876.367 125024.013 35877.647 125034.039 35878.927 125043.853 C 35880.207 125053.239 35885.114 125057.933 35893.647 125057.933 C 35903.461 125057.933 35916.261 125053.453 35932.047 125044.493 C 35943.994 125037.666 35955.727 125029.346 35967.247 125019.533 L 35979.407 125010.573 C 35983.674 125007.159 35987.941 125003.533 35992.207 124999.693 L 35994.767 124997.773 L 36000.527 124992.013 L 36003.087 124994.573 L 35998.607 124997.133 L 36000.527 124998.413 C 35984.314 125019.319 35959.141 125043.639 35925.007 125071.373 C 35885.754 125102.946 35857.167 125118.733 35839.247 125118.733 C 35824.741 125118.733 35814.287 125112.119 35807.887 125098.893 C 35801.914 125085.239 35798.927 125070.519 35798.927 125054.733 C 35798.927 125044.066 35800.634 125032.333 35804.047 125019.533 C 35809.167 125004.599 35812.794 124993.506 35814.927 124986.253 C 35827.301 124955.106 35849.914 124925.453 35882.767 124897.293 L 35967.247 124824.333 ZM 36020.847 125077.773 L 36018.287 125073.293 L 36025.327 125068.813 C 36025.327 125067.959 36024.047 125067.106 36021.487 125066.253 L 36020.207 125060.493 C 36020.207 125058.359 36020.847 125056.013 36022.127 125053.453 C 36022.981 125050.466 36023.621 125048.333 36024.047 125047.053 L 36021.487 125044.493 L 36025.967 125037.453 L 36025.967 125034.253 L 36029.807 125028.493 L 36029.167 125022.733 C 36030.021 125021.879 36030.874 125020.386 36031.727 125018.253 C 36033.007 125016.119 36034.287 125015.266 36035.567 125015.693 C 36035.567 125010.573 36036.634 125005.239 36038.767 124999.693 L 36043.247 124989.453 C 36047.087 124988.599 36049.007 124985.826 36049.007 124981.133 C 36049.007 124976.866 36054.767 124964.493 36066.287 124944.013 C 36077.807 124923.533 36083.354 124913.079 36082.927 124912.653 C 36086.341 124907.959 36089.754 124902.626 36093.167 124896.653 C 36097.007 124890.679 36099.994 124885.133 36102.127 124880.013 C 36102.554 124879.586 36103.834 124877.239 36105.967 124872.973 C 36108.527 124868.279 36110.234 124866.146 36111.087 124866.573 L 36119.407 124850.573 L 36120.687 124846.733 C 36125.381 124838.199 36129.221 124831.586 36132.207 124826.893 C 36137.754 124817.933 36142.021 124812.386 36145.007 124810.253 L 36157.167 124785.293 C 36158.874 124786.146 36159.727 124785.933 36159.727 124784.653 C 36160.154 124782.946 36160.581 124781.026 36161.007 124778.893 C 36161.861 124776.759 36162.501 124775.266 36162.927 124774.413 C 36165.061 124770.146 36167.407 124766.306 36169.967 124762.893 L 36212.847 124689.933 C 36214.554 124688.653 36216.261 124687.159 36217.967 124685.453 C 36226.501 124683.319 36235.247 124680.973 36244.207 124678.413 L 36248.687 124673.293 L 36247.407 124670.093 L 36251.247 124670.093 L 36250.607 124672.653 L 36253.807 124672.653 L 36276.847 124664.333 L 36281.327 124668.173 C 36280.474 124672.439 36280.901 124677.133 36282.607 124682.253 L 36251.247 124732.813 L 36249.967 124737.293 L 36240.367 124752.013 C 36240.794 124752.866 36241.221 124753.506 36241.647 124753.933 C 36238.661 124755.639 36236.314 124757.133 36234.607 124758.413 L 36237.807 124760.333 C 36236.101 124760.759 36234.607 124761.186 36233.327 124761.613 C 36232.047 124762.039 36231.407 124763.746 36231.407 124766.733 L 36226.287 124769.933 C 36226.714 124770.786 36226.501 124772.279 36225.647 124774.413 C 36224.794 124776.119 36225.647 124777.186 36228.207 124777.613 L 36225.007 124784.013 C 36225.434 124781.879 36224.154 124780.813 36221.167 124780.813 L 36220.527 124784.013 L 36214.767 124787.853 L 36218.607 124787.213 L 36223.727 124789.773 C 36221.594 124791.053 36220.101 124791.906 36219.247 124792.333 C 36215.407 124794.466 36213.061 124795.319 36212.207 124794.893 C 36210.501 124800.013 36207.941 124804.493 36204.527 124808.333 L 36210.287 124806.413 L 36207.727 124809.613 L 36209.647 124810.253 L 36205.807 124815.373 L 36203.247 124813.453 C 36202.821 124813.879 36202.607 124814.306 36202.607 124814.733 C 36204.314 124818.146 36204.954 124820.279 36204.527 124821.133 L 36196.207 124824.333 L 36199.407 124826.253 L 36190.447 124827.533 L 36188.527 124833.933 L 36195.567 124833.933 L 36189.167 124837.773 L 36195.567 124839.693 L 36187.247 124840.973 L 36185.967 124838.413 C 36185.541 124840.119 36185.327 124841.613 36185.327 124842.893 C 36185.327 124844.173 36185.967 124846.306 36187.247 124849.293 L 36176.367 124851.853 L 36177.647 124855.693 L 36176.367 124861.453 C 36177.647 124860.599 36178.501 124860.173 36178.927 124860.173 C 36181.487 124858.893 36183.194 124858.253 36184.047 124858.253 L 36184.047 124862.733 L 36179.567 124862.733 C 36177.861 124864.439 36177.647 124866.359 36178.927 124868.493 L 36164.847 124871.693 L 36165.487 124876.813 L 36161.007 124881.293 L 36169.967 124874.893 L 36174.447 124880.013 L 36174.447 124883.213 L 36171.887 124883.213 L 36155.247 124888.973 C 36152.687 124890.679 36150.127 124892.173 36147.567 124893.453 L 36146.287 124897.933 L 36165.487 124894.733 L 36165.487 124899.853 C 36164.634 124899.853 36163.141 124901.559 36161.007 124904.973 C 36159.727 124905.826 36158.447 124906.466 36157.167 124906.893 L 36151.407 124910.733 L 36156.527 124910.733 L 36150.127 124914.573 L 36147.567 124912.653 C 36144.154 124912.653 36142.447 124914.359 36142.447 124917.773 L 36145.647 124919.053 L 36150.127 124916.493 L 36152.687 124919.693 L 36148.207 124926.093 C 36151.621 124927.373 36153.114 124928.439 36152.687 124929.293 L 36143.087 124928.653 L 36141.167 124925.453 L 36139.887 124928.653 C 36139.461 124929.933 36138.181 124930.573 36136.047 124930.573 C 36134.341 124930.573 36133.487 124932.066 36133.487 124935.053 L 36135.407 124934.413 L 36147.567 124935.693 L 36147.567 124938.893 C 36144.154 124938.466 36139.674 124939.106 36134.127 124940.813 L 36134.127 124947.213 L 36143.087 124949.773 C 36140.101 124951.479 36137.754 124952.333 36136.047 124952.333 C 36133.487 124951.053 36131.141 124950.413 36129.007 124950.413 L 36126.447 124952.333 L 36130.927 124956.173 L 36130.287 124958.093 L 36125.167 124958.093 L 36123.887 124960.013 C 36125.594 124960.439 36127.301 124960.653 36129.007 124960.653 L 36129.007 124963.853 C 36131.994 124963.426 36133.914 124963.639 36134.767 124964.493 L 36136.047 124971.533 L 36130.927 124972.173 L 36124.527 124977.293 L 36123.247 124981.773 L 36125.807 124985.613 L 36129.007 124985.613 L 36125.167 124988.173 L 36118.767 124987.533 L 36115.567 124989.453 L 36120.687 124993.293 L 36125.807 124993.293 L 36113.007 124995.853 L 36113.007 124999.693 L 36120.687 124999.693 L 36121.327 125002.893 C 36118.767 125003.319 36117.061 125003.533 36116.207 125003.533 C 36115.354 125003.533 36113.221 125004.173 36109.807 125005.453 L 36105.967 125004.173 L 36102.767 125004.813 L 36102.767 125011.853 C 36104.047 125012.706 36105.541 125012.706 36107.247 125011.853 C 36109.381 125010.999 36110.447 125009.719 36110.447 125008.013 L 36116.847 125009.293 C 36114.714 125015.266 36113.221 125019.106 36112.367 125020.813 L 36107.247 125022.733 L 36108.527 125028.493 L 36100.207 125033.613 L 36101.487 125035.533 L 36107.887 125035.533 L 36110.447 125033.613 L 36108.527 125039.373 L 36103.407 125041.933 C 36103.834 125045.346 36103.194 125047.053 36101.487 125047.053 L 36105.967 125051.533 C 36118.341 125048.119 36136.261 125038.306 36159.727 125022.093 C 36183.621 125005.453 36207.727 124988.599 36232.047 124971.533 C 36204.741 124998.413 36178.287 125022.946 36152.687 125045.133 C 36115.567 125077.133 36086.767 125098.253 36066.287 125108.493 L 36066.287 125111.053 L 36061.167 125109.773 C 36058.607 125112.759 36054.554 125115.319 36049.007 125117.453 C 36043.461 125119.586 36038.554 125120.653 36034.287 125120.653 C 36035.141 125119.799 36034.927 125118.733 36033.647 125117.453 C 36032.794 125116.599 36031.941 125116.599 36031.087 125117.453 L 36022.767 125111.693 C 36023.621 125110.839 36024.474 125110.626 36025.327 125111.053 C 36026.181 125111.479 36027.461 125112.333 36029.167 125113.613 L 36038.767 125113.613 L 36041.327 125115.533 L 36041.327 125112.973 L 36039.407 125112.333 C 36033.434 125111.053 36029.594 125111.266 36027.887 125112.973 L 36025.967 125107.213 L 36023.407 125107.213 L 36023.407 125100.813 C 36020.847 125101.239 36019.354 125101.026 36018.927 125100.173 C 36020.207 125099.746 36021.274 125099.106 36022.127 125098.253 L 36021.487 125090.573 L 36017.647 125090.573 L 36018.927 125087.373 L 36027.887 125084.173 L 36020.847 125084.173 L 36016.367 125080.333 L 36020.847 125077.773 ZM 36199.657 125040.013 L 36197.097 125038.093 C 36198.377 125024.013 36200.937 125011.639 36204.777 125000.973 C 36208.617 124989.879 36218.431 124969.613 36234.217 124940.173 C 36250.431 124913.719 36277.951 124884.066 36316.777 124851.213 C 36359.871 124814.946 36392.937 124796.813 36415.977 124796.813 L 36423.657 124798.093 L 36424.297 124800.013 C 36439.231 124801.293 36449.684 124808.759 36455.657 124822.413 L 36462.697 124839.693 L 36465.257 124839.693 L 36461.417 124851.853 C 36461.417 124853.133 36462.484 124854.626 36464.617 124856.333 C 36465.044 124856.759 36465.684 124857.186 36466.537 124857.613 L 36467.817 124864.013 L 36479.337 124864.653 C 36477.204 124870.199 36469.951 124884.919 36457.577 124908.813 C 36445.631 124932.279 36437.951 124947.213 36434.537 124953.613 L 36431.337 124952.973 L 36433.897 124958.093 L 36426.217 124982.413 L 36423.657 124983.053 L 36419.177 125001.613 L 36416.617 125001.613 C 36418.324 125006.733 36418.324 125010.999 36416.617 125014.413 L 36414.697 125043.213 C 36414.697 125047.906 36417.471 125051.106 36423.017 125052.813 C 36428.564 125051.533 36436.884 125046.413 36447.977 125037.453 C 36459.497 125028.066 36476.137 125012.919 36497.897 124992.013 C 36496.617 124992.866 36496.404 124994.146 36497.257 124995.853 C 36498.537 124997.559 36499.604 124997.773 36500.457 124996.493 C 36489.791 125008.866 36479.337 125021.239 36469.097 125033.613 L 36467.177 125037.453 C 36459.071 125043.426 36451.391 125049.613 36444.137 125056.013 C 36434.751 125064.119 36427.711 125071.373 36423.017 125077.773 L 36419.817 125077.773 L 36416.617 125084.173 L 36411.497 125085.453 C 36409.364 125088.866 36405.951 125092.066 36401.257 125095.053 L 36399.337 125096.333 C 36395.497 125100.173 36389.737 125103.373 36382.057 125105.933 C 36374.804 125108.493 36367.124 125110.626 36359.017 125112.333 C 36351.764 125109.346 36347.071 125103.373 36344.937 125094.413 C 36342.804 125085.026 36341.737 125073.506 36341.737 125059.853 L 36341.737 125042.573 L 36335.977 125049.613 L 36327.017 125056.013 L 36326.377 125059.853 C 36322.537 125063.693 36319.764 125067.533 36318.057 125071.373 L 36315.497 125068.173 L 36311.017 125073.933 L 36306.537 125074.573 L 36302.057 125082.893 C 36299.497 125084.173 36296.937 125085.879 36294.377 125088.013 C 36292.244 125089.719 36289.684 125091.853 36286.697 125094.413 L 36272.617 125102.093 L 36272.617 125107.213 C 36270.057 125108.919 36264.511 125111.693 36255.977 125115.533 C 36251.284 125117.666 36247.871 125119.373 36245.737 125120.653 C 36244.884 125120.226 36241.684 125120.653 36236.137 125121.933 C 36235.284 125121.933 36233.791 125122.359 36231.657 125123.213 C 36223.977 125123.213 36217.364 125120.226 36211.817 125114.253 C 36206.271 125108.279 36202.217 125101.026 36199.657 125092.493 C 36201.791 125092.493 36202.857 125090.999 36202.857 125088.013 C 36201.577 125086.306 36200.724 125085.239 36200.297 125084.813 C 36198.591 125082.253 36197.311 125081.186 36196.457 125081.613 L 36195.177 125073.933 L 36198.377 125069.453 L 36198.377 125057.933 C 36196.671 125058.359 36195.604 125058.146 36195.177 125057.293 C 36194.751 125056.439 36194.537 125054.733 36194.537 125052.173 C 36194.964 125047.479 36195.177 125044.706 36195.177 125043.853 L 36199.657 125040.013 ZM 36273.897 125038.733 C 36273.897 125040.439 36275.177 125044.279 36277.737 125050.253 C 36280.724 125056.226 36283.071 125060.493 36284.777 125063.053 C 36294.591 125063.053 36308.457 125055.799 36326.377 125041.293 L 36348.137 125023.373 C 36348.564 125022.093 36350.484 125015.053 36353.897 125002.253 C 36357.311 124989.026 36360.724 124980.493 36364.137 124976.653 C 36364.137 124971.106 36368.404 124959.373 36376.937 124941.453 C 36385.897 124923.533 36390.377 124907.106 36390.377 124892.173 C 36390.377 124880.226 36387.817 124869.986 36382.697 124861.453 C 36377.577 124852.919 36369.471 124847.799 36358.377 124846.093 C 36354.964 124848.653 36351.551 124851.426 36348.137 124854.413 C 36345.151 124856.973 36343.017 124859.959 36341.737 124863.373 C 36332.777 124873.613 36324.031 124883.639 36315.497 124893.453 L 36313.577 124899.213 C 36311.444 124900.919 36309.524 124903.906 36307.817 124908.173 C 36306.537 124912.013 36305.471 124915.853 36304.617 124919.693 C 36302.911 124921.826 36300.137 124927.586 36296.297 124936.973 C 36288.191 124956.599 36283.924 124968.119 36283.497 124971.533 L 36279.657 124972.813 L 36280.937 124975.373 L 36275.817 124994.573 L 36273.257 124998.413 L 36274.537 124999.693 L 36277.737 124999.693 C 36276.457 125002.679 36274.751 125004.599 36272.617 125005.453 L 36275.177 125024.653 L 36272.617 125027.213 L 36273.257 125031.053 L 36273.897 125038.733 ZM 36442.357 125116.173 C 36450.464 125098.679 36465.397 125072.866 36487.157 125038.733 C 36508.491 125004.599 36523.211 124979.213 36531.317 124962.573 C 36548.811 124935.266 36561.184 124915.213 36568.437 124902.413 C 36583.797 124875.106 36592.544 124854.839 36594.677 124841.613 C 36613.024 124830.519 36627.104 124822.199 36636.917 124816.653 C 36647.157 124811.106 36655.264 124808.333 36661.237 124808.333 L 36667.637 124813.453 L 36670.197 124823.053 C 36670.197 124825.186 36669.344 124827.533 36667.637 124830.093 L 36665.077 124835.213 C 36665.931 124836.066 36666.357 124839.479 36666.357 124845.453 C 36664.651 124848.439 36663.157 124851.213 36661.877 124853.773 C 36660.597 124855.906 36658.891 124858.253 36656.757 124860.813 L 36656.757 124864.013 C 36658.464 124864.439 36659.744 124864.866 36660.597 124865.293 C 36661.877 124865.293 36663.371 124865.079 36665.077 124864.653 L 36663.157 124867.853 C 36662.731 124868.279 36660.384 124869.133 36656.117 124870.413 L 36651.637 124876.813 L 36657.397 124876.813 L 36656.117 124880.013 L 36647.797 124885.773 C 36646.944 124886.626 36646.944 124887.479 36647.797 124888.333 C 36648.651 124888.759 36649.504 124888.973 36650.357 124888.973 C 36651.211 124888.546 36652.064 124888.333 36652.917 124888.333 C 36652.917 124888.759 36653.131 124889.186 36653.557 124889.613 C 36680.011 124864.013 36702.624 124843.959 36721.397 124829.453 C 36740.597 124814.519 36753.397 124807.053 36759.797 124807.053 L 36768.757 124808.333 C 36768.331 124810.893 36769.184 124812.599 36771.317 124813.453 C 36771.317 124816.013 36770.251 124818.786 36768.117 124821.773 L 36764.277 124822.413 L 36761.717 124836.493 L 36759.157 124835.853 C 36758.304 124837.559 36757.664 124839.053 36757.237 124840.333 L 36751.477 124843.533 L 36748.917 124853.773 L 36754.037 124857.613 C 36753.184 124857.186 36752.544 124857.826 36752.117 124859.533 C 36751.691 124861.239 36751.904 124862.519 36752.757 124863.373 L 36745.717 124868.493 L 36741.237 124872.333 L 36743.797 124872.333 C 36740.384 124883.426 36737.184 124894.306 36734.197 124904.973 C 36733.771 124908.386 36732.704 124910.093 36730.997 124910.093 L 36732.277 124915.853 L 36735.477 124915.853 L 36735.477 124925.453 L 36741.877 124926.733 L 36752.757 124925.453 L 36761.717 124922.893 C 36774.091 124917.773 36789.237 124908.173 36807.157 124894.093 C 36829.344 124876.599 36843.637 124865.933 36850.037 124862.093 L 36850.037 124865.293 C 36846.624 124868.279 36832.117 124881.079 36806.517 124903.693 C 36787.744 124920.333 36774.517 124934.199 36766.837 124945.293 L 36762.357 124944.653 L 36755.957 124954.893 C 36750.837 124957.453 36743.797 124962.146 36734.837 124968.973 L 36722.037 124978.573 L 36723.317 124981.133 C 36717.771 124981.133 36710.944 124982.626 36702.837 124985.613 C 36694.731 124988.173 36687.051 124990.733 36679.797 124993.293 L 36679.797 124990.093 L 36671.477 124989.453 C 36664.651 124986.039 36659.957 124981.133 36657.397 124974.733 C 36655.264 124968.333 36654.197 124960.653 36654.197 124951.693 C 36654.197 124940.173 36656.757 124928.653 36661.877 124917.133 C 36667.424 124905.186 36672.971 124893.666 36678.517 124882.573 L 36624.117 124938.893 C 36624.117 124940.173 36623.264 124941.879 36621.557 124944.013 C 36620.277 124945.719 36618.784 124947.639 36617.077 124949.773 C 36615.371 124951.479 36611.531 124957.879 36605.557 124968.973 C 36600.011 124980.066 36594.891 124987.959 36590.197 124992.653 L 36592.117 124999.693 L 36589.557 124999.053 C 36588.277 124999.053 36586.997 124999.906 36585.717 125001.613 C 36584.437 125003.319 36584.224 125004.599 36585.077 125005.453 C 36585.504 125005.879 36586.357 125005.879 36587.637 125005.453 C 36588.917 125005.026 36589.557 125005.666 36589.557 125007.373 L 36585.717 125008.013 L 36583.157 125014.413 L 36577.397 125018.253 C 36577.397 125019.106 36577.611 125021.026 36578.037 125024.013 L 36570.997 125029.133 L 36570.357 125034.253 C 36572.064 125033.399 36573.771 125034.253 36575.477 125036.813 C 36571.637 125039.373 36567.157 125040.653 36562.037 125040.653 L 36562.037 125044.493 L 36570.357 125043.213 L 36564.597 125050.893 C 36559.051 125052.599 36554.357 125053.239 36550.517 125052.813 L 36548.597 125059.213 L 36556.917 125059.213 L 36562.677 125056.013 L 36562.677 125056.653 C 36561.397 125058.786 36561.184 125060.493 36562.037 125061.773 C 36555.637 125064.333 36550.731 125065.613 36547.317 125065.613 C 36546.464 125066.893 36546.037 125067.746 36546.037 125068.173 C 36544.757 125070.306 36543.691 125071.159 36542.837 125070.733 L 36540.917 125078.413 L 36542.837 125079.053 L 36549.237 125072.013 L 36554.997 125073.933 L 36556.917 125073.293 C 36556.917 125075.853 36555.211 125076.706 36551.797 125075.853 L 36547.957 125077.773 L 36554.357 125079.053 L 36551.157 125086.733 L 36546.677 125086.093 L 36547.317 125091.213 L 36542.837 125100.173 L 36531.317 125097.613 L 36527.477 125102.093 C 36530.037 125103.373 36532.811 125104.013 36535.797 125104.013 C 36537.077 125104.013 36538.997 125103.586 36541.557 125102.733 L 36530.037 125109.133 C 36528.757 125107.426 36527.691 125105.719 36526.837 125104.013 L 36522.357 125115.533 C 36515.531 125118.946 36511.264 125122.999 36509.557 125127.693 L 36505.077 125126.413 L 36507.637 125125.133 L 36506.997 125122.573 L 36498.037 125124.493 C 36498.464 125125.773 36497.611 125127.053 36495.477 125128.333 C 36493.344 125129.613 36491.851 125129.399 36490.997 125127.693 L 36487.157 125130.893 C 36485.877 125129.186 36483.957 125129.399 36481.397 125131.533 C 36478.837 125132.386 36475.424 125133.879 36471.157 125136.013 C 36466.464 125138.146 36463.477 125139.426 36462.197 125139.853 L 36458.357 125139.213 L 36455.157 125143.693 L 36450.677 125142.413 L 36444.917 125144.333 L 36444.277 125139.853 L 36437.877 125134.093 L 36442.357 125116.173 ZM 36736.427 125041.293 L 36736.427 125038.733 L 36739.627 125028.493 C 36738.774 125028.493 36737.921 125028.279 36737.067 125027.853 C 36736.641 125025.719 36737.494 125024.439 36739.627 125024.013 L 36739.627 125019.533 L 36742.187 125019.533 L 36740.267 125009.933 C 36740.267 125006.519 36742.614 124999.266 36747.307 124988.173 C 36750.721 124980.066 36754.347 124971.959 36758.187 124963.853 L 36760.747 124963.853 C 36765.441 124949.346 36779.094 124930.359 36801.707 124906.893 C 36824.747 124882.999 36843.734 124867.639 36858.667 124860.813 C 36878.294 124846.733 36895.787 124835.426 36911.147 124826.893 C 36935.041 124813.239 36953.814 124806.413 36967.467 124806.413 C 36978.561 124806.413 36987.094 124810.039 36993.067 124817.293 C 36999.041 124824.546 37002.027 124833.719 37002.027 124844.813 L 37001.387 124851.853 C 37000.534 124853.559 36999.681 124855.053 36998.827 124856.333 C 36998.827 124857.186 36998.614 124859.106 36998.187 124862.093 C 36997.334 124863.373 36996.694 124864.439 36996.267 124865.293 L 36991.147 124876.813 C 36989.441 124877.666 36988.374 124878.093 36987.947 124878.093 C 36987.947 124878.946 36988.161 124879.586 36988.587 124880.013 L 36980.907 124890.893 L 36977.707 124892.173 L 36976.427 124897.293 C 36975.574 124896.866 36973.441 124898.146 36970.027 124901.133 L 36964.267 124906.893 L 36958.507 124906.253 L 36952.107 124910.093 C 36953.387 124910.519 36954.881 124910.946 36956.587 124911.373 L 36946.347 124919.053 L 36943.147 124917.133 L 36941.227 124917.773 L 36941.867 124922.253 L 36929.707 124925.453 C 36923.734 124931.853 36913.707 124937.826 36899.627 124943.373 C 36894.934 124945.079 36888.107 124947.426 36879.147 124950.413 C 36877.867 124951.266 36876.587 124951.906 36875.307 124952.333 C 36873.601 124952.333 36870.401 124953.399 36865.707 124955.533 C 36861.441 124957.666 36859.094 124958.733 36858.667 124958.733 C 36853.547 124961.293 36846.934 124964.279 36838.827 124967.693 C 36830.721 124971.106 36825.601 124972.386 36823.467 124971.533 L 36817.707 124984.973 C 36818.561 124984.546 36819.414 124985.399 36820.267 124987.533 L 36817.707 124986.253 L 36814.507 124986.253 L 36814.507 124990.093 L 36818.987 124992.013 C 36818.134 124992.013 36817.067 124995.426 36815.787 125002.253 C 36814.507 125009.079 36813.867 125015.906 36813.867 125022.733 C 36813.867 125033.826 36816.427 125042.999 36821.547 125050.253 C 36826.667 125057.079 36834.347 125060.493 36844.587 125060.493 C 36855.681 125060.493 36869.974 125054.946 36887.467 125043.853 C 36901.121 125035.319 36914.774 125026.573 36928.427 125017.613 C 36936.534 125010.359 36944.641 125002.893 36952.747 124995.213 C 36956.161 124992.653 36961.494 124989.239 36968.747 124984.973 L 36970.667 124990.733 C 36968.534 124994.999 36963.627 125000.119 36955.947 125006.093 C 36948.694 125012.066 36944.001 125016.333 36941.867 125018.893 L 36939.307 125018.893 L 36931.627 125025.293 L 36928.427 125028.493 L 36923.947 125034.893 L 36921.387 125034.893 L 36908.587 125047.693 C 36902.614 125053.666 36897.921 125057.933 36894.507 125060.493 L 36852.907 125092.493 C 36850.774 125092.919 36849.281 125093.346 36848.427 125093.773 C 36847.574 125094.199 36848.001 125095.053 36849.707 125096.333 L 36829.867 125107.853 L 36829.867 125104.653 L 36823.467 125107.853 L 36824.107 125110.413 C 36822.827 125110.839 36819.841 125111.053 36815.147 125111.053 L 36812.587 125112.973 L 36806.827 125112.973 L 36803.627 125116.813 C 36802.347 125115.959 36799.574 125115.533 36795.307 125115.533 L 36779.307 125115.533 L 36780.587 125112.973 C 36778.454 125113.399 36775.681 125113.186 36772.267 125112.333 C 36769.281 125111.479 36766.081 125110.413 36762.667 125109.133 L 36762.667 125106.573 L 36767.147 125105.293 L 36765.227 125104.013 L 36757.547 125104.013 C 36754.561 125102.733 36752.214 125100.386 36750.507 125096.973 L 36754.987 125095.693 L 36753.067 125092.493 L 36746.667 125093.133 C 36744.107 125087.159 36743.467 125082.039 36744.747 125077.773 L 36741.547 125078.413 L 36741.547 125075.853 C 36744.107 125075.853 36745.174 125074.999 36744.747 125073.293 L 36738.987 125073.293 C 36741.547 125071.586 36742.827 125069.026 36742.827 125065.613 L 36737.707 125056.653 L 36740.267 125054.093 L 36736.427 125048.333 L 36736.427 125041.293 ZM 36909.227 124920.333 C 36916.481 124914.359 36922.241 124907.319 36926.507 124899.213 C 36931.201 124890.679 36933.547 124882.146 36933.547 124873.613 C 36933.547 124868.493 36931.841 124863.799 36928.427 124859.533 C 36925.014 124855.266 36920.534 124853.133 36914.987 124853.133 C 36912.001 124853.133 36909.867 124854.413 36908.587 124856.973 L 36902.827 124856.973 L 36905.387 124860.173 L 36907.307 124858.893 L 36888.747 124872.333 C 36887.467 124876.173 36884.481 124879.373 36879.787 124881.933 L 36871.467 124887.693 L 36871.467 124890.253 L 36876.587 124890.253 L 36870.187 124891.533 L 36867.627 124893.453 L 36863.787 124896.653 L 36861.867 124899.853 L 36859.307 124899.853 L 36858.027 124901.773 C 36858.027 124902.626 36859.734 124903.693 36863.147 124904.973 L 36859.307 124908.173 C 36858.027 124908.173 36854.614 124910.306 36849.067 124914.573 L 36847.787 124922.253 L 36846.507 124925.453 L 36843.947 124925.453 L 36836.907 124935.053 L 36838.827 124932.493 L 36842.027 124932.493 L 36838.827 124935.693 L 36836.267 124936.333 L 36836.267 124938.893 C 36829.867 124939.746 36826.027 124940.813 36824.747 124942.093 L 36826.667 124944.013 L 36828.587 124942.733 L 36834.347 124942.733 L 36832.427 124945.933 L 36829.867 124945.933 L 36829.867 124951.053 L 36831.787 124952.333 C 36828.801 124952.333 36826.667 124953.613 36825.387 124956.173 C 36836.481 124956.173 36851.414 124952.333 36870.187 124944.653 C 36888.961 124936.546 36901.974 124928.439 36909.227 124920.333 ZM 37242.327 125033.613 L 37243.607 125024.653 L 37247.447 125023.373 L 37248.087 125016.973 L 37246.807 125015.693 L 37251.287 125011.213 C 37254.274 125007.799 37255.767 125005.026 37255.767 125002.893 C 37255.767 125000.759 37254.274 124999.693 37251.287 124999.693 L 37253.207 124998.413 C 37255.341 124997.133 37256.407 124995.426 37256.407 124993.293 C 37256.407 124989.026 37257.474 124985.399 37259.607 124982.413 C 37262.167 124979.426 37264.087 124978.573 37265.367 124979.853 L 37264.727 124974.733 L 37266.007 124968.333 L 37268.567 124968.333 L 37267.287 124962.573 L 37270.487 124960.653 L 37269.207 124959.373 L 37273.687 124958.093 L 37272.407 124952.333 L 37278.167 124948.493 L 37275.607 124943.373 C 37276.034 124942.093 37276.674 124941.026 37277.527 124940.173 C 37278.381 124938.893 37279.447 124938.679 37280.727 124939.533 L 37280.727 124930.573 C 37282.861 124929.293 37283.927 124928.226 37283.927 124927.373 C 37284.354 124926.093 37285.421 124925.453 37287.127 124925.453 L 37289.047 124924.813 C 37287.341 124919.693 37289.047 124914.573 37294.167 124909.453 C 37293.314 124908.173 37293.314 124907.533 37294.167 124907.533 C 37295.021 124907.106 37296.087 124906.679 37297.367 124906.253 L 37297.367 124899.853 C 37299.074 124901.559 37300.354 124901.559 37301.207 124899.853 C 37302.487 124897.719 37303.127 124893.879 37303.127 124888.333 L 37308.887 124887.053 L 37311.447 124881.933 L 37310.167 124874.253 L 37305.047 124874.253 C 37300.354 124874.253 37289.474 124877.026 37272.407 124882.573 C 37263.021 124885.559 37255.981 124887.053 37251.287 124887.053 L 37244.247 124885.773 L 37271.127 124846.093 L 37276.887 124842.893 C 37281.154 124833.079 37291.821 124825.826 37308.887 124821.133 C 37328.941 124817.719 37341.954 124815.373 37347.927 124814.093 C 37356.034 124805.559 37365.421 124793.613 37376.087 124778.253 C 37385.047 124765.453 37394.007 124752.439 37402.967 124739.213 C 37413.207 124726.413 37421.527 124717.026 37427.927 124711.053 C 37439.447 124699.959 37449.901 124693.346 37459.287 124691.213 C 37461.421 124688.226 37465.047 124685.453 37470.167 124682.893 C 37475.714 124680.333 37480.621 124678.413 37484.887 124677.133 L 37490.007 124685.453 C 37489.154 124689.293 37487.021 124694.626 37483.607 124701.453 L 37479.127 124709.133 L 37471.447 124713.613 C 37470.594 124720.439 37467.394 124727.906 37461.847 124736.013 C 37456.301 124744.119 37452.674 124750.519 37450.967 124755.213 L 37445.847 124757.133 L 37448.407 124763.533 C 37444.994 124763.533 37443.287 124763.959 37443.287 124764.813 L 37443.287 124770.573 L 37438.807 124775.053 L 37435.607 124775.053 L 37427.287 124794.893 L 37420.887 124794.893 C 37422.594 124798.306 37422.807 124801.506 37421.527 124804.493 L 37466.327 124803.213 C 37473.154 124803.213 37479.981 124803.426 37486.807 124803.853 C 37493.634 124803.853 37500.674 124804.919 37507.927 124807.053 C 37504.941 124814.306 37501.741 124820.279 37498.327 124824.973 L 37493.207 124825.613 L 37490.007 124832.653 L 37482.327 124835.213 L 37477.207 124842.893 C 37473.367 124848.013 37468.674 124852.279 37463.127 124855.693 C 37458.007 124859.106 37451.821 124862.093 37444.567 124864.653 L 37430.487 124862.733 L 37408.727 124864.653 C 37407.874 124863.373 37403.821 124863.799 37396.567 124865.933 C 37389.741 124867.639 37385.687 124868.279 37384.407 124867.853 C 37383.127 124867.426 37382.061 124868.066 37381.207 124869.773 C 37380.781 124871.053 37379.927 124871.479 37378.647 124871.053 C 37375.234 124878.306 37372.887 124883.639 37371.607 124887.053 C 37366.914 124897.719 37364.141 124904.973 37363.287 124908.813 L 37360.087 124915.213 C 37352.834 124925.879 37347.714 124934.413 37344.727 124940.813 C 37342.167 124947.213 37340.247 124954.039 37338.967 124961.293 C 37337.687 124960.866 37336.621 124961.506 37335.767 124963.213 C 37335.341 124964.493 37335.554 124965.773 37336.407 124967.053 L 37333.847 124974.093 L 37328.087 124976.013 C 37329.367 124977.719 37330.861 124979.213 37332.567 124980.493 C 37329.154 124986.893 37327.234 124990.519 37326.807 124991.373 C 37325.101 124995.639 37324.247 124999.693 37324.247 125003.533 L 37322.327 125005.453 L 37322.967 125009.933 C 37321.687 125013.773 37320.834 125016.759 37320.407 125018.893 C 37318.274 125026.573 37317.207 125031.053 37317.207 125032.333 C 37317.207 125039.159 37318.274 125044.493 37320.407 125048.333 C 37322.541 125052.173 37326.594 125054.093 37332.567 125054.093 C 37347.501 125054.093 37370.541 125041.933 37401.687 125017.613 C 37428.141 124996.706 37445.207 124980.706 37452.887 124969.613 L 37457.367 124969.613 L 37444.567 124986.253 C 37439.447 124993.506 37430.701 125003.533 37418.327 125016.333 C 37404.247 125030.839 37394.647 125040.866 37389.527 125046.413 C 37384.834 125051.959 37379.501 125057.719 37373.527 125063.693 C 37367.981 125069.666 37362.221 125074.786 37356.247 125079.053 L 37354.327 125080.333 C 37350.061 125085.453 37344.941 125090.359 37338.967 125095.053 C 37329.154 125103.159 37323.607 125107.853 37322.327 125109.133 L 37320.407 125106.573 C 37318.274 125106.573 37315.074 125108.493 37310.807 125112.333 C 37308.247 125114.893 37306.327 125116.386 37305.047 125116.813 L 37306.327 125118.733 C 37301.207 125119.586 37297.154 125122.146 37294.167 125126.413 L 37277.527 125128.973 C 37265.154 125128.973 37255.341 125122.786 37248.087 125110.413 C 37240.834 125098.039 37237.207 125085.239 37237.207 125072.013 L 37237.207 125055.373 C 37237.634 125049.826 37238.914 125044.066 37241.047 125038.093 L 37242.327 125033.613 ZM 37415.947 125111.693 L 37422.347 125088.653 L 37419.787 125086.733 L 37423.627 125086.093 L 37422.987 125083.533 C 37428.961 125077.133 37434.934 125066.466 37440.907 125051.533 C 37445.174 125041.293 37448.161 125034.253 37449.867 125030.413 L 37462.027 125004.813 L 37464.587 125004.813 L 37466.507 124995.853 L 37475.467 124981.773 L 37476.107 124979.213 C 37476.107 124975.799 37484.001 124960.653 37499.787 124933.773 C 37515.574 124906.466 37524.107 124889.826 37525.387 124883.853 C 37527.094 124884.279 37528.801 124883.213 37530.507 124880.653 C 37532.641 124878.093 37533.707 124875.959 37533.707 124874.253 C 37534.134 124872.119 37534.347 124870.626 37534.347 124869.773 C 37534.774 124868.493 37535.627 124868.279 37536.907 124869.133 L 37543.307 124850.573 L 37547.147 124848.653 L 37545.867 124846.733 C 37547.574 124842.466 37550.134 124837.559 37553.547 124832.013 C 37556.961 124826.039 37559.307 124821.773 37560.587 124819.213 L 37559.307 124817.933 C 37559.307 124817.079 37559.947 124816.226 37561.227 124815.373 C 37562.507 124814.093 37563.574 124813.239 37564.427 124812.813 L 37572.107 124792.973 C 37572.961 124793.826 37574.027 124793.399 37575.307 124791.693 C 37576.587 124789.986 37576.161 124788.493 37574.027 124787.213 L 37582.987 124777.613 L 37582.347 124774.413 L 37585.547 124768.653 C 37586.827 124769.079 37587.681 124768.653 37588.107 124767.373 L 37590.667 124762.253 L 37593.867 124757.133 C 37597.707 124752.866 37601.974 124746.466 37606.667 124737.933 C 37609.227 124733.666 37613.067 124726.626 37618.187 124716.813 C 37620.321 124714.679 37623.521 124709.346 37627.787 124700.813 C 37632.481 124692.279 37634.614 124686.946 37634.187 124684.813 C 37635.041 124683.106 37636.534 124681.399 37638.667 124679.693 C 37640.801 124677.559 37643.787 124675.426 37647.627 124673.293 L 37646.987 124670.733 C 37646.987 124668.173 37650.401 124665.186 37657.227 124661.773 C 37664.054 124657.933 37669.174 124655.799 37672.587 124655.373 L 37675.787 124654.093 L 37677.067 124652.813 C 37678.774 124654.093 37680.481 124655.159 37682.187 124656.013 L 37682.187 124653.453 C 37684.747 124652.173 37689.654 124650.253 37696.907 124647.693 C 37704.587 124645.133 37709.921 124643.853 37712.907 124643.853 C 37714.614 124645.133 37716.534 124646.413 37718.667 124647.693 L 37714.187 124663.693 L 37710.347 124664.333 L 37712.267 124669.453 C 37712.267 124672.439 37711.414 124674.573 37709.707 124675.853 C 37708.001 124677.133 37706.294 124678.199 37704.587 124679.053 L 37704.587 124682.893 L 37700.107 124688.013 L 37700.747 124693.133 L 37698.827 124699.533 L 37695.627 124698.893 C 37693.921 124698.893 37692.427 124699.959 37691.147 124702.093 C 37690.294 124703.799 37690.721 124705.933 37692.427 124708.493 L 37695.627 124708.493 C 37695.627 124709.346 37694.134 124710.199 37691.147 124711.053 C 37688.587 124711.479 37687.521 124712.333 37687.947 124713.613 L 37680.907 124715.533 C 37682.614 124716.386 37682.827 124717.453 37681.547 124718.733 C 37680.694 124719.586 37679.414 124720.653 37677.707 124721.933 C 37677.707 124723.639 37677.494 124725.346 37677.067 124727.053 C 37677.067 124728.333 37676.641 124728.759 37675.787 124728.333 L 37680.267 124739.213 L 37674.507 124741.773 L 37673.867 124744.973 L 37666.827 124743.053 L 37664.267 124745.613 L 37672.587 124752.013 L 37671.947 124753.933 L 37664.267 124752.653 L 37654.667 124755.853 L 37654.667 124760.973 L 37660.427 124761.613 L 37655.947 124765.453 L 37648.907 124764.813 L 37646.987 124766.093 L 37653.387 124771.853 L 37655.947 124769.293 L 37659.787 124773.133 L 37664.267 124773.773 L 37657.867 124783.373 L 37647.627 124784.653 L 37648.907 124786.573 L 37648.907 124792.973 L 37646.987 124794.253 L 37654.027 124794.893 L 37648.907 124798.093 L 37641.867 124796.173 L 37645.067 124802.573 L 37640.587 124802.573 L 37644.427 124809.613 L 37646.347 124808.973 C 37643.361 124813.239 37639.094 124815.373 37633.547 124815.373 L 37633.547 124817.933 L 37643.147 124817.933 L 37641.867 124819.853 L 37634.827 124821.773 C 37635.681 124823.053 37636.107 124825.613 37636.107 124829.453 L 37630.347 124831.373 L 37629.707 124836.493 C 37627.147 124837.346 37625.227 124838.199 37623.947 124839.053 L 37620.107 124839.053 L 37622.667 124845.453 L 37617.547 124855.053 C 37619.681 124855.906 37620.961 124855.906 37621.387 124855.053 L 37623.307 124853.133 L 37623.947 124855.693 C 37621.814 124857.826 37620.961 124859.106 37621.387 124859.533 L 37615.627 124858.253 C 37616.481 124861.239 37615.627 124862.946 37613.067 124863.373 L 37608.587 124863.373 L 37607.307 124867.213 L 37613.707 124870.413 L 37609.227 124870.413 C 37603.681 124870.413 37600.907 124872.546 37600.907 124876.813 C 37600.907 124882.359 37602.827 124885.133 37606.667 124885.133 L 37657.867 124845.453 C 37682.187 124828.386 37700.961 124819.853 37714.187 124819.853 C 37717.174 124819.853 37719.947 124820.706 37722.507 124822.413 C 37728.054 124826.253 37731.467 124828.173 37732.747 124828.173 C 37734.454 124828.173 37735.307 124829.026 37735.307 124830.733 C 37735.307 124832.439 37735.094 124834.146 37734.667 124835.853 L 37738.507 124835.853 C 37739.361 124837.559 37740.001 124840.546 37740.427 124844.813 C 37740.854 124849.079 37741.281 124851.853 37741.707 124853.133 L 37742.347 124855.053 L 37740.427 124861.453 L 37743.627 124865.293 C 37742.347 124868.279 37741.281 124871.053 37740.427 124873.613 C 37739.574 124875.746 37738.507 124877.666 37737.227 124879.373 L 37740.427 124881.293 C 37739.574 124883.853 37738.721 124886.199 37737.867 124888.333 L 37730.827 124894.093 L 37732.747 124898.573 C 37732.747 124901.986 37731.681 124903.906 37729.547 124904.333 C 37727.414 124904.759 37726.347 124907.746 37726.347 124913.293 L 37723.147 124913.293 L 37724.427 124918.413 L 37716.107 124921.613 C 37718.241 124923.319 37719.307 124924.813 37719.307 124926.093 C 37719.307 124927.373 37718.241 124928.653 37716.107 124929.933 C 37713.974 124931.213 37712.481 124931.426 37711.627 124930.573 L 37713.547 124937.613 C 37711.841 124936.759 37710.347 124937.399 37709.067 124939.533 C 37708.214 124941.239 37708.427 124942.733 37709.707 124944.013 C 37705.014 124951.266 37702.667 124957.453 37702.667 124962.573 L 37698.827 124962.573 C 37697.121 124962.573 37696.481 124963.426 37696.907 124965.133 C 37697.334 124966.839 37697.974 124967.906 37698.827 124968.333 L 37692.427 124976.653 L 37689.227 124977.933 L 37693.067 124983.053 C 37689.654 124983.053 37688.161 124984.333 37688.587 124986.893 C 37689.441 124989.026 37689.227 124990.519 37687.947 124991.373 C 37686.667 124992.226 37685.387 124992.866 37684.107 124993.293 L 37686.667 125001.613 L 37680.907 125004.173 L 37678.987 125011.213 L 37680.907 125012.493 L 37677.067 125015.053 C 37675.787 125015.906 37674.934 125016.333 37674.507 125016.333 L 37670.667 125022.093 L 37672.587 125026.573 C 37672.587 125027.853 37671.947 125028.919 37670.667 125029.773 C 37669.387 125030.626 37668.107 125031.266 37666.827 125031.693 L 37667.467 125033.613 C 37669.174 125034.466 37670.241 125035.106 37670.667 125035.533 L 37671.947 125036.813 C 37670.667 125038.946 37669.601 125041.079 37668.747 125043.213 C 37667.894 125045.346 37666.401 125045.986 37664.267 125045.133 L 37662.347 125051.533 L 37670.027 125056.653 C 37674.294 125056.226 37681.547 125051.746 37691.787 125043.213 C 37705.441 125031.266 37719.307 125019.319 37733.387 125007.373 L 37737.867 125006.093 L 37739.147 125002.893 C 37740.854 125001.613 37743.201 125000.119 37746.187 124998.413 C 37749.174 124996.279 37751.521 124995.426 37753.227 124995.853 L 37742.987 125012.493 C 37731.041 125025.719 37708.214 125046.199 37674.507 125073.933 C 37636.534 125105.079 37613.281 125120.653 37604.747 125120.653 C 37594.081 125120.653 37587.041 125116.173 37583.627 125107.213 C 37580.641 125097.826 37579.147 125086.733 37579.147 125073.933 L 37580.427 125072.653 L 37580.427 125064.973 C 37581.707 125065.399 37582.347 125064.759 37582.347 125063.053 C 37582.774 125060.919 37582.987 125058.573 37582.987 125056.013 C 37585.121 125053.453 37586.614 125050.679 37587.467 125047.693 C 37588.321 125044.706 37588.961 125041.506 37589.387 125038.093 L 37591.307 125032.333 L 37593.227 125031.693 C 37597.494 125021.879 37606.667 125003.533 37620.747 124976.653 C 37645.494 124930.146 37657.867 124898.146 37657.867 124880.653 L 37653.387 124869.773 C 37646.561 124871.053 37638.241 124875.746 37628.427 124883.853 L 37586.187 124918.413 L 37584.267 124928.013 L 37579.787 124927.373 L 37576.587 124930.573 L 37582.987 124935.053 L 37575.947 124935.693 L 37575.947 124938.893 L 37570.827 124940.173 C 37570.827 124943.159 37572.107 124944.653 37574.667 124944.653 L 37579.787 124947.213 L 37575.947 124948.493 L 37568.267 124948.493 C 37566.134 124948.493 37565.494 124949.986 37566.347 124952.973 L 37559.307 124952.973 L 37563.787 124959.373 C 37562.934 124960.226 37562.934 124962.786 37563.787 124967.053 L 37564.427 124960.653 L 37566.987 124960.653 C 37569.547 124961.506 37571.254 124961.933 37572.107 124961.933 L 37563.147 124968.333 L 37555.467 124967.053 C 37551.627 124969.613 37550.347 124972.173 37551.627 124974.733 L 37561.227 124978.573 L 37563.147 124977.933 L 37561.867 124980.493 C 37558.881 124983.479 37556.107 124984.119 37553.547 124982.413 L 37550.987 124988.173 L 37554.187 124988.813 C 37549.067 124988.386 37543.734 124989.666 37538.187 124992.653 L 37538.187 124995.853 L 37541.387 125000.973 L 37547.147 125000.333 L 37549.067 125001.613 C 37549.067 125005.453 37548.001 125007.373 37545.867 125007.373 C 37542.454 125006.093 37539.894 125005.453 37538.187 125005.453 L 37534.987 125013.133 L 37538.187 125014.413 L 37523.467 125028.493 L 37529.227 125032.973 L 37531.787 125032.973 L 37531.787 125036.173 L 37528.587 125036.173 L 37518.987 125039.373 L 37515.147 125041.293 C 37514.294 125043.426 37514.294 125044.706 37515.147 125045.133 C 37516.001 125045.559 37516.854 125045.773 37517.707 125045.773 L 37504.907 125054.733 L 37502.347 125061.773 C 37503.201 125061.346 37504.267 125060.919 37505.547 125060.493 C 37505.974 125062.199 37505.547 125063.693 37504.267 125064.973 C 37502.987 125065.826 37502.134 125066.466 37501.707 125066.893 L 37505.547 125068.173 L 37502.987 125075.853 L 37497.867 125080.333 C 37496.161 125079.479 37493.174 125081.399 37488.907 125086.093 C 37487.627 125087.373 37485.707 125089.506 37483.147 125092.493 C 37480.587 125095.479 37476.961 125097.826 37472.267 125099.533 C 37463.734 125102.946 37458.401 125106.146 37456.267 125109.133 C 37452.854 125110.413 37450.507 125109.986 37449.227 125107.853 L 37446.027 125114.253 C 37441.761 125115.533 37437.707 125115.959 37433.867 125115.533 L 37427.467 125119.373 C 37426.187 125118.519 37424.907 125117.879 37423.627 125117.453 L 37419.787 125117.453 C 37416.801 125117.453 37415.307 125116.173 37415.307 125113.613 L 37415.947 125111.693 ZM 37756.427 125041.293 L 37756.427 125038.733 L 37759.627 125028.493 C 37758.774 125028.493 37757.921 125028.279 37757.067 125027.853 C 37756.641 125025.719 37757.494 125024.439 37759.627 125024.013 L 37759.627 125019.533 L 37762.187 125019.533 L 37760.267 125009.933 C 37760.267 125006.519 37762.614 124999.266 37767.307 124988.173 C 37770.721 124980.066 37774.347 124971.959 37778.187 124963.853 L 37780.747 124963.853 C 37785.441 124949.346 37799.094 124930.359 37821.707 124906.893 C 37844.747 124882.999 37863.734 124867.639 37878.667 124860.813 C 37898.294 124846.733 37915.787 124835.426 37931.147 124826.893 C 37955.041 124813.239 37973.814 124806.413 37987.467 124806.413 C 37998.561 124806.413 38007.094 124810.039 38013.067 124817.293 C 38019.041 124824.546 38022.027 124833.719 38022.027 124844.813 L 38021.387 124851.853 C 38020.534 124853.559 38019.681 124855.053 38018.827 124856.333 C 38018.827 124857.186 38018.614 124859.106 38018.187 124862.093 C 38017.334 124863.373 38016.694 124864.439 38016.267 124865.293 L 38011.147 124876.813 C 38009.441 124877.666 38008.374 124878.093 38007.947 124878.093 C 38007.947 124878.946 38008.161 124879.586 38008.587 124880.013 L 38000.907 124890.893 L 37997.707 124892.173 L 37996.427 124897.293 C 37995.574 124896.866 37993.441 124898.146 37990.027 124901.133 L 37984.267 124906.893 L 37978.507 124906.253 L 37972.107 124910.093 C 37973.387 124910.519 37974.881 124910.946 37976.587 124911.373 L 37966.347 124919.053 L 37963.147 124917.133 L 37961.227 124917.773 L 37961.867 124922.253 L 37949.707 124925.453 C 37943.734 124931.853 37933.707 124937.826 37919.627 124943.373 C 37914.934 124945.079 37908.107 124947.426 37899.147 124950.413 C 37897.867 124951.266 37896.587 124951.906 37895.307 124952.333 C 37893.601 124952.333 37890.401 124953.399 37885.707 124955.533 C 37881.441 124957.666 37879.094 124958.733 37878.667 124958.733 C 37873.547 124961.293 37866.934 124964.279 37858.827 124967.693 C 37850.721 124971.106 37845.601 124972.386 37843.467 124971.533 L 37837.707 124984.973 C 37838.561 124984.546 37839.414 124985.399 37840.267 124987.533 L 37837.707 124986.253 L 37834.507 124986.253 L 37834.507 124990.093 L 37838.987 124992.013 C 37838.134 124992.013 37837.067 124995.426 37835.787 125002.253 C 37834.507 125009.079 37833.867 125015.906 37833.867 125022.733 C 37833.867 125033.826 37836.427 125042.999 37841.547 125050.253 C 37846.667 125057.079 37854.347 125060.493 37864.587 125060.493 C 37875.681 125060.493 37889.974 125054.946 37907.467 125043.853 C 37921.121 125035.319 37934.774 125026.573 37948.427 125017.613 C 37956.534 125010.359 37964.641 125002.893 37972.747 124995.213 C 37976.161 124992.653 37981.494 124989.239 37988.747 124984.973 L 37990.667 124990.733 C 37988.534 124994.999 37983.627 125000.119 37975.947 125006.093 C 37968.694 125012.066 37964.001 125016.333 37961.867 125018.893 L 37959.307 125018.893 L 37951.627 125025.293 L 37948.427 125028.493 L 37943.947 125034.893 L 37941.387 125034.893 L 37928.587 125047.693 C 37922.614 125053.666 37917.921 125057.933 37914.507 125060.493 L 37872.907 125092.493 C 37870.774 125092.919 37869.281 125093.346 37868.427 125093.773 C 37867.574 125094.199 37868.001 125095.053 37869.707 125096.333 L 37849.867 125107.853 L 37849.867 125104.653 L 37843.467 125107.853 L 37844.107 125110.413 C 37842.827 125110.839 37839.841 125111.053 37835.147 125111.053 L 37832.587 125112.973 L 37826.827 125112.973 L 37823.627 125116.813 C 37822.347 125115.959 37819.574 125115.533 37815.307 125115.533 L 37799.307 125115.533 L 37800.587 125112.973 C 37798.454 125113.399 37795.681 125113.186 37792.267 125112.333 C 37789.281 125111.479 37786.081 125110.413 37782.667 125109.133 L 37782.667 125106.573 L 37787.147 125105.293 L 37785.227 125104.013 L 37777.547 125104.013 C 37774.561 125102.733 37772.214 125100.386 37770.507 125096.973 L 37774.987 125095.693 L 37773.067 125092.493 L 37766.667 125093.133 C 37764.107 125087.159 37763.467 125082.039 37764.747 125077.773 L 37761.547 125078.413 L 37761.547 125075.853 C 37764.107 125075.853 37765.174 125074.999 37764.747 125073.293 L 37758.987 125073.293 C 37761.547 125071.586 37762.827 125069.026 37762.827 125065.613 L 37757.707 125056.653 L 37760.267 125054.093 L 37756.427 125048.333 L 37756.427 125041.293 ZM 37929.227 124920.333 C 37936.481 124914.359 37942.241 124907.319 37946.507 124899.213 C 37951.201 124890.679 37953.547 124882.146 37953.547 124873.613 C 37953.547 124868.493 37951.841 124863.799 37948.427 124859.533 C 37945.014 124855.266 37940.534 124853.133 37934.987 124853.133 C 37932.001 124853.133 37929.867 124854.413 37928.587 124856.973 L 37922.827 124856.973 L 37925.387 124860.173 L 37927.307 124858.893 L 37908.747 124872.333 C 37907.467 124876.173 37904.481 124879.373 37899.787 124881.933 L 37891.467 124887.693 L 37891.467 124890.253 L 37896.587 124890.253 L 37890.187 124891.533 L 37887.627 124893.453 L 37883.787 124896.653 L 37881.867 124899.853 L 37879.307 124899.853 L 37878.027 124901.773 C 37878.027 124902.626 37879.734 124903.693 37883.147 124904.973 L 37879.307 124908.173 C 37878.027 124908.173 37874.614 124910.306 37869.067 124914.573 L 37867.787 124922.253 L 37866.507 124925.453 L 37863.947 124925.453 L 37856.907 124935.053 L 37858.827 124932.493 L 37862.027 124932.493 L 37858.827 124935.693 L 37856.267 124936.333 L 37856.267 124938.893 C 37849.867 124939.746 37846.027 124940.813 37844.747 124942.093 L 37846.667 124944.013 L 37848.587 124942.733 L 37854.347 124942.733 L 37852.427 124945.933 L 37849.867 124945.933 L 37849.867 124951.053 L 37851.787 124952.333 C 37848.801 124952.333 37846.667 124953.613 37845.387 124956.173 C 37856.481 124956.173 37871.414 124952.333 37890.187 124944.653 C 37908.961 124936.546 37921.974 124928.439 37929.227 124920.333 ZM 34112.857 126200.946 C 34114.137 126194.546 34116.697 126187.932 34120.537 126181.106 C 34124.804 126174.279 34128.217 126168.732 34130.777 126164.466 C 34145.711 126138.866 34158.511 126118.172 34169.177 126102.386 C 34189.657 126072.519 34207.151 126057.586 34221.657 126057.586 L 34223.577 126058.866 L 34234.457 126052.466 L 34242.777 126051.186 L 34252.377 126063.986 C 34252.377 126066.546 34251.524 126069.959 34249.817 126074.226 C 34248.111 126078.492 34247.044 126081.266 34246.617 126082.546 L 34239.577 126084.466 L 34239.577 126087.026 L 34237.017 126087.666 L 34237.017 126091.506 C 34237.444 126093.212 34236.164 126095.772 34233.177 126099.186 C 34230.617 126102.599 34229.124 126104.732 34228.697 126105.586 L 34224.217 126105.586 C 34224.217 126109.852 34223.364 126113.479 34221.657 126116.466 L 34222.937 126120.946 L 34221.657 126124.786 L 34217.177 126126.066 L 34213.337 126133.106 L 34213.977 126136.306 L 34212.697 126138.866 L 34208.857 126139.506 L 34206.297 126141.426 L 34206.297 126143.986 L 34203.097 126145.266 L 34204.377 126151.666 L 34203.097 126157.426 L 34198.617 126156.786 L 34194.777 126161.266 L 34191.577 126161.266 L 34190.297 126169.586 L 34188.377 126172.146 L 34189.657 126176.626 L 34188.377 126180.466 L 34182.617 126180.466 L 34179.417 126189.426 C 34177.711 126189.852 34176.431 126191.132 34175.577 126193.266 L 34176.217 126197.106 L 34172.377 126197.106 L 34172.377 126199.666 L 34167.897 126199.666 L 34167.897 126202.866 L 34165.337 126202.866 L 34163.417 126201.586 L 34149.977 126200.306 L 34143.577 126205.426 L 34142.297 126203.506 L 34139.097 126207.986 L 34136.537 126207.986 L 34135.897 126209.906 L 34133.337 126206.066 L 34133.337 126209.266 L 34128.857 126208.626 C 34126.724 126211.186 34123.951 126212.466 34120.537 126212.466 C 34114.564 126212.466 34110.724 126209.479 34109.017 126203.506 L 34112.857 126200.946 ZM 34227.417 126200.946 C 34228.697 126194.119 34231.044 126187.932 34234.457 126182.386 C 34237.871 126176.412 34241.497 126170.439 34245.337 126164.466 C 34260.271 126138.866 34273.071 126118.172 34283.737 126102.386 C 34304.217 126072.519 34321.924 126057.586 34336.857 126057.586 L 34338.777 126058.866 L 34349.017 126052.466 L 34357.337 126051.186 L 34366.937 126063.986 C 34366.937 126067.826 34365.231 126072.092 34361.817 126076.786 L 34362.457 126081.266 L 34361.177 126082.546 L 34354.137 126084.466 L 34354.137 126087.026 L 34351.577 126087.666 L 34352.217 126091.506 C 34352.217 126093.639 34351.151 126095.986 34349.017 126098.546 C 34346.884 126101.106 34344.964 126103.452 34343.257 126105.586 L 34339.417 126105.586 L 34336.857 126116.466 L 34338.137 126120.946 L 34336.857 126124.786 L 34331.737 126126.066 L 34327.897 126133.106 L 34328.537 126136.306 L 34327.897 126138.866 L 34323.417 126139.506 L 34324.057 126141.426 L 34320.857 126141.426 L 34320.857 126143.986 L 34317.657 126145.266 L 34318.937 126151.666 L 34317.657 126157.426 L 34313.817 126156.786 L 34309.337 126161.266 L 34306.137 126161.266 L 34304.857 126169.586 L 34302.937 126172.146 L 34304.217 126176.626 L 34302.937 126180.466 L 34297.177 126180.466 L 34293.977 126189.426 C 34291.417 126191.132 34290.137 126192.412 34290.137 126193.266 L 34290.777 126197.106 L 34286.937 126197.106 L 34286.937 126199.666 L 34283.097 126199.666 L 34282.457 126202.866 L 34279.897 126202.866 L 34277.977 126201.586 L 34264.537 126200.306 L 34258.777 126205.426 L 34256.857 126203.506 L 34253.657 126207.986 L 34251.097 126207.986 L 34250.457 126209.906 L 34247.897 126206.066 L 34247.897 126209.266 L 34244.057 126208.626 C 34241.924 126211.186 34238.937 126212.466 34235.097 126212.466 C 34229.124 126212.466 34225.284 126209.479 34223.577 126203.506 L 34227.417 126200.946 ZM 34337.767 126265.586 C 34342.887 126256.199 34350.141 126244.039 34359.527 126229.106 C 34372.327 126209.052 34379.794 126197.106 34381.927 126193.266 L 34389.607 126182.386 L 34405.607 126158.706 L 34422.247 126131.186 C 34440.167 126107.292 34450.621 126094.279 34453.607 126092.146 C 34457.021 126090.012 34474.727 126082.759 34506.727 126070.386 L 34510.567 126071.666 C 34513.127 126069.532 34515.047 126068.039 34516.327 126067.186 C 34518.034 126066.332 34519.101 126066.546 34519.527 126067.826 C 34520.807 126067.399 34522.941 126066.759 34525.927 126065.906 C 34529.341 126064.626 34531.261 126063.559 34531.687 126062.706 C 34536.381 126063.986 34540.007 126066.972 34542.567 126071.666 C 34540.434 126079.772 34538.941 126085.106 34538.087 126087.666 C 34534.674 126097.052 34531.261 126106.226 34527.847 126115.186 L 34524.007 126114.546 L 34525.927 126118.386 C 34525.927 126119.666 34524.861 126120.306 34522.727 126120.306 L 34516.967 126120.306 L 34515.047 126123.506 L 34515.687 126127.346 L 34524.007 126126.066 L 34522.727 126129.906 L 34513.127 126133.106 C 34513.127 126133.532 34513.341 126133.746 34513.767 126133.746 C 34514.621 126133.746 34515.901 126133.959 34517.607 126134.386 L 34512.487 126141.426 C 34511.634 126141.852 34510.354 126141.639 34508.647 126140.786 C 34507.367 126139.506 34506.301 126138.866 34505.447 126138.866 L 34512.487 126143.986 L 34504.167 126155.506 L 34493.287 126153.586 L 34493.287 126160.626 L 34495.847 126160.626 C 34497.127 126164.039 34498.621 126165.106 34500.327 126163.826 C 34495.207 126167.666 34491.154 126172.572 34488.167 126178.546 C 34485.607 126184.092 34482.834 126190.066 34479.847 126196.466 C 34477.714 126196.892 34476.861 126197.959 34477.287 126199.666 C 34477.714 126200.946 34478.141 126201.799 34478.567 126202.226 L 34467.687 126209.906 L 34465.127 126218.226 L 34465.127 126227.826 L 34461.287 126229.746 C 34460.861 126230.172 34460.434 126230.812 34460.007 126231.666 L 34454.247 126233.586 L 34454.247 126236.786 C 34449.981 126242.759 34446.567 126247.452 34444.007 126250.866 C 34440.167 126256.412 34436.967 126261.746 34434.407 126266.866 L 34428.647 126273.266 C 34424.381 126271.986 34422.247 126273.052 34422.247 126276.466 L 34424.807 126283.506 L 34426.087 126282.226 L 34431.847 126282.226 L 34422.247 126287.346 L 34419.047 126292.466 L 34419.047 126295.666 L 34416.487 126295.666 L 34413.927 126298.226 L 34412.007 126299.506 C 34413.287 126300.786 34413.927 126301.852 34413.927 126302.706 L 34408.807 126304.626 L 34406.247 126314.866 L 34392.167 126320.626 L 34392.167 126323.826 L 34398.567 126323.826 C 34398.567 126329.372 34396.861 126334.279 34393.447 126338.546 L 34385.127 126341.746 C 34385.127 126342.599 34386.407 126343.452 34388.967 126344.306 L 34383.207 126347.506 C 34383.634 126348.359 34382.994 126349.426 34381.287 126350.706 C 34379.581 126351.986 34378.087 126352.412 34376.807 126351.986 L 34379.367 126362.226 L 34374.887 126361.586 L 34372.327 126362.226 L 34369.767 126367.986 L 34362.087 126366.066 L 34358.887 126368.626 L 34351.847 126367.986 L 34347.367 126371.186 L 34349.287 126373.746 C 34352.701 126372.466 34356.967 126371.612 34362.087 126371.186 C 34367.634 126370.759 34370.834 126370.546 34371.687 126370.546 L 34368.487 126376.306 L 34362.087 126375.026 L 34362.087 126379.506 L 34367.847 126379.506 C 34365.714 126382.919 34363.581 126386.759 34361.447 126391.026 C 34357.181 126398.706 34354.621 126405.746 34353.767 126412.146 C 34348.647 126412.146 34344.807 126414.066 34342.247 126417.906 C 34343.101 126419.186 34343.954 126420.252 34344.807 126421.106 L 34340.967 126428.786 L 34335.847 126428.146 L 34332.007 126431.346 C 34332.007 126433.479 34332.647 126434.332 34333.927 126433.906 C 34335.634 126433.479 34337.127 126433.052 34338.407 126432.626 L 34338.407 126436.466 L 34335.847 126439.026 C 34335.421 126438.599 34334.994 126437.959 34334.567 126437.106 L 34328.167 126447.346 C 34326.887 126447.346 34325.821 126448.199 34324.967 126449.906 C 34324.541 126451.186 34324.327 126452.039 34324.327 126452.466 L 34303.207 126457.586 C 34300.221 126458.866 34297.447 126460.146 34294.887 126461.426 C 34292.754 126462.706 34291.474 126464.199 34291.047 126465.906 L 34278.247 126463.346 L 34269.927 126471.026 L 34262.247 126471.026 L 34257.767 126477.426 L 34254.567 126481.906 L 34248.807 126478.706 L 34246.247 126481.906 L 34244.327 126480.626 L 34234.727 126481.906 C 34235.154 126463.132 34247.101 126431.772 34270.567 126387.826 C 34285.501 126361.799 34295.101 126344.946 34299.367 126337.266 C 34306.194 126327.026 34313.021 126315.292 34319.847 126302.066 C 34324.114 126293.959 34330.087 126281.799 34337.767 126265.586 ZM 34558.557 126275.186 C 34562.824 126268.786 34568.371 126259.612 34575.197 126247.666 L 34590.557 126219.506 L 34587.997 126217.586 C 34593.544 126210.332 34598.877 126204.786 34603.997 126200.946 C 34606.984 126198.812 34613.597 126195.186 34623.837 126190.066 L 34624.477 126188.146 C 34632.157 126184.732 34637.704 126182.386 34641.117 126181.106 C 34647.517 126178.546 34653.491 126176.839 34659.037 126175.986 C 34659.891 126179.399 34660.957 126182.599 34662.237 126185.586 C 34662.237 126187.719 34661.597 126190.706 34660.317 126194.546 C 34659.464 126198.386 34658.824 126201.159 34658.397 126202.866 L 34661.597 126202.866 C 34659.891 126211.399 34658.824 126216.092 34658.397 126216.946 C 34656.264 126224.199 34653.917 126228.892 34651.357 126231.026 L 34655.197 126234.866 L 34651.357 126234.866 L 34646.237 126238.066 L 34651.357 126239.986 C 34650.077 126245.532 34649.437 126248.519 34649.437 126248.946 L 34644.957 126254.066 L 34641.757 126254.066 C 34639.624 126258.332 34638.557 126261.106 34638.557 126262.386 C 34658.611 126247.879 34678.664 126233.159 34698.717 126218.226 C 34709.384 126211.399 34720.904 126204.999 34733.277 126199.026 C 34745.651 126192.626 34757.384 126188.146 34768.477 126185.586 C 34776.584 126188.572 34782.984 126192.626 34787.677 126197.746 C 34788.104 126197.319 34788.317 126197.532 34788.317 126198.386 L 34789.597 126199.666 L 34787.677 126204.786 C 34787.677 126209.479 34790.237 126210.759 34795.357 126208.626 C 34795.784 126215.879 34795.997 126221.426 34795.997 126225.266 L 34794.077 126231.666 C 34794.077 126232.946 34794.291 126234.226 34794.717 126235.506 C 34793.864 126236.786 34792.797 126237.852 34791.517 126238.706 C 34790.237 126239.559 34788.957 126238.919 34787.677 126236.786 L 34790.237 126247.026 C 34788.957 126245.746 34788.104 126245.746 34787.677 126247.026 C 34787.251 126247.879 34786.824 126248.946 34786.397 126250.226 L 34790.877 126250.866 C 34823.304 126226.119 34841.011 126212.679 34843.997 126210.546 C 34868.744 126193.906 34888.584 126185.586 34903.517 126185.586 C 34917.597 126185.586 34927.411 126193.052 34932.957 126207.986 L 34935.517 126207.986 L 34933.597 126213.746 C 34934.024 126215.452 34934.237 126219.079 34934.237 126224.626 C 34934.237 126230.172 34934.877 126232.946 34936.157 126232.946 L 34936.157 126238.706 C 34934.451 126238.279 34932.531 126238.066 34930.397 126238.066 L 34923.997 126238.066 L 34925.917 126242.546 L 34931.677 126241.266 L 34932.957 126245.746 C 34932.104 126246.599 34931.251 126247.666 34930.397 126248.946 C 34929.544 126249.799 34929.117 126251.719 34929.117 126254.706 L 34927.837 126258.546 L 34920.157 126258.546 L 34920.157 126256.626 C 34919.304 126256.626 34918.664 126256.412 34918.237 126255.986 L 34915.037 126264.946 C 34915.891 126265.799 34917.384 126266.012 34919.517 126265.586 C 34921.651 126265.159 34922.077 126264.092 34920.797 126262.386 L 34927.197 126265.586 L 34927.197 126268.786 L 34920.797 126274.546 L 34919.517 126271.346 L 34916.957 126276.466 L 34920.157 126279.026 L 34915.677 126279.026 C 34913.544 126279.026 34912.477 126280.519 34912.477 126283.506 C 34912.477 126284.786 34911.837 126286.492 34910.557 126288.626 C 34909.704 126290.332 34909.277 126291.826 34909.277 126293.106 C 34905.011 126300.786 34902.664 126305.479 34902.237 126307.186 L 34895.837 126307.186 L 34896.477 126303.986 C 34895.624 126304.412 34894.557 126305.052 34893.277 126305.906 L 34890.717 126308.466 L 34890.717 126312.306 L 34893.917 126312.306 C 34894.344 126313.586 34893.491 126314.439 34891.357 126314.866 C 34889.224 126315.292 34887.304 126315.719 34885.597 126316.146 L 34886.237 126318.706 C 34888.797 126319.559 34890.077 126321.052 34890.077 126323.186 L 34888.797 126325.746 L 34877.917 126333.426 L 34881.117 126333.426 L 34879.197 126340.466 L 34873.437 126341.746 L 34871.517 126348.786 L 34863.837 126353.266 C 34862.984 126354.546 34863.197 126356.252 34864.477 126358.386 C 34866.184 126360.519 34867.037 126361.799 34867.037 126362.226 L 34860.637 126358.386 L 34859.357 126364.146 L 34856.157 126364.146 L 34852.317 126371.186 C 34849.757 126372.466 34848.904 126373.959 34849.757 126375.666 L 34858.717 126376.306 C 34854.024 126379.719 34849.544 126382.919 34845.277 126385.906 C 34843.144 126391.026 34841.224 126395.292 34839.517 126398.706 C 34837.811 126402.119 34835.251 126405.106 34831.837 126407.666 C 34833.117 126410.226 34834.397 126412.572 34835.677 126414.706 L 34830.557 126421.106 L 34833.757 126426.866 L 34845.917 126423.026 C 34858.717 126418.332 34873.011 126407.879 34888.797 126391.666 C 34906.291 126373.746 34919.304 126362.652 34927.837 126358.386 L 34927.837 126355.826 L 34942.557 126345.586 L 34945.117 126345.586 L 34942.557 126353.906 C 34938.291 126355.612 34934.451 126358.172 34931.037 126361.586 C 34925.491 126367.559 34919.944 126373.319 34914.397 126378.866 C 34913.971 126381.426 34905.011 126391.026 34887.517 126407.666 C 34870.451 126423.879 34859.571 126433.266 34854.877 126435.826 L 34854.877 126438.386 C 34838.664 126451.612 34825.651 126462.066 34815.837 126469.746 C 34797.064 126484.252 34782.131 126490.866 34771.037 126489.586 L 34756.317 126488.306 L 34752.477 126483.186 L 34749.917 126483.186 C 34748.211 126479.346 34746.931 126476.146 34746.077 126473.586 C 34745.224 126471.026 34744.797 126468.679 34744.797 126466.546 C 34744.797 126464.839 34746.077 126456.946 34748.637 126442.866 C 34748.637 126440.306 34748.851 126437.746 34749.277 126435.186 C 34755.677 126419.826 34782.344 126375.452 34829.277 126302.066 C 34849.331 126270.919 34860.424 126250.439 34862.557 126240.626 L 34858.077 126231.666 L 34851.037 126229.106 C 34840.371 126232.092 34829.491 126237.639 34818.397 126245.746 C 34807.731 126253.426 34797.491 126260.892 34787.677 126268.146 L 34779.997 126277.746 C 34776.157 126281.159 34773.597 126283.506 34772.317 126284.786 C 34771.037 126286.066 34769.331 126288.626 34767.197 126292.466 C 34768.051 126295.879 34766.984 126298.866 34763.997 126301.426 C 34762.717 126302.706 34759.517 126304.839 34754.397 126307.826 C 34754.397 126308.679 34755.891 126309.106 34758.877 126309.106 L 34760.157 126312.306 L 34756.317 126311.666 L 34752.477 126316.146 C 34753.757 126315.719 34755.037 126316.359 34756.317 126318.066 C 34756.317 126318.492 34756.531 126318.919 34756.957 126319.346 L 34753.117 126319.346 L 34748.637 126323.186 L 34753.117 126323.186 L 34742.877 126330.226 L 34745.437 126335.346 L 34737.117 126335.986 C 34738.397 126340.252 34739.037 126343.239 34739.037 126344.946 C 34736.051 126347.506 34734.771 126349.639 34735.197 126351.346 L 34728.797 126350.066 C 34726.664 126352.626 34724.317 126355.826 34721.757 126359.666 C 34719.624 126363.506 34718.557 126366.706 34718.557 126369.266 L 34723.037 126369.266 L 34723.037 126366.066 L 34726.877 126366.706 L 34725.597 126372.466 L 34715.997 126384.626 L 34706.397 126382.066 L 34705.757 126383.986 C 34709.171 126388.679 34710.877 126391.666 34710.877 126392.946 C 34708.744 126393.372 34706.611 126393.586 34704.477 126393.586 C 34703.624 126393.586 34703.197 126394.439 34703.197 126396.146 C 34703.197 126397.426 34702.984 126398.279 34702.557 126398.706 L 34700.637 126398.066 L 34693.597 126408.306 C 34694.451 126407.879 34695.304 126408.092 34696.157 126408.946 C 34697.437 126409.372 34698.504 126409.799 34699.357 126410.226 C 34694.237 126414.066 34690.184 126417.692 34687.197 126421.106 L 34688.477 126425.586 C 34682.504 126428.572 34679.517 126432.626 34679.517 126437.746 C 34676.531 126440.306 34672.691 126442.866 34667.997 126445.426 C 34663.731 126447.559 34659.677 126449.692 34655.837 126451.826 L 34659.677 126453.106 L 34659.677 126456.306 C 34657.544 126457.586 34656.264 126458.439 34655.837 126458.866 C 34654.984 126458.439 34654.344 126457.799 34653.917 126456.946 L 34642.397 126466.546 L 34640.477 126465.266 L 34637.277 126465.906 L 34628.317 126471.666 C 34625.757 126473.372 34623.837 126474.866 34622.557 126476.146 C 34621.277 126476.999 34619.997 126478.066 34618.717 126479.346 L 34607.837 126484.466 C 34606.557 126484.466 34604.637 126483.826 34602.077 126482.546 C 34599.944 126480.839 34598.877 126479.346 34598.877 126478.066 C 34598.877 126459.719 34609.331 126432.626 34630.237 126396.786 C 34649.437 126366.492 34669.064 126335.346 34689.117 126303.346 C 34709.597 126270.919 34719.837 126247.879 34719.837 126234.226 L 34717.917 126230.386 C 34717.491 126229.106 34716.851 126227.612 34715.997 126225.906 C 34702.344 126231.452 34688.691 126239.346 34675.037 126249.586 C 34672.477 126251.292 34652.851 126268.786 34616.157 126302.066 L 34618.717 126304.626 C 34618.717 126305.906 34617.437 126307.399 34614.877 126309.106 C 34612.317 126310.386 34611.464 126312.092 34612.317 126314.226 L 34605.917 126314.226 C 34606.344 126315.506 34606.131 126316.572 34605.277 126317.426 C 34604.851 126318.279 34604.424 126318.919 34603.997 126319.346 L 34609.117 126329.586 C 34607.837 126330.012 34606.984 126331.079 34606.557 126332.786 C 34606.131 126334.492 34605.917 126335.986 34605.917 126337.266 C 34601.651 126341.106 34598.451 126344.092 34596.317 126346.226 L 34593.117 126346.226 L 34587.357 126354.546 C 34586.077 126356.679 34583.944 126360.946 34580.957 126367.346 C 34578.397 126373.746 34576.477 126378.866 34575.197 126382.706 L 34567.517 126387.186 L 34568.797 126390.386 L 34566.877 126392.306 C 34562.611 126394.012 34558.984 126397.212 34555.997 126401.906 C 34556.851 126401.906 34557.277 126402.546 34557.277 126403.826 C 34557.704 126404.679 34558.131 126405.319 34558.557 126405.746 C 34555.997 126407.879 34553.651 126409.799 34551.517 126411.506 C 34548.531 126415.772 34546.397 126418.972 34545.117 126421.106 C 34542.131 126425.799 34541.064 126429.212 34541.917 126431.346 L 34534.237 126433.906 L 34533.597 126440.306 L 34529.757 126439.666 C 34528.904 126442.652 34528.051 126445.212 34527.197 126447.346 C 34526.344 126449.479 34525.491 126451.826 34524.637 126454.386 L 34515.677 126459.506 C 34516.104 126459.079 34516.104 126458.652 34515.677 126458.226 L 34514.397 126456.946 L 34514.397 126465.906 L 34513.117 126471.666 L 34500.317 126474.226 L 34493.277 126481.906 L 34491.357 126480.626 L 34472.157 126487.026 L 34465.757 126484.466 C 34464.051 126485.319 34461.064 126486.386 34456.797 126487.666 C 34452.104 126488.946 34448.691 126489.586 34446.557 126489.586 C 34445.277 126489.586 34443.784 126488.519 34442.077 126486.386 C 34439.944 126483.826 34437.811 126480.412 34435.677 126476.146 C 34445.917 126465.479 34463.197 126437.319 34487.517 126391.666 C 34499.464 126369.479 34510.131 126352.626 34519.517 126341.106 C 34532.317 126319.346 34545.331 126297.372 34558.557 126275.186 ZM 34891.867 126497.906 C 34893.147 126497.906 34894.214 126496.412 34895.067 126493.426 C 34895.494 126490.866 34896.561 126490.012 34898.267 126490.866 L 34905.307 126469.746 L 34907.867 126469.746 L 34907.867 126465.906 L 34911.067 126460.146 C 34914.054 126455.026 34916.614 126448.626 34918.747 126440.946 L 34924.507 126437.106 L 34930.267 126421.746 C 34932.401 126416.199 34934.534 126410.439 34936.667 126404.466 C 34941.361 126393.799 34946.694 126384.626 34952.667 126376.946 L 34953.947 126373.106 L 34965.467 126350.066 L 34968.027 126350.066 C 34969.734 126344.519 34972.507 126337.692 34976.347 126329.586 L 34986.587 126309.106 L 34987.867 126306.546 L 35002.587 126275.186 C 35007.707 126264.519 35013.041 126253.212 35018.587 126241.266 C 35024.561 126229.319 35028.187 126218.652 35029.467 126209.266 C 35036.294 126205.426 35042.054 126202.012 35046.747 126199.026 C 35056.987 126193.052 35062.534 126190.279 35063.387 126190.706 C 35068.507 126187.292 35072.987 126184.732 35076.827 126183.026 C 35081.094 126180.892 35084.507 126179.826 35087.067 126179.826 L 35091.547 126179.826 C 35092.401 126182.812 35093.041 126185.586 35093.467 126188.146 C 35094.321 126190.706 35094.747 126192.839 35094.747 126194.546 L 35094.747 126198.386 L 35090.267 126198.386 L 35088.987 126201.586 L 35094.107 126201.586 L 35094.747 126204.786 C 35090.907 126209.906 35087.281 126215.026 35083.867 126220.146 C 35085.147 126219.292 35086.214 126218.866 35087.067 126218.866 L 35089.627 126218.866 L 35091.547 126220.146 C 35090.267 126223.132 35090.054 126225.479 35090.907 126227.186 L 35085.147 126229.746 C 35086.001 126233.586 35086.001 126236.359 35085.147 126238.066 L 35081.947 126238.066 L 35081.307 126245.106 C 35106.481 126223.346 35124.187 126208.839 35134.427 126201.586 C 35158.321 126184.946 35178.374 126176.626 35194.587 126176.626 C 35206.534 126176.626 35215.281 126184.092 35220.827 126199.026 C 35225.094 126210.119 35227.227 126222.492 35227.227 126236.146 C 35227.227 126243.826 35226.801 126250.226 35225.947 126255.346 C 35225.521 126260.466 35224.454 126265.586 35222.747 126270.706 C 35221.467 126272.839 35220.401 126274.972 35219.547 126277.106 C 35219.121 126278.812 35219.761 126280.092 35221.467 126280.946 C 35221.041 126283.506 35218.481 126290.972 35213.787 126303.346 C 35209.094 126315.292 35206.107 126322.119 35204.827 126323.826 L 35206.107 126325.106 C 35202.694 126326.812 35200.774 126328.306 35200.347 126329.586 L 35198.427 126333.426 C 35196.294 126336.412 35194.587 126339.826 35193.307 126343.666 C 35192.454 126347.079 35192.241 126350.279 35192.667 126353.266 L 35186.267 126358.386 C 35187.121 126359.666 35186.694 126361.372 35184.987 126363.506 C 35183.707 126365.639 35183.067 126367.132 35183.067 126367.986 L 35181.147 126373.106 L 35179.227 126372.466 C 35176.667 126375.452 35175.174 126377.586 35174.747 126378.866 C 35172.614 126382.279 35172.187 126384.839 35173.467 126386.546 C 35170.907 126389.959 35169.414 126392.092 35168.987 126392.946 C 35165.147 126397.212 35161.094 126399.986 35156.827 126401.266 C 35155.974 126407.239 35153.414 126411.292 35149.147 126413.426 L 35149.147 126415.986 C 35141.041 126418.972 35136.134 126421.319 35134.427 126423.026 L 35135.067 126433.266 C 35131.227 126431.132 35128.241 126430.066 35126.107 126430.066 L 35123.547 126432.626 L 35123.547 126439.026 L 35113.947 126443.506 L 35105.627 126459.506 L 35098.587 126459.506 C 35097.734 126460.786 35097.307 126464.412 35097.307 126470.386 L 35090.907 126469.106 L 35053.787 126490.866 C 35043.974 126495.559 35035.441 126497.906 35028.187 126497.906 C 35017.947 126497.906 35008.774 126494.919 35000.667 126488.946 C 34992.987 126483.399 34986.587 126475.719 34981.467 126465.906 L 34978.907 126467.186 C 34976.774 126476.572 34976.134 126481.266 34976.987 126481.266 C 34977.841 126480.839 34979.121 126480.626 34980.827 126480.626 L 34980.827 126483.826 L 34974.427 126485.106 C 34975.281 126486.386 34975.067 126487.026 34973.787 126487.026 C 34972.934 126487.452 34971.867 126487.666 34970.587 126487.666 L 34967.387 126496.626 L 34969.947 126499.186 C 34970.801 126499.612 34971.227 126500.466 34971.227 126501.746 L 34966.747 126500.466 C 34963.761 126506.866 34960.987 126513.266 34958.427 126519.666 L 34952.667 126524.146 C 34953.094 126525.426 34953.307 126527.132 34953.307 126529.266 L 34953.307 126533.746 L 34950.747 126533.746 L 34946.267 126543.986 L 34943.707 126543.986 L 34938.587 126556.146 L 34934.747 126561.266 L 34934.747 126568.306 C 34934.321 126569.586 34931.974 126572.359 34927.707 126576.626 C 34923.014 126581.319 34920.667 126585.799 34920.667 126590.066 L 34915.547 126591.986 L 34911.707 126607.346 C 34910.001 126608.626 34908.294 126610.119 34906.587 126611.826 C 34903.174 126616.946 34898.481 126619.506 34892.507 126619.506 C 34891.654 126619.506 34890.587 126620.359 34889.307 126622.066 C 34887.601 126623.772 34885.894 126623.132 34884.187 126620.146 L 34880.347 126625.906 L 34873.307 126626.546 C 34872.454 126626.546 34871.387 126628.679 34870.107 126632.946 C 34869.254 126632.519 34868.187 126632.092 34866.907 126631.666 L 34866.907 126629.106 L 34866.907 126636.146 L 34865.627 126634.866 L 34863.067 126634.226 C 34862.641 126632.946 34862.001 126631.666 34861.147 126630.386 C 34858.161 126630.386 34856.667 126633.586 34856.667 126639.986 L 34854.747 126642.546 C 34853.467 126642.546 34852.827 126641.266 34852.827 126638.706 C 34852.827 126636.146 34852.401 126634.866 34851.547 126634.866 C 34847.281 126640.839 34844.081 126644.679 34841.947 126646.386 C 34840.667 126645.106 34839.387 126644.039 34838.107 126643.186 L 34836.187 126652.146 C 34832.347 126654.706 34829.787 126654.919 34828.507 126652.786 L 34825.307 126643.826 C 34826.161 126641.692 34826.587 126638.706 34826.587 126634.866 C 34826.587 126632.732 34832.561 126619.292 34844.507 126594.546 C 34860.294 126562.119 34876.081 126529.906 34891.867 126497.906 ZM 35063.387 126291.826 L 35060.827 126291.826 L 35059.547 126295.666 L 35053.787 126297.586 L 35053.787 126300.146 C 35055.494 126304.412 35058.481 126306.759 35062.747 126307.186 L 35062.747 126311.026 L 35054.427 126311.026 L 35053.787 126313.586 C 35053.361 126313.159 35052.294 126313.372 35050.587 126314.226 C 35048.881 126314.652 35047.814 126314.866 35047.387 126314.866 L 35049.947 126322.546 L 35047.387 126322.546 L 35042.267 126332.786 L 35040.347 126329.586 L 35037.147 126328.946 L 35037.147 126332.146 L 35040.347 126334.066 L 35041.627 126340.466 L 35033.947 126347.506 L 35032.667 126353.906 L 35030.107 126353.906 L 35030.107 126356.466 L 35028.187 126357.746 L 35028.827 126360.306 L 35026.267 126371.826 C 35025.414 126375.239 35024.987 126377.372 35024.987 126378.226 C 35024.987 126394.012 35029.041 126407.239 35037.147 126417.906 C 35045.254 126428.146 35056.987 126433.266 35072.347 126433.266 C 35094.534 126433.266 35113.307 126409.586 35128.667 126362.226 C 35141.041 126323.826 35147.227 126289.906 35147.227 126260.466 C 35147.227 126254.066 35145.521 126247.452 35142.107 126240.626 C 35138.694 126233.799 35133.787 126230.386 35127.387 126230.386 C 35118.001 126230.386 35106.054 126237.852 35091.547 126252.786 C 35082.587 126262.599 35073.627 126272.199 35064.667 126281.586 L 35063.387 126291.826 ZM 35226.427 126415.346 L 35226.427 126412.786 L 35229.627 126402.546 C 35228.774 126402.546 35227.921 126402.332 35227.067 126401.906 C 35226.641 126399.772 35227.494 126398.492 35229.627 126398.066 L 35229.627 126393.586 L 35232.187 126393.586 L 35230.267 126383.986 C 35230.267 126380.572 35232.614 126373.319 35237.307 126362.226 C 35240.721 126354.119 35244.347 126346.012 35248.187 126337.906 L 35250.747 126337.906 C 35255.441 126323.399 35269.094 126304.412 35291.707 126280.946 C 35314.747 126257.052 35333.734 126241.692 35348.667 126234.866 C 35368.294 126220.786 35385.787 126209.479 35401.147 126200.946 C 35425.041 126187.292 35443.814 126180.466 35457.467 126180.466 C 35468.561 126180.466 35477.094 126184.092 35483.067 126191.346 C 35489.041 126198.599 35492.027 126207.772 35492.027 126218.866 L 35491.387 126225.906 C 35490.534 126227.612 35489.681 126229.106 35488.827 126230.386 C 35488.827 126231.239 35488.614 126233.159 35488.187 126236.146 C 35487.334 126237.426 35486.694 126238.492 35486.267 126239.346 L 35481.147 126250.866 C 35479.441 126251.719 35478.374 126252.146 35477.947 126252.146 C 35477.947 126252.999 35478.161 126253.639 35478.587 126254.066 L 35470.907 126264.946 L 35467.707 126266.226 L 35466.427 126271.346 C 35465.574 126270.919 35463.441 126272.199 35460.027 126275.186 L 35454.267 126280.946 L 35448.507 126280.306 L 35442.107 126284.146 C 35443.387 126284.572 35444.881 126284.999 35446.587 126285.426 L 35436.347 126293.106 L 35433.147 126291.186 L 35431.227 126291.826 L 35431.867 126296.306 L 35419.707 126299.506 C 35413.734 126305.906 35403.707 126311.879 35389.627 126317.426 C 35384.934 126319.132 35378.107 126321.479 35369.147 126324.466 C 35367.867 126325.319 35366.587 126325.959 35365.307 126326.386 C 35363.601 126326.386 35360.401 126327.452 35355.707 126329.586 C 35351.441 126331.719 35349.094 126332.786 35348.667 126332.786 C 35343.547 126335.346 35336.934 126338.332 35328.827 126341.746 C 35320.721 126345.159 35315.601 126346.439 35313.467 126345.586 L 35307.707 126359.026 C 35308.561 126358.599 35309.414 126359.452 35310.267 126361.586 L 35307.707 126360.306 L 35304.507 126360.306 L 35304.507 126364.146 L 35308.987 126366.066 C 35308.134 126366.066 35307.067 126369.479 35305.787 126376.306 C 35304.507 126383.132 35303.867 126389.959 35303.867 126396.786 C 35303.867 126407.879 35306.427 126417.052 35311.547 126424.306 C 35316.667 126431.132 35324.347 126434.546 35334.587 126434.546 C 35345.681 126434.546 35359.974 126428.999 35377.467 126417.906 C 35391.121 126409.372 35404.774 126400.626 35418.427 126391.666 C 35426.534 126384.412 35434.641 126376.946 35442.747 126369.266 C 35446.161 126366.706 35451.494 126363.292 35458.747 126359.026 L 35460.667 126364.786 C 35458.534 126369.052 35453.627 126374.172 35445.947 126380.146 C 35438.694 126386.119 35434.001 126390.386 35431.867 126392.946 L 35429.307 126392.946 L 35421.627 126399.346 L 35418.427 126402.546 L 35413.947 126408.946 L 35411.387 126408.946 L 35398.587 126421.746 C 35392.614 126427.719 35387.921 126431.986 35384.507 126434.546 L 35342.907 126466.546 C 35340.774 126466.972 35339.281 126467.399 35338.427 126467.826 C 35337.574 126468.252 35338.001 126469.106 35339.707 126470.386 L 35319.867 126481.906 L 35319.867 126478.706 L 35313.467 126481.906 L 35314.107 126484.466 C 35312.827 126484.892 35309.841 126485.106 35305.147 126485.106 L 35302.587 126487.026 L 35296.827 126487.026 L 35293.627 126490.866 C 35292.347 126490.012 35289.574 126489.586 35285.307 126489.586 L 35269.307 126489.586 L 35270.587 126487.026 C 35268.454 126487.452 35265.681 126487.239 35262.267 126486.386 C 35259.281 126485.532 35256.081 126484.466 35252.667 126483.186 L 35252.667 126480.626 L 35257.147 126479.346 L 35255.227 126478.066 L 35247.547 126478.066 C 35244.561 126476.786 35242.214 126474.439 35240.507 126471.026 L 35244.987 126469.746 L 35243.067 126466.546 L 35236.667 126467.186 C 35234.107 126461.212 35233.467 126456.092 35234.747 126451.826 L 35231.547 126452.466 L 35231.547 126449.906 C 35234.107 126449.906 35235.174 126449.052 35234.747 126447.346 L 35228.987 126447.346 C 35231.547 126445.639 35232.827 126443.079 35232.827 126439.666 L 35227.707 126430.706 L 35230.267 126428.146 L 35226.427 126422.386 L 35226.427 126415.346 ZM 35399.227 126294.386 C 35406.481 126288.412 35412.241 126281.372 35416.507 126273.266 C 35421.201 126264.732 35423.547 126256.199 35423.547 126247.666 C 35423.547 126242.546 35421.841 126237.852 35418.427 126233.586 C 35415.014 126229.319 35410.534 126227.186 35404.987 126227.186 C 35402.001 126227.186 35399.867 126228.466 35398.587 126231.026 L 35392.827 126231.026 L 35395.387 126234.226 L 35397.307 126232.946 L 35378.747 126246.386 C 35377.467 126250.226 35374.481 126253.426 35369.787 126255.986 L 35361.467 126261.746 L 35361.467 126264.306 L 35366.587 126264.306 L 35360.187 126265.586 L 35357.627 126267.506 L 35353.787 126270.706 L 35351.867 126273.906 L 35349.307 126273.906 L 35348.027 126275.826 C 35348.027 126276.679 35349.734 126277.746 35353.147 126279.026 L 35349.307 126282.226 C 35348.027 126282.226 35344.614 126284.359 35339.067 126288.626 L 35337.787 126296.306 L 35336.507 126299.506 L 35333.947 126299.506 L 35326.907 126309.106 L 35328.827 126306.546 L 35332.027 126306.546 L 35328.827 126309.746 L 35326.267 126310.386 L 35326.267 126312.946 C 35319.867 126313.799 35316.027 126314.866 35314.747 126316.146 L 35316.667 126318.066 L 35318.587 126316.786 L 35324.347 126316.786 L 35322.427 126319.986 L 35319.867 126319.986 L 35319.867 126325.106 L 35321.787 126326.386 C 35318.801 126326.386 35316.667 126327.666 35315.387 126330.226 C 35326.481 126330.226 35341.414 126326.386 35360.187 126318.706 C 35378.961 126310.599 35391.974 126302.492 35399.227 126294.386 ZM 35423.607 126490.226 C 35431.714 126472.732 35446.647 126446.919 35468.407 126412.786 C 35489.741 126378.652 35504.461 126353.266 35512.567 126336.626 C 35530.061 126309.319 35542.434 126289.266 35549.687 126276.466 C 35565.047 126249.159 35573.794 126228.892 35575.927 126215.666 C 35594.274 126204.572 35608.354 126196.252 35618.167 126190.706 C 35628.407 126185.159 35636.514 126182.386 35642.487 126182.386 L 35648.887 126187.506 L 35651.447 126197.106 C 35651.447 126199.239 35650.594 126201.586 35648.887 126204.146 L 35646.327 126209.266 C 35647.181 126210.119 35647.607 126213.532 35647.607 126219.506 C 35645.901 126222.492 35644.407 126225.266 35643.127 126227.826 C 35641.847 126229.959 35640.141 126232.306 35638.007 126234.866 L 35638.007 126238.066 C 35639.714 126238.492 35640.994 126238.919 35641.847 126239.346 C 35643.127 126239.346 35644.621 126239.132 35646.327 126238.706 L 35644.407 126241.906 C 35643.981 126242.332 35641.634 126243.186 35637.367 126244.466 L 35632.887 126250.866 L 35638.647 126250.866 L 35637.367 126254.066 L 35629.047 126259.826 C 35628.194 126260.679 35628.194 126261.532 35629.047 126262.386 C 35629.901 126262.812 35630.754 126263.026 35631.607 126263.026 C 35632.461 126262.599 35633.314 126262.386 35634.167 126262.386 C 35634.167 126262.812 35634.381 126263.239 35634.807 126263.666 C 35661.261 126238.066 35683.874 126218.012 35702.647 126203.506 C 35721.847 126188.572 35734.647 126181.106 35741.047 126181.106 L 35750.007 126182.386 C 35749.581 126184.946 35750.434 126186.652 35752.567 126187.506 C 35752.567 126190.066 35751.501 126192.839 35749.367 126195.826 L 35745.527 126196.466 L 35742.967 126210.546 L 35740.407 126209.906 C 35739.554 126211.612 35738.914 126213.106 35738.487 126214.386 L 35732.727 126217.586 L 35730.167 126227.826 L 35735.287 126231.666 C 35734.434 126231.239 35733.794 126231.879 35733.367 126233.586 C 35732.941 126235.292 35733.154 126236.572 35734.007 126237.426 L 35726.967 126242.546 L 35722.487 126246.386 L 35725.047 126246.386 C 35721.634 126257.479 35718.434 126268.359 35715.447 126279.026 C 35715.021 126282.439 35713.954 126284.146 35712.247 126284.146 L 35713.527 126289.906 L 35716.727 126289.906 L 35716.727 126299.506 L 35723.127 126300.786 L 35734.007 126299.506 L 35742.967 126296.946 C 35755.341 126291.826 35770.487 126282.226 35788.407 126268.146 C 35810.594 126250.652 35824.887 126239.986 35831.287 126236.146 L 35831.287 126239.346 C 35827.874 126242.332 35813.367 126255.132 35787.767 126277.746 C 35768.994 126294.386 35755.767 126308.252 35748.087 126319.346 L 35743.607 126318.706 L 35737.207 126328.946 C 35732.087 126331.506 35725.047 126336.199 35716.087 126343.026 L 35703.287 126352.626 L 35704.567 126355.186 C 35699.021 126355.186 35692.194 126356.679 35684.087 126359.666 C 35675.981 126362.226 35668.301 126364.786 35661.047 126367.346 L 35661.047 126364.146 L 35652.727 126363.506 C 35645.901 126360.092 35641.207 126355.186 35638.647 126348.786 C 35636.514 126342.386 35635.447 126334.706 35635.447 126325.746 C 35635.447 126314.226 35638.007 126302.706 35643.127 126291.186 C 35648.674 126279.239 35654.221 126267.719 35659.767 126256.626 L 35605.367 126312.946 C 35605.367 126314.226 35604.514 126315.932 35602.807 126318.066 C 35601.527 126319.772 35600.034 126321.692 35598.327 126323.826 C 35596.621 126325.532 35592.781 126331.932 35586.807 126343.026 C 35581.261 126354.119 35576.141 126362.012 35571.447 126366.706 L 35573.367 126373.746 L 35570.807 126373.106 C 35569.527 126373.106 35568.247 126373.959 35566.967 126375.666 C 35565.687 126377.372 35565.474 126378.652 35566.327 126379.506 C 35566.754 126379.932 35567.607 126379.932 35568.887 126379.506 C 35570.167 126379.079 35570.807 126379.719 35570.807 126381.426 L 35566.967 126382.066 L 35564.407 126388.466 L 35558.647 126392.306 C 35558.647 126393.159 35558.861 126395.079 35559.287 126398.066 L 35552.247 126403.186 L 35551.607 126408.306 C 35553.314 126407.452 35555.021 126408.306 35556.727 126410.866 C 35552.887 126413.426 35548.407 126414.706 35543.287 126414.706 L 35543.287 126418.546 L 35551.607 126417.266 L 35545.847 126424.946 C 35540.301 126426.652 35535.607 126427.292 35531.767 126426.866 L 35529.847 126433.266 L 35538.167 126433.266 L 35543.927 126430.066 L 35543.927 126430.706 C 35542.647 126432.839 35542.434 126434.546 35543.287 126435.826 C 35536.887 126438.386 35531.981 126439.666 35528.567 126439.666 C 35527.714 126440.946 35527.287 126441.799 35527.287 126442.226 C 35526.007 126444.359 35524.941 126445.212 35524.087 126444.786 L 35522.167 126452.466 L 35524.087 126453.106 L 35530.487 126446.066 L 35536.247 126447.986 L 35538.167 126447.346 C 35538.167 126449.906 35536.461 126450.759 35533.047 126449.906 L 35529.207 126451.826 L 35535.607 126453.106 L 35532.407 126460.786 L 35527.927 126460.146 L 35528.567 126465.266 L 35524.087 126474.226 L 35512.567 126471.666 L 35508.727 126476.146 C 35511.287 126477.426 35514.061 126478.066 35517.047 126478.066 C 35518.327 126478.066 35520.247 126477.639 35522.807 126476.786 L 35511.287 126483.186 C 35510.007 126481.479 35508.941 126479.772 35508.087 126478.066 L 35503.607 126489.586 C 35496.781 126492.999 35492.514 126497.052 35490.807 126501.746 L 35486.327 126500.466 L 35488.887 126499.186 L 35488.247 126496.626 L 35479.287 126498.546 C 35479.714 126499.826 35478.861 126501.106 35476.727 126502.386 C 35474.594 126503.666 35473.101 126503.452 35472.247 126501.746 L 35468.407 126504.946 C 35467.127 126503.239 35465.207 126503.452 35462.647 126505.586 C 35460.087 126506.439 35456.674 126507.932 35452.407 126510.066 C 35447.714 126512.199 35444.727 126513.479 35443.447 126513.906 L 35439.607 126513.266 L 35436.407 126517.746 L 35431.927 126516.466 L 35426.167 126518.386 L 35425.527 126513.906 L 35419.127 126508.146 L 35423.607 126490.226 ZM 35718.957 126431.986 L 35723.437 126432.626 L 35722.157 126427.506 C 35722.157 126426.652 35722.797 126424.519 35724.077 126421.106 C 35725.357 126417.266 35725.571 126414.492 35724.717 126412.786 L 35727.917 126408.946 L 35724.077 126409.586 L 35725.357 126408.306 C 35727.917 126402.332 35730.691 126397.852 35733.677 126394.866 L 35733.037 126392.306 L 35736.237 126389.106 L 35767.597 126325.106 L 35796.397 126277.746 L 35802.797 126268.146 L 35805.357 126269.426 L 35809.197 126264.946 C 35808.771 126264.519 35807.491 126264.306 35805.357 126264.306 L 35808.557 126256.626 L 35812.397 126256.626 L 35812.397 126254.066 L 35816.877 126252.786 L 35812.397 126252.146 C 35815.384 126249.159 35819.224 126244.252 35823.917 126237.426 C 35827.331 126232.306 35830.957 126226.972 35834.797 126221.426 L 35838.637 126221.426 C 35845.037 126212.466 35852.931 126205.639 35862.317 126200.946 C 35879.384 126192.412 35888.557 126187.719 35889.837 126186.866 L 35893.037 126188.146 C 35899.011 126183.026 35905.624 126180.466 35912.877 126180.466 L 35921.197 126183.026 C 35920.344 126187.719 35917.784 126193.479 35913.517 126200.306 C 35909.677 126207.132 35907.544 126211.826 35907.117 126214.386 C 35903.704 126216.092 35901.144 126219.932 35899.437 126225.906 L 35894.317 126231.026 L 35892.397 126238.706 C 35887.704 126242.119 35885.357 126246.812 35885.357 126252.786 L 35882.157 126253.426 L 35882.157 126257.266 C 35880.877 126256.839 35878.744 126257.692 35875.757 126259.826 C 35874.904 126259.399 35873.624 126259.186 35871.917 126259.186 L 35869.357 126259.186 L 35868.077 126263.026 L 35878.317 126263.026 L 35878.317 126265.586 L 35869.997 126268.786 L 35871.917 126270.066 L 35873.837 126271.986 L 35871.917 126273.906 L 35867.437 126271.986 L 35866.157 126273.906 L 35869.997 126274.546 L 35868.077 126280.306 C 35867.651 126278.599 35867.224 126277.319 35866.797 126276.466 C 35866.371 126275.612 35865.731 126275.826 35864.877 126277.106 L 35865.517 126282.866 C 35862.531 126282.439 35860.824 126283.079 35860.397 126284.786 C 35861.251 126285.639 35862.104 126286.279 35862.957 126286.706 L 35859.117 126299.506 L 35854.637 126300.146 L 35846.957 126302.066 L 35845.677 126305.906 L 35846.957 126307.186 L 35854.637 126306.546 L 35851.437 126309.106 L 35852.077 126313.586 L 35846.317 126319.346 L 35838.637 126318.066 L 35832.877 126324.466 C 35833.304 126325.319 35833.944 126325.959 35834.797 126326.386 L 35837.357 126323.826 L 35841.197 126324.466 L 35839.277 126327.026 L 35843.757 126330.226 C 35843.757 126331.506 35842.904 126332.572 35841.197 126333.426 C 35839.917 126334.279 35839.064 126334.706 35838.637 126334.706 L 35833.517 126330.866 L 35833.517 126333.426 L 35835.437 126334.706 L 35828.397 126334.706 L 35823.917 126335.986 L 35823.277 126341.106 L 35819.437 126341.746 L 35820.077 126344.946 L 35827.117 126344.946 C 35827.117 126346.226 35827.971 126347.079 35829.677 126347.506 C 35831.384 126347.932 35832.237 126348.786 35832.237 126350.066 L 35829.037 126350.066 L 35820.717 126350.066 L 35822.637 126353.266 L 35827.757 126351.986 C 35827.757 126352.839 35826.904 126353.906 35825.197 126355.186 C 35824.344 126356.892 35824.344 126358.172 35825.197 126359.026 C 35826.477 126359.452 35827.117 126360.092 35827.117 126360.946 L 35820.717 126365.426 L 35822.637 126367.346 L 35818.157 126368.626 L 35814.317 126369.906 L 35807.917 126373.106 C 35806.211 126373.959 35805.357 126375.239 35805.357 126376.946 L 35806.637 126378.866 L 35809.837 126375.666 C 35812.824 126375.666 35815.811 126374.599 35818.797 126372.466 L 35819.437 126375.026 L 35817.517 126375.666 L 35814.957 126382.066 L 35810.477 126381.426 L 35808.557 126383.986 L 35812.397 126385.906 L 35809.197 126392.306 L 35805.357 126391.666 L 35803.437 126392.946 C 35803.437 126400.199 35803.651 126404.679 35804.077 126406.386 L 35801.517 126407.026 L 35803.437 126412.146 L 35799.597 126414.066 L 35799.597 126419.826 L 35800.877 126421.106 C 35800.024 126421.532 35799.384 126421.746 35798.957 126421.746 L 35801.517 126433.266 L 35802.797 126434.546 L 35810.477 126435.186 C 35818.157 126435.186 35829.677 126430.066 35845.037 126419.826 L 35905.197 126377.586 L 35908.397 126378.866 C 35906.691 126383.132 35894.317 126393.799 35871.277 126410.866 C 35861.464 126418.119 35856.557 126423.239 35856.557 126426.226 L 35802.797 126463.346 C 35786.584 126474.012 35775.277 126479.986 35768.877 126481.266 C 35770.157 126482.119 35769.944 126483.186 35768.237 126484.466 C 35766.957 126485.319 35766.104 126484.892 35765.677 126483.186 C 35762.264 126486.599 35758.637 126488.519 35754.797 126488.946 C 35756.504 126490.226 35757.357 126490.012 35757.357 126488.306 C 35757.784 126487.026 35757.997 126486.172 35757.997 126485.746 L 35755.437 126485.106 L 35752.877 126487.026 L 35754.157 126483.186 L 35751.597 126483.186 L 35749.677 126487.026 L 35744.557 126487.026 L 35744.557 126484.466 C 35737.304 126481.906 35732.184 126479.559 35729.197 126477.426 C 35721.091 126471.879 35717.037 126463.772 35717.037 126453.106 L 35717.037 126447.346 L 35720.237 126447.986 L 35721.517 126446.066 L 35715.757 126446.066 C 35716.611 126439.239 35717.677 126434.546 35718.957 126431.986 ZM 35827.757 126337.266 C 35832.024 126338.119 35835.437 126340.466 35837.997 126344.306 L 35832.877 126344.946 L 35828.397 126344.306 L 35825.197 126343.666 L 35824.557 126341.746 L 35827.757 126337.266 ZM 35898.797 126122.226 L 35895.597 126114.546 C 35895.597 126109.426 35898.371 126103.026 35903.917 126095.346 C 35908.184 126089.799 35912.451 126084.039 35916.717 126078.066 L 35916.077 126076.146 L 35919.917 126077.426 L 35921.197 126076.146 L 35919.917 126072.946 L 35921.197 126069.106 L 35923.117 126066.546 L 35925.677 126065.906 L 35925.677 126062.706 C 35925.677 126058.866 35928.237 126056.946 35933.357 126056.946 L 35939.117 126059.506 L 35941.037 126058.226 L 35941.037 126052.466 L 35944.237 126051.186 L 35948.077 126051.826 L 35952.557 126049.266 L 35953.197 126046.706 L 35957.677 126047.986 L 35959.597 126045.426 L 35962.797 126045.426 L 35964.077 126044.146 L 35965.997 126046.066 L 35969.197 126041.586 L 35975.597 126046.066 L 35976.877 126041.586 L 35978.797 126042.866 L 35981.357 126039.666 L 35990.957 126040.306 L 35992.877 126041.586 L 35996.717 126046.066 L 35989.037 126069.106 L 35987.757 126072.946 C 35985.624 126075.079 35984.131 126077.639 35983.277 126080.626 C 35979.437 126080.626 35976.877 126081.052 35975.597 126081.906 L 35975.597 126085.106 L 35978.797 126085.106 L 35978.797 126090.866 C 35974.104 126092.999 35971.544 126096.626 35971.117 126101.746 L 35966.637 126109.426 L 35960.877 126110.706 L 35960.877 126113.906 L 35956.397 126113.266 L 35953.197 126113.266 L 35952.557 126115.186 L 35947.437 126115.186 C 35943.597 126114.759 35939.544 126117.106 35935.277 126122.226 L 35930.157 126120.946 L 35926.317 126121.586 L 35925.677 126126.066 L 35914.797 126126.066 L 35912.877 126124.146 L 35907.757 126127.986 C 35900.931 126127.986 35897.304 126129.692 35896.877 126133.106 L 35894.957 126131.826 C 35893.677 126130.546 35893.037 126127.346 35893.037 126122.226 L 35898.797 126122.226 ZM 35903.407 126414.066 L 35900.847 126412.146 C 35902.127 126398.066 35904.687 126385.692 35908.527 126375.026 C 35912.367 126363.932 35922.181 126343.666 35937.967 126314.226 C 35954.181 126287.772 35981.701 126258.119 36020.527 126225.266 C 36063.621 126188.999 36096.687 126170.866 36119.727 126170.866 L 36127.407 126172.146 L 36128.047 126174.066 C 36142.981 126175.346 36153.434 126182.812 36159.407 126196.466 L 36166.447 126213.746 L 36169.007 126213.746 L 36165.167 126225.906 C 36165.167 126227.186 36166.234 126228.679 36168.367 126230.386 C 36168.794 126230.812 36169.434 126231.239 36170.287 126231.666 L 36171.567 126238.066 L 36183.087 126238.706 C 36180.954 126244.252 36173.701 126258.972 36161.327 126282.866 C 36149.381 126306.332 36141.701 126321.266 36138.287 126327.666 L 36135.087 126327.026 L 36137.647 126332.146 L 36129.967 126356.466 L 36127.407 126357.106 L 36122.927 126375.666 L 36120.367 126375.666 C 36122.074 126380.786 36122.074 126385.052 36120.367 126388.466 L 36118.447 126417.266 C 36118.447 126421.959 36121.221 126425.159 36126.767 126426.866 C 36132.314 126425.586 36140.634 126420.466 36151.727 126411.506 C 36163.247 126402.119 36179.887 126386.972 36201.647 126366.066 C 36200.367 126366.919 36200.154 126368.199 36201.007 126369.906 C 36202.287 126371.612 36203.354 126371.826 36204.207 126370.546 C 36193.541 126382.919 36183.087 126395.292 36172.847 126407.666 L 36170.927 126411.506 C 36162.821 126417.479 36155.141 126423.666 36147.887 126430.066 C 36138.501 126438.172 36131.461 126445.426 36126.767 126451.826 L 36123.567 126451.826 L 36120.367 126458.226 L 36115.247 126459.506 C 36113.114 126462.919 36109.701 126466.119 36105.007 126469.106 L 36103.087 126470.386 C 36099.247 126474.226 36093.487 126477.426 36085.807 126479.986 C 36078.554 126482.546 36070.874 126484.679 36062.767 126486.386 C 36055.514 126483.399 36050.821 126477.426 36048.687 126468.466 C 36046.554 126459.079 36045.487 126447.559 36045.487 126433.906 L 36045.487 126416.626 L 36039.727 126423.666 L 36030.767 126430.066 L 36030.127 126433.906 C 36026.287 126437.746 36023.514 126441.586 36021.807 126445.426 L 36019.247 126442.226 L 36014.767 126447.986 L 36010.287 126448.626 L 36005.807 126456.946 C 36003.247 126458.226 36000.687 126459.932 35998.127 126462.066 C 35995.994 126463.772 35993.434 126465.906 35990.447 126468.466 L 35976.367 126476.146 L 35976.367 126481.266 C 35973.807 126482.972 35968.261 126485.746 35959.727 126489.586 C 35955.034 126491.719 35951.621 126493.426 35949.487 126494.706 C 35948.634 126494.279 35945.434 126494.706 35939.887 126495.986 C 35939.034 126495.986 35937.541 126496.412 35935.407 126497.266 C 35927.727 126497.266 35921.114 126494.279 35915.567 126488.306 C 35910.021 126482.332 35905.967 126475.079 35903.407 126466.546 C 35905.541 126466.546 35906.607 126465.052 35906.607 126462.066 C 35905.327 126460.359 35904.474 126459.292 35904.047 126458.866 C 35902.341 126456.306 35901.061 126455.239 35900.207 126455.666 L 35898.927 126447.986 L 35902.127 126443.506 L 35902.127 126431.986 C 35900.421 126432.412 35899.354 126432.199 35898.927 126431.346 C 35898.501 126430.492 35898.287 126428.786 35898.287 126426.226 C 35898.714 126421.532 35898.927 126418.759 35898.927 126417.906 L 35903.407 126414.066 ZM 35977.647 126412.786 C 35977.647 126414.492 35978.927 126418.332 35981.487 126424.306 C 35984.474 126430.279 35986.821 126434.546 35988.527 126437.106 C 35998.341 126437.106 36012.207 126429.852 36030.127 126415.346 L 36051.887 126397.426 C 36052.314 126396.146 36054.234 126389.106 36057.647 126376.306 C 36061.061 126363.079 36064.474 126354.546 36067.887 126350.706 C 36067.887 126345.159 36072.154 126333.426 36080.687 126315.506 C 36089.647 126297.586 36094.127 126281.159 36094.127 126266.226 C 36094.127 126254.279 36091.567 126244.039 36086.447 126235.506 C 36081.327 126226.972 36073.221 126221.852 36062.127 126220.146 C 36058.714 126222.706 36055.301 126225.479 36051.887 126228.466 C 36048.901 126231.026 36046.767 126234.012 36045.487 126237.426 C 36036.527 126247.666 36027.781 126257.692 36019.247 126267.506 L 36017.327 126273.266 C 36015.194 126274.972 36013.274 126277.959 36011.567 126282.226 C 36010.287 126286.066 36009.221 126289.906 36008.367 126293.746 C 36006.661 126295.879 36003.887 126301.639 36000.047 126311.026 C 35991.941 126330.652 35987.674 126342.172 35987.247 126345.586 L 35983.407 126346.866 L 35984.687 126349.426 L 35979.567 126368.626 L 35977.007 126372.466 L 35978.287 126373.746 L 35981.487 126373.746 C 35980.207 126376.732 35978.501 126378.652 35976.367 126379.506 L 35978.927 126398.706 L 35976.367 126401.266 L 35977.007 126405.106 L 35977.647 126412.786 ZM 36188.347 126451.826 L 36185.787 126447.346 L 36192.827 126442.866 C 36192.827 126442.012 36191.547 126441.159 36188.987 126440.306 L 36187.707 126434.546 C 36187.707 126432.412 36188.347 126430.066 36189.627 126427.506 C 36190.481 126424.519 36191.121 126422.386 36191.547 126421.106 L 36188.987 126418.546 L 36193.467 126411.506 L 36193.467 126408.306 L 36197.307 126402.546 L 36196.667 126396.786 C 36197.521 126395.932 36198.374 126394.439 36199.227 126392.306 C 36200.507 126390.172 36201.787 126389.319 36203.067 126389.746 C 36203.067 126384.626 36204.134 126379.292 36206.267 126373.746 L 36210.747 126363.506 C 36214.587 126362.652 36216.507 126359.879 36216.507 126355.186 C 36216.507 126350.919 36222.267 126338.546 36233.787 126318.066 C 36245.307 126297.586 36250.854 126287.132 36250.427 126286.706 C 36253.841 126282.012 36257.254 126276.679 36260.667 126270.706 C 36264.507 126264.732 36267.494 126259.186 36269.627 126254.066 C 36270.054 126253.639 36271.334 126251.292 36273.467 126247.026 C 36276.027 126242.332 36277.734 126240.199 36278.587 126240.626 L 36286.907 126224.626 L 36288.187 126220.786 C 36292.881 126212.252 36296.721 126205.639 36299.707 126200.946 C 36305.254 126191.986 36309.521 126186.439 36312.507 126184.306 L 36324.667 126159.346 C 36326.374 126160.199 36327.227 126159.986 36327.227 126158.706 C 36327.654 126156.999 36328.081 126155.079 36328.507 126152.946 C 36329.361 126150.812 36330.001 126149.319 36330.427 126148.466 C 36332.561 126144.199 36334.907 126140.359 36337.467 126136.946 L 36380.347 126063.986 C 36382.054 126062.706 36383.761 126061.212 36385.467 126059.506 C 36394.001 126057.372 36402.747 126055.026 36411.707 126052.466 L 36416.187 126047.346 L 36414.907 126044.146 L 36418.747 126044.146 L 36418.107 126046.706 L 36421.307 126046.706 L 36444.347 126038.386 L 36448.827 126042.226 C 36447.974 126046.492 36448.401 126051.186 36450.107 126056.306 L 36418.747 126106.866 L 36417.467 126111.346 L 36407.867 126126.066 C 36408.294 126126.919 36408.721 126127.559 36409.147 126127.986 C 36406.161 126129.692 36403.814 126131.186 36402.107 126132.466 L 36405.307 126134.386 C 36403.601 126134.812 36402.107 126135.239 36400.827 126135.666 C 36399.547 126136.092 36398.907 126137.799 36398.907 126140.786 L 36393.787 126143.986 C 36394.214 126144.839 36394.001 126146.332 36393.147 126148.466 C 36392.294 126150.172 36393.147 126151.239 36395.707 126151.666 L 36392.507 126158.066 C 36392.934 126155.932 36391.654 126154.866 36388.667 126154.866 L 36388.027 126158.066 L 36382.267 126161.906 L 36386.107 126161.266 L 36391.227 126163.826 C 36389.094 126165.106 36387.601 126165.959 36386.747 126166.386 C 36382.907 126168.519 36380.561 126169.372 36379.707 126168.946 C 36378.001 126174.066 36375.441 126178.546 36372.027 126182.386 L 36377.787 126180.466 L 36375.227 126183.666 L 36377.147 126184.306 L 36373.307 126189.426 L 36370.747 126187.506 C 36370.321 126187.932 36370.107 126188.359 36370.107 126188.786 C 36371.814 126192.199 36372.454 126194.332 36372.027 126195.186 L 36363.707 126198.386 L 36366.907 126200.306 L 36357.947 126201.586 L 36356.027 126207.986 L 36363.067 126207.986 L 36356.667 126211.826 L 36363.067 126213.746 L 36354.747 126215.026 L 36353.467 126212.466 C 36353.041 126214.172 36352.827 126215.666 36352.827 126216.946 C 36352.827 126218.226 36353.467 126220.359 36354.747 126223.346 L 36343.867 126225.906 L 36345.147 126229.746 L 36343.867 126235.506 C 36345.147 126234.652 36346.001 126234.226 36346.427 126234.226 C 36348.987 126232.946 36350.694 126232.306 36351.547 126232.306 L 36351.547 126236.786 L 36347.067 126236.786 C 36345.361 126238.492 36345.147 126240.412 36346.427 126242.546 L 36332.347 126245.746 L 36332.987 126250.866 L 36328.507 126255.346 L 36337.467 126248.946 L 36341.947 126254.066 L 36341.947 126257.266 L 36339.387 126257.266 L 36322.747 126263.026 C 36320.187 126264.732 36317.627 126266.226 36315.067 126267.506 L 36313.787 126271.986 L 36332.987 126268.786 L 36332.987 126273.906 C 36332.134 126273.906 36330.641 126275.612 36328.507 126279.026 C 36327.227 126279.879 36325.947 126280.519 36324.667 126280.946 L 36318.907 126284.786 L 36324.027 126284.786 L 36317.627 126288.626 L 36315.067 126286.706 C 36311.654 126286.706 36309.947 126288.412 36309.947 126291.826 L 36313.147 126293.106 L 36317.627 126290.546 L 36320.187 126293.746 L 36315.707 126300.146 C 36319.121 126301.426 36320.614 126302.492 36320.187 126303.346 L 36310.587 126302.706 L 36308.667 126299.506 L 36307.387 126302.706 C 36306.961 126303.986 36305.681 126304.626 36303.547 126304.626 C 36301.841 126304.626 36300.987 126306.119 36300.987 126309.106 L 36302.907 126308.466 L 36315.067 126309.746 L 36315.067 126312.946 C 36311.654 126312.519 36307.174 126313.159 36301.627 126314.866 L 36301.627 126321.266 L 36310.587 126323.826 C 36307.601 126325.532 36305.254 126326.386 36303.547 126326.386 C 36300.987 126325.106 36298.641 126324.466 36296.507 126324.466 L 36293.947 126326.386 L 36298.427 126330.226 L 36297.787 126332.146 L 36292.667 126332.146 L 36291.387 126334.066 C 36293.094 126334.492 36294.801 126334.706 36296.507 126334.706 L 36296.507 126337.906 C 36299.494 126337.479 36301.414 126337.692 36302.267 126338.546 L 36303.547 126345.586 L 36298.427 126346.226 L 36292.027 126351.346 L 36290.747 126355.826 L 36293.307 126359.666 L 36296.507 126359.666 L 36292.667 126362.226 L 36286.267 126361.586 L 36283.067 126363.506 L 36288.187 126367.346 L 36293.307 126367.346 L 36280.507 126369.906 L 36280.507 126373.746 L 36288.187 126373.746 L 36288.827 126376.946 C 36286.267 126377.372 36284.561 126377.586 36283.707 126377.586 C 36282.854 126377.586 36280.721 126378.226 36277.307 126379.506 L 36273.467 126378.226 L 36270.267 126378.866 L 36270.267 126385.906 C 36271.547 126386.759 36273.041 126386.759 36274.747 126385.906 C 36276.881 126385.052 36277.947 126383.772 36277.947 126382.066 L 36284.347 126383.346 C 36282.214 126389.319 36280.721 126393.159 36279.867 126394.866 L 36274.747 126396.786 L 36276.027 126402.546 L 36267.707 126407.666 L 36268.987 126409.586 L 36275.387 126409.586 L 36277.947 126407.666 L 36276.027 126413.426 L 36270.907 126415.986 C 36271.334 126419.399 36270.694 126421.106 36268.987 126421.106 L 36273.467 126425.586 C 36285.841 126422.172 36303.761 126412.359 36327.227 126396.146 C 36351.121 126379.506 36375.227 126362.652 36399.547 126345.586 C 36372.241 126372.466 36345.787 126396.999 36320.187 126419.186 C 36283.067 126451.186 36254.267 126472.306 36233.787 126482.546 L 36233.787 126485.106 L 36228.667 126483.826 C 36226.107 126486.812 36222.054 126489.372 36216.507 126491.506 C 36210.961 126493.639 36206.054 126494.706 36201.787 126494.706 C 36202.641 126493.852 36202.427 126492.786 36201.147 126491.506 C 36200.294 126490.652 36199.441 126490.652 36198.587 126491.506 L 36190.267 126485.746 C 36191.121 126484.892 36191.974 126484.679 36192.827 126485.106 C 36193.681 126485.532 36194.961 126486.386 36196.667 126487.666 L 36206.267 126487.666 L 36208.827 126489.586 L 36208.827 126487.026 L 36206.907 126486.386 C 36200.934 126485.106 36197.094 126485.319 36195.387 126487.026 L 36193.467 126481.266 L 36190.907 126481.266 L 36190.907 126474.866 C 36188.347 126475.292 36186.854 126475.079 36186.427 126474.226 C 36187.707 126473.799 36188.774 126473.159 36189.627 126472.306 L 36188.987 126464.626 L 36185.147 126464.626 L 36186.427 126461.426 L 36195.387 126458.226 L 36188.347 126458.226 L 36183.867 126454.386 L 36188.347 126451.826 ZM 36572.837 126471.666 C 36576.677 126465.266 36590.757 126443.292 36615.077 126405.746 C 36626.597 126387.826 36635.131 126374.386 36640.677 126365.426 L 36641.957 126364.146 L 36667.557 126319.986 L 36688.037 126281.586 C 36720.891 126217.159 36753.957 126152.519 36787.237 126087.666 L 36788.517 126086.386 C 36795.344 126081.692 36801.317 126078.279 36806.437 126076.146 C 36811.557 126074.012 36815.824 126072.946 36819.237 126072.946 C 36821.797 126068.679 36826.704 126065.479 36833.957 126063.346 C 36841.211 126060.786 36848.037 126059.506 36854.437 126059.506 L 36870.437 126067.186 C 36876.837 126077.426 36881.317 126087.452 36883.877 126097.266 C 36886.864 126107.079 36888.357 126117.746 36888.357 126129.266 C 36888.357 126141.212 36886.651 126158.706 36883.237 126181.746 C 36880.251 126204.359 36878.757 126220.146 36878.757 126229.106 L 36875.557 126232.946 C 36875.557 126237.212 36874.917 126243.186 36873.637 126250.866 C 36872.357 126258.546 36871.717 126264.092 36871.717 126267.506 L 36869.157 126268.146 L 36869.797 126272.626 L 36864.677 126282.226 L 36867.877 126282.226 L 36866.597 126290.546 C 36868.731 126288.412 36870.224 126287.559 36871.077 126287.986 C 36897.531 126257.692 36917.797 126234.866 36931.877 126219.506 C 36957.904 126190.919 36984.357 126163.399 37011.237 126136.946 C 37041.104 126107.506 37062.651 126089.159 37075.877 126081.906 C 37079.291 126082.332 37085.264 126079.986 37093.797 126074.866 C 37099.771 126071.452 37105.744 126067.826 37111.717 126063.986 L 37114.917 126063.346 L 37125.157 126058.226 L 37128.357 126060.786 L 37134.757 126055.026 L 37142.437 126053.106 C 37143.291 126053.959 37143.931 126054.172 37144.357 126053.746 C 37145.637 126056.306 37146.491 126059.719 37146.917 126063.986 C 37147.771 126067.826 37148.624 126072.519 37149.477 126078.066 C 37148.624 126080.199 37147.131 126081.479 37144.997 126081.906 C 37143.291 126082.332 37142.224 126082.759 37141.797 126083.186 C 37143.931 126084.466 37144.997 126085.532 37144.997 126086.386 C 37144.144 126088.519 37142.224 126091.719 37139.237 126095.986 C 37136.677 126100.252 37135.397 126104.519 37135.397 126108.786 L 37132.837 126112.626 L 37134.757 126113.906 L 37123.877 126125.426 C 37123.024 126126.706 37123.024 126127.559 37123.877 126127.986 L 37128.357 126127.986 L 37118.117 126133.746 L 37121.317 126138.226 L 37111.717 126147.186 L 37116.197 126148.466 L 37107.237 126151.666 L 37107.877 126157.426 L 37109.797 126158.066 C 37108.091 126160.199 37106.597 126162.119 37105.317 126163.826 L 37100.197 126169.586 L 37100.197 126175.346 C 37097.211 126177.906 37095.077 126179.826 37093.797 126181.106 C 37089.531 126185.799 37087.397 126190.066 37087.397 126193.906 C 37087.397 126197.746 37086.971 126200.306 37086.117 126201.586 C 37085.691 126202.866 37084.837 126202.866 37083.557 126201.586 L 37075.877 126211.826 C 37078.864 126212.252 37080.357 126212.892 37080.357 126213.746 C 37080.357 126217.586 37078.437 126220.359 37074.597 126222.066 C 37071.184 126223.346 37067.557 126223.986 37063.717 126223.986 C 37062.864 126225.266 37062.011 126226.332 37061.157 126227.186 L 37064.997 126227.826 L 37061.157 126229.746 L 37061.157 126232.946 L 37067.557 126231.666 C 37066.704 126237.639 37063.717 126242.546 37058.597 126246.386 L 37054.117 126246.386 L 37054.117 126254.066 C 37056.251 126254.919 37057.744 126255.346 37058.597 126255.346 C 37057.317 126257.906 37056.251 126259.826 37055.397 126261.106 C 37054.971 126262.386 37054.117 126264.306 37052.837 126266.866 L 37045.797 126268.786 L 37050.277 126271.346 L 37049.637 126274.546 L 37040.677 126277.106 L 37046.437 126283.506 L 37040.037 126295.026 L 37036.197 126296.946 L 37034.277 126301.426 C 37036.837 126302.706 37038.757 126303.772 37040.037 126304.626 L 37031.717 126312.306 L 37030.437 126319.346 L 37024.037 126318.066 L 37023.397 126321.906 L 37033.637 126328.946 C 37033.637 126330.226 37031.931 126330.866 37028.517 126330.866 L 37025.317 126336.626 L 37022.757 126334.066 L 37023.397 126332.146 L 37013.157 126348.786 L 37013.157 126357.106 L 37008.037 126356.466 L 37001.637 126363.506 L 37008.037 126360.946 C 37007.184 126368.199 37005.264 126374.812 37002.277 126380.786 C 36999.291 126386.332 36997.371 126390.172 36996.517 126392.306 C 36994.384 126397.852 36993.317 126402.332 36993.317 126405.746 C 36993.317 126407.879 36993.957 126409.586 36995.237 126410.866 L 36988.837 126429.426 C 36986.704 126429.426 36985.637 126430.279 36985.637 126431.986 C 36986.064 126433.692 36986.704 126435.399 36987.557 126437.106 L 36976.037 126439.666 C 36975.184 126440.092 36974.117 126442.439 36972.837 126446.706 C 36971.557 126450.972 36970.064 126453.319 36968.357 126453.746 L 36956.837 126453.106 L 36954.917 126451.186 L 36954.917 126458.866 L 36952.357 126458.866 L 36952.357 126461.426 L 36947.237 126463.986 L 36947.237 126460.786 C 36945.531 126460.786 36942.757 126462.706 36938.917 126466.546 C 36935.504 126470.386 36932.304 126473.799 36929.317 126476.786 L 36929.317 126480.626 L 36912.677 126485.746 C 36908.837 126484.039 36905.211 126481.052 36901.797 126476.786 L 36899.237 126476.786 L 36897.957 126466.546 C 36897.957 126456.732 36902.011 126437.106 36910.117 126407.666 C 36918.224 126378.226 36924.411 126358.386 36928.677 126348.146 L 36931.877 126347.506 L 36931.237 126343.666 C 36931.237 126340.679 36932.517 126337.266 36935.077 126333.426 C 36937.637 126329.159 36938.491 126325.532 36937.637 126322.546 C 36937.211 126319.559 36937.637 126318.279 36938.917 126318.706 C 36940.197 126318.706 36941.904 126319.132 36944.037 126319.986 L 36940.197 126314.866 C 36942.331 126311.879 36943.824 126309.532 36944.677 126307.826 C 36947.664 126302.279 36949.157 126298.226 36949.157 126295.666 C 36949.157 126293.959 36950.651 126289.692 36953.637 126282.866 C 36956.624 126276.039 36960.037 126268.786 36963.877 126261.106 L 36962.597 126261.106 L 36934.437 126287.986 C 36932.304 126293.106 36928.677 126297.586 36923.557 126301.426 C 36918.437 126304.839 36915.664 126306.972 36915.237 126307.826 C 36914.811 126308.679 36914.597 126309.532 36914.597 126310.386 C 36914.597 126311.239 36914.384 126312.946 36913.957 126315.506 L 36906.277 126318.066 L 36906.277 126322.546 C 36904.571 126323.826 36899.451 126329.159 36890.917 126338.546 C 36882.384 126347.932 36878.117 126353.266 36878.117 126354.546 L 36875.557 126356.466 C 36869.157 126364.999 36865.531 126369.906 36864.677 126371.186 C 36860.411 126377.586 36857.637 126382.919 36856.357 126387.186 C 36852.517 126388.466 36848.891 126392.306 36845.477 126398.706 C 36842.491 126404.679 36840.997 126409.799 36840.997 126414.066 L 36835.877 126416.626 C 36834.171 126420.039 36833.744 126422.172 36834.597 126423.026 C 36835.451 126423.452 36837.584 126423.666 36840.997 126423.666 L 36840.357 126426.866 L 36830.757 126427.506 C 36831.184 126429.212 36831.611 126430.492 36832.037 126431.346 C 36832.464 126432.199 36833.317 126433.479 36834.597 126435.186 L 36832.037 126435.186 L 36826.277 126437.746 L 36827.557 126444.786 C 36821.584 126449.052 36817.104 126452.039 36814.117 126453.746 C 36808.571 126457.586 36804.731 126461.426 36802.597 126465.266 L 36792.997 126465.266 L 36785.317 126471.026 L 36774.437 126471.026 L 36775.717 126474.866 L 36771.877 126472.946 C 36770.597 126472.092 36769.531 126471.879 36768.677 126472.306 C 36767.824 126472.306 36766.117 126473.372 36763.557 126475.506 C 36761.424 126477.212 36759.291 126478.706 36757.157 126479.986 C 36755.024 126480.839 36752.677 126481.266 36750.117 126481.266 C 36747.557 126480.839 36745.637 126480.199 36744.357 126479.346 C 36743.504 126478.492 36742.437 126477.212 36741.157 126475.506 L 36735.397 126466.546 C 36744.357 126440.519 36753.317 126412.999 36762.277 126383.986 C 36771.664 126354.972 36779.131 126326.386 36784.677 126298.226 C 36790.651 126270.066 36793.637 126244.039 36793.637 126220.146 L 36789.797 126228.466 C 36785.957 126228.892 36783.824 126229.959 36783.397 126231.666 L 36783.397 126237.426 C 36783.397 126239.132 36781.264 126241.906 36776.997 126245.746 C 36773.157 126249.159 36772.091 126252.146 36773.797 126254.706 C 36766.544 126259.826 36763.344 126266.012 36764.197 126273.266 L 36755.877 126275.826 C 36755.451 126277.106 36756.944 126278.812 36760.357 126280.946 L 36750.757 126290.546 L 36752.677 126296.306 C 36747.131 126301.852 36743.717 126305.906 36742.437 126308.466 C 36741.584 126310.599 36741.157 126314.439 36741.157 126319.986 L 36738.597 126319.986 L 36731.557 126325.106 L 36736.037 126326.386 L 36736.037 126331.506 L 36732.197 126332.146 C 36729.637 126336.412 36726.011 126341.959 36721.317 126348.786 C 36714.064 126358.599 36710.011 126364.146 36709.157 126365.426 L 36709.797 126369.266 C 36707.237 126370.972 36705.317 126372.679 36704.037 126374.386 C 36703.184 126375.666 36702.331 126377.372 36701.477 126379.506 C 36698.064 126387.186 36693.157 126393.586 36686.757 126398.706 C 36685.904 126403.826 36679.291 126415.132 36666.917 126432.626 C 36658.384 126444.572 36649.851 126455.666 36641.317 126465.906 L 36638.757 126465.266 L 36636.197 126468.466 L 36627.877 126468.466 C 36625.317 126468.466 36623.397 126468.892 36622.117 126469.746 L 36622.117 126472.946 L 36611.877 126486.386 L 36609.317 126490.866 L 36603.557 126487.026 L 36606.757 126483.826 L 36604.197 126483.186 C 36602.917 126483.186 36601.424 126484.892 36599.717 126488.306 C 36598.011 126491.719 36596.731 126493.426 36595.877 126493.426 C 36589.051 126493.426 36583.717 126492.572 36579.877 126490.866 C 36576.037 126489.586 36572.197 126486.386 36568.357 126481.266 L 36572.837 126471.666 ZM 37083.407 126414.066 L 37080.847 126412.146 C 37082.127 126398.066 37084.687 126385.692 37088.527 126375.026 C 37092.367 126363.932 37102.181 126343.666 37117.967 126314.226 C 37134.181 126287.772 37161.701 126258.119 37200.527 126225.266 C 37243.621 126188.999 37276.687 126170.866 37299.727 126170.866 L 37307.407 126172.146 L 37308.047 126174.066 C 37322.981 126175.346 37333.434 126182.812 37339.407 126196.466 L 37346.447 126213.746 L 37349.007 126213.746 L 37345.167 126225.906 C 37345.167 126227.186 37346.234 126228.679 37348.367 126230.386 C 37348.794 126230.812 37349.434 126231.239 37350.287 126231.666 L 37351.567 126238.066 L 37363.087 126238.706 C 37360.954 126244.252 37353.701 126258.972 37341.327 126282.866 C 37329.381 126306.332 37321.701 126321.266 37318.287 126327.666 L 37315.087 126327.026 L 37317.647 126332.146 L 37309.967 126356.466 L 37307.407 126357.106 L 37302.927 126375.666 L 37300.367 126375.666 C 37302.074 126380.786 37302.074 126385.052 37300.367 126388.466 L 37298.447 126417.266 C 37298.447 126421.959 37301.221 126425.159 37306.767 126426.866 C 37312.314 126425.586 37320.634 126420.466 37331.727 126411.506 C 37343.247 126402.119 37359.887 126386.972 37381.647 126366.066 C 37380.367 126366.919 37380.154 126368.199 37381.007 126369.906 C 37382.287 126371.612 37383.354 126371.826 37384.207 126370.546 C 37373.541 126382.919 37363.087 126395.292 37352.847 126407.666 L 37350.927 126411.506 C 37342.821 126417.479 37335.141 126423.666 37327.887 126430.066 C 37318.501 126438.172 37311.461 126445.426 37306.767 126451.826 L 37303.567 126451.826 L 37300.367 126458.226 L 37295.247 126459.506 C 37293.114 126462.919 37289.701 126466.119 37285.007 126469.106 L 37283.087 126470.386 C 37279.247 126474.226 37273.487 126477.426 37265.807 126479.986 C 37258.554 126482.546 37250.874 126484.679 37242.767 126486.386 C 37235.514 126483.399 37230.821 126477.426 37228.687 126468.466 C 37226.554 126459.079 37225.487 126447.559 37225.487 126433.906 L 37225.487 126416.626 L 37219.727 126423.666 L 37210.767 126430.066 L 37210.127 126433.906 C 37206.287 126437.746 37203.514 126441.586 37201.807 126445.426 L 37199.247 126442.226 L 37194.767 126447.986 L 37190.287 126448.626 L 37185.807 126456.946 C 37183.247 126458.226 37180.687 126459.932 37178.127 126462.066 C 37175.994 126463.772 37173.434 126465.906 37170.447 126468.466 L 37156.367 126476.146 L 37156.367 126481.266 C 37153.807 126482.972 37148.261 126485.746 37139.727 126489.586 C 37135.034 126491.719 37131.621 126493.426 37129.487 126494.706 C 37128.634 126494.279 37125.434 126494.706 37119.887 126495.986 C 37119.034 126495.986 37117.541 126496.412 37115.407 126497.266 C 37107.727 126497.266 37101.114 126494.279 37095.567 126488.306 C 37090.021 126482.332 37085.967 126475.079 37083.407 126466.546 C 37085.541 126466.546 37086.607 126465.052 37086.607 126462.066 C 37085.327 126460.359 37084.474 126459.292 37084.047 126458.866 C 37082.341 126456.306 37081.061 126455.239 37080.207 126455.666 L 37078.927 126447.986 L 37082.127 126443.506 L 37082.127 126431.986 C 37080.421 126432.412 37079.354 126432.199 37078.927 126431.346 C 37078.501 126430.492 37078.287 126428.786 37078.287 126426.226 C 37078.714 126421.532 37078.927 126418.759 37078.927 126417.906 L 37083.407 126414.066 ZM 37157.647 126412.786 C 37157.647 126414.492 37158.927 126418.332 37161.487 126424.306 C 37164.474 126430.279 37166.821 126434.546 37168.527 126437.106 C 37178.341 126437.106 37192.207 126429.852 37210.127 126415.346 L 37231.887 126397.426 C 37232.314 126396.146 37234.234 126389.106 37237.647 126376.306 C 37241.061 126363.079 37244.474 126354.546 37247.887 126350.706 C 37247.887 126345.159 37252.154 126333.426 37260.687 126315.506 C 37269.647 126297.586 37274.127 126281.159 37274.127 126266.226 C 37274.127 126254.279 37271.567 126244.039 37266.447 126235.506 C 37261.327 126226.972 37253.221 126221.852 37242.127 126220.146 C 37238.714 126222.706 37235.301 126225.479 37231.887 126228.466 C 37228.901 126231.026 37226.767 126234.012 37225.487 126237.426 C 37216.527 126247.666 37207.781 126257.692 37199.247 126267.506 L 37197.327 126273.266 C 37195.194 126274.972 37193.274 126277.959 37191.567 126282.226 C 37190.287 126286.066 37189.221 126289.906 37188.367 126293.746 C 37186.661 126295.879 37183.887 126301.639 37180.047 126311.026 C 37171.941 126330.652 37167.674 126342.172 37167.247 126345.586 L 37163.407 126346.866 L 37164.687 126349.426 L 37159.567 126368.626 L 37157.007 126372.466 L 37158.287 126373.746 L 37161.487 126373.746 C 37160.207 126376.732 37158.501 126378.652 37156.367 126379.506 L 37158.927 126398.706 L 37156.367 126401.266 L 37157.007 126405.106 L 37157.647 126412.786 ZM 37326.107 126490.226 C 37334.214 126472.732 37349.147 126446.919 37370.907 126412.786 C 37392.241 126378.652 37406.961 126353.266 37415.067 126336.626 C 37432.561 126309.319 37444.934 126289.266 37452.187 126276.466 C 37467.547 126249.159 37476.294 126228.892 37478.427 126215.666 C 37496.774 126204.572 37510.854 126196.252 37520.667 126190.706 C 37530.907 126185.159 37539.014 126182.386 37544.987 126182.386 L 37551.387 126187.506 L 37553.947 126197.106 C 37553.947 126199.239 37553.094 126201.586 37551.387 126204.146 L 37548.827 126209.266 C 37549.681 126210.119 37550.107 126213.532 37550.107 126219.506 C 37548.401 126222.492 37546.907 126225.266 37545.627 126227.826 C 37544.347 126229.959 37542.641 126232.306 37540.507 126234.866 L 37540.507 126238.066 C 37542.214 126238.492 37543.494 126238.919 37544.347 126239.346 C 37545.627 126239.346 37547.121 126239.132 37548.827 126238.706 L 37546.907 126241.906 C 37546.481 126242.332 37544.134 126243.186 37539.867 126244.466 L 37535.387 126250.866 L 37541.147 126250.866 L 37539.867 126254.066 L 37531.547 126259.826 C 37530.694 126260.679 37530.694 126261.532 37531.547 126262.386 C 37532.401 126262.812 37533.254 126263.026 37534.107 126263.026 C 37534.961 126262.599 37535.814 126262.386 37536.667 126262.386 C 37536.667 126262.812 37536.881 126263.239 37537.307 126263.666 C 37563.761 126238.066 37586.374 126218.012 37605.147 126203.506 C 37624.347 126188.572 37637.147 126181.106 37643.547 126181.106 L 37652.507 126182.386 C 37652.081 126184.946 37652.934 126186.652 37655.067 126187.506 C 37655.067 126190.066 37654.001 126192.839 37651.867 126195.826 L 37648.027 126196.466 L 37645.467 126210.546 L 37642.907 126209.906 C 37642.054 126211.612 37641.414 126213.106 37640.987 126214.386 L 37635.227 126217.586 L 37632.667 126227.826 L 37637.787 126231.666 C 37636.934 126231.239 37636.294 126231.879 37635.867 126233.586 C 37635.441 126235.292 37635.654 126236.572 37636.507 126237.426 L 37629.467 126242.546 L 37624.987 126246.386 L 37627.547 126246.386 C 37624.134 126257.479 37620.934 126268.359 37617.947 126279.026 C 37617.521 126282.439 37616.454 126284.146 37614.747 126284.146 L 37616.027 126289.906 L 37619.227 126289.906 L 37619.227 126299.506 L 37625.627 126300.786 L 37636.507 126299.506 L 37645.467 126296.946 C 37657.841 126291.826 37672.987 126282.226 37690.907 126268.146 C 37713.094 126250.652 37727.387 126239.986 37733.787 126236.146 L 37733.787 126239.346 C 37730.374 126242.332 37715.867 126255.132 37690.267 126277.746 C 37671.494 126294.386 37658.267 126308.252 37650.587 126319.346 L 37646.107 126318.706 L 37639.707 126328.946 C 37634.587 126331.506 37627.547 126336.199 37618.587 126343.026 L 37605.787 126352.626 L 37607.067 126355.186 C 37601.521 126355.186 37594.694 126356.679 37586.587 126359.666 C 37578.481 126362.226 37570.801 126364.786 37563.547 126367.346 L 37563.547 126364.146 L 37555.227 126363.506 C 37548.401 126360.092 37543.707 126355.186 37541.147 126348.786 C 37539.014 126342.386 37537.947 126334.706 37537.947 126325.746 C 37537.947 126314.226 37540.507 126302.706 37545.627 126291.186 C 37551.174 126279.239 37556.721 126267.719 37562.267 126256.626 L 37507.867 126312.946 C 37507.867 126314.226 37507.014 126315.932 37505.307 126318.066 C 37504.027 126319.772 37502.534 126321.692 37500.827 126323.826 C 37499.121 126325.532 37495.281 126331.932 37489.307 126343.026 C 37483.761 126354.119 37478.641 126362.012 37473.947 126366.706 L 37475.867 126373.746 L 37473.307 126373.106 C 37472.027 126373.106 37470.747 126373.959 37469.467 126375.666 C 37468.187 126377.372 37467.974 126378.652 37468.827 126379.506 C 37469.254 126379.932 37470.107 126379.932 37471.387 126379.506 C 37472.667 126379.079 37473.307 126379.719 37473.307 126381.426 L 37469.467 126382.066 L 37466.907 126388.466 L 37461.147 126392.306 C 37461.147 126393.159 37461.361 126395.079 37461.787 126398.066 L 37454.747 126403.186 L 37454.107 126408.306 C 37455.814 126407.452 37457.521 126408.306 37459.227 126410.866 C 37455.387 126413.426 37450.907 126414.706 37445.787 126414.706 L 37445.787 126418.546 L 37454.107 126417.266 L 37448.347 126424.946 C 37442.801 126426.652 37438.107 126427.292 37434.267 126426.866 L 37432.347 126433.266 L 37440.667 126433.266 L 37446.427 126430.066 L 37446.427 126430.706 C 37445.147 126432.839 37444.934 126434.546 37445.787 126435.826 C 37439.387 126438.386 37434.481 126439.666 37431.067 126439.666 C 37430.214 126440.946 37429.787 126441.799 37429.787 126442.226 C 37428.507 126444.359 37427.441 126445.212 37426.587 126444.786 L 37424.667 126452.466 L 37426.587 126453.106 L 37432.987 126446.066 L 37438.747 126447.986 L 37440.667 126447.346 C 37440.667 126449.906 37438.961 126450.759 37435.547 126449.906 L 37431.707 126451.826 L 37438.107 126453.106 L 37434.907 126460.786 L 37430.427 126460.146 L 37431.067 126465.266 L 37426.587 126474.226 L 37415.067 126471.666 L 37411.227 126476.146 C 37413.787 126477.426 37416.561 126478.066 37419.547 126478.066 C 37420.827 126478.066 37422.747 126477.639 37425.307 126476.786 L 37413.787 126483.186 C 37412.507 126481.479 37411.441 126479.772 37410.587 126478.066 L 37406.107 126489.586 C 37399.281 126492.999 37395.014 126497.052 37393.307 126501.746 L 37388.827 126500.466 L 37391.387 126499.186 L 37390.747 126496.626 L 37381.787 126498.546 C 37382.214 126499.826 37381.361 126501.106 37379.227 126502.386 C 37377.094 126503.666 37375.601 126503.452 37374.747 126501.746 L 37370.907 126504.946 C 37369.627 126503.239 37367.707 126503.452 37365.147 126505.586 C 37362.587 126506.439 37359.174 126507.932 37354.907 126510.066 C 37350.214 126512.199 37347.227 126513.479 37345.947 126513.906 L 37342.107 126513.266 L 37338.907 126517.746 L 37334.427 126516.466 L 37328.667 126518.386 L 37328.027 126513.906 L 37321.627 126508.146 L 37326.107 126490.226 ZM 37788.497 126198.386 C 37790.204 126198.386 37797.030 126194.546 37808.977 126186.866 C 37814.950 126183.026 37819.644 126181.106 37823.057 126181.106 C 37827.324 126181.106 37831.590 126181.959 37835.857 126183.666 C 37840.124 126184.946 37844.390 126187.079 37848.657 126190.066 C 37849.084 126191.772 37850.150 126193.906 37851.857 126196.466 L 37856.337 126200.946 L 37857.617 126204.146 C 37856.764 126205.426 37856.337 126206.706 37856.337 126207.986 L 37862.737 126208.626 L 37859.537 126215.026 C 37862.097 126217.586 37863.590 126218.652 37864.017 126218.226 L 37866.577 126222.706 L 37865.937 126226.546 L 37860.177 126227.826 L 37861.457 126232.306 L 37867.217 126230.386 L 37867.217 126234.226 L 37864.657 126234.226 L 37861.457 126236.786 L 37856.977 126236.786 L 37855.057 126238.066 L 37856.337 126239.346 L 37865.937 126239.986 L 37857.617 126246.386 L 37864.017 126250.866 L 37865.937 126250.226 L 37861.457 126253.426 C 37863.164 126254.279 37863.590 126255.559 37862.737 126257.266 L 37856.337 126257.266 L 37853.137 126264.946 L 37846.737 126263.666 C 37841.617 126273.479 37832.017 126283.719 37817.937 126294.386 C 37803.857 126304.626 37793.617 126312.092 37787.217 126316.786 L 37785.297 126314.226 C 37781.457 126310.812 37779.537 126306.546 37779.537 126301.426 C 37779.537 126298.866 37779.964 126294.812 37780.817 126289.266 C 37782.097 126283.292 37782.737 126279.666 37782.737 126278.386 C 37782.737 126269.852 37782.097 126262.172 37780.817 126255.346 C 37779.537 126248.519 37776.764 126244.039 37772.497 126241.906 L 37769.937 126245.106 C 37764.390 126251.932 37759.910 126257.266 37756.497 126261.106 C 37749.670 126268.786 37744.550 126273.479 37741.137 126275.186 L 37745.617 126279.026 L 37740.497 126280.306 L 37737.297 126287.986 L 37739.217 126291.186 C 37736.230 126292.039 37734.310 126292.466 37733.457 126292.466 L 37730.897 126298.226 C 37728.764 126302.492 37727.270 126305.052 37726.417 126305.906 L 37725.777 126311.666 C 37722.364 126315.079 37719.590 126316.572 37717.457 126316.146 L 37715.537 126330.226 C 37714.684 126329.799 37713.617 126331.719 37712.337 126335.986 C 37711.057 126340.252 37710.417 126342.599 37710.417 126343.026 L 37707.217 126344.306 L 37708.497 126350.706 C 37705.510 126352.412 37703.377 126354.972 37702.097 126358.386 L 37702.737 126366.066 C 37702.737 126368.626 37701.884 126372.039 37700.177 126376.306 C 37698.897 126380.572 37697.617 126384.412 37696.337 126387.826 C 37697.617 126398.066 37698.897 126408.092 37700.177 126417.906 C 37701.457 126427.292 37706.364 126431.986 37714.897 126431.986 C 37724.710 126431.986 37737.510 126427.506 37753.297 126418.546 C 37765.244 126411.719 37776.977 126403.399 37788.497 126393.586 L 37800.657 126384.626 C 37804.924 126381.212 37809.190 126377.586 37813.457 126373.746 L 37816.017 126371.826 L 37821.777 126366.066 L 37824.337 126368.626 L 37819.857 126371.186 L 37821.777 126372.466 C 37805.564 126393.372 37780.390 126417.692 37746.257 126445.426 C 37707.004 126476.999 37678.417 126492.786 37660.497 126492.786 C 37645.990 126492.786 37635.537 126486.172 37629.137 126472.946 C 37623.164 126459.292 37620.177 126444.572 37620.177 126428.786 C 37620.177 126418.119 37621.884 126406.386 37625.297 126393.586 C 37630.417 126378.652 37634.044 126367.559 37636.177 126360.306 C 37648.550 126329.159 37671.164 126299.506 37704.017 126271.346 L 37788.497 126198.386 ZM 37819.697 126485.746 L 37826.097 126462.706 L 37823.537 126460.786 L 37827.377 126460.146 L 37826.737 126457.586 C 37832.711 126451.186 37838.684 126440.519 37844.657 126425.586 C 37848.924 126415.346 37851.911 126408.306 37853.617 126404.466 L 37865.777 126378.866 L 37868.337 126378.866 L 37870.257 126369.906 L 37879.217 126355.826 L 37879.857 126353.266 C 37879.857 126349.852 37887.751 126334.706 37903.537 126307.826 C 37919.324 126280.519 37927.857 126263.879 37929.137 126257.906 C 37930.844 126258.332 37932.551 126257.266 37934.257 126254.706 C 37936.391 126252.146 37937.457 126250.012 37937.457 126248.306 C 37937.884 126246.172 37938.097 126244.679 37938.097 126243.826 C 37938.524 126242.546 37939.377 126242.332 37940.657 126243.186 L 37947.057 126224.626 L 37950.897 126222.706 L 37949.617 126220.786 C 37951.324 126216.519 37953.884 126211.612 37957.297 126206.066 C 37960.711 126200.092 37963.057 126195.826 37964.337 126193.266 L 37963.057 126191.986 C 37963.057 126191.132 37963.697 126190.279 37964.977 126189.426 C 37966.257 126188.146 37967.324 126187.292 37968.177 126186.866 L 37975.857 126167.026 C 37976.711 126167.879 37977.777 126167.452 37979.057 126165.746 C 37980.337 126164.039 37979.911 126162.546 37977.777 126161.266 L 37986.737 126151.666 L 37986.097 126148.466 L 37989.297 126142.706 C 37990.577 126143.132 37991.431 126142.706 37991.857 126141.426 L 37994.417 126136.306 L 37997.617 126131.186 C 38001.457 126126.919 38005.724 126120.519 38010.417 126111.986 C 38012.977 126107.719 38016.817 126100.679 38021.937 126090.866 C 38024.071 126088.732 38027.271 126083.399 38031.537 126074.866 C 38036.231 126066.332 38038.364 126060.999 38037.937 126058.866 C 38038.791 126057.159 38040.284 126055.452 38042.417 126053.746 C 38044.551 126051.612 38047.537 126049.479 38051.377 126047.346 L 38050.737 126044.786 C 38050.737 126042.226 38054.151 126039.239 38060.977 126035.826 C 38067.804 126031.986 38072.924 126029.852 38076.337 126029.426 L 38079.537 126028.146 L 38080.817 126026.866 C 38082.524 126028.146 38084.231 126029.212 38085.937 126030.066 L 38085.937 126027.506 C 38088.497 126026.226 38093.404 126024.306 38100.657 126021.746 C 38108.337 126019.186 38113.671 126017.906 38116.657 126017.906 C 38118.364 126019.186 38120.284 126020.466 38122.417 126021.746 L 38117.937 126037.746 L 38114.097 126038.386 L 38116.017 126043.506 C 38116.017 126046.492 38115.164 126048.626 38113.457 126049.906 C 38111.751 126051.186 38110.044 126052.252 38108.337 126053.106 L 38108.337 126056.946 L 38103.857 126062.066 L 38104.497 126067.186 L 38102.577 126073.586 L 38099.377 126072.946 C 38097.671 126072.946 38096.177 126074.012 38094.897 126076.146 C 38094.044 126077.852 38094.471 126079.986 38096.177 126082.546 L 38099.377 126082.546 C 38099.377 126083.399 38097.884 126084.252 38094.897 126085.106 C 38092.337 126085.532 38091.271 126086.386 38091.697 126087.666 L 38084.657 126089.586 C 38086.364 126090.439 38086.577 126091.506 38085.297 126092.786 C 38084.444 126093.639 38083.164 126094.706 38081.457 126095.986 C 38081.457 126097.692 38081.244 126099.399 38080.817 126101.106 C 38080.817 126102.386 38080.391 126102.812 38079.537 126102.386 L 38084.017 126113.266 L 38078.257 126115.826 L 38077.617 126119.026 L 38070.577 126117.106 L 38068.017 126119.666 L 38076.337 126126.066 L 38075.697 126127.986 L 38068.017 126126.706 L 38058.417 126129.906 L 38058.417 126135.026 L 38064.177 126135.666 L 38059.697 126139.506 L 38052.657 126138.866 L 38050.737 126140.146 L 38057.137 126145.906 L 38059.697 126143.346 L 38063.537 126147.186 L 38068.017 126147.826 L 38061.617 126157.426 L 38051.377 126158.706 L 38052.657 126160.626 L 38052.657 126167.026 L 38050.737 126168.306 L 38057.777 126168.946 L 38052.657 126172.146 L 38045.617 126170.226 L 38048.817 126176.626 L 38044.337 126176.626 L 38048.177 126183.666 L 38050.097 126183.026 C 38047.111 126187.292 38042.844 126189.426 38037.297 126189.426 L 38037.297 126191.986 L 38046.897 126191.986 L 38045.617 126193.906 L 38038.577 126195.826 C 38039.431 126197.106 38039.857 126199.666 38039.857 126203.506 L 38034.097 126205.426 L 38033.457 126210.546 C 38030.897 126211.399 38028.977 126212.252 38027.697 126213.106 L 38023.857 126213.106 L 38026.417 126219.506 L 38021.297 126229.106 C 38023.431 126229.959 38024.711 126229.959 38025.137 126229.106 L 38027.057 126227.186 L 38027.697 126229.746 C 38025.564 126231.879 38024.711 126233.159 38025.137 126233.586 L 38019.377 126232.306 C 38020.231 126235.292 38019.377 126236.999 38016.817 126237.426 L 38012.337 126237.426 L 38011.057 126241.266 L 38017.457 126244.466 L 38012.977 126244.466 C 38007.431 126244.466 38004.657 126246.599 38004.657 126250.866 C 38004.657 126256.412 38006.577 126259.186 38010.417 126259.186 L 38061.617 126219.506 C 38085.937 126202.439 38104.711 126193.906 38117.937 126193.906 C 38120.924 126193.906 38123.697 126194.759 38126.257 126196.466 C 38131.804 126200.306 38135.217 126202.226 38136.497 126202.226 C 38138.204 126202.226 38139.057 126203.079 38139.057 126204.786 C 38139.057 126206.492 38138.844 126208.199 38138.417 126209.906 L 38142.257 126209.906 C 38143.111 126211.612 38143.751 126214.599 38144.177 126218.866 C 38144.604 126223.132 38145.031 126225.906 38145.457 126227.186 L 38146.097 126229.106 L 38144.177 126235.506 L 38147.377 126239.346 C 38146.097 126242.332 38145.031 126245.106 38144.177 126247.666 C 38143.324 126249.799 38142.257 126251.719 38140.977 126253.426 L 38144.177 126255.346 C 38143.324 126257.906 38142.471 126260.252 38141.617 126262.386 L 38134.577 126268.146 L 38136.497 126272.626 C 38136.497 126276.039 38135.431 126277.959 38133.297 126278.386 C 38131.164 126278.812 38130.097 126281.799 38130.097 126287.346 L 38126.897 126287.346 L 38128.177 126292.466 L 38119.857 126295.666 C 38121.991 126297.372 38123.057 126298.866 38123.057 126300.146 C 38123.057 126301.426 38121.991 126302.706 38119.857 126303.986 C 38117.724 126305.266 38116.231 126305.479 38115.377 126304.626 L 38117.297 126311.666 C 38115.591 126310.812 38114.097 126311.452 38112.817 126313.586 C 38111.964 126315.292 38112.177 126316.786 38113.457 126318.066 C 38108.764 126325.319 38106.417 126331.506 38106.417 126336.626 L 38102.577 126336.626 C 38100.871 126336.626 38100.231 126337.479 38100.657 126339.186 C 38101.084 126340.892 38101.724 126341.959 38102.577 126342.386 L 38096.177 126350.706 L 38092.977 126351.986 L 38096.817 126357.106 C 38093.404 126357.106 38091.911 126358.386 38092.337 126360.946 C 38093.191 126363.079 38092.977 126364.572 38091.697 126365.426 C 38090.417 126366.279 38089.137 126366.919 38087.857 126367.346 L 38090.417 126375.666 L 38084.657 126378.226 L 38082.737 126385.266 L 38084.657 126386.546 L 38080.817 126389.106 C 38079.537 126389.959 38078.684 126390.386 38078.257 126390.386 L 38074.417 126396.146 L 38076.337 126400.626 C 38076.337 126401.906 38075.697 126402.972 38074.417 126403.826 C 38073.137 126404.679 38071.857 126405.319 38070.577 126405.746 L 38071.217 126407.666 C 38072.924 126408.519 38073.991 126409.159 38074.417 126409.586 L 38075.697 126410.866 C 38074.417 126412.999 38073.351 126415.132 38072.497 126417.266 C 38071.644 126419.399 38070.151 126420.039 38068.017 126419.186 L 38066.097 126425.586 L 38073.777 126430.706 C 38078.044 126430.279 38085.297 126425.799 38095.537 126417.266 C 38109.191 126405.319 38123.057 126393.372 38137.137 126381.426 L 38141.617 126380.146 L 38142.897 126376.946 C 38144.604 126375.666 38146.951 126374.172 38149.937 126372.466 C 38152.924 126370.332 38155.271 126369.479 38156.977 126369.906 L 38146.737 126386.546 C 38134.791 126399.772 38111.964 126420.252 38078.257 126447.986 C 38040.284 126479.132 38017.031 126494.706 38008.497 126494.706 C 37997.831 126494.706 37990.791 126490.226 37987.377 126481.266 C 37984.391 126471.879 37982.897 126460.786 37982.897 126447.986 L 37984.177 126446.706 L 37984.177 126439.026 C 37985.457 126439.452 37986.097 126438.812 37986.097 126437.106 C 37986.524 126434.972 37986.737 126432.626 37986.737 126430.066 C 37988.871 126427.506 37990.364 126424.732 37991.217 126421.746 C 37992.071 126418.759 37992.711 126415.559 37993.137 126412.146 L 37995.057 126406.386 L 37996.977 126405.746 C 38001.244 126395.932 38010.417 126377.586 38024.497 126350.706 C 38049.244 126304.199 38061.617 126272.199 38061.617 126254.706 L 38057.137 126243.826 C 38050.311 126245.106 38041.991 126249.799 38032.177 126257.906 L 37989.937 126292.466 L 37988.017 126302.066 L 37983.537 126301.426 L 37980.337 126304.626 L 37986.737 126309.106 L 37979.697 126309.746 L 37979.697 126312.946 L 37974.577 126314.226 C 37974.577 126317.212 37975.857 126318.706 37978.417 126318.706 L 37983.537 126321.266 L 37979.697 126322.546 L 37972.017 126322.546 C 37969.884 126322.546 37969.244 126324.039 37970.097 126327.026 L 37963.057 126327.026 L 37967.537 126333.426 C 37966.684 126334.279 37966.684 126336.839 37967.537 126341.106 L 37968.177 126334.706 L 37970.737 126334.706 C 37973.297 126335.559 37975.004 126335.986 37975.857 126335.986 L 37966.897 126342.386 L 37959.217 126341.106 C 37955.377 126343.666 37954.097 126346.226 37955.377 126348.786 L 37964.977 126352.626 L 37966.897 126351.986 L 37965.617 126354.546 C 37962.631 126357.532 37959.857 126358.172 37957.297 126356.466 L 37954.737 126362.226 L 37957.937 126362.866 C 37952.817 126362.439 37947.484 126363.719 37941.937 126366.706 L 37941.937 126369.906 L 37945.137 126375.026 L 37950.897 126374.386 L 37952.817 126375.666 C 37952.817 126379.506 37951.751 126381.426 37949.617 126381.426 C 37946.204 126380.146 37943.644 126379.506 37941.937 126379.506 L 37938.737 126387.186 L 37941.937 126388.466 L 37927.217 126402.546 L 37932.977 126407.026 L 37935.537 126407.026 L 37935.537 126410.226 L 37932.337 126410.226 L 37922.737 126413.426 L 37918.897 126415.346 C 37918.044 126417.479 37918.044 126418.759 37918.897 126419.186 C 37919.751 126419.612 37920.604 126419.826 37921.457 126419.826 L 37908.657 126428.786 L 37906.097 126435.826 C 37906.951 126435.399 37908.017 126434.972 37909.297 126434.546 C 37909.724 126436.252 37909.297 126437.746 37908.017 126439.026 C 37906.737 126439.879 37905.884 126440.519 37905.457 126440.946 L 37909.297 126442.226 L 37906.737 126449.906 L 37901.617 126454.386 C 37899.911 126453.532 37896.924 126455.452 37892.657 126460.146 C 37891.377 126461.426 37889.457 126463.559 37886.897 126466.546 C 37884.337 126469.532 37880.711 126471.879 37876.017 126473.586 C 37867.484 126476.999 37862.151 126480.199 37860.017 126483.186 C 37856.604 126484.466 37854.257 126484.039 37852.977 126481.906 L 37849.777 126488.306 C 37845.511 126489.586 37841.457 126490.012 37837.617 126489.586 L 37831.217 126493.426 C 37829.937 126492.572 37828.657 126491.932 37827.377 126491.506 L 37823.537 126491.506 C 37820.551 126491.506 37819.057 126490.226 37819.057 126487.666 L 37819.697 126485.746 ZM 38247.857 126200.946 C 38249.137 126194.546 38251.697 126187.932 38255.537 126181.106 C 38259.804 126174.279 38263.217 126168.732 38265.777 126164.466 C 38280.710 126138.866 38293.510 126118.172 38304.177 126102.386 C 38324.657 126072.519 38342.150 126057.586 38356.657 126057.586 L 38358.577 126058.866 L 38369.457 126052.466 L 38377.777 126051.186 L 38387.377 126063.986 C 38387.377 126066.546 38386.524 126069.959 38384.817 126074.226 C 38383.110 126078.492 38382.044 126081.266 38381.617 126082.546 L 38374.577 126084.466 L 38374.577 126087.026 L 38372.017 126087.666 L 38372.017 126091.506 C 38372.444 126093.212 38371.164 126095.772 38368.177 126099.186 C 38365.617 126102.599 38364.124 126104.732 38363.697 126105.586 L 38359.217 126105.586 C 38359.217 126109.852 38358.364 126113.479 38356.657 126116.466 L 38357.937 126120.946 L 38356.657 126124.786 L 38352.177 126126.066 L 38348.337 126133.106 L 38348.977 126136.306 L 38347.697 126138.866 L 38343.857 126139.506 L 38341.297 126141.426 L 38341.297 126143.986 L 38338.097 126145.266 L 38339.377 126151.666 L 38338.097 126157.426 L 38333.617 126156.786 L 38329.777 126161.266 L 38326.577 126161.266 L 38325.297 126169.586 L 38323.377 126172.146 L 38324.657 126176.626 L 38323.377 126180.466 L 38317.617 126180.466 L 38314.417 126189.426 C 38312.710 126189.852 38311.430 126191.132 38310.577 126193.266 L 38311.217 126197.106 L 38307.377 126197.106 L 38307.377 126199.666 L 38302.897 126199.666 L 38302.897 126202.866 L 38300.337 126202.866 L 38298.417 126201.586 L 38284.977 126200.306 L 38278.577 126205.426 L 38277.297 126203.506 L 38274.097 126207.986 L 38271.537 126207.986 L 38270.897 126209.906 L 38268.337 126206.066 L 38268.337 126209.266 L 38263.857 126208.626 C 38261.724 126211.186 38258.950 126212.466 38255.537 126212.466 C 38249.564 126212.466 38245.724 126209.479 38244.017 126203.506 L 38247.857 126200.946 ZM 38362.417 126200.946 C 38363.697 126194.119 38366.044 126187.932 38369.457 126182.386 C 38372.870 126176.412 38376.497 126170.439 38380.337 126164.466 C 38395.270 126138.866 38408.070 126118.172 38418.737 126102.386 C 38439.217 126072.519 38456.924 126057.586 38471.857 126057.586 L 38473.777 126058.866 L 38484.017 126052.466 L 38492.337 126051.186 L 38501.937 126063.986 C 38501.937 126067.826 38500.230 126072.092 38496.817 126076.786 L 38497.457 126081.266 L 38496.177 126082.546 L 38489.137 126084.466 L 38489.137 126087.026 L 38486.577 126087.666 L 38487.217 126091.506 C 38487.217 126093.639 38486.150 126095.986 38484.017 126098.546 C 38481.884 126101.106 38479.964 126103.452 38478.257 126105.586 L 38474.417 126105.586 L 38471.857 126116.466 L 38473.137 126120.946 L 38471.857 126124.786 L 38466.737 126126.066 L 38462.897 126133.106 L 38463.537 126136.306 L 38462.897 126138.866 L 38458.417 126139.506 L 38459.057 126141.426 L 38455.857 126141.426 L 38455.857 126143.986 L 38452.657 126145.266 L 38453.937 126151.666 L 38452.657 126157.426 L 38448.817 126156.786 L 38444.337 126161.266 L 38441.137 126161.266 L 38439.857 126169.586 L 38437.937 126172.146 L 38439.217 126176.626 L 38437.937 126180.466 L 38432.177 126180.466 L 38428.977 126189.426 C 38426.417 126191.132 38425.137 126192.412 38425.137 126193.266 L 38425.777 126197.106 L 38421.937 126197.106 L 38421.937 126199.666 L 38418.097 126199.666 L 38417.457 126202.866 L 38414.897 126202.866 L 38412.977 126201.586 L 38399.537 126200.306 L 38393.777 126205.426 L 38391.857 126203.506 L 38388.657 126207.986 L 38386.097 126207.986 L 38385.457 126209.906 L 38382.897 126206.066 L 38382.897 126209.266 L 38379.057 126208.626 C 38376.924 126211.186 38373.937 126212.466 38370.097 126212.466 C 38364.124 126212.466 38360.284 126209.479 38358.577 126203.506 L 38362.417 126200.946 ZM 38623.407 126414.066 L 38620.847 126412.146 C 38622.127 126398.066 38624.687 126385.692 38628.527 126375.026 C 38632.367 126363.932 38642.181 126343.666 38657.967 126314.226 C 38674.181 126287.772 38701.701 126258.119 38740.527 126225.266 C 38783.621 126188.999 38816.687 126170.866 38839.727 126170.866 L 38847.407 126172.146 L 38848.047 126174.066 C 38862.981 126175.346 38873.434 126182.812 38879.407 126196.466 L 38886.447 126213.746 L 38889.007 126213.746 L 38885.167 126225.906 C 38885.167 126227.186 38886.234 126228.679 38888.367 126230.386 C 38888.794 126230.812 38889.434 126231.239 38890.287 126231.666 L 38891.567 126238.066 L 38903.087 126238.706 C 38900.954 126244.252 38893.701 126258.972 38881.327 126282.866 C 38869.381 126306.332 38861.701 126321.266 38858.287 126327.666 L 38855.087 126327.026 L 38857.647 126332.146 L 38849.967 126356.466 L 38847.407 126357.106 L 38842.927 126375.666 L 38840.367 126375.666 C 38842.074 126380.786 38842.074 126385.052 38840.367 126388.466 L 38838.447 126417.266 C 38838.447 126421.959 38841.221 126425.159 38846.767 126426.866 C 38852.314 126425.586 38860.634 126420.466 38871.727 126411.506 C 38883.247 126402.119 38899.887 126386.972 38921.647 126366.066 C 38920.367 126366.919 38920.154 126368.199 38921.007 126369.906 C 38922.287 126371.612 38923.354 126371.826 38924.207 126370.546 C 38913.541 126382.919 38903.087 126395.292 38892.847 126407.666 L 38890.927 126411.506 C 38882.821 126417.479 38875.141 126423.666 38867.887 126430.066 C 38858.501 126438.172 38851.461 126445.426 38846.767 126451.826 L 38843.567 126451.826 L 38840.367 126458.226 L 38835.247 126459.506 C 38833.114 126462.919 38829.701 126466.119 38825.007 126469.106 L 38823.087 126470.386 C 38819.247 126474.226 38813.487 126477.426 38805.807 126479.986 C 38798.554 126482.546 38790.874 126484.679 38782.767 126486.386 C 38775.514 126483.399 38770.821 126477.426 38768.687 126468.466 C 38766.554 126459.079 38765.487 126447.559 38765.487 126433.906 L 38765.487 126416.626 L 38759.727 126423.666 L 38750.767 126430.066 L 38750.127 126433.906 C 38746.287 126437.746 38743.514 126441.586 38741.807 126445.426 L 38739.247 126442.226 L 38734.767 126447.986 L 38730.287 126448.626 L 38725.807 126456.946 C 38723.247 126458.226 38720.687 126459.932 38718.127 126462.066 C 38715.994 126463.772 38713.434 126465.906 38710.447 126468.466 L 38696.367 126476.146 L 38696.367 126481.266 C 38693.807 126482.972 38688.261 126485.746 38679.727 126489.586 C 38675.034 126491.719 38671.621 126493.426 38669.487 126494.706 C 38668.634 126494.279 38665.434 126494.706 38659.887 126495.986 C 38659.034 126495.986 38657.541 126496.412 38655.407 126497.266 C 38647.727 126497.266 38641.114 126494.279 38635.567 126488.306 C 38630.021 126482.332 38625.967 126475.079 38623.407 126466.546 C 38625.541 126466.546 38626.607 126465.052 38626.607 126462.066 C 38625.327 126460.359 38624.474 126459.292 38624.047 126458.866 C 38622.341 126456.306 38621.061 126455.239 38620.207 126455.666 L 38618.927 126447.986 L 38622.127 126443.506 L 38622.127 126431.986 C 38620.421 126432.412 38619.354 126432.199 38618.927 126431.346 C 38618.501 126430.492 38618.287 126428.786 38618.287 126426.226 C 38618.714 126421.532 38618.927 126418.759 38618.927 126417.906 L 38623.407 126414.066 ZM 38697.647 126412.786 C 38697.647 126414.492 38698.927 126418.332 38701.487 126424.306 C 38704.474 126430.279 38706.821 126434.546 38708.527 126437.106 C 38718.341 126437.106 38732.207 126429.852 38750.127 126415.346 L 38771.887 126397.426 C 38772.314 126396.146 38774.234 126389.106 38777.647 126376.306 C 38781.061 126363.079 38784.474 126354.546 38787.887 126350.706 C 38787.887 126345.159 38792.154 126333.426 38800.687 126315.506 C 38809.647 126297.586 38814.127 126281.159 38814.127 126266.226 C 38814.127 126254.279 38811.567 126244.039 38806.447 126235.506 C 38801.327 126226.972 38793.221 126221.852 38782.127 126220.146 C 38778.714 126222.706 38775.301 126225.479 38771.887 126228.466 C 38768.901 126231.026 38766.767 126234.012 38765.487 126237.426 C 38756.527 126247.666 38747.781 126257.692 38739.247 126267.506 L 38737.327 126273.266 C 38735.194 126274.972 38733.274 126277.959 38731.567 126282.226 C 38730.287 126286.066 38729.221 126289.906 38728.367 126293.746 C 38726.661 126295.879 38723.887 126301.639 38720.047 126311.026 C 38711.941 126330.652 38707.674 126342.172 38707.247 126345.586 L 38703.407 126346.866 L 38704.687 126349.426 L 38699.567 126368.626 L 38697.007 126372.466 L 38698.287 126373.746 L 38701.487 126373.746 C 38700.207 126376.732 38698.501 126378.652 38696.367 126379.506 L 38698.927 126398.706 L 38696.367 126401.266 L 38697.007 126405.106 L 38697.647 126412.786 ZM 38954.427 126369.906 L 38954.427 126364.786 C 38955.707 126363.932 38957.201 126363.079 38958.907 126362.226 L 38967.867 126357.106 L 38971.067 126357.746 L 38971.067 126362.226 L 38965.947 126366.706 L 38964.027 126371.826 C 38964.027 126373.106 38962.747 126377.799 38960.187 126385.906 C 38958.054 126394.012 38956.987 126399.346 38956.987 126401.906 C 38956.987 126407.879 38958.267 126414.066 38960.827 126420.466 C 38963.814 126426.866 38967.441 126431.559 38971.707 126434.546 L 38975.547 126437.106 C 38984.507 126443.506 38993.467 126446.066 39002.427 126444.786 L 39003.067 126447.346 L 39004.347 126444.146 L 39008.187 126440.306 L 39014.587 126441.586 L 39016.507 126445.426 L 39023.547 126437.106 C 39028.667 126438.812 39032.507 126439.666 39035.067 126439.666 C 39033.787 126437.959 39033.361 126436.892 39033.787 126436.466 L 39036.987 126431.986 L 39042.107 126433.266 C 39041.681 126432.412 39042.107 126431.346 39043.387 126430.066 C 39044.667 126428.786 39045.947 126428.359 39047.227 126428.786 C 39051.494 126423.666 39053.627 126417.479 39053.627 126410.226 C 39053.627 126402.119 39050.001 126395.079 39042.747 126389.106 C 39037.201 126384.839 39030.801 126381.426 39023.547 126378.866 C 39016.294 126375.879 39007.761 126371.186 38997.947 126364.786 C 38988.561 126357.959 38981.947 126353.266 38978.107 126350.706 L 38980.027 126346.866 L 38976.827 126342.386 L 38975.547 126347.506 C 38969.147 126341.532 38963.387 126333.852 38958.267 126324.466 L 38960.187 126322.546 L 38955.707 126321.906 C 38954.427 126318.492 38953.361 126315.719 38952.507 126313.586 C 38952.081 126311.452 38952.081 126309.319 38952.507 126307.186 L 38948.667 126295.666 C 38948.667 126279.879 38955.281 126265.159 38968.507 126251.506 C 38974.907 126245.106 38999.014 126228.252 39040.827 126200.946 L 39056.827 126190.706 L 39074.747 126179.826 L 39077.947 126179.186 C 39082.641 126177.479 39086.054 126176.412 39088.187 126175.986 C 39094.587 126174.279 39100.987 126173.426 39107.387 126173.426 C 39122.321 126173.426 39133.841 126178.332 39141.947 126188.146 C 39150.481 126197.532 39154.747 126209.906 39154.747 126225.266 C 39154.747 126226.546 39153.894 126229.106 39152.187 126232.946 C 39150.907 126236.359 39150.054 126238.492 39149.627 126239.346 L 39143.867 126243.826 L 39147.067 126243.186 L 39145.787 126245.106 C 39143.227 126249.799 39140.881 126254.279 39138.747 126258.546 C 39136.614 126262.386 39133.841 126266.652 39130.427 126271.346 L 39128.507 126268.786 C 39122.107 126274.332 39115.281 126280.732 39108.027 126287.986 C 39096.081 126300.786 39089.254 126307.826 39087.547 126309.106 L 39084.987 126307.826 L 39092.027 126291.826 L 39090.747 126290.546 C 39091.174 126287.986 39091.387 126284.572 39091.387 126280.306 L 39091.387 126268.786 C 39090.107 126264.519 39089.254 126261.532 39088.827 126259.826 C 39083.281 126247.026 39078.374 126238.066 39074.107 126232.946 C 39066.427 126223.559 39057.681 126218.866 39047.867 126218.866 C 39040.187 126218.866 39034.854 126221.852 39031.867 126227.826 C 39030.587 126228.252 39029.307 126228.466 39028.027 126228.466 L 39028.027 126232.306 C 39028.027 126234.439 39026.321 126242.119 39022.907 126255.346 C 39021.201 126261.746 39020.134 126267.079 39019.707 126271.346 C 39020.987 126273.052 39021.841 126274.332 39022.267 126275.186 C 39024.401 126278.172 39025.894 126279.452 39026.747 126279.026 L 39028.667 126289.266 L 39033.787 126290.546 C 39035.067 126293.532 39036.561 126296.306 39038.267 126298.866 C 39039.974 126301.426 39042.107 126303.346 39044.667 126304.626 C 39045.947 126306.759 39047.014 126308.039 39047.867 126308.466 C 39048.721 126309.319 39048.721 126310.172 39047.867 126311.026 C 39047.441 126311.879 39049.787 126314.012 39054.907 126317.426 L 39062.587 126316.146 L 39061.307 126322.546 C 39062.587 126322.972 39064.081 126323.399 39065.787 126323.826 C 39067.494 126323.826 39068.347 126324.252 39068.347 126325.106 L 39070.267 126328.946 L 39074.747 126327.666 L 39082.427 126340.466 L 39084.347 126330.866 C 39086.054 126331.719 39087.334 126333.852 39088.187 126337.266 L 39090.747 126337.266 C 39093.307 126338.119 39095.654 126339.186 39097.787 126340.466 C 39100.347 126341.319 39101.414 126342.386 39100.987 126343.666 C 39105.254 126348.786 39108.027 126353.052 39109.307 126356.466 C 39111.014 126356.039 39112.721 126355.399 39114.427 126354.546 L 39115.067 126359.026 L 39111.227 126362.866 L 39110.587 126366.066 L 39114.427 126362.226 L 39115.707 126364.146 L 39118.267 126369.906 C 39117.841 126370.332 39116.561 126372.466 39114.427 126376.306 C 39112.721 126380.146 39111.441 126381.852 39110.587 126381.426 L 39109.947 126387.186 L 39111.227 126390.386 L 39099.067 126404.466 L 39097.147 126402.546 C 39095.014 126406.812 39090.961 126411.079 39084.987 126415.346 C 39079.014 126419.186 39073.467 126422.812 39068.347 126426.226 C 39066.214 126427.506 39063.441 126429.852 39060.027 126433.266 C 39056.614 126436.679 39053.627 126439.452 39051.067 126441.586 L 39046.587 126446.066 C 39043.601 126449.052 39041.894 126450.332 39041.467 126449.906 L 39036.347 126455.026 L 39033.787 126455.026 L 39028.667 126459.506 L 39030.587 126462.706 L 39026.747 126469.106 L 39022.267 126467.826 C 39022.267 126465.692 39021.841 126464.626 39020.987 126464.626 L 39020.987 126469.106 L 39019.707 126473.586 L 39017.787 126472.946 L 39012.027 126476.786 L 39012.027 126481.906 C 39011.174 126482.332 39010.107 126482.332 39008.827 126481.906 C 39007.547 126481.052 39006.694 126480.412 39006.267 126479.986 L 39005.627 126482.546 C 39001.787 126483.826 38999.867 126485.106 38999.867 126486.386 L 38995.387 126487.666 L 38990.267 126490.226 L 38985.787 126490.226 L 38981.307 126490.226 L 38981.307 126493.426 L 38976.187 126494.706 C 38977.041 126495.559 38976.827 126496.412 38975.547 126497.266 C 38974.694 126498.546 38973.841 126498.759 38972.987 126497.906 L 38971.707 126492.146 L 38970.427 126495.346 L 38967.227 126498.546 L 38965.307 126493.426 L 38965.947 126491.506 L 38962.107 126491.506 L 38962.107 126499.186 C 38960.827 126498.759 38958.481 126498.546 38955.067 126498.546 C 38946.534 126498.546 38941.201 126497.906 38939.067 126496.626 L 38936.507 126497.266 L 38933.947 126492.146 L 38924.987 126491.506 L 38924.987 126486.386 L 38923.067 126487.666 C 38915.387 126483.826 38909.627 126478.279 38905.787 126471.026 C 38901.947 126463.772 38900.027 126455.666 38900.027 126446.706 C 38900.027 126431.772 38906.001 126417.479 38917.947 126403.826 C 38928.614 126392.306 38939.494 126380.786 38950.587 126369.266 L 38954.427 126369.906 ZM 34519.827 127781.719 L 34521.107 127772.759 L 34524.947 127771.479 L 34525.587 127765.079 L 34524.307 127763.799 L 34528.787 127759.319 C 34531.774 127755.906 34533.267 127753.132 34533.267 127750.999 C 34533.267 127748.866 34531.774 127747.799 34528.787 127747.799 L 34530.707 127746.519 C 34532.841 127745.239 34533.907 127743.532 34533.907 127741.399 C 34533.907 127737.132 34534.974 127733.506 34537.107 127730.519 C 34539.667 127727.532 34541.587 127726.679 34542.867 127727.959 L 34542.227 127722.839 L 34543.507 127716.439 L 34546.067 127716.439 L 34544.787 127710.679 L 34547.987 127708.759 L 34546.707 127707.479 L 34551.187 127706.199 L 34549.907 127700.439 L 34555.667 127696.599 L 34553.107 127691.479 C 34553.534 127690.199 34554.174 127689.132 34555.027 127688.279 C 34555.881 127686.999 34556.947 127686.786 34558.227 127687.639 L 34558.227 127678.679 C 34560.361 127677.399 34561.427 127676.332 34561.427 127675.479 C 34561.854 127674.199 34562.921 127673.559 34564.627 127673.559 L 34566.547 127672.919 C 34564.841 127667.799 34566.547 127662.679 34571.667 127657.559 C 34570.814 127656.279 34570.814 127655.639 34571.667 127655.639 C 34572.521 127655.212 34573.587 127654.786 34574.867 127654.359 L 34574.867 127647.959 C 34576.574 127649.666 34577.854 127649.666 34578.707 127647.959 C 34579.987 127645.826 34580.627 127641.986 34580.627 127636.439 L 34586.387 127635.159 L 34588.947 127630.039 L 34587.667 127622.359 L 34582.547 127622.359 C 34577.854 127622.359 34566.974 127625.132 34549.907 127630.679 C 34540.521 127633.666 34533.481 127635.159 34528.787 127635.159 L 34521.747 127633.879 L 34548.627 127594.199 L 34554.387 127590.999 C 34558.654 127581.186 34569.321 127573.932 34586.387 127569.239 C 34606.441 127565.826 34619.454 127563.479 34625.427 127562.199 C 34633.534 127553.666 34642.921 127541.719 34653.587 127526.359 C 34662.547 127513.559 34671.507 127500.546 34680.467 127487.319 C 34690.707 127474.519 34699.027 127465.132 34705.427 127459.159 C 34716.947 127448.066 34727.401 127441.452 34736.787 127439.319 C 34738.921 127436.332 34742.547 127433.559 34747.667 127430.999 C 34753.214 127428.439 34758.121 127426.519 34762.387 127425.239 L 34767.507 127433.559 C 34766.654 127437.399 34764.521 127442.732 34761.107 127449.559 L 34756.627 127457.239 L 34748.947 127461.719 C 34748.094 127468.546 34744.894 127476.012 34739.347 127484.119 C 34733.801 127492.226 34730.174 127498.626 34728.467 127503.319 L 34723.347 127505.239 L 34725.907 127511.639 C 34722.494 127511.639 34720.787 127512.066 34720.787 127512.919 L 34720.787 127518.679 L 34716.307 127523.159 L 34713.107 127523.159 L 34704.787 127542.999 L 34698.387 127542.999 C 34700.094 127546.412 34700.307 127549.612 34699.027 127552.599 L 34743.827 127551.319 C 34750.654 127551.319 34757.481 127551.532 34764.307 127551.959 C 34771.134 127551.959 34778.174 127553.026 34785.427 127555.159 C 34782.441 127562.412 34779.241 127568.386 34775.827 127573.079 L 34770.707 127573.719 L 34767.507 127580.759 L 34759.827 127583.319 L 34754.707 127590.999 C 34750.867 127596.119 34746.174 127600.386 34740.627 127603.799 C 34735.507 127607.212 34729.321 127610.199 34722.067 127612.759 L 34707.987 127610.839 L 34686.227 127612.759 C 34685.374 127611.479 34681.321 127611.906 34674.067 127614.039 C 34667.241 127615.746 34663.187 127616.386 34661.907 127615.959 C 34660.627 127615.532 34659.561 127616.172 34658.707 127617.879 C 34658.281 127619.159 34657.427 127619.586 34656.147 127619.159 C 34652.734 127626.412 34650.387 127631.746 34649.107 127635.159 C 34644.414 127645.826 34641.641 127653.079 34640.787 127656.919 L 34637.587 127663.319 C 34630.334 127673.986 34625.214 127682.519 34622.227 127688.919 C 34619.667 127695.319 34617.747 127702.146 34616.467 127709.399 C 34615.187 127708.972 34614.121 127709.612 34613.267 127711.319 C 34612.841 127712.599 34613.054 127713.879 34613.907 127715.159 L 34611.347 127722.199 L 34605.587 127724.119 C 34606.867 127725.826 34608.361 127727.319 34610.067 127728.599 C 34606.654 127734.999 34604.734 127738.626 34604.307 127739.479 C 34602.601 127743.746 34601.747 127747.799 34601.747 127751.639 L 34599.827 127753.559 L 34600.467 127758.039 C 34599.187 127761.879 34598.334 127764.866 34597.907 127766.999 C 34595.774 127774.679 34594.707 127779.159 34594.707 127780.439 C 34594.707 127787.266 34595.774 127792.599 34597.907 127796.439 C 34600.041 127800.279 34604.094 127802.199 34610.067 127802.199 C 34625.001 127802.199 34648.041 127790.039 34679.187 127765.719 C 34705.641 127744.812 34722.707 127728.812 34730.387 127717.719 L 34734.867 127717.719 L 34722.067 127734.359 C 34716.947 127741.612 34708.201 127751.639 34695.827 127764.439 C 34681.747 127778.946 34672.147 127788.972 34667.027 127794.519 C 34662.334 127800.066 34657.001 127805.826 34651.027 127811.799 C 34645.481 127817.772 34639.721 127822.892 34633.747 127827.159 L 34631.827 127828.439 C 34627.561 127833.559 34622.441 127838.466 34616.467 127843.159 C 34606.654 127851.266 34601.107 127855.959 34599.827 127857.239 L 34597.907 127854.679 C 34595.774 127854.679 34592.574 127856.599 34588.307 127860.439 C 34585.747 127862.999 34583.827 127864.492 34582.547 127864.919 L 34583.827 127866.839 C 34578.707 127867.692 34574.654 127870.252 34571.667 127874.519 L 34555.027 127877.079 C 34542.654 127877.079 34532.841 127870.892 34525.587 127858.519 C 34518.334 127846.146 34514.707 127833.346 34514.707 127820.119 L 34514.707 127803.479 C 34515.134 127797.932 34516.414 127792.172 34518.547 127786.199 L 34519.827 127781.719 ZM 34693.447 127859.799 L 34699.847 127836.759 L 34697.287 127834.839 L 34701.127 127834.199 L 34700.487 127831.639 C 34706.461 127825.239 34712.434 127814.572 34718.407 127799.639 C 34722.674 127789.399 34725.661 127782.359 34727.367 127778.519 L 34739.527 127752.919 L 34742.087 127752.919 L 34744.007 127743.959 L 34752.967 127729.879 L 34753.607 127727.319 C 34753.607 127723.906 34761.501 127708.759 34777.287 127681.879 C 34793.074 127654.572 34801.607 127637.932 34802.887 127631.959 C 34804.594 127632.386 34806.301 127631.319 34808.007 127628.759 C 34810.141 127626.199 34811.207 127624.066 34811.207 127622.359 C 34811.634 127620.226 34811.847 127618.732 34811.847 127617.879 C 34812.274 127616.599 34813.127 127616.386 34814.407 127617.239 L 34820.807 127598.679 L 34824.647 127596.759 L 34823.367 127594.839 C 34825.074 127590.572 34827.634 127585.666 34831.047 127580.119 C 34834.461 127574.146 34836.807 127569.879 34838.087 127567.319 L 34836.807 127566.039 C 34836.807 127565.186 34837.447 127564.332 34838.727 127563.479 C 34840.007 127562.199 34841.074 127561.346 34841.927 127560.919 L 34849.607 127541.079 C 34850.461 127541.932 34851.527 127541.506 34852.807 127539.799 C 34854.087 127538.092 34853.661 127536.599 34851.527 127535.319 L 34860.487 127525.719 L 34859.847 127522.519 L 34863.047 127516.759 C 34864.327 127517.186 34865.181 127516.759 34865.607 127515.479 L 34868.167 127510.359 L 34871.367 127505.239 C 34875.207 127500.972 34879.474 127494.572 34884.167 127486.039 C 34886.727 127481.772 34890.567 127474.732 34895.687 127464.919 C 34897.821 127462.786 34901.021 127457.452 34905.287 127448.919 C 34909.981 127440.386 34912.114 127435.052 34911.687 127432.919 C 34912.541 127431.212 34914.034 127429.506 34916.167 127427.799 C 34918.301 127425.666 34921.287 127423.532 34925.127 127421.399 L 34924.487 127418.839 C 34924.487 127416.279 34927.901 127413.292 34934.727 127409.879 C 34941.554 127406.039 34946.674 127403.906 34950.087 127403.479 L 34953.287 127402.199 L 34954.567 127400.919 C 34956.274 127402.199 34957.981 127403.266 34959.687 127404.119 L 34959.687 127401.559 C 34962.247 127400.279 34967.154 127398.359 34974.407 127395.799 C 34982.087 127393.239 34987.421 127391.959 34990.407 127391.959 C 34992.114 127393.239 34994.034 127394.519 34996.167 127395.799 L 34991.687 127411.799 L 34987.847 127412.439 L 34989.767 127417.559 C 34989.767 127420.546 34988.914 127422.679 34987.207 127423.959 C 34985.501 127425.239 34983.794 127426.306 34982.087 127427.159 L 34982.087 127430.999 L 34977.607 127436.119 L 34978.247 127441.239 L 34976.327 127447.639 L 34973.127 127446.999 C 34971.421 127446.999 34969.927 127448.066 34968.647 127450.199 C 34967.794 127451.906 34968.221 127454.039 34969.927 127456.599 L 34973.127 127456.599 C 34973.127 127457.452 34971.634 127458.306 34968.647 127459.159 C 34966.087 127459.586 34965.021 127460.439 34965.447 127461.719 L 34958.407 127463.639 C 34960.114 127464.492 34960.327 127465.559 34959.047 127466.839 C 34958.194 127467.692 34956.914 127468.759 34955.207 127470.039 C 34955.207 127471.746 34954.994 127473.452 34954.567 127475.159 C 34954.567 127476.439 34954.141 127476.866 34953.287 127476.439 L 34957.767 127487.319 L 34952.007 127489.879 L 34951.367 127493.079 L 34944.327 127491.159 L 34941.767 127493.719 L 34950.087 127500.119 L 34949.447 127502.039 L 34941.767 127500.759 L 34932.167 127503.959 L 34932.167 127509.079 L 34937.927 127509.719 L 34933.447 127513.559 L 34926.407 127512.919 L 34924.487 127514.199 L 34930.887 127519.959 L 34933.447 127517.399 L 34937.287 127521.239 L 34941.767 127521.879 L 34935.367 127531.479 L 34925.127 127532.759 L 34926.407 127534.679 L 34926.407 127541.079 L 34924.487 127542.359 L 34931.527 127542.999 L 34926.407 127546.199 L 34919.367 127544.279 L 34922.567 127550.679 L 34918.087 127550.679 L 34921.927 127557.719 L 34923.847 127557.079 C 34920.861 127561.346 34916.594 127563.479 34911.047 127563.479 L 34911.047 127566.039 L 34920.647 127566.039 L 34919.367 127567.959 L 34912.327 127569.879 C 34913.181 127571.159 34913.607 127573.719 34913.607 127577.559 L 34907.847 127579.479 L 34907.207 127584.599 C 34904.647 127585.452 34902.727 127586.306 34901.447 127587.159 L 34897.607 127587.159 L 34900.167 127593.559 L 34895.047 127603.159 C 34897.181 127604.012 34898.461 127604.012 34898.887 127603.159 L 34900.807 127601.239 L 34901.447 127603.799 C 34899.314 127605.932 34898.461 127607.212 34898.887 127607.639 L 34893.127 127606.359 C 34893.981 127609.346 34893.127 127611.052 34890.567 127611.479 L 34886.087 127611.479 L 34884.807 127615.319 L 34891.207 127618.519 L 34886.727 127618.519 C 34881.181 127618.519 34878.407 127620.652 34878.407 127624.919 C 34878.407 127630.466 34880.327 127633.239 34884.167 127633.239 L 34935.367 127593.559 C 34959.687 127576.492 34978.461 127567.959 34991.687 127567.959 C 34994.674 127567.959 34997.447 127568.812 35000.007 127570.519 C 35005.554 127574.359 35008.967 127576.279 35010.247 127576.279 C 35011.954 127576.279 35012.807 127577.132 35012.807 127578.839 C 35012.807 127580.546 35012.594 127582.252 35012.167 127583.959 L 35016.007 127583.959 C 35016.861 127585.666 35017.501 127588.652 35017.927 127592.919 C 35018.354 127597.186 35018.781 127599.959 35019.207 127601.239 L 35019.847 127603.159 L 35017.927 127609.559 L 35021.127 127613.399 C 35019.847 127616.386 35018.781 127619.159 35017.927 127621.719 C 35017.074 127623.852 35016.007 127625.772 35014.727 127627.479 L 35017.927 127629.399 C 35017.074 127631.959 35016.221 127634.306 35015.367 127636.439 L 35008.327 127642.199 L 35010.247 127646.679 C 35010.247 127650.092 35009.181 127652.012 35007.047 127652.439 C 35004.914 127652.866 35003.847 127655.852 35003.847 127661.399 L 35000.647 127661.399 L 35001.927 127666.519 L 34993.607 127669.719 C 34995.741 127671.426 34996.807 127672.919 34996.807 127674.199 C 34996.807 127675.479 34995.741 127676.759 34993.607 127678.039 C 34991.474 127679.319 34989.981 127679.532 34989.127 127678.679 L 34991.047 127685.719 C 34989.341 127684.866 34987.847 127685.506 34986.567 127687.639 C 34985.714 127689.346 34985.927 127690.839 34987.207 127692.119 C 34982.514 127699.372 34980.167 127705.559 34980.167 127710.679 L 34976.327 127710.679 C 34974.621 127710.679 34973.981 127711.532 34974.407 127713.239 C 34974.834 127714.946 34975.474 127716.012 34976.327 127716.439 L 34969.927 127724.759 L 34966.727 127726.039 L 34970.567 127731.159 C 34967.154 127731.159 34965.661 127732.439 34966.087 127734.999 C 34966.941 127737.132 34966.727 127738.626 34965.447 127739.479 C 34964.167 127740.332 34962.887 127740.972 34961.607 127741.399 L 34964.167 127749.719 L 34958.407 127752.279 L 34956.487 127759.319 L 34958.407 127760.599 L 34954.567 127763.159 C 34953.287 127764.012 34952.434 127764.439 34952.007 127764.439 L 34948.167 127770.199 L 34950.087 127774.679 C 34950.087 127775.959 34949.447 127777.026 34948.167 127777.879 C 34946.887 127778.732 34945.607 127779.372 34944.327 127779.799 L 34944.967 127781.719 C 34946.674 127782.572 34947.741 127783.212 34948.167 127783.639 L 34949.447 127784.919 C 34948.167 127787.052 34947.101 127789.186 34946.247 127791.319 C 34945.394 127793.452 34943.901 127794.092 34941.767 127793.239 L 34939.847 127799.639 L 34947.527 127804.759 C 34951.794 127804.332 34959.047 127799.852 34969.287 127791.319 C 34982.941 127779.372 34996.807 127767.426 35010.887 127755.479 L 35015.367 127754.199 L 35016.647 127750.999 C 35018.354 127749.719 35020.701 127748.226 35023.687 127746.519 C 35026.674 127744.386 35029.021 127743.532 35030.727 127743.959 L 35020.487 127760.599 C 35008.541 127773.826 34985.714 127794.306 34952.007 127822.039 C 34914.034 127853.186 34890.781 127868.759 34882.247 127868.759 C 34871.581 127868.759 34864.541 127864.279 34861.127 127855.319 C 34858.141 127845.932 34856.647 127834.839 34856.647 127822.039 L 34857.927 127820.759 L 34857.927 127813.079 C 34859.207 127813.506 34859.847 127812.866 34859.847 127811.159 C 34860.274 127809.026 34860.487 127806.679 34860.487 127804.119 C 34862.621 127801.559 34864.114 127798.786 34864.967 127795.799 C 34865.821 127792.812 34866.461 127789.612 34866.887 127786.199 L 34868.807 127780.439 L 34870.727 127779.799 C 34874.994 127769.986 34884.167 127751.639 34898.247 127724.759 C 34922.994 127678.252 34935.367 127646.252 34935.367 127628.759 L 34930.887 127617.879 C 34924.061 127619.159 34915.741 127623.852 34905.927 127631.959 L 34863.687 127666.519 L 34861.767 127676.119 L 34857.287 127675.479 L 34854.087 127678.679 L 34860.487 127683.159 L 34853.447 127683.799 L 34853.447 127686.999 L 34848.327 127688.279 C 34848.327 127691.266 34849.607 127692.759 34852.167 127692.759 L 34857.287 127695.319 L 34853.447 127696.599 L 34845.767 127696.599 C 34843.634 127696.599 34842.994 127698.092 34843.847 127701.079 L 34836.807 127701.079 L 34841.287 127707.479 C 34840.434 127708.332 34840.434 127710.892 34841.287 127715.159 L 34841.927 127708.759 L 34844.487 127708.759 C 34847.047 127709.612 34848.754 127710.039 34849.607 127710.039 L 34840.647 127716.439 L 34832.967 127715.159 C 34829.127 127717.719 34827.847 127720.279 34829.127 127722.839 L 34838.727 127726.679 L 34840.647 127726.039 L 34839.367 127728.599 C 34836.381 127731.586 34833.607 127732.226 34831.047 127730.519 L 34828.487 127736.279 L 34831.687 127736.919 C 34826.567 127736.492 34821.234 127737.772 34815.687 127740.759 L 34815.687 127743.959 L 34818.887 127749.079 L 34824.647 127748.439 L 34826.567 127749.719 C 34826.567 127753.559 34825.501 127755.479 34823.367 127755.479 C 34819.954 127754.199 34817.394 127753.559 34815.687 127753.559 L 34812.487 127761.239 L 34815.687 127762.519 L 34800.967 127776.599 L 34806.727 127781.079 L 34809.287 127781.079 L 34809.287 127784.279 L 34806.087 127784.279 L 34796.487 127787.479 L 34792.647 127789.399 C 34791.794 127791.532 34791.794 127792.812 34792.647 127793.239 C 34793.501 127793.666 34794.354 127793.879 34795.207 127793.879 L 34782.407 127802.839 L 34779.847 127809.879 C 34780.701 127809.452 34781.767 127809.026 34783.047 127808.599 C 34783.474 127810.306 34783.047 127811.799 34781.767 127813.079 C 34780.487 127813.932 34779.634 127814.572 34779.207 127814.999 L 34783.047 127816.279 L 34780.487 127823.959 L 34775.367 127828.439 C 34773.661 127827.586 34770.674 127829.506 34766.407 127834.199 C 34765.127 127835.479 34763.207 127837.612 34760.647 127840.599 C 34758.087 127843.586 34754.461 127845.932 34749.767 127847.639 C 34741.234 127851.052 34735.901 127854.252 34733.767 127857.239 C 34730.354 127858.519 34728.007 127858.092 34726.727 127855.959 L 34723.527 127862.359 C 34719.261 127863.639 34715.207 127864.066 34711.367 127863.639 L 34704.967 127867.479 C 34703.687 127866.626 34702.407 127865.986 34701.127 127865.559 L 34697.287 127865.559 C 34694.301 127865.559 34692.807 127864.279 34692.807 127861.719 L 34693.447 127859.799 ZM 35033.927 127789.399 L 35033.927 127786.839 L 35037.127 127776.599 C 35036.274 127776.599 35035.421 127776.386 35034.567 127775.959 C 35034.141 127773.826 35034.994 127772.546 35037.127 127772.119 L 35037.127 127767.639 L 35039.687 127767.639 L 35037.767 127758.039 C 35037.767 127754.626 35040.114 127747.372 35044.807 127736.279 C 35048.221 127728.172 35051.847 127720.066 35055.687 127711.959 L 35058.247 127711.959 C 35062.941 127697.452 35076.594 127678.466 35099.207 127654.999 C 35122.247 127631.106 35141.234 127615.746 35156.167 127608.919 C 35175.794 127594.839 35193.287 127583.532 35208.647 127574.999 C 35232.541 127561.346 35251.314 127554.519 35264.967 127554.519 C 35276.061 127554.519 35284.594 127558.146 35290.567 127565.399 C 35296.541 127572.652 35299.527 127581.826 35299.527 127592.919 L 35298.887 127599.959 C 35298.034 127601.666 35297.181 127603.159 35296.327 127604.439 C 35296.327 127605.292 35296.114 127607.212 35295.687 127610.199 C 35294.834 127611.479 35294.194 127612.546 35293.767 127613.399 L 35288.647 127624.919 C 35286.941 127625.772 35285.874 127626.199 35285.447 127626.199 C 35285.447 127627.052 35285.661 127627.692 35286.087 127628.119 L 35278.407 127638.999 L 35275.207 127640.279 L 35273.927 127645.399 C 35273.074 127644.972 35270.941 127646.252 35267.527 127649.239 L 35261.767 127654.999 L 35256.007 127654.359 L 35249.607 127658.199 C 35250.887 127658.626 35252.381 127659.052 35254.087 127659.479 L 35243.847 127667.159 L 35240.647 127665.239 L 35238.727 127665.879 L 35239.367 127670.359 L 35227.207 127673.559 C 35221.234 127679.959 35211.207 127685.932 35197.127 127691.479 C 35192.434 127693.186 35185.607 127695.532 35176.647 127698.519 C 35175.367 127699.372 35174.087 127700.012 35172.807 127700.439 C 35171.101 127700.439 35167.901 127701.506 35163.207 127703.639 C 35158.941 127705.772 35156.594 127706.839 35156.167 127706.839 C 35151.047 127709.399 35144.434 127712.386 35136.327 127715.799 C 35128.221 127719.212 35123.101 127720.492 35120.967 127719.639 L 35115.207 127733.079 C 35116.061 127732.652 35116.914 127733.506 35117.767 127735.639 L 35115.207 127734.359 L 35112.007 127734.359 L 35112.007 127738.199 L 35116.487 127740.119 C 35115.634 127740.119 35114.567 127743.532 35113.287 127750.359 C 35112.007 127757.186 35111.367 127764.012 35111.367 127770.839 C 35111.367 127781.932 35113.927 127791.106 35119.047 127798.359 C 35124.167 127805.186 35131.847 127808.599 35142.087 127808.599 C 35153.181 127808.599 35167.474 127803.052 35184.967 127791.959 C 35198.621 127783.426 35212.274 127774.679 35225.927 127765.719 C 35234.034 127758.466 35242.141 127750.999 35250.247 127743.319 C 35253.661 127740.759 35258.994 127737.346 35266.247 127733.079 L 35268.167 127738.839 C 35266.034 127743.106 35261.127 127748.226 35253.447 127754.199 C 35246.194 127760.172 35241.501 127764.439 35239.367 127766.999 L 35236.807 127766.999 L 35229.127 127773.399 L 35225.927 127776.599 L 35221.447 127782.999 L 35218.887 127782.999 L 35206.087 127795.799 C 35200.114 127801.772 35195.421 127806.039 35192.007 127808.599 L 35150.407 127840.599 C 35148.274 127841.026 35146.781 127841.452 35145.927 127841.879 C 35145.074 127842.306 35145.501 127843.159 35147.207 127844.439 L 35127.367 127855.959 L 35127.367 127852.759 L 35120.967 127855.959 L 35121.607 127858.519 C 35120.327 127858.946 35117.341 127859.159 35112.647 127859.159 L 35110.087 127861.079 L 35104.327 127861.079 L 35101.127 127864.919 C 35099.847 127864.066 35097.074 127863.639 35092.807 127863.639 L 35076.807 127863.639 L 35078.087 127861.079 C 35075.954 127861.506 35073.181 127861.292 35069.767 127860.439 C 35066.781 127859.586 35063.581 127858.519 35060.167 127857.239 L 35060.167 127854.679 L 35064.647 127853.399 L 35062.727 127852.119 L 35055.047 127852.119 C 35052.061 127850.839 35049.714 127848.492 35048.007 127845.079 L 35052.487 127843.799 L 35050.567 127840.599 L 35044.167 127841.239 C 35041.607 127835.266 35040.967 127830.146 35042.247 127825.879 L 35039.047 127826.519 L 35039.047 127823.959 C 35041.607 127823.959 35042.674 127823.106 35042.247 127821.399 L 35036.487 127821.399 C 35039.047 127819.692 35040.327 127817.132 35040.327 127813.719 L 35035.207 127804.759 L 35037.767 127802.199 L 35033.927 127796.439 L 35033.927 127789.399 ZM 35206.727 127668.439 C 35213.981 127662.466 35219.741 127655.426 35224.007 127647.319 C 35228.701 127638.786 35231.047 127630.252 35231.047 127621.719 C 35231.047 127616.599 35229.341 127611.906 35225.927 127607.639 C 35222.514 127603.372 35218.034 127601.239 35212.487 127601.239 C 35209.501 127601.239 35207.367 127602.519 35206.087 127605.079 L 35200.327 127605.079 L 35202.887 127608.279 L 35204.807 127606.999 L 35186.247 127620.439 C 35184.967 127624.279 35181.981 127627.479 35177.287 127630.039 L 35168.967 127635.799 L 35168.967 127638.359 L 35174.087 127638.359 L 35167.687 127639.639 L 35165.127 127641.559 L 35161.287 127644.759 L 35159.367 127647.959 L 35156.807 127647.959 L 35155.527 127649.879 C 35155.527 127650.732 35157.234 127651.799 35160.647 127653.079 L 35156.807 127656.279 C 35155.527 127656.279 35152.114 127658.412 35146.567 127662.679 L 35145.287 127670.359 L 35144.007 127673.559 L 35141.447 127673.559 L 35134.407 127683.159 L 35136.327 127680.599 L 35139.527 127680.599 L 35136.327 127683.799 L 35133.767 127684.439 L 35133.767 127686.999 C 35127.367 127687.852 35123.527 127688.919 35122.247 127690.199 L 35124.167 127692.119 L 35126.087 127690.839 L 35131.847 127690.839 L 35129.927 127694.039 L 35127.367 127694.039 L 35127.367 127699.159 L 35129.287 127700.439 C 35126.301 127700.439 35124.167 127701.719 35122.887 127704.279 C 35133.981 127704.279 35148.914 127700.439 35167.687 127692.759 C 35186.461 127684.652 35199.474 127676.546 35206.727 127668.439 ZM 35575.027 127665.879 C 35578.014 127655.639 35582.494 127644.119 35588.467 127631.319 C 35594.441 127618.519 35600.414 127606.146 35606.387 127594.199 L 35608.307 127595.479 L 35613.427 127593.559 C 35618.974 127590.572 35622.601 127588.652 35624.307 127587.799 C 35629.001 127584.386 35632.414 127582.039 35634.547 127580.759 C 35640.521 127578.199 35646.494 127575.426 35652.467 127572.439 C 35658.441 127570.306 35664.201 127567.319 35669.747 127563.479 L 35675.507 127567.319 C 35673.374 127576.279 35671.454 127584.599 35669.747 127592.279 C 35666.334 127607.212 35663.561 127615.959 35661.427 127618.519 L 35657.587 127624.279 C 35655.454 127627.266 35654.601 127629.826 35655.027 127631.959 L 35655.667 127635.799 C 35677.854 127616.599 35695.347 127602.092 35708.147 127592.279 C 35731.614 127574.359 35752.094 127565.399 35769.587 127565.399 C 35774.281 127565.399 35778.547 127566.252 35782.387 127567.959 C 35786.654 127569.239 35789.854 127572.012 35791.987 127576.279 L 35793.267 127580.759 C 35793.694 127581.612 35795.187 127582.466 35797.747 127583.319 L 35797.107 127588.439 C 35797.961 127589.719 35799.027 127590.999 35800.307 127592.279 L 35803.507 127596.119 L 35802.227 127602.519 L 35804.787 127608.919 L 35798.387 127610.199 L 35798.387 127614.679 L 35802.227 127612.759 L 35802.227 127625.559 L 35797.107 127626.839 L 35798.387 127630.679 L 35790.707 127642.839 C 35791.987 127644.972 35794.334 127645.399 35797.747 127644.119 L 35793.907 127647.319 L 35791.987 127646.679 L 35784.947 127653.719 L 35790.707 127657.559 L 35784.947 127656.279 C 35784.521 127657.132 35784.307 127657.986 35784.307 127658.839 L 35779.187 127661.399 L 35779.187 127666.519 C 35775.347 127670.359 35772.574 127673.986 35770.867 127677.399 C 35771.294 127678.252 35773.427 127679.106 35777.267 127679.959 L 35774.707 127686.999 L 35768.947 127688.919 L 35767.667 127694.679 L 35765.107 127695.319 L 35766.387 127699.799 C 35766.387 127704.492 35765.534 127707.052 35763.827 127707.479 L 35759.347 127703.639 C 35760.201 127704.919 35759.347 127705.986 35756.787 127706.839 C 35754.654 127707.266 35753.587 127707.692 35753.587 127708.119 L 35753.587 127713.239 L 35762.547 127711.959 L 35761.907 127713.879 L 35758.067 127714.519 C 35758.067 127718.786 35756.574 127722.199 35753.587 127724.759 L 35747.827 127723.479 L 35745.907 127727.959 L 35751.027 127727.959 L 35746.547 127736.279 L 35745.267 127734.359 L 35739.507 127733.079 C 35738.227 127734.786 35738.654 127736.279 35740.787 127737.559 C 35742.921 127738.412 35743.774 127739.692 35743.347 127741.399 L 35737.587 127746.519 L 35741.427 127750.999 L 35743.987 127750.999 L 35743.987 127753.559 L 35740.147 127752.919 L 35736.307 127754.839 L 35736.947 127759.319 C 35735.667 127761.452 35734.601 127763.372 35733.747 127765.079 L 35733.747 127782.999 L 35730.547 127784.279 C 35729.694 127787.692 35729.267 127790.679 35729.267 127793.239 C 35729.267 127796.226 35729.907 127798.999 35731.187 127801.559 L 35741.427 127803.479 C 35751.667 127803.479 35770.227 127795.159 35797.107 127778.519 C 35809.481 127770.839 35825.054 127760.386 35843.827 127747.159 C 35842.121 127749.719 35838.067 127753.772 35831.667 127759.319 C 35825.694 127764.866 35821.641 127769.559 35819.507 127773.399 L 35813.107 127776.599 L 35814.387 127777.879 C 35794.334 127795.799 35772.574 127812.439 35749.107 127827.799 C 35716.254 127849.559 35691.507 127860.439 35674.867 127860.439 C 35661.641 127860.439 35652.681 127855.106 35647.987 127844.439 C 35645.001 127837.612 35643.507 127826.732 35643.507 127811.799 L 35643.507 127802.839 C 35646.067 127802.839 35647.561 127801.986 35647.987 127800.279 C 35648.414 127798.146 35647.347 127797.292 35644.787 127797.719 C 35649.481 127785.346 35654.601 127772.759 35660.147 127759.959 C 35669.961 127738.626 35675.507 127726.252 35676.787 127722.839 C 35697.694 127685.719 35710.067 127663.106 35713.907 127654.999 C 35722.014 127637.932 35726.067 127625.559 35726.067 127617.879 C 35726.067 127611.052 35722.867 127607.639 35716.467 127607.639 C 35710.067 127607.639 35702.174 127611.266 35692.787 127618.519 C 35685.534 127624.492 35678.494 127630.252 35671.667 127635.799 L 35670.387 127637.719 C 35667.827 127641.132 35659.721 127651.799 35646.067 127669.719 C 35634.547 127684.652 35626.441 127694.892 35621.747 127700.439 L 35621.747 127707.479 L 35615.987 127713.239 C 35616.414 127712.812 35617.054 127712.812 35617.907 127713.239 C 35618.761 127713.666 35618.761 127714.306 35617.907 127715.159 L 35614.067 127724.119 L 35607.667 127726.679 L 35607.027 127731.159 L 35601.267 127739.479 L 35601.907 127743.319 C 35597.641 127747.586 35596.147 127750.999 35597.427 127753.559 L 35592.307 127753.559 L 35594.227 127756.759 L 35585.907 127766.999 L 35581.427 127773.399 L 35582.067 127775.319 L 35578.867 127776.599 L 35578.227 127783.639 L 35572.467 127784.279 L 35575.667 127791.959 L 35572.467 127790.039 C 35571.614 127791.319 35570.761 127792.386 35569.907 127793.239 L 35564.147 127798.999 C 35565.001 127798.146 35565.854 127797.932 35566.707 127798.359 C 35567.987 127798.786 35568.627 127799.639 35568.627 127800.919 L 35561.587 127801.559 C 35559.027 127802.839 35557.747 127804.759 35557.747 127807.319 C 35558.601 127808.599 35559.667 127809.026 35560.947 127808.599 L 35553.907 127820.119 L 35549.427 127820.119 C 35545.161 127822.252 35541.747 127824.172 35539.187 127825.879 C 35536.627 127827.586 35534.067 127829.506 35531.507 127831.639 L 35525.107 127834.199 C 35523.401 127835.052 35522.761 127835.906 35523.187 127836.759 L 35517.427 127836.759 C 35518.281 127838.466 35517.427 127839.959 35514.867 127841.239 C 35512.307 127842.092 35510.814 127842.946 35510.387 127843.799 L 35504.627 127842.519 L 35495.667 127846.999 L 35489.907 127845.719 L 35489.907 127850.839 L 35479.667 127846.999 L 35477.747 127839.319 C 35477.747 127834.199 35485.641 127817.772 35501.427 127790.039 C 35521.907 127754.626 35542.601 127718.999 35563.507 127683.159 C 35567.347 127676.759 35571.187 127670.999 35575.027 127665.879 ZM 35818.927 127789.399 L 35818.927 127786.839 L 35822.127 127776.599 C 35821.274 127776.599 35820.421 127776.386 35819.567 127775.959 C 35819.141 127773.826 35819.994 127772.546 35822.127 127772.119 L 35822.127 127767.639 L 35824.687 127767.639 L 35822.767 127758.039 C 35822.767 127754.626 35825.114 127747.372 35829.807 127736.279 C 35833.221 127728.172 35836.847 127720.066 35840.687 127711.959 L 35843.247 127711.959 C 35847.941 127697.452 35861.594 127678.466 35884.207 127654.999 C 35907.247 127631.106 35926.234 127615.746 35941.167 127608.919 C 35960.794 127594.839 35978.287 127583.532 35993.647 127574.999 C 36017.541 127561.346 36036.314 127554.519 36049.967 127554.519 C 36061.061 127554.519 36069.594 127558.146 36075.567 127565.399 C 36081.541 127572.652 36084.527 127581.826 36084.527 127592.919 L 36083.887 127599.959 C 36083.034 127601.666 36082.181 127603.159 36081.327 127604.439 C 36081.327 127605.292 36081.114 127607.212 36080.687 127610.199 C 36079.834 127611.479 36079.194 127612.546 36078.767 127613.399 L 36073.647 127624.919 C 36071.941 127625.772 36070.874 127626.199 36070.447 127626.199 C 36070.447 127627.052 36070.661 127627.692 36071.087 127628.119 L 36063.407 127638.999 L 36060.207 127640.279 L 36058.927 127645.399 C 36058.074 127644.972 36055.941 127646.252 36052.527 127649.239 L 36046.767 127654.999 L 36041.007 127654.359 L 36034.607 127658.199 C 36035.887 127658.626 36037.381 127659.052 36039.087 127659.479 L 36028.847 127667.159 L 36025.647 127665.239 L 36023.727 127665.879 L 36024.367 127670.359 L 36012.207 127673.559 C 36006.234 127679.959 35996.207 127685.932 35982.127 127691.479 C 35977.434 127693.186 35970.607 127695.532 35961.647 127698.519 C 35960.367 127699.372 35959.087 127700.012 35957.807 127700.439 C 35956.101 127700.439 35952.901 127701.506 35948.207 127703.639 C 35943.941 127705.772 35941.594 127706.839 35941.167 127706.839 C 35936.047 127709.399 35929.434 127712.386 35921.327 127715.799 C 35913.221 127719.212 35908.101 127720.492 35905.967 127719.639 L 35900.207 127733.079 C 35901.061 127732.652 35901.914 127733.506 35902.767 127735.639 L 35900.207 127734.359 L 35897.007 127734.359 L 35897.007 127738.199 L 35901.487 127740.119 C 35900.634 127740.119 35899.567 127743.532 35898.287 127750.359 C 35897.007 127757.186 35896.367 127764.012 35896.367 127770.839 C 35896.367 127781.932 35898.927 127791.106 35904.047 127798.359 C 35909.167 127805.186 35916.847 127808.599 35927.087 127808.599 C 35938.181 127808.599 35952.474 127803.052 35969.967 127791.959 C 35983.621 127783.426 35997.274 127774.679 36010.927 127765.719 C 36019.034 127758.466 36027.141 127750.999 36035.247 127743.319 C 36038.661 127740.759 36043.994 127737.346 36051.247 127733.079 L 36053.167 127738.839 C 36051.034 127743.106 36046.127 127748.226 36038.447 127754.199 C 36031.194 127760.172 36026.501 127764.439 36024.367 127766.999 L 36021.807 127766.999 L 36014.127 127773.399 L 36010.927 127776.599 L 36006.447 127782.999 L 36003.887 127782.999 L 35991.087 127795.799 C 35985.114 127801.772 35980.421 127806.039 35977.007 127808.599 L 35935.407 127840.599 C 35933.274 127841.026 35931.781 127841.452 35930.927 127841.879 C 35930.074 127842.306 35930.501 127843.159 35932.207 127844.439 L 35912.367 127855.959 L 35912.367 127852.759 L 35905.967 127855.959 L 35906.607 127858.519 C 35905.327 127858.946 35902.341 127859.159 35897.647 127859.159 L 35895.087 127861.079 L 35889.327 127861.079 L 35886.127 127864.919 C 35884.847 127864.066 35882.074 127863.639 35877.807 127863.639 L 35861.807 127863.639 L 35863.087 127861.079 C 35860.954 127861.506 35858.181 127861.292 35854.767 127860.439 C 35851.781 127859.586 35848.581 127858.519 35845.167 127857.239 L 35845.167 127854.679 L 35849.647 127853.399 L 35847.727 127852.119 L 35840.047 127852.119 C 35837.061 127850.839 35834.714 127848.492 35833.007 127845.079 L 35837.487 127843.799 L 35835.567 127840.599 L 35829.167 127841.239 C 35826.607 127835.266 35825.967 127830.146 35827.247 127825.879 L 35824.047 127826.519 L 35824.047 127823.959 C 35826.607 127823.959 35827.674 127823.106 35827.247 127821.399 L 35821.487 127821.399 C 35824.047 127819.692 35825.327 127817.132 35825.327 127813.719 L 35820.207 127804.759 L 35822.767 127802.199 L 35818.927 127796.439 L 35818.927 127789.399 ZM 35991.727 127668.439 C 35998.981 127662.466 36004.741 127655.426 36009.007 127647.319 C 36013.701 127638.786 36016.047 127630.252 36016.047 127621.719 C 36016.047 127616.599 36014.341 127611.906 36010.927 127607.639 C 36007.514 127603.372 36003.034 127601.239 35997.487 127601.239 C 35994.501 127601.239 35992.367 127602.519 35991.087 127605.079 L 35985.327 127605.079 L 35987.887 127608.279 L 35989.807 127606.999 L 35971.247 127620.439 C 35969.967 127624.279 35966.981 127627.479 35962.287 127630.039 L 35953.967 127635.799 L 35953.967 127638.359 L 35959.087 127638.359 L 35952.687 127639.639 L 35950.127 127641.559 L 35946.287 127644.759 L 35944.367 127647.959 L 35941.807 127647.959 L 35940.527 127649.879 C 35940.527 127650.732 35942.234 127651.799 35945.647 127653.079 L 35941.807 127656.279 C 35940.527 127656.279 35937.114 127658.412 35931.567 127662.679 L 35930.287 127670.359 L 35929.007 127673.559 L 35926.447 127673.559 L 35919.407 127683.159 L 35921.327 127680.599 L 35924.527 127680.599 L 35921.327 127683.799 L 35918.767 127684.439 L 35918.767 127686.999 C 35912.367 127687.852 35908.527 127688.919 35907.247 127690.199 L 35909.167 127692.119 L 35911.087 127690.839 L 35916.847 127690.839 L 35914.927 127694.039 L 35912.367 127694.039 L 35912.367 127699.159 L 35914.287 127700.439 C 35911.301 127700.439 35909.167 127701.719 35907.887 127704.279 C 35918.981 127704.279 35933.914 127700.439 35952.687 127692.759 C 35971.461 127684.652 35984.474 127676.546 35991.727 127668.439 ZM 36051.307 127809.879 L 36055.147 127811.159 L 36056.427 127806.039 C 36056.427 127803.906 36056.854 127801.986 36057.707 127800.279 C 36058.561 127798.146 36059.627 127797.292 36060.907 127797.719 C 36060.907 127793.452 36063.467 127787.479 36068.587 127779.799 C 36072.001 127774.679 36074.134 127771.052 36074.987 127768.919 C 36077.547 127766.359 36080.107 127763.586 36082.667 127760.599 C 36085.654 127757.186 36088.641 127752.066 36091.627 127745.239 L 36099.307 127737.559 L 36103.787 127736.279 L 36103.787 127727.319 C 36104.641 127726.892 36105.494 127726.679 36106.347 127726.679 C 36107.201 127726.252 36107.627 127723.906 36107.627 127719.639 C 36107.627 127718.786 36108.481 127717.506 36110.187 127715.799 C 36112.321 127714.092 36114.241 127713.452 36115.947 127713.879 C 36118.507 127705.346 36124.267 127694.466 36133.227 127681.239 L 36146.027 127663.319 L 36148.587 127663.319 C 36151.574 127656.066 36154.987 127648.599 36158.827 127640.919 C 36163.094 127633.239 36167.361 127625.772 36171.627 127618.519 C 36175.041 127611.266 36177.601 127605.719 36179.307 127601.879 C 36181.014 127598.039 36183.787 127593.772 36187.627 127589.079 L 36195.947 127585.879 C 36203.627 127580.759 36211.734 127575.639 36220.267 127570.519 C 36228.801 127565.399 36236.267 127561.772 36242.667 127559.639 C 36250.774 127564.332 36254.827 127571.159 36254.827 127580.119 L 36252.267 127597.399 L 36250.347 127599.319 L 36250.347 127607.639 L 36247.787 127607.639 L 36234.987 127638.359 C 36231.147 127648.599 36226.454 127658.626 36220.907 127668.439 L 36219.627 127660.759 L 36215.787 127662.679 L 36212.587 127672.279 C 36213.014 127672.706 36213.867 127673.132 36215.147 127673.559 C 36216.427 127673.559 36217.067 127674.412 36217.067 127676.119 L 36213.867 127676.759 L 36212.587 127685.079 L 36208.107 127689.559 L 36207.467 127699.159 L 36205.547 127697.239 L 36197.867 127699.799 L 36195.307 127700.439 L 36192.747 127711.959 C 36194.027 127711.106 36195.307 127711.319 36196.587 127712.599 C 36198.294 127713.452 36198.507 127714.306 36197.227 127715.159 C 36233.494 127691.266 36268.267 127667.159 36301.547 127642.839 L 36339.947 127613.399 L 36341.867 127612.119 C 36361.067 127598.466 36376.001 127587.799 36386.667 127580.119 C 36397.761 127572.439 36407.574 127568.599 36416.107 127568.599 L 36422.507 127570.519 L 36423.147 127580.119 C 36423.147 127583.532 36417.174 127595.052 36405.227 127614.679 C 36393.281 127633.879 36385.814 127644.546 36382.827 127646.679 L 36379.627 127651.159 L 36378.347 127659.479 L 36371.307 127665.239 L 36371.307 127667.799 L 36368.747 127675.479 C 36366.614 127676.759 36364.481 127678.252 36362.347 127679.959 C 36360.641 127681.239 36360.854 127682.732 36362.987 127684.439 L 36357.867 127690.839 L 36359.147 127694.679 L 36354.027 127706.199 C 36351.894 127704.919 36350.187 127705.346 36348.907 127707.479 C 36348.054 127709.186 36347.201 127710.252 36346.347 127710.679 L 36348.267 127716.439 L 36346.347 127723.479 C 36344.641 127722.626 36343.361 127723.266 36342.507 127725.399 C 36341.654 127727.532 36342.294 127729.026 36344.427 127729.879 C 36343.147 127735.426 36339.947 127743.959 36334.827 127755.479 C 36329.707 127766.999 36326.294 127775.959 36324.587 127782.359 L 36322.027 127786.199 L 36322.667 127789.399 C 36335.041 127782.146 36348.054 127771.052 36361.707 127756.119 C 36365.121 127752.279 36376.427 127738.839 36395.627 127715.799 C 36397.334 127703.426 36401.814 127689.986 36409.067 127675.479 C 36411.201 127671.212 36418.241 127658.839 36430.187 127638.359 C 36437.441 127628.119 36447.894 127616.386 36461.547 127603.159 L 36496.107 127571.159 L 36498.027 127569.879 L 36511.467 127562.839 L 36513.387 127562.199 C 36518.081 127560.066 36522.987 127558.146 36528.107 127556.439 C 36533.227 127554.732 36538.347 127553.666 36543.467 127553.239 L 36547.947 127559.639 C 36547.947 127565.612 36547.094 127571.159 36545.387 127576.279 C 36543.681 127580.972 36539.201 127589.506 36531.947 127601.879 L 36527.467 127602.519 L 36523.627 127615.319 L 36521.067 127614.679 C 36520.214 127614.679 36519.787 127616.172 36519.787 127619.159 C 36519.787 127622.146 36519.147 127623.639 36517.867 127623.639 L 36512.107 127621.079 L 36512.107 127630.039 C 36510.827 127629.186 36509.121 127630.466 36506.987 127633.879 L 36503.787 127633.879 L 36495.467 127651.159 L 36489.067 127653.719 C 36489.921 127655.426 36488.854 127657.772 36485.867 127660.759 C 36482.881 127663.746 36480.747 127664.812 36479.467 127663.959 C 36477.761 127667.799 36472.427 127675.479 36463.467 127686.999 C 36456.641 127695.959 36453.227 127704.706 36453.227 127713.239 C 36453.227 127723.052 36458.347 127727.959 36468.587 127727.959 C 36474.134 127727.959 36488.214 127723.266 36510.827 127713.879 C 36533.867 127704.492 36547.734 127697.879 36552.427 127694.039 L 36559.467 127692.759 L 36570.987 127686.999 C 36559.041 127699.372 36533.441 127716.866 36494.187 127739.479 C 36455.361 127761.666 36429.121 127772.759 36415.467 127772.759 C 36412.481 127772.759 36408.214 127770.839 36402.667 127766.999 C 36397.547 127762.732 36394.134 127759.106 36392.427 127756.119 L 36386.027 127766.359 C 36384.321 127765.506 36382.614 127765.932 36380.907 127767.639 C 36379.627 127769.346 36379.414 127770.626 36380.267 127771.479 C 36371.307 127779.159 36362.561 127786.839 36354.027 127794.519 L 36350.187 127804.759 L 36346.987 127805.399 C 36344.427 127805.399 36343.147 127804.972 36343.147 127804.119 L 36336.747 127808.599 L 36333.547 127820.119 L 36330.987 127818.839 C 36307.094 127833.346 36283.414 127847.639 36259.947 127861.719 L 36256.747 127856.599 L 36250.347 127859.159 C 36242.667 127859.159 36236.907 127856.599 36233.067 127851.479 C 36229.654 127845.932 36227.947 127839.106 36227.947 127830.999 L 36227.947 127823.319 C 36228.374 127820.759 36229.227 127816.706 36230.507 127811.159 C 36234.774 127811.159 36236.907 127810.732 36236.907 127809.879 L 36234.347 127802.839 L 36245.227 127774.039 L 36247.787 127770.199 C 36251.201 127769.772 36253.121 127769.346 36253.547 127768.919 L 36251.627 127766.999 L 36250.987 127761.239 L 36276.587 127710.679 L 36303.467 127663.319 C 36300.481 127664.599 36297.921 127665.879 36295.787 127667.159 C 36293.654 127668.012 36292.587 127670.146 36292.587 127673.559 C 36292.587 127674.839 36291.307 127675.906 36288.747 127676.759 C 36286.187 127677.612 36284.694 127677.399 36284.267 127676.119 L 36274.667 127684.439 L 36267.627 127685.079 C 36268.054 127686.359 36267.414 127688.066 36265.707 127690.199 C 36264.427 127691.906 36264.854 127693.399 36266.987 127694.679 L 36260.587 127695.959 L 36254.827 127696.599 L 36251.627 127702.359 L 36247.147 127702.359 C 36246.721 127705.346 36246.081 127707.906 36245.227 127710.039 C 36244.801 127711.746 36242.454 127711.959 36238.187 127710.679 L 36231.147 127719.639 L 36224.107 127721.559 L 36219.627 127727.319 L 36219.627 127729.879 L 36211.307 127733.079 L 36211.947 127737.559 C 36211.947 127739.266 36210.881 127740.546 36208.747 127741.399 C 36206.614 127742.252 36204.267 127743.106 36201.707 127743.959 L 36195.307 127742.679 C 36193.601 127746.092 36192.747 127748.866 36192.747 127750.999 C 36194.027 127753.132 36194.667 127755.052 36194.667 127756.759 L 36182.507 127766.999 L 36178.667 127767.639 L 36179.947 127765.079 L 36179.947 127762.519 L 36178.027 127764.439 C 36174.614 127767.852 36172.694 127770.199 36172.267 127771.479 L 36174.187 127777.239 C 36172.481 127779.372 36170.561 127779.372 36168.427 127777.239 L 36158.187 127786.839 C 36156.481 127788.546 36154.987 127790.252 36153.707 127791.959 L 36147.307 127793.879 C 36146.881 127794.732 36145.814 127796.012 36144.107 127797.719 C 36138.134 127803.266 36134.934 127806.252 36134.507 127806.679 L 36134.507 127812.439 C 36132.801 127813.719 36129.814 127816.919 36125.547 127822.039 C 36121.707 127827.159 36120.001 127830.146 36120.427 127830.999 L 36108.907 127838.679 L 36106.347 127844.439 L 36100.587 127842.519 L 36098.027 127846.999 L 36092.267 127843.799 L 36088.427 127845.719 L 36085.227 127850.839 L 36078.187 127850.839 L 36074.347 127857.239 L 36071.147 127855.319 L 36066.027 127861.719 C 36065.601 127860.866 36065.174 127860.226 36064.747 127859.799 C 36064.747 127858.946 36063.041 127858.519 36059.627 127858.519 C 36056.214 127863.212 36052.801 127865.346 36049.387 127864.919 L 36037.867 127845.719 C 36038.721 127838.892 36041.067 127831.426 36044.907 127823.319 C 36047.041 127819.052 36049.174 127814.572 36051.307 127809.879 ZM 36744.937 127798.359 C 36746.644 127794.519 36749.417 127790.039 36753.257 127784.919 C 36757.097 127779.372 36759.871 127775.319 36761.577 127772.759 C 36765.417 127768.066 36768.191 127764.439 36769.897 127761.879 C 36773.311 127757.186 36775.871 127753.132 36777.577 127749.719 L 36781.417 127745.879 L 36812.777 127703.639 C 36814.484 127701.932 36816.404 127700.226 36818.537 127698.519 C 36821.951 127692.972 36825.791 127687.426 36830.057 127681.879 C 36836.031 127673.772 36840.297 127669.506 36842.857 127669.079 C 36847.124 127661.826 36852.671 127654.146 36859.497 127646.039 C 36866.324 127637.506 36873.151 127629.186 36879.977 127621.079 L 36892.137 127605.719 L 36896.617 127604.439 L 36902.377 127594.199 C 36904.084 127593.346 36906.004 127592.279 36908.137 127590.999 C 36912.404 127582.039 36917.524 127574.146 36923.497 127567.319 L 36924.137 127564.759 C 36930.111 127560.066 36935.657 127554.732 36940.777 127548.759 L 36957.417 127529.559 C 36974.911 127512.066 36989.844 127495.639 37002.217 127480.279 C 37006.484 127476.012 37010.324 127471.746 37013.737 127467.479 C 37020.137 127460.226 37025.897 127452.332 37031.017 127443.799 L 37032.937 127445.719 C 37038.057 127441.879 37044.671 127438.892 37052.777 127436.759 C 37060.884 127434.199 37066.857 127432.066 37070.697 127430.359 L 37076.457 127427.799 L 37080.937 127427.799 L 37082.217 127425.239 L 37097.577 127423.959 L 37103.337 127425.879 C 37103.764 127429.719 37102.697 127434.199 37100.137 127439.319 C 37100.991 127438.892 37101.631 127439.106 37102.057 127439.959 C 37102.911 127440.386 37103.551 127440.812 37103.977 127441.239 L 37100.777 127440.599 L 37091.817 127484.119 C 37086.697 127507.586 37082.857 127521.026 37080.297 127524.439 L 37082.857 127525.719 C 37084.137 127526.146 37084.351 127527.212 37083.497 127528.919 L 37077.097 127540.439 L 37080.297 127548.759 C 37079.444 127552.172 37078.377 127557.292 37077.097 127564.119 C 37076.244 127570.519 37075.391 127576.492 37074.537 127582.039 L 37069.417 127588.439 L 37069.417 127605.079 L 37066.857 127605.079 L 37068.777 127612.759 C 37067.497 127615.319 37066.431 127619.159 37065.577 127624.279 C 37065.151 127628.972 37064.724 127632.172 37064.297 127633.879 L 37066.217 127644.119 L 37061.737 127649.879 C 37062.164 127651.586 37062.591 127653.719 37063.017 127656.279 C 37063.871 127658.839 37064.297 127660.546 37064.297 127661.399 C 37064.297 127663.959 37063.444 127665.452 37061.737 127665.879 L 37061.737 127663.319 L 37060.457 127664.599 C 37060.457 127668.439 37062.164 127669.932 37065.577 127669.079 C 37065.151 127671.212 37064.084 127679.106 37062.377 127692.759 C 37061.097 127706.412 37060.457 127713.452 37060.457 127713.879 C 37060.457 127716.866 37060.671 127718.999 37061.097 127720.279 L 37053.417 127725.399 L 37052.777 127732.439 L 37058.537 127731.159 C 37061.524 127732.012 37062.377 127733.932 37061.097 127736.919 C 37059.817 127739.906 37058.751 127741.826 37057.897 127742.679 L 37063.657 127748.439 C 37064.511 127750.146 37063.657 127751.212 37061.097 127751.639 C 37058.964 127752.066 37057.897 127752.706 37057.897 127753.559 L 37057.897 127756.119 C 37060.457 127757.826 37061.737 127759.319 37061.737 127760.599 C 37061.737 127761.452 37060.457 127761.666 37057.897 127761.239 L 37058.537 127766.999 L 37059.817 127779.799 C 37057.257 127782.786 37055.977 127785.346 37055.977 127787.479 C 37055.977 127789.186 37057.044 127790.252 37059.177 127790.679 C 37061.737 127791.106 37063.017 127792.386 37063.017 127794.519 L 37061.097 127795.159 C 37062.377 127800.279 37061.951 127806.679 37059.817 127814.359 C 37058.111 127822.039 37055.764 127828.866 37052.777 127834.839 L 37044.457 127833.559 C 37044.031 127833.559 37043.177 127834.839 37041.897 127837.399 C 37040.617 127839.532 37038.911 127840.172 37036.777 127839.319 L 37033.577 127846.999 L 36995.177 127867.479 C 36987.497 127864.919 36981.737 127858.519 36977.897 127848.279 C 36974.484 127838.039 36972.777 127826.946 36972.777 127814.999 C 36972.777 127809.452 36973.204 127803.692 36974.057 127797.719 C 36974.911 127791.319 36975.551 127787.052 36975.977 127784.919 C 36976.404 127782.786 36977.044 127780.226 36977.897 127777.239 C 36979.177 127773.826 36978.964 127771.692 36977.257 127770.839 L 36977.257 127761.239 L 36981.097 127758.679 C 36979.391 127756.546 36978.111 127755.692 36977.257 127756.119 L 36977.257 127728.599 L 36968.297 127727.319 L 36960.617 127729.879 C 36959.337 127728.599 36958.271 127727.959 36957.417 127727.959 C 36956.564 127727.959 36955.711 127729.026 36954.857 127731.159 L 36948.457 127731.159 L 36945.897 127728.599 C 36944.191 127731.159 36941.631 127732.866 36938.217 127733.719 C 36934.804 127734.572 36932.031 127735.212 36929.897 127735.639 C 36930.324 127733.506 36930.537 127732.226 36930.537 127731.799 C 36930.537 127730.946 36930.751 127730.092 36931.177 127729.239 L 36927.977 127729.239 C 36927.124 127729.239 36925.631 127730.092 36923.497 127731.799 C 36917.097 127736.492 36910.057 127738.839 36902.377 127738.839 C 36901.097 127738.839 36898.111 127740.546 36893.417 127743.959 C 36892.137 127744.812 36889.791 127746.519 36886.377 127749.079 L 36874.857 127742.679 C 36872.724 127746.519 36871.444 127749.506 36871.017 127751.639 L 36861.417 127753.559 L 36856.937 127753.559 L 36846.697 127758.679 L 36842.857 127766.359 L 36838.377 127765.079 L 36833.257 127766.999 L 36831.977 127776.599 C 36829.844 127779.586 36827.071 127782.572 36823.657 127785.559 C 36820.671 127788.546 36817.684 127790.679 36814.697 127791.959 L 36813.417 127797.079 L 36817.897 127797.079 C 36817.044 127799.212 36816.191 127800.919 36815.337 127802.199 C 36814.484 127803.052 36813.631 127802.839 36812.777 127801.559 C 36806.804 127806.679 36803.817 127812.866 36803.817 127820.119 C 36799.124 127820.972 36793.791 127823.532 36787.817 127827.799 C 36781.844 127832.066 36778.431 127836.119 36777.577 127839.959 L 36766.697 127849.559 C 36765.844 127849.986 36764.991 127849.559 36764.137 127848.279 C 36763.284 127846.999 36763.071 127846.146 36763.497 127845.719 L 36733.417 127861.079 L 36719.977 127869.399 L 36714.857 127868.759 L 36710.377 127860.439 C 36712.511 127848.919 36718.271 127836.119 36727.657 127822.039 C 36732.777 127814.786 36737.897 127807.319 36743.017 127799.639 L 36744.937 127798.359 ZM 36982.377 127651.799 L 36985.577 127650.519 C 36989.417 127626.626 36993.471 127602.519 36997.737 127578.199 L 37003.497 127554.519 C 37000.937 127557.506 36997.737 127559.426 36993.897 127560.279 C 36991.764 127563.692 36987.711 127569.026 36981.737 127576.279 C 36976.191 127583.532 36972.777 127589.506 36971.497 127594.199 C 36967.231 127596.332 36963.604 127599.319 36960.617 127603.159 C 36951.657 127615.106 36946.537 127621.506 36945.257 127622.359 C 36940.991 127631.746 36934.804 127640.279 36926.697 127647.959 C 36924.564 127653.079 36922.644 127657.986 36920.937 127662.679 C 36928.191 127662.679 36935.657 127661.826 36943.337 127660.119 C 36968.084 127654.572 36981.097 127651.799 36982.377 127651.799 ZM 37187.527 127665.879 C 37190.514 127655.639 37194.994 127644.119 37200.967 127631.319 C 37206.941 127618.519 37212.914 127606.146 37218.887 127594.199 L 37220.807 127595.479 L 37225.927 127593.559 C 37231.474 127590.572 37235.101 127588.652 37236.807 127587.799 C 37241.501 127584.386 37244.914 127582.039 37247.047 127580.759 C 37253.021 127578.199 37258.994 127575.426 37264.967 127572.439 C 37270.941 127570.306 37276.701 127567.319 37282.247 127563.479 L 37288.007 127567.319 C 37285.874 127576.279 37283.954 127584.599 37282.247 127592.279 C 37278.834 127607.212 37276.061 127615.959 37273.927 127618.519 L 37270.087 127624.279 C 37267.954 127627.266 37267.101 127629.826 37267.527 127631.959 L 37268.167 127635.799 C 37290.354 127616.599 37307.847 127602.092 37320.647 127592.279 C 37344.114 127574.359 37364.594 127565.399 37382.087 127565.399 C 37386.781 127565.399 37391.047 127566.252 37394.887 127567.959 C 37399.154 127569.239 37402.354 127572.012 37404.487 127576.279 L 37405.767 127580.759 C 37406.194 127581.612 37407.687 127582.466 37410.247 127583.319 L 37409.607 127588.439 C 37410.461 127589.719 37411.527 127590.999 37412.807 127592.279 L 37416.007 127596.119 L 37414.727 127602.519 L 37417.287 127608.919 L 37410.887 127610.199 L 37410.887 127614.679 L 37414.727 127612.759 L 37414.727 127625.559 L 37409.607 127626.839 L 37410.887 127630.679 L 37403.207 127642.839 C 37404.487 127644.972 37406.834 127645.399 37410.247 127644.119 L 37406.407 127647.319 L 37404.487 127646.679 L 37397.447 127653.719 L 37403.207 127657.559 L 37397.447 127656.279 C 37397.021 127657.132 37396.807 127657.986 37396.807 127658.839 L 37391.687 127661.399 L 37391.687 127666.519 C 37387.847 127670.359 37385.074 127673.986 37383.367 127677.399 C 37383.794 127678.252 37385.927 127679.106 37389.767 127679.959 L 37387.207 127686.999 L 37381.447 127688.919 L 37380.167 127694.679 L 37377.607 127695.319 L 37378.887 127699.799 C 37378.887 127704.492 37378.034 127707.052 37376.327 127707.479 L 37371.847 127703.639 C 37372.701 127704.919 37371.847 127705.986 37369.287 127706.839 C 37367.154 127707.266 37366.087 127707.692 37366.087 127708.119 L 37366.087 127713.239 L 37375.047 127711.959 L 37374.407 127713.879 L 37370.567 127714.519 C 37370.567 127718.786 37369.074 127722.199 37366.087 127724.759 L 37360.327 127723.479 L 37358.407 127727.959 L 37363.527 127727.959 L 37359.047 127736.279 L 37357.767 127734.359 L 37352.007 127733.079 C 37350.727 127734.786 37351.154 127736.279 37353.287 127737.559 C 37355.421 127738.412 37356.274 127739.692 37355.847 127741.399 L 37350.087 127746.519 L 37353.927 127750.999 L 37356.487 127750.999 L 37356.487 127753.559 L 37352.647 127752.919 L 37348.807 127754.839 L 37349.447 127759.319 C 37348.167 127761.452 37347.101 127763.372 37346.247 127765.079 L 37346.247 127782.999 L 37343.047 127784.279 C 37342.194 127787.692 37341.767 127790.679 37341.767 127793.239 C 37341.767 127796.226 37342.407 127798.999 37343.687 127801.559 L 37353.927 127803.479 C 37364.167 127803.479 37382.727 127795.159 37409.607 127778.519 C 37421.981 127770.839 37437.554 127760.386 37456.327 127747.159 C 37454.621 127749.719 37450.567 127753.772 37444.167 127759.319 C 37438.194 127764.866 37434.141 127769.559 37432.007 127773.399 L 37425.607 127776.599 L 37426.887 127777.879 C 37406.834 127795.799 37385.074 127812.439 37361.607 127827.799 C 37328.754 127849.559 37304.007 127860.439 37287.367 127860.439 C 37274.141 127860.439 37265.181 127855.106 37260.487 127844.439 C 37257.501 127837.612 37256.007 127826.732 37256.007 127811.799 L 37256.007 127802.839 C 37258.567 127802.839 37260.061 127801.986 37260.487 127800.279 C 37260.914 127798.146 37259.847 127797.292 37257.287 127797.719 C 37261.981 127785.346 37267.101 127772.759 37272.647 127759.959 C 37282.461 127738.626 37288.007 127726.252 37289.287 127722.839 C 37310.194 127685.719 37322.567 127663.106 37326.407 127654.999 C 37334.514 127637.932 37338.567 127625.559 37338.567 127617.879 C 37338.567 127611.052 37335.367 127607.639 37328.967 127607.639 C 37322.567 127607.639 37314.674 127611.266 37305.287 127618.519 C 37298.034 127624.492 37290.994 127630.252 37284.167 127635.799 L 37282.887 127637.719 C 37280.327 127641.132 37272.221 127651.799 37258.567 127669.719 C 37247.047 127684.652 37238.941 127694.892 37234.247 127700.439 L 37234.247 127707.479 L 37228.487 127713.239 C 37228.914 127712.812 37229.554 127712.812 37230.407 127713.239 C 37231.261 127713.666 37231.261 127714.306 37230.407 127715.159 L 37226.567 127724.119 L 37220.167 127726.679 L 37219.527 127731.159 L 37213.767 127739.479 L 37214.407 127743.319 C 37210.141 127747.586 37208.647 127750.999 37209.927 127753.559 L 37204.807 127753.559 L 37206.727 127756.759 L 37198.407 127766.999 L 37193.927 127773.399 L 37194.567 127775.319 L 37191.367 127776.599 L 37190.727 127783.639 L 37184.967 127784.279 L 37188.167 127791.959 L 37184.967 127790.039 C 37184.114 127791.319 37183.261 127792.386 37182.407 127793.239 L 37176.647 127798.999 C 37177.501 127798.146 37178.354 127797.932 37179.207 127798.359 C 37180.487 127798.786 37181.127 127799.639 37181.127 127800.919 L 37174.087 127801.559 C 37171.527 127802.839 37170.247 127804.759 37170.247 127807.319 C 37171.101 127808.599 37172.167 127809.026 37173.447 127808.599 L 37166.407 127820.119 L 37161.927 127820.119 C 37157.661 127822.252 37154.247 127824.172 37151.687 127825.879 C 37149.127 127827.586 37146.567 127829.506 37144.007 127831.639 L 37137.607 127834.199 C 37135.901 127835.052 37135.261 127835.906 37135.687 127836.759 L 37129.927 127836.759 C 37130.781 127838.466 37129.927 127839.959 37127.367 127841.239 C 37124.807 127842.092 37123.314 127842.946 37122.887 127843.799 L 37117.127 127842.519 L 37108.167 127846.999 L 37102.407 127845.719 L 37102.407 127850.839 L 37092.167 127846.999 L 37090.247 127839.319 C 37090.247 127834.199 37098.141 127817.772 37113.927 127790.039 C 37134.407 127754.626 37155.101 127718.999 37176.007 127683.159 C 37179.847 127676.759 37183.687 127670.999 37187.527 127665.879 ZM 37469.827 127781.719 L 37471.107 127772.759 L 37474.947 127771.479 L 37475.587 127765.079 L 37474.307 127763.799 L 37478.787 127759.319 C 37481.774 127755.906 37483.267 127753.132 37483.267 127750.999 C 37483.267 127748.866 37481.774 127747.799 37478.787 127747.799 L 37480.707 127746.519 C 37482.841 127745.239 37483.907 127743.532 37483.907 127741.399 C 37483.907 127737.132 37484.974 127733.506 37487.107 127730.519 C 37489.667 127727.532 37491.587 127726.679 37492.867 127727.959 L 37492.227 127722.839 L 37493.507 127716.439 L 37496.067 127716.439 L 37494.787 127710.679 L 37497.987 127708.759 L 37496.707 127707.479 L 37501.187 127706.199 L 37499.907 127700.439 L 37505.667 127696.599 L 37503.107 127691.479 C 37503.534 127690.199 37504.174 127689.132 37505.027 127688.279 C 37505.881 127686.999 37506.947 127686.786 37508.227 127687.639 L 37508.227 127678.679 C 37510.361 127677.399 37511.427 127676.332 37511.427 127675.479 C 37511.854 127674.199 37512.921 127673.559 37514.627 127673.559 L 37516.547 127672.919 C 37514.841 127667.799 37516.547 127662.679 37521.667 127657.559 C 37520.814 127656.279 37520.814 127655.639 37521.667 127655.639 C 37522.521 127655.212 37523.587 127654.786 37524.867 127654.359 L 37524.867 127647.959 C 37526.574 127649.666 37527.854 127649.666 37528.707 127647.959 C 37529.987 127645.826 37530.627 127641.986 37530.627 127636.439 L 37536.387 127635.159 L 37538.947 127630.039 L 37537.667 127622.359 L 37532.547 127622.359 C 37527.854 127622.359 37516.974 127625.132 37499.907 127630.679 C 37490.521 127633.666 37483.481 127635.159 37478.787 127635.159 L 37471.747 127633.879 L 37498.627 127594.199 L 37504.387 127590.999 C 37508.654 127581.186 37519.321 127573.932 37536.387 127569.239 C 37556.441 127565.826 37569.454 127563.479 37575.427 127562.199 C 37583.534 127553.666 37592.921 127541.719 37603.587 127526.359 C 37612.547 127513.559 37621.507 127500.546 37630.467 127487.319 C 37640.707 127474.519 37649.027 127465.132 37655.427 127459.159 C 37666.947 127448.066 37677.401 127441.452 37686.787 127439.319 C 37688.921 127436.332 37692.547 127433.559 37697.667 127430.999 C 37703.214 127428.439 37708.121 127426.519 37712.387 127425.239 L 37717.507 127433.559 C 37716.654 127437.399 37714.521 127442.732 37711.107 127449.559 L 37706.627 127457.239 L 37698.947 127461.719 C 37698.094 127468.546 37694.894 127476.012 37689.347 127484.119 C 37683.801 127492.226 37680.174 127498.626 37678.467 127503.319 L 37673.347 127505.239 L 37675.907 127511.639 C 37672.494 127511.639 37670.787 127512.066 37670.787 127512.919 L 37670.787 127518.679 L 37666.307 127523.159 L 37663.107 127523.159 L 37654.787 127542.999 L 37648.387 127542.999 C 37650.094 127546.412 37650.307 127549.612 37649.027 127552.599 L 37693.827 127551.319 C 37700.654 127551.319 37707.481 127551.532 37714.307 127551.959 C 37721.134 127551.959 37728.174 127553.026 37735.427 127555.159 C 37732.441 127562.412 37729.241 127568.386 37725.827 127573.079 L 37720.707 127573.719 L 37717.507 127580.759 L 37709.827 127583.319 L 37704.707 127590.999 C 37700.867 127596.119 37696.174 127600.386 37690.627 127603.799 C 37685.507 127607.212 37679.321 127610.199 37672.067 127612.759 L 37657.987 127610.839 L 37636.227 127612.759 C 37635.374 127611.479 37631.321 127611.906 37624.067 127614.039 C 37617.241 127615.746 37613.187 127616.386 37611.907 127615.959 C 37610.627 127615.532 37609.561 127616.172 37608.707 127617.879 C 37608.281 127619.159 37607.427 127619.586 37606.147 127619.159 C 37602.734 127626.412 37600.387 127631.746 37599.107 127635.159 C 37594.414 127645.826 37591.641 127653.079 37590.787 127656.919 L 37587.587 127663.319 C 37580.334 127673.986 37575.214 127682.519 37572.227 127688.919 C 37569.667 127695.319 37567.747 127702.146 37566.467 127709.399 C 37565.187 127708.972 37564.121 127709.612 37563.267 127711.319 C 37562.841 127712.599 37563.054 127713.879 37563.907 127715.159 L 37561.347 127722.199 L 37555.587 127724.119 C 37556.867 127725.826 37558.361 127727.319 37560.067 127728.599 C 37556.654 127734.999 37554.734 127738.626 37554.307 127739.479 C 37552.601 127743.746 37551.747 127747.799 37551.747 127751.639 L 37549.827 127753.559 L 37550.467 127758.039 C 37549.187 127761.879 37548.334 127764.866 37547.907 127766.999 C 37545.774 127774.679 37544.707 127779.159 37544.707 127780.439 C 37544.707 127787.266 37545.774 127792.599 37547.907 127796.439 C 37550.041 127800.279 37554.094 127802.199 37560.067 127802.199 C 37575.001 127802.199 37598.041 127790.039 37629.187 127765.719 C 37655.641 127744.812 37672.707 127728.812 37680.387 127717.719 L 37684.867 127717.719 L 37672.067 127734.359 C 37666.947 127741.612 37658.201 127751.639 37645.827 127764.439 C 37631.747 127778.946 37622.147 127788.972 37617.027 127794.519 C 37612.334 127800.066 37607.001 127805.826 37601.027 127811.799 C 37595.481 127817.772 37589.721 127822.892 37583.747 127827.159 L 37581.827 127828.439 C 37577.561 127833.559 37572.441 127838.466 37566.467 127843.159 C 37556.654 127851.266 37551.107 127855.959 37549.827 127857.239 L 37547.907 127854.679 C 37545.774 127854.679 37542.574 127856.599 37538.307 127860.439 C 37535.747 127862.999 37533.827 127864.492 37532.547 127864.919 L 37533.827 127866.839 C 37528.707 127867.692 37524.654 127870.252 37521.667 127874.519 L 37505.027 127877.079 C 37492.654 127877.079 37482.841 127870.892 37475.587 127858.519 C 37468.334 127846.146 37464.707 127833.346 37464.707 127820.119 L 37464.707 127803.479 C 37465.134 127797.932 37466.414 127792.172 37468.547 127786.199 L 37469.827 127781.719 ZM 37643.447 127859.799 L 37649.847 127836.759 L 37647.287 127834.839 L 37651.127 127834.199 L 37650.487 127831.639 C 37656.461 127825.239 37662.434 127814.572 37668.407 127799.639 C 37672.674 127789.399 37675.661 127782.359 37677.367 127778.519 L 37689.527 127752.919 L 37692.087 127752.919 L 37694.007 127743.959 L 37702.967 127729.879 L 37703.607 127727.319 C 37703.607 127723.906 37711.501 127708.759 37727.287 127681.879 C 37743.074 127654.572 37751.607 127637.932 37752.887 127631.959 C 37754.594 127632.386 37756.301 127631.319 37758.007 127628.759 C 37760.141 127626.199 37761.207 127624.066 37761.207 127622.359 C 37761.634 127620.226 37761.847 127618.732 37761.847 127617.879 C 37762.274 127616.599 37763.127 127616.386 37764.407 127617.239 L 37770.807 127598.679 L 37774.647 127596.759 L 37773.367 127594.839 C 37775.074 127590.572 37777.634 127585.666 37781.047 127580.119 C 37784.461 127574.146 37786.807 127569.879 37788.087 127567.319 L 37786.807 127566.039 C 37786.807 127565.186 37787.447 127564.332 37788.727 127563.479 C 37790.007 127562.199 37791.074 127561.346 37791.927 127560.919 L 37799.607 127541.079 C 37800.461 127541.932 37801.527 127541.506 37802.807 127539.799 C 37804.087 127538.092 37803.661 127536.599 37801.527 127535.319 L 37810.487 127525.719 L 37809.847 127522.519 L 37813.047 127516.759 C 37814.327 127517.186 37815.181 127516.759 37815.607 127515.479 L 37818.167 127510.359 L 37821.367 127505.239 C 37825.207 127500.972 37829.474 127494.572 37834.167 127486.039 C 37836.727 127481.772 37840.567 127474.732 37845.687 127464.919 C 37847.821 127462.786 37851.021 127457.452 37855.287 127448.919 C 37859.981 127440.386 37862.114 127435.052 37861.687 127432.919 C 37862.541 127431.212 37864.034 127429.506 37866.167 127427.799 C 37868.301 127425.666 37871.287 127423.532 37875.127 127421.399 L 37874.487 127418.839 C 37874.487 127416.279 37877.901 127413.292 37884.727 127409.879 C 37891.554 127406.039 37896.674 127403.906 37900.087 127403.479 L 37903.287 127402.199 L 37904.567 127400.919 C 37906.274 127402.199 37907.981 127403.266 37909.687 127404.119 L 37909.687 127401.559 C 37912.247 127400.279 37917.154 127398.359 37924.407 127395.799 C 37932.087 127393.239 37937.421 127391.959 37940.407 127391.959 C 37942.114 127393.239 37944.034 127394.519 37946.167 127395.799 L 37941.687 127411.799 L 37937.847 127412.439 L 37939.767 127417.559 C 37939.767 127420.546 37938.914 127422.679 37937.207 127423.959 C 37935.501 127425.239 37933.794 127426.306 37932.087 127427.159 L 37932.087 127430.999 L 37927.607 127436.119 L 37928.247 127441.239 L 37926.327 127447.639 L 37923.127 127446.999 C 37921.421 127446.999 37919.927 127448.066 37918.647 127450.199 C 37917.794 127451.906 37918.221 127454.039 37919.927 127456.599 L 37923.127 127456.599 C 37923.127 127457.452 37921.634 127458.306 37918.647 127459.159 C 37916.087 127459.586 37915.021 127460.439 37915.447 127461.719 L 37908.407 127463.639 C 37910.114 127464.492 37910.327 127465.559 37909.047 127466.839 C 37908.194 127467.692 37906.914 127468.759 37905.207 127470.039 C 37905.207 127471.746 37904.994 127473.452 37904.567 127475.159 C 37904.567 127476.439 37904.141 127476.866 37903.287 127476.439 L 37907.767 127487.319 L 37902.007 127489.879 L 37901.367 127493.079 L 37894.327 127491.159 L 37891.767 127493.719 L 37900.087 127500.119 L 37899.447 127502.039 L 37891.767 127500.759 L 37882.167 127503.959 L 37882.167 127509.079 L 37887.927 127509.719 L 37883.447 127513.559 L 37876.407 127512.919 L 37874.487 127514.199 L 37880.887 127519.959 L 37883.447 127517.399 L 37887.287 127521.239 L 37891.767 127521.879 L 37885.367 127531.479 L 37875.127 127532.759 L 37876.407 127534.679 L 37876.407 127541.079 L 37874.487 127542.359 L 37881.527 127542.999 L 37876.407 127546.199 L 37869.367 127544.279 L 37872.567 127550.679 L 37868.087 127550.679 L 37871.927 127557.719 L 37873.847 127557.079 C 37870.861 127561.346 37866.594 127563.479 37861.047 127563.479 L 37861.047 127566.039 L 37870.647 127566.039 L 37869.367 127567.959 L 37862.327 127569.879 C 37863.181 127571.159 37863.607 127573.719 37863.607 127577.559 L 37857.847 127579.479 L 37857.207 127584.599 C 37854.647 127585.452 37852.727 127586.306 37851.447 127587.159 L 37847.607 127587.159 L 37850.167 127593.559 L 37845.047 127603.159 C 37847.181 127604.012 37848.461 127604.012 37848.887 127603.159 L 37850.807 127601.239 L 37851.447 127603.799 C 37849.314 127605.932 37848.461 127607.212 37848.887 127607.639 L 37843.127 127606.359 C 37843.981 127609.346 37843.127 127611.052 37840.567 127611.479 L 37836.087 127611.479 L 37834.807 127615.319 L 37841.207 127618.519 L 37836.727 127618.519 C 37831.181 127618.519 37828.407 127620.652 37828.407 127624.919 C 37828.407 127630.466 37830.327 127633.239 37834.167 127633.239 L 37885.367 127593.559 C 37909.687 127576.492 37928.461 127567.959 37941.687 127567.959 C 37944.674 127567.959 37947.447 127568.812 37950.007 127570.519 C 37955.554 127574.359 37958.967 127576.279 37960.247 127576.279 C 37961.954 127576.279 37962.807 127577.132 37962.807 127578.839 C 37962.807 127580.546 37962.594 127582.252 37962.167 127583.959 L 37966.007 127583.959 C 37966.861 127585.666 37967.501 127588.652 37967.927 127592.919 C 37968.354 127597.186 37968.781 127599.959 37969.207 127601.239 L 37969.847 127603.159 L 37967.927 127609.559 L 37971.127 127613.399 C 37969.847 127616.386 37968.781 127619.159 37967.927 127621.719 C 37967.074 127623.852 37966.007 127625.772 37964.727 127627.479 L 37967.927 127629.399 C 37967.074 127631.959 37966.221 127634.306 37965.367 127636.439 L 37958.327 127642.199 L 37960.247 127646.679 C 37960.247 127650.092 37959.181 127652.012 37957.047 127652.439 C 37954.914 127652.866 37953.847 127655.852 37953.847 127661.399 L 37950.647 127661.399 L 37951.927 127666.519 L 37943.607 127669.719 C 37945.741 127671.426 37946.807 127672.919 37946.807 127674.199 C 37946.807 127675.479 37945.741 127676.759 37943.607 127678.039 C 37941.474 127679.319 37939.981 127679.532 37939.127 127678.679 L 37941.047 127685.719 C 37939.341 127684.866 37937.847 127685.506 37936.567 127687.639 C 37935.714 127689.346 37935.927 127690.839 37937.207 127692.119 C 37932.514 127699.372 37930.167 127705.559 37930.167 127710.679 L 37926.327 127710.679 C 37924.621 127710.679 37923.981 127711.532 37924.407 127713.239 C 37924.834 127714.946 37925.474 127716.012 37926.327 127716.439 L 37919.927 127724.759 L 37916.727 127726.039 L 37920.567 127731.159 C 37917.154 127731.159 37915.661 127732.439 37916.087 127734.999 C 37916.941 127737.132 37916.727 127738.626 37915.447 127739.479 C 37914.167 127740.332 37912.887 127740.972 37911.607 127741.399 L 37914.167 127749.719 L 37908.407 127752.279 L 37906.487 127759.319 L 37908.407 127760.599 L 37904.567 127763.159 C 37903.287 127764.012 37902.434 127764.439 37902.007 127764.439 L 37898.167 127770.199 L 37900.087 127774.679 C 37900.087 127775.959 37899.447 127777.026 37898.167 127777.879 C 37896.887 127778.732 37895.607 127779.372 37894.327 127779.799 L 37894.967 127781.719 C 37896.674 127782.572 37897.741 127783.212 37898.167 127783.639 L 37899.447 127784.919 C 37898.167 127787.052 37897.101 127789.186 37896.247 127791.319 C 37895.394 127793.452 37893.901 127794.092 37891.767 127793.239 L 37889.847 127799.639 L 37897.527 127804.759 C 37901.794 127804.332 37909.047 127799.852 37919.287 127791.319 C 37932.941 127779.372 37946.807 127767.426 37960.887 127755.479 L 37965.367 127754.199 L 37966.647 127750.999 C 37968.354 127749.719 37970.701 127748.226 37973.687 127746.519 C 37976.674 127744.386 37979.021 127743.532 37980.727 127743.959 L 37970.487 127760.599 C 37958.541 127773.826 37935.714 127794.306 37902.007 127822.039 C 37864.034 127853.186 37840.781 127868.759 37832.247 127868.759 C 37821.581 127868.759 37814.541 127864.279 37811.127 127855.319 C 37808.141 127845.932 37806.647 127834.839 37806.647 127822.039 L 37807.927 127820.759 L 37807.927 127813.079 C 37809.207 127813.506 37809.847 127812.866 37809.847 127811.159 C 37810.274 127809.026 37810.487 127806.679 37810.487 127804.119 C 37812.621 127801.559 37814.114 127798.786 37814.967 127795.799 C 37815.821 127792.812 37816.461 127789.612 37816.887 127786.199 L 37818.807 127780.439 L 37820.727 127779.799 C 37824.994 127769.986 37834.167 127751.639 37848.247 127724.759 C 37872.994 127678.252 37885.367 127646.252 37885.367 127628.759 L 37880.887 127617.879 C 37874.061 127619.159 37865.741 127623.852 37855.927 127631.959 L 37813.687 127666.519 L 37811.767 127676.119 L 37807.287 127675.479 L 37804.087 127678.679 L 37810.487 127683.159 L 37803.447 127683.799 L 37803.447 127686.999 L 37798.327 127688.279 C 37798.327 127691.266 37799.607 127692.759 37802.167 127692.759 L 37807.287 127695.319 L 37803.447 127696.599 L 37795.767 127696.599 C 37793.634 127696.599 37792.994 127698.092 37793.847 127701.079 L 37786.807 127701.079 L 37791.287 127707.479 C 37790.434 127708.332 37790.434 127710.892 37791.287 127715.159 L 37791.927 127708.759 L 37794.487 127708.759 C 37797.047 127709.612 37798.754 127710.039 37799.607 127710.039 L 37790.647 127716.439 L 37782.967 127715.159 C 37779.127 127717.719 37777.847 127720.279 37779.127 127722.839 L 37788.727 127726.679 L 37790.647 127726.039 L 37789.367 127728.599 C 37786.381 127731.586 37783.607 127732.226 37781.047 127730.519 L 37778.487 127736.279 L 37781.687 127736.919 C 37776.567 127736.492 37771.234 127737.772 37765.687 127740.759 L 37765.687 127743.959 L 37768.887 127749.079 L 37774.647 127748.439 L 37776.567 127749.719 C 37776.567 127753.559 37775.501 127755.479 37773.367 127755.479 C 37769.954 127754.199 37767.394 127753.559 37765.687 127753.559 L 37762.487 127761.239 L 37765.687 127762.519 L 37750.967 127776.599 L 37756.727 127781.079 L 37759.287 127781.079 L 37759.287 127784.279 L 37756.087 127784.279 L 37746.487 127787.479 L 37742.647 127789.399 C 37741.794 127791.532 37741.794 127792.812 37742.647 127793.239 C 37743.501 127793.666 37744.354 127793.879 37745.207 127793.879 L 37732.407 127802.839 L 37729.847 127809.879 C 37730.701 127809.452 37731.767 127809.026 37733.047 127808.599 C 37733.474 127810.306 37733.047 127811.799 37731.767 127813.079 C 37730.487 127813.932 37729.634 127814.572 37729.207 127814.999 L 37733.047 127816.279 L 37730.487 127823.959 L 37725.367 127828.439 C 37723.661 127827.586 37720.674 127829.506 37716.407 127834.199 C 37715.127 127835.479 37713.207 127837.612 37710.647 127840.599 C 37708.087 127843.586 37704.461 127845.932 37699.767 127847.639 C 37691.234 127851.052 37685.901 127854.252 37683.767 127857.239 C 37680.354 127858.519 37678.007 127858.092 37676.727 127855.959 L 37673.527 127862.359 C 37669.261 127863.639 37665.207 127864.066 37661.367 127863.639 L 37654.967 127867.479 C 37653.687 127866.626 37652.407 127865.986 37651.127 127865.559 L 37647.287 127865.559 C 37644.301 127865.559 37642.807 127864.279 37642.807 127861.719 L 37643.447 127859.799 ZM 37983.927 127789.399 L 37983.927 127786.839 L 37987.127 127776.599 C 37986.274 127776.599 37985.421 127776.386 37984.567 127775.959 C 37984.141 127773.826 37984.994 127772.546 37987.127 127772.119 L 37987.127 127767.639 L 37989.687 127767.639 L 37987.767 127758.039 C 37987.767 127754.626 37990.114 127747.372 37994.807 127736.279 C 37998.221 127728.172 38001.847 127720.066 38005.687 127711.959 L 38008.247 127711.959 C 38012.941 127697.452 38026.594 127678.466 38049.207 127654.999 C 38072.247 127631.106 38091.234 127615.746 38106.167 127608.919 C 38125.794 127594.839 38143.287 127583.532 38158.647 127574.999 C 38182.541 127561.346 38201.314 127554.519 38214.967 127554.519 C 38226.061 127554.519 38234.594 127558.146 38240.567 127565.399 C 38246.541 127572.652 38249.527 127581.826 38249.527 127592.919 L 38248.887 127599.959 C 38248.034 127601.666 38247.181 127603.159 38246.327 127604.439 C 38246.327 127605.292 38246.114 127607.212 38245.687 127610.199 C 38244.834 127611.479 38244.194 127612.546 38243.767 127613.399 L 38238.647 127624.919 C 38236.941 127625.772 38235.874 127626.199 38235.447 127626.199 C 38235.447 127627.052 38235.661 127627.692 38236.087 127628.119 L 38228.407 127638.999 L 38225.207 127640.279 L 38223.927 127645.399 C 38223.074 127644.972 38220.941 127646.252 38217.527 127649.239 L 38211.767 127654.999 L 38206.007 127654.359 L 38199.607 127658.199 C 38200.887 127658.626 38202.381 127659.052 38204.087 127659.479 L 38193.847 127667.159 L 38190.647 127665.239 L 38188.727 127665.879 L 38189.367 127670.359 L 38177.207 127673.559 C 38171.234 127679.959 38161.207 127685.932 38147.127 127691.479 C 38142.434 127693.186 38135.607 127695.532 38126.647 127698.519 C 38125.367 127699.372 38124.087 127700.012 38122.807 127700.439 C 38121.101 127700.439 38117.901 127701.506 38113.207 127703.639 C 38108.941 127705.772 38106.594 127706.839 38106.167 127706.839 C 38101.047 127709.399 38094.434 127712.386 38086.327 127715.799 C 38078.221 127719.212 38073.101 127720.492 38070.967 127719.639 L 38065.207 127733.079 C 38066.061 127732.652 38066.914 127733.506 38067.767 127735.639 L 38065.207 127734.359 L 38062.007 127734.359 L 38062.007 127738.199 L 38066.487 127740.119 C 38065.634 127740.119 38064.567 127743.532 38063.287 127750.359 C 38062.007 127757.186 38061.367 127764.012 38061.367 127770.839 C 38061.367 127781.932 38063.927 127791.106 38069.047 127798.359 C 38074.167 127805.186 38081.847 127808.599 38092.087 127808.599 C 38103.181 127808.599 38117.474 127803.052 38134.967 127791.959 C 38148.621 127783.426 38162.274 127774.679 38175.927 127765.719 C 38184.034 127758.466 38192.141 127750.999 38200.247 127743.319 C 38203.661 127740.759 38208.994 127737.346 38216.247 127733.079 L 38218.167 127738.839 C 38216.034 127743.106 38211.127 127748.226 38203.447 127754.199 C 38196.194 127760.172 38191.501 127764.439 38189.367 127766.999 L 38186.807 127766.999 L 38179.127 127773.399 L 38175.927 127776.599 L 38171.447 127782.999 L 38168.887 127782.999 L 38156.087 127795.799 C 38150.114 127801.772 38145.421 127806.039 38142.007 127808.599 L 38100.407 127840.599 C 38098.274 127841.026 38096.781 127841.452 38095.927 127841.879 C 38095.074 127842.306 38095.501 127843.159 38097.207 127844.439 L 38077.367 127855.959 L 38077.367 127852.759 L 38070.967 127855.959 L 38071.607 127858.519 C 38070.327 127858.946 38067.341 127859.159 38062.647 127859.159 L 38060.087 127861.079 L 38054.327 127861.079 L 38051.127 127864.919 C 38049.847 127864.066 38047.074 127863.639 38042.807 127863.639 L 38026.807 127863.639 L 38028.087 127861.079 C 38025.954 127861.506 38023.181 127861.292 38019.767 127860.439 C 38016.781 127859.586 38013.581 127858.519 38010.167 127857.239 L 38010.167 127854.679 L 38014.647 127853.399 L 38012.727 127852.119 L 38005.047 127852.119 C 38002.061 127850.839 37999.714 127848.492 37998.007 127845.079 L 38002.487 127843.799 L 38000.567 127840.599 L 37994.167 127841.239 C 37991.607 127835.266 37990.967 127830.146 37992.247 127825.879 L 37989.047 127826.519 L 37989.047 127823.959 C 37991.607 127823.959 37992.674 127823.106 37992.247 127821.399 L 37986.487 127821.399 C 37989.047 127819.692 37990.327 127817.132 37990.327 127813.719 L 37985.207 127804.759 L 37987.767 127802.199 L 37983.927 127796.439 L 37983.927 127789.399 ZM 38156.727 127668.439 C 38163.981 127662.466 38169.741 127655.426 38174.007 127647.319 C 38178.701 127638.786 38181.047 127630.252 38181.047 127621.719 C 38181.047 127616.599 38179.341 127611.906 38175.927 127607.639 C 38172.514 127603.372 38168.034 127601.239 38162.487 127601.239 C 38159.501 127601.239 38157.367 127602.519 38156.087 127605.079 L 38150.327 127605.079 L 38152.887 127608.279 L 38154.807 127606.999 L 38136.247 127620.439 C 38134.967 127624.279 38131.981 127627.479 38127.287 127630.039 L 38118.967 127635.799 L 38118.967 127638.359 L 38124.087 127638.359 L 38117.687 127639.639 L 38115.127 127641.559 L 38111.287 127644.759 L 38109.367 127647.959 L 38106.807 127647.959 L 38105.527 127649.879 C 38105.527 127650.732 38107.234 127651.799 38110.647 127653.079 L 38106.807 127656.279 C 38105.527 127656.279 38102.114 127658.412 38096.567 127662.679 L 38095.287 127670.359 L 38094.007 127673.559 L 38091.447 127673.559 L 38084.407 127683.159 L 38086.327 127680.599 L 38089.527 127680.599 L 38086.327 127683.799 L 38083.767 127684.439 L 38083.767 127686.999 C 38077.367 127687.852 38073.527 127688.919 38072.247 127690.199 L 38074.167 127692.119 L 38076.087 127690.839 L 38081.847 127690.839 L 38079.927 127694.039 L 38077.367 127694.039 L 38077.367 127699.159 L 38079.287 127700.439 C 38076.301 127700.439 38074.167 127701.719 38072.887 127704.279 C 38083.981 127704.279 38098.914 127700.439 38117.687 127692.759 C 38136.461 127684.652 38149.474 127676.546 38156.727 127668.439 ZM 38312.307 127649.239 C 38316.574 127642.839 38322.121 127633.666 38328.947 127621.719 L 38344.307 127593.559 L 38341.747 127591.639 C 38347.294 127584.386 38352.627 127578.839 38357.747 127574.999 C 38360.734 127572.866 38367.347 127569.239 38377.587 127564.119 L 38378.227 127562.199 C 38385.907 127558.786 38391.454 127556.439 38394.867 127555.159 C 38401.267 127552.599 38407.241 127550.892 38412.787 127550.039 C 38413.641 127553.452 38414.707 127556.652 38415.987 127559.639 C 38415.987 127561.772 38415.347 127564.759 38414.067 127568.599 C 38413.214 127572.439 38412.574 127575.212 38412.147 127576.919 L 38415.347 127576.919 C 38413.641 127585.452 38412.574 127590.146 38412.147 127590.999 C 38410.014 127598.252 38407.667 127602.946 38405.107 127605.079 L 38408.947 127608.919 L 38405.107 127608.919 L 38399.987 127612.119 L 38405.107 127614.039 C 38403.827 127619.586 38403.187 127622.572 38403.187 127622.999 L 38398.707 127628.119 L 38395.507 127628.119 C 38393.374 127632.386 38392.307 127635.159 38392.307 127636.439 C 38412.361 127621.932 38432.414 127607.212 38452.467 127592.279 C 38463.134 127585.452 38474.654 127579.052 38487.027 127573.079 C 38499.401 127566.679 38511.134 127562.199 38522.227 127559.639 C 38530.334 127562.626 38536.734 127566.679 38541.427 127571.799 C 38541.854 127571.372 38542.067 127571.586 38542.067 127572.439 L 38543.347 127573.719 L 38541.427 127578.839 C 38541.427 127583.532 38543.987 127584.812 38549.107 127582.679 C 38549.534 127589.932 38549.747 127595.479 38549.747 127599.319 L 38547.827 127605.719 C 38547.827 127606.999 38548.041 127608.279 38548.467 127609.559 C 38547.614 127610.839 38546.547 127611.906 38545.267 127612.759 C 38543.987 127613.612 38542.707 127612.972 38541.427 127610.839 L 38543.987 127621.079 C 38542.707 127619.799 38541.854 127619.799 38541.427 127621.079 C 38541.001 127621.932 38540.574 127622.999 38540.147 127624.279 L 38544.627 127624.919 C 38577.054 127600.172 38594.761 127586.732 38597.747 127584.599 C 38622.494 127567.959 38642.334 127559.639 38657.267 127559.639 C 38671.347 127559.639 38681.161 127567.106 38686.707 127582.039 L 38689.267 127582.039 L 38687.347 127587.799 C 38687.774 127589.506 38687.987 127593.132 38687.987 127598.679 C 38687.987 127604.226 38688.627 127606.999 38689.907 127606.999 L 38689.907 127612.759 C 38688.201 127612.332 38686.281 127612.119 38684.147 127612.119 L 38677.747 127612.119 L 38679.667 127616.599 L 38685.427 127615.319 L 38686.707 127619.799 C 38685.854 127620.652 38685.001 127621.719 38684.147 127622.999 C 38683.294 127623.852 38682.867 127625.772 38682.867 127628.759 L 38681.587 127632.599 L 38673.907 127632.599 L 38673.907 127630.679 C 38673.054 127630.679 38672.414 127630.466 38671.987 127630.039 L 38668.787 127638.999 C 38669.641 127639.852 38671.134 127640.066 38673.267 127639.639 C 38675.401 127639.212 38675.827 127638.146 38674.547 127636.439 L 38680.947 127639.639 L 38680.947 127642.839 L 38674.547 127648.599 L 38673.267 127645.399 L 38670.707 127650.519 L 38673.907 127653.079 L 38669.427 127653.079 C 38667.294 127653.079 38666.227 127654.572 38666.227 127657.559 C 38666.227 127658.839 38665.587 127660.546 38664.307 127662.679 C 38663.454 127664.386 38663.027 127665.879 38663.027 127667.159 C 38658.761 127674.839 38656.414 127679.532 38655.987 127681.239 L 38649.587 127681.239 L 38650.227 127678.039 C 38649.374 127678.466 38648.307 127679.106 38647.027 127679.959 L 38644.467 127682.519 L 38644.467 127686.359 L 38647.667 127686.359 C 38648.094 127687.639 38647.241 127688.492 38645.107 127688.919 C 38642.974 127689.346 38641.054 127689.772 38639.347 127690.199 L 38639.987 127692.759 C 38642.547 127693.612 38643.827 127695.106 38643.827 127697.239 L 38642.547 127699.799 L 38631.667 127707.479 L 38634.867 127707.479 L 38632.947 127714.519 L 38627.187 127715.799 L 38625.267 127722.839 L 38617.587 127727.319 C 38616.734 127728.599 38616.947 127730.306 38618.227 127732.439 C 38619.934 127734.572 38620.787 127735.852 38620.787 127736.279 L 38614.387 127732.439 L 38613.107 127738.199 L 38609.907 127738.199 L 38606.067 127745.239 C 38603.507 127746.519 38602.654 127748.012 38603.507 127749.719 L 38612.467 127750.359 C 38607.774 127753.772 38603.294 127756.972 38599.027 127759.959 C 38596.894 127765.079 38594.974 127769.346 38593.267 127772.759 C 38591.561 127776.172 38589.001 127779.159 38585.587 127781.719 C 38586.867 127784.279 38588.147 127786.626 38589.427 127788.759 L 38584.307 127795.159 L 38587.507 127800.919 L 38599.667 127797.079 C 38612.467 127792.386 38626.761 127781.932 38642.547 127765.719 C 38660.041 127747.799 38673.054 127736.706 38681.587 127732.439 L 38681.587 127729.879 L 38696.307 127719.639 L 38698.867 127719.639 L 38696.307 127727.959 C 38692.041 127729.666 38688.201 127732.226 38684.787 127735.639 C 38679.241 127741.612 38673.694 127747.372 38668.147 127752.919 C 38667.721 127755.479 38658.761 127765.079 38641.267 127781.719 C 38624.201 127797.932 38613.321 127807.319 38608.627 127809.879 L 38608.627 127812.439 C 38592.414 127825.666 38579.401 127836.119 38569.587 127843.799 C 38550.814 127858.306 38535.881 127864.919 38524.787 127863.639 L 38510.067 127862.359 L 38506.227 127857.239 L 38503.667 127857.239 C 38501.961 127853.399 38500.681 127850.199 38499.827 127847.639 C 38498.974 127845.079 38498.547 127842.732 38498.547 127840.599 C 38498.547 127838.892 38499.827 127830.999 38502.387 127816.919 C 38502.387 127814.359 38502.601 127811.799 38503.027 127809.239 C 38509.427 127793.879 38536.094 127749.506 38583.027 127676.119 C 38603.081 127644.972 38614.174 127624.492 38616.307 127614.679 L 38611.827 127605.719 L 38604.787 127603.159 C 38594.121 127606.146 38583.241 127611.692 38572.147 127619.799 C 38561.481 127627.479 38551.241 127634.946 38541.427 127642.199 L 38533.747 127651.799 C 38529.907 127655.212 38527.347 127657.559 38526.067 127658.839 C 38524.787 127660.119 38523.081 127662.679 38520.947 127666.519 C 38521.801 127669.932 38520.734 127672.919 38517.747 127675.479 C 38516.467 127676.759 38513.267 127678.892 38508.147 127681.879 C 38508.147 127682.732 38509.641 127683.159 38512.627 127683.159 L 38513.907 127686.359 L 38510.067 127685.719 L 38506.227 127690.199 C 38507.507 127689.772 38508.787 127690.412 38510.067 127692.119 C 38510.067 127692.546 38510.281 127692.972 38510.707 127693.399 L 38506.867 127693.399 L 38502.387 127697.239 L 38506.867 127697.239 L 38496.627 127704.279 L 38499.187 127709.399 L 38490.867 127710.039 C 38492.147 127714.306 38492.787 127717.292 38492.787 127718.999 C 38489.801 127721.559 38488.521 127723.692 38488.947 127725.399 L 38482.547 127724.119 C 38480.414 127726.679 38478.067 127729.879 38475.507 127733.719 C 38473.374 127737.559 38472.307 127740.759 38472.307 127743.319 L 38476.787 127743.319 L 38476.787 127740.119 L 38480.627 127740.759 L 38479.347 127746.519 L 38469.747 127758.679 L 38460.147 127756.119 L 38459.507 127758.039 C 38462.921 127762.732 38464.627 127765.719 38464.627 127766.999 C 38462.494 127767.426 38460.361 127767.639 38458.227 127767.639 C 38457.374 127767.639 38456.947 127768.492 38456.947 127770.199 C 38456.947 127771.479 38456.734 127772.332 38456.307 127772.759 L 38454.387 127772.119 L 38447.347 127782.359 C 38448.201 127781.932 38449.054 127782.146 38449.907 127782.999 C 38451.187 127783.426 38452.254 127783.852 38453.107 127784.279 C 38447.987 127788.119 38443.934 127791.746 38440.947 127795.159 L 38442.227 127799.639 C 38436.254 127802.626 38433.267 127806.679 38433.267 127811.799 C 38430.281 127814.359 38426.441 127816.919 38421.747 127819.479 C 38417.481 127821.612 38413.427 127823.746 38409.587 127825.879 L 38413.427 127827.159 L 38413.427 127830.359 C 38411.294 127831.639 38410.014 127832.492 38409.587 127832.919 C 38408.734 127832.492 38408.094 127831.852 38407.667 127830.999 L 38396.147 127840.599 L 38394.227 127839.319 L 38391.027 127839.959 L 38382.067 127845.719 C 38379.507 127847.426 38377.587 127848.919 38376.307 127850.199 C 38375.027 127851.052 38373.747 127852.119 38372.467 127853.399 L 38361.587 127858.519 C 38360.307 127858.519 38358.387 127857.879 38355.827 127856.599 C 38353.694 127854.892 38352.627 127853.399 38352.627 127852.119 C 38352.627 127833.772 38363.081 127806.679 38383.987 127770.839 C 38403.187 127740.546 38422.814 127709.399 38442.867 127677.399 C 38463.347 127644.972 38473.587 127621.932 38473.587 127608.279 L 38471.667 127604.439 C 38471.241 127603.159 38470.601 127601.666 38469.747 127599.959 C 38456.094 127605.506 38442.441 127613.399 38428.787 127623.639 C 38426.227 127625.346 38406.601 127642.839 38369.907 127676.119 L 38372.467 127678.679 C 38372.467 127679.959 38371.187 127681.452 38368.627 127683.159 C 38366.067 127684.439 38365.214 127686.146 38366.067 127688.279 L 38359.667 127688.279 C 38360.094 127689.559 38359.881 127690.626 38359.027 127691.479 C 38358.601 127692.332 38358.174 127692.972 38357.747 127693.399 L 38362.867 127703.639 C 38361.587 127704.066 38360.734 127705.132 38360.307 127706.839 C 38359.881 127708.546 38359.667 127710.039 38359.667 127711.319 C 38355.401 127715.159 38352.201 127718.146 38350.067 127720.279 L 38346.867 127720.279 L 38341.107 127728.599 C 38339.827 127730.732 38337.694 127734.999 38334.707 127741.399 C 38332.147 127747.799 38330.227 127752.919 38328.947 127756.759 L 38321.267 127761.239 L 38322.547 127764.439 L 38320.627 127766.359 C 38316.361 127768.066 38312.734 127771.266 38309.747 127775.959 C 38310.601 127775.959 38311.027 127776.599 38311.027 127777.879 C 38311.454 127778.732 38311.881 127779.372 38312.307 127779.799 C 38309.747 127781.932 38307.401 127783.852 38305.267 127785.559 C 38302.281 127789.826 38300.147 127793.026 38298.867 127795.159 C 38295.881 127799.852 38294.814 127803.266 38295.667 127805.399 L 38287.987 127807.959 L 38287.347 127814.359 L 38283.507 127813.719 C 38282.654 127816.706 38281.801 127819.266 38280.947 127821.399 C 38280.094 127823.532 38279.241 127825.879 38278.387 127828.439 L 38269.427 127833.559 C 38269.854 127833.132 38269.854 127832.706 38269.427 127832.279 L 38268.147 127830.999 L 38268.147 127839.959 L 38266.867 127845.719 L 38254.067 127848.279 L 38247.027 127855.959 L 38245.107 127854.679 L 38225.907 127861.079 L 38219.507 127858.519 C 38217.801 127859.372 38214.814 127860.439 38210.547 127861.719 C 38205.854 127862.999 38202.441 127863.639 38200.307 127863.639 C 38199.027 127863.639 38197.534 127862.572 38195.827 127860.439 C 38193.694 127857.879 38191.561 127854.466 38189.427 127850.199 C 38199.667 127839.532 38216.947 127811.372 38241.267 127765.719 C 38253.214 127743.532 38263.881 127726.679 38273.267 127715.159 C 38286.067 127693.399 38299.081 127671.426 38312.307 127649.239 Z">
            <!-- 6374 nodes -->
          </draw:path>
          <draw:g id="g1054-1-2-2-0">
            <draw:g id="g881-9-8-7-7-6-3-6">
              <draw:path id="rect868-9-9-2-2-5-8-1" draw:style-name="style0" draw:layer="layout" svg:x="1.664cm" svg:y="40.884cm" svg:width="6.149cm" svg:height="8.640cm" svg:viewBox="0.0 0.0 6149.189 8640.000" svg:d="M 3748.825 81768.202 L 9057.366 81768.202 C 9290.226 81768.202 9477.690 81955.667 9477.690 82188.526 L 9477.690 89987.878 C 9477.690 90220.738 9290.226 90408.202 9057.366 90408.202 L 3748.825 90408.202 C 3515.966 90408.202 3328.501 90220.738 3328.501 89987.878 L 3328.501 82188.526 C 3328.501 81955.667 3515.966 81768.202 3748.825 81768.202 Z">
                <!-- 9 nodes -->
              </draw:path>
              <draw:path id="rect872-8-5-8-2-2-5-0" draw:style-name="style1" draw:layer="layout" svg:x="1.991cm" svg:y="41.164cm" svg:width="5.495cm" svg:height="8.017cm" svg:viewBox="0.0 0.0 5495.351 8017.297" svg:d="M 3982.339 82359.770 L 8948.393 82328.634 L 9462.123 82935.770 L 9477.690 90345.931 L 3982.339 90345.931 L 3982.339 82359.770 Z">
                <!-- 6 nodes -->
              </draw:path>
            </draw:g>
            <!-- id="g881-9-8-7-7-6-3-6" -->
            <draw:path id="text934-9-3-1-1-4-1" draw:style-name="style2" draw:layer="layout" svg:x="2.364cm" svg:y="41.551cm" svg:width="4.373cm" svg:height="0.867cm" svg:viewBox="0.0 0.0 4373.096 867.293" svg:d="M 5087.623 83406.875 L 5086.442 83549.848 L 5089.986 83927.369 L 5089.986 83954.546 L 4729.008 83954.546 L 4733.144 83515.582 L 4728.417 83148.105 L 5354.664 83148.105 C 5383.023 83148.105 5398.974 83148.695 5402.519 83149.877 C 5411.578 83152.240 5416.108 83158.936 5416.108 83169.964 C 5416.108 83183.750 5407.443 83190.642 5390.112 83190.642 L 5385.977 83190.642 L 5089.986 83186.507 L 5087.623 83369.654 L 5152.020 83370.245 L 5358.800 83366.700 L 5404.292 83366.110 C 5420.834 83366.110 5431.665 83367.488 5436.786 83370.245 C 5442.300 83373.002 5445.057 83378.516 5445.057 83386.788 C 5445.057 83402.148 5432.059 83409.829 5406.064 83409.829 L 5359.391 83408.647 L 5087.623 83406.875 ZM 5907.062 83561.073 L 5907.062 83488.996 C 5906.668 83438.975 5905.880 83408.253 5904.699 83396.831 C 5903.517 83385.409 5899.972 83375.169 5894.064 83366.110 C 5879.885 83344.053 5846.800 83333.025 5794.810 83333.025 C 5714.461 83333.025 5652.427 83358.232 5608.708 83408.647 C 5590.984 83429.128 5576.017 83439.369 5563.807 83439.369 C 5554.749 83439.369 5546.871 83436.218 5540.175 83429.916 C 5533.480 83423.614 5530.132 83416.328 5530.132 83408.056 C 5530.132 83383.243 5559.475 83357.641 5618.161 83331.252 C 5674.090 83306.045 5746.364 83293.441 5834.984 83293.441 C 5980.715 83293.441 6083.514 83315.498 6143.382 83359.611 C 6169.377 83378.910 6186.313 83400.573 6194.190 83424.599 C 6202.068 83448.625 6206.006 83490.965 6206.006 83551.621 L 6206.006 83786.168 C 6204.431 83829.493 6205.612 83862.184 6209.551 83884.241 C 6213.884 83905.903 6223.336 83929.338 6237.909 83954.546 L 5907.062 83954.546 L 5907.062 83892.512 C 5870.826 83917.325 5834.787 83936.034 5798.946 83948.638 C 5763.498 83961.241 5728.444 83967.543 5693.783 83967.543 C 5635.097 83967.543 5582.910 83950.410 5537.221 83916.144 C 5477.748 83871.243 5448.011 83812.951 5448.011 83741.267 C 5448.011 83677.855 5472.037 83626.652 5520.088 83587.659 C 5576.017 83541.577 5645.338 83518.536 5728.050 83518.536 C 5761.922 83518.536 5791.856 83521.687 5817.851 83527.989 C 5843.846 83533.897 5873.583 83544.925 5907.062 83561.073 ZM 5907.653 83603.611 C 5858.026 83578.797 5819.624 83566.391 5792.447 83566.391 C 5769.603 83566.391 5754.636 83575.449 5747.546 83593.567 C 5743.607 83603.414 5741.638 83631.969 5741.638 83679.233 L 5741.638 83820.434 C 5742.032 83851.550 5743.017 83870.455 5744.592 83877.151 C 5748.531 83895.269 5761.922 83904.328 5784.766 83904.328 C 5802.884 83904.328 5822.971 83899.011 5845.028 83888.376 C 5867.478 83877.348 5887.959 83862.972 5906.471 83845.248 L 5907.653 83603.611 ZM 6331.847 83845.248 C 6339.724 83845.248 6349.767 83851.156 6361.977 83862.972 C 6381.671 83881.484 6409.635 83897.435 6445.871 83910.827 C 6482.107 83923.824 6515.979 83930.323 6547.488 83930.323 C 6562.061 83930.323 6572.893 83927.960 6579.982 83923.233 C 6587.466 83918.113 6591.207 83910.827 6591.207 83901.374 C 6591.207 83891.921 6586.087 83880.696 6575.847 83867.698 C 6566.000 83854.307 6543.747 83828.902 6509.086 83791.485 C 6424.405 83700.896 6369.461 83637.286 6344.253 83600.657 C 6319.440 83563.634 6307.033 83528.186 6307.033 83494.313 C 6307.033 83464.773 6315.501 83436.612 6332.437 83409.829 C 6349.767 83382.652 6373.793 83359.611 6404.515 83340.705 C 6455.324 83309.196 6513.616 83293.441 6579.391 83293.441 C 6627.837 83293.441 6679.040 83303.682 6732.999 83324.163 C 6775.143 83340.311 6796.215 83357.838 6796.215 83376.744 C 6796.215 83382.652 6793.655 83387.969 6788.534 83392.696 C 6783.808 83397.422 6778.294 83399.785 6771.992 83399.785 C 6764.509 83399.785 6750.526 83392.499 6730.045 83377.926 C 6688.295 83347.992 6642.804 83333.025 6593.571 83333.025 C 6576.241 83333.025 6563.046 83335.782 6553.987 83341.296 C 6545.322 83346.810 6540.990 83355.278 6540.990 83366.700 C 6540.990 83380.092 6549.064 83397.028 6565.212 83417.509 C 6581.755 83437.990 6615.036 83472.650 6665.057 83521.490 C 6713.897 83569.148 6744.815 83600.460 6757.813 83615.427 C 6771.204 83630.000 6784.005 83646.936 6796.215 83666.236 C 6817.090 83699.320 6827.527 83735.162 6827.527 83773.761 C 6827.527 83834.417 6798.184 83883.453 6739.498 83920.870 C 6691.446 83951.986 6632.366 83967.543 6562.258 83967.543 C 6484.273 83967.543 6415.149 83950.213 6354.888 83915.553 C 6337.164 83904.919 6324.954 83896.254 6318.258 83889.558 C 6311.956 83882.862 6308.805 83875.576 6308.805 83867.698 C 6308.805 83853.125 6316.486 83845.642 6331.847 83845.248 ZM 7201.503 83437.596 L 7201.503 83832.250 L 7200.912 83870.061 C 7200.912 83894.481 7203.866 83910.827 7209.774 83919.098 C 7216.076 83926.975 7228.483 83930.914 7246.995 83930.914 C 7293.471 83930.914 7339.159 83916.735 7384.060 83888.376 C 7428.961 83859.624 7465.590 83821.222 7493.949 83773.170 C 7502.614 83758.597 7511.082 83751.311 7519.353 83751.311 C 7525.261 83751.311 7530.578 83754.068 7535.305 83759.582 C 7540.425 83764.702 7542.985 83770.216 7542.985 83776.124 C 7542.985 83790.304 7531.563 83810.391 7508.719 83836.386 C 7485.875 83861.987 7459.289 83885.028 7428.961 83905.509 C 7367.124 83946.865 7300.954 83967.543 7230.452 83967.543 C 7133.955 83967.543 7054.197 83937.609 6991.179 83877.742 C 6919.495 83810.391 6883.653 83727.876 6883.653 83630.197 C 6883.653 83529.367 6921.464 83445.474 6997.087 83378.516 C 7060.499 83321.800 7138.682 83293.441 7231.634 83293.441 C 7305.681 83293.441 7370.472 83310.968 7426.007 83346.022 C 7449.639 83360.989 7468.938 83377.138 7483.905 83394.468 C 7498.872 83411.404 7506.356 83425.780 7506.356 83437.596 C 7506.356 83443.504 7504.189 83448.625 7499.857 83452.957 C 7495.524 83456.896 7490.207 83458.865 7483.905 83458.865 C 7475.634 83458.865 7465.197 83449.412 7452.593 83430.507 C 7434.475 83404.118 7405.920 83381.273 7366.927 83361.974 C 7327.934 83342.281 7291.108 83332.434 7256.448 83332.434 C 7233.209 83332.434 7218.242 83338.933 7211.547 83351.930 C 7204.851 83364.928 7201.503 83393.483 7201.503 83437.596 ZM 7758.036 83102.613 C 7862.017 83102.613 7914.007 83129.790 7914.007 83184.143 C 7914.007 83210.532 7900.222 83231.210 7872.651 83246.177 C 7845.474 83260.750 7807.072 83268.037 7757.445 83268.037 C 7658.585 83268.037 7609.155 83240.072 7609.155 83184.143 C 7609.155 83130.578 7658.782 83103.401 7758.036 83102.613 ZM 7911.053 83309.393 L 7911.053 83326.526 L 7909.872 83418.691 L 7908.690 83561.664 L 7906.918 83779.078 L 7909.281 83901.374 L 7910.462 83954.546 L 7606.791 83954.546 L 7609.745 83737.132 L 7611.518 83545.122 L 7610.336 83444.095 L 7608.564 83331.843 L 7609.155 83309.393 L 7911.053 83309.393 ZM 8040.438 83845.248 C 8048.315 83845.248 8058.359 83851.156 8070.569 83862.972 C 8090.262 83881.484 8118.227 83897.435 8154.462 83910.827 C 8190.698 83923.824 8224.571 83930.323 8256.080 83930.323 C 8270.653 83930.323 8281.484 83927.960 8288.574 83923.233 C 8296.057 83918.113 8299.799 83910.827 8299.799 83901.374 C 8299.799 83891.921 8294.679 83880.696 8284.438 83867.698 C 8274.592 83854.307 8252.338 83828.902 8217.678 83791.485 C 8132.997 83700.896 8078.052 83637.286 8052.845 83600.657 C 8028.031 83563.634 8015.624 83528.186 8015.624 83494.313 C 8015.624 83464.773 8024.093 83436.612 8041.029 83409.829 C 8058.359 83382.652 8082.385 83359.611 8113.106 83340.705 C 8163.915 83309.196 8222.207 83293.441 8287.983 83293.441 C 8336.429 83293.441 8387.631 83303.682 8441.591 83324.163 C 8483.734 83340.311 8504.806 83357.838 8504.806 83376.744 C 8504.806 83382.652 8502.246 83387.969 8497.126 83392.696 C 8492.400 83397.422 8486.885 83399.785 8480.584 83399.785 C 8473.100 83399.785 8459.118 83392.499 8438.637 83377.926 C 8396.887 83347.992 8351.395 83333.025 8302.162 83333.025 C 8284.832 83333.025 8271.638 83335.782 8262.579 83341.296 C 8253.914 83346.810 8249.581 83355.278 8249.581 83366.700 C 8249.581 83380.092 8257.655 83397.028 8273.804 83417.509 C 8290.346 83437.990 8323.628 83472.650 8373.649 83521.490 C 8422.488 83569.148 8453.407 83600.460 8466.404 83615.427 C 8479.796 83630.000 8492.596 83646.936 8504.806 83666.236 C 8525.681 83699.320 8536.119 83735.162 8536.119 83773.761 C 8536.119 83834.417 8506.776 83883.453 8448.090 83920.870 C 8400.038 83951.986 8340.958 83967.543 8270.850 83967.543 C 8192.864 83967.543 8123.741 83950.213 8063.479 83915.553 C 8045.755 83904.919 8033.545 83896.254 8026.850 83889.558 C 8020.548 83882.862 8017.397 83875.576 8017.397 83867.698 C 8017.397 83853.125 8025.077 83845.642 8040.438 83845.248 ZM 8943.770 83101.432 L 8937.271 83292.260 L 8936.681 83310.574 C 8970.947 83310.574 9002.062 83309.196 9030.027 83306.439 C 9034.753 83306.045 9038.889 83305.848 9042.434 83305.848 C 9059.764 83305.848 9068.429 83313.725 9068.429 83329.480 C 9068.429 83344.053 9059.370 83351.340 9041.252 83351.340 C 9035.738 83351.340 9028.845 83350.946 9020.574 83350.158 C 8989.459 83347.795 8967.205 83346.613 8953.814 83346.613 L 8936.681 83346.613 L 8936.090 83461.228 L 8938.453 83691.049 L 8940.225 83813.935 C 8940.225 83842.688 8942.392 83862.775 8946.724 83874.197 C 8951.057 83885.619 8958.540 83891.330 8969.175 83891.330 C 8983.354 83891.330 8998.518 83883.059 9014.666 83866.517 C 9030.421 83849.974 9042.828 83829.690 9051.886 83805.664 C 9060.158 83782.820 9070.004 83771.398 9081.426 83771.398 C 9094.818 83771.398 9101.514 83778.881 9101.514 83793.848 C 9101.514 83808.815 9094.818 83827.524 9081.426 83849.974 C 9068.035 83872.031 9051.886 83891.330 9032.981 83907.873 C 8986.505 83948.441 8926.243 83968.725 8852.196 83968.725 C 8782.482 83968.725 8728.522 83947.653 8690.317 83905.509 C 8670.624 83884.241 8657.036 83860.609 8649.552 83834.613 C 8642.069 83808.224 8638.327 83771.792 8638.327 83725.316 L 8638.327 83681.006 L 8638.918 83556.347 L 8638.918 83344.841 C 8633.404 83344.447 8629.465 83344.250 8627.102 83344.250 C 8623.163 83344.250 8615.286 83344.644 8603.470 83345.432 C 8593.623 83346.219 8585.352 83346.613 8578.656 83346.613 C 8559.357 83346.613 8549.707 83339.327 8549.707 83324.754 C 8549.707 83310.574 8558.963 83303.485 8577.475 83303.485 C 8586.140 83303.485 8592.245 83303.682 8595.789 83304.076 L 8638.918 83307.030 L 8638.918 83240.269 C 8755.502 83198.126 8857.120 83151.846 8943.770 83101.432 Z">
              <!-- 207 nodes -->
            </draw:path>
          </draw:g>
          <!-- id="g1054-1-2-2-0" -->
          <draw:path id="flowRoot948-5-8-3-9-6-6" draw:style-name="style2" draw:layer="layout" svg:x="2.129cm" svg:y="43.477cm" svg:width="5.358cm" svg:height="3.396cm" svg:viewBox="0.0 0.0 5358.000 3395.786" svg:d="M 4356.613 87407.771 C 4360.453 87401.371 4374.533 87379.398 4398.853 87341.851 C 4410.373 87323.931 4418.906 87310.491 4424.453 87301.531 L 4425.733 87300.251 L 4451.333 87256.091 L 4471.813 87217.691 C 4504.666 87153.265 4537.733 87088.625 4571.013 87023.771 L 4572.293 87022.491 C 4579.120 87017.798 4585.093 87014.385 4590.213 87012.251 C 4595.333 87010.118 4599.600 87009.051 4603.013 87009.051 C 4605.573 87004.785 4610.480 87001.585 4617.733 86999.451 C 4624.986 86996.891 4631.813 86995.611 4638.213 86995.611 L 4654.213 87003.291 C 4660.613 87013.531 4665.093 87023.558 4667.653 87033.371 C 4670.640 87043.185 4672.133 87053.851 4672.133 87065.371 C 4672.133 87077.318 4670.426 87094.811 4667.013 87117.851 C 4664.026 87140.465 4662.533 87156.251 4662.533 87165.211 L 4659.333 87169.051 C 4659.333 87173.318 4658.693 87179.291 4657.413 87186.971 C 4656.133 87194.651 4655.493 87200.198 4655.493 87203.611 L 4652.933 87204.251 L 4653.573 87208.731 L 4648.453 87218.331 L 4651.653 87218.331 L 4650.373 87226.651 C 4652.506 87224.518 4654.000 87223.665 4654.853 87224.091 C 4681.306 87193.798 4701.573 87170.971 4715.653 87155.611 C 4741.680 87127.025 4768.133 87099.505 4795.013 87073.051 C 4824.880 87043.611 4846.426 87025.265 4859.653 87018.011 C 4863.066 87018.438 4869.040 87016.091 4877.573 87010.971 C 4883.546 87007.558 4889.520 87003.931 4895.493 87000.091 L 4898.693 86999.451 L 4908.933 86994.331 L 4912.133 86996.891 L 4918.533 86991.131 L 4926.213 86989.211 C 4927.066 86990.065 4927.706 86990.278 4928.133 86989.851 C 4929.413 86992.411 4930.266 86995.825 4930.693 87000.091 C 4931.546 87003.931 4932.400 87008.625 4933.253 87014.171 C 4932.400 87016.305 4930.906 87017.585 4928.773 87018.011 C 4927.066 87018.438 4926.000 87018.865 4925.573 87019.291 C 4927.706 87020.571 4928.773 87021.638 4928.773 87022.491 C 4927.920 87024.625 4926.000 87027.825 4923.013 87032.091 C 4920.453 87036.358 4919.173 87040.625 4919.173 87044.891 L 4916.613 87048.731 L 4918.533 87050.011 L 4907.653 87061.531 C 4906.800 87062.811 4906.800 87063.665 4907.653 87064.091 L 4912.133 87064.091 L 4901.893 87069.851 L 4905.093 87074.331 L 4895.493 87083.291 L 4899.973 87084.571 L 4891.013 87087.771 L 4891.653 87093.531 L 4893.573 87094.171 C 4891.866 87096.305 4890.373 87098.225 4889.093 87099.931 L 4883.973 87105.691 L 4883.973 87111.451 C 4880.986 87114.011 4878.853 87115.931 4877.573 87117.211 C 4873.306 87121.905 4871.173 87126.171 4871.173 87130.011 C 4871.173 87133.851 4870.746 87136.411 4869.893 87137.691 C 4869.466 87138.971 4868.613 87138.971 4867.333 87137.691 L 4859.653 87147.931 C 4862.640 87148.358 4864.133 87148.998 4864.133 87149.851 C 4864.133 87153.691 4862.213 87156.465 4858.373 87158.171 C 4854.960 87159.451 4851.333 87160.091 4847.493 87160.091 C 4846.640 87161.371 4845.786 87162.438 4844.933 87163.291 L 4848.773 87163.931 L 4844.933 87165.851 L 4844.933 87169.051 L 4851.333 87167.771 C 4850.480 87173.745 4847.493 87178.651 4842.373 87182.491 L 4837.893 87182.491 L 4837.893 87190.171 C 4840.026 87191.025 4841.520 87191.451 4842.373 87191.451 C 4841.093 87194.011 4840.026 87195.931 4839.173 87197.211 C 4838.746 87198.491 4837.893 87200.411 4836.613 87202.971 L 4829.573 87204.891 L 4834.053 87207.451 L 4833.413 87210.651 L 4824.453 87213.211 L 4830.213 87219.611 L 4823.813 87231.131 L 4819.973 87233.051 L 4818.053 87237.531 C 4820.613 87238.811 4822.533 87239.878 4823.813 87240.731 L 4815.493 87248.411 L 4814.213 87255.451 L 4807.813 87254.171 L 4807.173 87258.011 L 4817.413 87265.051 C 4817.413 87266.331 4815.706 87266.971 4812.293 87266.971 L 4809.093 87272.731 L 4806.533 87270.171 L 4807.173 87268.251 L 4796.933 87284.891 L 4796.933 87293.211 L 4791.813 87292.571 L 4785.413 87299.611 L 4791.813 87297.051 C 4790.960 87304.305 4789.040 87310.918 4786.053 87316.891 C 4783.066 87322.438 4781.146 87326.278 4780.293 87328.411 C 4778.160 87333.958 4777.093 87338.438 4777.093 87341.851 C 4777.093 87343.985 4777.733 87345.691 4779.013 87346.971 L 4772.613 87365.531 C 4770.480 87365.531 4769.413 87366.385 4769.413 87368.091 C 4769.840 87369.798 4770.480 87371.505 4771.333 87373.211 L 4759.813 87375.771 C 4758.960 87376.198 4757.893 87378.545 4756.613 87382.811 C 4755.333 87387.078 4753.840 87389.425 4752.133 87389.851 L 4740.613 87389.211 L 4738.693 87387.291 L 4738.693 87394.971 L 4736.133 87394.971 L 4736.133 87397.531 L 4731.013 87400.091 L 4731.013 87396.891 C 4729.306 87396.891 4726.533 87398.811 4722.693 87402.651 C 4719.280 87406.491 4716.080 87409.905 4713.093 87412.891 L 4713.093 87416.731 L 4696.453 87421.851 C 4692.613 87420.145 4688.986 87417.158 4685.573 87412.891 L 4683.013 87412.891 L 4681.733 87402.651 C 4681.733 87392.838 4685.786 87373.211 4693.893 87343.771 C 4702.000 87314.331 4708.186 87294.491 4712.453 87284.251 L 4715.653 87283.611 L 4715.013 87279.771 C 4715.013 87276.785 4716.293 87273.371 4718.853 87269.531 C 4721.413 87265.265 4722.266 87261.638 4721.413 87258.651 C 4720.986 87255.665 4721.413 87254.385 4722.693 87254.811 C 4723.973 87254.811 4725.680 87255.238 4727.813 87256.091 L 4723.973 87250.971 C 4726.106 87247.985 4727.600 87245.638 4728.453 87243.931 C 4731.440 87238.385 4732.933 87234.331 4732.933 87231.771 C 4732.933 87230.065 4734.426 87225.798 4737.413 87218.971 C 4740.400 87212.145 4743.813 87204.891 4747.653 87197.211 L 4746.373 87197.211 L 4718.213 87224.091 C 4716.080 87229.211 4712.453 87233.691 4707.333 87237.531 C 4702.213 87240.945 4699.440 87243.078 4699.013 87243.931 C 4698.586 87244.785 4698.373 87245.638 4698.373 87246.491 C 4698.373 87247.345 4698.160 87249.051 4697.733 87251.611 L 4690.053 87254.171 L 4690.053 87258.651 C 4688.346 87259.931 4683.226 87265.265 4674.693 87274.651 C 4666.160 87284.038 4661.893 87289.371 4661.893 87290.651 L 4659.333 87292.571 C 4652.933 87301.105 4649.306 87306.011 4648.453 87307.291 C 4644.186 87313.691 4641.413 87319.025 4640.133 87323.291 C 4636.293 87324.571 4632.666 87328.411 4629.253 87334.811 C 4626.266 87340.785 4624.773 87345.905 4624.773 87350.171 L 4619.653 87352.731 C 4617.946 87356.145 4617.520 87358.278 4618.373 87359.131 C 4619.226 87359.558 4621.360 87359.771 4624.773 87359.771 L 4624.133 87362.971 L 4614.533 87363.611 C 4614.960 87365.318 4615.386 87366.598 4615.813 87367.451 C 4616.240 87368.305 4617.093 87369.585 4618.373 87371.291 L 4615.813 87371.291 L 4610.053 87373.851 L 4611.333 87380.891 C 4605.360 87385.158 4600.880 87388.145 4597.893 87389.851 C 4592.346 87393.691 4588.506 87397.531 4586.373 87401.371 L 4576.773 87401.371 L 4569.093 87407.131 L 4558.213 87407.131 L 4559.493 87410.971 L 4555.653 87409.051 C 4554.373 87408.198 4553.306 87407.985 4552.453 87408.411 C 4551.600 87408.411 4549.893 87409.478 4547.333 87411.611 C 4545.200 87413.318 4543.066 87414.811 4540.933 87416.091 C 4538.800 87416.945 4536.453 87417.371 4533.893 87417.371 C 4531.333 87416.945 4529.413 87416.305 4528.133 87415.451 C 4527.280 87414.598 4526.213 87413.318 4524.933 87411.611 L 4519.173 87402.651 C 4528.133 87376.625 4537.093 87349.105 4546.053 87320.091 C 4555.440 87291.078 4562.906 87262.491 4568.453 87234.331 C 4574.426 87206.171 4577.413 87180.145 4577.413 87156.251 L 4573.573 87164.571 C 4569.733 87164.998 4567.600 87166.065 4567.173 87167.771 L 4567.173 87173.531 C 4567.173 87175.238 4565.040 87178.011 4560.773 87181.851 C 4556.933 87185.265 4555.866 87188.251 4557.573 87190.811 C 4550.320 87195.931 4547.120 87202.118 4547.973 87209.371 L 4539.653 87211.931 C 4539.226 87213.211 4540.720 87214.918 4544.133 87217.051 L 4534.533 87226.651 L 4536.453 87232.411 C 4530.906 87237.958 4527.493 87242.011 4526.213 87244.571 C 4525.360 87246.705 4524.933 87250.545 4524.933 87256.091 L 4522.373 87256.091 L 4515.333 87261.211 L 4519.813 87262.491 L 4519.813 87267.611 L 4515.973 87268.251 C 4513.413 87272.518 4509.786 87278.065 4505.093 87284.891 C 4497.840 87294.705 4493.786 87300.251 4492.933 87301.531 L 4493.573 87305.371 C 4491.013 87307.078 4489.093 87308.785 4487.813 87310.491 C 4486.960 87311.771 4486.106 87313.478 4485.253 87315.611 C 4481.840 87323.291 4476.933 87329.691 4470.533 87334.811 C 4469.680 87339.931 4463.066 87351.238 4450.693 87368.731 C 4442.160 87380.678 4433.626 87391.771 4425.093 87402.011 L 4422.533 87401.371 L 4419.973 87404.571 L 4411.653 87404.571 C 4409.093 87404.571 4407.173 87404.998 4405.893 87405.851 L 4405.893 87409.051 L 4395.653 87422.491 L 4393.093 87426.971 L 4387.333 87423.131 L 4390.533 87419.931 L 4387.973 87419.291 C 4386.693 87419.291 4385.200 87420.998 4383.493 87424.411 C 4381.786 87427.825 4380.506 87429.531 4379.653 87429.531 C 4372.826 87429.531 4367.493 87428.678 4363.653 87426.971 C 4359.813 87425.691 4355.973 87422.491 4352.133 87417.371 L 4356.613 87407.771 ZM 5049.583 87124.891 L 5052.143 87119.131 L 5056.623 87117.851 L 5058.543 87122.331 L 5062.383 87117.211 L 5064.303 87116.571 L 5068.783 87123.611 L 5073.263 87123.611 L 5071.983 87119.131 L 5075.183 87119.131 C 5077.743 87119.131 5083.290 87121.265 5091.823 87125.531 C 5092.250 87126.811 5092.890 87127.878 5093.743 87128.731 C 5095.876 87129.158 5097.370 87129.371 5098.223 87129.371 L 5103.983 87146.011 L 5105.263 87144.091 L 5109.103 87144.731 L 5107.183 87152.411 L 5111.023 87163.931 L 5112.943 87167.771 C 5112.943 87171.185 5112.516 87173.745 5111.663 87175.451 C 5111.236 87177.158 5110.596 87179.078 5109.743 87181.211 C 5109.743 87182.918 5110.596 87185.691 5112.303 87189.531 C 5111.876 87192.091 5111.236 87196.785 5110.383 87203.611 C 5109.530 87210.438 5109.103 87215.131 5109.103 87217.691 L 5104.623 87222.171 L 5105.903 87228.571 L 5102.703 87231.131 L 5103.343 87234.331 L 5103.983 87236.891 C 5101.850 87243.291 5098.436 87251.611 5093.743 87261.851 C 5090.756 87268.678 5086.916 87276.571 5082.223 87285.531 L 5070.703 87294.491 L 5073.903 87298.331 L 5059.823 87316.251 L 5056.623 87316.251 L 5058.543 87320.091 C 5055.983 87320.518 5054.063 87321.585 5052.783 87323.291 L 5050.223 87328.411 C 5049.370 87329.691 5048.303 87329.905 5047.023 87329.051 L 5041.263 87338.651 C 5039.983 87337.798 5038.703 87338.011 5037.423 87339.291 C 5036.570 87340.571 5036.356 87341.851 5036.783 87343.131 L 5032.303 87342.491 C 5031.450 87344.625 5030.383 87346.545 5029.103 87348.251 C 5027.823 87349.958 5026.330 87350.171 5024.623 87348.891 C 5023.343 87351.451 5021.636 87353.798 5019.503 87355.931 L 5015.023 87360.411 L 5009.903 87362.971 C 5000.090 87374.918 4989.423 87384.731 4977.903 87392.411 L 4975.343 87398.171 C 4968.943 87402.011 4964.036 87404.998 4960.623 87407.131 C 4953.796 87411.398 4949.103 87415.025 4946.543 87418.011 L 4940.783 87418.011 L 4939.503 87420.571 C 4935.663 87421.851 4931.610 87423.131 4927.343 87424.411 C 4923.503 87425.691 4919.450 87426.331 4915.183 87426.331 C 4898.116 87426.331 4885.530 87418.225 4877.423 87402.011 C 4871.023 87389.211 4867.823 87373.211 4867.823 87354.011 C 4867.823 87325.425 4874.436 87298.758 4887.663 87274.011 C 4898.330 87253.531 4914.970 87232.411 4937.583 87210.651 C 4948.676 87199.985 4969.796 87181.638 5000.943 87155.611 C 5008.196 87149.211 5015.876 87142.811 5023.983 87136.411 C 5032.090 87129.585 5040.410 87124.251 5048.943 87120.411 L 5049.583 87124.891 ZM 4936.943 87343.131 L 4938.863 87342.491 L 4940.143 87339.931 L 4941.423 87343.771 L 4940.783 87346.971 C 4942.916 87349.105 4944.196 87351.025 4944.623 87352.731 L 4939.503 87352.091 C 4939.503 87357.211 4942.703 87360.625 4949.103 87362.331 C 4950.810 87372.998 4955.716 87378.331 4963.823 87378.331 C 4983.876 87378.331 5003.076 87360.198 5021.423 87323.931 C 5037.636 87291.931 5045.743 87265.051 5045.743 87243.291 C 5045.743 87224.091 5043.183 87208.945 5038.063 87197.851 C 5033.370 87186.758 5026.970 87179.078 5018.863 87174.811 L 5014.383 87175.451 L 5013.103 87183.771 L 5009.903 87181.851 L 5008.623 87179.931 C 5008.623 87182.918 5007.343 87185.478 5004.783 87187.611 L 5004.783 87190.811 L 5002.863 87194.011 L 4997.103 87187.611 L 4995.823 87191.451 L 4997.103 87194.651 L 4993.263 87197.851 L 4994.543 87202.331 L 4987.503 87199.771 L 4989.423 87206.171 C 4987.716 87208.731 4985.583 87210.225 4983.023 87210.651 L 4981.743 87213.851 L 4975.343 87216.411 L 4976.623 87220.251 L 4978.543 87217.691 L 4979.823 87220.891 L 4977.263 87222.171 L 4977.263 87226.651 L 4972.783 87227.931 L 4969.583 87225.371 L 4967.023 87229.211 L 4964.463 87228.571 L 4964.463 87231.771 L 4970.223 87231.771 L 4968.303 87234.971 L 4965.743 87234.971 L 4967.663 87241.371 L 4963.823 87241.371 L 4963.183 87245.851 L 4961.903 87248.411 L 4964.463 87249.051 C 4960.196 87253.318 4958.063 87258.011 4958.063 87263.131 L 4952.303 87263.131 L 4949.743 87260.571 L 4947.183 87260.571 C 4947.610 87262.705 4949.103 87264.625 4951.663 87266.331 L 4952.943 87270.171 C 4953.370 87272.305 4951.236 87274.225 4946.543 87275.931 L 4948.463 87282.331 L 4951.023 87282.331 L 4945.903 87295.131 C 4944.623 87298.971 4943.983 87303.665 4943.983 87309.211 L 4937.583 87311.771 L 4937.583 87314.971 C 4938.436 87316.678 4939.503 87317.105 4940.783 87316.251 L 4942.063 87319.451 L 4940.143 87321.371 L 4935.663 87320.091 L 4933.743 87322.651 L 4938.863 87327.131 L 4938.863 87333.531 C 4940.996 87335.665 4941.636 87337.158 4940.783 87338.011 L 4937.583 87336.731 L 4931.823 87341.851 L 4936.943 87343.131 ZM 5143.693 87302.811 L 5147.533 87300.891 L 5146.253 87299.611 L 5148.173 87297.691 L 5148.173 87286.811 C 5149.026 87285.531 5149.453 87284.251 5149.453 87282.971 C 5149.453 87281.265 5150.306 87280.625 5152.013 87281.051 L 5153.293 87275.931 L 5150.733 87274.011 L 5155.213 87267.611 L 5153.293 87261.851 C 5154.573 87262.278 5155.640 87261.851 5156.493 87260.571 C 5157.346 87259.291 5157.346 87258.011 5156.493 87256.731 L 5160.973 87253.531 C 5160.973 87251.825 5160.546 87250.118 5159.693 87248.411 C 5159.266 87248.411 5158.840 87248.198 5158.413 87247.771 L 5160.333 87241.371 L 5164.173 87241.371 L 5166.093 87234.331 C 5165.240 87234.331 5164.600 87233.905 5164.173 87233.051 L 5162.893 87230.491 L 5164.813 87224.091 L 5165.453 87219.611 L 5167.373 87218.971 C 5167.373 87214.278 5168.013 87208.305 5169.293 87201.051 C 5171.000 87193.798 5172.280 87188.251 5173.133 87184.411 C 5176.120 87182.705 5177.613 87179.078 5177.613 87173.531 L 5176.333 87172.251 C 5179.320 87167.558 5181.240 87164.145 5182.093 87162.011 C 5182.946 87159.878 5183.586 87157.105 5184.013 87153.691 L 5186.573 87154.331 L 5189.133 87151.771 C 5192.973 87147.505 5195.320 87144.731 5196.173 87143.451 L 5193.613 87146.011 L 5196.813 87147.291 C 5198.093 87145.158 5198.946 87143.665 5199.373 87142.811 C 5201.506 87140.251 5203.853 87139.398 5206.413 87140.251 L 5209.613 87135.771 L 5214.093 87134.491 L 5228.173 87130.011 L 5230.733 87126.811 L 5235.213 87128.091 L 5254.413 87124.251 C 5258.680 87126.385 5260.813 87130.011 5260.813 87135.131 C 5260.813 87148.785 5256.333 87167.558 5247.373 87191.451 C 5236.706 87220.038 5230.520 87238.811 5228.813 87247.771 C 5226.253 87253.318 5224.120 87259.078 5222.413 87265.051 C 5221.133 87270.598 5219.853 87276.785 5218.573 87283.611 L 5222.413 87282.331 L 5226.893 87276.571 L 5231.373 87275.291 L 5230.093 87272.731 C 5233.506 87265.905 5247.373 87248.838 5271.693 87221.531 C 5293.880 87196.785 5309.880 87179.718 5319.693 87170.331 L 5322.893 87171.611 C 5326.733 87163.505 5339.320 87152.411 5360.653 87138.331 C 5377.720 87127.238 5393.293 87118.065 5407.373 87110.811 L 5415.693 87112.731 L 5419.533 87112.091 L 5424.653 87109.531 L 5428.493 87113.371 L 5427.853 87116.571 L 5420.813 87121.691 L 5415.053 87125.531 L 5409.933 87126.171 L 5406.733 87127.451 L 5401.613 87133.211 C 5389.240 87140.038 5375.373 87150.491 5360.013 87164.571 C 5344.653 87178.225 5334.413 87189.958 5329.293 87199.771 L 5324.173 87205.531 L 5318.413 87211.291 L 5310.733 87216.411 C 5309.453 87218.545 5308.173 87220.465 5306.893 87222.171 C 5302.626 87226.011 5300.280 87228.145 5299.853 87228.571 L 5290.253 87236.891 L 5290.253 87240.731 L 5283.213 87245.851 C 5283.640 87247.131 5283.426 87248.198 5282.573 87249.051 C 5282.146 87249.478 5281.720 87249.691 5281.293 87249.691 C 5278.306 87252.678 5272.120 87259.931 5262.733 87271.451 C 5255.906 87279.558 5249.506 87286.811 5243.533 87293.211 C 5243.960 87294.065 5243.106 87296.198 5240.973 87299.611 C 5238.840 87302.598 5236.280 87305.585 5233.293 87308.571 L 5228.813 87314.331 L 5226.253 87314.331 C 5223.266 87324.145 5214.946 87338.225 5201.293 87356.571 C 5195.320 87364.251 5189.560 87371.931 5184.013 87379.611 L 5176.973 87384.091 L 5165.453 87393.691 L 5159.053 87403.291 C 5156.493 87404.145 5154.146 87404.785 5152.013 87405.211 L 5146.253 87408.411 C 5146.253 87409.265 5146.466 87409.905 5146.893 87410.331 L 5149.453 87410.331 L 5148.813 87412.251 L 5143.693 87412.251 L 5135.373 87421.851 L 5128.333 87423.771 C 5129.186 87425.478 5128.760 87426.331 5127.053 87426.331 C 5125.773 87426.758 5124.706 87426.971 5123.853 87426.971 C 5120.866 87426.118 5118.946 87425.691 5118.093 87425.691 L 5115.533 87417.371 C 5115.533 87408.838 5116.386 87400.731 5118.093 87393.051 C 5119.800 87384.945 5121.720 87376.838 5123.853 87368.731 C 5127.266 87360.198 5131.533 87347.825 5136.653 87331.611 C 5142.200 87314.971 5144.546 87305.371 5143.693 87302.811 ZM 5326.453 87351.451 L 5326.453 87348.891 L 5329.653 87338.651 C 5328.800 87338.651 5327.946 87338.438 5327.093 87338.011 C 5326.666 87335.878 5327.520 87334.598 5329.653 87334.171 L 5329.653 87329.691 L 5332.213 87329.691 L 5330.293 87320.091 C 5330.293 87316.678 5332.640 87309.425 5337.333 87298.331 C 5340.746 87290.225 5344.373 87282.118 5348.213 87274.011 L 5350.773 87274.011 C 5355.466 87259.505 5369.120 87240.518 5391.733 87217.051 C 5414.773 87193.158 5433.760 87177.798 5448.693 87170.971 C 5468.320 87156.891 5485.813 87145.585 5501.173 87137.051 C 5525.066 87123.398 5543.840 87116.571 5557.493 87116.571 C 5568.586 87116.571 5577.120 87120.198 5583.093 87127.451 C 5589.066 87134.705 5592.053 87143.878 5592.053 87154.971 L 5591.413 87162.011 C 5590.560 87163.718 5589.706 87165.211 5588.853 87166.491 C 5588.853 87167.345 5588.640 87169.265 5588.213 87172.251 C 5587.360 87173.531 5586.720 87174.598 5586.293 87175.451 L 5581.173 87186.971 C 5579.466 87187.825 5578.400 87188.251 5577.973 87188.251 C 5577.973 87189.105 5578.186 87189.745 5578.613 87190.171 L 5570.933 87201.051 L 5567.733 87202.331 L 5566.453 87207.451 C 5565.600 87207.025 5563.466 87208.305 5560.053 87211.291 L 5554.293 87217.051 L 5548.533 87216.411 L 5542.133 87220.251 C 5543.413 87220.678 5544.906 87221.105 5546.613 87221.531 L 5536.373 87229.211 L 5533.173 87227.291 L 5531.253 87227.931 L 5531.893 87232.411 L 5519.733 87235.611 C 5513.760 87242.011 5503.733 87247.985 5489.653 87253.531 C 5484.960 87255.238 5478.133 87257.585 5469.173 87260.571 C 5467.893 87261.425 5466.613 87262.065 5465.333 87262.491 C 5463.626 87262.491 5460.426 87263.558 5455.733 87265.691 C 5451.466 87267.825 5449.120 87268.891 5448.693 87268.891 C 5443.573 87271.451 5436.960 87274.438 5428.853 87277.851 C 5420.746 87281.265 5415.626 87282.545 5413.493 87281.691 L 5407.733 87295.131 C 5408.586 87294.705 5409.440 87295.558 5410.293 87297.691 L 5407.733 87296.411 L 5404.533 87296.411 L 5404.533 87300.251 L 5409.013 87302.171 C 5408.160 87302.171 5407.093 87305.585 5405.813 87312.411 C 5404.533 87319.238 5403.893 87326.065 5403.893 87332.891 C 5403.893 87343.985 5406.453 87353.158 5411.573 87360.411 C 5416.693 87367.238 5424.373 87370.651 5434.613 87370.651 C 5445.706 87370.651 5460.000 87365.105 5477.493 87354.011 C 5491.146 87345.478 5504.800 87336.731 5518.453 87327.771 C 5526.560 87320.518 5534.666 87313.051 5542.773 87305.371 C 5546.186 87302.811 5551.520 87299.398 5558.773 87295.131 L 5560.693 87300.891 C 5558.560 87305.158 5553.653 87310.278 5545.973 87316.251 C 5538.720 87322.225 5534.026 87326.491 5531.893 87329.051 L 5529.333 87329.051 L 5521.653 87335.451 L 5518.453 87338.651 L 5513.973 87345.051 L 5511.413 87345.051 L 5498.613 87357.851 C 5492.640 87363.825 5487.946 87368.091 5484.533 87370.651 L 5442.933 87402.651 C 5440.800 87403.078 5439.306 87403.505 5438.453 87403.931 C 5437.600 87404.358 5438.026 87405.211 5439.733 87406.491 L 5419.893 87418.011 L 5419.893 87414.811 L 5413.493 87418.011 L 5414.133 87420.571 C 5412.853 87420.998 5409.866 87421.211 5405.173 87421.211 L 5402.613 87423.131 L 5396.853 87423.131 L 5393.653 87426.971 C 5392.373 87426.118 5389.600 87425.691 5385.333 87425.691 L 5369.333 87425.691 L 5370.613 87423.131 C 5368.480 87423.558 5365.706 87423.345 5362.293 87422.491 C 5359.306 87421.638 5356.106 87420.571 5352.693 87419.291 L 5352.693 87416.731 L 5357.173 87415.451 L 5355.253 87414.171 L 5347.573 87414.171 C 5344.586 87412.891 5342.240 87410.545 5340.533 87407.131 L 5345.013 87405.851 L 5343.093 87402.651 L 5336.693 87403.291 C 5334.133 87397.318 5333.493 87392.198 5334.773 87387.931 L 5331.573 87388.571 L 5331.573 87386.011 C 5334.133 87386.011 5335.200 87385.158 5334.773 87383.451 L 5329.013 87383.451 C 5331.573 87381.745 5332.853 87379.185 5332.853 87375.771 L 5327.733 87366.811 L 5330.293 87364.251 L 5326.453 87358.491 L 5326.453 87351.451 ZM 5499.253 87230.491 C 5506.506 87224.518 5512.266 87217.478 5516.533 87209.371 C 5521.226 87200.838 5523.573 87192.305 5523.573 87183.771 C 5523.573 87178.651 5521.866 87173.958 5518.453 87169.691 C 5515.040 87165.425 5510.560 87163.291 5505.013 87163.291 C 5502.026 87163.291 5499.893 87164.571 5498.613 87167.131 L 5492.853 87167.131 L 5495.413 87170.331 L 5497.333 87169.051 L 5478.773 87182.491 C 5477.493 87186.331 5474.506 87189.531 5469.813 87192.091 L 5461.493 87197.851 L 5461.493 87200.411 L 5466.613 87200.411 L 5460.213 87201.691 L 5457.653 87203.611 L 5453.813 87206.811 L 5451.893 87210.011 L 5449.333 87210.011 L 5448.053 87211.931 C 5448.053 87212.785 5449.760 87213.851 5453.173 87215.131 L 5449.333 87218.331 C 5448.053 87218.331 5444.640 87220.465 5439.093 87224.731 L 5437.813 87232.411 L 5436.533 87235.611 L 5433.973 87235.611 L 5426.933 87245.211 L 5428.853 87242.651 L 5432.053 87242.651 L 5428.853 87245.851 L 5426.293 87246.491 L 5426.293 87249.051 C 5419.893 87249.905 5416.053 87250.971 5414.773 87252.251 L 5416.693 87254.171 L 5418.613 87252.891 L 5424.373 87252.891 L 5422.453 87256.091 L 5419.893 87256.091 L 5419.893 87261.211 L 5421.813 87262.491 C 5418.826 87262.491 5416.693 87263.771 5415.413 87266.331 C 5426.506 87266.331 5441.440 87262.491 5460.213 87254.811 C 5478.986 87246.705 5492.000 87238.598 5499.253 87230.491 ZM 5832.353 87343.771 L 5833.633 87334.811 L 5837.473 87333.531 L 5838.113 87327.131 L 5836.833 87325.851 L 5841.313 87321.371 C 5844.300 87317.958 5845.793 87315.185 5845.793 87313.051 C 5845.793 87310.918 5844.300 87309.851 5841.313 87309.851 L 5843.233 87308.571 C 5845.366 87307.291 5846.433 87305.585 5846.433 87303.451 C 5846.433 87299.185 5847.500 87295.558 5849.633 87292.571 C 5852.193 87289.585 5854.113 87288.731 5855.393 87290.011 L 5854.753 87284.891 L 5856.033 87278.491 L 5858.593 87278.491 L 5857.313 87272.731 L 5860.513 87270.811 L 5859.233 87269.531 L 5863.713 87268.251 L 5862.433 87262.491 L 5868.193 87258.651 L 5865.633 87253.531 C 5866.060 87252.251 5866.700 87251.185 5867.553 87250.331 C 5868.406 87249.051 5869.473 87248.838 5870.753 87249.691 L 5870.753 87240.731 C 5872.886 87239.451 5873.953 87238.385 5873.953 87237.531 C 5874.380 87236.251 5875.446 87235.611 5877.153 87235.611 L 5879.073 87234.971 C 5877.366 87229.851 5879.073 87224.731 5884.193 87219.611 C 5883.340 87218.331 5883.340 87217.691 5884.193 87217.691 C 5885.046 87217.265 5886.113 87216.838 5887.393 87216.411 L 5887.393 87210.011 C 5889.100 87211.718 5890.380 87211.718 5891.233 87210.011 C 5892.513 87207.878 5893.153 87204.038 5893.153 87198.491 L 5898.913 87197.211 L 5901.473 87192.091 L 5900.193 87184.411 L 5895.073 87184.411 C 5890.380 87184.411 5879.500 87187.185 5862.433 87192.731 C 5853.046 87195.718 5846.006 87197.211 5841.313 87197.211 L 5834.273 87195.931 L 5861.153 87156.251 L 5866.913 87153.051 C 5871.180 87143.238 5881.846 87135.985 5898.913 87131.291 C 5918.966 87127.878 5931.980 87125.531 5937.953 87124.251 C 5946.060 87115.718 5955.446 87103.771 5966.113 87088.411 C 5975.073 87075.611 5984.033 87062.598 5992.993 87049.371 C 6003.233 87036.571 6011.553 87027.185 6017.953 87021.211 C 6029.473 87010.118 6039.926 87003.505 6049.313 87001.371 C 6051.446 86998.385 6055.073 86995.611 6060.193 86993.051 C 6065.740 86990.491 6070.646 86988.571 6074.913 86987.291 L 6080.033 86995.611 C 6079.180 86999.451 6077.046 87004.785 6073.633 87011.611 L 6069.153 87019.291 L 6061.473 87023.771 C 6060.620 87030.598 6057.420 87038.065 6051.873 87046.171 C 6046.326 87054.278 6042.700 87060.678 6040.993 87065.371 L 6035.873 87067.291 L 6038.433 87073.691 C 6035.020 87073.691 6033.313 87074.118 6033.313 87074.971 L 6033.313 87080.731 L 6028.833 87085.211 L 6025.633 87085.211 L 6017.313 87105.051 L 6010.913 87105.051 C 6012.620 87108.465 6012.833 87111.665 6011.553 87114.651 L 6056.353 87113.371 C 6063.180 87113.371 6070.006 87113.585 6076.833 87114.011 C 6083.660 87114.011 6090.700 87115.078 6097.953 87117.211 C 6094.966 87124.465 6091.766 87130.438 6088.353 87135.131 L 6083.233 87135.771 L 6080.033 87142.811 L 6072.353 87145.371 L 6067.233 87153.051 C 6063.393 87158.171 6058.700 87162.438 6053.153 87165.851 C 6048.033 87169.265 6041.846 87172.251 6034.593 87174.811 L 6020.513 87172.891 L 5998.753 87174.811 C 5997.900 87173.531 5993.846 87173.958 5986.593 87176.091 C 5979.766 87177.798 5975.713 87178.438 5974.433 87178.011 C 5973.153 87177.585 5972.086 87178.225 5971.233 87179.931 C 5970.806 87181.211 5969.953 87181.638 5968.673 87181.211 C 5965.260 87188.465 5962.913 87193.798 5961.633 87197.211 C 5956.940 87207.878 5954.166 87215.131 5953.313 87218.971 L 5950.113 87225.371 C 5942.860 87236.038 5937.740 87244.571 5934.753 87250.971 C 5932.193 87257.371 5930.273 87264.198 5928.993 87271.451 C 5927.713 87271.025 5926.646 87271.665 5925.793 87273.371 C 5925.366 87274.651 5925.580 87275.931 5926.433 87277.211 L 5923.873 87284.251 L 5918.113 87286.171 C 5919.393 87287.878 5920.886 87289.371 5922.593 87290.651 C 5919.180 87297.051 5917.260 87300.678 5916.833 87301.531 C 5915.126 87305.798 5914.273 87309.851 5914.273 87313.691 L 5912.353 87315.611 L 5912.993 87320.091 C 5911.713 87323.931 5910.860 87326.918 5910.433 87329.051 C 5908.300 87336.731 5907.233 87341.211 5907.233 87342.491 C 5907.233 87349.318 5908.300 87354.651 5910.433 87358.491 C 5912.566 87362.331 5916.620 87364.251 5922.593 87364.251 C 5937.526 87364.251 5960.566 87352.091 5991.713 87327.771 C 6018.166 87306.865 6035.233 87290.865 6042.913 87279.771 L 6047.393 87279.771 L 6034.593 87296.411 C 6029.473 87303.665 6020.726 87313.691 6008.353 87326.491 C 5994.273 87340.998 5984.673 87351.025 5979.553 87356.571 C 5974.860 87362.118 5969.526 87367.878 5963.553 87373.851 C 5958.006 87379.825 5952.246 87384.945 5946.273 87389.211 L 5944.353 87390.491 C 5940.086 87395.611 5934.966 87400.518 5928.993 87405.211 C 5919.180 87413.318 5913.633 87418.011 5912.353 87419.291 L 5910.433 87416.731 C 5908.300 87416.731 5905.100 87418.651 5900.833 87422.491 C 5898.273 87425.051 5896.353 87426.545 5895.073 87426.971 L 5896.353 87428.891 C 5891.233 87429.745 5887.180 87432.305 5884.193 87436.571 L 5867.553 87439.131 C 5855.180 87439.131 5845.366 87432.945 5838.113 87420.571 C 5830.860 87408.198 5827.233 87395.398 5827.233 87382.171 L 5827.233 87365.531 C 5827.660 87359.985 5828.940 87354.225 5831.073 87348.251 L 5832.353 87343.771 ZM 6005.973 87421.851 L 6012.373 87398.811 L 6009.813 87396.891 L 6013.653 87396.251 L 6013.013 87393.691 C 6018.986 87387.291 6024.960 87376.625 6030.933 87361.691 C 6035.200 87351.451 6038.186 87344.411 6039.893 87340.571 L 6052.053 87314.971 L 6054.613 87314.971 L 6056.533 87306.011 L 6065.493 87291.931 L 6066.133 87289.371 C 6066.133 87285.958 6074.026 87270.811 6089.813 87243.931 C 6105.600 87216.625 6114.133 87199.985 6115.413 87194.011 C 6117.120 87194.438 6118.826 87193.371 6120.533 87190.811 C 6122.666 87188.251 6123.733 87186.118 6123.733 87184.411 C 6124.160 87182.278 6124.373 87180.785 6124.373 87179.931 C 6124.800 87178.651 6125.653 87178.438 6126.933 87179.291 L 6133.333 87160.731 L 6137.173 87158.811 L 6135.893 87156.891 C 6137.600 87152.625 6140.160 87147.718 6143.573 87142.171 C 6146.986 87136.198 6149.333 87131.931 6150.613 87129.371 L 6149.333 87128.091 C 6149.333 87127.238 6149.973 87126.385 6151.253 87125.531 C 6152.533 87124.251 6153.600 87123.398 6154.453 87122.971 L 6162.133 87103.131 C 6162.986 87103.985 6164.053 87103.558 6165.333 87101.851 C 6166.613 87100.145 6166.186 87098.651 6164.053 87097.371 L 6173.013 87087.771 L 6172.373 87084.571 L 6175.573 87078.811 C 6176.853 87079.238 6177.706 87078.811 6178.133 87077.531 L 6180.693 87072.411 L 6183.893 87067.291 C 6187.733 87063.025 6192.000 87056.625 6196.693 87048.091 C 6199.253 87043.825 6203.093 87036.785 6208.213 87026.971 C 6210.346 87024.838 6213.546 87019.505 6217.813 87010.971 C 6222.506 87002.438 6224.640 86997.105 6224.213 86994.971 C 6225.066 86993.265 6226.560 86991.558 6228.693 86989.851 C 6230.826 86987.718 6233.813 86985.585 6237.653 86983.451 L 6237.013 86980.891 C 6237.013 86978.331 6240.426 86975.345 6247.253 86971.931 C 6254.080 86968.091 6259.200 86965.958 6262.613 86965.531 L 6265.813 86964.251 L 6267.093 86962.971 C 6268.800 86964.251 6270.506 86965.318 6272.213 86966.171 L 6272.213 86963.611 C 6274.773 86962.331 6279.680 86960.411 6286.933 86957.851 C 6294.613 86955.291 6299.946 86954.011 6302.933 86954.011 C 6304.640 86955.291 6306.560 86956.571 6308.693 86957.851 L 6304.213 86973.851 L 6300.373 86974.491 L 6302.293 86979.611 C 6302.293 86982.598 6301.440 86984.731 6299.733 86986.011 C 6298.026 86987.291 6296.320 86988.358 6294.613 86989.211 L 6294.613 86993.051 L 6290.133 86998.171 L 6290.773 87003.291 L 6288.853 87009.691 L 6285.653 87009.051 C 6283.946 87009.051 6282.453 87010.118 6281.173 87012.251 C 6280.320 87013.958 6280.746 87016.091 6282.453 87018.651 L 6285.653 87018.651 C 6285.653 87019.505 6284.160 87020.358 6281.173 87021.211 C 6278.613 87021.638 6277.546 87022.491 6277.973 87023.771 L 6270.933 87025.691 C 6272.640 87026.545 6272.853 87027.611 6271.573 87028.891 C 6270.720 87029.745 6269.440 87030.811 6267.733 87032.091 C 6267.733 87033.798 6267.520 87035.505 6267.093 87037.211 C 6267.093 87038.491 6266.666 87038.918 6265.813 87038.491 L 6270.293 87049.371 L 6264.533 87051.931 L 6263.893 87055.131 L 6256.853 87053.211 L 6254.293 87055.771 L 6262.613 87062.171 L 6261.973 87064.091 L 6254.293 87062.811 L 6244.693 87066.011 L 6244.693 87071.131 L 6250.453 87071.771 L 6245.973 87075.611 L 6238.933 87074.971 L 6237.013 87076.251 L 6243.413 87082.011 L 6245.973 87079.451 L 6249.813 87083.291 L 6254.293 87083.931 L 6247.893 87093.531 L 6237.653 87094.811 L 6238.933 87096.731 L 6238.933 87103.131 L 6237.013 87104.411 L 6244.053 87105.051 L 6238.933 87108.251 L 6231.893 87106.331 L 6235.093 87112.731 L 6230.613 87112.731 L 6234.453 87119.771 L 6236.373 87119.131 C 6233.386 87123.398 6229.120 87125.531 6223.573 87125.531 L 6223.573 87128.091 L 6233.173 87128.091 L 6231.893 87130.011 L 6224.853 87131.931 C 6225.706 87133.211 6226.133 87135.771 6226.133 87139.611 L 6220.373 87141.531 L 6219.733 87146.651 C 6217.173 87147.505 6215.253 87148.358 6213.973 87149.211 L 6210.133 87149.211 L 6212.693 87155.611 L 6207.573 87165.211 C 6209.706 87166.065 6210.986 87166.065 6211.413 87165.211 L 6213.333 87163.291 L 6213.973 87165.851 C 6211.840 87167.985 6210.986 87169.265 6211.413 87169.691 L 6205.653 87168.411 C 6206.506 87171.398 6205.653 87173.105 6203.093 87173.531 L 6198.613 87173.531 L 6197.333 87177.371 L 6203.733 87180.571 L 6199.253 87180.571 C 6193.706 87180.571 6190.933 87182.705 6190.933 87186.971 C 6190.933 87192.518 6192.853 87195.291 6196.693 87195.291 L 6247.893 87155.611 C 6272.213 87138.545 6290.986 87130.011 6304.213 87130.011 C 6307.200 87130.011 6309.973 87130.865 6312.533 87132.571 C 6318.080 87136.411 6321.493 87138.331 6322.773 87138.331 C 6324.480 87138.331 6325.333 87139.185 6325.333 87140.891 C 6325.333 87142.598 6325.120 87144.305 6324.693 87146.011 L 6328.533 87146.011 C 6329.386 87147.718 6330.026 87150.705 6330.453 87154.971 C 6330.880 87159.238 6331.306 87162.011 6331.733 87163.291 L 6332.373 87165.211 L 6330.453 87171.611 L 6333.653 87175.451 C 6332.373 87178.438 6331.306 87181.211 6330.453 87183.771 C 6329.600 87185.905 6328.533 87187.825 6327.253 87189.531 L 6330.453 87191.451 C 6329.600 87194.011 6328.746 87196.358 6327.893 87198.491 L 6320.853 87204.251 L 6322.773 87208.731 C 6322.773 87212.145 6321.706 87214.065 6319.573 87214.491 C 6317.440 87214.918 6316.373 87217.905 6316.373 87223.451 L 6313.173 87223.451 L 6314.453 87228.571 L 6306.133 87231.771 C 6308.266 87233.478 6309.333 87234.971 6309.333 87236.251 C 6309.333 87237.531 6308.266 87238.811 6306.133 87240.091 C 6304.000 87241.371 6302.506 87241.585 6301.653 87240.731 L 6303.573 87247.771 C 6301.866 87246.918 6300.373 87247.558 6299.093 87249.691 C 6298.240 87251.398 6298.453 87252.891 6299.733 87254.171 C 6295.040 87261.425 6292.693 87267.611 6292.693 87272.731 L 6288.853 87272.731 C 6287.146 87272.731 6286.506 87273.585 6286.933 87275.291 C 6287.360 87276.998 6288.000 87278.065 6288.853 87278.491 L 6282.453 87286.811 L 6279.253 87288.091 L 6283.093 87293.211 C 6279.680 87293.211 6278.186 87294.491 6278.613 87297.051 C 6279.466 87299.185 6279.253 87300.678 6277.973 87301.531 C 6276.693 87302.385 6275.413 87303.025 6274.133 87303.451 L 6276.693 87311.771 L 6270.933 87314.331 L 6269.013 87321.371 L 6270.933 87322.651 L 6267.093 87325.211 C 6265.813 87326.065 6264.960 87326.491 6264.533 87326.491 L 6260.693 87332.251 L 6262.613 87336.731 C 6262.613 87338.011 6261.973 87339.078 6260.693 87339.931 C 6259.413 87340.785 6258.133 87341.425 6256.853 87341.851 L 6257.493 87343.771 C 6259.200 87344.625 6260.266 87345.265 6260.693 87345.691 L 6261.973 87346.971 C 6260.693 87349.105 6259.626 87351.238 6258.773 87353.371 C 6257.920 87355.505 6256.426 87356.145 6254.293 87355.291 L 6252.373 87361.691 L 6260.053 87366.811 C 6264.320 87366.385 6271.573 87361.905 6281.813 87353.371 C 6295.466 87341.425 6309.333 87329.478 6323.413 87317.531 L 6327.893 87316.251 L 6329.173 87313.051 C 6330.880 87311.771 6333.226 87310.278 6336.213 87308.571 C 6339.200 87306.438 6341.546 87305.585 6343.253 87306.011 L 6333.013 87322.651 C 6321.066 87335.878 6298.240 87356.358 6264.533 87384.091 C 6226.560 87415.238 6203.306 87430.811 6194.773 87430.811 C 6184.106 87430.811 6177.066 87426.331 6173.653 87417.371 C 6170.666 87407.985 6169.173 87396.891 6169.173 87384.091 L 6170.453 87382.811 L 6170.453 87375.131 C 6171.733 87375.558 6172.373 87374.918 6172.373 87373.211 C 6172.800 87371.078 6173.013 87368.731 6173.013 87366.171 C 6175.146 87363.611 6176.640 87360.838 6177.493 87357.851 C 6178.346 87354.865 6178.986 87351.665 6179.413 87348.251 L 6181.333 87342.491 L 6183.253 87341.851 C 6187.520 87332.038 6196.693 87313.691 6210.773 87286.811 C 6235.520 87240.305 6247.893 87208.305 6247.893 87190.811 L 6243.413 87179.931 C 6236.586 87181.211 6228.266 87185.905 6218.453 87194.011 L 6176.213 87228.571 L 6174.293 87238.171 L 6169.813 87237.531 L 6166.613 87240.731 L 6173.013 87245.211 L 6165.973 87245.851 L 6165.973 87249.051 L 6160.853 87250.331 C 6160.853 87253.318 6162.133 87254.811 6164.693 87254.811 L 6169.813 87257.371 L 6165.973 87258.651 L 6158.293 87258.651 C 6156.160 87258.651 6155.520 87260.145 6156.373 87263.131 L 6149.333 87263.131 L 6153.813 87269.531 C 6152.960 87270.385 6152.960 87272.945 6153.813 87277.211 L 6154.453 87270.811 L 6157.013 87270.811 C 6159.573 87271.665 6161.280 87272.091 6162.133 87272.091 L 6153.173 87278.491 L 6145.493 87277.211 C 6141.653 87279.771 6140.373 87282.331 6141.653 87284.891 L 6151.253 87288.731 L 6153.173 87288.091 L 6151.893 87290.651 C 6148.906 87293.638 6146.133 87294.278 6143.573 87292.571 L 6141.013 87298.331 L 6144.213 87298.971 C 6139.093 87298.545 6133.760 87299.825 6128.213 87302.811 L 6128.213 87306.011 L 6131.413 87311.131 L 6137.173 87310.491 L 6139.093 87311.771 C 6139.093 87315.611 6138.026 87317.531 6135.893 87317.531 C 6132.480 87316.251 6129.920 87315.611 6128.213 87315.611 L 6125.013 87323.291 L 6128.213 87324.571 L 6113.493 87338.651 L 6119.253 87343.131 L 6121.813 87343.131 L 6121.813 87346.331 L 6118.613 87346.331 L 6109.013 87349.531 L 6105.173 87351.451 C 6104.320 87353.585 6104.320 87354.865 6105.173 87355.291 C 6106.026 87355.718 6106.880 87355.931 6107.733 87355.931 L 6094.933 87364.891 L 6092.373 87371.931 C 6093.226 87371.505 6094.293 87371.078 6095.573 87370.651 C 6096.000 87372.358 6095.573 87373.851 6094.293 87375.131 C 6093.013 87375.985 6092.160 87376.625 6091.733 87377.051 L 6095.573 87378.331 L 6093.013 87386.011 L 6087.893 87390.491 C 6086.186 87389.638 6083.200 87391.558 6078.933 87396.251 C 6077.653 87397.531 6075.733 87399.665 6073.173 87402.651 C 6070.613 87405.638 6066.986 87407.985 6062.293 87409.691 C 6053.760 87413.105 6048.426 87416.305 6046.293 87419.291 C 6042.880 87420.571 6040.533 87420.145 6039.253 87418.011 L 6036.053 87424.411 C 6031.786 87425.691 6027.733 87426.118 6023.893 87425.691 L 6017.493 87429.531 C 6016.213 87428.678 6014.933 87428.038 6013.653 87427.611 L 6009.813 87427.611 C 6006.826 87427.611 6005.333 87426.331 6005.333 87423.771 L 6005.973 87421.851 ZM 6346.453 87351.451 L 6346.453 87348.891 L 6349.653 87338.651 C 6348.800 87338.651 6347.946 87338.438 6347.093 87338.011 C 6346.666 87335.878 6347.520 87334.598 6349.653 87334.171 L 6349.653 87329.691 L 6352.213 87329.691 L 6350.293 87320.091 C 6350.293 87316.678 6352.640 87309.425 6357.333 87298.331 C 6360.746 87290.225 6364.373 87282.118 6368.213 87274.011 L 6370.773 87274.011 C 6375.466 87259.505 6389.120 87240.518 6411.733 87217.051 C 6434.773 87193.158 6453.760 87177.798 6468.693 87170.971 C 6488.320 87156.891 6505.813 87145.585 6521.173 87137.051 C 6545.066 87123.398 6563.840 87116.571 6577.493 87116.571 C 6588.586 87116.571 6597.120 87120.198 6603.093 87127.451 C 6609.066 87134.705 6612.053 87143.878 6612.053 87154.971 L 6611.413 87162.011 C 6610.560 87163.718 6609.706 87165.211 6608.853 87166.491 C 6608.853 87167.345 6608.640 87169.265 6608.213 87172.251 C 6607.360 87173.531 6606.720 87174.598 6606.293 87175.451 L 6601.173 87186.971 C 6599.466 87187.825 6598.400 87188.251 6597.973 87188.251 C 6597.973 87189.105 6598.186 87189.745 6598.613 87190.171 L 6590.933 87201.051 L 6587.733 87202.331 L 6586.453 87207.451 C 6585.600 87207.025 6583.466 87208.305 6580.053 87211.291 L 6574.293 87217.051 L 6568.533 87216.411 L 6562.133 87220.251 C 6563.413 87220.678 6564.906 87221.105 6566.613 87221.531 L 6556.373 87229.211 L 6553.173 87227.291 L 6551.253 87227.931 L 6551.893 87232.411 L 6539.733 87235.611 C 6533.760 87242.011 6523.733 87247.985 6509.653 87253.531 C 6504.960 87255.238 6498.133 87257.585 6489.173 87260.571 C 6487.893 87261.425 6486.613 87262.065 6485.333 87262.491 C 6483.626 87262.491 6480.426 87263.558 6475.733 87265.691 C 6471.466 87267.825 6469.120 87268.891 6468.693 87268.891 C 6463.573 87271.451 6456.960 87274.438 6448.853 87277.851 C 6440.746 87281.265 6435.626 87282.545 6433.493 87281.691 L 6427.733 87295.131 C 6428.586 87294.705 6429.440 87295.558 6430.293 87297.691 L 6427.733 87296.411 L 6424.533 87296.411 L 6424.533 87300.251 L 6429.013 87302.171 C 6428.160 87302.171 6427.093 87305.585 6425.813 87312.411 C 6424.533 87319.238 6423.893 87326.065 6423.893 87332.891 C 6423.893 87343.985 6426.453 87353.158 6431.573 87360.411 C 6436.693 87367.238 6444.373 87370.651 6454.613 87370.651 C 6465.706 87370.651 6480.000 87365.105 6497.493 87354.011 C 6511.146 87345.478 6524.800 87336.731 6538.453 87327.771 C 6546.560 87320.518 6554.666 87313.051 6562.773 87305.371 C 6566.186 87302.811 6571.520 87299.398 6578.773 87295.131 L 6580.693 87300.891 C 6578.560 87305.158 6573.653 87310.278 6565.973 87316.251 C 6558.720 87322.225 6554.026 87326.491 6551.893 87329.051 L 6549.333 87329.051 L 6541.653 87335.451 L 6538.453 87338.651 L 6533.973 87345.051 L 6531.413 87345.051 L 6518.613 87357.851 C 6512.640 87363.825 6507.946 87368.091 6504.533 87370.651 L 6462.933 87402.651 C 6460.800 87403.078 6459.306 87403.505 6458.453 87403.931 C 6457.600 87404.358 6458.026 87405.211 6459.733 87406.491 L 6439.893 87418.011 L 6439.893 87414.811 L 6433.493 87418.011 L 6434.133 87420.571 C 6432.853 87420.998 6429.866 87421.211 6425.173 87421.211 L 6422.613 87423.131 L 6416.853 87423.131 L 6413.653 87426.971 C 6412.373 87426.118 6409.600 87425.691 6405.333 87425.691 L 6389.333 87425.691 L 6390.613 87423.131 C 6388.480 87423.558 6385.706 87423.345 6382.293 87422.491 C 6379.306 87421.638 6376.106 87420.571 6372.693 87419.291 L 6372.693 87416.731 L 6377.173 87415.451 L 6375.253 87414.171 L 6367.573 87414.171 C 6364.586 87412.891 6362.240 87410.545 6360.533 87407.131 L 6365.013 87405.851 L 6363.093 87402.651 L 6356.693 87403.291 C 6354.133 87397.318 6353.493 87392.198 6354.773 87387.931 L 6351.573 87388.571 L 6351.573 87386.011 C 6354.133 87386.011 6355.200 87385.158 6354.773 87383.451 L 6349.013 87383.451 C 6351.573 87381.745 6352.853 87379.185 6352.853 87375.771 L 6347.733 87366.811 L 6350.293 87364.251 L 6346.453 87358.491 L 6346.453 87351.451 ZM 6519.253 87230.491 C 6526.506 87224.518 6532.266 87217.478 6536.533 87209.371 C 6541.226 87200.838 6543.573 87192.305 6543.573 87183.771 C 6543.573 87178.651 6541.866 87173.958 6538.453 87169.691 C 6535.040 87165.425 6530.560 87163.291 6525.013 87163.291 C 6522.026 87163.291 6519.893 87164.571 6518.613 87167.131 L 6512.853 87167.131 L 6515.413 87170.331 L 6517.333 87169.051 L 6498.773 87182.491 C 6497.493 87186.331 6494.506 87189.531 6489.813 87192.091 L 6481.493 87197.851 L 6481.493 87200.411 L 6486.613 87200.411 L 6480.213 87201.691 L 6477.653 87203.611 L 6473.813 87206.811 L 6471.893 87210.011 L 6469.333 87210.011 L 6468.053 87211.931 C 6468.053 87212.785 6469.760 87213.851 6473.173 87215.131 L 6469.333 87218.331 C 6468.053 87218.331 6464.640 87220.465 6459.093 87224.731 L 6457.813 87232.411 L 6456.533 87235.611 L 6453.973 87235.611 L 6446.933 87245.211 L 6448.853 87242.651 L 6452.053 87242.651 L 6448.853 87245.851 L 6446.293 87246.491 L 6446.293 87249.051 C 6439.893 87249.905 6436.053 87250.971 6434.773 87252.251 L 6436.693 87254.171 L 6438.613 87252.891 L 6444.373 87252.891 L 6442.453 87256.091 L 6439.893 87256.091 L 6439.893 87261.211 L 6441.813 87262.491 C 6438.826 87262.491 6436.693 87263.771 6435.413 87266.331 C 6446.506 87266.331 6461.440 87262.491 6480.213 87254.811 C 6498.986 87246.705 6512.000 87238.598 6519.253 87230.491 ZM 6982.273 87134.491 C 6983.980 87134.491 6990.806 87130.651 7002.753 87122.971 C 7008.726 87119.131 7013.420 87117.211 7016.833 87117.211 C 7021.100 87117.211 7025.366 87118.065 7029.633 87119.771 C 7033.900 87121.051 7038.166 87123.185 7042.433 87126.171 C 7042.860 87127.878 7043.926 87130.011 7045.633 87132.571 L 7050.113 87137.051 L 7051.393 87140.251 C 7050.540 87141.531 7050.113 87142.811 7050.113 87144.091 L 7056.513 87144.731 L 7053.313 87151.131 C 7055.873 87153.691 7057.366 87154.758 7057.793 87154.331 L 7060.353 87158.811 L 7059.713 87162.651 L 7053.953 87163.931 L 7055.233 87168.411 L 7060.993 87166.491 L 7060.993 87170.331 L 7058.433 87170.331 L 7055.233 87172.891 L 7050.753 87172.891 L 7048.833 87174.171 L 7050.113 87175.451 L 7059.713 87176.091 L 7051.393 87182.491 L 7057.793 87186.971 L 7059.713 87186.331 L 7055.233 87189.531 C 7056.940 87190.385 7057.366 87191.665 7056.513 87193.371 L 7050.113 87193.371 L 7046.913 87201.051 L 7040.513 87199.771 C 7035.393 87209.585 7025.793 87219.825 7011.713 87230.491 C 6997.633 87240.731 6987.393 87248.198 6980.993 87252.891 L 6979.073 87250.331 C 6975.233 87246.918 6973.313 87242.651 6973.313 87237.531 C 6973.313 87234.971 6973.740 87230.918 6974.593 87225.371 C 6975.873 87219.398 6976.513 87215.771 6976.513 87214.491 C 6976.513 87205.958 6975.873 87198.278 6974.593 87191.451 C 6973.313 87184.625 6970.540 87180.145 6966.273 87178.011 L 6963.713 87181.211 C 6958.166 87188.038 6953.686 87193.371 6950.273 87197.211 C 6943.446 87204.891 6938.326 87209.585 6934.913 87211.291 L 6939.393 87215.131 L 6934.273 87216.411 L 6931.073 87224.091 L 6932.993 87227.291 C 6930.006 87228.145 6928.086 87228.571 6927.233 87228.571 L 6924.673 87234.331 C 6922.540 87238.598 6921.046 87241.158 6920.193 87242.011 L 6919.553 87247.771 C 6916.140 87251.185 6913.366 87252.678 6911.233 87252.251 L 6909.313 87266.331 C 6908.460 87265.905 6907.393 87267.825 6906.113 87272.091 C 6904.833 87276.358 6904.193 87278.705 6904.193 87279.131 L 6900.993 87280.411 L 6902.273 87286.811 C 6899.286 87288.518 6897.153 87291.078 6895.873 87294.491 L 6896.513 87302.171 C 6896.513 87304.731 6895.660 87308.145 6893.953 87312.411 C 6892.673 87316.678 6891.393 87320.518 6890.113 87323.931 C 6891.393 87334.171 6892.673 87344.198 6893.953 87354.011 C 6895.233 87363.398 6900.140 87368.091 6908.673 87368.091 C 6918.486 87368.091 6931.286 87363.611 6947.073 87354.651 C 6959.020 87347.825 6970.753 87339.505 6982.273 87329.691 L 6994.433 87320.731 C 6998.700 87317.318 7002.966 87313.691 7007.233 87309.851 L 7009.793 87307.931 L 7015.553 87302.171 L 7018.113 87304.731 L 7013.633 87307.291 L 7015.553 87308.571 C 6999.340 87329.478 6974.166 87353.798 6940.033 87381.531 C 6900.780 87413.105 6872.193 87428.891 6854.273 87428.891 C 6839.766 87428.891 6829.313 87422.278 6822.913 87409.051 C 6816.940 87395.398 6813.953 87380.678 6813.953 87364.891 C 6813.953 87354.225 6815.660 87342.491 6819.073 87329.691 C 6824.193 87314.758 6827.820 87303.665 6829.953 87296.411 C 6842.326 87265.265 6864.940 87235.611 6897.793 87207.451 L 6982.273 87134.491 ZM 7220.833 87124.891 L 7223.393 87119.131 L 7227.873 87117.851 L 7229.793 87122.331 L 7233.633 87117.211 L 7235.553 87116.571 L 7240.033 87123.611 L 7244.513 87123.611 L 7243.233 87119.131 L 7246.433 87119.131 C 7248.993 87119.131 7254.540 87121.265 7263.073 87125.531 C 7263.500 87126.811 7264.140 87127.878 7264.993 87128.731 C 7267.126 87129.158 7268.620 87129.371 7269.473 87129.371 L 7275.233 87146.011 L 7276.513 87144.091 L 7280.353 87144.731 L 7278.433 87152.411 L 7282.273 87163.931 L 7284.193 87167.771 C 7284.193 87171.185 7283.766 87173.745 7282.913 87175.451 C 7282.486 87177.158 7281.846 87179.078 7280.993 87181.211 C 7280.993 87182.918 7281.846 87185.691 7283.553 87189.531 C 7283.126 87192.091 7282.486 87196.785 7281.633 87203.611 C 7280.780 87210.438 7280.353 87215.131 7280.353 87217.691 L 7275.873 87222.171 L 7277.153 87228.571 L 7273.953 87231.131 L 7274.593 87234.331 L 7275.233 87236.891 C 7273.100 87243.291 7269.686 87251.611 7264.993 87261.851 C 7262.006 87268.678 7258.166 87276.571 7253.473 87285.531 L 7241.953 87294.491 L 7245.153 87298.331 L 7231.073 87316.251 L 7227.873 87316.251 L 7229.793 87320.091 C 7227.233 87320.518 7225.313 87321.585 7224.033 87323.291 L 7221.473 87328.411 C 7220.620 87329.691 7219.553 87329.905 7218.273 87329.051 L 7212.513 87338.651 C 7211.233 87337.798 7209.953 87338.011 7208.673 87339.291 C 7207.820 87340.571 7207.606 87341.851 7208.033 87343.131 L 7203.553 87342.491 C 7202.700 87344.625 7201.633 87346.545 7200.353 87348.251 C 7199.073 87349.958 7197.580 87350.171 7195.873 87348.891 C 7194.593 87351.451 7192.886 87353.798 7190.753 87355.931 L 7186.273 87360.411 L 7181.153 87362.971 C 7171.340 87374.918 7160.673 87384.731 7149.153 87392.411 L 7146.593 87398.171 C 7140.193 87402.011 7135.286 87404.998 7131.873 87407.131 C 7125.046 87411.398 7120.353 87415.025 7117.793 87418.011 L 7112.033 87418.011 L 7110.753 87420.571 C 7106.913 87421.851 7102.860 87423.131 7098.593 87424.411 C 7094.753 87425.691 7090.700 87426.331 7086.433 87426.331 C 7069.366 87426.331 7056.780 87418.225 7048.673 87402.011 C 7042.273 87389.211 7039.073 87373.211 7039.073 87354.011 C 7039.073 87325.425 7045.686 87298.758 7058.913 87274.011 C 7069.580 87253.531 7086.220 87232.411 7108.833 87210.651 C 7119.926 87199.985 7141.046 87181.638 7172.193 87155.611 C 7179.446 87149.211 7187.126 87142.811 7195.233 87136.411 C 7203.340 87129.585 7211.660 87124.251 7220.193 87120.411 L 7220.833 87124.891 ZM 7108.193 87343.131 L 7110.113 87342.491 L 7111.393 87339.931 L 7112.673 87343.771 L 7112.033 87346.971 C 7114.166 87349.105 7115.446 87351.025 7115.873 87352.731 L 7110.753 87352.091 C 7110.753 87357.211 7113.953 87360.625 7120.353 87362.331 C 7122.060 87372.998 7126.966 87378.331 7135.073 87378.331 C 7155.126 87378.331 7174.326 87360.198 7192.673 87323.931 C 7208.886 87291.931 7216.993 87265.051 7216.993 87243.291 C 7216.993 87224.091 7214.433 87208.945 7209.313 87197.851 C 7204.620 87186.758 7198.220 87179.078 7190.113 87174.811 L 7185.633 87175.451 L 7184.353 87183.771 L 7181.153 87181.851 L 7179.873 87179.931 C 7179.873 87182.918 7178.593 87185.478 7176.033 87187.611 L 7176.033 87190.811 L 7174.113 87194.011 L 7168.353 87187.611 L 7167.073 87191.451 L 7168.353 87194.651 L 7164.513 87197.851 L 7165.793 87202.331 L 7158.753 87199.771 L 7160.673 87206.171 C 7158.966 87208.731 7156.833 87210.225 7154.273 87210.651 L 7152.993 87213.851 L 7146.593 87216.411 L 7147.873 87220.251 L 7149.793 87217.691 L 7151.073 87220.891 L 7148.513 87222.171 L 7148.513 87226.651 L 7144.033 87227.931 L 7140.833 87225.371 L 7138.273 87229.211 L 7135.713 87228.571 L 7135.713 87231.771 L 7141.473 87231.771 L 7139.553 87234.971 L 7136.993 87234.971 L 7138.913 87241.371 L 7135.073 87241.371 L 7134.433 87245.851 L 7133.153 87248.411 L 7135.713 87249.051 C 7131.446 87253.318 7129.313 87258.011 7129.313 87263.131 L 7123.553 87263.131 L 7120.993 87260.571 L 7118.433 87260.571 C 7118.860 87262.705 7120.353 87264.625 7122.913 87266.331 L 7124.193 87270.171 C 7124.620 87272.305 7122.486 87274.225 7117.793 87275.931 L 7119.713 87282.331 L 7122.273 87282.331 L 7117.153 87295.131 C 7115.873 87298.971 7115.233 87303.665 7115.233 87309.211 L 7108.833 87311.771 L 7108.833 87314.971 C 7109.686 87316.678 7110.753 87317.105 7112.033 87316.251 L 7113.313 87319.451 L 7111.393 87321.371 L 7106.913 87320.091 L 7104.993 87322.651 L 7110.113 87327.131 L 7110.113 87333.531 C 7112.246 87335.665 7112.886 87337.158 7112.033 87338.011 L 7108.833 87336.731 L 7103.073 87341.851 L 7108.193 87343.131 ZM 7274.623 87368.091 L 7281.023 87366.811 L 7281.663 87362.331 L 7286.783 87366.811 L 7286.783 87360.411 L 7279.103 87361.051 C 7278.250 87359.771 7277.183 87358.491 7275.903 87357.211 L 7277.823 87350.811 L 7281.023 87348.251 L 7279.103 87343.131 C 7279.103 87341.425 7278.890 87339.505 7278.463 87337.371 C 7282.730 87336.091 7285.290 87334.811 7286.143 87333.531 L 7283.583 87323.931 C 7287.850 87318.811 7290.623 87315.611 7291.903 87314.331 L 7290.623 87308.571 C 7294.036 87307.291 7295.956 87306.865 7296.383 87307.291 L 7299.583 87298.331 L 7296.383 87298.971 L 7296.383 87292.571 L 7301.503 87292.571 C 7301.076 87288.731 7302.143 87283.398 7304.703 87276.571 L 7310.463 87277.851 L 7315.583 87275.931 L 7309.823 87272.731 L 7317.503 87265.691 C 7318.356 87266.545 7319.210 87266.545 7320.063 87265.691 C 7321.343 87264.838 7321.556 87263.985 7320.703 87263.131 L 7316.223 87260.571 L 7318.783 87258.011 L 7319.423 87251.611 L 7325.183 87249.051 L 7323.903 87245.211 L 7329.663 87235.611 L 7336.703 87232.411 L 7339.903 87223.451 C 7340.330 87223.878 7341.183 87223.665 7342.463 87222.811 C 7344.170 87221.958 7344.383 87220.891 7343.103 87219.611 L 7348.223 87217.691 L 7347.583 87213.211 C 7354.836 87206.385 7362.090 87199.345 7369.343 87192.091 L 7369.343 87185.051 C 7375.316 87179.931 7381.930 87173.318 7389.183 87165.211 C 7394.730 87158.811 7398.570 87154.331 7400.703 87151.771 C 7405.396 87144.945 7415.210 87138.758 7430.143 87133.211 C 7439.530 87129.798 7451.476 87126.385 7465.983 87122.971 L 7472.383 87130.651 C 7472.383 87134.491 7470.676 87136.411 7467.263 87136.411 C 7465.130 87142.385 7461.503 87149.425 7456.383 87157.531 C 7449.983 87167.771 7444.863 87173.318 7441.023 87174.171 L 7441.023 87177.371 L 7433.983 87182.491 L 7435.903 87187.611 L 7420.543 87206.811 C 7418.836 87208.091 7418.410 87209.158 7419.263 87210.011 L 7412.223 87211.291 L 7414.143 87217.051 L 7407.743 87227.931 C 7406.036 87227.505 7403.263 87228.571 7399.423 87231.131 L 7402.623 87234.971 L 7394.943 87245.851 C 7394.943 87246.705 7394.730 87247.771 7394.303 87249.051 C 7394.303 87249.905 7393.876 87250.118 7393.023 87249.691 C 7392.170 87251.825 7391.103 87253.958 7389.823 87256.091 C 7388.543 87258.225 7385.983 87261.851 7382.143 87266.971 L 7382.143 87272.091 L 7383.423 87273.371 L 7373.823 87279.131 L 7372.543 87292.571 L 7366.783 87291.291 C 7366.356 87291.718 7366.143 87294.918 7366.143 87300.891 L 7364.863 87305.371 L 7362.943 87306.011 L 7365.503 87308.571 L 7364.223 87318.811 C 7361.236 87320.091 7358.676 87322.438 7356.543 87325.851 L 7359.743 87335.451 L 7354.623 87345.051 C 7354.623 87350.598 7355.476 87355.078 7357.183 87358.491 C 7359.316 87361.905 7362.943 87363.611 7368.063 87363.611 C 7376.170 87363.611 7390.676 87357.211 7411.583 87344.411 C 7432.490 87331.611 7444.650 87322.011 7448.063 87315.611 L 7447.423 87313.051 L 7455.103 87305.371 L 7456.383 87295.131 L 7460.223 87291.931 L 7462.783 87291.931 L 7462.143 87288.091 C 7462.143 87286.385 7462.570 87284.251 7463.423 87281.691 C 7464.703 87279.131 7465.983 87276.785 7467.263 87274.651 L 7469.183 87269.531 C 7470.463 87269.531 7471.316 87268.038 7471.743 87265.051 C 7471.743 87261.638 7472.596 87258.651 7474.303 87256.091 C 7476.436 87253.531 7478.570 87250.758 7480.703 87247.771 C 7485.823 87240.518 7489.236 87235.398 7490.943 87232.411 C 7494.356 87227.291 7496.703 87221.745 7497.983 87215.771 L 7541.503 87153.691 L 7547.903 87143.451 C 7552.170 87142.171 7556.223 87139.185 7560.063 87134.491 L 7565.183 87136.411 C 7565.610 87136.411 7566.036 87136.198 7566.463 87135.771 C 7566.463 87133.211 7565.610 87132.145 7563.903 87132.571 C 7566.036 87130.011 7573.503 87126.811 7586.303 87122.971 C 7599.530 87119.131 7608.490 87117.211 7613.183 87117.211 L 7611.263 87138.331 L 7609.983 87142.811 L 7606.783 87146.011 C 7604.650 87148.571 7604.863 87150.278 7607.423 87151.131 L 7599.743 87156.251 L 7599.743 87161.371 C 7599.743 87162.225 7598.676 87163.505 7596.543 87165.211 C 7594.410 87166.918 7592.703 87167.985 7591.423 87168.411 C 7593.983 87172.251 7595.263 87174.811 7595.263 87176.091 L 7590.143 87180.571 L 7587.583 87179.291 C 7586.303 87181.851 7585.876 87183.345 7586.303 87183.771 L 7580.543 87182.491 L 7580.543 87187.611 L 7585.663 87188.251 L 7585.663 87191.451 C 7583.103 87192.305 7581.396 87192.731 7580.543 87192.731 C 7579.263 87198.278 7576.916 87203.398 7573.503 87208.091 C 7573.076 87207.665 7571.583 87207.238 7569.023 87206.811 L 7570.943 87210.011 C 7570.943 87210.865 7569.236 87211.931 7565.823 87213.211 L 7567.743 87215.131 L 7562.623 87221.531 L 7565.823 87226.011 L 7560.703 87229.211 L 7554.943 87229.211 C 7553.236 87230.065 7552.383 87231.131 7552.383 87232.411 C 7553.236 87232.838 7554.303 87233.265 7555.583 87233.691 L 7554.943 87238.811 L 7556.223 87240.731 L 7551.103 87243.931 L 7553.023 87247.131 C 7553.023 87249.691 7551.530 87251.611 7548.543 87252.891 C 7545.556 87254.171 7543.210 87255.025 7541.503 87255.451 L 7549.183 87261.851 L 7547.263 87263.771 L 7542.143 87265.051 L 7540.863 87269.531 L 7532.543 87274.011 L 7529.983 87273.371 L 7524.863 87275.931 L 7528.063 87279.771 L 7531.903 87278.491 L 7534.463 87279.771 L 7539.583 87279.771 L 7537.663 87284.891 L 7533.823 87284.891 L 7533.183 87290.011 L 7527.423 87290.011 L 7526.143 87292.571 L 7529.983 87296.411 L 7528.063 87302.171 L 7522.303 87307.291 L 7521.663 87313.051 C 7520.810 87312.625 7519.956 87312.838 7519.103 87313.691 C 7518.676 87314.545 7518.250 87315.185 7517.823 87315.611 L 7519.103 87322.651 C 7518.250 87321.798 7517.396 87322.011 7516.543 87323.291 C 7515.690 87324.571 7515.263 87325.425 7515.263 87325.851 L 7516.543 87332.891 L 7512.703 87332.891 L 7511.423 87342.491 C 7511.423 87345.905 7511.850 87348.678 7512.703 87350.811 C 7513.556 87352.945 7515.050 87355.505 7517.183 87358.491 L 7523.583 87361.051 C 7529.556 87358.918 7546.623 87350.171 7574.783 87334.811 C 7602.943 87319.025 7617.236 87311.131 7617.663 87311.131 C 7605.716 87319.238 7595.476 87326.491 7586.943 87332.891 C 7574.570 87342.278 7564.970 87350.598 7558.143 87357.851 L 7551.743 87358.491 C 7540.650 87368.731 7534.890 87374.065 7534.463 87374.491 C 7531.476 87377.051 7527.210 87379.825 7521.663 87382.811 L 7519.743 87384.091 C 7506.943 87392.625 7493.290 87400.518 7478.783 87407.771 L 7477.503 87406.491 L 7471.103 87409.051 C 7470.250 87407.345 7469.396 87406.705 7468.543 87407.131 C 7467.690 87407.131 7467.476 87407.771 7467.903 87409.051 L 7454.463 87410.331 C 7450.623 87410.331 7446.783 87407.345 7442.943 87401.371 C 7439.103 87395.398 7436.543 87389.638 7435.263 87384.091 L 7435.903 87381.531 L 7437.823 87380.251 C 7436.970 87378.118 7436.116 87376.198 7435.263 87374.491 C 7434.836 87372.358 7434.623 87370.651 7434.623 87369.371 L 7437.823 87363.611 L 7436.543 87352.091 L 7438.463 87349.531 L 7438.463 87345.051 L 7441.023 87345.051 L 7441.023 87338.011 L 7443.583 87333.531 C 7439.743 87336.518 7434.623 87340.785 7428.223 87346.331 C 7424.810 87349.318 7419.903 87353.798 7413.503 87359.771 C 7411.370 87362.331 7406.676 87366.811 7399.423 87373.211 C 7392.596 87379.185 7388.756 87382.811 7387.903 87384.091 L 7380.863 87387.291 L 7377.023 87393.691 L 7374.463 87395.611 C 7369.343 87398.171 7364.223 87402.225 7359.103 87407.771 L 7355.903 87407.131 C 7353.343 87408.838 7351.636 87409.905 7350.783 87410.331 L 7350.783 87412.891 C 7347.370 87413.745 7344.383 87415.025 7341.823 87416.731 L 7335.423 87419.931 C 7332.010 87419.931 7326.676 87420.571 7319.423 87421.851 C 7312.596 87423.131 7304.916 87424.838 7296.383 87426.971 C 7295.956 87425.265 7294.250 87423.771 7291.263 87422.491 L 7286.143 87419.931 C 7281.876 87411.825 7278.676 87405.425 7276.543 87400.731 C 7274.410 87396.038 7272.276 87389.851 7270.143 87382.171 L 7272.063 87378.331 L 7268.223 87374.491 L 7274.623 87368.091 ZM 7670.053 87227.931 C 7673.040 87217.691 7677.520 87206.171 7683.493 87193.371 C 7689.466 87180.571 7695.440 87168.198 7701.413 87156.251 L 7703.333 87157.531 L 7708.453 87155.611 C 7714.000 87152.625 7717.626 87150.705 7719.333 87149.851 C 7724.026 87146.438 7727.440 87144.091 7729.573 87142.811 C 7735.546 87140.251 7741.520 87137.478 7747.493 87134.491 C 7753.466 87132.358 7759.226 87129.371 7764.773 87125.531 L 7770.533 87129.371 C 7768.400 87138.331 7766.480 87146.651 7764.773 87154.331 C 7761.360 87169.265 7758.586 87178.011 7756.453 87180.571 L 7752.613 87186.331 C 7750.480 87189.318 7749.626 87191.878 7750.053 87194.011 L 7750.693 87197.851 C 7772.880 87178.651 7790.373 87164.145 7803.173 87154.331 C 7826.640 87136.411 7847.120 87127.451 7864.613 87127.451 C 7869.306 87127.451 7873.573 87128.305 7877.413 87130.011 C 7881.680 87131.291 7884.880 87134.065 7887.013 87138.331 L 7888.293 87142.811 C 7888.720 87143.665 7890.213 87144.518 7892.773 87145.371 L 7892.133 87150.491 C 7892.986 87151.771 7894.053 87153.051 7895.333 87154.331 L 7898.533 87158.171 L 7897.253 87164.571 L 7899.813 87170.971 L 7893.413 87172.251 L 7893.413 87176.731 L 7897.253 87174.811 L 7897.253 87187.611 L 7892.133 87188.891 L 7893.413 87192.731 L 7885.733 87204.891 C 7887.013 87207.025 7889.360 87207.451 7892.773 87206.171 L 7888.933 87209.371 L 7887.013 87208.731 L 7879.973 87215.771 L 7885.733 87219.611 L 7879.973 87218.331 C 7879.546 87219.185 7879.333 87220.038 7879.333 87220.891 L 7874.213 87223.451 L 7874.213 87228.571 C 7870.373 87232.411 7867.600 87236.038 7865.893 87239.451 C 7866.320 87240.305 7868.453 87241.158 7872.293 87242.011 L 7869.733 87249.051 L 7863.973 87250.971 L 7862.693 87256.731 L 7860.133 87257.371 L 7861.413 87261.851 C 7861.413 87266.545 7860.560 87269.105 7858.853 87269.531 L 7854.373 87265.691 C 7855.226 87266.971 7854.373 87268.038 7851.813 87268.891 C 7849.680 87269.318 7848.613 87269.745 7848.613 87270.171 L 7848.613 87275.291 L 7857.573 87274.011 L 7856.933 87275.931 L 7853.093 87276.571 C 7853.093 87280.838 7851.600 87284.251 7848.613 87286.811 L 7842.853 87285.531 L 7840.933 87290.011 L 7846.053 87290.011 L 7841.573 87298.331 L 7840.293 87296.411 L 7834.533 87295.131 C 7833.253 87296.838 7833.680 87298.331 7835.813 87299.611 C 7837.946 87300.465 7838.800 87301.745 7838.373 87303.451 L 7832.613 87308.571 L 7836.453 87313.051 L 7839.013 87313.051 L 7839.013 87315.611 L 7835.173 87314.971 L 7831.333 87316.891 L 7831.973 87321.371 C 7830.693 87323.505 7829.626 87325.425 7828.773 87327.131 L 7828.773 87345.051 L 7825.573 87346.331 C 7824.720 87349.745 7824.293 87352.731 7824.293 87355.291 C 7824.293 87358.278 7824.933 87361.051 7826.213 87363.611 L 7836.453 87365.531 C 7846.693 87365.531 7865.253 87357.211 7892.133 87340.571 C 7904.506 87332.891 7920.080 87322.438 7938.853 87309.211 C 7937.146 87311.771 7933.093 87315.825 7926.693 87321.371 C 7920.720 87326.918 7916.666 87331.611 7914.533 87335.451 L 7908.133 87338.651 L 7909.413 87339.931 C 7889.360 87357.851 7867.600 87374.491 7844.133 87389.851 C 7811.280 87411.611 7786.533 87422.491 7769.893 87422.491 C 7756.666 87422.491 7747.706 87417.158 7743.013 87406.491 C 7740.026 87399.665 7738.533 87388.785 7738.533 87373.851 L 7738.533 87364.891 C 7741.093 87364.891 7742.586 87364.038 7743.013 87362.331 C 7743.440 87360.198 7742.373 87359.345 7739.813 87359.771 C 7744.506 87347.398 7749.626 87334.811 7755.173 87322.011 C 7764.986 87300.678 7770.533 87288.305 7771.813 87284.891 C 7792.720 87247.771 7805.093 87225.158 7808.933 87217.051 C 7817.040 87199.985 7821.093 87187.611 7821.093 87179.931 C 7821.093 87173.105 7817.893 87169.691 7811.493 87169.691 C 7805.093 87169.691 7797.200 87173.318 7787.813 87180.571 C 7780.560 87186.545 7773.520 87192.305 7766.693 87197.851 L 7765.413 87199.771 C 7762.853 87203.185 7754.746 87213.851 7741.093 87231.771 C 7729.573 87246.705 7721.466 87256.945 7716.773 87262.491 L 7716.773 87269.531 L 7711.013 87275.291 C 7711.440 87274.865 7712.080 87274.865 7712.933 87275.291 C 7713.786 87275.718 7713.786 87276.358 7712.933 87277.211 L 7709.093 87286.171 L 7702.693 87288.731 L 7702.053 87293.211 L 7696.293 87301.531 L 7696.933 87305.371 C 7692.666 87309.638 7691.173 87313.051 7692.453 87315.611 L 7687.333 87315.611 L 7689.253 87318.811 L 7680.933 87329.051 L 7676.453 87335.451 L 7677.093 87337.371 L 7673.893 87338.651 L 7673.253 87345.691 L 7667.493 87346.331 L 7670.693 87354.011 L 7667.493 87352.091 C 7666.640 87353.371 7665.786 87354.438 7664.933 87355.291 L 7659.173 87361.051 C 7660.026 87360.198 7660.880 87359.985 7661.733 87360.411 C 7663.013 87360.838 7663.653 87361.691 7663.653 87362.971 L 7656.613 87363.611 C 7654.053 87364.891 7652.773 87366.811 7652.773 87369.371 C 7653.626 87370.651 7654.693 87371.078 7655.973 87370.651 L 7648.933 87382.171 L 7644.453 87382.171 C 7640.186 87384.305 7636.773 87386.225 7634.213 87387.931 C 7631.653 87389.638 7629.093 87391.558 7626.533 87393.691 L 7620.133 87396.251 C 7618.426 87397.105 7617.786 87397.958 7618.213 87398.811 L 7612.453 87398.811 C 7613.306 87400.518 7612.453 87402.011 7609.893 87403.291 C 7607.333 87404.145 7605.840 87404.998 7605.413 87405.851 L 7599.653 87404.571 L 7590.693 87409.051 L 7584.933 87407.771 L 7584.933 87412.891 L 7574.693 87409.051 L 7572.773 87401.371 C 7572.773 87396.251 7580.666 87379.825 7596.453 87352.091 C 7616.933 87316.678 7637.626 87281.051 7658.533 87245.211 C 7662.373 87238.811 7666.213 87233.051 7670.053 87227.931 ZM 7952.353 87343.771 L 7953.633 87334.811 L 7957.473 87333.531 L 7958.113 87327.131 L 7956.833 87325.851 L 7961.313 87321.371 C 7964.300 87317.958 7965.793 87315.185 7965.793 87313.051 C 7965.793 87310.918 7964.300 87309.851 7961.313 87309.851 L 7963.233 87308.571 C 7965.366 87307.291 7966.433 87305.585 7966.433 87303.451 C 7966.433 87299.185 7967.500 87295.558 7969.633 87292.571 C 7972.193 87289.585 7974.113 87288.731 7975.393 87290.011 L 7974.753 87284.891 L 7976.033 87278.491 L 7978.593 87278.491 L 7977.313 87272.731 L 7980.513 87270.811 L 7979.233 87269.531 L 7983.713 87268.251 L 7982.433 87262.491 L 7988.193 87258.651 L 7985.633 87253.531 C 7986.060 87252.251 7986.700 87251.185 7987.553 87250.331 C 7988.406 87249.051 7989.473 87248.838 7990.753 87249.691 L 7990.753 87240.731 C 7992.886 87239.451 7993.953 87238.385 7993.953 87237.531 C 7994.380 87236.251 7995.446 87235.611 7997.153 87235.611 L 7999.073 87234.971 C 7997.366 87229.851 7999.073 87224.731 8004.193 87219.611 C 8003.340 87218.331 8003.340 87217.691 8004.193 87217.691 C 8005.046 87217.265 8006.113 87216.838 8007.393 87216.411 L 8007.393 87210.011 C 8009.100 87211.718 8010.380 87211.718 8011.233 87210.011 C 8012.513 87207.878 8013.153 87204.038 8013.153 87198.491 L 8018.913 87197.211 L 8021.473 87192.091 L 8020.193 87184.411 L 8015.073 87184.411 C 8010.380 87184.411 7999.500 87187.185 7982.433 87192.731 C 7973.046 87195.718 7966.006 87197.211 7961.313 87197.211 L 7954.273 87195.931 L 7981.153 87156.251 L 7986.913 87153.051 C 7991.180 87143.238 8001.846 87135.985 8018.913 87131.291 C 8038.966 87127.878 8051.980 87125.531 8057.953 87124.251 C 8066.060 87115.718 8075.446 87103.771 8086.113 87088.411 C 8095.073 87075.611 8104.033 87062.598 8112.993 87049.371 C 8123.233 87036.571 8131.553 87027.185 8137.953 87021.211 C 8149.473 87010.118 8159.926 87003.505 8169.313 87001.371 C 8171.446 86998.385 8175.073 86995.611 8180.193 86993.051 C 8185.740 86990.491 8190.646 86988.571 8194.913 86987.291 L 8200.033 86995.611 C 8199.180 86999.451 8197.046 87004.785 8193.633 87011.611 L 8189.153 87019.291 L 8181.473 87023.771 C 8180.620 87030.598 8177.420 87038.065 8171.873 87046.171 C 8166.326 87054.278 8162.700 87060.678 8160.993 87065.371 L 8155.873 87067.291 L 8158.433 87073.691 C 8155.020 87073.691 8153.313 87074.118 8153.313 87074.971 L 8153.313 87080.731 L 8148.833 87085.211 L 8145.633 87085.211 L 8137.313 87105.051 L 8130.913 87105.051 C 8132.620 87108.465 8132.833 87111.665 8131.553 87114.651 L 8176.353 87113.371 C 8183.180 87113.371 8190.006 87113.585 8196.833 87114.011 C 8203.660 87114.011 8210.700 87115.078 8217.953 87117.211 C 8214.966 87124.465 8211.766 87130.438 8208.353 87135.131 L 8203.233 87135.771 L 8200.033 87142.811 L 8192.353 87145.371 L 8187.233 87153.051 C 8183.393 87158.171 8178.700 87162.438 8173.153 87165.851 C 8168.033 87169.265 8161.846 87172.251 8154.593 87174.811 L 8140.513 87172.891 L 8118.753 87174.811 C 8117.900 87173.531 8113.846 87173.958 8106.593 87176.091 C 8099.766 87177.798 8095.713 87178.438 8094.433 87178.011 C 8093.153 87177.585 8092.086 87178.225 8091.233 87179.931 C 8090.806 87181.211 8089.953 87181.638 8088.673 87181.211 C 8085.260 87188.465 8082.913 87193.798 8081.633 87197.211 C 8076.940 87207.878 8074.166 87215.131 8073.313 87218.971 L 8070.113 87225.371 C 8062.860 87236.038 8057.740 87244.571 8054.753 87250.971 C 8052.193 87257.371 8050.273 87264.198 8048.993 87271.451 C 8047.713 87271.025 8046.646 87271.665 8045.793 87273.371 C 8045.366 87274.651 8045.580 87275.931 8046.433 87277.211 L 8043.873 87284.251 L 8038.113 87286.171 C 8039.393 87287.878 8040.886 87289.371 8042.593 87290.651 C 8039.180 87297.051 8037.260 87300.678 8036.833 87301.531 C 8035.126 87305.798 8034.273 87309.851 8034.273 87313.691 L 8032.353 87315.611 L 8032.993 87320.091 C 8031.713 87323.931 8030.860 87326.918 8030.433 87329.051 C 8028.300 87336.731 8027.233 87341.211 8027.233 87342.491 C 8027.233 87349.318 8028.300 87354.651 8030.433 87358.491 C 8032.566 87362.331 8036.620 87364.251 8042.593 87364.251 C 8057.526 87364.251 8080.566 87352.091 8111.713 87327.771 C 8138.166 87306.865 8155.233 87290.865 8162.913 87279.771 L 8167.393 87279.771 L 8154.593 87296.411 C 8149.473 87303.665 8140.726 87313.691 8128.353 87326.491 C 8114.273 87340.998 8104.673 87351.025 8099.553 87356.571 C 8094.860 87362.118 8089.526 87367.878 8083.553 87373.851 C 8078.006 87379.825 8072.246 87384.945 8066.273 87389.211 L 8064.353 87390.491 C 8060.086 87395.611 8054.966 87400.518 8048.993 87405.211 C 8039.180 87413.318 8033.633 87418.011 8032.353 87419.291 L 8030.433 87416.731 C 8028.300 87416.731 8025.100 87418.651 8020.833 87422.491 C 8018.273 87425.051 8016.353 87426.545 8015.073 87426.971 L 8016.353 87428.891 C 8011.233 87429.745 8007.180 87432.305 8004.193 87436.571 L 7987.553 87439.131 C 7975.180 87439.131 7965.366 87432.945 7958.113 87420.571 C 7950.860 87408.198 7947.233 87395.398 7947.233 87382.171 L 7947.233 87365.531 C 7947.660 87359.985 7948.940 87354.225 7951.073 87348.251 L 7952.353 87343.771 ZM 8106.133 87426.331 C 8114.240 87408.838 8129.173 87383.025 8150.933 87348.891 C 8172.266 87314.758 8186.986 87289.371 8195.093 87272.731 C 8212.586 87245.425 8224.960 87225.371 8232.213 87212.571 C 8247.573 87185.265 8256.320 87164.998 8258.453 87151.771 C 8276.800 87140.678 8290.880 87132.358 8300.693 87126.811 C 8310.933 87121.265 8319.040 87118.491 8325.013 87118.491 L 8331.413 87123.611 L 8333.973 87133.211 C 8333.973 87135.345 8333.120 87137.691 8331.413 87140.251 L 8328.853 87145.371 C 8329.706 87146.225 8330.133 87149.638 8330.133 87155.611 C 8328.426 87158.598 8326.933 87161.371 8325.653 87163.931 C 8324.373 87166.065 8322.666 87168.411 8320.533 87170.971 L 8320.533 87174.171 C 8322.240 87174.598 8323.520 87175.025 8324.373 87175.451 C 8325.653 87175.451 8327.146 87175.238 8328.853 87174.811 L 8326.933 87178.011 C 8326.506 87178.438 8324.160 87179.291 8319.893 87180.571 L 8315.413 87186.971 L 8321.173 87186.971 L 8319.893 87190.171 L 8311.573 87195.931 C 8310.720 87196.785 8310.720 87197.638 8311.573 87198.491 C 8312.426 87198.918 8313.280 87199.131 8314.133 87199.131 C 8314.986 87198.705 8315.840 87198.491 8316.693 87198.491 C 8316.693 87198.918 8316.906 87199.345 8317.333 87199.771 C 8343.786 87174.171 8366.400 87154.118 8385.173 87139.611 C 8404.373 87124.678 8417.173 87117.211 8423.573 87117.211 L 8432.533 87118.491 C 8432.106 87121.051 8432.960 87122.758 8435.093 87123.611 C 8435.093 87126.171 8434.026 87128.945 8431.893 87131.931 L 8428.053 87132.571 L 8425.493 87146.651 L 8422.933 87146.011 C 8422.080 87147.718 8421.440 87149.211 8421.013 87150.491 L 8415.253 87153.691 L 8412.693 87163.931 L 8417.813 87167.771 C 8416.960 87167.345 8416.320 87167.985 8415.893 87169.691 C 8415.466 87171.398 8415.680 87172.678 8416.533 87173.531 L 8409.493 87178.651 L 8405.013 87182.491 L 8407.573 87182.491 C 8404.160 87193.585 8400.960 87204.465 8397.973 87215.131 C 8397.546 87218.545 8396.480 87220.251 8394.773 87220.251 L 8396.053 87226.011 L 8399.253 87226.011 L 8399.253 87235.611 L 8405.653 87236.891 L 8416.533 87235.611 L 8425.493 87233.051 C 8437.866 87227.931 8453.013 87218.331 8470.933 87204.251 C 8493.120 87186.758 8507.413 87176.091 8513.813 87172.251 L 8513.813 87175.451 C 8510.400 87178.438 8495.893 87191.238 8470.293 87213.851 C 8451.520 87230.491 8438.293 87244.358 8430.613 87255.451 L 8426.133 87254.811 L 8419.733 87265.051 C 8414.613 87267.611 8407.573 87272.305 8398.613 87279.131 L 8385.813 87288.731 L 8387.093 87291.291 C 8381.546 87291.291 8374.720 87292.785 8366.613 87295.771 C 8358.506 87298.331 8350.826 87300.891 8343.573 87303.451 L 8343.573 87300.251 L 8335.253 87299.611 C 8328.426 87296.198 8323.733 87291.291 8321.173 87284.891 C 8319.040 87278.491 8317.973 87270.811 8317.973 87261.851 C 8317.973 87250.331 8320.533 87238.811 8325.653 87227.291 C 8331.200 87215.345 8336.746 87203.825 8342.293 87192.731 L 8287.893 87249.051 C 8287.893 87250.331 8287.040 87252.038 8285.333 87254.171 C 8284.053 87255.878 8282.560 87257.798 8280.853 87259.931 C 8279.146 87261.638 8275.306 87268.038 8269.333 87279.131 C 8263.786 87290.225 8258.666 87298.118 8253.973 87302.811 L 8255.893 87309.851 L 8253.333 87309.211 C 8252.053 87309.211 8250.773 87310.065 8249.493 87311.771 C 8248.213 87313.478 8248.000 87314.758 8248.853 87315.611 C 8249.280 87316.038 8250.133 87316.038 8251.413 87315.611 C 8252.693 87315.185 8253.333 87315.825 8253.333 87317.531 L 8249.493 87318.171 L 8246.933 87324.571 L 8241.173 87328.411 C 8241.173 87329.265 8241.386 87331.185 8241.813 87334.171 L 8234.773 87339.291 L 8234.133 87344.411 C 8235.840 87343.558 8237.546 87344.411 8239.253 87346.971 C 8235.413 87349.531 8230.933 87350.811 8225.813 87350.811 L 8225.813 87354.651 L 8234.133 87353.371 L 8228.373 87361.051 C 8222.826 87362.758 8218.133 87363.398 8214.293 87362.971 L 8212.373 87369.371 L 8220.693 87369.371 L 8226.453 87366.171 L 8226.453 87366.811 C 8225.173 87368.945 8224.960 87370.651 8225.813 87371.931 C 8219.413 87374.491 8214.506 87375.771 8211.093 87375.771 C 8210.240 87377.051 8209.813 87377.905 8209.813 87378.331 C 8208.533 87380.465 8207.466 87381.318 8206.613 87380.891 L 8204.693 87388.571 L 8206.613 87389.211 L 8213.013 87382.171 L 8218.773 87384.091 L 8220.693 87383.451 C 8220.693 87386.011 8218.986 87386.865 8215.573 87386.011 L 8211.733 87387.931 L 8218.133 87389.211 L 8214.933 87396.891 L 8210.453 87396.251 L 8211.093 87401.371 L 8206.613 87410.331 L 8195.093 87407.771 L 8191.253 87412.251 C 8193.813 87413.531 8196.586 87414.171 8199.573 87414.171 C 8200.853 87414.171 8202.773 87413.745 8205.333 87412.891 L 8193.813 87419.291 C 8192.533 87417.585 8191.466 87415.878 8190.613 87414.171 L 8186.133 87425.691 C 8179.306 87429.105 8175.040 87433.158 8173.333 87437.851 L 8168.853 87436.571 L 8171.413 87435.291 L 8170.773 87432.731 L 8161.813 87434.651 C 8162.240 87435.931 8161.386 87437.211 8159.253 87438.491 C 8157.120 87439.771 8155.626 87439.558 8154.773 87437.851 L 8150.933 87441.051 C 8149.653 87439.345 8147.733 87439.558 8145.173 87441.691 C 8142.613 87442.545 8139.200 87444.038 8134.933 87446.171 C 8130.240 87448.305 8127.253 87449.585 8125.973 87450.011 L 8122.133 87449.371 L 8118.933 87453.851 L 8114.453 87452.571 L 8108.693 87454.491 L 8108.053 87450.011 L 8101.653 87444.251 L 8106.133 87426.331 ZM 8425.163 87420.571 L 8411.723 87436.571 L 8409.163 87436.571 C 8396.363 87451.505 8387.616 87463.025 8382.923 87471.131 C 8374.816 87485.211 8370.763 87499.291 8370.763 87513.371 C 8370.763 87516.785 8371.829 87521.051 8373.963 87526.171 C 8376.096 87531.718 8378.229 87536.198 8380.363 87539.611 L 8383.563 87539.611 L 8390.603 87544.091 L 8391.883 87546.651 C 8395.296 87547.931 8399.136 87548.571 8403.403 87548.571 C 8442.229 87548.571 8477.216 87511.025 8508.363 87435.931 C 8519.456 87406.918 8530.763 87377.905 8542.283 87348.891 C 8540.149 87349.318 8538.229 87350.598 8536.523 87352.731 C 8534.816 87354.865 8533.323 87356.998 8532.043 87359.131 L 8529.483 87357.851 C 8528.203 87357.851 8527.136 87358.705 8526.283 87360.411 C 8524.149 87364.251 8521.803 87366.171 8519.243 87366.171 C 8517.963 87366.171 8516.043 87367.451 8513.483 87370.011 C 8510.923 87372.571 8509.003 87373.851 8507.723 87373.851 L 8505.803 87375.131 L 8502.603 87380.891 C 8497.909 87382.171 8493.643 87383.665 8489.803 87385.371 C 8482.976 87389.211 8476.149 87392.838 8469.323 87396.251 C 8467.189 87398.385 8465.056 87400.305 8462.923 87402.011 L 8461.643 87400.731 L 8450.123 87403.931 C 8447.563 87403.078 8445.429 87402.225 8443.723 87401.371 C 8440.309 87399.238 8437.963 87397.745 8436.683 87396.891 C 8435.403 87396.038 8434.336 87395.185 8433.483 87394.331 C 8430.069 87389.638 8427.509 87385.371 8425.803 87381.531 C 8424.523 87377.691 8423.456 87373.425 8422.603 87368.731 L 8423.883 87370.011 L 8424.523 87366.811 L 8421.963 87365.531 L 8421.963 87359.131 L 8427.723 87359.771 C 8425.589 87357.211 8423.883 87355.291 8422.603 87354.011 L 8418.763 87348.251 C 8418.763 87346.545 8419.403 87345.265 8420.683 87344.411 C 8422.389 87343.131 8423.883 87342.918 8425.163 87343.771 L 8421.963 87335.451 L 8422.603 87330.331 C 8422.603 87325.211 8422.389 87322.225 8421.963 87321.371 L 8425.803 87309.851 C 8426.656 87309.425 8427.509 87308.785 8428.363 87307.931 C 8428.363 87305.371 8427.296 87303.665 8425.163 87302.811 L 8429.003 87291.931 L 8434.123 87293.211 L 8433.483 87289.371 L 8431.563 87283.611 C 8440.949 87262.278 8454.176 87239.025 8471.243 87213.851 C 8484.469 87194.651 8500.683 87173.318 8519.883 87149.851 C 8520.736 87149.425 8521.376 87148.998 8521.803 87148.571 C 8522.656 87147.718 8523.296 87146.651 8523.723 87145.371 C 8524.576 87144.091 8526.496 87142.385 8529.483 87140.251 C 8532.896 87138.118 8536.096 87136.198 8539.083 87134.491 C 8542.069 87132.358 8546.336 87129.798 8551.883 87126.811 C 8557.856 87123.398 8563.403 87120.625 8568.523 87118.491 C 8568.096 87117.638 8568.309 87116.785 8569.163 87115.931 C 8570.443 87115.078 8571.509 87115.718 8572.363 87117.851 L 8584.523 87114.651 L 8585.163 87117.851 C 8585.163 87119.985 8583.669 87124.038 8580.683 87130.011 C 8577.696 87135.558 8575.136 87140.678 8573.003 87145.371 L 8568.523 87149.851 L 8560.843 87162.651 C 8558.283 87166.918 8556.363 87170.758 8555.083 87174.171 C 8553.803 87175.451 8552.949 87176.518 8552.523 87177.371 L 8552.523 87180.571 L 8544.203 87192.731 L 8541.643 87197.211 L 8534.603 87204.891 L 8535.883 87208.091 L 8532.043 87213.851 L 8521.803 87234.331 L 8519.243 87233.691 C 8516.683 87243.505 8514.123 87252.465 8511.563 87260.571 C 8506.443 87277.211 8503.243 87286.171 8501.963 87287.451 C 8502.389 87288.731 8501.963 87293.638 8500.683 87302.171 C 8499.829 87310.705 8498.976 87318.171 8498.123 87324.571 C 8498.123 87327.131 8499.403 87331.398 8501.963 87337.371 C 8504.949 87343.345 8505.803 87348.038 8504.523 87351.451 C 8514.336 87348.465 8522.443 87345.265 8528.843 87341.851 C 8532.256 87340.145 8539.723 87335.451 8551.243 87327.771 C 8564.469 87300.891 8575.349 87278.918 8583.883 87261.851 C 8599.243 87231.985 8613.109 87207.025 8625.483 87186.971 C 8640.843 87161.798 8654.283 87143.665 8665.803 87132.571 C 8667.083 87132.998 8669.003 87132.571 8671.563 87131.291 C 8674.123 87129.585 8675.403 87128.305 8675.403 87127.451 C 8681.376 87125.318 8687.136 87123.185 8692.683 87121.051 C 8698.229 87118.918 8703.989 87115.931 8709.963 87112.091 L 8712.523 87114.011 L 8717.003 87108.891 C 8718.283 87109.318 8720.203 87109.105 8722.763 87108.251 C 8725.749 87106.971 8727.456 87106.331 8727.883 87106.331 L 8732.363 87108.891 L 8727.883 87118.491 L 8730.443 87118.491 C 8728.736 87124.891 8726.603 87130.651 8724.043 87135.771 C 8721.909 87140.465 8718.496 87146.225 8713.803 87153.051 C 8709.536 87159.878 8705.269 87166.491 8701.003 87172.891 L 8698.443 87179.291 L 8691.403 87182.491 C 8689.696 87185.905 8689.483 87188.891 8690.763 87191.451 L 8683.083 87202.971 C 8680.523 87206.385 8678.603 87208.091 8677.323 87208.091 L 8674.123 87218.331 L 8671.563 87224.731 L 8661.963 87245.851 L 8659.403 87245.851 C 8657.269 87250.545 8655.349 87255.025 8653.643 87259.291 C 8652.363 87263.131 8651.936 87265.905 8652.363 87267.611 L 8647.243 87275.931 L 8649.803 87281.051 L 8645.323 87288.091 L 8638.283 87295.131 L 8635.723 87295.771 L 8638.923 87300.891 C 8635.936 87302.598 8633.163 87304.091 8630.603 87305.371 L 8633.163 87312.411 L 8626.763 87322.011 L 8628.043 87327.771 L 8626.123 87325.211 L 8625.483 87334.171 L 8621.003 87334.811 C 8620.149 87336.518 8618.656 87339.291 8616.523 87343.131 C 8614.816 87346.545 8612.469 87351.878 8609.483 87359.131 L 8611.403 87362.331 L 8608.843 87362.331 L 8604.363 87372.571 L 8601.803 87372.571 C 8600.949 87375.131 8599.243 87377.905 8596.683 87380.891 C 8594.549 87383.451 8593.056 87384.945 8592.203 87385.371 L 8593.483 87390.491 L 8589.643 87400.091 L 8585.803 87400.731 C 8585.803 87405.851 8583.883 87411.398 8580.043 87417.371 C 8578.336 87419.931 8575.989 87422.918 8573.003 87426.331 L 8550.603 87458.971 L 8548.043 87458.971 C 8545.056 87464.518 8541.216 87468.571 8536.523 87471.131 L 8534.603 87478.171 L 8532.043 87480.731 L 8525.643 87483.291 C 8517.536 87502.491 8492.149 87527.025 8449.483 87556.891 C 8406.816 87586.758 8374.603 87601.691 8352.843 87601.691 C 8339.189 87601.691 8327.883 87595.931 8318.923 87584.411 C 8309.536 87572.891 8304.843 87560.091 8304.843 87546.011 C 8304.843 87524.251 8319.349 87497.371 8348.363 87465.371 C 8376.949 87433.798 8401.483 87416.091 8421.963 87412.251 L 8425.163 87420.571 ZM 8953.603 87343.771 L 8954.883 87334.811 L 8958.723 87333.531 L 8959.363 87327.131 L 8958.083 87325.851 L 8962.563 87321.371 C 8965.550 87317.958 8967.043 87315.185 8967.043 87313.051 C 8967.043 87310.918 8965.550 87309.851 8962.563 87309.851 L 8964.483 87308.571 C 8966.616 87307.291 8967.683 87305.585 8967.683 87303.451 C 8967.683 87299.185 8968.750 87295.558 8970.883 87292.571 C 8973.443 87289.585 8975.363 87288.731 8976.643 87290.011 L 8976.003 87284.891 L 8977.283 87278.491 L 8979.843 87278.491 L 8978.563 87272.731 L 8981.763 87270.811 L 8980.483 87269.531 L 8984.963 87268.251 L 8983.683 87262.491 L 8989.443 87258.651 L 8986.883 87253.531 C 8987.310 87252.251 8987.950 87251.185 8988.803 87250.331 C 8989.656 87249.051 8990.723 87248.838 8992.003 87249.691 L 8992.003 87240.731 C 8994.136 87239.451 8995.203 87238.385 8995.203 87237.531 C 8995.630 87236.251 8996.696 87235.611 8998.403 87235.611 L 9000.323 87234.971 C 8998.616 87229.851 9000.323 87224.731 9005.443 87219.611 C 9004.590 87218.331 9004.590 87217.691 9005.443 87217.691 C 9006.296 87217.265 9007.363 87216.838 9008.643 87216.411 L 9008.643 87210.011 C 9010.350 87211.718 9011.630 87211.718 9012.483 87210.011 C 9013.763 87207.878 9014.403 87204.038 9014.403 87198.491 L 9020.163 87197.211 L 9022.723 87192.091 L 9021.443 87184.411 L 9016.323 87184.411 C 9011.630 87184.411 9000.750 87187.185 8983.683 87192.731 C 8974.296 87195.718 8967.256 87197.211 8962.563 87197.211 L 8955.523 87195.931 L 8982.403 87156.251 L 8988.163 87153.051 C 8992.430 87143.238 9003.096 87135.985 9020.163 87131.291 C 9040.216 87127.878 9053.230 87125.531 9059.203 87124.251 C 9067.310 87115.718 9076.696 87103.771 9087.363 87088.411 C 9096.323 87075.611 9105.283 87062.598 9114.243 87049.371 C 9124.483 87036.571 9132.803 87027.185 9139.203 87021.211 C 9150.723 87010.118 9161.176 87003.505 9170.563 87001.371 C 9172.696 86998.385 9176.323 86995.611 9181.443 86993.051 C 9186.990 86990.491 9191.896 86988.571 9196.163 86987.291 L 9201.283 86995.611 C 9200.430 86999.451 9198.296 87004.785 9194.883 87011.611 L 9190.403 87019.291 L 9182.723 87023.771 C 9181.870 87030.598 9178.670 87038.065 9173.123 87046.171 C 9167.576 87054.278 9163.950 87060.678 9162.243 87065.371 L 9157.123 87067.291 L 9159.683 87073.691 C 9156.270 87073.691 9154.563 87074.118 9154.563 87074.971 L 9154.563 87080.731 L 9150.083 87085.211 L 9146.883 87085.211 L 9138.563 87105.051 L 9132.163 87105.051 C 9133.870 87108.465 9134.083 87111.665 9132.803 87114.651 L 9177.603 87113.371 C 9184.430 87113.371 9191.256 87113.585 9198.083 87114.011 C 9204.910 87114.011 9211.950 87115.078 9219.203 87117.211 C 9216.216 87124.465 9213.016 87130.438 9209.603 87135.131 L 9204.483 87135.771 L 9201.283 87142.811 L 9193.603 87145.371 L 9188.483 87153.051 C 9184.643 87158.171 9179.950 87162.438 9174.403 87165.851 C 9169.283 87169.265 9163.096 87172.251 9155.843 87174.811 L 9141.763 87172.891 L 9120.003 87174.811 C 9119.150 87173.531 9115.096 87173.958 9107.843 87176.091 C 9101.016 87177.798 9096.963 87178.438 9095.683 87178.011 C 9094.403 87177.585 9093.336 87178.225 9092.483 87179.931 C 9092.056 87181.211 9091.203 87181.638 9089.923 87181.211 C 9086.510 87188.465 9084.163 87193.798 9082.883 87197.211 C 9078.190 87207.878 9075.416 87215.131 9074.563 87218.971 L 9071.363 87225.371 C 9064.110 87236.038 9058.990 87244.571 9056.003 87250.971 C 9053.443 87257.371 9051.523 87264.198 9050.243 87271.451 C 9048.963 87271.025 9047.896 87271.665 9047.043 87273.371 C 9046.616 87274.651 9046.830 87275.931 9047.683 87277.211 L 9045.123 87284.251 L 9039.363 87286.171 C 9040.643 87287.878 9042.136 87289.371 9043.843 87290.651 C 9040.430 87297.051 9038.510 87300.678 9038.083 87301.531 C 9036.376 87305.798 9035.523 87309.851 9035.523 87313.691 L 9033.603 87315.611 L 9034.243 87320.091 C 9032.963 87323.931 9032.110 87326.918 9031.683 87329.051 C 9029.550 87336.731 9028.483 87341.211 9028.483 87342.491 C 9028.483 87349.318 9029.550 87354.651 9031.683 87358.491 C 9033.816 87362.331 9037.870 87364.251 9043.843 87364.251 C 9058.776 87364.251 9081.816 87352.091 9112.963 87327.771 C 9139.416 87306.865 9156.483 87290.865 9164.163 87279.771 L 9168.643 87279.771 L 9155.843 87296.411 C 9150.723 87303.665 9141.976 87313.691 9129.603 87326.491 C 9115.523 87340.998 9105.923 87351.025 9100.803 87356.571 C 9096.110 87362.118 9090.776 87367.878 9084.803 87373.851 C 9079.256 87379.825 9073.496 87384.945 9067.523 87389.211 L 9065.603 87390.491 C 9061.336 87395.611 9056.216 87400.518 9050.243 87405.211 C 9040.430 87413.318 9034.883 87418.011 9033.603 87419.291 L 9031.683 87416.731 C 9029.550 87416.731 9026.350 87418.651 9022.083 87422.491 C 9019.523 87425.051 9017.603 87426.545 9016.323 87426.971 L 9017.603 87428.891 C 9012.483 87429.745 9008.430 87432.305 9005.443 87436.571 L 8988.803 87439.131 C 8976.430 87439.131 8966.616 87432.945 8959.363 87420.571 C 8952.110 87408.198 8948.483 87395.398 8948.483 87382.171 L 8948.483 87365.531 C 8948.910 87359.985 8950.190 87354.225 8952.323 87348.251 L 8953.603 87343.771 ZM 9334.583 87124.891 L 9337.143 87119.131 L 9341.623 87117.851 L 9343.543 87122.331 L 9347.383 87117.211 L 9349.303 87116.571 L 9353.783 87123.611 L 9358.263 87123.611 L 9356.983 87119.131 L 9360.183 87119.131 C 9362.743 87119.131 9368.290 87121.265 9376.823 87125.531 C 9377.250 87126.811 9377.890 87127.878 9378.743 87128.731 C 9380.876 87129.158 9382.370 87129.371 9383.223 87129.371 L 9388.983 87146.011 L 9390.263 87144.091 L 9394.103 87144.731 L 9392.183 87152.411 L 9396.023 87163.931 L 9397.943 87167.771 C 9397.943 87171.185 9397.516 87173.745 9396.663 87175.451 C 9396.236 87177.158 9395.596 87179.078 9394.743 87181.211 C 9394.743 87182.918 9395.596 87185.691 9397.303 87189.531 C 9396.876 87192.091 9396.236 87196.785 9395.383 87203.611 C 9394.530 87210.438 9394.103 87215.131 9394.103 87217.691 L 9389.623 87222.171 L 9390.903 87228.571 L 9387.703 87231.131 L 9388.343 87234.331 L 9388.983 87236.891 C 9386.850 87243.291 9383.436 87251.611 9378.743 87261.851 C 9375.756 87268.678 9371.916 87276.571 9367.223 87285.531 L 9355.703 87294.491 L 9358.903 87298.331 L 9344.823 87316.251 L 9341.623 87316.251 L 9343.543 87320.091 C 9340.983 87320.518 9339.063 87321.585 9337.783 87323.291 L 9335.223 87328.411 C 9334.370 87329.691 9333.303 87329.905 9332.023 87329.051 L 9326.263 87338.651 C 9324.983 87337.798 9323.703 87338.011 9322.423 87339.291 C 9321.570 87340.571 9321.356 87341.851 9321.783 87343.131 L 9317.303 87342.491 C 9316.450 87344.625 9315.383 87346.545 9314.103 87348.251 C 9312.823 87349.958 9311.330 87350.171 9309.623 87348.891 C 9308.343 87351.451 9306.636 87353.798 9304.503 87355.931 L 9300.023 87360.411 L 9294.903 87362.971 C 9285.090 87374.918 9274.423 87384.731 9262.903 87392.411 L 9260.343 87398.171 C 9253.943 87402.011 9249.036 87404.998 9245.623 87407.131 C 9238.796 87411.398 9234.103 87415.025 9231.543 87418.011 L 9225.783 87418.011 L 9224.503 87420.571 C 9220.663 87421.851 9216.610 87423.131 9212.343 87424.411 C 9208.503 87425.691 9204.450 87426.331 9200.183 87426.331 C 9183.116 87426.331 9170.530 87418.225 9162.423 87402.011 C 9156.023 87389.211 9152.823 87373.211 9152.823 87354.011 C 9152.823 87325.425 9159.436 87298.758 9172.663 87274.011 C 9183.330 87253.531 9199.970 87232.411 9222.583 87210.651 C 9233.676 87199.985 9254.796 87181.638 9285.943 87155.611 C 9293.196 87149.211 9300.876 87142.811 9308.983 87136.411 C 9317.090 87129.585 9325.410 87124.251 9333.943 87120.411 L 9334.583 87124.891 ZM 9221.943 87343.131 L 9223.863 87342.491 L 9225.143 87339.931 L 9226.423 87343.771 L 9225.783 87346.971 C 9227.916 87349.105 9229.196 87351.025 9229.623 87352.731 L 9224.503 87352.091 C 9224.503 87357.211 9227.703 87360.625 9234.103 87362.331 C 9235.810 87372.998 9240.716 87378.331 9248.823 87378.331 C 9268.876 87378.331 9288.076 87360.198 9306.423 87323.931 C 9322.636 87291.931 9330.743 87265.051 9330.743 87243.291 C 9330.743 87224.091 9328.183 87208.945 9323.063 87197.851 C 9318.370 87186.758 9311.970 87179.078 9303.863 87174.811 L 9299.383 87175.451 L 9298.103 87183.771 L 9294.903 87181.851 L 9293.623 87179.931 C 9293.623 87182.918 9292.343 87185.478 9289.783 87187.611 L 9289.783 87190.811 L 9287.863 87194.011 L 9282.103 87187.611 L 9280.823 87191.451 L 9282.103 87194.651 L 9278.263 87197.851 L 9279.543 87202.331 L 9272.503 87199.771 L 9274.423 87206.171 C 9272.716 87208.731 9270.583 87210.225 9268.023 87210.651 L 9266.743 87213.851 L 9260.343 87216.411 L 9261.623 87220.251 L 9263.543 87217.691 L 9264.823 87220.891 L 9262.263 87222.171 L 9262.263 87226.651 L 9257.783 87227.931 L 9254.583 87225.371 L 9252.023 87229.211 L 9249.463 87228.571 L 9249.463 87231.771 L 9255.223 87231.771 L 9253.303 87234.971 L 9250.743 87234.971 L 9252.663 87241.371 L 9248.823 87241.371 L 9248.183 87245.851 L 9246.903 87248.411 L 9249.463 87249.051 C 9245.196 87253.318 9243.063 87258.011 9243.063 87263.131 L 9237.303 87263.131 L 9234.743 87260.571 L 9232.183 87260.571 C 9232.610 87262.705 9234.103 87264.625 9236.663 87266.331 L 9237.943 87270.171 C 9238.370 87272.305 9236.236 87274.225 9231.543 87275.931 L 9233.463 87282.331 L 9236.023 87282.331 L 9230.903 87295.131 C 9229.623 87298.971 9228.983 87303.665 9228.983 87309.211 L 9222.583 87311.771 L 9222.583 87314.971 C 9223.436 87316.678 9224.503 87317.105 9225.783 87316.251 L 9227.063 87319.451 L 9225.143 87321.371 L 9220.663 87320.091 L 9218.743 87322.651 L 9223.863 87327.131 L 9223.863 87333.531 C 9225.996 87335.665 9226.636 87337.158 9225.783 87338.011 L 9222.583 87336.731 L 9216.823 87341.851 L 9221.943 87343.131 ZM 4264.058 88724.224 L 4261.498 88722.304 C 4262.778 88708.224 4265.338 88695.851 4269.178 88685.184 C 4273.018 88674.091 4282.831 88653.824 4298.618 88624.384 C 4314.831 88597.931 4342.351 88568.278 4381.178 88535.424 C 4424.271 88499.158 4457.338 88481.024 4480.378 88481.024 L 4488.058 88482.304 L 4488.698 88484.224 C 4503.631 88485.504 4514.085 88492.971 4520.058 88506.624 L 4527.098 88523.904 L 4529.658 88523.904 L 4525.818 88536.064 C 4525.818 88537.344 4526.885 88538.838 4529.018 88540.544 C 4529.445 88540.971 4530.085 88541.398 4530.938 88541.824 L 4532.218 88548.224 L 4543.738 88548.864 C 4541.605 88554.411 4534.351 88569.131 4521.978 88593.024 C 4510.031 88616.491 4502.351 88631.424 4498.938 88637.824 L 4495.738 88637.184 L 4498.298 88642.304 L 4490.618 88666.624 L 4488.058 88667.264 L 4483.578 88685.824 L 4481.018 88685.824 C 4482.725 88690.944 4482.725 88695.211 4481.018 88698.624 L 4479.098 88727.424 C 4479.098 88732.118 4481.871 88735.318 4487.418 88737.024 C 4492.965 88735.744 4501.285 88730.624 4512.378 88721.664 C 4523.898 88712.278 4540.538 88697.131 4562.298 88676.224 C 4561.018 88677.078 4560.805 88678.358 4561.658 88680.064 C 4562.938 88681.771 4564.005 88681.984 4564.858 88680.704 C 4554.191 88693.078 4543.738 88705.451 4533.498 88717.824 L 4531.578 88721.664 C 4523.471 88727.638 4515.791 88733.824 4508.538 88740.224 C 4499.151 88748.331 4492.111 88755.584 4487.418 88761.984 L 4484.218 88761.984 L 4481.018 88768.384 L 4475.898 88769.664 C 4473.765 88773.078 4470.351 88776.278 4465.658 88779.264 L 4463.738 88780.544 C 4459.898 88784.384 4454.138 88787.584 4446.458 88790.144 C 4439.205 88792.704 4431.525 88794.838 4423.418 88796.544 C 4416.165 88793.558 4411.471 88787.584 4409.338 88778.624 C 4407.205 88769.238 4406.138 88757.718 4406.138 88744.064 L 4406.138 88726.784 L 4400.378 88733.824 L 4391.418 88740.224 L 4390.778 88744.064 C 4386.938 88747.904 4384.165 88751.744 4382.458 88755.584 L 4379.898 88752.384 L 4375.418 88758.144 L 4370.938 88758.784 L 4366.458 88767.104 C 4363.898 88768.384 4361.338 88770.091 4358.778 88772.224 C 4356.645 88773.931 4354.085 88776.064 4351.098 88778.624 L 4337.018 88786.304 L 4337.018 88791.424 C 4334.458 88793.131 4328.911 88795.904 4320.378 88799.744 C 4315.685 88801.878 4312.271 88803.584 4310.138 88804.864 C 4309.285 88804.438 4306.085 88804.864 4300.538 88806.144 C 4299.685 88806.144 4298.191 88806.571 4296.058 88807.424 C 4288.378 88807.424 4281.765 88804.438 4276.218 88798.464 C 4270.671 88792.491 4266.618 88785.238 4264.058 88776.704 C 4266.191 88776.704 4267.258 88775.211 4267.258 88772.224 C 4265.978 88770.518 4265.125 88769.451 4264.698 88769.024 C 4262.991 88766.464 4261.711 88765.398 4260.858 88765.824 L 4259.578 88758.144 L 4262.778 88753.664 L 4262.778 88742.144 C 4261.071 88742.571 4260.005 88742.358 4259.578 88741.504 C 4259.151 88740.651 4258.938 88738.944 4258.938 88736.384 C 4259.365 88731.691 4259.578 88728.918 4259.578 88728.064 L 4264.058 88724.224 ZM 4338.298 88722.944 C 4338.298 88724.651 4339.578 88728.491 4342.138 88734.464 C 4345.125 88740.438 4347.471 88744.704 4349.178 88747.264 C 4358.991 88747.264 4372.858 88740.011 4390.778 88725.504 L 4412.538 88707.584 C 4412.965 88706.304 4414.885 88699.264 4418.298 88686.464 C 4421.711 88673.238 4425.125 88664.704 4428.538 88660.864 C 4428.538 88655.318 4432.805 88643.584 4441.338 88625.664 C 4450.298 88607.744 4454.778 88591.318 4454.778 88576.384 C 4454.778 88564.438 4452.218 88554.198 4447.098 88545.664 C 4441.978 88537.131 4433.871 88532.011 4422.778 88530.304 C 4419.365 88532.864 4415.951 88535.638 4412.538 88538.624 C 4409.551 88541.184 4407.418 88544.171 4406.138 88547.584 C 4397.178 88557.824 4388.431 88567.851 4379.898 88577.664 L 4377.978 88583.424 C 4375.845 88585.131 4373.925 88588.118 4372.218 88592.384 C 4370.938 88596.224 4369.871 88600.064 4369.018 88603.904 C 4367.311 88606.038 4364.538 88611.798 4360.698 88621.184 C 4352.591 88640.811 4348.325 88652.331 4347.898 88655.744 L 4344.058 88657.024 L 4345.338 88659.584 L 4340.218 88678.784 L 4337.658 88682.624 L 4338.938 88683.904 L 4342.138 88683.904 C 4340.858 88686.891 4339.151 88688.811 4337.018 88689.664 L 4339.578 88708.864 L 4337.018 88711.424 L 4337.658 88715.264 L 4338.298 88722.944 ZM 4850.678 88601.984 C 4853.665 88591.744 4858.145 88580.224 4864.118 88567.424 C 4870.091 88554.624 4876.065 88542.251 4882.038 88530.304 L 4883.958 88531.584 L 4889.078 88529.664 C 4894.625 88526.678 4898.251 88524.758 4899.958 88523.904 C 4904.651 88520.491 4908.065 88518.144 4910.198 88516.864 C 4916.171 88514.304 4922.145 88511.531 4928.118 88508.544 C 4934.091 88506.411 4939.851 88503.424 4945.398 88499.584 L 4951.158 88503.424 C 4949.025 88512.384 4947.105 88520.704 4945.398 88528.384 C 4941.985 88543.318 4939.211 88552.064 4937.078 88554.624 L 4933.238 88560.384 C 4931.105 88563.371 4930.251 88565.931 4930.678 88568.064 L 4931.318 88571.904 C 4953.505 88552.704 4970.998 88538.198 4983.798 88528.384 C 5007.265 88510.464 5027.745 88501.504 5045.238 88501.504 C 5049.931 88501.504 5054.198 88502.358 5058.038 88504.064 C 5062.305 88505.344 5065.505 88508.118 5067.638 88512.384 L 5068.918 88516.864 C 5069.345 88517.718 5070.838 88518.571 5073.398 88519.424 L 5072.758 88524.544 C 5073.611 88525.824 5074.678 88527.104 5075.958 88528.384 L 5079.158 88532.224 L 5077.878 88538.624 L 5080.438 88545.024 L 5074.038 88546.304 L 5074.038 88550.784 L 5077.878 88548.864 L 5077.878 88561.664 L 5072.758 88562.944 L 5074.038 88566.784 L 5066.358 88578.944 C 5067.638 88581.078 5069.985 88581.504 5073.398 88580.224 L 5069.558 88583.424 L 5067.638 88582.784 L 5060.598 88589.824 L 5066.358 88593.664 L 5060.598 88592.384 C 5060.171 88593.238 5059.958 88594.091 5059.958 88594.944 L 5054.838 88597.504 L 5054.838 88602.624 C 5050.998 88606.464 5048.225 88610.091 5046.518 88613.504 C 5046.945 88614.358 5049.078 88615.211 5052.918 88616.064 L 5050.358 88623.104 L 5044.598 88625.024 L 5043.318 88630.784 L 5040.758 88631.424 L 5042.038 88635.904 C 5042.038 88640.598 5041.185 88643.158 5039.478 88643.584 L 5034.998 88639.744 C 5035.851 88641.024 5034.998 88642.091 5032.438 88642.944 C 5030.305 88643.371 5029.238 88643.798 5029.238 88644.224 L 5029.238 88649.344 L 5038.198 88648.064 L 5037.558 88649.984 L 5033.718 88650.624 C 5033.718 88654.891 5032.225 88658.304 5029.238 88660.864 L 5023.478 88659.584 L 5021.558 88664.064 L 5026.678 88664.064 L 5022.198 88672.384 L 5020.918 88670.464 L 5015.158 88669.184 C 5013.878 88670.891 5014.305 88672.384 5016.438 88673.664 C 5018.571 88674.518 5019.425 88675.798 5018.998 88677.504 L 5013.238 88682.624 L 5017.078 88687.104 L 5019.638 88687.104 L 5019.638 88689.664 L 5015.798 88689.024 L 5011.958 88690.944 L 5012.598 88695.424 C 5011.318 88697.558 5010.251 88699.478 5009.398 88701.184 L 5009.398 88719.104 L 5006.198 88720.384 C 5005.345 88723.798 5004.918 88726.784 5004.918 88729.344 C 5004.918 88732.331 5005.558 88735.104 5006.838 88737.664 L 5017.078 88739.584 C 5027.318 88739.584 5045.878 88731.264 5072.758 88714.624 C 5085.131 88706.944 5100.705 88696.491 5119.478 88683.264 C 5117.771 88685.824 5113.718 88689.878 5107.318 88695.424 C 5101.345 88700.971 5097.291 88705.664 5095.158 88709.504 L 5088.758 88712.704 L 5090.038 88713.984 C 5069.985 88731.904 5048.225 88748.544 5024.758 88763.904 C 4991.905 88785.664 4967.158 88796.544 4950.518 88796.544 C 4937.291 88796.544 4928.331 88791.211 4923.638 88780.544 C 4920.651 88773.718 4919.158 88762.838 4919.158 88747.904 L 4919.158 88738.944 C 4921.718 88738.944 4923.211 88738.091 4923.638 88736.384 C 4924.065 88734.251 4922.998 88733.398 4920.438 88733.824 C 4925.131 88721.451 4930.251 88708.864 4935.798 88696.064 C 4945.611 88674.731 4951.158 88662.358 4952.438 88658.944 C 4973.345 88621.824 4985.718 88599.211 4989.558 88591.104 C 4997.665 88574.038 5001.718 88561.664 5001.718 88553.984 C 5001.718 88547.158 4998.518 88543.744 4992.118 88543.744 C 4985.718 88543.744 4977.825 88547.371 4968.438 88554.624 C 4961.185 88560.598 4954.145 88566.358 4947.318 88571.904 L 4946.038 88573.824 C 4943.478 88577.238 4935.371 88587.904 4921.718 88605.824 C 4910.198 88620.758 4902.091 88630.998 4897.398 88636.544 L 4897.398 88643.584 L 4891.638 88649.344 C 4892.065 88648.918 4892.705 88648.918 4893.558 88649.344 C 4894.411 88649.771 4894.411 88650.411 4893.558 88651.264 L 4889.718 88660.224 L 4883.318 88662.784 L 4882.678 88667.264 L 4876.918 88675.584 L 4877.558 88679.424 C 4873.291 88683.691 4871.798 88687.104 4873.078 88689.664 L 4867.958 88689.664 L 4869.878 88692.864 L 4861.558 88703.104 L 4857.078 88709.504 L 4857.718 88711.424 L 4854.518 88712.704 L 4853.878 88719.744 L 4848.118 88720.384 L 4851.318 88728.064 L 4848.118 88726.144 C 4847.265 88727.424 4846.411 88728.491 4845.558 88729.344 L 4839.798 88735.104 C 4840.651 88734.251 4841.505 88734.038 4842.358 88734.464 C 4843.638 88734.891 4844.278 88735.744 4844.278 88737.024 L 4837.238 88737.664 C 4834.678 88738.944 4833.398 88740.864 4833.398 88743.424 C 4834.251 88744.704 4835.318 88745.131 4836.598 88744.704 L 4829.558 88756.224 L 4825.078 88756.224 C 4820.811 88758.358 4817.398 88760.278 4814.838 88761.984 C 4812.278 88763.691 4809.718 88765.611 4807.158 88767.744 L 4800.758 88770.304 C 4799.051 88771.158 4798.411 88772.011 4798.838 88772.864 L 4793.078 88772.864 C 4793.931 88774.571 4793.078 88776.064 4790.518 88777.344 C 4787.958 88778.198 4786.465 88779.051 4786.038 88779.904 L 4780.278 88778.624 L 4771.318 88783.104 L 4765.558 88781.824 L 4765.558 88786.944 L 4755.318 88783.104 L 4753.398 88775.424 C 4753.398 88770.304 4761.291 88753.878 4777.078 88726.144 C 4797.558 88690.731 4818.251 88655.104 4839.158 88619.264 C 4842.998 88612.864 4846.838 88607.104 4850.678 88601.984 ZM 5094.578 88725.504 L 5094.578 88722.944 L 5097.778 88712.704 C 5096.925 88712.704 5096.071 88712.491 5095.218 88712.064 C 5094.791 88709.931 5095.645 88708.651 5097.778 88708.224 L 5097.778 88703.744 L 5100.338 88703.744 L 5098.418 88694.144 C 5098.418 88690.731 5100.765 88683.478 5105.458 88672.384 C 5108.871 88664.278 5112.498 88656.171 5116.338 88648.064 L 5118.898 88648.064 C 5123.591 88633.558 5137.245 88614.571 5159.858 88591.104 C 5182.898 88567.211 5201.885 88551.851 5216.818 88545.024 C 5236.445 88530.944 5253.938 88519.638 5269.298 88511.104 C 5293.191 88497.451 5311.965 88490.624 5325.618 88490.624 C 5336.711 88490.624 5345.245 88494.251 5351.218 88501.504 C 5357.191 88508.758 5360.178 88517.931 5360.178 88529.024 L 5359.538 88536.064 C 5358.685 88537.771 5357.831 88539.264 5356.978 88540.544 C 5356.978 88541.398 5356.765 88543.318 5356.338 88546.304 C 5355.485 88547.584 5354.845 88548.651 5354.418 88549.504 L 5349.298 88561.024 C 5347.591 88561.878 5346.525 88562.304 5346.098 88562.304 C 5346.098 88563.158 5346.311 88563.798 5346.738 88564.224 L 5339.058 88575.104 L 5335.858 88576.384 L 5334.578 88581.504 C 5333.725 88581.078 5331.591 88582.358 5328.178 88585.344 L 5322.418 88591.104 L 5316.658 88590.464 L 5310.258 88594.304 C 5311.538 88594.731 5313.031 88595.158 5314.738 88595.584 L 5304.498 88603.264 L 5301.298 88601.344 L 5299.378 88601.984 L 5300.018 88606.464 L 5287.858 88609.664 C 5281.885 88616.064 5271.858 88622.038 5257.778 88627.584 C 5253.085 88629.291 5246.258 88631.638 5237.298 88634.624 C 5236.018 88635.478 5234.738 88636.118 5233.458 88636.544 C 5231.751 88636.544 5228.551 88637.611 5223.858 88639.744 C 5219.591 88641.878 5217.245 88642.944 5216.818 88642.944 C 5211.698 88645.504 5205.085 88648.491 5196.978 88651.904 C 5188.871 88655.318 5183.751 88656.598 5181.618 88655.744 L 5175.858 88669.184 C 5176.711 88668.758 5177.565 88669.611 5178.418 88671.744 L 5175.858 88670.464 L 5172.658 88670.464 L 5172.658 88674.304 L 5177.138 88676.224 C 5176.285 88676.224 5175.218 88679.638 5173.938 88686.464 C 5172.658 88693.291 5172.018 88700.118 5172.018 88706.944 C 5172.018 88718.038 5174.578 88727.211 5179.698 88734.464 C 5184.818 88741.291 5192.498 88744.704 5202.738 88744.704 C 5213.831 88744.704 5228.125 88739.158 5245.618 88728.064 C 5259.271 88719.531 5272.925 88710.784 5286.578 88701.824 C 5294.685 88694.571 5302.791 88687.104 5310.898 88679.424 C 5314.311 88676.864 5319.645 88673.451 5326.898 88669.184 L 5328.818 88674.944 C 5326.685 88679.211 5321.778 88684.331 5314.098 88690.304 C 5306.845 88696.278 5302.151 88700.544 5300.018 88703.104 L 5297.458 88703.104 L 5289.778 88709.504 L 5286.578 88712.704 L 5282.098 88719.104 L 5279.538 88719.104 L 5266.738 88731.904 C 5260.765 88737.878 5256.071 88742.144 5252.658 88744.704 L 5211.058 88776.704 C 5208.925 88777.131 5207.431 88777.558 5206.578 88777.984 C 5205.725 88778.411 5206.151 88779.264 5207.858 88780.544 L 5188.018 88792.064 L 5188.018 88788.864 L 5181.618 88792.064 L 5182.258 88794.624 C 5180.978 88795.051 5177.991 88795.264 5173.298 88795.264 L 5170.738 88797.184 L 5164.978 88797.184 L 5161.778 88801.024 C 5160.498 88800.171 5157.725 88799.744 5153.458 88799.744 L 5137.458 88799.744 L 5138.738 88797.184 C 5136.605 88797.611 5133.831 88797.398 5130.418 88796.544 C 5127.431 88795.691 5124.231 88794.624 5120.818 88793.344 L 5120.818 88790.784 L 5125.298 88789.504 L 5123.378 88788.224 L 5115.698 88788.224 C 5112.711 88786.944 5110.365 88784.598 5108.658 88781.184 L 5113.138 88779.904 L 5111.218 88776.704 L 5104.818 88777.344 C 5102.258 88771.371 5101.618 88766.251 5102.898 88761.984 L 5099.698 88762.624 L 5099.698 88760.064 C 5102.258 88760.064 5103.325 88759.211 5102.898 88757.504 L 5097.138 88757.504 C 5099.698 88755.798 5100.978 88753.238 5100.978 88749.824 L 5095.858 88740.864 L 5098.418 88738.304 L 5094.578 88732.544 L 5094.578 88725.504 ZM 5267.378 88604.544 C 5274.631 88598.571 5280.391 88591.531 5284.658 88583.424 C 5289.351 88574.891 5291.698 88566.358 5291.698 88557.824 C 5291.698 88552.704 5289.991 88548.011 5286.578 88543.744 C 5283.165 88539.478 5278.685 88537.344 5273.138 88537.344 C 5270.151 88537.344 5268.018 88538.624 5266.738 88541.184 L 5260.978 88541.184 L 5263.538 88544.384 L 5265.458 88543.104 L 5246.898 88556.544 C 5245.618 88560.384 5242.631 88563.584 5237.938 88566.144 L 5229.618 88571.904 L 5229.618 88574.464 L 5234.738 88574.464 L 5228.338 88575.744 L 5225.778 88577.664 L 5221.938 88580.864 L 5220.018 88584.064 L 5217.458 88584.064 L 5216.178 88585.984 C 5216.178 88586.838 5217.885 88587.904 5221.298 88589.184 L 5217.458 88592.384 C 5216.178 88592.384 5212.765 88594.518 5207.218 88598.784 L 5205.938 88606.464 L 5204.658 88609.664 L 5202.098 88609.664 L 5195.058 88619.264 L 5196.978 88616.704 L 5200.178 88616.704 L 5196.978 88619.904 L 5194.418 88620.544 L 5194.418 88623.104 C 5188.018 88623.958 5184.178 88625.024 5182.898 88626.304 L 5184.818 88628.224 L 5186.738 88626.944 L 5192.498 88626.944 L 5190.578 88630.144 L 5188.018 88630.144 L 5188.018 88635.264 L 5189.938 88636.544 C 5186.951 88636.544 5184.818 88637.824 5183.538 88640.384 C 5194.631 88640.384 5209.565 88636.544 5228.338 88628.864 C 5247.111 88620.758 5260.125 88612.651 5267.378 88604.544 ZM 5333.358 88742.144 L 5337.838 88742.784 L 5336.558 88737.664 C 5336.558 88736.811 5337.198 88734.678 5338.478 88731.264 C 5339.758 88727.424 5339.971 88724.651 5339.118 88722.944 L 5342.318 88719.104 L 5338.478 88719.744 L 5339.758 88718.464 C 5342.318 88712.491 5345.091 88708.011 5348.078 88705.024 L 5347.438 88702.464 L 5350.638 88699.264 L 5381.998 88635.264 L 5410.798 88587.904 L 5417.198 88578.304 L 5419.758 88579.584 L 5423.598 88575.104 C 5423.171 88574.678 5421.891 88574.464 5419.758 88574.464 L 5422.958 88566.784 L 5426.798 88566.784 L 5426.798 88564.224 L 5431.278 88562.944 L 5426.798 88562.304 C 5429.785 88559.318 5433.625 88554.411 5438.318 88547.584 C 5441.731 88542.464 5445.358 88537.131 5449.198 88531.584 L 5453.038 88531.584 C 5459.438 88522.624 5467.331 88515.798 5476.718 88511.104 C 5493.785 88502.571 5502.958 88497.878 5504.238 88497.024 L 5507.438 88498.304 C 5513.411 88493.184 5520.025 88490.624 5527.278 88490.624 L 5535.598 88493.184 C 5534.745 88497.878 5532.185 88503.638 5527.918 88510.464 C 5524.078 88517.291 5521.945 88521.984 5521.518 88524.544 C 5518.105 88526.251 5515.545 88530.091 5513.838 88536.064 L 5508.718 88541.184 L 5506.798 88548.864 C 5502.105 88552.278 5499.758 88556.971 5499.758 88562.944 L 5496.558 88563.584 L 5496.558 88567.424 C 5495.278 88566.998 5493.145 88567.851 5490.158 88569.984 C 5489.305 88569.558 5488.025 88569.344 5486.318 88569.344 L 5483.758 88569.344 L 5482.478 88573.184 L 5492.718 88573.184 L 5492.718 88575.744 L 5484.398 88578.944 L 5486.318 88580.224 L 5488.238 88582.144 L 5486.318 88584.064 L 5481.838 88582.144 L 5480.558 88584.064 L 5484.398 88584.704 L 5482.478 88590.464 C 5482.051 88588.758 5481.625 88587.478 5481.198 88586.624 C 5480.771 88585.771 5480.131 88585.984 5479.278 88587.264 L 5479.918 88593.024 C 5476.931 88592.598 5475.225 88593.238 5474.798 88594.944 C 5475.651 88595.798 5476.505 88596.438 5477.358 88596.864 L 5473.518 88609.664 L 5469.038 88610.304 L 5461.358 88612.224 L 5460.078 88616.064 L 5461.358 88617.344 L 5469.038 88616.704 L 5465.838 88619.264 L 5466.478 88623.744 L 5460.718 88629.504 L 5453.038 88628.224 L 5447.278 88634.624 C 5447.705 88635.478 5448.345 88636.118 5449.198 88636.544 L 5451.758 88633.984 L 5455.598 88634.624 L 5453.678 88637.184 L 5458.158 88640.384 C 5458.158 88641.664 5457.305 88642.731 5455.598 88643.584 C 5454.318 88644.438 5453.465 88644.864 5453.038 88644.864 L 5447.918 88641.024 L 5447.918 88643.584 L 5449.838 88644.864 L 5442.798 88644.864 L 5438.318 88646.144 L 5437.678 88651.264 L 5433.838 88651.904 L 5434.478 88655.104 L 5441.518 88655.104 C 5441.518 88656.384 5442.371 88657.238 5444.078 88657.664 C 5445.785 88658.091 5446.638 88658.944 5446.638 88660.224 L 5443.438 88660.224 L 5435.118 88660.224 L 5437.038 88663.424 L 5442.158 88662.144 C 5442.158 88662.998 5441.305 88664.064 5439.598 88665.344 C 5438.745 88667.051 5438.745 88668.331 5439.598 88669.184 C 5440.878 88669.611 5441.518 88670.251 5441.518 88671.104 L 5435.118 88675.584 L 5437.038 88677.504 L 5432.558 88678.784 L 5428.718 88680.064 L 5422.318 88683.264 C 5420.611 88684.118 5419.758 88685.398 5419.758 88687.104 L 5421.038 88689.024 L 5424.238 88685.824 C 5427.225 88685.824 5430.211 88684.758 5433.198 88682.624 L 5433.838 88685.184 L 5431.918 88685.824 L 5429.358 88692.224 L 5424.878 88691.584 L 5422.958 88694.144 L 5426.798 88696.064 L 5423.598 88702.464 L 5419.758 88701.824 L 5417.838 88703.104 C 5417.838 88710.358 5418.051 88714.838 5418.478 88716.544 L 5415.918 88717.184 L 5417.838 88722.304 L 5413.998 88724.224 L 5413.998 88729.984 L 5415.278 88731.264 C 5414.425 88731.691 5413.785 88731.904 5413.358 88731.904 L 5415.918 88743.424 L 5417.198 88744.704 L 5424.878 88745.344 C 5432.558 88745.344 5444.078 88740.224 5459.438 88729.984 L 5519.598 88687.744 L 5522.798 88689.024 C 5521.091 88693.291 5508.718 88703.958 5485.678 88721.024 C 5475.865 88728.278 5470.958 88733.398 5470.958 88736.384 L 5417.198 88773.504 C 5400.985 88784.171 5389.678 88790.144 5383.278 88791.424 C 5384.558 88792.278 5384.345 88793.344 5382.638 88794.624 C 5381.358 88795.478 5380.505 88795.051 5380.078 88793.344 C 5376.665 88796.758 5373.038 88798.678 5369.198 88799.104 C 5370.905 88800.384 5371.758 88800.171 5371.758 88798.464 C 5372.185 88797.184 5372.398 88796.331 5372.398 88795.904 L 5369.838 88795.264 L 5367.278 88797.184 L 5368.558 88793.344 L 5365.998 88793.344 L 5364.078 88797.184 L 5358.958 88797.184 L 5358.958 88794.624 C 5351.705 88792.064 5346.585 88789.718 5343.598 88787.584 C 5335.491 88782.038 5331.438 88773.931 5331.438 88763.264 L 5331.438 88757.504 L 5334.638 88758.144 L 5335.918 88756.224 L 5330.158 88756.224 C 5331.011 88749.398 5332.078 88744.704 5333.358 88742.144 ZM 5442.158 88647.424 C 5446.425 88648.278 5449.838 88650.624 5452.398 88654.464 L 5447.278 88655.104 L 5442.798 88654.464 L 5439.598 88653.824 L 5438.958 88651.904 L 5442.158 88647.424 ZM 5513.198 88432.384 L 5509.998 88424.704 C 5509.998 88419.584 5512.771 88413.184 5518.318 88405.504 C 5522.585 88399.958 5526.851 88394.198 5531.118 88388.224 L 5530.478 88386.304 L 5534.318 88387.584 L 5535.598 88386.304 L 5534.318 88383.104 L 5535.598 88379.264 L 5537.518 88376.704 L 5540.078 88376.064 L 5540.078 88372.864 C 5540.078 88369.024 5542.638 88367.104 5547.758 88367.104 L 5553.518 88369.664 L 5555.438 88368.384 L 5555.438 88362.624 L 5558.638 88361.344 L 5562.478 88361.984 L 5566.958 88359.424 L 5567.598 88356.864 L 5572.078 88358.144 L 5573.998 88355.584 L 5577.198 88355.584 L 5578.478 88354.304 L 5580.398 88356.224 L 5583.598 88351.744 L 5589.998 88356.224 L 5591.278 88351.744 L 5593.198 88353.024 L 5595.758 88349.824 L 5605.358 88350.464 L 5607.278 88351.744 L 5611.118 88356.224 L 5603.438 88379.264 L 5602.158 88383.104 C 5600.025 88385.238 5598.531 88387.798 5597.678 88390.784 C 5593.838 88390.784 5591.278 88391.211 5589.998 88392.064 L 5589.998 88395.264 L 5593.198 88395.264 L 5593.198 88401.024 C 5588.505 88403.158 5585.945 88406.784 5585.518 88411.904 L 5581.038 88419.584 L 5575.278 88420.864 L 5575.278 88424.064 L 5570.798 88423.424 L 5567.598 88423.424 L 5566.958 88425.344 L 5561.838 88425.344 C 5557.998 88424.918 5553.945 88427.264 5549.678 88432.384 L 5544.558 88431.104 L 5540.718 88431.744 L 5540.078 88436.224 L 5529.198 88436.224 L 5527.278 88434.304 L 5522.158 88438.144 C 5515.331 88438.144 5511.705 88439.851 5511.278 88443.264 L 5509.358 88441.984 C 5508.078 88440.704 5507.438 88437.504 5507.438 88432.384 L 5513.198 88432.384 ZM 5586.928 88601.984 C 5589.915 88591.744 5594.395 88580.224 5600.368 88567.424 C 5606.341 88554.624 5612.315 88542.251 5618.288 88530.304 L 5620.208 88531.584 L 5625.328 88529.664 C 5630.875 88526.678 5634.501 88524.758 5636.208 88523.904 C 5640.901 88520.491 5644.315 88518.144 5646.448 88516.864 C 5652.421 88514.304 5658.395 88511.531 5664.368 88508.544 C 5670.341 88506.411 5676.101 88503.424 5681.648 88499.584 L 5687.408 88503.424 C 5685.275 88512.384 5683.355 88520.704 5681.648 88528.384 C 5678.235 88543.318 5675.461 88552.064 5673.328 88554.624 L 5669.488 88560.384 C 5667.355 88563.371 5666.501 88565.931 5666.928 88568.064 L 5667.568 88571.904 C 5689.755 88552.704 5707.248 88538.198 5720.048 88528.384 C 5743.515 88510.464 5763.995 88501.504 5781.488 88501.504 C 5786.181 88501.504 5790.448 88502.358 5794.288 88504.064 C 5798.555 88505.344 5801.755 88508.118 5803.888 88512.384 L 5805.168 88516.864 C 5805.595 88517.718 5807.088 88518.571 5809.648 88519.424 L 5809.008 88524.544 C 5809.861 88525.824 5810.928 88527.104 5812.208 88528.384 L 5815.408 88532.224 L 5814.128 88538.624 L 5816.688 88545.024 L 5810.288 88546.304 L 5810.288 88550.784 L 5814.128 88548.864 L 5814.128 88561.664 L 5809.008 88562.944 L 5810.288 88566.784 L 5802.608 88578.944 C 5803.888 88581.078 5806.235 88581.504 5809.648 88580.224 L 5805.808 88583.424 L 5803.888 88582.784 L 5796.848 88589.824 L 5802.608 88593.664 L 5796.848 88592.384 C 5796.421 88593.238 5796.208 88594.091 5796.208 88594.944 L 5791.088 88597.504 L 5791.088 88602.624 C 5787.248 88606.464 5784.475 88610.091 5782.768 88613.504 C 5783.195 88614.358 5785.328 88615.211 5789.168 88616.064 L 5786.608 88623.104 L 5780.848 88625.024 L 5779.568 88630.784 L 5777.008 88631.424 L 5778.288 88635.904 C 5778.288 88640.598 5777.435 88643.158 5775.728 88643.584 L 5771.248 88639.744 C 5772.101 88641.024 5771.248 88642.091 5768.688 88642.944 C 5766.555 88643.371 5765.488 88643.798 5765.488 88644.224 L 5765.488 88649.344 L 5774.448 88648.064 L 5773.808 88649.984 L 5769.968 88650.624 C 5769.968 88654.891 5768.475 88658.304 5765.488 88660.864 L 5759.728 88659.584 L 5757.808 88664.064 L 5762.928 88664.064 L 5758.448 88672.384 L 5757.168 88670.464 L 5751.408 88669.184 C 5750.128 88670.891 5750.555 88672.384 5752.688 88673.664 C 5754.821 88674.518 5755.675 88675.798 5755.248 88677.504 L 5749.488 88682.624 L 5753.328 88687.104 L 5755.888 88687.104 L 5755.888 88689.664 L 5752.048 88689.024 L 5748.208 88690.944 L 5748.848 88695.424 C 5747.568 88697.558 5746.501 88699.478 5745.648 88701.184 L 5745.648 88719.104 L 5742.448 88720.384 C 5741.595 88723.798 5741.168 88726.784 5741.168 88729.344 C 5741.168 88732.331 5741.808 88735.104 5743.088 88737.664 L 5753.328 88739.584 C 5763.568 88739.584 5782.128 88731.264 5809.008 88714.624 C 5821.381 88706.944 5836.955 88696.491 5855.728 88683.264 C 5854.021 88685.824 5849.968 88689.878 5843.568 88695.424 C 5837.595 88700.971 5833.541 88705.664 5831.408 88709.504 L 5825.008 88712.704 L 5826.288 88713.984 C 5806.235 88731.904 5784.475 88748.544 5761.008 88763.904 C 5728.155 88785.664 5703.408 88796.544 5686.768 88796.544 C 5673.541 88796.544 5664.581 88791.211 5659.888 88780.544 C 5656.901 88773.718 5655.408 88762.838 5655.408 88747.904 L 5655.408 88738.944 C 5657.968 88738.944 5659.461 88738.091 5659.888 88736.384 C 5660.315 88734.251 5659.248 88733.398 5656.688 88733.824 C 5661.381 88721.451 5666.501 88708.864 5672.048 88696.064 C 5681.861 88674.731 5687.408 88662.358 5688.688 88658.944 C 5709.595 88621.824 5721.968 88599.211 5725.808 88591.104 C 5733.915 88574.038 5737.968 88561.664 5737.968 88553.984 C 5737.968 88547.158 5734.768 88543.744 5728.368 88543.744 C 5721.968 88543.744 5714.075 88547.371 5704.688 88554.624 C 5697.435 88560.598 5690.395 88566.358 5683.568 88571.904 L 5682.288 88573.824 C 5679.728 88577.238 5671.621 88587.904 5657.968 88605.824 C 5646.448 88620.758 5638.341 88630.998 5633.648 88636.544 L 5633.648 88643.584 L 5627.888 88649.344 C 5628.315 88648.918 5628.955 88648.918 5629.808 88649.344 C 5630.661 88649.771 5630.661 88650.411 5629.808 88651.264 L 5625.968 88660.224 L 5619.568 88662.784 L 5618.928 88667.264 L 5613.168 88675.584 L 5613.808 88679.424 C 5609.541 88683.691 5608.048 88687.104 5609.328 88689.664 L 5604.208 88689.664 L 5606.128 88692.864 L 5597.808 88703.104 L 5593.328 88709.504 L 5593.968 88711.424 L 5590.768 88712.704 L 5590.128 88719.744 L 5584.368 88720.384 L 5587.568 88728.064 L 5584.368 88726.144 C 5583.515 88727.424 5582.661 88728.491 5581.808 88729.344 L 5576.048 88735.104 C 5576.901 88734.251 5577.755 88734.038 5578.608 88734.464 C 5579.888 88734.891 5580.528 88735.744 5580.528 88737.024 L 5573.488 88737.664 C 5570.928 88738.944 5569.648 88740.864 5569.648 88743.424 C 5570.501 88744.704 5571.568 88745.131 5572.848 88744.704 L 5565.808 88756.224 L 5561.328 88756.224 C 5557.061 88758.358 5553.648 88760.278 5551.088 88761.984 C 5548.528 88763.691 5545.968 88765.611 5543.408 88767.744 L 5537.008 88770.304 C 5535.301 88771.158 5534.661 88772.011 5535.088 88772.864 L 5529.328 88772.864 C 5530.181 88774.571 5529.328 88776.064 5526.768 88777.344 C 5524.208 88778.198 5522.715 88779.051 5522.288 88779.904 L 5516.528 88778.624 L 5507.568 88783.104 L 5501.808 88781.824 L 5501.808 88786.944 L 5491.568 88783.104 L 5489.648 88775.424 C 5489.648 88770.304 5497.541 88753.878 5513.328 88726.144 C 5533.808 88690.731 5554.501 88655.104 5575.408 88619.264 C 5579.248 88612.864 5583.088 88607.104 5586.928 88601.984 ZM 6074.908 88726.144 C 6074.908 88715.478 6076.828 88702.891 6080.668 88688.384 C 6082.375 88682.411 6086.215 88670.251 6092.188 88651.904 L 6097.308 88651.904 C 6098.161 88651.051 6097.735 88649.984 6096.028 88648.704 C 6095.175 88648.704 6094.535 88648.491 6094.108 88648.064 C 6107.761 88604.971 6130.375 88555.691 6161.948 88500.224 C 6186.695 88456.704 6215.495 88411.264 6248.348 88363.904 C 6260.721 88356.651 6271.175 88350.891 6279.708 88346.624 C 6291.228 88341.078 6301.681 88337.238 6311.068 88335.104 L 6318.748 88333.184 C 6324.721 88334.891 6328.988 88335.958 6331.548 88336.384 C 6330.695 88343.638 6324.935 88355.584 6314.268 88372.224 L 6289.948 88409.344 L 6286.108 88409.984 L 6287.388 88413.184 C 6287.388 88415.744 6285.681 88417.024 6282.268 88417.024 C 6280.561 88423.424 6277.788 88430.038 6273.948 88436.864 C 6267.975 88447.531 6264.561 88454.144 6263.708 88456.704 L 6259.868 88452.224 L 6259.868 88454.784 L 6261.788 88459.904 L 6257.948 88467.584 L 6250.908 88474.624 L 6253.468 88474.624 L 6252.188 88477.824 L 6254.748 88478.464 C 6250.908 88479.318 6248.775 88479.318 6248.348 88478.464 L 6245.788 88484.224 L 6249.628 88486.784 C 6249.628 88487.638 6248.775 88488.491 6247.068 88489.344 L 6241.948 88491.904 L 6246.428 88495.104 C 6244.721 88493.398 6243.228 88493.398 6241.948 88495.104 C 6241.948 88496.384 6242.161 88497.664 6242.588 88498.944 L 6235.548 88505.344 L 6239.388 88504.704 L 6235.548 88511.744 L 6236.188 88516.224 L 6227.228 88515.584 L 6228.508 88521.344 L 6226.588 88523.264 L 6229.788 88521.984 L 6230.428 88520.064 C 6231.708 88520.491 6232.561 88520.918 6232.988 88521.344 C 6233.415 88521.771 6233.841 88522.411 6234.268 88523.264 C 6246.641 88513.878 6258.161 88506.624 6268.828 88501.504 C 6282.055 88495.104 6292.295 88491.478 6299.548 88490.624 C 6306.801 88489.771 6311.708 88489.344 6314.268 88489.344 C 6316.828 88489.344 6319.815 88489.771 6323.228 88490.624 C 6327.068 88491.478 6330.481 88492.331 6333.468 88493.184 C 6332.615 88495.744 6332.615 88497.451 6333.468 88498.304 C 6334.748 88498.731 6335.601 88498.304 6336.028 88497.024 L 6346.268 88504.704 L 6350.108 88507.904 L 6355.228 88521.984 C 6357.361 88527.104 6358.428 88532.011 6358.428 88536.704 C 6358.428 88540.118 6358.215 88542.464 6357.788 88543.744 L 6355.228 88543.744 L 6359.708 88547.584 L 6355.868 88550.784 L 6354.588 88553.344 L 6359.708 88553.344 C 6358.855 88558.891 6356.295 88563.584 6352.028 88567.424 L 6356.508 88573.824 C 6356.508 88579.798 6355.868 88583.424 6354.588 88584.704 L 6348.188 88584.064 L 6353.948 88593.024 L 6347.548 88595.584 C 6346.695 88597.291 6346.268 88600.918 6346.268 88606.464 C 6346.268 88610.304 6345.201 88614.144 6343.068 88617.984 C 6336.241 88626.091 6331.335 88631.851 6328.348 88635.264 C 6329.201 88635.264 6330.055 88636.971 6330.908 88640.384 L 6325.148 88647.424 C 6323.015 88649.131 6321.095 88650.624 6319.388 88651.904 L 6318.108 88659.584 L 6320.028 88661.504 C 6318.748 88664.064 6317.255 88666.624 6315.548 88669.184 C 6313.841 88671.744 6311.708 88672.811 6309.148 88672.384 L 6302.748 88680.064 C 6301.041 88682.624 6298.695 88684.758 6295.708 88686.464 L 6295.708 88689.664 L 6293.148 88690.304 L 6289.308 88697.984 C 6287.175 88698.838 6283.121 88701.611 6277.148 88706.304 C 6271.175 88710.998 6266.055 88713.558 6261.788 88713.984 C 6263.068 88716.971 6263.708 88719.318 6263.708 88721.024 L 6259.868 88720.384 C 6258.588 88720.384 6257.735 88721.024 6257.308 88722.304 C 6256.881 88723.584 6257.095 88724.651 6257.948 88725.504 L 6251.548 88725.504 L 6242.588 88731.264 L 6238.748 88732.544 C 6239.601 88734.251 6240.241 88735.104 6240.668 88735.104 L 6231.708 88738.944 C 6229.148 88740.224 6226.375 88741.931 6223.388 88744.064 L 6225.308 88745.984 C 6203.548 88760.064 6185.841 88771.158 6172.188 88779.264 C 6145.735 88795.051 6126.961 88802.944 6115.868 88802.944 C 6113.308 88802.944 6109.468 88802.091 6104.348 88800.384 C 6099.655 88798.678 6096.241 88796.971 6094.108 88795.264 L 6088.348 88786.304 C 6083.655 88777.771 6080.241 88770.731 6078.108 88765.184 C 6075.975 88759.211 6074.908 88754.731 6074.908 88751.744 C 6074.908 88749.184 6075.548 88747.264 6076.828 88745.984 L 6074.908 88726.144 ZM 6200.988 88580.224 C 6198.855 88582.358 6196.935 88584.491 6195.228 88586.624 C 6191.815 88591.318 6189.681 88596.011 6188.828 88600.704 L 6190.748 88602.624 C 6185.628 88605.184 6182.641 88609.024 6181.788 88614.144 L 6178.588 88614.784 L 6178.588 88619.904 C 6179.015 88622.038 6177.948 88625.664 6175.388 88630.784 L 6177.948 88633.344 L 6176.028 88634.624 L 6174.748 88640.384 C 6171.335 88646.358 6169.415 88652.331 6168.988 88658.304 L 6163.868 88658.944 L 6165.788 88664.704 L 6164.508 88669.824 L 6161.948 88670.464 C 6161.948 88677.291 6159.815 88687.318 6155.548 88700.544 C 6151.708 88713.344 6149.788 88722.731 6149.788 88728.704 C 6149.788 88735.104 6151.708 88740.438 6155.548 88744.704 C 6159.815 88748.544 6165.148 88750.464 6171.548 88750.464 C 6192.881 88750.464 6217.201 88725.504 6244.508 88675.584 C 6270.108 88629.078 6282.908 88593.878 6282.908 88569.984 C 6282.908 88557.611 6280.348 88548.224 6275.228 88541.824 C 6270.108 88535.424 6261.575 88532.224 6249.628 88532.224 C 6236.828 88532.224 6226.161 88537.771 6217.628 88548.864 C 6210.801 88559.531 6203.975 88569.984 6197.148 88580.224 L 6200.988 88580.224 ZM 6352.808 88724.224 L 6350.248 88722.304 C 6351.528 88708.224 6354.088 88695.851 6357.928 88685.184 C 6361.768 88674.091 6371.581 88653.824 6387.368 88624.384 C 6403.581 88597.931 6431.101 88568.278 6469.928 88535.424 C 6513.021 88499.158 6546.088 88481.024 6569.128 88481.024 L 6576.808 88482.304 L 6577.448 88484.224 C 6592.381 88485.504 6602.835 88492.971 6608.808 88506.624 L 6615.848 88523.904 L 6618.408 88523.904 L 6614.568 88536.064 C 6614.568 88537.344 6615.635 88538.838 6617.768 88540.544 C 6618.195 88540.971 6618.835 88541.398 6619.688 88541.824 L 6620.968 88548.224 L 6632.488 88548.864 C 6630.355 88554.411 6623.101 88569.131 6610.728 88593.024 C 6598.781 88616.491 6591.101 88631.424 6587.688 88637.824 L 6584.488 88637.184 L 6587.048 88642.304 L 6579.368 88666.624 L 6576.808 88667.264 L 6572.328 88685.824 L 6569.768 88685.824 C 6571.475 88690.944 6571.475 88695.211 6569.768 88698.624 L 6567.848 88727.424 C 6567.848 88732.118 6570.621 88735.318 6576.168 88737.024 C 6581.715 88735.744 6590.035 88730.624 6601.128 88721.664 C 6612.648 88712.278 6629.288 88697.131 6651.048 88676.224 C 6649.768 88677.078 6649.555 88678.358 6650.408 88680.064 C 6651.688 88681.771 6652.755 88681.984 6653.608 88680.704 C 6642.941 88693.078 6632.488 88705.451 6622.248 88717.824 L 6620.328 88721.664 C 6612.221 88727.638 6604.541 88733.824 6597.288 88740.224 C 6587.901 88748.331 6580.861 88755.584 6576.168 88761.984 L 6572.968 88761.984 L 6569.768 88768.384 L 6564.648 88769.664 C 6562.515 88773.078 6559.101 88776.278 6554.408 88779.264 L 6552.488 88780.544 C 6548.648 88784.384 6542.888 88787.584 6535.208 88790.144 C 6527.955 88792.704 6520.275 88794.838 6512.168 88796.544 C 6504.915 88793.558 6500.221 88787.584 6498.088 88778.624 C 6495.955 88769.238 6494.888 88757.718 6494.888 88744.064 L 6494.888 88726.784 L 6489.128 88733.824 L 6480.168 88740.224 L 6479.528 88744.064 C 6475.688 88747.904 6472.915 88751.744 6471.208 88755.584 L 6468.648 88752.384 L 6464.168 88758.144 L 6459.688 88758.784 L 6455.208 88767.104 C 6452.648 88768.384 6450.088 88770.091 6447.528 88772.224 C 6445.395 88773.931 6442.835 88776.064 6439.848 88778.624 L 6425.768 88786.304 L 6425.768 88791.424 C 6423.208 88793.131 6417.661 88795.904 6409.128 88799.744 C 6404.435 88801.878 6401.021 88803.584 6398.888 88804.864 C 6398.035 88804.438 6394.835 88804.864 6389.288 88806.144 C 6388.435 88806.144 6386.941 88806.571 6384.808 88807.424 C 6377.128 88807.424 6370.515 88804.438 6364.968 88798.464 C 6359.421 88792.491 6355.368 88785.238 6352.808 88776.704 C 6354.941 88776.704 6356.008 88775.211 6356.008 88772.224 C 6354.728 88770.518 6353.875 88769.451 6353.448 88769.024 C 6351.741 88766.464 6350.461 88765.398 6349.608 88765.824 L 6348.328 88758.144 L 6351.528 88753.664 L 6351.528 88742.144 C 6349.821 88742.571 6348.755 88742.358 6348.328 88741.504 C 6347.901 88740.651 6347.688 88738.944 6347.688 88736.384 C 6348.115 88731.691 6348.328 88728.918 6348.328 88728.064 L 6352.808 88724.224 ZM 6427.048 88722.944 C 6427.048 88724.651 6428.328 88728.491 6430.888 88734.464 C 6433.875 88740.438 6436.221 88744.704 6437.928 88747.264 C 6447.741 88747.264 6461.608 88740.011 6479.528 88725.504 L 6501.288 88707.584 C 6501.715 88706.304 6503.635 88699.264 6507.048 88686.464 C 6510.461 88673.238 6513.875 88664.704 6517.288 88660.864 C 6517.288 88655.318 6521.555 88643.584 6530.088 88625.664 C 6539.048 88607.744 6543.528 88591.318 6543.528 88576.384 C 6543.528 88564.438 6540.968 88554.198 6535.848 88545.664 C 6530.728 88537.131 6522.621 88532.011 6511.528 88530.304 C 6508.115 88532.864 6504.701 88535.638 6501.288 88538.624 C 6498.301 88541.184 6496.168 88544.171 6494.888 88547.584 C 6485.928 88557.824 6477.181 88567.851 6468.648 88577.664 L 6466.728 88583.424 C 6464.595 88585.131 6462.675 88588.118 6460.968 88592.384 C 6459.688 88596.224 6458.621 88600.064 6457.768 88603.904 C 6456.061 88606.038 6453.288 88611.798 6449.448 88621.184 C 6441.341 88640.811 6437.075 88652.331 6436.648 88655.744 L 6432.808 88657.024 L 6434.088 88659.584 L 6428.968 88678.784 L 6426.408 88682.624 L 6427.688 88683.904 L 6430.888 88683.904 C 6429.608 88686.891 6427.901 88688.811 6425.768 88689.664 L 6428.328 88708.864 L 6425.768 88711.424 L 6426.408 88715.264 L 6427.048 88722.944 ZM 6683.828 88680.064 L 6683.828 88674.944 C 6685.108 88674.091 6686.601 88673.238 6688.308 88672.384 L 6697.268 88667.264 L 6700.468 88667.904 L 6700.468 88672.384 L 6695.348 88676.864 L 6693.428 88681.984 C 6693.428 88683.264 6692.148 88687.958 6689.588 88696.064 C 6687.455 88704.171 6686.388 88709.504 6686.388 88712.064 C 6686.388 88718.038 6687.668 88724.224 6690.228 88730.624 C 6693.215 88737.024 6696.841 88741.718 6701.108 88744.704 L 6704.948 88747.264 C 6713.908 88753.664 6722.868 88756.224 6731.828 88754.944 L 6732.468 88757.504 L 6733.748 88754.304 L 6737.588 88750.464 L 6743.988 88751.744 L 6745.908 88755.584 L 6752.948 88747.264 C 6758.068 88748.971 6761.908 88749.824 6764.468 88749.824 C 6763.188 88748.118 6762.761 88747.051 6763.188 88746.624 L 6766.388 88742.144 L 6771.508 88743.424 C 6771.081 88742.571 6771.508 88741.504 6772.788 88740.224 C 6774.068 88738.944 6775.348 88738.518 6776.628 88738.944 C 6780.895 88733.824 6783.028 88727.638 6783.028 88720.384 C 6783.028 88712.278 6779.401 88705.238 6772.148 88699.264 C 6766.601 88694.998 6760.201 88691.584 6752.948 88689.024 C 6745.695 88686.038 6737.161 88681.344 6727.348 88674.944 C 6717.961 88668.118 6711.348 88663.424 6707.508 88660.864 L 6709.428 88657.024 L 6706.228 88652.544 L 6704.948 88657.664 C 6698.548 88651.691 6692.788 88644.011 6687.668 88634.624 L 6689.588 88632.704 L 6685.108 88632.064 C 6683.828 88628.651 6682.761 88625.878 6681.908 88623.744 C 6681.481 88621.611 6681.481 88619.478 6681.908 88617.344 L 6678.068 88605.824 C 6678.068 88590.038 6684.681 88575.318 6697.908 88561.664 C 6704.308 88555.264 6728.415 88538.411 6770.228 88511.104 L 6786.228 88500.864 L 6804.148 88489.984 L 6807.348 88489.344 C 6812.041 88487.638 6815.455 88486.571 6817.588 88486.144 C 6823.988 88484.438 6830.388 88483.584 6836.788 88483.584 C 6851.721 88483.584 6863.241 88488.491 6871.348 88498.304 C 6879.881 88507.691 6884.148 88520.064 6884.148 88535.424 C 6884.148 88536.704 6883.295 88539.264 6881.588 88543.104 C 6880.308 88546.518 6879.455 88548.651 6879.028 88549.504 L 6873.268 88553.984 L 6876.468 88553.344 L 6875.188 88555.264 C 6872.628 88559.958 6870.281 88564.438 6868.148 88568.704 C 6866.015 88572.544 6863.241 88576.811 6859.828 88581.504 L 6857.908 88578.944 C 6851.508 88584.491 6844.681 88590.891 6837.428 88598.144 C 6825.481 88610.944 6818.655 88617.984 6816.948 88619.264 L 6814.388 88617.984 L 6821.428 88601.984 L 6820.148 88600.704 C 6820.575 88598.144 6820.788 88594.731 6820.788 88590.464 L 6820.788 88578.944 C 6819.508 88574.678 6818.655 88571.691 6818.228 88569.984 C 6812.681 88557.184 6807.775 88548.224 6803.508 88543.104 C 6795.828 88533.718 6787.081 88529.024 6777.268 88529.024 C 6769.588 88529.024 6764.255 88532.011 6761.268 88537.984 C 6759.988 88538.411 6758.708 88538.624 6757.428 88538.624 L 6757.428 88542.464 C 6757.428 88544.598 6755.721 88552.278 6752.308 88565.504 C 6750.601 88571.904 6749.535 88577.238 6749.108 88581.504 C 6750.388 88583.211 6751.241 88584.491 6751.668 88585.344 C 6753.801 88588.331 6755.295 88589.611 6756.148 88589.184 L 6758.068 88599.424 L 6763.188 88600.704 C 6764.468 88603.691 6765.961 88606.464 6767.668 88609.024 C 6769.375 88611.584 6771.508 88613.504 6774.068 88614.784 C 6775.348 88616.918 6776.415 88618.198 6777.268 88618.624 C 6778.121 88619.478 6778.121 88620.331 6777.268 88621.184 C 6776.841 88622.038 6779.188 88624.171 6784.308 88627.584 L 6791.988 88626.304 L 6790.708 88632.704 C 6791.988 88633.131 6793.481 88633.558 6795.188 88633.984 C 6796.895 88633.984 6797.748 88634.411 6797.748 88635.264 L 6799.668 88639.104 L 6804.148 88637.824 L 6811.828 88650.624 L 6813.748 88641.024 C 6815.455 88641.878 6816.735 88644.011 6817.588 88647.424 L 6820.148 88647.424 C 6822.708 88648.278 6825.055 88649.344 6827.188 88650.624 C 6829.748 88651.478 6830.815 88652.544 6830.388 88653.824 C 6834.655 88658.944 6837.428 88663.211 6838.708 88666.624 C 6840.415 88666.198 6842.121 88665.558 6843.828 88664.704 L 6844.468 88669.184 L 6840.628 88673.024 L 6839.988 88676.224 L 6843.828 88672.384 L 6845.108 88674.304 L 6847.668 88680.064 C 6847.241 88680.491 6845.961 88682.624 6843.828 88686.464 C 6842.121 88690.304 6840.841 88692.011 6839.988 88691.584 L 6839.348 88697.344 L 6840.628 88700.544 L 6828.468 88714.624 L 6826.548 88712.704 C 6824.415 88716.971 6820.361 88721.238 6814.388 88725.504 C 6808.415 88729.344 6802.868 88732.971 6797.748 88736.384 C 6795.615 88737.664 6792.841 88740.011 6789.428 88743.424 C 6786.015 88746.838 6783.028 88749.611 6780.468 88751.744 L 6775.988 88756.224 C 6773.001 88759.211 6771.295 88760.491 6770.868 88760.064 L 6765.748 88765.184 L 6763.188 88765.184 L 6758.068 88769.664 L 6759.988 88772.864 L 6756.148 88779.264 L 6751.668 88777.984 C 6751.668 88775.851 6751.241 88774.784 6750.388 88774.784 L 6750.388 88779.264 L 6749.108 88783.744 L 6747.188 88783.104 L 6741.428 88786.944 L 6741.428 88792.064 C 6740.575 88792.491 6739.508 88792.491 6738.228 88792.064 C 6736.948 88791.211 6736.095 88790.571 6735.668 88790.144 L 6735.028 88792.704 C 6731.188 88793.984 6729.268 88795.264 6729.268 88796.544 L 6724.788 88797.824 L 6719.668 88800.384 L 6715.188 88800.384 L 6710.708 88800.384 L 6710.708 88803.584 L 6705.588 88804.864 C 6706.441 88805.718 6706.228 88806.571 6704.948 88807.424 C 6704.095 88808.704 6703.241 88808.918 6702.388 88808.064 L 6701.108 88802.304 L 6699.828 88805.504 L 6696.628 88808.704 L 6694.708 88803.584 L 6695.348 88801.664 L 6691.508 88801.664 L 6691.508 88809.344 C 6690.228 88808.918 6687.881 88808.704 6684.468 88808.704 C 6675.935 88808.704 6670.601 88808.064 6668.468 88806.784 L 6665.908 88807.424 L 6663.348 88802.304 L 6654.388 88801.664 L 6654.388 88796.544 L 6652.468 88797.824 C 6644.788 88793.984 6639.028 88788.438 6635.188 88781.184 C 6631.348 88773.931 6629.428 88765.824 6629.428 88756.864 C 6629.428 88741.931 6635.401 88727.638 6647.348 88713.984 C 6658.015 88702.464 6668.895 88690.944 6679.988 88679.424 L 6683.828 88680.064 ZM 6865.828 88725.504 L 6865.828 88722.944 L 6869.028 88712.704 C 6868.175 88712.704 6867.321 88712.491 6866.468 88712.064 C 6866.041 88709.931 6866.895 88708.651 6869.028 88708.224 L 6869.028 88703.744 L 6871.588 88703.744 L 6869.668 88694.144 C 6869.668 88690.731 6872.015 88683.478 6876.708 88672.384 C 6880.121 88664.278 6883.748 88656.171 6887.588 88648.064 L 6890.148 88648.064 C 6894.841 88633.558 6908.495 88614.571 6931.108 88591.104 C 6954.148 88567.211 6973.135 88551.851 6988.068 88545.024 C 7007.695 88530.944 7025.188 88519.638 7040.548 88511.104 C 7064.441 88497.451 7083.215 88490.624 7096.868 88490.624 C 7107.961 88490.624 7116.495 88494.251 7122.468 88501.504 C 7128.441 88508.758 7131.428 88517.931 7131.428 88529.024 L 7130.788 88536.064 C 7129.935 88537.771 7129.081 88539.264 7128.228 88540.544 C 7128.228 88541.398 7128.015 88543.318 7127.588 88546.304 C 7126.735 88547.584 7126.095 88548.651 7125.668 88549.504 L 7120.548 88561.024 C 7118.841 88561.878 7117.775 88562.304 7117.348 88562.304 C 7117.348 88563.158 7117.561 88563.798 7117.988 88564.224 L 7110.308 88575.104 L 7107.108 88576.384 L 7105.828 88581.504 C 7104.975 88581.078 7102.841 88582.358 7099.428 88585.344 L 7093.668 88591.104 L 7087.908 88590.464 L 7081.508 88594.304 C 7082.788 88594.731 7084.281 88595.158 7085.988 88595.584 L 7075.748 88603.264 L 7072.548 88601.344 L 7070.628 88601.984 L 7071.268 88606.464 L 7059.108 88609.664 C 7053.135 88616.064 7043.108 88622.038 7029.028 88627.584 C 7024.335 88629.291 7017.508 88631.638 7008.548 88634.624 C 7007.268 88635.478 7005.988 88636.118 7004.708 88636.544 C 7003.001 88636.544 6999.801 88637.611 6995.108 88639.744 C 6990.841 88641.878 6988.495 88642.944 6988.068 88642.944 C 6982.948 88645.504 6976.335 88648.491 6968.228 88651.904 C 6960.121 88655.318 6955.001 88656.598 6952.868 88655.744 L 6947.108 88669.184 C 6947.961 88668.758 6948.815 88669.611 6949.668 88671.744 L 6947.108 88670.464 L 6943.908 88670.464 L 6943.908 88674.304 L 6948.388 88676.224 C 6947.535 88676.224 6946.468 88679.638 6945.188 88686.464 C 6943.908 88693.291 6943.268 88700.118 6943.268 88706.944 C 6943.268 88718.038 6945.828 88727.211 6950.948 88734.464 C 6956.068 88741.291 6963.748 88744.704 6973.988 88744.704 C 6985.081 88744.704 6999.375 88739.158 7016.868 88728.064 C 7030.521 88719.531 7044.175 88710.784 7057.828 88701.824 C 7065.935 88694.571 7074.041 88687.104 7082.148 88679.424 C 7085.561 88676.864 7090.895 88673.451 7098.148 88669.184 L 7100.068 88674.944 C 7097.935 88679.211 7093.028 88684.331 7085.348 88690.304 C 7078.095 88696.278 7073.401 88700.544 7071.268 88703.104 L 7068.708 88703.104 L 7061.028 88709.504 L 7057.828 88712.704 L 7053.348 88719.104 L 7050.788 88719.104 L 7037.988 88731.904 C 7032.015 88737.878 7027.321 88742.144 7023.908 88744.704 L 6982.308 88776.704 C 6980.175 88777.131 6978.681 88777.558 6977.828 88777.984 C 6976.975 88778.411 6977.401 88779.264 6979.108 88780.544 L 6959.268 88792.064 L 6959.268 88788.864 L 6952.868 88792.064 L 6953.508 88794.624 C 6952.228 88795.051 6949.241 88795.264 6944.548 88795.264 L 6941.988 88797.184 L 6936.228 88797.184 L 6933.028 88801.024 C 6931.748 88800.171 6928.975 88799.744 6924.708 88799.744 L 6908.708 88799.744 L 6909.988 88797.184 C 6907.855 88797.611 6905.081 88797.398 6901.668 88796.544 C 6898.681 88795.691 6895.481 88794.624 6892.068 88793.344 L 6892.068 88790.784 L 6896.548 88789.504 L 6894.628 88788.224 L 6886.948 88788.224 C 6883.961 88786.944 6881.615 88784.598 6879.908 88781.184 L 6884.388 88779.904 L 6882.468 88776.704 L 6876.068 88777.344 C 6873.508 88771.371 6872.868 88766.251 6874.148 88761.984 L 6870.948 88762.624 L 6870.948 88760.064 C 6873.508 88760.064 6874.575 88759.211 6874.148 88757.504 L 6868.388 88757.504 C 6870.948 88755.798 6872.228 88753.238 6872.228 88749.824 L 6867.108 88740.864 L 6869.668 88738.304 L 6865.828 88732.544 L 6865.828 88725.504 ZM 7038.628 88604.544 C 7045.881 88598.571 7051.641 88591.531 7055.908 88583.424 C 7060.601 88574.891 7062.948 88566.358 7062.948 88557.824 C 7062.948 88552.704 7061.241 88548.011 7057.828 88543.744 C 7054.415 88539.478 7049.935 88537.344 7044.388 88537.344 C 7041.401 88537.344 7039.268 88538.624 7037.988 88541.184 L 7032.228 88541.184 L 7034.788 88544.384 L 7036.708 88543.104 L 7018.148 88556.544 C 7016.868 88560.384 7013.881 88563.584 7009.188 88566.144 L 7000.868 88571.904 L 7000.868 88574.464 L 7005.988 88574.464 L 6999.588 88575.744 L 6997.028 88577.664 L 6993.188 88580.864 L 6991.268 88584.064 L 6988.708 88584.064 L 6987.428 88585.984 C 6987.428 88586.838 6989.135 88587.904 6992.548 88589.184 L 6988.708 88592.384 C 6987.428 88592.384 6984.015 88594.518 6978.468 88598.784 L 6977.188 88606.464 L 6975.908 88609.664 L 6973.348 88609.664 L 6966.308 88619.264 L 6968.228 88616.704 L 6971.428 88616.704 L 6968.228 88619.904 L 6965.668 88620.544 L 6965.668 88623.104 C 6959.268 88623.958 6955.428 88625.024 6954.148 88626.304 L 6956.068 88628.224 L 6957.988 88626.944 L 6963.748 88626.944 L 6961.828 88630.144 L 6959.268 88630.144 L 6959.268 88635.264 L 6961.188 88636.544 C 6958.201 88636.544 6956.068 88637.824 6954.788 88640.384 C 6965.881 88640.384 6980.815 88636.544 6999.588 88628.864 C 7018.361 88620.758 7031.375 88612.651 7038.628 88604.544 ZM 7269.088 88511.104 C 7281.888 88501.718 7292.981 88494.891 7302.368 88490.624 C 7312.181 88485.931 7319.861 88483.584 7325.408 88483.584 C 7333.515 88483.584 7341.195 88485.931 7348.448 88490.624 L 7352.928 88480.384 L 7356.768 88479.104 L 7359.328 88470.784 C 7361.035 88468.651 7362.101 88466.944 7362.528 88465.664 C 7363.381 88463.958 7364.448 88463.531 7365.728 88464.384 L 7370.848 88455.424 L 7367.648 88455.424 C 7367.648 88454.144 7368.928 88452.651 7371.488 88450.944 C 7374.048 88449.238 7375.328 88447.104 7375.328 88444.544 C 7375.328 88443.264 7376.395 88441.984 7378.528 88440.704 C 7381.088 88438.998 7382.368 88437.718 7382.368 88436.864 C 7382.368 88433.024 7392.395 88417.451 7412.448 88390.144 C 7432.501 88362.838 7444.021 88348.758 7447.008 88347.904 L 7449.568 88341.504 L 7469.408 88328.064 L 7483.488 88322.944 C 7493.728 88318.251 7503.115 88315.904 7511.648 88315.904 L 7520.608 88317.184 L 7521.888 88327.424 L 7515.488 88330.624 L 7513.568 88337.024 L 7511.008 88337.664 L 7511.008 88341.504 L 7507.808 88341.504 C 7505.675 88345.771 7502.901 88350.464 7499.488 88355.584 C 7496.501 88360.704 7492.875 88366.038 7488.608 88371.584 L 7485.408 88372.864 L 7485.408 88379.904 L 7478.368 88382.464 L 7480.928 88386.304 C 7479.648 88386.731 7478.795 88387.158 7478.368 88387.584 C 7476.235 88389.718 7475.168 88392.064 7475.168 88394.624 C 7475.168 88399.318 7473.675 88401.664 7470.688 88401.664 L 7464.288 88402.944 L 7463.008 88411.904 C 7459.595 88414.891 7457.888 88416.598 7457.888 88417.024 C 7458.315 88419.158 7458.528 88421.078 7458.528 88422.784 L 7450.208 88429.824 C 7449.355 88429.824 7448.715 88430.464 7448.288 88431.744 C 7448.288 88432.598 7448.075 88433.878 7447.648 88435.584 L 7450.848 88434.304 C 7450.848 88435.584 7449.355 88436.224 7446.368 88436.224 L 7438.688 88438.784 L 7442.528 88440.704 C 7444.661 88441.558 7446.155 88441.131 7447.008 88439.424 L 7442.528 88447.104 L 7438.048 88444.544 C 7437.195 88446.678 7436.555 88448.811 7436.128 88450.944 C 7436.128 88453.078 7437.621 88454.144 7440.608 88454.144 C 7441.035 88457.131 7438.475 88459.478 7432.928 88461.184 C 7427.808 88462.464 7424.821 88463.104 7423.968 88463.104 C 7423.968 88464.384 7425.035 88465.024 7427.168 88465.024 C 7429.728 88465.024 7431.221 88465.451 7431.648 88466.304 L 7438.048 88465.024 C 7437.195 88466.731 7433.355 88470.358 7426.528 88475.904 L 7417.568 88477.184 L 7415.648 88481.664 L 7418.848 88481.664 L 7420.768 88486.784 L 7423.328 88485.504 L 7424.608 88488.064 L 7422.688 88489.984 L 7415.648 88488.704 C 7414.795 88489.131 7413.941 88489.344 7413.088 88489.344 C 7413.941 88492.331 7414.795 88495.104 7415.648 88497.664 L 7410.528 88502.784 C 7409.248 88504.064 7407.968 88505.558 7406.688 88507.264 C 7406.688 88508.544 7406.901 88509.824 7407.328 88511.104 L 7407.328 88516.224 L 7402.848 88516.224 L 7397.728 88521.344 C 7401.568 88520.491 7403.915 88520.064 7404.768 88520.064 L 7403.488 88521.984 L 7402.208 88524.544 L 7393.248 88527.744 L 7400.928 88527.744 L 7400.928 88530.304 L 7396.448 88530.944 L 7391.328 88539.264 L 7388.768 88539.904 L 7388.768 88546.944 C 7384.501 88549.504 7381.088 88553.344 7378.528 88558.464 C 7378.528 88560.171 7378.741 88561.878 7379.168 88563.584 L 7383.648 88564.864 C 7383.648 88566.571 7381.728 88568.491 7377.888 88570.624 C 7374.048 88572.331 7371.488 88573.398 7370.208 88573.824 L 7370.208 88576.384 L 7376.608 88576.384 L 7376.608 88579.584 L 7366.368 88584.064 C 7367.648 88586.624 7369.995 88587.264 7373.408 88585.984 L 7359.968 88597.504 C 7358.261 88600.491 7357.621 88602.198 7358.048 88602.624 C 7358.475 88602.624 7359.328 88602.838 7360.608 88603.264 C 7361.888 88603.264 7362.528 88603.904 7362.528 88605.184 C 7362.101 88604.331 7360.181 88603.904 7356.768 88603.904 L 7356.768 88607.744 L 7358.048 88609.664 L 7354.208 88610.304 C 7353.355 88611.158 7353.355 88612.011 7354.208 88612.864 L 7357.408 88616.064 C 7356.128 88617.344 7355.061 88618.624 7354.208 88619.904 L 7345.888 88623.104 L 7350.368 88622.464 C 7349.515 88624.171 7349.088 88625.664 7349.088 88626.944 L 7346.528 88634.624 L 7341.408 88639.104 C 7341.408 88640.811 7341.621 88642.304 7342.048 88643.584 L 7343.328 88648.704 L 7335.648 88652.544 L 7338.848 88656.384 L 7338.208 88658.944 L 7331.168 88661.504 L 7331.168 88664.064 C 7332.875 88664.918 7333.728 88665.558 7333.728 88665.984 C 7333.728 88668.544 7332.661 88671.744 7330.528 88675.584 C 7328.821 88679.424 7327.968 88682.198 7327.968 88683.904 C 7324.981 88691.584 7322.421 88698.624 7320.288 88705.024 C 7318.581 88710.998 7317.728 88716.971 7317.728 88722.944 C 7317.728 88725.931 7318.581 88729.131 7320.288 88732.544 C 7321.995 88735.531 7323.701 88737.024 7325.408 88737.024 C 7334.368 88737.024 7347.381 88730.624 7364.448 88717.824 C 7371.275 88712.704 7382.795 88703.104 7399.008 88689.024 L 7402.848 88690.944 L 7398.368 88693.504 C 7392.395 88705.878 7373.621 88724.011 7342.048 88747.904 C 7310.475 88771.371 7288.075 88783.104 7274.848 88783.104 C 7271.861 88783.104 7267.595 88782.251 7262.048 88780.544 C 7256.928 88778.838 7253.088 88776.918 7250.528 88774.784 C 7249.675 88772.651 7248.395 88766.678 7246.688 88756.864 C 7244.981 88746.624 7241.781 88740.438 7237.088 88738.304 C 7235.808 88739.584 7233.461 88742.358 7230.048 88746.624 C 7222.795 88755.584 7218.101 88760.491 7215.968 88761.344 L 7212.128 88767.104 C 7206.155 88769.664 7200.181 88773.718 7194.208 88779.264 C 7188.661 88784.811 7183.115 88790.144 7177.568 88795.264 L 7173.088 88794.624 C 7171.381 88794.624 7167.755 88795.904 7162.208 88798.464 C 7156.661 88801.024 7152.608 88803.158 7150.048 88804.864 C 7145.355 88804.438 7140.235 88803.798 7134.688 88802.944 C 7129.568 88802.091 7125.515 88800.384 7122.528 88797.824 C 7123.808 88794.838 7124.448 88792.491 7124.448 88790.784 C 7123.168 88791.211 7121.888 88791.424 7120.608 88791.424 C 7118.901 88791.424 7117.408 88789.291 7116.128 88785.024 L 7114.208 88778.624 L 7111.648 88778.624 C 7108.235 88769.238 7105.888 88761.984 7104.608 88756.864 C 7103.328 88751.744 7102.688 88744.918 7102.688 88736.384 C 7102.688 88704.811 7116.555 88669.184 7144.288 88629.504 C 7166.901 88597.078 7193.355 88568.491 7223.648 88543.744 C 7231.755 88536.918 7239.008 88531.158 7245.408 88526.464 C 7250.101 88523.478 7257.995 88518.358 7269.088 88511.104 ZM 7231.968 88576.384 C 7230.261 88580.651 7225.781 88587.264 7218.528 88596.224 C 7213.408 88602.624 7210.421 88606.464 7209.568 88607.744 L 7205.728 88608.384 L 7207.008 88610.944 L 7205.728 88614.144 L 7206.368 88616.064 C 7204.661 88618.624 7203.808 88620.971 7203.808 88623.104 L 7199.328 88623.104 L 7199.328 88626.304 C 7195.915 88629.291 7194.421 88633.131 7194.848 88637.824 L 7189.088 88639.744 L 7190.368 88644.224 L 7186.528 88651.264 L 7181.408 88648.704 L 7180.128 88650.624 L 7183.328 88653.824 L 7185.888 88653.824 C 7185.035 88655.958 7184.608 88657.451 7184.608 88658.304 L 7181.408 88661.504 L 7184.608 88666.624 L 7179.488 88671.104 L 7178.848 88674.304 C 7179.701 88676.438 7180.128 88679.638 7180.128 88683.904 C 7179.275 88692.011 7178.848 88697.984 7178.848 88701.824 C 7178.848 88712.491 7180.555 88721.024 7183.968 88727.424 C 7187.808 88733.824 7192.288 88737.024 7197.408 88737.024 C 7205.515 88737.024 7213.621 88734.251 7221.728 88728.704 C 7229.835 88723.158 7235.381 88719.531 7238.368 88717.824 C 7239.648 88714.838 7241.995 88708.011 7245.408 88697.344 C 7248.821 88686.251 7251.808 88677.931 7254.368 88672.384 C 7260.768 88657.024 7266.528 88644.224 7271.648 88633.984 C 7275.061 88627.158 7281.675 88614.784 7291.488 88596.864 C 7295.328 88590.464 7297.248 88583.211 7297.248 88575.104 C 7297.248 88565.718 7295.755 88557.611 7292.768 88550.784 C 7288.501 88540.971 7282.315 88536.064 7274.208 88536.064 C 7270.368 88536.064 7264.395 88539.264 7256.288 88545.664 L 7247.328 88553.344 C 7246.901 88555.904 7244.768 88559.318 7240.928 88563.584 C 7238.795 88566.144 7235.595 88569.558 7231.328 88573.824 L 7231.968 88576.384 ZM 7698.178 88601.984 C 7701.165 88591.744 7705.645 88580.224 7711.618 88567.424 C 7717.591 88554.624 7723.565 88542.251 7729.538 88530.304 L 7731.458 88531.584 L 7736.578 88529.664 C 7742.125 88526.678 7745.751 88524.758 7747.458 88523.904 C 7752.151 88520.491 7755.565 88518.144 7757.698 88516.864 C 7763.671 88514.304 7769.645 88511.531 7775.618 88508.544 C 7781.591 88506.411 7787.351 88503.424 7792.898 88499.584 L 7798.658 88503.424 C 7796.525 88512.384 7794.605 88520.704 7792.898 88528.384 C 7789.485 88543.318 7786.711 88552.064 7784.578 88554.624 L 7780.738 88560.384 C 7778.605 88563.371 7777.751 88565.931 7778.178 88568.064 L 7778.818 88571.904 C 7801.005 88552.704 7818.498 88538.198 7831.298 88528.384 C 7854.765 88510.464 7875.245 88501.504 7892.738 88501.504 C 7897.431 88501.504 7901.698 88502.358 7905.538 88504.064 C 7909.805 88505.344 7913.005 88508.118 7915.138 88512.384 L 7916.418 88516.864 C 7916.845 88517.718 7918.338 88518.571 7920.898 88519.424 L 7920.258 88524.544 C 7921.111 88525.824 7922.178 88527.104 7923.458 88528.384 L 7926.658 88532.224 L 7925.378 88538.624 L 7927.938 88545.024 L 7921.538 88546.304 L 7921.538 88550.784 L 7925.378 88548.864 L 7925.378 88561.664 L 7920.258 88562.944 L 7921.538 88566.784 L 7913.858 88578.944 C 7915.138 88581.078 7917.485 88581.504 7920.898 88580.224 L 7917.058 88583.424 L 7915.138 88582.784 L 7908.098 88589.824 L 7913.858 88593.664 L 7908.098 88592.384 C 7907.671 88593.238 7907.458 88594.091 7907.458 88594.944 L 7902.338 88597.504 L 7902.338 88602.624 C 7898.498 88606.464 7895.725 88610.091 7894.018 88613.504 C 7894.445 88614.358 7896.578 88615.211 7900.418 88616.064 L 7897.858 88623.104 L 7892.098 88625.024 L 7890.818 88630.784 L 7888.258 88631.424 L 7889.538 88635.904 C 7889.538 88640.598 7888.685 88643.158 7886.978 88643.584 L 7882.498 88639.744 C 7883.351 88641.024 7882.498 88642.091 7879.938 88642.944 C 7877.805 88643.371 7876.738 88643.798 7876.738 88644.224 L 7876.738 88649.344 L 7885.698 88648.064 L 7885.058 88649.984 L 7881.218 88650.624 C 7881.218 88654.891 7879.725 88658.304 7876.738 88660.864 L 7870.978 88659.584 L 7869.058 88664.064 L 7874.178 88664.064 L 7869.698 88672.384 L 7868.418 88670.464 L 7862.658 88669.184 C 7861.378 88670.891 7861.805 88672.384 7863.938 88673.664 C 7866.071 88674.518 7866.925 88675.798 7866.498 88677.504 L 7860.738 88682.624 L 7864.578 88687.104 L 7867.138 88687.104 L 7867.138 88689.664 L 7863.298 88689.024 L 7859.458 88690.944 L 7860.098 88695.424 C 7858.818 88697.558 7857.751 88699.478 7856.898 88701.184 L 7856.898 88719.104 L 7853.698 88720.384 C 7852.845 88723.798 7852.418 88726.784 7852.418 88729.344 C 7852.418 88732.331 7853.058 88735.104 7854.338 88737.664 L 7864.578 88739.584 C 7874.818 88739.584 7893.378 88731.264 7920.258 88714.624 C 7932.631 88706.944 7948.205 88696.491 7966.978 88683.264 C 7965.271 88685.824 7961.218 88689.878 7954.818 88695.424 C 7948.845 88700.971 7944.791 88705.664 7942.658 88709.504 L 7936.258 88712.704 L 7937.538 88713.984 C 7917.485 88731.904 7895.725 88748.544 7872.258 88763.904 C 7839.405 88785.664 7814.658 88796.544 7798.018 88796.544 C 7784.791 88796.544 7775.831 88791.211 7771.138 88780.544 C 7768.151 88773.718 7766.658 88762.838 7766.658 88747.904 L 7766.658 88738.944 C 7769.218 88738.944 7770.711 88738.091 7771.138 88736.384 C 7771.565 88734.251 7770.498 88733.398 7767.938 88733.824 C 7772.631 88721.451 7777.751 88708.864 7783.298 88696.064 C 7793.111 88674.731 7798.658 88662.358 7799.938 88658.944 C 7820.845 88621.824 7833.218 88599.211 7837.058 88591.104 C 7845.165 88574.038 7849.218 88561.664 7849.218 88553.984 C 7849.218 88547.158 7846.018 88543.744 7839.618 88543.744 C 7833.218 88543.744 7825.325 88547.371 7815.938 88554.624 C 7808.685 88560.598 7801.645 88566.358 7794.818 88571.904 L 7793.538 88573.824 C 7790.978 88577.238 7782.871 88587.904 7769.218 88605.824 C 7757.698 88620.758 7749.591 88630.998 7744.898 88636.544 L 7744.898 88643.584 L 7739.138 88649.344 C 7739.565 88648.918 7740.205 88648.918 7741.058 88649.344 C 7741.911 88649.771 7741.911 88650.411 7741.058 88651.264 L 7737.218 88660.224 L 7730.818 88662.784 L 7730.178 88667.264 L 7724.418 88675.584 L 7725.058 88679.424 C 7720.791 88683.691 7719.298 88687.104 7720.578 88689.664 L 7715.458 88689.664 L 7717.378 88692.864 L 7709.058 88703.104 L 7704.578 88709.504 L 7705.218 88711.424 L 7702.018 88712.704 L 7701.378 88719.744 L 7695.618 88720.384 L 7698.818 88728.064 L 7695.618 88726.144 C 7694.765 88727.424 7693.911 88728.491 7693.058 88729.344 L 7687.298 88735.104 C 7688.151 88734.251 7689.005 88734.038 7689.858 88734.464 C 7691.138 88734.891 7691.778 88735.744 7691.778 88737.024 L 7684.738 88737.664 C 7682.178 88738.944 7680.898 88740.864 7680.898 88743.424 C 7681.751 88744.704 7682.818 88745.131 7684.098 88744.704 L 7677.058 88756.224 L 7672.578 88756.224 C 7668.311 88758.358 7664.898 88760.278 7662.338 88761.984 C 7659.778 88763.691 7657.218 88765.611 7654.658 88767.744 L 7648.258 88770.304 C 7646.551 88771.158 7645.911 88772.011 7646.338 88772.864 L 7640.578 88772.864 C 7641.431 88774.571 7640.578 88776.064 7638.018 88777.344 C 7635.458 88778.198 7633.965 88779.051 7633.538 88779.904 L 7627.778 88778.624 L 7618.818 88783.104 L 7613.058 88781.824 L 7613.058 88786.944 L 7602.818 88783.104 L 7600.898 88775.424 C 7600.898 88770.304 7608.791 88753.878 7624.578 88726.144 C 7645.058 88690.731 7665.751 88655.104 7686.658 88619.264 C 7690.498 88612.864 7694.338 88607.104 7698.178 88601.984 ZM 7943.998 88742.144 L 7950.398 88740.864 L 7951.038 88736.384 L 7956.158 88740.864 L 7956.158 88734.464 L 7948.478 88735.104 C 7947.625 88733.824 7946.558 88732.544 7945.278 88731.264 L 7947.198 88724.864 L 7950.398 88722.304 L 7948.478 88717.184 C 7948.478 88715.478 7948.265 88713.558 7947.838 88711.424 C 7952.105 88710.144 7954.665 88708.864 7955.518 88707.584 L 7952.958 88697.984 C 7957.225 88692.864 7959.998 88689.664 7961.278 88688.384 L 7959.998 88682.624 C 7963.411 88681.344 7965.331 88680.918 7965.758 88681.344 L 7968.958 88672.384 L 7965.758 88673.024 L 7965.758 88666.624 L 7970.878 88666.624 C 7970.451 88662.784 7971.518 88657.451 7974.078 88650.624 L 7979.838 88651.904 L 7984.958 88649.984 L 7979.198 88646.784 L 7986.878 88639.744 C 7987.731 88640.598 7988.585 88640.598 7989.438 88639.744 C 7990.718 88638.891 7990.931 88638.038 7990.078 88637.184 L 7985.598 88634.624 L 7988.158 88632.064 L 7988.798 88625.664 L 7994.558 88623.104 L 7993.278 88619.264 L 7999.038 88609.664 L 8006.078 88606.464 L 8009.278 88597.504 C 8009.705 88597.931 8010.558 88597.718 8011.838 88596.864 C 8013.545 88596.011 8013.758 88594.944 8012.478 88593.664 L 8017.598 88591.744 L 8016.958 88587.264 C 8024.211 88580.438 8031.465 88573.398 8038.718 88566.144 L 8038.718 88559.104 C 8044.691 88553.984 8051.305 88547.371 8058.558 88539.264 C 8064.105 88532.864 8067.945 88528.384 8070.078 88525.824 C 8074.771 88518.998 8084.585 88512.811 8099.518 88507.264 C 8108.905 88503.851 8120.851 88500.438 8135.358 88497.024 L 8141.758 88504.704 C 8141.758 88508.544 8140.051 88510.464 8136.638 88510.464 C 8134.505 88516.438 8130.878 88523.478 8125.758 88531.584 C 8119.358 88541.824 8114.238 88547.371 8110.398 88548.224 L 8110.398 88551.424 L 8103.358 88556.544 L 8105.278 88561.664 L 8089.918 88580.864 C 8088.211 88582.144 8087.785 88583.211 8088.638 88584.064 L 8081.598 88585.344 L 8083.518 88591.104 L 8077.118 88601.984 C 8075.411 88601.558 8072.638 88602.624 8068.798 88605.184 L 8071.998 88609.024 L 8064.318 88619.904 C 8064.318 88620.758 8064.105 88621.824 8063.678 88623.104 C 8063.678 88623.958 8063.251 88624.171 8062.398 88623.744 C 8061.545 88625.878 8060.478 88628.011 8059.198 88630.144 C 8057.918 88632.278 8055.358 88635.904 8051.518 88641.024 L 8051.518 88646.144 L 8052.798 88647.424 L 8043.198 88653.184 L 8041.918 88666.624 L 8036.158 88665.344 C 8035.731 88665.771 8035.518 88668.971 8035.518 88674.944 L 8034.238 88679.424 L 8032.318 88680.064 L 8034.878 88682.624 L 8033.598 88692.864 C 8030.611 88694.144 8028.051 88696.491 8025.918 88699.904 L 8029.118 88709.504 L 8023.998 88719.104 C 8023.998 88724.651 8024.851 88729.131 8026.558 88732.544 C 8028.691 88735.958 8032.318 88737.664 8037.438 88737.664 C 8045.545 88737.664 8060.051 88731.264 8080.958 88718.464 C 8101.865 88705.664 8114.025 88696.064 8117.438 88689.664 L 8116.798 88687.104 L 8124.478 88679.424 L 8125.758 88669.184 L 8129.598 88665.984 L 8132.158 88665.984 L 8131.518 88662.144 C 8131.518 88660.438 8131.945 88658.304 8132.798 88655.744 C 8134.078 88653.184 8135.358 88650.838 8136.638 88648.704 L 8138.558 88643.584 C 8139.838 88643.584 8140.691 88642.091 8141.118 88639.104 C 8141.118 88635.691 8141.971 88632.704 8143.678 88630.144 C 8145.811 88627.584 8147.945 88624.811 8150.078 88621.824 C 8155.198 88614.571 8158.611 88609.451 8160.318 88606.464 C 8163.731 88601.344 8166.078 88595.798 8167.358 88589.824 L 8210.878 88527.744 L 8217.278 88517.504 C 8221.545 88516.224 8225.598 88513.238 8229.438 88508.544 L 8234.558 88510.464 C 8234.985 88510.464 8235.411 88510.251 8235.838 88509.824 C 8235.838 88507.264 8234.985 88506.198 8233.278 88506.624 C 8235.411 88504.064 8242.878 88500.864 8255.678 88497.024 C 8268.905 88493.184 8277.865 88491.264 8282.558 88491.264 L 8280.638 88512.384 L 8279.358 88516.864 L 8276.158 88520.064 C 8274.025 88522.624 8274.238 88524.331 8276.798 88525.184 L 8269.118 88530.304 L 8269.118 88535.424 C 8269.118 88536.278 8268.051 88537.558 8265.918 88539.264 C 8263.785 88540.971 8262.078 88542.038 8260.798 88542.464 C 8263.358 88546.304 8264.638 88548.864 8264.638 88550.144 L 8259.518 88554.624 L 8256.958 88553.344 C 8255.678 88555.904 8255.251 88557.398 8255.678 88557.824 L 8249.918 88556.544 L 8249.918 88561.664 L 8255.038 88562.304 L 8255.038 88565.504 C 8252.478 88566.358 8250.771 88566.784 8249.918 88566.784 C 8248.638 88572.331 8246.291 88577.451 8242.878 88582.144 C 8242.451 88581.718 8240.958 88581.291 8238.398 88580.864 L 8240.318 88584.064 C 8240.318 88584.918 8238.611 88585.984 8235.198 88587.264 L 8237.118 88589.184 L 8231.998 88595.584 L 8235.198 88600.064 L 8230.078 88603.264 L 8224.318 88603.264 C 8222.611 88604.118 8221.758 88605.184 8221.758 88606.464 C 8222.611 88606.891 8223.678 88607.318 8224.958 88607.744 L 8224.318 88612.864 L 8225.598 88614.784 L 8220.478 88617.984 L 8222.398 88621.184 C 8222.398 88623.744 8220.905 88625.664 8217.918 88626.944 C 8214.931 88628.224 8212.585 88629.078 8210.878 88629.504 L 8218.558 88635.904 L 8216.638 88637.824 L 8211.518 88639.104 L 8210.238 88643.584 L 8201.918 88648.064 L 8199.358 88647.424 L 8194.238 88649.984 L 8197.438 88653.824 L 8201.278 88652.544 L 8203.838 88653.824 L 8208.958 88653.824 L 8207.038 88658.944 L 8203.198 88658.944 L 8202.558 88664.064 L 8196.798 88664.064 L 8195.518 88666.624 L 8199.358 88670.464 L 8197.438 88676.224 L 8191.678 88681.344 L 8191.038 88687.104 C 8190.185 88686.678 8189.331 88686.891 8188.478 88687.744 C 8188.051 88688.598 8187.625 88689.238 8187.198 88689.664 L 8188.478 88696.704 C 8187.625 88695.851 8186.771 88696.064 8185.918 88697.344 C 8185.065 88698.624 8184.638 88699.478 8184.638 88699.904 L 8185.918 88706.944 L 8182.078 88706.944 L 8180.798 88716.544 C 8180.798 88719.958 8181.225 88722.731 8182.078 88724.864 C 8182.931 88726.998 8184.425 88729.558 8186.558 88732.544 L 8192.958 88735.104 C 8198.931 88732.971 8215.998 88724.224 8244.158 88708.864 C 8272.318 88693.078 8286.611 88685.184 8287.038 88685.184 C 8275.091 88693.291 8264.851 88700.544 8256.318 88706.944 C 8243.945 88716.331 8234.345 88724.651 8227.518 88731.904 L 8221.118 88732.544 C 8210.025 88742.784 8204.265 88748.118 8203.838 88748.544 C 8200.851 88751.104 8196.585 88753.878 8191.038 88756.864 L 8189.118 88758.144 C 8176.318 88766.678 8162.665 88774.571 8148.158 88781.824 L 8146.878 88780.544 L 8140.478 88783.104 C 8139.625 88781.398 8138.771 88780.758 8137.918 88781.184 C 8137.065 88781.184 8136.851 88781.824 8137.278 88783.104 L 8123.838 88784.384 C 8119.998 88784.384 8116.158 88781.398 8112.318 88775.424 C 8108.478 88769.451 8105.918 88763.691 8104.638 88758.144 L 8105.278 88755.584 L 8107.198 88754.304 C 8106.345 88752.171 8105.491 88750.251 8104.638 88748.544 C 8104.211 88746.411 8103.998 88744.704 8103.998 88743.424 L 8107.198 88737.664 L 8105.918 88726.144 L 8107.838 88723.584 L 8107.838 88719.104 L 8110.398 88719.104 L 8110.398 88712.064 L 8112.958 88707.584 C 8109.118 88710.571 8103.998 88714.838 8097.598 88720.384 C 8094.185 88723.371 8089.278 88727.851 8082.878 88733.824 C 8080.745 88736.384 8076.051 88740.864 8068.798 88747.264 C 8061.971 88753.238 8058.131 88756.864 8057.278 88758.144 L 8050.238 88761.344 L 8046.398 88767.744 L 8043.838 88769.664 C 8038.718 88772.224 8033.598 88776.278 8028.478 88781.824 L 8025.278 88781.184 C 8022.718 88782.891 8021.011 88783.958 8020.158 88784.384 L 8020.158 88786.944 C 8016.745 88787.798 8013.758 88789.078 8011.198 88790.784 L 8004.798 88793.984 C 8001.385 88793.984 7996.051 88794.624 7988.798 88795.904 C 7981.971 88797.184 7974.291 88798.891 7965.758 88801.024 C 7965.331 88799.318 7963.625 88797.824 7960.638 88796.544 L 7955.518 88793.984 C 7951.251 88785.878 7948.051 88779.478 7945.918 88774.784 C 7943.785 88770.091 7941.651 88763.904 7939.518 88756.224 L 7941.438 88752.384 L 7937.598 88748.544 L 7943.998 88742.144 ZM 8356.708 88585.344 C 8360.975 88578.944 8366.521 88569.771 8373.348 88557.824 L 8388.708 88529.664 L 8386.148 88527.744 C 8391.695 88520.491 8397.028 88514.944 8402.148 88511.104 C 8405.135 88508.971 8411.748 88505.344 8421.988 88500.224 L 8422.628 88498.304 C 8430.308 88494.891 8435.855 88492.544 8439.268 88491.264 C 8445.668 88488.704 8451.641 88486.998 8457.188 88486.144 C 8458.041 88489.558 8459.108 88492.758 8460.388 88495.744 C 8460.388 88497.878 8459.748 88500.864 8458.468 88504.704 C 8457.615 88508.544 8456.975 88511.318 8456.548 88513.024 L 8459.748 88513.024 C 8458.041 88521.558 8456.975 88526.251 8456.548 88527.104 C 8454.415 88534.358 8452.068 88539.051 8449.508 88541.184 L 8453.348 88545.024 L 8449.508 88545.024 L 8444.388 88548.224 L 8449.508 88550.144 C 8448.228 88555.691 8447.588 88558.678 8447.588 88559.104 L 8443.108 88564.224 L 8439.908 88564.224 C 8437.775 88568.491 8436.708 88571.264 8436.708 88572.544 C 8456.761 88558.038 8476.815 88543.318 8496.868 88528.384 C 8507.535 88521.558 8519.055 88515.158 8531.428 88509.184 C 8543.801 88502.784 8555.535 88498.304 8566.628 88495.744 C 8574.735 88498.731 8581.135 88502.784 8585.828 88507.904 C 8586.255 88507.478 8586.468 88507.691 8586.468 88508.544 L 8587.748 88509.824 L 8585.828 88514.944 C 8585.828 88519.638 8588.388 88520.918 8593.508 88518.784 C 8593.935 88526.038 8594.148 88531.584 8594.148 88535.424 L 8592.228 88541.824 C 8592.228 88543.104 8592.441 88544.384 8592.868 88545.664 C 8592.015 88546.944 8590.948 88548.011 8589.668 88548.864 C 8588.388 88549.718 8587.108 88549.078 8585.828 88546.944 L 8588.388 88557.184 C 8587.108 88555.904 8586.255 88555.904 8585.828 88557.184 C 8585.401 88558.038 8584.975 88559.104 8584.548 88560.384 L 8589.028 88561.024 C 8621.455 88536.278 8639.161 88522.838 8642.148 88520.704 C 8666.895 88504.064 8686.735 88495.744 8701.668 88495.744 C 8715.748 88495.744 8725.561 88503.211 8731.108 88518.144 L 8733.668 88518.144 L 8731.748 88523.904 C 8732.175 88525.611 8732.388 88529.238 8732.388 88534.784 C 8732.388 88540.331 8733.028 88543.104 8734.308 88543.104 L 8734.308 88548.864 C 8732.601 88548.438 8730.681 88548.224 8728.548 88548.224 L 8722.148 88548.224 L 8724.068 88552.704 L 8729.828 88551.424 L 8731.108 88555.904 C 8730.255 88556.758 8729.401 88557.824 8728.548 88559.104 C 8727.695 88559.958 8727.268 88561.878 8727.268 88564.864 L 8725.988 88568.704 L 8718.308 88568.704 L 8718.308 88566.784 C 8717.455 88566.784 8716.815 88566.571 8716.388 88566.144 L 8713.188 88575.104 C 8714.041 88575.958 8715.535 88576.171 8717.668 88575.744 C 8719.801 88575.318 8720.228 88574.251 8718.948 88572.544 L 8725.348 88575.744 L 8725.348 88578.944 L 8718.948 88584.704 L 8717.668 88581.504 L 8715.108 88586.624 L 8718.308 88589.184 L 8713.828 88589.184 C 8711.695 88589.184 8710.628 88590.678 8710.628 88593.664 C 8710.628 88594.944 8709.988 88596.651 8708.708 88598.784 C 8707.855 88600.491 8707.428 88601.984 8707.428 88603.264 C 8703.161 88610.944 8700.815 88615.638 8700.388 88617.344 L 8693.988 88617.344 L 8694.628 88614.144 C 8693.775 88614.571 8692.708 88615.211 8691.428 88616.064 L 8688.868 88618.624 L 8688.868 88622.464 L 8692.068 88622.464 C 8692.495 88623.744 8691.641 88624.598 8689.508 88625.024 C 8687.375 88625.451 8685.455 88625.878 8683.748 88626.304 L 8684.388 88628.864 C 8686.948 88629.718 8688.228 88631.211 8688.228 88633.344 L 8686.948 88635.904 L 8676.068 88643.584 L 8679.268 88643.584 L 8677.348 88650.624 L 8671.588 88651.904 L 8669.668 88658.944 L 8661.988 88663.424 C 8661.135 88664.704 8661.348 88666.411 8662.628 88668.544 C 8664.335 88670.678 8665.188 88671.958 8665.188 88672.384 L 8658.788 88668.544 L 8657.508 88674.304 L 8654.308 88674.304 L 8650.468 88681.344 C 8647.908 88682.624 8647.055 88684.118 8647.908 88685.824 L 8656.868 88686.464 C 8652.175 88689.878 8647.695 88693.078 8643.428 88696.064 C 8641.295 88701.184 8639.375 88705.451 8637.668 88708.864 C 8635.961 88712.278 8633.401 88715.264 8629.988 88717.824 C 8631.268 88720.384 8632.548 88722.731 8633.828 88724.864 L 8628.708 88731.264 L 8631.908 88737.024 L 8644.068 88733.184 C 8656.868 88728.491 8671.161 88718.038 8686.948 88701.824 C 8704.441 88683.904 8717.455 88672.811 8725.988 88668.544 L 8725.988 88665.984 L 8740.708 88655.744 L 8743.268 88655.744 L 8740.708 88664.064 C 8736.441 88665.771 8732.601 88668.331 8729.188 88671.744 C 8723.641 88677.718 8718.095 88683.478 8712.548 88689.024 C 8712.121 88691.584 8703.161 88701.184 8685.668 88717.824 C 8668.601 88734.038 8657.721 88743.424 8653.028 88745.984 L 8653.028 88748.544 C 8636.815 88761.771 8623.801 88772.224 8613.988 88779.904 C 8595.215 88794.411 8580.281 88801.024 8569.188 88799.744 L 8554.468 88798.464 L 8550.628 88793.344 L 8548.068 88793.344 C 8546.361 88789.504 8545.081 88786.304 8544.228 88783.744 C 8543.375 88781.184 8542.948 88778.838 8542.948 88776.704 C 8542.948 88774.998 8544.228 88767.104 8546.788 88753.024 C 8546.788 88750.464 8547.001 88747.904 8547.428 88745.344 C 8553.828 88729.984 8580.495 88685.611 8627.428 88612.224 C 8647.481 88581.078 8658.575 88560.598 8660.708 88550.784 L 8656.228 88541.824 L 8649.188 88539.264 C 8638.521 88542.251 8627.641 88547.798 8616.548 88555.904 C 8605.881 88563.584 8595.641 88571.051 8585.828 88578.304 L 8578.148 88587.904 C 8574.308 88591.318 8571.748 88593.664 8570.468 88594.944 C 8569.188 88596.224 8567.481 88598.784 8565.348 88602.624 C 8566.201 88606.038 8565.135 88609.024 8562.148 88611.584 C 8560.868 88612.864 8557.668 88614.998 8552.548 88617.984 C 8552.548 88618.838 8554.041 88619.264 8557.028 88619.264 L 8558.308 88622.464 L 8554.468 88621.824 L 8550.628 88626.304 C 8551.908 88625.878 8553.188 88626.518 8554.468 88628.224 C 8554.468 88628.651 8554.681 88629.078 8555.108 88629.504 L 8551.268 88629.504 L 8546.788 88633.344 L 8551.268 88633.344 L 8541.028 88640.384 L 8543.588 88645.504 L 8535.268 88646.144 C 8536.548 88650.411 8537.188 88653.398 8537.188 88655.104 C 8534.201 88657.664 8532.921 88659.798 8533.348 88661.504 L 8526.948 88660.224 C 8524.815 88662.784 8522.468 88665.984 8519.908 88669.824 C 8517.775 88673.664 8516.708 88676.864 8516.708 88679.424 L 8521.188 88679.424 L 8521.188 88676.224 L 8525.028 88676.864 L 8523.748 88682.624 L 8514.148 88694.784 L 8504.548 88692.224 L 8503.908 88694.144 C 8507.321 88698.838 8509.028 88701.824 8509.028 88703.104 C 8506.895 88703.531 8504.761 88703.744 8502.628 88703.744 C 8501.775 88703.744 8501.348 88704.598 8501.348 88706.304 C 8501.348 88707.584 8501.135 88708.438 8500.708 88708.864 L 8498.788 88708.224 L 8491.748 88718.464 C 8492.601 88718.038 8493.455 88718.251 8494.308 88719.104 C 8495.588 88719.531 8496.655 88719.958 8497.508 88720.384 C 8492.388 88724.224 8488.335 88727.851 8485.348 88731.264 L 8486.628 88735.744 C 8480.655 88738.731 8477.668 88742.784 8477.668 88747.904 C 8474.681 88750.464 8470.841 88753.024 8466.148 88755.584 C 8461.881 88757.718 8457.828 88759.851 8453.988 88761.984 L 8457.828 88763.264 L 8457.828 88766.464 C 8455.695 88767.744 8454.415 88768.598 8453.988 88769.024 C 8453.135 88768.598 8452.495 88767.958 8452.068 88767.104 L 8440.548 88776.704 L 8438.628 88775.424 L 8435.428 88776.064 L 8426.468 88781.824 C 8423.908 88783.531 8421.988 88785.024 8420.708 88786.304 C 8419.428 88787.158 8418.148 88788.224 8416.868 88789.504 L 8405.988 88794.624 C 8404.708 88794.624 8402.788 88793.984 8400.228 88792.704 C 8398.095 88790.998 8397.028 88789.504 8397.028 88788.224 C 8397.028 88769.878 8407.481 88742.784 8428.388 88706.944 C 8447.588 88676.651 8467.215 88645.504 8487.268 88613.504 C 8507.748 88581.078 8517.988 88558.038 8517.988 88544.384 L 8516.068 88540.544 C 8515.641 88539.264 8515.001 88537.771 8514.148 88536.064 C 8500.495 88541.611 8486.841 88549.504 8473.188 88559.744 C 8470.628 88561.451 8451.001 88578.944 8414.308 88612.224 L 8416.868 88614.784 C 8416.868 88616.064 8415.588 88617.558 8413.028 88619.264 C 8410.468 88620.544 8409.615 88622.251 8410.468 88624.384 L 8404.068 88624.384 C 8404.495 88625.664 8404.281 88626.731 8403.428 88627.584 C 8403.001 88628.438 8402.575 88629.078 8402.148 88629.504 L 8407.268 88639.744 C 8405.988 88640.171 8405.135 88641.238 8404.708 88642.944 C 8404.281 88644.651 8404.068 88646.144 8404.068 88647.424 C 8399.801 88651.264 8396.601 88654.251 8394.468 88656.384 L 8391.268 88656.384 L 8385.508 88664.704 C 8384.228 88666.838 8382.095 88671.104 8379.108 88677.504 C 8376.548 88683.904 8374.628 88689.024 8373.348 88692.864 L 8365.668 88697.344 L 8366.948 88700.544 L 8365.028 88702.464 C 8360.761 88704.171 8357.135 88707.371 8354.148 88712.064 C 8355.001 88712.064 8355.428 88712.704 8355.428 88713.984 C 8355.855 88714.838 8356.281 88715.478 8356.708 88715.904 C 8354.148 88718.038 8351.801 88719.958 8349.668 88721.664 C 8346.681 88725.931 8344.548 88729.131 8343.268 88731.264 C 8340.281 88735.958 8339.215 88739.371 8340.068 88741.504 L 8332.388 88744.064 L 8331.748 88750.464 L 8327.908 88749.824 C 8327.055 88752.811 8326.201 88755.371 8325.348 88757.504 C 8324.495 88759.638 8323.641 88761.984 8322.788 88764.544 L 8313.828 88769.664 C 8314.255 88769.238 8314.255 88768.811 8313.828 88768.384 L 8312.548 88767.104 L 8312.548 88776.064 L 8311.268 88781.824 L 8298.468 88784.384 L 8291.428 88792.064 L 8289.508 88790.784 L 8270.308 88797.184 L 8263.908 88794.624 C 8262.201 88795.478 8259.215 88796.544 8254.948 88797.824 C 8250.255 88799.104 8246.841 88799.744 8244.708 88799.744 C 8243.428 88799.744 8241.935 88798.678 8240.228 88796.544 C 8238.095 88793.984 8235.961 88790.571 8233.828 88786.304 C 8244.068 88775.638 8261.348 88747.478 8285.668 88701.824 C 8297.615 88679.638 8308.281 88662.784 8317.668 88651.264 C 8330.468 88629.504 8343.481 88607.531 8356.708 88585.344 ZM 8738.658 88726.144 C 8738.658 88715.478 8740.578 88702.891 8744.418 88688.384 C 8746.125 88682.411 8749.965 88670.251 8755.938 88651.904 L 8761.058 88651.904 C 8761.911 88651.051 8761.485 88649.984 8759.778 88648.704 C 8758.925 88648.704 8758.285 88648.491 8757.858 88648.064 C 8771.511 88604.971 8794.125 88555.691 8825.698 88500.224 C 8850.445 88456.704 8879.245 88411.264 8912.098 88363.904 C 8924.471 88356.651 8934.925 88350.891 8943.458 88346.624 C 8954.978 88341.078 8965.431 88337.238 8974.818 88335.104 L 8982.498 88333.184 C 8988.471 88334.891 8992.738 88335.958 8995.298 88336.384 C 8994.445 88343.638 8988.685 88355.584 8978.018 88372.224 L 8953.698 88409.344 L 8949.858 88409.984 L 8951.138 88413.184 C 8951.138 88415.744 8949.431 88417.024 8946.018 88417.024 C 8944.311 88423.424 8941.538 88430.038 8937.698 88436.864 C 8931.725 88447.531 8928.311 88454.144 8927.458 88456.704 L 8923.618 88452.224 L 8923.618 88454.784 L 8925.538 88459.904 L 8921.698 88467.584 L 8914.658 88474.624 L 8917.218 88474.624 L 8915.938 88477.824 L 8918.498 88478.464 C 8914.658 88479.318 8912.525 88479.318 8912.098 88478.464 L 8909.538 88484.224 L 8913.378 88486.784 C 8913.378 88487.638 8912.525 88488.491 8910.818 88489.344 L 8905.698 88491.904 L 8910.178 88495.104 C 8908.471 88493.398 8906.978 88493.398 8905.698 88495.104 C 8905.698 88496.384 8905.911 88497.664 8906.338 88498.944 L 8899.298 88505.344 L 8903.138 88504.704 L 8899.298 88511.744 L 8899.938 88516.224 L 8890.978 88515.584 L 8892.258 88521.344 L 8890.338 88523.264 L 8893.538 88521.984 L 8894.178 88520.064 C 8895.458 88520.491 8896.311 88520.918 8896.738 88521.344 C 8897.165 88521.771 8897.591 88522.411 8898.018 88523.264 C 8910.391 88513.878 8921.911 88506.624 8932.578 88501.504 C 8945.805 88495.104 8956.045 88491.478 8963.298 88490.624 C 8970.551 88489.771 8975.458 88489.344 8978.018 88489.344 C 8980.578 88489.344 8983.565 88489.771 8986.978 88490.624 C 8990.818 88491.478 8994.231 88492.331 8997.218 88493.184 C 8996.365 88495.744 8996.365 88497.451 8997.218 88498.304 C 8998.498 88498.731 8999.351 88498.304 8999.778 88497.024 L 9010.018 88504.704 L 9013.858 88507.904 L 9018.978 88521.984 C 9021.111 88527.104 9022.178 88532.011 9022.178 88536.704 C 9022.178 88540.118 9021.965 88542.464 9021.538 88543.744 L 9018.978 88543.744 L 9023.458 88547.584 L 9019.618 88550.784 L 9018.338 88553.344 L 9023.458 88553.344 C 9022.605 88558.891 9020.045 88563.584 9015.778 88567.424 L 9020.258 88573.824 C 9020.258 88579.798 9019.618 88583.424 9018.338 88584.704 L 9011.938 88584.064 L 9017.698 88593.024 L 9011.298 88595.584 C 9010.445 88597.291 9010.018 88600.918 9010.018 88606.464 C 9010.018 88610.304 9008.951 88614.144 9006.818 88617.984 C 8999.991 88626.091 8995.085 88631.851 8992.098 88635.264 C 8992.951 88635.264 8993.805 88636.971 8994.658 88640.384 L 8988.898 88647.424 C 8986.765 88649.131 8984.845 88650.624 8983.138 88651.904 L 8981.858 88659.584 L 8983.778 88661.504 C 8982.498 88664.064 8981.005 88666.624 8979.298 88669.184 C 8977.591 88671.744 8975.458 88672.811 8972.898 88672.384 L 8966.498 88680.064 C 8964.791 88682.624 8962.445 88684.758 8959.458 88686.464 L 8959.458 88689.664 L 8956.898 88690.304 L 8953.058 88697.984 C 8950.925 88698.838 8946.871 88701.611 8940.898 88706.304 C 8934.925 88710.998 8929.805 88713.558 8925.538 88713.984 C 8926.818 88716.971 8927.458 88719.318 8927.458 88721.024 L 8923.618 88720.384 C 8922.338 88720.384 8921.485 88721.024 8921.058 88722.304 C 8920.631 88723.584 8920.845 88724.651 8921.698 88725.504 L 8915.298 88725.504 L 8906.338 88731.264 L 8902.498 88732.544 C 8903.351 88734.251 8903.991 88735.104 8904.418 88735.104 L 8895.458 88738.944 C 8892.898 88740.224 8890.125 88741.931 8887.138 88744.064 L 8889.058 88745.984 C 8867.298 88760.064 8849.591 88771.158 8835.938 88779.264 C 8809.485 88795.051 8790.711 88802.944 8779.618 88802.944 C 8777.058 88802.944 8773.218 88802.091 8768.098 88800.384 C 8763.405 88798.678 8759.991 88796.971 8757.858 88795.264 L 8752.098 88786.304 C 8747.405 88777.771 8743.991 88770.731 8741.858 88765.184 C 8739.725 88759.211 8738.658 88754.731 8738.658 88751.744 C 8738.658 88749.184 8739.298 88747.264 8740.578 88745.984 L 8738.658 88726.144 ZM 8864.738 88580.224 C 8862.605 88582.358 8860.685 88584.491 8858.978 88586.624 C 8855.565 88591.318 8853.431 88596.011 8852.578 88600.704 L 8854.498 88602.624 C 8849.378 88605.184 8846.391 88609.024 8845.538 88614.144 L 8842.338 88614.784 L 8842.338 88619.904 C 8842.765 88622.038 8841.698 88625.664 8839.138 88630.784 L 8841.698 88633.344 L 8839.778 88634.624 L 8838.498 88640.384 C 8835.085 88646.358 8833.165 88652.331 8832.738 88658.304 L 8827.618 88658.944 L 8829.538 88664.704 L 8828.258 88669.824 L 8825.698 88670.464 C 8825.698 88677.291 8823.565 88687.318 8819.298 88700.544 C 8815.458 88713.344 8813.538 88722.731 8813.538 88728.704 C 8813.538 88735.104 8815.458 88740.438 8819.298 88744.704 C 8823.565 88748.544 8828.898 88750.464 8835.298 88750.464 C 8856.631 88750.464 8880.951 88725.504 8908.258 88675.584 C 8933.858 88629.078 8946.658 88593.878 8946.658 88569.984 C 8946.658 88557.611 8944.098 88548.224 8938.978 88541.824 C 8933.858 88535.424 8925.325 88532.224 8913.378 88532.224 C 8900.578 88532.224 8889.911 88537.771 8881.378 88548.864 C 8874.551 88559.531 8867.725 88569.984 8860.898 88580.224 L 8864.738 88580.224 ZM 9012.078 88725.504 L 9012.078 88722.944 L 9015.278 88712.704 C 9014.425 88712.704 9013.571 88712.491 9012.718 88712.064 C 9012.291 88709.931 9013.145 88708.651 9015.278 88708.224 L 9015.278 88703.744 L 9017.838 88703.744 L 9015.918 88694.144 C 9015.918 88690.731 9018.265 88683.478 9022.958 88672.384 C 9026.371 88664.278 9029.998 88656.171 9033.838 88648.064 L 9036.398 88648.064 C 9041.091 88633.558 9054.745 88614.571 9077.358 88591.104 C 9100.398 88567.211 9119.385 88551.851 9134.318 88545.024 C 9153.945 88530.944 9171.438 88519.638 9186.798 88511.104 C 9210.691 88497.451 9229.465 88490.624 9243.118 88490.624 C 9254.211 88490.624 9262.745 88494.251 9268.718 88501.504 C 9274.691 88508.758 9277.678 88517.931 9277.678 88529.024 L 9277.038 88536.064 C 9276.185 88537.771 9275.331 88539.264 9274.478 88540.544 C 9274.478 88541.398 9274.265 88543.318 9273.838 88546.304 C 9272.985 88547.584 9272.345 88548.651 9271.918 88549.504 L 9266.798 88561.024 C 9265.091 88561.878 9264.025 88562.304 9263.598 88562.304 C 9263.598 88563.158 9263.811 88563.798 9264.238 88564.224 L 9256.558 88575.104 L 9253.358 88576.384 L 9252.078 88581.504 C 9251.225 88581.078 9249.091 88582.358 9245.678 88585.344 L 9239.918 88591.104 L 9234.158 88590.464 L 9227.758 88594.304 C 9229.038 88594.731 9230.531 88595.158 9232.238 88595.584 L 9221.998 88603.264 L 9218.798 88601.344 L 9216.878 88601.984 L 9217.518 88606.464 L 9205.358 88609.664 C 9199.385 88616.064 9189.358 88622.038 9175.278 88627.584 C 9170.585 88629.291 9163.758 88631.638 9154.798 88634.624 C 9153.518 88635.478 9152.238 88636.118 9150.958 88636.544 C 9149.251 88636.544 9146.051 88637.611 9141.358 88639.744 C 9137.091 88641.878 9134.745 88642.944 9134.318 88642.944 C 9129.198 88645.504 9122.585 88648.491 9114.478 88651.904 C 9106.371 88655.318 9101.251 88656.598 9099.118 88655.744 L 9093.358 88669.184 C 9094.211 88668.758 9095.065 88669.611 9095.918 88671.744 L 9093.358 88670.464 L 9090.158 88670.464 L 9090.158 88674.304 L 9094.638 88676.224 C 9093.785 88676.224 9092.718 88679.638 9091.438 88686.464 C 9090.158 88693.291 9089.518 88700.118 9089.518 88706.944 C 9089.518 88718.038 9092.078 88727.211 9097.198 88734.464 C 9102.318 88741.291 9109.998 88744.704 9120.238 88744.704 C 9131.331 88744.704 9145.625 88739.158 9163.118 88728.064 C 9176.771 88719.531 9190.425 88710.784 9204.078 88701.824 C 9212.185 88694.571 9220.291 88687.104 9228.398 88679.424 C 9231.811 88676.864 9237.145 88673.451 9244.398 88669.184 L 9246.318 88674.944 C 9244.185 88679.211 9239.278 88684.331 9231.598 88690.304 C 9224.345 88696.278 9219.651 88700.544 9217.518 88703.104 L 9214.958 88703.104 L 9207.278 88709.504 L 9204.078 88712.704 L 9199.598 88719.104 L 9197.038 88719.104 L 9184.238 88731.904 C 9178.265 88737.878 9173.571 88742.144 9170.158 88744.704 L 9128.558 88776.704 C 9126.425 88777.131 9124.931 88777.558 9124.078 88777.984 C 9123.225 88778.411 9123.651 88779.264 9125.358 88780.544 L 9105.518 88792.064 L 9105.518 88788.864 L 9099.118 88792.064 L 9099.758 88794.624 C 9098.478 88795.051 9095.491 88795.264 9090.798 88795.264 L 9088.238 88797.184 L 9082.478 88797.184 L 9079.278 88801.024 C 9077.998 88800.171 9075.225 88799.744 9070.958 88799.744 L 9054.958 88799.744 L 9056.238 88797.184 C 9054.105 88797.611 9051.331 88797.398 9047.918 88796.544 C 9044.931 88795.691 9041.731 88794.624 9038.318 88793.344 L 9038.318 88790.784 L 9042.798 88789.504 L 9040.878 88788.224 L 9033.198 88788.224 C 9030.211 88786.944 9027.865 88784.598 9026.158 88781.184 L 9030.638 88779.904 L 9028.718 88776.704 L 9022.318 88777.344 C 9019.758 88771.371 9019.118 88766.251 9020.398 88761.984 L 9017.198 88762.624 L 9017.198 88760.064 C 9019.758 88760.064 9020.825 88759.211 9020.398 88757.504 L 9014.638 88757.504 C 9017.198 88755.798 9018.478 88753.238 9018.478 88749.824 L 9013.358 88740.864 L 9015.918 88738.304 L 9012.078 88732.544 L 9012.078 88725.504 ZM 9184.878 88604.544 C 9192.131 88598.571 9197.891 88591.531 9202.158 88583.424 C 9206.851 88574.891 9209.198 88566.358 9209.198 88557.824 C 9209.198 88552.704 9207.491 88548.011 9204.078 88543.744 C 9200.665 88539.478 9196.185 88537.344 9190.638 88537.344 C 9187.651 88537.344 9185.518 88538.624 9184.238 88541.184 L 9178.478 88541.184 L 9181.038 88544.384 L 9182.958 88543.104 L 9164.398 88556.544 C 9163.118 88560.384 9160.131 88563.584 9155.438 88566.144 L 9147.118 88571.904 L 9147.118 88574.464 L 9152.238 88574.464 L 9145.838 88575.744 L 9143.278 88577.664 L 9139.438 88580.864 L 9137.518 88584.064 L 9134.958 88584.064 L 9133.678 88585.984 C 9133.678 88586.838 9135.385 88587.904 9138.798 88589.184 L 9134.958 88592.384 C 9133.678 88592.384 9130.265 88594.518 9124.718 88598.784 L 9123.438 88606.464 L 9122.158 88609.664 L 9119.598 88609.664 L 9112.558 88619.264 L 9114.478 88616.704 L 9117.678 88616.704 L 9114.478 88619.904 L 9111.918 88620.544 L 9111.918 88623.104 C 9105.518 88623.958 9101.678 88625.024 9100.398 88626.304 L 9102.318 88628.224 L 9104.238 88626.944 L 9109.998 88626.944 L 9108.078 88630.144 L 9105.518 88630.144 L 9105.518 88635.264 L 9107.438 88636.544 C 9104.451 88636.544 9102.318 88637.824 9101.038 88640.384 C 9112.131 88640.384 9127.065 88636.544 9145.838 88628.864 C 9164.611 88620.758 9177.625 88612.651 9184.878 88604.544 ZM 9209.258 88800.384 C 9217.365 88782.891 9232.298 88757.078 9254.058 88722.944 C 9275.391 88688.811 9290.111 88663.424 9298.218 88646.784 C 9315.711 88619.478 9328.085 88599.424 9335.338 88586.624 C 9350.698 88559.318 9359.445 88539.051 9361.578 88525.824 C 9379.925 88514.731 9394.005 88506.411 9403.818 88500.864 C 9414.058 88495.318 9422.165 88492.544 9428.138 88492.544 L 9434.538 88497.664 L 9437.098 88507.264 C 9437.098 88509.398 9436.245 88511.744 9434.538 88514.304 L 9431.978 88519.424 C 9432.831 88520.278 9433.258 88523.691 9433.258 88529.664 C 9431.551 88532.651 9430.058 88535.424 9428.778 88537.984 C 9427.498 88540.118 9425.791 88542.464 9423.658 88545.024 L 9423.658 88548.224 C 9425.365 88548.651 9426.645 88549.078 9427.498 88549.504 C 9428.778 88549.504 9430.271 88549.291 9431.978 88548.864 L 9430.058 88552.064 C 9429.631 88552.491 9427.285 88553.344 9423.018 88554.624 L 9418.538 88561.024 L 9424.298 88561.024 L 9423.018 88564.224 L 9414.698 88569.984 C 9413.845 88570.838 9413.845 88571.691 9414.698 88572.544 C 9415.551 88572.971 9416.405 88573.184 9417.258 88573.184 C 9418.111 88572.758 9418.965 88572.544 9419.818 88572.544 C 9419.818 88572.971 9420.031 88573.398 9420.458 88573.824 C 9446.911 88548.224 9469.525 88528.171 9488.298 88513.664 C 9507.498 88498.731 9520.298 88491.264 9526.698 88491.264 L 9535.658 88492.544 C 9535.231 88495.104 9536.085 88496.811 9538.218 88497.664 C 9538.218 88500.224 9537.151 88502.998 9535.018 88505.984 L 9531.178 88506.624 L 9528.618 88520.704 L 9526.058 88520.064 C 9525.205 88521.771 9524.565 88523.264 9524.138 88524.544 L 9518.378 88527.744 L 9515.818 88537.984 L 9520.938 88541.824 C 9520.085 88541.398 9519.445 88542.038 9519.018 88543.744 C 9518.591 88545.451 9518.805 88546.731 9519.658 88547.584 L 9512.618 88552.704 L 9508.138 88556.544 L 9510.698 88556.544 C 9507.285 88567.638 9504.085 88578.518 9501.098 88589.184 C 9500.671 88592.598 9499.605 88594.304 9497.898 88594.304 L 9499.178 88600.064 L 9502.378 88600.064 L 9502.378 88609.664 L 9508.778 88610.944 L 9519.658 88609.664 L 9528.618 88607.104 C 9540.991 88601.984 9556.138 88592.384 9574.058 88578.304 C 9596.245 88560.811 9610.538 88550.144 9616.938 88546.304 L 9616.938 88549.504 C 9613.525 88552.491 9599.018 88565.291 9573.418 88587.904 C 9554.645 88604.544 9541.418 88618.411 9533.738 88629.504 L 9529.258 88628.864 L 9522.858 88639.104 C 9517.738 88641.664 9510.698 88646.358 9501.738 88653.184 L 9488.938 88662.784 L 9490.218 88665.344 C 9484.671 88665.344 9477.845 88666.838 9469.738 88669.824 C 9461.631 88672.384 9453.951 88674.944 9446.698 88677.504 L 9446.698 88674.304 L 9438.378 88673.664 C 9431.551 88670.251 9426.858 88665.344 9424.298 88658.944 C 9422.165 88652.544 9421.098 88644.864 9421.098 88635.904 C 9421.098 88624.384 9423.658 88612.864 9428.778 88601.344 C 9434.325 88589.398 9439.871 88577.878 9445.418 88566.784 L 9391.018 88623.104 C 9391.018 88624.384 9390.165 88626.091 9388.458 88628.224 C 9387.178 88629.931 9385.685 88631.851 9383.978 88633.984 C 9382.271 88635.691 9378.431 88642.091 9372.458 88653.184 C 9366.911 88664.278 9361.791 88672.171 9357.098 88676.864 L 9359.018 88683.904 L 9356.458 88683.264 C 9355.178 88683.264 9353.898 88684.118 9352.618 88685.824 C 9351.338 88687.531 9351.125 88688.811 9351.978 88689.664 C 9352.405 88690.091 9353.258 88690.091 9354.538 88689.664 C 9355.818 88689.238 9356.458 88689.878 9356.458 88691.584 L 9352.618 88692.224 L 9350.058 88698.624 L 9344.298 88702.464 C 9344.298 88703.318 9344.511 88705.238 9344.938 88708.224 L 9337.898 88713.344 L 9337.258 88718.464 C 9338.965 88717.611 9340.671 88718.464 9342.378 88721.024 C 9338.538 88723.584 9334.058 88724.864 9328.938 88724.864 L 9328.938 88728.704 L 9337.258 88727.424 L 9331.498 88735.104 C 9325.951 88736.811 9321.258 88737.451 9317.418 88737.024 L 9315.498 88743.424 L 9323.818 88743.424 L 9329.578 88740.224 L 9329.578 88740.864 C 9328.298 88742.998 9328.085 88744.704 9328.938 88745.984 C 9322.538 88748.544 9317.631 88749.824 9314.218 88749.824 C 9313.365 88751.104 9312.938 88751.958 9312.938 88752.384 C 9311.658 88754.518 9310.591 88755.371 9309.738 88754.944 L 9307.818 88762.624 L 9309.738 88763.264 L 9316.138 88756.224 L 9321.898 88758.144 L 9323.818 88757.504 C 9323.818 88760.064 9322.111 88760.918 9318.698 88760.064 L 9314.858 88761.984 L 9321.258 88763.264 L 9318.058 88770.944 L 9313.578 88770.304 L 9314.218 88775.424 L 9309.738 88784.384 L 9298.218 88781.824 L 9294.378 88786.304 C 9296.938 88787.584 9299.711 88788.224 9302.698 88788.224 C 9303.978 88788.224 9305.898 88787.798 9308.458 88786.944 L 9296.938 88793.344 C 9295.658 88791.638 9294.591 88789.931 9293.738 88788.224 L 9289.258 88799.744 C 9282.431 88803.158 9278.165 88807.211 9276.458 88811.904 L 9271.978 88810.624 L 9274.538 88809.344 L 9273.898 88806.784 L 9264.938 88808.704 C 9265.365 88809.984 9264.511 88811.264 9262.378 88812.544 C 9260.245 88813.824 9258.751 88813.611 9257.898 88811.904 L 9254.058 88815.104 C 9252.778 88813.398 9250.858 88813.611 9248.298 88815.744 C 9245.738 88816.598 9242.325 88818.091 9238.058 88820.224 C 9233.365 88822.358 9230.378 88823.638 9229.098 88824.064 L 9225.258 88823.424 L 9222.058 88827.904 L 9217.578 88826.624 L 9211.818 88828.544 L 9211.178 88824.064 L 9204.778 88818.304 L 9209.258 88800.384 ZM 6092.578 90054.118 L 6092.578 90048.998 C 6093.858 90048.144 6095.351 90047.291 6097.058 90046.438 L 6106.018 90041.318 L 6109.218 90041.958 L 6109.218 90046.438 L 6104.098 90050.918 L 6102.178 90056.038 C 6102.178 90057.318 6100.898 90062.011 6098.338 90070.118 C 6096.205 90078.224 6095.138 90083.558 6095.138 90086.118 C 6095.138 90092.091 6096.418 90098.278 6098.978 90104.678 C 6101.965 90111.078 6105.591 90115.771 6109.858 90118.758 L 6113.698 90121.318 C 6122.658 90127.718 6131.618 90130.278 6140.578 90128.998 L 6141.218 90131.558 L 6142.498 90128.358 L 6146.338 90124.518 L 6152.738 90125.798 L 6154.658 90129.638 L 6161.698 90121.318 C 6166.818 90123.024 6170.658 90123.878 6173.218 90123.878 C 6171.938 90122.171 6171.511 90121.104 6171.938 90120.678 L 6175.138 90116.198 L 6180.258 90117.478 C 6179.831 90116.624 6180.258 90115.558 6181.538 90114.278 C 6182.818 90112.998 6184.098 90112.571 6185.378 90112.998 C 6189.645 90107.878 6191.778 90101.691 6191.778 90094.438 C 6191.778 90086.331 6188.151 90079.291 6180.898 90073.318 C 6175.351 90069.051 6168.951 90065.638 6161.698 90063.078 C 6154.445 90060.091 6145.911 90055.398 6136.098 90048.998 C 6126.711 90042.171 6120.098 90037.478 6116.258 90034.918 L 6118.178 90031.078 L 6114.978 90026.598 L 6113.698 90031.718 C 6107.298 90025.744 6101.538 90018.064 6096.418 90008.678 L 6098.338 90006.758 L 6093.858 90006.118 C 6092.578 90002.704 6091.511 89999.931 6090.658 89997.798 C 6090.231 89995.664 6090.231 89993.531 6090.658 89991.398 L 6086.818 89979.878 C 6086.818 89964.091 6093.431 89949.371 6106.658 89935.718 C 6113.058 89929.318 6137.165 89912.464 6178.978 89885.158 L 6194.978 89874.918 L 6212.898 89864.038 L 6216.098 89863.398 C 6220.791 89861.691 6224.205 89860.624 6226.338 89860.198 C 6232.738 89858.491 6239.138 89857.638 6245.538 89857.638 C 6260.471 89857.638 6271.991 89862.544 6280.098 89872.358 C 6288.631 89881.744 6292.898 89894.118 6292.898 89909.478 C 6292.898 89910.758 6292.045 89913.318 6290.338 89917.158 C 6289.058 89920.571 6288.205 89922.704 6287.778 89923.558 L 6282.018 89928.038 L 6285.218 89927.398 L 6283.938 89929.318 C 6281.378 89934.011 6279.031 89938.491 6276.898 89942.758 C 6274.765 89946.598 6271.991 89950.864 6268.578 89955.558 L 6266.658 89952.998 C 6260.258 89958.544 6253.431 89964.944 6246.178 89972.198 C 6234.231 89984.998 6227.405 89992.038 6225.698 89993.318 L 6223.138 89992.038 L 6230.178 89976.038 L 6228.898 89974.758 C 6229.325 89972.198 6229.538 89968.784 6229.538 89964.518 L 6229.538 89952.998 C 6228.258 89948.731 6227.405 89945.744 6226.978 89944.038 C 6221.431 89931.238 6216.525 89922.278 6212.258 89917.158 C 6204.578 89907.771 6195.831 89903.078 6186.018 89903.078 C 6178.338 89903.078 6173.005 89906.064 6170.018 89912.038 C 6168.738 89912.464 6167.458 89912.678 6166.178 89912.678 L 6166.178 89916.518 C 6166.178 89918.651 6164.471 89926.331 6161.058 89939.558 C 6159.351 89945.958 6158.285 89951.291 6157.858 89955.558 C 6159.138 89957.264 6159.991 89958.544 6160.418 89959.398 C 6162.551 89962.384 6164.045 89963.664 6164.898 89963.238 L 6166.818 89973.478 L 6171.938 89974.758 C 6173.218 89977.744 6174.711 89980.518 6176.418 89983.078 C 6178.125 89985.638 6180.258 89987.558 6182.818 89988.838 C 6184.098 89990.971 6185.165 89992.251 6186.018 89992.678 C 6186.871 89993.531 6186.871 89994.384 6186.018 89995.238 C 6185.591 89996.091 6187.938 89998.224 6193.058 90001.638 L 6200.738 90000.358 L 6199.458 90006.758 C 6200.738 90007.184 6202.231 90007.611 6203.938 90008.038 C 6205.645 90008.038 6206.498 90008.464 6206.498 90009.318 L 6208.418 90013.158 L 6212.898 90011.878 L 6220.578 90024.678 L 6222.498 90015.078 C 6224.205 90015.931 6225.485 90018.064 6226.338 90021.478 L 6228.898 90021.478 C 6231.458 90022.331 6233.805 90023.398 6235.938 90024.678 C 6238.498 90025.531 6239.565 90026.598 6239.138 90027.878 C 6243.405 90032.998 6246.178 90037.264 6247.458 90040.678 C 6249.165 90040.251 6250.871 90039.611 6252.578 90038.758 L 6253.218 90043.238 L 6249.378 90047.078 L 6248.738 90050.278 L 6252.578 90046.438 L 6253.858 90048.358 L 6256.418 90054.118 C 6255.991 90054.544 6254.711 90056.678 6252.578 90060.518 C 6250.871 90064.358 6249.591 90066.064 6248.738 90065.638 L 6248.098 90071.398 L 6249.378 90074.598 L 6237.218 90088.678 L 6235.298 90086.758 C 6233.165 90091.024 6229.111 90095.291 6223.138 90099.558 C 6217.165 90103.398 6211.618 90107.024 6206.498 90110.438 C 6204.365 90111.718 6201.591 90114.064 6198.178 90117.478 C 6194.765 90120.891 6191.778 90123.664 6189.218 90125.798 L 6184.738 90130.278 C 6181.751 90133.264 6180.045 90134.544 6179.618 90134.118 L 6174.498 90139.238 L 6171.938 90139.238 L 6166.818 90143.718 L 6168.738 90146.918 L 6164.898 90153.318 L 6160.418 90152.038 C 6160.418 90149.904 6159.991 90148.838 6159.138 90148.838 L 6159.138 90153.318 L 6157.858 90157.798 L 6155.938 90157.158 L 6150.178 90160.998 L 6150.178 90166.118 C 6149.325 90166.544 6148.258 90166.544 6146.978 90166.118 C 6145.698 90165.264 6144.845 90164.624 6144.418 90164.198 L 6143.778 90166.758 C 6139.938 90168.038 6138.018 90169.318 6138.018 90170.598 L 6133.538 90171.878 L 6128.418 90174.438 L 6123.938 90174.438 L 6119.458 90174.438 L 6119.458 90177.638 L 6114.338 90178.918 C 6115.191 90179.771 6114.978 90180.624 6113.698 90181.478 C 6112.845 90182.758 6111.991 90182.971 6111.138 90182.118 L 6109.858 90176.358 L 6108.578 90179.558 L 6105.378 90182.758 L 6103.458 90177.638 L 6104.098 90175.718 L 6100.258 90175.718 L 6100.258 90183.398 C 6098.978 90182.971 6096.631 90182.758 6093.218 90182.758 C 6084.685 90182.758 6079.351 90182.118 6077.218 90180.838 L 6074.658 90181.478 L 6072.098 90176.358 L 6063.138 90175.718 L 6063.138 90170.598 L 6061.218 90171.878 C 6053.538 90168.038 6047.778 90162.491 6043.938 90155.238 C 6040.098 90147.984 6038.178 90139.878 6038.178 90130.918 C 6038.178 90115.984 6044.151 90101.691 6056.098 90088.038 C 6066.765 90076.518 6077.645 90064.998 6088.738 90053.478 L 6092.578 90054.118 ZM 6299.538 90168.678 L 6286.098 90184.678 L 6283.538 90184.678 C 6270.738 90199.611 6261.991 90211.131 6257.298 90219.238 C 6249.191 90233.318 6245.138 90247.398 6245.138 90261.478 C 6245.138 90264.891 6246.205 90269.158 6248.338 90274.278 C 6250.471 90279.824 6252.605 90284.304 6254.738 90287.718 L 6257.938 90287.718 L 6264.978 90292.198 L 6266.258 90294.758 C 6269.671 90296.038 6273.511 90296.678 6277.778 90296.678 C 6316.605 90296.678 6351.591 90259.131 6382.738 90184.038 C 6393.831 90155.024 6405.138 90126.011 6416.658 90096.998 C 6414.525 90097.424 6412.605 90098.704 6410.898 90100.838 C 6409.191 90102.971 6407.698 90105.104 6406.418 90107.238 L 6403.858 90105.958 C 6402.578 90105.958 6401.511 90106.811 6400.658 90108.518 C 6398.525 90112.358 6396.178 90114.278 6393.618 90114.278 C 6392.338 90114.278 6390.418 90115.558 6387.858 90118.118 C 6385.298 90120.678 6383.378 90121.958 6382.098 90121.958 L 6380.178 90123.238 L 6376.978 90128.998 C 6372.285 90130.278 6368.018 90131.771 6364.178 90133.478 C 6357.351 90137.318 6350.525 90140.944 6343.698 90144.358 C 6341.565 90146.491 6339.431 90148.411 6337.298 90150.118 L 6336.018 90148.838 L 6324.498 90152.038 C 6321.938 90151.184 6319.805 90150.331 6318.098 90149.478 C 6314.685 90147.344 6312.338 90145.851 6311.058 90144.998 C 6309.778 90144.144 6308.711 90143.291 6307.858 90142.438 C 6304.445 90137.744 6301.885 90133.478 6300.178 90129.638 C 6298.898 90125.798 6297.831 90121.531 6296.978 90116.838 L 6298.258 90118.118 L 6298.898 90114.918 L 6296.338 90113.638 L 6296.338 90107.238 L 6302.098 90107.878 C 6299.965 90105.318 6298.258 90103.398 6296.978 90102.118 L 6293.138 90096.358 C 6293.138 90094.651 6293.778 90093.371 6295.058 90092.518 C 6296.765 90091.238 6298.258 90091.024 6299.538 90091.878 L 6296.338 90083.558 L 6296.978 90078.438 C 6296.978 90073.318 6296.765 90070.331 6296.338 90069.478 L 6300.178 90057.958 C 6301.031 90057.531 6301.885 90056.891 6302.738 90056.038 C 6302.738 90053.478 6301.671 90051.771 6299.538 90050.918 L 6303.378 90040.038 L 6308.498 90041.318 L 6307.858 90037.478 L 6305.938 90031.718 C 6315.325 90010.384 6328.551 89987.131 6345.618 89961.958 C 6358.845 89942.758 6375.058 89921.424 6394.258 89897.958 C 6395.111 89897.531 6395.751 89897.104 6396.178 89896.678 C 6397.031 89895.824 6397.671 89894.758 6398.098 89893.478 C 6398.951 89892.198 6400.871 89890.491 6403.858 89888.358 C 6407.271 89886.224 6410.471 89884.304 6413.458 89882.598 C 6416.445 89880.464 6420.711 89877.904 6426.258 89874.918 C 6432.231 89871.504 6437.778 89868.731 6442.898 89866.598 C 6442.471 89865.744 6442.685 89864.891 6443.538 89864.038 C 6444.818 89863.184 6445.885 89863.824 6446.738 89865.958 L 6458.898 89862.758 L 6459.538 89865.958 C 6459.538 89868.091 6458.045 89872.144 6455.058 89878.118 C 6452.071 89883.664 6449.511 89888.784 6447.378 89893.478 L 6442.898 89897.958 L 6435.218 89910.758 C 6432.658 89915.024 6430.738 89918.864 6429.458 89922.278 C 6428.178 89923.558 6427.325 89924.624 6426.898 89925.478 L 6426.898 89928.678 L 6418.578 89940.838 L 6416.018 89945.318 L 6408.978 89952.998 L 6410.258 89956.198 L 6406.418 89961.958 L 6396.178 89982.438 L 6393.618 89981.798 C 6391.058 89991.611 6388.498 90000.571 6385.938 90008.678 C 6380.818 90025.318 6377.618 90034.278 6376.338 90035.558 C 6376.765 90036.838 6376.338 90041.744 6375.058 90050.278 C 6374.205 90058.811 6373.351 90066.278 6372.498 90072.678 C 6372.498 90075.238 6373.778 90079.504 6376.338 90085.478 C 6379.325 90091.451 6380.178 90096.144 6378.898 90099.558 C 6388.711 90096.571 6396.818 90093.371 6403.218 90089.958 C 6406.631 90088.251 6414.098 90083.558 6425.618 90075.878 C 6438.845 90048.998 6449.725 90027.024 6458.258 90009.958 C 6473.618 89980.091 6487.485 89955.131 6499.858 89935.078 C 6515.218 89909.904 6528.658 89891.771 6540.178 89880.678 C 6541.458 89881.104 6543.378 89880.678 6545.938 89879.398 C 6548.498 89877.691 6549.778 89876.411 6549.778 89875.558 C 6555.751 89873.424 6561.511 89871.291 6567.058 89869.158 C 6572.605 89867.024 6578.365 89864.038 6584.338 89860.198 L 6586.898 89862.118 L 6591.378 89856.998 C 6592.658 89857.424 6594.578 89857.211 6597.138 89856.358 C 6600.125 89855.078 6601.831 89854.438 6602.258 89854.438 L 6606.738 89856.998 L 6602.258 89866.598 L 6604.818 89866.598 C 6603.111 89872.998 6600.978 89878.758 6598.418 89883.878 C 6596.285 89888.571 6592.871 89894.331 6588.178 89901.158 C 6583.911 89907.984 6579.645 89914.598 6575.378 89920.998 L 6572.818 89927.398 L 6565.778 89930.598 C 6564.071 89934.011 6563.858 89936.998 6565.138 89939.558 L 6557.458 89951.078 C 6554.898 89954.491 6552.978 89956.198 6551.698 89956.198 L 6548.498 89966.438 L 6545.938 89972.838 L 6536.338 89993.958 L 6533.778 89993.958 C 6531.645 89998.651 6529.725 90003.131 6528.018 90007.398 C 6526.738 90011.238 6526.311 90014.011 6526.738 90015.718 L 6521.618 90024.038 L 6524.178 90029.158 L 6519.698 90036.198 L 6512.658 90043.238 L 6510.098 90043.878 L 6513.298 90048.998 C 6510.311 90050.704 6507.538 90052.198 6504.978 90053.478 L 6507.538 90060.518 L 6501.138 90070.118 L 6502.418 90075.878 L 6500.498 90073.318 L 6499.858 90082.278 L 6495.378 90082.918 C 6494.525 90084.624 6493.031 90087.398 6490.898 90091.238 C 6489.191 90094.651 6486.845 90099.984 6483.858 90107.238 L 6485.778 90110.438 L 6483.218 90110.438 L 6478.738 90120.678 L 6476.178 90120.678 C 6475.325 90123.238 6473.618 90126.011 6471.058 90128.998 C 6468.925 90131.558 6467.431 90133.051 6466.578 90133.478 L 6467.858 90138.598 L 6464.018 90148.198 L 6460.178 90148.838 C 6460.178 90153.958 6458.258 90159.504 6454.418 90165.478 C 6452.711 90168.038 6450.365 90171.024 6447.378 90174.438 L 6424.978 90207.078 L 6422.418 90207.078 C 6419.431 90212.624 6415.591 90216.678 6410.898 90219.238 L 6408.978 90226.278 L 6406.418 90228.838 L 6400.018 90231.398 C 6391.911 90250.598 6366.525 90275.131 6323.858 90304.998 C 6281.191 90334.864 6248.978 90349.798 6227.218 90349.798 C 6213.565 90349.798 6202.258 90344.038 6193.298 90332.518 C 6183.911 90320.998 6179.218 90308.198 6179.218 90294.118 C 6179.218 90272.358 6193.725 90245.478 6222.738 90213.478 C 6251.325 90181.904 6275.858 90164.198 6296.338 90160.358 L 6299.538 90168.678 ZM 6607.578 90054.118 L 6607.578 90048.998 C 6608.858 90048.144 6610.351 90047.291 6612.058 90046.438 L 6621.018 90041.318 L 6624.218 90041.958 L 6624.218 90046.438 L 6619.098 90050.918 L 6617.178 90056.038 C 6617.178 90057.318 6615.898 90062.011 6613.338 90070.118 C 6611.205 90078.224 6610.138 90083.558 6610.138 90086.118 C 6610.138 90092.091 6611.418 90098.278 6613.978 90104.678 C 6616.965 90111.078 6620.591 90115.771 6624.858 90118.758 L 6628.698 90121.318 C 6637.658 90127.718 6646.618 90130.278 6655.578 90128.998 L 6656.218 90131.558 L 6657.498 90128.358 L 6661.338 90124.518 L 6667.738 90125.798 L 6669.658 90129.638 L 6676.698 90121.318 C 6681.818 90123.024 6685.658 90123.878 6688.218 90123.878 C 6686.938 90122.171 6686.511 90121.104 6686.938 90120.678 L 6690.138 90116.198 L 6695.258 90117.478 C 6694.831 90116.624 6695.258 90115.558 6696.538 90114.278 C 6697.818 90112.998 6699.098 90112.571 6700.378 90112.998 C 6704.645 90107.878 6706.778 90101.691 6706.778 90094.438 C 6706.778 90086.331 6703.151 90079.291 6695.898 90073.318 C 6690.351 90069.051 6683.951 90065.638 6676.698 90063.078 C 6669.445 90060.091 6660.911 90055.398 6651.098 90048.998 C 6641.711 90042.171 6635.098 90037.478 6631.258 90034.918 L 6633.178 90031.078 L 6629.978 90026.598 L 6628.698 90031.718 C 6622.298 90025.744 6616.538 90018.064 6611.418 90008.678 L 6613.338 90006.758 L 6608.858 90006.118 C 6607.578 90002.704 6606.511 89999.931 6605.658 89997.798 C 6605.231 89995.664 6605.231 89993.531 6605.658 89991.398 L 6601.818 89979.878 C 6601.818 89964.091 6608.431 89949.371 6621.658 89935.718 C 6628.058 89929.318 6652.165 89912.464 6693.978 89885.158 L 6709.978 89874.918 L 6727.898 89864.038 L 6731.098 89863.398 C 6735.791 89861.691 6739.205 89860.624 6741.338 89860.198 C 6747.738 89858.491 6754.138 89857.638 6760.538 89857.638 C 6775.471 89857.638 6786.991 89862.544 6795.098 89872.358 C 6803.631 89881.744 6807.898 89894.118 6807.898 89909.478 C 6807.898 89910.758 6807.045 89913.318 6805.338 89917.158 C 6804.058 89920.571 6803.205 89922.704 6802.778 89923.558 L 6797.018 89928.038 L 6800.218 89927.398 L 6798.938 89929.318 C 6796.378 89934.011 6794.031 89938.491 6791.898 89942.758 C 6789.765 89946.598 6786.991 89950.864 6783.578 89955.558 L 6781.658 89952.998 C 6775.258 89958.544 6768.431 89964.944 6761.178 89972.198 C 6749.231 89984.998 6742.405 89992.038 6740.698 89993.318 L 6738.138 89992.038 L 6745.178 89976.038 L 6743.898 89974.758 C 6744.325 89972.198 6744.538 89968.784 6744.538 89964.518 L 6744.538 89952.998 C 6743.258 89948.731 6742.405 89945.744 6741.978 89944.038 C 6736.431 89931.238 6731.525 89922.278 6727.258 89917.158 C 6719.578 89907.771 6710.831 89903.078 6701.018 89903.078 C 6693.338 89903.078 6688.005 89906.064 6685.018 89912.038 C 6683.738 89912.464 6682.458 89912.678 6681.178 89912.678 L 6681.178 89916.518 C 6681.178 89918.651 6679.471 89926.331 6676.058 89939.558 C 6674.351 89945.958 6673.285 89951.291 6672.858 89955.558 C 6674.138 89957.264 6674.991 89958.544 6675.418 89959.398 C 6677.551 89962.384 6679.045 89963.664 6679.898 89963.238 L 6681.818 89973.478 L 6686.938 89974.758 C 6688.218 89977.744 6689.711 89980.518 6691.418 89983.078 C 6693.125 89985.638 6695.258 89987.558 6697.818 89988.838 C 6699.098 89990.971 6700.165 89992.251 6701.018 89992.678 C 6701.871 89993.531 6701.871 89994.384 6701.018 89995.238 C 6700.591 89996.091 6702.938 89998.224 6708.058 90001.638 L 6715.738 90000.358 L 6714.458 90006.758 C 6715.738 90007.184 6717.231 90007.611 6718.938 90008.038 C 6720.645 90008.038 6721.498 90008.464 6721.498 90009.318 L 6723.418 90013.158 L 6727.898 90011.878 L 6735.578 90024.678 L 6737.498 90015.078 C 6739.205 90015.931 6740.485 90018.064 6741.338 90021.478 L 6743.898 90021.478 C 6746.458 90022.331 6748.805 90023.398 6750.938 90024.678 C 6753.498 90025.531 6754.565 90026.598 6754.138 90027.878 C 6758.405 90032.998 6761.178 90037.264 6762.458 90040.678 C 6764.165 90040.251 6765.871 90039.611 6767.578 90038.758 L 6768.218 90043.238 L 6764.378 90047.078 L 6763.738 90050.278 L 6767.578 90046.438 L 6768.858 90048.358 L 6771.418 90054.118 C 6770.991 90054.544 6769.711 90056.678 6767.578 90060.518 C 6765.871 90064.358 6764.591 90066.064 6763.738 90065.638 L 6763.098 90071.398 L 6764.378 90074.598 L 6752.218 90088.678 L 6750.298 90086.758 C 6748.165 90091.024 6744.111 90095.291 6738.138 90099.558 C 6732.165 90103.398 6726.618 90107.024 6721.498 90110.438 C 6719.365 90111.718 6716.591 90114.064 6713.178 90117.478 C 6709.765 90120.891 6706.778 90123.664 6704.218 90125.798 L 6699.738 90130.278 C 6696.751 90133.264 6695.045 90134.544 6694.618 90134.118 L 6689.498 90139.238 L 6686.938 90139.238 L 6681.818 90143.718 L 6683.738 90146.918 L 6679.898 90153.318 L 6675.418 90152.038 C 6675.418 90149.904 6674.991 90148.838 6674.138 90148.838 L 6674.138 90153.318 L 6672.858 90157.798 L 6670.938 90157.158 L 6665.178 90160.998 L 6665.178 90166.118 C 6664.325 90166.544 6663.258 90166.544 6661.978 90166.118 C 6660.698 90165.264 6659.845 90164.624 6659.418 90164.198 L 6658.778 90166.758 C 6654.938 90168.038 6653.018 90169.318 6653.018 90170.598 L 6648.538 90171.878 L 6643.418 90174.438 L 6638.938 90174.438 L 6634.458 90174.438 L 6634.458 90177.638 L 6629.338 90178.918 C 6630.191 90179.771 6629.978 90180.624 6628.698 90181.478 C 6627.845 90182.758 6626.991 90182.971 6626.138 90182.118 L 6624.858 90176.358 L 6623.578 90179.558 L 6620.378 90182.758 L 6618.458 90177.638 L 6619.098 90175.718 L 6615.258 90175.718 L 6615.258 90183.398 C 6613.978 90182.971 6611.631 90182.758 6608.218 90182.758 C 6599.685 90182.758 6594.351 90182.118 6592.218 90180.838 L 6589.658 90181.478 L 6587.098 90176.358 L 6578.138 90175.718 L 6578.138 90170.598 L 6576.218 90171.878 C 6568.538 90168.038 6562.778 90162.491 6558.938 90155.238 C 6555.098 90147.984 6553.178 90139.878 6553.178 90130.918 C 6553.178 90115.984 6559.151 90101.691 6571.098 90088.038 C 6581.765 90076.518 6592.645 90064.998 6603.738 90053.478 L 6607.578 90054.118 ZM 6827.978 90091.878 L 6829.258 90082.918 L 6833.098 90081.638 L 6833.738 90075.238 L 6832.458 90073.958 L 6836.938 90069.478 C 6839.925 90066.064 6841.418 90063.291 6841.418 90061.158 C 6841.418 90059.024 6839.925 90057.958 6836.938 90057.958 L 6838.858 90056.678 C 6840.991 90055.398 6842.058 90053.691 6842.058 90051.558 C 6842.058 90047.291 6843.125 90043.664 6845.258 90040.678 C 6847.818 90037.691 6849.738 90036.838 6851.018 90038.118 L 6850.378 90032.998 L 6851.658 90026.598 L 6854.218 90026.598 L 6852.938 90020.838 L 6856.138 90018.918 L 6854.858 90017.638 L 6859.338 90016.358 L 6858.058 90010.598 L 6863.818 90006.758 L 6861.258 90001.638 C 6861.685 90000.358 6862.325 89999.291 6863.178 89998.438 C 6864.031 89997.158 6865.098 89996.944 6866.378 89997.798 L 6866.378 89988.838 C 6868.511 89987.558 6869.578 89986.491 6869.578 89985.638 C 6870.005 89984.358 6871.071 89983.718 6872.778 89983.718 L 6874.698 89983.078 C 6872.991 89977.958 6874.698 89972.838 6879.818 89967.718 C 6878.965 89966.438 6878.965 89965.798 6879.818 89965.798 C 6880.671 89965.371 6881.738 89964.944 6883.018 89964.518 L 6883.018 89958.118 C 6884.725 89959.824 6886.005 89959.824 6886.858 89958.118 C 6888.138 89955.984 6888.778 89952.144 6888.778 89946.598 L 6894.538 89945.318 L 6897.098 89940.198 L 6895.818 89932.518 L 6890.698 89932.518 C 6886.005 89932.518 6875.125 89935.291 6858.058 89940.838 C 6848.671 89943.824 6841.631 89945.318 6836.938 89945.318 L 6829.898 89944.038 L 6856.778 89904.358 L 6862.538 89901.158 C 6866.805 89891.344 6877.471 89884.091 6894.538 89879.398 C 6914.591 89875.984 6927.605 89873.638 6933.578 89872.358 C 6941.685 89863.824 6951.071 89851.878 6961.738 89836.518 C 6970.698 89823.718 6979.658 89810.704 6988.618 89797.478 C 6998.858 89784.678 7007.178 89775.291 7013.578 89769.318 C 7025.098 89758.224 7035.551 89751.611 7044.938 89749.478 C 7047.071 89746.491 7050.698 89743.718 7055.818 89741.158 C 7061.365 89738.598 7066.271 89736.678 7070.538 89735.398 L 7075.658 89743.718 C 7074.805 89747.558 7072.671 89752.891 7069.258 89759.718 L 7064.778 89767.398 L 7057.098 89771.878 C 7056.245 89778.704 7053.045 89786.171 7047.498 89794.278 C 7041.951 89802.384 7038.325 89808.784 7036.618 89813.478 L 7031.498 89815.398 L 7034.058 89821.798 C 7030.645 89821.798 7028.938 89822.224 7028.938 89823.078 L 7028.938 89828.838 L 7024.458 89833.318 L 7021.258 89833.318 L 7012.938 89853.158 L 7006.538 89853.158 C 7008.245 89856.571 7008.458 89859.771 7007.178 89862.758 L 7051.978 89861.478 C 7058.805 89861.478 7065.631 89861.691 7072.458 89862.118 C 7079.285 89862.118 7086.325 89863.184 7093.578 89865.318 C 7090.591 89872.571 7087.391 89878.544 7083.978 89883.238 L 7078.858 89883.878 L 7075.658 89890.918 L 7067.978 89893.478 L 7062.858 89901.158 C 7059.018 89906.278 7054.325 89910.544 7048.778 89913.958 C 7043.658 89917.371 7037.471 89920.358 7030.218 89922.918 L 7016.138 89920.998 L 6994.378 89922.918 C 6993.525 89921.638 6989.471 89922.064 6982.218 89924.198 C 6975.391 89925.904 6971.338 89926.544 6970.058 89926.118 C 6968.778 89925.691 6967.711 89926.331 6966.858 89928.038 C 6966.431 89929.318 6965.578 89929.744 6964.298 89929.318 C 6960.885 89936.571 6958.538 89941.904 6957.258 89945.318 C 6952.565 89955.984 6949.791 89963.238 6948.938 89967.078 L 6945.738 89973.478 C 6938.485 89984.144 6933.365 89992.678 6930.378 89999.078 C 6927.818 90005.478 6925.898 90012.304 6924.618 90019.558 C 6923.338 90019.131 6922.271 90019.771 6921.418 90021.478 C 6920.991 90022.758 6921.205 90024.038 6922.058 90025.318 L 6919.498 90032.358 L 6913.738 90034.278 C 6915.018 90035.984 6916.511 90037.478 6918.218 90038.758 C 6914.805 90045.158 6912.885 90048.784 6912.458 90049.638 C 6910.751 90053.904 6909.898 90057.958 6909.898 90061.798 L 6907.978 90063.718 L 6908.618 90068.198 C 6907.338 90072.038 6906.485 90075.024 6906.058 90077.158 C 6903.925 90084.838 6902.858 90089.318 6902.858 90090.598 C 6902.858 90097.424 6903.925 90102.758 6906.058 90106.598 C 6908.191 90110.438 6912.245 90112.358 6918.218 90112.358 C 6933.151 90112.358 6956.191 90100.198 6987.338 90075.878 C 7013.791 90054.971 7030.858 90038.971 7038.538 90027.878 L 7043.018 90027.878 L 7030.218 90044.518 C 7025.098 90051.771 7016.351 90061.798 7003.978 90074.598 C 6989.898 90089.104 6980.298 90099.131 6975.178 90104.678 C 6970.485 90110.224 6965.151 90115.984 6959.178 90121.958 C 6953.631 90127.931 6947.871 90133.051 6941.898 90137.318 L 6939.978 90138.598 C 6935.711 90143.718 6930.591 90148.624 6924.618 90153.318 C 6914.805 90161.424 6909.258 90166.118 6907.978 90167.398 L 6906.058 90164.838 C 6903.925 90164.838 6900.725 90166.758 6896.458 90170.598 C 6893.898 90173.158 6891.978 90174.651 6890.698 90175.078 L 6891.978 90176.998 C 6886.858 90177.851 6882.805 90180.411 6879.818 90184.678 L 6863.178 90187.238 C 6850.805 90187.238 6840.991 90181.051 6833.738 90168.678 C 6826.485 90156.304 6822.858 90143.504 6822.858 90130.278 L 6822.858 90113.638 C 6823.285 90108.091 6824.565 90102.331 6826.698 90096.358 L 6827.978 90091.878 ZM 7022.078 90099.558 L 7022.078 90096.998 L 7025.278 90086.758 C 7024.425 90086.758 7023.571 90086.544 7022.718 90086.118 C 7022.291 90083.984 7023.145 90082.704 7025.278 90082.278 L 7025.278 90077.798 L 7027.838 90077.798 L 7025.918 90068.198 C 7025.918 90064.784 7028.265 90057.531 7032.958 90046.438 C 7036.371 90038.331 7039.998 90030.224 7043.838 90022.118 L 7046.398 90022.118 C 7051.091 90007.611 7064.745 89988.624 7087.358 89965.158 C 7110.398 89941.264 7129.385 89925.904 7144.318 89919.078 C 7163.945 89904.998 7181.438 89893.691 7196.798 89885.158 C 7220.691 89871.504 7239.465 89864.678 7253.118 89864.678 C 7264.211 89864.678 7272.745 89868.304 7278.718 89875.558 C 7284.691 89882.811 7287.678 89891.984 7287.678 89903.078 L 7287.038 89910.118 C 7286.185 89911.824 7285.331 89913.318 7284.478 89914.598 C 7284.478 89915.451 7284.265 89917.371 7283.838 89920.358 C 7282.985 89921.638 7282.345 89922.704 7281.918 89923.558 L 7276.798 89935.078 C 7275.091 89935.931 7274.025 89936.358 7273.598 89936.358 C 7273.598 89937.211 7273.811 89937.851 7274.238 89938.278 L 7266.558 89949.158 L 7263.358 89950.438 L 7262.078 89955.558 C 7261.225 89955.131 7259.091 89956.411 7255.678 89959.398 L 7249.918 89965.158 L 7244.158 89964.518 L 7237.758 89968.358 C 7239.038 89968.784 7240.531 89969.211 7242.238 89969.638 L 7231.998 89977.318 L 7228.798 89975.398 L 7226.878 89976.038 L 7227.518 89980.518 L 7215.358 89983.718 C 7209.385 89990.118 7199.358 89996.091 7185.278 90001.638 C 7180.585 90003.344 7173.758 90005.691 7164.798 90008.678 C 7163.518 90009.531 7162.238 90010.171 7160.958 90010.598 C 7159.251 90010.598 7156.051 90011.664 7151.358 90013.798 C 7147.091 90015.931 7144.745 90016.998 7144.318 90016.998 C 7139.198 90019.558 7132.585 90022.544 7124.478 90025.958 C 7116.371 90029.371 7111.251 90030.651 7109.118 90029.798 L 7103.358 90043.238 C 7104.211 90042.811 7105.065 90043.664 7105.918 90045.798 L 7103.358 90044.518 L 7100.158 90044.518 L 7100.158 90048.358 L 7104.638 90050.278 C 7103.785 90050.278 7102.718 90053.691 7101.438 90060.518 C 7100.158 90067.344 7099.518 90074.171 7099.518 90080.998 C 7099.518 90092.091 7102.078 90101.264 7107.198 90108.518 C 7112.318 90115.344 7119.998 90118.758 7130.238 90118.758 C 7141.331 90118.758 7155.625 90113.211 7173.118 90102.118 C 7186.771 90093.584 7200.425 90084.838 7214.078 90075.878 C 7222.185 90068.624 7230.291 90061.158 7238.398 90053.478 C 7241.811 90050.918 7247.145 90047.504 7254.398 90043.238 L 7256.318 90048.998 C 7254.185 90053.264 7249.278 90058.384 7241.598 90064.358 C 7234.345 90070.331 7229.651 90074.598 7227.518 90077.158 L 7224.958 90077.158 L 7217.278 90083.558 L 7214.078 90086.758 L 7209.598 90093.158 L 7207.038 90093.158 L 7194.238 90105.958 C 7188.265 90111.931 7183.571 90116.198 7180.158 90118.758 L 7138.558 90150.758 C 7136.425 90151.184 7134.931 90151.611 7134.078 90152.038 C 7133.225 90152.464 7133.651 90153.318 7135.358 90154.598 L 7115.518 90166.118 L 7115.518 90162.918 L 7109.118 90166.118 L 7109.758 90168.678 C 7108.478 90169.104 7105.491 90169.318 7100.798 90169.318 L 7098.238 90171.238 L 7092.478 90171.238 L 7089.278 90175.078 C 7087.998 90174.224 7085.225 90173.798 7080.958 90173.798 L 7064.958 90173.798 L 7066.238 90171.238 C 7064.105 90171.664 7061.331 90171.451 7057.918 90170.598 C 7054.931 90169.744 7051.731 90168.678 7048.318 90167.398 L 7048.318 90164.838 L 7052.798 90163.558 L 7050.878 90162.278 L 7043.198 90162.278 C 7040.211 90160.998 7037.865 90158.651 7036.158 90155.238 L 7040.638 90153.958 L 7038.718 90150.758 L 7032.318 90151.398 C 7029.758 90145.424 7029.118 90140.304 7030.398 90136.038 L 7027.198 90136.678 L 7027.198 90134.118 C 7029.758 90134.118 7030.825 90133.264 7030.398 90131.558 L 7024.638 90131.558 C 7027.198 90129.851 7028.478 90127.291 7028.478 90123.878 L 7023.358 90114.918 L 7025.918 90112.358 L 7022.078 90106.598 L 7022.078 90099.558 ZM 7194.878 89978.598 C 7202.131 89972.624 7207.891 89965.584 7212.158 89957.478 C 7216.851 89948.944 7219.198 89940.411 7219.198 89931.878 C 7219.198 89926.758 7217.491 89922.064 7214.078 89917.798 C 7210.665 89913.531 7206.185 89911.398 7200.638 89911.398 C 7197.651 89911.398 7195.518 89912.678 7194.238 89915.238 L 7188.478 89915.238 L 7191.038 89918.438 L 7192.958 89917.158 L 7174.398 89930.598 C 7173.118 89934.438 7170.131 89937.638 7165.438 89940.198 L 7157.118 89945.958 L 7157.118 89948.518 L 7162.238 89948.518 L 7155.838 89949.798 L 7153.278 89951.718 L 7149.438 89954.918 L 7147.518 89958.118 L 7144.958 89958.118 L 7143.678 89960.038 C 7143.678 89960.891 7145.385 89961.958 7148.798 89963.238 L 7144.958 89966.438 C 7143.678 89966.438 7140.265 89968.571 7134.718 89972.838 L 7133.438 89980.518 L 7132.158 89983.718 L 7129.598 89983.718 L 7122.558 89993.318 L 7124.478 89990.758 L 7127.678 89990.758 L 7124.478 89993.958 L 7121.918 89994.598 L 7121.918 89997.158 C 7115.518 89998.011 7111.678 89999.078 7110.398 90000.358 L 7112.318 90002.278 L 7114.238 90000.998 L 7119.998 90000.998 L 7118.078 90004.198 L 7115.518 90004.198 L 7115.518 90009.318 L 7117.438 90010.598 C 7114.451 90010.598 7112.318 90011.878 7111.038 90014.438 C 7122.131 90014.438 7137.065 90010.598 7155.838 90002.918 C 7174.611 89994.811 7187.625 89986.704 7194.878 89978.598 ZM 7350.458 89959.398 C 7354.725 89952.998 7360.271 89943.824 7367.098 89931.878 L 7382.458 89903.718 L 7379.898 89901.798 C 7385.445 89894.544 7390.778 89888.998 7395.898 89885.158 C 7398.885 89883.024 7405.498 89879.398 7415.738 89874.278 L 7416.378 89872.358 C 7424.058 89868.944 7429.605 89866.598 7433.018 89865.318 C 7439.418 89862.758 7445.391 89861.051 7450.938 89860.198 C 7451.791 89863.611 7452.858 89866.811 7454.138 89869.798 C 7454.138 89871.931 7453.498 89874.918 7452.218 89878.758 C 7451.365 89882.598 7450.725 89885.371 7450.298 89887.078 L 7453.498 89887.078 C 7451.791 89895.611 7450.725 89900.304 7450.298 89901.158 C 7448.165 89908.411 7445.818 89913.104 7443.258 89915.238 L 7447.098 89919.078 L 7443.258 89919.078 L 7438.138 89922.278 L 7443.258 89924.198 C 7441.978 89929.744 7441.338 89932.731 7441.338 89933.158 L 7436.858 89938.278 L 7433.658 89938.278 C 7431.525 89942.544 7430.458 89945.318 7430.458 89946.598 C 7450.511 89932.091 7470.565 89917.371 7490.618 89902.438 C 7501.285 89895.611 7512.805 89889.211 7525.178 89883.238 C 7537.551 89876.838 7549.285 89872.358 7560.378 89869.798 C 7568.485 89872.784 7574.885 89876.838 7579.578 89881.958 C 7580.005 89881.531 7580.218 89881.744 7580.218 89882.598 L 7581.498 89883.878 L 7579.578 89888.998 C 7579.578 89893.691 7582.138 89894.971 7587.258 89892.838 C 7587.685 89900.091 7587.898 89905.638 7587.898 89909.478 L 7585.978 89915.878 C 7585.978 89917.158 7586.191 89918.438 7586.618 89919.718 C 7585.765 89920.998 7584.698 89922.064 7583.418 89922.918 C 7582.138 89923.771 7580.858 89923.131 7579.578 89920.998 L 7582.138 89931.238 C 7580.858 89929.958 7580.005 89929.958 7579.578 89931.238 C 7579.151 89932.091 7578.725 89933.158 7578.298 89934.438 L 7582.778 89935.078 C 7615.205 89910.331 7632.911 89896.891 7635.898 89894.758 C 7660.645 89878.118 7680.485 89869.798 7695.418 89869.798 C 7709.498 89869.798 7719.311 89877.264 7724.858 89892.198 L 7727.418 89892.198 L 7725.498 89897.958 C 7725.925 89899.664 7726.138 89903.291 7726.138 89908.838 C 7726.138 89914.384 7726.778 89917.158 7728.058 89917.158 L 7728.058 89922.918 C 7726.351 89922.491 7724.431 89922.278 7722.298 89922.278 L 7715.898 89922.278 L 7717.818 89926.758 L 7723.578 89925.478 L 7724.858 89929.958 C 7724.005 89930.811 7723.151 89931.878 7722.298 89933.158 C 7721.445 89934.011 7721.018 89935.931 7721.018 89938.918 L 7719.738 89942.758 L 7712.058 89942.758 L 7712.058 89940.838 C 7711.205 89940.838 7710.565 89940.624 7710.138 89940.198 L 7706.938 89949.158 C 7707.791 89950.011 7709.285 89950.224 7711.418 89949.798 C 7713.551 89949.371 7713.978 89948.304 7712.698 89946.598 L 7719.098 89949.798 L 7719.098 89952.998 L 7712.698 89958.758 L 7711.418 89955.558 L 7708.858 89960.678 L 7712.058 89963.238 L 7707.578 89963.238 C 7705.445 89963.238 7704.378 89964.731 7704.378 89967.718 C 7704.378 89968.998 7703.738 89970.704 7702.458 89972.838 C 7701.605 89974.544 7701.178 89976.038 7701.178 89977.318 C 7696.911 89984.998 7694.565 89989.691 7694.138 89991.398 L 7687.738 89991.398 L 7688.378 89988.198 C 7687.525 89988.624 7686.458 89989.264 7685.178 89990.118 L 7682.618 89992.678 L 7682.618 89996.518 L 7685.818 89996.518 C 7686.245 89997.798 7685.391 89998.651 7683.258 89999.078 C 7681.125 89999.504 7679.205 89999.931 7677.498 90000.358 L 7678.138 90002.918 C 7680.698 90003.771 7681.978 90005.264 7681.978 90007.398 L 7680.698 90009.958 L 7669.818 90017.638 L 7673.018 90017.638 L 7671.098 90024.678 L 7665.338 90025.958 L 7663.418 90032.998 L 7655.738 90037.478 C 7654.885 90038.758 7655.098 90040.464 7656.378 90042.598 C 7658.085 90044.731 7658.938 90046.011 7658.938 90046.438 L 7652.538 90042.598 L 7651.258 90048.358 L 7648.058 90048.358 L 7644.218 90055.398 C 7641.658 90056.678 7640.805 90058.171 7641.658 90059.878 L 7650.618 90060.518 C 7645.925 90063.931 7641.445 90067.131 7637.178 90070.118 C 7635.045 90075.238 7633.125 90079.504 7631.418 90082.918 C 7629.711 90086.331 7627.151 90089.318 7623.738 90091.878 C 7625.018 90094.438 7626.298 90096.784 7627.578 90098.918 L 7622.458 90105.318 L 7625.658 90111.078 L 7637.818 90107.238 C 7650.618 90102.544 7664.911 90092.091 7680.698 90075.878 C 7698.191 90057.958 7711.205 90046.864 7719.738 90042.598 L 7719.738 90040.038 L 7734.458 90029.798 L 7737.018 90029.798 L 7734.458 90038.118 C 7730.191 90039.824 7726.351 90042.384 7722.938 90045.798 C 7717.391 90051.771 7711.845 90057.531 7706.298 90063.078 C 7705.871 90065.638 7696.911 90075.238 7679.418 90091.878 C 7662.351 90108.091 7651.471 90117.478 7646.778 90120.038 L 7646.778 90122.598 C 7630.565 90135.824 7617.551 90146.278 7607.738 90153.958 C 7588.965 90168.464 7574.031 90175.078 7562.938 90173.798 L 7548.218 90172.518 L 7544.378 90167.398 L 7541.818 90167.398 C 7540.111 90163.558 7538.831 90160.358 7537.978 90157.798 C 7537.125 90155.238 7536.698 90152.891 7536.698 90150.758 C 7536.698 90149.051 7537.978 90141.158 7540.538 90127.078 C 7540.538 90124.518 7540.751 90121.958 7541.178 90119.398 C 7547.578 90104.038 7574.245 90059.664 7621.178 89986.278 C 7641.231 89955.131 7652.325 89934.651 7654.458 89924.838 L 7649.978 89915.878 L 7642.938 89913.318 C 7632.271 89916.304 7621.391 89921.851 7610.298 89929.958 C 7599.631 89937.638 7589.391 89945.104 7579.578 89952.358 L 7571.898 89961.958 C 7568.058 89965.371 7565.498 89967.718 7564.218 89968.998 C 7562.938 89970.278 7561.231 89972.838 7559.098 89976.678 C 7559.951 89980.091 7558.885 89983.078 7555.898 89985.638 C 7554.618 89986.918 7551.418 89989.051 7546.298 89992.038 C 7546.298 89992.891 7547.791 89993.318 7550.778 89993.318 L 7552.058 89996.518 L 7548.218 89995.878 L 7544.378 90000.358 C 7545.658 89999.931 7546.938 90000.571 7548.218 90002.278 C 7548.218 90002.704 7548.431 90003.131 7548.858 90003.558 L 7545.018 90003.558 L 7540.538 90007.398 L 7545.018 90007.398 L 7534.778 90014.438 L 7537.338 90019.558 L 7529.018 90020.198 C 7530.298 90024.464 7530.938 90027.451 7530.938 90029.158 C 7527.951 90031.718 7526.671 90033.851 7527.098 90035.558 L 7520.698 90034.278 C 7518.565 90036.838 7516.218 90040.038 7513.658 90043.878 C 7511.525 90047.718 7510.458 90050.918 7510.458 90053.478 L 7514.938 90053.478 L 7514.938 90050.278 L 7518.778 90050.918 L 7517.498 90056.678 L 7507.898 90068.838 L 7498.298 90066.278 L 7497.658 90068.198 C 7501.071 90072.891 7502.778 90075.878 7502.778 90077.158 C 7500.645 90077.584 7498.511 90077.798 7496.378 90077.798 C 7495.525 90077.798 7495.098 90078.651 7495.098 90080.358 C 7495.098 90081.638 7494.885 90082.491 7494.458 90082.918 L 7492.538 90082.278 L 7485.498 90092.518 C 7486.351 90092.091 7487.205 90092.304 7488.058 90093.158 C 7489.338 90093.584 7490.405 90094.011 7491.258 90094.438 C 7486.138 90098.278 7482.085 90101.904 7479.098 90105.318 L 7480.378 90109.798 C 7474.405 90112.784 7471.418 90116.838 7471.418 90121.958 C 7468.431 90124.518 7464.591 90127.078 7459.898 90129.638 C 7455.631 90131.771 7451.578 90133.904 7447.738 90136.038 L 7451.578 90137.318 L 7451.578 90140.518 C 7449.445 90141.798 7448.165 90142.651 7447.738 90143.078 C 7446.885 90142.651 7446.245 90142.011 7445.818 90141.158 L 7434.298 90150.758 L 7432.378 90149.478 L 7429.178 90150.118 L 7420.218 90155.878 C 7417.658 90157.584 7415.738 90159.078 7414.458 90160.358 C 7413.178 90161.211 7411.898 90162.278 7410.618 90163.558 L 7399.738 90168.678 C 7398.458 90168.678 7396.538 90168.038 7393.978 90166.758 C 7391.845 90165.051 7390.778 90163.558 7390.778 90162.278 C 7390.778 90143.931 7401.231 90116.838 7422.138 90080.998 C 7441.338 90050.704 7460.965 90019.558 7481.018 89987.558 C 7501.498 89955.131 7511.738 89932.091 7511.738 89918.438 L 7509.818 89914.598 C 7509.391 89913.318 7508.751 89911.824 7507.898 89910.118 C 7494.245 89915.664 7480.591 89923.558 7466.938 89933.798 C 7464.378 89935.504 7444.751 89952.998 7408.058 89986.278 L 7410.618 89988.838 C 7410.618 89990.118 7409.338 89991.611 7406.778 89993.318 C 7404.218 89994.598 7403.365 89996.304 7404.218 89998.438 L 7397.818 89998.438 C 7398.245 89999.718 7398.031 90000.784 7397.178 90001.638 C 7396.751 90002.491 7396.325 90003.131 7395.898 90003.558 L 7401.018 90013.798 C 7399.738 90014.224 7398.885 90015.291 7398.458 90016.998 C 7398.031 90018.704 7397.818 90020.198 7397.818 90021.478 C 7393.551 90025.318 7390.351 90028.304 7388.218 90030.438 L 7385.018 90030.438 L 7379.258 90038.758 C 7377.978 90040.891 7375.845 90045.158 7372.858 90051.558 C 7370.298 90057.958 7368.378 90063.078 7367.098 90066.918 L 7359.418 90071.398 L 7360.698 90074.598 L 7358.778 90076.518 C 7354.511 90078.224 7350.885 90081.424 7347.898 90086.118 C 7348.751 90086.118 7349.178 90086.758 7349.178 90088.038 C 7349.605 90088.891 7350.031 90089.531 7350.458 90089.958 C 7347.898 90092.091 7345.551 90094.011 7343.418 90095.718 C 7340.431 90099.984 7338.298 90103.184 7337.018 90105.318 C 7334.031 90110.011 7332.965 90113.424 7333.818 90115.558 L 7326.138 90118.118 L 7325.498 90124.518 L 7321.658 90123.878 C 7320.805 90126.864 7319.951 90129.424 7319.098 90131.558 C 7318.245 90133.691 7317.391 90136.038 7316.538 90138.598 L 7307.578 90143.718 C 7308.005 90143.291 7308.005 90142.864 7307.578 90142.438 L 7306.298 90141.158 L 7306.298 90150.118 L 7305.018 90155.878 L 7292.218 90158.438 L 7285.178 90166.118 L 7283.258 90164.838 L 7264.058 90171.238 L 7257.658 90168.678 C 7255.951 90169.531 7252.965 90170.598 7248.698 90171.878 C 7244.005 90173.158 7240.591 90173.798 7238.458 90173.798 C 7237.178 90173.798 7235.685 90172.731 7233.978 90170.598 C 7231.845 90168.038 7229.711 90164.624 7227.578 90160.358 C 7237.818 90149.691 7255.098 90121.531 7279.418 90075.878 C 7291.365 90053.691 7302.031 90036.838 7311.418 90025.318 C 7324.218 90003.558 7337.231 89981.584 7350.458 89959.398 Z">
            <!-- 5870 nodes -->
          </draw:path>
          <draw:g id="g1054-1-2-2-0-4">
            <draw:g id="g881-9-8-7-7-6-3-6-8">
              <draw:path id="rect868-9-9-2-2-5-8-1-9" draw:style-name="style0" draw:layer="layout" svg:x="8.998cm" svg:y="40.957cm" svg:width="6.149cm" svg:height="8.640cm" svg:viewBox="0.0 0.0 6149.189 8640.000" svg:d="M 18416.201 81914.370 L 23724.742 81914.370 C 23957.601 81914.370 24145.066 82101.834 24145.066 82334.694 L 24145.066 90134.045 C 24145.066 90366.905 23957.601 90554.370 23724.742 90554.370 L 18416.201 90554.370 C 18183.342 90554.370 17995.877 90366.905 17995.877 90134.045 L 17995.877 82334.694 C 17995.877 82101.834 18183.342 81914.370 18416.201 81914.370 Z">
                <!-- 9 nodes -->
              </draw:path>
              <draw:path id="rect872-8-5-8-2-2-5-0-3" draw:style-name="style1" draw:layer="layout" svg:x="9.325cm" svg:y="41.237cm" svg:width="5.495cm" svg:height="8.017cm" svg:viewBox="0.0 0.0 5495.351 8017.297" svg:d="M 18649.715 82505.937 L 23615.769 82474.802 L 24129.498 83081.937 L 24145.066 90492.099 L 18649.715 90492.099 L 18649.715 82505.937 Z">
                <!-- 6 nodes -->
              </draw:path>
            </draw:g>
            <!-- id="g881-9-8-7-7-6-3-6-8" -->
            <draw:path id="text934-9-3-1-1-4-1-2" draw:style-name="style2" draw:layer="layout" svg:x="9.698cm" svg:y="41.624cm" svg:width="4.373cm" svg:height="0.867cm" svg:viewBox="0.0 0.0 4373.096 867.293" svg:d="M 19754.999 83553.042 L 19753.817 83696.016 L 19757.362 84073.536 L 19757.362 84100.713 L 19396.384 84100.713 L 19400.519 83661.749 L 19395.793 83294.272 L 20022.040 83294.272 C 20050.399 83294.272 20066.350 83294.863 20069.895 83296.045 C 20078.954 83298.408 20083.483 83305.103 20083.483 83316.132 C 20083.483 83329.917 20074.818 83336.810 20057.488 83336.810 L 20053.353 83336.810 L 19757.362 83332.674 L 19754.999 83515.822 L 19819.396 83516.413 L 20026.176 83512.868 L 20071.667 83512.277 C 20088.210 83512.277 20099.041 83513.656 20104.161 83516.413 C 20109.676 83519.170 20112.433 83524.684 20112.433 83532.955 C 20112.433 83548.316 20099.435 83555.996 20073.440 83555.996 L 20026.767 83554.815 L 19754.999 83553.042 ZM 20574.438 83707.241 L 20574.438 83635.163 C 20574.044 83585.142 20573.256 83554.421 20572.074 83542.999 C 20570.893 83531.577 20567.348 83521.336 20561.440 83512.277 C 20547.261 83490.221 20514.176 83479.192 20462.186 83479.192 C 20381.837 83479.192 20319.803 83504.400 20276.084 83554.815 C 20258.360 83575.296 20243.393 83585.536 20231.183 83585.536 C 20222.124 83585.536 20214.247 83582.385 20207.551 83576.083 C 20200.856 83569.782 20197.508 83562.495 20197.508 83554.224 C 20197.508 83529.410 20226.851 83503.809 20285.537 83477.420 C 20341.466 83452.212 20413.740 83439.609 20502.360 83439.609 C 20648.091 83439.609 20750.890 83461.665 20810.757 83505.778 C 20836.753 83525.078 20853.689 83546.740 20861.566 83570.766 C 20869.443 83594.792 20873.382 83637.133 20873.382 83697.788 L 20873.382 83932.335 C 20871.807 83975.661 20872.988 84008.352 20876.927 84030.408 C 20881.259 84052.071 20890.712 84075.506 20905.285 84100.713 L 20574.438 84100.713 L 20574.438 84038.679 C 20538.202 84063.493 20502.163 84082.201 20466.321 84094.805 C 20430.873 84107.409 20395.819 84113.711 20361.159 84113.711 C 20302.473 84113.711 20250.286 84096.578 20204.597 84062.311 C 20145.123 84017.411 20115.387 83959.118 20115.387 83887.435 C 20115.387 83824.022 20139.412 83772.820 20187.464 83733.827 C 20243.393 83687.744 20312.714 83664.703 20395.425 83664.703 C 20429.298 83664.703 20459.232 83667.854 20485.227 83674.156 C 20511.222 83680.064 20540.959 83691.092 20574.438 83707.241 ZM 20575.028 83749.778 C 20525.401 83724.965 20486.999 83712.558 20459.823 83712.558 C 20436.978 83712.558 20422.011 83721.617 20414.922 83739.735 C 20410.983 83749.581 20409.014 83778.137 20409.014 83825.401 L 20409.014 83966.602 C 20409.408 83997.717 20410.392 84016.623 20411.968 84023.318 C 20415.907 84041.436 20429.298 84050.495 20452.142 84050.495 C 20470.260 84050.495 20490.347 84045.178 20512.404 84034.544 C 20534.854 84023.515 20555.335 84009.139 20573.847 83991.415 L 20575.028 83749.778 ZM 20999.222 83991.415 C 21007.100 83991.415 21017.143 83997.323 21029.353 84009.139 C 21049.046 84027.651 21077.011 84043.603 21113.247 84056.994 C 21149.482 84069.992 21183.355 84076.490 21214.864 84076.490 C 21229.437 84076.490 21240.268 84074.127 21247.358 84069.401 C 21254.842 84064.281 21258.583 84056.994 21258.583 84047.541 C 21258.583 84038.088 21253.463 84026.863 21243.222 84013.866 C 21233.376 84000.474 21211.122 83975.070 21176.462 83937.653 C 21091.781 83847.063 21036.837 83783.454 21011.629 83746.824 C 20986.816 83709.801 20974.409 83674.353 20974.409 83640.481 C 20974.409 83610.941 20982.877 83582.779 20999.813 83555.996 C 21017.143 83528.819 21041.169 83505.778 21071.891 83486.873 C 21122.699 83455.363 21180.992 83439.609 21246.767 83439.609 C 21295.213 83439.609 21346.415 83449.849 21400.375 83470.330 C 21442.519 83486.479 21463.591 83504.006 21463.591 83522.911 C 21463.591 83528.819 21461.031 83534.137 21455.910 83538.863 C 21451.184 83543.589 21445.670 83545.953 21439.368 83545.953 C 21431.884 83545.953 21417.902 83538.666 21397.421 83524.093 C 21355.671 83494.159 21310.180 83479.192 21260.946 83479.192 C 21243.616 83479.192 21230.422 83481.949 21221.363 83487.464 C 21212.698 83492.978 21208.365 83501.446 21208.365 83512.868 C 21208.365 83526.259 21216.440 83543.196 21232.588 83563.677 C 21249.130 83584.158 21282.412 83618.818 21332.433 83667.657 C 21381.273 83715.315 21412.191 83746.627 21425.189 83761.594 C 21438.580 83776.167 21451.381 83793.104 21463.591 83812.403 C 21484.466 83845.488 21494.903 83881.330 21494.903 83919.929 C 21494.903 83980.584 21465.560 84029.620 21406.874 84067.038 C 21358.822 84098.153 21299.742 84113.711 21229.634 84113.711 C 21151.649 84113.711 21082.525 84096.381 21022.264 84061.720 C 21004.540 84051.086 20992.330 84042.421 20985.634 84035.725 C 20979.332 84029.030 20976.181 84021.743 20976.181 84013.866 C 20976.181 83999.293 20983.862 83991.809 20999.222 83991.415 ZM 21868.879 83583.764 L 21868.879 83978.418 L 21868.288 84016.229 C 21868.288 84040.649 21871.242 84056.994 21877.150 84065.265 C 21883.452 84073.143 21895.859 84077.081 21914.371 84077.081 C 21960.847 84077.081 22006.535 84062.902 22051.436 84034.544 C 22096.337 84005.791 22132.966 83967.389 22161.325 83919.338 C 22169.990 83904.765 22178.458 83897.478 22186.729 83897.478 C 22192.637 83897.478 22197.954 83900.235 22202.681 83905.749 C 22207.801 83910.870 22210.361 83916.384 22210.361 83922.292 C 22210.361 83936.471 22198.939 83956.558 22176.095 83982.553 C 22153.250 84008.155 22126.664 84031.196 22096.337 84051.677 C 22034.500 84093.033 21968.330 84113.711 21897.828 84113.711 C 21801.331 84113.711 21721.573 84083.777 21658.554 84023.909 C 21586.871 83956.558 21551.029 83874.043 21551.029 83776.364 C 21551.029 83675.535 21588.840 83591.641 21664.462 83524.684 C 21727.875 83467.967 21806.057 83439.609 21899.010 83439.609 C 21973.057 83439.609 22037.848 83457.136 22093.383 83492.190 C 22117.015 83507.157 22136.314 83523.305 22151.281 83540.635 C 22166.248 83557.572 22173.731 83571.948 22173.731 83583.764 C 22173.731 83589.672 22171.565 83594.792 22167.233 83599.125 C 22162.900 83603.063 22157.583 83605.033 22151.281 83605.033 C 22143.010 83605.033 22132.572 83595.580 22119.969 83576.674 C 22101.851 83550.285 22073.296 83527.441 22034.303 83508.141 C 21995.310 83488.448 21958.484 83478.602 21923.823 83478.602 C 21900.585 83478.602 21885.618 83485.100 21878.923 83498.098 C 21872.227 83511.095 21868.879 83539.651 21868.879 83583.764 ZM 22425.412 83248.781 C 22529.393 83248.781 22581.383 83275.957 22581.383 83330.311 C 22581.383 83356.700 22567.598 83377.378 22540.027 83392.345 C 22512.850 83406.918 22474.448 83414.204 22424.821 83414.204 C 22325.961 83414.204 22276.530 83386.240 22276.530 83330.311 C 22276.530 83276.745 22326.158 83249.568 22425.412 83248.781 ZM 22578.429 83455.560 L 22578.429 83472.694 L 22577.247 83564.858 L 22576.066 83707.832 L 22574.293 83925.246 L 22576.657 84047.541 L 22577.838 84100.713 L 22274.167 84100.713 L 22277.121 83883.299 L 22278.894 83691.289 L 22277.712 83590.263 L 22275.940 83478.011 L 22276.530 83455.560 L 22578.429 83455.560 ZM 22707.814 83991.415 C 22715.691 83991.415 22725.735 83997.323 22737.945 84009.139 C 22757.638 84027.651 22785.602 84043.603 22821.838 84056.994 C 22858.074 84069.992 22891.946 84076.490 22923.456 84076.490 C 22938.029 84076.490 22948.860 84074.127 22955.950 84069.401 C 22963.433 84064.281 22967.175 84056.994 22967.175 84047.541 C 22967.175 84038.088 22962.054 84026.863 22951.814 84013.866 C 22941.967 84000.474 22919.714 83975.070 22885.054 83937.653 C 22800.372 83847.063 22745.428 83783.454 22720.221 83746.824 C 22695.407 83709.801 22683.000 83674.353 22683.000 83640.481 C 22683.000 83610.941 22691.468 83582.779 22708.405 83555.996 C 22725.735 83528.819 22749.761 83505.778 22780.482 83486.873 C 22831.291 83455.363 22889.583 83439.609 22955.359 83439.609 C 23003.804 83439.609 23055.007 83449.849 23108.967 83470.330 C 23151.110 83486.479 23172.182 83504.006 23172.182 83522.911 C 23172.182 83528.819 23169.622 83534.137 23164.502 83538.863 C 23159.775 83543.589 23154.261 83545.953 23147.959 83545.953 C 23140.476 83545.953 23126.494 83538.666 23106.013 83524.093 C 23064.263 83494.159 23018.771 83479.192 22969.538 83479.192 C 22952.208 83479.192 22939.013 83481.949 22929.954 83487.464 C 22921.289 83492.978 22916.957 83501.446 22916.957 83512.868 C 22916.957 83526.259 22925.031 83543.196 22941.180 83563.677 C 22957.722 83584.158 22991.004 83618.818 23041.025 83667.657 C 23089.864 83715.315 23120.783 83746.627 23133.780 83761.594 C 23147.172 83776.167 23159.972 83793.104 23172.182 83812.403 C 23193.057 83845.488 23203.494 83881.330 23203.494 83919.929 C 23203.494 83980.584 23174.151 84029.620 23115.465 84067.038 C 23067.414 84098.153 23008.334 84113.711 22938.226 84113.711 C 22860.240 84113.711 22791.117 84096.381 22730.855 84061.720 C 22713.131 84051.086 22700.921 84042.421 22694.225 84035.725 C 22687.924 84029.030 22684.773 84021.743 22684.773 84013.866 C 22684.773 83999.293 22692.453 83991.809 22707.814 83991.415 ZM 23611.146 83247.599 L 23604.647 83438.427 L 23604.056 83456.742 C 23638.323 83456.742 23669.438 83455.363 23697.403 83452.606 C 23702.129 83452.212 23706.265 83452.016 23709.809 83452.016 C 23727.140 83452.016 23735.805 83459.893 23735.805 83475.648 C 23735.805 83490.221 23726.746 83497.507 23708.628 83497.507 C 23703.114 83497.507 23696.221 83497.113 23687.950 83496.326 C 23656.834 83493.962 23634.581 83492.781 23621.190 83492.781 L 23604.056 83492.781 L 23603.466 83607.396 L 23605.829 83837.217 L 23607.601 83960.103 C 23607.601 83988.855 23609.767 84008.942 23614.100 84020.364 C 23618.433 84031.787 23625.916 84037.498 23636.550 84037.498 C 23650.730 84037.498 23665.893 84029.226 23682.042 84012.684 C 23697.797 83996.142 23710.203 83975.858 23719.262 83951.832 C 23727.533 83928.988 23737.380 83917.565 23748.802 83917.565 C 23762.194 83917.565 23768.889 83925.049 23768.889 83940.016 C 23768.889 83954.983 23762.194 83973.691 23748.802 83996.142 C 23735.411 84018.198 23719.262 84037.498 23700.357 84054.040 C 23653.880 84094.608 23593.619 84114.892 23519.572 84114.892 C 23449.858 84114.892 23395.898 84093.821 23357.693 84051.677 C 23338.000 84030.408 23324.411 84006.776 23316.928 83980.781 C 23309.444 83954.392 23305.703 83917.959 23305.703 83871.483 L 23305.703 83827.173 L 23306.294 83702.514 L 23306.294 83491.008 C 23300.779 83490.614 23296.841 83490.418 23294.478 83490.418 C 23290.539 83490.418 23282.662 83490.811 23270.846 83491.599 C 23260.999 83492.387 23252.728 83492.781 23246.032 83492.781 C 23226.733 83492.781 23217.083 83485.494 23217.083 83470.921 C 23217.083 83456.742 23226.339 83449.652 23244.850 83449.652 C 23253.515 83449.652 23259.620 83449.849 23263.165 83450.243 L 23306.294 83453.197 L 23306.294 83386.437 C 23422.878 83344.293 23524.495 83298.014 23611.146 83247.599 Z">
              <!-- 207 nodes -->
            </draw:path>
          </draw:g>
          <!-- id="g1054-1-2-2-0-4" -->
          <draw:path id="flowRoot948-5-8-3-9-6-6-0" draw:style-name="style2" draw:layer="layout" svg:x="9.539cm" svg:y="43.550cm" svg:width="5.103cm" svg:height="1.875cm" svg:viewBox="0.0 0.0 5103.370 1874.533" svg:d="M 19158.795 87394.579 C 19159.648 87395.432 19160.288 87395.432 19160.715 87394.579 C 19161.142 87393.725 19161.355 87393.085 19161.355 87392.659 C 19177.568 87366.205 19186.955 87350.632 19189.515 87345.939 C 19202.315 87324.179 19211.488 87308.392 19217.035 87298.579 L 19227.275 87282.579 C 19228.128 87281.725 19230.688 87278.312 19234.955 87272.339 C 19239.648 87265.939 19242.635 87262.525 19243.915 87262.099 C 19245.195 87256.125 19249.035 87250.792 19255.435 87246.099 L 19254.155 87244.819 C 19255.862 87242.259 19257.142 87241.192 19257.995 87241.619 L 19268.875 87224.979 C 19269.728 87225.405 19271.008 87224.765 19272.715 87223.059 C 19274.848 87220.925 19275.488 87219.432 19274.635 87218.579 L 19282.315 87208.339 C 19279.328 87209.619 19275.702 87210.472 19271.435 87210.899 C 19267.168 87211.325 19263.115 87211.539 19259.275 87211.539 L 19259.275 87208.979 C 19257.568 87208.125 19255.648 87207.699 19253.515 87207.699 C 19251.382 87207.272 19250.315 87205.139 19250.315 87201.299 C 19251.168 87200.019 19252.235 87198.739 19253.515 87197.459 L 19277.195 87169.299 C 19287.862 87158.632 19298.742 87150.739 19309.835 87145.619 C 19321.355 87140.499 19334.582 87137.299 19349.515 87136.019 C 19349.515 87135.165 19350.155 87134.525 19351.435 87134.099 C 19353.142 87133.672 19354.208 87134.099 19354.635 87135.379 C 19372.555 87133.245 19389.195 87132.179 19404.555 87132.179 L 19405.195 87134.739 L 19415.435 87135.379 C 19416.715 87133.672 19419.275 87132.819 19423.115 87132.819 C 19430.368 87132.819 19439.755 87134.952 19451.275 87139.219 C 19463.222 87143.485 19471.542 87147.325 19476.235 87150.739 C 19477.515 87151.165 19478.368 87151.165 19478.795 87150.739 L 19480.075 87149.459 L 19485.835 87150.739 L 19495.435 87155.219 C 19496.715 87156.072 19498.208 87156.925 19499.915 87157.779 C 19500.768 87159.912 19501.622 87161.619 19502.475 87162.899 C 19503.328 87163.752 19504.182 87163.752 19505.035 87162.899 L 19512.715 87169.299 L 19512.075 87173.779 L 19513.995 87178.259 L 19517.195 87173.139 L 19521.035 87174.419 C 19520.608 87174.845 19518.688 87176.339 19515.275 87178.899 C 19515.275 87180.179 19516.342 87181.032 19518.475 87181.459 L 19526.155 87181.459 L 19528.715 87184.019 L 19526.155 87190.419 L 19530.635 87190.419 L 19528.715 87199.379 L 19533.835 87200.659 C 19533.835 87201.512 19533.408 87203.219 19532.555 87205.779 C 19533.835 87206.205 19534.902 87206.419 19535.755 87206.419 L 19539.595 87206.419 L 19537.035 87218.579 C 19539.595 87222.419 19539.808 87224.765 19537.675 87225.619 C 19535.542 87226.472 19534.048 87226.045 19533.195 87224.339 L 19526.795 87229.459 C 19528.075 87230.312 19529.355 87230.952 19530.635 87231.379 C 19531.915 87231.379 19534.048 87230.952 19537.035 87230.099 L 19531.275 87239.059 C 19532.128 87240.339 19533.195 87241.405 19534.475 87242.259 L 19530.635 87242.899 L 19527.435 87249.939 C 19527.008 87251.219 19527.435 87252.925 19528.715 87255.059 C 19528.715 87255.485 19529.355 87256.339 19530.635 87257.619 L 19529.355 87260.179 L 19522.955 87262.099 C 19525.515 87265.512 19526.795 87268.499 19526.795 87271.059 C 19524.235 87270.632 19521.888 87270.205 19519.755 87269.779 C 19517.195 87269.779 19515.915 87272.765 19515.915 87278.739 L 19512.075 87280.019 C 19509.942 87280.872 19508.022 87281.725 19506.315 87282.579 C 19505.035 87283.005 19503.755 87283.219 19502.475 87283.219 L 19505.675 87286.419 C 19505.675 87287.272 19504.822 87288.339 19503.115 87289.619 C 19501.835 87290.899 19500.982 87291.965 19500.555 87292.819 L 19488.395 87298.579 C 19489.248 87297.725 19490.102 87297.725 19490.955 87298.579 C 19491.808 87299.432 19491.808 87300.285 19490.955 87301.139 L 19481.995 87301.779 L 19474.955 87308.819 L 19467.275 87310.739 C 19465.568 87313.299 19465.355 87314.792 19466.635 87315.219 C 19467.915 87315.645 19468.982 87315.859 19469.835 87315.859 C 19462.155 87318.845 19456.395 87321.192 19452.555 87322.899 L 19452.555 87325.459 C 19448.288 87329.299 19445.302 87331.645 19443.595 87332.499 C 19442.315 87332.925 19439.968 87333.139 19436.555 87333.139 C 19433.568 87333.992 19430.582 87334.632 19427.595 87335.059 C 19424.608 87336.765 19421.835 87338.899 19419.275 87341.459 C 19417.142 87344.019 19416.288 87345.725 19416.715 87346.579 L 19406.475 87344.019 L 19401.995 87350.419 C 19396.022 87351.699 19391.328 87352.765 19387.915 87353.619 C 19384.928 87354.045 19383.435 87355.112 19383.435 87356.819 L 19383.435 87359.379 L 19377.035 87360.659 C 19377.462 87361.512 19376.608 87362.365 19374.475 87363.219 C 19372.768 87364.072 19370.848 87364.925 19368.715 87365.779 C 19362.315 87365.779 19358.262 87365.992 19356.555 87366.419 L 19351.435 87373.459 L 19345.035 87371.539 L 19341.835 87372.179 L 19338.635 87381.139 L 19330.955 87383.059 L 19325.195 87379.859 L 19322.635 87384.339 C 19323.488 87384.339 19324.342 87384.552 19325.195 87384.979 C 19326.048 87384.979 19326.048 87385.405 19325.195 87386.259 C 19323.062 87386.685 19320.288 87386.899 19316.875 87386.899 C 19313.888 87386.899 19310.902 87386.685 19307.915 87386.259 C 19301.088 87386.259 19297.035 87387.965 19295.755 87391.379 L 19288.715 87388.819 L 19289.995 87392.019 L 19284.235 87392.019 C 19277.835 87394.579 19271.435 87396.925 19265.035 87399.059 C 19260.768 87399.059 19255.648 87400.765 19249.675 87404.179 C 19243.702 87407.165 19239.008 87409.085 19235.595 87409.939 L 19234.315 87417.619 L 19237.515 87420.179 C 19236.235 87423.592 19235.595 87425.725 19235.595 87426.579 L 19227.915 87427.859 L 19226.635 87434.899 L 19229.835 87434.259 L 19231.115 87435.539 L 19220.235 87443.859 L 19220.875 87451.539 L 19222.155 87451.539 C 19222.155 87452.392 19222.368 87453.032 19222.795 87453.459 L 19217.035 87455.379 C 19216.608 87453.672 19216.395 87452.605 19216.395 87452.179 L 19214.475 87452.179 L 19210.635 87459.219 L 19213.195 87461.779 L 19211.915 87463.699 L 19217.675 87462.419 L 19214.475 87464.339 L 19207.435 87468.179 L 19206.155 87475.859 L 19210.635 87477.139 L 19208.075 87477.779 L 19204.235 87481.619 L 19198.475 87487.379 L 19198.475 87491.859 L 19205.515 87492.499 L 19206.795 87491.219 L 19203.595 87498.899 L 19197.835 87498.259 C 19198.688 87500.819 19199.542 87503.165 19200.395 87505.299 L 19195.275 87505.299 C 19191.862 87508.285 19190.155 87510.205 19190.155 87511.059 L 19199.115 87511.059 C 19199.115 87513.619 19198.902 87515.112 19198.475 87515.539 L 19192.715 87515.539 C 19191.862 87516.819 19191.222 87518.099 19190.795 87519.379 L 19194.635 87518.739 C 19194.635 87519.592 19193.355 87521.725 19190.795 87525.139 C 19188.662 87528.125 19187.595 87531.539 19187.595 87535.379 L 19185.035 87535.379 L 19178.635 87536.659 L 19174.795 87545.619 L 19183.755 87544.339 L 19183.115 87546.899 L 19173.515 87550.739 L 19171.595 87558.419 C 19173.302 87557.565 19174.795 87557.352 19176.075 87557.779 C 19177.355 87558.205 19177.995 87559.059 19177.995 87560.339 C 19175.862 87561.192 19173.728 87561.832 19171.595 87562.259 C 19171.168 87561.405 19170.955 87560.552 19170.955 87559.699 C 19149.195 87572.499 19132.768 87581.672 19121.675 87587.219 C 19110.582 87592.765 19099.915 87597.032 19089.675 87600.019 L 19081.995 87595.539 L 19078.155 87583.379 C 19083.702 87563.325 19091.168 87542.205 19100.555 87520.019 C 19113.355 87493.139 19122.742 87472.659 19128.715 87458.579 C 19132.128 87449.192 19135.542 87441.085 19138.955 87434.259 C 19151.755 87409.085 19158.368 87395.859 19158.795 87394.579 ZM 19274.635 87365.139 C 19277.195 87365.139 19280.395 87364.499 19284.235 87363.219 C 19288.502 87361.512 19292.555 87360.019 19296.395 87358.739 L 19297.675 87357.459 C 19302.795 87356.605 19307.488 87355.325 19311.755 87353.619 C 19316.448 87351.912 19319.435 87350.419 19320.715 87349.139 L 19325.195 87350.419 L 19325.195 87347.219 C 19326.048 87347.645 19327.542 87347.645 19329.675 87347.219 C 19331.808 87346.365 19333.302 87345.512 19334.155 87344.659 L 19334.795 87344.659 L 19340.555 87340.819 C 19346.102 87340.392 19353.355 87337.619 19362.315 87332.499 C 19375.542 87325.245 19382.582 87321.405 19383.435 87320.979 L 19387.275 87319.699 L 19387.275 87317.139 C 19401.782 87312.019 19413.515 87304.552 19422.475 87294.739 C 19430.155 87285.352 19435.702 87278.525 19439.115 87274.259 C 19445.088 87266.579 19449.355 87258.899 19451.915 87251.219 L 19450.635 87249.939 L 19450.635 87242.259 C 19450.635 87225.192 19441.462 87213.032 19423.115 87205.779 C 19416.288 87202.792 19399.435 87199.165 19372.555 87194.899 L 19369.995 87196.819 L 19373.835 87199.379 L 19373.195 87203.219 C 19368.075 87204.499 19363.595 87204.925 19359.755 87204.499 L 19357.835 87207.699 C 19362.102 87208.979 19364.875 87209.832 19366.155 87210.259 L 19364.235 87212.179 L 19359.115 87212.179 L 19357.195 87213.459 L 19351.435 87210.259 L 19348.235 87214.099 L 19352.715 87217.939 L 19355.915 87219.219 L 19355.915 87221.139 L 19347.595 87221.139 L 19344.395 87226.259 L 19346.955 87226.899 L 19345.675 87229.459 L 19341.195 87233.299 L 19336.075 87232.019 L 19336.075 87234.579 L 19341.195 87238.419 L 19342.475 87240.979 L 19339.275 87242.899 L 19334.155 87242.259 C 19336.715 87244.392 19337.568 87245.885 19336.715 87246.739 L 19334.155 87246.739 C 19332.448 87251.859 19329.035 87253.992 19323.915 87253.139 L 19321.995 87254.419 L 19320.075 87261.459 L 19325.195 87258.899 L 19327.755 87258.899 L 19329.035 87262.739 C 19328.608 87264.872 19327.115 87266.365 19324.555 87267.219 L 19318.155 87269.779 L 19318.155 87272.339 C 19323.702 87273.619 19326.688 87274.259 19327.115 87274.259 L 19327.755 87277.459 C 19322.635 87277.459 19318.582 87275.965 19315.595 87272.979 L 19314.315 87278.099 L 19308.555 87278.739 L 19308.555 87281.299 L 19309.835 87280.019 L 19314.315 87280.019 L 19312.395 87286.419 L 19314.315 87290.259 L 19309.835 87295.379 L 19303.435 87293.459 L 19299.595 87295.379 L 19299.595 87298.579 L 19301.515 87299.859 L 19304.075 87305.619 L 19299.595 87305.619 L 19297.035 87306.259 L 19297.675 87312.019 L 19294.475 87312.019 L 19291.915 87310.739 L 19291.915 87316.499 C 19291.062 87315.645 19290.422 87315.645 19289.995 87316.499 C 19289.568 87317.352 19289.355 87317.992 19289.355 87318.419 L 19287.435 87320.339 L 19287.435 87322.899 L 19286.155 87326.739 L 19290.635 87322.259 L 19293.195 87322.259 L 19291.275 87325.459 L 19292.555 87326.739 L 19295.755 87326.739 L 19286.795 87329.299 C 19285.515 87333.139 19282.742 87335.059 19278.475 87335.059 L 19278.475 87338.259 L 19284.235 87336.979 L 19284.235 87339.539 L 19278.475 87339.539 L 19277.835 87342.099 L 19281.035 87343.379 C 19279.755 87345.085 19277.835 87347.432 19275.275 87350.419 C 19273.142 87352.979 19271.222 87354.899 19269.515 87356.179 C 19269.942 87356.605 19270.368 87356.819 19270.795 87356.819 L 19272.715 87356.819 L 19268.235 87364.499 L 19274.635 87365.139 ZM 19461.045 87514.259 L 19467.445 87512.979 L 19468.085 87508.499 L 19473.205 87512.979 L 19473.205 87506.579 L 19465.525 87507.219 C 19464.672 87505.939 19463.605 87504.659 19462.325 87503.379 L 19464.245 87496.979 L 19467.445 87494.419 L 19465.525 87489.299 C 19465.525 87487.592 19465.312 87485.672 19464.885 87483.539 C 19469.152 87482.259 19471.712 87480.979 19472.565 87479.699 L 19470.005 87470.099 C 19474.272 87464.979 19477.045 87461.779 19478.325 87460.499 L 19477.045 87454.739 C 19480.458 87453.459 19482.378 87453.032 19482.805 87453.459 L 19486.005 87444.499 L 19482.805 87445.139 L 19482.805 87438.739 L 19487.925 87438.739 C 19487.498 87434.899 19488.565 87429.565 19491.125 87422.739 L 19496.885 87424.019 L 19502.005 87422.099 L 19496.245 87418.899 L 19503.925 87411.859 C 19504.778 87412.712 19505.632 87412.712 19506.485 87411.859 C 19507.765 87411.005 19507.978 87410.152 19507.125 87409.299 L 19502.645 87406.739 L 19505.205 87404.179 L 19505.845 87397.779 L 19511.605 87395.219 L 19510.325 87391.379 L 19516.085 87381.779 L 19523.125 87378.579 L 19526.325 87369.619 C 19526.752 87370.045 19527.605 87369.832 19528.885 87368.979 C 19530.592 87368.125 19530.805 87367.059 19529.525 87365.779 L 19534.645 87363.859 L 19534.005 87359.379 C 19541.258 87352.552 19548.512 87345.512 19555.765 87338.259 L 19555.765 87331.219 C 19561.738 87326.099 19568.352 87319.485 19575.605 87311.379 C 19581.152 87304.979 19584.992 87300.499 19587.125 87297.939 C 19591.818 87291.112 19601.632 87284.925 19616.565 87279.379 C 19625.952 87275.965 19637.898 87272.552 19652.405 87269.139 L 19658.805 87276.819 C 19658.805 87280.659 19657.098 87282.579 19653.685 87282.579 C 19651.552 87288.552 19647.925 87295.592 19642.805 87303.699 C 19636.405 87313.939 19631.285 87319.485 19627.445 87320.339 L 19627.445 87323.539 L 19620.405 87328.659 L 19622.325 87333.779 L 19606.965 87352.979 C 19605.258 87354.259 19604.832 87355.325 19605.685 87356.179 L 19598.645 87357.459 L 19600.565 87363.219 L 19594.165 87374.099 C 19592.458 87373.672 19589.685 87374.739 19585.845 87377.299 L 19589.045 87381.139 L 19581.365 87392.019 C 19581.365 87392.872 19581.152 87393.939 19580.725 87395.219 C 19580.725 87396.072 19580.298 87396.285 19579.445 87395.859 C 19578.592 87397.992 19577.525 87400.125 19576.245 87402.259 C 19574.965 87404.392 19572.405 87408.019 19568.565 87413.139 L 19568.565 87418.259 L 19569.845 87419.539 L 19560.245 87425.299 L 19558.965 87438.739 L 19553.205 87437.459 C 19552.778 87437.885 19552.565 87441.085 19552.565 87447.059 L 19551.285 87451.539 L 19549.365 87452.179 L 19551.925 87454.739 L 19550.645 87464.979 C 19547.658 87466.259 19545.098 87468.605 19542.965 87472.019 L 19546.165 87481.619 L 19541.045 87491.219 C 19541.045 87496.765 19541.898 87501.245 19543.605 87504.659 C 19545.738 87508.072 19549.365 87509.779 19554.485 87509.779 C 19562.592 87509.779 19577.098 87503.379 19598.005 87490.579 C 19618.912 87477.779 19631.072 87468.179 19634.485 87461.779 L 19633.845 87459.219 L 19641.525 87451.539 L 19642.805 87441.299 L 19646.645 87438.099 L 19649.205 87438.099 L 19648.565 87434.259 C 19648.565 87432.552 19648.992 87430.419 19649.845 87427.859 C 19651.125 87425.299 19652.405 87422.952 19653.685 87420.819 L 19655.605 87415.699 C 19656.885 87415.699 19657.738 87414.205 19658.165 87411.219 C 19658.165 87407.805 19659.018 87404.819 19660.725 87402.259 C 19662.858 87399.699 19664.992 87396.925 19667.125 87393.939 C 19672.245 87386.685 19675.658 87381.565 19677.365 87378.579 C 19680.778 87373.459 19683.125 87367.912 19684.405 87361.939 L 19727.925 87299.859 L 19734.325 87289.619 C 19738.592 87288.339 19742.645 87285.352 19746.485 87280.659 L 19751.605 87282.579 C 19752.032 87282.579 19752.458 87282.365 19752.885 87281.939 C 19752.885 87279.379 19752.032 87278.312 19750.325 87278.739 C 19752.458 87276.179 19759.925 87272.979 19772.725 87269.139 C 19785.952 87265.299 19794.912 87263.379 19799.605 87263.379 L 19797.685 87284.499 L 19796.405 87288.979 L 19793.205 87292.179 C 19791.072 87294.739 19791.285 87296.445 19793.845 87297.299 L 19786.165 87302.419 L 19786.165 87307.539 C 19786.165 87308.392 19785.098 87309.672 19782.965 87311.379 C 19780.832 87313.085 19779.125 87314.152 19777.845 87314.579 C 19780.405 87318.419 19781.685 87320.979 19781.685 87322.259 L 19776.565 87326.739 L 19774.005 87325.459 C 19772.725 87328.019 19772.298 87329.512 19772.725 87329.939 L 19766.965 87328.659 L 19766.965 87333.779 L 19772.085 87334.419 L 19772.085 87337.619 C 19769.525 87338.472 19767.818 87338.899 19766.965 87338.899 C 19765.685 87344.445 19763.338 87349.565 19759.925 87354.259 C 19759.498 87353.832 19758.005 87353.405 19755.445 87352.979 L 19757.365 87356.179 C 19757.365 87357.032 19755.658 87358.099 19752.245 87359.379 L 19754.165 87361.299 L 19749.045 87367.699 L 19752.245 87372.179 L 19747.125 87375.379 L 19741.365 87375.379 C 19739.658 87376.232 19738.805 87377.299 19738.805 87378.579 C 19739.658 87379.005 19740.725 87379.432 19742.005 87379.859 L 19741.365 87384.979 L 19742.645 87386.899 L 19737.525 87390.099 L 19739.445 87393.299 C 19739.445 87395.859 19737.952 87397.779 19734.965 87399.059 C 19731.978 87400.339 19729.632 87401.192 19727.925 87401.619 L 19735.605 87408.019 L 19733.685 87409.939 L 19728.565 87411.219 L 19727.285 87415.699 L 19718.965 87420.179 L 19716.405 87419.539 L 19711.285 87422.099 L 19714.485 87425.939 L 19718.325 87424.659 L 19720.885 87425.939 L 19726.005 87425.939 L 19724.085 87431.059 L 19720.245 87431.059 L 19719.605 87436.179 L 19713.845 87436.179 L 19712.565 87438.739 L 19716.405 87442.579 L 19714.485 87448.339 L 19708.725 87453.459 L 19708.085 87459.219 C 19707.232 87458.792 19706.378 87459.005 19705.525 87459.859 C 19705.098 87460.712 19704.672 87461.352 19704.245 87461.779 L 19705.525 87468.819 C 19704.672 87467.965 19703.818 87468.179 19702.965 87469.459 C 19702.112 87470.739 19701.685 87471.592 19701.685 87472.019 L 19702.965 87479.059 L 19699.125 87479.059 L 19697.845 87488.659 C 19697.845 87492.072 19698.272 87494.845 19699.125 87496.979 C 19699.978 87499.112 19701.472 87501.672 19703.605 87504.659 L 19710.005 87507.219 C 19715.978 87505.085 19733.045 87496.339 19761.205 87480.979 C 19789.365 87465.192 19803.658 87457.299 19804.085 87457.299 C 19792.138 87465.405 19781.898 87472.659 19773.365 87479.059 C 19760.992 87488.445 19751.392 87496.765 19744.565 87504.019 L 19738.165 87504.659 C 19727.072 87514.899 19721.312 87520.232 19720.885 87520.659 C 19717.898 87523.219 19713.632 87525.992 19708.085 87528.979 L 19706.165 87530.259 C 19693.365 87538.792 19679.712 87546.685 19665.205 87553.939 L 19663.925 87552.659 L 19657.525 87555.219 C 19656.672 87553.512 19655.818 87552.872 19654.965 87553.299 C 19654.112 87553.299 19653.898 87553.939 19654.325 87555.219 L 19640.885 87556.499 C 19637.045 87556.499 19633.205 87553.512 19629.365 87547.539 C 19625.525 87541.565 19622.965 87535.805 19621.685 87530.259 L 19622.325 87527.699 L 19624.245 87526.419 C 19623.392 87524.285 19622.538 87522.365 19621.685 87520.659 C 19621.258 87518.525 19621.045 87516.819 19621.045 87515.539 L 19624.245 87509.779 L 19622.965 87498.259 L 19624.885 87495.699 L 19624.885 87491.219 L 19627.445 87491.219 L 19627.445 87484.179 L 19630.005 87479.699 C 19626.165 87482.685 19621.045 87486.952 19614.645 87492.499 C 19611.232 87495.485 19606.325 87499.965 19599.925 87505.939 C 19597.792 87508.499 19593.098 87512.979 19585.845 87519.379 C 19579.018 87525.352 19575.178 87528.979 19574.325 87530.259 L 19567.285 87533.459 L 19563.445 87539.859 L 19560.885 87541.779 C 19555.765 87544.339 19550.645 87548.392 19545.525 87553.939 L 19542.325 87553.299 C 19539.765 87555.005 19538.058 87556.072 19537.205 87556.499 L 19537.205 87559.059 C 19533.792 87559.912 19530.805 87561.192 19528.245 87562.899 L 19521.845 87566.099 C 19518.432 87566.099 19513.098 87566.739 19505.845 87568.019 C 19499.018 87569.299 19491.338 87571.005 19482.805 87573.139 C 19482.378 87571.432 19480.672 87569.939 19477.685 87568.659 L 19472.565 87566.099 C 19468.298 87557.992 19465.098 87551.592 19462.965 87546.899 C 19460.832 87542.205 19458.698 87536.019 19456.565 87528.339 L 19458.485 87524.499 L 19454.645 87520.659 L 19461.045 87514.259 ZM 19821.275 87489.939 L 19822.555 87480.979 L 19826.395 87479.699 L 19827.035 87473.299 L 19825.755 87472.019 L 19830.235 87467.539 C 19833.222 87464.125 19834.715 87461.352 19834.715 87459.219 C 19834.715 87457.085 19833.222 87456.019 19830.235 87456.019 L 19832.155 87454.739 C 19834.288 87453.459 19835.355 87451.752 19835.355 87449.619 C 19835.355 87445.352 19836.422 87441.725 19838.555 87438.739 C 19841.115 87435.752 19843.035 87434.899 19844.315 87436.179 L 19843.675 87431.059 L 19844.955 87424.659 L 19847.515 87424.659 L 19846.235 87418.899 L 19849.435 87416.979 L 19848.155 87415.699 L 19852.635 87414.419 L 19851.355 87408.659 L 19857.115 87404.819 L 19854.555 87399.699 C 19854.982 87398.419 19855.622 87397.352 19856.475 87396.499 C 19857.328 87395.219 19858.395 87395.005 19859.675 87395.859 L 19859.675 87386.899 C 19861.808 87385.619 19862.875 87384.552 19862.875 87383.699 C 19863.302 87382.419 19864.368 87381.779 19866.075 87381.779 L 19867.995 87381.139 C 19866.288 87376.019 19867.995 87370.899 19873.115 87365.779 C 19872.262 87364.499 19872.262 87363.859 19873.115 87363.859 C 19873.968 87363.432 19875.035 87363.005 19876.315 87362.579 L 19876.315 87356.179 C 19878.022 87357.885 19879.302 87357.885 19880.155 87356.179 C 19881.435 87354.045 19882.075 87350.205 19882.075 87344.659 L 19887.835 87343.379 L 19890.395 87338.259 L 19889.115 87330.579 L 19883.995 87330.579 C 19879.302 87330.579 19868.422 87333.352 19851.355 87338.899 C 19841.968 87341.885 19834.928 87343.379 19830.235 87343.379 L 19823.195 87342.099 L 19850.075 87302.419 L 19855.835 87299.219 C 19860.102 87289.405 19870.768 87282.152 19887.835 87277.459 C 19907.888 87274.045 19920.902 87271.699 19926.875 87270.419 C 19934.982 87261.885 19944.368 87249.939 19955.035 87234.579 C 19963.995 87221.779 19972.955 87208.765 19981.915 87195.539 C 19992.155 87182.739 20000.475 87173.352 20006.875 87167.379 C 20018.395 87156.285 20028.848 87149.672 20038.235 87147.539 C 20040.368 87144.552 20043.995 87141.779 20049.115 87139.219 C 20054.662 87136.659 20059.568 87134.739 20063.835 87133.459 L 20068.955 87141.779 C 20068.102 87145.619 20065.968 87150.952 20062.555 87157.779 L 20058.075 87165.459 L 20050.395 87169.939 C 20049.542 87176.765 20046.342 87184.232 20040.795 87192.339 C 20035.248 87200.445 20031.622 87206.845 20029.915 87211.539 L 20024.795 87213.459 L 20027.355 87219.859 C 20023.942 87219.859 20022.235 87220.285 20022.235 87221.139 L 20022.235 87226.899 L 20017.755 87231.379 L 20014.555 87231.379 L 20006.235 87251.219 L 19999.835 87251.219 C 20001.542 87254.632 20001.755 87257.832 20000.475 87260.819 L 20045.275 87259.539 C 20052.102 87259.539 20058.928 87259.752 20065.755 87260.179 C 20072.582 87260.179 20079.622 87261.245 20086.875 87263.379 C 20083.888 87270.632 20080.688 87276.605 20077.275 87281.299 L 20072.155 87281.939 L 20068.955 87288.979 L 20061.275 87291.539 L 20056.155 87299.219 C 20052.315 87304.339 20047.622 87308.605 20042.075 87312.019 C 20036.955 87315.432 20030.768 87318.419 20023.515 87320.979 L 20009.435 87319.059 L 19987.675 87320.979 C 19986.822 87319.699 19982.768 87320.125 19975.515 87322.259 C 19968.688 87323.965 19964.635 87324.605 19963.355 87324.179 C 19962.075 87323.752 19961.008 87324.392 19960.155 87326.099 C 19959.728 87327.379 19958.875 87327.805 19957.595 87327.379 C 19954.182 87334.632 19951.835 87339.965 19950.555 87343.379 C 19945.862 87354.045 19943.088 87361.299 19942.235 87365.139 L 19939.035 87371.539 C 19931.782 87382.205 19926.662 87390.739 19923.675 87397.139 C 19921.115 87403.539 19919.195 87410.365 19917.915 87417.619 C 19916.635 87417.192 19915.568 87417.832 19914.715 87419.539 C 19914.288 87420.819 19914.502 87422.099 19915.355 87423.379 L 19912.795 87430.419 L 19907.035 87432.339 C 19908.315 87434.045 19909.808 87435.539 19911.515 87436.819 C 19908.102 87443.219 19906.182 87446.845 19905.755 87447.699 C 19904.048 87451.965 19903.195 87456.019 19903.195 87459.859 L 19901.275 87461.779 L 19901.915 87466.259 C 19900.635 87470.099 19899.782 87473.085 19899.355 87475.219 C 19897.222 87482.899 19896.155 87487.379 19896.155 87488.659 C 19896.155 87495.485 19897.222 87500.819 19899.355 87504.659 C 19901.488 87508.499 19905.542 87510.419 19911.515 87510.419 C 19926.448 87510.419 19949.488 87498.259 19980.635 87473.939 C 20007.088 87453.032 20024.155 87437.032 20031.835 87425.939 L 20036.315 87425.939 L 20023.515 87442.579 C 20018.395 87449.832 20009.648 87459.859 19997.275 87472.659 C 19983.195 87487.165 19973.595 87497.192 19968.475 87502.739 C 19963.782 87508.285 19958.448 87514.045 19952.475 87520.019 C 19946.928 87525.992 19941.168 87531.112 19935.195 87535.379 L 19933.275 87536.659 C 19929.008 87541.779 19923.888 87546.685 19917.915 87551.379 C 19908.102 87559.485 19902.555 87564.179 19901.275 87565.459 L 19899.355 87562.899 C 19897.222 87562.899 19894.022 87564.819 19889.755 87568.659 C 19887.195 87571.219 19885.275 87572.712 19883.995 87573.139 L 19885.275 87575.059 C 19880.155 87575.912 19876.102 87578.472 19873.115 87582.739 L 19856.475 87585.299 C 19844.102 87585.299 19834.288 87579.112 19827.035 87566.739 C 19819.782 87554.365 19816.155 87541.565 19816.155 87528.339 L 19816.155 87511.699 C 19816.582 87506.152 19817.862 87500.392 19819.995 87494.419 L 19821.275 87489.939 ZM 20259.455 87498.259 C 20259.455 87487.592 20261.375 87475.005 20265.215 87460.499 C 20266.922 87454.525 20270.762 87442.365 20276.735 87424.019 L 20281.855 87424.019 C 20282.708 87423.165 20282.282 87422.099 20280.575 87420.819 C 20279.722 87420.819 20279.082 87420.605 20278.655 87420.179 C 20292.308 87377.085 20314.922 87327.805 20346.495 87272.339 C 20371.242 87228.819 20400.042 87183.379 20432.895 87136.019 C 20445.268 87128.765 20455.722 87123.005 20464.255 87118.739 C 20475.775 87113.192 20486.228 87109.352 20495.615 87107.219 L 20503.295 87105.299 C 20509.268 87107.005 20513.535 87108.072 20516.095 87108.499 C 20515.242 87115.752 20509.482 87127.699 20498.815 87144.339 L 20474.495 87181.459 L 20470.655 87182.099 L 20471.935 87185.299 C 20471.935 87187.859 20470.228 87189.139 20466.815 87189.139 C 20465.108 87195.539 20462.335 87202.152 20458.495 87208.979 C 20452.522 87219.645 20449.108 87226.259 20448.255 87228.819 L 20444.415 87224.339 L 20444.415 87226.899 L 20446.335 87232.019 L 20442.495 87239.699 L 20435.455 87246.739 L 20438.015 87246.739 L 20436.735 87249.939 L 20439.295 87250.579 C 20435.455 87251.432 20433.322 87251.432 20432.895 87250.579 L 20430.335 87256.339 L 20434.175 87258.899 C 20434.175 87259.752 20433.322 87260.605 20431.615 87261.459 L 20426.495 87264.019 L 20430.975 87267.219 C 20429.268 87265.512 20427.775 87265.512 20426.495 87267.219 C 20426.495 87268.499 20426.708 87269.779 20427.135 87271.059 L 20420.095 87277.459 L 20423.935 87276.819 L 20420.095 87283.859 L 20420.735 87288.339 L 20411.775 87287.699 L 20413.055 87293.459 L 20411.135 87295.379 L 20414.335 87294.099 L 20414.975 87292.179 C 20416.255 87292.605 20417.108 87293.032 20417.535 87293.459 C 20417.962 87293.885 20418.388 87294.525 20418.815 87295.379 C 20431.188 87285.992 20442.708 87278.739 20453.375 87273.619 C 20466.602 87267.219 20476.842 87263.592 20484.095 87262.739 C 20491.348 87261.885 20496.255 87261.459 20498.815 87261.459 C 20501.375 87261.459 20504.362 87261.885 20507.775 87262.739 C 20511.615 87263.592 20515.028 87264.445 20518.015 87265.299 C 20517.162 87267.859 20517.162 87269.565 20518.015 87270.419 C 20519.295 87270.845 20520.148 87270.419 20520.575 87269.139 L 20530.815 87276.819 L 20534.655 87280.019 L 20539.775 87294.099 C 20541.908 87299.219 20542.975 87304.125 20542.975 87308.819 C 20542.975 87312.232 20542.762 87314.579 20542.335 87315.859 L 20539.775 87315.859 L 20544.255 87319.699 L 20540.415 87322.899 L 20539.135 87325.459 L 20544.255 87325.459 C 20543.402 87331.005 20540.842 87335.699 20536.575 87339.539 L 20541.055 87345.939 C 20541.055 87351.912 20540.415 87355.539 20539.135 87356.819 L 20532.735 87356.179 L 20538.495 87365.139 L 20532.095 87367.699 C 20531.242 87369.405 20530.815 87373.032 20530.815 87378.579 C 20530.815 87382.419 20529.748 87386.259 20527.615 87390.099 C 20520.788 87398.205 20515.882 87403.965 20512.895 87407.379 C 20513.748 87407.379 20514.602 87409.085 20515.455 87412.499 L 20509.695 87419.539 C 20507.562 87421.245 20505.642 87422.739 20503.935 87424.019 L 20502.655 87431.699 L 20504.575 87433.619 C 20503.295 87436.179 20501.802 87438.739 20500.095 87441.299 C 20498.388 87443.859 20496.255 87444.925 20493.695 87444.499 L 20487.295 87452.179 C 20485.588 87454.739 20483.242 87456.872 20480.255 87458.579 L 20480.255 87461.779 L 20477.695 87462.419 L 20473.855 87470.099 C 20471.722 87470.952 20467.668 87473.725 20461.695 87478.419 C 20455.722 87483.112 20450.602 87485.672 20446.335 87486.099 C 20447.615 87489.085 20448.255 87491.432 20448.255 87493.139 L 20444.415 87492.499 C 20443.135 87492.499 20442.282 87493.139 20441.855 87494.419 C 20441.428 87495.699 20441.642 87496.765 20442.495 87497.619 L 20436.095 87497.619 L 20427.135 87503.379 L 20423.295 87504.659 C 20424.148 87506.365 20424.788 87507.219 20425.215 87507.219 L 20416.255 87511.059 C 20413.695 87512.339 20410.922 87514.045 20407.935 87516.179 L 20409.855 87518.099 C 20388.095 87532.179 20370.388 87543.272 20356.735 87551.379 C 20330.282 87567.165 20311.508 87575.059 20300.415 87575.059 C 20297.855 87575.059 20294.015 87574.205 20288.895 87572.499 C 20284.202 87570.792 20280.788 87569.085 20278.655 87567.379 L 20272.895 87558.419 C 20268.202 87549.885 20264.788 87542.845 20262.655 87537.299 C 20260.522 87531.325 20259.455 87526.845 20259.455 87523.859 C 20259.455 87521.299 20260.095 87519.379 20261.375 87518.099 L 20259.455 87498.259 ZM 20385.535 87352.339 C 20383.402 87354.472 20381.482 87356.605 20379.775 87358.739 C 20376.362 87363.432 20374.228 87368.125 20373.375 87372.819 L 20375.295 87374.739 C 20370.175 87377.299 20367.188 87381.139 20366.335 87386.259 L 20363.135 87386.899 L 20363.135 87392.019 C 20363.562 87394.152 20362.495 87397.779 20359.935 87402.899 L 20362.495 87405.459 L 20360.575 87406.739 L 20359.295 87412.499 C 20355.882 87418.472 20353.962 87424.445 20353.535 87430.419 L 20348.415 87431.059 L 20350.335 87436.819 L 20349.055 87441.939 L 20346.495 87442.579 C 20346.495 87449.405 20344.362 87459.432 20340.095 87472.659 C 20336.255 87485.459 20334.335 87494.845 20334.335 87500.819 C 20334.335 87507.219 20336.255 87512.552 20340.095 87516.819 C 20344.362 87520.659 20349.695 87522.579 20356.095 87522.579 C 20377.428 87522.579 20401.748 87497.619 20429.055 87447.699 C 20454.655 87401.192 20467.455 87365.992 20467.455 87342.099 C 20467.455 87329.725 20464.895 87320.339 20459.775 87313.939 C 20454.655 87307.539 20446.122 87304.339 20434.175 87304.339 C 20421.375 87304.339 20410.708 87309.885 20402.175 87320.979 C 20395.348 87331.645 20388.522 87342.099 20381.695 87352.339 L 20385.535 87352.339 ZM 20534.155 87514.259 L 20538.635 87514.899 L 20537.355 87509.779 C 20537.355 87508.925 20537.995 87506.792 20539.275 87503.379 C 20540.555 87499.539 20540.768 87496.765 20539.915 87495.059 L 20543.115 87491.219 L 20539.275 87491.859 L 20540.555 87490.579 C 20543.115 87484.605 20545.888 87480.125 20548.875 87477.139 L 20548.235 87474.579 L 20551.435 87471.379 L 20582.795 87407.379 L 20611.595 87360.019 L 20617.995 87350.419 L 20620.555 87351.699 L 20624.395 87347.219 C 20623.968 87346.792 20622.688 87346.579 20620.555 87346.579 L 20623.755 87338.899 L 20627.595 87338.899 L 20627.595 87336.339 L 20632.075 87335.059 L 20627.595 87334.419 C 20630.582 87331.432 20634.422 87326.525 20639.115 87319.699 C 20642.528 87314.579 20646.155 87309.245 20649.995 87303.699 L 20653.835 87303.699 C 20660.235 87294.739 20668.128 87287.912 20677.515 87283.219 C 20694.582 87274.685 20703.755 87269.992 20705.035 87269.139 L 20708.235 87270.419 C 20714.208 87265.299 20720.822 87262.739 20728.075 87262.739 L 20736.395 87265.299 C 20735.542 87269.992 20732.982 87275.752 20728.715 87282.579 C 20724.875 87289.405 20722.742 87294.099 20722.315 87296.659 C 20718.902 87298.365 20716.342 87302.205 20714.635 87308.179 L 20709.515 87313.299 L 20707.595 87320.979 C 20702.902 87324.392 20700.555 87329.085 20700.555 87335.059 L 20697.355 87335.699 L 20697.355 87339.539 C 20696.075 87339.112 20693.942 87339.965 20690.955 87342.099 C 20690.102 87341.672 20688.822 87341.459 20687.115 87341.459 L 20684.555 87341.459 L 20683.275 87345.299 L 20693.515 87345.299 L 20693.515 87347.859 L 20685.195 87351.059 L 20687.115 87352.339 L 20689.035 87354.259 L 20687.115 87356.179 L 20682.635 87354.259 L 20681.355 87356.179 L 20685.195 87356.819 L 20683.275 87362.579 C 20682.848 87360.872 20682.422 87359.592 20681.995 87358.739 C 20681.568 87357.885 20680.928 87358.099 20680.075 87359.379 L 20680.715 87365.139 C 20677.728 87364.712 20676.022 87365.352 20675.595 87367.059 C 20676.448 87367.912 20677.302 87368.552 20678.155 87368.979 L 20674.315 87381.779 L 20669.835 87382.419 L 20662.155 87384.339 L 20660.875 87388.179 L 20662.155 87389.459 L 20669.835 87388.819 L 20666.635 87391.379 L 20667.275 87395.859 L 20661.515 87401.619 L 20653.835 87400.339 L 20648.075 87406.739 C 20648.502 87407.592 20649.142 87408.232 20649.995 87408.659 L 20652.555 87406.099 L 20656.395 87406.739 L 20654.475 87409.299 L 20658.955 87412.499 C 20658.955 87413.779 20658.102 87414.845 20656.395 87415.699 C 20655.115 87416.552 20654.262 87416.979 20653.835 87416.979 L 20648.715 87413.139 L 20648.715 87415.699 L 20650.635 87416.979 L 20643.595 87416.979 L 20639.115 87418.259 L 20638.475 87423.379 L 20634.635 87424.019 L 20635.275 87427.219 L 20642.315 87427.219 C 20642.315 87428.499 20643.168 87429.352 20644.875 87429.779 C 20646.582 87430.205 20647.435 87431.059 20647.435 87432.339 L 20644.235 87432.339 L 20635.915 87432.339 L 20637.835 87435.539 L 20642.955 87434.259 C 20642.955 87435.112 20642.102 87436.179 20640.395 87437.459 C 20639.542 87439.165 20639.542 87440.445 20640.395 87441.299 C 20641.675 87441.725 20642.315 87442.365 20642.315 87443.219 L 20635.915 87447.699 L 20637.835 87449.619 L 20633.355 87450.899 L 20629.515 87452.179 L 20623.115 87455.379 C 20621.408 87456.232 20620.555 87457.512 20620.555 87459.219 L 20621.835 87461.139 L 20625.035 87457.939 C 20628.022 87457.939 20631.008 87456.872 20633.995 87454.739 L 20634.635 87457.299 L 20632.715 87457.939 L 20630.155 87464.339 L 20625.675 87463.699 L 20623.755 87466.259 L 20627.595 87468.179 L 20624.395 87474.579 L 20620.555 87473.939 L 20618.635 87475.219 C 20618.635 87482.472 20618.848 87486.952 20619.275 87488.659 L 20616.715 87489.299 L 20618.635 87494.419 L 20614.795 87496.339 L 20614.795 87502.099 L 20616.075 87503.379 C 20615.222 87503.805 20614.582 87504.019 20614.155 87504.019 L 20616.715 87515.539 L 20617.995 87516.819 L 20625.675 87517.459 C 20633.355 87517.459 20644.875 87512.339 20660.235 87502.099 L 20720.395 87459.859 L 20723.595 87461.139 C 20721.888 87465.405 20709.515 87476.072 20686.475 87493.139 C 20676.662 87500.392 20671.755 87505.512 20671.755 87508.499 L 20617.995 87545.619 C 20601.782 87556.285 20590.475 87562.259 20584.075 87563.539 C 20585.355 87564.392 20585.142 87565.459 20583.435 87566.739 C 20582.155 87567.592 20581.302 87567.165 20580.875 87565.459 C 20577.462 87568.872 20573.835 87570.792 20569.995 87571.219 C 20571.702 87572.499 20572.555 87572.285 20572.555 87570.579 C 20572.982 87569.299 20573.195 87568.445 20573.195 87568.019 L 20570.635 87567.379 L 20568.075 87569.299 L 20569.355 87565.459 L 20566.795 87565.459 L 20564.875 87569.299 L 20559.755 87569.299 L 20559.755 87566.739 C 20552.502 87564.179 20547.382 87561.832 20544.395 87559.699 C 20536.288 87554.152 20532.235 87546.045 20532.235 87535.379 L 20532.235 87529.619 L 20535.435 87530.259 L 20536.715 87528.339 L 20530.955 87528.339 C 20531.808 87521.512 20532.875 87516.819 20534.155 87514.259 ZM 20642.955 87419.539 C 20647.222 87420.392 20650.635 87422.739 20653.195 87426.579 L 20648.075 87427.219 L 20643.595 87426.579 L 20640.395 87425.939 L 20639.755 87424.019 L 20642.955 87419.539 ZM 20713.995 87204.499 L 20710.795 87196.819 C 20710.795 87191.699 20713.568 87185.299 20719.115 87177.619 C 20723.382 87172.072 20727.648 87166.312 20731.915 87160.339 L 20731.275 87158.419 L 20735.115 87159.699 L 20736.395 87158.419 L 20735.115 87155.219 L 20736.395 87151.379 L 20738.315 87148.819 L 20740.875 87148.179 L 20740.875 87144.979 C 20740.875 87141.139 20743.435 87139.219 20748.555 87139.219 L 20754.315 87141.779 L 20756.235 87140.499 L 20756.235 87134.739 L 20759.435 87133.459 L 20763.275 87134.099 L 20767.755 87131.539 L 20768.395 87128.979 L 20772.875 87130.259 L 20774.795 87127.699 L 20777.995 87127.699 L 20779.275 87126.419 L 20781.195 87128.339 L 20784.395 87123.859 L 20790.795 87128.339 L 20792.075 87123.859 L 20793.995 87125.139 L 20796.555 87121.939 L 20806.155 87122.579 L 20808.075 87123.859 L 20811.915 87128.339 L 20804.235 87151.379 L 20802.955 87155.219 C 20800.822 87157.352 20799.328 87159.912 20798.475 87162.899 C 20794.635 87162.899 20792.075 87163.325 20790.795 87164.179 L 20790.795 87167.379 L 20793.995 87167.379 L 20793.995 87173.139 C 20789.302 87175.272 20786.742 87178.899 20786.315 87184.019 L 20781.835 87191.699 L 20776.075 87192.979 L 20776.075 87196.179 L 20771.595 87195.539 L 20768.395 87195.539 L 20767.755 87197.459 L 20762.635 87197.459 C 20758.795 87197.032 20754.742 87199.379 20750.475 87204.499 L 20745.355 87203.219 L 20741.515 87203.859 L 20740.875 87208.339 L 20729.995 87208.339 L 20728.075 87206.419 L 20722.955 87210.259 C 20716.128 87210.259 20712.502 87211.965 20712.075 87215.379 L 20710.155 87214.099 C 20708.875 87212.819 20708.235 87209.619 20708.235 87204.499 L 20713.995 87204.499 ZM 20673.805 87572.499 C 20681.912 87555.005 20696.845 87529.192 20718.605 87495.059 C 20739.938 87460.925 20754.658 87435.539 20762.765 87418.899 C 20780.258 87391.592 20792.632 87371.539 20799.885 87358.739 C 20815.245 87331.432 20823.992 87311.165 20826.125 87297.939 C 20844.472 87286.845 20858.552 87278.525 20868.365 87272.979 C 20878.605 87267.432 20886.712 87264.659 20892.685 87264.659 L 20899.085 87269.779 L 20901.645 87279.379 C 20901.645 87281.512 20900.792 87283.859 20899.085 87286.419 L 20896.525 87291.539 C 20897.378 87292.392 20897.805 87295.805 20897.805 87301.779 C 20896.098 87304.765 20894.605 87307.539 20893.325 87310.099 C 20892.045 87312.232 20890.338 87314.579 20888.205 87317.139 L 20888.205 87320.339 C 20889.912 87320.765 20891.192 87321.192 20892.045 87321.619 C 20893.325 87321.619 20894.818 87321.405 20896.525 87320.979 L 20894.605 87324.179 C 20894.178 87324.605 20891.832 87325.459 20887.565 87326.739 L 20883.085 87333.139 L 20888.845 87333.139 L 20887.565 87336.339 L 20879.245 87342.099 C 20878.392 87342.952 20878.392 87343.805 20879.245 87344.659 C 20880.098 87345.085 20880.952 87345.299 20881.805 87345.299 C 20882.658 87344.872 20883.512 87344.659 20884.365 87344.659 C 20884.365 87345.085 20884.578 87345.512 20885.005 87345.939 C 20911.458 87320.339 20934.072 87300.285 20952.845 87285.779 C 20972.045 87270.845 20984.845 87263.379 20991.245 87263.379 L 21000.205 87264.659 C 20999.778 87267.219 21000.632 87268.925 21002.765 87269.779 C 21002.765 87272.339 21001.698 87275.112 20999.565 87278.099 L 20995.725 87278.739 L 20993.165 87292.819 L 20990.605 87292.179 C 20989.752 87293.885 20989.112 87295.379 20988.685 87296.659 L 20982.925 87299.859 L 20980.365 87310.099 L 20985.485 87313.939 C 20984.632 87313.512 20983.992 87314.152 20983.565 87315.859 C 20983.138 87317.565 20983.352 87318.845 20984.205 87319.699 L 20977.165 87324.819 L 20972.685 87328.659 L 20975.245 87328.659 C 20971.832 87339.752 20968.632 87350.632 20965.645 87361.299 C 20965.218 87364.712 20964.152 87366.419 20962.445 87366.419 L 20963.725 87372.179 L 20966.925 87372.179 L 20966.925 87381.779 L 20973.325 87383.059 L 20984.205 87381.779 L 20993.165 87379.219 C 21005.538 87374.099 21020.685 87364.499 21038.605 87350.419 C 21060.792 87332.925 21075.085 87322.259 21081.485 87318.419 L 21081.485 87321.619 C 21078.072 87324.605 21063.565 87337.405 21037.965 87360.019 C 21019.192 87376.659 21005.965 87390.525 20998.285 87401.619 L 20993.805 87400.979 L 20987.405 87411.219 C 20982.285 87413.779 20975.245 87418.472 20966.285 87425.299 L 20953.485 87434.899 L 20954.765 87437.459 C 20949.218 87437.459 20942.392 87438.952 20934.285 87441.939 C 20926.178 87444.499 20918.498 87447.059 20911.245 87449.619 L 20911.245 87446.419 L 20902.925 87445.779 C 20896.098 87442.365 20891.405 87437.459 20888.845 87431.059 C 20886.712 87424.659 20885.645 87416.979 20885.645 87408.019 C 20885.645 87396.499 20888.205 87384.979 20893.325 87373.459 C 20898.872 87361.512 20904.418 87349.992 20909.965 87338.899 L 20855.565 87395.219 C 20855.565 87396.499 20854.712 87398.205 20853.005 87400.339 C 20851.725 87402.045 20850.232 87403.965 20848.525 87406.099 C 20846.818 87407.805 20842.978 87414.205 20837.005 87425.299 C 20831.458 87436.392 20826.338 87444.285 20821.645 87448.979 L 20823.565 87456.019 L 20821.005 87455.379 C 20819.725 87455.379 20818.445 87456.232 20817.165 87457.939 C 20815.885 87459.645 20815.672 87460.925 20816.525 87461.779 C 20816.952 87462.205 20817.805 87462.205 20819.085 87461.779 C 20820.365 87461.352 20821.005 87461.992 20821.005 87463.699 L 20817.165 87464.339 L 20814.605 87470.739 L 20808.845 87474.579 C 20808.845 87475.432 20809.058 87477.352 20809.485 87480.339 L 20802.445 87485.459 L 20801.805 87490.579 C 20803.512 87489.725 20805.218 87490.579 20806.925 87493.139 C 20803.085 87495.699 20798.605 87496.979 20793.485 87496.979 L 20793.485 87500.819 L 20801.805 87499.539 L 20796.045 87507.219 C 20790.498 87508.925 20785.805 87509.565 20781.965 87509.139 L 20780.045 87515.539 L 20788.365 87515.539 L 20794.125 87512.339 L 20794.125 87512.979 C 20792.845 87515.112 20792.632 87516.819 20793.485 87518.099 C 20787.085 87520.659 20782.178 87521.939 20778.765 87521.939 C 20777.912 87523.219 20777.485 87524.072 20777.485 87524.499 C 20776.205 87526.632 20775.138 87527.485 20774.285 87527.059 L 20772.365 87534.739 L 20774.285 87535.379 L 20780.685 87528.339 L 20786.445 87530.259 L 20788.365 87529.619 C 20788.365 87532.179 20786.658 87533.032 20783.245 87532.179 L 20779.405 87534.099 L 20785.805 87535.379 L 20782.605 87543.059 L 20778.125 87542.419 L 20778.765 87547.539 L 20774.285 87556.499 L 20762.765 87553.939 L 20758.925 87558.419 C 20761.485 87559.699 20764.258 87560.339 20767.245 87560.339 C 20768.525 87560.339 20770.445 87559.912 20773.005 87559.059 L 20761.485 87565.459 C 20760.205 87563.752 20759.138 87562.045 20758.285 87560.339 L 20753.805 87571.859 C 20746.978 87575.272 20742.712 87579.325 20741.005 87584.019 L 20736.525 87582.739 L 20739.085 87581.459 L 20738.445 87578.899 L 20729.485 87580.819 C 20729.912 87582.099 20729.058 87583.379 20726.925 87584.659 C 20724.792 87585.939 20723.298 87585.725 20722.445 87584.019 L 20718.605 87587.219 C 20717.325 87585.512 20715.405 87585.725 20712.845 87587.859 C 20710.285 87588.712 20706.872 87590.205 20702.605 87592.339 C 20697.912 87594.472 20694.925 87595.752 20693.645 87596.179 L 20689.805 87595.539 L 20686.605 87600.019 L 20682.125 87598.739 L 20676.365 87600.659 L 20675.725 87596.179 L 20669.325 87590.419 L 20673.805 87572.499 ZM 21006.275 87489.939 L 21007.555 87480.979 L 21011.395 87479.699 L 21012.035 87473.299 L 21010.755 87472.019 L 21015.235 87467.539 C 21018.222 87464.125 21019.715 87461.352 21019.715 87459.219 C 21019.715 87457.085 21018.222 87456.019 21015.235 87456.019 L 21017.155 87454.739 C 21019.288 87453.459 21020.355 87451.752 21020.355 87449.619 C 21020.355 87445.352 21021.422 87441.725 21023.555 87438.739 C 21026.115 87435.752 21028.035 87434.899 21029.315 87436.179 L 21028.675 87431.059 L 21029.955 87424.659 L 21032.515 87424.659 L 21031.235 87418.899 L 21034.435 87416.979 L 21033.155 87415.699 L 21037.635 87414.419 L 21036.355 87408.659 L 21042.115 87404.819 L 21039.555 87399.699 C 21039.982 87398.419 21040.622 87397.352 21041.475 87396.499 C 21042.328 87395.219 21043.395 87395.005 21044.675 87395.859 L 21044.675 87386.899 C 21046.808 87385.619 21047.875 87384.552 21047.875 87383.699 C 21048.302 87382.419 21049.368 87381.779 21051.075 87381.779 L 21052.995 87381.139 C 21051.288 87376.019 21052.995 87370.899 21058.115 87365.779 C 21057.262 87364.499 21057.262 87363.859 21058.115 87363.859 C 21058.968 87363.432 21060.035 87363.005 21061.315 87362.579 L 21061.315 87356.179 C 21063.022 87357.885 21064.302 87357.885 21065.155 87356.179 C 21066.435 87354.045 21067.075 87350.205 21067.075 87344.659 L 21072.835 87343.379 L 21075.395 87338.259 L 21074.115 87330.579 L 21068.995 87330.579 C 21064.302 87330.579 21053.422 87333.352 21036.355 87338.899 C 21026.968 87341.885 21019.928 87343.379 21015.235 87343.379 L 21008.195 87342.099 L 21035.075 87302.419 L 21040.835 87299.219 C 21045.102 87289.405 21055.768 87282.152 21072.835 87277.459 C 21092.888 87274.045 21105.902 87271.699 21111.875 87270.419 C 21119.982 87261.885 21129.368 87249.939 21140.035 87234.579 C 21148.995 87221.779 21157.955 87208.765 21166.915 87195.539 C 21177.155 87182.739 21185.475 87173.352 21191.875 87167.379 C 21203.395 87156.285 21213.848 87149.672 21223.235 87147.539 C 21225.368 87144.552 21228.995 87141.779 21234.115 87139.219 C 21239.662 87136.659 21244.568 87134.739 21248.835 87133.459 L 21253.955 87141.779 C 21253.102 87145.619 21250.968 87150.952 21247.555 87157.779 L 21243.075 87165.459 L 21235.395 87169.939 C 21234.542 87176.765 21231.342 87184.232 21225.795 87192.339 C 21220.248 87200.445 21216.622 87206.845 21214.915 87211.539 L 21209.795 87213.459 L 21212.355 87219.859 C 21208.942 87219.859 21207.235 87220.285 21207.235 87221.139 L 21207.235 87226.899 L 21202.755 87231.379 L 21199.555 87231.379 L 21191.235 87251.219 L 21184.835 87251.219 C 21186.542 87254.632 21186.755 87257.832 21185.475 87260.819 L 21230.275 87259.539 C 21237.102 87259.539 21243.928 87259.752 21250.755 87260.179 C 21257.582 87260.179 21264.622 87261.245 21271.875 87263.379 C 21268.888 87270.632 21265.688 87276.605 21262.275 87281.299 L 21257.155 87281.939 L 21253.955 87288.979 L 21246.275 87291.539 L 21241.155 87299.219 C 21237.315 87304.339 21232.622 87308.605 21227.075 87312.019 C 21221.955 87315.432 21215.768 87318.419 21208.515 87320.979 L 21194.435 87319.059 L 21172.675 87320.979 C 21171.822 87319.699 21167.768 87320.125 21160.515 87322.259 C 21153.688 87323.965 21149.635 87324.605 21148.355 87324.179 C 21147.075 87323.752 21146.008 87324.392 21145.155 87326.099 C 21144.728 87327.379 21143.875 87327.805 21142.595 87327.379 C 21139.182 87334.632 21136.835 87339.965 21135.555 87343.379 C 21130.862 87354.045 21128.088 87361.299 21127.235 87365.139 L 21124.035 87371.539 C 21116.782 87382.205 21111.662 87390.739 21108.675 87397.139 C 21106.115 87403.539 21104.195 87410.365 21102.915 87417.619 C 21101.635 87417.192 21100.568 87417.832 21099.715 87419.539 C 21099.288 87420.819 21099.502 87422.099 21100.355 87423.379 L 21097.795 87430.419 L 21092.035 87432.339 C 21093.315 87434.045 21094.808 87435.539 21096.515 87436.819 C 21093.102 87443.219 21091.182 87446.845 21090.755 87447.699 C 21089.048 87451.965 21088.195 87456.019 21088.195 87459.859 L 21086.275 87461.779 L 21086.915 87466.259 C 21085.635 87470.099 21084.782 87473.085 21084.355 87475.219 C 21082.222 87482.899 21081.155 87487.379 21081.155 87488.659 C 21081.155 87495.485 21082.222 87500.819 21084.355 87504.659 C 21086.488 87508.499 21090.542 87510.419 21096.515 87510.419 C 21111.448 87510.419 21134.488 87498.259 21165.635 87473.939 C 21192.088 87453.032 21209.155 87437.032 21216.835 87425.939 L 21221.315 87425.939 L 21208.515 87442.579 C 21203.395 87449.832 21194.648 87459.859 21182.275 87472.659 C 21168.195 87487.165 21158.595 87497.192 21153.475 87502.739 C 21148.782 87508.285 21143.448 87514.045 21137.475 87520.019 C 21131.928 87525.992 21126.168 87531.112 21120.195 87535.379 L 21118.275 87536.659 C 21114.008 87541.779 21108.888 87546.685 21102.915 87551.379 C 21093.102 87559.485 21087.555 87564.179 21086.275 87565.459 L 21084.355 87562.899 C 21082.222 87562.899 21079.022 87564.819 21074.755 87568.659 C 21072.195 87571.219 21070.275 87572.712 21068.995 87573.139 L 21070.275 87575.059 C 21065.155 87575.912 21061.102 87578.472 21058.115 87582.739 L 21041.475 87585.299 C 21029.102 87585.299 21019.288 87579.112 21012.035 87566.739 C 21004.782 87554.365 21001.155 87541.565 21001.155 87528.339 L 21001.155 87511.699 C 21001.582 87506.152 21002.862 87500.392 21004.995 87494.419 L 21006.275 87489.939 ZM 21179.895 87568.019 L 21186.295 87544.979 L 21183.735 87543.059 L 21187.575 87542.419 L 21186.935 87539.859 C 21192.908 87533.459 21198.882 87522.792 21204.855 87507.859 C 21209.122 87497.619 21212.108 87490.579 21213.815 87486.739 L 21225.975 87461.139 L 21228.535 87461.139 L 21230.455 87452.179 L 21239.415 87438.099 L 21240.055 87435.539 C 21240.055 87432.125 21247.948 87416.979 21263.735 87390.099 C 21279.522 87362.792 21288.055 87346.152 21289.335 87340.179 C 21291.042 87340.605 21292.748 87339.539 21294.455 87336.979 C 21296.588 87334.419 21297.655 87332.285 21297.655 87330.579 C 21298.082 87328.445 21298.295 87326.952 21298.295 87326.099 C 21298.722 87324.819 21299.575 87324.605 21300.855 87325.459 L 21307.255 87306.899 L 21311.095 87304.979 L 21309.815 87303.059 C 21311.522 87298.792 21314.082 87293.885 21317.495 87288.339 C 21320.908 87282.365 21323.255 87278.099 21324.535 87275.539 L 21323.255 87274.259 C 21323.255 87273.405 21323.895 87272.552 21325.175 87271.699 C 21326.455 87270.419 21327.522 87269.565 21328.375 87269.139 L 21336.055 87249.299 C 21336.908 87250.152 21337.975 87249.725 21339.255 87248.019 C 21340.535 87246.312 21340.108 87244.819 21337.975 87243.539 L 21346.935 87233.939 L 21346.295 87230.739 L 21349.495 87224.979 C 21350.775 87225.405 21351.628 87224.979 21352.055 87223.699 L 21354.615 87218.579 L 21357.815 87213.459 C 21361.655 87209.192 21365.922 87202.792 21370.615 87194.259 C 21373.175 87189.992 21377.015 87182.952 21382.135 87173.139 C 21384.268 87171.005 21387.468 87165.672 21391.735 87157.139 C 21396.428 87148.605 21398.562 87143.272 21398.135 87141.139 C 21398.988 87139.432 21400.482 87137.725 21402.615 87136.019 C 21404.748 87133.885 21407.735 87131.752 21411.575 87129.619 L 21410.935 87127.059 C 21410.935 87124.499 21414.348 87121.512 21421.175 87118.099 C 21428.002 87114.259 21433.122 87112.125 21436.535 87111.699 L 21439.735 87110.419 L 21441.015 87109.139 C 21442.722 87110.419 21444.428 87111.485 21446.135 87112.339 L 21446.135 87109.779 C 21448.695 87108.499 21453.602 87106.579 21460.855 87104.019 C 21468.535 87101.459 21473.868 87100.179 21476.855 87100.179 C 21478.562 87101.459 21480.482 87102.739 21482.615 87104.019 L 21478.135 87120.019 L 21474.295 87120.659 L 21476.215 87125.779 C 21476.215 87128.765 21475.362 87130.899 21473.655 87132.179 C 21471.948 87133.459 21470.242 87134.525 21468.535 87135.379 L 21468.535 87139.219 L 21464.055 87144.339 L 21464.695 87149.459 L 21462.775 87155.859 L 21459.575 87155.219 C 21457.868 87155.219 21456.375 87156.285 21455.095 87158.419 C 21454.242 87160.125 21454.668 87162.259 21456.375 87164.819 L 21459.575 87164.819 C 21459.575 87165.672 21458.082 87166.525 21455.095 87167.379 C 21452.535 87167.805 21451.468 87168.659 21451.895 87169.939 L 21444.855 87171.859 C 21446.562 87172.712 21446.775 87173.779 21445.495 87175.059 C 21444.642 87175.912 21443.362 87176.979 21441.655 87178.259 C 21441.655 87179.965 21441.442 87181.672 21441.015 87183.379 C 21441.015 87184.659 21440.588 87185.085 21439.735 87184.659 L 21444.215 87195.539 L 21438.455 87198.099 L 21437.815 87201.299 L 21430.775 87199.379 L 21428.215 87201.939 L 21436.535 87208.339 L 21435.895 87210.259 L 21428.215 87208.979 L 21418.615 87212.179 L 21418.615 87217.299 L 21424.375 87217.939 L 21419.895 87221.779 L 21412.855 87221.139 L 21410.935 87222.419 L 21417.335 87228.179 L 21419.895 87225.619 L 21423.735 87229.459 L 21428.215 87230.099 L 21421.815 87239.699 L 21411.575 87240.979 L 21412.855 87242.899 L 21412.855 87249.299 L 21410.935 87250.579 L 21417.975 87251.219 L 21412.855 87254.419 L 21405.815 87252.499 L 21409.015 87258.899 L 21404.535 87258.899 L 21408.375 87265.939 L 21410.295 87265.299 C 21407.308 87269.565 21403.042 87271.699 21397.495 87271.699 L 21397.495 87274.259 L 21407.095 87274.259 L 21405.815 87276.179 L 21398.775 87278.099 C 21399.628 87279.379 21400.055 87281.939 21400.055 87285.779 L 21394.295 87287.699 L 21393.655 87292.819 C 21391.095 87293.672 21389.175 87294.525 21387.895 87295.379 L 21384.055 87295.379 L 21386.615 87301.779 L 21381.495 87311.379 C 21383.628 87312.232 21384.908 87312.232 21385.335 87311.379 L 21387.255 87309.459 L 21387.895 87312.019 C 21385.762 87314.152 21384.908 87315.432 21385.335 87315.859 L 21379.575 87314.579 C 21380.428 87317.565 21379.575 87319.272 21377.015 87319.699 L 21372.535 87319.699 L 21371.255 87323.539 L 21377.655 87326.739 L 21373.175 87326.739 C 21367.628 87326.739 21364.855 87328.872 21364.855 87333.139 C 21364.855 87338.685 21366.775 87341.459 21370.615 87341.459 L 21421.815 87301.779 C 21446.135 87284.712 21464.908 87276.179 21478.135 87276.179 C 21481.122 87276.179 21483.895 87277.032 21486.455 87278.739 C 21492.002 87282.579 21495.415 87284.499 21496.695 87284.499 C 21498.402 87284.499 21499.255 87285.352 21499.255 87287.059 C 21499.255 87288.765 21499.042 87290.472 21498.615 87292.179 L 21502.455 87292.179 C 21503.308 87293.885 21503.948 87296.872 21504.375 87301.139 C 21504.802 87305.405 21505.228 87308.179 21505.655 87309.459 L 21506.295 87311.379 L 21504.375 87317.779 L 21507.575 87321.619 C 21506.295 87324.605 21505.228 87327.379 21504.375 87329.939 C 21503.522 87332.072 21502.455 87333.992 21501.175 87335.699 L 21504.375 87337.619 C 21503.522 87340.179 21502.668 87342.525 21501.815 87344.659 L 21494.775 87350.419 L 21496.695 87354.899 C 21496.695 87358.312 21495.628 87360.232 21493.495 87360.659 C 21491.362 87361.085 21490.295 87364.072 21490.295 87369.619 L 21487.095 87369.619 L 21488.375 87374.739 L 21480.055 87377.939 C 21482.188 87379.645 21483.255 87381.139 21483.255 87382.419 C 21483.255 87383.699 21482.188 87384.979 21480.055 87386.259 C 21477.922 87387.539 21476.428 87387.752 21475.575 87386.899 L 21477.495 87393.939 C 21475.788 87393.085 21474.295 87393.725 21473.015 87395.859 C 21472.162 87397.565 21472.375 87399.059 21473.655 87400.339 C 21468.962 87407.592 21466.615 87413.779 21466.615 87418.899 L 21462.775 87418.899 C 21461.068 87418.899 21460.428 87419.752 21460.855 87421.459 C 21461.282 87423.165 21461.922 87424.232 21462.775 87424.659 L 21456.375 87432.979 L 21453.175 87434.259 L 21457.015 87439.379 C 21453.602 87439.379 21452.108 87440.659 21452.535 87443.219 C 21453.388 87445.352 21453.175 87446.845 21451.895 87447.699 C 21450.615 87448.552 21449.335 87449.192 21448.055 87449.619 L 21450.615 87457.939 L 21444.855 87460.499 L 21442.935 87467.539 L 21444.855 87468.819 L 21441.015 87471.379 C 21439.735 87472.232 21438.882 87472.659 21438.455 87472.659 L 21434.615 87478.419 L 21436.535 87482.899 C 21436.535 87484.179 21435.895 87485.245 21434.615 87486.099 C 21433.335 87486.952 21432.055 87487.592 21430.775 87488.019 L 21431.415 87489.939 C 21433.122 87490.792 21434.188 87491.432 21434.615 87491.859 L 21435.895 87493.139 C 21434.615 87495.272 21433.548 87497.405 21432.695 87499.539 C 21431.842 87501.672 21430.348 87502.312 21428.215 87501.459 L 21426.295 87507.859 L 21433.975 87512.979 C 21438.242 87512.552 21445.495 87508.072 21455.735 87499.539 C 21469.388 87487.592 21483.255 87475.645 21497.335 87463.699 L 21501.815 87462.419 L 21503.095 87459.219 C 21504.802 87457.939 21507.148 87456.445 21510.135 87454.739 C 21513.122 87452.605 21515.468 87451.752 21517.175 87452.179 L 21506.935 87468.819 C 21494.988 87482.045 21472.162 87502.525 21438.455 87530.259 C 21400.482 87561.405 21377.228 87576.979 21368.695 87576.979 C 21358.028 87576.979 21350.988 87572.499 21347.575 87563.539 C 21344.588 87554.152 21343.095 87543.059 21343.095 87530.259 L 21344.375 87528.979 L 21344.375 87521.299 C 21345.655 87521.725 21346.295 87521.085 21346.295 87519.379 C 21346.722 87517.245 21346.935 87514.899 21346.935 87512.339 C 21349.068 87509.779 21350.562 87507.005 21351.415 87504.019 C 21352.268 87501.032 21352.908 87497.832 21353.335 87494.419 L 21355.255 87488.659 L 21357.175 87488.019 C 21361.442 87478.205 21370.615 87459.859 21384.695 87432.979 C 21409.442 87386.472 21421.815 87354.472 21421.815 87336.979 L 21417.335 87326.099 C 21410.508 87327.379 21402.188 87332.072 21392.375 87340.179 L 21350.135 87374.739 L 21348.215 87384.339 L 21343.735 87383.699 L 21340.535 87386.899 L 21346.935 87391.379 L 21339.895 87392.019 L 21339.895 87395.219 L 21334.775 87396.499 C 21334.775 87399.485 21336.055 87400.979 21338.615 87400.979 L 21343.735 87403.539 L 21339.895 87404.819 L 21332.215 87404.819 C 21330.082 87404.819 21329.442 87406.312 21330.295 87409.299 L 21323.255 87409.299 L 21327.735 87415.699 C 21326.882 87416.552 21326.882 87419.112 21327.735 87423.379 L 21328.375 87416.979 L 21330.935 87416.979 C 21333.495 87417.832 21335.202 87418.259 21336.055 87418.259 L 21327.095 87424.659 L 21319.415 87423.379 C 21315.575 87425.939 21314.295 87428.499 21315.575 87431.059 L 21325.175 87434.899 L 21327.095 87434.259 L 21325.815 87436.819 C 21322.828 87439.805 21320.055 87440.445 21317.495 87438.739 L 21314.935 87444.499 L 21318.135 87445.139 C 21313.015 87444.712 21307.682 87445.992 21302.135 87448.979 L 21302.135 87452.179 L 21305.335 87457.299 L 21311.095 87456.659 L 21313.015 87457.939 C 21313.015 87461.779 21311.948 87463.699 21309.815 87463.699 C 21306.402 87462.419 21303.842 87461.779 21302.135 87461.779 L 21298.935 87469.459 L 21302.135 87470.739 L 21287.415 87484.819 L 21293.175 87489.299 L 21295.735 87489.299 L 21295.735 87492.499 L 21292.535 87492.499 L 21282.935 87495.699 L 21279.095 87497.619 C 21278.242 87499.752 21278.242 87501.032 21279.095 87501.459 C 21279.948 87501.885 21280.802 87502.099 21281.655 87502.099 L 21268.855 87511.059 L 21266.295 87518.099 C 21267.148 87517.672 21268.215 87517.245 21269.495 87516.819 C 21269.922 87518.525 21269.495 87520.019 21268.215 87521.299 C 21266.935 87522.152 21266.082 87522.792 21265.655 87523.219 L 21269.495 87524.499 L 21266.935 87532.179 L 21261.815 87536.659 C 21260.108 87535.805 21257.122 87537.725 21252.855 87542.419 C 21251.575 87543.699 21249.655 87545.832 21247.095 87548.819 C 21244.535 87551.805 21240.908 87554.152 21236.215 87555.859 C 21227.682 87559.272 21222.348 87562.472 21220.215 87565.459 C 21216.802 87566.739 21214.455 87566.312 21213.175 87564.179 L 21209.975 87570.579 C 21205.708 87571.859 21201.655 87572.285 21197.815 87571.859 L 21191.415 87575.699 C 21190.135 87574.845 21188.855 87574.205 21187.575 87573.779 L 21183.735 87573.779 C 21180.748 87573.779 21179.255 87572.499 21179.255 87569.939 L 21179.895 87568.019 ZM 21918.695 87280.659 C 21920.402 87280.659 21927.228 87276.819 21939.175 87269.139 C 21945.148 87265.299 21949.842 87263.379 21953.255 87263.379 C 21957.522 87263.379 21961.788 87264.232 21966.055 87265.939 C 21970.322 87267.219 21974.588 87269.352 21978.855 87272.339 C 21979.282 87274.045 21980.348 87276.179 21982.055 87278.739 L 21986.535 87283.219 L 21987.815 87286.419 C 21986.962 87287.699 21986.535 87288.979 21986.535 87290.259 L 21992.935 87290.899 L 21989.735 87297.299 C 21992.295 87299.859 21993.788 87300.925 21994.215 87300.499 L 21996.775 87304.979 L 21996.135 87308.819 L 21990.375 87310.099 L 21991.655 87314.579 L 21997.415 87312.659 L 21997.415 87316.499 L 21994.855 87316.499 L 21991.655 87319.059 L 21987.175 87319.059 L 21985.255 87320.339 L 21986.535 87321.619 L 21996.135 87322.259 L 21987.815 87328.659 L 21994.215 87333.139 L 21996.135 87332.499 L 21991.655 87335.699 C 21993.362 87336.552 21993.788 87337.832 21992.935 87339.539 L 21986.535 87339.539 L 21983.335 87347.219 L 21976.935 87345.939 C 21971.815 87355.752 21962.215 87365.992 21948.135 87376.659 C 21934.055 87386.899 21923.815 87394.365 21917.415 87399.059 L 21915.495 87396.499 C 21911.655 87393.085 21909.735 87388.819 21909.735 87383.699 C 21909.735 87381.139 21910.162 87377.085 21911.015 87371.539 C 21912.295 87365.565 21912.935 87361.939 21912.935 87360.659 C 21912.935 87352.125 21912.295 87344.445 21911.015 87337.619 C 21909.735 87330.792 21906.962 87326.312 21902.695 87324.179 L 21900.135 87327.379 C 21894.588 87334.205 21890.108 87339.539 21886.695 87343.379 C 21879.868 87351.059 21874.748 87355.752 21871.335 87357.459 L 21875.815 87361.299 L 21870.695 87362.579 L 21867.495 87370.259 L 21869.415 87373.459 C 21866.428 87374.312 21864.508 87374.739 21863.655 87374.739 L 21861.095 87380.499 C 21858.962 87384.765 21857.468 87387.325 21856.615 87388.179 L 21855.975 87393.939 C 21852.562 87397.352 21849.788 87398.845 21847.655 87398.419 L 21845.735 87412.499 C 21844.882 87412.072 21843.815 87413.992 21842.535 87418.259 C 21841.255 87422.525 21840.615 87424.872 21840.615 87425.299 L 21837.415 87426.579 L 21838.695 87432.979 C 21835.708 87434.685 21833.575 87437.245 21832.295 87440.659 L 21832.935 87448.339 C 21832.935 87450.899 21832.082 87454.312 21830.375 87458.579 C 21829.095 87462.845 21827.815 87466.685 21826.535 87470.099 C 21827.815 87480.339 21829.095 87490.365 21830.375 87500.179 C 21831.655 87509.565 21836.562 87514.259 21845.095 87514.259 C 21854.908 87514.259 21867.708 87509.779 21883.495 87500.819 C 21895.442 87493.992 21907.175 87485.672 21918.695 87475.859 L 21930.855 87466.899 C 21935.122 87463.485 21939.388 87459.859 21943.655 87456.019 L 21946.215 87454.099 L 21951.975 87448.339 L 21954.535 87450.899 L 21950.055 87453.459 L 21951.975 87454.739 C 21935.762 87475.645 21910.588 87499.965 21876.455 87527.699 C 21837.202 87559.272 21808.615 87575.059 21790.695 87575.059 C 21776.188 87575.059 21765.735 87568.445 21759.335 87555.219 C 21753.362 87541.565 21750.375 87526.845 21750.375 87511.059 C 21750.375 87500.392 21752.082 87488.659 21755.495 87475.859 C 21760.615 87460.925 21764.242 87449.832 21766.375 87442.579 C 21778.748 87411.432 21801.362 87381.779 21834.215 87353.619 L 21918.695 87280.659 ZM 22157.255 87271.059 L 22159.815 87265.299 L 22164.295 87264.019 L 22166.215 87268.499 L 22170.055 87263.379 L 22171.975 87262.739 L 22176.455 87269.779 L 22180.935 87269.779 L 22179.655 87265.299 L 22182.855 87265.299 C 22185.415 87265.299 22190.962 87267.432 22199.495 87271.699 C 22199.922 87272.979 22200.562 87274.045 22201.415 87274.899 C 22203.548 87275.325 22205.042 87275.539 22205.895 87275.539 L 22211.655 87292.179 L 22212.935 87290.259 L 22216.775 87290.899 L 22214.855 87298.579 L 22218.695 87310.099 L 22220.615 87313.939 C 22220.615 87317.352 22220.188 87319.912 22219.335 87321.619 C 22218.908 87323.325 22218.268 87325.245 22217.415 87327.379 C 22217.415 87329.085 22218.268 87331.859 22219.975 87335.699 C 22219.548 87338.259 22218.908 87342.952 22218.055 87349.779 C 22217.202 87356.605 22216.775 87361.299 22216.775 87363.859 L 22212.295 87368.339 L 22213.575 87374.739 L 22210.375 87377.299 L 22211.015 87380.499 L 22211.655 87383.059 C 22209.522 87389.459 22206.108 87397.779 22201.415 87408.019 C 22198.428 87414.845 22194.588 87422.739 22189.895 87431.699 L 22178.375 87440.659 L 22181.575 87444.499 L 22167.495 87462.419 L 22164.295 87462.419 L 22166.215 87466.259 C 22163.655 87466.685 22161.735 87467.752 22160.455 87469.459 L 22157.895 87474.579 C 22157.042 87475.859 22155.975 87476.072 22154.695 87475.219 L 22148.935 87484.819 C 22147.655 87483.965 22146.375 87484.179 22145.095 87485.459 C 22144.242 87486.739 22144.028 87488.019 22144.455 87489.299 L 22139.975 87488.659 C 22139.122 87490.792 22138.055 87492.712 22136.775 87494.419 C 22135.495 87496.125 22134.002 87496.339 22132.295 87495.059 C 22131.015 87497.619 22129.308 87499.965 22127.175 87502.099 L 22122.695 87506.579 L 22117.575 87509.139 C 22107.762 87521.085 22097.095 87530.899 22085.575 87538.579 L 22083.015 87544.339 C 22076.615 87548.179 22071.708 87551.165 22068.295 87553.299 C 22061.468 87557.565 22056.775 87561.192 22054.215 87564.179 L 22048.455 87564.179 L 22047.175 87566.739 C 22043.335 87568.019 22039.282 87569.299 22035.015 87570.579 C 22031.175 87571.859 22027.122 87572.499 22022.855 87572.499 C 22005.788 87572.499 21993.202 87564.392 21985.095 87548.179 C 21978.695 87535.379 21975.495 87519.379 21975.495 87500.179 C 21975.495 87471.592 21982.108 87444.925 21995.335 87420.179 C 22006.002 87399.699 22022.642 87378.579 22045.255 87356.819 C 22056.348 87346.152 22077.468 87327.805 22108.615 87301.779 C 22115.868 87295.379 22123.548 87288.979 22131.655 87282.579 C 22139.762 87275.752 22148.082 87270.419 22156.615 87266.579 L 22157.255 87271.059 ZM 22044.615 87489.299 L 22046.535 87488.659 L 22047.815 87486.099 L 22049.095 87489.939 L 22048.455 87493.139 C 22050.588 87495.272 22051.868 87497.192 22052.295 87498.899 L 22047.175 87498.259 C 22047.175 87503.379 22050.375 87506.792 22056.775 87508.499 C 22058.482 87519.165 22063.388 87524.499 22071.495 87524.499 C 22091.548 87524.499 22110.748 87506.365 22129.095 87470.099 C 22145.308 87438.099 22153.415 87411.219 22153.415 87389.459 C 22153.415 87370.259 22150.855 87355.112 22145.735 87344.019 C 22141.042 87332.925 22134.642 87325.245 22126.535 87320.979 L 22122.055 87321.619 L 22120.775 87329.939 L 22117.575 87328.019 L 22116.295 87326.099 C 22116.295 87329.085 22115.015 87331.645 22112.455 87333.779 L 22112.455 87336.979 L 22110.535 87340.179 L 22104.775 87333.779 L 22103.495 87337.619 L 22104.775 87340.819 L 22100.935 87344.019 L 22102.215 87348.499 L 22095.175 87345.939 L 22097.095 87352.339 C 22095.388 87354.899 22093.255 87356.392 22090.695 87356.819 L 22089.415 87360.019 L 22083.015 87362.579 L 22084.295 87366.419 L 22086.215 87363.859 L 22087.495 87367.059 L 22084.935 87368.339 L 22084.935 87372.819 L 22080.455 87374.099 L 22077.255 87371.539 L 22074.695 87375.379 L 22072.135 87374.739 L 22072.135 87377.939 L 22077.895 87377.939 L 22075.975 87381.139 L 22073.415 87381.139 L 22075.335 87387.539 L 22071.495 87387.539 L 22070.855 87392.019 L 22069.575 87394.579 L 22072.135 87395.219 C 22067.868 87399.485 22065.735 87404.179 22065.735 87409.299 L 22059.975 87409.299 L 22057.415 87406.739 L 22054.855 87406.739 C 22055.282 87408.872 22056.775 87410.792 22059.335 87412.499 L 22060.615 87416.339 C 22061.042 87418.472 22058.908 87420.392 22054.215 87422.099 L 22056.135 87428.499 L 22058.695 87428.499 L 22053.575 87441.299 C 22052.295 87445.139 22051.655 87449.832 22051.655 87455.379 L 22045.255 87457.939 L 22045.255 87461.139 C 22046.108 87462.845 22047.175 87463.272 22048.455 87462.419 L 22049.735 87465.619 L 22047.815 87467.539 L 22043.335 87466.259 L 22041.415 87468.819 L 22046.535 87473.299 L 22046.535 87479.699 C 22048.668 87481.832 22049.308 87483.325 22048.455 87484.179 L 22045.255 87482.899 L 22039.495 87488.019 L 22044.615 87489.299 ZM 22282.725 87374.099 C 22285.712 87363.859 22290.192 87352.339 22296.165 87339.539 C 22302.138 87326.739 22308.112 87314.365 22314.085 87302.419 L 22316.005 87303.699 L 22321.125 87301.779 C 22326.672 87298.792 22330.298 87296.872 22332.005 87296.019 C 22336.698 87292.605 22340.112 87290.259 22342.245 87288.979 C 22348.218 87286.419 22354.192 87283.645 22360.165 87280.659 C 22366.138 87278.525 22371.898 87275.539 22377.445 87271.699 L 22383.205 87275.539 C 22381.072 87284.499 22379.152 87292.819 22377.445 87300.499 C 22374.032 87315.432 22371.258 87324.179 22369.125 87326.739 L 22365.285 87332.499 C 22363.152 87335.485 22362.298 87338.045 22362.725 87340.179 L 22363.365 87344.019 C 22385.552 87324.819 22403.045 87310.312 22415.845 87300.499 C 22439.312 87282.579 22459.792 87273.619 22477.285 87273.619 C 22481.978 87273.619 22486.245 87274.472 22490.085 87276.179 C 22494.352 87277.459 22497.552 87280.232 22499.685 87284.499 L 22500.965 87288.979 C 22501.392 87289.832 22502.885 87290.685 22505.445 87291.539 L 22504.805 87296.659 C 22505.658 87297.939 22506.725 87299.219 22508.005 87300.499 L 22511.205 87304.339 L 22509.925 87310.739 L 22512.485 87317.139 L 22506.085 87318.419 L 22506.085 87322.899 L 22509.925 87320.979 L 22509.925 87333.779 L 22504.805 87335.059 L 22506.085 87338.899 L 22498.405 87351.059 C 22499.685 87353.192 22502.032 87353.619 22505.445 87352.339 L 22501.605 87355.539 L 22499.685 87354.899 L 22492.645 87361.939 L 22498.405 87365.779 L 22492.645 87364.499 C 22492.218 87365.352 22492.005 87366.205 22492.005 87367.059 L 22486.885 87369.619 L 22486.885 87374.739 C 22483.045 87378.579 22480.272 87382.205 22478.565 87385.619 C 22478.992 87386.472 22481.125 87387.325 22484.965 87388.179 L 22482.405 87395.219 L 22476.645 87397.139 L 22475.365 87402.899 L 22472.805 87403.539 L 22474.085 87408.019 C 22474.085 87412.712 22473.232 87415.272 22471.525 87415.699 L 22467.045 87411.859 C 22467.898 87413.139 22467.045 87414.205 22464.485 87415.059 C 22462.352 87415.485 22461.285 87415.912 22461.285 87416.339 L 22461.285 87421.459 L 22470.245 87420.179 L 22469.605 87422.099 L 22465.765 87422.739 C 22465.765 87427.005 22464.272 87430.419 22461.285 87432.979 L 22455.525 87431.699 L 22453.605 87436.179 L 22458.725 87436.179 L 22454.245 87444.499 L 22452.965 87442.579 L 22447.205 87441.299 C 22445.925 87443.005 22446.352 87444.499 22448.485 87445.779 C 22450.618 87446.632 22451.472 87447.912 22451.045 87449.619 L 22445.285 87454.739 L 22449.125 87459.219 L 22451.685 87459.219 L 22451.685 87461.779 L 22447.845 87461.139 L 22444.005 87463.059 L 22444.645 87467.539 C 22443.365 87469.672 22442.298 87471.592 22441.445 87473.299 L 22441.445 87491.219 L 22438.245 87492.499 C 22437.392 87495.912 22436.965 87498.899 22436.965 87501.459 C 22436.965 87504.445 22437.605 87507.219 22438.885 87509.779 L 22449.125 87511.699 C 22459.365 87511.699 22477.925 87503.379 22504.805 87486.739 C 22517.178 87479.059 22532.752 87468.605 22551.525 87455.379 C 22549.818 87457.939 22545.765 87461.992 22539.365 87467.539 C 22533.392 87473.085 22529.338 87477.779 22527.205 87481.619 L 22520.805 87484.819 L 22522.085 87486.099 C 22502.032 87504.019 22480.272 87520.659 22456.805 87536.019 C 22423.952 87557.779 22399.205 87568.659 22382.565 87568.659 C 22369.338 87568.659 22360.378 87563.325 22355.685 87552.659 C 22352.698 87545.832 22351.205 87534.952 22351.205 87520.019 L 22351.205 87511.059 C 22353.765 87511.059 22355.258 87510.205 22355.685 87508.499 C 22356.112 87506.365 22355.045 87505.512 22352.485 87505.939 C 22357.178 87493.565 22362.298 87480.979 22367.845 87468.179 C 22377.658 87446.845 22383.205 87434.472 22384.485 87431.059 C 22405.392 87393.939 22417.765 87371.325 22421.605 87363.219 C 22429.712 87346.152 22433.765 87333.779 22433.765 87326.099 C 22433.765 87319.272 22430.565 87315.859 22424.165 87315.859 C 22417.765 87315.859 22409.872 87319.485 22400.485 87326.739 C 22393.232 87332.712 22386.192 87338.472 22379.365 87344.019 L 22378.085 87345.939 C 22375.525 87349.352 22367.418 87360.019 22353.765 87377.939 C 22342.245 87392.872 22334.138 87403.112 22329.445 87408.659 L 22329.445 87415.699 L 22323.685 87421.459 C 22324.112 87421.032 22324.752 87421.032 22325.605 87421.459 C 22326.458 87421.885 22326.458 87422.525 22325.605 87423.379 L 22321.765 87432.339 L 22315.365 87434.899 L 22314.725 87439.379 L 22308.965 87447.699 L 22309.605 87451.539 C 22305.338 87455.805 22303.845 87459.219 22305.125 87461.779 L 22300.005 87461.779 L 22301.925 87464.979 L 22293.605 87475.219 L 22289.125 87481.619 L 22289.765 87483.539 L 22286.565 87484.819 L 22285.925 87491.859 L 22280.165 87492.499 L 22283.365 87500.179 L 22280.165 87498.259 C 22279.312 87499.539 22278.458 87500.605 22277.605 87501.459 L 22271.845 87507.219 C 22272.698 87506.365 22273.552 87506.152 22274.405 87506.579 C 22275.685 87507.005 22276.325 87507.859 22276.325 87509.139 L 22269.285 87509.779 C 22266.725 87511.059 22265.445 87512.979 22265.445 87515.539 C 22266.298 87516.819 22267.365 87517.245 22268.645 87516.819 L 22261.605 87528.339 L 22257.125 87528.339 C 22252.858 87530.472 22249.445 87532.392 22246.885 87534.099 C 22244.325 87535.805 22241.765 87537.725 22239.205 87539.859 L 22232.805 87542.419 C 22231.098 87543.272 22230.458 87544.125 22230.885 87544.979 L 22225.125 87544.979 C 22225.978 87546.685 22225.125 87548.179 22222.565 87549.459 C 22220.005 87550.312 22218.512 87551.165 22218.085 87552.019 L 22212.325 87550.739 L 22203.365 87555.219 L 22197.605 87553.939 L 22197.605 87559.059 L 22187.365 87555.219 L 22185.445 87547.539 C 22185.445 87542.419 22193.338 87525.992 22209.125 87498.259 C 22229.605 87462.845 22250.298 87427.219 22271.205 87391.379 C 22275.045 87384.979 22278.885 87379.219 22282.725 87374.099 ZM 22565.025 87489.939 L 22566.305 87480.979 L 22570.145 87479.699 L 22570.785 87473.299 L 22569.505 87472.019 L 22573.985 87467.539 C 22576.972 87464.125 22578.465 87461.352 22578.465 87459.219 C 22578.465 87457.085 22576.972 87456.019 22573.985 87456.019 L 22575.905 87454.739 C 22578.038 87453.459 22579.105 87451.752 22579.105 87449.619 C 22579.105 87445.352 22580.172 87441.725 22582.305 87438.739 C 22584.865 87435.752 22586.785 87434.899 22588.065 87436.179 L 22587.425 87431.059 L 22588.705 87424.659 L 22591.265 87424.659 L 22589.985 87418.899 L 22593.185 87416.979 L 22591.905 87415.699 L 22596.385 87414.419 L 22595.105 87408.659 L 22600.865 87404.819 L 22598.305 87399.699 C 22598.732 87398.419 22599.372 87397.352 22600.225 87396.499 C 22601.078 87395.219 22602.145 87395.005 22603.425 87395.859 L 22603.425 87386.899 C 22605.558 87385.619 22606.625 87384.552 22606.625 87383.699 C 22607.052 87382.419 22608.118 87381.779 22609.825 87381.779 L 22611.745 87381.139 C 22610.038 87376.019 22611.745 87370.899 22616.865 87365.779 C 22616.012 87364.499 22616.012 87363.859 22616.865 87363.859 C 22617.718 87363.432 22618.785 87363.005 22620.065 87362.579 L 22620.065 87356.179 C 22621.772 87357.885 22623.052 87357.885 22623.905 87356.179 C 22625.185 87354.045 22625.825 87350.205 22625.825 87344.659 L 22631.585 87343.379 L 22634.145 87338.259 L 22632.865 87330.579 L 22627.745 87330.579 C 22623.052 87330.579 22612.172 87333.352 22595.105 87338.899 C 22585.718 87341.885 22578.678 87343.379 22573.985 87343.379 L 22566.945 87342.099 L 22593.825 87302.419 L 22599.585 87299.219 C 22603.852 87289.405 22614.518 87282.152 22631.585 87277.459 C 22651.638 87274.045 22664.652 87271.699 22670.625 87270.419 C 22678.732 87261.885 22688.118 87249.939 22698.785 87234.579 C 22707.745 87221.779 22716.705 87208.765 22725.665 87195.539 C 22735.905 87182.739 22744.225 87173.352 22750.625 87167.379 C 22762.145 87156.285 22772.598 87149.672 22781.985 87147.539 C 22784.118 87144.552 22787.745 87141.779 22792.865 87139.219 C 22798.412 87136.659 22803.318 87134.739 22807.585 87133.459 L 22812.705 87141.779 C 22811.852 87145.619 22809.718 87150.952 22806.305 87157.779 L 22801.825 87165.459 L 22794.145 87169.939 C 22793.292 87176.765 22790.092 87184.232 22784.545 87192.339 C 22778.998 87200.445 22775.372 87206.845 22773.665 87211.539 L 22768.545 87213.459 L 22771.105 87219.859 C 22767.692 87219.859 22765.985 87220.285 22765.985 87221.139 L 22765.985 87226.899 L 22761.505 87231.379 L 22758.305 87231.379 L 22749.985 87251.219 L 22743.585 87251.219 C 22745.292 87254.632 22745.505 87257.832 22744.225 87260.819 L 22789.025 87259.539 C 22795.852 87259.539 22802.678 87259.752 22809.505 87260.179 C 22816.332 87260.179 22823.372 87261.245 22830.625 87263.379 C 22827.638 87270.632 22824.438 87276.605 22821.025 87281.299 L 22815.905 87281.939 L 22812.705 87288.979 L 22805.025 87291.539 L 22799.905 87299.219 C 22796.065 87304.339 22791.372 87308.605 22785.825 87312.019 C 22780.705 87315.432 22774.518 87318.419 22767.265 87320.979 L 22753.185 87319.059 L 22731.425 87320.979 C 22730.572 87319.699 22726.518 87320.125 22719.265 87322.259 C 22712.438 87323.965 22708.385 87324.605 22707.105 87324.179 C 22705.825 87323.752 22704.758 87324.392 22703.905 87326.099 C 22703.478 87327.379 22702.625 87327.805 22701.345 87327.379 C 22697.932 87334.632 22695.585 87339.965 22694.305 87343.379 C 22689.612 87354.045 22686.838 87361.299 22685.985 87365.139 L 22682.785 87371.539 C 22675.532 87382.205 22670.412 87390.739 22667.425 87397.139 C 22664.865 87403.539 22662.945 87410.365 22661.665 87417.619 C 22660.385 87417.192 22659.318 87417.832 22658.465 87419.539 C 22658.038 87420.819 22658.252 87422.099 22659.105 87423.379 L 22656.545 87430.419 L 22650.785 87432.339 C 22652.065 87434.045 22653.558 87435.539 22655.265 87436.819 C 22651.852 87443.219 22649.932 87446.845 22649.505 87447.699 C 22647.798 87451.965 22646.945 87456.019 22646.945 87459.859 L 22645.025 87461.779 L 22645.665 87466.259 C 22644.385 87470.099 22643.532 87473.085 22643.105 87475.219 C 22640.972 87482.899 22639.905 87487.379 22639.905 87488.659 C 22639.905 87495.485 22640.972 87500.819 22643.105 87504.659 C 22645.238 87508.499 22649.292 87510.419 22655.265 87510.419 C 22670.198 87510.419 22693.238 87498.259 22724.385 87473.939 C 22750.838 87453.032 22767.905 87437.032 22775.585 87425.939 L 22780.065 87425.939 L 22767.265 87442.579 C 22762.145 87449.832 22753.398 87459.859 22741.025 87472.659 C 22726.945 87487.165 22717.345 87497.192 22712.225 87502.739 C 22707.532 87508.285 22702.198 87514.045 22696.225 87520.019 C 22690.678 87525.992 22684.918 87531.112 22678.945 87535.379 L 22677.025 87536.659 C 22672.758 87541.779 22667.638 87546.685 22661.665 87551.379 C 22651.852 87559.485 22646.305 87564.179 22645.025 87565.459 L 22643.105 87562.899 C 22640.972 87562.899 22637.772 87564.819 22633.505 87568.659 C 22630.945 87571.219 22629.025 87572.712 22627.745 87573.139 L 22629.025 87575.059 C 22623.905 87575.912 22619.852 87578.472 22616.865 87582.739 L 22600.225 87585.299 C 22587.852 87585.299 22578.038 87579.112 22570.785 87566.739 C 22563.532 87554.365 22559.905 87541.565 22559.905 87528.339 L 22559.905 87511.699 C 22560.332 87506.152 22561.612 87500.392 22563.745 87494.419 L 22565.025 87489.939 ZM 22718.805 87572.499 C 22726.912 87555.005 22741.845 87529.192 22763.605 87495.059 C 22784.938 87460.925 22799.658 87435.539 22807.765 87418.899 C 22825.258 87391.592 22837.632 87371.539 22844.885 87358.739 C 22860.245 87331.432 22868.992 87311.165 22871.125 87297.939 C 22889.472 87286.845 22903.552 87278.525 22913.365 87272.979 C 22923.605 87267.432 22931.712 87264.659 22937.685 87264.659 L 22944.085 87269.779 L 22946.645 87279.379 C 22946.645 87281.512 22945.792 87283.859 22944.085 87286.419 L 22941.525 87291.539 C 22942.378 87292.392 22942.805 87295.805 22942.805 87301.779 C 22941.098 87304.765 22939.605 87307.539 22938.325 87310.099 C 22937.045 87312.232 22935.338 87314.579 22933.205 87317.139 L 22933.205 87320.339 C 22934.912 87320.765 22936.192 87321.192 22937.045 87321.619 C 22938.325 87321.619 22939.818 87321.405 22941.525 87320.979 L 22939.605 87324.179 C 22939.178 87324.605 22936.832 87325.459 22932.565 87326.739 L 22928.085 87333.139 L 22933.845 87333.139 L 22932.565 87336.339 L 22924.245 87342.099 C 22923.392 87342.952 22923.392 87343.805 22924.245 87344.659 C 22925.098 87345.085 22925.952 87345.299 22926.805 87345.299 C 22927.658 87344.872 22928.512 87344.659 22929.365 87344.659 C 22929.365 87345.085 22929.578 87345.512 22930.005 87345.939 C 22956.458 87320.339 22979.072 87300.285 22997.845 87285.779 C 23017.045 87270.845 23029.845 87263.379 23036.245 87263.379 L 23045.205 87264.659 C 23044.778 87267.219 23045.632 87268.925 23047.765 87269.779 C 23047.765 87272.339 23046.698 87275.112 23044.565 87278.099 L 23040.725 87278.739 L 23038.165 87292.819 L 23035.605 87292.179 C 23034.752 87293.885 23034.112 87295.379 23033.685 87296.659 L 23027.925 87299.859 L 23025.365 87310.099 L 23030.485 87313.939 C 23029.632 87313.512 23028.992 87314.152 23028.565 87315.859 C 23028.138 87317.565 23028.352 87318.845 23029.205 87319.699 L 23022.165 87324.819 L 23017.685 87328.659 L 23020.245 87328.659 C 23016.832 87339.752 23013.632 87350.632 23010.645 87361.299 C 23010.218 87364.712 23009.152 87366.419 23007.445 87366.419 L 23008.725 87372.179 L 23011.925 87372.179 L 23011.925 87381.779 L 23018.325 87383.059 L 23029.205 87381.779 L 23038.165 87379.219 C 23050.538 87374.099 23065.685 87364.499 23083.605 87350.419 C 23105.792 87332.925 23120.085 87322.259 23126.485 87318.419 L 23126.485 87321.619 C 23123.072 87324.605 23108.565 87337.405 23082.965 87360.019 C 23064.192 87376.659 23050.965 87390.525 23043.285 87401.619 L 23038.805 87400.979 L 23032.405 87411.219 C 23027.285 87413.779 23020.245 87418.472 23011.285 87425.299 L 22998.485 87434.899 L 22999.765 87437.459 C 22994.218 87437.459 22987.392 87438.952 22979.285 87441.939 C 22971.178 87444.499 22963.498 87447.059 22956.245 87449.619 L 22956.245 87446.419 L 22947.925 87445.779 C 22941.098 87442.365 22936.405 87437.459 22933.845 87431.059 C 22931.712 87424.659 22930.645 87416.979 22930.645 87408.019 C 22930.645 87396.499 22933.205 87384.979 22938.325 87373.459 C 22943.872 87361.512 22949.418 87349.992 22954.965 87338.899 L 22900.565 87395.219 C 22900.565 87396.499 22899.712 87398.205 22898.005 87400.339 C 22896.725 87402.045 22895.232 87403.965 22893.525 87406.099 C 22891.818 87407.805 22887.978 87414.205 22882.005 87425.299 C 22876.458 87436.392 22871.338 87444.285 22866.645 87448.979 L 22868.565 87456.019 L 22866.005 87455.379 C 22864.725 87455.379 22863.445 87456.232 22862.165 87457.939 C 22860.885 87459.645 22860.672 87460.925 22861.525 87461.779 C 22861.952 87462.205 22862.805 87462.205 22864.085 87461.779 C 22865.365 87461.352 22866.005 87461.992 22866.005 87463.699 L 22862.165 87464.339 L 22859.605 87470.739 L 22853.845 87474.579 C 22853.845 87475.432 22854.058 87477.352 22854.485 87480.339 L 22847.445 87485.459 L 22846.805 87490.579 C 22848.512 87489.725 22850.218 87490.579 22851.925 87493.139 C 22848.085 87495.699 22843.605 87496.979 22838.485 87496.979 L 22838.485 87500.819 L 22846.805 87499.539 L 22841.045 87507.219 C 22835.498 87508.925 22830.805 87509.565 22826.965 87509.139 L 22825.045 87515.539 L 22833.365 87515.539 L 22839.125 87512.339 L 22839.125 87512.979 C 22837.845 87515.112 22837.632 87516.819 22838.485 87518.099 C 22832.085 87520.659 22827.178 87521.939 22823.765 87521.939 C 22822.912 87523.219 22822.485 87524.072 22822.485 87524.499 C 22821.205 87526.632 22820.138 87527.485 22819.285 87527.059 L 22817.365 87534.739 L 22819.285 87535.379 L 22825.685 87528.339 L 22831.445 87530.259 L 22833.365 87529.619 C 22833.365 87532.179 22831.658 87533.032 22828.245 87532.179 L 22824.405 87534.099 L 22830.805 87535.379 L 22827.605 87543.059 L 22823.125 87542.419 L 22823.765 87547.539 L 22819.285 87556.499 L 22807.765 87553.939 L 22803.925 87558.419 C 22806.485 87559.699 22809.258 87560.339 22812.245 87560.339 C 22813.525 87560.339 22815.445 87559.912 22818.005 87559.059 L 22806.485 87565.459 C 22805.205 87563.752 22804.138 87562.045 22803.285 87560.339 L 22798.805 87571.859 C 22791.978 87575.272 22787.712 87579.325 22786.005 87584.019 L 22781.525 87582.739 L 22784.085 87581.459 L 22783.445 87578.899 L 22774.485 87580.819 C 22774.912 87582.099 22774.058 87583.379 22771.925 87584.659 C 22769.792 87585.939 22768.298 87585.725 22767.445 87584.019 L 22763.605 87587.219 C 22762.325 87585.512 22760.405 87585.725 22757.845 87587.859 C 22755.285 87588.712 22751.872 87590.205 22747.605 87592.339 C 22742.912 87594.472 22739.925 87595.752 22738.645 87596.179 L 22734.805 87595.539 L 22731.605 87600.019 L 22727.125 87598.739 L 22721.365 87600.659 L 22720.725 87596.179 L 22714.325 87590.419 L 22718.805 87572.499 ZM 23199.755 87271.059 L 23202.315 87265.299 L 23206.795 87264.019 L 23208.715 87268.499 L 23212.555 87263.379 L 23214.475 87262.739 L 23218.955 87269.779 L 23223.435 87269.779 L 23222.155 87265.299 L 23225.355 87265.299 C 23227.915 87265.299 23233.462 87267.432 23241.995 87271.699 C 23242.422 87272.979 23243.062 87274.045 23243.915 87274.899 C 23246.048 87275.325 23247.542 87275.539 23248.395 87275.539 L 23254.155 87292.179 L 23255.435 87290.259 L 23259.275 87290.899 L 23257.355 87298.579 L 23261.195 87310.099 L 23263.115 87313.939 C 23263.115 87317.352 23262.688 87319.912 23261.835 87321.619 C 23261.408 87323.325 23260.768 87325.245 23259.915 87327.379 C 23259.915 87329.085 23260.768 87331.859 23262.475 87335.699 C 23262.048 87338.259 23261.408 87342.952 23260.555 87349.779 C 23259.702 87356.605 23259.275 87361.299 23259.275 87363.859 L 23254.795 87368.339 L 23256.075 87374.739 L 23252.875 87377.299 L 23253.515 87380.499 L 23254.155 87383.059 C 23252.022 87389.459 23248.608 87397.779 23243.915 87408.019 C 23240.928 87414.845 23237.088 87422.739 23232.395 87431.699 L 23220.875 87440.659 L 23224.075 87444.499 L 23209.995 87462.419 L 23206.795 87462.419 L 23208.715 87466.259 C 23206.155 87466.685 23204.235 87467.752 23202.955 87469.459 L 23200.395 87474.579 C 23199.542 87475.859 23198.475 87476.072 23197.195 87475.219 L 23191.435 87484.819 C 23190.155 87483.965 23188.875 87484.179 23187.595 87485.459 C 23186.742 87486.739 23186.528 87488.019 23186.955 87489.299 L 23182.475 87488.659 C 23181.622 87490.792 23180.555 87492.712 23179.275 87494.419 C 23177.995 87496.125 23176.502 87496.339 23174.795 87495.059 C 23173.515 87497.619 23171.808 87499.965 23169.675 87502.099 L 23165.195 87506.579 L 23160.075 87509.139 C 23150.262 87521.085 23139.595 87530.899 23128.075 87538.579 L 23125.515 87544.339 C 23119.115 87548.179 23114.208 87551.165 23110.795 87553.299 C 23103.968 87557.565 23099.275 87561.192 23096.715 87564.179 L 23090.955 87564.179 L 23089.675 87566.739 C 23085.835 87568.019 23081.782 87569.299 23077.515 87570.579 C 23073.675 87571.859 23069.622 87572.499 23065.355 87572.499 C 23048.288 87572.499 23035.702 87564.392 23027.595 87548.179 C 23021.195 87535.379 23017.995 87519.379 23017.995 87500.179 C 23017.995 87471.592 23024.608 87444.925 23037.835 87420.179 C 23048.502 87399.699 23065.142 87378.579 23087.755 87356.819 C 23098.848 87346.152 23119.968 87327.805 23151.115 87301.779 C 23158.368 87295.379 23166.048 87288.979 23174.155 87282.579 C 23182.262 87275.752 23190.582 87270.419 23199.115 87266.579 L 23199.755 87271.059 ZM 23087.115 87489.299 L 23089.035 87488.659 L 23090.315 87486.099 L 23091.595 87489.939 L 23090.955 87493.139 C 23093.088 87495.272 23094.368 87497.192 23094.795 87498.899 L 23089.675 87498.259 C 23089.675 87503.379 23092.875 87506.792 23099.275 87508.499 C 23100.982 87519.165 23105.888 87524.499 23113.995 87524.499 C 23134.048 87524.499 23153.248 87506.365 23171.595 87470.099 C 23187.808 87438.099 23195.915 87411.219 23195.915 87389.459 C 23195.915 87370.259 23193.355 87355.112 23188.235 87344.019 C 23183.542 87332.925 23177.142 87325.245 23169.035 87320.979 L 23164.555 87321.619 L 23163.275 87329.939 L 23160.075 87328.019 L 23158.795 87326.099 C 23158.795 87329.085 23157.515 87331.645 23154.955 87333.779 L 23154.955 87336.979 L 23153.035 87340.179 L 23147.275 87333.779 L 23145.995 87337.619 L 23147.275 87340.819 L 23143.435 87344.019 L 23144.715 87348.499 L 23137.675 87345.939 L 23139.595 87352.339 C 23137.888 87354.899 23135.755 87356.392 23133.195 87356.819 L 23131.915 87360.019 L 23125.515 87362.579 L 23126.795 87366.419 L 23128.715 87363.859 L 23129.995 87367.059 L 23127.435 87368.339 L 23127.435 87372.819 L 23122.955 87374.099 L 23119.755 87371.539 L 23117.195 87375.379 L 23114.635 87374.739 L 23114.635 87377.939 L 23120.395 87377.939 L 23118.475 87381.139 L 23115.915 87381.139 L 23117.835 87387.539 L 23113.995 87387.539 L 23113.355 87392.019 L 23112.075 87394.579 L 23114.635 87395.219 C 23110.368 87399.485 23108.235 87404.179 23108.235 87409.299 L 23102.475 87409.299 L 23099.915 87406.739 L 23097.355 87406.739 C 23097.782 87408.872 23099.275 87410.792 23101.835 87412.499 L 23103.115 87416.339 C 23103.542 87418.472 23101.408 87420.392 23096.715 87422.099 L 23098.635 87428.499 L 23101.195 87428.499 L 23096.075 87441.299 C 23094.795 87445.139 23094.155 87449.832 23094.155 87455.379 L 23087.755 87457.939 L 23087.755 87461.139 C 23088.608 87462.845 23089.675 87463.272 23090.955 87462.419 L 23092.235 87465.619 L 23090.315 87467.539 L 23085.835 87466.259 L 23083.915 87468.819 L 23089.035 87473.299 L 23089.035 87479.699 C 23091.168 87481.832 23091.808 87483.325 23090.955 87484.179 L 23087.755 87482.899 L 23081.995 87488.019 L 23087.115 87489.299 ZM 23253.545 87534.099 L 23250.985 87529.619 L 23258.025 87525.139 C 23258.025 87524.285 23256.745 87523.432 23254.185 87522.579 L 23252.905 87516.819 C 23252.905 87514.685 23253.545 87512.339 23254.825 87509.779 C 23255.678 87506.792 23256.318 87504.659 23256.745 87503.379 L 23254.185 87500.819 L 23258.665 87493.779 L 23258.665 87490.579 L 23262.505 87484.819 L 23261.865 87479.059 C 23262.718 87478.205 23263.572 87476.712 23264.425 87474.579 C 23265.705 87472.445 23266.985 87471.592 23268.265 87472.019 C 23268.265 87466.899 23269.332 87461.565 23271.465 87456.019 L 23275.945 87445.779 C 23279.785 87444.925 23281.705 87442.152 23281.705 87437.459 C 23281.705 87433.192 23287.465 87420.819 23298.985 87400.339 C 23310.505 87379.859 23316.052 87369.405 23315.625 87368.979 C 23319.038 87364.285 23322.452 87358.952 23325.865 87352.979 C 23329.705 87347.005 23332.692 87341.459 23334.825 87336.339 C 23335.252 87335.912 23336.532 87333.565 23338.665 87329.299 C 23341.225 87324.605 23342.932 87322.472 23343.785 87322.899 L 23352.105 87306.899 L 23353.385 87303.059 C 23358.078 87294.525 23361.918 87287.912 23364.905 87283.219 C 23370.452 87274.259 23374.718 87268.712 23377.705 87266.579 L 23389.865 87241.619 C 23391.572 87242.472 23392.425 87242.259 23392.425 87240.979 C 23392.852 87239.272 23393.278 87237.352 23393.705 87235.219 C 23394.558 87233.085 23395.198 87231.592 23395.625 87230.739 C 23397.758 87226.472 23400.105 87222.632 23402.665 87219.219 L 23445.545 87146.259 C 23447.252 87144.979 23448.958 87143.485 23450.665 87141.779 C 23459.198 87139.645 23467.945 87137.299 23476.905 87134.739 L 23481.385 87129.619 L 23480.105 87126.419 L 23483.945 87126.419 L 23483.305 87128.979 L 23486.505 87128.979 L 23509.545 87120.659 L 23514.025 87124.499 C 23513.172 87128.765 23513.598 87133.459 23515.305 87138.579 L 23483.945 87189.139 L 23482.665 87193.619 L 23473.065 87208.339 C 23473.492 87209.192 23473.918 87209.832 23474.345 87210.259 C 23471.358 87211.965 23469.012 87213.459 23467.305 87214.739 L 23470.505 87216.659 C 23468.798 87217.085 23467.305 87217.512 23466.025 87217.939 C 23464.745 87218.365 23464.105 87220.072 23464.105 87223.059 L 23458.985 87226.259 C 23459.412 87227.112 23459.198 87228.605 23458.345 87230.739 C 23457.492 87232.445 23458.345 87233.512 23460.905 87233.939 L 23457.705 87240.339 C 23458.132 87238.205 23456.852 87237.139 23453.865 87237.139 L 23453.225 87240.339 L 23447.465 87244.179 L 23451.305 87243.539 L 23456.425 87246.099 C 23454.292 87247.379 23452.798 87248.232 23451.945 87248.659 C 23448.105 87250.792 23445.758 87251.645 23444.905 87251.219 C 23443.198 87256.339 23440.638 87260.819 23437.225 87264.659 L 23442.985 87262.739 L 23440.425 87265.939 L 23442.345 87266.579 L 23438.505 87271.699 L 23435.945 87269.779 C 23435.518 87270.205 23435.305 87270.632 23435.305 87271.059 C 23437.012 87274.472 23437.652 87276.605 23437.225 87277.459 L 23428.905 87280.659 L 23432.105 87282.579 L 23423.145 87283.859 L 23421.225 87290.259 L 23428.265 87290.259 L 23421.865 87294.099 L 23428.265 87296.019 L 23419.945 87297.299 L 23418.665 87294.739 C 23418.238 87296.445 23418.025 87297.939 23418.025 87299.219 C 23418.025 87300.499 23418.665 87302.632 23419.945 87305.619 L 23409.065 87308.179 L 23410.345 87312.019 L 23409.065 87317.779 C 23410.345 87316.925 23411.198 87316.499 23411.625 87316.499 C 23414.185 87315.219 23415.892 87314.579 23416.745 87314.579 L 23416.745 87319.059 L 23412.265 87319.059 C 23410.558 87320.765 23410.345 87322.685 23411.625 87324.819 L 23397.545 87328.019 L 23398.185 87333.139 L 23393.705 87337.619 L 23402.665 87331.219 L 23407.145 87336.339 L 23407.145 87339.539 L 23404.585 87339.539 L 23387.945 87345.299 C 23385.385 87347.005 23382.825 87348.499 23380.265 87349.779 L 23378.985 87354.259 L 23398.185 87351.059 L 23398.185 87356.179 C 23397.332 87356.179 23395.838 87357.885 23393.705 87361.299 C 23392.425 87362.152 23391.145 87362.792 23389.865 87363.219 L 23384.105 87367.059 L 23389.225 87367.059 L 23382.825 87370.899 L 23380.265 87368.979 C 23376.852 87368.979 23375.145 87370.685 23375.145 87374.099 L 23378.345 87375.379 L 23382.825 87372.819 L 23385.385 87376.019 L 23380.905 87382.419 C 23384.318 87383.699 23385.812 87384.765 23385.385 87385.619 L 23375.785 87384.979 L 23373.865 87381.779 L 23372.585 87384.979 C 23372.158 87386.259 23370.878 87386.899 23368.745 87386.899 C 23367.038 87386.899 23366.185 87388.392 23366.185 87391.379 L 23368.105 87390.739 L 23380.265 87392.019 L 23380.265 87395.219 C 23376.852 87394.792 23372.372 87395.432 23366.825 87397.139 L 23366.825 87403.539 L 23375.785 87406.099 C 23372.798 87407.805 23370.452 87408.659 23368.745 87408.659 C 23366.185 87407.379 23363.838 87406.739 23361.705 87406.739 L 23359.145 87408.659 L 23363.625 87412.499 L 23362.985 87414.419 L 23357.865 87414.419 L 23356.585 87416.339 C 23358.292 87416.765 23359.998 87416.979 23361.705 87416.979 L 23361.705 87420.179 C 23364.692 87419.752 23366.612 87419.965 23367.465 87420.819 L 23368.745 87427.859 L 23363.625 87428.499 L 23357.225 87433.619 L 23355.945 87438.099 L 23358.505 87441.939 L 23361.705 87441.939 L 23357.865 87444.499 L 23351.465 87443.859 L 23348.265 87445.779 L 23353.385 87449.619 L 23358.505 87449.619 L 23345.705 87452.179 L 23345.705 87456.019 L 23353.385 87456.019 L 23354.025 87459.219 C 23351.465 87459.645 23349.758 87459.859 23348.905 87459.859 C 23348.052 87459.859 23345.918 87460.499 23342.505 87461.779 L 23338.665 87460.499 L 23335.465 87461.139 L 23335.465 87468.179 C 23336.745 87469.032 23338.238 87469.032 23339.945 87468.179 C 23342.078 87467.325 23343.145 87466.045 23343.145 87464.339 L 23349.545 87465.619 C 23347.412 87471.592 23345.918 87475.432 23345.065 87477.139 L 23339.945 87479.059 L 23341.225 87484.819 L 23332.905 87489.939 L 23334.185 87491.859 L 23340.585 87491.859 L 23343.145 87489.939 L 23341.225 87495.699 L 23336.105 87498.259 C 23336.532 87501.672 23335.892 87503.379 23334.185 87503.379 L 23338.665 87507.859 C 23351.038 87504.445 23368.958 87494.632 23392.425 87478.419 C 23416.318 87461.779 23440.425 87444.925 23464.745 87427.859 C 23437.438 87454.739 23410.985 87479.272 23385.385 87501.459 C 23348.265 87533.459 23319.465 87554.579 23298.985 87564.819 L 23298.985 87567.379 L 23293.865 87566.099 C 23291.305 87569.085 23287.252 87571.645 23281.705 87573.779 C 23276.158 87575.912 23271.252 87576.979 23266.985 87576.979 C 23267.838 87576.125 23267.625 87575.059 23266.345 87573.779 C 23265.492 87572.925 23264.638 87572.925 23263.785 87573.779 L 23255.465 87568.019 C 23256.318 87567.165 23257.172 87566.952 23258.025 87567.379 C 23258.878 87567.805 23260.158 87568.659 23261.865 87569.939 L 23271.465 87569.939 L 23274.025 87571.859 L 23274.025 87569.299 L 23272.105 87568.659 C 23266.132 87567.379 23262.292 87567.592 23260.585 87569.299 L 23258.665 87563.539 L 23256.105 87563.539 L 23256.105 87557.139 C 23253.545 87557.565 23252.052 87557.352 23251.625 87556.499 C 23252.905 87556.072 23253.972 87555.432 23254.825 87554.579 L 23254.185 87546.899 L 23250.345 87546.899 L 23251.625 87543.699 L 23260.585 87540.499 L 23253.545 87540.499 L 23249.065 87536.659 L 23253.545 87534.099 ZM 23659.155 87514.259 L 23663.635 87514.899 L 23662.355 87509.779 C 23662.355 87508.925 23662.995 87506.792 23664.275 87503.379 C 23665.555 87499.539 23665.768 87496.765 23664.915 87495.059 L 23668.115 87491.219 L 23664.275 87491.859 L 23665.555 87490.579 C 23668.115 87484.605 23670.888 87480.125 23673.875 87477.139 L 23673.235 87474.579 L 23676.435 87471.379 L 23707.795 87407.379 L 23736.595 87360.019 L 23742.995 87350.419 L 23745.555 87351.699 L 23749.395 87347.219 C 23748.968 87346.792 23747.688 87346.579 23745.555 87346.579 L 23748.755 87338.899 L 23752.595 87338.899 L 23752.595 87336.339 L 23757.075 87335.059 L 23752.595 87334.419 C 23755.582 87331.432 23759.422 87326.525 23764.115 87319.699 C 23767.528 87314.579 23771.155 87309.245 23774.995 87303.699 L 23778.835 87303.699 C 23785.235 87294.739 23793.128 87287.912 23802.515 87283.219 C 23819.582 87274.685 23828.755 87269.992 23830.035 87269.139 L 23833.235 87270.419 C 23839.208 87265.299 23845.822 87262.739 23853.075 87262.739 L 23861.395 87265.299 C 23860.542 87269.992 23857.982 87275.752 23853.715 87282.579 C 23849.875 87289.405 23847.742 87294.099 23847.315 87296.659 C 23843.902 87298.365 23841.342 87302.205 23839.635 87308.179 L 23834.515 87313.299 L 23832.595 87320.979 C 23827.902 87324.392 23825.555 87329.085 23825.555 87335.059 L 23822.355 87335.699 L 23822.355 87339.539 C 23821.075 87339.112 23818.942 87339.965 23815.955 87342.099 C 23815.102 87341.672 23813.822 87341.459 23812.115 87341.459 L 23809.555 87341.459 L 23808.275 87345.299 L 23818.515 87345.299 L 23818.515 87347.859 L 23810.195 87351.059 L 23812.115 87352.339 L 23814.035 87354.259 L 23812.115 87356.179 L 23807.635 87354.259 L 23806.355 87356.179 L 23810.195 87356.819 L 23808.275 87362.579 C 23807.848 87360.872 23807.422 87359.592 23806.995 87358.739 C 23806.568 87357.885 23805.928 87358.099 23805.075 87359.379 L 23805.715 87365.139 C 23802.728 87364.712 23801.022 87365.352 23800.595 87367.059 C 23801.448 87367.912 23802.302 87368.552 23803.155 87368.979 L 23799.315 87381.779 L 23794.835 87382.419 L 23787.155 87384.339 L 23785.875 87388.179 L 23787.155 87389.459 L 23794.835 87388.819 L 23791.635 87391.379 L 23792.275 87395.859 L 23786.515 87401.619 L 23778.835 87400.339 L 23773.075 87406.739 C 23773.502 87407.592 23774.142 87408.232 23774.995 87408.659 L 23777.555 87406.099 L 23781.395 87406.739 L 23779.475 87409.299 L 23783.955 87412.499 C 23783.955 87413.779 23783.102 87414.845 23781.395 87415.699 C 23780.115 87416.552 23779.262 87416.979 23778.835 87416.979 L 23773.715 87413.139 L 23773.715 87415.699 L 23775.635 87416.979 L 23768.595 87416.979 L 23764.115 87418.259 L 23763.475 87423.379 L 23759.635 87424.019 L 23760.275 87427.219 L 23767.315 87427.219 C 23767.315 87428.499 23768.168 87429.352 23769.875 87429.779 C 23771.582 87430.205 23772.435 87431.059 23772.435 87432.339 L 23769.235 87432.339 L 23760.915 87432.339 L 23762.835 87435.539 L 23767.955 87434.259 C 23767.955 87435.112 23767.102 87436.179 23765.395 87437.459 C 23764.542 87439.165 23764.542 87440.445 23765.395 87441.299 C 23766.675 87441.725 23767.315 87442.365 23767.315 87443.219 L 23760.915 87447.699 L 23762.835 87449.619 L 23758.355 87450.899 L 23754.515 87452.179 L 23748.115 87455.379 C 23746.408 87456.232 23745.555 87457.512 23745.555 87459.219 L 23746.835 87461.139 L 23750.035 87457.939 C 23753.022 87457.939 23756.008 87456.872 23758.995 87454.739 L 23759.635 87457.299 L 23757.715 87457.939 L 23755.155 87464.339 L 23750.675 87463.699 L 23748.755 87466.259 L 23752.595 87468.179 L 23749.395 87474.579 L 23745.555 87473.939 L 23743.635 87475.219 C 23743.635 87482.472 23743.848 87486.952 23744.275 87488.659 L 23741.715 87489.299 L 23743.635 87494.419 L 23739.795 87496.339 L 23739.795 87502.099 L 23741.075 87503.379 C 23740.222 87503.805 23739.582 87504.019 23739.155 87504.019 L 23741.715 87515.539 L 23742.995 87516.819 L 23750.675 87517.459 C 23758.355 87517.459 23769.875 87512.339 23785.235 87502.099 L 23845.395 87459.859 L 23848.595 87461.139 C 23846.888 87465.405 23834.515 87476.072 23811.475 87493.139 C 23801.662 87500.392 23796.755 87505.512 23796.755 87508.499 L 23742.995 87545.619 C 23726.782 87556.285 23715.475 87562.259 23709.075 87563.539 C 23710.355 87564.392 23710.142 87565.459 23708.435 87566.739 C 23707.155 87567.592 23706.302 87567.165 23705.875 87565.459 C 23702.462 87568.872 23698.835 87570.792 23694.995 87571.219 C 23696.702 87572.499 23697.555 87572.285 23697.555 87570.579 C 23697.982 87569.299 23698.195 87568.445 23698.195 87568.019 L 23695.635 87567.379 L 23693.075 87569.299 L 23694.355 87565.459 L 23691.795 87565.459 L 23689.875 87569.299 L 23684.755 87569.299 L 23684.755 87566.739 C 23677.502 87564.179 23672.382 87561.832 23669.395 87559.699 C 23661.288 87554.152 23657.235 87546.045 23657.235 87535.379 L 23657.235 87529.619 L 23660.435 87530.259 L 23661.715 87528.339 L 23655.955 87528.339 C 23656.808 87521.512 23657.875 87516.819 23659.155 87514.259 ZM 23767.955 87419.539 C 23772.222 87420.392 23775.635 87422.739 23778.195 87426.579 L 23773.075 87427.219 L 23768.595 87426.579 L 23765.395 87425.939 L 23764.755 87424.019 L 23767.955 87419.539 ZM 23838.995 87204.499 L 23835.795 87196.819 C 23835.795 87191.699 23838.568 87185.299 23844.115 87177.619 C 23848.382 87172.072 23852.648 87166.312 23856.915 87160.339 L 23856.275 87158.419 L 23860.115 87159.699 L 23861.395 87158.419 L 23860.115 87155.219 L 23861.395 87151.379 L 23863.315 87148.819 L 23865.875 87148.179 L 23865.875 87144.979 C 23865.875 87141.139 23868.435 87139.219 23873.555 87139.219 L 23879.315 87141.779 L 23881.235 87140.499 L 23881.235 87134.739 L 23884.435 87133.459 L 23888.275 87134.099 L 23892.755 87131.539 L 23893.395 87128.979 L 23897.875 87130.259 L 23899.795 87127.699 L 23902.995 87127.699 L 23904.275 87126.419 L 23906.195 87128.339 L 23909.395 87123.859 L 23915.795 87128.339 L 23917.075 87123.859 L 23918.995 87125.139 L 23921.555 87121.939 L 23931.155 87122.579 L 23933.075 87123.859 L 23936.915 87128.339 L 23929.235 87151.379 L 23927.955 87155.219 C 23925.822 87157.352 23924.328 87159.912 23923.475 87162.899 C 23919.635 87162.899 23917.075 87163.325 23915.795 87164.179 L 23915.795 87167.379 L 23918.995 87167.379 L 23918.995 87173.139 C 23914.302 87175.272 23911.742 87178.899 23911.315 87184.019 L 23906.835 87191.699 L 23901.075 87192.979 L 23901.075 87196.179 L 23896.595 87195.539 L 23893.395 87195.539 L 23892.755 87197.459 L 23887.635 87197.459 C 23883.795 87197.032 23879.742 87199.379 23875.475 87204.499 L 23870.355 87203.219 L 23866.515 87203.859 L 23865.875 87208.339 L 23854.995 87208.339 L 23853.075 87206.419 L 23847.955 87210.259 C 23841.128 87210.259 23837.502 87211.965 23837.075 87215.379 L 23835.155 87214.099 C 23833.875 87212.819 23833.235 87209.619 23833.235 87204.499 L 23838.995 87204.499 ZM 23912.725 87374.099 C 23915.712 87363.859 23920.192 87352.339 23926.165 87339.539 C 23932.138 87326.739 23938.112 87314.365 23944.085 87302.419 L 23946.005 87303.699 L 23951.125 87301.779 C 23956.672 87298.792 23960.298 87296.872 23962.005 87296.019 C 23966.698 87292.605 23970.112 87290.259 23972.245 87288.979 C 23978.218 87286.419 23984.192 87283.645 23990.165 87280.659 C 23996.138 87278.525 24001.898 87275.539 24007.445 87271.699 L 24013.205 87275.539 C 24011.072 87284.499 24009.152 87292.819 24007.445 87300.499 C 24004.032 87315.432 24001.258 87324.179 23999.125 87326.739 L 23995.285 87332.499 C 23993.152 87335.485 23992.298 87338.045 23992.725 87340.179 L 23993.365 87344.019 C 24015.552 87324.819 24033.045 87310.312 24045.845 87300.499 C 24069.312 87282.579 24089.792 87273.619 24107.285 87273.619 C 24111.978 87273.619 24116.245 87274.472 24120.085 87276.179 C 24124.352 87277.459 24127.552 87280.232 24129.685 87284.499 L 24130.965 87288.979 C 24131.392 87289.832 24132.885 87290.685 24135.445 87291.539 L 24134.805 87296.659 C 24135.658 87297.939 24136.725 87299.219 24138.005 87300.499 L 24141.205 87304.339 L 24139.925 87310.739 L 24142.485 87317.139 L 24136.085 87318.419 L 24136.085 87322.899 L 24139.925 87320.979 L 24139.925 87333.779 L 24134.805 87335.059 L 24136.085 87338.899 L 24128.405 87351.059 C 24129.685 87353.192 24132.032 87353.619 24135.445 87352.339 L 24131.605 87355.539 L 24129.685 87354.899 L 24122.645 87361.939 L 24128.405 87365.779 L 24122.645 87364.499 C 24122.218 87365.352 24122.005 87366.205 24122.005 87367.059 L 24116.885 87369.619 L 24116.885 87374.739 C 24113.045 87378.579 24110.272 87382.205 24108.565 87385.619 C 24108.992 87386.472 24111.125 87387.325 24114.965 87388.179 L 24112.405 87395.219 L 24106.645 87397.139 L 24105.365 87402.899 L 24102.805 87403.539 L 24104.085 87408.019 C 24104.085 87412.712 24103.232 87415.272 24101.525 87415.699 L 24097.045 87411.859 C 24097.898 87413.139 24097.045 87414.205 24094.485 87415.059 C 24092.352 87415.485 24091.285 87415.912 24091.285 87416.339 L 24091.285 87421.459 L 24100.245 87420.179 L 24099.605 87422.099 L 24095.765 87422.739 C 24095.765 87427.005 24094.272 87430.419 24091.285 87432.979 L 24085.525 87431.699 L 24083.605 87436.179 L 24088.725 87436.179 L 24084.245 87444.499 L 24082.965 87442.579 L 24077.205 87441.299 C 24075.925 87443.005 24076.352 87444.499 24078.485 87445.779 C 24080.618 87446.632 24081.472 87447.912 24081.045 87449.619 L 24075.285 87454.739 L 24079.125 87459.219 L 24081.685 87459.219 L 24081.685 87461.779 L 24077.845 87461.139 L 24074.005 87463.059 L 24074.645 87467.539 C 24073.365 87469.672 24072.298 87471.592 24071.445 87473.299 L 24071.445 87491.219 L 24068.245 87492.499 C 24067.392 87495.912 24066.965 87498.899 24066.965 87501.459 C 24066.965 87504.445 24067.605 87507.219 24068.885 87509.779 L 24079.125 87511.699 C 24089.365 87511.699 24107.925 87503.379 24134.805 87486.739 C 24147.178 87479.059 24162.752 87468.605 24181.525 87455.379 C 24179.818 87457.939 24175.765 87461.992 24169.365 87467.539 C 24163.392 87473.085 24159.338 87477.779 24157.205 87481.619 L 24150.805 87484.819 L 24152.085 87486.099 C 24132.032 87504.019 24110.272 87520.659 24086.805 87536.019 C 24053.952 87557.779 24029.205 87568.659 24012.565 87568.659 C 23999.338 87568.659 23990.378 87563.325 23985.685 87552.659 C 23982.698 87545.832 23981.205 87534.952 23981.205 87520.019 L 23981.205 87511.059 C 23983.765 87511.059 23985.258 87510.205 23985.685 87508.499 C 23986.112 87506.365 23985.045 87505.512 23982.485 87505.939 C 23987.178 87493.565 23992.298 87480.979 23997.845 87468.179 C 24007.658 87446.845 24013.205 87434.472 24014.485 87431.059 C 24035.392 87393.939 24047.765 87371.325 24051.605 87363.219 C 24059.712 87346.152 24063.765 87333.779 24063.765 87326.099 C 24063.765 87319.272 24060.565 87315.859 24054.165 87315.859 C 24047.765 87315.859 24039.872 87319.485 24030.485 87326.739 C 24023.232 87332.712 24016.192 87338.472 24009.365 87344.019 L 24008.085 87345.939 C 24005.525 87349.352 23997.418 87360.019 23983.765 87377.939 C 23972.245 87392.872 23964.138 87403.112 23959.445 87408.659 L 23959.445 87415.699 L 23953.685 87421.459 C 23954.112 87421.032 23954.752 87421.032 23955.605 87421.459 C 23956.458 87421.885 23956.458 87422.525 23955.605 87423.379 L 23951.765 87432.339 L 23945.365 87434.899 L 23944.725 87439.379 L 23938.965 87447.699 L 23939.605 87451.539 C 23935.338 87455.805 23933.845 87459.219 23935.125 87461.779 L 23930.005 87461.779 L 23931.925 87464.979 L 23923.605 87475.219 L 23919.125 87481.619 L 23919.765 87483.539 L 23916.565 87484.819 L 23915.925 87491.859 L 23910.165 87492.499 L 23913.365 87500.179 L 23910.165 87498.259 C 23909.312 87499.539 23908.458 87500.605 23907.605 87501.459 L 23901.845 87507.219 C 23902.698 87506.365 23903.552 87506.152 23904.405 87506.579 C 23905.685 87507.005 23906.325 87507.859 23906.325 87509.139 L 23899.285 87509.779 C 23896.725 87511.059 23895.445 87512.979 23895.445 87515.539 C 23896.298 87516.819 23897.365 87517.245 23898.645 87516.819 L 23891.605 87528.339 L 23887.125 87528.339 C 23882.858 87530.472 23879.445 87532.392 23876.885 87534.099 C 23874.325 87535.805 23871.765 87537.725 23869.205 87539.859 L 23862.805 87542.419 C 23861.098 87543.272 23860.458 87544.125 23860.885 87544.979 L 23855.125 87544.979 C 23855.978 87546.685 23855.125 87548.179 23852.565 87549.459 C 23850.005 87550.312 23848.512 87551.165 23848.085 87552.019 L 23842.325 87550.739 L 23833.365 87555.219 L 23827.605 87553.939 L 23827.605 87559.059 L 23817.365 87555.219 L 23815.445 87547.539 C 23815.445 87542.419 23823.338 87525.992 23839.125 87498.259 C 23859.605 87462.845 23880.298 87427.219 23901.205 87391.379 C 23905.045 87384.979 23908.885 87379.219 23912.725 87374.099 ZM 20413.150 88863.992 L 20414.430 88855.032 L 20418.270 88853.752 L 20418.910 88847.352 L 20417.630 88846.072 L 20422.110 88841.592 C 20425.097 88838.179 20426.590 88835.405 20426.590 88833.272 C 20426.590 88831.139 20425.097 88830.072 20422.110 88830.072 L 20424.030 88828.792 C 20426.163 88827.512 20427.230 88825.805 20427.230 88823.672 C 20427.230 88819.405 20428.297 88815.779 20430.430 88812.792 C 20432.990 88809.805 20434.910 88808.952 20436.190 88810.232 L 20435.550 88805.112 L 20436.830 88798.712 L 20439.390 88798.712 L 20438.110 88792.952 L 20441.310 88791.032 L 20440.030 88789.752 L 20444.510 88788.472 L 20443.230 88782.712 L 20448.990 88778.872 L 20446.430 88773.752 C 20446.857 88772.472 20447.497 88771.405 20448.350 88770.552 C 20449.203 88769.272 20450.270 88769.059 20451.550 88769.912 L 20451.550 88760.952 C 20453.683 88759.672 20454.750 88758.605 20454.750 88757.752 C 20455.177 88756.472 20456.243 88755.832 20457.950 88755.832 L 20459.870 88755.192 C 20458.163 88750.072 20459.870 88744.952 20464.990 88739.832 C 20464.137 88738.552 20464.137 88737.912 20464.990 88737.912 C 20465.843 88737.485 20466.910 88737.059 20468.190 88736.632 L 20468.190 88730.232 C 20469.897 88731.939 20471.177 88731.939 20472.030 88730.232 C 20473.310 88728.099 20473.950 88724.259 20473.950 88718.712 L 20479.710 88717.432 L 20482.270 88712.312 L 20480.990 88704.632 L 20475.870 88704.632 C 20471.177 88704.632 20460.297 88707.405 20443.230 88712.952 C 20433.843 88715.939 20426.803 88717.432 20422.110 88717.432 L 20415.070 88716.152 L 20441.950 88676.472 L 20447.710 88673.272 C 20451.977 88663.459 20462.643 88656.205 20479.710 88651.512 C 20499.763 88648.099 20512.777 88645.752 20518.750 88644.472 C 20526.857 88635.939 20536.243 88623.992 20546.910 88608.632 C 20555.870 88595.832 20564.830 88582.819 20573.790 88569.592 C 20584.030 88556.792 20592.350 88547.405 20598.750 88541.432 C 20610.270 88530.339 20620.723 88523.725 20630.110 88521.592 C 20632.243 88518.605 20635.870 88515.832 20640.990 88513.272 C 20646.537 88510.712 20651.443 88508.792 20655.710 88507.512 L 20660.830 88515.832 C 20659.977 88519.672 20657.843 88525.005 20654.430 88531.832 L 20649.950 88539.512 L 20642.270 88543.992 C 20641.417 88550.819 20638.217 88558.285 20632.670 88566.392 C 20627.123 88574.499 20623.497 88580.899 20621.790 88585.592 L 20616.670 88587.512 L 20619.230 88593.912 C 20615.817 88593.912 20614.110 88594.339 20614.110 88595.192 L 20614.110 88600.952 L 20609.630 88605.432 L 20606.430 88605.432 L 20598.110 88625.272 L 20591.710 88625.272 C 20593.417 88628.685 20593.630 88631.885 20592.350 88634.872 L 20637.150 88633.592 C 20643.977 88633.592 20650.803 88633.805 20657.630 88634.232 C 20664.457 88634.232 20671.497 88635.299 20678.750 88637.432 C 20675.763 88644.685 20672.563 88650.659 20669.150 88655.352 L 20664.030 88655.992 L 20660.830 88663.032 L 20653.150 88665.592 L 20648.030 88673.272 C 20644.190 88678.392 20639.497 88682.659 20633.950 88686.072 C 20628.830 88689.485 20622.643 88692.472 20615.390 88695.032 L 20601.310 88693.112 L 20579.550 88695.032 C 20578.697 88693.752 20574.643 88694.179 20567.390 88696.312 C 20560.563 88698.019 20556.510 88698.659 20555.230 88698.232 C 20553.950 88697.805 20552.883 88698.445 20552.030 88700.152 C 20551.603 88701.432 20550.750 88701.859 20549.470 88701.432 C 20546.057 88708.685 20543.710 88714.019 20542.430 88717.432 C 20537.737 88728.099 20534.963 88735.352 20534.110 88739.192 L 20530.910 88745.592 C 20523.657 88756.259 20518.537 88764.792 20515.550 88771.192 C 20512.990 88777.592 20511.070 88784.419 20509.790 88791.672 C 20508.510 88791.245 20507.443 88791.885 20506.590 88793.592 C 20506.163 88794.872 20506.377 88796.152 20507.230 88797.432 L 20504.670 88804.472 L 20498.910 88806.392 C 20500.190 88808.099 20501.683 88809.592 20503.390 88810.872 C 20499.977 88817.272 20498.057 88820.899 20497.630 88821.752 C 20495.923 88826.019 20495.070 88830.072 20495.070 88833.912 L 20493.150 88835.832 L 20493.790 88840.312 C 20492.510 88844.152 20491.657 88847.139 20491.230 88849.272 C 20489.097 88856.952 20488.030 88861.432 20488.030 88862.712 C 20488.030 88869.539 20489.097 88874.872 20491.230 88878.712 C 20493.363 88882.552 20497.417 88884.472 20503.390 88884.472 C 20518.323 88884.472 20541.363 88872.312 20572.510 88847.992 C 20598.963 88827.085 20616.030 88811.085 20623.710 88799.992 L 20628.190 88799.992 L 20615.390 88816.632 C 20610.270 88823.885 20601.523 88833.912 20589.150 88846.712 C 20575.070 88861.219 20565.470 88871.245 20560.350 88876.792 C 20555.657 88882.339 20550.323 88888.099 20544.350 88894.072 C 20538.803 88900.045 20533.043 88905.165 20527.070 88909.432 L 20525.150 88910.712 C 20520.883 88915.832 20515.763 88920.739 20509.790 88925.432 C 20499.977 88933.539 20494.430 88938.232 20493.150 88939.512 L 20491.230 88936.952 C 20489.097 88936.952 20485.897 88938.872 20481.630 88942.712 C 20479.070 88945.272 20477.150 88946.765 20475.870 88947.192 L 20477.150 88949.112 C 20472.030 88949.965 20467.977 88952.525 20464.990 88956.792 L 20448.350 88959.352 C 20435.977 88959.352 20426.163 88953.165 20418.910 88940.792 C 20411.657 88928.419 20408.030 88915.619 20408.030 88902.392 L 20408.030 88885.752 C 20408.457 88880.205 20409.737 88874.445 20411.870 88868.472 L 20413.150 88863.992 ZM 20586.770 88942.072 L 20593.170 88919.032 L 20590.610 88917.112 L 20594.450 88916.472 L 20593.810 88913.912 C 20599.783 88907.512 20605.757 88896.845 20611.730 88881.912 C 20615.997 88871.672 20618.983 88864.632 20620.690 88860.792 L 20632.850 88835.192 L 20635.410 88835.192 L 20637.330 88826.232 L 20646.290 88812.152 L 20646.930 88809.592 C 20646.930 88806.179 20654.823 88791.032 20670.610 88764.152 C 20686.397 88736.845 20694.930 88720.205 20696.210 88714.232 C 20697.917 88714.659 20699.623 88713.592 20701.330 88711.032 C 20703.463 88708.472 20704.530 88706.339 20704.530 88704.632 C 20704.957 88702.499 20705.170 88701.005 20705.170 88700.152 C 20705.597 88698.872 20706.450 88698.659 20707.730 88699.512 L 20714.130 88680.952 L 20717.970 88679.032 L 20716.690 88677.112 C 20718.397 88672.845 20720.957 88667.939 20724.370 88662.392 C 20727.783 88656.419 20730.130 88652.152 20731.410 88649.592 L 20730.130 88648.312 C 20730.130 88647.459 20730.770 88646.605 20732.050 88645.752 C 20733.330 88644.472 20734.397 88643.619 20735.250 88643.192 L 20742.930 88623.352 C 20743.783 88624.205 20744.850 88623.779 20746.130 88622.072 C 20747.410 88620.365 20746.983 88618.872 20744.850 88617.592 L 20753.810 88607.992 L 20753.170 88604.792 L 20756.370 88599.032 C 20757.650 88599.459 20758.503 88599.032 20758.930 88597.752 L 20761.490 88592.632 L 20764.690 88587.512 C 20768.530 88583.245 20772.797 88576.845 20777.490 88568.312 C 20780.050 88564.045 20783.890 88557.005 20789.010 88547.192 C 20791.143 88545.059 20794.343 88539.725 20798.610 88531.192 C 20803.303 88522.659 20805.437 88517.325 20805.010 88515.192 C 20805.863 88513.485 20807.357 88511.779 20809.490 88510.072 C 20811.623 88507.939 20814.610 88505.805 20818.450 88503.672 L 20817.810 88501.112 C 20817.810 88498.552 20821.223 88495.565 20828.050 88492.152 C 20834.877 88488.312 20839.997 88486.179 20843.410 88485.752 L 20846.610 88484.472 L 20847.890 88483.192 C 20849.597 88484.472 20851.303 88485.539 20853.010 88486.392 L 20853.010 88483.832 C 20855.570 88482.552 20860.477 88480.632 20867.730 88478.072 C 20875.410 88475.512 20880.743 88474.232 20883.730 88474.232 C 20885.437 88475.512 20887.357 88476.792 20889.490 88478.072 L 20885.010 88494.072 L 20881.170 88494.712 L 20883.090 88499.832 C 20883.090 88502.819 20882.237 88504.952 20880.530 88506.232 C 20878.823 88507.512 20877.117 88508.579 20875.410 88509.432 L 20875.410 88513.272 L 20870.930 88518.392 L 20871.570 88523.512 L 20869.650 88529.912 L 20866.450 88529.272 C 20864.743 88529.272 20863.250 88530.339 20861.970 88532.472 C 20861.117 88534.179 20861.543 88536.312 20863.250 88538.872 L 20866.450 88538.872 C 20866.450 88539.725 20864.957 88540.579 20861.970 88541.432 C 20859.410 88541.859 20858.343 88542.712 20858.770 88543.992 L 20851.730 88545.912 C 20853.437 88546.765 20853.650 88547.832 20852.370 88549.112 C 20851.517 88549.965 20850.237 88551.032 20848.530 88552.312 C 20848.530 88554.019 20848.317 88555.725 20847.890 88557.432 C 20847.890 88558.712 20847.463 88559.139 20846.610 88558.712 L 20851.090 88569.592 L 20845.330 88572.152 L 20844.690 88575.352 L 20837.650 88573.432 L 20835.090 88575.992 L 20843.410 88582.392 L 20842.770 88584.312 L 20835.090 88583.032 L 20825.490 88586.232 L 20825.490 88591.352 L 20831.250 88591.992 L 20826.770 88595.832 L 20819.730 88595.192 L 20817.810 88596.472 L 20824.210 88602.232 L 20826.770 88599.672 L 20830.610 88603.512 L 20835.090 88604.152 L 20828.690 88613.752 L 20818.450 88615.032 L 20819.730 88616.952 L 20819.730 88623.352 L 20817.810 88624.632 L 20824.850 88625.272 L 20819.730 88628.472 L 20812.690 88626.552 L 20815.890 88632.952 L 20811.410 88632.952 L 20815.250 88639.992 L 20817.170 88639.352 C 20814.183 88643.619 20809.917 88645.752 20804.370 88645.752 L 20804.370 88648.312 L 20813.970 88648.312 L 20812.690 88650.232 L 20805.650 88652.152 C 20806.503 88653.432 20806.930 88655.992 20806.930 88659.832 L 20801.170 88661.752 L 20800.530 88666.872 C 20797.970 88667.725 20796.050 88668.579 20794.770 88669.432 L 20790.930 88669.432 L 20793.490 88675.832 L 20788.370 88685.432 C 20790.503 88686.285 20791.783 88686.285 20792.210 88685.432 L 20794.130 88683.512 L 20794.770 88686.072 C 20792.637 88688.205 20791.783 88689.485 20792.210 88689.912 L 20786.450 88688.632 C 20787.303 88691.619 20786.450 88693.325 20783.890 88693.752 L 20779.410 88693.752 L 20778.130 88697.592 L 20784.530 88700.792 L 20780.050 88700.792 C 20774.503 88700.792 20771.730 88702.925 20771.730 88707.192 C 20771.730 88712.739 20773.650 88715.512 20777.490 88715.512 L 20828.690 88675.832 C 20853.010 88658.765 20871.783 88650.232 20885.010 88650.232 C 20887.997 88650.232 20890.770 88651.085 20893.330 88652.792 C 20898.877 88656.632 20902.290 88658.552 20903.570 88658.552 C 20905.277 88658.552 20906.130 88659.405 20906.130 88661.112 C 20906.130 88662.819 20905.917 88664.525 20905.490 88666.232 L 20909.330 88666.232 C 20910.183 88667.939 20910.823 88670.925 20911.250 88675.192 C 20911.677 88679.459 20912.103 88682.232 20912.530 88683.512 L 20913.170 88685.432 L 20911.250 88691.832 L 20914.450 88695.672 C 20913.170 88698.659 20912.103 88701.432 20911.250 88703.992 C 20910.397 88706.125 20909.330 88708.045 20908.050 88709.752 L 20911.250 88711.672 C 20910.397 88714.232 20909.543 88716.579 20908.690 88718.712 L 20901.650 88724.472 L 20903.570 88728.952 C 20903.570 88732.365 20902.503 88734.285 20900.370 88734.712 C 20898.237 88735.139 20897.170 88738.125 20897.170 88743.672 L 20893.970 88743.672 L 20895.250 88748.792 L 20886.930 88751.992 C 20889.063 88753.699 20890.130 88755.192 20890.130 88756.472 C 20890.130 88757.752 20889.063 88759.032 20886.930 88760.312 C 20884.797 88761.592 20883.303 88761.805 20882.450 88760.952 L 20884.370 88767.992 C 20882.663 88767.139 20881.170 88767.779 20879.890 88769.912 C 20879.037 88771.619 20879.250 88773.112 20880.530 88774.392 C 20875.837 88781.645 20873.490 88787.832 20873.490 88792.952 L 20869.650 88792.952 C 20867.943 88792.952 20867.303 88793.805 20867.730 88795.512 C 20868.157 88797.219 20868.797 88798.285 20869.650 88798.712 L 20863.250 88807.032 L 20860.050 88808.312 L 20863.890 88813.432 C 20860.477 88813.432 20858.983 88814.712 20859.410 88817.272 C 20860.263 88819.405 20860.050 88820.899 20858.770 88821.752 C 20857.490 88822.605 20856.210 88823.245 20854.930 88823.672 L 20857.490 88831.992 L 20851.730 88834.552 L 20849.810 88841.592 L 20851.730 88842.872 L 20847.890 88845.432 C 20846.610 88846.285 20845.757 88846.712 20845.330 88846.712 L 20841.490 88852.472 L 20843.410 88856.952 C 20843.410 88858.232 20842.770 88859.299 20841.490 88860.152 C 20840.210 88861.005 20838.930 88861.645 20837.650 88862.072 L 20838.290 88863.992 C 20839.997 88864.845 20841.063 88865.485 20841.490 88865.912 L 20842.770 88867.192 C 20841.490 88869.325 20840.423 88871.459 20839.570 88873.592 C 20838.717 88875.725 20837.223 88876.365 20835.090 88875.512 L 20833.170 88881.912 L 20840.850 88887.032 C 20845.117 88886.605 20852.370 88882.125 20862.610 88873.592 C 20876.263 88861.645 20890.130 88849.699 20904.210 88837.752 L 20908.690 88836.472 L 20909.970 88833.272 C 20911.677 88831.992 20914.023 88830.499 20917.010 88828.792 C 20919.997 88826.659 20922.343 88825.805 20924.050 88826.232 L 20913.810 88842.872 C 20901.863 88856.099 20879.037 88876.579 20845.330 88904.312 C 20807.357 88935.459 20784.103 88951.032 20775.570 88951.032 C 20764.903 88951.032 20757.863 88946.552 20754.450 88937.592 C 20751.463 88928.205 20749.970 88917.112 20749.970 88904.312 L 20751.250 88903.032 L 20751.250 88895.352 C 20752.530 88895.779 20753.170 88895.139 20753.170 88893.432 C 20753.597 88891.299 20753.810 88888.952 20753.810 88886.392 C 20755.943 88883.832 20757.437 88881.059 20758.290 88878.072 C 20759.143 88875.085 20759.783 88871.885 20760.210 88868.472 L 20762.130 88862.712 L 20764.050 88862.072 C 20768.317 88852.259 20777.490 88833.912 20791.570 88807.032 C 20816.317 88760.525 20828.690 88728.525 20828.690 88711.032 L 20824.210 88700.152 C 20817.383 88701.432 20809.063 88706.125 20799.250 88714.232 L 20757.010 88748.792 L 20755.090 88758.392 L 20750.610 88757.752 L 20747.410 88760.952 L 20753.810 88765.432 L 20746.770 88766.072 L 20746.770 88769.272 L 20741.650 88770.552 C 20741.650 88773.539 20742.930 88775.032 20745.490 88775.032 L 20750.610 88777.592 L 20746.770 88778.872 L 20739.090 88778.872 C 20736.957 88778.872 20736.317 88780.365 20737.170 88783.352 L 20730.130 88783.352 L 20734.610 88789.752 C 20733.757 88790.605 20733.757 88793.165 20734.610 88797.432 L 20735.250 88791.032 L 20737.810 88791.032 C 20740.370 88791.885 20742.077 88792.312 20742.930 88792.312 L 20733.970 88798.712 L 20726.290 88797.432 C 20722.450 88799.992 20721.170 88802.552 20722.450 88805.112 L 20732.050 88808.952 L 20733.970 88808.312 L 20732.690 88810.872 C 20729.703 88813.859 20726.930 88814.499 20724.370 88812.792 L 20721.810 88818.552 L 20725.010 88819.192 C 20719.890 88818.765 20714.557 88820.045 20709.010 88823.032 L 20709.010 88826.232 L 20712.210 88831.352 L 20717.970 88830.712 L 20719.890 88831.992 C 20719.890 88835.832 20718.823 88837.752 20716.690 88837.752 C 20713.277 88836.472 20710.717 88835.832 20709.010 88835.832 L 20705.810 88843.512 L 20709.010 88844.792 L 20694.290 88858.872 L 20700.050 88863.352 L 20702.610 88863.352 L 20702.610 88866.552 L 20699.410 88866.552 L 20689.810 88869.752 L 20685.970 88871.672 C 20685.117 88873.805 20685.117 88875.085 20685.970 88875.512 C 20686.823 88875.939 20687.677 88876.152 20688.530 88876.152 L 20675.730 88885.112 L 20673.170 88892.152 C 20674.023 88891.725 20675.090 88891.299 20676.370 88890.872 C 20676.797 88892.579 20676.370 88894.072 20675.090 88895.352 C 20673.810 88896.205 20672.957 88896.845 20672.530 88897.272 L 20676.370 88898.552 L 20673.810 88906.232 L 20668.690 88910.712 C 20666.983 88909.859 20663.997 88911.779 20659.730 88916.472 C 20658.450 88917.752 20656.530 88919.885 20653.970 88922.872 C 20651.410 88925.859 20647.783 88928.205 20643.090 88929.912 C 20634.557 88933.325 20629.223 88936.525 20627.090 88939.512 C 20623.677 88940.792 20621.330 88940.365 20620.050 88938.232 L 20616.850 88944.632 C 20612.583 88945.912 20608.530 88946.339 20604.690 88945.912 L 20598.290 88949.752 C 20597.010 88948.899 20595.730 88948.259 20594.450 88947.832 L 20590.610 88947.832 C 20587.623 88947.832 20586.130 88946.552 20586.130 88943.992 L 20586.770 88942.072 ZM 20927.250 88871.672 L 20927.250 88869.112 L 20930.450 88858.872 C 20929.597 88858.872 20928.743 88858.659 20927.890 88858.232 C 20927.463 88856.099 20928.317 88854.819 20930.450 88854.392 L 20930.450 88849.912 L 20933.010 88849.912 L 20931.090 88840.312 C 20931.090 88836.899 20933.437 88829.645 20938.130 88818.552 C 20941.543 88810.445 20945.170 88802.339 20949.010 88794.232 L 20951.570 88794.232 C 20956.263 88779.725 20969.917 88760.739 20992.530 88737.272 C 21015.570 88713.379 21034.557 88698.019 21049.490 88691.192 C 21069.117 88677.112 21086.610 88665.805 21101.970 88657.272 C 21125.863 88643.619 21144.637 88636.792 21158.290 88636.792 C 21169.383 88636.792 21177.917 88640.419 21183.890 88647.672 C 21189.863 88654.925 21192.850 88664.099 21192.850 88675.192 L 21192.210 88682.232 C 21191.357 88683.939 21190.503 88685.432 21189.650 88686.712 C 21189.650 88687.565 21189.437 88689.485 21189.010 88692.472 C 21188.157 88693.752 21187.517 88694.819 21187.090 88695.672 L 21181.970 88707.192 C 21180.263 88708.045 21179.197 88708.472 21178.770 88708.472 C 21178.770 88709.325 21178.983 88709.965 21179.410 88710.392 L 21171.730 88721.272 L 21168.530 88722.552 L 21167.250 88727.672 C 21166.397 88727.245 21164.263 88728.525 21160.850 88731.512 L 21155.090 88737.272 L 21149.330 88736.632 L 21142.930 88740.472 C 21144.210 88740.899 21145.703 88741.325 21147.410 88741.752 L 21137.170 88749.432 L 21133.970 88747.512 L 21132.050 88748.152 L 21132.690 88752.632 L 21120.530 88755.832 C 21114.557 88762.232 21104.530 88768.205 21090.450 88773.752 C 21085.757 88775.459 21078.930 88777.805 21069.970 88780.792 C 21068.690 88781.645 21067.410 88782.285 21066.130 88782.712 C 21064.423 88782.712 21061.223 88783.779 21056.530 88785.912 C 21052.263 88788.045 21049.917 88789.112 21049.490 88789.112 C 21044.370 88791.672 21037.757 88794.659 21029.650 88798.072 C 21021.543 88801.485 21016.423 88802.765 21014.290 88801.912 L 21008.530 88815.352 C 21009.383 88814.925 21010.237 88815.779 21011.090 88817.912 L 21008.530 88816.632 L 21005.330 88816.632 L 21005.330 88820.472 L 21009.810 88822.392 C 21008.957 88822.392 21007.890 88825.805 21006.610 88832.632 C 21005.330 88839.459 21004.690 88846.285 21004.690 88853.112 C 21004.690 88864.205 21007.250 88873.379 21012.370 88880.632 C 21017.490 88887.459 21025.170 88890.872 21035.410 88890.872 C 21046.503 88890.872 21060.797 88885.325 21078.290 88874.232 C 21091.943 88865.699 21105.597 88856.952 21119.250 88847.992 C 21127.357 88840.739 21135.463 88833.272 21143.570 88825.592 C 21146.983 88823.032 21152.317 88819.619 21159.570 88815.352 L 21161.490 88821.112 C 21159.357 88825.379 21154.450 88830.499 21146.770 88836.472 C 21139.517 88842.445 21134.823 88846.712 21132.690 88849.272 L 21130.130 88849.272 L 21122.450 88855.672 L 21119.250 88858.872 L 21114.770 88865.272 L 21112.210 88865.272 L 21099.410 88878.072 C 21093.437 88884.045 21088.743 88888.312 21085.330 88890.872 L 21043.730 88922.872 C 21041.597 88923.299 21040.103 88923.725 21039.250 88924.152 C 21038.397 88924.579 21038.823 88925.432 21040.530 88926.712 L 21020.690 88938.232 L 21020.690 88935.032 L 21014.290 88938.232 L 21014.930 88940.792 C 21013.650 88941.219 21010.663 88941.432 21005.970 88941.432 L 21003.410 88943.352 L 20997.650 88943.352 L 20994.450 88947.192 C 20993.170 88946.339 20990.397 88945.912 20986.130 88945.912 L 20970.130 88945.912 L 20971.410 88943.352 C 20969.277 88943.779 20966.503 88943.565 20963.090 88942.712 C 20960.103 88941.859 20956.903 88940.792 20953.490 88939.512 L 20953.490 88936.952 L 20957.970 88935.672 L 20956.050 88934.392 L 20948.370 88934.392 C 20945.383 88933.112 20943.037 88930.765 20941.330 88927.352 L 20945.810 88926.072 L 20943.890 88922.872 L 20937.490 88923.512 C 20934.930 88917.539 20934.290 88912.419 20935.570 88908.152 L 20932.370 88908.792 L 20932.370 88906.232 C 20934.930 88906.232 20935.997 88905.379 20935.570 88903.672 L 20929.810 88903.672 C 20932.370 88901.965 20933.650 88899.405 20933.650 88895.992 L 20928.530 88887.032 L 20931.090 88884.472 L 20927.250 88878.712 L 20927.250 88871.672 ZM 21100.050 88750.712 C 21107.303 88744.739 21113.063 88737.699 21117.330 88729.592 C 21122.023 88721.059 21124.370 88712.525 21124.370 88703.992 C 21124.370 88698.872 21122.663 88694.179 21119.250 88689.912 C 21115.837 88685.645 21111.357 88683.512 21105.810 88683.512 C 21102.823 88683.512 21100.690 88684.792 21099.410 88687.352 L 21093.650 88687.352 L 21096.210 88690.552 L 21098.130 88689.272 L 21079.570 88702.712 C 21078.290 88706.552 21075.303 88709.752 21070.610 88712.312 L 21062.290 88718.072 L 21062.290 88720.632 L 21067.410 88720.632 L 21061.010 88721.912 L 21058.450 88723.832 L 21054.610 88727.032 L 21052.690 88730.232 L 21050.130 88730.232 L 21048.850 88732.152 C 21048.850 88733.005 21050.557 88734.072 21053.970 88735.352 L 21050.130 88738.552 C 21048.850 88738.552 21045.437 88740.685 21039.890 88744.952 L 21038.610 88752.632 L 21037.330 88755.832 L 21034.770 88755.832 L 21027.730 88765.432 L 21029.650 88762.872 L 21032.850 88762.872 L 21029.650 88766.072 L 21027.090 88766.712 L 21027.090 88769.272 C 21020.690 88770.125 21016.850 88771.192 21015.570 88772.472 L 21017.490 88774.392 L 21019.410 88773.112 L 21025.170 88773.112 L 21023.250 88776.312 L 21020.690 88776.312 L 21020.690 88781.432 L 21022.610 88782.712 C 21019.623 88782.712 21017.490 88783.992 21016.210 88786.552 C 21027.303 88786.552 21042.237 88782.712 21061.010 88775.032 C 21079.783 88766.925 21092.797 88758.819 21100.050 88750.712 ZM 21389.630 88892.152 L 21393.470 88893.432 L 21394.750 88888.312 C 21394.750 88886.179 21395.177 88884.259 21396.030 88882.552 C 21396.883 88880.419 21397.950 88879.565 21399.230 88879.992 C 21399.230 88875.725 21401.790 88869.752 21406.910 88862.072 C 21410.323 88856.952 21412.457 88853.325 21413.310 88851.192 C 21415.870 88848.632 21418.430 88845.859 21420.990 88842.872 C 21423.977 88839.459 21426.963 88834.339 21429.950 88827.512 L 21437.630 88819.832 L 21442.110 88818.552 L 21442.110 88809.592 C 21442.963 88809.165 21443.817 88808.952 21444.670 88808.952 C 21445.523 88808.525 21445.950 88806.179 21445.950 88801.912 C 21445.950 88801.059 21446.803 88799.779 21448.510 88798.072 C 21450.643 88796.365 21452.563 88795.725 21454.270 88796.152 C 21456.830 88787.619 21462.590 88776.739 21471.550 88763.512 L 21484.350 88745.592 L 21486.910 88745.592 C 21489.897 88738.339 21493.310 88730.872 21497.150 88723.192 C 21501.417 88715.512 21505.683 88708.045 21509.950 88700.792 C 21513.363 88693.539 21515.923 88687.992 21517.630 88684.152 C 21519.337 88680.312 21522.110 88676.045 21525.950 88671.352 L 21534.270 88668.152 C 21541.950 88663.032 21550.057 88657.912 21558.590 88652.792 C 21567.123 88647.672 21574.590 88644.045 21580.990 88641.912 C 21589.097 88646.605 21593.150 88653.432 21593.150 88662.392 L 21590.590 88679.672 L 21588.670 88681.592 L 21588.670 88689.912 L 21586.110 88689.912 L 21573.310 88720.632 C 21569.470 88730.872 21564.777 88740.899 21559.230 88750.712 L 21557.950 88743.032 L 21554.110 88744.952 L 21550.910 88754.552 C 21551.337 88754.979 21552.190 88755.405 21553.470 88755.832 C 21554.750 88755.832 21555.390 88756.685 21555.390 88758.392 L 21552.190 88759.032 L 21550.910 88767.352 L 21546.430 88771.832 L 21545.790 88781.432 L 21543.870 88779.512 L 21536.190 88782.072 L 21533.630 88782.712 L 21531.070 88794.232 C 21532.350 88793.379 21533.630 88793.592 21534.910 88794.872 C 21536.617 88795.725 21536.830 88796.579 21535.550 88797.432 C 21571.817 88773.539 21606.590 88749.432 21639.870 88725.112 L 21678.270 88695.672 L 21680.190 88694.392 C 21699.390 88680.739 21714.323 88670.072 21724.990 88662.392 C 21736.083 88654.712 21745.897 88650.872 21754.430 88650.872 L 21760.830 88652.792 L 21761.470 88662.392 C 21761.470 88665.805 21755.497 88677.325 21743.550 88696.952 C 21731.603 88716.152 21724.137 88726.819 21721.150 88728.952 L 21717.950 88733.432 L 21716.670 88741.752 L 21709.630 88747.512 L 21709.630 88750.072 L 21707.070 88757.752 C 21704.937 88759.032 21702.803 88760.525 21700.670 88762.232 C 21698.963 88763.512 21699.177 88765.005 21701.310 88766.712 L 21696.190 88773.112 L 21697.470 88776.952 L 21692.350 88788.472 C 21690.217 88787.192 21688.510 88787.619 21687.230 88789.752 C 21686.377 88791.459 21685.523 88792.525 21684.670 88792.952 L 21686.590 88798.712 L 21684.670 88805.752 C 21682.963 88804.899 21681.683 88805.539 21680.830 88807.672 C 21679.977 88809.805 21680.617 88811.299 21682.750 88812.152 C 21681.470 88817.699 21678.270 88826.232 21673.150 88837.752 C 21668.030 88849.272 21664.617 88858.232 21662.910 88864.632 L 21660.350 88868.472 L 21660.990 88871.672 C 21673.363 88864.419 21686.377 88853.325 21700.030 88838.392 C 21703.443 88834.552 21714.750 88821.112 21733.950 88798.072 C 21735.657 88785.699 21740.137 88772.259 21747.390 88757.752 C 21749.523 88753.485 21756.563 88741.112 21768.510 88720.632 C 21775.763 88710.392 21786.217 88698.659 21799.870 88685.432 L 21834.430 88653.432 L 21836.350 88652.152 L 21849.790 88645.112 L 21851.710 88644.472 C 21856.403 88642.339 21861.310 88640.419 21866.430 88638.712 C 21871.550 88637.005 21876.670 88635.939 21881.790 88635.512 L 21886.270 88641.912 C 21886.270 88647.885 21885.417 88653.432 21883.710 88658.552 C 21882.003 88663.245 21877.523 88671.779 21870.270 88684.152 L 21865.790 88684.792 L 21861.950 88697.592 L 21859.390 88696.952 C 21858.537 88696.952 21858.110 88698.445 21858.110 88701.432 C 21858.110 88704.419 21857.470 88705.912 21856.190 88705.912 L 21850.430 88703.352 L 21850.430 88712.312 C 21849.150 88711.459 21847.443 88712.739 21845.310 88716.152 L 21842.110 88716.152 L 21833.790 88733.432 L 21827.390 88735.992 C 21828.243 88737.699 21827.177 88740.045 21824.190 88743.032 C 21821.203 88746.019 21819.070 88747.085 21817.790 88746.232 C 21816.083 88750.072 21810.750 88757.752 21801.790 88769.272 C 21794.963 88778.232 21791.550 88786.979 21791.550 88795.512 C 21791.550 88805.325 21796.670 88810.232 21806.910 88810.232 C 21812.457 88810.232 21826.537 88805.539 21849.150 88796.152 C 21872.190 88786.765 21886.057 88780.152 21890.750 88776.312 L 21897.790 88775.032 L 21909.310 88769.272 C 21897.363 88781.645 21871.763 88799.139 21832.510 88821.752 C 21793.683 88843.939 21767.443 88855.032 21753.790 88855.032 C 21750.803 88855.032 21746.537 88853.112 21740.990 88849.272 C 21735.870 88845.005 21732.457 88841.379 21730.750 88838.392 L 21724.350 88848.632 C 21722.643 88847.779 21720.937 88848.205 21719.230 88849.912 C 21717.950 88851.619 21717.737 88852.899 21718.590 88853.752 C 21709.630 88861.432 21700.883 88869.112 21692.350 88876.792 L 21688.510 88887.032 L 21685.310 88887.672 C 21682.750 88887.672 21681.470 88887.245 21681.470 88886.392 L 21675.070 88890.872 L 21671.870 88902.392 L 21669.310 88901.112 C 21645.417 88915.619 21621.737 88929.912 21598.270 88943.992 L 21595.070 88938.872 L 21588.670 88941.432 C 21580.990 88941.432 21575.230 88938.872 21571.390 88933.752 C 21567.977 88928.205 21566.270 88921.379 21566.270 88913.272 L 21566.270 88905.592 C 21566.697 88903.032 21567.550 88898.979 21568.830 88893.432 C 21573.097 88893.432 21575.230 88893.005 21575.230 88892.152 L 21572.670 88885.112 L 21583.550 88856.312 L 21586.110 88852.472 C 21589.523 88852.045 21591.443 88851.619 21591.870 88851.192 L 21589.950 88849.272 L 21589.310 88843.512 L 21614.910 88792.952 L 21641.790 88745.592 C 21638.803 88746.872 21636.243 88748.152 21634.110 88749.432 C 21631.977 88750.285 21630.910 88752.419 21630.910 88755.832 C 21630.910 88757.112 21629.630 88758.179 21627.070 88759.032 C 21624.510 88759.885 21623.017 88759.672 21622.590 88758.392 L 21612.990 88766.712 L 21605.950 88767.352 C 21606.377 88768.632 21605.737 88770.339 21604.030 88772.472 C 21602.750 88774.179 21603.177 88775.672 21605.310 88776.952 L 21598.910 88778.232 L 21593.150 88778.872 L 21589.950 88784.632 L 21585.470 88784.632 C 21585.043 88787.619 21584.403 88790.179 21583.550 88792.312 C 21583.123 88794.019 21580.777 88794.232 21576.510 88792.952 L 21569.470 88801.912 L 21562.430 88803.832 L 21557.950 88809.592 L 21557.950 88812.152 L 21549.630 88815.352 L 21550.270 88819.832 C 21550.270 88821.539 21549.203 88822.819 21547.070 88823.672 C 21544.937 88824.525 21542.590 88825.379 21540.030 88826.232 L 21533.630 88824.952 C 21531.923 88828.365 21531.070 88831.139 21531.070 88833.272 C 21532.350 88835.405 21532.990 88837.325 21532.990 88839.032 L 21520.830 88849.272 L 21516.990 88849.912 L 21518.270 88847.352 L 21518.270 88844.792 L 21516.350 88846.712 C 21512.937 88850.125 21511.017 88852.472 21510.590 88853.752 L 21512.510 88859.512 C 21510.803 88861.645 21508.883 88861.645 21506.750 88859.512 L 21496.510 88869.112 C 21494.803 88870.819 21493.310 88872.525 21492.030 88874.232 L 21485.630 88876.152 C 21485.203 88877.005 21484.137 88878.285 21482.430 88879.992 C 21476.457 88885.539 21473.257 88888.525 21472.830 88888.952 L 21472.830 88894.712 C 21471.123 88895.992 21468.137 88899.192 21463.870 88904.312 C 21460.030 88909.432 21458.323 88912.419 21458.750 88913.272 L 21447.230 88920.952 L 21444.670 88926.712 L 21438.910 88924.792 L 21436.350 88929.272 L 21430.590 88926.072 L 21426.750 88927.992 L 21423.550 88933.112 L 21416.510 88933.112 L 21412.670 88939.512 L 21409.470 88937.592 L 21404.350 88943.992 C 21403.923 88943.139 21403.497 88942.499 21403.070 88942.072 C 21403.070 88941.219 21401.363 88940.792 21397.950 88940.792 C 21394.537 88945.485 21391.123 88947.619 21387.710 88947.192 L 21376.190 88927.992 C 21377.043 88921.165 21379.390 88913.699 21383.230 88905.592 C 21385.363 88901.325 21387.497 88896.845 21389.630 88892.152 ZM 21867.980 88870.392 L 21865.420 88868.472 C 21866.700 88854.392 21869.260 88842.019 21873.100 88831.352 C 21876.940 88820.259 21886.753 88799.992 21902.540 88770.552 C 21918.753 88744.099 21946.273 88714.445 21985.100 88681.592 C 22028.193 88645.325 22061.260 88627.192 22084.300 88627.192 L 22091.980 88628.472 L 22092.620 88630.392 C 22107.553 88631.672 22118.007 88639.139 22123.980 88652.792 L 22131.020 88670.072 L 22133.580 88670.072 L 22129.740 88682.232 C 22129.740 88683.512 22130.807 88685.005 22132.940 88686.712 C 22133.367 88687.139 22134.007 88687.565 22134.860 88687.992 L 22136.140 88694.392 L 22147.660 88695.032 C 22145.527 88700.579 22138.273 88715.299 22125.900 88739.192 C 22113.953 88762.659 22106.273 88777.592 22102.860 88783.992 L 22099.660 88783.352 L 22102.220 88788.472 L 22094.540 88812.792 L 22091.980 88813.432 L 22087.500 88831.992 L 22084.940 88831.992 C 22086.647 88837.112 22086.647 88841.379 22084.940 88844.792 L 22083.020 88873.592 C 22083.020 88878.285 22085.793 88881.485 22091.340 88883.192 C 22096.887 88881.912 22105.207 88876.792 22116.300 88867.832 C 22127.820 88858.445 22144.460 88843.299 22166.220 88822.392 C 22164.940 88823.245 22164.727 88824.525 22165.580 88826.232 C 22166.860 88827.939 22167.927 88828.152 22168.780 88826.872 C 22158.113 88839.245 22147.660 88851.619 22137.420 88863.992 L 22135.500 88867.832 C 22127.393 88873.805 22119.713 88879.992 22112.460 88886.392 C 22103.073 88894.499 22096.033 88901.752 22091.340 88908.152 L 22088.140 88908.152 L 22084.940 88914.552 L 22079.820 88915.832 C 22077.687 88919.245 22074.273 88922.445 22069.580 88925.432 L 22067.660 88926.712 C 22063.820 88930.552 22058.060 88933.752 22050.380 88936.312 C 22043.127 88938.872 22035.447 88941.005 22027.340 88942.712 C 22020.087 88939.725 22015.393 88933.752 22013.260 88924.792 C 22011.127 88915.405 22010.060 88903.885 22010.060 88890.232 L 22010.060 88872.952 L 22004.300 88879.992 L 21995.340 88886.392 L 21994.700 88890.232 C 21990.860 88894.072 21988.087 88897.912 21986.380 88901.752 L 21983.820 88898.552 L 21979.340 88904.312 L 21974.860 88904.952 L 21970.380 88913.272 C 21967.820 88914.552 21965.260 88916.259 21962.700 88918.392 C 21960.567 88920.099 21958.007 88922.232 21955.020 88924.792 L 21940.940 88932.472 L 21940.940 88937.592 C 21938.380 88939.299 21932.833 88942.072 21924.300 88945.912 C 21919.607 88948.045 21916.193 88949.752 21914.060 88951.032 C 21913.207 88950.605 21910.007 88951.032 21904.460 88952.312 C 21903.607 88952.312 21902.113 88952.739 21899.980 88953.592 C 21892.300 88953.592 21885.687 88950.605 21880.140 88944.632 C 21874.593 88938.659 21870.540 88931.405 21867.980 88922.872 C 21870.113 88922.872 21871.180 88921.379 21871.180 88918.392 C 21869.900 88916.685 21869.047 88915.619 21868.620 88915.192 C 21866.913 88912.632 21865.633 88911.565 21864.780 88911.992 L 21863.500 88904.312 L 21866.700 88899.832 L 21866.700 88888.312 C 21864.993 88888.739 21863.927 88888.525 21863.500 88887.672 C 21863.073 88886.819 21862.860 88885.112 21862.860 88882.552 C 21863.287 88877.859 21863.500 88875.085 21863.500 88874.232 L 21867.980 88870.392 ZM 21942.220 88869.112 C 21942.220 88870.819 21943.500 88874.659 21946.060 88880.632 C 21949.047 88886.605 21951.393 88890.872 21953.100 88893.432 C 21962.913 88893.432 21976.780 88886.179 21994.700 88871.672 L 22016.460 88853.752 C 22016.887 88852.472 22018.807 88845.432 22022.220 88832.632 C 22025.633 88819.405 22029.047 88810.872 22032.460 88807.032 C 22032.460 88801.485 22036.727 88789.752 22045.260 88771.832 C 22054.220 88753.912 22058.700 88737.485 22058.700 88722.552 C 22058.700 88710.605 22056.140 88700.365 22051.020 88691.832 C 22045.900 88683.299 22037.793 88678.179 22026.700 88676.472 C 22023.287 88679.032 22019.873 88681.805 22016.460 88684.792 C 22013.473 88687.352 22011.340 88690.339 22010.060 88693.752 C 22001.100 88703.992 21992.353 88714.019 21983.820 88723.832 L 21981.900 88729.592 C 21979.767 88731.299 21977.847 88734.285 21976.140 88738.552 C 21974.860 88742.392 21973.793 88746.232 21972.940 88750.072 C 21971.233 88752.205 21968.460 88757.965 21964.620 88767.352 C 21956.513 88786.979 21952.247 88798.499 21951.820 88801.912 L 21947.980 88803.192 L 21949.260 88805.752 L 21944.140 88824.952 L 21941.580 88828.792 L 21942.860 88830.072 L 21946.060 88830.072 C 21944.780 88833.059 21943.073 88834.979 21940.940 88835.832 L 21943.500 88855.032 L 21940.940 88857.592 L 21941.580 88861.432 L 21942.220 88869.112 ZM 22189.400 88863.992 L 22190.680 88855.032 L 22194.520 88853.752 L 22195.160 88847.352 L 22193.880 88846.072 L 22198.360 88841.592 C 22201.347 88838.179 22202.840 88835.405 22202.840 88833.272 C 22202.840 88831.139 22201.347 88830.072 22198.360 88830.072 L 22200.280 88828.792 C 22202.413 88827.512 22203.480 88825.805 22203.480 88823.672 C 22203.480 88819.405 22204.547 88815.779 22206.680 88812.792 C 22209.240 88809.805 22211.160 88808.952 22212.440 88810.232 L 22211.800 88805.112 L 22213.080 88798.712 L 22215.640 88798.712 L 22214.360 88792.952 L 22217.560 88791.032 L 22216.280 88789.752 L 22220.760 88788.472 L 22219.480 88782.712 L 22225.240 88778.872 L 22222.680 88773.752 C 22223.107 88772.472 22223.747 88771.405 22224.600 88770.552 C 22225.453 88769.272 22226.520 88769.059 22227.800 88769.912 L 22227.800 88760.952 C 22229.933 88759.672 22231.000 88758.605 22231.000 88757.752 C 22231.427 88756.472 22232.493 88755.832 22234.200 88755.832 L 22236.120 88755.192 C 22234.413 88750.072 22236.120 88744.952 22241.240 88739.832 C 22240.387 88738.552 22240.387 88737.912 22241.240 88737.912 C 22242.093 88737.485 22243.160 88737.059 22244.440 88736.632 L 22244.440 88730.232 C 22246.147 88731.939 22247.427 88731.939 22248.280 88730.232 C 22249.560 88728.099 22250.200 88724.259 22250.200 88718.712 L 22255.960 88717.432 L 22258.520 88712.312 L 22257.240 88704.632 L 22252.120 88704.632 C 22247.427 88704.632 22236.547 88707.405 22219.480 88712.952 C 22210.093 88715.939 22203.053 88717.432 22198.360 88717.432 L 22191.320 88716.152 L 22218.200 88676.472 L 22223.960 88673.272 C 22228.227 88663.459 22238.893 88656.205 22255.960 88651.512 C 22276.013 88648.099 22289.027 88645.752 22295.000 88644.472 C 22303.107 88635.939 22312.493 88623.992 22323.160 88608.632 C 22332.120 88595.832 22341.080 88582.819 22350.040 88569.592 C 22360.280 88556.792 22368.600 88547.405 22375.000 88541.432 C 22386.520 88530.339 22396.973 88523.725 22406.360 88521.592 C 22408.493 88518.605 22412.120 88515.832 22417.240 88513.272 C 22422.787 88510.712 22427.693 88508.792 22431.960 88507.512 L 22437.080 88515.832 C 22436.227 88519.672 22434.093 88525.005 22430.680 88531.832 L 22426.200 88539.512 L 22418.520 88543.992 C 22417.667 88550.819 22414.467 88558.285 22408.920 88566.392 C 22403.373 88574.499 22399.747 88580.899 22398.040 88585.592 L 22392.920 88587.512 L 22395.480 88593.912 C 22392.067 88593.912 22390.360 88594.339 22390.360 88595.192 L 22390.360 88600.952 L 22385.880 88605.432 L 22382.680 88605.432 L 22374.360 88625.272 L 22367.960 88625.272 C 22369.667 88628.685 22369.880 88631.885 22368.600 88634.872 L 22413.400 88633.592 C 22420.227 88633.592 22427.053 88633.805 22433.880 88634.232 C 22440.707 88634.232 22447.747 88635.299 22455.000 88637.432 C 22452.013 88644.685 22448.813 88650.659 22445.400 88655.352 L 22440.280 88655.992 L 22437.080 88663.032 L 22429.400 88665.592 L 22424.280 88673.272 C 22420.440 88678.392 22415.747 88682.659 22410.200 88686.072 C 22405.080 88689.485 22398.893 88692.472 22391.640 88695.032 L 22377.560 88693.112 L 22355.800 88695.032 C 22354.947 88693.752 22350.893 88694.179 22343.640 88696.312 C 22336.813 88698.019 22332.760 88698.659 22331.480 88698.232 C 22330.200 88697.805 22329.133 88698.445 22328.280 88700.152 C 22327.853 88701.432 22327.000 88701.859 22325.720 88701.432 C 22322.307 88708.685 22319.960 88714.019 22318.680 88717.432 C 22313.987 88728.099 22311.213 88735.352 22310.360 88739.192 L 22307.160 88745.592 C 22299.907 88756.259 22294.787 88764.792 22291.800 88771.192 C 22289.240 88777.592 22287.320 88784.419 22286.040 88791.672 C 22284.760 88791.245 22283.693 88791.885 22282.840 88793.592 C 22282.413 88794.872 22282.627 88796.152 22283.480 88797.432 L 22280.920 88804.472 L 22275.160 88806.392 C 22276.440 88808.099 22277.933 88809.592 22279.640 88810.872 C 22276.227 88817.272 22274.307 88820.899 22273.880 88821.752 C 22272.173 88826.019 22271.320 88830.072 22271.320 88833.912 L 22269.400 88835.832 L 22270.040 88840.312 C 22268.760 88844.152 22267.907 88847.139 22267.480 88849.272 C 22265.347 88856.952 22264.280 88861.432 22264.280 88862.712 C 22264.280 88869.539 22265.347 88874.872 22267.480 88878.712 C 22269.613 88882.552 22273.667 88884.472 22279.640 88884.472 C 22294.573 88884.472 22317.613 88872.312 22348.760 88847.992 C 22375.213 88827.085 22392.280 88811.085 22399.960 88799.992 L 22404.440 88799.992 L 22391.640 88816.632 C 22386.520 88823.885 22377.773 88833.912 22365.400 88846.712 C 22351.320 88861.219 22341.720 88871.245 22336.600 88876.792 C 22331.907 88882.339 22326.573 88888.099 22320.600 88894.072 C 22315.053 88900.045 22309.293 88905.165 22303.320 88909.432 L 22301.400 88910.712 C 22297.133 88915.832 22292.013 88920.739 22286.040 88925.432 C 22276.227 88933.539 22270.680 88938.232 22269.400 88939.512 L 22267.480 88936.952 C 22265.347 88936.952 22262.147 88938.872 22257.880 88942.712 C 22255.320 88945.272 22253.400 88946.765 22252.120 88947.192 L 22253.400 88949.112 C 22248.280 88949.965 22244.227 88952.525 22241.240 88956.792 L 22224.600 88959.352 C 22212.227 88959.352 22202.413 88953.165 22195.160 88940.792 C 22187.907 88928.419 22184.280 88915.619 22184.280 88902.392 L 22184.280 88885.752 C 22184.707 88880.205 22185.987 88874.445 22188.120 88868.472 L 22189.400 88863.992 ZM 22383.500 88871.672 L 22383.500 88869.112 L 22386.700 88858.872 C 22385.847 88858.872 22384.993 88858.659 22384.140 88858.232 C 22383.713 88856.099 22384.567 88854.819 22386.700 88854.392 L 22386.700 88849.912 L 22389.260 88849.912 L 22387.340 88840.312 C 22387.340 88836.899 22389.687 88829.645 22394.380 88818.552 C 22397.793 88810.445 22401.420 88802.339 22405.260 88794.232 L 22407.820 88794.232 C 22412.513 88779.725 22426.167 88760.739 22448.780 88737.272 C 22471.820 88713.379 22490.807 88698.019 22505.740 88691.192 C 22525.367 88677.112 22542.860 88665.805 22558.220 88657.272 C 22582.113 88643.619 22600.887 88636.792 22614.540 88636.792 C 22625.633 88636.792 22634.167 88640.419 22640.140 88647.672 C 22646.113 88654.925 22649.100 88664.099 22649.100 88675.192 L 22648.460 88682.232 C 22647.607 88683.939 22646.753 88685.432 22645.900 88686.712 C 22645.900 88687.565 22645.687 88689.485 22645.260 88692.472 C 22644.407 88693.752 22643.767 88694.819 22643.340 88695.672 L 22638.220 88707.192 C 22636.513 88708.045 22635.447 88708.472 22635.020 88708.472 C 22635.020 88709.325 22635.233 88709.965 22635.660 88710.392 L 22627.980 88721.272 L 22624.780 88722.552 L 22623.500 88727.672 C 22622.647 88727.245 22620.513 88728.525 22617.100 88731.512 L 22611.340 88737.272 L 22605.580 88736.632 L 22599.180 88740.472 C 22600.460 88740.899 22601.953 88741.325 22603.660 88741.752 L 22593.420 88749.432 L 22590.220 88747.512 L 22588.300 88748.152 L 22588.940 88752.632 L 22576.780 88755.832 C 22570.807 88762.232 22560.780 88768.205 22546.700 88773.752 C 22542.007 88775.459 22535.180 88777.805 22526.220 88780.792 C 22524.940 88781.645 22523.660 88782.285 22522.380 88782.712 C 22520.673 88782.712 22517.473 88783.779 22512.780 88785.912 C 22508.513 88788.045 22506.167 88789.112 22505.740 88789.112 C 22500.620 88791.672 22494.007 88794.659 22485.900 88798.072 C 22477.793 88801.485 22472.673 88802.765 22470.540 88801.912 L 22464.780 88815.352 C 22465.633 88814.925 22466.487 88815.779 22467.340 88817.912 L 22464.780 88816.632 L 22461.580 88816.632 L 22461.580 88820.472 L 22466.060 88822.392 C 22465.207 88822.392 22464.140 88825.805 22462.860 88832.632 C 22461.580 88839.459 22460.940 88846.285 22460.940 88853.112 C 22460.940 88864.205 22463.500 88873.379 22468.620 88880.632 C 22473.740 88887.459 22481.420 88890.872 22491.660 88890.872 C 22502.753 88890.872 22517.047 88885.325 22534.540 88874.232 C 22548.193 88865.699 22561.847 88856.952 22575.500 88847.992 C 22583.607 88840.739 22591.713 88833.272 22599.820 88825.592 C 22603.233 88823.032 22608.567 88819.619 22615.820 88815.352 L 22617.740 88821.112 C 22615.607 88825.379 22610.700 88830.499 22603.020 88836.472 C 22595.767 88842.445 22591.073 88846.712 22588.940 88849.272 L 22586.380 88849.272 L 22578.700 88855.672 L 22575.500 88858.872 L 22571.020 88865.272 L 22568.460 88865.272 L 22555.660 88878.072 C 22549.687 88884.045 22544.993 88888.312 22541.580 88890.872 L 22499.980 88922.872 C 22497.847 88923.299 22496.353 88923.725 22495.500 88924.152 C 22494.647 88924.579 22495.073 88925.432 22496.780 88926.712 L 22476.940 88938.232 L 22476.940 88935.032 L 22470.540 88938.232 L 22471.180 88940.792 C 22469.900 88941.219 22466.913 88941.432 22462.220 88941.432 L 22459.660 88943.352 L 22453.900 88943.352 L 22450.700 88947.192 C 22449.420 88946.339 22446.647 88945.912 22442.380 88945.912 L 22426.380 88945.912 L 22427.660 88943.352 C 22425.527 88943.779 22422.753 88943.565 22419.340 88942.712 C 22416.353 88941.859 22413.153 88940.792 22409.740 88939.512 L 22409.740 88936.952 L 22414.220 88935.672 L 22412.300 88934.392 L 22404.620 88934.392 C 22401.633 88933.112 22399.287 88930.765 22397.580 88927.352 L 22402.060 88926.072 L 22400.140 88922.872 L 22393.740 88923.512 C 22391.180 88917.539 22390.540 88912.419 22391.820 88908.152 L 22388.620 88908.792 L 22388.620 88906.232 C 22391.180 88906.232 22392.247 88905.379 22391.820 88903.672 L 22386.060 88903.672 C 22388.620 88901.965 22389.900 88899.405 22389.900 88895.992 L 22384.780 88887.032 L 22387.340 88884.472 L 22383.500 88878.712 L 22383.500 88871.672 ZM 22556.300 88750.712 C 22563.553 88744.739 22569.313 88737.699 22573.580 88729.592 C 22578.273 88721.059 22580.620 88712.525 22580.620 88703.992 C 22580.620 88698.872 22578.913 88694.179 22575.500 88689.912 C 22572.087 88685.645 22567.607 88683.512 22562.060 88683.512 C 22559.073 88683.512 22556.940 88684.792 22555.660 88687.352 L 22549.900 88687.352 L 22552.460 88690.552 L 22554.380 88689.272 L 22535.820 88702.712 C 22534.540 88706.552 22531.553 88709.752 22526.860 88712.312 L 22518.540 88718.072 L 22518.540 88720.632 L 22523.660 88720.632 L 22517.260 88721.912 L 22514.700 88723.832 L 22510.860 88727.032 L 22508.940 88730.232 L 22506.380 88730.232 L 22505.100 88732.152 C 22505.100 88733.005 22506.807 88734.072 22510.220 88735.352 L 22506.380 88738.552 C 22505.100 88738.552 22501.687 88740.685 22496.140 88744.952 L 22494.860 88752.632 L 22493.580 88755.832 L 22491.020 88755.832 L 22483.980 88765.432 L 22485.900 88762.872 L 22489.100 88762.872 L 22485.900 88766.072 L 22483.340 88766.712 L 22483.340 88769.272 C 22476.940 88770.125 22473.100 88771.192 22471.820 88772.472 L 22473.740 88774.392 L 22475.660 88773.112 L 22481.420 88773.112 L 22479.500 88776.312 L 22476.940 88776.312 L 22476.940 88781.432 L 22478.860 88782.712 C 22475.873 88782.712 22473.740 88783.992 22472.460 88786.552 C 22483.553 88786.552 22498.487 88782.712 22517.260 88775.032 C 22536.033 88766.925 22549.047 88758.819 22556.300 88750.712 ZM 22580.680 88946.552 C 22588.787 88929.059 22603.720 88903.245 22625.480 88869.112 C 22646.813 88834.979 22661.533 88809.592 22669.640 88792.952 C 22687.133 88765.645 22699.507 88745.592 22706.760 88732.792 C 22722.120 88705.485 22730.867 88685.219 22733.000 88671.992 C 22751.347 88660.899 22765.427 88652.579 22775.240 88647.032 C 22785.480 88641.485 22793.587 88638.712 22799.560 88638.712 L 22805.960 88643.832 L 22808.520 88653.432 C 22808.520 88655.565 22807.667 88657.912 22805.960 88660.472 L 22803.400 88665.592 C 22804.253 88666.445 22804.680 88669.859 22804.680 88675.832 C 22802.973 88678.819 22801.480 88681.592 22800.200 88684.152 C 22798.920 88686.285 22797.213 88688.632 22795.080 88691.192 L 22795.080 88694.392 C 22796.787 88694.819 22798.067 88695.245 22798.920 88695.672 C 22800.200 88695.672 22801.693 88695.459 22803.400 88695.032 L 22801.480 88698.232 C 22801.053 88698.659 22798.707 88699.512 22794.440 88700.792 L 22789.960 88707.192 L 22795.720 88707.192 L 22794.440 88710.392 L 22786.120 88716.152 C 22785.267 88717.005 22785.267 88717.859 22786.120 88718.712 C 22786.973 88719.139 22787.827 88719.352 22788.680 88719.352 C 22789.533 88718.925 22790.387 88718.712 22791.240 88718.712 C 22791.240 88719.139 22791.453 88719.565 22791.880 88719.992 C 22818.333 88694.392 22840.947 88674.339 22859.720 88659.832 C 22878.920 88644.899 22891.720 88637.432 22898.120 88637.432 L 22907.080 88638.712 C 22906.653 88641.272 22907.507 88642.979 22909.640 88643.832 C 22909.640 88646.392 22908.573 88649.165 22906.440 88652.152 L 22902.600 88652.792 L 22900.040 88666.872 L 22897.480 88666.232 C 22896.627 88667.939 22895.987 88669.432 22895.560 88670.712 L 22889.800 88673.912 L 22887.240 88684.152 L 22892.360 88687.992 C 22891.507 88687.565 22890.867 88688.205 22890.440 88689.912 C 22890.013 88691.619 22890.227 88692.899 22891.080 88693.752 L 22884.040 88698.872 L 22879.560 88702.712 L 22882.120 88702.712 C 22878.707 88713.805 22875.507 88724.685 22872.520 88735.352 C 22872.093 88738.765 22871.027 88740.472 22869.320 88740.472 L 22870.600 88746.232 L 22873.800 88746.232 L 22873.800 88755.832 L 22880.200 88757.112 L 22891.080 88755.832 L 22900.040 88753.272 C 22912.413 88748.152 22927.560 88738.552 22945.480 88724.472 C 22967.667 88706.979 22981.960 88696.312 22988.360 88692.472 L 22988.360 88695.672 C 22984.947 88698.659 22970.440 88711.459 22944.840 88734.072 C 22926.067 88750.712 22912.840 88764.579 22905.160 88775.672 L 22900.680 88775.032 L 22894.280 88785.272 C 22889.160 88787.832 22882.120 88792.525 22873.160 88799.352 L 22860.360 88808.952 L 22861.640 88811.512 C 22856.093 88811.512 22849.267 88813.005 22841.160 88815.992 C 22833.053 88818.552 22825.373 88821.112 22818.120 88823.672 L 22818.120 88820.472 L 22809.800 88819.832 C 22802.973 88816.419 22798.280 88811.512 22795.720 88805.112 C 22793.587 88798.712 22792.520 88791.032 22792.520 88782.072 C 22792.520 88770.552 22795.080 88759.032 22800.200 88747.512 C 22805.747 88735.565 22811.293 88724.045 22816.840 88712.952 L 22762.440 88769.272 C 22762.440 88770.552 22761.587 88772.259 22759.880 88774.392 C 22758.600 88776.099 22757.107 88778.019 22755.400 88780.152 C 22753.693 88781.859 22749.853 88788.259 22743.880 88799.352 C 22738.333 88810.445 22733.213 88818.339 22728.520 88823.032 L 22730.440 88830.072 L 22727.880 88829.432 C 22726.600 88829.432 22725.320 88830.285 22724.040 88831.992 C 22722.760 88833.699 22722.547 88834.979 22723.400 88835.832 C 22723.827 88836.259 22724.680 88836.259 22725.960 88835.832 C 22727.240 88835.405 22727.880 88836.045 22727.880 88837.752 L 22724.040 88838.392 L 22721.480 88844.792 L 22715.720 88848.632 C 22715.720 88849.485 22715.933 88851.405 22716.360 88854.392 L 22709.320 88859.512 L 22708.680 88864.632 C 22710.387 88863.779 22712.093 88864.632 22713.800 88867.192 C 22709.960 88869.752 22705.480 88871.032 22700.360 88871.032 L 22700.360 88874.872 L 22708.680 88873.592 L 22702.920 88881.272 C 22697.373 88882.979 22692.680 88883.619 22688.840 88883.192 L 22686.920 88889.592 L 22695.240 88889.592 L 22701.000 88886.392 L 22701.000 88887.032 C 22699.720 88889.165 22699.507 88890.872 22700.360 88892.152 C 22693.960 88894.712 22689.053 88895.992 22685.640 88895.992 C 22684.787 88897.272 22684.360 88898.125 22684.360 88898.552 C 22683.080 88900.685 22682.013 88901.539 22681.160 88901.112 L 22679.240 88908.792 L 22681.160 88909.432 L 22687.560 88902.392 L 22693.320 88904.312 L 22695.240 88903.672 C 22695.240 88906.232 22693.533 88907.085 22690.120 88906.232 L 22686.280 88908.152 L 22692.680 88909.432 L 22689.480 88917.112 L 22685.000 88916.472 L 22685.640 88921.592 L 22681.160 88930.552 L 22669.640 88927.992 L 22665.800 88932.472 C 22668.360 88933.752 22671.133 88934.392 22674.120 88934.392 C 22675.400 88934.392 22677.320 88933.965 22679.880 88933.112 L 22668.360 88939.512 C 22667.080 88937.805 22666.013 88936.099 22665.160 88934.392 L 22660.680 88945.912 C 22653.853 88949.325 22649.587 88953.379 22647.880 88958.072 L 22643.400 88956.792 L 22645.960 88955.512 L 22645.320 88952.952 L 22636.360 88954.872 C 22636.787 88956.152 22635.933 88957.432 22633.800 88958.712 C 22631.667 88959.992 22630.173 88959.779 22629.320 88958.072 L 22625.480 88961.272 C 22624.200 88959.565 22622.280 88959.779 22619.720 88961.912 C 22617.160 88962.765 22613.747 88964.259 22609.480 88966.392 C 22604.787 88968.525 22601.800 88969.805 22600.520 88970.232 L 22596.680 88969.592 L 22593.480 88974.072 L 22589.000 88972.792 L 22583.240 88974.712 L 22582.600 88970.232 L 22576.200 88964.472 L 22580.680 88946.552 Z">
            <!-- 4060 nodes -->
          </draw:path>
          <draw:g id="g1489">
            <draw:g id="g881">
              <draw:path id="rect868" draw:style-name="style0" draw:layer="layout" svg:x="0.524cm" svg:y="0.714cm" svg:width="6.149cm" svg:height="8.640cm" svg:viewBox="0.0 0.0 6149.189 8640.000" svg:d="M 1467.606 1427.506 L 6776.147 1427.506 C 7009.006 1427.506 7196.471 1614.970 7196.471 1847.830 L 7196.471 9647.181 C 7196.471 9880.041 7009.006 10067.506 6776.147 10067.506 L 1467.606 10067.506 C 1234.746 10067.506 1047.282 9880.041 1047.282 9647.181 L 1047.282 1847.830 C 1047.282 1614.970 1234.746 1427.506 1467.606 1427.506 Z">
                <!-- 9 nodes -->
              </draw:path>
              <draw:path id="rect872" draw:style-name="style1" draw:layer="layout" svg:x="0.851cm" svg:y="0.994cm" svg:width="5.495cm" svg:height="8.017cm" svg:viewBox="0.0 0.0 5495.351 8017.297" svg:d="M 1701.120 2019.073 L 6667.173 1987.938 L 7180.903 2595.073 L 7196.471 10005.235 L 1701.120 10005.235 L 1701.120 2019.073 Z">
                <!-- 6 nodes -->
              </draw:path>
            </draw:g>
            <!-- id="g881" -->
            <draw:path id="text909" draw:style-name="style2" draw:layer="layout" svg:x="1.026cm" svg:y="1.365cm" svg:width="3.973cm" svg:height="1.139cm" svg:viewBox="0.0 0.0 3972.876 1138.981" svg:d="M 3104.347 3740.181 L 3088.333 3766.386 L 3056.306 3788.223 L 3034.469 3788.223 L 3024.278 3776.576 L 3009.720 3786.767 C 3004.868 3793.075 2997.103 3802.295 2986.427 3814.427 C 2972.355 3821.706 2951.488 3835.779 2923.828 3856.645 C 2903.932 3866.836 2884.522 3870.233 2865.596 3866.836 C 2860.743 3863.924 2853.464 3860.527 2843.759 3856.645 C 2810.761 3847.910 2775.094 3837.235 2736.758 3824.618 C 2727.538 3819.765 2713.465 3812.971 2694.540 3804.236 C 2676.100 3798.413 2657.659 3792.833 2639.219 3787.495 C 2617.868 3780.216 2600.883 3771.238 2588.266 3760.562 L 2551.871 3756.195 L 2535.858 3744.549 L 2524.211 3744.549 L 2524.211 3740.181 L 2471.075 3711.065 C 2460.399 3714.947 2445.598 3726.594 2426.673 3746.004 C 2408.233 3765.415 2392.947 3777.547 2380.815 3782.399 L 2369.169 3807.148 C 2354.611 3820.250 2336.171 3832.867 2313.848 3844.999 L 2284.732 3847.910 L 2258.528 3834.808 C 2235.235 3836.749 2217.766 3837.720 2206.119 3837.720 C 2198.840 3837.720 2189.135 3836.507 2177.003 3834.080 C 2164.872 3832.139 2156.379 3830.926 2151.527 3830.441 L 2077.281 3830.441 C 2068.061 3828.014 2062.723 3826.073 2061.267 3824.618 L 2051.077 3808.604 L 2061.267 3744.549 C 2072.914 3722.712 2099.118 3703.544 2139.880 3687.045 C 2176.275 3672.001 2209.031 3664.480 2238.147 3664.480 C 2229.412 3664.480 2252.219 3668.362 2306.569 3676.126 L 2316.760 3665.936 C 2320.157 3649.436 2325.495 3635.364 2332.774 3623.717 L 2364.801 3601.152 C 2373.051 3583.198 2384.212 3567.184 2398.285 3553.111 C 2405.564 3535.641 2409.446 3519.628 2409.931 3505.070 C 2410.416 3481.777 2411.387 3466.248 2412.843 3458.484 C 2417.695 3440.529 2424.489 3413.840 2433.224 3378.415 C 2436.135 3376.474 2443.414 3363.857 2455.061 3340.564 L 2455.061 3336.197 C 2466.222 3325.036 2473.258 3312.176 2476.170 3297.618 C 2478.111 3285.487 2479.809 3273.355 2481.265 3261.223 C 2485.147 3251.033 2490.485 3235.504 2497.279 3214.638 C 2498.735 3190.374 2504.315 3154.465 2514.021 3106.909 C 2520.814 3092.836 2528.093 3070.028 2535.858 3038.486 L 2553.327 3019.561 L 2578.076 2951.866 L 2588.266 2941.675 L 2598.457 2889.267 C 2607.677 2884.899 2620.779 2872.282 2637.764 2851.416 C 2654.748 2830.549 2668.335 2818.418 2678.526 2815.021 C 2659.115 2809.683 2641.646 2807.742 2626.117 2809.198 L 2620.294 2803.375 C 2578.561 2806.771 2550.416 2805.316 2535.858 2799.007 L 2524.211 2787.361 L 2497.279 2799.007 L 2476.898 2799.007 C 2442.444 2778.626 2413.328 2768.435 2389.550 2768.435 C 2385.182 2768.435 2366.014 2769.891 2332.046 2772.803 C 2298.077 2775.714 2280.850 2777.170 2280.365 2777.170 C 2253.675 2811.624 2237.661 2839.770 2232.324 2861.607 L 2232.324 2889.267 L 2242.514 2893.634 L 2248.337 2905.281 L 2264.351 2909.648 L 2312.392 2905.281 L 2328.406 2893.634 L 2338.597 2867.430 L 2358.978 2845.593 L 2380.815 2835.402 L 2412.843 2835.402 L 2433.224 2845.593 L 2439.047 2867.430 L 2428.856 2889.267 L 2407.019 2909.648 C 2383.727 2919.838 2367.713 2923.721 2358.978 2921.294 C 2336.656 2936.823 2308.025 2944.587 2273.086 2944.587 C 2247.852 2944.587 2223.346 2940.220 2199.568 2931.485 L 2193.745 2909.648 L 2173.364 2889.267 C 2165.599 2855.298 2162.203 2832.005 2163.173 2819.388 C 2185.010 2795.125 2216.795 2770.862 2258.528 2746.598 C 2266.292 2745.628 2282.063 2742.474 2305.841 2737.136 C 2326.223 2732.768 2341.508 2730.585 2351.699 2730.585 C 2358.008 2730.585 2367.228 2731.313 2379.359 2732.768 C 2391.491 2734.224 2400.711 2734.952 2407.019 2734.952 C 2408.475 2734.952 2415.754 2733.981 2428.856 2732.040 C 2442.444 2730.099 2453.120 2729.129 2460.884 2729.129 C 2464.766 2729.129 2470.832 2729.857 2479.081 2731.313 C 2487.331 2732.768 2493.397 2733.496 2497.279 2733.496 C 2498.735 2733.496 2509.653 2732.040 2530.034 2729.129 C 2547.019 2736.893 2564.488 2742.231 2582.443 2745.143 L 2588.266 2761.156 C 2602.824 2766.494 2616.897 2768.435 2630.485 2766.980 L 2678.526 2787.361 L 2710.554 2787.361 L 2720.744 2793.184 C 2741.611 2791.728 2762.962 2782.993 2784.799 2766.980 L 2800.813 2766.980 L 2811.004 2756.789 L 2833.569 2756.789 L 2859.773 2745.143 L 2885.977 2745.143 L 2901.991 2729.129 L 2939.842 2734.952 L 2944.209 2740.775 L 2966.046 2745.143 L 2976.237 2756.789 L 2971.869 2766.980 L 2966.046 2766.980 L 2955.856 2777.170 L 2944.209 2777.170 L 2934.019 2793.184 L 2869.964 2793.184 L 2859.773 2799.007 L 2833.569 2799.007 L 2821.922 2793.184 L 2806.636 2803.375 L 2778.976 2809.198 L 2768.785 2819.388 L 2817.555 2825.212 L 2833.569 2845.593 L 2875.787 2851.416 L 2885.977 2845.593 L 2912.182 2845.593 L 2923.828 2851.416 L 2944.209 2851.416 L 2960.223 2873.253 C 2986.427 2876.165 3000.500 2877.620 3002.441 2877.620 C 3003.412 2877.620 3007.051 2876.892 3013.360 2875.437 C 3019.668 2873.981 3023.308 2873.253 3024.278 2873.253 C 3037.866 2852.872 3045.145 2836.858 3046.115 2825.212 L 3014.088 2787.361 L 2986.427 2777.170 L 2986.427 2761.156 L 2992.251 2756.789 L 3002.441 2756.789 L 3030.101 2771.347 L 3050.483 2771.347 C 3058.247 2782.023 3068.923 2798.037 3082.510 2819.388 L 3072.320 2831.035 L 3072.320 2861.607 L 3056.306 2877.620 L 3046.115 2905.281 L 3018.455 2921.294 C 2999.530 2920.324 2971.384 2921.780 2934.019 2925.662 C 2907.329 2913.045 2877.728 2904.310 2845.215 2899.457 L 2800.813 2867.430 L 2736.758 2851.416 L 2716.377 2873.253 L 2688.717 2877.620 L 2684.349 2889.267 C 2689.202 2902.854 2690.658 2920.324 2688.717 2941.675 L 2694.540 2941.675 L 2694.540 2951.866 L 2684.349 2963.512 L 2672.703 2963.512 L 2668.335 2983.894 L 2662.512 2983.894 L 2661.056 3007.186 L 2646.498 3016.649 L 2642.131 3026.840 L 2646.498 3038.486 L 2636.308 3064.690 L 2626.117 3074.881 C 2630.970 3091.865 2639.705 3113.217 2652.322 3138.936 L 2646.498 3154.950 L 2658.145 3175.331 L 2652.322 3202.991 L 2646.498 3202.991 L 2646.498 3235.019 L 2642.131 3239.386 L 2642.131 3249.577 L 2626.117 3261.223 L 2626.117 3281.605 L 2610.103 3303.442 L 2610.103 3313.632 L 2594.090 3326.006 L 2594.090 3330.374 L 2588.266 3336.197 C 2585.355 3359.490 2583.899 3371.621 2583.899 3372.592 C 2583.899 3375.018 2584.627 3379.386 2586.083 3385.694 C 2588.024 3392.003 2588.752 3396.855 2588.266 3400.252 C 2586.811 3412.384 2585.112 3424.273 2583.171 3435.919 C 2580.260 3450.477 2575.164 3461.396 2567.885 3468.675 L 2562.062 3490.512 L 2544.592 3503.614 C 2537.313 3518.172 2529.064 3541.950 2519.844 3574.948 L 2481.265 3601.152 L 2487.088 3611.343 L 2476.898 3628.085 L 2476.898 3644.099 L 2530.034 3644.099 C 2541.196 3646.040 2577.833 3657.443 2639.947 3678.310 C 2702.061 3699.176 2738.214 3712.521 2748.404 3718.344 C 2760.051 3726.594 2777.520 3738.725 2800.813 3754.739 C 2813.430 3760.562 2831.142 3769.783 2853.950 3782.399 C 2863.655 3790.649 2879.669 3801.325 2901.991 3814.427 L 2912.182 3772.209 L 2928.195 3760.562 L 2960.223 3760.562 L 2976.237 3776.576 L 2998.074 3760.562 L 3024.278 3708.154 L 3040.292 3702.330 L 3056.306 3686.317 L 3088.333 3692.140 L 3104.347 3708.154 L 3104.347 3740.181 ZM 2287.644 3737.270 L 2268.719 3724.167 C 2237.661 3720.285 2224.559 3718.344 2229.412 3718.344 C 2192.046 3718.344 2162.688 3725.623 2141.336 3740.181 C 2125.808 3759.592 2113.191 3773.665 2103.485 3782.399 L 2103.485 3798.413 L 2135.513 3804.236 C 2152.497 3795.016 2172.878 3788.223 2196.656 3783.855 C 2234.993 3777.061 2255.616 3773.179 2258.528 3772.209 L 2287.644 3737.270 ZM 3491.590 3105.453 L 3481.399 3114.188 C 3478.487 3135.539 3471.208 3150.097 3459.562 3157.862 L 3459.562 3172.420 L 3447.916 3185.522 L 3442.093 3205.903 L 3423.167 3210.270 C 3421.226 3225.314 3416.373 3237.445 3408.609 3246.665 C 3397.933 3252.974 3388.228 3261.223 3379.493 3271.414 L 3360.568 3277.237 L 3347.466 3246.665 C 3348.436 3235.990 3348.921 3219.976 3348.921 3198.624 C 3362.024 3177.272 3365.420 3154.950 3359.112 3131.657 C 3365.906 3114.673 3374.640 3100.115 3385.316 3087.983 L 3411.521 3077.793 L 3417.344 3071.969 C 3425.108 3068.087 3433.358 3066.146 3442.093 3066.146 L 3465.385 3066.146 C 3476.061 3070.999 3484.796 3078.278 3491.590 3087.983 L 3491.590 3105.453 ZM 3420.256 3663.024 C 3421.226 3671.273 3417.829 3683.405 3410.065 3699.419 L 3399.874 3705.242 L 3394.051 3715.433 L 3388.228 3715.433 L 3378.037 3727.079 L 3356.200 3731.446 C 3354.745 3734.843 3351.590 3739.696 3346.738 3746.004 C 3341.885 3752.313 3338.731 3757.166 3337.275 3760.562 L 3319.805 3773.665 L 3297.968 3779.488 L 3293.601 3785.311 L 3271.764 3789.678 L 3265.941 3795.502 L 3239.009 3785.311 C 3217.172 3787.252 3195.820 3783.370 3174.953 3773.665 L 3174.953 3769.297 C 3171.071 3763.474 3167.674 3759.592 3164.763 3757.651 L 3154.572 3753.283 C 3145.837 3737.755 3141.470 3722.226 3141.470 3706.698 L 3148.749 3689.228 C 3156.513 3683.890 3169.615 3663.994 3188.056 3629.541 C 3200.187 3607.218 3212.319 3584.653 3224.451 3561.846 C 3225.421 3550.199 3233.671 3523.510 3249.199 3481.777 L 3249.199 3471.586 L 3255.022 3465.763 L 3255.022 3459.940 L 3261.573 3459.940 L 3273.220 3436.647 L 3271.764 3413.354 L 3265.941 3407.531 C 3251.868 3408.987 3239.494 3414.325 3228.818 3423.545 L 3228.818 3429.368 C 3209.407 3435.191 3195.335 3440.044 3186.600 3443.926 L 3174.953 3455.573 C 3165.248 3457.028 3155.057 3460.425 3144.382 3465.763 L 3132.735 3464.307 L 3122.545 3455.573 L 3119.633 3443.926 L 3122.545 3429.368 C 3139.529 3415.781 3153.602 3408.016 3164.763 3406.075 L 3211.348 3397.341 C 3217.657 3394.429 3226.877 3390.062 3239.009 3384.238 C 3267.639 3371.621 3303.306 3365.313 3346.010 3365.313 C 3346.980 3365.313 3350.620 3366.041 3356.928 3367.497 C 3363.237 3368.952 3366.876 3369.680 3367.847 3369.680 C 3376.582 3378.415 3383.375 3389.091 3388.228 3401.708 L 3394.051 3401.708 C 3397.933 3408.016 3399.874 3421.119 3399.874 3441.015 C 3399.874 3442.956 3398.419 3451.205 3395.507 3465.763 C 3392.110 3468.189 3384.346 3476.924 3372.214 3491.968 L 3356.200 3497.791 L 3351.833 3513.805 L 3346.010 3513.805 L 3335.819 3523.995 C 3337.275 3538.068 3335.334 3554.082 3329.996 3572.036 L 3325.629 3572.036 C 3323.688 3584.168 3319.805 3594.844 3313.982 3604.064 L 3297.968 3618.622 C 3286.322 3655.988 3280.984 3676.126 3281.955 3679.038 L 3277.587 3679.038 C 3276.617 3687.772 3274.190 3700.389 3270.308 3716.888 L 3271.764 3734.358 C 3286.322 3733.388 3306.218 3725.623 3331.452 3711.065 C 3357.171 3696.022 3372.699 3681.949 3378.037 3668.847 L 3395.507 3658.657 L 3408.609 3657.201 L 3420.256 3663.024 ZM 4163.441 3048.677 L 4147.427 3064.690 L 4131.413 3070.514 L 4105.209 3093.806 L 4070.270 3098.174 C 4044.065 3083.131 3998.936 3071.969 3934.881 3064.690 L 3886.111 3064.690 C 3880.288 3064.690 3871.553 3066.632 3859.907 3070.514 L 3849.716 3101.085 L 3843.893 3101.085 L 3838.070 3117.099 L 3822.056 3133.113 L 3827.879 3138.936 L 3817.689 3149.127 L 3817.689 3160.773 L 3827.879 3181.154 L 3822.056 3186.978 C 3823.512 3193.286 3822.299 3203.234 3818.417 3216.821 C 3814.534 3230.409 3810.410 3239.872 3806.042 3245.210 L 3806.042 3251.033 C 3800.704 3254.430 3792.697 3264.620 3782.022 3281.605 C 3771.346 3298.104 3761.883 3308.779 3753.634 3313.632 C 3752.663 3326.734 3750.722 3346.388 3747.810 3372.592 L 3731.797 3394.429 C 3729.370 3407.046 3727.914 3424.515 3727.429 3446.838 L 3763.824 3436.647 L 3769.647 3430.824 L 3775.471 3430.824 L 3817.689 3400.252 L 3817.689 3394.429 C 3836.129 3386.665 3850.202 3383.268 3859.907 3384.238 L 3859.907 3372.592 L 3881.744 3372.592 L 3896.302 3362.401 L 3934.881 3356.578 L 3956.718 3362.401 L 3977.099 3378.415 C 3983.892 3390.547 3987.289 3408.016 3987.289 3430.824 L 3982.922 3430.824 L 3982.922 3442.470 L 3966.908 3452.661 L 3968.364 3477.410 C 3959.629 3488.085 3950.409 3509.922 3940.704 3542.920 C 3931.484 3573.492 3920.565 3594.844 3907.948 3606.976 C 3911.345 3631.239 3904.066 3656.230 3886.111 3681.949 L 3881.744 3681.949 L 3865.730 3702.330 C 3852.628 3709.609 3838.070 3718.830 3822.056 3729.991 L 3822.056 3744.549 L 3806.042 3756.195 L 3806.042 3760.562 L 3763.824 3773.665 C 3745.384 3779.003 3730.826 3781.429 3720.150 3780.944 L 3701.225 3766.386 C 3689.578 3770.268 3680.358 3772.209 3673.565 3772.209 C 3633.288 3772.209 3602.958 3764.930 3582.577 3750.372 L 3578.210 3744.549 L 3572.387 3750.372 L 3572.387 3756.195 L 3566.563 3756.195 L 3566.563 3760.562 L 3556.373 3766.386 L 3552.005 3776.576 L 3546.182 3782.399 L 3540.359 3782.399 L 3540.359 3788.223 L 3519.978 3792.590 L 3514.155 3798.413 L 3487.950 3808.604 L 3455.923 3804.236 L 3450.099 3782.399 L 3439.909 3776.576 L 3439.909 3766.386 L 3445.732 3760.562 L 3471.936 3750.372 C 3496.200 3717.859 3508.331 3696.507 3508.331 3686.317 L 3503.964 3644.099 L 3519.978 3601.152 C 3526.772 3596.300 3542.300 3576.889 3566.563 3542.920 C 3563.652 3528.362 3562.196 3519.628 3562.196 3516.716 C 3562.196 3513.805 3563.652 3505.070 3566.563 3490.512 L 3572.387 3484.689 L 3572.387 3478.865 L 3578.210 3468.675 L 3578.210 3462.852 L 3582.577 3462.852 L 3582.577 3458.484 C 3591.797 3451.690 3605.142 3441.015 3622.612 3426.457 L 3624.067 3417.722 L 3640.081 3395.885 C 3643.963 3384.238 3648.331 3353.424 3653.183 3303.442 L 3657.551 3303.442 C 3659.977 3291.795 3664.830 3275.296 3672.109 3253.944 L 3669.197 3245.210 C 3684.726 3228.225 3696.857 3210.270 3705.592 3191.345 C 3705.107 3188.433 3704.864 3185.522 3704.864 3182.610 C 3704.864 3173.875 3707.776 3161.259 3713.599 3144.759 C 3719.422 3127.775 3722.334 3116.857 3722.334 3112.004 C 3722.334 3110.063 3722.091 3108.364 3721.606 3106.909 L 3727.429 3106.909 C 3731.797 3096.233 3733.252 3087.498 3731.797 3080.704 L 3737.620 3080.704 C 3752.178 3068.573 3773.529 3050.618 3801.675 3026.840 L 3849.716 3012.282 L 3886.111 3016.649 L 3896.302 3012.282 L 3929.057 3012.282 L 3940.704 3005.731 L 3956.718 3016.649 L 3982.922 3016.649 L 4014.949 3032.663 L 4077.549 3032.663 C 4088.225 3032.663 4098.901 3027.325 4109.576 3016.649 L 4109.576 3012.282 L 4135.781 3005.731 L 4156.162 3010.098 C 4158.103 3018.348 4160.529 3031.207 4163.441 3048.677 ZM 3854.084 3464.307 L 3851.172 3442.470 L 3838.070 3426.457 C 3826.909 3431.794 3810.410 3440.529 3788.573 3452.661 L 3779.838 3462.852 C 3753.148 3473.527 3730.341 3489.541 3711.415 3510.893 L 3705.592 3510.893 L 3701.225 3521.083 L 3689.578 3526.907 L 3689.578 3537.097 L 3685.211 3537.097 L 3673.565 3548.744 L 3666.286 3566.213 L 3647.360 3585.139 L 3647.360 3595.329 L 3637.170 3617.166 L 3637.170 3628.085 C 3630.376 3638.275 3626.979 3647.495 3626.979 3655.745 L 3626.979 3718.344 L 3631.346 3724.167 L 3647.360 3729.991 C 3671.138 3724.653 3697.828 3722.712 3727.429 3724.167 C 3737.135 3716.403 3751.207 3707.668 3769.647 3697.963 L 3769.647 3692.140 C 3772.074 3688.743 3775.471 3683.405 3779.838 3676.126 C 3786.146 3660.112 3796.337 3636.092 3810.410 3604.064 C 3816.233 3595.815 3823.997 3582.712 3833.703 3564.757 C 3837.585 3545.832 3843.408 3518.657 3851.172 3483.233 L 3849.716 3477.410 L 3854.084 3464.307 ZM 4427.668 3471.586 L 4421.845 3477.410 L 4420.389 3493.423 L 4426.213 3507.981 L 4420.389 3525.451 L 4423.301 3547.288 C 4411.169 3573.492 4399.038 3590.962 4386.906 3599.697 C 4385.936 3599.697 4382.296 3600.425 4375.988 3601.880 C 4369.679 3603.336 4366.040 3604.064 4365.069 3604.064 C 4364.099 3604.064 4353.423 3602.608 4333.042 3599.697 L 4322.851 3593.873 C 4311.205 3595.329 4285.000 3592.418 4244.238 3585.139 C 4203.961 3577.374 4176.786 3570.581 4162.713 3564.757 L 4144.516 3573.492 C 4143.060 3575.919 4138.207 3588.778 4129.958 3612.071 C 4122.193 3635.364 4118.311 3647.981 4118.311 3649.922 C 4118.311 3654.289 4118.554 3660.598 4119.039 3668.847 C 4119.524 3677.097 4119.767 3683.405 4119.767 3687.772 L 4141.604 3732.902 C 4155.191 3737.755 4163.198 3740.181 4165.625 3740.181 C 4167.080 3740.181 4168.536 3739.939 4169.992 3739.453 C 4171.448 3738.968 4172.904 3738.725 4174.359 3738.725 L 4218.033 3743.093 C 4229.195 3740.181 4241.811 3734.358 4255.884 3725.623 C 4273.354 3714.462 4285.000 3707.668 4290.823 3705.242 L 4301.014 3703.786 C 4312.175 3695.537 4320.910 3685.346 4327.218 3673.214 L 4357.790 3664.480 L 4363.613 3680.493 C 4361.187 3692.625 4335.953 3722.712 4287.912 3770.753 C 4271.898 3778.517 4249.333 3783.613 4220.217 3786.039 C 4188.190 3788.465 4165.625 3792.105 4152.522 3796.957 L 4119.767 3791.134 L 4115.400 3786.767 L 4089.195 3780.944 C 4064.447 3764.445 4041.154 3736.299 4019.317 3696.507 C 4018.346 3684.861 4015.920 3670.788 4012.038 3654.289 C 4014.464 3645.554 4017.861 3627.357 4022.228 3599.697 L 4028.052 3593.873 L 4025.140 3589.506 L 4035.331 3579.315 L 4041.154 3557.478 C 4049.403 3552.141 4056.197 3541.465 4061.535 3525.451 L 4061.535 3477.410 L 4073.181 3473.042 L 4083.372 3435.191 C 4118.796 3393.944 4156.405 3367.254 4196.196 3355.122 C 4198.623 3355.122 4202.262 3355.365 4207.115 3355.850 C 4211.968 3356.336 4215.607 3356.578 4218.033 3356.578 C 4232.106 3352.696 4238.900 3350.755 4238.415 3350.755 L 4255.884 3358.034 C 4261.707 3357.063 4269.957 3354.637 4280.633 3350.755 C 4287.912 3351.240 4298.588 3353.909 4312.660 3358.762 C 4326.733 3363.615 4337.409 3366.284 4344.688 3366.769 L 4359.246 3382.783 L 4373.804 3388.606 L 4381.083 3398.796 L 4401.464 3407.531 L 4413.110 3420.633 C 4415.537 3425.971 4417.963 3434.463 4420.389 3446.110 C 4422.816 3457.756 4425.242 3466.248 4427.668 3471.586 ZM 4344.688 3489.056 L 4338.865 3483.233 C 4338.865 3465.763 4338.379 3452.661 4337.409 3443.926 C 4331.586 3432.280 4313.146 3414.325 4282.089 3390.062 C 4263.648 3390.062 4239.870 3395.885 4210.754 3407.531 L 4203.475 3419.178 L 4190.373 3427.912 L 4184.550 3441.015 L 4180.183 3445.382 L 4180.183 3457.028 L 4171.448 3464.307 C 4168.536 3470.131 4166.110 3479.836 4164.169 3493.423 L 4158.346 3493.423 L 4156.890 3506.526 L 4161.257 3523.995 C 4191.344 3539.524 4245.208 3549.229 4322.851 3553.111 C 4326.733 3538.068 4332.071 3528.848 4338.865 3525.451 L 4344.688 3489.056 ZM 4910.266 3464.307 L 4907.354 3499.247 L 4889.157 3503.614 C 4885.760 3501.673 4871.687 3500.702 4846.939 3500.702 C 4838.204 3500.702 4827.043 3497.305 4813.455 3490.512 C 4803.750 3474.983 4795.986 3463.822 4790.162 3457.028 L 4768.325 3448.294 C 4754.738 3458.484 4744.547 3471.101 4737.754 3486.144 L 4734.842 3506.526 L 4718.828 3516.716 L 4702.814 3542.920 L 4704.270 3561.846 L 4698.447 3580.771 L 4685.345 3586.594 L 4686.801 3606.976 L 4670.787 3623.717 C 4668.846 3638.761 4663.993 3650.892 4656.229 3660.112 L 4640.215 3665.936 L 4637.303 3684.861 L 4640.215 3697.963 L 4634.392 3719.800 L 4624.201 3734.358 L 4619.834 3754.739 L 4600.908 3778.032 C 4583.439 3781.914 4570.579 3785.311 4562.330 3788.223 C 4552.139 3780.458 4537.581 3776.576 4518.656 3776.576 C 4514.288 3776.576 4505.554 3778.760 4492.451 3783.127 C 4479.835 3787.495 4471.100 3789.193 4466.247 3788.223 L 4458.968 3773.665 L 4460.424 3756.195 C 4468.673 3749.887 4480.320 3739.211 4495.363 3724.167 C 4492.937 3706.698 4494.878 3692.625 4501.186 3681.949 L 4507.009 3681.949 L 4509.921 3668.847 L 4517.200 3665.936 L 4521.567 3652.833 L 4527.391 3652.833 L 4537.581 3626.629 C 4543.404 3619.350 4553.110 3609.887 4566.697 3598.241 C 4566.697 3588.050 4573.491 3574.463 4587.078 3557.478 L 4587.078 3540.009 C 4600.181 3511.863 4605.276 3489.541 4602.364 3473.042 L 4591.446 3452.661 L 4576.888 3448.294 C 4571.065 3449.264 4561.845 3449.749 4549.228 3449.749 L 4533.214 3459.940 L 4517.200 3451.205 L 4501.186 3454.117 L 4495.363 3449.749 L 4474.982 3449.749 L 4474.982 3438.103 C 4482.261 3427.912 4492.937 3421.119 4507.009 3417.722 L 4521.567 3419.178 C 4531.273 3408.016 4545.831 3400.252 4565.241 3395.885 L 4585.623 3395.885 L 4591.446 3391.517 L 4614.011 3394.429 C 4621.290 3394.429 4633.421 3387.635 4650.406 3374.048 C 4664.478 3379.386 4676.610 3385.209 4686.801 3391.517 C 4695.535 3404.134 4700.873 3414.325 4702.814 3422.089 L 4702.814 3427.912 L 4714.461 3452.661 L 4718.828 3452.661 C 4726.592 3437.132 4738.481 3420.633 4754.495 3403.164 C 4773.421 3383.268 4790.162 3371.621 4804.720 3368.225 L 4820.734 3374.048 L 4830.925 3388.606 C 4843.542 3393.944 4853.247 3401.708 4860.041 3411.899 L 4860.041 3423.545 L 4878.966 3442.470 L 4899.347 3448.294 L 4899.347 3452.661 L 4910.266 3464.307 ZM 5464.925 3384.238 L 5459.102 3394.429 L 5448.912 3400.252 L 5448.912 3406.075 L 5406.693 3410.443 L 5400.870 3422.089 L 5400.870 3436.647 L 5396.503 3442.470 L 5396.503 3458.484 L 5390.680 3458.484 L 5390.680 3464.307 L 5381.945 3474.498 L 5379.033 3487.600 L 5367.387 3496.335 L 5371.754 3506.526 C 5367.387 3514.290 5361.321 3531.759 5353.557 3558.934 L 5331.720 3585.139 L 5337.543 3585.139 L 5337.543 3590.962 C 5321.529 3601.638 5308.912 3612.556 5299.692 3623.717 L 5296.781 3632.452 L 5299.692 3639.731 L 5293.869 3687.772 L 5289.502 3687.772 L 5289.502 3697.963 L 5279.311 3713.977 L 5283.678 3724.167 L 5299.692 3728.535 C 5312.309 3714.462 5331.962 3702.330 5358.652 3692.140 L 5367.387 3708.154 L 5353.557 3735.814 C 5332.205 3749.401 5314.250 3766.871 5299.692 3788.223 C 5270.576 3796.472 5251.165 3799.869 5241.460 3798.413 L 5241.460 3794.046 L 5225.446 3794.046 C 5216.226 3782.885 5205.550 3773.665 5193.419 3766.386 C 5194.389 3755.225 5192.934 3739.696 5189.051 3719.800 L 5177.405 3708.154 L 5173.038 3708.154 C 5150.715 3727.079 5138.098 3741.152 5135.187 3750.372 L 5108.982 3756.195 L 5098.792 3772.209 L 5068.220 3783.855 L 5050.023 3778.032 L 5032.553 3780.944 C 5014.598 3769.783 4999.070 3763.474 4985.967 3762.018 L 4965.586 3746.004 C 4951.028 3713.006 4943.749 3689.228 4943.749 3674.670 C 4943.749 3666.906 4945.690 3657.201 4949.572 3645.554 L 4953.940 3645.554 C 4956.366 3638.761 4959.763 3626.386 4964.130 3608.431 L 4959.763 3596.785 L 4959.763 3590.962 C 4959.763 3586.109 4962.675 3579.073 4968.498 3569.853 C 4974.806 3560.633 4978.203 3553.596 4978.688 3548.744 C 5007.804 3528.362 5025.274 3498.276 5031.097 3458.484 C 5041.288 3451.690 5049.295 3444.411 5055.118 3436.647 C 5072.587 3430.824 5085.204 3425.971 5092.969 3422.089 L 5098.792 3422.089 C 5109.468 3409.472 5121.599 3398.796 5135.187 3390.062 L 5141.010 3378.415 L 5189.051 3362.401 L 5231.270 3368.225 L 5247.283 3378.415 L 5267.665 3378.415 L 5289.502 3358.034 L 5309.883 3358.034 L 5337.543 3368.225 L 5358.652 3362.401 L 5370.298 3368.225 L 5374.666 3378.415 L 5412.517 3374.048 L 5428.530 3362.401 L 5438.721 3368.225 L 5454.735 3362.401 C 5459.102 3366.769 5462.499 3374.048 5464.925 3384.238 ZM 5299.692 3406.075 L 5267.665 3394.429 C 5248.254 3399.767 5230.784 3401.708 5215.256 3400.252 L 5177.405 3416.266 L 5157.024 3436.647 C 5155.568 3444.411 5146.833 3467.704 5130.819 3506.526 C 5115.291 3545.347 5106.071 3565.728 5103.159 3567.669 L 5100.248 3583.683 L 5085.690 3596.785 L 5082.778 3606.976 L 5085.690 3617.166 L 5069.676 3639.731 L 5069.676 3658.657 L 5060.941 3667.391 L 5060.941 3681.949 L 5055.118 3692.140 L 5055.118 3697.963 L 5039.832 3703.786 L 5039.832 3724.167 L 5044.199 3729.991 L 5066.764 3740.181 C 5078.411 3736.299 5095.880 3725.623 5119.173 3708.154 L 5124.996 3708.154 L 5141.010 3697.963 C 5146.348 3690.199 5155.083 3679.523 5167.214 3665.936 L 5167.214 3661.568 L 5177.405 3655.745 C 5188.081 3636.334 5204.095 3607.946 5225.446 3570.581 L 5225.446 3564.757 L 5241.460 3548.744 C 5242.916 3532.730 5249.224 3515.260 5260.386 3496.335 C 5259.415 3492.938 5260.871 3483.718 5264.753 3468.675 L 5276.399 3464.307 L 5276.399 3458.484 L 5273.488 3452.661 C 5276.399 3445.867 5281.737 3435.677 5289.502 3422.089 L 5293.869 3422.089 L 5299.692 3406.075 ZM 6023.952 2973.703 L 6013.762 2979.526 L 5981.734 2979.526 C 5971.543 2976.615 5966.691 2975.159 5967.176 2975.159 C 5956.500 2975.159 5942.913 2979.041 5926.414 2986.805 C 5907.488 2995.055 5893.658 2999.907 5884.923 3001.363 C 5877.644 3014.951 5866.968 3029.751 5852.896 3045.765 C 5852.896 3049.647 5853.138 3055.470 5853.624 3063.235 C 5854.109 3070.999 5854.352 3076.822 5854.352 3080.704 C 5848.043 3096.718 5838.823 3110.791 5826.691 3122.922 L 5822.324 3181.154 L 5809.222 3197.168 L 5809.222 3235.019 C 5795.149 3247.151 5785.929 3259.768 5781.562 3272.870 L 5783.017 3294.707 C 5774.768 3313.632 5771.856 3327.462 5774.283 3336.197 C 5763.607 3350.270 5755.842 3362.887 5750.990 3374.048 C 5750.019 3382.783 5746.380 3401.465 5740.071 3430.096 C 5734.248 3455.815 5731.579 3470.616 5732.064 3474.498 C 5722.359 3482.262 5714.595 3487.600 5708.772 3490.512 L 5716.051 3506.526 L 5704.404 3516.716 C 5701.007 3522.539 5697.125 3534.186 5692.758 3551.655 L 5678.200 3569.125 L 5673.832 3612.799 L 5662.186 3633.908 C 5662.186 3666.421 5650.054 3691.169 5625.791 3708.154 L 5603.954 3713.977 C 5592.308 3725.138 5576.051 3739.211 5555.185 3756.195 C 5534.804 3763.959 5515.393 3769.297 5496.953 3772.209 C 5486.277 3765.900 5470.748 3763.959 5450.367 3766.386 L 5438.721 3762.018 L 5412.517 3734.358 L 5412.517 3713.977 L 5434.353 3697.963 L 5444.544 3697.963 L 5454.735 3708.154 L 5480.939 3719.800 C 5490.644 3715.433 5500.835 3707.668 5511.511 3696.507 C 5522.672 3685.346 5531.892 3678.067 5539.171 3674.670 C 5542.083 3666.421 5545.965 3653.804 5550.817 3636.820 C 5550.817 3617.409 5554.214 3589.991 5561.008 3554.567 L 5566.831 3554.567 L 5566.831 3542.920 L 5577.022 3522.539 L 5577.022 3494.879 L 5593.763 3474.498 C 5602.984 3427.912 5617.056 3395.885 5635.982 3378.415 C 5636.952 3367.254 5647.143 3331.587 5666.553 3271.414 C 5667.524 3261.709 5670.436 3247.636 5675.288 3229.196 C 5685.479 3214.153 5698.581 3190.860 5714.595 3159.317 L 5710.227 3138.936 L 5716.051 3112.732 L 5736.432 3106.909 L 5742.255 3096.718 L 5742.255 3076.337 L 5752.446 3070.514 L 5768.459 3032.663 C 5780.591 3018.590 5799.031 3000.393 5823.780 2978.070 L 5841.249 2979.526 L 5854.352 2963.512 L 5864.542 2963.512 C 5874.247 2953.322 5891.474 2945.072 5916.223 2938.764 C 5944.854 2931.970 5963.294 2926.147 5971.543 2921.294 C 5987.557 2925.176 5999.689 2926.632 6007.938 2925.662 L 6023.952 2947.499 L 6023.952 2973.703 Z">
              <!-- 791 nodes -->
            </draw:path>
          </draw:g>
          <!-- id="g1489" -->
          <draw:path id="flowRoot948-5-8-3-9-6-7" draw:style-name="style2" draw:layer="layout" svg:x="1.381cm" svg:y="3.208cm" svg:width="4.171cm" svg:height="1.881cm" svg:viewBox="0.0 0.0 4170.720 1880.933" svg:d="M 2794.582 6811.768 L 2799.702 6807.928 L 2799.702 6804.088 C 2803.542 6797.688 2806.315 6792.995 2808.022 6790.008 C 2813.995 6779.768 2817.195 6774.435 2817.622 6774.008 C 2821.462 6767.181 2825.302 6760.141 2829.142 6752.888 L 2832.342 6752.888 L 2834.902 6742.008 L 2839.382 6740.728 L 2844.502 6727.928 C 2846.209 6727.501 2848.129 6724.728 2850.262 6719.608 C 2857.089 6702.968 2867.969 6683.341 2882.902 6660.728 C 2924.289 6598.008 2945.622 6565.368 2946.902 6562.808 L 2948.822 6560.248 L 2947.542 6558.968 L 2940.502 6559.608 L 2930.262 6558.328 L 2921.942 6551.288 C 2923.649 6545.315 2927.702 6537.635 2934.102 6528.248 C 2940.929 6518.861 2946.689 6512.461 2951.382 6509.048 C 2952.235 6506.915 2952.875 6505.635 2953.302 6505.208 C 2954.155 6504.355 2954.795 6504.141 2955.222 6504.568 C 2962.475 6494.755 2978.049 6487.501 3001.942 6482.808 C 3026.262 6477.688 3050.369 6475.128 3074.262 6475.128 C 3077.675 6475.128 3080.875 6475.341 3083.862 6475.768 C 3087.275 6475.768 3091.542 6475.981 3096.662 6476.408 C 3102.209 6476.835 3108.395 6477.475 3115.222 6478.328 C 3122.049 6478.755 3127.169 6479.821 3130.582 6481.528 L 3133.782 6485.368 C 3134.209 6485.795 3135.062 6485.795 3136.342 6485.368 L 3136.342 6484.088 C 3141.462 6484.941 3146.582 6486.648 3151.702 6489.208 C 3154.689 6490.488 3159.382 6493.261 3165.782 6497.528 L 3165.782 6500.728 L 3168.982 6500.728 C 3170.689 6500.728 3172.395 6502.008 3174.102 6504.568 C 3175.809 6507.128 3177.515 6507.341 3179.222 6505.208 L 3183.062 6512.248 C 3183.915 6511.821 3184.555 6512.035 3184.982 6512.888 L 3186.262 6514.168 C 3186.262 6516.728 3187.755 6519.715 3190.742 6523.128 C 3194.155 6526.115 3196.075 6528.461 3196.502 6530.168 L 3190.742 6533.368 L 3195.222 6538.488 L 3197.782 6539.768 C 3196.929 6543.181 3195.222 6545.528 3192.662 6546.808 L 3202.902 6547.448 L 3202.902 6550.008 L 3200.342 6549.368 C 3199.489 6549.368 3198.849 6551.288 3198.422 6555.128 L 3200.342 6555.768 L 3202.262 6554.488 C 3202.689 6555.341 3200.982 6557.048 3197.142 6559.608 C 3197.142 6560.888 3197.355 6561.955 3197.782 6562.808 L 3192.662 6568.568 L 3203.542 6568.568 C 3202.262 6569.421 3201.622 6571.341 3201.622 6574.328 C 3201.622 6576.888 3201.195 6578.168 3200.342 6578.168 L 3193.302 6578.168 L 3193.302 6581.368 L 3195.862 6582.648 C 3198.422 6581.368 3201.195 6580.088 3204.182 6578.808 C 3202.475 6585.208 3198.849 6588.835 3193.302 6589.688 C 3195.009 6591.395 3194.795 6593.315 3192.662 6595.448 C 3190.529 6597.581 3189.462 6599.075 3189.462 6599.928 L 3192.662 6599.928 L 3205.462 6592.888 L 3200.982 6595.448 L 3201.622 6597.368 L 3194.582 6603.128 L 3190.742 6602.488 L 3186.262 6613.368 L 3179.222 6619.128 L 3179.222 6623.608 L 3185.622 6622.328 L 3187.542 6633.208 L 3181.142 6632.568 C 3181.569 6633.421 3181.142 6634.488 3179.862 6635.768 C 3178.582 6637.048 3177.302 6637.261 3176.022 6636.408 L 3181.782 6641.528 L 3181.782 6646.008 C 3181.782 6651.555 3178.795 6654.328 3172.822 6654.328 L 3174.102 6660.088 C 3166.849 6663.075 3161.302 6663.501 3157.462 6661.368 C 3156.609 6662.648 3156.395 6663.928 3156.822 6665.208 C 3157.675 6666.488 3158.315 6667.341 3158.742 6667.768 L 3158.102 6673.528 L 3150.422 6676.088 L 3146.582 6677.368 L 3152.982 6678.008 L 3157.462 6679.288 L 3161.942 6674.808 L 3165.142 6678.008 L 3158.102 6685.048 L 3144.662 6686.328 C 3142.529 6689.315 3141.462 6692.088 3141.462 6694.648 L 3144.022 6694.648 L 3148.502 6692.088 L 3148.502 6695.288 C 3144.662 6696.141 3141.462 6696.355 3138.902 6695.928 L 3131.222 6702.968 L 3131.222 6707.448 L 3138.902 6708.088 L 3125.462 6712.568 L 3120.982 6720.248 C 3121.835 6721.528 3121.195 6722.595 3119.062 6723.448 L 3109.462 6725.368 L 3109.462 6729.208 L 3121.622 6731.128 L 3127.382 6726.648 L 3129.302 6723.448 L 3122.262 6736.248 L 3117.142 6734.968 C 3114.582 6738.808 3111.809 6741.581 3108.822 6743.288 C 3106.262 6744.995 3101.782 6746.701 3095.382 6748.408 C 3095.809 6749.261 3096.235 6749.901 3096.662 6750.328 C 3097.515 6750.755 3099.009 6751.181 3101.142 6751.608 L 3092.822 6754.808 L 3088.342 6761.848 L 3082.582 6763.768 C 3079.169 6768.461 3077.675 6771.021 3078.102 6771.448 L 3071.702 6772.088 C 3073.409 6775.075 3073.195 6776.781 3071.062 6777.208 L 3063.382 6777.208 L 3053.142 6779.128 L 3053.142 6781.688 C 3053.569 6782.115 3054.635 6781.901 3056.342 6781.048 C 3057.195 6781.475 3058.049 6781.688 3058.902 6781.688 C 3056.342 6782.541 3055.062 6784.888 3055.062 6788.728 L 3048.662 6790.648 C 3047.809 6791.501 3047.169 6792.355 3046.742 6793.208 C 3045.889 6793.208 3044.395 6793.421 3042.262 6793.848 L 3040.982 6797.688 C 3039.275 6798.968 3037.569 6799.821 3035.862 6800.248 C 3034.582 6800.675 3033.515 6800.888 3032.662 6800.888 L 3031.382 6798.328 L 3027.542 6807.288 L 3016.662 6807.288 C 3016.235 6811.128 3012.822 6814.328 3006.422 6816.888 C 3008.129 6818.595 3009.835 6820.088 3011.542 6821.368 C 3008.982 6820.941 3006.635 6820.515 3004.502 6820.088 L 2997.462 6823.928 L 2997.462 6826.488 L 3001.302 6826.488 C 3001.729 6826.488 3001.942 6827.128 3001.942 6828.408 L 2996.822 6829.688 L 2991.702 6834.808 C 2991.275 6835.235 2988.929 6835.448 2984.662 6835.448 C 2983.382 6837.581 2982.742 6839.075 2982.742 6839.928 C 2978.902 6840.781 2975.275 6842.061 2971.862 6843.768 C 2968.875 6845.048 2966.955 6847.181 2966.102 6850.168 L 2963.542 6848.888 C 2959.275 6848.888 2956.075 6851.448 2953.942 6856.568 L 2947.542 6855.928 C 2943.702 6859.768 2933.675 6865.955 2917.462 6874.488 C 2901.675 6883.021 2890.795 6887.501 2884.822 6887.928 C 2879.702 6893.901 2869.889 6899.875 2855.382 6905.848 C 2844.289 6910.541 2832.982 6913.955 2821.462 6916.088 C 2820.182 6915.235 2817.622 6914.808 2813.782 6914.808 C 2803.969 6914.808 2797.355 6914.381 2793.942 6913.528 C 2790.955 6913.101 2784.982 6911.181 2776.022 6907.768 C 2772.182 6903.501 2769.195 6899.235 2767.062 6894.968 C 2764.502 6890.275 2762.795 6885.581 2761.942 6880.888 C 2762.369 6874.488 2768.342 6861.688 2779.862 6842.488 C 2785.409 6833.101 2788.182 6826.275 2788.182 6822.008 C 2788.182 6821.581 2789.462 6820.301 2792.022 6818.168 C 2794.582 6816.035 2795.435 6813.901 2794.582 6811.768 ZM 2881.622 6833.528 L 2881.622 6838.008 L 2886.102 6839.928 L 2898.902 6838.648 L 2904.662 6833.528 L 2909.142 6833.528 C 2910.849 6832.248 2916.182 6829.901 2925.142 6826.488 C 2934.529 6822.648 2940.289 6819.235 2942.422 6816.248 L 2947.542 6816.248 C 2948.395 6816.248 2948.822 6814.541 2948.822 6811.128 C 2955.222 6809.848 2960.982 6807.928 2966.102 6805.368 L 2970.582 6801.528 L 2971.862 6797.688 C 2973.142 6798.115 2976.342 6797.048 2981.462 6794.488 L 2983.382 6795.128 C 2986.369 6790.435 2990.635 6785.955 2996.182 6781.688 C 3000.022 6779.128 3005.569 6775.928 3012.822 6772.088 L 3012.822 6767.608 C 3020.502 6762.915 3028.395 6756.728 3036.502 6749.048 C 3042.475 6743.501 3049.515 6735.821 3057.622 6726.008 C 3063.595 6719.181 3069.142 6712.141 3074.262 6704.888 C 3079.382 6697.208 3084.929 6688.248 3090.902 6678.008 L 3094.102 6678.008 C 3093.675 6674.168 3094.955 6668.408 3097.942 6660.728 C 3100.929 6653.048 3103.915 6647.715 3106.902 6644.728 L 3106.262 6641.528 L 3109.462 6639.608 C 3108.609 6636.621 3108.609 6631.928 3109.462 6625.528 C 3110.742 6619.128 3112.022 6611.875 3113.302 6603.768 C 3113.302 6586.275 3106.902 6572.408 3094.102 6562.168 C 3081.729 6551.501 3066.582 6546.168 3048.662 6546.168 L 3033.942 6548.088 C 3035.649 6549.795 3036.502 6551.501 3036.502 6553.208 C 3033.942 6552.781 3031.809 6555.128 3030.102 6560.248 C 3028.822 6564.941 3028.395 6568.568 3028.822 6571.128 C 3024.555 6574.541 3023.062 6578.808 3024.342 6583.928 L 3019.862 6585.208 L 3018.582 6589.048 C 3018.155 6588.621 3017.302 6588.835 3016.022 6589.688 C 3015.169 6590.115 3015.169 6590.968 3016.022 6592.248 L 3010.902 6601.208 L 3011.542 6605.048 L 3005.142 6607.608 L 3004.502 6613.368 L 2998.102 6614.648 L 2996.822 6619.768 L 3000.022 6624.888 L 2998.742 6626.168 L 2989.142 6627.448 L 2988.502 6630.008 L 2990.422 6633.848 L 2996.822 6632.568 C 2994.689 6633.848 2992.342 6636.195 2989.782 6639.608 C 2987.222 6642.595 2985.729 6645.368 2985.302 6647.928 L 2981.462 6654.328 L 2978.902 6654.328 L 2976.982 6658.168 L 2974.422 6658.168 L 2973.142 6663.288 L 2975.702 6663.928 L 2981.462 6662.008 C 2978.049 6665.848 2974.635 6667.555 2971.222 6667.128 L 2971.222 6674.808 L 2968.662 6674.808 C 2968.235 6674.381 2968.235 6673.741 2968.662 6672.888 C 2969.089 6671.608 2968.449 6670.968 2966.742 6670.968 L 2965.462 6673.528 L 2968.662 6676.728 L 2969.942 6679.928 L 2963.542 6689.528 L 2961.622 6691.448 L 2955.222 6693.368 L 2950.742 6702.968 L 2954.582 6712.568 L 2943.062 6712.568 L 2942.422 6714.488 L 2947.542 6717.048 L 2950.742 6717.048 C 2949.035 6719.181 2946.689 6720.888 2943.702 6722.168 C 2940.715 6723.021 2937.515 6723.661 2934.102 6724.088 L 2932.182 6728.568 L 2933.462 6731.768 L 2936.662 6729.208 L 2941.782 6729.208 L 2941.782 6732.408 C 2940.929 6733.688 2940.075 6734.755 2939.222 6735.608 L 2932.822 6736.248 L 2932.822 6738.808 L 2927.062 6740.088 C 2927.915 6741.795 2928.555 6742.861 2928.982 6743.288 L 2930.262 6744.568 L 2923.862 6747.768 L 2923.222 6745.208 C 2918.102 6749.901 2914.689 6755.448 2912.982 6761.848 L 2907.862 6763.128 L 2907.862 6768.888 C 2913.835 6765.901 2918.315 6764.408 2921.302 6764.408 L 2922.582 6765.688 L 2916.822 6768.248 C 2914.262 6774.221 2910.635 6777.848 2905.942 6779.128 L 2907.222 6781.688 L 2900.182 6786.168 L 2898.902 6791.288 L 2903.382 6791.288 L 2905.942 6788.088 L 2907.222 6790.008 C 2905.515 6792.141 2904.875 6793.848 2905.302 6795.128 L 2899.542 6793.848 C 2893.995 6796.408 2890.582 6799.181 2889.302 6802.168 L 2889.942 6806.008 L 2891.862 6804.088 L 2893.142 6802.808 L 2899.542 6801.528 L 2902.102 6799.608 L 2896.342 6808.568 L 2891.222 6809.208 L 2893.782 6809.848 L 2893.782 6814.328 L 2889.942 6821.368 L 2884.182 6820.088 L 2879.702 6821.368 L 2879.702 6829.688 L 2877.782 6830.968 L 2876.502 6834.808 L 2879.062 6834.808 C 2880.342 6834.381 2881.195 6833.955 2881.622 6833.528 ZM 3160.812 6838.648 L 3160.812 6836.088 L 3164.012 6825.848 C 3163.159 6825.848 3162.305 6825.635 3161.452 6825.208 C 3161.025 6823.075 3161.879 6821.795 3164.012 6821.368 L 3164.012 6816.888 L 3166.572 6816.888 L 3164.652 6807.288 C 3164.652 6803.875 3166.999 6796.621 3171.692 6785.528 C 3175.105 6777.421 3178.732 6769.315 3182.572 6761.208 L 3185.132 6761.208 C 3189.825 6746.701 3203.479 6727.715 3226.092 6704.248 C 3249.132 6680.355 3268.119 6664.995 3283.052 6658.168 C 3302.679 6644.088 3320.172 6632.781 3335.532 6624.248 C 3359.425 6610.595 3378.199 6603.768 3391.852 6603.768 C 3402.945 6603.768 3411.479 6607.395 3417.452 6614.648 C 3423.425 6621.901 3426.412 6631.075 3426.412 6642.168 L 3425.772 6649.208 C 3424.919 6650.915 3424.065 6652.408 3423.212 6653.688 C 3423.212 6654.541 3422.999 6656.461 3422.572 6659.448 C 3421.719 6660.728 3421.079 6661.795 3420.652 6662.648 L 3415.532 6674.168 C 3413.825 6675.021 3412.759 6675.448 3412.332 6675.448 C 3412.332 6676.301 3412.545 6676.941 3412.972 6677.368 L 3405.292 6688.248 L 3402.092 6689.528 L 3400.812 6694.648 C 3399.959 6694.221 3397.825 6695.501 3394.412 6698.488 L 3388.652 6704.248 L 3382.892 6703.608 L 3376.492 6707.448 C 3377.772 6707.875 3379.265 6708.301 3380.972 6708.728 L 3370.732 6716.408 L 3367.532 6714.488 L 3365.612 6715.128 L 3366.252 6719.608 L 3354.092 6722.808 C 3348.119 6729.208 3338.092 6735.181 3324.012 6740.728 C 3319.319 6742.435 3312.492 6744.781 3303.532 6747.768 C 3302.252 6748.621 3300.972 6749.261 3299.692 6749.688 C 3297.985 6749.688 3294.785 6750.755 3290.092 6752.888 C 3285.825 6755.021 3283.479 6756.088 3283.052 6756.088 C 3277.932 6758.648 3271.319 6761.635 3263.212 6765.048 C 3255.105 6768.461 3249.985 6769.741 3247.852 6768.888 L 3242.092 6782.328 C 3242.945 6781.901 3243.799 6782.755 3244.652 6784.888 L 3242.092 6783.608 L 3238.892 6783.608 L 3238.892 6787.448 L 3243.372 6789.368 C 3242.519 6789.368 3241.452 6792.781 3240.172 6799.608 C 3238.892 6806.435 3238.252 6813.261 3238.252 6820.088 C 3238.252 6831.181 3240.812 6840.355 3245.932 6847.608 C 3251.052 6854.435 3258.732 6857.848 3268.972 6857.848 C 3280.065 6857.848 3294.359 6852.301 3311.852 6841.208 C 3325.505 6832.675 3339.159 6823.928 3352.812 6814.968 C 3360.919 6807.715 3369.025 6800.248 3377.132 6792.568 C 3380.545 6790.008 3385.879 6786.595 3393.132 6782.328 L 3395.052 6788.088 C 3392.919 6792.355 3388.012 6797.475 3380.332 6803.448 C 3373.079 6809.421 3368.385 6813.688 3366.252 6816.248 L 3363.692 6816.248 L 3356.012 6822.648 L 3352.812 6825.848 L 3348.332 6832.248 L 3345.772 6832.248 L 3332.972 6845.048 C 3326.999 6851.021 3322.305 6855.288 3318.892 6857.848 L 3277.292 6889.848 C 3275.159 6890.275 3273.665 6890.701 3272.812 6891.128 C 3271.959 6891.555 3272.385 6892.408 3274.092 6893.688 L 3254.252 6905.208 L 3254.252 6902.008 L 3247.852 6905.208 L 3248.492 6907.768 C 3247.212 6908.195 3244.225 6908.408 3239.532 6908.408 L 3236.972 6910.328 L 3231.212 6910.328 L 3228.012 6914.168 C 3226.732 6913.315 3223.959 6912.888 3219.692 6912.888 L 3203.692 6912.888 L 3204.972 6910.328 C 3202.839 6910.755 3200.065 6910.541 3196.652 6909.688 C 3193.665 6908.835 3190.465 6907.768 3187.052 6906.488 L 3187.052 6903.928 L 3191.532 6902.648 L 3189.612 6901.368 L 3181.932 6901.368 C 3178.945 6900.088 3176.599 6897.741 3174.892 6894.328 L 3179.372 6893.048 L 3177.452 6889.848 L 3171.052 6890.488 C 3168.492 6884.515 3167.852 6879.395 3169.132 6875.128 L 3165.932 6875.768 L 3165.932 6873.208 C 3168.492 6873.208 3169.559 6872.355 3169.132 6870.648 L 3163.372 6870.648 C 3165.932 6868.941 3167.212 6866.381 3167.212 6862.968 L 3162.092 6854.008 L 3164.652 6851.448 L 3160.812 6845.688 L 3160.812 6838.648 ZM 3333.612 6717.688 C 3340.865 6711.715 3346.625 6704.675 3350.892 6696.568 C 3355.585 6688.035 3357.932 6679.501 3357.932 6670.968 C 3357.932 6665.848 3356.225 6661.155 3352.812 6656.888 C 3349.399 6652.621 3344.919 6650.488 3339.372 6650.488 C 3336.385 6650.488 3334.252 6651.768 3332.972 6654.328 L 3327.212 6654.328 L 3329.772 6657.528 L 3331.692 6656.248 L 3313.132 6669.688 C 3311.852 6673.528 3308.865 6676.728 3304.172 6679.288 L 3295.852 6685.048 L 3295.852 6687.608 L 3300.972 6687.608 L 3294.572 6688.888 L 3292.012 6690.808 L 3288.172 6694.008 L 3286.252 6697.208 L 3283.692 6697.208 L 3282.412 6699.128 C 3282.412 6699.981 3284.119 6701.048 3287.532 6702.328 L 3283.692 6705.528 C 3282.412 6705.528 3278.999 6707.661 3273.452 6711.928 L 3272.172 6719.608 L 3270.892 6722.808 L 3268.332 6722.808 L 3261.292 6732.408 L 3263.212 6729.848 L 3266.412 6729.848 L 3263.212 6733.048 L 3260.652 6733.688 L 3260.652 6736.248 C 3254.252 6737.101 3250.412 6738.168 3249.132 6739.448 L 3251.052 6741.368 L 3252.972 6740.088 L 3258.732 6740.088 L 3256.812 6743.288 L 3254.252 6743.288 L 3254.252 6748.408 L 3256.172 6749.688 C 3253.185 6749.688 3251.052 6750.968 3249.772 6753.528 C 3260.865 6753.528 3275.799 6749.688 3294.572 6742.008 C 3313.345 6733.901 3326.359 6725.795 3333.612 6717.688 ZM 3400.232 6875.128 L 3397.672 6870.648 L 3404.712 6866.168 C 3404.712 6865.315 3403.432 6864.461 3400.872 6863.608 L 3399.592 6857.848 C 3399.592 6855.715 3400.232 6853.368 3401.512 6850.808 C 3402.365 6847.821 3403.005 6845.688 3403.432 6844.408 L 3400.872 6841.848 L 3405.352 6834.808 L 3405.352 6831.608 L 3409.192 6825.848 L 3408.552 6820.088 C 3409.405 6819.235 3410.259 6817.741 3411.112 6815.608 C 3412.392 6813.475 3413.672 6812.621 3414.952 6813.048 C 3414.952 6807.928 3416.019 6802.595 3418.152 6797.048 L 3422.632 6786.808 C 3426.472 6785.955 3428.392 6783.181 3428.392 6778.488 C 3428.392 6774.221 3434.152 6761.848 3445.672 6741.368 C 3457.192 6720.888 3462.739 6710.435 3462.312 6710.008 C 3465.725 6705.315 3469.139 6699.981 3472.552 6694.008 C 3476.392 6688.035 3479.379 6682.488 3481.512 6677.368 C 3481.939 6676.941 3483.219 6674.595 3485.352 6670.328 C 3487.912 6665.635 3489.619 6663.501 3490.472 6663.928 L 3498.792 6647.928 L 3500.072 6644.088 C 3504.765 6635.555 3508.605 6628.941 3511.592 6624.248 C 3517.139 6615.288 3521.405 6609.741 3524.392 6607.608 L 3536.552 6582.648 C 3538.259 6583.501 3539.112 6583.288 3539.112 6582.008 C 3539.539 6580.301 3539.965 6578.381 3540.392 6576.248 C 3541.245 6574.115 3541.885 6572.621 3542.312 6571.768 C 3544.445 6567.501 3546.792 6563.661 3549.352 6560.248 L 3592.232 6487.288 C 3593.939 6486.008 3595.645 6484.515 3597.352 6482.808 C 3605.885 6480.675 3614.632 6478.328 3623.592 6475.768 L 3628.072 6470.648 L 3626.792 6467.448 L 3630.632 6467.448 L 3629.992 6470.008 L 3633.192 6470.008 L 3656.232 6461.688 L 3660.712 6465.528 C 3659.859 6469.795 3660.285 6474.488 3661.992 6479.608 L 3630.632 6530.168 L 3629.352 6534.648 L 3619.752 6549.368 C 3620.179 6550.221 3620.605 6550.861 3621.032 6551.288 C 3618.045 6552.995 3615.699 6554.488 3613.992 6555.768 L 3617.192 6557.688 C 3615.485 6558.115 3613.992 6558.541 3612.712 6558.968 C 3611.432 6559.395 3610.792 6561.101 3610.792 6564.088 L 3605.672 6567.288 C 3606.099 6568.141 3605.885 6569.635 3605.032 6571.768 C 3604.179 6573.475 3605.032 6574.541 3607.592 6574.968 L 3604.392 6581.368 C 3604.819 6579.235 3603.539 6578.168 3600.552 6578.168 L 3599.912 6581.368 L 3594.152 6585.208 L 3597.992 6584.568 L 3603.112 6587.128 C 3600.979 6588.408 3599.485 6589.261 3598.632 6589.688 C 3594.792 6591.821 3592.445 6592.675 3591.592 6592.248 C 3589.885 6597.368 3587.325 6601.848 3583.912 6605.688 L 3589.672 6603.768 L 3587.112 6606.968 L 3589.032 6607.608 L 3585.192 6612.728 L 3582.632 6610.808 C 3582.205 6611.235 3581.992 6611.661 3581.992 6612.088 C 3583.699 6615.501 3584.339 6617.635 3583.912 6618.488 L 3575.592 6621.688 L 3578.792 6623.608 L 3569.832 6624.888 L 3567.912 6631.288 L 3574.952 6631.288 L 3568.552 6635.128 L 3574.952 6637.048 L 3566.632 6638.328 L 3565.352 6635.768 C 3564.925 6637.475 3564.712 6638.968 3564.712 6640.248 C 3564.712 6641.528 3565.352 6643.661 3566.632 6646.648 L 3555.752 6649.208 L 3557.032 6653.048 L 3555.752 6658.808 C 3557.032 6657.955 3557.885 6657.528 3558.312 6657.528 C 3560.872 6656.248 3562.579 6655.608 3563.432 6655.608 L 3563.432 6660.088 L 3558.952 6660.088 C 3557.245 6661.795 3557.032 6663.715 3558.312 6665.848 L 3544.232 6669.048 L 3544.872 6674.168 L 3540.392 6678.648 L 3549.352 6672.248 L 3553.832 6677.368 L 3553.832 6680.568 L 3551.272 6680.568 L 3534.632 6686.328 C 3532.072 6688.035 3529.512 6689.528 3526.952 6690.808 L 3525.672 6695.288 L 3544.872 6692.088 L 3544.872 6697.208 C 3544.019 6697.208 3542.525 6698.915 3540.392 6702.328 C 3539.112 6703.181 3537.832 6703.821 3536.552 6704.248 L 3530.792 6708.088 L 3535.912 6708.088 L 3529.512 6711.928 L 3526.952 6710.008 C 3523.539 6710.008 3521.832 6711.715 3521.832 6715.128 L 3525.032 6716.408 L 3529.512 6713.848 L 3532.072 6717.048 L 3527.592 6723.448 C 3531.005 6724.728 3532.499 6725.795 3532.072 6726.648 L 3522.472 6726.008 L 3520.552 6722.808 L 3519.272 6726.008 C 3518.845 6727.288 3517.565 6727.928 3515.432 6727.928 C 3513.725 6727.928 3512.872 6729.421 3512.872 6732.408 L 3514.792 6731.768 L 3526.952 6733.048 L 3526.952 6736.248 C 3523.539 6735.821 3519.059 6736.461 3513.512 6738.168 L 3513.512 6744.568 L 3522.472 6747.128 C 3519.485 6748.835 3517.139 6749.688 3515.432 6749.688 C 3512.872 6748.408 3510.525 6747.768 3508.392 6747.768 L 3505.832 6749.688 L 3510.312 6753.528 L 3509.672 6755.448 L 3504.552 6755.448 L 3503.272 6757.368 C 3504.979 6757.795 3506.685 6758.008 3508.392 6758.008 L 3508.392 6761.208 C 3511.379 6760.781 3513.299 6760.995 3514.152 6761.848 L 3515.432 6768.888 L 3510.312 6769.528 L 3503.912 6774.648 L 3502.632 6779.128 L 3505.192 6782.968 L 3508.392 6782.968 L 3504.552 6785.528 L 3498.152 6784.888 L 3494.952 6786.808 L 3500.072 6790.648 L 3505.192 6790.648 L 3492.392 6793.208 L 3492.392 6797.048 L 3500.072 6797.048 L 3500.712 6800.248 C 3498.152 6800.675 3496.445 6800.888 3495.592 6800.888 C 3494.739 6800.888 3492.605 6801.528 3489.192 6802.808 L 3485.352 6801.528 L 3482.152 6802.168 L 3482.152 6809.208 C 3483.432 6810.061 3484.925 6810.061 3486.632 6809.208 C 3488.765 6808.355 3489.832 6807.075 3489.832 6805.368 L 3496.232 6806.648 C 3494.099 6812.621 3492.605 6816.461 3491.752 6818.168 L 3486.632 6820.088 L 3487.912 6825.848 L 3479.592 6830.968 L 3480.872 6832.888 L 3487.272 6832.888 L 3489.832 6830.968 L 3487.912 6836.728 L 3482.792 6839.288 C 3483.219 6842.701 3482.579 6844.408 3480.872 6844.408 L 3485.352 6848.888 C 3497.725 6845.475 3515.645 6835.661 3539.112 6819.448 C 3563.005 6802.808 3587.112 6785.955 3611.432 6768.888 C 3584.125 6795.768 3557.672 6820.301 3532.072 6842.488 C 3494.952 6874.488 3466.152 6895.608 3445.672 6905.848 L 3445.672 6908.408 L 3440.552 6907.128 C 3437.992 6910.115 3433.939 6912.675 3428.392 6914.808 C 3422.845 6916.941 3417.939 6918.008 3413.672 6918.008 C 3414.525 6917.155 3414.312 6916.088 3413.032 6914.808 C 3412.179 6913.955 3411.325 6913.955 3410.472 6914.808 L 3402.152 6909.048 C 3403.005 6908.195 3403.859 6907.981 3404.712 6908.408 C 3405.565 6908.835 3406.845 6909.688 3408.552 6910.968 L 3418.152 6910.968 L 3420.712 6912.888 L 3420.712 6910.328 L 3418.792 6909.688 C 3412.819 6908.408 3408.979 6908.621 3407.272 6910.328 L 3405.352 6904.568 L 3402.792 6904.568 L 3402.792 6898.168 C 3400.232 6898.595 3398.739 6898.381 3398.312 6897.528 C 3399.592 6897.101 3400.659 6896.461 3401.512 6895.608 L 3400.872 6887.928 L 3397.032 6887.928 L 3398.312 6884.728 L 3407.272 6881.528 L 3400.232 6881.528 L 3395.752 6877.688 L 3400.232 6875.128 ZM 3574.562 6838.648 L 3574.562 6836.088 L 3577.762 6825.848 C 3576.909 6825.848 3576.055 6825.635 3575.202 6825.208 C 3574.775 6823.075 3575.629 6821.795 3577.762 6821.368 L 3577.762 6816.888 L 3580.322 6816.888 L 3578.402 6807.288 C 3578.402 6803.875 3580.749 6796.621 3585.442 6785.528 C 3588.855 6777.421 3592.482 6769.315 3596.322 6761.208 L 3598.882 6761.208 C 3603.575 6746.701 3617.229 6727.715 3639.842 6704.248 C 3662.882 6680.355 3681.869 6664.995 3696.802 6658.168 C 3716.429 6644.088 3733.922 6632.781 3749.282 6624.248 C 3773.175 6610.595 3791.949 6603.768 3805.602 6603.768 C 3816.695 6603.768 3825.229 6607.395 3831.202 6614.648 C 3837.175 6621.901 3840.162 6631.075 3840.162 6642.168 L 3839.522 6649.208 C 3838.669 6650.915 3837.815 6652.408 3836.962 6653.688 C 3836.962 6654.541 3836.749 6656.461 3836.322 6659.448 C 3835.469 6660.728 3834.829 6661.795 3834.402 6662.648 L 3829.282 6674.168 C 3827.575 6675.021 3826.509 6675.448 3826.082 6675.448 C 3826.082 6676.301 3826.295 6676.941 3826.722 6677.368 L 3819.042 6688.248 L 3815.842 6689.528 L 3814.562 6694.648 C 3813.709 6694.221 3811.575 6695.501 3808.162 6698.488 L 3802.402 6704.248 L 3796.642 6703.608 L 3790.242 6707.448 C 3791.522 6707.875 3793.015 6708.301 3794.722 6708.728 L 3784.482 6716.408 L 3781.282 6714.488 L 3779.362 6715.128 L 3780.002 6719.608 L 3767.842 6722.808 C 3761.869 6729.208 3751.842 6735.181 3737.762 6740.728 C 3733.069 6742.435 3726.242 6744.781 3717.282 6747.768 C 3716.002 6748.621 3714.722 6749.261 3713.442 6749.688 C 3711.735 6749.688 3708.535 6750.755 3703.842 6752.888 C 3699.575 6755.021 3697.229 6756.088 3696.802 6756.088 C 3691.682 6758.648 3685.069 6761.635 3676.962 6765.048 C 3668.855 6768.461 3663.735 6769.741 3661.602 6768.888 L 3655.842 6782.328 C 3656.695 6781.901 3657.549 6782.755 3658.402 6784.888 L 3655.842 6783.608 L 3652.642 6783.608 L 3652.642 6787.448 L 3657.122 6789.368 C 3656.269 6789.368 3655.202 6792.781 3653.922 6799.608 C 3652.642 6806.435 3652.002 6813.261 3652.002 6820.088 C 3652.002 6831.181 3654.562 6840.355 3659.682 6847.608 C 3664.802 6854.435 3672.482 6857.848 3682.722 6857.848 C 3693.815 6857.848 3708.109 6852.301 3725.602 6841.208 C 3739.255 6832.675 3752.909 6823.928 3766.562 6814.968 C 3774.669 6807.715 3782.775 6800.248 3790.882 6792.568 C 3794.295 6790.008 3799.629 6786.595 3806.882 6782.328 L 3808.802 6788.088 C 3806.669 6792.355 3801.762 6797.475 3794.082 6803.448 C 3786.829 6809.421 3782.135 6813.688 3780.002 6816.248 L 3777.442 6816.248 L 3769.762 6822.648 L 3766.562 6825.848 L 3762.082 6832.248 L 3759.522 6832.248 L 3746.722 6845.048 C 3740.749 6851.021 3736.055 6855.288 3732.642 6857.848 L 3691.042 6889.848 C 3688.909 6890.275 3687.415 6890.701 3686.562 6891.128 C 3685.709 6891.555 3686.135 6892.408 3687.842 6893.688 L 3668.002 6905.208 L 3668.002 6902.008 L 3661.602 6905.208 L 3662.242 6907.768 C 3660.962 6908.195 3657.975 6908.408 3653.282 6908.408 L 3650.722 6910.328 L 3644.962 6910.328 L 3641.762 6914.168 C 3640.482 6913.315 3637.709 6912.888 3633.442 6912.888 L 3617.442 6912.888 L 3618.722 6910.328 C 3616.589 6910.755 3613.815 6910.541 3610.402 6909.688 C 3607.415 6908.835 3604.215 6907.768 3600.802 6906.488 L 3600.802 6903.928 L 3605.282 6902.648 L 3603.362 6901.368 L 3595.682 6901.368 C 3592.695 6900.088 3590.349 6897.741 3588.642 6894.328 L 3593.122 6893.048 L 3591.202 6889.848 L 3584.802 6890.488 C 3582.242 6884.515 3581.602 6879.395 3582.882 6875.128 L 3579.682 6875.768 L 3579.682 6873.208 C 3582.242 6873.208 3583.309 6872.355 3582.882 6870.648 L 3577.122 6870.648 C 3579.682 6868.941 3580.962 6866.381 3580.962 6862.968 L 3575.842 6854.008 L 3578.402 6851.448 L 3574.562 6845.688 L 3574.562 6838.648 ZM 3747.362 6717.688 C 3754.615 6711.715 3760.375 6704.675 3764.642 6696.568 C 3769.335 6688.035 3771.682 6679.501 3771.682 6670.968 C 3771.682 6665.848 3769.975 6661.155 3766.562 6656.888 C 3763.149 6652.621 3758.669 6650.488 3753.122 6650.488 C 3750.135 6650.488 3748.002 6651.768 3746.722 6654.328 L 3740.962 6654.328 L 3743.522 6657.528 L 3745.442 6656.248 L 3726.882 6669.688 C 3725.602 6673.528 3722.615 6676.728 3717.922 6679.288 L 3709.602 6685.048 L 3709.602 6687.608 L 3714.722 6687.608 L 3708.322 6688.888 L 3705.762 6690.808 L 3701.922 6694.008 L 3700.002 6697.208 L 3697.442 6697.208 L 3696.162 6699.128 C 3696.162 6699.981 3697.869 6701.048 3701.282 6702.328 L 3697.442 6705.528 C 3696.162 6705.528 3692.749 6707.661 3687.202 6711.928 L 3685.922 6719.608 L 3684.642 6722.808 L 3682.082 6722.808 L 3675.042 6732.408 L 3676.962 6729.848 L 3680.162 6729.848 L 3676.962 6733.048 L 3674.402 6733.688 L 3674.402 6736.248 C 3668.002 6737.101 3664.162 6738.168 3662.882 6739.448 L 3664.802 6741.368 L 3666.722 6740.088 L 3672.482 6740.088 L 3670.562 6743.288 L 3668.002 6743.288 L 3668.002 6748.408 L 3669.922 6749.688 C 3666.935 6749.688 3664.802 6750.968 3663.522 6753.528 C 3674.615 6753.528 3689.549 6749.688 3708.322 6742.008 C 3727.095 6733.901 3740.109 6725.795 3747.362 6717.688 ZM 3850.462 6830.968 L 3851.742 6822.008 L 3855.582 6820.728 L 3856.222 6814.328 L 3854.942 6813.048 L 3859.422 6808.568 C 3862.408 6805.155 3863.902 6802.381 3863.902 6800.248 C 3863.902 6798.115 3862.408 6797.048 3859.422 6797.048 L 3861.342 6795.768 C 3863.475 6794.488 3864.542 6792.781 3864.542 6790.648 C 3864.542 6786.381 3865.608 6782.755 3867.742 6779.768 C 3870.302 6776.781 3872.222 6775.928 3873.502 6777.208 L 3872.862 6772.088 L 3874.142 6765.688 L 3876.702 6765.688 L 3875.422 6759.928 L 3878.622 6758.008 L 3877.342 6756.728 L 3881.822 6755.448 L 3880.542 6749.688 L 3886.302 6745.848 L 3883.742 6740.728 C 3884.168 6739.448 3884.808 6738.381 3885.662 6737.528 C 3886.515 6736.248 3887.582 6736.035 3888.862 6736.888 L 3888.862 6727.928 C 3890.995 6726.648 3892.062 6725.581 3892.062 6724.728 C 3892.488 6723.448 3893.555 6722.808 3895.262 6722.808 L 3897.182 6722.168 C 3895.475 6717.048 3897.182 6711.928 3902.302 6706.808 C 3901.448 6705.528 3901.448 6704.888 3902.302 6704.888 C 3903.155 6704.461 3904.222 6704.035 3905.502 6703.608 L 3905.502 6697.208 C 3907.208 6698.915 3908.488 6698.915 3909.342 6697.208 C 3910.622 6695.075 3911.262 6691.235 3911.262 6685.688 L 3917.022 6684.408 L 3919.582 6679.288 L 3918.302 6671.608 L 3913.182 6671.608 C 3908.488 6671.608 3897.608 6674.381 3880.542 6679.928 C 3871.155 6682.915 3864.115 6684.408 3859.422 6684.408 L 3852.382 6683.128 L 3879.262 6643.448 L 3885.022 6640.248 C 3889.288 6630.435 3899.955 6623.181 3917.022 6618.488 C 3937.075 6615.075 3950.088 6612.728 3956.062 6611.448 C 3964.168 6602.915 3973.555 6590.968 3984.222 6575.608 C 3993.182 6562.808 4002.142 6549.795 4011.102 6536.568 C 4021.342 6523.768 4029.662 6514.381 4036.062 6508.408 C 4047.582 6497.315 4058.035 6490.701 4067.422 6488.568 C 4069.555 6485.581 4073.182 6482.808 4078.302 6480.248 C 4083.848 6477.688 4088.755 6475.768 4093.022 6474.488 L 4098.142 6482.808 C 4097.288 6486.648 4095.155 6491.981 4091.742 6498.808 L 4087.262 6506.488 L 4079.582 6510.968 C 4078.728 6517.795 4075.528 6525.261 4069.982 6533.368 C 4064.435 6541.475 4060.808 6547.875 4059.102 6552.568 L 4053.982 6554.488 L 4056.542 6560.888 C 4053.128 6560.888 4051.422 6561.315 4051.422 6562.168 L 4051.422 6567.928 L 4046.942 6572.408 L 4043.742 6572.408 L 4035.422 6592.248 L 4029.022 6592.248 C 4030.728 6595.661 4030.942 6598.861 4029.662 6601.848 L 4074.462 6600.568 C 4081.288 6600.568 4088.115 6600.781 4094.942 6601.208 C 4101.768 6601.208 4108.808 6602.275 4116.062 6604.408 C 4113.075 6611.661 4109.875 6617.635 4106.462 6622.328 L 4101.342 6622.968 L 4098.142 6630.008 L 4090.462 6632.568 L 4085.342 6640.248 C 4081.502 6645.368 4076.808 6649.635 4071.262 6653.048 C 4066.142 6656.461 4059.955 6659.448 4052.702 6662.008 L 4038.622 6660.088 L 4016.862 6662.008 C 4016.008 6660.728 4011.955 6661.155 4004.702 6663.288 C 3997.875 6664.995 3993.822 6665.635 3992.542 6665.208 C 3991.262 6664.781 3990.195 6665.421 3989.342 6667.128 C 3988.915 6668.408 3988.062 6668.835 3986.782 6668.408 C 3983.368 6675.661 3981.022 6680.995 3979.742 6684.408 C 3975.048 6695.075 3972.275 6702.328 3971.422 6706.168 L 3968.222 6712.568 C 3960.968 6723.235 3955.848 6731.768 3952.862 6738.168 C 3950.302 6744.568 3948.382 6751.395 3947.102 6758.648 C 3945.822 6758.221 3944.755 6758.861 3943.902 6760.568 C 3943.475 6761.848 3943.688 6763.128 3944.542 6764.408 L 3941.982 6771.448 L 3936.222 6773.368 C 3937.502 6775.075 3938.995 6776.568 3940.702 6777.848 C 3937.288 6784.248 3935.368 6787.875 3934.942 6788.728 C 3933.235 6792.995 3932.382 6797.048 3932.382 6800.888 L 3930.462 6802.808 L 3931.102 6807.288 C 3929.822 6811.128 3928.968 6814.115 3928.542 6816.248 C 3926.408 6823.928 3925.342 6828.408 3925.342 6829.688 C 3925.342 6836.515 3926.408 6841.848 3928.542 6845.688 C 3930.675 6849.528 3934.728 6851.448 3940.702 6851.448 C 3955.635 6851.448 3978.675 6839.288 4009.822 6814.968 C 4036.275 6794.061 4053.342 6778.061 4061.022 6766.968 L 4065.502 6766.968 L 4052.702 6783.608 C 4047.582 6790.861 4038.835 6800.888 4026.462 6813.688 C 4012.382 6828.195 4002.782 6838.221 3997.662 6843.768 C 3992.968 6849.315 3987.635 6855.075 3981.662 6861.048 C 3976.115 6867.021 3970.355 6872.141 3964.382 6876.408 L 3962.462 6877.688 C 3958.195 6882.808 3953.075 6887.715 3947.102 6892.408 C 3937.288 6900.515 3931.742 6905.208 3930.462 6906.488 L 3928.542 6903.928 C 3926.408 6903.928 3923.208 6905.848 3918.942 6909.688 C 3916.382 6912.248 3914.462 6913.741 3913.182 6914.168 L 3914.462 6916.088 C 3909.342 6916.941 3905.288 6919.501 3902.302 6923.768 L 3885.662 6926.328 C 3873.288 6926.328 3863.475 6920.141 3856.222 6907.768 C 3848.968 6895.395 3845.342 6882.595 3845.342 6869.368 L 3845.342 6852.728 C 3845.768 6847.181 3847.048 6841.421 3849.182 6835.448 L 3850.462 6830.968 ZM 4044.562 6838.648 L 4044.562 6836.088 L 4047.762 6825.848 C 4046.909 6825.848 4046.055 6825.635 4045.202 6825.208 C 4044.775 6823.075 4045.629 6821.795 4047.762 6821.368 L 4047.762 6816.888 L 4050.322 6816.888 L 4048.402 6807.288 C 4048.402 6803.875 4050.749 6796.621 4055.442 6785.528 C 4058.855 6777.421 4062.482 6769.315 4066.322 6761.208 L 4068.882 6761.208 C 4073.575 6746.701 4087.229 6727.715 4109.842 6704.248 C 4132.882 6680.355 4151.869 6664.995 4166.802 6658.168 C 4186.429 6644.088 4203.922 6632.781 4219.282 6624.248 C 4243.175 6610.595 4261.949 6603.768 4275.602 6603.768 C 4286.695 6603.768 4295.229 6607.395 4301.202 6614.648 C 4307.175 6621.901 4310.162 6631.075 4310.162 6642.168 L 4309.522 6649.208 C 4308.669 6650.915 4307.815 6652.408 4306.962 6653.688 C 4306.962 6654.541 4306.749 6656.461 4306.322 6659.448 C 4305.469 6660.728 4304.829 6661.795 4304.402 6662.648 L 4299.282 6674.168 C 4297.575 6675.021 4296.509 6675.448 4296.082 6675.448 C 4296.082 6676.301 4296.295 6676.941 4296.722 6677.368 L 4289.042 6688.248 L 4285.842 6689.528 L 4284.562 6694.648 C 4283.709 6694.221 4281.575 6695.501 4278.162 6698.488 L 4272.402 6704.248 L 4266.642 6703.608 L 4260.242 6707.448 C 4261.522 6707.875 4263.015 6708.301 4264.722 6708.728 L 4254.482 6716.408 L 4251.282 6714.488 L 4249.362 6715.128 L 4250.002 6719.608 L 4237.842 6722.808 C 4231.869 6729.208 4221.842 6735.181 4207.762 6740.728 C 4203.069 6742.435 4196.242 6744.781 4187.282 6747.768 C 4186.002 6748.621 4184.722 6749.261 4183.442 6749.688 C 4181.735 6749.688 4178.535 6750.755 4173.842 6752.888 C 4169.575 6755.021 4167.229 6756.088 4166.802 6756.088 C 4161.682 6758.648 4155.069 6761.635 4146.962 6765.048 C 4138.855 6768.461 4133.735 6769.741 4131.602 6768.888 L 4125.842 6782.328 C 4126.695 6781.901 4127.549 6782.755 4128.402 6784.888 L 4125.842 6783.608 L 4122.642 6783.608 L 4122.642 6787.448 L 4127.122 6789.368 C 4126.269 6789.368 4125.202 6792.781 4123.922 6799.608 C 4122.642 6806.435 4122.002 6813.261 4122.002 6820.088 C 4122.002 6831.181 4124.562 6840.355 4129.682 6847.608 C 4134.802 6854.435 4142.482 6857.848 4152.722 6857.848 C 4163.815 6857.848 4178.109 6852.301 4195.602 6841.208 C 4209.255 6832.675 4222.909 6823.928 4236.562 6814.968 C 4244.669 6807.715 4252.775 6800.248 4260.882 6792.568 C 4264.295 6790.008 4269.629 6786.595 4276.882 6782.328 L 4278.802 6788.088 C 4276.669 6792.355 4271.762 6797.475 4264.082 6803.448 C 4256.829 6809.421 4252.135 6813.688 4250.002 6816.248 L 4247.442 6816.248 L 4239.762 6822.648 L 4236.562 6825.848 L 4232.082 6832.248 L 4229.522 6832.248 L 4216.722 6845.048 C 4210.749 6851.021 4206.055 6855.288 4202.642 6857.848 L 4161.042 6889.848 C 4158.909 6890.275 4157.415 6890.701 4156.562 6891.128 C 4155.709 6891.555 4156.135 6892.408 4157.842 6893.688 L 4138.002 6905.208 L 4138.002 6902.008 L 4131.602 6905.208 L 4132.242 6907.768 C 4130.962 6908.195 4127.975 6908.408 4123.282 6908.408 L 4120.722 6910.328 L 4114.962 6910.328 L 4111.762 6914.168 C 4110.482 6913.315 4107.709 6912.888 4103.442 6912.888 L 4087.442 6912.888 L 4088.722 6910.328 C 4086.589 6910.755 4083.815 6910.541 4080.402 6909.688 C 4077.415 6908.835 4074.215 6907.768 4070.802 6906.488 L 4070.802 6903.928 L 4075.282 6902.648 L 4073.362 6901.368 L 4065.682 6901.368 C 4062.695 6900.088 4060.349 6897.741 4058.642 6894.328 L 4063.122 6893.048 L 4061.202 6889.848 L 4054.802 6890.488 C 4052.242 6884.515 4051.602 6879.395 4052.882 6875.128 L 4049.682 6875.768 L 4049.682 6873.208 C 4052.242 6873.208 4053.309 6872.355 4052.882 6870.648 L 4047.122 6870.648 C 4049.682 6868.941 4050.962 6866.381 4050.962 6862.968 L 4045.842 6854.008 L 4048.402 6851.448 L 4044.562 6845.688 L 4044.562 6838.648 ZM 4217.362 6717.688 C 4224.615 6711.715 4230.375 6704.675 4234.642 6696.568 C 4239.335 6688.035 4241.682 6679.501 4241.682 6670.968 C 4241.682 6665.848 4239.975 6661.155 4236.562 6656.888 C 4233.149 6652.621 4228.669 6650.488 4223.122 6650.488 C 4220.135 6650.488 4218.002 6651.768 4216.722 6654.328 L 4210.962 6654.328 L 4213.522 6657.528 L 4215.442 6656.248 L 4196.882 6669.688 C 4195.602 6673.528 4192.615 6676.728 4187.922 6679.288 L 4179.602 6685.048 L 4179.602 6687.608 L 4184.722 6687.608 L 4178.322 6688.888 L 4175.762 6690.808 L 4171.922 6694.008 L 4170.002 6697.208 L 4167.442 6697.208 L 4166.162 6699.128 C 4166.162 6699.981 4167.869 6701.048 4171.282 6702.328 L 4167.442 6705.528 C 4166.162 6705.528 4162.749 6707.661 4157.202 6711.928 L 4155.922 6719.608 L 4154.642 6722.808 L 4152.082 6722.808 L 4145.042 6732.408 L 4146.962 6729.848 L 4150.162 6729.848 L 4146.962 6733.048 L 4144.402 6733.688 L 4144.402 6736.248 C 4138.002 6737.101 4134.162 6738.168 4132.882 6739.448 L 4134.802 6741.368 L 4136.722 6740.088 L 4142.482 6740.088 L 4140.562 6743.288 L 4138.002 6743.288 L 4138.002 6748.408 L 4139.922 6749.688 C 4136.935 6749.688 4134.802 6750.968 4133.522 6753.528 C 4144.615 6753.528 4159.549 6749.688 4178.322 6742.008 C 4197.095 6733.901 4210.109 6725.795 4217.362 6717.688 ZM 4516.542 6837.368 L 4513.982 6835.448 C 4515.262 6821.368 4517.822 6808.995 4521.662 6798.328 C 4525.502 6787.235 4535.315 6766.968 4551.102 6737.528 C 4567.315 6711.075 4594.835 6681.421 4633.662 6648.568 C 4676.755 6612.301 4709.822 6594.168 4732.862 6594.168 L 4740.542 6595.448 L 4741.182 6597.368 C 4756.115 6598.648 4766.569 6606.115 4772.542 6619.768 L 4779.582 6637.048 L 4782.142 6637.048 L 4778.302 6649.208 C 4778.302 6650.488 4779.369 6651.981 4781.502 6653.688 C 4781.929 6654.115 4782.569 6654.541 4783.422 6654.968 L 4784.702 6661.368 L 4796.222 6662.008 C 4794.089 6667.555 4786.835 6682.275 4774.462 6706.168 C 4762.515 6729.635 4754.835 6744.568 4751.422 6750.968 L 4748.222 6750.328 L 4750.782 6755.448 L 4743.102 6779.768 L 4740.542 6780.408 L 4736.062 6798.968 L 4733.502 6798.968 C 4735.209 6804.088 4735.209 6808.355 4733.502 6811.768 L 4731.582 6840.568 C 4731.582 6845.261 4734.355 6848.461 4739.902 6850.168 C 4745.449 6848.888 4753.769 6843.768 4764.862 6834.808 C 4776.382 6825.421 4793.022 6810.275 4814.782 6789.368 C 4813.502 6790.221 4813.289 6791.501 4814.142 6793.208 C 4815.422 6794.915 4816.489 6795.128 4817.342 6793.848 C 4806.675 6806.221 4796.222 6818.595 4785.982 6830.968 L 4784.062 6834.808 C 4775.955 6840.781 4768.275 6846.968 4761.022 6853.368 C 4751.635 6861.475 4744.595 6868.728 4739.902 6875.128 L 4736.702 6875.128 L 4733.502 6881.528 L 4728.382 6882.808 C 4726.249 6886.221 4722.835 6889.421 4718.142 6892.408 L 4716.222 6893.688 C 4712.382 6897.528 4706.622 6900.728 4698.942 6903.288 C 4691.689 6905.848 4684.009 6907.981 4675.902 6909.688 C 4668.649 6906.701 4663.955 6900.728 4661.822 6891.768 C 4659.689 6882.381 4658.622 6870.861 4658.622 6857.208 L 4658.622 6839.928 L 4652.862 6846.968 L 4643.902 6853.368 L 4643.262 6857.208 C 4639.422 6861.048 4636.649 6864.888 4634.942 6868.728 L 4632.382 6865.528 L 4627.902 6871.288 L 4623.422 6871.928 L 4618.942 6880.248 C 4616.382 6881.528 4613.822 6883.235 4611.262 6885.368 C 4609.129 6887.075 4606.569 6889.208 4603.582 6891.768 L 4589.502 6899.448 L 4589.502 6904.568 C 4586.942 6906.275 4581.395 6909.048 4572.862 6912.888 C 4568.169 6915.021 4564.755 6916.728 4562.622 6918.008 C 4561.769 6917.581 4558.569 6918.008 4553.022 6919.288 C 4552.169 6919.288 4550.675 6919.715 4548.542 6920.568 C 4540.862 6920.568 4534.249 6917.581 4528.702 6911.608 C 4523.155 6905.635 4519.102 6898.381 4516.542 6889.848 C 4518.675 6889.848 4519.742 6888.355 4519.742 6885.368 C 4518.462 6883.661 4517.609 6882.595 4517.182 6882.168 C 4515.475 6879.608 4514.195 6878.541 4513.342 6878.968 L 4512.062 6871.288 L 4515.262 6866.808 L 4515.262 6855.288 C 4513.555 6855.715 4512.489 6855.501 4512.062 6854.648 C 4511.635 6853.795 4511.422 6852.088 4511.422 6849.528 C 4511.849 6844.835 4512.062 6842.061 4512.062 6841.208 L 4516.542 6837.368 ZM 4590.782 6836.088 C 4590.782 6837.795 4592.062 6841.635 4594.622 6847.608 C 4597.609 6853.581 4599.955 6857.848 4601.662 6860.408 C 4611.475 6860.408 4625.342 6853.155 4643.262 6838.648 L 4665.022 6820.728 C 4665.449 6819.448 4667.369 6812.408 4670.782 6799.608 C 4674.195 6786.381 4677.609 6777.848 4681.022 6774.008 C 4681.022 6768.461 4685.289 6756.728 4693.822 6738.808 C 4702.782 6720.888 4707.262 6704.461 4707.262 6689.528 C 4707.262 6677.581 4704.702 6667.341 4699.582 6658.808 C 4694.462 6650.275 4686.355 6645.155 4675.262 6643.448 C 4671.849 6646.008 4668.435 6648.781 4665.022 6651.768 C 4662.035 6654.328 4659.902 6657.315 4658.622 6660.728 C 4649.662 6670.968 4640.915 6680.995 4632.382 6690.808 L 4630.462 6696.568 C 4628.329 6698.275 4626.409 6701.261 4624.702 6705.528 C 4623.422 6709.368 4622.355 6713.208 4621.502 6717.048 C 4619.795 6719.181 4617.022 6724.941 4613.182 6734.328 C 4605.075 6753.955 4600.809 6765.475 4600.382 6768.888 L 4596.542 6770.168 L 4597.822 6772.728 L 4592.702 6791.928 L 4590.142 6795.768 L 4591.422 6797.048 L 4594.622 6797.048 C 4593.342 6800.035 4591.635 6801.955 4589.502 6802.808 L 4592.062 6822.008 L 4589.502 6824.568 L 4590.142 6828.408 L 4590.782 6836.088 ZM 4801.482 6875.128 L 4798.922 6870.648 L 4805.962 6866.168 C 4805.962 6865.315 4804.682 6864.461 4802.122 6863.608 L 4800.842 6857.848 C 4800.842 6855.715 4801.482 6853.368 4802.762 6850.808 C 4803.615 6847.821 4804.255 6845.688 4804.682 6844.408 L 4802.122 6841.848 L 4806.602 6834.808 L 4806.602 6831.608 L 4810.442 6825.848 L 4809.802 6820.088 C 4810.655 6819.235 4811.509 6817.741 4812.362 6815.608 C 4813.642 6813.475 4814.922 6812.621 4816.202 6813.048 C 4816.202 6807.928 4817.269 6802.595 4819.402 6797.048 L 4823.882 6786.808 C 4827.722 6785.955 4829.642 6783.181 4829.642 6778.488 C 4829.642 6774.221 4835.402 6761.848 4846.922 6741.368 C 4858.442 6720.888 4863.989 6710.435 4863.562 6710.008 C 4866.975 6705.315 4870.389 6699.981 4873.802 6694.008 C 4877.642 6688.035 4880.629 6682.488 4882.762 6677.368 C 4883.189 6676.941 4884.469 6674.595 4886.602 6670.328 C 4889.162 6665.635 4890.869 6663.501 4891.722 6663.928 L 4900.042 6647.928 L 4901.322 6644.088 C 4906.015 6635.555 4909.855 6628.941 4912.842 6624.248 C 4918.389 6615.288 4922.655 6609.741 4925.642 6607.608 L 4937.802 6582.648 C 4939.509 6583.501 4940.362 6583.288 4940.362 6582.008 C 4940.789 6580.301 4941.215 6578.381 4941.642 6576.248 C 4942.495 6574.115 4943.135 6572.621 4943.562 6571.768 C 4945.695 6567.501 4948.042 6563.661 4950.602 6560.248 L 4993.482 6487.288 C 4995.189 6486.008 4996.895 6484.515 4998.602 6482.808 C 5007.135 6480.675 5015.882 6478.328 5024.842 6475.768 L 5029.322 6470.648 L 5028.042 6467.448 L 5031.882 6467.448 L 5031.242 6470.008 L 5034.442 6470.008 L 5057.482 6461.688 L 5061.962 6465.528 C 5061.109 6469.795 5061.535 6474.488 5063.242 6479.608 L 5031.882 6530.168 L 5030.602 6534.648 L 5021.002 6549.368 C 5021.429 6550.221 5021.855 6550.861 5022.282 6551.288 C 5019.295 6552.995 5016.949 6554.488 5015.242 6555.768 L 5018.442 6557.688 C 5016.735 6558.115 5015.242 6558.541 5013.962 6558.968 C 5012.682 6559.395 5012.042 6561.101 5012.042 6564.088 L 5006.922 6567.288 C 5007.349 6568.141 5007.135 6569.635 5006.282 6571.768 C 5005.429 6573.475 5006.282 6574.541 5008.842 6574.968 L 5005.642 6581.368 C 5006.069 6579.235 5004.789 6578.168 5001.802 6578.168 L 5001.162 6581.368 L 4995.402 6585.208 L 4999.242 6584.568 L 5004.362 6587.128 C 5002.229 6588.408 5000.735 6589.261 4999.882 6589.688 C 4996.042 6591.821 4993.695 6592.675 4992.842 6592.248 C 4991.135 6597.368 4988.575 6601.848 4985.162 6605.688 L 4990.922 6603.768 L 4988.362 6606.968 L 4990.282 6607.608 L 4986.442 6612.728 L 4983.882 6610.808 C 4983.455 6611.235 4983.242 6611.661 4983.242 6612.088 C 4984.949 6615.501 4985.589 6617.635 4985.162 6618.488 L 4976.842 6621.688 L 4980.042 6623.608 L 4971.082 6624.888 L 4969.162 6631.288 L 4976.202 6631.288 L 4969.802 6635.128 L 4976.202 6637.048 L 4967.882 6638.328 L 4966.602 6635.768 C 4966.175 6637.475 4965.962 6638.968 4965.962 6640.248 C 4965.962 6641.528 4966.602 6643.661 4967.882 6646.648 L 4957.002 6649.208 L 4958.282 6653.048 L 4957.002 6658.808 C 4958.282 6657.955 4959.135 6657.528 4959.562 6657.528 C 4962.122 6656.248 4963.829 6655.608 4964.682 6655.608 L 4964.682 6660.088 L 4960.202 6660.088 C 4958.495 6661.795 4958.282 6663.715 4959.562 6665.848 L 4945.482 6669.048 L 4946.122 6674.168 L 4941.642 6678.648 L 4950.602 6672.248 L 4955.082 6677.368 L 4955.082 6680.568 L 4952.522 6680.568 L 4935.882 6686.328 C 4933.322 6688.035 4930.762 6689.528 4928.202 6690.808 L 4926.922 6695.288 L 4946.122 6692.088 L 4946.122 6697.208 C 4945.269 6697.208 4943.775 6698.915 4941.642 6702.328 C 4940.362 6703.181 4939.082 6703.821 4937.802 6704.248 L 4932.042 6708.088 L 4937.162 6708.088 L 4930.762 6711.928 L 4928.202 6710.008 C 4924.789 6710.008 4923.082 6711.715 4923.082 6715.128 L 4926.282 6716.408 L 4930.762 6713.848 L 4933.322 6717.048 L 4928.842 6723.448 C 4932.255 6724.728 4933.749 6725.795 4933.322 6726.648 L 4923.722 6726.008 L 4921.802 6722.808 L 4920.522 6726.008 C 4920.095 6727.288 4918.815 6727.928 4916.682 6727.928 C 4914.975 6727.928 4914.122 6729.421 4914.122 6732.408 L 4916.042 6731.768 L 4928.202 6733.048 L 4928.202 6736.248 C 4924.789 6735.821 4920.309 6736.461 4914.762 6738.168 L 4914.762 6744.568 L 4923.722 6747.128 C 4920.735 6748.835 4918.389 6749.688 4916.682 6749.688 C 4914.122 6748.408 4911.775 6747.768 4909.642 6747.768 L 4907.082 6749.688 L 4911.562 6753.528 L 4910.922 6755.448 L 4905.802 6755.448 L 4904.522 6757.368 C 4906.229 6757.795 4907.935 6758.008 4909.642 6758.008 L 4909.642 6761.208 C 4912.629 6760.781 4914.549 6760.995 4915.402 6761.848 L 4916.682 6768.888 L 4911.562 6769.528 L 4905.162 6774.648 L 4903.882 6779.128 L 4906.442 6782.968 L 4909.642 6782.968 L 4905.802 6785.528 L 4899.402 6784.888 L 4896.202 6786.808 L 4901.322 6790.648 L 4906.442 6790.648 L 4893.642 6793.208 L 4893.642 6797.048 L 4901.322 6797.048 L 4901.962 6800.248 C 4899.402 6800.675 4897.695 6800.888 4896.842 6800.888 C 4895.989 6800.888 4893.855 6801.528 4890.442 6802.808 L 4886.602 6801.528 L 4883.402 6802.168 L 4883.402 6809.208 C 4884.682 6810.061 4886.175 6810.061 4887.882 6809.208 C 4890.015 6808.355 4891.082 6807.075 4891.082 6805.368 L 4897.482 6806.648 C 4895.349 6812.621 4893.855 6816.461 4893.002 6818.168 L 4887.882 6820.088 L 4889.162 6825.848 L 4880.842 6830.968 L 4882.122 6832.888 L 4888.522 6832.888 L 4891.082 6830.968 L 4889.162 6836.728 L 4884.042 6839.288 C 4884.469 6842.701 4883.829 6844.408 4882.122 6844.408 L 4886.602 6848.888 C 4898.975 6845.475 4916.895 6835.661 4940.362 6819.448 C 4964.255 6802.808 4988.362 6785.955 5012.682 6768.888 C 4985.375 6795.768 4958.922 6820.301 4933.322 6842.488 C 4896.202 6874.488 4867.402 6895.608 4846.922 6905.848 L 4846.922 6908.408 L 4841.802 6907.128 C 4839.242 6910.115 4835.189 6912.675 4829.642 6914.808 C 4824.095 6916.941 4819.189 6918.008 4814.922 6918.008 C 4815.775 6917.155 4815.562 6916.088 4814.282 6914.808 C 4813.429 6913.955 4812.575 6913.955 4811.722 6914.808 L 4803.402 6909.048 C 4804.255 6908.195 4805.109 6907.981 4805.962 6908.408 C 4806.815 6908.835 4808.095 6909.688 4809.802 6910.968 L 4819.402 6910.968 L 4821.962 6912.888 L 4821.962 6910.328 L 4820.042 6909.688 C 4814.069 6908.408 4810.229 6908.621 4808.522 6910.328 L 4806.602 6904.568 L 4804.042 6904.568 L 4804.042 6898.168 C 4801.482 6898.595 4799.989 6898.381 4799.562 6897.528 C 4800.842 6897.101 4801.909 6896.461 4802.762 6895.608 L 4802.122 6887.928 L 4798.282 6887.928 L 4799.562 6884.728 L 4808.522 6881.528 L 4801.482 6881.528 L 4797.002 6877.688 L 4801.482 6875.128 ZM 4977.732 6875.128 L 4975.172 6870.648 L 4982.212 6866.168 C 4982.212 6865.315 4980.932 6864.461 4978.372 6863.608 L 4977.092 6857.848 C 4977.092 6855.715 4977.732 6853.368 4979.012 6850.808 C 4979.865 6847.821 4980.505 6845.688 4980.932 6844.408 L 4978.372 6841.848 L 4982.852 6834.808 L 4982.852 6831.608 L 4986.692 6825.848 L 4986.052 6820.088 C 4986.905 6819.235 4987.758 6817.741 4988.612 6815.608 C 4989.892 6813.475 4991.172 6812.621 4992.452 6813.048 C 4992.452 6807.928 4993.518 6802.595 4995.652 6797.048 L 5000.132 6786.808 C 5003.972 6785.955 5005.892 6783.181 5005.892 6778.488 C 5005.892 6774.221 5011.652 6761.848 5023.172 6741.368 C 5034.692 6720.888 5040.238 6710.435 5039.812 6710.008 C 5043.225 6705.315 5046.638 6699.981 5050.052 6694.008 C 5053.892 6688.035 5056.878 6682.488 5059.012 6677.368 C 5059.438 6676.941 5060.718 6674.595 5062.852 6670.328 C 5065.412 6665.635 5067.118 6663.501 5067.972 6663.928 L 5076.292 6647.928 L 5077.572 6644.088 C 5082.265 6635.555 5086.105 6628.941 5089.092 6624.248 C 5094.638 6615.288 5098.905 6609.741 5101.892 6607.608 L 5114.052 6582.648 C 5115.758 6583.501 5116.612 6583.288 5116.612 6582.008 C 5117.038 6580.301 5117.465 6578.381 5117.892 6576.248 C 5118.745 6574.115 5119.385 6572.621 5119.812 6571.768 C 5121.945 6567.501 5124.292 6563.661 5126.852 6560.248 L 5169.732 6487.288 C 5171.438 6486.008 5173.145 6484.515 5174.852 6482.808 C 5183.385 6480.675 5192.132 6478.328 5201.092 6475.768 L 5205.572 6470.648 L 5204.292 6467.448 L 5208.132 6467.448 L 5207.492 6470.008 L 5210.692 6470.008 L 5233.732 6461.688 L 5238.212 6465.528 C 5237.358 6469.795 5237.785 6474.488 5239.492 6479.608 L 5208.132 6530.168 L 5206.852 6534.648 L 5197.252 6549.368 C 5197.678 6550.221 5198.105 6550.861 5198.532 6551.288 C 5195.545 6552.995 5193.198 6554.488 5191.492 6555.768 L 5194.692 6557.688 C 5192.985 6558.115 5191.492 6558.541 5190.212 6558.968 C 5188.932 6559.395 5188.292 6561.101 5188.292 6564.088 L 5183.172 6567.288 C 5183.598 6568.141 5183.385 6569.635 5182.532 6571.768 C 5181.678 6573.475 5182.532 6574.541 5185.092 6574.968 L 5181.892 6581.368 C 5182.318 6579.235 5181.038 6578.168 5178.052 6578.168 L 5177.412 6581.368 L 5171.652 6585.208 L 5175.492 6584.568 L 5180.612 6587.128 C 5178.478 6588.408 5176.985 6589.261 5176.132 6589.688 C 5172.292 6591.821 5169.945 6592.675 5169.092 6592.248 C 5167.385 6597.368 5164.825 6601.848 5161.412 6605.688 L 5167.172 6603.768 L 5164.612 6606.968 L 5166.532 6607.608 L 5162.692 6612.728 L 5160.132 6610.808 C 5159.705 6611.235 5159.492 6611.661 5159.492 6612.088 C 5161.198 6615.501 5161.838 6617.635 5161.412 6618.488 L 5153.092 6621.688 L 5156.292 6623.608 L 5147.332 6624.888 L 5145.412 6631.288 L 5152.452 6631.288 L 5146.052 6635.128 L 5152.452 6637.048 L 5144.132 6638.328 L 5142.852 6635.768 C 5142.425 6637.475 5142.212 6638.968 5142.212 6640.248 C 5142.212 6641.528 5142.852 6643.661 5144.132 6646.648 L 5133.252 6649.208 L 5134.532 6653.048 L 5133.252 6658.808 C 5134.532 6657.955 5135.385 6657.528 5135.812 6657.528 C 5138.372 6656.248 5140.078 6655.608 5140.932 6655.608 L 5140.932 6660.088 L 5136.452 6660.088 C 5134.745 6661.795 5134.532 6663.715 5135.812 6665.848 L 5121.732 6669.048 L 5122.372 6674.168 L 5117.892 6678.648 L 5126.852 6672.248 L 5131.332 6677.368 L 5131.332 6680.568 L 5128.772 6680.568 L 5112.132 6686.328 C 5109.572 6688.035 5107.012 6689.528 5104.452 6690.808 L 5103.172 6695.288 L 5122.372 6692.088 L 5122.372 6697.208 C 5121.518 6697.208 5120.025 6698.915 5117.892 6702.328 C 5116.612 6703.181 5115.332 6703.821 5114.052 6704.248 L 5108.292 6708.088 L 5113.412 6708.088 L 5107.012 6711.928 L 5104.452 6710.008 C 5101.038 6710.008 5099.332 6711.715 5099.332 6715.128 L 5102.532 6716.408 L 5107.012 6713.848 L 5109.572 6717.048 L 5105.092 6723.448 C 5108.505 6724.728 5109.998 6725.795 5109.572 6726.648 L 5099.972 6726.008 L 5098.052 6722.808 L 5096.772 6726.008 C 5096.345 6727.288 5095.065 6727.928 5092.932 6727.928 C 5091.225 6727.928 5090.372 6729.421 5090.372 6732.408 L 5092.292 6731.768 L 5104.452 6733.048 L 5104.452 6736.248 C 5101.038 6735.821 5096.558 6736.461 5091.012 6738.168 L 5091.012 6744.568 L 5099.972 6747.128 C 5096.985 6748.835 5094.638 6749.688 5092.932 6749.688 C 5090.372 6748.408 5088.025 6747.768 5085.892 6747.768 L 5083.332 6749.688 L 5087.812 6753.528 L 5087.172 6755.448 L 5082.052 6755.448 L 5080.772 6757.368 C 5082.478 6757.795 5084.185 6758.008 5085.892 6758.008 L 5085.892 6761.208 C 5088.878 6760.781 5090.798 6760.995 5091.652 6761.848 L 5092.932 6768.888 L 5087.812 6769.528 L 5081.412 6774.648 L 5080.132 6779.128 L 5082.692 6782.968 L 5085.892 6782.968 L 5082.052 6785.528 L 5075.652 6784.888 L 5072.452 6786.808 L 5077.572 6790.648 L 5082.692 6790.648 L 5069.892 6793.208 L 5069.892 6797.048 L 5077.572 6797.048 L 5078.212 6800.248 C 5075.652 6800.675 5073.945 6800.888 5073.092 6800.888 C 5072.238 6800.888 5070.105 6801.528 5066.692 6802.808 L 5062.852 6801.528 L 5059.652 6802.168 L 5059.652 6809.208 C 5060.932 6810.061 5062.425 6810.061 5064.132 6809.208 C 5066.265 6808.355 5067.332 6807.075 5067.332 6805.368 L 5073.732 6806.648 C 5071.598 6812.621 5070.105 6816.461 5069.252 6818.168 L 5064.132 6820.088 L 5065.412 6825.848 L 5057.092 6830.968 L 5058.372 6832.888 L 5064.772 6832.888 L 5067.332 6830.968 L 5065.412 6836.728 L 5060.292 6839.288 C 5060.718 6842.701 5060.078 6844.408 5058.372 6844.408 L 5062.852 6848.888 C 5075.225 6845.475 5093.145 6835.661 5116.612 6819.448 C 5140.505 6802.808 5164.612 6785.955 5188.932 6768.888 C 5161.625 6795.768 5135.172 6820.301 5109.572 6842.488 C 5072.452 6874.488 5043.652 6895.608 5023.172 6905.848 L 5023.172 6908.408 L 5018.052 6907.128 C 5015.492 6910.115 5011.438 6912.675 5005.892 6914.808 C 5000.345 6916.941 4995.438 6918.008 4991.172 6918.008 C 4992.025 6917.155 4991.812 6916.088 4990.532 6914.808 C 4989.678 6913.955 4988.825 6913.955 4987.972 6914.808 L 4979.652 6909.048 C 4980.505 6908.195 4981.358 6907.981 4982.212 6908.408 C 4983.065 6908.835 4984.345 6909.688 4986.052 6910.968 L 4995.652 6910.968 L 4998.212 6912.888 L 4998.212 6910.328 L 4996.292 6909.688 C 4990.318 6908.408 4986.478 6908.621 4984.772 6910.328 L 4982.852 6904.568 L 4980.292 6904.568 L 4980.292 6898.168 C 4977.732 6898.595 4976.238 6898.381 4975.812 6897.528 C 4977.092 6897.101 4978.158 6896.461 4979.012 6895.608 L 4978.372 6887.928 L 4974.532 6887.928 L 4975.812 6884.728 L 4984.772 6881.528 L 4977.732 6881.528 L 4973.252 6877.688 L 4977.732 6875.128 ZM 5568.942 6612.088 L 5571.502 6606.328 L 5575.982 6605.048 L 5577.902 6609.528 L 5581.742 6604.408 L 5583.662 6603.768 L 5588.142 6610.808 L 5592.622 6610.808 L 5591.342 6606.328 L 5594.542 6606.328 C 5597.102 6606.328 5602.649 6608.461 5611.182 6612.728 C 5611.609 6614.008 5612.249 6615.075 5613.102 6615.928 C 5615.235 6616.355 5616.729 6616.568 5617.582 6616.568 L 5623.342 6633.208 L 5624.622 6631.288 L 5628.462 6631.928 L 5626.542 6639.608 L 5630.382 6651.128 L 5632.302 6654.968 C 5632.302 6658.381 5631.875 6660.941 5631.022 6662.648 C 5630.595 6664.355 5629.955 6666.275 5629.102 6668.408 C 5629.102 6670.115 5629.955 6672.888 5631.662 6676.728 C 5631.235 6679.288 5630.595 6683.981 5629.742 6690.808 C 5628.889 6697.635 5628.462 6702.328 5628.462 6704.888 L 5623.982 6709.368 L 5625.262 6715.768 L 5622.062 6718.328 L 5622.702 6721.528 L 5623.342 6724.088 C 5621.209 6730.488 5617.795 6738.808 5613.102 6749.048 C 5610.115 6755.875 5606.275 6763.768 5601.582 6772.728 L 5590.062 6781.688 L 5593.262 6785.528 L 5579.182 6803.448 L 5575.982 6803.448 L 5577.902 6807.288 C 5575.342 6807.715 5573.422 6808.781 5572.142 6810.488 L 5569.582 6815.608 C 5568.729 6816.888 5567.662 6817.101 5566.382 6816.248 L 5560.622 6825.848 C 5559.342 6824.995 5558.062 6825.208 5556.782 6826.488 C 5555.929 6827.768 5555.715 6829.048 5556.142 6830.328 L 5551.662 6829.688 C 5550.809 6831.821 5549.742 6833.741 5548.462 6835.448 C 5547.182 6837.155 5545.689 6837.368 5543.982 6836.088 C 5542.702 6838.648 5540.995 6840.995 5538.862 6843.128 L 5534.382 6847.608 L 5529.262 6850.168 C 5519.449 6862.115 5508.782 6871.928 5497.262 6879.608 L 5494.702 6885.368 C 5488.302 6889.208 5483.395 6892.195 5479.982 6894.328 C 5473.155 6898.595 5468.462 6902.221 5465.902 6905.208 L 5460.142 6905.208 L 5458.862 6907.768 C 5455.022 6909.048 5450.969 6910.328 5446.702 6911.608 C 5442.862 6912.888 5438.809 6913.528 5434.542 6913.528 C 5417.475 6913.528 5404.889 6905.421 5396.782 6889.208 C 5390.382 6876.408 5387.182 6860.408 5387.182 6841.208 C 5387.182 6812.621 5393.795 6785.955 5407.022 6761.208 C 5417.689 6740.728 5434.329 6719.608 5456.942 6697.848 C 5468.035 6687.181 5489.155 6668.835 5520.302 6642.808 C 5527.555 6636.408 5535.235 6630.008 5543.342 6623.608 C 5551.449 6616.781 5559.769 6611.448 5568.302 6607.608 L 5568.942 6612.088 ZM 5456.302 6830.328 L 5458.222 6829.688 L 5459.502 6827.128 L 5460.782 6830.968 L 5460.142 6834.168 C 5462.275 6836.301 5463.555 6838.221 5463.982 6839.928 L 5458.862 6839.288 C 5458.862 6844.408 5462.062 6847.821 5468.462 6849.528 C 5470.169 6860.195 5475.075 6865.528 5483.182 6865.528 C 5503.235 6865.528 5522.435 6847.395 5540.782 6811.128 C 5556.995 6779.128 5565.102 6752.248 5565.102 6730.488 C 5565.102 6711.288 5562.542 6696.141 5557.422 6685.048 C 5552.729 6673.955 5546.329 6666.275 5538.222 6662.008 L 5533.742 6662.648 L 5532.462 6670.968 L 5529.262 6669.048 L 5527.982 6667.128 C 5527.982 6670.115 5526.702 6672.675 5524.142 6674.808 L 5524.142 6678.008 L 5522.222 6681.208 L 5516.462 6674.808 L 5515.182 6678.648 L 5516.462 6681.848 L 5512.622 6685.048 L 5513.902 6689.528 L 5506.862 6686.968 L 5508.782 6693.368 C 5507.075 6695.928 5504.942 6697.421 5502.382 6697.848 L 5501.102 6701.048 L 5494.702 6703.608 L 5495.982 6707.448 L 5497.902 6704.888 L 5499.182 6708.088 L 5496.622 6709.368 L 5496.622 6713.848 L 5492.142 6715.128 L 5488.942 6712.568 L 5486.382 6716.408 L 5483.822 6715.768 L 5483.822 6718.968 L 5489.582 6718.968 L 5487.662 6722.168 L 5485.102 6722.168 L 5487.022 6728.568 L 5483.182 6728.568 L 5482.542 6733.048 L 5481.262 6735.608 L 5483.822 6736.248 C 5479.555 6740.515 5477.422 6745.208 5477.422 6750.328 L 5471.662 6750.328 L 5469.102 6747.768 L 5466.542 6747.768 C 5466.969 6749.901 5468.462 6751.821 5471.022 6753.528 L 5472.302 6757.368 C 5472.729 6759.501 5470.595 6761.421 5465.902 6763.128 L 5467.822 6769.528 L 5470.382 6769.528 L 5465.262 6782.328 C 5463.982 6786.168 5463.342 6790.861 5463.342 6796.408 L 5456.942 6798.968 L 5456.942 6802.168 C 5457.795 6803.875 5458.862 6804.301 5460.142 6803.448 L 5461.422 6806.648 L 5459.502 6808.568 L 5455.022 6807.288 L 5453.102 6809.848 L 5458.222 6814.328 L 5458.222 6820.728 C 5460.355 6822.861 5460.995 6824.355 5460.142 6825.208 L 5456.942 6823.928 L 5451.182 6829.048 L 5456.302 6830.328 ZM 5597.132 6960.888 L 5599.692 6931.448 C 5599.265 6928.888 5600.332 6926.115 5602.892 6923.128 C 5603.319 6922.701 5603.959 6922.275 5604.812 6921.848 L 5601.612 6920.568 C 5604.599 6915.021 5606.305 6911.181 5606.732 6909.048 C 5606.305 6908.195 5605.665 6907.341 5604.812 6906.488 L 5606.732 6895.608 L 5609.292 6895.608 C 5609.719 6895.181 5609.292 6893.261 5608.012 6889.848 C 5610.572 6888.568 5612.705 6887.928 5614.412 6887.928 L 5610.572 6884.088 C 5610.572 6875.555 5613.132 6871.288 5618.252 6871.288 L 5617.612 6869.368 L 5616.332 6866.168 L 5623.372 6854.008 L 5622.092 6852.728 L 5642.572 6798.968 C 5643.425 6799.821 5643.852 6800.035 5643.852 6799.608 C 5644.279 6798.755 5644.492 6797.048 5644.492 6794.488 L 5649.612 6784.248 C 5652.599 6774.435 5661.559 6755.875 5676.492 6728.568 C 5688.439 6706.808 5699.532 6687.821 5709.772 6671.608 C 5704.652 6669.475 5701.239 6667.981 5699.532 6667.128 C 5693.132 6663.715 5688.439 6659.235 5685.452 6653.688 C 5685.452 6649.848 5686.092 6646.861 5687.372 6644.728 C 5688.652 6642.595 5693.132 6637.688 5700.812 6630.008 L 5702.732 6630.648 L 5716.172 6616.568 L 5726.412 6604.408 C 5728.119 6605.261 5730.039 6604.621 5732.172 6602.488 C 5732.599 6602.061 5733.452 6600.781 5734.732 6598.648 L 5743.692 6598.008 L 5753.292 6599.928 L 5756.492 6599.928 C 5785.079 6546.595 5808.119 6506.061 5825.612 6478.328 C 5843.532 6450.595 5857.399 6436.728 5867.212 6436.728 L 5867.212 6433.528 L 5877.452 6427.768 L 5881.292 6429.048 L 5881.932 6426.488 L 5892.812 6418.168 C 5894.945 6416.888 5896.652 6416.035 5897.932 6415.608 L 5901.132 6415.608 L 5915.212 6416.248 C 5920.759 6420.515 5923.532 6424.995 5923.532 6429.688 C 5923.532 6431.821 5916.279 6442.915 5901.772 6462.968 C 5887.265 6483.021 5878.732 6493.475 5876.172 6494.328 C 5875.319 6495.181 5875.105 6496.461 5875.532 6498.168 C 5876.385 6499.448 5877.025 6500.301 5877.452 6500.728 C 5876.172 6502.861 5874.892 6504.781 5873.612 6506.488 L 5867.212 6512.888 C 5868.065 6514.595 5866.785 6516.941 5863.372 6519.928 C 5859.959 6522.915 5856.972 6525.475 5854.412 6527.608 L 5853.132 6530.168 L 5857.612 6532.088 C 5855.479 6532.515 5853.345 6532.728 5851.212 6532.728 L 5851.212 6535.288 C 5850.785 6536.568 5850.572 6537.848 5850.572 6539.128 C 5852.705 6539.128 5853.772 6539.981 5853.772 6541.688 L 5849.932 6542.328 C 5847.799 6543.608 5846.305 6545.101 5845.452 6546.808 C 5844.599 6548.515 5844.385 6549.795 5844.812 6550.648 C 5841.825 6551.928 5839.052 6553.208 5836.492 6554.488 C 5837.772 6555.341 5839.052 6555.981 5840.332 6556.408 L 5842.252 6558.328 C 5838.412 6565.581 5835.212 6570.701 5832.652 6573.688 C 5827.959 6579.661 5822.839 6583.288 5817.292 6584.568 L 5824.972 6585.848 C 5824.972 6590.115 5822.839 6592.248 5818.572 6592.248 C 5813.452 6592.248 5811.532 6593.955 5812.812 6597.368 C 5814.519 6596.515 5816.012 6595.661 5817.292 6594.808 C 5818.999 6593.955 5819.852 6595.021 5819.852 6598.008 C 5816.012 6599.288 5813.665 6600.141 5812.812 6600.568 L 5814.092 6603.128 L 5807.052 6606.328 L 5807.052 6611.448 L 5809.612 6618.488 C 5815.585 6621.048 5820.705 6624.888 5824.972 6630.008 C 5829.239 6634.701 5832.652 6640.248 5835.212 6646.648 C 5839.479 6647.501 5843.105 6648.355 5846.092 6649.208 C 5849.079 6649.635 5851.852 6649.848 5854.412 6649.848 C 5876.599 6649.848 5900.065 6644.301 5924.812 6633.208 C 5949.985 6622.115 5974.092 6611.235 5997.132 6600.568 C 5993.719 6603.555 5990.519 6606.541 5987.532 6609.528 C 5950.839 6633.848 5927.799 6648.781 5918.412 6654.328 C 5905.612 6661.581 5890.679 6668.835 5873.612 6676.088 C 5868.492 6678.221 5863.585 6680.141 5858.892 6681.848 C 5854.625 6683.128 5851.425 6684.408 5849.292 6685.688 L 5850.572 6722.808 C 5850.572 6730.061 5850.145 6736.461 5849.292 6742.008 C 5848.865 6747.555 5847.159 6756.088 5844.172 6767.608 C 5842.892 6771.021 5841.825 6774.221 5840.972 6777.208 C 5840.119 6779.768 5840.545 6781.475 5842.252 6782.328 L 5839.052 6797.048 L 5837.132 6797.688 C 5835.425 6802.808 5833.932 6807.928 5832.652 6813.048 C 5831.799 6813.048 5831.159 6814.115 5830.732 6816.248 L 5826.892 6820.088 L 5830.092 6820.088 L 5824.972 6822.648 L 5826.892 6831.608 C 5825.185 6830.755 5823.692 6830.968 5822.412 6832.248 C 5821.559 6833.528 5821.132 6834.381 5821.132 6834.808 L 5817.292 6837.368 C 5816.865 6837.795 5817.292 6838.648 5818.572 6839.928 C 5820.279 6841.208 5820.705 6842.915 5819.852 6845.048 L 5813.452 6850.168 C 5814.732 6853.581 5814.945 6855.501 5814.092 6855.928 C 5812.385 6855.501 5810.892 6855.288 5809.612 6855.288 C 5810.465 6856.568 5810.892 6858.488 5810.892 6861.048 L 5808.332 6862.328 L 5805.772 6863.608 L 5808.332 6864.248 C 5807.479 6865.101 5806.412 6866.808 5805.132 6869.368 C 5803.852 6871.501 5802.145 6874.061 5800.012 6877.048 C 5797.879 6880.035 5795.105 6882.381 5791.692 6884.088 L 5792.332 6886.648 C 5792.332 6892.195 5790.199 6896.035 5785.932 6898.168 L 5778.252 6900.728 C 5777.399 6902.861 5776.545 6904.355 5775.692 6905.208 C 5774.839 6906.061 5773.772 6906.701 5772.492 6907.128 C 5762.252 6921.208 5756.705 6928.675 5755.852 6929.528 C 5752.012 6933.795 5747.959 6937.208 5743.692 6939.768 L 5743.692 6950.008 L 5734.732 6957.048 C 5733.879 6959.608 5733.025 6960.675 5732.172 6960.248 L 5728.972 6971.768 C 5722.572 6976.035 5714.892 6982.435 5705.932 6990.968 L 5693.132 7003.768 L 5694.412 7006.328 L 5691.212 7006.328 L 5684.812 7010.168 L 5680.332 7017.848 C 5675.639 7021.261 5672.652 7022.541 5671.372 7021.688 C 5664.972 7025.528 5658.999 7028.728 5653.452 7031.288 C 5648.332 7033.848 5642.572 7035.981 5636.172 7037.688 L 5614.412 7028.088 L 5606.732 7012.728 L 5610.572 7012.088 L 5609.292 7007.608 L 5607.372 7005.688 L 5602.252 6999.288 C 5603.532 6998.008 5604.172 6996.088 5604.172 6993.528 C 5604.172 6991.821 5602.892 6990.968 5600.332 6990.968 L 5597.132 6968.568 L 5597.132 6960.888 ZM 5674.572 6934.648 L 5674.572 6939.128 C 5674.572 6945.101 5674.785 6950.008 5675.212 6953.848 C 5676.065 6957.688 5677.772 6961.528 5680.332 6965.368 L 5684.812 6967.288 C 5689.079 6966.435 5692.065 6965.368 5693.772 6964.088 L 5701.452 6960.888 L 5703.372 6961.528 L 5703.372 6957.688 C 5711.052 6952.568 5715.959 6949.155 5718.092 6947.448 C 5723.212 6943.608 5727.265 6939.128 5730.252 6934.008 C 5747.745 6911.821 5762.252 6884.515 5773.772 6852.088 C 5785.292 6819.661 5791.052 6788.941 5791.052 6759.928 C 5791.052 6744.995 5789.559 6731.128 5786.572 6718.328 C 5781.879 6697.848 5774.625 6687.608 5764.812 6687.608 L 5760.332 6689.528 L 5762.252 6694.008 L 5766.732 6693.368 C 5765.452 6694.221 5764.385 6695.075 5763.532 6695.928 C 5763.105 6696.355 5762.679 6696.995 5762.252 6697.848 L 5755.852 6698.488 C 5755.425 6702.755 5753.079 6706.168 5748.812 6708.728 L 5754.572 6708.728 L 5757.132 6710.648 L 5750.732 6720.248 L 5755.852 6717.688 L 5748.812 6722.808 L 5746.252 6721.528 L 5744.332 6724.728 L 5748.812 6724.728 L 5751.372 6723.448 L 5751.372 6727.928 L 5744.972 6727.928 L 5744.972 6733.688 L 5741.132 6734.328 L 5739.212 6738.168 L 5728.332 6736.888 L 5726.412 6740.088 L 5730.892 6740.728 L 5734.732 6740.088 L 5737.932 6741.368 L 5739.212 6744.568 L 5736.012 6743.928 L 5736.012 6748.408 L 5732.812 6749.688 C 5731.105 6752.675 5728.759 6754.595 5725.772 6755.448 L 5727.052 6758.648 L 5730.252 6758.648 L 5733.452 6762.488 L 5730.252 6768.248 C 5726.839 6768.248 5724.065 6769.528 5721.932 6772.088 L 5725.132 6777.208 C 5724.279 6781.901 5721.292 6784.675 5716.172 6785.528 L 5714.252 6783.608 L 5712.972 6786.808 L 5714.252 6791.928 L 5718.732 6791.928 L 5716.172 6793.848 L 5715.532 6797.048 L 5709.132 6795.128 L 5706.572 6797.688 L 5707.852 6800.888 L 5714.892 6800.888 L 5709.772 6804.728 C 5708.919 6807.288 5708.492 6810.915 5708.492 6815.608 L 5696.332 6816.248 L 5693.132 6817.528 L 5696.972 6822.008 L 5699.532 6820.088 L 5700.812 6822.008 L 5704.652 6822.648 L 5704.652 6825.208 L 5698.252 6829.688 C 5697.399 6830.115 5697.399 6830.755 5698.252 6831.608 L 5700.812 6832.888 L 5698.252 6833.528 L 5698.252 6836.728 C 5698.679 6837.581 5699.319 6838.435 5700.172 6839.288 L 5696.332 6840.568 L 5700.172 6841.848 L 5695.692 6845.048 L 5693.132 6844.408 L 5695.692 6848.248 L 5695.052 6855.288 L 5689.292 6855.288 C 5688.865 6856.568 5688.652 6857.848 5688.652 6859.128 C 5687.799 6860.835 5686.092 6862.541 5683.532 6864.248 L 5684.812 6866.808 L 5690.572 6866.808 L 5685.452 6871.288 L 5685.452 6876.408 L 5689.932 6876.408 L 5684.172 6892.408 L 5679.052 6893.688 L 5682.252 6896.888 L 5682.252 6900.088 L 5677.132 6908.408 L 5677.132 6917.368 L 5673.932 6920.568 L 5675.852 6923.768 L 5673.932 6925.688 C 5674.785 6928.248 5673.932 6930.808 5671.372 6933.368 L 5674.572 6934.648 ZM 6152.962 6830.968 L 6154.242 6822.008 L 6158.082 6820.728 L 6158.722 6814.328 L 6157.442 6813.048 L 6161.922 6808.568 C 6164.908 6805.155 6166.402 6802.381 6166.402 6800.248 C 6166.402 6798.115 6164.908 6797.048 6161.922 6797.048 L 6163.842 6795.768 C 6165.975 6794.488 6167.042 6792.781 6167.042 6790.648 C 6167.042 6786.381 6168.108 6782.755 6170.242 6779.768 C 6172.802 6776.781 6174.722 6775.928 6176.002 6777.208 L 6175.362 6772.088 L 6176.642 6765.688 L 6179.202 6765.688 L 6177.922 6759.928 L 6181.122 6758.008 L 6179.842 6756.728 L 6184.322 6755.448 L 6183.042 6749.688 L 6188.802 6745.848 L 6186.242 6740.728 C 6186.668 6739.448 6187.308 6738.381 6188.162 6737.528 C 6189.015 6736.248 6190.082 6736.035 6191.362 6736.888 L 6191.362 6727.928 C 6193.495 6726.648 6194.562 6725.581 6194.562 6724.728 C 6194.988 6723.448 6196.055 6722.808 6197.762 6722.808 L 6199.682 6722.168 C 6197.975 6717.048 6199.682 6711.928 6204.802 6706.808 C 6203.948 6705.528 6203.948 6704.888 6204.802 6704.888 C 6205.655 6704.461 6206.722 6704.035 6208.002 6703.608 L 6208.002 6697.208 C 6209.708 6698.915 6210.988 6698.915 6211.842 6697.208 C 6213.122 6695.075 6213.762 6691.235 6213.762 6685.688 L 6219.522 6684.408 L 6222.082 6679.288 L 6220.802 6671.608 L 6215.682 6671.608 C 6210.988 6671.608 6200.108 6674.381 6183.042 6679.928 C 6173.655 6682.915 6166.615 6684.408 6161.922 6684.408 L 6154.882 6683.128 L 6181.762 6643.448 L 6187.522 6640.248 C 6191.788 6630.435 6202.455 6623.181 6219.522 6618.488 C 6239.575 6615.075 6252.588 6612.728 6258.562 6611.448 C 6266.668 6602.915 6276.055 6590.968 6286.722 6575.608 C 6295.682 6562.808 6304.642 6549.795 6313.602 6536.568 C 6323.842 6523.768 6332.162 6514.381 6338.562 6508.408 C 6350.082 6497.315 6360.535 6490.701 6369.922 6488.568 C 6372.055 6485.581 6375.682 6482.808 6380.802 6480.248 C 6386.348 6477.688 6391.255 6475.768 6395.522 6474.488 L 6400.642 6482.808 C 6399.788 6486.648 6397.655 6491.981 6394.242 6498.808 L 6389.762 6506.488 L 6382.082 6510.968 C 6381.228 6517.795 6378.028 6525.261 6372.482 6533.368 C 6366.935 6541.475 6363.308 6547.875 6361.602 6552.568 L 6356.482 6554.488 L 6359.042 6560.888 C 6355.628 6560.888 6353.922 6561.315 6353.922 6562.168 L 6353.922 6567.928 L 6349.442 6572.408 L 6346.242 6572.408 L 6337.922 6592.248 L 6331.522 6592.248 C 6333.228 6595.661 6333.442 6598.861 6332.162 6601.848 L 6376.962 6600.568 C 6383.788 6600.568 6390.615 6600.781 6397.442 6601.208 C 6404.268 6601.208 6411.308 6602.275 6418.562 6604.408 C 6415.575 6611.661 6412.375 6617.635 6408.962 6622.328 L 6403.842 6622.968 L 6400.642 6630.008 L 6392.962 6632.568 L 6387.842 6640.248 C 6384.002 6645.368 6379.308 6649.635 6373.762 6653.048 C 6368.642 6656.461 6362.455 6659.448 6355.202 6662.008 L 6341.122 6660.088 L 6319.362 6662.008 C 6318.508 6660.728 6314.455 6661.155 6307.202 6663.288 C 6300.375 6664.995 6296.322 6665.635 6295.042 6665.208 C 6293.762 6664.781 6292.695 6665.421 6291.842 6667.128 C 6291.415 6668.408 6290.562 6668.835 6289.282 6668.408 C 6285.868 6675.661 6283.522 6680.995 6282.242 6684.408 C 6277.548 6695.075 6274.775 6702.328 6273.922 6706.168 L 6270.722 6712.568 C 6263.468 6723.235 6258.348 6731.768 6255.362 6738.168 C 6252.802 6744.568 6250.882 6751.395 6249.602 6758.648 C 6248.322 6758.221 6247.255 6758.861 6246.402 6760.568 C 6245.975 6761.848 6246.188 6763.128 6247.042 6764.408 L 6244.482 6771.448 L 6238.722 6773.368 C 6240.002 6775.075 6241.495 6776.568 6243.202 6777.848 C 6239.788 6784.248 6237.868 6787.875 6237.442 6788.728 C 6235.735 6792.995 6234.882 6797.048 6234.882 6800.888 L 6232.962 6802.808 L 6233.602 6807.288 C 6232.322 6811.128 6231.468 6814.115 6231.042 6816.248 C 6228.908 6823.928 6227.842 6828.408 6227.842 6829.688 C 6227.842 6836.515 6228.908 6841.848 6231.042 6845.688 C 6233.175 6849.528 6237.228 6851.448 6243.202 6851.448 C 6258.135 6851.448 6281.175 6839.288 6312.322 6814.968 C 6338.775 6794.061 6355.842 6778.061 6363.522 6766.968 L 6368.002 6766.968 L 6355.202 6783.608 C 6350.082 6790.861 6341.335 6800.888 6328.962 6813.688 C 6314.882 6828.195 6305.282 6838.221 6300.162 6843.768 C 6295.468 6849.315 6290.135 6855.075 6284.162 6861.048 C 6278.615 6867.021 6272.855 6872.141 6266.882 6876.408 L 6264.962 6877.688 C 6260.695 6882.808 6255.575 6887.715 6249.602 6892.408 C 6239.788 6900.515 6234.242 6905.208 6232.962 6906.488 L 6231.042 6903.928 C 6228.908 6903.928 6225.708 6905.848 6221.442 6909.688 C 6218.882 6912.248 6216.962 6913.741 6215.682 6914.168 L 6216.962 6916.088 C 6211.842 6916.941 6207.788 6919.501 6204.802 6923.768 L 6188.162 6926.328 C 6175.788 6926.328 6165.975 6920.141 6158.722 6907.768 C 6151.468 6895.395 6147.842 6882.595 6147.842 6869.368 L 6147.842 6852.728 C 6148.268 6847.181 6149.548 6841.421 6151.682 6835.448 L 6152.962 6830.968 ZM 6326.582 6909.048 L 6332.982 6886.008 L 6330.422 6884.088 L 6334.262 6883.448 L 6333.622 6880.888 C 6339.595 6874.488 6345.569 6863.821 6351.542 6848.888 C 6355.809 6838.648 6358.795 6831.608 6360.502 6827.768 L 6372.662 6802.168 L 6375.222 6802.168 L 6377.142 6793.208 L 6386.102 6779.128 L 6386.742 6776.568 C 6386.742 6773.155 6394.635 6758.008 6410.422 6731.128 C 6426.209 6703.821 6434.742 6687.181 6436.022 6681.208 C 6437.729 6681.635 6439.435 6680.568 6441.142 6678.008 C 6443.275 6675.448 6444.342 6673.315 6444.342 6671.608 C 6444.769 6669.475 6444.982 6667.981 6444.982 6667.128 C 6445.409 6665.848 6446.262 6665.635 6447.542 6666.488 L 6453.942 6647.928 L 6457.782 6646.008 L 6456.502 6644.088 C 6458.209 6639.821 6460.769 6634.915 6464.182 6629.368 C 6467.595 6623.395 6469.942 6619.128 6471.222 6616.568 L 6469.942 6615.288 C 6469.942 6614.435 6470.582 6613.581 6471.862 6612.728 C 6473.142 6611.448 6474.209 6610.595 6475.062 6610.168 L 6482.742 6590.328 C 6483.595 6591.181 6484.662 6590.755 6485.942 6589.048 C 6487.222 6587.341 6486.795 6585.848 6484.662 6584.568 L 6493.622 6574.968 L 6492.982 6571.768 L 6496.182 6566.008 C 6497.462 6566.435 6498.315 6566.008 6498.742 6564.728 L 6501.302 6559.608 L 6504.502 6554.488 C 6508.342 6550.221 6512.609 6543.821 6517.302 6535.288 C 6519.862 6531.021 6523.702 6523.981 6528.822 6514.168 C 6530.955 6512.035 6534.155 6506.701 6538.422 6498.168 C 6543.115 6489.635 6545.249 6484.301 6544.822 6482.168 C 6545.675 6480.461 6547.169 6478.755 6549.302 6477.048 C 6551.435 6474.915 6554.422 6472.781 6558.262 6470.648 L 6557.622 6468.088 C 6557.622 6465.528 6561.035 6462.541 6567.862 6459.128 C 6574.689 6455.288 6579.809 6453.155 6583.222 6452.728 L 6586.422 6451.448 L 6587.702 6450.168 C 6589.409 6451.448 6591.115 6452.515 6592.822 6453.368 L 6592.822 6450.808 C 6595.382 6449.528 6600.289 6447.608 6607.542 6445.048 C 6615.222 6442.488 6620.555 6441.208 6623.542 6441.208 C 6625.249 6442.488 6627.169 6443.768 6629.302 6445.048 L 6624.822 6461.048 L 6620.982 6461.688 L 6622.902 6466.808 C 6622.902 6469.795 6622.049 6471.928 6620.342 6473.208 C 6618.635 6474.488 6616.929 6475.555 6615.222 6476.408 L 6615.222 6480.248 L 6610.742 6485.368 L 6611.382 6490.488 L 6609.462 6496.888 L 6606.262 6496.248 C 6604.555 6496.248 6603.062 6497.315 6601.782 6499.448 C 6600.929 6501.155 6601.355 6503.288 6603.062 6505.848 L 6606.262 6505.848 C 6606.262 6506.701 6604.769 6507.555 6601.782 6508.408 C 6599.222 6508.835 6598.155 6509.688 6598.582 6510.968 L 6591.542 6512.888 C 6593.249 6513.741 6593.462 6514.808 6592.182 6516.088 C 6591.329 6516.941 6590.049 6518.008 6588.342 6519.288 C 6588.342 6520.995 6588.129 6522.701 6587.702 6524.408 C 6587.702 6525.688 6587.275 6526.115 6586.422 6525.688 L 6590.902 6536.568 L 6585.142 6539.128 L 6584.502 6542.328 L 6577.462 6540.408 L 6574.902 6542.968 L 6583.222 6549.368 L 6582.582 6551.288 L 6574.902 6550.008 L 6565.302 6553.208 L 6565.302 6558.328 L 6571.062 6558.968 L 6566.582 6562.808 L 6559.542 6562.168 L 6557.622 6563.448 L 6564.022 6569.208 L 6566.582 6566.648 L 6570.422 6570.488 L 6574.902 6571.128 L 6568.502 6580.728 L 6558.262 6582.008 L 6559.542 6583.928 L 6559.542 6590.328 L 6557.622 6591.608 L 6564.662 6592.248 L 6559.542 6595.448 L 6552.502 6593.528 L 6555.702 6599.928 L 6551.222 6599.928 L 6555.062 6606.968 L 6556.982 6606.328 C 6553.995 6610.595 6549.729 6612.728 6544.182 6612.728 L 6544.182 6615.288 L 6553.782 6615.288 L 6552.502 6617.208 L 6545.462 6619.128 C 6546.315 6620.408 6546.742 6622.968 6546.742 6626.808 L 6540.982 6628.728 L 6540.342 6633.848 C 6537.782 6634.701 6535.862 6635.555 6534.582 6636.408 L 6530.742 6636.408 L 6533.302 6642.808 L 6528.182 6652.408 C 6530.315 6653.261 6531.595 6653.261 6532.022 6652.408 L 6533.942 6650.488 L 6534.582 6653.048 C 6532.449 6655.181 6531.595 6656.461 6532.022 6656.888 L 6526.262 6655.608 C 6527.115 6658.595 6526.262 6660.301 6523.702 6660.728 L 6519.222 6660.728 L 6517.942 6664.568 L 6524.342 6667.768 L 6519.862 6667.768 C 6514.315 6667.768 6511.542 6669.901 6511.542 6674.168 C 6511.542 6679.715 6513.462 6682.488 6517.302 6682.488 L 6568.502 6642.808 C 6592.822 6625.741 6611.595 6617.208 6624.822 6617.208 C 6627.809 6617.208 6630.582 6618.061 6633.142 6619.768 C 6638.689 6623.608 6642.102 6625.528 6643.382 6625.528 C 6645.089 6625.528 6645.942 6626.381 6645.942 6628.088 C 6645.942 6629.795 6645.729 6631.501 6645.302 6633.208 L 6649.142 6633.208 C 6649.995 6634.915 6650.635 6637.901 6651.062 6642.168 C 6651.489 6646.435 6651.915 6649.208 6652.342 6650.488 L 6652.982 6652.408 L 6651.062 6658.808 L 6654.262 6662.648 C 6652.982 6665.635 6651.915 6668.408 6651.062 6670.968 C 6650.209 6673.101 6649.142 6675.021 6647.862 6676.728 L 6651.062 6678.648 C 6650.209 6681.208 6649.355 6683.555 6648.502 6685.688 L 6641.462 6691.448 L 6643.382 6695.928 C 6643.382 6699.341 6642.315 6701.261 6640.182 6701.688 C 6638.049 6702.115 6636.982 6705.101 6636.982 6710.648 L 6633.782 6710.648 L 6635.062 6715.768 L 6626.742 6718.968 C 6628.875 6720.675 6629.942 6722.168 6629.942 6723.448 C 6629.942 6724.728 6628.875 6726.008 6626.742 6727.288 C 6624.609 6728.568 6623.115 6728.781 6622.262 6727.928 L 6624.182 6734.968 C 6622.475 6734.115 6620.982 6734.755 6619.702 6736.888 C 6618.849 6738.595 6619.062 6740.088 6620.342 6741.368 C 6615.649 6748.621 6613.302 6754.808 6613.302 6759.928 L 6609.462 6759.928 C 6607.755 6759.928 6607.115 6760.781 6607.542 6762.488 C 6607.969 6764.195 6608.609 6765.261 6609.462 6765.688 L 6603.062 6774.008 L 6599.862 6775.288 L 6603.702 6780.408 C 6600.289 6780.408 6598.795 6781.688 6599.222 6784.248 C 6600.075 6786.381 6599.862 6787.875 6598.582 6788.728 C 6597.302 6789.581 6596.022 6790.221 6594.742 6790.648 L 6597.302 6798.968 L 6591.542 6801.528 L 6589.622 6808.568 L 6591.542 6809.848 L 6587.702 6812.408 C 6586.422 6813.261 6585.569 6813.688 6585.142 6813.688 L 6581.302 6819.448 L 6583.222 6823.928 C 6583.222 6825.208 6582.582 6826.275 6581.302 6827.128 C 6580.022 6827.981 6578.742 6828.621 6577.462 6829.048 L 6578.102 6830.968 C 6579.809 6831.821 6580.875 6832.461 6581.302 6832.888 L 6582.582 6834.168 C 6581.302 6836.301 6580.235 6838.435 6579.382 6840.568 C 6578.529 6842.701 6577.035 6843.341 6574.902 6842.488 L 6572.982 6848.888 L 6580.662 6854.008 C 6584.929 6853.581 6592.182 6849.101 6602.422 6840.568 C 6616.075 6828.621 6629.942 6816.675 6644.022 6804.728 L 6648.502 6803.448 L 6649.782 6800.248 C 6651.489 6798.968 6653.835 6797.475 6656.822 6795.768 C 6659.809 6793.635 6662.155 6792.781 6663.862 6793.208 L 6653.622 6809.848 C 6641.675 6823.075 6618.849 6843.555 6585.142 6871.288 C 6547.169 6902.435 6523.915 6918.008 6515.382 6918.008 C 6504.715 6918.008 6497.675 6913.528 6494.262 6904.568 C 6491.275 6895.181 6489.782 6884.088 6489.782 6871.288 L 6491.062 6870.008 L 6491.062 6862.328 C 6492.342 6862.755 6492.982 6862.115 6492.982 6860.408 C 6493.409 6858.275 6493.622 6855.928 6493.622 6853.368 C 6495.755 6850.808 6497.249 6848.035 6498.102 6845.048 C 6498.955 6842.061 6499.595 6838.861 6500.022 6835.448 L 6501.942 6829.688 L 6503.862 6829.048 C 6508.129 6819.235 6517.302 6800.888 6531.382 6774.008 C 6556.129 6727.501 6568.502 6695.501 6568.502 6678.008 L 6564.022 6667.128 C 6557.195 6668.408 6548.875 6673.101 6539.062 6681.208 L 6496.822 6715.768 L 6494.902 6725.368 L 6490.422 6724.728 L 6487.222 6727.928 L 6493.622 6732.408 L 6486.582 6733.048 L 6486.582 6736.248 L 6481.462 6737.528 C 6481.462 6740.515 6482.742 6742.008 6485.302 6742.008 L 6490.422 6744.568 L 6486.582 6745.848 L 6478.902 6745.848 C 6476.769 6745.848 6476.129 6747.341 6476.982 6750.328 L 6469.942 6750.328 L 6474.422 6756.728 C 6473.569 6757.581 6473.569 6760.141 6474.422 6764.408 L 6475.062 6758.008 L 6477.622 6758.008 C 6480.182 6758.861 6481.889 6759.288 6482.742 6759.288 L 6473.782 6765.688 L 6466.102 6764.408 C 6462.262 6766.968 6460.982 6769.528 6462.262 6772.088 L 6471.862 6775.928 L 6473.782 6775.288 L 6472.502 6777.848 C 6469.515 6780.835 6466.742 6781.475 6464.182 6779.768 L 6461.622 6785.528 L 6464.822 6786.168 C 6459.702 6785.741 6454.369 6787.021 6448.822 6790.008 L 6448.822 6793.208 L 6452.022 6798.328 L 6457.782 6797.688 L 6459.702 6798.968 C 6459.702 6802.808 6458.635 6804.728 6456.502 6804.728 C 6453.089 6803.448 6450.529 6802.808 6448.822 6802.808 L 6445.622 6810.488 L 6448.822 6811.768 L 6434.102 6825.848 L 6439.862 6830.328 L 6442.422 6830.328 L 6442.422 6833.528 L 6439.222 6833.528 L 6429.622 6836.728 L 6425.782 6838.648 C 6424.929 6840.781 6424.929 6842.061 6425.782 6842.488 C 6426.635 6842.915 6427.489 6843.128 6428.342 6843.128 L 6415.542 6852.088 L 6412.982 6859.128 C 6413.835 6858.701 6414.902 6858.275 6416.182 6857.848 C 6416.609 6859.555 6416.182 6861.048 6414.902 6862.328 C 6413.622 6863.181 6412.769 6863.821 6412.342 6864.248 L 6416.182 6865.528 L 6413.622 6873.208 L 6408.502 6877.688 C 6406.795 6876.835 6403.809 6878.755 6399.542 6883.448 C 6398.262 6884.728 6396.342 6886.861 6393.782 6889.848 C 6391.222 6892.835 6387.595 6895.181 6382.902 6896.888 C 6374.369 6900.301 6369.035 6903.501 6366.902 6906.488 C 6363.489 6907.768 6361.142 6907.341 6359.862 6905.208 L 6356.662 6911.608 C 6352.395 6912.888 6348.342 6913.315 6344.502 6912.888 L 6338.102 6916.728 C 6336.822 6915.875 6335.542 6915.235 6334.262 6914.808 L 6330.422 6914.808 C 6327.435 6914.808 6325.942 6913.528 6325.942 6910.968 L 6326.582 6909.048 ZM 6667.062 6838.648 L 6667.062 6836.088 L 6670.262 6825.848 C 6669.408 6825.848 6668.555 6825.635 6667.702 6825.208 C 6667.275 6823.075 6668.128 6821.795 6670.262 6821.368 L 6670.262 6816.888 L 6672.822 6816.888 L 6670.902 6807.288 C 6670.902 6803.875 6673.248 6796.621 6677.942 6785.528 C 6681.355 6777.421 6684.982 6769.315 6688.822 6761.208 L 6691.382 6761.208 C 6696.075 6746.701 6709.728 6727.715 6732.342 6704.248 C 6755.382 6680.355 6774.368 6664.995 6789.302 6658.168 C 6808.928 6644.088 6826.422 6632.781 6841.782 6624.248 C 6865.675 6610.595 6884.448 6603.768 6898.102 6603.768 C 6909.195 6603.768 6917.728 6607.395 6923.702 6614.648 C 6929.675 6621.901 6932.662 6631.075 6932.662 6642.168 L 6932.022 6649.208 C 6931.168 6650.915 6930.315 6652.408 6929.462 6653.688 C 6929.462 6654.541 6929.248 6656.461 6928.822 6659.448 C 6927.968 6660.728 6927.328 6661.795 6926.902 6662.648 L 6921.782 6674.168 C 6920.075 6675.021 6919.008 6675.448 6918.582 6675.448 C 6918.582 6676.301 6918.795 6676.941 6919.222 6677.368 L 6911.542 6688.248 L 6908.342 6689.528 L 6907.062 6694.648 C 6906.208 6694.221 6904.075 6695.501 6900.662 6698.488 L 6894.902 6704.248 L 6889.142 6703.608 L 6882.742 6707.448 C 6884.022 6707.875 6885.515 6708.301 6887.222 6708.728 L 6876.982 6716.408 L 6873.782 6714.488 L 6871.862 6715.128 L 6872.502 6719.608 L 6860.342 6722.808 C 6854.368 6729.208 6844.342 6735.181 6830.262 6740.728 C 6825.568 6742.435 6818.742 6744.781 6809.782 6747.768 C 6808.502 6748.621 6807.222 6749.261 6805.942 6749.688 C 6804.235 6749.688 6801.035 6750.755 6796.342 6752.888 C 6792.075 6755.021 6789.728 6756.088 6789.302 6756.088 C 6784.182 6758.648 6777.568 6761.635 6769.462 6765.048 C 6761.355 6768.461 6756.235 6769.741 6754.102 6768.888 L 6748.342 6782.328 C 6749.195 6781.901 6750.048 6782.755 6750.902 6784.888 L 6748.342 6783.608 L 6745.142 6783.608 L 6745.142 6787.448 L 6749.622 6789.368 C 6748.768 6789.368 6747.702 6792.781 6746.422 6799.608 C 6745.142 6806.435 6744.502 6813.261 6744.502 6820.088 C 6744.502 6831.181 6747.062 6840.355 6752.182 6847.608 C 6757.302 6854.435 6764.982 6857.848 6775.222 6857.848 C 6786.315 6857.848 6800.608 6852.301 6818.102 6841.208 C 6831.755 6832.675 6845.408 6823.928 6859.062 6814.968 C 6867.168 6807.715 6875.275 6800.248 6883.382 6792.568 C 6886.795 6790.008 6892.128 6786.595 6899.382 6782.328 L 6901.302 6788.088 C 6899.168 6792.355 6894.262 6797.475 6886.582 6803.448 C 6879.328 6809.421 6874.635 6813.688 6872.502 6816.248 L 6869.942 6816.248 L 6862.262 6822.648 L 6859.062 6825.848 L 6854.582 6832.248 L 6852.022 6832.248 L 6839.222 6845.048 C 6833.248 6851.021 6828.555 6855.288 6825.142 6857.848 L 6783.542 6889.848 C 6781.408 6890.275 6779.915 6890.701 6779.062 6891.128 C 6778.208 6891.555 6778.635 6892.408 6780.342 6893.688 L 6760.502 6905.208 L 6760.502 6902.008 L 6754.102 6905.208 L 6754.742 6907.768 C 6753.462 6908.195 6750.475 6908.408 6745.782 6908.408 L 6743.222 6910.328 L 6737.462 6910.328 L 6734.262 6914.168 C 6732.982 6913.315 6730.208 6912.888 6725.942 6912.888 L 6709.942 6912.888 L 6711.222 6910.328 C 6709.088 6910.755 6706.315 6910.541 6702.902 6909.688 C 6699.915 6908.835 6696.715 6907.768 6693.302 6906.488 L 6693.302 6903.928 L 6697.782 6902.648 L 6695.862 6901.368 L 6688.182 6901.368 C 6685.195 6900.088 6682.848 6897.741 6681.142 6894.328 L 6685.622 6893.048 L 6683.702 6889.848 L 6677.302 6890.488 C 6674.742 6884.515 6674.102 6879.395 6675.382 6875.128 L 6672.182 6875.768 L 6672.182 6873.208 C 6674.742 6873.208 6675.808 6872.355 6675.382 6870.648 L 6669.622 6870.648 C 6672.182 6868.941 6673.462 6866.381 6673.462 6862.968 L 6668.342 6854.008 L 6670.902 6851.448 L 6667.062 6845.688 L 6667.062 6838.648 ZM 6839.862 6717.688 C 6847.115 6711.715 6852.875 6704.675 6857.142 6696.568 C 6861.835 6688.035 6864.182 6679.501 6864.182 6670.968 C 6864.182 6665.848 6862.475 6661.155 6859.062 6656.888 C 6855.648 6652.621 6851.168 6650.488 6845.622 6650.488 C 6842.635 6650.488 6840.502 6651.768 6839.222 6654.328 L 6833.462 6654.328 L 6836.022 6657.528 L 6837.942 6656.248 L 6819.382 6669.688 C 6818.102 6673.528 6815.115 6676.728 6810.422 6679.288 L 6802.102 6685.048 L 6802.102 6687.608 L 6807.222 6687.608 L 6800.822 6688.888 L 6798.262 6690.808 L 6794.422 6694.008 L 6792.502 6697.208 L 6789.942 6697.208 L 6788.662 6699.128 C 6788.662 6699.981 6790.368 6701.048 6793.782 6702.328 L 6789.942 6705.528 C 6788.662 6705.528 6785.248 6707.661 6779.702 6711.928 L 6778.422 6719.608 L 6777.142 6722.808 L 6774.582 6722.808 L 6767.542 6732.408 L 6769.462 6729.848 L 6772.662 6729.848 L 6769.462 6733.048 L 6766.902 6733.688 L 6766.902 6736.248 C 6760.502 6737.101 6756.662 6738.168 6755.382 6739.448 L 6757.302 6741.368 L 6759.222 6740.088 L 6764.982 6740.088 L 6763.062 6743.288 L 6760.502 6743.288 L 6760.502 6748.408 L 6762.422 6749.688 C 6759.435 6749.688 6757.302 6750.968 6756.022 6753.528 C 6767.115 6753.528 6782.048 6749.688 6800.822 6742.008 C 6819.595 6733.901 6832.608 6725.795 6839.862 6717.688 ZM 4050.187 8212.701 L 4050.187 8210.141 L 4053.387 8199.901 C 4052.534 8199.901 4051.680 8199.688 4050.827 8199.261 C 4050.400 8197.128 4051.254 8195.848 4053.387 8195.421 L 4053.387 8190.941 L 4055.947 8190.941 L 4054.027 8181.341 C 4054.027 8177.928 4056.374 8170.674 4061.067 8159.581 C 4064.480 8151.474 4068.107 8143.368 4071.947 8135.261 L 4074.507 8135.261 C 4079.200 8120.754 4092.854 8101.768 4115.467 8078.301 C 4138.507 8054.408 4157.494 8039.048 4172.427 8032.221 C 4192.054 8018.141 4209.547 8006.834 4224.907 7998.301 C 4248.800 7984.648 4267.574 7977.821 4281.227 7977.821 C 4292.320 7977.821 4300.854 7981.448 4306.827 7988.701 C 4312.800 7995.954 4315.787 8005.128 4315.787 8016.221 L 4315.147 8023.261 C 4314.294 8024.968 4313.440 8026.461 4312.587 8027.741 C 4312.587 8028.594 4312.374 8030.514 4311.947 8033.501 C 4311.094 8034.781 4310.454 8035.848 4310.027 8036.701 L 4304.907 8048.221 C 4303.200 8049.074 4302.134 8049.501 4301.707 8049.501 C 4301.707 8050.354 4301.920 8050.994 4302.347 8051.421 L 4294.667 8062.301 L 4291.467 8063.581 L 4290.187 8068.701 C 4289.334 8068.274 4287.200 8069.554 4283.787 8072.541 L 4278.027 8078.301 L 4272.267 8077.661 L 4265.867 8081.501 C 4267.147 8081.928 4268.640 8082.354 4270.347 8082.781 L 4260.107 8090.461 L 4256.907 8088.541 L 4254.987 8089.181 L 4255.627 8093.661 L 4243.467 8096.861 C 4237.494 8103.261 4227.467 8109.234 4213.387 8114.781 C 4208.694 8116.488 4201.867 8118.834 4192.907 8121.821 C 4191.627 8122.674 4190.347 8123.314 4189.067 8123.741 C 4187.360 8123.741 4184.160 8124.808 4179.467 8126.941 C 4175.200 8129.074 4172.854 8130.141 4172.427 8130.141 C 4167.307 8132.701 4160.694 8135.688 4152.587 8139.101 C 4144.480 8142.514 4139.360 8143.794 4137.227 8142.941 L 4131.467 8156.381 C 4132.320 8155.954 4133.174 8156.808 4134.027 8158.941 L 4131.467 8157.661 L 4128.267 8157.661 L 4128.267 8161.501 L 4132.747 8163.421 C 4131.894 8163.421 4130.827 8166.834 4129.547 8173.661 C 4128.267 8180.488 4127.627 8187.314 4127.627 8194.141 C 4127.627 8205.234 4130.187 8214.408 4135.307 8221.661 C 4140.427 8228.488 4148.107 8231.901 4158.347 8231.901 C 4169.440 8231.901 4183.734 8226.354 4201.227 8215.261 C 4214.880 8206.728 4228.534 8197.981 4242.187 8189.021 C 4250.294 8181.768 4258.400 8174.301 4266.507 8166.621 C 4269.920 8164.061 4275.254 8160.648 4282.507 8156.381 L 4284.427 8162.141 C 4282.294 8166.408 4277.387 8171.528 4269.707 8177.501 C 4262.454 8183.474 4257.760 8187.741 4255.627 8190.301 L 4253.067 8190.301 L 4245.387 8196.701 L 4242.187 8199.901 L 4237.707 8206.301 L 4235.147 8206.301 L 4222.347 8219.101 C 4216.374 8225.074 4211.680 8229.341 4208.267 8231.901 L 4166.667 8263.901 C 4164.534 8264.328 4163.040 8264.754 4162.187 8265.181 C 4161.334 8265.608 4161.760 8266.461 4163.467 8267.741 L 4143.627 8279.261 L 4143.627 8276.061 L 4137.227 8279.261 L 4137.867 8281.821 C 4136.587 8282.248 4133.600 8282.461 4128.907 8282.461 L 4126.347 8284.381 L 4120.587 8284.381 L 4117.387 8288.221 C 4116.107 8287.368 4113.334 8286.941 4109.067 8286.941 L 4093.067 8286.941 L 4094.347 8284.381 C 4092.214 8284.808 4089.440 8284.594 4086.027 8283.741 C 4083.040 8282.888 4079.840 8281.821 4076.427 8280.541 L 4076.427 8277.981 L 4080.907 8276.701 L 4078.987 8275.421 L 4071.307 8275.421 C 4068.320 8274.141 4065.974 8271.794 4064.267 8268.381 L 4068.747 8267.101 L 4066.827 8263.901 L 4060.427 8264.541 C 4057.867 8258.568 4057.227 8253.448 4058.507 8249.181 L 4055.307 8249.821 L 4055.307 8247.261 C 4057.867 8247.261 4058.934 8246.408 4058.507 8244.701 L 4052.747 8244.701 C 4055.307 8242.994 4056.587 8240.434 4056.587 8237.021 L 4051.467 8228.061 L 4054.027 8225.501 L 4050.187 8219.741 L 4050.187 8212.701 ZM 4222.987 8091.741 C 4230.240 8085.768 4236.000 8078.728 4240.267 8070.621 C 4244.960 8062.088 4247.307 8053.554 4247.307 8045.021 C 4247.307 8039.901 4245.600 8035.208 4242.187 8030.941 C 4238.774 8026.674 4234.294 8024.541 4228.747 8024.541 C 4225.760 8024.541 4223.627 8025.821 4222.347 8028.381 L 4216.587 8028.381 L 4219.147 8031.581 L 4221.067 8030.301 L 4202.507 8043.741 C 4201.227 8047.581 4198.240 8050.781 4193.547 8053.341 L 4185.227 8059.101 L 4185.227 8061.661 L 4190.347 8061.661 L 4183.947 8062.941 L 4181.387 8064.861 L 4177.547 8068.061 L 4175.627 8071.261 L 4173.067 8071.261 L 4171.787 8073.181 C 4171.787 8074.034 4173.494 8075.101 4176.907 8076.381 L 4173.067 8079.581 C 4171.787 8079.581 4168.374 8081.714 4162.827 8085.981 L 4161.547 8093.661 L 4160.267 8096.861 L 4157.707 8096.861 L 4150.667 8106.461 L 4152.587 8103.901 L 4155.787 8103.901 L 4152.587 8107.101 L 4150.027 8107.741 L 4150.027 8110.301 C 4143.627 8111.154 4139.787 8112.221 4138.507 8113.501 L 4140.427 8115.421 L 4142.347 8114.141 L 4148.107 8114.141 L 4146.187 8117.341 L 4143.627 8117.341 L 4143.627 8122.461 L 4145.547 8123.741 C 4142.560 8123.741 4140.427 8125.021 4139.147 8127.581 C 4150.240 8127.581 4165.174 8123.741 4183.947 8116.061 C 4202.720 8107.954 4215.734 8099.848 4222.987 8091.741 ZM 4378.567 8072.541 C 4382.834 8066.141 4388.380 8056.968 4395.207 8045.021 L 4410.567 8016.861 L 4408.007 8014.941 C 4413.554 8007.688 4418.887 8002.141 4424.007 7998.301 C 4426.994 7996.168 4433.607 7992.541 4443.847 7987.421 L 4444.487 7985.501 C 4452.167 7982.088 4457.714 7979.741 4461.127 7978.461 C 4467.527 7975.901 4473.500 7974.194 4479.047 7973.341 C 4479.900 7976.754 4480.967 7979.954 4482.247 7982.941 C 4482.247 7985.074 4481.607 7988.061 4480.327 7991.901 C 4479.474 7995.741 4478.834 7998.514 4478.407 8000.221 L 4481.607 8000.221 C 4479.900 8008.754 4478.834 8013.448 4478.407 8014.301 C 4476.274 8021.554 4473.927 8026.248 4471.367 8028.381 L 4475.207 8032.221 L 4471.367 8032.221 L 4466.247 8035.421 L 4471.367 8037.341 C 4470.087 8042.888 4469.447 8045.874 4469.447 8046.301 L 4464.967 8051.421 L 4461.767 8051.421 C 4459.634 8055.688 4458.567 8058.461 4458.567 8059.741 C 4478.620 8045.234 4498.674 8030.514 4518.727 8015.581 C 4529.394 8008.754 4540.914 8002.354 4553.287 7996.381 C 4565.660 7989.981 4577.394 7985.501 4588.487 7982.941 C 4596.594 7985.928 4602.994 7989.981 4607.687 7995.101 C 4608.114 7994.674 4608.327 7994.888 4608.327 7995.741 L 4609.607 7997.021 L 4607.687 8002.141 C 4607.687 8006.834 4610.247 8008.114 4615.367 8005.981 C 4615.794 8013.234 4616.007 8018.781 4616.007 8022.621 L 4614.087 8029.021 C 4614.087 8030.301 4614.300 8031.581 4614.727 8032.861 C 4613.874 8034.141 4612.807 8035.208 4611.527 8036.061 C 4610.247 8036.914 4608.967 8036.274 4607.687 8034.141 L 4610.247 8044.381 C 4608.967 8043.101 4608.114 8043.101 4607.687 8044.381 C 4607.260 8045.234 4606.834 8046.301 4606.407 8047.581 L 4610.887 8048.221 C 4643.314 8023.474 4661.020 8010.034 4664.007 8007.901 C 4688.754 7991.261 4708.594 7982.941 4723.527 7982.941 C 4737.607 7982.941 4747.420 7990.408 4752.967 8005.341 L 4755.527 8005.341 L 4753.607 8011.101 C 4754.034 8012.808 4754.247 8016.434 4754.247 8021.981 C 4754.247 8027.528 4754.887 8030.301 4756.167 8030.301 L 4756.167 8036.061 C 4754.460 8035.634 4752.540 8035.421 4750.407 8035.421 L 4744.007 8035.421 L 4745.927 8039.901 L 4751.687 8038.621 L 4752.967 8043.101 C 4752.114 8043.954 4751.260 8045.021 4750.407 8046.301 C 4749.554 8047.154 4749.127 8049.074 4749.127 8052.061 L 4747.847 8055.901 L 4740.167 8055.901 L 4740.167 8053.981 C 4739.314 8053.981 4738.674 8053.768 4738.247 8053.341 L 4735.047 8062.301 C 4735.900 8063.154 4737.394 8063.368 4739.527 8062.941 C 4741.660 8062.514 4742.087 8061.448 4740.807 8059.741 L 4747.207 8062.941 L 4747.207 8066.141 L 4740.807 8071.901 L 4739.527 8068.701 L 4736.967 8073.821 L 4740.167 8076.381 L 4735.687 8076.381 C 4733.554 8076.381 4732.487 8077.874 4732.487 8080.861 C 4732.487 8082.141 4731.847 8083.848 4730.567 8085.981 C 4729.714 8087.688 4729.287 8089.181 4729.287 8090.461 C 4725.020 8098.141 4722.674 8102.834 4722.247 8104.541 L 4715.847 8104.541 L 4716.487 8101.341 C 4715.634 8101.768 4714.567 8102.408 4713.287 8103.261 L 4710.727 8105.821 L 4710.727 8109.661 L 4713.927 8109.661 C 4714.354 8110.941 4713.500 8111.794 4711.367 8112.221 C 4709.234 8112.648 4707.314 8113.074 4705.607 8113.501 L 4706.247 8116.061 C 4708.807 8116.914 4710.087 8118.408 4710.087 8120.541 L 4708.807 8123.101 L 4697.927 8130.781 L 4701.127 8130.781 L 4699.207 8137.821 L 4693.447 8139.101 L 4691.527 8146.141 L 4683.847 8150.621 C 4682.994 8151.901 4683.207 8153.608 4684.487 8155.741 C 4686.194 8157.874 4687.047 8159.154 4687.047 8159.581 L 4680.647 8155.741 L 4679.367 8161.501 L 4676.167 8161.501 L 4672.327 8168.541 C 4669.767 8169.821 4668.914 8171.314 4669.767 8173.021 L 4678.727 8173.661 C 4674.034 8177.074 4669.554 8180.274 4665.287 8183.261 C 4663.154 8188.381 4661.234 8192.648 4659.527 8196.061 C 4657.820 8199.474 4655.260 8202.461 4651.847 8205.021 C 4653.127 8207.581 4654.407 8209.928 4655.687 8212.061 L 4650.567 8218.461 L 4653.767 8224.221 L 4665.927 8220.381 C 4678.727 8215.688 4693.020 8205.234 4708.807 8189.021 C 4726.300 8171.101 4739.314 8160.008 4747.847 8155.741 L 4747.847 8153.181 L 4762.567 8142.941 L 4765.127 8142.941 L 4762.567 8151.261 C 4758.300 8152.968 4754.460 8155.528 4751.047 8158.941 C 4745.500 8164.914 4739.954 8170.674 4734.407 8176.221 C 4733.980 8178.781 4725.020 8188.381 4707.527 8205.021 C 4690.460 8221.234 4679.580 8230.621 4674.887 8233.181 L 4674.887 8235.741 C 4658.674 8248.968 4645.660 8259.421 4635.847 8267.101 C 4617.074 8281.608 4602.140 8288.221 4591.047 8286.941 L 4576.327 8285.661 L 4572.487 8280.541 L 4569.927 8280.541 C 4568.220 8276.701 4566.940 8273.501 4566.087 8270.941 C 4565.234 8268.381 4564.807 8266.034 4564.807 8263.901 C 4564.807 8262.194 4566.087 8254.301 4568.647 8240.221 C 4568.647 8237.661 4568.860 8235.101 4569.287 8232.541 C 4575.687 8217.181 4602.354 8172.808 4649.287 8099.421 C 4669.340 8068.274 4680.434 8047.794 4682.567 8037.981 L 4678.087 8029.021 L 4671.047 8026.461 C 4660.380 8029.448 4649.500 8034.994 4638.407 8043.101 C 4627.740 8050.781 4617.500 8058.248 4607.687 8065.501 L 4600.007 8075.101 C 4596.167 8078.514 4593.607 8080.861 4592.327 8082.141 C 4591.047 8083.421 4589.340 8085.981 4587.207 8089.821 C 4588.060 8093.234 4586.994 8096.221 4584.007 8098.781 C 4582.727 8100.061 4579.527 8102.194 4574.407 8105.181 C 4574.407 8106.034 4575.900 8106.461 4578.887 8106.461 L 4580.167 8109.661 L 4576.327 8109.021 L 4572.487 8113.501 C 4573.767 8113.074 4575.047 8113.714 4576.327 8115.421 C 4576.327 8115.848 4576.540 8116.274 4576.967 8116.701 L 4573.127 8116.701 L 4568.647 8120.541 L 4573.127 8120.541 L 4562.887 8127.581 L 4565.447 8132.701 L 4557.127 8133.341 C 4558.407 8137.608 4559.047 8140.594 4559.047 8142.301 C 4556.060 8144.861 4554.780 8146.994 4555.207 8148.701 L 4548.807 8147.421 C 4546.674 8149.981 4544.327 8153.181 4541.767 8157.021 C 4539.634 8160.861 4538.567 8164.061 4538.567 8166.621 L 4543.047 8166.621 L 4543.047 8163.421 L 4546.887 8164.061 L 4545.607 8169.821 L 4536.007 8181.981 L 4526.407 8179.421 L 4525.767 8181.341 C 4529.180 8186.034 4530.887 8189.021 4530.887 8190.301 C 4528.754 8190.728 4526.620 8190.941 4524.487 8190.941 C 4523.634 8190.941 4523.207 8191.794 4523.207 8193.501 C 4523.207 8194.781 4522.994 8195.634 4522.567 8196.061 L 4520.647 8195.421 L 4513.607 8205.661 C 4514.460 8205.234 4515.314 8205.448 4516.167 8206.301 C 4517.447 8206.728 4518.514 8207.154 4519.367 8207.581 C 4514.247 8211.421 4510.194 8215.048 4507.207 8218.461 L 4508.487 8222.941 C 4502.514 8225.928 4499.527 8229.981 4499.527 8235.101 C 4496.540 8237.661 4492.700 8240.221 4488.007 8242.781 C 4483.740 8244.914 4479.687 8247.048 4475.847 8249.181 L 4479.687 8250.461 L 4479.687 8253.661 C 4477.554 8254.941 4476.274 8255.794 4475.847 8256.221 C 4474.994 8255.794 4474.354 8255.154 4473.927 8254.301 L 4462.407 8263.901 L 4460.487 8262.621 L 4457.287 8263.261 L 4448.327 8269.021 C 4445.767 8270.728 4443.847 8272.221 4442.567 8273.501 C 4441.287 8274.354 4440.007 8275.421 4438.727 8276.701 L 4427.847 8281.821 C 4426.567 8281.821 4424.647 8281.181 4422.087 8279.901 C 4419.954 8278.194 4418.887 8276.701 4418.887 8275.421 C 4418.887 8257.074 4429.340 8229.981 4450.247 8194.141 C 4469.447 8163.848 4489.074 8132.701 4509.127 8100.701 C 4529.607 8068.274 4539.847 8045.234 4539.847 8031.581 L 4537.927 8027.741 C 4537.500 8026.461 4536.860 8024.968 4536.007 8023.261 C 4522.354 8028.808 4508.700 8036.701 4495.047 8046.941 C 4492.487 8048.648 4472.860 8066.141 4436.167 8099.421 L 4438.727 8101.981 C 4438.727 8103.261 4437.447 8104.754 4434.887 8106.461 C 4432.327 8107.741 4431.474 8109.448 4432.327 8111.581 L 4425.927 8111.581 C 4426.354 8112.861 4426.140 8113.928 4425.287 8114.781 C 4424.860 8115.634 4424.434 8116.274 4424.007 8116.701 L 4429.127 8126.941 C 4427.847 8127.368 4426.994 8128.434 4426.567 8130.141 C 4426.140 8131.848 4425.927 8133.341 4425.927 8134.621 C 4421.660 8138.461 4418.460 8141.448 4416.327 8143.581 L 4413.127 8143.581 L 4407.367 8151.901 C 4406.087 8154.034 4403.954 8158.301 4400.967 8164.701 C 4398.407 8171.101 4396.487 8176.221 4395.207 8180.061 L 4387.527 8184.541 L 4388.807 8187.741 L 4386.887 8189.661 C 4382.620 8191.368 4378.994 8194.568 4376.007 8199.261 C 4376.860 8199.261 4377.287 8199.901 4377.287 8201.181 C 4377.714 8202.034 4378.140 8202.674 4378.567 8203.101 C 4376.007 8205.234 4373.660 8207.154 4371.527 8208.861 C 4368.540 8213.128 4366.407 8216.328 4365.127 8218.461 C 4362.140 8223.154 4361.074 8226.568 4361.927 8228.701 L 4354.247 8231.261 L 4353.607 8237.661 L 4349.767 8237.021 C 4348.914 8240.008 4348.060 8242.568 4347.207 8244.701 C 4346.354 8246.834 4345.500 8249.181 4344.647 8251.741 L 4335.687 8256.861 C 4336.114 8256.434 4336.114 8256.008 4335.687 8255.581 L 4334.407 8254.301 L 4334.407 8263.261 L 4333.127 8269.021 L 4320.327 8271.581 L 4313.287 8279.261 L 4311.367 8277.981 L 4292.167 8284.381 L 4285.767 8281.821 C 4284.060 8282.674 4281.074 8283.741 4276.807 8285.021 C 4272.114 8286.301 4268.700 8286.941 4266.567 8286.941 C 4265.287 8286.941 4263.794 8285.874 4262.087 8283.741 C 4259.954 8281.181 4257.820 8277.768 4255.687 8273.501 C 4265.927 8262.834 4283.207 8234.674 4307.527 8189.021 C 4319.474 8166.834 4330.140 8149.981 4339.527 8138.461 C 4352.327 8116.701 4365.340 8094.728 4378.567 8072.541 ZM 4750.917 8211.421 L 4748.357 8209.501 C 4749.637 8195.421 4752.197 8183.048 4756.037 8172.381 C 4759.877 8161.288 4769.690 8141.021 4785.477 8111.581 C 4801.690 8085.128 4829.210 8055.474 4868.037 8022.621 C 4911.130 7986.354 4944.197 7968.221 4967.237 7968.221 L 4974.917 7969.501 L 4975.557 7971.421 C 4990.490 7972.701 5000.944 7980.168 5006.917 7993.821 L 5013.957 8011.101 L 5016.517 8011.101 L 5012.677 8023.261 C 5012.677 8024.541 5013.744 8026.034 5015.877 8027.741 C 5016.304 8028.168 5016.944 8028.594 5017.797 8029.021 L 5019.077 8035.421 L 5030.597 8036.061 C 5028.464 8041.608 5021.210 8056.328 5008.837 8080.221 C 4996.890 8103.688 4989.210 8118.621 4985.797 8125.021 L 4982.597 8124.381 L 4985.157 8129.501 L 4977.477 8153.821 L 4974.917 8154.461 L 4970.437 8173.021 L 4967.877 8173.021 C 4969.584 8178.141 4969.584 8182.408 4967.877 8185.821 L 4965.957 8214.621 C 4965.957 8219.314 4968.730 8222.514 4974.277 8224.221 C 4979.824 8222.941 4988.144 8217.821 4999.237 8208.861 C 5010.757 8199.474 5027.397 8184.328 5049.157 8163.421 C 5047.877 8164.274 5047.664 8165.554 5048.517 8167.261 C 5049.797 8168.968 5050.864 8169.181 5051.717 8167.901 C 5041.050 8180.274 5030.597 8192.648 5020.357 8205.021 L 5018.437 8208.861 C 5010.330 8214.834 5002.650 8221.021 4995.397 8227.421 C 4986.010 8235.528 4978.970 8242.781 4974.277 8249.181 L 4971.077 8249.181 L 4967.877 8255.581 L 4962.757 8256.861 C 4960.624 8260.274 4957.210 8263.474 4952.517 8266.461 L 4950.597 8267.741 C 4946.757 8271.581 4940.997 8274.781 4933.317 8277.341 C 4926.064 8279.901 4918.384 8282.034 4910.277 8283.741 C 4903.024 8280.754 4898.330 8274.781 4896.197 8265.821 C 4894.064 8256.434 4892.997 8244.914 4892.997 8231.261 L 4892.997 8213.981 L 4887.237 8221.021 L 4878.277 8227.421 L 4877.637 8231.261 C 4873.797 8235.101 4871.024 8238.941 4869.317 8242.781 L 4866.757 8239.581 L 4862.277 8245.341 L 4857.797 8245.981 L 4853.317 8254.301 C 4850.757 8255.581 4848.197 8257.288 4845.637 8259.421 C 4843.504 8261.128 4840.944 8263.261 4837.957 8265.821 L 4823.877 8273.501 L 4823.877 8278.621 C 4821.317 8280.328 4815.770 8283.101 4807.237 8286.941 C 4802.544 8289.074 4799.130 8290.781 4796.997 8292.061 C 4796.144 8291.634 4792.944 8292.061 4787.397 8293.341 C 4786.544 8293.341 4785.050 8293.768 4782.917 8294.621 C 4775.237 8294.621 4768.624 8291.634 4763.077 8285.661 C 4757.530 8279.688 4753.477 8272.434 4750.917 8263.901 C 4753.050 8263.901 4754.117 8262.408 4754.117 8259.421 C 4752.837 8257.714 4751.984 8256.648 4751.557 8256.221 C 4749.850 8253.661 4748.570 8252.594 4747.717 8253.021 L 4746.437 8245.341 L 4749.637 8240.861 L 4749.637 8229.341 C 4747.930 8229.768 4746.864 8229.554 4746.437 8228.701 C 4746.010 8227.848 4745.797 8226.141 4745.797 8223.581 C 4746.224 8218.888 4746.437 8216.114 4746.437 8215.261 L 4750.917 8211.421 ZM 4825.157 8210.141 C 4825.157 8211.848 4826.437 8215.688 4828.997 8221.661 C 4831.984 8227.634 4834.330 8231.901 4836.037 8234.461 C 4845.850 8234.461 4859.717 8227.208 4877.637 8212.701 L 4899.397 8194.781 C 4899.824 8193.501 4901.744 8186.461 4905.157 8173.661 C 4908.570 8160.434 4911.984 8151.901 4915.397 8148.061 C 4915.397 8142.514 4919.664 8130.781 4928.197 8112.861 C 4937.157 8094.941 4941.637 8078.514 4941.637 8063.581 C 4941.637 8051.634 4939.077 8041.394 4933.957 8032.861 C 4928.837 8024.328 4920.730 8019.208 4909.637 8017.501 C 4906.224 8020.061 4902.810 8022.834 4899.397 8025.821 C 4896.410 8028.381 4894.277 8031.368 4892.997 8034.781 C 4884.037 8045.021 4875.290 8055.048 4866.757 8064.861 L 4864.837 8070.621 C 4862.704 8072.328 4860.784 8075.314 4859.077 8079.581 C 4857.797 8083.421 4856.730 8087.261 4855.877 8091.101 C 4854.170 8093.234 4851.397 8098.994 4847.557 8108.381 C 4839.450 8128.008 4835.184 8139.528 4834.757 8142.941 L 4830.917 8144.221 L 4832.197 8146.781 L 4827.077 8165.981 L 4824.517 8169.821 L 4825.797 8171.101 L 4828.997 8171.101 C 4827.717 8174.088 4826.010 8176.008 4823.877 8176.861 L 4826.437 8196.061 L 4823.877 8198.621 L 4824.517 8202.461 L 4825.157 8210.141 ZM 5035.217 8229.341 L 5039.697 8229.981 L 5038.417 8224.861 C 5038.417 8224.008 5039.057 8221.874 5040.337 8218.461 C 5041.617 8214.621 5041.830 8211.848 5040.977 8210.141 L 5044.177 8206.301 L 5040.337 8206.941 L 5041.617 8205.661 C 5044.177 8199.688 5046.950 8195.208 5049.937 8192.221 L 5049.297 8189.661 L 5052.497 8186.461 L 5083.857 8122.461 L 5112.657 8075.101 L 5119.057 8065.501 L 5121.617 8066.781 L 5125.457 8062.301 C 5125.030 8061.874 5123.750 8061.661 5121.617 8061.661 L 5124.817 8053.981 L 5128.657 8053.981 L 5128.657 8051.421 L 5133.137 8050.141 L 5128.657 8049.501 C 5131.644 8046.514 5135.484 8041.608 5140.177 8034.781 C 5143.590 8029.661 5147.217 8024.328 5151.057 8018.781 L 5154.897 8018.781 C 5161.297 8009.821 5169.190 8002.994 5178.577 7998.301 C 5195.644 7989.768 5204.817 7985.074 5206.097 7984.221 L 5209.297 7985.501 C 5215.270 7980.381 5221.884 7977.821 5229.137 7977.821 L 5237.457 7980.381 C 5236.604 7985.074 5234.044 7990.834 5229.777 7997.661 C 5225.937 8004.488 5223.804 8009.181 5223.377 8011.741 C 5219.964 8013.448 5217.404 8017.288 5215.697 8023.261 L 5210.577 8028.381 L 5208.657 8036.061 C 5203.964 8039.474 5201.617 8044.168 5201.617 8050.141 L 5198.417 8050.781 L 5198.417 8054.621 C 5197.137 8054.194 5195.004 8055.048 5192.017 8057.181 C 5191.164 8056.754 5189.884 8056.541 5188.177 8056.541 L 5185.617 8056.541 L 5184.337 8060.381 L 5194.577 8060.381 L 5194.577 8062.941 L 5186.257 8066.141 L 5188.177 8067.421 L 5190.097 8069.341 L 5188.177 8071.261 L 5183.697 8069.341 L 5182.417 8071.261 L 5186.257 8071.901 L 5184.337 8077.661 C 5183.910 8075.954 5183.484 8074.674 5183.057 8073.821 C 5182.630 8072.968 5181.990 8073.181 5181.137 8074.461 L 5181.777 8080.221 C 5178.790 8079.794 5177.084 8080.434 5176.657 8082.141 C 5177.510 8082.994 5178.364 8083.634 5179.217 8084.061 L 5175.377 8096.861 L 5170.897 8097.501 L 5163.217 8099.421 L 5161.937 8103.261 L 5163.217 8104.541 L 5170.897 8103.901 L 5167.697 8106.461 L 5168.337 8110.941 L 5162.577 8116.701 L 5154.897 8115.421 L 5149.137 8121.821 C 5149.564 8122.674 5150.204 8123.314 5151.057 8123.741 L 5153.617 8121.181 L 5157.457 8121.821 L 5155.537 8124.381 L 5160.017 8127.581 C 5160.017 8128.861 5159.164 8129.928 5157.457 8130.781 C 5156.177 8131.634 5155.324 8132.061 5154.897 8132.061 L 5149.777 8128.221 L 5149.777 8130.781 L 5151.697 8132.061 L 5144.657 8132.061 L 5140.177 8133.341 L 5139.537 8138.461 L 5135.697 8139.101 L 5136.337 8142.301 L 5143.377 8142.301 C 5143.377 8143.581 5144.230 8144.434 5145.937 8144.861 C 5147.644 8145.288 5148.497 8146.141 5148.497 8147.421 L 5145.297 8147.421 L 5136.977 8147.421 L 5138.897 8150.621 L 5144.017 8149.341 C 5144.017 8150.194 5143.164 8151.261 5141.457 8152.541 C 5140.604 8154.248 5140.604 8155.528 5141.457 8156.381 C 5142.737 8156.808 5143.377 8157.448 5143.377 8158.301 L 5136.977 8162.781 L 5138.897 8164.701 L 5134.417 8165.981 L 5130.577 8167.261 L 5124.177 8170.461 C 5122.470 8171.314 5121.617 8172.594 5121.617 8174.301 L 5122.897 8176.221 L 5126.097 8173.021 C 5129.084 8173.021 5132.070 8171.954 5135.057 8169.821 L 5135.697 8172.381 L 5133.777 8173.021 L 5131.217 8179.421 L 5126.737 8178.781 L 5124.817 8181.341 L 5128.657 8183.261 L 5125.457 8189.661 L 5121.617 8189.021 L 5119.697 8190.301 C 5119.697 8197.554 5119.910 8202.034 5120.337 8203.741 L 5117.777 8204.381 L 5119.697 8209.501 L 5115.857 8211.421 L 5115.857 8217.181 L 5117.137 8218.461 C 5116.284 8218.888 5115.644 8219.101 5115.217 8219.101 L 5117.777 8230.621 L 5119.057 8231.901 L 5126.737 8232.541 C 5134.417 8232.541 5145.937 8227.421 5161.297 8217.181 L 5221.457 8174.941 L 5224.657 8176.221 C 5222.950 8180.488 5210.577 8191.154 5187.537 8208.221 C 5177.724 8215.474 5172.817 8220.594 5172.817 8223.581 L 5119.057 8260.701 C 5102.844 8271.368 5091.537 8277.341 5085.137 8278.621 C 5086.417 8279.474 5086.204 8280.541 5084.497 8281.821 C 5083.217 8282.674 5082.364 8282.248 5081.937 8280.541 C 5078.524 8283.954 5074.897 8285.874 5071.057 8286.301 C 5072.764 8287.581 5073.617 8287.368 5073.617 8285.661 C 5074.044 8284.381 5074.257 8283.528 5074.257 8283.101 L 5071.697 8282.461 L 5069.137 8284.381 L 5070.417 8280.541 L 5067.857 8280.541 L 5065.937 8284.381 L 5060.817 8284.381 L 5060.817 8281.821 C 5053.564 8279.261 5048.444 8276.914 5045.457 8274.781 C 5037.350 8269.234 5033.297 8261.128 5033.297 8250.461 L 5033.297 8244.701 L 5036.497 8245.341 L 5037.777 8243.421 L 5032.017 8243.421 C 5032.870 8236.594 5033.937 8231.901 5035.217 8229.341 ZM 5144.017 8134.621 C 5148.284 8135.474 5151.697 8137.821 5154.257 8141.661 L 5149.137 8142.301 L 5144.657 8141.661 L 5141.457 8141.021 L 5140.817 8139.101 L 5144.017 8134.621 ZM 5215.057 7919.581 L 5211.857 7911.901 C 5211.857 7906.781 5214.630 7900.381 5220.177 7892.701 C 5224.444 7887.154 5228.710 7881.394 5232.977 7875.421 L 5232.337 7873.501 L 5236.177 7874.781 L 5237.457 7873.501 L 5236.177 7870.301 L 5237.457 7866.461 L 5239.377 7863.901 L 5241.937 7863.261 L 5241.937 7860.061 C 5241.937 7856.221 5244.497 7854.301 5249.617 7854.301 L 5255.377 7856.861 L 5257.297 7855.581 L 5257.297 7849.821 L 5260.497 7848.541 L 5264.337 7849.181 L 5268.817 7846.621 L 5269.457 7844.061 L 5273.937 7845.341 L 5275.857 7842.781 L 5279.057 7842.781 L 5280.337 7841.501 L 5282.257 7843.421 L 5285.457 7838.941 L 5291.857 7843.421 L 5293.137 7838.941 L 5295.057 7840.221 L 5297.617 7837.021 L 5307.217 7837.661 L 5309.137 7838.941 L 5312.977 7843.421 L 5305.297 7866.461 L 5304.017 7870.301 C 5301.884 7872.434 5300.390 7874.994 5299.537 7877.981 C 5295.697 7877.981 5293.137 7878.408 5291.857 7879.261 L 5291.857 7882.461 L 5295.057 7882.461 L 5295.057 7888.221 C 5290.364 7890.354 5287.804 7893.981 5287.377 7899.101 L 5282.897 7906.781 L 5277.137 7908.061 L 5277.137 7911.261 L 5272.657 7910.621 L 5269.457 7910.621 L 5268.817 7912.541 L 5263.697 7912.541 C 5259.857 7912.114 5255.804 7914.461 5251.537 7919.581 L 5246.417 7918.301 L 5242.577 7918.941 L 5241.937 7923.421 L 5231.057 7923.421 L 5229.137 7921.501 L 5224.017 7925.341 C 5217.190 7925.341 5213.564 7927.048 5213.137 7930.461 L 5211.217 7929.181 C 5209.937 7927.901 5209.297 7924.701 5209.297 7919.581 L 5215.057 7919.581 ZM 5217.107 8249.181 L 5214.547 8244.701 L 5221.587 8240.221 C 5221.587 8239.368 5220.307 8238.514 5217.747 8237.661 L 5216.467 8231.901 C 5216.467 8229.768 5217.107 8227.421 5218.387 8224.861 C 5219.240 8221.874 5219.880 8219.741 5220.307 8218.461 L 5217.747 8215.901 L 5222.227 8208.861 L 5222.227 8205.661 L 5226.067 8199.901 L 5225.427 8194.141 C 5226.280 8193.288 5227.134 8191.794 5227.987 8189.661 C 5229.267 8187.528 5230.547 8186.674 5231.827 8187.101 C 5231.827 8181.981 5232.894 8176.648 5235.027 8171.101 L 5239.507 8160.861 C 5243.347 8160.008 5245.267 8157.234 5245.267 8152.541 C 5245.267 8148.274 5251.027 8135.901 5262.547 8115.421 C 5274.067 8094.941 5279.614 8084.488 5279.187 8084.061 C 5282.600 8079.368 5286.014 8074.034 5289.427 8068.061 C 5293.267 8062.088 5296.254 8056.541 5298.387 8051.421 C 5298.814 8050.994 5300.094 8048.648 5302.227 8044.381 C 5304.787 8039.688 5306.494 8037.554 5307.347 8037.981 L 5315.667 8021.981 L 5316.947 8018.141 C 5321.640 8009.608 5325.480 8002.994 5328.467 7998.301 C 5334.014 7989.341 5338.280 7983.794 5341.267 7981.661 L 5353.427 7956.701 C 5355.134 7957.554 5355.987 7957.341 5355.987 7956.061 C 5356.414 7954.354 5356.840 7952.434 5357.267 7950.301 C 5358.120 7948.168 5358.760 7946.674 5359.187 7945.821 C 5361.320 7941.554 5363.667 7937.714 5366.227 7934.301 L 5409.107 7861.341 C 5410.814 7860.061 5412.520 7858.568 5414.227 7856.861 C 5422.760 7854.728 5431.507 7852.381 5440.467 7849.821 L 5444.947 7844.701 L 5443.667 7841.501 L 5447.507 7841.501 L 5446.867 7844.061 L 5450.067 7844.061 L 5473.107 7835.741 L 5477.587 7839.581 C 5476.734 7843.848 5477.160 7848.541 5478.867 7853.661 L 5447.507 7904.221 L 5446.227 7908.701 L 5436.627 7923.421 C 5437.054 7924.274 5437.480 7924.914 5437.907 7925.341 C 5434.920 7927.048 5432.574 7928.541 5430.867 7929.821 L 5434.067 7931.741 C 5432.360 7932.168 5430.867 7932.594 5429.587 7933.021 C 5428.307 7933.448 5427.667 7935.154 5427.667 7938.141 L 5422.547 7941.341 C 5422.974 7942.194 5422.760 7943.688 5421.907 7945.821 C 5421.054 7947.528 5421.907 7948.594 5424.467 7949.021 L 5421.267 7955.421 C 5421.694 7953.288 5420.414 7952.221 5417.427 7952.221 L 5416.787 7955.421 L 5411.027 7959.261 L 5414.867 7958.621 L 5419.987 7961.181 C 5417.854 7962.461 5416.360 7963.314 5415.507 7963.741 C 5411.667 7965.874 5409.320 7966.728 5408.467 7966.301 C 5406.760 7971.421 5404.200 7975.901 5400.787 7979.741 L 5406.547 7977.821 L 5403.987 7981.021 L 5405.907 7981.661 L 5402.067 7986.781 L 5399.507 7984.861 C 5399.080 7985.288 5398.867 7985.714 5398.867 7986.141 C 5400.574 7989.554 5401.214 7991.688 5400.787 7992.541 L 5392.467 7995.741 L 5395.667 7997.661 L 5386.707 7998.941 L 5384.787 8005.341 L 5391.827 8005.341 L 5385.427 8009.181 L 5391.827 8011.101 L 5383.507 8012.381 L 5382.227 8009.821 C 5381.800 8011.528 5381.587 8013.021 5381.587 8014.301 C 5381.587 8015.581 5382.227 8017.714 5383.507 8020.701 L 5372.627 8023.261 L 5373.907 8027.101 L 5372.627 8032.861 C 5373.907 8032.008 5374.760 8031.581 5375.187 8031.581 C 5377.747 8030.301 5379.454 8029.661 5380.307 8029.661 L 5380.307 8034.141 L 5375.827 8034.141 C 5374.120 8035.848 5373.907 8037.768 5375.187 8039.901 L 5361.107 8043.101 L 5361.747 8048.221 L 5357.267 8052.701 L 5366.227 8046.301 L 5370.707 8051.421 L 5370.707 8054.621 L 5368.147 8054.621 L 5351.507 8060.381 C 5348.947 8062.088 5346.387 8063.581 5343.827 8064.861 L 5342.547 8069.341 L 5361.747 8066.141 L 5361.747 8071.261 C 5360.894 8071.261 5359.400 8072.968 5357.267 8076.381 C 5355.987 8077.234 5354.707 8077.874 5353.427 8078.301 L 5347.667 8082.141 L 5352.787 8082.141 L 5346.387 8085.981 L 5343.827 8084.061 C 5340.414 8084.061 5338.707 8085.768 5338.707 8089.181 L 5341.907 8090.461 L 5346.387 8087.901 L 5348.947 8091.101 L 5344.467 8097.501 C 5347.880 8098.781 5349.374 8099.848 5348.947 8100.701 L 5339.347 8100.061 L 5337.427 8096.861 L 5336.147 8100.061 C 5335.720 8101.341 5334.440 8101.981 5332.307 8101.981 C 5330.600 8101.981 5329.747 8103.474 5329.747 8106.461 L 5331.667 8105.821 L 5343.827 8107.101 L 5343.827 8110.301 C 5340.414 8109.874 5335.934 8110.514 5330.387 8112.221 L 5330.387 8118.621 L 5339.347 8121.181 C 5336.360 8122.888 5334.014 8123.741 5332.307 8123.741 C 5329.747 8122.461 5327.400 8121.821 5325.267 8121.821 L 5322.707 8123.741 L 5327.187 8127.581 L 5326.547 8129.501 L 5321.427 8129.501 L 5320.147 8131.421 C 5321.854 8131.848 5323.560 8132.061 5325.267 8132.061 L 5325.267 8135.261 C 5328.254 8134.834 5330.174 8135.048 5331.027 8135.901 L 5332.307 8142.941 L 5327.187 8143.581 L 5320.787 8148.701 L 5319.507 8153.181 L 5322.067 8157.021 L 5325.267 8157.021 L 5321.427 8159.581 L 5315.027 8158.941 L 5311.827 8160.861 L 5316.947 8164.701 L 5322.067 8164.701 L 5309.267 8167.261 L 5309.267 8171.101 L 5316.947 8171.101 L 5317.587 8174.301 C 5315.027 8174.728 5313.320 8174.941 5312.467 8174.941 C 5311.614 8174.941 5309.480 8175.581 5306.067 8176.861 L 5302.227 8175.581 L 5299.027 8176.221 L 5299.027 8183.261 C 5300.307 8184.114 5301.800 8184.114 5303.507 8183.261 C 5305.640 8182.408 5306.707 8181.128 5306.707 8179.421 L 5313.107 8180.701 C 5310.974 8186.674 5309.480 8190.514 5308.627 8192.221 L 5303.507 8194.141 L 5304.787 8199.901 L 5296.467 8205.021 L 5297.747 8206.941 L 5304.147 8206.941 L 5306.707 8205.021 L 5304.787 8210.781 L 5299.667 8213.341 C 5300.094 8216.754 5299.454 8218.461 5297.747 8218.461 L 5302.227 8222.941 C 5314.600 8219.528 5332.520 8209.714 5355.987 8193.501 C 5379.880 8176.861 5403.987 8160.008 5428.307 8142.941 C 5401.000 8169.821 5374.547 8194.354 5348.947 8216.541 C 5311.827 8248.541 5283.027 8269.661 5262.547 8279.901 L 5262.547 8282.461 L 5257.427 8281.181 C 5254.867 8284.168 5250.814 8286.728 5245.267 8288.861 C 5239.720 8290.994 5234.814 8292.061 5230.547 8292.061 C 5231.400 8291.208 5231.187 8290.141 5229.907 8288.861 C 5229.054 8288.008 5228.200 8288.008 5227.347 8288.861 L 5219.027 8283.101 C 5219.880 8282.248 5220.734 8282.034 5221.587 8282.461 C 5222.440 8282.888 5223.720 8283.741 5225.427 8285.021 L 5235.027 8285.021 L 5237.587 8286.941 L 5237.587 8284.381 L 5235.667 8283.741 C 5229.694 8282.461 5225.854 8282.674 5224.147 8284.381 L 5222.227 8278.621 L 5219.667 8278.621 L 5219.667 8272.221 C 5217.107 8272.648 5215.614 8272.434 5215.187 8271.581 C 5216.467 8271.154 5217.534 8270.514 5218.387 8269.661 L 5217.747 8261.981 L 5213.907 8261.981 L 5215.187 8258.781 L 5224.147 8255.581 L 5217.107 8255.581 L 5212.627 8251.741 L 5217.107 8249.181 ZM 5439.437 8167.261 L 5439.437 8162.141 C 5440.717 8161.288 5442.210 8160.434 5443.917 8159.581 L 5452.877 8154.461 L 5456.077 8155.101 L 5456.077 8159.581 L 5450.957 8164.061 L 5449.037 8169.181 C 5449.037 8170.461 5447.757 8175.154 5445.197 8183.261 C 5443.064 8191.368 5441.997 8196.701 5441.997 8199.261 C 5441.997 8205.234 5443.277 8211.421 5445.837 8217.821 C 5448.824 8224.221 5452.450 8228.914 5456.717 8231.901 L 5460.557 8234.461 C 5469.517 8240.861 5478.477 8243.421 5487.437 8242.141 L 5488.077 8244.701 L 5489.357 8241.501 L 5493.197 8237.661 L 5499.597 8238.941 L 5501.517 8242.781 L 5508.557 8234.461 C 5513.677 8236.168 5517.517 8237.021 5520.077 8237.021 C 5518.797 8235.314 5518.370 8234.248 5518.797 8233.821 L 5521.997 8229.341 L 5527.117 8230.621 C 5526.690 8229.768 5527.117 8228.701 5528.397 8227.421 C 5529.677 8226.141 5530.957 8225.714 5532.237 8226.141 C 5536.504 8221.021 5538.637 8214.834 5538.637 8207.581 C 5538.637 8199.474 5535.010 8192.434 5527.757 8186.461 C 5522.210 8182.194 5515.810 8178.781 5508.557 8176.221 C 5501.304 8173.234 5492.770 8168.541 5482.957 8162.141 C 5473.570 8155.314 5466.957 8150.621 5463.117 8148.061 L 5465.037 8144.221 L 5461.837 8139.741 L 5460.557 8144.861 C 5454.157 8138.888 5448.397 8131.208 5443.277 8121.821 L 5445.197 8119.901 L 5440.717 8119.261 C 5439.437 8115.848 5438.370 8113.074 5437.517 8110.941 C 5437.090 8108.808 5437.090 8106.674 5437.517 8104.541 L 5433.677 8093.021 C 5433.677 8077.234 5440.290 8062.514 5453.517 8048.861 C 5459.917 8042.461 5484.024 8025.608 5525.837 7998.301 L 5541.837 7988.061 L 5559.757 7977.181 L 5562.957 7976.541 C 5567.650 7974.834 5571.064 7973.768 5573.197 7973.341 C 5579.597 7971.634 5585.997 7970.781 5592.397 7970.781 C 5607.330 7970.781 5618.850 7975.688 5626.957 7985.501 C 5635.490 7994.888 5639.757 8007.261 5639.757 8022.621 C 5639.757 8023.901 5638.904 8026.461 5637.197 8030.301 C 5635.917 8033.714 5635.064 8035.848 5634.637 8036.701 L 5628.877 8041.181 L 5632.077 8040.541 L 5630.797 8042.461 C 5628.237 8047.154 5625.890 8051.634 5623.757 8055.901 C 5621.624 8059.741 5618.850 8064.008 5615.437 8068.701 L 5613.517 8066.141 C 5607.117 8071.688 5600.290 8078.088 5593.037 8085.341 C 5581.090 8098.141 5574.264 8105.181 5572.557 8106.461 L 5569.997 8105.181 L 5577.037 8089.181 L 5575.757 8087.901 C 5576.184 8085.341 5576.397 8081.928 5576.397 8077.661 L 5576.397 8066.141 C 5575.117 8061.874 5574.264 8058.888 5573.837 8057.181 C 5568.290 8044.381 5563.384 8035.421 5559.117 8030.301 C 5551.437 8020.914 5542.690 8016.221 5532.877 8016.221 C 5525.197 8016.221 5519.864 8019.208 5516.877 8025.181 C 5515.597 8025.608 5514.317 8025.821 5513.037 8025.821 L 5513.037 8029.661 C 5513.037 8031.794 5511.330 8039.474 5507.917 8052.701 C 5506.210 8059.101 5505.144 8064.434 5504.717 8068.701 C 5505.997 8070.408 5506.850 8071.688 5507.277 8072.541 C 5509.410 8075.528 5510.904 8076.808 5511.757 8076.381 L 5513.677 8086.621 L 5518.797 8087.901 C 5520.077 8090.888 5521.570 8093.661 5523.277 8096.221 C 5524.984 8098.781 5527.117 8100.701 5529.677 8101.981 C 5530.957 8104.114 5532.024 8105.394 5532.877 8105.821 C 5533.730 8106.674 5533.730 8107.528 5532.877 8108.381 C 5532.450 8109.234 5534.797 8111.368 5539.917 8114.781 L 5547.597 8113.501 L 5546.317 8119.901 C 5547.597 8120.328 5549.090 8120.754 5550.797 8121.181 C 5552.504 8121.181 5553.357 8121.608 5553.357 8122.461 L 5555.277 8126.301 L 5559.757 8125.021 L 5567.437 8137.821 L 5569.357 8128.221 C 5571.064 8129.074 5572.344 8131.208 5573.197 8134.621 L 5575.757 8134.621 C 5578.317 8135.474 5580.664 8136.541 5582.797 8137.821 C 5585.357 8138.674 5586.424 8139.741 5585.997 8141.021 C 5590.264 8146.141 5593.037 8150.408 5594.317 8153.821 C 5596.024 8153.394 5597.730 8152.754 5599.437 8151.901 L 5600.077 8156.381 L 5596.237 8160.221 L 5595.597 8163.421 L 5599.437 8159.581 L 5600.717 8161.501 L 5603.277 8167.261 C 5602.850 8167.688 5601.570 8169.821 5599.437 8173.661 C 5597.730 8177.501 5596.450 8179.208 5595.597 8178.781 L 5594.957 8184.541 L 5596.237 8187.741 L 5584.077 8201.821 L 5582.157 8199.901 C 5580.024 8204.168 5575.970 8208.434 5569.997 8212.701 C 5564.024 8216.541 5558.477 8220.168 5553.357 8223.581 C 5551.224 8224.861 5548.450 8227.208 5545.037 8230.621 C 5541.624 8234.034 5538.637 8236.808 5536.077 8238.941 L 5531.597 8243.421 C 5528.610 8246.408 5526.904 8247.688 5526.477 8247.261 L 5521.357 8252.381 L 5518.797 8252.381 L 5513.677 8256.861 L 5515.597 8260.061 L 5511.757 8266.461 L 5507.277 8265.181 C 5507.277 8263.048 5506.850 8261.981 5505.997 8261.981 L 5505.997 8266.461 L 5504.717 8270.941 L 5502.797 8270.301 L 5497.037 8274.141 L 5497.037 8279.261 C 5496.184 8279.688 5495.117 8279.688 5493.837 8279.261 C 5492.557 8278.408 5491.704 8277.768 5491.277 8277.341 L 5490.637 8279.901 C 5486.797 8281.181 5484.877 8282.461 5484.877 8283.741 L 5480.397 8285.021 L 5475.277 8287.581 L 5470.797 8287.581 L 5466.317 8287.581 L 5466.317 8290.781 L 5461.197 8292.061 C 5462.050 8292.914 5461.837 8293.768 5460.557 8294.621 C 5459.704 8295.901 5458.850 8296.114 5457.997 8295.261 L 5456.717 8289.501 L 5455.437 8292.701 L 5452.237 8295.901 L 5450.317 8290.781 L 5450.957 8288.861 L 5447.117 8288.861 L 5447.117 8296.541 C 5445.837 8296.114 5443.490 8295.901 5440.077 8295.901 C 5431.544 8295.901 5426.210 8295.261 5424.077 8293.981 L 5421.517 8294.621 L 5418.957 8289.501 L 5409.997 8288.861 L 5409.997 8283.741 L 5408.077 8285.021 C 5400.397 8281.181 5394.637 8275.634 5390.797 8268.381 C 5386.957 8261.128 5385.037 8253.021 5385.037 8244.061 C 5385.037 8229.128 5391.010 8214.834 5402.957 8201.181 C 5413.624 8189.661 5424.504 8178.141 5435.597 8166.621 L 5439.437 8167.261 Z">
            <!-- 3523 nodes -->
          </draw:path>
          <draw:g id="g1489-4">
            <draw:g id="g881-7">
              <draw:path id="rect868-4" draw:style-name="style0" draw:layer="layout" svg:x="8.496cm" svg:y="0.797cm" svg:width="6.149cm" svg:height="8.640cm" svg:viewBox="0.0 0.0 6149.189 8640.000" svg:d="M 17411.649 1593.469 L 22720.190 1593.469 C 22953.049 1593.469 23140.514 1780.934 23140.514 2013.794 L 23140.514 9813.145 C 23140.514 10046.005 22953.049 10233.470 22720.190 10233.470 L 17411.649 10233.470 C 17178.790 10233.470 16991.325 10046.005 16991.325 9813.145 L 16991.325 2013.794 C 16991.325 1780.934 17178.790 1593.469 17411.649 1593.469 Z">
                <!-- 9 nodes -->
              </draw:path>
              <draw:path id="rect872-5" draw:style-name="style1" draw:layer="layout" svg:x="8.823cm" svg:y="1.077cm" svg:width="5.495cm" svg:height="8.017cm" svg:viewBox="0.0 0.0 5495.351 8017.297" svg:d="M 17645.163 2185.037 L 22611.217 2153.902 L 23124.947 2761.037 L 23140.514 10171.199 L 17645.163 10171.199 L 17645.163 2185.037 Z">
                <!-- 6 nodes -->
              </draw:path>
            </draw:g>
            <!-- id="g881-7" -->
            <draw:path id="text909-4" draw:style-name="style2" draw:layer="layout" svg:x="8.998cm" svg:y="1.448cm" svg:width="3.973cm" svg:height="1.139cm" svg:viewBox="0.0 0.0 3972.876 1138.981" svg:d="M 19048.390 3906.145 L 19032.377 3932.350 L 19000.349 3954.187 L 18978.512 3954.187 L 18968.322 3942.540 L 18953.764 3952.731 C 18948.911 3959.039 18941.147 3968.259 18930.471 3980.391 C 18916.398 3987.670 18895.532 4001.743 18867.871 4022.609 C 18847.975 4032.800 18828.565 4036.197 18809.639 4032.800 C 18804.787 4029.888 18797.508 4026.491 18787.802 4022.609 C 18754.804 4013.874 18719.137 4003.198 18680.801 3990.582 C 18671.581 3985.729 18657.508 3978.935 18638.583 3970.200 C 18620.143 3964.377 18601.703 3958.797 18583.263 3953.459 C 18561.911 3946.180 18544.927 3937.202 18532.310 3926.526 L 18495.915 3922.159 L 18479.901 3910.513 L 18468.255 3910.513 L 18468.255 3906.145 L 18415.118 3877.029 C 18404.442 3880.911 18389.641 3892.558 18370.716 3911.968 C 18352.276 3931.379 18336.990 3943.511 18324.858 3948.363 L 18313.212 3973.112 C 18298.654 3986.214 18280.214 3998.831 18257.892 4010.963 L 18228.776 4013.874 L 18202.571 4000.772 C 18179.278 4002.713 18161.809 4003.684 18150.162 4003.684 C 18142.883 4003.684 18133.178 4002.471 18121.046 4000.044 C 18108.915 3998.103 18100.423 3996.890 18095.570 3996.405 L 18021.324 3996.405 C 18012.104 3993.978 18006.766 3992.037 18005.310 3990.582 L 17995.120 3974.568 L 18005.310 3910.513 C 18016.957 3888.676 18043.161 3869.508 18083.924 3853.009 C 18120.319 3837.965 18153.074 3830.444 18182.190 3830.444 C 18173.455 3830.444 18196.263 3834.326 18250.613 3842.090 L 18260.803 3831.899 C 18264.200 3815.400 18269.538 3801.328 18276.817 3789.681 L 18308.845 3767.116 C 18317.094 3749.162 18328.255 3733.148 18342.328 3719.075 C 18349.607 3701.605 18353.489 3685.592 18353.974 3671.034 C 18354.460 3647.741 18355.430 3632.212 18356.886 3624.448 C 18361.739 3606.493 18368.532 3579.804 18377.267 3544.379 C 18380.179 3542.438 18387.458 3529.821 18399.104 3506.528 L 18399.104 3502.161 C 18410.265 3491.000 18417.302 3478.140 18420.213 3463.582 C 18422.154 3451.451 18423.853 3439.319 18425.308 3427.187 C 18429.191 3416.997 18434.529 3401.468 18441.322 3380.602 C 18442.778 3356.338 18448.359 3320.429 18458.064 3272.873 C 18464.858 3258.800 18472.137 3235.992 18479.901 3204.450 L 18497.371 3185.525 L 18522.119 3117.830 L 18532.310 3107.639 L 18542.500 3055.231 C 18551.720 3050.863 18564.823 3038.246 18581.807 3017.380 C 18598.791 2996.513 18612.379 2984.382 18622.569 2980.985 C 18603.159 2975.647 18585.689 2973.706 18570.160 2975.162 L 18564.337 2969.339 C 18522.604 2972.735 18494.459 2971.280 18479.901 2964.971 L 18468.255 2953.325 L 18441.322 2964.971 L 18420.941 2964.971 C 18386.487 2944.590 18357.371 2934.399 18333.593 2934.399 C 18329.226 2934.399 18310.058 2935.855 18276.089 2938.767 C 18242.120 2941.678 18224.893 2943.134 18224.408 2943.134 C 18197.719 2977.588 18181.705 3005.734 18176.367 3027.570 L 18176.367 3055.231 L 18186.557 3059.598 L 18192.381 3071.244 L 18208.394 3075.612 L 18256.436 3071.244 L 18272.450 3059.598 L 18282.640 3033.394 L 18303.021 3011.557 L 18324.858 3001.366 L 18356.886 3001.366 L 18377.267 3011.557 L 18383.090 3033.394 L 18372.900 3055.231 L 18351.063 3075.612 C 18327.770 3085.802 18311.756 3089.685 18303.021 3087.258 C 18280.699 3102.787 18252.068 3110.551 18217.129 3110.551 C 18191.895 3110.551 18167.389 3106.184 18143.611 3097.449 L 18137.788 3075.612 L 18117.407 3055.231 C 18109.643 3021.262 18106.246 2997.969 18107.216 2985.352 C 18129.053 2961.089 18160.838 2936.826 18202.571 2912.562 C 18210.335 2911.592 18226.107 2908.438 18249.885 2903.100 C 18270.266 2898.732 18285.552 2896.549 18295.742 2896.549 C 18302.051 2896.549 18311.271 2897.276 18323.403 2898.732 C 18335.534 2900.188 18344.754 2900.916 18351.063 2900.916 C 18352.519 2900.916 18359.798 2899.945 18372.900 2898.004 C 18386.487 2896.063 18397.163 2895.093 18404.927 2895.093 C 18408.809 2895.093 18414.875 2895.821 18423.125 2897.276 C 18431.374 2898.732 18437.440 2899.460 18441.322 2899.460 C 18442.778 2899.460 18453.697 2898.004 18474.078 2895.093 C 18491.062 2902.857 18508.532 2908.195 18526.486 2911.107 L 18532.310 2927.120 C 18546.868 2932.458 18560.940 2934.399 18574.528 2932.944 L 18622.569 2953.325 L 18654.597 2953.325 L 18664.787 2959.148 C 18685.654 2957.692 18707.006 2948.957 18728.843 2932.944 L 18744.856 2932.944 L 18755.047 2922.753 L 18777.612 2922.753 L 18803.816 2911.107 L 18830.021 2911.107 L 18846.034 2895.093 L 18883.885 2900.916 L 18888.253 2906.739 L 18910.090 2911.107 L 18920.280 2922.753 L 18915.913 2932.944 L 18910.090 2932.944 L 18899.899 2943.134 L 18888.253 2943.134 L 18878.062 2959.148 L 18814.007 2959.148 L 18803.816 2964.971 L 18777.612 2964.971 L 18765.965 2959.148 L 18750.680 2969.339 L 18723.019 2975.162 L 18712.829 2985.352 L 18761.598 2991.176 L 18777.612 3011.557 L 18819.830 3017.380 L 18830.021 3011.557 L 18856.225 3011.557 L 18867.871 3017.380 L 18888.253 3017.380 L 18904.266 3039.217 C 18930.471 3042.128 18944.543 3043.584 18946.485 3043.584 C 18947.455 3043.584 18951.095 3042.856 18957.403 3041.401 C 18963.711 3039.945 18967.351 3039.217 18968.322 3039.217 C 18981.909 3018.836 18989.188 3002.822 18990.158 2991.176 L 18958.131 2953.325 L 18930.471 2943.134 L 18930.471 2927.120 L 18936.294 2922.753 L 18946.485 2922.753 L 18974.145 2937.311 L 18994.526 2937.311 C 19002.290 2947.987 19012.966 2964.001 19026.553 2985.352 L 19016.363 2996.999 L 19016.363 3027.570 L 19000.349 3043.584 L 18990.158 3071.244 L 18962.498 3087.258 C 18943.573 3086.288 18915.427 3087.744 18878.062 3091.626 C 18851.372 3079.009 18821.771 3070.274 18789.258 3065.421 L 18744.856 3033.394 L 18680.801 3017.380 L 18660.420 3039.217 L 18632.760 3043.584 L 18628.392 3055.231 C 18633.245 3068.818 18634.701 3086.288 18632.760 3107.639 L 18638.583 3107.639 L 18638.583 3117.830 L 18628.392 3129.476 L 18616.746 3129.476 L 18612.379 3149.858 L 18606.555 3149.858 L 18605.100 3173.150 L 18590.542 3182.613 L 18586.174 3192.804 L 18590.542 3204.450 L 18580.351 3230.654 L 18570.160 3240.845 C 18575.013 3257.829 18583.748 3279.181 18596.365 3304.900 L 18590.542 3320.914 L 18602.188 3341.295 L 18596.365 3368.955 L 18590.542 3368.955 L 18590.542 3400.983 L 18586.174 3405.350 L 18586.174 3415.541 L 18570.160 3427.187 L 18570.160 3447.569 L 18554.147 3469.406 L 18554.147 3479.596 L 18538.133 3491.970 L 18538.133 3496.338 L 18532.310 3502.161 C 18529.398 3525.454 18527.942 3537.585 18527.942 3538.556 C 18527.942 3540.982 18528.670 3545.350 18530.126 3551.658 C 18532.067 3557.967 18532.795 3562.819 18532.310 3566.216 C 18530.854 3578.348 18529.155 3590.237 18527.214 3601.883 C 18524.303 3616.441 18519.207 3627.360 18511.929 3634.639 L 18506.105 3656.476 L 18488.636 3669.578 C 18481.357 3684.136 18473.107 3707.914 18463.887 3740.912 L 18425.308 3767.116 L 18431.132 3777.307 L 18420.941 3794.049 L 18420.941 3810.062 L 18474.078 3810.062 C 18485.239 3812.004 18521.876 3823.407 18583.991 3844.274 C 18646.105 3865.140 18682.257 3878.485 18692.448 3884.308 C 18704.094 3892.558 18721.564 3904.689 18744.856 3920.703 C 18757.473 3926.526 18775.185 3935.746 18797.993 3948.363 C 18807.698 3956.613 18823.712 3967.289 18846.034 3980.391 L 18856.225 3938.173 L 18872.239 3926.526 L 18904.266 3926.526 L 18920.280 3942.540 L 18942.117 3926.526 L 18968.322 3874.118 L 18984.335 3868.294 L 19000.349 3852.281 L 19032.377 3858.104 L 19048.390 3874.118 L 19048.390 3906.145 ZM 18231.687 3903.234 L 18212.762 3890.131 C 18181.705 3886.249 18168.603 3884.308 18173.455 3884.308 C 18136.090 3884.308 18106.731 3891.587 18085.379 3906.145 C 18069.851 3925.556 18057.234 3939.629 18047.529 3948.363 L 18047.529 3964.377 L 18079.556 3970.200 C 18096.541 3960.980 18116.922 3954.187 18140.700 3949.819 C 18179.036 3943.025 18199.660 3939.143 18202.571 3938.173 L 18231.687 3903.234 ZM 19435.633 3271.417 L 19425.442 3280.152 C 19422.531 3301.503 19415.252 3316.061 19403.605 3323.826 L 19403.605 3338.384 L 19391.959 3351.486 L 19386.136 3371.867 L 19367.210 3376.234 C 19365.269 3391.278 19360.417 3403.409 19352.652 3412.629 C 19341.977 3418.938 19332.271 3427.187 19323.536 3437.378 L 19304.611 3443.201 L 19291.509 3412.629 C 19292.479 3401.953 19292.965 3385.940 19292.965 3364.588 C 19306.067 3343.236 19309.464 3320.914 19303.155 3297.621 C 19309.949 3280.637 19318.684 3266.079 19329.360 3253.947 L 19355.564 3243.757 L 19361.387 3237.933 C 19369.151 3234.051 19377.401 3232.110 19386.136 3232.110 L 19409.429 3232.110 C 19420.104 3236.963 19428.839 3244.242 19435.633 3253.947 L 19435.633 3271.417 ZM 19364.299 3828.988 C 19365.269 3837.237 19361.872 3849.369 19354.108 3865.383 L 19343.918 3871.206 L 19338.094 3881.397 L 19332.271 3881.397 L 19322.081 3893.043 L 19300.244 3897.410 C 19298.788 3900.807 19295.634 3905.660 19290.781 3911.968 C 19285.928 3918.277 19282.774 3923.130 19281.318 3926.526 L 19263.849 3939.629 L 19242.012 3945.452 L 19237.644 3951.275 L 19215.807 3955.642 L 19209.984 3961.466 L 19183.052 3951.275 C 19161.215 3953.216 19139.863 3949.334 19118.997 3939.629 L 19118.997 3935.261 C 19115.115 3929.438 19111.718 3925.556 19108.806 3923.615 L 19098.615 3919.247 C 19089.881 3903.719 19085.513 3888.190 19085.513 3872.662 L 19092.792 3855.192 C 19100.557 3849.854 19113.659 3829.958 19132.099 3795.504 C 19144.231 3773.182 19156.362 3750.617 19168.494 3727.810 C 19169.464 3716.163 19177.714 3689.474 19193.242 3647.741 L 19193.242 3637.550 L 19199.066 3631.727 L 19199.066 3625.904 L 19205.617 3625.904 L 19217.263 3602.611 L 19215.807 3579.318 L 19209.984 3573.495 C 19195.911 3574.951 19183.537 3580.289 19172.861 3589.509 L 19172.861 3595.332 C 19153.451 3601.155 19139.378 3606.008 19130.643 3609.890 L 19118.997 3621.537 C 19109.291 3622.992 19099.101 3626.389 19088.425 3631.727 L 19076.779 3630.271 L 19066.588 3621.537 L 19063.676 3609.890 L 19066.588 3595.332 C 19083.572 3581.745 19097.645 3573.980 19108.806 3572.039 L 19155.392 3563.305 C 19161.700 3560.393 19170.920 3556.026 19183.052 3550.202 C 19211.683 3537.585 19247.350 3531.277 19290.053 3531.277 C 19291.024 3531.277 19294.663 3532.005 19300.972 3533.461 C 19307.280 3534.916 19310.920 3535.644 19311.890 3535.644 C 19320.625 3544.379 19327.419 3555.055 19332.271 3567.672 L 19338.094 3567.672 C 19341.977 3573.980 19343.918 3587.083 19343.918 3606.979 C 19343.918 3608.920 19342.462 3617.169 19339.550 3631.727 C 19336.153 3634.153 19328.389 3642.888 19316.257 3657.931 L 19300.244 3663.755 L 19295.876 3679.768 L 19290.053 3679.768 L 19279.862 3689.959 C 19281.318 3704.032 19279.377 3720.046 19274.039 3738.000 L 19269.672 3738.000 C 19267.731 3750.132 19263.849 3760.808 19258.025 3770.028 L 19242.012 3784.586 C 19230.365 3821.952 19225.027 3842.090 19225.998 3845.002 L 19221.631 3845.002 C 19220.660 3853.736 19218.234 3866.353 19214.352 3882.852 L 19215.807 3900.322 C 19230.365 3899.351 19250.261 3891.587 19275.495 3877.029 C 19301.214 3861.986 19316.743 3847.913 19322.081 3834.811 L 19339.550 3824.620 L 19352.652 3823.165 L 19364.299 3828.988 ZM 20107.484 3214.641 L 20091.470 3230.654 L 20075.457 3236.478 L 20049.252 3259.770 L 20014.313 3264.138 C 19988.109 3249.095 19942.979 3237.933 19878.924 3230.654 L 19830.155 3230.654 C 19824.331 3230.654 19815.597 3232.596 19803.950 3236.478 L 19793.760 3267.049 L 19787.936 3267.049 L 19782.113 3283.063 L 19766.099 3299.077 L 19771.923 3304.900 L 19761.732 3315.091 L 19761.732 3326.737 L 19771.923 3347.118 L 19766.099 3352.942 C 19767.555 3359.250 19766.342 3369.198 19762.460 3382.785 C 19758.578 3396.373 19754.453 3405.836 19750.086 3411.174 L 19750.086 3416.997 C 19744.748 3420.394 19736.741 3430.584 19726.065 3447.569 C 19715.389 3464.068 19705.926 3474.743 19697.677 3479.596 C 19696.706 3492.698 19694.765 3512.352 19691.854 3538.556 L 19675.840 3560.393 C 19673.414 3573.010 19671.958 3590.479 19671.472 3612.802 L 19707.867 3602.611 L 19713.691 3596.788 L 19719.514 3596.788 L 19761.732 3566.216 L 19761.732 3560.393 C 19780.172 3552.629 19794.245 3549.232 19803.950 3550.202 L 19803.950 3538.556 L 19825.787 3538.556 L 19840.345 3528.365 L 19878.924 3522.542 L 19900.761 3528.365 L 19921.142 3544.379 C 19927.936 3556.511 19931.333 3573.980 19931.333 3596.788 L 19926.965 3596.788 L 19926.965 3608.434 L 19910.951 3618.625 L 19912.407 3643.373 C 19903.672 3654.049 19894.452 3675.886 19884.747 3708.884 C 19875.527 3739.456 19864.608 3760.808 19851.992 3772.940 C 19855.388 3797.203 19848.109 3822.194 19830.155 3847.913 L 19825.787 3847.913 L 19809.773 3868.294 C 19796.671 3875.573 19782.113 3884.793 19766.099 3895.955 L 19766.099 3910.513 L 19750.086 3922.159 L 19750.086 3926.526 L 19707.867 3939.629 C 19689.427 3944.967 19674.869 3947.393 19664.193 3946.908 L 19645.268 3932.350 C 19633.622 3936.232 19624.402 3938.173 19617.608 3938.173 C 19577.331 3938.173 19547.002 3930.894 19526.620 3916.336 L 19522.253 3910.513 L 19516.430 3916.336 L 19516.430 3922.159 L 19510.607 3922.159 L 19510.607 3926.526 L 19500.416 3932.350 L 19496.049 3942.540 L 19490.225 3948.363 L 19484.402 3948.363 L 19484.402 3954.187 L 19464.021 3958.554 L 19458.198 3964.377 L 19431.994 3974.568 L 19399.966 3970.200 L 19394.143 3948.363 L 19383.952 3942.540 L 19383.952 3932.350 L 19389.775 3926.526 L 19415.980 3916.336 C 19440.243 3883.823 19452.375 3862.471 19452.375 3852.281 L 19448.007 3810.062 L 19464.021 3767.116 C 19470.815 3762.264 19486.343 3742.853 19510.607 3708.884 C 19507.695 3694.326 19506.239 3685.592 19506.239 3682.680 C 19506.239 3679.768 19507.695 3671.034 19510.607 3656.476 L 19516.430 3650.652 L 19516.430 3644.829 L 19522.253 3634.639 L 19522.253 3628.815 L 19526.620 3628.815 L 19526.620 3624.448 C 19535.841 3617.654 19549.185 3606.979 19566.655 3592.421 L 19568.111 3583.686 L 19584.125 3561.849 C 19588.007 3550.202 19592.374 3519.388 19597.227 3469.406 L 19601.594 3469.406 C 19604.020 3457.759 19608.873 3441.260 19616.152 3419.908 L 19613.241 3411.174 C 19628.769 3394.189 19640.901 3376.234 19649.635 3357.309 C 19649.150 3354.397 19648.908 3351.486 19648.908 3348.574 C 19648.908 3339.839 19651.819 3327.222 19657.642 3310.723 C 19663.466 3293.739 19666.377 3282.821 19666.377 3277.968 C 19666.377 3276.027 19666.135 3274.328 19665.649 3272.873 L 19671.472 3272.873 C 19675.840 3262.197 19677.296 3253.462 19675.840 3246.668 L 19681.663 3246.668 C 19696.221 3234.537 19717.573 3216.582 19745.718 3192.804 L 19793.760 3178.246 L 19830.155 3182.613 L 19840.345 3178.246 L 19873.101 3178.246 L 19884.747 3171.695 L 19900.761 3182.613 L 19926.965 3182.613 L 19958.993 3198.627 L 20021.592 3198.627 C 20032.268 3198.627 20042.944 3193.289 20053.620 3182.613 L 20053.620 3178.246 L 20079.824 3171.695 L 20100.205 3176.062 C 20102.146 3184.312 20104.573 3197.171 20107.484 3214.641 ZM 19798.127 3630.271 L 19795.215 3608.434 L 19782.113 3592.421 C 19770.952 3597.758 19754.453 3606.493 19732.616 3618.625 L 19723.881 3628.815 C 19697.192 3639.491 19674.384 3655.505 19655.459 3676.857 L 19649.635 3676.857 L 19645.268 3687.047 L 19633.622 3692.871 L 19633.622 3703.061 L 19629.254 3703.061 L 19617.608 3714.708 L 19610.329 3732.177 L 19591.404 3751.103 L 19591.404 3761.293 L 19581.213 3783.130 L 19581.213 3794.049 C 19574.419 3804.239 19571.022 3813.459 19571.022 3821.709 L 19571.022 3884.308 L 19575.390 3890.131 L 19591.404 3895.955 C 19615.182 3890.617 19641.871 3888.676 19671.472 3890.131 C 19681.178 3882.367 19695.251 3873.632 19713.691 3863.927 L 19713.691 3858.104 C 19716.117 3854.707 19719.514 3849.369 19723.881 3842.090 C 19730.190 3826.076 19740.380 3802.056 19754.453 3770.028 C 19760.276 3761.778 19768.040 3748.676 19777.746 3730.721 C 19781.628 3711.796 19787.451 3684.621 19795.215 3649.197 L 19793.760 3643.373 L 19798.127 3630.271 ZM 20371.712 3637.550 L 20365.889 3643.373 L 20364.433 3659.387 L 20370.256 3673.945 L 20364.433 3691.415 L 20367.344 3713.252 C 20355.213 3739.456 20343.081 3756.926 20330.949 3765.661 C 20329.979 3765.661 20326.339 3766.389 20320.031 3767.844 C 20313.722 3769.300 20310.083 3770.028 20309.112 3770.028 C 20308.142 3770.028 20297.466 3768.572 20277.085 3765.661 L 20266.894 3759.837 C 20255.248 3761.293 20229.043 3758.382 20188.281 3751.103 C 20148.004 3743.338 20120.829 3736.545 20106.756 3730.721 L 20088.559 3739.456 C 20087.103 3741.883 20082.250 3754.742 20074.001 3778.035 C 20066.237 3801.328 20062.354 3813.945 20062.354 3815.886 C 20062.354 3820.253 20062.597 3826.562 20063.082 3834.811 C 20063.568 3843.061 20063.810 3849.369 20063.810 3853.736 L 20085.647 3898.866 C 20099.235 3903.719 20107.242 3906.145 20109.668 3906.145 C 20111.124 3906.145 20112.580 3905.903 20114.035 3905.417 C 20115.491 3904.932 20116.947 3904.689 20118.403 3904.689 L 20162.077 3909.057 C 20173.238 3906.145 20185.855 3900.322 20199.927 3891.587 C 20217.397 3880.426 20229.043 3873.632 20234.867 3871.206 L 20245.057 3869.750 C 20256.218 3861.501 20264.953 3851.310 20271.262 3839.178 L 20301.833 3830.444 L 20307.657 3846.457 C 20305.230 3858.589 20279.996 3888.676 20231.955 3936.717 C 20215.941 3944.481 20193.376 3949.577 20164.260 3952.003 C 20132.233 3954.429 20109.668 3958.069 20096.566 3962.921 L 20063.810 3957.098 L 20059.443 3952.731 L 20033.239 3946.908 C 20008.490 3930.409 19985.197 3902.263 19963.360 3862.471 C 19962.390 3850.825 19959.963 3836.752 19956.081 3820.253 C 19958.507 3811.518 19961.904 3793.321 19966.272 3765.661 L 19972.095 3759.837 L 19969.183 3755.470 L 19979.374 3745.279 L 19985.197 3723.442 C 19993.447 3718.105 20000.240 3707.429 20005.578 3691.415 L 20005.578 3643.373 L 20017.225 3639.006 L 20027.415 3601.155 C 20062.840 3559.908 20100.448 3533.218 20140.240 3521.086 C 20142.666 3521.086 20146.306 3521.329 20151.158 3521.814 C 20156.011 3522.300 20159.650 3522.542 20162.077 3522.542 C 20176.149 3518.660 20182.943 3516.719 20182.458 3516.719 L 20199.927 3523.998 C 20205.751 3523.027 20214.000 3520.601 20224.676 3516.719 C 20231.955 3517.204 20242.631 3519.873 20256.704 3524.726 C 20270.776 3529.579 20281.452 3532.247 20288.731 3532.733 L 20303.289 3548.747 L 20317.847 3554.570 L 20325.126 3564.760 L 20345.507 3573.495 L 20357.154 3586.597 C 20359.580 3591.935 20362.006 3600.427 20364.433 3612.074 C 20366.859 3623.720 20369.285 3632.212 20371.712 3637.550 ZM 20288.731 3655.020 L 20282.908 3649.197 C 20282.908 3631.727 20282.423 3618.625 20281.452 3609.890 C 20275.629 3598.244 20257.189 3580.289 20226.132 3556.026 C 20207.692 3556.026 20183.914 3561.849 20154.798 3573.495 L 20147.519 3585.142 L 20134.417 3593.876 L 20128.593 3606.979 L 20124.226 3611.346 L 20124.226 3622.992 L 20115.491 3630.271 C 20112.580 3636.094 20110.153 3645.800 20108.212 3659.387 L 20102.389 3659.387 L 20100.933 3672.489 L 20105.301 3689.959 C 20135.387 3705.488 20189.252 3715.193 20266.894 3719.075 C 20270.776 3704.032 20276.114 3694.812 20282.908 3691.415 L 20288.731 3655.020 ZM 20854.309 3630.271 L 20851.397 3665.210 L 20833.200 3669.578 C 20829.803 3667.637 20815.730 3666.666 20790.982 3666.666 C 20782.247 3666.666 20771.086 3663.269 20757.498 3656.476 C 20747.793 3640.947 20740.029 3629.786 20734.206 3622.992 L 20712.369 3614.258 C 20698.781 3624.448 20688.591 3637.065 20681.797 3652.108 L 20678.885 3672.489 L 20662.871 3682.680 L 20646.858 3708.884 L 20648.313 3727.810 L 20642.490 3746.735 L 20629.388 3752.558 L 20630.844 3772.940 L 20614.830 3789.681 C 20612.889 3804.725 20608.036 3816.856 20600.272 3826.076 L 20584.258 3831.899 L 20581.347 3850.825 L 20584.258 3863.927 L 20578.435 3885.764 L 20568.245 3900.322 L 20563.877 3920.703 L 20544.952 3943.996 C 20527.482 3947.878 20514.623 3951.275 20506.373 3954.187 C 20496.182 3946.422 20481.625 3942.540 20462.699 3942.540 C 20458.332 3942.540 20449.597 3944.724 20436.495 3949.091 C 20423.878 3953.459 20415.143 3955.157 20410.290 3954.187 L 20403.011 3939.629 L 20404.467 3922.159 C 20412.717 3915.851 20424.363 3905.175 20439.406 3890.131 C 20436.980 3872.662 20438.921 3858.589 20445.230 3847.913 L 20451.053 3847.913 L 20453.964 3834.811 L 20461.243 3831.899 L 20465.611 3818.797 L 20471.434 3818.797 L 20481.625 3792.593 C 20487.448 3785.314 20497.153 3775.851 20510.740 3764.205 C 20510.740 3754.014 20517.534 3740.427 20531.122 3723.442 L 20531.122 3705.973 C 20544.224 3677.827 20549.319 3655.505 20546.408 3639.006 L 20535.489 3618.625 L 20520.931 3614.258 C 20515.108 3615.228 20505.888 3615.713 20493.271 3615.713 L 20477.257 3625.904 L 20461.243 3617.169 L 20445.230 3620.081 L 20439.406 3615.713 L 20419.025 3615.713 L 20419.025 3604.067 C 20426.304 3593.876 20436.980 3587.083 20451.053 3583.686 L 20465.611 3585.142 C 20475.316 3573.980 20489.874 3566.216 20509.285 3561.849 L 20529.666 3561.849 L 20535.489 3557.481 L 20558.054 3560.393 C 20565.333 3560.393 20577.465 3553.599 20594.449 3540.012 C 20608.522 3545.350 20620.653 3551.173 20630.844 3557.481 C 20639.579 3570.098 20644.917 3580.289 20646.858 3588.053 L 20646.858 3593.876 L 20658.504 3618.625 L 20662.871 3618.625 C 20670.636 3603.096 20682.525 3586.597 20698.539 3569.128 C 20717.464 3549.232 20734.206 3537.585 20748.764 3534.189 L 20764.777 3540.012 L 20774.968 3554.570 C 20787.585 3559.908 20797.290 3567.672 20804.084 3577.863 L 20804.084 3589.509 L 20823.009 3608.434 L 20843.391 3614.258 L 20843.391 3618.625 L 20854.309 3630.271 ZM 21408.969 3550.202 L 21403.145 3560.393 L 21392.955 3566.216 L 21392.955 3572.039 L 21350.737 3576.407 L 21344.913 3588.053 L 21344.913 3602.611 L 21340.546 3608.434 L 21340.546 3624.448 L 21334.723 3624.448 L 21334.723 3630.271 L 21325.988 3640.462 L 21323.076 3653.564 L 21311.430 3662.299 L 21315.797 3672.489 C 21311.430 3680.254 21305.364 3697.723 21297.600 3724.898 L 21275.763 3751.103 L 21281.586 3751.103 L 21281.586 3756.926 C 21265.572 3767.602 21252.955 3778.520 21243.735 3789.681 L 21240.824 3798.416 L 21243.735 3805.695 L 21237.912 3853.736 L 21233.545 3853.736 L 21233.545 3863.927 L 21223.354 3879.941 L 21227.722 3890.131 L 21243.735 3894.499 C 21256.352 3880.426 21276.006 3868.294 21302.695 3858.104 L 21311.430 3874.118 L 21297.600 3901.778 C 21276.248 3915.365 21258.293 3932.835 21243.735 3954.187 C 21214.619 3962.436 21195.209 3965.833 21185.503 3964.377 L 21185.503 3960.010 L 21169.490 3960.010 C 21160.270 3948.849 21149.594 3939.629 21137.462 3932.350 C 21138.433 3921.188 21136.977 3905.660 21133.095 3885.764 L 21121.448 3874.118 L 21117.081 3874.118 C 21094.759 3893.043 21082.142 3907.116 21079.230 3916.336 L 21053.026 3922.159 L 21042.835 3938.173 L 21012.263 3949.819 L 20994.066 3943.996 L 20976.596 3946.908 C 20958.641 3935.746 20943.113 3929.438 20930.011 3927.982 L 20909.630 3911.968 C 20895.072 3878.970 20887.793 3855.192 20887.793 3840.634 C 20887.793 3832.870 20889.734 3823.165 20893.616 3811.518 L 20897.983 3811.518 C 20900.409 3804.725 20903.806 3792.350 20908.174 3774.395 L 20903.806 3762.749 L 20903.806 3756.926 C 20903.806 3752.073 20906.718 3745.037 20912.541 3735.817 C 20918.850 3726.597 20922.246 3719.560 20922.732 3714.708 C 20951.848 3694.326 20969.317 3664.240 20975.140 3624.448 C 20985.331 3617.654 20993.338 3610.375 20999.161 3602.611 C 21016.631 3596.788 21029.248 3591.935 21037.012 3588.053 L 21042.835 3588.053 C 21053.511 3575.436 21065.643 3564.760 21079.230 3556.026 L 21085.053 3544.379 L 21133.095 3528.365 L 21175.313 3534.189 L 21191.327 3544.379 L 21211.708 3544.379 L 21233.545 3523.998 L 21253.926 3523.998 L 21281.586 3534.189 L 21302.695 3528.365 L 21314.342 3534.189 L 21318.709 3544.379 L 21356.560 3540.012 L 21372.574 3528.365 L 21382.764 3534.189 L 21398.778 3528.365 C 21403.145 3532.733 21406.542 3540.012 21408.969 3550.202 ZM 21243.735 3572.039 L 21211.708 3560.393 C 21192.297 3565.731 21174.828 3567.672 21159.299 3566.216 L 21121.448 3582.230 L 21101.067 3602.611 C 21099.611 3610.375 21090.877 3633.668 21074.863 3672.489 C 21059.334 3711.311 21050.114 3731.692 21047.203 3733.633 L 21044.291 3749.647 L 21029.733 3762.749 L 21026.821 3772.940 L 21029.733 3783.130 L 21013.719 3805.695 L 21013.719 3824.620 L 21004.984 3833.355 L 21004.984 3847.913 L 20999.161 3858.104 L 20999.161 3863.927 L 20983.875 3869.750 L 20983.875 3890.131 L 20988.243 3895.955 L 21010.808 3906.145 C 21022.454 3902.263 21039.924 3891.587 21063.216 3874.118 L 21069.040 3874.118 L 21085.053 3863.927 C 21090.391 3856.163 21099.126 3845.487 21111.258 3831.899 L 21111.258 3827.532 L 21121.448 3821.709 C 21132.124 3802.298 21148.138 3773.910 21169.490 3736.545 L 21169.490 3730.721 L 21185.503 3714.708 C 21186.959 3698.694 21193.268 3681.224 21204.429 3662.299 C 21203.458 3658.902 21204.914 3649.682 21208.796 3634.639 L 21220.443 3630.271 L 21220.443 3624.448 L 21217.531 3618.625 C 21220.443 3611.831 21225.781 3601.641 21233.545 3588.053 L 21237.912 3588.053 L 21243.735 3572.039 ZM 21967.995 3139.667 L 21957.805 3145.490 L 21925.777 3145.490 C 21915.587 3142.579 21910.734 3141.123 21911.219 3141.123 C 21900.543 3141.123 21886.956 3145.005 21870.457 3152.769 C 21851.531 3161.019 21837.701 3165.871 21828.967 3167.327 C 21821.688 3180.915 21811.012 3195.715 21796.939 3211.729 C 21796.939 3215.611 21797.182 3221.434 21797.667 3229.199 C 21798.152 3236.963 21798.395 3242.786 21798.395 3246.668 C 21792.086 3262.682 21782.866 3276.755 21770.735 3288.886 L 21766.367 3347.118 L 21753.265 3363.132 L 21753.265 3400.983 C 21739.192 3413.115 21729.972 3425.732 21725.605 3438.834 L 21727.061 3460.671 C 21718.811 3479.596 21715.900 3493.426 21718.326 3502.161 C 21707.650 3516.234 21699.886 3528.851 21695.033 3540.012 C 21694.063 3548.747 21690.423 3567.429 21684.115 3596.060 C 21678.291 3621.779 21675.622 3636.580 21676.108 3640.462 C 21666.402 3648.226 21658.638 3653.564 21652.815 3656.476 L 21660.094 3672.489 L 21648.448 3682.680 C 21645.051 3688.503 21641.169 3700.150 21636.801 3717.619 L 21622.243 3735.089 L 21617.876 3778.763 L 21606.229 3799.872 C 21606.229 3832.385 21594.098 3857.133 21569.834 3874.118 L 21547.997 3879.941 C 21536.351 3891.102 21520.095 3905.175 21499.228 3922.159 C 21478.847 3929.923 21459.436 3935.261 21440.996 3938.173 C 21430.320 3931.864 21414.792 3929.923 21394.411 3932.350 L 21382.764 3927.982 L 21356.560 3900.322 L 21356.560 3879.941 L 21378.397 3863.927 L 21388.587 3863.927 L 21398.778 3874.118 L 21424.982 3885.764 C 21434.688 3881.397 21444.878 3873.632 21455.554 3862.471 C 21466.715 3851.310 21475.935 3844.031 21483.214 3840.634 C 21486.126 3832.385 21490.008 3819.768 21494.861 3802.783 C 21494.861 3783.373 21498.258 3755.955 21505.051 3720.531 L 21510.874 3720.531 L 21510.874 3708.884 L 21521.065 3688.503 L 21521.065 3660.843 L 21537.807 3640.462 C 21547.027 3593.876 21561.100 3561.849 21580.025 3544.379 C 21580.995 3533.218 21591.186 3497.551 21610.597 3437.378 C 21611.567 3427.673 21614.479 3413.600 21619.332 3395.160 C 21629.522 3380.116 21642.624 3356.824 21658.638 3325.281 L 21654.271 3304.900 L 21660.094 3278.696 L 21680.475 3272.873 L 21686.298 3262.682 L 21686.298 3242.301 L 21696.489 3236.478 L 21712.503 3198.627 C 21724.634 3184.554 21743.074 3166.357 21767.823 3144.034 L 21785.293 3145.490 L 21798.395 3129.476 L 21808.585 3129.476 C 21818.291 3119.286 21835.518 3111.036 21860.266 3104.728 C 21888.897 3097.934 21907.337 3092.111 21915.587 3087.258 C 21931.600 3091.140 21943.732 3092.596 21951.982 3091.626 L 21967.995 3113.463 L 21967.995 3139.667 Z">
              <!-- 791 nodes -->
            </draw:path>
          </draw:g>
          <!-- id="g1489-4" -->
          <draw:path id="flowRoot948-5-8-3-9-6-7-5" draw:style-name="style2" draw:layer="layout" svg:x="8.929cm" svg:y="3.291cm" svg:width="5.106cm" svg:height="2.047cm" svg:viewBox="0.0 0.0 5106.350 2047.333" svg:d="M 17884.905 6980.935 C 17886.185 6978.375 17891.519 6968.135 17900.905 6950.215 C 17905.599 6941.255 17908.585 6935.069 17909.865 6931.655 L 17975.145 6824.135 C 18001.599 6779.762 18021.439 6742.855 18034.665 6713.415 L 18032.105 6713.415 C 18028.692 6713.415 18022.292 6714.909 18012.905 6717.895 C 18003.945 6720.882 17998.612 6722.589 17996.905 6723.015 L 17986.025 6719.815 C 17987.305 6711.282 17992.212 6701.682 18000.745 6691.015 C 18007.999 6682.055 18015.892 6674.162 18024.425 6667.335 C 18027.412 6665.202 18029.759 6663.282 18031.465 6661.575 C 18035.732 6657.735 18037.652 6655.175 18037.225 6653.895 C 18049.172 6651.335 18061.119 6648.562 18073.065 6645.575 C 18086.292 6643.015 18098.665 6641.735 18110.185 6641.735 C 18137.065 6641.735 18157.759 6643.015 18172.265 6645.575 C 18196.159 6649.842 18214.719 6658.162 18227.945 6670.535 C 18230.932 6672.669 18231.999 6674.589 18231.145 6676.295 L 18238.185 6678.855 C 18241.599 6683.975 18245.012 6688.882 18248.425 6693.575 L 18250.985 6699.335 L 18253.545 6707.655 L 18250.985 6713.415 L 18252.905 6720.455 L 18249.705 6726.215 C 18250.132 6726.642 18250.132 6727.922 18249.705 6730.055 C 18249.279 6731.762 18248.425 6732.189 18247.145 6731.335 L 18245.865 6738.375 L 18236.905 6749.895 C 18234.345 6753.735 18230.932 6756.509 18226.665 6758.215 L 18231.145 6756.295 L 18229.865 6755.015 L 18236.905 6754.375 L 18237.545 6756.295 C 18229.865 6760.135 18221.759 6764.829 18213.225 6770.375 C 18204.692 6775.922 18198.505 6779.762 18194.665 6781.895 L 18192.105 6781.255 C 18191.252 6781.255 18191.039 6782.109 18191.465 6783.815 C 18191.892 6785.095 18191.892 6785.949 18191.465 6786.375 C 18188.479 6786.375 18185.065 6787.229 18181.225 6788.935 L 18162.025 6799.175 C 18159.465 6801.735 18156.905 6803.869 18154.345 6805.575 C 18151.785 6806.855 18148.372 6808.135 18144.105 6809.415 C 18142.825 6810.695 18142.399 6811.762 18142.825 6812.615 C 18156.052 6817.735 18163.092 6820.509 18163.945 6820.935 C 18169.919 6824.775 18174.399 6827.549 18177.385 6829.255 C 18180.372 6830.535 18181.225 6832.029 18179.945 6833.735 C 18195.305 6841.415 18204.905 6851.655 18208.745 6864.455 C 18211.305 6881.522 18213.652 6895.389 18215.785 6906.055 L 18212.585 6912.455 C 18211.305 6913.309 18210.452 6914.802 18210.025 6916.935 C 18209.599 6919.069 18209.385 6920.989 18209.385 6922.695 C 18206.399 6923.122 18205.332 6924.402 18206.185 6926.535 C 18207.039 6928.669 18207.465 6929.949 18207.465 6930.375 L 18203.625 6929.735 L 18196.585 6936.135 C 18197.439 6936.135 18199.145 6936.562 18201.705 6937.415 C 18201.705 6940.829 18201.065 6942.535 18199.785 6942.535 C 18196.799 6941.682 18194.452 6941.255 18192.745 6941.255 C 18191.465 6941.255 18190.399 6942.109 18189.545 6943.815 C 18188.692 6945.095 18188.265 6945.949 18188.265 6946.375 C 18190.825 6946.802 18192.959 6947.015 18194.665 6947.015 L 18187.625 6955.335 L 18192.745 6955.335 L 18179.305 6958.535 L 18172.905 6968.775 L 18173.545 6971.335 L 18167.145 6972.615 L 18165.865 6974.535 L 18169.705 6974.535 C 18169.705 6975.815 18169.065 6976.669 18167.785 6977.095 L 18163.305 6977.095 C 18162.879 6979.655 18162.452 6982.002 18162.025 6984.135 C 18155.625 6988.402 18150.719 6991.815 18147.305 6994.375 C 18140.479 6999.069 18135.785 7002.695 18133.225 7005.255 L 18130.665 7005.255 L 18118.505 7016.135 L 18116.585 7014.855 L 18110.185 7023.175 L 18103.785 7023.175 C 18099.519 7027.442 18094.612 7030.002 18089.065 7030.855 L 18089.065 7034.695 L 18083.305 7039.815 L 18072.425 7038.535 L 18071.145 7043.655 L 18063.465 7043.655 L 18063.465 7048.775 L 18055.785 7051.975 C 18054.505 7051.122 18053.439 7050.269 18052.585 7049.415 L 18053.865 7051.975 C 18051.732 7054.109 18047.465 7056.029 18041.065 7057.735 L 18038.505 7061.575 L 18025.065 7066.695 C 18010.132 7072.242 17996.265 7076.295 17983.465 7078.855 C 17971.092 7081.842 17957.865 7083.335 17943.785 7083.335 C 17936.959 7083.335 17929.492 7082.269 17921.385 7080.135 C 17901.332 7075.015 17888.745 7072.455 17883.625 7072.455 C 17878.079 7066.909 17872.532 7061.149 17866.985 7055.175 L 17865.705 7049.415 L 17863.145 7049.415 C 17860.159 7038.322 17858.665 7028.722 17858.665 7020.615 L 17862.505 7012.935 C 17874.452 7002.695 17881.919 6992.029 17884.905 6980.935 ZM 17961.065 7016.775 L 17961.705 7020.615 C 17967.679 7022.322 17974.505 7023.602 17982.185 7024.455 C 17989.865 7025.309 17997.545 7025.735 18005.225 7025.735 C 18039.785 7025.735 18069.652 7016.349 18094.825 6997.575 C 18122.985 6976.669 18137.065 6949.362 18137.065 6915.655 C 18137.065 6897.735 18129.599 6883.869 18114.665 6874.055 C 18099.732 6863.815 18083.305 6858.695 18065.385 6858.695 L 18060.905 6860.615 C 18057.065 6860.615 18053.012 6860.829 18048.745 6861.255 L 18035.945 6862.535 C 18033.385 6865.949 18030.399 6867.655 18026.985 6867.655 L 18028.905 6869.575 L 18029.545 6872.135 L 18028.265 6877.895 L 18023.785 6879.175 L 18028.265 6880.455 C 18024.425 6882.589 18020.585 6883.442 18016.745 6883.015 L 18015.465 6888.135 L 18023.145 6887.495 C 18020.585 6891.335 18018.239 6894.322 18016.105 6896.455 C 18014.399 6898.589 18012.905 6899.655 18011.625 6899.655 C 18011.625 6900.935 18011.199 6903.069 18010.345 6906.055 C 18009.492 6909.042 18008.852 6911.389 18008.425 6913.095 C 18007.145 6913.522 18005.439 6915.229 18003.305 6918.215 L 18010.345 6919.495 L 18003.945 6927.175 L 17997.545 6930.375 L 17998.825 6932.295 L 18002.025 6932.295 C 17997.332 6935.709 17993.492 6941.255 17990.505 6948.935 C 17987.945 6949.789 17984.319 6949.789 17979.625 6948.935 L 17978.345 6950.215 L 17978.345 6952.775 L 17987.305 6954.695 C 17987.732 6955.549 17988.372 6956.189 17989.225 6956.615 L 17990.505 6954.055 L 17989.225 6959.175 L 17981.545 6959.815 L 17980.265 6964.295 L 17987.305 6964.295 L 17987.305 6967.495 L 17983.465 6968.135 L 17983.465 6971.975 L 17977.705 6974.535 L 17981.545 6976.455 L 17980.905 6979.655 L 17973.865 6982.215 L 17966.825 6986.055 L 17966.825 6988.615 L 17968.105 6990.535 L 17965.545 6997.575 L 17966.825 6998.855 L 17969.385 6998.855 L 17968.105 7005.895 L 17962.345 7006.535 L 17957.225 7016.775 L 17961.065 7016.775 ZM 18064.745 6815.175 C 18067.732 6815.175 18071.359 6814.322 18075.625 6812.615 C 18080.319 6810.482 18084.799 6808.349 18089.065 6806.215 L 18115.305 6795.335 C 18131.092 6788.082 18143.679 6780.829 18153.065 6773.575 C 18167.999 6762.055 18175.465 6750.749 18175.465 6739.655 C 18175.465 6729.842 18169.492 6722.162 18157.545 6716.615 C 18146.025 6711.069 18134.719 6708.295 18123.625 6708.295 C 18118.505 6708.295 18112.959 6712.989 18106.985 6722.375 C 18104.425 6726.215 18100.799 6733.682 18096.105 6744.775 L 18093.545 6747.975 L 18096.745 6747.975 C 18095.039 6750.535 18091.839 6753.095 18087.145 6755.655 L 18087.785 6757.575 C 18088.212 6760.135 18086.719 6762.695 18083.305 6765.255 C 18083.305 6769.095 18082.452 6772.509 18080.745 6775.495 L 18075.625 6778.695 L 18082.665 6779.975 L 18083.305 6784.455 C 18076.479 6784.455 18072.852 6786.589 18072.425 6790.855 L 18068.585 6790.855 L 18067.305 6794.695 L 18068.585 6797.895 L 18066.025 6802.375 L 18064.745 6801.095 L 18063.465 6806.215 L 18062.185 6815.175 L 18064.745 6815.175 ZM 18243.115 7021.255 L 18249.515 7019.975 L 18250.155 7015.495 L 18255.275 7019.975 L 18255.275 7013.575 L 18247.595 7014.215 C 18246.742 7012.935 18245.675 7011.655 18244.395 7010.375 L 18246.315 7003.975 L 18249.515 7001.415 L 18247.595 6996.295 C 18247.595 6994.589 18247.382 6992.669 18246.955 6990.535 C 18251.222 6989.255 18253.782 6987.975 18254.635 6986.695 L 18252.075 6977.095 C 18256.342 6971.975 18259.115 6968.775 18260.395 6967.495 L 18259.115 6961.735 C 18262.529 6960.455 18264.449 6960.029 18264.875 6960.455 L 18268.075 6951.495 L 18264.875 6952.135 L 18264.875 6945.735 L 18269.995 6945.735 C 18269.569 6941.895 18270.635 6936.562 18273.195 6929.735 L 18278.955 6931.015 L 18284.075 6929.095 L 18278.315 6925.895 L 18285.995 6918.855 C 18286.849 6919.709 18287.702 6919.709 18288.555 6918.855 C 18289.835 6918.002 18290.049 6917.149 18289.195 6916.295 L 18284.715 6913.735 L 18287.275 6911.175 L 18287.915 6904.775 L 18293.675 6902.215 L 18292.395 6898.375 L 18298.155 6888.775 L 18305.195 6885.575 L 18308.395 6876.615 C 18308.822 6877.042 18309.675 6876.829 18310.955 6875.975 C 18312.662 6875.122 18312.875 6874.055 18311.595 6872.775 L 18316.715 6870.855 L 18316.075 6866.375 C 18323.329 6859.549 18330.582 6852.509 18337.835 6845.255 L 18337.835 6838.215 C 18343.809 6833.095 18350.422 6826.482 18357.675 6818.375 C 18363.222 6811.975 18367.062 6807.495 18369.195 6804.935 C 18373.889 6798.109 18383.702 6791.922 18398.635 6786.375 C 18408.022 6782.962 18419.969 6779.549 18434.475 6776.135 L 18440.875 6783.815 C 18440.875 6787.655 18439.169 6789.575 18435.755 6789.575 C 18433.622 6795.549 18429.995 6802.589 18424.875 6810.695 C 18418.475 6820.935 18413.355 6826.482 18409.515 6827.335 L 18409.515 6830.535 L 18402.475 6835.655 L 18404.395 6840.775 L 18389.035 6859.975 C 18387.329 6861.255 18386.902 6862.322 18387.755 6863.175 L 18380.715 6864.455 L 18382.635 6870.215 L 18376.235 6881.095 C 18374.529 6880.669 18371.755 6881.735 18367.915 6884.295 L 18371.115 6888.135 L 18363.435 6899.015 C 18363.435 6899.869 18363.222 6900.935 18362.795 6902.215 C 18362.795 6903.069 18362.369 6903.282 18361.515 6902.855 C 18360.662 6904.989 18359.595 6907.122 18358.315 6909.255 C 18357.035 6911.389 18354.475 6915.015 18350.635 6920.135 L 18350.635 6925.255 L 18351.915 6926.535 L 18342.315 6932.295 L 18341.035 6945.735 L 18335.275 6944.455 C 18334.849 6944.882 18334.635 6948.082 18334.635 6954.055 L 18333.355 6958.535 L 18331.435 6959.175 L 18333.995 6961.735 L 18332.715 6971.975 C 18329.729 6973.255 18327.169 6975.602 18325.035 6979.015 L 18328.235 6988.615 L 18323.115 6998.215 C 18323.115 7003.762 18323.969 7008.242 18325.675 7011.655 C 18327.809 7015.069 18331.435 7016.775 18336.555 7016.775 C 18344.662 7016.775 18359.169 7010.375 18380.075 6997.575 C 18400.982 6984.775 18413.142 6975.175 18416.555 6968.775 L 18415.915 6966.215 L 18423.595 6958.535 L 18424.875 6948.295 L 18428.715 6945.095 L 18431.275 6945.095 L 18430.635 6941.255 C 18430.635 6939.549 18431.062 6937.415 18431.915 6934.855 C 18433.195 6932.295 18434.475 6929.949 18435.755 6927.815 L 18437.675 6922.695 C 18438.955 6922.695 18439.809 6921.202 18440.235 6918.215 C 18440.235 6914.802 18441.089 6911.815 18442.795 6909.255 C 18444.929 6906.695 18447.062 6903.922 18449.195 6900.935 C 18454.315 6893.682 18457.729 6888.562 18459.435 6885.575 C 18462.849 6880.455 18465.195 6874.909 18466.475 6868.935 L 18509.995 6806.855 L 18516.395 6796.615 C 18520.662 6795.335 18524.715 6792.349 18528.555 6787.655 L 18533.675 6789.575 C 18534.102 6789.575 18534.529 6789.362 18534.955 6788.935 C 18534.955 6786.375 18534.102 6785.309 18532.395 6785.735 C 18534.529 6783.175 18541.995 6779.975 18554.795 6776.135 C 18568.022 6772.295 18576.982 6770.375 18581.675 6770.375 L 18579.755 6791.495 L 18578.475 6795.975 L 18575.275 6799.175 C 18573.142 6801.735 18573.355 6803.442 18575.915 6804.295 L 18568.235 6809.415 L 18568.235 6814.535 C 18568.235 6815.389 18567.169 6816.669 18565.035 6818.375 C 18562.902 6820.082 18561.195 6821.149 18559.915 6821.575 C 18562.475 6825.415 18563.755 6827.975 18563.755 6829.255 L 18558.635 6833.735 L 18556.075 6832.455 C 18554.795 6835.015 18554.369 6836.509 18554.795 6836.935 L 18549.035 6835.655 L 18549.035 6840.775 L 18554.155 6841.415 L 18554.155 6844.615 C 18551.595 6845.469 18549.889 6845.895 18549.035 6845.895 C 18547.755 6851.442 18545.409 6856.562 18541.995 6861.255 C 18541.569 6860.829 18540.075 6860.402 18537.515 6859.975 L 18539.435 6863.175 C 18539.435 6864.029 18537.729 6865.095 18534.315 6866.375 L 18536.235 6868.295 L 18531.115 6874.695 L 18534.315 6879.175 L 18529.195 6882.375 L 18523.435 6882.375 C 18521.729 6883.229 18520.875 6884.295 18520.875 6885.575 C 18521.729 6886.002 18522.795 6886.429 18524.075 6886.855 L 18523.435 6891.975 L 18524.715 6893.895 L 18519.595 6897.095 L 18521.515 6900.295 C 18521.515 6902.855 18520.022 6904.775 18517.035 6906.055 C 18514.049 6907.335 18511.702 6908.189 18509.995 6908.615 L 18517.675 6915.015 L 18515.755 6916.935 L 18510.635 6918.215 L 18509.355 6922.695 L 18501.035 6927.175 L 18498.475 6926.535 L 18493.355 6929.095 L 18496.555 6932.935 L 18500.395 6931.655 L 18502.955 6932.935 L 18508.075 6932.935 L 18506.155 6938.055 L 18502.315 6938.055 L 18501.675 6943.175 L 18495.915 6943.175 L 18494.635 6945.735 L 18498.475 6949.575 L 18496.555 6955.335 L 18490.795 6960.455 L 18490.155 6966.215 C 18489.302 6965.789 18488.449 6966.002 18487.595 6966.855 C 18487.169 6967.709 18486.742 6968.349 18486.315 6968.775 L 18487.595 6975.815 C 18486.742 6974.962 18485.889 6975.175 18485.035 6976.455 C 18484.182 6977.735 18483.755 6978.589 18483.755 6979.015 L 18485.035 6986.055 L 18481.195 6986.055 L 18479.915 6995.655 C 18479.915 6999.069 18480.342 7001.842 18481.195 7003.975 C 18482.049 7006.109 18483.542 7008.669 18485.675 7011.655 L 18492.075 7014.215 C 18498.049 7012.082 18515.115 7003.335 18543.275 6987.975 C 18571.435 6972.189 18585.729 6964.295 18586.155 6964.295 C 18574.209 6972.402 18563.969 6979.655 18555.435 6986.055 C 18543.062 6995.442 18533.462 7003.762 18526.635 7011.015 L 18520.235 7011.655 C 18509.142 7021.895 18503.382 7027.229 18502.955 7027.655 C 18499.969 7030.215 18495.702 7032.989 18490.155 7035.975 L 18488.235 7037.255 C 18475.435 7045.789 18461.782 7053.682 18447.275 7060.935 L 18445.995 7059.655 L 18439.595 7062.215 C 18438.742 7060.509 18437.889 7059.869 18437.035 7060.295 C 18436.182 7060.295 18435.969 7060.935 18436.395 7062.215 L 18422.955 7063.495 C 18419.115 7063.495 18415.275 7060.509 18411.435 7054.535 C 18407.595 7048.562 18405.035 7042.802 18403.755 7037.255 L 18404.395 7034.695 L 18406.315 7033.415 C 18405.462 7031.282 18404.609 7029.362 18403.755 7027.655 C 18403.329 7025.522 18403.115 7023.815 18403.115 7022.535 L 18406.315 7016.775 L 18405.035 7005.255 L 18406.955 7002.695 L 18406.955 6998.215 L 18409.515 6998.215 L 18409.515 6991.175 L 18412.075 6986.695 C 18408.235 6989.682 18403.115 6993.949 18396.715 6999.495 C 18393.302 7002.482 18388.395 7006.962 18381.995 7012.935 C 18379.862 7015.495 18375.169 7019.975 18367.915 7026.375 C 18361.089 7032.349 18357.249 7035.975 18356.395 7037.255 L 18349.355 7040.455 L 18345.515 7046.855 L 18342.955 7048.775 C 18337.835 7051.335 18332.715 7055.389 18327.595 7060.935 L 18324.395 7060.295 C 18321.835 7062.002 18320.129 7063.069 18319.275 7063.495 L 18319.275 7066.055 C 18315.862 7066.909 18312.875 7068.189 18310.315 7069.895 L 18303.915 7073.095 C 18300.502 7073.095 18295.169 7073.735 18287.915 7075.015 C 18281.089 7076.295 18273.409 7078.002 18264.875 7080.135 C 18264.449 7078.429 18262.742 7076.935 18259.755 7075.655 L 18254.635 7073.095 C 18250.369 7064.989 18247.169 7058.589 18245.035 7053.895 C 18242.902 7049.202 18240.769 7043.015 18238.635 7035.335 L 18240.555 7031.495 L 18236.715 7027.655 L 18243.115 7021.255 ZM 18566.225 7021.255 L 18570.705 7021.895 L 18569.425 7016.775 C 18569.425 7015.922 18570.065 7013.789 18571.345 7010.375 C 18572.625 7006.535 18572.839 7003.762 18571.985 7002.055 L 18575.185 6998.215 L 18571.345 6998.855 L 18572.625 6997.575 C 18575.185 6991.602 18577.959 6987.122 18580.945 6984.135 L 18580.305 6981.575 L 18583.505 6978.375 L 18614.865 6914.375 L 18643.665 6867.015 L 18650.065 6857.415 L 18652.625 6858.695 L 18656.465 6854.215 C 18656.039 6853.789 18654.759 6853.575 18652.625 6853.575 L 18655.825 6845.895 L 18659.665 6845.895 L 18659.665 6843.335 L 18664.145 6842.055 L 18659.665 6841.415 C 18662.652 6838.429 18666.492 6833.522 18671.185 6826.695 C 18674.599 6821.575 18678.225 6816.242 18682.065 6810.695 L 18685.905 6810.695 C 18692.305 6801.735 18700.199 6794.909 18709.585 6790.215 C 18726.652 6781.682 18735.825 6776.989 18737.105 6776.135 L 18740.305 6777.415 C 18746.279 6772.295 18752.892 6769.735 18760.145 6769.735 L 18768.465 6772.295 C 18767.612 6776.989 18765.052 6782.749 18760.785 6789.575 C 18756.945 6796.402 18754.812 6801.095 18754.385 6803.655 C 18750.972 6805.362 18748.412 6809.202 18746.705 6815.175 L 18741.585 6820.295 L 18739.665 6827.975 C 18734.972 6831.389 18732.625 6836.082 18732.625 6842.055 L 18729.425 6842.695 L 18729.425 6846.535 C 18728.145 6846.109 18726.012 6846.962 18723.025 6849.095 C 18722.172 6848.669 18720.892 6848.455 18719.185 6848.455 L 18716.625 6848.455 L 18715.345 6852.295 L 18725.585 6852.295 L 18725.585 6854.855 L 18717.265 6858.055 L 18719.185 6859.335 L 18721.105 6861.255 L 18719.185 6863.175 L 18714.705 6861.255 L 18713.425 6863.175 L 18717.265 6863.815 L 18715.345 6869.575 C 18714.919 6867.869 18714.492 6866.589 18714.065 6865.735 C 18713.639 6864.882 18712.999 6865.095 18712.145 6866.375 L 18712.785 6872.135 C 18709.799 6871.709 18708.092 6872.349 18707.665 6874.055 C 18708.519 6874.909 18709.372 6875.549 18710.225 6875.975 L 18706.385 6888.775 L 18701.905 6889.415 L 18694.225 6891.335 L 18692.945 6895.175 L 18694.225 6896.455 L 18701.905 6895.815 L 18698.705 6898.375 L 18699.345 6902.855 L 18693.585 6908.615 L 18685.905 6907.335 L 18680.145 6913.735 C 18680.572 6914.589 18681.212 6915.229 18682.065 6915.655 L 18684.625 6913.095 L 18688.465 6913.735 L 18686.545 6916.295 L 18691.025 6919.495 C 18691.025 6920.775 18690.172 6921.842 18688.465 6922.695 C 18687.185 6923.549 18686.332 6923.975 18685.905 6923.975 L 18680.785 6920.135 L 18680.785 6922.695 L 18682.705 6923.975 L 18675.665 6923.975 L 18671.185 6925.255 L 18670.545 6930.375 L 18666.705 6931.015 L 18667.345 6934.215 L 18674.385 6934.215 C 18674.385 6935.495 18675.239 6936.349 18676.945 6936.775 C 18678.652 6937.202 18679.505 6938.055 18679.505 6939.335 L 18676.305 6939.335 L 18667.985 6939.335 L 18669.905 6942.535 L 18675.025 6941.255 C 18675.025 6942.109 18674.172 6943.175 18672.465 6944.455 C 18671.612 6946.162 18671.612 6947.442 18672.465 6948.295 C 18673.745 6948.722 18674.385 6949.362 18674.385 6950.215 L 18667.985 6954.695 L 18669.905 6956.615 L 18665.425 6957.895 L 18661.585 6959.175 L 18655.185 6962.375 C 18653.479 6963.229 18652.625 6964.509 18652.625 6966.215 L 18653.905 6968.135 L 18657.105 6964.935 C 18660.092 6964.935 18663.079 6963.869 18666.065 6961.735 L 18666.705 6964.295 L 18664.785 6964.935 L 18662.225 6971.335 L 18657.745 6970.695 L 18655.825 6973.255 L 18659.665 6975.175 L 18656.465 6981.575 L 18652.625 6980.935 L 18650.705 6982.215 C 18650.705 6989.469 18650.919 6993.949 18651.345 6995.655 L 18648.785 6996.295 L 18650.705 7001.415 L 18646.865 7003.335 L 18646.865 7009.095 L 18648.145 7010.375 C 18647.292 7010.802 18646.652 7011.015 18646.225 7011.015 L 18648.785 7022.535 L 18650.065 7023.815 L 18657.745 7024.455 C 18665.425 7024.455 18676.945 7019.335 18692.305 7009.095 L 18752.465 6966.855 L 18755.665 6968.135 C 18753.959 6972.402 18741.585 6983.069 18718.545 7000.135 C 18708.732 7007.389 18703.825 7012.509 18703.825 7015.495 L 18650.065 7052.615 C 18633.852 7063.282 18622.545 7069.255 18616.145 7070.535 C 18617.425 7071.389 18617.212 7072.455 18615.505 7073.735 C 18614.225 7074.589 18613.372 7074.162 18612.945 7072.455 C 18609.532 7075.869 18605.905 7077.789 18602.065 7078.215 C 18603.772 7079.495 18604.625 7079.282 18604.625 7077.575 C 18605.052 7076.295 18605.265 7075.442 18605.265 7075.015 L 18602.705 7074.375 L 18600.145 7076.295 L 18601.425 7072.455 L 18598.865 7072.455 L 18596.945 7076.295 L 18591.825 7076.295 L 18591.825 7073.735 C 18584.572 7071.175 18579.452 7068.829 18576.465 7066.695 C 18568.359 7061.149 18564.305 7053.042 18564.305 7042.375 L 18564.305 7036.615 L 18567.505 7037.255 L 18568.785 7035.335 L 18563.025 7035.335 C 18563.879 7028.509 18564.945 7023.815 18566.225 7021.255 ZM 18675.025 6926.535 C 18679.292 6927.389 18682.705 6929.735 18685.265 6933.575 L 18680.145 6934.215 L 18675.665 6933.575 L 18672.465 6932.935 L 18671.825 6931.015 L 18675.025 6926.535 ZM 18746.065 6711.495 L 18742.865 6703.815 C 18742.865 6698.695 18745.639 6692.295 18751.185 6684.615 C 18755.452 6679.069 18759.719 6673.309 18763.985 6667.335 L 18763.345 6665.415 L 18767.185 6666.695 L 18768.465 6665.415 L 18767.185 6662.215 L 18768.465 6658.375 L 18770.385 6655.815 L 18772.945 6655.175 L 18772.945 6651.975 C 18772.945 6648.135 18775.505 6646.215 18780.625 6646.215 L 18786.385 6648.775 L 18788.305 6647.495 L 18788.305 6641.735 L 18791.505 6640.455 L 18795.345 6641.095 L 18799.825 6638.535 L 18800.465 6635.975 L 18804.945 6637.255 L 18806.865 6634.695 L 18810.065 6634.695 L 18811.345 6633.415 L 18813.265 6635.335 L 18816.465 6630.855 L 18822.865 6635.335 L 18824.145 6630.855 L 18826.065 6632.135 L 18828.625 6628.935 L 18838.225 6629.575 L 18840.145 6630.855 L 18843.985 6635.335 L 18836.305 6658.375 L 18835.025 6662.215 C 18832.892 6664.349 18831.399 6666.909 18830.545 6669.895 C 18826.705 6669.895 18824.145 6670.322 18822.865 6671.175 L 18822.865 6674.375 L 18826.065 6674.375 L 18826.065 6680.135 C 18821.372 6682.269 18818.812 6685.895 18818.385 6691.015 L 18813.905 6698.695 L 18808.145 6699.975 L 18808.145 6703.175 L 18803.665 6702.535 L 18800.465 6702.535 L 18799.825 6704.455 L 18794.705 6704.455 C 18790.865 6704.029 18786.812 6706.375 18782.545 6711.495 L 18777.425 6710.215 L 18773.585 6710.855 L 18772.945 6715.335 L 18762.065 6715.335 L 18760.145 6713.415 L 18755.025 6717.255 C 18748.199 6717.255 18744.572 6718.962 18744.145 6722.375 L 18742.225 6721.095 C 18740.945 6719.815 18740.305 6716.615 18740.305 6711.495 L 18746.065 6711.495 ZM 18748.115 7041.095 L 18745.555 7036.615 L 18752.595 7032.135 C 18752.595 7031.282 18751.315 7030.429 18748.755 7029.575 L 18747.475 7023.815 C 18747.475 7021.682 18748.115 7019.335 18749.395 7016.775 C 18750.249 7013.789 18750.889 7011.655 18751.315 7010.375 L 18748.755 7007.815 L 18753.235 7000.775 L 18753.235 6997.575 L 18757.075 6991.815 L 18756.435 6986.055 C 18757.289 6985.202 18758.142 6983.709 18758.995 6981.575 C 18760.275 6979.442 18761.555 6978.589 18762.835 6979.015 C 18762.835 6973.895 18763.902 6968.562 18766.035 6963.015 L 18770.515 6952.775 C 18774.355 6951.922 18776.275 6949.149 18776.275 6944.455 C 18776.275 6940.189 18782.035 6927.815 18793.555 6907.335 C 18805.075 6886.855 18810.622 6876.402 18810.195 6875.975 C 18813.609 6871.282 18817.022 6865.949 18820.435 6859.975 C 18824.275 6854.002 18827.262 6848.455 18829.395 6843.335 C 18829.822 6842.909 18831.102 6840.562 18833.235 6836.295 C 18835.795 6831.602 18837.502 6829.469 18838.355 6829.895 L 18846.675 6813.895 L 18847.955 6810.055 C 18852.649 6801.522 18856.489 6794.909 18859.475 6790.215 C 18865.022 6781.255 18869.289 6775.709 18872.275 6773.575 L 18884.435 6748.615 C 18886.142 6749.469 18886.995 6749.255 18886.995 6747.975 C 18887.422 6746.269 18887.849 6744.349 18888.275 6742.215 C 18889.129 6740.082 18889.769 6738.589 18890.195 6737.735 C 18892.329 6733.469 18894.675 6729.629 18897.235 6726.215 L 18940.115 6653.255 C 18941.822 6651.975 18943.529 6650.482 18945.235 6648.775 C 18953.769 6646.642 18962.515 6644.295 18971.475 6641.735 L 18975.955 6636.615 L 18974.675 6633.415 L 18978.515 6633.415 L 18977.875 6635.975 L 18981.075 6635.975 L 19004.115 6627.655 L 19008.595 6631.495 C 19007.742 6635.762 19008.169 6640.455 19009.875 6645.575 L 18978.515 6696.135 L 18977.235 6700.615 L 18967.635 6715.335 C 18968.062 6716.189 18968.489 6716.829 18968.915 6717.255 C 18965.929 6718.962 18963.582 6720.455 18961.875 6721.735 L 18965.075 6723.655 C 18963.369 6724.082 18961.875 6724.509 18960.595 6724.935 C 18959.315 6725.362 18958.675 6727.069 18958.675 6730.055 L 18953.555 6733.255 C 18953.982 6734.109 18953.769 6735.602 18952.915 6737.735 C 18952.062 6739.442 18952.915 6740.509 18955.475 6740.935 L 18952.275 6747.335 C 18952.702 6745.202 18951.422 6744.135 18948.435 6744.135 L 18947.795 6747.335 L 18942.035 6751.175 L 18945.875 6750.535 L 18950.995 6753.095 C 18948.862 6754.375 18947.369 6755.229 18946.515 6755.655 C 18942.675 6757.789 18940.329 6758.642 18939.475 6758.215 C 18937.769 6763.335 18935.209 6767.815 18931.795 6771.655 L 18937.555 6769.735 L 18934.995 6772.935 L 18936.915 6773.575 L 18933.075 6778.695 L 18930.515 6776.775 C 18930.089 6777.202 18929.875 6777.629 18929.875 6778.055 C 18931.582 6781.469 18932.222 6783.602 18931.795 6784.455 L 18923.475 6787.655 L 18926.675 6789.575 L 18917.715 6790.855 L 18915.795 6797.255 L 18922.835 6797.255 L 18916.435 6801.095 L 18922.835 6803.015 L 18914.515 6804.295 L 18913.235 6801.735 C 18912.809 6803.442 18912.595 6804.935 18912.595 6806.215 C 18912.595 6807.495 18913.235 6809.629 18914.515 6812.615 L 18903.635 6815.175 L 18904.915 6819.015 L 18903.635 6824.775 C 18904.915 6823.922 18905.769 6823.495 18906.195 6823.495 C 18908.755 6822.215 18910.462 6821.575 18911.315 6821.575 L 18911.315 6826.055 L 18906.835 6826.055 C 18905.129 6827.762 18904.915 6829.682 18906.195 6831.815 L 18892.115 6835.015 L 18892.755 6840.135 L 18888.275 6844.615 L 18897.235 6838.215 L 18901.715 6843.335 L 18901.715 6846.535 L 18899.155 6846.535 L 18882.515 6852.295 C 18879.955 6854.002 18877.395 6855.495 18874.835 6856.775 L 18873.555 6861.255 L 18892.755 6858.055 L 18892.755 6863.175 C 18891.902 6863.175 18890.409 6864.882 18888.275 6868.295 C 18886.995 6869.149 18885.715 6869.789 18884.435 6870.215 L 18878.675 6874.055 L 18883.795 6874.055 L 18877.395 6877.895 L 18874.835 6875.975 C 18871.422 6875.975 18869.715 6877.682 18869.715 6881.095 L 18872.915 6882.375 L 18877.395 6879.815 L 18879.955 6883.015 L 18875.475 6889.415 C 18878.889 6890.695 18880.382 6891.762 18879.955 6892.615 L 18870.355 6891.975 L 18868.435 6888.775 L 18867.155 6891.975 C 18866.729 6893.255 18865.449 6893.895 18863.315 6893.895 C 18861.609 6893.895 18860.755 6895.389 18860.755 6898.375 L 18862.675 6897.735 L 18874.835 6899.015 L 18874.835 6902.215 C 18871.422 6901.789 18866.942 6902.429 18861.395 6904.135 L 18861.395 6910.535 L 18870.355 6913.095 C 18867.369 6914.802 18865.022 6915.655 18863.315 6915.655 C 18860.755 6914.375 18858.409 6913.735 18856.275 6913.735 L 18853.715 6915.655 L 18858.195 6919.495 L 18857.555 6921.415 L 18852.435 6921.415 L 18851.155 6923.335 C 18852.862 6923.762 18854.569 6923.975 18856.275 6923.975 L 18856.275 6927.175 C 18859.262 6926.749 18861.182 6926.962 18862.035 6927.815 L 18863.315 6934.855 L 18858.195 6935.495 L 18851.795 6940.615 L 18850.515 6945.095 L 18853.075 6948.935 L 18856.275 6948.935 L 18852.435 6951.495 L 18846.035 6950.855 L 18842.835 6952.775 L 18847.955 6956.615 L 18853.075 6956.615 L 18840.275 6959.175 L 18840.275 6963.015 L 18847.955 6963.015 L 18848.595 6966.215 C 18846.035 6966.642 18844.329 6966.855 18843.475 6966.855 C 18842.622 6966.855 18840.489 6967.495 18837.075 6968.775 L 18833.235 6967.495 L 18830.035 6968.135 L 18830.035 6975.175 C 18831.315 6976.029 18832.809 6976.029 18834.515 6975.175 C 18836.649 6974.322 18837.715 6973.042 18837.715 6971.335 L 18844.115 6972.615 C 18841.982 6978.589 18840.489 6982.429 18839.635 6984.135 L 18834.515 6986.055 L 18835.795 6991.815 L 18827.475 6996.935 L 18828.755 6998.855 L 18835.155 6998.855 L 18837.715 6996.935 L 18835.795 7002.695 L 18830.675 7005.255 C 18831.102 7008.669 18830.462 7010.375 18828.755 7010.375 L 18833.235 7014.855 C 18845.609 7011.442 18863.529 7001.629 18886.995 6985.415 C 18910.889 6968.775 18934.995 6951.922 18959.315 6934.855 C 18932.009 6961.735 18905.555 6986.269 18879.955 7008.455 C 18842.835 7040.455 18814.035 7061.575 18793.555 7071.815 L 18793.555 7074.375 L 18788.435 7073.095 C 18785.875 7076.082 18781.822 7078.642 18776.275 7080.775 C 18770.729 7082.909 18765.822 7083.975 18761.555 7083.975 C 18762.409 7083.122 18762.195 7082.055 18760.915 7080.775 C 18760.062 7079.922 18759.209 7079.922 18758.355 7080.775 L 18750.035 7075.015 C 18750.889 7074.162 18751.742 7073.949 18752.595 7074.375 C 18753.449 7074.802 18754.729 7075.655 18756.435 7076.935 L 18766.035 7076.935 L 18768.595 7078.855 L 18768.595 7076.295 L 18766.675 7075.655 C 18760.702 7074.375 18756.862 7074.589 18755.155 7076.295 L 18753.235 7070.535 L 18750.675 7070.535 L 18750.675 7064.135 C 18748.115 7064.562 18746.622 7064.349 18746.195 7063.495 C 18747.475 7063.069 18748.542 7062.429 18749.395 7061.575 L 18748.755 7053.895 L 18744.915 7053.895 L 18746.195 7050.695 L 18755.155 7047.495 L 18748.115 7047.495 L 18743.635 7043.655 L 18748.115 7041.095 ZM 19088.205 6790.215 C 19101.005 6780.829 19112.099 6774.002 19121.485 6769.735 C 19131.299 6765.042 19138.979 6762.695 19144.525 6762.695 C 19152.632 6762.695 19160.312 6765.042 19167.565 6769.735 L 19172.045 6759.495 L 19175.885 6758.215 L 19178.445 6749.895 C 19180.152 6747.762 19181.219 6746.055 19181.645 6744.775 C 19182.499 6743.069 19183.565 6742.642 19184.845 6743.495 L 19189.965 6734.535 L 19186.765 6734.535 C 19186.765 6733.255 19188.045 6731.762 19190.605 6730.055 C 19193.165 6728.349 19194.445 6726.215 19194.445 6723.655 C 19194.445 6722.375 19195.512 6721.095 19197.645 6719.815 C 19200.205 6718.109 19201.485 6716.829 19201.485 6715.975 C 19201.485 6712.135 19211.512 6696.562 19231.565 6669.255 C 19251.619 6641.949 19263.139 6627.869 19266.125 6627.015 L 19268.685 6620.615 L 19288.525 6607.175 L 19302.605 6602.055 C 19312.845 6597.362 19322.232 6595.015 19330.765 6595.015 L 19339.725 6596.295 L 19341.005 6606.535 L 19334.605 6609.735 L 19332.685 6616.135 L 19330.125 6616.775 L 19330.125 6620.615 L 19326.925 6620.615 C 19324.792 6624.882 19322.019 6629.575 19318.605 6634.695 C 19315.619 6639.815 19311.992 6645.149 19307.725 6650.695 L 19304.525 6651.975 L 19304.525 6659.015 L 19297.485 6661.575 L 19300.045 6665.415 C 19298.765 6665.842 19297.912 6666.269 19297.485 6666.695 C 19295.352 6668.829 19294.285 6671.175 19294.285 6673.735 C 19294.285 6678.429 19292.792 6680.775 19289.805 6680.775 L 19283.405 6682.055 L 19282.125 6691.015 C 19278.712 6694.002 19277.005 6695.709 19277.005 6696.135 C 19277.432 6698.269 19277.645 6700.189 19277.645 6701.895 L 19269.325 6708.935 C 19268.472 6708.935 19267.832 6709.575 19267.405 6710.855 C 19267.405 6711.709 19267.192 6712.989 19266.765 6714.695 L 19269.965 6713.415 C 19269.965 6714.695 19268.472 6715.335 19265.485 6715.335 L 19257.805 6717.895 L 19261.645 6719.815 C 19263.779 6720.669 19265.272 6720.242 19266.125 6718.535 L 19261.645 6726.215 L 19257.165 6723.655 C 19256.312 6725.789 19255.672 6727.922 19255.245 6730.055 C 19255.245 6732.189 19256.739 6733.255 19259.725 6733.255 C 19260.152 6736.242 19257.592 6738.589 19252.045 6740.295 C 19246.925 6741.575 19243.939 6742.215 19243.085 6742.215 C 19243.085 6743.495 19244.152 6744.135 19246.285 6744.135 C 19248.845 6744.135 19250.339 6744.562 19250.765 6745.415 L 19257.165 6744.135 C 19256.312 6745.842 19252.472 6749.469 19245.645 6755.015 L 19236.685 6756.295 L 19234.765 6760.775 L 19237.965 6760.775 L 19239.885 6765.895 L 19242.445 6764.615 L 19243.725 6767.175 L 19241.805 6769.095 L 19234.765 6767.815 C 19233.912 6768.242 19233.059 6768.455 19232.205 6768.455 C 19233.059 6771.442 19233.912 6774.215 19234.765 6776.775 L 19229.645 6781.895 C 19228.365 6783.175 19227.085 6784.669 19225.805 6786.375 C 19225.805 6787.655 19226.019 6788.935 19226.445 6790.215 L 19226.445 6795.335 L 19221.965 6795.335 L 19216.845 6800.455 C 19220.685 6799.602 19223.032 6799.175 19223.885 6799.175 L 19222.605 6801.095 L 19221.325 6803.655 L 19212.365 6806.855 L 19220.045 6806.855 L 19220.045 6809.415 L 19215.565 6810.055 L 19210.445 6818.375 L 19207.885 6819.015 L 19207.885 6826.055 C 19203.619 6828.615 19200.205 6832.455 19197.645 6837.575 C 19197.645 6839.282 19197.859 6840.989 19198.285 6842.695 L 19202.765 6843.975 C 19202.765 6845.682 19200.845 6847.602 19197.005 6849.735 C 19193.165 6851.442 19190.605 6852.509 19189.325 6852.935 L 19189.325 6855.495 L 19195.725 6855.495 L 19195.725 6858.695 L 19185.485 6863.175 C 19186.765 6865.735 19189.112 6866.375 19192.525 6865.095 L 19179.085 6876.615 C 19177.379 6879.602 19176.739 6881.309 19177.165 6881.735 C 19177.592 6881.735 19178.445 6881.949 19179.725 6882.375 C 19181.005 6882.375 19181.645 6883.015 19181.645 6884.295 C 19181.219 6883.442 19179.299 6883.015 19175.885 6883.015 L 19175.885 6886.855 L 19177.165 6888.775 L 19173.325 6889.415 C 19172.472 6890.269 19172.472 6891.122 19173.325 6891.975 L 19176.525 6895.175 C 19175.245 6896.455 19174.179 6897.735 19173.325 6899.015 L 19165.005 6902.215 L 19169.485 6901.575 C 19168.632 6903.282 19168.205 6904.775 19168.205 6906.055 L 19165.645 6913.735 L 19160.525 6918.215 C 19160.525 6919.922 19160.739 6921.415 19161.165 6922.695 L 19162.445 6927.815 L 19154.765 6931.655 L 19157.965 6935.495 L 19157.325 6938.055 L 19150.285 6940.615 L 19150.285 6943.175 C 19151.992 6944.029 19152.845 6944.669 19152.845 6945.095 C 19152.845 6947.655 19151.779 6950.855 19149.645 6954.695 C 19147.939 6958.535 19147.085 6961.309 19147.085 6963.015 C 19144.099 6970.695 19141.539 6977.735 19139.405 6984.135 C 19137.699 6990.109 19136.845 6996.082 19136.845 7002.055 C 19136.845 7005.042 19137.699 7008.242 19139.405 7011.655 C 19141.112 7014.642 19142.819 7016.135 19144.525 7016.135 C 19153.485 7016.135 19166.499 7009.735 19183.565 6996.935 C 19190.392 6991.815 19201.912 6982.215 19218.125 6968.135 L 19221.965 6970.055 L 19217.485 6972.615 C 19211.512 6984.989 19192.739 7003.122 19161.165 7027.015 C 19129.592 7050.482 19107.192 7062.215 19093.965 7062.215 C 19090.979 7062.215 19086.712 7061.362 19081.165 7059.655 C 19076.045 7057.949 19072.205 7056.029 19069.645 7053.895 C 19068.792 7051.762 19067.512 7045.789 19065.805 7035.975 C 19064.099 7025.735 19060.899 7019.549 19056.205 7017.415 C 19054.925 7018.695 19052.579 7021.469 19049.165 7025.735 C 19041.912 7034.695 19037.219 7039.602 19035.085 7040.455 L 19031.245 7046.215 C 19025.272 7048.775 19019.299 7052.829 19013.325 7058.375 C 19007.779 7063.922 19002.232 7069.255 18996.685 7074.375 L 18992.205 7073.735 C 18990.499 7073.735 18986.872 7075.015 18981.325 7077.575 C 18975.779 7080.135 18971.725 7082.269 18969.165 7083.975 C 18964.472 7083.549 18959.352 7082.909 18953.805 7082.055 C 18948.685 7081.202 18944.632 7079.495 18941.645 7076.935 C 18942.925 7073.949 18943.565 7071.602 18943.565 7069.895 C 18942.285 7070.322 18941.005 7070.535 18939.725 7070.535 C 18938.019 7070.535 18936.525 7068.402 18935.245 7064.135 L 18933.325 7057.735 L 18930.765 7057.735 C 18927.352 7048.349 18925.005 7041.095 18923.725 7035.975 C 18922.445 7030.855 18921.805 7024.029 18921.805 7015.495 C 18921.805 6983.922 18935.672 6948.295 18963.405 6908.615 C 18986.019 6876.189 19012.472 6847.602 19042.765 6822.855 C 19050.872 6816.029 19058.125 6810.269 19064.525 6805.575 C 19069.219 6802.589 19077.112 6797.469 19088.205 6790.215 ZM 19051.085 6855.495 C 19049.379 6859.762 19044.899 6866.375 19037.645 6875.335 C 19032.525 6881.735 19029.539 6885.575 19028.685 6886.855 L 19024.845 6887.495 L 19026.125 6890.055 L 19024.845 6893.255 L 19025.485 6895.175 C 19023.779 6897.735 19022.925 6900.082 19022.925 6902.215 L 19018.445 6902.215 L 19018.445 6905.415 C 19015.032 6908.402 19013.539 6912.242 19013.965 6916.935 L 19008.205 6918.855 L 19009.485 6923.335 L 19005.645 6930.375 L 19000.525 6927.815 L 18999.245 6929.735 L 19002.445 6932.935 L 19005.005 6932.935 C 19004.152 6935.069 19003.725 6936.562 19003.725 6937.415 L 19000.525 6940.615 L 19003.725 6945.735 L 18998.605 6950.215 L 18997.965 6953.415 C 18998.819 6955.549 18999.245 6958.749 18999.245 6963.015 C 18998.392 6971.122 18997.965 6977.095 18997.965 6980.935 C 18997.965 6991.602 18999.672 7000.135 19003.085 7006.535 C 19006.925 7012.935 19011.405 7016.135 19016.525 7016.135 C 19024.632 7016.135 19032.739 7013.362 19040.845 7007.815 C 19048.952 7002.269 19054.499 6998.642 19057.485 6996.935 C 19058.765 6993.949 19061.112 6987.122 19064.525 6976.455 C 19067.939 6965.362 19070.925 6957.042 19073.485 6951.495 C 19079.885 6936.135 19085.645 6923.335 19090.765 6913.095 C 19094.179 6906.269 19100.792 6893.895 19110.605 6875.975 C 19114.445 6869.575 19116.365 6862.322 19116.365 6854.215 C 19116.365 6844.829 19114.872 6836.722 19111.885 6829.895 C 19107.619 6820.082 19101.432 6815.175 19093.325 6815.175 C 19089.485 6815.175 19083.512 6818.375 19075.405 6824.775 L 19066.445 6832.455 C 19066.019 6835.015 19063.885 6838.429 19060.045 6842.695 C 19057.912 6845.255 19054.712 6848.669 19050.445 6852.935 L 19051.085 6855.495 ZM 19482.095 6996.935 L 19483.375 6987.975 L 19487.215 6986.695 L 19487.855 6980.295 L 19486.575 6979.015 L 19491.055 6974.535 C 19494.042 6971.122 19495.535 6968.349 19495.535 6966.215 C 19495.535 6964.082 19494.042 6963.015 19491.055 6963.015 L 19492.975 6961.735 C 19495.109 6960.455 19496.175 6958.749 19496.175 6956.615 C 19496.175 6952.349 19497.242 6948.722 19499.375 6945.735 C 19501.935 6942.749 19503.855 6941.895 19505.135 6943.175 L 19504.495 6938.055 L 19505.775 6931.655 L 19508.335 6931.655 L 19507.055 6925.895 L 19510.255 6923.975 L 19508.975 6922.695 L 19513.455 6921.415 L 19512.175 6915.655 L 19517.935 6911.815 L 19515.375 6906.695 C 19515.802 6905.415 19516.442 6904.349 19517.295 6903.495 C 19518.149 6902.215 19519.215 6902.002 19520.495 6902.855 L 19520.495 6893.895 C 19522.629 6892.615 19523.695 6891.549 19523.695 6890.695 C 19524.122 6889.415 19525.189 6888.775 19526.895 6888.775 L 19528.815 6888.135 C 19527.109 6883.015 19528.815 6877.895 19533.935 6872.775 C 19533.082 6871.495 19533.082 6870.855 19533.935 6870.855 C 19534.789 6870.429 19535.855 6870.002 19537.135 6869.575 L 19537.135 6863.175 C 19538.842 6864.882 19540.122 6864.882 19540.975 6863.175 C 19542.255 6861.042 19542.895 6857.202 19542.895 6851.655 L 19548.655 6850.375 L 19551.215 6845.255 L 19549.935 6837.575 L 19544.815 6837.575 C 19540.122 6837.575 19529.242 6840.349 19512.175 6845.895 C 19502.789 6848.882 19495.749 6850.375 19491.055 6850.375 L 19484.015 6849.095 L 19510.895 6809.415 L 19516.655 6806.215 C 19520.922 6796.402 19531.589 6789.149 19548.655 6784.455 C 19568.709 6781.042 19581.722 6778.695 19587.695 6777.415 C 19595.802 6768.882 19605.189 6756.935 19615.855 6741.575 C 19624.815 6728.775 19633.775 6715.762 19642.735 6702.535 C 19652.975 6689.735 19661.295 6680.349 19667.695 6674.375 C 19679.215 6663.282 19689.669 6656.669 19699.055 6654.535 C 19701.189 6651.549 19704.815 6648.775 19709.935 6646.215 C 19715.482 6643.655 19720.389 6641.735 19724.655 6640.455 L 19729.775 6648.775 C 19728.922 6652.615 19726.789 6657.949 19723.375 6664.775 L 19718.895 6672.455 L 19711.215 6676.935 C 19710.362 6683.762 19707.162 6691.229 19701.615 6699.335 C 19696.069 6707.442 19692.442 6713.842 19690.735 6718.535 L 19685.615 6720.455 L 19688.175 6726.855 C 19684.762 6726.855 19683.055 6727.282 19683.055 6728.135 L 19683.055 6733.895 L 19678.575 6738.375 L 19675.375 6738.375 L 19667.055 6758.215 L 19660.655 6758.215 C 19662.362 6761.629 19662.575 6764.829 19661.295 6767.815 L 19706.095 6766.535 C 19712.922 6766.535 19719.749 6766.749 19726.575 6767.175 C 19733.402 6767.175 19740.442 6768.242 19747.695 6770.375 C 19744.709 6777.629 19741.509 6783.602 19738.095 6788.295 L 19732.975 6788.935 L 19729.775 6795.975 L 19722.095 6798.535 L 19716.975 6806.215 C 19713.135 6811.335 19708.442 6815.602 19702.895 6819.015 C 19697.775 6822.429 19691.589 6825.415 19684.335 6827.975 L 19670.255 6826.055 L 19648.495 6827.975 C 19647.642 6826.695 19643.589 6827.122 19636.335 6829.255 C 19629.509 6830.962 19625.455 6831.602 19624.175 6831.175 C 19622.895 6830.749 19621.829 6831.389 19620.975 6833.095 C 19620.549 6834.375 19619.695 6834.802 19618.415 6834.375 C 19615.002 6841.629 19612.655 6846.962 19611.375 6850.375 C 19606.682 6861.042 19603.909 6868.295 19603.055 6872.135 L 19599.855 6878.535 C 19592.602 6889.202 19587.482 6897.735 19584.495 6904.135 C 19581.935 6910.535 19580.015 6917.362 19578.735 6924.615 C 19577.455 6924.189 19576.389 6924.829 19575.535 6926.535 C 19575.109 6927.815 19575.322 6929.095 19576.175 6930.375 L 19573.615 6937.415 L 19567.855 6939.335 C 19569.135 6941.042 19570.629 6942.535 19572.335 6943.815 C 19568.922 6950.215 19567.002 6953.842 19566.575 6954.695 C 19564.869 6958.962 19564.015 6963.015 19564.015 6966.855 L 19562.095 6968.775 L 19562.735 6973.255 C 19561.455 6977.095 19560.602 6980.082 19560.175 6982.215 C 19558.042 6989.895 19556.975 6994.375 19556.975 6995.655 C 19556.975 7002.482 19558.042 7007.815 19560.175 7011.655 C 19562.309 7015.495 19566.362 7017.415 19572.335 7017.415 C 19587.269 7017.415 19610.309 7005.255 19641.455 6980.935 C 19667.909 6960.029 19684.975 6944.029 19692.655 6932.935 L 19697.135 6932.935 L 19684.335 6949.575 C 19679.215 6956.829 19670.469 6966.855 19658.095 6979.655 C 19644.015 6994.162 19634.415 7004.189 19629.295 7009.735 C 19624.602 7015.282 19619.269 7021.042 19613.295 7027.015 C 19607.749 7032.989 19601.989 7038.109 19596.015 7042.375 L 19594.095 7043.655 C 19589.829 7048.775 19584.709 7053.682 19578.735 7058.375 C 19568.922 7066.482 19563.375 7071.175 19562.095 7072.455 L 19560.175 7069.895 C 19558.042 7069.895 19554.842 7071.815 19550.575 7075.655 C 19548.015 7078.215 19546.095 7079.709 19544.815 7080.135 L 19546.095 7082.055 C 19540.975 7082.909 19536.922 7085.469 19533.935 7089.735 L 19517.295 7092.295 C 19504.922 7092.295 19495.109 7086.109 19487.855 7073.735 C 19480.602 7061.362 19476.975 7048.562 19476.975 7035.335 L 19476.975 7018.695 C 19477.402 7013.149 19478.682 7007.389 19480.815 7001.415 L 19482.095 6996.935 ZM 19655.715 7075.015 L 19662.115 7051.975 L 19659.555 7050.055 L 19663.395 7049.415 L 19662.755 7046.855 C 19668.729 7040.455 19674.702 7029.789 19680.675 7014.855 C 19684.942 7004.615 19687.929 6997.575 19689.635 6993.735 L 19701.795 6968.135 L 19704.355 6968.135 L 19706.275 6959.175 L 19715.235 6945.095 L 19715.875 6942.535 C 19715.875 6939.122 19723.769 6923.975 19739.555 6897.095 C 19755.342 6869.789 19763.875 6853.149 19765.155 6847.175 C 19766.862 6847.602 19768.569 6846.535 19770.275 6843.975 C 19772.409 6841.415 19773.475 6839.282 19773.475 6837.575 C 19773.902 6835.442 19774.115 6833.949 19774.115 6833.095 C 19774.542 6831.815 19775.395 6831.602 19776.675 6832.455 L 19783.075 6813.895 L 19786.915 6811.975 L 19785.635 6810.055 C 19787.342 6805.789 19789.902 6800.882 19793.315 6795.335 C 19796.729 6789.362 19799.075 6785.095 19800.355 6782.535 L 19799.075 6781.255 C 19799.075 6780.402 19799.715 6779.549 19800.995 6778.695 C 19802.275 6777.415 19803.342 6776.562 19804.195 6776.135 L 19811.875 6756.295 C 19812.729 6757.149 19813.795 6756.722 19815.075 6755.015 C 19816.355 6753.309 19815.929 6751.815 19813.795 6750.535 L 19822.755 6740.935 L 19822.115 6737.735 L 19825.315 6731.975 C 19826.595 6732.402 19827.449 6731.975 19827.875 6730.695 L 19830.435 6725.575 L 19833.635 6720.455 C 19837.475 6716.189 19841.742 6709.789 19846.435 6701.255 C 19848.995 6696.989 19852.835 6689.949 19857.955 6680.135 C 19860.089 6678.002 19863.289 6672.669 19867.555 6664.135 C 19872.249 6655.602 19874.382 6650.269 19873.955 6648.135 C 19874.809 6646.429 19876.302 6644.722 19878.435 6643.015 C 19880.569 6640.882 19883.555 6638.749 19887.395 6636.615 L 19886.755 6634.055 C 19886.755 6631.495 19890.169 6628.509 19896.995 6625.095 C 19903.822 6621.255 19908.942 6619.122 19912.355 6618.695 L 19915.555 6617.415 L 19916.835 6616.135 C 19918.542 6617.415 19920.249 6618.482 19921.955 6619.335 L 19921.955 6616.775 C 19924.515 6615.495 19929.422 6613.575 19936.675 6611.015 C 19944.355 6608.455 19949.689 6607.175 19952.675 6607.175 C 19954.382 6608.455 19956.302 6609.735 19958.435 6611.015 L 19953.955 6627.015 L 19950.115 6627.655 L 19952.035 6632.775 C 19952.035 6635.762 19951.182 6637.895 19949.475 6639.175 C 19947.769 6640.455 19946.062 6641.522 19944.355 6642.375 L 19944.355 6646.215 L 19939.875 6651.335 L 19940.515 6656.455 L 19938.595 6662.855 L 19935.395 6662.215 C 19933.689 6662.215 19932.195 6663.282 19930.915 6665.415 C 19930.062 6667.122 19930.489 6669.255 19932.195 6671.815 L 19935.395 6671.815 C 19935.395 6672.669 19933.902 6673.522 19930.915 6674.375 C 19928.355 6674.802 19927.289 6675.655 19927.715 6676.935 L 19920.675 6678.855 C 19922.382 6679.709 19922.595 6680.775 19921.315 6682.055 C 19920.462 6682.909 19919.182 6683.975 19917.475 6685.255 C 19917.475 6686.962 19917.262 6688.669 19916.835 6690.375 C 19916.835 6691.655 19916.409 6692.082 19915.555 6691.655 L 19920.035 6702.535 L 19914.275 6705.095 L 19913.635 6708.295 L 19906.595 6706.375 L 19904.035 6708.935 L 19912.355 6715.335 L 19911.715 6717.255 L 19904.035 6715.975 L 19894.435 6719.175 L 19894.435 6724.295 L 19900.195 6724.935 L 19895.715 6728.775 L 19888.675 6728.135 L 19886.755 6729.415 L 19893.155 6735.175 L 19895.715 6732.615 L 19899.555 6736.455 L 19904.035 6737.095 L 19897.635 6746.695 L 19887.395 6747.975 L 19888.675 6749.895 L 19888.675 6756.295 L 19886.755 6757.575 L 19893.795 6758.215 L 19888.675 6761.415 L 19881.635 6759.495 L 19884.835 6765.895 L 19880.355 6765.895 L 19884.195 6772.935 L 19886.115 6772.295 C 19883.129 6776.562 19878.862 6778.695 19873.315 6778.695 L 19873.315 6781.255 L 19882.915 6781.255 L 19881.635 6783.175 L 19874.595 6785.095 C 19875.449 6786.375 19875.875 6788.935 19875.875 6792.775 L 19870.115 6794.695 L 19869.475 6799.815 C 19866.915 6800.669 19864.995 6801.522 19863.715 6802.375 L 19859.875 6802.375 L 19862.435 6808.775 L 19857.315 6818.375 C 19859.449 6819.229 19860.729 6819.229 19861.155 6818.375 L 19863.075 6816.455 L 19863.715 6819.015 C 19861.582 6821.149 19860.729 6822.429 19861.155 6822.855 L 19855.395 6821.575 C 19856.249 6824.562 19855.395 6826.269 19852.835 6826.695 L 19848.355 6826.695 L 19847.075 6830.535 L 19853.475 6833.735 L 19848.995 6833.735 C 19843.449 6833.735 19840.675 6835.869 19840.675 6840.135 C 19840.675 6845.682 19842.595 6848.455 19846.435 6848.455 L 19897.635 6808.775 C 19921.955 6791.709 19940.729 6783.175 19953.955 6783.175 C 19956.942 6783.175 19959.715 6784.029 19962.275 6785.735 C 19967.822 6789.575 19971.235 6791.495 19972.515 6791.495 C 19974.222 6791.495 19975.075 6792.349 19975.075 6794.055 C 19975.075 6795.762 19974.862 6797.469 19974.435 6799.175 L 19978.275 6799.175 C 19979.129 6800.882 19979.769 6803.869 19980.195 6808.135 C 19980.622 6812.402 19981.049 6815.175 19981.475 6816.455 L 19982.115 6818.375 L 19980.195 6824.775 L 19983.395 6828.615 C 19982.115 6831.602 19981.049 6834.375 19980.195 6836.935 C 19979.342 6839.069 19978.275 6840.989 19976.995 6842.695 L 19980.195 6844.615 C 19979.342 6847.175 19978.489 6849.522 19977.635 6851.655 L 19970.595 6857.415 L 19972.515 6861.895 C 19972.515 6865.309 19971.449 6867.229 19969.315 6867.655 C 19967.182 6868.082 19966.115 6871.069 19966.115 6876.615 L 19962.915 6876.615 L 19964.195 6881.735 L 19955.875 6884.935 C 19958.009 6886.642 19959.075 6888.135 19959.075 6889.415 C 19959.075 6890.695 19958.009 6891.975 19955.875 6893.255 C 19953.742 6894.535 19952.249 6894.749 19951.395 6893.895 L 19953.315 6900.935 C 19951.609 6900.082 19950.115 6900.722 19948.835 6902.855 C 19947.982 6904.562 19948.195 6906.055 19949.475 6907.335 C 19944.782 6914.589 19942.435 6920.775 19942.435 6925.895 L 19938.595 6925.895 C 19936.889 6925.895 19936.249 6926.749 19936.675 6928.455 C 19937.102 6930.162 19937.742 6931.229 19938.595 6931.655 L 19932.195 6939.975 L 19928.995 6941.255 L 19932.835 6946.375 C 19929.422 6946.375 19927.929 6947.655 19928.355 6950.215 C 19929.209 6952.349 19928.995 6953.842 19927.715 6954.695 C 19926.435 6955.549 19925.155 6956.189 19923.875 6956.615 L 19926.435 6964.935 L 19920.675 6967.495 L 19918.755 6974.535 L 19920.675 6975.815 L 19916.835 6978.375 C 19915.555 6979.229 19914.702 6979.655 19914.275 6979.655 L 19910.435 6985.415 L 19912.355 6989.895 C 19912.355 6991.175 19911.715 6992.242 19910.435 6993.095 C 19909.155 6993.949 19907.875 6994.589 19906.595 6995.015 L 19907.235 6996.935 C 19908.942 6997.789 19910.009 6998.429 19910.435 6998.855 L 19911.715 7000.135 C 19910.435 7002.269 19909.369 7004.402 19908.515 7006.535 C 19907.662 7008.669 19906.169 7009.309 19904.035 7008.455 L 19902.115 7014.855 L 19909.795 7019.975 C 19914.062 7019.549 19921.315 7015.069 19931.555 7006.535 C 19945.209 6994.589 19959.075 6982.642 19973.155 6970.695 L 19977.635 6969.415 L 19978.915 6966.215 C 19980.622 6964.935 19982.969 6963.442 19985.955 6961.735 C 19988.942 6959.602 19991.289 6958.749 19992.995 6959.175 L 19982.755 6975.815 C 19970.809 6989.042 19947.982 7009.522 19914.275 7037.255 C 19876.302 7068.402 19853.049 7083.975 19844.515 7083.975 C 19833.849 7083.975 19826.809 7079.495 19823.395 7070.535 C 19820.409 7061.149 19818.915 7050.055 19818.915 7037.255 L 19820.195 7035.975 L 19820.195 7028.295 C 19821.475 7028.722 19822.115 7028.082 19822.115 7026.375 C 19822.542 7024.242 19822.755 7021.895 19822.755 7019.335 C 19824.889 7016.775 19826.382 7014.002 19827.235 7011.015 C 19828.089 7008.029 19828.729 7004.829 19829.155 7001.415 L 19831.075 6995.655 L 19832.995 6995.015 C 19837.262 6985.202 19846.435 6966.855 19860.515 6939.975 C 19885.262 6893.469 19897.635 6861.469 19897.635 6843.975 L 19893.155 6833.095 C 19886.329 6834.375 19878.009 6839.069 19868.195 6847.175 L 19825.955 6881.735 L 19824.035 6891.335 L 19819.555 6890.695 L 19816.355 6893.895 L 19822.755 6898.375 L 19815.715 6899.015 L 19815.715 6902.215 L 19810.595 6903.495 C 19810.595 6906.482 19811.875 6907.975 19814.435 6907.975 L 19819.555 6910.535 L 19815.715 6911.815 L 19808.035 6911.815 C 19805.902 6911.815 19805.262 6913.309 19806.115 6916.295 L 19799.075 6916.295 L 19803.555 6922.695 C 19802.702 6923.549 19802.702 6926.109 19803.555 6930.375 L 19804.195 6923.975 L 19806.755 6923.975 C 19809.315 6924.829 19811.022 6925.255 19811.875 6925.255 L 19802.915 6931.655 L 19795.235 6930.375 C 19791.395 6932.935 19790.115 6935.495 19791.395 6938.055 L 19800.995 6941.895 L 19802.915 6941.255 L 19801.635 6943.815 C 19798.649 6946.802 19795.875 6947.442 19793.315 6945.735 L 19790.755 6951.495 L 19793.955 6952.135 C 19788.835 6951.709 19783.502 6952.989 19777.955 6955.975 L 19777.955 6959.175 L 19781.155 6964.295 L 19786.915 6963.655 L 19788.835 6964.935 C 19788.835 6968.775 19787.769 6970.695 19785.635 6970.695 C 19782.222 6969.415 19779.662 6968.775 19777.955 6968.775 L 19774.755 6976.455 L 19777.955 6977.735 L 19763.235 6991.815 L 19768.995 6996.295 L 19771.555 6996.295 L 19771.555 6999.495 L 19768.355 6999.495 L 19758.755 7002.695 L 19754.915 7004.615 C 19754.062 7006.749 19754.062 7008.029 19754.915 7008.455 C 19755.769 7008.882 19756.622 7009.095 19757.475 7009.095 L 19744.675 7018.055 L 19742.115 7025.095 C 19742.969 7024.669 19744.035 7024.242 19745.315 7023.815 C 19745.742 7025.522 19745.315 7027.015 19744.035 7028.295 C 19742.755 7029.149 19741.902 7029.789 19741.475 7030.215 L 19745.315 7031.495 L 19742.755 7039.175 L 19737.635 7043.655 C 19735.929 7042.802 19732.942 7044.722 19728.675 7049.415 C 19727.395 7050.695 19725.475 7052.829 19722.915 7055.815 C 19720.355 7058.802 19716.729 7061.149 19712.035 7062.855 C 19703.502 7066.269 19698.169 7069.469 19696.035 7072.455 C 19692.622 7073.735 19690.275 7073.309 19688.995 7071.175 L 19685.795 7077.575 C 19681.529 7078.855 19677.475 7079.282 19673.635 7078.855 L 19667.235 7082.695 C 19665.955 7081.842 19664.675 7081.202 19663.395 7080.775 L 19659.555 7080.775 C 19656.569 7080.775 19655.075 7079.495 19655.075 7076.935 L 19655.715 7075.015 ZM 19996.195 7004.615 L 19996.195 7002.055 L 19999.395 6991.815 C 19998.542 6991.815 19997.689 6991.602 19996.835 6991.175 C 19996.409 6989.042 19997.262 6987.762 19999.395 6987.335 L 19999.395 6982.855 L 20001.955 6982.855 L 20000.035 6973.255 C 20000.035 6969.842 20002.382 6962.589 20007.075 6951.495 C 20010.489 6943.389 20014.115 6935.282 20017.955 6927.175 L 20020.515 6927.175 C 20025.209 6912.669 20038.862 6893.682 20061.475 6870.215 C 20084.515 6846.322 20103.502 6830.962 20118.435 6824.135 C 20138.062 6810.055 20155.555 6798.749 20170.915 6790.215 C 20194.809 6776.562 20213.582 6769.735 20227.235 6769.735 C 20238.329 6769.735 20246.862 6773.362 20252.835 6780.615 C 20258.809 6787.869 20261.795 6797.042 20261.795 6808.135 L 20261.155 6815.175 C 20260.302 6816.882 20259.449 6818.375 20258.595 6819.655 C 20258.595 6820.509 20258.382 6822.429 20257.955 6825.415 C 20257.102 6826.695 20256.462 6827.762 20256.035 6828.615 L 20250.915 6840.135 C 20249.209 6840.989 20248.142 6841.415 20247.715 6841.415 C 20247.715 6842.269 20247.929 6842.909 20248.355 6843.335 L 20240.675 6854.215 L 20237.475 6855.495 L 20236.195 6860.615 C 20235.342 6860.189 20233.209 6861.469 20229.795 6864.455 L 20224.035 6870.215 L 20218.275 6869.575 L 20211.875 6873.415 C 20213.155 6873.842 20214.649 6874.269 20216.355 6874.695 L 20206.115 6882.375 L 20202.915 6880.455 L 20200.995 6881.095 L 20201.635 6885.575 L 20189.475 6888.775 C 20183.502 6895.175 20173.475 6901.149 20159.395 6906.695 C 20154.702 6908.402 20147.875 6910.749 20138.915 6913.735 C 20137.635 6914.589 20136.355 6915.229 20135.075 6915.655 C 20133.369 6915.655 20130.169 6916.722 20125.475 6918.855 C 20121.209 6920.989 20118.862 6922.055 20118.435 6922.055 C 20113.315 6924.615 20106.702 6927.602 20098.595 6931.015 C 20090.489 6934.429 20085.369 6935.709 20083.235 6934.855 L 20077.475 6948.295 C 20078.329 6947.869 20079.182 6948.722 20080.035 6950.855 L 20077.475 6949.575 L 20074.275 6949.575 L 20074.275 6953.415 L 20078.755 6955.335 C 20077.902 6955.335 20076.835 6958.749 20075.555 6965.575 C 20074.275 6972.402 20073.635 6979.229 20073.635 6986.055 C 20073.635 6997.149 20076.195 7006.322 20081.315 7013.575 C 20086.435 7020.402 20094.115 7023.815 20104.355 7023.815 C 20115.449 7023.815 20129.742 7018.269 20147.235 7007.175 C 20160.889 6998.642 20174.542 6989.895 20188.195 6980.935 C 20196.302 6973.682 20204.409 6966.215 20212.515 6958.535 C 20215.929 6955.975 20221.262 6952.562 20228.515 6948.295 L 20230.435 6954.055 C 20228.302 6958.322 20223.395 6963.442 20215.715 6969.415 C 20208.462 6975.389 20203.769 6979.655 20201.635 6982.215 L 20199.075 6982.215 L 20191.395 6988.615 L 20188.195 6991.815 L 20183.715 6998.215 L 20181.155 6998.215 L 20168.355 7011.015 C 20162.382 7016.989 20157.689 7021.255 20154.275 7023.815 L 20112.675 7055.815 C 20110.542 7056.242 20109.049 7056.669 20108.195 7057.095 C 20107.342 7057.522 20107.769 7058.375 20109.475 7059.655 L 20089.635 7071.175 L 20089.635 7067.975 L 20083.235 7071.175 L 20083.875 7073.735 C 20082.595 7074.162 20079.609 7074.375 20074.915 7074.375 L 20072.355 7076.295 L 20066.595 7076.295 L 20063.395 7080.135 C 20062.115 7079.282 20059.342 7078.855 20055.075 7078.855 L 20039.075 7078.855 L 20040.355 7076.295 C 20038.222 7076.722 20035.449 7076.509 20032.035 7075.655 C 20029.049 7074.802 20025.849 7073.735 20022.435 7072.455 L 20022.435 7069.895 L 20026.915 7068.615 L 20024.995 7067.335 L 20017.315 7067.335 C 20014.329 7066.055 20011.982 7063.709 20010.275 7060.295 L 20014.755 7059.015 L 20012.835 7055.815 L 20006.435 7056.455 C 20003.875 7050.482 20003.235 7045.362 20004.515 7041.095 L 20001.315 7041.735 L 20001.315 7039.175 C 20003.875 7039.175 20004.942 7038.322 20004.515 7036.615 L 19998.755 7036.615 C 20001.315 7034.909 20002.595 7032.349 20002.595 7028.935 L 19997.475 7019.975 L 20000.035 7017.415 L 19996.195 7011.655 L 19996.195 7004.615 ZM 20168.995 6883.655 C 20176.249 6877.682 20182.009 6870.642 20186.275 6862.535 C 20190.969 6854.002 20193.315 6845.469 20193.315 6836.935 C 20193.315 6831.815 20191.609 6827.122 20188.195 6822.855 C 20184.782 6818.589 20180.302 6816.455 20174.755 6816.455 C 20171.769 6816.455 20169.635 6817.735 20168.355 6820.295 L 20162.595 6820.295 L 20165.155 6823.495 L 20167.075 6822.215 L 20148.515 6835.655 C 20147.235 6839.495 20144.249 6842.695 20139.555 6845.255 L 20131.235 6851.015 L 20131.235 6853.575 L 20136.355 6853.575 L 20129.955 6854.855 L 20127.395 6856.775 L 20123.555 6859.975 L 20121.635 6863.175 L 20119.075 6863.175 L 20117.795 6865.095 C 20117.795 6865.949 20119.502 6867.015 20122.915 6868.295 L 20119.075 6871.495 C 20117.795 6871.495 20114.382 6873.629 20108.835 6877.895 L 20107.555 6885.575 L 20106.275 6888.775 L 20103.715 6888.775 L 20096.675 6898.375 L 20098.595 6895.815 L 20101.795 6895.815 L 20098.595 6899.015 L 20096.035 6899.655 L 20096.035 6902.215 C 20089.635 6903.069 20085.795 6904.135 20084.515 6905.415 L 20086.435 6907.335 L 20088.355 6906.055 L 20094.115 6906.055 L 20092.195 6909.255 L 20089.635 6909.255 L 20089.635 6914.375 L 20091.555 6915.655 C 20088.569 6915.655 20086.435 6916.935 20085.155 6919.495 C 20096.249 6919.495 20111.182 6915.655 20129.955 6907.975 C 20148.729 6899.869 20161.742 6891.762 20168.995 6883.655 ZM 20477.775 6990.535 C 20477.775 6959.389 20489.082 6935.495 20511.695 6918.855 C 20522.789 6910.749 20547.749 6899.229 20586.575 6884.295 L 20587.855 6891.975 L 20580.815 6904.135 C 20580.389 6904.135 20579.322 6904.349 20577.615 6904.775 C 20576.335 6905.202 20576.549 6906.695 20578.255 6909.255 L 20571.855 6913.735 L 20573.135 6916.935 L 20568.015 6920.135 C 20570.149 6922.269 20571.215 6923.762 20571.215 6924.615 C 20571.215 6925.895 20570.362 6927.175 20568.655 6928.455 L 20562.895 6927.815 C 20561.189 6928.669 20561.189 6930.162 20562.895 6932.295 C 20564.602 6934.002 20565.455 6935.282 20565.455 6936.135 L 20562.255 6936.135 L 20560.335 6941.255 L 20559.055 6946.375 L 20553.935 6964.295 C 20555.215 6964.295 20555.642 6964.935 20555.215 6966.215 C 20555.215 6967.069 20554.149 6968.775 20552.015 6971.335 L 20555.855 6973.255 C 20557.562 6981.362 20558.415 6986.055 20558.415 6987.335 C 20558.842 6988.615 20560.122 6990.962 20562.255 6994.375 L 20561.615 6998.855 C 20565.882 7003.975 20572.282 7008.882 20580.815 7013.575 C 20589.775 7018.269 20598.309 7022.535 20606.415 7026.375 C 20609.402 7025.522 20611.962 7025.735 20614.095 7027.015 L 20624.975 7028.935 C 20639.482 7030.642 20652.709 7025.735 20664.655 7014.215 C 20677.029 7002.695 20683.215 6989.682 20683.215 6975.175 C 20683.215 6965.362 20679.162 6953.629 20671.055 6939.975 C 20668.069 6934.855 20660.602 6924.402 20648.655 6908.615 L 20647.375 6906.695 L 20630.095 6889.415 L 20630.735 6886.215 C 20628.602 6884.509 20626.255 6882.375 20623.695 6879.815 C 20621.135 6877.255 20619.002 6874.909 20617.295 6872.775 L 20617.935 6870.855 C 20608.549 6868.295 20598.309 6856.562 20587.215 6835.655 C 20576.549 6814.322 20571.215 6797.895 20571.215 6786.375 C 20571.215 6750.962 20600.442 6718.962 20658.895 6690.375 C 20708.389 6666.055 20751.269 6653.895 20787.535 6653.895 C 20788.815 6653.895 20790.522 6654.962 20792.655 6657.095 C 20795.215 6658.802 20797.135 6659.655 20798.415 6659.655 L 20805.455 6655.175 L 20813.135 6657.095 L 20812.495 6661.575 L 20818.255 6661.575 C 20819.535 6662.855 20820.815 6663.922 20822.095 6664.775 C 20823.802 6665.629 20826.575 6666.482 20830.415 6667.335 L 20831.695 6673.735 C 20832.549 6674.589 20833.615 6674.589 20834.895 6673.735 C 20836.175 6672.882 20836.602 6672.029 20836.175 6671.175 L 20836.175 6677.575 L 20843.215 6677.575 L 20843.215 6680.775 L 20840.015 6679.495 L 20834.255 6686.535 L 20840.655 6686.535 L 20846.415 6684.615 L 20846.415 6689.735 L 20840.655 6693.575 L 20840.655 6702.535 C 20842.362 6702.535 20843.855 6701.469 20845.135 6699.335 C 20846.415 6696.775 20847.695 6695.495 20848.975 6695.495 C 20850.255 6698.482 20850.895 6700.829 20850.895 6702.535 C 20850.895 6705.522 20850.042 6708.509 20848.335 6711.495 L 20853.455 6714.055 L 20848.975 6722.375 L 20850.895 6728.135 L 20855.375 6723.655 L 20854.095 6732.615 L 20856.015 6735.175 L 20852.815 6741.575 L 20855.375 6744.135 C 20854.949 6744.562 20853.669 6743.922 20851.535 6742.215 C 20850.682 6742.642 20850.042 6742.855 20849.615 6742.855 C 20850.895 6744.989 20852.602 6746.269 20854.735 6746.695 L 20852.175 6751.175 L 20849.615 6751.815 L 20850.895 6753.095 C 20850.895 6754.375 20849.615 6755.015 20847.055 6755.015 L 20844.495 6757.575 L 20848.975 6758.855 L 20848.975 6765.895 L 20844.495 6764.615 L 20841.935 6771.015 L 20845.135 6771.015 L 20836.815 6779.335 L 20838.095 6780.615 L 20835.535 6788.935 L 20822.735 6791.495 L 20825.295 6795.335 C 20823.589 6797.042 20821.455 6799.815 20818.895 6803.655 C 20816.335 6807.495 20814.629 6810.482 20813.775 6812.615 C 20811.215 6812.615 20808.655 6813.042 20806.095 6813.895 C 20803.962 6814.749 20800.335 6816.242 20795.215 6818.375 L 20797.135 6819.015 C 20791.589 6821.149 20783.055 6824.349 20771.535 6828.615 C 20760.015 6832.882 20751.269 6835.869 20745.295 6837.575 C 20739.749 6838.855 20736.549 6839.922 20735.695 6840.775 L 20722.895 6838.855 C 20721.615 6838.855 20720.335 6839.069 20719.055 6839.495 C 20717.775 6839.922 20716.495 6840.562 20715.215 6841.415 L 20708.175 6842.695 L 20706.895 6836.935 L 20748.495 6786.375 L 20746.575 6785.095 C 20750.415 6782.535 20753.615 6778.482 20756.175 6772.935 C 20759.162 6766.962 20761.082 6760.989 20761.935 6755.015 C 20763.642 6750.322 20765.562 6745.629 20767.695 6740.935 C 20766.415 6728.562 20765.349 6718.109 20764.495 6709.575 C 20763.642 6700.615 20758.735 6695.069 20749.775 6692.935 L 20743.375 6694.855 L 20738.895 6693.575 C 20735.909 6696.135 20729.295 6699.975 20719.055 6705.095 C 20708.815 6710.215 20701.989 6715.335 20698.575 6720.455 L 20696.015 6720.455 L 20688.975 6726.855 L 20674.895 6740.295 L 20672.975 6741.575 L 20662.735 6760.775 C 20659.749 6767.175 20658.255 6774.642 20658.255 6783.175 C 20658.255 6799.815 20664.015 6815.602 20675.535 6830.535 C 20678.095 6833.949 20690.255 6846.535 20712.015 6868.295 L 20707.535 6869.575 C 20707.535 6870.429 20709.029 6871.069 20712.015 6871.495 C 20714.149 6872.775 20716.069 6874.055 20717.775 6875.335 C 20719.482 6876.189 20720.975 6877.255 20722.255 6878.535 L 20717.775 6881.095 L 20717.775 6885.575 L 20721.615 6888.135 C 20721.615 6884.722 20721.829 6882.589 20722.255 6881.735 C 20723.109 6880.455 20723.962 6880.455 20724.815 6881.735 C 20727.802 6884.722 20729.722 6886.855 20730.575 6888.135 C 20731.429 6888.989 20733.349 6892.189 20736.335 6897.735 C 20736.762 6898.162 20736.335 6899.015 20735.055 6900.295 L 20732.495 6902.855 L 20735.055 6904.775 L 20735.695 6907.975 L 20740.815 6905.415 L 20748.495 6921.415 L 20751.055 6922.695 L 20751.055 6932.935 L 20756.815 6933.575 C 20756.815 6936.135 20757.242 6938.909 20758.095 6941.895 C 20758.949 6944.882 20760.015 6947.869 20761.295 6950.855 C 20760.015 6951.709 20759.375 6953.842 20759.375 6957.255 C 20759.375 6961.095 20759.589 6964.082 20760.015 6966.215 C 20760.442 6968.349 20761.295 6971.335 20762.575 6975.175 C 20761.295 6977.735 20760.442 6980.722 20760.015 6984.135 C 20759.589 6987.549 20758.949 6990.109 20758.095 6991.815 L 20752.335 6995.655 C 20751.482 6995.655 20750.629 6995.442 20749.775 6995.015 C 20749.775 6996.295 20750.415 7000.135 20751.695 7006.535 L 20749.135 7006.535 L 20749.135 7009.095 L 20744.655 7007.815 L 20742.095 7012.295 L 20746.575 7016.775 C 20742.309 7016.775 20740.175 7016.349 20740.175 7015.495 L 20730.575 7018.055 L 20730.575 7024.455 L 20724.175 7025.735 L 20719.695 7024.455 L 20718.415 7028.935 C 20717.562 7029.789 20716.282 7030.215 20714.575 7030.215 C 20712.869 7029.789 20711.589 7029.575 20710.735 7029.575 L 20710.095 7032.775 L 20697.935 7035.335 L 20699.215 7039.175 C 20695.375 7039.175 20691.109 7040.242 20686.415 7042.375 C 20681.722 7044.082 20678.522 7046.215 20676.815 7048.775 L 20669.775 7048.135 L 20662.095 7051.335 L 20646.095 7056.455 L 20646.095 7060.295 L 20636.495 7060.935 C 20635.642 7062.642 20634.789 7063.495 20633.935 7063.495 L 20630.095 7060.935 L 20625.615 7064.135 C 20623.909 7063.709 20621.775 7063.282 20619.215 7062.855 C 20617.082 7062.429 20615.802 7062.855 20615.375 7064.135 L 20617.295 7066.695 C 20614.309 7067.122 20612.175 7067.762 20610.895 7068.615 C 20609.615 7069.042 20608.549 7069.682 20607.695 7070.535 L 20598.095 7068.615 C 20595.962 7070.322 20593.829 7071.815 20591.695 7073.095 L 20584.015 7072.455 C 20583.589 7073.309 20581.669 7074.375 20578.255 7075.655 L 20571.855 7072.455 L 20569.295 7073.735 L 20557.775 7075.655 L 20557.775 7071.815 C 20552.655 7073.095 20549.455 7073.735 20548.175 7073.735 C 20545.189 7073.735 20543.695 7072.029 20543.695 7068.615 L 20539.855 7070.535 L 20537.935 7066.055 L 20531.535 7068.615 C 20530.682 7064.775 20530.255 7061.789 20530.255 7059.655 C 20527.269 7057.949 20526.202 7055.815 20527.055 7053.255 C 20524.495 7054.535 20521.722 7055.602 20518.735 7056.455 C 20516.175 7056.882 20513.615 7056.669 20511.055 7055.815 C 20510.629 7054.535 20510.202 7053.682 20509.775 7053.255 C 20509.349 7052.829 20508.709 7052.402 20507.855 7051.975 L 20512.335 7044.295 C 20511.055 7043.442 20509.135 7043.015 20506.575 7043.015 C 20504.015 7043.015 20502.095 7043.229 20500.815 7043.655 L 20495.055 7041.095 C 20496.335 7039.389 20497.615 7037.469 20498.895 7035.335 C 20498.895 7034.482 20497.829 7033.842 20495.695 7033.415 C 20493.989 7032.989 20493.135 7031.282 20493.135 7028.295 L 20490.575 7028.295 C 20488.442 7027.442 20486.949 7027.015 20486.095 7027.015 L 20480.975 7015.495 C 20482.682 7014.642 20484.602 7013.575 20486.735 7012.295 L 20479.055 7009.735 C 20481.189 7005.895 20480.762 7001.629 20477.775 6996.935 L 20479.055 6993.735 C 20479.909 6992.029 20479.482 6990.962 20477.775 6990.535 ZM 20844.595 6996.935 L 20845.875 6987.975 L 20849.715 6986.695 L 20850.355 6980.295 L 20849.075 6979.015 L 20853.555 6974.535 C 20856.542 6971.122 20858.035 6968.349 20858.035 6966.215 C 20858.035 6964.082 20856.542 6963.015 20853.555 6963.015 L 20855.475 6961.735 C 20857.609 6960.455 20858.675 6958.749 20858.675 6956.615 C 20858.675 6952.349 20859.742 6948.722 20861.875 6945.735 C 20864.435 6942.749 20866.355 6941.895 20867.635 6943.175 L 20866.995 6938.055 L 20868.275 6931.655 L 20870.835 6931.655 L 20869.555 6925.895 L 20872.755 6923.975 L 20871.475 6922.695 L 20875.955 6921.415 L 20874.675 6915.655 L 20880.435 6911.815 L 20877.875 6906.695 C 20878.302 6905.415 20878.942 6904.349 20879.795 6903.495 C 20880.649 6902.215 20881.715 6902.002 20882.995 6902.855 L 20882.995 6893.895 C 20885.129 6892.615 20886.195 6891.549 20886.195 6890.695 C 20886.622 6889.415 20887.689 6888.775 20889.395 6888.775 L 20891.315 6888.135 C 20889.609 6883.015 20891.315 6877.895 20896.435 6872.775 C 20895.582 6871.495 20895.582 6870.855 20896.435 6870.855 C 20897.289 6870.429 20898.355 6870.002 20899.635 6869.575 L 20899.635 6863.175 C 20901.342 6864.882 20902.622 6864.882 20903.475 6863.175 C 20904.755 6861.042 20905.395 6857.202 20905.395 6851.655 L 20911.155 6850.375 L 20913.715 6845.255 L 20912.435 6837.575 L 20907.315 6837.575 C 20902.622 6837.575 20891.742 6840.349 20874.675 6845.895 C 20865.289 6848.882 20858.249 6850.375 20853.555 6850.375 L 20846.515 6849.095 L 20873.395 6809.415 L 20879.155 6806.215 C 20883.422 6796.402 20894.089 6789.149 20911.155 6784.455 C 20931.209 6781.042 20944.222 6778.695 20950.195 6777.415 C 20958.302 6768.882 20967.689 6756.935 20978.355 6741.575 C 20987.315 6728.775 20996.275 6715.762 21005.235 6702.535 C 21015.475 6689.735 21023.795 6680.349 21030.195 6674.375 C 21041.715 6663.282 21052.169 6656.669 21061.555 6654.535 C 21063.689 6651.549 21067.315 6648.775 21072.435 6646.215 C 21077.982 6643.655 21082.889 6641.735 21087.155 6640.455 L 21092.275 6648.775 C 21091.422 6652.615 21089.289 6657.949 21085.875 6664.775 L 21081.395 6672.455 L 21073.715 6676.935 C 21072.862 6683.762 21069.662 6691.229 21064.115 6699.335 C 21058.569 6707.442 21054.942 6713.842 21053.235 6718.535 L 21048.115 6720.455 L 21050.675 6726.855 C 21047.262 6726.855 21045.555 6727.282 21045.555 6728.135 L 21045.555 6733.895 L 21041.075 6738.375 L 21037.875 6738.375 L 21029.555 6758.215 L 21023.155 6758.215 C 21024.862 6761.629 21025.075 6764.829 21023.795 6767.815 L 21068.595 6766.535 C 21075.422 6766.535 21082.249 6766.749 21089.075 6767.175 C 21095.902 6767.175 21102.942 6768.242 21110.195 6770.375 C 21107.209 6777.629 21104.009 6783.602 21100.595 6788.295 L 21095.475 6788.935 L 21092.275 6795.975 L 21084.595 6798.535 L 21079.475 6806.215 C 21075.635 6811.335 21070.942 6815.602 21065.395 6819.015 C 21060.275 6822.429 21054.089 6825.415 21046.835 6827.975 L 21032.755 6826.055 L 21010.995 6827.975 C 21010.142 6826.695 21006.089 6827.122 20998.835 6829.255 C 20992.009 6830.962 20987.955 6831.602 20986.675 6831.175 C 20985.395 6830.749 20984.329 6831.389 20983.475 6833.095 C 20983.049 6834.375 20982.195 6834.802 20980.915 6834.375 C 20977.502 6841.629 20975.155 6846.962 20973.875 6850.375 C 20969.182 6861.042 20966.409 6868.295 20965.555 6872.135 L 20962.355 6878.535 C 20955.102 6889.202 20949.982 6897.735 20946.995 6904.135 C 20944.435 6910.535 20942.515 6917.362 20941.235 6924.615 C 20939.955 6924.189 20938.889 6924.829 20938.035 6926.535 C 20937.609 6927.815 20937.822 6929.095 20938.675 6930.375 L 20936.115 6937.415 L 20930.355 6939.335 C 20931.635 6941.042 20933.129 6942.535 20934.835 6943.815 C 20931.422 6950.215 20929.502 6953.842 20929.075 6954.695 C 20927.369 6958.962 20926.515 6963.015 20926.515 6966.855 L 20924.595 6968.775 L 20925.235 6973.255 C 20923.955 6977.095 20923.102 6980.082 20922.675 6982.215 C 20920.542 6989.895 20919.475 6994.375 20919.475 6995.655 C 20919.475 7002.482 20920.542 7007.815 20922.675 7011.655 C 20924.809 7015.495 20928.862 7017.415 20934.835 7017.415 C 20949.769 7017.415 20972.809 7005.255 21003.955 6980.935 C 21030.409 6960.029 21047.475 6944.029 21055.155 6932.935 L 21059.635 6932.935 L 21046.835 6949.575 C 21041.715 6956.829 21032.969 6966.855 21020.595 6979.655 C 21006.515 6994.162 20996.915 7004.189 20991.795 7009.735 C 20987.102 7015.282 20981.769 7021.042 20975.795 7027.015 C 20970.249 7032.989 20964.489 7038.109 20958.515 7042.375 L 20956.595 7043.655 C 20952.329 7048.775 20947.209 7053.682 20941.235 7058.375 C 20931.422 7066.482 20925.875 7071.175 20924.595 7072.455 L 20922.675 7069.895 C 20920.542 7069.895 20917.342 7071.815 20913.075 7075.655 C 20910.515 7078.215 20908.595 7079.709 20907.315 7080.135 L 20908.595 7082.055 C 20903.475 7082.909 20899.422 7085.469 20896.435 7089.735 L 20879.795 7092.295 C 20867.422 7092.295 20857.609 7086.109 20850.355 7073.735 C 20843.102 7061.362 20839.475 7048.562 20839.475 7035.335 L 20839.475 7018.695 C 20839.902 7013.149 20841.182 7007.389 20843.315 7001.415 L 20844.595 6996.935 ZM 21043.175 7003.335 L 21040.615 7001.415 C 21041.895 6987.335 21044.455 6974.962 21048.295 6964.295 C 21052.135 6953.202 21061.948 6932.935 21077.735 6903.495 C 21093.948 6877.042 21121.468 6847.389 21160.295 6814.535 C 21203.388 6778.269 21236.455 6760.135 21259.495 6760.135 L 21267.175 6761.415 L 21267.815 6763.335 C 21282.748 6764.615 21293.202 6772.082 21299.175 6785.735 L 21306.215 6803.015 L 21308.775 6803.015 L 21304.935 6815.175 C 21304.935 6816.455 21306.002 6817.949 21308.135 6819.655 C 21308.562 6820.082 21309.202 6820.509 21310.055 6820.935 L 21311.335 6827.335 L 21322.855 6827.975 C 21320.722 6833.522 21313.468 6848.242 21301.095 6872.135 C 21289.148 6895.602 21281.468 6910.535 21278.055 6916.935 L 21274.855 6916.295 L 21277.415 6921.415 L 21269.735 6945.735 L 21267.175 6946.375 L 21262.695 6964.935 L 21260.135 6964.935 C 21261.842 6970.055 21261.842 6974.322 21260.135 6977.735 L 21258.215 7006.535 C 21258.215 7011.229 21260.988 7014.429 21266.535 7016.135 C 21272.082 7014.855 21280.402 7009.735 21291.495 7000.775 C 21303.015 6991.389 21319.655 6976.242 21341.415 6955.335 C 21340.135 6956.189 21339.922 6957.469 21340.775 6959.175 C 21342.055 6960.882 21343.122 6961.095 21343.975 6959.815 C 21333.308 6972.189 21322.855 6984.562 21312.615 6996.935 L 21310.695 7000.775 C 21302.588 7006.749 21294.908 7012.935 21287.655 7019.335 C 21278.268 7027.442 21271.228 7034.695 21266.535 7041.095 L 21263.335 7041.095 L 21260.135 7047.495 L 21255.015 7048.775 C 21252.882 7052.189 21249.468 7055.389 21244.775 7058.375 L 21242.855 7059.655 C 21239.015 7063.495 21233.255 7066.695 21225.575 7069.255 C 21218.322 7071.815 21210.642 7073.949 21202.535 7075.655 C 21195.282 7072.669 21190.588 7066.695 21188.455 7057.735 C 21186.322 7048.349 21185.255 7036.829 21185.255 7023.175 L 21185.255 7005.895 L 21179.495 7012.935 L 21170.535 7019.335 L 21169.895 7023.175 C 21166.055 7027.015 21163.282 7030.855 21161.575 7034.695 L 21159.015 7031.495 L 21154.535 7037.255 L 21150.055 7037.895 L 21145.575 7046.215 C 21143.015 7047.495 21140.455 7049.202 21137.895 7051.335 C 21135.762 7053.042 21133.202 7055.175 21130.215 7057.735 L 21116.135 7065.415 L 21116.135 7070.535 C 21113.575 7072.242 21108.028 7075.015 21099.495 7078.855 C 21094.802 7080.989 21091.388 7082.695 21089.255 7083.975 C 21088.402 7083.549 21085.202 7083.975 21079.655 7085.255 C 21078.802 7085.255 21077.308 7085.682 21075.175 7086.535 C 21067.495 7086.535 21060.882 7083.549 21055.335 7077.575 C 21049.788 7071.602 21045.735 7064.349 21043.175 7055.815 C 21045.308 7055.815 21046.375 7054.322 21046.375 7051.335 C 21045.095 7049.629 21044.242 7048.562 21043.815 7048.135 C 21042.108 7045.575 21040.828 7044.509 21039.975 7044.935 L 21038.695 7037.255 L 21041.895 7032.775 L 21041.895 7021.255 C 21040.188 7021.682 21039.122 7021.469 21038.695 7020.615 C 21038.268 7019.762 21038.055 7018.055 21038.055 7015.495 C 21038.482 7010.802 21038.695 7008.029 21038.695 7007.175 L 21043.175 7003.335 ZM 21117.415 7002.055 C 21117.415 7003.762 21118.695 7007.602 21121.255 7013.575 C 21124.242 7019.549 21126.588 7023.815 21128.295 7026.375 C 21138.108 7026.375 21151.975 7019.122 21169.895 7004.615 L 21191.655 6986.695 C 21192.082 6985.415 21194.002 6978.375 21197.415 6965.575 C 21200.828 6952.349 21204.242 6943.815 21207.655 6939.975 C 21207.655 6934.429 21211.922 6922.695 21220.455 6904.775 C 21229.415 6886.855 21233.895 6870.429 21233.895 6855.495 C 21233.895 6843.549 21231.335 6833.309 21226.215 6824.775 C 21221.095 6816.242 21212.988 6811.122 21201.895 6809.415 C 21198.482 6811.975 21195.068 6814.749 21191.655 6817.735 C 21188.668 6820.295 21186.535 6823.282 21185.255 6826.695 C 21176.295 6836.935 21167.548 6846.962 21159.015 6856.775 L 21157.095 6862.535 C 21154.962 6864.242 21153.042 6867.229 21151.335 6871.495 C 21150.055 6875.335 21148.988 6879.175 21148.135 6883.015 C 21146.428 6885.149 21143.655 6890.909 21139.815 6900.295 C 21131.708 6919.922 21127.442 6931.442 21127.015 6934.855 L 21123.175 6936.135 L 21124.455 6938.695 L 21119.335 6957.895 L 21116.775 6961.735 L 21118.055 6963.015 L 21121.255 6963.015 C 21119.975 6966.002 21118.268 6967.922 21116.135 6968.775 L 21118.695 6987.975 L 21116.135 6990.535 L 21116.775 6994.375 L 21117.415 7002.055 ZM 21364.595 6996.935 L 21365.875 6987.975 L 21369.715 6986.695 L 21370.355 6980.295 L 21369.075 6979.015 L 21373.555 6974.535 C 21376.542 6971.122 21378.035 6968.349 21378.035 6966.215 C 21378.035 6964.082 21376.542 6963.015 21373.555 6963.015 L 21375.475 6961.735 C 21377.609 6960.455 21378.675 6958.749 21378.675 6956.615 C 21378.675 6952.349 21379.742 6948.722 21381.875 6945.735 C 21384.435 6942.749 21386.355 6941.895 21387.635 6943.175 L 21386.995 6938.055 L 21388.275 6931.655 L 21390.835 6931.655 L 21389.555 6925.895 L 21392.755 6923.975 L 21391.475 6922.695 L 21395.955 6921.415 L 21394.675 6915.655 L 21400.435 6911.815 L 21397.875 6906.695 C 21398.302 6905.415 21398.942 6904.349 21399.795 6903.495 C 21400.649 6902.215 21401.715 6902.002 21402.995 6902.855 L 21402.995 6893.895 C 21405.129 6892.615 21406.195 6891.549 21406.195 6890.695 C 21406.622 6889.415 21407.689 6888.775 21409.395 6888.775 L 21411.315 6888.135 C 21409.609 6883.015 21411.315 6877.895 21416.435 6872.775 C 21415.582 6871.495 21415.582 6870.855 21416.435 6870.855 C 21417.289 6870.429 21418.355 6870.002 21419.635 6869.575 L 21419.635 6863.175 C 21421.342 6864.882 21422.622 6864.882 21423.475 6863.175 C 21424.755 6861.042 21425.395 6857.202 21425.395 6851.655 L 21431.155 6850.375 L 21433.715 6845.255 L 21432.435 6837.575 L 21427.315 6837.575 C 21422.622 6837.575 21411.742 6840.349 21394.675 6845.895 C 21385.289 6848.882 21378.249 6850.375 21373.555 6850.375 L 21366.515 6849.095 L 21393.395 6809.415 L 21399.155 6806.215 C 21403.422 6796.402 21414.089 6789.149 21431.155 6784.455 C 21451.209 6781.042 21464.222 6778.695 21470.195 6777.415 C 21478.302 6768.882 21487.689 6756.935 21498.355 6741.575 C 21507.315 6728.775 21516.275 6715.762 21525.235 6702.535 C 21535.475 6689.735 21543.795 6680.349 21550.195 6674.375 C 21561.715 6663.282 21572.169 6656.669 21581.555 6654.535 C 21583.689 6651.549 21587.315 6648.775 21592.435 6646.215 C 21597.982 6643.655 21602.889 6641.735 21607.155 6640.455 L 21612.275 6648.775 C 21611.422 6652.615 21609.289 6657.949 21605.875 6664.775 L 21601.395 6672.455 L 21593.715 6676.935 C 21592.862 6683.762 21589.662 6691.229 21584.115 6699.335 C 21578.569 6707.442 21574.942 6713.842 21573.235 6718.535 L 21568.115 6720.455 L 21570.675 6726.855 C 21567.262 6726.855 21565.555 6727.282 21565.555 6728.135 L 21565.555 6733.895 L 21561.075 6738.375 L 21557.875 6738.375 L 21549.555 6758.215 L 21543.155 6758.215 C 21544.862 6761.629 21545.075 6764.829 21543.795 6767.815 L 21588.595 6766.535 C 21595.422 6766.535 21602.249 6766.749 21609.075 6767.175 C 21615.902 6767.175 21622.942 6768.242 21630.195 6770.375 C 21627.209 6777.629 21624.009 6783.602 21620.595 6788.295 L 21615.475 6788.935 L 21612.275 6795.975 L 21604.595 6798.535 L 21599.475 6806.215 C 21595.635 6811.335 21590.942 6815.602 21585.395 6819.015 C 21580.275 6822.429 21574.089 6825.415 21566.835 6827.975 L 21552.755 6826.055 L 21530.995 6827.975 C 21530.142 6826.695 21526.089 6827.122 21518.835 6829.255 C 21512.009 6830.962 21507.955 6831.602 21506.675 6831.175 C 21505.395 6830.749 21504.329 6831.389 21503.475 6833.095 C 21503.049 6834.375 21502.195 6834.802 21500.915 6834.375 C 21497.502 6841.629 21495.155 6846.962 21493.875 6850.375 C 21489.182 6861.042 21486.409 6868.295 21485.555 6872.135 L 21482.355 6878.535 C 21475.102 6889.202 21469.982 6897.735 21466.995 6904.135 C 21464.435 6910.535 21462.515 6917.362 21461.235 6924.615 C 21459.955 6924.189 21458.889 6924.829 21458.035 6926.535 C 21457.609 6927.815 21457.822 6929.095 21458.675 6930.375 L 21456.115 6937.415 L 21450.355 6939.335 C 21451.635 6941.042 21453.129 6942.535 21454.835 6943.815 C 21451.422 6950.215 21449.502 6953.842 21449.075 6954.695 C 21447.369 6958.962 21446.515 6963.015 21446.515 6966.855 L 21444.595 6968.775 L 21445.235 6973.255 C 21443.955 6977.095 21443.102 6980.082 21442.675 6982.215 C 21440.542 6989.895 21439.475 6994.375 21439.475 6995.655 C 21439.475 7002.482 21440.542 7007.815 21442.675 7011.655 C 21444.809 7015.495 21448.862 7017.415 21454.835 7017.415 C 21469.769 7017.415 21492.809 7005.255 21523.955 6980.935 C 21550.409 6960.029 21567.475 6944.029 21575.155 6932.935 L 21579.635 6932.935 L 21566.835 6949.575 C 21561.715 6956.829 21552.969 6966.855 21540.595 6979.655 C 21526.515 6994.162 21516.915 7004.189 21511.795 7009.735 C 21507.102 7015.282 21501.769 7021.042 21495.795 7027.015 C 21490.249 7032.989 21484.489 7038.109 21478.515 7042.375 L 21476.595 7043.655 C 21472.329 7048.775 21467.209 7053.682 21461.235 7058.375 C 21451.422 7066.482 21445.875 7071.175 21444.595 7072.455 L 21442.675 7069.895 C 21440.542 7069.895 21437.342 7071.815 21433.075 7075.655 C 21430.515 7078.215 21428.595 7079.709 21427.315 7080.135 L 21428.595 7082.055 C 21423.475 7082.909 21419.422 7085.469 21416.435 7089.735 L 21399.795 7092.295 C 21387.422 7092.295 21377.609 7086.109 21370.355 7073.735 C 21363.102 7061.362 21359.475 7048.562 21359.475 7035.335 L 21359.475 7018.695 C 21359.902 7013.149 21361.182 7007.389 21363.315 7001.415 L 21364.595 6996.935 ZM 21560.615 7021.255 L 21567.015 7019.975 L 21567.655 7015.495 L 21572.775 7019.975 L 21572.775 7013.575 L 21565.095 7014.215 C 21564.242 7012.935 21563.175 7011.655 21561.895 7010.375 L 21563.815 7003.975 L 21567.015 7001.415 L 21565.095 6996.295 C 21565.095 6994.589 21564.882 6992.669 21564.455 6990.535 C 21568.722 6989.255 21571.282 6987.975 21572.135 6986.695 L 21569.575 6977.095 C 21573.842 6971.975 21576.615 6968.775 21577.895 6967.495 L 21576.615 6961.735 C 21580.028 6960.455 21581.948 6960.029 21582.375 6960.455 L 21585.575 6951.495 L 21582.375 6952.135 L 21582.375 6945.735 L 21587.495 6945.735 C 21587.068 6941.895 21588.135 6936.562 21590.695 6929.735 L 21596.455 6931.015 L 21601.575 6929.095 L 21595.815 6925.895 L 21603.495 6918.855 C 21604.348 6919.709 21605.202 6919.709 21606.055 6918.855 C 21607.335 6918.002 21607.548 6917.149 21606.695 6916.295 L 21602.215 6913.735 L 21604.775 6911.175 L 21605.415 6904.775 L 21611.175 6902.215 L 21609.895 6898.375 L 21615.655 6888.775 L 21622.695 6885.575 L 21625.895 6876.615 C 21626.322 6877.042 21627.175 6876.829 21628.455 6875.975 C 21630.162 6875.122 21630.375 6874.055 21629.095 6872.775 L 21634.215 6870.855 L 21633.575 6866.375 C 21640.828 6859.549 21648.082 6852.509 21655.335 6845.255 L 21655.335 6838.215 C 21661.308 6833.095 21667.922 6826.482 21675.175 6818.375 C 21680.722 6811.975 21684.562 6807.495 21686.695 6804.935 C 21691.388 6798.109 21701.202 6791.922 21716.135 6786.375 C 21725.522 6782.962 21737.468 6779.549 21751.975 6776.135 L 21758.375 6783.815 C 21758.375 6787.655 21756.668 6789.575 21753.255 6789.575 C 21751.122 6795.549 21747.495 6802.589 21742.375 6810.695 C 21735.975 6820.935 21730.855 6826.482 21727.015 6827.335 L 21727.015 6830.535 L 21719.975 6835.655 L 21721.895 6840.775 L 21706.535 6859.975 C 21704.828 6861.255 21704.402 6862.322 21705.255 6863.175 L 21698.215 6864.455 L 21700.135 6870.215 L 21693.735 6881.095 C 21692.028 6880.669 21689.255 6881.735 21685.415 6884.295 L 21688.615 6888.135 L 21680.935 6899.015 C 21680.935 6899.869 21680.722 6900.935 21680.295 6902.215 C 21680.295 6903.069 21679.868 6903.282 21679.015 6902.855 C 21678.162 6904.989 21677.095 6907.122 21675.815 6909.255 C 21674.535 6911.389 21671.975 6915.015 21668.135 6920.135 L 21668.135 6925.255 L 21669.415 6926.535 L 21659.815 6932.295 L 21658.535 6945.735 L 21652.775 6944.455 C 21652.348 6944.882 21652.135 6948.082 21652.135 6954.055 L 21650.855 6958.535 L 21648.935 6959.175 L 21651.495 6961.735 L 21650.215 6971.975 C 21647.228 6973.255 21644.668 6975.602 21642.535 6979.015 L 21645.735 6988.615 L 21640.615 6998.215 C 21640.615 7003.762 21641.468 7008.242 21643.175 7011.655 C 21645.308 7015.069 21648.935 7016.775 21654.055 7016.775 C 21662.162 7016.775 21676.668 7010.375 21697.575 6997.575 C 21718.482 6984.775 21730.642 6975.175 21734.055 6968.775 L 21733.415 6966.215 L 21741.095 6958.535 L 21742.375 6948.295 L 21746.215 6945.095 L 21748.775 6945.095 L 21748.135 6941.255 C 21748.135 6939.549 21748.562 6937.415 21749.415 6934.855 C 21750.695 6932.295 21751.975 6929.949 21753.255 6927.815 L 21755.175 6922.695 C 21756.455 6922.695 21757.308 6921.202 21757.735 6918.215 C 21757.735 6914.802 21758.588 6911.815 21760.295 6909.255 C 21762.428 6906.695 21764.562 6903.922 21766.695 6900.935 C 21771.815 6893.682 21775.228 6888.562 21776.935 6885.575 C 21780.348 6880.455 21782.695 6874.909 21783.975 6868.935 L 21827.495 6806.855 L 21833.895 6796.615 C 21838.162 6795.335 21842.215 6792.349 21846.055 6787.655 L 21851.175 6789.575 C 21851.602 6789.575 21852.028 6789.362 21852.455 6788.935 C 21852.455 6786.375 21851.602 6785.309 21849.895 6785.735 C 21852.028 6783.175 21859.495 6779.975 21872.295 6776.135 C 21885.522 6772.295 21894.482 6770.375 21899.175 6770.375 L 21897.255 6791.495 L 21895.975 6795.975 L 21892.775 6799.175 C 21890.642 6801.735 21890.855 6803.442 21893.415 6804.295 L 21885.735 6809.415 L 21885.735 6814.535 C 21885.735 6815.389 21884.668 6816.669 21882.535 6818.375 C 21880.402 6820.082 21878.695 6821.149 21877.415 6821.575 C 21879.975 6825.415 21881.255 6827.975 21881.255 6829.255 L 21876.135 6833.735 L 21873.575 6832.455 C 21872.295 6835.015 21871.868 6836.509 21872.295 6836.935 L 21866.535 6835.655 L 21866.535 6840.775 L 21871.655 6841.415 L 21871.655 6844.615 C 21869.095 6845.469 21867.388 6845.895 21866.535 6845.895 C 21865.255 6851.442 21862.908 6856.562 21859.495 6861.255 C 21859.068 6860.829 21857.575 6860.402 21855.015 6859.975 L 21856.935 6863.175 C 21856.935 6864.029 21855.228 6865.095 21851.815 6866.375 L 21853.735 6868.295 L 21848.615 6874.695 L 21851.815 6879.175 L 21846.695 6882.375 L 21840.935 6882.375 C 21839.228 6883.229 21838.375 6884.295 21838.375 6885.575 C 21839.228 6886.002 21840.295 6886.429 21841.575 6886.855 L 21840.935 6891.975 L 21842.215 6893.895 L 21837.095 6897.095 L 21839.015 6900.295 C 21839.015 6902.855 21837.522 6904.775 21834.535 6906.055 C 21831.548 6907.335 21829.202 6908.189 21827.495 6908.615 L 21835.175 6915.015 L 21833.255 6916.935 L 21828.135 6918.215 L 21826.855 6922.695 L 21818.535 6927.175 L 21815.975 6926.535 L 21810.855 6929.095 L 21814.055 6932.935 L 21817.895 6931.655 L 21820.455 6932.935 L 21825.575 6932.935 L 21823.655 6938.055 L 21819.815 6938.055 L 21819.175 6943.175 L 21813.415 6943.175 L 21812.135 6945.735 L 21815.975 6949.575 L 21814.055 6955.335 L 21808.295 6960.455 L 21807.655 6966.215 C 21806.802 6965.789 21805.948 6966.002 21805.095 6966.855 C 21804.668 6967.709 21804.242 6968.349 21803.815 6968.775 L 21805.095 6975.815 C 21804.242 6974.962 21803.388 6975.175 21802.535 6976.455 C 21801.682 6977.735 21801.255 6978.589 21801.255 6979.015 L 21802.535 6986.055 L 21798.695 6986.055 L 21797.415 6995.655 C 21797.415 6999.069 21797.842 7001.842 21798.695 7003.975 C 21799.548 7006.109 21801.042 7008.669 21803.175 7011.655 L 21809.575 7014.215 C 21815.548 7012.082 21832.615 7003.335 21860.775 6987.975 C 21888.935 6972.189 21903.228 6964.295 21903.655 6964.295 C 21891.708 6972.402 21881.468 6979.655 21872.935 6986.055 C 21860.562 6995.442 21850.962 7003.762 21844.135 7011.015 L 21837.735 7011.655 C 21826.642 7021.895 21820.882 7027.229 21820.455 7027.655 C 21817.468 7030.215 21813.202 7032.989 21807.655 7035.975 L 21805.735 7037.255 C 21792.935 7045.789 21779.282 7053.682 21764.775 7060.935 L 21763.495 7059.655 L 21757.095 7062.215 C 21756.242 7060.509 21755.388 7059.869 21754.535 7060.295 C 21753.682 7060.295 21753.468 7060.935 21753.895 7062.215 L 21740.455 7063.495 C 21736.615 7063.495 21732.775 7060.509 21728.935 7054.535 C 21725.095 7048.562 21722.535 7042.802 21721.255 7037.255 L 21721.895 7034.695 L 21723.815 7033.415 C 21722.962 7031.282 21722.108 7029.362 21721.255 7027.655 C 21720.828 7025.522 21720.615 7023.815 21720.615 7022.535 L 21723.815 7016.775 L 21722.535 7005.255 L 21724.455 7002.695 L 21724.455 6998.215 L 21727.015 6998.215 L 21727.015 6991.175 L 21729.575 6986.695 C 21725.735 6989.682 21720.615 6993.949 21714.215 6999.495 C 21710.802 7002.482 21705.895 7006.962 21699.495 7012.935 C 21697.362 7015.495 21692.668 7019.975 21685.415 7026.375 C 21678.588 7032.349 21674.748 7035.975 21673.895 7037.255 L 21666.855 7040.455 L 21663.015 7046.855 L 21660.455 7048.775 C 21655.335 7051.335 21650.215 7055.389 21645.095 7060.935 L 21641.895 7060.295 C 21639.335 7062.002 21637.628 7063.069 21636.775 7063.495 L 21636.775 7066.055 C 21633.362 7066.909 21630.375 7068.189 21627.815 7069.895 L 21621.415 7073.095 C 21618.002 7073.095 21612.668 7073.735 21605.415 7075.015 C 21598.588 7076.295 21590.908 7078.002 21582.375 7080.135 C 21581.948 7078.429 21580.242 7076.935 21577.255 7075.655 L 21572.135 7073.095 C 21567.868 7064.989 21564.668 7058.589 21562.535 7053.895 C 21560.402 7049.202 21558.268 7043.015 21556.135 7035.335 L 21558.055 7031.495 L 21554.215 7027.655 L 21560.615 7021.255 ZM 21882.445 7004.615 L 21882.445 7002.055 L 21885.645 6991.815 C 21884.792 6991.815 21883.938 6991.602 21883.085 6991.175 C 21882.658 6989.042 21883.512 6987.762 21885.645 6987.335 L 21885.645 6982.855 L 21888.205 6982.855 L 21886.285 6973.255 C 21886.285 6969.842 21888.632 6962.589 21893.325 6951.495 C 21896.738 6943.389 21900.365 6935.282 21904.205 6927.175 L 21906.765 6927.175 C 21911.458 6912.669 21925.112 6893.682 21947.725 6870.215 C 21970.765 6846.322 21989.752 6830.962 22004.685 6824.135 C 22024.312 6810.055 22041.805 6798.749 22057.165 6790.215 C 22081.058 6776.562 22099.832 6769.735 22113.485 6769.735 C 22124.578 6769.735 22133.112 6773.362 22139.085 6780.615 C 22145.058 6787.869 22148.045 6797.042 22148.045 6808.135 L 22147.405 6815.175 C 22146.552 6816.882 22145.698 6818.375 22144.845 6819.655 C 22144.845 6820.509 22144.632 6822.429 22144.205 6825.415 C 22143.352 6826.695 22142.712 6827.762 22142.285 6828.615 L 22137.165 6840.135 C 22135.458 6840.989 22134.392 6841.415 22133.965 6841.415 C 22133.965 6842.269 22134.178 6842.909 22134.605 6843.335 L 22126.925 6854.215 L 22123.725 6855.495 L 22122.445 6860.615 C 22121.592 6860.189 22119.458 6861.469 22116.045 6864.455 L 22110.285 6870.215 L 22104.525 6869.575 L 22098.125 6873.415 C 22099.405 6873.842 22100.898 6874.269 22102.605 6874.695 L 22092.365 6882.375 L 22089.165 6880.455 L 22087.245 6881.095 L 22087.885 6885.575 L 22075.725 6888.775 C 22069.752 6895.175 22059.725 6901.149 22045.645 6906.695 C 22040.952 6908.402 22034.125 6910.749 22025.165 6913.735 C 22023.885 6914.589 22022.605 6915.229 22021.325 6915.655 C 22019.618 6915.655 22016.418 6916.722 22011.725 6918.855 C 22007.458 6920.989 22005.112 6922.055 22004.685 6922.055 C 21999.565 6924.615 21992.952 6927.602 21984.845 6931.015 C 21976.738 6934.429 21971.618 6935.709 21969.485 6934.855 L 21963.725 6948.295 C 21964.578 6947.869 21965.432 6948.722 21966.285 6950.855 L 21963.725 6949.575 L 21960.525 6949.575 L 21960.525 6953.415 L 21965.005 6955.335 C 21964.152 6955.335 21963.085 6958.749 21961.805 6965.575 C 21960.525 6972.402 21959.885 6979.229 21959.885 6986.055 C 21959.885 6997.149 21962.445 7006.322 21967.565 7013.575 C 21972.685 7020.402 21980.365 7023.815 21990.605 7023.815 C 22001.698 7023.815 22015.992 7018.269 22033.485 7007.175 C 22047.138 6998.642 22060.792 6989.895 22074.445 6980.935 C 22082.552 6973.682 22090.658 6966.215 22098.765 6958.535 C 22102.178 6955.975 22107.512 6952.562 22114.765 6948.295 L 22116.685 6954.055 C 22114.552 6958.322 22109.645 6963.442 22101.965 6969.415 C 22094.712 6975.389 22090.018 6979.655 22087.885 6982.215 L 22085.325 6982.215 L 22077.645 6988.615 L 22074.445 6991.815 L 22069.965 6998.215 L 22067.405 6998.215 L 22054.605 7011.015 C 22048.632 7016.989 22043.938 7021.255 22040.525 7023.815 L 21998.925 7055.815 C 21996.792 7056.242 21995.298 7056.669 21994.445 7057.095 C 21993.592 7057.522 21994.018 7058.375 21995.725 7059.655 L 21975.885 7071.175 L 21975.885 7067.975 L 21969.485 7071.175 L 21970.125 7073.735 C 21968.845 7074.162 21965.858 7074.375 21961.165 7074.375 L 21958.605 7076.295 L 21952.845 7076.295 L 21949.645 7080.135 C 21948.365 7079.282 21945.592 7078.855 21941.325 7078.855 L 21925.325 7078.855 L 21926.605 7076.295 C 21924.472 7076.722 21921.698 7076.509 21918.285 7075.655 C 21915.298 7074.802 21912.098 7073.735 21908.685 7072.455 L 21908.685 7069.895 L 21913.165 7068.615 L 21911.245 7067.335 L 21903.565 7067.335 C 21900.578 7066.055 21898.232 7063.709 21896.525 7060.295 L 21901.005 7059.015 L 21899.085 7055.815 L 21892.685 7056.455 C 21890.125 7050.482 21889.485 7045.362 21890.765 7041.095 L 21887.565 7041.735 L 21887.565 7039.175 C 21890.125 7039.175 21891.192 7038.322 21890.765 7036.615 L 21885.005 7036.615 C 21887.565 7034.909 21888.845 7032.349 21888.845 7028.935 L 21883.725 7019.975 L 21886.285 7017.415 L 21882.445 7011.655 L 21882.445 7004.615 ZM 22055.245 6883.655 C 22062.498 6877.682 22068.258 6870.642 22072.525 6862.535 C 22077.218 6854.002 22079.565 6845.469 22079.565 6836.935 C 22079.565 6831.815 22077.858 6827.122 22074.445 6822.855 C 22071.032 6818.589 22066.552 6816.455 22061.005 6816.455 C 22058.018 6816.455 22055.885 6817.735 22054.605 6820.295 L 22048.845 6820.295 L 22051.405 6823.495 L 22053.325 6822.215 L 22034.765 6835.655 C 22033.485 6839.495 22030.498 6842.695 22025.805 6845.255 L 22017.485 6851.015 L 22017.485 6853.575 L 22022.605 6853.575 L 22016.205 6854.855 L 22013.645 6856.775 L 22009.805 6859.975 L 22007.885 6863.175 L 22005.325 6863.175 L 22004.045 6865.095 C 22004.045 6865.949 22005.752 6867.015 22009.165 6868.295 L 22005.325 6871.495 C 22004.045 6871.495 22000.632 6873.629 21995.085 6877.895 L 21993.805 6885.575 L 21992.525 6888.775 L 21989.965 6888.775 L 21982.925 6898.375 L 21984.845 6895.815 L 21988.045 6895.815 L 21984.845 6899.015 L 21982.285 6899.655 L 21982.285 6902.215 C 21975.885 6903.069 21972.045 6904.135 21970.765 6905.415 L 21972.685 6907.335 L 21974.605 6906.055 L 21980.365 6906.055 L 21978.445 6909.255 L 21975.885 6909.255 L 21975.885 6914.375 L 21977.805 6915.655 C 21974.818 6915.655 21972.685 6916.935 21971.405 6919.495 C 21982.498 6919.495 21997.432 6915.655 22016.205 6907.975 C 22034.978 6899.869 22047.992 6891.762 22055.245 6883.655 ZM 22536.825 6778.055 L 22539.385 6772.295 L 22543.865 6771.015 L 22545.785 6775.495 L 22549.625 6770.375 L 22551.545 6769.735 L 22556.025 6776.775 L 22560.505 6776.775 L 22559.225 6772.295 L 22562.425 6772.295 C 22564.985 6772.295 22570.532 6774.429 22579.065 6778.695 C 22579.492 6779.975 22580.132 6781.042 22580.985 6781.895 C 22583.119 6782.322 22584.612 6782.535 22585.465 6782.535 L 22591.225 6799.175 L 22592.505 6797.255 L 22596.345 6797.895 L 22594.425 6805.575 L 22598.265 6817.095 L 22600.185 6820.935 C 22600.185 6824.349 22599.759 6826.909 22598.905 6828.615 C 22598.479 6830.322 22597.839 6832.242 22596.985 6834.375 C 22596.985 6836.082 22597.839 6838.855 22599.545 6842.695 C 22599.119 6845.255 22598.479 6849.949 22597.625 6856.775 C 22596.772 6863.602 22596.345 6868.295 22596.345 6870.855 L 22591.865 6875.335 L 22593.145 6881.735 L 22589.945 6884.295 L 22590.585 6887.495 L 22591.225 6890.055 C 22589.092 6896.455 22585.679 6904.775 22580.985 6915.015 C 22577.999 6921.842 22574.159 6929.735 22569.465 6938.695 L 22557.945 6947.655 L 22561.145 6951.495 L 22547.065 6969.415 L 22543.865 6969.415 L 22545.785 6973.255 C 22543.225 6973.682 22541.305 6974.749 22540.025 6976.455 L 22537.465 6981.575 C 22536.612 6982.855 22535.545 6983.069 22534.265 6982.215 L 22528.505 6991.815 C 22527.225 6990.962 22525.945 6991.175 22524.665 6992.455 C 22523.812 6993.735 22523.599 6995.015 22524.025 6996.295 L 22519.545 6995.655 C 22518.692 6997.789 22517.625 6999.709 22516.345 7001.415 C 22515.065 7003.122 22513.572 7003.335 22511.865 7002.055 C 22510.585 7004.615 22508.879 7006.962 22506.745 7009.095 L 22502.265 7013.575 L 22497.145 7016.135 C 22487.332 7028.082 22476.665 7037.895 22465.145 7045.575 L 22462.585 7051.335 C 22456.185 7055.175 22451.279 7058.162 22447.865 7060.295 C 22441.039 7064.562 22436.345 7068.189 22433.785 7071.175 L 22428.025 7071.175 L 22426.745 7073.735 C 22422.905 7075.015 22418.852 7076.295 22414.585 7077.575 C 22410.745 7078.855 22406.692 7079.495 22402.425 7079.495 C 22385.359 7079.495 22372.772 7071.389 22364.665 7055.175 C 22358.265 7042.375 22355.065 7026.375 22355.065 7007.175 C 22355.065 6978.589 22361.679 6951.922 22374.905 6927.175 C 22385.572 6906.695 22402.212 6885.575 22424.825 6863.815 C 22435.919 6853.149 22457.039 6834.802 22488.185 6808.775 C 22495.439 6802.375 22503.119 6795.975 22511.225 6789.575 C 22519.332 6782.749 22527.652 6777.415 22536.185 6773.575 L 22536.825 6778.055 ZM 22424.185 6996.295 L 22426.105 6995.655 L 22427.385 6993.095 L 22428.665 6996.935 L 22428.025 7000.135 C 22430.159 7002.269 22431.439 7004.189 22431.865 7005.895 L 22426.745 7005.255 C 22426.745 7010.375 22429.945 7013.789 22436.345 7015.495 C 22438.052 7026.162 22442.959 7031.495 22451.065 7031.495 C 22471.119 7031.495 22490.319 7013.362 22508.665 6977.095 C 22524.879 6945.095 22532.985 6918.215 22532.985 6896.455 C 22532.985 6877.255 22530.425 6862.109 22525.305 6851.015 C 22520.612 6839.922 22514.212 6832.242 22506.105 6827.975 L 22501.625 6828.615 L 22500.345 6836.935 L 22497.145 6835.015 L 22495.865 6833.095 C 22495.865 6836.082 22494.585 6838.642 22492.025 6840.775 L 22492.025 6843.975 L 22490.105 6847.175 L 22484.345 6840.775 L 22483.065 6844.615 L 22484.345 6847.815 L 22480.505 6851.015 L 22481.785 6855.495 L 22474.745 6852.935 L 22476.665 6859.335 C 22474.959 6861.895 22472.825 6863.389 22470.265 6863.815 L 22468.985 6867.015 L 22462.585 6869.575 L 22463.865 6873.415 L 22465.785 6870.855 L 22467.065 6874.055 L 22464.505 6875.335 L 22464.505 6879.815 L 22460.025 6881.095 L 22456.825 6878.535 L 22454.265 6882.375 L 22451.705 6881.735 L 22451.705 6884.935 L 22457.465 6884.935 L 22455.545 6888.135 L 22452.985 6888.135 L 22454.905 6894.535 L 22451.065 6894.535 L 22450.425 6899.015 L 22449.145 6901.575 L 22451.705 6902.215 C 22447.439 6906.482 22445.305 6911.175 22445.305 6916.295 L 22439.545 6916.295 L 22436.985 6913.735 L 22434.425 6913.735 C 22434.852 6915.869 22436.345 6917.789 22438.905 6919.495 L 22440.185 6923.335 C 22440.612 6925.469 22438.479 6927.389 22433.785 6929.095 L 22435.705 6935.495 L 22438.265 6935.495 L 22433.145 6948.295 C 22431.865 6952.135 22431.225 6956.829 22431.225 6962.375 L 22424.825 6964.935 L 22424.825 6968.135 C 22425.679 6969.842 22426.745 6970.269 22428.025 6969.415 L 22429.305 6972.615 L 22427.385 6974.535 L 22422.905 6973.255 L 22420.985 6975.815 L 22426.105 6980.295 L 22426.105 6986.695 C 22428.239 6988.829 22428.879 6990.322 22428.025 6991.175 L 22424.825 6989.895 L 22419.065 6995.015 L 22424.185 6996.295 ZM 22565.015 7126.855 L 22567.575 7097.415 C 22567.149 7094.855 22568.215 7092.082 22570.775 7089.095 C 22571.202 7088.669 22571.842 7088.242 22572.695 7087.815 L 22569.495 7086.535 C 22572.482 7080.989 22574.189 7077.149 22574.615 7075.015 C 22574.189 7074.162 22573.549 7073.309 22572.695 7072.455 L 22574.615 7061.575 L 22577.175 7061.575 C 22577.602 7061.149 22577.175 7059.229 22575.895 7055.815 C 22578.455 7054.535 22580.589 7053.895 22582.295 7053.895 L 22578.455 7050.055 C 22578.455 7041.522 22581.015 7037.255 22586.135 7037.255 L 22585.495 7035.335 L 22584.215 7032.135 L 22591.255 7019.975 L 22589.975 7018.695 L 22610.455 6964.935 C 22611.309 6965.789 22611.735 6966.002 22611.735 6965.575 C 22612.162 6964.722 22612.375 6963.015 22612.375 6960.455 L 22617.495 6950.215 C 22620.482 6940.402 22629.442 6921.842 22644.375 6894.535 C 22656.322 6872.775 22667.415 6853.789 22677.655 6837.575 C 22672.535 6835.442 22669.122 6833.949 22667.415 6833.095 C 22661.015 6829.682 22656.322 6825.202 22653.335 6819.655 C 22653.335 6815.815 22653.975 6812.829 22655.255 6810.695 C 22656.535 6808.562 22661.015 6803.655 22668.695 6795.975 L 22670.615 6796.615 L 22684.055 6782.535 L 22694.295 6770.375 C 22696.002 6771.229 22697.922 6770.589 22700.055 6768.455 C 22700.482 6768.029 22701.335 6766.749 22702.615 6764.615 L 22711.575 6763.975 L 22721.175 6765.895 L 22724.375 6765.895 C 22752.962 6712.562 22776.002 6672.029 22793.495 6644.295 C 22811.415 6616.562 22825.282 6602.695 22835.095 6602.695 L 22835.095 6599.495 L 22845.335 6593.735 L 22849.175 6595.015 L 22849.815 6592.455 L 22860.695 6584.135 C 22862.829 6582.855 22864.535 6582.002 22865.815 6581.575 L 22869.015 6581.575 L 22883.095 6582.215 C 22888.642 6586.482 22891.415 6590.962 22891.415 6595.655 C 22891.415 6597.789 22884.162 6608.882 22869.655 6628.935 C 22855.149 6648.989 22846.615 6659.442 22844.055 6660.295 C 22843.202 6661.149 22842.989 6662.429 22843.415 6664.135 C 22844.269 6665.415 22844.909 6666.269 22845.335 6666.695 C 22844.055 6668.829 22842.775 6670.749 22841.495 6672.455 L 22835.095 6678.855 C 22835.949 6680.562 22834.669 6682.909 22831.255 6685.895 C 22827.842 6688.882 22824.855 6691.442 22822.295 6693.575 L 22821.015 6696.135 L 22825.495 6698.055 C 22823.362 6698.482 22821.229 6698.695 22819.095 6698.695 L 22819.095 6701.255 C 22818.669 6702.535 22818.455 6703.815 22818.455 6705.095 C 22820.589 6705.095 22821.655 6705.949 22821.655 6707.655 L 22817.815 6708.295 C 22815.682 6709.575 22814.189 6711.069 22813.335 6712.775 C 22812.482 6714.482 22812.269 6715.762 22812.695 6716.615 C 22809.709 6717.895 22806.935 6719.175 22804.375 6720.455 C 22805.655 6721.309 22806.935 6721.949 22808.215 6722.375 L 22810.135 6724.295 C 22806.295 6731.549 22803.095 6736.669 22800.535 6739.655 C 22795.842 6745.629 22790.722 6749.255 22785.175 6750.535 L 22792.855 6751.815 C 22792.855 6756.082 22790.722 6758.215 22786.455 6758.215 C 22781.335 6758.215 22779.415 6759.922 22780.695 6763.335 C 22782.402 6762.482 22783.895 6761.629 22785.175 6760.775 C 22786.882 6759.922 22787.735 6760.989 22787.735 6763.975 C 22783.895 6765.255 22781.549 6766.109 22780.695 6766.535 L 22781.975 6769.095 L 22774.935 6772.295 L 22774.935 6777.415 L 22777.495 6784.455 C 22783.469 6787.015 22788.589 6790.855 22792.855 6795.975 C 22797.122 6800.669 22800.535 6806.215 22803.095 6812.615 C 22807.362 6813.469 22810.989 6814.322 22813.975 6815.175 C 22816.962 6815.602 22819.735 6815.815 22822.295 6815.815 C 22844.482 6815.815 22867.949 6810.269 22892.695 6799.175 C 22917.869 6788.082 22941.975 6777.202 22965.015 6766.535 C 22961.602 6769.522 22958.402 6772.509 22955.415 6775.495 C 22918.722 6799.815 22895.682 6814.749 22886.295 6820.295 C 22873.495 6827.549 22858.562 6834.802 22841.495 6842.055 C 22836.375 6844.189 22831.469 6846.109 22826.775 6847.815 C 22822.509 6849.095 22819.309 6850.375 22817.175 6851.655 L 22818.455 6888.775 C 22818.455 6896.029 22818.029 6902.429 22817.175 6907.975 C 22816.749 6913.522 22815.042 6922.055 22812.055 6933.575 C 22810.775 6936.989 22809.709 6940.189 22808.855 6943.175 C 22808.002 6945.735 22808.429 6947.442 22810.135 6948.295 L 22806.935 6963.015 L 22805.015 6963.655 C 22803.309 6968.775 22801.815 6973.895 22800.535 6979.015 C 22799.682 6979.015 22799.042 6980.082 22798.615 6982.215 L 22794.775 6986.055 L 22797.975 6986.055 L 22792.855 6988.615 L 22794.775 6997.575 C 22793.069 6996.722 22791.575 6996.935 22790.295 6998.215 C 22789.442 6999.495 22789.015 7000.349 22789.015 7000.775 L 22785.175 7003.335 C 22784.749 7003.762 22785.175 7004.615 22786.455 7005.895 C 22788.162 7007.175 22788.589 7008.882 22787.735 7011.015 L 22781.335 7016.135 C 22782.615 7019.549 22782.829 7021.469 22781.975 7021.895 C 22780.269 7021.469 22778.775 7021.255 22777.495 7021.255 C 22778.349 7022.535 22778.775 7024.455 22778.775 7027.015 L 22776.215 7028.295 L 22773.655 7029.575 L 22776.215 7030.215 C 22775.362 7031.069 22774.295 7032.775 22773.015 7035.335 C 22771.735 7037.469 22770.029 7040.029 22767.895 7043.015 C 22765.762 7046.002 22762.989 7048.349 22759.575 7050.055 L 22760.215 7052.615 C 22760.215 7058.162 22758.082 7062.002 22753.815 7064.135 L 22746.135 7066.695 C 22745.282 7068.829 22744.429 7070.322 22743.575 7071.175 C 22742.722 7072.029 22741.655 7072.669 22740.375 7073.095 C 22730.135 7087.175 22724.589 7094.642 22723.735 7095.495 C 22719.895 7099.762 22715.842 7103.175 22711.575 7105.735 L 22711.575 7115.975 L 22702.615 7123.015 C 22701.762 7125.575 22700.909 7126.642 22700.055 7126.215 L 22696.855 7137.735 C 22690.455 7142.002 22682.775 7148.402 22673.815 7156.935 L 22661.015 7169.735 L 22662.295 7172.295 L 22659.095 7172.295 L 22652.695 7176.135 L 22648.215 7183.815 C 22643.522 7187.229 22640.535 7188.509 22639.255 7187.655 C 22632.855 7191.495 22626.882 7194.695 22621.335 7197.255 C 22616.215 7199.815 22610.455 7201.949 22604.055 7203.655 L 22582.295 7194.055 L 22574.615 7178.695 L 22578.455 7178.055 L 22577.175 7173.575 L 22575.255 7171.655 L 22570.135 7165.255 C 22571.415 7163.975 22572.055 7162.055 22572.055 7159.495 C 22572.055 7157.789 22570.775 7156.935 22568.215 7156.935 L 22565.015 7134.535 L 22565.015 7126.855 ZM 22642.455 7100.615 L 22642.455 7105.095 C 22642.455 7111.069 22642.669 7115.975 22643.095 7119.815 C 22643.949 7123.655 22645.655 7127.495 22648.215 7131.335 L 22652.695 7133.255 C 22656.962 7132.402 22659.949 7131.335 22661.655 7130.055 L 22669.335 7126.855 L 22671.255 7127.495 L 22671.255 7123.655 C 22678.935 7118.535 22683.842 7115.122 22685.975 7113.415 C 22691.095 7109.575 22695.149 7105.095 22698.135 7099.975 C 22715.629 7077.789 22730.135 7050.482 22741.655 7018.055 C 22753.175 6985.629 22758.935 6954.909 22758.935 6925.895 C 22758.935 6910.962 22757.442 6897.095 22754.455 6884.295 C 22749.762 6863.815 22742.509 6853.575 22732.695 6853.575 L 22728.215 6855.495 L 22730.135 6859.975 L 22734.615 6859.335 C 22733.335 6860.189 22732.269 6861.042 22731.415 6861.895 C 22730.989 6862.322 22730.562 6862.962 22730.135 6863.815 L 22723.735 6864.455 C 22723.309 6868.722 22720.962 6872.135 22716.695 6874.695 L 22722.455 6874.695 L 22725.015 6876.615 L 22718.615 6886.215 L 22723.735 6883.655 L 22716.695 6888.775 L 22714.135 6887.495 L 22712.215 6890.695 L 22716.695 6890.695 L 22719.255 6889.415 L 22719.255 6893.895 L 22712.855 6893.895 L 22712.855 6899.655 L 22709.015 6900.295 L 22707.095 6904.135 L 22696.215 6902.855 L 22694.295 6906.055 L 22698.775 6906.695 L 22702.615 6906.055 L 22705.815 6907.335 L 22707.095 6910.535 L 22703.895 6909.895 L 22703.895 6914.375 L 22700.695 6915.655 C 22698.989 6918.642 22696.642 6920.562 22693.655 6921.415 L 22694.935 6924.615 L 22698.135 6924.615 L 22701.335 6928.455 L 22698.135 6934.215 C 22694.722 6934.215 22691.949 6935.495 22689.815 6938.055 L 22693.015 6943.175 C 22692.162 6947.869 22689.175 6950.642 22684.055 6951.495 L 22682.135 6949.575 L 22680.855 6952.775 L 22682.135 6957.895 L 22686.615 6957.895 L 22684.055 6959.815 L 22683.415 6963.015 L 22677.015 6961.095 L 22674.455 6963.655 L 22675.735 6966.855 L 22682.775 6966.855 L 22677.655 6970.695 C 22676.802 6973.255 22676.375 6976.882 22676.375 6981.575 L 22664.215 6982.215 L 22661.015 6983.495 L 22664.855 6987.975 L 22667.415 6986.055 L 22668.695 6987.975 L 22672.535 6988.615 L 22672.535 6991.175 L 22666.135 6995.655 C 22665.282 6996.082 22665.282 6996.722 22666.135 6997.575 L 22668.695 6998.855 L 22666.135 6999.495 L 22666.135 7002.695 C 22666.562 7003.549 22667.202 7004.402 22668.055 7005.255 L 22664.215 7006.535 L 22668.055 7007.815 L 22663.575 7011.015 L 22661.015 7010.375 L 22663.575 7014.215 L 22662.935 7021.255 L 22657.175 7021.255 C 22656.749 7022.535 22656.535 7023.815 22656.535 7025.095 C 22655.682 7026.802 22653.975 7028.509 22651.415 7030.215 L 22652.695 7032.775 L 22658.455 7032.775 L 22653.335 7037.255 L 22653.335 7042.375 L 22657.815 7042.375 L 22652.055 7058.375 L 22646.935 7059.655 L 22650.135 7062.855 L 22650.135 7066.055 L 22645.015 7074.375 L 22645.015 7083.335 L 22641.815 7086.535 L 22643.735 7089.735 L 22641.815 7091.655 C 22642.669 7094.215 22641.815 7096.775 22639.255 7099.335 L 22642.455 7100.615 ZM 19461.805 8410.668 L 19458.605 8401.708 L 19454.765 8403.628 L 19458.605 8386.988 L 19463.085 8386.988 L 19462.445 8380.588 C 19462.445 8378.882 19463.939 8375.255 19466.925 8369.708 C 19469.485 8364.162 19472.472 8358.188 19475.885 8351.788 C 19477.165 8347.948 19478.445 8346.242 19479.725 8346.668 L 19488.685 8323.628 C 19489.965 8322.348 19491.245 8320.855 19492.525 8319.148 L 19509.165 8283.948 C 19510.445 8281.388 19512.579 8277.762 19515.565 8273.068 C 19518.552 8268.375 19520.259 8265.175 19520.685 8263.468 C 19521.539 8261.762 19522.605 8259.202 19523.885 8255.788 C 19525.592 8251.948 19528.152 8246.615 19531.565 8239.788 C 19537.539 8228.268 19544.152 8217.388 19551.405 8207.148 C 19561.645 8190.082 19569.325 8177.068 19574.445 8168.108 C 19589.379 8142.508 19598.552 8126.295 19601.965 8119.468 C 19603.245 8120.322 19603.885 8120.322 19603.885 8119.468 C 19604.312 8118.188 19604.525 8116.695 19604.525 8114.988 C 19604.952 8114.562 19605.592 8114.135 19606.445 8113.708 C 19606.872 8114.135 19607.512 8115.202 19608.365 8116.908 L 19610.285 8115.628 L 19607.725 8113.068 L 19608.365 8109.868 L 19614.765 8109.868 C 19614.765 8109.442 19614.339 8109.228 19613.485 8109.228 C 19612.632 8108.802 19611.565 8108.375 19610.285 8107.948 L 19612.205 8102.828 L 19616.685 8103.468 L 19616.045 8097.708 L 19626.285 8090.668 L 19624.365 8086.828 C 19626.499 8082.135 19627.992 8078.935 19628.845 8077.228 C 19629.699 8075.522 19632.259 8071.682 19636.525 8065.708 L 19639.725 8065.068 C 19642.712 8059.948 19646.125 8054.615 19649.965 8049.068 L 19662.765 8032.428 L 19688.365 8022.188 C 19693.059 8020.482 19697.752 8019.415 19702.445 8018.988 C 19707.565 8018.562 19711.405 8018.348 19713.965 8018.348 C 19716.525 8018.348 19718.019 8017.922 19718.445 8017.068 L 19730.605 8017.068 L 19731.245 8023.468 C 19731.245 8025.602 19729.325 8030.508 19725.485 8038.188 C 19721.645 8045.442 19716.525 8053.975 19710.125 8063.788 L 19705.645 8065.708 L 19706.925 8067.628 L 19712.045 8066.348 L 19712.045 8070.188 L 19706.925 8072.748 C 19705.219 8073.175 19704.152 8073.175 19703.725 8072.748 L 19699.245 8076.588 C 19698.392 8078.295 19698.819 8080.002 19700.525 8081.708 C 19700.952 8082.135 19701.592 8082.348 19702.445 8082.348 C 19700.739 8083.202 19699.032 8083.842 19697.325 8084.268 L 19694.765 8092.588 C 19692.205 8093.015 19690.925 8093.868 19690.925 8095.148 C 19691.352 8096.428 19691.992 8098.135 19692.845 8100.268 C 19692.845 8102.402 19692.205 8104.748 19690.925 8107.308 C 19689.645 8109.868 19688.792 8111.788 19688.365 8113.068 L 19675.565 8116.908 L 19675.565 8119.468 C 19675.565 8120.322 19676.632 8121.175 19678.765 8122.028 C 19681.325 8122.882 19682.605 8123.948 19682.605 8125.228 C 19682.605 8126.082 19681.752 8126.935 19680.045 8127.788 C 19678.339 8128.215 19677.059 8128.215 19676.205 8127.788 C 19673.645 8134.615 19672.365 8139.522 19672.365 8142.508 L 19669.805 8143.148 L 19668.525 8146.988 L 19664.045 8146.348 C 19662.765 8149.335 19661.912 8151.468 19661.485 8152.748 L 19657.005 8157.228 L 19650.605 8161.708 L 19650.605 8171.948 L 19655.085 8172.588 L 19651.885 8177.708 L 19648.045 8174.508 L 19645.485 8182.828 L 19648.045 8182.828 L 19648.045 8186.668 L 19641.645 8187.308 L 19640.365 8195.628 L 19637.165 8195.628 L 19630.125 8209.708 C 19627.992 8214.402 19626.499 8218.668 19625.645 8222.508 L 19626.285 8225.068 L 19623.085 8225.068 L 19616.685 8230.188 C 19621.805 8229.335 19623.725 8231.255 19622.445 8235.948 L 19615.405 8237.868 L 19613.485 8248.108 L 19616.045 8249.388 C 19611.352 8250.242 19608.792 8250.455 19608.365 8250.028 L 19604.525 8262.828 L 19605.165 8268.588 C 19605.165 8269.868 19604.952 8271.575 19604.525 8273.708 C 19604.099 8275.415 19603.885 8276.695 19603.885 8277.548 L 19598.125 8284.588 L 19592.365 8282.028 C 19591.512 8281.602 19590.445 8283.735 19589.165 8288.428 C 19587.885 8293.122 19587.245 8295.895 19587.245 8296.748 L 19582.765 8295.468 L 19581.485 8296.748 L 19588.525 8299.308 L 19589.165 8306.348 L 19575.085 8314.028 L 19580.205 8322.348 L 19578.925 8326.828 L 19572.525 8326.828 L 19570.605 8330.028 L 19572.525 8343.468 C 19571.245 8343.468 19570.819 8344.322 19571.245 8346.028 C 19572.099 8347.308 19572.312 8348.162 19571.885 8348.588 L 19564.845 8348.588 L 19564.845 8352.428 L 19560.365 8356.908 C 19560.365 8358.615 19561.645 8359.895 19564.205 8360.748 C 19564.205 8361.602 19564.419 8362.242 19564.845 8362.668 L 19558.445 8362.668 L 19558.445 8368.428 C 19555.032 8369.708 19554.179 8371.415 19555.885 8373.548 C 19558.445 8373.122 19561.432 8372.268 19564.845 8370.988 C 19568.685 8369.708 19571.459 8368.855 19573.165 8368.428 L 19578.925 8369.708 C 19581.912 8369.708 19586.605 8368.855 19593.005 8367.148 C 19599.405 8365.015 19604.525 8362.882 19608.365 8360.748 L 19619.245 8360.748 L 19617.325 8356.908 L 19627.565 8358.188 L 19631.405 8356.268 L 19641.005 8356.268 L 19646.765 8354.348 L 19652.525 8353.068 C 19656.792 8352.215 19658.712 8351.362 19658.285 8350.508 L 19658.285 8347.948 L 19664.045 8349.868 L 19676.205 8346.668 L 19678.125 8344.108 L 19683.885 8344.108 C 19686.872 8342.828 19689.645 8341.762 19692.205 8340.908 C 19695.192 8340.055 19696.899 8340.482 19697.325 8342.188 C 19701.165 8342.188 19706.925 8341.548 19714.605 8340.268 C 19722.285 8338.988 19728.259 8338.348 19732.525 8338.348 C 19735.512 8338.348 19738.712 8338.988 19742.125 8340.268 C 19745.539 8341.122 19748.525 8341.762 19751.085 8342.188 L 19753.645 8349.228 L 19750.445 8353.708 C 19746.179 8354.562 19742.979 8355.842 19740.845 8357.548 C 19742.552 8360.962 19743.405 8364.802 19743.405 8369.068 C 19741.272 8371.202 19739.779 8372.908 19738.925 8374.188 C 19731.672 8381.868 19727.405 8386.135 19726.125 8386.988 L 19726.125 8392.748 L 19717.165 8392.108 L 19715.885 8393.388 L 19716.525 8399.788 L 19710.765 8403.628 L 19697.965 8402.988 L 19690.285 8408.108 C 19686.872 8410.242 19684.312 8411.522 19682.605 8411.948 L 19680.045 8410.028 L 19675.565 8411.308 L 19673.005 8417.068 C 19671.725 8417.922 19670.445 8417.495 19669.165 8415.788 C 19668.312 8414.082 19668.739 8412.802 19670.445 8411.948 L 19657.645 8415.148 L 19653.165 8421.548 C 19652.312 8419.415 19652.099 8418.135 19652.525 8417.708 L 19646.765 8415.148 L 19649.325 8420.908 L 19640.365 8422.828 L 19641.645 8418.348 L 19637.165 8418.348 L 19630.125 8418.988 L 19625.005 8424.108 C 19619.032 8424.108 19614.339 8426.455 19610.925 8431.148 L 19605.165 8431.148 C 19603.885 8430.722 19602.819 8430.508 19601.965 8430.508 C 19601.112 8430.082 19599.619 8430.082 19597.485 8430.508 C 19595.779 8428.375 19594.499 8427.735 19593.645 8428.588 C 19592.792 8432.002 19592.365 8434.348 19592.365 8435.628 L 19586.605 8437.548 L 19583.405 8433.708 C 19583.832 8434.562 19583.192 8435.415 19581.485 8436.268 C 19579.779 8437.122 19577.219 8438.188 19573.805 8439.468 C 19570.819 8440.748 19568.685 8441.602 19567.405 8442.028 L 19564.205 8436.268 C 19563.352 8435.842 19562.499 8436.055 19561.645 8436.908 C 19560.792 8437.762 19560.365 8438.615 19560.365 8439.468 C 19556.099 8442.882 19551.832 8444.588 19547.565 8444.588 L 19547.565 8450.348 C 19544.152 8449.068 19543.085 8447.575 19544.365 8445.868 C 19541.379 8445.868 19537.112 8446.935 19531.565 8449.068 C 19526.445 8450.775 19522.605 8451.628 19520.045 8451.628 L 19518.125 8454.188 C 19511.299 8454.615 19505.965 8454.828 19502.125 8454.828 C 19499.992 8453.975 19498.712 8453.122 19498.285 8452.268 C 19497.859 8451.415 19498.285 8450.775 19499.565 8450.348 L 19502.125 8450.348 L 19501.485 8447.148 L 19492.525 8447.148 L 19484.205 8444.588 L 19479.725 8436.268 L 19475.245 8436.908 C 19473.539 8436.908 19471.832 8435.202 19470.125 8431.788 L 19466.925 8425.388 L 19465.005 8426.028 L 19459.885 8423.468 L 19464.365 8420.908 L 19464.365 8418.348 C 19464.365 8417.495 19463.299 8416.855 19461.165 8416.428 C 19459.032 8416.002 19457.965 8415.362 19457.965 8414.508 L 19452.205 8412.588 L 19461.805 8410.668 ZM 19773.725 8395.308 L 19778.205 8395.948 L 19776.925 8390.828 C 19776.925 8389.975 19777.565 8387.842 19778.845 8384.428 C 19780.125 8380.588 19780.339 8377.815 19779.485 8376.108 L 19782.685 8372.268 L 19778.845 8372.908 L 19780.125 8371.628 C 19782.685 8365.655 19785.459 8361.175 19788.445 8358.188 L 19787.805 8355.628 L 19791.005 8352.428 L 19822.365 8288.428 L 19851.165 8241.068 L 19857.565 8231.468 L 19860.125 8232.748 L 19863.965 8228.268 C 19863.539 8227.842 19862.259 8227.628 19860.125 8227.628 L 19863.325 8219.948 L 19867.165 8219.948 L 19867.165 8217.388 L 19871.645 8216.108 L 19867.165 8215.468 C 19870.152 8212.482 19873.992 8207.575 19878.685 8200.748 C 19882.099 8195.628 19885.725 8190.295 19889.565 8184.748 L 19893.405 8184.748 C 19899.805 8175.788 19907.699 8168.962 19917.085 8164.268 C 19934.152 8155.735 19943.325 8151.042 19944.605 8150.188 L 19947.805 8151.468 C 19953.779 8146.348 19960.392 8143.788 19967.645 8143.788 L 19975.965 8146.348 C 19975.112 8151.042 19972.552 8156.802 19968.285 8163.628 C 19964.445 8170.455 19962.312 8175.148 19961.885 8177.708 C 19958.472 8179.415 19955.912 8183.255 19954.205 8189.228 L 19949.085 8194.348 L 19947.165 8202.028 C 19942.472 8205.442 19940.125 8210.135 19940.125 8216.108 L 19936.925 8216.748 L 19936.925 8220.588 C 19935.645 8220.162 19933.512 8221.015 19930.525 8223.148 C 19929.672 8222.722 19928.392 8222.508 19926.685 8222.508 L 19924.125 8222.508 L 19922.845 8226.348 L 19933.085 8226.348 L 19933.085 8228.908 L 19924.765 8232.108 L 19926.685 8233.388 L 19928.605 8235.308 L 19926.685 8237.228 L 19922.205 8235.308 L 19920.925 8237.228 L 19924.765 8237.868 L 19922.845 8243.628 C 19922.419 8241.922 19921.992 8240.642 19921.565 8239.788 C 19921.139 8238.935 19920.499 8239.148 19919.645 8240.428 L 19920.285 8246.188 C 19917.299 8245.762 19915.592 8246.402 19915.165 8248.108 C 19916.019 8248.962 19916.872 8249.602 19917.725 8250.028 L 19913.885 8262.828 L 19909.405 8263.468 L 19901.725 8265.388 L 19900.445 8269.228 L 19901.725 8270.508 L 19909.405 8269.868 L 19906.205 8272.428 L 19906.845 8276.908 L 19901.085 8282.668 L 19893.405 8281.388 L 19887.645 8287.788 C 19888.072 8288.642 19888.712 8289.282 19889.565 8289.708 L 19892.125 8287.148 L 19895.965 8287.788 L 19894.045 8290.348 L 19898.525 8293.548 C 19898.525 8294.828 19897.672 8295.895 19895.965 8296.748 C 19894.685 8297.602 19893.832 8298.028 19893.405 8298.028 L 19888.285 8294.188 L 19888.285 8296.748 L 19890.205 8298.028 L 19883.165 8298.028 L 19878.685 8299.308 L 19878.045 8304.428 L 19874.205 8305.068 L 19874.845 8308.268 L 19881.885 8308.268 C 19881.885 8309.548 19882.739 8310.402 19884.445 8310.828 C 19886.152 8311.255 19887.005 8312.108 19887.005 8313.388 L 19883.805 8313.388 L 19875.485 8313.388 L 19877.405 8316.588 L 19882.525 8315.308 C 19882.525 8316.162 19881.672 8317.228 19879.965 8318.508 C 19879.112 8320.215 19879.112 8321.495 19879.965 8322.348 C 19881.245 8322.775 19881.885 8323.415 19881.885 8324.268 L 19875.485 8328.748 L 19877.405 8330.668 L 19872.925 8331.948 L 19869.085 8333.228 L 19862.685 8336.428 C 19860.979 8337.282 19860.125 8338.562 19860.125 8340.268 L 19861.405 8342.188 L 19864.605 8338.988 C 19867.592 8338.988 19870.579 8337.922 19873.565 8335.788 L 19874.205 8338.348 L 19872.285 8338.988 L 19869.725 8345.388 L 19865.245 8344.748 L 19863.325 8347.308 L 19867.165 8349.228 L 19863.965 8355.628 L 19860.125 8354.988 L 19858.205 8356.268 C 19858.205 8363.522 19858.419 8368.002 19858.845 8369.708 L 19856.285 8370.348 L 19858.205 8375.468 L 19854.365 8377.388 L 19854.365 8383.148 L 19855.645 8384.428 C 19854.792 8384.855 19854.152 8385.068 19853.725 8385.068 L 19856.285 8396.588 L 19857.565 8397.868 L 19865.245 8398.508 C 19872.925 8398.508 19884.445 8393.388 19899.805 8383.148 L 19959.965 8340.908 L 19963.165 8342.188 C 19961.459 8346.455 19949.085 8357.122 19926.045 8374.188 C 19916.232 8381.442 19911.325 8386.562 19911.325 8389.548 L 19857.565 8426.668 C 19841.352 8437.335 19830.045 8443.308 19823.645 8444.588 C 19824.925 8445.442 19824.712 8446.508 19823.005 8447.788 C 19821.725 8448.642 19820.872 8448.215 19820.445 8446.508 C 19817.032 8449.922 19813.405 8451.842 19809.565 8452.268 C 19811.272 8453.548 19812.125 8453.335 19812.125 8451.628 C 19812.552 8450.348 19812.765 8449.495 19812.765 8449.068 L 19810.205 8448.428 L 19807.645 8450.348 L 19808.925 8446.508 L 19806.365 8446.508 L 19804.445 8450.348 L 19799.325 8450.348 L 19799.325 8447.788 C 19792.072 8445.228 19786.952 8442.882 19783.965 8440.748 C 19775.859 8435.202 19771.805 8427.095 19771.805 8416.428 L 19771.805 8410.668 L 19775.005 8411.308 L 19776.285 8409.388 L 19770.525 8409.388 C 19771.379 8402.562 19772.445 8397.868 19773.725 8395.308 ZM 19882.525 8300.588 C 19886.792 8301.442 19890.205 8303.788 19892.765 8307.628 L 19887.645 8308.268 L 19883.165 8307.628 L 19879.965 8306.988 L 19879.325 8305.068 L 19882.525 8300.588 ZM 19953.565 8085.548 L 19950.365 8077.868 C 19950.365 8072.748 19953.139 8066.348 19958.685 8058.668 C 19962.952 8053.122 19967.219 8047.362 19971.485 8041.388 L 19970.845 8039.468 L 19974.685 8040.748 L 19975.965 8039.468 L 19974.685 8036.268 L 19975.965 8032.428 L 19977.885 8029.868 L 19980.445 8029.228 L 19980.445 8026.028 C 19980.445 8022.188 19983.005 8020.268 19988.125 8020.268 L 19993.885 8022.828 L 19995.805 8021.548 L 19995.805 8015.788 L 19999.005 8014.508 L 20002.845 8015.148 L 20007.325 8012.588 L 20007.965 8010.028 L 20012.445 8011.308 L 20014.365 8008.748 L 20017.565 8008.748 L 20018.845 8007.468 L 20020.765 8009.388 L 20023.965 8004.908 L 20030.365 8009.388 L 20031.645 8004.908 L 20033.565 8006.188 L 20036.125 8002.988 L 20045.725 8003.628 L 20047.645 8004.908 L 20051.485 8009.388 L 20043.805 8032.428 L 20042.525 8036.268 C 20040.392 8038.402 20038.899 8040.962 20038.045 8043.948 C 20034.205 8043.948 20031.645 8044.375 20030.365 8045.228 L 20030.365 8048.428 L 20033.565 8048.428 L 20033.565 8054.188 C 20028.872 8056.322 20026.312 8059.948 20025.885 8065.068 L 20021.405 8072.748 L 20015.645 8074.028 L 20015.645 8077.228 L 20011.165 8076.588 L 20007.965 8076.588 L 20007.325 8078.508 L 20002.205 8078.508 C 19998.365 8078.082 19994.312 8080.428 19990.045 8085.548 L 19984.925 8084.268 L 19981.085 8084.908 L 19980.445 8089.388 L 19969.565 8089.388 L 19967.645 8087.468 L 19962.525 8091.308 C 19955.699 8091.308 19952.072 8093.015 19951.645 8096.428 L 19949.725 8095.148 C 19948.445 8093.868 19947.805 8090.668 19947.805 8085.548 L 19953.565 8085.548 ZM 19967.775 8379.308 C 19967.775 8368.642 19969.695 8356.055 19973.535 8341.548 C 19975.242 8335.575 19979.082 8323.415 19985.055 8305.068 L 19990.175 8305.068 C 19991.029 8304.215 19990.602 8303.148 19988.895 8301.868 C 19988.042 8301.868 19987.402 8301.655 19986.975 8301.228 C 20000.629 8258.135 20023.242 8208.855 20054.815 8153.388 C 20079.562 8109.868 20108.362 8064.428 20141.215 8017.068 C 20153.589 8009.815 20164.042 8004.055 20172.575 7999.788 C 20184.095 7994.242 20194.549 7990.402 20203.935 7988.268 L 20211.615 7986.348 C 20217.589 7988.055 20221.855 7989.122 20224.415 7989.548 C 20223.562 7996.802 20217.802 8008.748 20207.135 8025.388 L 20182.815 8062.508 L 20178.975 8063.148 L 20180.255 8066.348 C 20180.255 8068.908 20178.549 8070.188 20175.135 8070.188 C 20173.429 8076.588 20170.655 8083.202 20166.815 8090.028 C 20160.842 8100.695 20157.429 8107.308 20156.575 8109.868 L 20152.735 8105.388 L 20152.735 8107.948 L 20154.655 8113.068 L 20150.815 8120.748 L 20143.775 8127.788 L 20146.335 8127.788 L 20145.055 8130.988 L 20147.615 8131.628 C 20143.775 8132.482 20141.642 8132.482 20141.215 8131.628 L 20138.655 8137.388 L 20142.495 8139.948 C 20142.495 8140.802 20141.642 8141.655 20139.935 8142.508 L 20134.815 8145.068 L 20139.295 8148.268 C 20137.589 8146.562 20136.095 8146.562 20134.815 8148.268 C 20134.815 8149.548 20135.029 8150.828 20135.455 8152.108 L 20128.415 8158.508 L 20132.255 8157.868 L 20128.415 8164.908 L 20129.055 8169.388 L 20120.095 8168.748 L 20121.375 8174.508 L 20119.455 8176.428 L 20122.655 8175.148 L 20123.295 8173.228 C 20124.575 8173.655 20125.429 8174.082 20125.855 8174.508 C 20126.282 8174.935 20126.709 8175.575 20127.135 8176.428 C 20139.509 8167.042 20151.029 8159.788 20161.695 8154.668 C 20174.922 8148.268 20185.162 8144.642 20192.415 8143.788 C 20199.669 8142.935 20204.575 8142.508 20207.135 8142.508 C 20209.695 8142.508 20212.682 8142.935 20216.095 8143.788 C 20219.935 8144.642 20223.349 8145.495 20226.335 8146.348 C 20225.482 8148.908 20225.482 8150.615 20226.335 8151.468 C 20227.615 8151.895 20228.469 8151.468 20228.895 8150.188 L 20239.135 8157.868 L 20242.975 8161.068 L 20248.095 8175.148 C 20250.229 8180.268 20251.295 8185.175 20251.295 8189.868 C 20251.295 8193.282 20251.082 8195.628 20250.655 8196.908 L 20248.095 8196.908 L 20252.575 8200.748 L 20248.735 8203.948 L 20247.455 8206.508 L 20252.575 8206.508 C 20251.722 8212.055 20249.162 8216.748 20244.895 8220.588 L 20249.375 8226.988 C 20249.375 8232.962 20248.735 8236.588 20247.455 8237.868 L 20241.055 8237.228 L 20246.815 8246.188 L 20240.415 8248.748 C 20239.562 8250.455 20239.135 8254.082 20239.135 8259.628 C 20239.135 8263.468 20238.069 8267.308 20235.935 8271.148 C 20229.109 8279.255 20224.202 8285.015 20221.215 8288.428 C 20222.069 8288.428 20222.922 8290.135 20223.775 8293.548 L 20218.015 8300.588 C 20215.882 8302.295 20213.962 8303.788 20212.255 8305.068 L 20210.975 8312.748 L 20212.895 8314.668 C 20211.615 8317.228 20210.122 8319.788 20208.415 8322.348 C 20206.709 8324.908 20204.575 8325.975 20202.015 8325.548 L 20195.615 8333.228 C 20193.909 8335.788 20191.562 8337.922 20188.575 8339.628 L 20188.575 8342.828 L 20186.015 8343.468 L 20182.175 8351.148 C 20180.042 8352.002 20175.989 8354.775 20170.015 8359.468 C 20164.042 8364.162 20158.922 8366.722 20154.655 8367.148 C 20155.935 8370.135 20156.575 8372.482 20156.575 8374.188 L 20152.735 8373.548 C 20151.455 8373.548 20150.602 8374.188 20150.175 8375.468 C 20149.749 8376.748 20149.962 8377.815 20150.815 8378.668 L 20144.415 8378.668 L 20135.455 8384.428 L 20131.615 8385.708 C 20132.469 8387.415 20133.109 8388.268 20133.535 8388.268 L 20124.575 8392.108 C 20122.015 8393.388 20119.242 8395.095 20116.255 8397.228 L 20118.175 8399.148 C 20096.415 8413.228 20078.709 8424.322 20065.055 8432.428 C 20038.602 8448.215 20019.829 8456.108 20008.735 8456.108 C 20006.175 8456.108 20002.335 8455.255 19997.215 8453.548 C 19992.522 8451.842 19989.109 8450.135 19986.975 8448.428 L 19981.215 8439.468 C 19976.522 8430.935 19973.109 8423.895 19970.975 8418.348 C 19968.842 8412.375 19967.775 8407.895 19967.775 8404.908 C 19967.775 8402.348 19968.415 8400.428 19969.695 8399.148 L 19967.775 8379.308 ZM 20093.855 8233.388 C 20091.722 8235.522 20089.802 8237.655 20088.095 8239.788 C 20084.682 8244.482 20082.549 8249.175 20081.695 8253.868 L 20083.615 8255.788 C 20078.495 8258.348 20075.509 8262.188 20074.655 8267.308 L 20071.455 8267.948 L 20071.455 8273.068 C 20071.882 8275.202 20070.815 8278.828 20068.255 8283.948 L 20070.815 8286.508 L 20068.895 8287.788 L 20067.615 8293.548 C 20064.202 8299.522 20062.282 8305.495 20061.855 8311.468 L 20056.735 8312.108 L 20058.655 8317.868 L 20057.375 8322.988 L 20054.815 8323.628 C 20054.815 8330.455 20052.682 8340.482 20048.415 8353.708 C 20044.575 8366.508 20042.655 8375.895 20042.655 8381.868 C 20042.655 8388.268 20044.575 8393.602 20048.415 8397.868 C 20052.682 8401.708 20058.015 8403.628 20064.415 8403.628 C 20085.749 8403.628 20110.069 8378.668 20137.375 8328.748 C 20162.975 8282.242 20175.775 8247.042 20175.775 8223.148 C 20175.775 8210.775 20173.215 8201.388 20168.095 8194.988 C 20162.975 8188.588 20154.442 8185.388 20142.495 8185.388 C 20129.695 8185.388 20119.029 8190.935 20110.495 8202.028 C 20103.669 8212.695 20096.842 8223.148 20090.015 8233.388 L 20093.855 8233.388 ZM 20241.195 8378.668 L 20241.195 8376.108 L 20244.395 8365.868 C 20243.542 8365.868 20242.689 8365.655 20241.835 8365.228 C 20241.409 8363.095 20242.262 8361.815 20244.395 8361.388 L 20244.395 8356.908 L 20246.955 8356.908 L 20245.035 8347.308 C 20245.035 8343.895 20247.382 8336.642 20252.075 8325.548 C 20255.489 8317.442 20259.115 8309.335 20262.955 8301.228 L 20265.515 8301.228 C 20270.209 8286.722 20283.862 8267.735 20306.475 8244.268 C 20329.515 8220.375 20348.502 8205.015 20363.435 8198.188 C 20383.062 8184.108 20400.555 8172.802 20415.915 8164.268 C 20439.809 8150.615 20458.582 8143.788 20472.235 8143.788 C 20483.329 8143.788 20491.862 8147.415 20497.835 8154.668 C 20503.809 8161.922 20506.795 8171.095 20506.795 8182.188 L 20506.155 8189.228 C 20505.302 8190.935 20504.449 8192.428 20503.595 8193.708 C 20503.595 8194.562 20503.382 8196.482 20502.955 8199.468 C 20502.102 8200.748 20501.462 8201.815 20501.035 8202.668 L 20495.915 8214.188 C 20494.209 8215.042 20493.142 8215.468 20492.715 8215.468 C 20492.715 8216.322 20492.929 8216.962 20493.355 8217.388 L 20485.675 8228.268 L 20482.475 8229.548 L 20481.195 8234.668 C 20480.342 8234.242 20478.209 8235.522 20474.795 8238.508 L 20469.035 8244.268 L 20463.275 8243.628 L 20456.875 8247.468 C 20458.155 8247.895 20459.649 8248.322 20461.355 8248.748 L 20451.115 8256.428 L 20447.915 8254.508 L 20445.995 8255.148 L 20446.635 8259.628 L 20434.475 8262.828 C 20428.502 8269.228 20418.475 8275.202 20404.395 8280.748 C 20399.702 8282.455 20392.875 8284.802 20383.915 8287.788 C 20382.635 8288.642 20381.355 8289.282 20380.075 8289.708 C 20378.369 8289.708 20375.169 8290.775 20370.475 8292.908 C 20366.209 8295.042 20363.862 8296.108 20363.435 8296.108 C 20358.315 8298.668 20351.702 8301.655 20343.595 8305.068 C 20335.489 8308.482 20330.369 8309.762 20328.235 8308.908 L 20322.475 8322.348 C 20323.329 8321.922 20324.182 8322.775 20325.035 8324.908 L 20322.475 8323.628 L 20319.275 8323.628 L 20319.275 8327.468 L 20323.755 8329.388 C 20322.902 8329.388 20321.835 8332.802 20320.555 8339.628 C 20319.275 8346.455 20318.635 8353.282 20318.635 8360.108 C 20318.635 8371.202 20321.195 8380.375 20326.315 8387.628 C 20331.435 8394.455 20339.115 8397.868 20349.355 8397.868 C 20360.449 8397.868 20374.742 8392.322 20392.235 8381.228 C 20405.889 8372.695 20419.542 8363.948 20433.195 8354.988 C 20441.302 8347.735 20449.409 8340.268 20457.515 8332.588 C 20460.929 8330.028 20466.262 8326.615 20473.515 8322.348 L 20475.435 8328.108 C 20473.302 8332.375 20468.395 8337.495 20460.715 8343.468 C 20453.462 8349.442 20448.769 8353.708 20446.635 8356.268 L 20444.075 8356.268 L 20436.395 8362.668 L 20433.195 8365.868 L 20428.715 8372.268 L 20426.155 8372.268 L 20413.355 8385.068 C 20407.382 8391.042 20402.689 8395.308 20399.275 8397.868 L 20357.675 8429.868 C 20355.542 8430.295 20354.049 8430.722 20353.195 8431.148 C 20352.342 8431.575 20352.769 8432.428 20354.475 8433.708 L 20334.635 8445.228 L 20334.635 8442.028 L 20328.235 8445.228 L 20328.875 8447.788 C 20327.595 8448.215 20324.609 8448.428 20319.915 8448.428 L 20317.355 8450.348 L 20311.595 8450.348 L 20308.395 8454.188 C 20307.115 8453.335 20304.342 8452.908 20300.075 8452.908 L 20284.075 8452.908 L 20285.355 8450.348 C 20283.222 8450.775 20280.449 8450.562 20277.035 8449.708 C 20274.049 8448.855 20270.849 8447.788 20267.435 8446.508 L 20267.435 8443.948 L 20271.915 8442.668 L 20269.995 8441.388 L 20262.315 8441.388 C 20259.329 8440.108 20256.982 8437.762 20255.275 8434.348 L 20259.755 8433.068 L 20257.835 8429.868 L 20251.435 8430.508 C 20248.875 8424.535 20248.235 8419.415 20249.515 8415.148 L 20246.315 8415.788 L 20246.315 8413.228 C 20248.875 8413.228 20249.942 8412.375 20249.515 8410.668 L 20243.755 8410.668 C 20246.315 8408.962 20247.595 8406.402 20247.595 8402.988 L 20242.475 8394.028 L 20245.035 8391.468 L 20241.195 8385.708 L 20241.195 8378.668 ZM 20413.995 8257.708 C 20421.249 8251.735 20427.009 8244.695 20431.275 8236.588 C 20435.969 8228.055 20438.315 8219.522 20438.315 8210.988 C 20438.315 8205.868 20436.609 8201.175 20433.195 8196.908 C 20429.782 8192.642 20425.302 8190.508 20419.755 8190.508 C 20416.769 8190.508 20414.635 8191.788 20413.355 8194.348 L 20407.595 8194.348 L 20410.155 8197.548 L 20412.075 8196.268 L 20393.515 8209.708 C 20392.235 8213.548 20389.249 8216.748 20384.555 8219.308 L 20376.235 8225.068 L 20376.235 8227.628 L 20381.355 8227.628 L 20374.955 8228.908 L 20372.395 8230.828 L 20368.555 8234.028 L 20366.635 8237.228 L 20364.075 8237.228 L 20362.795 8239.148 C 20362.795 8240.002 20364.502 8241.068 20367.915 8242.348 L 20364.075 8245.548 C 20362.795 8245.548 20359.382 8247.682 20353.835 8251.948 L 20352.555 8259.628 L 20351.275 8262.828 L 20348.715 8262.828 L 20341.675 8272.428 L 20343.595 8269.868 L 20346.795 8269.868 L 20343.595 8273.068 L 20341.035 8273.708 L 20341.035 8276.268 C 20334.635 8277.122 20330.795 8278.188 20329.515 8279.468 L 20331.435 8281.388 L 20333.355 8280.108 L 20339.115 8280.108 L 20337.195 8283.308 L 20334.635 8283.308 L 20334.635 8288.428 L 20336.555 8289.708 C 20333.569 8289.708 20331.435 8290.988 20330.155 8293.548 C 20341.249 8293.548 20356.182 8289.708 20374.955 8282.028 C 20393.729 8273.922 20406.742 8265.815 20413.995 8257.708 ZM 20438.375 8453.548 C 20446.482 8436.055 20461.415 8410.242 20483.175 8376.108 C 20504.509 8341.975 20519.229 8316.588 20527.335 8299.948 C 20544.829 8272.642 20557.202 8252.588 20564.455 8239.788 C 20579.815 8212.482 20588.562 8192.215 20590.695 8178.988 C 20609.042 8167.895 20623.122 8159.575 20632.935 8154.028 C 20643.175 8148.482 20651.282 8145.708 20657.255 8145.708 L 20663.655 8150.828 L 20666.215 8160.428 C 20666.215 8162.562 20665.362 8164.908 20663.655 8167.468 L 20661.095 8172.588 C 20661.949 8173.442 20662.375 8176.855 20662.375 8182.828 C 20660.669 8185.815 20659.175 8188.588 20657.895 8191.148 C 20656.615 8193.282 20654.909 8195.628 20652.775 8198.188 L 20652.775 8201.388 C 20654.482 8201.815 20655.762 8202.242 20656.615 8202.668 C 20657.895 8202.668 20659.389 8202.455 20661.095 8202.028 L 20659.175 8205.228 C 20658.749 8205.655 20656.402 8206.508 20652.135 8207.788 L 20647.655 8214.188 L 20653.415 8214.188 L 20652.135 8217.388 L 20643.815 8223.148 C 20642.962 8224.002 20642.962 8224.855 20643.815 8225.708 C 20644.669 8226.135 20645.522 8226.348 20646.375 8226.348 C 20647.229 8225.922 20648.082 8225.708 20648.935 8225.708 C 20648.935 8226.135 20649.149 8226.562 20649.575 8226.988 C 20676.029 8201.388 20698.642 8181.335 20717.415 8166.828 C 20736.615 8151.895 20749.415 8144.428 20755.815 8144.428 L 20764.775 8145.708 C 20764.349 8148.268 20765.202 8149.975 20767.335 8150.828 C 20767.335 8153.388 20766.269 8156.162 20764.135 8159.148 L 20760.295 8159.788 L 20757.735 8173.868 L 20755.175 8173.228 C 20754.322 8174.935 20753.682 8176.428 20753.255 8177.708 L 20747.495 8180.908 L 20744.935 8191.148 L 20750.055 8194.988 C 20749.202 8194.562 20748.562 8195.202 20748.135 8196.908 C 20747.709 8198.615 20747.922 8199.895 20748.775 8200.748 L 20741.735 8205.868 L 20737.255 8209.708 L 20739.815 8209.708 C 20736.402 8220.802 20733.202 8231.682 20730.215 8242.348 C 20729.789 8245.762 20728.722 8247.468 20727.015 8247.468 L 20728.295 8253.228 L 20731.495 8253.228 L 20731.495 8262.828 L 20737.895 8264.108 L 20748.775 8262.828 L 20757.735 8260.268 C 20770.109 8255.148 20785.255 8245.548 20803.175 8231.468 C 20825.362 8213.975 20839.655 8203.308 20846.055 8199.468 L 20846.055 8202.668 C 20842.642 8205.655 20828.135 8218.455 20802.535 8241.068 C 20783.762 8257.708 20770.535 8271.575 20762.855 8282.668 L 20758.375 8282.028 L 20751.975 8292.268 C 20746.855 8294.828 20739.815 8299.522 20730.855 8306.348 L 20718.055 8315.948 L 20719.335 8318.508 C 20713.789 8318.508 20706.962 8320.002 20698.855 8322.988 C 20690.749 8325.548 20683.069 8328.108 20675.815 8330.668 L 20675.815 8327.468 L 20667.495 8326.828 C 20660.669 8323.415 20655.975 8318.508 20653.415 8312.108 C 20651.282 8305.708 20650.215 8298.028 20650.215 8289.068 C 20650.215 8277.548 20652.775 8266.028 20657.895 8254.508 C 20663.442 8242.562 20668.989 8231.042 20674.535 8219.948 L 20620.135 8276.268 C 20620.135 8277.548 20619.282 8279.255 20617.575 8281.388 C 20616.295 8283.095 20614.802 8285.015 20613.095 8287.148 C 20611.389 8288.855 20607.549 8295.255 20601.575 8306.348 C 20596.029 8317.442 20590.909 8325.335 20586.215 8330.028 L 20588.135 8337.068 L 20585.575 8336.428 C 20584.295 8336.428 20583.015 8337.282 20581.735 8338.988 C 20580.455 8340.695 20580.242 8341.975 20581.095 8342.828 C 20581.522 8343.255 20582.375 8343.255 20583.655 8342.828 C 20584.935 8342.402 20585.575 8343.042 20585.575 8344.748 L 20581.735 8345.388 L 20579.175 8351.788 L 20573.415 8355.628 C 20573.415 8356.482 20573.629 8358.402 20574.055 8361.388 L 20567.015 8366.508 L 20566.375 8371.628 C 20568.082 8370.775 20569.789 8371.628 20571.495 8374.188 C 20567.655 8376.748 20563.175 8378.028 20558.055 8378.028 L 20558.055 8381.868 L 20566.375 8380.588 L 20560.615 8388.268 C 20555.069 8389.975 20550.375 8390.615 20546.535 8390.188 L 20544.615 8396.588 L 20552.935 8396.588 L 20558.695 8393.388 L 20558.695 8394.028 C 20557.415 8396.162 20557.202 8397.868 20558.055 8399.148 C 20551.655 8401.708 20546.749 8402.988 20543.335 8402.988 C 20542.482 8404.268 20542.055 8405.122 20542.055 8405.548 C 20540.775 8407.682 20539.709 8408.535 20538.855 8408.108 L 20536.935 8415.788 L 20538.855 8416.428 L 20545.255 8409.388 L 20551.015 8411.308 L 20552.935 8410.668 C 20552.935 8413.228 20551.229 8414.082 20547.815 8413.228 L 20543.975 8415.148 L 20550.375 8416.428 L 20547.175 8424.108 L 20542.695 8423.468 L 20543.335 8428.588 L 20538.855 8437.548 L 20527.335 8434.988 L 20523.495 8439.468 C 20526.055 8440.748 20528.829 8441.388 20531.815 8441.388 C 20533.095 8441.388 20535.015 8440.962 20537.575 8440.108 L 20526.055 8446.508 C 20524.775 8444.802 20523.709 8443.095 20522.855 8441.388 L 20518.375 8452.908 C 20511.549 8456.322 20507.282 8460.375 20505.575 8465.068 L 20501.095 8463.788 L 20503.655 8462.508 L 20503.015 8459.948 L 20494.055 8461.868 C 20494.482 8463.148 20493.629 8464.428 20491.495 8465.708 C 20489.362 8466.988 20487.869 8466.775 20487.015 8465.068 L 20483.175 8468.268 C 20481.895 8466.562 20479.975 8466.775 20477.415 8468.908 C 20474.855 8469.762 20471.442 8471.255 20467.175 8473.388 C 20462.482 8475.522 20459.495 8476.802 20458.215 8477.228 L 20454.375 8476.588 L 20451.175 8481.068 L 20446.695 8479.788 L 20440.935 8481.708 L 20440.295 8477.228 L 20433.895 8471.468 L 20438.375 8453.548 ZM 20770.845 8370.988 L 20772.125 8362.028 L 20775.965 8360.748 L 20776.605 8354.348 L 20775.325 8353.068 L 20779.805 8348.588 C 20782.792 8345.175 20784.285 8342.402 20784.285 8340.268 C 20784.285 8338.135 20782.792 8337.068 20779.805 8337.068 L 20781.725 8335.788 C 20783.859 8334.508 20784.925 8332.802 20784.925 8330.668 C 20784.925 8326.402 20785.992 8322.775 20788.125 8319.788 C 20790.685 8316.802 20792.605 8315.948 20793.885 8317.228 L 20793.245 8312.108 L 20794.525 8305.708 L 20797.085 8305.708 L 20795.805 8299.948 L 20799.005 8298.028 L 20797.725 8296.748 L 20802.205 8295.468 L 20800.925 8289.708 L 20806.685 8285.868 L 20804.125 8280.748 C 20804.552 8279.468 20805.192 8278.402 20806.045 8277.548 C 20806.899 8276.268 20807.965 8276.055 20809.245 8276.908 L 20809.245 8267.948 C 20811.379 8266.668 20812.445 8265.602 20812.445 8264.748 C 20812.872 8263.468 20813.939 8262.828 20815.645 8262.828 L 20817.565 8262.188 C 20815.859 8257.068 20817.565 8251.948 20822.685 8246.828 C 20821.832 8245.548 20821.832 8244.908 20822.685 8244.908 C 20823.539 8244.482 20824.605 8244.055 20825.885 8243.628 L 20825.885 8237.228 C 20827.592 8238.935 20828.872 8238.935 20829.725 8237.228 C 20831.005 8235.095 20831.645 8231.255 20831.645 8225.708 L 20837.405 8224.428 L 20839.965 8219.308 L 20838.685 8211.628 L 20833.565 8211.628 C 20828.872 8211.628 20817.992 8214.402 20800.925 8219.948 C 20791.539 8222.935 20784.499 8224.428 20779.805 8224.428 L 20772.765 8223.148 L 20799.645 8183.468 L 20805.405 8180.268 C 20809.672 8170.455 20820.339 8163.202 20837.405 8158.508 C 20857.459 8155.095 20870.472 8152.748 20876.445 8151.468 C 20884.552 8142.935 20893.939 8130.988 20904.605 8115.628 C 20913.565 8102.828 20922.525 8089.815 20931.485 8076.588 C 20941.725 8063.788 20950.045 8054.402 20956.445 8048.428 C 20967.965 8037.335 20978.419 8030.722 20987.805 8028.588 C 20989.939 8025.602 20993.565 8022.828 20998.685 8020.268 C 21004.232 8017.708 21009.139 8015.788 21013.405 8014.508 L 21018.525 8022.828 C 21017.672 8026.668 21015.539 8032.002 21012.125 8038.828 L 21007.645 8046.508 L 20999.965 8050.988 C 20999.112 8057.815 20995.912 8065.282 20990.365 8073.388 C 20984.819 8081.495 20981.192 8087.895 20979.485 8092.588 L 20974.365 8094.508 L 20976.925 8100.908 C 20973.512 8100.908 20971.805 8101.335 20971.805 8102.188 L 20971.805 8107.948 L 20967.325 8112.428 L 20964.125 8112.428 L 20955.805 8132.268 L 20949.405 8132.268 C 20951.112 8135.682 20951.325 8138.882 20950.045 8141.868 L 20994.845 8140.588 C 21001.672 8140.588 21008.499 8140.802 21015.325 8141.228 C 21022.152 8141.228 21029.192 8142.295 21036.445 8144.428 C 21033.459 8151.682 21030.259 8157.655 21026.845 8162.348 L 21021.725 8162.988 L 21018.525 8170.028 L 21010.845 8172.588 L 21005.725 8180.268 C 21001.885 8185.388 20997.192 8189.655 20991.645 8193.068 C 20986.525 8196.482 20980.339 8199.468 20973.085 8202.028 L 20959.005 8200.108 L 20937.245 8202.028 C 20936.392 8200.748 20932.339 8201.175 20925.085 8203.308 C 20918.259 8205.015 20914.205 8205.655 20912.925 8205.228 C 20911.645 8204.802 20910.579 8205.442 20909.725 8207.148 C 20909.299 8208.428 20908.445 8208.855 20907.165 8208.428 C 20903.752 8215.682 20901.405 8221.015 20900.125 8224.428 C 20895.432 8235.095 20892.659 8242.348 20891.805 8246.188 L 20888.605 8252.588 C 20881.352 8263.255 20876.232 8271.788 20873.245 8278.188 C 20870.685 8284.588 20868.765 8291.415 20867.485 8298.668 C 20866.205 8298.242 20865.139 8298.882 20864.285 8300.588 C 20863.859 8301.868 20864.072 8303.148 20864.925 8304.428 L 20862.365 8311.468 L 20856.605 8313.388 C 20857.885 8315.095 20859.379 8316.588 20861.085 8317.868 C 20857.672 8324.268 20855.752 8327.895 20855.325 8328.748 C 20853.619 8333.015 20852.765 8337.068 20852.765 8340.908 L 20850.845 8342.828 L 20851.485 8347.308 C 20850.205 8351.148 20849.352 8354.135 20848.925 8356.268 C 20846.792 8363.948 20845.725 8368.428 20845.725 8369.708 C 20845.725 8376.535 20846.792 8381.868 20848.925 8385.708 C 20851.059 8389.548 20855.112 8391.468 20861.085 8391.468 C 20876.019 8391.468 20899.059 8379.308 20930.205 8354.988 C 20956.659 8334.082 20973.725 8318.082 20981.405 8306.988 L 20985.885 8306.988 L 20973.085 8323.628 C 20967.965 8330.882 20959.219 8340.908 20946.845 8353.708 C 20932.765 8368.215 20923.165 8378.242 20918.045 8383.788 C 20913.352 8389.335 20908.019 8395.095 20902.045 8401.068 C 20896.499 8407.042 20890.739 8412.162 20884.765 8416.428 L 20882.845 8417.708 C 20878.579 8422.828 20873.459 8427.735 20867.485 8432.428 C 20857.672 8440.535 20852.125 8445.228 20850.845 8446.508 L 20848.925 8443.948 C 20846.792 8443.948 20843.592 8445.868 20839.325 8449.708 C 20836.765 8452.268 20834.845 8453.762 20833.565 8454.188 L 20834.845 8456.108 C 20829.725 8456.962 20825.672 8459.522 20822.685 8463.788 L 20806.045 8466.348 C 20793.672 8466.348 20783.859 8460.162 20776.605 8447.788 C 20769.352 8435.415 20765.725 8422.615 20765.725 8409.388 L 20765.725 8392.748 C 20766.152 8387.202 20767.432 8381.442 20769.565 8375.468 L 20770.845 8370.988 ZM 20989.905 8447.788 L 20976.465 8463.788 L 20973.905 8463.788 C 20961.105 8478.722 20952.359 8490.242 20947.665 8498.348 C 20939.559 8512.428 20935.505 8526.508 20935.505 8540.588 C 20935.505 8544.002 20936.572 8548.268 20938.705 8553.388 C 20940.839 8558.935 20942.972 8563.415 20945.105 8566.828 L 20948.305 8566.828 L 20955.345 8571.308 L 20956.625 8573.868 C 20960.039 8575.148 20963.879 8575.788 20968.145 8575.788 C 21006.972 8575.788 21041.959 8538.242 21073.105 8463.148 C 21084.199 8434.135 21095.505 8405.122 21107.025 8376.108 C 21104.892 8376.535 21102.972 8377.815 21101.265 8379.948 C 21099.559 8382.082 21098.065 8384.215 21096.785 8386.348 L 21094.225 8385.068 C 21092.945 8385.068 21091.879 8385.922 21091.025 8387.628 C 21088.892 8391.468 21086.545 8393.388 21083.985 8393.388 C 21082.705 8393.388 21080.785 8394.668 21078.225 8397.228 C 21075.665 8399.788 21073.745 8401.068 21072.465 8401.068 L 21070.545 8402.348 L 21067.345 8408.108 C 21062.652 8409.388 21058.385 8410.882 21054.545 8412.588 C 21047.719 8416.428 21040.892 8420.055 21034.065 8423.468 C 21031.932 8425.602 21029.799 8427.522 21027.665 8429.228 L 21026.385 8427.948 L 21014.865 8431.148 C 21012.305 8430.295 21010.172 8429.442 21008.465 8428.588 C 21005.052 8426.455 21002.705 8424.962 21001.425 8424.108 C 21000.145 8423.255 20999.079 8422.402 20998.225 8421.548 C 20994.812 8416.855 20992.252 8412.588 20990.545 8408.748 C 20989.265 8404.908 20988.199 8400.642 20987.345 8395.948 L 20988.625 8397.228 L 20989.265 8394.028 L 20986.705 8392.748 L 20986.705 8386.348 L 20992.465 8386.988 C 20990.332 8384.428 20988.625 8382.508 20987.345 8381.228 L 20983.505 8375.468 C 20983.505 8373.762 20984.145 8372.482 20985.425 8371.628 C 20987.132 8370.348 20988.625 8370.135 20989.905 8370.988 L 20986.705 8362.668 L 20987.345 8357.548 C 20987.345 8352.428 20987.132 8349.442 20986.705 8348.588 L 20990.545 8337.068 C 20991.399 8336.642 20992.252 8336.002 20993.105 8335.148 C 20993.105 8332.588 20992.039 8330.882 20989.905 8330.028 L 20993.745 8319.148 L 20998.865 8320.428 L 20998.225 8316.588 L 20996.305 8310.828 C 21005.692 8289.495 21018.919 8266.242 21035.985 8241.068 C 21049.212 8221.868 21065.425 8200.535 21084.625 8177.068 C 21085.479 8176.642 21086.119 8176.215 21086.545 8175.788 C 21087.399 8174.935 21088.039 8173.868 21088.465 8172.588 C 21089.319 8171.308 21091.239 8169.602 21094.225 8167.468 C 21097.639 8165.335 21100.839 8163.415 21103.825 8161.708 C 21106.812 8159.575 21111.079 8157.015 21116.625 8154.028 C 21122.599 8150.615 21128.145 8147.842 21133.265 8145.708 C 21132.839 8144.855 21133.052 8144.002 21133.905 8143.148 C 21135.185 8142.295 21136.252 8142.935 21137.105 8145.068 L 21149.265 8141.868 L 21149.905 8145.068 C 21149.905 8147.202 21148.412 8151.255 21145.425 8157.228 C 21142.439 8162.775 21139.879 8167.895 21137.745 8172.588 L 21133.265 8177.068 L 21125.585 8189.868 C 21123.025 8194.135 21121.105 8197.975 21119.825 8201.388 C 21118.545 8202.668 21117.692 8203.735 21117.265 8204.588 L 21117.265 8207.788 L 21108.945 8219.948 L 21106.385 8224.428 L 21099.345 8232.108 L 21100.625 8235.308 L 21096.785 8241.068 L 21086.545 8261.548 L 21083.985 8260.908 C 21081.425 8270.722 21078.865 8279.682 21076.305 8287.788 C 21071.185 8304.428 21067.985 8313.388 21066.705 8314.668 C 21067.132 8315.948 21066.705 8320.855 21065.425 8329.388 C 21064.572 8337.922 21063.719 8345.388 21062.865 8351.788 C 21062.865 8354.348 21064.145 8358.615 21066.705 8364.588 C 21069.692 8370.562 21070.545 8375.255 21069.265 8378.668 C 21079.079 8375.682 21087.185 8372.482 21093.585 8369.068 C 21096.999 8367.362 21104.465 8362.668 21115.985 8354.988 C 21129.212 8328.108 21140.092 8306.135 21148.625 8289.068 C 21163.985 8259.202 21177.852 8234.242 21190.225 8214.188 C 21205.585 8189.015 21219.025 8170.882 21230.545 8159.788 C 21231.825 8160.215 21233.745 8159.788 21236.305 8158.508 C 21238.865 8156.802 21240.145 8155.522 21240.145 8154.668 C 21246.119 8152.535 21251.879 8150.402 21257.425 8148.268 C 21262.972 8146.135 21268.732 8143.148 21274.705 8139.308 L 21277.265 8141.228 L 21281.745 8136.108 C 21283.025 8136.535 21284.945 8136.322 21287.505 8135.468 C 21290.492 8134.188 21292.199 8133.548 21292.625 8133.548 L 21297.105 8136.108 L 21292.625 8145.708 L 21295.185 8145.708 C 21293.479 8152.108 21291.345 8157.868 21288.785 8162.988 C 21286.652 8167.682 21283.239 8173.442 21278.545 8180.268 C 21274.279 8187.095 21270.012 8193.708 21265.745 8200.108 L 21263.185 8206.508 L 21256.145 8209.708 C 21254.439 8213.122 21254.225 8216.108 21255.505 8218.668 L 21247.825 8230.188 C 21245.265 8233.602 21243.345 8235.308 21242.065 8235.308 L 21238.865 8245.548 L 21236.305 8251.948 L 21226.705 8273.068 L 21224.145 8273.068 C 21222.012 8277.762 21220.092 8282.242 21218.385 8286.508 C 21217.105 8290.348 21216.679 8293.122 21217.105 8294.828 L 21211.985 8303.148 L 21214.545 8308.268 L 21210.065 8315.308 L 21203.025 8322.348 L 21200.465 8322.988 L 21203.665 8328.108 C 21200.679 8329.815 21197.905 8331.308 21195.345 8332.588 L 21197.905 8339.628 L 21191.505 8349.228 L 21192.785 8354.988 L 21190.865 8352.428 L 21190.225 8361.388 L 21185.745 8362.028 C 21184.892 8363.735 21183.399 8366.508 21181.265 8370.348 C 21179.559 8373.762 21177.212 8379.095 21174.225 8386.348 L 21176.145 8389.548 L 21173.585 8389.548 L 21169.105 8399.788 L 21166.545 8399.788 C 21165.692 8402.348 21163.985 8405.122 21161.425 8408.108 C 21159.292 8410.668 21157.799 8412.162 21156.945 8412.588 L 21158.225 8417.708 L 21154.385 8427.308 L 21150.545 8427.948 C 21150.545 8433.068 21148.625 8438.615 21144.785 8444.588 C 21143.079 8447.148 21140.732 8450.135 21137.745 8453.548 L 21115.345 8486.188 L 21112.785 8486.188 C 21109.799 8491.735 21105.959 8495.788 21101.265 8498.348 L 21099.345 8505.388 L 21096.785 8507.948 L 21090.385 8510.508 C 21082.279 8529.708 21056.892 8554.242 21014.225 8584.108 C 20971.559 8613.975 20939.345 8628.908 20917.585 8628.908 C 20903.932 8628.908 20892.625 8623.148 20883.665 8611.628 C 20874.279 8600.108 20869.585 8587.308 20869.585 8573.228 C 20869.585 8551.468 20884.092 8524.588 20913.105 8492.588 C 20941.692 8461.015 20966.225 8443.308 20986.705 8439.468 L 20989.905 8447.788 Z">
            <!-- 3985 nodes -->
          </draw:path>
          <draw:g id="g1489-4-2">
            <draw:g id="g881-7-5">
              <draw:path id="rect868-4-3" draw:style-name="style0" draw:layer="layout" svg:x="16.478cm" svg:y="0.857cm" svg:width="6.149cm" svg:height="8.640cm" svg:viewBox="0.0 0.0 6149.189 8640.000" svg:d="M 33375.947 1714.688 L 38684.487 1714.688 C 38917.347 1714.688 39104.812 1902.152 39104.812 2135.012 L 39104.812 9934.364 C 39104.812 10167.223 38917.347 10354.688 38684.487 10354.688 L 33375.947 10354.688 C 33143.087 10354.688 32955.623 10167.223 32955.623 9934.364 L 32955.623 2135.012 C 32955.623 1902.152 33143.087 1714.688 33375.947 1714.688 Z">
                <!-- 9 nodes -->
              </draw:path>
              <draw:path id="rect872-5-7" draw:style-name="style1" draw:layer="layout" svg:x="16.805cm" svg:y="1.138cm" svg:width="5.495cm" svg:height="8.017cm" svg:viewBox="0.0 0.0 5495.351 8017.297" svg:d="M 33609.461 2306.255 L 38575.514 2275.120 L 39089.244 2882.255 L 39104.812 10292.417 L 33609.461 10292.417 L 33609.461 2306.255 Z">
                <!-- 6 nodes -->
              </draw:path>
            </draw:g>
            <!-- id="g881-7-5" -->
            <draw:path id="text909-4-5" draw:style-name="style2" draw:layer="layout" svg:x="16.980cm" svg:y="1.508cm" svg:width="3.973cm" svg:height="1.139cm" svg:viewBox="0.0 0.0 3972.876 1138.981" svg:d="M 35012.688 4027.363 L 34996.674 4053.568 L 34964.647 4075.405 L 34942.810 4075.405 L 34932.619 4063.758 L 34918.061 4073.949 C 34913.208 4080.258 34905.444 4089.478 34894.768 4101.609 C 34880.696 4108.888 34859.829 4122.961 34832.169 4143.827 C 34812.273 4154.018 34792.862 4157.415 34773.937 4154.018 C 34769.084 4151.106 34761.805 4147.710 34752.100 4143.827 C 34719.102 4135.093 34683.435 4124.417 34645.099 4111.800 C 34635.879 4106.947 34621.806 4100.153 34602.881 4091.419 C 34584.441 4085.595 34566.000 4080.015 34547.560 4074.677 C 34526.209 4067.398 34509.224 4058.421 34496.607 4047.745 L 34460.212 4043.377 L 34444.199 4031.731 L 34432.552 4031.731 L 34432.552 4027.363 L 34379.415 3998.248 C 34368.740 4002.130 34353.939 4013.776 34335.014 4033.187 C 34316.573 4052.597 34301.288 4064.729 34289.156 4069.582 L 34277.510 4094.330 C 34262.952 4107.432 34244.511 4120.049 34222.189 4132.181 L 34193.073 4135.093 L 34166.869 4121.990 C 34143.576 4123.931 34126.106 4124.902 34114.460 4124.902 C 34107.181 4124.902 34097.476 4123.689 34085.344 4121.263 C 34073.212 4119.321 34064.720 4118.108 34059.868 4117.623 L 33985.622 4117.623 C 33976.402 4115.197 33971.064 4113.256 33969.608 4111.800 L 33959.417 4095.786 L 33969.608 4031.731 C 33981.254 4009.894 34007.459 3990.726 34048.221 3974.227 C 34084.616 3959.184 34117.372 3951.662 34146.488 3951.662 C 34137.753 3951.662 34160.560 3955.544 34214.910 3963.308 L 34225.101 3953.118 C 34228.498 3936.619 34233.836 3922.546 34241.115 3910.900 L 34273.142 3888.335 C 34281.392 3870.380 34292.553 3854.366 34306.626 3840.293 C 34313.905 3822.824 34317.787 3806.810 34318.272 3792.252 C 34318.757 3768.959 34319.728 3753.431 34321.184 3745.666 C 34326.036 3727.712 34332.830 3701.022 34341.565 3665.597 C 34344.476 3663.656 34351.755 3651.039 34363.402 3627.747 L 34363.402 3623.379 C 34374.563 3612.218 34381.599 3599.359 34384.511 3584.801 C 34386.452 3572.669 34388.150 3560.537 34389.606 3548.406 C 34393.488 3538.215 34398.826 3522.686 34405.620 3501.820 C 34407.076 3477.557 34412.656 3441.647 34422.362 3394.091 C 34429.155 3380.018 34436.434 3357.211 34444.199 3325.668 L 34461.668 3306.743 L 34486.417 3239.048 L 34496.607 3228.858 L 34506.798 3176.449 C 34516.018 3172.082 34529.120 3159.465 34546.104 3138.598 C 34563.089 3117.732 34576.676 3105.600 34586.867 3102.203 C 34567.456 3096.865 34549.987 3094.924 34534.458 3096.380 L 34528.635 3090.557 C 34486.902 3093.954 34458.757 3092.498 34444.199 3086.189 L 34432.552 3074.543 L 34405.620 3086.189 L 34385.239 3086.189 C 34350.785 3065.808 34321.669 3055.618 34297.891 3055.618 C 34293.523 3055.618 34274.355 3057.073 34240.387 3059.985 C 34206.418 3062.897 34189.191 3064.352 34188.706 3064.352 C 34162.016 3098.806 34146.002 3126.952 34140.664 3148.789 L 34140.664 3176.449 L 34150.855 3180.816 L 34156.678 3192.463 L 34172.692 3196.830 L 34220.733 3192.463 L 34236.747 3180.816 L 34246.938 3154.612 L 34267.319 3132.775 L 34289.156 3122.584 L 34321.184 3122.584 L 34341.565 3132.775 L 34347.388 3154.612 L 34337.197 3176.449 L 34315.360 3196.830 C 34292.068 3207.021 34276.054 3210.903 34267.319 3208.477 C 34244.997 3224.005 34216.366 3231.769 34181.427 3231.769 C 34156.193 3231.769 34131.687 3227.402 34107.909 3218.667 L 34102.086 3196.830 L 34081.705 3176.449 C 34073.940 3142.480 34070.543 3119.188 34071.514 3106.571 C 34093.351 3082.307 34125.136 3058.044 34166.869 3033.781 C 34174.633 3032.810 34190.404 3029.656 34214.182 3024.318 C 34234.563 3019.951 34249.849 3017.767 34260.040 3017.767 C 34266.348 3017.767 34275.568 3018.495 34287.700 3019.951 C 34299.832 3021.406 34309.052 3022.134 34315.360 3022.134 C 34316.816 3022.134 34324.095 3021.164 34337.197 3019.223 C 34350.785 3017.282 34361.461 3016.311 34369.225 3016.311 C 34373.107 3016.311 34379.173 3017.039 34387.422 3018.495 C 34395.672 3019.951 34401.738 3020.678 34405.620 3020.678 C 34407.076 3020.678 34417.994 3019.223 34438.375 3016.311 C 34455.360 3024.075 34472.829 3029.413 34490.784 3032.325 L 34496.607 3048.339 C 34511.165 3053.677 34525.238 3055.618 34538.825 3054.162 L 34586.867 3074.543 L 34618.894 3074.543 L 34629.085 3080.366 C 34649.951 3078.910 34671.303 3070.176 34693.140 3054.162 L 34709.154 3054.162 L 34719.345 3043.971 L 34741.909 3043.971 L 34768.114 3032.325 L 34794.318 3032.325 L 34810.332 3016.311 L 34848.183 3022.134 L 34852.550 3027.957 L 34874.387 3032.325 L 34884.578 3043.971 L 34880.210 3054.162 L 34874.387 3054.162 L 34864.197 3064.352 L 34852.550 3064.352 L 34842.360 3080.366 L 34778.304 3080.366 L 34768.114 3086.189 L 34741.909 3086.189 L 34730.263 3080.366 L 34714.977 3090.557 L 34687.317 3096.380 L 34677.126 3106.571 L 34725.896 3112.394 L 34741.909 3132.775 L 34784.128 3138.598 L 34794.318 3132.775 L 34820.523 3132.775 L 34832.169 3138.598 L 34852.550 3138.598 L 34868.564 3160.435 C 34894.768 3163.347 34908.841 3164.803 34910.782 3164.803 C 34911.753 3164.803 34915.392 3164.075 34921.701 3162.619 C 34928.009 3161.163 34931.649 3160.435 34932.619 3160.435 C 34946.207 3140.054 34953.486 3124.040 34954.456 3112.394 L 34922.429 3074.543 L 34894.768 3064.352 L 34894.768 3048.339 L 34900.592 3043.971 L 34910.782 3043.971 L 34938.442 3058.529 L 34958.824 3058.529 C 34966.588 3069.205 34977.264 3085.219 34990.851 3106.571 L 34980.660 3118.217 L 34980.660 3148.789 L 34964.647 3164.803 L 34954.456 3192.463 L 34926.796 3208.477 C 34907.871 3207.506 34879.725 3208.962 34842.360 3212.844 C 34815.670 3200.227 34786.069 3191.492 34753.556 3186.640 L 34709.154 3154.612 L 34645.099 3138.598 L 34624.718 3160.435 L 34597.057 3164.803 L 34592.690 3176.449 C 34597.543 3190.036 34598.999 3207.506 34597.057 3228.858 L 34602.881 3228.858 L 34602.881 3239.048 L 34592.690 3250.695 L 34581.044 3250.695 L 34576.676 3271.076 L 34570.853 3271.076 L 34569.397 3294.369 L 34554.839 3303.831 L 34550.472 3314.022 L 34554.839 3325.668 L 34544.649 3351.873 L 34534.458 3362.063 C 34539.311 3379.048 34548.046 3400.399 34560.662 3426.118 L 34554.839 3442.132 L 34566.486 3462.513 L 34560.662 3490.174 L 34554.839 3490.174 L 34554.839 3522.201 L 34550.472 3526.569 L 34550.472 3536.759 L 34534.458 3548.406 L 34534.458 3568.787 L 34518.444 3590.624 L 34518.444 3600.814 L 34502.431 3613.189 L 34502.431 3617.556 L 34496.607 3623.379 C 34493.696 3646.672 34492.240 3658.804 34492.240 3659.774 C 34492.240 3662.201 34492.968 3666.568 34494.424 3672.876 C 34496.365 3679.185 34497.093 3684.038 34496.607 3687.434 C 34495.152 3699.566 34493.453 3711.455 34491.512 3723.101 C 34488.600 3737.659 34483.505 3748.578 34476.226 3755.857 L 34470.403 3777.694 L 34452.933 3790.796 C 34445.654 3805.354 34437.405 3829.132 34428.185 3862.130 L 34389.606 3888.335 L 34395.429 3898.525 L 34385.239 3915.267 L 34385.239 3931.281 L 34438.375 3931.281 C 34449.536 3933.222 34486.174 3944.626 34548.288 3965.492 C 34610.402 3986.358 34646.555 3999.703 34656.745 4005.527 C 34668.392 4013.776 34685.861 4025.908 34709.154 4041.921 C 34721.771 4047.745 34739.483 4056.965 34762.291 4069.582 C 34771.996 4077.831 34788.010 4088.507 34810.332 4101.609 L 34820.523 4059.391 L 34836.536 4047.745 L 34868.564 4047.745 L 34884.578 4063.758 L 34906.415 4047.745 L 34932.619 3995.336 L 34948.633 3989.513 L 34964.647 3973.499 L 34996.674 3979.322 L 35012.688 3995.336 L 35012.688 4027.363 ZM 34195.985 4024.452 L 34177.059 4011.350 C 34146.002 4007.468 34132.900 4005.527 34137.753 4005.527 C 34100.387 4005.527 34071.029 4012.806 34049.677 4027.363 C 34034.148 4046.774 34021.532 4060.847 34011.826 4069.582 L 34011.826 4085.595 L 34043.854 4091.419 C 34060.838 4082.199 34081.219 4075.405 34104.997 4071.037 C 34143.333 4064.244 34163.957 4060.362 34166.869 4059.391 L 34195.985 4024.452 ZM 35399.931 3392.635 L 35389.740 3401.370 C 35386.828 3422.722 35379.549 3437.280 35367.903 3445.044 L 35367.903 3459.602 L 35356.257 3472.704 L 35350.433 3493.085 L 35331.508 3497.453 C 35329.567 3512.496 35324.714 3524.628 35316.950 3533.848 C 35306.274 3540.156 35296.569 3548.406 35287.834 3558.596 L 35268.909 3564.419 L 35255.806 3533.848 C 35256.777 3523.172 35257.262 3507.158 35257.262 3485.806 C 35270.364 3464.455 35273.761 3442.132 35267.453 3418.839 C 35274.247 3401.855 35282.981 3387.297 35293.657 3375.166 L 35319.862 3364.975 L 35325.685 3359.152 C 35333.449 3355.270 35341.699 3353.329 35350.433 3353.329 L 35373.726 3353.329 C 35384.402 3358.181 35393.137 3365.460 35399.931 3375.166 L 35399.931 3392.635 ZM 35328.596 3950.206 C 35329.567 3958.456 35326.170 3970.587 35318.406 3986.601 L 35308.215 3992.424 L 35302.392 4002.615 L 35296.569 4002.615 L 35286.378 4014.261 L 35264.541 4018.629 C 35263.085 4022.026 35259.931 4026.878 35255.079 4033.187 C 35250.226 4039.495 35247.072 4044.348 35245.616 4047.745 L 35228.146 4060.847 L 35206.309 4066.670 L 35201.942 4072.493 L 35180.105 4076.861 L 35174.282 4082.684 L 35147.349 4072.493 C 35125.512 4074.434 35104.161 4070.552 35083.294 4060.847 L 35083.294 4056.479 C 35079.412 4050.656 35076.015 4046.774 35073.104 4044.833 L 35062.913 4040.466 C 35054.178 4024.937 35049.811 4009.409 35049.811 3993.880 L 35057.090 3976.411 C 35064.854 3971.073 35077.956 3951.177 35096.396 3916.723 C 35108.528 3894.401 35120.660 3871.836 35132.791 3849.028 C 35133.762 3837.382 35142.012 3810.692 35157.540 3768.959 L 35157.540 3758.769 L 35163.363 3752.945 L 35163.363 3747.122 L 35169.914 3747.122 L 35181.561 3723.829 L 35180.105 3700.537 L 35174.282 3694.713 C 35160.209 3696.169 35147.835 3701.507 35137.159 3710.727 L 35137.159 3716.550 C 35117.748 3722.374 35103.675 3727.226 35094.941 3731.108 L 35083.294 3742.755 C 35073.589 3744.211 35063.398 3747.607 35052.723 3752.945 L 35041.076 3751.490 L 35030.886 3742.755 L 35027.974 3731.108 L 35030.886 3716.550 C 35047.870 3702.963 35061.943 3695.199 35073.104 3693.258 L 35119.689 3684.523 C 35125.998 3681.611 35135.218 3677.244 35147.349 3671.421 C 35175.980 3658.804 35211.647 3652.495 35254.351 3652.495 C 35255.321 3652.495 35258.961 3653.223 35265.269 3654.679 C 35271.578 3656.135 35275.217 3656.863 35276.188 3656.863 C 35284.922 3665.597 35291.716 3676.273 35296.569 3688.890 L 35302.392 3688.890 C 35306.274 3695.199 35308.215 3708.301 35308.215 3728.197 C 35308.215 3730.138 35306.759 3738.387 35303.848 3752.945 C 35300.451 3755.372 35292.687 3764.106 35280.555 3779.150 L 35264.541 3784.973 L 35260.174 3800.987 L 35254.351 3800.987 L 35244.160 3811.177 C 35245.616 3825.250 35243.675 3841.264 35238.337 3859.219 L 35233.969 3859.219 C 35232.028 3871.350 35228.146 3882.026 35222.323 3891.246 L 35206.309 3905.804 C 35194.663 3943.170 35189.325 3963.308 35190.296 3966.220 L 35185.928 3966.220 C 35184.958 3974.955 35182.531 3987.572 35178.649 4004.071 L 35180.105 4021.540 C 35194.663 4020.570 35214.559 4012.806 35239.793 3998.248 C 35265.512 3983.204 35281.040 3969.132 35286.378 3956.029 L 35303.848 3945.839 L 35316.950 3944.383 L 35328.596 3950.206 ZM 36071.782 3335.859 L 36055.768 3351.873 L 36039.754 3357.696 L 36013.550 3380.989 L 35978.611 3385.356 C 35952.406 3370.313 35907.277 3359.152 35843.221 3351.873 L 35794.452 3351.873 C 35788.629 3351.873 35779.894 3353.814 35768.248 3357.696 L 35758.057 3388.268 L 35752.234 3388.268 L 35746.411 3404.282 L 35730.397 3420.295 L 35736.220 3426.118 L 35726.030 3436.309 L 35726.030 3447.955 L 35736.220 3468.337 L 35730.397 3474.160 C 35731.853 3480.468 35730.640 3490.416 35726.758 3504.004 C 35722.875 3517.591 35718.751 3527.054 35714.383 3532.392 L 35714.383 3538.215 C 35709.045 3541.612 35701.038 3551.802 35690.363 3568.787 C 35679.687 3585.286 35670.224 3595.962 35661.974 3600.814 C 35661.004 3613.917 35659.063 3633.570 35656.151 3659.774 L 35640.137 3681.611 C 35637.711 3694.228 35636.255 3711.698 35635.770 3734.020 L 35672.165 3723.829 L 35677.988 3718.006 L 35683.811 3718.006 L 35726.030 3687.434 L 35726.030 3681.611 C 35744.470 3673.847 35758.542 3670.450 35768.248 3671.421 L 35768.248 3659.774 L 35790.085 3659.774 L 35804.643 3649.584 L 35843.221 3643.760 L 35865.058 3649.584 L 35885.440 3665.597 C 35892.233 3677.729 35895.630 3695.199 35895.630 3718.006 L 35891.263 3718.006 L 35891.263 3729.653 L 35875.249 3739.843 L 35876.705 3764.592 C 35867.970 3775.268 35858.750 3797.105 35849.045 3830.103 C 35839.825 3860.675 35828.906 3882.026 35816.289 3894.158 C 35819.686 3918.421 35812.407 3943.412 35794.452 3969.132 L 35790.085 3969.132 L 35774.071 3989.513 C 35760.969 3996.792 35746.411 4006.012 35730.397 4017.173 L 35730.397 4031.731 L 35714.383 4043.377 L 35714.383 4047.745 L 35672.165 4060.847 C 35653.725 4066.185 35639.167 4068.611 35628.491 4068.126 L 35609.566 4053.568 C 35597.919 4057.450 35588.699 4059.391 35581.906 4059.391 C 35541.628 4059.391 35511.299 4052.112 35490.918 4037.554 L 35486.551 4031.731 L 35480.727 4037.554 L 35480.727 4043.377 L 35474.904 4043.377 L 35474.904 4047.745 L 35464.714 4053.568 L 35460.346 4063.758 L 35454.523 4069.582 L 35448.700 4069.582 L 35448.700 4075.405 L 35428.319 4079.772 L 35422.496 4085.595 L 35396.291 4095.786 L 35364.264 4091.419 L 35358.440 4069.582 L 35348.250 4063.758 L 35348.250 4053.568 L 35354.073 4047.745 L 35380.277 4037.554 C 35404.541 4005.041 35416.672 3983.690 35416.672 3973.499 L 35412.305 3931.281 L 35428.319 3888.335 C 35435.112 3883.482 35450.641 3864.071 35474.904 3830.103 C 35471.993 3815.545 35470.537 3806.810 35470.537 3803.898 C 35470.537 3800.987 35471.993 3792.252 35474.904 3777.694 L 35480.727 3771.871 L 35480.727 3766.048 L 35486.551 3755.857 L 35486.551 3750.034 L 35490.918 3750.034 L 35490.918 3745.666 C 35500.138 3738.873 35513.483 3728.197 35530.953 3713.639 L 35532.408 3704.904 L 35548.422 3683.067 C 35552.304 3671.421 35556.672 3640.606 35561.524 3590.624 L 35565.892 3590.624 C 35568.318 3578.977 35573.171 3562.478 35580.450 3541.127 L 35577.538 3532.392 C 35593.067 3515.407 35605.198 3497.453 35613.933 3478.527 C 35613.448 3475.616 35613.205 3472.704 35613.205 3469.792 C 35613.205 3461.058 35616.117 3448.441 35621.940 3431.942 C 35627.763 3414.957 35630.675 3404.039 35630.675 3399.186 C 35630.675 3397.245 35630.432 3395.547 35629.947 3394.091 L 35635.770 3394.091 C 35640.137 3383.415 35641.593 3374.680 35640.137 3367.887 L 35645.961 3367.887 C 35660.519 3355.755 35681.870 3337.800 35710.016 3314.022 L 35758.057 3299.464 L 35794.452 3303.831 L 35804.643 3299.464 L 35837.398 3299.464 L 35849.045 3292.913 L 35865.058 3303.831 L 35891.263 3303.831 L 35923.290 3319.845 L 35985.890 3319.845 C 35996.566 3319.845 36007.241 3314.507 36017.917 3303.831 L 36017.917 3299.464 L 36044.122 3292.913 L 36064.503 3297.280 C 36066.444 3305.530 36068.870 3318.389 36071.782 3335.859 ZM 35762.425 3751.490 L 35759.513 3729.653 L 35746.411 3713.639 C 35735.250 3718.977 35718.751 3727.712 35696.914 3739.843 L 35688.179 3750.034 C 35661.489 3760.710 35638.682 3776.723 35619.756 3798.075 L 35613.933 3798.075 L 35609.566 3808.266 L 35597.919 3814.089 L 35597.919 3824.280 L 35593.552 3824.280 L 35581.906 3835.926 L 35574.627 3853.396 L 35555.701 3872.321 L 35555.701 3882.511 L 35545.511 3904.348 L 35545.511 3915.267 C 35538.717 3925.458 35535.320 3934.678 35535.320 3942.927 L 35535.320 4005.527 L 35539.687 4011.350 L 35555.701 4017.173 C 35579.479 4011.835 35606.169 4009.894 35635.770 4011.350 C 35645.475 4003.585 35659.548 3994.851 35677.988 3985.145 L 35677.988 3979.322 C 35680.415 3975.925 35683.811 3970.587 35688.179 3963.308 C 35694.487 3947.295 35704.678 3923.274 35718.751 3891.246 C 35724.574 3882.997 35732.338 3869.895 35742.043 3851.940 C 35745.926 3833.014 35751.749 3805.839 35759.513 3770.415 L 35758.057 3764.592 L 35762.425 3751.490 ZM 36336.009 3758.769 L 36330.186 3764.592 L 36328.730 3780.606 L 36334.554 3795.164 L 36328.730 3812.633 L 36331.642 3834.470 C 36319.510 3860.675 36307.379 3878.144 36295.247 3886.879 C 36294.276 3886.879 36290.637 3887.607 36284.329 3889.063 C 36278.020 3890.518 36274.381 3891.246 36273.410 3891.246 C 36272.440 3891.246 36261.764 3889.790 36241.382 3886.879 L 36231.192 3881.056 C 36219.545 3882.511 36193.341 3879.600 36152.579 3872.321 C 36112.302 3864.557 36085.127 3857.763 36071.054 3851.940 L 36052.856 3860.675 C 36051.401 3863.101 36046.548 3875.960 36038.298 3899.253 C 36030.534 3922.546 36026.652 3935.163 36026.652 3937.104 C 36026.652 3941.471 36026.895 3947.780 36027.380 3956.029 C 36027.865 3964.279 36028.108 3970.587 36028.108 3974.955 L 36049.945 4020.084 C 36063.532 4024.937 36071.539 4027.363 36073.966 4027.363 C 36075.421 4027.363 36076.877 4027.121 36078.333 4026.636 C 36079.789 4026.150 36081.245 4025.908 36082.700 4025.908 L 36126.374 4030.275 C 36137.535 4027.363 36150.152 4021.540 36164.225 4012.806 C 36181.695 4001.644 36193.341 3994.851 36199.164 3992.424 L 36209.355 3990.969 C 36220.516 3982.719 36229.251 3972.528 36235.559 3960.397 L 36266.131 3951.662 L 36271.954 3967.676 C 36269.528 3979.807 36244.294 4009.894 36196.253 4057.935 C 36180.239 4065.700 36157.674 4070.795 36128.558 4073.221 C 36096.530 4075.647 36073.966 4079.287 36060.863 4084.140 L 36028.108 4078.316 L 36023.741 4073.949 L 35997.536 4068.126 C 35972.788 4051.627 35949.495 4023.481 35927.658 3983.690 C 35926.687 3972.043 35924.261 3957.970 35920.379 3941.471 C 35922.805 3932.737 35926.202 3914.539 35930.569 3886.879 L 35936.393 3881.056 L 35933.481 3876.688 L 35943.672 3866.498 L 35949.495 3844.661 C 35957.744 3839.323 35964.538 3828.647 35969.876 3812.633 L 35969.876 3764.592 L 35981.522 3760.224 L 35991.713 3722.374 C 36027.137 3681.126 36064.746 3654.436 36104.537 3642.305 C 36106.964 3642.305 36110.603 3642.547 36115.456 3643.033 C 36120.309 3643.518 36123.948 3643.760 36126.374 3643.760 C 36140.447 3639.878 36147.241 3637.937 36146.756 3637.937 L 36164.225 3645.216 C 36170.048 3644.246 36178.298 3641.819 36188.974 3637.937 C 36196.253 3638.423 36206.929 3641.091 36221.001 3645.944 C 36235.074 3650.797 36245.750 3653.466 36253.029 3653.951 L 36267.587 3669.965 L 36282.145 3675.788 L 36289.424 3685.979 L 36309.805 3694.713 L 36321.451 3707.816 C 36323.878 3713.154 36326.304 3721.646 36328.730 3733.292 C 36331.157 3744.938 36333.583 3753.431 36336.009 3758.769 ZM 36253.029 3776.238 L 36247.206 3770.415 C 36247.206 3752.945 36246.720 3739.843 36245.750 3731.108 C 36239.927 3719.462 36221.487 3701.507 36190.429 3677.244 C 36171.989 3677.244 36148.211 3683.067 36119.095 3694.713 L 36111.816 3706.360 L 36098.714 3715.095 L 36092.891 3728.197 L 36088.524 3732.564 L 36088.524 3744.211 L 36079.789 3751.490 C 36076.877 3757.313 36074.451 3767.018 36072.510 3780.606 L 36066.687 3780.606 L 36065.231 3793.708 L 36069.598 3811.177 C 36099.685 3826.706 36153.549 3836.411 36231.192 3840.293 C 36235.074 3825.250 36240.412 3816.030 36247.206 3812.633 L 36253.029 3776.238 ZM 36818.607 3751.490 L 36815.695 3786.429 L 36797.498 3790.796 C 36794.101 3788.855 36780.028 3787.885 36755.279 3787.885 C 36746.545 3787.885 36735.384 3784.488 36721.796 3777.694 C 36712.091 3762.165 36704.326 3751.004 36698.503 3744.211 L 36676.666 3735.476 C 36663.079 3745.666 36652.888 3758.283 36646.094 3773.327 L 36643.183 3793.708 L 36627.169 3803.898 L 36611.155 3830.103 L 36612.611 3849.028 L 36606.788 3867.953 L 36593.686 3873.777 L 36595.142 3894.158 L 36579.128 3910.900 C 36577.187 3925.943 36572.334 3938.074 36564.570 3947.295 L 36548.556 3953.118 L 36545.644 3972.043 L 36548.556 3985.145 L 36542.733 4006.982 L 36532.542 4021.540 L 36528.175 4041.921 L 36509.249 4065.214 C 36491.780 4069.096 36478.920 4072.493 36470.671 4075.405 C 36460.480 4067.641 36445.922 4063.758 36426.997 4063.758 C 36422.629 4063.758 36413.895 4065.942 36400.792 4070.310 C 36388.175 4074.677 36379.441 4076.375 36374.588 4075.405 L 36367.309 4060.847 L 36368.765 4043.377 C 36377.014 4037.069 36388.661 4026.393 36403.704 4011.350 C 36401.278 3993.880 36403.219 3979.807 36409.527 3969.132 L 36415.350 3969.132 L 36418.262 3956.029 L 36425.541 3953.118 L 36429.908 3940.016 L 36435.732 3940.016 L 36445.922 3913.811 C 36451.745 3906.532 36461.451 3897.069 36475.038 3885.423 C 36475.038 3875.232 36481.832 3861.645 36495.419 3844.661 L 36495.419 3827.191 C 36508.521 3799.046 36513.617 3776.723 36510.705 3760.224 L 36499.787 3739.843 L 36485.229 3735.476 C 36479.406 3736.446 36470.185 3736.932 36457.569 3736.932 L 36441.555 3747.122 L 36425.541 3738.387 L 36409.527 3741.299 L 36403.704 3736.932 L 36383.323 3736.932 L 36383.323 3725.285 C 36390.602 3715.095 36401.278 3708.301 36415.350 3704.904 L 36429.908 3706.360 C 36439.614 3695.199 36454.172 3687.434 36473.582 3683.067 L 36493.963 3683.067 L 36499.787 3678.700 L 36522.352 3681.611 C 36529.631 3681.611 36541.762 3674.817 36558.747 3661.230 C 36572.819 3666.568 36584.951 3672.391 36595.142 3678.700 C 36603.876 3691.317 36609.214 3701.507 36611.155 3709.271 L 36611.155 3715.095 L 36622.802 3739.843 L 36627.169 3739.843 C 36634.933 3724.315 36646.822 3707.816 36662.836 3690.346 C 36681.762 3670.450 36698.503 3658.804 36713.061 3655.407 L 36729.075 3661.230 L 36739.266 3675.788 C 36751.883 3681.126 36761.588 3688.890 36768.382 3699.081 L 36768.382 3710.727 L 36787.307 3729.653 L 36807.688 3735.476 L 36807.688 3739.843 L 36818.607 3751.490 ZM 37373.266 3671.421 L 37367.443 3681.611 L 37357.252 3687.434 L 37357.252 3693.258 L 37315.034 3697.625 L 37309.211 3709.271 L 37309.211 3723.829 L 37304.844 3729.653 L 37304.844 3745.666 L 37299.020 3745.666 L 37299.020 3751.490 L 37290.286 3761.680 L 37287.374 3774.782 L 37275.728 3783.517 L 37280.095 3793.708 C 37275.728 3801.472 37269.662 3818.942 37261.898 3846.117 L 37240.061 3872.321 L 37245.884 3872.321 L 37245.884 3878.144 C 37229.870 3888.820 37217.253 3899.738 37208.033 3910.900 L 37205.121 3919.634 L 37208.033 3926.913 L 37202.210 3974.955 L 37197.842 3974.955 L 37197.842 3985.145 L 37187.652 4001.159 L 37192.019 4011.350 L 37208.033 4015.717 C 37220.650 4001.644 37240.303 3989.513 37266.993 3979.322 L 37275.728 3995.336 L 37261.898 4022.996 C 37240.546 4036.584 37222.591 4054.053 37208.033 4075.405 C 37178.917 4083.654 37159.506 4087.051 37149.801 4085.595 L 37149.801 4081.228 L 37133.787 4081.228 C 37124.567 4070.067 37113.891 4060.847 37101.760 4053.568 C 37102.730 4042.407 37101.274 4026.878 37097.392 4006.982 L 37085.746 3995.336 L 37081.379 3995.336 C 37059.056 4014.261 37046.439 4028.334 37043.528 4037.554 L 37017.323 4043.377 L 37007.133 4059.391 L 36976.561 4071.037 L 36958.363 4065.214 L 36940.894 4068.126 C 36922.939 4056.965 36907.411 4050.656 36894.308 4049.200 L 36873.927 4033.187 C 36859.369 4000.189 36852.090 3976.411 36852.090 3961.853 C 36852.090 3954.088 36854.031 3944.383 36857.913 3932.737 L 36862.281 3932.737 C 36864.707 3925.943 36868.104 3913.569 36872.471 3895.614 L 36868.104 3883.967 L 36868.104 3878.144 C 36868.104 3873.291 36871.016 3866.255 36876.839 3857.035 C 36883.147 3847.815 36886.544 3840.779 36887.029 3835.926 C 36916.145 3815.545 36933.615 3785.458 36939.438 3745.666 C 36949.629 3738.873 36957.636 3731.594 36963.459 3723.829 C 36980.928 3718.006 36993.545 3713.154 37001.310 3709.271 L 37007.133 3709.271 C 37017.809 3696.654 37029.940 3685.979 37043.528 3677.244 L 37049.351 3665.597 L 37097.392 3649.584 L 37139.610 3655.407 L 37155.624 3665.597 L 37176.005 3665.597 L 37197.842 3645.216 L 37218.224 3645.216 L 37245.884 3655.407 L 37266.993 3649.584 L 37278.639 3655.407 L 37283.007 3665.597 L 37320.857 3661.230 L 37336.871 3649.584 L 37347.062 3655.407 L 37363.076 3649.584 C 37367.443 3653.951 37370.840 3661.230 37373.266 3671.421 ZM 37208.033 3693.258 L 37176.005 3681.611 C 37156.595 3686.949 37139.125 3688.890 37123.597 3687.434 L 37085.746 3703.448 L 37065.365 3723.829 C 37063.909 3731.594 37055.174 3754.886 37039.160 3793.708 C 37023.632 3832.529 37014.412 3852.910 37011.500 3854.851 L 37008.589 3870.865 L 36994.031 3883.967 L 36991.119 3894.158 L 36994.031 3904.348 L 36978.017 3926.913 L 36978.017 3945.839 L 36969.282 3954.574 L 36969.282 3969.132 L 36963.459 3979.322 L 36963.459 3985.145 L 36948.173 3990.969 L 36948.173 4011.350 L 36952.540 4017.173 L 36975.105 4027.363 C 36986.752 4023.481 37004.221 4012.806 37027.514 3995.336 L 37033.337 3995.336 L 37049.351 3985.145 C 37054.689 3977.381 37063.424 3966.705 37075.555 3953.118 L 37075.555 3948.750 L 37085.746 3942.927 C 37096.422 3923.516 37112.436 3895.128 37133.787 3857.763 L 37133.787 3851.940 L 37149.801 3835.926 C 37151.257 3819.912 37157.565 3802.443 37168.726 3783.517 C 37167.756 3780.120 37169.212 3770.900 37173.094 3755.857 L 37184.740 3751.490 L 37184.740 3745.666 L 37181.829 3739.843 C 37184.740 3733.049 37190.078 3722.859 37197.842 3709.271 L 37202.210 3709.271 L 37208.033 3693.258 ZM 37932.293 3260.885 L 37922.102 3266.708 L 37890.075 3266.708 C 37879.884 3263.797 37875.032 3262.341 37875.517 3262.341 C 37864.841 3262.341 37851.254 3266.223 37834.754 3273.987 C 37815.829 3282.237 37801.999 3287.090 37793.264 3288.545 C 37785.985 3302.133 37775.309 3316.934 37761.237 3332.947 C 37761.237 3336.829 37761.479 3342.653 37761.965 3350.417 C 37762.450 3358.181 37762.692 3364.004 37762.692 3367.887 C 37756.384 3383.900 37747.164 3397.973 37735.032 3410.105 L 37730.665 3468.337 L 37717.563 3484.350 L 37717.563 3522.201 C 37703.490 3534.333 37694.270 3546.950 37689.902 3560.052 L 37691.358 3581.889 C 37683.109 3600.814 37680.197 3614.644 37682.623 3623.379 C 37671.948 3637.452 37664.183 3650.069 37659.331 3661.230 C 37658.360 3669.965 37654.721 3688.648 37648.412 3717.278 C 37642.589 3742.997 37639.920 3757.798 37640.405 3761.680 C 37630.700 3769.444 37622.936 3774.782 37617.113 3777.694 L 37624.392 3793.708 L 37612.745 3803.898 C 37609.348 3809.722 37605.466 3821.368 37601.099 3838.838 L 37586.541 3856.307 L 37582.173 3899.981 L 37570.527 3921.090 C 37570.527 3953.603 37558.395 3978.352 37534.132 3995.336 L 37512.295 4001.159 C 37500.649 4012.320 37484.392 4026.393 37463.526 4043.377 C 37443.145 4051.142 37423.734 4056.479 37405.294 4059.391 C 37394.618 4053.083 37379.089 4051.142 37358.708 4053.568 L 37347.062 4049.200 L 37320.857 4021.540 L 37320.857 4001.159 L 37342.694 3985.145 L 37352.885 3985.145 L 37363.076 3995.336 L 37389.280 4006.982 C 37398.985 4002.615 37409.176 3994.851 37419.852 3983.690 C 37431.013 3972.528 37440.233 3965.249 37447.512 3961.853 C 37450.424 3953.603 37454.306 3940.986 37459.158 3924.002 C 37459.158 3904.591 37462.555 3877.174 37469.349 3841.749 L 37475.172 3841.749 L 37475.172 3830.103 L 37485.363 3809.722 L 37485.363 3782.061 L 37502.104 3761.680 C 37511.324 3715.095 37525.397 3683.067 37544.323 3665.597 C 37545.293 3654.436 37555.484 3618.769 37574.894 3558.596 C 37575.865 3548.891 37578.776 3534.818 37583.629 3516.378 C 37593.820 3501.335 37606.922 3478.042 37622.936 3446.500 L 37618.568 3426.118 L 37624.392 3399.914 L 37644.773 3394.091 L 37650.596 3383.900 L 37650.596 3363.519 L 37660.786 3357.696 L 37676.800 3319.845 C 37688.932 3305.772 37707.372 3287.575 37732.121 3265.253 L 37749.590 3266.708 L 37762.692 3250.695 L 37772.883 3250.695 C 37782.588 3240.504 37799.815 3232.255 37824.564 3225.946 C 37853.195 3219.152 37871.635 3213.329 37879.884 3208.477 C 37895.898 3212.359 37908.030 3213.814 37916.279 3212.844 L 37932.293 3234.681 L 37932.293 3260.885 Z">
              <!-- 791 nodes -->
            </draw:path>
          </draw:g>
          <!-- id="g1489-4-2" -->
          <draw:path id="flowRoot948-5-8-3-9-6-7-5-5" draw:style-name="style2" draw:layer="layout" svg:x="17.074cm" svg:y="3.410cm" svg:width="4.721cm" svg:height="1.988cm" svg:viewBox="0.0 0.0 4721.310 1988.453" svg:d="M 34149.771 7242.954 L 34167.691 7208.394 L 34170.251 7208.394 C 34172.385 7202.420 34174.305 7197.727 34176.011 7194.314 C 34177.718 7190.474 34180.278 7186.207 34183.691 7181.514 C 34199.905 7158.047 34216.331 7134.367 34232.971 7110.474 C 34234.251 7111.327 34235.105 7111.327 34235.531 7110.474 C 34235.958 7109.194 34236.385 7107.700 34236.811 7105.994 C 34236.811 7103.434 34237.451 7098.954 34238.731 7092.554 C 34240.011 7086.154 34240.651 7081.247 34240.651 7077.834 L 34240.651 7067.594 C 34241.078 7060.767 34241.291 7053.940 34241.291 7047.114 C 34241.718 7040.287 34242.358 7035.807 34243.211 7033.674 L 34241.291 7033.034 L 34242.571 7030.474 C 34240.865 7030.474 34240.011 7030.047 34240.011 7029.194 C 34241.291 7024.927 34242.358 7021.300 34243.211 7018.314 C 34244.065 7015.327 34244.491 7012.127 34244.491 7008.714 C 34244.491 7006.154 34243.851 7003.807 34242.571 7001.674 C 34244.278 7001.247 34244.491 6999.327 34243.211 6995.914 C 34241.931 6992.500 34241.505 6990.580 34241.931 6990.154 L 34241.931 6992.714 C 34244.491 6989.727 34245.771 6984.820 34245.771 6977.994 C 34245.771 6972.874 34245.131 6967.967 34243.851 6963.274 L 34246.411 6961.994 L 34245.131 6951.754 C 34245.131 6915.914 34250.678 6889.460 34261.771 6872.394 C 34274.571 6852.767 34297.611 6838.900 34330.891 6830.794 C 34332.598 6835.487 34333.451 6841.247 34333.451 6848.074 C 34333.451 6849.780 34333.025 6852.340 34332.171 6855.754 L 34334.731 6861.514 L 34332.811 6871.114 L 34325.771 6867.914 C 34321.505 6867.914 34319.371 6870.260 34319.371 6874.954 L 34324.491 6875.594 L 34330.251 6873.034 L 34332.171 6873.674 L 34332.811 6880.074 C 34331.531 6880.927 34330.465 6881.140 34329.611 6880.714 L 34327.691 6878.794 C 34320.865 6878.794 34317.451 6880.074 34317.451 6882.634 L 34318.731 6883.914 L 34325.771 6883.914 C 34324.918 6886.900 34324.491 6889.247 34324.491 6890.954 L 34330.891 6893.514 L 34332.171 6898.634 L 34328.971 6899.914 L 34328.971 6906.954 L 34322.571 6908.234 L 34328.971 6909.514 L 34328.971 6927.434 L 34321.291 6927.434 L 34322.571 6930.634 L 34329.611 6931.274 L 34329.611 6935.754 C 34327.905 6937.034 34327.051 6937.887 34327.051 6938.314 C 34325.771 6940.874 34326.411 6942.367 34328.971 6942.794 C 34327.691 6946.207 34326.838 6950.474 34326.411 6955.594 C 34325.985 6960.287 34325.771 6964.980 34325.771 6969.674 L 34325.771 6978.634 L 34321.931 6983.754 L 34326.411 6983.754 L 34324.491 6989.514 L 34320.011 6992.714 L 34321.931 7002.314 C 34324.491 7002.314 34325.771 7003.594 34325.771 7006.154 C 34325.771 7009.140 34324.278 7011.060 34321.291 7011.914 C 34325.131 7016.607 34325.771 7021.300 34323.211 7025.994 L 34320.011 7040.074 L 34321.931 7038.794 C 34324.918 7037.940 34326.411 7036.447 34326.411 7034.314 C 34332.385 7029.620 34338.358 7023.860 34344.331 7017.034 C 34350.731 7009.780 34356.491 7002.740 34361.611 6995.914 C 34364.598 6993.780 34366.945 6991.860 34368.651 6990.154 C 34372.491 6986.740 34374.198 6984.607 34373.771 6983.754 C 34377.185 6977.354 34383.798 6968.820 34393.611 6958.154 C 34407.691 6942.367 34415.158 6934.047 34416.011 6933.194 L 34428.811 6919.754 C 34427.531 6918.900 34427.531 6918.047 34428.811 6917.194 C 34430.091 6915.914 34431.371 6915.914 34432.651 6917.194 C 34433.931 6914.207 34437.131 6909.727 34442.251 6903.754 C 34445.665 6900.340 34447.585 6898.847 34448.011 6899.274 L 34449.931 6892.234 C 34450.785 6891.807 34451.851 6891.380 34453.131 6890.954 L 34453.131 6889.034 C 34456.118 6886.047 34462.305 6877.087 34471.691 6862.154 C 34477.665 6852.767 34485.345 6846.154 34494.731 6842.314 L 34500.491 6840.394 L 34507.531 6834.634 L 34508.812 6837.194 L 34528.652 6825.674 L 34531.852 6826.314 L 34541.452 6822.474 L 34545.932 6823.754 L 34547.212 6822.474 L 34551.692 6823.114 L 34547.852 6826.954 L 34549.132 6828.874 L 34555.532 6828.874 C 34554.252 6835.274 34551.905 6840.607 34548.492 6844.874 L 34529.292 6866.634 L 34522.892 6867.914 C 34524.172 6868.767 34524.812 6870.047 34524.812 6871.754 L 34521.612 6871.754 L 34516.492 6876.234 C 34518.625 6877.940 34520.545 6878.580 34522.252 6878.154 L 34513.932 6883.914 L 34511.372 6893.514 C 34509.238 6893.940 34507.531 6893.087 34506.251 6890.954 C 34505.398 6888.394 34504.758 6887.114 34504.331 6887.114 C 34501.771 6887.114 34500.491 6887.967 34500.491 6889.674 C 34500.918 6891.380 34500.918 6892.660 34500.491 6893.514 L 34496.651 6894.154 L 34494.091 6901.834 L 34504.971 6899.914 L 34504.971 6903.114 C 34503.691 6903.540 34500.705 6903.967 34496.011 6904.394 C 34491.745 6904.820 34489.611 6906.100 34489.611 6908.234 C 34489.611 6912.500 34492.385 6914.207 34497.931 6913.354 C 34494.518 6914.634 34492.598 6915.914 34492.171 6917.194 L 34483.851 6915.274 L 34482.571 6922.314 C 34480.865 6920.607 34478.305 6920.820 34474.891 6922.954 C 34471.905 6925.087 34470.411 6927.434 34470.411 6929.994 C 34473.398 6928.714 34475.318 6928.074 34476.171 6928.074 C 34478.731 6928.074 34481.718 6927.007 34485.131 6924.874 L 34487.051 6926.794 L 34481.291 6929.994 C 34480.438 6929.140 34479.585 6928.927 34478.731 6929.354 C 34477.878 6929.780 34477.665 6930.634 34478.091 6931.914 L 34468.491 6937.034 L 34473.611 6938.314 C 34471.051 6938.740 34468.705 6938.954 34466.571 6938.954 L 34466.571 6941.514 C 34461.025 6941.514 34457.611 6942.580 34456.331 6944.714 C 34455.051 6946.847 34454.625 6950.260 34455.051 6954.954 L 34444.811 6959.434 L 34454.411 6958.794 C 34451.425 6960.927 34449.291 6962.420 34448.011 6963.274 C 34447.158 6963.700 34446.731 6965.194 34446.731 6967.754 C 34444.598 6969.034 34443.745 6970.100 34444.171 6970.954 L 34440.971 6976.714 L 34432.651 6975.434 L 34429.451 6983.114 L 34426.891 6983.114 L 34418.571 6991.434 L 34422.411 6990.154 L 34414.091 6998.474 L 34410.251 6998.474 L 34408.971 6999.754 L 34417.291 7002.314 L 34417.931 7001.034 L 34419.211 7003.594 L 34416.011 7004.234 L 34410.251 7002.314 L 34410.251 7006.794 C 34405.558 7010.207 34402.358 7011.274 34400.651 7009.994 L 34392.331 7013.834 L 34394.891 7018.314 C 34394.891 7021.300 34394.038 7022.794 34392.331 7022.794 C 34391.051 7022.367 34389.771 7022.154 34388.491 7022.154 L 34387.211 7025.354 L 34388.491 7026.634 L 34394.251 7028.554 L 34386.571 7029.194 C 34384.865 7029.194 34382.731 7029.834 34380.171 7031.114 C 34377.611 7032.394 34375.691 7033.674 34374.411 7034.954 C 34374.838 7035.807 34376.331 7036.447 34378.891 7036.874 L 34383.371 7037.514 L 34372.491 7044.554 L 34360.971 7043.914 L 34364.171 7050.314 L 34362.251 7052.234 C 34362.251 7053.940 34362.465 7055.647 34362.891 7057.354 C 34362.038 7059.060 34360.118 7059.914 34357.131 7059.914 L 34357.131 7052.874 L 34350.731 7054.154 L 34353.291 7062.474 L 34350.731 7063.114 C 34347.318 7063.114 34344.758 7064.394 34343.051 7066.954 C 34341.771 7069.087 34340.491 7071.007 34339.211 7072.714 L 34337.291 7073.994 C 34328.758 7088.074 34322.145 7099.167 34317.451 7107.274 C 34311.478 7117.087 34308.491 7122.420 34308.491 7123.274 L 34302.731 7125.194 L 34301.451 7133.514 L 34298.891 7132.234 L 34296.331 7138.634 L 34298.891 7141.834 C 34298.891 7145.674 34297.185 7146.740 34293.771 7145.034 L 34293.131 7142.474 L 34291.851 7145.674 C 34290.998 7146.954 34290.145 7148.020 34289.291 7148.874 L 34284.811 7153.994 L 34280.971 7155.914 C 34280.971 7158.047 34281.398 7159.114 34282.251 7159.114 C 34283.531 7158.687 34284.811 7158.047 34286.091 7157.194 L 34287.371 7160.394 L 34285.451 7162.954 L 34279.691 7161.034 L 34275.211 7167.434 L 34272.011 7168.074 L 34268.171 7179.594 L 34261.131 7185.994 L 34267.531 7186.634 L 34273.291 7176.394 L 34272.011 7182.794 L 34274.571 7183.434 L 34264.331 7196.874 L 34257.931 7198.794 L 34258.571 7201.354 C 34258.571 7202.207 34257.078 7202.634 34254.091 7202.634 L 34250.891 7205.834 C 34251.318 7207.114 34251.958 7208.180 34252.811 7209.034 C 34255.371 7207.754 34257.291 7207.327 34258.571 7207.754 C 34256.011 7212.020 34254.518 7215.647 34254.091 7218.634 L 34247.051 7221.834 C 34244.918 7220.980 34243.425 7220.554 34242.571 7220.554 L 34240.651 7230.794 L 34220.171 7242.314 L 34215.691 7241.674 L 34213.131 7246.794 L 34206.091 7246.794 L 34204.811 7245.514 L 34198.411 7252.554 C 34196.278 7250.420 34193.078 7249.354 34188.811 7249.354 C 34187.105 7250.634 34185.398 7251.700 34183.691 7252.554 L 34176.651 7260.234 L 34167.051 7258.954 L 34160.011 7256.394 L 34155.531 7258.954 L 34154.251 7253.194 L 34152.331 7255.754 L 34152.331 7261.514 L 34147.851 7251.914 L 34149.771 7242.954 ZM 34459.531 6945.994 L 34469.771 6945.994 C 34468.065 6949.834 34465.291 6952.180 34461.451 6953.034 L 34461.451 6949.834 L 34458.891 6949.834 L 34459.531 6945.994 ZM 34624.192 6958.154 L 34626.752 6952.394 L 34631.232 6951.114 L 34633.152 6955.594 L 34636.992 6950.474 L 34638.912 6949.834 L 34643.392 6956.874 L 34647.872 6956.874 L 34646.592 6952.394 L 34649.792 6952.394 C 34652.352 6952.394 34657.898 6954.527 34666.432 6958.794 C 34666.858 6960.074 34667.498 6961.140 34668.352 6961.994 C 34670.485 6962.420 34671.978 6962.634 34672.832 6962.634 L 34678.592 6979.274 L 34679.872 6977.354 L 34683.712 6977.994 L 34681.792 6985.674 L 34685.632 6997.194 L 34687.552 7001.034 C 34687.552 7004.447 34687.125 7007.007 34686.272 7008.714 C 34685.845 7010.420 34685.205 7012.340 34684.352 7014.474 C 34684.352 7016.180 34685.205 7018.954 34686.912 7022.794 C 34686.485 7025.354 34685.845 7030.047 34684.992 7036.874 C 34684.138 7043.700 34683.712 7048.394 34683.712 7050.954 L 34679.232 7055.434 L 34680.512 7061.834 L 34677.312 7064.394 L 34677.952 7067.594 L 34678.592 7070.154 C 34676.458 7076.554 34673.045 7084.874 34668.352 7095.114 C 34665.365 7101.940 34661.525 7109.834 34656.832 7118.794 L 34645.312 7127.754 L 34648.512 7131.594 L 34634.432 7149.514 L 34631.232 7149.514 L 34633.152 7153.354 C 34630.592 7153.780 34628.672 7154.847 34627.392 7156.554 L 34624.832 7161.674 C 34623.978 7162.954 34622.912 7163.167 34621.632 7162.314 L 34615.872 7171.914 C 34614.592 7171.060 34613.312 7171.274 34612.032 7172.554 C 34611.178 7173.834 34610.965 7175.114 34611.392 7176.394 L 34606.912 7175.754 C 34606.058 7177.887 34604.992 7179.807 34603.712 7181.514 C 34602.432 7183.220 34600.938 7183.434 34599.232 7182.154 C 34597.952 7184.714 34596.245 7187.060 34594.112 7189.194 L 34589.632 7193.674 L 34584.512 7196.234 C 34574.698 7208.180 34564.032 7217.994 34552.512 7225.674 L 34549.952 7231.434 C 34543.552 7235.274 34538.645 7238.260 34535.232 7240.394 C 34528.405 7244.660 34523.712 7248.287 34521.152 7251.274 L 34515.392 7251.274 L 34514.112 7253.834 C 34510.272 7255.114 34506.218 7256.394 34501.952 7257.674 C 34498.112 7258.954 34494.058 7259.594 34489.792 7259.594 C 34472.725 7259.594 34460.138 7251.487 34452.032 7235.274 C 34445.632 7222.474 34442.432 7206.474 34442.432 7187.274 C 34442.432 7158.687 34449.045 7132.020 34462.272 7107.274 C 34472.938 7086.794 34489.578 7065.674 34512.192 7043.914 C 34523.285 7033.247 34544.405 7014.900 34575.552 6988.874 C 34582.805 6982.474 34590.485 6976.074 34598.592 6969.674 C 34606.698 6962.847 34615.018 6957.514 34623.552 6953.674 L 34624.192 6958.154 ZM 34511.552 7176.394 L 34513.472 7175.754 L 34514.752 7173.194 L 34516.032 7177.034 L 34515.392 7180.234 C 34517.525 7182.367 34518.805 7184.287 34519.232 7185.994 L 34514.112 7185.354 C 34514.112 7190.474 34517.312 7193.887 34523.712 7195.594 C 34525.418 7206.260 34530.325 7211.594 34538.432 7211.594 C 34558.485 7211.594 34577.685 7193.460 34596.032 7157.194 C 34612.245 7125.194 34620.352 7098.314 34620.352 7076.554 C 34620.352 7057.354 34617.792 7042.207 34612.672 7031.114 C 34607.978 7020.020 34601.578 7012.340 34593.472 7008.074 L 34588.992 7008.714 L 34587.712 7017.034 L 34584.512 7015.114 L 34583.232 7013.194 C 34583.232 7016.180 34581.952 7018.740 34579.392 7020.874 L 34579.392 7024.074 L 34577.472 7027.274 L 34571.712 7020.874 L 34570.432 7024.714 L 34571.712 7027.914 L 34567.872 7031.114 L 34569.152 7035.594 L 34562.112 7033.034 L 34564.032 7039.434 C 34562.325 7041.994 34560.192 7043.487 34557.632 7043.914 L 34556.352 7047.114 L 34549.952 7049.674 L 34551.232 7053.514 L 34553.152 7050.954 L 34554.432 7054.154 L 34551.872 7055.434 L 34551.872 7059.914 L 34547.392 7061.194 L 34544.192 7058.634 L 34541.632 7062.474 L 34539.072 7061.834 L 34539.072 7065.034 L 34544.832 7065.034 L 34542.912 7068.234 L 34540.352 7068.234 L 34542.272 7074.634 L 34538.432 7074.634 L 34537.792 7079.114 L 34536.512 7081.674 L 34539.072 7082.314 C 34534.805 7086.580 34532.672 7091.274 34532.672 7096.394 L 34526.912 7096.394 L 34524.352 7093.834 L 34521.792 7093.834 C 34522.218 7095.967 34523.712 7097.887 34526.272 7099.594 L 34527.552 7103.434 C 34527.978 7105.567 34525.845 7107.487 34521.152 7109.194 L 34523.072 7115.594 L 34525.632 7115.594 L 34520.512 7128.394 C 34519.232 7132.234 34518.592 7136.927 34518.592 7142.474 L 34512.192 7145.034 L 34512.192 7148.234 C 34513.045 7149.940 34514.112 7150.367 34515.392 7149.514 L 34516.672 7152.714 L 34514.752 7154.634 L 34510.272 7153.354 L 34508.352 7155.914 L 34513.472 7160.394 L 34513.472 7166.794 C 34515.605 7168.927 34516.245 7170.420 34515.392 7171.274 L 34512.192 7169.994 L 34506.432 7175.114 L 34511.552 7176.394 ZM 34677.981 7201.354 L 34684.381 7200.074 L 34685.021 7195.594 L 34690.141 7200.074 L 34690.141 7193.674 L 34682.461 7194.314 C 34681.608 7193.034 34680.541 7191.754 34679.261 7190.474 L 34681.181 7184.074 L 34684.381 7181.514 L 34682.461 7176.394 C 34682.461 7174.687 34682.248 7172.767 34681.821 7170.634 C 34686.088 7169.354 34688.648 7168.074 34689.501 7166.794 L 34686.941 7157.194 C 34691.208 7152.074 34693.981 7148.874 34695.261 7147.594 L 34693.981 7141.834 C 34697.395 7140.554 34699.315 7140.127 34699.741 7140.554 L 34702.941 7131.594 L 34699.741 7132.234 L 34699.741 7125.834 L 34704.861 7125.834 C 34704.435 7121.994 34705.501 7116.660 34708.061 7109.834 L 34713.821 7111.114 L 34718.941 7109.194 L 34713.181 7105.994 L 34720.861 7098.954 C 34721.715 7099.807 34722.568 7099.807 34723.421 7098.954 C 34724.701 7098.100 34724.915 7097.247 34724.061 7096.394 L 34719.581 7093.834 L 34722.141 7091.274 L 34722.781 7084.874 L 34728.541 7082.314 L 34727.261 7078.474 L 34733.021 7068.874 L 34740.061 7065.674 L 34743.261 7056.714 C 34743.688 7057.140 34744.541 7056.927 34745.821 7056.074 C 34747.528 7055.220 34747.741 7054.154 34746.461 7052.874 L 34751.581 7050.954 L 34750.941 7046.474 C 34758.195 7039.647 34765.448 7032.607 34772.701 7025.354 L 34772.701 7018.314 C 34778.675 7013.194 34785.288 7006.580 34792.541 6998.474 C 34798.088 6992.074 34801.928 6987.594 34804.061 6985.034 C 34808.755 6978.207 34818.568 6972.020 34833.501 6966.474 C 34842.888 6963.060 34854.835 6959.647 34869.341 6956.234 L 34875.741 6963.914 C 34875.741 6967.754 34874.035 6969.674 34870.621 6969.674 C 34868.488 6975.647 34864.861 6982.687 34859.741 6990.794 C 34853.341 7001.034 34848.221 7006.580 34844.381 7007.434 L 34844.381 7010.634 L 34837.341 7015.754 L 34839.261 7020.874 L 34823.901 7040.074 C 34822.195 7041.354 34821.768 7042.420 34822.621 7043.274 L 34815.581 7044.554 L 34817.501 7050.314 L 34811.101 7061.194 C 34809.395 7060.767 34806.621 7061.834 34802.781 7064.394 L 34805.981 7068.234 L 34798.301 7079.114 C 34798.301 7079.967 34798.088 7081.034 34797.661 7082.314 C 34797.661 7083.167 34797.235 7083.380 34796.381 7082.954 C 34795.528 7085.087 34794.461 7087.220 34793.181 7089.354 C 34791.901 7091.487 34789.341 7095.114 34785.501 7100.234 L 34785.501 7105.354 L 34786.781 7106.634 L 34777.181 7112.394 L 34775.901 7125.834 L 34770.141 7124.554 C 34769.715 7124.980 34769.501 7128.180 34769.501 7134.154 L 34768.221 7138.634 L 34766.301 7139.274 L 34768.861 7141.834 L 34767.581 7152.074 C 34764.595 7153.354 34762.035 7155.700 34759.901 7159.114 L 34763.101 7168.714 L 34757.981 7178.314 C 34757.981 7183.860 34758.835 7188.340 34760.541 7191.754 C 34762.675 7195.167 34766.301 7196.874 34771.421 7196.874 C 34779.528 7196.874 34794.035 7190.474 34814.941 7177.674 C 34835.848 7164.874 34848.008 7155.274 34851.421 7148.874 L 34850.781 7146.314 L 34858.461 7138.634 L 34859.741 7128.394 L 34863.581 7125.194 L 34866.141 7125.194 L 34865.501 7121.354 C 34865.501 7119.647 34865.928 7117.514 34866.781 7114.954 C 34868.061 7112.394 34869.341 7110.047 34870.621 7107.914 L 34872.541 7102.794 C 34873.821 7102.794 34874.675 7101.300 34875.101 7098.314 C 34875.101 7094.900 34875.955 7091.914 34877.661 7089.354 C 34879.795 7086.794 34881.928 7084.020 34884.061 7081.034 C 34889.181 7073.780 34892.595 7068.660 34894.301 7065.674 C 34897.715 7060.554 34900.061 7055.007 34901.341 7049.034 L 34944.861 6986.954 L 34951.261 6976.714 C 34955.528 6975.434 34959.581 6972.447 34963.421 6967.754 L 34968.541 6969.674 C 34968.968 6969.674 34969.395 6969.460 34969.821 6969.034 C 34969.821 6966.474 34968.968 6965.407 34967.261 6965.834 C 34969.395 6963.274 34976.861 6960.074 34989.661 6956.234 C 35002.888 6952.394 35011.848 6950.474 35016.541 6950.474 L 35014.621 6971.594 L 35013.341 6976.074 L 35010.141 6979.274 C 35008.008 6981.834 35008.221 6983.540 35010.781 6984.394 L 35003.101 6989.514 L 35003.101 6994.634 C 35003.101 6995.487 35002.035 6996.767 34999.901 6998.474 C 34997.768 7000.180 34996.061 7001.247 34994.781 7001.674 C 34997.341 7005.514 34998.621 7008.074 34998.621 7009.354 L 34993.501 7013.834 L 34990.941 7012.554 C 34989.661 7015.114 34989.235 7016.607 34989.661 7017.034 L 34983.901 7015.754 L 34983.901 7020.874 L 34989.021 7021.514 L 34989.021 7024.714 C 34986.461 7025.567 34984.755 7025.994 34983.901 7025.994 C 34982.621 7031.540 34980.275 7036.660 34976.861 7041.354 C 34976.435 7040.927 34974.941 7040.500 34972.381 7040.074 L 34974.301 7043.274 C 34974.301 7044.127 34972.595 7045.194 34969.181 7046.474 L 34971.101 7048.394 L 34965.981 7054.794 L 34969.181 7059.274 L 34964.061 7062.474 L 34958.301 7062.474 C 34956.595 7063.327 34955.741 7064.394 34955.741 7065.674 C 34956.595 7066.100 34957.661 7066.527 34958.941 7066.954 L 34958.301 7072.074 L 34959.581 7073.994 L 34954.461 7077.194 L 34956.381 7080.394 C 34956.381 7082.954 34954.888 7084.874 34951.901 7086.154 C 34948.915 7087.434 34946.568 7088.287 34944.861 7088.714 L 34952.541 7095.114 L 34950.621 7097.034 L 34945.501 7098.314 L 34944.221 7102.794 L 34935.901 7107.274 L 34933.341 7106.634 L 34928.221 7109.194 L 34931.421 7113.034 L 34935.261 7111.754 L 34937.821 7113.034 L 34942.941 7113.034 L 34941.021 7118.154 L 34937.181 7118.154 L 34936.541 7123.274 L 34930.781 7123.274 L 34929.501 7125.834 L 34933.341 7129.674 L 34931.421 7135.434 L 34925.661 7140.554 L 34925.021 7146.314 C 34924.168 7145.887 34923.315 7146.100 34922.461 7146.954 C 34922.035 7147.807 34921.608 7148.447 34921.181 7148.874 L 34922.461 7155.914 C 34921.608 7155.060 34920.755 7155.274 34919.901 7156.554 C 34919.048 7157.834 34918.621 7158.687 34918.621 7159.114 L 34919.901 7166.154 L 34916.061 7166.154 L 34914.781 7175.754 C 34914.781 7179.167 34915.208 7181.940 34916.061 7184.074 C 34916.915 7186.207 34918.408 7188.767 34920.541 7191.754 L 34926.941 7194.314 C 34932.915 7192.180 34949.981 7183.434 34978.141 7168.074 C 35006.301 7152.287 35020.595 7144.394 35021.021 7144.394 C 35009.075 7152.500 34998.835 7159.754 34990.301 7166.154 C 34977.928 7175.540 34968.328 7183.860 34961.501 7191.114 L 34955.101 7191.754 C 34944.008 7201.994 34938.248 7207.327 34937.821 7207.754 C 34934.835 7210.314 34930.568 7213.087 34925.021 7216.074 L 34923.101 7217.354 C 34910.301 7225.887 34896.648 7233.780 34882.141 7241.034 L 34880.861 7239.754 L 34874.461 7242.314 C 34873.608 7240.607 34872.755 7239.967 34871.901 7240.394 C 34871.048 7240.394 34870.835 7241.034 34871.261 7242.314 L 34857.821 7243.594 C 34853.981 7243.594 34850.141 7240.607 34846.301 7234.634 C 34842.461 7228.660 34839.901 7222.900 34838.621 7217.354 L 34839.261 7214.794 L 34841.181 7213.514 C 34840.328 7211.380 34839.475 7209.460 34838.621 7207.754 C 34838.195 7205.620 34837.981 7203.914 34837.981 7202.634 L 34841.181 7196.874 L 34839.901 7185.354 L 34841.821 7182.794 L 34841.821 7178.314 L 34844.381 7178.314 L 34844.381 7171.274 L 34846.941 7166.794 C 34843.101 7169.780 34837.981 7174.047 34831.581 7179.594 C 34828.168 7182.580 34823.261 7187.060 34816.861 7193.034 C 34814.728 7195.594 34810.035 7200.074 34802.781 7206.474 C 34795.955 7212.447 34792.115 7216.074 34791.261 7217.354 L 34784.221 7220.554 L 34780.381 7226.954 L 34777.821 7228.874 C 34772.701 7231.434 34767.581 7235.487 34762.461 7241.034 L 34759.261 7240.394 C 34756.701 7242.100 34754.995 7243.167 34754.141 7243.594 L 34754.141 7246.154 C 34750.728 7247.007 34747.741 7248.287 34745.181 7249.994 L 34738.781 7253.194 C 34735.368 7253.194 34730.035 7253.834 34722.781 7255.114 C 34715.955 7256.394 34708.275 7258.100 34699.741 7260.234 C 34699.315 7258.527 34697.608 7257.034 34694.621 7255.754 L 34689.501 7253.194 C 34685.235 7245.087 34682.035 7238.687 34679.901 7233.994 C 34677.768 7229.300 34675.635 7223.114 34673.501 7215.434 L 34675.421 7211.594 L 34671.581 7207.754 L 34677.981 7201.354 ZM 35398.132 6967.754 C 35399.838 6967.754 35406.665 6963.914 35418.612 6956.234 C 35424.585 6952.394 35429.278 6950.474 35432.692 6950.474 C 35436.958 6950.474 35441.225 6951.327 35445.492 6953.034 C 35449.758 6954.314 35454.025 6956.447 35458.292 6959.434 C 35458.718 6961.140 35459.785 6963.274 35461.492 6965.834 L 35465.972 6970.314 L 35467.252 6973.514 C 35466.398 6974.794 35465.972 6976.074 35465.972 6977.354 L 35472.372 6977.994 L 35469.172 6984.394 C 35471.732 6986.954 35473.225 6988.020 35473.652 6987.594 L 35476.212 6992.074 L 35475.572 6995.914 L 35469.812 6997.194 L 35471.092 7001.674 L 35476.852 6999.754 L 35476.852 7003.594 L 35474.292 7003.594 L 35471.092 7006.154 L 35466.612 7006.154 L 35464.692 7007.434 L 35465.972 7008.714 L 35475.572 7009.354 L 35467.252 7015.754 L 35473.652 7020.234 L 35475.572 7019.594 L 35471.092 7022.794 C 35472.798 7023.647 35473.225 7024.927 35472.372 7026.634 L 35465.972 7026.634 L 35462.772 7034.314 L 35456.372 7033.034 C 35451.252 7042.847 35441.652 7053.087 35427.572 7063.754 C 35413.492 7073.994 35403.252 7081.460 35396.852 7086.154 L 35394.932 7083.594 C 35391.092 7080.180 35389.172 7075.914 35389.172 7070.794 C 35389.172 7068.234 35389.598 7064.180 35390.452 7058.634 C 35391.732 7052.660 35392.372 7049.034 35392.372 7047.754 C 35392.372 7039.220 35391.732 7031.540 35390.452 7024.714 C 35389.172 7017.887 35386.398 7013.407 35382.132 7011.274 L 35379.572 7014.474 C 35374.025 7021.300 35369.545 7026.634 35366.132 7030.474 C 35359.305 7038.154 35354.185 7042.847 35350.772 7044.554 L 35355.252 7048.394 L 35350.132 7049.674 L 35346.932 7057.354 L 35348.852 7060.554 C 35345.865 7061.407 35343.945 7061.834 35343.092 7061.834 L 35340.532 7067.594 C 35338.398 7071.860 35336.905 7074.420 35336.052 7075.274 L 35335.412 7081.034 C 35331.998 7084.447 35329.225 7085.940 35327.092 7085.514 L 35325.172 7099.594 C 35324.318 7099.167 35323.252 7101.087 35321.972 7105.354 C 35320.692 7109.620 35320.052 7111.967 35320.052 7112.394 L 35316.852 7113.674 L 35318.132 7120.074 C 35315.145 7121.780 35313.012 7124.340 35311.732 7127.754 L 35312.372 7135.434 C 35312.372 7137.994 35311.518 7141.407 35309.812 7145.674 C 35308.532 7149.940 35307.252 7153.780 35305.972 7157.194 C 35307.252 7167.434 35308.532 7177.460 35309.812 7187.274 C 35311.092 7196.660 35315.998 7201.354 35324.532 7201.354 C 35334.345 7201.354 35347.145 7196.874 35362.932 7187.914 C 35374.878 7181.087 35386.612 7172.767 35398.132 7162.954 L 35410.292 7153.994 C 35414.558 7150.580 35418.825 7146.954 35423.092 7143.114 L 35425.652 7141.194 L 35431.412 7135.434 L 35433.972 7137.994 L 35429.492 7140.554 L 35431.412 7141.834 C 35415.198 7162.740 35390.025 7187.060 35355.892 7214.794 C 35316.638 7246.367 35288.052 7262.154 35270.132 7262.154 C 35255.625 7262.154 35245.172 7255.540 35238.772 7242.314 C 35232.798 7228.660 35229.812 7213.940 35229.812 7198.154 C 35229.812 7187.487 35231.518 7175.754 35234.932 7162.954 C 35240.052 7148.020 35243.678 7136.927 35245.812 7129.674 C 35258.185 7098.527 35280.798 7068.874 35313.652 7040.714 L 35398.132 6967.754 ZM 35454.292 7183.434 L 35451.732 7181.514 C 35453.012 7167.434 35455.572 7155.060 35459.412 7144.394 C 35463.252 7133.300 35473.065 7113.034 35488.852 7083.594 C 35505.065 7057.140 35532.585 7027.487 35571.412 6994.634 C 35614.505 6958.367 35647.572 6940.234 35670.612 6940.234 L 35678.292 6941.514 L 35678.932 6943.434 C 35693.865 6944.714 35704.318 6952.180 35710.292 6965.834 L 35717.332 6983.114 L 35719.892 6983.114 L 35716.052 6995.274 C 35716.052 6996.554 35717.118 6998.047 35719.252 6999.754 C 35719.678 7000.180 35720.318 7000.607 35721.172 7001.034 L 35722.452 7007.434 L 35733.972 7008.074 C 35731.838 7013.620 35724.585 7028.340 35712.212 7052.234 C 35700.265 7075.700 35692.585 7090.634 35689.172 7097.034 L 35685.972 7096.394 L 35688.532 7101.514 L 35680.852 7125.834 L 35678.292 7126.474 L 35673.812 7145.034 L 35671.252 7145.034 C 35672.958 7150.154 35672.958 7154.420 35671.252 7157.834 L 35669.332 7186.634 C 35669.332 7191.327 35672.105 7194.527 35677.652 7196.234 C 35683.198 7194.954 35691.518 7189.834 35702.612 7180.874 C 35714.132 7171.487 35730.772 7156.340 35752.532 7135.434 C 35751.252 7136.287 35751.038 7137.567 35751.892 7139.274 C 35753.172 7140.980 35754.238 7141.194 35755.092 7139.914 C 35744.425 7152.287 35733.972 7164.660 35723.732 7177.034 L 35721.812 7180.874 C 35713.705 7186.847 35706.025 7193.034 35698.772 7199.434 C 35689.385 7207.540 35682.345 7214.794 35677.652 7221.194 L 35674.452 7221.194 L 35671.252 7227.594 L 35666.132 7228.874 C 35663.998 7232.287 35660.585 7235.487 35655.892 7238.474 L 35653.972 7239.754 C 35650.132 7243.594 35644.372 7246.794 35636.692 7249.354 C 35629.438 7251.914 35621.758 7254.047 35613.652 7255.754 C 35606.398 7252.767 35601.705 7246.794 35599.572 7237.834 C 35597.438 7228.447 35596.372 7216.927 35596.372 7203.274 L 35596.372 7185.994 L 35590.612 7193.034 L 35581.652 7199.434 L 35581.012 7203.274 C 35577.172 7207.114 35574.398 7210.954 35572.692 7214.794 L 35570.132 7211.594 L 35565.652 7217.354 L 35561.172 7217.994 L 35556.692 7226.314 C 35554.132 7227.594 35551.572 7229.300 35549.012 7231.434 C 35546.878 7233.140 35544.318 7235.274 35541.332 7237.834 L 35527.252 7245.514 L 35527.252 7250.634 C 35524.692 7252.340 35519.145 7255.114 35510.612 7258.954 C 35505.918 7261.087 35502.505 7262.794 35500.372 7264.074 C 35499.518 7263.647 35496.318 7264.074 35490.772 7265.354 C 35489.918 7265.354 35488.425 7265.780 35486.292 7266.634 C 35478.612 7266.634 35471.998 7263.647 35466.452 7257.674 C 35460.905 7251.700 35456.852 7244.447 35454.292 7235.914 C 35456.425 7235.914 35457.492 7234.420 35457.492 7231.434 C 35456.212 7229.727 35455.358 7228.660 35454.932 7228.234 C 35453.225 7225.674 35451.945 7224.607 35451.092 7225.034 L 35449.812 7217.354 L 35453.012 7212.874 L 35453.012 7201.354 C 35451.305 7201.780 35450.238 7201.567 35449.812 7200.714 C 35449.385 7199.860 35449.172 7198.154 35449.172 7195.594 C 35449.598 7190.900 35449.812 7188.127 35449.812 7187.274 L 35454.292 7183.434 ZM 35528.532 7182.154 C 35528.532 7183.860 35529.812 7187.700 35532.372 7193.674 C 35535.358 7199.647 35537.705 7203.914 35539.412 7206.474 C 35549.225 7206.474 35563.092 7199.220 35581.012 7184.714 L 35602.772 7166.794 C 35603.198 7165.514 35605.118 7158.474 35608.532 7145.674 C 35611.945 7132.447 35615.358 7123.914 35618.772 7120.074 C 35618.772 7114.527 35623.038 7102.794 35631.572 7084.874 C 35640.532 7066.954 35645.012 7050.527 35645.012 7035.594 C 35645.012 7023.647 35642.452 7013.407 35637.332 7004.874 C 35632.212 6996.340 35624.105 6991.220 35613.012 6989.514 C 35609.598 6992.074 35606.185 6994.847 35602.772 6997.834 C 35599.785 7000.394 35597.652 7003.380 35596.372 7006.794 C 35587.412 7017.034 35578.665 7027.060 35570.132 7036.874 L 35568.212 7042.634 C 35566.078 7044.340 35564.158 7047.327 35562.452 7051.594 C 35561.172 7055.434 35560.105 7059.274 35559.252 7063.114 C 35557.545 7065.247 35554.772 7071.007 35550.932 7080.394 C 35542.825 7100.020 35538.558 7111.540 35538.132 7114.954 L 35534.292 7116.234 L 35535.572 7118.794 L 35530.452 7137.994 L 35527.892 7141.834 L 35529.172 7143.114 L 35532.372 7143.114 C 35531.092 7146.100 35529.385 7148.020 35527.252 7148.874 L 35529.812 7168.074 L 35527.252 7170.634 L 35527.892 7174.474 L 35528.532 7182.154 ZM 35810.912 7061.194 C 35813.898 7050.954 35818.378 7039.434 35824.352 7026.634 C 35830.325 7013.834 35836.298 7001.460 35842.272 6989.514 L 35844.192 6990.794 L 35849.312 6988.874 C 35854.858 6985.887 35858.485 6983.967 35860.192 6983.114 C 35864.885 6979.700 35868.298 6977.354 35870.432 6976.074 C 35876.405 6973.514 35882.378 6970.740 35888.352 6967.754 C 35894.325 6965.620 35900.085 6962.634 35905.632 6958.794 L 35911.392 6962.634 C 35909.258 6971.594 35907.338 6979.914 35905.632 6987.594 C 35902.218 7002.527 35899.445 7011.274 35897.312 7013.834 L 35893.472 7019.594 C 35891.338 7022.580 35890.485 7025.140 35890.912 7027.274 L 35891.552 7031.114 C 35913.738 7011.914 35931.232 6997.407 35944.032 6987.594 C 35967.498 6969.674 35987.978 6960.714 36005.472 6960.714 C 36010.165 6960.714 36014.432 6961.567 36018.272 6963.274 C 36022.538 6964.554 36025.738 6967.327 36027.872 6971.594 L 36029.152 6976.074 C 36029.578 6976.927 36031.072 6977.780 36033.632 6978.634 L 36032.992 6983.754 C 36033.845 6985.034 36034.912 6986.314 36036.192 6987.594 L 36039.392 6991.434 L 36038.112 6997.834 L 36040.672 7004.234 L 36034.272 7005.514 L 36034.272 7009.994 L 36038.112 7008.074 L 36038.112 7020.874 L 36032.992 7022.154 L 36034.272 7025.994 L 36026.592 7038.154 C 36027.872 7040.287 36030.218 7040.714 36033.632 7039.434 L 36029.792 7042.634 L 36027.872 7041.994 L 36020.832 7049.034 L 36026.592 7052.874 L 36020.832 7051.594 C 36020.405 7052.447 36020.192 7053.300 36020.192 7054.154 L 36015.072 7056.714 L 36015.072 7061.834 C 36011.232 7065.674 36008.458 7069.300 36006.752 7072.714 C 36007.178 7073.567 36009.312 7074.420 36013.152 7075.274 L 36010.592 7082.314 L 36004.832 7084.234 L 36003.552 7089.994 L 36000.992 7090.634 L 36002.272 7095.114 C 36002.272 7099.807 36001.418 7102.367 35999.712 7102.794 L 35995.232 7098.954 C 35996.085 7100.234 35995.232 7101.300 35992.672 7102.154 C 35990.538 7102.580 35989.472 7103.007 35989.472 7103.434 L 35989.472 7108.554 L 35998.432 7107.274 L 35997.792 7109.194 L 35993.952 7109.834 C 35993.952 7114.100 35992.458 7117.514 35989.472 7120.074 L 35983.712 7118.794 L 35981.792 7123.274 L 35986.912 7123.274 L 35982.432 7131.594 L 35981.152 7129.674 L 35975.392 7128.394 C 35974.112 7130.100 35974.538 7131.594 35976.672 7132.874 C 35978.805 7133.727 35979.658 7135.007 35979.232 7136.714 L 35973.472 7141.834 L 35977.312 7146.314 L 35979.872 7146.314 L 35979.872 7148.874 L 35976.032 7148.234 L 35972.192 7150.154 L 35972.832 7154.634 C 35971.552 7156.767 35970.485 7158.687 35969.632 7160.394 L 35969.632 7178.314 L 35966.432 7179.594 C 35965.578 7183.007 35965.152 7185.994 35965.152 7188.554 C 35965.152 7191.540 35965.792 7194.314 35967.072 7196.874 L 35977.312 7198.794 C 35987.552 7198.794 36006.112 7190.474 36032.992 7173.834 C 36045.365 7166.154 36060.938 7155.700 36079.712 7142.474 C 36078.005 7145.034 36073.952 7149.087 36067.552 7154.634 C 36061.578 7160.180 36057.525 7164.874 36055.392 7168.714 L 36048.992 7171.914 L 36050.272 7173.194 C 36030.218 7191.114 36008.458 7207.754 35984.992 7223.114 C 35952.138 7244.874 35927.392 7255.754 35910.752 7255.754 C 35897.525 7255.754 35888.565 7250.420 35883.872 7239.754 C 35880.885 7232.927 35879.392 7222.047 35879.392 7207.114 L 35879.392 7198.154 C 35881.952 7198.154 35883.445 7197.300 35883.872 7195.594 C 35884.298 7193.460 35883.232 7192.607 35880.672 7193.034 C 35885.365 7180.660 35890.485 7168.074 35896.032 7155.274 C 35905.845 7133.940 35911.392 7121.567 35912.672 7118.154 C 35933.578 7081.034 35945.952 7058.420 35949.792 7050.314 C 35957.898 7033.247 35961.952 7020.874 35961.952 7013.194 C 35961.952 7006.367 35958.752 7002.954 35952.352 7002.954 C 35945.952 7002.954 35938.058 7006.580 35928.672 7013.834 C 35921.418 7019.807 35914.378 7025.567 35907.552 7031.114 L 35906.272 7033.034 C 35903.712 7036.447 35895.605 7047.114 35881.952 7065.034 C 35870.432 7079.967 35862.325 7090.207 35857.632 7095.754 L 35857.632 7102.794 L 35851.872 7108.554 C 35852.298 7108.127 35852.938 7108.127 35853.792 7108.554 C 35854.645 7108.980 35854.645 7109.620 35853.792 7110.474 L 35849.952 7119.434 L 35843.552 7121.994 L 35842.912 7126.474 L 35837.152 7134.794 L 35837.792 7138.634 C 35833.525 7142.900 35832.032 7146.314 35833.312 7148.874 L 35828.192 7148.874 L 35830.112 7152.074 L 35821.792 7162.314 L 35817.312 7168.714 L 35817.952 7170.634 L 35814.752 7171.914 L 35814.112 7178.954 L 35808.352 7179.594 L 35811.552 7187.274 L 35808.352 7185.354 C 35807.498 7186.634 35806.645 7187.700 35805.792 7188.554 L 35800.032 7194.314 C 35800.885 7193.460 35801.738 7193.247 35802.592 7193.674 C 35803.872 7194.100 35804.512 7194.954 35804.512 7196.234 L 35797.472 7196.874 C 35794.912 7198.154 35793.632 7200.074 35793.632 7202.634 C 35794.485 7203.914 35795.552 7204.340 35796.832 7203.914 L 35789.792 7215.434 L 35785.312 7215.434 C 35781.045 7217.567 35777.632 7219.487 35775.072 7221.194 C 35772.512 7222.900 35769.952 7224.820 35767.392 7226.954 L 35760.992 7229.514 C 35759.285 7230.367 35758.645 7231.220 35759.072 7232.074 L 35753.312 7232.074 C 35754.165 7233.780 35753.312 7235.274 35750.752 7236.554 C 35748.192 7237.407 35746.698 7238.260 35746.272 7239.114 L 35740.512 7237.834 L 35731.552 7242.314 L 35725.792 7241.034 L 35725.792 7246.154 L 35715.552 7242.314 L 35713.632 7234.634 C 35713.632 7229.514 35721.525 7213.087 35737.312 7185.354 C 35757.792 7149.940 35778.485 7114.314 35799.392 7078.474 C 35803.232 7072.074 35807.072 7066.314 35810.912 7061.194 ZM 36128.412 7061.194 C 36131.398 7050.954 36135.878 7039.434 36141.852 7026.634 C 36147.825 7013.834 36153.798 7001.460 36159.772 6989.514 L 36161.692 6990.794 L 36166.812 6988.874 C 36172.358 6985.887 36175.985 6983.967 36177.692 6983.114 C 36182.385 6979.700 36185.798 6977.354 36187.932 6976.074 C 36193.905 6973.514 36199.878 6970.740 36205.852 6967.754 C 36211.825 6965.620 36217.585 6962.634 36223.132 6958.794 L 36228.892 6962.634 C 36226.758 6971.594 36224.838 6979.914 36223.132 6987.594 C 36219.718 7002.527 36216.945 7011.274 36214.812 7013.834 L 36210.972 7019.594 C 36208.838 7022.580 36207.985 7025.140 36208.412 7027.274 L 36209.052 7031.114 C 36231.238 7011.914 36248.732 6997.407 36261.532 6987.594 C 36284.998 6969.674 36305.478 6960.714 36322.972 6960.714 C 36327.665 6960.714 36331.932 6961.567 36335.772 6963.274 C 36340.038 6964.554 36343.238 6967.327 36345.372 6971.594 L 36346.652 6976.074 C 36347.078 6976.927 36348.572 6977.780 36351.132 6978.634 L 36350.492 6983.754 C 36351.345 6985.034 36352.412 6986.314 36353.692 6987.594 L 36356.892 6991.434 L 36355.612 6997.834 L 36358.172 7004.234 L 36351.772 7005.514 L 36351.772 7009.994 L 36355.612 7008.074 L 36355.612 7020.874 L 36350.492 7022.154 L 36351.772 7025.994 L 36344.092 7038.154 C 36345.372 7040.287 36347.718 7040.714 36351.132 7039.434 L 36347.292 7042.634 L 36345.372 7041.994 L 36338.332 7049.034 L 36344.092 7052.874 L 36338.332 7051.594 C 36337.905 7052.447 36337.692 7053.300 36337.692 7054.154 L 36332.572 7056.714 L 36332.572 7061.834 C 36328.732 7065.674 36325.958 7069.300 36324.252 7072.714 C 36324.678 7073.567 36326.812 7074.420 36330.652 7075.274 L 36328.092 7082.314 L 36322.332 7084.234 L 36321.052 7089.994 L 36318.492 7090.634 L 36319.772 7095.114 C 36319.772 7099.807 36318.918 7102.367 36317.212 7102.794 L 36312.732 7098.954 C 36313.585 7100.234 36312.732 7101.300 36310.172 7102.154 C 36308.038 7102.580 36306.972 7103.007 36306.972 7103.434 L 36306.972 7108.554 L 36315.932 7107.274 L 36315.292 7109.194 L 36311.452 7109.834 C 36311.452 7114.100 36309.958 7117.514 36306.972 7120.074 L 36301.212 7118.794 L 36299.292 7123.274 L 36304.412 7123.274 L 36299.932 7131.594 L 36298.652 7129.674 L 36292.892 7128.394 C 36291.612 7130.100 36292.038 7131.594 36294.172 7132.874 C 36296.305 7133.727 36297.158 7135.007 36296.732 7136.714 L 36290.972 7141.834 L 36294.812 7146.314 L 36297.372 7146.314 L 36297.372 7148.874 L 36293.532 7148.234 L 36289.692 7150.154 L 36290.332 7154.634 C 36289.052 7156.767 36287.985 7158.687 36287.132 7160.394 L 36287.132 7178.314 L 36283.932 7179.594 C 36283.078 7183.007 36282.652 7185.994 36282.652 7188.554 C 36282.652 7191.540 36283.292 7194.314 36284.572 7196.874 L 36294.812 7198.794 C 36305.052 7198.794 36323.612 7190.474 36350.492 7173.834 C 36362.865 7166.154 36378.438 7155.700 36397.212 7142.474 C 36395.505 7145.034 36391.452 7149.087 36385.052 7154.634 C 36379.078 7160.180 36375.025 7164.874 36372.892 7168.714 L 36366.492 7171.914 L 36367.772 7173.194 C 36347.718 7191.114 36325.958 7207.754 36302.492 7223.114 C 36269.638 7244.874 36244.892 7255.754 36228.252 7255.754 C 36215.025 7255.754 36206.065 7250.420 36201.372 7239.754 C 36198.385 7232.927 36196.892 7222.047 36196.892 7207.114 L 36196.892 7198.154 C 36199.452 7198.154 36200.945 7197.300 36201.372 7195.594 C 36201.798 7193.460 36200.732 7192.607 36198.172 7193.034 C 36202.865 7180.660 36207.985 7168.074 36213.532 7155.274 C 36223.345 7133.940 36228.892 7121.567 36230.172 7118.154 C 36251.078 7081.034 36263.452 7058.420 36267.292 7050.314 C 36275.398 7033.247 36279.452 7020.874 36279.452 7013.194 C 36279.452 7006.367 36276.252 7002.954 36269.852 7002.954 C 36263.452 7002.954 36255.558 7006.580 36246.172 7013.834 C 36238.918 7019.807 36231.878 7025.567 36225.052 7031.114 L 36223.772 7033.034 C 36221.212 7036.447 36213.105 7047.114 36199.452 7065.034 C 36187.932 7079.967 36179.825 7090.207 36175.132 7095.754 L 36175.132 7102.794 L 36169.372 7108.554 C 36169.798 7108.127 36170.438 7108.127 36171.292 7108.554 C 36172.145 7108.980 36172.145 7109.620 36171.292 7110.474 L 36167.452 7119.434 L 36161.052 7121.994 L 36160.412 7126.474 L 36154.652 7134.794 L 36155.292 7138.634 C 36151.025 7142.900 36149.532 7146.314 36150.812 7148.874 L 36145.692 7148.874 L 36147.612 7152.074 L 36139.292 7162.314 L 36134.812 7168.714 L 36135.452 7170.634 L 36132.252 7171.914 L 36131.612 7178.954 L 36125.852 7179.594 L 36129.052 7187.274 L 36125.852 7185.354 C 36124.998 7186.634 36124.145 7187.700 36123.292 7188.554 L 36117.532 7194.314 C 36118.385 7193.460 36119.238 7193.247 36120.092 7193.674 C 36121.372 7194.100 36122.012 7194.954 36122.012 7196.234 L 36114.972 7196.874 C 36112.412 7198.154 36111.132 7200.074 36111.132 7202.634 C 36111.985 7203.914 36113.052 7204.340 36114.332 7203.914 L 36107.292 7215.434 L 36102.812 7215.434 C 36098.545 7217.567 36095.132 7219.487 36092.572 7221.194 C 36090.012 7222.900 36087.452 7224.820 36084.892 7226.954 L 36078.492 7229.514 C 36076.785 7230.367 36076.145 7231.220 36076.572 7232.074 L 36070.812 7232.074 C 36071.665 7233.780 36070.812 7235.274 36068.252 7236.554 C 36065.692 7237.407 36064.198 7238.260 36063.772 7239.114 L 36058.012 7237.834 L 36049.052 7242.314 L 36043.292 7241.034 L 36043.292 7246.154 L 36033.052 7242.314 L 36031.132 7234.634 C 36031.132 7229.514 36039.025 7213.087 36054.812 7185.354 C 36075.292 7149.940 36095.985 7114.314 36116.892 7078.474 C 36120.732 7072.074 36124.572 7066.314 36128.412 7061.194 ZM 36559.192 6958.154 L 36561.752 6952.394 L 36566.232 6951.114 L 36568.152 6955.594 L 36571.992 6950.474 L 36573.912 6949.834 L 36578.392 6956.874 L 36582.872 6956.874 L 36581.592 6952.394 L 36584.792 6952.394 C 36587.352 6952.394 36592.898 6954.527 36601.432 6958.794 C 36601.858 6960.074 36602.498 6961.140 36603.352 6961.994 C 36605.485 6962.420 36606.978 6962.634 36607.832 6962.634 L 36613.592 6979.274 L 36614.872 6977.354 L 36618.712 6977.994 L 36616.792 6985.674 L 36620.632 6997.194 L 36622.552 7001.034 C 36622.552 7004.447 36622.125 7007.007 36621.272 7008.714 C 36620.845 7010.420 36620.205 7012.340 36619.352 7014.474 C 36619.352 7016.180 36620.205 7018.954 36621.912 7022.794 C 36621.485 7025.354 36620.845 7030.047 36619.992 7036.874 C 36619.138 7043.700 36618.712 7048.394 36618.712 7050.954 L 36614.232 7055.434 L 36615.512 7061.834 L 36612.312 7064.394 L 36612.952 7067.594 L 36613.592 7070.154 C 36611.458 7076.554 36608.045 7084.874 36603.352 7095.114 C 36600.365 7101.940 36596.525 7109.834 36591.832 7118.794 L 36580.312 7127.754 L 36583.512 7131.594 L 36569.432 7149.514 L 36566.232 7149.514 L 36568.152 7153.354 C 36565.592 7153.780 36563.672 7154.847 36562.392 7156.554 L 36559.832 7161.674 C 36558.978 7162.954 36557.912 7163.167 36556.632 7162.314 L 36550.872 7171.914 C 36549.592 7171.060 36548.312 7171.274 36547.032 7172.554 C 36546.178 7173.834 36545.965 7175.114 36546.392 7176.394 L 36541.912 7175.754 C 36541.058 7177.887 36539.992 7179.807 36538.712 7181.514 C 36537.432 7183.220 36535.938 7183.434 36534.232 7182.154 C 36532.952 7184.714 36531.245 7187.060 36529.112 7189.194 L 36524.632 7193.674 L 36519.512 7196.234 C 36509.698 7208.180 36499.032 7217.994 36487.512 7225.674 L 36484.952 7231.434 C 36478.552 7235.274 36473.645 7238.260 36470.232 7240.394 C 36463.405 7244.660 36458.712 7248.287 36456.152 7251.274 L 36450.392 7251.274 L 36449.112 7253.834 C 36445.272 7255.114 36441.218 7256.394 36436.952 7257.674 C 36433.112 7258.954 36429.058 7259.594 36424.792 7259.594 C 36407.725 7259.594 36395.138 7251.487 36387.032 7235.274 C 36380.632 7222.474 36377.432 7206.474 36377.432 7187.274 C 36377.432 7158.687 36384.045 7132.020 36397.272 7107.274 C 36407.938 7086.794 36424.578 7065.674 36447.192 7043.914 C 36458.285 7033.247 36479.405 7014.900 36510.552 6988.874 C 36517.805 6982.474 36525.485 6976.074 36533.592 6969.674 C 36541.698 6962.847 36550.018 6957.514 36558.552 6953.674 L 36559.192 6958.154 ZM 36446.552 7176.394 L 36448.472 7175.754 L 36449.752 7173.194 L 36451.032 7177.034 L 36450.392 7180.234 C 36452.525 7182.367 36453.805 7184.287 36454.232 7185.994 L 36449.112 7185.354 C 36449.112 7190.474 36452.312 7193.887 36458.712 7195.594 C 36460.418 7206.260 36465.325 7211.594 36473.432 7211.594 C 36493.485 7211.594 36512.685 7193.460 36531.032 7157.194 C 36547.245 7125.194 36555.352 7098.314 36555.352 7076.554 C 36555.352 7057.354 36552.792 7042.207 36547.672 7031.114 C 36542.978 7020.020 36536.578 7012.340 36528.472 7008.074 L 36523.992 7008.714 L 36522.712 7017.034 L 36519.512 7015.114 L 36518.232 7013.194 C 36518.232 7016.180 36516.952 7018.740 36514.392 7020.874 L 36514.392 7024.074 L 36512.472 7027.274 L 36506.712 7020.874 L 36505.432 7024.714 L 36506.712 7027.914 L 36502.872 7031.114 L 36504.152 7035.594 L 36497.112 7033.034 L 36499.032 7039.434 C 36497.325 7041.994 36495.192 7043.487 36492.632 7043.914 L 36491.352 7047.114 L 36484.952 7049.674 L 36486.232 7053.514 L 36488.152 7050.954 L 36489.432 7054.154 L 36486.872 7055.434 L 36486.872 7059.914 L 36482.392 7061.194 L 36479.192 7058.634 L 36476.632 7062.474 L 36474.072 7061.834 L 36474.072 7065.034 L 36479.832 7065.034 L 36477.912 7068.234 L 36475.352 7068.234 L 36477.272 7074.634 L 36473.432 7074.634 L 36472.792 7079.114 L 36471.512 7081.674 L 36474.072 7082.314 C 36469.805 7086.580 36467.672 7091.274 36467.672 7096.394 L 36461.912 7096.394 L 36459.352 7093.834 L 36456.792 7093.834 C 36457.218 7095.967 36458.712 7097.887 36461.272 7099.594 L 36462.552 7103.434 C 36462.978 7105.567 36460.845 7107.487 36456.152 7109.194 L 36458.072 7115.594 L 36460.632 7115.594 L 36455.512 7128.394 C 36454.232 7132.234 36453.592 7136.927 36453.592 7142.474 L 36447.192 7145.034 L 36447.192 7148.234 C 36448.045 7149.940 36449.112 7150.367 36450.392 7149.514 L 36451.672 7152.714 L 36449.752 7154.634 L 36445.272 7153.354 L 36443.352 7155.914 L 36448.472 7160.394 L 36448.472 7166.794 C 36450.605 7168.927 36451.245 7170.420 36450.392 7171.274 L 36447.192 7169.994 L 36441.432 7175.114 L 36446.552 7176.394 ZM 36649.461 7177.034 L 36650.741 7168.074 L 36654.581 7166.794 L 36655.221 7160.394 L 36653.941 7159.114 L 36658.421 7154.634 C 36661.408 7151.220 36662.901 7148.447 36662.901 7146.314 C 36662.901 7144.180 36661.408 7143.114 36658.421 7143.114 L 36660.341 7141.834 C 36662.475 7140.554 36663.541 7138.847 36663.541 7136.714 C 36663.541 7132.447 36664.608 7128.820 36666.741 7125.834 C 36669.301 7122.847 36671.221 7121.994 36672.501 7123.274 L 36671.861 7118.154 L 36673.141 7111.754 L 36675.701 7111.754 L 36674.421 7105.994 L 36677.621 7104.074 L 36676.341 7102.794 L 36680.821 7101.514 L 36679.541 7095.754 L 36685.301 7091.914 L 36682.741 7086.794 C 36683.168 7085.514 36683.808 7084.447 36684.661 7083.594 C 36685.515 7082.314 36686.581 7082.100 36687.861 7082.954 L 36687.861 7073.994 C 36689.995 7072.714 36691.061 7071.647 36691.061 7070.794 C 36691.488 7069.514 36692.555 7068.874 36694.261 7068.874 L 36696.181 7068.234 C 36694.475 7063.114 36696.181 7057.994 36701.301 7052.874 C 36700.448 7051.594 36700.448 7050.954 36701.301 7050.954 C 36702.155 7050.527 36703.221 7050.100 36704.501 7049.674 L 36704.501 7043.274 C 36706.208 7044.980 36707.488 7044.980 36708.341 7043.274 C 36709.621 7041.140 36710.261 7037.300 36710.261 7031.754 L 36716.021 7030.474 L 36718.581 7025.354 L 36717.301 7017.674 L 36712.181 7017.674 C 36707.488 7017.674 36696.608 7020.447 36679.541 7025.994 C 36670.155 7028.980 36663.115 7030.474 36658.421 7030.474 L 36651.381 7029.194 L 36678.261 6989.514 L 36684.021 6986.314 C 36688.288 6976.500 36698.955 6969.247 36716.021 6964.554 C 36736.075 6961.140 36749.088 6958.794 36755.061 6957.514 C 36763.168 6948.980 36772.555 6937.034 36783.221 6921.674 C 36792.181 6908.874 36801.141 6895.860 36810.101 6882.634 C 36820.341 6869.834 36828.661 6860.447 36835.061 6854.474 C 36846.581 6843.380 36857.035 6836.767 36866.421 6834.634 C 36868.555 6831.647 36872.181 6828.874 36877.301 6826.314 C 36882.848 6823.754 36887.755 6821.834 36892.021 6820.554 L 36897.141 6828.874 C 36896.288 6832.714 36894.155 6838.047 36890.741 6844.874 L 36886.261 6852.554 L 36878.581 6857.034 C 36877.728 6863.860 36874.528 6871.327 36868.981 6879.434 C 36863.435 6887.540 36859.808 6893.940 36858.101 6898.634 L 36852.981 6900.554 L 36855.541 6906.954 C 36852.128 6906.954 36850.421 6907.380 36850.421 6908.234 L 36850.421 6913.994 L 36845.941 6918.474 L 36842.741 6918.474 L 36834.421 6938.314 L 36828.021 6938.314 C 36829.728 6941.727 36829.941 6944.927 36828.661 6947.914 L 36873.461 6946.634 C 36880.288 6946.634 36887.115 6946.847 36893.941 6947.274 C 36900.768 6947.274 36907.808 6948.340 36915.061 6950.474 C 36912.075 6957.727 36908.875 6963.700 36905.461 6968.394 L 36900.341 6969.034 L 36897.141 6976.074 L 36889.461 6978.634 L 36884.341 6986.314 C 36880.501 6991.434 36875.808 6995.700 36870.261 6999.114 C 36865.141 7002.527 36858.955 7005.514 36851.701 7008.074 L 36837.621 7006.154 L 36815.861 7008.074 C 36815.008 7006.794 36810.955 7007.220 36803.701 7009.354 C 36796.875 7011.060 36792.821 7011.700 36791.541 7011.274 C 36790.261 7010.847 36789.195 7011.487 36788.341 7013.194 C 36787.915 7014.474 36787.061 7014.900 36785.781 7014.474 C 36782.368 7021.727 36780.021 7027.060 36778.741 7030.474 C 36774.048 7041.140 36771.275 7048.394 36770.421 7052.234 L 36767.221 7058.634 C 36759.968 7069.300 36754.848 7077.834 36751.861 7084.234 C 36749.301 7090.634 36747.381 7097.460 36746.101 7104.714 C 36744.821 7104.287 36743.755 7104.927 36742.901 7106.634 C 36742.475 7107.914 36742.688 7109.194 36743.541 7110.474 L 36740.981 7117.514 L 36735.221 7119.434 C 36736.501 7121.140 36737.995 7122.634 36739.701 7123.914 C 36736.288 7130.314 36734.368 7133.940 36733.941 7134.794 C 36732.235 7139.060 36731.381 7143.114 36731.381 7146.954 L 36729.461 7148.874 L 36730.101 7153.354 C 36728.821 7157.194 36727.968 7160.180 36727.541 7162.314 C 36725.408 7169.994 36724.341 7174.474 36724.341 7175.754 C 36724.341 7182.580 36725.408 7187.914 36727.541 7191.754 C 36729.675 7195.594 36733.728 7197.514 36739.701 7197.514 C 36754.635 7197.514 36777.675 7185.354 36808.821 7161.034 C 36835.275 7140.127 36852.341 7124.127 36860.021 7113.034 L 36864.501 7113.034 L 36851.701 7129.674 C 36846.581 7136.927 36837.835 7146.954 36825.461 7159.754 C 36811.381 7174.260 36801.781 7184.287 36796.661 7189.834 C 36791.968 7195.380 36786.635 7201.140 36780.661 7207.114 C 36775.115 7213.087 36769.355 7218.207 36763.381 7222.474 L 36761.461 7223.754 C 36757.195 7228.874 36752.075 7233.780 36746.101 7238.474 C 36736.288 7246.580 36730.741 7251.274 36729.461 7252.554 L 36727.541 7249.994 C 36725.408 7249.994 36722.208 7251.914 36717.941 7255.754 C 36715.381 7258.314 36713.461 7259.807 36712.181 7260.234 L 36713.461 7262.154 C 36708.341 7263.007 36704.288 7265.567 36701.301 7269.834 L 36684.661 7272.394 C 36672.288 7272.394 36662.475 7266.207 36655.221 7253.834 C 36647.968 7241.460 36644.341 7228.660 36644.341 7215.434 L 36644.341 7198.794 C 36644.768 7193.247 36646.048 7187.487 36648.181 7181.514 L 36649.461 7177.034 ZM 37078.042 7183.434 L 37075.482 7181.514 C 37076.762 7167.434 37079.322 7155.060 37083.162 7144.394 C 37087.002 7133.300 37096.815 7113.034 37112.602 7083.594 C 37128.815 7057.140 37156.335 7027.487 37195.162 6994.634 C 37238.255 6958.367 37271.322 6940.234 37294.362 6940.234 L 37302.042 6941.514 L 37302.682 6943.434 C 37317.615 6944.714 37328.068 6952.180 37334.042 6965.834 L 37341.082 6983.114 L 37343.642 6983.114 L 37339.802 6995.274 C 37339.802 6996.554 37340.868 6998.047 37343.002 6999.754 C 37343.428 7000.180 37344.068 7000.607 37344.922 7001.034 L 37346.202 7007.434 L 37357.722 7008.074 C 37355.588 7013.620 37348.335 7028.340 37335.962 7052.234 C 37324.015 7075.700 37316.335 7090.634 37312.922 7097.034 L 37309.722 7096.394 L 37312.282 7101.514 L 37304.602 7125.834 L 37302.042 7126.474 L 37297.562 7145.034 L 37295.002 7145.034 C 37296.708 7150.154 37296.708 7154.420 37295.002 7157.834 L 37293.082 7186.634 C 37293.082 7191.327 37295.855 7194.527 37301.402 7196.234 C 37306.948 7194.954 37315.268 7189.834 37326.362 7180.874 C 37337.882 7171.487 37354.522 7156.340 37376.282 7135.434 C 37375.002 7136.287 37374.788 7137.567 37375.642 7139.274 C 37376.922 7140.980 37377.988 7141.194 37378.842 7139.914 C 37368.175 7152.287 37357.722 7164.660 37347.482 7177.034 L 37345.562 7180.874 C 37337.455 7186.847 37329.775 7193.034 37322.522 7199.434 C 37313.135 7207.540 37306.095 7214.794 37301.402 7221.194 L 37298.202 7221.194 L 37295.002 7227.594 L 37289.882 7228.874 C 37287.748 7232.287 37284.335 7235.487 37279.642 7238.474 L 37277.722 7239.754 C 37273.882 7243.594 37268.122 7246.794 37260.442 7249.354 C 37253.188 7251.914 37245.508 7254.047 37237.402 7255.754 C 37230.148 7252.767 37225.455 7246.794 37223.322 7237.834 C 37221.188 7228.447 37220.122 7216.927 37220.122 7203.274 L 37220.122 7185.994 L 37214.362 7193.034 L 37205.402 7199.434 L 37204.762 7203.274 C 37200.922 7207.114 37198.148 7210.954 37196.442 7214.794 L 37193.882 7211.594 L 37189.402 7217.354 L 37184.922 7217.994 L 37180.442 7226.314 C 37177.882 7227.594 37175.322 7229.300 37172.762 7231.434 C 37170.628 7233.140 37168.068 7235.274 37165.082 7237.834 L 37151.002 7245.514 L 37151.002 7250.634 C 37148.442 7252.340 37142.895 7255.114 37134.362 7258.954 C 37129.668 7261.087 37126.255 7262.794 37124.122 7264.074 C 37123.268 7263.647 37120.068 7264.074 37114.522 7265.354 C 37113.668 7265.354 37112.175 7265.780 37110.042 7266.634 C 37102.362 7266.634 37095.748 7263.647 37090.202 7257.674 C 37084.655 7251.700 37080.602 7244.447 37078.042 7235.914 C 37080.175 7235.914 37081.242 7234.420 37081.242 7231.434 C 37079.962 7229.727 37079.108 7228.660 37078.682 7228.234 C 37076.975 7225.674 37075.695 7224.607 37074.842 7225.034 L 37073.562 7217.354 L 37076.762 7212.874 L 37076.762 7201.354 C 37075.055 7201.780 37073.988 7201.567 37073.562 7200.714 C 37073.135 7199.860 37072.922 7198.154 37072.922 7195.594 C 37073.348 7190.900 37073.562 7188.127 37073.562 7187.274 L 37078.042 7183.434 ZM 37152.282 7182.154 C 37152.282 7183.860 37153.562 7187.700 37156.122 7193.674 C 37159.108 7199.647 37161.455 7203.914 37163.162 7206.474 C 37172.975 7206.474 37186.842 7199.220 37204.762 7184.714 L 37226.522 7166.794 C 37226.948 7165.514 37228.868 7158.474 37232.282 7145.674 C 37235.695 7132.447 37239.108 7123.914 37242.522 7120.074 C 37242.522 7114.527 37246.788 7102.794 37255.322 7084.874 C 37264.282 7066.954 37268.762 7050.527 37268.762 7035.594 C 37268.762 7023.647 37266.202 7013.407 37261.082 7004.874 C 37255.962 6996.340 37247.855 6991.220 37236.762 6989.514 C 37233.348 6992.074 37229.935 6994.847 37226.522 6997.834 C 37223.535 7000.394 37221.402 7003.380 37220.122 7006.794 C 37211.162 7017.034 37202.415 7027.060 37193.882 7036.874 L 37191.962 7042.634 C 37189.828 7044.340 37187.908 7047.327 37186.202 7051.594 C 37184.922 7055.434 37183.855 7059.274 37183.002 7063.114 C 37181.295 7065.247 37178.522 7071.007 37174.682 7080.394 C 37166.575 7100.020 37162.308 7111.540 37161.882 7114.954 L 37158.042 7116.234 L 37159.322 7118.794 L 37154.202 7137.994 L 37151.642 7141.834 L 37152.922 7143.114 L 37156.122 7143.114 C 37154.842 7146.100 37153.135 7148.020 37151.002 7148.874 L 37153.562 7168.074 L 37151.002 7170.634 L 37151.642 7174.474 L 37152.282 7182.154 ZM 37409.062 7139.274 L 37409.062 7134.154 C 37410.342 7133.300 37411.835 7132.447 37413.542 7131.594 L 37422.502 7126.474 L 37425.702 7127.114 L 37425.702 7131.594 L 37420.582 7136.074 L 37418.662 7141.194 C 37418.662 7142.474 37417.382 7147.167 37414.822 7155.274 C 37412.688 7163.380 37411.622 7168.714 37411.622 7171.274 C 37411.622 7177.247 37412.902 7183.434 37415.462 7189.834 C 37418.448 7196.234 37422.075 7200.927 37426.342 7203.914 L 37430.182 7206.474 C 37439.142 7212.874 37448.102 7215.434 37457.062 7214.154 L 37457.702 7216.714 L 37458.982 7213.514 L 37462.822 7209.674 L 37469.222 7210.954 L 37471.142 7214.794 L 37478.182 7206.474 C 37483.302 7208.180 37487.142 7209.034 37489.702 7209.034 C 37488.422 7207.327 37487.995 7206.260 37488.422 7205.834 L 37491.622 7201.354 L 37496.742 7202.634 C 37496.315 7201.780 37496.742 7200.714 37498.022 7199.434 C 37499.302 7198.154 37500.582 7197.727 37501.862 7198.154 C 37506.128 7193.034 37508.262 7186.847 37508.262 7179.594 C 37508.262 7171.487 37504.635 7164.447 37497.382 7158.474 C 37491.835 7154.207 37485.435 7150.794 37478.182 7148.234 C 37470.928 7145.247 37462.395 7140.554 37452.582 7134.154 C 37443.195 7127.327 37436.582 7122.634 37432.742 7120.074 L 37434.662 7116.234 L 37431.462 7111.754 L 37430.182 7116.874 C 37423.782 7110.900 37418.022 7103.220 37412.902 7093.834 L 37414.822 7091.914 L 37410.342 7091.274 C 37409.062 7087.860 37407.995 7085.087 37407.142 7082.954 C 37406.715 7080.820 37406.715 7078.687 37407.142 7076.554 L 37403.302 7065.034 C 37403.302 7049.247 37409.915 7034.527 37423.142 7020.874 C 37429.542 7014.474 37453.648 6997.620 37495.462 6970.314 L 37511.462 6960.074 L 37529.382 6949.194 L 37532.582 6948.554 C 37537.275 6946.847 37540.688 6945.780 37542.822 6945.354 C 37549.222 6943.647 37555.622 6942.794 37562.022 6942.794 C 37576.955 6942.794 37588.475 6947.700 37596.582 6957.514 C 37605.115 6966.900 37609.382 6979.274 37609.382 6994.634 C 37609.382 6995.914 37608.528 6998.474 37606.822 7002.314 C 37605.542 7005.727 37604.688 7007.860 37604.262 7008.714 L 37598.502 7013.194 L 37601.702 7012.554 L 37600.422 7014.474 C 37597.862 7019.167 37595.515 7023.647 37593.382 7027.914 C 37591.248 7031.754 37588.475 7036.020 37585.062 7040.714 L 37583.142 7038.154 C 37576.742 7043.700 37569.915 7050.100 37562.662 7057.354 C 37550.715 7070.154 37543.888 7077.194 37542.182 7078.474 L 37539.622 7077.194 L 37546.662 7061.194 L 37545.382 7059.914 C 37545.808 7057.354 37546.022 7053.940 37546.022 7049.674 L 37546.022 7038.154 C 37544.742 7033.887 37543.888 7030.900 37543.462 7029.194 C 37537.915 7016.394 37533.008 7007.434 37528.742 7002.314 C 37521.062 6992.927 37512.315 6988.234 37502.502 6988.234 C 37494.822 6988.234 37489.488 6991.220 37486.502 6997.194 C 37485.222 6997.620 37483.942 6997.834 37482.662 6997.834 L 37482.662 7001.674 C 37482.662 7003.807 37480.955 7011.487 37477.542 7024.714 C 37475.835 7031.114 37474.768 7036.447 37474.342 7040.714 C 37475.622 7042.420 37476.475 7043.700 37476.902 7044.554 C 37479.035 7047.540 37480.528 7048.820 37481.382 7048.394 L 37483.302 7058.634 L 37488.422 7059.914 C 37489.702 7062.900 37491.195 7065.674 37492.902 7068.234 C 37494.608 7070.794 37496.742 7072.714 37499.302 7073.994 C 37500.582 7076.127 37501.648 7077.407 37502.502 7077.834 C 37503.355 7078.687 37503.355 7079.540 37502.502 7080.394 C 37502.075 7081.247 37504.422 7083.380 37509.542 7086.794 L 37517.222 7085.514 L 37515.942 7091.914 C 37517.222 7092.340 37518.715 7092.767 37520.422 7093.194 C 37522.128 7093.194 37522.982 7093.620 37522.982 7094.474 L 37524.902 7098.314 L 37529.382 7097.034 L 37537.062 7109.834 L 37538.982 7100.234 C 37540.688 7101.087 37541.968 7103.220 37542.822 7106.634 L 37545.382 7106.634 C 37547.942 7107.487 37550.288 7108.554 37552.422 7109.834 C 37554.982 7110.687 37556.048 7111.754 37555.622 7113.034 C 37559.888 7118.154 37562.662 7122.420 37563.942 7125.834 C 37565.648 7125.407 37567.355 7124.767 37569.062 7123.914 L 37569.702 7128.394 L 37565.862 7132.234 L 37565.222 7135.434 L 37569.062 7131.594 L 37570.342 7133.514 L 37572.902 7139.274 C 37572.475 7139.700 37571.195 7141.834 37569.062 7145.674 C 37567.355 7149.514 37566.075 7151.220 37565.222 7150.794 L 37564.582 7156.554 L 37565.862 7159.754 L 37553.702 7173.834 L 37551.782 7171.914 C 37549.648 7176.180 37545.595 7180.447 37539.622 7184.714 C 37533.648 7188.554 37528.102 7192.180 37522.982 7195.594 C 37520.848 7196.874 37518.075 7199.220 37514.662 7202.634 C 37511.248 7206.047 37508.262 7208.820 37505.702 7210.954 L 37501.222 7215.434 C 37498.235 7218.420 37496.528 7219.700 37496.102 7219.274 L 37490.982 7224.394 L 37488.422 7224.394 L 37483.302 7228.874 L 37485.222 7232.074 L 37481.382 7238.474 L 37476.902 7237.194 C 37476.902 7235.060 37476.475 7233.994 37475.622 7233.994 L 37475.622 7238.474 L 37474.342 7242.954 L 37472.422 7242.314 L 37466.662 7246.154 L 37466.662 7251.274 C 37465.808 7251.700 37464.742 7251.700 37463.462 7251.274 C 37462.182 7250.420 37461.328 7249.780 37460.902 7249.354 L 37460.262 7251.914 C 37456.422 7253.194 37454.502 7254.474 37454.502 7255.754 L 37450.022 7257.034 L 37444.902 7259.594 L 37440.422 7259.594 L 37435.942 7259.594 L 37435.942 7262.794 L 37430.822 7264.074 C 37431.675 7264.927 37431.462 7265.780 37430.182 7266.634 C 37429.328 7267.914 37428.475 7268.127 37427.622 7267.274 L 37426.342 7261.514 L 37425.062 7264.714 L 37421.862 7267.914 L 37419.942 7262.794 L 37420.582 7260.874 L 37416.742 7260.874 L 37416.742 7268.554 C 37415.462 7268.127 37413.115 7267.914 37409.702 7267.914 C 37401.168 7267.914 37395.835 7267.274 37393.702 7265.994 L 37391.142 7266.634 L 37388.582 7261.514 L 37379.622 7260.874 L 37379.622 7255.754 L 37377.702 7257.034 C 37370.022 7253.194 37364.262 7247.647 37360.422 7240.394 C 37356.582 7233.140 37354.662 7225.034 37354.662 7216.074 C 37354.662 7201.140 37360.635 7186.847 37372.582 7173.194 C 37383.248 7161.674 37394.128 7150.154 37405.222 7138.634 L 37409.062 7139.274 ZM 37639.062 7139.274 L 37639.062 7134.154 C 37640.342 7133.300 37641.835 7132.447 37643.542 7131.594 L 37652.502 7126.474 L 37655.702 7127.114 L 37655.702 7131.594 L 37650.582 7136.074 L 37648.662 7141.194 C 37648.662 7142.474 37647.382 7147.167 37644.822 7155.274 C 37642.688 7163.380 37641.622 7168.714 37641.622 7171.274 C 37641.622 7177.247 37642.902 7183.434 37645.462 7189.834 C 37648.448 7196.234 37652.075 7200.927 37656.342 7203.914 L 37660.182 7206.474 C 37669.142 7212.874 37678.102 7215.434 37687.062 7214.154 L 37687.702 7216.714 L 37688.982 7213.514 L 37692.822 7209.674 L 37699.222 7210.954 L 37701.142 7214.794 L 37708.182 7206.474 C 37713.302 7208.180 37717.142 7209.034 37719.702 7209.034 C 37718.422 7207.327 37717.995 7206.260 37718.422 7205.834 L 37721.622 7201.354 L 37726.742 7202.634 C 37726.315 7201.780 37726.742 7200.714 37728.022 7199.434 C 37729.302 7198.154 37730.582 7197.727 37731.862 7198.154 C 37736.128 7193.034 37738.262 7186.847 37738.262 7179.594 C 37738.262 7171.487 37734.635 7164.447 37727.382 7158.474 C 37721.835 7154.207 37715.435 7150.794 37708.182 7148.234 C 37700.928 7145.247 37692.395 7140.554 37682.582 7134.154 C 37673.195 7127.327 37666.582 7122.634 37662.742 7120.074 L 37664.662 7116.234 L 37661.462 7111.754 L 37660.182 7116.874 C 37653.782 7110.900 37648.022 7103.220 37642.902 7093.834 L 37644.822 7091.914 L 37640.342 7091.274 C 37639.062 7087.860 37637.995 7085.087 37637.142 7082.954 C 37636.715 7080.820 37636.715 7078.687 37637.142 7076.554 L 37633.302 7065.034 C 37633.302 7049.247 37639.915 7034.527 37653.142 7020.874 C 37659.542 7014.474 37683.648 6997.620 37725.462 6970.314 L 37741.462 6960.074 L 37759.382 6949.194 L 37762.582 6948.554 C 37767.275 6946.847 37770.688 6945.780 37772.822 6945.354 C 37779.222 6943.647 37785.622 6942.794 37792.022 6942.794 C 37806.955 6942.794 37818.475 6947.700 37826.582 6957.514 C 37835.115 6966.900 37839.382 6979.274 37839.382 6994.634 C 37839.382 6995.914 37838.528 6998.474 37836.822 7002.314 C 37835.542 7005.727 37834.688 7007.860 37834.262 7008.714 L 37828.502 7013.194 L 37831.702 7012.554 L 37830.422 7014.474 C 37827.862 7019.167 37825.515 7023.647 37823.382 7027.914 C 37821.248 7031.754 37818.475 7036.020 37815.062 7040.714 L 37813.142 7038.154 C 37806.742 7043.700 37799.915 7050.100 37792.662 7057.354 C 37780.715 7070.154 37773.888 7077.194 37772.182 7078.474 L 37769.622 7077.194 L 37776.662 7061.194 L 37775.382 7059.914 C 37775.808 7057.354 37776.022 7053.940 37776.022 7049.674 L 37776.022 7038.154 C 37774.742 7033.887 37773.888 7030.900 37773.462 7029.194 C 37767.915 7016.394 37763.008 7007.434 37758.742 7002.314 C 37751.062 6992.927 37742.315 6988.234 37732.502 6988.234 C 37724.822 6988.234 37719.488 6991.220 37716.502 6997.194 C 37715.222 6997.620 37713.942 6997.834 37712.662 6997.834 L 37712.662 7001.674 C 37712.662 7003.807 37710.955 7011.487 37707.542 7024.714 C 37705.835 7031.114 37704.768 7036.447 37704.342 7040.714 C 37705.622 7042.420 37706.475 7043.700 37706.902 7044.554 C 37709.035 7047.540 37710.528 7048.820 37711.382 7048.394 L 37713.302 7058.634 L 37718.422 7059.914 C 37719.702 7062.900 37721.195 7065.674 37722.902 7068.234 C 37724.608 7070.794 37726.742 7072.714 37729.302 7073.994 C 37730.582 7076.127 37731.648 7077.407 37732.502 7077.834 C 37733.355 7078.687 37733.355 7079.540 37732.502 7080.394 C 37732.075 7081.247 37734.422 7083.380 37739.542 7086.794 L 37747.222 7085.514 L 37745.942 7091.914 C 37747.222 7092.340 37748.715 7092.767 37750.422 7093.194 C 37752.128 7093.194 37752.982 7093.620 37752.982 7094.474 L 37754.902 7098.314 L 37759.382 7097.034 L 37767.062 7109.834 L 37768.982 7100.234 C 37770.688 7101.087 37771.968 7103.220 37772.822 7106.634 L 37775.382 7106.634 C 37777.942 7107.487 37780.288 7108.554 37782.422 7109.834 C 37784.982 7110.687 37786.048 7111.754 37785.622 7113.034 C 37789.888 7118.154 37792.662 7122.420 37793.942 7125.834 C 37795.648 7125.407 37797.355 7124.767 37799.062 7123.914 L 37799.702 7128.394 L 37795.862 7132.234 L 37795.222 7135.434 L 37799.062 7131.594 L 37800.342 7133.514 L 37802.902 7139.274 C 37802.475 7139.700 37801.195 7141.834 37799.062 7145.674 C 37797.355 7149.514 37796.075 7151.220 37795.222 7150.794 L 37794.582 7156.554 L 37795.862 7159.754 L 37783.702 7173.834 L 37781.782 7171.914 C 37779.648 7176.180 37775.595 7180.447 37769.622 7184.714 C 37763.648 7188.554 37758.102 7192.180 37752.982 7195.594 C 37750.848 7196.874 37748.075 7199.220 37744.662 7202.634 C 37741.248 7206.047 37738.262 7208.820 37735.702 7210.954 L 37731.222 7215.434 C 37728.235 7218.420 37726.528 7219.700 37726.102 7219.274 L 37720.982 7224.394 L 37718.422 7224.394 L 37713.302 7228.874 L 37715.222 7232.074 L 37711.382 7238.474 L 37706.902 7237.194 C 37706.902 7235.060 37706.475 7233.994 37705.622 7233.994 L 37705.622 7238.474 L 37704.342 7242.954 L 37702.422 7242.314 L 37696.662 7246.154 L 37696.662 7251.274 C 37695.808 7251.700 37694.742 7251.700 37693.462 7251.274 C 37692.182 7250.420 37691.328 7249.780 37690.902 7249.354 L 37690.262 7251.914 C 37686.422 7253.194 37684.502 7254.474 37684.502 7255.754 L 37680.022 7257.034 L 37674.902 7259.594 L 37670.422 7259.594 L 37665.942 7259.594 L 37665.942 7262.794 L 37660.822 7264.074 C 37661.675 7264.927 37661.462 7265.780 37660.182 7266.634 C 37659.328 7267.914 37658.475 7268.127 37657.622 7267.274 L 37656.342 7261.514 L 37655.062 7264.714 L 37651.862 7267.914 L 37649.942 7262.794 L 37650.582 7260.874 L 37646.742 7260.874 L 37646.742 7268.554 C 37645.462 7268.127 37643.115 7267.914 37639.702 7267.914 C 37631.168 7267.914 37625.835 7267.274 37623.702 7265.994 L 37621.142 7266.634 L 37618.582 7261.514 L 37609.622 7260.874 L 37609.622 7255.754 L 37607.702 7257.034 C 37600.022 7253.194 37594.262 7247.647 37590.422 7240.394 C 37586.582 7233.140 37584.662 7225.034 37584.662 7216.074 C 37584.662 7201.140 37590.635 7186.847 37602.582 7173.194 C 37613.248 7161.674 37624.128 7150.154 37635.222 7138.634 L 37639.062 7139.274 ZM 37822.982 7201.354 L 37829.382 7200.074 L 37830.022 7195.594 L 37835.142 7200.074 L 37835.142 7193.674 L 37827.462 7194.314 C 37826.608 7193.034 37825.542 7191.754 37824.262 7190.474 L 37826.182 7184.074 L 37829.382 7181.514 L 37827.462 7176.394 C 37827.462 7174.687 37827.248 7172.767 37826.822 7170.634 C 37831.088 7169.354 37833.648 7168.074 37834.502 7166.794 L 37831.942 7157.194 C 37836.208 7152.074 37838.982 7148.874 37840.262 7147.594 L 37838.982 7141.834 C 37842.395 7140.554 37844.315 7140.127 37844.742 7140.554 L 37847.942 7131.594 L 37844.742 7132.234 L 37844.742 7125.834 L 37849.862 7125.834 C 37849.435 7121.994 37850.502 7116.660 37853.062 7109.834 L 37858.822 7111.114 L 37863.942 7109.194 L 37858.182 7105.994 L 37865.862 7098.954 C 37866.715 7099.807 37867.568 7099.807 37868.422 7098.954 C 37869.702 7098.100 37869.915 7097.247 37869.062 7096.394 L 37864.582 7093.834 L 37867.142 7091.274 L 37867.782 7084.874 L 37873.542 7082.314 L 37872.262 7078.474 L 37878.022 7068.874 L 37885.062 7065.674 L 37888.262 7056.714 C 37888.688 7057.140 37889.542 7056.927 37890.822 7056.074 C 37892.528 7055.220 37892.742 7054.154 37891.462 7052.874 L 37896.582 7050.954 L 37895.942 7046.474 C 37903.195 7039.647 37910.448 7032.607 37917.702 7025.354 L 37917.702 7018.314 C 37923.675 7013.194 37930.288 7006.580 37937.542 6998.474 C 37943.088 6992.074 37946.928 6987.594 37949.062 6985.034 C 37953.755 6978.207 37963.568 6972.020 37978.502 6966.474 C 37987.888 6963.060 37999.835 6959.647 38014.342 6956.234 L 38020.742 6963.914 C 38020.742 6967.754 38019.035 6969.674 38015.622 6969.674 C 38013.488 6975.647 38009.862 6982.687 38004.742 6990.794 C 37998.342 7001.034 37993.222 7006.580 37989.382 7007.434 L 37989.382 7010.634 L 37982.342 7015.754 L 37984.262 7020.874 L 37968.902 7040.074 C 37967.195 7041.354 37966.768 7042.420 37967.622 7043.274 L 37960.582 7044.554 L 37962.502 7050.314 L 37956.102 7061.194 C 37954.395 7060.767 37951.622 7061.834 37947.782 7064.394 L 37950.982 7068.234 L 37943.302 7079.114 C 37943.302 7079.967 37943.088 7081.034 37942.662 7082.314 C 37942.662 7083.167 37942.235 7083.380 37941.382 7082.954 C 37940.528 7085.087 37939.462 7087.220 37938.182 7089.354 C 37936.902 7091.487 37934.342 7095.114 37930.502 7100.234 L 37930.502 7105.354 L 37931.782 7106.634 L 37922.182 7112.394 L 37920.902 7125.834 L 37915.142 7124.554 C 37914.715 7124.980 37914.502 7128.180 37914.502 7134.154 L 37913.222 7138.634 L 37911.302 7139.274 L 37913.862 7141.834 L 37912.582 7152.074 C 37909.595 7153.354 37907.035 7155.700 37904.902 7159.114 L 37908.102 7168.714 L 37902.982 7178.314 C 37902.982 7183.860 37903.835 7188.340 37905.542 7191.754 C 37907.675 7195.167 37911.302 7196.874 37916.422 7196.874 C 37924.528 7196.874 37939.035 7190.474 37959.942 7177.674 C 37980.848 7164.874 37993.008 7155.274 37996.422 7148.874 L 37995.782 7146.314 L 38003.462 7138.634 L 38004.742 7128.394 L 38008.582 7125.194 L 38011.142 7125.194 L 38010.502 7121.354 C 38010.502 7119.647 38010.928 7117.514 38011.782 7114.954 C 38013.062 7112.394 38014.342 7110.047 38015.622 7107.914 L 38017.542 7102.794 C 38018.822 7102.794 38019.675 7101.300 38020.102 7098.314 C 38020.102 7094.900 38020.955 7091.914 38022.662 7089.354 C 38024.795 7086.794 38026.928 7084.020 38029.062 7081.034 C 38034.182 7073.780 38037.595 7068.660 38039.302 7065.674 C 38042.715 7060.554 38045.062 7055.007 38046.342 7049.034 L 38089.862 6986.954 L 38096.262 6976.714 C 38100.528 6975.434 38104.582 6972.447 38108.422 6967.754 L 38113.542 6969.674 C 38113.968 6969.674 38114.395 6969.460 38114.822 6969.034 C 38114.822 6966.474 38113.968 6965.407 38112.262 6965.834 C 38114.395 6963.274 38121.862 6960.074 38134.662 6956.234 C 38147.888 6952.394 38156.848 6950.474 38161.542 6950.474 L 38159.622 6971.594 L 38158.342 6976.074 L 38155.142 6979.274 C 38153.008 6981.834 38153.222 6983.540 38155.782 6984.394 L 38148.102 6989.514 L 38148.102 6994.634 C 38148.102 6995.487 38147.035 6996.767 38144.902 6998.474 C 38142.768 7000.180 38141.062 7001.247 38139.782 7001.674 C 38142.342 7005.514 38143.622 7008.074 38143.622 7009.354 L 38138.502 7013.834 L 38135.942 7012.554 C 38134.662 7015.114 38134.235 7016.607 38134.662 7017.034 L 38128.902 7015.754 L 38128.902 7020.874 L 38134.022 7021.514 L 38134.022 7024.714 C 38131.462 7025.567 38129.755 7025.994 38128.902 7025.994 C 38127.622 7031.540 38125.275 7036.660 38121.862 7041.354 C 38121.435 7040.927 38119.942 7040.500 38117.382 7040.074 L 38119.302 7043.274 C 38119.302 7044.127 38117.595 7045.194 38114.182 7046.474 L 38116.102 7048.394 L 38110.982 7054.794 L 38114.182 7059.274 L 38109.062 7062.474 L 38103.302 7062.474 C 38101.595 7063.327 38100.742 7064.394 38100.742 7065.674 C 38101.595 7066.100 38102.662 7066.527 38103.942 7066.954 L 38103.302 7072.074 L 38104.582 7073.994 L 38099.462 7077.194 L 38101.382 7080.394 C 38101.382 7082.954 38099.888 7084.874 38096.902 7086.154 C 38093.915 7087.434 38091.568 7088.287 38089.862 7088.714 L 38097.542 7095.114 L 38095.622 7097.034 L 38090.502 7098.314 L 38089.222 7102.794 L 38080.902 7107.274 L 38078.342 7106.634 L 38073.222 7109.194 L 38076.422 7113.034 L 38080.262 7111.754 L 38082.822 7113.034 L 38087.942 7113.034 L 38086.022 7118.154 L 38082.182 7118.154 L 38081.542 7123.274 L 38075.782 7123.274 L 38074.502 7125.834 L 38078.342 7129.674 L 38076.422 7135.434 L 38070.662 7140.554 L 38070.022 7146.314 C 38069.168 7145.887 38068.315 7146.100 38067.462 7146.954 C 38067.035 7147.807 38066.608 7148.447 38066.182 7148.874 L 38067.462 7155.914 C 38066.608 7155.060 38065.755 7155.274 38064.902 7156.554 C 38064.048 7157.834 38063.622 7158.687 38063.622 7159.114 L 38064.902 7166.154 L 38061.062 7166.154 L 38059.782 7175.754 C 38059.782 7179.167 38060.208 7181.940 38061.062 7184.074 C 38061.915 7186.207 38063.408 7188.767 38065.542 7191.754 L 38071.942 7194.314 C 38077.915 7192.180 38094.982 7183.434 38123.142 7168.074 C 38151.302 7152.287 38165.595 7144.394 38166.022 7144.394 C 38154.075 7152.500 38143.835 7159.754 38135.302 7166.154 C 38122.928 7175.540 38113.328 7183.860 38106.502 7191.114 L 38100.102 7191.754 C 38089.008 7201.994 38083.248 7207.327 38082.822 7207.754 C 38079.835 7210.314 38075.568 7213.087 38070.022 7216.074 L 38068.102 7217.354 C 38055.302 7225.887 38041.648 7233.780 38027.142 7241.034 L 38025.862 7239.754 L 38019.462 7242.314 C 38018.608 7240.607 38017.755 7239.967 38016.902 7240.394 C 38016.048 7240.394 38015.835 7241.034 38016.262 7242.314 L 38002.822 7243.594 C 37998.982 7243.594 37995.142 7240.607 37991.302 7234.634 C 37987.462 7228.660 37984.902 7222.900 37983.622 7217.354 L 37984.262 7214.794 L 37986.182 7213.514 C 37985.328 7211.380 37984.475 7209.460 37983.622 7207.754 C 37983.195 7205.620 37982.982 7203.914 37982.982 7202.634 L 37986.182 7196.874 L 37984.902 7185.354 L 37986.822 7182.794 L 37986.822 7178.314 L 37989.382 7178.314 L 37989.382 7171.274 L 37991.942 7166.794 C 37988.102 7169.780 37982.982 7174.047 37976.582 7179.594 C 37973.168 7182.580 37968.262 7187.060 37961.862 7193.034 C 37959.728 7195.594 37955.035 7200.074 37947.782 7206.474 C 37940.955 7212.447 37937.115 7216.074 37936.262 7217.354 L 37929.222 7220.554 L 37925.382 7226.954 L 37922.822 7228.874 C 37917.702 7231.434 37912.582 7235.487 37907.462 7241.034 L 37904.262 7240.394 C 37901.702 7242.100 37899.995 7243.167 37899.142 7243.594 L 37899.142 7246.154 C 37895.728 7247.007 37892.742 7248.287 37890.182 7249.994 L 37883.782 7253.194 C 37880.368 7253.194 37875.035 7253.834 37867.782 7255.114 C 37860.955 7256.394 37853.275 7258.100 37844.742 7260.234 C 37844.315 7258.527 37842.608 7257.034 37839.622 7255.754 L 37834.502 7253.194 C 37830.235 7245.087 37827.035 7238.687 37824.902 7233.994 C 37822.768 7229.300 37820.635 7223.114 37818.502 7215.434 L 37820.422 7211.594 L 37816.582 7207.754 L 37822.982 7201.354 ZM 38235.692 7044.554 C 38239.958 7038.154 38245.505 7028.980 38252.332 7017.034 L 38267.692 6988.874 L 38265.132 6986.954 C 38270.678 6979.700 38276.012 6974.154 38281.132 6970.314 C 38284.118 6968.180 38290.732 6964.554 38300.972 6959.434 L 38301.612 6957.514 C 38309.292 6954.100 38314.838 6951.754 38318.252 6950.474 C 38324.652 6947.914 38330.625 6946.207 38336.172 6945.354 C 38337.025 6948.767 38338.092 6951.967 38339.372 6954.954 C 38339.372 6957.087 38338.732 6960.074 38337.452 6963.914 C 38336.598 6967.754 38335.958 6970.527 38335.532 6972.234 L 38338.732 6972.234 C 38337.025 6980.767 38335.958 6985.460 38335.532 6986.314 C 38333.398 6993.567 38331.052 6998.260 38328.492 7000.394 L 38332.332 7004.234 L 38328.492 7004.234 L 38323.372 7007.434 L 38328.492 7009.354 C 38327.212 7014.900 38326.572 7017.887 38326.572 7018.314 L 38322.092 7023.434 L 38318.892 7023.434 C 38316.758 7027.700 38315.692 7030.474 38315.692 7031.754 C 38335.745 7017.247 38355.798 7002.527 38375.852 6987.594 C 38386.518 6980.767 38398.038 6974.367 38410.412 6968.394 C 38422.785 6961.994 38434.518 6957.514 38445.612 6954.954 C 38453.718 6957.940 38460.118 6961.994 38464.812 6967.114 C 38465.238 6966.687 38465.452 6966.900 38465.452 6967.754 L 38466.732 6969.034 L 38464.812 6974.154 C 38464.812 6978.847 38467.372 6980.127 38472.492 6977.994 C 38472.918 6985.247 38473.132 6990.794 38473.132 6994.634 L 38471.212 7001.034 C 38471.212 7002.314 38471.425 7003.594 38471.852 7004.874 C 38470.998 7006.154 38469.932 7007.220 38468.652 7008.074 C 38467.372 7008.927 38466.092 7008.287 38464.812 7006.154 L 38467.372 7016.394 C 38466.092 7015.114 38465.238 7015.114 38464.812 7016.394 C 38464.385 7017.247 38463.958 7018.314 38463.532 7019.594 L 38468.012 7020.234 C 38500.438 6995.487 38518.145 6982.047 38521.132 6979.914 C 38545.878 6963.274 38565.718 6954.954 38580.652 6954.954 C 38594.732 6954.954 38604.545 6962.420 38610.092 6977.354 L 38612.652 6977.354 L 38610.732 6983.114 C 38611.158 6984.820 38611.372 6988.447 38611.372 6993.994 C 38611.372 6999.540 38612.012 7002.314 38613.292 7002.314 L 38613.292 7008.074 C 38611.585 7007.647 38609.665 7007.434 38607.532 7007.434 L 38601.132 7007.434 L 38603.052 7011.914 L 38608.812 7010.634 L 38610.092 7015.114 C 38609.238 7015.967 38608.385 7017.034 38607.532 7018.314 C 38606.678 7019.167 38606.252 7021.087 38606.252 7024.074 L 38604.972 7027.914 L 38597.292 7027.914 L 38597.292 7025.994 C 38596.438 7025.994 38595.798 7025.780 38595.372 7025.354 L 38592.172 7034.314 C 38593.025 7035.167 38594.518 7035.380 38596.652 7034.954 C 38598.785 7034.527 38599.212 7033.460 38597.932 7031.754 L 38604.332 7034.954 L 38604.332 7038.154 L 38597.932 7043.914 L 38596.652 7040.714 L 38594.092 7045.834 L 38597.292 7048.394 L 38592.812 7048.394 C 38590.678 7048.394 38589.612 7049.887 38589.612 7052.874 C 38589.612 7054.154 38588.972 7055.860 38587.692 7057.994 C 38586.838 7059.700 38586.412 7061.194 38586.412 7062.474 C 38582.145 7070.154 38579.798 7074.847 38579.372 7076.554 L 38572.972 7076.554 L 38573.612 7073.354 C 38572.758 7073.780 38571.692 7074.420 38570.412 7075.274 L 38567.852 7077.834 L 38567.852 7081.674 L 38571.052 7081.674 C 38571.478 7082.954 38570.625 7083.807 38568.492 7084.234 C 38566.358 7084.660 38564.438 7085.087 38562.732 7085.514 L 38563.372 7088.074 C 38565.932 7088.927 38567.212 7090.420 38567.212 7092.554 L 38565.932 7095.114 L 38555.052 7102.794 L 38558.252 7102.794 L 38556.332 7109.834 L 38550.572 7111.114 L 38548.652 7118.154 L 38540.972 7122.634 C 38540.118 7123.914 38540.332 7125.620 38541.612 7127.754 C 38543.318 7129.887 38544.172 7131.167 38544.172 7131.594 L 38537.772 7127.754 L 38536.492 7133.514 L 38533.292 7133.514 L 38529.452 7140.554 C 38526.892 7141.834 38526.038 7143.327 38526.892 7145.034 L 38535.852 7145.674 C 38531.158 7149.087 38526.678 7152.287 38522.412 7155.274 C 38520.278 7160.394 38518.358 7164.660 38516.652 7168.074 C 38514.945 7171.487 38512.385 7174.474 38508.972 7177.034 C 38510.252 7179.594 38511.532 7181.940 38512.812 7184.074 L 38507.692 7190.474 L 38510.892 7196.234 L 38523.052 7192.394 C 38535.852 7187.700 38550.145 7177.247 38565.932 7161.034 C 38583.425 7143.114 38596.438 7132.020 38604.972 7127.754 L 38604.972 7125.194 L 38619.692 7114.954 L 38622.252 7114.954 L 38619.692 7123.274 C 38615.425 7124.980 38611.585 7127.540 38608.172 7130.954 C 38602.625 7136.927 38597.078 7142.687 38591.532 7148.234 C 38591.105 7150.794 38582.145 7160.394 38564.652 7177.034 C 38547.585 7193.247 38536.705 7202.634 38532.012 7205.194 L 38532.012 7207.754 C 38515.798 7220.980 38502.785 7231.434 38492.972 7239.114 C 38474.198 7253.620 38459.265 7260.234 38448.172 7258.954 L 38433.452 7257.674 L 38429.612 7252.554 L 38427.052 7252.554 C 38425.345 7248.714 38424.065 7245.514 38423.212 7242.954 C 38422.358 7240.394 38421.932 7238.047 38421.932 7235.914 C 38421.932 7234.207 38423.212 7226.314 38425.772 7212.234 C 38425.772 7209.674 38425.985 7207.114 38426.412 7204.554 C 38432.812 7189.194 38459.478 7144.820 38506.412 7071.434 C 38526.465 7040.287 38537.558 7019.807 38539.692 7009.994 L 38535.212 7001.034 L 38528.172 6998.474 C 38517.505 7001.460 38506.625 7007.007 38495.532 7015.114 C 38484.865 7022.794 38474.625 7030.260 38464.812 7037.514 L 38457.132 7047.114 C 38453.292 7050.527 38450.732 7052.874 38449.452 7054.154 C 38448.172 7055.434 38446.465 7057.994 38444.332 7061.834 C 38445.185 7065.247 38444.118 7068.234 38441.132 7070.794 C 38439.852 7072.074 38436.652 7074.207 38431.532 7077.194 C 38431.532 7078.047 38433.025 7078.474 38436.012 7078.474 L 38437.292 7081.674 L 38433.452 7081.034 L 38429.612 7085.514 C 38430.892 7085.087 38432.172 7085.727 38433.452 7087.434 C 38433.452 7087.860 38433.665 7088.287 38434.092 7088.714 L 38430.252 7088.714 L 38425.772 7092.554 L 38430.252 7092.554 L 38420.012 7099.594 L 38422.572 7104.714 L 38414.252 7105.354 C 38415.532 7109.620 38416.172 7112.607 38416.172 7114.314 C 38413.185 7116.874 38411.905 7119.007 38412.332 7120.714 L 38405.932 7119.434 C 38403.798 7121.994 38401.452 7125.194 38398.892 7129.034 C 38396.758 7132.874 38395.692 7136.074 38395.692 7138.634 L 38400.172 7138.634 L 38400.172 7135.434 L 38404.012 7136.074 L 38402.732 7141.834 L 38393.132 7153.994 L 38383.532 7151.434 L 38382.892 7153.354 C 38386.305 7158.047 38388.012 7161.034 38388.012 7162.314 C 38385.878 7162.740 38383.745 7162.954 38381.612 7162.954 C 38380.758 7162.954 38380.332 7163.807 38380.332 7165.514 C 38380.332 7166.794 38380.118 7167.647 38379.692 7168.074 L 38377.772 7167.434 L 38370.732 7177.674 C 38371.585 7177.247 38372.438 7177.460 38373.292 7178.314 C 38374.572 7178.740 38375.638 7179.167 38376.492 7179.594 C 38371.372 7183.434 38367.318 7187.060 38364.332 7190.474 L 38365.612 7194.954 C 38359.638 7197.940 38356.652 7201.994 38356.652 7207.114 C 38353.665 7209.674 38349.825 7212.234 38345.132 7214.794 C 38340.865 7216.927 38336.812 7219.060 38332.972 7221.194 L 38336.812 7222.474 L 38336.812 7225.674 C 38334.678 7226.954 38333.398 7227.807 38332.972 7228.234 C 38332.118 7227.807 38331.478 7227.167 38331.052 7226.314 L 38319.532 7235.914 L 38317.612 7234.634 L 38314.412 7235.274 L 38305.452 7241.034 C 38302.892 7242.740 38300.972 7244.234 38299.692 7245.514 C 38298.412 7246.367 38297.132 7247.434 38295.852 7248.714 L 38284.972 7253.834 C 38283.692 7253.834 38281.772 7253.194 38279.212 7251.914 C 38277.078 7250.207 38276.012 7248.714 38276.012 7247.434 C 38276.012 7229.087 38286.465 7201.994 38307.372 7166.154 C 38326.572 7135.860 38346.198 7104.714 38366.252 7072.714 C 38386.732 7040.287 38396.972 7017.247 38396.972 7003.594 L 38395.052 6999.754 C 38394.625 6998.474 38393.985 6996.980 38393.132 6995.274 C 38379.478 7000.820 38365.825 7008.714 38352.172 7018.954 C 38349.612 7020.660 38329.985 7038.154 38293.292 7071.434 L 38295.852 7073.994 C 38295.852 7075.274 38294.572 7076.767 38292.012 7078.474 C 38289.452 7079.754 38288.598 7081.460 38289.452 7083.594 L 38283.052 7083.594 C 38283.478 7084.874 38283.265 7085.940 38282.412 7086.794 C 38281.985 7087.647 38281.558 7088.287 38281.132 7088.714 L 38286.252 7098.954 C 38284.972 7099.380 38284.118 7100.447 38283.692 7102.154 C 38283.265 7103.860 38283.052 7105.354 38283.052 7106.634 C 38278.785 7110.474 38275.585 7113.460 38273.452 7115.594 L 38270.252 7115.594 L 38264.492 7123.914 C 38263.212 7126.047 38261.078 7130.314 38258.092 7136.714 C 38255.532 7143.114 38253.612 7148.234 38252.332 7152.074 L 38244.652 7156.554 L 38245.932 7159.754 L 38244.012 7161.674 C 38239.745 7163.380 38236.118 7166.580 38233.132 7171.274 C 38233.985 7171.274 38234.412 7171.914 38234.412 7173.194 C 38234.838 7174.047 38235.265 7174.687 38235.692 7175.114 C 38233.132 7177.247 38230.785 7179.167 38228.652 7180.874 C 38225.665 7185.140 38223.532 7188.340 38222.252 7190.474 C 38219.265 7195.167 38218.198 7198.580 38219.052 7200.714 L 38211.372 7203.274 L 38210.732 7209.674 L 38206.892 7209.034 C 38206.038 7212.020 38205.185 7214.580 38204.332 7216.714 C 38203.478 7218.847 38202.625 7221.194 38201.772 7223.754 L 38192.812 7228.874 C 38193.238 7228.447 38193.238 7228.020 38192.812 7227.594 L 38191.532 7226.314 L 38191.532 7235.274 L 38190.252 7241.034 L 38177.452 7243.594 L 38170.412 7251.274 L 38168.492 7249.994 L 38149.292 7256.394 L 38142.892 7253.834 C 38141.185 7254.687 38138.198 7255.754 38133.932 7257.034 C 38129.238 7258.314 38125.825 7258.954 38123.692 7258.954 C 38122.412 7258.954 38120.918 7257.887 38119.212 7255.754 C 38117.078 7253.194 38114.945 7249.780 38112.812 7245.514 C 38123.052 7234.847 38140.332 7206.687 38164.652 7161.034 C 38176.598 7138.847 38187.265 7121.994 38196.652 7110.474 C 38209.452 7088.714 38222.465 7066.740 38235.692 7044.554 ZM 38603.562 7184.714 L 38603.562 7182.154 L 38606.762 7171.914 C 38605.908 7171.914 38605.055 7171.700 38604.202 7171.274 C 38603.775 7169.140 38604.628 7167.860 38606.762 7167.434 L 38606.762 7162.954 L 38609.322 7162.954 L 38607.402 7153.354 C 38607.402 7149.940 38609.748 7142.687 38614.442 7131.594 C 38617.855 7123.487 38621.482 7115.380 38625.322 7107.274 L 38627.882 7107.274 C 38632.575 7092.767 38646.228 7073.780 38668.842 7050.314 C 38691.882 7026.420 38710.868 7011.060 38725.802 7004.234 C 38745.428 6990.154 38762.922 6978.847 38778.282 6970.314 C 38802.175 6956.660 38820.948 6949.834 38834.602 6949.834 C 38845.695 6949.834 38854.228 6953.460 38860.202 6960.714 C 38866.175 6967.967 38869.162 6977.140 38869.162 6988.234 L 38868.522 6995.274 C 38867.668 6996.980 38866.815 6998.474 38865.962 6999.754 C 38865.962 7000.607 38865.748 7002.527 38865.322 7005.514 C 38864.468 7006.794 38863.828 7007.860 38863.402 7008.714 L 38858.282 7020.234 C 38856.575 7021.087 38855.508 7021.514 38855.082 7021.514 C 38855.082 7022.367 38855.295 7023.007 38855.722 7023.434 L 38848.042 7034.314 L 38844.842 7035.594 L 38843.562 7040.714 C 38842.708 7040.287 38840.575 7041.567 38837.162 7044.554 L 38831.402 7050.314 L 38825.642 7049.674 L 38819.242 7053.514 C 38820.522 7053.940 38822.015 7054.367 38823.722 7054.794 L 38813.482 7062.474 L 38810.282 7060.554 L 38808.362 7061.194 L 38809.002 7065.674 L 38796.842 7068.874 C 38790.868 7075.274 38780.842 7081.247 38766.762 7086.794 C 38762.068 7088.500 38755.242 7090.847 38746.282 7093.834 C 38745.002 7094.687 38743.722 7095.327 38742.442 7095.754 C 38740.735 7095.754 38737.535 7096.820 38732.842 7098.954 C 38728.575 7101.087 38726.228 7102.154 38725.802 7102.154 C 38720.682 7104.714 38714.068 7107.700 38705.962 7111.114 C 38697.855 7114.527 38692.735 7115.807 38690.602 7114.954 L 38684.842 7128.394 C 38685.695 7127.967 38686.548 7128.820 38687.402 7130.954 L 38684.842 7129.674 L 38681.642 7129.674 L 38681.642 7133.514 L 38686.122 7135.434 C 38685.268 7135.434 38684.202 7138.847 38682.922 7145.674 C 38681.642 7152.500 38681.002 7159.327 38681.002 7166.154 C 38681.002 7177.247 38683.562 7186.420 38688.682 7193.674 C 38693.802 7200.500 38701.482 7203.914 38711.722 7203.914 C 38722.815 7203.914 38737.108 7198.367 38754.602 7187.274 C 38768.255 7178.740 38781.908 7169.994 38795.562 7161.034 C 38803.668 7153.780 38811.775 7146.314 38819.882 7138.634 C 38823.295 7136.074 38828.628 7132.660 38835.882 7128.394 L 38837.802 7134.154 C 38835.668 7138.420 38830.762 7143.540 38823.082 7149.514 C 38815.828 7155.487 38811.135 7159.754 38809.002 7162.314 L 38806.442 7162.314 L 38798.762 7168.714 L 38795.562 7171.914 L 38791.082 7178.314 L 38788.522 7178.314 L 38775.722 7191.114 C 38769.748 7197.087 38765.055 7201.354 38761.642 7203.914 L 38720.042 7235.914 C 38717.908 7236.340 38716.415 7236.767 38715.562 7237.194 C 38714.708 7237.620 38715.135 7238.474 38716.842 7239.754 L 38697.002 7251.274 L 38697.002 7248.074 L 38690.602 7251.274 L 38691.242 7253.834 C 38689.962 7254.260 38686.975 7254.474 38682.282 7254.474 L 38679.722 7256.394 L 38673.962 7256.394 L 38670.762 7260.234 C 38669.482 7259.380 38666.708 7258.954 38662.442 7258.954 L 38646.442 7258.954 L 38647.722 7256.394 C 38645.588 7256.820 38642.815 7256.607 38639.402 7255.754 C 38636.415 7254.900 38633.215 7253.834 38629.802 7252.554 L 38629.802 7249.994 L 38634.282 7248.714 L 38632.362 7247.434 L 38624.682 7247.434 C 38621.695 7246.154 38619.348 7243.807 38617.642 7240.394 L 38622.122 7239.114 L 38620.202 7235.914 L 38613.802 7236.554 C 38611.242 7230.580 38610.602 7225.460 38611.882 7221.194 L 38608.682 7221.834 L 38608.682 7219.274 C 38611.242 7219.274 38612.308 7218.420 38611.882 7216.714 L 38606.122 7216.714 C 38608.682 7215.007 38609.962 7212.447 38609.962 7209.034 L 38604.842 7200.074 L 38607.402 7197.514 L 38603.562 7191.754 L 38603.562 7184.714 ZM 38776.362 7063.754 C 38783.615 7057.780 38789.375 7050.740 38793.642 7042.634 C 38798.335 7034.100 38800.682 7025.567 38800.682 7017.034 C 38800.682 7011.914 38798.975 7007.220 38795.562 7002.954 C 38792.148 6998.687 38787.668 6996.554 38782.122 6996.554 C 38779.135 6996.554 38777.002 6997.834 38775.722 7000.394 L 38769.962 7000.394 L 38772.522 7003.594 L 38774.442 7002.314 L 38755.882 7015.754 C 38754.602 7019.594 38751.615 7022.794 38746.922 7025.354 L 38738.602 7031.114 L 38738.602 7033.674 L 38743.722 7033.674 L 38737.322 7034.954 L 38734.762 7036.874 L 38730.922 7040.074 L 38729.002 7043.274 L 38726.442 7043.274 L 38725.162 7045.194 C 38725.162 7046.047 38726.868 7047.114 38730.282 7048.394 L 38726.442 7051.594 C 38725.162 7051.594 38721.748 7053.727 38716.202 7057.994 L 38714.922 7065.674 L 38713.642 7068.874 L 38711.082 7068.874 L 38704.042 7078.474 L 38705.962 7075.914 L 38709.162 7075.914 L 38705.962 7079.114 L 38703.402 7079.754 L 38703.402 7082.314 C 38697.002 7083.167 38693.162 7084.234 38691.882 7085.514 L 38693.802 7087.434 L 38695.722 7086.154 L 38701.482 7086.154 L 38699.562 7089.354 L 38697.002 7089.354 L 38697.002 7094.474 L 38698.922 7095.754 C 38695.935 7095.754 38693.802 7097.034 38692.522 7099.594 C 38703.615 7099.594 38718.548 7095.754 38737.322 7088.074 C 38756.095 7079.967 38769.108 7071.860 38776.362 7063.754 ZM 34545.542 8557.487 L 34542.982 8555.567 C 34544.262 8541.487 34546.822 8529.114 34550.662 8518.447 C 34554.502 8507.354 34564.315 8487.087 34580.102 8457.647 C 34596.315 8431.194 34623.835 8401.540 34662.662 8368.687 C 34705.755 8332.420 34738.822 8314.287 34761.862 8314.287 L 34769.542 8315.567 L 34770.182 8317.487 C 34785.115 8318.767 34795.568 8326.234 34801.542 8339.887 L 34808.582 8357.167 L 34811.142 8357.167 L 34807.302 8369.327 C 34807.302 8370.607 34808.368 8372.100 34810.502 8373.807 C 34810.928 8374.234 34811.568 8374.660 34812.422 8375.087 L 34813.702 8381.487 L 34825.222 8382.127 C 34823.088 8387.674 34815.835 8402.394 34803.462 8426.287 C 34791.515 8449.754 34783.835 8464.687 34780.422 8471.087 L 34777.222 8470.447 L 34779.782 8475.567 L 34772.102 8499.887 L 34769.542 8500.527 L 34765.062 8519.087 L 34762.502 8519.087 C 34764.208 8524.207 34764.208 8528.474 34762.502 8531.887 L 34760.582 8560.687 C 34760.582 8565.380 34763.355 8568.580 34768.902 8570.287 C 34774.448 8569.007 34782.768 8563.887 34793.862 8554.927 C 34805.382 8545.540 34822.022 8530.394 34843.782 8509.487 C 34842.502 8510.340 34842.288 8511.620 34843.142 8513.327 C 34844.422 8515.034 34845.488 8515.247 34846.342 8513.967 C 34835.675 8526.340 34825.222 8538.714 34814.982 8551.087 L 34813.062 8554.927 C 34804.955 8560.900 34797.275 8567.087 34790.022 8573.487 C 34780.635 8581.594 34773.595 8588.847 34768.902 8595.247 L 34765.702 8595.247 L 34762.502 8601.647 L 34757.382 8602.927 C 34755.248 8606.340 34751.835 8609.540 34747.142 8612.527 L 34745.222 8613.807 C 34741.382 8617.647 34735.622 8620.847 34727.942 8623.407 C 34720.688 8625.967 34713.008 8628.100 34704.902 8629.807 C 34697.648 8626.820 34692.955 8620.847 34690.822 8611.887 C 34688.688 8602.500 34687.622 8590.980 34687.622 8577.327 L 34687.622 8560.047 L 34681.862 8567.087 L 34672.902 8573.487 L 34672.262 8577.327 C 34668.422 8581.167 34665.648 8585.007 34663.942 8588.847 L 34661.382 8585.647 L 34656.902 8591.407 L 34652.422 8592.047 L 34647.942 8600.367 C 34645.382 8601.647 34642.822 8603.354 34640.262 8605.487 C 34638.128 8607.194 34635.568 8609.327 34632.582 8611.887 L 34618.502 8619.567 L 34618.502 8624.687 C 34615.942 8626.394 34610.395 8629.167 34601.862 8633.007 C 34597.168 8635.140 34593.755 8636.847 34591.622 8638.127 C 34590.768 8637.700 34587.568 8638.127 34582.022 8639.407 C 34581.168 8639.407 34579.675 8639.834 34577.542 8640.687 C 34569.862 8640.687 34563.248 8637.700 34557.702 8631.727 C 34552.155 8625.754 34548.102 8618.500 34545.542 8609.967 C 34547.675 8609.967 34548.742 8608.474 34548.742 8605.487 C 34547.462 8603.780 34546.608 8602.714 34546.182 8602.287 C 34544.475 8599.727 34543.195 8598.660 34542.342 8599.087 L 34541.062 8591.407 L 34544.262 8586.927 L 34544.262 8575.407 C 34542.555 8575.834 34541.488 8575.620 34541.062 8574.767 C 34540.635 8573.914 34540.422 8572.207 34540.422 8569.647 C 34540.848 8564.954 34541.062 8562.180 34541.062 8561.327 L 34545.542 8557.487 ZM 34619.782 8556.207 C 34619.782 8557.914 34621.062 8561.754 34623.622 8567.727 C 34626.608 8573.700 34628.955 8577.967 34630.662 8580.527 C 34640.475 8580.527 34654.342 8573.274 34672.262 8558.767 L 34694.022 8540.847 C 34694.448 8539.567 34696.368 8532.527 34699.782 8519.727 C 34703.195 8506.500 34706.608 8497.967 34710.022 8494.127 C 34710.022 8488.580 34714.288 8476.847 34722.822 8458.927 C 34731.782 8441.007 34736.262 8424.580 34736.262 8409.647 C 34736.262 8397.700 34733.702 8387.460 34728.582 8378.927 C 34723.462 8370.394 34715.355 8365.274 34704.262 8363.567 C 34700.848 8366.127 34697.435 8368.900 34694.022 8371.887 C 34691.035 8374.447 34688.902 8377.434 34687.622 8380.847 C 34678.662 8391.087 34669.915 8401.114 34661.382 8410.927 L 34659.462 8416.687 C 34657.328 8418.394 34655.408 8421.380 34653.702 8425.647 C 34652.422 8429.487 34651.355 8433.327 34650.502 8437.167 C 34648.795 8439.300 34646.022 8445.060 34642.182 8454.447 C 34634.075 8474.074 34629.808 8485.594 34629.382 8489.007 L 34625.542 8490.287 L 34626.822 8492.847 L 34621.702 8512.047 L 34619.142 8515.887 L 34620.422 8517.167 L 34623.622 8517.167 C 34622.342 8520.154 34620.635 8522.074 34618.502 8522.927 L 34621.062 8542.127 L 34618.502 8544.687 L 34619.142 8548.527 L 34619.782 8556.207 ZM 34902.161 8435.247 C 34905.148 8425.007 34909.628 8413.487 34915.601 8400.687 C 34921.575 8387.887 34927.548 8375.514 34933.521 8363.567 L 34935.441 8364.847 L 34940.561 8362.927 C 34946.108 8359.940 34949.735 8358.020 34951.441 8357.167 C 34956.135 8353.754 34959.548 8351.407 34961.681 8350.127 C 34967.655 8347.567 34973.628 8344.794 34979.601 8341.807 C 34985.575 8339.674 34991.335 8336.687 34996.881 8332.847 L 35002.641 8336.687 C 35000.508 8345.647 34998.588 8353.967 34996.881 8361.647 C 34993.468 8376.580 34990.695 8385.327 34988.561 8387.887 L 34984.721 8393.647 C 34982.588 8396.634 34981.735 8399.194 34982.161 8401.327 L 34982.801 8405.167 C 35004.988 8385.967 35022.481 8371.460 35035.281 8361.647 C 35058.748 8343.727 35079.228 8334.767 35096.721 8334.767 C 35101.415 8334.767 35105.681 8335.620 35109.521 8337.327 C 35113.788 8338.607 35116.988 8341.380 35119.122 8345.647 L 35120.402 8350.127 C 35120.828 8350.980 35122.322 8351.834 35124.882 8352.687 L 35124.242 8357.807 C 35125.095 8359.087 35126.162 8360.367 35127.442 8361.647 L 35130.642 8365.487 L 35129.362 8371.887 L 35131.922 8378.287 L 35125.522 8379.567 L 35125.522 8384.047 L 35129.362 8382.127 L 35129.362 8394.927 L 35124.242 8396.207 L 35125.522 8400.047 L 35117.842 8412.207 C 35119.122 8414.340 35121.468 8414.767 35124.882 8413.487 L 35121.042 8416.687 L 35119.122 8416.047 L 35112.081 8423.087 L 35117.842 8426.927 L 35112.081 8425.647 C 35111.655 8426.500 35111.441 8427.354 35111.441 8428.207 L 35106.321 8430.767 L 35106.321 8435.887 C 35102.481 8439.727 35099.708 8443.354 35098.001 8446.767 C 35098.428 8447.620 35100.561 8448.474 35104.401 8449.327 L 35101.841 8456.367 L 35096.081 8458.287 L 35094.801 8464.047 L 35092.241 8464.687 L 35093.521 8469.167 C 35093.521 8473.860 35092.668 8476.420 35090.961 8476.847 L 35086.481 8473.007 C 35087.335 8474.287 35086.481 8475.354 35083.921 8476.207 C 35081.788 8476.634 35080.721 8477.060 35080.721 8477.487 L 35080.721 8482.607 L 35089.681 8481.327 L 35089.041 8483.247 L 35085.201 8483.887 C 35085.201 8488.154 35083.708 8491.567 35080.721 8494.127 L 35074.961 8492.847 L 35073.041 8497.327 L 35078.161 8497.327 L 35073.681 8505.647 L 35072.401 8503.727 L 35066.641 8502.447 C 35065.361 8504.154 35065.788 8505.647 35067.921 8506.927 C 35070.055 8507.780 35070.908 8509.060 35070.481 8510.767 L 35064.721 8515.887 L 35068.561 8520.367 L 35071.121 8520.367 L 35071.121 8522.927 L 35067.281 8522.287 L 35063.441 8524.207 L 35064.081 8528.687 C 35062.801 8530.820 35061.735 8532.740 35060.881 8534.447 L 35060.881 8552.367 L 35057.681 8553.647 C 35056.828 8557.060 35056.401 8560.047 35056.401 8562.607 C 35056.401 8565.594 35057.041 8568.367 35058.321 8570.927 L 35068.561 8572.847 C 35078.801 8572.847 35097.361 8564.527 35124.242 8547.887 C 35136.615 8540.207 35152.188 8529.754 35170.962 8516.527 C 35169.255 8519.087 35165.202 8523.140 35158.802 8528.687 C 35152.828 8534.234 35148.775 8538.927 35146.642 8542.767 L 35140.242 8545.967 L 35141.522 8547.247 C 35121.468 8565.167 35099.708 8581.807 35076.241 8597.167 C 35043.388 8618.927 35018.641 8629.807 35002.001 8629.807 C 34988.775 8629.807 34979.815 8624.474 34975.121 8613.807 C 34972.135 8606.980 34970.641 8596.100 34970.641 8581.167 L 34970.641 8572.207 C 34973.201 8572.207 34974.695 8571.354 34975.121 8569.647 C 34975.548 8567.514 34974.481 8566.660 34971.921 8567.087 C 34976.615 8554.714 34981.735 8542.127 34987.281 8529.327 C 34997.095 8507.994 35002.641 8495.620 35003.921 8492.207 C 35024.828 8455.087 35037.201 8432.474 35041.041 8424.367 C 35049.148 8407.300 35053.201 8394.927 35053.201 8387.247 C 35053.201 8380.420 35050.001 8377.007 35043.601 8377.007 C 35037.201 8377.007 35029.308 8380.634 35019.921 8387.887 C 35012.668 8393.860 35005.628 8399.620 34998.801 8405.167 L 34997.521 8407.087 C 34994.961 8410.500 34986.855 8421.167 34973.201 8439.087 C 34961.681 8454.020 34953.575 8464.260 34948.881 8469.807 L 34948.881 8476.847 L 34943.121 8482.607 C 34943.548 8482.180 34944.188 8482.180 34945.041 8482.607 C 34945.895 8483.034 34945.895 8483.674 34945.041 8484.527 L 34941.201 8493.487 L 34934.801 8496.047 L 34934.161 8500.527 L 34928.401 8508.847 L 34929.041 8512.687 C 34924.775 8516.954 34923.281 8520.367 34924.561 8522.927 L 34919.441 8522.927 L 34921.361 8526.127 L 34913.041 8536.367 L 34908.561 8542.767 L 34909.201 8544.687 L 34906.001 8545.967 L 34905.361 8553.007 L 34899.601 8553.647 L 34902.801 8561.327 L 34899.601 8559.407 C 34898.748 8560.687 34897.895 8561.754 34897.041 8562.607 L 34891.281 8568.367 C 34892.135 8567.514 34892.988 8567.300 34893.841 8567.727 C 34895.121 8568.154 34895.761 8569.007 34895.761 8570.287 L 34888.721 8570.927 C 34886.161 8572.207 34884.881 8574.127 34884.881 8576.687 C 34885.735 8577.967 34886.801 8578.394 34888.081 8577.967 L 34881.041 8589.487 L 34876.561 8589.487 C 34872.295 8591.620 34868.881 8593.540 34866.321 8595.247 C 34863.761 8596.954 34861.201 8598.874 34858.641 8601.007 L 34852.241 8603.567 C 34850.535 8604.420 34849.895 8605.274 34850.321 8606.127 L 34844.561 8606.127 C 34845.415 8607.834 34844.561 8609.327 34842.001 8610.607 C 34839.441 8611.460 34837.948 8612.314 34837.521 8613.167 L 34831.761 8611.887 L 34822.801 8616.367 L 34817.041 8615.087 L 34817.041 8620.207 L 34806.801 8616.367 L 34804.881 8608.687 C 34804.881 8603.567 34812.775 8587.140 34828.561 8559.407 C 34849.041 8523.994 34869.735 8488.367 34890.641 8452.527 C 34894.481 8446.127 34898.321 8440.367 34902.161 8435.247 ZM 35171.022 8627.887 L 35157.582 8643.887 L 35155.022 8643.887 C 35142.222 8658.820 35133.475 8670.340 35128.782 8678.447 C 35120.675 8692.527 35116.622 8706.607 35116.622 8720.687 C 35116.622 8724.100 35117.688 8728.367 35119.822 8733.487 C 35121.955 8739.034 35124.088 8743.514 35126.222 8746.927 L 35129.422 8746.927 L 35136.462 8751.407 L 35137.742 8753.967 C 35141.155 8755.247 35144.995 8755.887 35149.262 8755.887 C 35188.088 8755.887 35223.075 8718.340 35254.222 8643.247 C 35265.315 8614.234 35276.622 8585.220 35288.142 8556.207 C 35286.008 8556.634 35284.088 8557.914 35282.382 8560.047 C 35280.675 8562.180 35279.182 8564.314 35277.902 8566.447 L 35275.342 8565.167 C 35274.062 8565.167 35272.995 8566.020 35272.142 8567.727 C 35270.008 8571.567 35267.662 8573.487 35265.102 8573.487 C 35263.822 8573.487 35261.902 8574.767 35259.342 8577.327 C 35256.782 8579.887 35254.862 8581.167 35253.582 8581.167 L 35251.662 8582.447 L 35248.462 8588.207 C 35243.768 8589.487 35239.502 8590.980 35235.662 8592.687 C 35228.835 8596.527 35222.008 8600.154 35215.182 8603.567 C 35213.048 8605.700 35210.915 8607.620 35208.782 8609.327 L 35207.502 8608.047 L 35195.982 8611.247 C 35193.422 8610.394 35191.288 8609.540 35189.582 8608.687 C 35186.168 8606.554 35183.822 8605.060 35182.542 8604.207 C 35181.262 8603.354 35180.195 8602.500 35179.342 8601.647 C 35175.928 8596.954 35173.368 8592.687 35171.662 8588.847 C 35170.382 8585.007 35169.315 8580.740 35168.462 8576.047 L 35169.742 8577.327 L 35170.382 8574.127 L 35167.822 8572.847 L 35167.822 8566.447 L 35173.582 8567.087 C 35171.448 8564.527 35169.742 8562.607 35168.462 8561.327 L 35164.622 8555.567 C 35164.622 8553.860 35165.262 8552.580 35166.542 8551.727 C 35168.248 8550.447 35169.742 8550.234 35171.022 8551.087 L 35167.822 8542.767 L 35168.462 8537.647 C 35168.462 8532.527 35168.248 8529.540 35167.822 8528.687 L 35171.662 8517.167 C 35172.515 8516.740 35173.368 8516.100 35174.222 8515.247 C 35174.222 8512.687 35173.155 8510.980 35171.022 8510.127 L 35174.862 8499.247 L 35179.982 8500.527 L 35179.342 8496.687 L 35177.422 8490.927 C 35186.808 8469.594 35200.035 8446.340 35217.102 8421.167 C 35230.328 8401.967 35246.542 8380.634 35265.742 8357.167 C 35266.595 8356.740 35267.235 8356.314 35267.662 8355.887 C 35268.515 8355.034 35269.155 8353.967 35269.582 8352.687 C 35270.435 8351.407 35272.355 8349.700 35275.342 8347.567 C 35278.755 8345.434 35281.955 8343.514 35284.942 8341.807 C 35287.928 8339.674 35292.195 8337.114 35297.742 8334.127 C 35303.715 8330.714 35309.262 8327.940 35314.382 8325.807 C 35313.955 8324.954 35314.168 8324.100 35315.022 8323.247 C 35316.302 8322.394 35317.368 8323.034 35318.222 8325.167 L 35330.382 8321.967 L 35331.022 8325.167 C 35331.022 8327.300 35329.528 8331.354 35326.542 8337.327 C 35323.555 8342.874 35320.995 8347.994 35318.862 8352.687 L 35314.382 8357.167 L 35306.702 8369.967 C 35304.142 8374.234 35302.222 8378.074 35300.942 8381.487 C 35299.662 8382.767 35298.808 8383.834 35298.382 8384.687 L 35298.382 8387.887 L 35290.062 8400.047 L 35287.502 8404.527 L 35280.462 8412.207 L 35281.742 8415.407 L 35277.902 8421.167 L 35267.662 8441.647 L 35265.102 8441.007 C 35262.542 8450.820 35259.982 8459.780 35257.422 8467.887 C 35252.302 8484.527 35249.102 8493.487 35247.822 8494.767 C 35248.248 8496.047 35247.822 8500.954 35246.542 8509.487 C 35245.688 8518.020 35244.835 8525.487 35243.982 8531.887 C 35243.982 8534.447 35245.262 8538.714 35247.822 8544.687 C 35250.808 8550.660 35251.662 8555.354 35250.382 8558.767 C 35260.195 8555.780 35268.302 8552.580 35274.702 8549.167 C 35278.115 8547.460 35285.582 8542.767 35297.102 8535.087 C 35310.328 8508.207 35321.208 8486.234 35329.742 8469.167 C 35345.102 8439.300 35358.968 8414.340 35371.342 8394.287 C 35386.702 8369.114 35400.142 8350.980 35411.662 8339.887 C 35412.942 8340.314 35414.862 8339.887 35417.422 8338.607 C 35419.982 8336.900 35421.262 8335.620 35421.262 8334.767 C 35427.235 8332.634 35432.995 8330.500 35438.542 8328.367 C 35444.088 8326.234 35449.848 8323.247 35455.822 8319.407 L 35458.382 8321.327 L 35462.862 8316.207 C 35464.142 8316.634 35466.062 8316.420 35468.622 8315.567 C 35471.608 8314.287 35473.315 8313.647 35473.742 8313.647 L 35478.222 8316.207 L 35473.742 8325.807 L 35476.302 8325.807 C 35474.595 8332.207 35472.462 8337.967 35469.902 8343.087 C 35467.768 8347.780 35464.355 8353.540 35459.662 8360.367 C 35455.395 8367.194 35451.128 8373.807 35446.862 8380.207 L 35444.302 8386.607 L 35437.262 8389.807 C 35435.555 8393.220 35435.342 8396.207 35436.622 8398.767 L 35428.942 8410.287 C 35426.382 8413.700 35424.462 8415.407 35423.182 8415.407 L 35419.982 8425.647 L 35417.422 8432.047 L 35407.822 8453.167 L 35405.262 8453.167 C 35403.128 8457.860 35401.208 8462.340 35399.502 8466.607 C 35398.222 8470.447 35397.795 8473.220 35398.222 8474.927 L 35393.102 8483.247 L 35395.662 8488.367 L 35391.182 8495.407 L 35384.142 8502.447 L 35381.582 8503.087 L 35384.782 8508.207 C 35381.795 8509.914 35379.022 8511.407 35376.462 8512.687 L 35379.022 8519.727 L 35372.622 8529.327 L 35373.902 8535.087 L 35371.982 8532.527 L 35371.342 8541.487 L 35366.862 8542.127 C 35366.008 8543.834 35364.515 8546.607 35362.382 8550.447 C 35360.675 8553.860 35358.328 8559.194 35355.342 8566.447 L 35357.262 8569.647 L 35354.702 8569.647 L 35350.222 8579.887 L 35347.662 8579.887 C 35346.808 8582.447 35345.102 8585.220 35342.542 8588.207 C 35340.408 8590.767 35338.915 8592.260 35338.062 8592.687 L 35339.342 8597.807 L 35335.502 8607.407 L 35331.662 8608.047 C 35331.662 8613.167 35329.742 8618.714 35325.902 8624.687 C 35324.195 8627.247 35321.848 8630.234 35318.862 8633.647 L 35296.462 8666.287 L 35293.902 8666.287 C 35290.915 8671.834 35287.075 8675.887 35282.382 8678.447 L 35280.462 8685.487 L 35277.902 8688.047 L 35271.502 8690.607 C 35263.395 8709.807 35238.008 8734.340 35195.342 8764.207 C 35152.675 8794.074 35120.462 8809.007 35098.702 8809.007 C 35085.048 8809.007 35073.742 8803.247 35064.782 8791.727 C 35055.395 8780.207 35050.702 8767.407 35050.702 8753.327 C 35050.702 8731.567 35065.208 8704.687 35094.222 8672.687 C 35122.808 8641.114 35147.342 8623.407 35167.822 8619.567 L 35171.022 8627.887 ZM 35617.942 8332.207 L 35620.502 8326.447 L 35624.982 8325.167 L 35626.902 8329.647 L 35630.742 8324.527 L 35632.662 8323.887 L 35637.142 8330.927 L 35641.622 8330.927 L 35640.342 8326.447 L 35643.542 8326.447 C 35646.102 8326.447 35651.648 8328.580 35660.182 8332.847 C 35660.608 8334.127 35661.248 8335.194 35662.102 8336.047 C 35664.235 8336.474 35665.728 8336.687 35666.582 8336.687 L 35672.342 8353.327 L 35673.622 8351.407 L 35677.462 8352.047 L 35675.542 8359.727 L 35679.382 8371.247 L 35681.302 8375.087 C 35681.302 8378.500 35680.875 8381.060 35680.022 8382.767 C 35679.595 8384.474 35678.955 8386.394 35678.102 8388.527 C 35678.102 8390.234 35678.955 8393.007 35680.662 8396.847 C 35680.235 8399.407 35679.595 8404.100 35678.742 8410.927 C 35677.888 8417.754 35677.462 8422.447 35677.462 8425.007 L 35672.982 8429.487 L 35674.262 8435.887 L 35671.062 8438.447 L 35671.702 8441.647 L 35672.342 8444.207 C 35670.208 8450.607 35666.795 8458.927 35662.102 8469.167 C 35659.115 8475.994 35655.275 8483.887 35650.582 8492.847 L 35639.062 8501.807 L 35642.262 8505.647 L 35628.182 8523.567 L 35624.982 8523.567 L 35626.902 8527.407 C 35624.342 8527.834 35622.422 8528.900 35621.142 8530.607 L 35618.582 8535.727 C 35617.728 8537.007 35616.662 8537.220 35615.382 8536.367 L 35609.622 8545.967 C 35608.342 8545.114 35607.062 8545.327 35605.782 8546.607 C 35604.928 8547.887 35604.715 8549.167 35605.142 8550.447 L 35600.662 8549.807 C 35599.808 8551.940 35598.742 8553.860 35597.462 8555.567 C 35596.182 8557.274 35594.688 8557.487 35592.982 8556.207 C 35591.702 8558.767 35589.995 8561.114 35587.862 8563.247 L 35583.382 8567.727 L 35578.262 8570.287 C 35568.448 8582.234 35557.782 8592.047 35546.262 8599.727 L 35543.702 8605.487 C 35537.302 8609.327 35532.395 8612.314 35528.982 8614.447 C 35522.155 8618.714 35517.462 8622.340 35514.902 8625.327 L 35509.142 8625.327 L 35507.862 8627.887 C 35504.022 8629.167 35499.968 8630.447 35495.702 8631.727 C 35491.862 8633.007 35487.808 8633.647 35483.542 8633.647 C 35466.475 8633.647 35453.888 8625.540 35445.782 8609.327 C 35439.382 8596.527 35436.182 8580.527 35436.182 8561.327 C 35436.182 8532.740 35442.795 8506.074 35456.022 8481.327 C 35466.688 8460.847 35483.328 8439.727 35505.942 8417.967 C 35517.035 8407.300 35538.155 8388.954 35569.302 8362.927 C 35576.555 8356.527 35584.235 8350.127 35592.342 8343.727 C 35600.448 8336.900 35608.768 8331.567 35617.302 8327.727 L 35617.942 8332.207 ZM 35505.302 8550.447 L 35507.222 8549.807 L 35508.502 8547.247 L 35509.782 8551.087 L 35509.142 8554.287 C 35511.275 8556.420 35512.555 8558.340 35512.982 8560.047 L 35507.862 8559.407 C 35507.862 8564.527 35511.062 8567.940 35517.462 8569.647 C 35519.168 8580.314 35524.075 8585.647 35532.182 8585.647 C 35552.235 8585.647 35571.435 8567.514 35589.782 8531.247 C 35605.995 8499.247 35614.102 8472.367 35614.102 8450.607 C 35614.102 8431.407 35611.542 8416.260 35606.422 8405.167 C 35601.728 8394.074 35595.328 8386.394 35587.222 8382.127 L 35582.742 8382.767 L 35581.462 8391.087 L 35578.262 8389.167 L 35576.982 8387.247 C 35576.982 8390.234 35575.702 8392.794 35573.142 8394.927 L 35573.142 8398.127 L 35571.222 8401.327 L 35565.462 8394.927 L 35564.182 8398.767 L 35565.462 8401.967 L 35561.622 8405.167 L 35562.902 8409.647 L 35555.862 8407.087 L 35557.782 8413.487 C 35556.075 8416.047 35553.942 8417.540 35551.382 8417.967 L 35550.102 8421.167 L 35543.702 8423.727 L 35544.982 8427.567 L 35546.902 8425.007 L 35548.182 8428.207 L 35545.622 8429.487 L 35545.622 8433.967 L 35541.142 8435.247 L 35537.942 8432.687 L 35535.382 8436.527 L 35532.822 8435.887 L 35532.822 8439.087 L 35538.582 8439.087 L 35536.662 8442.287 L 35534.102 8442.287 L 35536.022 8448.687 L 35532.182 8448.687 L 35531.542 8453.167 L 35530.262 8455.727 L 35532.822 8456.367 C 35528.555 8460.634 35526.422 8465.327 35526.422 8470.447 L 35520.662 8470.447 L 35518.102 8467.887 L 35515.542 8467.887 C 35515.968 8470.020 35517.462 8471.940 35520.022 8473.647 L 35521.302 8477.487 C 35521.728 8479.620 35519.595 8481.540 35514.902 8483.247 L 35516.822 8489.647 L 35519.382 8489.647 L 35514.262 8502.447 C 35512.982 8506.287 35512.342 8510.980 35512.342 8516.527 L 35505.942 8519.087 L 35505.942 8522.287 C 35506.795 8523.994 35507.862 8524.420 35509.142 8523.567 L 35510.422 8526.767 L 35508.502 8528.687 L 35504.022 8527.407 L 35502.102 8529.967 L 35507.222 8534.447 L 35507.222 8540.847 C 35509.355 8542.980 35509.995 8544.474 35509.142 8545.327 L 35505.942 8544.047 L 35500.182 8549.167 L 35505.302 8550.447 ZM 35743.412 8435.247 C 35746.398 8425.007 35750.878 8413.487 35756.852 8400.687 C 35762.825 8387.887 35768.798 8375.514 35774.772 8363.567 L 35776.692 8364.847 L 35781.812 8362.927 C 35787.358 8359.940 35790.985 8358.020 35792.692 8357.167 C 35797.385 8353.754 35800.798 8351.407 35802.932 8350.127 C 35808.905 8347.567 35814.878 8344.794 35820.852 8341.807 C 35826.825 8339.674 35832.585 8336.687 35838.132 8332.847 L 35843.892 8336.687 C 35841.758 8345.647 35839.838 8353.967 35838.132 8361.647 C 35834.718 8376.580 35831.945 8385.327 35829.812 8387.887 L 35825.972 8393.647 C 35823.838 8396.634 35822.985 8399.194 35823.412 8401.327 L 35824.052 8405.167 C 35846.238 8385.967 35863.732 8371.460 35876.532 8361.647 C 35899.998 8343.727 35920.478 8334.767 35937.972 8334.767 C 35942.665 8334.767 35946.932 8335.620 35950.772 8337.327 C 35955.038 8338.607 35958.238 8341.380 35960.372 8345.647 L 35961.652 8350.127 C 35962.078 8350.980 35963.572 8351.834 35966.132 8352.687 L 35965.492 8357.807 C 35966.345 8359.087 35967.412 8360.367 35968.692 8361.647 L 35971.892 8365.487 L 35970.612 8371.887 L 35973.172 8378.287 L 35966.772 8379.567 L 35966.772 8384.047 L 35970.612 8382.127 L 35970.612 8394.927 L 35965.492 8396.207 L 35966.772 8400.047 L 35959.092 8412.207 C 35960.372 8414.340 35962.718 8414.767 35966.132 8413.487 L 35962.292 8416.687 L 35960.372 8416.047 L 35953.332 8423.087 L 35959.092 8426.927 L 35953.332 8425.647 C 35952.905 8426.500 35952.692 8427.354 35952.692 8428.207 L 35947.572 8430.767 L 35947.572 8435.887 C 35943.732 8439.727 35940.958 8443.354 35939.252 8446.767 C 35939.678 8447.620 35941.812 8448.474 35945.652 8449.327 L 35943.092 8456.367 L 35937.332 8458.287 L 35936.052 8464.047 L 35933.492 8464.687 L 35934.772 8469.167 C 35934.772 8473.860 35933.918 8476.420 35932.212 8476.847 L 35927.732 8473.007 C 35928.585 8474.287 35927.732 8475.354 35925.172 8476.207 C 35923.038 8476.634 35921.972 8477.060 35921.972 8477.487 L 35921.972 8482.607 L 35930.932 8481.327 L 35930.292 8483.247 L 35926.452 8483.887 C 35926.452 8488.154 35924.958 8491.567 35921.972 8494.127 L 35916.212 8492.847 L 35914.292 8497.327 L 35919.412 8497.327 L 35914.932 8505.647 L 35913.652 8503.727 L 35907.892 8502.447 C 35906.612 8504.154 35907.038 8505.647 35909.172 8506.927 C 35911.305 8507.780 35912.158 8509.060 35911.732 8510.767 L 35905.972 8515.887 L 35909.812 8520.367 L 35912.372 8520.367 L 35912.372 8522.927 L 35908.532 8522.287 L 35904.692 8524.207 L 35905.332 8528.687 C 35904.052 8530.820 35902.985 8532.740 35902.132 8534.447 L 35902.132 8552.367 L 35898.932 8553.647 C 35898.078 8557.060 35897.652 8560.047 35897.652 8562.607 C 35897.652 8565.594 35898.292 8568.367 35899.572 8570.927 L 35909.812 8572.847 C 35920.052 8572.847 35938.612 8564.527 35965.492 8547.887 C 35977.865 8540.207 35993.438 8529.754 36012.212 8516.527 C 36010.505 8519.087 36006.452 8523.140 36000.052 8528.687 C 35994.078 8534.234 35990.025 8538.927 35987.892 8542.767 L 35981.492 8545.967 L 35982.772 8547.247 C 35962.718 8565.167 35940.958 8581.807 35917.492 8597.167 C 35884.638 8618.927 35859.892 8629.807 35843.252 8629.807 C 35830.025 8629.807 35821.065 8624.474 35816.372 8613.807 C 35813.385 8606.980 35811.892 8596.100 35811.892 8581.167 L 35811.892 8572.207 C 35814.452 8572.207 35815.945 8571.354 35816.372 8569.647 C 35816.798 8567.514 35815.732 8566.660 35813.172 8567.087 C 35817.865 8554.714 35822.985 8542.127 35828.532 8529.327 C 35838.345 8507.994 35843.892 8495.620 35845.172 8492.207 C 35866.078 8455.087 35878.452 8432.474 35882.292 8424.367 C 35890.398 8407.300 35894.452 8394.927 35894.452 8387.247 C 35894.452 8380.420 35891.252 8377.007 35884.852 8377.007 C 35878.452 8377.007 35870.558 8380.634 35861.172 8387.887 C 35853.918 8393.860 35846.878 8399.620 35840.052 8405.167 L 35838.772 8407.087 C 35836.212 8410.500 35828.105 8421.167 35814.452 8439.087 C 35802.932 8454.020 35794.825 8464.260 35790.132 8469.807 L 35790.132 8476.847 L 35784.372 8482.607 C 35784.798 8482.180 35785.438 8482.180 35786.292 8482.607 C 35787.145 8483.034 35787.145 8483.674 35786.292 8484.527 L 35782.452 8493.487 L 35776.052 8496.047 L 35775.412 8500.527 L 35769.652 8508.847 L 35770.292 8512.687 C 35766.025 8516.954 35764.532 8520.367 35765.812 8522.927 L 35760.692 8522.927 L 35762.612 8526.127 L 35754.292 8536.367 L 35749.812 8542.767 L 35750.452 8544.687 L 35747.252 8545.967 L 35746.612 8553.007 L 35740.852 8553.647 L 35744.052 8561.327 L 35740.852 8559.407 C 35739.998 8560.687 35739.145 8561.754 35738.292 8562.607 L 35732.532 8568.367 C 35733.385 8567.514 35734.238 8567.300 35735.092 8567.727 C 35736.372 8568.154 35737.012 8569.007 35737.012 8570.287 L 35729.972 8570.927 C 35727.412 8572.207 35726.132 8574.127 35726.132 8576.687 C 35726.985 8577.967 35728.052 8578.394 35729.332 8577.967 L 35722.292 8589.487 L 35717.812 8589.487 C 35713.545 8591.620 35710.132 8593.540 35707.572 8595.247 C 35705.012 8596.954 35702.452 8598.874 35699.892 8601.007 L 35693.492 8603.567 C 35691.785 8604.420 35691.145 8605.274 35691.572 8606.127 L 35685.812 8606.127 C 35686.665 8607.834 35685.812 8609.327 35683.252 8610.607 C 35680.692 8611.460 35679.198 8612.314 35678.772 8613.167 L 35673.012 8611.887 L 35664.052 8616.367 L 35658.292 8615.087 L 35658.292 8620.207 L 35648.052 8616.367 L 35646.132 8608.687 C 35646.132 8603.567 35654.025 8587.140 35669.812 8559.407 C 35690.292 8523.994 35710.985 8488.367 35731.892 8452.527 C 35735.732 8446.127 35739.572 8440.367 35743.412 8435.247 ZM 35987.312 8558.767 L 35987.312 8556.207 L 35990.512 8545.967 C 35989.658 8545.967 35988.805 8545.754 35987.952 8545.327 C 35987.525 8543.194 35988.378 8541.914 35990.512 8541.487 L 35990.512 8537.007 L 35993.072 8537.007 L 35991.152 8527.407 C 35991.152 8523.994 35993.498 8516.740 35998.192 8505.647 C 36001.605 8497.540 36005.232 8489.434 36009.072 8481.327 L 36011.632 8481.327 C 36016.325 8466.820 36029.978 8447.834 36052.592 8424.367 C 36075.632 8400.474 36094.618 8385.114 36109.552 8378.287 C 36129.178 8364.207 36146.672 8352.900 36162.032 8344.367 C 36185.925 8330.714 36204.698 8323.887 36218.352 8323.887 C 36229.445 8323.887 36237.978 8327.514 36243.952 8334.767 C 36249.925 8342.020 36252.912 8351.194 36252.912 8362.287 L 36252.272 8369.327 C 36251.418 8371.034 36250.565 8372.527 36249.712 8373.807 C 36249.712 8374.660 36249.498 8376.580 36249.072 8379.567 C 36248.218 8380.847 36247.578 8381.914 36247.152 8382.767 L 36242.032 8394.287 C 36240.325 8395.140 36239.258 8395.567 36238.832 8395.567 C 36238.832 8396.420 36239.045 8397.060 36239.472 8397.487 L 36231.792 8408.367 L 36228.592 8409.647 L 36227.312 8414.767 C 36226.458 8414.340 36224.325 8415.620 36220.912 8418.607 L 36215.152 8424.367 L 36209.392 8423.727 L 36202.992 8427.567 C 36204.272 8427.994 36205.765 8428.420 36207.472 8428.847 L 36197.232 8436.527 L 36194.032 8434.607 L 36192.112 8435.247 L 36192.752 8439.727 L 36180.592 8442.927 C 36174.618 8449.327 36164.592 8455.300 36150.512 8460.847 C 36145.818 8462.554 36138.992 8464.900 36130.032 8467.887 C 36128.752 8468.740 36127.472 8469.380 36126.192 8469.807 C 36124.485 8469.807 36121.285 8470.874 36116.592 8473.007 C 36112.325 8475.140 36109.978 8476.207 36109.552 8476.207 C 36104.432 8478.767 36097.818 8481.754 36089.712 8485.167 C 36081.605 8488.580 36076.485 8489.860 36074.352 8489.007 L 36068.592 8502.447 C 36069.445 8502.020 36070.298 8502.874 36071.152 8505.007 L 36068.592 8503.727 L 36065.392 8503.727 L 36065.392 8507.567 L 36069.872 8509.487 C 36069.018 8509.487 36067.952 8512.900 36066.672 8519.727 C 36065.392 8526.554 36064.752 8533.380 36064.752 8540.207 C 36064.752 8551.300 36067.312 8560.474 36072.432 8567.727 C 36077.552 8574.554 36085.232 8577.967 36095.472 8577.967 C 36106.565 8577.967 36120.858 8572.420 36138.352 8561.327 C 36152.005 8552.794 36165.658 8544.047 36179.312 8535.087 C 36187.418 8527.834 36195.525 8520.367 36203.632 8512.687 C 36207.045 8510.127 36212.378 8506.714 36219.632 8502.447 L 36221.552 8508.207 C 36219.418 8512.474 36214.512 8517.594 36206.832 8523.567 C 36199.578 8529.540 36194.885 8533.807 36192.752 8536.367 L 36190.192 8536.367 L 36182.512 8542.767 L 36179.312 8545.967 L 36174.832 8552.367 L 36172.272 8552.367 L 36159.472 8565.167 C 36153.498 8571.140 36148.805 8575.407 36145.392 8577.967 L 36103.792 8609.967 C 36101.658 8610.394 36100.165 8610.820 36099.312 8611.247 C 36098.458 8611.674 36098.885 8612.527 36100.592 8613.807 L 36080.752 8625.327 L 36080.752 8622.127 L 36074.352 8625.327 L 36074.992 8627.887 C 36073.712 8628.314 36070.725 8628.527 36066.032 8628.527 L 36063.472 8630.447 L 36057.712 8630.447 L 36054.512 8634.287 C 36053.232 8633.434 36050.458 8633.007 36046.192 8633.007 L 36030.192 8633.007 L 36031.472 8630.447 C 36029.338 8630.874 36026.565 8630.660 36023.152 8629.807 C 36020.165 8628.954 36016.965 8627.887 36013.552 8626.607 L 36013.552 8624.047 L 36018.032 8622.767 L 36016.112 8621.487 L 36008.432 8621.487 C 36005.445 8620.207 36003.098 8617.860 36001.392 8614.447 L 36005.872 8613.167 L 36003.952 8609.967 L 35997.552 8610.607 C 35994.992 8604.634 35994.352 8599.514 35995.632 8595.247 L 35992.432 8595.887 L 35992.432 8593.327 C 35994.992 8593.327 35996.058 8592.474 35995.632 8590.767 L 35989.872 8590.767 C 35992.432 8589.060 35993.712 8586.500 35993.712 8583.087 L 35988.592 8574.127 L 35991.152 8571.567 L 35987.312 8565.807 L 35987.312 8558.767 ZM 36160.112 8437.807 C 36167.365 8431.834 36173.125 8424.794 36177.392 8416.687 C 36182.085 8408.154 36184.432 8399.620 36184.432 8391.087 C 36184.432 8385.967 36182.725 8381.274 36179.312 8377.007 C 36175.898 8372.740 36171.418 8370.607 36165.872 8370.607 C 36162.885 8370.607 36160.752 8371.887 36159.472 8374.447 L 36153.712 8374.447 L 36156.272 8377.647 L 36158.192 8376.367 L 36139.632 8389.807 C 36138.352 8393.647 36135.365 8396.847 36130.672 8399.407 L 36122.352 8405.167 L 36122.352 8407.727 L 36127.472 8407.727 L 36121.072 8409.007 L 36118.512 8410.927 L 36114.672 8414.127 L 36112.752 8417.327 L 36110.192 8417.327 L 36108.912 8419.247 C 36108.912 8420.100 36110.618 8421.167 36114.032 8422.447 L 36110.192 8425.647 C 36108.912 8425.647 36105.498 8427.780 36099.952 8432.047 L 36098.672 8439.727 L 36097.392 8442.927 L 36094.832 8442.927 L 36087.792 8452.527 L 36089.712 8449.967 L 36092.912 8449.967 L 36089.712 8453.167 L 36087.152 8453.807 L 36087.152 8456.367 C 36080.752 8457.220 36076.912 8458.287 36075.632 8459.567 L 36077.552 8461.487 L 36079.472 8460.207 L 36085.232 8460.207 L 36083.312 8463.407 L 36080.752 8463.407 L 36080.752 8468.527 L 36082.672 8469.807 C 36079.685 8469.807 36077.552 8471.087 36076.272 8473.647 C 36087.365 8473.647 36102.298 8469.807 36121.072 8462.127 C 36139.845 8454.020 36152.858 8445.914 36160.112 8437.807 ZM 36312.492 8344.367 C 36313.772 8337.967 36316.332 8331.354 36320.172 8324.527 C 36324.438 8317.700 36327.852 8312.154 36330.412 8307.887 C 36345.345 8282.287 36358.145 8261.594 36368.812 8245.807 C 36389.292 8215.940 36406.785 8201.007 36421.292 8201.007 L 36423.212 8202.287 L 36434.092 8195.887 L 36442.412 8194.607 L 36452.012 8207.407 C 36452.012 8209.967 36451.158 8213.380 36449.452 8217.647 C 36447.745 8221.914 36446.678 8224.687 36446.252 8225.967 L 36439.212 8227.887 L 36439.212 8230.447 L 36436.652 8231.087 L 36436.652 8234.927 C 36437.078 8236.634 36435.798 8239.194 36432.812 8242.607 C 36430.252 8246.020 36428.758 8248.154 36428.332 8249.007 L 36423.852 8249.007 C 36423.852 8253.274 36422.998 8256.900 36421.292 8259.887 L 36422.572 8264.367 L 36421.292 8268.207 L 36416.812 8269.487 L 36412.972 8276.527 L 36413.612 8279.727 L 36412.332 8282.287 L 36408.492 8282.927 L 36405.932 8284.847 L 36405.932 8287.407 L 36402.732 8288.687 L 36404.012 8295.087 L 36402.732 8300.847 L 36398.252 8300.207 L 36394.412 8304.687 L 36391.212 8304.687 L 36389.932 8313.007 L 36388.012 8315.567 L 36389.292 8320.047 L 36388.012 8323.887 L 36382.252 8323.887 L 36379.052 8332.847 C 36377.345 8333.274 36376.065 8334.554 36375.212 8336.687 L 36375.852 8340.527 L 36372.012 8340.527 L 36372.012 8343.087 L 36367.532 8343.087 L 36367.532 8346.287 L 36364.972 8346.287 L 36363.052 8345.007 L 36349.612 8343.727 L 36343.212 8348.847 L 36341.932 8346.927 L 36338.732 8351.407 L 36336.172 8351.407 L 36335.532 8353.327 L 36332.972 8349.487 L 36332.972 8352.687 L 36328.492 8352.047 C 36326.358 8354.607 36323.585 8355.887 36320.172 8355.887 C 36314.198 8355.887 36310.358 8352.900 36308.652 8346.927 L 36312.492 8344.367 ZM 36386.562 8513.327 L 36386.562 8508.207 C 36387.842 8507.354 36389.335 8506.500 36391.042 8505.647 L 36400.002 8500.527 L 36403.202 8501.167 L 36403.202 8505.647 L 36398.082 8510.127 L 36396.162 8515.247 C 36396.162 8516.527 36394.882 8521.220 36392.322 8529.327 C 36390.188 8537.434 36389.122 8542.767 36389.122 8545.327 C 36389.122 8551.300 36390.402 8557.487 36392.962 8563.887 C 36395.948 8570.287 36399.575 8574.980 36403.842 8577.967 L 36407.682 8580.527 C 36416.642 8586.927 36425.602 8589.487 36434.562 8588.207 L 36435.202 8590.767 L 36436.482 8587.567 L 36440.322 8583.727 L 36446.722 8585.007 L 36448.642 8588.847 L 36455.682 8580.527 C 36460.802 8582.234 36464.642 8583.087 36467.202 8583.087 C 36465.922 8581.380 36465.495 8580.314 36465.922 8579.887 L 36469.122 8575.407 L 36474.242 8576.687 C 36473.815 8575.834 36474.242 8574.767 36475.522 8573.487 C 36476.802 8572.207 36478.082 8571.780 36479.362 8572.207 C 36483.628 8567.087 36485.762 8560.900 36485.762 8553.647 C 36485.762 8545.540 36482.135 8538.500 36474.882 8532.527 C 36469.335 8528.260 36462.935 8524.847 36455.682 8522.287 C 36448.428 8519.300 36439.895 8514.607 36430.082 8508.207 C 36420.695 8501.380 36414.082 8496.687 36410.242 8494.127 L 36412.162 8490.287 L 36408.962 8485.807 L 36407.682 8490.927 C 36401.282 8484.954 36395.522 8477.274 36390.402 8467.887 L 36392.322 8465.967 L 36387.842 8465.327 C 36386.562 8461.914 36385.495 8459.140 36384.642 8457.007 C 36384.215 8454.874 36384.215 8452.740 36384.642 8450.607 L 36380.802 8439.087 C 36380.802 8423.300 36387.415 8408.580 36400.642 8394.927 C 36407.042 8388.527 36431.148 8371.674 36472.962 8344.367 L 36488.962 8334.127 L 36506.882 8323.247 L 36510.082 8322.607 C 36514.775 8320.900 36518.188 8319.834 36520.322 8319.407 C 36526.722 8317.700 36533.122 8316.847 36539.522 8316.847 C 36554.455 8316.847 36565.975 8321.754 36574.082 8331.567 C 36582.615 8340.954 36586.882 8353.327 36586.882 8368.687 C 36586.882 8369.967 36586.028 8372.527 36584.322 8376.367 C 36583.042 8379.780 36582.188 8381.914 36581.762 8382.767 L 36576.002 8387.247 L 36579.202 8386.607 L 36577.922 8388.527 C 36575.362 8393.220 36573.015 8397.700 36570.882 8401.967 C 36568.748 8405.807 36565.975 8410.074 36562.562 8414.767 L 36560.642 8412.207 C 36554.242 8417.754 36547.415 8424.154 36540.162 8431.407 C 36528.215 8444.207 36521.388 8451.247 36519.682 8452.527 L 36517.122 8451.247 L 36524.162 8435.247 L 36522.882 8433.967 C 36523.308 8431.407 36523.522 8427.994 36523.522 8423.727 L 36523.522 8412.207 C 36522.242 8407.940 36521.388 8404.954 36520.962 8403.247 C 36515.415 8390.447 36510.508 8381.487 36506.242 8376.367 C 36498.562 8366.980 36489.815 8362.287 36480.002 8362.287 C 36472.322 8362.287 36466.988 8365.274 36464.002 8371.247 C 36462.722 8371.674 36461.442 8371.887 36460.162 8371.887 L 36460.162 8375.727 C 36460.162 8377.860 36458.455 8385.540 36455.042 8398.767 C 36453.335 8405.167 36452.268 8410.500 36451.842 8414.767 C 36453.122 8416.474 36453.975 8417.754 36454.402 8418.607 C 36456.535 8421.594 36458.028 8422.874 36458.882 8422.447 L 36460.802 8432.687 L 36465.922 8433.967 C 36467.202 8436.954 36468.695 8439.727 36470.402 8442.287 C 36472.108 8444.847 36474.242 8446.767 36476.802 8448.047 C 36478.082 8450.180 36479.148 8451.460 36480.002 8451.887 C 36480.855 8452.740 36480.855 8453.594 36480.002 8454.447 C 36479.575 8455.300 36481.922 8457.434 36487.042 8460.847 L 36494.722 8459.567 L 36493.442 8465.967 C 36494.722 8466.394 36496.215 8466.820 36497.922 8467.247 C 36499.628 8467.247 36500.482 8467.674 36500.482 8468.527 L 36502.402 8472.367 L 36506.882 8471.087 L 36514.562 8483.887 L 36516.482 8474.287 C 36518.188 8475.140 36519.468 8477.274 36520.322 8480.687 L 36522.882 8480.687 C 36525.442 8481.540 36527.788 8482.607 36529.922 8483.887 C 36532.482 8484.740 36533.548 8485.807 36533.122 8487.087 C 36537.388 8492.207 36540.162 8496.474 36541.442 8499.887 C 36543.148 8499.460 36544.855 8498.820 36546.562 8497.967 L 36547.202 8502.447 L 36543.362 8506.287 L 36542.722 8509.487 L 36546.562 8505.647 L 36547.842 8507.567 L 36550.402 8513.327 C 36549.975 8513.754 36548.695 8515.887 36546.562 8519.727 C 36544.855 8523.567 36543.575 8525.274 36542.722 8524.847 L 36542.082 8530.607 L 36543.362 8533.807 L 36531.202 8547.887 L 36529.282 8545.967 C 36527.148 8550.234 36523.095 8554.500 36517.122 8558.767 C 36511.148 8562.607 36505.602 8566.234 36500.482 8569.647 C 36498.348 8570.927 36495.575 8573.274 36492.162 8576.687 C 36488.748 8580.100 36485.762 8582.874 36483.202 8585.007 L 36478.722 8589.487 C 36475.735 8592.474 36474.028 8593.754 36473.602 8593.327 L 36468.482 8598.447 L 36465.922 8598.447 L 36460.802 8602.927 L 36462.722 8606.127 L 36458.882 8612.527 L 36454.402 8611.247 C 36454.402 8609.114 36453.975 8608.047 36453.122 8608.047 L 36453.122 8612.527 L 36451.842 8617.007 L 36449.922 8616.367 L 36444.162 8620.207 L 36444.162 8625.327 C 36443.308 8625.754 36442.242 8625.754 36440.962 8625.327 C 36439.682 8624.474 36438.828 8623.834 36438.402 8623.407 L 36437.762 8625.967 C 36433.922 8627.247 36432.002 8628.527 36432.002 8629.807 L 36427.522 8631.087 L 36422.402 8633.647 L 36417.922 8633.647 L 36413.442 8633.647 L 36413.442 8636.847 L 36408.322 8638.127 C 36409.175 8638.980 36408.962 8639.834 36407.682 8640.687 C 36406.828 8641.967 36405.975 8642.180 36405.122 8641.327 L 36403.842 8635.567 L 36402.562 8638.767 L 36399.362 8641.967 L 36397.442 8636.847 L 36398.082 8634.927 L 36394.242 8634.927 L 36394.242 8642.607 C 36392.962 8642.180 36390.615 8641.967 36387.202 8641.967 C 36378.668 8641.967 36373.335 8641.327 36371.202 8640.047 L 36368.642 8640.687 L 36366.082 8635.567 L 36357.122 8634.927 L 36357.122 8629.807 L 36355.202 8631.087 C 36347.522 8627.247 36341.762 8621.700 36337.922 8614.447 C 36334.082 8607.194 36332.162 8599.087 36332.162 8590.127 C 36332.162 8575.194 36338.135 8560.900 36350.082 8547.247 C 36360.748 8535.727 36371.628 8524.207 36382.722 8512.687 L 36386.562 8513.327 ZM 36822.882 8613.167 L 36824.802 8619.567 C 36822.668 8621.274 36820.535 8622.767 36818.402 8624.047 L 36810.082 8629.807 C 36798.988 8637.914 36789.815 8647.727 36782.562 8659.247 C 36775.308 8670.767 36771.682 8682.927 36771.682 8695.727 C 36771.682 8700.420 36773.602 8706.607 36777.442 8714.287 C 36779.575 8718.554 36781.708 8721.540 36783.842 8723.247 C 36785.548 8725.380 36786.402 8728.580 36786.402 8732.847 L 36788.962 8728.367 L 36808.802 8734.127 C 36810.508 8733.274 36813.068 8732.847 36816.482 8732.847 L 36822.242 8732.847 L 36828.642 8732.847 C 36828.642 8731.994 36830.775 8731.354 36835.042 8730.927 C 36846.988 8723.674 36856.802 8714.714 36864.482 8704.047 C 36876.002 8686.980 36886.455 8669.700 36895.842 8652.207 C 36905.655 8634.714 36913.762 8617.007 36920.162 8599.087 C 36924.855 8590.980 36928.695 8583.514 36931.682 8576.687 C 36935.095 8569.860 36938.295 8562.607 36941.282 8554.927 L 36945.122 8547.247 C 36941.282 8548.954 36937.442 8551.087 36933.602 8553.647 C 36930.188 8556.207 36926.348 8559.194 36922.082 8562.607 L 36918.882 8560.687 L 36916.962 8564.527 C 36913.975 8565.807 36910.562 8567.727 36906.722 8570.287 C 36903.308 8572.847 36899.895 8575.194 36896.482 8577.327 L 36895.842 8581.167 L 36886.882 8584.367 L 36881.122 8590.767 L 36876.642 8590.127 C 36874.082 8593.114 36870.028 8595.460 36864.482 8597.167 C 36859.362 8598.874 36854.455 8599.727 36849.762 8599.727 C 36846.775 8599.727 36843.575 8598.447 36840.162 8595.887 L 36833.122 8596.527 C 36817.762 8585.860 36810.082 8570.714 36810.082 8551.087 C 36810.082 8525.487 36820.108 8496.474 36840.162 8464.047 C 36860.642 8431.620 36882.402 8408.154 36905.442 8393.647 C 36918.242 8384.260 36934.668 8374.020 36954.722 8362.927 C 36971.362 8353.967 36988.215 8344.794 37005.282 8335.407 C 37006.135 8335.834 37008.482 8334.980 37012.322 8332.847 C 37016.588 8330.714 37020.215 8328.794 37023.202 8327.087 C 37031.735 8324.100 37040.695 8322.607 37050.082 8322.607 C 37059.042 8322.607 37066.935 8326.020 37073.762 8332.847 C 37081.015 8339.247 37084.642 8346.714 37084.642 8355.247 L 37083.362 8362.287 L 37085.282 8364.207 L 37084.642 8376.367 L 37086.562 8378.927 C 37083.575 8384.900 37082.082 8391.514 37082.082 8398.767 C 37083.362 8398.767 37084.428 8398.554 37085.282 8398.127 C 37086.562 8397.700 37088.268 8396.207 37090.402 8393.647 L 37099.362 8393.647 L 37101.922 8398.127 L 37097.442 8403.887 L 37096.162 8409.007 L 37089.762 8412.207 C 37089.335 8415.194 37087.202 8418.180 37083.362 8421.167 C 37079.948 8423.727 37077.815 8425.434 37076.962 8426.287 C 37070.988 8432.260 37065.442 8439.514 37060.322 8448.047 C 37057.762 8451.887 37050.082 8466.394 37037.282 8491.567 C 37036.002 8492.847 37035.575 8493.700 37036.002 8494.127 L 37026.402 8513.327 L 37023.202 8513.327 L 37023.842 8518.447 C 37023.842 8520.580 37022.348 8523.780 37019.362 8528.047 C 37016.802 8531.887 37015.308 8534.874 37014.882 8537.007 L 37012.322 8537.007 L 37011.042 8546.607 L 37006.562 8549.807 C 37004.855 8555.354 37003.148 8560.687 37001.442 8565.807 L 36996.962 8571.567 L 36998.882 8575.407 L 36991.202 8583.727 L 36989.922 8581.807 C 36989.495 8583.087 36989.495 8584.794 36989.922 8586.927 C 36990.775 8588.634 36991.202 8589.700 36991.202 8590.127 C 36991.202 8592.260 36989.708 8595.247 36986.722 8599.087 C 36983.735 8602.927 36980.962 8605.274 36978.402 8606.127 C 36980.108 8606.127 36982.028 8605.914 36984.162 8605.487 L 36982.882 8607.407 L 36980.322 8609.327 L 36979.042 8616.367 C 36978.188 8615.940 36976.695 8618.074 36974.562 8622.767 C 36972.855 8627.460 36971.788 8630.020 36971.362 8630.447 L 36965.602 8630.447 L 36966.882 8636.847 L 36967.522 8634.927 L 36970.722 8634.927 L 36968.802 8638.767 L 36967.522 8640.687 C 36965.815 8641.114 36964.322 8641.754 36963.042 8642.607 C 36965.175 8643.460 36966.028 8644.954 36965.602 8647.087 L 36959.842 8649.647 L 36959.842 8652.207 L 36955.362 8651.567 L 36955.362 8657.327 L 36958.562 8657.327 L 36957.922 8659.887 C 36955.788 8660.740 36954.935 8661.594 36955.362 8662.447 L 36947.042 8666.287 L 36948.322 8672.687 C 36944.482 8675.674 36940.642 8678.874 36936.802 8682.287 C 36931.255 8687.407 36929.548 8690.820 36931.682 8692.527 L 36915.682 8701.487 L 36915.682 8705.327 L 36907.362 8711.087 L 36904.162 8709.167 L 36903.522 8715.567 C 36900.962 8717.274 36898.828 8717.274 36897.122 8715.567 C 36895.842 8714.287 36894.988 8713.647 36894.562 8713.647 L 36894.562 8717.487 C 36891.575 8718.767 36890.295 8719.834 36890.722 8720.687 L 36885.602 8723.887 L 36882.402 8722.607 L 36881.122 8725.807 C 36876.428 8727.940 36857.015 8738.394 36822.882 8757.167 C 36797.708 8771.247 36777.442 8778.287 36762.082 8778.287 C 36746.295 8778.287 36733.068 8773.807 36722.402 8764.847 C 36711.308 8756.314 36705.762 8744.154 36705.762 8728.367 C 36705.762 8704.474 36718.775 8681.220 36744.802 8658.607 C 36761.442 8644.527 36785.335 8629.594 36816.482 8613.807 C 36818.615 8613.807 36820.748 8613.594 36822.882 8613.167 ZM 36996.322 8460.207 C 37001.015 8450.820 37005.068 8440.154 37008.482 8428.207 C 37012.322 8416.260 37014.242 8405.807 37014.242 8396.847 C 37014.242 8387.034 37013.175 8379.567 37011.042 8374.447 C 37007.628 8365.914 37001.655 8361.647 36993.122 8361.647 C 36988.002 8361.647 36979.042 8368.047 36966.242 8380.847 C 36951.308 8395.780 36942.562 8403.887 36940.002 8405.167 L 36936.802 8412.847 C 36932.108 8419.674 36927.628 8426.500 36923.362 8433.327 L 36920.802 8437.807 L 36915.042 8442.287 L 36916.322 8446.767 C 36909.495 8454.020 36903.735 8466.180 36899.042 8483.247 C 36894.775 8499.887 36892.642 8514.394 36892.642 8526.767 C 36892.642 8534.874 36893.282 8540.207 36894.562 8542.767 L 36904.802 8554.287 C 36935.948 8535.087 36956.428 8517.594 36966.242 8501.807 C 36976.482 8485.594 36986.508 8471.727 36996.322 8460.207 ZM 37087.312 8558.767 L 37087.312 8556.207 L 37090.512 8545.967 C 37089.658 8545.967 37088.805 8545.754 37087.952 8545.327 C 37087.525 8543.194 37088.378 8541.914 37090.512 8541.487 L 37090.512 8537.007 L 37093.072 8537.007 L 37091.152 8527.407 C 37091.152 8523.994 37093.498 8516.740 37098.192 8505.647 C 37101.605 8497.540 37105.232 8489.434 37109.072 8481.327 L 37111.632 8481.327 C 37116.325 8466.820 37129.978 8447.834 37152.592 8424.367 C 37175.632 8400.474 37194.618 8385.114 37209.552 8378.287 C 37229.178 8364.207 37246.672 8352.900 37262.032 8344.367 C 37285.925 8330.714 37304.698 8323.887 37318.352 8323.887 C 37329.445 8323.887 37337.978 8327.514 37343.952 8334.767 C 37349.925 8342.020 37352.912 8351.194 37352.912 8362.287 L 37352.272 8369.327 C 37351.418 8371.034 37350.565 8372.527 37349.712 8373.807 C 37349.712 8374.660 37349.498 8376.580 37349.072 8379.567 C 37348.218 8380.847 37347.578 8381.914 37347.152 8382.767 L 37342.032 8394.287 C 37340.325 8395.140 37339.258 8395.567 37338.832 8395.567 C 37338.832 8396.420 37339.045 8397.060 37339.472 8397.487 L 37331.792 8408.367 L 37328.592 8409.647 L 37327.312 8414.767 C 37326.458 8414.340 37324.325 8415.620 37320.912 8418.607 L 37315.152 8424.367 L 37309.392 8423.727 L 37302.992 8427.567 C 37304.272 8427.994 37305.765 8428.420 37307.472 8428.847 L 37297.232 8436.527 L 37294.032 8434.607 L 37292.112 8435.247 L 37292.752 8439.727 L 37280.592 8442.927 C 37274.618 8449.327 37264.592 8455.300 37250.512 8460.847 C 37245.818 8462.554 37238.992 8464.900 37230.032 8467.887 C 37228.752 8468.740 37227.472 8469.380 37226.192 8469.807 C 37224.485 8469.807 37221.285 8470.874 37216.592 8473.007 C 37212.325 8475.140 37209.978 8476.207 37209.552 8476.207 C 37204.432 8478.767 37197.818 8481.754 37189.712 8485.167 C 37181.605 8488.580 37176.485 8489.860 37174.352 8489.007 L 37168.592 8502.447 C 37169.445 8502.020 37170.298 8502.874 37171.152 8505.007 L 37168.592 8503.727 L 37165.392 8503.727 L 37165.392 8507.567 L 37169.872 8509.487 C 37169.018 8509.487 37167.952 8512.900 37166.672 8519.727 C 37165.392 8526.554 37164.752 8533.380 37164.752 8540.207 C 37164.752 8551.300 37167.312 8560.474 37172.432 8567.727 C 37177.552 8574.554 37185.232 8577.967 37195.472 8577.967 C 37206.565 8577.967 37220.858 8572.420 37238.352 8561.327 C 37252.005 8552.794 37265.658 8544.047 37279.312 8535.087 C 37287.418 8527.834 37295.525 8520.367 37303.632 8512.687 C 37307.045 8510.127 37312.378 8506.714 37319.632 8502.447 L 37321.552 8508.207 C 37319.418 8512.474 37314.512 8517.594 37306.832 8523.567 C 37299.578 8529.540 37294.885 8533.807 37292.752 8536.367 L 37290.192 8536.367 L 37282.512 8542.767 L 37279.312 8545.967 L 37274.832 8552.367 L 37272.272 8552.367 L 37259.472 8565.167 C 37253.498 8571.140 37248.805 8575.407 37245.392 8577.967 L 37203.792 8609.967 C 37201.658 8610.394 37200.165 8610.820 37199.312 8611.247 C 37198.458 8611.674 37198.885 8612.527 37200.592 8613.807 L 37180.752 8625.327 L 37180.752 8622.127 L 37174.352 8625.327 L 37174.992 8627.887 C 37173.712 8628.314 37170.725 8628.527 37166.032 8628.527 L 37163.472 8630.447 L 37157.712 8630.447 L 37154.512 8634.287 C 37153.232 8633.434 37150.458 8633.007 37146.192 8633.007 L 37130.192 8633.007 L 37131.472 8630.447 C 37129.338 8630.874 37126.565 8630.660 37123.152 8629.807 C 37120.165 8628.954 37116.965 8627.887 37113.552 8626.607 L 37113.552 8624.047 L 37118.032 8622.767 L 37116.112 8621.487 L 37108.432 8621.487 C 37105.445 8620.207 37103.098 8617.860 37101.392 8614.447 L 37105.872 8613.167 L 37103.952 8609.967 L 37097.552 8610.607 C 37094.992 8604.634 37094.352 8599.514 37095.632 8595.247 L 37092.432 8595.887 L 37092.432 8593.327 C 37094.992 8593.327 37096.058 8592.474 37095.632 8590.767 L 37089.872 8590.767 C 37092.432 8589.060 37093.712 8586.500 37093.712 8583.087 L 37088.592 8574.127 L 37091.152 8571.567 L 37087.312 8565.807 L 37087.312 8558.767 ZM 37260.112 8437.807 C 37267.365 8431.834 37273.125 8424.794 37277.392 8416.687 C 37282.085 8408.154 37284.432 8399.620 37284.432 8391.087 C 37284.432 8385.967 37282.725 8381.274 37279.312 8377.007 C 37275.898 8372.740 37271.418 8370.607 37265.872 8370.607 C 37262.885 8370.607 37260.752 8371.887 37259.472 8374.447 L 37253.712 8374.447 L 37256.272 8377.647 L 37258.192 8376.367 L 37239.632 8389.807 C 37238.352 8393.647 37235.365 8396.847 37230.672 8399.407 L 37222.352 8405.167 L 37222.352 8407.727 L 37227.472 8407.727 L 37221.072 8409.007 L 37218.512 8410.927 L 37214.672 8414.127 L 37212.752 8417.327 L 37210.192 8417.327 L 37208.912 8419.247 C 37208.912 8420.100 37210.618 8421.167 37214.032 8422.447 L 37210.192 8425.647 C 37208.912 8425.647 37205.498 8427.780 37199.952 8432.047 L 37198.672 8439.727 L 37197.392 8442.927 L 37194.832 8442.927 L 37187.792 8452.527 L 37189.712 8449.967 L 37192.912 8449.967 L 37189.712 8453.167 L 37187.152 8453.807 L 37187.152 8456.367 C 37180.752 8457.220 37176.912 8458.287 37175.632 8459.567 L 37177.552 8461.487 L 37179.472 8460.207 L 37185.232 8460.207 L 37183.312 8463.407 L 37180.752 8463.407 L 37180.752 8468.527 L 37182.672 8469.807 C 37179.685 8469.807 37177.552 8471.087 37176.272 8473.647 C 37187.365 8473.647 37202.298 8469.807 37221.072 8462.127 C 37239.845 8454.020 37252.858 8445.914 37260.112 8437.807 ZM 37398.411 8435.247 C 37401.398 8425.007 37405.878 8413.487 37411.851 8400.687 C 37417.825 8387.887 37423.798 8375.514 37429.771 8363.567 L 37431.691 8364.847 L 37436.811 8362.927 C 37442.358 8359.940 37445.985 8358.020 37447.691 8357.167 C 37452.385 8353.754 37455.798 8351.407 37457.931 8350.127 C 37463.905 8347.567 37469.878 8344.794 37475.851 8341.807 C 37481.825 8339.674 37487.585 8336.687 37493.131 8332.847 L 37498.891 8336.687 C 37496.758 8345.647 37494.838 8353.967 37493.131 8361.647 C 37489.718 8376.580 37486.945 8385.327 37484.811 8387.887 L 37480.971 8393.647 C 37478.838 8396.634 37477.985 8399.194 37478.411 8401.327 L 37479.051 8405.167 C 37501.238 8385.967 37518.731 8371.460 37531.531 8361.647 C 37554.998 8343.727 37575.478 8334.767 37592.971 8334.767 C 37597.665 8334.767 37601.931 8335.620 37605.771 8337.327 C 37610.038 8338.607 37613.238 8341.380 37615.371 8345.647 L 37616.651 8350.127 C 37617.078 8350.980 37618.571 8351.834 37621.131 8352.687 L 37620.491 8357.807 C 37621.345 8359.087 37622.411 8360.367 37623.691 8361.647 L 37626.891 8365.487 L 37625.611 8371.887 L 37628.171 8378.287 L 37621.771 8379.567 L 37621.771 8384.047 L 37625.611 8382.127 L 37625.611 8394.927 L 37620.491 8396.207 L 37621.771 8400.047 L 37614.091 8412.207 C 37615.371 8414.340 37617.718 8414.767 37621.131 8413.487 L 37617.291 8416.687 L 37615.371 8416.047 L 37608.331 8423.087 L 37614.091 8426.927 L 37608.331 8425.647 C 37607.905 8426.500 37607.691 8427.354 37607.691 8428.207 L 37602.571 8430.767 L 37602.571 8435.887 C 37598.731 8439.727 37595.958 8443.354 37594.251 8446.767 C 37594.678 8447.620 37596.811 8448.474 37600.651 8449.327 L 37598.091 8456.367 L 37592.331 8458.287 L 37591.051 8464.047 L 37588.491 8464.687 L 37589.771 8469.167 C 37589.771 8473.860 37588.918 8476.420 37587.211 8476.847 L 37582.731 8473.007 C 37583.585 8474.287 37582.731 8475.354 37580.171 8476.207 C 37578.038 8476.634 37576.971 8477.060 37576.971 8477.487 L 37576.971 8482.607 L 37585.931 8481.327 L 37585.291 8483.247 L 37581.451 8483.887 C 37581.451 8488.154 37579.958 8491.567 37576.971 8494.127 L 37571.211 8492.847 L 37569.291 8497.327 L 37574.411 8497.327 L 37569.931 8505.647 L 37568.651 8503.727 L 37562.891 8502.447 C 37561.611 8504.154 37562.038 8505.647 37564.171 8506.927 C 37566.305 8507.780 37567.158 8509.060 37566.731 8510.767 L 37560.971 8515.887 L 37564.811 8520.367 L 37567.371 8520.367 L 37567.371 8522.927 L 37563.531 8522.287 L 37559.691 8524.207 L 37560.331 8528.687 C 37559.051 8530.820 37557.985 8532.740 37557.131 8534.447 L 37557.131 8552.367 L 37553.931 8553.647 C 37553.078 8557.060 37552.651 8560.047 37552.651 8562.607 C 37552.651 8565.594 37553.291 8568.367 37554.571 8570.927 L 37564.811 8572.847 C 37575.051 8572.847 37593.611 8564.527 37620.491 8547.887 C 37632.865 8540.207 37648.438 8529.754 37667.211 8516.527 C 37665.505 8519.087 37661.451 8523.140 37655.051 8528.687 C 37649.078 8534.234 37645.025 8538.927 37642.891 8542.767 L 37636.491 8545.967 L 37637.771 8547.247 C 37617.718 8565.167 37595.958 8581.807 37572.491 8597.167 C 37539.638 8618.927 37514.891 8629.807 37498.251 8629.807 C 37485.025 8629.807 37476.065 8624.474 37471.371 8613.807 C 37468.385 8606.980 37466.891 8596.100 37466.891 8581.167 L 37466.891 8572.207 C 37469.451 8572.207 37470.945 8571.354 37471.371 8569.647 C 37471.798 8567.514 37470.731 8566.660 37468.171 8567.087 C 37472.865 8554.714 37477.985 8542.127 37483.531 8529.327 C 37493.345 8507.994 37498.891 8495.620 37500.171 8492.207 C 37521.078 8455.087 37533.451 8432.474 37537.291 8424.367 C 37545.398 8407.300 37549.451 8394.927 37549.451 8387.247 C 37549.451 8380.420 37546.251 8377.007 37539.851 8377.007 C 37533.451 8377.007 37525.558 8380.634 37516.171 8387.887 C 37508.918 8393.860 37501.878 8399.620 37495.051 8405.167 L 37493.771 8407.087 C 37491.211 8410.500 37483.105 8421.167 37469.451 8439.087 C 37457.931 8454.020 37449.825 8464.260 37445.131 8469.807 L 37445.131 8476.847 L 37439.371 8482.607 C 37439.798 8482.180 37440.438 8482.180 37441.291 8482.607 C 37442.145 8483.034 37442.145 8483.674 37441.291 8484.527 L 37437.451 8493.487 L 37431.051 8496.047 L 37430.411 8500.527 L 37424.651 8508.847 L 37425.291 8512.687 C 37421.025 8516.954 37419.531 8520.367 37420.811 8522.927 L 37415.691 8522.927 L 37417.611 8526.127 L 37409.291 8536.367 L 37404.811 8542.767 L 37405.451 8544.687 L 37402.251 8545.967 L 37401.611 8553.007 L 37395.851 8553.647 L 37399.051 8561.327 L 37395.851 8559.407 C 37394.998 8560.687 37394.145 8561.754 37393.291 8562.607 L 37387.531 8568.367 C 37388.385 8567.514 37389.238 8567.300 37390.091 8567.727 C 37391.371 8568.154 37392.011 8569.007 37392.011 8570.287 L 37384.971 8570.927 C 37382.411 8572.207 37381.131 8574.127 37381.131 8576.687 C 37381.985 8577.967 37383.051 8578.394 37384.331 8577.967 L 37377.291 8589.487 L 37372.811 8589.487 C 37368.545 8591.620 37365.131 8593.540 37362.571 8595.247 C 37360.011 8596.954 37357.451 8598.874 37354.891 8601.007 L 37348.491 8603.567 C 37346.785 8604.420 37346.145 8605.274 37346.571 8606.127 L 37340.811 8606.127 C 37341.665 8607.834 37340.811 8609.327 37338.251 8610.607 C 37335.691 8611.460 37334.198 8612.314 37333.771 8613.167 L 37328.011 8611.887 L 37319.051 8616.367 L 37313.291 8615.087 L 37313.291 8620.207 L 37303.051 8616.367 L 37301.131 8608.687 C 37301.131 8603.567 37309.025 8587.140 37324.811 8559.407 C 37345.291 8523.994 37365.985 8488.367 37386.891 8452.527 C 37390.731 8446.127 37394.571 8440.367 37398.411 8435.247 ZM 37808.071 8344.367 C 37820.871 8334.980 37831.965 8328.154 37841.351 8323.887 C 37851.165 8319.194 37858.845 8316.847 37864.391 8316.847 C 37872.498 8316.847 37880.178 8319.194 37887.431 8323.887 L 37891.911 8313.647 L 37895.751 8312.367 L 37898.311 8304.047 C 37900.018 8301.914 37901.085 8300.207 37901.511 8298.927 C 37902.365 8297.220 37903.431 8296.794 37904.711 8297.647 L 37909.831 8288.687 L 37906.631 8288.687 C 37906.631 8287.407 37907.911 8285.914 37910.471 8284.207 C 37913.031 8282.500 37914.311 8280.367 37914.311 8277.807 C 37914.311 8276.527 37915.378 8275.247 37917.511 8273.967 C 37920.071 8272.260 37921.351 8270.980 37921.351 8270.127 C 37921.351 8266.287 37931.378 8250.714 37951.431 8223.407 C 37971.485 8196.100 37983.005 8182.020 37985.991 8181.167 L 37988.551 8174.767 L 38008.391 8161.327 L 38022.471 8156.207 C 38032.711 8151.514 38042.098 8149.167 38050.631 8149.167 L 38059.591 8150.447 L 38060.871 8160.687 L 38054.471 8163.887 L 38052.551 8170.287 L 38049.991 8170.927 L 38049.991 8174.767 L 38046.791 8174.767 C 38044.658 8179.034 38041.885 8183.727 38038.471 8188.847 C 38035.485 8193.967 38031.858 8199.300 38027.591 8204.847 L 38024.391 8206.127 L 38024.391 8213.167 L 38017.351 8215.727 L 38019.911 8219.567 C 38018.631 8219.994 38017.778 8220.420 38017.351 8220.847 C 38015.218 8222.980 38014.151 8225.327 38014.151 8227.887 C 38014.151 8232.580 38012.658 8234.927 38009.671 8234.927 L 38003.271 8236.207 L 38001.991 8245.167 C 37998.578 8248.154 37996.871 8249.860 37996.871 8250.287 C 37997.298 8252.420 37997.511 8254.340 37997.511 8256.047 L 37989.191 8263.087 C 37988.338 8263.087 37987.698 8263.727 37987.271 8265.007 C 37987.271 8265.860 37987.058 8267.140 37986.631 8268.847 L 37989.831 8267.567 C 37989.831 8268.847 37988.338 8269.487 37985.351 8269.487 L 37977.671 8272.047 L 37981.511 8273.967 C 37983.645 8274.820 37985.138 8274.394 37985.991 8272.687 L 37981.511 8280.367 L 37977.031 8277.807 C 37976.178 8279.940 37975.538 8282.074 37975.111 8284.207 C 37975.111 8286.340 37976.605 8287.407 37979.591 8287.407 C 37980.018 8290.394 37977.458 8292.740 37971.911 8294.447 C 37966.791 8295.727 37963.805 8296.367 37962.951 8296.367 C 37962.951 8297.647 37964.018 8298.287 37966.151 8298.287 C 37968.711 8298.287 37970.205 8298.714 37970.631 8299.567 L 37977.031 8298.287 C 37976.178 8299.994 37972.338 8303.620 37965.511 8309.167 L 37956.551 8310.447 L 37954.631 8314.927 L 37957.831 8314.927 L 37959.751 8320.047 L 37962.311 8318.767 L 37963.591 8321.327 L 37961.671 8323.247 L 37954.631 8321.967 C 37953.778 8322.394 37952.925 8322.607 37952.071 8322.607 C 37952.925 8325.594 37953.778 8328.367 37954.631 8330.927 L 37949.511 8336.047 C 37948.231 8337.327 37946.951 8338.820 37945.671 8340.527 C 37945.671 8341.807 37945.885 8343.087 37946.311 8344.367 L 37946.311 8349.487 L 37941.831 8349.487 L 37936.711 8354.607 C 37940.551 8353.754 37942.898 8353.327 37943.751 8353.327 L 37942.471 8355.247 L 37941.191 8357.807 L 37932.231 8361.007 L 37939.911 8361.007 L 37939.911 8363.567 L 37935.431 8364.207 L 37930.311 8372.527 L 37927.751 8373.167 L 37927.751 8380.207 C 37923.485 8382.767 37920.071 8386.607 37917.511 8391.727 C 37917.511 8393.434 37917.725 8395.140 37918.151 8396.847 L 37922.631 8398.127 C 37922.631 8399.834 37920.711 8401.754 37916.871 8403.887 C 37913.031 8405.594 37910.471 8406.660 37909.191 8407.087 L 37909.191 8409.647 L 37915.591 8409.647 L 37915.591 8412.847 L 37905.351 8417.327 C 37906.631 8419.887 37908.978 8420.527 37912.391 8419.247 L 37898.951 8430.767 C 37897.245 8433.754 37896.605 8435.460 37897.031 8435.887 C 37897.458 8435.887 37898.311 8436.100 37899.591 8436.527 C 37900.871 8436.527 37901.511 8437.167 37901.511 8438.447 C 37901.085 8437.594 37899.165 8437.167 37895.751 8437.167 L 37895.751 8441.007 L 37897.031 8442.927 L 37893.191 8443.567 C 37892.338 8444.420 37892.338 8445.274 37893.191 8446.127 L 37896.391 8449.327 C 37895.111 8450.607 37894.045 8451.887 37893.191 8453.167 L 37884.871 8456.367 L 37889.351 8455.727 C 37888.498 8457.434 37888.071 8458.927 37888.071 8460.207 L 37885.511 8467.887 L 37880.391 8472.367 C 37880.391 8474.074 37880.605 8475.567 37881.031 8476.847 L 37882.311 8481.967 L 37874.631 8485.807 L 37877.831 8489.647 L 37877.191 8492.207 L 37870.151 8494.767 L 37870.151 8497.327 C 37871.858 8498.180 37872.711 8498.820 37872.711 8499.247 C 37872.711 8501.807 37871.645 8505.007 37869.511 8508.847 C 37867.805 8512.687 37866.951 8515.460 37866.951 8517.167 C 37863.965 8524.847 37861.405 8531.887 37859.271 8538.287 C 37857.565 8544.260 37856.711 8550.234 37856.711 8556.207 C 37856.711 8559.194 37857.565 8562.394 37859.271 8565.807 C 37860.978 8568.794 37862.685 8570.287 37864.391 8570.287 C 37873.351 8570.287 37886.365 8563.887 37903.431 8551.087 C 37910.258 8545.967 37921.778 8536.367 37937.991 8522.287 L 37941.831 8524.207 L 37937.351 8526.767 C 37931.378 8539.140 37912.605 8557.274 37881.031 8581.167 C 37849.458 8604.634 37827.058 8616.367 37813.831 8616.367 C 37810.845 8616.367 37806.578 8615.514 37801.031 8613.807 C 37795.911 8612.100 37792.071 8610.180 37789.511 8608.047 C 37788.658 8605.914 37787.378 8599.940 37785.671 8590.127 C 37783.965 8579.887 37780.765 8573.700 37776.071 8571.567 C 37774.791 8572.847 37772.445 8575.620 37769.031 8579.887 C 37761.778 8588.847 37757.085 8593.754 37754.951 8594.607 L 37751.111 8600.367 C 37745.138 8602.927 37739.165 8606.980 37733.191 8612.527 C 37727.645 8618.074 37722.098 8623.407 37716.551 8628.527 L 37712.071 8627.887 C 37710.365 8627.887 37706.738 8629.167 37701.191 8631.727 C 37695.645 8634.287 37691.591 8636.420 37689.031 8638.127 C 37684.338 8637.700 37679.218 8637.060 37673.671 8636.207 C 37668.551 8635.354 37664.498 8633.647 37661.511 8631.087 C 37662.791 8628.100 37663.431 8625.754 37663.431 8624.047 C 37662.151 8624.474 37660.871 8624.687 37659.591 8624.687 C 37657.885 8624.687 37656.391 8622.554 37655.111 8618.287 L 37653.191 8611.887 L 37650.631 8611.887 C 37647.218 8602.500 37644.871 8595.247 37643.591 8590.127 C 37642.311 8585.007 37641.671 8578.180 37641.671 8569.647 C 37641.671 8538.074 37655.538 8502.447 37683.271 8462.767 C 37705.885 8430.340 37732.338 8401.754 37762.631 8377.007 C 37770.738 8370.180 37777.991 8364.420 37784.391 8359.727 C 37789.085 8356.740 37796.978 8351.620 37808.071 8344.367 ZM 37770.951 8409.647 C 37769.245 8413.914 37764.765 8420.527 37757.511 8429.487 C 37752.391 8435.887 37749.405 8439.727 37748.551 8441.007 L 37744.711 8441.647 L 37745.991 8444.207 L 37744.711 8447.407 L 37745.351 8449.327 C 37743.645 8451.887 37742.791 8454.234 37742.791 8456.367 L 37738.311 8456.367 L 37738.311 8459.567 C 37734.898 8462.554 37733.405 8466.394 37733.831 8471.087 L 37728.071 8473.007 L 37729.351 8477.487 L 37725.511 8484.527 L 37720.391 8481.967 L 37719.111 8483.887 L 37722.311 8487.087 L 37724.871 8487.087 C 37724.018 8489.220 37723.591 8490.714 37723.591 8491.567 L 37720.391 8494.767 L 37723.591 8499.887 L 37718.471 8504.367 L 37717.831 8507.567 C 37718.685 8509.700 37719.111 8512.900 37719.111 8517.167 C 37718.258 8525.274 37717.831 8531.247 37717.831 8535.087 C 37717.831 8545.754 37719.538 8554.287 37722.951 8560.687 C 37726.791 8567.087 37731.271 8570.287 37736.391 8570.287 C 37744.498 8570.287 37752.605 8567.514 37760.711 8561.967 C 37768.818 8556.420 37774.365 8552.794 37777.351 8551.087 C 37778.631 8548.100 37780.978 8541.274 37784.391 8530.607 C 37787.805 8519.514 37790.791 8511.194 37793.351 8505.647 C 37799.751 8490.287 37805.511 8477.487 37810.631 8467.247 C 37814.045 8460.420 37820.658 8448.047 37830.471 8430.127 C 37834.311 8423.727 37836.231 8416.474 37836.231 8408.367 C 37836.231 8398.980 37834.738 8390.874 37831.751 8384.047 C 37827.485 8374.234 37821.298 8369.327 37813.191 8369.327 C 37809.351 8369.327 37803.378 8372.527 37795.271 8378.927 L 37786.311 8386.607 C 37785.885 8389.167 37783.751 8392.580 37779.911 8396.847 C 37777.778 8399.407 37774.578 8402.820 37770.311 8407.087 L 37770.951 8409.647 ZM 37933.562 8558.767 L 37933.562 8556.207 L 37936.762 8545.967 C 37935.908 8545.967 37935.055 8545.754 37934.202 8545.327 C 37933.775 8543.194 37934.628 8541.914 37936.762 8541.487 L 37936.762 8537.007 L 37939.322 8537.007 L 37937.402 8527.407 C 37937.402 8523.994 37939.748 8516.740 37944.442 8505.647 C 37947.855 8497.540 37951.482 8489.434 37955.322 8481.327 L 37957.882 8481.327 C 37962.575 8466.820 37976.228 8447.834 37998.842 8424.367 C 38021.882 8400.474 38040.868 8385.114 38055.802 8378.287 C 38075.428 8364.207 38092.922 8352.900 38108.282 8344.367 C 38132.175 8330.714 38150.948 8323.887 38164.602 8323.887 C 38175.695 8323.887 38184.228 8327.514 38190.202 8334.767 C 38196.175 8342.020 38199.162 8351.194 38199.162 8362.287 L 38198.522 8369.327 C 38197.668 8371.034 38196.815 8372.527 38195.962 8373.807 C 38195.962 8374.660 38195.748 8376.580 38195.322 8379.567 C 38194.468 8380.847 38193.828 8381.914 38193.402 8382.767 L 38188.282 8394.287 C 38186.575 8395.140 38185.508 8395.567 38185.082 8395.567 C 38185.082 8396.420 38185.295 8397.060 38185.722 8397.487 L 38178.042 8408.367 L 38174.842 8409.647 L 38173.562 8414.767 C 38172.708 8414.340 38170.575 8415.620 38167.162 8418.607 L 38161.402 8424.367 L 38155.642 8423.727 L 38149.242 8427.567 C 38150.522 8427.994 38152.015 8428.420 38153.722 8428.847 L 38143.482 8436.527 L 38140.282 8434.607 L 38138.362 8435.247 L 38139.002 8439.727 L 38126.842 8442.927 C 38120.868 8449.327 38110.842 8455.300 38096.762 8460.847 C 38092.068 8462.554 38085.242 8464.900 38076.282 8467.887 C 38075.002 8468.740 38073.722 8469.380 38072.442 8469.807 C 38070.735 8469.807 38067.535 8470.874 38062.842 8473.007 C 38058.575 8475.140 38056.228 8476.207 38055.802 8476.207 C 38050.682 8478.767 38044.068 8481.754 38035.962 8485.167 C 38027.855 8488.580 38022.735 8489.860 38020.602 8489.007 L 38014.842 8502.447 C 38015.695 8502.020 38016.548 8502.874 38017.402 8505.007 L 38014.842 8503.727 L 38011.642 8503.727 L 38011.642 8507.567 L 38016.122 8509.487 C 38015.268 8509.487 38014.202 8512.900 38012.922 8519.727 C 38011.642 8526.554 38011.002 8533.380 38011.002 8540.207 C 38011.002 8551.300 38013.562 8560.474 38018.682 8567.727 C 38023.802 8574.554 38031.482 8577.967 38041.722 8577.967 C 38052.815 8577.967 38067.108 8572.420 38084.602 8561.327 C 38098.255 8552.794 38111.908 8544.047 38125.562 8535.087 C 38133.668 8527.834 38141.775 8520.367 38149.882 8512.687 C 38153.295 8510.127 38158.628 8506.714 38165.882 8502.447 L 38167.802 8508.207 C 38165.668 8512.474 38160.762 8517.594 38153.082 8523.567 C 38145.828 8529.540 38141.135 8533.807 38139.002 8536.367 L 38136.442 8536.367 L 38128.762 8542.767 L 38125.562 8545.967 L 38121.082 8552.367 L 38118.522 8552.367 L 38105.722 8565.167 C 38099.748 8571.140 38095.055 8575.407 38091.642 8577.967 L 38050.042 8609.967 C 38047.908 8610.394 38046.415 8610.820 38045.562 8611.247 C 38044.708 8611.674 38045.135 8612.527 38046.842 8613.807 L 38027.002 8625.327 L 38027.002 8622.127 L 38020.602 8625.327 L 38021.242 8627.887 C 38019.962 8628.314 38016.975 8628.527 38012.282 8628.527 L 38009.722 8630.447 L 38003.962 8630.447 L 38000.762 8634.287 C 37999.482 8633.434 37996.708 8633.007 37992.442 8633.007 L 37976.442 8633.007 L 37977.722 8630.447 C 37975.588 8630.874 37972.815 8630.660 37969.402 8629.807 C 37966.415 8628.954 37963.215 8627.887 37959.802 8626.607 L 37959.802 8624.047 L 37964.282 8622.767 L 37962.362 8621.487 L 37954.682 8621.487 C 37951.695 8620.207 37949.348 8617.860 37947.642 8614.447 L 37952.122 8613.167 L 37950.202 8609.967 L 37943.802 8610.607 C 37941.242 8604.634 37940.602 8599.514 37941.882 8595.247 L 37938.682 8595.887 L 37938.682 8593.327 C 37941.242 8593.327 37942.308 8592.474 37941.882 8590.767 L 37936.122 8590.767 C 37938.682 8589.060 37939.962 8586.500 37939.962 8583.087 L 37934.842 8574.127 L 37937.402 8571.567 L 37933.562 8565.807 L 37933.562 8558.767 ZM 38106.362 8437.807 C 38113.615 8431.834 38119.375 8424.794 38123.642 8416.687 C 38128.335 8408.154 38130.682 8399.620 38130.682 8391.087 C 38130.682 8385.967 38128.975 8381.274 38125.562 8377.007 C 38122.148 8372.740 38117.668 8370.607 38112.122 8370.607 C 38109.135 8370.607 38107.002 8371.887 38105.722 8374.447 L 38099.962 8374.447 L 38102.522 8377.647 L 38104.442 8376.367 L 38085.882 8389.807 C 38084.602 8393.647 38081.615 8396.847 38076.922 8399.407 L 38068.602 8405.167 L 38068.602 8407.727 L 38073.722 8407.727 L 38067.322 8409.007 L 38064.762 8410.927 L 38060.922 8414.127 L 38059.002 8417.327 L 38056.442 8417.327 L 38055.162 8419.247 C 38055.162 8420.100 38056.868 8421.167 38060.282 8422.447 L 38056.442 8425.647 C 38055.162 8425.647 38051.748 8427.780 38046.202 8432.047 L 38044.922 8439.727 L 38043.642 8442.927 L 38041.082 8442.927 L 38034.042 8452.527 L 38035.962 8449.967 L 38039.162 8449.967 L 38035.962 8453.167 L 38033.402 8453.807 L 38033.402 8456.367 C 38027.002 8457.220 38023.162 8458.287 38021.882 8459.567 L 38023.802 8461.487 L 38025.722 8460.207 L 38031.482 8460.207 L 38029.562 8463.407 L 38027.002 8463.407 L 38027.002 8468.527 L 38028.922 8469.807 C 38025.935 8469.807 38023.802 8471.087 38022.522 8473.647 C 38033.615 8473.647 38048.548 8469.807 38067.322 8462.127 C 38086.095 8454.020 38099.108 8445.914 38106.362 8437.807 ZM 38130.741 8633.647 C 38138.848 8616.154 38153.781 8590.340 38175.541 8556.207 C 38196.875 8522.074 38211.595 8496.687 38219.701 8480.047 C 38237.195 8452.740 38249.568 8432.687 38256.821 8419.887 C 38272.181 8392.580 38280.928 8372.314 38283.061 8359.087 C 38301.408 8347.994 38315.488 8339.674 38325.301 8334.127 C 38335.541 8328.580 38343.648 8325.807 38349.621 8325.807 L 38356.021 8330.927 L 38358.581 8340.527 C 38358.581 8342.660 38357.728 8345.007 38356.021 8347.567 L 38353.461 8352.687 C 38354.315 8353.540 38354.741 8356.954 38354.741 8362.927 C 38353.035 8365.914 38351.541 8368.687 38350.261 8371.247 C 38348.981 8373.380 38347.275 8375.727 38345.141 8378.287 L 38345.141 8381.487 C 38346.848 8381.914 38348.128 8382.340 38348.981 8382.767 C 38350.261 8382.767 38351.755 8382.554 38353.461 8382.127 L 38351.541 8385.327 C 38351.115 8385.754 38348.768 8386.607 38344.501 8387.887 L 38340.021 8394.287 L 38345.781 8394.287 L 38344.501 8397.487 L 38336.181 8403.247 C 38335.328 8404.100 38335.328 8404.954 38336.181 8405.807 C 38337.035 8406.234 38337.888 8406.447 38338.741 8406.447 C 38339.595 8406.020 38340.448 8405.807 38341.301 8405.807 C 38341.301 8406.234 38341.515 8406.660 38341.941 8407.087 C 38368.395 8381.487 38391.008 8361.434 38409.781 8346.927 C 38428.981 8331.994 38441.781 8324.527 38448.181 8324.527 L 38457.141 8325.807 C 38456.715 8328.367 38457.568 8330.074 38459.701 8330.927 C 38459.701 8333.487 38458.635 8336.260 38456.501 8339.247 L 38452.661 8339.887 L 38450.101 8353.967 L 38447.541 8353.327 C 38446.688 8355.034 38446.048 8356.527 38445.621 8357.807 L 38439.861 8361.007 L 38437.301 8371.247 L 38442.421 8375.087 C 38441.568 8374.660 38440.928 8375.300 38440.501 8377.007 C 38440.075 8378.714 38440.288 8379.994 38441.141 8380.847 L 38434.101 8385.967 L 38429.621 8389.807 L 38432.181 8389.807 C 38428.768 8400.900 38425.568 8411.780 38422.581 8422.447 C 38422.155 8425.860 38421.088 8427.567 38419.381 8427.567 L 38420.661 8433.327 L 38423.861 8433.327 L 38423.861 8442.927 L 38430.261 8444.207 L 38441.141 8442.927 L 38450.101 8440.367 C 38462.475 8435.247 38477.621 8425.647 38495.541 8411.567 C 38517.728 8394.074 38532.021 8383.407 38538.421 8379.567 L 38538.421 8382.767 C 38535.008 8385.754 38520.501 8398.554 38494.901 8421.167 C 38476.128 8437.807 38462.901 8451.674 38455.221 8462.767 L 38450.741 8462.127 L 38444.341 8472.367 C 38439.221 8474.927 38432.181 8479.620 38423.221 8486.447 L 38410.421 8496.047 L 38411.701 8498.607 C 38406.155 8498.607 38399.328 8500.100 38391.221 8503.087 C 38383.115 8505.647 38375.435 8508.207 38368.181 8510.767 L 38368.181 8507.567 L 38359.861 8506.927 C 38353.035 8503.514 38348.341 8498.607 38345.781 8492.207 C 38343.648 8485.807 38342.581 8478.127 38342.581 8469.167 C 38342.581 8457.647 38345.141 8446.127 38350.261 8434.607 C 38355.808 8422.660 38361.355 8411.140 38366.901 8400.047 L 38312.501 8456.367 C 38312.501 8457.647 38311.648 8459.354 38309.941 8461.487 C 38308.661 8463.194 38307.168 8465.114 38305.461 8467.247 C 38303.755 8468.954 38299.915 8475.354 38293.941 8486.447 C 38288.395 8497.540 38283.275 8505.434 38278.581 8510.127 L 38280.501 8517.167 L 38277.941 8516.527 C 38276.661 8516.527 38275.381 8517.380 38274.101 8519.087 C 38272.821 8520.794 38272.608 8522.074 38273.461 8522.927 C 38273.888 8523.354 38274.741 8523.354 38276.021 8522.927 C 38277.301 8522.500 38277.941 8523.140 38277.941 8524.847 L 38274.101 8525.487 L 38271.541 8531.887 L 38265.781 8535.727 C 38265.781 8536.580 38265.995 8538.500 38266.421 8541.487 L 38259.381 8546.607 L 38258.741 8551.727 C 38260.448 8550.874 38262.155 8551.727 38263.861 8554.287 C 38260.021 8556.847 38255.541 8558.127 38250.421 8558.127 L 38250.421 8561.967 L 38258.741 8560.687 L 38252.981 8568.367 C 38247.435 8570.074 38242.741 8570.714 38238.901 8570.287 L 38236.981 8576.687 L 38245.301 8576.687 L 38251.061 8573.487 L 38251.061 8574.127 C 38249.781 8576.260 38249.568 8577.967 38250.421 8579.247 C 38244.021 8581.807 38239.115 8583.087 38235.701 8583.087 C 38234.848 8584.367 38234.421 8585.220 38234.421 8585.647 C 38233.141 8587.780 38232.075 8588.634 38231.221 8588.207 L 38229.301 8595.887 L 38231.221 8596.527 L 38237.621 8589.487 L 38243.381 8591.407 L 38245.301 8590.767 C 38245.301 8593.327 38243.595 8594.180 38240.181 8593.327 L 38236.341 8595.247 L 38242.741 8596.527 L 38239.541 8604.207 L 38235.061 8603.567 L 38235.701 8608.687 L 38231.221 8617.647 L 38219.701 8615.087 L 38215.861 8619.567 C 38218.421 8620.847 38221.195 8621.487 38224.181 8621.487 C 38225.461 8621.487 38227.381 8621.060 38229.941 8620.207 L 38218.421 8626.607 C 38217.141 8624.900 38216.075 8623.194 38215.221 8621.487 L 38210.741 8633.007 C 38203.915 8636.420 38199.648 8640.474 38197.941 8645.167 L 38193.461 8643.887 L 38196.021 8642.607 L 38195.381 8640.047 L 38186.421 8641.967 C 38186.848 8643.247 38185.995 8644.527 38183.861 8645.807 C 38181.728 8647.087 38180.235 8646.874 38179.381 8645.167 L 38175.541 8648.367 C 38174.261 8646.660 38172.341 8646.874 38169.781 8649.007 C 38167.221 8649.860 38163.808 8651.354 38159.541 8653.487 C 38154.848 8655.620 38151.861 8656.900 38150.581 8657.327 L 38146.741 8656.687 L 38143.541 8661.167 L 38139.061 8659.887 L 38133.301 8661.807 L 38132.661 8657.327 L 38126.261 8651.567 L 38130.741 8633.647 Z">
            <!-- 4304 nodes -->
          </draw:path>
          <draw:g id="g1054-1-2-2-0-4-0">
            <draw:g id="g881-9-8-7-7-6-3-6-8-7">
              <draw:path id="rect868-9-9-2-2-5-8-1-9-6" draw:style-name="style0" draw:layer="layout" svg:x="16.439cm" svg:y="41.009cm" svg:width="6.149cm" svg:height="8.640cm" svg:viewBox="0.0 0.0 6149.189 8640.000" svg:d="M 33297.446 82018.011 L 38605.987 82018.011 C 38838.846 82018.011 39026.311 82205.476 39026.311 82438.336 L 39026.311 90237.687 C 39026.311 90470.547 38838.846 90658.011 38605.987 90658.011 L 33297.446 90658.011 C 33064.586 90658.011 32877.122 90470.547 32877.122 90237.687 L 32877.122 82438.336 C 32877.122 82205.476 33064.586 82018.011 33297.446 82018.011 Z">
                <!-- 9 nodes -->
              </draw:path>
              <draw:path id="rect872-8-5-8-2-2-5-0-3-1" draw:style-name="style1" draw:layer="layout" svg:x="16.765cm" svg:y="41.289cm" svg:width="5.495cm" svg:height="8.017cm" svg:viewBox="0.0 0.0 5495.351 8017.297" svg:d="M 33530.960 82609.579 L 38497.013 82578.444 L 39010.743 83185.579 L 39026.311 90595.741 L 33530.960 90595.741 L 33530.960 82609.579 Z">
                <!-- 6 nodes -->
              </draw:path>
            </draw:g>
            <!-- id="g881-9-8-7-7-6-3-6-8-7" -->
            <draw:path id="text934-9-3-1-1-4-1-2-5" draw:style-name="style2" draw:layer="layout" svg:x="17.139cm" svg:y="41.676cm" svg:width="4.373cm" svg:height="0.867cm" svg:viewBox="0.0 0.0 4373.096 867.293" svg:d="M 34636.244 83656.684 L 34635.062 83799.657 L 34638.607 84177.178 L 34638.607 84204.355 L 34277.629 84204.355 L 34281.764 83765.391 L 34277.038 83397.914 L 34903.285 83397.914 C 34931.643 83397.914 34947.595 83398.505 34951.140 83399.686 C 34960.199 83402.049 34964.728 83408.745 34964.728 83419.773 C 34964.728 83433.559 34956.063 83440.451 34938.733 83440.451 L 34934.597 83440.451 L 34638.607 83436.316 L 34636.244 83619.464 L 34700.641 83620.054 L 34907.421 83616.510 L 34952.912 83615.919 C 34969.455 83615.919 34980.286 83617.297 34985.406 83620.054 C 34990.920 83622.811 34993.677 83628.326 34993.677 83636.597 C 34993.677 83651.958 34980.680 83659.638 34954.685 83659.638 L 34908.012 83658.456 L 34636.244 83656.684 ZM 35455.682 83810.883 L 35455.682 83738.805 C 35455.289 83688.784 35454.501 83658.062 35453.319 83646.640 C 35452.138 83635.218 35448.593 83624.978 35442.685 83615.919 C 35428.506 83593.862 35395.421 83582.834 35343.431 83582.834 C 35263.082 83582.834 35201.048 83608.041 35157.329 83658.456 C 35139.605 83678.937 35124.638 83689.178 35112.428 83689.178 C 35103.369 83689.178 35095.492 83686.027 35088.796 83679.725 C 35082.100 83673.423 35078.753 83666.137 35078.753 83657.866 C 35078.753 83633.052 35108.096 83607.451 35166.782 83581.062 C 35222.711 83555.854 35294.985 83543.250 35383.605 83543.250 C 35529.335 83543.250 35632.135 83565.307 35692.002 83609.420 C 35717.997 83628.719 35734.934 83650.382 35742.811 83674.408 C 35750.688 83698.434 35754.627 83740.774 35754.627 83801.430 L 35754.627 84035.977 C 35753.051 84079.302 35754.233 84111.993 35758.172 84134.050 C 35762.504 84155.712 35771.957 84179.147 35786.530 84204.355 L 35455.682 84204.355 L 35455.682 84142.321 C 35419.447 84167.135 35383.408 84185.843 35347.566 84198.447 C 35312.118 84211.051 35277.064 84217.352 35242.404 84217.352 C 35183.718 84217.352 35131.531 84200.219 35085.842 84165.953 C 35026.368 84121.052 34996.631 84062.760 34996.631 83991.076 C 34996.631 83927.664 35020.657 83876.461 35068.709 83837.469 C 35124.638 83791.386 35193.958 83768.345 35276.670 83768.345 C 35310.543 83768.345 35340.477 83771.496 35366.472 83777.798 C 35392.467 83783.706 35422.204 83794.734 35455.682 83810.883 ZM 35456.273 83853.420 C 35406.646 83828.607 35368.244 83816.200 35341.067 83816.200 C 35318.223 83816.200 35303.256 83825.259 35296.167 83843.376 C 35292.228 83853.223 35290.259 83881.778 35290.259 83929.042 L 35290.259 84070.243 C 35290.653 84101.359 35291.637 84120.264 35293.213 84126.960 C 35297.151 84145.078 35310.543 84154.137 35333.387 84154.137 C 35351.505 84154.137 35371.592 84148.820 35393.649 84138.185 C 35416.099 84127.157 35436.580 84112.781 35455.092 84095.057 L 35456.273 83853.420 ZM 35880.467 84095.057 C 35888.345 84095.057 35898.388 84100.965 35910.598 84112.781 C 35930.291 84131.293 35958.256 84147.244 35994.491 84160.636 C 36030.727 84173.633 36064.600 84180.132 36096.109 84180.132 C 36110.682 84180.132 36121.513 84177.769 36128.603 84173.043 C 36136.086 84167.922 36139.828 84160.636 36139.828 84151.183 C 36139.828 84141.730 36134.708 84130.505 36124.467 84117.507 C 36114.621 84104.116 36092.367 84078.712 36057.707 84041.294 C 35973.026 83950.705 35918.081 83887.096 35892.874 83850.466 C 35868.060 83813.443 35855.654 83777.995 35855.654 83744.122 C 35855.654 83714.582 35864.122 83686.421 35881.058 83659.638 C 35898.388 83632.461 35922.414 83609.420 35953.136 83590.514 C 36003.944 83559.005 36062.236 83543.250 36128.012 83543.250 C 36176.458 83543.250 36227.660 83553.491 36281.620 83573.972 C 36323.764 83590.121 36344.835 83607.648 36344.835 83626.553 C 36344.835 83632.461 36342.275 83637.778 36337.155 83642.505 C 36332.429 83647.231 36326.915 83649.594 36320.613 83649.594 C 36313.129 83649.594 36299.147 83642.308 36278.666 83627.735 C 36236.916 83597.801 36191.425 83582.834 36142.191 83582.834 C 36124.861 83582.834 36111.667 83585.591 36102.608 83591.105 C 36093.943 83596.619 36089.610 83605.087 36089.610 83616.510 C 36089.610 83629.901 36097.684 83646.837 36113.833 83667.318 C 36130.375 83687.799 36163.657 83722.460 36213.678 83771.299 C 36262.517 83818.957 36293.436 83850.269 36306.434 83865.236 C 36319.825 83879.809 36332.626 83896.745 36344.835 83916.045 C 36365.710 83949.130 36376.148 83984.971 36376.148 84023.570 C 36376.148 84084.226 36346.805 84133.262 36288.119 84170.679 C 36240.067 84201.795 36180.987 84217.352 36110.879 84217.352 C 36032.893 84217.352 35963.770 84200.022 35903.508 84165.362 C 35885.784 84154.728 35873.575 84146.063 35866.879 84139.367 C 35860.577 84132.671 35857.426 84125.385 35857.426 84117.507 C 35857.426 84102.934 35865.106 84095.451 35880.467 84095.057 ZM 36750.124 83687.405 L 36750.124 84082.059 L 36749.533 84119.871 C 36749.533 84144.290 36752.487 84160.636 36758.395 84168.907 C 36764.697 84176.784 36777.104 84180.723 36795.615 84180.723 C 36842.092 84180.723 36887.780 84166.544 36932.681 84138.185 C 36977.582 84109.433 37014.211 84071.031 37042.569 84022.979 C 37051.235 84008.406 37059.703 84001.120 37067.974 84001.120 C 37073.882 84001.120 37079.199 84003.877 37083.925 84009.391 C 37089.046 84014.511 37091.606 84020.025 37091.606 84025.933 C 37091.606 84040.113 37080.184 84060.200 37057.339 84086.195 C 37034.495 84111.796 37007.909 84134.837 36977.582 84155.319 C 36915.745 84196.674 36849.575 84217.352 36779.073 84217.352 C 36682.576 84217.352 36602.818 84187.419 36539.799 84127.551 C 36468.116 84060.200 36432.274 83977.685 36432.274 83880.006 C 36432.274 83779.176 36470.085 83695.283 36545.707 83628.326 C 36609.120 83571.609 36687.302 83543.250 36780.255 83543.250 C 36854.301 83543.250 36919.092 83560.777 36974.628 83595.832 C 36998.260 83610.799 37017.559 83626.947 37032.526 83644.277 C 37047.493 83661.213 37054.976 83675.589 37054.976 83687.405 C 37054.976 83693.313 37052.810 83698.434 37048.477 83702.766 C 37044.145 83706.705 37038.828 83708.674 37032.526 83708.674 C 37024.255 83708.674 37013.817 83699.221 37001.213 83680.316 C 36983.096 83653.927 36954.540 83631.083 36915.548 83611.783 C 36876.555 83592.090 36839.728 83582.243 36805.068 83582.243 C 36781.830 83582.243 36766.863 83588.742 36760.167 83601.740 C 36753.472 83614.737 36750.124 83643.292 36750.124 83687.405 ZM 37306.657 83352.422 C 37410.637 83352.422 37462.628 83379.599 37462.628 83433.953 C 37462.628 83460.342 37448.842 83481.020 37421.272 83495.987 C 37394.095 83510.560 37355.693 83517.846 37306.066 83517.846 C 37207.206 83517.846 37157.775 83489.882 37157.775 83433.953 C 37157.775 83380.387 37207.402 83353.210 37306.657 83352.422 ZM 37459.674 83559.202 L 37459.674 83576.335 L 37458.492 83668.500 L 37457.311 83811.473 L 37455.538 84028.887 L 37457.901 84151.183 L 37459.083 84204.355 L 37155.412 84204.355 L 37158.366 83986.941 L 37160.139 83794.931 L 37158.957 83693.904 L 37157.185 83581.652 L 37157.775 83559.202 L 37459.674 83559.202 ZM 37589.059 84095.057 C 37596.936 84095.057 37606.980 84100.965 37619.189 84112.781 C 37638.883 84131.293 37666.847 84147.244 37703.083 84160.636 C 37739.319 84173.633 37773.191 84180.132 37804.700 84180.132 C 37819.273 84180.132 37830.105 84177.769 37837.194 84173.043 C 37844.678 84167.922 37848.420 84160.636 37848.420 84151.183 C 37848.420 84141.730 37843.299 84130.505 37833.059 84117.507 C 37823.212 84104.116 37800.959 84078.712 37766.298 84041.294 C 37681.617 83950.705 37626.673 83887.096 37601.465 83850.466 C 37576.652 83813.443 37564.245 83777.995 37564.245 83744.122 C 37564.245 83714.582 37572.713 83686.421 37589.649 83659.638 C 37606.980 83632.461 37631.005 83609.420 37661.727 83590.514 C 37712.536 83559.005 37770.828 83543.250 37836.604 83543.250 C 37885.049 83543.250 37936.252 83553.491 37990.211 83573.972 C 38032.355 83590.121 38053.427 83607.648 38053.427 83626.553 C 38053.427 83632.461 38050.867 83637.778 38045.747 83642.505 C 38041.020 83647.231 38035.506 83649.594 38029.204 83649.594 C 38021.721 83649.594 38007.738 83642.308 37987.257 83627.735 C 37945.508 83597.801 37900.016 83582.834 37850.783 83582.834 C 37833.453 83582.834 37820.258 83585.591 37811.199 83591.105 C 37802.534 83596.619 37798.202 83605.087 37798.202 83616.510 C 37798.202 83629.901 37806.276 83646.837 37822.424 83667.318 C 37838.967 83687.799 37872.248 83722.460 37922.269 83771.299 C 37971.109 83818.957 38002.027 83850.269 38015.025 83865.236 C 38028.416 83879.809 38041.217 83896.745 38053.427 83916.045 C 38074.302 83949.130 38084.739 83984.971 38084.739 84023.570 C 38084.739 84084.226 38055.396 84133.262 37996.710 84170.679 C 37948.659 84201.795 37889.579 84217.352 37819.470 84217.352 C 37741.485 84217.352 37672.361 84200.022 37612.100 84165.362 C 37594.376 84154.728 37582.166 84146.063 37575.470 84139.367 C 37569.168 84132.671 37566.018 84125.385 37566.018 84117.507 C 37566.018 84102.934 37573.698 84095.451 37589.059 84095.057 ZM 38492.391 83351.241 L 38485.892 83542.069 L 38485.301 83560.384 C 38519.568 83560.384 38550.683 83559.005 38578.648 83556.248 C 38583.374 83555.854 38587.510 83555.657 38591.054 83555.657 C 38608.384 83555.657 38617.049 83563.535 38617.049 83579.289 C 38617.049 83593.862 38607.991 83601.149 38589.873 83601.149 C 38584.359 83601.149 38577.466 83600.755 38569.195 83599.967 C 38538.079 83597.604 38515.826 83596.422 38502.434 83596.422 L 38485.301 83596.422 L 38484.710 83711.037 L 38487.074 83940.858 L 38488.846 84063.745 C 38488.846 84092.497 38491.012 84112.584 38495.345 84124.006 C 38499.677 84135.428 38507.161 84141.139 38517.795 84141.139 C 38531.974 84141.139 38547.138 84132.868 38563.287 84116.326 C 38579.041 84099.783 38591.448 84079.499 38600.507 84055.473 C 38608.778 84032.629 38618.625 84021.207 38630.047 84021.207 C 38643.439 84021.207 38650.134 84028.691 38650.134 84043.657 C 38650.134 84058.624 38643.439 84077.333 38630.047 84099.783 C 38616.656 84121.840 38600.507 84141.139 38581.602 84157.682 C 38535.125 84198.250 38474.864 84218.534 38400.817 84218.534 C 38331.103 84218.534 38277.143 84197.462 38238.938 84155.319 C 38219.245 84134.050 38205.656 84110.418 38198.173 84084.423 C 38190.689 84058.034 38186.948 84021.601 38186.948 83975.125 L 38186.948 83930.815 L 38187.538 83806.156 L 38187.538 83594.650 C 38182.024 83594.256 38178.086 83594.059 38175.722 83594.059 C 38171.784 83594.059 38163.906 83594.453 38152.090 83595.241 C 38142.244 83596.029 38133.973 83596.422 38127.277 83596.422 C 38107.977 83596.422 38098.328 83589.136 38098.328 83574.563 C 38098.328 83560.384 38107.584 83553.294 38126.095 83553.294 C 38134.760 83553.294 38140.865 83553.491 38144.410 83553.885 L 38187.538 83556.839 L 38187.538 83490.079 C 38304.123 83447.935 38405.740 83401.656 38492.391 83351.241 Z">
              <!-- 207 nodes -->
            </draw:path>
          </draw:g>
          <!-- id="g1054-1-2-2-0-4-0" -->
          <draw:path id="flowRoot948-5-8-3-9-6-6-0-9" draw:style-name="style2" draw:layer="layout" svg:x="18.151cm" svg:y="43.602cm" svg:width="2.734cm" svg:height="1.875cm" svg:viewBox="0.0 0.0 2734.150 1874.533" svg:d="M 36336.302 87610.220 C 36338.009 87606.380 36340.782 87601.900 36344.622 87596.780 C 36348.462 87591.234 36351.235 87587.180 36352.942 87584.620 C 36356.782 87579.927 36359.555 87576.300 36361.262 87573.740 C 36364.675 87569.047 36367.235 87564.994 36368.942 87561.580 L 36372.782 87557.740 L 36404.142 87515.500 C 36405.849 87513.794 36407.769 87512.087 36409.902 87510.380 C 36413.315 87504.834 36417.155 87499.287 36421.422 87493.740 C 36427.395 87485.634 36431.662 87481.367 36434.222 87480.940 C 36438.489 87473.687 36444.035 87466.007 36450.862 87457.900 C 36457.689 87449.367 36464.515 87441.047 36471.342 87432.940 L 36483.502 87417.580 L 36487.982 87416.300 L 36493.742 87406.060 C 36495.449 87405.207 36497.369 87404.140 36499.502 87402.860 C 36503.769 87393.900 36508.889 87386.007 36514.862 87379.180 L 36515.502 87376.620 C 36521.475 87371.927 36527.022 87366.594 36532.142 87360.620 L 36548.782 87341.420 C 36566.275 87323.927 36581.209 87307.500 36593.582 87292.140 C 36597.849 87287.874 36601.689 87283.607 36605.102 87279.340 C 36611.502 87272.087 36617.262 87264.194 36622.382 87255.660 L 36624.302 87257.580 C 36629.422 87253.740 36636.035 87250.754 36644.142 87248.620 C 36652.249 87246.060 36658.222 87243.927 36662.062 87242.220 L 36667.822 87239.660 L 36672.302 87239.660 L 36673.582 87237.100 L 36688.942 87235.820 L 36694.702 87237.740 C 36695.129 87241.580 36694.062 87246.060 36691.502 87251.180 C 36692.355 87250.754 36692.995 87250.967 36693.422 87251.820 C 36694.275 87252.247 36694.915 87252.674 36695.342 87253.100 L 36692.142 87252.460 L 36683.182 87295.980 C 36678.062 87319.447 36674.222 87332.887 36671.662 87336.300 L 36674.222 87337.580 C 36675.502 87338.007 36675.715 87339.074 36674.862 87340.780 L 36668.462 87352.300 L 36671.662 87360.620 C 36670.809 87364.034 36669.742 87369.154 36668.462 87375.980 C 36667.609 87382.380 36666.755 87388.354 36665.902 87393.900 L 36660.782 87400.300 L 36660.782 87416.940 L 36658.222 87416.940 L 36660.142 87424.620 C 36658.862 87427.180 36657.795 87431.020 36656.942 87436.140 C 36656.515 87440.834 36656.089 87444.034 36655.662 87445.740 L 36657.582 87455.980 L 36653.102 87461.740 C 36653.529 87463.447 36653.955 87465.580 36654.382 87468.140 C 36655.235 87470.700 36655.662 87472.407 36655.662 87473.260 C 36655.662 87475.820 36654.809 87477.314 36653.102 87477.740 L 36653.102 87475.180 L 36651.822 87476.460 C 36651.822 87480.300 36653.529 87481.794 36656.942 87480.940 C 36656.515 87483.074 36655.449 87490.967 36653.742 87504.620 C 36652.462 87518.274 36651.822 87525.314 36651.822 87525.740 C 36651.822 87528.727 36652.035 87530.860 36652.462 87532.140 L 36644.782 87537.260 L 36644.142 87544.300 L 36649.902 87543.020 C 36652.889 87543.874 36653.742 87545.794 36652.462 87548.780 C 36651.182 87551.767 36650.115 87553.687 36649.262 87554.540 L 36655.022 87560.300 C 36655.875 87562.007 36655.022 87563.074 36652.462 87563.500 C 36650.329 87563.927 36649.262 87564.567 36649.262 87565.420 L 36649.262 87567.980 C 36651.822 87569.687 36653.102 87571.180 36653.102 87572.460 C 36653.102 87573.314 36651.822 87573.527 36649.262 87573.100 L 36649.902 87578.860 L 36651.182 87591.660 C 36648.622 87594.647 36647.342 87597.207 36647.342 87599.340 C 36647.342 87601.047 36648.409 87602.114 36650.542 87602.540 C 36653.102 87602.967 36654.382 87604.247 36654.382 87606.380 L 36652.462 87607.020 C 36653.742 87612.140 36653.315 87618.540 36651.182 87626.220 C 36649.475 87633.900 36647.129 87640.727 36644.142 87646.700 L 36635.822 87645.420 C 36635.395 87645.420 36634.542 87646.700 36633.262 87649.260 C 36631.982 87651.394 36630.275 87652.034 36628.142 87651.180 L 36624.942 87658.860 L 36586.542 87679.340 C 36578.862 87676.780 36573.102 87670.380 36569.262 87660.140 C 36565.849 87649.900 36564.142 87638.807 36564.142 87626.860 C 36564.142 87621.314 36564.569 87615.554 36565.422 87609.580 C 36566.275 87603.180 36566.915 87598.914 36567.342 87596.780 C 36567.769 87594.647 36568.409 87592.087 36569.262 87589.100 C 36570.542 87585.687 36570.329 87583.554 36568.622 87582.700 L 36568.622 87573.100 L 36572.462 87570.540 C 36570.755 87568.407 36569.475 87567.554 36568.622 87567.980 L 36568.622 87540.460 L 36559.662 87539.180 L 36551.982 87541.740 C 36550.702 87540.460 36549.635 87539.820 36548.782 87539.820 C 36547.929 87539.820 36547.075 87540.887 36546.222 87543.020 L 36539.822 87543.020 L 36537.262 87540.460 C 36535.555 87543.020 36532.995 87544.727 36529.582 87545.580 C 36526.169 87546.434 36523.395 87547.074 36521.262 87547.500 C 36521.689 87545.367 36521.902 87544.087 36521.902 87543.660 C 36521.902 87542.807 36522.115 87541.954 36522.542 87541.100 L 36519.342 87541.100 C 36518.489 87541.100 36516.995 87541.954 36514.862 87543.660 C 36508.462 87548.354 36501.422 87550.700 36493.742 87550.700 C 36492.462 87550.700 36489.475 87552.407 36484.782 87555.820 C 36483.502 87556.674 36481.155 87558.380 36477.742 87560.940 L 36466.222 87554.540 C 36464.089 87558.380 36462.809 87561.367 36462.382 87563.500 L 36452.782 87565.420 L 36448.302 87565.420 L 36438.062 87570.540 L 36434.222 87578.220 L 36429.742 87576.940 L 36424.622 87578.860 L 36423.342 87588.460 C 36421.209 87591.447 36418.435 87594.434 36415.022 87597.420 C 36412.035 87600.407 36409.049 87602.540 36406.062 87603.820 L 36404.782 87608.940 L 36409.262 87608.940 C 36408.409 87611.074 36407.555 87612.780 36406.702 87614.060 C 36405.849 87614.914 36404.995 87614.700 36404.142 87613.420 C 36398.169 87618.540 36395.182 87624.727 36395.182 87631.980 C 36390.489 87632.834 36385.155 87635.394 36379.182 87639.660 C 36373.209 87643.927 36369.795 87647.980 36368.942 87651.820 L 36358.062 87661.420 C 36357.209 87661.847 36356.355 87661.420 36355.502 87660.140 C 36354.649 87658.860 36354.435 87658.007 36354.862 87657.580 L 36324.782 87672.940 L 36311.342 87681.260 L 36306.222 87680.620 L 36301.742 87672.300 C 36303.875 87660.780 36309.635 87647.980 36319.022 87633.900 C 36324.142 87626.647 36329.262 87619.180 36334.382 87611.500 L 36336.302 87610.220 ZM 36573.742 87463.660 L 36576.942 87462.380 C 36580.782 87438.487 36584.835 87414.380 36589.102 87390.060 L 36594.862 87366.380 C 36592.302 87369.367 36589.102 87371.287 36585.262 87372.140 C 36583.129 87375.554 36579.075 87380.887 36573.102 87388.140 C 36567.555 87395.394 36564.142 87401.367 36562.862 87406.060 C 36558.595 87408.194 36554.969 87411.180 36551.982 87415.020 C 36543.022 87426.967 36537.902 87433.367 36536.622 87434.220 C 36532.355 87443.607 36526.169 87452.140 36518.062 87459.820 C 36515.929 87464.940 36514.009 87469.847 36512.302 87474.540 C 36519.555 87474.540 36527.022 87473.687 36534.702 87471.980 C 36559.449 87466.434 36572.462 87463.660 36573.742 87463.660 ZM 36743.692 87593.580 L 36744.972 87584.620 L 36748.812 87583.340 L 36749.452 87576.940 L 36748.172 87575.660 L 36752.652 87571.180 C 36755.639 87567.767 36757.132 87564.994 36757.132 87562.860 C 36757.132 87560.727 36755.639 87559.660 36752.652 87559.660 L 36754.572 87558.380 C 36756.705 87557.100 36757.772 87555.394 36757.772 87553.260 C 36757.772 87548.994 36758.839 87545.367 36760.972 87542.380 C 36763.532 87539.394 36765.452 87538.540 36766.732 87539.820 L 36766.092 87534.700 L 36767.372 87528.300 L 36769.932 87528.300 L 36768.652 87522.540 L 36771.852 87520.620 L 36770.572 87519.340 L 36775.052 87518.060 L 36773.772 87512.300 L 36779.532 87508.460 L 36776.972 87503.340 C 36777.399 87502.060 36778.039 87500.994 36778.892 87500.140 C 36779.745 87498.860 36780.812 87498.647 36782.092 87499.500 L 36782.092 87490.540 C 36784.225 87489.260 36785.292 87488.194 36785.292 87487.340 C 36785.719 87486.060 36786.785 87485.420 36788.492 87485.420 L 36790.412 87484.780 C 36788.705 87479.660 36790.412 87474.540 36795.532 87469.420 C 36794.679 87468.140 36794.679 87467.500 36795.532 87467.500 C 36796.385 87467.074 36797.452 87466.647 36798.732 87466.220 L 36798.732 87459.820 C 36800.439 87461.527 36801.719 87461.527 36802.572 87459.820 C 36803.852 87457.687 36804.492 87453.847 36804.492 87448.300 L 36810.252 87447.020 L 36812.812 87441.900 L 36811.532 87434.220 L 36806.412 87434.220 C 36801.719 87434.220 36790.839 87436.994 36773.772 87442.540 C 36764.385 87445.527 36757.345 87447.020 36752.652 87447.020 L 36745.612 87445.740 L 36772.492 87406.060 L 36778.252 87402.860 C 36782.519 87393.047 36793.185 87385.794 36810.252 87381.100 C 36830.305 87377.687 36843.319 87375.340 36849.292 87374.060 C 36857.399 87365.527 36866.785 87353.580 36877.452 87338.220 C 36886.412 87325.420 36895.372 87312.407 36904.332 87299.180 C 36914.572 87286.380 36922.892 87276.994 36929.292 87271.020 C 36940.812 87259.927 36951.265 87253.314 36960.652 87251.180 C 36962.785 87248.194 36966.412 87245.420 36971.532 87242.860 C 36977.079 87240.300 36981.985 87238.380 36986.252 87237.100 L 36991.372 87245.420 C 36990.519 87249.260 36988.385 87254.594 36984.972 87261.420 L 36980.492 87269.100 L 36972.812 87273.580 C 36971.959 87280.407 36968.759 87287.874 36963.212 87295.980 C 36957.665 87304.087 36954.039 87310.487 36952.332 87315.180 L 36947.212 87317.100 L 36949.772 87323.500 C 36946.359 87323.500 36944.652 87323.927 36944.652 87324.780 L 36944.652 87330.540 L 36940.172 87335.020 L 36936.972 87335.020 L 36928.652 87354.860 L 36922.252 87354.860 C 36923.959 87358.274 36924.172 87361.474 36922.892 87364.460 L 36967.692 87363.180 C 36974.519 87363.180 36981.345 87363.394 36988.172 87363.820 C 36994.999 87363.820 37002.039 87364.887 37009.292 87367.020 C 37006.305 87374.274 37003.105 87380.247 36999.692 87384.940 L 36994.572 87385.580 L 36991.372 87392.620 L 36983.692 87395.180 L 36978.572 87402.860 C 36974.732 87407.980 36970.039 87412.247 36964.492 87415.660 C 36959.372 87419.074 36953.185 87422.060 36945.932 87424.620 L 36931.852 87422.700 L 36910.092 87424.620 C 36909.239 87423.340 36905.185 87423.767 36897.932 87425.900 C 36891.105 87427.607 36887.052 87428.247 36885.772 87427.820 C 36884.492 87427.394 36883.425 87428.034 36882.572 87429.740 C 36882.145 87431.020 36881.292 87431.447 36880.012 87431.020 C 36876.599 87438.274 36874.252 87443.607 36872.972 87447.020 C 36868.279 87457.687 36865.505 87464.940 36864.652 87468.780 L 36861.452 87475.180 C 36854.199 87485.847 36849.079 87494.380 36846.092 87500.780 C 36843.532 87507.180 36841.612 87514.007 36840.332 87521.260 C 36839.052 87520.834 36837.985 87521.474 36837.132 87523.180 C 36836.705 87524.460 36836.919 87525.740 36837.772 87527.020 L 36835.212 87534.060 L 36829.452 87535.980 C 36830.732 87537.687 36832.225 87539.180 36833.932 87540.460 C 36830.519 87546.860 36828.599 87550.487 36828.172 87551.340 C 36826.465 87555.607 36825.612 87559.660 36825.612 87563.500 L 36823.692 87565.420 L 36824.332 87569.900 C 36823.052 87573.740 36822.199 87576.727 36821.772 87578.860 C 36819.639 87586.540 36818.572 87591.020 36818.572 87592.300 C 36818.572 87599.127 36819.639 87604.460 36821.772 87608.300 C 36823.905 87612.140 36827.959 87614.060 36833.932 87614.060 C 36848.865 87614.060 36871.905 87601.900 36903.052 87577.580 C 36929.505 87556.674 36946.572 87540.674 36954.252 87529.580 L 36958.732 87529.580 L 36945.932 87546.220 C 36940.812 87553.474 36932.065 87563.500 36919.692 87576.300 C 36905.612 87590.807 36896.012 87600.834 36890.892 87606.380 C 36886.199 87611.927 36880.865 87617.687 36874.892 87623.660 C 36869.345 87629.634 36863.585 87634.754 36857.612 87639.020 L 36855.692 87640.300 C 36851.425 87645.420 36846.305 87650.327 36840.332 87655.020 C 36830.519 87663.127 36824.972 87667.820 36823.692 87669.100 L 36821.772 87666.540 C 36819.639 87666.540 36816.439 87668.460 36812.172 87672.300 C 36809.612 87674.860 36807.692 87676.354 36806.412 87676.780 L 36807.692 87678.700 C 36802.572 87679.554 36798.519 87682.114 36795.532 87686.380 L 36778.892 87688.940 C 36766.519 87688.940 36756.705 87682.754 36749.452 87670.380 C 36742.199 87658.007 36738.572 87645.207 36738.572 87631.980 L 36738.572 87615.340 C 36738.999 87609.794 36740.279 87604.034 36742.412 87598.060 L 36743.692 87593.580 ZM 36976.192 87593.580 L 36977.472 87584.620 L 36981.312 87583.340 L 36981.952 87576.940 L 36980.672 87575.660 L 36985.152 87571.180 C 36988.139 87567.767 36989.632 87564.994 36989.632 87562.860 C 36989.632 87560.727 36988.139 87559.660 36985.152 87559.660 L 36987.072 87558.380 C 36989.205 87557.100 36990.272 87555.394 36990.272 87553.260 C 36990.272 87548.994 36991.339 87545.367 36993.472 87542.380 C 36996.032 87539.394 36997.952 87538.540 36999.232 87539.820 L 36998.592 87534.700 L 36999.872 87528.300 L 37002.432 87528.300 L 37001.152 87522.540 L 37004.352 87520.620 L 37003.072 87519.340 L 37007.552 87518.060 L 37006.272 87512.300 L 37012.032 87508.460 L 37009.472 87503.340 C 37009.899 87502.060 37010.539 87500.994 37011.392 87500.140 C 37012.245 87498.860 37013.312 87498.647 37014.592 87499.500 L 37014.592 87490.540 C 37016.725 87489.260 37017.792 87488.194 37017.792 87487.340 C 37018.219 87486.060 37019.285 87485.420 37020.992 87485.420 L 37022.912 87484.780 C 37021.205 87479.660 37022.912 87474.540 37028.032 87469.420 C 37027.179 87468.140 37027.179 87467.500 37028.032 87467.500 C 37028.885 87467.074 37029.952 87466.647 37031.232 87466.220 L 37031.232 87459.820 C 37032.939 87461.527 37034.219 87461.527 37035.072 87459.820 C 37036.352 87457.687 37036.992 87453.847 37036.992 87448.300 L 37042.752 87447.020 L 37045.312 87441.900 L 37044.032 87434.220 L 37038.912 87434.220 C 37034.219 87434.220 37023.339 87436.994 37006.272 87442.540 C 36996.885 87445.527 36989.845 87447.020 36985.152 87447.020 L 36978.112 87445.740 L 37004.992 87406.060 L 37010.752 87402.860 C 37015.019 87393.047 37025.685 87385.794 37042.752 87381.100 C 37062.805 87377.687 37075.819 87375.340 37081.792 87374.060 C 37089.899 87365.527 37099.285 87353.580 37109.952 87338.220 C 37118.912 87325.420 37127.872 87312.407 37136.832 87299.180 C 37147.072 87286.380 37155.392 87276.994 37161.792 87271.020 C 37173.312 87259.927 37183.765 87253.314 37193.152 87251.180 C 37195.285 87248.194 37198.912 87245.420 37204.032 87242.860 C 37209.579 87240.300 37214.485 87238.380 37218.752 87237.100 L 37223.872 87245.420 C 37223.019 87249.260 37220.885 87254.594 37217.472 87261.420 L 37212.992 87269.100 L 37205.312 87273.580 C 37204.459 87280.407 37201.259 87287.874 37195.712 87295.980 C 37190.165 87304.087 37186.539 87310.487 37184.832 87315.180 L 37179.712 87317.100 L 37182.272 87323.500 C 37178.859 87323.500 37177.152 87323.927 37177.152 87324.780 L 37177.152 87330.540 L 37172.672 87335.020 L 37169.472 87335.020 L 37161.152 87354.860 L 37154.752 87354.860 C 37156.459 87358.274 37156.672 87361.474 37155.392 87364.460 L 37200.192 87363.180 C 37207.019 87363.180 37213.845 87363.394 37220.672 87363.820 C 37227.499 87363.820 37234.539 87364.887 37241.792 87367.020 C 37238.805 87374.274 37235.605 87380.247 37232.192 87384.940 L 37227.072 87385.580 L 37223.872 87392.620 L 37216.192 87395.180 L 37211.072 87402.860 C 37207.232 87407.980 37202.539 87412.247 37196.992 87415.660 C 37191.872 87419.074 37185.685 87422.060 37178.432 87424.620 L 37164.352 87422.700 L 37142.592 87424.620 C 37141.739 87423.340 37137.685 87423.767 37130.432 87425.900 C 37123.605 87427.607 37119.552 87428.247 37118.272 87427.820 C 37116.992 87427.394 37115.925 87428.034 37115.072 87429.740 C 37114.645 87431.020 37113.792 87431.447 37112.512 87431.020 C 37109.099 87438.274 37106.752 87443.607 37105.472 87447.020 C 37100.779 87457.687 37098.005 87464.940 37097.152 87468.780 L 37093.952 87475.180 C 37086.699 87485.847 37081.579 87494.380 37078.592 87500.780 C 37076.032 87507.180 37074.112 87514.007 37072.832 87521.260 C 37071.552 87520.834 37070.485 87521.474 37069.632 87523.180 C 37069.205 87524.460 37069.419 87525.740 37070.272 87527.020 L 37067.712 87534.060 L 37061.952 87535.980 C 37063.232 87537.687 37064.725 87539.180 37066.432 87540.460 C 37063.019 87546.860 37061.099 87550.487 37060.672 87551.340 C 37058.965 87555.607 37058.112 87559.660 37058.112 87563.500 L 37056.192 87565.420 L 37056.832 87569.900 C 37055.552 87573.740 37054.699 87576.727 37054.272 87578.860 C 37052.139 87586.540 37051.072 87591.020 37051.072 87592.300 C 37051.072 87599.127 37052.139 87604.460 37054.272 87608.300 C 37056.405 87612.140 37060.459 87614.060 37066.432 87614.060 C 37081.365 87614.060 37104.405 87601.900 37135.552 87577.580 C 37162.005 87556.674 37179.072 87540.674 37186.752 87529.580 L 37191.232 87529.580 L 37178.432 87546.220 C 37173.312 87553.474 37164.565 87563.500 37152.192 87576.300 C 37138.112 87590.807 37128.512 87600.834 37123.392 87606.380 C 37118.699 87611.927 37113.365 87617.687 37107.392 87623.660 C 37101.845 87629.634 37096.085 87634.754 37090.112 87639.020 L 37088.192 87640.300 C 37083.925 87645.420 37078.805 87650.327 37072.832 87655.020 C 37063.019 87663.127 37057.472 87667.820 37056.192 87669.100 L 37054.272 87666.540 C 37052.139 87666.540 37048.939 87668.460 37044.672 87672.300 C 37042.112 87674.860 37040.192 87676.354 37038.912 87676.780 L 37040.192 87678.700 C 37035.072 87679.554 37031.019 87682.114 37028.032 87686.380 L 37011.392 87688.940 C 36999.019 87688.940 36989.205 87682.754 36981.952 87670.380 C 36974.699 87658.007 36971.072 87645.207 36971.072 87631.980 L 36971.072 87615.340 C 36971.499 87609.794 36972.779 87604.034 36974.912 87598.060 L 36976.192 87593.580 ZM 37174.772 87599.980 L 37172.212 87598.060 C 37173.492 87583.980 37176.052 87571.607 37179.892 87560.940 C 37183.732 87549.847 37193.545 87529.580 37209.332 87500.140 C 37225.545 87473.687 37253.065 87444.034 37291.892 87411.180 C 37334.985 87374.914 37368.052 87356.780 37391.092 87356.780 L 37398.772 87358.060 L 37399.412 87359.980 C 37414.345 87361.260 37424.799 87368.727 37430.772 87382.380 L 37437.812 87399.660 L 37440.372 87399.660 L 37436.532 87411.820 C 37436.532 87413.100 37437.599 87414.594 37439.732 87416.300 C 37440.159 87416.727 37440.799 87417.154 37441.652 87417.580 L 37442.932 87423.980 L 37454.452 87424.620 C 37452.319 87430.167 37445.065 87444.887 37432.692 87468.780 C 37420.745 87492.247 37413.065 87507.180 37409.652 87513.580 L 37406.452 87512.940 L 37409.012 87518.060 L 37401.332 87542.380 L 37398.772 87543.020 L 37394.292 87561.580 L 37391.732 87561.580 C 37393.439 87566.700 37393.439 87570.967 37391.732 87574.380 L 37389.812 87603.180 C 37389.812 87607.874 37392.585 87611.074 37398.132 87612.780 C 37403.679 87611.500 37411.999 87606.380 37423.092 87597.420 C 37434.612 87588.034 37451.252 87572.887 37473.012 87551.980 C 37471.732 87552.834 37471.519 87554.114 37472.372 87555.820 C 37473.652 87557.527 37474.719 87557.740 37475.572 87556.460 C 37464.905 87568.834 37454.452 87581.207 37444.212 87593.580 L 37442.292 87597.420 C 37434.185 87603.394 37426.505 87609.580 37419.252 87615.980 C 37409.865 87624.087 37402.825 87631.340 37398.132 87637.740 L 37394.932 87637.740 L 37391.732 87644.140 L 37386.612 87645.420 C 37384.479 87648.834 37381.065 87652.034 37376.372 87655.020 L 37374.452 87656.300 C 37370.612 87660.140 37364.852 87663.340 37357.172 87665.900 C 37349.919 87668.460 37342.239 87670.594 37334.132 87672.300 C 37326.879 87669.314 37322.185 87663.340 37320.052 87654.380 C 37317.919 87644.994 37316.852 87633.474 37316.852 87619.820 L 37316.852 87602.540 L 37311.092 87609.580 L 37302.132 87615.980 L 37301.492 87619.820 C 37297.652 87623.660 37294.879 87627.500 37293.172 87631.340 L 37290.612 87628.140 L 37286.132 87633.900 L 37281.652 87634.540 L 37277.172 87642.860 C 37274.612 87644.140 37272.052 87645.847 37269.492 87647.980 C 37267.359 87649.687 37264.799 87651.820 37261.812 87654.380 L 37247.732 87662.060 L 37247.732 87667.180 C 37245.172 87668.887 37239.625 87671.660 37231.092 87675.500 C 37226.399 87677.634 37222.985 87679.340 37220.852 87680.620 C 37219.999 87680.194 37216.799 87680.620 37211.252 87681.900 C 37210.399 87681.900 37208.905 87682.327 37206.772 87683.180 C 37199.092 87683.180 37192.478 87680.194 37186.932 87674.220 C 37181.385 87668.247 37177.332 87660.994 37174.772 87652.460 C 37176.905 87652.460 37177.972 87650.967 37177.972 87647.980 C 37176.692 87646.274 37175.838 87645.207 37175.412 87644.780 C 37173.705 87642.220 37172.425 87641.154 37171.572 87641.580 L 37170.292 87633.900 L 37173.492 87629.420 L 37173.492 87617.900 C 37171.785 87618.327 37170.718 87618.114 37170.292 87617.260 C 37169.865 87616.407 37169.652 87614.700 37169.652 87612.140 C 37170.078 87607.447 37170.292 87604.674 37170.292 87603.820 L 37174.772 87599.980 ZM 37249.012 87598.700 C 37249.012 87600.407 37250.292 87604.247 37252.852 87610.220 C 37255.839 87616.194 37258.185 87620.460 37259.892 87623.020 C 37269.705 87623.020 37283.572 87615.767 37301.492 87601.260 L 37323.252 87583.340 C 37323.679 87582.060 37325.599 87575.020 37329.012 87562.220 C 37332.425 87548.994 37335.839 87540.460 37339.252 87536.620 C 37339.252 87531.074 37343.519 87519.340 37352.052 87501.420 C 37361.012 87483.500 37365.492 87467.074 37365.492 87452.140 C 37365.492 87440.194 37362.932 87429.954 37357.812 87421.420 C 37352.692 87412.887 37344.585 87407.767 37333.492 87406.060 C 37330.079 87408.620 37326.665 87411.394 37323.252 87414.380 C 37320.265 87416.940 37318.132 87419.927 37316.852 87423.340 C 37307.892 87433.580 37299.145 87443.607 37290.612 87453.420 L 37288.692 87459.180 C 37286.559 87460.887 37284.639 87463.874 37282.932 87468.140 C 37281.652 87471.980 37280.585 87475.820 37279.732 87479.660 C 37278.025 87481.794 37275.252 87487.554 37271.412 87496.940 C 37263.305 87516.567 37259.039 87528.087 37258.612 87531.500 L 37254.772 87532.780 L 37256.052 87535.340 L 37250.932 87554.540 L 37248.372 87558.380 L 37249.652 87559.660 L 37252.852 87559.660 C 37251.572 87562.647 37249.865 87564.567 37247.732 87565.420 L 37250.292 87584.620 L 37247.732 87587.180 L 37248.372 87591.020 L 37249.012 87598.700 ZM 37626.112 87384.300 C 37627.819 87384.300 37634.645 87380.460 37646.592 87372.780 C 37652.565 87368.940 37657.259 87367.020 37660.672 87367.020 C 37664.939 87367.020 37669.205 87367.874 37673.472 87369.580 C 37677.739 87370.860 37682.005 87372.994 37686.272 87375.980 C 37686.699 87377.687 37687.765 87379.820 37689.472 87382.380 L 37693.952 87386.860 L 37695.232 87390.060 C 37694.379 87391.340 37693.952 87392.620 37693.952 87393.900 L 37700.352 87394.540 L 37697.152 87400.940 C 37699.712 87403.500 37701.205 87404.567 37701.632 87404.140 L 37704.192 87408.620 L 37703.552 87412.460 L 37697.792 87413.740 L 37699.072 87418.220 L 37704.832 87416.300 L 37704.832 87420.140 L 37702.272 87420.140 L 37699.072 87422.700 L 37694.592 87422.700 L 37692.672 87423.980 L 37693.952 87425.260 L 37703.552 87425.900 L 37695.232 87432.300 L 37701.632 87436.780 L 37703.552 87436.140 L 37699.072 87439.340 C 37700.779 87440.194 37701.205 87441.474 37700.352 87443.180 L 37693.952 87443.180 L 37690.752 87450.860 L 37684.352 87449.580 C 37679.232 87459.394 37669.632 87469.634 37655.552 87480.300 C 37641.472 87490.540 37631.232 87498.007 37624.832 87502.700 L 37622.912 87500.140 C 37619.072 87496.727 37617.152 87492.460 37617.152 87487.340 C 37617.152 87484.780 37617.579 87480.727 37618.432 87475.180 C 37619.712 87469.207 37620.352 87465.580 37620.352 87464.300 C 37620.352 87455.767 37619.712 87448.087 37618.432 87441.260 C 37617.152 87434.434 37614.379 87429.954 37610.112 87427.820 L 37607.552 87431.020 C 37602.005 87437.847 37597.525 87443.180 37594.112 87447.020 C 37587.285 87454.700 37582.165 87459.394 37578.752 87461.100 L 37583.232 87464.940 L 37578.112 87466.220 L 37574.912 87473.900 L 37576.832 87477.100 C 37573.845 87477.954 37571.925 87478.380 37571.072 87478.380 L 37568.512 87484.140 C 37566.379 87488.407 37564.885 87490.967 37564.032 87491.820 L 37563.392 87497.580 C 37559.979 87500.994 37557.205 87502.487 37555.072 87502.060 L 37553.152 87516.140 C 37552.299 87515.714 37551.232 87517.634 37549.952 87521.900 C 37548.672 87526.167 37548.032 87528.514 37548.032 87528.940 L 37544.832 87530.220 L 37546.112 87536.620 C 37543.125 87538.327 37540.992 87540.887 37539.712 87544.300 L 37540.352 87551.980 C 37540.352 87554.540 37539.499 87557.954 37537.792 87562.220 C 37536.512 87566.487 37535.232 87570.327 37533.952 87573.740 C 37535.232 87583.980 37536.512 87594.007 37537.792 87603.820 C 37539.072 87613.207 37543.979 87617.900 37552.512 87617.900 C 37562.325 87617.900 37575.125 87613.420 37590.912 87604.460 C 37602.859 87597.634 37614.592 87589.314 37626.112 87579.500 L 37638.272 87570.540 C 37642.539 87567.127 37646.805 87563.500 37651.072 87559.660 L 37653.632 87557.740 L 37659.392 87551.980 L 37661.952 87554.540 L 37657.472 87557.100 L 37659.392 87558.380 C 37643.179 87579.287 37618.005 87603.607 37583.872 87631.340 C 37544.619 87662.914 37516.032 87678.700 37498.112 87678.700 C 37483.605 87678.700 37473.152 87672.087 37466.752 87658.860 C 37460.779 87645.207 37457.792 87630.487 37457.792 87614.700 C 37457.792 87604.034 37459.499 87592.300 37462.912 87579.500 C 37468.032 87564.567 37471.659 87553.474 37473.792 87546.220 C 37486.165 87515.074 37508.779 87485.420 37541.632 87457.260 L 37626.112 87384.300 ZM 37677.152 87604.460 L 37682.912 87599.340 L 37682.912 87594.860 L 37688.032 87589.740 C 37689.312 87587.607 37691.232 87583.554 37693.792 87577.580 L 37698.912 87567.340 C 37700.192 87567.767 37701.472 87567.127 37702.752 87565.420 C 37704.032 87563.714 37703.818 87562.647 37702.112 87562.220 L 37710.432 87549.420 L 37707.872 87549.420 L 37714.912 87545.580 L 37714.912 87542.380 L 37728.352 87518.700 L 37730.272 87514.220 L 37732.832 87514.220 C 37736.672 87507.394 37739.445 87502.274 37741.152 87498.860 C 37742.858 87495.447 37743.712 87490.967 37743.712 87485.420 L 37746.912 87485.420 L 37759.072 87465.580 L 37757.152 87463.660 L 37759.712 87463.020 L 37773.152 87443.180 L 37773.152 87439.340 L 37778.912 87433.580 L 37778.912 87428.460 L 37782.752 87422.060 L 37800.672 87393.260 C 37806.218 87382.594 37810.485 87374.700 37813.472 87369.580 C 37815.178 87366.594 37819.872 87358.914 37827.552 87346.540 L 37831.392 87345.900 C 37840.352 87329.260 37847.392 87315.820 37852.512 87305.580 C 37862.752 87285.527 37867.445 87272.087 37866.592 87265.260 L 37870.432 87262.700 C 37879.392 87258.860 37886.005 87256.087 37890.272 87254.380 C 37897.952 87250.967 37904.352 87247.767 37909.472 87244.780 C 37914.592 87241.367 37917.792 87239.874 37919.072 87240.300 C 37926.752 87235.180 37935.498 87232.620 37945.312 87232.620 L 37951.712 87235.180 L 37952.352 87240.940 C 37952.352 87244.354 37951.712 87247.767 37950.432 87251.180 C 37949.578 87254.594 37947.658 87259.500 37944.672 87265.900 C 37941.685 87264.194 37939.552 87265.047 37938.272 87268.460 L 37940.832 87272.300 L 37937.632 87274.860 L 37933.792 87283.820 L 37929.952 87284.460 L 37931.872 87287.660 L 37929.312 87288.300 L 37926.752 87295.980 C 37922.058 87297.260 37919.925 87298.540 37920.352 87299.820 C 37920.778 87301.100 37921.845 87302.380 37923.552 87303.660 L 37922.912 87308.140 L 37916.512 87309.420 L 37920.352 87311.980 L 37917.792 87313.900 L 37910.112 87311.980 L 37908.192 87318.380 L 37908.192 87322.860 L 37915.232 87320.300 L 37908.832 87324.140 L 37908.192 87327.980 L 37901.792 87327.980 C 37902.218 87328.407 37903.285 87329.047 37904.992 87329.900 C 37906.698 87330.754 37907.552 87331.607 37907.552 87332.460 C 37907.552 87336.300 37904.352 87338.220 37897.952 87338.220 L 37900.512 87343.340 L 37894.752 87343.340 L 37896.672 87348.460 C 37894.538 87351.020 37893.685 87352.514 37894.112 87352.940 L 37886.432 87354.220 L 37889.632 87358.060 C 37884.938 87358.060 37881.312 87359.767 37878.752 87363.180 C 37879.178 87364.887 37881.738 87365.740 37886.432 87365.740 L 37882.592 87368.300 L 37872.352 87378.540 L 37881.312 87378.540 L 37874.912 87383.660 L 37872.992 87379.820 L 37867.232 87388.140 C 37868.938 87389.847 37870.005 87390.487 37870.432 87390.060 L 37874.272 87385.580 L 37875.552 87389.420 L 37871.712 87390.700 L 37864.032 87392.620 C 37865.738 87392.620 37867.018 87392.834 37867.872 87393.260 C 37868.725 87393.260 37868.512 87394.114 37867.232 87395.820 C 37865.952 87397.527 37865.098 87398.594 37864.672 87399.020 C 37865.952 87398.167 37867.658 87397.740 37869.792 87397.740 C 37868.512 87400.727 37867.872 87402.647 37867.872 87403.500 C 37867.872 87404.780 37865.738 87407.127 37861.472 87410.540 C 37857.632 87413.527 37855.712 87415.447 37855.712 87416.300 C 37857.845 87416.727 37859.978 87416.940 37862.112 87416.940 L 37855.072 87418.860 C 37855.925 87423.554 37856.138 87426.540 37855.712 87427.820 L 37849.952 87429.100 C 37849.525 87430.807 37849.312 87432.300 37849.312 87433.580 L 37848.032 87432.300 L 37846.752 87434.860 C 37845.472 87435.714 37845.258 87436.567 37846.112 87437.420 L 37848.032 87439.340 C 37848.032 87441.047 37847.605 87441.687 37846.752 87441.260 C 37845.898 87440.834 37845.472 87440.407 37845.472 87439.980 L 37840.352 87443.180 C 37842.912 87445.740 37844.618 87446.807 37845.472 87446.380 L 37835.232 87448.940 L 37835.232 87451.500 L 37841.632 87453.420 C 37838.218 87455.127 37835.018 87456.407 37832.032 87457.260 C 37829.045 87458.114 37825.632 87458.540 37821.792 87458.540 L 37814.752 87466.860 L 37814.752 87473.260 L 37817.952 87474.540 L 37823.712 87468.780 L 37821.792 87461.740 L 37828.192 87461.100 L 37831.392 87463.660 C 37834.378 87461.527 37835.872 87460.034 37835.872 87459.180 C 37857.205 87446.380 37878.538 87433.367 37899.872 87420.140 C 37931.018 87402.647 37954.912 87393.900 37971.552 87393.900 C 37974.965 87393.900 37977.525 87394.114 37979.232 87394.540 C 37995.445 87394.540 38003.552 87401.794 38003.552 87416.300 L 38006.112 87418.860 L 38004.832 87425.900 L 37998.432 87425.900 L 37999.712 87429.100 L 38006.112 87429.100 C 38004.405 87433.794 38002.912 87438.487 38001.632 87443.180 C 37999.072 87444.887 37996.085 87447.660 37992.672 87451.500 C 37989.685 87454.914 37987.338 87457.474 37985.632 87459.180 C 37986.485 87458.327 37987.338 87458.327 37988.192 87459.180 C 37989.472 87460.034 37989.685 87460.887 37988.832 87461.740 L 37982.432 87463.020 C 37982.858 87466.007 37981.365 87467.714 37977.952 87468.140 L 37972.192 87468.140 C 37970.912 87468.140 37970.485 87468.994 37970.912 87470.700 C 37971.338 87471.980 37971.978 87472.834 37972.832 87473.260 L 37961.312 87475.820 C 37957.045 87479.660 37952.138 87483.074 37946.592 87486.060 C 37941.472 87489.047 37936.352 87491.820 37931.232 87494.380 L 37927.392 87495.660 L 37928.032 87498.860 L 37922.912 87498.220 C 37913.525 87502.487 37906.485 87505.474 37901.792 87507.180 C 37882.165 87515.714 37870.005 87520.834 37865.312 87522.540 L 37865.312 87530.220 C 37865.312 87533.634 37865.738 87540.247 37866.592 87550.060 C 37867.872 87559.447 37868.512 87564.780 37868.512 87566.060 C 37868.512 87569.047 37868.085 87571.820 37867.232 87574.380 C 37867.232 87575.234 37868.298 87582.274 37870.432 87595.500 C 37872.992 87608.727 37873.845 87616.620 37872.992 87619.180 C 37875.125 87622.167 37877.472 87624.514 37880.032 87626.220 C 37882.592 87627.927 37886.218 87630.060 37890.912 87632.620 C 37904.992 87629.634 37921.205 87622.380 37939.552 87610.860 C 37948.512 87604.887 37957.685 87598.914 37967.072 87592.940 L 37970.272 87591.660 L 37965.792 87598.060 L 37960.672 87599.340 C 37959.818 87607.020 37940.832 87622.167 37903.712 87644.780 C 37866.592 87667.394 37843.125 87678.700 37833.312 87678.700 C 37826.912 87678.700 37820.938 87675.927 37815.392 87670.380 C 37810.272 87664.834 37806.858 87658.647 37805.152 87651.820 L 37803.872 87644.780 C 37802.592 87644.354 37801.525 87643.927 37800.672 87643.500 C 37800.245 87642.647 37800.032 87641.794 37800.032 87640.940 L 37801.312 87620.460 C 37801.312 87614.914 37799.392 87603.607 37795.552 87586.540 C 37791.712 87569.474 37789.792 87557.954 37789.792 87551.980 C 37789.365 87551.554 37788.938 87551.340 37788.512 87551.340 C 37788.085 87551.340 37787.018 87551.127 37785.312 87550.700 L 37782.112 87551.340 L 37786.592 87557.100 L 37777.632 87568.620 C 37773.365 87575.020 37771.872 87579.500 37773.152 87582.060 L 37765.472 87583.980 L 37766.112 87586.540 L 37760.992 87588.460 C 37762.698 87586.754 37763.338 87585.687 37762.912 87585.260 C 37760.352 87582.274 37758.645 87580.994 37757.792 87581.420 L 37758.432 87591.660 L 37753.952 87592.940 L 37752.672 87598.700 L 37759.072 87596.780 L 37759.072 87600.620 C 37753.525 87604.034 37748.832 87608.300 37744.992 87613.420 L 37752.032 87613.420 L 37748.192 87615.980 L 37743.072 87623.020 C 37742.218 87623.020 37741.365 87621.314 37740.512 87617.900 C 37737.952 87617.900 37735.818 87619.394 37734.112 87622.380 C 37732.405 87624.940 37731.978 87627.500 37732.832 87630.060 L 37720.032 87631.980 L 37715.552 87637.100 L 37695.712 87650.540 C 37696.565 87651.820 37696.565 87652.674 37695.712 87653.100 L 37690.592 87653.100 L 37685.472 87658.220 L 37676.512 87664.620 C 37672.245 87665.047 37669.898 87665.687 37669.472 87666.540 L 37663.072 87662.700 L 37658.592 87662.700 L 37661.792 87660.140 L 37659.232 87653.740 L 37656.672 87647.980 L 37657.952 87651.820 L 37659.872 87646.060 L 37661.152 87637.740 C 37664.992 87630.487 37667.978 87624.514 37670.112 87619.820 C 37674.805 87610.434 37677.152 87605.314 37677.152 87604.460 ZM 37775.712 87561.580 L 37772.512 87560.940 C 37771.232 87560.940 37770.165 87561.580 37769.312 87562.860 C 37768.458 87564.140 37768.032 87564.994 37768.032 87565.420 L 37768.672 87569.900 C 37773.365 87567.340 37775.712 87564.567 37775.712 87561.580 ZM 37775.072 87546.220 C 37777.205 87548.354 37779.552 87549.420 37782.112 87549.420 C 37784.672 87549.420 37786.592 87548.567 37787.872 87546.860 C 37789.152 87545.154 37790.005 87543.020 37790.432 87540.460 L 37781.472 87540.460 L 37776.992 87544.940 L 37771.872 87544.940 L 37775.072 87546.220 ZM 37792.992 87535.340 L 37800.032 87529.580 L 37789.792 87529.580 L 37787.872 87531.500 L 37782.112 87531.500 L 37789.792 87535.340 L 37792.992 87535.340 ZM 37800.672 87525.100 L 37803.872 87526.380 C 37807.712 87525.100 37817.952 87521.047 37834.592 87514.220 C 37842.698 87510.807 37849.738 87508.247 37855.712 87506.540 L 37863.392 87508.460 C 37872.352 87508.460 37880.885 87505.900 37888.992 87500.780 C 37897.098 87495.660 37904.992 87490.540 37912.672 87485.420 C 37913.952 87482.434 37916.512 87477.527 37920.352 87470.700 C 37924.618 87463.447 37926.752 87457.260 37926.752 87452.140 C 37926.752 87441.474 37922.272 87436.140 37913.312 87436.140 C 37900.512 87436.140 37884.085 87441.687 37864.032 87452.780 C 37850.378 87460.460 37835.445 87470.487 37819.232 87482.860 L 37819.232 87485.420 L 37814.752 87486.700 L 37814.752 87490.540 L 37821.152 87488.620 L 37819.232 87493.100 L 37817.312 87496.300 L 37807.072 87497.580 L 37805.792 87500.780 L 37809.632 87501.420 L 37806.432 87505.260 L 37804.512 87505.900 L 37807.712 87507.820 C 37808.992 87506.114 37811.125 87504.834 37814.112 87503.980 L 37810.272 87509.740 L 37810.272 87512.300 C 37807.285 87512.727 37804.512 87513.154 37801.952 87513.580 C 37799.392 87513.580 37796.405 87514.860 37792.992 87517.420 L 37794.272 87519.340 L 37790.432 87519.340 L 37788.512 87522.540 L 37792.992 87525.100 L 37800.672 87521.900 L 37800.672 87525.100 ZM 38256.192 87593.580 L 38257.472 87584.620 L 38261.312 87583.340 L 38261.952 87576.940 L 38260.672 87575.660 L 38265.152 87571.180 C 38268.138 87567.767 38269.632 87564.994 38269.632 87562.860 C 38269.632 87560.727 38268.138 87559.660 38265.152 87559.660 L 38267.072 87558.380 C 38269.205 87557.100 38270.272 87555.394 38270.272 87553.260 C 38270.272 87548.994 38271.338 87545.367 38273.472 87542.380 C 38276.032 87539.394 38277.952 87538.540 38279.232 87539.820 L 38278.592 87534.700 L 38279.872 87528.300 L 38282.432 87528.300 L 38281.152 87522.540 L 38284.352 87520.620 L 38283.072 87519.340 L 38287.552 87518.060 L 38286.272 87512.300 L 38292.032 87508.460 L 38289.472 87503.340 C 38289.898 87502.060 38290.538 87500.994 38291.392 87500.140 C 38292.245 87498.860 38293.312 87498.647 38294.592 87499.500 L 38294.592 87490.540 C 38296.725 87489.260 38297.792 87488.194 38297.792 87487.340 C 38298.218 87486.060 38299.285 87485.420 38300.992 87485.420 L 38302.912 87484.780 C 38301.205 87479.660 38302.912 87474.540 38308.032 87469.420 C 38307.178 87468.140 38307.178 87467.500 38308.032 87467.500 C 38308.885 87467.074 38309.952 87466.647 38311.232 87466.220 L 38311.232 87459.820 C 38312.938 87461.527 38314.218 87461.527 38315.072 87459.820 C 38316.352 87457.687 38316.992 87453.847 38316.992 87448.300 L 38322.752 87447.020 L 38325.312 87441.900 L 38324.032 87434.220 L 38318.912 87434.220 C 38314.218 87434.220 38303.338 87436.994 38286.272 87442.540 C 38276.885 87445.527 38269.845 87447.020 38265.152 87447.020 L 38258.112 87445.740 L 38284.992 87406.060 L 38290.752 87402.860 C 38295.018 87393.047 38305.685 87385.794 38322.752 87381.100 C 38342.805 87377.687 38355.818 87375.340 38361.792 87374.060 C 38369.898 87365.527 38379.285 87353.580 38389.952 87338.220 C 38398.912 87325.420 38407.872 87312.407 38416.832 87299.180 C 38427.072 87286.380 38435.392 87276.994 38441.792 87271.020 C 38453.312 87259.927 38463.765 87253.314 38473.152 87251.180 C 38475.285 87248.194 38478.912 87245.420 38484.032 87242.860 C 38489.578 87240.300 38494.485 87238.380 38498.752 87237.100 L 38503.872 87245.420 C 38503.018 87249.260 38500.885 87254.594 38497.472 87261.420 L 38492.992 87269.100 L 38485.312 87273.580 C 38484.458 87280.407 38481.258 87287.874 38475.712 87295.980 C 38470.165 87304.087 38466.538 87310.487 38464.832 87315.180 L 38459.712 87317.100 L 38462.272 87323.500 C 38458.858 87323.500 38457.152 87323.927 38457.152 87324.780 L 38457.152 87330.540 L 38452.672 87335.020 L 38449.472 87335.020 L 38441.152 87354.860 L 38434.752 87354.860 C 38436.458 87358.274 38436.672 87361.474 38435.392 87364.460 L 38480.192 87363.180 C 38487.018 87363.180 38493.845 87363.394 38500.672 87363.820 C 38507.498 87363.820 38514.538 87364.887 38521.792 87367.020 C 38518.805 87374.274 38515.605 87380.247 38512.192 87384.940 L 38507.072 87385.580 L 38503.872 87392.620 L 38496.192 87395.180 L 38491.072 87402.860 C 38487.232 87407.980 38482.538 87412.247 38476.992 87415.660 C 38471.872 87419.074 38465.685 87422.060 38458.432 87424.620 L 38444.352 87422.700 L 38422.592 87424.620 C 38421.738 87423.340 38417.685 87423.767 38410.432 87425.900 C 38403.605 87427.607 38399.552 87428.247 38398.272 87427.820 C 38396.992 87427.394 38395.925 87428.034 38395.072 87429.740 C 38394.645 87431.020 38393.792 87431.447 38392.512 87431.020 C 38389.098 87438.274 38386.752 87443.607 38385.472 87447.020 C 38380.778 87457.687 38378.005 87464.940 38377.152 87468.780 L 38373.952 87475.180 C 38366.698 87485.847 38361.578 87494.380 38358.592 87500.780 C 38356.032 87507.180 38354.112 87514.007 38352.832 87521.260 C 38351.552 87520.834 38350.485 87521.474 38349.632 87523.180 C 38349.205 87524.460 38349.418 87525.740 38350.272 87527.020 L 38347.712 87534.060 L 38341.952 87535.980 C 38343.232 87537.687 38344.725 87539.180 38346.432 87540.460 C 38343.018 87546.860 38341.098 87550.487 38340.672 87551.340 C 38338.965 87555.607 38338.112 87559.660 38338.112 87563.500 L 38336.192 87565.420 L 38336.832 87569.900 C 38335.552 87573.740 38334.698 87576.727 38334.272 87578.860 C 38332.138 87586.540 38331.072 87591.020 38331.072 87592.300 C 38331.072 87599.127 38332.138 87604.460 38334.272 87608.300 C 38336.405 87612.140 38340.458 87614.060 38346.432 87614.060 C 38361.365 87614.060 38384.405 87601.900 38415.552 87577.580 C 38442.005 87556.674 38459.072 87540.674 38466.752 87529.580 L 38471.232 87529.580 L 38458.432 87546.220 C 38453.312 87553.474 38444.565 87563.500 38432.192 87576.300 C 38418.112 87590.807 38408.512 87600.834 38403.392 87606.380 C 38398.698 87611.927 38393.365 87617.687 38387.392 87623.660 C 38381.845 87629.634 38376.085 87634.754 38370.112 87639.020 L 38368.192 87640.300 C 38363.925 87645.420 38358.805 87650.327 38352.832 87655.020 C 38343.018 87663.127 38337.472 87667.820 38336.192 87669.100 L 38334.272 87666.540 C 38332.138 87666.540 38328.938 87668.460 38324.672 87672.300 C 38322.112 87674.860 38320.192 87676.354 38318.912 87676.780 L 38320.192 87678.700 C 38315.072 87679.554 38311.018 87682.114 38308.032 87686.380 L 38291.392 87688.940 C 38279.018 87688.940 38269.205 87682.754 38261.952 87670.380 C 38254.698 87658.007 38251.072 87645.207 38251.072 87631.980 L 38251.072 87615.340 C 38251.498 87609.794 38252.778 87604.034 38254.912 87598.060 L 38256.192 87593.580 ZM 38429.812 87671.660 L 38436.212 87648.620 L 38433.652 87646.700 L 38437.492 87646.060 L 38436.852 87643.500 C 38442.825 87637.100 38448.799 87626.434 38454.772 87611.500 C 38459.039 87601.260 38462.025 87594.220 38463.732 87590.380 L 38475.892 87564.780 L 38478.452 87564.780 L 38480.372 87555.820 L 38489.332 87541.740 L 38489.972 87539.180 C 38489.972 87535.767 38497.865 87520.620 38513.652 87493.740 C 38529.439 87466.434 38537.972 87449.794 38539.252 87443.820 C 38540.959 87444.247 38542.665 87443.180 38544.372 87440.620 C 38546.505 87438.060 38547.572 87435.927 38547.572 87434.220 C 38547.999 87432.087 38548.212 87430.594 38548.212 87429.740 C 38548.639 87428.460 38549.492 87428.247 38550.772 87429.100 L 38557.172 87410.540 L 38561.012 87408.620 L 38559.732 87406.700 C 38561.439 87402.434 38563.999 87397.527 38567.412 87391.980 C 38570.825 87386.007 38573.172 87381.740 38574.452 87379.180 L 38573.172 87377.900 C 38573.172 87377.047 38573.812 87376.194 38575.092 87375.340 C 38576.372 87374.060 38577.439 87373.207 38578.292 87372.780 L 38585.972 87352.940 C 38586.825 87353.794 38587.892 87353.367 38589.172 87351.660 C 38590.452 87349.954 38590.025 87348.460 38587.892 87347.180 L 38596.852 87337.580 L 38596.212 87334.380 L 38599.412 87328.620 C 38600.692 87329.047 38601.545 87328.620 38601.972 87327.340 L 38604.532 87322.220 L 38607.732 87317.100 C 38611.572 87312.834 38615.839 87306.434 38620.532 87297.900 C 38623.092 87293.634 38626.932 87286.594 38632.052 87276.780 C 38634.185 87274.647 38637.385 87269.314 38641.652 87260.780 C 38646.345 87252.247 38648.479 87246.914 38648.052 87244.780 C 38648.905 87243.074 38650.399 87241.367 38652.532 87239.660 C 38654.665 87237.527 38657.652 87235.394 38661.492 87233.260 L 38660.852 87230.700 C 38660.852 87228.140 38664.265 87225.154 38671.092 87221.740 C 38677.919 87217.900 38683.039 87215.767 38686.452 87215.340 L 38689.652 87214.060 L 38690.932 87212.780 C 38692.639 87214.060 38694.345 87215.127 38696.052 87215.980 L 38696.052 87213.420 C 38698.612 87212.140 38703.519 87210.220 38710.772 87207.660 C 38718.452 87205.100 38723.785 87203.820 38726.772 87203.820 C 38728.479 87205.100 38730.399 87206.380 38732.532 87207.660 L 38728.052 87223.660 L 38724.212 87224.300 L 38726.132 87229.420 C 38726.132 87232.407 38725.279 87234.540 38723.572 87235.820 C 38721.865 87237.100 38720.159 87238.167 38718.452 87239.020 L 38718.452 87242.860 L 38713.972 87247.980 L 38714.612 87253.100 L 38712.692 87259.500 L 38709.492 87258.860 C 38707.785 87258.860 38706.292 87259.927 38705.012 87262.060 C 38704.159 87263.767 38704.585 87265.900 38706.292 87268.460 L 38709.492 87268.460 C 38709.492 87269.314 38707.999 87270.167 38705.012 87271.020 C 38702.452 87271.447 38701.385 87272.300 38701.812 87273.580 L 38694.772 87275.500 C 38696.479 87276.354 38696.692 87277.420 38695.412 87278.700 C 38694.559 87279.554 38693.279 87280.620 38691.572 87281.900 C 38691.572 87283.607 38691.359 87285.314 38690.932 87287.020 C 38690.932 87288.300 38690.505 87288.727 38689.652 87288.300 L 38694.132 87299.180 L 38688.372 87301.740 L 38687.732 87304.940 L 38680.692 87303.020 L 38678.132 87305.580 L 38686.452 87311.980 L 38685.812 87313.900 L 38678.132 87312.620 L 38668.532 87315.820 L 38668.532 87320.940 L 38674.292 87321.580 L 38669.812 87325.420 L 38662.772 87324.780 L 38660.852 87326.060 L 38667.252 87331.820 L 38669.812 87329.260 L 38673.652 87333.100 L 38678.132 87333.740 L 38671.732 87343.340 L 38661.492 87344.620 L 38662.772 87346.540 L 38662.772 87352.940 L 38660.852 87354.220 L 38667.892 87354.860 L 38662.772 87358.060 L 38655.732 87356.140 L 38658.932 87362.540 L 38654.452 87362.540 L 38658.292 87369.580 L 38660.212 87368.940 C 38657.225 87373.207 38652.959 87375.340 38647.412 87375.340 L 38647.412 87377.900 L 38657.012 87377.900 L 38655.732 87379.820 L 38648.692 87381.740 C 38649.545 87383.020 38649.972 87385.580 38649.972 87389.420 L 38644.212 87391.340 L 38643.572 87396.460 C 38641.012 87397.314 38639.092 87398.167 38637.812 87399.020 L 38633.972 87399.020 L 38636.532 87405.420 L 38631.412 87415.020 C 38633.545 87415.874 38634.825 87415.874 38635.252 87415.020 L 38637.172 87413.100 L 38637.812 87415.660 C 38635.679 87417.794 38634.825 87419.074 38635.252 87419.500 L 38629.492 87418.220 C 38630.345 87421.207 38629.492 87422.914 38626.932 87423.340 L 38622.452 87423.340 L 38621.172 87427.180 L 38627.572 87430.380 L 38623.092 87430.380 C 38617.545 87430.380 38614.772 87432.514 38614.772 87436.780 C 38614.772 87442.327 38616.692 87445.100 38620.532 87445.100 L 38671.732 87405.420 C 38696.052 87388.354 38714.825 87379.820 38728.052 87379.820 C 38731.039 87379.820 38733.812 87380.674 38736.372 87382.380 C 38741.919 87386.220 38745.332 87388.140 38746.612 87388.140 C 38748.319 87388.140 38749.172 87388.994 38749.172 87390.700 C 38749.172 87392.407 38748.959 87394.114 38748.532 87395.820 L 38752.372 87395.820 C 38753.225 87397.527 38753.865 87400.514 38754.292 87404.780 C 38754.719 87409.047 38755.145 87411.820 38755.572 87413.100 L 38756.212 87415.020 L 38754.292 87421.420 L 38757.492 87425.260 C 38756.212 87428.247 38755.145 87431.020 38754.292 87433.580 C 38753.439 87435.714 38752.372 87437.634 38751.092 87439.340 L 38754.292 87441.260 C 38753.439 87443.820 38752.585 87446.167 38751.732 87448.300 L 38744.692 87454.060 L 38746.612 87458.540 C 38746.612 87461.954 38745.545 87463.874 38743.412 87464.300 C 38741.279 87464.727 38740.212 87467.714 38740.212 87473.260 L 38737.012 87473.260 L 38738.292 87478.380 L 38729.972 87481.580 C 38732.105 87483.287 38733.172 87484.780 38733.172 87486.060 C 38733.172 87487.340 38732.105 87488.620 38729.972 87489.900 C 38727.839 87491.180 38726.345 87491.394 38725.492 87490.540 L 38727.412 87497.580 C 38725.705 87496.727 38724.212 87497.367 38722.932 87499.500 C 38722.079 87501.207 38722.292 87502.700 38723.572 87503.980 C 38718.879 87511.234 38716.532 87517.420 38716.532 87522.540 L 38712.692 87522.540 C 38710.985 87522.540 38710.345 87523.394 38710.772 87525.100 C 38711.199 87526.807 38711.839 87527.874 38712.692 87528.300 L 38706.292 87536.620 L 38703.092 87537.900 L 38706.932 87543.020 C 38703.519 87543.020 38702.025 87544.300 38702.452 87546.860 C 38703.305 87548.994 38703.092 87550.487 38701.812 87551.340 C 38700.532 87552.194 38699.252 87552.834 38697.972 87553.260 L 38700.532 87561.580 L 38694.772 87564.140 L 38692.852 87571.180 L 38694.772 87572.460 L 38690.932 87575.020 C 38689.652 87575.874 38688.799 87576.300 38688.372 87576.300 L 38684.532 87582.060 L 38686.452 87586.540 C 38686.452 87587.820 38685.812 87588.887 38684.532 87589.740 C 38683.252 87590.594 38681.972 87591.234 38680.692 87591.660 L 38681.332 87593.580 C 38683.039 87594.434 38684.105 87595.074 38684.532 87595.500 L 38685.812 87596.780 C 38684.532 87598.914 38683.465 87601.047 38682.612 87603.180 C 38681.759 87605.314 38680.265 87605.954 38678.132 87605.100 L 38676.212 87611.500 L 38683.892 87616.620 C 38688.159 87616.194 38695.412 87611.714 38705.652 87603.180 C 38719.305 87591.234 38733.172 87579.287 38747.252 87567.340 L 38751.732 87566.060 L 38753.012 87562.860 C 38754.719 87561.580 38757.065 87560.087 38760.052 87558.380 C 38763.039 87556.247 38765.385 87555.394 38767.092 87555.820 L 38756.852 87572.460 C 38744.905 87585.687 38722.079 87606.167 38688.372 87633.900 C 38650.399 87665.047 38627.145 87680.620 38618.612 87680.620 C 38607.945 87680.620 38600.905 87676.140 38597.492 87667.180 C 38594.505 87657.794 38593.012 87646.700 38593.012 87633.900 L 38594.292 87632.620 L 38594.292 87624.940 C 38595.572 87625.367 38596.212 87624.727 38596.212 87623.020 C 38596.639 87620.887 38596.852 87618.540 38596.852 87615.980 C 38598.985 87613.420 38600.479 87610.647 38601.332 87607.660 C 38602.185 87604.674 38602.825 87601.474 38603.252 87598.060 L 38605.172 87592.300 L 38607.092 87591.660 C 38611.359 87581.847 38620.532 87563.500 38634.612 87536.620 C 38659.359 87490.114 38671.732 87458.114 38671.732 87440.620 L 38667.252 87429.740 C 38660.425 87431.020 38652.105 87435.714 38642.292 87443.820 L 38600.052 87478.380 L 38598.132 87487.980 L 38593.652 87487.340 L 38590.452 87490.540 L 38596.852 87495.020 L 38589.812 87495.660 L 38589.812 87498.860 L 38584.692 87500.140 C 38584.692 87503.127 38585.972 87504.620 38588.532 87504.620 L 38593.652 87507.180 L 38589.812 87508.460 L 38582.132 87508.460 C 38579.999 87508.460 38579.359 87509.954 38580.212 87512.940 L 38573.172 87512.940 L 38577.652 87519.340 C 38576.799 87520.194 38576.799 87522.754 38577.652 87527.020 L 38578.292 87520.620 L 38580.852 87520.620 C 38583.412 87521.474 38585.119 87521.900 38585.972 87521.900 L 38577.012 87528.300 L 38569.332 87527.020 C 38565.492 87529.580 38564.212 87532.140 38565.492 87534.700 L 38575.092 87538.540 L 38577.012 87537.900 L 38575.732 87540.460 C 38572.745 87543.447 38569.972 87544.087 38567.412 87542.380 L 38564.852 87548.140 L 38568.052 87548.780 C 38562.932 87548.354 38557.599 87549.634 38552.052 87552.620 L 38552.052 87555.820 L 38555.252 87560.940 L 38561.012 87560.300 L 38562.932 87561.580 C 38562.932 87565.420 38561.865 87567.340 38559.732 87567.340 C 38556.319 87566.060 38553.759 87565.420 38552.052 87565.420 L 38548.852 87573.100 L 38552.052 87574.380 L 38537.332 87588.460 L 38543.092 87592.940 L 38545.652 87592.940 L 38545.652 87596.140 L 38542.452 87596.140 L 38532.852 87599.340 L 38529.012 87601.260 C 38528.159 87603.394 38528.159 87604.674 38529.012 87605.100 C 38529.865 87605.527 38530.719 87605.740 38531.572 87605.740 L 38518.772 87614.700 L 38516.212 87621.740 C 38517.065 87621.314 38518.132 87620.887 38519.412 87620.460 C 38519.839 87622.167 38519.412 87623.660 38518.132 87624.940 C 38516.852 87625.794 38515.999 87626.434 38515.572 87626.860 L 38519.412 87628.140 L 38516.852 87635.820 L 38511.732 87640.300 C 38510.025 87639.447 38507.039 87641.367 38502.772 87646.060 C 38501.492 87647.340 38499.572 87649.474 38497.012 87652.460 C 38494.452 87655.447 38490.825 87657.794 38486.132 87659.500 C 38477.599 87662.914 38472.265 87666.114 38470.132 87669.100 C 38466.719 87670.380 38464.372 87669.954 38463.092 87667.820 L 38459.892 87674.220 C 38455.625 87675.500 38451.572 87675.927 38447.732 87675.500 L 38441.332 87679.340 C 38440.052 87678.487 38438.772 87677.847 38437.492 87677.420 L 38433.652 87677.420 C 38430.665 87677.420 38429.172 87676.140 38429.172 87673.580 L 38429.812 87671.660 ZM 38770.292 87601.260 L 38770.292 87598.700 L 38773.492 87588.460 C 38772.638 87588.460 38771.785 87588.247 38770.932 87587.820 C 38770.505 87585.687 38771.358 87584.407 38773.492 87583.980 L 38773.492 87579.500 L 38776.052 87579.500 L 38774.132 87569.900 C 38774.132 87566.487 38776.478 87559.234 38781.172 87548.140 C 38784.585 87540.034 38788.212 87531.927 38792.052 87523.820 L 38794.612 87523.820 C 38799.305 87509.314 38812.958 87490.327 38835.572 87466.860 C 38858.612 87442.967 38877.598 87427.607 38892.532 87420.780 C 38912.158 87406.700 38929.652 87395.394 38945.012 87386.860 C 38968.905 87373.207 38987.678 87366.380 39001.332 87366.380 C 39012.425 87366.380 39020.958 87370.007 39026.932 87377.260 C 39032.905 87384.514 39035.892 87393.687 39035.892 87404.780 L 39035.252 87411.820 C 39034.398 87413.527 39033.545 87415.020 39032.692 87416.300 C 39032.692 87417.154 39032.478 87419.074 39032.052 87422.060 C 39031.198 87423.340 39030.558 87424.407 39030.132 87425.260 L 39025.012 87436.780 C 39023.305 87437.634 39022.238 87438.060 39021.812 87438.060 C 39021.812 87438.914 39022.025 87439.554 39022.452 87439.980 L 39014.772 87450.860 L 39011.572 87452.140 L 39010.292 87457.260 C 39009.438 87456.834 39007.305 87458.114 39003.892 87461.100 L 38998.132 87466.860 L 38992.372 87466.220 L 38985.972 87470.060 C 38987.252 87470.487 38988.745 87470.914 38990.452 87471.340 L 38980.212 87479.020 L 38977.012 87477.100 L 38975.092 87477.740 L 38975.732 87482.220 L 38963.572 87485.420 C 38957.598 87491.820 38947.572 87497.794 38933.492 87503.340 C 38928.798 87505.047 38921.972 87507.394 38913.012 87510.380 C 38911.732 87511.234 38910.452 87511.874 38909.172 87512.300 C 38907.465 87512.300 38904.265 87513.367 38899.572 87515.500 C 38895.305 87517.634 38892.958 87518.700 38892.532 87518.700 C 38887.412 87521.260 38880.798 87524.247 38872.692 87527.660 C 38864.585 87531.074 38859.465 87532.354 38857.332 87531.500 L 38851.572 87544.940 C 38852.425 87544.514 38853.278 87545.367 38854.132 87547.500 L 38851.572 87546.220 L 38848.372 87546.220 L 38848.372 87550.060 L 38852.852 87551.980 C 38851.998 87551.980 38850.932 87555.394 38849.652 87562.220 C 38848.372 87569.047 38847.732 87575.874 38847.732 87582.700 C 38847.732 87593.794 38850.292 87602.967 38855.412 87610.220 C 38860.532 87617.047 38868.212 87620.460 38878.452 87620.460 C 38889.545 87620.460 38903.838 87614.914 38921.332 87603.820 C 38934.985 87595.287 38948.638 87586.540 38962.292 87577.580 C 38970.398 87570.327 38978.505 87562.860 38986.612 87555.180 C 38990.025 87552.620 38995.358 87549.207 39002.612 87544.940 L 39004.532 87550.700 C 39002.398 87554.967 38997.492 87560.087 38989.812 87566.060 C 38982.558 87572.034 38977.865 87576.300 38975.732 87578.860 L 38973.172 87578.860 L 38965.492 87585.260 L 38962.292 87588.460 L 38957.812 87594.860 L 38955.252 87594.860 L 38942.452 87607.660 C 38936.478 87613.634 38931.785 87617.900 38928.372 87620.460 L 38886.772 87652.460 C 38884.638 87652.887 38883.145 87653.314 38882.292 87653.740 C 38881.438 87654.167 38881.865 87655.020 38883.572 87656.300 L 38863.732 87667.820 L 38863.732 87664.620 L 38857.332 87667.820 L 38857.972 87670.380 C 38856.692 87670.807 38853.705 87671.020 38849.012 87671.020 L 38846.452 87672.940 L 38840.692 87672.940 L 38837.492 87676.780 C 38836.212 87675.927 38833.438 87675.500 38829.172 87675.500 L 38813.172 87675.500 L 38814.452 87672.940 C 38812.318 87673.367 38809.545 87673.154 38806.132 87672.300 C 38803.145 87671.447 38799.945 87670.380 38796.532 87669.100 L 38796.532 87666.540 L 38801.012 87665.260 L 38799.092 87663.980 L 38791.412 87663.980 C 38788.425 87662.700 38786.078 87660.354 38784.372 87656.940 L 38788.852 87655.660 L 38786.932 87652.460 L 38780.532 87653.100 C 38777.972 87647.127 38777.332 87642.007 38778.612 87637.740 L 38775.412 87638.380 L 38775.412 87635.820 C 38777.972 87635.820 38779.038 87634.967 38778.612 87633.260 L 38772.852 87633.260 C 38775.412 87631.554 38776.692 87628.994 38776.692 87625.580 L 38771.572 87616.620 L 38774.132 87614.060 L 38770.292 87608.300 L 38770.292 87601.260 ZM 38943.092 87480.300 C 38950.345 87474.327 38956.105 87467.287 38960.372 87459.180 C 38965.065 87450.647 38967.412 87442.114 38967.412 87433.580 C 38967.412 87428.460 38965.705 87423.767 38962.292 87419.500 C 38958.878 87415.234 38954.398 87413.100 38948.852 87413.100 C 38945.865 87413.100 38943.732 87414.380 38942.452 87416.940 L 38936.692 87416.940 L 38939.252 87420.140 L 38941.172 87418.860 L 38922.612 87432.300 C 38921.332 87436.140 38918.345 87439.340 38913.652 87441.900 L 38905.332 87447.660 L 38905.332 87450.220 L 38910.452 87450.220 L 38904.052 87451.500 L 38901.492 87453.420 L 38897.652 87456.620 L 38895.732 87459.820 L 38893.172 87459.820 L 38891.892 87461.740 C 38891.892 87462.594 38893.598 87463.660 38897.012 87464.940 L 38893.172 87468.140 C 38891.892 87468.140 38888.478 87470.274 38882.932 87474.540 L 38881.652 87482.220 L 38880.372 87485.420 L 38877.812 87485.420 L 38870.772 87495.020 L 38872.692 87492.460 L 38875.892 87492.460 L 38872.692 87495.660 L 38870.132 87496.300 L 38870.132 87498.860 C 38863.732 87499.714 38859.892 87500.780 38858.612 87502.060 L 38860.532 87503.980 L 38862.452 87502.700 L 38868.212 87502.700 L 38866.292 87505.900 L 38863.732 87505.900 L 38863.732 87511.020 L 38865.652 87512.300 C 38862.665 87512.300 38860.532 87513.580 38859.252 87516.140 C 38870.345 87516.140 38885.278 87512.300 38904.052 87504.620 C 38922.825 87496.514 38935.838 87488.407 38943.092 87480.300 ZM 36392.897 88974.034 L 36390.337 88972.114 C 36391.617 88958.034 36394.177 88945.660 36398.017 88934.994 C 36401.857 88923.900 36411.670 88903.634 36427.457 88874.194 C 36443.670 88847.740 36471.190 88818.087 36510.017 88785.234 C 36553.110 88748.967 36586.177 88730.834 36609.217 88730.834 L 36616.897 88732.114 L 36617.537 88734.034 C 36632.470 88735.314 36642.924 88742.780 36648.897 88756.434 L 36655.937 88773.714 L 36658.497 88773.714 L 36654.657 88785.874 C 36654.657 88787.154 36655.724 88788.647 36657.857 88790.354 C 36658.284 88790.780 36658.924 88791.207 36659.777 88791.634 L 36661.057 88798.034 L 36672.577 88798.674 C 36670.444 88804.220 36663.190 88818.940 36650.817 88842.834 C 36638.870 88866.300 36631.190 88881.234 36627.777 88887.634 L 36624.577 88886.994 L 36627.137 88892.114 L 36619.457 88916.434 L 36616.897 88917.074 L 36612.417 88935.634 L 36609.857 88935.634 C 36611.564 88940.754 36611.564 88945.020 36609.857 88948.434 L 36607.937 88977.234 C 36607.937 88981.927 36610.710 88985.127 36616.257 88986.834 C 36621.804 88985.554 36630.124 88980.434 36641.217 88971.474 C 36652.737 88962.087 36669.377 88946.940 36691.137 88926.034 C 36689.857 88926.887 36689.644 88928.167 36690.497 88929.874 C 36691.777 88931.580 36692.844 88931.794 36693.697 88930.514 C 36683.030 88942.887 36672.577 88955.260 36662.337 88967.634 L 36660.417 88971.474 C 36652.310 88977.447 36644.630 88983.634 36637.377 88990.034 C 36627.990 88998.140 36620.950 89005.394 36616.257 89011.794 L 36613.057 89011.794 L 36609.857 89018.194 L 36604.737 89019.474 C 36602.604 89022.887 36599.190 89026.087 36594.497 89029.074 L 36592.577 89030.354 C 36588.737 89034.194 36582.977 89037.394 36575.297 89039.954 C 36568.044 89042.514 36560.364 89044.647 36552.257 89046.354 C 36545.004 89043.367 36540.310 89037.394 36538.177 89028.434 C 36536.044 89019.047 36534.977 89007.527 36534.977 88993.874 L 36534.977 88976.594 L 36529.217 88983.634 L 36520.257 88990.034 L 36519.617 88993.874 C 36515.777 88997.714 36513.004 89001.554 36511.297 89005.394 L 36508.737 89002.194 L 36504.257 89007.954 L 36499.777 89008.594 L 36495.297 89016.914 C 36492.737 89018.194 36490.177 89019.900 36487.617 89022.034 C 36485.484 89023.740 36482.924 89025.874 36479.937 89028.434 L 36465.857 89036.114 L 36465.857 89041.234 C 36463.297 89042.940 36457.750 89045.714 36449.217 89049.554 C 36444.524 89051.687 36441.110 89053.394 36438.977 89054.674 C 36438.124 89054.247 36434.924 89054.674 36429.377 89055.954 C 36428.524 89055.954 36427.030 89056.380 36424.897 89057.234 C 36417.217 89057.234 36410.604 89054.247 36405.057 89048.274 C 36399.510 89042.300 36395.457 89035.047 36392.897 89026.514 C 36395.030 89026.514 36396.097 89025.020 36396.097 89022.034 C 36394.817 89020.327 36393.964 89019.260 36393.537 89018.834 C 36391.830 89016.274 36390.550 89015.207 36389.697 89015.634 L 36388.417 89007.954 L 36391.617 89003.474 L 36391.617 88991.954 C 36389.910 88992.380 36388.844 88992.167 36388.417 88991.314 C 36387.990 88990.460 36387.777 88988.754 36387.777 88986.194 C 36388.204 88981.500 36388.417 88978.727 36388.417 88977.874 L 36392.897 88974.034 ZM 36467.137 88972.754 C 36467.137 88974.460 36468.417 88978.300 36470.977 88984.274 C 36473.964 88990.247 36476.310 88994.514 36478.017 88997.074 C 36487.830 88997.074 36501.697 88989.820 36519.617 88975.314 L 36541.377 88957.394 C 36541.804 88956.114 36543.724 88949.074 36547.137 88936.274 C 36550.550 88923.047 36553.964 88914.514 36557.377 88910.674 C 36557.377 88905.127 36561.644 88893.394 36570.177 88875.474 C 36579.137 88857.554 36583.617 88841.127 36583.617 88826.194 C 36583.617 88814.247 36581.057 88804.007 36575.937 88795.474 C 36570.817 88786.940 36562.710 88781.820 36551.617 88780.114 C 36548.204 88782.674 36544.790 88785.447 36541.377 88788.434 C 36538.390 88790.994 36536.257 88793.980 36534.977 88797.394 C 36526.017 88807.634 36517.270 88817.660 36508.737 88827.474 L 36506.817 88833.234 C 36504.684 88834.940 36502.764 88837.927 36501.057 88842.194 C 36499.777 88846.034 36498.710 88849.874 36497.857 88853.714 C 36496.150 88855.847 36493.377 88861.607 36489.537 88870.994 C 36481.430 88890.620 36477.164 88902.140 36476.737 88905.554 L 36472.897 88906.834 L 36474.177 88909.394 L 36469.057 88928.594 L 36466.497 88932.434 L 36467.777 88933.714 L 36470.977 88933.714 C 36469.697 88936.700 36467.990 88938.620 36465.857 88939.474 L 36468.417 88958.674 L 36465.857 88961.234 L 36466.497 88965.074 L 36467.137 88972.754 ZM 36677.197 88991.954 L 36681.677 88992.594 L 36680.397 88987.474 C 36680.397 88986.620 36681.037 88984.487 36682.317 88981.074 C 36683.597 88977.234 36683.810 88974.460 36682.957 88972.754 L 36686.157 88968.914 L 36682.317 88969.554 L 36683.597 88968.274 C 36686.157 88962.300 36688.930 88957.820 36691.917 88954.834 L 36691.277 88952.274 L 36694.477 88949.074 L 36725.837 88885.074 L 36754.637 88837.714 L 36761.037 88828.114 L 36763.597 88829.394 L 36767.437 88824.914 C 36767.010 88824.487 36765.730 88824.274 36763.597 88824.274 L 36766.797 88816.594 L 36770.637 88816.594 L 36770.637 88814.034 L 36775.117 88812.754 L 36770.637 88812.114 C 36773.624 88809.127 36777.464 88804.220 36782.157 88797.394 C 36785.570 88792.274 36789.197 88786.940 36793.037 88781.394 L 36796.877 88781.394 C 36803.277 88772.434 36811.170 88765.607 36820.557 88760.914 C 36837.624 88752.380 36846.797 88747.687 36848.077 88746.834 L 36851.277 88748.114 C 36857.250 88742.994 36863.864 88740.434 36871.117 88740.434 L 36879.437 88742.994 C 36878.584 88747.687 36876.024 88753.447 36871.757 88760.274 C 36867.917 88767.100 36865.784 88771.794 36865.357 88774.354 C 36861.944 88776.060 36859.384 88779.900 36857.677 88785.874 L 36852.557 88790.994 L 36850.637 88798.674 C 36845.944 88802.087 36843.597 88806.780 36843.597 88812.754 L 36840.397 88813.394 L 36840.397 88817.234 C 36839.117 88816.807 36836.984 88817.660 36833.997 88819.794 C 36833.144 88819.367 36831.864 88819.154 36830.157 88819.154 L 36827.597 88819.154 L 36826.317 88822.994 L 36836.557 88822.994 L 36836.557 88825.554 L 36828.237 88828.754 L 36830.157 88830.034 L 36832.077 88831.954 L 36830.157 88833.874 L 36825.677 88831.954 L 36824.397 88833.874 L 36828.237 88834.514 L 36826.317 88840.274 C 36825.890 88838.567 36825.464 88837.287 36825.037 88836.434 C 36824.610 88835.580 36823.970 88835.794 36823.117 88837.074 L 36823.757 88842.834 C 36820.770 88842.407 36819.064 88843.047 36818.637 88844.754 C 36819.490 88845.607 36820.344 88846.247 36821.197 88846.674 L 36817.357 88859.474 L 36812.877 88860.114 L 36805.197 88862.034 L 36803.917 88865.874 L 36805.197 88867.154 L 36812.877 88866.514 L 36809.677 88869.074 L 36810.317 88873.554 L 36804.557 88879.314 L 36796.877 88878.034 L 36791.117 88884.434 C 36791.544 88885.287 36792.184 88885.927 36793.037 88886.354 L 36795.597 88883.794 L 36799.437 88884.434 L 36797.517 88886.994 L 36801.997 88890.194 C 36801.997 88891.474 36801.144 88892.540 36799.437 88893.394 C 36798.157 88894.247 36797.304 88894.674 36796.877 88894.674 L 36791.757 88890.834 L 36791.757 88893.394 L 36793.677 88894.674 L 36786.637 88894.674 L 36782.157 88895.954 L 36781.517 88901.074 L 36777.677 88901.714 L 36778.317 88904.914 L 36785.357 88904.914 C 36785.357 88906.194 36786.210 88907.047 36787.917 88907.474 C 36789.624 88907.900 36790.477 88908.754 36790.477 88910.034 L 36787.277 88910.034 L 36778.957 88910.034 L 36780.877 88913.234 L 36785.997 88911.954 C 36785.997 88912.807 36785.144 88913.874 36783.437 88915.154 C 36782.584 88916.860 36782.584 88918.140 36783.437 88918.994 C 36784.717 88919.420 36785.357 88920.060 36785.357 88920.914 L 36778.957 88925.394 L 36780.877 88927.314 L 36776.397 88928.594 L 36772.557 88929.874 L 36766.157 88933.074 C 36764.450 88933.927 36763.597 88935.207 36763.597 88936.914 L 36764.877 88938.834 L 36768.077 88935.634 C 36771.064 88935.634 36774.050 88934.567 36777.037 88932.434 L 36777.677 88934.994 L 36775.757 88935.634 L 36773.197 88942.034 L 36768.717 88941.394 L 36766.797 88943.954 L 36770.637 88945.874 L 36767.437 88952.274 L 36763.597 88951.634 L 36761.677 88952.914 C 36761.677 88960.167 36761.890 88964.647 36762.317 88966.354 L 36759.757 88966.994 L 36761.677 88972.114 L 36757.837 88974.034 L 36757.837 88979.794 L 36759.117 88981.074 C 36758.264 88981.500 36757.624 88981.714 36757.197 88981.714 L 36759.757 88993.234 L 36761.037 88994.514 L 36768.717 88995.154 C 36776.397 88995.154 36787.917 88990.034 36803.277 88979.794 L 36863.437 88937.554 L 36866.637 88938.834 C 36864.930 88943.100 36852.557 88953.767 36829.517 88970.834 C 36819.704 88978.087 36814.797 88983.207 36814.797 88986.194 L 36761.037 89023.314 C 36744.824 89033.980 36733.517 89039.954 36727.117 89041.234 C 36728.397 89042.087 36728.184 89043.154 36726.477 89044.434 C 36725.197 89045.287 36724.344 89044.860 36723.917 89043.154 C 36720.504 89046.567 36716.877 89048.487 36713.037 89048.914 C 36714.744 89050.194 36715.597 89049.980 36715.597 89048.274 C 36716.024 89046.994 36716.237 89046.140 36716.237 89045.714 L 36713.677 89045.074 L 36711.117 89046.994 L 36712.397 89043.154 L 36709.837 89043.154 L 36707.917 89046.994 L 36702.797 89046.994 L 36702.797 89044.434 C 36695.544 89041.874 36690.424 89039.527 36687.437 89037.394 C 36679.330 89031.847 36675.277 89023.740 36675.277 89013.074 L 36675.277 89007.314 L 36678.477 89007.954 L 36679.757 89006.034 L 36673.997 89006.034 C 36674.850 88999.207 36675.917 88994.514 36677.197 88991.954 ZM 36785.997 88897.234 C 36790.264 88898.087 36793.677 88900.434 36796.237 88904.274 L 36791.117 88904.914 L 36786.637 88904.274 L 36783.437 88903.634 L 36782.797 88901.714 L 36785.997 88897.234 ZM 36857.037 88682.194 L 36853.837 88674.514 C 36853.837 88669.394 36856.610 88662.994 36862.157 88655.314 C 36866.424 88649.767 36870.690 88644.007 36874.957 88638.034 L 36874.317 88636.114 L 36878.157 88637.394 L 36879.437 88636.114 L 36878.157 88632.914 L 36879.437 88629.074 L 36881.357 88626.514 L 36883.917 88625.874 L 36883.917 88622.674 C 36883.917 88618.834 36886.477 88616.914 36891.597 88616.914 L 36897.357 88619.474 L 36899.277 88618.194 L 36899.277 88612.434 L 36902.477 88611.154 L 36906.317 88611.794 L 36910.797 88609.234 L 36911.437 88606.674 L 36915.917 88607.954 L 36917.837 88605.394 L 36921.037 88605.394 L 36922.317 88604.114 L 36924.237 88606.034 L 36927.437 88601.554 L 36933.837 88606.034 L 36935.117 88601.554 L 36937.037 88602.834 L 36939.597 88599.634 L 36949.197 88600.274 L 36951.117 88601.554 L 36954.957 88606.034 L 36947.277 88629.074 L 36945.997 88632.914 C 36943.864 88635.047 36942.370 88637.607 36941.517 88640.594 C 36937.677 88640.594 36935.117 88641.020 36933.837 88641.874 L 36933.837 88645.074 L 36937.037 88645.074 L 36937.037 88650.834 C 36932.344 88652.967 36929.784 88656.594 36929.357 88661.714 L 36924.877 88669.394 L 36919.117 88670.674 L 36919.117 88673.874 L 36914.637 88673.234 L 36911.437 88673.234 L 36910.797 88675.154 L 36905.677 88675.154 C 36901.837 88674.727 36897.784 88677.074 36893.517 88682.194 L 36888.397 88680.914 L 36884.557 88681.554 L 36883.917 88686.034 L 36873.037 88686.034 L 36871.117 88684.114 L 36865.997 88687.954 C 36859.170 88687.954 36855.544 88689.660 36855.117 88693.074 L 36853.197 88691.794 C 36851.917 88690.514 36851.277 88687.314 36851.277 88682.194 L 36857.037 88682.194 ZM 36816.847 89050.194 C 36824.953 89032.700 36839.887 89006.887 36861.647 88972.754 C 36882.980 88938.620 36897.700 88913.234 36905.807 88896.594 C 36923.300 88869.287 36935.673 88849.234 36942.927 88836.434 C 36958.287 88809.127 36967.033 88788.860 36969.167 88775.634 C 36987.513 88764.540 37001.593 88756.220 37011.407 88750.674 C 37021.647 88745.127 37029.753 88742.354 37035.727 88742.354 L 37042.127 88747.474 L 37044.687 88757.074 C 37044.687 88759.207 37043.833 88761.554 37042.127 88764.114 L 37039.567 88769.234 C 37040.420 88770.087 37040.847 88773.500 37040.847 88779.474 C 37039.140 88782.460 37037.647 88785.234 37036.367 88787.794 C 37035.087 88789.927 37033.380 88792.274 37031.247 88794.834 L 37031.247 88798.034 C 37032.953 88798.460 37034.233 88798.887 37035.087 88799.314 C 37036.367 88799.314 37037.860 88799.100 37039.567 88798.674 L 37037.647 88801.874 C 37037.220 88802.300 37034.873 88803.154 37030.607 88804.434 L 37026.127 88810.834 L 37031.887 88810.834 L 37030.607 88814.034 L 37022.287 88819.794 C 37021.433 88820.647 37021.433 88821.500 37022.287 88822.354 C 37023.140 88822.780 37023.993 88822.994 37024.847 88822.994 C 37025.700 88822.567 37026.553 88822.354 37027.407 88822.354 C 37027.407 88822.780 37027.620 88823.207 37028.047 88823.634 C 37054.500 88798.034 37077.113 88777.980 37095.887 88763.474 C 37115.087 88748.540 37127.887 88741.074 37134.287 88741.074 L 37143.247 88742.354 C 37142.820 88744.914 37143.673 88746.620 37145.807 88747.474 C 37145.807 88750.034 37144.740 88752.807 37142.607 88755.794 L 37138.767 88756.434 L 37136.207 88770.514 L 37133.647 88769.874 C 37132.793 88771.580 37132.153 88773.074 37131.727 88774.354 L 37125.967 88777.554 L 37123.407 88787.794 L 37128.527 88791.634 C 37127.673 88791.207 37127.033 88791.847 37126.607 88793.554 C 37126.180 88795.260 37126.393 88796.540 37127.247 88797.394 L 37120.207 88802.514 L 37115.727 88806.354 L 37118.287 88806.354 C 37114.873 88817.447 37111.673 88828.327 37108.687 88838.994 C 37108.260 88842.407 37107.193 88844.114 37105.487 88844.114 L 37106.767 88849.874 L 37109.967 88849.874 L 37109.967 88859.474 L 37116.367 88860.754 L 37127.247 88859.474 L 37136.207 88856.914 C 37148.580 88851.794 37163.727 88842.194 37181.647 88828.114 C 37203.833 88810.620 37218.127 88799.954 37224.527 88796.114 L 37224.527 88799.314 C 37221.113 88802.300 37206.607 88815.100 37181.007 88837.714 C 37162.233 88854.354 37149.007 88868.220 37141.327 88879.314 L 37136.847 88878.674 L 37130.447 88888.914 C 37125.327 88891.474 37118.287 88896.167 37109.327 88902.994 L 37096.527 88912.594 L 37097.807 88915.154 C 37092.260 88915.154 37085.433 88916.647 37077.327 88919.634 C 37069.220 88922.194 37061.540 88924.754 37054.287 88927.314 L 37054.287 88924.114 L 37045.967 88923.474 C 37039.140 88920.060 37034.447 88915.154 37031.887 88908.754 C 37029.753 88902.354 37028.687 88894.674 37028.687 88885.714 C 37028.687 88874.194 37031.247 88862.674 37036.367 88851.154 C 37041.913 88839.207 37047.460 88827.687 37053.007 88816.594 L 36998.607 88872.914 C 36998.607 88874.194 36997.753 88875.900 36996.047 88878.034 C 36994.767 88879.740 36993.273 88881.660 36991.567 88883.794 C 36989.860 88885.500 36986.020 88891.900 36980.047 88902.994 C 36974.500 88914.087 36969.380 88921.980 36964.687 88926.674 L 36966.607 88933.714 L 36964.047 88933.074 C 36962.767 88933.074 36961.487 88933.927 36960.207 88935.634 C 36958.927 88937.340 36958.713 88938.620 36959.567 88939.474 C 36959.993 88939.900 36960.847 88939.900 36962.127 88939.474 C 36963.407 88939.047 36964.047 88939.687 36964.047 88941.394 L 36960.207 88942.034 L 36957.647 88948.434 L 36951.887 88952.274 C 36951.887 88953.127 36952.100 88955.047 36952.527 88958.034 L 36945.487 88963.154 L 36944.847 88968.274 C 36946.553 88967.420 36948.260 88968.274 36949.967 88970.834 C 36946.127 88973.394 36941.647 88974.674 36936.527 88974.674 L 36936.527 88978.514 L 36944.847 88977.234 L 36939.087 88984.914 C 36933.540 88986.620 36928.847 88987.260 36925.007 88986.834 L 36923.087 88993.234 L 36931.407 88993.234 L 36937.167 88990.034 L 36937.167 88990.674 C 36935.887 88992.807 36935.673 88994.514 36936.527 88995.794 C 36930.127 88998.354 36925.220 88999.634 36921.807 88999.634 C 36920.953 89000.914 36920.527 89001.767 36920.527 89002.194 C 36919.247 89004.327 36918.180 89005.180 36917.327 89004.754 L 36915.407 89012.434 L 36917.327 89013.074 L 36923.727 89006.034 L 36929.487 89007.954 L 36931.407 89007.314 C 36931.407 89009.874 36929.700 89010.727 36926.287 89009.874 L 36922.447 89011.794 L 36928.847 89013.074 L 36925.647 89020.754 L 36921.167 89020.114 L 36921.807 89025.234 L 36917.327 89034.194 L 36905.807 89031.634 L 36901.967 89036.114 C 36904.527 89037.394 36907.300 89038.034 36910.287 89038.034 C 36911.567 89038.034 36913.487 89037.607 36916.047 89036.754 L 36904.527 89043.154 C 36903.247 89041.447 36902.180 89039.740 36901.327 89038.034 L 36896.847 89049.554 C 36890.020 89052.967 36885.753 89057.020 36884.047 89061.714 L 36879.567 89060.434 L 36882.127 89059.154 L 36881.487 89056.594 L 36872.527 89058.514 C 36872.953 89059.794 36872.100 89061.074 36869.967 89062.354 C 36867.833 89063.634 36866.340 89063.420 36865.487 89061.714 L 36861.647 89064.914 C 36860.367 89063.207 36858.447 89063.420 36855.887 89065.554 C 36853.327 89066.407 36849.913 89067.900 36845.647 89070.034 C 36840.953 89072.167 36837.967 89073.447 36836.687 89073.874 L 36832.847 89073.234 L 36829.647 89077.714 L 36825.167 89076.434 L 36819.407 89078.354 L 36818.767 89073.874 L 36812.367 89068.114 L 36816.847 89050.194 ZM 37124.997 88975.954 C 37124.997 88965.287 37126.917 88952.700 37130.757 88938.194 C 37132.464 88932.220 37136.304 88920.060 37142.277 88901.714 L 37147.397 88901.714 C 37148.250 88900.860 37147.824 88899.794 37146.117 88898.514 C 37145.264 88898.514 37144.624 88898.300 37144.197 88897.874 C 37157.850 88854.780 37180.464 88805.500 37212.037 88750.034 C 37236.784 88706.514 37265.584 88661.074 37298.437 88613.714 C 37310.810 88606.460 37321.264 88600.700 37329.797 88596.434 C 37341.317 88590.887 37351.770 88587.047 37361.157 88584.914 L 37368.837 88582.994 C 37374.810 88584.700 37379.077 88585.767 37381.637 88586.194 C 37380.784 88593.447 37375.024 88605.394 37364.357 88622.034 L 37340.037 88659.154 L 37336.197 88659.794 L 37337.477 88662.994 C 37337.477 88665.554 37335.770 88666.834 37332.357 88666.834 C 37330.650 88673.234 37327.877 88679.847 37324.037 88686.674 C 37318.064 88697.340 37314.650 88703.954 37313.797 88706.514 L 37309.957 88702.034 L 37309.957 88704.594 L 37311.877 88709.714 L 37308.037 88717.394 L 37300.997 88724.434 L 37303.557 88724.434 L 37302.277 88727.634 L 37304.837 88728.274 C 37300.997 88729.127 37298.864 88729.127 37298.437 88728.274 L 37295.877 88734.034 L 37299.717 88736.594 C 37299.717 88737.447 37298.864 88738.300 37297.157 88739.154 L 37292.037 88741.714 L 37296.517 88744.914 C 37294.810 88743.207 37293.317 88743.207 37292.037 88744.914 C 37292.037 88746.194 37292.250 88747.474 37292.677 88748.754 L 37285.637 88755.154 L 37289.477 88754.514 L 37285.637 88761.554 L 37286.277 88766.034 L 37277.317 88765.394 L 37278.597 88771.154 L 37276.677 88773.074 L 37279.877 88771.794 L 37280.517 88769.874 C 37281.797 88770.300 37282.650 88770.727 37283.077 88771.154 C 37283.504 88771.580 37283.930 88772.220 37284.357 88773.074 C 37296.730 88763.687 37308.250 88756.434 37318.917 88751.314 C 37332.144 88744.914 37342.384 88741.287 37349.637 88740.434 C 37356.890 88739.580 37361.797 88739.154 37364.357 88739.154 C 37366.917 88739.154 37369.904 88739.580 37373.317 88740.434 C 37377.157 88741.287 37380.570 88742.140 37383.557 88742.994 C 37382.704 88745.554 37382.704 88747.260 37383.557 88748.114 C 37384.837 88748.540 37385.690 88748.114 37386.117 88746.834 L 37396.357 88754.514 L 37400.197 88757.714 L 37405.317 88771.794 C 37407.450 88776.914 37408.517 88781.820 37408.517 88786.514 C 37408.517 88789.927 37408.304 88792.274 37407.877 88793.554 L 37405.317 88793.554 L 37409.797 88797.394 L 37405.957 88800.594 L 37404.677 88803.154 L 37409.797 88803.154 C 37408.944 88808.700 37406.384 88813.394 37402.117 88817.234 L 37406.597 88823.634 C 37406.597 88829.607 37405.957 88833.234 37404.677 88834.514 L 37398.277 88833.874 L 37404.037 88842.834 L 37397.637 88845.394 C 37396.784 88847.100 37396.357 88850.727 37396.357 88856.274 C 37396.357 88860.114 37395.290 88863.954 37393.157 88867.794 C 37386.330 88875.900 37381.424 88881.660 37378.437 88885.074 C 37379.290 88885.074 37380.144 88886.780 37380.997 88890.194 L 37375.237 88897.234 C 37373.104 88898.940 37371.184 88900.434 37369.477 88901.714 L 37368.197 88909.394 L 37370.117 88911.314 C 37368.837 88913.874 37367.344 88916.434 37365.637 88918.994 C 37363.930 88921.554 37361.797 88922.620 37359.237 88922.194 L 37352.837 88929.874 C 37351.130 88932.434 37348.784 88934.567 37345.797 88936.274 L 37345.797 88939.474 L 37343.237 88940.114 L 37339.397 88947.794 C 37337.264 88948.647 37333.210 88951.420 37327.237 88956.114 C 37321.264 88960.807 37316.144 88963.367 37311.877 88963.794 C 37313.157 88966.780 37313.797 88969.127 37313.797 88970.834 L 37309.957 88970.194 C 37308.677 88970.194 37307.824 88970.834 37307.397 88972.114 C 37306.970 88973.394 37307.184 88974.460 37308.037 88975.314 L 37301.637 88975.314 L 37292.677 88981.074 L 37288.837 88982.354 C 37289.690 88984.060 37290.330 88984.914 37290.757 88984.914 L 37281.797 88988.754 C 37279.237 88990.034 37276.464 88991.740 37273.477 88993.874 L 37275.397 88995.794 C 37253.637 89009.874 37235.930 89020.967 37222.277 89029.074 C 37195.824 89044.860 37177.050 89052.754 37165.957 89052.754 C 37163.397 89052.754 37159.557 89051.900 37154.437 89050.194 C 37149.744 89048.487 37146.330 89046.780 37144.197 89045.074 L 37138.437 89036.114 C 37133.744 89027.580 37130.330 89020.540 37128.197 89014.994 C 37126.064 89009.020 37124.997 89004.540 37124.997 89001.554 C 37124.997 88998.994 37125.637 88997.074 37126.917 88995.794 L 37124.997 88975.954 ZM 37251.077 88830.034 C 37248.944 88832.167 37247.024 88834.300 37245.317 88836.434 C 37241.904 88841.127 37239.770 88845.820 37238.917 88850.514 L 37240.837 88852.434 C 37235.717 88854.994 37232.730 88858.834 37231.877 88863.954 L 37228.677 88864.594 L 37228.677 88869.714 C 37229.104 88871.847 37228.037 88875.474 37225.477 88880.594 L 37228.037 88883.154 L 37226.117 88884.434 L 37224.837 88890.194 C 37221.424 88896.167 37219.504 88902.140 37219.077 88908.114 L 37213.957 88908.754 L 37215.877 88914.514 L 37214.597 88919.634 L 37212.037 88920.274 C 37212.037 88927.100 37209.904 88937.127 37205.637 88950.354 C 37201.797 88963.154 37199.877 88972.540 37199.877 88978.514 C 37199.877 88984.914 37201.797 88990.247 37205.637 88994.514 C 37209.904 88998.354 37215.237 89000.274 37221.637 89000.274 C 37242.970 89000.274 37267.290 88975.314 37294.597 88925.394 C 37320.197 88878.887 37332.997 88843.687 37332.997 88819.794 C 37332.997 88807.420 37330.437 88798.034 37325.317 88791.634 C 37320.197 88785.234 37311.664 88782.034 37299.717 88782.034 C 37286.917 88782.034 37276.250 88787.580 37267.717 88798.674 C 37260.890 88809.340 37254.064 88819.794 37247.237 88830.034 L 37251.077 88830.034 ZM 37398.417 88975.314 L 37398.417 88972.754 L 37401.617 88962.514 C 37400.764 88962.514 37399.910 88962.300 37399.057 88961.874 C 37398.630 88959.740 37399.484 88958.460 37401.617 88958.034 L 37401.617 88953.554 L 37404.177 88953.554 L 37402.257 88943.954 C 37402.257 88940.540 37404.604 88933.287 37409.297 88922.194 C 37412.710 88914.087 37416.337 88905.980 37420.177 88897.874 L 37422.737 88897.874 C 37427.430 88883.367 37441.084 88864.380 37463.697 88840.914 C 37486.737 88817.020 37505.724 88801.660 37520.657 88794.834 C 37540.284 88780.754 37557.777 88769.447 37573.137 88760.914 C 37597.030 88747.260 37615.804 88740.434 37629.457 88740.434 C 37640.550 88740.434 37649.084 88744.060 37655.057 88751.314 C 37661.030 88758.567 37664.017 88767.740 37664.017 88778.834 L 37663.377 88785.874 C 37662.524 88787.580 37661.670 88789.074 37660.817 88790.354 C 37660.817 88791.207 37660.604 88793.127 37660.177 88796.114 C 37659.324 88797.394 37658.684 88798.460 37658.257 88799.314 L 37653.137 88810.834 C 37651.430 88811.687 37650.364 88812.114 37649.937 88812.114 C 37649.937 88812.967 37650.150 88813.607 37650.577 88814.034 L 37642.897 88824.914 L 37639.697 88826.194 L 37638.417 88831.314 C 37637.564 88830.887 37635.430 88832.167 37632.017 88835.154 L 37626.257 88840.914 L 37620.497 88840.274 L 37614.097 88844.114 C 37615.377 88844.540 37616.870 88844.967 37618.577 88845.394 L 37608.337 88853.074 L 37605.137 88851.154 L 37603.217 88851.794 L 37603.857 88856.274 L 37591.697 88859.474 C 37585.724 88865.874 37575.697 88871.847 37561.617 88877.394 C 37556.924 88879.100 37550.097 88881.447 37541.137 88884.434 C 37539.857 88885.287 37538.577 88885.927 37537.297 88886.354 C 37535.590 88886.354 37532.390 88887.420 37527.697 88889.554 C 37523.430 88891.687 37521.084 88892.754 37520.657 88892.754 C 37515.537 88895.314 37508.924 88898.300 37500.817 88901.714 C 37492.710 88905.127 37487.590 88906.407 37485.457 88905.554 L 37479.697 88918.994 C 37480.550 88918.567 37481.404 88919.420 37482.257 88921.554 L 37479.697 88920.274 L 37476.497 88920.274 L 37476.497 88924.114 L 37480.977 88926.034 C 37480.124 88926.034 37479.057 88929.447 37477.777 88936.274 C 37476.497 88943.100 37475.857 88949.927 37475.857 88956.754 C 37475.857 88967.847 37478.417 88977.020 37483.537 88984.274 C 37488.657 88991.100 37496.337 88994.514 37506.577 88994.514 C 37517.670 88994.514 37531.964 88988.967 37549.457 88977.874 C 37563.110 88969.340 37576.764 88960.594 37590.417 88951.634 C 37598.524 88944.380 37606.630 88936.914 37614.737 88929.234 C 37618.150 88926.674 37623.484 88923.260 37630.737 88918.994 L 37632.657 88924.754 C 37630.524 88929.020 37625.617 88934.140 37617.937 88940.114 C 37610.684 88946.087 37605.990 88950.354 37603.857 88952.914 L 37601.297 88952.914 L 37593.617 88959.314 L 37590.417 88962.514 L 37585.937 88968.914 L 37583.377 88968.914 L 37570.577 88981.714 C 37564.604 88987.687 37559.910 88991.954 37556.497 88994.514 L 37514.897 89026.514 C 37512.764 89026.940 37511.270 89027.367 37510.417 89027.794 C 37509.564 89028.220 37509.990 89029.074 37511.697 89030.354 L 37491.857 89041.874 L 37491.857 89038.674 L 37485.457 89041.874 L 37486.097 89044.434 C 37484.817 89044.860 37481.830 89045.074 37477.137 89045.074 L 37474.577 89046.994 L 37468.817 89046.994 L 37465.617 89050.834 C 37464.337 89049.980 37461.564 89049.554 37457.297 89049.554 L 37441.297 89049.554 L 37442.577 89046.994 C 37440.444 89047.420 37437.670 89047.207 37434.257 89046.354 C 37431.270 89045.500 37428.070 89044.434 37424.657 89043.154 L 37424.657 89040.594 L 37429.137 89039.314 L 37427.217 89038.034 L 37419.537 89038.034 C 37416.550 89036.754 37414.204 89034.407 37412.497 89030.994 L 37416.977 89029.714 L 37415.057 89026.514 L 37408.657 89027.154 C 37406.097 89021.180 37405.457 89016.060 37406.737 89011.794 L 37403.537 89012.434 L 37403.537 89009.874 C 37406.097 89009.874 37407.164 89009.020 37406.737 89007.314 L 37400.977 89007.314 C 37403.537 89005.607 37404.817 89003.047 37404.817 88999.634 L 37399.697 88990.674 L 37402.257 88988.114 L 37398.417 88982.354 L 37398.417 88975.314 ZM 37571.217 88854.354 C 37578.470 88848.380 37584.230 88841.340 37588.497 88833.234 C 37593.190 88824.700 37595.537 88816.167 37595.537 88807.634 C 37595.537 88802.514 37593.830 88797.820 37590.417 88793.554 C 37587.004 88789.287 37582.524 88787.154 37576.977 88787.154 C 37573.990 88787.154 37571.857 88788.434 37570.577 88790.994 L 37564.817 88790.994 L 37567.377 88794.194 L 37569.297 88792.914 L 37550.737 88806.354 C 37549.457 88810.194 37546.470 88813.394 37541.777 88815.954 L 37533.457 88821.714 L 37533.457 88824.274 L 37538.577 88824.274 L 37532.177 88825.554 L 37529.617 88827.474 L 37525.777 88830.674 L 37523.857 88833.874 L 37521.297 88833.874 L 37520.017 88835.794 C 37520.017 88836.647 37521.724 88837.714 37525.137 88838.994 L 37521.297 88842.194 C 37520.017 88842.194 37516.604 88844.327 37511.057 88848.594 L 37509.777 88856.274 L 37508.497 88859.474 L 37505.937 88859.474 L 37498.897 88869.074 L 37500.817 88866.514 L 37504.017 88866.514 L 37500.817 88869.714 L 37498.257 88870.354 L 37498.257 88872.914 C 37491.857 88873.767 37488.017 88874.834 37486.737 88876.114 L 37488.657 88878.034 L 37490.577 88876.754 L 37496.337 88876.754 L 37494.417 88879.954 L 37491.857 88879.954 L 37491.857 88885.074 L 37493.777 88886.354 C 37490.790 88886.354 37488.657 88887.634 37487.377 88890.194 C 37498.470 88890.194 37513.404 88886.354 37532.177 88878.674 C 37550.950 88870.567 37563.964 88862.460 37571.217 88854.354 ZM 37709.517 88851.794 C 37712.503 88841.554 37716.983 88830.034 37722.957 88817.234 C 37728.930 88804.434 37734.903 88792.060 37740.877 88780.114 L 37742.797 88781.394 L 37747.917 88779.474 C 37753.463 88776.487 37757.090 88774.567 37758.797 88773.714 C 37763.490 88770.300 37766.903 88767.954 37769.037 88766.674 C 37775.010 88764.114 37780.983 88761.340 37786.957 88758.354 C 37792.930 88756.220 37798.690 88753.234 37804.237 88749.394 L 37809.997 88753.234 C 37807.863 88762.194 37805.943 88770.514 37804.237 88778.194 C 37800.823 88793.127 37798.050 88801.874 37795.917 88804.434 L 37792.077 88810.194 C 37789.943 88813.180 37789.090 88815.740 37789.517 88817.874 L 37790.157 88821.714 C 37812.343 88802.514 37829.837 88788.007 37842.637 88778.194 C 37866.103 88760.274 37886.583 88751.314 37904.077 88751.314 C 37908.770 88751.314 37913.037 88752.167 37916.877 88753.874 C 37921.143 88755.154 37924.343 88757.927 37926.477 88762.194 L 37927.757 88766.674 C 37928.183 88767.527 37929.677 88768.380 37932.237 88769.234 L 37931.597 88774.354 C 37932.450 88775.634 37933.517 88776.914 37934.797 88778.194 L 37937.997 88782.034 L 37936.717 88788.434 L 37939.277 88794.834 L 37932.877 88796.114 L 37932.877 88800.594 L 37936.717 88798.674 L 37936.717 88811.474 L 37931.597 88812.754 L 37932.877 88816.594 L 37925.197 88828.754 C 37926.477 88830.887 37928.823 88831.314 37932.237 88830.034 L 37928.397 88833.234 L 37926.477 88832.594 L 37919.437 88839.634 L 37925.197 88843.474 L 37919.437 88842.194 C 37919.010 88843.047 37918.797 88843.900 37918.797 88844.754 L 37913.677 88847.314 L 37913.677 88852.434 C 37909.837 88856.274 37907.063 88859.900 37905.357 88863.314 C 37905.783 88864.167 37907.917 88865.020 37911.757 88865.874 L 37909.197 88872.914 L 37903.437 88874.834 L 37902.157 88880.594 L 37899.597 88881.234 L 37900.877 88885.714 C 37900.877 88890.407 37900.023 88892.967 37898.317 88893.394 L 37893.837 88889.554 C 37894.690 88890.834 37893.837 88891.900 37891.277 88892.754 C 37889.143 88893.180 37888.077 88893.607 37888.077 88894.034 L 37888.077 88899.154 L 37897.037 88897.874 L 37896.397 88899.794 L 37892.557 88900.434 C 37892.557 88904.700 37891.063 88908.114 37888.077 88910.674 L 37882.317 88909.394 L 37880.397 88913.874 L 37885.517 88913.874 L 37881.037 88922.194 L 37879.757 88920.274 L 37873.997 88918.994 C 37872.717 88920.700 37873.143 88922.194 37875.277 88923.474 C 37877.410 88924.327 37878.263 88925.607 37877.837 88927.314 L 37872.077 88932.434 L 37875.917 88936.914 L 37878.477 88936.914 L 37878.477 88939.474 L 37874.637 88938.834 L 37870.797 88940.754 L 37871.437 88945.234 C 37870.157 88947.367 37869.090 88949.287 37868.237 88950.994 L 37868.237 88968.914 L 37865.037 88970.194 C 37864.183 88973.607 37863.757 88976.594 37863.757 88979.154 C 37863.757 88982.140 37864.397 88984.914 37865.677 88987.474 L 37875.917 88989.394 C 37886.157 88989.394 37904.717 88981.074 37931.597 88964.434 C 37943.970 88956.754 37959.543 88946.300 37978.317 88933.074 C 37976.610 88935.634 37972.557 88939.687 37966.157 88945.234 C 37960.183 88950.780 37956.130 88955.474 37953.997 88959.314 L 37947.597 88962.514 L 37948.877 88963.794 C 37928.823 88981.714 37907.063 88998.354 37883.597 89013.714 C 37850.743 89035.474 37825.997 89046.354 37809.357 89046.354 C 37796.130 89046.354 37787.170 89041.020 37782.477 89030.354 C 37779.490 89023.527 37777.997 89012.647 37777.997 88997.714 L 37777.997 88988.754 C 37780.557 88988.754 37782.050 88987.900 37782.477 88986.194 C 37782.903 88984.060 37781.837 88983.207 37779.277 88983.634 C 37783.970 88971.260 37789.090 88958.674 37794.637 88945.874 C 37804.450 88924.540 37809.997 88912.167 37811.277 88908.754 C 37832.183 88871.634 37844.557 88849.020 37848.397 88840.914 C 37856.503 88823.847 37860.557 88811.474 37860.557 88803.794 C 37860.557 88796.967 37857.357 88793.554 37850.957 88793.554 C 37844.557 88793.554 37836.663 88797.180 37827.277 88804.434 C 37820.023 88810.407 37812.983 88816.167 37806.157 88821.714 L 37804.877 88823.634 C 37802.317 88827.047 37794.210 88837.714 37780.557 88855.634 C 37769.037 88870.567 37760.930 88880.807 37756.237 88886.354 L 37756.237 88893.394 L 37750.477 88899.154 C 37750.903 88898.727 37751.543 88898.727 37752.397 88899.154 C 37753.250 88899.580 37753.250 88900.220 37752.397 88901.074 L 37748.557 88910.034 L 37742.157 88912.594 L 37741.517 88917.074 L 37735.757 88925.394 L 37736.397 88929.234 C 37732.130 88933.500 37730.637 88936.914 37731.917 88939.474 L 37726.797 88939.474 L 37728.717 88942.674 L 37720.397 88952.914 L 37715.917 88959.314 L 37716.557 88961.234 L 37713.357 88962.514 L 37712.717 88969.554 L 37706.957 88970.194 L 37710.157 88977.874 L 37706.957 88975.954 C 37706.103 88977.234 37705.250 88978.300 37704.397 88979.154 L 37698.637 88984.914 C 37699.490 88984.060 37700.343 88983.847 37701.197 88984.274 C 37702.477 88984.700 37703.117 88985.554 37703.117 88986.834 L 37696.077 88987.474 C 37693.517 88988.754 37692.237 88990.674 37692.237 88993.234 C 37693.090 88994.514 37694.157 88994.940 37695.437 88994.514 L 37688.397 89006.034 L 37683.917 89006.034 C 37679.650 89008.167 37676.237 89010.087 37673.677 89011.794 C 37671.117 89013.500 37668.557 89015.420 37665.997 89017.554 L 37659.597 89020.114 C 37657.890 89020.967 37657.250 89021.820 37657.677 89022.674 L 37651.917 89022.674 C 37652.770 89024.380 37651.917 89025.874 37649.357 89027.154 C 37646.797 89028.007 37645.303 89028.860 37644.877 89029.714 L 37639.117 89028.434 L 37630.157 89032.914 L 37624.397 89031.634 L 37624.397 89036.754 L 37614.157 89032.914 L 37612.237 89025.234 C 37612.237 89020.114 37620.130 89003.687 37635.917 88975.954 C 37656.397 88940.540 37677.090 88904.914 37697.997 88869.074 C 37701.837 88862.674 37705.677 88856.914 37709.517 88851.794 ZM 38119.177 88760.914 C 38131.977 88751.527 38143.070 88744.700 38152.457 88740.434 C 38162.270 88735.740 38169.950 88733.394 38175.497 88733.394 C 38183.604 88733.394 38191.284 88735.740 38198.537 88740.434 L 38203.017 88730.194 L 38206.857 88728.914 L 38209.417 88720.594 C 38211.124 88718.460 38212.190 88716.754 38212.617 88715.474 C 38213.470 88713.767 38214.537 88713.340 38215.817 88714.194 L 38220.937 88705.234 L 38217.737 88705.234 C 38217.737 88703.954 38219.017 88702.460 38221.577 88700.754 C 38224.137 88699.047 38225.417 88696.914 38225.417 88694.354 C 38225.417 88693.074 38226.484 88691.794 38228.617 88690.514 C 38231.177 88688.807 38232.457 88687.527 38232.457 88686.674 C 38232.457 88682.834 38242.484 88667.260 38262.537 88639.954 C 38282.590 88612.647 38294.110 88598.567 38297.097 88597.714 L 38299.657 88591.314 L 38319.497 88577.874 L 38333.577 88572.754 C 38343.817 88568.060 38353.204 88565.714 38361.737 88565.714 L 38370.697 88566.994 L 38371.977 88577.234 L 38365.577 88580.434 L 38363.657 88586.834 L 38361.097 88587.474 L 38361.097 88591.314 L 38357.897 88591.314 C 38355.764 88595.580 38352.990 88600.274 38349.577 88605.394 C 38346.590 88610.514 38342.964 88615.847 38338.697 88621.394 L 38335.497 88622.674 L 38335.497 88629.714 L 38328.457 88632.274 L 38331.017 88636.114 C 38329.737 88636.540 38328.884 88636.967 38328.457 88637.394 C 38326.324 88639.527 38325.257 88641.874 38325.257 88644.434 C 38325.257 88649.127 38323.764 88651.474 38320.777 88651.474 L 38314.377 88652.754 L 38313.097 88661.714 C 38309.684 88664.700 38307.977 88666.407 38307.977 88666.834 C 38308.404 88668.967 38308.617 88670.887 38308.617 88672.594 L 38300.297 88679.634 C 38299.444 88679.634 38298.804 88680.274 38298.377 88681.554 C 38298.377 88682.407 38298.164 88683.687 38297.737 88685.394 L 38300.937 88684.114 C 38300.937 88685.394 38299.444 88686.034 38296.457 88686.034 L 38288.777 88688.594 L 38292.617 88690.514 C 38294.750 88691.367 38296.244 88690.940 38297.097 88689.234 L 38292.617 88696.914 L 38288.137 88694.354 C 38287.284 88696.487 38286.644 88698.620 38286.217 88700.754 C 38286.217 88702.887 38287.710 88703.954 38290.697 88703.954 C 38291.124 88706.940 38288.564 88709.287 38283.017 88710.994 C 38277.897 88712.274 38274.910 88712.914 38274.057 88712.914 C 38274.057 88714.194 38275.124 88714.834 38277.257 88714.834 C 38279.817 88714.834 38281.310 88715.260 38281.737 88716.114 L 38288.137 88714.834 C 38287.284 88716.540 38283.444 88720.167 38276.617 88725.714 L 38267.657 88726.994 L 38265.737 88731.474 L 38268.937 88731.474 L 38270.857 88736.594 L 38273.417 88735.314 L 38274.697 88737.874 L 38272.777 88739.794 L 38265.737 88738.514 C 38264.884 88738.940 38264.030 88739.154 38263.177 88739.154 C 38264.030 88742.140 38264.884 88744.914 38265.737 88747.474 L 38260.617 88752.594 C 38259.337 88753.874 38258.057 88755.367 38256.777 88757.074 C 38256.777 88758.354 38256.990 88759.634 38257.417 88760.914 L 38257.417 88766.034 L 38252.937 88766.034 L 38247.817 88771.154 C 38251.657 88770.300 38254.004 88769.874 38254.857 88769.874 L 38253.577 88771.794 L 38252.297 88774.354 L 38243.337 88777.554 L 38251.017 88777.554 L 38251.017 88780.114 L 38246.537 88780.754 L 38241.417 88789.074 L 38238.857 88789.714 L 38238.857 88796.754 C 38234.590 88799.314 38231.177 88803.154 38228.617 88808.274 C 38228.617 88809.980 38228.830 88811.687 38229.257 88813.394 L 38233.737 88814.674 C 38233.737 88816.380 38231.817 88818.300 38227.977 88820.434 C 38224.137 88822.140 38221.577 88823.207 38220.297 88823.634 L 38220.297 88826.194 L 38226.697 88826.194 L 38226.697 88829.394 L 38216.457 88833.874 C 38217.737 88836.434 38220.084 88837.074 38223.497 88835.794 L 38210.057 88847.314 C 38208.350 88850.300 38207.710 88852.007 38208.137 88852.434 C 38208.564 88852.434 38209.417 88852.647 38210.697 88853.074 C 38211.977 88853.074 38212.617 88853.714 38212.617 88854.994 C 38212.190 88854.140 38210.270 88853.714 38206.857 88853.714 L 38206.857 88857.554 L 38208.137 88859.474 L 38204.297 88860.114 C 38203.444 88860.967 38203.444 88861.820 38204.297 88862.674 L 38207.497 88865.874 C 38206.217 88867.154 38205.150 88868.434 38204.297 88869.714 L 38195.977 88872.914 L 38200.457 88872.274 C 38199.604 88873.980 38199.177 88875.474 38199.177 88876.754 L 38196.617 88884.434 L 38191.497 88888.914 C 38191.497 88890.620 38191.710 88892.114 38192.137 88893.394 L 38193.417 88898.514 L 38185.737 88902.354 L 38188.937 88906.194 L 38188.297 88908.754 L 38181.257 88911.314 L 38181.257 88913.874 C 38182.964 88914.727 38183.817 88915.367 38183.817 88915.794 C 38183.817 88918.354 38182.750 88921.554 38180.617 88925.394 C 38178.910 88929.234 38178.057 88932.007 38178.057 88933.714 C 38175.070 88941.394 38172.510 88948.434 38170.377 88954.834 C 38168.670 88960.807 38167.817 88966.780 38167.817 88972.754 C 38167.817 88975.740 38168.670 88978.940 38170.377 88982.354 C 38172.084 88985.340 38173.790 88986.834 38175.497 88986.834 C 38184.457 88986.834 38197.470 88980.434 38214.537 88967.634 C 38221.364 88962.514 38232.884 88952.914 38249.097 88938.834 L 38252.937 88940.754 L 38248.457 88943.314 C 38242.484 88955.687 38223.710 88973.820 38192.137 88997.714 C 38160.564 89021.180 38138.164 89032.914 38124.937 89032.914 C 38121.950 89032.914 38117.684 89032.060 38112.137 89030.354 C 38107.017 89028.647 38103.177 89026.727 38100.617 89024.594 C 38099.764 89022.460 38098.484 89016.487 38096.777 89006.674 C 38095.070 88996.434 38091.870 88990.247 38087.177 88988.114 C 38085.897 88989.394 38083.550 88992.167 38080.137 88996.434 C 38072.884 89005.394 38068.190 89010.300 38066.057 89011.154 L 38062.217 89016.914 C 38056.244 89019.474 38050.270 89023.527 38044.297 89029.074 C 38038.750 89034.620 38033.204 89039.954 38027.657 89045.074 L 38023.177 89044.434 C 38021.470 89044.434 38017.844 89045.714 38012.297 89048.274 C 38006.750 89050.834 38002.697 89052.967 38000.137 89054.674 C 37995.444 89054.247 37990.324 89053.607 37984.777 89052.754 C 37979.657 89051.900 37975.604 89050.194 37972.617 89047.634 C 37973.897 89044.647 37974.537 89042.300 37974.537 89040.594 C 37973.257 89041.020 37971.977 89041.234 37970.697 89041.234 C 37968.990 89041.234 37967.497 89039.100 37966.217 89034.834 L 37964.297 89028.434 L 37961.737 89028.434 C 37958.324 89019.047 37955.977 89011.794 37954.697 89006.674 C 37953.417 89001.554 37952.777 88994.727 37952.777 88986.194 C 37952.777 88954.620 37966.644 88918.994 37994.377 88879.314 C 38016.990 88846.887 38043.444 88818.300 38073.737 88793.554 C 38081.844 88786.727 38089.097 88780.967 38095.497 88776.274 C 38100.190 88773.287 38108.084 88768.167 38119.177 88760.914 ZM 38082.057 88826.194 C 38080.350 88830.460 38075.870 88837.074 38068.617 88846.034 C 38063.497 88852.434 38060.510 88856.274 38059.657 88857.554 L 38055.817 88858.194 L 38057.097 88860.754 L 38055.817 88863.954 L 38056.457 88865.874 C 38054.750 88868.434 38053.897 88870.780 38053.897 88872.914 L 38049.417 88872.914 L 38049.417 88876.114 C 38046.004 88879.100 38044.510 88882.940 38044.937 88887.634 L 38039.177 88889.554 L 38040.457 88894.034 L 38036.617 88901.074 L 38031.497 88898.514 L 38030.217 88900.434 L 38033.417 88903.634 L 38035.977 88903.634 C 38035.124 88905.767 38034.697 88907.260 38034.697 88908.114 L 38031.497 88911.314 L 38034.697 88916.434 L 38029.577 88920.914 L 38028.937 88924.114 C 38029.790 88926.247 38030.217 88929.447 38030.217 88933.714 C 38029.364 88941.820 38028.937 88947.794 38028.937 88951.634 C 38028.937 88962.300 38030.644 88970.834 38034.057 88977.234 C 38037.897 88983.634 38042.377 88986.834 38047.497 88986.834 C 38055.604 88986.834 38063.710 88984.060 38071.817 88978.514 C 38079.924 88972.967 38085.470 88969.340 38088.457 88967.634 C 38089.737 88964.647 38092.084 88957.820 38095.497 88947.154 C 38098.910 88936.060 38101.897 88927.740 38104.457 88922.194 C 38110.857 88906.834 38116.617 88894.034 38121.737 88883.794 C 38125.150 88876.967 38131.764 88864.594 38141.577 88846.674 C 38145.417 88840.274 38147.337 88833.020 38147.337 88824.914 C 38147.337 88815.527 38145.844 88807.420 38142.857 88800.594 C 38138.590 88790.780 38132.404 88785.874 38124.297 88785.874 C 38120.457 88785.874 38114.484 88789.074 38106.377 88795.474 L 38097.417 88803.154 C 38096.990 88805.714 38094.857 88809.127 38091.017 88813.394 C 38088.884 88815.954 38085.684 88819.367 38081.417 88823.634 L 38082.057 88826.194 ZM 38244.667 88975.314 L 38244.667 88972.754 L 38247.867 88962.514 C 38247.014 88962.514 38246.160 88962.300 38245.307 88961.874 C 38244.880 88959.740 38245.734 88958.460 38247.867 88958.034 L 38247.867 88953.554 L 38250.427 88953.554 L 38248.507 88943.954 C 38248.507 88940.540 38250.854 88933.287 38255.547 88922.194 C 38258.960 88914.087 38262.587 88905.980 38266.427 88897.874 L 38268.987 88897.874 C 38273.680 88883.367 38287.334 88864.380 38309.947 88840.914 C 38332.987 88817.020 38351.974 88801.660 38366.907 88794.834 C 38386.534 88780.754 38404.027 88769.447 38419.387 88760.914 C 38443.280 88747.260 38462.054 88740.434 38475.707 88740.434 C 38486.800 88740.434 38495.334 88744.060 38501.307 88751.314 C 38507.280 88758.567 38510.267 88767.740 38510.267 88778.834 L 38509.627 88785.874 C 38508.774 88787.580 38507.920 88789.074 38507.067 88790.354 C 38507.067 88791.207 38506.854 88793.127 38506.427 88796.114 C 38505.574 88797.394 38504.934 88798.460 38504.507 88799.314 L 38499.387 88810.834 C 38497.680 88811.687 38496.614 88812.114 38496.187 88812.114 C 38496.187 88812.967 38496.400 88813.607 38496.827 88814.034 L 38489.147 88824.914 L 38485.947 88826.194 L 38484.667 88831.314 C 38483.814 88830.887 38481.680 88832.167 38478.267 88835.154 L 38472.507 88840.914 L 38466.747 88840.274 L 38460.347 88844.114 C 38461.627 88844.540 38463.120 88844.967 38464.827 88845.394 L 38454.587 88853.074 L 38451.387 88851.154 L 38449.467 88851.794 L 38450.107 88856.274 L 38437.947 88859.474 C 38431.974 88865.874 38421.947 88871.847 38407.867 88877.394 C 38403.174 88879.100 38396.347 88881.447 38387.387 88884.434 C 38386.107 88885.287 38384.827 88885.927 38383.547 88886.354 C 38381.840 88886.354 38378.640 88887.420 38373.947 88889.554 C 38369.680 88891.687 38367.334 88892.754 38366.907 88892.754 C 38361.787 88895.314 38355.174 88898.300 38347.067 88901.714 C 38338.960 88905.127 38333.840 88906.407 38331.707 88905.554 L 38325.947 88918.994 C 38326.800 88918.567 38327.654 88919.420 38328.507 88921.554 L 38325.947 88920.274 L 38322.747 88920.274 L 38322.747 88924.114 L 38327.227 88926.034 C 38326.374 88926.034 38325.307 88929.447 38324.027 88936.274 C 38322.747 88943.100 38322.107 88949.927 38322.107 88956.754 C 38322.107 88967.847 38324.667 88977.020 38329.787 88984.274 C 38334.907 88991.100 38342.587 88994.514 38352.827 88994.514 C 38363.920 88994.514 38378.214 88988.967 38395.707 88977.874 C 38409.360 88969.340 38423.014 88960.594 38436.667 88951.634 C 38444.774 88944.380 38452.880 88936.914 38460.987 88929.234 C 38464.400 88926.674 38469.734 88923.260 38476.987 88918.994 L 38478.907 88924.754 C 38476.774 88929.020 38471.867 88934.140 38464.187 88940.114 C 38456.934 88946.087 38452.240 88950.354 38450.107 88952.914 L 38447.547 88952.914 L 38439.867 88959.314 L 38436.667 88962.514 L 38432.187 88968.914 L 38429.627 88968.914 L 38416.827 88981.714 C 38410.854 88987.687 38406.160 88991.954 38402.747 88994.514 L 38361.147 89026.514 C 38359.014 89026.940 38357.520 89027.367 38356.667 89027.794 C 38355.814 89028.220 38356.240 89029.074 38357.947 89030.354 L 38338.107 89041.874 L 38338.107 89038.674 L 38331.707 89041.874 L 38332.347 89044.434 C 38331.067 89044.860 38328.080 89045.074 38323.387 89045.074 L 38320.827 89046.994 L 38315.067 89046.994 L 38311.867 89050.834 C 38310.587 89049.980 38307.814 89049.554 38303.547 89049.554 L 38287.547 89049.554 L 38288.827 89046.994 C 38286.694 89047.420 38283.920 89047.207 38280.507 89046.354 C 38277.520 89045.500 38274.320 89044.434 38270.907 89043.154 L 38270.907 89040.594 L 38275.387 89039.314 L 38273.467 89038.034 L 38265.787 89038.034 C 38262.800 89036.754 38260.454 89034.407 38258.747 89030.994 L 38263.227 89029.714 L 38261.307 89026.514 L 38254.907 89027.154 C 38252.347 89021.180 38251.707 89016.060 38252.987 89011.794 L 38249.787 89012.434 L 38249.787 89009.874 C 38252.347 89009.874 38253.414 89009.020 38252.987 89007.314 L 38247.227 89007.314 C 38249.787 89005.607 38251.067 89003.047 38251.067 88999.634 L 38245.947 88990.674 L 38248.507 88988.114 L 38244.667 88982.354 L 38244.667 88975.314 ZM 38417.467 88854.354 C 38424.720 88848.380 38430.480 88841.340 38434.747 88833.234 C 38439.440 88824.700 38441.787 88816.167 38441.787 88807.634 C 38441.787 88802.514 38440.080 88797.820 38436.667 88793.554 C 38433.254 88789.287 38428.774 88787.154 38423.227 88787.154 C 38420.240 88787.154 38418.107 88788.434 38416.827 88790.994 L 38411.067 88790.994 L 38413.627 88794.194 L 38415.547 88792.914 L 38396.987 88806.354 C 38395.707 88810.194 38392.720 88813.394 38388.027 88815.954 L 38379.707 88821.714 L 38379.707 88824.274 L 38384.827 88824.274 L 38378.427 88825.554 L 38375.867 88827.474 L 38372.027 88830.674 L 38370.107 88833.874 L 38367.547 88833.874 L 38366.267 88835.794 C 38366.267 88836.647 38367.974 88837.714 38371.387 88838.994 L 38367.547 88842.194 C 38366.267 88842.194 38362.854 88844.327 38357.307 88848.594 L 38356.027 88856.274 L 38354.747 88859.474 L 38352.187 88859.474 L 38345.147 88869.074 L 38347.067 88866.514 L 38350.267 88866.514 L 38347.067 88869.714 L 38344.507 88870.354 L 38344.507 88872.914 C 38338.107 88873.767 38334.267 88874.834 38332.987 88876.114 L 38334.907 88878.034 L 38336.827 88876.754 L 38342.587 88876.754 L 38340.667 88879.954 L 38338.107 88879.954 L 38338.107 88885.074 L 38340.027 88886.354 C 38337.040 88886.354 38334.907 88887.634 38333.627 88890.194 C 38344.720 88890.194 38359.654 88886.354 38378.427 88878.674 C 38397.200 88870.567 38410.214 88862.460 38417.467 88854.354 ZM 38441.847 89050.194 C 38449.954 89032.700 38464.887 89006.887 38486.647 88972.754 C 38507.980 88938.620 38522.700 88913.234 38530.807 88896.594 C 38548.300 88869.287 38560.674 88849.234 38567.927 88836.434 C 38583.287 88809.127 38592.034 88788.860 38594.167 88775.634 C 38612.514 88764.540 38626.594 88756.220 38636.407 88750.674 C 38646.647 88745.127 38654.754 88742.354 38660.727 88742.354 L 38667.127 88747.474 L 38669.687 88757.074 C 38669.687 88759.207 38668.834 88761.554 38667.127 88764.114 L 38664.567 88769.234 C 38665.420 88770.087 38665.847 88773.500 38665.847 88779.474 C 38664.140 88782.460 38662.647 88785.234 38661.367 88787.794 C 38660.087 88789.927 38658.380 88792.274 38656.247 88794.834 L 38656.247 88798.034 C 38657.954 88798.460 38659.234 88798.887 38660.087 88799.314 C 38661.367 88799.314 38662.860 88799.100 38664.567 88798.674 L 38662.647 88801.874 C 38662.220 88802.300 38659.874 88803.154 38655.607 88804.434 L 38651.127 88810.834 L 38656.887 88810.834 L 38655.607 88814.034 L 38647.287 88819.794 C 38646.434 88820.647 38646.434 88821.500 38647.287 88822.354 C 38648.140 88822.780 38648.994 88822.994 38649.847 88822.994 C 38650.700 88822.567 38651.554 88822.354 38652.407 88822.354 C 38652.407 88822.780 38652.620 88823.207 38653.047 88823.634 C 38679.500 88798.034 38702.114 88777.980 38720.887 88763.474 C 38740.087 88748.540 38752.887 88741.074 38759.287 88741.074 L 38768.247 88742.354 C 38767.820 88744.914 38768.674 88746.620 38770.807 88747.474 C 38770.807 88750.034 38769.740 88752.807 38767.607 88755.794 L 38763.767 88756.434 L 38761.207 88770.514 L 38758.647 88769.874 C 38757.794 88771.580 38757.154 88773.074 38756.727 88774.354 L 38750.967 88777.554 L 38748.407 88787.794 L 38753.527 88791.634 C 38752.674 88791.207 38752.034 88791.847 38751.607 88793.554 C 38751.180 88795.260 38751.394 88796.540 38752.247 88797.394 L 38745.207 88802.514 L 38740.727 88806.354 L 38743.287 88806.354 C 38739.874 88817.447 38736.674 88828.327 38733.687 88838.994 C 38733.260 88842.407 38732.194 88844.114 38730.487 88844.114 L 38731.767 88849.874 L 38734.967 88849.874 L 38734.967 88859.474 L 38741.367 88860.754 L 38752.247 88859.474 L 38761.207 88856.914 C 38773.580 88851.794 38788.727 88842.194 38806.647 88828.114 C 38828.834 88810.620 38843.127 88799.954 38849.527 88796.114 L 38849.527 88799.314 C 38846.114 88802.300 38831.607 88815.100 38806.007 88837.714 C 38787.234 88854.354 38774.007 88868.220 38766.327 88879.314 L 38761.847 88878.674 L 38755.447 88888.914 C 38750.327 88891.474 38743.287 88896.167 38734.327 88902.994 L 38721.527 88912.594 L 38722.807 88915.154 C 38717.260 88915.154 38710.434 88916.647 38702.327 88919.634 C 38694.220 88922.194 38686.540 88924.754 38679.287 88927.314 L 38679.287 88924.114 L 38670.967 88923.474 C 38664.140 88920.060 38659.447 88915.154 38656.887 88908.754 C 38654.754 88902.354 38653.687 88894.674 38653.687 88885.714 C 38653.687 88874.194 38656.247 88862.674 38661.367 88851.154 C 38666.914 88839.207 38672.460 88827.687 38678.007 88816.594 L 38623.607 88872.914 C 38623.607 88874.194 38622.754 88875.900 38621.047 88878.034 C 38619.767 88879.740 38618.274 88881.660 38616.567 88883.794 C 38614.860 88885.500 38611.020 88891.900 38605.047 88902.994 C 38599.500 88914.087 38594.380 88921.980 38589.687 88926.674 L 38591.607 88933.714 L 38589.047 88933.074 C 38587.767 88933.074 38586.487 88933.927 38585.207 88935.634 C 38583.927 88937.340 38583.714 88938.620 38584.567 88939.474 C 38584.994 88939.900 38585.847 88939.900 38587.127 88939.474 C 38588.407 88939.047 38589.047 88939.687 38589.047 88941.394 L 38585.207 88942.034 L 38582.647 88948.434 L 38576.887 88952.274 C 38576.887 88953.127 38577.100 88955.047 38577.527 88958.034 L 38570.487 88963.154 L 38569.847 88968.274 C 38571.554 88967.420 38573.260 88968.274 38574.967 88970.834 C 38571.127 88973.394 38566.647 88974.674 38561.527 88974.674 L 38561.527 88978.514 L 38569.847 88977.234 L 38564.087 88984.914 C 38558.540 88986.620 38553.847 88987.260 38550.007 88986.834 L 38548.087 88993.234 L 38556.407 88993.234 L 38562.167 88990.034 L 38562.167 88990.674 C 38560.887 88992.807 38560.674 88994.514 38561.527 88995.794 C 38555.127 88998.354 38550.220 88999.634 38546.807 88999.634 C 38545.954 89000.914 38545.527 89001.767 38545.527 89002.194 C 38544.247 89004.327 38543.180 89005.180 38542.327 89004.754 L 38540.407 89012.434 L 38542.327 89013.074 L 38548.727 89006.034 L 38554.487 89007.954 L 38556.407 89007.314 C 38556.407 89009.874 38554.700 89010.727 38551.287 89009.874 L 38547.447 89011.794 L 38553.847 89013.074 L 38550.647 89020.754 L 38546.167 89020.114 L 38546.807 89025.234 L 38542.327 89034.194 L 38530.807 89031.634 L 38526.967 89036.114 C 38529.527 89037.394 38532.300 89038.034 38535.287 89038.034 C 38536.567 89038.034 38538.487 89037.607 38541.047 89036.754 L 38529.527 89043.154 C 38528.247 89041.447 38527.180 89039.740 38526.327 89038.034 L 38521.847 89049.554 C 38515.020 89052.967 38510.754 89057.020 38509.047 89061.714 L 38504.567 89060.434 L 38507.127 89059.154 L 38506.487 89056.594 L 38497.527 89058.514 C 38497.954 89059.794 38497.100 89061.074 38494.967 89062.354 C 38492.834 89063.634 38491.340 89063.420 38490.487 89061.714 L 38486.647 89064.914 C 38485.367 89063.207 38483.447 89063.420 38480.887 89065.554 C 38478.327 89066.407 38474.914 89067.900 38470.647 89070.034 C 38465.954 89072.167 38462.967 89073.447 38461.687 89073.874 L 38457.847 89073.234 L 38454.647 89077.714 L 38450.167 89076.434 L 38444.407 89078.354 L 38443.767 89073.874 L 38437.367 89068.114 L 38441.847 89050.194 ZM 38783.917 88929.874 L 38783.917 88924.754 C 38785.197 88923.900 38786.690 88923.047 38788.397 88922.194 L 38797.357 88917.074 L 38800.557 88917.714 L 38800.557 88922.194 L 38795.437 88926.674 L 38793.517 88931.794 C 38793.517 88933.074 38792.237 88937.767 38789.677 88945.874 C 38787.544 88953.980 38786.477 88959.314 38786.477 88961.874 C 38786.477 88967.847 38787.757 88974.034 38790.317 88980.434 C 38793.304 88986.834 38796.930 88991.527 38801.197 88994.514 L 38805.037 88997.074 C 38813.997 89003.474 38822.957 89006.034 38831.917 89004.754 L 38832.557 89007.314 L 38833.837 89004.114 L 38837.677 89000.274 L 38844.077 89001.554 L 38845.997 89005.394 L 38853.037 88997.074 C 38858.157 88998.780 38861.997 88999.634 38864.557 88999.634 C 38863.277 88997.927 38862.850 88996.860 38863.277 88996.434 L 38866.477 88991.954 L 38871.597 88993.234 C 38871.170 88992.380 38871.597 88991.314 38872.877 88990.034 C 38874.157 88988.754 38875.437 88988.327 38876.717 88988.754 C 38880.984 88983.634 38883.117 88977.447 38883.117 88970.194 C 38883.117 88962.087 38879.490 88955.047 38872.237 88949.074 C 38866.690 88944.807 38860.290 88941.394 38853.037 88938.834 C 38845.784 88935.847 38837.250 88931.154 38827.437 88924.754 C 38818.050 88917.927 38811.437 88913.234 38807.597 88910.674 L 38809.517 88906.834 L 38806.317 88902.354 L 38805.037 88907.474 C 38798.637 88901.500 38792.877 88893.820 38787.757 88884.434 L 38789.677 88882.514 L 38785.197 88881.874 C 38783.917 88878.460 38782.850 88875.687 38781.997 88873.554 C 38781.570 88871.420 38781.570 88869.287 38781.997 88867.154 L 38778.157 88855.634 C 38778.157 88839.847 38784.770 88825.127 38797.997 88811.474 C 38804.397 88805.074 38828.504 88788.220 38870.317 88760.914 L 38886.317 88750.674 L 38904.237 88739.794 L 38907.437 88739.154 C 38912.130 88737.447 38915.544 88736.380 38917.677 88735.954 C 38924.077 88734.247 38930.477 88733.394 38936.877 88733.394 C 38951.810 88733.394 38963.330 88738.300 38971.437 88748.114 C 38979.970 88757.500 38984.237 88769.874 38984.237 88785.234 C 38984.237 88786.514 38983.384 88789.074 38981.677 88792.914 C 38980.397 88796.327 38979.544 88798.460 38979.117 88799.314 L 38973.357 88803.794 L 38976.557 88803.154 L 38975.277 88805.074 C 38972.717 88809.767 38970.370 88814.247 38968.237 88818.514 C 38966.104 88822.354 38963.330 88826.620 38959.917 88831.314 L 38957.997 88828.754 C 38951.597 88834.300 38944.770 88840.700 38937.517 88847.954 C 38925.570 88860.754 38918.744 88867.794 38917.037 88869.074 L 38914.477 88867.794 L 38921.517 88851.794 L 38920.237 88850.514 C 38920.664 88847.954 38920.877 88844.540 38920.877 88840.274 L 38920.877 88828.754 C 38919.597 88824.487 38918.744 88821.500 38918.317 88819.794 C 38912.770 88806.994 38907.864 88798.034 38903.597 88792.914 C 38895.917 88783.527 38887.170 88778.834 38877.357 88778.834 C 38869.677 88778.834 38864.344 88781.820 38861.357 88787.794 C 38860.077 88788.220 38858.797 88788.434 38857.517 88788.434 L 38857.517 88792.274 C 38857.517 88794.407 38855.810 88802.087 38852.397 88815.314 C 38850.690 88821.714 38849.624 88827.047 38849.197 88831.314 C 38850.477 88833.020 38851.330 88834.300 38851.757 88835.154 C 38853.890 88838.140 38855.384 88839.420 38856.237 88838.994 L 38858.157 88849.234 L 38863.277 88850.514 C 38864.557 88853.500 38866.050 88856.274 38867.757 88858.834 C 38869.464 88861.394 38871.597 88863.314 38874.157 88864.594 C 38875.437 88866.727 38876.504 88868.007 38877.357 88868.434 C 38878.210 88869.287 38878.210 88870.140 38877.357 88870.994 C 38876.930 88871.847 38879.277 88873.980 38884.397 88877.394 L 38892.077 88876.114 L 38890.797 88882.514 C 38892.077 88882.940 38893.570 88883.367 38895.277 88883.794 C 38896.984 88883.794 38897.837 88884.220 38897.837 88885.074 L 38899.757 88888.914 L 38904.237 88887.634 L 38911.917 88900.434 L 38913.837 88890.834 C 38915.544 88891.687 38916.824 88893.820 38917.677 88897.234 L 38920.237 88897.234 C 38922.797 88898.087 38925.144 88899.154 38927.277 88900.434 C 38929.837 88901.287 38930.904 88902.354 38930.477 88903.634 C 38934.744 88908.754 38937.517 88913.020 38938.797 88916.434 C 38940.504 88916.007 38942.210 88915.367 38943.917 88914.514 L 38944.557 88918.994 L 38940.717 88922.834 L 38940.077 88926.034 L 38943.917 88922.194 L 38945.197 88924.114 L 38947.757 88929.874 C 38947.330 88930.300 38946.050 88932.434 38943.917 88936.274 C 38942.210 88940.114 38940.930 88941.820 38940.077 88941.394 L 38939.437 88947.154 L 38940.717 88950.354 L 38928.557 88964.434 L 38926.637 88962.514 C 38924.504 88966.780 38920.450 88971.047 38914.477 88975.314 C 38908.504 88979.154 38902.957 88982.780 38897.837 88986.194 C 38895.704 88987.474 38892.930 88989.820 38889.517 88993.234 C 38886.104 88996.647 38883.117 88999.420 38880.557 89001.554 L 38876.077 89006.034 C 38873.090 89009.020 38871.384 89010.300 38870.957 89009.874 L 38865.837 89014.994 L 38863.277 89014.994 L 38858.157 89019.474 L 38860.077 89022.674 L 38856.237 89029.074 L 38851.757 89027.794 C 38851.757 89025.660 38851.330 89024.594 38850.477 89024.594 L 38850.477 89029.074 L 38849.197 89033.554 L 38847.277 89032.914 L 38841.517 89036.754 L 38841.517 89041.874 C 38840.664 89042.300 38839.597 89042.300 38838.317 89041.874 C 38837.037 89041.020 38836.184 89040.380 38835.757 89039.954 L 38835.117 89042.514 C 38831.277 89043.794 38829.357 89045.074 38829.357 89046.354 L 38824.877 89047.634 L 38819.757 89050.194 L 38815.277 89050.194 L 38810.797 89050.194 L 38810.797 89053.394 L 38805.677 89054.674 C 38806.530 89055.527 38806.317 89056.380 38805.037 89057.234 C 38804.184 89058.514 38803.330 89058.727 38802.477 89057.874 L 38801.197 89052.114 L 38799.917 89055.314 L 38796.717 89058.514 L 38794.797 89053.394 L 38795.437 89051.474 L 38791.597 89051.474 L 38791.597 89059.154 C 38790.317 89058.727 38787.970 89058.514 38784.557 89058.514 C 38776.024 89058.514 38770.690 89057.874 38768.557 89056.594 L 38765.997 89057.234 L 38763.437 89052.114 L 38754.477 89051.474 L 38754.477 89046.354 L 38752.557 89047.634 C 38744.877 89043.794 38739.117 89038.247 38735.277 89030.994 C 38731.437 89023.740 38729.517 89015.634 38729.517 89006.674 C 38729.517 88991.740 38735.490 88977.447 38747.437 88963.794 C 38758.104 88952.274 38768.984 88940.754 38780.077 88929.234 L 38783.917 88929.874 Z">
            <!-- 2893 nodes -->
          </draw:path>
          <draw:g id="g1054-1-2-2-0-4-0-7">
            <draw:g id="g881-9-8-7-7-6-3-6-8-7-5">
              <draw:path id="rect868-9-9-2-2-5-8-1-9-6-5" draw:style-name="style0" draw:layer="layout" svg:x="1.712cm" svg:y="31.640cm" svg:width="6.149cm" svg:height="8.640cm" svg:viewBox="0.0 0.0 6149.189 8640.000" svg:d="M 3844.945 63280.194 L 9153.485 63280.194 C 9386.345 63280.194 9573.810 63467.659 9573.810 63700.519 L 9573.810 71499.870 C 9573.810 71732.730 9386.345 71920.194 9153.485 71920.194 L 3844.945 71920.194 C 3612.085 71920.194 3424.621 71732.730 3424.621 71499.870 L 3424.621 63700.519 C 3424.621 63467.659 3612.085 63280.194 3844.945 63280.194 Z">
                <!-- 9 nodes -->
              </draw:path>
              <draw:path id="rect872-8-5-8-2-2-5-0-3-1-6" draw:style-name="style1" draw:layer="layout" svg:x="2.039cm" svg:y="31.920cm" svg:width="5.495cm" svg:height="8.017cm" svg:viewBox="0.0 0.0 5495.351 8017.297" svg:d="M 4078.458 63871.762 L 9044.512 63840.627 L 9558.242 64447.762 L 9573.810 71857.924 L 4078.458 71857.924 L 4078.458 63871.762 Z">
                <!-- 6 nodes -->
              </draw:path>
            </draw:g>
            <!-- id="g881-9-8-7-7-6-3-6-8-7-5" -->
            <draw:path id="text934-9-3-1-1-4-1-2-5-4" draw:style-name="style2" draw:layer="layout" svg:x="2.412cm" svg:y="32.307cm" svg:width="4.373cm" svg:height="0.867cm" svg:viewBox="0.0 0.0 4373.096 867.293" svg:d="M 5183.743 64918.867 L 5182.561 65061.840 L 5186.106 65439.361 L 5186.106 65466.538 L 4825.127 65466.538 L 4829.263 65027.574 L 4824.537 64660.097 L 5450.784 64660.097 C 5479.142 64660.097 5495.094 64660.688 5498.639 64661.869 C 5507.698 64664.232 5512.227 64670.928 5512.227 64681.956 C 5512.227 64695.742 5503.562 64702.634 5486.232 64702.634 L 5482.096 64702.634 L 5186.106 64698.499 L 5183.743 64881.647 L 5248.140 64882.237 L 5454.920 64878.693 L 5500.411 64878.102 C 5516.953 64878.102 5527.785 64879.480 5532.905 64882.237 C 5538.419 64884.994 5541.176 64890.509 5541.176 64898.780 C 5541.176 64914.141 5528.179 64921.821 5502.183 64921.821 L 5455.510 64920.639 L 5183.743 64918.867 ZM 6003.181 65073.066 L 6003.181 65000.988 C 6002.787 64950.967 6002.000 64920.245 6000.818 64908.823 C 5999.636 64897.401 5996.092 64887.161 5990.184 64878.102 C 5976.005 64856.045 5942.920 64845.017 5890.929 64845.017 C 5810.581 64845.017 5748.547 64870.224 5704.828 64920.639 C 5687.104 64941.120 5672.137 64951.361 5659.927 64951.361 C 5650.868 64951.361 5642.991 64948.210 5636.295 64941.908 C 5629.599 64935.606 5626.251 64928.320 5626.251 64920.049 C 5626.251 64895.235 5655.594 64869.634 5714.280 64843.245 C 5770.209 64818.037 5842.484 64805.433 5931.104 64805.433 C 6076.834 64805.433 6179.633 64827.490 6239.501 64871.603 C 6265.496 64890.902 6282.432 64912.565 6290.310 64936.591 C 6298.187 64960.617 6302.126 65002.957 6302.126 65063.613 L 6302.126 65298.160 C 6300.550 65341.485 6301.732 65374.176 6305.671 65396.233 C 6310.003 65417.895 6319.456 65441.330 6334.029 65466.538 L 6003.181 65466.538 L 6003.181 65404.504 C 5966.946 65429.318 5930.907 65448.026 5895.065 65460.630 C 5859.617 65473.234 5824.563 65479.535 5789.903 65479.535 C 5731.217 65479.535 5679.029 65462.402 5633.341 65428.136 C 5573.867 65383.235 5544.130 65324.943 5544.130 65253.259 C 5544.130 65189.847 5568.156 65138.644 5616.208 65099.652 C 5672.137 65053.569 5741.457 65030.528 5824.169 65030.528 C 5858.042 65030.528 5887.975 65033.679 5913.971 65039.981 C 5939.966 65045.889 5969.703 65056.917 6003.181 65073.066 ZM 6003.772 65115.603 C 5954.145 65090.790 5915.743 65078.383 5888.566 65078.383 C 5865.722 65078.383 5850.755 65087.442 5843.665 65105.560 C 5839.727 65115.406 5837.757 65143.961 5837.757 65191.225 L 5837.757 65332.426 C 5838.151 65363.542 5839.136 65382.447 5840.711 65389.143 C 5844.650 65407.261 5858.042 65416.320 5880.886 65416.320 C 5899.004 65416.320 5919.091 65411.003 5941.147 65400.368 C 5963.598 65389.340 5984.079 65374.964 6002.590 65357.240 L 6003.772 65115.603 ZM 6427.966 65357.240 C 6435.843 65357.240 6445.887 65363.148 6458.097 65374.964 C 6477.790 65393.476 6505.755 65409.427 6541.990 65422.819 C 6578.226 65435.816 6612.098 65442.315 6643.608 65442.315 C 6658.181 65442.315 6669.012 65439.952 6676.102 65435.226 C 6683.585 65430.105 6687.327 65422.819 6687.327 65413.366 C 6687.327 65403.913 6682.207 65392.688 6671.966 65379.690 C 6662.119 65366.299 6639.866 65340.895 6605.206 65303.477 C 6520.525 65212.888 6465.580 65149.279 6440.373 65112.649 C 6415.559 65075.626 6403.152 65040.178 6403.152 65006.305 C 6403.152 64976.765 6411.621 64948.604 6428.557 64921.821 C 6445.887 64894.644 6469.913 64871.603 6500.634 64852.697 C 6551.443 64821.188 6609.735 64805.433 6675.511 64805.433 C 6723.956 64805.433 6775.159 64815.674 6829.119 64836.155 C 6871.262 64852.304 6892.334 64869.831 6892.334 64888.736 C 6892.334 64894.644 6889.774 64899.961 6884.654 64904.688 C 6879.927 64909.414 6874.413 64911.777 6868.111 64911.777 C 6860.628 64911.777 6846.646 64904.491 6826.165 64889.918 C 6784.415 64859.984 6738.923 64845.017 6689.690 64845.017 C 6672.360 64845.017 6659.165 64847.774 6650.107 64853.288 C 6641.441 64858.802 6637.109 64867.270 6637.109 64878.693 C 6637.109 64892.084 6645.183 64909.020 6661.332 64929.501 C 6677.874 64949.982 6711.156 64984.643 6761.177 65033.482 C 6810.016 65081.140 6840.935 65112.452 6853.932 65127.419 C 6867.324 65141.992 6880.124 65158.928 6892.334 65178.228 C 6913.209 65211.313 6923.647 65247.154 6923.647 65285.753 C 6923.647 65346.409 6894.304 65395.445 6835.618 65432.862 C 6787.566 65463.978 6728.486 65479.535 6658.378 65479.535 C 6580.392 65479.535 6511.269 65462.205 6451.007 65427.545 C 6433.283 65416.911 6421.073 65408.246 6414.378 65401.550 C 6408.076 65394.854 6404.925 65387.568 6404.925 65379.690 C 6404.925 65365.117 6412.605 65357.634 6427.966 65357.240 ZM 7297.623 64949.588 L 7297.623 65344.242 L 7297.032 65382.054 C 7297.032 65406.473 7299.986 65422.819 7305.894 65431.090 C 7312.196 65438.967 7324.602 65442.906 7343.114 65442.906 C 7389.590 65442.906 7435.279 65428.727 7480.180 65400.368 C 7525.080 65371.616 7561.710 65333.214 7590.068 65285.162 C 7598.733 65270.589 7607.201 65263.303 7615.473 65263.303 C 7621.381 65263.303 7626.698 65266.060 7631.424 65271.574 C 7636.544 65276.694 7639.105 65282.208 7639.105 65288.116 C 7639.105 65302.296 7627.682 65322.383 7604.838 65348.378 C 7581.994 65373.979 7555.408 65397.021 7525.080 65417.502 C 7463.243 65458.857 7397.074 65479.535 7326.572 65479.535 C 7230.075 65479.535 7150.317 65449.602 7087.298 65389.734 C 7015.614 65322.383 6979.773 65239.868 6979.773 65142.189 C 6979.773 65041.359 7017.584 64957.466 7093.206 64890.509 C 7156.618 64833.792 7234.801 64805.433 7327.753 64805.433 C 7401.800 64805.433 7466.591 64822.960 7522.126 64858.015 C 7545.758 64872.982 7565.058 64889.130 7580.025 64906.460 C 7594.992 64923.396 7602.475 64937.772 7602.475 64949.588 C 7602.475 64955.496 7600.309 64960.617 7595.976 64964.949 C 7591.644 64968.888 7586.327 64970.857 7580.025 64970.857 C 7571.753 64970.857 7561.316 64961.404 7548.712 64942.499 C 7530.594 64916.110 7502.039 64893.266 7463.046 64873.966 C 7424.054 64854.273 7387.227 64844.426 7352.567 64844.426 C 7329.329 64844.426 7314.362 64850.925 7307.666 64863.923 C 7300.970 64876.920 7297.623 64905.475 7297.623 64949.588 ZM 7854.156 64614.605 C 7958.136 64614.605 8010.127 64641.782 8010.127 64696.136 C 8010.127 64722.525 7996.341 64743.203 7968.771 64758.170 C 7941.594 64772.743 7903.192 64780.029 7853.565 64780.029 C 7754.704 64780.029 7705.274 64752.065 7705.274 64696.136 C 7705.274 64642.570 7754.901 64615.393 7854.156 64614.605 ZM 8007.173 64821.385 L 8007.173 64838.518 L 8005.991 64930.683 L 8004.809 65073.656 L 8003.037 65291.070 L 8005.400 65413.366 L 8006.582 65466.538 L 7702.911 65466.538 L 7705.865 65249.124 L 7707.637 65057.114 L 7706.456 64956.087 L 7704.683 64843.835 L 7705.274 64821.385 L 8007.173 64821.385 ZM 8136.557 65357.240 C 8144.435 65357.240 8154.478 65363.148 8166.688 65374.964 C 8186.382 65393.476 8214.346 65409.427 8250.582 65422.819 C 8286.817 65435.816 8320.690 65442.315 8352.199 65442.315 C 8366.772 65442.315 8377.604 65439.952 8384.693 65435.226 C 8392.177 65430.105 8395.918 65422.819 8395.918 65413.366 C 8395.918 65403.913 8390.798 65392.688 8380.558 65379.690 C 8370.711 65366.299 8348.458 65340.895 8313.797 65303.477 C 8229.116 65212.888 8174.172 65149.279 8148.964 65112.649 C 8124.151 65075.626 8111.744 65040.178 8111.744 65006.305 C 8111.744 64976.765 8120.212 64948.604 8137.148 64921.821 C 8154.478 64894.644 8178.504 64871.603 8209.226 64852.697 C 8260.035 64821.188 8318.327 64805.433 8384.102 64805.433 C 8432.548 64805.433 8483.751 64815.674 8537.710 64836.155 C 8579.854 64852.304 8600.926 64869.831 8600.926 64888.736 C 8600.926 64894.644 8598.366 64899.961 8593.245 64904.688 C 8588.519 64909.414 8583.005 64911.777 8576.703 64911.777 C 8569.220 64911.777 8555.237 64904.491 8534.756 64889.918 C 8493.006 64859.984 8447.515 64845.017 8398.282 64845.017 C 8380.951 64845.017 8367.757 64847.774 8358.698 64853.288 C 8350.033 64858.802 8345.700 64867.270 8345.700 64878.693 C 8345.700 64892.084 8353.775 64909.020 8369.923 64929.501 C 8386.466 64949.982 8419.747 64984.643 8469.768 65033.482 C 8518.608 65081.140 8549.526 65112.452 8562.524 65127.419 C 8575.915 65141.992 8588.716 65158.928 8600.926 65178.228 C 8621.801 65211.313 8632.238 65247.154 8632.238 65285.753 C 8632.238 65346.409 8602.895 65395.445 8544.209 65432.862 C 8496.157 65463.978 8437.077 65479.535 8366.969 65479.535 C 8288.984 65479.535 8219.860 65462.205 8159.599 65427.545 C 8141.875 65416.911 8129.665 65408.246 8122.969 65401.550 C 8116.667 65394.854 8113.516 65387.568 8113.516 65379.690 C 8113.516 65365.117 8121.197 65357.634 8136.557 65357.240 ZM 9039.890 64613.424 L 9033.391 64804.252 L 9032.800 64822.567 C 9067.066 64822.567 9098.182 64821.188 9126.146 64818.431 C 9130.873 64818.037 9135.008 64817.840 9138.553 64817.840 C 9155.883 64817.840 9164.548 64825.718 9164.548 64841.472 C 9164.548 64856.045 9155.489 64863.332 9137.372 64863.332 C 9131.857 64863.332 9124.965 64862.938 9116.694 64862.150 C 9085.578 64859.787 9063.325 64858.605 9049.933 64858.605 L 9032.800 64858.605 L 9032.209 64973.220 L 9034.572 65203.041 L 9036.345 65325.928 C 9036.345 65354.680 9038.511 65374.767 9042.844 65386.189 C 9047.176 65397.611 9054.660 65403.322 9065.294 65403.322 C 9079.473 65403.322 9094.637 65395.051 9110.786 65378.509 C 9126.540 65361.966 9138.947 65341.682 9148.006 65317.656 C 9156.277 65294.812 9166.124 65283.390 9177.546 65283.390 C 9190.937 65283.390 9197.633 65290.874 9197.633 65305.840 C 9197.633 65320.807 9190.937 65339.516 9177.546 65361.966 C 9164.154 65384.023 9148.006 65403.322 9129.100 65419.865 C 9082.624 65460.433 9022.363 65480.717 8948.316 65480.717 C 8878.601 65480.717 8824.642 65459.645 8786.437 65417.502 C 8766.743 65396.233 8753.155 65372.601 8745.672 65346.606 C 8738.188 65320.217 8734.446 65283.784 8734.446 65237.308 L 8734.446 65192.998 L 8735.037 65068.339 L 8735.037 64856.833 C 8729.523 64856.439 8725.584 64856.242 8723.221 64856.242 C 8719.283 64856.242 8711.405 64856.636 8699.589 64857.424 C 8689.743 64858.212 8681.471 64858.605 8674.776 64858.605 C 8655.476 64858.605 8645.827 64851.319 8645.827 64836.746 C 8645.827 64822.567 8655.082 64815.477 8673.594 64815.477 C 8682.259 64815.477 8688.364 64815.674 8691.909 64816.068 L 8735.037 64819.022 L 8735.037 64752.262 C 8851.622 64710.118 8953.239 64663.839 9039.890 64613.424 Z">
              <!-- 207 nodes -->
            </draw:path>
          </draw:g>
          <!-- id="g1054-1-2-2-0-4-0-7" -->
          <draw:path id="flowRoot948-5-8-3-9-6-6-0-9-8" draw:style-name="style2" draw:layer="layout" svg:x="2.351cm" svg:y="34.253cm" svg:width="5.010cm" svg:height="4.719cm" svg:viewBox="0.0 0.0 5010.500 4718.640" svg:d="M 5660.167 68734.163 C 5665.287 68724.777 5672.540 68712.617 5681.927 68697.683 C 5694.727 68677.630 5702.193 68665.683 5704.327 68661.843 L 5712.007 68650.963 L 5728.007 68627.283 L 5744.647 68599.763 C 5762.567 68575.870 5773.020 68562.857 5776.007 68560.723 C 5779.420 68558.590 5797.127 68551.337 5829.127 68538.963 L 5832.967 68540.243 C 5835.527 68538.110 5837.447 68536.617 5838.727 68535.763 C 5840.433 68534.910 5841.500 68535.123 5841.927 68536.403 C 5843.207 68535.977 5845.340 68535.337 5848.327 68534.483 C 5851.740 68533.203 5853.660 68532.137 5854.087 68531.283 C 5858.780 68532.563 5862.407 68535.550 5864.967 68540.243 C 5862.833 68548.350 5861.340 68553.683 5860.487 68556.243 C 5857.073 68565.630 5853.660 68574.803 5850.247 68583.763 L 5846.407 68583.123 L 5848.327 68586.963 C 5848.327 68588.243 5847.260 68588.883 5845.127 68588.883 L 5839.367 68588.883 L 5837.447 68592.083 L 5838.087 68595.923 L 5846.407 68594.643 L 5845.127 68598.483 L 5835.527 68601.683 C 5835.527 68602.110 5835.740 68602.323 5836.167 68602.323 C 5837.020 68602.323 5838.300 68602.537 5840.007 68602.963 L 5834.887 68610.003 C 5834.033 68610.430 5832.753 68610.217 5831.047 68609.363 C 5829.767 68608.083 5828.700 68607.443 5827.847 68607.443 L 5834.887 68612.563 L 5826.567 68624.083 L 5815.687 68622.163 L 5815.687 68629.203 L 5818.247 68629.203 C 5819.527 68632.617 5821.020 68633.683 5822.727 68632.403 C 5817.607 68636.243 5813.553 68641.150 5810.567 68647.123 C 5808.007 68652.670 5805.233 68658.643 5802.247 68665.043 C 5800.113 68665.470 5799.260 68666.537 5799.687 68668.243 C 5800.113 68669.523 5800.540 68670.377 5800.967 68670.803 L 5790.087 68678.483 L 5787.527 68686.803 L 5787.527 68696.403 L 5783.687 68698.323 C 5783.260 68698.750 5782.833 68699.390 5782.407 68700.243 L 5776.647 68702.163 L 5776.647 68705.363 C 5772.380 68711.337 5768.967 68716.030 5766.407 68719.443 C 5762.567 68724.990 5759.367 68730.323 5756.807 68735.443 L 5751.047 68741.843 C 5746.780 68740.563 5744.647 68741.630 5744.647 68745.043 L 5747.207 68752.083 L 5748.487 68750.803 L 5754.247 68750.803 L 5744.647 68755.923 L 5741.447 68761.043 L 5741.447 68764.243 L 5738.887 68764.243 L 5736.327 68766.803 L 5734.407 68768.083 C 5735.687 68769.363 5736.327 68770.430 5736.327 68771.283 L 5731.207 68773.203 L 5728.647 68783.443 L 5714.567 68789.203 L 5714.567 68792.403 L 5720.967 68792.403 C 5720.967 68797.950 5719.260 68802.857 5715.847 68807.123 L 5707.527 68810.323 C 5707.527 68811.177 5708.807 68812.030 5711.367 68812.883 L 5705.607 68816.083 C 5706.033 68816.937 5705.393 68818.003 5703.687 68819.283 C 5701.980 68820.563 5700.487 68820.990 5699.207 68820.563 L 5701.767 68830.803 L 5697.287 68830.163 L 5694.727 68830.803 L 5692.167 68836.563 L 5684.487 68834.643 L 5681.287 68837.203 L 5674.247 68836.563 L 5669.767 68839.763 L 5671.687 68842.323 C 5675.100 68841.043 5679.367 68840.190 5684.487 68839.763 C 5690.033 68839.337 5693.233 68839.123 5694.087 68839.123 L 5690.887 68844.883 L 5684.487 68843.603 L 5684.487 68848.083 L 5690.247 68848.083 C 5688.113 68851.497 5685.980 68855.337 5683.847 68859.603 C 5679.580 68867.283 5677.020 68874.323 5676.167 68880.723 C 5671.047 68880.723 5667.207 68882.643 5664.647 68886.483 C 5665.500 68887.763 5666.353 68888.830 5667.207 68889.683 L 5663.367 68897.363 L 5658.247 68896.723 L 5654.407 68899.923 C 5654.407 68902.057 5655.047 68902.910 5656.327 68902.483 C 5658.033 68902.057 5659.527 68901.630 5660.807 68901.203 L 5660.807 68905.043 L 5658.247 68907.603 C 5657.820 68907.177 5657.393 68906.537 5656.967 68905.683 L 5650.567 68915.923 C 5649.287 68915.923 5648.220 68916.777 5647.367 68918.483 C 5646.940 68919.763 5646.727 68920.617 5646.727 68921.043 L 5625.607 68926.163 C 5622.620 68927.443 5619.847 68928.723 5617.287 68930.003 C 5615.153 68931.283 5613.873 68932.777 5613.447 68934.483 L 5600.647 68931.923 L 5592.327 68939.603 L 5584.647 68939.603 L 5580.167 68946.003 L 5576.967 68950.483 L 5571.207 68947.283 L 5568.647 68950.483 L 5566.727 68949.203 L 5557.127 68950.483 C 5557.553 68931.710 5569.500 68900.350 5592.967 68856.403 C 5607.900 68830.377 5617.500 68813.523 5621.767 68805.843 C 5628.593 68795.603 5635.420 68783.870 5642.247 68770.643 C 5646.513 68762.537 5652.487 68750.377 5660.167 68734.163 ZM 5880.957 68743.763 C 5885.223 68737.363 5890.770 68728.190 5897.597 68716.243 L 5912.957 68688.083 L 5910.397 68686.163 C 5915.943 68678.910 5921.277 68673.363 5926.397 68669.523 C 5929.383 68667.390 5935.997 68663.763 5946.237 68658.643 L 5946.877 68656.723 C 5954.557 68653.310 5960.103 68650.963 5963.517 68649.683 C 5969.917 68647.123 5975.890 68645.417 5981.437 68644.563 C 5982.290 68647.977 5983.357 68651.177 5984.637 68654.163 C 5984.637 68656.297 5983.997 68659.283 5982.717 68663.123 C 5981.863 68666.963 5981.223 68669.737 5980.797 68671.443 L 5983.997 68671.443 C 5982.290 68679.977 5981.223 68684.670 5980.797 68685.523 C 5978.663 68692.777 5976.317 68697.470 5973.757 68699.603 L 5977.597 68703.443 L 5973.757 68703.443 L 5968.637 68706.643 L 5973.757 68708.563 C 5972.477 68714.110 5971.837 68717.097 5971.837 68717.523 L 5967.357 68722.643 L 5964.157 68722.643 C 5962.023 68726.910 5960.957 68729.683 5960.957 68730.963 C 5981.010 68716.457 6001.063 68701.737 6021.117 68686.803 C 6031.783 68679.977 6043.303 68673.577 6055.677 68667.603 C 6068.050 68661.203 6079.783 68656.723 6090.877 68654.163 C 6098.983 68657.150 6105.383 68661.203 6110.077 68666.323 C 6110.503 68665.897 6110.717 68666.110 6110.717 68666.963 L 6111.997 68668.243 L 6110.077 68673.363 C 6110.077 68678.057 6112.637 68679.337 6117.757 68677.203 C 6118.183 68684.457 6118.397 68690.003 6118.397 68693.843 L 6116.477 68700.243 C 6116.477 68701.523 6116.690 68702.803 6117.117 68704.083 C 6116.263 68705.363 6115.197 68706.430 6113.917 68707.283 C 6112.637 68708.137 6111.357 68707.497 6110.077 68705.363 L 6112.637 68715.603 C 6111.357 68714.323 6110.503 68714.323 6110.077 68715.603 C 6109.650 68716.457 6109.223 68717.523 6108.797 68718.803 L 6113.277 68719.443 C 6145.703 68694.697 6163.410 68681.257 6166.397 68679.123 C 6191.143 68662.483 6210.983 68654.163 6225.917 68654.163 C 6239.997 68654.163 6249.810 68661.630 6255.357 68676.563 L 6257.917 68676.563 L 6255.997 68682.323 C 6256.423 68684.030 6256.637 68687.657 6256.637 68693.203 C 6256.637 68698.750 6257.277 68701.523 6258.557 68701.523 L 6258.557 68707.283 C 6256.850 68706.857 6254.930 68706.643 6252.797 68706.643 L 6246.397 68706.643 L 6248.317 68711.123 L 6254.077 68709.843 L 6255.357 68714.323 C 6254.503 68715.177 6253.650 68716.243 6252.797 68717.523 C 6251.943 68718.377 6251.517 68720.297 6251.517 68723.283 L 6250.237 68727.123 L 6242.557 68727.123 L 6242.557 68725.203 C 6241.703 68725.203 6241.063 68724.990 6240.637 68724.563 L 6237.437 68733.523 C 6238.290 68734.377 6239.783 68734.590 6241.917 68734.163 C 6244.050 68733.737 6244.477 68732.670 6243.197 68730.963 L 6249.597 68734.163 L 6249.597 68737.363 L 6243.197 68743.123 L 6241.917 68739.923 L 6239.357 68745.043 L 6242.557 68747.603 L 6238.077 68747.603 C 6235.943 68747.603 6234.877 68749.097 6234.877 68752.083 C 6234.877 68753.363 6234.237 68755.070 6232.957 68757.203 C 6232.103 68758.910 6231.677 68760.403 6231.677 68761.683 C 6227.410 68769.363 6225.063 68774.057 6224.637 68775.763 L 6218.237 68775.763 L 6218.877 68772.563 C 6218.023 68772.990 6216.957 68773.630 6215.677 68774.483 L 6213.117 68777.043 L 6213.117 68780.883 L 6216.317 68780.883 C 6216.743 68782.163 6215.890 68783.017 6213.757 68783.443 C 6211.623 68783.870 6209.703 68784.297 6207.997 68784.723 L 6208.637 68787.283 C 6211.197 68788.137 6212.477 68789.630 6212.477 68791.763 L 6211.197 68794.323 L 6200.317 68802.003 L 6203.517 68802.003 L 6201.597 68809.043 L 6195.837 68810.323 L 6193.917 68817.363 L 6186.237 68821.843 C 6185.383 68823.123 6185.597 68824.830 6186.877 68826.963 C 6188.583 68829.097 6189.437 68830.377 6189.437 68830.803 L 6183.037 68826.963 L 6181.757 68832.723 L 6178.557 68832.723 L 6174.717 68839.763 C 6172.157 68841.043 6171.303 68842.537 6172.157 68844.243 L 6181.117 68844.883 C 6176.423 68848.297 6171.943 68851.497 6167.677 68854.483 C 6165.543 68859.603 6163.623 68863.870 6161.917 68867.283 C 6160.210 68870.697 6157.650 68873.683 6154.237 68876.243 C 6155.517 68878.803 6156.797 68881.150 6158.077 68883.283 L 6152.957 68889.683 L 6156.157 68895.443 L 6168.317 68891.603 C 6181.117 68886.910 6195.410 68876.457 6211.197 68860.243 C 6228.690 68842.323 6241.703 68831.230 6250.237 68826.963 L 6250.237 68824.403 L 6264.957 68814.163 L 6267.517 68814.163 L 6264.957 68822.483 C 6260.690 68824.190 6256.850 68826.750 6253.437 68830.163 C 6247.890 68836.137 6242.343 68841.897 6236.797 68847.443 C 6236.370 68850.003 6227.410 68859.603 6209.917 68876.243 C 6192.850 68892.457 6181.970 68901.843 6177.277 68904.403 L 6177.277 68906.963 C 6161.063 68920.190 6148.050 68930.643 6138.237 68938.323 C 6119.463 68952.830 6104.530 68959.443 6093.437 68958.163 L 6078.717 68956.883 L 6074.877 68951.763 L 6072.317 68951.763 C 6070.610 68947.923 6069.330 68944.723 6068.477 68942.163 C 6067.623 68939.603 6067.197 68937.257 6067.197 68935.123 C 6067.197 68933.417 6068.477 68925.523 6071.037 68911.443 C 6071.037 68908.883 6071.250 68906.323 6071.677 68903.763 C 6078.077 68888.403 6104.743 68844.030 6151.677 68770.643 C 6171.730 68739.497 6182.823 68719.017 6184.957 68709.203 L 6180.477 68700.243 L 6173.437 68697.683 C 6162.770 68700.670 6151.890 68706.217 6140.797 68714.323 C 6130.130 68722.003 6119.890 68729.470 6110.077 68736.723 L 6102.397 68746.323 C 6098.557 68749.737 6095.997 68752.083 6094.717 68753.363 C 6093.437 68754.643 6091.730 68757.203 6089.597 68761.043 C 6090.450 68764.457 6089.383 68767.443 6086.397 68770.003 C 6085.117 68771.283 6081.917 68773.417 6076.797 68776.403 C 6076.797 68777.257 6078.290 68777.683 6081.277 68777.683 L 6082.557 68780.883 L 6078.717 68780.243 L 6074.877 68784.723 C 6076.157 68784.297 6077.437 68784.937 6078.717 68786.643 C 6078.717 68787.070 6078.930 68787.497 6079.357 68787.923 L 6075.517 68787.923 L 6071.037 68791.763 L 6075.517 68791.763 L 6065.277 68798.803 L 6067.837 68803.923 L 6059.517 68804.563 C 6060.797 68808.830 6061.437 68811.817 6061.437 68813.523 C 6058.450 68816.083 6057.170 68818.217 6057.597 68819.923 L 6051.197 68818.643 C 6049.063 68821.203 6046.717 68824.403 6044.157 68828.243 C 6042.023 68832.083 6040.957 68835.283 6040.957 68837.843 L 6045.437 68837.843 L 6045.437 68834.643 L 6049.277 68835.283 L 6047.997 68841.043 L 6038.397 68853.203 L 6028.797 68850.643 L 6028.157 68852.563 C 6031.570 68857.257 6033.277 68860.243 6033.277 68861.523 C 6031.143 68861.950 6029.010 68862.163 6026.877 68862.163 C 6026.023 68862.163 6025.597 68863.017 6025.597 68864.723 C 6025.597 68866.003 6025.383 68866.857 6024.957 68867.283 L 6023.037 68866.643 L 6015.997 68876.883 C 6016.850 68876.457 6017.703 68876.670 6018.557 68877.523 C 6019.837 68877.950 6020.903 68878.377 6021.757 68878.803 C 6016.637 68882.643 6012.583 68886.270 6009.597 68889.683 L 6010.877 68894.163 C 6004.903 68897.150 6001.917 68901.203 6001.917 68906.323 C 5998.930 68908.883 5995.090 68911.443 5990.397 68914.003 C 5986.130 68916.137 5982.077 68918.270 5978.237 68920.403 L 5982.077 68921.683 L 5982.077 68924.883 C 5979.943 68926.163 5978.663 68927.017 5978.237 68927.443 C 5977.383 68927.017 5976.743 68926.377 5976.317 68925.523 L 5964.797 68935.123 L 5962.877 68933.843 L 5959.677 68934.483 L 5950.717 68940.243 C 5948.157 68941.950 5946.237 68943.443 5944.957 68944.723 C 5943.677 68945.577 5942.397 68946.643 5941.117 68947.923 L 5930.237 68953.043 C 5928.957 68953.043 5927.037 68952.403 5924.477 68951.123 C 5922.343 68949.417 5921.277 68947.923 5921.277 68946.643 C 5921.277 68928.297 5931.730 68901.203 5952.637 68865.363 C 5971.837 68835.070 5991.463 68803.923 6011.517 68771.923 C 6031.997 68739.497 6042.237 68716.457 6042.237 68702.803 L 6040.317 68698.963 C 6039.890 68697.683 6039.250 68696.190 6038.397 68694.483 C 6024.743 68700.030 6011.090 68707.923 5997.437 68718.163 C 5994.877 68719.870 5975.250 68737.363 5938.557 68770.643 L 5941.117 68773.203 C 5941.117 68774.483 5939.837 68775.977 5937.277 68777.683 C 5934.717 68778.963 5933.863 68780.670 5934.717 68782.803 L 5928.317 68782.803 C 5928.743 68784.083 5928.530 68785.150 5927.677 68786.003 C 5927.250 68786.857 5926.823 68787.497 5926.397 68787.923 L 5931.517 68798.163 C 5930.237 68798.590 5929.383 68799.657 5928.957 68801.363 C 5928.530 68803.070 5928.317 68804.563 5928.317 68805.843 C 5924.050 68809.683 5920.850 68812.670 5918.717 68814.803 L 5915.517 68814.803 L 5909.757 68823.123 C 5908.477 68825.257 5906.343 68829.523 5903.357 68835.923 C 5900.797 68842.323 5898.877 68847.443 5897.597 68851.283 L 5889.917 68855.763 L 5891.197 68858.963 L 5889.277 68860.883 C 5885.010 68862.590 5881.383 68865.790 5878.397 68870.483 C 5879.250 68870.483 5879.677 68871.123 5879.677 68872.403 C 5880.103 68873.257 5880.530 68873.897 5880.957 68874.323 C 5878.397 68876.457 5876.050 68878.377 5873.917 68880.083 C 5870.930 68884.350 5868.797 68887.550 5867.517 68889.683 C 5864.530 68894.377 5863.463 68897.790 5864.317 68899.923 L 5856.637 68902.483 L 5855.997 68908.883 L 5852.157 68908.243 C 5851.303 68911.230 5850.450 68913.790 5849.597 68915.923 C 5848.743 68918.057 5847.890 68920.403 5847.037 68922.963 L 5838.077 68928.083 C 5838.503 68927.657 5838.503 68927.230 5838.077 68926.803 L 5836.797 68925.523 L 5836.797 68934.483 L 5835.517 68940.243 L 5822.717 68942.803 L 5815.677 68950.483 L 5813.757 68949.203 L 5794.557 68955.603 L 5788.157 68953.043 C 5786.450 68953.897 5783.463 68954.963 5779.197 68956.243 C 5774.503 68957.523 5771.090 68958.163 5768.957 68958.163 C 5767.677 68958.163 5766.183 68957.097 5764.477 68954.963 C 5762.343 68952.403 5760.210 68948.990 5758.077 68944.723 C 5768.317 68934.057 5785.597 68905.897 5809.917 68860.243 C 5821.863 68838.057 5832.530 68821.203 5841.917 68809.683 C 5854.717 68787.923 5867.730 68765.950 5880.957 68743.763 ZM 6214.267 68966.483 C 6215.547 68966.483 6216.613 68964.990 6217.467 68962.003 C 6217.893 68959.443 6218.960 68958.590 6220.667 68959.443 L 6227.707 68938.323 L 6230.267 68938.323 L 6230.267 68934.483 L 6233.467 68928.723 C 6236.453 68923.603 6239.013 68917.203 6241.147 68909.523 L 6246.907 68905.683 L 6252.667 68890.323 C 6254.800 68884.777 6256.933 68879.017 6259.067 68873.043 C 6263.760 68862.377 6269.093 68853.203 6275.067 68845.523 L 6276.347 68841.683 L 6287.867 68818.643 L 6290.427 68818.643 C 6292.133 68813.097 6294.907 68806.270 6298.747 68798.163 L 6308.987 68777.683 L 6310.267 68775.123 L 6324.987 68743.763 C 6330.107 68733.097 6335.440 68721.790 6340.987 68709.843 C 6346.960 68697.897 6350.587 68687.230 6351.867 68677.843 C 6358.693 68674.003 6364.453 68670.590 6369.147 68667.603 C 6379.387 68661.630 6384.933 68658.857 6385.787 68659.283 C 6390.907 68655.870 6395.387 68653.310 6399.227 68651.603 C 6403.493 68649.470 6406.907 68648.403 6409.467 68648.403 L 6413.947 68648.403 C 6414.800 68651.390 6415.440 68654.163 6415.867 68656.723 C 6416.720 68659.283 6417.147 68661.417 6417.147 68663.123 L 6417.147 68666.963 L 6412.667 68666.963 L 6411.387 68670.163 L 6416.507 68670.163 L 6417.147 68673.363 C 6413.307 68678.483 6409.680 68683.603 6406.267 68688.723 C 6407.547 68687.870 6408.613 68687.443 6409.467 68687.443 L 6412.027 68687.443 L 6413.947 68688.723 C 6412.667 68691.710 6412.453 68694.057 6413.307 68695.763 L 6407.547 68698.323 C 6408.400 68702.163 6408.400 68704.937 6407.547 68706.643 L 6404.347 68706.643 L 6403.707 68713.683 C 6428.880 68691.923 6446.587 68677.417 6456.827 68670.163 C 6480.720 68653.523 6500.773 68645.203 6516.987 68645.203 C 6528.933 68645.203 6537.680 68652.670 6543.227 68667.603 C 6547.493 68678.697 6549.627 68691.070 6549.627 68704.723 C 6549.627 68712.403 6549.200 68718.803 6548.347 68723.923 C 6547.920 68729.043 6546.853 68734.163 6545.147 68739.283 C 6543.867 68741.417 6542.800 68743.550 6541.947 68745.683 C 6541.520 68747.390 6542.160 68748.670 6543.867 68749.523 C 6543.440 68752.083 6540.880 68759.550 6536.187 68771.923 C 6531.493 68783.870 6528.507 68790.697 6527.227 68792.403 L 6528.507 68793.683 C 6525.093 68795.390 6523.173 68796.883 6522.747 68798.163 L 6520.827 68802.003 C 6518.693 68804.990 6516.987 68808.403 6515.707 68812.243 C 6514.853 68815.657 6514.640 68818.857 6515.067 68821.843 L 6508.667 68826.963 C 6509.520 68828.243 6509.093 68829.950 6507.387 68832.083 C 6506.107 68834.217 6505.467 68835.710 6505.467 68836.563 L 6503.547 68841.683 L 6501.627 68841.043 C 6499.067 68844.030 6497.573 68846.163 6497.147 68847.443 C 6495.013 68850.857 6494.587 68853.417 6495.867 68855.123 C 6493.307 68858.537 6491.813 68860.670 6491.387 68861.523 C 6487.547 68865.790 6483.493 68868.563 6479.227 68869.843 C 6478.373 68875.817 6475.813 68879.870 6471.547 68882.003 L 6471.547 68884.563 C 6463.440 68887.550 6458.533 68889.897 6456.827 68891.603 L 6457.467 68901.843 C 6453.627 68899.710 6450.640 68898.643 6448.507 68898.643 L 6445.947 68901.203 L 6445.947 68907.603 L 6436.347 68912.083 L 6428.027 68928.083 L 6420.987 68928.083 C 6420.133 68929.363 6419.707 68932.990 6419.707 68938.963 L 6413.307 68937.683 L 6376.187 68959.443 C 6366.373 68964.137 6357.840 68966.483 6350.587 68966.483 C 6340.347 68966.483 6331.173 68963.497 6323.067 68957.523 C 6315.387 68951.977 6308.987 68944.297 6303.867 68934.483 L 6301.307 68935.763 C 6299.173 68945.150 6298.533 68949.843 6299.387 68949.843 C 6300.240 68949.417 6301.520 68949.203 6303.227 68949.203 L 6303.227 68952.403 L 6296.827 68953.683 C 6297.680 68954.963 6297.467 68955.603 6296.187 68955.603 C 6295.333 68956.030 6294.267 68956.243 6292.987 68956.243 L 6289.787 68965.203 L 6292.347 68967.763 C 6293.200 68968.190 6293.627 68969.043 6293.627 68970.323 L 6289.147 68969.043 C 6286.160 68975.443 6283.387 68981.843 6280.827 68988.243 L 6275.067 68992.723 C 6275.493 68994.003 6275.707 68995.710 6275.707 68997.843 L 6275.707 69002.323 L 6273.147 69002.323 L 6268.667 69012.563 L 6266.107 69012.563 L 6260.987 69024.723 L 6257.147 69029.843 L 6257.147 69036.883 C 6256.720 69038.163 6254.373 69040.937 6250.107 69045.203 C 6245.413 69049.897 6243.067 69054.377 6243.067 69058.643 L 6237.947 69060.563 L 6234.107 69075.923 C 6232.400 69077.203 6230.693 69078.697 6228.987 69080.403 C 6225.573 69085.523 6220.880 69088.083 6214.907 69088.083 C 6214.053 69088.083 6212.987 69088.937 6211.707 69090.643 C 6210.000 69092.350 6208.293 69091.710 6206.587 69088.723 L 6202.747 69094.483 L 6195.707 69095.123 C 6194.853 69095.123 6193.787 69097.257 6192.507 69101.523 C 6191.653 69101.097 6190.587 69100.670 6189.307 69100.243 L 6189.307 69097.683 L 6189.307 69104.723 L 6188.027 69103.443 L 6185.467 69102.803 C 6185.040 69101.523 6184.400 69100.243 6183.547 69098.963 C 6180.560 69098.963 6179.067 69102.163 6179.067 69108.563 L 6177.147 69111.123 C 6175.867 69111.123 6175.227 69109.843 6175.227 69107.283 C 6175.227 69104.723 6174.800 69103.443 6173.947 69103.443 C 6169.680 69109.417 6166.480 69113.257 6164.347 69114.963 C 6163.067 69113.683 6161.787 69112.617 6160.507 69111.763 L 6158.587 69120.723 C 6154.747 69123.283 6152.187 69123.497 6150.907 69121.363 L 6147.707 69112.403 C 6148.560 69110.270 6148.987 69107.283 6148.987 69103.443 C 6148.987 69101.310 6154.960 69087.870 6166.907 69063.123 C 6182.693 69030.697 6198.480 68998.483 6214.267 68966.483 ZM 6385.787 68760.403 L 6383.227 68760.403 L 6381.947 68764.243 L 6376.187 68766.163 L 6376.187 68768.723 C 6377.893 68772.990 6380.880 68775.337 6385.147 68775.763 L 6385.147 68779.603 L 6376.827 68779.603 L 6376.187 68782.163 C 6375.760 68781.737 6374.693 68781.950 6372.987 68782.803 C 6371.280 68783.230 6370.213 68783.443 6369.787 68783.443 L 6372.347 68791.123 L 6369.787 68791.123 L 6364.667 68801.363 L 6362.747 68798.163 L 6359.547 68797.523 L 6359.547 68800.723 L 6362.747 68802.643 L 6364.027 68809.043 L 6356.347 68816.083 L 6355.067 68822.483 L 6352.507 68822.483 L 6352.507 68825.043 L 6350.587 68826.323 L 6351.227 68828.883 L 6348.667 68840.403 C 6347.813 68843.817 6347.387 68845.950 6347.387 68846.803 C 6347.387 68862.590 6351.440 68875.817 6359.547 68886.483 C 6367.653 68896.723 6379.387 68901.843 6394.747 68901.843 C 6416.933 68901.843 6435.707 68878.163 6451.067 68830.803 C 6463.440 68792.403 6469.627 68758.483 6469.627 68729.043 C 6469.627 68722.643 6467.920 68716.030 6464.507 68709.203 C 6461.093 68702.377 6456.187 68698.963 6449.787 68698.963 C 6440.400 68698.963 6428.453 68706.430 6413.947 68721.363 C 6404.987 68731.177 6396.027 68740.777 6387.067 68750.163 L 6385.787 68760.403 ZM 6550.747 68920.403 L 6548.187 68915.923 L 6555.227 68911.443 C 6555.227 68910.590 6553.947 68909.737 6551.387 68908.883 L 6550.107 68903.123 C 6550.107 68900.990 6550.747 68898.643 6552.027 68896.083 C 6552.880 68893.097 6553.520 68890.963 6553.947 68889.683 L 6551.387 68887.123 L 6555.867 68880.083 L 6555.867 68876.883 L 6559.707 68871.123 L 6559.067 68865.363 C 6559.920 68864.510 6560.773 68863.017 6561.627 68860.883 C 6562.907 68858.750 6564.187 68857.897 6565.467 68858.323 C 6565.467 68853.203 6566.533 68847.870 6568.667 68842.323 L 6573.147 68832.083 C 6576.987 68831.230 6578.907 68828.457 6578.907 68823.763 C 6578.907 68819.497 6584.667 68807.123 6596.187 68786.643 C 6607.707 68766.163 6613.253 68755.710 6612.827 68755.283 C 6616.240 68750.590 6619.653 68745.257 6623.067 68739.283 C 6626.907 68733.310 6629.893 68727.763 6632.027 68722.643 C 6632.453 68722.217 6633.733 68719.870 6635.867 68715.603 C 6638.427 68710.910 6640.133 68708.777 6640.987 68709.203 L 6649.307 68693.203 L 6650.587 68689.363 C 6655.280 68680.830 6659.120 68674.217 6662.107 68669.523 C 6667.653 68660.563 6671.920 68655.017 6674.907 68652.883 L 6687.067 68627.923 C 6688.773 68628.777 6689.627 68628.563 6689.627 68627.283 C 6690.053 68625.577 6690.480 68623.657 6690.907 68621.523 C 6691.760 68619.390 6692.400 68617.897 6692.827 68617.043 C 6694.960 68612.777 6697.307 68608.937 6699.867 68605.523 L 6742.747 68532.563 C 6744.453 68531.283 6746.160 68529.790 6747.867 68528.083 C 6756.400 68525.950 6765.147 68523.603 6774.107 68521.043 L 6778.587 68515.923 L 6777.307 68512.723 L 6781.147 68512.723 L 6780.507 68515.283 L 6783.707 68515.283 L 6806.747 68506.963 L 6811.227 68510.803 C 6810.373 68515.070 6810.800 68519.763 6812.507 68524.883 L 6781.147 68575.443 L 6779.867 68579.923 L 6770.267 68594.643 C 6770.693 68595.497 6771.120 68596.137 6771.547 68596.563 C 6768.560 68598.270 6766.213 68599.763 6764.507 68601.043 L 6767.707 68602.963 C 6766.000 68603.390 6764.507 68603.817 6763.227 68604.243 C 6761.947 68604.670 6761.307 68606.377 6761.307 68609.363 L 6756.187 68612.563 C 6756.613 68613.417 6756.400 68614.910 6755.547 68617.043 C 6754.693 68618.750 6755.547 68619.817 6758.107 68620.243 L 6754.907 68626.643 C 6755.333 68624.510 6754.053 68623.443 6751.067 68623.443 L 6750.427 68626.643 L 6744.667 68630.483 L 6748.507 68629.843 L 6753.627 68632.403 C 6751.493 68633.683 6750.000 68634.537 6749.147 68634.963 C 6745.307 68637.097 6742.960 68637.950 6742.107 68637.523 C 6740.400 68642.643 6737.840 68647.123 6734.427 68650.963 L 6740.187 68649.043 L 6737.627 68652.243 L 6739.547 68652.883 L 6735.707 68658.003 L 6733.147 68656.083 C 6732.720 68656.510 6732.507 68656.937 6732.507 68657.363 C 6734.213 68660.777 6734.853 68662.910 6734.427 68663.763 L 6726.107 68666.963 L 6729.307 68668.883 L 6720.347 68670.163 L 6718.427 68676.563 L 6725.467 68676.563 L 6719.067 68680.403 L 6725.467 68682.323 L 6717.147 68683.603 L 6715.867 68681.043 C 6715.440 68682.750 6715.227 68684.243 6715.227 68685.523 C 6715.227 68686.803 6715.867 68688.937 6717.147 68691.923 L 6706.267 68694.483 L 6707.547 68698.323 L 6706.267 68704.083 C 6707.547 68703.230 6708.400 68702.803 6708.827 68702.803 C 6711.387 68701.523 6713.093 68700.883 6713.947 68700.883 L 6713.947 68705.363 L 6709.467 68705.363 C 6707.760 68707.070 6707.547 68708.990 6708.827 68711.123 L 6694.747 68714.323 L 6695.387 68719.443 L 6690.907 68723.923 L 6699.867 68717.523 L 6704.347 68722.643 L 6704.347 68725.843 L 6701.787 68725.843 L 6685.147 68731.603 C 6682.587 68733.310 6680.027 68734.803 6677.467 68736.083 L 6676.187 68740.563 L 6695.387 68737.363 L 6695.387 68742.483 C 6694.533 68742.483 6693.040 68744.190 6690.907 68747.603 C 6689.627 68748.457 6688.347 68749.097 6687.067 68749.523 L 6681.307 68753.363 L 6686.427 68753.363 L 6680.027 68757.203 L 6677.467 68755.283 C 6674.053 68755.283 6672.347 68756.990 6672.347 68760.403 L 6675.547 68761.683 L 6680.027 68759.123 L 6682.587 68762.323 L 6678.107 68768.723 C 6681.520 68770.003 6683.013 68771.070 6682.587 68771.923 L 6672.987 68771.283 L 6671.067 68768.083 L 6669.787 68771.283 C 6669.360 68772.563 6668.080 68773.203 6665.947 68773.203 C 6664.240 68773.203 6663.387 68774.697 6663.387 68777.683 L 6665.307 68777.043 L 6677.467 68778.323 L 6677.467 68781.523 C 6674.053 68781.097 6669.573 68781.737 6664.027 68783.443 L 6664.027 68789.843 L 6672.987 68792.403 C 6670.000 68794.110 6667.653 68794.963 6665.947 68794.963 C 6663.387 68793.683 6661.040 68793.043 6658.907 68793.043 L 6656.347 68794.963 L 6660.827 68798.803 L 6660.187 68800.723 L 6655.067 68800.723 L 6653.787 68802.643 C 6655.493 68803.070 6657.200 68803.283 6658.907 68803.283 L 6658.907 68806.483 C 6661.893 68806.057 6663.813 68806.270 6664.667 68807.123 L 6665.947 68814.163 L 6660.827 68814.803 L 6654.427 68819.923 L 6653.147 68824.403 L 6655.707 68828.243 L 6658.907 68828.243 L 6655.067 68830.803 L 6648.667 68830.163 L 6645.467 68832.083 L 6650.587 68835.923 L 6655.707 68835.923 L 6642.907 68838.483 L 6642.907 68842.323 L 6650.587 68842.323 L 6651.227 68845.523 C 6648.667 68845.950 6646.960 68846.163 6646.107 68846.163 C 6645.253 68846.163 6643.120 68846.803 6639.707 68848.083 L 6635.867 68846.803 L 6632.667 68847.443 L 6632.667 68854.483 C 6633.947 68855.337 6635.440 68855.337 6637.147 68854.483 C 6639.280 68853.630 6640.347 68852.350 6640.347 68850.643 L 6646.747 68851.923 C 6644.613 68857.897 6643.120 68861.737 6642.267 68863.443 L 6637.147 68865.363 L 6638.427 68871.123 L 6630.107 68876.243 L 6631.387 68878.163 L 6637.787 68878.163 L 6640.347 68876.243 L 6638.427 68882.003 L 6633.307 68884.563 C 6633.733 68887.977 6633.093 68889.683 6631.387 68889.683 L 6635.867 68894.163 C 6648.240 68890.750 6666.160 68880.937 6689.627 68864.723 C 6713.520 68848.083 6737.627 68831.230 6761.947 68814.163 C 6734.640 68841.043 6708.187 68865.577 6682.587 68887.763 C 6645.467 68919.763 6616.667 68940.883 6596.187 68951.123 L 6596.187 68953.683 L 6591.067 68952.403 C 6588.507 68955.390 6584.453 68957.950 6578.907 68960.083 C 6573.360 68962.217 6568.453 68963.283 6564.187 68963.283 C 6565.040 68962.430 6564.827 68961.363 6563.547 68960.083 C 6562.693 68959.230 6561.840 68959.230 6560.987 68960.083 L 6552.667 68954.323 C 6553.520 68953.470 6554.373 68953.257 6555.227 68953.683 C 6556.080 68954.110 6557.360 68954.963 6559.067 68956.243 L 6568.667 68956.243 L 6571.227 68958.163 L 6571.227 68955.603 L 6569.307 68954.963 C 6563.333 68953.683 6559.493 68953.897 6557.787 68955.603 L 6555.867 68949.843 L 6553.307 68949.843 L 6553.307 68943.443 C 6550.747 68943.870 6549.253 68943.657 6548.827 68942.803 C 6550.107 68942.377 6551.173 68941.737 6552.027 68940.883 L 6551.387 68933.203 L 6547.547 68933.203 L 6548.827 68930.003 L 6557.787 68926.803 L 6550.747 68926.803 L 6546.267 68922.963 L 6550.747 68920.403 ZM 6725.077 68883.923 L 6725.077 68881.363 L 6728.277 68871.123 C 6727.423 68871.123 6726.570 68870.910 6725.717 68870.483 C 6725.290 68868.350 6726.143 68867.070 6728.277 68866.643 L 6728.277 68862.163 L 6730.837 68862.163 L 6728.917 68852.563 C 6728.917 68849.150 6731.263 68841.897 6735.957 68830.803 C 6739.370 68822.697 6742.997 68814.590 6746.837 68806.483 L 6749.397 68806.483 C 6754.090 68791.977 6767.743 68772.990 6790.357 68749.523 C 6813.397 68725.630 6832.383 68710.270 6847.317 68703.443 C 6866.943 68689.363 6884.437 68678.057 6899.797 68669.523 C 6923.690 68655.870 6942.463 68649.043 6956.117 68649.043 C 6967.210 68649.043 6975.743 68652.670 6981.717 68659.923 C 6987.690 68667.177 6990.677 68676.350 6990.677 68687.443 L 6990.037 68694.483 C 6989.183 68696.190 6988.330 68697.683 6987.477 68698.963 C 6987.477 68699.817 6987.263 68701.737 6986.837 68704.723 C 6985.983 68706.003 6985.343 68707.070 6984.917 68707.923 L 6979.797 68719.443 C 6978.090 68720.297 6977.023 68720.723 6976.597 68720.723 C 6976.597 68721.577 6976.810 68722.217 6977.237 68722.643 L 6969.557 68733.523 L 6966.357 68734.803 L 6965.077 68739.923 C 6964.223 68739.497 6962.090 68740.777 6958.677 68743.763 L 6952.917 68749.523 L 6947.157 68748.883 L 6940.757 68752.723 C 6942.037 68753.150 6943.530 68753.577 6945.237 68754.003 L 6934.997 68761.683 L 6931.797 68759.763 L 6929.877 68760.403 L 6930.517 68764.883 L 6918.357 68768.083 C 6912.383 68774.483 6902.357 68780.457 6888.277 68786.003 C 6883.583 68787.710 6876.757 68790.057 6867.797 68793.043 C 6866.517 68793.897 6865.237 68794.537 6863.957 68794.963 C 6862.250 68794.963 6859.050 68796.030 6854.357 68798.163 C 6850.090 68800.297 6847.743 68801.363 6847.317 68801.363 C 6842.197 68803.923 6835.583 68806.910 6827.477 68810.323 C 6819.370 68813.737 6814.250 68815.017 6812.117 68814.163 L 6806.357 68827.603 C 6807.210 68827.177 6808.063 68828.030 6808.917 68830.163 L 6806.357 68828.883 L 6803.157 68828.883 L 6803.157 68832.723 L 6807.637 68834.643 C 6806.783 68834.643 6805.717 68838.057 6804.437 68844.883 C 6803.157 68851.710 6802.517 68858.537 6802.517 68865.363 C 6802.517 68876.457 6805.077 68885.630 6810.197 68892.883 C 6815.317 68899.710 6822.997 68903.123 6833.237 68903.123 C 6844.330 68903.123 6858.623 68897.577 6876.117 68886.483 C 6889.770 68877.950 6903.423 68869.203 6917.077 68860.243 C 6925.183 68852.990 6933.290 68845.523 6941.397 68837.843 C 6944.810 68835.283 6950.143 68831.870 6957.397 68827.603 L 6959.317 68833.363 C 6957.183 68837.630 6952.277 68842.750 6944.597 68848.723 C 6937.343 68854.697 6932.650 68858.963 6930.517 68861.523 L 6927.957 68861.523 L 6920.277 68867.923 L 6917.077 68871.123 L 6912.597 68877.523 L 6910.037 68877.523 L 6897.237 68890.323 C 6891.263 68896.297 6886.570 68900.563 6883.157 68903.123 L 6841.557 68935.123 C 6839.423 68935.550 6837.930 68935.977 6837.077 68936.403 C 6836.223 68936.830 6836.650 68937.683 6838.357 68938.963 L 6818.517 68950.483 L 6818.517 68947.283 L 6812.117 68950.483 L 6812.757 68953.043 C 6811.477 68953.470 6808.490 68953.683 6803.797 68953.683 L 6801.237 68955.603 L 6795.477 68955.603 L 6792.277 68959.443 C 6790.997 68958.590 6788.223 68958.163 6783.957 68958.163 L 6767.957 68958.163 L 6769.237 68955.603 C 6767.103 68956.030 6764.330 68955.817 6760.917 68954.963 C 6757.930 68954.110 6754.730 68953.043 6751.317 68951.763 L 6751.317 68949.203 L 6755.797 68947.923 L 6753.877 68946.643 L 6746.197 68946.643 C 6743.210 68945.363 6740.863 68943.017 6739.157 68939.603 L 6743.637 68938.323 L 6741.717 68935.123 L 6735.317 68935.763 C 6732.757 68929.790 6732.117 68924.670 6733.397 68920.403 L 6730.197 68921.043 L 6730.197 68918.483 C 6732.757 68918.483 6733.823 68917.630 6733.397 68915.923 L 6727.637 68915.923 C 6730.197 68914.217 6731.477 68911.657 6731.477 68908.243 L 6726.357 68899.283 L 6728.917 68896.723 L 6725.077 68890.963 L 6725.077 68883.923 ZM 6897.877 68762.963 C 6905.130 68756.990 6910.890 68749.950 6915.157 68741.843 C 6919.850 68733.310 6922.197 68724.777 6922.197 68716.243 C 6922.197 68711.123 6920.490 68706.430 6917.077 68702.163 C 6913.663 68697.897 6909.183 68695.763 6903.637 68695.763 C 6900.650 68695.763 6898.517 68697.043 6897.237 68699.603 L 6891.477 68699.603 L 6894.037 68702.803 L 6895.957 68701.523 L 6877.397 68714.963 C 6876.117 68718.803 6873.130 68722.003 6868.437 68724.563 L 6860.117 68730.323 L 6860.117 68732.883 L 6865.237 68732.883 L 6858.837 68734.163 L 6856.277 68736.083 L 6852.437 68739.283 L 6850.517 68742.483 L 6847.957 68742.483 L 6846.677 68744.403 C 6846.677 68745.257 6848.383 68746.323 6851.797 68747.603 L 6847.957 68750.803 C 6846.677 68750.803 6843.263 68752.937 6837.717 68757.203 L 6836.437 68764.883 L 6835.157 68768.083 L 6832.597 68768.083 L 6825.557 68777.683 L 6827.477 68775.123 L 6830.677 68775.123 L 6827.477 68778.323 L 6824.917 68778.963 L 6824.917 68781.523 C 6818.517 68782.377 6814.677 68783.443 6813.397 68784.723 L 6815.317 68786.643 L 6817.237 68785.363 L 6822.997 68785.363 L 6821.077 68788.563 L 6818.517 68788.563 L 6818.517 68793.683 L 6820.437 68794.963 C 6817.450 68794.963 6815.317 68796.243 6814.037 68798.803 C 6825.130 68798.803 6840.063 68794.963 6858.837 68787.283 C 6877.610 68779.177 6890.623 68771.070 6897.877 68762.963 ZM 7053.457 68743.763 C 7057.723 68737.363 7063.270 68728.190 7070.097 68716.243 L 7085.457 68688.083 L 7082.897 68686.163 C 7088.443 68678.910 7093.777 68673.363 7098.897 68669.523 C 7101.883 68667.390 7108.497 68663.763 7118.737 68658.643 L 7119.377 68656.723 C 7127.057 68653.310 7132.603 68650.963 7136.017 68649.683 C 7142.417 68647.123 7148.390 68645.417 7153.937 68644.563 C 7154.790 68647.977 7155.857 68651.177 7157.137 68654.163 C 7157.137 68656.297 7156.497 68659.283 7155.217 68663.123 C 7154.363 68666.963 7153.723 68669.737 7153.297 68671.443 L 7156.497 68671.443 C 7154.790 68679.977 7153.723 68684.670 7153.297 68685.523 C 7151.163 68692.777 7148.817 68697.470 7146.257 68699.603 L 7150.097 68703.443 L 7146.257 68703.443 L 7141.137 68706.643 L 7146.257 68708.563 C 7144.977 68714.110 7144.337 68717.097 7144.337 68717.523 L 7139.857 68722.643 L 7136.657 68722.643 C 7134.523 68726.910 7133.457 68729.683 7133.457 68730.963 C 7153.510 68716.457 7173.563 68701.737 7193.617 68686.803 C 7204.283 68679.977 7215.803 68673.577 7228.177 68667.603 C 7240.550 68661.203 7252.283 68656.723 7263.377 68654.163 C 7271.483 68657.150 7277.883 68661.203 7282.577 68666.323 C 7283.003 68665.897 7283.217 68666.110 7283.217 68666.963 L 7284.497 68668.243 L 7282.577 68673.363 C 7282.577 68678.057 7285.137 68679.337 7290.257 68677.203 C 7290.683 68684.457 7290.897 68690.003 7290.897 68693.843 L 7288.977 68700.243 C 7288.977 68701.523 7289.190 68702.803 7289.617 68704.083 C 7288.763 68705.363 7287.697 68706.430 7286.417 68707.283 C 7285.137 68708.137 7283.857 68707.497 7282.577 68705.363 L 7285.137 68715.603 C 7283.857 68714.323 7283.003 68714.323 7282.577 68715.603 C 7282.150 68716.457 7281.723 68717.523 7281.297 68718.803 L 7285.777 68719.443 C 7318.203 68694.697 7335.910 68681.257 7338.897 68679.123 C 7363.643 68662.483 7383.483 68654.163 7398.417 68654.163 C 7412.497 68654.163 7422.310 68661.630 7427.857 68676.563 L 7430.417 68676.563 L 7428.497 68682.323 C 7428.923 68684.030 7429.137 68687.657 7429.137 68693.203 C 7429.137 68698.750 7429.777 68701.523 7431.057 68701.523 L 7431.057 68707.283 C 7429.350 68706.857 7427.430 68706.643 7425.297 68706.643 L 7418.897 68706.643 L 7420.817 68711.123 L 7426.577 68709.843 L 7427.857 68714.323 C 7427.003 68715.177 7426.150 68716.243 7425.297 68717.523 C 7424.443 68718.377 7424.017 68720.297 7424.017 68723.283 L 7422.737 68727.123 L 7415.057 68727.123 L 7415.057 68725.203 C 7414.203 68725.203 7413.563 68724.990 7413.137 68724.563 L 7409.937 68733.523 C 7410.790 68734.377 7412.283 68734.590 7414.417 68734.163 C 7416.550 68733.737 7416.977 68732.670 7415.697 68730.963 L 7422.097 68734.163 L 7422.097 68737.363 L 7415.697 68743.123 L 7414.417 68739.923 L 7411.857 68745.043 L 7415.057 68747.603 L 7410.577 68747.603 C 7408.443 68747.603 7407.377 68749.097 7407.377 68752.083 C 7407.377 68753.363 7406.737 68755.070 7405.457 68757.203 C 7404.603 68758.910 7404.177 68760.403 7404.177 68761.683 C 7399.910 68769.363 7397.563 68774.057 7397.137 68775.763 L 7390.737 68775.763 L 7391.377 68772.563 C 7390.523 68772.990 7389.457 68773.630 7388.177 68774.483 L 7385.617 68777.043 L 7385.617 68780.883 L 7388.817 68780.883 C 7389.243 68782.163 7388.390 68783.017 7386.257 68783.443 C 7384.123 68783.870 7382.203 68784.297 7380.497 68784.723 L 7381.137 68787.283 C 7383.697 68788.137 7384.977 68789.630 7384.977 68791.763 L 7383.697 68794.323 L 7372.817 68802.003 L 7376.017 68802.003 L 7374.097 68809.043 L 7368.337 68810.323 L 7366.417 68817.363 L 7358.737 68821.843 C 7357.883 68823.123 7358.097 68824.830 7359.377 68826.963 C 7361.083 68829.097 7361.937 68830.377 7361.937 68830.803 L 7355.537 68826.963 L 7354.257 68832.723 L 7351.057 68832.723 L 7347.217 68839.763 C 7344.657 68841.043 7343.803 68842.537 7344.657 68844.243 L 7353.617 68844.883 C 7348.923 68848.297 7344.443 68851.497 7340.177 68854.483 C 7338.043 68859.603 7336.123 68863.870 7334.417 68867.283 C 7332.710 68870.697 7330.150 68873.683 7326.737 68876.243 C 7328.017 68878.803 7329.297 68881.150 7330.577 68883.283 L 7325.457 68889.683 L 7328.657 68895.443 L 7340.817 68891.603 C 7353.617 68886.910 7367.910 68876.457 7383.697 68860.243 C 7401.190 68842.323 7414.203 68831.230 7422.737 68826.963 L 7422.737 68824.403 L 7437.457 68814.163 L 7440.017 68814.163 L 7437.457 68822.483 C 7433.190 68824.190 7429.350 68826.750 7425.937 68830.163 C 7420.390 68836.137 7414.843 68841.897 7409.297 68847.443 C 7408.870 68850.003 7399.910 68859.603 7382.417 68876.243 C 7365.350 68892.457 7354.470 68901.843 7349.777 68904.403 L 7349.777 68906.963 C 7333.563 68920.190 7320.550 68930.643 7310.737 68938.323 C 7291.963 68952.830 7277.030 68959.443 7265.937 68958.163 L 7251.217 68956.883 L 7247.377 68951.763 L 7244.817 68951.763 C 7243.110 68947.923 7241.830 68944.723 7240.977 68942.163 C 7240.123 68939.603 7239.697 68937.257 7239.697 68935.123 C 7239.697 68933.417 7240.977 68925.523 7243.537 68911.443 C 7243.537 68908.883 7243.750 68906.323 7244.177 68903.763 C 7250.577 68888.403 7277.243 68844.030 7324.177 68770.643 C 7344.230 68739.497 7355.323 68719.017 7357.457 68709.203 L 7352.977 68700.243 L 7345.937 68697.683 C 7335.270 68700.670 7324.390 68706.217 7313.297 68714.323 C 7302.630 68722.003 7292.390 68729.470 7282.577 68736.723 L 7274.897 68746.323 C 7271.057 68749.737 7268.497 68752.083 7267.217 68753.363 C 7265.937 68754.643 7264.230 68757.203 7262.097 68761.043 C 7262.950 68764.457 7261.883 68767.443 7258.897 68770.003 C 7257.617 68771.283 7254.417 68773.417 7249.297 68776.403 C 7249.297 68777.257 7250.790 68777.683 7253.777 68777.683 L 7255.057 68780.883 L 7251.217 68780.243 L 7247.377 68784.723 C 7248.657 68784.297 7249.937 68784.937 7251.217 68786.643 C 7251.217 68787.070 7251.430 68787.497 7251.857 68787.923 L 7248.017 68787.923 L 7243.537 68791.763 L 7248.017 68791.763 L 7237.777 68798.803 L 7240.337 68803.923 L 7232.017 68804.563 C 7233.297 68808.830 7233.937 68811.817 7233.937 68813.523 C 7230.950 68816.083 7229.670 68818.217 7230.097 68819.923 L 7223.697 68818.643 C 7221.563 68821.203 7219.217 68824.403 7216.657 68828.243 C 7214.523 68832.083 7213.457 68835.283 7213.457 68837.843 L 7217.937 68837.843 L 7217.937 68834.643 L 7221.777 68835.283 L 7220.497 68841.043 L 7210.897 68853.203 L 7201.297 68850.643 L 7200.657 68852.563 C 7204.070 68857.257 7205.777 68860.243 7205.777 68861.523 C 7203.643 68861.950 7201.510 68862.163 7199.377 68862.163 C 7198.523 68862.163 7198.097 68863.017 7198.097 68864.723 C 7198.097 68866.003 7197.883 68866.857 7197.457 68867.283 L 7195.537 68866.643 L 7188.497 68876.883 C 7189.350 68876.457 7190.203 68876.670 7191.057 68877.523 C 7192.337 68877.950 7193.403 68878.377 7194.257 68878.803 C 7189.137 68882.643 7185.083 68886.270 7182.097 68889.683 L 7183.377 68894.163 C 7177.403 68897.150 7174.417 68901.203 7174.417 68906.323 C 7171.430 68908.883 7167.590 68911.443 7162.897 68914.003 C 7158.630 68916.137 7154.577 68918.270 7150.737 68920.403 L 7154.577 68921.683 L 7154.577 68924.883 C 7152.443 68926.163 7151.163 68927.017 7150.737 68927.443 C 7149.883 68927.017 7149.243 68926.377 7148.817 68925.523 L 7137.297 68935.123 L 7135.377 68933.843 L 7132.177 68934.483 L 7123.217 68940.243 C 7120.657 68941.950 7118.737 68943.443 7117.457 68944.723 C 7116.177 68945.577 7114.897 68946.643 7113.617 68947.923 L 7102.737 68953.043 C 7101.457 68953.043 7099.537 68952.403 7096.977 68951.123 C 7094.843 68949.417 7093.777 68947.923 7093.777 68946.643 C 7093.777 68928.297 7104.230 68901.203 7125.137 68865.363 C 7144.337 68835.070 7163.963 68803.923 7184.017 68771.923 C 7204.497 68739.497 7214.737 68716.457 7214.737 68702.803 L 7212.817 68698.963 C 7212.390 68697.683 7211.750 68696.190 7210.897 68694.483 C 7197.243 68700.030 7183.590 68707.923 7169.937 68718.163 C 7167.377 68719.870 7147.750 68737.363 7111.057 68770.643 L 7113.617 68773.203 C 7113.617 68774.483 7112.337 68775.977 7109.777 68777.683 C 7107.217 68778.963 7106.363 68780.670 7107.217 68782.803 L 7100.817 68782.803 C 7101.243 68784.083 7101.030 68785.150 7100.177 68786.003 C 7099.750 68786.857 7099.323 68787.497 7098.897 68787.923 L 7104.017 68798.163 C 7102.737 68798.590 7101.883 68799.657 7101.457 68801.363 C 7101.030 68803.070 7100.817 68804.563 7100.817 68805.843 C 7096.550 68809.683 7093.350 68812.670 7091.217 68814.803 L 7088.017 68814.803 L 7082.257 68823.123 C 7080.977 68825.257 7078.843 68829.523 7075.857 68835.923 C 7073.297 68842.323 7071.377 68847.443 7070.097 68851.283 L 7062.417 68855.763 L 7063.697 68858.963 L 7061.777 68860.883 C 7057.510 68862.590 7053.883 68865.790 7050.897 68870.483 C 7051.750 68870.483 7052.177 68871.123 7052.177 68872.403 C 7052.603 68873.257 7053.030 68873.897 7053.457 68874.323 C 7050.897 68876.457 7048.550 68878.377 7046.417 68880.083 C 7043.430 68884.350 7041.297 68887.550 7040.017 68889.683 C 7037.030 68894.377 7035.963 68897.790 7036.817 68899.923 L 7029.137 68902.483 L 7028.497 68908.883 L 7024.657 68908.243 C 7023.803 68911.230 7022.950 68913.790 7022.097 68915.923 C 7021.243 68918.057 7020.390 68920.403 7019.537 68922.963 L 7010.577 68928.083 C 7011.003 68927.657 7011.003 68927.230 7010.577 68926.803 L 7009.297 68925.523 L 7009.297 68934.483 L 7008.017 68940.243 L 6995.217 68942.803 L 6988.177 68950.483 L 6986.257 68949.203 L 6967.057 68955.603 L 6960.657 68953.043 C 6958.950 68953.897 6955.963 68954.963 6951.697 68956.243 C 6947.003 68957.523 6943.590 68958.163 6941.457 68958.163 C 6940.177 68958.163 6938.683 68957.097 6936.977 68954.963 C 6934.843 68952.403 6932.710 68948.990 6930.577 68944.723 C 6940.817 68934.057 6958.097 68905.897 6982.417 68860.243 C 6994.363 68838.057 7005.030 68821.203 7014.417 68809.683 C 7027.217 68787.923 7040.230 68765.950 7053.457 68743.763 ZM 7421.327 68883.923 L 7421.327 68881.363 L 7424.527 68871.123 C 7423.673 68871.123 7422.820 68870.910 7421.967 68870.483 C 7421.540 68868.350 7422.393 68867.070 7424.527 68866.643 L 7424.527 68862.163 L 7427.087 68862.163 L 7425.167 68852.563 C 7425.167 68849.150 7427.513 68841.897 7432.207 68830.803 C 7435.620 68822.697 7439.247 68814.590 7443.087 68806.483 L 7445.647 68806.483 C 7450.340 68791.977 7463.993 68772.990 7486.607 68749.523 C 7509.647 68725.630 7528.633 68710.270 7543.567 68703.443 C 7563.193 68689.363 7580.687 68678.057 7596.047 68669.523 C 7619.940 68655.870 7638.713 68649.043 7652.367 68649.043 C 7663.460 68649.043 7671.993 68652.670 7677.967 68659.923 C 7683.940 68667.177 7686.927 68676.350 7686.927 68687.443 L 7686.287 68694.483 C 7685.433 68696.190 7684.580 68697.683 7683.727 68698.963 C 7683.727 68699.817 7683.513 68701.737 7683.087 68704.723 C 7682.233 68706.003 7681.593 68707.070 7681.167 68707.923 L 7676.047 68719.443 C 7674.340 68720.297 7673.273 68720.723 7672.847 68720.723 C 7672.847 68721.577 7673.060 68722.217 7673.487 68722.643 L 7665.807 68733.523 L 7662.607 68734.803 L 7661.327 68739.923 C 7660.473 68739.497 7658.340 68740.777 7654.927 68743.763 L 7649.167 68749.523 L 7643.407 68748.883 L 7637.007 68752.723 C 7638.287 68753.150 7639.780 68753.577 7641.487 68754.003 L 7631.247 68761.683 L 7628.047 68759.763 L 7626.127 68760.403 L 7626.767 68764.883 L 7614.607 68768.083 C 7608.633 68774.483 7598.607 68780.457 7584.527 68786.003 C 7579.833 68787.710 7573.007 68790.057 7564.047 68793.043 C 7562.767 68793.897 7561.487 68794.537 7560.207 68794.963 C 7558.500 68794.963 7555.300 68796.030 7550.607 68798.163 C 7546.340 68800.297 7543.993 68801.363 7543.567 68801.363 C 7538.447 68803.923 7531.833 68806.910 7523.727 68810.323 C 7515.620 68813.737 7510.500 68815.017 7508.367 68814.163 L 7502.607 68827.603 C 7503.460 68827.177 7504.313 68828.030 7505.167 68830.163 L 7502.607 68828.883 L 7499.407 68828.883 L 7499.407 68832.723 L 7503.887 68834.643 C 7503.033 68834.643 7501.967 68838.057 7500.687 68844.883 C 7499.407 68851.710 7498.767 68858.537 7498.767 68865.363 C 7498.767 68876.457 7501.327 68885.630 7506.447 68892.883 C 7511.567 68899.710 7519.247 68903.123 7529.487 68903.123 C 7540.580 68903.123 7554.873 68897.577 7572.367 68886.483 C 7586.020 68877.950 7599.673 68869.203 7613.327 68860.243 C 7621.433 68852.990 7629.540 68845.523 7637.647 68837.843 C 7641.060 68835.283 7646.393 68831.870 7653.647 68827.603 L 7655.567 68833.363 C 7653.433 68837.630 7648.527 68842.750 7640.847 68848.723 C 7633.593 68854.697 7628.900 68858.963 7626.767 68861.523 L 7624.207 68861.523 L 7616.527 68867.923 L 7613.327 68871.123 L 7608.847 68877.523 L 7606.287 68877.523 L 7593.487 68890.323 C 7587.513 68896.297 7582.820 68900.563 7579.407 68903.123 L 7537.807 68935.123 C 7535.673 68935.550 7534.180 68935.977 7533.327 68936.403 C 7532.473 68936.830 7532.900 68937.683 7534.607 68938.963 L 7514.767 68950.483 L 7514.767 68947.283 L 7508.367 68950.483 L 7509.007 68953.043 C 7507.727 68953.470 7504.740 68953.683 7500.047 68953.683 L 7497.487 68955.603 L 7491.727 68955.603 L 7488.527 68959.443 C 7487.247 68958.590 7484.473 68958.163 7480.207 68958.163 L 7464.207 68958.163 L 7465.487 68955.603 C 7463.353 68956.030 7460.580 68955.817 7457.167 68954.963 C 7454.180 68954.110 7450.980 68953.043 7447.567 68951.763 L 7447.567 68949.203 L 7452.047 68947.923 L 7450.127 68946.643 L 7442.447 68946.643 C 7439.460 68945.363 7437.113 68943.017 7435.407 68939.603 L 7439.887 68938.323 L 7437.967 68935.123 L 7431.567 68935.763 C 7429.007 68929.790 7428.367 68924.670 7429.647 68920.403 L 7426.447 68921.043 L 7426.447 68918.483 C 7429.007 68918.483 7430.073 68917.630 7429.647 68915.923 L 7423.887 68915.923 C 7426.447 68914.217 7427.727 68911.657 7427.727 68908.243 L 7422.607 68899.283 L 7425.167 68896.723 L 7421.327 68890.963 L 7421.327 68883.923 ZM 7594.127 68762.963 C 7601.380 68756.990 7607.140 68749.950 7611.407 68741.843 C 7616.100 68733.310 7618.447 68724.777 7618.447 68716.243 C 7618.447 68711.123 7616.740 68706.430 7613.327 68702.163 C 7609.913 68697.897 7605.433 68695.763 7599.887 68695.763 C 7596.900 68695.763 7594.767 68697.043 7593.487 68699.603 L 7587.727 68699.603 L 7590.287 68702.803 L 7592.207 68701.523 L 7573.647 68714.963 C 7572.367 68718.803 7569.380 68722.003 7564.687 68724.563 L 7556.367 68730.323 L 7556.367 68732.883 L 7561.487 68732.883 L 7555.087 68734.163 L 7552.527 68736.083 L 7548.687 68739.283 L 7546.767 68742.483 L 7544.207 68742.483 L 7542.927 68744.403 C 7542.927 68745.257 7544.633 68746.323 7548.047 68747.603 L 7544.207 68750.803 C 7542.927 68750.803 7539.513 68752.937 7533.967 68757.203 L 7532.687 68764.883 L 7531.407 68768.083 L 7528.847 68768.083 L 7521.807 68777.683 L 7523.727 68775.123 L 7526.927 68775.123 L 7523.727 68778.323 L 7521.167 68778.963 L 7521.167 68781.523 C 7514.767 68782.377 7510.927 68783.443 7509.647 68784.723 L 7511.567 68786.643 L 7513.487 68785.363 L 7519.247 68785.363 L 7517.327 68788.563 L 7514.767 68788.563 L 7514.767 68793.683 L 7516.687 68794.963 C 7513.700 68794.963 7511.567 68796.243 7510.287 68798.803 C 7521.380 68798.803 7536.313 68794.963 7555.087 68787.283 C 7573.860 68779.177 7586.873 68771.070 7594.127 68762.963 ZM 7732.427 68760.403 C 7735.413 68750.163 7739.893 68738.643 7745.867 68725.843 C 7751.840 68713.043 7757.813 68700.670 7763.787 68688.723 L 7765.707 68690.003 L 7770.827 68688.083 C 7776.373 68685.097 7780.000 68683.177 7781.707 68682.323 C 7786.400 68678.910 7789.813 68676.563 7791.947 68675.283 C 7797.920 68672.723 7803.893 68669.950 7809.867 68666.963 C 7815.840 68664.830 7821.600 68661.843 7827.147 68658.003 L 7832.907 68661.843 C 7830.773 68670.803 7828.853 68679.123 7827.147 68686.803 C 7823.733 68701.737 7820.960 68710.483 7818.827 68713.043 L 7814.987 68718.803 C 7812.853 68721.790 7812.000 68724.350 7812.427 68726.483 L 7813.067 68730.323 C 7835.253 68711.123 7852.747 68696.617 7865.547 68686.803 C 7889.013 68668.883 7909.493 68659.923 7926.987 68659.923 C 7931.680 68659.923 7935.947 68660.777 7939.787 68662.483 C 7944.053 68663.763 7947.253 68666.537 7949.387 68670.803 L 7950.667 68675.283 C 7951.093 68676.137 7952.587 68676.990 7955.147 68677.843 L 7954.507 68682.963 C 7955.360 68684.243 7956.427 68685.523 7957.707 68686.803 L 7960.907 68690.643 L 7959.627 68697.043 L 7962.187 68703.443 L 7955.787 68704.723 L 7955.787 68709.203 L 7959.627 68707.283 L 7959.627 68720.083 L 7954.507 68721.363 L 7955.787 68725.203 L 7948.107 68737.363 C 7949.387 68739.497 7951.733 68739.923 7955.147 68738.643 L 7951.307 68741.843 L 7949.387 68741.203 L 7942.347 68748.243 L 7948.107 68752.083 L 7942.347 68750.803 C 7941.920 68751.657 7941.707 68752.510 7941.707 68753.363 L 7936.587 68755.923 L 7936.587 68761.043 C 7932.747 68764.883 7929.973 68768.510 7928.267 68771.923 C 7928.693 68772.777 7930.827 68773.630 7934.667 68774.483 L 7932.107 68781.523 L 7926.347 68783.443 L 7925.067 68789.203 L 7922.507 68789.843 L 7923.787 68794.323 C 7923.787 68799.017 7922.933 68801.577 7921.227 68802.003 L 7916.747 68798.163 C 7917.600 68799.443 7916.747 68800.510 7914.187 68801.363 C 7912.053 68801.790 7910.987 68802.217 7910.987 68802.643 L 7910.987 68807.763 L 7919.947 68806.483 L 7919.307 68808.403 L 7915.467 68809.043 C 7915.467 68813.310 7913.973 68816.723 7910.987 68819.283 L 7905.227 68818.003 L 7903.307 68822.483 L 7908.427 68822.483 L 7903.947 68830.803 L 7902.667 68828.883 L 7896.907 68827.603 C 7895.627 68829.310 7896.053 68830.803 7898.187 68832.083 C 7900.320 68832.937 7901.173 68834.217 7900.747 68835.923 L 7894.987 68841.043 L 7898.827 68845.523 L 7901.387 68845.523 L 7901.387 68848.083 L 7897.547 68847.443 L 7893.707 68849.363 L 7894.347 68853.843 C 7893.067 68855.977 7892.000 68857.897 7891.147 68859.603 L 7891.147 68877.523 L 7887.947 68878.803 C 7887.093 68882.217 7886.667 68885.203 7886.667 68887.763 C 7886.667 68890.750 7887.307 68893.523 7888.587 68896.083 L 7898.827 68898.003 C 7909.067 68898.003 7927.627 68889.683 7954.507 68873.043 C 7966.880 68865.363 7982.453 68854.910 8001.227 68841.683 C 7999.520 68844.243 7995.467 68848.297 7989.067 68853.843 C 7983.093 68859.390 7979.040 68864.083 7976.907 68867.923 L 7970.507 68871.123 L 7971.787 68872.403 C 7951.733 68890.323 7929.973 68906.963 7906.507 68922.323 C 7873.653 68944.083 7848.907 68954.963 7832.267 68954.963 C 7819.040 68954.963 7810.080 68949.630 7805.387 68938.963 C 7802.400 68932.137 7800.907 68921.257 7800.907 68906.323 L 7800.907 68897.363 C 7803.467 68897.363 7804.960 68896.510 7805.387 68894.803 C 7805.813 68892.670 7804.747 68891.817 7802.187 68892.243 C 7806.880 68879.870 7812.000 68867.283 7817.547 68854.483 C 7827.360 68833.150 7832.907 68820.777 7834.187 68817.363 C 7855.093 68780.243 7867.467 68757.630 7871.307 68749.523 C 7879.413 68732.457 7883.467 68720.083 7883.467 68712.403 C 7883.467 68705.577 7880.267 68702.163 7873.867 68702.163 C 7867.467 68702.163 7859.573 68705.790 7850.187 68713.043 C 7842.933 68719.017 7835.893 68724.777 7829.067 68730.323 L 7827.787 68732.243 C 7825.227 68735.657 7817.120 68746.323 7803.467 68764.243 C 7791.947 68779.177 7783.840 68789.417 7779.147 68794.963 L 7779.147 68802.003 L 7773.387 68807.763 C 7773.813 68807.337 7774.453 68807.337 7775.307 68807.763 C 7776.160 68808.190 7776.160 68808.830 7775.307 68809.683 L 7771.467 68818.643 L 7765.067 68821.203 L 7764.427 68825.683 L 7758.667 68834.003 L 7759.307 68837.843 C 7755.040 68842.110 7753.547 68845.523 7754.827 68848.083 L 7749.707 68848.083 L 7751.627 68851.283 L 7743.307 68861.523 L 7738.827 68867.923 L 7739.467 68869.843 L 7736.267 68871.123 L 7735.627 68878.163 L 7729.867 68878.803 L 7733.067 68886.483 L 7729.867 68884.563 C 7729.013 68885.843 7728.160 68886.910 7727.307 68887.763 L 7721.547 68893.523 C 7722.400 68892.670 7723.253 68892.457 7724.107 68892.883 C 7725.387 68893.310 7726.027 68894.163 7726.027 68895.443 L 7718.987 68896.083 C 7716.427 68897.363 7715.147 68899.283 7715.147 68901.843 C 7716.000 68903.123 7717.067 68903.550 7718.347 68903.123 L 7711.307 68914.643 L 7706.827 68914.643 C 7702.560 68916.777 7699.147 68918.697 7696.587 68920.403 C 7694.027 68922.110 7691.467 68924.030 7688.907 68926.163 L 7682.507 68928.723 C 7680.800 68929.577 7680.160 68930.430 7680.587 68931.283 L 7674.827 68931.283 C 7675.680 68932.990 7674.827 68934.483 7672.267 68935.763 C 7669.707 68936.617 7668.213 68937.470 7667.787 68938.323 L 7662.027 68937.043 L 7653.067 68941.523 L 7647.307 68940.243 L 7647.307 68945.363 L 7637.067 68941.523 L 7635.147 68933.843 C 7635.147 68928.723 7643.040 68912.297 7658.827 68884.563 C 7679.307 68849.150 7700.000 68813.523 7720.907 68777.683 C 7724.747 68771.283 7728.587 68765.523 7732.427 68760.403 ZM 8014.726 68876.243 L 8016.006 68867.283 L 8019.846 68866.003 L 8020.486 68859.603 L 8019.206 68858.323 L 8023.686 68853.843 C 8026.673 68850.430 8028.166 68847.657 8028.166 68845.523 C 8028.166 68843.390 8026.673 68842.323 8023.686 68842.323 L 8025.606 68841.043 C 8027.740 68839.763 8028.806 68838.057 8028.806 68835.923 C 8028.806 68831.657 8029.873 68828.030 8032.006 68825.043 C 8034.566 68822.057 8036.486 68821.203 8037.766 68822.483 L 8037.126 68817.363 L 8038.406 68810.963 L 8040.966 68810.963 L 8039.686 68805.203 L 8042.886 68803.283 L 8041.606 68802.003 L 8046.086 68800.723 L 8044.806 68794.963 L 8050.566 68791.123 L 8048.006 68786.003 C 8048.433 68784.723 8049.073 68783.657 8049.926 68782.803 C 8050.780 68781.523 8051.846 68781.310 8053.126 68782.163 L 8053.126 68773.203 C 8055.260 68771.923 8056.326 68770.857 8056.326 68770.003 C 8056.753 68768.723 8057.820 68768.083 8059.526 68768.083 L 8061.446 68767.443 C 8059.740 68762.323 8061.446 68757.203 8066.566 68752.083 C 8065.713 68750.803 8065.713 68750.163 8066.566 68750.163 C 8067.420 68749.737 8068.486 68749.310 8069.766 68748.883 L 8069.766 68742.483 C 8071.473 68744.190 8072.753 68744.190 8073.606 68742.483 C 8074.886 68740.350 8075.526 68736.510 8075.526 68730.963 L 8081.286 68729.683 L 8083.846 68724.563 L 8082.566 68716.883 L 8077.446 68716.883 C 8072.753 68716.883 8061.873 68719.657 8044.806 68725.203 C 8035.420 68728.190 8028.380 68729.683 8023.686 68729.683 L 8016.646 68728.403 L 8043.526 68688.723 L 8049.286 68685.523 C 8053.553 68675.710 8064.220 68668.457 8081.286 68663.763 C 8101.340 68660.350 8114.353 68658.003 8120.326 68656.723 C 8128.433 68648.190 8137.820 68636.243 8148.486 68620.883 C 8157.446 68608.083 8166.406 68595.070 8175.366 68581.843 C 8185.606 68569.043 8193.926 68559.657 8200.326 68553.683 C 8211.846 68542.590 8222.300 68535.977 8231.686 68533.843 C 8233.820 68530.857 8237.446 68528.083 8242.566 68525.523 C 8248.113 68522.963 8253.020 68521.043 8257.286 68519.763 L 8262.406 68528.083 C 8261.553 68531.923 8259.420 68537.257 8256.006 68544.083 L 8251.526 68551.763 L 8243.846 68556.243 C 8242.993 68563.070 8239.793 68570.537 8234.246 68578.643 C 8228.700 68586.750 8225.073 68593.150 8223.366 68597.843 L 8218.246 68599.763 L 8220.806 68606.163 C 8217.393 68606.163 8215.686 68606.590 8215.686 68607.443 L 8215.686 68613.203 L 8211.206 68617.683 L 8208.006 68617.683 L 8199.686 68637.523 L 8193.286 68637.523 C 8194.993 68640.937 8195.206 68644.137 8193.926 68647.123 L 8238.726 68645.843 C 8245.553 68645.843 8252.380 68646.057 8259.206 68646.483 C 8266.033 68646.483 8273.073 68647.550 8280.326 68649.683 C 8277.340 68656.937 8274.140 68662.910 8270.726 68667.603 L 8265.606 68668.243 L 8262.406 68675.283 L 8254.726 68677.843 L 8249.606 68685.523 C 8245.766 68690.643 8241.073 68694.910 8235.526 68698.323 C 8230.406 68701.737 8224.220 68704.723 8216.966 68707.283 L 8202.886 68705.363 L 8181.126 68707.283 C 8180.273 68706.003 8176.220 68706.430 8168.966 68708.563 C 8162.140 68710.270 8158.086 68710.910 8156.806 68710.483 C 8155.526 68710.057 8154.460 68710.697 8153.606 68712.403 C 8153.180 68713.683 8152.326 68714.110 8151.046 68713.683 C 8147.633 68720.937 8145.286 68726.270 8144.006 68729.683 C 8139.313 68740.350 8136.540 68747.603 8135.686 68751.443 L 8132.486 68757.843 C 8125.233 68768.510 8120.113 68777.043 8117.126 68783.443 C 8114.566 68789.843 8112.646 68796.670 8111.366 68803.923 C 8110.086 68803.497 8109.020 68804.137 8108.166 68805.843 C 8107.740 68807.123 8107.953 68808.403 8108.806 68809.683 L 8106.246 68816.723 L 8100.486 68818.643 C 8101.766 68820.350 8103.260 68821.843 8104.966 68823.123 C 8101.553 68829.523 8099.633 68833.150 8099.206 68834.003 C 8097.500 68838.270 8096.646 68842.323 8096.646 68846.163 L 8094.726 68848.083 L 8095.366 68852.563 C 8094.086 68856.403 8093.233 68859.390 8092.806 68861.523 C 8090.673 68869.203 8089.606 68873.683 8089.606 68874.963 C 8089.606 68881.790 8090.673 68887.123 8092.806 68890.963 C 8094.940 68894.803 8098.993 68896.723 8104.966 68896.723 C 8119.900 68896.723 8142.940 68884.563 8174.086 68860.243 C 8200.540 68839.337 8217.606 68823.337 8225.286 68812.243 L 8229.766 68812.243 L 8216.966 68828.883 C 8211.846 68836.137 8203.100 68846.163 8190.726 68858.963 C 8176.646 68873.470 8167.046 68883.497 8161.926 68889.043 C 8157.233 68894.590 8151.900 68900.350 8145.926 68906.323 C 8140.380 68912.297 8134.620 68917.417 8128.646 68921.683 L 8126.726 68922.963 C 8122.460 68928.083 8117.340 68932.990 8111.366 68937.683 C 8101.553 68945.790 8096.006 68950.483 8094.726 68951.763 L 8092.806 68949.203 C 8090.673 68949.203 8087.473 68951.123 8083.206 68954.963 C 8080.646 68957.523 8078.726 68959.017 8077.446 68959.443 L 8078.726 68961.363 C 8073.606 68962.217 8069.553 68964.777 8066.566 68969.043 L 8049.926 68971.603 C 8037.553 68971.603 8027.740 68965.417 8020.486 68953.043 C 8013.233 68940.670 8009.606 68927.870 8009.606 68914.643 L 8009.606 68898.003 C 8010.033 68892.457 8011.313 68886.697 8013.446 68880.723 L 8014.726 68876.243 ZM 8443.307 68882.643 L 8440.747 68880.723 C 8442.027 68866.643 8444.587 68854.270 8448.427 68843.603 C 8452.267 68832.510 8462.080 68812.243 8477.867 68782.803 C 8494.080 68756.350 8521.600 68726.697 8560.427 68693.843 C 8603.520 68657.577 8636.587 68639.443 8659.627 68639.443 L 8667.307 68640.723 L 8667.947 68642.643 C 8682.880 68643.923 8693.333 68651.390 8699.307 68665.043 L 8706.347 68682.323 L 8708.907 68682.323 L 8705.067 68694.483 C 8705.067 68695.763 8706.133 68697.257 8708.267 68698.963 C 8708.693 68699.390 8709.333 68699.817 8710.187 68700.243 L 8711.467 68706.643 L 8722.987 68707.283 C 8720.853 68712.830 8713.600 68727.550 8701.227 68751.443 C 8689.280 68774.910 8681.600 68789.843 8678.187 68796.243 L 8674.987 68795.603 L 8677.547 68800.723 L 8669.867 68825.043 L 8667.307 68825.683 L 8662.827 68844.243 L 8660.267 68844.243 C 8661.973 68849.363 8661.973 68853.630 8660.267 68857.043 L 8658.347 68885.843 C 8658.347 68890.537 8661.120 68893.737 8666.667 68895.443 C 8672.213 68894.163 8680.533 68889.043 8691.627 68880.083 C 8703.147 68870.697 8719.787 68855.550 8741.547 68834.643 C 8740.267 68835.497 8740.053 68836.777 8740.907 68838.483 C 8742.187 68840.190 8743.253 68840.403 8744.107 68839.123 C 8733.440 68851.497 8722.987 68863.870 8712.747 68876.243 L 8710.827 68880.083 C 8702.720 68886.057 8695.040 68892.243 8687.787 68898.643 C 8678.400 68906.750 8671.360 68914.003 8666.667 68920.403 L 8663.467 68920.403 L 8660.267 68926.803 L 8655.147 68928.083 C 8653.013 68931.497 8649.600 68934.697 8644.907 68937.683 L 8642.987 68938.963 C 8639.147 68942.803 8633.387 68946.003 8625.707 68948.563 C 8618.453 68951.123 8610.773 68953.257 8602.667 68954.963 C 8595.413 68951.977 8590.720 68946.003 8588.587 68937.043 C 8586.453 68927.657 8585.387 68916.137 8585.387 68902.483 L 8585.387 68885.203 L 8579.627 68892.243 L 8570.667 68898.643 L 8570.027 68902.483 C 8566.187 68906.323 8563.413 68910.163 8561.707 68914.003 L 8559.147 68910.803 L 8554.667 68916.563 L 8550.187 68917.203 L 8545.707 68925.523 C 8543.147 68926.803 8540.587 68928.510 8538.027 68930.643 C 8535.893 68932.350 8533.333 68934.483 8530.347 68937.043 L 8516.267 68944.723 L 8516.267 68949.843 C 8513.707 68951.550 8508.160 68954.323 8499.627 68958.163 C 8494.933 68960.297 8491.520 68962.003 8489.387 68963.283 C 8488.533 68962.857 8485.333 68963.283 8479.787 68964.563 C 8478.933 68964.563 8477.440 68964.990 8475.307 68965.843 C 8467.627 68965.843 8461.013 68962.857 8455.467 68956.883 C 8449.920 68950.910 8445.867 68943.657 8443.307 68935.123 C 8445.440 68935.123 8446.507 68933.630 8446.507 68930.643 C 8445.227 68928.937 8444.373 68927.870 8443.947 68927.443 C 8442.240 68924.883 8440.960 68923.817 8440.107 68924.243 L 8438.827 68916.563 L 8442.027 68912.083 L 8442.027 68900.563 C 8440.320 68900.990 8439.253 68900.777 8438.827 68899.923 C 8438.400 68899.070 8438.187 68897.363 8438.187 68894.803 C 8438.613 68890.110 8438.827 68887.337 8438.827 68886.483 L 8443.307 68882.643 ZM 8517.547 68881.363 C 8517.547 68883.070 8518.827 68886.910 8521.387 68892.883 C 8524.373 68898.857 8526.720 68903.123 8528.427 68905.683 C 8538.240 68905.683 8552.107 68898.430 8570.027 68883.923 L 8591.787 68866.003 C 8592.213 68864.723 8594.133 68857.683 8597.547 68844.883 C 8600.960 68831.657 8604.373 68823.123 8607.787 68819.283 C 8607.787 68813.737 8612.053 68802.003 8620.587 68784.083 C 8629.547 68766.163 8634.027 68749.737 8634.027 68734.803 C 8634.027 68722.857 8631.467 68712.617 8626.347 68704.083 C 8621.227 68695.550 8613.120 68690.430 8602.027 68688.723 C 8598.613 68691.283 8595.200 68694.057 8591.787 68697.043 C 8588.800 68699.603 8586.667 68702.590 8585.387 68706.003 C 8576.427 68716.243 8567.680 68726.270 8559.147 68736.083 L 8557.227 68741.843 C 8555.093 68743.550 8553.173 68746.537 8551.467 68750.803 C 8550.187 68754.643 8549.120 68758.483 8548.267 68762.323 C 8546.560 68764.457 8543.787 68770.217 8539.947 68779.603 C 8531.840 68799.230 8527.573 68810.750 8527.147 68814.163 L 8523.307 68815.443 L 8524.587 68818.003 L 8519.467 68837.203 L 8516.907 68841.043 L 8518.187 68842.323 L 8521.387 68842.323 C 8520.107 68845.310 8518.400 68847.230 8516.267 68848.083 L 8518.827 68867.283 L 8516.267 68869.843 L 8516.907 68873.683 L 8517.547 68881.363 ZM 5251.582 70117.817 C 5255.848 70111.417 5261.395 70102.243 5268.222 70090.297 L 5283.582 70062.137 L 5281.022 70060.217 C 5286.568 70052.963 5291.902 70047.417 5297.022 70043.577 C 5300.008 70041.443 5306.622 70037.817 5316.862 70032.697 L 5317.502 70030.777 C 5325.182 70027.363 5330.728 70025.017 5334.142 70023.737 C 5340.542 70021.177 5346.515 70019.470 5352.062 70018.617 C 5352.915 70022.030 5353.982 70025.230 5355.262 70028.217 C 5355.262 70030.350 5354.622 70033.337 5353.342 70037.177 C 5352.488 70041.017 5351.848 70043.790 5351.422 70045.497 L 5354.622 70045.497 C 5352.915 70054.030 5351.848 70058.723 5351.422 70059.577 C 5349.288 70066.830 5346.942 70071.523 5344.382 70073.657 L 5348.222 70077.497 L 5344.382 70077.497 L 5339.262 70080.697 L 5344.382 70082.617 C 5343.102 70088.163 5342.462 70091.150 5342.462 70091.577 L 5337.982 70096.697 L 5334.782 70096.697 C 5332.648 70100.963 5331.582 70103.737 5331.582 70105.017 C 5351.635 70090.510 5371.688 70075.790 5391.742 70060.857 C 5402.408 70054.030 5413.928 70047.630 5426.302 70041.657 C 5438.675 70035.257 5450.408 70030.777 5461.502 70028.217 C 5469.608 70031.203 5476.008 70035.257 5480.702 70040.377 C 5481.128 70039.950 5481.342 70040.163 5481.342 70041.017 L 5482.622 70042.297 L 5480.702 70047.417 C 5480.702 70052.110 5483.262 70053.390 5488.382 70051.257 C 5488.808 70058.510 5489.022 70064.057 5489.022 70067.897 L 5487.102 70074.297 C 5487.102 70075.577 5487.315 70076.857 5487.742 70078.137 C 5486.888 70079.417 5485.822 70080.483 5484.542 70081.337 C 5483.262 70082.190 5481.982 70081.550 5480.702 70079.417 L 5483.262 70089.657 C 5481.982 70088.377 5481.128 70088.377 5480.702 70089.657 C 5480.275 70090.510 5479.848 70091.577 5479.422 70092.857 L 5483.902 70093.497 C 5516.328 70068.750 5534.035 70055.310 5537.022 70053.177 C 5561.768 70036.537 5581.608 70028.217 5596.542 70028.217 C 5610.622 70028.217 5620.435 70035.683 5625.982 70050.617 L 5628.542 70050.617 L 5626.622 70056.377 C 5627.048 70058.083 5627.262 70061.710 5627.262 70067.257 C 5627.262 70072.803 5627.902 70075.577 5629.182 70075.577 L 5629.182 70081.337 C 5627.475 70080.910 5625.555 70080.697 5623.422 70080.697 L 5617.022 70080.697 L 5618.942 70085.177 L 5624.702 70083.897 L 5625.982 70088.377 C 5625.128 70089.230 5624.275 70090.297 5623.422 70091.577 C 5622.568 70092.430 5622.142 70094.350 5622.142 70097.337 L 5620.862 70101.177 L 5613.182 70101.177 L 5613.182 70099.257 C 5612.328 70099.257 5611.688 70099.043 5611.262 70098.617 L 5608.062 70107.577 C 5608.915 70108.430 5610.408 70108.643 5612.542 70108.217 C 5614.675 70107.790 5615.102 70106.723 5613.822 70105.017 L 5620.222 70108.217 L 5620.222 70111.417 L 5613.822 70117.177 L 5612.542 70113.977 L 5609.982 70119.097 L 5613.182 70121.657 L 5608.702 70121.657 C 5606.568 70121.657 5605.502 70123.150 5605.502 70126.137 C 5605.502 70127.417 5604.862 70129.123 5603.582 70131.257 C 5602.728 70132.963 5602.302 70134.457 5602.302 70135.737 C 5598.035 70143.417 5595.688 70148.110 5595.262 70149.817 L 5588.862 70149.817 L 5589.502 70146.617 C 5588.648 70147.043 5587.582 70147.683 5586.302 70148.537 L 5583.742 70151.097 L 5583.742 70154.937 L 5586.942 70154.937 C 5587.368 70156.217 5586.515 70157.070 5584.382 70157.497 C 5582.248 70157.923 5580.328 70158.350 5578.622 70158.777 L 5579.262 70161.337 C 5581.822 70162.190 5583.102 70163.683 5583.102 70165.817 L 5581.822 70168.377 L 5570.942 70176.057 L 5574.142 70176.057 L 5572.222 70183.097 L 5566.462 70184.377 L 5564.542 70191.417 L 5556.862 70195.897 C 5556.008 70197.177 5556.222 70198.883 5557.502 70201.017 C 5559.208 70203.150 5560.062 70204.430 5560.062 70204.857 L 5553.662 70201.017 L 5552.382 70206.777 L 5549.182 70206.777 L 5545.342 70213.817 C 5542.782 70215.097 5541.928 70216.590 5542.782 70218.297 L 5551.742 70218.937 C 5547.048 70222.350 5542.568 70225.550 5538.302 70228.537 C 5536.168 70233.657 5534.248 70237.923 5532.542 70241.337 C 5530.835 70244.750 5528.275 70247.737 5524.862 70250.297 C 5526.142 70252.857 5527.422 70255.203 5528.702 70257.337 L 5523.582 70263.737 L 5526.782 70269.497 L 5538.942 70265.657 C 5551.742 70260.963 5566.035 70250.510 5581.822 70234.297 C 5599.315 70216.377 5612.328 70205.283 5620.862 70201.017 L 5620.862 70198.457 L 5635.582 70188.217 L 5638.142 70188.217 L 5635.582 70196.537 C 5631.315 70198.243 5627.475 70200.803 5624.062 70204.217 C 5618.515 70210.190 5612.968 70215.950 5607.422 70221.497 C 5606.995 70224.057 5598.035 70233.657 5580.542 70250.297 C 5563.475 70266.510 5552.595 70275.897 5547.902 70278.457 L 5547.902 70281.017 C 5531.688 70294.243 5518.675 70304.697 5508.862 70312.377 C 5490.088 70326.883 5475.155 70333.497 5464.062 70332.217 L 5449.342 70330.937 L 5445.502 70325.817 L 5442.942 70325.817 C 5441.235 70321.977 5439.955 70318.777 5439.102 70316.217 C 5438.248 70313.657 5437.822 70311.310 5437.822 70309.177 C 5437.822 70307.470 5439.102 70299.577 5441.662 70285.497 C 5441.662 70282.937 5441.875 70280.377 5442.302 70277.817 C 5448.702 70262.457 5475.368 70218.083 5522.302 70144.697 C 5542.355 70113.550 5553.448 70093.070 5555.582 70083.257 L 5551.102 70074.297 L 5544.062 70071.737 C 5533.395 70074.723 5522.515 70080.270 5511.422 70088.377 C 5500.755 70096.057 5490.515 70103.523 5480.702 70110.777 L 5473.022 70120.377 C 5469.182 70123.790 5466.622 70126.137 5465.342 70127.417 C 5464.062 70128.697 5462.355 70131.257 5460.222 70135.097 C 5461.075 70138.510 5460.008 70141.497 5457.022 70144.057 C 5455.742 70145.337 5452.542 70147.470 5447.422 70150.457 C 5447.422 70151.310 5448.915 70151.737 5451.902 70151.737 L 5453.182 70154.937 L 5449.342 70154.297 L 5445.502 70158.777 C 5446.782 70158.350 5448.062 70158.990 5449.342 70160.697 C 5449.342 70161.123 5449.555 70161.550 5449.982 70161.977 L 5446.142 70161.977 L 5441.662 70165.817 L 5446.142 70165.817 L 5435.902 70172.857 L 5438.462 70177.977 L 5430.142 70178.617 C 5431.422 70182.883 5432.062 70185.870 5432.062 70187.577 C 5429.075 70190.137 5427.795 70192.270 5428.222 70193.977 L 5421.822 70192.697 C 5419.688 70195.257 5417.342 70198.457 5414.782 70202.297 C 5412.648 70206.137 5411.582 70209.337 5411.582 70211.897 L 5416.062 70211.897 L 5416.062 70208.697 L 5419.902 70209.337 L 5418.622 70215.097 L 5409.022 70227.257 L 5399.422 70224.697 L 5398.782 70226.617 C 5402.195 70231.310 5403.902 70234.297 5403.902 70235.577 C 5401.768 70236.003 5399.635 70236.217 5397.502 70236.217 C 5396.648 70236.217 5396.222 70237.070 5396.222 70238.777 C 5396.222 70240.057 5396.008 70240.910 5395.582 70241.337 L 5393.662 70240.697 L 5386.622 70250.937 C 5387.475 70250.510 5388.328 70250.723 5389.182 70251.577 C 5390.462 70252.003 5391.528 70252.430 5392.382 70252.857 C 5387.262 70256.697 5383.208 70260.323 5380.222 70263.737 L 5381.502 70268.217 C 5375.528 70271.203 5372.542 70275.257 5372.542 70280.377 C 5369.555 70282.937 5365.715 70285.497 5361.022 70288.057 C 5356.755 70290.190 5352.702 70292.323 5348.862 70294.457 L 5352.702 70295.737 L 5352.702 70298.937 C 5350.568 70300.217 5349.288 70301.070 5348.862 70301.497 C 5348.008 70301.070 5347.368 70300.430 5346.942 70299.577 L 5335.422 70309.177 L 5333.502 70307.897 L 5330.302 70308.537 L 5321.342 70314.297 C 5318.782 70316.003 5316.862 70317.497 5315.582 70318.777 C 5314.302 70319.630 5313.022 70320.697 5311.742 70321.977 L 5300.862 70327.097 C 5299.582 70327.097 5297.662 70326.457 5295.102 70325.177 C 5292.968 70323.470 5291.902 70321.977 5291.902 70320.697 C 5291.902 70302.350 5302.355 70275.257 5323.262 70239.417 C 5342.462 70209.123 5362.088 70177.977 5382.142 70145.977 C 5402.622 70113.550 5412.862 70090.510 5412.862 70076.857 L 5410.942 70073.017 C 5410.515 70071.737 5409.875 70070.243 5409.022 70068.537 C 5395.368 70074.083 5381.715 70081.977 5368.062 70092.217 C 5365.502 70093.923 5345.875 70111.417 5309.182 70144.697 L 5311.742 70147.257 C 5311.742 70148.537 5310.462 70150.030 5307.902 70151.737 C 5305.342 70153.017 5304.488 70154.723 5305.342 70156.857 L 5298.942 70156.857 C 5299.368 70158.137 5299.155 70159.203 5298.302 70160.057 C 5297.875 70160.910 5297.448 70161.550 5297.022 70161.977 L 5302.142 70172.217 C 5300.862 70172.643 5300.008 70173.710 5299.582 70175.417 C 5299.155 70177.123 5298.942 70178.617 5298.942 70179.897 C 5294.675 70183.737 5291.475 70186.723 5289.342 70188.857 L 5286.142 70188.857 L 5280.382 70197.177 C 5279.102 70199.310 5276.968 70203.577 5273.982 70209.977 C 5271.422 70216.377 5269.502 70221.497 5268.222 70225.337 L 5260.542 70229.817 L 5261.822 70233.017 L 5259.902 70234.937 C 5255.635 70236.643 5252.008 70239.843 5249.022 70244.537 C 5249.875 70244.537 5250.302 70245.177 5250.302 70246.457 C 5250.728 70247.310 5251.155 70247.950 5251.582 70248.377 C 5249.022 70250.510 5246.675 70252.430 5244.542 70254.137 C 5241.555 70258.403 5239.422 70261.603 5238.142 70263.737 C 5235.155 70268.430 5234.088 70271.843 5234.942 70273.977 L 5227.262 70276.537 L 5226.622 70282.937 L 5222.782 70282.297 C 5221.928 70285.283 5221.075 70287.843 5220.222 70289.977 C 5219.368 70292.110 5218.515 70294.457 5217.662 70297.017 L 5208.702 70302.137 C 5209.128 70301.710 5209.128 70301.283 5208.702 70300.857 L 5207.422 70299.577 L 5207.422 70308.537 L 5206.142 70314.297 L 5193.342 70316.857 L 5186.302 70324.537 L 5184.382 70323.257 L 5165.182 70329.657 L 5158.782 70327.097 C 5157.075 70327.950 5154.088 70329.017 5149.822 70330.297 C 5145.128 70331.577 5141.715 70332.217 5139.582 70332.217 C 5138.302 70332.217 5136.808 70331.150 5135.102 70329.017 C 5132.968 70326.457 5130.835 70323.043 5128.702 70318.777 C 5138.942 70308.110 5156.222 70279.950 5180.542 70234.297 C 5192.488 70212.110 5203.155 70195.257 5212.542 70183.737 C 5225.342 70161.977 5238.355 70140.003 5251.582 70117.817 ZM 5623.932 70256.697 L 5621.372 70254.777 C 5622.652 70240.697 5625.212 70228.323 5629.052 70217.657 C 5632.892 70206.563 5642.705 70186.297 5658.492 70156.857 C 5674.705 70130.403 5702.225 70100.750 5741.052 70067.897 C 5784.145 70031.630 5817.212 70013.497 5840.252 70013.497 L 5847.932 70014.777 L 5848.572 70016.697 C 5863.505 70017.977 5873.958 70025.443 5879.932 70039.097 L 5886.972 70056.377 L 5889.532 70056.377 L 5885.692 70068.537 C 5885.692 70069.817 5886.758 70071.310 5888.892 70073.017 C 5889.318 70073.443 5889.958 70073.870 5890.812 70074.297 L 5892.092 70080.697 L 5903.612 70081.337 C 5901.478 70086.883 5894.225 70101.603 5881.852 70125.497 C 5869.905 70148.963 5862.225 70163.897 5858.812 70170.297 L 5855.612 70169.657 L 5858.172 70174.777 L 5850.492 70199.097 L 5847.932 70199.737 L 5843.452 70218.297 L 5840.892 70218.297 C 5842.598 70223.417 5842.598 70227.683 5840.892 70231.097 L 5838.972 70259.897 C 5838.972 70264.590 5841.745 70267.790 5847.292 70269.497 C 5852.838 70268.217 5861.158 70263.097 5872.252 70254.137 C 5883.772 70244.750 5900.412 70229.603 5922.172 70208.697 C 5920.892 70209.550 5920.678 70210.830 5921.532 70212.537 C 5922.812 70214.243 5923.878 70214.457 5924.732 70213.177 C 5914.065 70225.550 5903.612 70237.923 5893.372 70250.297 L 5891.452 70254.137 C 5883.345 70260.110 5875.665 70266.297 5868.412 70272.697 C 5859.025 70280.803 5851.985 70288.057 5847.292 70294.457 L 5844.092 70294.457 L 5840.892 70300.857 L 5835.772 70302.137 C 5833.638 70305.550 5830.225 70308.750 5825.532 70311.737 L 5823.612 70313.017 C 5819.772 70316.857 5814.012 70320.057 5806.332 70322.617 C 5799.078 70325.177 5791.398 70327.310 5783.292 70329.017 C 5776.038 70326.030 5771.345 70320.057 5769.212 70311.097 C 5767.078 70301.710 5766.012 70290.190 5766.012 70276.537 L 5766.012 70259.257 L 5760.252 70266.297 L 5751.292 70272.697 L 5750.652 70276.537 C 5746.812 70280.377 5744.038 70284.217 5742.332 70288.057 L 5739.772 70284.857 L 5735.292 70290.617 L 5730.812 70291.257 L 5726.332 70299.577 C 5723.772 70300.857 5721.212 70302.563 5718.652 70304.697 C 5716.518 70306.403 5713.958 70308.537 5710.972 70311.097 L 5696.892 70318.777 L 5696.892 70323.897 C 5694.332 70325.603 5688.785 70328.377 5680.252 70332.217 C 5675.558 70334.350 5672.145 70336.057 5670.012 70337.337 C 5669.158 70336.910 5665.958 70337.337 5660.412 70338.617 C 5659.558 70338.617 5658.065 70339.043 5655.932 70339.897 C 5648.252 70339.897 5641.638 70336.910 5636.092 70330.937 C 5630.545 70324.963 5626.492 70317.710 5623.932 70309.177 C 5626.065 70309.177 5627.132 70307.683 5627.132 70304.697 C 5625.852 70302.990 5624.998 70301.923 5624.572 70301.497 C 5622.865 70298.937 5621.585 70297.870 5620.732 70298.297 L 5619.452 70290.617 L 5622.652 70286.137 L 5622.652 70274.617 C 5620.945 70275.043 5619.878 70274.830 5619.452 70273.977 C 5619.025 70273.123 5618.812 70271.417 5618.812 70268.857 C 5619.238 70264.163 5619.452 70261.390 5619.452 70260.537 L 5623.932 70256.697 ZM 5698.172 70255.417 C 5698.172 70257.123 5699.452 70260.963 5702.012 70266.937 C 5704.998 70272.910 5707.345 70277.177 5709.052 70279.737 C 5718.865 70279.737 5732.732 70272.483 5750.652 70257.977 L 5772.412 70240.057 C 5772.838 70238.777 5774.758 70231.737 5778.172 70218.937 C 5781.585 70205.710 5784.998 70197.177 5788.412 70193.337 C 5788.412 70187.790 5792.678 70176.057 5801.212 70158.137 C 5810.172 70140.217 5814.652 70123.790 5814.652 70108.857 C 5814.652 70096.910 5812.092 70086.670 5806.972 70078.137 C 5801.852 70069.603 5793.745 70064.483 5782.652 70062.777 C 5779.238 70065.337 5775.825 70068.110 5772.412 70071.097 C 5769.425 70073.657 5767.292 70076.643 5766.012 70080.057 C 5757.052 70090.297 5748.305 70100.323 5739.772 70110.137 L 5737.852 70115.897 C 5735.718 70117.603 5733.798 70120.590 5732.092 70124.857 C 5730.812 70128.697 5729.745 70132.537 5728.892 70136.377 C 5727.185 70138.510 5724.412 70144.270 5720.572 70153.657 C 5712.465 70173.283 5708.198 70184.803 5707.772 70188.217 L 5703.932 70189.497 L 5705.212 70192.057 L 5700.092 70211.257 L 5697.532 70215.097 L 5698.812 70216.377 L 5702.012 70216.377 C 5700.732 70219.363 5699.025 70221.283 5696.892 70222.137 L 5699.452 70241.337 L 5696.892 70243.897 L 5697.532 70247.737 L 5698.172 70255.417 ZM 5980.552 70134.457 C 5983.538 70124.217 5988.018 70112.697 5993.992 70099.897 C 5999.965 70087.097 6005.938 70074.723 6011.912 70062.777 L 6013.832 70064.057 L 6018.952 70062.137 C 6024.498 70059.150 6028.125 70057.230 6029.832 70056.377 C 6034.525 70052.963 6037.938 70050.617 6040.072 70049.337 C 6046.045 70046.777 6052.018 70044.003 6057.992 70041.017 C 6063.965 70038.883 6069.725 70035.897 6075.272 70032.057 L 6081.032 70035.897 C 6078.898 70044.857 6076.978 70053.177 6075.272 70060.857 C 6071.858 70075.790 6069.085 70084.537 6066.952 70087.097 L 6063.112 70092.857 C 6060.978 70095.843 6060.125 70098.403 6060.552 70100.537 L 6061.192 70104.377 C 6083.378 70085.177 6100.872 70070.670 6113.672 70060.857 C 6137.138 70042.937 6157.618 70033.977 6175.112 70033.977 C 6179.805 70033.977 6184.072 70034.830 6187.912 70036.537 C 6192.178 70037.817 6195.378 70040.590 6197.512 70044.857 L 6198.792 70049.337 C 6199.218 70050.190 6200.712 70051.043 6203.272 70051.897 L 6202.632 70057.017 C 6203.485 70058.297 6204.552 70059.577 6205.832 70060.857 L 6209.032 70064.697 L 6207.752 70071.097 L 6210.312 70077.497 L 6203.912 70078.777 L 6203.912 70083.257 L 6207.752 70081.337 L 6207.752 70094.137 L 6202.632 70095.417 L 6203.912 70099.257 L 6196.232 70111.417 C 6197.512 70113.550 6199.858 70113.977 6203.272 70112.697 L 6199.432 70115.897 L 6197.512 70115.257 L 6190.472 70122.297 L 6196.232 70126.137 L 6190.472 70124.857 C 6190.045 70125.710 6189.832 70126.563 6189.832 70127.417 L 6184.712 70129.977 L 6184.712 70135.097 C 6180.872 70138.937 6178.098 70142.563 6176.392 70145.977 C 6176.818 70146.830 6178.952 70147.683 6182.792 70148.537 L 6180.232 70155.577 L 6174.472 70157.497 L 6173.192 70163.257 L 6170.632 70163.897 L 6171.912 70168.377 C 6171.912 70173.070 6171.058 70175.630 6169.352 70176.057 L 6164.872 70172.217 C 6165.725 70173.497 6164.872 70174.563 6162.312 70175.417 C 6160.178 70175.843 6159.112 70176.270 6159.112 70176.697 L 6159.112 70181.817 L 6168.072 70180.537 L 6167.432 70182.457 L 6163.592 70183.097 C 6163.592 70187.363 6162.098 70190.777 6159.112 70193.337 L 6153.352 70192.057 L 6151.432 70196.537 L 6156.552 70196.537 L 6152.072 70204.857 L 6150.792 70202.937 L 6145.032 70201.657 C 6143.752 70203.363 6144.178 70204.857 6146.312 70206.137 C 6148.445 70206.990 6149.298 70208.270 6148.872 70209.977 L 6143.112 70215.097 L 6146.952 70219.577 L 6149.512 70219.577 L 6149.512 70222.137 L 6145.672 70221.497 L 6141.832 70223.417 L 6142.472 70227.897 C 6141.192 70230.030 6140.125 70231.950 6139.272 70233.657 L 6139.272 70251.577 L 6136.072 70252.857 C 6135.218 70256.270 6134.792 70259.257 6134.792 70261.817 C 6134.792 70264.803 6135.432 70267.577 6136.712 70270.137 L 6146.952 70272.057 C 6157.192 70272.057 6175.752 70263.737 6202.632 70247.097 C 6215.005 70239.417 6230.578 70228.963 6249.352 70215.737 C 6247.645 70218.297 6243.592 70222.350 6237.192 70227.897 C 6231.218 70233.443 6227.165 70238.137 6225.032 70241.977 L 6218.632 70245.177 L 6219.912 70246.457 C 6199.858 70264.377 6178.098 70281.017 6154.632 70296.377 C 6121.778 70318.137 6097.032 70329.017 6080.392 70329.017 C 6067.165 70329.017 6058.205 70323.683 6053.512 70313.017 C 6050.525 70306.190 6049.032 70295.310 6049.032 70280.377 L 6049.032 70271.417 C 6051.592 70271.417 6053.085 70270.563 6053.512 70268.857 C 6053.938 70266.723 6052.872 70265.870 6050.312 70266.297 C 6055.005 70253.923 6060.125 70241.337 6065.672 70228.537 C 6075.485 70207.203 6081.032 70194.830 6082.312 70191.417 C 6103.218 70154.297 6115.592 70131.683 6119.432 70123.577 C 6127.538 70106.510 6131.592 70094.137 6131.592 70086.457 C 6131.592 70079.630 6128.392 70076.217 6121.992 70076.217 C 6115.592 70076.217 6107.698 70079.843 6098.312 70087.097 C 6091.058 70093.070 6084.018 70098.830 6077.192 70104.377 L 6075.912 70106.297 C 6073.352 70109.710 6065.245 70120.377 6051.592 70138.297 C 6040.072 70153.230 6031.965 70163.470 6027.272 70169.017 L 6027.272 70176.057 L 6021.512 70181.817 C 6021.938 70181.390 6022.578 70181.390 6023.432 70181.817 C 6024.285 70182.243 6024.285 70182.883 6023.432 70183.737 L 6019.592 70192.697 L 6013.192 70195.257 L 6012.552 70199.737 L 6006.792 70208.057 L 6007.432 70211.897 C 6003.165 70216.163 6001.672 70219.577 6002.952 70222.137 L 5997.832 70222.137 L 5999.752 70225.337 L 5991.432 70235.577 L 5986.952 70241.977 L 5987.592 70243.897 L 5984.392 70245.177 L 5983.752 70252.217 L 5977.992 70252.857 L 5981.192 70260.537 L 5977.992 70258.617 C 5977.138 70259.897 5976.285 70260.963 5975.432 70261.817 L 5969.672 70267.577 C 5970.525 70266.723 5971.378 70266.510 5972.232 70266.937 C 5973.512 70267.363 5974.152 70268.217 5974.152 70269.497 L 5967.112 70270.137 C 5964.552 70271.417 5963.272 70273.337 5963.272 70275.897 C 5964.125 70277.177 5965.192 70277.603 5966.472 70277.177 L 5959.432 70288.697 L 5954.952 70288.697 C 5950.685 70290.830 5947.272 70292.750 5944.712 70294.457 C 5942.152 70296.163 5939.592 70298.083 5937.032 70300.217 L 5930.632 70302.777 C 5928.925 70303.630 5928.285 70304.483 5928.712 70305.337 L 5922.952 70305.337 C 5923.805 70307.043 5922.952 70308.537 5920.392 70309.817 C 5917.832 70310.670 5916.338 70311.523 5915.912 70312.377 L 5910.152 70311.097 L 5901.192 70315.577 L 5895.432 70314.297 L 5895.432 70319.417 L 5885.192 70315.577 L 5883.272 70307.897 C 5883.272 70302.777 5891.165 70286.350 5906.952 70258.617 C 5927.432 70223.203 5948.125 70187.577 5969.032 70151.737 C 5972.872 70145.337 5976.712 70139.577 5980.552 70134.457 ZM 6390.212 70043.577 C 6403.012 70034.190 6414.105 70027.363 6423.492 70023.097 C 6433.305 70018.403 6440.985 70016.057 6446.532 70016.057 C 6454.638 70016.057 6462.318 70018.403 6469.572 70023.097 L 6474.052 70012.857 L 6477.892 70011.577 L 6480.452 70003.257 C 6482.158 70001.123 6483.225 69999.417 6483.652 69998.137 C 6484.505 69996.430 6485.572 69996.003 6486.852 69996.857 L 6491.972 69987.897 L 6488.772 69987.897 C 6488.772 69986.617 6490.052 69985.123 6492.612 69983.417 C 6495.172 69981.710 6496.452 69979.577 6496.452 69977.017 C 6496.452 69975.737 6497.518 69974.457 6499.652 69973.177 C 6502.212 69971.470 6503.492 69970.190 6503.492 69969.337 C 6503.492 69965.497 6513.518 69949.923 6533.572 69922.617 C 6553.625 69895.310 6565.145 69881.230 6568.132 69880.377 L 6570.692 69873.977 L 6590.532 69860.537 L 6604.612 69855.417 C 6614.852 69850.723 6624.238 69848.377 6632.772 69848.377 L 6641.732 69849.657 L 6643.012 69859.897 L 6636.612 69863.097 L 6634.692 69869.497 L 6632.132 69870.137 L 6632.132 69873.977 L 6628.932 69873.977 C 6626.798 69878.243 6624.025 69882.937 6620.612 69888.057 C 6617.625 69893.177 6613.998 69898.510 6609.732 69904.057 L 6606.532 69905.337 L 6606.532 69912.377 L 6599.492 69914.937 L 6602.052 69918.777 C 6600.772 69919.203 6599.918 69919.630 6599.492 69920.057 C 6597.358 69922.190 6596.292 69924.537 6596.292 69927.097 C 6596.292 69931.790 6594.798 69934.137 6591.812 69934.137 L 6585.412 69935.417 L 6584.132 69944.377 C 6580.718 69947.363 6579.012 69949.070 6579.012 69949.497 C 6579.438 69951.630 6579.652 69953.550 6579.652 69955.257 L 6571.332 69962.297 C 6570.478 69962.297 6569.838 69962.937 6569.412 69964.217 C 6569.412 69965.070 6569.198 69966.350 6568.772 69968.057 L 6571.972 69966.777 C 6571.972 69968.057 6570.478 69968.697 6567.492 69968.697 L 6559.812 69971.257 L 6563.652 69973.177 C 6565.785 69974.030 6567.278 69973.603 6568.132 69971.897 L 6563.652 69979.577 L 6559.172 69977.017 C 6558.318 69979.150 6557.678 69981.283 6557.252 69983.417 C 6557.252 69985.550 6558.745 69986.617 6561.732 69986.617 C 6562.158 69989.603 6559.598 69991.950 6554.052 69993.657 C 6548.932 69994.937 6545.945 69995.577 6545.092 69995.577 C 6545.092 69996.857 6546.158 69997.497 6548.292 69997.497 C 6550.852 69997.497 6552.345 69997.923 6552.772 69998.777 L 6559.172 69997.497 C 6558.318 69999.203 6554.478 70002.830 6547.652 70008.377 L 6538.692 70009.657 L 6536.772 70014.137 L 6539.972 70014.137 L 6541.892 70019.257 L 6544.452 70017.977 L 6545.732 70020.537 L 6543.812 70022.457 L 6536.772 70021.177 C 6535.918 70021.603 6535.065 70021.817 6534.212 70021.817 C 6535.065 70024.803 6535.918 70027.577 6536.772 70030.137 L 6531.652 70035.257 C 6530.372 70036.537 6529.092 70038.030 6527.812 70039.737 C 6527.812 70041.017 6528.025 70042.297 6528.452 70043.577 L 6528.452 70048.697 L 6523.972 70048.697 L 6518.852 70053.817 C 6522.692 70052.963 6525.038 70052.537 6525.892 70052.537 L 6524.612 70054.457 L 6523.332 70057.017 L 6514.372 70060.217 L 6522.052 70060.217 L 6522.052 70062.777 L 6517.572 70063.417 L 6512.452 70071.737 L 6509.892 70072.377 L 6509.892 70079.417 C 6505.625 70081.977 6502.212 70085.817 6499.652 70090.937 C 6499.652 70092.643 6499.865 70094.350 6500.292 70096.057 L 6504.772 70097.337 C 6504.772 70099.043 6502.852 70100.963 6499.012 70103.097 C 6495.172 70104.803 6492.612 70105.870 6491.332 70106.297 L 6491.332 70108.857 L 6497.732 70108.857 L 6497.732 70112.057 L 6487.492 70116.537 C 6488.772 70119.097 6491.118 70119.737 6494.532 70118.457 L 6481.092 70129.977 C 6479.385 70132.963 6478.745 70134.670 6479.172 70135.097 C 6479.598 70135.097 6480.452 70135.310 6481.732 70135.737 C 6483.012 70135.737 6483.652 70136.377 6483.652 70137.657 C 6483.225 70136.803 6481.305 70136.377 6477.892 70136.377 L 6477.892 70140.217 L 6479.172 70142.137 L 6475.332 70142.777 C 6474.478 70143.630 6474.478 70144.483 6475.332 70145.337 L 6478.532 70148.537 C 6477.252 70149.817 6476.185 70151.097 6475.332 70152.377 L 6467.012 70155.577 L 6471.492 70154.937 C 6470.638 70156.643 6470.212 70158.137 6470.212 70159.417 L 6467.652 70167.097 L 6462.532 70171.577 C 6462.532 70173.283 6462.745 70174.777 6463.172 70176.057 L 6464.452 70181.177 L 6456.772 70185.017 L 6459.972 70188.857 L 6459.332 70191.417 L 6452.292 70193.977 L 6452.292 70196.537 C 6453.998 70197.390 6454.852 70198.030 6454.852 70198.457 C 6454.852 70201.017 6453.785 70204.217 6451.652 70208.057 C 6449.945 70211.897 6449.092 70214.670 6449.092 70216.377 C 6446.105 70224.057 6443.545 70231.097 6441.412 70237.497 C 6439.705 70243.470 6438.852 70249.443 6438.852 70255.417 C 6438.852 70258.403 6439.705 70261.603 6441.412 70265.017 C 6443.118 70268.003 6444.825 70269.497 6446.532 70269.497 C 6455.492 70269.497 6468.505 70263.097 6485.572 70250.297 C 6492.398 70245.177 6503.918 70235.577 6520.132 70221.497 L 6523.972 70223.417 L 6519.492 70225.977 C 6513.518 70238.350 6494.745 70256.483 6463.172 70280.377 C 6431.598 70303.843 6409.198 70315.577 6395.972 70315.577 C 6392.985 70315.577 6388.718 70314.723 6383.172 70313.017 C 6378.052 70311.310 6374.212 70309.390 6371.652 70307.257 C 6370.798 70305.123 6369.518 70299.150 6367.812 70289.337 C 6366.105 70279.097 6362.905 70272.910 6358.212 70270.777 C 6356.932 70272.057 6354.585 70274.830 6351.172 70279.097 C 6343.918 70288.057 6339.225 70292.963 6337.092 70293.817 L 6333.252 70299.577 C 6327.278 70302.137 6321.305 70306.190 6315.332 70311.737 C 6309.785 70317.283 6304.238 70322.617 6298.692 70327.737 L 6294.212 70327.097 C 6292.505 70327.097 6288.878 70328.377 6283.332 70330.937 C 6277.785 70333.497 6273.732 70335.630 6271.172 70337.337 C 6266.478 70336.910 6261.358 70336.270 6255.812 70335.417 C 6250.692 70334.563 6246.638 70332.857 6243.652 70330.297 C 6244.932 70327.310 6245.572 70324.963 6245.572 70323.257 C 6244.292 70323.683 6243.012 70323.897 6241.732 70323.897 C 6240.025 70323.897 6238.532 70321.763 6237.252 70317.497 L 6235.332 70311.097 L 6232.772 70311.097 C 6229.358 70301.710 6227.012 70294.457 6225.732 70289.337 C 6224.452 70284.217 6223.812 70277.390 6223.812 70268.857 C 6223.812 70237.283 6237.678 70201.657 6265.412 70161.977 C 6288.025 70129.550 6314.478 70100.963 6344.772 70076.217 C 6352.878 70069.390 6360.132 70063.630 6366.532 70058.937 C 6371.225 70055.950 6379.118 70050.830 6390.212 70043.577 ZM 6353.092 70108.857 C 6351.385 70113.123 6346.905 70119.737 6339.652 70128.697 C 6334.532 70135.097 6331.545 70138.937 6330.692 70140.217 L 6326.852 70140.857 L 6328.132 70143.417 L 6326.852 70146.617 L 6327.492 70148.537 C 6325.785 70151.097 6324.932 70153.443 6324.932 70155.577 L 6320.452 70155.577 L 6320.452 70158.777 C 6317.038 70161.763 6315.545 70165.603 6315.972 70170.297 L 6310.212 70172.217 L 6311.492 70176.697 L 6307.652 70183.737 L 6302.532 70181.177 L 6301.252 70183.097 L 6304.452 70186.297 L 6307.012 70186.297 C 6306.158 70188.430 6305.732 70189.923 6305.732 70190.777 L 6302.532 70193.977 L 6305.732 70199.097 L 6300.612 70203.577 L 6299.972 70206.777 C 6300.825 70208.910 6301.252 70212.110 6301.252 70216.377 C 6300.398 70224.483 6299.972 70230.457 6299.972 70234.297 C 6299.972 70244.963 6301.678 70253.497 6305.092 70259.897 C 6308.932 70266.297 6313.412 70269.497 6318.532 70269.497 C 6326.638 70269.497 6334.745 70266.723 6342.852 70261.177 C 6350.958 70255.630 6356.505 70252.003 6359.492 70250.297 C 6360.772 70247.310 6363.118 70240.483 6366.532 70229.817 C 6369.945 70218.723 6372.932 70210.403 6375.492 70204.857 C 6381.892 70189.497 6387.652 70176.697 6392.772 70166.457 C 6396.185 70159.630 6402.798 70147.257 6412.612 70129.337 C 6416.452 70122.937 6418.372 70115.683 6418.372 70107.577 C 6418.372 70098.190 6416.878 70090.083 6413.892 70083.257 C 6409.625 70073.443 6403.438 70068.537 6395.332 70068.537 C 6391.492 70068.537 6385.518 70071.737 6377.412 70078.137 L 6368.452 70085.817 C 6368.025 70088.377 6365.892 70091.790 6362.052 70096.057 C 6359.918 70098.617 6356.718 70102.030 6352.452 70106.297 L 6353.092 70108.857 ZM 6520.182 70256.697 L 6517.622 70254.777 C 6518.902 70240.697 6521.462 70228.323 6525.302 70217.657 C 6529.142 70206.563 6538.955 70186.297 6554.742 70156.857 C 6570.955 70130.403 6598.475 70100.750 6637.302 70067.897 C 6680.395 70031.630 6713.462 70013.497 6736.502 70013.497 L 6744.182 70014.777 L 6744.822 70016.697 C 6759.755 70017.977 6770.208 70025.443 6776.182 70039.097 L 6783.222 70056.377 L 6785.782 70056.377 L 6781.942 70068.537 C 6781.942 70069.817 6783.008 70071.310 6785.142 70073.017 C 6785.568 70073.443 6786.208 70073.870 6787.062 70074.297 L 6788.342 70080.697 L 6799.862 70081.337 C 6797.728 70086.883 6790.475 70101.603 6778.102 70125.497 C 6766.155 70148.963 6758.475 70163.897 6755.062 70170.297 L 6751.862 70169.657 L 6754.422 70174.777 L 6746.742 70199.097 L 6744.182 70199.737 L 6739.702 70218.297 L 6737.142 70218.297 C 6738.848 70223.417 6738.848 70227.683 6737.142 70231.097 L 6735.222 70259.897 C 6735.222 70264.590 6737.995 70267.790 6743.542 70269.497 C 6749.088 70268.217 6757.408 70263.097 6768.502 70254.137 C 6780.022 70244.750 6796.662 70229.603 6818.422 70208.697 C 6817.142 70209.550 6816.928 70210.830 6817.782 70212.537 C 6819.062 70214.243 6820.128 70214.457 6820.982 70213.177 C 6810.315 70225.550 6799.862 70237.923 6789.622 70250.297 L 6787.702 70254.137 C 6779.595 70260.110 6771.915 70266.297 6764.662 70272.697 C 6755.275 70280.803 6748.235 70288.057 6743.542 70294.457 L 6740.342 70294.457 L 6737.142 70300.857 L 6732.022 70302.137 C 6729.888 70305.550 6726.475 70308.750 6721.782 70311.737 L 6719.862 70313.017 C 6716.022 70316.857 6710.262 70320.057 6702.582 70322.617 C 6695.328 70325.177 6687.648 70327.310 6679.542 70329.017 C 6672.288 70326.030 6667.595 70320.057 6665.462 70311.097 C 6663.328 70301.710 6662.262 70290.190 6662.262 70276.537 L 6662.262 70259.257 L 6656.502 70266.297 L 6647.542 70272.697 L 6646.902 70276.537 C 6643.062 70280.377 6640.288 70284.217 6638.582 70288.057 L 6636.022 70284.857 L 6631.542 70290.617 L 6627.062 70291.257 L 6622.582 70299.577 C 6620.022 70300.857 6617.462 70302.563 6614.902 70304.697 C 6612.768 70306.403 6610.208 70308.537 6607.222 70311.097 L 6593.142 70318.777 L 6593.142 70323.897 C 6590.582 70325.603 6585.035 70328.377 6576.502 70332.217 C 6571.808 70334.350 6568.395 70336.057 6566.262 70337.337 C 6565.408 70336.910 6562.208 70337.337 6556.662 70338.617 C 6555.808 70338.617 6554.315 70339.043 6552.182 70339.897 C 6544.502 70339.897 6537.888 70336.910 6532.342 70330.937 C 6526.795 70324.963 6522.742 70317.710 6520.182 70309.177 C 6522.315 70309.177 6523.382 70307.683 6523.382 70304.697 C 6522.102 70302.990 6521.248 70301.923 6520.822 70301.497 C 6519.115 70298.937 6517.835 70297.870 6516.982 70298.297 L 6515.702 70290.617 L 6518.902 70286.137 L 6518.902 70274.617 C 6517.195 70275.043 6516.128 70274.830 6515.702 70273.977 C 6515.275 70273.123 6515.062 70271.417 6515.062 70268.857 C 6515.488 70264.163 6515.702 70261.390 6515.702 70260.537 L 6520.182 70256.697 ZM 6594.422 70255.417 C 6594.422 70257.123 6595.702 70260.963 6598.262 70266.937 C 6601.248 70272.910 6603.595 70277.177 6605.302 70279.737 C 6615.115 70279.737 6628.982 70272.483 6646.902 70257.977 L 6668.662 70240.057 C 6669.088 70238.777 6671.008 70231.737 6674.422 70218.937 C 6677.835 70205.710 6681.248 70197.177 6684.662 70193.337 C 6684.662 70187.790 6688.928 70176.057 6697.462 70158.137 C 6706.422 70140.217 6710.902 70123.790 6710.902 70108.857 C 6710.902 70096.910 6708.342 70086.670 6703.222 70078.137 C 6698.102 70069.603 6689.995 70064.483 6678.902 70062.777 C 6675.488 70065.337 6672.075 70068.110 6668.662 70071.097 C 6665.675 70073.657 6663.542 70076.643 6662.262 70080.057 C 6653.302 70090.297 6644.555 70100.323 6636.022 70110.137 L 6634.102 70115.897 C 6631.968 70117.603 6630.048 70120.590 6628.342 70124.857 C 6627.062 70128.697 6625.995 70132.537 6625.142 70136.377 C 6623.435 70138.510 6620.662 70144.270 6616.822 70153.657 C 6608.715 70173.283 6604.448 70184.803 6604.022 70188.217 L 6600.182 70189.497 L 6601.462 70192.057 L 6596.342 70211.257 L 6593.782 70215.097 L 6595.062 70216.377 L 6598.262 70216.377 C 6596.982 70219.363 6595.275 70221.283 6593.142 70222.137 L 6595.702 70241.337 L 6593.142 70243.897 L 6593.782 70247.737 L 6594.422 70255.417 ZM 6841.602 70250.297 L 6842.882 70241.337 L 6846.722 70240.057 L 6847.362 70233.657 L 6846.082 70232.377 L 6850.562 70227.897 C 6853.548 70224.483 6855.042 70221.710 6855.042 70219.577 C 6855.042 70217.443 6853.548 70216.377 6850.562 70216.377 L 6852.482 70215.097 C 6854.615 70213.817 6855.682 70212.110 6855.682 70209.977 C 6855.682 70205.710 6856.748 70202.083 6858.882 70199.097 C 6861.442 70196.110 6863.362 70195.257 6864.642 70196.537 L 6864.002 70191.417 L 6865.282 70185.017 L 6867.842 70185.017 L 6866.562 70179.257 L 6869.762 70177.337 L 6868.482 70176.057 L 6872.962 70174.777 L 6871.682 70169.017 L 6877.442 70165.177 L 6874.882 70160.057 C 6875.308 70158.777 6875.948 70157.710 6876.802 70156.857 C 6877.655 70155.577 6878.722 70155.363 6880.002 70156.217 L 6880.002 70147.257 C 6882.135 70145.977 6883.202 70144.910 6883.202 70144.057 C 6883.628 70142.777 6884.695 70142.137 6886.402 70142.137 L 6888.322 70141.497 C 6886.615 70136.377 6888.322 70131.257 6893.442 70126.137 C 6892.588 70124.857 6892.588 70124.217 6893.442 70124.217 C 6894.295 70123.790 6895.362 70123.363 6896.642 70122.937 L 6896.642 70116.537 C 6898.348 70118.243 6899.628 70118.243 6900.482 70116.537 C 6901.762 70114.403 6902.402 70110.563 6902.402 70105.017 L 6908.162 70103.737 L 6910.722 70098.617 L 6909.442 70090.937 L 6904.322 70090.937 C 6899.628 70090.937 6888.748 70093.710 6871.682 70099.257 C 6862.295 70102.243 6855.255 70103.737 6850.562 70103.737 L 6843.522 70102.457 L 6870.402 70062.777 L 6876.162 70059.577 C 6880.428 70049.763 6891.095 70042.510 6908.162 70037.817 C 6928.215 70034.403 6941.228 70032.057 6947.202 70030.777 C 6955.308 70022.243 6964.695 70010.297 6975.362 69994.937 C 6984.322 69982.137 6993.282 69969.123 7002.242 69955.897 C 7012.482 69943.097 7020.802 69933.710 7027.202 69927.737 C 7038.722 69916.643 7049.175 69910.030 7058.562 69907.897 C 7060.695 69904.910 7064.322 69902.137 7069.442 69899.577 C 7074.988 69897.017 7079.895 69895.097 7084.162 69893.817 L 7089.282 69902.137 C 7088.428 69905.977 7086.295 69911.310 7082.882 69918.137 L 7078.402 69925.817 L 7070.722 69930.297 C 7069.868 69937.123 7066.668 69944.590 7061.122 69952.697 C 7055.575 69960.803 7051.948 69967.203 7050.242 69971.897 L 7045.122 69973.817 L 7047.682 69980.217 C 7044.268 69980.217 7042.562 69980.643 7042.562 69981.497 L 7042.562 69987.257 L 7038.082 69991.737 L 7034.882 69991.737 L 7026.562 70011.577 L 7020.162 70011.577 C 7021.868 70014.990 7022.082 70018.190 7020.802 70021.177 L 7065.602 70019.897 C 7072.428 70019.897 7079.255 70020.110 7086.082 70020.537 C 7092.908 70020.537 7099.948 70021.603 7107.202 70023.737 C 7104.215 70030.990 7101.015 70036.963 7097.602 70041.657 L 7092.482 70042.297 L 7089.282 70049.337 L 7081.602 70051.897 L 7076.482 70059.577 C 7072.642 70064.697 7067.948 70068.963 7062.402 70072.377 C 7057.282 70075.790 7051.095 70078.777 7043.842 70081.337 L 7029.762 70079.417 L 7008.002 70081.337 C 7007.148 70080.057 7003.095 70080.483 6995.842 70082.617 C 6989.015 70084.323 6984.962 70084.963 6983.682 70084.537 C 6982.402 70084.110 6981.335 70084.750 6980.482 70086.457 C 6980.055 70087.737 6979.202 70088.163 6977.922 70087.737 C 6974.508 70094.990 6972.162 70100.323 6970.882 70103.737 C 6966.188 70114.403 6963.415 70121.657 6962.562 70125.497 L 6959.362 70131.897 C 6952.108 70142.563 6946.988 70151.097 6944.002 70157.497 C 6941.442 70163.897 6939.522 70170.723 6938.242 70177.977 C 6936.962 70177.550 6935.895 70178.190 6935.042 70179.897 C 6934.615 70181.177 6934.828 70182.457 6935.682 70183.737 L 6933.122 70190.777 L 6927.362 70192.697 C 6928.642 70194.403 6930.135 70195.897 6931.842 70197.177 C 6928.428 70203.577 6926.508 70207.203 6926.082 70208.057 C 6924.375 70212.323 6923.522 70216.377 6923.522 70220.217 L 6921.602 70222.137 L 6922.242 70226.617 C 6920.962 70230.457 6920.108 70233.443 6919.682 70235.577 C 6917.548 70243.257 6916.482 70247.737 6916.482 70249.017 C 6916.482 70255.843 6917.548 70261.177 6919.682 70265.017 C 6921.815 70268.857 6925.868 70270.777 6931.842 70270.777 C 6946.775 70270.777 6969.815 70258.617 7000.962 70234.297 C 7027.415 70213.390 7044.482 70197.390 7052.162 70186.297 L 7056.642 70186.297 L 7043.842 70202.937 C 7038.722 70210.190 7029.975 70220.217 7017.602 70233.017 C 7003.522 70247.523 6993.922 70257.550 6988.802 70263.097 C 6984.108 70268.643 6978.775 70274.403 6972.802 70280.377 C 6967.255 70286.350 6961.495 70291.470 6955.522 70295.737 L 6953.602 70297.017 C 6949.335 70302.137 6944.215 70307.043 6938.242 70311.737 C 6928.428 70319.843 6922.882 70324.537 6921.602 70325.817 L 6919.682 70323.257 C 6917.548 70323.257 6914.348 70325.177 6910.082 70329.017 C 6907.522 70331.577 6905.602 70333.070 6904.322 70333.497 L 6905.602 70335.417 C 6900.482 70336.270 6896.428 70338.830 6893.442 70343.097 L 6876.802 70345.657 C 6864.428 70345.657 6854.615 70339.470 6847.362 70327.097 C 6840.108 70314.723 6836.482 70301.923 6836.482 70288.697 L 6836.482 70272.057 C 6836.908 70266.510 6838.188 70260.750 6840.322 70254.777 L 6841.602 70250.297 ZM 7222.582 70031.417 L 7225.142 70025.657 L 7229.622 70024.377 L 7231.542 70028.857 L 7235.382 70023.737 L 7237.302 70023.097 L 7241.782 70030.137 L 7246.262 70030.137 L 7244.982 70025.657 L 7248.182 70025.657 C 7250.742 70025.657 7256.288 70027.790 7264.822 70032.057 C 7265.248 70033.337 7265.888 70034.403 7266.742 70035.257 C 7268.875 70035.683 7270.368 70035.897 7271.222 70035.897 L 7276.982 70052.537 L 7278.262 70050.617 L 7282.102 70051.257 L 7280.182 70058.937 L 7284.022 70070.457 L 7285.942 70074.297 C 7285.942 70077.710 7285.515 70080.270 7284.662 70081.977 C 7284.235 70083.683 7283.595 70085.603 7282.742 70087.737 C 7282.742 70089.443 7283.595 70092.217 7285.302 70096.057 C 7284.875 70098.617 7284.235 70103.310 7283.382 70110.137 C 7282.528 70116.963 7282.102 70121.657 7282.102 70124.217 L 7277.622 70128.697 L 7278.902 70135.097 L 7275.702 70137.657 L 7276.342 70140.857 L 7276.982 70143.417 C 7274.848 70149.817 7271.435 70158.137 7266.742 70168.377 C 7263.755 70175.203 7259.915 70183.097 7255.222 70192.057 L 7243.702 70201.017 L 7246.902 70204.857 L 7232.822 70222.777 L 7229.622 70222.777 L 7231.542 70226.617 C 7228.982 70227.043 7227.062 70228.110 7225.782 70229.817 L 7223.222 70234.937 C 7222.368 70236.217 7221.302 70236.430 7220.022 70235.577 L 7214.262 70245.177 C 7212.982 70244.323 7211.702 70244.537 7210.422 70245.817 C 7209.568 70247.097 7209.355 70248.377 7209.782 70249.657 L 7205.302 70249.017 C 7204.448 70251.150 7203.382 70253.070 7202.102 70254.777 C 7200.822 70256.483 7199.328 70256.697 7197.622 70255.417 C 7196.342 70257.977 7194.635 70260.323 7192.502 70262.457 L 7188.022 70266.937 L 7182.902 70269.497 C 7173.088 70281.443 7162.422 70291.257 7150.902 70298.937 L 7148.342 70304.697 C 7141.942 70308.537 7137.035 70311.523 7133.622 70313.657 C 7126.795 70317.923 7122.102 70321.550 7119.542 70324.537 L 7113.782 70324.537 L 7112.502 70327.097 C 7108.662 70328.377 7104.608 70329.657 7100.342 70330.937 C 7096.502 70332.217 7092.448 70332.857 7088.182 70332.857 C 7071.115 70332.857 7058.528 70324.750 7050.422 70308.537 C 7044.022 70295.737 7040.822 70279.737 7040.822 70260.537 C 7040.822 70231.950 7047.435 70205.283 7060.662 70180.537 C 7071.328 70160.057 7087.968 70138.937 7110.582 70117.177 C 7121.675 70106.510 7142.795 70088.163 7173.942 70062.137 C 7181.195 70055.737 7188.875 70049.337 7196.982 70042.937 C 7205.088 70036.110 7213.408 70030.777 7221.942 70026.937 L 7222.582 70031.417 ZM 7109.942 70249.657 L 7111.862 70249.017 L 7113.142 70246.457 L 7114.422 70250.297 L 7113.782 70253.497 C 7115.915 70255.630 7117.195 70257.550 7117.622 70259.257 L 7112.502 70258.617 C 7112.502 70263.737 7115.702 70267.150 7122.102 70268.857 C 7123.808 70279.523 7128.715 70284.857 7136.822 70284.857 C 7156.875 70284.857 7176.075 70266.723 7194.422 70230.457 C 7210.635 70198.457 7218.742 70171.577 7218.742 70149.817 C 7218.742 70130.617 7216.182 70115.470 7211.062 70104.377 C 7206.368 70093.283 7199.968 70085.603 7191.862 70081.337 L 7187.382 70081.977 L 7186.102 70090.297 L 7182.902 70088.377 L 7181.622 70086.457 C 7181.622 70089.443 7180.342 70092.003 7177.782 70094.137 L 7177.782 70097.337 L 7175.862 70100.537 L 7170.102 70094.137 L 7168.822 70097.977 L 7170.102 70101.177 L 7166.262 70104.377 L 7167.542 70108.857 L 7160.502 70106.297 L 7162.422 70112.697 C 7160.715 70115.257 7158.582 70116.750 7156.022 70117.177 L 7154.742 70120.377 L 7148.342 70122.937 L 7149.622 70126.777 L 7151.542 70124.217 L 7152.822 70127.417 L 7150.262 70128.697 L 7150.262 70133.177 L 7145.782 70134.457 L 7142.582 70131.897 L 7140.022 70135.737 L 7137.462 70135.097 L 7137.462 70138.297 L 7143.222 70138.297 L 7141.302 70141.497 L 7138.742 70141.497 L 7140.662 70147.897 L 7136.822 70147.897 L 7136.182 70152.377 L 7134.902 70154.937 L 7137.462 70155.577 C 7133.195 70159.843 7131.062 70164.537 7131.062 70169.657 L 7125.302 70169.657 L 7122.742 70167.097 L 7120.182 70167.097 C 7120.608 70169.230 7122.102 70171.150 7124.662 70172.857 L 7125.942 70176.697 C 7126.368 70178.830 7124.235 70180.750 7119.542 70182.457 L 7121.462 70188.857 L 7124.022 70188.857 L 7118.902 70201.657 C 7117.622 70205.497 7116.982 70210.190 7116.982 70215.737 L 7110.582 70218.297 L 7110.582 70221.497 C 7111.435 70223.203 7112.502 70223.630 7113.782 70222.777 L 7115.062 70225.977 L 7113.142 70227.897 L 7108.662 70226.617 L 7106.742 70229.177 L 7111.862 70233.657 L 7111.862 70240.057 C 7113.995 70242.190 7114.635 70243.683 7113.782 70244.537 L 7110.582 70243.257 L 7104.822 70248.377 L 7109.942 70249.657 ZM 7234.132 70332.857 C 7242.238 70315.363 7257.172 70289.550 7278.932 70255.417 C 7300.265 70221.283 7314.985 70195.897 7323.092 70179.257 C 7340.585 70151.950 7352.958 70131.897 7360.212 70119.097 C 7375.572 70091.790 7384.318 70071.523 7386.452 70058.297 C 7404.798 70047.203 7418.878 70038.883 7428.692 70033.337 C 7438.932 70027.790 7447.038 70025.017 7453.012 70025.017 L 7459.412 70030.137 L 7461.972 70039.737 C 7461.972 70041.870 7461.118 70044.217 7459.412 70046.777 L 7456.852 70051.897 C 7457.705 70052.750 7458.132 70056.163 7458.132 70062.137 C 7456.425 70065.123 7454.932 70067.897 7453.652 70070.457 C 7452.372 70072.590 7450.665 70074.937 7448.532 70077.497 L 7448.532 70080.697 C 7450.238 70081.123 7451.518 70081.550 7452.372 70081.977 C 7453.652 70081.977 7455.145 70081.763 7456.852 70081.337 L 7454.932 70084.537 C 7454.505 70084.963 7452.158 70085.817 7447.892 70087.097 L 7443.412 70093.497 L 7449.172 70093.497 L 7447.892 70096.697 L 7439.572 70102.457 C 7438.718 70103.310 7438.718 70104.163 7439.572 70105.017 C 7440.425 70105.443 7441.278 70105.657 7442.132 70105.657 C 7442.985 70105.230 7443.838 70105.017 7444.692 70105.017 C 7444.692 70105.443 7444.905 70105.870 7445.332 70106.297 C 7471.785 70080.697 7494.398 70060.643 7513.172 70046.137 C 7532.372 70031.203 7545.172 70023.737 7551.572 70023.737 L 7560.532 70025.017 C 7560.105 70027.577 7560.958 70029.283 7563.092 70030.137 C 7563.092 70032.697 7562.025 70035.470 7559.892 70038.457 L 7556.052 70039.097 L 7553.492 70053.177 L 7550.932 70052.537 C 7550.078 70054.243 7549.438 70055.737 7549.012 70057.017 L 7543.252 70060.217 L 7540.692 70070.457 L 7545.812 70074.297 C 7544.958 70073.870 7544.318 70074.510 7543.892 70076.217 C 7543.465 70077.923 7543.678 70079.203 7544.532 70080.057 L 7537.492 70085.177 L 7533.012 70089.017 L 7535.572 70089.017 C 7532.158 70100.110 7528.958 70110.990 7525.972 70121.657 C 7525.545 70125.070 7524.478 70126.777 7522.772 70126.777 L 7524.052 70132.537 L 7527.252 70132.537 L 7527.252 70142.137 L 7533.652 70143.417 L 7544.532 70142.137 L 7553.492 70139.577 C 7565.865 70134.457 7581.012 70124.857 7598.932 70110.777 C 7621.118 70093.283 7635.412 70082.617 7641.812 70078.777 L 7641.812 70081.977 C 7638.398 70084.963 7623.892 70097.763 7598.292 70120.377 C 7579.518 70137.017 7566.292 70150.883 7558.612 70161.977 L 7554.132 70161.337 L 7547.732 70171.577 C 7542.612 70174.137 7535.572 70178.830 7526.612 70185.657 L 7513.812 70195.257 L 7515.092 70197.817 C 7509.545 70197.817 7502.718 70199.310 7494.612 70202.297 C 7486.505 70204.857 7478.825 70207.417 7471.572 70209.977 L 7471.572 70206.777 L 7463.252 70206.137 C 7456.425 70202.723 7451.732 70197.817 7449.172 70191.417 C 7447.038 70185.017 7445.972 70177.337 7445.972 70168.377 C 7445.972 70156.857 7448.532 70145.337 7453.652 70133.817 C 7459.198 70121.870 7464.745 70110.350 7470.292 70099.257 L 7415.892 70155.577 C 7415.892 70156.857 7415.038 70158.563 7413.332 70160.697 C 7412.052 70162.403 7410.558 70164.323 7408.852 70166.457 C 7407.145 70168.163 7403.305 70174.563 7397.332 70185.657 C 7391.785 70196.750 7386.665 70204.643 7381.972 70209.337 L 7383.892 70216.377 L 7381.332 70215.737 C 7380.052 70215.737 7378.772 70216.590 7377.492 70218.297 C 7376.212 70220.003 7375.998 70221.283 7376.852 70222.137 C 7377.278 70222.563 7378.132 70222.563 7379.412 70222.137 C 7380.692 70221.710 7381.332 70222.350 7381.332 70224.057 L 7377.492 70224.697 L 7374.932 70231.097 L 7369.172 70234.937 C 7369.172 70235.790 7369.385 70237.710 7369.812 70240.697 L 7362.772 70245.817 L 7362.132 70250.937 C 7363.838 70250.083 7365.545 70250.937 7367.252 70253.497 C 7363.412 70256.057 7358.932 70257.337 7353.812 70257.337 L 7353.812 70261.177 L 7362.132 70259.897 L 7356.372 70267.577 C 7350.825 70269.283 7346.132 70269.923 7342.292 70269.497 L 7340.372 70275.897 L 7348.692 70275.897 L 7354.452 70272.697 L 7354.452 70273.337 C 7353.172 70275.470 7352.958 70277.177 7353.812 70278.457 C 7347.412 70281.017 7342.505 70282.297 7339.092 70282.297 C 7338.238 70283.577 7337.812 70284.430 7337.812 70284.857 C 7336.532 70286.990 7335.465 70287.843 7334.612 70287.417 L 7332.692 70295.097 L 7334.612 70295.737 L 7341.012 70288.697 L 7346.772 70290.617 L 7348.692 70289.977 C 7348.692 70292.537 7346.985 70293.390 7343.572 70292.537 L 7339.732 70294.457 L 7346.132 70295.737 L 7342.932 70303.417 L 7338.452 70302.777 L 7339.092 70307.897 L 7334.612 70316.857 L 7323.092 70314.297 L 7319.252 70318.777 C 7321.812 70320.057 7324.585 70320.697 7327.572 70320.697 C 7328.852 70320.697 7330.772 70320.270 7333.332 70319.417 L 7321.812 70325.817 C 7320.532 70324.110 7319.465 70322.403 7318.612 70320.697 L 7314.132 70332.217 C 7307.305 70335.630 7303.038 70339.683 7301.332 70344.377 L 7296.852 70343.097 L 7299.412 70341.817 L 7298.772 70339.257 L 7289.812 70341.177 C 7290.238 70342.457 7289.385 70343.737 7287.252 70345.017 C 7285.118 70346.297 7283.625 70346.083 7282.772 70344.377 L 7278.932 70347.577 C 7277.652 70345.870 7275.732 70346.083 7273.172 70348.217 C 7270.612 70349.070 7267.198 70350.563 7262.932 70352.697 C 7258.238 70354.830 7255.252 70356.110 7253.972 70356.537 L 7250.132 70355.897 L 7246.932 70360.377 L 7242.452 70359.097 L 7236.692 70361.017 L 7236.052 70356.537 L 7229.652 70350.777 L 7234.132 70332.857 ZM 7553.162 70327.097 L 7539.722 70343.097 L 7537.162 70343.097 C 7524.362 70358.030 7515.615 70369.550 7510.922 70377.657 C 7502.815 70391.737 7498.762 70405.817 7498.762 70419.897 C 7498.762 70423.310 7499.828 70427.577 7501.962 70432.697 C 7504.095 70438.243 7506.228 70442.723 7508.362 70446.137 L 7511.562 70446.137 L 7518.602 70450.617 L 7519.882 70453.177 C 7523.295 70454.457 7527.135 70455.097 7531.402 70455.097 C 7570.228 70455.097 7605.215 70417.550 7636.362 70342.457 C 7647.455 70313.443 7658.762 70284.430 7670.282 70255.417 C 7668.148 70255.843 7666.228 70257.123 7664.522 70259.257 C 7662.815 70261.390 7661.322 70263.523 7660.042 70265.657 L 7657.482 70264.377 C 7656.202 70264.377 7655.135 70265.230 7654.282 70266.937 C 7652.148 70270.777 7649.802 70272.697 7647.242 70272.697 C 7645.962 70272.697 7644.042 70273.977 7641.482 70276.537 C 7638.922 70279.097 7637.002 70280.377 7635.722 70280.377 L 7633.802 70281.657 L 7630.602 70287.417 C 7625.908 70288.697 7621.642 70290.190 7617.802 70291.897 C 7610.975 70295.737 7604.148 70299.363 7597.322 70302.777 C 7595.188 70304.910 7593.055 70306.830 7590.922 70308.537 L 7589.642 70307.257 L 7578.122 70310.457 C 7575.562 70309.603 7573.428 70308.750 7571.722 70307.897 C 7568.308 70305.763 7565.962 70304.270 7564.682 70303.417 C 7563.402 70302.563 7562.335 70301.710 7561.482 70300.857 C 7558.068 70296.163 7555.508 70291.897 7553.802 70288.057 C 7552.522 70284.217 7551.455 70279.950 7550.602 70275.257 L 7551.882 70276.537 L 7552.522 70273.337 L 7549.962 70272.057 L 7549.962 70265.657 L 7555.722 70266.297 C 7553.588 70263.737 7551.882 70261.817 7550.602 70260.537 L 7546.762 70254.777 C 7546.762 70253.070 7547.402 70251.790 7548.682 70250.937 C 7550.388 70249.657 7551.882 70249.443 7553.162 70250.297 L 7549.962 70241.977 L 7550.602 70236.857 C 7550.602 70231.737 7550.388 70228.750 7549.962 70227.897 L 7553.802 70216.377 C 7554.655 70215.950 7555.508 70215.310 7556.362 70214.457 C 7556.362 70211.897 7555.295 70210.190 7553.162 70209.337 L 7557.002 70198.457 L 7562.122 70199.737 L 7561.482 70195.897 L 7559.562 70190.137 C 7568.948 70168.803 7582.175 70145.550 7599.242 70120.377 C 7612.468 70101.177 7628.682 70079.843 7647.882 70056.377 C 7648.735 70055.950 7649.375 70055.523 7649.802 70055.097 C 7650.655 70054.243 7651.295 70053.177 7651.722 70051.897 C 7652.575 70050.617 7654.495 70048.910 7657.482 70046.777 C 7660.895 70044.643 7664.095 70042.723 7667.082 70041.017 C 7670.068 70038.883 7674.335 70036.323 7679.882 70033.337 C 7685.855 70029.923 7691.402 70027.150 7696.522 70025.017 C 7696.095 70024.163 7696.308 70023.310 7697.162 70022.457 C 7698.442 70021.603 7699.508 70022.243 7700.362 70024.377 L 7712.522 70021.177 L 7713.162 70024.377 C 7713.162 70026.510 7711.668 70030.563 7708.682 70036.537 C 7705.695 70042.083 7703.135 70047.203 7701.002 70051.897 L 7696.522 70056.377 L 7688.842 70069.177 C 7686.282 70073.443 7684.362 70077.283 7683.082 70080.697 C 7681.802 70081.977 7680.948 70083.043 7680.522 70083.897 L 7680.522 70087.097 L 7672.202 70099.257 L 7669.642 70103.737 L 7662.602 70111.417 L 7663.882 70114.617 L 7660.042 70120.377 L 7649.802 70140.857 L 7647.242 70140.217 C 7644.682 70150.030 7642.122 70158.990 7639.562 70167.097 C 7634.442 70183.737 7631.242 70192.697 7629.962 70193.977 C 7630.388 70195.257 7629.962 70200.163 7628.682 70208.697 C 7627.828 70217.230 7626.975 70224.697 7626.122 70231.097 C 7626.122 70233.657 7627.402 70237.923 7629.962 70243.897 C 7632.948 70249.870 7633.802 70254.563 7632.522 70257.977 C 7642.335 70254.990 7650.442 70251.790 7656.842 70248.377 C 7660.255 70246.670 7667.722 70241.977 7679.242 70234.297 C 7692.468 70207.417 7703.348 70185.443 7711.882 70168.377 C 7727.242 70138.510 7741.108 70113.550 7753.482 70093.497 C 7768.842 70068.323 7782.282 70050.190 7793.802 70039.097 C 7795.082 70039.523 7797.002 70039.097 7799.562 70037.817 C 7802.122 70036.110 7803.402 70034.830 7803.402 70033.977 C 7809.375 70031.843 7815.135 70029.710 7820.682 70027.577 C 7826.228 70025.443 7831.988 70022.457 7837.962 70018.617 L 7840.522 70020.537 L 7845.002 70015.417 C 7846.282 70015.843 7848.202 70015.630 7850.762 70014.777 C 7853.748 70013.497 7855.455 70012.857 7855.882 70012.857 L 7860.362 70015.417 L 7855.882 70025.017 L 7858.442 70025.017 C 7856.735 70031.417 7854.602 70037.177 7852.042 70042.297 C 7849.908 70046.990 7846.495 70052.750 7841.802 70059.577 C 7837.535 70066.403 7833.268 70073.017 7829.002 70079.417 L 7826.442 70085.817 L 7819.402 70089.017 C 7817.695 70092.430 7817.482 70095.417 7818.762 70097.977 L 7811.082 70109.497 C 7808.522 70112.910 7806.602 70114.617 7805.322 70114.617 L 7802.122 70124.857 L 7799.562 70131.257 L 7789.962 70152.377 L 7787.402 70152.377 C 7785.268 70157.070 7783.348 70161.550 7781.642 70165.817 C 7780.362 70169.657 7779.935 70172.430 7780.362 70174.137 L 7775.242 70182.457 L 7777.802 70187.577 L 7773.322 70194.617 L 7766.282 70201.657 L 7763.722 70202.297 L 7766.922 70207.417 C 7763.935 70209.123 7761.162 70210.617 7758.602 70211.897 L 7761.162 70218.937 L 7754.762 70228.537 L 7756.042 70234.297 L 7754.122 70231.737 L 7753.482 70240.697 L 7749.002 70241.337 C 7748.148 70243.043 7746.655 70245.817 7744.522 70249.657 C 7742.815 70253.070 7740.468 70258.403 7737.482 70265.657 L 7739.402 70268.857 L 7736.842 70268.857 L 7732.362 70279.097 L 7729.802 70279.097 C 7728.948 70281.657 7727.242 70284.430 7724.682 70287.417 C 7722.548 70289.977 7721.055 70291.470 7720.202 70291.897 L 7721.482 70297.017 L 7717.642 70306.617 L 7713.802 70307.257 C 7713.802 70312.377 7711.882 70317.923 7708.042 70323.897 C 7706.335 70326.457 7703.988 70329.443 7701.002 70332.857 L 7678.602 70365.497 L 7676.042 70365.497 C 7673.055 70371.043 7669.215 70375.097 7664.522 70377.657 L 7662.602 70384.697 L 7660.042 70387.257 L 7653.642 70389.817 C 7645.535 70409.017 7620.148 70433.550 7577.482 70463.417 C 7534.815 70493.283 7502.602 70508.217 7480.842 70508.217 C 7467.188 70508.217 7455.882 70502.457 7446.922 70490.937 C 7437.535 70479.417 7432.842 70466.617 7432.842 70452.537 C 7432.842 70430.777 7447.348 70403.897 7476.362 70371.897 C 7504.948 70340.323 7529.482 70322.617 7549.962 70318.777 L 7553.162 70327.097 ZM 8067.522 70312.377 L 8069.442 70318.777 C 8067.308 70320.483 8065.175 70321.977 8063.042 70323.257 L 8054.722 70329.017 C 8043.628 70337.123 8034.455 70346.937 8027.202 70358.457 C 8019.948 70369.977 8016.322 70382.137 8016.322 70394.937 C 8016.322 70399.630 8018.242 70405.817 8022.082 70413.497 C 8024.215 70417.763 8026.348 70420.750 8028.482 70422.457 C 8030.188 70424.590 8031.042 70427.790 8031.042 70432.057 L 8033.602 70427.577 L 8053.442 70433.337 C 8055.148 70432.483 8057.708 70432.057 8061.122 70432.057 L 8066.882 70432.057 L 8073.282 70432.057 C 8073.282 70431.203 8075.415 70430.563 8079.682 70430.137 C 8091.628 70422.883 8101.442 70413.923 8109.122 70403.257 C 8120.642 70386.190 8131.095 70368.910 8140.482 70351.417 C 8150.295 70333.923 8158.402 70316.217 8164.802 70298.297 C 8169.495 70290.190 8173.335 70282.723 8176.322 70275.897 C 8179.735 70269.070 8182.935 70261.817 8185.922 70254.137 L 8189.762 70246.457 C 8185.922 70248.163 8182.082 70250.297 8178.242 70252.857 C 8174.828 70255.417 8170.988 70258.403 8166.722 70261.817 L 8163.522 70259.897 L 8161.602 70263.737 C 8158.615 70265.017 8155.202 70266.937 8151.362 70269.497 C 8147.948 70272.057 8144.535 70274.403 8141.122 70276.537 L 8140.482 70280.377 L 8131.522 70283.577 L 8125.762 70289.977 L 8121.282 70289.337 C 8118.722 70292.323 8114.668 70294.670 8109.122 70296.377 C 8104.002 70298.083 8099.095 70298.937 8094.402 70298.937 C 8091.415 70298.937 8088.215 70297.657 8084.802 70295.097 L 8077.762 70295.737 C 8062.402 70285.070 8054.722 70269.923 8054.722 70250.297 C 8054.722 70224.697 8064.748 70195.683 8084.802 70163.257 C 8105.282 70130.830 8127.042 70107.363 8150.082 70092.857 C 8162.882 70083.470 8179.308 70073.230 8199.362 70062.137 C 8216.002 70053.177 8232.855 70044.003 8249.922 70034.617 C 8250.775 70035.043 8253.122 70034.190 8256.962 70032.057 C 8261.228 70029.923 8264.855 70028.003 8267.842 70026.297 C 8276.375 70023.310 8285.335 70021.817 8294.722 70021.817 C 8303.682 70021.817 8311.575 70025.230 8318.402 70032.057 C 8325.655 70038.457 8329.282 70045.923 8329.282 70054.457 L 8328.002 70061.497 L 8329.922 70063.417 L 8329.282 70075.577 L 8331.202 70078.137 C 8328.215 70084.110 8326.722 70090.723 8326.722 70097.977 C 8328.002 70097.977 8329.068 70097.763 8329.922 70097.337 C 8331.202 70096.910 8332.908 70095.417 8335.042 70092.857 L 8344.002 70092.857 L 8346.562 70097.337 L 8342.082 70103.097 L 8340.802 70108.217 L 8334.402 70111.417 C 8333.975 70114.403 8331.842 70117.390 8328.002 70120.377 C 8324.588 70122.937 8322.455 70124.643 8321.602 70125.497 C 8315.628 70131.470 8310.082 70138.723 8304.962 70147.257 C 8302.402 70151.097 8294.722 70165.603 8281.922 70190.777 C 8280.642 70192.057 8280.215 70192.910 8280.642 70193.337 L 8271.042 70212.537 L 8267.842 70212.537 L 8268.482 70217.657 C 8268.482 70219.790 8266.988 70222.990 8264.002 70227.257 C 8261.442 70231.097 8259.948 70234.083 8259.522 70236.217 L 8256.962 70236.217 L 8255.682 70245.817 L 8251.202 70249.017 C 8249.495 70254.563 8247.788 70259.897 8246.082 70265.017 L 8241.602 70270.777 L 8243.522 70274.617 L 8235.842 70282.937 L 8234.562 70281.017 C 8234.135 70282.297 8234.135 70284.003 8234.562 70286.137 C 8235.415 70287.843 8235.842 70288.910 8235.842 70289.337 C 8235.842 70291.470 8234.348 70294.457 8231.362 70298.297 C 8228.375 70302.137 8225.602 70304.483 8223.042 70305.337 C 8224.748 70305.337 8226.668 70305.123 8228.802 70304.697 L 8227.522 70306.617 L 8224.962 70308.537 L 8223.682 70315.577 C 8222.828 70315.150 8221.335 70317.283 8219.202 70321.977 C 8217.495 70326.670 8216.428 70329.230 8216.002 70329.657 L 8210.242 70329.657 L 8211.522 70336.057 L 8212.162 70334.137 L 8215.362 70334.137 L 8213.442 70337.977 L 8212.162 70339.897 C 8210.455 70340.323 8208.962 70340.963 8207.682 70341.817 C 8209.815 70342.670 8210.668 70344.163 8210.242 70346.297 L 8204.482 70348.857 L 8204.482 70351.417 L 8200.002 70350.777 L 8200.002 70356.537 L 8203.202 70356.537 L 8202.562 70359.097 C 8200.428 70359.950 8199.575 70360.803 8200.002 70361.657 L 8191.682 70365.497 L 8192.962 70371.897 C 8189.122 70374.883 8185.282 70378.083 8181.442 70381.497 C 8175.895 70386.617 8174.188 70390.030 8176.322 70391.737 L 8160.322 70400.697 L 8160.322 70404.537 L 8152.002 70410.297 L 8148.802 70408.377 L 8148.162 70414.777 C 8145.602 70416.483 8143.468 70416.483 8141.762 70414.777 C 8140.482 70413.497 8139.628 70412.857 8139.202 70412.857 L 8139.202 70416.697 C 8136.215 70417.977 8134.935 70419.043 8135.362 70419.897 L 8130.242 70423.097 L 8127.042 70421.817 L 8125.762 70425.017 C 8121.068 70427.150 8101.655 70437.603 8067.522 70456.377 C 8042.348 70470.457 8022.082 70477.497 8006.722 70477.497 C 7990.935 70477.497 7977.708 70473.017 7967.042 70464.057 C 7955.948 70455.523 7950.402 70443.363 7950.402 70427.577 C 7950.402 70403.683 7963.415 70380.430 7989.442 70357.817 C 8006.082 70343.737 8029.975 70328.803 8061.122 70313.017 C 8063.255 70313.017 8065.388 70312.803 8067.522 70312.377 ZM 8240.962 70159.417 C 8245.655 70150.030 8249.708 70139.363 8253.122 70127.417 C 8256.962 70115.470 8258.882 70105.017 8258.882 70096.057 C 8258.882 70086.243 8257.815 70078.777 8255.682 70073.657 C 8252.268 70065.123 8246.295 70060.857 8237.762 70060.857 C 8232.642 70060.857 8223.682 70067.257 8210.882 70080.057 C 8195.948 70094.990 8187.202 70103.097 8184.642 70104.377 L 8181.442 70112.057 C 8176.748 70118.883 8172.268 70125.710 8168.002 70132.537 L 8165.442 70137.017 L 8159.682 70141.497 L 8160.962 70145.977 C 8154.135 70153.230 8148.375 70165.390 8143.682 70182.457 C 8139.415 70199.097 8137.282 70213.603 8137.282 70225.977 C 8137.282 70234.083 8137.922 70239.417 8139.202 70241.977 L 8149.442 70253.497 C 8180.588 70234.297 8201.068 70216.803 8210.882 70201.017 C 8221.122 70184.803 8231.148 70170.937 8240.962 70159.417 ZM 8518.832 70031.417 L 8521.392 70025.657 L 8525.872 70024.377 L 8527.792 70028.857 L 8531.632 70023.737 L 8533.552 70023.097 L 8538.032 70030.137 L 8542.512 70030.137 L 8541.232 70025.657 L 8544.432 70025.657 C 8546.992 70025.657 8552.538 70027.790 8561.072 70032.057 C 8561.498 70033.337 8562.138 70034.403 8562.992 70035.257 C 8565.125 70035.683 8566.618 70035.897 8567.472 70035.897 L 8573.232 70052.537 L 8574.512 70050.617 L 8578.352 70051.257 L 8576.432 70058.937 L 8580.272 70070.457 L 8582.192 70074.297 C 8582.192 70077.710 8581.765 70080.270 8580.912 70081.977 C 8580.485 70083.683 8579.845 70085.603 8578.992 70087.737 C 8578.992 70089.443 8579.845 70092.217 8581.552 70096.057 C 8581.125 70098.617 8580.485 70103.310 8579.632 70110.137 C 8578.778 70116.963 8578.352 70121.657 8578.352 70124.217 L 8573.872 70128.697 L 8575.152 70135.097 L 8571.952 70137.657 L 8572.592 70140.857 L 8573.232 70143.417 C 8571.098 70149.817 8567.685 70158.137 8562.992 70168.377 C 8560.005 70175.203 8556.165 70183.097 8551.472 70192.057 L 8539.952 70201.017 L 8543.152 70204.857 L 8529.072 70222.777 L 8525.872 70222.777 L 8527.792 70226.617 C 8525.232 70227.043 8523.312 70228.110 8522.032 70229.817 L 8519.472 70234.937 C 8518.618 70236.217 8517.552 70236.430 8516.272 70235.577 L 8510.512 70245.177 C 8509.232 70244.323 8507.952 70244.537 8506.672 70245.817 C 8505.818 70247.097 8505.605 70248.377 8506.032 70249.657 L 8501.552 70249.017 C 8500.698 70251.150 8499.632 70253.070 8498.352 70254.777 C 8497.072 70256.483 8495.578 70256.697 8493.872 70255.417 C 8492.592 70257.977 8490.885 70260.323 8488.752 70262.457 L 8484.272 70266.937 L 8479.152 70269.497 C 8469.338 70281.443 8458.672 70291.257 8447.152 70298.937 L 8444.592 70304.697 C 8438.192 70308.537 8433.285 70311.523 8429.872 70313.657 C 8423.045 70317.923 8418.352 70321.550 8415.792 70324.537 L 8410.032 70324.537 L 8408.752 70327.097 C 8404.912 70328.377 8400.858 70329.657 8396.592 70330.937 C 8392.752 70332.217 8388.698 70332.857 8384.432 70332.857 C 8367.365 70332.857 8354.778 70324.750 8346.672 70308.537 C 8340.272 70295.737 8337.072 70279.737 8337.072 70260.537 C 8337.072 70231.950 8343.685 70205.283 8356.912 70180.537 C 8367.578 70160.057 8384.218 70138.937 8406.832 70117.177 C 8417.925 70106.510 8439.045 70088.163 8470.192 70062.137 C 8477.445 70055.737 8485.125 70049.337 8493.232 70042.937 C 8501.338 70036.110 8509.658 70030.777 8518.192 70026.937 L 8518.832 70031.417 ZM 8406.192 70249.657 L 8408.112 70249.017 L 8409.392 70246.457 L 8410.672 70250.297 L 8410.032 70253.497 C 8412.165 70255.630 8413.445 70257.550 8413.872 70259.257 L 8408.752 70258.617 C 8408.752 70263.737 8411.952 70267.150 8418.352 70268.857 C 8420.058 70279.523 8424.965 70284.857 8433.072 70284.857 C 8453.125 70284.857 8472.325 70266.723 8490.672 70230.457 C 8506.885 70198.457 8514.992 70171.577 8514.992 70149.817 C 8514.992 70130.617 8512.432 70115.470 8507.312 70104.377 C 8502.618 70093.283 8496.218 70085.603 8488.112 70081.337 L 8483.632 70081.977 L 8482.352 70090.297 L 8479.152 70088.377 L 8477.872 70086.457 C 8477.872 70089.443 8476.592 70092.003 8474.032 70094.137 L 8474.032 70097.337 L 8472.112 70100.537 L 8466.352 70094.137 L 8465.072 70097.977 L 8466.352 70101.177 L 8462.512 70104.377 L 8463.792 70108.857 L 8456.752 70106.297 L 8458.672 70112.697 C 8456.965 70115.257 8454.832 70116.750 8452.272 70117.177 L 8450.992 70120.377 L 8444.592 70122.937 L 8445.872 70126.777 L 8447.792 70124.217 L 8449.072 70127.417 L 8446.512 70128.697 L 8446.512 70133.177 L 8442.032 70134.457 L 8438.832 70131.897 L 8436.272 70135.737 L 8433.712 70135.097 L 8433.712 70138.297 L 8439.472 70138.297 L 8437.552 70141.497 L 8434.992 70141.497 L 8436.912 70147.897 L 8433.072 70147.897 L 8432.432 70152.377 L 8431.152 70154.937 L 8433.712 70155.577 C 8429.445 70159.843 8427.312 70164.537 8427.312 70169.657 L 8421.552 70169.657 L 8418.992 70167.097 L 8416.432 70167.097 C 8416.858 70169.230 8418.352 70171.150 8420.912 70172.857 L 8422.192 70176.697 C 8422.618 70178.830 8420.485 70180.750 8415.792 70182.457 L 8417.712 70188.857 L 8420.272 70188.857 L 8415.152 70201.657 C 8413.872 70205.497 8413.232 70210.190 8413.232 70215.737 L 8406.832 70218.297 L 8406.832 70221.497 C 8407.685 70223.203 8408.752 70223.630 8410.032 70222.777 L 8411.312 70225.977 L 8409.392 70227.897 L 8404.912 70226.617 L 8402.992 70229.177 L 8408.112 70233.657 L 8408.112 70240.057 C 8410.245 70242.190 8410.885 70243.683 8410.032 70244.537 L 8406.832 70243.257 L 8401.072 70248.377 L 8406.192 70249.657 ZM 8612.942 70209.337 L 8616.782 70207.417 L 8615.502 70206.137 L 8617.422 70204.217 L 8617.422 70193.337 C 8618.275 70192.057 8618.702 70190.777 8618.702 70189.497 C 8618.702 70187.790 8619.555 70187.150 8621.262 70187.577 L 8622.542 70182.457 L 8619.982 70180.537 L 8624.462 70174.137 L 8622.542 70168.377 C 8623.822 70168.803 8624.888 70168.377 8625.742 70167.097 C 8626.595 70165.817 8626.595 70164.537 8625.742 70163.257 L 8630.222 70160.057 C 8630.222 70158.350 8629.795 70156.643 8628.942 70154.937 C 8628.515 70154.937 8628.088 70154.723 8627.662 70154.297 L 8629.582 70147.897 L 8633.422 70147.897 L 8635.342 70140.857 C 8634.488 70140.857 8633.848 70140.430 8633.422 70139.577 L 8632.142 70137.017 L 8634.062 70130.617 L 8634.702 70126.137 L 8636.622 70125.497 C 8636.622 70120.803 8637.262 70114.830 8638.542 70107.577 C 8640.248 70100.323 8641.528 70094.777 8642.382 70090.937 C 8645.368 70089.230 8646.862 70085.603 8646.862 70080.057 L 8645.582 70078.777 C 8648.568 70074.083 8650.488 70070.670 8651.342 70068.537 C 8652.195 70066.403 8652.835 70063.630 8653.262 70060.217 L 8655.822 70060.857 L 8658.382 70058.297 C 8662.222 70054.030 8664.568 70051.257 8665.422 70049.977 L 8662.862 70052.537 L 8666.062 70053.817 C 8667.342 70051.683 8668.195 70050.190 8668.622 70049.337 C 8670.755 70046.777 8673.102 70045.923 8675.662 70046.777 L 8678.862 70042.297 L 8683.342 70041.017 L 8697.422 70036.537 L 8699.982 70033.337 L 8704.462 70034.617 L 8723.662 70030.777 C 8727.928 70032.910 8730.062 70036.537 8730.062 70041.657 C 8730.062 70055.310 8725.582 70074.083 8716.622 70097.977 C 8705.955 70126.563 8699.768 70145.337 8698.062 70154.297 C 8695.502 70159.843 8693.368 70165.603 8691.662 70171.577 C 8690.382 70177.123 8689.102 70183.310 8687.822 70190.137 L 8691.662 70188.857 L 8696.142 70183.097 L 8700.622 70181.817 L 8699.342 70179.257 C 8702.755 70172.430 8716.622 70155.363 8740.942 70128.057 C 8763.128 70103.310 8779.128 70086.243 8788.942 70076.857 L 8792.142 70078.137 C 8795.982 70070.030 8808.568 70058.937 8829.902 70044.857 C 8846.968 70033.763 8862.542 70024.590 8876.622 70017.337 L 8884.942 70019.257 L 8888.782 70018.617 L 8893.902 70016.057 L 8897.742 70019.897 L 8897.102 70023.097 L 8890.062 70028.217 L 8884.302 70032.057 L 8879.182 70032.697 L 8875.982 70033.977 L 8870.862 70039.737 C 8858.488 70046.563 8844.622 70057.017 8829.262 70071.097 C 8813.902 70084.750 8803.662 70096.483 8798.542 70106.297 L 8793.422 70112.057 L 8787.662 70117.817 L 8779.982 70122.937 C 8778.702 70125.070 8777.422 70126.990 8776.142 70128.697 C 8771.875 70132.537 8769.528 70134.670 8769.102 70135.097 L 8759.502 70143.417 L 8759.502 70147.257 L 8752.462 70152.377 C 8752.888 70153.657 8752.675 70154.723 8751.822 70155.577 C 8751.395 70156.003 8750.968 70156.217 8750.542 70156.217 C 8747.555 70159.203 8741.368 70166.457 8731.982 70177.977 C 8725.155 70186.083 8718.755 70193.337 8712.782 70199.737 C 8713.208 70200.590 8712.355 70202.723 8710.222 70206.137 C 8708.088 70209.123 8705.528 70212.110 8702.542 70215.097 L 8698.062 70220.857 L 8695.502 70220.857 C 8692.515 70230.670 8684.195 70244.750 8670.542 70263.097 C 8664.568 70270.777 8658.808 70278.457 8653.262 70286.137 L 8646.222 70290.617 L 8634.702 70300.217 L 8628.302 70309.817 C 8625.742 70310.670 8623.395 70311.310 8621.262 70311.737 L 8615.502 70314.937 C 8615.502 70315.790 8615.715 70316.430 8616.142 70316.857 L 8618.702 70316.857 L 8618.062 70318.777 L 8612.942 70318.777 L 8604.622 70328.377 L 8597.582 70330.297 C 8598.435 70332.003 8598.008 70332.857 8596.302 70332.857 C 8595.022 70333.283 8593.955 70333.497 8593.102 70333.497 C 8590.115 70332.643 8588.195 70332.217 8587.342 70332.217 L 8584.782 70323.897 C 8584.782 70315.363 8585.635 70307.257 8587.342 70299.577 C 8589.048 70291.470 8590.968 70283.363 8593.102 70275.257 C 8596.515 70266.723 8600.782 70254.350 8605.902 70238.137 C 8611.448 70221.497 8613.795 70211.897 8612.942 70209.337 ZM 8883.382 70043.577 C 8884.662 70037.177 8887.222 70030.563 8891.062 70023.737 C 8895.328 70016.910 8898.742 70011.363 8901.302 70007.097 C 8916.235 69981.497 8929.035 69960.803 8939.702 69945.017 C 8960.182 69915.150 8977.675 69900.217 8992.182 69900.217 L 8994.102 69901.497 L 9004.982 69895.097 L 9013.302 69893.817 L 9022.902 69906.617 C 9022.902 69909.177 9022.048 69912.590 9020.342 69916.857 C 9018.635 69921.123 9017.568 69923.897 9017.142 69925.177 L 9010.102 69927.097 L 9010.102 69929.657 L 9007.542 69930.297 L 9007.542 69934.137 C 9007.968 69935.843 9006.688 69938.403 9003.702 69941.817 C 9001.142 69945.230 8999.648 69947.363 8999.222 69948.217 L 8994.742 69948.217 C 8994.742 69952.483 8993.888 69956.110 8992.182 69959.097 L 8993.462 69963.577 L 8992.182 69967.417 L 8987.702 69968.697 L 8983.862 69975.737 L 8984.502 69978.937 L 8983.222 69981.497 L 8979.382 69982.137 L 8976.822 69984.057 L 8976.822 69986.617 L 8973.622 69987.897 L 8974.902 69994.297 L 8973.622 70000.057 L 8969.142 69999.417 L 8965.302 70003.897 L 8962.102 70003.897 L 8960.822 70012.217 L 8958.902 70014.777 L 8960.182 70019.257 L 8958.902 70023.097 L 8953.142 70023.097 L 8949.942 70032.057 C 8948.235 70032.483 8946.955 70033.763 8946.102 70035.897 L 8946.742 70039.737 L 8942.902 70039.737 L 8942.902 70042.297 L 8938.422 70042.297 L 8938.422 70045.497 L 8935.862 70045.497 L 8933.942 70044.217 L 8920.502 70042.937 L 8914.102 70048.057 L 8912.822 70046.137 L 8909.622 70050.617 L 8907.062 70050.617 L 8906.422 70052.537 L 8903.862 70048.697 L 8903.862 70051.897 L 8899.382 70051.257 C 8897.248 70053.817 8894.475 70055.097 8891.062 70055.097 C 8885.088 70055.097 8881.248 70052.110 8879.542 70046.137 L 8883.382 70043.577 ZM 8947.852 70250.297 L 8949.132 70241.337 L 8952.972 70240.057 L 8953.612 70233.657 L 8952.332 70232.377 L 8956.812 70227.897 C 8959.798 70224.483 8961.292 70221.710 8961.292 70219.577 C 8961.292 70217.443 8959.798 70216.377 8956.812 70216.377 L 8958.732 70215.097 C 8960.865 70213.817 8961.932 70212.110 8961.932 70209.977 C 8961.932 70205.710 8962.998 70202.083 8965.132 70199.097 C 8967.692 70196.110 8969.612 70195.257 8970.892 70196.537 L 8970.252 70191.417 L 8971.532 70185.017 L 8974.092 70185.017 L 8972.812 70179.257 L 8976.012 70177.337 L 8974.732 70176.057 L 8979.212 70174.777 L 8977.932 70169.017 L 8983.692 70165.177 L 8981.132 70160.057 C 8981.558 70158.777 8982.198 70157.710 8983.052 70156.857 C 8983.905 70155.577 8984.972 70155.363 8986.252 70156.217 L 8986.252 70147.257 C 8988.385 70145.977 8989.452 70144.910 8989.452 70144.057 C 8989.878 70142.777 8990.945 70142.137 8992.652 70142.137 L 8994.572 70141.497 C 8992.865 70136.377 8994.572 70131.257 8999.692 70126.137 C 8998.838 70124.857 8998.838 70124.217 8999.692 70124.217 C 9000.545 70123.790 9001.612 70123.363 9002.892 70122.937 L 9002.892 70116.537 C 9004.598 70118.243 9005.878 70118.243 9006.732 70116.537 C 9008.012 70114.403 9008.652 70110.563 9008.652 70105.017 L 9014.412 70103.737 L 9016.972 70098.617 L 9015.692 70090.937 L 9010.572 70090.937 C 9005.878 70090.937 8994.998 70093.710 8977.932 70099.257 C 8968.545 70102.243 8961.505 70103.737 8956.812 70103.737 L 8949.772 70102.457 L 8976.652 70062.777 L 8982.412 70059.577 C 8986.678 70049.763 8997.345 70042.510 9014.412 70037.817 C 9034.465 70034.403 9047.478 70032.057 9053.452 70030.777 C 9061.558 70022.243 9070.945 70010.297 9081.612 69994.937 C 9090.572 69982.137 9099.532 69969.123 9108.492 69955.897 C 9118.732 69943.097 9127.052 69933.710 9133.452 69927.737 C 9144.972 69916.643 9155.425 69910.030 9164.812 69907.897 C 9166.945 69904.910 9170.572 69902.137 9175.692 69899.577 C 9181.238 69897.017 9186.145 69895.097 9190.412 69893.817 L 9195.532 69902.137 C 9194.678 69905.977 9192.545 69911.310 9189.132 69918.137 L 9184.652 69925.817 L 9176.972 69930.297 C 9176.118 69937.123 9172.918 69944.590 9167.372 69952.697 C 9161.825 69960.803 9158.198 69967.203 9156.492 69971.897 L 9151.372 69973.817 L 9153.932 69980.217 C 9150.518 69980.217 9148.812 69980.643 9148.812 69981.497 L 9148.812 69987.257 L 9144.332 69991.737 L 9141.132 69991.737 L 9132.812 70011.577 L 9126.412 70011.577 C 9128.118 70014.990 9128.332 70018.190 9127.052 70021.177 L 9171.852 70019.897 C 9178.678 70019.897 9185.505 70020.110 9192.332 70020.537 C 9199.158 70020.537 9206.198 70021.603 9213.452 70023.737 C 9210.465 70030.990 9207.265 70036.963 9203.852 70041.657 L 9198.732 70042.297 L 9195.532 70049.337 L 9187.852 70051.897 L 9182.732 70059.577 C 9178.892 70064.697 9174.198 70068.963 9168.652 70072.377 C 9163.532 70075.790 9157.345 70078.777 9150.092 70081.337 L 9136.012 70079.417 L 9114.252 70081.337 C 9113.398 70080.057 9109.345 70080.483 9102.092 70082.617 C 9095.265 70084.323 9091.212 70084.963 9089.932 70084.537 C 9088.652 70084.110 9087.585 70084.750 9086.732 70086.457 C 9086.305 70087.737 9085.452 70088.163 9084.172 70087.737 C 9080.758 70094.990 9078.412 70100.323 9077.132 70103.737 C 9072.438 70114.403 9069.665 70121.657 9068.812 70125.497 L 9065.612 70131.897 C 9058.358 70142.563 9053.238 70151.097 9050.252 70157.497 C 9047.692 70163.897 9045.772 70170.723 9044.492 70177.977 C 9043.212 70177.550 9042.145 70178.190 9041.292 70179.897 C 9040.865 70181.177 9041.078 70182.457 9041.932 70183.737 L 9039.372 70190.777 L 9033.612 70192.697 C 9034.892 70194.403 9036.385 70195.897 9038.092 70197.177 C 9034.678 70203.577 9032.758 70207.203 9032.332 70208.057 C 9030.625 70212.323 9029.772 70216.377 9029.772 70220.217 L 9027.852 70222.137 L 9028.492 70226.617 C 9027.212 70230.457 9026.358 70233.443 9025.932 70235.577 C 9023.798 70243.257 9022.732 70247.737 9022.732 70249.017 C 9022.732 70255.843 9023.798 70261.177 9025.932 70265.017 C 9028.065 70268.857 9032.118 70270.777 9038.092 70270.777 C 9053.025 70270.777 9076.065 70258.617 9107.212 70234.297 C 9133.665 70213.390 9150.732 70197.390 9158.412 70186.297 L 9162.892 70186.297 L 9150.092 70202.937 C 9144.972 70210.190 9136.225 70220.217 9123.852 70233.017 C 9109.772 70247.523 9100.172 70257.550 9095.052 70263.097 C 9090.358 70268.643 9085.025 70274.403 9079.052 70280.377 C 9073.505 70286.350 9067.745 70291.470 9061.772 70295.737 L 9059.852 70297.017 C 9055.585 70302.137 9050.465 70307.043 9044.492 70311.737 C 9034.678 70319.843 9029.132 70324.537 9027.852 70325.817 L 9025.932 70323.257 C 9023.798 70323.257 9020.598 70325.177 9016.332 70329.017 C 9013.772 70331.577 9011.852 70333.070 9010.572 70333.497 L 9011.852 70335.417 C 9006.732 70336.270 9002.678 70338.830 8999.692 70343.097 L 8983.052 70345.657 C 8970.678 70345.657 8960.865 70339.470 8953.612 70327.097 C 8946.358 70314.723 8942.732 70301.923 8942.732 70288.697 L 8942.732 70272.057 C 8943.158 70266.510 8944.438 70260.750 8946.572 70254.777 L 8947.852 70250.297 ZM 4868.962 71417.630 C 4881.762 71408.243 4892.855 71401.416 4902.242 71397.150 C 4912.055 71392.456 4919.735 71390.110 4925.282 71390.110 C 4933.388 71390.110 4941.068 71392.456 4948.322 71397.150 L 4952.802 71386.910 L 4956.642 71385.630 L 4959.202 71377.310 C 4960.908 71375.176 4961.975 71373.470 4962.402 71372.190 C 4963.255 71370.483 4964.322 71370.056 4965.602 71370.910 L 4970.722 71361.950 L 4967.522 71361.950 C 4967.522 71360.670 4968.802 71359.176 4971.362 71357.470 C 4973.922 71355.763 4975.202 71353.630 4975.202 71351.070 C 4975.202 71349.790 4976.268 71348.510 4978.402 71347.230 C 4980.962 71345.523 4982.242 71344.243 4982.242 71343.390 C 4982.242 71339.550 4992.268 71323.976 5012.322 71296.670 C 5032.375 71269.363 5043.895 71255.283 5046.882 71254.430 L 5049.442 71248.030 L 5069.282 71234.590 L 5083.362 71229.470 C 5093.602 71224.776 5102.988 71222.430 5111.522 71222.430 L 5120.482 71223.710 L 5121.762 71233.950 L 5115.362 71237.150 L 5113.442 71243.550 L 5110.882 71244.190 L 5110.882 71248.030 L 5107.682 71248.030 C 5105.548 71252.296 5102.775 71256.990 5099.362 71262.110 C 5096.375 71267.230 5092.748 71272.563 5088.482 71278.110 L 5085.282 71279.390 L 5085.282 71286.430 L 5078.242 71288.990 L 5080.802 71292.830 C 5079.522 71293.256 5078.668 71293.683 5078.242 71294.110 C 5076.108 71296.243 5075.042 71298.590 5075.042 71301.150 C 5075.042 71305.843 5073.548 71308.190 5070.562 71308.190 L 5064.162 71309.470 L 5062.882 71318.430 C 5059.468 71321.416 5057.762 71323.123 5057.762 71323.550 C 5058.188 71325.683 5058.402 71327.603 5058.402 71329.310 L 5050.082 71336.350 C 5049.228 71336.350 5048.588 71336.990 5048.162 71338.270 C 5048.162 71339.123 5047.948 71340.403 5047.522 71342.110 L 5050.722 71340.830 C 5050.722 71342.110 5049.228 71342.750 5046.242 71342.750 L 5038.562 71345.310 L 5042.402 71347.230 C 5044.535 71348.083 5046.028 71347.656 5046.882 71345.950 L 5042.402 71353.630 L 5037.922 71351.070 C 5037.068 71353.203 5036.428 71355.336 5036.002 71357.470 C 5036.002 71359.603 5037.495 71360.670 5040.482 71360.670 C 5040.908 71363.656 5038.348 71366.003 5032.802 71367.710 C 5027.682 71368.990 5024.695 71369.630 5023.842 71369.630 C 5023.842 71370.910 5024.908 71371.550 5027.042 71371.550 C 5029.602 71371.550 5031.095 71371.976 5031.522 71372.830 L 5037.922 71371.550 C 5037.068 71373.256 5033.228 71376.883 5026.402 71382.430 L 5017.442 71383.710 L 5015.522 71388.190 L 5018.722 71388.190 L 5020.642 71393.310 L 5023.202 71392.030 L 5024.482 71394.590 L 5022.562 71396.510 L 5015.522 71395.230 C 5014.668 71395.656 5013.815 71395.870 5012.962 71395.870 C 5013.815 71398.856 5014.668 71401.630 5015.522 71404.190 L 5010.402 71409.310 C 5009.122 71410.590 5007.842 71412.083 5006.562 71413.790 C 5006.562 71415.070 5006.775 71416.350 5007.202 71417.630 L 5007.202 71422.750 L 5002.722 71422.750 L 4997.602 71427.870 C 5001.442 71427.016 5003.788 71426.590 5004.642 71426.590 L 5003.362 71428.510 L 5002.082 71431.070 L 4993.122 71434.270 L 5000.802 71434.270 L 5000.802 71436.830 L 4996.322 71437.470 L 4991.202 71445.790 L 4988.642 71446.430 L 4988.642 71453.470 C 4984.375 71456.030 4980.962 71459.870 4978.402 71464.990 C 4978.402 71466.696 4978.615 71468.403 4979.042 71470.110 L 4983.522 71471.390 C 4983.522 71473.096 4981.602 71475.016 4977.762 71477.150 C 4973.922 71478.856 4971.362 71479.923 4970.082 71480.350 L 4970.082 71482.910 L 4976.482 71482.910 L 4976.482 71486.110 L 4966.242 71490.590 C 4967.522 71493.150 4969.868 71493.790 4973.282 71492.510 L 4959.842 71504.030 C 4958.135 71507.016 4957.495 71508.723 4957.922 71509.150 C 4958.348 71509.150 4959.202 71509.363 4960.482 71509.790 C 4961.762 71509.790 4962.402 71510.430 4962.402 71511.710 C 4961.975 71510.856 4960.055 71510.430 4956.642 71510.430 L 4956.642 71514.270 L 4957.922 71516.190 L 4954.082 71516.830 C 4953.228 71517.683 4953.228 71518.536 4954.082 71519.390 L 4957.282 71522.590 C 4956.002 71523.870 4954.935 71525.150 4954.082 71526.430 L 4945.762 71529.630 L 4950.242 71528.990 C 4949.388 71530.696 4948.962 71532.190 4948.962 71533.470 L 4946.402 71541.150 L 4941.282 71545.630 C 4941.282 71547.336 4941.495 71548.830 4941.922 71550.110 L 4943.202 71555.230 L 4935.522 71559.070 L 4938.722 71562.910 L 4938.082 71565.470 L 4931.042 71568.030 L 4931.042 71570.590 C 4932.748 71571.443 4933.602 71572.083 4933.602 71572.510 C 4933.602 71575.070 4932.535 71578.270 4930.402 71582.110 C 4928.695 71585.950 4927.842 71588.723 4927.842 71590.430 C 4924.855 71598.110 4922.295 71605.150 4920.162 71611.550 C 4918.455 71617.523 4917.602 71623.496 4917.602 71629.470 C 4917.602 71632.456 4918.455 71635.656 4920.162 71639.070 C 4921.868 71642.056 4923.575 71643.550 4925.282 71643.550 C 4934.242 71643.550 4947.255 71637.150 4964.322 71624.350 C 4971.148 71619.230 4982.668 71609.630 4998.882 71595.550 L 5002.722 71597.470 L 4998.242 71600.030 C 4992.268 71612.403 4973.495 71630.536 4941.922 71654.430 C 4910.348 71677.896 4887.948 71689.630 4874.722 71689.630 C 4871.735 71689.630 4867.468 71688.776 4861.922 71687.070 C 4856.802 71685.363 4852.962 71683.443 4850.402 71681.310 C 4849.548 71679.176 4848.268 71673.203 4846.562 71663.390 C 4844.855 71653.150 4841.655 71646.963 4836.962 71644.830 C 4835.682 71646.110 4833.335 71648.883 4829.922 71653.150 C 4822.668 71662.110 4817.975 71667.016 4815.842 71667.870 L 4812.002 71673.630 C 4806.028 71676.190 4800.055 71680.243 4794.082 71685.790 C 4788.535 71691.336 4782.988 71696.670 4777.442 71701.790 L 4772.962 71701.150 C 4771.255 71701.150 4767.628 71702.430 4762.082 71704.990 C 4756.535 71707.550 4752.482 71709.683 4749.922 71711.390 C 4745.228 71710.963 4740.108 71710.323 4734.562 71709.470 C 4729.442 71708.616 4725.388 71706.910 4722.402 71704.350 C 4723.682 71701.363 4724.322 71699.016 4724.322 71697.310 C 4723.042 71697.736 4721.762 71697.950 4720.482 71697.950 C 4718.775 71697.950 4717.282 71695.816 4716.002 71691.550 L 4714.082 71685.150 L 4711.522 71685.150 C 4708.108 71675.763 4705.762 71668.510 4704.482 71663.390 C 4703.202 71658.270 4702.562 71651.443 4702.562 71642.910 C 4702.562 71611.336 4716.428 71575.710 4744.162 71536.030 C 4766.775 71503.603 4793.228 71475.016 4823.522 71450.270 C 4831.628 71443.443 4838.882 71437.683 4845.282 71432.990 C 4849.975 71430.003 4857.868 71424.883 4868.962 71417.630 ZM 4831.842 71482.910 C 4830.135 71487.176 4825.655 71493.790 4818.402 71502.750 C 4813.282 71509.150 4810.295 71512.990 4809.442 71514.270 L 4805.602 71514.910 L 4806.882 71517.470 L 4805.602 71520.670 L 4806.242 71522.590 C 4804.535 71525.150 4803.682 71527.496 4803.682 71529.630 L 4799.202 71529.630 L 4799.202 71532.830 C 4795.788 71535.816 4794.295 71539.656 4794.722 71544.350 L 4788.962 71546.270 L 4790.242 71550.750 L 4786.402 71557.790 L 4781.282 71555.230 L 4780.002 71557.150 L 4783.202 71560.350 L 4785.762 71560.350 C 4784.908 71562.483 4784.482 71563.976 4784.482 71564.830 L 4781.282 71568.030 L 4784.482 71573.150 L 4779.362 71577.630 L 4778.722 71580.830 C 4779.575 71582.963 4780.002 71586.163 4780.002 71590.430 C 4779.148 71598.536 4778.722 71604.510 4778.722 71608.350 C 4778.722 71619.016 4780.428 71627.550 4783.842 71633.950 C 4787.682 71640.350 4792.162 71643.550 4797.282 71643.550 C 4805.388 71643.550 4813.495 71640.776 4821.602 71635.230 C 4829.708 71629.683 4835.255 71626.056 4838.242 71624.350 C 4839.522 71621.363 4841.868 71614.536 4845.282 71603.870 C 4848.695 71592.776 4851.682 71584.456 4854.242 71578.910 C 4860.642 71563.550 4866.402 71550.750 4871.522 71540.510 C 4874.935 71533.683 4881.548 71521.310 4891.362 71503.390 C 4895.202 71496.990 4897.122 71489.736 4897.122 71481.630 C 4897.122 71472.243 4895.628 71464.136 4892.642 71457.310 C 4888.375 71447.496 4882.188 71442.590 4874.082 71442.590 C 4870.242 71442.590 4864.268 71445.790 4856.162 71452.190 L 4847.202 71459.870 C 4846.775 71462.430 4844.642 71465.843 4840.802 71470.110 C 4838.668 71472.670 4835.468 71476.083 4831.202 71480.350 L 4831.842 71482.910 ZM 4998.932 71630.750 L 4996.372 71628.830 C 4997.652 71614.750 5000.212 71602.376 5004.052 71591.710 C 5007.892 71580.616 5017.705 71560.350 5033.492 71530.910 C 5049.705 71504.456 5077.225 71474.803 5116.052 71441.950 C 5159.145 71405.683 5192.212 71387.550 5215.252 71387.550 L 5222.932 71388.830 L 5223.572 71390.750 C 5238.505 71392.030 5248.958 71399.496 5254.932 71413.150 L 5261.972 71430.430 L 5264.532 71430.430 L 5260.692 71442.590 C 5260.692 71443.870 5261.758 71445.363 5263.892 71447.070 C 5264.318 71447.496 5264.958 71447.923 5265.812 71448.350 L 5267.092 71454.750 L 5278.612 71455.390 C 5276.478 71460.936 5269.225 71475.656 5256.852 71499.550 C 5244.905 71523.016 5237.225 71537.950 5233.812 71544.350 L 5230.612 71543.710 L 5233.172 71548.830 L 5225.492 71573.150 L 5222.932 71573.790 L 5218.452 71592.350 L 5215.892 71592.350 C 5217.598 71597.470 5217.598 71601.736 5215.892 71605.150 L 5213.972 71633.950 C 5213.972 71638.643 5216.745 71641.843 5222.292 71643.550 C 5227.838 71642.270 5236.158 71637.150 5247.252 71628.190 C 5258.772 71618.803 5275.412 71603.656 5297.172 71582.750 C 5295.892 71583.603 5295.678 71584.883 5296.532 71586.590 C 5297.812 71588.296 5298.878 71588.510 5299.732 71587.230 C 5289.065 71599.603 5278.612 71611.976 5268.372 71624.350 L 5266.452 71628.190 C 5258.345 71634.163 5250.665 71640.350 5243.412 71646.750 C 5234.025 71654.856 5226.985 71662.110 5222.292 71668.510 L 5219.092 71668.510 L 5215.892 71674.910 L 5210.772 71676.190 C 5208.638 71679.603 5205.225 71682.803 5200.532 71685.790 L 5198.612 71687.070 C 5194.772 71690.910 5189.012 71694.110 5181.332 71696.670 C 5174.078 71699.230 5166.398 71701.363 5158.292 71703.070 C 5151.038 71700.083 5146.345 71694.110 5144.212 71685.150 C 5142.078 71675.763 5141.012 71664.243 5141.012 71650.590 L 5141.012 71633.310 L 5135.252 71640.350 L 5126.292 71646.750 L 5125.652 71650.590 C 5121.812 71654.430 5119.038 71658.270 5117.332 71662.110 L 5114.772 71658.910 L 5110.292 71664.670 L 5105.812 71665.310 L 5101.332 71673.630 C 5098.772 71674.910 5096.212 71676.616 5093.652 71678.750 C 5091.518 71680.456 5088.958 71682.590 5085.972 71685.150 L 5071.892 71692.830 L 5071.892 71697.950 C 5069.332 71699.656 5063.785 71702.430 5055.252 71706.270 C 5050.558 71708.403 5047.145 71710.110 5045.012 71711.390 C 5044.158 71710.963 5040.958 71711.390 5035.412 71712.670 C 5034.558 71712.670 5033.065 71713.096 5030.932 71713.950 C 5023.252 71713.950 5016.638 71710.963 5011.092 71704.990 C 5005.545 71699.016 5001.492 71691.763 4998.932 71683.230 C 5001.065 71683.230 5002.132 71681.736 5002.132 71678.750 C 5000.852 71677.043 4999.998 71675.976 4999.572 71675.550 C 4997.865 71672.990 4996.585 71671.923 4995.732 71672.350 L 4994.452 71664.670 L 4997.652 71660.190 L 4997.652 71648.670 C 4995.945 71649.096 4994.878 71648.883 4994.452 71648.030 C 4994.025 71647.176 4993.812 71645.470 4993.812 71642.910 C 4994.238 71638.216 4994.452 71635.443 4994.452 71634.590 L 4998.932 71630.750 ZM 5073.172 71629.470 C 5073.172 71631.176 5074.452 71635.016 5077.012 71640.990 C 5079.998 71646.963 5082.345 71651.230 5084.052 71653.790 C 5093.865 71653.790 5107.732 71646.536 5125.652 71632.030 L 5147.412 71614.110 C 5147.838 71612.830 5149.758 71605.790 5153.172 71592.990 C 5156.585 71579.763 5159.998 71571.230 5163.412 71567.390 C 5163.412 71561.843 5167.678 71550.110 5176.212 71532.190 C 5185.172 71514.270 5189.652 71497.843 5189.652 71482.910 C 5189.652 71470.963 5187.092 71460.723 5181.972 71452.190 C 5176.852 71443.656 5168.745 71438.536 5157.652 71436.830 C 5154.238 71439.390 5150.825 71442.163 5147.412 71445.150 C 5144.425 71447.710 5142.292 71450.696 5141.012 71454.110 C 5132.052 71464.350 5123.305 71474.376 5114.772 71484.190 L 5112.852 71489.950 C 5110.718 71491.656 5108.798 71494.643 5107.092 71498.910 C 5105.812 71502.750 5104.745 71506.590 5103.892 71510.430 C 5102.185 71512.563 5099.412 71518.323 5095.572 71527.710 C 5087.465 71547.336 5083.198 71558.856 5082.772 71562.270 L 5078.932 71563.550 L 5080.212 71566.110 L 5075.092 71585.310 L 5072.532 71589.150 L 5073.812 71590.430 L 5077.012 71590.430 C 5075.732 71593.416 5074.025 71595.336 5071.892 71596.190 L 5074.452 71615.390 L 5071.892 71617.950 L 5072.532 71621.790 L 5073.172 71629.470 ZM 5320.352 71624.350 L 5321.632 71615.390 L 5325.472 71614.110 L 5326.112 71607.710 L 5324.832 71606.430 L 5329.312 71601.950 C 5332.298 71598.536 5333.792 71595.763 5333.792 71593.630 C 5333.792 71591.496 5332.298 71590.430 5329.312 71590.430 L 5331.232 71589.150 C 5333.365 71587.870 5334.432 71586.163 5334.432 71584.030 C 5334.432 71579.763 5335.498 71576.136 5337.632 71573.150 C 5340.192 71570.163 5342.112 71569.310 5343.392 71570.590 L 5342.752 71565.470 L 5344.032 71559.070 L 5346.592 71559.070 L 5345.312 71553.310 L 5348.512 71551.390 L 5347.232 71550.110 L 5351.712 71548.830 L 5350.432 71543.070 L 5356.192 71539.230 L 5353.632 71534.110 C 5354.058 71532.830 5354.698 71531.763 5355.552 71530.910 C 5356.405 71529.630 5357.472 71529.416 5358.752 71530.270 L 5358.752 71521.310 C 5360.885 71520.030 5361.952 71518.963 5361.952 71518.110 C 5362.378 71516.830 5363.445 71516.190 5365.152 71516.190 L 5367.072 71515.550 C 5365.365 71510.430 5367.072 71505.310 5372.192 71500.190 C 5371.338 71498.910 5371.338 71498.270 5372.192 71498.270 C 5373.045 71497.843 5374.112 71497.416 5375.392 71496.990 L 5375.392 71490.590 C 5377.098 71492.296 5378.378 71492.296 5379.232 71490.590 C 5380.512 71488.456 5381.152 71484.616 5381.152 71479.070 L 5386.912 71477.790 L 5389.472 71472.670 L 5388.192 71464.990 L 5383.072 71464.990 C 5378.378 71464.990 5367.498 71467.763 5350.432 71473.310 C 5341.045 71476.296 5334.005 71477.790 5329.312 71477.790 L 5322.272 71476.510 L 5349.152 71436.830 L 5354.912 71433.630 C 5359.178 71423.816 5369.845 71416.563 5386.912 71411.870 C 5406.965 71408.456 5419.978 71406.110 5425.952 71404.830 C 5434.058 71396.296 5443.445 71384.350 5454.112 71368.990 C 5463.072 71356.190 5472.032 71343.176 5480.992 71329.950 C 5491.232 71317.150 5499.552 71307.763 5505.952 71301.790 C 5517.472 71290.696 5527.925 71284.083 5537.312 71281.950 C 5539.445 71278.963 5543.072 71276.190 5548.192 71273.630 C 5553.738 71271.070 5558.645 71269.150 5562.912 71267.870 L 5568.032 71276.190 C 5567.178 71280.030 5565.045 71285.363 5561.632 71292.190 L 5557.152 71299.870 L 5549.472 71304.350 C 5548.618 71311.176 5545.418 71318.643 5539.872 71326.750 C 5534.325 71334.856 5530.698 71341.256 5528.992 71345.950 L 5523.872 71347.870 L 5526.432 71354.270 C 5523.018 71354.270 5521.312 71354.696 5521.312 71355.550 L 5521.312 71361.310 L 5516.832 71365.790 L 5513.632 71365.790 L 5505.312 71385.630 L 5498.912 71385.630 C 5500.618 71389.043 5500.832 71392.243 5499.552 71395.230 L 5544.352 71393.950 C 5551.178 71393.950 5558.005 71394.163 5564.832 71394.590 C 5571.658 71394.590 5578.698 71395.656 5585.952 71397.790 C 5582.965 71405.043 5579.765 71411.016 5576.352 71415.710 L 5571.232 71416.350 L 5568.032 71423.390 L 5560.352 71425.950 L 5555.232 71433.630 C 5551.392 71438.750 5546.698 71443.016 5541.152 71446.430 C 5536.032 71449.843 5529.845 71452.830 5522.592 71455.390 L 5508.512 71453.470 L 5486.752 71455.390 C 5485.898 71454.110 5481.845 71454.536 5474.592 71456.670 C 5467.765 71458.376 5463.712 71459.016 5462.432 71458.590 C 5461.152 71458.163 5460.085 71458.803 5459.232 71460.510 C 5458.805 71461.790 5457.952 71462.216 5456.672 71461.790 C 5453.258 71469.043 5450.912 71474.376 5449.632 71477.790 C 5444.938 71488.456 5442.165 71495.710 5441.312 71499.550 L 5438.112 71505.950 C 5430.858 71516.616 5425.738 71525.150 5422.752 71531.550 C 5420.192 71537.950 5418.272 71544.776 5416.992 71552.030 C 5415.712 71551.603 5414.645 71552.243 5413.792 71553.950 C 5413.365 71555.230 5413.578 71556.510 5414.432 71557.790 L 5411.872 71564.830 L 5406.112 71566.750 C 5407.392 71568.456 5408.885 71569.950 5410.592 71571.230 C 5407.178 71577.630 5405.258 71581.256 5404.832 71582.110 C 5403.125 71586.376 5402.272 71590.430 5402.272 71594.270 L 5400.352 71596.190 L 5400.992 71600.670 C 5399.712 71604.510 5398.858 71607.496 5398.432 71609.630 C 5396.298 71617.310 5395.232 71621.790 5395.232 71623.070 C 5395.232 71629.896 5396.298 71635.230 5398.432 71639.070 C 5400.565 71642.910 5404.618 71644.830 5410.592 71644.830 C 5425.525 71644.830 5448.565 71632.670 5479.712 71608.350 C 5506.165 71587.443 5523.232 71571.443 5530.912 71560.350 L 5535.392 71560.350 L 5522.592 71576.990 C 5517.472 71584.243 5508.725 71594.270 5496.352 71607.070 C 5482.272 71621.576 5472.672 71631.603 5467.552 71637.150 C 5462.858 71642.696 5457.525 71648.456 5451.552 71654.430 C 5446.005 71660.403 5440.245 71665.523 5434.272 71669.790 L 5432.352 71671.070 C 5428.085 71676.190 5422.965 71681.096 5416.992 71685.790 C 5407.178 71693.896 5401.632 71698.590 5400.352 71699.870 L 5398.432 71697.310 C 5396.298 71697.310 5393.098 71699.230 5388.832 71703.070 C 5386.272 71705.630 5384.352 71707.123 5383.072 71707.550 L 5384.352 71709.470 C 5379.232 71710.323 5375.178 71712.883 5372.192 71717.150 L 5355.552 71719.710 C 5343.178 71719.710 5333.365 71713.523 5326.112 71701.150 C 5318.858 71688.776 5315.232 71675.976 5315.232 71662.750 L 5315.232 71646.110 C 5315.658 71640.563 5316.938 71634.803 5319.072 71628.830 L 5320.352 71624.350 ZM 5515.732 71648.670 L 5520.212 71649.310 L 5518.932 71644.190 C 5518.932 71643.336 5519.572 71641.203 5520.852 71637.790 C 5522.132 71633.950 5522.345 71631.176 5521.492 71629.470 L 5524.692 71625.630 L 5520.852 71626.270 L 5522.132 71624.990 C 5524.692 71619.016 5527.465 71614.536 5530.452 71611.550 L 5529.812 71608.990 L 5533.012 71605.790 L 5564.372 71541.790 L 5593.172 71494.430 L 5599.572 71484.830 L 5602.132 71486.110 L 5605.972 71481.630 C 5605.545 71481.203 5604.265 71480.990 5602.132 71480.990 L 5605.332 71473.310 L 5609.172 71473.310 L 5609.172 71470.750 L 5613.652 71469.470 L 5609.172 71468.830 C 5612.158 71465.843 5615.998 71460.936 5620.692 71454.110 C 5624.105 71448.990 5627.732 71443.656 5631.572 71438.110 L 5635.412 71438.110 C 5641.812 71429.150 5649.705 71422.323 5659.092 71417.630 C 5676.158 71409.096 5685.332 71404.403 5686.612 71403.550 L 5689.812 71404.830 C 5695.785 71399.710 5702.398 71397.150 5709.652 71397.150 L 5717.972 71399.710 C 5717.118 71404.403 5714.558 71410.163 5710.292 71416.990 C 5706.452 71423.816 5704.318 71428.510 5703.892 71431.070 C 5700.478 71432.776 5697.918 71436.616 5696.212 71442.590 L 5691.092 71447.710 L 5689.172 71455.390 C 5684.478 71458.803 5682.132 71463.496 5682.132 71469.470 L 5678.932 71470.110 L 5678.932 71473.950 C 5677.652 71473.523 5675.518 71474.376 5672.532 71476.510 C 5671.678 71476.083 5670.398 71475.870 5668.692 71475.870 L 5666.132 71475.870 L 5664.852 71479.710 L 5675.092 71479.710 L 5675.092 71482.270 L 5666.772 71485.470 L 5668.692 71486.750 L 5670.612 71488.670 L 5668.692 71490.590 L 5664.212 71488.670 L 5662.932 71490.590 L 5666.772 71491.230 L 5664.852 71496.990 C 5664.425 71495.283 5663.998 71494.003 5663.572 71493.150 C 5663.145 71492.296 5662.505 71492.510 5661.652 71493.790 L 5662.292 71499.550 C 5659.305 71499.123 5657.598 71499.763 5657.172 71501.470 C 5658.025 71502.323 5658.878 71502.963 5659.732 71503.390 L 5655.892 71516.190 L 5651.412 71516.830 L 5643.732 71518.750 L 5642.452 71522.590 L 5643.732 71523.870 L 5651.412 71523.230 L 5648.212 71525.790 L 5648.852 71530.270 L 5643.092 71536.030 L 5635.412 71534.750 L 5629.652 71541.150 C 5630.078 71542.003 5630.718 71542.643 5631.572 71543.070 L 5634.132 71540.510 L 5637.972 71541.150 L 5636.052 71543.710 L 5640.532 71546.910 C 5640.532 71548.190 5639.678 71549.256 5637.972 71550.110 C 5636.692 71550.963 5635.838 71551.390 5635.412 71551.390 L 5630.292 71547.550 L 5630.292 71550.110 L 5632.212 71551.390 L 5625.172 71551.390 L 5620.692 71552.670 L 5620.052 71557.790 L 5616.212 71558.430 L 5616.852 71561.630 L 5623.892 71561.630 C 5623.892 71562.910 5624.745 71563.763 5626.452 71564.190 C 5628.158 71564.616 5629.012 71565.470 5629.012 71566.750 L 5625.812 71566.750 L 5617.492 71566.750 L 5619.412 71569.950 L 5624.532 71568.670 C 5624.532 71569.523 5623.678 71570.590 5621.972 71571.870 C 5621.118 71573.576 5621.118 71574.856 5621.972 71575.710 C 5623.252 71576.136 5623.892 71576.776 5623.892 71577.630 L 5617.492 71582.110 L 5619.412 71584.030 L 5614.932 71585.310 L 5611.092 71586.590 L 5604.692 71589.790 C 5602.985 71590.643 5602.132 71591.923 5602.132 71593.630 L 5603.412 71595.550 L 5606.612 71592.350 C 5609.598 71592.350 5612.585 71591.283 5615.572 71589.150 L 5616.212 71591.710 L 5614.292 71592.350 L 5611.732 71598.750 L 5607.252 71598.110 L 5605.332 71600.670 L 5609.172 71602.590 L 5605.972 71608.990 L 5602.132 71608.350 L 5600.212 71609.630 C 5600.212 71616.883 5600.425 71621.363 5600.852 71623.070 L 5598.292 71623.710 L 5600.212 71628.830 L 5596.372 71630.750 L 5596.372 71636.510 L 5597.652 71637.790 C 5596.798 71638.216 5596.158 71638.430 5595.732 71638.430 L 5598.292 71649.950 L 5599.572 71651.230 L 5607.252 71651.870 C 5614.932 71651.870 5626.452 71646.750 5641.812 71636.510 L 5701.972 71594.270 L 5705.172 71595.550 C 5703.465 71599.816 5691.092 71610.483 5668.052 71627.550 C 5658.238 71634.803 5653.332 71639.923 5653.332 71642.910 L 5599.572 71680.030 C 5583.358 71690.696 5572.052 71696.670 5565.652 71697.950 C 5566.932 71698.803 5566.718 71699.870 5565.012 71701.150 C 5563.732 71702.003 5562.878 71701.576 5562.452 71699.870 C 5559.038 71703.283 5555.412 71705.203 5551.572 71705.630 C 5553.278 71706.910 5554.132 71706.696 5554.132 71704.990 C 5554.558 71703.710 5554.772 71702.856 5554.772 71702.430 L 5552.212 71701.790 L 5549.652 71703.710 L 5550.932 71699.870 L 5548.372 71699.870 L 5546.452 71703.710 L 5541.332 71703.710 L 5541.332 71701.150 C 5534.078 71698.590 5528.958 71696.243 5525.972 71694.110 C 5517.865 71688.563 5513.812 71680.456 5513.812 71669.790 L 5513.812 71664.030 L 5517.012 71664.670 L 5518.292 71662.750 L 5512.532 71662.750 C 5513.385 71655.923 5514.452 71651.230 5515.732 71648.670 ZM 5624.532 71553.950 C 5628.798 71554.803 5632.212 71557.150 5634.772 71560.990 L 5629.652 71561.630 L 5625.172 71560.990 L 5621.972 71560.350 L 5621.332 71558.430 L 5624.532 71553.950 ZM 5695.572 71338.910 L 5692.372 71331.230 C 5692.372 71326.110 5695.145 71319.710 5700.692 71312.030 C 5704.958 71306.483 5709.225 71300.723 5713.492 71294.750 L 5712.852 71292.830 L 5716.692 71294.110 L 5717.972 71292.830 L 5716.692 71289.630 L 5717.972 71285.790 L 5719.892 71283.230 L 5722.452 71282.590 L 5722.452 71279.390 C 5722.452 71275.550 5725.012 71273.630 5730.132 71273.630 L 5735.892 71276.190 L 5737.812 71274.910 L 5737.812 71269.150 L 5741.012 71267.870 L 5744.852 71268.510 L 5749.332 71265.950 L 5749.972 71263.390 L 5754.452 71264.670 L 5756.372 71262.110 L 5759.572 71262.110 L 5760.852 71260.830 L 5762.772 71262.750 L 5765.972 71258.270 L 5772.372 71262.750 L 5773.652 71258.270 L 5775.572 71259.550 L 5778.132 71256.350 L 5787.732 71256.990 L 5789.652 71258.270 L 5793.492 71262.750 L 5785.812 71285.790 L 5784.532 71289.630 C 5782.398 71291.763 5780.905 71294.323 5780.052 71297.310 C 5776.212 71297.310 5773.652 71297.736 5772.372 71298.590 L 5772.372 71301.790 L 5775.572 71301.790 L 5775.572 71307.550 C 5770.878 71309.683 5768.318 71313.310 5767.892 71318.430 L 5763.412 71326.110 L 5757.652 71327.390 L 5757.652 71330.590 L 5753.172 71329.950 L 5749.972 71329.950 L 5749.332 71331.870 L 5744.212 71331.870 C 5740.372 71331.443 5736.318 71333.790 5732.052 71338.910 L 5726.932 71337.630 L 5723.092 71338.270 L 5722.452 71342.750 L 5711.572 71342.750 L 5709.652 71340.830 L 5704.532 71344.670 C 5697.705 71344.670 5694.078 71346.376 5693.652 71349.790 L 5691.732 71348.510 C 5690.452 71347.230 5689.812 71344.030 5689.812 71338.910 L 5695.572 71338.910 ZM 5769.302 71508.510 C 5772.288 71498.270 5776.768 71486.750 5782.742 71473.950 C 5788.715 71461.150 5794.688 71448.776 5800.662 71436.830 L 5802.582 71438.110 L 5807.702 71436.190 C 5813.248 71433.203 5816.875 71431.283 5818.582 71430.430 C 5823.275 71427.016 5826.688 71424.670 5828.822 71423.390 C 5834.795 71420.830 5840.768 71418.056 5846.742 71415.070 C 5852.715 71412.936 5858.475 71409.950 5864.022 71406.110 L 5869.782 71409.950 C 5867.648 71418.910 5865.728 71427.230 5864.022 71434.910 C 5860.608 71449.843 5857.835 71458.590 5855.702 71461.150 L 5851.862 71466.910 C 5849.728 71469.896 5848.875 71472.456 5849.302 71474.590 L 5849.942 71478.430 C 5872.128 71459.230 5889.622 71444.723 5902.422 71434.910 C 5925.888 71416.990 5946.368 71408.030 5963.862 71408.030 C 5968.555 71408.030 5972.822 71408.883 5976.662 71410.590 C 5980.928 71411.870 5984.128 71414.643 5986.262 71418.910 L 5987.542 71423.390 C 5987.968 71424.243 5989.462 71425.096 5992.022 71425.950 L 5991.382 71431.070 C 5992.235 71432.350 5993.302 71433.630 5994.582 71434.910 L 5997.782 71438.750 L 5996.502 71445.150 L 5999.062 71451.550 L 5992.662 71452.830 L 5992.662 71457.310 L 5996.502 71455.390 L 5996.502 71468.190 L 5991.382 71469.470 L 5992.662 71473.310 L 5984.982 71485.470 C 5986.262 71487.603 5988.608 71488.030 5992.022 71486.750 L 5988.182 71489.950 L 5986.262 71489.310 L 5979.222 71496.350 L 5984.982 71500.190 L 5979.222 71498.910 C 5978.795 71499.763 5978.582 71500.616 5978.582 71501.470 L 5973.462 71504.030 L 5973.462 71509.150 C 5969.622 71512.990 5966.848 71516.616 5965.142 71520.030 C 5965.568 71520.883 5967.702 71521.736 5971.542 71522.590 L 5968.982 71529.630 L 5963.222 71531.550 L 5961.942 71537.310 L 5959.382 71537.950 L 5960.662 71542.430 C 5960.662 71547.123 5959.808 71549.683 5958.102 71550.110 L 5953.622 71546.270 C 5954.475 71547.550 5953.622 71548.616 5951.062 71549.470 C 5948.928 71549.896 5947.862 71550.323 5947.862 71550.750 L 5947.862 71555.870 L 5956.822 71554.590 L 5956.182 71556.510 L 5952.342 71557.150 C 5952.342 71561.416 5950.848 71564.830 5947.862 71567.390 L 5942.102 71566.110 L 5940.182 71570.590 L 5945.302 71570.590 L 5940.822 71578.910 L 5939.542 71576.990 L 5933.782 71575.710 C 5932.502 71577.416 5932.928 71578.910 5935.062 71580.190 C 5937.195 71581.043 5938.048 71582.323 5937.622 71584.030 L 5931.862 71589.150 L 5935.702 71593.630 L 5938.262 71593.630 L 5938.262 71596.190 L 5934.422 71595.550 L 5930.582 71597.470 L 5931.222 71601.950 C 5929.942 71604.083 5928.875 71606.003 5928.022 71607.710 L 5928.022 71625.630 L 5924.822 71626.910 C 5923.968 71630.323 5923.542 71633.310 5923.542 71635.870 C 5923.542 71638.856 5924.182 71641.630 5925.462 71644.190 L 5935.702 71646.110 C 5945.942 71646.110 5964.502 71637.790 5991.382 71621.150 C 6003.755 71613.470 6019.328 71603.016 6038.102 71589.790 C 6036.395 71592.350 6032.342 71596.403 6025.942 71601.950 C 6019.968 71607.496 6015.915 71612.190 6013.782 71616.030 L 6007.382 71619.230 L 6008.662 71620.510 C 5988.608 71638.430 5966.848 71655.070 5943.382 71670.430 C 5910.528 71692.190 5885.782 71703.070 5869.142 71703.070 C 5855.915 71703.070 5846.955 71697.736 5842.262 71687.070 C 5839.275 71680.243 5837.782 71669.363 5837.782 71654.430 L 5837.782 71645.470 C 5840.342 71645.470 5841.835 71644.616 5842.262 71642.910 C 5842.688 71640.776 5841.622 71639.923 5839.062 71640.350 C 5843.755 71627.976 5848.875 71615.390 5854.422 71602.590 C 5864.235 71581.256 5869.782 71568.883 5871.062 71565.470 C 5891.968 71528.350 5904.342 71505.736 5908.182 71497.630 C 5916.288 71480.563 5920.342 71468.190 5920.342 71460.510 C 5920.342 71453.683 5917.142 71450.270 5910.742 71450.270 C 5904.342 71450.270 5896.448 71453.896 5887.062 71461.150 C 5879.808 71467.123 5872.768 71472.883 5865.942 71478.430 L 5864.662 71480.350 C 5862.102 71483.763 5853.995 71494.430 5840.342 71512.350 C 5828.822 71527.283 5820.715 71537.523 5816.022 71543.070 L 5816.022 71550.110 L 5810.262 71555.870 C 5810.688 71555.443 5811.328 71555.443 5812.182 71555.870 C 5813.035 71556.296 5813.035 71556.936 5812.182 71557.790 L 5808.342 71566.750 L 5801.942 71569.310 L 5801.302 71573.790 L 5795.542 71582.110 L 5796.182 71585.950 C 5791.915 71590.216 5790.422 71593.630 5791.702 71596.190 L 5786.582 71596.190 L 5788.502 71599.390 L 5780.182 71609.630 L 5775.702 71616.030 L 5776.342 71617.950 L 5773.142 71619.230 L 5772.502 71626.270 L 5766.742 71626.910 L 5769.942 71634.590 L 5766.742 71632.670 C 5765.888 71633.950 5765.035 71635.016 5764.182 71635.870 L 5758.422 71641.630 C 5759.275 71640.776 5760.128 71640.563 5760.982 71640.990 C 5762.262 71641.416 5762.902 71642.270 5762.902 71643.550 L 5755.862 71644.190 C 5753.302 71645.470 5752.022 71647.390 5752.022 71649.950 C 5752.875 71651.230 5753.942 71651.656 5755.222 71651.230 L 5748.182 71662.750 L 5743.702 71662.750 C 5739.435 71664.883 5736.022 71666.803 5733.462 71668.510 C 5730.902 71670.216 5728.342 71672.136 5725.782 71674.270 L 5719.382 71676.830 C 5717.675 71677.683 5717.035 71678.536 5717.462 71679.390 L 5711.702 71679.390 C 5712.555 71681.096 5711.702 71682.590 5709.142 71683.870 C 5706.582 71684.723 5705.088 71685.576 5704.662 71686.430 L 5698.902 71685.150 L 5689.942 71689.630 L 5684.182 71688.350 L 5684.182 71693.470 L 5673.942 71689.630 L 5672.022 71681.950 C 5672.022 71676.830 5679.915 71660.403 5695.702 71632.670 C 5716.182 71597.256 5736.875 71561.630 5757.782 71525.790 C 5761.622 71519.390 5765.462 71513.630 5769.302 71508.510 ZM 6037.522 71686.430 L 6039.442 71692.830 C 6037.308 71694.536 6035.175 71696.030 6033.042 71697.310 L 6024.722 71703.070 C 6013.628 71711.176 6004.455 71720.990 5997.202 71732.510 C 5989.948 71744.030 5986.322 71756.190 5986.322 71768.990 C 5986.322 71773.683 5988.242 71779.870 5992.082 71787.550 C 5994.215 71791.816 5996.348 71794.803 5998.482 71796.510 C 6000.188 71798.643 6001.042 71801.843 6001.042 71806.110 L 6003.602 71801.630 L 6023.442 71807.390 C 6025.148 71806.536 6027.708 71806.110 6031.122 71806.110 L 6036.882 71806.110 L 6043.282 71806.110 C 6043.282 71805.256 6045.415 71804.616 6049.682 71804.190 C 6061.628 71796.936 6071.442 71787.976 6079.122 71777.310 C 6090.642 71760.243 6101.095 71742.963 6110.482 71725.470 C 6120.295 71707.976 6128.402 71690.270 6134.802 71672.350 C 6139.495 71664.243 6143.335 71656.776 6146.322 71649.950 C 6149.735 71643.123 6152.935 71635.870 6155.922 71628.190 L 6159.762 71620.510 C 6155.922 71622.216 6152.082 71624.350 6148.242 71626.910 C 6144.828 71629.470 6140.988 71632.456 6136.722 71635.870 L 6133.522 71633.950 L 6131.602 71637.790 C 6128.615 71639.070 6125.202 71640.990 6121.362 71643.550 C 6117.948 71646.110 6114.535 71648.456 6111.122 71650.590 L 6110.482 71654.430 L 6101.522 71657.630 L 6095.762 71664.030 L 6091.282 71663.390 C 6088.722 71666.376 6084.668 71668.723 6079.122 71670.430 C 6074.002 71672.136 6069.095 71672.990 6064.402 71672.990 C 6061.415 71672.990 6058.215 71671.710 6054.802 71669.150 L 6047.762 71669.790 C 6032.402 71659.123 6024.722 71643.976 6024.722 71624.350 C 6024.722 71598.750 6034.748 71569.736 6054.802 71537.310 C 6075.282 71504.883 6097.042 71481.416 6120.082 71466.910 C 6132.882 71457.523 6149.308 71447.283 6169.362 71436.190 C 6186.002 71427.230 6202.855 71418.056 6219.922 71408.670 C 6220.775 71409.096 6223.122 71408.243 6226.962 71406.110 C 6231.228 71403.976 6234.855 71402.056 6237.842 71400.350 C 6246.375 71397.363 6255.335 71395.870 6264.722 71395.870 C 6273.682 71395.870 6281.575 71399.283 6288.402 71406.110 C 6295.655 71412.510 6299.282 71419.976 6299.282 71428.510 L 6298.002 71435.550 L 6299.922 71437.470 L 6299.282 71449.630 L 6301.202 71452.190 C 6298.215 71458.163 6296.722 71464.776 6296.722 71472.030 C 6298.002 71472.030 6299.068 71471.816 6299.922 71471.390 C 6301.202 71470.963 6302.908 71469.470 6305.042 71466.910 L 6314.002 71466.910 L 6316.562 71471.390 L 6312.082 71477.150 L 6310.802 71482.270 L 6304.402 71485.470 C 6303.975 71488.456 6301.842 71491.443 6298.002 71494.430 C 6294.588 71496.990 6292.455 71498.696 6291.602 71499.550 C 6285.628 71505.523 6280.082 71512.776 6274.962 71521.310 C 6272.402 71525.150 6264.722 71539.656 6251.922 71564.830 C 6250.642 71566.110 6250.215 71566.963 6250.642 71567.390 L 6241.042 71586.590 L 6237.842 71586.590 L 6238.482 71591.710 C 6238.482 71593.843 6236.988 71597.043 6234.002 71601.310 C 6231.442 71605.150 6229.948 71608.136 6229.522 71610.270 L 6226.962 71610.270 L 6225.682 71619.870 L 6221.202 71623.070 C 6219.495 71628.616 6217.788 71633.950 6216.082 71639.070 L 6211.602 71644.830 L 6213.522 71648.670 L 6205.842 71656.990 L 6204.562 71655.070 C 6204.135 71656.350 6204.135 71658.056 6204.562 71660.190 C 6205.415 71661.896 6205.842 71662.963 6205.842 71663.390 C 6205.842 71665.523 6204.348 71668.510 6201.362 71672.350 C 6198.375 71676.190 6195.602 71678.536 6193.042 71679.390 C 6194.748 71679.390 6196.668 71679.176 6198.802 71678.750 L 6197.522 71680.670 L 6194.962 71682.590 L 6193.682 71689.630 C 6192.828 71689.203 6191.335 71691.336 6189.202 71696.030 C 6187.495 71700.723 6186.428 71703.283 6186.002 71703.710 L 6180.242 71703.710 L 6181.522 71710.110 L 6182.162 71708.190 L 6185.362 71708.190 L 6183.442 71712.030 L 6182.162 71713.950 C 6180.455 71714.376 6178.962 71715.016 6177.682 71715.870 C 6179.815 71716.723 6180.668 71718.216 6180.242 71720.350 L 6174.482 71722.910 L 6174.482 71725.470 L 6170.002 71724.830 L 6170.002 71730.590 L 6173.202 71730.590 L 6172.562 71733.150 C 6170.428 71734.003 6169.575 71734.856 6170.002 71735.710 L 6161.682 71739.550 L 6162.962 71745.950 C 6159.122 71748.936 6155.282 71752.136 6151.442 71755.550 C 6145.895 71760.670 6144.188 71764.083 6146.322 71765.790 L 6130.322 71774.750 L 6130.322 71778.590 L 6122.002 71784.350 L 6118.802 71782.430 L 6118.162 71788.830 C 6115.602 71790.536 6113.468 71790.536 6111.762 71788.830 C 6110.482 71787.550 6109.628 71786.910 6109.202 71786.910 L 6109.202 71790.750 C 6106.215 71792.030 6104.935 71793.096 6105.362 71793.950 L 6100.242 71797.150 L 6097.042 71795.870 L 6095.762 71799.070 C 6091.068 71801.203 6071.655 71811.656 6037.522 71830.430 C 6012.348 71844.510 5992.082 71851.550 5976.722 71851.550 C 5960.935 71851.550 5947.708 71847.070 5937.042 71838.110 C 5925.948 71829.576 5920.402 71817.416 5920.402 71801.630 C 5920.402 71777.736 5933.415 71754.483 5959.442 71731.870 C 5976.082 71717.790 5999.975 71702.856 6031.122 71687.070 C 6033.255 71687.070 6035.388 71686.856 6037.522 71686.430 ZM 6210.962 71533.470 C 6215.655 71524.083 6219.708 71513.416 6223.122 71501.470 C 6226.962 71489.523 6228.882 71479.070 6228.882 71470.110 C 6228.882 71460.296 6227.815 71452.830 6225.682 71447.710 C 6222.268 71439.176 6216.295 71434.910 6207.762 71434.910 C 6202.642 71434.910 6193.682 71441.310 6180.882 71454.110 C 6165.948 71469.043 6157.202 71477.150 6154.642 71478.430 L 6151.442 71486.110 C 6146.748 71492.936 6142.268 71499.763 6138.002 71506.590 L 6135.442 71511.070 L 6129.682 71515.550 L 6130.962 71520.030 C 6124.135 71527.283 6118.375 71539.443 6113.682 71556.510 C 6109.415 71573.150 6107.282 71587.656 6107.282 71600.030 C 6107.282 71608.136 6107.922 71613.470 6109.202 71616.030 L 6119.442 71627.550 C 6150.588 71608.350 6171.068 71590.856 6180.882 71575.070 C 6191.122 71558.856 6201.148 71544.990 6210.962 71533.470 ZM 6497.392 71714.590 C 6498.672 71714.590 6499.738 71713.096 6500.592 71710.110 C 6501.018 71707.550 6502.085 71706.696 6503.792 71707.550 L 6510.832 71686.430 L 6513.392 71686.430 L 6513.392 71682.590 L 6516.592 71676.830 C 6519.578 71671.710 6522.138 71665.310 6524.272 71657.630 L 6530.032 71653.790 L 6535.792 71638.430 C 6537.925 71632.883 6540.058 71627.123 6542.192 71621.150 C 6546.885 71610.483 6552.218 71601.310 6558.192 71593.630 L 6559.472 71589.790 L 6570.992 71566.750 L 6573.552 71566.750 C 6575.258 71561.203 6578.032 71554.376 6581.872 71546.270 L 6592.112 71525.790 L 6593.392 71523.230 L 6608.112 71491.870 C 6613.232 71481.203 6618.565 71469.896 6624.112 71457.950 C 6630.085 71446.003 6633.712 71435.336 6634.992 71425.950 C 6641.818 71422.110 6647.578 71418.696 6652.272 71415.710 C 6662.512 71409.736 6668.058 71406.963 6668.912 71407.390 C 6674.032 71403.976 6678.512 71401.416 6682.352 71399.710 C 6686.618 71397.576 6690.032 71396.510 6692.592 71396.510 L 6697.072 71396.510 C 6697.925 71399.496 6698.565 71402.270 6698.992 71404.830 C 6699.845 71407.390 6700.272 71409.523 6700.272 71411.230 L 6700.272 71415.070 L 6695.792 71415.070 L 6694.512 71418.270 L 6699.632 71418.270 L 6700.272 71421.470 C 6696.432 71426.590 6692.805 71431.710 6689.392 71436.830 C 6690.672 71435.976 6691.738 71435.550 6692.592 71435.550 L 6695.152 71435.550 L 6697.072 71436.830 C 6695.792 71439.816 6695.578 71442.163 6696.432 71443.870 L 6690.672 71446.430 C 6691.525 71450.270 6691.525 71453.043 6690.672 71454.750 L 6687.472 71454.750 L 6686.832 71461.790 C 6712.005 71440.030 6729.712 71425.523 6739.952 71418.270 C 6763.845 71401.630 6783.898 71393.310 6800.112 71393.310 C 6812.058 71393.310 6820.805 71400.776 6826.352 71415.710 C 6830.618 71426.803 6832.752 71439.176 6832.752 71452.830 C 6832.752 71460.510 6832.325 71466.910 6831.472 71472.030 C 6831.045 71477.150 6829.978 71482.270 6828.272 71487.390 C 6826.992 71489.523 6825.925 71491.656 6825.072 71493.790 C 6824.645 71495.496 6825.285 71496.776 6826.992 71497.630 C 6826.565 71500.190 6824.005 71507.656 6819.312 71520.030 C 6814.618 71531.976 6811.632 71538.803 6810.352 71540.510 L 6811.632 71541.790 C 6808.218 71543.496 6806.298 71544.990 6805.872 71546.270 L 6803.952 71550.110 C 6801.818 71553.096 6800.112 71556.510 6798.832 71560.350 C 6797.978 71563.763 6797.765 71566.963 6798.192 71569.950 L 6791.792 71575.070 C 6792.645 71576.350 6792.218 71578.056 6790.512 71580.190 C 6789.232 71582.323 6788.592 71583.816 6788.592 71584.670 L 6786.672 71589.790 L 6784.752 71589.150 C 6782.192 71592.136 6780.698 71594.270 6780.272 71595.550 C 6778.138 71598.963 6777.712 71601.523 6778.992 71603.230 C 6776.432 71606.643 6774.938 71608.776 6774.512 71609.630 C 6770.672 71613.896 6766.618 71616.670 6762.352 71617.950 C 6761.498 71623.923 6758.938 71627.976 6754.672 71630.110 L 6754.672 71632.670 C 6746.565 71635.656 6741.658 71638.003 6739.952 71639.710 L 6740.592 71649.950 C 6736.752 71647.816 6733.765 71646.750 6731.632 71646.750 L 6729.072 71649.310 L 6729.072 71655.710 L 6719.472 71660.190 L 6711.152 71676.190 L 6704.112 71676.190 C 6703.258 71677.470 6702.832 71681.096 6702.832 71687.070 L 6696.432 71685.790 L 6659.312 71707.550 C 6649.498 71712.243 6640.965 71714.590 6633.712 71714.590 C 6623.472 71714.590 6614.298 71711.603 6606.192 71705.630 C 6598.512 71700.083 6592.112 71692.403 6586.992 71682.590 L 6584.432 71683.870 C 6582.298 71693.256 6581.658 71697.950 6582.512 71697.950 C 6583.365 71697.523 6584.645 71697.310 6586.352 71697.310 L 6586.352 71700.510 L 6579.952 71701.790 C 6580.805 71703.070 6580.592 71703.710 6579.312 71703.710 C 6578.458 71704.136 6577.392 71704.350 6576.112 71704.350 L 6572.912 71713.310 L 6575.472 71715.870 C 6576.325 71716.296 6576.752 71717.150 6576.752 71718.430 L 6572.272 71717.150 C 6569.285 71723.550 6566.512 71729.950 6563.952 71736.350 L 6558.192 71740.830 C 6558.618 71742.110 6558.832 71743.816 6558.832 71745.950 L 6558.832 71750.430 L 6556.272 71750.430 L 6551.792 71760.670 L 6549.232 71760.670 L 6544.112 71772.830 L 6540.272 71777.950 L 6540.272 71784.990 C 6539.845 71786.270 6537.498 71789.043 6533.232 71793.310 C 6528.538 71798.003 6526.192 71802.483 6526.192 71806.750 L 6521.072 71808.670 L 6517.232 71824.030 C 6515.525 71825.310 6513.818 71826.803 6512.112 71828.510 C 6508.698 71833.630 6504.005 71836.190 6498.032 71836.190 C 6497.178 71836.190 6496.112 71837.043 6494.832 71838.750 C 6493.125 71840.456 6491.418 71839.816 6489.712 71836.830 L 6485.872 71842.590 L 6478.832 71843.230 C 6477.978 71843.230 6476.912 71845.363 6475.632 71849.630 C 6474.778 71849.203 6473.712 71848.776 6472.432 71848.350 L 6472.432 71845.790 L 6472.432 71852.830 L 6471.152 71851.550 L 6468.592 71850.910 C 6468.165 71849.630 6467.525 71848.350 6466.672 71847.070 C 6463.685 71847.070 6462.192 71850.270 6462.192 71856.670 L 6460.272 71859.230 C 6458.992 71859.230 6458.352 71857.950 6458.352 71855.390 C 6458.352 71852.830 6457.925 71851.550 6457.072 71851.550 C 6452.805 71857.523 6449.605 71861.363 6447.472 71863.070 C 6446.192 71861.790 6444.912 71860.723 6443.632 71859.870 L 6441.712 71868.830 C 6437.872 71871.390 6435.312 71871.603 6434.032 71869.470 L 6430.832 71860.510 C 6431.685 71858.376 6432.112 71855.390 6432.112 71851.550 C 6432.112 71849.416 6438.085 71835.976 6450.032 71811.230 C 6465.818 71778.803 6481.605 71746.590 6497.392 71714.590 ZM 6668.912 71508.510 L 6666.352 71508.510 L 6665.072 71512.350 L 6659.312 71514.270 L 6659.312 71516.830 C 6661.018 71521.096 6664.005 71523.443 6668.272 71523.870 L 6668.272 71527.710 L 6659.952 71527.710 L 6659.312 71530.270 C 6658.885 71529.843 6657.818 71530.056 6656.112 71530.910 C 6654.405 71531.336 6653.338 71531.550 6652.912 71531.550 L 6655.472 71539.230 L 6652.912 71539.230 L 6647.792 71549.470 L 6645.872 71546.270 L 6642.672 71545.630 L 6642.672 71548.830 L 6645.872 71550.750 L 6647.152 71557.150 L 6639.472 71564.190 L 6638.192 71570.590 L 6635.632 71570.590 L 6635.632 71573.150 L 6633.712 71574.430 L 6634.352 71576.990 L 6631.792 71588.510 C 6630.938 71591.923 6630.512 71594.056 6630.512 71594.910 C 6630.512 71610.696 6634.565 71623.923 6642.672 71634.590 C 6650.778 71644.830 6662.512 71649.950 6677.872 71649.950 C 6700.058 71649.950 6718.832 71626.270 6734.192 71578.910 C 6746.565 71540.510 6752.752 71506.590 6752.752 71477.150 C 6752.752 71470.750 6751.045 71464.136 6747.632 71457.310 C 6744.218 71450.483 6739.312 71447.070 6732.912 71447.070 C 6723.525 71447.070 6711.578 71454.536 6697.072 71469.470 C 6688.112 71479.283 6679.152 71488.883 6670.192 71498.270 L 6668.912 71508.510 ZM 6791.632 71706.910 C 6799.738 71689.416 6814.672 71663.603 6836.432 71629.470 C 6857.765 71595.336 6872.485 71569.950 6880.592 71553.310 C 6898.085 71526.003 6910.458 71505.950 6917.712 71493.150 C 6933.072 71465.843 6941.818 71445.576 6943.952 71432.350 C 6962.298 71421.256 6976.378 71412.936 6986.192 71407.390 C 6996.432 71401.843 7004.538 71399.070 7010.512 71399.070 L 7016.912 71404.190 L 7019.472 71413.790 C 7019.472 71415.923 7018.618 71418.270 7016.912 71420.830 L 7014.352 71425.950 C 7015.205 71426.803 7015.632 71430.216 7015.632 71436.190 C 7013.925 71439.176 7012.432 71441.950 7011.152 71444.510 C 7009.872 71446.643 7008.165 71448.990 7006.032 71451.550 L 7006.032 71454.750 C 7007.738 71455.176 7009.018 71455.603 7009.872 71456.030 C 7011.152 71456.030 7012.645 71455.816 7014.352 71455.390 L 7012.432 71458.590 C 7012.005 71459.016 7009.658 71459.870 7005.392 71461.150 L 7000.912 71467.550 L 7006.672 71467.550 L 7005.392 71470.750 L 6997.072 71476.510 C 6996.218 71477.363 6996.218 71478.216 6997.072 71479.070 C 6997.925 71479.496 6998.778 71479.710 6999.632 71479.710 C 7000.485 71479.283 7001.338 71479.070 7002.192 71479.070 C 7002.192 71479.496 7002.405 71479.923 7002.832 71480.350 C 7029.285 71454.750 7051.898 71434.696 7070.672 71420.190 C 7089.872 71405.256 7102.672 71397.790 7109.072 71397.790 L 7118.032 71399.070 C 7117.605 71401.630 7118.458 71403.336 7120.592 71404.190 C 7120.592 71406.750 7119.525 71409.523 7117.392 71412.510 L 7113.552 71413.150 L 7110.992 71427.230 L 7108.432 71426.590 C 7107.578 71428.296 7106.938 71429.790 7106.512 71431.070 L 7100.752 71434.270 L 7098.192 71444.510 L 7103.312 71448.350 C 7102.458 71447.923 7101.818 71448.563 7101.392 71450.270 C 7100.965 71451.976 7101.178 71453.256 7102.032 71454.110 L 7094.992 71459.230 L 7090.512 71463.070 L 7093.072 71463.070 C 7089.658 71474.163 7086.458 71485.043 7083.472 71495.710 C 7083.045 71499.123 7081.978 71500.830 7080.272 71500.830 L 7081.552 71506.590 L 7084.752 71506.590 L 7084.752 71516.190 L 7091.152 71517.470 L 7102.032 71516.190 L 7110.992 71513.630 C 7123.365 71508.510 7138.512 71498.910 7156.432 71484.830 C 7178.618 71467.336 7192.912 71456.670 7199.312 71452.830 L 7199.312 71456.030 C 7195.898 71459.016 7181.392 71471.816 7155.792 71494.430 C 7137.018 71511.070 7123.792 71524.936 7116.112 71536.030 L 7111.632 71535.390 L 7105.232 71545.630 C 7100.112 71548.190 7093.072 71552.883 7084.112 71559.710 L 7071.312 71569.310 L 7072.592 71571.870 C 7067.045 71571.870 7060.218 71573.363 7052.112 71576.350 C 7044.005 71578.910 7036.325 71581.470 7029.072 71584.030 L 7029.072 71580.830 L 7020.752 71580.190 C 7013.925 71576.776 7009.232 71571.870 7006.672 71565.470 C 7004.538 71559.070 7003.472 71551.390 7003.472 71542.430 C 7003.472 71530.910 7006.032 71519.390 7011.152 71507.870 C 7016.698 71495.923 7022.245 71484.403 7027.792 71473.310 L 6973.392 71529.630 C 6973.392 71530.910 6972.538 71532.616 6970.832 71534.750 C 6969.552 71536.456 6968.058 71538.376 6966.352 71540.510 C 6964.645 71542.216 6960.805 71548.616 6954.832 71559.710 C 6949.285 71570.803 6944.165 71578.696 6939.472 71583.390 L 6941.392 71590.430 L 6938.832 71589.790 C 6937.552 71589.790 6936.272 71590.643 6934.992 71592.350 C 6933.712 71594.056 6933.498 71595.336 6934.352 71596.190 C 6934.778 71596.616 6935.632 71596.616 6936.912 71596.190 C 6938.192 71595.763 6938.832 71596.403 6938.832 71598.110 L 6934.992 71598.750 L 6932.432 71605.150 L 6926.672 71608.990 C 6926.672 71609.843 6926.885 71611.763 6927.312 71614.750 L 6920.272 71619.870 L 6919.632 71624.990 C 6921.338 71624.136 6923.045 71624.990 6924.752 71627.550 C 6920.912 71630.110 6916.432 71631.390 6911.312 71631.390 L 6911.312 71635.230 L 6919.632 71633.950 L 6913.872 71641.630 C 6908.325 71643.336 6903.632 71643.976 6899.792 71643.550 L 6897.872 71649.950 L 6906.192 71649.950 L 6911.952 71646.750 L 6911.952 71647.390 C 6910.672 71649.523 6910.458 71651.230 6911.312 71652.510 C 6904.912 71655.070 6900.005 71656.350 6896.592 71656.350 C 6895.738 71657.630 6895.312 71658.483 6895.312 71658.910 C 6894.032 71661.043 6892.965 71661.896 6892.112 71661.470 L 6890.192 71669.150 L 6892.112 71669.790 L 6898.512 71662.750 L 6904.272 71664.670 L 6906.192 71664.030 C 6906.192 71666.590 6904.485 71667.443 6901.072 71666.590 L 6897.232 71668.510 L 6903.632 71669.790 L 6900.432 71677.470 L 6895.952 71676.830 L 6896.592 71681.950 L 6892.112 71690.910 L 6880.592 71688.350 L 6876.752 71692.830 C 6879.312 71694.110 6882.085 71694.750 6885.072 71694.750 C 6886.352 71694.750 6888.272 71694.323 6890.832 71693.470 L 6879.312 71699.870 C 6878.032 71698.163 6876.965 71696.456 6876.112 71694.750 L 6871.632 71706.270 C 6864.805 71709.683 6860.538 71713.736 6858.832 71718.430 L 6854.352 71717.150 L 6856.912 71715.870 L 6856.272 71713.310 L 6847.312 71715.230 C 6847.738 71716.510 6846.885 71717.790 6844.752 71719.070 C 6842.618 71720.350 6841.125 71720.136 6840.272 71718.430 L 6836.432 71721.630 C 6835.152 71719.923 6833.232 71720.136 6830.672 71722.270 C 6828.112 71723.123 6824.698 71724.616 6820.432 71726.750 C 6815.738 71728.883 6812.752 71730.163 6811.472 71730.590 L 6807.632 71729.950 L 6804.432 71734.430 L 6799.952 71733.150 L 6794.192 71735.070 L 6793.552 71730.590 L 6787.152 71724.830 L 6791.632 71706.910 ZM 7272.581 71405.470 L 7275.141 71399.710 L 7279.621 71398.430 L 7281.541 71402.910 L 7285.381 71397.790 L 7287.301 71397.150 L 7291.781 71404.190 L 7296.261 71404.190 L 7294.981 71399.710 L 7298.181 71399.710 C 7300.741 71399.710 7306.288 71401.843 7314.821 71406.110 C 7315.248 71407.390 7315.888 71408.456 7316.741 71409.310 C 7318.875 71409.736 7320.368 71409.950 7321.221 71409.950 L 7326.981 71426.590 L 7328.261 71424.670 L 7332.101 71425.310 L 7330.181 71432.990 L 7334.021 71444.510 L 7335.941 71448.350 C 7335.941 71451.763 7335.515 71454.323 7334.661 71456.030 C 7334.235 71457.736 7333.595 71459.656 7332.741 71461.790 C 7332.741 71463.496 7333.595 71466.270 7335.301 71470.110 C 7334.875 71472.670 7334.235 71477.363 7333.381 71484.190 C 7332.528 71491.016 7332.101 71495.710 7332.101 71498.270 L 7327.621 71502.750 L 7328.901 71509.150 L 7325.701 71511.710 L 7326.341 71514.910 L 7326.981 71517.470 C 7324.848 71523.870 7321.435 71532.190 7316.741 71542.430 C 7313.755 71549.256 7309.915 71557.150 7305.221 71566.110 L 7293.701 71575.070 L 7296.901 71578.910 L 7282.821 71596.830 L 7279.621 71596.830 L 7281.541 71600.670 C 7278.981 71601.096 7277.061 71602.163 7275.781 71603.870 L 7273.221 71608.990 C 7272.368 71610.270 7271.301 71610.483 7270.021 71609.630 L 7264.261 71619.230 C 7262.981 71618.376 7261.701 71618.590 7260.421 71619.870 C 7259.568 71621.150 7259.355 71622.430 7259.781 71623.710 L 7255.301 71623.070 C 7254.448 71625.203 7253.381 71627.123 7252.101 71628.830 C 7250.821 71630.536 7249.328 71630.750 7247.621 71629.470 C 7246.341 71632.030 7244.635 71634.376 7242.501 71636.510 L 7238.021 71640.990 L 7232.901 71643.550 C 7223.088 71655.496 7212.421 71665.310 7200.901 71672.990 L 7198.341 71678.750 C 7191.941 71682.590 7187.035 71685.576 7183.621 71687.710 C 7176.795 71691.976 7172.101 71695.603 7169.541 71698.590 L 7163.781 71698.590 L 7162.501 71701.150 C 7158.661 71702.430 7154.608 71703.710 7150.341 71704.990 C 7146.501 71706.270 7142.448 71706.910 7138.181 71706.910 C 7121.115 71706.910 7108.528 71698.803 7100.421 71682.590 C 7094.021 71669.790 7090.821 71653.790 7090.821 71634.590 C 7090.821 71606.003 7097.435 71579.336 7110.661 71554.590 C 7121.328 71534.110 7137.968 71512.990 7160.581 71491.230 C 7171.675 71480.563 7192.795 71462.216 7223.941 71436.190 C 7231.195 71429.790 7238.875 71423.390 7246.981 71416.990 C 7255.088 71410.163 7263.408 71404.830 7271.941 71400.990 L 7272.581 71405.470 ZM 7159.941 71623.710 L 7161.861 71623.070 L 7163.141 71620.510 L 7164.421 71624.350 L 7163.781 71627.550 C 7165.915 71629.683 7167.195 71631.603 7167.621 71633.310 L 7162.501 71632.670 C 7162.501 71637.790 7165.701 71641.203 7172.101 71642.910 C 7173.808 71653.576 7178.715 71658.910 7186.821 71658.910 C 7206.875 71658.910 7226.075 71640.776 7244.421 71604.510 C 7260.635 71572.510 7268.741 71545.630 7268.741 71523.870 C 7268.741 71504.670 7266.181 71489.523 7261.061 71478.430 C 7256.368 71467.336 7249.968 71459.656 7241.861 71455.390 L 7237.381 71456.030 L 7236.101 71464.350 L 7232.901 71462.430 L 7231.621 71460.510 C 7231.621 71463.496 7230.341 71466.056 7227.781 71468.190 L 7227.781 71471.390 L 7225.861 71474.590 L 7220.101 71468.190 L 7218.821 71472.030 L 7220.101 71475.230 L 7216.261 71478.430 L 7217.541 71482.910 L 7210.501 71480.350 L 7212.421 71486.750 C 7210.715 71489.310 7208.581 71490.803 7206.021 71491.230 L 7204.741 71494.430 L 7198.341 71496.990 L 7199.621 71500.830 L 7201.541 71498.270 L 7202.821 71501.470 L 7200.261 71502.750 L 7200.261 71507.230 L 7195.781 71508.510 L 7192.581 71505.950 L 7190.021 71509.790 L 7187.461 71509.150 L 7187.461 71512.350 L 7193.221 71512.350 L 7191.301 71515.550 L 7188.741 71515.550 L 7190.661 71521.950 L 7186.821 71521.950 L 7186.181 71526.430 L 7184.901 71528.990 L 7187.461 71529.630 C 7183.195 71533.896 7181.061 71538.590 7181.061 71543.710 L 7175.301 71543.710 L 7172.741 71541.150 L 7170.181 71541.150 C 7170.608 71543.283 7172.101 71545.203 7174.661 71546.910 L 7175.941 71550.750 C 7176.368 71552.883 7174.235 71554.803 7169.541 71556.510 L 7171.461 71562.910 L 7174.021 71562.910 L 7168.901 71575.710 C 7167.621 71579.550 7166.981 71584.243 7166.981 71589.790 L 7160.581 71592.350 L 7160.581 71595.550 C 7161.435 71597.256 7162.501 71597.683 7163.781 71596.830 L 7165.061 71600.030 L 7163.141 71601.950 L 7158.661 71600.670 L 7156.741 71603.230 L 7161.861 71607.710 L 7161.861 71614.110 C 7163.995 71616.243 7164.635 71617.736 7163.781 71618.590 L 7160.581 71617.310 L 7154.821 71622.430 L 7159.941 71623.710 ZM 7348.772 71686.430 L 7350.692 71692.830 C 7348.558 71694.536 7346.425 71696.030 7344.292 71697.310 L 7335.972 71703.070 C 7324.878 71711.176 7315.705 71720.990 7308.452 71732.510 C 7301.198 71744.030 7297.572 71756.190 7297.572 71768.990 C 7297.572 71773.683 7299.492 71779.870 7303.332 71787.550 C 7305.465 71791.816 7307.598 71794.803 7309.732 71796.510 C 7311.438 71798.643 7312.292 71801.843 7312.292 71806.110 L 7314.852 71801.630 L 7334.692 71807.390 C 7336.398 71806.536 7338.958 71806.110 7342.372 71806.110 L 7348.132 71806.110 L 7354.532 71806.110 C 7354.532 71805.256 7356.665 71804.616 7360.932 71804.190 C 7372.878 71796.936 7382.692 71787.976 7390.372 71777.310 C 7401.892 71760.243 7412.345 71742.963 7421.732 71725.470 C 7431.545 71707.976 7439.652 71690.270 7446.052 71672.350 C 7450.745 71664.243 7454.585 71656.776 7457.572 71649.950 C 7460.985 71643.123 7464.185 71635.870 7467.172 71628.190 L 7471.012 71620.510 C 7467.172 71622.216 7463.332 71624.350 7459.492 71626.910 C 7456.078 71629.470 7452.238 71632.456 7447.972 71635.870 L 7444.772 71633.950 L 7442.852 71637.790 C 7439.865 71639.070 7436.452 71640.990 7432.612 71643.550 C 7429.198 71646.110 7425.785 71648.456 7422.372 71650.590 L 7421.732 71654.430 L 7412.772 71657.630 L 7407.012 71664.030 L 7402.532 71663.390 C 7399.972 71666.376 7395.918 71668.723 7390.372 71670.430 C 7385.252 71672.136 7380.345 71672.990 7375.652 71672.990 C 7372.665 71672.990 7369.465 71671.710 7366.052 71669.150 L 7359.012 71669.790 C 7343.652 71659.123 7335.972 71643.976 7335.972 71624.350 C 7335.972 71598.750 7345.998 71569.736 7366.052 71537.310 C 7386.532 71504.883 7408.292 71481.416 7431.332 71466.910 C 7444.132 71457.523 7460.558 71447.283 7480.612 71436.190 C 7497.252 71427.230 7514.105 71418.056 7531.172 71408.670 C 7532.025 71409.096 7534.372 71408.243 7538.212 71406.110 C 7542.478 71403.976 7546.105 71402.056 7549.092 71400.350 C 7557.625 71397.363 7566.585 71395.870 7575.972 71395.870 C 7584.932 71395.870 7592.825 71399.283 7599.652 71406.110 C 7606.905 71412.510 7610.532 71419.976 7610.532 71428.510 L 7609.252 71435.550 L 7611.172 71437.470 L 7610.532 71449.630 L 7612.452 71452.190 C 7609.465 71458.163 7607.972 71464.776 7607.972 71472.030 C 7609.252 71472.030 7610.318 71471.816 7611.172 71471.390 C 7612.452 71470.963 7614.158 71469.470 7616.292 71466.910 L 7625.252 71466.910 L 7627.812 71471.390 L 7623.332 71477.150 L 7622.052 71482.270 L 7615.652 71485.470 C 7615.225 71488.456 7613.092 71491.443 7609.252 71494.430 C 7605.838 71496.990 7603.705 71498.696 7602.852 71499.550 C 7596.878 71505.523 7591.332 71512.776 7586.212 71521.310 C 7583.652 71525.150 7575.972 71539.656 7563.172 71564.830 C 7561.892 71566.110 7561.465 71566.963 7561.892 71567.390 L 7552.292 71586.590 L 7549.092 71586.590 L 7549.732 71591.710 C 7549.732 71593.843 7548.238 71597.043 7545.252 71601.310 C 7542.692 71605.150 7541.198 71608.136 7540.772 71610.270 L 7538.212 71610.270 L 7536.932 71619.870 L 7532.452 71623.070 C 7530.745 71628.616 7529.038 71633.950 7527.332 71639.070 L 7522.852 71644.830 L 7524.772 71648.670 L 7517.092 71656.990 L 7515.812 71655.070 C 7515.385 71656.350 7515.385 71658.056 7515.812 71660.190 C 7516.665 71661.896 7517.092 71662.963 7517.092 71663.390 C 7517.092 71665.523 7515.598 71668.510 7512.612 71672.350 C 7509.625 71676.190 7506.852 71678.536 7504.292 71679.390 C 7505.998 71679.390 7507.918 71679.176 7510.052 71678.750 L 7508.772 71680.670 L 7506.212 71682.590 L 7504.932 71689.630 C 7504.078 71689.203 7502.585 71691.336 7500.452 71696.030 C 7498.745 71700.723 7497.678 71703.283 7497.252 71703.710 L 7491.492 71703.710 L 7492.772 71710.110 L 7493.412 71708.190 L 7496.612 71708.190 L 7494.692 71712.030 L 7493.412 71713.950 C 7491.705 71714.376 7490.212 71715.016 7488.932 71715.870 C 7491.065 71716.723 7491.918 71718.216 7491.492 71720.350 L 7485.732 71722.910 L 7485.732 71725.470 L 7481.252 71724.830 L 7481.252 71730.590 L 7484.452 71730.590 L 7483.812 71733.150 C 7481.678 71734.003 7480.825 71734.856 7481.252 71735.710 L 7472.932 71739.550 L 7474.212 71745.950 C 7470.372 71748.936 7466.532 71752.136 7462.692 71755.550 C 7457.145 71760.670 7455.438 71764.083 7457.572 71765.790 L 7441.572 71774.750 L 7441.572 71778.590 L 7433.252 71784.350 L 7430.052 71782.430 L 7429.412 71788.830 C 7426.852 71790.536 7424.718 71790.536 7423.012 71788.830 C 7421.732 71787.550 7420.878 71786.910 7420.452 71786.910 L 7420.452 71790.750 C 7417.465 71792.030 7416.185 71793.096 7416.612 71793.950 L 7411.492 71797.150 L 7408.292 71795.870 L 7407.012 71799.070 C 7402.318 71801.203 7382.905 71811.656 7348.772 71830.430 C 7323.598 71844.510 7303.332 71851.550 7287.972 71851.550 C 7272.185 71851.550 7258.958 71847.070 7248.292 71838.110 C 7237.198 71829.576 7231.652 71817.416 7231.652 71801.630 C 7231.652 71777.736 7244.665 71754.483 7270.692 71731.870 C 7287.332 71717.790 7311.225 71702.856 7342.372 71687.070 C 7344.505 71687.070 7346.638 71686.856 7348.772 71686.430 ZM 7522.212 71533.470 C 7526.905 71524.083 7530.958 71513.416 7534.372 71501.470 C 7538.212 71489.523 7540.132 71479.070 7540.132 71470.110 C 7540.132 71460.296 7539.065 71452.830 7536.932 71447.710 C 7533.518 71439.176 7527.545 71434.910 7519.012 71434.910 C 7513.892 71434.910 7504.932 71441.310 7492.132 71454.110 C 7477.198 71469.043 7468.452 71477.150 7465.892 71478.430 L 7462.692 71486.110 C 7457.998 71492.936 7453.518 71499.763 7449.252 71506.590 L 7446.692 71511.070 L 7440.932 71515.550 L 7442.212 71520.030 C 7435.385 71527.283 7429.625 71539.443 7424.932 71556.510 C 7420.665 71573.150 7418.532 71587.656 7418.532 71600.030 C 7418.532 71608.136 7419.172 71613.470 7420.452 71616.030 L 7430.692 71627.550 C 7461.838 71608.350 7482.318 71590.856 7492.132 71575.070 C 7502.372 71558.856 7512.398 71544.990 7522.212 71533.470 ZM 7572.881 71706.910 C 7580.988 71689.416 7595.921 71663.603 7617.681 71629.470 C 7639.015 71595.336 7653.735 71569.950 7661.841 71553.310 C 7679.335 71526.003 7691.708 71505.950 7698.961 71493.150 C 7714.321 71465.843 7723.068 71445.576 7725.201 71432.350 C 7743.548 71421.256 7757.628 71412.936 7767.441 71407.390 C 7777.681 71401.843 7785.788 71399.070 7791.761 71399.070 L 7798.161 71404.190 L 7800.721 71413.790 C 7800.721 71415.923 7799.868 71418.270 7798.161 71420.830 L 7795.601 71425.950 C 7796.455 71426.803 7796.881 71430.216 7796.881 71436.190 C 7795.175 71439.176 7793.681 71441.950 7792.401 71444.510 C 7791.121 71446.643 7789.415 71448.990 7787.281 71451.550 L 7787.281 71454.750 C 7788.988 71455.176 7790.268 71455.603 7791.121 71456.030 C 7792.401 71456.030 7793.895 71455.816 7795.601 71455.390 L 7793.681 71458.590 C 7793.255 71459.016 7790.908 71459.870 7786.641 71461.150 L 7782.161 71467.550 L 7787.921 71467.550 L 7786.641 71470.750 L 7778.321 71476.510 C 7777.468 71477.363 7777.468 71478.216 7778.321 71479.070 C 7779.175 71479.496 7780.028 71479.710 7780.881 71479.710 C 7781.735 71479.283 7782.588 71479.070 7783.441 71479.070 C 7783.441 71479.496 7783.655 71479.923 7784.081 71480.350 C 7810.535 71454.750 7833.148 71434.696 7851.921 71420.190 C 7871.121 71405.256 7883.921 71397.790 7890.321 71397.790 L 7899.281 71399.070 C 7898.855 71401.630 7899.708 71403.336 7901.841 71404.190 C 7901.841 71406.750 7900.775 71409.523 7898.641 71412.510 L 7894.801 71413.150 L 7892.241 71427.230 L 7889.681 71426.590 C 7888.828 71428.296 7888.188 71429.790 7887.761 71431.070 L 7882.001 71434.270 L 7879.441 71444.510 L 7884.561 71448.350 C 7883.708 71447.923 7883.068 71448.563 7882.641 71450.270 C 7882.215 71451.976 7882.428 71453.256 7883.281 71454.110 L 7876.241 71459.230 L 7871.761 71463.070 L 7874.321 71463.070 C 7870.908 71474.163 7867.708 71485.043 7864.721 71495.710 C 7864.295 71499.123 7863.228 71500.830 7861.521 71500.830 L 7862.801 71506.590 L 7866.001 71506.590 L 7866.001 71516.190 L 7872.401 71517.470 L 7883.281 71516.190 L 7892.241 71513.630 C 7904.615 71508.510 7919.761 71498.910 7937.681 71484.830 C 7959.868 71467.336 7974.161 71456.670 7980.561 71452.830 L 7980.561 71456.030 C 7977.148 71459.016 7962.641 71471.816 7937.041 71494.430 C 7918.268 71511.070 7905.041 71524.936 7897.361 71536.030 L 7892.881 71535.390 L 7886.481 71545.630 C 7881.361 71548.190 7874.321 71552.883 7865.361 71559.710 L 7852.561 71569.310 L 7853.841 71571.870 C 7848.295 71571.870 7841.468 71573.363 7833.361 71576.350 C 7825.255 71578.910 7817.575 71581.470 7810.321 71584.030 L 7810.321 71580.830 L 7802.001 71580.190 C 7795.175 71576.776 7790.481 71571.870 7787.921 71565.470 C 7785.788 71559.070 7784.721 71551.390 7784.721 71542.430 C 7784.721 71530.910 7787.281 71519.390 7792.401 71507.870 C 7797.948 71495.923 7803.495 71484.403 7809.041 71473.310 L 7754.641 71529.630 C 7754.641 71530.910 7753.788 71532.616 7752.081 71534.750 C 7750.801 71536.456 7749.308 71538.376 7747.601 71540.510 C 7745.895 71542.216 7742.055 71548.616 7736.081 71559.710 C 7730.535 71570.803 7725.415 71578.696 7720.721 71583.390 L 7722.641 71590.430 L 7720.081 71589.790 C 7718.801 71589.790 7717.521 71590.643 7716.241 71592.350 C 7714.961 71594.056 7714.748 71595.336 7715.601 71596.190 C 7716.028 71596.616 7716.881 71596.616 7718.161 71596.190 C 7719.441 71595.763 7720.081 71596.403 7720.081 71598.110 L 7716.241 71598.750 L 7713.681 71605.150 L 7707.921 71608.990 C 7707.921 71609.843 7708.135 71611.763 7708.561 71614.750 L 7701.521 71619.870 L 7700.881 71624.990 C 7702.588 71624.136 7704.295 71624.990 7706.001 71627.550 C 7702.161 71630.110 7697.681 71631.390 7692.561 71631.390 L 7692.561 71635.230 L 7700.881 71633.950 L 7695.121 71641.630 C 7689.575 71643.336 7684.881 71643.976 7681.041 71643.550 L 7679.121 71649.950 L 7687.441 71649.950 L 7693.201 71646.750 L 7693.201 71647.390 C 7691.921 71649.523 7691.708 71651.230 7692.561 71652.510 C 7686.161 71655.070 7681.255 71656.350 7677.841 71656.350 C 7676.988 71657.630 7676.561 71658.483 7676.561 71658.910 C 7675.281 71661.043 7674.215 71661.896 7673.361 71661.470 L 7671.441 71669.150 L 7673.361 71669.790 L 7679.761 71662.750 L 7685.521 71664.670 L 7687.441 71664.030 C 7687.441 71666.590 7685.735 71667.443 7682.321 71666.590 L 7678.481 71668.510 L 7684.881 71669.790 L 7681.681 71677.470 L 7677.201 71676.830 L 7677.841 71681.950 L 7673.361 71690.910 L 7661.841 71688.350 L 7658.001 71692.830 C 7660.561 71694.110 7663.335 71694.750 7666.321 71694.750 C 7667.601 71694.750 7669.521 71694.323 7672.081 71693.470 L 7660.561 71699.870 C 7659.281 71698.163 7658.215 71696.456 7657.361 71694.750 L 7652.881 71706.270 C 7646.055 71709.683 7641.788 71713.736 7640.081 71718.430 L 7635.601 71717.150 L 7638.161 71715.870 L 7637.521 71713.310 L 7628.561 71715.230 C 7628.988 71716.510 7628.135 71717.790 7626.001 71719.070 C 7623.868 71720.350 7622.375 71720.136 7621.521 71718.430 L 7617.681 71721.630 C 7616.401 71719.923 7614.481 71720.136 7611.921 71722.270 C 7609.361 71723.123 7605.948 71724.616 7601.681 71726.750 C 7596.988 71728.883 7594.001 71730.163 7592.721 71730.590 L 7588.881 71729.950 L 7585.681 71734.430 L 7581.201 71733.150 L 7575.441 71735.070 L 7574.801 71730.590 L 7568.401 71724.830 L 7572.881 71706.910 ZM 7871.432 71630.750 L 7868.872 71628.830 C 7870.152 71614.750 7872.712 71602.376 7876.552 71591.710 C 7880.392 71580.616 7890.205 71560.350 7905.992 71530.910 C 7922.205 71504.456 7949.725 71474.803 7988.552 71441.950 C 8031.645 71405.683 8064.712 71387.550 8087.752 71387.550 L 8095.432 71388.830 L 8096.072 71390.750 C 8111.005 71392.030 8121.458 71399.496 8127.432 71413.150 L 8134.472 71430.430 L 8137.032 71430.430 L 8133.192 71442.590 C 8133.192 71443.870 8134.258 71445.363 8136.392 71447.070 C 8136.818 71447.496 8137.458 71447.923 8138.312 71448.350 L 8139.592 71454.750 L 8151.112 71455.390 C 8148.978 71460.936 8141.725 71475.656 8129.352 71499.550 C 8117.405 71523.016 8109.725 71537.950 8106.312 71544.350 L 8103.112 71543.710 L 8105.672 71548.830 L 8097.992 71573.150 L 8095.432 71573.790 L 8090.952 71592.350 L 8088.392 71592.350 C 8090.098 71597.470 8090.098 71601.736 8088.392 71605.150 L 8086.472 71633.950 C 8086.472 71638.643 8089.245 71641.843 8094.792 71643.550 C 8100.338 71642.270 8108.658 71637.150 8119.752 71628.190 C 8131.272 71618.803 8147.912 71603.656 8169.672 71582.750 C 8168.392 71583.603 8168.178 71584.883 8169.032 71586.590 C 8170.312 71588.296 8171.378 71588.510 8172.232 71587.230 C 8161.565 71599.603 8151.112 71611.976 8140.872 71624.350 L 8138.952 71628.190 C 8130.845 71634.163 8123.165 71640.350 8115.912 71646.750 C 8106.525 71654.856 8099.485 71662.110 8094.792 71668.510 L 8091.592 71668.510 L 8088.392 71674.910 L 8083.272 71676.190 C 8081.138 71679.603 8077.725 71682.803 8073.032 71685.790 L 8071.112 71687.070 C 8067.272 71690.910 8061.512 71694.110 8053.832 71696.670 C 8046.578 71699.230 8038.898 71701.363 8030.792 71703.070 C 8023.538 71700.083 8018.845 71694.110 8016.712 71685.150 C 8014.578 71675.763 8013.512 71664.243 8013.512 71650.590 L 8013.512 71633.310 L 8007.752 71640.350 L 7998.792 71646.750 L 7998.152 71650.590 C 7994.312 71654.430 7991.538 71658.270 7989.832 71662.110 L 7987.272 71658.910 L 7982.792 71664.670 L 7978.312 71665.310 L 7973.832 71673.630 C 7971.272 71674.910 7968.712 71676.616 7966.152 71678.750 C 7964.018 71680.456 7961.458 71682.590 7958.472 71685.150 L 7944.392 71692.830 L 7944.392 71697.950 C 7941.832 71699.656 7936.285 71702.430 7927.752 71706.270 C 7923.058 71708.403 7919.645 71710.110 7917.512 71711.390 C 7916.658 71710.963 7913.458 71711.390 7907.912 71712.670 C 7907.058 71712.670 7905.565 71713.096 7903.432 71713.950 C 7895.752 71713.950 7889.138 71710.963 7883.592 71704.990 C 7878.045 71699.016 7873.992 71691.763 7871.432 71683.230 C 7873.565 71683.230 7874.632 71681.736 7874.632 71678.750 C 7873.352 71677.043 7872.498 71675.976 7872.072 71675.550 C 7870.365 71672.990 7869.085 71671.923 7868.232 71672.350 L 7866.952 71664.670 L 7870.152 71660.190 L 7870.152 71648.670 C 7868.445 71649.096 7867.378 71648.883 7866.952 71648.030 C 7866.525 71647.176 7866.312 71645.470 7866.312 71642.910 C 7866.738 71638.216 7866.952 71635.443 7866.952 71634.590 L 7871.432 71630.750 ZM 7945.672 71629.470 C 7945.672 71631.176 7946.952 71635.016 7949.512 71640.990 C 7952.498 71646.963 7954.845 71651.230 7956.552 71653.790 C 7966.365 71653.790 7980.232 71646.536 7998.152 71632.030 L 8019.912 71614.110 C 8020.338 71612.830 8022.258 71605.790 8025.672 71592.990 C 8029.085 71579.763 8032.498 71571.230 8035.912 71567.390 C 8035.912 71561.843 8040.178 71550.110 8048.712 71532.190 C 8057.672 71514.270 8062.152 71497.843 8062.152 71482.910 C 8062.152 71470.963 8059.592 71460.723 8054.472 71452.190 C 8049.352 71443.656 8041.245 71438.536 8030.152 71436.830 C 8026.738 71439.390 8023.325 71442.163 8019.912 71445.150 C 8016.925 71447.710 8014.792 71450.696 8013.512 71454.110 C 8004.552 71464.350 7995.805 71474.376 7987.272 71484.190 L 7985.352 71489.950 C 7983.218 71491.656 7981.298 71494.643 7979.592 71498.910 C 7978.312 71502.750 7977.245 71506.590 7976.392 71510.430 C 7974.685 71512.563 7971.912 71518.323 7968.072 71527.710 C 7959.965 71547.336 7955.698 71558.856 7955.272 71562.270 L 7951.432 71563.550 L 7952.712 71566.110 L 7947.592 71585.310 L 7945.032 71589.150 L 7946.312 71590.430 L 7949.512 71590.430 C 7948.232 71593.416 7946.525 71595.336 7944.392 71596.190 L 7946.952 71615.390 L 7944.392 71617.950 L 7945.032 71621.790 L 7945.672 71629.470 ZM 8245.331 71491.870 C 8249.598 71485.470 8255.145 71476.296 8261.971 71464.350 L 8277.331 71436.190 L 8274.771 71434.270 C 8280.318 71427.016 8285.651 71421.470 8290.771 71417.630 C 8293.758 71415.496 8300.371 71411.870 8310.611 71406.750 L 8311.251 71404.830 C 8318.931 71401.416 8324.478 71399.070 8327.891 71397.790 C 8334.291 71395.230 8340.265 71393.523 8345.811 71392.670 C 8346.665 71396.083 8347.731 71399.283 8349.011 71402.270 C 8349.011 71404.403 8348.371 71407.390 8347.091 71411.230 C 8346.238 71415.070 8345.598 71417.843 8345.171 71419.550 L 8348.371 71419.550 C 8346.665 71428.083 8345.598 71432.776 8345.171 71433.630 C 8343.038 71440.883 8340.691 71445.576 8338.131 71447.710 L 8341.971 71451.550 L 8338.131 71451.550 L 8333.011 71454.750 L 8338.131 71456.670 C 8336.851 71462.216 8336.211 71465.203 8336.211 71465.630 L 8331.731 71470.750 L 8328.531 71470.750 C 8326.398 71475.016 8325.331 71477.790 8325.331 71479.070 C 8345.385 71464.563 8365.438 71449.843 8385.491 71434.910 C 8396.158 71428.083 8407.678 71421.683 8420.051 71415.710 C 8432.425 71409.310 8444.158 71404.830 8455.251 71402.270 C 8463.358 71405.256 8469.758 71409.310 8474.451 71414.430 C 8474.878 71414.003 8475.091 71414.216 8475.091 71415.070 L 8476.371 71416.350 L 8474.451 71421.470 C 8474.451 71426.163 8477.011 71427.443 8482.131 71425.310 C 8482.558 71432.563 8482.771 71438.110 8482.771 71441.950 L 8480.851 71448.350 C 8480.851 71449.630 8481.065 71450.910 8481.491 71452.190 C 8480.638 71453.470 8479.571 71454.536 8478.291 71455.390 C 8477.011 71456.243 8475.731 71455.603 8474.451 71453.470 L 8477.011 71463.710 C 8475.731 71462.430 8474.878 71462.430 8474.451 71463.710 C 8474.025 71464.563 8473.598 71465.630 8473.171 71466.910 L 8477.651 71467.550 C 8510.078 71442.803 8527.785 71429.363 8530.771 71427.230 C 8555.518 71410.590 8575.358 71402.270 8590.291 71402.270 C 8604.371 71402.270 8614.185 71409.736 8619.731 71424.670 L 8622.291 71424.670 L 8620.371 71430.430 C 8620.798 71432.136 8621.011 71435.763 8621.011 71441.310 C 8621.011 71446.856 8621.651 71449.630 8622.931 71449.630 L 8622.931 71455.390 C 8621.225 71454.963 8619.305 71454.750 8617.171 71454.750 L 8610.771 71454.750 L 8612.691 71459.230 L 8618.451 71457.950 L 8619.731 71462.430 C 8618.878 71463.283 8618.025 71464.350 8617.171 71465.630 C 8616.318 71466.483 8615.891 71468.403 8615.891 71471.390 L 8614.611 71475.230 L 8606.931 71475.230 L 8606.931 71473.310 C 8606.078 71473.310 8605.438 71473.096 8605.011 71472.670 L 8601.811 71481.630 C 8602.665 71482.483 8604.158 71482.696 8606.291 71482.270 C 8608.425 71481.843 8608.851 71480.776 8607.571 71479.070 L 8613.971 71482.270 L 8613.971 71485.470 L 8607.571 71491.230 L 8606.291 71488.030 L 8603.731 71493.150 L 8606.931 71495.710 L 8602.451 71495.710 C 8600.318 71495.710 8599.251 71497.203 8599.251 71500.190 C 8599.251 71501.470 8598.611 71503.176 8597.331 71505.310 C 8596.478 71507.016 8596.051 71508.510 8596.051 71509.790 C 8591.785 71517.470 8589.438 71522.163 8589.011 71523.870 L 8582.611 71523.870 L 8583.251 71520.670 C 8582.398 71521.096 8581.331 71521.736 8580.051 71522.590 L 8577.491 71525.150 L 8577.491 71528.990 L 8580.691 71528.990 C 8581.118 71530.270 8580.265 71531.123 8578.131 71531.550 C 8575.998 71531.976 8574.078 71532.403 8572.371 71532.830 L 8573.011 71535.390 C 8575.571 71536.243 8576.851 71537.736 8576.851 71539.870 L 8575.571 71542.430 L 8564.691 71550.110 L 8567.891 71550.110 L 8565.971 71557.150 L 8560.211 71558.430 L 8558.291 71565.470 L 8550.611 71569.950 C 8549.758 71571.230 8549.971 71572.936 8551.251 71575.070 C 8552.958 71577.203 8553.811 71578.483 8553.811 71578.910 L 8547.411 71575.070 L 8546.131 71580.830 L 8542.931 71580.830 L 8539.091 71587.870 C 8536.531 71589.150 8535.678 71590.643 8536.531 71592.350 L 8545.491 71592.990 C 8540.798 71596.403 8536.318 71599.603 8532.051 71602.590 C 8529.918 71607.710 8527.998 71611.976 8526.291 71615.390 C 8524.585 71618.803 8522.025 71621.790 8518.611 71624.350 C 8519.891 71626.910 8521.171 71629.256 8522.451 71631.390 L 8517.331 71637.790 L 8520.531 71643.550 L 8532.691 71639.710 C 8545.491 71635.016 8559.785 71624.563 8575.571 71608.350 C 8593.065 71590.430 8606.078 71579.336 8614.611 71575.070 L 8614.611 71572.510 L 8629.331 71562.270 L 8631.891 71562.270 L 8629.331 71570.590 C 8625.065 71572.296 8621.225 71574.856 8617.811 71578.270 C 8612.265 71584.243 8606.718 71590.003 8601.171 71595.550 C 8600.745 71598.110 8591.785 71607.710 8574.291 71624.350 C 8557.225 71640.563 8546.345 71649.950 8541.651 71652.510 L 8541.651 71655.070 C 8525.438 71668.296 8512.425 71678.750 8502.611 71686.430 C 8483.838 71700.936 8468.905 71707.550 8457.811 71706.270 L 8443.091 71704.990 L 8439.251 71699.870 L 8436.691 71699.870 C 8434.985 71696.030 8433.705 71692.830 8432.851 71690.270 C 8431.998 71687.710 8431.571 71685.363 8431.571 71683.230 C 8431.571 71681.523 8432.851 71673.630 8435.411 71659.550 C 8435.411 71656.990 8435.625 71654.430 8436.051 71651.870 C 8442.451 71636.510 8469.118 71592.136 8516.051 71518.750 C 8536.105 71487.603 8547.198 71467.123 8549.331 71457.310 L 8544.851 71448.350 L 8537.811 71445.790 C 8527.145 71448.776 8516.265 71454.323 8505.171 71462.430 C 8494.505 71470.110 8484.265 71477.576 8474.451 71484.830 L 8466.771 71494.430 C 8462.931 71497.843 8460.371 71500.190 8459.091 71501.470 C 8457.811 71502.750 8456.105 71505.310 8453.971 71509.150 C 8454.825 71512.563 8453.758 71515.550 8450.771 71518.110 C 8449.491 71519.390 8446.291 71521.523 8441.171 71524.510 C 8441.171 71525.363 8442.665 71525.790 8445.651 71525.790 L 8446.931 71528.990 L 8443.091 71528.350 L 8439.251 71532.830 C 8440.531 71532.403 8441.811 71533.043 8443.091 71534.750 C 8443.091 71535.176 8443.305 71535.603 8443.731 71536.030 L 8439.891 71536.030 L 8435.411 71539.870 L 8439.891 71539.870 L 8429.651 71546.910 L 8432.211 71552.030 L 8423.891 71552.670 C 8425.171 71556.936 8425.811 71559.923 8425.811 71561.630 C 8422.825 71564.190 8421.545 71566.323 8421.971 71568.030 L 8415.571 71566.750 C 8413.438 71569.310 8411.091 71572.510 8408.531 71576.350 C 8406.398 71580.190 8405.331 71583.390 8405.331 71585.950 L 8409.811 71585.950 L 8409.811 71582.750 L 8413.651 71583.390 L 8412.371 71589.150 L 8402.771 71601.310 L 8393.171 71598.750 L 8392.531 71600.670 C 8395.945 71605.363 8397.651 71608.350 8397.651 71609.630 C 8395.518 71610.056 8393.385 71610.270 8391.251 71610.270 C 8390.398 71610.270 8389.971 71611.123 8389.971 71612.830 C 8389.971 71614.110 8389.758 71614.963 8389.331 71615.390 L 8387.411 71614.750 L 8380.371 71624.990 C 8381.225 71624.563 8382.078 71624.776 8382.931 71625.630 C 8384.211 71626.056 8385.278 71626.483 8386.131 71626.910 C 8381.011 71630.750 8376.958 71634.376 8373.971 71637.790 L 8375.251 71642.270 C 8369.278 71645.256 8366.291 71649.310 8366.291 71654.430 C 8363.305 71656.990 8359.465 71659.550 8354.771 71662.110 C 8350.505 71664.243 8346.451 71666.376 8342.611 71668.510 L 8346.451 71669.790 L 8346.451 71672.990 C 8344.318 71674.270 8343.038 71675.123 8342.611 71675.550 C 8341.758 71675.123 8341.118 71674.483 8340.691 71673.630 L 8329.171 71683.230 L 8327.251 71681.950 L 8324.051 71682.590 L 8315.091 71688.350 C 8312.531 71690.056 8310.611 71691.550 8309.331 71692.830 C 8308.051 71693.683 8306.771 71694.750 8305.491 71696.030 L 8294.611 71701.150 C 8293.331 71701.150 8291.411 71700.510 8288.851 71699.230 C 8286.718 71697.523 8285.651 71696.030 8285.651 71694.750 C 8285.651 71676.403 8296.105 71649.310 8317.011 71613.470 C 8336.211 71583.176 8355.838 71552.030 8375.891 71520.030 C 8396.371 71487.603 8406.611 71464.563 8406.611 71450.910 L 8404.691 71447.070 C 8404.265 71445.790 8403.625 71444.296 8402.771 71442.590 C 8389.118 71448.136 8375.465 71456.030 8361.811 71466.270 C 8359.251 71467.976 8339.625 71485.470 8302.931 71518.750 L 8305.491 71521.310 C 8305.491 71522.590 8304.211 71524.083 8301.651 71525.790 C 8299.091 71527.070 8298.238 71528.776 8299.091 71530.910 L 8292.691 71530.910 C 8293.118 71532.190 8292.905 71533.256 8292.051 71534.110 C 8291.625 71534.963 8291.198 71535.603 8290.771 71536.030 L 8295.891 71546.270 C 8294.611 71546.696 8293.758 71547.763 8293.331 71549.470 C 8292.905 71551.176 8292.691 71552.670 8292.691 71553.950 C 8288.425 71557.790 8285.225 71560.776 8283.091 71562.910 L 8279.891 71562.910 L 8274.131 71571.230 C 8272.851 71573.363 8270.718 71577.630 8267.731 71584.030 C 8265.171 71590.430 8263.251 71595.550 8261.971 71599.390 L 8254.291 71603.870 L 8255.571 71607.070 L 8253.651 71608.990 C 8249.385 71610.696 8245.758 71613.896 8242.771 71618.590 C 8243.625 71618.590 8244.051 71619.230 8244.051 71620.510 C 8244.478 71621.363 8244.905 71622.003 8245.331 71622.430 C 8242.771 71624.563 8240.425 71626.483 8238.291 71628.190 C 8235.305 71632.456 8233.171 71635.656 8231.891 71637.790 C 8228.905 71642.483 8227.838 71645.896 8228.691 71648.030 L 8221.011 71650.590 L 8220.371 71656.990 L 8216.531 71656.350 C 8215.678 71659.336 8214.825 71661.896 8213.971 71664.030 C 8213.118 71666.163 8212.265 71668.510 8211.411 71671.070 L 8202.451 71676.190 C 8202.878 71675.763 8202.878 71675.336 8202.451 71674.910 L 8201.171 71673.630 L 8201.171 71682.590 L 8199.891 71688.350 L 8187.091 71690.910 L 8180.051 71698.590 L 8178.131 71697.310 L 8158.931 71703.710 L 8152.531 71701.150 C 8150.825 71702.003 8147.838 71703.070 8143.571 71704.350 C 8138.878 71705.630 8135.465 71706.270 8133.331 71706.270 C 8132.051 71706.270 8130.558 71705.203 8128.851 71703.070 C 8126.718 71700.510 8124.585 71697.096 8122.451 71692.830 C 8132.691 71682.163 8149.971 71654.003 8174.291 71608.350 C 8186.238 71586.163 8196.905 71569.310 8206.291 71557.790 C 8219.091 71536.030 8232.105 71514.056 8245.331 71491.870 ZM 8819.522 71754.270 L 8822.082 71724.830 C 8821.655 71722.270 8822.722 71719.496 8825.282 71716.510 C 8825.708 71716.083 8826.348 71715.656 8827.202 71715.230 L 8824.002 71713.950 C 8826.988 71708.403 8828.695 71704.563 8829.122 71702.430 C 8828.695 71701.576 8828.055 71700.723 8827.202 71699.870 L 8829.122 71688.990 L 8831.682 71688.990 C 8832.108 71688.563 8831.682 71686.643 8830.402 71683.230 C 8832.962 71681.950 8835.095 71681.310 8836.802 71681.310 L 8832.962 71677.470 C 8832.962 71668.936 8835.522 71664.670 8840.642 71664.670 L 8840.002 71662.750 L 8838.722 71659.550 L 8845.762 71647.390 L 8844.482 71646.110 L 8864.962 71592.350 C 8865.815 71593.203 8866.242 71593.416 8866.242 71592.990 C 8866.668 71592.136 8866.882 71590.430 8866.882 71587.870 L 8872.002 71577.630 C 8874.988 71567.816 8883.948 71549.256 8898.882 71521.950 C 8910.828 71500.190 8921.922 71481.203 8932.162 71464.990 C 8927.042 71462.856 8923.628 71461.363 8921.922 71460.510 C 8915.522 71457.096 8910.828 71452.616 8907.842 71447.070 C 8907.842 71443.230 8908.482 71440.243 8909.762 71438.110 C 8911.042 71435.976 8915.522 71431.070 8923.202 71423.390 L 8925.122 71424.030 L 8938.562 71409.950 L 8948.802 71397.790 C 8950.508 71398.643 8952.428 71398.003 8954.562 71395.870 C 8954.988 71395.443 8955.842 71394.163 8957.122 71392.030 L 8966.082 71391.390 L 8975.682 71393.310 L 8978.882 71393.310 C 9007.468 71339.976 9030.508 71299.443 9048.002 71271.710 C 9065.922 71243.976 9079.788 71230.110 9089.602 71230.110 L 9089.602 71226.910 L 9099.842 71221.150 L 9103.682 71222.430 L 9104.322 71219.870 L 9115.202 71211.550 C 9117.335 71210.270 9119.042 71209.416 9120.322 71208.990 L 9123.522 71208.990 L 9137.602 71209.630 C 9143.148 71213.896 9145.922 71218.376 9145.922 71223.070 C 9145.922 71225.203 9138.668 71236.296 9124.162 71256.350 C 9109.655 71276.403 9101.122 71286.856 9098.562 71287.710 C 9097.708 71288.563 9097.495 71289.843 9097.922 71291.550 C 9098.775 71292.830 9099.415 71293.683 9099.842 71294.110 C 9098.562 71296.243 9097.282 71298.163 9096.002 71299.870 L 9089.602 71306.270 C 9090.455 71307.976 9089.175 71310.323 9085.762 71313.310 C 9082.348 71316.296 9079.362 71318.856 9076.802 71320.990 L 9075.522 71323.550 L 9080.002 71325.470 C 9077.868 71325.896 9075.735 71326.110 9073.602 71326.110 L 9073.602 71328.670 C 9073.175 71329.950 9072.962 71331.230 9072.962 71332.510 C 9075.095 71332.510 9076.162 71333.363 9076.162 71335.070 L 9072.322 71335.710 C 9070.188 71336.990 9068.695 71338.483 9067.842 71340.190 C 9066.988 71341.896 9066.775 71343.176 9067.202 71344.030 C 9064.215 71345.310 9061.442 71346.590 9058.882 71347.870 C 9060.162 71348.723 9061.442 71349.363 9062.722 71349.790 L 9064.642 71351.710 C 9060.802 71358.963 9057.602 71364.083 9055.042 71367.070 C 9050.348 71373.043 9045.228 71376.670 9039.682 71377.950 L 9047.362 71379.230 C 9047.362 71383.496 9045.228 71385.630 9040.962 71385.630 C 9035.842 71385.630 9033.922 71387.336 9035.202 71390.750 C 9036.908 71389.896 9038.402 71389.043 9039.682 71388.190 C 9041.388 71387.336 9042.242 71388.403 9042.242 71391.390 C 9038.402 71392.670 9036.055 71393.523 9035.202 71393.950 L 9036.482 71396.510 L 9029.442 71399.710 L 9029.442 71404.830 L 9032.002 71411.870 C 9037.975 71414.430 9043.095 71418.270 9047.362 71423.390 C 9051.628 71428.083 9055.042 71433.630 9057.602 71440.030 C 9061.868 71440.883 9065.495 71441.736 9068.482 71442.590 C 9071.468 71443.016 9074.242 71443.230 9076.802 71443.230 C 9098.988 71443.230 9122.455 71437.683 9147.202 71426.590 C 9172.375 71415.496 9196.482 71404.616 9219.522 71393.950 C 9216.108 71396.936 9212.908 71399.923 9209.922 71402.910 C 9173.228 71427.230 9150.188 71442.163 9140.802 71447.710 C 9128.002 71454.963 9113.068 71462.216 9096.002 71469.470 C 9090.882 71471.603 9085.975 71473.523 9081.282 71475.230 C 9077.015 71476.510 9073.815 71477.790 9071.682 71479.070 L 9072.962 71516.190 C 9072.962 71523.443 9072.535 71529.843 9071.682 71535.390 C 9071.255 71540.936 9069.548 71549.470 9066.562 71560.990 C 9065.282 71564.403 9064.215 71567.603 9063.362 71570.590 C 9062.508 71573.150 9062.935 71574.856 9064.642 71575.710 L 9061.442 71590.430 L 9059.522 71591.070 C 9057.815 71596.190 9056.322 71601.310 9055.042 71606.430 C 9054.188 71606.430 9053.548 71607.496 9053.122 71609.630 L 9049.282 71613.470 L 9052.482 71613.470 L 9047.362 71616.030 L 9049.282 71624.990 C 9047.575 71624.136 9046.082 71624.350 9044.802 71625.630 C 9043.948 71626.910 9043.522 71627.763 9043.522 71628.190 L 9039.682 71630.750 C 9039.255 71631.176 9039.682 71632.030 9040.962 71633.310 C 9042.668 71634.590 9043.095 71636.296 9042.242 71638.430 L 9035.842 71643.550 C 9037.122 71646.963 9037.335 71648.883 9036.482 71649.310 C 9034.775 71648.883 9033.282 71648.670 9032.002 71648.670 C 9032.855 71649.950 9033.282 71651.870 9033.282 71654.430 L 9030.722 71655.710 L 9028.162 71656.990 L 9030.722 71657.630 C 9029.868 71658.483 9028.802 71660.190 9027.522 71662.750 C 9026.242 71664.883 9024.535 71667.443 9022.402 71670.430 C 9020.268 71673.416 9017.495 71675.763 9014.082 71677.470 L 9014.722 71680.030 C 9014.722 71685.576 9012.588 71689.416 9008.322 71691.550 L 9000.642 71694.110 C 8999.788 71696.243 8998.935 71697.736 8998.082 71698.590 C 8997.228 71699.443 8996.162 71700.083 8994.882 71700.510 C 8984.642 71714.590 8979.095 71722.056 8978.242 71722.910 C 8974.402 71727.176 8970.348 71730.590 8966.082 71733.150 L 8966.082 71743.390 L 8957.122 71750.430 C 8956.268 71752.990 8955.415 71754.056 8954.562 71753.630 L 8951.362 71765.150 C 8944.962 71769.416 8937.282 71775.816 8928.322 71784.350 L 8915.522 71797.150 L 8916.802 71799.710 L 8913.602 71799.710 L 8907.202 71803.550 L 8902.722 71811.230 C 8898.028 71814.643 8895.042 71815.923 8893.762 71815.070 C 8887.362 71818.910 8881.388 71822.110 8875.842 71824.670 C 8870.722 71827.230 8864.962 71829.363 8858.562 71831.070 L 8836.802 71821.470 L 8829.122 71806.110 L 8832.962 71805.470 L 8831.682 71800.990 L 8829.762 71799.070 L 8824.642 71792.670 C 8825.922 71791.390 8826.562 71789.470 8826.562 71786.910 C 8826.562 71785.203 8825.282 71784.350 8822.722 71784.350 L 8819.522 71761.950 L 8819.522 71754.270 ZM 8896.962 71728.030 L 8896.962 71732.510 C 8896.962 71738.483 8897.175 71743.390 8897.602 71747.230 C 8898.455 71751.070 8900.162 71754.910 8902.722 71758.750 L 8907.202 71760.670 C 8911.468 71759.816 8914.455 71758.750 8916.162 71757.470 L 8923.842 71754.270 L 8925.762 71754.910 L 8925.762 71751.070 C 8933.442 71745.950 8938.348 71742.536 8940.482 71740.830 C 8945.602 71736.990 8949.655 71732.510 8952.642 71727.390 C 8970.135 71705.203 8984.642 71677.896 8996.162 71645.470 C 9007.682 71613.043 9013.442 71582.323 9013.442 71553.310 C 9013.442 71538.376 9011.948 71524.510 9008.962 71511.710 C 9004.268 71491.230 8997.015 71480.990 8987.202 71480.990 L 8982.722 71482.910 L 8984.642 71487.390 L 8989.122 71486.750 C 8987.842 71487.603 8986.775 71488.456 8985.922 71489.310 C 8985.495 71489.736 8985.068 71490.376 8984.642 71491.230 L 8978.242 71491.870 C 8977.815 71496.136 8975.468 71499.550 8971.202 71502.110 L 8976.962 71502.110 L 8979.522 71504.030 L 8973.122 71513.630 L 8978.242 71511.070 L 8971.202 71516.190 L 8968.642 71514.910 L 8966.722 71518.110 L 8971.202 71518.110 L 8973.762 71516.830 L 8973.762 71521.310 L 8967.362 71521.310 L 8967.362 71527.070 L 8963.522 71527.710 L 8961.602 71531.550 L 8950.722 71530.270 L 8948.802 71533.470 L 8953.282 71534.110 L 8957.122 71533.470 L 8960.322 71534.750 L 8961.602 71537.950 L 8958.402 71537.310 L 8958.402 71541.790 L 8955.202 71543.070 C 8953.495 71546.056 8951.148 71547.976 8948.162 71548.830 L 8949.442 71552.030 L 8952.642 71552.030 L 8955.842 71555.870 L 8952.642 71561.630 C 8949.228 71561.630 8946.455 71562.910 8944.322 71565.470 L 8947.522 71570.590 C 8946.668 71575.283 8943.682 71578.056 8938.562 71578.910 L 8936.642 71576.990 L 8935.362 71580.190 L 8936.642 71585.310 L 8941.122 71585.310 L 8938.562 71587.230 L 8937.922 71590.430 L 8931.522 71588.510 L 8928.962 71591.070 L 8930.242 71594.270 L 8937.282 71594.270 L 8932.162 71598.110 C 8931.308 71600.670 8930.882 71604.296 8930.882 71608.990 L 8918.722 71609.630 L 8915.522 71610.910 L 8919.362 71615.390 L 8921.922 71613.470 L 8923.202 71615.390 L 8927.042 71616.030 L 8927.042 71618.590 L 8920.642 71623.070 C 8919.788 71623.496 8919.788 71624.136 8920.642 71624.990 L 8923.202 71626.270 L 8920.642 71626.910 L 8920.642 71630.110 C 8921.068 71630.963 8921.708 71631.816 8922.562 71632.670 L 8918.722 71633.950 L 8922.562 71635.230 L 8918.082 71638.430 L 8915.522 71637.790 L 8918.082 71641.630 L 8917.442 71648.670 L 8911.682 71648.670 C 8911.255 71649.950 8911.042 71651.230 8911.042 71652.510 C 8910.188 71654.216 8908.482 71655.923 8905.922 71657.630 L 8907.202 71660.190 L 8912.962 71660.190 L 8907.842 71664.670 L 8907.842 71669.790 L 8912.322 71669.790 L 8906.562 71685.790 L 8901.442 71687.070 L 8904.642 71690.270 L 8904.642 71693.470 L 8899.522 71701.790 L 8899.522 71710.750 L 8896.322 71713.950 L 8898.242 71717.150 L 8896.322 71719.070 C 8897.175 71721.630 8896.322 71724.190 8893.762 71726.750 L 8896.962 71728.030 ZM 9293.832 71405.470 L 9296.392 71399.710 L 9300.872 71398.430 L 9302.792 71402.910 L 9306.632 71397.790 L 9308.552 71397.150 L 9313.032 71404.190 L 9317.512 71404.190 L 9316.232 71399.710 L 9319.432 71399.710 C 9321.992 71399.710 9327.538 71401.843 9336.072 71406.110 C 9336.498 71407.390 9337.138 71408.456 9337.992 71409.310 C 9340.125 71409.736 9341.618 71409.950 9342.472 71409.950 L 9348.232 71426.590 L 9349.512 71424.670 L 9353.352 71425.310 L 9351.432 71432.990 L 9355.272 71444.510 L 9357.192 71448.350 C 9357.192 71451.763 9356.765 71454.323 9355.912 71456.030 C 9355.485 71457.736 9354.845 71459.656 9353.992 71461.790 C 9353.992 71463.496 9354.845 71466.270 9356.552 71470.110 C 9356.125 71472.670 9355.485 71477.363 9354.632 71484.190 C 9353.778 71491.016 9353.352 71495.710 9353.352 71498.270 L 9348.872 71502.750 L 9350.152 71509.150 L 9346.952 71511.710 L 9347.592 71514.910 L 9348.232 71517.470 C 9346.098 71523.870 9342.685 71532.190 9337.992 71542.430 C 9335.005 71549.256 9331.165 71557.150 9326.472 71566.110 L 9314.952 71575.070 L 9318.152 71578.910 L 9304.072 71596.830 L 9300.872 71596.830 L 9302.792 71600.670 C 9300.232 71601.096 9298.312 71602.163 9297.032 71603.870 L 9294.472 71608.990 C 9293.618 71610.270 9292.552 71610.483 9291.272 71609.630 L 9285.512 71619.230 C 9284.232 71618.376 9282.952 71618.590 9281.672 71619.870 C 9280.818 71621.150 9280.605 71622.430 9281.032 71623.710 L 9276.552 71623.070 C 9275.698 71625.203 9274.632 71627.123 9273.352 71628.830 C 9272.072 71630.536 9270.578 71630.750 9268.872 71629.470 C 9267.592 71632.030 9265.885 71634.376 9263.752 71636.510 L 9259.272 71640.990 L 9254.152 71643.550 C 9244.338 71655.496 9233.672 71665.310 9222.152 71672.990 L 9219.592 71678.750 C 9213.192 71682.590 9208.285 71685.576 9204.872 71687.710 C 9198.045 71691.976 9193.352 71695.603 9190.792 71698.590 L 9185.032 71698.590 L 9183.752 71701.150 C 9179.912 71702.430 9175.858 71703.710 9171.592 71704.990 C 9167.752 71706.270 9163.698 71706.910 9159.432 71706.910 C 9142.365 71706.910 9129.778 71698.803 9121.672 71682.590 C 9115.272 71669.790 9112.072 71653.790 9112.072 71634.590 C 9112.072 71606.003 9118.685 71579.336 9131.912 71554.590 C 9142.578 71534.110 9159.218 71512.990 9181.832 71491.230 C 9192.925 71480.563 9214.045 71462.216 9245.192 71436.190 C 9252.445 71429.790 9260.125 71423.390 9268.232 71416.990 C 9276.338 71410.163 9284.658 71404.830 9293.192 71400.990 L 9293.832 71405.470 ZM 9181.192 71623.710 L 9183.112 71623.070 L 9184.392 71620.510 L 9185.672 71624.350 L 9185.032 71627.550 C 9187.165 71629.683 9188.445 71631.603 9188.872 71633.310 L 9183.752 71632.670 C 9183.752 71637.790 9186.952 71641.203 9193.352 71642.910 C 9195.058 71653.576 9199.965 71658.910 9208.072 71658.910 C 9228.125 71658.910 9247.325 71640.776 9265.672 71604.510 C 9281.885 71572.510 9289.992 71545.630 9289.992 71523.870 C 9289.992 71504.670 9287.432 71489.523 9282.312 71478.430 C 9277.618 71467.336 9271.218 71459.656 9263.112 71455.390 L 9258.632 71456.030 L 9257.352 71464.350 L 9254.152 71462.430 L 9252.872 71460.510 C 9252.872 71463.496 9251.592 71466.056 9249.032 71468.190 L 9249.032 71471.390 L 9247.112 71474.590 L 9241.352 71468.190 L 9240.072 71472.030 L 9241.352 71475.230 L 9237.512 71478.430 L 9238.792 71482.910 L 9231.752 71480.350 L 9233.672 71486.750 C 9231.965 71489.310 9229.832 71490.803 9227.272 71491.230 L 9225.992 71494.430 L 9219.592 71496.990 L 9220.872 71500.830 L 9222.792 71498.270 L 9224.072 71501.470 L 9221.512 71502.750 L 9221.512 71507.230 L 9217.032 71508.510 L 9213.832 71505.950 L 9211.272 71509.790 L 9208.712 71509.150 L 9208.712 71512.350 L 9214.472 71512.350 L 9212.552 71515.550 L 9209.992 71515.550 L 9211.912 71521.950 L 9208.072 71521.950 L 9207.432 71526.430 L 9206.152 71528.990 L 9208.712 71529.630 C 9204.445 71533.896 9202.312 71538.590 9202.312 71543.710 L 9196.552 71543.710 L 9193.992 71541.150 L 9191.432 71541.150 C 9191.858 71543.283 9193.352 71545.203 9195.912 71546.910 L 9197.192 71550.750 C 9197.618 71552.883 9195.485 71554.803 9190.792 71556.510 L 9192.712 71562.910 L 9195.272 71562.910 L 9190.152 71575.710 C 9188.872 71579.550 9188.232 71584.243 9188.232 71589.790 L 9181.832 71592.350 L 9181.832 71595.550 C 9182.685 71597.256 9183.752 71597.683 9185.032 71596.830 L 9186.312 71600.030 L 9184.392 71601.950 L 9179.912 71600.670 L 9177.992 71603.230 L 9183.112 71607.710 L 9183.112 71614.110 C 9185.245 71616.243 9185.885 71617.736 9185.032 71618.590 L 9181.832 71617.310 L 9176.072 71622.430 L 9181.192 71623.710 ZM 9305.381 71706.910 C 9313.488 71689.416 9328.421 71663.603 9350.181 71629.470 C 9371.515 71595.336 9386.235 71569.950 9394.341 71553.310 C 9411.835 71526.003 9424.208 71505.950 9431.461 71493.150 C 9446.821 71465.843 9455.568 71445.576 9457.701 71432.350 C 9476.048 71421.256 9490.128 71412.936 9499.941 71407.390 C 9510.181 71401.843 9518.288 71399.070 9524.261 71399.070 L 9530.661 71404.190 L 9533.221 71413.790 C 9533.221 71415.923 9532.368 71418.270 9530.661 71420.830 L 9528.101 71425.950 C 9528.955 71426.803 9529.381 71430.216 9529.381 71436.190 C 9527.675 71439.176 9526.181 71441.950 9524.901 71444.510 C 9523.621 71446.643 9521.915 71448.990 9519.781 71451.550 L 9519.781 71454.750 C 9521.488 71455.176 9522.768 71455.603 9523.621 71456.030 C 9524.901 71456.030 9526.395 71455.816 9528.101 71455.390 L 9526.181 71458.590 C 9525.755 71459.016 9523.408 71459.870 9519.141 71461.150 L 9514.661 71467.550 L 9520.421 71467.550 L 9519.141 71470.750 L 9510.821 71476.510 C 9509.968 71477.363 9509.968 71478.216 9510.821 71479.070 C 9511.675 71479.496 9512.528 71479.710 9513.381 71479.710 C 9514.235 71479.283 9515.088 71479.070 9515.941 71479.070 C 9515.941 71479.496 9516.155 71479.923 9516.581 71480.350 C 9543.035 71454.750 9565.648 71434.696 9584.421 71420.190 C 9603.621 71405.256 9616.421 71397.790 9622.821 71397.790 L 9631.781 71399.070 C 9631.355 71401.630 9632.208 71403.336 9634.341 71404.190 C 9634.341 71406.750 9633.275 71409.523 9631.141 71412.510 L 9627.301 71413.150 L 9624.741 71427.230 L 9622.181 71426.590 C 9621.328 71428.296 9620.688 71429.790 9620.261 71431.070 L 9614.501 71434.270 L 9611.941 71444.510 L 9617.061 71448.350 C 9616.208 71447.923 9615.568 71448.563 9615.141 71450.270 C 9614.715 71451.976 9614.928 71453.256 9615.781 71454.110 L 9608.741 71459.230 L 9604.261 71463.070 L 9606.821 71463.070 C 9603.408 71474.163 9600.208 71485.043 9597.221 71495.710 C 9596.795 71499.123 9595.728 71500.830 9594.021 71500.830 L 9595.301 71506.590 L 9598.501 71506.590 L 9598.501 71516.190 L 9604.901 71517.470 L 9615.781 71516.190 L 9624.741 71513.630 C 9637.115 71508.510 9652.261 71498.910 9670.181 71484.830 C 9692.368 71467.336 9706.661 71456.670 9713.061 71452.830 L 9713.061 71456.030 C 9709.648 71459.016 9695.141 71471.816 9669.541 71494.430 C 9650.768 71511.070 9637.541 71524.936 9629.861 71536.030 L 9625.381 71535.390 L 9618.981 71545.630 C 9613.861 71548.190 9606.821 71552.883 9597.861 71559.710 L 9585.061 71569.310 L 9586.341 71571.870 C 9580.795 71571.870 9573.968 71573.363 9565.861 71576.350 C 9557.755 71578.910 9550.075 71581.470 9542.821 71584.030 L 9542.821 71580.830 L 9534.501 71580.190 C 9527.675 71576.776 9522.981 71571.870 9520.421 71565.470 C 9518.288 71559.070 9517.221 71551.390 9517.221 71542.430 C 9517.221 71530.910 9519.781 71519.390 9524.901 71507.870 C 9530.448 71495.923 9535.995 71484.403 9541.541 71473.310 L 9487.141 71529.630 C 9487.141 71530.910 9486.288 71532.616 9484.581 71534.750 C 9483.301 71536.456 9481.808 71538.376 9480.101 71540.510 C 9478.395 71542.216 9474.555 71548.616 9468.581 71559.710 C 9463.035 71570.803 9457.915 71578.696 9453.221 71583.390 L 9455.141 71590.430 L 9452.581 71589.790 C 9451.301 71589.790 9450.021 71590.643 9448.741 71592.350 C 9447.461 71594.056 9447.248 71595.336 9448.101 71596.190 C 9448.528 71596.616 9449.381 71596.616 9450.661 71596.190 C 9451.941 71595.763 9452.581 71596.403 9452.581 71598.110 L 9448.741 71598.750 L 9446.181 71605.150 L 9440.421 71608.990 C 9440.421 71609.843 9440.635 71611.763 9441.061 71614.750 L 9434.021 71619.870 L 9433.381 71624.990 C 9435.088 71624.136 9436.795 71624.990 9438.501 71627.550 C 9434.661 71630.110 9430.181 71631.390 9425.061 71631.390 L 9425.061 71635.230 L 9433.381 71633.950 L 9427.621 71641.630 C 9422.075 71643.336 9417.381 71643.976 9413.541 71643.550 L 9411.621 71649.950 L 9419.941 71649.950 L 9425.701 71646.750 L 9425.701 71647.390 C 9424.421 71649.523 9424.208 71651.230 9425.061 71652.510 C 9418.661 71655.070 9413.755 71656.350 9410.341 71656.350 C 9409.488 71657.630 9409.061 71658.483 9409.061 71658.910 C 9407.781 71661.043 9406.715 71661.896 9405.861 71661.470 L 9403.941 71669.150 L 9405.861 71669.790 L 9412.261 71662.750 L 9418.021 71664.670 L 9419.941 71664.030 C 9419.941 71666.590 9418.235 71667.443 9414.821 71666.590 L 9410.981 71668.510 L 9417.381 71669.790 L 9414.181 71677.470 L 9409.701 71676.830 L 9410.341 71681.950 L 9405.861 71690.910 L 9394.341 71688.350 L 9390.501 71692.830 C 9393.061 71694.110 9395.835 71694.750 9398.821 71694.750 C 9400.101 71694.750 9402.021 71694.323 9404.581 71693.470 L 9393.061 71699.870 C 9391.781 71698.163 9390.715 71696.456 9389.861 71694.750 L 9385.381 71706.270 C 9378.555 71709.683 9374.288 71713.736 9372.581 71718.430 L 9368.101 71717.150 L 9370.661 71715.870 L 9370.021 71713.310 L 9361.061 71715.230 C 9361.488 71716.510 9360.635 71717.790 9358.501 71719.070 C 9356.368 71720.350 9354.875 71720.136 9354.021 71718.430 L 9350.181 71721.630 C 9348.901 71719.923 9346.981 71720.136 9344.421 71722.270 C 9341.861 71723.123 9338.448 71724.616 9334.181 71726.750 C 9329.488 71728.883 9326.501 71730.163 9325.221 71730.590 L 9321.381 71729.950 L 9318.181 71734.430 L 9313.701 71733.150 L 9307.941 71735.070 L 9307.301 71730.590 L 9300.901 71724.830 L 9305.381 71706.910 ZM 5234.327 72960.643 L 5234.327 72955.523 C 5235.607 72954.670 5237.100 72953.816 5238.807 72952.963 L 5247.767 72947.843 L 5250.967 72948.483 L 5250.967 72952.963 L 5245.847 72957.443 L 5243.927 72962.563 C 5243.927 72963.843 5242.647 72968.536 5240.087 72976.643 C 5237.953 72984.750 5236.887 72990.083 5236.887 72992.643 C 5236.887 72998.616 5238.167 73004.803 5240.727 73011.203 C 5243.713 73017.603 5247.340 73022.296 5251.607 73025.283 L 5255.447 73027.843 C 5264.407 73034.243 5273.367 73036.803 5282.327 73035.523 L 5282.967 73038.083 L 5284.247 73034.883 L 5288.087 73031.043 L 5294.487 73032.323 L 5296.407 73036.163 L 5303.447 73027.843 C 5308.567 73029.550 5312.407 73030.403 5314.967 73030.403 C 5313.687 73028.696 5313.260 73027.630 5313.687 73027.203 L 5316.887 73022.723 L 5322.007 73024.003 C 5321.580 73023.150 5322.007 73022.083 5323.287 73020.803 C 5324.567 73019.523 5325.847 73019.096 5327.127 73019.523 C 5331.393 73014.403 5333.527 73008.216 5333.527 73000.963 C 5333.527 72992.856 5329.900 72985.816 5322.647 72979.843 C 5317.100 72975.576 5310.700 72972.163 5303.447 72969.603 C 5296.193 72966.616 5287.660 72961.923 5277.847 72955.523 C 5268.460 72948.696 5261.847 72944.003 5258.007 72941.443 L 5259.927 72937.603 L 5256.727 72933.123 L 5255.447 72938.243 C 5249.047 72932.270 5243.287 72924.590 5238.167 72915.203 L 5240.087 72913.283 L 5235.607 72912.643 C 5234.327 72909.230 5233.260 72906.456 5232.407 72904.323 C 5231.980 72902.190 5231.980 72900.056 5232.407 72897.923 L 5228.567 72886.403 C 5228.567 72870.616 5235.180 72855.896 5248.407 72842.243 C 5254.807 72835.843 5278.913 72818.990 5320.727 72791.683 L 5336.727 72781.443 L 5354.647 72770.563 L 5357.847 72769.923 C 5362.540 72768.216 5365.953 72767.150 5368.087 72766.723 C 5374.487 72765.016 5380.887 72764.163 5387.287 72764.163 C 5402.220 72764.163 5413.740 72769.070 5421.847 72778.883 C 5430.380 72788.270 5434.647 72800.643 5434.647 72816.003 C 5434.647 72817.283 5433.793 72819.843 5432.087 72823.683 C 5430.807 72827.096 5429.953 72829.230 5429.527 72830.083 L 5423.767 72834.563 L 5426.967 72833.923 L 5425.687 72835.843 C 5423.127 72840.536 5420.780 72845.016 5418.647 72849.283 C 5416.513 72853.123 5413.740 72857.390 5410.327 72862.083 L 5408.407 72859.523 C 5402.007 72865.070 5395.180 72871.470 5387.927 72878.723 C 5375.980 72891.523 5369.153 72898.563 5367.447 72899.843 L 5364.887 72898.563 L 5371.927 72882.563 L 5370.647 72881.283 C 5371.073 72878.723 5371.287 72875.310 5371.287 72871.043 L 5371.287 72859.523 C 5370.007 72855.256 5369.153 72852.270 5368.727 72850.563 C 5363.180 72837.763 5358.273 72828.803 5354.007 72823.683 C 5346.327 72814.296 5337.580 72809.603 5327.767 72809.603 C 5320.087 72809.603 5314.753 72812.590 5311.767 72818.563 C 5310.487 72818.990 5309.207 72819.203 5307.927 72819.203 L 5307.927 72823.043 C 5307.927 72825.176 5306.220 72832.856 5302.807 72846.083 C 5301.100 72852.483 5300.033 72857.816 5299.607 72862.083 C 5300.887 72863.790 5301.740 72865.070 5302.167 72865.923 C 5304.300 72868.910 5305.793 72870.190 5306.647 72869.763 L 5308.567 72880.003 L 5313.687 72881.283 C 5314.967 72884.270 5316.460 72887.043 5318.167 72889.603 C 5319.873 72892.163 5322.007 72894.083 5324.567 72895.363 C 5325.847 72897.496 5326.913 72898.776 5327.767 72899.203 C 5328.620 72900.056 5328.620 72900.910 5327.767 72901.763 C 5327.340 72902.616 5329.687 72904.750 5334.807 72908.163 L 5342.487 72906.883 L 5341.207 72913.283 C 5342.487 72913.710 5343.980 72914.136 5345.687 72914.563 C 5347.393 72914.563 5348.247 72914.990 5348.247 72915.843 L 5350.167 72919.683 L 5354.647 72918.403 L 5362.327 72931.203 L 5364.247 72921.603 C 5365.953 72922.456 5367.233 72924.590 5368.087 72928.003 L 5370.647 72928.003 C 5373.207 72928.856 5375.553 72929.923 5377.687 72931.203 C 5380.247 72932.056 5381.313 72933.123 5380.887 72934.403 C 5385.153 72939.523 5387.927 72943.790 5389.207 72947.203 C 5390.913 72946.776 5392.620 72946.136 5394.327 72945.283 L 5394.967 72949.763 L 5391.127 72953.603 L 5390.487 72956.803 L 5394.327 72952.963 L 5395.607 72954.883 L 5398.167 72960.643 C 5397.740 72961.070 5396.460 72963.203 5394.327 72967.043 C 5392.620 72970.883 5391.340 72972.590 5390.487 72972.163 L 5389.847 72977.923 L 5391.127 72981.123 L 5378.967 72995.203 L 5377.047 72993.283 C 5374.913 72997.550 5370.860 73001.816 5364.887 73006.083 C 5358.913 73009.923 5353.367 73013.550 5348.247 73016.963 C 5346.113 73018.243 5343.340 73020.590 5339.927 73024.003 C 5336.513 73027.416 5333.527 73030.190 5330.967 73032.323 L 5326.487 73036.803 C 5323.500 73039.790 5321.793 73041.070 5321.367 73040.643 L 5316.247 73045.763 L 5313.687 73045.763 L 5308.567 73050.243 L 5310.487 73053.443 L 5306.647 73059.843 L 5302.167 73058.563 C 5302.167 73056.430 5301.740 73055.363 5300.887 73055.363 L 5300.887 73059.843 L 5299.607 73064.323 L 5297.687 73063.683 L 5291.927 73067.523 L 5291.927 73072.643 C 5291.073 73073.070 5290.007 73073.070 5288.727 73072.643 C 5287.447 73071.790 5286.593 73071.150 5286.167 73070.723 L 5285.527 73073.283 C 5281.687 73074.563 5279.767 73075.843 5279.767 73077.123 L 5275.287 73078.403 L 5270.167 73080.963 L 5265.687 73080.963 L 5261.207 73080.963 L 5261.207 73084.163 L 5256.087 73085.443 C 5256.940 73086.296 5256.727 73087.150 5255.447 73088.003 C 5254.593 73089.283 5253.740 73089.496 5252.887 73088.643 L 5251.607 73082.883 L 5250.327 73086.083 L 5247.127 73089.283 L 5245.207 73084.163 L 5245.847 73082.243 L 5242.007 73082.243 L 5242.007 73089.923 C 5240.727 73089.496 5238.380 73089.283 5234.967 73089.283 C 5226.433 73089.283 5221.100 73088.643 5218.967 73087.363 L 5216.407 73088.003 L 5213.847 73082.883 L 5204.887 73082.243 L 5204.887 73077.123 L 5202.967 73078.403 C 5195.287 73074.563 5189.527 73069.016 5185.687 73061.763 C 5181.847 73054.510 5179.927 73046.403 5179.927 73037.443 C 5179.927 73022.510 5185.900 73008.216 5197.847 72994.563 C 5208.513 72983.043 5219.393 72971.523 5230.487 72960.003 L 5234.327 72960.643 ZM 5417.607 73022.723 L 5422.087 73023.363 L 5420.807 73018.243 C 5420.807 73017.390 5421.447 73015.256 5422.727 73011.843 C 5424.007 73008.003 5424.220 73005.230 5423.367 73003.523 L 5426.567 72999.683 L 5422.727 73000.323 L 5424.007 72999.043 C 5426.567 72993.070 5429.340 72988.590 5432.327 72985.603 L 5431.687 72983.043 L 5434.887 72979.843 L 5466.247 72915.843 L 5495.047 72868.483 L 5501.447 72858.883 L 5504.007 72860.163 L 5507.847 72855.683 C 5507.420 72855.256 5506.140 72855.043 5504.007 72855.043 L 5507.207 72847.363 L 5511.047 72847.363 L 5511.047 72844.803 L 5515.527 72843.523 L 5511.047 72842.883 C 5514.033 72839.896 5517.873 72834.990 5522.567 72828.163 C 5525.980 72823.043 5529.607 72817.710 5533.447 72812.163 L 5537.287 72812.163 C 5543.687 72803.203 5551.580 72796.376 5560.967 72791.683 C 5578.033 72783.150 5587.207 72778.456 5588.487 72777.603 L 5591.687 72778.883 C 5597.660 72773.763 5604.273 72771.203 5611.527 72771.203 L 5619.847 72773.763 C 5618.993 72778.456 5616.433 72784.216 5612.167 72791.043 C 5608.327 72797.870 5606.193 72802.563 5605.767 72805.123 C 5602.353 72806.830 5599.793 72810.670 5598.087 72816.643 L 5592.967 72821.763 L 5591.047 72829.443 C 5586.353 72832.856 5584.007 72837.550 5584.007 72843.523 L 5580.807 72844.163 L 5580.807 72848.003 C 5579.527 72847.576 5577.393 72848.430 5574.407 72850.563 C 5573.553 72850.136 5572.273 72849.923 5570.567 72849.923 L 5568.007 72849.923 L 5566.727 72853.763 L 5576.967 72853.763 L 5576.967 72856.323 L 5568.647 72859.523 L 5570.567 72860.803 L 5572.487 72862.723 L 5570.567 72864.643 L 5566.087 72862.723 L 5564.807 72864.643 L 5568.647 72865.283 L 5566.727 72871.043 C 5566.300 72869.336 5565.873 72868.056 5565.447 72867.203 C 5565.020 72866.350 5564.380 72866.563 5563.527 72867.843 L 5564.167 72873.603 C 5561.180 72873.176 5559.473 72873.816 5559.047 72875.523 C 5559.900 72876.376 5560.753 72877.016 5561.607 72877.443 L 5557.767 72890.243 L 5553.287 72890.883 L 5545.607 72892.803 L 5544.327 72896.643 L 5545.607 72897.923 L 5553.287 72897.283 L 5550.087 72899.843 L 5550.727 72904.323 L 5544.967 72910.083 L 5537.287 72908.803 L 5531.527 72915.203 C 5531.953 72916.056 5532.593 72916.696 5533.447 72917.123 L 5536.007 72914.563 L 5539.847 72915.203 L 5537.927 72917.763 L 5542.407 72920.963 C 5542.407 72922.243 5541.553 72923.310 5539.847 72924.163 C 5538.567 72925.016 5537.713 72925.443 5537.287 72925.443 L 5532.167 72921.603 L 5532.167 72924.163 L 5534.087 72925.443 L 5527.047 72925.443 L 5522.567 72926.723 L 5521.927 72931.843 L 5518.087 72932.483 L 5518.727 72935.683 L 5525.767 72935.683 C 5525.767 72936.963 5526.620 72937.816 5528.327 72938.243 C 5530.033 72938.670 5530.887 72939.523 5530.887 72940.803 L 5527.687 72940.803 L 5519.367 72940.803 L 5521.287 72944.003 L 5526.407 72942.723 C 5526.407 72943.576 5525.553 72944.643 5523.847 72945.923 C 5522.993 72947.630 5522.993 72948.910 5523.847 72949.763 C 5525.127 72950.190 5525.767 72950.830 5525.767 72951.683 L 5519.367 72956.163 L 5521.287 72958.083 L 5516.807 72959.363 L 5512.967 72960.643 L 5506.567 72963.843 C 5504.860 72964.696 5504.007 72965.976 5504.007 72967.683 L 5505.287 72969.603 L 5508.487 72966.403 C 5511.473 72966.403 5514.460 72965.336 5517.447 72963.203 L 5518.087 72965.763 L 5516.167 72966.403 L 5513.607 72972.803 L 5509.127 72972.163 L 5507.207 72974.723 L 5511.047 72976.643 L 5507.847 72983.043 L 5504.007 72982.403 L 5502.087 72983.683 C 5502.087 72990.936 5502.300 72995.416 5502.727 72997.123 L 5500.167 72997.763 L 5502.087 73002.883 L 5498.247 73004.803 L 5498.247 73010.563 L 5499.527 73011.843 C 5498.673 73012.270 5498.033 73012.483 5497.607 73012.483 L 5500.167 73024.003 L 5501.447 73025.283 L 5509.127 73025.923 C 5516.807 73025.923 5528.327 73020.803 5543.687 73010.563 L 5603.847 72968.323 L 5607.047 72969.603 C 5605.340 72973.870 5592.967 72984.536 5569.927 73001.603 C 5560.113 73008.856 5555.207 73013.976 5555.207 73016.963 L 5501.447 73054.083 C 5485.233 73064.750 5473.927 73070.723 5467.527 73072.003 C 5468.807 73072.856 5468.593 73073.923 5466.887 73075.203 C 5465.607 73076.056 5464.753 73075.630 5464.327 73073.923 C 5460.913 73077.336 5457.287 73079.256 5453.447 73079.683 C 5455.153 73080.963 5456.007 73080.750 5456.007 73079.043 C 5456.433 73077.763 5456.647 73076.910 5456.647 73076.483 L 5454.087 73075.843 L 5451.527 73077.763 L 5452.807 73073.923 L 5450.247 73073.923 L 5448.327 73077.763 L 5443.207 73077.763 L 5443.207 73075.203 C 5435.953 73072.643 5430.833 73070.296 5427.847 73068.163 C 5419.740 73062.616 5415.687 73054.510 5415.687 73043.843 L 5415.687 73038.083 L 5418.887 73038.723 L 5420.167 73036.803 L 5414.407 73036.803 C 5415.260 73029.976 5416.327 73025.283 5417.607 73022.723 ZM 5526.407 72928.003 C 5530.673 72928.856 5534.087 72931.203 5536.647 72935.043 L 5531.527 72935.683 L 5527.047 72935.043 L 5523.847 72934.403 L 5523.207 72932.483 L 5526.407 72928.003 ZM 5597.447 72712.963 L 5594.247 72705.283 C 5594.247 72700.163 5597.020 72693.763 5602.567 72686.083 C 5606.833 72680.536 5611.100 72674.776 5615.367 72668.803 L 5614.727 72666.883 L 5618.567 72668.163 L 5619.847 72666.883 L 5618.567 72663.683 L 5619.847 72659.843 L 5621.767 72657.283 L 5624.327 72656.643 L 5624.327 72653.443 C 5624.327 72649.603 5626.887 72647.683 5632.007 72647.683 L 5637.767 72650.243 L 5639.687 72648.963 L 5639.687 72643.203 L 5642.887 72641.923 L 5646.727 72642.563 L 5651.207 72640.003 L 5651.847 72637.443 L 5656.327 72638.723 L 5658.247 72636.163 L 5661.447 72636.163 L 5662.727 72634.883 L 5664.647 72636.803 L 5667.847 72632.323 L 5674.247 72636.803 L 5675.527 72632.323 L 5677.447 72633.603 L 5680.007 72630.403 L 5689.607 72631.043 L 5691.527 72632.323 L 5695.367 72636.803 L 5687.687 72659.843 L 5686.407 72663.683 C 5684.273 72665.816 5682.780 72668.376 5681.927 72671.363 C 5678.087 72671.363 5675.527 72671.790 5674.247 72672.643 L 5674.247 72675.843 L 5677.447 72675.843 L 5677.447 72681.603 C 5672.753 72683.736 5670.193 72687.363 5669.767 72692.483 L 5665.287 72700.163 L 5659.527 72701.443 L 5659.527 72704.643 L 5655.047 72704.003 L 5651.847 72704.003 L 5651.207 72705.923 L 5646.087 72705.923 C 5642.247 72705.496 5638.193 72707.843 5633.927 72712.963 L 5628.807 72711.683 L 5624.967 72712.323 L 5624.327 72716.803 L 5613.447 72716.803 L 5611.527 72714.883 L 5606.407 72718.723 C 5599.580 72718.723 5595.953 72720.430 5595.527 72723.843 L 5593.607 72722.563 C 5592.327 72721.283 5591.687 72718.083 5591.687 72712.963 L 5597.447 72712.963 ZM 5671.177 72882.563 C 5674.163 72872.323 5678.643 72860.803 5684.617 72848.003 C 5690.590 72835.203 5696.563 72822.830 5702.537 72810.883 L 5704.457 72812.163 L 5709.577 72810.243 C 5715.123 72807.256 5718.750 72805.336 5720.457 72804.483 C 5725.150 72801.070 5728.563 72798.723 5730.697 72797.443 C 5736.670 72794.883 5742.643 72792.110 5748.617 72789.123 C 5754.590 72786.990 5760.350 72784.003 5765.897 72780.163 L 5771.657 72784.003 C 5769.523 72792.963 5767.603 72801.283 5765.897 72808.963 C 5762.483 72823.896 5759.710 72832.643 5757.577 72835.203 L 5753.737 72840.963 C 5751.603 72843.950 5750.750 72846.510 5751.177 72848.643 L 5751.817 72852.483 C 5774.003 72833.283 5791.497 72818.776 5804.297 72808.963 C 5827.763 72791.043 5848.243 72782.083 5865.737 72782.083 C 5870.430 72782.083 5874.697 72782.936 5878.537 72784.643 C 5882.803 72785.923 5886.003 72788.696 5888.137 72792.963 L 5889.417 72797.443 C 5889.843 72798.296 5891.337 72799.150 5893.897 72800.003 L 5893.257 72805.123 C 5894.110 72806.403 5895.177 72807.683 5896.457 72808.963 L 5899.657 72812.803 L 5898.377 72819.203 L 5900.937 72825.603 L 5894.537 72826.883 L 5894.537 72831.363 L 5898.377 72829.443 L 5898.377 72842.243 L 5893.257 72843.523 L 5894.537 72847.363 L 5886.857 72859.523 C 5888.137 72861.656 5890.483 72862.083 5893.897 72860.803 L 5890.057 72864.003 L 5888.137 72863.363 L 5881.097 72870.403 L 5886.857 72874.243 L 5881.097 72872.963 C 5880.670 72873.816 5880.457 72874.670 5880.457 72875.523 L 5875.337 72878.083 L 5875.337 72883.203 C 5871.497 72887.043 5868.723 72890.670 5867.017 72894.083 C 5867.443 72894.936 5869.577 72895.790 5873.417 72896.643 L 5870.857 72903.683 L 5865.097 72905.603 L 5863.817 72911.363 L 5861.257 72912.003 L 5862.537 72916.483 C 5862.537 72921.176 5861.683 72923.736 5859.977 72924.163 L 5855.497 72920.323 C 5856.350 72921.603 5855.497 72922.670 5852.937 72923.523 C 5850.803 72923.950 5849.737 72924.376 5849.737 72924.803 L 5849.737 72929.923 L 5858.697 72928.643 L 5858.057 72930.563 L 5854.217 72931.203 C 5854.217 72935.470 5852.723 72938.883 5849.737 72941.443 L 5843.977 72940.163 L 5842.057 72944.643 L 5847.177 72944.643 L 5842.697 72952.963 L 5841.417 72951.043 L 5835.657 72949.763 C 5834.377 72951.470 5834.803 72952.963 5836.937 72954.243 C 5839.070 72955.096 5839.923 72956.376 5839.497 72958.083 L 5833.737 72963.203 L 5837.577 72967.683 L 5840.137 72967.683 L 5840.137 72970.243 L 5836.297 72969.603 L 5832.457 72971.523 L 5833.097 72976.003 C 5831.817 72978.136 5830.750 72980.056 5829.897 72981.763 L 5829.897 72999.683 L 5826.697 73000.963 C 5825.843 73004.376 5825.417 73007.363 5825.417 73009.923 C 5825.417 73012.910 5826.057 73015.683 5827.337 73018.243 L 5837.577 73020.163 C 5847.817 73020.163 5866.377 73011.843 5893.257 72995.203 C 5905.630 72987.523 5921.203 72977.070 5939.977 72963.843 C 5938.270 72966.403 5934.217 72970.456 5927.817 72976.003 C 5921.843 72981.550 5917.790 72986.243 5915.657 72990.083 L 5909.257 72993.283 L 5910.537 72994.563 C 5890.483 73012.483 5868.723 73029.123 5845.257 73044.483 C 5812.403 73066.243 5787.657 73077.123 5771.017 73077.123 C 5757.790 73077.123 5748.830 73071.790 5744.137 73061.123 C 5741.150 73054.296 5739.657 73043.416 5739.657 73028.483 L 5739.657 73019.523 C 5742.217 73019.523 5743.710 73018.670 5744.137 73016.963 C 5744.563 73014.830 5743.497 73013.976 5740.937 73014.403 C 5745.630 73002.030 5750.750 72989.443 5756.297 72976.643 C 5766.110 72955.310 5771.657 72942.936 5772.937 72939.523 C 5793.843 72902.403 5806.217 72879.790 5810.057 72871.683 C 5818.163 72854.616 5822.217 72842.243 5822.217 72834.563 C 5822.217 72827.736 5819.017 72824.323 5812.617 72824.323 C 5806.217 72824.323 5798.323 72827.950 5788.937 72835.203 C 5781.683 72841.176 5774.643 72846.936 5767.817 72852.483 L 5766.537 72854.403 C 5763.977 72857.816 5755.870 72868.483 5742.217 72886.403 C 5730.697 72901.336 5722.590 72911.576 5717.897 72917.123 L 5717.897 72924.163 L 5712.137 72929.923 C 5712.563 72929.496 5713.203 72929.496 5714.057 72929.923 C 5714.910 72930.350 5714.910 72930.990 5714.057 72931.843 L 5710.217 72940.803 L 5703.817 72943.363 L 5703.177 72947.843 L 5697.417 72956.163 L 5698.057 72960.003 C 5693.790 72964.270 5692.297 72967.683 5693.577 72970.243 L 5688.457 72970.243 L 5690.377 72973.443 L 5682.057 72983.683 L 5677.577 72990.083 L 5678.217 72992.003 L 5675.017 72993.283 L 5674.377 73000.323 L 5668.617 73000.963 L 5671.817 73008.643 L 5668.617 73006.723 C 5667.763 73008.003 5666.910 73009.070 5666.057 73009.923 L 5660.297 73015.683 C 5661.150 73014.830 5662.003 73014.616 5662.857 73015.043 C 5664.137 73015.470 5664.777 73016.323 5664.777 73017.603 L 5657.737 73018.243 C 5655.177 73019.523 5653.897 73021.443 5653.897 73024.003 C 5654.750 73025.283 5655.817 73025.710 5657.097 73025.283 L 5650.057 73036.803 L 5645.577 73036.803 C 5641.310 73038.936 5637.897 73040.856 5635.337 73042.563 C 5632.777 73044.270 5630.217 73046.190 5627.657 73048.323 L 5621.257 73050.883 C 5619.550 73051.736 5618.910 73052.590 5619.337 73053.443 L 5613.577 73053.443 C 5614.430 73055.150 5613.577 73056.643 5611.017 73057.923 C 5608.457 73058.776 5606.963 73059.630 5606.537 73060.483 L 5600.777 73059.203 L 5591.817 73063.683 L 5586.057 73062.403 L 5586.057 73067.523 L 5575.817 73063.683 L 5573.897 73056.003 C 5573.897 73050.883 5581.790 73034.456 5597.577 73006.723 C 5618.057 72971.310 5638.750 72935.683 5659.657 72899.843 C 5663.497 72893.443 5667.337 72887.683 5671.177 72882.563 ZM 5939.397 73060.483 L 5941.317 73066.883 C 5939.183 73068.590 5937.050 73070.083 5934.917 73071.363 L 5926.597 73077.123 C 5915.503 73085.230 5906.330 73095.043 5899.077 73106.563 C 5891.823 73118.083 5888.197 73130.243 5888.197 73143.043 C 5888.197 73147.736 5890.117 73153.923 5893.957 73161.603 C 5896.090 73165.870 5898.223 73168.856 5900.357 73170.563 C 5902.063 73172.696 5902.917 73175.896 5902.917 73180.163 L 5905.477 73175.683 L 5925.317 73181.443 C 5927.023 73180.590 5929.583 73180.163 5932.997 73180.163 L 5938.757 73180.163 L 5945.157 73180.163 C 5945.157 73179.310 5947.290 73178.670 5951.557 73178.243 C 5963.503 73170.990 5973.317 73162.030 5980.997 73151.363 C 5992.517 73134.296 6002.970 73117.016 6012.357 73099.523 C 6022.170 73082.030 6030.277 73064.323 6036.677 73046.403 C 6041.370 73038.296 6045.210 73030.830 6048.197 73024.003 C 6051.610 73017.176 6054.810 73009.923 6057.797 73002.243 L 6061.637 72994.563 C 6057.797 72996.270 6053.957 72998.403 6050.117 73000.963 C 6046.703 73003.523 6042.863 73006.510 6038.597 73009.923 L 6035.397 73008.003 L 6033.477 73011.843 C 6030.490 73013.123 6027.077 73015.043 6023.237 73017.603 C 6019.823 73020.163 6016.410 73022.510 6012.997 73024.643 L 6012.357 73028.483 L 6003.397 73031.683 L 5997.637 73038.083 L 5993.157 73037.443 C 5990.597 73040.430 5986.543 73042.776 5980.997 73044.483 C 5975.877 73046.190 5970.970 73047.043 5966.277 73047.043 C 5963.290 73047.043 5960.090 73045.763 5956.677 73043.203 L 5949.637 73043.843 C 5934.277 73033.176 5926.597 73018.030 5926.597 72998.403 C 5926.597 72972.803 5936.623 72943.790 5956.677 72911.363 C 5977.157 72878.936 5998.917 72855.470 6021.957 72840.963 C 6034.757 72831.576 6051.183 72821.336 6071.237 72810.243 C 6087.877 72801.283 6104.730 72792.110 6121.797 72782.723 C 6122.650 72783.150 6124.997 72782.296 6128.837 72780.163 C 6133.103 72778.030 6136.730 72776.110 6139.717 72774.403 C 6148.250 72771.416 6157.210 72769.923 6166.597 72769.923 C 6175.557 72769.923 6183.450 72773.336 6190.277 72780.163 C 6197.530 72786.563 6201.157 72794.030 6201.157 72802.563 L 6199.877 72809.603 L 6201.797 72811.523 L 6201.157 72823.683 L 6203.077 72826.243 C 6200.090 72832.216 6198.597 72838.830 6198.597 72846.083 C 6199.877 72846.083 6200.943 72845.870 6201.797 72845.443 C 6203.077 72845.016 6204.783 72843.523 6206.917 72840.963 L 6215.877 72840.963 L 6218.437 72845.443 L 6213.957 72851.203 L 6212.677 72856.323 L 6206.277 72859.523 C 6205.850 72862.510 6203.717 72865.496 6199.877 72868.483 C 6196.463 72871.043 6194.330 72872.750 6193.477 72873.603 C 6187.503 72879.576 6181.957 72886.830 6176.837 72895.363 C 6174.277 72899.203 6166.597 72913.710 6153.797 72938.883 C 6152.517 72940.163 6152.090 72941.016 6152.517 72941.443 L 6142.917 72960.643 L 6139.717 72960.643 L 6140.357 72965.763 C 6140.357 72967.896 6138.863 72971.096 6135.877 72975.363 C 6133.317 72979.203 6131.823 72982.190 6131.397 72984.323 L 6128.837 72984.323 L 6127.557 72993.923 L 6123.077 72997.123 C 6121.370 73002.670 6119.663 73008.003 6117.957 73013.123 L 6113.477 73018.883 L 6115.397 73022.723 L 6107.717 73031.043 L 6106.437 73029.123 C 6106.010 73030.403 6106.010 73032.110 6106.437 73034.243 C 6107.290 73035.950 6107.717 73037.016 6107.717 73037.443 C 6107.717 73039.576 6106.223 73042.563 6103.237 73046.403 C 6100.250 73050.243 6097.477 73052.590 6094.917 73053.443 C 6096.623 73053.443 6098.543 73053.230 6100.677 73052.803 L 6099.397 73054.723 L 6096.837 73056.643 L 6095.557 73063.683 C 6094.703 73063.256 6093.210 73065.390 6091.077 73070.083 C 6089.370 73074.776 6088.303 73077.336 6087.877 73077.763 L 6082.117 73077.763 L 6083.397 73084.163 L 6084.037 73082.243 L 6087.237 73082.243 L 6085.317 73086.083 L 6084.037 73088.003 C 6082.330 73088.430 6080.837 73089.070 6079.557 73089.923 C 6081.690 73090.776 6082.543 73092.270 6082.117 73094.403 L 6076.357 73096.963 L 6076.357 73099.523 L 6071.877 73098.883 L 6071.877 73104.643 L 6075.077 73104.643 L 6074.437 73107.203 C 6072.303 73108.056 6071.450 73108.910 6071.877 73109.763 L 6063.557 73113.603 L 6064.837 73120.003 C 6060.997 73122.990 6057.157 73126.190 6053.317 73129.603 C 6047.770 73134.723 6046.063 73138.136 6048.197 73139.843 L 6032.197 73148.803 L 6032.197 73152.643 L 6023.877 73158.403 L 6020.677 73156.483 L 6020.037 73162.883 C 6017.477 73164.590 6015.343 73164.590 6013.637 73162.883 C 6012.357 73161.603 6011.503 73160.963 6011.077 73160.963 L 6011.077 73164.803 C 6008.090 73166.083 6006.810 73167.150 6007.237 73168.003 L 6002.117 73171.203 L 5998.917 73169.923 L 5997.637 73173.123 C 5992.943 73175.256 5973.530 73185.710 5939.397 73204.483 C 5914.223 73218.563 5893.957 73225.603 5878.597 73225.603 C 5862.810 73225.603 5849.583 73221.123 5838.917 73212.163 C 5827.823 73203.630 5822.277 73191.470 5822.277 73175.683 C 5822.277 73151.790 5835.290 73128.536 5861.317 73105.923 C 5877.957 73091.843 5901.850 73076.910 5932.997 73061.123 C 5935.130 73061.123 5937.263 73060.910 5939.397 73060.483 ZM 6112.837 72907.523 C 6117.530 72898.136 6121.583 72887.470 6124.997 72875.523 C 6128.837 72863.576 6130.757 72853.123 6130.757 72844.163 C 6130.757 72834.350 6129.690 72826.883 6127.557 72821.763 C 6124.143 72813.230 6118.170 72808.963 6109.637 72808.963 C 6104.517 72808.963 6095.557 72815.363 6082.757 72828.163 C 6067.823 72843.096 6059.077 72851.203 6056.517 72852.483 L 6053.317 72860.163 C 6048.623 72866.990 6044.143 72873.816 6039.877 72880.643 L 6037.317 72885.123 L 6031.557 72889.603 L 6032.837 72894.083 C 6026.010 72901.336 6020.250 72913.496 6015.557 72930.563 C 6011.290 72947.203 6009.157 72961.710 6009.157 72974.083 C 6009.157 72982.190 6009.797 72987.523 6011.077 72990.083 L 6021.317 73001.603 C 6052.463 72982.403 6072.943 72964.910 6082.757 72949.123 C 6092.997 72932.910 6103.023 72919.043 6112.837 72907.523 ZM 6205.747 73042.563 L 6203.187 73038.083 L 6210.227 73033.603 C 6210.227 73032.750 6208.947 73031.896 6206.387 73031.043 L 6205.107 73025.283 C 6205.107 73023.150 6205.747 73020.803 6207.027 73018.243 C 6207.880 73015.256 6208.520 73013.123 6208.947 73011.843 L 6206.387 73009.283 L 6210.867 73002.243 L 6210.867 72999.043 L 6214.707 72993.283 L 6214.067 72987.523 C 6214.920 72986.670 6215.773 72985.176 6216.627 72983.043 C 6217.907 72980.910 6219.187 72980.056 6220.467 72980.483 C 6220.467 72975.363 6221.533 72970.030 6223.667 72964.483 L 6228.147 72954.243 C 6231.987 72953.390 6233.907 72950.616 6233.907 72945.923 C 6233.907 72941.656 6239.667 72929.283 6251.187 72908.803 C 6262.707 72888.323 6268.253 72877.870 6267.827 72877.443 C 6271.240 72872.750 6274.653 72867.416 6278.067 72861.443 C 6281.907 72855.470 6284.893 72849.923 6287.027 72844.803 C 6287.453 72844.376 6288.733 72842.030 6290.867 72837.763 C 6293.427 72833.070 6295.133 72830.936 6295.987 72831.363 L 6304.307 72815.363 L 6305.587 72811.523 C 6310.280 72802.990 6314.120 72796.376 6317.107 72791.683 C 6322.653 72782.723 6326.920 72777.176 6329.907 72775.043 L 6342.067 72750.083 C 6343.773 72750.936 6344.627 72750.723 6344.627 72749.443 C 6345.053 72747.736 6345.480 72745.816 6345.907 72743.683 C 6346.760 72741.550 6347.400 72740.056 6347.827 72739.203 C 6349.960 72734.936 6352.307 72731.096 6354.867 72727.683 L 6397.747 72654.723 C 6399.453 72653.443 6401.160 72651.950 6402.867 72650.243 C 6411.400 72648.110 6420.147 72645.763 6429.107 72643.203 L 6433.587 72638.083 L 6432.307 72634.883 L 6436.147 72634.883 L 6435.507 72637.443 L 6438.707 72637.443 L 6461.747 72629.123 L 6466.227 72632.963 C 6465.373 72637.230 6465.800 72641.923 6467.507 72647.043 L 6436.147 72697.603 L 6434.867 72702.083 L 6425.267 72716.803 C 6425.693 72717.656 6426.120 72718.296 6426.547 72718.723 C 6423.560 72720.430 6421.213 72721.923 6419.507 72723.203 L 6422.707 72725.123 C 6421.000 72725.550 6419.507 72725.976 6418.227 72726.403 C 6416.947 72726.830 6416.307 72728.536 6416.307 72731.523 L 6411.187 72734.723 C 6411.613 72735.576 6411.400 72737.070 6410.547 72739.203 C 6409.693 72740.910 6410.547 72741.976 6413.107 72742.403 L 6409.907 72748.803 C 6410.333 72746.670 6409.053 72745.603 6406.067 72745.603 L 6405.427 72748.803 L 6399.667 72752.643 L 6403.507 72752.003 L 6408.627 72754.563 C 6406.493 72755.843 6405.000 72756.696 6404.147 72757.123 C 6400.307 72759.256 6397.960 72760.110 6397.107 72759.683 C 6395.400 72764.803 6392.840 72769.283 6389.427 72773.123 L 6395.187 72771.203 L 6392.627 72774.403 L 6394.547 72775.043 L 6390.707 72780.163 L 6388.147 72778.243 C 6387.720 72778.670 6387.507 72779.096 6387.507 72779.523 C 6389.213 72782.936 6389.853 72785.070 6389.427 72785.923 L 6381.107 72789.123 L 6384.307 72791.043 L 6375.347 72792.323 L 6373.427 72798.723 L 6380.467 72798.723 L 6374.067 72802.563 L 6380.467 72804.483 L 6372.147 72805.763 L 6370.867 72803.203 C 6370.440 72804.910 6370.227 72806.403 6370.227 72807.683 C 6370.227 72808.963 6370.867 72811.096 6372.147 72814.083 L 6361.267 72816.643 L 6362.547 72820.483 L 6361.267 72826.243 C 6362.547 72825.390 6363.400 72824.963 6363.827 72824.963 C 6366.387 72823.683 6368.093 72823.043 6368.947 72823.043 L 6368.947 72827.523 L 6364.467 72827.523 C 6362.760 72829.230 6362.547 72831.150 6363.827 72833.283 L 6349.747 72836.483 L 6350.387 72841.603 L 6345.907 72846.083 L 6354.867 72839.683 L 6359.347 72844.803 L 6359.347 72848.003 L 6356.787 72848.003 L 6340.147 72853.763 C 6337.587 72855.470 6335.027 72856.963 6332.467 72858.243 L 6331.187 72862.723 L 6350.387 72859.523 L 6350.387 72864.643 C 6349.533 72864.643 6348.040 72866.350 6345.907 72869.763 C 6344.627 72870.616 6343.347 72871.256 6342.067 72871.683 L 6336.307 72875.523 L 6341.427 72875.523 L 6335.027 72879.363 L 6332.467 72877.443 C 6329.053 72877.443 6327.347 72879.150 6327.347 72882.563 L 6330.547 72883.843 L 6335.027 72881.283 L 6337.587 72884.483 L 6333.107 72890.883 C 6336.520 72892.163 6338.013 72893.230 6337.587 72894.083 L 6327.987 72893.443 L 6326.067 72890.243 L 6324.787 72893.443 C 6324.360 72894.723 6323.080 72895.363 6320.947 72895.363 C 6319.240 72895.363 6318.387 72896.856 6318.387 72899.843 L 6320.307 72899.203 L 6332.467 72900.483 L 6332.467 72903.683 C 6329.053 72903.256 6324.573 72903.896 6319.027 72905.603 L 6319.027 72912.003 L 6327.987 72914.563 C 6325.000 72916.270 6322.653 72917.123 6320.947 72917.123 C 6318.387 72915.843 6316.040 72915.203 6313.907 72915.203 L 6311.347 72917.123 L 6315.827 72920.963 L 6315.187 72922.883 L 6310.067 72922.883 L 6308.787 72924.803 C 6310.493 72925.230 6312.200 72925.443 6313.907 72925.443 L 6313.907 72928.643 C 6316.893 72928.216 6318.813 72928.430 6319.667 72929.283 L 6320.947 72936.323 L 6315.827 72936.963 L 6309.427 72942.083 L 6308.147 72946.563 L 6310.707 72950.403 L 6313.907 72950.403 L 6310.067 72952.963 L 6303.667 72952.323 L 6300.467 72954.243 L 6305.587 72958.083 L 6310.707 72958.083 L 6297.907 72960.643 L 6297.907 72964.483 L 6305.587 72964.483 L 6306.227 72967.683 C 6303.667 72968.110 6301.960 72968.323 6301.107 72968.323 C 6300.253 72968.323 6298.120 72968.963 6294.707 72970.243 L 6290.867 72968.963 L 6287.667 72969.603 L 6287.667 72976.643 C 6288.947 72977.496 6290.440 72977.496 6292.147 72976.643 C 6294.280 72975.790 6295.347 72974.510 6295.347 72972.803 L 6301.747 72974.083 C 6299.613 72980.056 6298.120 72983.896 6297.267 72985.603 L 6292.147 72987.523 L 6293.427 72993.283 L 6285.107 72998.403 L 6286.387 73000.323 L 6292.787 73000.323 L 6295.347 72998.403 L 6293.427 73004.163 L 6288.307 73006.723 C 6288.733 73010.136 6288.093 73011.843 6286.387 73011.843 L 6290.867 73016.323 C 6303.240 73012.910 6321.160 73003.096 6344.627 72986.883 C 6368.520 72970.243 6392.627 72953.390 6416.947 72936.323 C 6389.640 72963.203 6363.187 72987.736 6337.587 73009.923 C 6300.467 73041.923 6271.667 73063.043 6251.187 73073.283 L 6251.187 73075.843 L 6246.067 73074.563 C 6243.507 73077.550 6239.453 73080.110 6233.907 73082.243 C 6228.360 73084.376 6223.453 73085.443 6219.187 73085.443 C 6220.040 73084.590 6219.827 73083.523 6218.547 73082.243 C 6217.693 73081.390 6216.840 73081.390 6215.987 73082.243 L 6207.667 73076.483 C 6208.520 73075.630 6209.373 73075.416 6210.227 73075.843 C 6211.080 73076.270 6212.360 73077.123 6214.067 73078.403 L 6223.667 73078.403 L 6226.227 73080.323 L 6226.227 73077.763 L 6224.307 73077.123 C 6218.333 73075.843 6214.493 73076.056 6212.787 73077.763 L 6210.867 73072.003 L 6208.307 73072.003 L 6208.307 73065.603 C 6205.747 73066.030 6204.253 73065.816 6203.827 73064.963 C 6205.107 73064.536 6206.173 73063.896 6207.027 73063.043 L 6206.387 73055.363 L 6202.547 73055.363 L 6203.827 73052.163 L 6212.787 73048.963 L 6205.747 73048.963 L 6201.267 73045.123 L 6205.747 73042.563 ZM 6380.077 73006.083 L 6380.077 73003.523 L 6383.277 72993.283 C 6382.423 72993.283 6381.570 72993.070 6380.717 72992.643 C 6380.290 72990.510 6381.143 72989.230 6383.277 72988.803 L 6383.277 72984.323 L 6385.837 72984.323 L 6383.917 72974.723 C 6383.917 72971.310 6386.263 72964.056 6390.957 72952.963 C 6394.370 72944.856 6397.997 72936.750 6401.837 72928.643 L 6404.397 72928.643 C 6409.090 72914.136 6422.743 72895.150 6445.357 72871.683 C 6468.397 72847.790 6487.383 72832.430 6502.317 72825.603 C 6521.943 72811.523 6539.437 72800.216 6554.797 72791.683 C 6578.690 72778.030 6597.463 72771.203 6611.117 72771.203 C 6622.210 72771.203 6630.743 72774.830 6636.717 72782.083 C 6642.690 72789.336 6645.677 72798.510 6645.677 72809.603 L 6645.037 72816.643 C 6644.183 72818.350 6643.330 72819.843 6642.477 72821.123 C 6642.477 72821.976 6642.263 72823.896 6641.837 72826.883 C 6640.983 72828.163 6640.343 72829.230 6639.917 72830.083 L 6634.797 72841.603 C 6633.090 72842.456 6632.023 72842.883 6631.597 72842.883 C 6631.597 72843.736 6631.810 72844.376 6632.237 72844.803 L 6624.557 72855.683 L 6621.357 72856.963 L 6620.077 72862.083 C 6619.223 72861.656 6617.090 72862.936 6613.677 72865.923 L 6607.917 72871.683 L 6602.157 72871.043 L 6595.757 72874.883 C 6597.037 72875.310 6598.530 72875.736 6600.237 72876.163 L 6589.997 72883.843 L 6586.797 72881.923 L 6584.877 72882.563 L 6585.517 72887.043 L 6573.357 72890.243 C 6567.383 72896.643 6557.357 72902.616 6543.277 72908.163 C 6538.583 72909.870 6531.757 72912.216 6522.797 72915.203 C 6521.517 72916.056 6520.237 72916.696 6518.957 72917.123 C 6517.250 72917.123 6514.050 72918.190 6509.357 72920.323 C 6505.090 72922.456 6502.743 72923.523 6502.317 72923.523 C 6497.197 72926.083 6490.583 72929.070 6482.477 72932.483 C 6474.370 72935.896 6469.250 72937.176 6467.117 72936.323 L 6461.357 72949.763 C 6462.210 72949.336 6463.063 72950.190 6463.917 72952.323 L 6461.357 72951.043 L 6458.157 72951.043 L 6458.157 72954.883 L 6462.637 72956.803 C 6461.783 72956.803 6460.717 72960.216 6459.437 72967.043 C 6458.157 72973.870 6457.517 72980.696 6457.517 72987.523 C 6457.517 72998.616 6460.077 73007.790 6465.197 73015.043 C 6470.317 73021.870 6477.997 73025.283 6488.237 73025.283 C 6499.330 73025.283 6513.623 73019.736 6531.117 73008.643 C 6544.770 73000.110 6558.423 72991.363 6572.077 72982.403 C 6580.183 72975.150 6588.290 72967.683 6596.397 72960.003 C 6599.810 72957.443 6605.143 72954.030 6612.397 72949.763 L 6614.317 72955.523 C 6612.183 72959.790 6607.277 72964.910 6599.597 72970.883 C 6592.343 72976.856 6587.650 72981.123 6585.517 72983.683 L 6582.957 72983.683 L 6575.277 72990.083 L 6572.077 72993.283 L 6567.597 72999.683 L 6565.037 72999.683 L 6552.237 73012.483 C 6546.263 73018.456 6541.570 73022.723 6538.157 73025.283 L 6496.557 73057.283 C 6494.423 73057.710 6492.930 73058.136 6492.077 73058.563 C 6491.223 73058.990 6491.650 73059.843 6493.357 73061.123 L 6473.517 73072.643 L 6473.517 73069.443 L 6467.117 73072.643 L 6467.757 73075.203 C 6466.477 73075.630 6463.490 73075.843 6458.797 73075.843 L 6456.237 73077.763 L 6450.477 73077.763 L 6447.277 73081.603 C 6445.997 73080.750 6443.223 73080.323 6438.957 73080.323 L 6422.957 73080.323 L 6424.237 73077.763 C 6422.103 73078.190 6419.330 73077.976 6415.917 73077.123 C 6412.930 73076.270 6409.730 73075.203 6406.317 73073.923 L 6406.317 73071.363 L 6410.797 73070.083 L 6408.877 73068.803 L 6401.197 73068.803 C 6398.210 73067.523 6395.863 73065.176 6394.157 73061.763 L 6398.637 73060.483 L 6396.717 73057.283 L 6390.317 73057.923 C 6387.757 73051.950 6387.117 73046.830 6388.397 73042.563 L 6385.197 73043.203 L 6385.197 73040.643 C 6387.757 73040.643 6388.823 73039.790 6388.397 73038.083 L 6382.637 73038.083 C 6385.197 73036.376 6386.477 73033.816 6386.477 73030.403 L 6381.357 73021.443 L 6383.917 73018.883 L 6380.077 73013.123 L 6380.077 73006.083 ZM 6552.877 72885.123 C 6560.130 72879.150 6565.890 72872.110 6570.157 72864.003 C 6574.850 72855.470 6577.197 72846.936 6577.197 72838.403 C 6577.197 72833.283 6575.490 72828.590 6572.077 72824.323 C 6568.663 72820.056 6564.183 72817.923 6558.637 72817.923 C 6555.650 72817.923 6553.517 72819.203 6552.237 72821.763 L 6546.477 72821.763 L 6549.037 72824.963 L 6550.957 72823.683 L 6532.397 72837.123 C 6531.117 72840.963 6528.130 72844.163 6523.437 72846.723 L 6515.117 72852.483 L 6515.117 72855.043 L 6520.237 72855.043 L 6513.837 72856.323 L 6511.277 72858.243 L 6507.437 72861.443 L 6505.517 72864.643 L 6502.957 72864.643 L 6501.677 72866.563 C 6501.677 72867.416 6503.383 72868.483 6506.797 72869.763 L 6502.957 72872.963 C 6501.677 72872.963 6498.263 72875.096 6492.717 72879.363 L 6491.437 72887.043 L 6490.157 72890.243 L 6487.597 72890.243 L 6480.557 72899.843 L 6482.477 72897.283 L 6485.677 72897.283 L 6482.477 72900.483 L 6479.917 72901.123 L 6479.917 72903.683 C 6473.517 72904.536 6469.677 72905.603 6468.397 72906.883 L 6470.317 72908.803 L 6472.237 72907.523 L 6477.997 72907.523 L 6476.077 72910.723 L 6473.517 72910.723 L 6473.517 72915.843 L 6475.437 72917.123 C 6472.450 72917.123 6470.317 72918.403 6469.037 72920.963 C 6480.130 72920.963 6495.063 72917.123 6513.837 72909.443 C 6532.610 72901.336 6545.623 72893.230 6552.877 72885.123 ZM 6665.577 72960.643 L 6665.577 72955.523 C 6666.857 72954.670 6668.350 72953.816 6670.057 72952.963 L 6679.017 72947.843 L 6682.217 72948.483 L 6682.217 72952.963 L 6677.097 72957.443 L 6675.177 72962.563 C 6675.177 72963.843 6673.897 72968.536 6671.337 72976.643 C 6669.203 72984.750 6668.137 72990.083 6668.137 72992.643 C 6668.137 72998.616 6669.417 73004.803 6671.977 73011.203 C 6674.963 73017.603 6678.590 73022.296 6682.857 73025.283 L 6686.697 73027.843 C 6695.657 73034.243 6704.617 73036.803 6713.577 73035.523 L 6714.217 73038.083 L 6715.497 73034.883 L 6719.337 73031.043 L 6725.737 73032.323 L 6727.657 73036.163 L 6734.697 73027.843 C 6739.817 73029.550 6743.657 73030.403 6746.217 73030.403 C 6744.937 73028.696 6744.510 73027.630 6744.937 73027.203 L 6748.137 73022.723 L 6753.257 73024.003 C 6752.830 73023.150 6753.257 73022.083 6754.537 73020.803 C 6755.817 73019.523 6757.097 73019.096 6758.377 73019.523 C 6762.643 73014.403 6764.777 73008.216 6764.777 73000.963 C 6764.777 72992.856 6761.150 72985.816 6753.897 72979.843 C 6748.350 72975.576 6741.950 72972.163 6734.697 72969.603 C 6727.443 72966.616 6718.910 72961.923 6709.097 72955.523 C 6699.710 72948.696 6693.097 72944.003 6689.257 72941.443 L 6691.177 72937.603 L 6687.977 72933.123 L 6686.697 72938.243 C 6680.297 72932.270 6674.537 72924.590 6669.417 72915.203 L 6671.337 72913.283 L 6666.857 72912.643 C 6665.577 72909.230 6664.510 72906.456 6663.657 72904.323 C 6663.230 72902.190 6663.230 72900.056 6663.657 72897.923 L 6659.817 72886.403 C 6659.817 72870.616 6666.430 72855.896 6679.657 72842.243 C 6686.057 72835.843 6710.163 72818.990 6751.977 72791.683 L 6767.977 72781.443 L 6785.897 72770.563 L 6789.097 72769.923 C 6793.790 72768.216 6797.203 72767.150 6799.337 72766.723 C 6805.737 72765.016 6812.137 72764.163 6818.537 72764.163 C 6833.470 72764.163 6844.990 72769.070 6853.097 72778.883 C 6861.630 72788.270 6865.897 72800.643 6865.897 72816.003 C 6865.897 72817.283 6865.043 72819.843 6863.337 72823.683 C 6862.057 72827.096 6861.203 72829.230 6860.777 72830.083 L 6855.017 72834.563 L 6858.217 72833.923 L 6856.937 72835.843 C 6854.377 72840.536 6852.030 72845.016 6849.897 72849.283 C 6847.763 72853.123 6844.990 72857.390 6841.577 72862.083 L 6839.657 72859.523 C 6833.257 72865.070 6826.430 72871.470 6819.177 72878.723 C 6807.230 72891.523 6800.403 72898.563 6798.697 72899.843 L 6796.137 72898.563 L 6803.177 72882.563 L 6801.897 72881.283 C 6802.323 72878.723 6802.537 72875.310 6802.537 72871.043 L 6802.537 72859.523 C 6801.257 72855.256 6800.403 72852.270 6799.977 72850.563 C 6794.430 72837.763 6789.523 72828.803 6785.257 72823.683 C 6777.577 72814.296 6768.830 72809.603 6759.017 72809.603 C 6751.337 72809.603 6746.003 72812.590 6743.017 72818.563 C 6741.737 72818.990 6740.457 72819.203 6739.177 72819.203 L 6739.177 72823.043 C 6739.177 72825.176 6737.470 72832.856 6734.057 72846.083 C 6732.350 72852.483 6731.283 72857.816 6730.857 72862.083 C 6732.137 72863.790 6732.990 72865.070 6733.417 72865.923 C 6735.550 72868.910 6737.043 72870.190 6737.897 72869.763 L 6739.817 72880.003 L 6744.937 72881.283 C 6746.217 72884.270 6747.710 72887.043 6749.417 72889.603 C 6751.123 72892.163 6753.257 72894.083 6755.817 72895.363 C 6757.097 72897.496 6758.163 72898.776 6759.017 72899.203 C 6759.870 72900.056 6759.870 72900.910 6759.017 72901.763 C 6758.590 72902.616 6760.937 72904.750 6766.057 72908.163 L 6773.737 72906.883 L 6772.457 72913.283 C 6773.737 72913.710 6775.230 72914.136 6776.937 72914.563 C 6778.643 72914.563 6779.497 72914.990 6779.497 72915.843 L 6781.417 72919.683 L 6785.897 72918.403 L 6793.577 72931.203 L 6795.497 72921.603 C 6797.203 72922.456 6798.483 72924.590 6799.337 72928.003 L 6801.897 72928.003 C 6804.457 72928.856 6806.803 72929.923 6808.937 72931.203 C 6811.497 72932.056 6812.563 72933.123 6812.137 72934.403 C 6816.403 72939.523 6819.177 72943.790 6820.457 72947.203 C 6822.163 72946.776 6823.870 72946.136 6825.577 72945.283 L 6826.217 72949.763 L 6822.377 72953.603 L 6821.737 72956.803 L 6825.577 72952.963 L 6826.857 72954.883 L 6829.417 72960.643 C 6828.990 72961.070 6827.710 72963.203 6825.577 72967.043 C 6823.870 72970.883 6822.590 72972.590 6821.737 72972.163 L 6821.097 72977.923 L 6822.377 72981.123 L 6810.217 72995.203 L 6808.297 72993.283 C 6806.163 72997.550 6802.110 73001.816 6796.137 73006.083 C 6790.163 73009.923 6784.617 73013.550 6779.497 73016.963 C 6777.363 73018.243 6774.590 73020.590 6771.177 73024.003 C 6767.763 73027.416 6764.777 73030.190 6762.217 73032.323 L 6757.737 73036.803 C 6754.750 73039.790 6753.043 73041.070 6752.617 73040.643 L 6747.497 73045.763 L 6744.937 73045.763 L 6739.817 73050.243 L 6741.737 73053.443 L 6737.897 73059.843 L 6733.417 73058.563 C 6733.417 73056.430 6732.990 73055.363 6732.137 73055.363 L 6732.137 73059.843 L 6730.857 73064.323 L 6728.937 73063.683 L 6723.177 73067.523 L 6723.177 73072.643 C 6722.323 73073.070 6721.257 73073.070 6719.977 73072.643 C 6718.697 73071.790 6717.843 73071.150 6717.417 73070.723 L 6716.777 73073.283 C 6712.937 73074.563 6711.017 73075.843 6711.017 73077.123 L 6706.537 73078.403 L 6701.417 73080.963 L 6696.937 73080.963 L 6692.457 73080.963 L 6692.457 73084.163 L 6687.337 73085.443 C 6688.190 73086.296 6687.977 73087.150 6686.697 73088.003 C 6685.843 73089.283 6684.990 73089.496 6684.137 73088.643 L 6682.857 73082.883 L 6681.577 73086.083 L 6678.377 73089.283 L 6676.457 73084.163 L 6677.097 73082.243 L 6673.257 73082.243 L 6673.257 73089.923 C 6671.977 73089.496 6669.630 73089.283 6666.217 73089.283 C 6657.683 73089.283 6652.350 73088.643 6650.217 73087.363 L 6647.657 73088.003 L 6645.097 73082.883 L 6636.137 73082.243 L 6636.137 73077.123 L 6634.217 73078.403 C 6626.537 73074.563 6620.777 73069.016 6616.937 73061.763 C 6613.097 73054.510 6611.177 73046.403 6611.177 73037.443 C 6611.177 73022.510 6617.150 73008.216 6629.097 72994.563 C 6639.763 72983.043 6650.643 72971.523 6661.737 72960.003 L 6665.577 72960.643 ZM 7264.457 72779.523 L 7267.017 72773.763 L 7271.497 72772.483 L 7273.417 72776.963 L 7277.257 72771.843 L 7279.177 72771.203 L 7283.657 72778.243 L 7288.137 72778.243 L 7286.857 72773.763 L 7290.057 72773.763 C 7292.617 72773.763 7298.163 72775.896 7306.697 72780.163 C 7307.123 72781.443 7307.763 72782.510 7308.617 72783.363 C 7310.750 72783.790 7312.243 72784.003 7313.097 72784.003 L 7318.857 72800.643 L 7320.137 72798.723 L 7323.977 72799.363 L 7322.057 72807.043 L 7325.897 72818.563 L 7327.817 72822.403 C 7327.817 72825.816 7327.390 72828.376 7326.537 72830.083 C 7326.110 72831.790 7325.470 72833.710 7324.617 72835.843 C 7324.617 72837.550 7325.470 72840.323 7327.177 72844.163 C 7326.750 72846.723 7326.110 72851.416 7325.257 72858.243 C 7324.403 72865.070 7323.977 72869.763 7323.977 72872.323 L 7319.497 72876.803 L 7320.777 72883.203 L 7317.577 72885.763 L 7318.217 72888.963 L 7318.857 72891.523 C 7316.723 72897.923 7313.310 72906.243 7308.617 72916.483 C 7305.630 72923.310 7301.790 72931.203 7297.097 72940.163 L 7285.577 72949.123 L 7288.777 72952.963 L 7274.697 72970.883 L 7271.497 72970.883 L 7273.417 72974.723 C 7270.857 72975.150 7268.937 72976.216 7267.657 72977.923 L 7265.097 72983.043 C 7264.243 72984.323 7263.177 72984.536 7261.897 72983.683 L 7256.137 72993.283 C 7254.857 72992.430 7253.577 72992.643 7252.297 72993.923 C 7251.443 72995.203 7251.230 72996.483 7251.657 72997.763 L 7247.177 72997.123 C 7246.323 72999.256 7245.257 73001.176 7243.977 73002.883 C 7242.697 73004.590 7241.203 73004.803 7239.497 73003.523 C 7238.217 73006.083 7236.510 73008.430 7234.377 73010.563 L 7229.897 73015.043 L 7224.777 73017.603 C 7214.963 73029.550 7204.297 73039.363 7192.777 73047.043 L 7190.217 73052.803 C 7183.817 73056.643 7178.910 73059.630 7175.497 73061.763 C 7168.670 73066.030 7163.977 73069.656 7161.417 73072.643 L 7155.657 73072.643 L 7154.377 73075.203 C 7150.537 73076.483 7146.483 73077.763 7142.217 73079.043 C 7138.377 73080.323 7134.323 73080.963 7130.057 73080.963 C 7112.990 73080.963 7100.403 73072.856 7092.297 73056.643 C 7085.897 73043.843 7082.697 73027.843 7082.697 73008.643 C 7082.697 72980.056 7089.310 72953.390 7102.537 72928.643 C 7113.203 72908.163 7129.843 72887.043 7152.457 72865.283 C 7163.550 72854.616 7184.670 72836.270 7215.817 72810.243 C 7223.070 72803.843 7230.750 72797.443 7238.857 72791.043 C 7246.963 72784.216 7255.283 72778.883 7263.817 72775.043 L 7264.457 72779.523 ZM 7151.817 72997.763 L 7153.737 72997.123 L 7155.017 72994.563 L 7156.297 72998.403 L 7155.657 73001.603 C 7157.790 73003.736 7159.070 73005.656 7159.497 73007.363 L 7154.377 73006.723 C 7154.377 73011.843 7157.577 73015.256 7163.977 73016.963 C 7165.683 73027.630 7170.590 73032.963 7178.697 73032.963 C 7198.750 73032.963 7217.950 73014.830 7236.297 72978.563 C 7252.510 72946.563 7260.617 72919.683 7260.617 72897.923 C 7260.617 72878.723 7258.057 72863.576 7252.937 72852.483 C 7248.243 72841.390 7241.843 72833.710 7233.737 72829.443 L 7229.257 72830.083 L 7227.977 72838.403 L 7224.777 72836.483 L 7223.497 72834.563 C 7223.497 72837.550 7222.217 72840.110 7219.657 72842.243 L 7219.657 72845.443 L 7217.737 72848.643 L 7211.977 72842.243 L 7210.697 72846.083 L 7211.977 72849.283 L 7208.137 72852.483 L 7209.417 72856.963 L 7202.377 72854.403 L 7204.297 72860.803 C 7202.590 72863.363 7200.457 72864.856 7197.897 72865.283 L 7196.617 72868.483 L 7190.217 72871.043 L 7191.497 72874.883 L 7193.417 72872.323 L 7194.697 72875.523 L 7192.137 72876.803 L 7192.137 72881.283 L 7187.657 72882.563 L 7184.457 72880.003 L 7181.897 72883.843 L 7179.337 72883.203 L 7179.337 72886.403 L 7185.097 72886.403 L 7183.177 72889.603 L 7180.617 72889.603 L 7182.537 72896.003 L 7178.697 72896.003 L 7178.057 72900.483 L 7176.777 72903.043 L 7179.337 72903.683 C 7175.070 72907.950 7172.937 72912.643 7172.937 72917.763 L 7167.177 72917.763 L 7164.617 72915.203 L 7162.057 72915.203 C 7162.483 72917.336 7163.977 72919.256 7166.537 72920.963 L 7167.817 72924.803 C 7168.243 72926.936 7166.110 72928.856 7161.417 72930.563 L 7163.337 72936.963 L 7165.897 72936.963 L 7160.777 72949.763 C 7159.497 72953.603 7158.857 72958.296 7158.857 72963.843 L 7152.457 72966.403 L 7152.457 72969.603 C 7153.310 72971.310 7154.377 72971.736 7155.657 72970.883 L 7156.937 72974.083 L 7155.017 72976.003 L 7150.537 72974.723 L 7148.617 72977.283 L 7153.737 72981.763 L 7153.737 72988.163 C 7155.870 72990.296 7156.510 72991.790 7155.657 72992.643 L 7152.457 72991.363 L 7146.697 72996.483 L 7151.817 72997.763 ZM 7358.566 72957.443 L 7362.406 72955.523 L 7361.126 72954.243 L 7363.046 72952.323 L 7363.046 72941.443 C 7363.900 72940.163 7364.326 72938.883 7364.326 72937.603 C 7364.326 72935.896 7365.180 72935.256 7366.886 72935.683 L 7368.166 72930.563 L 7365.606 72928.643 L 7370.086 72922.243 L 7368.166 72916.483 C 7369.446 72916.910 7370.513 72916.483 7371.366 72915.203 C 7372.220 72913.923 7372.220 72912.643 7371.366 72911.363 L 7375.846 72908.163 C 7375.846 72906.456 7375.420 72904.750 7374.566 72903.043 C 7374.140 72903.043 7373.713 72902.830 7373.286 72902.403 L 7375.206 72896.003 L 7379.046 72896.003 L 7380.966 72888.963 C 7380.113 72888.963 7379.473 72888.536 7379.046 72887.683 L 7377.766 72885.123 L 7379.686 72878.723 L 7380.326 72874.243 L 7382.246 72873.603 C 7382.246 72868.910 7382.886 72862.936 7384.166 72855.683 C 7385.873 72848.430 7387.153 72842.883 7388.006 72839.043 C 7390.993 72837.336 7392.486 72833.710 7392.486 72828.163 L 7391.206 72826.883 C 7394.193 72822.190 7396.113 72818.776 7396.966 72816.643 C 7397.820 72814.510 7398.460 72811.736 7398.886 72808.323 L 7401.446 72808.963 L 7404.006 72806.403 C 7407.846 72802.136 7410.193 72799.363 7411.046 72798.083 L 7408.486 72800.643 L 7411.686 72801.923 C 7412.966 72799.790 7413.820 72798.296 7414.246 72797.443 C 7416.380 72794.883 7418.726 72794.030 7421.286 72794.883 L 7424.486 72790.403 L 7428.966 72789.123 L 7443.046 72784.643 L 7445.606 72781.443 L 7450.086 72782.723 L 7469.286 72778.883 C 7473.553 72781.016 7475.686 72784.643 7475.686 72789.763 C 7475.686 72803.416 7471.206 72822.190 7462.246 72846.083 C 7451.580 72874.670 7445.393 72893.443 7443.686 72902.403 C 7441.126 72907.950 7438.993 72913.710 7437.286 72919.683 C 7436.006 72925.230 7434.726 72931.416 7433.446 72938.243 L 7437.286 72936.963 L 7441.766 72931.203 L 7446.246 72929.923 L 7444.966 72927.363 C 7448.380 72920.536 7462.246 72903.470 7486.566 72876.163 C 7508.753 72851.416 7524.753 72834.350 7534.566 72824.963 L 7537.766 72826.243 C 7541.606 72818.136 7554.193 72807.043 7575.526 72792.963 C 7592.593 72781.870 7608.166 72772.696 7622.246 72765.443 L 7630.566 72767.363 L 7634.406 72766.723 L 7639.526 72764.163 L 7643.366 72768.003 L 7642.726 72771.203 L 7635.686 72776.323 L 7629.926 72780.163 L 7624.806 72780.803 L 7621.606 72782.083 L 7616.486 72787.843 C 7604.113 72794.670 7590.246 72805.123 7574.886 72819.203 C 7559.526 72832.856 7549.286 72844.590 7544.166 72854.403 L 7539.046 72860.163 L 7533.286 72865.923 L 7525.606 72871.043 C 7524.326 72873.176 7523.046 72875.096 7521.766 72876.803 C 7517.500 72880.643 7515.153 72882.776 7514.726 72883.203 L 7505.126 72891.523 L 7505.126 72895.363 L 7498.086 72900.483 C 7498.513 72901.763 7498.300 72902.830 7497.446 72903.683 C 7497.020 72904.110 7496.593 72904.323 7496.166 72904.323 C 7493.180 72907.310 7486.993 72914.563 7477.606 72926.083 C 7470.780 72934.190 7464.380 72941.443 7458.406 72947.843 C 7458.833 72948.696 7457.980 72950.830 7455.846 72954.243 C 7453.713 72957.230 7451.153 72960.216 7448.166 72963.203 L 7443.686 72968.963 L 7441.126 72968.963 C 7438.140 72978.776 7429.820 72992.856 7416.166 73011.203 C 7410.193 73018.883 7404.433 73026.563 7398.886 73034.243 L 7391.846 73038.723 L 7380.326 73048.323 L 7373.926 73057.923 C 7371.366 73058.776 7369.020 73059.416 7366.886 73059.843 L 7361.126 73063.043 C 7361.126 73063.896 7361.340 73064.536 7361.766 73064.963 L 7364.326 73064.963 L 7363.686 73066.883 L 7358.566 73066.883 L 7350.246 73076.483 L 7343.206 73078.403 C 7344.060 73080.110 7343.633 73080.963 7341.926 73080.963 C 7340.646 73081.390 7339.580 73081.603 7338.726 73081.603 C 7335.740 73080.750 7333.820 73080.323 7332.966 73080.323 L 7330.406 73072.003 C 7330.406 73063.470 7331.260 73055.363 7332.966 73047.683 C 7334.673 73039.576 7336.593 73031.470 7338.726 73023.363 C 7342.140 73014.830 7346.406 73002.456 7351.526 72986.243 C 7357.073 72969.603 7359.420 72960.003 7358.566 72957.443 ZM 7541.326 73006.083 L 7541.326 73003.523 L 7544.526 72993.283 C 7543.673 72993.283 7542.820 72993.070 7541.966 72992.643 C 7541.540 72990.510 7542.393 72989.230 7544.526 72988.803 L 7544.526 72984.323 L 7547.086 72984.323 L 7545.166 72974.723 C 7545.166 72971.310 7547.513 72964.056 7552.206 72952.963 C 7555.620 72944.856 7559.246 72936.750 7563.086 72928.643 L 7565.646 72928.643 C 7570.340 72914.136 7583.993 72895.150 7606.606 72871.683 C 7629.646 72847.790 7648.633 72832.430 7663.566 72825.603 C 7683.193 72811.523 7700.686 72800.216 7716.046 72791.683 C 7739.940 72778.030 7758.713 72771.203 7772.366 72771.203 C 7783.460 72771.203 7791.993 72774.830 7797.966 72782.083 C 7803.940 72789.336 7806.926 72798.510 7806.926 72809.603 L 7806.286 72816.643 C 7805.433 72818.350 7804.580 72819.843 7803.726 72821.123 C 7803.726 72821.976 7803.513 72823.896 7803.086 72826.883 C 7802.233 72828.163 7801.593 72829.230 7801.166 72830.083 L 7796.046 72841.603 C 7794.340 72842.456 7793.273 72842.883 7792.846 72842.883 C 7792.846 72843.736 7793.060 72844.376 7793.486 72844.803 L 7785.806 72855.683 L 7782.606 72856.963 L 7781.326 72862.083 C 7780.473 72861.656 7778.340 72862.936 7774.926 72865.923 L 7769.166 72871.683 L 7763.406 72871.043 L 7757.006 72874.883 C 7758.286 72875.310 7759.780 72875.736 7761.486 72876.163 L 7751.246 72883.843 L 7748.046 72881.923 L 7746.126 72882.563 L 7746.766 72887.043 L 7734.606 72890.243 C 7728.633 72896.643 7718.606 72902.616 7704.526 72908.163 C 7699.833 72909.870 7693.006 72912.216 7684.046 72915.203 C 7682.766 72916.056 7681.486 72916.696 7680.206 72917.123 C 7678.500 72917.123 7675.300 72918.190 7670.606 72920.323 C 7666.340 72922.456 7663.993 72923.523 7663.566 72923.523 C 7658.446 72926.083 7651.833 72929.070 7643.726 72932.483 C 7635.620 72935.896 7630.500 72937.176 7628.366 72936.323 L 7622.606 72949.763 C 7623.460 72949.336 7624.313 72950.190 7625.166 72952.323 L 7622.606 72951.043 L 7619.406 72951.043 L 7619.406 72954.883 L 7623.886 72956.803 C 7623.033 72956.803 7621.966 72960.216 7620.686 72967.043 C 7619.406 72973.870 7618.766 72980.696 7618.766 72987.523 C 7618.766 72998.616 7621.326 73007.790 7626.446 73015.043 C 7631.566 73021.870 7639.246 73025.283 7649.486 73025.283 C 7660.580 73025.283 7674.873 73019.736 7692.366 73008.643 C 7706.020 73000.110 7719.673 72991.363 7733.326 72982.403 C 7741.433 72975.150 7749.540 72967.683 7757.646 72960.003 C 7761.060 72957.443 7766.393 72954.030 7773.646 72949.763 L 7775.566 72955.523 C 7773.433 72959.790 7768.526 72964.910 7760.846 72970.883 C 7753.593 72976.856 7748.900 72981.123 7746.766 72983.683 L 7744.206 72983.683 L 7736.526 72990.083 L 7733.326 72993.283 L 7728.846 72999.683 L 7726.286 72999.683 L 7713.486 73012.483 C 7707.513 73018.456 7702.820 73022.723 7699.406 73025.283 L 7657.806 73057.283 C 7655.673 73057.710 7654.180 73058.136 7653.326 73058.563 C 7652.473 73058.990 7652.900 73059.843 7654.606 73061.123 L 7634.766 73072.643 L 7634.766 73069.443 L 7628.366 73072.643 L 7629.006 73075.203 C 7627.726 73075.630 7624.740 73075.843 7620.046 73075.843 L 7617.486 73077.763 L 7611.726 73077.763 L 7608.526 73081.603 C 7607.246 73080.750 7604.473 73080.323 7600.206 73080.323 L 7584.206 73080.323 L 7585.486 73077.763 C 7583.353 73078.190 7580.580 73077.976 7577.166 73077.123 C 7574.180 73076.270 7570.980 73075.203 7567.566 73073.923 L 7567.566 73071.363 L 7572.046 73070.083 L 7570.126 73068.803 L 7562.446 73068.803 C 7559.460 73067.523 7557.113 73065.176 7555.406 73061.763 L 7559.886 73060.483 L 7557.966 73057.283 L 7551.566 73057.923 C 7549.006 73051.950 7548.366 73046.830 7549.646 73042.563 L 7546.446 73043.203 L 7546.446 73040.643 C 7549.006 73040.643 7550.073 73039.790 7549.646 73038.083 L 7543.886 73038.083 C 7546.446 73036.376 7547.726 73033.816 7547.726 73030.403 L 7542.606 73021.443 L 7545.166 73018.883 L 7541.326 73013.123 L 7541.326 73006.083 ZM 7714.126 72885.123 C 7721.380 72879.150 7727.140 72872.110 7731.406 72864.003 C 7736.100 72855.470 7738.446 72846.936 7738.446 72838.403 C 7738.446 72833.283 7736.740 72828.590 7733.326 72824.323 C 7729.913 72820.056 7725.433 72817.923 7719.886 72817.923 C 7716.900 72817.923 7714.766 72819.203 7713.486 72821.763 L 7707.726 72821.763 L 7710.286 72824.963 L 7712.206 72823.683 L 7693.646 72837.123 C 7692.366 72840.963 7689.380 72844.163 7684.686 72846.723 L 7676.366 72852.483 L 7676.366 72855.043 L 7681.486 72855.043 L 7675.086 72856.323 L 7672.526 72858.243 L 7668.686 72861.443 L 7666.766 72864.643 L 7664.206 72864.643 L 7662.926 72866.563 C 7662.926 72867.416 7664.633 72868.483 7668.046 72869.763 L 7664.206 72872.963 C 7662.926 72872.963 7659.513 72875.096 7653.966 72879.363 L 7652.686 72887.043 L 7651.406 72890.243 L 7648.846 72890.243 L 7641.806 72899.843 L 7643.726 72897.283 L 7646.926 72897.283 L 7643.726 72900.483 L 7641.166 72901.123 L 7641.166 72903.683 C 7634.766 72904.536 7630.926 72905.603 7629.646 72906.883 L 7631.566 72908.803 L 7633.486 72907.523 L 7639.246 72907.523 L 7637.326 72910.723 L 7634.766 72910.723 L 7634.766 72915.843 L 7636.686 72917.123 C 7633.700 72917.123 7631.566 72918.403 7630.286 72920.963 C 7641.380 72920.963 7656.313 72917.123 7675.086 72909.443 C 7693.860 72901.336 7706.873 72893.230 7714.126 72885.123 ZM 7738.507 73080.963 C 7746.613 73063.470 7761.547 73037.656 7783.307 73003.523 C 7804.640 72969.390 7819.360 72944.003 7827.467 72927.363 C 7844.960 72900.056 7857.333 72880.003 7864.587 72867.203 C 7879.947 72839.896 7888.693 72819.630 7890.827 72806.403 C 7909.173 72795.310 7923.253 72786.990 7933.067 72781.443 C 7943.307 72775.896 7951.413 72773.123 7957.387 72773.123 L 7963.787 72778.243 L 7966.347 72787.843 C 7966.347 72789.976 7965.493 72792.323 7963.787 72794.883 L 7961.227 72800.003 C 7962.080 72800.856 7962.507 72804.270 7962.507 72810.243 C 7960.800 72813.230 7959.307 72816.003 7958.027 72818.563 C 7956.747 72820.696 7955.040 72823.043 7952.907 72825.603 L 7952.907 72828.803 C 7954.613 72829.230 7955.893 72829.656 7956.747 72830.083 C 7958.027 72830.083 7959.520 72829.870 7961.227 72829.443 L 7959.307 72832.643 C 7958.880 72833.070 7956.533 72833.923 7952.267 72835.203 L 7947.787 72841.603 L 7953.547 72841.603 L 7952.267 72844.803 L 7943.947 72850.563 C 7943.093 72851.416 7943.093 72852.270 7943.947 72853.123 C 7944.800 72853.550 7945.653 72853.763 7946.507 72853.763 C 7947.360 72853.336 7948.213 72853.123 7949.067 72853.123 C 7949.067 72853.550 7949.280 72853.976 7949.707 72854.403 C 7976.160 72828.803 7998.773 72808.750 8017.547 72794.243 C 8036.747 72779.310 8049.547 72771.843 8055.947 72771.843 L 8064.907 72773.123 C 8064.480 72775.683 8065.333 72777.390 8067.467 72778.243 C 8067.467 72780.803 8066.400 72783.576 8064.267 72786.563 L 8060.427 72787.203 L 8057.867 72801.283 L 8055.307 72800.643 C 8054.453 72802.350 8053.813 72803.843 8053.387 72805.123 L 8047.627 72808.323 L 8045.067 72818.563 L 8050.187 72822.403 C 8049.333 72821.976 8048.693 72822.616 8048.267 72824.323 C 8047.840 72826.030 8048.053 72827.310 8048.907 72828.163 L 8041.867 72833.283 L 8037.387 72837.123 L 8039.947 72837.123 C 8036.533 72848.216 8033.333 72859.096 8030.347 72869.763 C 8029.920 72873.176 8028.853 72874.883 8027.147 72874.883 L 8028.427 72880.643 L 8031.627 72880.643 L 8031.627 72890.243 L 8038.027 72891.523 L 8048.907 72890.243 L 8057.867 72887.683 C 8070.240 72882.563 8085.387 72872.963 8103.307 72858.883 C 8125.493 72841.390 8139.787 72830.723 8146.187 72826.883 L 8146.187 72830.083 C 8142.773 72833.070 8128.267 72845.870 8102.667 72868.483 C 8083.893 72885.123 8070.667 72898.990 8062.987 72910.083 L 8058.507 72909.443 L 8052.107 72919.683 C 8046.987 72922.243 8039.947 72926.936 8030.987 72933.763 L 8018.187 72943.363 L 8019.467 72945.923 C 8013.920 72945.923 8007.093 72947.416 7998.987 72950.403 C 7990.880 72952.963 7983.200 72955.523 7975.947 72958.083 L 7975.947 72954.883 L 7967.627 72954.243 C 7960.800 72950.830 7956.107 72945.923 7953.547 72939.523 C 7951.413 72933.123 7950.347 72925.443 7950.347 72916.483 C 7950.347 72904.963 7952.907 72893.443 7958.027 72881.923 C 7963.573 72869.976 7969.120 72858.456 7974.667 72847.363 L 7920.267 72903.683 C 7920.267 72904.963 7919.413 72906.670 7917.707 72908.803 C 7916.427 72910.510 7914.933 72912.430 7913.227 72914.563 C 7911.520 72916.270 7907.680 72922.670 7901.707 72933.763 C 7896.160 72944.856 7891.040 72952.750 7886.347 72957.443 L 7888.267 72964.483 L 7885.707 72963.843 C 7884.427 72963.843 7883.147 72964.696 7881.867 72966.403 C 7880.587 72968.110 7880.373 72969.390 7881.227 72970.243 C 7881.653 72970.670 7882.507 72970.670 7883.787 72970.243 C 7885.067 72969.816 7885.707 72970.456 7885.707 72972.163 L 7881.867 72972.803 L 7879.307 72979.203 L 7873.547 72983.043 C 7873.547 72983.896 7873.760 72985.816 7874.187 72988.803 L 7867.147 72993.923 L 7866.507 72999.043 C 7868.213 72998.190 7869.920 72999.043 7871.627 73001.603 C 7867.787 73004.163 7863.307 73005.443 7858.187 73005.443 L 7858.187 73009.283 L 7866.507 73008.003 L 7860.747 73015.683 C 7855.200 73017.390 7850.507 73018.030 7846.667 73017.603 L 7844.747 73024.003 L 7853.067 73024.003 L 7858.827 73020.803 L 7858.827 73021.443 C 7857.547 73023.576 7857.333 73025.283 7858.187 73026.563 C 7851.787 73029.123 7846.880 73030.403 7843.467 73030.403 C 7842.613 73031.683 7842.187 73032.536 7842.187 73032.963 C 7840.907 73035.096 7839.840 73035.950 7838.987 73035.523 L 7837.067 73043.203 L 7838.987 73043.843 L 7845.387 73036.803 L 7851.147 73038.723 L 7853.067 73038.083 C 7853.067 73040.643 7851.360 73041.496 7847.947 73040.643 L 7844.107 73042.563 L 7850.507 73043.843 L 7847.307 73051.523 L 7842.827 73050.883 L 7843.467 73056.003 L 7838.987 73064.963 L 7827.467 73062.403 L 7823.627 73066.883 C 7826.187 73068.163 7828.960 73068.803 7831.947 73068.803 C 7833.227 73068.803 7835.147 73068.376 7837.707 73067.523 L 7826.187 73073.923 C 7824.907 73072.216 7823.840 73070.510 7822.987 73068.803 L 7818.507 73080.323 C 7811.680 73083.736 7807.413 73087.790 7805.707 73092.483 L 7801.227 73091.203 L 7803.787 73089.923 L 7803.147 73087.363 L 7794.187 73089.283 C 7794.613 73090.563 7793.760 73091.843 7791.627 73093.123 C 7789.493 73094.403 7788.000 73094.190 7787.147 73092.483 L 7783.307 73095.683 C 7782.027 73093.976 7780.107 73094.190 7777.547 73096.323 C 7774.987 73097.176 7771.573 73098.670 7767.307 73100.803 C 7762.613 73102.936 7759.627 73104.216 7758.347 73104.643 L 7754.507 73104.003 L 7751.307 73108.483 L 7746.827 73107.203 L 7741.067 73109.123 L 7740.427 73104.643 L 7734.027 73098.883 L 7738.507 73080.963 ZM 8576.417 72880.643 L 8581.537 72874.883 L 8602.657 72862.083 L 8603.937 72869.763 C 8600.523 72874.030 8596.683 72879.363 8592.417 72885.763 C 8588.150 72891.736 8584.097 72898.136 8580.257 72904.963 C 8576.843 72909.230 8572.363 72917.336 8566.817 72929.283 C 8561.270 72940.803 8559.350 72947.630 8561.057 72949.763 L 8555.937 72955.523 L 8557.217 72961.283 C 8556.790 72967.256 8556.577 72971.736 8556.577 72974.723 C 8556.577 72978.990 8557.003 72982.830 8557.857 72986.243 C 8558.710 72989.656 8560.630 72992.856 8563.617 72995.843 L 8568.097 73006.083 C 8576.630 73014.616 8582.177 73019.736 8584.737 73021.443 C 8587.723 73023.150 8591.563 73024.003 8596.257 73024.003 C 8609.483 73024.003 8620.577 73021.016 8629.537 73015.043 C 8640.630 73007.790 8651.937 72992.856 8663.457 72970.243 C 8668.577 72957.870 8672.630 72946.350 8675.617 72935.683 C 8679.030 72924.590 8680.737 72913.496 8680.737 72902.403 C 8680.737 72857.603 8658.550 72835.203 8614.177 72835.203 C 8618.443 72827.523 8632.310 72817.283 8655.777 72804.483 C 8675.830 72793.390 8685.857 72779.736 8685.857 72763.523 C 8685.857 72752.003 8682.017 72742.830 8674.337 72736.003 C 8667.083 72728.750 8657.910 72725.123 8646.817 72725.123 C 8636.577 72725.123 8625.057 72728.963 8612.257 72736.643 C 8593.910 72747.736 8583.457 72753.710 8580.897 72754.563 L 8575.137 72752.003 L 8572.577 72745.603 C 8577.697 72734.510 8600.097 72719.576 8639.777 72700.803 C 8679.457 72681.603 8706.337 72672.003 8720.417 72672.003 C 8732.363 72672.003 8743.457 72675.203 8753.697 72681.603 C 8763.937 72687.576 8769.057 72696.323 8769.057 72707.843 C 8769.057 72722.776 8764.363 72738.136 8754.977 72753.923 C 8746.017 72769.283 8735.350 72780.376 8722.977 72787.203 L 8721.057 72791.043 C 8715.083 72793.603 8710.603 72796.163 8707.617 72798.723 L 8727.457 72810.243 L 8732.577 72815.363 C 8738.123 72820.483 8740.683 72824.110 8740.257 72826.243 C 8744.097 72828.803 8746.443 72832.430 8747.297 72837.123 C 8749.430 72839.683 8751.137 72840.536 8752.417 72839.683 C 8752.843 72843.523 8754.123 72848.856 8756.257 72855.683 C 8758.817 72862.083 8760.097 72866.350 8760.097 72868.483 L 8758.177 72867.843 L 8756.897 72865.283 L 8754.977 72866.563 L 8758.817 72871.683 L 8760.737 72873.603 L 8761.377 72877.443 C 8761.803 72880.430 8761.163 72884.270 8759.457 72888.963 C 8758.177 72893.656 8756.897 72898.136 8755.617 72902.403 L 8760.097 72903.683 C 8757.537 72908.803 8756.257 72912.003 8756.257 72913.283 L 8757.537 72919.043 L 8749.857 72932.483 L 8750.497 72935.683 L 8747.937 72936.323 L 8746.017 72944.003 L 8740.257 72948.483 L 8740.257 72953.603 C 8733.857 72952.750 8730.657 72956.163 8730.657 72963.843 C 8727.670 72965.976 8725.750 72967.043 8724.897 72967.043 L 8724.897 72972.803 L 8723.617 72971.523 L 8718.497 72972.163 L 8718.497 72979.843 C 8717.643 72979.416 8716.790 72979.416 8715.937 72979.843 C 8715.083 72980.270 8714.443 72980.696 8714.017 72981.123 L 8704.417 72981.123 L 8706.977 72984.963 L 8704.417 72985.603 L 8703.137 72990.723 C 8700.150 72991.576 8697.163 72992.216 8694.177 72992.643 C 8695.030 72993.496 8695.457 72994.990 8695.457 72997.123 L 8694.817 72999.683 L 8686.497 73002.243 L 8678.177 73004.163 C 8676.043 73006.723 8672.843 73009.496 8668.577 73012.483 C 8664.310 73015.043 8660.470 73016.963 8657.057 73018.243 C 8635.723 73033.176 8618.870 73044.910 8606.497 73053.443 C 8583.457 73069.230 8565.323 73077.123 8552.097 73077.123 L 8547.617 73076.483 L 8534.817 73073.923 C 8519.030 73068.803 8506.870 73059.843 8498.337 73047.043 C 8489.803 73034.243 8485.537 73019.736 8485.537 73003.523 C 8485.537 72978.776 8495.350 72955.310 8514.977 72933.123 C 8522.657 72924.163 8542.070 72907.096 8573.217 72881.923 L 8576.417 72880.643 ZM 8810.126 72924.163 C 8810.980 72923.736 8811.620 72923.310 8812.046 72922.883 C 8812.473 72922.456 8812.686 72921.176 8812.686 72919.043 C 8812.686 72916.483 8815.246 72909.230 8820.366 72897.283 C 8823.780 72889.176 8826.980 72882.136 8829.966 72876.163 L 8833.166 72877.443 C 8833.166 72860.376 8854.073 72829.230 8895.886 72784.003 C 8930.020 72747.310 8957.113 72721.496 8977.166 72706.563 C 8992.953 72696.323 9008.740 72685.870 9024.526 72675.203 C 9042.020 72665.390 9059.726 72660.483 9077.646 72660.483 C 9078.500 72660.483 9080.206 72661.550 9082.766 72663.683 L 9086.606 72663.683 C 9095.993 72665.816 9103.886 72669.230 9110.286 72673.923 C 9114.980 72677.336 9121.380 72683.523 9129.486 72692.483 L 9129.486 72695.683 C 9133.753 72701.230 9136.526 72707.203 9137.806 72713.603 C 9137.380 72714.883 9137.166 72716.163 9137.166 72717.443 L 9139.726 72721.283 L 9141.006 72730.243 L 9142.286 72731.523 C 9142.286 72735.790 9142.500 72740.056 9142.926 72744.323 L 9144.206 72757.123 C 9144.206 72766.083 9142.286 72777.603 9138.446 72791.683 C 9135.033 72805.763 9130.980 72816.003 9126.286 72822.403 L 9130.126 72820.483 L 9123.726 72836.483 L 9121.806 72840.963 L 9118.606 72850.563 L 9113.486 72850.563 L 9112.846 72857.603 L 9114.126 72860.163 C 9109.433 72863.150 9107.940 72865.923 9109.646 72868.483 L 9106.446 72876.803 L 9105.166 72880.003 L 9100.686 72883.843 L 9098.126 72883.843 C 9097.273 72884.696 9097.700 72886.403 9099.406 72888.963 L 9096.206 72888.963 L 9095.566 72892.803 L 9091.726 72892.803 C 9090.446 72895.790 9089.593 72897.710 9089.166 72898.563 C 9087.460 72899.416 9085.753 72900.056 9084.046 72900.483 L 9084.046 72906.243 C 9081.913 72906.670 9079.353 72908.163 9076.366 72910.723 C 9073.380 72913.283 9070.820 72916.910 9068.686 72921.603 L 9059.086 72935.683 L 9056.526 72935.043 L 9048.206 72943.363 C 9044.366 72947.203 9041.166 72949.976 9038.606 72951.683 L 9037.326 72957.443 L 9031.566 72959.363 C 9029.860 72962.776 9024.953 72967.683 9016.846 72974.083 C 9009.166 72980.056 9003.406 72983.683 8999.566 72984.963 L 8995.726 72991.363 C 8988.473 72993.923 8979.940 72998.830 8970.126 73006.083 C 8960.740 73013.336 8953.700 73020.163 8949.006 73026.563 L 8947.086 73025.283 C 8945.806 73026.136 8944.740 73026.563 8943.886 73026.563 L 8943.246 73032.963 L 8939.406 73032.963 L 8901.006 73066.883 L 8895.246 73068.163 C 8896.100 73069.443 8895.246 73070.723 8892.686 73072.003 C 8890.126 73073.283 8887.353 73074.563 8884.366 73075.843 L 8882.446 73073.923 L 8879.886 73078.403 L 8865.166 73082.243 C 8864.313 73081.390 8862.606 73081.816 8860.046 73083.523 C 8857.913 73083.523 8855.780 73083.096 8853.646 73082.243 C 8851.940 73081.390 8849.806 73081.603 8847.246 73082.883 C 8837.006 73079.470 8829.113 73074.350 8823.566 73067.523 L 8808.206 73045.763 L 8805.006 73042.563 C 8804.153 73040.856 8804.366 73039.576 8805.646 73038.723 L 8800.526 73027.843 L 8805.006 73028.483 L 8799.246 73022.083 L 8797.326 72996.483 C 8797.326 72990.083 8799.460 72977.070 8803.726 72957.443 C 8805.860 72947.630 8806.926 72940.163 8806.926 72935.043 C 8806.926 72933.336 8807.993 72929.710 8810.126 72924.163 ZM 8883.726 72962.563 L 8880.526 72970.243 L 8883.726 72978.563 C 8882.446 72987.523 8884.366 72997.336 8889.486 73008.003 C 8894.606 73018.243 8901.646 73023.363 8910.606 73023.363 C 8931.940 73023.363 8958.393 73004.803 8989.966 72967.683 C 9016.420 72936.536 9034.553 72909.230 9044.366 72885.763 C 9051.193 72870.403 9056.526 72854.616 9060.366 72838.403 C 9064.633 72821.763 9066.766 72805.763 9066.766 72790.403 C 9066.766 72773.763 9063.140 72758.616 9055.886 72744.963 C 9046.926 72727.896 9034.980 72719.363 9020.046 72719.363 C 9016.633 72719.790 9013.220 72720.003 9009.806 72720.003 C 8999.140 72728.963 8991.460 72738.990 8986.766 72750.083 L 8981.646 72752.643 L 8981.646 72755.843 L 8976.526 72757.123 L 8979.086 72758.403 C 8979.940 72758.830 8980.366 72759.896 8980.366 72761.603 L 8975.246 72759.683 C 8975.673 72760.963 8975.246 72762.030 8973.966 72762.883 C 8972.686 72763.736 8971.406 72763.950 8970.126 72763.523 L 8972.046 72770.563 L 8965.646 72772.483 L 8963.086 72778.243 L 8961.806 72784.643 L 8957.966 72785.923 L 8958.606 72789.763 C 8954.340 72794.456 8950.500 72799.363 8947.086 72804.483 C 8941.113 72813.443 8935.353 72822.403 8929.806 72831.363 L 8925.326 72835.203 C 8924.046 72834.350 8921.486 72835.203 8917.646 72837.763 L 8918.926 72841.603 L 8922.766 72843.523 L 8913.166 72858.883 L 8911.246 72857.603 C 8910.393 72861.016 8909.540 72864.216 8908.686 72867.203 C 8908.260 72869.763 8906.980 72872.750 8904.846 72876.163 L 8902.286 72876.163 L 8902.286 72880.643 L 8897.806 72884.483 L 8901.006 72887.043 C 8898.873 72889.176 8897.166 72892.590 8895.886 72897.283 C 8894.606 72901.976 8893.753 72905.390 8893.326 72907.523 C 8892.046 72906.670 8891.193 72907.096 8890.766 72908.803 C 8890.340 72910.083 8890.766 72910.936 8892.046 72911.363 L 8890.126 72923.523 C 8889.273 72923.523 8887.993 72924.376 8886.286 72926.083 C 8884.580 72927.790 8883.513 72929.070 8883.086 72929.923 L 8887.566 72936.323 L 8885.646 72944.003 C 8885.220 72946.990 8884.793 72950.190 8884.366 72953.603 L 8879.246 72953.603 L 8879.246 72958.723 L 8883.726 72962.563 Z">
            <!-- 7937 nodes -->
          </draw:path>
          <draw:g id="g1489-5">
            <draw:g id="g881-1">
              <draw:path id="rect868-5" draw:style-name="style0" draw:layer="layout" svg:x="0.524cm" svg:y="9.834cm" svg:width="6.149cm" svg:height="8.640cm" svg:viewBox="0.0 0.0 6149.189 8640.000" svg:d="M 1467.606 19667.505 L 6776.147 19667.505 C 7009.006 19667.505 7196.471 19854.970 7196.471 20087.830 L 7196.471 27887.181 C 7196.471 28120.041 7009.006 28307.506 6776.147 28307.506 L 1467.606 28307.506 C 1234.746 28307.506 1047.282 28120.041 1047.282 27887.181 L 1047.282 20087.830 C 1047.282 19854.970 1234.746 19667.505 1467.606 19667.505 Z">
                <!-- 9 nodes -->
              </draw:path>
              <draw:path id="rect872-7" draw:style-name="style1" draw:layer="layout" svg:x="0.851cm" svg:y="10.114cm" svg:width="5.495cm" svg:height="8.017cm" svg:viewBox="0.0 0.0 5495.351 8017.297" svg:d="M 1701.120 20259.073 L 6667.173 20227.938 L 7180.903 20835.073 L 7196.471 28245.235 L 1701.120 28245.235 L 1701.120 20259.073 Z">
                <!-- 6 nodes -->
              </draw:path>
            </draw:g>
            <!-- id="g881-1" -->
            <draw:path id="text909-8" draw:style-name="style2" draw:layer="layout" svg:x="1.026cm" svg:y="10.485cm" svg:width="3.973cm" svg:height="1.139cm" svg:viewBox="0.0 0.0 3972.876 1138.981" svg:d="M 3104.347 21980.181 L 3088.333 22006.386 L 3056.306 22028.223 L 3034.469 22028.223 L 3024.278 22016.576 L 3009.720 22026.767 C 3004.868 22033.075 2997.103 22042.295 2986.427 22054.427 C 2972.355 22061.706 2951.488 22075.779 2923.828 22096.645 C 2903.932 22106.836 2884.522 22110.233 2865.596 22106.836 C 2860.743 22103.924 2853.464 22100.527 2843.759 22096.645 C 2810.761 22087.910 2775.094 22077.234 2736.758 22064.618 C 2727.538 22059.765 2713.465 22052.971 2694.540 22044.236 C 2676.100 22038.413 2657.659 22032.833 2639.219 22027.495 C 2617.868 22020.216 2600.883 22011.238 2588.266 22000.562 L 2551.871 21996.195 L 2535.858 21984.549 L 2524.211 21984.549 L 2524.211 21980.181 L 2471.075 21951.065 C 2460.399 21954.947 2445.598 21966.594 2426.673 21986.004 C 2408.233 22005.415 2392.947 22017.547 2380.815 22022.399 L 2369.169 22047.148 C 2354.611 22060.250 2336.171 22072.867 2313.848 22084.999 L 2284.732 22087.910 L 2258.528 22074.808 C 2235.235 22076.749 2217.766 22077.720 2206.119 22077.720 C 2198.840 22077.720 2189.135 22076.507 2177.003 22074.080 C 2164.872 22072.139 2156.379 22070.926 2151.527 22070.441 L 2077.281 22070.441 C 2068.061 22068.014 2062.723 22066.073 2061.267 22064.618 L 2051.077 22048.604 L 2061.267 21984.549 C 2072.914 21962.712 2099.118 21943.544 2139.880 21927.045 C 2176.275 21912.001 2209.031 21904.480 2238.147 21904.480 C 2229.412 21904.480 2252.219 21908.362 2306.569 21916.126 L 2316.760 21905.935 C 2320.157 21889.436 2325.495 21875.364 2332.774 21863.717 L 2364.801 21841.152 C 2373.051 21823.198 2384.212 21807.184 2398.285 21793.111 C 2405.564 21775.641 2409.446 21759.628 2409.931 21745.070 C 2410.416 21721.777 2411.387 21706.248 2412.843 21698.484 C 2417.695 21680.529 2424.489 21653.840 2433.224 21618.415 C 2436.135 21616.474 2443.414 21603.857 2455.061 21580.564 L 2455.061 21576.197 C 2466.222 21565.036 2473.258 21552.176 2476.170 21537.618 C 2478.111 21525.487 2479.809 21513.355 2481.265 21501.223 C 2485.147 21491.033 2490.485 21475.504 2497.279 21454.638 C 2498.735 21430.374 2504.315 21394.465 2514.021 21346.909 C 2520.814 21332.836 2528.093 21310.028 2535.858 21278.486 L 2553.327 21259.561 L 2578.076 21191.866 L 2588.266 21181.675 L 2598.457 21129.267 C 2607.677 21124.899 2620.779 21112.282 2637.764 21091.416 C 2654.748 21070.549 2668.335 21058.418 2678.526 21055.021 C 2659.115 21049.683 2641.646 21047.742 2626.117 21049.198 L 2620.294 21043.374 C 2578.561 21046.771 2550.416 21045.316 2535.858 21039.007 L 2524.211 21027.361 L 2497.279 21039.007 L 2476.898 21039.007 C 2442.444 21018.626 2413.328 21008.435 2389.550 21008.435 C 2385.182 21008.435 2366.014 21009.891 2332.046 21012.803 C 2298.077 21015.714 2280.850 21017.170 2280.365 21017.170 C 2253.675 21051.624 2237.661 21079.769 2232.324 21101.606 L 2232.324 21129.267 L 2242.514 21133.634 L 2248.337 21145.280 L 2264.351 21149.648 L 2312.392 21145.280 L 2328.406 21133.634 L 2338.597 21107.430 L 2358.978 21085.593 L 2380.815 21075.402 L 2412.843 21075.402 L 2433.224 21085.593 L 2439.047 21107.430 L 2428.856 21129.267 L 2407.019 21149.648 C 2383.727 21159.838 2367.713 21163.721 2358.978 21161.294 C 2336.656 21176.823 2308.025 21184.587 2273.086 21184.587 C 2247.852 21184.587 2223.346 21180.220 2199.568 21171.485 L 2193.745 21149.648 L 2173.364 21129.267 C 2165.599 21095.298 2162.203 21072.005 2163.173 21059.388 C 2185.010 21035.125 2216.795 21010.862 2258.528 20986.598 C 2266.292 20985.628 2282.063 20982.474 2305.841 20977.136 C 2326.223 20972.768 2341.508 20970.585 2351.699 20970.585 C 2358.008 20970.585 2367.228 20971.312 2379.359 20972.768 C 2391.491 20974.224 2400.711 20974.952 2407.019 20974.952 C 2408.475 20974.952 2415.754 20973.981 2428.856 20972.040 C 2442.444 20970.099 2453.120 20969.129 2460.884 20969.129 C 2464.766 20969.129 2470.832 20969.857 2479.081 20971.312 C 2487.331 20972.768 2493.397 20973.496 2497.279 20973.496 C 2498.735 20973.496 2509.653 20972.040 2530.034 20969.129 C 2547.019 20976.893 2564.488 20982.231 2582.443 20985.143 L 2588.266 21001.156 C 2602.824 21006.494 2616.897 21008.435 2630.485 21006.980 L 2678.526 21027.361 L 2710.554 21027.361 L 2720.744 21033.184 C 2741.611 21031.728 2762.962 21022.993 2784.799 21006.980 L 2800.813 21006.980 L 2811.004 20996.789 L 2833.569 20996.789 L 2859.773 20985.143 L 2885.977 20985.143 L 2901.991 20969.129 L 2939.842 20974.952 L 2944.209 20980.775 L 2966.046 20985.143 L 2976.237 20996.789 L 2971.869 21006.980 L 2966.046 21006.980 L 2955.856 21017.170 L 2944.209 21017.170 L 2934.019 21033.184 L 2869.964 21033.184 L 2859.773 21039.007 L 2833.569 21039.007 L 2821.922 21033.184 L 2806.636 21043.374 L 2778.976 21049.198 L 2768.785 21059.388 L 2817.555 21065.211 L 2833.569 21085.593 L 2875.787 21091.416 L 2885.977 21085.593 L 2912.182 21085.593 L 2923.828 21091.416 L 2944.209 21091.416 L 2960.223 21113.253 C 2986.427 21116.164 3000.500 21117.620 3002.441 21117.620 C 3003.412 21117.620 3007.051 21116.892 3013.360 21115.437 C 3019.668 21113.981 3023.308 21113.253 3024.278 21113.253 C 3037.866 21092.872 3045.145 21076.858 3046.115 21065.211 L 3014.088 21027.361 L 2986.427 21017.170 L 2986.427 21001.156 L 2992.251 20996.789 L 3002.441 20996.789 L 3030.101 21011.347 L 3050.483 21011.347 C 3058.247 21022.023 3068.923 21038.037 3082.510 21059.388 L 3072.320 21071.035 L 3072.320 21101.606 L 3056.306 21117.620 L 3046.115 21145.280 L 3018.455 21161.294 C 2999.530 21160.324 2971.384 21161.779 2934.019 21165.662 C 2907.329 21153.045 2877.728 21144.310 2845.215 21139.457 L 2800.813 21107.430 L 2736.758 21091.416 L 2716.377 21113.253 L 2688.717 21117.620 L 2684.349 21129.267 C 2689.202 21142.854 2690.658 21160.324 2688.717 21181.675 L 2694.540 21181.675 L 2694.540 21191.866 L 2684.349 21203.512 L 2672.703 21203.512 L 2668.335 21223.894 L 2662.512 21223.894 L 2661.056 21247.186 L 2646.498 21256.649 L 2642.131 21266.840 L 2646.498 21278.486 L 2636.308 21304.690 L 2626.117 21314.881 C 2630.970 21331.865 2639.705 21353.217 2652.322 21378.936 L 2646.498 21394.950 L 2658.145 21415.331 L 2652.322 21442.991 L 2646.498 21442.991 L 2646.498 21475.019 L 2642.131 21479.386 L 2642.131 21489.577 L 2626.117 21501.223 L 2626.117 21521.604 L 2610.103 21543.441 L 2610.103 21553.632 L 2594.090 21566.006 L 2594.090 21570.374 L 2588.266 21576.197 C 2585.355 21599.490 2583.899 21611.621 2583.899 21612.592 C 2583.899 21615.018 2584.627 21619.386 2586.083 21625.694 C 2588.024 21632.003 2588.752 21636.855 2588.266 21640.252 C 2586.811 21652.384 2585.112 21664.273 2583.171 21675.919 C 2580.260 21690.477 2575.164 21701.396 2567.885 21708.675 L 2562.062 21730.512 L 2544.592 21743.614 C 2537.313 21758.172 2529.064 21781.950 2519.844 21814.948 L 2481.265 21841.152 L 2487.088 21851.343 L 2476.898 21868.085 L 2476.898 21884.098 L 2530.034 21884.098 C 2541.196 21886.040 2577.833 21897.443 2639.947 21918.310 C 2702.061 21939.176 2738.214 21952.521 2748.404 21958.344 C 2760.051 21966.594 2777.520 21978.725 2800.813 21994.739 C 2813.430 22000.562 2831.142 22009.782 2853.950 22022.399 C 2863.655 22030.649 2879.669 22041.325 2901.991 22054.427 L 2912.182 22012.209 L 2928.195 22000.562 L 2960.223 22000.562 L 2976.237 22016.576 L 2998.074 22000.562 L 3024.278 21948.154 L 3040.292 21942.330 L 3056.306 21926.317 L 3088.333 21932.140 L 3104.347 21948.154 L 3104.347 21980.181 ZM 2287.644 21977.270 L 2268.719 21964.167 C 2237.661 21960.285 2224.559 21958.344 2229.412 21958.344 C 2192.046 21958.344 2162.688 21965.623 2141.336 21980.181 C 2125.808 21999.592 2113.191 22013.665 2103.485 22022.399 L 2103.485 22038.413 L 2135.513 22044.236 C 2152.497 22035.016 2172.878 22028.223 2196.656 22023.855 C 2234.993 22017.061 2255.616 22013.179 2258.528 22012.209 L 2287.644 21977.270 ZM 3491.590 21345.453 L 3481.399 21354.188 C 3478.487 21375.539 3471.208 21390.097 3459.562 21397.862 L 3459.562 21412.420 L 3447.916 21425.522 L 3442.093 21445.903 L 3423.167 21450.270 C 3421.226 21465.314 3416.373 21477.445 3408.609 21486.665 C 3397.933 21492.974 3388.228 21501.223 3379.493 21511.414 L 3360.568 21517.237 L 3347.466 21486.665 C 3348.436 21475.989 3348.921 21459.976 3348.921 21438.624 C 3362.024 21417.272 3365.420 21394.950 3359.112 21371.657 C 3365.906 21354.673 3374.640 21340.115 3385.316 21327.983 L 3411.521 21317.793 L 3417.344 21311.969 C 3425.108 21308.087 3433.358 21306.146 3442.093 21306.146 L 3465.385 21306.146 C 3476.061 21310.999 3484.796 21318.278 3491.590 21327.983 L 3491.590 21345.453 ZM 3420.256 21903.024 C 3421.226 21911.273 3417.829 21923.405 3410.065 21939.419 L 3399.874 21945.242 L 3394.051 21955.433 L 3388.228 21955.433 L 3378.037 21967.079 L 3356.200 21971.446 C 3354.745 21974.843 3351.590 21979.696 3346.738 21986.004 C 3341.885 21992.313 3338.731 21997.166 3337.275 22000.562 L 3319.805 22013.665 L 3297.968 22019.488 L 3293.601 22025.311 L 3271.764 22029.678 L 3265.941 22035.502 L 3239.009 22025.311 C 3217.172 22027.252 3195.820 22023.370 3174.953 22013.665 L 3174.953 22009.297 C 3171.071 22003.474 3167.674 21999.592 3164.763 21997.651 L 3154.572 21993.283 C 3145.837 21977.755 3141.470 21962.226 3141.470 21946.698 L 3148.749 21929.228 C 3156.513 21923.890 3169.615 21903.994 3188.056 21869.540 C 3200.187 21847.218 3212.319 21824.653 3224.451 21801.846 C 3225.421 21790.199 3233.671 21763.510 3249.199 21721.777 L 3249.199 21711.586 L 3255.022 21705.763 L 3255.022 21699.940 L 3261.573 21699.940 L 3273.220 21676.647 L 3271.764 21653.354 L 3265.941 21647.531 C 3251.868 21648.987 3239.494 21654.325 3228.818 21663.545 L 3228.818 21669.368 C 3209.407 21675.191 3195.335 21680.044 3186.600 21683.926 L 3174.953 21695.572 C 3165.248 21697.028 3155.057 21700.425 3144.382 21705.763 L 3132.735 21704.307 L 3122.545 21695.572 L 3119.633 21683.926 L 3122.545 21669.368 C 3139.529 21655.781 3153.602 21648.016 3164.763 21646.075 L 3211.348 21637.341 C 3217.657 21634.429 3226.877 21630.062 3239.009 21624.238 C 3267.639 21611.621 3303.306 21605.313 3346.010 21605.313 C 3346.980 21605.313 3350.620 21606.041 3356.928 21607.497 C 3363.237 21608.952 3366.876 21609.680 3367.847 21609.680 C 3376.582 21618.415 3383.375 21629.091 3388.228 21641.708 L 3394.051 21641.708 C 3397.933 21648.016 3399.874 21661.119 3399.874 21681.014 C 3399.874 21682.956 3398.419 21691.205 3395.507 21705.763 C 3392.110 21708.189 3384.346 21716.924 3372.214 21731.967 L 3356.200 21737.791 L 3351.833 21753.804 L 3346.010 21753.804 L 3335.819 21763.995 C 3337.275 21778.068 3335.334 21794.082 3329.996 21812.036 L 3325.629 21812.036 C 3323.688 21824.168 3319.805 21834.844 3313.982 21844.064 L 3297.968 21858.622 C 3286.322 21895.987 3280.984 21916.126 3281.955 21919.038 L 3277.587 21919.038 C 3276.617 21927.772 3274.190 21940.389 3270.308 21956.888 L 3271.764 21974.358 C 3286.322 21973.387 3306.218 21965.623 3331.452 21951.065 C 3357.171 21936.022 3372.699 21921.949 3378.037 21908.847 L 3395.507 21898.656 L 3408.609 21897.201 L 3420.256 21903.024 ZM 4163.441 21288.677 L 4147.427 21304.690 L 4131.413 21310.514 L 4105.209 21333.806 L 4070.270 21338.174 C 4044.065 21323.131 3998.936 21311.969 3934.881 21304.690 L 3886.111 21304.690 C 3880.288 21304.690 3871.553 21306.631 3859.907 21310.514 L 3849.716 21341.085 L 3843.893 21341.085 L 3838.070 21357.099 L 3822.056 21373.113 L 3827.879 21378.936 L 3817.689 21389.127 L 3817.689 21400.773 L 3827.879 21421.154 L 3822.056 21426.978 C 3823.512 21433.286 3822.299 21443.234 3818.417 21456.821 C 3814.534 21470.409 3810.410 21479.872 3806.042 21485.210 L 3806.042 21491.033 C 3800.704 21494.430 3792.697 21504.620 3782.022 21521.604 C 3771.346 21538.104 3761.883 21548.779 3753.634 21553.632 C 3752.663 21566.734 3750.722 21586.388 3747.810 21612.592 L 3731.797 21634.429 C 3729.370 21647.046 3727.914 21664.515 3727.429 21686.838 L 3763.824 21676.647 L 3769.647 21670.824 L 3775.471 21670.824 L 3817.689 21640.252 L 3817.689 21634.429 C 3836.129 21626.665 3850.202 21623.268 3859.907 21624.238 L 3859.907 21612.592 L 3881.744 21612.592 L 3896.302 21602.401 L 3934.881 21596.578 L 3956.718 21602.401 L 3977.099 21618.415 C 3983.892 21630.547 3987.289 21648.016 3987.289 21670.824 L 3982.922 21670.824 L 3982.922 21682.470 L 3966.908 21692.661 L 3968.364 21717.409 C 3959.629 21728.085 3950.409 21749.922 3940.704 21782.920 C 3931.484 21813.492 3920.565 21834.844 3907.948 21846.976 C 3911.345 21871.239 3904.066 21896.230 3886.111 21921.949 L 3881.744 21921.949 L 3865.730 21942.330 C 3852.628 21949.609 3838.070 21958.829 3822.056 21969.991 L 3822.056 21984.549 L 3806.042 21996.195 L 3806.042 22000.562 L 3763.824 22013.665 C 3745.384 22019.002 3730.826 22021.429 3720.150 22020.944 L 3701.225 22006.386 C 3689.578 22010.268 3680.358 22012.209 3673.565 22012.209 C 3633.288 22012.209 3602.958 22004.930 3582.577 21990.372 L 3578.210 21984.549 L 3572.387 21990.372 L 3572.387 21996.195 L 3566.563 21996.195 L 3566.563 22000.562 L 3556.373 22006.386 L 3552.005 22016.576 L 3546.182 22022.399 L 3540.359 22022.399 L 3540.359 22028.223 L 3519.978 22032.590 L 3514.155 22038.413 L 3487.950 22048.604 L 3455.923 22044.236 L 3450.099 22022.399 L 3439.909 22016.576 L 3439.909 22006.386 L 3445.732 22000.562 L 3471.936 21990.372 C 3496.200 21957.859 3508.331 21936.507 3508.331 21926.317 L 3503.964 21884.098 L 3519.978 21841.152 C 3526.772 21836.300 3542.300 21816.889 3566.563 21782.920 C 3563.652 21768.362 3562.196 21759.628 3562.196 21756.716 C 3562.196 21753.804 3563.652 21745.070 3566.563 21730.512 L 3572.387 21724.688 L 3572.387 21718.865 L 3578.210 21708.675 L 3578.210 21702.851 L 3582.577 21702.851 L 3582.577 21698.484 C 3591.797 21691.690 3605.142 21681.014 3622.612 21666.456 L 3624.067 21657.722 L 3640.081 21635.885 C 3643.963 21624.238 3648.331 21593.424 3653.183 21543.441 L 3657.551 21543.441 C 3659.977 21531.795 3664.830 21515.296 3672.109 21493.944 L 3669.197 21485.210 C 3684.726 21468.225 3696.857 21450.270 3705.592 21431.345 C 3705.107 21428.433 3704.864 21425.522 3704.864 21422.610 C 3704.864 21413.875 3707.776 21401.258 3713.599 21384.759 C 3719.422 21367.775 3722.334 21356.857 3722.334 21352.004 C 3722.334 21350.063 3722.091 21348.364 3721.606 21346.909 L 3727.429 21346.909 C 3731.797 21336.233 3733.252 21327.498 3731.797 21320.704 L 3737.620 21320.704 C 3752.178 21308.573 3773.529 21290.618 3801.675 21266.840 L 3849.716 21252.282 L 3886.111 21256.649 L 3896.302 21252.282 L 3929.057 21252.282 L 3940.704 21245.731 L 3956.718 21256.649 L 3982.922 21256.649 L 4014.949 21272.663 L 4077.549 21272.663 C 4088.225 21272.663 4098.901 21267.325 4109.576 21256.649 L 4109.576 21252.282 L 4135.781 21245.731 L 4156.162 21250.098 C 4158.103 21258.347 4160.529 21271.207 4163.441 21288.677 ZM 3854.084 21704.307 L 3851.172 21682.470 L 3838.070 21666.456 C 3826.909 21671.794 3810.410 21680.529 3788.573 21692.661 L 3779.838 21702.851 C 3753.148 21713.527 3730.341 21729.541 3711.415 21750.893 L 3705.592 21750.893 L 3701.225 21761.083 L 3689.578 21766.907 L 3689.578 21777.097 L 3685.211 21777.097 L 3673.565 21788.744 L 3666.286 21806.213 L 3647.360 21825.139 L 3647.360 21835.329 L 3637.170 21857.166 L 3637.170 21868.085 C 3630.376 21878.275 3626.979 21887.495 3626.979 21895.745 L 3626.979 21958.344 L 3631.346 21964.167 L 3647.360 21969.991 C 3671.138 21964.653 3697.828 21962.712 3727.429 21964.167 C 3737.135 21956.403 3751.207 21947.668 3769.647 21937.963 L 3769.647 21932.140 C 3772.074 21928.743 3775.471 21923.405 3779.838 21916.126 C 3786.146 21900.112 3796.337 21876.092 3810.410 21844.064 C 3816.233 21835.814 3823.997 21822.712 3833.703 21804.757 C 3837.585 21785.832 3843.408 21758.657 3851.172 21723.233 L 3849.716 21717.409 L 3854.084 21704.307 ZM 4427.668 21711.586 L 4421.845 21717.409 L 4420.389 21733.423 L 4426.213 21747.981 L 4420.389 21765.451 L 4423.301 21787.288 C 4411.169 21813.492 4399.038 21830.962 4386.906 21839.697 C 4385.936 21839.697 4382.296 21840.424 4375.988 21841.880 C 4369.679 21843.336 4366.040 21844.064 4365.069 21844.064 C 4364.099 21844.064 4353.423 21842.608 4333.042 21839.697 L 4322.851 21833.873 C 4311.205 21835.329 4285.000 21832.418 4244.238 21825.139 C 4203.961 21817.374 4176.786 21810.581 4162.713 21804.757 L 4144.516 21813.492 C 4143.060 21815.919 4138.207 21828.778 4129.958 21852.071 C 4122.193 21875.364 4118.311 21887.981 4118.311 21889.922 C 4118.311 21894.289 4118.554 21900.597 4119.039 21908.847 C 4119.524 21917.097 4119.767 21923.405 4119.767 21927.772 L 4141.604 21972.902 C 4155.191 21977.755 4163.198 21980.181 4165.625 21980.181 C 4167.080 21980.181 4168.536 21979.939 4169.992 21979.453 C 4171.448 21978.968 4172.904 21978.725 4174.359 21978.725 L 4218.033 21983.093 C 4229.195 21980.181 4241.811 21974.358 4255.884 21965.623 C 4273.354 21954.462 4285.000 21947.668 4290.823 21945.242 L 4301.014 21943.786 C 4312.175 21935.537 4320.910 21925.346 4327.218 21913.214 L 4357.790 21904.480 L 4363.613 21920.493 C 4361.187 21932.625 4335.953 21962.712 4287.912 22010.753 C 4271.898 22018.517 4249.333 22023.613 4220.217 22026.039 C 4188.190 22028.465 4165.625 22032.105 4152.522 22036.957 L 4119.767 22031.134 L 4115.400 22026.767 L 4089.195 22020.944 C 4064.447 22004.444 4041.154 21976.299 4019.317 21936.507 C 4018.346 21924.861 4015.920 21910.788 4012.038 21894.289 C 4014.464 21885.554 4017.861 21867.357 4022.228 21839.697 L 4028.052 21833.873 L 4025.140 21829.506 L 4035.331 21819.315 L 4041.154 21797.478 C 4049.403 21792.140 4056.197 21781.465 4061.535 21765.451 L 4061.535 21717.409 L 4073.181 21713.042 L 4083.372 21675.191 C 4118.796 21633.944 4156.405 21607.254 4196.196 21595.122 C 4198.623 21595.122 4202.262 21595.365 4207.115 21595.850 C 4211.968 21596.335 4215.607 21596.578 4218.033 21596.578 C 4232.106 21592.696 4238.900 21590.755 4238.415 21590.755 L 4255.884 21598.034 C 4261.707 21597.063 4269.957 21594.637 4280.633 21590.755 C 4287.912 21591.240 4298.588 21593.909 4312.660 21598.762 C 4326.733 21603.614 4337.409 21606.283 4344.688 21606.769 L 4359.246 21622.783 L 4373.804 21628.606 L 4381.083 21638.796 L 4401.464 21647.531 L 4413.110 21660.633 C 4415.537 21665.971 4417.963 21674.463 4420.389 21686.110 C 4422.816 21697.756 4425.242 21706.248 4427.668 21711.586 ZM 4344.688 21729.056 L 4338.865 21723.233 C 4338.865 21705.763 4338.379 21692.661 4337.409 21683.926 C 4331.586 21672.280 4313.146 21654.325 4282.089 21630.062 C 4263.648 21630.062 4239.870 21635.885 4210.754 21647.531 L 4203.475 21659.177 L 4190.373 21667.912 L 4184.550 21681.014 L 4180.183 21685.382 L 4180.183 21697.028 L 4171.448 21704.307 C 4168.536 21710.130 4166.110 21719.836 4164.169 21733.423 L 4158.346 21733.423 L 4156.890 21746.525 L 4161.257 21763.995 C 4191.344 21779.524 4245.208 21789.229 4322.851 21793.111 C 4326.733 21778.068 4332.071 21768.848 4338.865 21765.451 L 4344.688 21729.056 ZM 4910.266 21704.307 L 4907.354 21739.246 L 4889.157 21743.614 C 4885.760 21741.673 4871.687 21740.702 4846.939 21740.702 C 4838.204 21740.702 4827.043 21737.305 4813.455 21730.512 C 4803.750 21714.983 4795.986 21703.822 4790.162 21697.028 L 4768.325 21688.293 C 4754.738 21698.484 4744.547 21711.101 4737.754 21726.144 L 4734.842 21746.525 L 4718.828 21756.716 L 4702.814 21782.920 L 4704.270 21801.846 L 4698.447 21820.771 L 4685.345 21826.594 L 4686.801 21846.976 L 4670.787 21863.717 C 4668.846 21878.761 4663.993 21890.892 4656.229 21900.112 L 4640.215 21905.935 L 4637.303 21924.861 L 4640.215 21937.963 L 4634.392 21959.800 L 4624.201 21974.358 L 4619.834 21994.739 L 4600.908 22018.032 C 4583.439 22021.914 4570.579 22025.311 4562.330 22028.223 C 4552.139 22020.458 4537.581 22016.576 4518.656 22016.576 C 4514.288 22016.576 4505.554 22018.760 4492.451 22023.127 C 4479.835 22027.495 4471.100 22029.193 4466.247 22028.223 L 4458.968 22013.665 L 4460.424 21996.195 C 4468.673 21989.887 4480.320 21979.211 4495.363 21964.167 C 4492.937 21946.698 4494.878 21932.625 4501.186 21921.949 L 4507.009 21921.949 L 4509.921 21908.847 L 4517.200 21905.935 L 4521.567 21892.833 L 4527.391 21892.833 L 4537.581 21866.629 C 4543.404 21859.350 4553.110 21849.887 4566.697 21838.241 C 4566.697 21828.050 4573.491 21814.463 4587.078 21797.478 L 4587.078 21780.009 C 4600.181 21751.863 4605.276 21729.541 4602.364 21713.042 L 4591.446 21692.661 L 4576.888 21688.293 C 4571.065 21689.264 4561.845 21689.749 4549.228 21689.749 L 4533.214 21699.940 L 4517.200 21691.205 L 4501.186 21694.117 L 4495.363 21689.749 L 4474.982 21689.749 L 4474.982 21678.103 C 4482.261 21667.912 4492.937 21661.119 4507.009 21657.722 L 4521.567 21659.177 C 4531.273 21648.016 4545.831 21640.252 4565.241 21635.885 L 4585.623 21635.885 L 4591.446 21631.517 L 4614.011 21634.429 C 4621.290 21634.429 4633.421 21627.635 4650.406 21614.048 C 4664.478 21619.386 4676.610 21625.209 4686.801 21631.517 C 4695.535 21644.134 4700.873 21654.325 4702.814 21662.089 L 4702.814 21667.912 L 4714.461 21692.661 L 4718.828 21692.661 C 4726.592 21677.132 4738.481 21660.633 4754.495 21643.164 C 4773.421 21623.268 4790.162 21611.621 4804.720 21608.225 L 4820.734 21614.048 L 4830.925 21628.606 C 4843.542 21633.944 4853.247 21641.708 4860.041 21651.898 L 4860.041 21663.545 L 4878.966 21682.470 L 4899.347 21688.293 L 4899.347 21692.661 L 4910.266 21704.307 ZM 5464.925 21624.238 L 5459.102 21634.429 L 5448.912 21640.252 L 5448.912 21646.075 L 5406.693 21650.443 L 5400.870 21662.089 L 5400.870 21676.647 L 5396.503 21682.470 L 5396.503 21698.484 L 5390.680 21698.484 L 5390.680 21704.307 L 5381.945 21714.498 L 5379.033 21727.600 L 5367.387 21736.335 L 5371.754 21746.525 C 5367.387 21754.290 5361.321 21771.759 5353.557 21798.934 L 5331.720 21825.139 L 5337.543 21825.139 L 5337.543 21830.962 C 5321.529 21841.638 5308.912 21852.556 5299.692 21863.717 L 5296.781 21872.452 L 5299.692 21879.731 L 5293.869 21927.772 L 5289.502 21927.772 L 5289.502 21937.963 L 5279.311 21953.977 L 5283.678 21964.167 L 5299.692 21968.535 C 5312.309 21954.462 5331.962 21942.330 5358.652 21932.140 L 5367.387 21948.154 L 5353.557 21975.814 C 5332.205 21989.401 5314.250 22006.871 5299.692 22028.223 C 5270.576 22036.472 5251.165 22039.869 5241.460 22038.413 L 5241.460 22034.046 L 5225.446 22034.046 C 5216.226 22022.885 5205.550 22013.665 5193.419 22006.386 C 5194.389 21995.224 5192.934 21979.696 5189.051 21959.800 L 5177.405 21948.154 L 5173.038 21948.154 C 5150.715 21967.079 5138.098 21981.152 5135.187 21990.372 L 5108.982 21996.195 L 5098.792 22012.209 L 5068.220 22023.855 L 5050.023 22018.032 L 5032.553 22020.944 C 5014.598 22009.782 4999.070 22003.474 4985.967 22002.018 L 4965.586 21986.004 C 4951.028 21953.006 4943.749 21929.228 4943.749 21914.670 C 4943.749 21906.906 4945.690 21897.201 4949.572 21885.554 L 4953.940 21885.554 C 4956.366 21878.761 4959.763 21866.386 4964.130 21848.431 L 4959.763 21836.785 L 4959.763 21830.962 C 4959.763 21826.109 4962.675 21819.073 4968.498 21809.853 C 4974.806 21800.633 4978.203 21793.596 4978.688 21788.744 C 5007.804 21768.362 5025.274 21738.276 5031.097 21698.484 C 5041.288 21691.690 5049.295 21684.411 5055.118 21676.647 C 5072.587 21670.824 5085.204 21665.971 5092.969 21662.089 L 5098.792 21662.089 C 5109.468 21649.472 5121.599 21638.796 5135.187 21630.062 L 5141.010 21618.415 L 5189.051 21602.401 L 5231.270 21608.225 L 5247.283 21618.415 L 5267.665 21618.415 L 5289.502 21598.034 L 5309.883 21598.034 L 5337.543 21608.225 L 5358.652 21602.401 L 5370.298 21608.225 L 5374.666 21618.415 L 5412.517 21614.048 L 5428.530 21602.401 L 5438.721 21608.225 L 5454.735 21602.401 C 5459.102 21606.769 5462.499 21614.048 5464.925 21624.238 ZM 5299.692 21646.075 L 5267.665 21634.429 C 5248.254 21639.767 5230.784 21641.708 5215.256 21640.252 L 5177.405 21656.266 L 5157.024 21676.647 C 5155.568 21684.411 5146.833 21707.704 5130.819 21746.525 C 5115.291 21785.347 5106.071 21805.728 5103.159 21807.669 L 5100.248 21823.683 L 5085.690 21836.785 L 5082.778 21846.976 L 5085.690 21857.166 L 5069.676 21879.731 L 5069.676 21898.656 L 5060.941 21907.391 L 5060.941 21921.949 L 5055.118 21932.140 L 5055.118 21937.963 L 5039.832 21943.786 L 5039.832 21964.167 L 5044.199 21969.991 L 5066.764 21980.181 C 5078.411 21976.299 5095.880 21965.623 5119.173 21948.154 L 5124.996 21948.154 L 5141.010 21937.963 C 5146.348 21930.199 5155.083 21919.523 5167.214 21905.935 L 5167.214 21901.568 L 5177.405 21895.745 C 5188.081 21876.334 5204.095 21847.946 5225.446 21810.581 L 5225.446 21804.757 L 5241.460 21788.744 C 5242.916 21772.730 5249.224 21755.260 5260.386 21736.335 C 5259.415 21732.938 5260.871 21723.718 5264.753 21708.675 L 5276.399 21704.307 L 5276.399 21698.484 L 5273.488 21692.661 C 5276.399 21685.867 5281.737 21675.677 5289.502 21662.089 L 5293.869 21662.089 L 5299.692 21646.075 ZM 6023.952 21213.703 L 6013.762 21219.526 L 5981.734 21219.526 C 5971.543 21216.615 5966.691 21215.159 5967.176 21215.159 C 5956.500 21215.159 5942.913 21219.041 5926.414 21226.805 C 5907.488 21235.055 5893.658 21239.907 5884.923 21241.363 C 5877.644 21254.951 5866.968 21269.751 5852.896 21285.765 C 5852.896 21289.647 5853.138 21295.470 5853.624 21303.235 C 5854.109 21310.999 5854.352 21316.822 5854.352 21320.704 C 5848.043 21336.718 5838.823 21350.791 5826.691 21362.922 L 5822.324 21421.154 L 5809.222 21437.168 L 5809.222 21475.019 C 5795.149 21487.151 5785.929 21499.767 5781.562 21512.870 L 5783.017 21534.707 C 5774.768 21553.632 5771.856 21567.462 5774.283 21576.197 C 5763.607 21590.270 5755.842 21602.887 5750.990 21614.048 C 5750.019 21622.783 5746.380 21641.465 5740.071 21670.096 C 5734.248 21695.815 5731.579 21710.616 5732.064 21714.498 C 5722.359 21722.262 5714.595 21727.600 5708.772 21730.512 L 5716.051 21746.525 L 5704.404 21756.716 C 5701.007 21762.539 5697.125 21774.186 5692.758 21791.655 L 5678.200 21809.125 L 5673.832 21852.799 L 5662.186 21873.908 C 5662.186 21906.421 5650.054 21931.169 5625.791 21948.154 L 5603.954 21953.977 C 5592.308 21965.138 5576.051 21979.211 5555.185 21996.195 C 5534.804 22003.959 5515.393 22009.297 5496.953 22012.209 C 5486.277 22005.900 5470.748 22003.959 5450.367 22006.386 L 5438.721 22002.018 L 5412.517 21974.358 L 5412.517 21953.977 L 5434.353 21937.963 L 5444.544 21937.963 L 5454.735 21948.154 L 5480.939 21959.800 C 5490.644 21955.433 5500.835 21947.668 5511.511 21936.507 C 5522.672 21925.346 5531.892 21918.067 5539.171 21914.670 C 5542.083 21906.421 5545.965 21893.804 5550.817 21876.819 C 5550.817 21857.409 5554.214 21829.991 5561.008 21794.567 L 5566.831 21794.567 L 5566.831 21782.920 L 5577.022 21762.539 L 5577.022 21734.879 L 5593.763 21714.498 C 5602.984 21667.912 5617.056 21635.885 5635.982 21618.415 C 5636.952 21607.254 5647.143 21571.587 5666.553 21511.414 C 5667.524 21501.709 5670.436 21487.636 5675.288 21469.196 C 5685.479 21454.152 5698.581 21430.860 5714.595 21399.317 L 5710.227 21378.936 L 5716.051 21352.732 L 5736.432 21346.909 L 5742.255 21336.718 L 5742.255 21316.337 L 5752.446 21310.514 L 5768.459 21272.663 C 5780.591 21258.590 5799.031 21240.393 5823.780 21218.070 L 5841.249 21219.526 L 5854.352 21203.512 L 5864.542 21203.512 C 5874.247 21193.322 5891.474 21185.072 5916.223 21178.764 C 5944.854 21171.970 5963.294 21166.147 5971.543 21161.294 C 5987.557 21165.176 5999.689 21166.632 6007.938 21165.662 L 6023.952 21187.499 L 6023.952 21213.703 Z">
              <!-- 791 nodes -->
            </draw:path>
          </draw:g>
          <!-- id="g1489-5" -->
          <draw:path id="flowRoot948-5-8-3-9-6-7-9" draw:style-name="style2" draw:layer="layout" svg:x="0.980cm" svg:y="12.367cm" svg:width="5.078cm" svg:height="4.609cm" svg:viewBox="0.0 0.0 5078.280 4608.560" svg:d="M 2548.992 25182.336 L 2550.912 25175.936 C 2559.872 25154.176 2566.698 25136.470 2571.392 25122.816 C 2578.218 25103.616 2583.765 25085.270 2588.032 25067.776 L 2607.232 25010.176 C 2608.938 25010.603 2609.792 25009.536 2609.792 25006.976 C 2610.218 25003.990 2610.432 25002.070 2610.432 25001.216 C 2610.432 24985.003 2620.672 24945.963 2641.152 24884.096 C 2664.618 24814.123 2684.458 24777.643 2700.672 24774.656 L 2698.752 24772.736 C 2700.885 24770.176 2709.418 24766.336 2724.352 24761.216 C 2739.285 24756.096 2747.392 24753.963 2748.672 24754.816 L 2749.312 24764.416 C 2749.312 24783.616 2744.832 24809.430 2735.872 24841.856 C 2724.778 24881.963 2718.378 24907.776 2716.672 24919.296 C 2714.112 24920.576 2712.832 24923.563 2712.832 24928.256 C 2712.832 24929.110 2711.338 24932.310 2708.352 24937.856 C 2705.792 24943.403 2705.578 24947.030 2707.712 24948.736 C 2705.152 24952.576 2702.592 24956.203 2700.032 24959.616 L 2699.392 24968.576 C 2697.258 24968.150 2695.978 24968.576 2695.552 24969.856 L 2698.112 24971.136 L 2688.512 25004.416 L 2691.072 25004.416 C 2698.325 25004.416 2704.512 24999.723 2709.632 24990.336 C 2714.752 24980.950 2719.872 24971.776 2724.992 24962.816 C 2736.512 24948.736 2752.085 24930.176 2771.712 24907.136 C 2781.098 24896.043 2790.698 24884.950 2800.512 24873.856 C 2818.005 24842.710 2834.005 24822.230 2848.512 24812.416 C 2863.445 24802.176 2880.085 24797.056 2898.432 24797.056 L 2906.112 24798.336 L 2906.752 24804.096 C 2906.752 24811.776 2904.405 24819.670 2899.712 24827.776 C 2892.885 24837.590 2888.192 24844.843 2885.632 24849.536 L 2883.072 24850.816 C 2882.218 24855.083 2880.938 24858.923 2879.232 24862.336 C 2877.952 24865.323 2875.818 24868.096 2872.832 24870.656 C 2872.405 24871.510 2872.405 24872.363 2872.832 24873.216 C 2873.258 24873.643 2873.685 24873.856 2874.112 24873.856 C 2868.138 24890.496 2863.658 24903.296 2860.672 24912.256 C 2854.698 24929.750 2851.712 24942.550 2851.712 24950.656 C 2851.712 24954.923 2850.432 24960.470 2847.872 24967.296 C 2845.312 24974.123 2844.032 24979.243 2844.032 24982.656 C 2844.032 24984.790 2841.898 24989.270 2837.632 24996.096 C 2835.498 24999.510 2834.432 25002.283 2834.432 25004.416 L 2835.712 25008.256 L 2840.832 25006.976 C 2854.912 24988.203 2874.538 24962.816 2899.712 24930.816 C 2919.338 24906.070 2939.605 24881.110 2960.512 24855.936 L 2962.432 24855.296 L 3019.392 24786.176 C 3023.232 24781.483 3027.285 24776.576 3031.552 24771.456 C 3037.952 24764.203 3041.792 24761.216 3043.072 24762.496 C 3047.338 24756.950 3053.098 24751.830 3060.352 24747.136 C 3069.738 24741.163 3076.778 24738.816 3081.472 24740.096 L 3083.392 24736.896 L 3091.712 24734.976 L 3095.552 24743.296 L 3098.112 24745.856 C 3103.232 24746.710 3106.218 24747.136 3107.072 24747.136 C 3109.205 24750.550 3110.912 24751.830 3112.192 24750.976 L 3105.792 24759.296 C 3106.218 24760.150 3105.792 24761.856 3104.512 24764.416 C 3103.232 24766.550 3101.952 24768.256 3100.672 24769.536 L 3094.272 24775.296 C 3092.992 24775.723 3091.925 24776.150 3091.072 24776.576 L 3091.072 24778.496 C 3084.672 24784.470 3079.978 24788.950 3076.992 24791.936 C 3074.005 24794.923 3072.512 24797.270 3072.512 24798.976 L 3053.952 24816.896 L 3053.952 24819.456 C 3048.832 24827.563 3040.938 24832.683 3030.272 24834.816 L 3032.832 24836.736 L 3040.512 24836.736 L 3037.312 24838.656 C 3035.605 24838.656 3034.325 24839.083 3033.472 24839.936 C 3029.632 24843.776 3025.792 24847.403 3021.952 24850.816 L 3025.152 24852.096 L 3020.032 24859.776 C 3017.898 24859.776 3013.418 24863.403 3006.592 24870.656 C 2999.765 24877.910 2996.352 24883.883 2996.352 24888.576 L 2991.872 24888.576 C 2987.605 24890.283 2984.832 24891.136 2983.552 24891.136 C 2984.405 24892.843 2985.472 24894.336 2986.752 24895.616 L 2983.552 24898.176 C 2977.578 24899.456 2974.592 24901.590 2974.592 24904.576 L 2977.152 24904.576 L 2977.792 24902.656 C 2979.498 24903.510 2980.565 24904.150 2980.992 24904.576 L 2982.272 24905.856 L 2973.952 24909.056 L 2963.712 24923.136 L 2956.032 24925.696 L 2957.952 24929.536 C 2957.952 24931.243 2956.458 24933.376 2953.472 24935.936 C 2950.485 24938.496 2948.992 24940.630 2948.992 24942.336 C 2948.992 24943.190 2947.072 24943.830 2943.232 24944.256 L 2938.752 24949.376 L 2940.032 24951.296 L 2931.072 24960.256 L 2927.232 24961.536 C 2924.672 24967.510 2920.832 24971.136 2915.712 24972.416 C 2914.005 24975.830 2912.085 24979.456 2909.952 24983.296 C 2908.245 24986.710 2905.898 24990.336 2902.912 24994.176 C 2902.058 24995.030 2901.418 24995.883 2900.992 24996.736 L 2895.872 25001.856 L 2896.512 25004.416 L 2887.552 25009.536 L 2879.872 25024.256 C 2878.165 25023.403 2876.672 25024.256 2875.392 25026.816 C 2874.538 25028.950 2873.685 25031.510 2872.832 25034.496 L 2869.632 25034.496 C 2869.205 25034.923 2867.712 25036.843 2865.152 25040.256 C 2863.018 25043.670 2861.738 25045.590 2861.312 25046.016 L 2858.752 25051.776 C 2853.632 25057.323 2848.725 25063.936 2844.032 25071.616 L 2845.952 25074.816 L 2838.912 25078.656 L 2833.792 25087.616 L 2830.592 25089.536 L 2829.952 25092.096 L 2823.552 25092.096 L 2824.832 25094.016 L 2829.952 25095.936 C 2829.952 25096.363 2828.885 25097.216 2826.752 25098.496 C 2824.618 25099.776 2823.552 25102.976 2823.552 25108.096 L 2819.072 25111.936 L 2813.952 25124.736 L 2809.472 25126.656 L 2809.472 25134.976 C 2807.338 25136.256 2805.632 25137.536 2804.352 25138.816 C 2803.072 25139.670 2802.858 25140.523 2803.712 25141.376 C 2802.005 25143.936 2799.445 25147.350 2796.032 25151.616 C 2792.618 25155.883 2790.058 25157.590 2788.352 25156.736 C 2781.525 25164.416 2774.698 25170.390 2767.872 25174.656 C 2761.472 25178.496 2754.005 25180.416 2745.472 25180.416 L 2735.872 25178.496 L 2735.232 25164.416 L 2736.512 25128.576 L 2736.512 25122.816 C 2737.792 25118.550 2739.285 25114.283 2740.992 25110.016 C 2742.698 25105.750 2744.405 25101.910 2746.112 25098.496 L 2742.912 25093.376 C 2744.618 25088.683 2745.898 25083.776 2746.752 25078.656 C 2748.032 25073.536 2748.885 25069.483 2749.312 25066.496 L 2752.512 25065.856 C 2753.792 25059.030 2755.072 25052.416 2756.352 25046.016 C 2757.632 25039.190 2759.338 25032.790 2761.472 25026.816 C 2761.898 25025.963 2762.112 25025.110 2762.112 25024.256 C 2760.832 25019.990 2760.618 25017.643 2761.472 25017.216 L 2765.312 25010.816 C 2764.032 25009.536 2764.032 25007.403 2765.312 25004.416 C 2767.018 25001.430 2767.872 24999.296 2767.872 24998.016 C 2767.872 24992.896 2769.365 24985.216 2772.352 24974.976 C 2775.765 24964.736 2777.472 24959.403 2777.472 24958.976 C 2770.645 24965.803 2758.912 24980.096 2742.272 25001.856 C 2709.418 25044.523 2691.285 25066.070 2687.872 25066.496 C 2688.298 25067.350 2687.018 25069.696 2684.032 25073.536 C 2681.472 25076.950 2679.765 25078.443 2678.912 25078.016 C 2677.632 25079.723 2672.512 25085.910 2663.552 25096.576 C 2656.725 25104.256 2652.885 25111.510 2652.032 25118.336 L 2641.792 25124.736 C 2640.512 25126.016 2640.938 25127.296 2643.072 25128.576 C 2645.632 25129.856 2646.698 25131.136 2646.272 25132.416 C 2644.992 25134.976 2643.285 25137.536 2641.152 25140.096 C 2639.445 25142.230 2637.312 25144.576 2634.752 25147.136 L 2637.952 25149.696 C 2637.952 25150.550 2635.818 25151.190 2631.552 25151.616 L 2630.272 25161.856 L 2623.872 25166.976 C 2621.312 25166.550 2619.818 25167.403 2619.392 25169.536 L 2619.392 25175.296 L 2614.272 25179.136 C 2613.418 25179.563 2612.778 25178.923 2612.352 25177.216 C 2611.925 25175.083 2611.498 25174.016 2611.072 25174.016 L 2604.672 25188.096 L 2600.192 25187.456 C 2599.338 25187.456 2598.058 25187.670 2596.352 25188.096 C 2594.645 25188.523 2593.365 25188.736 2592.512 25188.736 L 2588.672 25195.776 C 2586.538 25197.483 2584.192 25198.123 2581.632 25197.696 C 2579.498 25197.270 2578.218 25197.056 2577.792 25197.056 L 2572.672 25202.176 L 2567.552 25200.896 C 2564.138 25206.443 2559.232 25209.643 2552.832 25210.496 C 2549.845 25209.216 2545.792 25209.003 2540.672 25209.856 C 2541.098 25205.590 2542.378 25200.683 2544.512 25195.136 C 2546.645 25189.590 2548.138 25185.323 2548.992 25182.336 ZM 3161.892 24891.776 L 3164.452 24886.016 L 3168.932 24884.736 L 3170.852 24889.216 L 3174.692 24884.096 L 3176.612 24883.456 L 3181.092 24890.496 L 3185.572 24890.496 L 3184.292 24886.016 L 3187.492 24886.016 C 3190.052 24886.016 3195.598 24888.150 3204.132 24892.416 C 3204.558 24893.696 3205.198 24894.763 3206.052 24895.616 C 3208.185 24896.043 3209.678 24896.256 3210.532 24896.256 L 3216.292 24912.896 L 3217.572 24910.976 L 3221.412 24911.616 L 3219.492 24919.296 L 3223.332 24930.816 L 3225.252 24934.656 C 3225.252 24938.070 3224.825 24940.630 3223.972 24942.336 C 3223.545 24944.043 3222.905 24945.963 3222.052 24948.096 C 3222.052 24949.803 3222.905 24952.576 3224.612 24956.416 C 3224.185 24958.976 3223.545 24963.670 3222.692 24970.496 C 3221.838 24977.323 3221.412 24982.016 3221.412 24984.576 L 3216.932 24989.056 L 3218.212 24995.456 L 3215.012 24998.016 L 3215.652 25001.216 L 3216.292 25003.776 C 3214.158 25010.176 3210.745 25018.496 3206.052 25028.736 C 3203.065 25035.563 3199.225 25043.456 3194.532 25052.416 L 3183.012 25061.376 L 3186.212 25065.216 L 3172.132 25083.136 L 3168.932 25083.136 L 3170.852 25086.976 C 3168.292 25087.403 3166.372 25088.470 3165.092 25090.176 L 3162.532 25095.296 C 3161.678 25096.576 3160.612 25096.790 3159.332 25095.936 L 3153.572 25105.536 C 3152.292 25104.683 3151.012 25104.896 3149.732 25106.176 C 3148.878 25107.456 3148.665 25108.736 3149.092 25110.016 L 3144.612 25109.376 C 3143.758 25111.510 3142.692 25113.430 3141.412 25115.136 C 3140.132 25116.843 3138.638 25117.056 3136.932 25115.776 C 3135.652 25118.336 3133.945 25120.683 3131.812 25122.816 L 3127.332 25127.296 L 3122.212 25129.856 C 3112.398 25141.803 3101.732 25151.616 3090.212 25159.296 L 3087.652 25165.056 C 3081.252 25168.896 3076.345 25171.883 3072.932 25174.016 C 3066.105 25178.283 3061.412 25181.910 3058.852 25184.896 L 3053.092 25184.896 L 3051.812 25187.456 C 3047.972 25188.736 3043.918 25190.016 3039.652 25191.296 C 3035.812 25192.576 3031.758 25193.216 3027.492 25193.216 C 3010.425 25193.216 2997.838 25185.110 2989.732 25168.896 C 2983.332 25156.096 2980.132 25140.096 2980.132 25120.896 C 2980.132 25092.310 2986.745 25065.643 2999.972 25040.896 C 3010.638 25020.416 3027.278 24999.296 3049.892 24977.536 C 3060.985 24966.870 3082.105 24948.523 3113.252 24922.496 C 3120.505 24916.096 3128.185 24909.696 3136.292 24903.296 C 3144.398 24896.470 3152.718 24891.136 3161.252 24887.296 L 3161.892 24891.776 ZM 3049.252 25110.016 L 3051.172 25109.376 L 3052.452 25106.816 L 3053.732 25110.656 L 3053.092 25113.856 C 3055.225 25115.990 3056.505 25117.910 3056.932 25119.616 L 3051.812 25118.976 C 3051.812 25124.096 3055.012 25127.510 3061.412 25129.216 C 3063.118 25139.883 3068.025 25145.216 3076.132 25145.216 C 3096.185 25145.216 3115.385 25127.083 3133.732 25090.816 C 3149.945 25058.816 3158.052 25031.936 3158.052 25010.176 C 3158.052 24990.976 3155.492 24975.830 3150.372 24964.736 C 3145.678 24953.643 3139.278 24945.963 3131.172 24941.696 L 3126.692 24942.336 L 3125.412 24950.656 L 3122.212 24948.736 L 3120.932 24946.816 C 3120.932 24949.803 3119.652 24952.363 3117.092 24954.496 L 3117.092 24957.696 L 3115.172 24960.896 L 3109.412 24954.496 L 3108.132 24958.336 L 3109.412 24961.536 L 3105.572 24964.736 L 3106.852 24969.216 L 3099.812 24966.656 L 3101.732 24973.056 C 3100.025 24975.616 3097.892 24977.110 3095.332 24977.536 L 3094.052 24980.736 L 3087.652 24983.296 L 3088.932 24987.136 L 3090.852 24984.576 L 3092.132 24987.776 L 3089.572 24989.056 L 3089.572 24993.536 L 3085.092 24994.816 L 3081.892 24992.256 L 3079.332 24996.096 L 3076.772 24995.456 L 3076.772 24998.656 L 3082.532 24998.656 L 3080.612 25001.856 L 3078.052 25001.856 L 3079.972 25008.256 L 3076.132 25008.256 L 3075.492 25012.736 L 3074.212 25015.296 L 3076.772 25015.936 C 3072.505 25020.203 3070.372 25024.896 3070.372 25030.016 L 3064.612 25030.016 L 3062.052 25027.456 L 3059.492 25027.456 C 3059.918 25029.590 3061.412 25031.510 3063.972 25033.216 L 3065.252 25037.056 C 3065.678 25039.190 3063.545 25041.110 3058.852 25042.816 L 3060.772 25049.216 L 3063.332 25049.216 L 3058.212 25062.016 C 3056.932 25065.856 3056.292 25070.550 3056.292 25076.096 L 3049.892 25078.656 L 3049.892 25081.856 C 3050.745 25083.563 3051.812 25083.990 3053.092 25083.136 L 3054.372 25086.336 L 3052.452 25088.256 L 3047.972 25086.976 L 3046.052 25089.536 L 3051.172 25094.016 L 3051.172 25100.416 C 3053.305 25102.550 3053.945 25104.043 3053.092 25104.896 L 3049.892 25103.616 L 3044.132 25108.736 L 3049.252 25110.016 ZM 3304.642 24978.176 C 3308.909 24971.776 3314.455 24962.603 3321.282 24950.656 L 3336.642 24922.496 L 3334.082 24920.576 C 3339.629 24913.323 3344.962 24907.776 3350.082 24903.936 C 3353.069 24901.803 3359.682 24898.176 3369.922 24893.056 L 3370.562 24891.136 C 3378.242 24887.723 3383.789 24885.376 3387.202 24884.096 C 3393.602 24881.536 3399.575 24879.830 3405.122 24878.976 C 3405.975 24882.390 3407.042 24885.590 3408.322 24888.576 C 3408.322 24890.710 3407.682 24893.696 3406.402 24897.536 C 3405.549 24901.376 3404.909 24904.150 3404.482 24905.856 L 3407.682 24905.856 C 3405.975 24914.390 3404.909 24919.083 3404.482 24919.936 C 3402.349 24927.190 3400.002 24931.883 3397.442 24934.016 L 3401.282 24937.856 L 3397.442 24937.856 L 3392.322 24941.056 L 3397.442 24942.976 C 3396.162 24948.523 3395.522 24951.510 3395.522 24951.936 L 3391.042 24957.056 L 3387.842 24957.056 C 3385.709 24961.323 3384.642 24964.096 3384.642 24965.376 C 3404.695 24950.870 3424.749 24936.150 3444.802 24921.216 C 3455.469 24914.390 3466.989 24907.990 3479.362 24902.016 C 3491.735 24895.616 3503.469 24891.136 3514.562 24888.576 C 3522.669 24891.563 3529.069 24895.616 3533.762 24900.736 C 3534.189 24900.310 3534.402 24900.523 3534.402 24901.376 L 3535.682 24902.656 L 3533.762 24907.776 C 3533.762 24912.470 3536.322 24913.750 3541.442 24911.616 C 3541.869 24918.870 3542.082 24924.416 3542.082 24928.256 L 3540.162 24934.656 C 3540.162 24935.936 3540.375 24937.216 3540.802 24938.496 C 3539.949 24939.776 3538.882 24940.843 3537.602 24941.696 C 3536.322 24942.550 3535.042 24941.910 3533.762 24939.776 L 3536.322 24950.016 C 3535.042 24948.736 3534.189 24948.736 3533.762 24950.016 C 3533.335 24950.870 3532.909 24951.936 3532.482 24953.216 L 3536.962 24953.856 C 3569.389 24929.110 3587.095 24915.670 3590.082 24913.536 C 3614.829 24896.896 3634.669 24888.576 3649.602 24888.576 C 3663.682 24888.576 3673.495 24896.043 3679.042 24910.976 L 3681.602 24910.976 L 3679.682 24916.736 C 3680.109 24918.443 3680.322 24922.070 3680.322 24927.616 C 3680.322 24933.163 3680.962 24935.936 3682.242 24935.936 L 3682.242 24941.696 C 3680.535 24941.270 3678.615 24941.056 3676.482 24941.056 L 3670.082 24941.056 L 3672.002 24945.536 L 3677.762 24944.256 L 3679.042 24948.736 C 3678.189 24949.590 3677.335 24950.656 3676.482 24951.936 C 3675.629 24952.790 3675.202 24954.710 3675.202 24957.696 L 3673.922 24961.536 L 3666.242 24961.536 L 3666.242 24959.616 C 3665.389 24959.616 3664.749 24959.403 3664.322 24958.976 L 3661.122 24967.936 C 3661.975 24968.790 3663.469 24969.003 3665.602 24968.576 C 3667.735 24968.150 3668.162 24967.083 3666.882 24965.376 L 3673.282 24968.576 L 3673.282 24971.776 L 3666.882 24977.536 L 3665.602 24974.336 L 3663.042 24979.456 L 3666.242 24982.016 L 3661.762 24982.016 C 3659.629 24982.016 3658.562 24983.510 3658.562 24986.496 C 3658.562 24987.776 3657.922 24989.483 3656.642 24991.616 C 3655.789 24993.323 3655.362 24994.816 3655.362 24996.096 C 3651.095 25003.776 3648.749 25008.470 3648.322 25010.176 L 3641.922 25010.176 L 3642.562 25006.976 C 3641.709 25007.403 3640.642 25008.043 3639.362 25008.896 L 3636.802 25011.456 L 3636.802 25015.296 L 3640.002 25015.296 C 3640.429 25016.576 3639.575 25017.430 3637.442 25017.856 C 3635.309 25018.283 3633.389 25018.710 3631.682 25019.136 L 3632.322 25021.696 C 3634.882 25022.550 3636.162 25024.043 3636.162 25026.176 L 3634.882 25028.736 L 3624.002 25036.416 L 3627.202 25036.416 L 3625.282 25043.456 L 3619.522 25044.736 L 3617.602 25051.776 L 3609.922 25056.256 C 3609.069 25057.536 3609.282 25059.243 3610.562 25061.376 C 3612.269 25063.510 3613.122 25064.790 3613.122 25065.216 L 3606.722 25061.376 L 3605.442 25067.136 L 3602.242 25067.136 L 3598.402 25074.176 C 3595.842 25075.456 3594.989 25076.950 3595.842 25078.656 L 3604.802 25079.296 C 3600.109 25082.710 3595.629 25085.910 3591.362 25088.896 C 3589.229 25094.016 3587.309 25098.283 3585.602 25101.696 C 3583.895 25105.110 3581.335 25108.096 3577.922 25110.656 C 3579.202 25113.216 3580.482 25115.563 3581.762 25117.696 L 3576.642 25124.096 L 3579.842 25129.856 L 3592.002 25126.016 C 3604.802 25121.323 3619.095 25110.870 3634.882 25094.656 C 3652.375 25076.736 3665.389 25065.643 3673.922 25061.376 L 3673.922 25058.816 L 3688.642 25048.576 L 3691.202 25048.576 L 3688.642 25056.896 C 3684.375 25058.603 3680.535 25061.163 3677.122 25064.576 C 3671.575 25070.550 3666.029 25076.310 3660.482 25081.856 C 3660.055 25084.416 3651.095 25094.016 3633.602 25110.656 C 3616.535 25126.870 3605.655 25136.256 3600.962 25138.816 L 3600.962 25141.376 C 3584.749 25154.603 3571.735 25165.056 3561.922 25172.736 C 3543.149 25187.243 3528.215 25193.856 3517.122 25192.576 L 3502.402 25191.296 L 3498.562 25186.176 L 3496.002 25186.176 C 3494.295 25182.336 3493.015 25179.136 3492.162 25176.576 C 3491.309 25174.016 3490.882 25171.670 3490.882 25169.536 C 3490.882 25167.830 3492.162 25159.936 3494.722 25145.856 C 3494.722 25143.296 3494.935 25140.736 3495.362 25138.176 C 3501.762 25122.816 3528.429 25078.443 3575.362 25005.056 C 3595.415 24973.910 3606.509 24953.430 3608.642 24943.616 L 3604.162 24934.656 L 3597.122 24932.096 C 3586.455 24935.083 3575.575 24940.630 3564.482 24948.736 C 3553.815 24956.416 3543.575 24963.883 3533.762 24971.136 L 3526.082 24980.736 C 3522.242 24984.150 3519.682 24986.496 3518.402 24987.776 C 3517.122 24989.056 3515.415 24991.616 3513.282 24995.456 C 3514.135 24998.870 3513.069 25001.856 3510.082 25004.416 C 3508.802 25005.696 3505.602 25007.830 3500.482 25010.816 C 3500.482 25011.670 3501.975 25012.096 3504.962 25012.096 L 3506.242 25015.296 L 3502.402 25014.656 L 3498.562 25019.136 C 3499.842 25018.710 3501.122 25019.350 3502.402 25021.056 C 3502.402 25021.483 3502.615 25021.910 3503.042 25022.336 L 3499.202 25022.336 L 3494.722 25026.176 L 3499.202 25026.176 L 3488.962 25033.216 L 3491.522 25038.336 L 3483.202 25038.976 C 3484.482 25043.243 3485.122 25046.230 3485.122 25047.936 C 3482.135 25050.496 3480.855 25052.630 3481.282 25054.336 L 3474.882 25053.056 C 3472.749 25055.616 3470.402 25058.816 3467.842 25062.656 C 3465.709 25066.496 3464.642 25069.696 3464.642 25072.256 L 3469.122 25072.256 L 3469.122 25069.056 L 3472.962 25069.696 L 3471.682 25075.456 L 3462.082 25087.616 L 3452.482 25085.056 L 3451.842 25086.976 C 3455.255 25091.670 3456.962 25094.656 3456.962 25095.936 C 3454.829 25096.363 3452.695 25096.576 3450.562 25096.576 C 3449.709 25096.576 3449.282 25097.430 3449.282 25099.136 C 3449.282 25100.416 3449.069 25101.270 3448.642 25101.696 L 3446.722 25101.056 L 3439.682 25111.296 C 3440.535 25110.870 3441.389 25111.083 3442.242 25111.936 C 3443.522 25112.363 3444.589 25112.790 3445.442 25113.216 C 3440.322 25117.056 3436.269 25120.683 3433.282 25124.096 L 3434.562 25128.576 C 3428.589 25131.563 3425.602 25135.616 3425.602 25140.736 C 3422.615 25143.296 3418.775 25145.856 3414.082 25148.416 C 3409.815 25150.550 3405.762 25152.683 3401.922 25154.816 L 3405.762 25156.096 L 3405.762 25159.296 C 3403.629 25160.576 3402.349 25161.430 3401.922 25161.856 C 3401.069 25161.430 3400.429 25160.790 3400.002 25159.936 L 3388.482 25169.536 L 3386.562 25168.256 L 3383.362 25168.896 L 3374.402 25174.656 C 3371.842 25176.363 3369.922 25177.856 3368.642 25179.136 C 3367.362 25179.990 3366.082 25181.056 3364.802 25182.336 L 3353.922 25187.456 C 3352.642 25187.456 3350.722 25186.816 3348.162 25185.536 C 3346.029 25183.830 3344.962 25182.336 3344.962 25181.056 C 3344.962 25162.710 3355.415 25135.616 3376.322 25099.776 C 3395.522 25069.483 3415.149 25038.336 3435.202 25006.336 C 3455.682 24973.910 3465.922 24950.870 3465.922 24937.216 L 3464.002 24933.376 C 3463.575 24932.096 3462.935 24930.603 3462.082 24928.896 C 3448.429 24934.443 3434.775 24942.336 3421.122 24952.576 C 3418.562 24954.283 3398.935 24971.776 3362.242 25005.056 L 3364.802 25007.616 C 3364.802 25008.896 3363.522 25010.390 3360.962 25012.096 C 3358.402 25013.376 3357.549 25015.083 3358.402 25017.216 L 3352.002 25017.216 C 3352.429 25018.496 3352.215 25019.563 3351.362 25020.416 C 3350.935 25021.270 3350.509 25021.910 3350.082 25022.336 L 3355.202 25032.576 C 3353.922 25033.003 3353.069 25034.070 3352.642 25035.776 C 3352.215 25037.483 3352.002 25038.976 3352.002 25040.256 C 3347.735 25044.096 3344.535 25047.083 3342.402 25049.216 L 3339.202 25049.216 L 3333.442 25057.536 C 3332.162 25059.670 3330.029 25063.936 3327.042 25070.336 C 3324.482 25076.736 3322.562 25081.856 3321.282 25085.696 L 3313.602 25090.176 L 3314.882 25093.376 L 3312.962 25095.296 C 3308.695 25097.003 3305.069 25100.203 3302.082 25104.896 C 3302.935 25104.896 3303.362 25105.536 3303.362 25106.816 C 3303.789 25107.670 3304.215 25108.310 3304.642 25108.736 C 3302.082 25110.870 3299.735 25112.790 3297.602 25114.496 C 3294.615 25118.763 3292.482 25121.963 3291.202 25124.096 C 3288.215 25128.790 3287.149 25132.203 3288.002 25134.336 L 3280.322 25136.896 L 3279.682 25143.296 L 3275.842 25142.656 C 3274.989 25145.643 3274.135 25148.203 3273.282 25150.336 C 3272.429 25152.470 3271.575 25154.816 3270.722 25157.376 L 3261.762 25162.496 C 3262.189 25162.070 3262.189 25161.643 3261.762 25161.216 L 3260.482 25159.936 L 3260.482 25168.896 L 3259.202 25174.656 L 3246.402 25177.216 L 3239.362 25184.896 L 3237.442 25183.616 L 3218.242 25190.016 L 3211.842 25187.456 C 3210.135 25188.310 3207.149 25189.376 3202.882 25190.656 C 3198.189 25191.936 3194.775 25192.576 3192.642 25192.576 C 3191.362 25192.576 3189.869 25191.510 3188.162 25189.376 C 3186.029 25186.816 3183.895 25183.403 3181.762 25179.136 C 3192.002 25168.470 3209.282 25140.310 3233.602 25094.656 C 3245.549 25072.470 3256.215 25055.616 3265.602 25044.096 C 3278.402 25022.336 3291.415 25000.363 3304.642 24978.176 ZM 3672.512 25118.336 L 3672.512 25115.776 L 3675.712 25105.536 C 3674.859 25105.536 3674.005 25105.323 3673.152 25104.896 C 3672.725 25102.763 3673.579 25101.483 3675.712 25101.056 L 3675.712 25096.576 L 3678.272 25096.576 L 3676.352 25086.976 C 3676.352 25083.563 3678.699 25076.310 3683.392 25065.216 C 3686.805 25057.110 3690.432 25049.003 3694.272 25040.896 L 3696.832 25040.896 C 3701.525 25026.390 3715.179 25007.403 3737.792 24983.936 C 3760.832 24960.043 3779.819 24944.683 3794.752 24937.856 C 3814.379 24923.776 3831.872 24912.470 3847.232 24903.936 C 3871.125 24890.283 3889.899 24883.456 3903.552 24883.456 C 3914.645 24883.456 3923.179 24887.083 3929.152 24894.336 C 3935.125 24901.590 3938.112 24910.763 3938.112 24921.856 L 3937.472 24928.896 C 3936.619 24930.603 3935.765 24932.096 3934.912 24933.376 C 3934.912 24934.230 3934.699 24936.150 3934.272 24939.136 C 3933.419 24940.416 3932.779 24941.483 3932.352 24942.336 L 3927.232 24953.856 C 3925.525 24954.710 3924.459 24955.136 3924.032 24955.136 C 3924.032 24955.990 3924.245 24956.630 3924.672 24957.056 L 3916.992 24967.936 L 3913.792 24969.216 L 3912.512 24974.336 C 3911.659 24973.910 3909.525 24975.190 3906.112 24978.176 L 3900.352 24983.936 L 3894.592 24983.296 L 3888.192 24987.136 C 3889.472 24987.563 3890.965 24987.990 3892.672 24988.416 L 3882.432 24996.096 L 3879.232 24994.176 L 3877.312 24994.816 L 3877.952 24999.296 L 3865.792 25002.496 C 3859.819 25008.896 3849.792 25014.870 3835.712 25020.416 C 3831.019 25022.123 3824.192 25024.470 3815.232 25027.456 C 3813.952 25028.310 3812.672 25028.950 3811.392 25029.376 C 3809.685 25029.376 3806.485 25030.443 3801.792 25032.576 C 3797.525 25034.710 3795.179 25035.776 3794.752 25035.776 C 3789.632 25038.336 3783.019 25041.323 3774.912 25044.736 C 3766.805 25048.150 3761.685 25049.430 3759.552 25048.576 L 3753.792 25062.016 C 3754.645 25061.590 3755.499 25062.443 3756.352 25064.576 L 3753.792 25063.296 L 3750.592 25063.296 L 3750.592 25067.136 L 3755.072 25069.056 C 3754.219 25069.056 3753.152 25072.470 3751.872 25079.296 C 3750.592 25086.123 3749.952 25092.950 3749.952 25099.776 C 3749.952 25110.870 3752.512 25120.043 3757.632 25127.296 C 3762.752 25134.123 3770.432 25137.536 3780.672 25137.536 C 3791.765 25137.536 3806.059 25131.990 3823.552 25120.896 C 3837.205 25112.363 3850.859 25103.616 3864.512 25094.656 C 3872.619 25087.403 3880.725 25079.936 3888.832 25072.256 C 3892.245 25069.696 3897.579 25066.283 3904.832 25062.016 L 3906.752 25067.776 C 3904.619 25072.043 3899.712 25077.163 3892.032 25083.136 C 3884.779 25089.110 3880.085 25093.376 3877.952 25095.936 L 3875.392 25095.936 L 3867.712 25102.336 L 3864.512 25105.536 L 3860.032 25111.936 L 3857.472 25111.936 L 3844.672 25124.736 C 3838.699 25130.710 3834.005 25134.976 3830.592 25137.536 L 3788.992 25169.536 C 3786.859 25169.963 3785.365 25170.390 3784.512 25170.816 C 3783.659 25171.243 3784.085 25172.096 3785.792 25173.376 L 3765.952 25184.896 L 3765.952 25181.696 L 3759.552 25184.896 L 3760.192 25187.456 C 3758.912 25187.883 3755.925 25188.096 3751.232 25188.096 L 3748.672 25190.016 L 3742.912 25190.016 L 3739.712 25193.856 C 3738.432 25193.003 3735.659 25192.576 3731.392 25192.576 L 3715.392 25192.576 L 3716.672 25190.016 C 3714.539 25190.443 3711.765 25190.230 3708.352 25189.376 C 3705.365 25188.523 3702.165 25187.456 3698.752 25186.176 L 3698.752 25183.616 L 3703.232 25182.336 L 3701.312 25181.056 L 3693.632 25181.056 C 3690.645 25179.776 3688.299 25177.430 3686.592 25174.016 L 3691.072 25172.736 L 3689.152 25169.536 L 3682.752 25170.176 C 3680.192 25164.203 3679.552 25159.083 3680.832 25154.816 L 3677.632 25155.456 L 3677.632 25152.896 C 3680.192 25152.896 3681.259 25152.043 3680.832 25150.336 L 3675.072 25150.336 C 3677.632 25148.630 3678.912 25146.070 3678.912 25142.656 L 3673.792 25133.696 L 3676.352 25131.136 L 3672.512 25125.376 L 3672.512 25118.336 ZM 3845.312 24997.376 C 3852.565 24991.403 3858.325 24984.363 3862.592 24976.256 C 3867.285 24967.723 3869.632 24959.190 3869.632 24950.656 C 3869.632 24945.536 3867.925 24940.843 3864.512 24936.576 C 3861.099 24932.310 3856.619 24930.176 3851.072 24930.176 C 3848.085 24930.176 3845.952 24931.456 3844.672 24934.016 L 3838.912 24934.016 L 3841.472 24937.216 L 3843.392 24935.936 L 3824.832 24949.376 C 3823.552 24953.216 3820.565 24956.416 3815.872 24958.976 L 3807.552 24964.736 L 3807.552 24967.296 L 3812.672 24967.296 L 3806.272 24968.576 L 3803.712 24970.496 L 3799.872 24973.696 L 3797.952 24976.896 L 3795.392 24976.896 L 3794.112 24978.816 C 3794.112 24979.670 3795.819 24980.736 3799.232 24982.016 L 3795.392 24985.216 C 3794.112 24985.216 3790.699 24987.350 3785.152 24991.616 L 3783.872 24999.296 L 3782.592 25002.496 L 3780.032 25002.496 L 3772.992 25012.096 L 3774.912 25009.536 L 3778.112 25009.536 L 3774.912 25012.736 L 3772.352 25013.376 L 3772.352 25015.936 C 3765.952 25016.790 3762.112 25017.856 3760.832 25019.136 L 3762.752 25021.056 L 3764.672 25019.776 L 3770.432 25019.776 L 3768.512 25022.976 L 3765.952 25022.976 L 3765.952 25028.096 L 3767.872 25029.376 C 3764.885 25029.376 3762.752 25030.656 3761.472 25033.216 C 3772.565 25033.216 3787.499 25029.376 3806.272 25021.696 C 3825.045 25013.590 3838.059 25005.483 3845.312 24997.376 ZM 3983.612 24994.816 C 3986.598 24984.576 3991.078 24973.056 3997.052 24960.256 C 4003.025 24947.456 4008.998 24935.083 4014.972 24923.136 L 4016.892 24924.416 L 4022.012 24922.496 C 4027.558 24919.510 4031.185 24917.590 4032.892 24916.736 C 4037.585 24913.323 4040.998 24910.976 4043.132 24909.696 C 4049.105 24907.136 4055.078 24904.363 4061.052 24901.376 C 4067.025 24899.243 4072.785 24896.256 4078.332 24892.416 L 4084.092 24896.256 C 4081.958 24905.216 4080.038 24913.536 4078.332 24921.216 C 4074.918 24936.150 4072.145 24944.896 4070.012 24947.456 L 4066.172 24953.216 C 4064.038 24956.203 4063.185 24958.763 4063.612 24960.896 L 4064.252 24964.736 C 4086.438 24945.536 4103.932 24931.030 4116.732 24921.216 C 4140.198 24903.296 4160.678 24894.336 4178.172 24894.336 C 4182.865 24894.336 4187.132 24895.190 4190.972 24896.896 C 4195.238 24898.176 4198.438 24900.950 4200.572 24905.216 L 4201.852 24909.696 C 4202.278 24910.550 4203.772 24911.403 4206.332 24912.256 L 4205.692 24917.376 C 4206.545 24918.656 4207.612 24919.936 4208.892 24921.216 L 4212.092 24925.056 L 4210.812 24931.456 L 4213.372 24937.856 L 4206.972 24939.136 L 4206.972 24943.616 L 4210.812 24941.696 L 4210.812 24954.496 L 4205.692 24955.776 L 4206.972 24959.616 L 4199.292 24971.776 C 4200.572 24973.910 4202.918 24974.336 4206.332 24973.056 L 4202.492 24976.256 L 4200.572 24975.616 L 4193.532 24982.656 L 4199.292 24986.496 L 4193.532 24985.216 C 4193.105 24986.070 4192.892 24986.923 4192.892 24987.776 L 4187.772 24990.336 L 4187.772 24995.456 C 4183.932 24999.296 4181.158 25002.923 4179.452 25006.336 C 4179.878 25007.190 4182.012 25008.043 4185.852 25008.896 L 4183.292 25015.936 L 4177.532 25017.856 L 4176.252 25023.616 L 4173.692 25024.256 L 4174.972 25028.736 C 4174.972 25033.430 4174.118 25035.990 4172.412 25036.416 L 4167.932 25032.576 C 4168.785 25033.856 4167.932 25034.923 4165.372 25035.776 C 4163.238 25036.203 4162.172 25036.630 4162.172 25037.056 L 4162.172 25042.176 L 4171.132 25040.896 L 4170.492 25042.816 L 4166.652 25043.456 C 4166.652 25047.723 4165.158 25051.136 4162.172 25053.696 L 4156.412 25052.416 L 4154.492 25056.896 L 4159.612 25056.896 L 4155.132 25065.216 L 4153.852 25063.296 L 4148.092 25062.016 C 4146.812 25063.723 4147.238 25065.216 4149.372 25066.496 C 4151.505 25067.350 4152.358 25068.630 4151.932 25070.336 L 4146.172 25075.456 L 4150.012 25079.936 L 4152.572 25079.936 L 4152.572 25082.496 L 4148.732 25081.856 L 4144.892 25083.776 L 4145.532 25088.256 C 4144.252 25090.390 4143.185 25092.310 4142.332 25094.016 L 4142.332 25111.936 L 4139.132 25113.216 C 4138.278 25116.630 4137.852 25119.616 4137.852 25122.176 C 4137.852 25125.163 4138.492 25127.936 4139.772 25130.496 L 4150.012 25132.416 C 4160.252 25132.416 4178.812 25124.096 4205.692 25107.456 C 4218.065 25099.776 4233.638 25089.323 4252.412 25076.096 C 4250.705 25078.656 4246.652 25082.710 4240.252 25088.256 C 4234.278 25093.803 4230.225 25098.496 4228.092 25102.336 L 4221.692 25105.536 L 4222.972 25106.816 C 4202.918 25124.736 4181.158 25141.376 4157.692 25156.736 C 4124.838 25178.496 4100.092 25189.376 4083.452 25189.376 C 4070.225 25189.376 4061.265 25184.043 4056.572 25173.376 C 4053.585 25166.550 4052.092 25155.670 4052.092 25140.736 L 4052.092 25131.776 C 4054.652 25131.776 4056.145 25130.923 4056.572 25129.216 C 4056.998 25127.083 4055.932 25126.230 4053.372 25126.656 C 4058.065 25114.283 4063.185 25101.696 4068.732 25088.896 C 4078.545 25067.563 4084.092 25055.190 4085.372 25051.776 C 4106.278 25014.656 4118.652 24992.043 4122.492 24983.936 C 4130.598 24966.870 4134.652 24954.496 4134.652 24946.816 C 4134.652 24939.990 4131.452 24936.576 4125.052 24936.576 C 4118.652 24936.576 4110.758 24940.203 4101.372 24947.456 C 4094.118 24953.430 4087.078 24959.190 4080.252 24964.736 L 4078.972 24966.656 C 4076.412 24970.070 4068.305 24980.736 4054.652 24998.656 C 4043.132 25013.590 4035.025 25023.830 4030.332 25029.376 L 4030.332 25036.416 L 4024.572 25042.176 C 4024.998 25041.750 4025.638 25041.750 4026.492 25042.176 C 4027.345 25042.603 4027.345 25043.243 4026.492 25044.096 L 4022.652 25053.056 L 4016.252 25055.616 L 4015.612 25060.096 L 4009.852 25068.416 L 4010.492 25072.256 C 4006.225 25076.523 4004.732 25079.936 4006.012 25082.496 L 4000.892 25082.496 L 4002.812 25085.696 L 3994.492 25095.936 L 3990.012 25102.336 L 3990.652 25104.256 L 3987.452 25105.536 L 3986.812 25112.576 L 3981.052 25113.216 L 3984.252 25120.896 L 3981.052 25118.976 C 3980.198 25120.256 3979.345 25121.323 3978.492 25122.176 L 3972.732 25127.936 C 3973.585 25127.083 3974.438 25126.870 3975.292 25127.296 C 3976.572 25127.723 3977.212 25128.576 3977.212 25129.856 L 3970.172 25130.496 C 3967.612 25131.776 3966.332 25133.696 3966.332 25136.256 C 3967.185 25137.536 3968.252 25137.963 3969.532 25137.536 L 3962.492 25149.056 L 3958.012 25149.056 C 3953.745 25151.190 3950.332 25153.110 3947.772 25154.816 C 3945.212 25156.523 3942.652 25158.443 3940.092 25160.576 L 3933.692 25163.136 C 3931.985 25163.990 3931.345 25164.843 3931.772 25165.696 L 3926.012 25165.696 C 3926.865 25167.403 3926.012 25168.896 3923.452 25170.176 C 3920.892 25171.030 3919.398 25171.883 3918.972 25172.736 L 3913.212 25171.456 L 3904.252 25175.936 L 3898.492 25174.656 L 3898.492 25179.776 L 3888.252 25175.936 L 3886.332 25168.256 C 3886.332 25163.136 3894.225 25146.710 3910.012 25118.976 C 3930.492 25083.563 3951.185 25047.936 3972.092 25012.096 C 3975.932 25005.696 3979.772 24999.936 3983.612 24994.816 ZM 4625.832 24901.376 C 4627.538 24901.376 4634.365 24897.536 4646.312 24889.856 C 4652.285 24886.016 4656.978 24884.096 4660.392 24884.096 C 4664.658 24884.096 4668.925 24884.950 4673.192 24886.656 C 4677.458 24887.936 4681.725 24890.070 4685.992 24893.056 C 4686.418 24894.763 4687.485 24896.896 4689.192 24899.456 L 4693.672 24903.936 L 4694.952 24907.136 C 4694.098 24908.416 4693.672 24909.696 4693.672 24910.976 L 4700.072 24911.616 L 4696.872 24918.016 C 4699.432 24920.576 4700.925 24921.643 4701.352 24921.216 L 4703.912 24925.696 L 4703.272 24929.536 L 4697.512 24930.816 L 4698.792 24935.296 L 4704.552 24933.376 L 4704.552 24937.216 L 4701.992 24937.216 L 4698.792 24939.776 L 4694.312 24939.776 L 4692.392 24941.056 L 4693.672 24942.336 L 4703.272 24942.976 L 4694.952 24949.376 L 4701.352 24953.856 L 4703.272 24953.216 L 4698.792 24956.416 C 4700.498 24957.270 4700.925 24958.550 4700.072 24960.256 L 4693.672 24960.256 L 4690.472 24967.936 L 4684.072 24966.656 C 4678.952 24976.470 4669.352 24986.710 4655.272 24997.376 C 4641.192 25007.616 4630.952 25015.083 4624.552 25019.776 L 4622.632 25017.216 C 4618.792 25013.803 4616.872 25009.536 4616.872 25004.416 C 4616.872 25001.856 4617.298 24997.803 4618.152 24992.256 C 4619.432 24986.283 4620.072 24982.656 4620.072 24981.376 C 4620.072 24972.843 4619.432 24965.163 4618.152 24958.336 C 4616.872 24951.510 4614.098 24947.030 4609.832 24944.896 L 4607.272 24948.096 C 4601.725 24954.923 4597.245 24960.256 4593.832 24964.096 C 4587.005 24971.776 4581.885 24976.470 4578.472 24978.176 L 4582.952 24982.016 L 4577.832 24983.296 L 4574.632 24990.976 L 4576.552 24994.176 C 4573.565 24995.030 4571.645 24995.456 4570.792 24995.456 L 4568.232 25001.216 C 4566.098 25005.483 4564.605 25008.043 4563.752 25008.896 L 4563.112 25014.656 C 4559.698 25018.070 4556.925 25019.563 4554.792 25019.136 L 4552.872 25033.216 C 4552.018 25032.790 4550.952 25034.710 4549.672 25038.976 C 4548.392 25043.243 4547.752 25045.590 4547.752 25046.016 L 4544.552 25047.296 L 4545.832 25053.696 C 4542.845 25055.403 4540.712 25057.963 4539.432 25061.376 L 4540.072 25069.056 C 4540.072 25071.616 4539.218 25075.030 4537.512 25079.296 C 4536.232 25083.563 4534.952 25087.403 4533.672 25090.816 C 4534.952 25101.056 4536.232 25111.083 4537.512 25120.896 C 4538.792 25130.283 4543.698 25134.976 4552.232 25134.976 C 4562.045 25134.976 4574.845 25130.496 4590.632 25121.536 C 4602.578 25114.710 4614.312 25106.390 4625.832 25096.576 L 4637.992 25087.616 C 4642.258 25084.203 4646.525 25080.576 4650.792 25076.736 L 4653.352 25074.816 L 4659.112 25069.056 L 4661.672 25071.616 L 4657.192 25074.176 L 4659.112 25075.456 C 4642.898 25096.363 4617.725 25120.683 4583.592 25148.416 C 4544.338 25179.990 4515.752 25195.776 4497.832 25195.776 C 4483.325 25195.776 4472.872 25189.163 4466.472 25175.936 C 4460.498 25162.283 4457.512 25147.563 4457.512 25131.776 C 4457.512 25121.110 4459.218 25109.376 4462.632 25096.576 C 4467.752 25081.643 4471.378 25070.550 4473.512 25063.296 C 4485.885 25032.150 4508.498 25002.496 4541.352 24974.336 L 4625.832 24901.376 ZM 4681.992 25117.056 L 4679.432 25115.136 C 4680.712 25101.056 4683.272 25088.683 4687.112 25078.016 C 4690.952 25066.923 4700.765 25046.656 4716.552 25017.216 C 4732.765 24990.763 4760.285 24961.110 4799.112 24928.256 C 4842.205 24891.990 4875.272 24873.856 4898.312 24873.856 L 4905.992 24875.136 L 4906.632 24877.056 C 4921.565 24878.336 4932.018 24885.803 4937.992 24899.456 L 4945.032 24916.736 L 4947.592 24916.736 L 4943.752 24928.896 C 4943.752 24930.176 4944.818 24931.670 4946.952 24933.376 C 4947.378 24933.803 4948.018 24934.230 4948.872 24934.656 L 4950.152 24941.056 L 4961.672 24941.696 C 4959.538 24947.243 4952.285 24961.963 4939.912 24985.856 C 4927.965 25009.323 4920.285 25024.256 4916.872 25030.656 L 4913.672 25030.016 L 4916.232 25035.136 L 4908.552 25059.456 L 4905.992 25060.096 L 4901.512 25078.656 L 4898.952 25078.656 C 4900.658 25083.776 4900.658 25088.043 4898.952 25091.456 L 4897.032 25120.256 C 4897.032 25124.950 4899.805 25128.150 4905.352 25129.856 C 4910.898 25128.576 4919.218 25123.456 4930.312 25114.496 C 4941.832 25105.110 4958.472 25089.963 4980.232 25069.056 C 4978.952 25069.910 4978.738 25071.190 4979.592 25072.896 C 4980.872 25074.603 4981.938 25074.816 4982.792 25073.536 C 4972.125 25085.910 4961.672 25098.283 4951.432 25110.656 L 4949.512 25114.496 C 4941.405 25120.470 4933.725 25126.656 4926.472 25133.056 C 4917.085 25141.163 4910.045 25148.416 4905.352 25154.816 L 4902.152 25154.816 L 4898.952 25161.216 L 4893.832 25162.496 C 4891.698 25165.910 4888.285 25169.110 4883.592 25172.096 L 4881.672 25173.376 C 4877.832 25177.216 4872.072 25180.416 4864.392 25182.976 C 4857.138 25185.536 4849.458 25187.670 4841.352 25189.376 C 4834.098 25186.390 4829.405 25180.416 4827.272 25171.456 C 4825.138 25162.070 4824.072 25150.550 4824.072 25136.896 L 4824.072 25119.616 L 4818.312 25126.656 L 4809.352 25133.056 L 4808.712 25136.896 C 4804.872 25140.736 4802.098 25144.576 4800.392 25148.416 L 4797.832 25145.216 L 4793.352 25150.976 L 4788.872 25151.616 L 4784.392 25159.936 C 4781.832 25161.216 4779.272 25162.923 4776.712 25165.056 C 4774.578 25166.763 4772.018 25168.896 4769.032 25171.456 L 4754.952 25179.136 L 4754.952 25184.256 C 4752.392 25185.963 4746.845 25188.736 4738.312 25192.576 C 4733.618 25194.710 4730.205 25196.416 4728.072 25197.696 C 4727.218 25197.270 4724.018 25197.696 4718.472 25198.976 C 4717.618 25198.976 4716.125 25199.403 4713.992 25200.256 C 4706.312 25200.256 4699.698 25197.270 4694.152 25191.296 C 4688.605 25185.323 4684.552 25178.070 4681.992 25169.536 C 4684.125 25169.536 4685.192 25168.043 4685.192 25165.056 C 4683.912 25163.350 4683.058 25162.283 4682.632 25161.856 C 4680.925 25159.296 4679.645 25158.230 4678.792 25158.656 L 4677.512 25150.976 L 4680.712 25146.496 L 4680.712 25134.976 C 4679.005 25135.403 4677.938 25135.190 4677.512 25134.336 C 4677.085 25133.483 4676.872 25131.776 4676.872 25129.216 C 4677.298 25124.523 4677.512 25121.750 4677.512 25120.896 L 4681.992 25117.056 ZM 4756.232 25115.776 C 4756.232 25117.483 4757.512 25121.323 4760.072 25127.296 C 4763.058 25133.270 4765.405 25137.536 4767.112 25140.096 C 4776.925 25140.096 4790.792 25132.843 4808.712 25118.336 L 4830.472 25100.416 C 4830.898 25099.136 4832.818 25092.096 4836.232 25079.296 C 4839.645 25066.070 4843.058 25057.536 4846.472 25053.696 C 4846.472 25048.150 4850.738 25036.416 4859.272 25018.496 C 4868.232 25000.576 4872.712 24984.150 4872.712 24969.216 C 4872.712 24957.270 4870.152 24947.030 4865.032 24938.496 C 4859.912 24929.963 4851.805 24924.843 4840.712 24923.136 C 4837.298 24925.696 4833.885 24928.470 4830.472 24931.456 C 4827.485 24934.016 4825.352 24937.003 4824.072 24940.416 C 4815.112 24950.656 4806.365 24960.683 4797.832 24970.496 L 4795.912 24976.256 C 4793.778 24977.963 4791.858 24980.950 4790.152 24985.216 C 4788.872 24989.056 4787.805 24992.896 4786.952 24996.736 C 4785.245 24998.870 4782.472 25004.630 4778.632 25014.016 C 4770.525 25033.643 4766.258 25045.163 4765.832 25048.576 L 4761.992 25049.856 L 4763.272 25052.416 L 4758.152 25071.616 L 4755.592 25075.456 L 4756.872 25076.736 L 4760.072 25076.736 C 4758.792 25079.723 4757.085 25081.643 4754.952 25082.496 L 4757.512 25101.696 L 4754.952 25104.256 L 4755.592 25108.096 L 4756.232 25115.776 ZM 5038.612 24994.816 C 5041.598 24984.576 5046.078 24973.056 5052.052 24960.256 C 5058.025 24947.456 5063.998 24935.083 5069.972 24923.136 L 5071.892 24924.416 L 5077.012 24922.496 C 5082.558 24919.510 5086.185 24917.590 5087.892 24916.736 C 5092.585 24913.323 5095.998 24910.976 5098.132 24909.696 C 5104.105 24907.136 5110.078 24904.363 5116.052 24901.376 C 5122.025 24899.243 5127.785 24896.256 5133.332 24892.416 L 5139.092 24896.256 C 5136.958 24905.216 5135.038 24913.536 5133.332 24921.216 C 5129.918 24936.150 5127.145 24944.896 5125.012 24947.456 L 5121.172 24953.216 C 5119.038 24956.203 5118.185 24958.763 5118.612 24960.896 L 5119.252 24964.736 C 5141.438 24945.536 5158.932 24931.030 5171.732 24921.216 C 5195.198 24903.296 5215.678 24894.336 5233.172 24894.336 C 5237.865 24894.336 5242.132 24895.190 5245.972 24896.896 C 5250.238 24898.176 5253.438 24900.950 5255.572 24905.216 L 5256.852 24909.696 C 5257.278 24910.550 5258.772 24911.403 5261.332 24912.256 L 5260.692 24917.376 C 5261.545 24918.656 5262.612 24919.936 5263.892 24921.216 L 5267.092 24925.056 L 5265.812 24931.456 L 5268.372 24937.856 L 5261.972 24939.136 L 5261.972 24943.616 L 5265.812 24941.696 L 5265.812 24954.496 L 5260.692 24955.776 L 5261.972 24959.616 L 5254.292 24971.776 C 5255.572 24973.910 5257.918 24974.336 5261.332 24973.056 L 5257.492 24976.256 L 5255.572 24975.616 L 5248.532 24982.656 L 5254.292 24986.496 L 5248.532 24985.216 C 5248.105 24986.070 5247.892 24986.923 5247.892 24987.776 L 5242.772 24990.336 L 5242.772 24995.456 C 5238.932 24999.296 5236.158 25002.923 5234.452 25006.336 C 5234.878 25007.190 5237.012 25008.043 5240.852 25008.896 L 5238.292 25015.936 L 5232.532 25017.856 L 5231.252 25023.616 L 5228.692 25024.256 L 5229.972 25028.736 C 5229.972 25033.430 5229.118 25035.990 5227.412 25036.416 L 5222.932 25032.576 C 5223.785 25033.856 5222.932 25034.923 5220.372 25035.776 C 5218.238 25036.203 5217.172 25036.630 5217.172 25037.056 L 5217.172 25042.176 L 5226.132 25040.896 L 5225.492 25042.816 L 5221.652 25043.456 C 5221.652 25047.723 5220.158 25051.136 5217.172 25053.696 L 5211.412 25052.416 L 5209.492 25056.896 L 5214.612 25056.896 L 5210.132 25065.216 L 5208.852 25063.296 L 5203.092 25062.016 C 5201.812 25063.723 5202.238 25065.216 5204.372 25066.496 C 5206.505 25067.350 5207.358 25068.630 5206.932 25070.336 L 5201.172 25075.456 L 5205.012 25079.936 L 5207.572 25079.936 L 5207.572 25082.496 L 5203.732 25081.856 L 5199.892 25083.776 L 5200.532 25088.256 C 5199.252 25090.390 5198.185 25092.310 5197.332 25094.016 L 5197.332 25111.936 L 5194.132 25113.216 C 5193.278 25116.630 5192.852 25119.616 5192.852 25122.176 C 5192.852 25125.163 5193.492 25127.936 5194.772 25130.496 L 5205.012 25132.416 C 5215.252 25132.416 5233.812 25124.096 5260.692 25107.456 C 5273.065 25099.776 5288.638 25089.323 5307.412 25076.096 C 5305.705 25078.656 5301.652 25082.710 5295.252 25088.256 C 5289.278 25093.803 5285.225 25098.496 5283.092 25102.336 L 5276.692 25105.536 L 5277.972 25106.816 C 5257.918 25124.736 5236.158 25141.376 5212.692 25156.736 C 5179.838 25178.496 5155.092 25189.376 5138.452 25189.376 C 5125.225 25189.376 5116.265 25184.043 5111.572 25173.376 C 5108.585 25166.550 5107.092 25155.670 5107.092 25140.736 L 5107.092 25131.776 C 5109.652 25131.776 5111.145 25130.923 5111.572 25129.216 C 5111.998 25127.083 5110.932 25126.230 5108.372 25126.656 C 5113.065 25114.283 5118.185 25101.696 5123.732 25088.896 C 5133.545 25067.563 5139.092 25055.190 5140.372 25051.776 C 5161.278 25014.656 5173.652 24992.043 5177.492 24983.936 C 5185.598 24966.870 5189.652 24954.496 5189.652 24946.816 C 5189.652 24939.990 5186.452 24936.576 5180.052 24936.576 C 5173.652 24936.576 5165.758 24940.203 5156.372 24947.456 C 5149.118 24953.430 5142.078 24959.190 5135.252 24964.736 L 5133.972 24966.656 C 5131.412 24970.070 5123.305 24980.736 5109.652 24998.656 C 5098.132 25013.590 5090.025 25023.830 5085.332 25029.376 L 5085.332 25036.416 L 5079.572 25042.176 C 5079.998 25041.750 5080.638 25041.750 5081.492 25042.176 C 5082.345 25042.603 5082.345 25043.243 5081.492 25044.096 L 5077.652 25053.056 L 5071.252 25055.616 L 5070.612 25060.096 L 5064.852 25068.416 L 5065.492 25072.256 C 5061.225 25076.523 5059.732 25079.936 5061.012 25082.496 L 5055.892 25082.496 L 5057.812 25085.696 L 5049.492 25095.936 L 5045.012 25102.336 L 5045.652 25104.256 L 5042.452 25105.536 L 5041.812 25112.576 L 5036.052 25113.216 L 5039.252 25120.896 L 5036.052 25118.976 C 5035.198 25120.256 5034.345 25121.323 5033.492 25122.176 L 5027.732 25127.936 C 5028.585 25127.083 5029.438 25126.870 5030.292 25127.296 C 5031.572 25127.723 5032.212 25128.576 5032.212 25129.856 L 5025.172 25130.496 C 5022.612 25131.776 5021.332 25133.696 5021.332 25136.256 C 5022.185 25137.536 5023.252 25137.963 5024.532 25137.536 L 5017.492 25149.056 L 5013.012 25149.056 C 5008.745 25151.190 5005.332 25153.110 5002.772 25154.816 C 5000.212 25156.523 4997.652 25158.443 4995.092 25160.576 L 4988.692 25163.136 C 4986.985 25163.990 4986.345 25164.843 4986.772 25165.696 L 4981.012 25165.696 C 4981.865 25167.403 4981.012 25168.896 4978.452 25170.176 C 4975.892 25171.030 4974.398 25171.883 4973.972 25172.736 L 4968.212 25171.456 L 4959.252 25175.936 L 4953.492 25174.656 L 4953.492 25179.776 L 4943.252 25175.936 L 4941.332 25168.256 C 4941.332 25163.136 4949.225 25146.710 4965.012 25118.976 C 4985.492 25083.563 5006.185 25047.936 5027.092 25012.096 C 5030.932 25005.696 5034.772 24999.936 5038.612 24994.816 ZM 5511.872 25121.536 L 5517.632 25116.416 L 5517.632 25111.936 L 5522.752 25106.816 C 5524.032 25104.683 5525.952 25100.630 5528.512 25094.656 L 5533.632 25084.416 C 5534.912 25084.843 5536.192 25084.203 5537.472 25082.496 C 5538.752 25080.790 5538.538 25079.723 5536.832 25079.296 L 5545.152 25066.496 L 5542.592 25066.496 L 5549.632 25062.656 L 5549.632 25059.456 L 5563.072 25035.776 L 5564.992 25031.296 L 5567.552 25031.296 C 5571.392 25024.470 5574.165 25019.350 5575.872 25015.936 C 5577.578 25012.523 5578.432 25008.043 5578.432 25002.496 L 5581.632 25002.496 L 5593.792 24982.656 L 5591.872 24980.736 L 5594.432 24980.096 L 5607.872 24960.256 L 5607.872 24956.416 L 5613.632 24950.656 L 5613.632 24945.536 L 5617.472 24939.136 L 5635.392 24910.336 C 5640.938 24899.670 5645.205 24891.776 5648.192 24886.656 C 5649.898 24883.670 5654.592 24875.990 5662.272 24863.616 L 5666.112 24862.976 C 5675.072 24846.336 5682.112 24832.896 5687.232 24822.656 C 5697.472 24802.603 5702.165 24789.163 5701.312 24782.336 L 5705.152 24779.776 C 5714.112 24775.936 5720.725 24773.163 5724.992 24771.456 C 5732.672 24768.043 5739.072 24764.843 5744.192 24761.856 C 5749.312 24758.443 5752.512 24756.950 5753.792 24757.376 C 5761.472 24752.256 5770.218 24749.696 5780.032 24749.696 L 5786.432 24752.256 L 5787.072 24758.016 C 5787.072 24761.430 5786.432 24764.843 5785.152 24768.256 C 5784.298 24771.670 5782.378 24776.576 5779.392 24782.976 C 5776.405 24781.270 5774.272 24782.123 5772.992 24785.536 L 5775.552 24789.376 L 5772.352 24791.936 L 5768.512 24800.896 L 5764.672 24801.536 L 5766.592 24804.736 L 5764.032 24805.376 L 5761.472 24813.056 C 5756.778 24814.336 5754.645 24815.616 5755.072 24816.896 C 5755.498 24818.176 5756.565 24819.456 5758.272 24820.736 L 5757.632 24825.216 L 5751.232 24826.496 L 5755.072 24829.056 L 5752.512 24830.976 L 5744.832 24829.056 L 5742.912 24835.456 L 5742.912 24839.936 L 5749.952 24837.376 L 5743.552 24841.216 L 5742.912 24845.056 L 5736.512 24845.056 C 5736.938 24845.483 5738.005 24846.123 5739.712 24846.976 C 5741.418 24847.830 5742.272 24848.683 5742.272 24849.536 C 5742.272 24853.376 5739.072 24855.296 5732.672 24855.296 L 5735.232 24860.416 L 5729.472 24860.416 L 5731.392 24865.536 C 5729.258 24868.096 5728.405 24869.590 5728.832 24870.016 L 5721.152 24871.296 L 5724.352 24875.136 C 5719.658 24875.136 5716.032 24876.843 5713.472 24880.256 C 5713.898 24881.963 5716.458 24882.816 5721.152 24882.816 L 5717.312 24885.376 L 5707.072 24895.616 L 5716.032 24895.616 L 5709.632 24900.736 L 5707.712 24896.896 L 5701.952 24905.216 C 5703.658 24906.923 5704.725 24907.563 5705.152 24907.136 L 5708.992 24902.656 L 5710.272 24906.496 L 5706.432 24907.776 L 5698.752 24909.696 C 5700.458 24909.696 5701.738 24909.910 5702.592 24910.336 C 5703.445 24910.336 5703.232 24911.190 5701.952 24912.896 C 5700.672 24914.603 5699.818 24915.670 5699.392 24916.096 C 5700.672 24915.243 5702.378 24914.816 5704.512 24914.816 C 5703.232 24917.803 5702.592 24919.723 5702.592 24920.576 C 5702.592 24921.856 5700.458 24924.203 5696.192 24927.616 C 5692.352 24930.603 5690.432 24932.523 5690.432 24933.376 C 5692.565 24933.803 5694.698 24934.016 5696.832 24934.016 L 5689.792 24935.936 C 5690.645 24940.630 5690.858 24943.616 5690.432 24944.896 L 5684.672 24946.176 C 5684.245 24947.883 5684.032 24949.376 5684.032 24950.656 L 5682.752 24949.376 L 5681.472 24951.936 C 5680.192 24952.790 5679.978 24953.643 5680.832 24954.496 L 5682.752 24956.416 C 5682.752 24958.123 5682.325 24958.763 5681.472 24958.336 C 5680.618 24957.910 5680.192 24957.483 5680.192 24957.056 L 5675.072 24960.256 C 5677.632 24962.816 5679.338 24963.883 5680.192 24963.456 L 5669.952 24966.016 L 5669.952 24968.576 L 5676.352 24970.496 C 5672.938 24972.203 5669.738 24973.483 5666.752 24974.336 C 5663.765 24975.190 5660.352 24975.616 5656.512 24975.616 L 5649.472 24983.936 L 5649.472 24990.336 L 5652.672 24991.616 L 5658.432 24985.856 L 5656.512 24978.816 L 5662.912 24978.176 L 5666.112 24980.736 C 5669.098 24978.603 5670.592 24977.110 5670.592 24976.256 C 5691.925 24963.456 5713.258 24950.443 5734.592 24937.216 C 5765.738 24919.723 5789.632 24910.976 5806.272 24910.976 C 5809.685 24910.976 5812.245 24911.190 5813.952 24911.616 C 5830.165 24911.616 5838.272 24918.870 5838.272 24933.376 L 5840.832 24935.936 L 5839.552 24942.976 L 5833.152 24942.976 L 5834.432 24946.176 L 5840.832 24946.176 C 5839.125 24950.870 5837.632 24955.563 5836.352 24960.256 C 5833.792 24961.963 5830.805 24964.736 5827.392 24968.576 C 5824.405 24971.990 5822.058 24974.550 5820.352 24976.256 C 5821.205 24975.403 5822.058 24975.403 5822.912 24976.256 C 5824.192 24977.110 5824.405 24977.963 5823.552 24978.816 L 5817.152 24980.096 C 5817.578 24983.083 5816.085 24984.790 5812.672 24985.216 L 5806.912 24985.216 C 5805.632 24985.216 5805.205 24986.070 5805.632 24987.776 C 5806.058 24989.056 5806.698 24989.910 5807.552 24990.336 L 5796.032 24992.896 C 5791.765 24996.736 5786.858 25000.150 5781.312 25003.136 C 5776.192 25006.123 5771.072 25008.896 5765.952 25011.456 L 5762.112 25012.736 L 5762.752 25015.936 L 5757.632 25015.296 C 5748.245 25019.563 5741.205 25022.550 5736.512 25024.256 C 5716.885 25032.790 5704.725 25037.910 5700.032 25039.616 L 5700.032 25047.296 C 5700.032 25050.710 5700.458 25057.323 5701.312 25067.136 C 5702.592 25076.523 5703.232 25081.856 5703.232 25083.136 C 5703.232 25086.123 5702.805 25088.896 5701.952 25091.456 C 5701.952 25092.310 5703.018 25099.350 5705.152 25112.576 C 5707.712 25125.803 5708.565 25133.696 5707.712 25136.256 C 5709.845 25139.243 5712.192 25141.590 5714.752 25143.296 C 5717.312 25145.003 5720.938 25147.136 5725.632 25149.696 C 5739.712 25146.710 5755.925 25139.456 5774.272 25127.936 C 5783.232 25121.963 5792.405 25115.990 5801.792 25110.016 L 5804.992 25108.736 L 5800.512 25115.136 L 5795.392 25116.416 C 5794.538 25124.096 5775.552 25139.243 5738.432 25161.856 C 5701.312 25184.470 5677.845 25195.776 5668.032 25195.776 C 5661.632 25195.776 5655.658 25193.003 5650.112 25187.456 C 5644.992 25181.910 5641.578 25175.723 5639.872 25168.896 L 5638.592 25161.856 C 5637.312 25161.430 5636.245 25161.003 5635.392 25160.576 C 5634.965 25159.723 5634.752 25158.870 5634.752 25158.016 L 5636.032 25137.536 C 5636.032 25131.990 5634.112 25120.683 5630.272 25103.616 C 5626.432 25086.550 5624.512 25075.030 5624.512 25069.056 C 5624.085 25068.630 5623.658 25068.416 5623.232 25068.416 C 5622.805 25068.416 5621.738 25068.203 5620.032 25067.776 L 5616.832 25068.416 L 5621.312 25074.176 L 5612.352 25085.696 C 5608.085 25092.096 5606.592 25096.576 5607.872 25099.136 L 5600.192 25101.056 L 5600.832 25103.616 L 5595.712 25105.536 C 5597.418 25103.830 5598.058 25102.763 5597.632 25102.336 C 5595.072 25099.350 5593.365 25098.070 5592.512 25098.496 L 5593.152 25108.736 L 5588.672 25110.016 L 5587.392 25115.776 L 5593.792 25113.856 L 5593.792 25117.696 C 5588.245 25121.110 5583.552 25125.376 5579.712 25130.496 L 5586.752 25130.496 L 5582.912 25133.056 L 5577.792 25140.096 C 5576.938 25140.096 5576.085 25138.390 5575.232 25134.976 C 5572.672 25134.976 5570.538 25136.470 5568.832 25139.456 C 5567.125 25142.016 5566.698 25144.576 5567.552 25147.136 L 5554.752 25149.056 L 5550.272 25154.176 L 5530.432 25167.616 C 5531.285 25168.896 5531.285 25169.750 5530.432 25170.176 L 5525.312 25170.176 L 5520.192 25175.296 L 5511.232 25181.696 C 5506.965 25182.123 5504.618 25182.763 5504.192 25183.616 L 5497.792 25179.776 L 5493.312 25179.776 L 5496.512 25177.216 L 5493.952 25170.816 L 5491.392 25165.056 L 5492.672 25168.896 L 5494.592 25163.136 L 5495.872 25154.816 C 5499.712 25147.563 5502.698 25141.590 5504.832 25136.896 C 5509.525 25127.510 5511.872 25122.390 5511.872 25121.536 ZM 5610.432 25078.656 L 5607.232 25078.016 C 5605.952 25078.016 5604.885 25078.656 5604.032 25079.936 C 5603.178 25081.216 5602.752 25082.070 5602.752 25082.496 L 5603.392 25086.976 C 5608.085 25084.416 5610.432 25081.643 5610.432 25078.656 ZM 5609.792 25063.296 C 5611.925 25065.430 5614.272 25066.496 5616.832 25066.496 C 5619.392 25066.496 5621.312 25065.643 5622.592 25063.936 C 5623.872 25062.230 5624.725 25060.096 5625.152 25057.536 L 5616.192 25057.536 L 5611.712 25062.016 L 5606.592 25062.016 L 5609.792 25063.296 ZM 5627.712 25052.416 L 5634.752 25046.656 L 5624.512 25046.656 L 5622.592 25048.576 L 5616.832 25048.576 L 5624.512 25052.416 L 5627.712 25052.416 ZM 5635.392 25042.176 L 5638.592 25043.456 C 5642.432 25042.176 5652.672 25038.123 5669.312 25031.296 C 5677.418 25027.883 5684.458 25025.323 5690.432 25023.616 L 5698.112 25025.536 C 5707.072 25025.536 5715.605 25022.976 5723.712 25017.856 C 5731.818 25012.736 5739.712 25007.616 5747.392 25002.496 C 5748.672 24999.510 5751.232 24994.603 5755.072 24987.776 C 5759.338 24980.523 5761.472 24974.336 5761.472 24969.216 C 5761.472 24958.550 5756.992 24953.216 5748.032 24953.216 C 5735.232 24953.216 5718.805 24958.763 5698.752 24969.856 C 5685.098 24977.536 5670.165 24987.563 5653.952 24999.936 L 5653.952 25002.496 L 5649.472 25003.776 L 5649.472 25007.616 L 5655.872 25005.696 L 5653.952 25010.176 L 5652.032 25013.376 L 5641.792 25014.656 L 5640.512 25017.856 L 5644.352 25018.496 L 5641.152 25022.336 L 5639.232 25022.976 L 5642.432 25024.896 C 5643.712 25023.190 5645.845 25021.910 5648.832 25021.056 L 5644.992 25026.816 L 5644.992 25029.376 C 5642.005 25029.803 5639.232 25030.230 5636.672 25030.656 C 5634.112 25030.656 5631.125 25031.936 5627.712 25034.496 L 5628.992 25036.416 L 5625.152 25036.416 L 5623.232 25039.616 L 5627.712 25042.176 L 5635.392 25038.976 L 5635.392 25042.176 ZM 5823.792 25134.976 L 5828.272 25135.616 L 5826.992 25130.496 C 5826.992 25129.643 5827.632 25127.510 5828.912 25124.096 C 5830.192 25120.256 5830.405 25117.483 5829.552 25115.776 L 5832.752 25111.936 L 5828.912 25112.576 L 5830.192 25111.296 C 5832.752 25105.323 5835.525 25100.843 5838.512 25097.856 L 5837.872 25095.296 L 5841.072 25092.096 L 5872.432 25028.096 L 5901.232 24980.736 L 5907.632 24971.136 L 5910.192 24972.416 L 5914.032 24967.936 C 5913.605 24967.510 5912.325 24967.296 5910.192 24967.296 L 5913.392 24959.616 L 5917.232 24959.616 L 5917.232 24957.056 L 5921.712 24955.776 L 5917.232 24955.136 C 5920.219 24952.150 5924.059 24947.243 5928.752 24940.416 C 5932.165 24935.296 5935.792 24929.963 5939.632 24924.416 L 5943.472 24924.416 C 5949.872 24915.456 5957.765 24908.630 5967.152 24903.936 C 5984.219 24895.403 5993.392 24890.710 5994.672 24889.856 L 5997.872 24891.136 C 6003.845 24886.016 6010.459 24883.456 6017.712 24883.456 L 6026.032 24886.016 C 6025.179 24890.710 6022.619 24896.470 6018.352 24903.296 C 6014.512 24910.123 6012.379 24914.816 6011.952 24917.376 C 6008.539 24919.083 6005.979 24922.923 6004.272 24928.896 L 5999.152 24934.016 L 5997.232 24941.696 C 5992.539 24945.110 5990.192 24949.803 5990.192 24955.776 L 5986.992 24956.416 L 5986.992 24960.256 C 5985.712 24959.830 5983.579 24960.683 5980.592 24962.816 C 5979.739 24962.390 5978.459 24962.176 5976.752 24962.176 L 5974.192 24962.176 L 5972.912 24966.016 L 5983.152 24966.016 L 5983.152 24968.576 L 5974.832 24971.776 L 5976.752 24973.056 L 5978.672 24974.976 L 5976.752 24976.896 L 5972.272 24974.976 L 5970.992 24976.896 L 5974.832 24977.536 L 5972.912 24983.296 C 5972.485 24981.590 5972.059 24980.310 5971.632 24979.456 C 5971.205 24978.603 5970.565 24978.816 5969.712 24980.096 L 5970.352 24985.856 C 5967.365 24985.430 5965.659 24986.070 5965.232 24987.776 C 5966.085 24988.630 5966.939 24989.270 5967.792 24989.696 L 5963.952 25002.496 L 5959.472 25003.136 L 5951.792 25005.056 L 5950.512 25008.896 L 5951.792 25010.176 L 5959.472 25009.536 L 5956.272 25012.096 L 5956.912 25016.576 L 5951.152 25022.336 L 5943.472 25021.056 L 5937.712 25027.456 C 5938.139 25028.310 5938.779 25028.950 5939.632 25029.376 L 5942.192 25026.816 L 5946.032 25027.456 L 5944.112 25030.016 L 5948.592 25033.216 C 5948.592 25034.496 5947.739 25035.563 5946.032 25036.416 C 5944.752 25037.270 5943.899 25037.696 5943.472 25037.696 L 5938.352 25033.856 L 5938.352 25036.416 L 5940.272 25037.696 L 5933.232 25037.696 L 5928.752 25038.976 L 5928.112 25044.096 L 5924.272 25044.736 L 5924.912 25047.936 L 5931.952 25047.936 C 5931.952 25049.216 5932.805 25050.070 5934.512 25050.496 C 5936.219 25050.923 5937.072 25051.776 5937.072 25053.056 L 5933.872 25053.056 L 5925.552 25053.056 L 5927.472 25056.256 L 5932.592 25054.976 C 5932.592 25055.830 5931.739 25056.896 5930.032 25058.176 C 5929.179 25059.883 5929.179 25061.163 5930.032 25062.016 C 5931.312 25062.443 5931.952 25063.083 5931.952 25063.936 L 5925.552 25068.416 L 5927.472 25070.336 L 5922.992 25071.616 L 5919.152 25072.896 L 5912.752 25076.096 C 5911.045 25076.950 5910.192 25078.230 5910.192 25079.936 L 5911.472 25081.856 L 5914.672 25078.656 C 5917.659 25078.656 5920.645 25077.590 5923.632 25075.456 L 5924.272 25078.016 L 5922.352 25078.656 L 5919.792 25085.056 L 5915.312 25084.416 L 5913.392 25086.976 L 5917.232 25088.896 L 5914.032 25095.296 L 5910.192 25094.656 L 5908.272 25095.936 C 5908.272 25103.190 5908.485 25107.670 5908.912 25109.376 L 5906.352 25110.016 L 5908.272 25115.136 L 5904.432 25117.056 L 5904.432 25122.816 L 5905.712 25124.096 C 5904.859 25124.523 5904.219 25124.736 5903.792 25124.736 L 5906.352 25136.256 L 5907.632 25137.536 L 5915.312 25138.176 C 5922.992 25138.176 5934.512 25133.056 5949.872 25122.816 L 6010.032 25080.576 L 6013.232 25081.856 C 6011.525 25086.123 5999.152 25096.790 5976.112 25113.856 C 5966.299 25121.110 5961.392 25126.230 5961.392 25129.216 L 5907.632 25166.336 C 5891.419 25177.003 5880.112 25182.976 5873.712 25184.256 C 5874.992 25185.110 5874.779 25186.176 5873.072 25187.456 C 5871.792 25188.310 5870.939 25187.883 5870.512 25186.176 C 5867.099 25189.590 5863.472 25191.510 5859.632 25191.936 C 5861.339 25193.216 5862.192 25193.003 5862.192 25191.296 C 5862.619 25190.016 5862.832 25189.163 5862.832 25188.736 L 5860.272 25188.096 L 5857.712 25190.016 L 5858.992 25186.176 L 5856.432 25186.176 L 5854.512 25190.016 L 5849.392 25190.016 L 5849.392 25187.456 C 5842.139 25184.896 5837.019 25182.550 5834.032 25180.416 C 5825.925 25174.870 5821.872 25166.763 5821.872 25156.096 L 5821.872 25150.336 L 5825.072 25150.976 L 5826.352 25149.056 L 5820.592 25149.056 C 5821.445 25142.230 5822.512 25137.536 5823.792 25134.976 ZM 5932.592 25040.256 C 5936.859 25041.110 5940.272 25043.456 5942.832 25047.296 L 5937.712 25047.936 L 5933.232 25047.296 L 5930.032 25046.656 L 5929.392 25044.736 L 5932.592 25040.256 ZM 6003.632 24825.216 L 6000.432 24817.536 C 6000.432 24812.416 6003.205 24806.016 6008.752 24798.336 C 6013.019 24792.790 6017.285 24787.030 6021.552 24781.056 L 6020.912 24779.136 L 6024.752 24780.416 L 6026.032 24779.136 L 6024.752 24775.936 L 6026.032 24772.096 L 6027.952 24769.536 L 6030.512 24768.896 L 6030.512 24765.696 C 6030.512 24761.856 6033.072 24759.936 6038.192 24759.936 L 6043.952 24762.496 L 6045.872 24761.216 L 6045.872 24755.456 L 6049.072 24754.176 L 6052.912 24754.816 L 6057.392 24752.256 L 6058.032 24749.696 L 6062.512 24750.976 L 6064.432 24748.416 L 6067.632 24748.416 L 6068.912 24747.136 L 6070.832 24749.056 L 6074.032 24744.576 L 6080.432 24749.056 L 6081.712 24744.576 L 6083.632 24745.856 L 6086.192 24742.656 L 6095.792 24743.296 L 6097.712 24744.576 L 6101.552 24749.056 L 6093.872 24772.096 L 6092.592 24775.936 C 6090.459 24778.070 6088.965 24780.630 6088.112 24783.616 C 6084.272 24783.616 6081.712 24784.043 6080.432 24784.896 L 6080.432 24788.096 L 6083.632 24788.096 L 6083.632 24793.856 C 6078.939 24795.990 6076.379 24799.616 6075.952 24804.736 L 6071.472 24812.416 L 6065.712 24813.696 L 6065.712 24816.896 L 6061.232 24816.256 L 6058.032 24816.256 L 6057.392 24818.176 L 6052.272 24818.176 C 6048.432 24817.750 6044.379 24820.096 6040.112 24825.216 L 6034.992 24823.936 L 6031.152 24824.576 L 6030.512 24829.056 L 6019.632 24829.056 L 6017.712 24827.136 L 6012.592 24830.976 C 6005.765 24830.976 6002.139 24832.683 6001.712 24836.096 L 5999.792 24834.816 C 5998.512 24833.536 5997.872 24830.336 5997.872 24825.216 L 6003.632 24825.216 ZM 6005.682 25154.816 L 6003.122 25150.336 L 6010.162 25145.856 C 6010.162 25145.003 6008.882 25144.150 6006.322 25143.296 L 6005.042 25137.536 C 6005.042 25135.403 6005.682 25133.056 6006.962 25130.496 C 6007.815 25127.510 6008.455 25125.376 6008.882 25124.096 L 6006.322 25121.536 L 6010.802 25114.496 L 6010.802 25111.296 L 6014.642 25105.536 L 6014.002 25099.776 C 6014.855 25098.923 6015.709 25097.430 6016.562 25095.296 C 6017.842 25093.163 6019.122 25092.310 6020.402 25092.736 C 6020.402 25087.616 6021.469 25082.283 6023.602 25076.736 L 6028.082 25066.496 C 6031.922 25065.643 6033.842 25062.870 6033.842 25058.176 C 6033.842 25053.910 6039.602 25041.536 6051.122 25021.056 C 6062.642 25000.576 6068.189 24990.123 6067.762 24989.696 C 6071.175 24985.003 6074.589 24979.670 6078.002 24973.696 C 6081.842 24967.723 6084.829 24962.176 6086.962 24957.056 C 6087.389 24956.630 6088.669 24954.283 6090.802 24950.016 C 6093.362 24945.323 6095.069 24943.190 6095.922 24943.616 L 6104.242 24927.616 L 6105.522 24923.776 C 6110.215 24915.243 6114.055 24908.630 6117.042 24903.936 C 6122.589 24894.976 6126.855 24889.430 6129.842 24887.296 L 6142.002 24862.336 C 6143.709 24863.190 6144.562 24862.976 6144.562 24861.696 C 6144.989 24859.990 6145.415 24858.070 6145.842 24855.936 C 6146.695 24853.803 6147.335 24852.310 6147.762 24851.456 C 6149.895 24847.190 6152.242 24843.350 6154.802 24839.936 L 6197.682 24766.976 C 6199.389 24765.696 6201.095 24764.203 6202.802 24762.496 C 6211.335 24760.363 6220.082 24758.016 6229.042 24755.456 L 6233.522 24750.336 L 6232.242 24747.136 L 6236.082 24747.136 L 6235.442 24749.696 L 6238.642 24749.696 L 6261.682 24741.376 L 6266.162 24745.216 C 6265.309 24749.483 6265.735 24754.176 6267.442 24759.296 L 6236.082 24809.856 L 6234.802 24814.336 L 6225.202 24829.056 C 6225.629 24829.910 6226.055 24830.550 6226.482 24830.976 C 6223.495 24832.683 6221.149 24834.176 6219.442 24835.456 L 6222.642 24837.376 C 6220.935 24837.803 6219.442 24838.230 6218.162 24838.656 C 6216.882 24839.083 6216.242 24840.790 6216.242 24843.776 L 6211.122 24846.976 C 6211.549 24847.830 6211.335 24849.323 6210.482 24851.456 C 6209.629 24853.163 6210.482 24854.230 6213.042 24854.656 L 6209.842 24861.056 C 6210.269 24858.923 6208.989 24857.856 6206.002 24857.856 L 6205.362 24861.056 L 6199.602 24864.896 L 6203.442 24864.256 L 6208.562 24866.816 C 6206.429 24868.096 6204.935 24868.950 6204.082 24869.376 C 6200.242 24871.510 6197.895 24872.363 6197.042 24871.936 C 6195.335 24877.056 6192.775 24881.536 6189.362 24885.376 L 6195.122 24883.456 L 6192.562 24886.656 L 6194.482 24887.296 L 6190.642 24892.416 L 6188.082 24890.496 C 6187.655 24890.923 6187.442 24891.350 6187.442 24891.776 C 6189.149 24895.190 6189.789 24897.323 6189.362 24898.176 L 6181.042 24901.376 L 6184.242 24903.296 L 6175.282 24904.576 L 6173.362 24910.976 L 6180.402 24910.976 L 6174.002 24914.816 L 6180.402 24916.736 L 6172.082 24918.016 L 6170.802 24915.456 C 6170.375 24917.163 6170.162 24918.656 6170.162 24919.936 C 6170.162 24921.216 6170.802 24923.350 6172.082 24926.336 L 6161.202 24928.896 L 6162.482 24932.736 L 6161.202 24938.496 C 6162.482 24937.643 6163.335 24937.216 6163.762 24937.216 C 6166.322 24935.936 6168.029 24935.296 6168.882 24935.296 L 6168.882 24939.776 L 6164.402 24939.776 C 6162.695 24941.483 6162.482 24943.403 6163.762 24945.536 L 6149.682 24948.736 L 6150.322 24953.856 L 6145.842 24958.336 L 6154.802 24951.936 L 6159.282 24957.056 L 6159.282 24960.256 L 6156.722 24960.256 L 6140.082 24966.016 C 6137.522 24967.723 6134.962 24969.216 6132.402 24970.496 L 6131.122 24974.976 L 6150.322 24971.776 L 6150.322 24976.896 C 6149.469 24976.896 6147.975 24978.603 6145.842 24982.016 C 6144.562 24982.870 6143.282 24983.510 6142.002 24983.936 L 6136.242 24987.776 L 6141.362 24987.776 L 6134.962 24991.616 L 6132.402 24989.696 C 6128.989 24989.696 6127.282 24991.403 6127.282 24994.816 L 6130.482 24996.096 L 6134.962 24993.536 L 6137.522 24996.736 L 6133.042 25003.136 C 6136.455 25004.416 6137.949 25005.483 6137.522 25006.336 L 6127.922 25005.696 L 6126.002 25002.496 L 6124.722 25005.696 C 6124.295 25006.976 6123.015 25007.616 6120.882 25007.616 C 6119.175 25007.616 6118.322 25009.110 6118.322 25012.096 L 6120.242 25011.456 L 6132.402 25012.736 L 6132.402 25015.936 C 6128.989 25015.510 6124.509 25016.150 6118.962 25017.856 L 6118.962 25024.256 L 6127.922 25026.816 C 6124.935 25028.523 6122.589 25029.376 6120.882 25029.376 C 6118.322 25028.096 6115.975 25027.456 6113.842 25027.456 L 6111.282 25029.376 L 6115.762 25033.216 L 6115.122 25035.136 L 6110.002 25035.136 L 6108.722 25037.056 C 6110.429 25037.483 6112.135 25037.696 6113.842 25037.696 L 6113.842 25040.896 C 6116.829 25040.470 6118.749 25040.683 6119.602 25041.536 L 6120.882 25048.576 L 6115.762 25049.216 L 6109.362 25054.336 L 6108.082 25058.816 L 6110.642 25062.656 L 6113.842 25062.656 L 6110.002 25065.216 L 6103.602 25064.576 L 6100.402 25066.496 L 6105.522 25070.336 L 6110.642 25070.336 L 6097.842 25072.896 L 6097.842 25076.736 L 6105.522 25076.736 L 6106.162 25079.936 C 6103.602 25080.363 6101.895 25080.576 6101.042 25080.576 C 6100.189 25080.576 6098.055 25081.216 6094.642 25082.496 L 6090.802 25081.216 L 6087.602 25081.856 L 6087.602 25088.896 C 6088.882 25089.750 6090.375 25089.750 6092.082 25088.896 C 6094.215 25088.043 6095.282 25086.763 6095.282 25085.056 L 6101.682 25086.336 C 6099.549 25092.310 6098.055 25096.150 6097.202 25097.856 L 6092.082 25099.776 L 6093.362 25105.536 L 6085.042 25110.656 L 6086.322 25112.576 L 6092.722 25112.576 L 6095.282 25110.656 L 6093.362 25116.416 L 6088.242 25118.976 C 6088.669 25122.390 6088.029 25124.096 6086.322 25124.096 L 6090.802 25128.576 C 6103.175 25125.163 6121.095 25115.350 6144.562 25099.136 C 6168.455 25082.496 6192.562 25065.643 6216.882 25048.576 C 6189.575 25075.456 6163.122 25099.990 6137.522 25122.176 C 6100.402 25154.176 6071.602 25175.296 6051.122 25185.536 L 6051.122 25188.096 L 6046.002 25186.816 C 6043.442 25189.803 6039.389 25192.363 6033.842 25194.496 C 6028.295 25196.630 6023.389 25197.696 6019.122 25197.696 C 6019.975 25196.843 6019.762 25195.776 6018.482 25194.496 C 6017.629 25193.643 6016.775 25193.643 6015.922 25194.496 L 6007.602 25188.736 C 6008.455 25187.883 6009.309 25187.670 6010.162 25188.096 C 6011.015 25188.523 6012.295 25189.376 6014.002 25190.656 L 6023.602 25190.656 L 6026.162 25192.576 L 6026.162 25190.016 L 6024.242 25189.376 C 6018.269 25188.096 6014.429 25188.310 6012.722 25190.016 L 6010.802 25184.256 L 6008.242 25184.256 L 6008.242 25177.856 C 6005.682 25178.283 6004.189 25178.070 6003.762 25177.216 C 6005.042 25176.790 6006.109 25176.150 6006.962 25175.296 L 6006.322 25167.616 L 6002.482 25167.616 L 6003.762 25164.416 L 6012.722 25161.216 L 6005.682 25161.216 L 6001.202 25157.376 L 6005.682 25154.816 ZM 6181.932 25154.816 L 6179.372 25150.336 L 6186.412 25145.856 C 6186.412 25145.003 6185.132 25144.150 6182.572 25143.296 L 6181.292 25137.536 C 6181.292 25135.403 6181.932 25133.056 6183.212 25130.496 C 6184.065 25127.510 6184.705 25125.376 6185.132 25124.096 L 6182.572 25121.536 L 6187.052 25114.496 L 6187.052 25111.296 L 6190.892 25105.536 L 6190.252 25099.776 C 6191.105 25098.923 6191.958 25097.430 6192.812 25095.296 C 6194.092 25093.163 6195.372 25092.310 6196.652 25092.736 C 6196.652 25087.616 6197.718 25082.283 6199.852 25076.736 L 6204.332 25066.496 C 6208.172 25065.643 6210.092 25062.870 6210.092 25058.176 C 6210.092 25053.910 6215.852 25041.536 6227.372 25021.056 C 6238.892 25000.576 6244.438 24990.123 6244.012 24989.696 C 6247.425 24985.003 6250.838 24979.670 6254.252 24973.696 C 6258.092 24967.723 6261.078 24962.176 6263.212 24957.056 C 6263.638 24956.630 6264.918 24954.283 6267.052 24950.016 C 6269.612 24945.323 6271.318 24943.190 6272.172 24943.616 L 6280.492 24927.616 L 6281.772 24923.776 C 6286.465 24915.243 6290.305 24908.630 6293.292 24903.936 C 6298.838 24894.976 6303.105 24889.430 6306.092 24887.296 L 6318.252 24862.336 C 6319.958 24863.190 6320.812 24862.976 6320.812 24861.696 C 6321.238 24859.990 6321.665 24858.070 6322.092 24855.936 C 6322.945 24853.803 6323.585 24852.310 6324.012 24851.456 C 6326.145 24847.190 6328.492 24843.350 6331.052 24839.936 L 6373.932 24766.976 C 6375.638 24765.696 6377.345 24764.203 6379.052 24762.496 C 6387.585 24760.363 6396.332 24758.016 6405.292 24755.456 L 6409.772 24750.336 L 6408.492 24747.136 L 6412.332 24747.136 L 6411.692 24749.696 L 6414.892 24749.696 L 6437.932 24741.376 L 6442.412 24745.216 C 6441.558 24749.483 6441.985 24754.176 6443.692 24759.296 L 6412.332 24809.856 L 6411.052 24814.336 L 6401.452 24829.056 C 6401.878 24829.910 6402.305 24830.550 6402.732 24830.976 C 6399.745 24832.683 6397.398 24834.176 6395.692 24835.456 L 6398.892 24837.376 C 6397.185 24837.803 6395.692 24838.230 6394.412 24838.656 C 6393.132 24839.083 6392.492 24840.790 6392.492 24843.776 L 6387.372 24846.976 C 6387.798 24847.830 6387.585 24849.323 6386.732 24851.456 C 6385.878 24853.163 6386.732 24854.230 6389.292 24854.656 L 6386.092 24861.056 C 6386.518 24858.923 6385.238 24857.856 6382.252 24857.856 L 6381.612 24861.056 L 6375.852 24864.896 L 6379.692 24864.256 L 6384.812 24866.816 C 6382.678 24868.096 6381.185 24868.950 6380.332 24869.376 C 6376.492 24871.510 6374.145 24872.363 6373.292 24871.936 C 6371.585 24877.056 6369.025 24881.536 6365.612 24885.376 L 6371.372 24883.456 L 6368.812 24886.656 L 6370.732 24887.296 L 6366.892 24892.416 L 6364.332 24890.496 C 6363.905 24890.923 6363.692 24891.350 6363.692 24891.776 C 6365.398 24895.190 6366.038 24897.323 6365.612 24898.176 L 6357.292 24901.376 L 6360.492 24903.296 L 6351.532 24904.576 L 6349.612 24910.976 L 6356.652 24910.976 L 6350.252 24914.816 L 6356.652 24916.736 L 6348.332 24918.016 L 6347.052 24915.456 C 6346.625 24917.163 6346.412 24918.656 6346.412 24919.936 C 6346.412 24921.216 6347.052 24923.350 6348.332 24926.336 L 6337.452 24928.896 L 6338.732 24932.736 L 6337.452 24938.496 C 6338.732 24937.643 6339.585 24937.216 6340.012 24937.216 C 6342.572 24935.936 6344.278 24935.296 6345.132 24935.296 L 6345.132 24939.776 L 6340.652 24939.776 C 6338.945 24941.483 6338.732 24943.403 6340.012 24945.536 L 6325.932 24948.736 L 6326.572 24953.856 L 6322.092 24958.336 L 6331.052 24951.936 L 6335.532 24957.056 L 6335.532 24960.256 L 6332.972 24960.256 L 6316.332 24966.016 C 6313.772 24967.723 6311.212 24969.216 6308.652 24970.496 L 6307.372 24974.976 L 6326.572 24971.776 L 6326.572 24976.896 C 6325.718 24976.896 6324.225 24978.603 6322.092 24982.016 C 6320.812 24982.870 6319.532 24983.510 6318.252 24983.936 L 6312.492 24987.776 L 6317.612 24987.776 L 6311.212 24991.616 L 6308.652 24989.696 C 6305.238 24989.696 6303.532 24991.403 6303.532 24994.816 L 6306.732 24996.096 L 6311.212 24993.536 L 6313.772 24996.736 L 6309.292 25003.136 C 6312.705 25004.416 6314.198 25005.483 6313.772 25006.336 L 6304.172 25005.696 L 6302.252 25002.496 L 6300.972 25005.696 C 6300.545 25006.976 6299.265 25007.616 6297.132 25007.616 C 6295.425 25007.616 6294.572 25009.110 6294.572 25012.096 L 6296.492 25011.456 L 6308.652 25012.736 L 6308.652 25015.936 C 6305.238 25015.510 6300.758 25016.150 6295.212 25017.856 L 6295.212 25024.256 L 6304.172 25026.816 C 6301.185 25028.523 6298.838 25029.376 6297.132 25029.376 C 6294.572 25028.096 6292.225 25027.456 6290.092 25027.456 L 6287.532 25029.376 L 6292.012 25033.216 L 6291.372 25035.136 L 6286.252 25035.136 L 6284.972 25037.056 C 6286.678 25037.483 6288.385 25037.696 6290.092 25037.696 L 6290.092 25040.896 C 6293.078 25040.470 6294.998 25040.683 6295.852 25041.536 L 6297.132 25048.576 L 6292.012 25049.216 L 6285.612 25054.336 L 6284.332 25058.816 L 6286.892 25062.656 L 6290.092 25062.656 L 6286.252 25065.216 L 6279.852 25064.576 L 6276.652 25066.496 L 6281.772 25070.336 L 6286.892 25070.336 L 6274.092 25072.896 L 6274.092 25076.736 L 6281.772 25076.736 L 6282.412 25079.936 C 6279.852 25080.363 6278.145 25080.576 6277.292 25080.576 C 6276.438 25080.576 6274.305 25081.216 6270.892 25082.496 L 6267.052 25081.216 L 6263.852 25081.856 L 6263.852 25088.896 C 6265.132 25089.750 6266.625 25089.750 6268.332 25088.896 C 6270.465 25088.043 6271.532 25086.763 6271.532 25085.056 L 6277.932 25086.336 C 6275.798 25092.310 6274.305 25096.150 6273.452 25097.856 L 6268.332 25099.776 L 6269.612 25105.536 L 6261.292 25110.656 L 6262.572 25112.576 L 6268.972 25112.576 L 6271.532 25110.656 L 6269.612 25116.416 L 6264.492 25118.976 C 6264.918 25122.390 6264.278 25124.096 6262.572 25124.096 L 6267.052 25128.576 C 6279.425 25125.163 6297.345 25115.350 6320.812 25099.136 C 6344.705 25082.496 6368.812 25065.643 6393.132 25048.576 C 6365.825 25075.456 6339.372 25099.990 6313.772 25122.176 C 6276.652 25154.176 6247.852 25175.296 6227.372 25185.536 L 6227.372 25188.096 L 6222.252 25186.816 C 6219.692 25189.803 6215.638 25192.363 6210.092 25194.496 C 6204.545 25196.630 6199.638 25197.696 6195.372 25197.696 C 6196.225 25196.843 6196.012 25195.776 6194.732 25194.496 C 6193.878 25193.643 6193.025 25193.643 6192.172 25194.496 L 6183.852 25188.736 C 6184.705 25187.883 6185.558 25187.670 6186.412 25188.096 C 6187.265 25188.523 6188.545 25189.376 6190.252 25190.656 L 6199.852 25190.656 L 6202.412 25192.576 L 6202.412 25190.016 L 6200.492 25189.376 C 6194.518 25188.096 6190.678 25188.310 6188.972 25190.016 L 6187.052 25184.256 L 6184.492 25184.256 L 6184.492 25177.856 C 6181.932 25178.283 6180.438 25178.070 6180.012 25177.216 C 6181.292 25176.790 6182.358 25176.150 6183.212 25175.296 L 6182.572 25167.616 L 6178.732 25167.616 L 6180.012 25164.416 L 6188.972 25161.216 L 6181.932 25161.216 L 6177.452 25157.376 L 6181.932 25154.816 ZM 2220.207 26275.429 C 2221.913 26275.429 2228.740 26271.589 2240.687 26263.909 C 2246.660 26260.069 2251.353 26258.149 2254.767 26258.149 C 2259.033 26258.149 2263.300 26259.003 2267.567 26260.709 C 2271.833 26261.989 2276.100 26264.123 2280.367 26267.109 C 2280.793 26268.816 2281.860 26270.949 2283.567 26273.509 L 2288.047 26277.989 L 2289.327 26281.189 C 2288.473 26282.469 2288.047 26283.749 2288.047 26285.029 L 2294.447 26285.669 L 2291.247 26292.069 C 2293.807 26294.629 2295.300 26295.696 2295.727 26295.269 L 2298.287 26299.749 L 2297.647 26303.589 L 2291.887 26304.869 L 2293.167 26309.349 L 2298.927 26307.429 L 2298.927 26311.269 L 2296.367 26311.269 L 2293.167 26313.829 L 2288.687 26313.829 L 2286.767 26315.109 L 2288.047 26316.389 L 2297.647 26317.029 L 2289.327 26323.429 L 2295.727 26327.909 L 2297.647 26327.269 L 2293.167 26330.469 C 2294.873 26331.323 2295.300 26332.603 2294.447 26334.309 L 2288.047 26334.309 L 2284.847 26341.989 L 2278.447 26340.709 C 2273.327 26350.523 2263.727 26360.763 2249.647 26371.429 C 2235.567 26381.669 2225.327 26389.136 2218.927 26393.829 L 2217.007 26391.269 C 2213.167 26387.856 2211.247 26383.589 2211.247 26378.469 C 2211.247 26375.909 2211.673 26371.856 2212.527 26366.309 C 2213.807 26360.336 2214.447 26356.709 2214.447 26355.429 C 2214.447 26346.896 2213.807 26339.216 2212.527 26332.389 C 2211.247 26325.563 2208.473 26321.083 2204.207 26318.949 L 2201.647 26322.149 C 2196.100 26328.976 2191.620 26334.309 2188.207 26338.149 C 2181.380 26345.829 2176.260 26350.523 2172.847 26352.229 L 2177.327 26356.069 L 2172.207 26357.349 L 2169.007 26365.029 L 2170.927 26368.229 C 2167.940 26369.083 2166.020 26369.509 2165.167 26369.509 L 2162.607 26375.269 C 2160.473 26379.536 2158.980 26382.096 2158.127 26382.949 L 2157.487 26388.709 C 2154.073 26392.123 2151.300 26393.616 2149.167 26393.189 L 2147.247 26407.269 C 2146.393 26406.843 2145.327 26408.763 2144.047 26413.029 C 2142.767 26417.296 2142.127 26419.643 2142.127 26420.069 L 2138.927 26421.349 L 2140.207 26427.749 C 2137.220 26429.456 2135.087 26432.016 2133.807 26435.429 L 2134.447 26443.109 C 2134.447 26445.669 2133.593 26449.083 2131.887 26453.349 C 2130.607 26457.616 2129.327 26461.456 2128.047 26464.869 C 2129.327 26475.109 2130.607 26485.136 2131.887 26494.949 C 2133.167 26504.336 2138.073 26509.029 2146.607 26509.029 C 2156.420 26509.029 2169.220 26504.549 2185.007 26495.589 C 2196.953 26488.763 2208.687 26480.443 2220.207 26470.629 L 2232.367 26461.669 C 2236.633 26458.256 2240.900 26454.629 2245.167 26450.789 L 2247.727 26448.869 L 2253.487 26443.109 L 2256.047 26445.669 L 2251.567 26448.229 L 2253.487 26449.509 C 2237.273 26470.416 2212.100 26494.736 2177.967 26522.469 C 2138.713 26554.043 2110.127 26569.829 2092.207 26569.829 C 2077.700 26569.829 2067.247 26563.216 2060.847 26549.989 C 2054.873 26536.336 2051.887 26521.616 2051.887 26505.829 C 2051.887 26495.163 2053.593 26483.429 2057.007 26470.629 C 2062.127 26455.696 2065.753 26444.603 2067.887 26437.349 C 2080.260 26406.203 2102.873 26376.549 2135.727 26348.389 L 2220.207 26275.429 ZM 2251.407 26562.789 L 2257.807 26539.749 L 2255.247 26537.829 L 2259.087 26537.189 L 2258.447 26534.629 C 2264.420 26528.229 2270.393 26517.563 2276.367 26502.629 C 2280.633 26492.389 2283.620 26485.349 2285.327 26481.509 L 2297.487 26455.909 L 2300.047 26455.909 L 2301.967 26446.949 L 2310.927 26432.869 L 2311.567 26430.309 C 2311.567 26426.896 2319.460 26411.749 2335.247 26384.869 C 2351.033 26357.563 2359.567 26340.923 2360.847 26334.949 C 2362.553 26335.376 2364.260 26334.309 2365.967 26331.749 C 2368.100 26329.189 2369.167 26327.056 2369.167 26325.349 C 2369.593 26323.216 2369.807 26321.723 2369.807 26320.869 C 2370.233 26319.589 2371.087 26319.376 2372.367 26320.229 L 2378.767 26301.669 L 2382.607 26299.749 L 2381.327 26297.829 C 2383.033 26293.563 2385.593 26288.656 2389.007 26283.109 C 2392.420 26277.136 2394.767 26272.869 2396.047 26270.309 L 2394.767 26269.029 C 2394.767 26268.176 2395.407 26267.323 2396.687 26266.469 C 2397.967 26265.189 2399.033 26264.336 2399.887 26263.909 L 2407.567 26244.069 C 2408.420 26244.923 2409.487 26244.496 2410.767 26242.789 C 2412.047 26241.083 2411.620 26239.589 2409.487 26238.309 L 2418.447 26228.709 L 2417.807 26225.509 L 2421.007 26219.749 C 2422.287 26220.176 2423.140 26219.749 2423.567 26218.469 L 2426.127 26213.349 L 2429.327 26208.229 C 2433.167 26203.963 2437.433 26197.563 2442.127 26189.029 C 2444.687 26184.763 2448.527 26177.723 2453.647 26167.909 C 2455.780 26165.776 2458.980 26160.443 2463.247 26151.909 C 2467.940 26143.376 2470.073 26138.043 2469.647 26135.909 C 2470.500 26134.203 2471.993 26132.496 2474.127 26130.789 C 2476.260 26128.656 2479.247 26126.523 2483.087 26124.389 L 2482.447 26121.829 C 2482.447 26119.269 2485.860 26116.283 2492.687 26112.869 C 2499.513 26109.029 2504.633 26106.896 2508.047 26106.469 L 2511.247 26105.189 L 2512.527 26103.909 C 2514.233 26105.189 2515.940 26106.256 2517.647 26107.109 L 2517.647 26104.549 C 2520.207 26103.269 2525.113 26101.349 2532.367 26098.789 C 2540.047 26096.229 2545.380 26094.949 2548.367 26094.949 C 2550.073 26096.229 2551.993 26097.509 2554.127 26098.789 L 2549.647 26114.789 L 2545.807 26115.429 L 2547.727 26120.549 C 2547.727 26123.536 2546.873 26125.669 2545.167 26126.949 C 2543.460 26128.229 2541.753 26129.296 2540.047 26130.149 L 2540.047 26133.989 L 2535.567 26139.109 L 2536.207 26144.229 L 2534.287 26150.629 L 2531.087 26149.989 C 2529.380 26149.989 2527.887 26151.056 2526.607 26153.189 C 2525.753 26154.896 2526.180 26157.029 2527.887 26159.589 L 2531.087 26159.589 C 2531.087 26160.443 2529.593 26161.296 2526.607 26162.149 C 2524.047 26162.576 2522.980 26163.429 2523.407 26164.709 L 2516.367 26166.629 C 2518.073 26167.483 2518.287 26168.549 2517.007 26169.829 C 2516.153 26170.683 2514.873 26171.749 2513.167 26173.029 C 2513.167 26174.736 2512.953 26176.443 2512.527 26178.149 C 2512.527 26179.429 2512.100 26179.856 2511.247 26179.429 L 2515.727 26190.309 L 2509.967 26192.869 L 2509.327 26196.069 L 2502.287 26194.149 L 2499.727 26196.709 L 2508.047 26203.109 L 2507.407 26205.029 L 2499.727 26203.749 L 2490.127 26206.949 L 2490.127 26212.069 L 2495.887 26212.709 L 2491.407 26216.549 L 2484.367 26215.909 L 2482.447 26217.189 L 2488.847 26222.949 L 2491.407 26220.389 L 2495.247 26224.229 L 2499.727 26224.869 L 2493.327 26234.469 L 2483.087 26235.749 L 2484.367 26237.669 L 2484.367 26244.069 L 2482.447 26245.349 L 2489.487 26245.989 L 2484.367 26249.189 L 2477.327 26247.269 L 2480.527 26253.669 L 2476.047 26253.669 L 2479.887 26260.709 L 2481.807 26260.069 C 2478.820 26264.336 2474.553 26266.469 2469.007 26266.469 L 2469.007 26269.029 L 2478.607 26269.029 L 2477.327 26270.949 L 2470.287 26272.869 C 2471.140 26274.149 2471.567 26276.709 2471.567 26280.549 L 2465.807 26282.469 L 2465.167 26287.589 C 2462.607 26288.443 2460.687 26289.296 2459.407 26290.149 L 2455.567 26290.149 L 2458.127 26296.549 L 2453.007 26306.149 C 2455.140 26307.003 2456.420 26307.003 2456.847 26306.149 L 2458.767 26304.229 L 2459.407 26306.789 C 2457.273 26308.923 2456.420 26310.203 2456.847 26310.629 L 2451.087 26309.349 C 2451.940 26312.336 2451.087 26314.043 2448.527 26314.469 L 2444.047 26314.469 L 2442.767 26318.309 L 2449.167 26321.509 L 2444.687 26321.509 C 2439.140 26321.509 2436.367 26323.643 2436.367 26327.909 C 2436.367 26333.456 2438.287 26336.229 2442.127 26336.229 L 2493.327 26296.549 C 2517.647 26279.483 2536.420 26270.949 2549.647 26270.949 C 2552.633 26270.949 2555.407 26271.803 2557.967 26273.509 C 2563.513 26277.349 2566.927 26279.269 2568.207 26279.269 C 2569.913 26279.269 2570.767 26280.123 2570.767 26281.829 C 2570.767 26283.536 2570.553 26285.243 2570.127 26286.949 L 2573.967 26286.949 C 2574.820 26288.656 2575.460 26291.643 2575.887 26295.909 C 2576.313 26300.176 2576.740 26302.949 2577.167 26304.229 L 2577.807 26306.149 L 2575.887 26312.549 L 2579.087 26316.389 C 2577.807 26319.376 2576.740 26322.149 2575.887 26324.709 C 2575.033 26326.843 2573.967 26328.763 2572.687 26330.469 L 2575.887 26332.389 C 2575.033 26334.949 2574.180 26337.296 2573.327 26339.429 L 2566.287 26345.189 L 2568.207 26349.669 C 2568.207 26353.083 2567.140 26355.003 2565.007 26355.429 C 2562.873 26355.856 2561.807 26358.843 2561.807 26364.389 L 2558.607 26364.389 L 2559.887 26369.509 L 2551.567 26372.709 C 2553.700 26374.416 2554.767 26375.909 2554.767 26377.189 C 2554.767 26378.469 2553.700 26379.749 2551.567 26381.029 C 2549.433 26382.309 2547.940 26382.523 2547.087 26381.669 L 2549.007 26388.709 C 2547.300 26387.856 2545.807 26388.496 2544.527 26390.629 C 2543.673 26392.336 2543.887 26393.829 2545.167 26395.109 C 2540.473 26402.363 2538.127 26408.549 2538.127 26413.669 L 2534.287 26413.669 C 2532.580 26413.669 2531.940 26414.523 2532.367 26416.229 C 2532.793 26417.936 2533.433 26419.003 2534.287 26419.429 L 2527.887 26427.749 L 2524.687 26429.029 L 2528.527 26434.149 C 2525.113 26434.149 2523.620 26435.429 2524.047 26437.989 C 2524.900 26440.123 2524.687 26441.616 2523.407 26442.469 C 2522.127 26443.323 2520.847 26443.963 2519.567 26444.389 L 2522.127 26452.709 L 2516.367 26455.269 L 2514.447 26462.309 L 2516.367 26463.589 L 2512.527 26466.149 C 2511.247 26467.003 2510.393 26467.429 2509.967 26467.429 L 2506.127 26473.189 L 2508.047 26477.669 C 2508.047 26478.949 2507.407 26480.016 2506.127 26480.869 C 2504.847 26481.723 2503.567 26482.363 2502.287 26482.789 L 2502.927 26484.709 C 2504.633 26485.563 2505.700 26486.203 2506.127 26486.629 L 2507.407 26487.909 C 2506.127 26490.043 2505.060 26492.176 2504.207 26494.309 C 2503.353 26496.443 2501.860 26497.083 2499.727 26496.229 L 2497.807 26502.629 L 2505.487 26507.749 C 2509.753 26507.323 2517.007 26502.843 2527.247 26494.309 C 2540.900 26482.363 2554.767 26470.416 2568.847 26458.469 L 2573.327 26457.189 L 2574.607 26453.989 C 2576.313 26452.709 2578.660 26451.216 2581.647 26449.509 C 2584.633 26447.376 2586.980 26446.523 2588.687 26446.949 L 2578.447 26463.589 C 2566.500 26476.816 2543.673 26497.296 2509.967 26525.029 C 2471.993 26556.176 2448.740 26571.749 2440.207 26571.749 C 2429.540 26571.749 2422.500 26567.269 2419.087 26558.309 C 2416.100 26548.923 2414.607 26537.829 2414.607 26525.029 L 2415.887 26523.749 L 2415.887 26516.069 C 2417.167 26516.496 2417.807 26515.856 2417.807 26514.149 C 2418.233 26512.016 2418.447 26509.669 2418.447 26507.109 C 2420.580 26504.549 2422.073 26501.776 2422.927 26498.789 C 2423.780 26495.803 2424.420 26492.603 2424.847 26489.189 L 2426.767 26483.429 L 2428.687 26482.789 C 2432.953 26472.976 2442.127 26454.629 2456.207 26427.749 C 2480.953 26381.243 2493.327 26349.243 2493.327 26331.749 L 2488.847 26320.869 C 2482.020 26322.149 2473.700 26326.843 2463.887 26334.949 L 2421.647 26369.509 L 2419.727 26379.109 L 2415.247 26378.469 L 2412.047 26381.669 L 2418.447 26386.149 L 2411.407 26386.789 L 2411.407 26389.989 L 2406.287 26391.269 C 2406.287 26394.256 2407.567 26395.749 2410.127 26395.749 L 2415.247 26398.309 L 2411.407 26399.589 L 2403.727 26399.589 C 2401.593 26399.589 2400.953 26401.083 2401.807 26404.069 L 2394.767 26404.069 L 2399.247 26410.469 C 2398.393 26411.323 2398.393 26413.883 2399.247 26418.149 L 2399.887 26411.749 L 2402.447 26411.749 C 2405.007 26412.603 2406.713 26413.029 2407.567 26413.029 L 2398.607 26419.429 L 2390.927 26418.149 C 2387.087 26420.709 2385.807 26423.269 2387.087 26425.829 L 2396.687 26429.669 L 2398.607 26429.029 L 2397.327 26431.589 C 2394.340 26434.576 2391.567 26435.216 2389.007 26433.509 L 2386.447 26439.269 L 2389.647 26439.909 C 2384.527 26439.483 2379.193 26440.763 2373.647 26443.749 L 2373.647 26446.949 L 2376.847 26452.069 L 2382.607 26451.429 L 2384.527 26452.709 C 2384.527 26456.549 2383.460 26458.469 2381.327 26458.469 C 2377.913 26457.189 2375.353 26456.549 2373.647 26456.549 L 2370.447 26464.229 L 2373.647 26465.509 L 2358.927 26479.589 L 2364.687 26484.069 L 2367.247 26484.069 L 2367.247 26487.269 L 2364.047 26487.269 L 2354.447 26490.469 L 2350.607 26492.389 C 2349.753 26494.523 2349.753 26495.803 2350.607 26496.229 C 2351.460 26496.656 2352.313 26496.869 2353.167 26496.869 L 2340.367 26505.829 L 2337.807 26512.869 C 2338.660 26512.443 2339.727 26512.016 2341.007 26511.589 C 2341.433 26513.296 2341.007 26514.789 2339.727 26516.069 C 2338.447 26516.923 2337.593 26517.563 2337.167 26517.989 L 2341.007 26519.269 L 2338.447 26526.949 L 2333.327 26531.429 C 2331.620 26530.576 2328.633 26532.496 2324.367 26537.189 C 2323.087 26538.469 2321.167 26540.603 2318.607 26543.589 C 2316.047 26546.576 2312.420 26548.923 2307.727 26550.629 C 2299.193 26554.043 2293.860 26557.243 2291.727 26560.229 C 2288.313 26561.509 2285.967 26561.083 2284.687 26558.949 L 2281.487 26565.349 C 2277.220 26566.629 2273.167 26567.056 2269.327 26566.629 L 2262.927 26570.469 C 2261.647 26569.616 2260.367 26568.976 2259.087 26568.549 L 2255.247 26568.549 C 2252.260 26568.549 2250.767 26567.269 2250.767 26564.709 L 2251.407 26562.789 ZM 2591.887 26492.389 L 2591.887 26489.829 L 2595.087 26479.589 C 2594.233 26479.589 2593.380 26479.376 2592.527 26478.949 C 2592.100 26476.816 2592.953 26475.536 2595.087 26475.109 L 2595.087 26470.629 L 2597.647 26470.629 L 2595.727 26461.029 C 2595.727 26457.616 2598.073 26450.363 2602.767 26439.269 C 2606.180 26431.163 2609.807 26423.056 2613.647 26414.949 L 2616.207 26414.949 C 2620.900 26400.443 2634.553 26381.456 2657.167 26357.989 C 2680.207 26334.096 2699.193 26318.736 2714.127 26311.909 C 2733.753 26297.829 2751.247 26286.523 2766.607 26277.989 C 2790.500 26264.336 2809.273 26257.509 2822.927 26257.509 C 2834.020 26257.509 2842.553 26261.136 2848.527 26268.389 C 2854.500 26275.643 2857.487 26284.816 2857.487 26295.909 L 2856.847 26302.949 C 2855.993 26304.656 2855.140 26306.149 2854.287 26307.429 C 2854.287 26308.283 2854.073 26310.203 2853.647 26313.189 C 2852.793 26314.469 2852.153 26315.536 2851.727 26316.389 L 2846.607 26327.909 C 2844.900 26328.763 2843.833 26329.189 2843.407 26329.189 C 2843.407 26330.043 2843.620 26330.683 2844.047 26331.109 L 2836.367 26341.989 L 2833.167 26343.269 L 2831.887 26348.389 C 2831.033 26347.963 2828.900 26349.243 2825.487 26352.229 L 2819.727 26357.989 L 2813.967 26357.349 L 2807.567 26361.189 C 2808.847 26361.616 2810.340 26362.043 2812.047 26362.469 L 2801.807 26370.149 L 2798.607 26368.229 L 2796.687 26368.869 L 2797.327 26373.349 L 2785.167 26376.549 C 2779.193 26382.949 2769.167 26388.923 2755.087 26394.469 C 2750.393 26396.176 2743.567 26398.523 2734.607 26401.509 C 2733.327 26402.363 2732.047 26403.003 2730.767 26403.429 C 2729.060 26403.429 2725.860 26404.496 2721.167 26406.629 C 2716.900 26408.763 2714.553 26409.829 2714.127 26409.829 C 2709.007 26412.389 2702.393 26415.376 2694.287 26418.789 C 2686.180 26422.203 2681.060 26423.483 2678.927 26422.629 L 2673.167 26436.069 C 2674.020 26435.643 2674.873 26436.496 2675.727 26438.629 L 2673.167 26437.349 L 2669.967 26437.349 L 2669.967 26441.189 L 2674.447 26443.109 C 2673.593 26443.109 2672.527 26446.523 2671.247 26453.349 C 2669.967 26460.176 2669.327 26467.003 2669.327 26473.829 C 2669.327 26484.923 2671.887 26494.096 2677.007 26501.349 C 2682.127 26508.176 2689.807 26511.589 2700.047 26511.589 C 2711.140 26511.589 2725.433 26506.043 2742.927 26494.949 C 2756.580 26486.416 2770.233 26477.669 2783.887 26468.709 C 2791.993 26461.456 2800.100 26453.989 2808.207 26446.309 C 2811.620 26443.749 2816.953 26440.336 2824.207 26436.069 L 2826.127 26441.829 C 2823.993 26446.096 2819.087 26451.216 2811.407 26457.189 C 2804.153 26463.163 2799.460 26467.429 2797.327 26469.989 L 2794.767 26469.989 L 2787.087 26476.389 L 2783.887 26479.589 L 2779.407 26485.989 L 2776.847 26485.989 L 2764.047 26498.789 C 2758.073 26504.763 2753.380 26509.029 2749.967 26511.589 L 2708.367 26543.589 C 2706.233 26544.016 2704.740 26544.443 2703.887 26544.869 C 2703.033 26545.296 2703.460 26546.149 2705.167 26547.429 L 2685.327 26558.949 L 2685.327 26555.749 L 2678.927 26558.949 L 2679.567 26561.509 C 2678.287 26561.936 2675.300 26562.149 2670.607 26562.149 L 2668.047 26564.069 L 2662.287 26564.069 L 2659.087 26567.909 C 2657.807 26567.056 2655.033 26566.629 2650.767 26566.629 L 2634.767 26566.629 L 2636.047 26564.069 C 2633.913 26564.496 2631.140 26564.283 2627.727 26563.429 C 2624.740 26562.576 2621.540 26561.509 2618.127 26560.229 L 2618.127 26557.669 L 2622.607 26556.389 L 2620.687 26555.109 L 2613.007 26555.109 C 2610.020 26553.829 2607.673 26551.483 2605.967 26548.069 L 2610.447 26546.789 L 2608.527 26543.589 L 2602.127 26544.229 C 2599.567 26538.256 2598.927 26533.136 2600.207 26528.869 L 2597.007 26529.509 L 2597.007 26526.949 C 2599.567 26526.949 2600.633 26526.096 2600.207 26524.389 L 2594.447 26524.389 C 2597.007 26522.683 2598.287 26520.123 2598.287 26516.709 L 2593.167 26507.749 L 2595.727 26505.189 L 2591.887 26499.429 L 2591.887 26492.389 ZM 2764.687 26371.429 C 2771.940 26365.456 2777.700 26358.416 2781.967 26350.309 C 2786.660 26341.776 2789.007 26333.243 2789.007 26324.709 C 2789.007 26319.589 2787.300 26314.896 2783.887 26310.629 C 2780.473 26306.363 2775.993 26304.229 2770.447 26304.229 C 2767.460 26304.229 2765.327 26305.509 2764.047 26308.069 L 2758.287 26308.069 L 2760.847 26311.269 L 2762.767 26309.989 L 2744.207 26323.429 C 2742.927 26327.269 2739.940 26330.469 2735.247 26333.029 L 2726.927 26338.789 L 2726.927 26341.349 L 2732.047 26341.349 L 2725.647 26342.629 L 2723.087 26344.549 L 2719.247 26347.749 L 2717.327 26350.949 L 2714.767 26350.949 L 2713.487 26352.869 C 2713.487 26353.723 2715.193 26354.789 2718.607 26356.069 L 2714.767 26359.269 C 2713.487 26359.269 2710.073 26361.403 2704.527 26365.669 L 2703.247 26373.349 L 2701.967 26376.549 L 2699.407 26376.549 L 2692.367 26386.149 L 2694.287 26383.589 L 2697.487 26383.589 L 2694.287 26386.789 L 2691.727 26387.429 L 2691.727 26389.989 C 2685.327 26390.843 2681.487 26391.909 2680.207 26393.189 L 2682.127 26395.109 L 2684.047 26393.829 L 2689.807 26393.829 L 2687.887 26397.029 L 2685.327 26397.029 L 2685.327 26402.149 L 2687.247 26403.429 C 2684.260 26403.429 2682.127 26404.709 2680.847 26407.269 C 2691.940 26407.269 2706.873 26403.429 2725.647 26395.749 C 2744.420 26387.643 2757.433 26379.536 2764.687 26371.429 ZM 2833.867 26491.109 L 2831.307 26489.189 C 2832.587 26475.109 2835.147 26462.736 2838.987 26452.069 C 2842.827 26440.976 2852.640 26420.709 2868.427 26391.269 C 2884.640 26364.816 2912.160 26335.163 2950.987 26302.309 C 2994.080 26266.043 3027.147 26247.909 3050.187 26247.909 L 3057.867 26249.189 L 3058.507 26251.109 C 3073.440 26252.389 3083.894 26259.856 3089.867 26273.509 L 3096.907 26290.789 L 3099.467 26290.789 L 3095.627 26302.949 C 3095.627 26304.229 3096.694 26305.723 3098.827 26307.429 C 3099.254 26307.856 3099.894 26308.283 3100.747 26308.709 L 3102.027 26315.109 L 3113.547 26315.749 C 3111.414 26321.296 3104.160 26336.016 3091.787 26359.909 C 3079.840 26383.376 3072.160 26398.309 3068.747 26404.709 L 3065.547 26404.069 L 3068.107 26409.189 L 3060.427 26433.509 L 3057.867 26434.149 L 3053.387 26452.709 L 3050.827 26452.709 C 3052.534 26457.829 3052.534 26462.096 3050.827 26465.509 L 3048.907 26494.309 C 3048.907 26499.003 3051.680 26502.203 3057.227 26503.909 C 3062.774 26502.629 3071.094 26497.509 3082.187 26488.549 C 3093.707 26479.163 3110.347 26464.016 3132.107 26443.109 C 3130.827 26443.963 3130.614 26445.243 3131.467 26446.949 C 3132.747 26448.656 3133.814 26448.869 3134.667 26447.589 C 3124.000 26459.963 3113.547 26472.336 3103.307 26484.709 L 3101.387 26488.549 C 3093.280 26494.523 3085.600 26500.709 3078.347 26507.109 C 3068.960 26515.216 3061.920 26522.469 3057.227 26528.869 L 3054.027 26528.869 L 3050.827 26535.269 L 3045.707 26536.549 C 3043.574 26539.963 3040.160 26543.163 3035.467 26546.149 L 3033.547 26547.429 C 3029.707 26551.269 3023.947 26554.469 3016.267 26557.029 C 3009.014 26559.589 3001.334 26561.723 2993.227 26563.429 C 2985.974 26560.443 2981.280 26554.469 2979.147 26545.509 C 2977.014 26536.123 2975.947 26524.603 2975.947 26510.949 L 2975.947 26493.669 L 2970.187 26500.709 L 2961.227 26507.109 L 2960.587 26510.949 C 2956.747 26514.789 2953.974 26518.629 2952.267 26522.469 L 2949.707 26519.269 L 2945.227 26525.029 L 2940.747 26525.669 L 2936.267 26533.989 C 2933.707 26535.269 2931.147 26536.976 2928.587 26539.109 C 2926.454 26540.816 2923.894 26542.949 2920.907 26545.509 L 2906.827 26553.189 L 2906.827 26558.309 C 2904.267 26560.016 2898.720 26562.789 2890.187 26566.629 C 2885.494 26568.763 2882.080 26570.469 2879.947 26571.749 C 2879.094 26571.323 2875.894 26571.749 2870.347 26573.029 C 2869.494 26573.029 2868.000 26573.456 2865.867 26574.309 C 2858.187 26574.309 2851.574 26571.323 2846.027 26565.349 C 2840.480 26559.376 2836.427 26552.123 2833.867 26543.589 C 2836.000 26543.589 2837.067 26542.096 2837.067 26539.109 C 2835.787 26537.403 2834.934 26536.336 2834.507 26535.909 C 2832.800 26533.349 2831.520 26532.283 2830.667 26532.709 L 2829.387 26525.029 L 2832.587 26520.549 L 2832.587 26509.029 C 2830.880 26509.456 2829.814 26509.243 2829.387 26508.389 C 2828.960 26507.536 2828.747 26505.829 2828.747 26503.269 C 2829.174 26498.576 2829.387 26495.803 2829.387 26494.949 L 2833.867 26491.109 ZM 2908.107 26489.829 C 2908.107 26491.536 2909.387 26495.376 2911.947 26501.349 C 2914.934 26507.323 2917.280 26511.589 2918.987 26514.149 C 2928.800 26514.149 2942.667 26506.896 2960.587 26492.389 L 2982.347 26474.469 C 2982.774 26473.189 2984.694 26466.149 2988.107 26453.349 C 2991.520 26440.123 2994.934 26431.589 2998.347 26427.749 C 2998.347 26422.203 3002.614 26410.469 3011.147 26392.549 C 3020.107 26374.629 3024.587 26358.203 3024.587 26343.269 C 3024.587 26331.323 3022.027 26321.083 3016.907 26312.549 C 3011.787 26304.016 3003.680 26298.896 2992.587 26297.189 C 2989.174 26299.749 2985.760 26302.523 2982.347 26305.509 C 2979.360 26308.069 2977.227 26311.056 2975.947 26314.469 C 2966.987 26324.709 2958.240 26334.736 2949.707 26344.549 L 2947.787 26350.309 C 2945.654 26352.016 2943.734 26355.003 2942.027 26359.269 C 2940.747 26363.109 2939.680 26366.949 2938.827 26370.789 C 2937.120 26372.923 2934.347 26378.683 2930.507 26388.069 C 2922.400 26407.696 2918.134 26419.216 2917.707 26422.629 L 2913.867 26423.909 L 2915.147 26426.469 L 2910.027 26445.669 L 2907.467 26449.509 L 2908.747 26450.789 L 2911.947 26450.789 C 2910.667 26453.776 2908.960 26455.696 2906.827 26456.549 L 2909.387 26475.749 L 2906.827 26478.309 L 2907.467 26482.149 L 2908.107 26489.829 ZM 3155.287 26484.709 L 3156.567 26475.749 L 3160.407 26474.469 L 3161.047 26468.069 L 3159.767 26466.789 L 3164.247 26462.309 C 3167.233 26458.896 3168.727 26456.123 3168.727 26453.989 C 3168.727 26451.856 3167.233 26450.789 3164.247 26450.789 L 3166.167 26449.509 C 3168.300 26448.229 3169.367 26446.523 3169.367 26444.389 C 3169.367 26440.123 3170.433 26436.496 3172.567 26433.509 C 3175.127 26430.523 3177.047 26429.669 3178.327 26430.949 L 3177.687 26425.829 L 3178.967 26419.429 L 3181.527 26419.429 L 3180.247 26413.669 L 3183.447 26411.749 L 3182.167 26410.469 L 3186.647 26409.189 L 3185.367 26403.429 L 3191.127 26399.589 L 3188.567 26394.469 C 3188.993 26393.189 3189.633 26392.123 3190.487 26391.269 C 3191.340 26389.989 3192.407 26389.776 3193.687 26390.629 L 3193.687 26381.669 C 3195.820 26380.389 3196.887 26379.323 3196.887 26378.469 C 3197.313 26377.189 3198.380 26376.549 3200.087 26376.549 L 3202.007 26375.909 C 3200.300 26370.789 3202.007 26365.669 3207.127 26360.549 C 3206.273 26359.269 3206.273 26358.629 3207.127 26358.629 C 3207.980 26358.203 3209.047 26357.776 3210.327 26357.349 L 3210.327 26350.949 C 3212.033 26352.656 3213.313 26352.656 3214.167 26350.949 C 3215.447 26348.816 3216.087 26344.976 3216.087 26339.429 L 3221.847 26338.149 L 3224.407 26333.029 L 3223.127 26325.349 L 3218.007 26325.349 C 3213.313 26325.349 3202.433 26328.123 3185.367 26333.669 C 3175.980 26336.656 3168.940 26338.149 3164.247 26338.149 L 3157.207 26336.869 L 3184.087 26297.189 L 3189.847 26293.989 C 3194.113 26284.176 3204.780 26276.923 3221.847 26272.229 C 3241.900 26268.816 3254.913 26266.469 3260.887 26265.189 C 3268.993 26256.656 3278.380 26244.709 3289.047 26229.349 C 3298.007 26216.549 3306.967 26203.536 3315.927 26190.309 C 3326.167 26177.509 3334.487 26168.123 3340.887 26162.149 C 3352.407 26151.056 3362.860 26144.443 3372.247 26142.309 C 3374.380 26139.323 3378.007 26136.549 3383.127 26133.989 C 3388.673 26131.429 3393.580 26129.509 3397.847 26128.229 L 3402.967 26136.549 C 3402.113 26140.389 3399.980 26145.723 3396.567 26152.549 L 3392.087 26160.229 L 3384.407 26164.709 C 3383.553 26171.536 3380.353 26179.003 3374.807 26187.109 C 3369.260 26195.216 3365.633 26201.616 3363.927 26206.309 L 3358.807 26208.229 L 3361.367 26214.629 C 3357.953 26214.629 3356.247 26215.056 3356.247 26215.909 L 3356.247 26221.669 L 3351.767 26226.149 L 3348.567 26226.149 L 3340.247 26245.989 L 3333.847 26245.989 C 3335.553 26249.403 3335.767 26252.603 3334.487 26255.589 L 3379.287 26254.309 C 3386.113 26254.309 3392.940 26254.523 3399.767 26254.949 C 3406.593 26254.949 3413.633 26256.016 3420.887 26258.149 C 3417.900 26265.403 3414.700 26271.376 3411.287 26276.069 L 3406.167 26276.709 L 3402.967 26283.749 L 3395.287 26286.309 L 3390.167 26293.989 C 3386.327 26299.109 3381.633 26303.376 3376.087 26306.789 C 3370.967 26310.203 3364.780 26313.189 3357.527 26315.749 L 3343.447 26313.829 L 3321.687 26315.749 C 3320.833 26314.469 3316.780 26314.896 3309.527 26317.029 C 3302.700 26318.736 3298.647 26319.376 3297.367 26318.949 C 3296.087 26318.523 3295.020 26319.163 3294.167 26320.869 C 3293.740 26322.149 3292.887 26322.576 3291.607 26322.149 C 3288.193 26329.403 3285.847 26334.736 3284.567 26338.149 C 3279.873 26348.816 3277.100 26356.069 3276.247 26359.909 L 3273.047 26366.309 C 3265.793 26376.976 3260.673 26385.509 3257.687 26391.909 C 3255.127 26398.309 3253.207 26405.136 3251.927 26412.389 C 3250.647 26411.963 3249.580 26412.603 3248.727 26414.309 C 3248.300 26415.589 3248.513 26416.869 3249.367 26418.149 L 3246.807 26425.189 L 3241.047 26427.109 C 3242.327 26428.816 3243.820 26430.309 3245.527 26431.589 C 3242.113 26437.989 3240.193 26441.616 3239.767 26442.469 C 3238.060 26446.736 3237.207 26450.789 3237.207 26454.629 L 3235.287 26456.549 L 3235.927 26461.029 C 3234.647 26464.869 3233.793 26467.856 3233.367 26469.989 C 3231.233 26477.669 3230.167 26482.149 3230.167 26483.429 C 3230.167 26490.256 3231.233 26495.589 3233.367 26499.429 C 3235.500 26503.269 3239.553 26505.189 3245.527 26505.189 C 3260.460 26505.189 3283.500 26493.029 3314.647 26468.709 C 3341.100 26447.803 3358.167 26431.803 3365.847 26420.709 L 3370.327 26420.709 L 3357.527 26437.349 C 3352.407 26444.603 3343.660 26454.629 3331.287 26467.429 C 3317.207 26481.936 3307.607 26491.963 3302.487 26497.509 C 3297.793 26503.056 3292.460 26508.816 3286.487 26514.789 C 3280.940 26520.763 3275.180 26525.883 3269.207 26530.149 L 3267.287 26531.429 C 3263.020 26536.549 3257.900 26541.456 3251.927 26546.149 C 3242.113 26554.256 3236.567 26558.949 3235.287 26560.229 L 3233.367 26557.669 C 3231.233 26557.669 3228.033 26559.589 3223.767 26563.429 C 3221.207 26565.989 3219.287 26567.483 3218.007 26567.909 L 3219.287 26569.829 C 3214.167 26570.683 3210.113 26573.243 3207.127 26577.509 L 3190.487 26580.069 C 3178.113 26580.069 3168.300 26573.883 3161.047 26561.509 C 3153.793 26549.136 3150.167 26536.336 3150.167 26523.109 L 3150.167 26506.469 C 3150.593 26500.923 3151.873 26495.163 3154.007 26489.189 L 3155.287 26484.709 ZM 3350.667 26509.029 L 3355.147 26509.669 L 3353.867 26504.549 C 3353.867 26503.696 3354.507 26501.563 3355.787 26498.149 C 3357.067 26494.309 3357.280 26491.536 3356.427 26489.829 L 3359.627 26485.989 L 3355.787 26486.629 L 3357.067 26485.349 C 3359.627 26479.376 3362.400 26474.896 3365.387 26471.909 L 3364.747 26469.349 L 3367.947 26466.149 L 3399.307 26402.149 L 3428.107 26354.789 L 3434.507 26345.189 L 3437.067 26346.469 L 3440.907 26341.989 C 3440.480 26341.563 3439.200 26341.349 3437.067 26341.349 L 3440.267 26333.669 L 3444.107 26333.669 L 3444.107 26331.109 L 3448.587 26329.829 L 3444.107 26329.189 C 3447.093 26326.203 3450.933 26321.296 3455.627 26314.469 C 3459.040 26309.349 3462.667 26304.016 3466.507 26298.469 L 3470.347 26298.469 C 3476.747 26289.509 3484.640 26282.683 3494.027 26277.989 C 3511.093 26269.456 3520.267 26264.763 3521.547 26263.909 L 3524.747 26265.189 C 3530.720 26260.069 3537.333 26257.509 3544.587 26257.509 L 3552.907 26260.069 C 3552.053 26264.763 3549.493 26270.523 3545.227 26277.349 C 3541.387 26284.176 3539.253 26288.869 3538.827 26291.429 C 3535.413 26293.136 3532.853 26296.976 3531.147 26302.949 L 3526.027 26308.069 L 3524.107 26315.749 C 3519.413 26319.163 3517.067 26323.856 3517.067 26329.829 L 3513.867 26330.469 L 3513.867 26334.309 C 3512.587 26333.883 3510.453 26334.736 3507.467 26336.869 C 3506.613 26336.443 3505.333 26336.229 3503.627 26336.229 L 3501.067 26336.229 L 3499.787 26340.069 L 3510.027 26340.069 L 3510.027 26342.629 L 3501.707 26345.829 L 3503.627 26347.109 L 3505.547 26349.029 L 3503.627 26350.949 L 3499.147 26349.029 L 3497.867 26350.949 L 3501.707 26351.589 L 3499.787 26357.349 C 3499.360 26355.643 3498.933 26354.363 3498.507 26353.509 C 3498.080 26352.656 3497.440 26352.869 3496.587 26354.149 L 3497.227 26359.909 C 3494.240 26359.483 3492.533 26360.123 3492.107 26361.829 C 3492.960 26362.683 3493.813 26363.323 3494.667 26363.749 L 3490.827 26376.549 L 3486.347 26377.189 L 3478.667 26379.109 L 3477.387 26382.949 L 3478.667 26384.229 L 3486.347 26383.589 L 3483.147 26386.149 L 3483.787 26390.629 L 3478.027 26396.389 L 3470.347 26395.109 L 3464.587 26401.509 C 3465.013 26402.363 3465.653 26403.003 3466.507 26403.429 L 3469.067 26400.869 L 3472.907 26401.509 L 3470.987 26404.069 L 3475.467 26407.269 C 3475.467 26408.549 3474.613 26409.616 3472.907 26410.469 C 3471.627 26411.323 3470.773 26411.749 3470.347 26411.749 L 3465.227 26407.909 L 3465.227 26410.469 L 3467.147 26411.749 L 3460.107 26411.749 L 3455.627 26413.029 L 3454.987 26418.149 L 3451.147 26418.789 L 3451.787 26421.989 L 3458.827 26421.989 C 3458.827 26423.269 3459.680 26424.123 3461.387 26424.549 C 3463.093 26424.976 3463.947 26425.829 3463.947 26427.109 L 3460.747 26427.109 L 3452.427 26427.109 L 3454.347 26430.309 L 3459.467 26429.029 C 3459.467 26429.883 3458.613 26430.949 3456.907 26432.229 C 3456.053 26433.936 3456.053 26435.216 3456.907 26436.069 C 3458.187 26436.496 3458.827 26437.136 3458.827 26437.989 L 3452.427 26442.469 L 3454.347 26444.389 L 3449.867 26445.669 L 3446.027 26446.949 L 3439.627 26450.149 C 3437.920 26451.003 3437.067 26452.283 3437.067 26453.989 L 3438.347 26455.909 L 3441.547 26452.709 C 3444.533 26452.709 3447.520 26451.643 3450.507 26449.509 L 3451.147 26452.069 L 3449.227 26452.709 L 3446.667 26459.109 L 3442.187 26458.469 L 3440.267 26461.029 L 3444.107 26462.949 L 3440.907 26469.349 L 3437.067 26468.709 L 3435.147 26469.989 C 3435.147 26477.243 3435.360 26481.723 3435.787 26483.429 L 3433.227 26484.069 L 3435.147 26489.189 L 3431.307 26491.109 L 3431.307 26496.869 L 3432.587 26498.149 C 3431.733 26498.576 3431.093 26498.789 3430.667 26498.789 L 3433.227 26510.309 L 3434.507 26511.589 L 3442.187 26512.229 C 3449.867 26512.229 3461.387 26507.109 3476.747 26496.869 L 3536.907 26454.629 L 3540.107 26455.909 C 3538.400 26460.176 3526.027 26470.843 3502.987 26487.909 C 3493.173 26495.163 3488.267 26500.283 3488.267 26503.269 L 3434.507 26540.389 C 3418.293 26551.056 3406.987 26557.029 3400.587 26558.309 C 3401.867 26559.163 3401.653 26560.229 3399.947 26561.509 C 3398.667 26562.363 3397.813 26561.936 3397.387 26560.229 C 3393.973 26563.643 3390.347 26565.563 3386.507 26565.989 C 3388.213 26567.269 3389.067 26567.056 3389.067 26565.349 C 3389.493 26564.069 3389.707 26563.216 3389.707 26562.789 L 3387.147 26562.149 L 3384.587 26564.069 L 3385.867 26560.229 L 3383.307 26560.229 L 3381.387 26564.069 L 3376.267 26564.069 L 3376.267 26561.509 C 3369.013 26558.949 3363.893 26556.603 3360.907 26554.469 C 3352.800 26548.923 3348.747 26540.816 3348.747 26530.149 L 3348.747 26524.389 L 3351.947 26525.029 L 3353.227 26523.109 L 3347.467 26523.109 C 3348.320 26516.283 3349.387 26511.589 3350.667 26509.029 ZM 3459.467 26414.309 C 3463.733 26415.163 3467.147 26417.509 3469.707 26421.349 L 3464.587 26421.989 L 3460.107 26421.349 L 3456.907 26420.709 L 3456.267 26418.789 L 3459.467 26414.309 ZM 3530.507 26199.269 L 3527.307 26191.589 C 3527.307 26186.469 3530.080 26180.069 3535.627 26172.389 C 3539.893 26166.843 3544.160 26161.083 3548.427 26155.109 L 3547.787 26153.189 L 3551.627 26154.469 L 3552.907 26153.189 L 3551.627 26149.989 L 3552.907 26146.149 L 3554.827 26143.589 L 3557.387 26142.949 L 3557.387 26139.749 C 3557.387 26135.909 3559.947 26133.989 3565.067 26133.989 L 3570.827 26136.549 L 3572.747 26135.269 L 3572.747 26129.509 L 3575.947 26128.229 L 3579.787 26128.869 L 3584.267 26126.309 L 3584.907 26123.749 L 3589.387 26125.029 L 3591.307 26122.469 L 3594.507 26122.469 L 3595.787 26121.189 L 3597.707 26123.109 L 3600.907 26118.629 L 3607.307 26123.109 L 3608.587 26118.629 L 3610.507 26119.909 L 3613.067 26116.709 L 3622.667 26117.349 L 3624.587 26118.629 L 3628.427 26123.109 L 3620.747 26146.149 L 3619.467 26149.989 C 3617.333 26152.123 3615.840 26154.683 3614.987 26157.669 C 3611.147 26157.669 3608.587 26158.096 3607.307 26158.949 L 3607.307 26162.149 L 3610.507 26162.149 L 3610.507 26167.909 C 3605.813 26170.043 3603.253 26173.669 3602.827 26178.789 L 3598.347 26186.469 L 3592.587 26187.749 L 3592.587 26190.949 L 3588.107 26190.309 L 3584.907 26190.309 L 3584.267 26192.229 L 3579.147 26192.229 C 3575.307 26191.803 3571.253 26194.149 3566.987 26199.269 L 3561.867 26197.989 L 3558.027 26198.629 L 3557.387 26203.109 L 3546.507 26203.109 L 3544.587 26201.189 L 3539.467 26205.029 C 3532.640 26205.029 3529.013 26206.736 3528.587 26210.149 L 3526.667 26208.869 C 3525.387 26207.589 3524.747 26204.389 3524.747 26199.269 L 3530.507 26199.269 ZM 3604.237 26368.869 C 3607.223 26358.629 3611.703 26347.109 3617.677 26334.309 C 3623.650 26321.509 3629.623 26309.136 3635.597 26297.189 L 3637.517 26298.469 L 3642.637 26296.549 C 3648.183 26293.563 3651.810 26291.643 3653.517 26290.789 C 3658.210 26287.376 3661.623 26285.029 3663.757 26283.749 C 3669.730 26281.189 3675.703 26278.416 3681.677 26275.429 C 3687.650 26273.296 3693.410 26270.309 3698.957 26266.469 L 3704.717 26270.309 C 3702.583 26279.269 3700.663 26287.589 3698.957 26295.269 C 3695.543 26310.203 3692.770 26318.949 3690.637 26321.509 L 3686.797 26327.269 C 3684.663 26330.256 3683.810 26332.816 3684.237 26334.949 L 3684.877 26338.789 C 3707.063 26319.589 3724.557 26305.083 3737.357 26295.269 C 3760.823 26277.349 3781.303 26268.389 3798.797 26268.389 C 3803.490 26268.389 3807.757 26269.243 3811.597 26270.949 C 3815.863 26272.229 3819.063 26275.003 3821.197 26279.269 L 3822.477 26283.749 C 3822.903 26284.603 3824.397 26285.456 3826.957 26286.309 L 3826.317 26291.429 C 3827.170 26292.709 3828.237 26293.989 3829.517 26295.269 L 3832.717 26299.109 L 3831.437 26305.509 L 3833.997 26311.909 L 3827.597 26313.189 L 3827.597 26317.669 L 3831.437 26315.749 L 3831.437 26328.549 L 3826.317 26329.829 L 3827.597 26333.669 L 3819.917 26345.829 C 3821.197 26347.963 3823.543 26348.389 3826.957 26347.109 L 3823.117 26350.309 L 3821.197 26349.669 L 3814.157 26356.709 L 3819.917 26360.549 L 3814.157 26359.269 C 3813.730 26360.123 3813.517 26360.976 3813.517 26361.829 L 3808.397 26364.389 L 3808.397 26369.509 C 3804.557 26373.349 3801.783 26376.976 3800.077 26380.389 C 3800.503 26381.243 3802.637 26382.096 3806.477 26382.949 L 3803.917 26389.989 L 3798.157 26391.909 L 3796.877 26397.669 L 3794.317 26398.309 L 3795.597 26402.789 C 3795.597 26407.483 3794.743 26410.043 3793.037 26410.469 L 3788.557 26406.629 C 3789.410 26407.909 3788.557 26408.976 3785.997 26409.829 C 3783.863 26410.256 3782.797 26410.683 3782.797 26411.109 L 3782.797 26416.229 L 3791.757 26414.949 L 3791.117 26416.869 L 3787.277 26417.509 C 3787.277 26421.776 3785.783 26425.189 3782.797 26427.749 L 3777.037 26426.469 L 3775.117 26430.949 L 3780.237 26430.949 L 3775.757 26439.269 L 3774.477 26437.349 L 3768.717 26436.069 C 3767.437 26437.776 3767.863 26439.269 3769.997 26440.549 C 3772.130 26441.403 3772.983 26442.683 3772.557 26444.389 L 3766.797 26449.509 L 3770.637 26453.989 L 3773.197 26453.989 L 3773.197 26456.549 L 3769.357 26455.909 L 3765.517 26457.829 L 3766.157 26462.309 C 3764.877 26464.443 3763.810 26466.363 3762.957 26468.069 L 3762.957 26485.989 L 3759.757 26487.269 C 3758.903 26490.683 3758.477 26493.669 3758.477 26496.229 C 3758.477 26499.216 3759.117 26501.989 3760.397 26504.549 L 3770.637 26506.469 C 3780.877 26506.469 3799.437 26498.149 3826.317 26481.509 C 3838.690 26473.829 3854.263 26463.376 3873.037 26450.149 C 3871.330 26452.709 3867.277 26456.763 3860.877 26462.309 C 3854.903 26467.856 3850.850 26472.549 3848.717 26476.389 L 3842.317 26479.589 L 3843.597 26480.869 C 3823.543 26498.789 3801.783 26515.429 3778.317 26530.789 C 3745.463 26552.549 3720.717 26563.429 3704.077 26563.429 C 3690.850 26563.429 3681.890 26558.096 3677.197 26547.429 C 3674.210 26540.603 3672.717 26529.723 3672.717 26514.789 L 3672.717 26505.829 C 3675.277 26505.829 3676.770 26504.976 3677.197 26503.269 C 3677.623 26501.136 3676.557 26500.283 3673.997 26500.709 C 3678.690 26488.336 3683.810 26475.749 3689.357 26462.949 C 3699.170 26441.616 3704.717 26429.243 3705.997 26425.829 C 3726.903 26388.709 3739.277 26366.096 3743.117 26357.989 C 3751.223 26340.923 3755.277 26328.549 3755.277 26320.869 C 3755.277 26314.043 3752.077 26310.629 3745.677 26310.629 C 3739.277 26310.629 3731.383 26314.256 3721.997 26321.509 C 3714.743 26327.483 3707.703 26333.243 3700.877 26338.789 L 3699.597 26340.709 C 3697.037 26344.123 3688.930 26354.789 3675.277 26372.709 C 3663.757 26387.643 3655.650 26397.883 3650.957 26403.429 L 3650.957 26410.469 L 3645.197 26416.229 C 3645.623 26415.803 3646.263 26415.803 3647.117 26416.229 C 3647.970 26416.656 3647.970 26417.296 3647.117 26418.149 L 3643.277 26427.109 L 3636.877 26429.669 L 3636.237 26434.149 L 3630.477 26442.469 L 3631.117 26446.309 C 3626.850 26450.576 3625.357 26453.989 3626.637 26456.549 L 3621.517 26456.549 L 3623.437 26459.749 L 3615.117 26469.989 L 3610.637 26476.389 L 3611.277 26478.309 L 3608.077 26479.589 L 3607.437 26486.629 L 3601.677 26487.269 L 3604.877 26494.949 L 3601.677 26493.029 C 3600.823 26494.309 3599.970 26495.376 3599.117 26496.229 L 3593.357 26501.989 C 3594.210 26501.136 3595.063 26500.923 3595.917 26501.349 C 3597.197 26501.776 3597.837 26502.629 3597.837 26503.909 L 3590.797 26504.549 C 3588.237 26505.829 3586.957 26507.749 3586.957 26510.309 C 3587.810 26511.589 3588.877 26512.016 3590.157 26511.589 L 3583.117 26523.109 L 3578.637 26523.109 C 3574.370 26525.243 3570.957 26527.163 3568.397 26528.869 C 3565.837 26530.576 3563.277 26532.496 3560.717 26534.629 L 3554.317 26537.189 C 3552.610 26538.043 3551.970 26538.896 3552.397 26539.749 L 3546.637 26539.749 C 3547.490 26541.456 3546.637 26542.949 3544.077 26544.229 C 3541.517 26545.083 3540.023 26545.936 3539.597 26546.789 L 3533.837 26545.509 L 3524.877 26549.989 L 3519.117 26548.709 L 3519.117 26553.829 L 3508.877 26549.989 L 3506.957 26542.309 C 3506.957 26537.189 3514.850 26520.763 3530.637 26493.029 C 3551.117 26457.616 3571.810 26421.989 3592.717 26386.149 C 3596.557 26379.749 3600.397 26373.989 3604.237 26368.869 ZM 3872.457 26546.789 L 3874.377 26553.189 C 3872.244 26554.896 3870.110 26556.389 3867.977 26557.669 L 3859.657 26563.429 C 3848.564 26571.536 3839.390 26581.349 3832.137 26592.869 C 3824.884 26604.389 3821.257 26616.549 3821.257 26629.349 C 3821.257 26634.043 3823.177 26640.229 3827.017 26647.909 C 3829.150 26652.176 3831.284 26655.163 3833.417 26656.869 C 3835.124 26659.003 3835.977 26662.203 3835.977 26666.469 L 3838.537 26661.989 L 3858.377 26667.749 C 3860.084 26666.896 3862.644 26666.469 3866.057 26666.469 L 3871.817 26666.469 L 3878.217 26666.469 C 3878.217 26665.616 3880.350 26664.976 3884.617 26664.549 C 3896.564 26657.296 3906.377 26648.336 3914.057 26637.669 C 3925.577 26620.603 3936.030 26603.323 3945.417 26585.829 C 3955.230 26568.336 3963.337 26550.629 3969.737 26532.709 C 3974.430 26524.603 3978.270 26517.136 3981.257 26510.309 C 3984.670 26503.483 3987.870 26496.229 3990.857 26488.549 L 3994.697 26480.869 C 3990.857 26482.576 3987.017 26484.709 3983.177 26487.269 C 3979.764 26489.829 3975.924 26492.816 3971.657 26496.229 L 3968.457 26494.309 L 3966.537 26498.149 C 3963.550 26499.429 3960.137 26501.349 3956.297 26503.909 C 3952.884 26506.469 3949.470 26508.816 3946.057 26510.949 L 3945.417 26514.789 L 3936.457 26517.989 L 3930.697 26524.389 L 3926.217 26523.749 C 3923.657 26526.736 3919.604 26529.083 3914.057 26530.789 C 3908.937 26532.496 3904.030 26533.349 3899.337 26533.349 C 3896.350 26533.349 3893.150 26532.069 3889.737 26529.509 L 3882.697 26530.149 C 3867.337 26519.483 3859.657 26504.336 3859.657 26484.709 C 3859.657 26459.109 3869.684 26430.096 3889.737 26397.669 C 3910.217 26365.243 3931.977 26341.776 3955.017 26327.269 C 3967.817 26317.883 3984.244 26307.643 4004.297 26296.549 C 4020.937 26287.589 4037.790 26278.416 4054.857 26269.029 C 4055.710 26269.456 4058.057 26268.603 4061.897 26266.469 C 4066.164 26264.336 4069.790 26262.416 4072.777 26260.709 C 4081.310 26257.723 4090.270 26256.229 4099.657 26256.229 C 4108.617 26256.229 4116.510 26259.643 4123.337 26266.469 C 4130.590 26272.869 4134.217 26280.336 4134.217 26288.869 L 4132.937 26295.909 L 4134.857 26297.829 L 4134.217 26309.989 L 4136.137 26312.549 C 4133.150 26318.523 4131.657 26325.136 4131.657 26332.389 C 4132.937 26332.389 4134.004 26332.176 4134.857 26331.749 C 4136.137 26331.323 4137.844 26329.829 4139.977 26327.269 L 4148.937 26327.269 L 4151.497 26331.749 L 4147.017 26337.509 L 4145.737 26342.629 L 4139.337 26345.829 C 4138.910 26348.816 4136.777 26351.803 4132.937 26354.789 C 4129.524 26357.349 4127.390 26359.056 4126.537 26359.909 C 4120.564 26365.883 4115.017 26373.136 4109.897 26381.669 C 4107.337 26385.509 4099.657 26400.016 4086.857 26425.189 C 4085.577 26426.469 4085.150 26427.323 4085.577 26427.749 L 4075.977 26446.949 L 4072.777 26446.949 L 4073.417 26452.069 C 4073.417 26454.203 4071.924 26457.403 4068.937 26461.669 C 4066.377 26465.509 4064.884 26468.496 4064.457 26470.629 L 4061.897 26470.629 L 4060.617 26480.229 L 4056.137 26483.429 C 4054.430 26488.976 4052.724 26494.309 4051.017 26499.429 L 4046.537 26505.189 L 4048.457 26509.029 L 4040.777 26517.349 L 4039.497 26515.429 C 4039.070 26516.709 4039.070 26518.416 4039.497 26520.549 C 4040.350 26522.256 4040.777 26523.323 4040.777 26523.749 C 4040.777 26525.883 4039.284 26528.869 4036.297 26532.709 C 4033.310 26536.549 4030.537 26538.896 4027.977 26539.749 C 4029.684 26539.749 4031.604 26539.536 4033.737 26539.109 L 4032.457 26541.029 L 4029.897 26542.949 L 4028.617 26549.989 C 4027.764 26549.563 4026.270 26551.696 4024.137 26556.389 C 4022.430 26561.083 4021.364 26563.643 4020.937 26564.069 L 4015.177 26564.069 L 4016.457 26570.469 L 4017.097 26568.549 L 4020.297 26568.549 L 4018.377 26572.389 L 4017.097 26574.309 C 4015.390 26574.736 4013.897 26575.376 4012.617 26576.229 C 4014.750 26577.083 4015.604 26578.576 4015.177 26580.709 L 4009.417 26583.269 L 4009.417 26585.829 L 4004.937 26585.189 L 4004.937 26590.949 L 4008.137 26590.949 L 4007.497 26593.509 C 4005.364 26594.363 4004.510 26595.216 4004.937 26596.069 L 3996.617 26599.909 L 3997.897 26606.309 C 3994.057 26609.296 3990.217 26612.496 3986.377 26615.909 C 3980.830 26621.029 3979.124 26624.443 3981.257 26626.149 L 3965.257 26635.109 L 3965.257 26638.949 L 3956.937 26644.709 L 3953.737 26642.789 L 3953.097 26649.189 C 3950.537 26650.896 3948.404 26650.896 3946.697 26649.189 C 3945.417 26647.909 3944.564 26647.269 3944.137 26647.269 L 3944.137 26651.109 C 3941.150 26652.389 3939.870 26653.456 3940.297 26654.309 L 3935.177 26657.509 L 3931.977 26656.229 L 3930.697 26659.429 C 3926.004 26661.563 3906.590 26672.016 3872.457 26690.789 C 3847.284 26704.869 3827.017 26711.909 3811.657 26711.909 C 3795.870 26711.909 3782.644 26707.429 3771.977 26698.469 C 3760.884 26689.936 3755.337 26677.776 3755.337 26661.989 C 3755.337 26638.096 3768.350 26614.843 3794.377 26592.229 C 3811.017 26578.149 3834.910 26563.216 3866.057 26547.429 C 3868.190 26547.429 3870.324 26547.216 3872.457 26546.789 ZM 4045.897 26393.829 C 4050.590 26384.443 4054.644 26373.776 4058.057 26361.829 C 4061.897 26349.883 4063.817 26339.429 4063.817 26330.469 C 4063.817 26320.656 4062.750 26313.189 4060.617 26308.069 C 4057.204 26299.536 4051.230 26295.269 4042.697 26295.269 C 4037.577 26295.269 4028.617 26301.669 4015.817 26314.469 C 4000.884 26329.403 3992.137 26337.509 3989.577 26338.789 L 3986.377 26346.469 C 3981.684 26353.296 3977.204 26360.123 3972.937 26366.949 L 3970.377 26371.429 L 3964.617 26375.909 L 3965.897 26380.389 C 3959.070 26387.643 3953.310 26399.803 3948.617 26416.869 C 3944.350 26433.509 3942.217 26448.016 3942.217 26460.389 C 3942.217 26468.496 3942.857 26473.829 3944.137 26476.389 L 3954.377 26487.909 C 3985.524 26468.709 4006.004 26451.216 4015.817 26435.429 C 4026.057 26419.216 4036.084 26405.349 4045.897 26393.829 ZM 4346.407 26562.789 L 4352.807 26539.749 L 4350.247 26537.829 L 4354.087 26537.189 L 4353.447 26534.629 C 4359.420 26528.229 4365.393 26517.563 4371.367 26502.629 C 4375.633 26492.389 4378.620 26485.349 4380.327 26481.509 L 4392.487 26455.909 L 4395.047 26455.909 L 4396.967 26446.949 L 4405.927 26432.869 L 4406.567 26430.309 C 4406.567 26426.896 4414.460 26411.749 4430.247 26384.869 C 4446.033 26357.563 4454.567 26340.923 4455.847 26334.949 C 4457.553 26335.376 4459.260 26334.309 4460.967 26331.749 C 4463.100 26329.189 4464.167 26327.056 4464.167 26325.349 C 4464.593 26323.216 4464.807 26321.723 4464.807 26320.869 C 4465.233 26319.589 4466.087 26319.376 4467.367 26320.229 L 4473.767 26301.669 L 4477.607 26299.749 L 4476.327 26297.829 C 4478.033 26293.563 4480.593 26288.656 4484.007 26283.109 C 4487.420 26277.136 4489.767 26272.869 4491.047 26270.309 L 4489.767 26269.029 C 4489.767 26268.176 4490.407 26267.323 4491.687 26266.469 C 4492.967 26265.189 4494.033 26264.336 4494.887 26263.909 L 4502.567 26244.069 C 4503.420 26244.923 4504.487 26244.496 4505.767 26242.789 C 4507.047 26241.083 4506.620 26239.589 4504.487 26238.309 L 4513.447 26228.709 L 4512.807 26225.509 L 4516.007 26219.749 C 4517.287 26220.176 4518.140 26219.749 4518.567 26218.469 L 4521.127 26213.349 L 4524.327 26208.229 C 4528.167 26203.963 4532.433 26197.563 4537.127 26189.029 C 4539.687 26184.763 4543.527 26177.723 4548.647 26167.909 C 4550.780 26165.776 4553.980 26160.443 4558.247 26151.909 C 4562.940 26143.376 4565.073 26138.043 4564.647 26135.909 C 4565.500 26134.203 4566.993 26132.496 4569.127 26130.789 C 4571.260 26128.656 4574.247 26126.523 4578.087 26124.389 L 4577.447 26121.829 C 4577.447 26119.269 4580.860 26116.283 4587.687 26112.869 C 4594.513 26109.029 4599.633 26106.896 4603.047 26106.469 L 4606.247 26105.189 L 4607.527 26103.909 C 4609.233 26105.189 4610.940 26106.256 4612.647 26107.109 L 4612.647 26104.549 C 4615.207 26103.269 4620.113 26101.349 4627.367 26098.789 C 4635.047 26096.229 4640.380 26094.949 4643.367 26094.949 C 4645.073 26096.229 4646.993 26097.509 4649.127 26098.789 L 4644.647 26114.789 L 4640.807 26115.429 L 4642.727 26120.549 C 4642.727 26123.536 4641.873 26125.669 4640.167 26126.949 C 4638.460 26128.229 4636.753 26129.296 4635.047 26130.149 L 4635.047 26133.989 L 4630.567 26139.109 L 4631.207 26144.229 L 4629.287 26150.629 L 4626.087 26149.989 C 4624.380 26149.989 4622.887 26151.056 4621.607 26153.189 C 4620.753 26154.896 4621.180 26157.029 4622.887 26159.589 L 4626.087 26159.589 C 4626.087 26160.443 4624.593 26161.296 4621.607 26162.149 C 4619.047 26162.576 4617.980 26163.429 4618.407 26164.709 L 4611.367 26166.629 C 4613.073 26167.483 4613.287 26168.549 4612.007 26169.829 C 4611.153 26170.683 4609.873 26171.749 4608.167 26173.029 C 4608.167 26174.736 4607.953 26176.443 4607.527 26178.149 C 4607.527 26179.429 4607.100 26179.856 4606.247 26179.429 L 4610.727 26190.309 L 4604.967 26192.869 L 4604.327 26196.069 L 4597.287 26194.149 L 4594.727 26196.709 L 4603.047 26203.109 L 4602.407 26205.029 L 4594.727 26203.749 L 4585.127 26206.949 L 4585.127 26212.069 L 4590.887 26212.709 L 4586.407 26216.549 L 4579.367 26215.909 L 4577.447 26217.189 L 4583.847 26222.949 L 4586.407 26220.389 L 4590.247 26224.229 L 4594.727 26224.869 L 4588.327 26234.469 L 4578.087 26235.749 L 4579.367 26237.669 L 4579.367 26244.069 L 4577.447 26245.349 L 4584.487 26245.989 L 4579.367 26249.189 L 4572.327 26247.269 L 4575.527 26253.669 L 4571.047 26253.669 L 4574.887 26260.709 L 4576.807 26260.069 C 4573.820 26264.336 4569.553 26266.469 4564.007 26266.469 L 4564.007 26269.029 L 4573.607 26269.029 L 4572.327 26270.949 L 4565.287 26272.869 C 4566.140 26274.149 4566.567 26276.709 4566.567 26280.549 L 4560.807 26282.469 L 4560.167 26287.589 C 4557.607 26288.443 4555.687 26289.296 4554.407 26290.149 L 4550.567 26290.149 L 4553.127 26296.549 L 4548.007 26306.149 C 4550.140 26307.003 4551.420 26307.003 4551.847 26306.149 L 4553.767 26304.229 L 4554.407 26306.789 C 4552.273 26308.923 4551.420 26310.203 4551.847 26310.629 L 4546.087 26309.349 C 4546.940 26312.336 4546.087 26314.043 4543.527 26314.469 L 4539.047 26314.469 L 4537.767 26318.309 L 4544.167 26321.509 L 4539.687 26321.509 C 4534.140 26321.509 4531.367 26323.643 4531.367 26327.909 C 4531.367 26333.456 4533.287 26336.229 4537.127 26336.229 L 4588.327 26296.549 C 4612.647 26279.483 4631.420 26270.949 4644.647 26270.949 C 4647.633 26270.949 4650.407 26271.803 4652.967 26273.509 C 4658.513 26277.349 4661.927 26279.269 4663.207 26279.269 C 4664.913 26279.269 4665.767 26280.123 4665.767 26281.829 C 4665.767 26283.536 4665.553 26285.243 4665.127 26286.949 L 4668.967 26286.949 C 4669.820 26288.656 4670.460 26291.643 4670.887 26295.909 C 4671.313 26300.176 4671.740 26302.949 4672.167 26304.229 L 4672.807 26306.149 L 4670.887 26312.549 L 4674.087 26316.389 C 4672.807 26319.376 4671.740 26322.149 4670.887 26324.709 C 4670.033 26326.843 4668.967 26328.763 4667.687 26330.469 L 4670.887 26332.389 C 4670.033 26334.949 4669.180 26337.296 4668.327 26339.429 L 4661.287 26345.189 L 4663.207 26349.669 C 4663.207 26353.083 4662.140 26355.003 4660.007 26355.429 C 4657.873 26355.856 4656.807 26358.843 4656.807 26364.389 L 4653.607 26364.389 L 4654.887 26369.509 L 4646.567 26372.709 C 4648.700 26374.416 4649.767 26375.909 4649.767 26377.189 C 4649.767 26378.469 4648.700 26379.749 4646.567 26381.029 C 4644.433 26382.309 4642.940 26382.523 4642.087 26381.669 L 4644.007 26388.709 C 4642.300 26387.856 4640.807 26388.496 4639.527 26390.629 C 4638.673 26392.336 4638.887 26393.829 4640.167 26395.109 C 4635.473 26402.363 4633.127 26408.549 4633.127 26413.669 L 4629.287 26413.669 C 4627.580 26413.669 4626.940 26414.523 4627.367 26416.229 C 4627.793 26417.936 4628.433 26419.003 4629.287 26419.429 L 4622.887 26427.749 L 4619.687 26429.029 L 4623.527 26434.149 C 4620.113 26434.149 4618.620 26435.429 4619.047 26437.989 C 4619.900 26440.123 4619.687 26441.616 4618.407 26442.469 C 4617.127 26443.323 4615.847 26443.963 4614.567 26444.389 L 4617.127 26452.709 L 4611.367 26455.269 L 4609.447 26462.309 L 4611.367 26463.589 L 4607.527 26466.149 C 4606.247 26467.003 4605.393 26467.429 4604.967 26467.429 L 4601.127 26473.189 L 4603.047 26477.669 C 4603.047 26478.949 4602.407 26480.016 4601.127 26480.869 C 4599.847 26481.723 4598.567 26482.363 4597.287 26482.789 L 4597.927 26484.709 C 4599.633 26485.563 4600.700 26486.203 4601.127 26486.629 L 4602.407 26487.909 C 4601.127 26490.043 4600.060 26492.176 4599.207 26494.309 C 4598.353 26496.443 4596.860 26497.083 4594.727 26496.229 L 4592.807 26502.629 L 4600.487 26507.749 C 4604.753 26507.323 4612.007 26502.843 4622.247 26494.309 C 4635.900 26482.363 4649.767 26470.416 4663.847 26458.469 L 4668.327 26457.189 L 4669.607 26453.989 C 4671.313 26452.709 4673.660 26451.216 4676.647 26449.509 C 4679.633 26447.376 4681.980 26446.523 4683.687 26446.949 L 4673.447 26463.589 C 4661.500 26476.816 4638.673 26497.296 4604.967 26525.029 C 4566.993 26556.176 4543.740 26571.749 4535.207 26571.749 C 4524.540 26571.749 4517.500 26567.269 4514.087 26558.309 C 4511.100 26548.923 4509.607 26537.829 4509.607 26525.029 L 4510.887 26523.749 L 4510.887 26516.069 C 4512.167 26516.496 4512.807 26515.856 4512.807 26514.149 C 4513.233 26512.016 4513.447 26509.669 4513.447 26507.109 C 4515.580 26504.549 4517.073 26501.776 4517.927 26498.789 C 4518.780 26495.803 4519.420 26492.603 4519.847 26489.189 L 4521.767 26483.429 L 4523.687 26482.789 C 4527.953 26472.976 4537.127 26454.629 4551.207 26427.749 C 4575.953 26381.243 4588.327 26349.243 4588.327 26331.749 L 4583.847 26320.869 C 4577.020 26322.149 4568.700 26326.843 4558.887 26334.949 L 4516.647 26369.509 L 4514.727 26379.109 L 4510.247 26378.469 L 4507.047 26381.669 L 4513.447 26386.149 L 4506.407 26386.789 L 4506.407 26389.989 L 4501.287 26391.269 C 4501.287 26394.256 4502.567 26395.749 4505.127 26395.749 L 4510.247 26398.309 L 4506.407 26399.589 L 4498.727 26399.589 C 4496.593 26399.589 4495.953 26401.083 4496.807 26404.069 L 4489.767 26404.069 L 4494.247 26410.469 C 4493.393 26411.323 4493.393 26413.883 4494.247 26418.149 L 4494.887 26411.749 L 4497.447 26411.749 C 4500.007 26412.603 4501.713 26413.029 4502.567 26413.029 L 4493.607 26419.429 L 4485.927 26418.149 C 4482.087 26420.709 4480.807 26423.269 4482.087 26425.829 L 4491.687 26429.669 L 4493.607 26429.029 L 4492.327 26431.589 C 4489.340 26434.576 4486.567 26435.216 4484.007 26433.509 L 4481.447 26439.269 L 4484.647 26439.909 C 4479.527 26439.483 4474.193 26440.763 4468.647 26443.749 L 4468.647 26446.949 L 4471.847 26452.069 L 4477.607 26451.429 L 4479.527 26452.709 C 4479.527 26456.549 4478.460 26458.469 4476.327 26458.469 C 4472.913 26457.189 4470.353 26456.549 4468.647 26456.549 L 4465.447 26464.229 L 4468.647 26465.509 L 4453.927 26479.589 L 4459.687 26484.069 L 4462.247 26484.069 L 4462.247 26487.269 L 4459.047 26487.269 L 4449.447 26490.469 L 4445.607 26492.389 C 4444.753 26494.523 4444.753 26495.803 4445.607 26496.229 C 4446.460 26496.656 4447.313 26496.869 4448.167 26496.869 L 4435.367 26505.829 L 4432.807 26512.869 C 4433.660 26512.443 4434.727 26512.016 4436.007 26511.589 C 4436.433 26513.296 4436.007 26514.789 4434.727 26516.069 C 4433.447 26516.923 4432.593 26517.563 4432.167 26517.989 L 4436.007 26519.269 L 4433.447 26526.949 L 4428.327 26531.429 C 4426.620 26530.576 4423.633 26532.496 4419.367 26537.189 C 4418.087 26538.469 4416.167 26540.603 4413.607 26543.589 C 4411.047 26546.576 4407.420 26548.923 4402.727 26550.629 C 4394.193 26554.043 4388.860 26557.243 4386.727 26560.229 C 4383.313 26561.509 4380.967 26561.083 4379.687 26558.949 L 4376.487 26565.349 C 4372.220 26566.629 4368.167 26567.056 4364.327 26566.629 L 4357.927 26570.469 C 4356.647 26569.616 4355.367 26568.976 4354.087 26568.549 L 4350.247 26568.549 C 4347.260 26568.549 4345.767 26567.269 4345.767 26564.709 L 4346.407 26562.789 ZM 4688.807 26509.029 L 4695.207 26507.749 L 4695.847 26503.269 L 4700.967 26507.749 L 4700.967 26501.349 L 4693.287 26501.989 C 4692.434 26500.709 4691.367 26499.429 4690.087 26498.149 L 4692.007 26491.749 L 4695.207 26489.189 L 4693.287 26484.069 C 4693.287 26482.363 4693.074 26480.443 4692.647 26478.309 C 4696.914 26477.029 4699.474 26475.749 4700.327 26474.469 L 4697.767 26464.869 C 4702.034 26459.749 4704.807 26456.549 4706.087 26455.269 L 4704.807 26449.509 C 4708.220 26448.229 4710.140 26447.803 4710.567 26448.229 L 4713.767 26439.269 L 4710.567 26439.909 L 4710.567 26433.509 L 4715.687 26433.509 C 4715.260 26429.669 4716.327 26424.336 4718.887 26417.509 L 4724.647 26418.789 L 4729.767 26416.869 L 4724.007 26413.669 L 4731.687 26406.629 C 4732.540 26407.483 4733.394 26407.483 4734.247 26406.629 C 4735.527 26405.776 4735.740 26404.923 4734.887 26404.069 L 4730.407 26401.509 L 4732.967 26398.949 L 4733.607 26392.549 L 4739.367 26389.989 L 4738.087 26386.149 L 4743.847 26376.549 L 4750.887 26373.349 L 4754.087 26364.389 C 4754.514 26364.816 4755.367 26364.603 4756.647 26363.749 C 4758.354 26362.896 4758.567 26361.829 4757.287 26360.549 L 4762.407 26358.629 L 4761.767 26354.149 C 4769.020 26347.323 4776.274 26340.283 4783.527 26333.029 L 4783.527 26325.989 C 4789.500 26320.869 4796.114 26314.256 4803.367 26306.149 C 4808.914 26299.749 4812.754 26295.269 4814.887 26292.709 C 4819.580 26285.883 4829.394 26279.696 4844.327 26274.149 C 4853.714 26270.736 4865.660 26267.323 4880.167 26263.909 L 4886.567 26271.589 C 4886.567 26275.429 4884.860 26277.349 4881.447 26277.349 C 4879.314 26283.323 4875.687 26290.363 4870.567 26298.469 C 4864.167 26308.709 4859.047 26314.256 4855.207 26315.109 L 4855.207 26318.309 L 4848.167 26323.429 L 4850.087 26328.549 L 4834.727 26347.749 C 4833.020 26349.029 4832.594 26350.096 4833.447 26350.949 L 4826.407 26352.229 L 4828.327 26357.989 L 4821.927 26368.869 C 4820.220 26368.443 4817.447 26369.509 4813.607 26372.069 L 4816.807 26375.909 L 4809.127 26386.789 C 4809.127 26387.643 4808.914 26388.709 4808.487 26389.989 C 4808.487 26390.843 4808.060 26391.056 4807.207 26390.629 C 4806.354 26392.763 4805.287 26394.896 4804.007 26397.029 C 4802.727 26399.163 4800.167 26402.789 4796.327 26407.909 L 4796.327 26413.029 L 4797.607 26414.309 L 4788.007 26420.069 L 4786.727 26433.509 L 4780.967 26432.229 C 4780.540 26432.656 4780.327 26435.856 4780.327 26441.829 L 4779.047 26446.309 L 4777.127 26446.949 L 4779.687 26449.509 L 4778.407 26459.749 C 4775.420 26461.029 4772.860 26463.376 4770.727 26466.789 L 4773.927 26476.389 L 4768.807 26485.989 C 4768.807 26491.536 4769.660 26496.016 4771.367 26499.429 C 4773.500 26502.843 4777.127 26504.549 4782.247 26504.549 C 4790.354 26504.549 4804.860 26498.149 4825.767 26485.349 C 4846.674 26472.549 4858.834 26462.949 4862.247 26456.549 L 4861.607 26453.989 L 4869.287 26446.309 L 4870.567 26436.069 L 4874.407 26432.869 L 4876.967 26432.869 L 4876.327 26429.029 C 4876.327 26427.323 4876.754 26425.189 4877.607 26422.629 C 4878.887 26420.069 4880.167 26417.723 4881.447 26415.589 L 4883.367 26410.469 C 4884.647 26410.469 4885.500 26408.976 4885.927 26405.989 C 4885.927 26402.576 4886.780 26399.589 4888.487 26397.029 C 4890.620 26394.469 4892.754 26391.696 4894.887 26388.709 C 4900.007 26381.456 4903.420 26376.336 4905.127 26373.349 C 4908.540 26368.229 4910.887 26362.683 4912.167 26356.709 L 4955.687 26294.629 L 4962.087 26284.389 C 4966.354 26283.109 4970.407 26280.123 4974.247 26275.429 L 4979.367 26277.349 C 4979.794 26277.349 4980.220 26277.136 4980.647 26276.709 C 4980.647 26274.149 4979.794 26273.083 4978.087 26273.509 C 4980.220 26270.949 4987.687 26267.749 5000.487 26263.909 C 5013.714 26260.069 5022.674 26258.149 5027.367 26258.149 L 5025.447 26279.269 L 5024.167 26283.749 L 5020.967 26286.949 C 5018.834 26289.509 5019.047 26291.216 5021.607 26292.069 L 5013.927 26297.189 L 5013.927 26302.309 C 5013.927 26303.163 5012.860 26304.443 5010.727 26306.149 C 5008.594 26307.856 5006.887 26308.923 5005.607 26309.349 C 5008.167 26313.189 5009.447 26315.749 5009.447 26317.029 L 5004.327 26321.509 L 5001.767 26320.229 C 5000.487 26322.789 5000.060 26324.283 5000.487 26324.709 L 4994.727 26323.429 L 4994.727 26328.549 L 4999.847 26329.189 L 4999.847 26332.389 C 4997.287 26333.243 4995.580 26333.669 4994.727 26333.669 C 4993.447 26339.216 4991.100 26344.336 4987.687 26349.029 C 4987.260 26348.603 4985.767 26348.176 4983.207 26347.749 L 4985.127 26350.949 C 4985.127 26351.803 4983.420 26352.869 4980.007 26354.149 L 4981.927 26356.069 L 4976.807 26362.469 L 4980.007 26366.949 L 4974.887 26370.149 L 4969.127 26370.149 C 4967.420 26371.003 4966.567 26372.069 4966.567 26373.349 C 4967.420 26373.776 4968.487 26374.203 4969.767 26374.629 L 4969.127 26379.749 L 4970.407 26381.669 L 4965.287 26384.869 L 4967.207 26388.069 C 4967.207 26390.629 4965.714 26392.549 4962.727 26393.829 C 4959.740 26395.109 4957.394 26395.963 4955.687 26396.389 L 4963.367 26402.789 L 4961.447 26404.709 L 4956.327 26405.989 L 4955.047 26410.469 L 4946.727 26414.949 L 4944.167 26414.309 L 4939.047 26416.869 L 4942.247 26420.709 L 4946.087 26419.429 L 4948.647 26420.709 L 4953.767 26420.709 L 4951.847 26425.829 L 4948.007 26425.829 L 4947.367 26430.949 L 4941.607 26430.949 L 4940.327 26433.509 L 4944.167 26437.349 L 4942.247 26443.109 L 4936.487 26448.229 L 4935.847 26453.989 C 4934.994 26453.563 4934.140 26453.776 4933.287 26454.629 C 4932.860 26455.483 4932.434 26456.123 4932.007 26456.549 L 4933.287 26463.589 C 4932.434 26462.736 4931.580 26462.949 4930.727 26464.229 C 4929.874 26465.509 4929.447 26466.363 4929.447 26466.789 L 4930.727 26473.829 L 4926.887 26473.829 L 4925.607 26483.429 C 4925.607 26486.843 4926.034 26489.616 4926.887 26491.749 C 4927.740 26493.883 4929.234 26496.443 4931.367 26499.429 L 4937.767 26501.989 C 4943.740 26499.856 4960.807 26491.109 4988.967 26475.749 C 5017.127 26459.963 5031.420 26452.069 5031.847 26452.069 C 5019.900 26460.176 5009.660 26467.429 5001.127 26473.829 C 4988.754 26483.216 4979.154 26491.536 4972.327 26498.789 L 4965.927 26499.429 C 4954.834 26509.669 4949.074 26515.003 4948.647 26515.429 C 4945.660 26517.989 4941.394 26520.763 4935.847 26523.749 L 4933.927 26525.029 C 4921.127 26533.563 4907.474 26541.456 4892.967 26548.709 L 4891.687 26547.429 L 4885.287 26549.989 C 4884.434 26548.283 4883.580 26547.643 4882.727 26548.069 C 4881.874 26548.069 4881.660 26548.709 4882.087 26549.989 L 4868.647 26551.269 C 4864.807 26551.269 4860.967 26548.283 4857.127 26542.309 C 4853.287 26536.336 4850.727 26530.576 4849.447 26525.029 L 4850.087 26522.469 L 4852.007 26521.189 C 4851.154 26519.056 4850.300 26517.136 4849.447 26515.429 C 4849.020 26513.296 4848.807 26511.589 4848.807 26510.309 L 4852.007 26504.549 L 4850.727 26493.029 L 4852.647 26490.469 L 4852.647 26485.989 L 4855.207 26485.989 L 4855.207 26478.949 L 4857.767 26474.469 C 4853.927 26477.456 4848.807 26481.723 4842.407 26487.269 C 4838.994 26490.256 4834.087 26494.736 4827.687 26500.709 C 4825.554 26503.269 4820.860 26507.749 4813.607 26514.149 C 4806.780 26520.123 4802.940 26523.749 4802.087 26525.029 L 4795.047 26528.229 L 4791.207 26534.629 L 4788.647 26536.549 C 4783.527 26539.109 4778.407 26543.163 4773.287 26548.709 L 4770.087 26548.069 C 4767.527 26549.776 4765.820 26550.843 4764.967 26551.269 L 4764.967 26553.829 C 4761.554 26554.683 4758.567 26555.963 4756.007 26557.669 L 4749.607 26560.869 C 4746.194 26560.869 4740.860 26561.509 4733.607 26562.789 C 4726.780 26564.069 4719.100 26565.776 4710.567 26567.909 C 4710.140 26566.203 4708.434 26564.709 4705.447 26563.429 L 4700.327 26560.869 C 4696.060 26552.763 4692.860 26546.363 4690.727 26541.669 C 4688.594 26536.976 4686.460 26530.789 4684.327 26523.109 L 4686.247 26519.269 L 4682.407 26515.429 L 4688.807 26509.029 ZM 5058.637 26446.949 L 5058.637 26441.829 C 5059.917 26440.976 5061.410 26440.123 5063.117 26439.269 L 5072.077 26434.149 L 5075.277 26434.789 L 5075.277 26439.269 L 5070.157 26443.749 L 5068.237 26448.869 C 5068.237 26450.149 5066.957 26454.843 5064.397 26462.949 C 5062.263 26471.056 5061.197 26476.389 5061.197 26478.949 C 5061.197 26484.923 5062.477 26491.109 5065.037 26497.509 C 5068.023 26503.909 5071.650 26508.603 5075.917 26511.589 L 5079.757 26514.149 C 5088.717 26520.549 5097.677 26523.109 5106.637 26521.829 L 5107.277 26524.389 L 5108.557 26521.189 L 5112.397 26517.349 L 5118.797 26518.629 L 5120.717 26522.469 L 5127.757 26514.149 C 5132.877 26515.856 5136.717 26516.709 5139.277 26516.709 C 5137.997 26515.003 5137.570 26513.936 5137.997 26513.509 L 5141.197 26509.029 L 5146.317 26510.309 C 5145.890 26509.456 5146.317 26508.389 5147.597 26507.109 C 5148.877 26505.829 5150.157 26505.403 5151.437 26505.829 C 5155.703 26500.709 5157.837 26494.523 5157.837 26487.269 C 5157.837 26479.163 5154.210 26472.123 5146.957 26466.149 C 5141.410 26461.883 5135.010 26458.469 5127.757 26455.909 C 5120.503 26452.923 5111.970 26448.229 5102.157 26441.829 C 5092.770 26435.003 5086.157 26430.309 5082.317 26427.749 L 5084.237 26423.909 L 5081.037 26419.429 L 5079.757 26424.549 C 5073.357 26418.576 5067.597 26410.896 5062.477 26401.509 L 5064.397 26399.589 L 5059.917 26398.949 C 5058.637 26395.536 5057.570 26392.763 5056.717 26390.629 C 5056.290 26388.496 5056.290 26386.363 5056.717 26384.229 L 5052.877 26372.709 C 5052.877 26356.923 5059.490 26342.203 5072.717 26328.549 C 5079.117 26322.149 5103.223 26305.296 5145.037 26277.989 L 5161.037 26267.749 L 5178.957 26256.869 L 5182.157 26256.229 C 5186.850 26254.523 5190.263 26253.456 5192.397 26253.029 C 5198.797 26251.323 5205.197 26250.469 5211.597 26250.469 C 5226.530 26250.469 5238.050 26255.376 5246.157 26265.189 C 5254.690 26274.576 5258.957 26286.949 5258.957 26302.309 C 5258.957 26303.589 5258.103 26306.149 5256.397 26309.989 C 5255.117 26313.403 5254.263 26315.536 5253.837 26316.389 L 5248.077 26320.869 L 5251.277 26320.229 L 5249.997 26322.149 C 5247.437 26326.843 5245.090 26331.323 5242.957 26335.589 C 5240.823 26339.429 5238.050 26343.696 5234.637 26348.389 L 5232.717 26345.829 C 5226.317 26351.376 5219.490 26357.776 5212.237 26365.029 C 5200.290 26377.829 5193.463 26384.869 5191.757 26386.149 L 5189.197 26384.869 L 5196.237 26368.869 L 5194.957 26367.589 C 5195.383 26365.029 5195.597 26361.616 5195.597 26357.349 L 5195.597 26345.829 C 5194.317 26341.563 5193.463 26338.576 5193.037 26336.869 C 5187.490 26324.069 5182.583 26315.109 5178.317 26309.989 C 5170.637 26300.603 5161.890 26295.909 5152.077 26295.909 C 5144.397 26295.909 5139.063 26298.896 5136.077 26304.869 C 5134.797 26305.296 5133.517 26305.509 5132.237 26305.509 L 5132.237 26309.349 C 5132.237 26311.483 5130.530 26319.163 5127.117 26332.389 C 5125.410 26338.789 5124.343 26344.123 5123.917 26348.389 C 5125.197 26350.096 5126.050 26351.376 5126.477 26352.229 C 5128.610 26355.216 5130.103 26356.496 5130.957 26356.069 L 5132.877 26366.309 L 5137.997 26367.589 C 5139.277 26370.576 5140.770 26373.349 5142.477 26375.909 C 5144.183 26378.469 5146.317 26380.389 5148.877 26381.669 C 5150.157 26383.803 5151.223 26385.083 5152.077 26385.509 C 5152.930 26386.363 5152.930 26387.216 5152.077 26388.069 C 5151.650 26388.923 5153.997 26391.056 5159.117 26394.469 L 5166.797 26393.189 L 5165.517 26399.589 C 5166.797 26400.016 5168.290 26400.443 5169.997 26400.869 C 5171.703 26400.869 5172.557 26401.296 5172.557 26402.149 L 5174.477 26405.989 L 5178.957 26404.709 L 5186.637 26417.509 L 5188.557 26407.909 C 5190.263 26408.763 5191.543 26410.896 5192.397 26414.309 L 5194.957 26414.309 C 5197.517 26415.163 5199.863 26416.229 5201.997 26417.509 C 5204.557 26418.363 5205.623 26419.429 5205.197 26420.709 C 5209.463 26425.829 5212.237 26430.096 5213.517 26433.509 C 5215.223 26433.083 5216.930 26432.443 5218.637 26431.589 L 5219.277 26436.069 L 5215.437 26439.909 L 5214.797 26443.109 L 5218.637 26439.269 L 5219.917 26441.189 L 5222.477 26446.949 C 5222.050 26447.376 5220.770 26449.509 5218.637 26453.349 C 5216.930 26457.189 5215.650 26458.896 5214.797 26458.469 L 5214.157 26464.229 L 5215.437 26467.429 L 5203.277 26481.509 L 5201.357 26479.589 C 5199.223 26483.856 5195.170 26488.123 5189.197 26492.389 C 5183.223 26496.229 5177.677 26499.856 5172.557 26503.269 C 5170.423 26504.549 5167.650 26506.896 5164.237 26510.309 C 5160.823 26513.723 5157.837 26516.496 5155.277 26518.629 L 5150.797 26523.109 C 5147.810 26526.096 5146.103 26527.376 5145.677 26526.949 L 5140.557 26532.069 L 5137.997 26532.069 L 5132.877 26536.549 L 5134.797 26539.749 L 5130.957 26546.149 L 5126.477 26544.869 C 5126.477 26542.736 5126.050 26541.669 5125.197 26541.669 L 5125.197 26546.149 L 5123.917 26550.629 L 5121.997 26549.989 L 5116.237 26553.829 L 5116.237 26558.949 C 5115.383 26559.376 5114.317 26559.376 5113.037 26558.949 C 5111.757 26558.096 5110.903 26557.456 5110.477 26557.029 L 5109.837 26559.589 C 5105.997 26560.869 5104.077 26562.149 5104.077 26563.429 L 5099.597 26564.709 L 5094.477 26567.269 L 5089.997 26567.269 L 5085.517 26567.269 L 5085.517 26570.469 L 5080.397 26571.749 C 5081.250 26572.603 5081.037 26573.456 5079.757 26574.309 C 5078.903 26575.589 5078.050 26575.803 5077.197 26574.949 L 5075.917 26569.189 L 5074.637 26572.389 L 5071.437 26575.589 L 5069.517 26570.469 L 5070.157 26568.549 L 5066.317 26568.549 L 5066.317 26576.229 C 5065.037 26575.803 5062.690 26575.589 5059.277 26575.589 C 5050.743 26575.589 5045.410 26574.949 5043.277 26573.669 L 5040.717 26574.309 L 5038.157 26569.189 L 5029.197 26568.549 L 5029.197 26563.429 L 5027.277 26564.709 C 5019.597 26560.869 5013.837 26555.323 5009.997 26548.069 C 5006.157 26540.816 5004.237 26532.709 5004.237 26523.749 C 5004.237 26508.816 5010.210 26494.523 5022.157 26480.869 C 5032.823 26469.349 5043.703 26457.829 5054.797 26446.309 L 5058.637 26446.949 ZM 5254.717 26493.029 C 5254.717 26482.363 5256.637 26469.776 5260.477 26455.269 C 5262.184 26449.296 5266.024 26437.136 5271.997 26418.789 L 5277.117 26418.789 C 5277.970 26417.936 5277.544 26416.869 5275.837 26415.589 C 5274.984 26415.589 5274.344 26415.376 5273.917 26414.949 C 5287.570 26371.856 5310.184 26322.576 5341.757 26267.109 C 5366.504 26223.589 5395.304 26178.149 5428.157 26130.789 C 5440.530 26123.536 5450.984 26117.776 5459.517 26113.509 C 5471.037 26107.963 5481.490 26104.123 5490.877 26101.989 L 5498.557 26100.069 C 5504.530 26101.776 5508.797 26102.843 5511.357 26103.269 C 5510.504 26110.523 5504.744 26122.469 5494.077 26139.109 L 5469.757 26176.229 L 5465.917 26176.869 L 5467.197 26180.069 C 5467.197 26182.629 5465.490 26183.909 5462.077 26183.909 C 5460.370 26190.309 5457.597 26196.923 5453.757 26203.749 C 5447.784 26214.416 5444.370 26221.029 5443.517 26223.589 L 5439.677 26219.109 L 5439.677 26221.669 L 5441.597 26226.789 L 5437.757 26234.469 L 5430.717 26241.509 L 5433.277 26241.509 L 5431.997 26244.709 L 5434.557 26245.349 C 5430.717 26246.203 5428.584 26246.203 5428.157 26245.349 L 5425.597 26251.109 L 5429.437 26253.669 C 5429.437 26254.523 5428.584 26255.376 5426.877 26256.229 L 5421.757 26258.789 L 5426.237 26261.989 C 5424.530 26260.283 5423.037 26260.283 5421.757 26261.989 C 5421.757 26263.269 5421.970 26264.549 5422.397 26265.829 L 5415.357 26272.229 L 5419.197 26271.589 L 5415.357 26278.629 L 5415.997 26283.109 L 5407.037 26282.469 L 5408.317 26288.229 L 5406.397 26290.149 L 5409.597 26288.869 L 5410.237 26286.949 C 5411.517 26287.376 5412.370 26287.803 5412.797 26288.229 C 5413.224 26288.656 5413.650 26289.296 5414.077 26290.149 C 5426.450 26280.763 5437.970 26273.509 5448.637 26268.389 C 5461.864 26261.989 5472.104 26258.363 5479.357 26257.509 C 5486.610 26256.656 5491.517 26256.229 5494.077 26256.229 C 5496.637 26256.229 5499.624 26256.656 5503.037 26257.509 C 5506.877 26258.363 5510.290 26259.216 5513.277 26260.069 C 5512.424 26262.629 5512.424 26264.336 5513.277 26265.189 C 5514.557 26265.616 5515.410 26265.189 5515.837 26263.909 L 5526.077 26271.589 L 5529.917 26274.789 L 5535.037 26288.869 C 5537.170 26293.989 5538.237 26298.896 5538.237 26303.589 C 5538.237 26307.003 5538.024 26309.349 5537.597 26310.629 L 5535.037 26310.629 L 5539.517 26314.469 L 5535.677 26317.669 L 5534.397 26320.229 L 5539.517 26320.229 C 5538.664 26325.776 5536.104 26330.469 5531.837 26334.309 L 5536.317 26340.709 C 5536.317 26346.683 5535.677 26350.309 5534.397 26351.589 L 5527.997 26350.949 L 5533.757 26359.909 L 5527.357 26362.469 C 5526.504 26364.176 5526.077 26367.803 5526.077 26373.349 C 5526.077 26377.189 5525.010 26381.029 5522.877 26384.869 C 5516.050 26392.976 5511.144 26398.736 5508.157 26402.149 C 5509.010 26402.149 5509.864 26403.856 5510.717 26407.269 L 5504.957 26414.309 C 5502.824 26416.016 5500.904 26417.509 5499.197 26418.789 L 5497.917 26426.469 L 5499.837 26428.389 C 5498.557 26430.949 5497.064 26433.509 5495.357 26436.069 C 5493.650 26438.629 5491.517 26439.696 5488.957 26439.269 L 5482.557 26446.949 C 5480.850 26449.509 5478.504 26451.643 5475.517 26453.349 L 5475.517 26456.549 L 5472.957 26457.189 L 5469.117 26464.869 C 5466.984 26465.723 5462.930 26468.496 5456.957 26473.189 C 5450.984 26477.883 5445.864 26480.443 5441.597 26480.869 C 5442.877 26483.856 5443.517 26486.203 5443.517 26487.909 L 5439.677 26487.269 C 5438.397 26487.269 5437.544 26487.909 5437.117 26489.189 C 5436.690 26490.469 5436.904 26491.536 5437.757 26492.389 L 5431.357 26492.389 L 5422.397 26498.149 L 5418.557 26499.429 C 5419.410 26501.136 5420.050 26501.989 5420.477 26501.989 L 5411.517 26505.829 C 5408.957 26507.109 5406.184 26508.816 5403.197 26510.949 L 5405.117 26512.869 C 5383.357 26526.949 5365.650 26538.043 5351.997 26546.149 C 5325.544 26561.936 5306.770 26569.829 5295.677 26569.829 C 5293.117 26569.829 5289.277 26568.976 5284.157 26567.269 C 5279.464 26565.563 5276.050 26563.856 5273.917 26562.149 L 5268.157 26553.189 C 5263.464 26544.656 5260.050 26537.616 5257.917 26532.069 C 5255.784 26526.096 5254.717 26521.616 5254.717 26518.629 C 5254.717 26516.069 5255.357 26514.149 5256.637 26512.869 L 5254.717 26493.029 ZM 5380.797 26347.109 C 5378.664 26349.243 5376.744 26351.376 5375.037 26353.509 C 5371.624 26358.203 5369.490 26362.896 5368.637 26367.589 L 5370.557 26369.509 C 5365.437 26372.069 5362.450 26375.909 5361.597 26381.029 L 5358.397 26381.669 L 5358.397 26386.789 C 5358.824 26388.923 5357.757 26392.549 5355.197 26397.669 L 5357.757 26400.229 L 5355.837 26401.509 L 5354.557 26407.269 C 5351.144 26413.243 5349.224 26419.216 5348.797 26425.189 L 5343.677 26425.829 L 5345.597 26431.589 L 5344.317 26436.709 L 5341.757 26437.349 C 5341.757 26444.176 5339.624 26454.203 5335.357 26467.429 C 5331.517 26480.229 5329.597 26489.616 5329.597 26495.589 C 5329.597 26501.989 5331.517 26507.323 5335.357 26511.589 C 5339.624 26515.429 5344.957 26517.349 5351.357 26517.349 C 5372.690 26517.349 5397.010 26492.389 5424.317 26442.469 C 5449.917 26395.963 5462.717 26360.763 5462.717 26336.869 C 5462.717 26324.496 5460.157 26315.109 5455.037 26308.709 C 5449.917 26302.309 5441.384 26299.109 5429.437 26299.109 C 5416.637 26299.109 5405.970 26304.656 5397.437 26315.749 C 5390.610 26326.416 5383.784 26336.869 5376.957 26347.109 L 5380.797 26347.109 ZM 5532.617 26491.109 L 5530.057 26489.189 C 5531.337 26475.109 5533.897 26462.736 5537.737 26452.069 C 5541.577 26440.976 5551.390 26420.709 5567.177 26391.269 C 5583.390 26364.816 5610.910 26335.163 5649.737 26302.309 C 5692.830 26266.043 5725.897 26247.909 5748.937 26247.909 L 5756.617 26249.189 L 5757.257 26251.109 C 5772.190 26252.389 5782.643 26259.856 5788.617 26273.509 L 5795.657 26290.789 L 5798.217 26290.789 L 5794.377 26302.949 C 5794.377 26304.229 5795.443 26305.723 5797.577 26307.429 C 5798.003 26307.856 5798.643 26308.283 5799.497 26308.709 L 5800.777 26315.109 L 5812.297 26315.749 C 5810.163 26321.296 5802.910 26336.016 5790.537 26359.909 C 5778.590 26383.376 5770.910 26398.309 5767.497 26404.709 L 5764.297 26404.069 L 5766.857 26409.189 L 5759.177 26433.509 L 5756.617 26434.149 L 5752.137 26452.709 L 5749.577 26452.709 C 5751.283 26457.829 5751.283 26462.096 5749.577 26465.509 L 5747.657 26494.309 C 5747.657 26499.003 5750.430 26502.203 5755.977 26503.909 C 5761.523 26502.629 5769.843 26497.509 5780.937 26488.549 C 5792.457 26479.163 5809.097 26464.016 5830.857 26443.109 C 5829.577 26443.963 5829.363 26445.243 5830.217 26446.949 C 5831.497 26448.656 5832.563 26448.869 5833.417 26447.589 C 5822.750 26459.963 5812.297 26472.336 5802.057 26484.709 L 5800.137 26488.549 C 5792.030 26494.523 5784.350 26500.709 5777.097 26507.109 C 5767.710 26515.216 5760.670 26522.469 5755.977 26528.869 L 5752.777 26528.869 L 5749.577 26535.269 L 5744.457 26536.549 C 5742.323 26539.963 5738.910 26543.163 5734.217 26546.149 L 5732.297 26547.429 C 5728.457 26551.269 5722.697 26554.469 5715.017 26557.029 C 5707.763 26559.589 5700.083 26561.723 5691.977 26563.429 C 5684.723 26560.443 5680.030 26554.469 5677.897 26545.509 C 5675.763 26536.123 5674.697 26524.603 5674.697 26510.949 L 5674.697 26493.669 L 5668.937 26500.709 L 5659.977 26507.109 L 5659.337 26510.949 C 5655.497 26514.789 5652.723 26518.629 5651.017 26522.469 L 5648.457 26519.269 L 5643.977 26525.029 L 5639.497 26525.669 L 5635.017 26533.989 C 5632.457 26535.269 5629.897 26536.976 5627.337 26539.109 C 5625.203 26540.816 5622.643 26542.949 5619.657 26545.509 L 5605.577 26553.189 L 5605.577 26558.309 C 5603.017 26560.016 5597.470 26562.789 5588.937 26566.629 C 5584.243 26568.763 5580.830 26570.469 5578.697 26571.749 C 5577.843 26571.323 5574.643 26571.749 5569.097 26573.029 C 5568.243 26573.029 5566.750 26573.456 5564.617 26574.309 C 5556.937 26574.309 5550.323 26571.323 5544.777 26565.349 C 5539.230 26559.376 5535.177 26552.123 5532.617 26543.589 C 5534.750 26543.589 5535.817 26542.096 5535.817 26539.109 C 5534.537 26537.403 5533.683 26536.336 5533.257 26535.909 C 5531.550 26533.349 5530.270 26532.283 5529.417 26532.709 L 5528.137 26525.029 L 5531.337 26520.549 L 5531.337 26509.029 C 5529.630 26509.456 5528.563 26509.243 5528.137 26508.389 C 5527.710 26507.536 5527.497 26505.829 5527.497 26503.269 C 5527.923 26498.576 5528.137 26495.803 5528.137 26494.949 L 5532.617 26491.109 ZM 5606.857 26489.829 C 5606.857 26491.536 5608.137 26495.376 5610.697 26501.349 C 5613.683 26507.323 5616.030 26511.589 5617.737 26514.149 C 5627.550 26514.149 5641.417 26506.896 5659.337 26492.389 L 5681.097 26474.469 C 5681.523 26473.189 5683.443 26466.149 5686.857 26453.349 C 5690.270 26440.123 5693.683 26431.589 5697.097 26427.749 C 5697.097 26422.203 5701.363 26410.469 5709.897 26392.549 C 5718.857 26374.629 5723.337 26358.203 5723.337 26343.269 C 5723.337 26331.323 5720.777 26321.083 5715.657 26312.549 C 5710.537 26304.016 5702.430 26298.896 5691.337 26297.189 C 5687.923 26299.749 5684.510 26302.523 5681.097 26305.509 C 5678.110 26308.069 5675.977 26311.056 5674.697 26314.469 C 5665.737 26324.709 5656.990 26334.736 5648.457 26344.549 L 5646.537 26350.309 C 5644.403 26352.016 5642.483 26355.003 5640.777 26359.269 C 5639.497 26363.109 5638.430 26366.949 5637.577 26370.789 C 5635.870 26372.923 5633.097 26378.683 5629.257 26388.069 C 5621.150 26407.696 5616.883 26419.216 5616.457 26422.629 L 5612.617 26423.909 L 5613.897 26426.469 L 5608.777 26445.669 L 5606.217 26449.509 L 5607.497 26450.789 L 5610.697 26450.789 C 5609.417 26453.776 5607.710 26455.696 5605.577 26456.549 L 5608.137 26475.749 L 5605.577 26478.309 L 5606.217 26482.149 L 5606.857 26489.829 ZM 5889.237 26368.869 C 5892.223 26358.629 5896.703 26347.109 5902.677 26334.309 C 5908.650 26321.509 5914.623 26309.136 5920.597 26297.189 L 5922.517 26298.469 L 5927.637 26296.549 C 5933.183 26293.563 5936.810 26291.643 5938.517 26290.789 C 5943.210 26287.376 5946.623 26285.029 5948.757 26283.749 C 5954.730 26281.189 5960.703 26278.416 5966.677 26275.429 C 5972.650 26273.296 5978.410 26270.309 5983.957 26266.469 L 5989.717 26270.309 C 5987.583 26279.269 5985.663 26287.589 5983.957 26295.269 C 5980.543 26310.203 5977.770 26318.949 5975.637 26321.509 L 5971.797 26327.269 C 5969.663 26330.256 5968.810 26332.816 5969.237 26334.949 L 5969.877 26338.789 C 5992.063 26319.589 6009.557 26305.083 6022.357 26295.269 C 6045.823 26277.349 6066.303 26268.389 6083.797 26268.389 C 6088.490 26268.389 6092.757 26269.243 6096.597 26270.949 C 6100.863 26272.229 6104.063 26275.003 6106.197 26279.269 L 6107.477 26283.749 C 6107.903 26284.603 6109.397 26285.456 6111.957 26286.309 L 6111.317 26291.429 C 6112.170 26292.709 6113.237 26293.989 6114.517 26295.269 L 6117.717 26299.109 L 6116.437 26305.509 L 6118.997 26311.909 L 6112.597 26313.189 L 6112.597 26317.669 L 6116.437 26315.749 L 6116.437 26328.549 L 6111.317 26329.829 L 6112.597 26333.669 L 6104.917 26345.829 C 6106.197 26347.963 6108.543 26348.389 6111.957 26347.109 L 6108.117 26350.309 L 6106.197 26349.669 L 6099.157 26356.709 L 6104.917 26360.549 L 6099.157 26359.269 C 6098.730 26360.123 6098.517 26360.976 6098.517 26361.829 L 6093.397 26364.389 L 6093.397 26369.509 C 6089.557 26373.349 6086.783 26376.976 6085.077 26380.389 C 6085.503 26381.243 6087.637 26382.096 6091.477 26382.949 L 6088.917 26389.989 L 6083.157 26391.909 L 6081.877 26397.669 L 6079.317 26398.309 L 6080.597 26402.789 C 6080.597 26407.483 6079.743 26410.043 6078.037 26410.469 L 6073.557 26406.629 C 6074.410 26407.909 6073.557 26408.976 6070.997 26409.829 C 6068.863 26410.256 6067.797 26410.683 6067.797 26411.109 L 6067.797 26416.229 L 6076.757 26414.949 L 6076.117 26416.869 L 6072.277 26417.509 C 6072.277 26421.776 6070.783 26425.189 6067.797 26427.749 L 6062.037 26426.469 L 6060.117 26430.949 L 6065.237 26430.949 L 6060.757 26439.269 L 6059.477 26437.349 L 6053.717 26436.069 C 6052.437 26437.776 6052.863 26439.269 6054.997 26440.549 C 6057.130 26441.403 6057.983 26442.683 6057.557 26444.389 L 6051.797 26449.509 L 6055.637 26453.989 L 6058.197 26453.989 L 6058.197 26456.549 L 6054.357 26455.909 L 6050.517 26457.829 L 6051.157 26462.309 C 6049.877 26464.443 6048.810 26466.363 6047.957 26468.069 L 6047.957 26485.989 L 6044.757 26487.269 C 6043.903 26490.683 6043.477 26493.669 6043.477 26496.229 C 6043.477 26499.216 6044.117 26501.989 6045.397 26504.549 L 6055.637 26506.469 C 6065.877 26506.469 6084.437 26498.149 6111.317 26481.509 C 6123.690 26473.829 6139.263 26463.376 6158.037 26450.149 C 6156.330 26452.709 6152.277 26456.763 6145.877 26462.309 C 6139.903 26467.856 6135.850 26472.549 6133.717 26476.389 L 6127.317 26479.589 L 6128.597 26480.869 C 6108.543 26498.789 6086.783 26515.429 6063.317 26530.789 C 6030.463 26552.549 6005.717 26563.429 5989.077 26563.429 C 5975.850 26563.429 5966.890 26558.096 5962.197 26547.429 C 5959.210 26540.603 5957.717 26529.723 5957.717 26514.789 L 5957.717 26505.829 C 5960.277 26505.829 5961.770 26504.976 5962.197 26503.269 C 5962.623 26501.136 5961.557 26500.283 5958.997 26500.709 C 5963.690 26488.336 5968.810 26475.749 5974.357 26462.949 C 5984.170 26441.616 5989.717 26429.243 5990.997 26425.829 C 6011.903 26388.709 6024.277 26366.096 6028.117 26357.989 C 6036.223 26340.923 6040.277 26328.549 6040.277 26320.869 C 6040.277 26314.043 6037.077 26310.629 6030.677 26310.629 C 6024.277 26310.629 6016.383 26314.256 6006.997 26321.509 C 5999.743 26327.483 5992.703 26333.243 5985.877 26338.789 L 5984.597 26340.709 C 5982.037 26344.123 5973.930 26354.789 5960.277 26372.709 C 5948.757 26387.643 5940.650 26397.883 5935.957 26403.429 L 5935.957 26410.469 L 5930.197 26416.229 C 5930.623 26415.803 5931.263 26415.803 5932.117 26416.229 C 5932.970 26416.656 5932.970 26417.296 5932.117 26418.149 L 5928.277 26427.109 L 5921.877 26429.669 L 5921.237 26434.149 L 5915.477 26442.469 L 5916.117 26446.309 C 5911.850 26450.576 5910.357 26453.989 5911.637 26456.549 L 5906.517 26456.549 L 5908.437 26459.749 L 5900.117 26469.989 L 5895.637 26476.389 L 5896.277 26478.309 L 5893.077 26479.589 L 5892.437 26486.629 L 5886.677 26487.269 L 5889.877 26494.949 L 5886.677 26493.029 C 5885.823 26494.309 5884.970 26495.376 5884.117 26496.229 L 5878.357 26501.989 C 5879.210 26501.136 5880.063 26500.923 5880.917 26501.349 C 5882.197 26501.776 5882.837 26502.629 5882.837 26503.909 L 5875.797 26504.549 C 5873.237 26505.829 5871.957 26507.749 5871.957 26510.309 C 5872.810 26511.589 5873.877 26512.016 5875.157 26511.589 L 5868.117 26523.109 L 5863.637 26523.109 C 5859.370 26525.243 5855.957 26527.163 5853.397 26528.869 C 5850.837 26530.576 5848.277 26532.496 5845.717 26534.629 L 5839.317 26537.189 C 5837.610 26538.043 5836.970 26538.896 5837.397 26539.749 L 5831.637 26539.749 C 5832.490 26541.456 5831.637 26542.949 5829.077 26544.229 C 5826.517 26545.083 5825.023 26545.936 5824.597 26546.789 L 5818.837 26545.509 L 5809.877 26549.989 L 5804.117 26548.709 L 5804.117 26553.829 L 5793.877 26549.989 L 5791.957 26542.309 C 5791.957 26537.189 5799.850 26520.763 5815.637 26493.029 C 5836.117 26457.616 5856.810 26421.989 5877.717 26386.149 C 5881.557 26379.749 5885.397 26373.989 5889.237 26368.869 ZM 6298.897 26277.989 C 6311.697 26268.603 6322.790 26261.776 6332.177 26257.509 C 6341.990 26252.816 6349.670 26250.469 6355.217 26250.469 C 6363.323 26250.469 6371.003 26252.816 6378.257 26257.509 L 6382.737 26247.269 L 6386.577 26245.989 L 6389.137 26237.669 C 6390.843 26235.536 6391.910 26233.829 6392.337 26232.549 C 6393.190 26230.843 6394.257 26230.416 6395.537 26231.269 L 6400.657 26222.309 L 6397.457 26222.309 C 6397.457 26221.029 6398.737 26219.536 6401.297 26217.829 C 6403.857 26216.123 6405.137 26213.989 6405.137 26211.429 C 6405.137 26210.149 6406.203 26208.869 6408.337 26207.589 C 6410.897 26205.883 6412.177 26204.603 6412.177 26203.749 C 6412.177 26199.909 6422.203 26184.336 6442.257 26157.029 C 6462.310 26129.723 6473.830 26115.643 6476.817 26114.789 L 6479.377 26108.389 L 6499.217 26094.949 L 6513.297 26089.829 C 6523.537 26085.136 6532.923 26082.789 6541.457 26082.789 L 6550.417 26084.069 L 6551.697 26094.309 L 6545.297 26097.509 L 6543.377 26103.909 L 6540.817 26104.549 L 6540.817 26108.389 L 6537.617 26108.389 C 6535.483 26112.656 6532.710 26117.349 6529.297 26122.469 C 6526.310 26127.589 6522.683 26132.923 6518.417 26138.469 L 6515.217 26139.749 L 6515.217 26146.789 L 6508.177 26149.349 L 6510.737 26153.189 C 6509.457 26153.616 6508.603 26154.043 6508.177 26154.469 C 6506.043 26156.603 6504.977 26158.949 6504.977 26161.509 C 6504.977 26166.203 6503.483 26168.549 6500.497 26168.549 L 6494.097 26169.829 L 6492.817 26178.789 C 6489.403 26181.776 6487.697 26183.483 6487.697 26183.909 C 6488.123 26186.043 6488.337 26187.963 6488.337 26189.669 L 6480.017 26196.709 C 6479.163 26196.709 6478.523 26197.349 6478.097 26198.629 C 6478.097 26199.483 6477.883 26200.763 6477.457 26202.469 L 6480.657 26201.189 C 6480.657 26202.469 6479.163 26203.109 6476.177 26203.109 L 6468.497 26205.669 L 6472.337 26207.589 C 6474.470 26208.443 6475.963 26208.016 6476.817 26206.309 L 6472.337 26213.989 L 6467.857 26211.429 C 6467.003 26213.563 6466.363 26215.696 6465.937 26217.829 C 6465.937 26219.963 6467.430 26221.029 6470.417 26221.029 C 6470.843 26224.016 6468.283 26226.363 6462.737 26228.069 C 6457.617 26229.349 6454.630 26229.989 6453.777 26229.989 C 6453.777 26231.269 6454.843 26231.909 6456.977 26231.909 C 6459.537 26231.909 6461.030 26232.336 6461.457 26233.189 L 6467.857 26231.909 C 6467.003 26233.616 6463.163 26237.243 6456.337 26242.789 L 6447.377 26244.069 L 6445.457 26248.549 L 6448.657 26248.549 L 6450.577 26253.669 L 6453.137 26252.389 L 6454.417 26254.949 L 6452.497 26256.869 L 6445.457 26255.589 C 6444.603 26256.016 6443.750 26256.229 6442.897 26256.229 C 6443.750 26259.216 6444.603 26261.989 6445.457 26264.549 L 6440.337 26269.669 C 6439.057 26270.949 6437.777 26272.443 6436.497 26274.149 C 6436.497 26275.429 6436.710 26276.709 6437.137 26277.989 L 6437.137 26283.109 L 6432.657 26283.109 L 6427.537 26288.229 C 6431.377 26287.376 6433.723 26286.949 6434.577 26286.949 L 6433.297 26288.869 L 6432.017 26291.429 L 6423.057 26294.629 L 6430.737 26294.629 L 6430.737 26297.189 L 6426.257 26297.829 L 6421.137 26306.149 L 6418.577 26306.789 L 6418.577 26313.829 C 6414.310 26316.389 6410.897 26320.229 6408.337 26325.349 C 6408.337 26327.056 6408.550 26328.763 6408.977 26330.469 L 6413.457 26331.749 C 6413.457 26333.456 6411.537 26335.376 6407.697 26337.509 C 6403.857 26339.216 6401.297 26340.283 6400.017 26340.709 L 6400.017 26343.269 L 6406.417 26343.269 L 6406.417 26346.469 L 6396.177 26350.949 C 6397.457 26353.509 6399.803 26354.149 6403.217 26352.869 L 6389.777 26364.389 C 6388.070 26367.376 6387.430 26369.083 6387.857 26369.509 C 6388.283 26369.509 6389.137 26369.723 6390.417 26370.149 C 6391.697 26370.149 6392.337 26370.789 6392.337 26372.069 C 6391.910 26371.216 6389.990 26370.789 6386.577 26370.789 L 6386.577 26374.629 L 6387.857 26376.549 L 6384.017 26377.189 C 6383.163 26378.043 6383.163 26378.896 6384.017 26379.749 L 6387.217 26382.949 C 6385.937 26384.229 6384.870 26385.509 6384.017 26386.789 L 6375.697 26389.989 L 6380.177 26389.349 C 6379.323 26391.056 6378.897 26392.549 6378.897 26393.829 L 6376.337 26401.509 L 6371.217 26405.989 C 6371.217 26407.696 6371.430 26409.189 6371.857 26410.469 L 6373.137 26415.589 L 6365.457 26419.429 L 6368.657 26423.269 L 6368.017 26425.829 L 6360.977 26428.389 L 6360.977 26430.949 C 6362.683 26431.803 6363.537 26432.443 6363.537 26432.869 C 6363.537 26435.429 6362.470 26438.629 6360.337 26442.469 C 6358.630 26446.309 6357.777 26449.083 6357.777 26450.789 C 6354.790 26458.469 6352.230 26465.509 6350.097 26471.909 C 6348.390 26477.883 6347.537 26483.856 6347.537 26489.829 C 6347.537 26492.816 6348.390 26496.016 6350.097 26499.429 C 6351.803 26502.416 6353.510 26503.909 6355.217 26503.909 C 6364.177 26503.909 6377.190 26497.509 6394.257 26484.709 C 6401.083 26479.589 6412.603 26469.989 6428.817 26455.909 L 6432.657 26457.829 L 6428.177 26460.389 C 6422.203 26472.763 6403.430 26490.896 6371.857 26514.789 C 6340.283 26538.256 6317.883 26549.989 6304.657 26549.989 C 6301.670 26549.989 6297.403 26549.136 6291.857 26547.429 C 6286.737 26545.723 6282.897 26543.803 6280.337 26541.669 C 6279.483 26539.536 6278.203 26533.563 6276.497 26523.749 C 6274.790 26513.509 6271.590 26507.323 6266.897 26505.189 C 6265.617 26506.469 6263.270 26509.243 6259.857 26513.509 C 6252.603 26522.469 6247.910 26527.376 6245.777 26528.229 L 6241.937 26533.989 C 6235.963 26536.549 6229.990 26540.603 6224.017 26546.149 C 6218.470 26551.696 6212.923 26557.029 6207.377 26562.149 L 6202.897 26561.509 C 6201.190 26561.509 6197.563 26562.789 6192.017 26565.349 C 6186.470 26567.909 6182.417 26570.043 6179.857 26571.749 C 6175.163 26571.323 6170.043 26570.683 6164.497 26569.829 C 6159.377 26568.976 6155.323 26567.269 6152.337 26564.709 C 6153.617 26561.723 6154.257 26559.376 6154.257 26557.669 C 6152.977 26558.096 6151.697 26558.309 6150.417 26558.309 C 6148.710 26558.309 6147.217 26556.176 6145.937 26551.909 L 6144.017 26545.509 L 6141.457 26545.509 C 6138.043 26536.123 6135.697 26528.869 6134.417 26523.749 C 6133.137 26518.629 6132.497 26511.803 6132.497 26503.269 C 6132.497 26471.696 6146.363 26436.069 6174.097 26396.389 C 6196.710 26363.963 6223.163 26335.376 6253.457 26310.629 C 6261.563 26303.803 6268.817 26298.043 6275.217 26293.349 C 6279.910 26290.363 6287.803 26285.243 6298.897 26277.989 ZM 6261.777 26343.269 C 6260.070 26347.536 6255.590 26354.149 6248.337 26363.109 C 6243.217 26369.509 6240.230 26373.349 6239.377 26374.629 L 6235.537 26375.269 L 6236.817 26377.829 L 6235.537 26381.029 L 6236.177 26382.949 C 6234.470 26385.509 6233.617 26387.856 6233.617 26389.989 L 6229.137 26389.989 L 6229.137 26393.189 C 6225.723 26396.176 6224.230 26400.016 6224.657 26404.709 L 6218.897 26406.629 L 6220.177 26411.109 L 6216.337 26418.149 L 6211.217 26415.589 L 6209.937 26417.509 L 6213.137 26420.709 L 6215.697 26420.709 C 6214.843 26422.843 6214.417 26424.336 6214.417 26425.189 L 6211.217 26428.389 L 6214.417 26433.509 L 6209.297 26437.989 L 6208.657 26441.189 C 6209.510 26443.323 6209.937 26446.523 6209.937 26450.789 C 6209.083 26458.896 6208.657 26464.869 6208.657 26468.709 C 6208.657 26479.376 6210.363 26487.909 6213.777 26494.309 C 6217.617 26500.709 6222.097 26503.909 6227.217 26503.909 C 6235.323 26503.909 6243.430 26501.136 6251.537 26495.589 C 6259.643 26490.043 6265.190 26486.416 6268.177 26484.709 C 6269.457 26481.723 6271.803 26474.896 6275.217 26464.229 C 6278.630 26453.136 6281.617 26444.816 6284.177 26439.269 C 6290.577 26423.909 6296.337 26411.109 6301.457 26400.869 C 6304.870 26394.043 6311.483 26381.669 6321.297 26363.749 C 6325.137 26357.349 6327.057 26350.096 6327.057 26341.989 C 6327.057 26332.603 6325.563 26324.496 6322.577 26317.669 C 6318.310 26307.856 6312.123 26302.949 6304.017 26302.949 C 6300.177 26302.949 6294.203 26306.149 6286.097 26312.549 L 6277.137 26320.229 C 6276.710 26322.789 6274.577 26326.203 6270.737 26330.469 C 6268.603 26333.029 6265.403 26336.443 6261.137 26340.709 L 6261.777 26343.269 ZM 6472.387 26446.949 L 6472.387 26441.829 C 6473.667 26440.976 6475.160 26440.123 6476.867 26439.269 L 6485.827 26434.149 L 6489.027 26434.789 L 6489.027 26439.269 L 6483.907 26443.749 L 6481.987 26448.869 C 6481.987 26450.149 6480.707 26454.843 6478.147 26462.949 C 6476.013 26471.056 6474.947 26476.389 6474.947 26478.949 C 6474.947 26484.923 6476.227 26491.109 6478.787 26497.509 C 6481.773 26503.909 6485.400 26508.603 6489.667 26511.589 L 6493.507 26514.149 C 6502.467 26520.549 6511.427 26523.109 6520.387 26521.829 L 6521.027 26524.389 L 6522.307 26521.189 L 6526.147 26517.349 L 6532.547 26518.629 L 6534.467 26522.469 L 6541.507 26514.149 C 6546.627 26515.856 6550.467 26516.709 6553.027 26516.709 C 6551.747 26515.003 6551.320 26513.936 6551.747 26513.509 L 6554.947 26509.029 L 6560.067 26510.309 C 6559.640 26509.456 6560.067 26508.389 6561.347 26507.109 C 6562.627 26505.829 6563.907 26505.403 6565.187 26505.829 C 6569.453 26500.709 6571.587 26494.523 6571.587 26487.269 C 6571.587 26479.163 6567.960 26472.123 6560.707 26466.149 C 6555.160 26461.883 6548.760 26458.469 6541.507 26455.909 C 6534.253 26452.923 6525.720 26448.229 6515.907 26441.829 C 6506.520 26435.003 6499.907 26430.309 6496.067 26427.749 L 6497.987 26423.909 L 6494.787 26419.429 L 6493.507 26424.549 C 6487.107 26418.576 6481.347 26410.896 6476.227 26401.509 L 6478.147 26399.589 L 6473.667 26398.949 C 6472.387 26395.536 6471.320 26392.763 6470.467 26390.629 C 6470.040 26388.496 6470.040 26386.363 6470.467 26384.229 L 6466.627 26372.709 C 6466.627 26356.923 6473.240 26342.203 6486.467 26328.549 C 6492.867 26322.149 6516.973 26305.296 6558.787 26277.989 L 6574.787 26267.749 L 6592.707 26256.869 L 6595.907 26256.229 C 6600.600 26254.523 6604.013 26253.456 6606.147 26253.029 C 6612.547 26251.323 6618.947 26250.469 6625.347 26250.469 C 6640.280 26250.469 6651.800 26255.376 6659.907 26265.189 C 6668.440 26274.576 6672.707 26286.949 6672.707 26302.309 C 6672.707 26303.589 6671.853 26306.149 6670.147 26309.989 C 6668.867 26313.403 6668.013 26315.536 6667.587 26316.389 L 6661.827 26320.869 L 6665.027 26320.229 L 6663.747 26322.149 C 6661.187 26326.843 6658.840 26331.323 6656.707 26335.589 C 6654.573 26339.429 6651.800 26343.696 6648.387 26348.389 L 6646.467 26345.829 C 6640.067 26351.376 6633.240 26357.776 6625.987 26365.029 C 6614.040 26377.829 6607.213 26384.869 6605.507 26386.149 L 6602.947 26384.869 L 6609.987 26368.869 L 6608.707 26367.589 C 6609.133 26365.029 6609.347 26361.616 6609.347 26357.349 L 6609.347 26345.829 C 6608.067 26341.563 6607.213 26338.576 6606.787 26336.869 C 6601.240 26324.069 6596.333 26315.109 6592.067 26309.989 C 6584.387 26300.603 6575.640 26295.909 6565.827 26295.909 C 6558.147 26295.909 6552.813 26298.896 6549.827 26304.869 C 6548.547 26305.296 6547.267 26305.509 6545.987 26305.509 L 6545.987 26309.349 C 6545.987 26311.483 6544.280 26319.163 6540.867 26332.389 C 6539.160 26338.789 6538.093 26344.123 6537.667 26348.389 C 6538.947 26350.096 6539.800 26351.376 6540.227 26352.229 C 6542.360 26355.216 6543.853 26356.496 6544.707 26356.069 L 6546.627 26366.309 L 6551.747 26367.589 C 6553.027 26370.576 6554.520 26373.349 6556.227 26375.909 C 6557.933 26378.469 6560.067 26380.389 6562.627 26381.669 C 6563.907 26383.803 6564.973 26385.083 6565.827 26385.509 C 6566.680 26386.363 6566.680 26387.216 6565.827 26388.069 C 6565.400 26388.923 6567.747 26391.056 6572.867 26394.469 L 6580.547 26393.189 L 6579.267 26399.589 C 6580.547 26400.016 6582.040 26400.443 6583.747 26400.869 C 6585.453 26400.869 6586.307 26401.296 6586.307 26402.149 L 6588.227 26405.989 L 6592.707 26404.709 L 6600.387 26417.509 L 6602.307 26407.909 C 6604.013 26408.763 6605.293 26410.896 6606.147 26414.309 L 6608.707 26414.309 C 6611.267 26415.163 6613.613 26416.229 6615.747 26417.509 C 6618.307 26418.363 6619.373 26419.429 6618.947 26420.709 C 6623.213 26425.829 6625.987 26430.096 6627.267 26433.509 C 6628.973 26433.083 6630.680 26432.443 6632.387 26431.589 L 6633.027 26436.069 L 6629.187 26439.909 L 6628.547 26443.109 L 6632.387 26439.269 L 6633.667 26441.189 L 6636.227 26446.949 C 6635.800 26447.376 6634.520 26449.509 6632.387 26453.349 C 6630.680 26457.189 6629.400 26458.896 6628.547 26458.469 L 6627.907 26464.229 L 6629.187 26467.429 L 6617.027 26481.509 L 6615.107 26479.589 C 6612.973 26483.856 6608.920 26488.123 6602.947 26492.389 C 6596.973 26496.229 6591.427 26499.856 6586.307 26503.269 C 6584.173 26504.549 6581.400 26506.896 6577.987 26510.309 C 6574.573 26513.723 6571.587 26516.496 6569.027 26518.629 L 6564.547 26523.109 C 6561.560 26526.096 6559.853 26527.376 6559.427 26526.949 L 6554.307 26532.069 L 6551.747 26532.069 L 6546.627 26536.549 L 6548.547 26539.749 L 6544.707 26546.149 L 6540.227 26544.869 C 6540.227 26542.736 6539.800 26541.669 6538.947 26541.669 L 6538.947 26546.149 L 6537.667 26550.629 L 6535.747 26549.989 L 6529.987 26553.829 L 6529.987 26558.949 C 6529.133 26559.376 6528.067 26559.376 6526.787 26558.949 C 6525.507 26558.096 6524.653 26557.456 6524.227 26557.029 L 6523.587 26559.589 C 6519.747 26560.869 6517.827 26562.149 6517.827 26563.429 L 6513.347 26564.709 L 6508.227 26567.269 L 6503.747 26567.269 L 6499.267 26567.269 L 6499.267 26570.469 L 6494.147 26571.749 C 6495.000 26572.603 6494.787 26573.456 6493.507 26574.309 C 6492.653 26575.589 6491.800 26575.803 6490.947 26574.949 L 6489.667 26569.189 L 6488.387 26572.389 L 6485.187 26575.589 L 6483.267 26570.469 L 6483.907 26568.549 L 6480.067 26568.549 L 6480.067 26576.229 C 6478.787 26575.803 6476.440 26575.589 6473.027 26575.589 C 6464.493 26575.589 6459.160 26574.949 6457.027 26573.669 L 6454.467 26574.309 L 6451.907 26569.189 L 6442.947 26568.549 L 6442.947 26563.429 L 6441.027 26564.709 C 6433.347 26560.869 6427.587 26555.323 6423.747 26548.069 C 6419.907 26540.816 6417.987 26532.709 6417.987 26523.749 C 6417.987 26508.816 6423.960 26494.523 6435.907 26480.869 C 6446.573 26469.349 6457.453 26457.829 6468.547 26446.309 L 6472.387 26446.949 ZM 6593.587 26629.989 C 6607.667 26617.616 6621.534 26605.456 6635.187 26593.509 C 6642.867 26582.416 6650.334 26571.536 6657.587 26560.869 L 6663.987 26549.989 C 6666.120 26546.149 6669.107 26540.389 6672.947 26532.709 C 6676.787 26525.029 6679.560 26517.563 6681.267 26510.309 C 6682.974 26503.056 6684.894 26493.883 6687.027 26482.789 L 6692.147 26481.509 L 6695.347 26483.429 L 6697.267 26481.509 L 6697.907 26477.669 L 6708.147 26472.549 L 6713.267 26475.109 L 6715.827 26471.269 L 6719.027 26469.989 L 6721.587 26471.269 L 6724.787 26477.029 L 6724.787 26469.989 L 6728.627 26480.229 L 6728.627 26465.509 L 6731.187 26466.789 C 6730.334 26468.496 6729.907 26469.776 6729.907 26470.629 L 6732.467 26472.549 L 6733.747 26469.349 L 6733.747 26466.789 L 6735.027 26469.349 L 6737.587 26469.349 L 6736.947 26461.669 L 6738.227 26462.949 L 6742.067 26462.949 L 6742.067 26460.389 C 6742.920 26460.816 6743.987 26461.029 6745.267 26461.029 L 6754.227 26464.869 L 6754.227 26475.109 L 6756.787 26479.589 L 6755.507 26485.989 L 6753.587 26483.429 L 6751.027 26485.989 L 6754.227 26489.189 C 6755.507 26493.456 6754.654 26497.723 6751.667 26501.989 L 6748.467 26498.789 L 6747.827 26501.349 L 6751.667 26504.549 C 6748.254 26509.243 6746.760 26512.656 6747.187 26514.789 L 6745.267 26515.429 L 6745.907 26520.549 C 6745.907 26522.683 6743.987 26526.736 6740.147 26532.709 C 6736.307 26538.683 6733.320 26542.736 6731.187 26544.869 L 6731.827 26547.429 L 6726.707 26550.629 L 6726.067 26557.669 L 6715.187 26568.549 L 6712.627 26567.909 L 6711.987 26573.669 L 6708.787 26574.309 L 6706.867 26571.109 L 6705.587 26574.309 L 6701.107 26575.589 L 6702.387 26576.869 L 6696.627 26581.349 L 6697.907 26588.389 L 6689.587 26594.789 L 6683.187 26592.869 L 6681.907 26597.349 L 6685.747 26597.349 L 6684.467 26600.549 L 6683.187 26599.269 L 6679.347 26599.269 L 6679.347 26596.069 L 6676.787 26599.909 L 6680.627 26601.829 L 6677.427 26603.749 L 6672.307 26605.669 L 6672.947 26608.229 L 6669.747 26607.589 L 6671.027 26611.429 L 6667.187 26612.069 L 6665.907 26610.149 L 6665.907 26607.589 L 6663.987 26613.349 L 6661.427 26612.709 L 6659.507 26614.629 L 6658.867 26617.829 L 6652.467 26617.829 L 6652.467 26621.669 L 6654.387 26622.949 C 6652.254 26623.803 6649.694 26624.229 6646.707 26624.229 L 6640.307 26624.229 L 6638.387 26624.869 L 6638.387 26627.429 L 6634.547 26627.429 L 6633.267 26625.509 L 6630.707 26629.349 L 6627.507 26628.069 C 6623.240 26630.629 6618.120 26631.483 6612.147 26630.629 L 6612.147 26633.189 C 6611.294 26633.616 6608.734 26634.256 6604.467 26635.109 C 6599.774 26636.389 6596.574 26638.096 6594.867 26640.229 L 6588.467 26639.589 L 6585.907 26643.429 L 6575.027 26644.069 C 6571.614 26647.056 6567.560 26648.549 6562.867 26648.549 C 6573.107 26642.149 6583.347 26635.963 6593.587 26629.989 ZM 1959.092 27867.083 C 1959.092 27856.416 1961.012 27843.829 1964.852 27829.323 C 1966.558 27823.349 1970.398 27811.189 1976.372 27792.843 L 1981.492 27792.843 C 1982.345 27791.989 1981.918 27790.923 1980.212 27789.643 C 1979.358 27789.643 1978.718 27789.429 1978.292 27789.003 C 1991.945 27745.909 2014.558 27696.629 2046.132 27641.163 C 2070.878 27597.643 2099.678 27552.203 2132.532 27504.843 C 2144.905 27497.589 2155.358 27491.829 2163.892 27487.563 C 2175.412 27482.016 2185.865 27478.176 2195.252 27476.043 L 2202.932 27474.123 C 2208.905 27475.829 2213.172 27476.896 2215.732 27477.323 C 2214.878 27484.576 2209.118 27496.523 2198.452 27513.163 L 2174.132 27550.283 L 2170.292 27550.923 L 2171.572 27554.123 C 2171.572 27556.683 2169.865 27557.963 2166.452 27557.963 C 2164.745 27564.363 2161.972 27570.976 2158.132 27577.803 C 2152.158 27588.469 2148.745 27595.083 2147.892 27597.643 L 2144.052 27593.163 L 2144.052 27595.723 L 2145.972 27600.843 L 2142.132 27608.523 L 2135.092 27615.563 L 2137.652 27615.563 L 2136.372 27618.763 L 2138.932 27619.403 C 2135.092 27620.256 2132.958 27620.256 2132.532 27619.403 L 2129.972 27625.163 L 2133.812 27627.723 C 2133.812 27628.576 2132.958 27629.429 2131.252 27630.283 L 2126.132 27632.843 L 2130.612 27636.043 C 2128.905 27634.336 2127.412 27634.336 2126.132 27636.043 C 2126.132 27637.323 2126.345 27638.603 2126.772 27639.883 L 2119.732 27646.283 L 2123.572 27645.643 L 2119.732 27652.683 L 2120.372 27657.163 L 2111.412 27656.523 L 2112.692 27662.283 L 2110.772 27664.203 L 2113.972 27662.923 L 2114.612 27661.003 C 2115.892 27661.429 2116.745 27661.856 2117.172 27662.283 C 2117.598 27662.709 2118.025 27663.349 2118.452 27664.203 C 2130.825 27654.816 2142.345 27647.563 2153.012 27642.443 C 2166.238 27636.043 2176.478 27632.416 2183.732 27631.563 C 2190.985 27630.709 2195.892 27630.283 2198.452 27630.283 C 2201.012 27630.283 2203.998 27630.709 2207.412 27631.563 C 2211.252 27632.416 2214.665 27633.269 2217.652 27634.123 C 2216.798 27636.683 2216.798 27638.389 2217.652 27639.243 C 2218.932 27639.669 2219.785 27639.243 2220.212 27637.963 L 2230.452 27645.643 L 2234.292 27648.843 L 2239.412 27662.923 C 2241.545 27668.043 2242.612 27672.949 2242.612 27677.643 C 2242.612 27681.056 2242.398 27683.403 2241.972 27684.683 L 2239.412 27684.683 L 2243.892 27688.523 L 2240.052 27691.723 L 2238.772 27694.283 L 2243.892 27694.283 C 2243.038 27699.829 2240.478 27704.523 2236.212 27708.363 L 2240.692 27714.763 C 2240.692 27720.736 2240.052 27724.363 2238.772 27725.643 L 2232.372 27725.003 L 2238.132 27733.963 L 2231.732 27736.523 C 2230.878 27738.229 2230.452 27741.856 2230.452 27747.403 C 2230.452 27751.243 2229.385 27755.083 2227.252 27758.923 C 2220.425 27767.029 2215.518 27772.789 2212.532 27776.203 C 2213.385 27776.203 2214.238 27777.909 2215.092 27781.323 L 2209.332 27788.363 C 2207.198 27790.069 2205.278 27791.563 2203.572 27792.843 L 2202.292 27800.523 L 2204.212 27802.443 C 2202.932 27805.003 2201.438 27807.563 2199.732 27810.123 C 2198.025 27812.683 2195.892 27813.749 2193.332 27813.323 L 2186.932 27821.003 C 2185.225 27823.563 2182.878 27825.696 2179.892 27827.403 L 2179.892 27830.603 L 2177.332 27831.243 L 2173.492 27838.923 C 2171.358 27839.776 2167.305 27842.549 2161.332 27847.243 C 2155.358 27851.936 2150.238 27854.496 2145.972 27854.923 C 2147.252 27857.909 2147.892 27860.256 2147.892 27861.963 L 2144.052 27861.323 C 2142.772 27861.323 2141.918 27861.963 2141.492 27863.243 C 2141.065 27864.523 2141.278 27865.589 2142.132 27866.443 L 2135.732 27866.443 L 2126.772 27872.203 L 2122.932 27873.483 C 2123.785 27875.189 2124.425 27876.043 2124.852 27876.043 L 2115.892 27879.883 C 2113.332 27881.163 2110.558 27882.869 2107.572 27885.003 L 2109.492 27886.923 C 2087.732 27901.003 2070.025 27912.096 2056.372 27920.203 C 2029.918 27935.989 2011.145 27943.883 2000.052 27943.883 C 1997.492 27943.883 1993.652 27943.029 1988.532 27941.323 C 1983.838 27939.616 1980.425 27937.909 1978.292 27936.203 L 1972.532 27927.243 C 1967.838 27918.709 1964.425 27911.669 1962.292 27906.123 C 1960.158 27900.149 1959.092 27895.669 1959.092 27892.683 C 1959.092 27890.123 1959.732 27888.203 1961.012 27886.923 L 1959.092 27867.083 ZM 2085.172 27721.163 C 2083.038 27723.296 2081.118 27725.429 2079.412 27727.563 C 2075.998 27732.256 2073.865 27736.949 2073.012 27741.643 L 2074.932 27743.563 C 2069.812 27746.123 2066.825 27749.963 2065.972 27755.083 L 2062.772 27755.723 L 2062.772 27760.843 C 2063.198 27762.976 2062.132 27766.603 2059.572 27771.723 L 2062.132 27774.283 L 2060.212 27775.563 L 2058.932 27781.323 C 2055.518 27787.296 2053.598 27793.269 2053.172 27799.243 L 2048.052 27799.883 L 2049.972 27805.643 L 2048.692 27810.763 L 2046.132 27811.403 C 2046.132 27818.229 2043.998 27828.256 2039.732 27841.483 C 2035.892 27854.283 2033.972 27863.669 2033.972 27869.643 C 2033.972 27876.043 2035.892 27881.376 2039.732 27885.643 C 2043.998 27889.483 2049.332 27891.403 2055.732 27891.403 C 2077.065 27891.403 2101.385 27866.443 2128.692 27816.523 C 2154.292 27770.016 2167.092 27734.816 2167.092 27710.923 C 2167.092 27698.549 2164.532 27689.163 2159.412 27682.763 C 2154.292 27676.363 2145.758 27673.163 2133.812 27673.163 C 2121.012 27673.163 2110.345 27678.709 2101.812 27689.803 C 2094.985 27700.469 2088.158 27710.923 2081.332 27721.163 L 2085.172 27721.163 ZM 2234.432 27883.083 L 2240.832 27881.803 L 2241.472 27877.323 L 2246.592 27881.803 L 2246.592 27875.403 L 2238.912 27876.043 C 2238.058 27874.763 2236.992 27873.483 2235.712 27872.203 L 2237.632 27865.803 L 2240.832 27863.243 L 2238.912 27858.123 C 2238.912 27856.416 2238.698 27854.496 2238.272 27852.363 C 2242.538 27851.083 2245.098 27849.803 2245.952 27848.523 L 2243.392 27838.923 C 2247.658 27833.803 2250.432 27830.603 2251.712 27829.323 L 2250.432 27823.563 C 2253.845 27822.283 2255.765 27821.856 2256.192 27822.283 L 2259.392 27813.323 L 2256.192 27813.963 L 2256.192 27807.563 L 2261.312 27807.563 C 2260.885 27803.723 2261.952 27798.389 2264.512 27791.563 L 2270.272 27792.843 L 2275.392 27790.923 L 2269.632 27787.723 L 2277.312 27780.683 C 2278.165 27781.536 2279.018 27781.536 2279.872 27780.683 C 2281.152 27779.829 2281.365 27778.976 2280.512 27778.123 L 2276.032 27775.563 L 2278.592 27773.003 L 2279.232 27766.603 L 2284.992 27764.043 L 2283.712 27760.203 L 2289.472 27750.603 L 2296.512 27747.403 L 2299.712 27738.443 C 2300.138 27738.869 2300.992 27738.656 2302.272 27737.803 C 2303.978 27736.949 2304.192 27735.883 2302.912 27734.603 L 2308.032 27732.683 L 2307.392 27728.203 C 2314.645 27721.376 2321.898 27714.336 2329.152 27707.083 L 2329.152 27700.043 C 2335.125 27694.923 2341.738 27688.309 2348.992 27680.203 C 2354.538 27673.803 2358.378 27669.323 2360.512 27666.763 C 2365.205 27659.936 2375.018 27653.749 2389.952 27648.203 C 2399.338 27644.789 2411.285 27641.376 2425.792 27637.963 L 2432.192 27645.643 C 2432.192 27649.483 2430.485 27651.403 2427.072 27651.403 C 2424.938 27657.376 2421.312 27664.416 2416.192 27672.523 C 2409.792 27682.763 2404.672 27688.309 2400.832 27689.163 L 2400.832 27692.363 L 2393.792 27697.483 L 2395.712 27702.603 L 2380.352 27721.803 C 2378.645 27723.083 2378.218 27724.149 2379.072 27725.003 L 2372.032 27726.283 L 2373.952 27732.043 L 2367.552 27742.923 C 2365.845 27742.496 2363.072 27743.563 2359.232 27746.123 L 2362.432 27749.963 L 2354.752 27760.843 C 2354.752 27761.696 2354.538 27762.763 2354.112 27764.043 C 2354.112 27764.896 2353.685 27765.109 2352.832 27764.683 C 2351.978 27766.816 2350.912 27768.949 2349.632 27771.083 C 2348.352 27773.216 2345.792 27776.843 2341.952 27781.963 L 2341.952 27787.083 L 2343.232 27788.363 L 2333.632 27794.123 L 2332.352 27807.563 L 2326.592 27806.283 C 2326.165 27806.709 2325.952 27809.909 2325.952 27815.883 L 2324.672 27820.363 L 2322.752 27821.003 L 2325.312 27823.563 L 2324.032 27833.803 C 2321.045 27835.083 2318.485 27837.429 2316.352 27840.843 L 2319.552 27850.443 L 2314.432 27860.043 C 2314.432 27865.589 2315.285 27870.069 2316.992 27873.483 C 2319.125 27876.896 2322.752 27878.603 2327.872 27878.603 C 2335.978 27878.603 2350.485 27872.203 2371.392 27859.403 C 2392.298 27846.603 2404.458 27837.003 2407.872 27830.603 L 2407.232 27828.043 L 2414.912 27820.363 L 2416.192 27810.123 L 2420.032 27806.923 L 2422.592 27806.923 L 2421.952 27803.083 C 2421.952 27801.376 2422.378 27799.243 2423.232 27796.683 C 2424.512 27794.123 2425.792 27791.776 2427.072 27789.643 L 2428.992 27784.523 C 2430.272 27784.523 2431.125 27783.029 2431.552 27780.043 C 2431.552 27776.629 2432.405 27773.643 2434.112 27771.083 C 2436.245 27768.523 2438.378 27765.749 2440.512 27762.763 C 2445.632 27755.509 2449.045 27750.389 2450.752 27747.403 C 2454.165 27742.283 2456.512 27736.736 2457.792 27730.763 L 2501.312 27668.683 L 2507.712 27658.443 C 2511.978 27657.163 2516.032 27654.176 2519.872 27649.483 L 2524.992 27651.403 C 2525.418 27651.403 2525.845 27651.189 2526.272 27650.763 C 2526.272 27648.203 2525.418 27647.136 2523.712 27647.563 C 2525.845 27645.003 2533.312 27641.803 2546.112 27637.963 C 2559.338 27634.123 2568.298 27632.203 2572.992 27632.203 L 2571.072 27653.323 L 2569.792 27657.803 L 2566.592 27661.003 C 2564.458 27663.563 2564.672 27665.269 2567.232 27666.123 L 2559.552 27671.243 L 2559.552 27676.363 C 2559.552 27677.216 2558.485 27678.496 2556.352 27680.203 C 2554.218 27681.909 2552.512 27682.976 2551.232 27683.403 C 2553.792 27687.243 2555.072 27689.803 2555.072 27691.083 L 2549.952 27695.563 L 2547.392 27694.283 C 2546.112 27696.843 2545.685 27698.336 2546.112 27698.763 L 2540.352 27697.483 L 2540.352 27702.603 L 2545.472 27703.243 L 2545.472 27706.443 C 2542.912 27707.296 2541.205 27707.723 2540.352 27707.723 C 2539.072 27713.269 2536.725 27718.389 2533.312 27723.083 C 2532.885 27722.656 2531.392 27722.229 2528.832 27721.803 L 2530.752 27725.003 C 2530.752 27725.856 2529.045 27726.923 2525.632 27728.203 L 2527.552 27730.123 L 2522.432 27736.523 L 2525.632 27741.003 L 2520.512 27744.203 L 2514.752 27744.203 C 2513.045 27745.056 2512.192 27746.123 2512.192 27747.403 C 2513.045 27747.829 2514.112 27748.256 2515.392 27748.683 L 2514.752 27753.803 L 2516.032 27755.723 L 2510.912 27758.923 L 2512.832 27762.123 C 2512.832 27764.683 2511.338 27766.603 2508.352 27767.883 C 2505.365 27769.163 2503.018 27770.016 2501.312 27770.443 L 2508.992 27776.843 L 2507.072 27778.763 L 2501.952 27780.043 L 2500.672 27784.523 L 2492.352 27789.003 L 2489.792 27788.363 L 2484.672 27790.923 L 2487.872 27794.763 L 2491.712 27793.483 L 2494.272 27794.763 L 2499.392 27794.763 L 2497.472 27799.883 L 2493.632 27799.883 L 2492.992 27805.003 L 2487.232 27805.003 L 2485.952 27807.563 L 2489.792 27811.403 L 2487.872 27817.163 L 2482.112 27822.283 L 2481.472 27828.043 C 2480.618 27827.616 2479.765 27827.829 2478.912 27828.683 C 2478.485 27829.536 2478.058 27830.176 2477.632 27830.603 L 2478.912 27837.643 C 2478.058 27836.789 2477.205 27837.003 2476.352 27838.283 C 2475.498 27839.563 2475.072 27840.416 2475.072 27840.843 L 2476.352 27847.883 L 2472.512 27847.883 L 2471.232 27857.483 C 2471.232 27860.896 2471.658 27863.669 2472.512 27865.803 C 2473.365 27867.936 2474.858 27870.496 2476.992 27873.483 L 2483.392 27876.043 C 2489.365 27873.909 2506.432 27865.163 2534.592 27849.803 C 2562.752 27834.016 2577.045 27826.123 2577.472 27826.123 C 2565.525 27834.229 2555.285 27841.483 2546.752 27847.883 C 2534.378 27857.269 2524.778 27865.589 2517.952 27872.843 L 2511.552 27873.483 C 2500.458 27883.723 2494.698 27889.056 2494.272 27889.483 C 2491.285 27892.043 2487.018 27894.816 2481.472 27897.803 L 2479.552 27899.083 C 2466.752 27907.616 2453.098 27915.509 2438.592 27922.763 L 2437.312 27921.483 L 2430.912 27924.043 C 2430.058 27922.336 2429.205 27921.696 2428.352 27922.123 C 2427.498 27922.123 2427.285 27922.763 2427.712 27924.043 L 2414.272 27925.323 C 2410.432 27925.323 2406.592 27922.336 2402.752 27916.363 C 2398.912 27910.389 2396.352 27904.629 2395.072 27899.083 L 2395.712 27896.523 L 2397.632 27895.243 C 2396.778 27893.109 2395.925 27891.189 2395.072 27889.483 C 2394.645 27887.349 2394.432 27885.643 2394.432 27884.363 L 2397.632 27878.603 L 2396.352 27867.083 L 2398.272 27864.523 L 2398.272 27860.043 L 2400.832 27860.043 L 2400.832 27853.003 L 2403.392 27848.523 C 2399.552 27851.509 2394.432 27855.776 2388.032 27861.323 C 2384.618 27864.309 2379.712 27868.789 2373.312 27874.763 C 2371.178 27877.323 2366.485 27881.803 2359.232 27888.203 C 2352.405 27894.176 2348.565 27897.803 2347.712 27899.083 L 2340.672 27902.283 L 2336.832 27908.683 L 2334.272 27910.603 C 2329.152 27913.163 2324.032 27917.216 2318.912 27922.763 L 2315.712 27922.123 C 2313.152 27923.829 2311.445 27924.896 2310.592 27925.323 L 2310.592 27927.883 C 2307.178 27928.736 2304.192 27930.016 2301.632 27931.723 L 2295.232 27934.923 C 2291.818 27934.923 2286.485 27935.563 2279.232 27936.843 C 2272.405 27938.123 2264.725 27939.829 2256.192 27941.963 C 2255.765 27940.256 2254.058 27938.763 2251.072 27937.483 L 2245.952 27934.923 C 2241.685 27926.816 2238.485 27920.416 2236.352 27915.723 C 2234.218 27911.029 2232.085 27904.843 2229.952 27897.163 L 2231.872 27893.323 L 2228.032 27889.483 L 2234.432 27883.083 ZM 2594.662 27858.763 L 2595.942 27849.803 L 2599.782 27848.523 L 2600.422 27842.123 L 2599.142 27840.843 L 2603.622 27836.363 C 2606.609 27832.949 2608.102 27830.176 2608.102 27828.043 C 2608.102 27825.909 2606.609 27824.843 2603.622 27824.843 L 2605.542 27823.563 C 2607.675 27822.283 2608.742 27820.576 2608.742 27818.443 C 2608.742 27814.176 2609.809 27810.549 2611.942 27807.563 C 2614.502 27804.576 2616.422 27803.723 2617.702 27805.003 L 2617.062 27799.883 L 2618.342 27793.483 L 2620.902 27793.483 L 2619.622 27787.723 L 2622.822 27785.803 L 2621.542 27784.523 L 2626.022 27783.243 L 2624.742 27777.483 L 2630.502 27773.643 L 2627.942 27768.523 C 2628.369 27767.243 2629.009 27766.176 2629.862 27765.323 C 2630.715 27764.043 2631.782 27763.829 2633.062 27764.683 L 2633.062 27755.723 C 2635.195 27754.443 2636.262 27753.376 2636.262 27752.523 C 2636.689 27751.243 2637.755 27750.603 2639.462 27750.603 L 2641.382 27749.963 C 2639.675 27744.843 2641.382 27739.723 2646.502 27734.603 C 2645.649 27733.323 2645.649 27732.683 2646.502 27732.683 C 2647.355 27732.256 2648.422 27731.829 2649.702 27731.403 L 2649.702 27725.003 C 2651.409 27726.709 2652.689 27726.709 2653.542 27725.003 C 2654.822 27722.869 2655.462 27719.029 2655.462 27713.483 L 2661.222 27712.203 L 2663.782 27707.083 L 2662.502 27699.403 L 2657.382 27699.403 C 2652.689 27699.403 2641.809 27702.176 2624.742 27707.723 C 2615.355 27710.709 2608.315 27712.203 2603.622 27712.203 L 2596.582 27710.923 L 2623.462 27671.243 L 2629.222 27668.043 C 2633.489 27658.229 2644.155 27650.976 2661.222 27646.283 C 2681.275 27642.869 2694.289 27640.523 2700.262 27639.243 C 2708.369 27630.709 2717.755 27618.763 2728.422 27603.403 C 2737.382 27590.603 2746.342 27577.589 2755.302 27564.363 C 2765.542 27551.563 2773.862 27542.176 2780.262 27536.203 C 2791.782 27525.109 2802.235 27518.496 2811.622 27516.363 C 2813.755 27513.376 2817.382 27510.603 2822.502 27508.043 C 2828.049 27505.483 2832.955 27503.563 2837.222 27502.283 L 2842.342 27510.603 C 2841.489 27514.443 2839.355 27519.776 2835.942 27526.603 L 2831.462 27534.283 L 2823.782 27538.763 C 2822.929 27545.589 2819.729 27553.056 2814.182 27561.163 C 2808.635 27569.269 2805.009 27575.669 2803.302 27580.363 L 2798.182 27582.283 L 2800.742 27588.683 C 2797.329 27588.683 2795.622 27589.109 2795.622 27589.963 L 2795.622 27595.723 L 2791.142 27600.203 L 2787.942 27600.203 L 2779.622 27620.043 L 2773.222 27620.043 C 2774.929 27623.456 2775.142 27626.656 2773.862 27629.643 L 2818.662 27628.363 C 2825.489 27628.363 2832.315 27628.576 2839.142 27629.003 C 2845.969 27629.003 2853.009 27630.069 2860.262 27632.203 C 2857.275 27639.456 2854.075 27645.429 2850.662 27650.123 L 2845.542 27650.763 L 2842.342 27657.803 L 2834.662 27660.363 L 2829.542 27668.043 C 2825.702 27673.163 2821.009 27677.429 2815.462 27680.843 C 2810.342 27684.256 2804.155 27687.243 2796.902 27689.803 L 2782.822 27687.883 L 2761.062 27689.803 C 2760.209 27688.523 2756.155 27688.949 2748.902 27691.083 C 2742.075 27692.789 2738.022 27693.429 2736.742 27693.003 C 2735.462 27692.576 2734.395 27693.216 2733.542 27694.923 C 2733.115 27696.203 2732.262 27696.629 2730.982 27696.203 C 2727.569 27703.456 2725.222 27708.789 2723.942 27712.203 C 2719.249 27722.869 2716.475 27730.123 2715.622 27733.963 L 2712.422 27740.363 C 2705.169 27751.029 2700.049 27759.563 2697.062 27765.963 C 2694.502 27772.363 2692.582 27779.189 2691.302 27786.443 C 2690.022 27786.016 2688.955 27786.656 2688.102 27788.363 C 2687.675 27789.643 2687.889 27790.923 2688.742 27792.203 L 2686.182 27799.243 L 2680.422 27801.163 C 2681.702 27802.869 2683.195 27804.363 2684.902 27805.643 C 2681.489 27812.043 2679.569 27815.669 2679.142 27816.523 C 2677.435 27820.789 2676.582 27824.843 2676.582 27828.683 L 2674.662 27830.603 L 2675.302 27835.083 C 2674.022 27838.923 2673.169 27841.909 2672.742 27844.043 C 2670.609 27851.723 2669.542 27856.203 2669.542 27857.483 C 2669.542 27864.309 2670.609 27869.643 2672.742 27873.483 C 2674.875 27877.323 2678.929 27879.243 2684.902 27879.243 C 2699.835 27879.243 2722.875 27867.083 2754.022 27842.763 C 2780.475 27821.856 2797.542 27805.856 2805.222 27794.763 L 2809.702 27794.763 L 2796.902 27811.403 C 2791.782 27818.656 2783.035 27828.683 2770.662 27841.483 C 2756.582 27855.989 2746.982 27866.016 2741.862 27871.563 C 2737.169 27877.109 2731.835 27882.869 2725.862 27888.843 C 2720.315 27894.816 2714.555 27899.936 2708.582 27904.203 L 2706.662 27905.483 C 2702.395 27910.603 2697.275 27915.509 2691.302 27920.203 C 2681.489 27928.309 2675.942 27933.003 2674.662 27934.283 L 2672.742 27931.723 C 2670.609 27931.723 2667.409 27933.643 2663.142 27937.483 C 2660.582 27940.043 2658.662 27941.536 2657.382 27941.963 L 2658.662 27943.883 C 2653.542 27944.736 2649.489 27947.296 2646.502 27951.563 L 2629.862 27954.123 C 2617.489 27954.123 2607.675 27947.936 2600.422 27935.563 C 2593.169 27923.189 2589.542 27910.389 2589.542 27897.163 L 2589.542 27880.523 C 2589.969 27874.976 2591.249 27869.216 2593.382 27863.243 L 2594.662 27858.763 ZM 3205.642 27639.883 L 3208.202 27634.123 L 3212.682 27632.843 L 3214.602 27637.323 L 3218.442 27632.203 L 3220.362 27631.563 L 3224.842 27638.603 L 3229.322 27638.603 L 3228.042 27634.123 L 3231.242 27634.123 C 3233.802 27634.123 3239.348 27636.256 3247.882 27640.523 C 3248.308 27641.803 3248.948 27642.869 3249.802 27643.723 C 3251.935 27644.149 3253.428 27644.363 3254.282 27644.363 L 3260.042 27661.003 L 3261.322 27659.083 L 3265.162 27659.723 L 3263.242 27667.403 L 3267.082 27678.923 L 3269.002 27682.763 C 3269.002 27686.176 3268.575 27688.736 3267.722 27690.443 C 3267.295 27692.149 3266.655 27694.069 3265.802 27696.203 C 3265.802 27697.909 3266.655 27700.683 3268.362 27704.523 C 3267.935 27707.083 3267.295 27711.776 3266.442 27718.603 C 3265.588 27725.429 3265.162 27730.123 3265.162 27732.683 L 3260.682 27737.163 L 3261.962 27743.563 L 3258.762 27746.123 L 3259.402 27749.323 L 3260.042 27751.883 C 3257.908 27758.283 3254.495 27766.603 3249.802 27776.843 C 3246.815 27783.669 3242.975 27791.563 3238.282 27800.523 L 3226.762 27809.483 L 3229.962 27813.323 L 3215.882 27831.243 L 3212.682 27831.243 L 3214.602 27835.083 C 3212.042 27835.509 3210.122 27836.576 3208.842 27838.283 L 3206.282 27843.403 C 3205.428 27844.683 3204.362 27844.896 3203.082 27844.043 L 3197.322 27853.643 C 3196.042 27852.789 3194.762 27853.003 3193.482 27854.283 C 3192.628 27855.563 3192.415 27856.843 3192.842 27858.123 L 3188.362 27857.483 C 3187.508 27859.616 3186.442 27861.536 3185.162 27863.243 C 3183.882 27864.949 3182.388 27865.163 3180.682 27863.883 C 3179.402 27866.443 3177.695 27868.789 3175.562 27870.923 L 3171.082 27875.403 L 3165.962 27877.963 C 3156.148 27889.909 3145.482 27899.723 3133.962 27907.403 L 3131.402 27913.163 C 3125.002 27917.003 3120.095 27919.989 3116.682 27922.123 C 3109.855 27926.389 3105.162 27930.016 3102.602 27933.003 L 3096.842 27933.003 L 3095.562 27935.563 C 3091.722 27936.843 3087.668 27938.123 3083.402 27939.403 C 3079.562 27940.683 3075.508 27941.323 3071.242 27941.323 C 3054.175 27941.323 3041.588 27933.216 3033.482 27917.003 C 3027.082 27904.203 3023.882 27888.203 3023.882 27869.003 C 3023.882 27840.416 3030.495 27813.749 3043.722 27789.003 C 3054.388 27768.523 3071.028 27747.403 3093.642 27725.643 C 3104.735 27714.976 3125.855 27696.629 3157.002 27670.603 C 3164.255 27664.203 3171.935 27657.803 3180.042 27651.403 C 3188.148 27644.576 3196.468 27639.243 3205.002 27635.403 L 3205.642 27639.883 ZM 3093.002 27858.123 L 3094.922 27857.483 L 3096.202 27854.923 L 3097.482 27858.763 L 3096.842 27861.963 C 3098.975 27864.096 3100.255 27866.016 3100.682 27867.723 L 3095.562 27867.083 C 3095.562 27872.203 3098.762 27875.616 3105.162 27877.323 C 3106.868 27887.989 3111.775 27893.323 3119.882 27893.323 C 3139.935 27893.323 3159.135 27875.189 3177.482 27838.923 C 3193.695 27806.923 3201.802 27780.043 3201.802 27758.283 C 3201.802 27739.083 3199.242 27723.936 3194.122 27712.843 C 3189.428 27701.749 3183.028 27694.069 3174.922 27689.803 L 3170.442 27690.443 L 3169.162 27698.763 L 3165.962 27696.843 L 3164.682 27694.923 C 3164.682 27697.909 3163.402 27700.469 3160.842 27702.603 L 3160.842 27705.803 L 3158.922 27709.003 L 3153.162 27702.603 L 3151.882 27706.443 L 3153.162 27709.643 L 3149.322 27712.843 L 3150.602 27717.323 L 3143.562 27714.763 L 3145.482 27721.163 C 3143.775 27723.723 3141.642 27725.216 3139.082 27725.643 L 3137.802 27728.843 L 3131.402 27731.403 L 3132.682 27735.243 L 3134.602 27732.683 L 3135.882 27735.883 L 3133.322 27737.163 L 3133.322 27741.643 L 3128.842 27742.923 L 3125.642 27740.363 L 3123.082 27744.203 L 3120.522 27743.563 L 3120.522 27746.763 L 3126.282 27746.763 L 3124.362 27749.963 L 3121.802 27749.963 L 3123.722 27756.363 L 3119.882 27756.363 L 3119.242 27760.843 L 3117.962 27763.403 L 3120.522 27764.043 C 3116.255 27768.309 3114.122 27773.003 3114.122 27778.123 L 3108.362 27778.123 L 3105.802 27775.563 L 3103.242 27775.563 C 3103.668 27777.696 3105.162 27779.616 3107.722 27781.323 L 3109.002 27785.163 C 3109.428 27787.296 3107.295 27789.216 3102.602 27790.923 L 3104.522 27797.323 L 3107.082 27797.323 L 3101.962 27810.123 C 3100.682 27813.963 3100.042 27818.656 3100.042 27824.203 L 3093.642 27826.763 L 3093.642 27829.963 C 3094.495 27831.669 3095.562 27832.096 3096.842 27831.243 L 3098.122 27834.443 L 3096.202 27836.363 L 3091.722 27835.083 L 3089.802 27837.643 L 3094.922 27842.123 L 3094.922 27848.523 C 3097.055 27850.656 3097.695 27852.149 3096.842 27853.003 L 3093.642 27851.723 L 3087.882 27856.843 L 3093.002 27858.123 ZM 3331.112 27742.923 C 3334.099 27732.683 3338.579 27721.163 3344.552 27708.363 C 3350.525 27695.563 3356.499 27683.189 3362.472 27671.243 L 3364.392 27672.523 L 3369.512 27670.603 C 3375.059 27667.616 3378.685 27665.696 3380.392 27664.843 C 3385.085 27661.429 3388.499 27659.083 3390.632 27657.803 C 3396.605 27655.243 3402.579 27652.469 3408.552 27649.483 C 3414.525 27647.349 3420.285 27644.363 3425.832 27640.523 L 3431.592 27644.363 C 3429.459 27653.323 3427.539 27661.643 3425.832 27669.323 C 3422.419 27684.256 3419.645 27693.003 3417.512 27695.563 L 3413.672 27701.323 C 3411.539 27704.309 3410.685 27706.869 3411.112 27709.003 L 3411.752 27712.843 C 3433.939 27693.643 3451.432 27679.136 3464.232 27669.323 C 3487.699 27651.403 3508.179 27642.443 3525.672 27642.443 C 3530.365 27642.443 3534.632 27643.296 3538.472 27645.003 C 3542.739 27646.283 3545.939 27649.056 3548.072 27653.323 L 3549.352 27657.803 C 3549.779 27658.656 3551.272 27659.509 3553.832 27660.363 L 3553.192 27665.483 C 3554.045 27666.763 3555.112 27668.043 3556.392 27669.323 L 3559.592 27673.163 L 3558.312 27679.563 L 3560.872 27685.963 L 3554.472 27687.243 L 3554.472 27691.723 L 3558.312 27689.803 L 3558.312 27702.603 L 3553.192 27703.883 L 3554.472 27707.723 L 3546.792 27719.883 C 3548.072 27722.016 3550.419 27722.443 3553.832 27721.163 L 3549.992 27724.363 L 3548.072 27723.723 L 3541.032 27730.763 L 3546.792 27734.603 L 3541.032 27733.323 C 3540.605 27734.176 3540.392 27735.029 3540.392 27735.883 L 3535.272 27738.443 L 3535.272 27743.563 C 3531.432 27747.403 3528.659 27751.029 3526.952 27754.443 C 3527.379 27755.296 3529.512 27756.149 3533.352 27757.003 L 3530.792 27764.043 L 3525.032 27765.963 L 3523.752 27771.723 L 3521.192 27772.363 L 3522.472 27776.843 C 3522.472 27781.536 3521.619 27784.096 3519.912 27784.523 L 3515.432 27780.683 C 3516.285 27781.963 3515.432 27783.029 3512.872 27783.883 C 3510.739 27784.309 3509.672 27784.736 3509.672 27785.163 L 3509.672 27790.283 L 3518.632 27789.003 L 3517.992 27790.923 L 3514.152 27791.563 C 3514.152 27795.829 3512.659 27799.243 3509.672 27801.803 L 3503.912 27800.523 L 3501.992 27805.003 L 3507.112 27805.003 L 3502.632 27813.323 L 3501.352 27811.403 L 3495.592 27810.123 C 3494.312 27811.829 3494.739 27813.323 3496.872 27814.603 C 3499.005 27815.456 3499.859 27816.736 3499.432 27818.443 L 3493.672 27823.563 L 3497.512 27828.043 L 3500.072 27828.043 L 3500.072 27830.603 L 3496.232 27829.963 L 3492.392 27831.883 L 3493.032 27836.363 C 3491.752 27838.496 3490.685 27840.416 3489.832 27842.123 L 3489.832 27860.043 L 3486.632 27861.323 C 3485.779 27864.736 3485.352 27867.723 3485.352 27870.283 C 3485.352 27873.269 3485.992 27876.043 3487.272 27878.603 L 3497.512 27880.523 C 3507.752 27880.523 3526.312 27872.203 3553.192 27855.563 C 3565.565 27847.883 3581.139 27837.429 3599.912 27824.203 C 3598.205 27826.763 3594.152 27830.816 3587.752 27836.363 C 3581.779 27841.909 3577.725 27846.603 3575.592 27850.443 L 3569.192 27853.643 L 3570.472 27854.923 C 3550.419 27872.843 3528.659 27889.483 3505.192 27904.843 C 3472.339 27926.603 3447.592 27937.483 3430.952 27937.483 C 3417.725 27937.483 3408.765 27932.149 3404.072 27921.483 C 3401.085 27914.656 3399.592 27903.776 3399.592 27888.843 L 3399.592 27879.883 C 3402.152 27879.883 3403.645 27879.029 3404.072 27877.323 C 3404.499 27875.189 3403.432 27874.336 3400.872 27874.763 C 3405.565 27862.389 3410.685 27849.803 3416.232 27837.003 C 3426.045 27815.669 3431.592 27803.296 3432.872 27799.883 C 3453.779 27762.763 3466.152 27740.149 3469.992 27732.043 C 3478.099 27714.976 3482.152 27702.603 3482.152 27694.923 C 3482.152 27688.096 3478.952 27684.683 3472.552 27684.683 C 3466.152 27684.683 3458.259 27688.309 3448.872 27695.563 C 3441.619 27701.536 3434.579 27707.296 3427.752 27712.843 L 3426.472 27714.763 C 3423.912 27718.176 3415.805 27728.843 3402.152 27746.763 C 3390.632 27761.696 3382.525 27771.936 3377.832 27777.483 L 3377.832 27784.523 L 3372.072 27790.283 C 3372.499 27789.856 3373.139 27789.856 3373.992 27790.283 C 3374.845 27790.709 3374.845 27791.349 3373.992 27792.203 L 3370.152 27801.163 L 3363.752 27803.723 L 3363.112 27808.203 L 3357.352 27816.523 L 3357.992 27820.363 C 3353.725 27824.629 3352.232 27828.043 3353.512 27830.603 L 3348.392 27830.603 L 3350.312 27833.803 L 3341.992 27844.043 L 3337.512 27850.443 L 3338.152 27852.363 L 3334.952 27853.643 L 3334.312 27860.683 L 3328.552 27861.323 L 3331.752 27869.003 L 3328.552 27867.083 C 3327.699 27868.363 3326.845 27869.429 3325.992 27870.283 L 3320.232 27876.043 C 3321.085 27875.189 3321.939 27874.976 3322.792 27875.403 C 3324.072 27875.829 3324.712 27876.683 3324.712 27877.963 L 3317.672 27878.603 C 3315.112 27879.883 3313.832 27881.803 3313.832 27884.363 C 3314.685 27885.643 3315.752 27886.069 3317.032 27885.643 L 3309.992 27897.163 L 3305.512 27897.163 C 3301.245 27899.296 3297.832 27901.216 3295.272 27902.923 C 3292.712 27904.629 3290.152 27906.549 3287.592 27908.683 L 3281.192 27911.243 C 3279.485 27912.096 3278.845 27912.949 3279.272 27913.803 L 3273.512 27913.803 C 3274.365 27915.509 3273.512 27917.003 3270.952 27918.283 C 3268.392 27919.136 3266.899 27919.989 3266.472 27920.843 L 3260.712 27919.563 L 3251.752 27924.043 L 3245.992 27922.763 L 3245.992 27927.883 L 3235.752 27924.043 L 3233.832 27916.363 C 3233.832 27911.243 3241.725 27894.816 3257.512 27867.083 C 3277.992 27831.669 3298.685 27796.043 3319.592 27760.203 C 3323.432 27753.803 3327.272 27748.043 3331.112 27742.923 ZM 3576.932 27902.923 L 3574.372 27898.443 L 3581.412 27893.963 C 3581.412 27893.109 3580.132 27892.256 3577.572 27891.403 L 3576.292 27885.643 C 3576.292 27883.509 3576.932 27881.163 3578.212 27878.603 C 3579.065 27875.616 3579.705 27873.483 3580.132 27872.203 L 3577.572 27869.643 L 3582.052 27862.603 L 3582.052 27859.403 L 3585.892 27853.643 L 3585.252 27847.883 C 3586.105 27847.029 3586.958 27845.536 3587.812 27843.403 C 3589.092 27841.269 3590.372 27840.416 3591.652 27840.843 C 3591.652 27835.723 3592.718 27830.389 3594.852 27824.843 L 3599.332 27814.603 C 3603.172 27813.749 3605.092 27810.976 3605.092 27806.283 C 3605.092 27802.016 3610.852 27789.643 3622.372 27769.163 C 3633.892 27748.683 3639.438 27738.229 3639.012 27737.803 C 3642.425 27733.109 3645.838 27727.776 3649.252 27721.803 C 3653.092 27715.829 3656.078 27710.283 3658.212 27705.163 C 3658.638 27704.736 3659.918 27702.389 3662.052 27698.123 C 3664.612 27693.429 3666.318 27691.296 3667.172 27691.723 L 3675.492 27675.723 L 3676.772 27671.883 C 3681.465 27663.349 3685.305 27656.736 3688.292 27652.043 C 3693.838 27643.083 3698.105 27637.536 3701.092 27635.403 L 3713.252 27610.443 C 3714.958 27611.296 3715.812 27611.083 3715.812 27609.803 C 3716.238 27608.096 3716.665 27606.176 3717.092 27604.043 C 3717.945 27601.909 3718.585 27600.416 3719.012 27599.563 C 3721.145 27595.296 3723.492 27591.456 3726.052 27588.043 L 3768.932 27515.083 C 3770.638 27513.803 3772.345 27512.309 3774.052 27510.603 C 3782.585 27508.469 3791.332 27506.123 3800.292 27503.563 L 3804.772 27498.443 L 3803.492 27495.243 L 3807.332 27495.243 L 3806.692 27497.803 L 3809.892 27497.803 L 3832.932 27489.483 L 3837.412 27493.323 C 3836.558 27497.589 3836.985 27502.283 3838.692 27507.403 L 3807.332 27557.963 L 3806.052 27562.443 L 3796.452 27577.163 C 3796.878 27578.016 3797.305 27578.656 3797.732 27579.083 C 3794.745 27580.789 3792.398 27582.283 3790.692 27583.563 L 3793.892 27585.483 C 3792.185 27585.909 3790.692 27586.336 3789.412 27586.763 C 3788.132 27587.189 3787.492 27588.896 3787.492 27591.883 L 3782.372 27595.083 C 3782.798 27595.936 3782.585 27597.429 3781.732 27599.563 C 3780.878 27601.269 3781.732 27602.336 3784.292 27602.763 L 3781.092 27609.163 C 3781.518 27607.029 3780.238 27605.963 3777.252 27605.963 L 3776.612 27609.163 L 3770.852 27613.003 L 3774.692 27612.363 L 3779.812 27614.923 C 3777.678 27616.203 3776.185 27617.056 3775.332 27617.483 C 3771.492 27619.616 3769.145 27620.469 3768.292 27620.043 C 3766.585 27625.163 3764.025 27629.643 3760.612 27633.483 L 3766.372 27631.563 L 3763.812 27634.763 L 3765.732 27635.403 L 3761.892 27640.523 L 3759.332 27638.603 C 3758.905 27639.029 3758.692 27639.456 3758.692 27639.883 C 3760.398 27643.296 3761.038 27645.429 3760.612 27646.283 L 3752.292 27649.483 L 3755.492 27651.403 L 3746.532 27652.683 L 3744.612 27659.083 L 3751.652 27659.083 L 3745.252 27662.923 L 3751.652 27664.843 L 3743.332 27666.123 L 3742.052 27663.563 C 3741.625 27665.269 3741.412 27666.763 3741.412 27668.043 C 3741.412 27669.323 3742.052 27671.456 3743.332 27674.443 L 3732.452 27677.003 L 3733.732 27680.843 L 3732.452 27686.603 C 3733.732 27685.749 3734.585 27685.323 3735.012 27685.323 C 3737.572 27684.043 3739.278 27683.403 3740.132 27683.403 L 3740.132 27687.883 L 3735.652 27687.883 C 3733.945 27689.589 3733.732 27691.509 3735.012 27693.643 L 3720.932 27696.843 L 3721.572 27701.963 L 3717.092 27706.443 L 3726.052 27700.043 L 3730.532 27705.163 L 3730.532 27708.363 L 3727.972 27708.363 L 3711.332 27714.123 C 3708.772 27715.829 3706.212 27717.323 3703.652 27718.603 L 3702.372 27723.083 L 3721.572 27719.883 L 3721.572 27725.003 C 3720.718 27725.003 3719.225 27726.709 3717.092 27730.123 C 3715.812 27730.976 3714.532 27731.616 3713.252 27732.043 L 3707.492 27735.883 L 3712.612 27735.883 L 3706.212 27739.723 L 3703.652 27737.803 C 3700.238 27737.803 3698.532 27739.509 3698.532 27742.923 L 3701.732 27744.203 L 3706.212 27741.643 L 3708.772 27744.843 L 3704.292 27751.243 C 3707.705 27752.523 3709.198 27753.589 3708.772 27754.443 L 3699.172 27753.803 L 3697.252 27750.603 L 3695.972 27753.803 C 3695.545 27755.083 3694.265 27755.723 3692.132 27755.723 C 3690.425 27755.723 3689.572 27757.216 3689.572 27760.203 L 3691.492 27759.563 L 3703.652 27760.843 L 3703.652 27764.043 C 3700.238 27763.616 3695.758 27764.256 3690.212 27765.963 L 3690.212 27772.363 L 3699.172 27774.923 C 3696.185 27776.629 3693.838 27777.483 3692.132 27777.483 C 3689.572 27776.203 3687.225 27775.563 3685.092 27775.563 L 3682.532 27777.483 L 3687.012 27781.323 L 3686.372 27783.243 L 3681.252 27783.243 L 3679.972 27785.163 C 3681.678 27785.589 3683.385 27785.803 3685.092 27785.803 L 3685.092 27789.003 C 3688.078 27788.576 3689.998 27788.789 3690.852 27789.643 L 3692.132 27796.683 L 3687.012 27797.323 L 3680.612 27802.443 L 3679.332 27806.923 L 3681.892 27810.763 L 3685.092 27810.763 L 3681.252 27813.323 L 3674.852 27812.683 L 3671.652 27814.603 L 3676.772 27818.443 L 3681.892 27818.443 L 3669.092 27821.003 L 3669.092 27824.843 L 3676.772 27824.843 L 3677.412 27828.043 C 3674.852 27828.469 3673.145 27828.683 3672.292 27828.683 C 3671.438 27828.683 3669.305 27829.323 3665.892 27830.603 L 3662.052 27829.323 L 3658.852 27829.963 L 3658.852 27837.003 C 3660.132 27837.856 3661.625 27837.856 3663.332 27837.003 C 3665.465 27836.149 3666.532 27834.869 3666.532 27833.163 L 3672.932 27834.443 C 3670.798 27840.416 3669.305 27844.256 3668.452 27845.963 L 3663.332 27847.883 L 3664.612 27853.643 L 3656.292 27858.763 L 3657.572 27860.683 L 3663.972 27860.683 L 3666.532 27858.763 L 3664.612 27864.523 L 3659.492 27867.083 C 3659.918 27870.496 3659.278 27872.203 3657.572 27872.203 L 3662.052 27876.683 C 3674.425 27873.269 3692.345 27863.456 3715.812 27847.243 C 3739.705 27830.603 3763.812 27813.749 3788.132 27796.683 C 3760.825 27823.563 3734.372 27848.096 3708.772 27870.283 C 3671.652 27902.283 3642.852 27923.403 3622.372 27933.643 L 3622.372 27936.203 L 3617.252 27934.923 C 3614.692 27937.909 3610.638 27940.469 3605.092 27942.603 C 3599.545 27944.736 3594.638 27945.803 3590.372 27945.803 C 3591.225 27944.949 3591.012 27943.883 3589.732 27942.603 C 3588.878 27941.749 3588.025 27941.749 3587.172 27942.603 L 3578.852 27936.843 C 3579.705 27935.989 3580.558 27935.776 3581.412 27936.203 C 3582.265 27936.629 3583.545 27937.483 3585.252 27938.763 L 3594.852 27938.763 L 3597.412 27940.683 L 3597.412 27938.123 L 3595.492 27937.483 C 3589.518 27936.203 3585.678 27936.416 3583.972 27938.123 L 3582.052 27932.363 L 3579.492 27932.363 L 3579.492 27925.963 C 3576.932 27926.389 3575.438 27926.176 3575.012 27925.323 C 3576.292 27924.896 3577.358 27924.256 3578.212 27923.403 L 3577.572 27915.723 L 3573.732 27915.723 L 3575.012 27912.523 L 3583.972 27909.323 L 3576.932 27909.323 L 3572.452 27905.483 L 3576.932 27902.923 ZM 3776.222 27935.563 L 3762.782 27951.563 L 3760.222 27951.563 C 3747.422 27966.496 3738.675 27978.016 3733.982 27986.123 C 3725.875 28000.203 3721.822 28014.283 3721.822 28028.363 C 3721.822 28031.776 3722.888 28036.043 3725.022 28041.163 C 3727.155 28046.709 3729.288 28051.189 3731.422 28054.603 L 3734.622 28054.603 L 3741.662 28059.083 L 3742.942 28061.643 C 3746.355 28062.923 3750.195 28063.563 3754.462 28063.563 C 3793.288 28063.563 3828.275 28026.016 3859.422 27950.923 C 3870.515 27921.909 3881.822 27892.896 3893.342 27863.883 C 3891.208 27864.309 3889.288 27865.589 3887.582 27867.723 C 3885.875 27869.856 3884.382 27871.989 3883.102 27874.123 L 3880.542 27872.843 C 3879.262 27872.843 3878.195 27873.696 3877.342 27875.403 C 3875.208 27879.243 3872.862 27881.163 3870.302 27881.163 C 3869.022 27881.163 3867.102 27882.443 3864.542 27885.003 C 3861.982 27887.563 3860.062 27888.843 3858.782 27888.843 L 3856.862 27890.123 L 3853.662 27895.883 C 3848.968 27897.163 3844.702 27898.656 3840.862 27900.363 C 3834.035 27904.203 3827.208 27907.829 3820.382 27911.243 C 3818.248 27913.376 3816.115 27915.296 3813.982 27917.003 L 3812.702 27915.723 L 3801.182 27918.923 C 3798.622 27918.069 3796.488 27917.216 3794.782 27916.363 C 3791.368 27914.229 3789.022 27912.736 3787.742 27911.883 C 3786.462 27911.029 3785.395 27910.176 3784.542 27909.323 C 3781.128 27904.629 3778.568 27900.363 3776.862 27896.523 C 3775.582 27892.683 3774.515 27888.416 3773.662 27883.723 L 3774.942 27885.003 L 3775.582 27881.803 L 3773.022 27880.523 L 3773.022 27874.123 L 3778.782 27874.763 C 3776.648 27872.203 3774.942 27870.283 3773.662 27869.003 L 3769.822 27863.243 C 3769.822 27861.536 3770.462 27860.256 3771.742 27859.403 C 3773.448 27858.123 3774.942 27857.909 3776.222 27858.763 L 3773.022 27850.443 L 3773.662 27845.323 C 3773.662 27840.203 3773.448 27837.216 3773.022 27836.363 L 3776.862 27824.843 C 3777.715 27824.416 3778.568 27823.776 3779.422 27822.923 C 3779.422 27820.363 3778.355 27818.656 3776.222 27817.803 L 3780.062 27806.923 L 3785.182 27808.203 L 3784.542 27804.363 L 3782.622 27798.603 C 3792.008 27777.269 3805.235 27754.016 3822.302 27728.843 C 3835.528 27709.643 3851.742 27688.309 3870.942 27664.843 C 3871.795 27664.416 3872.435 27663.989 3872.862 27663.563 C 3873.715 27662.709 3874.355 27661.643 3874.782 27660.363 C 3875.635 27659.083 3877.555 27657.376 3880.542 27655.243 C 3883.955 27653.109 3887.155 27651.189 3890.142 27649.483 C 3893.128 27647.349 3897.395 27644.789 3902.942 27641.803 C 3908.915 27638.389 3914.462 27635.616 3919.582 27633.483 C 3919.155 27632.629 3919.368 27631.776 3920.222 27630.923 C 3921.502 27630.069 3922.568 27630.709 3923.422 27632.843 L 3935.582 27629.643 L 3936.222 27632.843 C 3936.222 27634.976 3934.728 27639.029 3931.742 27645.003 C 3928.755 27650.549 3926.195 27655.669 3924.062 27660.363 L 3919.582 27664.843 L 3911.902 27677.643 C 3909.342 27681.909 3907.422 27685.749 3906.142 27689.163 C 3904.862 27690.443 3904.008 27691.509 3903.582 27692.363 L 3903.582 27695.563 L 3895.262 27707.723 L 3892.702 27712.203 L 3885.662 27719.883 L 3886.942 27723.083 L 3883.102 27728.843 L 3872.862 27749.323 L 3870.302 27748.683 C 3867.742 27758.496 3865.182 27767.456 3862.622 27775.563 C 3857.502 27792.203 3854.302 27801.163 3853.022 27802.443 C 3853.448 27803.723 3853.022 27808.629 3851.742 27817.163 C 3850.888 27825.696 3850.035 27833.163 3849.182 27839.563 C 3849.182 27842.123 3850.462 27846.389 3853.022 27852.363 C 3856.008 27858.336 3856.862 27863.029 3855.582 27866.443 C 3865.395 27863.456 3873.502 27860.256 3879.902 27856.843 C 3883.315 27855.136 3890.782 27850.443 3902.302 27842.763 C 3915.528 27815.883 3926.408 27793.909 3934.942 27776.843 C 3950.302 27746.976 3964.168 27722.016 3976.542 27701.963 C 3991.902 27676.789 4005.342 27658.656 4016.862 27647.563 C 4018.142 27647.989 4020.062 27647.563 4022.622 27646.283 C 4025.182 27644.576 4026.462 27643.296 4026.462 27642.443 C 4032.435 27640.309 4038.195 27638.176 4043.742 27636.043 C 4049.288 27633.909 4055.048 27630.923 4061.022 27627.083 L 4063.582 27629.003 L 4068.062 27623.883 C 4069.342 27624.309 4071.262 27624.096 4073.822 27623.243 C 4076.808 27621.963 4078.515 27621.323 4078.942 27621.323 L 4083.422 27623.883 L 4078.942 27633.483 L 4081.502 27633.483 C 4079.795 27639.883 4077.662 27645.643 4075.102 27650.763 C 4072.968 27655.456 4069.555 27661.216 4064.862 27668.043 C 4060.595 27674.869 4056.328 27681.483 4052.062 27687.883 L 4049.502 27694.283 L 4042.462 27697.483 C 4040.755 27700.896 4040.542 27703.883 4041.822 27706.443 L 4034.142 27717.963 C 4031.582 27721.376 4029.662 27723.083 4028.382 27723.083 L 4025.182 27733.323 L 4022.622 27739.723 L 4013.022 27760.843 L 4010.462 27760.843 C 4008.328 27765.536 4006.408 27770.016 4004.702 27774.283 C 4003.422 27778.123 4002.995 27780.896 4003.422 27782.603 L 3998.302 27790.923 L 4000.862 27796.043 L 3996.382 27803.083 L 3989.342 27810.123 L 3986.782 27810.763 L 3989.982 27815.883 C 3986.995 27817.589 3984.222 27819.083 3981.662 27820.363 L 3984.222 27827.403 L 3977.822 27837.003 L 3979.102 27842.763 L 3977.182 27840.203 L 3976.542 27849.163 L 3972.062 27849.803 C 3971.208 27851.509 3969.715 27854.283 3967.582 27858.123 C 3965.875 27861.536 3963.528 27866.869 3960.542 27874.123 L 3962.462 27877.323 L 3959.902 27877.323 L 3955.422 27887.563 L 3952.862 27887.563 C 3952.008 27890.123 3950.302 27892.896 3947.742 27895.883 C 3945.608 27898.443 3944.115 27899.936 3943.262 27900.363 L 3944.542 27905.483 L 3940.702 27915.083 L 3936.862 27915.723 C 3936.862 27920.843 3934.942 27926.389 3931.102 27932.363 C 3929.395 27934.923 3927.048 27937.909 3924.062 27941.323 L 3901.662 27973.963 L 3899.102 27973.963 C 3896.115 27979.509 3892.275 27983.563 3887.582 27986.123 L 3885.662 27993.163 L 3883.102 27995.723 L 3876.702 27998.283 C 3868.595 28017.483 3843.208 28042.016 3800.542 28071.883 C 3757.875 28101.749 3725.662 28116.683 3703.902 28116.683 C 3690.248 28116.683 3678.942 28110.923 3669.982 28099.403 C 3660.595 28087.883 3655.902 28075.083 3655.902 28061.003 C 3655.902 28039.243 3670.408 28012.363 3699.422 27980.363 C 3728.008 27948.789 3752.542 27931.083 3773.022 27927.243 L 3776.222 27935.563 ZM 4261.142 27886.923 L 4264.982 27888.203 L 4266.262 27883.083 C 4266.262 27880.949 4266.689 27879.029 4267.542 27877.323 C 4268.395 27875.189 4269.462 27874.336 4270.742 27874.763 C 4270.742 27870.496 4273.302 27864.523 4278.422 27856.843 C 4281.835 27851.723 4283.969 27848.096 4284.822 27845.963 C 4287.382 27843.403 4289.942 27840.629 4292.502 27837.643 C 4295.489 27834.229 4298.475 27829.109 4301.462 27822.283 L 4309.142 27814.603 L 4313.622 27813.323 L 4313.622 27804.363 C 4314.475 27803.936 4315.329 27803.723 4316.182 27803.723 C 4317.035 27803.296 4317.462 27800.949 4317.462 27796.683 C 4317.462 27795.829 4318.315 27794.549 4320.022 27792.843 C 4322.155 27791.136 4324.075 27790.496 4325.782 27790.923 C 4328.342 27782.389 4334.102 27771.509 4343.062 27758.283 L 4355.862 27740.363 L 4358.422 27740.363 C 4361.409 27733.109 4364.822 27725.643 4368.662 27717.963 C 4372.929 27710.283 4377.195 27702.816 4381.462 27695.563 C 4384.875 27688.309 4387.435 27682.763 4389.142 27678.923 C 4390.849 27675.083 4393.622 27670.816 4397.462 27666.123 L 4405.782 27662.923 C 4413.462 27657.803 4421.569 27652.683 4430.102 27647.563 C 4438.635 27642.443 4446.102 27638.816 4452.502 27636.683 C 4460.609 27641.376 4464.662 27648.203 4464.662 27657.163 L 4462.102 27674.443 L 4460.182 27676.363 L 4460.182 27684.683 L 4457.622 27684.683 L 4444.822 27715.403 C 4440.982 27725.643 4436.289 27735.669 4430.742 27745.483 L 4429.462 27737.803 L 4425.622 27739.723 L 4422.422 27749.323 C 4422.849 27749.749 4423.702 27750.176 4424.982 27750.603 C 4426.262 27750.603 4426.902 27751.456 4426.902 27753.163 L 4423.702 27753.803 L 4422.422 27762.123 L 4417.942 27766.603 L 4417.302 27776.203 L 4415.382 27774.283 L 4407.702 27776.843 L 4405.142 27777.483 L 4402.582 27789.003 C 4403.862 27788.149 4405.142 27788.363 4406.422 27789.643 C 4408.129 27790.496 4408.342 27791.349 4407.062 27792.203 C 4443.329 27768.309 4478.102 27744.203 4511.382 27719.883 L 4549.782 27690.443 L 4551.702 27689.163 C 4570.902 27675.509 4585.835 27664.843 4596.502 27657.163 C 4607.595 27649.483 4617.409 27645.643 4625.942 27645.643 L 4632.342 27647.563 L 4632.982 27657.163 C 4632.982 27660.576 4627.009 27672.096 4615.062 27691.723 C 4603.115 27710.923 4595.649 27721.589 4592.662 27723.723 L 4589.462 27728.203 L 4588.182 27736.523 L 4581.142 27742.283 L 4581.142 27744.843 L 4578.582 27752.523 C 4576.449 27753.803 4574.315 27755.296 4572.182 27757.003 C 4570.475 27758.283 4570.689 27759.776 4572.822 27761.483 L 4567.702 27767.883 L 4568.982 27771.723 L 4563.862 27783.243 C 4561.729 27781.963 4560.022 27782.389 4558.742 27784.523 C 4557.889 27786.229 4557.035 27787.296 4556.182 27787.723 L 4558.102 27793.483 L 4556.182 27800.523 C 4554.475 27799.669 4553.195 27800.309 4552.342 27802.443 C 4551.489 27804.576 4552.129 27806.069 4554.262 27806.923 C 4552.982 27812.469 4549.782 27821.003 4544.662 27832.523 C 4539.542 27844.043 4536.129 27853.003 4534.422 27859.403 L 4531.862 27863.243 L 4532.502 27866.443 C 4544.875 27859.189 4557.889 27848.096 4571.542 27833.163 C 4574.955 27829.323 4586.262 27815.883 4605.462 27792.843 C 4607.169 27780.469 4611.649 27767.029 4618.902 27752.523 C 4621.035 27748.256 4628.075 27735.883 4640.022 27715.403 C 4647.275 27705.163 4657.729 27693.429 4671.382 27680.203 L 4705.942 27648.203 L 4707.862 27646.923 L 4721.302 27639.883 L 4723.222 27639.243 C 4727.915 27637.109 4732.822 27635.189 4737.942 27633.483 C 4743.062 27631.776 4748.182 27630.709 4753.302 27630.283 L 4757.782 27636.683 C 4757.782 27642.656 4756.929 27648.203 4755.222 27653.323 C 4753.515 27658.016 4749.035 27666.549 4741.782 27678.923 L 4737.302 27679.563 L 4733.462 27692.363 L 4730.902 27691.723 C 4730.049 27691.723 4729.622 27693.216 4729.622 27696.203 C 4729.622 27699.189 4728.982 27700.683 4727.702 27700.683 L 4721.942 27698.123 L 4721.942 27707.083 C 4720.662 27706.229 4718.955 27707.509 4716.822 27710.923 L 4713.622 27710.923 L 4705.302 27728.203 L 4698.902 27730.763 C 4699.755 27732.469 4698.689 27734.816 4695.702 27737.803 C 4692.715 27740.789 4690.582 27741.856 4689.302 27741.003 C 4687.595 27744.843 4682.262 27752.523 4673.302 27764.043 C 4666.475 27773.003 4663.062 27781.749 4663.062 27790.283 C 4663.062 27800.096 4668.182 27805.003 4678.422 27805.003 C 4683.969 27805.003 4698.049 27800.309 4720.662 27790.923 C 4743.702 27781.536 4757.569 27774.923 4762.262 27771.083 L 4769.302 27769.803 L 4780.822 27764.043 C 4768.875 27776.416 4743.275 27793.909 4704.022 27816.523 C 4665.195 27838.709 4638.955 27849.803 4625.302 27849.803 C 4622.315 27849.803 4618.049 27847.883 4612.502 27844.043 C 4607.382 27839.776 4603.969 27836.149 4602.262 27833.163 L 4595.862 27843.403 C 4594.155 27842.549 4592.449 27842.976 4590.742 27844.683 C 4589.462 27846.389 4589.249 27847.669 4590.102 27848.523 C 4581.142 27856.203 4572.395 27863.883 4563.862 27871.563 L 4560.022 27881.803 L 4556.822 27882.443 C 4554.262 27882.443 4552.982 27882.016 4552.982 27881.163 L 4546.582 27885.643 L 4543.382 27897.163 L 4540.822 27895.883 C 4516.929 27910.389 4493.249 27924.683 4469.782 27938.763 L 4466.582 27933.643 L 4460.182 27936.203 C 4452.502 27936.203 4446.742 27933.643 4442.902 27928.523 C 4439.489 27922.976 4437.782 27916.149 4437.782 27908.043 L 4437.782 27900.363 C 4438.209 27897.803 4439.062 27893.749 4440.342 27888.203 C 4444.609 27888.203 4446.742 27887.776 4446.742 27886.923 L 4444.182 27879.883 L 4455.062 27851.083 L 4457.622 27847.243 C 4461.035 27846.816 4462.955 27846.389 4463.382 27845.963 L 4461.462 27844.043 L 4460.822 27838.283 L 4486.422 27787.723 L 4513.302 27740.363 C 4510.315 27741.643 4507.755 27742.923 4505.622 27744.203 C 4503.489 27745.056 4502.422 27747.189 4502.422 27750.603 C 4502.422 27751.883 4501.142 27752.949 4498.582 27753.803 C 4496.022 27754.656 4494.529 27754.443 4494.102 27753.163 L 4484.502 27761.483 L 4477.462 27762.123 C 4477.889 27763.403 4477.249 27765.109 4475.542 27767.243 C 4474.262 27768.949 4474.689 27770.443 4476.822 27771.723 L 4470.422 27773.003 L 4464.662 27773.643 L 4461.462 27779.403 L 4456.982 27779.403 C 4456.555 27782.389 4455.915 27784.949 4455.062 27787.083 C 4454.635 27788.789 4452.289 27789.003 4448.022 27787.723 L 4440.982 27796.683 L 4433.942 27798.603 L 4429.462 27804.363 L 4429.462 27806.923 L 4421.142 27810.123 L 4421.782 27814.603 C 4421.782 27816.309 4420.715 27817.589 4418.582 27818.443 C 4416.449 27819.296 4414.102 27820.149 4411.542 27821.003 L 4405.142 27819.723 C 4403.435 27823.136 4402.582 27825.909 4402.582 27828.043 C 4403.862 27830.176 4404.502 27832.096 4404.502 27833.803 L 4392.342 27844.043 L 4388.502 27844.683 L 4389.782 27842.123 L 4389.782 27839.563 L 4387.862 27841.483 C 4384.449 27844.896 4382.529 27847.243 4382.102 27848.523 L 4384.022 27854.283 C 4382.315 27856.416 4380.395 27856.416 4378.262 27854.283 L 4368.022 27863.883 C 4366.315 27865.589 4364.822 27867.296 4363.542 27869.003 L 4357.142 27870.923 C 4356.715 27871.776 4355.649 27873.056 4353.942 27874.763 C 4347.969 27880.309 4344.769 27883.296 4344.342 27883.723 L 4344.342 27889.483 C 4342.635 27890.763 4339.649 27893.963 4335.382 27899.083 C 4331.542 27904.203 4329.835 27907.189 4330.262 27908.043 L 4318.742 27915.723 L 4316.182 27921.483 L 4310.422 27919.563 L 4307.862 27924.043 L 4302.102 27920.843 L 4298.262 27922.763 L 4295.062 27927.883 L 4288.022 27927.883 L 4284.182 27934.283 L 4280.982 27932.363 L 4275.862 27938.763 C 4275.435 27937.909 4275.009 27937.269 4274.582 27936.843 C 4274.582 27935.989 4272.875 27935.563 4269.462 27935.563 C 4266.049 27940.256 4262.635 27942.389 4259.222 27941.963 L 4247.702 27922.763 C 4248.555 27915.936 4250.902 27908.469 4254.742 27900.363 C 4256.875 27896.096 4259.009 27891.616 4261.142 27886.923 ZM 4736.292 27883.083 L 4740.772 27883.723 L 4739.492 27878.603 C 4739.492 27877.749 4740.132 27875.616 4741.412 27872.203 C 4742.692 27868.363 4742.905 27865.589 4742.052 27863.883 L 4745.252 27860.043 L 4741.412 27860.683 L 4742.692 27859.403 C 4745.252 27853.429 4748.025 27848.949 4751.012 27845.963 L 4750.372 27843.403 L 4753.572 27840.203 L 4784.932 27776.203 L 4813.732 27728.843 L 4820.132 27719.243 L 4822.692 27720.523 L 4826.532 27716.043 C 4826.105 27715.616 4824.825 27715.403 4822.692 27715.403 L 4825.892 27707.723 L 4829.732 27707.723 L 4829.732 27705.163 L 4834.212 27703.883 L 4829.732 27703.243 C 4832.718 27700.256 4836.558 27695.349 4841.252 27688.523 C 4844.665 27683.403 4848.292 27678.069 4852.132 27672.523 L 4855.972 27672.523 C 4862.372 27663.563 4870.265 27656.736 4879.652 27652.043 C 4896.718 27643.509 4905.892 27638.816 4907.172 27637.963 L 4910.372 27639.243 C 4916.345 27634.123 4922.958 27631.563 4930.212 27631.563 L 4938.532 27634.123 C 4937.678 27638.816 4935.118 27644.576 4930.852 27651.403 C 4927.012 27658.229 4924.878 27662.923 4924.452 27665.483 C 4921.038 27667.189 4918.478 27671.029 4916.772 27677.003 L 4911.652 27682.123 L 4909.732 27689.803 C 4905.038 27693.216 4902.692 27697.909 4902.692 27703.883 L 4899.492 27704.523 L 4899.492 27708.363 C 4898.212 27707.936 4896.078 27708.789 4893.092 27710.923 C 4892.238 27710.496 4890.958 27710.283 4889.252 27710.283 L 4886.692 27710.283 L 4885.412 27714.123 L 4895.652 27714.123 L 4895.652 27716.683 L 4887.332 27719.883 L 4889.252 27721.163 L 4891.172 27723.083 L 4889.252 27725.003 L 4884.772 27723.083 L 4883.492 27725.003 L 4887.332 27725.643 L 4885.412 27731.403 C 4884.985 27729.696 4884.558 27728.416 4884.132 27727.563 C 4883.705 27726.709 4883.065 27726.923 4882.212 27728.203 L 4882.852 27733.963 C 4879.865 27733.536 4878.158 27734.176 4877.732 27735.883 C 4878.585 27736.736 4879.438 27737.376 4880.292 27737.803 L 4876.452 27750.603 L 4871.972 27751.243 L 4864.292 27753.163 L 4863.012 27757.003 L 4864.292 27758.283 L 4871.972 27757.643 L 4868.772 27760.203 L 4869.412 27764.683 L 4863.652 27770.443 L 4855.972 27769.163 L 4850.212 27775.563 C 4850.638 27776.416 4851.278 27777.056 4852.132 27777.483 L 4854.692 27774.923 L 4858.532 27775.563 L 4856.612 27778.123 L 4861.092 27781.323 C 4861.092 27782.603 4860.238 27783.669 4858.532 27784.523 C 4857.252 27785.376 4856.398 27785.803 4855.972 27785.803 L 4850.852 27781.963 L 4850.852 27784.523 L 4852.772 27785.803 L 4845.732 27785.803 L 4841.252 27787.083 L 4840.612 27792.203 L 4836.772 27792.843 L 4837.412 27796.043 L 4844.452 27796.043 C 4844.452 27797.323 4845.305 27798.176 4847.012 27798.603 C 4848.718 27799.029 4849.572 27799.883 4849.572 27801.163 L 4846.372 27801.163 L 4838.052 27801.163 L 4839.972 27804.363 L 4845.092 27803.083 C 4845.092 27803.936 4844.238 27805.003 4842.532 27806.283 C 4841.678 27807.989 4841.678 27809.269 4842.532 27810.123 C 4843.812 27810.549 4844.452 27811.189 4844.452 27812.043 L 4838.052 27816.523 L 4839.972 27818.443 L 4835.492 27819.723 L 4831.652 27821.003 L 4825.252 27824.203 C 4823.545 27825.056 4822.692 27826.336 4822.692 27828.043 L 4823.972 27829.963 L 4827.172 27826.763 C 4830.158 27826.763 4833.145 27825.696 4836.132 27823.563 L 4836.772 27826.123 L 4834.852 27826.763 L 4832.292 27833.163 L 4827.812 27832.523 L 4825.892 27835.083 L 4829.732 27837.003 L 4826.532 27843.403 L 4822.692 27842.763 L 4820.772 27844.043 C 4820.772 27851.296 4820.985 27855.776 4821.412 27857.483 L 4818.852 27858.123 L 4820.772 27863.243 L 4816.932 27865.163 L 4816.932 27870.923 L 4818.212 27872.203 C 4817.358 27872.629 4816.718 27872.843 4816.292 27872.843 L 4818.852 27884.363 L 4820.132 27885.643 L 4827.812 27886.283 C 4835.492 27886.283 4847.012 27881.163 4862.372 27870.923 L 4922.532 27828.683 L 4925.732 27829.963 C 4924.025 27834.229 4911.652 27844.896 4888.612 27861.963 C 4878.798 27869.216 4873.892 27874.336 4873.892 27877.323 L 4820.132 27914.443 C 4803.918 27925.109 4792.612 27931.083 4786.212 27932.363 C 4787.492 27933.216 4787.278 27934.283 4785.572 27935.563 C 4784.292 27936.416 4783.438 27935.989 4783.012 27934.283 C 4779.598 27937.696 4775.972 27939.616 4772.132 27940.043 C 4773.838 27941.323 4774.692 27941.109 4774.692 27939.403 C 4775.118 27938.123 4775.332 27937.269 4775.332 27936.843 L 4772.772 27936.203 L 4770.212 27938.123 L 4771.492 27934.283 L 4768.932 27934.283 L 4767.012 27938.123 L 4761.892 27938.123 L 4761.892 27935.563 C 4754.638 27933.003 4749.518 27930.656 4746.532 27928.523 C 4738.425 27922.976 4734.372 27914.869 4734.372 27904.203 L 4734.372 27898.443 L 4737.572 27899.083 L 4738.852 27897.163 L 4733.092 27897.163 C 4733.945 27890.336 4735.012 27885.643 4736.292 27883.083 ZM 4845.092 27788.363 C 4849.358 27789.216 4852.772 27791.563 4855.332 27795.403 L 4850.212 27796.043 L 4845.732 27795.403 L 4842.532 27794.763 L 4841.892 27792.843 L 4845.092 27788.363 ZM 4916.132 27573.323 L 4912.932 27565.643 C 4912.932 27560.523 4915.705 27554.123 4921.252 27546.443 C 4925.518 27540.896 4929.785 27535.136 4934.052 27529.163 L 4933.412 27527.243 L 4937.252 27528.523 L 4938.532 27527.243 L 4937.252 27524.043 L 4938.532 27520.203 L 4940.452 27517.643 L 4943.012 27517.003 L 4943.012 27513.803 C 4943.012 27509.963 4945.572 27508.043 4950.692 27508.043 L 4956.452 27510.603 L 4958.372 27509.323 L 4958.372 27503.563 L 4961.572 27502.283 L 4965.412 27502.923 L 4969.892 27500.363 L 4970.532 27497.803 L 4975.012 27499.083 L 4976.932 27496.523 L 4980.132 27496.523 L 4981.412 27495.243 L 4983.332 27497.163 L 4986.532 27492.683 L 4992.932 27497.163 L 4994.212 27492.683 L 4996.132 27493.963 L 4998.692 27490.763 L 5008.292 27491.403 L 5010.212 27492.683 L 5014.052 27497.163 L 5006.372 27520.203 L 5005.092 27524.043 C 5002.958 27526.176 5001.465 27528.736 5000.612 27531.723 C 4996.772 27531.723 4994.212 27532.149 4992.932 27533.003 L 4992.932 27536.203 L 4996.132 27536.203 L 4996.132 27541.963 C 4991.438 27544.096 4988.878 27547.723 4988.452 27552.843 L 4983.972 27560.523 L 4978.212 27561.803 L 4978.212 27565.003 L 4973.732 27564.363 L 4970.532 27564.363 L 4969.892 27566.283 L 4964.772 27566.283 C 4960.932 27565.856 4956.878 27568.203 4952.612 27573.323 L 4947.492 27572.043 L 4943.652 27572.683 L 4943.012 27577.163 L 4932.132 27577.163 L 4930.212 27575.243 L 4925.092 27579.083 C 4918.265 27579.083 4914.638 27580.789 4914.212 27584.203 L 4912.292 27582.923 C 4911.012 27581.643 4910.372 27578.443 4910.372 27573.323 L 4916.132 27573.323 ZM 4954.662 27858.763 L 4955.942 27849.803 L 4959.782 27848.523 L 4960.422 27842.123 L 4959.142 27840.843 L 4963.622 27836.363 C 4966.609 27832.949 4968.102 27830.176 4968.102 27828.043 C 4968.102 27825.909 4966.609 27824.843 4963.622 27824.843 L 4965.542 27823.563 C 4967.675 27822.283 4968.742 27820.576 4968.742 27818.443 C 4968.742 27814.176 4969.809 27810.549 4971.942 27807.563 C 4974.502 27804.576 4976.422 27803.723 4977.702 27805.003 L 4977.062 27799.883 L 4978.342 27793.483 L 4980.902 27793.483 L 4979.622 27787.723 L 4982.822 27785.803 L 4981.542 27784.523 L 4986.022 27783.243 L 4984.742 27777.483 L 4990.502 27773.643 L 4987.942 27768.523 C 4988.369 27767.243 4989.009 27766.176 4989.862 27765.323 C 4990.715 27764.043 4991.782 27763.829 4993.062 27764.683 L 4993.062 27755.723 C 4995.195 27754.443 4996.262 27753.376 4996.262 27752.523 C 4996.689 27751.243 4997.755 27750.603 4999.462 27750.603 L 5001.382 27749.963 C 4999.675 27744.843 5001.382 27739.723 5006.502 27734.603 C 5005.649 27733.323 5005.649 27732.683 5006.502 27732.683 C 5007.355 27732.256 5008.422 27731.829 5009.702 27731.403 L 5009.702 27725.003 C 5011.409 27726.709 5012.689 27726.709 5013.542 27725.003 C 5014.822 27722.869 5015.462 27719.029 5015.462 27713.483 L 5021.222 27712.203 L 5023.782 27707.083 L 5022.502 27699.403 L 5017.382 27699.403 C 5012.689 27699.403 5001.809 27702.176 4984.742 27707.723 C 4975.355 27710.709 4968.315 27712.203 4963.622 27712.203 L 4956.582 27710.923 L 4983.462 27671.243 L 4989.222 27668.043 C 4993.489 27658.229 5004.155 27650.976 5021.222 27646.283 C 5041.275 27642.869 5054.289 27640.523 5060.262 27639.243 C 5068.369 27630.709 5077.755 27618.763 5088.422 27603.403 C 5097.382 27590.603 5106.342 27577.589 5115.302 27564.363 C 5125.542 27551.563 5133.862 27542.176 5140.262 27536.203 C 5151.782 27525.109 5162.235 27518.496 5171.622 27516.363 C 5173.755 27513.376 5177.382 27510.603 5182.502 27508.043 C 5188.049 27505.483 5192.955 27503.563 5197.222 27502.283 L 5202.342 27510.603 C 5201.489 27514.443 5199.355 27519.776 5195.942 27526.603 L 5191.462 27534.283 L 5183.782 27538.763 C 5182.929 27545.589 5179.729 27553.056 5174.182 27561.163 C 5168.635 27569.269 5165.009 27575.669 5163.302 27580.363 L 5158.182 27582.283 L 5160.742 27588.683 C 5157.329 27588.683 5155.622 27589.109 5155.622 27589.963 L 5155.622 27595.723 L 5151.142 27600.203 L 5147.942 27600.203 L 5139.622 27620.043 L 5133.222 27620.043 C 5134.929 27623.456 5135.142 27626.656 5133.862 27629.643 L 5178.662 27628.363 C 5185.489 27628.363 5192.315 27628.576 5199.142 27629.003 C 5205.969 27629.003 5213.009 27630.069 5220.262 27632.203 C 5217.275 27639.456 5214.075 27645.429 5210.662 27650.123 L 5205.542 27650.763 L 5202.342 27657.803 L 5194.662 27660.363 L 5189.542 27668.043 C 5185.702 27673.163 5181.009 27677.429 5175.462 27680.843 C 5170.342 27684.256 5164.155 27687.243 5156.902 27689.803 L 5142.822 27687.883 L 5121.062 27689.803 C 5120.209 27688.523 5116.155 27688.949 5108.902 27691.083 C 5102.075 27692.789 5098.022 27693.429 5096.742 27693.003 C 5095.462 27692.576 5094.395 27693.216 5093.542 27694.923 C 5093.115 27696.203 5092.262 27696.629 5090.982 27696.203 C 5087.569 27703.456 5085.222 27708.789 5083.942 27712.203 C 5079.249 27722.869 5076.475 27730.123 5075.622 27733.963 L 5072.422 27740.363 C 5065.169 27751.029 5060.049 27759.563 5057.062 27765.963 C 5054.502 27772.363 5052.582 27779.189 5051.302 27786.443 C 5050.022 27786.016 5048.955 27786.656 5048.102 27788.363 C 5047.675 27789.643 5047.889 27790.923 5048.742 27792.203 L 5046.182 27799.243 L 5040.422 27801.163 C 5041.702 27802.869 5043.195 27804.363 5044.902 27805.643 C 5041.489 27812.043 5039.569 27815.669 5039.142 27816.523 C 5037.435 27820.789 5036.582 27824.843 5036.582 27828.683 L 5034.662 27830.603 L 5035.302 27835.083 C 5034.022 27838.923 5033.169 27841.909 5032.742 27844.043 C 5030.609 27851.723 5029.542 27856.203 5029.542 27857.483 C 5029.542 27864.309 5030.609 27869.643 5032.742 27873.483 C 5034.875 27877.323 5038.929 27879.243 5044.902 27879.243 C 5059.835 27879.243 5082.875 27867.083 5114.022 27842.763 C 5140.475 27821.856 5157.542 27805.856 5165.222 27794.763 L 5169.702 27794.763 L 5156.902 27811.403 C 5151.782 27818.656 5143.035 27828.683 5130.662 27841.483 C 5116.582 27855.989 5106.982 27866.016 5101.862 27871.563 C 5097.169 27877.109 5091.835 27882.869 5085.862 27888.843 C 5080.315 27894.816 5074.555 27899.936 5068.582 27904.203 L 5066.662 27905.483 C 5062.395 27910.603 5057.275 27915.509 5051.302 27920.203 C 5041.489 27928.309 5035.942 27933.003 5034.662 27934.283 L 5032.742 27931.723 C 5030.609 27931.723 5027.409 27933.643 5023.142 27937.483 C 5020.582 27940.043 5018.662 27941.536 5017.382 27941.963 L 5018.662 27943.883 C 5013.542 27944.736 5009.489 27947.296 5006.502 27951.563 L 4989.862 27954.123 C 4977.489 27954.123 4967.675 27947.936 4960.422 27935.563 C 4953.169 27923.189 4949.542 27910.389 4949.542 27897.163 L 4949.542 27880.523 C 4949.969 27874.976 4951.249 27869.216 4953.382 27863.243 L 4954.662 27858.763 ZM 5128.282 27936.843 L 5134.682 27913.803 L 5132.122 27911.883 L 5135.962 27911.243 L 5135.322 27908.683 C 5141.295 27902.283 5147.268 27891.616 5153.242 27876.683 C 5157.508 27866.443 5160.495 27859.403 5162.202 27855.563 L 5174.362 27829.963 L 5176.922 27829.963 L 5178.842 27821.003 L 5187.802 27806.923 L 5188.442 27804.363 C 5188.442 27800.949 5196.335 27785.803 5212.122 27758.923 C 5227.908 27731.616 5236.442 27714.976 5237.722 27709.003 C 5239.428 27709.429 5241.135 27708.363 5242.842 27705.803 C 5244.975 27703.243 5246.042 27701.109 5246.042 27699.403 C 5246.468 27697.269 5246.682 27695.776 5246.682 27694.923 C 5247.108 27693.643 5247.962 27693.429 5249.242 27694.283 L 5255.642 27675.723 L 5259.482 27673.803 L 5258.202 27671.883 C 5259.908 27667.616 5262.468 27662.709 5265.882 27657.163 C 5269.295 27651.189 5271.642 27646.923 5272.922 27644.363 L 5271.642 27643.083 C 5271.642 27642.229 5272.282 27641.376 5273.562 27640.523 C 5274.842 27639.243 5275.908 27638.389 5276.762 27637.963 L 5284.442 27618.123 C 5285.295 27618.976 5286.362 27618.549 5287.642 27616.843 C 5288.922 27615.136 5288.495 27613.643 5286.362 27612.363 L 5295.322 27602.763 L 5294.682 27599.563 L 5297.882 27593.803 C 5299.162 27594.229 5300.015 27593.803 5300.442 27592.523 L 5303.002 27587.403 L 5306.202 27582.283 C 5310.042 27578.016 5314.308 27571.616 5319.002 27563.083 C 5321.562 27558.816 5325.402 27551.776 5330.522 27541.963 C 5332.655 27539.829 5335.855 27534.496 5340.122 27525.963 C 5344.815 27517.429 5346.948 27512.096 5346.522 27509.963 C 5347.375 27508.256 5348.868 27506.549 5351.002 27504.843 C 5353.135 27502.709 5356.122 27500.576 5359.962 27498.443 L 5359.322 27495.883 C 5359.322 27493.323 5362.735 27490.336 5369.562 27486.923 C 5376.388 27483.083 5381.508 27480.949 5384.922 27480.523 L 5388.122 27479.243 L 5389.402 27477.963 C 5391.108 27479.243 5392.815 27480.309 5394.522 27481.163 L 5394.522 27478.603 C 5397.082 27477.323 5401.988 27475.403 5409.242 27472.843 C 5416.922 27470.283 5422.255 27469.003 5425.242 27469.003 C 5426.948 27470.283 5428.868 27471.563 5431.002 27472.843 L 5426.522 27488.843 L 5422.682 27489.483 L 5424.602 27494.603 C 5424.602 27497.589 5423.748 27499.723 5422.042 27501.003 C 5420.335 27502.283 5418.628 27503.349 5416.922 27504.203 L 5416.922 27508.043 L 5412.442 27513.163 L 5413.082 27518.283 L 5411.162 27524.683 L 5407.962 27524.043 C 5406.255 27524.043 5404.762 27525.109 5403.482 27527.243 C 5402.628 27528.949 5403.055 27531.083 5404.762 27533.643 L 5407.962 27533.643 C 5407.962 27534.496 5406.468 27535.349 5403.482 27536.203 C 5400.922 27536.629 5399.855 27537.483 5400.282 27538.763 L 5393.242 27540.683 C 5394.948 27541.536 5395.162 27542.603 5393.882 27543.883 C 5393.028 27544.736 5391.748 27545.803 5390.042 27547.083 C 5390.042 27548.789 5389.828 27550.496 5389.402 27552.203 C 5389.402 27553.483 5388.975 27553.909 5388.122 27553.483 L 5392.602 27564.363 L 5386.842 27566.923 L 5386.202 27570.123 L 5379.162 27568.203 L 5376.602 27570.763 L 5384.922 27577.163 L 5384.282 27579.083 L 5376.602 27577.803 L 5367.002 27581.003 L 5367.002 27586.123 L 5372.762 27586.763 L 5368.282 27590.603 L 5361.242 27589.963 L 5359.322 27591.243 L 5365.722 27597.003 L 5368.282 27594.443 L 5372.122 27598.283 L 5376.602 27598.923 L 5370.202 27608.523 L 5359.962 27609.803 L 5361.242 27611.723 L 5361.242 27618.123 L 5359.322 27619.403 L 5366.362 27620.043 L 5361.242 27623.243 L 5354.202 27621.323 L 5357.402 27627.723 L 5352.922 27627.723 L 5356.762 27634.763 L 5358.682 27634.123 C 5355.695 27638.389 5351.428 27640.523 5345.882 27640.523 L 5345.882 27643.083 L 5355.482 27643.083 L 5354.202 27645.003 L 5347.162 27646.923 C 5348.015 27648.203 5348.442 27650.763 5348.442 27654.603 L 5342.682 27656.523 L 5342.042 27661.643 C 5339.482 27662.496 5337.562 27663.349 5336.282 27664.203 L 5332.442 27664.203 L 5335.002 27670.603 L 5329.882 27680.203 C 5332.015 27681.056 5333.295 27681.056 5333.722 27680.203 L 5335.642 27678.283 L 5336.282 27680.843 C 5334.148 27682.976 5333.295 27684.256 5333.722 27684.683 L 5327.962 27683.403 C 5328.815 27686.389 5327.962 27688.096 5325.402 27688.523 L 5320.922 27688.523 L 5319.642 27692.363 L 5326.042 27695.563 L 5321.562 27695.563 C 5316.015 27695.563 5313.242 27697.696 5313.242 27701.963 C 5313.242 27707.509 5315.162 27710.283 5319.002 27710.283 L 5370.202 27670.603 C 5394.522 27653.536 5413.295 27645.003 5426.522 27645.003 C 5429.508 27645.003 5432.282 27645.856 5434.842 27647.563 C 5440.388 27651.403 5443.802 27653.323 5445.082 27653.323 C 5446.788 27653.323 5447.642 27654.176 5447.642 27655.883 C 5447.642 27657.589 5447.428 27659.296 5447.002 27661.003 L 5450.842 27661.003 C 5451.695 27662.709 5452.335 27665.696 5452.762 27669.963 C 5453.188 27674.229 5453.615 27677.003 5454.042 27678.283 L 5454.682 27680.203 L 5452.762 27686.603 L 5455.962 27690.443 C 5454.682 27693.429 5453.615 27696.203 5452.762 27698.763 C 5451.908 27700.896 5450.842 27702.816 5449.562 27704.523 L 5452.762 27706.443 C 5451.908 27709.003 5451.055 27711.349 5450.202 27713.483 L 5443.162 27719.243 L 5445.082 27723.723 C 5445.082 27727.136 5444.015 27729.056 5441.882 27729.483 C 5439.748 27729.909 5438.682 27732.896 5438.682 27738.443 L 5435.482 27738.443 L 5436.762 27743.563 L 5428.442 27746.763 C 5430.575 27748.469 5431.642 27749.963 5431.642 27751.243 C 5431.642 27752.523 5430.575 27753.803 5428.442 27755.083 C 5426.308 27756.363 5424.815 27756.576 5423.962 27755.723 L 5425.882 27762.763 C 5424.175 27761.909 5422.682 27762.549 5421.402 27764.683 C 5420.548 27766.389 5420.762 27767.883 5422.042 27769.163 C 5417.348 27776.416 5415.002 27782.603 5415.002 27787.723 L 5411.162 27787.723 C 5409.455 27787.723 5408.815 27788.576 5409.242 27790.283 C 5409.668 27791.989 5410.308 27793.056 5411.162 27793.483 L 5404.762 27801.803 L 5401.562 27803.083 L 5405.402 27808.203 C 5401.988 27808.203 5400.495 27809.483 5400.922 27812.043 C 5401.775 27814.176 5401.562 27815.669 5400.282 27816.523 C 5399.002 27817.376 5397.722 27818.016 5396.442 27818.443 L 5399.002 27826.763 L 5393.242 27829.323 L 5391.322 27836.363 L 5393.242 27837.643 L 5389.402 27840.203 C 5388.122 27841.056 5387.268 27841.483 5386.842 27841.483 L 5383.002 27847.243 L 5384.922 27851.723 C 5384.922 27853.003 5384.282 27854.069 5383.002 27854.923 C 5381.722 27855.776 5380.442 27856.416 5379.162 27856.843 L 5379.802 27858.763 C 5381.508 27859.616 5382.575 27860.256 5383.002 27860.683 L 5384.282 27861.963 C 5383.002 27864.096 5381.935 27866.229 5381.082 27868.363 C 5380.228 27870.496 5378.735 27871.136 5376.602 27870.283 L 5374.682 27876.683 L 5382.362 27881.803 C 5386.628 27881.376 5393.882 27876.896 5404.122 27868.363 C 5417.775 27856.416 5431.642 27844.469 5445.722 27832.523 L 5450.202 27831.243 L 5451.482 27828.043 C 5453.188 27826.763 5455.535 27825.269 5458.522 27823.563 C 5461.508 27821.429 5463.855 27820.576 5465.562 27821.003 L 5455.322 27837.643 C 5443.375 27850.869 5420.548 27871.349 5386.842 27899.083 C 5348.868 27930.229 5325.615 27945.803 5317.082 27945.803 C 5306.415 27945.803 5299.375 27941.323 5295.962 27932.363 C 5292.975 27922.976 5291.482 27911.883 5291.482 27899.083 L 5292.762 27897.803 L 5292.762 27890.123 C 5294.042 27890.549 5294.682 27889.909 5294.682 27888.203 C 5295.108 27886.069 5295.322 27883.723 5295.322 27881.163 C 5297.455 27878.603 5298.948 27875.829 5299.802 27872.843 C 5300.655 27869.856 5301.295 27866.656 5301.722 27863.243 L 5303.642 27857.483 L 5305.562 27856.843 C 5309.828 27847.029 5319.002 27828.683 5333.082 27801.803 C 5357.828 27755.296 5370.202 27723.296 5370.202 27705.803 L 5365.722 27694.923 C 5358.895 27696.203 5350.575 27700.896 5340.762 27709.003 L 5298.522 27743.563 L 5296.602 27753.163 L 5292.122 27752.523 L 5288.922 27755.723 L 5295.322 27760.203 L 5288.282 27760.843 L 5288.282 27764.043 L 5283.162 27765.323 C 5283.162 27768.309 5284.442 27769.803 5287.002 27769.803 L 5292.122 27772.363 L 5288.282 27773.643 L 5280.602 27773.643 C 5278.468 27773.643 5277.828 27775.136 5278.682 27778.123 L 5271.642 27778.123 L 5276.122 27784.523 C 5275.268 27785.376 5275.268 27787.936 5276.122 27792.203 L 5276.762 27785.803 L 5279.322 27785.803 C 5281.882 27786.656 5283.588 27787.083 5284.442 27787.083 L 5275.482 27793.483 L 5267.802 27792.203 C 5263.962 27794.763 5262.682 27797.323 5263.962 27799.883 L 5273.562 27803.723 L 5275.482 27803.083 L 5274.202 27805.643 C 5271.215 27808.629 5268.442 27809.269 5265.882 27807.563 L 5263.322 27813.323 L 5266.522 27813.963 C 5261.402 27813.536 5256.068 27814.816 5250.522 27817.803 L 5250.522 27821.003 L 5253.722 27826.123 L 5259.482 27825.483 L 5261.402 27826.763 C 5261.402 27830.603 5260.335 27832.523 5258.202 27832.523 C 5254.788 27831.243 5252.228 27830.603 5250.522 27830.603 L 5247.322 27838.283 L 5250.522 27839.563 L 5235.802 27853.643 L 5241.562 27858.123 L 5244.122 27858.123 L 5244.122 27861.323 L 5240.922 27861.323 L 5231.322 27864.523 L 5227.482 27866.443 C 5226.628 27868.576 5226.628 27869.856 5227.482 27870.283 C 5228.335 27870.709 5229.188 27870.923 5230.042 27870.923 L 5217.242 27879.883 L 5214.682 27886.923 C 5215.535 27886.496 5216.602 27886.069 5217.882 27885.643 C 5218.308 27887.349 5217.882 27888.843 5216.602 27890.123 C 5215.322 27890.976 5214.468 27891.616 5214.042 27892.043 L 5217.882 27893.323 L 5215.322 27901.003 L 5210.202 27905.483 C 5208.495 27904.629 5205.508 27906.549 5201.242 27911.243 C 5199.962 27912.523 5198.042 27914.656 5195.482 27917.643 C 5192.922 27920.629 5189.295 27922.976 5184.602 27924.683 C 5176.068 27928.096 5170.735 27931.296 5168.602 27934.283 C 5165.188 27935.563 5162.842 27935.136 5161.562 27933.003 L 5158.362 27939.403 C 5154.095 27940.683 5150.042 27941.109 5146.202 27940.683 L 5139.802 27944.523 C 5138.522 27943.669 5137.242 27943.029 5135.962 27942.603 L 5132.122 27942.603 C 5129.135 27942.603 5127.642 27941.323 5127.642 27938.763 L 5128.282 27936.843 ZM 5737.162 27858.763 L 5738.442 27849.803 L 5742.282 27848.523 L 5742.922 27842.123 L 5741.642 27840.843 L 5746.122 27836.363 C 5749.108 27832.949 5750.602 27830.176 5750.602 27828.043 C 5750.602 27825.909 5749.108 27824.843 5746.122 27824.843 L 5748.042 27823.563 C 5750.175 27822.283 5751.242 27820.576 5751.242 27818.443 C 5751.242 27814.176 5752.308 27810.549 5754.442 27807.563 C 5757.002 27804.576 5758.922 27803.723 5760.202 27805.003 L 5759.562 27799.883 L 5760.842 27793.483 L 5763.402 27793.483 L 5762.122 27787.723 L 5765.322 27785.803 L 5764.042 27784.523 L 5768.522 27783.243 L 5767.242 27777.483 L 5773.002 27773.643 L 5770.442 27768.523 C 5770.868 27767.243 5771.508 27766.176 5772.362 27765.323 C 5773.215 27764.043 5774.282 27763.829 5775.562 27764.683 L 5775.562 27755.723 C 5777.695 27754.443 5778.762 27753.376 5778.762 27752.523 C 5779.188 27751.243 5780.255 27750.603 5781.962 27750.603 L 5783.882 27749.963 C 5782.175 27744.843 5783.882 27739.723 5789.002 27734.603 C 5788.148 27733.323 5788.148 27732.683 5789.002 27732.683 C 5789.855 27732.256 5790.922 27731.829 5792.202 27731.403 L 5792.202 27725.003 C 5793.908 27726.709 5795.188 27726.709 5796.042 27725.003 C 5797.322 27722.869 5797.962 27719.029 5797.962 27713.483 L 5803.722 27712.203 L 5806.282 27707.083 L 5805.002 27699.403 L 5799.882 27699.403 C 5795.188 27699.403 5784.308 27702.176 5767.242 27707.723 C 5757.855 27710.709 5750.815 27712.203 5746.122 27712.203 L 5739.082 27710.923 L 5765.962 27671.243 L 5771.722 27668.043 C 5775.988 27658.229 5786.655 27650.976 5803.722 27646.283 C 5823.775 27642.869 5836.788 27640.523 5842.762 27639.243 C 5850.868 27630.709 5860.255 27618.763 5870.922 27603.403 C 5879.882 27590.603 5888.842 27577.589 5897.802 27564.363 C 5908.042 27551.563 5916.362 27542.176 5922.762 27536.203 C 5934.282 27525.109 5944.735 27518.496 5954.122 27516.363 C 5956.255 27513.376 5959.882 27510.603 5965.002 27508.043 C 5970.548 27505.483 5975.455 27503.563 5979.722 27502.283 L 5984.842 27510.603 C 5983.988 27514.443 5981.855 27519.776 5978.442 27526.603 L 5973.962 27534.283 L 5966.282 27538.763 C 5965.428 27545.589 5962.228 27553.056 5956.682 27561.163 C 5951.135 27569.269 5947.508 27575.669 5945.802 27580.363 L 5940.682 27582.283 L 5943.242 27588.683 C 5939.828 27588.683 5938.122 27589.109 5938.122 27589.963 L 5938.122 27595.723 L 5933.642 27600.203 L 5930.442 27600.203 L 5922.122 27620.043 L 5915.722 27620.043 C 5917.428 27623.456 5917.642 27626.656 5916.362 27629.643 L 5961.162 27628.363 C 5967.988 27628.363 5974.815 27628.576 5981.642 27629.003 C 5988.468 27629.003 5995.508 27630.069 6002.762 27632.203 C 5999.775 27639.456 5996.575 27645.429 5993.162 27650.123 L 5988.042 27650.763 L 5984.842 27657.803 L 5977.162 27660.363 L 5972.042 27668.043 C 5968.202 27673.163 5963.508 27677.429 5957.962 27680.843 C 5952.842 27684.256 5946.655 27687.243 5939.402 27689.803 L 5925.322 27687.883 L 5903.562 27689.803 C 5902.708 27688.523 5898.655 27688.949 5891.402 27691.083 C 5884.575 27692.789 5880.522 27693.429 5879.242 27693.003 C 5877.962 27692.576 5876.895 27693.216 5876.042 27694.923 C 5875.615 27696.203 5874.762 27696.629 5873.482 27696.203 C 5870.068 27703.456 5867.722 27708.789 5866.442 27712.203 C 5861.748 27722.869 5858.975 27730.123 5858.122 27733.963 L 5854.922 27740.363 C 5847.668 27751.029 5842.548 27759.563 5839.562 27765.963 C 5837.002 27772.363 5835.082 27779.189 5833.802 27786.443 C 5832.522 27786.016 5831.455 27786.656 5830.602 27788.363 C 5830.175 27789.643 5830.388 27790.923 5831.242 27792.203 L 5828.682 27799.243 L 5822.922 27801.163 C 5824.202 27802.869 5825.695 27804.363 5827.402 27805.643 C 5823.988 27812.043 5822.068 27815.669 5821.642 27816.523 C 5819.935 27820.789 5819.082 27824.843 5819.082 27828.683 L 5817.162 27830.603 L 5817.802 27835.083 C 5816.522 27838.923 5815.668 27841.909 5815.242 27844.043 C 5813.108 27851.723 5812.042 27856.203 5812.042 27857.483 C 5812.042 27864.309 5813.108 27869.643 5815.242 27873.483 C 5817.375 27877.323 5821.428 27879.243 5827.402 27879.243 C 5842.335 27879.243 5865.375 27867.083 5896.522 27842.763 C 5922.975 27821.856 5940.042 27805.856 5947.722 27794.763 L 5952.202 27794.763 L 5939.402 27811.403 C 5934.282 27818.656 5925.535 27828.683 5913.162 27841.483 C 5899.082 27855.989 5889.482 27866.016 5884.362 27871.563 C 5879.668 27877.109 5874.335 27882.869 5868.362 27888.843 C 5862.815 27894.816 5857.055 27899.936 5851.082 27904.203 L 5849.162 27905.483 C 5844.895 27910.603 5839.775 27915.509 5833.802 27920.203 C 5823.988 27928.309 5818.442 27933.003 5817.162 27934.283 L 5815.242 27931.723 C 5813.108 27931.723 5809.908 27933.643 5805.642 27937.483 C 5803.082 27940.043 5801.162 27941.536 5799.882 27941.963 L 5801.162 27943.883 C 5796.042 27944.736 5791.988 27947.296 5789.002 27951.563 L 5772.362 27954.123 C 5759.988 27954.123 5750.175 27947.936 5742.922 27935.563 C 5735.668 27923.189 5732.042 27910.389 5732.042 27897.163 L 5732.042 27880.523 C 5732.468 27874.976 5733.748 27869.216 5735.882 27863.243 L 5737.162 27858.763 ZM 5910.782 27936.843 L 5917.182 27913.803 L 5914.622 27911.883 L 5918.462 27911.243 L 5917.822 27908.683 C 5923.795 27902.283 5929.769 27891.616 5935.742 27876.683 C 5940.009 27866.443 5942.995 27859.403 5944.702 27855.563 L 5956.862 27829.963 L 5959.422 27829.963 L 5961.342 27821.003 L 5970.302 27806.923 L 5970.942 27804.363 C 5970.942 27800.949 5978.835 27785.803 5994.622 27758.923 C 6010.409 27731.616 6018.942 27714.976 6020.222 27709.003 C 6021.929 27709.429 6023.635 27708.363 6025.342 27705.803 C 6027.475 27703.243 6028.542 27701.109 6028.542 27699.403 C 6028.969 27697.269 6029.182 27695.776 6029.182 27694.923 C 6029.609 27693.643 6030.462 27693.429 6031.742 27694.283 L 6038.142 27675.723 L 6041.982 27673.803 L 6040.702 27671.883 C 6042.409 27667.616 6044.969 27662.709 6048.382 27657.163 C 6051.795 27651.189 6054.142 27646.923 6055.422 27644.363 L 6054.142 27643.083 C 6054.142 27642.229 6054.782 27641.376 6056.062 27640.523 C 6057.342 27639.243 6058.409 27638.389 6059.262 27637.963 L 6066.942 27618.123 C 6067.795 27618.976 6068.862 27618.549 6070.142 27616.843 C 6071.422 27615.136 6070.995 27613.643 6068.862 27612.363 L 6077.822 27602.763 L 6077.182 27599.563 L 6080.382 27593.803 C 6081.662 27594.229 6082.515 27593.803 6082.942 27592.523 L 6085.502 27587.403 L 6088.702 27582.283 C 6092.542 27578.016 6096.809 27571.616 6101.502 27563.083 C 6104.062 27558.816 6107.902 27551.776 6113.022 27541.963 C 6115.155 27539.829 6118.355 27534.496 6122.622 27525.963 C 6127.315 27517.429 6129.449 27512.096 6129.022 27509.963 C 6129.875 27508.256 6131.369 27506.549 6133.502 27504.843 C 6135.635 27502.709 6138.622 27500.576 6142.462 27498.443 L 6141.822 27495.883 C 6141.822 27493.323 6145.235 27490.336 6152.062 27486.923 C 6158.889 27483.083 6164.009 27480.949 6167.422 27480.523 L 6170.622 27479.243 L 6171.902 27477.963 C 6173.609 27479.243 6175.315 27480.309 6177.022 27481.163 L 6177.022 27478.603 C 6179.582 27477.323 6184.489 27475.403 6191.742 27472.843 C 6199.422 27470.283 6204.755 27469.003 6207.742 27469.003 C 6209.449 27470.283 6211.369 27471.563 6213.502 27472.843 L 6209.022 27488.843 L 6205.182 27489.483 L 6207.102 27494.603 C 6207.102 27497.589 6206.249 27499.723 6204.542 27501.003 C 6202.835 27502.283 6201.129 27503.349 6199.422 27504.203 L 6199.422 27508.043 L 6194.942 27513.163 L 6195.582 27518.283 L 6193.662 27524.683 L 6190.462 27524.043 C 6188.755 27524.043 6187.262 27525.109 6185.982 27527.243 C 6185.129 27528.949 6185.555 27531.083 6187.262 27533.643 L 6190.462 27533.643 C 6190.462 27534.496 6188.969 27535.349 6185.982 27536.203 C 6183.422 27536.629 6182.355 27537.483 6182.782 27538.763 L 6175.742 27540.683 C 6177.449 27541.536 6177.662 27542.603 6176.382 27543.883 C 6175.529 27544.736 6174.249 27545.803 6172.542 27547.083 C 6172.542 27548.789 6172.329 27550.496 6171.902 27552.203 C 6171.902 27553.483 6171.475 27553.909 6170.622 27553.483 L 6175.102 27564.363 L 6169.342 27566.923 L 6168.702 27570.123 L 6161.662 27568.203 L 6159.102 27570.763 L 6167.422 27577.163 L 6166.782 27579.083 L 6159.102 27577.803 L 6149.502 27581.003 L 6149.502 27586.123 L 6155.262 27586.763 L 6150.782 27590.603 L 6143.742 27589.963 L 6141.822 27591.243 L 6148.222 27597.003 L 6150.782 27594.443 L 6154.622 27598.283 L 6159.102 27598.923 L 6152.702 27608.523 L 6142.462 27609.803 L 6143.742 27611.723 L 6143.742 27618.123 L 6141.822 27619.403 L 6148.862 27620.043 L 6143.742 27623.243 L 6136.702 27621.323 L 6139.902 27627.723 L 6135.422 27627.723 L 6139.262 27634.763 L 6141.182 27634.123 C 6138.195 27638.389 6133.929 27640.523 6128.382 27640.523 L 6128.382 27643.083 L 6137.982 27643.083 L 6136.702 27645.003 L 6129.662 27646.923 C 6130.515 27648.203 6130.942 27650.763 6130.942 27654.603 L 6125.182 27656.523 L 6124.542 27661.643 C 6121.982 27662.496 6120.062 27663.349 6118.782 27664.203 L 6114.942 27664.203 L 6117.502 27670.603 L 6112.382 27680.203 C 6114.515 27681.056 6115.795 27681.056 6116.222 27680.203 L 6118.142 27678.283 L 6118.782 27680.843 C 6116.649 27682.976 6115.795 27684.256 6116.222 27684.683 L 6110.462 27683.403 C 6111.315 27686.389 6110.462 27688.096 6107.902 27688.523 L 6103.422 27688.523 L 6102.142 27692.363 L 6108.542 27695.563 L 6104.062 27695.563 C 6098.515 27695.563 6095.742 27697.696 6095.742 27701.963 C 6095.742 27707.509 6097.662 27710.283 6101.502 27710.283 L 6152.702 27670.603 C 6177.022 27653.536 6195.795 27645.003 6209.022 27645.003 C 6212.009 27645.003 6214.782 27645.856 6217.342 27647.563 C 6222.889 27651.403 6226.302 27653.323 6227.582 27653.323 C 6229.289 27653.323 6230.142 27654.176 6230.142 27655.883 C 6230.142 27657.589 6229.929 27659.296 6229.502 27661.003 L 6233.342 27661.003 C 6234.195 27662.709 6234.835 27665.696 6235.262 27669.963 C 6235.689 27674.229 6236.115 27677.003 6236.542 27678.283 L 6237.182 27680.203 L 6235.262 27686.603 L 6238.462 27690.443 C 6237.182 27693.429 6236.115 27696.203 6235.262 27698.763 C 6234.409 27700.896 6233.342 27702.816 6232.062 27704.523 L 6235.262 27706.443 C 6234.409 27709.003 6233.555 27711.349 6232.702 27713.483 L 6225.662 27719.243 L 6227.582 27723.723 C 6227.582 27727.136 6226.515 27729.056 6224.382 27729.483 C 6222.249 27729.909 6221.182 27732.896 6221.182 27738.443 L 6217.982 27738.443 L 6219.262 27743.563 L 6210.942 27746.763 C 6213.075 27748.469 6214.142 27749.963 6214.142 27751.243 C 6214.142 27752.523 6213.075 27753.803 6210.942 27755.083 C 6208.809 27756.363 6207.315 27756.576 6206.462 27755.723 L 6208.382 27762.763 C 6206.675 27761.909 6205.182 27762.549 6203.902 27764.683 C 6203.049 27766.389 6203.262 27767.883 6204.542 27769.163 C 6199.849 27776.416 6197.502 27782.603 6197.502 27787.723 L 6193.662 27787.723 C 6191.955 27787.723 6191.315 27788.576 6191.742 27790.283 C 6192.169 27791.989 6192.809 27793.056 6193.662 27793.483 L 6187.262 27801.803 L 6184.062 27803.083 L 6187.902 27808.203 C 6184.489 27808.203 6182.995 27809.483 6183.422 27812.043 C 6184.275 27814.176 6184.062 27815.669 6182.782 27816.523 C 6181.502 27817.376 6180.222 27818.016 6178.942 27818.443 L 6181.502 27826.763 L 6175.742 27829.323 L 6173.822 27836.363 L 6175.742 27837.643 L 6171.902 27840.203 C 6170.622 27841.056 6169.769 27841.483 6169.342 27841.483 L 6165.502 27847.243 L 6167.422 27851.723 C 6167.422 27853.003 6166.782 27854.069 6165.502 27854.923 C 6164.222 27855.776 6162.942 27856.416 6161.662 27856.843 L 6162.302 27858.763 C 6164.009 27859.616 6165.075 27860.256 6165.502 27860.683 L 6166.782 27861.963 C 6165.502 27864.096 6164.435 27866.229 6163.582 27868.363 C 6162.729 27870.496 6161.235 27871.136 6159.102 27870.283 L 6157.182 27876.683 L 6164.862 27881.803 C 6169.129 27881.376 6176.382 27876.896 6186.622 27868.363 C 6200.275 27856.416 6214.142 27844.469 6228.222 27832.523 L 6232.702 27831.243 L 6233.982 27828.043 C 6235.689 27826.763 6238.035 27825.269 6241.022 27823.563 C 6244.009 27821.429 6246.355 27820.576 6248.062 27821.003 L 6237.822 27837.643 C 6225.875 27850.869 6203.049 27871.349 6169.342 27899.083 C 6131.369 27930.229 6108.115 27945.803 6099.582 27945.803 C 6088.915 27945.803 6081.875 27941.323 6078.462 27932.363 C 6075.475 27922.976 6073.982 27911.883 6073.982 27899.083 L 6075.262 27897.803 L 6075.262 27890.123 C 6076.542 27890.549 6077.182 27889.909 6077.182 27888.203 C 6077.609 27886.069 6077.822 27883.723 6077.822 27881.163 C 6079.955 27878.603 6081.449 27875.829 6082.302 27872.843 C 6083.155 27869.856 6083.795 27866.656 6084.222 27863.243 L 6086.142 27857.483 L 6088.062 27856.843 C 6092.329 27847.029 6101.502 27828.683 6115.582 27801.803 C 6140.329 27755.296 6152.702 27723.296 6152.702 27705.803 L 6148.222 27694.923 C 6141.395 27696.203 6133.075 27700.896 6123.262 27709.003 L 6081.022 27743.563 L 6079.102 27753.163 L 6074.622 27752.523 L 6071.422 27755.723 L 6077.822 27760.203 L 6070.782 27760.843 L 6070.782 27764.043 L 6065.662 27765.323 C 6065.662 27768.309 6066.942 27769.803 6069.502 27769.803 L 6074.622 27772.363 L 6070.782 27773.643 L 6063.102 27773.643 C 6060.969 27773.643 6060.329 27775.136 6061.182 27778.123 L 6054.142 27778.123 L 6058.622 27784.523 C 6057.769 27785.376 6057.769 27787.936 6058.622 27792.203 L 6059.262 27785.803 L 6061.822 27785.803 C 6064.382 27786.656 6066.089 27787.083 6066.942 27787.083 L 6057.982 27793.483 L 6050.302 27792.203 C 6046.462 27794.763 6045.182 27797.323 6046.462 27799.883 L 6056.062 27803.723 L 6057.982 27803.083 L 6056.702 27805.643 C 6053.715 27808.629 6050.942 27809.269 6048.382 27807.563 L 6045.822 27813.323 L 6049.022 27813.963 C 6043.902 27813.536 6038.569 27814.816 6033.022 27817.803 L 6033.022 27821.003 L 6036.222 27826.123 L 6041.982 27825.483 L 6043.902 27826.763 C 6043.902 27830.603 6042.835 27832.523 6040.702 27832.523 C 6037.289 27831.243 6034.729 27830.603 6033.022 27830.603 L 6029.822 27838.283 L 6033.022 27839.563 L 6018.302 27853.643 L 6024.062 27858.123 L 6026.622 27858.123 L 6026.622 27861.323 L 6023.422 27861.323 L 6013.822 27864.523 L 6009.982 27866.443 C 6009.129 27868.576 6009.129 27869.856 6009.982 27870.283 C 6010.835 27870.709 6011.689 27870.923 6012.542 27870.923 L 5999.742 27879.883 L 5997.182 27886.923 C 5998.035 27886.496 5999.102 27886.069 6000.382 27885.643 C 6000.809 27887.349 6000.382 27888.843 5999.102 27890.123 C 5997.822 27890.976 5996.969 27891.616 5996.542 27892.043 L 6000.382 27893.323 L 5997.822 27901.003 L 5992.702 27905.483 C 5990.995 27904.629 5988.009 27906.549 5983.742 27911.243 C 5982.462 27912.523 5980.542 27914.656 5977.982 27917.643 C 5975.422 27920.629 5971.795 27922.976 5967.102 27924.683 C 5958.569 27928.096 5953.235 27931.296 5951.102 27934.283 C 5947.689 27935.563 5945.342 27935.136 5944.062 27933.003 L 5940.862 27939.403 C 5936.595 27940.683 5932.542 27941.109 5928.702 27940.683 L 5922.302 27944.523 C 5921.022 27943.669 5919.742 27943.029 5918.462 27942.603 L 5914.622 27942.603 C 5911.635 27942.603 5910.142 27941.323 5910.142 27938.763 L 5910.782 27936.843 ZM 6251.262 27866.443 L 6251.262 27863.883 L 6254.462 27853.643 C 6253.608 27853.643 6252.755 27853.429 6251.902 27853.003 C 6251.475 27850.869 6252.328 27849.589 6254.462 27849.163 L 6254.462 27844.683 L 6257.022 27844.683 L 6255.102 27835.083 C 6255.102 27831.669 6257.448 27824.416 6262.142 27813.323 C 6265.555 27805.216 6269.182 27797.109 6273.022 27789.003 L 6275.582 27789.003 C 6280.275 27774.496 6293.928 27755.509 6316.542 27732.043 C 6339.582 27708.149 6358.568 27692.789 6373.502 27685.963 C 6393.128 27671.883 6410.622 27660.576 6425.982 27652.043 C 6449.875 27638.389 6468.648 27631.563 6482.302 27631.563 C 6493.395 27631.563 6501.928 27635.189 6507.902 27642.443 C 6513.875 27649.696 6516.862 27658.869 6516.862 27669.963 L 6516.222 27677.003 C 6515.368 27678.709 6514.515 27680.203 6513.662 27681.483 C 6513.662 27682.336 6513.448 27684.256 6513.022 27687.243 C 6512.168 27688.523 6511.528 27689.589 6511.102 27690.443 L 6505.982 27701.963 C 6504.275 27702.816 6503.208 27703.243 6502.782 27703.243 C 6502.782 27704.096 6502.995 27704.736 6503.422 27705.163 L 6495.742 27716.043 L 6492.542 27717.323 L 6491.262 27722.443 C 6490.408 27722.016 6488.275 27723.296 6484.862 27726.283 L 6479.102 27732.043 L 6473.342 27731.403 L 6466.942 27735.243 C 6468.222 27735.669 6469.715 27736.096 6471.422 27736.523 L 6461.182 27744.203 L 6457.982 27742.283 L 6456.062 27742.923 L 6456.702 27747.403 L 6444.542 27750.603 C 6438.568 27757.003 6428.542 27762.976 6414.462 27768.523 C 6409.768 27770.229 6402.942 27772.576 6393.982 27775.563 C 6392.702 27776.416 6391.422 27777.056 6390.142 27777.483 C 6388.435 27777.483 6385.235 27778.549 6380.542 27780.683 C 6376.275 27782.816 6373.928 27783.883 6373.502 27783.883 C 6368.382 27786.443 6361.768 27789.429 6353.662 27792.843 C 6345.555 27796.256 6340.435 27797.536 6338.302 27796.683 L 6332.542 27810.123 C 6333.395 27809.696 6334.248 27810.549 6335.102 27812.683 L 6332.542 27811.403 L 6329.342 27811.403 L 6329.342 27815.243 L 6333.822 27817.163 C 6332.968 27817.163 6331.902 27820.576 6330.622 27827.403 C 6329.342 27834.229 6328.702 27841.056 6328.702 27847.883 C 6328.702 27858.976 6331.262 27868.149 6336.382 27875.403 C 6341.502 27882.229 6349.182 27885.643 6359.422 27885.643 C 6370.515 27885.643 6384.808 27880.096 6402.302 27869.003 C 6415.955 27860.469 6429.608 27851.723 6443.262 27842.763 C 6451.368 27835.509 6459.475 27828.043 6467.582 27820.363 C 6470.995 27817.803 6476.328 27814.389 6483.582 27810.123 L 6485.502 27815.883 C 6483.368 27820.149 6478.462 27825.269 6470.782 27831.243 C 6463.528 27837.216 6458.835 27841.483 6456.702 27844.043 L 6454.142 27844.043 L 6446.462 27850.443 L 6443.262 27853.643 L 6438.782 27860.043 L 6436.222 27860.043 L 6423.422 27872.843 C 6417.448 27878.816 6412.755 27883.083 6409.342 27885.643 L 6367.742 27917.643 C 6365.608 27918.069 6364.115 27918.496 6363.262 27918.923 C 6362.408 27919.349 6362.835 27920.203 6364.542 27921.483 L 6344.702 27933.003 L 6344.702 27929.803 L 6338.302 27933.003 L 6338.942 27935.563 C 6337.662 27935.989 6334.675 27936.203 6329.982 27936.203 L 6327.422 27938.123 L 6321.662 27938.123 L 6318.462 27941.963 C 6317.182 27941.109 6314.408 27940.683 6310.142 27940.683 L 6294.142 27940.683 L 6295.422 27938.123 C 6293.288 27938.549 6290.515 27938.336 6287.102 27937.483 C 6284.115 27936.629 6280.915 27935.563 6277.502 27934.283 L 6277.502 27931.723 L 6281.982 27930.443 L 6280.062 27929.163 L 6272.382 27929.163 C 6269.395 27927.883 6267.048 27925.536 6265.342 27922.123 L 6269.822 27920.843 L 6267.902 27917.643 L 6261.502 27918.283 C 6258.942 27912.309 6258.302 27907.189 6259.582 27902.923 L 6256.382 27903.563 L 6256.382 27901.003 C 6258.942 27901.003 6260.008 27900.149 6259.582 27898.443 L 6253.822 27898.443 C 6256.382 27896.736 6257.662 27894.176 6257.662 27890.763 L 6252.542 27881.803 L 6255.102 27879.243 L 6251.262 27873.483 L 6251.262 27866.443 ZM 6424.062 27745.483 C 6431.315 27739.509 6437.075 27732.469 6441.342 27724.363 C 6446.035 27715.829 6448.382 27707.296 6448.382 27698.763 C 6448.382 27693.643 6446.675 27688.949 6443.262 27684.683 C 6439.848 27680.416 6435.368 27678.283 6429.822 27678.283 C 6426.835 27678.283 6424.702 27679.563 6423.422 27682.123 L 6417.662 27682.123 L 6420.222 27685.323 L 6422.142 27684.043 L 6403.582 27697.483 C 6402.302 27701.323 6399.315 27704.523 6394.622 27707.083 L 6386.302 27712.843 L 6386.302 27715.403 L 6391.422 27715.403 L 6385.022 27716.683 L 6382.462 27718.603 L 6378.622 27721.803 L 6376.702 27725.003 L 6374.142 27725.003 L 6372.862 27726.923 C 6372.862 27727.776 6374.568 27728.843 6377.982 27730.123 L 6374.142 27733.323 C 6372.862 27733.323 6369.448 27735.456 6363.902 27739.723 L 6362.622 27747.403 L 6361.342 27750.603 L 6358.782 27750.603 L 6351.742 27760.203 L 6353.662 27757.643 L 6356.862 27757.643 L 6353.662 27760.843 L 6351.102 27761.483 L 6351.102 27764.043 C 6344.702 27764.896 6340.862 27765.963 6339.582 27767.243 L 6341.502 27769.163 L 6343.422 27767.883 L 6349.182 27767.883 L 6347.262 27771.083 L 6344.702 27771.083 L 6344.702 27776.203 L 6346.622 27777.483 C 6343.635 27777.483 6341.502 27778.763 6340.222 27781.323 C 6351.315 27781.323 6366.248 27777.483 6385.022 27769.803 C 6403.795 27761.696 6416.808 27753.589 6424.062 27745.483 ZM 6490.042 27883.083 L 6494.522 27883.723 L 6493.242 27878.603 C 6493.242 27877.749 6493.882 27875.616 6495.162 27872.203 C 6496.442 27868.363 6496.655 27865.589 6495.802 27863.883 L 6499.002 27860.043 L 6495.162 27860.683 L 6496.442 27859.403 C 6499.002 27853.429 6501.775 27848.949 6504.762 27845.963 L 6504.122 27843.403 L 6507.322 27840.203 L 6538.682 27776.203 L 6567.482 27728.843 L 6573.882 27719.243 L 6576.442 27720.523 L 6580.282 27716.043 C 6579.855 27715.616 6578.575 27715.403 6576.442 27715.403 L 6579.642 27707.723 L 6583.482 27707.723 L 6583.482 27705.163 L 6587.962 27703.883 L 6583.482 27703.243 C 6586.468 27700.256 6590.308 27695.349 6595.002 27688.523 C 6598.415 27683.403 6602.042 27678.069 6605.882 27672.523 L 6609.722 27672.523 C 6616.122 27663.563 6624.015 27656.736 6633.402 27652.043 C 6650.468 27643.509 6659.642 27638.816 6660.922 27637.963 L 6664.122 27639.243 C 6670.095 27634.123 6676.708 27631.563 6683.962 27631.563 L 6692.282 27634.123 C 6691.428 27638.816 6688.868 27644.576 6684.602 27651.403 C 6680.762 27658.229 6678.628 27662.923 6678.202 27665.483 C 6674.788 27667.189 6672.228 27671.029 6670.522 27677.003 L 6665.402 27682.123 L 6663.482 27689.803 C 6658.788 27693.216 6656.442 27697.909 6656.442 27703.883 L 6653.242 27704.523 L 6653.242 27708.363 C 6651.962 27707.936 6649.828 27708.789 6646.842 27710.923 C 6645.988 27710.496 6644.708 27710.283 6643.002 27710.283 L 6640.442 27710.283 L 6639.162 27714.123 L 6649.402 27714.123 L 6649.402 27716.683 L 6641.082 27719.883 L 6643.002 27721.163 L 6644.922 27723.083 L 6643.002 27725.003 L 6638.522 27723.083 L 6637.242 27725.003 L 6641.082 27725.643 L 6639.162 27731.403 C 6638.735 27729.696 6638.308 27728.416 6637.882 27727.563 C 6637.455 27726.709 6636.815 27726.923 6635.962 27728.203 L 6636.602 27733.963 C 6633.615 27733.536 6631.908 27734.176 6631.482 27735.883 C 6632.335 27736.736 6633.188 27737.376 6634.042 27737.803 L 6630.202 27750.603 L 6625.722 27751.243 L 6618.042 27753.163 L 6616.762 27757.003 L 6618.042 27758.283 L 6625.722 27757.643 L 6622.522 27760.203 L 6623.162 27764.683 L 6617.402 27770.443 L 6609.722 27769.163 L 6603.962 27775.563 C 6604.388 27776.416 6605.028 27777.056 6605.882 27777.483 L 6608.442 27774.923 L 6612.282 27775.563 L 6610.362 27778.123 L 6614.842 27781.323 C 6614.842 27782.603 6613.988 27783.669 6612.282 27784.523 C 6611.002 27785.376 6610.148 27785.803 6609.722 27785.803 L 6604.602 27781.963 L 6604.602 27784.523 L 6606.522 27785.803 L 6599.482 27785.803 L 6595.002 27787.083 L 6594.362 27792.203 L 6590.522 27792.843 L 6591.162 27796.043 L 6598.202 27796.043 C 6598.202 27797.323 6599.055 27798.176 6600.762 27798.603 C 6602.468 27799.029 6603.322 27799.883 6603.322 27801.163 L 6600.122 27801.163 L 6591.802 27801.163 L 6593.722 27804.363 L 6598.842 27803.083 C 6598.842 27803.936 6597.988 27805.003 6596.282 27806.283 C 6595.428 27807.989 6595.428 27809.269 6596.282 27810.123 C 6597.562 27810.549 6598.202 27811.189 6598.202 27812.043 L 6591.802 27816.523 L 6593.722 27818.443 L 6589.242 27819.723 L 6585.402 27821.003 L 6579.002 27824.203 C 6577.295 27825.056 6576.442 27826.336 6576.442 27828.043 L 6577.722 27829.963 L 6580.922 27826.763 C 6583.908 27826.763 6586.895 27825.696 6589.882 27823.563 L 6590.522 27826.123 L 6588.602 27826.763 L 6586.042 27833.163 L 6581.562 27832.523 L 6579.642 27835.083 L 6583.482 27837.003 L 6580.282 27843.403 L 6576.442 27842.763 L 6574.522 27844.043 C 6574.522 27851.296 6574.735 27855.776 6575.162 27857.483 L 6572.602 27858.123 L 6574.522 27863.243 L 6570.682 27865.163 L 6570.682 27870.923 L 6571.962 27872.203 C 6571.108 27872.629 6570.468 27872.843 6570.042 27872.843 L 6572.602 27884.363 L 6573.882 27885.643 L 6581.562 27886.283 C 6589.242 27886.283 6600.762 27881.163 6616.122 27870.923 L 6676.282 27828.683 L 6679.482 27829.963 C 6677.775 27834.229 6665.402 27844.896 6642.362 27861.963 C 6632.548 27869.216 6627.642 27874.336 6627.642 27877.323 L 6573.882 27914.443 C 6557.668 27925.109 6546.362 27931.083 6539.962 27932.363 C 6541.242 27933.216 6541.028 27934.283 6539.322 27935.563 C 6538.042 27936.416 6537.188 27935.989 6536.762 27934.283 C 6533.348 27937.696 6529.722 27939.616 6525.882 27940.043 C 6527.588 27941.323 6528.442 27941.109 6528.442 27939.403 C 6528.868 27938.123 6529.082 27937.269 6529.082 27936.843 L 6526.522 27936.203 L 6523.962 27938.123 L 6525.242 27934.283 L 6522.682 27934.283 L 6520.762 27938.123 L 6515.642 27938.123 L 6515.642 27935.563 C 6508.388 27933.003 6503.268 27930.656 6500.282 27928.523 C 6492.175 27922.976 6488.122 27914.869 6488.122 27904.203 L 6488.122 27898.443 L 6491.322 27899.083 L 6492.602 27897.163 L 6486.842 27897.163 C 6487.695 27890.336 6488.762 27885.643 6490.042 27883.083 ZM 6598.842 27788.363 C 6603.108 27789.216 6606.522 27791.563 6609.082 27795.403 L 6603.962 27796.043 L 6599.482 27795.403 L 6596.282 27794.763 L 6595.642 27792.843 L 6598.842 27788.363 ZM 6669.882 27573.323 L 6666.682 27565.643 C 6666.682 27560.523 6669.455 27554.123 6675.002 27546.443 C 6679.268 27540.896 6683.535 27535.136 6687.802 27529.163 L 6687.162 27527.243 L 6691.002 27528.523 L 6692.282 27527.243 L 6691.002 27524.043 L 6692.282 27520.203 L 6694.202 27517.643 L 6696.762 27517.003 L 6696.762 27513.803 C 6696.762 27509.963 6699.322 27508.043 6704.442 27508.043 L 6710.202 27510.603 L 6712.122 27509.323 L 6712.122 27503.563 L 6715.322 27502.283 L 6719.162 27502.923 L 6723.642 27500.363 L 6724.282 27497.803 L 6728.762 27499.083 L 6730.682 27496.523 L 6733.882 27496.523 L 6735.162 27495.243 L 6737.082 27497.163 L 6740.282 27492.683 L 6746.682 27497.163 L 6747.962 27492.683 L 6749.882 27493.963 L 6752.442 27490.763 L 6762.042 27491.403 L 6763.962 27492.683 L 6767.802 27497.163 L 6760.122 27520.203 L 6758.842 27524.043 C 6756.708 27526.176 6755.215 27528.736 6754.362 27531.723 C 6750.522 27531.723 6747.962 27532.149 6746.682 27533.003 L 6746.682 27536.203 L 6749.882 27536.203 L 6749.882 27541.963 C 6745.188 27544.096 6742.628 27547.723 6742.202 27552.843 L 6737.722 27560.523 L 6731.962 27561.803 L 6731.962 27565.003 L 6727.482 27564.363 L 6724.282 27564.363 L 6723.642 27566.283 L 6718.522 27566.283 C 6714.682 27565.856 6710.628 27568.203 6706.362 27573.323 L 6701.242 27572.043 L 6697.402 27572.683 L 6696.762 27577.163 L 6685.882 27577.163 L 6683.962 27575.243 L 6678.842 27579.083 C 6672.015 27579.083 6668.388 27580.789 6667.962 27584.203 L 6666.042 27582.923 C 6664.762 27581.643 6664.122 27578.443 6664.122 27573.323 L 6669.882 27573.323 ZM 6629.692 27941.323 C 6637.798 27923.829 6652.732 27898.016 6674.492 27863.883 C 6695.825 27829.749 6710.545 27804.363 6718.652 27787.723 C 6736.145 27760.416 6748.518 27740.363 6755.772 27727.563 C 6771.132 27700.256 6779.878 27679.989 6782.012 27666.763 C 6800.358 27655.669 6814.438 27647.349 6824.252 27641.803 C 6834.492 27636.256 6842.598 27633.483 6848.572 27633.483 L 6854.972 27638.603 L 6857.532 27648.203 C 6857.532 27650.336 6856.678 27652.683 6854.972 27655.243 L 6852.412 27660.363 C 6853.265 27661.216 6853.692 27664.629 6853.692 27670.603 C 6851.985 27673.589 6850.492 27676.363 6849.212 27678.923 C 6847.932 27681.056 6846.225 27683.403 6844.092 27685.963 L 6844.092 27689.163 C 6845.798 27689.589 6847.078 27690.016 6847.932 27690.443 C 6849.212 27690.443 6850.705 27690.229 6852.412 27689.803 L 6850.492 27693.003 C 6850.065 27693.429 6847.718 27694.283 6843.452 27695.563 L 6838.972 27701.963 L 6844.732 27701.963 L 6843.452 27705.163 L 6835.132 27710.923 C 6834.278 27711.776 6834.278 27712.629 6835.132 27713.483 C 6835.985 27713.909 6836.838 27714.123 6837.692 27714.123 C 6838.545 27713.696 6839.398 27713.483 6840.252 27713.483 C 6840.252 27713.909 6840.465 27714.336 6840.892 27714.763 C 6867.345 27689.163 6889.958 27669.109 6908.732 27654.603 C 6927.932 27639.669 6940.732 27632.203 6947.132 27632.203 L 6956.092 27633.483 C 6955.665 27636.043 6956.518 27637.749 6958.652 27638.603 C 6958.652 27641.163 6957.585 27643.936 6955.452 27646.923 L 6951.612 27647.563 L 6949.052 27661.643 L 6946.492 27661.003 C 6945.638 27662.709 6944.998 27664.203 6944.572 27665.483 L 6938.812 27668.683 L 6936.252 27678.923 L 6941.372 27682.763 C 6940.518 27682.336 6939.878 27682.976 6939.452 27684.683 C 6939.025 27686.389 6939.238 27687.669 6940.092 27688.523 L 6933.052 27693.643 L 6928.572 27697.483 L 6931.132 27697.483 C 6927.718 27708.576 6924.518 27719.456 6921.532 27730.123 C 6921.105 27733.536 6920.038 27735.243 6918.332 27735.243 L 6919.612 27741.003 L 6922.812 27741.003 L 6922.812 27750.603 L 6929.212 27751.883 L 6940.092 27750.603 L 6949.052 27748.043 C 6961.425 27742.923 6976.572 27733.323 6994.492 27719.243 C 7016.678 27701.749 7030.972 27691.083 7037.372 27687.243 L 7037.372 27690.443 C 7033.958 27693.429 7019.452 27706.229 6993.852 27728.843 C 6975.078 27745.483 6961.852 27759.349 6954.172 27770.443 L 6949.692 27769.803 L 6943.292 27780.043 C 6938.172 27782.603 6931.132 27787.296 6922.172 27794.123 L 6909.372 27803.723 L 6910.652 27806.283 C 6905.105 27806.283 6898.278 27807.776 6890.172 27810.763 C 6882.065 27813.323 6874.385 27815.883 6867.132 27818.443 L 6867.132 27815.243 L 6858.812 27814.603 C 6851.985 27811.189 6847.292 27806.283 6844.732 27799.883 C 6842.598 27793.483 6841.532 27785.803 6841.532 27776.843 C 6841.532 27765.323 6844.092 27753.803 6849.212 27742.283 C 6854.758 27730.336 6860.305 27718.816 6865.852 27707.723 L 6811.452 27764.043 C 6811.452 27765.323 6810.598 27767.029 6808.892 27769.163 C 6807.612 27770.869 6806.118 27772.789 6804.412 27774.923 C 6802.705 27776.629 6798.865 27783.029 6792.892 27794.123 C 6787.345 27805.216 6782.225 27813.109 6777.532 27817.803 L 6779.452 27824.843 L 6776.892 27824.203 C 6775.612 27824.203 6774.332 27825.056 6773.052 27826.763 C 6771.772 27828.469 6771.558 27829.749 6772.412 27830.603 C 6772.838 27831.029 6773.692 27831.029 6774.972 27830.603 C 6776.252 27830.176 6776.892 27830.816 6776.892 27832.523 L 6773.052 27833.163 L 6770.492 27839.563 L 6764.732 27843.403 C 6764.732 27844.256 6764.945 27846.176 6765.372 27849.163 L 6758.332 27854.283 L 6757.692 27859.403 C 6759.398 27858.549 6761.105 27859.403 6762.812 27861.963 C 6758.972 27864.523 6754.492 27865.803 6749.372 27865.803 L 6749.372 27869.643 L 6757.692 27868.363 L 6751.932 27876.043 C 6746.385 27877.749 6741.692 27878.389 6737.852 27877.963 L 6735.932 27884.363 L 6744.252 27884.363 L 6750.012 27881.163 L 6750.012 27881.803 C 6748.732 27883.936 6748.518 27885.643 6749.372 27886.923 C 6742.972 27889.483 6738.065 27890.763 6734.652 27890.763 C 6733.798 27892.043 6733.372 27892.896 6733.372 27893.323 C 6732.092 27895.456 6731.025 27896.309 6730.172 27895.883 L 6728.252 27903.563 L 6730.172 27904.203 L 6736.572 27897.163 L 6742.332 27899.083 L 6744.252 27898.443 C 6744.252 27901.003 6742.545 27901.856 6739.132 27901.003 L 6735.292 27902.923 L 6741.692 27904.203 L 6738.492 27911.883 L 6734.012 27911.243 L 6734.652 27916.363 L 6730.172 27925.323 L 6718.652 27922.763 L 6714.812 27927.243 C 6717.372 27928.523 6720.145 27929.163 6723.132 27929.163 C 6724.412 27929.163 6726.332 27928.736 6728.892 27927.883 L 6717.372 27934.283 C 6716.092 27932.576 6715.025 27930.869 6714.172 27929.163 L 6709.692 27940.683 C 6702.865 27944.096 6698.598 27948.149 6696.892 27952.843 L 6692.412 27951.563 L 6694.972 27950.283 L 6694.332 27947.723 L 6685.372 27949.643 C 6685.798 27950.923 6684.945 27952.203 6682.812 27953.483 C 6680.678 27954.763 6679.185 27954.549 6678.332 27952.843 L 6674.492 27956.043 C 6673.212 27954.336 6671.292 27954.549 6668.732 27956.683 C 6666.172 27957.536 6662.758 27959.029 6658.492 27961.163 C 6653.798 27963.296 6650.812 27964.576 6649.532 27965.003 L 6645.692 27964.363 L 6642.492 27968.843 L 6638.012 27967.563 L 6632.252 27969.483 L 6631.612 27965.003 L 6625.212 27959.243 L 6629.692 27941.323 ZM 3077.217 29241.136 C 3077.217 29230.469 3079.137 29217.882 3082.977 29203.376 C 3084.683 29197.402 3088.523 29185.242 3094.497 29166.896 L 3099.617 29166.896 C 3100.470 29166.042 3100.043 29164.976 3098.337 29163.696 C 3097.483 29163.696 3096.843 29163.482 3096.417 29163.056 C 3110.070 29119.962 3132.683 29070.682 3164.257 29015.216 C 3189.003 28971.696 3217.803 28926.256 3250.657 28878.896 C 3263.030 28871.642 3273.483 28865.882 3282.017 28861.616 C 3293.537 28856.069 3303.990 28852.229 3313.377 28850.096 L 3321.057 28848.176 C 3327.030 28849.882 3331.297 28850.949 3333.857 28851.376 C 3333.003 28858.629 3327.243 28870.576 3316.577 28887.216 L 3292.257 28924.336 L 3288.417 28924.976 L 3289.697 28928.176 C 3289.697 28930.736 3287.990 28932.016 3284.577 28932.016 C 3282.870 28938.416 3280.097 28945.029 3276.257 28951.856 C 3270.283 28962.522 3266.870 28969.136 3266.017 28971.696 L 3262.177 28967.216 L 3262.177 28969.776 L 3264.097 28974.896 L 3260.257 28982.576 L 3253.217 28989.616 L 3255.777 28989.616 L 3254.497 28992.816 L 3257.057 28993.456 C 3253.217 28994.309 3251.083 28994.309 3250.657 28993.456 L 3248.097 28999.216 L 3251.937 29001.776 C 3251.937 29002.629 3251.083 29003.482 3249.377 29004.336 L 3244.257 29006.896 L 3248.737 29010.096 C 3247.030 29008.389 3245.537 29008.389 3244.257 29010.096 C 3244.257 29011.376 3244.470 29012.656 3244.897 29013.936 L 3237.857 29020.336 L 3241.697 29019.696 L 3237.857 29026.736 L 3238.497 29031.216 L 3229.537 29030.576 L 3230.817 29036.336 L 3228.897 29038.256 L 3232.097 29036.976 L 3232.737 29035.056 C 3234.017 29035.482 3234.870 29035.909 3235.297 29036.336 C 3235.723 29036.762 3236.150 29037.402 3236.577 29038.256 C 3248.950 29028.869 3260.470 29021.616 3271.137 29016.496 C 3284.363 29010.096 3294.603 29006.469 3301.857 29005.616 C 3309.110 29004.762 3314.017 29004.336 3316.577 29004.336 C 3319.137 29004.336 3322.123 29004.762 3325.537 29005.616 C 3329.377 29006.469 3332.790 29007.322 3335.777 29008.176 C 3334.923 29010.736 3334.923 29012.442 3335.777 29013.296 C 3337.057 29013.722 3337.910 29013.296 3338.337 29012.016 L 3348.577 29019.696 L 3352.417 29022.896 L 3357.537 29036.976 C 3359.670 29042.096 3360.737 29047.002 3360.737 29051.696 C 3360.737 29055.109 3360.523 29057.456 3360.097 29058.736 L 3357.537 29058.736 L 3362.017 29062.576 L 3358.177 29065.776 L 3356.897 29068.336 L 3362.017 29068.336 C 3361.163 29073.882 3358.603 29078.576 3354.337 29082.416 L 3358.817 29088.816 C 3358.817 29094.789 3358.177 29098.416 3356.897 29099.696 L 3350.497 29099.056 L 3356.257 29108.016 L 3349.857 29110.576 C 3349.003 29112.282 3348.577 29115.909 3348.577 29121.456 C 3348.577 29125.296 3347.510 29129.136 3345.377 29132.976 C 3338.550 29141.082 3333.643 29146.842 3330.657 29150.256 C 3331.510 29150.256 3332.363 29151.962 3333.217 29155.376 L 3327.457 29162.416 C 3325.323 29164.122 3323.403 29165.616 3321.697 29166.896 L 3320.417 29174.576 L 3322.337 29176.496 C 3321.057 29179.056 3319.563 29181.616 3317.857 29184.176 C 3316.150 29186.736 3314.017 29187.802 3311.457 29187.376 L 3305.057 29195.056 C 3303.350 29197.616 3301.003 29199.749 3298.017 29201.456 L 3298.017 29204.656 L 3295.457 29205.296 L 3291.617 29212.976 C 3289.483 29213.829 3285.430 29216.602 3279.457 29221.296 C 3273.483 29225.989 3268.363 29228.549 3264.097 29228.976 C 3265.377 29231.962 3266.017 29234.309 3266.017 29236.016 L 3262.177 29235.376 C 3260.897 29235.376 3260.043 29236.016 3259.617 29237.296 C 3259.190 29238.576 3259.403 29239.642 3260.257 29240.496 L 3253.857 29240.496 L 3244.897 29246.256 L 3241.057 29247.536 C 3241.910 29249.242 3242.550 29250.096 3242.977 29250.096 L 3234.017 29253.936 C 3231.457 29255.216 3228.683 29256.922 3225.697 29259.056 L 3227.617 29260.976 C 3205.857 29275.056 3188.150 29286.149 3174.497 29294.256 C 3148.043 29310.042 3129.270 29317.936 3118.177 29317.936 C 3115.617 29317.936 3111.777 29317.082 3106.657 29315.376 C 3101.963 29313.669 3098.550 29311.962 3096.417 29310.256 L 3090.657 29301.296 C 3085.963 29292.762 3082.550 29285.722 3080.417 29280.176 C 3078.283 29274.202 3077.217 29269.722 3077.217 29266.736 C 3077.217 29264.176 3077.857 29262.256 3079.137 29260.976 L 3077.217 29241.136 ZM 3203.297 29095.216 C 3201.163 29097.349 3199.243 29099.482 3197.537 29101.616 C 3194.123 29106.309 3191.990 29111.002 3191.137 29115.696 L 3193.057 29117.616 C 3187.937 29120.176 3184.950 29124.016 3184.097 29129.136 L 3180.897 29129.776 L 3180.897 29134.896 C 3181.323 29137.029 3180.257 29140.656 3177.697 29145.776 L 3180.257 29148.336 L 3178.337 29149.616 L 3177.057 29155.376 C 3173.643 29161.349 3171.723 29167.322 3171.297 29173.296 L 3166.177 29173.936 L 3168.097 29179.696 L 3166.817 29184.816 L 3164.257 29185.456 C 3164.257 29192.282 3162.123 29202.309 3157.857 29215.536 C 3154.017 29228.336 3152.097 29237.722 3152.097 29243.696 C 3152.097 29250.096 3154.017 29255.429 3157.857 29259.696 C 3162.123 29263.536 3167.457 29265.456 3173.857 29265.456 C 3195.190 29265.456 3219.510 29240.496 3246.817 29190.576 C 3272.417 29144.069 3285.217 29108.869 3285.217 29084.976 C 3285.217 29072.602 3282.657 29063.216 3277.537 29056.816 C 3272.417 29050.416 3263.883 29047.216 3251.937 29047.216 C 3239.137 29047.216 3228.470 29052.762 3219.937 29063.856 C 3213.110 29074.522 3206.283 29084.976 3199.457 29095.216 L 3203.297 29095.216 ZM 3355.117 29239.216 L 3352.557 29237.296 C 3353.837 29223.216 3356.397 29210.842 3360.237 29200.176 C 3364.077 29189.082 3373.890 29168.816 3389.677 29139.376 C 3405.890 29112.922 3433.410 29083.269 3472.237 29050.416 C 3515.330 29014.149 3548.397 28996.016 3571.437 28996.016 L 3579.117 28997.296 L 3579.757 28999.216 C 3594.690 29000.496 3605.143 29007.962 3611.117 29021.616 L 3618.157 29038.896 L 3620.717 29038.896 L 3616.877 29051.056 C 3616.877 29052.336 3617.943 29053.829 3620.077 29055.536 C 3620.503 29055.962 3621.143 29056.389 3621.997 29056.816 L 3623.277 29063.216 L 3634.797 29063.856 C 3632.663 29069.402 3625.410 29084.122 3613.037 29108.016 C 3601.090 29131.482 3593.410 29146.416 3589.997 29152.816 L 3586.797 29152.176 L 3589.357 29157.296 L 3581.677 29181.616 L 3579.117 29182.256 L 3574.637 29200.816 L 3572.077 29200.816 C 3573.783 29205.936 3573.783 29210.202 3572.077 29213.616 L 3570.157 29242.416 C 3570.157 29247.109 3572.930 29250.309 3578.477 29252.016 C 3584.023 29250.736 3592.343 29245.616 3603.437 29236.656 C 3614.957 29227.269 3631.597 29212.122 3653.357 29191.216 C 3652.077 29192.069 3651.863 29193.349 3652.717 29195.056 C 3653.997 29196.762 3655.063 29196.976 3655.917 29195.696 C 3645.250 29208.069 3634.797 29220.442 3624.557 29232.816 L 3622.637 29236.656 C 3614.530 29242.629 3606.850 29248.816 3599.597 29255.216 C 3590.210 29263.322 3583.170 29270.576 3578.477 29276.976 L 3575.277 29276.976 L 3572.077 29283.376 L 3566.957 29284.656 C 3564.823 29288.069 3561.410 29291.269 3556.717 29294.256 L 3554.797 29295.536 C 3550.957 29299.376 3545.197 29302.576 3537.517 29305.136 C 3530.263 29307.696 3522.583 29309.829 3514.477 29311.536 C 3507.223 29308.549 3502.530 29302.576 3500.397 29293.616 C 3498.263 29284.229 3497.197 29272.709 3497.197 29259.056 L 3497.197 29241.776 L 3491.437 29248.816 L 3482.477 29255.216 L 3481.837 29259.056 C 3477.997 29262.896 3475.223 29266.736 3473.517 29270.576 L 3470.957 29267.376 L 3466.477 29273.136 L 3461.997 29273.776 L 3457.517 29282.096 C 3454.957 29283.376 3452.397 29285.082 3449.837 29287.216 C 3447.703 29288.922 3445.143 29291.056 3442.157 29293.616 L 3428.077 29301.296 L 3428.077 29306.416 C 3425.517 29308.122 3419.970 29310.896 3411.437 29314.736 C 3406.743 29316.869 3403.330 29318.576 3401.197 29319.856 C 3400.343 29319.429 3397.143 29319.856 3391.597 29321.136 C 3390.743 29321.136 3389.250 29321.562 3387.117 29322.416 C 3379.437 29322.416 3372.823 29319.429 3367.277 29313.456 C 3361.730 29307.482 3357.677 29300.229 3355.117 29291.696 C 3357.250 29291.696 3358.317 29290.202 3358.317 29287.216 C 3357.037 29285.509 3356.183 29284.442 3355.757 29284.016 C 3354.050 29281.456 3352.770 29280.389 3351.917 29280.816 L 3350.637 29273.136 L 3353.837 29268.656 L 3353.837 29257.136 C 3352.130 29257.562 3351.063 29257.349 3350.637 29256.496 C 3350.210 29255.642 3349.997 29253.936 3349.997 29251.376 C 3350.423 29246.682 3350.637 29243.909 3350.637 29243.056 L 3355.117 29239.216 ZM 3429.357 29237.936 C 3429.357 29239.642 3430.637 29243.482 3433.197 29249.456 C 3436.183 29255.429 3438.530 29259.696 3440.237 29262.256 C 3450.050 29262.256 3463.917 29255.002 3481.837 29240.496 L 3503.597 29222.576 C 3504.023 29221.296 3505.943 29214.256 3509.357 29201.456 C 3512.770 29188.229 3516.183 29179.696 3519.597 29175.856 C 3519.597 29170.309 3523.863 29158.576 3532.397 29140.656 C 3541.357 29122.736 3545.837 29106.309 3545.837 29091.376 C 3545.837 29079.429 3543.277 29069.189 3538.157 29060.656 C 3533.037 29052.122 3524.930 29047.002 3513.837 29045.296 C 3510.423 29047.856 3507.010 29050.629 3503.597 29053.616 C 3500.610 29056.176 3498.477 29059.162 3497.197 29062.576 C 3488.237 29072.816 3479.490 29082.842 3470.957 29092.656 L 3469.037 29098.416 C 3466.903 29100.122 3464.983 29103.109 3463.277 29107.376 C 3461.997 29111.216 3460.930 29115.056 3460.077 29118.896 C 3458.370 29121.029 3455.597 29126.789 3451.757 29136.176 C 3443.650 29155.802 3439.383 29167.322 3438.957 29170.736 L 3435.117 29172.016 L 3436.397 29174.576 L 3431.277 29193.776 L 3428.717 29197.616 L 3429.997 29198.896 L 3433.197 29198.896 C 3431.917 29201.882 3430.210 29203.802 3428.077 29204.656 L 3430.637 29223.856 L 3428.077 29226.416 L 3428.717 29230.256 L 3429.357 29237.936 ZM 3597.817 29315.376 C 3605.923 29297.882 3620.857 29272.069 3642.617 29237.936 C 3663.950 29203.802 3678.670 29178.416 3686.777 29161.776 C 3704.270 29134.469 3716.643 29114.416 3723.897 29101.616 C 3739.257 29074.309 3748.003 29054.042 3750.137 29040.816 C 3768.483 29029.722 3782.563 29021.402 3792.377 29015.856 C 3802.617 29010.309 3810.723 29007.536 3816.697 29007.536 L 3823.097 29012.656 L 3825.657 29022.256 C 3825.657 29024.389 3824.803 29026.736 3823.097 29029.296 L 3820.537 29034.416 C 3821.390 29035.269 3821.817 29038.682 3821.817 29044.656 C 3820.110 29047.642 3818.617 29050.416 3817.337 29052.976 C 3816.057 29055.109 3814.350 29057.456 3812.217 29060.016 L 3812.217 29063.216 C 3813.923 29063.642 3815.203 29064.069 3816.057 29064.496 C 3817.337 29064.496 3818.830 29064.282 3820.537 29063.856 L 3818.617 29067.056 C 3818.190 29067.482 3815.843 29068.336 3811.577 29069.616 L 3807.097 29076.016 L 3812.857 29076.016 L 3811.577 29079.216 L 3803.257 29084.976 C 3802.403 29085.829 3802.403 29086.682 3803.257 29087.536 C 3804.110 29087.962 3804.963 29088.176 3805.817 29088.176 C 3806.670 29087.749 3807.523 29087.536 3808.377 29087.536 C 3808.377 29087.962 3808.590 29088.389 3809.017 29088.816 C 3835.470 29063.216 3858.083 29043.162 3876.857 29028.656 C 3896.057 29013.722 3908.857 29006.256 3915.257 29006.256 L 3924.217 29007.536 C 3923.790 29010.096 3924.643 29011.802 3926.777 29012.656 C 3926.777 29015.216 3925.710 29017.989 3923.577 29020.976 L 3919.737 29021.616 L 3917.177 29035.696 L 3914.617 29035.056 C 3913.763 29036.762 3913.123 29038.256 3912.697 29039.536 L 3906.937 29042.736 L 3904.377 29052.976 L 3909.497 29056.816 C 3908.643 29056.389 3908.003 29057.029 3907.577 29058.736 C 3907.150 29060.442 3907.363 29061.722 3908.217 29062.576 L 3901.177 29067.696 L 3896.697 29071.536 L 3899.257 29071.536 C 3895.843 29082.629 3892.643 29093.509 3889.657 29104.176 C 3889.230 29107.589 3888.163 29109.296 3886.457 29109.296 L 3887.737 29115.056 L 3890.937 29115.056 L 3890.937 29124.656 L 3897.337 29125.936 L 3908.217 29124.656 L 3917.177 29122.096 C 3929.550 29116.976 3944.697 29107.376 3962.617 29093.296 C 3984.803 29075.802 3999.097 29065.136 4005.497 29061.296 L 4005.497 29064.496 C 4002.083 29067.482 3987.577 29080.282 3961.977 29102.896 C 3943.203 29119.536 3929.977 29133.402 3922.297 29144.496 L 3917.817 29143.856 L 3911.417 29154.096 C 3906.297 29156.656 3899.257 29161.349 3890.297 29168.176 L 3877.497 29177.776 L 3878.777 29180.336 C 3873.230 29180.336 3866.403 29181.829 3858.297 29184.816 C 3850.190 29187.376 3842.510 29189.936 3835.257 29192.496 L 3835.257 29189.296 L 3826.937 29188.656 C 3820.110 29185.242 3815.417 29180.336 3812.857 29173.936 C 3810.723 29167.536 3809.657 29159.856 3809.657 29150.896 C 3809.657 29139.376 3812.217 29127.856 3817.337 29116.336 C 3822.883 29104.389 3828.430 29092.869 3833.977 29081.776 L 3779.577 29138.096 C 3779.577 29139.376 3778.723 29141.082 3777.017 29143.216 C 3775.737 29144.922 3774.243 29146.842 3772.537 29148.976 C 3770.830 29150.682 3766.990 29157.082 3761.017 29168.176 C 3755.470 29179.269 3750.350 29187.162 3745.657 29191.856 L 3747.577 29198.896 L 3745.017 29198.256 C 3743.737 29198.256 3742.457 29199.109 3741.177 29200.816 C 3739.897 29202.522 3739.683 29203.802 3740.537 29204.656 C 3740.963 29205.082 3741.817 29205.082 3743.097 29204.656 C 3744.377 29204.229 3745.017 29204.869 3745.017 29206.576 L 3741.177 29207.216 L 3738.617 29213.616 L 3732.857 29217.456 C 3732.857 29218.309 3733.070 29220.229 3733.497 29223.216 L 3726.457 29228.336 L 3725.817 29233.456 C 3727.523 29232.602 3729.230 29233.456 3730.937 29236.016 C 3727.097 29238.576 3722.617 29239.856 3717.497 29239.856 L 3717.497 29243.696 L 3725.817 29242.416 L 3720.057 29250.096 C 3714.510 29251.802 3709.817 29252.442 3705.977 29252.016 L 3704.057 29258.416 L 3712.377 29258.416 L 3718.137 29255.216 L 3718.137 29255.856 C 3716.857 29257.989 3716.643 29259.696 3717.497 29260.976 C 3711.097 29263.536 3706.190 29264.816 3702.777 29264.816 C 3701.923 29266.096 3701.497 29266.949 3701.497 29267.376 C 3700.217 29269.509 3699.150 29270.362 3698.297 29269.936 L 3696.377 29277.616 L 3698.297 29278.256 L 3704.697 29271.216 L 3710.457 29273.136 L 3712.377 29272.496 C 3712.377 29275.056 3710.670 29275.909 3707.257 29275.056 L 3703.417 29276.976 L 3709.817 29278.256 L 3706.617 29285.936 L 3702.137 29285.296 L 3702.777 29290.416 L 3698.297 29299.376 L 3686.777 29296.816 L 3682.937 29301.296 C 3685.497 29302.576 3688.270 29303.216 3691.257 29303.216 C 3692.537 29303.216 3694.457 29302.789 3697.017 29301.936 L 3685.497 29308.336 C 3684.217 29306.629 3683.150 29304.922 3682.297 29303.216 L 3677.817 29314.736 C 3670.990 29318.149 3666.723 29322.202 3665.017 29326.896 L 3660.537 29325.616 L 3663.097 29324.336 L 3662.457 29321.776 L 3653.497 29323.696 C 3653.923 29324.976 3653.070 29326.256 3650.937 29327.536 C 3648.803 29328.816 3647.310 29328.602 3646.457 29326.896 L 3642.617 29330.096 C 3641.337 29328.389 3639.417 29328.602 3636.857 29330.736 C 3634.297 29331.589 3630.883 29333.082 3626.617 29335.216 C 3621.923 29337.349 3618.937 29338.629 3617.657 29339.056 L 3613.817 29338.416 L 3610.617 29342.896 L 3606.137 29341.616 L 3600.377 29343.536 L 3599.737 29339.056 L 3593.337 29333.296 L 3597.817 29315.376 ZM 3891.887 29240.496 L 3891.887 29237.936 L 3895.087 29227.696 C 3894.233 29227.696 3893.380 29227.482 3892.527 29227.056 C 3892.100 29224.922 3892.953 29223.642 3895.087 29223.216 L 3895.087 29218.736 L 3897.647 29218.736 L 3895.727 29209.136 C 3895.727 29205.722 3898.073 29198.469 3902.767 29187.376 C 3906.180 29179.269 3909.807 29171.162 3913.647 29163.056 L 3916.207 29163.056 C 3920.900 29148.549 3934.553 29129.562 3957.167 29106.096 C 3980.207 29082.202 3999.193 29066.842 4014.127 29060.016 C 4033.753 29045.936 4051.247 29034.629 4066.607 29026.096 C 4090.500 29012.442 4109.273 29005.616 4122.927 29005.616 C 4134.020 29005.616 4142.553 29009.242 4148.527 29016.496 C 4154.500 29023.749 4157.487 29032.922 4157.487 29044.016 L 4156.847 29051.056 C 4155.993 29052.762 4155.140 29054.256 4154.287 29055.536 C 4154.287 29056.389 4154.073 29058.309 4153.647 29061.296 C 4152.793 29062.576 4152.153 29063.642 4151.727 29064.496 L 4146.607 29076.016 C 4144.900 29076.869 4143.833 29077.296 4143.407 29077.296 C 4143.407 29078.149 4143.620 29078.789 4144.047 29079.216 L 4136.367 29090.096 L 4133.167 29091.376 L 4131.887 29096.496 C 4131.033 29096.069 4128.900 29097.349 4125.487 29100.336 L 4119.727 29106.096 L 4113.967 29105.456 L 4107.567 29109.296 C 4108.847 29109.722 4110.340 29110.149 4112.047 29110.576 L 4101.807 29118.256 L 4098.607 29116.336 L 4096.687 29116.976 L 4097.327 29121.456 L 4085.167 29124.656 C 4079.193 29131.056 4069.167 29137.029 4055.087 29142.576 C 4050.393 29144.282 4043.567 29146.629 4034.607 29149.616 C 4033.327 29150.469 4032.047 29151.109 4030.767 29151.536 C 4029.060 29151.536 4025.860 29152.602 4021.167 29154.736 C 4016.900 29156.869 4014.553 29157.936 4014.127 29157.936 C 4009.007 29160.496 4002.393 29163.482 3994.287 29166.896 C 3986.180 29170.309 3981.060 29171.589 3978.927 29170.736 L 3973.167 29184.176 C 3974.020 29183.749 3974.873 29184.602 3975.727 29186.736 L 3973.167 29185.456 L 3969.967 29185.456 L 3969.967 29189.296 L 3974.447 29191.216 C 3973.593 29191.216 3972.527 29194.629 3971.247 29201.456 C 3969.967 29208.282 3969.327 29215.109 3969.327 29221.936 C 3969.327 29233.029 3971.887 29242.202 3977.007 29249.456 C 3982.127 29256.282 3989.807 29259.696 4000.047 29259.696 C 4011.140 29259.696 4025.433 29254.149 4042.927 29243.056 C 4056.580 29234.522 4070.233 29225.776 4083.887 29216.816 C 4091.993 29209.562 4100.100 29202.096 4108.207 29194.416 C 4111.620 29191.856 4116.953 29188.442 4124.207 29184.176 L 4126.127 29189.936 C 4123.993 29194.202 4119.087 29199.322 4111.407 29205.296 C 4104.153 29211.269 4099.460 29215.536 4097.327 29218.096 L 4094.767 29218.096 L 4087.087 29224.496 L 4083.887 29227.696 L 4079.407 29234.096 L 4076.847 29234.096 L 4064.047 29246.896 C 4058.073 29252.869 4053.380 29257.136 4049.967 29259.696 L 4008.367 29291.696 C 4006.233 29292.122 4004.740 29292.549 4003.887 29292.976 C 4003.033 29293.402 4003.460 29294.256 4005.167 29295.536 L 3985.327 29307.056 L 3985.327 29303.856 L 3978.927 29307.056 L 3979.567 29309.616 C 3978.287 29310.042 3975.300 29310.256 3970.607 29310.256 L 3968.047 29312.176 L 3962.287 29312.176 L 3959.087 29316.016 C 3957.807 29315.162 3955.033 29314.736 3950.767 29314.736 L 3934.767 29314.736 L 3936.047 29312.176 C 3933.913 29312.602 3931.140 29312.389 3927.727 29311.536 C 3924.740 29310.682 3921.540 29309.616 3918.127 29308.336 L 3918.127 29305.776 L 3922.607 29304.496 L 3920.687 29303.216 L 3913.007 29303.216 C 3910.020 29301.936 3907.673 29299.589 3905.967 29296.176 L 3910.447 29294.896 L 3908.527 29291.696 L 3902.127 29292.336 C 3899.567 29286.362 3898.927 29281.242 3900.207 29276.976 L 3897.007 29277.616 L 3897.007 29275.056 C 3899.567 29275.056 3900.633 29274.202 3900.207 29272.496 L 3894.447 29272.496 C 3897.007 29270.789 3898.287 29268.229 3898.287 29264.816 L 3893.167 29255.856 L 3895.727 29253.296 L 3891.887 29247.536 L 3891.887 29240.496 ZM 4064.687 29119.536 C 4071.940 29113.562 4077.700 29106.522 4081.967 29098.416 C 4086.660 29089.882 4089.007 29081.349 4089.007 29072.816 C 4089.007 29067.696 4087.300 29063.002 4083.887 29058.736 C 4080.473 29054.469 4075.993 29052.336 4070.447 29052.336 C 4067.460 29052.336 4065.327 29053.616 4064.047 29056.176 L 4058.287 29056.176 L 4060.847 29059.376 L 4062.767 29058.096 L 4044.207 29071.536 C 4042.927 29075.376 4039.940 29078.576 4035.247 29081.136 L 4026.927 29086.896 L 4026.927 29089.456 L 4032.047 29089.456 L 4025.647 29090.736 L 4023.087 29092.656 L 4019.247 29095.856 L 4017.327 29099.056 L 4014.767 29099.056 L 4013.487 29100.976 C 4013.487 29101.829 4015.193 29102.896 4018.607 29104.176 L 4014.767 29107.376 C 4013.487 29107.376 4010.073 29109.509 4004.527 29113.776 L 4003.247 29121.456 L 4001.967 29124.656 L 3999.407 29124.656 L 3992.367 29134.256 L 3994.287 29131.696 L 3997.487 29131.696 L 3994.287 29134.896 L 3991.727 29135.536 L 3991.727 29138.096 C 3985.327 29138.949 3981.487 29140.016 3980.207 29141.296 L 3982.127 29143.216 L 3984.047 29141.936 L 3989.807 29141.936 L 3987.887 29145.136 L 3985.327 29145.136 L 3985.327 29150.256 L 3987.247 29151.536 C 3984.260 29151.536 3982.127 29152.816 3980.847 29155.376 C 3991.940 29155.376 4006.873 29151.536 4025.647 29143.856 C 4044.420 29135.749 4057.433 29127.642 4064.687 29119.536 ZM 4338.907 29310.896 L 4345.307 29287.856 L 4342.747 29285.936 L 4346.587 29285.296 L 4345.947 29282.736 C 4351.920 29276.336 4357.893 29265.669 4363.867 29250.736 C 4368.133 29240.496 4371.120 29233.456 4372.827 29229.616 L 4384.987 29204.016 L 4387.547 29204.016 L 4389.467 29195.056 L 4398.427 29180.976 L 4399.067 29178.416 C 4399.067 29175.002 4406.960 29159.856 4422.747 29132.976 C 4438.533 29105.669 4447.067 29089.029 4448.347 29083.056 C 4450.053 29083.482 4451.760 29082.416 4453.467 29079.856 C 4455.600 29077.296 4456.667 29075.162 4456.667 29073.456 C 4457.093 29071.322 4457.307 29069.829 4457.307 29068.976 C 4457.733 29067.696 4458.587 29067.482 4459.867 29068.336 L 4466.267 29049.776 L 4470.107 29047.856 L 4468.827 29045.936 C 4470.533 29041.669 4473.093 29036.762 4476.507 29031.216 C 4479.920 29025.242 4482.267 29020.976 4483.547 29018.416 L 4482.267 29017.136 C 4482.267 29016.282 4482.907 29015.429 4484.187 29014.576 C 4485.467 29013.296 4486.533 29012.442 4487.387 29012.016 L 4495.067 28992.176 C 4495.920 28993.029 4496.987 28992.602 4498.267 28990.896 C 4499.547 28989.189 4499.120 28987.696 4496.987 28986.416 L 4505.947 28976.816 L 4505.307 28973.616 L 4508.507 28967.856 C 4509.787 28968.282 4510.640 28967.856 4511.067 28966.576 L 4513.627 28961.456 L 4516.827 28956.336 C 4520.667 28952.069 4524.933 28945.669 4529.627 28937.136 C 4532.187 28932.869 4536.027 28925.829 4541.147 28916.016 C 4543.280 28913.882 4546.480 28908.549 4550.747 28900.016 C 4555.440 28891.482 4557.573 28886.149 4557.147 28884.016 C 4558.000 28882.309 4559.493 28880.602 4561.627 28878.896 C 4563.760 28876.762 4566.747 28874.629 4570.587 28872.496 L 4569.947 28869.936 C 4569.947 28867.376 4573.360 28864.389 4580.187 28860.976 C 4587.013 28857.136 4592.133 28855.002 4595.547 28854.576 L 4598.747 28853.296 L 4600.027 28852.016 C 4601.733 28853.296 4603.440 28854.362 4605.147 28855.216 L 4605.147 28852.656 C 4607.707 28851.376 4612.613 28849.456 4619.867 28846.896 C 4627.547 28844.336 4632.880 28843.056 4635.867 28843.056 C 4637.573 28844.336 4639.493 28845.616 4641.627 28846.896 L 4637.147 28862.896 L 4633.307 28863.536 L 4635.227 28868.656 C 4635.227 28871.642 4634.373 28873.776 4632.667 28875.056 C 4630.960 28876.336 4629.253 28877.402 4627.547 28878.256 L 4627.547 28882.096 L 4623.067 28887.216 L 4623.707 28892.336 L 4621.787 28898.736 L 4618.587 28898.096 C 4616.880 28898.096 4615.387 28899.162 4614.107 28901.296 C 4613.253 28903.002 4613.680 28905.136 4615.387 28907.696 L 4618.587 28907.696 C 4618.587 28908.549 4617.093 28909.402 4614.107 28910.256 C 4611.547 28910.682 4610.480 28911.536 4610.907 28912.816 L 4603.867 28914.736 C 4605.573 28915.589 4605.787 28916.656 4604.507 28917.936 C 4603.653 28918.789 4602.373 28919.856 4600.667 28921.136 C 4600.667 28922.842 4600.453 28924.549 4600.027 28926.256 C 4600.027 28927.536 4599.600 28927.962 4598.747 28927.536 L 4603.227 28938.416 L 4597.467 28940.976 L 4596.827 28944.176 L 4589.787 28942.256 L 4587.227 28944.816 L 4595.547 28951.216 L 4594.907 28953.136 L 4587.227 28951.856 L 4577.627 28955.056 L 4577.627 28960.176 L 4583.387 28960.816 L 4578.907 28964.656 L 4571.867 28964.016 L 4569.947 28965.296 L 4576.347 28971.056 L 4578.907 28968.496 L 4582.747 28972.336 L 4587.227 28972.976 L 4580.827 28982.576 L 4570.587 28983.856 L 4571.867 28985.776 L 4571.867 28992.176 L 4569.947 28993.456 L 4576.987 28994.096 L 4571.867 28997.296 L 4564.827 28995.376 L 4568.027 29001.776 L 4563.547 29001.776 L 4567.387 29008.816 L 4569.307 29008.176 C 4566.320 29012.442 4562.053 29014.576 4556.507 29014.576 L 4556.507 29017.136 L 4566.107 29017.136 L 4564.827 29019.056 L 4557.787 29020.976 C 4558.640 29022.256 4559.067 29024.816 4559.067 29028.656 L 4553.307 29030.576 L 4552.667 29035.696 C 4550.107 29036.549 4548.187 29037.402 4546.907 29038.256 L 4543.067 29038.256 L 4545.627 29044.656 L 4540.507 29054.256 C 4542.640 29055.109 4543.920 29055.109 4544.347 29054.256 L 4546.267 29052.336 L 4546.907 29054.896 C 4544.773 29057.029 4543.920 29058.309 4544.347 29058.736 L 4538.587 29057.456 C 4539.440 29060.442 4538.587 29062.149 4536.027 29062.576 L 4531.547 29062.576 L 4530.267 29066.416 L 4536.667 29069.616 L 4532.187 29069.616 C 4526.640 29069.616 4523.867 29071.749 4523.867 29076.016 C 4523.867 29081.562 4525.787 29084.336 4529.627 29084.336 L 4580.827 29044.656 C 4605.147 29027.589 4623.920 29019.056 4637.147 29019.056 C 4640.133 29019.056 4642.907 29019.909 4645.467 29021.616 C 4651.013 29025.456 4654.427 29027.376 4655.707 29027.376 C 4657.413 29027.376 4658.267 29028.229 4658.267 29029.936 C 4658.267 29031.642 4658.053 29033.349 4657.627 29035.056 L 4661.467 29035.056 C 4662.320 29036.762 4662.960 29039.749 4663.387 29044.016 C 4663.813 29048.282 4664.240 29051.056 4664.667 29052.336 L 4665.307 29054.256 L 4663.387 29060.656 L 4666.587 29064.496 C 4665.307 29067.482 4664.240 29070.256 4663.387 29072.816 C 4662.533 29074.949 4661.467 29076.869 4660.187 29078.576 L 4663.387 29080.496 C 4662.533 29083.056 4661.680 29085.402 4660.827 29087.536 L 4653.787 29093.296 L 4655.707 29097.776 C 4655.707 29101.189 4654.640 29103.109 4652.507 29103.536 C 4650.373 29103.962 4649.307 29106.949 4649.307 29112.496 L 4646.107 29112.496 L 4647.387 29117.616 L 4639.067 29120.816 C 4641.200 29122.522 4642.267 29124.016 4642.267 29125.296 C 4642.267 29126.576 4641.200 29127.856 4639.067 29129.136 C 4636.933 29130.416 4635.440 29130.629 4634.587 29129.776 L 4636.507 29136.816 C 4634.800 29135.962 4633.307 29136.602 4632.027 29138.736 C 4631.173 29140.442 4631.387 29141.936 4632.667 29143.216 C 4627.973 29150.469 4625.627 29156.656 4625.627 29161.776 L 4621.787 29161.776 C 4620.080 29161.776 4619.440 29162.629 4619.867 29164.336 C 4620.293 29166.042 4620.933 29167.109 4621.787 29167.536 L 4615.387 29175.856 L 4612.187 29177.136 L 4616.027 29182.256 C 4612.613 29182.256 4611.120 29183.536 4611.547 29186.096 C 4612.400 29188.229 4612.187 29189.722 4610.907 29190.576 C 4609.627 29191.429 4608.347 29192.069 4607.067 29192.496 L 4609.627 29200.816 L 4603.867 29203.376 L 4601.947 29210.416 L 4603.867 29211.696 L 4600.027 29214.256 C 4598.747 29215.109 4597.893 29215.536 4597.467 29215.536 L 4593.627 29221.296 L 4595.547 29225.776 C 4595.547 29227.056 4594.907 29228.122 4593.627 29228.976 C 4592.347 29229.829 4591.067 29230.469 4589.787 29230.896 L 4590.427 29232.816 C 4592.133 29233.669 4593.200 29234.309 4593.627 29234.736 L 4594.907 29236.016 C 4593.627 29238.149 4592.560 29240.282 4591.707 29242.416 C 4590.853 29244.549 4589.360 29245.189 4587.227 29244.336 L 4585.307 29250.736 L 4592.987 29255.856 C 4597.253 29255.429 4604.507 29250.949 4614.747 29242.416 C 4628.400 29230.469 4642.267 29218.522 4656.347 29206.576 L 4660.827 29205.296 L 4662.107 29202.096 C 4663.813 29200.816 4666.160 29199.322 4669.147 29197.616 C 4672.133 29195.482 4674.480 29194.629 4676.187 29195.056 L 4665.947 29211.696 C 4654.000 29224.922 4631.173 29245.402 4597.467 29273.136 C 4559.493 29304.282 4536.240 29319.856 4527.707 29319.856 C 4517.040 29319.856 4510.000 29315.376 4506.587 29306.416 C 4503.600 29297.029 4502.107 29285.936 4502.107 29273.136 L 4503.387 29271.856 L 4503.387 29264.176 C 4504.667 29264.602 4505.307 29263.962 4505.307 29262.256 C 4505.733 29260.122 4505.947 29257.776 4505.947 29255.216 C 4508.080 29252.656 4509.573 29249.882 4510.427 29246.896 C 4511.280 29243.909 4511.920 29240.709 4512.347 29237.296 L 4514.267 29231.536 L 4516.187 29230.896 C 4520.453 29221.082 4529.627 29202.736 4543.707 29175.856 C 4568.453 29129.349 4580.827 29097.349 4580.827 29079.856 L 4576.347 29068.976 C 4569.520 29070.256 4561.200 29074.949 4551.387 29083.056 L 4509.147 29117.616 L 4507.227 29127.216 L 4502.747 29126.576 L 4499.547 29129.776 L 4505.947 29134.256 L 4498.907 29134.896 L 4498.907 29138.096 L 4493.787 29139.376 C 4493.787 29142.362 4495.067 29143.856 4497.627 29143.856 L 4502.747 29146.416 L 4498.907 29147.696 L 4491.227 29147.696 C 4489.093 29147.696 4488.453 29149.189 4489.307 29152.176 L 4482.267 29152.176 L 4486.747 29158.576 C 4485.893 29159.429 4485.893 29161.989 4486.747 29166.256 L 4487.387 29159.856 L 4489.947 29159.856 C 4492.507 29160.709 4494.213 29161.136 4495.067 29161.136 L 4486.107 29167.536 L 4478.427 29166.256 C 4474.587 29168.816 4473.307 29171.376 4474.587 29173.936 L 4484.187 29177.776 L 4486.107 29177.136 L 4484.827 29179.696 C 4481.840 29182.682 4479.067 29183.322 4476.507 29181.616 L 4473.947 29187.376 L 4477.147 29188.016 C 4472.027 29187.589 4466.693 29188.869 4461.147 29191.856 L 4461.147 29195.056 L 4464.347 29200.176 L 4470.107 29199.536 L 4472.027 29200.816 C 4472.027 29204.656 4470.960 29206.576 4468.827 29206.576 C 4465.413 29205.296 4462.853 29204.656 4461.147 29204.656 L 4457.947 29212.336 L 4461.147 29213.616 L 4446.427 29227.696 L 4452.187 29232.176 L 4454.747 29232.176 L 4454.747 29235.376 L 4451.547 29235.376 L 4441.947 29238.576 L 4438.107 29240.496 C 4437.253 29242.629 4437.253 29243.909 4438.107 29244.336 C 4438.960 29244.762 4439.813 29244.976 4440.667 29244.976 L 4427.867 29253.936 L 4425.307 29260.976 C 4426.160 29260.549 4427.227 29260.122 4428.507 29259.696 C 4428.933 29261.402 4428.507 29262.896 4427.227 29264.176 C 4425.947 29265.029 4425.093 29265.669 4424.667 29266.096 L 4428.507 29267.376 L 4425.947 29275.056 L 4420.827 29279.536 C 4419.120 29278.682 4416.133 29280.602 4411.867 29285.296 C 4410.587 29286.576 4408.667 29288.709 4406.107 29291.696 C 4403.547 29294.682 4399.920 29297.029 4395.227 29298.736 C 4386.693 29302.149 4381.360 29305.349 4379.227 29308.336 C 4375.813 29309.616 4373.467 29309.189 4372.187 29307.056 L 4368.987 29313.456 C 4364.720 29314.736 4360.667 29315.162 4356.827 29314.736 L 4350.427 29318.576 C 4349.147 29317.722 4347.867 29317.082 4346.587 29316.656 L 4342.747 29316.656 C 4339.760 29316.656 4338.267 29315.376 4338.267 29312.816 L 4338.907 29310.896 ZM 4683.867 29239.216 L 4681.307 29237.296 C 4682.587 29223.216 4685.147 29210.842 4688.987 29200.176 C 4692.827 29189.082 4702.640 29168.816 4718.427 29139.376 C 4734.640 29112.922 4762.160 29083.269 4800.987 29050.416 C 4844.080 29014.149 4877.147 28996.016 4900.187 28996.016 L 4907.867 28997.296 L 4908.507 28999.216 C 4923.440 29000.496 4933.894 29007.962 4939.867 29021.616 L 4946.907 29038.896 L 4949.467 29038.896 L 4945.627 29051.056 C 4945.627 29052.336 4946.694 29053.829 4948.827 29055.536 C 4949.254 29055.962 4949.894 29056.389 4950.747 29056.816 L 4952.027 29063.216 L 4963.547 29063.856 C 4961.414 29069.402 4954.160 29084.122 4941.787 29108.016 C 4929.840 29131.482 4922.160 29146.416 4918.747 29152.816 L 4915.547 29152.176 L 4918.107 29157.296 L 4910.427 29181.616 L 4907.867 29182.256 L 4903.387 29200.816 L 4900.827 29200.816 C 4902.534 29205.936 4902.534 29210.202 4900.827 29213.616 L 4898.907 29242.416 C 4898.907 29247.109 4901.680 29250.309 4907.227 29252.016 C 4912.774 29250.736 4921.094 29245.616 4932.187 29236.656 C 4943.707 29227.269 4960.347 29212.122 4982.107 29191.216 C 4980.827 29192.069 4980.614 29193.349 4981.467 29195.056 C 4982.747 29196.762 4983.814 29196.976 4984.667 29195.696 C 4974.000 29208.069 4963.547 29220.442 4953.307 29232.816 L 4951.387 29236.656 C 4943.280 29242.629 4935.600 29248.816 4928.347 29255.216 C 4918.960 29263.322 4911.920 29270.576 4907.227 29276.976 L 4904.027 29276.976 L 4900.827 29283.376 L 4895.707 29284.656 C 4893.574 29288.069 4890.160 29291.269 4885.467 29294.256 L 4883.547 29295.536 C 4879.707 29299.376 4873.947 29302.576 4866.267 29305.136 C 4859.014 29307.696 4851.334 29309.829 4843.227 29311.536 C 4835.974 29308.549 4831.280 29302.576 4829.147 29293.616 C 4827.014 29284.229 4825.947 29272.709 4825.947 29259.056 L 4825.947 29241.776 L 4820.187 29248.816 L 4811.227 29255.216 L 4810.587 29259.056 C 4806.747 29262.896 4803.974 29266.736 4802.267 29270.576 L 4799.707 29267.376 L 4795.227 29273.136 L 4790.747 29273.776 L 4786.267 29282.096 C 4783.707 29283.376 4781.147 29285.082 4778.587 29287.216 C 4776.454 29288.922 4773.894 29291.056 4770.907 29293.616 L 4756.827 29301.296 L 4756.827 29306.416 C 4754.267 29308.122 4748.720 29310.896 4740.187 29314.736 C 4735.494 29316.869 4732.080 29318.576 4729.947 29319.856 C 4729.094 29319.429 4725.894 29319.856 4720.347 29321.136 C 4719.494 29321.136 4718.000 29321.562 4715.867 29322.416 C 4708.187 29322.416 4701.574 29319.429 4696.027 29313.456 C 4690.480 29307.482 4686.427 29300.229 4683.867 29291.696 C 4686.000 29291.696 4687.067 29290.202 4687.067 29287.216 C 4685.787 29285.509 4684.934 29284.442 4684.507 29284.016 C 4682.800 29281.456 4681.520 29280.389 4680.667 29280.816 L 4679.387 29273.136 L 4682.587 29268.656 L 4682.587 29257.136 C 4680.880 29257.562 4679.814 29257.349 4679.387 29256.496 C 4678.960 29255.642 4678.747 29253.936 4678.747 29251.376 C 4679.174 29246.682 4679.387 29243.909 4679.387 29243.056 L 4683.867 29239.216 ZM 4758.107 29237.936 C 4758.107 29239.642 4759.387 29243.482 4761.947 29249.456 C 4764.934 29255.429 4767.280 29259.696 4768.987 29262.256 C 4778.800 29262.256 4792.667 29255.002 4810.587 29240.496 L 4832.347 29222.576 C 4832.774 29221.296 4834.694 29214.256 4838.107 29201.456 C 4841.520 29188.229 4844.934 29179.696 4848.347 29175.856 C 4848.347 29170.309 4852.614 29158.576 4861.147 29140.656 C 4870.107 29122.736 4874.587 29106.309 4874.587 29091.376 C 4874.587 29079.429 4872.027 29069.189 4866.907 29060.656 C 4861.787 29052.122 4853.680 29047.002 4842.587 29045.296 C 4839.174 29047.856 4835.760 29050.629 4832.347 29053.616 C 4829.360 29056.176 4827.227 29059.162 4825.947 29062.576 C 4816.987 29072.816 4808.240 29082.842 4799.707 29092.656 L 4797.787 29098.416 C 4795.654 29100.122 4793.734 29103.109 4792.027 29107.376 C 4790.747 29111.216 4789.680 29115.056 4788.827 29118.896 C 4787.120 29121.029 4784.347 29126.789 4780.507 29136.176 C 4772.400 29155.802 4768.134 29167.322 4767.707 29170.736 L 4763.867 29172.016 L 4765.147 29174.576 L 4760.027 29193.776 L 4757.467 29197.616 L 4758.747 29198.896 L 4761.947 29198.896 C 4760.667 29201.882 4758.960 29203.802 4756.827 29204.656 L 4759.387 29223.856 L 4756.827 29226.416 L 4757.467 29230.256 L 4758.107 29237.936 ZM 5040.487 29116.976 C 5043.474 29106.736 5047.954 29095.216 5053.927 29082.416 C 5059.900 29069.616 5065.874 29057.242 5071.847 29045.296 L 5073.767 29046.576 L 5078.887 29044.656 C 5084.434 29041.669 5088.060 29039.749 5089.767 29038.896 C 5094.460 29035.482 5097.874 29033.136 5100.007 29031.856 C 5105.980 29029.296 5111.954 29026.522 5117.927 29023.536 C 5123.900 29021.402 5129.660 29018.416 5135.207 29014.576 L 5140.967 29018.416 C 5138.834 29027.376 5136.914 29035.696 5135.207 29043.376 C 5131.794 29058.309 5129.020 29067.056 5126.887 29069.616 L 5123.047 29075.376 C 5120.914 29078.362 5120.060 29080.922 5120.487 29083.056 L 5121.127 29086.896 C 5143.314 29067.696 5160.807 29053.189 5173.607 29043.376 C 5197.074 29025.456 5217.554 29016.496 5235.047 29016.496 C 5239.740 29016.496 5244.007 29017.349 5247.847 29019.056 C 5252.114 29020.336 5255.314 29023.109 5257.447 29027.376 L 5258.727 29031.856 C 5259.154 29032.709 5260.647 29033.562 5263.207 29034.416 L 5262.567 29039.536 C 5263.420 29040.816 5264.487 29042.096 5265.767 29043.376 L 5268.967 29047.216 L 5267.687 29053.616 L 5270.247 29060.016 L 5263.847 29061.296 L 5263.847 29065.776 L 5267.687 29063.856 L 5267.687 29076.656 L 5262.567 29077.936 L 5263.847 29081.776 L 5256.167 29093.936 C 5257.447 29096.069 5259.794 29096.496 5263.207 29095.216 L 5259.367 29098.416 L 5257.447 29097.776 L 5250.407 29104.816 L 5256.167 29108.656 L 5250.407 29107.376 C 5249.980 29108.229 5249.767 29109.082 5249.767 29109.936 L 5244.647 29112.496 L 5244.647 29117.616 C 5240.807 29121.456 5238.034 29125.082 5236.327 29128.496 C 5236.754 29129.349 5238.887 29130.202 5242.727 29131.056 L 5240.167 29138.096 L 5234.407 29140.016 L 5233.127 29145.776 L 5230.567 29146.416 L 5231.847 29150.896 C 5231.847 29155.589 5230.994 29158.149 5229.287 29158.576 L 5224.807 29154.736 C 5225.660 29156.016 5224.807 29157.082 5222.247 29157.936 C 5220.114 29158.362 5219.047 29158.789 5219.047 29159.216 L 5219.047 29164.336 L 5228.007 29163.056 L 5227.367 29164.976 L 5223.527 29165.616 C 5223.527 29169.882 5222.034 29173.296 5219.047 29175.856 L 5213.287 29174.576 L 5211.367 29179.056 L 5216.487 29179.056 L 5212.007 29187.376 L 5210.727 29185.456 L 5204.967 29184.176 C 5203.687 29185.882 5204.114 29187.376 5206.247 29188.656 C 5208.380 29189.509 5209.234 29190.789 5208.807 29192.496 L 5203.047 29197.616 L 5206.887 29202.096 L 5209.447 29202.096 L 5209.447 29204.656 L 5205.607 29204.016 L 5201.767 29205.936 L 5202.407 29210.416 C 5201.127 29212.549 5200.060 29214.469 5199.207 29216.176 L 5199.207 29234.096 L 5196.007 29235.376 C 5195.154 29238.789 5194.727 29241.776 5194.727 29244.336 C 5194.727 29247.322 5195.367 29250.096 5196.647 29252.656 L 5206.887 29254.576 C 5217.127 29254.576 5235.687 29246.256 5262.567 29229.616 C 5274.940 29221.936 5290.514 29211.482 5309.287 29198.256 C 5307.580 29200.816 5303.527 29204.869 5297.127 29210.416 C 5291.154 29215.962 5287.100 29220.656 5284.967 29224.496 L 5278.567 29227.696 L 5279.847 29228.976 C 5259.794 29246.896 5238.034 29263.536 5214.567 29278.896 C 5181.714 29300.656 5156.967 29311.536 5140.327 29311.536 C 5127.100 29311.536 5118.140 29306.202 5113.447 29295.536 C 5110.460 29288.709 5108.967 29277.829 5108.967 29262.896 L 5108.967 29253.936 C 5111.527 29253.936 5113.020 29253.082 5113.447 29251.376 C 5113.874 29249.242 5112.807 29248.389 5110.247 29248.816 C 5114.940 29236.442 5120.060 29223.856 5125.607 29211.056 C 5135.420 29189.722 5140.967 29177.349 5142.247 29173.936 C 5163.154 29136.816 5175.527 29114.202 5179.367 29106.096 C 5187.474 29089.029 5191.527 29076.656 5191.527 29068.976 C 5191.527 29062.149 5188.327 29058.736 5181.927 29058.736 C 5175.527 29058.736 5167.634 29062.362 5158.247 29069.616 C 5150.994 29075.589 5143.954 29081.349 5137.127 29086.896 L 5135.847 29088.816 C 5133.287 29092.229 5125.180 29102.896 5111.527 29120.816 C 5100.007 29135.749 5091.900 29145.989 5087.207 29151.536 L 5087.207 29158.576 L 5081.447 29164.336 C 5081.874 29163.909 5082.514 29163.909 5083.367 29164.336 C 5084.220 29164.762 5084.220 29165.402 5083.367 29166.256 L 5079.527 29175.216 L 5073.127 29177.776 L 5072.487 29182.256 L 5066.727 29190.576 L 5067.367 29194.416 C 5063.100 29198.682 5061.607 29202.096 5062.887 29204.656 L 5057.767 29204.656 L 5059.687 29207.856 L 5051.367 29218.096 L 5046.887 29224.496 L 5047.527 29226.416 L 5044.327 29227.696 L 5043.687 29234.736 L 5037.927 29235.376 L 5041.127 29243.056 L 5037.927 29241.136 C 5037.074 29242.416 5036.220 29243.482 5035.367 29244.336 L 5029.607 29250.096 C 5030.460 29249.242 5031.314 29249.029 5032.167 29249.456 C 5033.447 29249.882 5034.087 29250.736 5034.087 29252.016 L 5027.047 29252.656 C 5024.487 29253.936 5023.207 29255.856 5023.207 29258.416 C 5024.060 29259.696 5025.127 29260.122 5026.407 29259.696 L 5019.367 29271.216 L 5014.887 29271.216 C 5010.620 29273.349 5007.207 29275.269 5004.647 29276.976 C 5002.087 29278.682 4999.527 29280.602 4996.967 29282.736 L 4990.567 29285.296 C 4988.860 29286.149 4988.220 29287.002 4988.647 29287.856 L 4982.887 29287.856 C 4983.740 29289.562 4982.887 29291.056 4980.327 29292.336 C 4977.767 29293.189 4976.274 29294.042 4975.847 29294.896 L 4970.087 29293.616 L 4961.127 29298.096 L 4955.367 29296.816 L 4955.367 29301.936 L 4945.127 29298.096 L 4943.207 29290.416 C 4943.207 29285.296 4951.100 29268.869 4966.887 29241.136 C 4987.367 29205.722 5008.060 29170.096 5028.967 29134.256 C 5032.807 29127.856 5036.647 29122.096 5040.487 29116.976 ZM 5450.147 29026.096 C 5462.947 29016.709 5474.040 29009.882 5483.427 29005.616 C 5493.240 29000.922 5500.920 28998.576 5506.467 28998.576 C 5514.573 28998.576 5522.253 29000.922 5529.507 29005.616 L 5533.987 28995.376 L 5537.827 28994.096 L 5540.387 28985.776 C 5542.093 28983.642 5543.160 28981.936 5543.587 28980.656 C 5544.440 28978.949 5545.507 28978.522 5546.787 28979.376 L 5551.907 28970.416 L 5548.707 28970.416 C 5548.707 28969.136 5549.987 28967.642 5552.547 28965.936 C 5555.107 28964.229 5556.387 28962.096 5556.387 28959.536 C 5556.387 28958.256 5557.453 28956.976 5559.587 28955.696 C 5562.147 28953.989 5563.427 28952.709 5563.427 28951.856 C 5563.427 28948.016 5573.453 28932.442 5593.507 28905.136 C 5613.560 28877.829 5625.080 28863.749 5628.067 28862.896 L 5630.627 28856.496 L 5650.467 28843.056 L 5664.547 28837.936 C 5674.787 28833.242 5684.173 28830.896 5692.707 28830.896 L 5701.667 28832.176 L 5702.947 28842.416 L 5696.547 28845.616 L 5694.627 28852.016 L 5692.067 28852.656 L 5692.067 28856.496 L 5688.867 28856.496 C 5686.733 28860.762 5683.960 28865.456 5680.547 28870.576 C 5677.560 28875.696 5673.933 28881.029 5669.667 28886.576 L 5666.467 28887.856 L 5666.467 28894.896 L 5659.427 28897.456 L 5661.987 28901.296 C 5660.707 28901.722 5659.853 28902.149 5659.427 28902.576 C 5657.293 28904.709 5656.227 28907.056 5656.227 28909.616 C 5656.227 28914.309 5654.733 28916.656 5651.747 28916.656 L 5645.347 28917.936 L 5644.067 28926.896 C 5640.653 28929.882 5638.947 28931.589 5638.947 28932.016 C 5639.373 28934.149 5639.587 28936.069 5639.587 28937.776 L 5631.267 28944.816 C 5630.413 28944.816 5629.773 28945.456 5629.347 28946.736 C 5629.347 28947.589 5629.133 28948.869 5628.707 28950.576 L 5631.907 28949.296 C 5631.907 28950.576 5630.413 28951.216 5627.427 28951.216 L 5619.747 28953.776 L 5623.587 28955.696 C 5625.720 28956.549 5627.213 28956.122 5628.067 28954.416 L 5623.587 28962.096 L 5619.107 28959.536 C 5618.253 28961.669 5617.613 28963.802 5617.187 28965.936 C 5617.187 28968.069 5618.680 28969.136 5621.667 28969.136 C 5622.093 28972.122 5619.533 28974.469 5613.987 28976.176 C 5608.867 28977.456 5605.880 28978.096 5605.027 28978.096 C 5605.027 28979.376 5606.093 28980.016 5608.227 28980.016 C 5610.787 28980.016 5612.280 28980.442 5612.707 28981.296 L 5619.107 28980.016 C 5618.253 28981.722 5614.413 28985.349 5607.587 28990.896 L 5598.627 28992.176 L 5596.707 28996.656 L 5599.907 28996.656 L 5601.827 29001.776 L 5604.387 29000.496 L 5605.667 29003.056 L 5603.747 29004.976 L 5596.707 29003.696 C 5595.853 29004.122 5595.000 29004.336 5594.147 29004.336 C 5595.000 29007.322 5595.853 29010.096 5596.707 29012.656 L 5591.587 29017.776 C 5590.307 29019.056 5589.027 29020.549 5587.747 29022.256 C 5587.747 29023.536 5587.960 29024.816 5588.387 29026.096 L 5588.387 29031.216 L 5583.907 29031.216 L 5578.787 29036.336 C 5582.627 29035.482 5584.973 29035.056 5585.827 29035.056 L 5584.547 29036.976 L 5583.267 29039.536 L 5574.307 29042.736 L 5581.987 29042.736 L 5581.987 29045.296 L 5577.507 29045.936 L 5572.387 29054.256 L 5569.827 29054.896 L 5569.827 29061.936 C 5565.560 29064.496 5562.147 29068.336 5559.587 29073.456 C 5559.587 29075.162 5559.800 29076.869 5560.227 29078.576 L 5564.707 29079.856 C 5564.707 29081.562 5562.787 29083.482 5558.947 29085.616 C 5555.107 29087.322 5552.547 29088.389 5551.267 29088.816 L 5551.267 29091.376 L 5557.667 29091.376 L 5557.667 29094.576 L 5547.427 29099.056 C 5548.707 29101.616 5551.053 29102.256 5554.467 29100.976 L 5541.027 29112.496 C 5539.320 29115.482 5538.680 29117.189 5539.107 29117.616 C 5539.533 29117.616 5540.387 29117.829 5541.667 29118.256 C 5542.947 29118.256 5543.587 29118.896 5543.587 29120.176 C 5543.160 29119.322 5541.240 29118.896 5537.827 29118.896 L 5537.827 29122.736 L 5539.107 29124.656 L 5535.267 29125.296 C 5534.413 29126.149 5534.413 29127.002 5535.267 29127.856 L 5538.467 29131.056 C 5537.187 29132.336 5536.120 29133.616 5535.267 29134.896 L 5526.947 29138.096 L 5531.427 29137.456 C 5530.573 29139.162 5530.147 29140.656 5530.147 29141.936 L 5527.587 29149.616 L 5522.467 29154.096 C 5522.467 29155.802 5522.680 29157.296 5523.107 29158.576 L 5524.387 29163.696 L 5516.707 29167.536 L 5519.907 29171.376 L 5519.267 29173.936 L 5512.227 29176.496 L 5512.227 29179.056 C 5513.933 29179.909 5514.787 29180.549 5514.787 29180.976 C 5514.787 29183.536 5513.720 29186.736 5511.587 29190.576 C 5509.880 29194.416 5509.027 29197.189 5509.027 29198.896 C 5506.040 29206.576 5503.480 29213.616 5501.347 29220.016 C 5499.640 29225.989 5498.787 29231.962 5498.787 29237.936 C 5498.787 29240.922 5499.640 29244.122 5501.347 29247.536 C 5503.053 29250.522 5504.760 29252.016 5506.467 29252.016 C 5515.427 29252.016 5528.440 29245.616 5545.507 29232.816 C 5552.333 29227.696 5563.853 29218.096 5580.067 29204.016 L 5583.907 29205.936 L 5579.427 29208.496 C 5573.453 29220.869 5554.680 29239.002 5523.107 29262.896 C 5491.533 29286.362 5469.133 29298.096 5455.907 29298.096 C 5452.920 29298.096 5448.653 29297.242 5443.107 29295.536 C 5437.987 29293.829 5434.147 29291.909 5431.587 29289.776 C 5430.733 29287.642 5429.453 29281.669 5427.747 29271.856 C 5426.040 29261.616 5422.840 29255.429 5418.147 29253.296 C 5416.867 29254.576 5414.520 29257.349 5411.107 29261.616 C 5403.853 29270.576 5399.160 29275.482 5397.027 29276.336 L 5393.187 29282.096 C 5387.213 29284.656 5381.240 29288.709 5375.267 29294.256 C 5369.720 29299.802 5364.173 29305.136 5358.627 29310.256 L 5354.147 29309.616 C 5352.440 29309.616 5348.813 29310.896 5343.267 29313.456 C 5337.720 29316.016 5333.667 29318.149 5331.107 29319.856 C 5326.413 29319.429 5321.293 29318.789 5315.747 29317.936 C 5310.627 29317.082 5306.573 29315.376 5303.587 29312.816 C 5304.867 29309.829 5305.507 29307.482 5305.507 29305.776 C 5304.227 29306.202 5302.947 29306.416 5301.667 29306.416 C 5299.960 29306.416 5298.467 29304.282 5297.187 29300.016 L 5295.267 29293.616 L 5292.707 29293.616 C 5289.293 29284.229 5286.947 29276.976 5285.667 29271.856 C 5284.387 29266.736 5283.747 29259.909 5283.747 29251.376 C 5283.747 29219.802 5297.613 29184.176 5325.347 29144.496 C 5347.960 29112.069 5374.413 29083.482 5404.707 29058.736 C 5412.813 29051.909 5420.067 29046.149 5426.467 29041.456 C 5431.160 29038.469 5439.053 29033.349 5450.147 29026.096 ZM 5413.027 29091.376 C 5411.320 29095.642 5406.840 29102.256 5399.587 29111.216 C 5394.467 29117.616 5391.480 29121.456 5390.627 29122.736 L 5386.787 29123.376 L 5388.067 29125.936 L 5386.787 29129.136 L 5387.427 29131.056 C 5385.720 29133.616 5384.867 29135.962 5384.867 29138.096 L 5380.387 29138.096 L 5380.387 29141.296 C 5376.973 29144.282 5375.480 29148.122 5375.907 29152.816 L 5370.147 29154.736 L 5371.427 29159.216 L 5367.587 29166.256 L 5362.467 29163.696 L 5361.187 29165.616 L 5364.387 29168.816 L 5366.947 29168.816 C 5366.093 29170.949 5365.667 29172.442 5365.667 29173.296 L 5362.467 29176.496 L 5365.667 29181.616 L 5360.547 29186.096 L 5359.907 29189.296 C 5360.760 29191.429 5361.187 29194.629 5361.187 29198.896 C 5360.333 29207.002 5359.907 29212.976 5359.907 29216.816 C 5359.907 29227.482 5361.613 29236.016 5365.027 29242.416 C 5368.867 29248.816 5373.347 29252.016 5378.467 29252.016 C 5386.573 29252.016 5394.680 29249.242 5402.787 29243.696 C 5410.893 29238.149 5416.440 29234.522 5419.427 29232.816 C 5420.707 29229.829 5423.053 29223.002 5426.467 29212.336 C 5429.880 29201.242 5432.867 29192.922 5435.427 29187.376 C 5441.827 29172.016 5447.587 29159.216 5452.707 29148.976 C 5456.120 29142.149 5462.733 29129.776 5472.547 29111.856 C 5476.387 29105.456 5478.307 29098.202 5478.307 29090.096 C 5478.307 29080.709 5476.813 29072.602 5473.827 29065.776 C 5469.560 29055.962 5463.373 29051.056 5455.267 29051.056 C 5451.427 29051.056 5445.453 29054.256 5437.347 29060.656 L 5428.387 29068.336 C 5427.960 29070.896 5425.827 29074.309 5421.987 29078.576 C 5419.853 29081.136 5416.653 29084.549 5412.387 29088.816 L 5413.027 29091.376 ZM 5623.637 29195.056 L 5623.637 29189.936 C 5624.917 29189.082 5626.410 29188.229 5628.117 29187.376 L 5637.077 29182.256 L 5640.277 29182.896 L 5640.277 29187.376 L 5635.157 29191.856 L 5633.237 29196.976 C 5633.237 29198.256 5631.957 29202.949 5629.397 29211.056 C 5627.263 29219.162 5626.197 29224.496 5626.197 29227.056 C 5626.197 29233.029 5627.477 29239.216 5630.037 29245.616 C 5633.023 29252.016 5636.650 29256.709 5640.917 29259.696 L 5644.757 29262.256 C 5653.717 29268.656 5662.677 29271.216 5671.637 29269.936 L 5672.277 29272.496 L 5673.557 29269.296 L 5677.397 29265.456 L 5683.797 29266.736 L 5685.717 29270.576 L 5692.757 29262.256 C 5697.877 29263.962 5701.717 29264.816 5704.277 29264.816 C 5702.997 29263.109 5702.570 29262.042 5702.997 29261.616 L 5706.197 29257.136 L 5711.317 29258.416 C 5710.890 29257.562 5711.317 29256.496 5712.597 29255.216 C 5713.877 29253.936 5715.157 29253.509 5716.437 29253.936 C 5720.703 29248.816 5722.837 29242.629 5722.837 29235.376 C 5722.837 29227.269 5719.210 29220.229 5711.957 29214.256 C 5706.410 29209.989 5700.010 29206.576 5692.757 29204.016 C 5685.503 29201.029 5676.970 29196.336 5667.157 29189.936 C 5657.770 29183.109 5651.157 29178.416 5647.317 29175.856 L 5649.237 29172.016 L 5646.037 29167.536 L 5644.757 29172.656 C 5638.357 29166.682 5632.597 29159.002 5627.477 29149.616 L 5629.397 29147.696 L 5624.917 29147.056 C 5623.637 29143.642 5622.570 29140.869 5621.717 29138.736 C 5621.290 29136.602 5621.290 29134.469 5621.717 29132.336 L 5617.877 29120.816 C 5617.877 29105.029 5624.490 29090.309 5637.717 29076.656 C 5644.117 29070.256 5668.223 29053.402 5710.037 29026.096 L 5726.037 29015.856 L 5743.957 29004.976 L 5747.157 29004.336 C 5751.850 29002.629 5755.263 29001.562 5757.397 29001.136 C 5763.797 28999.429 5770.197 28998.576 5776.597 28998.576 C 5791.530 28998.576 5803.050 29003.482 5811.157 29013.296 C 5819.690 29022.682 5823.957 29035.056 5823.957 29050.416 C 5823.957 29051.696 5823.103 29054.256 5821.397 29058.096 C 5820.117 29061.509 5819.263 29063.642 5818.837 29064.496 L 5813.077 29068.976 L 5816.277 29068.336 L 5814.997 29070.256 C 5812.437 29074.949 5810.090 29079.429 5807.957 29083.696 C 5805.823 29087.536 5803.050 29091.802 5799.637 29096.496 L 5797.717 29093.936 C 5791.317 29099.482 5784.490 29105.882 5777.237 29113.136 C 5765.290 29125.936 5758.463 29132.976 5756.757 29134.256 L 5754.197 29132.976 L 5761.237 29116.976 L 5759.957 29115.696 C 5760.383 29113.136 5760.597 29109.722 5760.597 29105.456 L 5760.597 29093.936 C 5759.317 29089.669 5758.463 29086.682 5758.037 29084.976 C 5752.490 29072.176 5747.583 29063.216 5743.317 29058.096 C 5735.637 29048.709 5726.890 29044.016 5717.077 29044.016 C 5709.397 29044.016 5704.063 29047.002 5701.077 29052.976 C 5699.797 29053.402 5698.517 29053.616 5697.237 29053.616 L 5697.237 29057.456 C 5697.237 29059.589 5695.530 29067.269 5692.117 29080.496 C 5690.410 29086.896 5689.343 29092.229 5688.917 29096.496 C 5690.197 29098.202 5691.050 29099.482 5691.477 29100.336 C 5693.610 29103.322 5695.103 29104.602 5695.957 29104.176 L 5697.877 29114.416 L 5702.997 29115.696 C 5704.277 29118.682 5705.770 29121.456 5707.477 29124.016 C 5709.183 29126.576 5711.317 29128.496 5713.877 29129.776 C 5715.157 29131.909 5716.223 29133.189 5717.077 29133.616 C 5717.930 29134.469 5717.930 29135.322 5717.077 29136.176 C 5716.650 29137.029 5718.997 29139.162 5724.117 29142.576 L 5731.797 29141.296 L 5730.517 29147.696 C 5731.797 29148.122 5733.290 29148.549 5734.997 29148.976 C 5736.703 29148.976 5737.557 29149.402 5737.557 29150.256 L 5739.477 29154.096 L 5743.957 29152.816 L 5751.637 29165.616 L 5753.557 29156.016 C 5755.263 29156.869 5756.543 29159.002 5757.397 29162.416 L 5759.957 29162.416 C 5762.517 29163.269 5764.863 29164.336 5766.997 29165.616 C 5769.557 29166.469 5770.623 29167.536 5770.197 29168.816 C 5774.463 29173.936 5777.237 29178.202 5778.517 29181.616 C 5780.223 29181.189 5781.930 29180.549 5783.637 29179.696 L 5784.277 29184.176 L 5780.437 29188.016 L 5779.797 29191.216 L 5783.637 29187.376 L 5784.917 29189.296 L 5787.477 29195.056 C 5787.050 29195.482 5785.770 29197.616 5783.637 29201.456 C 5781.930 29205.296 5780.650 29207.002 5779.797 29206.576 L 5779.157 29212.336 L 5780.437 29215.536 L 5768.277 29229.616 L 5766.357 29227.696 C 5764.223 29231.962 5760.170 29236.229 5754.197 29240.496 C 5748.223 29244.336 5742.677 29247.962 5737.557 29251.376 C 5735.423 29252.656 5732.650 29255.002 5729.237 29258.416 C 5725.823 29261.829 5722.837 29264.602 5720.277 29266.736 L 5715.797 29271.216 C 5712.810 29274.202 5711.103 29275.482 5710.677 29275.056 L 5705.557 29280.176 L 5702.997 29280.176 L 5697.877 29284.656 L 5699.797 29287.856 L 5695.957 29294.256 L 5691.477 29292.976 C 5691.477 29290.842 5691.050 29289.776 5690.197 29289.776 L 5690.197 29294.256 L 5688.917 29298.736 L 5686.997 29298.096 L 5681.237 29301.936 L 5681.237 29307.056 C 5680.383 29307.482 5679.317 29307.482 5678.037 29307.056 C 5676.757 29306.202 5675.903 29305.562 5675.477 29305.136 L 5674.837 29307.696 C 5670.997 29308.976 5669.077 29310.256 5669.077 29311.536 L 5664.597 29312.816 L 5659.477 29315.376 L 5654.997 29315.376 L 5650.517 29315.376 L 5650.517 29318.576 L 5645.397 29319.856 C 5646.250 29320.709 5646.037 29321.562 5644.757 29322.416 C 5643.903 29323.696 5643.050 29323.909 5642.197 29323.056 L 5640.917 29317.296 L 5639.637 29320.496 L 5636.437 29323.696 L 5634.517 29318.576 L 5635.157 29316.656 L 5631.317 29316.656 L 5631.317 29324.336 C 5630.037 29323.909 5627.690 29323.696 5624.277 29323.696 C 5615.743 29323.696 5610.410 29323.056 5608.277 29321.776 L 5605.717 29322.416 L 5603.157 29317.296 L 5594.197 29316.656 L 5594.197 29311.536 L 5592.277 29312.816 C 5584.597 29308.976 5578.837 29303.429 5574.997 29296.176 C 5571.157 29288.922 5569.237 29280.816 5569.237 29271.856 C 5569.237 29256.922 5575.210 29242.629 5587.157 29228.976 C 5597.823 29217.456 5608.703 29205.936 5619.797 29194.416 L 5623.637 29195.056 Z">
            <!-- 8949 nodes -->
          </draw:path>
          <draw:g id="g1054-1-2-2-0-4-0-7-3">
            <draw:g id="g881-9-8-7-7-6-3-6-8-7-5-2">
              <draw:path id="rect868-9-9-2-2-5-8-1-9-6-5-2" draw:style-name="style0" draw:layer="layout" svg:x="8.975cm" svg:y="31.689cm" svg:width="6.149cm" svg:height="8.640cm" svg:viewBox="0.0 0.0 6149.189 8640.000" svg:d="M 18370.431 63377.618 L 23678.972 63377.618 C 23911.832 63377.618 24099.296 63565.082 24099.296 63797.942 L 24099.296 71597.293 C 24099.296 71830.153 23911.832 72017.618 23678.972 72017.618 L 18370.431 72017.618 C 18137.572 72017.618 17950.107 71830.153 17950.107 71597.293 L 17950.107 63797.942 C 17950.107 63565.082 18137.572 63377.618 18370.431 63377.618 Z">
                <!-- 9 nodes -->
              </draw:path>
              <draw:path id="rect872-8-5-8-2-2-5-0-3-1-6-4" draw:style-name="style1" draw:layer="layout" svg:x="9.302cm" svg:y="31.969cm" svg:width="5.495cm" svg:height="8.017cm" svg:viewBox="0.0 0.0 5495.351 8017.297" svg:d="M 18603.945 63969.185 L 23569.999 63938.050 L 24083.729 64545.185 L 24099.296 71955.347 L 18603.945 71955.347 L 18603.945 63969.185 Z">
                <!-- 6 nodes -->
              </draw:path>
            </draw:g>
            <!-- id="g881-9-8-7-7-6-3-6-8-7-5-2" -->
            <draw:path id="text934-9-3-1-1-4-1-2-5-4-5" draw:style-name="style2" draw:layer="layout" svg:x="9.675cm" svg:y="32.355cm" svg:width="4.373cm" svg:height="0.867cm" svg:viewBox="0.0 0.0 4373.096 867.293" svg:d="M 19709.229 65016.290 L 19708.048 65159.264 L 19711.592 65536.784 L 19711.592 65563.961 L 19350.614 65563.961 L 19354.750 65124.997 L 19350.023 64757.520 L 19976.271 64757.520 C 20004.629 64757.520 20020.580 64758.111 20024.125 64759.293 C 20033.184 64761.656 20037.714 64768.352 20037.714 64779.380 C 20037.714 64793.165 20029.049 64800.058 20011.718 64800.058 L 20007.583 64800.058 L 19711.592 64795.922 L 19709.229 64979.070 L 19773.626 64979.661 L 19980.406 64976.116 L 20025.898 64975.525 C 20042.440 64975.525 20053.271 64976.904 20058.392 64979.661 C 20063.906 64982.418 20066.663 64987.932 20066.663 64996.203 C 20066.663 65011.564 20053.665 65019.244 20027.670 65019.244 L 19980.997 65018.063 L 19709.229 65016.290 ZM 20528.668 65170.489 L 20528.668 65098.411 C 20528.274 65048.390 20527.486 65017.669 20526.305 65006.247 C 20525.123 64994.825 20521.578 64984.584 20515.670 64975.525 C 20501.491 64953.469 20468.406 64942.440 20416.416 64942.440 C 20336.067 64942.440 20274.033 64967.648 20230.314 65018.063 C 20212.590 65038.544 20197.623 65048.784 20185.413 65048.784 C 20176.355 65048.784 20168.477 65045.633 20161.782 65039.331 C 20155.086 65033.030 20151.738 65025.743 20151.738 65017.472 C 20151.738 64992.658 20181.081 64967.057 20239.767 64940.668 C 20295.696 64915.461 20367.970 64902.857 20456.590 64902.857 C 20602.321 64902.857 20705.120 64924.913 20764.988 64969.026 C 20790.983 64988.326 20807.919 65009.988 20815.796 65034.014 C 20823.674 65058.040 20827.612 65100.381 20827.612 65161.036 L 20827.612 65395.583 C 20826.037 65438.909 20827.218 65471.600 20831.157 65493.656 C 20835.490 65515.319 20844.942 65538.754 20859.515 65563.961 L 20528.668 65563.961 L 20528.668 65501.927 C 20492.432 65526.741 20456.393 65545.450 20420.552 65558.053 C 20385.104 65570.657 20350.050 65576.959 20315.389 65576.959 C 20256.703 65576.959 20204.516 65559.826 20158.828 65525.559 C 20099.354 65480.659 20069.617 65422.366 20069.617 65350.683 C 20069.617 65287.270 20093.643 65236.068 20141.694 65197.075 C 20197.623 65150.993 20266.944 65127.951 20349.656 65127.951 C 20383.528 65127.951 20413.462 65131.102 20439.457 65137.404 C 20465.452 65143.312 20495.189 65154.340 20528.668 65170.489 ZM 20529.259 65213.026 C 20479.632 65188.213 20441.230 65175.806 20414.053 65175.806 C 20391.209 65175.806 20376.242 65184.865 20369.152 65202.983 C 20365.213 65212.830 20363.244 65241.385 20363.244 65288.649 L 20363.244 65429.850 C 20363.638 65460.965 20364.623 65479.871 20366.198 65486.567 C 20370.137 65504.684 20383.528 65513.743 20406.372 65513.743 C 20424.490 65513.743 20444.577 65508.426 20466.634 65497.792 C 20489.084 65486.763 20509.565 65472.387 20528.077 65454.663 L 20529.259 65213.026 ZM 20953.453 65454.663 C 20961.330 65454.663 20971.374 65460.571 20983.583 65472.387 C 21003.277 65490.899 21031.241 65506.851 21067.477 65520.242 C 21103.713 65533.240 21137.585 65539.738 21169.094 65539.738 C 21183.667 65539.738 21194.499 65537.375 21201.588 65532.649 C 21209.072 65527.529 21212.813 65520.242 21212.813 65510.789 C 21212.813 65501.337 21207.693 65490.111 21197.453 65477.114 C 21187.606 65463.722 21165.353 65438.318 21130.692 65400.901 C 21046.011 65310.311 20991.067 65246.702 20965.859 65210.072 C 20941.046 65173.049 20928.639 65137.601 20928.639 65103.729 C 20928.639 65074.189 20937.107 65046.027 20954.043 65019.244 C 20971.374 64992.068 20995.399 64969.026 21026.121 64950.121 C 21076.930 64918.611 21135.222 64902.857 21200.998 64902.857 C 21249.443 64902.857 21300.646 64913.097 21354.605 64933.578 C 21396.749 64949.727 21417.821 64967.254 21417.821 64986.160 C 21417.821 64992.068 21415.261 64997.385 21410.140 65002.111 C 21405.414 65006.838 21399.900 65009.201 21393.598 65009.201 C 21386.115 65009.201 21372.132 65001.914 21351.651 64987.341 C 21309.902 64957.407 21264.410 64942.440 21215.177 64942.440 C 21197.847 64942.440 21184.652 64945.197 21175.593 64950.712 C 21166.928 64956.226 21162.596 64964.694 21162.596 64976.116 C 21162.596 64989.507 21170.670 65006.444 21186.818 65026.925 C 21203.361 65047.406 21236.642 65082.066 21286.663 65130.905 C 21335.503 65178.563 21366.421 65209.876 21379.419 65224.842 C 21392.810 65239.415 21405.611 65256.352 21417.821 65275.651 C 21438.696 65308.736 21449.133 65344.578 21449.133 65383.177 C 21449.133 65443.832 21419.790 65492.868 21361.104 65530.286 C 21313.052 65561.401 21253.973 65576.959 21183.864 65576.959 C 21105.879 65576.959 21036.755 65559.629 20976.494 65524.969 C 20958.770 65514.334 20946.560 65505.669 20939.864 65498.973 C 20933.562 65492.278 20930.411 65484.991 20930.411 65477.114 C 20930.411 65462.541 20938.092 65455.057 20953.453 65454.663 ZM 21823.109 65047.012 L 21823.109 65441.666 L 21822.518 65479.477 C 21822.518 65503.897 21825.472 65520.242 21831.380 65528.513 C 21837.682 65536.391 21850.089 65540.329 21868.601 65540.329 C 21915.077 65540.329 21960.765 65526.150 22005.666 65497.792 C 22050.567 65469.039 22087.196 65430.638 22115.555 65382.586 C 22124.220 65368.013 22132.688 65360.726 22140.959 65360.726 C 22146.867 65360.726 22152.184 65363.483 22156.911 65368.997 C 22162.031 65374.118 22164.591 65379.632 22164.591 65385.540 C 22164.591 65399.719 22153.169 65419.806 22130.325 65445.801 C 22107.481 65471.403 22080.895 65494.444 22050.567 65514.925 C 21988.730 65556.281 21922.560 65576.959 21852.058 65576.959 C 21755.561 65576.959 21675.803 65547.025 21612.785 65487.157 C 21541.101 65419.806 21505.259 65337.291 21505.259 65239.612 C 21505.259 65138.783 21543.070 65054.889 21618.693 64987.932 C 21682.105 64931.215 21760.288 64902.857 21853.240 64902.857 C 21927.287 64902.857 21992.078 64920.384 22047.613 64955.438 C 22071.245 64970.405 22090.544 64986.553 22105.511 65003.884 C 22120.478 65020.820 22127.962 65035.196 22127.962 65047.012 C 22127.962 65052.920 22125.795 65058.040 22121.463 65062.373 C 22117.130 65066.311 22111.813 65068.281 22105.511 65068.281 C 22097.240 65068.281 22086.803 65058.828 22074.199 65039.922 C 22056.081 65013.533 22027.526 64990.689 21988.533 64971.390 C 21949.540 64951.696 21912.714 64941.850 21878.054 64941.850 C 21854.815 64941.850 21839.849 64948.348 21833.153 64961.346 C 21826.457 64974.344 21823.109 65002.899 21823.109 65047.012 ZM 22379.642 64712.029 C 22483.623 64712.029 22535.613 64739.205 22535.613 64793.559 C 22535.613 64819.948 22521.828 64840.626 22494.257 64855.593 C 22467.080 64870.166 22428.678 64877.452 22379.051 64877.452 C 22280.191 64877.452 22230.761 64849.488 22230.761 64793.559 C 22230.761 64739.993 22280.388 64712.816 22379.642 64712.029 ZM 22532.659 64918.808 L 22532.659 64935.942 L 22531.478 65028.106 L 22530.296 65171.080 L 22528.524 65388.494 L 22530.887 65510.789 L 22532.068 65563.961 L 22228.398 65563.961 L 22231.352 65346.547 L 22233.124 65154.537 L 22231.942 65053.511 L 22230.170 64941.259 L 22230.761 64918.808 L 22532.659 64918.808 ZM 22662.044 65454.663 C 22669.921 65454.663 22679.965 65460.571 22692.175 65472.387 C 22711.868 65490.899 22739.833 65506.851 22776.068 65520.242 C 22812.304 65533.240 22846.177 65539.738 22877.686 65539.738 C 22892.259 65539.738 22903.090 65537.375 22910.180 65532.649 C 22917.663 65527.529 22921.405 65520.242 22921.405 65510.789 C 22921.405 65501.337 22916.285 65490.111 22906.044 65477.114 C 22896.198 65463.722 22873.944 65438.318 22839.284 65400.901 C 22754.603 65310.311 22699.658 65246.702 22674.451 65210.072 C 22649.637 65173.049 22637.231 65137.601 22637.231 65103.729 C 22637.231 65074.189 22645.699 65046.027 22662.635 65019.244 C 22679.965 64992.068 22703.991 64969.026 22734.712 64950.121 C 22785.521 64918.611 22843.813 64902.857 22909.589 64902.857 C 22958.035 64902.857 23009.237 64913.097 23063.197 64933.578 C 23105.340 64949.727 23126.412 64967.254 23126.412 64986.160 C 23126.412 64992.068 23123.852 64997.385 23118.732 65002.111 C 23114.006 65006.838 23108.491 65009.201 23102.190 65009.201 C 23094.706 65009.201 23080.724 65001.914 23060.243 64987.341 C 23018.493 64957.407 22973.001 64942.440 22923.768 64942.440 C 22906.438 64942.440 22893.244 64945.197 22884.185 64950.712 C 22875.520 64956.226 22871.187 64964.694 22871.187 64976.116 C 22871.187 64989.507 22879.261 65006.444 22895.410 65026.925 C 22911.952 65047.406 22945.234 65082.066 22995.255 65130.905 C 23044.094 65178.563 23075.013 65209.876 23088.010 65224.842 C 23101.402 65239.415 23114.202 65256.352 23126.412 65275.651 C 23147.287 65308.736 23157.725 65344.578 23157.725 65383.177 C 23157.725 65443.832 23128.382 65492.868 23069.696 65530.286 C 23021.644 65561.401 22962.564 65576.959 22892.456 65576.959 C 22814.470 65576.959 22745.347 65559.629 22685.085 65524.969 C 22667.361 65514.334 22655.151 65505.669 22648.456 65498.973 C 22642.154 65492.278 22639.003 65484.991 22639.003 65477.114 C 22639.003 65462.541 22646.683 65455.057 22662.044 65454.663 ZM 23565.376 64710.847 L 23558.877 64901.675 L 23558.287 64919.990 C 23592.553 64919.990 23623.668 64918.611 23651.633 64915.854 C 23656.359 64915.461 23660.495 64915.264 23664.040 64915.264 C 23681.370 64915.264 23690.035 64923.141 23690.035 64938.896 C 23690.035 64953.469 23680.976 64960.755 23662.858 64960.755 C 23657.344 64960.755 23650.451 64960.361 23642.180 64959.574 C 23611.065 64957.210 23588.811 64956.029 23575.420 64956.029 L 23558.287 64956.029 L 23557.696 65070.644 L 23560.059 65300.465 L 23561.831 65423.351 C 23561.831 65452.103 23563.998 65472.190 23568.330 65483.613 C 23572.663 65495.035 23580.146 65500.746 23590.781 65500.746 C 23604.960 65500.746 23620.124 65492.475 23636.272 65475.932 C 23652.027 65459.390 23664.434 65439.106 23673.493 65415.080 C 23681.764 65392.236 23691.610 65380.813 23703.032 65380.813 C 23716.424 65380.813 23723.120 65388.297 23723.120 65403.264 C 23723.120 65418.231 23716.424 65436.939 23703.032 65459.390 C 23689.641 65481.446 23673.493 65500.746 23654.587 65517.288 C 23608.111 65557.856 23547.849 65578.140 23473.802 65578.140 C 23404.088 65578.140 23350.128 65557.069 23311.923 65514.925 C 23292.230 65493.656 23278.642 65470.024 23271.158 65444.029 C 23263.675 65417.640 23259.933 65381.207 23259.933 65334.731 L 23259.933 65290.421 L 23260.524 65165.763 L 23260.524 64954.256 C 23255.010 64953.862 23251.071 64953.666 23248.708 64953.666 C 23244.769 64953.666 23236.892 64954.059 23225.076 64954.847 C 23215.229 64955.635 23206.958 64956.029 23200.262 64956.029 C 23180.963 64956.029 23171.313 64948.742 23171.313 64934.169 C 23171.313 64919.990 23180.569 64912.900 23199.081 64912.900 C 23207.746 64912.900 23213.851 64913.097 23217.395 64913.491 L 23260.524 64916.445 L 23260.524 64849.685 C 23377.108 64807.541 23478.726 64761.262 23565.376 64710.847 Z">
              <!-- 207 nodes -->
            </draw:path>
          </draw:g>
          <!-- id="g1054-1-2-2-0-4-0-7-3" -->
          <draw:path id="flowRoot948-5-8-3-9-6-6-0-9-8-7" draw:style-name="style2" draw:layer="layout" svg:x="9.537cm" svg:y="34.270cm" svg:width="5.029cm" svg:height="1.887cm" svg:viewBox="0.0 0.0 5029.110 1886.693" svg:d="M 19351.779 68957.664 C 19353.486 68953.824 19356.259 68949.344 19360.099 68944.224 C 19363.939 68938.678 19366.713 68934.624 19368.419 68932.064 C 19372.259 68927.371 19375.033 68923.744 19376.739 68921.184 C 19380.153 68916.491 19382.713 68912.438 19384.419 68909.024 L 19388.259 68905.184 L 19419.619 68862.944 C 19421.326 68861.238 19423.246 68859.531 19425.379 68857.824 C 19428.793 68852.278 19432.633 68846.731 19436.899 68841.184 C 19442.873 68833.078 19447.139 68828.811 19449.699 68828.384 C 19453.966 68821.131 19459.513 68813.451 19466.339 68805.344 C 19473.166 68796.811 19479.993 68788.491 19486.819 68780.384 L 19498.979 68765.024 L 19503.459 68763.744 L 19509.219 68753.504 C 19510.926 68752.651 19512.846 68751.584 19514.979 68750.304 C 19519.246 68741.344 19524.366 68733.451 19530.339 68726.624 L 19530.979 68724.064 C 19536.953 68719.371 19542.499 68714.038 19547.619 68708.064 L 19564.259 68688.864 C 19581.753 68671.371 19596.686 68654.944 19609.059 68639.584 C 19613.326 68635.318 19617.166 68631.051 19620.579 68626.784 C 19626.979 68619.531 19632.739 68611.638 19637.859 68603.104 L 19639.779 68605.024 C 19644.899 68601.184 19651.513 68598.198 19659.619 68596.064 C 19667.726 68593.504 19673.699 68591.371 19677.539 68589.664 L 19683.299 68587.104 L 19687.779 68587.104 L 19689.059 68584.544 L 19704.419 68583.264 L 19710.179 68585.184 C 19710.606 68589.024 19709.539 68593.504 19706.979 68598.624 C 19707.833 68598.198 19708.473 68598.411 19708.899 68599.264 C 19709.753 68599.691 19710.393 68600.118 19710.819 68600.544 L 19707.619 68599.904 L 19698.659 68643.424 C 19693.539 68666.891 19689.699 68680.331 19687.139 68683.744 L 19689.699 68685.024 C 19690.979 68685.451 19691.193 68686.518 19690.339 68688.224 L 19683.939 68699.744 L 19687.139 68708.064 C 19686.286 68711.478 19685.219 68716.598 19683.939 68723.424 C 19683.086 68729.824 19682.233 68735.798 19681.379 68741.344 L 19676.259 68747.744 L 19676.259 68764.384 L 19673.699 68764.384 L 19675.619 68772.064 C 19674.339 68774.624 19673.273 68778.464 19672.419 68783.584 C 19671.993 68788.278 19671.566 68791.478 19671.139 68793.184 L 19673.059 68803.424 L 19668.579 68809.184 C 19669.006 68810.891 19669.433 68813.024 19669.859 68815.584 C 19670.713 68818.144 19671.139 68819.851 19671.139 68820.704 C 19671.139 68823.264 19670.286 68824.758 19668.579 68825.184 L 19668.579 68822.624 L 19667.299 68823.904 C 19667.299 68827.744 19669.006 68829.238 19672.419 68828.384 C 19671.993 68830.518 19670.926 68838.411 19669.219 68852.064 C 19667.939 68865.718 19667.299 68872.758 19667.299 68873.184 C 19667.299 68876.171 19667.513 68878.304 19667.939 68879.584 L 19660.259 68884.704 L 19659.619 68891.744 L 19665.379 68890.464 C 19668.366 68891.318 19669.219 68893.238 19667.939 68896.224 C 19666.659 68899.211 19665.593 68901.131 19664.739 68901.984 L 19670.499 68907.744 C 19671.353 68909.451 19670.499 68910.518 19667.939 68910.944 C 19665.806 68911.371 19664.739 68912.011 19664.739 68912.864 L 19664.739 68915.424 C 19667.299 68917.131 19668.579 68918.624 19668.579 68919.904 C 19668.579 68920.758 19667.299 68920.971 19664.739 68920.544 L 19665.379 68926.304 L 19666.659 68939.104 C 19664.099 68942.091 19662.819 68944.651 19662.819 68946.784 C 19662.819 68948.491 19663.886 68949.558 19666.019 68949.984 C 19668.579 68950.411 19669.859 68951.691 19669.859 68953.824 L 19667.939 68954.464 C 19669.219 68959.584 19668.793 68965.984 19666.659 68973.664 C 19664.953 68981.344 19662.606 68988.171 19659.619 68994.144 L 19651.299 68992.864 C 19650.873 68992.864 19650.019 68994.144 19648.739 68996.704 C 19647.459 68998.838 19645.753 68999.478 19643.619 68998.624 L 19640.419 69006.304 L 19602.019 69026.784 C 19594.339 69024.224 19588.579 69017.824 19584.739 69007.584 C 19581.326 68997.344 19579.619 68986.251 19579.619 68974.304 C 19579.619 68968.758 19580.046 68962.998 19580.899 68957.024 C 19581.753 68950.624 19582.393 68946.358 19582.819 68944.224 C 19583.246 68942.091 19583.886 68939.531 19584.739 68936.544 C 19586.019 68933.131 19585.806 68930.998 19584.099 68930.144 L 19584.099 68920.544 L 19587.939 68917.984 C 19586.233 68915.851 19584.953 68914.998 19584.099 68915.424 L 19584.099 68887.904 L 19575.139 68886.624 L 19567.459 68889.184 C 19566.179 68887.904 19565.113 68887.264 19564.259 68887.264 C 19563.406 68887.264 19562.553 68888.331 19561.699 68890.464 L 19555.299 68890.464 L 19552.739 68887.904 C 19551.033 68890.464 19548.473 68892.171 19545.059 68893.024 C 19541.646 68893.878 19538.873 68894.518 19536.739 68894.944 C 19537.166 68892.811 19537.379 68891.531 19537.379 68891.104 C 19537.379 68890.251 19537.593 68889.398 19538.019 68888.544 L 19534.819 68888.544 C 19533.966 68888.544 19532.473 68889.398 19530.339 68891.104 C 19523.939 68895.798 19516.899 68898.144 19509.219 68898.144 C 19507.939 68898.144 19504.953 68899.851 19500.259 68903.264 C 19498.979 68904.118 19496.633 68905.824 19493.219 68908.384 L 19481.699 68901.984 C 19479.566 68905.824 19478.286 68908.811 19477.859 68910.944 L 19468.259 68912.864 L 19463.779 68912.864 L 19453.539 68917.984 L 19449.699 68925.664 L 19445.219 68924.384 L 19440.099 68926.304 L 19438.819 68935.904 C 19436.686 68938.891 19433.913 68941.878 19430.499 68944.864 C 19427.513 68947.851 19424.526 68949.984 19421.539 68951.264 L 19420.259 68956.384 L 19424.739 68956.384 C 19423.886 68958.518 19423.033 68960.224 19422.179 68961.504 C 19421.326 68962.358 19420.473 68962.144 19419.619 68960.864 C 19413.646 68965.984 19410.659 68972.171 19410.659 68979.424 C 19405.966 68980.278 19400.633 68982.838 19394.659 68987.104 C 19388.686 68991.371 19385.273 68995.424 19384.419 68999.264 L 19373.539 69008.864 C 19372.686 69009.291 19371.833 69008.864 19370.979 69007.584 C 19370.126 69006.304 19369.913 69005.451 19370.339 69005.024 L 19340.259 69020.384 L 19326.819 69028.704 L 19321.699 69028.064 L 19317.219 69019.744 C 19319.353 69008.224 19325.113 68995.424 19334.499 68981.344 C 19339.619 68974.091 19344.739 68966.624 19349.859 68958.944 L 19351.779 68957.664 ZM 19589.219 68811.104 L 19592.419 68809.824 C 19596.259 68785.931 19600.313 68761.824 19604.579 68737.504 L 19610.339 68713.824 C 19607.779 68716.811 19604.579 68718.731 19600.739 68719.584 C 19598.606 68722.998 19594.553 68728.331 19588.579 68735.584 C 19583.033 68742.838 19579.619 68748.811 19578.339 68753.504 C 19574.073 68755.638 19570.446 68758.624 19567.459 68762.464 C 19558.499 68774.411 19553.379 68780.811 19552.099 68781.664 C 19547.833 68791.051 19541.646 68799.584 19533.539 68807.264 C 19531.406 68812.384 19529.486 68817.291 19527.779 68821.984 C 19535.033 68821.984 19542.499 68821.131 19550.179 68819.424 C 19574.926 68813.878 19587.939 68811.104 19589.219 68811.104 ZM 19759.169 68941.024 L 19760.449 68932.064 L 19764.289 68930.784 L 19764.929 68924.384 L 19763.649 68923.104 L 19768.129 68918.624 C 19771.116 68915.211 19772.609 68912.438 19772.609 68910.304 C 19772.609 68908.171 19771.116 68907.104 19768.129 68907.104 L 19770.049 68905.824 C 19772.183 68904.544 19773.249 68902.838 19773.249 68900.704 C 19773.249 68896.438 19774.316 68892.811 19776.449 68889.824 C 19779.009 68886.838 19780.929 68885.984 19782.209 68887.264 L 19781.569 68882.144 L 19782.849 68875.744 L 19785.409 68875.744 L 19784.129 68869.984 L 19787.329 68868.064 L 19786.049 68866.784 L 19790.529 68865.504 L 19789.249 68859.744 L 19795.009 68855.904 L 19792.449 68850.784 C 19792.876 68849.504 19793.516 68848.438 19794.369 68847.584 C 19795.223 68846.304 19796.289 68846.091 19797.569 68846.944 L 19797.569 68837.984 C 19799.703 68836.704 19800.769 68835.638 19800.769 68834.784 C 19801.196 68833.504 19802.263 68832.864 19803.969 68832.864 L 19805.889 68832.224 C 19804.183 68827.104 19805.889 68821.984 19811.009 68816.864 C 19810.156 68815.584 19810.156 68814.944 19811.009 68814.944 C 19811.863 68814.518 19812.929 68814.091 19814.209 68813.664 L 19814.209 68807.264 C 19815.916 68808.971 19817.196 68808.971 19818.049 68807.264 C 19819.329 68805.131 19819.969 68801.291 19819.969 68795.744 L 19825.729 68794.464 L 19828.289 68789.344 L 19827.009 68781.664 L 19821.889 68781.664 C 19817.196 68781.664 19806.316 68784.438 19789.249 68789.984 C 19779.863 68792.971 19772.823 68794.464 19768.129 68794.464 L 19761.089 68793.184 L 19787.969 68753.504 L 19793.729 68750.304 C 19797.996 68740.491 19808.663 68733.238 19825.729 68728.544 C 19845.783 68725.131 19858.796 68722.784 19864.769 68721.504 C 19872.876 68712.971 19882.263 68701.024 19892.929 68685.664 C 19901.889 68672.864 19910.849 68659.851 19919.809 68646.624 C 19930.049 68633.824 19938.369 68624.438 19944.769 68618.464 C 19956.289 68607.371 19966.743 68600.758 19976.129 68598.624 C 19978.263 68595.638 19981.889 68592.864 19987.009 68590.304 C 19992.556 68587.744 19997.463 68585.824 20001.729 68584.544 L 20006.849 68592.864 C 20005.996 68596.704 20003.863 68602.038 20000.449 68608.864 L 19995.969 68616.544 L 19988.289 68621.024 C 19987.436 68627.851 19984.236 68635.318 19978.689 68643.424 C 19973.143 68651.531 19969.516 68657.931 19967.809 68662.624 L 19962.689 68664.544 L 19965.249 68670.944 C 19961.836 68670.944 19960.129 68671.371 19960.129 68672.224 L 19960.129 68677.984 L 19955.649 68682.464 L 19952.449 68682.464 L 19944.129 68702.304 L 19937.729 68702.304 C 19939.436 68705.718 19939.649 68708.918 19938.369 68711.904 L 19983.169 68710.624 C 19989.996 68710.624 19996.823 68710.838 20003.649 68711.264 C 20010.476 68711.264 20017.516 68712.331 20024.769 68714.464 C 20021.783 68721.718 20018.583 68727.691 20015.169 68732.384 L 20010.049 68733.024 L 20006.849 68740.064 L 19999.169 68742.624 L 19994.049 68750.304 C 19990.209 68755.424 19985.516 68759.691 19979.969 68763.104 C 19974.849 68766.518 19968.663 68769.504 19961.409 68772.064 L 19947.329 68770.144 L 19925.569 68772.064 C 19924.716 68770.784 19920.663 68771.211 19913.409 68773.344 C 19906.583 68775.051 19902.529 68775.691 19901.249 68775.264 C 19899.969 68774.838 19898.903 68775.478 19898.049 68777.184 C 19897.623 68778.464 19896.769 68778.891 19895.489 68778.464 C 19892.076 68785.718 19889.729 68791.051 19888.449 68794.464 C 19883.756 68805.131 19880.983 68812.384 19880.129 68816.224 L 19876.929 68822.624 C 19869.676 68833.291 19864.556 68841.824 19861.569 68848.224 C 19859.009 68854.624 19857.089 68861.451 19855.809 68868.704 C 19854.529 68868.278 19853.463 68868.918 19852.609 68870.624 C 19852.183 68871.904 19852.396 68873.184 19853.249 68874.464 L 19850.689 68881.504 L 19844.929 68883.424 C 19846.209 68885.131 19847.703 68886.624 19849.409 68887.904 C 19845.996 68894.304 19844.076 68897.931 19843.649 68898.784 C 19841.943 68903.051 19841.089 68907.104 19841.089 68910.944 L 19839.169 68912.864 L 19839.809 68917.344 C 19838.529 68921.184 19837.676 68924.171 19837.249 68926.304 C 19835.116 68933.984 19834.049 68938.464 19834.049 68939.744 C 19834.049 68946.571 19835.116 68951.904 19837.249 68955.744 C 19839.383 68959.584 19843.436 68961.504 19849.409 68961.504 C 19864.343 68961.504 19887.383 68949.344 19918.529 68925.024 C 19944.983 68904.118 19962.049 68888.118 19969.729 68877.024 L 19974.209 68877.024 L 19961.409 68893.664 C 19956.289 68900.918 19947.543 68910.944 19935.169 68923.744 C 19921.089 68938.251 19911.489 68948.278 19906.369 68953.824 C 19901.676 68959.371 19896.343 68965.131 19890.369 68971.104 C 19884.823 68977.078 19879.063 68982.198 19873.089 68986.464 L 19871.169 68987.744 C 19866.903 68992.864 19861.783 68997.771 19855.809 69002.464 C 19845.996 69010.571 19840.449 69015.264 19839.169 69016.544 L 19837.249 69013.984 C 19835.116 69013.984 19831.916 69015.904 19827.649 69019.744 C 19825.089 69022.304 19823.169 69023.798 19821.889 69024.224 L 19823.169 69026.144 C 19818.049 69026.998 19813.996 69029.558 19811.009 69033.824 L 19794.369 69036.384 C 19781.996 69036.384 19772.183 69030.198 19764.929 69017.824 C 19757.676 69005.451 19754.049 68992.651 19754.049 68979.424 L 19754.049 68962.784 C 19754.476 68957.238 19755.756 68951.478 19757.889 68945.504 L 19759.169 68941.024 ZM 19991.669 68941.024 L 19992.949 68932.064 L 19996.789 68930.784 L 19997.429 68924.384 L 19996.149 68923.104 L 20000.629 68918.624 C 20003.616 68915.211 20005.109 68912.438 20005.109 68910.304 C 20005.109 68908.171 20003.616 68907.104 20000.629 68907.104 L 20002.549 68905.824 C 20004.683 68904.544 20005.749 68902.838 20005.749 68900.704 C 20005.749 68896.438 20006.816 68892.811 20008.949 68889.824 C 20011.509 68886.838 20013.429 68885.984 20014.709 68887.264 L 20014.069 68882.144 L 20015.349 68875.744 L 20017.909 68875.744 L 20016.629 68869.984 L 20019.829 68868.064 L 20018.549 68866.784 L 20023.029 68865.504 L 20021.749 68859.744 L 20027.509 68855.904 L 20024.949 68850.784 C 20025.376 68849.504 20026.016 68848.438 20026.869 68847.584 C 20027.723 68846.304 20028.789 68846.091 20030.069 68846.944 L 20030.069 68837.984 C 20032.203 68836.704 20033.269 68835.638 20033.269 68834.784 C 20033.696 68833.504 20034.763 68832.864 20036.469 68832.864 L 20038.389 68832.224 C 20036.683 68827.104 20038.389 68821.984 20043.509 68816.864 C 20042.656 68815.584 20042.656 68814.944 20043.509 68814.944 C 20044.363 68814.518 20045.429 68814.091 20046.709 68813.664 L 20046.709 68807.264 C 20048.416 68808.971 20049.696 68808.971 20050.549 68807.264 C 20051.829 68805.131 20052.469 68801.291 20052.469 68795.744 L 20058.229 68794.464 L 20060.789 68789.344 L 20059.509 68781.664 L 20054.389 68781.664 C 20049.696 68781.664 20038.816 68784.438 20021.749 68789.984 C 20012.363 68792.971 20005.323 68794.464 20000.629 68794.464 L 19993.589 68793.184 L 20020.469 68753.504 L 20026.229 68750.304 C 20030.496 68740.491 20041.163 68733.238 20058.229 68728.544 C 20078.283 68725.131 20091.296 68722.784 20097.269 68721.504 C 20105.376 68712.971 20114.763 68701.024 20125.429 68685.664 C 20134.389 68672.864 20143.349 68659.851 20152.309 68646.624 C 20162.549 68633.824 20170.869 68624.438 20177.269 68618.464 C 20188.789 68607.371 20199.243 68600.758 20208.629 68598.624 C 20210.763 68595.638 20214.389 68592.864 20219.509 68590.304 C 20225.056 68587.744 20229.963 68585.824 20234.229 68584.544 L 20239.349 68592.864 C 20238.496 68596.704 20236.363 68602.038 20232.949 68608.864 L 20228.469 68616.544 L 20220.789 68621.024 C 20219.936 68627.851 20216.736 68635.318 20211.189 68643.424 C 20205.643 68651.531 20202.016 68657.931 20200.309 68662.624 L 20195.189 68664.544 L 20197.749 68670.944 C 20194.336 68670.944 20192.629 68671.371 20192.629 68672.224 L 20192.629 68677.984 L 20188.149 68682.464 L 20184.949 68682.464 L 20176.629 68702.304 L 20170.229 68702.304 C 20171.936 68705.718 20172.149 68708.918 20170.869 68711.904 L 20215.669 68710.624 C 20222.496 68710.624 20229.323 68710.838 20236.149 68711.264 C 20242.976 68711.264 20250.016 68712.331 20257.269 68714.464 C 20254.283 68721.718 20251.083 68727.691 20247.669 68732.384 L 20242.549 68733.024 L 20239.349 68740.064 L 20231.669 68742.624 L 20226.549 68750.304 C 20222.709 68755.424 20218.016 68759.691 20212.469 68763.104 C 20207.349 68766.518 20201.163 68769.504 20193.909 68772.064 L 20179.829 68770.144 L 20158.069 68772.064 C 20157.216 68770.784 20153.163 68771.211 20145.909 68773.344 C 20139.083 68775.051 20135.029 68775.691 20133.749 68775.264 C 20132.469 68774.838 20131.403 68775.478 20130.549 68777.184 C 20130.123 68778.464 20129.269 68778.891 20127.989 68778.464 C 20124.576 68785.718 20122.229 68791.051 20120.949 68794.464 C 20116.256 68805.131 20113.483 68812.384 20112.629 68816.224 L 20109.429 68822.624 C 20102.176 68833.291 20097.056 68841.824 20094.069 68848.224 C 20091.509 68854.624 20089.589 68861.451 20088.309 68868.704 C 20087.029 68868.278 20085.963 68868.918 20085.109 68870.624 C 20084.683 68871.904 20084.896 68873.184 20085.749 68874.464 L 20083.189 68881.504 L 20077.429 68883.424 C 20078.709 68885.131 20080.203 68886.624 20081.909 68887.904 C 20078.496 68894.304 20076.576 68897.931 20076.149 68898.784 C 20074.443 68903.051 20073.589 68907.104 20073.589 68910.944 L 20071.669 68912.864 L 20072.309 68917.344 C 20071.029 68921.184 20070.176 68924.171 20069.749 68926.304 C 20067.616 68933.984 20066.549 68938.464 20066.549 68939.744 C 20066.549 68946.571 20067.616 68951.904 20069.749 68955.744 C 20071.883 68959.584 20075.936 68961.504 20081.909 68961.504 C 20096.843 68961.504 20119.883 68949.344 20151.029 68925.024 C 20177.483 68904.118 20194.549 68888.118 20202.229 68877.024 L 20206.709 68877.024 L 20193.909 68893.664 C 20188.789 68900.918 20180.043 68910.944 20167.669 68923.744 C 20153.589 68938.251 20143.989 68948.278 20138.869 68953.824 C 20134.176 68959.371 20128.843 68965.131 20122.869 68971.104 C 20117.323 68977.078 20111.563 68982.198 20105.589 68986.464 L 20103.669 68987.744 C 20099.403 68992.864 20094.283 68997.771 20088.309 69002.464 C 20078.496 69010.571 20072.949 69015.264 20071.669 69016.544 L 20069.749 69013.984 C 20067.616 69013.984 20064.416 69015.904 20060.149 69019.744 C 20057.589 69022.304 20055.669 69023.798 20054.389 69024.224 L 20055.669 69026.144 C 20050.549 69026.998 20046.496 69029.558 20043.509 69033.824 L 20026.869 69036.384 C 20014.496 69036.384 20004.683 69030.198 19997.429 69017.824 C 19990.176 69005.451 19986.549 68992.651 19986.549 68979.424 L 19986.549 68962.784 C 19986.976 68957.238 19988.256 68951.478 19990.389 68945.504 L 19991.669 68941.024 ZM 20185.769 68948.704 L 20185.769 68946.144 L 20188.969 68935.904 C 20188.116 68935.904 20187.263 68935.691 20186.409 68935.264 C 20185.983 68933.131 20186.836 68931.851 20188.969 68931.424 L 20188.969 68926.944 L 20191.529 68926.944 L 20189.609 68917.344 C 20189.609 68913.931 20191.956 68906.678 20196.649 68895.584 C 20200.063 68887.478 20203.689 68879.371 20207.529 68871.264 L 20210.089 68871.264 C 20214.783 68856.758 20228.436 68837.771 20251.049 68814.304 C 20274.089 68790.411 20293.076 68775.051 20308.009 68768.224 C 20327.636 68754.144 20345.129 68742.838 20360.489 68734.304 C 20384.383 68720.651 20403.156 68713.824 20416.809 68713.824 C 20427.903 68713.824 20436.436 68717.451 20442.409 68724.704 C 20448.383 68731.958 20451.369 68741.131 20451.369 68752.224 L 20450.729 68759.264 C 20449.876 68760.971 20449.023 68762.464 20448.169 68763.744 C 20448.169 68764.598 20447.956 68766.518 20447.529 68769.504 C 20446.676 68770.784 20446.036 68771.851 20445.609 68772.704 L 20440.489 68784.224 C 20438.783 68785.078 20437.716 68785.504 20437.289 68785.504 C 20437.289 68786.358 20437.503 68786.998 20437.929 68787.424 L 20430.249 68798.304 L 20427.049 68799.584 L 20425.769 68804.704 C 20424.916 68804.278 20422.783 68805.558 20419.369 68808.544 L 20413.609 68814.304 L 20407.849 68813.664 L 20401.449 68817.504 C 20402.729 68817.931 20404.223 68818.358 20405.929 68818.784 L 20395.689 68826.464 L 20392.489 68824.544 L 20390.569 68825.184 L 20391.209 68829.664 L 20379.049 68832.864 C 20373.076 68839.264 20363.049 68845.238 20348.969 68850.784 C 20344.276 68852.491 20337.449 68854.838 20328.489 68857.824 C 20327.209 68858.678 20325.929 68859.318 20324.649 68859.744 C 20322.943 68859.744 20319.743 68860.811 20315.049 68862.944 C 20310.783 68865.078 20308.436 68866.144 20308.009 68866.144 C 20302.889 68868.704 20296.276 68871.691 20288.169 68875.104 C 20280.063 68878.518 20274.943 68879.798 20272.809 68878.944 L 20267.049 68892.384 C 20267.903 68891.958 20268.756 68892.811 20269.609 68894.944 L 20267.049 68893.664 L 20263.849 68893.664 L 20263.849 68897.504 L 20268.329 68899.424 C 20267.476 68899.424 20266.409 68902.838 20265.129 68909.664 C 20263.849 68916.491 20263.209 68923.318 20263.209 68930.144 C 20263.209 68941.238 20265.769 68950.411 20270.889 68957.664 C 20276.009 68964.491 20283.689 68967.904 20293.929 68967.904 C 20305.023 68967.904 20319.316 68962.358 20336.809 68951.264 C 20350.463 68942.731 20364.116 68933.984 20377.769 68925.024 C 20385.876 68917.771 20393.983 68910.304 20402.089 68902.624 C 20405.503 68900.064 20410.836 68896.651 20418.089 68892.384 L 20420.009 68898.144 C 20417.876 68902.411 20412.969 68907.531 20405.289 68913.504 C 20398.036 68919.478 20393.343 68923.744 20391.209 68926.304 L 20388.649 68926.304 L 20380.969 68932.704 L 20377.769 68935.904 L 20373.289 68942.304 L 20370.729 68942.304 L 20357.929 68955.104 C 20351.956 68961.078 20347.263 68965.344 20343.849 68967.904 L 20302.249 68999.904 C 20300.116 69000.331 20298.623 69000.758 20297.769 69001.184 C 20296.916 69001.611 20297.343 69002.464 20299.049 69003.744 L 20279.209 69015.264 L 20279.209 69012.064 L 20272.809 69015.264 L 20273.449 69017.824 C 20272.169 69018.251 20269.183 69018.464 20264.489 69018.464 L 20261.929 69020.384 L 20256.169 69020.384 L 20252.969 69024.224 C 20251.689 69023.371 20248.916 69022.944 20244.649 69022.944 L 20228.649 69022.944 L 20229.929 69020.384 C 20227.796 69020.811 20225.023 69020.598 20221.609 69019.744 C 20218.623 69018.891 20215.423 69017.824 20212.009 69016.544 L 20212.009 69013.984 L 20216.489 69012.704 L 20214.569 69011.424 L 20206.889 69011.424 C 20203.903 69010.144 20201.556 69007.798 20199.849 69004.384 L 20204.329 69003.104 L 20202.409 68999.904 L 20196.009 69000.544 C 20193.449 68994.571 20192.809 68989.451 20194.089 68985.184 L 20190.889 68985.824 L 20190.889 68983.264 C 20193.449 68983.264 20194.516 68982.411 20194.089 68980.704 L 20188.329 68980.704 C 20190.889 68978.998 20192.169 68976.438 20192.169 68973.024 L 20187.049 68964.064 L 20189.609 68961.504 L 20185.769 68955.744 L 20185.769 68948.704 ZM 20358.569 68827.744 C 20365.823 68821.771 20371.583 68814.731 20375.849 68806.624 C 20380.543 68798.091 20382.889 68789.558 20382.889 68781.024 C 20382.889 68775.904 20381.183 68771.211 20377.769 68766.944 C 20374.356 68762.678 20369.876 68760.544 20364.329 68760.544 C 20361.343 68760.544 20359.209 68761.824 20357.929 68764.384 L 20352.169 68764.384 L 20354.729 68767.584 L 20356.649 68766.304 L 20338.089 68779.744 C 20336.809 68783.584 20333.823 68786.784 20329.129 68789.344 L 20320.809 68795.104 L 20320.809 68797.664 L 20325.929 68797.664 L 20319.529 68798.944 L 20316.969 68800.864 L 20313.129 68804.064 L 20311.209 68807.264 L 20308.649 68807.264 L 20307.369 68809.184 C 20307.369 68810.038 20309.076 68811.104 20312.489 68812.384 L 20308.649 68815.584 C 20307.369 68815.584 20303.956 68817.718 20298.409 68821.984 L 20297.129 68829.664 L 20295.849 68832.864 L 20293.289 68832.864 L 20286.249 68842.464 L 20288.169 68839.904 L 20291.369 68839.904 L 20288.169 68843.104 L 20285.609 68843.744 L 20285.609 68846.304 C 20279.209 68847.158 20275.369 68848.224 20274.089 68849.504 L 20276.009 68851.424 L 20277.929 68850.144 L 20283.689 68850.144 L 20281.769 68853.344 L 20279.209 68853.344 L 20279.209 68858.464 L 20281.129 68859.744 C 20278.143 68859.744 20276.009 68861.024 20274.729 68863.584 C 20285.823 68863.584 20300.756 68859.744 20319.529 68852.064 C 20338.303 68843.958 20351.316 68835.851 20358.569 68827.744 ZM 20514.149 68808.544 C 20518.416 68802.144 20523.963 68792.971 20530.789 68781.024 L 20546.149 68752.864 L 20543.589 68750.944 C 20549.136 68743.691 20554.469 68738.144 20559.589 68734.304 C 20562.576 68732.171 20569.189 68728.544 20579.429 68723.424 L 20580.069 68721.504 C 20587.749 68718.091 20593.296 68715.744 20596.709 68714.464 C 20603.109 68711.904 20609.083 68710.198 20614.629 68709.344 C 20615.483 68712.758 20616.549 68715.958 20617.829 68718.944 C 20617.829 68721.078 20617.189 68724.064 20615.909 68727.904 C 20615.056 68731.744 20614.416 68734.518 20613.989 68736.224 L 20617.189 68736.224 C 20615.483 68744.758 20614.416 68749.451 20613.989 68750.304 C 20611.856 68757.558 20609.509 68762.251 20606.949 68764.384 L 20610.789 68768.224 L 20606.949 68768.224 L 20601.829 68771.424 L 20606.949 68773.344 C 20605.669 68778.891 20605.029 68781.878 20605.029 68782.304 L 20600.549 68787.424 L 20597.349 68787.424 C 20595.216 68791.691 20594.149 68794.464 20594.149 68795.744 C 20614.203 68781.238 20634.256 68766.518 20654.309 68751.584 C 20664.976 68744.758 20676.496 68738.358 20688.869 68732.384 C 20701.243 68725.984 20712.976 68721.504 20724.069 68718.944 C 20732.176 68721.931 20738.576 68725.984 20743.269 68731.104 C 20743.696 68730.678 20743.909 68730.891 20743.909 68731.744 L 20745.189 68733.024 L 20743.269 68738.144 C 20743.269 68742.838 20745.829 68744.118 20750.949 68741.984 C 20751.376 68749.238 20751.589 68754.784 20751.589 68758.624 L 20749.669 68765.024 C 20749.669 68766.304 20749.883 68767.584 20750.309 68768.864 C 20749.456 68770.144 20748.389 68771.211 20747.109 68772.064 C 20745.829 68772.918 20744.549 68772.278 20743.269 68770.144 L 20745.829 68780.384 C 20744.549 68779.104 20743.696 68779.104 20743.269 68780.384 C 20742.843 68781.238 20742.416 68782.304 20741.989 68783.584 L 20746.469 68784.224 C 20778.896 68759.478 20796.603 68746.038 20799.589 68743.904 C 20824.336 68727.264 20844.176 68718.944 20859.109 68718.944 C 20873.189 68718.944 20883.003 68726.411 20888.549 68741.344 L 20891.109 68741.344 L 20889.189 68747.104 C 20889.616 68748.811 20889.829 68752.438 20889.829 68757.984 C 20889.829 68763.531 20890.469 68766.304 20891.749 68766.304 L 20891.749 68772.064 C 20890.043 68771.638 20888.123 68771.424 20885.989 68771.424 L 20879.589 68771.424 L 20881.509 68775.904 L 20887.269 68774.624 L 20888.549 68779.104 C 20887.696 68779.958 20886.843 68781.024 20885.989 68782.304 C 20885.136 68783.158 20884.709 68785.078 20884.709 68788.064 L 20883.429 68791.904 L 20875.749 68791.904 L 20875.749 68789.984 C 20874.896 68789.984 20874.256 68789.771 20873.829 68789.344 L 20870.629 68798.304 C 20871.483 68799.158 20872.976 68799.371 20875.109 68798.944 C 20877.243 68798.518 20877.669 68797.451 20876.389 68795.744 L 20882.789 68798.944 L 20882.789 68802.144 L 20876.389 68807.904 L 20875.109 68804.704 L 20872.549 68809.824 L 20875.749 68812.384 L 20871.269 68812.384 C 20869.136 68812.384 20868.069 68813.878 20868.069 68816.864 C 20868.069 68818.144 20867.429 68819.851 20866.149 68821.984 C 20865.296 68823.691 20864.869 68825.184 20864.869 68826.464 C 20860.603 68834.144 20858.256 68838.838 20857.829 68840.544 L 20851.429 68840.544 L 20852.069 68837.344 C 20851.216 68837.771 20850.149 68838.411 20848.869 68839.264 L 20846.309 68841.824 L 20846.309 68845.664 L 20849.509 68845.664 C 20849.936 68846.944 20849.083 68847.798 20846.949 68848.224 C 20844.816 68848.651 20842.896 68849.078 20841.189 68849.504 L 20841.829 68852.064 C 20844.389 68852.918 20845.669 68854.411 20845.669 68856.544 L 20844.389 68859.104 L 20833.509 68866.784 L 20836.709 68866.784 L 20834.789 68873.824 L 20829.029 68875.104 L 20827.109 68882.144 L 20819.429 68886.624 C 20818.576 68887.904 20818.789 68889.611 20820.069 68891.744 C 20821.776 68893.878 20822.629 68895.158 20822.629 68895.584 L 20816.229 68891.744 L 20814.949 68897.504 L 20811.749 68897.504 L 20807.909 68904.544 C 20805.349 68905.824 20804.496 68907.318 20805.349 68909.024 L 20814.309 68909.664 C 20809.616 68913.078 20805.136 68916.278 20800.869 68919.264 C 20798.736 68924.384 20796.816 68928.651 20795.109 68932.064 C 20793.403 68935.478 20790.843 68938.464 20787.429 68941.024 C 20788.709 68943.584 20789.989 68945.931 20791.269 68948.064 L 20786.149 68954.464 L 20789.349 68960.224 L 20801.509 68956.384 C 20814.309 68951.691 20828.603 68941.238 20844.389 68925.024 C 20861.883 68907.104 20874.896 68896.011 20883.429 68891.744 L 20883.429 68889.184 L 20898.149 68878.944 L 20900.709 68878.944 L 20898.149 68887.264 C 20893.883 68888.971 20890.043 68891.531 20886.629 68894.944 C 20881.083 68900.918 20875.536 68906.678 20869.989 68912.224 C 20869.563 68914.784 20860.603 68924.384 20843.109 68941.024 C 20826.043 68957.238 20815.163 68966.624 20810.469 68969.184 L 20810.469 68971.744 C 20794.256 68984.971 20781.243 68995.424 20771.429 69003.104 C 20752.656 69017.611 20737.723 69024.224 20726.629 69022.944 L 20711.909 69021.664 L 20708.069 69016.544 L 20705.509 69016.544 C 20703.803 69012.704 20702.523 69009.504 20701.669 69006.944 C 20700.816 69004.384 20700.389 69002.038 20700.389 68999.904 C 20700.389 68998.198 20701.669 68990.304 20704.229 68976.224 C 20704.229 68973.664 20704.443 68971.104 20704.869 68968.544 C 20711.269 68953.184 20737.936 68908.811 20784.869 68835.424 C 20804.923 68804.278 20816.016 68783.798 20818.149 68773.984 L 20813.669 68765.024 L 20806.629 68762.464 C 20795.963 68765.451 20785.083 68770.998 20773.989 68779.104 C 20763.323 68786.784 20753.083 68794.251 20743.269 68801.504 L 20735.589 68811.104 C 20731.749 68814.518 20729.189 68816.864 20727.909 68818.144 C 20726.629 68819.424 20724.923 68821.984 20722.789 68825.824 C 20723.643 68829.238 20722.576 68832.224 20719.589 68834.784 C 20718.309 68836.064 20715.109 68838.198 20709.989 68841.184 C 20709.989 68842.038 20711.483 68842.464 20714.469 68842.464 L 20715.749 68845.664 L 20711.909 68845.024 L 20708.069 68849.504 C 20709.349 68849.078 20710.629 68849.718 20711.909 68851.424 C 20711.909 68851.851 20712.123 68852.278 20712.549 68852.704 L 20708.709 68852.704 L 20704.229 68856.544 L 20708.709 68856.544 L 20698.469 68863.584 L 20701.029 68868.704 L 20692.709 68869.344 C 20693.989 68873.611 20694.629 68876.598 20694.629 68878.304 C 20691.643 68880.864 20690.363 68882.998 20690.789 68884.704 L 20684.389 68883.424 C 20682.256 68885.984 20679.909 68889.184 20677.349 68893.024 C 20675.216 68896.864 20674.149 68900.064 20674.149 68902.624 L 20678.629 68902.624 L 20678.629 68899.424 L 20682.469 68900.064 L 20681.189 68905.824 L 20671.589 68917.984 L 20661.989 68915.424 L 20661.349 68917.344 C 20664.763 68922.038 20666.469 68925.024 20666.469 68926.304 C 20664.336 68926.731 20662.203 68926.944 20660.069 68926.944 C 20659.216 68926.944 20658.789 68927.798 20658.789 68929.504 C 20658.789 68930.784 20658.576 68931.638 20658.149 68932.064 L 20656.229 68931.424 L 20649.189 68941.664 C 20650.043 68941.238 20650.896 68941.451 20651.749 68942.304 C 20653.029 68942.731 20654.096 68943.158 20654.949 68943.584 C 20649.829 68947.424 20645.776 68951.051 20642.789 68954.464 L 20644.069 68958.944 C 20638.096 68961.931 20635.109 68965.984 20635.109 68971.104 C 20632.123 68973.664 20628.283 68976.224 20623.589 68978.784 C 20619.323 68980.918 20615.269 68983.051 20611.429 68985.184 L 20615.269 68986.464 L 20615.269 68989.664 C 20613.136 68990.944 20611.856 68991.798 20611.429 68992.224 C 20610.576 68991.798 20609.936 68991.158 20609.509 68990.304 L 20597.989 68999.904 L 20596.069 68998.624 L 20592.869 68999.264 L 20583.909 69005.024 C 20581.349 69006.731 20579.429 69008.224 20578.149 69009.504 C 20576.869 69010.358 20575.589 69011.424 20574.309 69012.704 L 20563.429 69017.824 C 20562.149 69017.824 20560.229 69017.184 20557.669 69015.904 C 20555.536 69014.198 20554.469 69012.704 20554.469 69011.424 C 20554.469 68993.078 20564.923 68965.984 20585.829 68930.144 C 20605.029 68899.851 20624.656 68868.704 20644.709 68836.704 C 20665.189 68804.278 20675.429 68781.238 20675.429 68767.584 L 20673.509 68763.744 C 20673.083 68762.464 20672.443 68760.971 20671.589 68759.264 C 20657.936 68764.811 20644.283 68772.704 20630.629 68782.944 C 20628.069 68784.651 20608.443 68802.144 20571.749 68835.424 L 20574.309 68837.984 C 20574.309 68839.264 20573.029 68840.758 20570.469 68842.464 C 20567.909 68843.744 20567.056 68845.451 20567.909 68847.584 L 20561.509 68847.584 C 20561.936 68848.864 20561.723 68849.931 20560.869 68850.784 C 20560.443 68851.638 20560.016 68852.278 20559.589 68852.704 L 20564.709 68862.944 C 20563.429 68863.371 20562.576 68864.438 20562.149 68866.144 C 20561.723 68867.851 20561.509 68869.344 20561.509 68870.624 C 20557.243 68874.464 20554.043 68877.451 20551.909 68879.584 L 20548.709 68879.584 L 20542.949 68887.904 C 20541.669 68890.038 20539.536 68894.304 20536.549 68900.704 C 20533.989 68907.104 20532.069 68912.224 20530.789 68916.064 L 20523.109 68920.544 L 20524.389 68923.744 L 20522.469 68925.664 C 20518.203 68927.371 20514.576 68930.571 20511.589 68935.264 C 20512.443 68935.264 20512.869 68935.904 20512.869 68937.184 C 20513.296 68938.038 20513.723 68938.678 20514.149 68939.104 C 20511.589 68941.238 20509.243 68943.158 20507.109 68944.864 C 20504.123 68949.131 20501.989 68952.331 20500.709 68954.464 C 20497.723 68959.158 20496.656 68962.571 20497.509 68964.704 L 20489.829 68967.264 L 20489.189 68973.664 L 20485.349 68973.024 C 20484.496 68976.011 20483.643 68978.571 20482.789 68980.704 C 20481.936 68982.838 20481.083 68985.184 20480.229 68987.744 L 20471.269 68992.864 C 20471.696 68992.438 20471.696 68992.011 20471.269 68991.584 L 20469.989 68990.304 L 20469.989 68999.264 L 20468.709 69005.024 L 20455.909 69007.584 L 20448.869 69015.264 L 20446.949 69013.984 L 20427.749 69020.384 L 20421.349 69017.824 C 20419.643 69018.678 20416.656 69019.744 20412.389 69021.024 C 20407.696 69022.304 20404.283 69022.944 20402.149 69022.944 C 20400.869 69022.944 20399.376 69021.878 20397.669 69019.744 C 20395.536 69017.184 20393.403 69013.771 20391.269 69009.504 C 20401.509 68998.838 20418.789 68970.678 20443.109 68925.024 C 20455.056 68902.838 20465.723 68885.984 20475.109 68874.464 C 20487.909 68852.704 20500.923 68830.731 20514.149 68808.544 ZM 20847.459 69031.264 C 20848.739 69031.264 20849.806 69029.771 20850.659 69026.784 C 20851.086 69024.224 20852.153 69023.371 20853.859 69024.224 L 20860.899 69003.104 L 20863.459 69003.104 L 20863.459 68999.264 L 20866.659 68993.504 C 20869.646 68988.384 20872.206 68981.984 20874.339 68974.304 L 20880.099 68970.464 L 20885.859 68955.104 C 20887.993 68949.558 20890.126 68943.798 20892.259 68937.824 C 20896.953 68927.158 20902.286 68917.984 20908.259 68910.304 L 20909.539 68906.464 L 20921.059 68883.424 L 20923.619 68883.424 C 20925.326 68877.878 20928.099 68871.051 20931.939 68862.944 L 20942.179 68842.464 L 20943.459 68839.904 L 20958.179 68808.544 C 20963.299 68797.878 20968.633 68786.571 20974.179 68774.624 C 20980.153 68762.678 20983.779 68752.011 20985.059 68742.624 C 20991.886 68738.784 20997.646 68735.371 21002.339 68732.384 C 21012.579 68726.411 21018.126 68723.638 21018.979 68724.064 C 21024.099 68720.651 21028.579 68718.091 21032.419 68716.384 C 21036.686 68714.251 21040.099 68713.184 21042.659 68713.184 L 21047.139 68713.184 C 21047.993 68716.171 21048.633 68718.944 21049.059 68721.504 C 21049.913 68724.064 21050.339 68726.198 21050.339 68727.904 L 21050.339 68731.744 L 21045.859 68731.744 L 21044.579 68734.944 L 21049.699 68734.944 L 21050.339 68738.144 C 21046.499 68743.264 21042.873 68748.384 21039.459 68753.504 C 21040.739 68752.651 21041.806 68752.224 21042.659 68752.224 L 21045.219 68752.224 L 21047.139 68753.504 C 21045.859 68756.491 21045.646 68758.838 21046.499 68760.544 L 21040.739 68763.104 C 21041.593 68766.944 21041.593 68769.718 21040.739 68771.424 L 21037.539 68771.424 L 21036.899 68778.464 C 21062.073 68756.704 21079.779 68742.198 21090.019 68734.944 C 21113.913 68718.304 21133.966 68709.984 21150.179 68709.984 C 21162.126 68709.984 21170.873 68717.451 21176.419 68732.384 C 21180.686 68743.478 21182.819 68755.851 21182.819 68769.504 C 21182.819 68777.184 21182.393 68783.584 21181.539 68788.704 C 21181.113 68793.824 21180.046 68798.944 21178.339 68804.064 C 21177.059 68806.198 21175.993 68808.331 21175.139 68810.464 C 21174.713 68812.171 21175.353 68813.451 21177.059 68814.304 C 21176.633 68816.864 21174.073 68824.331 21169.379 68836.704 C 21164.686 68848.651 21161.699 68855.478 21160.419 68857.184 L 21161.699 68858.464 C 21158.286 68860.171 21156.366 68861.664 21155.939 68862.944 L 21154.019 68866.784 C 21151.886 68869.771 21150.179 68873.184 21148.899 68877.024 C 21148.046 68880.438 21147.833 68883.638 21148.259 68886.624 L 21141.859 68891.744 C 21142.713 68893.024 21142.286 68894.731 21140.579 68896.864 C 21139.299 68898.998 21138.659 68900.491 21138.659 68901.344 L 21136.739 68906.464 L 21134.819 68905.824 C 21132.259 68908.811 21130.766 68910.944 21130.339 68912.224 C 21128.206 68915.638 21127.779 68918.198 21129.059 68919.904 C 21126.499 68923.318 21125.006 68925.451 21124.579 68926.304 C 21120.739 68930.571 21116.686 68933.344 21112.419 68934.624 C 21111.566 68940.598 21109.006 68944.651 21104.739 68946.784 L 21104.739 68949.344 C 21096.633 68952.331 21091.726 68954.678 21090.019 68956.384 L 21090.659 68966.624 C 21086.819 68964.491 21083.833 68963.424 21081.699 68963.424 L 21079.139 68965.984 L 21079.139 68972.384 L 21069.539 68976.864 L 21061.219 68992.864 L 21054.179 68992.864 C 21053.326 68994.144 21052.899 68997.771 21052.899 69003.744 L 21046.499 69002.464 L 21009.379 69024.224 C 20999.566 69028.918 20991.033 69031.264 20983.779 69031.264 C 20973.539 69031.264 20964.366 69028.278 20956.259 69022.304 C 20948.579 69016.758 20942.179 69009.078 20937.059 68999.264 L 20934.499 69000.544 C 20932.366 69009.931 20931.726 69014.624 20932.579 69014.624 C 20933.433 69014.198 20934.713 69013.984 20936.419 69013.984 L 20936.419 69017.184 L 20930.019 69018.464 C 20930.873 69019.744 20930.659 69020.384 20929.379 69020.384 C 20928.526 69020.811 20927.459 69021.024 20926.179 69021.024 L 20922.979 69029.984 L 20925.539 69032.544 C 20926.393 69032.971 20926.819 69033.824 20926.819 69035.104 L 20922.339 69033.824 C 20919.353 69040.224 20916.579 69046.624 20914.019 69053.024 L 20908.259 69057.504 C 20908.686 69058.784 20908.899 69060.491 20908.899 69062.624 L 20908.899 69067.104 L 20906.339 69067.104 L 20901.859 69077.344 L 20899.299 69077.344 L 20894.179 69089.504 L 20890.339 69094.624 L 20890.339 69101.664 C 20889.913 69102.944 20887.566 69105.718 20883.299 69109.984 C 20878.606 69114.678 20876.259 69119.158 20876.259 69123.424 L 20871.139 69125.344 L 20867.299 69140.704 C 20865.593 69141.984 20863.886 69143.478 20862.179 69145.184 C 20858.766 69150.304 20854.073 69152.864 20848.099 69152.864 C 20847.246 69152.864 20846.179 69153.718 20844.899 69155.424 C 20843.193 69157.131 20841.486 69156.491 20839.779 69153.504 L 20835.939 69159.264 L 20828.899 69159.904 C 20828.046 69159.904 20826.979 69162.038 20825.699 69166.304 C 20824.846 69165.878 20823.779 69165.451 20822.499 69165.024 L 20822.499 69162.464 L 20822.499 69169.504 L 20821.219 69168.224 L 20818.659 69167.584 C 20818.233 69166.304 20817.593 69165.024 20816.739 69163.744 C 20813.753 69163.744 20812.259 69166.944 20812.259 69173.344 L 20810.339 69175.904 C 20809.059 69175.904 20808.419 69174.624 20808.419 69172.064 C 20808.419 69169.504 20807.993 69168.224 20807.139 69168.224 C 20802.873 69174.198 20799.673 69178.038 20797.539 69179.744 C 20796.259 69178.464 20794.979 69177.398 20793.699 69176.544 L 20791.779 69185.504 C 20787.939 69188.064 20785.379 69188.278 20784.099 69186.144 L 20780.899 69177.184 C 20781.753 69175.051 20782.179 69172.064 20782.179 69168.224 C 20782.179 69166.091 20788.153 69152.651 20800.099 69127.904 C 20815.886 69095.478 20831.673 69063.264 20847.459 69031.264 ZM 21018.979 68825.184 L 21016.419 68825.184 L 21015.139 68829.024 L 21009.379 68830.944 L 21009.379 68833.504 C 21011.086 68837.771 21014.073 68840.118 21018.339 68840.544 L 21018.339 68844.384 L 21010.019 68844.384 L 21009.379 68846.944 C 21008.953 68846.518 21007.886 68846.731 21006.179 68847.584 C 21004.473 68848.011 21003.406 68848.224 21002.979 68848.224 L 21005.539 68855.904 L 21002.979 68855.904 L 20997.859 68866.144 L 20995.939 68862.944 L 20992.739 68862.304 L 20992.739 68865.504 L 20995.939 68867.424 L 20997.219 68873.824 L 20989.539 68880.864 L 20988.259 68887.264 L 20985.699 68887.264 L 20985.699 68889.824 L 20983.779 68891.104 L 20984.419 68893.664 L 20981.859 68905.184 C 20981.006 68908.598 20980.579 68910.731 20980.579 68911.584 C 20980.579 68927.371 20984.633 68940.598 20992.739 68951.264 C 21000.846 68961.504 21012.579 68966.624 21027.939 68966.624 C 21050.126 68966.624 21068.899 68942.944 21084.259 68895.584 C 21096.633 68857.184 21102.819 68823.264 21102.819 68793.824 C 21102.819 68787.424 21101.113 68780.811 21097.699 68773.984 C 21094.286 68767.158 21089.379 68763.744 21082.979 68763.744 C 21073.593 68763.744 21061.646 68771.211 21047.139 68786.144 C 21038.179 68795.958 21029.219 68805.558 21020.259 68814.944 L 21018.979 68825.184 ZM 21220.419 68941.024 L 21221.699 68932.064 L 21225.539 68930.784 L 21226.179 68924.384 L 21224.899 68923.104 L 21229.379 68918.624 C 21232.366 68915.211 21233.859 68912.438 21233.859 68910.304 C 21233.859 68908.171 21232.366 68907.104 21229.379 68907.104 L 21231.299 68905.824 C 21233.433 68904.544 21234.499 68902.838 21234.499 68900.704 C 21234.499 68896.438 21235.566 68892.811 21237.699 68889.824 C 21240.259 68886.838 21242.179 68885.984 21243.459 68887.264 L 21242.819 68882.144 L 21244.099 68875.744 L 21246.659 68875.744 L 21245.379 68869.984 L 21248.579 68868.064 L 21247.299 68866.784 L 21251.779 68865.504 L 21250.499 68859.744 L 21256.259 68855.904 L 21253.699 68850.784 C 21254.126 68849.504 21254.766 68848.438 21255.619 68847.584 C 21256.473 68846.304 21257.539 68846.091 21258.819 68846.944 L 21258.819 68837.984 C 21260.953 68836.704 21262.019 68835.638 21262.019 68834.784 C 21262.446 68833.504 21263.513 68832.864 21265.219 68832.864 L 21267.139 68832.224 C 21265.433 68827.104 21267.139 68821.984 21272.259 68816.864 C 21271.406 68815.584 21271.406 68814.944 21272.259 68814.944 C 21273.113 68814.518 21274.179 68814.091 21275.459 68813.664 L 21275.459 68807.264 C 21277.166 68808.971 21278.446 68808.971 21279.299 68807.264 C 21280.579 68805.131 21281.219 68801.291 21281.219 68795.744 L 21286.979 68794.464 L 21289.539 68789.344 L 21288.259 68781.664 L 21283.139 68781.664 C 21278.446 68781.664 21267.566 68784.438 21250.499 68789.984 C 21241.113 68792.971 21234.073 68794.464 21229.379 68794.464 L 21222.339 68793.184 L 21249.219 68753.504 L 21254.979 68750.304 C 21259.246 68740.491 21269.913 68733.238 21286.979 68728.544 C 21307.033 68725.131 21320.046 68722.784 21326.019 68721.504 C 21334.126 68712.971 21343.513 68701.024 21354.179 68685.664 C 21363.139 68672.864 21372.099 68659.851 21381.059 68646.624 C 21391.299 68633.824 21399.619 68624.438 21406.019 68618.464 C 21417.539 68607.371 21427.993 68600.758 21437.379 68598.624 C 21439.513 68595.638 21443.139 68592.864 21448.259 68590.304 C 21453.806 68587.744 21458.713 68585.824 21462.979 68584.544 L 21468.099 68592.864 C 21467.246 68596.704 21465.113 68602.038 21461.699 68608.864 L 21457.219 68616.544 L 21449.539 68621.024 C 21448.686 68627.851 21445.486 68635.318 21439.939 68643.424 C 21434.393 68651.531 21430.766 68657.931 21429.059 68662.624 L 21423.939 68664.544 L 21426.499 68670.944 C 21423.086 68670.944 21421.379 68671.371 21421.379 68672.224 L 21421.379 68677.984 L 21416.899 68682.464 L 21413.699 68682.464 L 21405.379 68702.304 L 21398.979 68702.304 C 21400.686 68705.718 21400.899 68708.918 21399.619 68711.904 L 21444.419 68710.624 C 21451.246 68710.624 21458.073 68710.838 21464.899 68711.264 C 21471.726 68711.264 21478.766 68712.331 21486.019 68714.464 C 21483.033 68721.718 21479.833 68727.691 21476.419 68732.384 L 21471.299 68733.024 L 21468.099 68740.064 L 21460.419 68742.624 L 21455.299 68750.304 C 21451.459 68755.424 21446.766 68759.691 21441.219 68763.104 C 21436.099 68766.518 21429.913 68769.504 21422.659 68772.064 L 21408.579 68770.144 L 21386.819 68772.064 C 21385.966 68770.784 21381.913 68771.211 21374.659 68773.344 C 21367.833 68775.051 21363.779 68775.691 21362.499 68775.264 C 21361.219 68774.838 21360.153 68775.478 21359.299 68777.184 C 21358.873 68778.464 21358.019 68778.891 21356.739 68778.464 C 21353.326 68785.718 21350.979 68791.051 21349.699 68794.464 C 21345.006 68805.131 21342.233 68812.384 21341.379 68816.224 L 21338.179 68822.624 C 21330.926 68833.291 21325.806 68841.824 21322.819 68848.224 C 21320.259 68854.624 21318.339 68861.451 21317.059 68868.704 C 21315.779 68868.278 21314.713 68868.918 21313.859 68870.624 C 21313.433 68871.904 21313.646 68873.184 21314.499 68874.464 L 21311.939 68881.504 L 21306.179 68883.424 C 21307.459 68885.131 21308.953 68886.624 21310.659 68887.904 C 21307.246 68894.304 21305.326 68897.931 21304.899 68898.784 C 21303.193 68903.051 21302.339 68907.104 21302.339 68910.944 L 21300.419 68912.864 L 21301.059 68917.344 C 21299.779 68921.184 21298.926 68924.171 21298.499 68926.304 C 21296.366 68933.984 21295.299 68938.464 21295.299 68939.744 C 21295.299 68946.571 21296.366 68951.904 21298.499 68955.744 C 21300.633 68959.584 21304.686 68961.504 21310.659 68961.504 C 21325.593 68961.504 21348.633 68949.344 21379.779 68925.024 C 21406.233 68904.118 21423.299 68888.118 21430.979 68877.024 L 21435.459 68877.024 L 21422.659 68893.664 C 21417.539 68900.918 21408.793 68910.944 21396.419 68923.744 C 21382.339 68938.251 21372.739 68948.278 21367.619 68953.824 C 21362.926 68959.371 21357.593 68965.131 21351.619 68971.104 C 21346.073 68977.078 21340.313 68982.198 21334.339 68986.464 L 21332.419 68987.744 C 21328.153 68992.864 21323.033 68997.771 21317.059 69002.464 C 21307.246 69010.571 21301.699 69015.264 21300.419 69016.544 L 21298.499 69013.984 C 21296.366 69013.984 21293.166 69015.904 21288.899 69019.744 C 21286.339 69022.304 21284.419 69023.798 21283.139 69024.224 L 21284.419 69026.144 C 21279.299 69026.998 21275.246 69029.558 21272.259 69033.824 L 21255.619 69036.384 C 21243.246 69036.384 21233.433 69030.198 21226.179 69017.824 C 21218.926 69005.451 21215.299 68992.651 21215.299 68979.424 L 21215.299 68962.784 C 21215.726 68957.238 21217.006 68951.478 21219.139 68945.504 L 21220.419 68941.024 ZM 21414.519 68948.704 L 21414.519 68946.144 L 21417.719 68935.904 C 21416.866 68935.904 21416.013 68935.691 21415.159 68935.264 C 21414.733 68933.131 21415.586 68931.851 21417.719 68931.424 L 21417.719 68926.944 L 21420.279 68926.944 L 21418.359 68917.344 C 21418.359 68913.931 21420.706 68906.678 21425.399 68895.584 C 21428.813 68887.478 21432.439 68879.371 21436.279 68871.264 L 21438.839 68871.264 C 21443.533 68856.758 21457.186 68837.771 21479.799 68814.304 C 21502.839 68790.411 21521.826 68775.051 21536.759 68768.224 C 21556.386 68754.144 21573.879 68742.838 21589.239 68734.304 C 21613.133 68720.651 21631.906 68713.824 21645.559 68713.824 C 21656.653 68713.824 21665.186 68717.451 21671.159 68724.704 C 21677.133 68731.958 21680.119 68741.131 21680.119 68752.224 L 21679.479 68759.264 C 21678.626 68760.971 21677.773 68762.464 21676.919 68763.744 C 21676.919 68764.598 21676.706 68766.518 21676.279 68769.504 C 21675.426 68770.784 21674.786 68771.851 21674.359 68772.704 L 21669.239 68784.224 C 21667.533 68785.078 21666.466 68785.504 21666.039 68785.504 C 21666.039 68786.358 21666.253 68786.998 21666.679 68787.424 L 21658.999 68798.304 L 21655.799 68799.584 L 21654.519 68804.704 C 21653.666 68804.278 21651.533 68805.558 21648.119 68808.544 L 21642.359 68814.304 L 21636.599 68813.664 L 21630.199 68817.504 C 21631.479 68817.931 21632.973 68818.358 21634.679 68818.784 L 21624.439 68826.464 L 21621.239 68824.544 L 21619.319 68825.184 L 21619.959 68829.664 L 21607.799 68832.864 C 21601.826 68839.264 21591.799 68845.238 21577.719 68850.784 C 21573.026 68852.491 21566.199 68854.838 21557.239 68857.824 C 21555.959 68858.678 21554.679 68859.318 21553.399 68859.744 C 21551.693 68859.744 21548.493 68860.811 21543.799 68862.944 C 21539.533 68865.078 21537.186 68866.144 21536.759 68866.144 C 21531.639 68868.704 21525.026 68871.691 21516.919 68875.104 C 21508.813 68878.518 21503.693 68879.798 21501.559 68878.944 L 21495.799 68892.384 C 21496.653 68891.958 21497.506 68892.811 21498.359 68894.944 L 21495.799 68893.664 L 21492.599 68893.664 L 21492.599 68897.504 L 21497.079 68899.424 C 21496.226 68899.424 21495.159 68902.838 21493.879 68909.664 C 21492.599 68916.491 21491.959 68923.318 21491.959 68930.144 C 21491.959 68941.238 21494.519 68950.411 21499.639 68957.664 C 21504.759 68964.491 21512.439 68967.904 21522.679 68967.904 C 21533.773 68967.904 21548.066 68962.358 21565.559 68951.264 C 21579.213 68942.731 21592.866 68933.984 21606.519 68925.024 C 21614.626 68917.771 21622.733 68910.304 21630.839 68902.624 C 21634.253 68900.064 21639.586 68896.651 21646.839 68892.384 L 21648.759 68898.144 C 21646.626 68902.411 21641.719 68907.531 21634.039 68913.504 C 21626.786 68919.478 21622.093 68923.744 21619.959 68926.304 L 21617.399 68926.304 L 21609.719 68932.704 L 21606.519 68935.904 L 21602.039 68942.304 L 21599.479 68942.304 L 21586.679 68955.104 C 21580.706 68961.078 21576.013 68965.344 21572.599 68967.904 L 21530.999 68999.904 C 21528.866 69000.331 21527.373 69000.758 21526.519 69001.184 C 21525.666 69001.611 21526.093 69002.464 21527.799 69003.744 L 21507.959 69015.264 L 21507.959 69012.064 L 21501.559 69015.264 L 21502.199 69017.824 C 21500.919 69018.251 21497.933 69018.464 21493.239 69018.464 L 21490.679 69020.384 L 21484.919 69020.384 L 21481.719 69024.224 C 21480.439 69023.371 21477.666 69022.944 21473.399 69022.944 L 21457.399 69022.944 L 21458.679 69020.384 C 21456.546 69020.811 21453.773 69020.598 21450.359 69019.744 C 21447.373 69018.891 21444.173 69017.824 21440.759 69016.544 L 21440.759 69013.984 L 21445.239 69012.704 L 21443.319 69011.424 L 21435.639 69011.424 C 21432.653 69010.144 21430.306 69007.798 21428.599 69004.384 L 21433.079 69003.104 L 21431.159 68999.904 L 21424.759 69000.544 C 21422.199 68994.571 21421.559 68989.451 21422.839 68985.184 L 21419.639 68985.824 L 21419.639 68983.264 C 21422.199 68983.264 21423.266 68982.411 21422.839 68980.704 L 21417.079 68980.704 C 21419.639 68978.998 21420.919 68976.438 21420.919 68973.024 L 21415.799 68964.064 L 21418.359 68961.504 L 21414.519 68955.744 L 21414.519 68948.704 ZM 21587.319 68827.744 C 21594.573 68821.771 21600.333 68814.731 21604.599 68806.624 C 21609.293 68798.091 21611.639 68789.558 21611.639 68781.024 C 21611.639 68775.904 21609.933 68771.211 21606.519 68766.944 C 21603.106 68762.678 21598.626 68760.544 21593.079 68760.544 C 21590.093 68760.544 21587.959 68761.824 21586.679 68764.384 L 21580.919 68764.384 L 21583.479 68767.584 L 21585.399 68766.304 L 21566.839 68779.744 C 21565.559 68783.584 21562.573 68786.784 21557.879 68789.344 L 21549.559 68795.104 L 21549.559 68797.664 L 21554.679 68797.664 L 21548.279 68798.944 L 21545.719 68800.864 L 21541.879 68804.064 L 21539.959 68807.264 L 21537.399 68807.264 L 21536.119 68809.184 C 21536.119 68810.038 21537.826 68811.104 21541.239 68812.384 L 21537.399 68815.584 C 21536.119 68815.584 21532.706 68817.718 21527.159 68821.984 L 21525.879 68829.664 L 21524.599 68832.864 L 21522.039 68832.864 L 21514.999 68842.464 L 21516.919 68839.904 L 21520.119 68839.904 L 21516.919 68843.104 L 21514.359 68843.744 L 21514.359 68846.304 C 21507.959 68847.158 21504.119 68848.224 21502.839 68849.504 L 21504.759 68851.424 L 21506.679 68850.144 L 21512.439 68850.144 L 21510.519 68853.344 L 21507.959 68853.344 L 21507.959 68858.464 L 21509.879 68859.744 C 21506.893 68859.744 21504.759 68861.024 21503.479 68863.584 C 21514.573 68863.584 21529.506 68859.744 21548.279 68852.064 C 21567.053 68843.958 21580.066 68835.851 21587.319 68827.744 ZM 21817.779 68734.304 C 21830.579 68724.918 21841.673 68718.091 21851.059 68713.824 C 21860.873 68709.131 21868.553 68706.784 21874.099 68706.784 C 21882.206 68706.784 21889.886 68709.131 21897.139 68713.824 L 21901.619 68703.584 L 21905.459 68702.304 L 21908.019 68693.984 C 21909.726 68691.851 21910.793 68690.144 21911.219 68688.864 C 21912.073 68687.158 21913.139 68686.731 21914.419 68687.584 L 21919.539 68678.624 L 21916.339 68678.624 C 21916.339 68677.344 21917.619 68675.851 21920.179 68674.144 C 21922.739 68672.438 21924.019 68670.304 21924.019 68667.744 C 21924.019 68666.464 21925.086 68665.184 21927.219 68663.904 C 21929.779 68662.198 21931.059 68660.918 21931.059 68660.064 C 21931.059 68656.224 21941.086 68640.651 21961.139 68613.344 C 21981.193 68586.038 21992.713 68571.958 21995.699 68571.104 L 21998.259 68564.704 L 22018.099 68551.264 L 22032.179 68546.144 C 22042.419 68541.451 22051.806 68539.104 22060.339 68539.104 L 22069.299 68540.384 L 22070.579 68550.624 L 22064.179 68553.824 L 22062.259 68560.224 L 22059.699 68560.864 L 22059.699 68564.704 L 22056.499 68564.704 C 22054.366 68568.971 22051.593 68573.664 22048.179 68578.784 C 22045.193 68583.904 22041.566 68589.238 22037.299 68594.784 L 22034.099 68596.064 L 22034.099 68603.104 L 22027.059 68605.664 L 22029.619 68609.504 C 22028.339 68609.931 22027.486 68610.358 22027.059 68610.784 C 22024.926 68612.918 22023.859 68615.264 22023.859 68617.824 C 22023.859 68622.518 22022.366 68624.864 22019.379 68624.864 L 22012.979 68626.144 L 22011.699 68635.104 C 22008.286 68638.091 22006.579 68639.798 22006.579 68640.224 C 22007.006 68642.358 22007.219 68644.278 22007.219 68645.984 L 21998.899 68653.024 C 21998.046 68653.024 21997.406 68653.664 21996.979 68654.944 C 21996.979 68655.798 21996.766 68657.078 21996.339 68658.784 L 21999.539 68657.504 C 21999.539 68658.784 21998.046 68659.424 21995.059 68659.424 L 21987.379 68661.984 L 21991.219 68663.904 C 21993.353 68664.758 21994.846 68664.331 21995.699 68662.624 L 21991.219 68670.304 L 21986.739 68667.744 C 21985.886 68669.878 21985.246 68672.011 21984.819 68674.144 C 21984.819 68676.278 21986.313 68677.344 21989.299 68677.344 C 21989.726 68680.331 21987.166 68682.678 21981.619 68684.384 C 21976.499 68685.664 21973.513 68686.304 21972.659 68686.304 C 21972.659 68687.584 21973.726 68688.224 21975.859 68688.224 C 21978.419 68688.224 21979.913 68688.651 21980.339 68689.504 L 21986.739 68688.224 C 21985.886 68689.931 21982.046 68693.558 21975.219 68699.104 L 21966.259 68700.384 L 21964.339 68704.864 L 21967.539 68704.864 L 21969.459 68709.984 L 21972.019 68708.704 L 21973.299 68711.264 L 21971.379 68713.184 L 21964.339 68711.904 C 21963.486 68712.331 21962.633 68712.544 21961.779 68712.544 C 21962.633 68715.531 21963.486 68718.304 21964.339 68720.864 L 21959.219 68725.984 C 21957.939 68727.264 21956.659 68728.758 21955.379 68730.464 C 21955.379 68731.744 21955.593 68733.024 21956.019 68734.304 L 21956.019 68739.424 L 21951.539 68739.424 L 21946.419 68744.544 C 21950.259 68743.691 21952.606 68743.264 21953.459 68743.264 L 21952.179 68745.184 L 21950.899 68747.744 L 21941.939 68750.944 L 21949.619 68750.944 L 21949.619 68753.504 L 21945.139 68754.144 L 21940.019 68762.464 L 21937.459 68763.104 L 21937.459 68770.144 C 21933.193 68772.704 21929.779 68776.544 21927.219 68781.664 C 21927.219 68783.371 21927.433 68785.078 21927.859 68786.784 L 21932.339 68788.064 C 21932.339 68789.771 21930.419 68791.691 21926.579 68793.824 C 21922.739 68795.531 21920.179 68796.598 21918.899 68797.024 L 21918.899 68799.584 L 21925.299 68799.584 L 21925.299 68802.784 L 21915.059 68807.264 C 21916.339 68809.824 21918.686 68810.464 21922.099 68809.184 L 21908.659 68820.704 C 21906.953 68823.691 21906.313 68825.398 21906.739 68825.824 C 21907.166 68825.824 21908.019 68826.038 21909.299 68826.464 C 21910.579 68826.464 21911.219 68827.104 21911.219 68828.384 C 21910.793 68827.531 21908.873 68827.104 21905.459 68827.104 L 21905.459 68830.944 L 21906.739 68832.864 L 21902.899 68833.504 C 21902.046 68834.358 21902.046 68835.211 21902.899 68836.064 L 21906.099 68839.264 C 21904.819 68840.544 21903.753 68841.824 21902.899 68843.104 L 21894.579 68846.304 L 21899.059 68845.664 C 21898.206 68847.371 21897.779 68848.864 21897.779 68850.144 L 21895.219 68857.824 L 21890.099 68862.304 C 21890.099 68864.011 21890.313 68865.504 21890.739 68866.784 L 21892.019 68871.904 L 21884.339 68875.744 L 21887.539 68879.584 L 21886.899 68882.144 L 21879.859 68884.704 L 21879.859 68887.264 C 21881.566 68888.118 21882.419 68888.758 21882.419 68889.184 C 21882.419 68891.744 21881.353 68894.944 21879.219 68898.784 C 21877.513 68902.624 21876.659 68905.398 21876.659 68907.104 C 21873.673 68914.784 21871.113 68921.824 21868.979 68928.224 C 21867.273 68934.198 21866.419 68940.171 21866.419 68946.144 C 21866.419 68949.131 21867.273 68952.331 21868.979 68955.744 C 21870.686 68958.731 21872.393 68960.224 21874.099 68960.224 C 21883.059 68960.224 21896.073 68953.824 21913.139 68941.024 C 21919.966 68935.904 21931.486 68926.304 21947.699 68912.224 L 21951.539 68914.144 L 21947.059 68916.704 C 21941.086 68929.078 21922.313 68947.211 21890.739 68971.104 C 21859.166 68994.571 21836.766 69006.304 21823.539 69006.304 C 21820.553 69006.304 21816.286 69005.451 21810.739 69003.744 C 21805.619 69002.038 21801.779 69000.118 21799.219 68997.984 C 21798.366 68995.851 21797.086 68989.878 21795.379 68980.064 C 21793.673 68969.824 21790.473 68963.638 21785.779 68961.504 C 21784.499 68962.784 21782.153 68965.558 21778.739 68969.824 C 21771.486 68978.784 21766.793 68983.691 21764.659 68984.544 L 21760.819 68990.304 C 21754.846 68992.864 21748.873 68996.918 21742.899 69002.464 C 21737.353 69008.011 21731.806 69013.344 21726.259 69018.464 L 21721.779 69017.824 C 21720.073 69017.824 21716.446 69019.104 21710.899 69021.664 C 21705.353 69024.224 21701.299 69026.358 21698.739 69028.064 C 21694.046 69027.638 21688.926 69026.998 21683.379 69026.144 C 21678.259 69025.291 21674.206 69023.584 21671.219 69021.024 C 21672.499 69018.038 21673.139 69015.691 21673.139 69013.984 C 21671.859 69014.411 21670.579 69014.624 21669.299 69014.624 C 21667.593 69014.624 21666.099 69012.491 21664.819 69008.224 L 21662.899 69001.824 L 21660.339 69001.824 C 21656.926 68992.438 21654.579 68985.184 21653.299 68980.064 C 21652.019 68974.944 21651.379 68968.118 21651.379 68959.584 C 21651.379 68928.011 21665.246 68892.384 21692.979 68852.704 C 21715.593 68820.278 21742.046 68791.691 21772.339 68766.944 C 21780.446 68760.118 21787.699 68754.358 21794.099 68749.664 C 21798.793 68746.678 21806.686 68741.558 21817.779 68734.304 ZM 21780.659 68799.584 C 21778.953 68803.851 21774.473 68810.464 21767.219 68819.424 C 21762.099 68825.824 21759.113 68829.664 21758.259 68830.944 L 21754.419 68831.584 L 21755.699 68834.144 L 21754.419 68837.344 L 21755.059 68839.264 C 21753.353 68841.824 21752.499 68844.171 21752.499 68846.304 L 21748.019 68846.304 L 21748.019 68849.504 C 21744.606 68852.491 21743.113 68856.331 21743.539 68861.024 L 21737.779 68862.944 L 21739.059 68867.424 L 21735.219 68874.464 L 21730.099 68871.904 L 21728.819 68873.824 L 21732.019 68877.024 L 21734.579 68877.024 C 21733.726 68879.158 21733.299 68880.651 21733.299 68881.504 L 21730.099 68884.704 L 21733.299 68889.824 L 21728.179 68894.304 L 21727.539 68897.504 C 21728.393 68899.638 21728.819 68902.838 21728.819 68907.104 C 21727.966 68915.211 21727.539 68921.184 21727.539 68925.024 C 21727.539 68935.691 21729.246 68944.224 21732.659 68950.624 C 21736.499 68957.024 21740.979 68960.224 21746.099 68960.224 C 21754.206 68960.224 21762.313 68957.451 21770.419 68951.904 C 21778.526 68946.358 21784.073 68942.731 21787.059 68941.024 C 21788.339 68938.038 21790.686 68931.211 21794.099 68920.544 C 21797.513 68909.451 21800.499 68901.131 21803.059 68895.584 C 21809.459 68880.224 21815.219 68867.424 21820.339 68857.184 C 21823.753 68850.358 21830.366 68837.984 21840.179 68820.064 C 21844.019 68813.664 21845.939 68806.411 21845.939 68798.304 C 21845.939 68788.918 21844.446 68780.811 21841.459 68773.984 C 21837.193 68764.171 21831.006 68759.264 21822.899 68759.264 C 21819.059 68759.264 21813.086 68762.464 21804.979 68768.864 L 21796.019 68776.544 C 21795.593 68779.104 21793.459 68782.518 21789.619 68786.784 C 21787.486 68789.344 21784.286 68792.758 21780.019 68797.024 L 21780.659 68799.584 ZM 22221.269 68903.264 L 22221.269 68898.144 C 22222.549 68897.291 22224.043 68896.438 22225.749 68895.584 L 22234.709 68890.464 L 22237.909 68891.104 L 22237.909 68895.584 L 22232.789 68900.064 L 22230.869 68905.184 C 22230.869 68906.464 22229.589 68911.158 22227.029 68919.264 C 22224.896 68927.371 22223.829 68932.704 22223.829 68935.264 C 22223.829 68941.238 22225.109 68947.424 22227.669 68953.824 C 22230.656 68960.224 22234.283 68964.918 22238.549 68967.904 L 22242.389 68970.464 C 22251.349 68976.864 22260.309 68979.424 22269.269 68978.144 L 22269.909 68980.704 L 22271.189 68977.504 L 22275.029 68973.664 L 22281.429 68974.944 L 22283.349 68978.784 L 22290.389 68970.464 C 22295.509 68972.171 22299.349 68973.024 22301.909 68973.024 C 22300.629 68971.318 22300.203 68970.251 22300.629 68969.824 L 22303.829 68965.344 L 22308.949 68966.624 C 22308.523 68965.771 22308.949 68964.704 22310.229 68963.424 C 22311.509 68962.144 22312.789 68961.718 22314.069 68962.144 C 22318.336 68957.024 22320.469 68950.838 22320.469 68943.584 C 22320.469 68935.478 22316.843 68928.438 22309.589 68922.464 C 22304.043 68918.198 22297.643 68914.784 22290.389 68912.224 C 22283.136 68909.238 22274.603 68904.544 22264.789 68898.144 C 22255.403 68891.318 22248.789 68886.624 22244.949 68884.064 L 22246.869 68880.224 L 22243.669 68875.744 L 22242.389 68880.864 C 22235.989 68874.891 22230.229 68867.211 22225.109 68857.824 L 22227.029 68855.904 L 22222.549 68855.264 C 22221.269 68851.851 22220.203 68849.078 22219.349 68846.944 C 22218.923 68844.811 22218.923 68842.678 22219.349 68840.544 L 22215.509 68829.024 C 22215.509 68813.238 22222.123 68798.518 22235.349 68784.864 C 22241.749 68778.464 22265.856 68761.611 22307.669 68734.304 L 22323.669 68724.064 L 22341.589 68713.184 L 22344.789 68712.544 C 22349.483 68710.838 22352.896 68709.771 22355.029 68709.344 C 22361.429 68707.638 22367.829 68706.784 22374.229 68706.784 C 22389.163 68706.784 22400.683 68711.691 22408.789 68721.504 C 22417.323 68730.891 22421.589 68743.264 22421.589 68758.624 C 22421.589 68759.904 22420.736 68762.464 22419.029 68766.304 C 22417.749 68769.718 22416.896 68771.851 22416.469 68772.704 L 22410.709 68777.184 L 22413.909 68776.544 L 22412.629 68778.464 C 22410.069 68783.158 22407.723 68787.638 22405.589 68791.904 C 22403.456 68795.744 22400.683 68800.011 22397.269 68804.704 L 22395.349 68802.144 C 22388.949 68807.691 22382.123 68814.091 22374.869 68821.344 C 22362.923 68834.144 22356.096 68841.184 22354.389 68842.464 L 22351.829 68841.184 L 22358.869 68825.184 L 22357.589 68823.904 C 22358.016 68821.344 22358.229 68817.931 22358.229 68813.664 L 22358.229 68802.144 C 22356.949 68797.878 22356.096 68794.891 22355.669 68793.184 C 22350.123 68780.384 22345.216 68771.424 22340.949 68766.304 C 22333.269 68756.918 22324.523 68752.224 22314.709 68752.224 C 22307.029 68752.224 22301.696 68755.211 22298.709 68761.184 C 22297.429 68761.611 22296.149 68761.824 22294.869 68761.824 L 22294.869 68765.664 C 22294.869 68767.798 22293.163 68775.478 22289.749 68788.704 C 22288.043 68795.104 22286.976 68800.438 22286.549 68804.704 C 22287.829 68806.411 22288.683 68807.691 22289.109 68808.544 C 22291.243 68811.531 22292.736 68812.811 22293.589 68812.384 L 22295.509 68822.624 L 22300.629 68823.904 C 22301.909 68826.891 22303.403 68829.664 22305.109 68832.224 C 22306.816 68834.784 22308.949 68836.704 22311.509 68837.984 C 22312.789 68840.118 22313.856 68841.398 22314.709 68841.824 C 22315.563 68842.678 22315.563 68843.531 22314.709 68844.384 C 22314.283 68845.238 22316.629 68847.371 22321.749 68850.784 L 22329.429 68849.504 L 22328.149 68855.904 C 22329.429 68856.331 22330.923 68856.758 22332.629 68857.184 C 22334.336 68857.184 22335.189 68857.611 22335.189 68858.464 L 22337.109 68862.304 L 22341.589 68861.024 L 22349.269 68873.824 L 22351.189 68864.224 C 22352.896 68865.078 22354.176 68867.211 22355.029 68870.624 L 22357.589 68870.624 C 22360.149 68871.478 22362.496 68872.544 22364.629 68873.824 C 22367.189 68874.678 22368.256 68875.744 22367.829 68877.024 C 22372.096 68882.144 22374.869 68886.411 22376.149 68889.824 C 22377.856 68889.398 22379.563 68888.758 22381.269 68887.904 L 22381.909 68892.384 L 22378.069 68896.224 L 22377.429 68899.424 L 22381.269 68895.584 L 22382.549 68897.504 L 22385.109 68903.264 C 22384.683 68903.691 22383.403 68905.824 22381.269 68909.664 C 22379.563 68913.504 22378.283 68915.211 22377.429 68914.784 L 22376.789 68920.544 L 22378.069 68923.744 L 22365.909 68937.824 L 22363.989 68935.904 C 22361.856 68940.171 22357.803 68944.438 22351.829 68948.704 C 22345.856 68952.544 22340.309 68956.171 22335.189 68959.584 C 22333.056 68960.864 22330.283 68963.211 22326.869 68966.624 C 22323.456 68970.038 22320.469 68972.811 22317.909 68974.944 L 22313.429 68979.424 C 22310.443 68982.411 22308.736 68983.691 22308.309 68983.264 L 22303.189 68988.384 L 22300.629 68988.384 L 22295.509 68992.864 L 22297.429 68996.064 L 22293.589 69002.464 L 22289.109 69001.184 C 22289.109 68999.051 22288.683 68997.984 22287.829 68997.984 L 22287.829 69002.464 L 22286.549 69006.944 L 22284.629 69006.304 L 22278.869 69010.144 L 22278.869 69015.264 C 22278.016 69015.691 22276.949 69015.691 22275.669 69015.264 C 22274.389 69014.411 22273.536 69013.771 22273.109 69013.344 L 22272.469 69015.904 C 22268.629 69017.184 22266.709 69018.464 22266.709 69019.744 L 22262.229 69021.024 L 22257.109 69023.584 L 22252.629 69023.584 L 22248.149 69023.584 L 22248.149 69026.784 L 22243.029 69028.064 C 22243.883 69028.918 22243.669 69029.771 22242.389 69030.624 C 22241.536 69031.904 22240.683 69032.118 22239.829 69031.264 L 22238.549 69025.504 L 22237.269 69028.704 L 22234.069 69031.904 L 22232.149 69026.784 L 22232.789 69024.864 L 22228.949 69024.864 L 22228.949 69032.544 C 22227.669 69032.118 22225.323 69031.904 22221.909 69031.904 C 22213.376 69031.904 22208.043 69031.264 22205.909 69029.984 L 22203.349 69030.624 L 22200.789 69025.504 L 22191.829 69024.864 L 22191.829 69019.744 L 22189.909 69021.024 C 22182.229 69017.184 22176.469 69011.638 22172.629 69004.384 C 22168.789 68997.131 22166.869 68989.024 22166.869 68980.064 C 22166.869 68965.131 22172.843 68950.838 22184.789 68937.184 C 22195.456 68925.664 22206.336 68914.144 22217.429 68902.624 L 22221.269 68903.264 ZM 22405.189 68965.344 L 22411.589 68964.064 L 22412.229 68959.584 L 22417.349 68964.064 L 22417.349 68957.664 L 22409.669 68958.304 C 22408.816 68957.024 22407.749 68955.744 22406.469 68954.464 L 22408.389 68948.064 L 22411.589 68945.504 L 22409.669 68940.384 C 22409.669 68938.678 22409.456 68936.758 22409.029 68934.624 C 22413.296 68933.344 22415.856 68932.064 22416.709 68930.784 L 22414.149 68921.184 C 22418.416 68916.064 22421.189 68912.864 22422.469 68911.584 L 22421.189 68905.824 C 22424.603 68904.544 22426.523 68904.118 22426.949 68904.544 L 22430.149 68895.584 L 22426.949 68896.224 L 22426.949 68889.824 L 22432.069 68889.824 C 22431.643 68885.984 22432.709 68880.651 22435.269 68873.824 L 22441.029 68875.104 L 22446.149 68873.184 L 22440.389 68869.984 L 22448.069 68862.944 C 22448.923 68863.798 22449.776 68863.798 22450.629 68862.944 C 22451.909 68862.091 22452.123 68861.238 22451.269 68860.384 L 22446.789 68857.824 L 22449.349 68855.264 L 22449.989 68848.864 L 22455.749 68846.304 L 22454.469 68842.464 L 22460.229 68832.864 L 22467.269 68829.664 L 22470.469 68820.704 C 22470.896 68821.131 22471.749 68820.918 22473.029 68820.064 C 22474.736 68819.211 22474.949 68818.144 22473.669 68816.864 L 22478.789 68814.944 L 22478.149 68810.464 C 22485.403 68803.638 22492.656 68796.598 22499.909 68789.344 L 22499.909 68782.304 C 22505.883 68777.184 22512.496 68770.571 22519.749 68762.464 C 22525.296 68756.064 22529.136 68751.584 22531.269 68749.024 C 22535.963 68742.198 22545.776 68736.011 22560.709 68730.464 C 22570.096 68727.051 22582.043 68723.638 22596.549 68720.224 L 22602.949 68727.904 C 22602.949 68731.744 22601.243 68733.664 22597.829 68733.664 C 22595.696 68739.638 22592.069 68746.678 22586.949 68754.784 C 22580.549 68765.024 22575.429 68770.571 22571.589 68771.424 L 22571.589 68774.624 L 22564.549 68779.744 L 22566.469 68784.864 L 22551.109 68804.064 C 22549.403 68805.344 22548.976 68806.411 22549.829 68807.264 L 22542.789 68808.544 L 22544.709 68814.304 L 22538.309 68825.184 C 22536.603 68824.758 22533.829 68825.824 22529.989 68828.384 L 22533.189 68832.224 L 22525.509 68843.104 C 22525.509 68843.958 22525.296 68845.024 22524.869 68846.304 C 22524.869 68847.158 22524.443 68847.371 22523.589 68846.944 C 22522.736 68849.078 22521.669 68851.211 22520.389 68853.344 C 22519.109 68855.478 22516.549 68859.104 22512.709 68864.224 L 22512.709 68869.344 L 22513.989 68870.624 L 22504.389 68876.384 L 22503.109 68889.824 L 22497.349 68888.544 C 22496.923 68888.971 22496.709 68892.171 22496.709 68898.144 L 22495.429 68902.624 L 22493.509 68903.264 L 22496.069 68905.824 L 22494.789 68916.064 C 22491.803 68917.344 22489.243 68919.691 22487.109 68923.104 L 22490.309 68932.704 L 22485.189 68942.304 C 22485.189 68947.851 22486.043 68952.331 22487.749 68955.744 C 22489.883 68959.158 22493.509 68960.864 22498.629 68960.864 C 22506.736 68960.864 22521.243 68954.464 22542.149 68941.664 C 22563.056 68928.864 22575.216 68919.264 22578.629 68912.864 L 22577.989 68910.304 L 22585.669 68902.624 L 22586.949 68892.384 L 22590.789 68889.184 L 22593.349 68889.184 L 22592.709 68885.344 C 22592.709 68883.638 22593.136 68881.504 22593.989 68878.944 C 22595.269 68876.384 22596.549 68874.038 22597.829 68871.904 L 22599.749 68866.784 C 22601.029 68866.784 22601.883 68865.291 22602.309 68862.304 C 22602.309 68858.891 22603.163 68855.904 22604.869 68853.344 C 22607.003 68850.784 22609.136 68848.011 22611.269 68845.024 C 22616.389 68837.771 22619.803 68832.651 22621.509 68829.664 C 22624.923 68824.544 22627.269 68818.998 22628.549 68813.024 L 22672.069 68750.944 L 22678.469 68740.704 C 22682.736 68739.424 22686.789 68736.438 22690.629 68731.744 L 22695.749 68733.664 C 22696.176 68733.664 22696.603 68733.451 22697.029 68733.024 C 22697.029 68730.464 22696.176 68729.398 22694.469 68729.824 C 22696.603 68727.264 22704.069 68724.064 22716.869 68720.224 C 22730.096 68716.384 22739.056 68714.464 22743.749 68714.464 L 22741.829 68735.584 L 22740.549 68740.064 L 22737.349 68743.264 C 22735.216 68745.824 22735.429 68747.531 22737.989 68748.384 L 22730.309 68753.504 L 22730.309 68758.624 C 22730.309 68759.478 22729.243 68760.758 22727.109 68762.464 C 22724.976 68764.171 22723.269 68765.238 22721.989 68765.664 C 22724.549 68769.504 22725.829 68772.064 22725.829 68773.344 L 22720.709 68777.824 L 22718.149 68776.544 C 22716.869 68779.104 22716.443 68780.598 22716.869 68781.024 L 22711.109 68779.744 L 22711.109 68784.864 L 22716.229 68785.504 L 22716.229 68788.704 C 22713.669 68789.558 22711.963 68789.984 22711.109 68789.984 C 22709.829 68795.531 22707.483 68800.651 22704.069 68805.344 C 22703.643 68804.918 22702.149 68804.491 22699.589 68804.064 L 22701.509 68807.264 C 22701.509 68808.118 22699.803 68809.184 22696.389 68810.464 L 22698.309 68812.384 L 22693.189 68818.784 L 22696.389 68823.264 L 22691.269 68826.464 L 22685.509 68826.464 C 22683.803 68827.318 22682.949 68828.384 22682.949 68829.664 C 22683.803 68830.091 22684.869 68830.518 22686.149 68830.944 L 22685.509 68836.064 L 22686.789 68837.984 L 22681.669 68841.184 L 22683.589 68844.384 C 22683.589 68846.944 22682.096 68848.864 22679.109 68850.144 C 22676.123 68851.424 22673.776 68852.278 22672.069 68852.704 L 22679.749 68859.104 L 22677.829 68861.024 L 22672.709 68862.304 L 22671.429 68866.784 L 22663.109 68871.264 L 22660.549 68870.624 L 22655.429 68873.184 L 22658.629 68877.024 L 22662.469 68875.744 L 22665.029 68877.024 L 22670.149 68877.024 L 22668.229 68882.144 L 22664.389 68882.144 L 22663.749 68887.264 L 22657.989 68887.264 L 22656.709 68889.824 L 22660.549 68893.664 L 22658.629 68899.424 L 22652.869 68904.544 L 22652.229 68910.304 C 22651.376 68909.878 22650.523 68910.091 22649.669 68910.944 C 22649.243 68911.798 22648.816 68912.438 22648.389 68912.864 L 22649.669 68919.904 C 22648.816 68919.051 22647.963 68919.264 22647.109 68920.544 C 22646.256 68921.824 22645.829 68922.678 22645.829 68923.104 L 22647.109 68930.144 L 22643.269 68930.144 L 22641.989 68939.744 C 22641.989 68943.158 22642.416 68945.931 22643.269 68948.064 C 22644.123 68950.198 22645.616 68952.758 22647.749 68955.744 L 22654.149 68958.304 C 22660.123 68956.171 22677.189 68947.424 22705.349 68932.064 C 22733.509 68916.278 22747.803 68908.384 22748.229 68908.384 C 22736.283 68916.491 22726.043 68923.744 22717.509 68930.144 C 22705.136 68939.531 22695.536 68947.851 22688.709 68955.104 L 22682.309 68955.744 C 22671.216 68965.984 22665.456 68971.318 22665.029 68971.744 C 22662.043 68974.304 22657.776 68977.078 22652.229 68980.064 L 22650.309 68981.344 C 22637.509 68989.878 22623.856 68997.771 22609.349 69005.024 L 22608.069 69003.744 L 22601.669 69006.304 C 22600.816 69004.598 22599.963 69003.958 22599.109 69004.384 C 22598.256 69004.384 22598.043 69005.024 22598.469 69006.304 L 22585.029 69007.584 C 22581.189 69007.584 22577.349 69004.598 22573.509 68998.624 C 22569.669 68992.651 22567.109 68986.891 22565.829 68981.344 L 22566.469 68978.784 L 22568.389 68977.504 C 22567.536 68975.371 22566.683 68973.451 22565.829 68971.744 C 22565.403 68969.611 22565.189 68967.904 22565.189 68966.624 L 22568.389 68960.864 L 22567.109 68949.344 L 22569.029 68946.784 L 22569.029 68942.304 L 22571.589 68942.304 L 22571.589 68935.264 L 22574.149 68930.784 C 22570.309 68933.771 22565.189 68938.038 22558.789 68943.584 C 22555.376 68946.571 22550.469 68951.051 22544.069 68957.024 C 22541.936 68959.584 22537.243 68964.064 22529.989 68970.464 C 22523.163 68976.438 22519.323 68980.064 22518.469 68981.344 L 22511.429 68984.544 L 22507.589 68990.944 L 22505.029 68992.864 C 22499.909 68995.424 22494.789 68999.478 22489.669 69005.024 L 22486.469 69004.384 C 22483.909 69006.091 22482.203 69007.158 22481.349 69007.584 L 22481.349 69010.144 C 22477.936 69010.998 22474.949 69012.278 22472.389 69013.984 L 22465.989 69017.184 C 22462.576 69017.184 22457.243 69017.824 22449.989 69019.104 C 22443.163 69020.384 22435.483 69022.091 22426.949 69024.224 C 22426.523 69022.518 22424.816 69021.024 22421.829 69019.744 L 22416.709 69017.184 C 22412.443 69009.078 22409.243 69002.678 22407.109 68997.984 C 22404.976 68993.291 22402.843 68987.104 22400.709 68979.424 L 22402.629 68975.584 L 22398.789 68971.744 L 22405.189 68965.344 ZM 22728.299 68965.344 L 22732.779 68965.984 L 22731.499 68960.864 C 22731.499 68960.011 22732.139 68957.878 22733.419 68954.464 C 22734.699 68950.624 22734.913 68947.851 22734.059 68946.144 L 22737.259 68942.304 L 22733.419 68942.944 L 22734.699 68941.664 C 22737.259 68935.691 22740.033 68931.211 22743.019 68928.224 L 22742.379 68925.664 L 22745.579 68922.464 L 22776.939 68858.464 L 22805.739 68811.104 L 22812.139 68801.504 L 22814.699 68802.784 L 22818.539 68798.304 C 22818.113 68797.878 22816.833 68797.664 22814.699 68797.664 L 22817.899 68789.984 L 22821.739 68789.984 L 22821.739 68787.424 L 22826.219 68786.144 L 22821.739 68785.504 C 22824.726 68782.518 22828.566 68777.611 22833.259 68770.784 C 22836.673 68765.664 22840.299 68760.331 22844.139 68754.784 L 22847.979 68754.784 C 22854.379 68745.824 22862.273 68738.998 22871.659 68734.304 C 22888.726 68725.771 22897.899 68721.078 22899.179 68720.224 L 22902.379 68721.504 C 22908.353 68716.384 22914.966 68713.824 22922.219 68713.824 L 22930.539 68716.384 C 22929.686 68721.078 22927.126 68726.838 22922.859 68733.664 C 22919.019 68740.491 22916.886 68745.184 22916.459 68747.744 C 22913.046 68749.451 22910.486 68753.291 22908.779 68759.264 L 22903.659 68764.384 L 22901.739 68772.064 C 22897.046 68775.478 22894.699 68780.171 22894.699 68786.144 L 22891.499 68786.784 L 22891.499 68790.624 C 22890.219 68790.198 22888.086 68791.051 22885.099 68793.184 C 22884.246 68792.758 22882.966 68792.544 22881.259 68792.544 L 22878.699 68792.544 L 22877.419 68796.384 L 22887.659 68796.384 L 22887.659 68798.944 L 22879.339 68802.144 L 22881.259 68803.424 L 22883.179 68805.344 L 22881.259 68807.264 L 22876.779 68805.344 L 22875.499 68807.264 L 22879.339 68807.904 L 22877.419 68813.664 C 22876.993 68811.958 22876.566 68810.678 22876.139 68809.824 C 22875.713 68808.971 22875.073 68809.184 22874.219 68810.464 L 22874.859 68816.224 C 22871.873 68815.798 22870.166 68816.438 22869.739 68818.144 C 22870.593 68818.998 22871.446 68819.638 22872.299 68820.064 L 22868.459 68832.864 L 22863.979 68833.504 L 22856.299 68835.424 L 22855.019 68839.264 L 22856.299 68840.544 L 22863.979 68839.904 L 22860.779 68842.464 L 22861.419 68846.944 L 22855.659 68852.704 L 22847.979 68851.424 L 22842.219 68857.824 C 22842.646 68858.678 22843.286 68859.318 22844.139 68859.744 L 22846.699 68857.184 L 22850.539 68857.824 L 22848.619 68860.384 L 22853.099 68863.584 C 22853.099 68864.864 22852.246 68865.931 22850.539 68866.784 C 22849.259 68867.638 22848.406 68868.064 22847.979 68868.064 L 22842.859 68864.224 L 22842.859 68866.784 L 22844.779 68868.064 L 22837.739 68868.064 L 22833.259 68869.344 L 22832.619 68874.464 L 22828.779 68875.104 L 22829.419 68878.304 L 22836.459 68878.304 C 22836.459 68879.584 22837.313 68880.438 22839.019 68880.864 C 22840.726 68881.291 22841.579 68882.144 22841.579 68883.424 L 22838.379 68883.424 L 22830.059 68883.424 L 22831.979 68886.624 L 22837.099 68885.344 C 22837.099 68886.198 22836.246 68887.264 22834.539 68888.544 C 22833.686 68890.251 22833.686 68891.531 22834.539 68892.384 C 22835.819 68892.811 22836.459 68893.451 22836.459 68894.304 L 22830.059 68898.784 L 22831.979 68900.704 L 22827.499 68901.984 L 22823.659 68903.264 L 22817.259 68906.464 C 22815.553 68907.318 22814.699 68908.598 22814.699 68910.304 L 22815.979 68912.224 L 22819.179 68909.024 C 22822.166 68909.024 22825.153 68907.958 22828.139 68905.824 L 22828.779 68908.384 L 22826.859 68909.024 L 22824.299 68915.424 L 22819.819 68914.784 L 22817.899 68917.344 L 22821.739 68919.264 L 22818.539 68925.664 L 22814.699 68925.024 L 22812.779 68926.304 C 22812.779 68933.558 22812.993 68938.038 22813.419 68939.744 L 22810.859 68940.384 L 22812.779 68945.504 L 22808.939 68947.424 L 22808.939 68953.184 L 22810.219 68954.464 C 22809.366 68954.891 22808.726 68955.104 22808.299 68955.104 L 22810.859 68966.624 L 22812.139 68967.904 L 22819.819 68968.544 C 22827.499 68968.544 22839.019 68963.424 22854.379 68953.184 L 22914.539 68910.944 L 22917.739 68912.224 C 22916.033 68916.491 22903.659 68927.158 22880.619 68944.224 C 22870.806 68951.478 22865.899 68956.598 22865.899 68959.584 L 22812.139 68996.704 C 22795.926 69007.371 22784.619 69013.344 22778.219 69014.624 C 22779.499 69015.478 22779.286 69016.544 22777.579 69017.824 C 22776.299 69018.678 22775.446 69018.251 22775.019 69016.544 C 22771.606 69019.958 22767.979 69021.878 22764.139 69022.304 C 22765.846 69023.584 22766.699 69023.371 22766.699 69021.664 C 22767.126 69020.384 22767.339 69019.531 22767.339 69019.104 L 22764.779 69018.464 L 22762.219 69020.384 L 22763.499 69016.544 L 22760.939 69016.544 L 22759.019 69020.384 L 22753.899 69020.384 L 22753.899 69017.824 C 22746.646 69015.264 22741.526 69012.918 22738.539 69010.784 C 22730.433 69005.238 22726.379 68997.131 22726.379 68986.464 L 22726.379 68980.704 L 22729.579 68981.344 L 22730.859 68979.424 L 22725.099 68979.424 C 22725.953 68972.598 22727.019 68967.904 22728.299 68965.344 ZM 22837.099 68870.624 C 22841.366 68871.478 22844.779 68873.824 22847.339 68877.664 L 22842.219 68878.304 L 22837.739 68877.664 L 22834.539 68877.024 L 22833.899 68875.104 L 22837.099 68870.624 ZM 22908.139 68655.584 L 22904.939 68647.904 C 22904.939 68642.784 22907.713 68636.384 22913.259 68628.704 C 22917.526 68623.158 22921.793 68617.398 22926.059 68611.424 L 22925.419 68609.504 L 22929.259 68610.784 L 22930.539 68609.504 L 22929.259 68606.304 L 22930.539 68602.464 L 22932.459 68599.904 L 22935.019 68599.264 L 22935.019 68596.064 C 22935.019 68592.224 22937.579 68590.304 22942.699 68590.304 L 22948.459 68592.864 L 22950.379 68591.584 L 22950.379 68585.824 L 22953.579 68584.544 L 22957.419 68585.184 L 22961.899 68582.624 L 22962.539 68580.064 L 22967.019 68581.344 L 22968.939 68578.784 L 22972.139 68578.784 L 22973.419 68577.504 L 22975.339 68579.424 L 22978.539 68574.944 L 22984.939 68579.424 L 22986.219 68574.944 L 22988.139 68576.224 L 22990.699 68573.024 L 23000.299 68573.664 L 23002.219 68574.944 L 23006.059 68579.424 L 22998.379 68602.464 L 22997.099 68606.304 C 22994.966 68608.438 22993.473 68610.998 22992.619 68613.984 C 22988.779 68613.984 22986.219 68614.411 22984.939 68615.264 L 22984.939 68618.464 L 22988.139 68618.464 L 22988.139 68624.224 C 22983.446 68626.358 22980.886 68629.984 22980.459 68635.104 L 22975.979 68642.784 L 22970.219 68644.064 L 22970.219 68647.264 L 22965.739 68646.624 L 22962.539 68646.624 L 22961.899 68648.544 L 22956.779 68648.544 C 22952.939 68648.118 22948.886 68650.464 22944.619 68655.584 L 22939.499 68654.304 L 22935.659 68654.944 L 22935.019 68659.424 L 22924.139 68659.424 L 22922.219 68657.504 L 22917.099 68661.344 C 22910.273 68661.344 22906.646 68663.051 22906.219 68666.464 L 22904.299 68665.184 C 22903.019 68663.904 22902.379 68660.704 22902.379 68655.584 L 22908.139 68655.584 ZM 23076.589 68731.744 C 23078.296 68731.744 23085.123 68727.904 23097.069 68720.224 C 23103.043 68716.384 23107.736 68714.464 23111.149 68714.464 C 23115.416 68714.464 23119.683 68715.318 23123.949 68717.024 C 23128.216 68718.304 23132.483 68720.438 23136.749 68723.424 C 23137.176 68725.131 23138.243 68727.264 23139.949 68729.824 L 23144.429 68734.304 L 23145.709 68737.504 C 23144.856 68738.784 23144.429 68740.064 23144.429 68741.344 L 23150.829 68741.984 L 23147.629 68748.384 C 23150.189 68750.944 23151.683 68752.011 23152.109 68751.584 L 23154.669 68756.064 L 23154.029 68759.904 L 23148.269 68761.184 L 23149.549 68765.664 L 23155.309 68763.744 L 23155.309 68767.584 L 23152.749 68767.584 L 23149.549 68770.144 L 23145.069 68770.144 L 23143.149 68771.424 L 23144.429 68772.704 L 23154.029 68773.344 L 23145.709 68779.744 L 23152.109 68784.224 L 23154.029 68783.584 L 23149.549 68786.784 C 23151.256 68787.638 23151.683 68788.918 23150.829 68790.624 L 23144.429 68790.624 L 23141.229 68798.304 L 23134.829 68797.024 C 23129.709 68806.838 23120.109 68817.078 23106.029 68827.744 C 23091.949 68837.984 23081.709 68845.451 23075.309 68850.144 L 23073.389 68847.584 C 23069.549 68844.171 23067.629 68839.904 23067.629 68834.784 C 23067.629 68832.224 23068.056 68828.171 23068.909 68822.624 C 23070.189 68816.651 23070.829 68813.024 23070.829 68811.744 C 23070.829 68803.211 23070.189 68795.531 23068.909 68788.704 C 23067.629 68781.878 23064.856 68777.398 23060.589 68775.264 L 23058.029 68778.464 C 23052.483 68785.291 23048.003 68790.624 23044.589 68794.464 C 23037.763 68802.144 23032.643 68806.838 23029.229 68808.544 L 23033.709 68812.384 L 23028.589 68813.664 L 23025.389 68821.344 L 23027.309 68824.544 C 23024.323 68825.398 23022.403 68825.824 23021.549 68825.824 L 23018.989 68831.584 C 23016.856 68835.851 23015.363 68838.411 23014.509 68839.264 L 23013.869 68845.024 C 23010.456 68848.438 23007.683 68849.931 23005.549 68849.504 L 23003.629 68863.584 C 23002.776 68863.158 23001.709 68865.078 23000.429 68869.344 C 22999.149 68873.611 22998.509 68875.958 22998.509 68876.384 L 22995.309 68877.664 L 22996.589 68884.064 C 22993.603 68885.771 22991.469 68888.331 22990.189 68891.744 L 22990.829 68899.424 C 22990.829 68901.984 22989.976 68905.398 22988.269 68909.664 C 22986.989 68913.931 22985.709 68917.771 22984.429 68921.184 C 22985.709 68931.424 22986.989 68941.451 22988.269 68951.264 C 22989.549 68960.651 22994.456 68965.344 23002.989 68965.344 C 23012.803 68965.344 23025.603 68960.864 23041.389 68951.904 C 23053.336 68945.078 23065.069 68936.758 23076.589 68926.944 L 23088.749 68917.984 C 23093.016 68914.571 23097.283 68910.944 23101.549 68907.104 L 23104.109 68905.184 L 23109.869 68899.424 L 23112.429 68901.984 L 23107.949 68904.544 L 23109.869 68905.824 C 23093.656 68926.731 23068.483 68951.051 23034.349 68978.784 C 22995.096 69010.358 22966.509 69026.144 22948.589 69026.144 C 22934.083 69026.144 22923.629 69019.531 22917.229 69006.304 C 22911.256 68992.651 22908.269 68977.931 22908.269 68962.144 C 22908.269 68951.478 22909.976 68939.744 22913.389 68926.944 C 22918.509 68912.011 22922.136 68900.918 22924.269 68893.664 C 22936.643 68862.518 22959.256 68832.864 22992.109 68804.704 L 23076.589 68731.744 ZM 23129.549 68965.344 L 23134.029 68965.984 L 23132.749 68960.864 C 23132.749 68960.011 23133.389 68957.878 23134.669 68954.464 C 23135.949 68950.624 23136.163 68947.851 23135.309 68946.144 L 23138.509 68942.304 L 23134.669 68942.944 L 23135.949 68941.664 C 23138.509 68935.691 23141.283 68931.211 23144.269 68928.224 L 23143.629 68925.664 L 23146.829 68922.464 L 23178.189 68858.464 L 23206.989 68811.104 L 23213.389 68801.504 L 23215.949 68802.784 L 23219.789 68798.304 C 23219.363 68797.878 23218.083 68797.664 23215.949 68797.664 L 23219.149 68789.984 L 23222.989 68789.984 L 23222.989 68787.424 L 23227.469 68786.144 L 23222.989 68785.504 C 23225.976 68782.518 23229.816 68777.611 23234.509 68770.784 C 23237.923 68765.664 23241.549 68760.331 23245.389 68754.784 L 23249.229 68754.784 C 23255.629 68745.824 23263.523 68738.998 23272.909 68734.304 C 23289.976 68725.771 23299.149 68721.078 23300.429 68720.224 L 23303.629 68721.504 C 23309.603 68716.384 23316.216 68713.824 23323.469 68713.824 L 23331.789 68716.384 C 23330.936 68721.078 23328.376 68726.838 23324.109 68733.664 C 23320.269 68740.491 23318.136 68745.184 23317.709 68747.744 C 23314.296 68749.451 23311.736 68753.291 23310.029 68759.264 L 23304.909 68764.384 L 23302.989 68772.064 C 23298.296 68775.478 23295.949 68780.171 23295.949 68786.144 L 23292.749 68786.784 L 23292.749 68790.624 C 23291.469 68790.198 23289.336 68791.051 23286.349 68793.184 C 23285.496 68792.758 23284.216 68792.544 23282.509 68792.544 L 23279.949 68792.544 L 23278.669 68796.384 L 23288.909 68796.384 L 23288.909 68798.944 L 23280.589 68802.144 L 23282.509 68803.424 L 23284.429 68805.344 L 23282.509 68807.264 L 23278.029 68805.344 L 23276.749 68807.264 L 23280.589 68807.904 L 23278.669 68813.664 C 23278.243 68811.958 23277.816 68810.678 23277.389 68809.824 C 23276.963 68808.971 23276.323 68809.184 23275.469 68810.464 L 23276.109 68816.224 C 23273.123 68815.798 23271.416 68816.438 23270.989 68818.144 C 23271.843 68818.998 23272.696 68819.638 23273.549 68820.064 L 23269.709 68832.864 L 23265.229 68833.504 L 23257.549 68835.424 L 23256.269 68839.264 L 23257.549 68840.544 L 23265.229 68839.904 L 23262.029 68842.464 L 23262.669 68846.944 L 23256.909 68852.704 L 23249.229 68851.424 L 23243.469 68857.824 C 23243.896 68858.678 23244.536 68859.318 23245.389 68859.744 L 23247.949 68857.184 L 23251.789 68857.824 L 23249.869 68860.384 L 23254.349 68863.584 C 23254.349 68864.864 23253.496 68865.931 23251.789 68866.784 C 23250.509 68867.638 23249.656 68868.064 23249.229 68868.064 L 23244.109 68864.224 L 23244.109 68866.784 L 23246.029 68868.064 L 23238.989 68868.064 L 23234.509 68869.344 L 23233.869 68874.464 L 23230.029 68875.104 L 23230.669 68878.304 L 23237.709 68878.304 C 23237.709 68879.584 23238.563 68880.438 23240.269 68880.864 C 23241.976 68881.291 23242.829 68882.144 23242.829 68883.424 L 23239.629 68883.424 L 23231.309 68883.424 L 23233.229 68886.624 L 23238.349 68885.344 C 23238.349 68886.198 23237.496 68887.264 23235.789 68888.544 C 23234.936 68890.251 23234.936 68891.531 23235.789 68892.384 C 23237.069 68892.811 23237.709 68893.451 23237.709 68894.304 L 23231.309 68898.784 L 23233.229 68900.704 L 23228.749 68901.984 L 23224.909 68903.264 L 23218.509 68906.464 C 23216.803 68907.318 23215.949 68908.598 23215.949 68910.304 L 23217.229 68912.224 L 23220.429 68909.024 C 23223.416 68909.024 23226.403 68907.958 23229.389 68905.824 L 23230.029 68908.384 L 23228.109 68909.024 L 23225.549 68915.424 L 23221.069 68914.784 L 23219.149 68917.344 L 23222.989 68919.264 L 23219.789 68925.664 L 23215.949 68925.024 L 23214.029 68926.304 C 23214.029 68933.558 23214.243 68938.038 23214.669 68939.744 L 23212.109 68940.384 L 23214.029 68945.504 L 23210.189 68947.424 L 23210.189 68953.184 L 23211.469 68954.464 C 23210.616 68954.891 23209.976 68955.104 23209.549 68955.104 L 23212.109 68966.624 L 23213.389 68967.904 L 23221.069 68968.544 C 23228.749 68968.544 23240.269 68963.424 23255.629 68953.184 L 23315.789 68910.944 L 23318.989 68912.224 C 23317.283 68916.491 23304.909 68927.158 23281.869 68944.224 C 23272.056 68951.478 23267.149 68956.598 23267.149 68959.584 L 23213.389 68996.704 C 23197.176 69007.371 23185.869 69013.344 23179.469 69014.624 C 23180.749 69015.478 23180.536 69016.544 23178.829 69017.824 C 23177.549 69018.678 23176.696 69018.251 23176.269 69016.544 C 23172.856 69019.958 23169.229 69021.878 23165.389 69022.304 C 23167.096 69023.584 23167.949 69023.371 23167.949 69021.664 C 23168.376 69020.384 23168.589 69019.531 23168.589 69019.104 L 23166.029 69018.464 L 23163.469 69020.384 L 23164.749 69016.544 L 23162.189 69016.544 L 23160.269 69020.384 L 23155.149 69020.384 L 23155.149 69017.824 C 23147.896 69015.264 23142.776 69012.918 23139.789 69010.784 C 23131.683 69005.238 23127.629 68997.131 23127.629 68986.464 L 23127.629 68980.704 L 23130.829 68981.344 L 23132.109 68979.424 L 23126.349 68979.424 C 23127.203 68972.598 23128.269 68967.904 23129.549 68965.344 ZM 23238.349 68870.624 C 23242.616 68871.478 23246.029 68873.824 23248.589 68877.664 L 23243.469 68878.304 L 23238.989 68877.664 L 23235.789 68877.024 L 23235.149 68875.104 L 23238.349 68870.624 ZM 23309.389 68655.584 L 23306.189 68647.904 C 23306.189 68642.784 23308.963 68636.384 23314.509 68628.704 C 23318.776 68623.158 23323.043 68617.398 23327.309 68611.424 L 23326.669 68609.504 L 23330.509 68610.784 L 23331.789 68609.504 L 23330.509 68606.304 L 23331.789 68602.464 L 23333.709 68599.904 L 23336.269 68599.264 L 23336.269 68596.064 C 23336.269 68592.224 23338.829 68590.304 23343.949 68590.304 L 23349.709 68592.864 L 23351.629 68591.584 L 23351.629 68585.824 L 23354.829 68584.544 L 23358.669 68585.184 L 23363.149 68582.624 L 23363.789 68580.064 L 23368.269 68581.344 L 23370.189 68578.784 L 23373.389 68578.784 L 23374.669 68577.504 L 23376.589 68579.424 L 23379.789 68574.944 L 23386.189 68579.424 L 23387.469 68574.944 L 23389.389 68576.224 L 23391.949 68573.024 L 23401.549 68573.664 L 23403.469 68574.944 L 23407.309 68579.424 L 23399.629 68602.464 L 23398.349 68606.304 C 23396.216 68608.438 23394.723 68610.998 23393.869 68613.984 C 23390.029 68613.984 23387.469 68614.411 23386.189 68615.264 L 23386.189 68618.464 L 23389.389 68618.464 L 23389.389 68624.224 C 23384.696 68626.358 23382.136 68629.984 23381.709 68635.104 L 23377.229 68642.784 L 23371.469 68644.064 L 23371.469 68647.264 L 23366.989 68646.624 L 23363.789 68646.624 L 23363.149 68648.544 L 23358.029 68648.544 C 23354.189 68648.118 23350.136 68650.464 23345.869 68655.584 L 23340.749 68654.304 L 23336.909 68654.944 L 23336.269 68659.424 L 23325.389 68659.424 L 23323.469 68657.504 L 23318.349 68661.344 C 23311.523 68661.344 23307.896 68663.051 23307.469 68666.464 L 23305.549 68665.184 C 23304.269 68663.904 23303.629 68660.704 23303.629 68655.584 L 23309.389 68655.584 ZM 23475.279 68734.304 C 23488.079 68724.918 23499.173 68718.091 23508.559 68713.824 C 23518.373 68709.131 23526.053 68706.784 23531.599 68706.784 C 23539.706 68706.784 23547.386 68709.131 23554.639 68713.824 L 23559.119 68703.584 L 23562.959 68702.304 L 23565.519 68693.984 C 23567.226 68691.851 23568.293 68690.144 23568.719 68688.864 C 23569.573 68687.158 23570.639 68686.731 23571.919 68687.584 L 23577.039 68678.624 L 23573.839 68678.624 C 23573.839 68677.344 23575.119 68675.851 23577.679 68674.144 C 23580.239 68672.438 23581.519 68670.304 23581.519 68667.744 C 23581.519 68666.464 23582.586 68665.184 23584.719 68663.904 C 23587.279 68662.198 23588.559 68660.918 23588.559 68660.064 C 23588.559 68656.224 23598.586 68640.651 23618.639 68613.344 C 23638.693 68586.038 23650.213 68571.958 23653.199 68571.104 L 23655.759 68564.704 L 23675.599 68551.264 L 23689.679 68546.144 C 23699.919 68541.451 23709.306 68539.104 23717.839 68539.104 L 23726.799 68540.384 L 23728.079 68550.624 L 23721.679 68553.824 L 23719.759 68560.224 L 23717.199 68560.864 L 23717.199 68564.704 L 23713.999 68564.704 C 23711.866 68568.971 23709.093 68573.664 23705.679 68578.784 C 23702.693 68583.904 23699.066 68589.238 23694.799 68594.784 L 23691.599 68596.064 L 23691.599 68603.104 L 23684.559 68605.664 L 23687.119 68609.504 C 23685.839 68609.931 23684.986 68610.358 23684.559 68610.784 C 23682.426 68612.918 23681.359 68615.264 23681.359 68617.824 C 23681.359 68622.518 23679.866 68624.864 23676.879 68624.864 L 23670.479 68626.144 L 23669.199 68635.104 C 23665.786 68638.091 23664.079 68639.798 23664.079 68640.224 C 23664.506 68642.358 23664.719 68644.278 23664.719 68645.984 L 23656.399 68653.024 C 23655.546 68653.024 23654.906 68653.664 23654.479 68654.944 C 23654.479 68655.798 23654.266 68657.078 23653.839 68658.784 L 23657.039 68657.504 C 23657.039 68658.784 23655.546 68659.424 23652.559 68659.424 L 23644.879 68661.984 L 23648.719 68663.904 C 23650.853 68664.758 23652.346 68664.331 23653.199 68662.624 L 23648.719 68670.304 L 23644.239 68667.744 C 23643.386 68669.878 23642.746 68672.011 23642.319 68674.144 C 23642.319 68676.278 23643.813 68677.344 23646.799 68677.344 C 23647.226 68680.331 23644.666 68682.678 23639.119 68684.384 C 23633.999 68685.664 23631.013 68686.304 23630.159 68686.304 C 23630.159 68687.584 23631.226 68688.224 23633.359 68688.224 C 23635.919 68688.224 23637.413 68688.651 23637.839 68689.504 L 23644.239 68688.224 C 23643.386 68689.931 23639.546 68693.558 23632.719 68699.104 L 23623.759 68700.384 L 23621.839 68704.864 L 23625.039 68704.864 L 23626.959 68709.984 L 23629.519 68708.704 L 23630.799 68711.264 L 23628.879 68713.184 L 23621.839 68711.904 C 23620.986 68712.331 23620.133 68712.544 23619.279 68712.544 C 23620.133 68715.531 23620.986 68718.304 23621.839 68720.864 L 23616.719 68725.984 C 23615.439 68727.264 23614.159 68728.758 23612.879 68730.464 C 23612.879 68731.744 23613.093 68733.024 23613.519 68734.304 L 23613.519 68739.424 L 23609.039 68739.424 L 23603.919 68744.544 C 23607.759 68743.691 23610.106 68743.264 23610.959 68743.264 L 23609.679 68745.184 L 23608.399 68747.744 L 23599.439 68750.944 L 23607.119 68750.944 L 23607.119 68753.504 L 23602.639 68754.144 L 23597.519 68762.464 L 23594.959 68763.104 L 23594.959 68770.144 C 23590.693 68772.704 23587.279 68776.544 23584.719 68781.664 C 23584.719 68783.371 23584.933 68785.078 23585.359 68786.784 L 23589.839 68788.064 C 23589.839 68789.771 23587.919 68791.691 23584.079 68793.824 C 23580.239 68795.531 23577.679 68796.598 23576.399 68797.024 L 23576.399 68799.584 L 23582.799 68799.584 L 23582.799 68802.784 L 23572.559 68807.264 C 23573.839 68809.824 23576.186 68810.464 23579.599 68809.184 L 23566.159 68820.704 C 23564.453 68823.691 23563.813 68825.398 23564.239 68825.824 C 23564.666 68825.824 23565.519 68826.038 23566.799 68826.464 C 23568.079 68826.464 23568.719 68827.104 23568.719 68828.384 C 23568.293 68827.531 23566.373 68827.104 23562.959 68827.104 L 23562.959 68830.944 L 23564.239 68832.864 L 23560.399 68833.504 C 23559.546 68834.358 23559.546 68835.211 23560.399 68836.064 L 23563.599 68839.264 C 23562.319 68840.544 23561.253 68841.824 23560.399 68843.104 L 23552.079 68846.304 L 23556.559 68845.664 C 23555.706 68847.371 23555.279 68848.864 23555.279 68850.144 L 23552.719 68857.824 L 23547.599 68862.304 C 23547.599 68864.011 23547.813 68865.504 23548.239 68866.784 L 23549.519 68871.904 L 23541.839 68875.744 L 23545.039 68879.584 L 23544.399 68882.144 L 23537.359 68884.704 L 23537.359 68887.264 C 23539.066 68888.118 23539.919 68888.758 23539.919 68889.184 C 23539.919 68891.744 23538.853 68894.944 23536.719 68898.784 C 23535.013 68902.624 23534.159 68905.398 23534.159 68907.104 C 23531.173 68914.784 23528.613 68921.824 23526.479 68928.224 C 23524.773 68934.198 23523.919 68940.171 23523.919 68946.144 C 23523.919 68949.131 23524.773 68952.331 23526.479 68955.744 C 23528.186 68958.731 23529.893 68960.224 23531.599 68960.224 C 23540.559 68960.224 23553.573 68953.824 23570.639 68941.024 C 23577.466 68935.904 23588.986 68926.304 23605.199 68912.224 L 23609.039 68914.144 L 23604.559 68916.704 C 23598.586 68929.078 23579.813 68947.211 23548.239 68971.104 C 23516.666 68994.571 23494.266 69006.304 23481.039 69006.304 C 23478.053 69006.304 23473.786 69005.451 23468.239 69003.744 C 23463.119 69002.038 23459.279 69000.118 23456.719 68997.984 C 23455.866 68995.851 23454.586 68989.878 23452.879 68980.064 C 23451.173 68969.824 23447.973 68963.638 23443.279 68961.504 C 23441.999 68962.784 23439.653 68965.558 23436.239 68969.824 C 23428.986 68978.784 23424.293 68983.691 23422.159 68984.544 L 23418.319 68990.304 C 23412.346 68992.864 23406.373 68996.918 23400.399 69002.464 C 23394.853 69008.011 23389.306 69013.344 23383.759 69018.464 L 23379.279 69017.824 C 23377.573 69017.824 23373.946 69019.104 23368.399 69021.664 C 23362.853 69024.224 23358.799 69026.358 23356.239 69028.064 C 23351.546 69027.638 23346.426 69026.998 23340.879 69026.144 C 23335.759 69025.291 23331.706 69023.584 23328.719 69021.024 C 23329.999 69018.038 23330.639 69015.691 23330.639 69013.984 C 23329.359 69014.411 23328.079 69014.624 23326.799 69014.624 C 23325.093 69014.624 23323.599 69012.491 23322.319 69008.224 L 23320.399 69001.824 L 23317.839 69001.824 C 23314.426 68992.438 23312.079 68985.184 23310.799 68980.064 C 23309.519 68974.944 23308.879 68968.118 23308.879 68959.584 C 23308.879 68928.011 23322.746 68892.384 23350.479 68852.704 C 23373.093 68820.278 23399.546 68791.691 23429.839 68766.944 C 23437.946 68760.118 23445.199 68754.358 23451.599 68749.664 C 23456.293 68746.678 23464.186 68741.558 23475.279 68734.304 ZM 23438.159 68799.584 C 23436.453 68803.851 23431.973 68810.464 23424.719 68819.424 C 23419.599 68825.824 23416.613 68829.664 23415.759 68830.944 L 23411.919 68831.584 L 23413.199 68834.144 L 23411.919 68837.344 L 23412.559 68839.264 C 23410.853 68841.824 23409.999 68844.171 23409.999 68846.304 L 23405.519 68846.304 L 23405.519 68849.504 C 23402.106 68852.491 23400.613 68856.331 23401.039 68861.024 L 23395.279 68862.944 L 23396.559 68867.424 L 23392.719 68874.464 L 23387.599 68871.904 L 23386.319 68873.824 L 23389.519 68877.024 L 23392.079 68877.024 C 23391.226 68879.158 23390.799 68880.651 23390.799 68881.504 L 23387.599 68884.704 L 23390.799 68889.824 L 23385.679 68894.304 L 23385.039 68897.504 C 23385.893 68899.638 23386.319 68902.838 23386.319 68907.104 C 23385.466 68915.211 23385.039 68921.184 23385.039 68925.024 C 23385.039 68935.691 23386.746 68944.224 23390.159 68950.624 C 23393.999 68957.024 23398.479 68960.224 23403.599 68960.224 C 23411.706 68960.224 23419.813 68957.451 23427.919 68951.904 C 23436.026 68946.358 23441.573 68942.731 23444.559 68941.024 C 23445.839 68938.038 23448.186 68931.211 23451.599 68920.544 C 23455.013 68909.451 23457.999 68901.131 23460.559 68895.584 C 23466.959 68880.224 23472.719 68867.424 23477.839 68857.184 C 23481.253 68850.358 23487.866 68837.984 23497.679 68820.064 C 23501.519 68813.664 23503.439 68806.411 23503.439 68798.304 C 23503.439 68788.918 23501.946 68780.811 23498.959 68773.984 C 23494.693 68764.171 23488.506 68759.264 23480.399 68759.264 C 23476.559 68759.264 23470.586 68762.464 23462.479 68768.864 L 23453.519 68776.544 C 23453.093 68779.104 23450.959 68782.518 23447.119 68786.784 C 23444.986 68789.344 23441.786 68792.758 23437.519 68797.024 L 23438.159 68799.584 ZM 23600.769 68948.704 L 23600.769 68946.144 L 23603.969 68935.904 C 23603.116 68935.904 23602.263 68935.691 23601.409 68935.264 C 23600.983 68933.131 23601.836 68931.851 23603.969 68931.424 L 23603.969 68926.944 L 23606.529 68926.944 L 23604.609 68917.344 C 23604.609 68913.931 23606.956 68906.678 23611.649 68895.584 C 23615.063 68887.478 23618.689 68879.371 23622.529 68871.264 L 23625.089 68871.264 C 23629.783 68856.758 23643.436 68837.771 23666.049 68814.304 C 23689.089 68790.411 23708.076 68775.051 23723.009 68768.224 C 23742.636 68754.144 23760.129 68742.838 23775.489 68734.304 C 23799.383 68720.651 23818.156 68713.824 23831.809 68713.824 C 23842.903 68713.824 23851.436 68717.451 23857.409 68724.704 C 23863.383 68731.958 23866.369 68741.131 23866.369 68752.224 L 23865.729 68759.264 C 23864.876 68760.971 23864.023 68762.464 23863.169 68763.744 C 23863.169 68764.598 23862.956 68766.518 23862.529 68769.504 C 23861.676 68770.784 23861.036 68771.851 23860.609 68772.704 L 23855.489 68784.224 C 23853.783 68785.078 23852.716 68785.504 23852.289 68785.504 C 23852.289 68786.358 23852.503 68786.998 23852.929 68787.424 L 23845.249 68798.304 L 23842.049 68799.584 L 23840.769 68804.704 C 23839.916 68804.278 23837.783 68805.558 23834.369 68808.544 L 23828.609 68814.304 L 23822.849 68813.664 L 23816.449 68817.504 C 23817.729 68817.931 23819.223 68818.358 23820.929 68818.784 L 23810.689 68826.464 L 23807.489 68824.544 L 23805.569 68825.184 L 23806.209 68829.664 L 23794.049 68832.864 C 23788.076 68839.264 23778.049 68845.238 23763.969 68850.784 C 23759.276 68852.491 23752.449 68854.838 23743.489 68857.824 C 23742.209 68858.678 23740.929 68859.318 23739.649 68859.744 C 23737.943 68859.744 23734.743 68860.811 23730.049 68862.944 C 23725.783 68865.078 23723.436 68866.144 23723.009 68866.144 C 23717.889 68868.704 23711.276 68871.691 23703.169 68875.104 C 23695.063 68878.518 23689.943 68879.798 23687.809 68878.944 L 23682.049 68892.384 C 23682.903 68891.958 23683.756 68892.811 23684.609 68894.944 L 23682.049 68893.664 L 23678.849 68893.664 L 23678.849 68897.504 L 23683.329 68899.424 C 23682.476 68899.424 23681.409 68902.838 23680.129 68909.664 C 23678.849 68916.491 23678.209 68923.318 23678.209 68930.144 C 23678.209 68941.238 23680.769 68950.411 23685.889 68957.664 C 23691.009 68964.491 23698.689 68967.904 23708.929 68967.904 C 23720.023 68967.904 23734.316 68962.358 23751.809 68951.264 C 23765.463 68942.731 23779.116 68933.984 23792.769 68925.024 C 23800.876 68917.771 23808.983 68910.304 23817.089 68902.624 C 23820.503 68900.064 23825.836 68896.651 23833.089 68892.384 L 23835.009 68898.144 C 23832.876 68902.411 23827.969 68907.531 23820.289 68913.504 C 23813.036 68919.478 23808.343 68923.744 23806.209 68926.304 L 23803.649 68926.304 L 23795.969 68932.704 L 23792.769 68935.904 L 23788.289 68942.304 L 23785.729 68942.304 L 23772.929 68955.104 C 23766.956 68961.078 23762.263 68965.344 23758.849 68967.904 L 23717.249 68999.904 C 23715.116 69000.331 23713.623 69000.758 23712.769 69001.184 C 23711.916 69001.611 23712.343 69002.464 23714.049 69003.744 L 23694.209 69015.264 L 23694.209 69012.064 L 23687.809 69015.264 L 23688.449 69017.824 C 23687.169 69018.251 23684.183 69018.464 23679.489 69018.464 L 23676.929 69020.384 L 23671.169 69020.384 L 23667.969 69024.224 C 23666.689 69023.371 23663.916 69022.944 23659.649 69022.944 L 23643.649 69022.944 L 23644.929 69020.384 C 23642.796 69020.811 23640.023 69020.598 23636.609 69019.744 C 23633.623 69018.891 23630.423 69017.824 23627.009 69016.544 L 23627.009 69013.984 L 23631.489 69012.704 L 23629.569 69011.424 L 23621.889 69011.424 C 23618.903 69010.144 23616.556 69007.798 23614.849 69004.384 L 23619.329 69003.104 L 23617.409 68999.904 L 23611.009 69000.544 C 23608.449 68994.571 23607.809 68989.451 23609.089 68985.184 L 23605.889 68985.824 L 23605.889 68983.264 C 23608.449 68983.264 23609.516 68982.411 23609.089 68980.704 L 23603.329 68980.704 C 23605.889 68978.998 23607.169 68976.438 23607.169 68973.024 L 23602.049 68964.064 L 23604.609 68961.504 L 23600.769 68955.744 L 23600.769 68948.704 ZM 23773.569 68827.744 C 23780.823 68821.771 23786.583 68814.731 23790.849 68806.624 C 23795.543 68798.091 23797.889 68789.558 23797.889 68781.024 C 23797.889 68775.904 23796.183 68771.211 23792.769 68766.944 C 23789.356 68762.678 23784.876 68760.544 23779.329 68760.544 C 23776.343 68760.544 23774.209 68761.824 23772.929 68764.384 L 23767.169 68764.384 L 23769.729 68767.584 L 23771.649 68766.304 L 23753.089 68779.744 C 23751.809 68783.584 23748.823 68786.784 23744.129 68789.344 L 23735.809 68795.104 L 23735.809 68797.664 L 23740.929 68797.664 L 23734.529 68798.944 L 23731.969 68800.864 L 23728.129 68804.064 L 23726.209 68807.264 L 23723.649 68807.264 L 23722.369 68809.184 C 23722.369 68810.038 23724.076 68811.104 23727.489 68812.384 L 23723.649 68815.584 C 23722.369 68815.584 23718.956 68817.718 23713.409 68821.984 L 23712.129 68829.664 L 23710.849 68832.864 L 23708.289 68832.864 L 23701.249 68842.464 L 23703.169 68839.904 L 23706.369 68839.904 L 23703.169 68843.104 L 23700.609 68843.744 L 23700.609 68846.304 C 23694.209 68847.158 23690.369 68848.224 23689.089 68849.504 L 23691.009 68851.424 L 23692.929 68850.144 L 23698.689 68850.144 L 23696.769 68853.344 L 23694.209 68853.344 L 23694.209 68858.464 L 23696.129 68859.744 C 23693.143 68859.744 23691.009 68861.024 23689.729 68863.584 C 23700.823 68863.584 23715.756 68859.744 23734.529 68852.064 C 23753.303 68843.958 23766.316 68835.851 23773.569 68827.744 ZM 19088.149 70343.238 L 19091.989 70344.518 L 19093.269 70339.398 C 19093.269 70337.264 19093.696 70335.344 19094.549 70333.638 C 19095.403 70331.504 19096.469 70330.651 19097.749 70331.078 C 19097.749 70326.811 19100.309 70320.838 19105.429 70313.158 C 19108.843 70308.038 19110.976 70304.411 19111.829 70302.278 C 19114.389 70299.718 19116.949 70296.944 19119.509 70293.958 C 19122.496 70290.544 19125.483 70285.424 19128.469 70278.598 L 19136.149 70270.918 L 19140.629 70269.638 L 19140.629 70260.678 C 19141.483 70260.251 19142.336 70260.038 19143.189 70260.038 C 19144.043 70259.611 19144.469 70257.264 19144.469 70252.998 C 19144.469 70252.144 19145.323 70250.864 19147.029 70249.158 C 19149.163 70247.451 19151.083 70246.811 19152.789 70247.238 C 19155.349 70238.704 19161.109 70227.824 19170.069 70214.598 L 19182.869 70196.678 L 19185.429 70196.678 C 19188.416 70189.424 19191.829 70181.958 19195.669 70174.278 C 19199.936 70166.598 19204.203 70159.131 19208.469 70151.878 C 19211.883 70144.624 19214.443 70139.078 19216.149 70135.238 C 19217.856 70131.398 19220.629 70127.131 19224.469 70122.438 L 19232.789 70119.238 C 19240.469 70114.118 19248.576 70108.998 19257.109 70103.878 C 19265.643 70098.758 19273.109 70095.131 19279.509 70092.998 C 19287.616 70097.691 19291.669 70104.518 19291.669 70113.478 L 19289.109 70130.758 L 19287.189 70132.678 L 19287.189 70140.998 L 19284.629 70140.998 L 19271.829 70171.718 C 19267.989 70181.958 19263.296 70191.984 19257.749 70201.798 L 19256.469 70194.118 L 19252.629 70196.038 L 19249.429 70205.638 C 19249.856 70206.064 19250.709 70206.491 19251.989 70206.918 C 19253.269 70206.918 19253.909 70207.771 19253.909 70209.478 L 19250.709 70210.118 L 19249.429 70218.438 L 19244.949 70222.918 L 19244.309 70232.518 L 19242.389 70230.598 L 19234.709 70233.158 L 19232.149 70233.798 L 19229.589 70245.318 C 19230.869 70244.464 19232.149 70244.678 19233.429 70245.958 C 19235.136 70246.811 19235.349 70247.664 19234.069 70248.518 C 19270.336 70224.624 19305.109 70200.518 19338.389 70176.198 L 19376.789 70146.758 L 19378.709 70145.478 C 19397.909 70131.824 19412.843 70121.158 19423.509 70113.478 C 19434.603 70105.798 19444.416 70101.958 19452.949 70101.958 L 19459.349 70103.878 L 19459.989 70113.478 C 19459.989 70116.891 19454.016 70128.411 19442.069 70148.038 C 19430.123 70167.238 19422.656 70177.904 19419.669 70180.038 L 19416.469 70184.518 L 19415.189 70192.838 L 19408.149 70198.598 L 19408.149 70201.158 L 19405.589 70208.838 C 19403.456 70210.118 19401.323 70211.611 19399.189 70213.318 C 19397.483 70214.598 19397.696 70216.091 19399.829 70217.798 L 19394.709 70224.198 L 19395.989 70228.038 L 19390.869 70239.558 C 19388.736 70238.278 19387.029 70238.704 19385.749 70240.838 C 19384.896 70242.544 19384.043 70243.611 19383.189 70244.038 L 19385.109 70249.798 L 19383.189 70256.838 C 19381.483 70255.984 19380.203 70256.624 19379.349 70258.758 C 19378.496 70260.891 19379.136 70262.384 19381.269 70263.238 C 19379.989 70268.784 19376.789 70277.318 19371.669 70288.838 C 19366.549 70300.358 19363.136 70309.318 19361.429 70315.718 L 19358.869 70319.558 L 19359.509 70322.758 C 19371.883 70315.504 19384.896 70304.411 19398.549 70289.478 C 19401.963 70285.638 19413.269 70272.198 19432.469 70249.158 C 19434.176 70236.784 19438.656 70223.344 19445.909 70208.838 C 19448.043 70204.571 19455.083 70192.198 19467.029 70171.718 C 19474.283 70161.478 19484.736 70149.744 19498.389 70136.518 L 19532.949 70104.518 L 19534.869 70103.238 L 19548.309 70096.198 L 19550.229 70095.558 C 19554.923 70093.424 19559.829 70091.504 19564.949 70089.798 C 19570.069 70088.091 19575.189 70087.024 19580.309 70086.598 L 19584.789 70092.998 C 19584.789 70098.971 19583.936 70104.518 19582.229 70109.638 C 19580.523 70114.331 19576.043 70122.864 19568.789 70135.238 L 19564.309 70135.878 L 19560.469 70148.678 L 19557.909 70148.038 C 19557.056 70148.038 19556.629 70149.531 19556.629 70152.518 C 19556.629 70155.504 19555.989 70156.998 19554.709 70156.998 L 19548.949 70154.438 L 19548.949 70163.398 C 19547.669 70162.544 19545.963 70163.824 19543.829 70167.238 L 19540.629 70167.238 L 19532.309 70184.518 L 19525.909 70187.078 C 19526.763 70188.784 19525.696 70191.131 19522.709 70194.118 C 19519.723 70197.104 19517.589 70198.171 19516.309 70197.318 C 19514.603 70201.158 19509.269 70208.838 19500.309 70220.358 C 19493.483 70229.318 19490.069 70238.064 19490.069 70246.598 C 19490.069 70256.411 19495.189 70261.318 19505.429 70261.318 C 19510.976 70261.318 19525.056 70256.624 19547.669 70247.238 C 19570.709 70237.851 19584.576 70231.238 19589.269 70227.398 L 19596.309 70226.118 L 19607.829 70220.358 C 19595.883 70232.731 19570.283 70250.224 19531.029 70272.838 C 19492.203 70295.024 19465.963 70306.118 19452.309 70306.118 C 19449.323 70306.118 19445.056 70304.198 19439.509 70300.358 C 19434.389 70296.091 19430.976 70292.464 19429.269 70289.478 L 19422.869 70299.718 C 19421.163 70298.864 19419.456 70299.291 19417.749 70300.998 C 19416.469 70302.704 19416.256 70303.984 19417.109 70304.838 C 19408.149 70312.518 19399.403 70320.198 19390.869 70327.878 L 19387.029 70338.118 L 19383.829 70338.758 C 19381.269 70338.758 19379.989 70338.331 19379.989 70337.478 L 19373.589 70341.958 L 19370.389 70353.478 L 19367.829 70352.198 C 19343.936 70366.704 19320.256 70380.998 19296.789 70395.078 L 19293.589 70389.958 L 19287.189 70392.518 C 19279.509 70392.518 19273.749 70389.958 19269.909 70384.838 C 19266.496 70379.291 19264.789 70372.464 19264.789 70364.358 L 19264.789 70356.678 C 19265.216 70354.118 19266.069 70350.064 19267.349 70344.518 C 19271.616 70344.518 19273.749 70344.091 19273.749 70343.238 L 19271.189 70336.198 L 19282.069 70307.398 L 19284.629 70303.558 C 19288.043 70303.131 19289.963 70302.704 19290.389 70302.278 L 19288.469 70300.358 L 19287.829 70294.598 L 19313.429 70244.038 L 19340.309 70196.678 C 19337.323 70197.958 19334.763 70199.238 19332.629 70200.518 C 19330.496 70201.371 19329.429 70203.504 19329.429 70206.918 C 19329.429 70208.198 19328.149 70209.264 19325.589 70210.118 C 19323.029 70210.971 19321.536 70210.758 19321.109 70209.478 L 19311.509 70217.798 L 19304.469 70218.438 C 19304.896 70219.718 19304.256 70221.424 19302.549 70223.558 C 19301.269 70225.264 19301.696 70226.758 19303.829 70228.038 L 19297.429 70229.318 L 19291.669 70229.958 L 19288.469 70235.718 L 19283.989 70235.718 C 19283.563 70238.704 19282.923 70241.264 19282.069 70243.398 C 19281.643 70245.104 19279.296 70245.318 19275.029 70244.038 L 19267.989 70252.998 L 19260.949 70254.918 L 19256.469 70260.678 L 19256.469 70263.238 L 19248.149 70266.438 L 19248.789 70270.918 C 19248.789 70272.624 19247.723 70273.904 19245.589 70274.758 C 19243.456 70275.611 19241.109 70276.464 19238.549 70277.318 L 19232.149 70276.038 C 19230.443 70279.451 19229.589 70282.224 19229.589 70284.358 C 19230.869 70286.491 19231.509 70288.411 19231.509 70290.118 L 19219.349 70300.358 L 19215.509 70300.998 L 19216.789 70298.438 L 19216.789 70295.878 L 19214.869 70297.798 C 19211.456 70301.211 19209.536 70303.558 19209.109 70304.838 L 19211.029 70310.598 C 19209.323 70312.731 19207.403 70312.731 19205.269 70310.598 L 19195.029 70320.198 C 19193.323 70321.904 19191.829 70323.611 19190.549 70325.318 L 19184.149 70327.238 C 19183.723 70328.091 19182.656 70329.371 19180.949 70331.078 C 19174.976 70336.624 19171.776 70339.611 19171.349 70340.038 L 19171.349 70345.798 C 19169.643 70347.078 19166.656 70350.278 19162.389 70355.398 C 19158.549 70360.518 19156.843 70363.504 19157.269 70364.358 L 19145.749 70372.038 L 19143.189 70377.798 L 19137.429 70375.878 L 19134.869 70380.358 L 19129.109 70377.158 L 19125.269 70379.078 L 19122.069 70384.198 L 19115.029 70384.198 L 19111.189 70390.598 L 19107.989 70388.678 L 19102.869 70395.078 C 19102.443 70394.224 19102.016 70393.584 19101.589 70393.158 C 19101.589 70392.304 19099.883 70391.878 19096.469 70391.878 C 19093.056 70396.571 19089.643 70398.704 19086.229 70398.278 L 19074.709 70379.078 C 19075.563 70372.251 19077.909 70364.784 19081.749 70356.678 C 19083.883 70352.411 19086.016 70347.931 19088.149 70343.238 ZM 19563.299 70339.398 L 19567.779 70340.038 L 19566.499 70334.918 C 19566.499 70334.064 19567.139 70331.931 19568.419 70328.518 C 19569.699 70324.678 19569.913 70321.904 19569.059 70320.198 L 19572.259 70316.358 L 19568.419 70316.998 L 19569.699 70315.718 C 19572.259 70309.744 19575.033 70305.264 19578.019 70302.278 L 19577.379 70299.718 L 19580.579 70296.518 L 19611.939 70232.518 L 19640.739 70185.158 L 19647.139 70175.558 L 19649.699 70176.838 L 19653.539 70172.358 C 19653.113 70171.931 19651.833 70171.718 19649.699 70171.718 L 19652.899 70164.038 L 19656.739 70164.038 L 19656.739 70161.478 L 19661.219 70160.198 L 19656.739 70159.558 C 19659.726 70156.571 19663.566 70151.664 19668.259 70144.838 C 19671.673 70139.718 19675.299 70134.384 19679.139 70128.838 L 19682.979 70128.838 C 19689.379 70119.878 19697.273 70113.051 19706.659 70108.358 C 19723.726 70099.824 19732.899 70095.131 19734.179 70094.278 L 19737.379 70095.558 C 19743.353 70090.438 19749.966 70087.878 19757.219 70087.878 L 19765.539 70090.438 C 19764.686 70095.131 19762.126 70100.891 19757.859 70107.718 C 19754.019 70114.544 19751.886 70119.238 19751.459 70121.798 C 19748.046 70123.504 19745.486 70127.344 19743.779 70133.318 L 19738.659 70138.438 L 19736.739 70146.118 C 19732.046 70149.531 19729.699 70154.224 19729.699 70160.198 L 19726.499 70160.838 L 19726.499 70164.678 C 19725.219 70164.251 19723.086 70165.104 19720.099 70167.238 C 19719.246 70166.811 19717.966 70166.598 19716.259 70166.598 L 19713.699 70166.598 L 19712.419 70170.438 L 19722.659 70170.438 L 19722.659 70172.998 L 19714.339 70176.198 L 19716.259 70177.478 L 19718.179 70179.398 L 19716.259 70181.318 L 19711.779 70179.398 L 19710.499 70181.318 L 19714.339 70181.958 L 19712.419 70187.718 C 19711.993 70186.011 19711.566 70184.731 19711.139 70183.878 C 19710.713 70183.024 19710.073 70183.238 19709.219 70184.518 L 19709.859 70190.278 C 19706.873 70189.851 19705.166 70190.491 19704.739 70192.198 C 19705.593 70193.051 19706.446 70193.691 19707.299 70194.118 L 19703.459 70206.918 L 19698.979 70207.558 L 19691.299 70209.478 L 19690.019 70213.318 L 19691.299 70214.598 L 19698.979 70213.958 L 19695.779 70216.518 L 19696.419 70220.998 L 19690.659 70226.758 L 19682.979 70225.478 L 19677.219 70231.878 C 19677.646 70232.731 19678.286 70233.371 19679.139 70233.798 L 19681.699 70231.238 L 19685.539 70231.878 L 19683.619 70234.438 L 19688.099 70237.638 C 19688.099 70238.918 19687.246 70239.984 19685.539 70240.838 C 19684.259 70241.691 19683.406 70242.118 19682.979 70242.118 L 19677.859 70238.278 L 19677.859 70240.838 L 19679.779 70242.118 L 19672.739 70242.118 L 19668.259 70243.398 L 19667.619 70248.518 L 19663.779 70249.158 L 19664.419 70252.358 L 19671.459 70252.358 C 19671.459 70253.638 19672.313 70254.491 19674.019 70254.918 C 19675.726 70255.344 19676.579 70256.198 19676.579 70257.478 L 19673.379 70257.478 L 19665.059 70257.478 L 19666.979 70260.678 L 19672.099 70259.398 C 19672.099 70260.251 19671.246 70261.318 19669.539 70262.598 C 19668.686 70264.304 19668.686 70265.584 19669.539 70266.438 C 19670.819 70266.864 19671.459 70267.504 19671.459 70268.358 L 19665.059 70272.838 L 19666.979 70274.758 L 19662.499 70276.038 L 19658.659 70277.318 L 19652.259 70280.518 C 19650.553 70281.371 19649.699 70282.651 19649.699 70284.358 L 19650.979 70286.278 L 19654.179 70283.078 C 19657.166 70283.078 19660.153 70282.011 19663.139 70279.878 L 19663.779 70282.438 L 19661.859 70283.078 L 19659.299 70289.478 L 19654.819 70288.838 L 19652.899 70291.398 L 19656.739 70293.318 L 19653.539 70299.718 L 19649.699 70299.078 L 19647.779 70300.358 C 19647.779 70307.611 19647.993 70312.091 19648.419 70313.798 L 19645.859 70314.438 L 19647.779 70319.558 L 19643.939 70321.478 L 19643.939 70327.238 L 19645.219 70328.518 C 19644.366 70328.944 19643.726 70329.158 19643.299 70329.158 L 19645.859 70340.678 L 19647.139 70341.958 L 19654.819 70342.598 C 19662.499 70342.598 19674.019 70337.478 19689.379 70327.238 L 19749.539 70284.998 L 19752.739 70286.278 C 19751.033 70290.544 19738.659 70301.211 19715.619 70318.278 C 19705.806 70325.531 19700.899 70330.651 19700.899 70333.638 L 19647.139 70370.758 C 19630.926 70381.424 19619.619 70387.398 19613.219 70388.678 C 19614.499 70389.531 19614.286 70390.598 19612.579 70391.878 C 19611.299 70392.731 19610.446 70392.304 19610.019 70390.598 C 19606.606 70394.011 19602.979 70395.931 19599.139 70396.358 C 19600.846 70397.638 19601.699 70397.424 19601.699 70395.718 C 19602.126 70394.438 19602.339 70393.584 19602.339 70393.158 L 19599.779 70392.518 L 19597.219 70394.438 L 19598.499 70390.598 L 19595.939 70390.598 L 19594.019 70394.438 L 19588.899 70394.438 L 19588.899 70391.878 C 19581.646 70389.318 19576.526 70386.971 19573.539 70384.838 C 19565.433 70379.291 19561.379 70371.184 19561.379 70360.518 L 19561.379 70354.758 L 19564.579 70355.398 L 19565.859 70353.478 L 19560.099 70353.478 C 19560.953 70346.651 19562.019 70341.958 19563.299 70339.398 ZM 19672.099 70244.678 C 19676.366 70245.531 19679.779 70247.878 19682.339 70251.718 L 19677.219 70252.358 L 19672.739 70251.718 L 19669.539 70251.078 L 19668.899 70249.158 L 19672.099 70244.678 ZM 19743.139 70029.638 L 19739.939 70021.958 C 19739.939 70016.838 19742.713 70010.438 19748.259 70002.758 C 19752.526 69997.211 19756.793 69991.451 19761.059 69985.478 L 19760.419 69983.558 L 19764.259 69984.838 L 19765.539 69983.558 L 19764.259 69980.358 L 19765.539 69976.518 L 19767.459 69973.958 L 19770.019 69973.318 L 19770.019 69970.118 C 19770.019 69966.278 19772.579 69964.358 19777.699 69964.358 L 19783.459 69966.918 L 19785.379 69965.638 L 19785.379 69959.878 L 19788.579 69958.598 L 19792.419 69959.238 L 19796.899 69956.678 L 19797.539 69954.118 L 19802.019 69955.398 L 19803.939 69952.838 L 19807.139 69952.838 L 19808.419 69951.558 L 19810.339 69953.478 L 19813.539 69948.998 L 19819.939 69953.478 L 19821.219 69948.998 L 19823.139 69950.278 L 19825.699 69947.078 L 19835.299 69947.718 L 19837.219 69948.998 L 19841.059 69953.478 L 19833.379 69976.518 L 19832.099 69980.358 C 19829.966 69982.491 19828.473 69985.051 19827.619 69988.038 C 19823.779 69988.038 19821.219 69988.464 19819.939 69989.318 L 19819.939 69992.518 L 19823.139 69992.518 L 19823.139 69998.278 C 19818.446 70000.411 19815.886 70004.038 19815.459 70009.158 L 19810.979 70016.838 L 19805.219 70018.118 L 19805.219 70021.318 L 19800.739 70020.678 L 19797.539 70020.678 L 19796.899 70022.598 L 19791.779 70022.598 C 19787.939 70022.171 19783.886 70024.518 19779.619 70029.638 L 19774.499 70028.358 L 19770.659 70028.998 L 19770.019 70033.478 L 19759.139 70033.478 L 19757.219 70031.558 L 19752.099 70035.398 C 19745.273 70035.398 19741.646 70037.104 19741.219 70040.518 L 19739.299 70039.238 C 19738.019 70037.958 19737.379 70034.758 19737.379 70029.638 L 19743.139 70029.638 ZM 19745.189 70359.238 L 19742.629 70354.758 L 19749.669 70350.278 C 19749.669 70349.424 19748.389 70348.571 19745.829 70347.718 L 19744.549 70341.958 C 19744.549 70339.824 19745.189 70337.478 19746.469 70334.918 C 19747.323 70331.931 19747.963 70329.798 19748.389 70328.518 L 19745.829 70325.958 L 19750.309 70318.918 L 19750.309 70315.718 L 19754.149 70309.958 L 19753.509 70304.198 C 19754.363 70303.344 19755.216 70301.851 19756.069 70299.718 C 19757.349 70297.584 19758.629 70296.731 19759.909 70297.158 C 19759.909 70292.038 19760.976 70286.704 19763.109 70281.158 L 19767.589 70270.918 C 19771.429 70270.064 19773.349 70267.291 19773.349 70262.598 C 19773.349 70258.331 19779.109 70245.958 19790.629 70225.478 C 19802.149 70204.998 19807.696 70194.544 19807.269 70194.118 C 19810.683 70189.424 19814.096 70184.091 19817.509 70178.118 C 19821.349 70172.144 19824.336 70166.598 19826.469 70161.478 C 19826.896 70161.051 19828.176 70158.704 19830.309 70154.438 C 19832.869 70149.744 19834.576 70147.611 19835.429 70148.038 L 19843.749 70132.038 L 19845.029 70128.198 C 19849.723 70119.664 19853.563 70113.051 19856.549 70108.358 C 19862.096 70099.398 19866.363 70093.851 19869.349 70091.718 L 19881.509 70066.758 C 19883.216 70067.611 19884.069 70067.398 19884.069 70066.118 C 19884.496 70064.411 19884.923 70062.491 19885.349 70060.358 C 19886.203 70058.224 19886.843 70056.731 19887.269 70055.878 C 19889.403 70051.611 19891.749 70047.771 19894.309 70044.358 L 19937.189 69971.398 C 19938.896 69970.118 19940.603 69968.624 19942.309 69966.918 C 19950.843 69964.784 19959.589 69962.438 19968.549 69959.878 L 19973.029 69954.758 L 19971.749 69951.558 L 19975.589 69951.558 L 19974.949 69954.118 L 19978.149 69954.118 L 20001.189 69945.798 L 20005.669 69949.638 C 20004.816 69953.904 20005.243 69958.598 20006.949 69963.718 L 19975.589 70014.278 L 19974.309 70018.758 L 19964.709 70033.478 C 19965.136 70034.331 19965.563 70034.971 19965.989 70035.398 C 19963.003 70037.104 19960.656 70038.598 19958.949 70039.878 L 19962.149 70041.798 C 19960.443 70042.224 19958.949 70042.651 19957.669 70043.078 C 19956.389 70043.504 19955.749 70045.211 19955.749 70048.198 L 19950.629 70051.398 C 19951.056 70052.251 19950.843 70053.744 19949.989 70055.878 C 19949.136 70057.584 19949.989 70058.651 19952.549 70059.078 L 19949.349 70065.478 C 19949.776 70063.344 19948.496 70062.278 19945.509 70062.278 L 19944.869 70065.478 L 19939.109 70069.318 L 19942.949 70068.678 L 19948.069 70071.238 C 19945.936 70072.518 19944.443 70073.371 19943.589 70073.798 C 19939.749 70075.931 19937.403 70076.784 19936.549 70076.358 C 19934.843 70081.478 19932.283 70085.958 19928.869 70089.798 L 19934.629 70087.878 L 19932.069 70091.078 L 19933.989 70091.718 L 19930.149 70096.838 L 19927.589 70094.918 C 19927.163 70095.344 19926.949 70095.771 19926.949 70096.198 C 19928.656 70099.611 19929.296 70101.744 19928.869 70102.598 L 19920.549 70105.798 L 19923.749 70107.718 L 19914.789 70108.998 L 19912.869 70115.398 L 19919.909 70115.398 L 19913.509 70119.238 L 19919.909 70121.158 L 19911.589 70122.438 L 19910.309 70119.878 C 19909.883 70121.584 19909.669 70123.078 19909.669 70124.358 C 19909.669 70125.638 19910.309 70127.771 19911.589 70130.758 L 19900.709 70133.318 L 19901.989 70137.158 L 19900.709 70142.918 C 19901.989 70142.064 19902.843 70141.638 19903.269 70141.638 C 19905.829 70140.358 19907.536 70139.718 19908.389 70139.718 L 19908.389 70144.198 L 19903.909 70144.198 C 19902.203 70145.904 19901.989 70147.824 19903.269 70149.958 L 19889.189 70153.158 L 19889.829 70158.278 L 19885.349 70162.758 L 19894.309 70156.358 L 19898.789 70161.478 L 19898.789 70164.678 L 19896.229 70164.678 L 19879.589 70170.438 C 19877.029 70172.144 19874.469 70173.638 19871.909 70174.918 L 19870.629 70179.398 L 19889.829 70176.198 L 19889.829 70181.318 C 19888.976 70181.318 19887.483 70183.024 19885.349 70186.438 C 19884.069 70187.291 19882.789 70187.931 19881.509 70188.358 L 19875.749 70192.198 L 19880.869 70192.198 L 19874.469 70196.038 L 19871.909 70194.118 C 19868.496 70194.118 19866.789 70195.824 19866.789 70199.238 L 19869.989 70200.518 L 19874.469 70197.958 L 19877.029 70201.158 L 19872.549 70207.558 C 19875.963 70208.838 19877.456 70209.904 19877.029 70210.758 L 19867.429 70210.118 L 19865.509 70206.918 L 19864.229 70210.118 C 19863.803 70211.398 19862.523 70212.038 19860.389 70212.038 C 19858.683 70212.038 19857.829 70213.531 19857.829 70216.518 L 19859.749 70215.878 L 19871.909 70217.158 L 19871.909 70220.358 C 19868.496 70219.931 19864.016 70220.571 19858.469 70222.278 L 19858.469 70228.678 L 19867.429 70231.238 C 19864.443 70232.944 19862.096 70233.798 19860.389 70233.798 C 19857.829 70232.518 19855.483 70231.878 19853.349 70231.878 L 19850.789 70233.798 L 19855.269 70237.638 L 19854.629 70239.558 L 19849.509 70239.558 L 19848.229 70241.478 C 19849.936 70241.904 19851.643 70242.118 19853.349 70242.118 L 19853.349 70245.318 C 19856.336 70244.891 19858.256 70245.104 19859.109 70245.958 L 19860.389 70252.998 L 19855.269 70253.638 L 19848.869 70258.758 L 19847.589 70263.238 L 19850.149 70267.078 L 19853.349 70267.078 L 19849.509 70269.638 L 19843.109 70268.998 L 19839.909 70270.918 L 19845.029 70274.758 L 19850.149 70274.758 L 19837.349 70277.318 L 19837.349 70281.158 L 19845.029 70281.158 L 19845.669 70284.358 C 19843.109 70284.784 19841.403 70284.998 19840.549 70284.998 C 19839.696 70284.998 19837.563 70285.638 19834.149 70286.918 L 19830.309 70285.638 L 19827.109 70286.278 L 19827.109 70293.318 C 19828.389 70294.171 19829.883 70294.171 19831.589 70293.318 C 19833.723 70292.464 19834.789 70291.184 19834.789 70289.478 L 19841.189 70290.758 C 19839.056 70296.731 19837.563 70300.571 19836.709 70302.278 L 19831.589 70304.198 L 19832.869 70309.958 L 19824.549 70315.078 L 19825.829 70316.998 L 19832.229 70316.998 L 19834.789 70315.078 L 19832.869 70320.838 L 19827.749 70323.398 C 19828.176 70326.811 19827.536 70328.518 19825.829 70328.518 L 19830.309 70332.998 C 19842.683 70329.584 19860.603 70319.771 19884.069 70303.558 C 19907.963 70286.918 19932.069 70270.064 19956.389 70252.998 C 19929.083 70279.878 19902.629 70304.411 19877.029 70326.598 C 19839.909 70358.598 19811.109 70379.718 19790.629 70389.958 L 19790.629 70392.518 L 19785.509 70391.238 C 19782.949 70394.224 19778.896 70396.784 19773.349 70398.918 C 19767.803 70401.051 19762.896 70402.118 19758.629 70402.118 C 19759.483 70401.264 19759.269 70400.198 19757.989 70398.918 C 19757.136 70398.064 19756.283 70398.064 19755.429 70398.918 L 19747.109 70393.158 C 19747.963 70392.304 19748.816 70392.091 19749.669 70392.518 C 19750.523 70392.944 19751.803 70393.798 19753.509 70395.078 L 19763.109 70395.078 L 19765.669 70396.998 L 19765.669 70394.438 L 19763.749 70393.798 C 19757.776 70392.518 19753.936 70392.731 19752.229 70394.438 L 19750.309 70388.678 L 19747.749 70388.678 L 19747.749 70382.278 C 19745.189 70382.704 19743.696 70382.491 19743.269 70381.638 C 19744.549 70381.211 19745.616 70380.571 19746.469 70379.718 L 19745.829 70372.038 L 19741.989 70372.038 L 19743.269 70368.838 L 19752.229 70365.638 L 19745.189 70365.638 L 19740.709 70361.798 L 19745.189 70359.238 ZM 19921.439 70359.238 L 19918.879 70354.758 L 19925.919 70350.278 C 19925.919 70349.424 19924.639 70348.571 19922.079 70347.718 L 19920.799 70341.958 C 19920.799 70339.824 19921.439 70337.478 19922.719 70334.918 C 19923.573 70331.931 19924.213 70329.798 19924.639 70328.518 L 19922.079 70325.958 L 19926.559 70318.918 L 19926.559 70315.718 L 19930.399 70309.958 L 19929.759 70304.198 C 19930.613 70303.344 19931.466 70301.851 19932.319 70299.718 C 19933.599 70297.584 19934.879 70296.731 19936.159 70297.158 C 19936.159 70292.038 19937.226 70286.704 19939.359 70281.158 L 19943.839 70270.918 C 19947.679 70270.064 19949.599 70267.291 19949.599 70262.598 C 19949.599 70258.331 19955.359 70245.958 19966.879 70225.478 C 19978.399 70204.998 19983.946 70194.544 19983.519 70194.118 C 19986.933 70189.424 19990.346 70184.091 19993.759 70178.118 C 19997.599 70172.144 20000.586 70166.598 20002.719 70161.478 C 20003.146 70161.051 20004.426 70158.704 20006.559 70154.438 C 20009.119 70149.744 20010.826 70147.611 20011.679 70148.038 L 20019.999 70132.038 L 20021.279 70128.198 C 20025.973 70119.664 20029.813 70113.051 20032.799 70108.358 C 20038.346 70099.398 20042.613 70093.851 20045.599 70091.718 L 20057.759 70066.758 C 20059.466 70067.611 20060.319 70067.398 20060.319 70066.118 C 20060.746 70064.411 20061.173 70062.491 20061.599 70060.358 C 20062.453 70058.224 20063.093 70056.731 20063.519 70055.878 C 20065.653 70051.611 20067.999 70047.771 20070.559 70044.358 L 20113.439 69971.398 C 20115.146 69970.118 20116.853 69968.624 20118.559 69966.918 C 20127.093 69964.784 20135.839 69962.438 20144.799 69959.878 L 20149.279 69954.758 L 20147.999 69951.558 L 20151.839 69951.558 L 20151.199 69954.118 L 20154.399 69954.118 L 20177.439 69945.798 L 20181.919 69949.638 C 20181.066 69953.904 20181.493 69958.598 20183.199 69963.718 L 20151.839 70014.278 L 20150.559 70018.758 L 20140.959 70033.478 C 20141.386 70034.331 20141.813 70034.971 20142.239 70035.398 C 20139.253 70037.104 20136.906 70038.598 20135.199 70039.878 L 20138.399 70041.798 C 20136.693 70042.224 20135.199 70042.651 20133.919 70043.078 C 20132.639 70043.504 20131.999 70045.211 20131.999 70048.198 L 20126.879 70051.398 C 20127.306 70052.251 20127.093 70053.744 20126.239 70055.878 C 20125.386 70057.584 20126.239 70058.651 20128.799 70059.078 L 20125.599 70065.478 C 20126.026 70063.344 20124.746 70062.278 20121.759 70062.278 L 20121.119 70065.478 L 20115.359 70069.318 L 20119.199 70068.678 L 20124.319 70071.238 C 20122.186 70072.518 20120.693 70073.371 20119.839 70073.798 C 20115.999 70075.931 20113.653 70076.784 20112.799 70076.358 C 20111.093 70081.478 20108.533 70085.958 20105.119 70089.798 L 20110.879 70087.878 L 20108.319 70091.078 L 20110.239 70091.718 L 20106.399 70096.838 L 20103.839 70094.918 C 20103.413 70095.344 20103.199 70095.771 20103.199 70096.198 C 20104.906 70099.611 20105.546 70101.744 20105.119 70102.598 L 20096.799 70105.798 L 20099.999 70107.718 L 20091.039 70108.998 L 20089.119 70115.398 L 20096.159 70115.398 L 20089.759 70119.238 L 20096.159 70121.158 L 20087.839 70122.438 L 20086.559 70119.878 C 20086.133 70121.584 20085.919 70123.078 20085.919 70124.358 C 20085.919 70125.638 20086.559 70127.771 20087.839 70130.758 L 20076.959 70133.318 L 20078.239 70137.158 L 20076.959 70142.918 C 20078.239 70142.064 20079.093 70141.638 20079.519 70141.638 C 20082.079 70140.358 20083.786 70139.718 20084.639 70139.718 L 20084.639 70144.198 L 20080.159 70144.198 C 20078.453 70145.904 20078.239 70147.824 20079.519 70149.958 L 20065.439 70153.158 L 20066.079 70158.278 L 20061.599 70162.758 L 20070.559 70156.358 L 20075.039 70161.478 L 20075.039 70164.678 L 20072.479 70164.678 L 20055.839 70170.438 C 20053.279 70172.144 20050.719 70173.638 20048.159 70174.918 L 20046.879 70179.398 L 20066.079 70176.198 L 20066.079 70181.318 C 20065.226 70181.318 20063.733 70183.024 20061.599 70186.438 C 20060.319 70187.291 20059.039 70187.931 20057.759 70188.358 L 20051.999 70192.198 L 20057.119 70192.198 L 20050.719 70196.038 L 20048.159 70194.118 C 20044.746 70194.118 20043.039 70195.824 20043.039 70199.238 L 20046.239 70200.518 L 20050.719 70197.958 L 20053.279 70201.158 L 20048.799 70207.558 C 20052.213 70208.838 20053.706 70209.904 20053.279 70210.758 L 20043.679 70210.118 L 20041.759 70206.918 L 20040.479 70210.118 C 20040.053 70211.398 20038.773 70212.038 20036.639 70212.038 C 20034.933 70212.038 20034.079 70213.531 20034.079 70216.518 L 20035.999 70215.878 L 20048.159 70217.158 L 20048.159 70220.358 C 20044.746 70219.931 20040.266 70220.571 20034.719 70222.278 L 20034.719 70228.678 L 20043.679 70231.238 C 20040.693 70232.944 20038.346 70233.798 20036.639 70233.798 C 20034.079 70232.518 20031.733 70231.878 20029.599 70231.878 L 20027.039 70233.798 L 20031.519 70237.638 L 20030.879 70239.558 L 20025.759 70239.558 L 20024.479 70241.478 C 20026.186 70241.904 20027.893 70242.118 20029.599 70242.118 L 20029.599 70245.318 C 20032.586 70244.891 20034.506 70245.104 20035.359 70245.958 L 20036.639 70252.998 L 20031.519 70253.638 L 20025.119 70258.758 L 20023.839 70263.238 L 20026.399 70267.078 L 20029.599 70267.078 L 20025.759 70269.638 L 20019.359 70268.998 L 20016.159 70270.918 L 20021.279 70274.758 L 20026.399 70274.758 L 20013.599 70277.318 L 20013.599 70281.158 L 20021.279 70281.158 L 20021.919 70284.358 C 20019.359 70284.784 20017.653 70284.998 20016.799 70284.998 C 20015.946 70284.998 20013.813 70285.638 20010.399 70286.918 L 20006.559 70285.638 L 20003.359 70286.278 L 20003.359 70293.318 C 20004.639 70294.171 20006.133 70294.171 20007.839 70293.318 C 20009.973 70292.464 20011.039 70291.184 20011.039 70289.478 L 20017.439 70290.758 C 20015.306 70296.731 20013.813 70300.571 20012.959 70302.278 L 20007.839 70304.198 L 20009.119 70309.958 L 20000.799 70315.078 L 20002.079 70316.998 L 20008.479 70316.998 L 20011.039 70315.078 L 20009.119 70320.838 L 20003.999 70323.398 C 20004.426 70326.811 20003.786 70328.518 20002.079 70328.518 L 20006.559 70332.998 C 20018.933 70329.584 20036.853 70319.771 20060.319 70303.558 C 20084.213 70286.918 20108.319 70270.064 20132.639 70252.998 C 20105.333 70279.878 20078.879 70304.411 20053.279 70326.598 C 20016.159 70358.598 19987.359 70379.718 19966.879 70389.958 L 19966.879 70392.518 L 19961.759 70391.238 C 19959.199 70394.224 19955.146 70396.784 19949.599 70398.918 C 19944.053 70401.051 19939.146 70402.118 19934.879 70402.118 C 19935.733 70401.264 19935.519 70400.198 19934.239 70398.918 C 19933.386 70398.064 19932.533 70398.064 19931.679 70398.918 L 19923.359 70393.158 C 19924.213 70392.304 19925.066 70392.091 19925.919 70392.518 C 19926.773 70392.944 19928.053 70393.798 19929.759 70395.078 L 19939.359 70395.078 L 19941.919 70396.998 L 19941.919 70394.438 L 19939.999 70393.798 C 19934.026 70392.518 19930.186 70392.731 19928.479 70394.438 L 19926.559 70388.678 L 19923.999 70388.678 L 19923.999 70382.278 C 19921.439 70382.704 19919.946 70382.491 19919.519 70381.638 C 19920.799 70381.211 19921.866 70380.571 19922.719 70379.718 L 19922.079 70372.038 L 19918.239 70372.038 L 19919.519 70368.838 L 19928.479 70365.638 L 19921.439 70365.638 L 19916.959 70361.798 L 19921.439 70359.238 ZM 20285.449 70397.638 C 20293.556 70380.144 20308.489 70354.331 20330.249 70320.198 C 20351.583 70286.064 20366.303 70260.678 20374.409 70244.038 C 20391.903 70216.731 20404.276 70196.678 20411.529 70183.878 C 20426.889 70156.571 20435.636 70136.304 20437.769 70123.078 C 20456.116 70111.984 20470.196 70103.664 20480.009 70098.118 C 20490.249 70092.571 20498.356 70089.798 20504.329 70089.798 L 20510.729 70094.918 L 20513.289 70104.518 C 20513.289 70106.651 20512.436 70108.998 20510.729 70111.558 L 20508.169 70116.678 C 20509.023 70117.531 20509.449 70120.944 20509.449 70126.918 C 20507.743 70129.904 20506.249 70132.678 20504.969 70135.238 C 20503.689 70137.371 20501.983 70139.718 20499.849 70142.278 L 20499.849 70145.478 C 20501.556 70145.904 20502.836 70146.331 20503.689 70146.758 C 20504.969 70146.758 20506.463 70146.544 20508.169 70146.118 L 20506.249 70149.318 C 20505.823 70149.744 20503.476 70150.598 20499.209 70151.878 L 20494.729 70158.278 L 20500.489 70158.278 L 20499.209 70161.478 L 20490.889 70167.238 C 20490.036 70168.091 20490.036 70168.944 20490.889 70169.798 C 20491.743 70170.224 20492.596 70170.438 20493.449 70170.438 C 20494.303 70170.011 20495.156 70169.798 20496.009 70169.798 C 20496.009 70170.224 20496.223 70170.651 20496.649 70171.078 C 20523.103 70145.478 20545.716 70125.424 20564.489 70110.918 C 20583.689 70095.984 20596.489 70088.518 20602.889 70088.518 L 20611.849 70089.798 C 20611.423 70092.358 20612.276 70094.064 20614.409 70094.918 C 20614.409 70097.478 20613.343 70100.251 20611.209 70103.238 L 20607.369 70103.878 L 20604.809 70117.958 L 20602.249 70117.318 C 20601.396 70119.024 20600.756 70120.518 20600.329 70121.798 L 20594.569 70124.998 L 20592.009 70135.238 L 20597.129 70139.078 C 20596.276 70138.651 20595.636 70139.291 20595.209 70140.998 C 20594.783 70142.704 20594.996 70143.984 20595.849 70144.838 L 20588.809 70149.958 L 20584.329 70153.798 L 20586.889 70153.798 C 20583.476 70164.891 20580.276 70175.771 20577.289 70186.438 C 20576.863 70189.851 20575.796 70191.558 20574.089 70191.558 L 20575.369 70197.318 L 20578.569 70197.318 L 20578.569 70206.918 L 20584.969 70208.198 L 20595.849 70206.918 L 20604.809 70204.358 C 20617.183 70199.238 20632.329 70189.638 20650.249 70175.558 C 20672.436 70158.064 20686.729 70147.398 20693.129 70143.558 L 20693.129 70146.758 C 20689.716 70149.744 20675.209 70162.544 20649.609 70185.158 C 20630.836 70201.798 20617.609 70215.664 20609.929 70226.758 L 20605.449 70226.118 L 20599.049 70236.358 C 20593.929 70238.918 20586.889 70243.611 20577.929 70250.438 L 20565.129 70260.038 L 20566.409 70262.598 C 20560.863 70262.598 20554.036 70264.091 20545.929 70267.078 C 20537.823 70269.638 20530.143 70272.198 20522.889 70274.758 L 20522.889 70271.558 L 20514.569 70270.918 C 20507.743 70267.504 20503.049 70262.598 20500.489 70256.198 C 20498.356 70249.798 20497.289 70242.118 20497.289 70233.158 C 20497.289 70221.638 20499.849 70210.118 20504.969 70198.598 C 20510.516 70186.651 20516.063 70175.131 20521.609 70164.038 L 20467.209 70220.358 C 20467.209 70221.638 20466.356 70223.344 20464.649 70225.478 C 20463.369 70227.184 20461.876 70229.104 20460.169 70231.238 C 20458.463 70232.944 20454.623 70239.344 20448.649 70250.438 C 20443.103 70261.531 20437.983 70269.424 20433.289 70274.118 L 20435.209 70281.158 L 20432.649 70280.518 C 20431.369 70280.518 20430.089 70281.371 20428.809 70283.078 C 20427.529 70284.784 20427.316 70286.064 20428.169 70286.918 C 20428.596 70287.344 20429.449 70287.344 20430.729 70286.918 C 20432.009 70286.491 20432.649 70287.131 20432.649 70288.838 L 20428.809 70289.478 L 20426.249 70295.878 L 20420.489 70299.718 C 20420.489 70300.571 20420.703 70302.491 20421.129 70305.478 L 20414.089 70310.598 L 20413.449 70315.718 C 20415.156 70314.864 20416.863 70315.718 20418.569 70318.278 C 20414.729 70320.838 20410.249 70322.118 20405.129 70322.118 L 20405.129 70325.958 L 20413.449 70324.678 L 20407.689 70332.358 C 20402.143 70334.064 20397.449 70334.704 20393.609 70334.278 L 20391.689 70340.678 L 20400.009 70340.678 L 20405.769 70337.478 L 20405.769 70338.118 C 20404.489 70340.251 20404.276 70341.958 20405.129 70343.238 C 20398.729 70345.798 20393.823 70347.078 20390.409 70347.078 C 20389.556 70348.358 20389.129 70349.211 20389.129 70349.638 C 20387.849 70351.771 20386.783 70352.624 20385.929 70352.198 L 20384.009 70359.878 L 20385.929 70360.518 L 20392.329 70353.478 L 20398.089 70355.398 L 20400.009 70354.758 C 20400.009 70357.318 20398.303 70358.171 20394.889 70357.318 L 20391.049 70359.238 L 20397.449 70360.518 L 20394.249 70368.198 L 20389.769 70367.558 L 20390.409 70372.678 L 20385.929 70381.638 L 20374.409 70379.078 L 20370.569 70383.558 C 20373.129 70384.838 20375.903 70385.478 20378.889 70385.478 C 20380.169 70385.478 20382.089 70385.051 20384.649 70384.198 L 20373.129 70390.598 C 20371.849 70388.891 20370.783 70387.184 20369.929 70385.478 L 20365.449 70396.998 C 20358.623 70400.411 20354.356 70404.464 20352.649 70409.158 L 20348.169 70407.878 L 20350.729 70406.598 L 20350.089 70404.038 L 20341.129 70405.958 C 20341.556 70407.238 20340.703 70408.518 20338.569 70409.798 C 20336.436 70411.078 20334.943 70410.864 20334.089 70409.158 L 20330.249 70412.358 C 20328.969 70410.651 20327.049 70410.864 20324.489 70412.998 C 20321.929 70413.851 20318.516 70415.344 20314.249 70417.478 C 20309.556 70419.611 20306.569 70420.891 20305.289 70421.318 L 20301.449 70420.678 L 20298.249 70425.158 L 20293.769 70423.878 L 20288.009 70425.798 L 20287.369 70421.318 L 20280.969 70415.558 L 20285.449 70397.638 ZM 20579.519 70322.758 L 20579.519 70320.198 L 20582.719 70309.958 C 20581.866 70309.958 20581.013 70309.744 20580.159 70309.318 C 20579.733 70307.184 20580.586 70305.904 20582.719 70305.478 L 20582.719 70300.998 L 20585.279 70300.998 L 20583.359 70291.398 C 20583.359 70287.984 20585.706 70280.731 20590.399 70269.638 C 20593.813 70261.531 20597.439 70253.424 20601.279 70245.318 L 20603.839 70245.318 C 20608.533 70230.811 20622.186 70211.824 20644.799 70188.358 C 20667.839 70164.464 20686.826 70149.104 20701.759 70142.278 C 20721.386 70128.198 20738.879 70116.891 20754.239 70108.358 C 20778.133 70094.704 20796.906 70087.878 20810.559 70087.878 C 20821.653 70087.878 20830.186 70091.504 20836.159 70098.758 C 20842.133 70106.011 20845.119 70115.184 20845.119 70126.278 L 20844.479 70133.318 C 20843.626 70135.024 20842.773 70136.518 20841.919 70137.798 C 20841.919 70138.651 20841.706 70140.571 20841.279 70143.558 C 20840.426 70144.838 20839.786 70145.904 20839.359 70146.758 L 20834.239 70158.278 C 20832.533 70159.131 20831.466 70159.558 20831.039 70159.558 C 20831.039 70160.411 20831.253 70161.051 20831.679 70161.478 L 20823.999 70172.358 L 20820.799 70173.638 L 20819.519 70178.758 C 20818.666 70178.331 20816.533 70179.611 20813.119 70182.598 L 20807.359 70188.358 L 20801.599 70187.718 L 20795.199 70191.558 C 20796.479 70191.984 20797.973 70192.411 20799.679 70192.838 L 20789.439 70200.518 L 20786.239 70198.598 L 20784.319 70199.238 L 20784.959 70203.718 L 20772.799 70206.918 C 20766.826 70213.318 20756.799 70219.291 20742.719 70224.838 C 20738.026 70226.544 20731.199 70228.891 20722.239 70231.878 C 20720.959 70232.731 20719.679 70233.371 20718.399 70233.798 C 20716.693 70233.798 20713.493 70234.864 20708.799 70236.998 C 20704.533 70239.131 20702.186 70240.198 20701.759 70240.198 C 20696.639 70242.758 20690.026 70245.744 20681.919 70249.158 C 20673.813 70252.571 20668.693 70253.851 20666.559 70252.998 L 20660.799 70266.438 C 20661.653 70266.011 20662.506 70266.864 20663.359 70268.998 L 20660.799 70267.718 L 20657.599 70267.718 L 20657.599 70271.558 L 20662.079 70273.478 C 20661.226 70273.478 20660.159 70276.891 20658.879 70283.718 C 20657.599 70290.544 20656.959 70297.371 20656.959 70304.198 C 20656.959 70315.291 20659.519 70324.464 20664.639 70331.718 C 20669.759 70338.544 20677.439 70341.958 20687.679 70341.958 C 20698.773 70341.958 20713.066 70336.411 20730.559 70325.318 C 20744.213 70316.784 20757.866 70308.038 20771.519 70299.078 C 20779.626 70291.824 20787.733 70284.358 20795.839 70276.678 C 20799.253 70274.118 20804.586 70270.704 20811.839 70266.438 L 20813.759 70272.198 C 20811.626 70276.464 20806.719 70281.584 20799.039 70287.558 C 20791.786 70293.531 20787.093 70297.798 20784.959 70300.358 L 20782.399 70300.358 L 20774.719 70306.758 L 20771.519 70309.958 L 20767.039 70316.358 L 20764.479 70316.358 L 20751.679 70329.158 C 20745.706 70335.131 20741.013 70339.398 20737.599 70341.958 L 20695.999 70373.958 C 20693.866 70374.384 20692.373 70374.811 20691.519 70375.238 C 20690.666 70375.664 20691.093 70376.518 20692.799 70377.798 L 20672.959 70389.318 L 20672.959 70386.118 L 20666.559 70389.318 L 20667.199 70391.878 C 20665.919 70392.304 20662.933 70392.518 20658.239 70392.518 L 20655.679 70394.438 L 20649.919 70394.438 L 20646.719 70398.278 C 20645.439 70397.424 20642.666 70396.998 20638.399 70396.998 L 20622.399 70396.998 L 20623.679 70394.438 C 20621.546 70394.864 20618.773 70394.651 20615.359 70393.798 C 20612.373 70392.944 20609.173 70391.878 20605.759 70390.598 L 20605.759 70388.038 L 20610.239 70386.758 L 20608.319 70385.478 L 20600.639 70385.478 C 20597.653 70384.198 20595.306 70381.851 20593.599 70378.438 L 20598.079 70377.158 L 20596.159 70373.958 L 20589.759 70374.598 C 20587.199 70368.624 20586.559 70363.504 20587.839 70359.238 L 20584.639 70359.878 L 20584.639 70357.318 C 20587.199 70357.318 20588.266 70356.464 20587.839 70354.758 L 20582.079 70354.758 C 20584.639 70353.051 20585.919 70350.491 20585.919 70347.078 L 20580.799 70338.118 L 20583.359 70335.558 L 20579.519 70329.798 L 20579.519 70322.758 ZM 20752.319 70201.798 C 20759.573 70195.824 20765.333 70188.784 20769.599 70180.678 C 20774.293 70172.144 20776.639 70163.611 20776.639 70155.078 C 20776.639 70149.958 20774.933 70145.264 20771.519 70140.998 C 20768.106 70136.731 20763.626 70134.598 20758.079 70134.598 C 20755.093 70134.598 20752.959 70135.878 20751.679 70138.438 L 20745.919 70138.438 L 20748.479 70141.638 L 20750.399 70140.358 L 20731.839 70153.798 C 20730.559 70157.638 20727.573 70160.838 20722.879 70163.398 L 20714.559 70169.158 L 20714.559 70171.718 L 20719.679 70171.718 L 20713.279 70172.998 L 20710.719 70174.918 L 20706.879 70178.118 L 20704.959 70181.318 L 20702.399 70181.318 L 20701.119 70183.238 C 20701.119 70184.091 20702.826 70185.158 20706.239 70186.438 L 20702.399 70189.638 C 20701.119 70189.638 20697.706 70191.771 20692.159 70196.038 L 20690.879 70203.718 L 20689.599 70206.918 L 20687.039 70206.918 L 20679.999 70216.518 L 20681.919 70213.958 L 20685.119 70213.958 L 20681.919 70217.158 L 20679.359 70217.798 L 20679.359 70220.358 C 20672.959 70221.211 20669.119 70222.278 20667.839 70223.558 L 20669.759 70225.478 L 20671.679 70224.198 L 20677.439 70224.198 L 20675.519 70227.398 L 20672.959 70227.398 L 20672.959 70232.518 L 20674.879 70233.798 C 20671.893 70233.798 20669.759 70235.078 20668.479 70237.638 C 20679.573 70237.638 20694.506 70233.798 20713.279 70226.118 C 20732.053 70218.011 20745.066 70209.904 20752.319 70201.798 ZM 20865.019 70277.318 L 20865.019 70272.198 C 20866.299 70271.344 20867.793 70270.491 20869.499 70269.638 L 20878.459 70264.518 L 20881.659 70265.158 L 20881.659 70269.638 L 20876.539 70274.118 L 20874.619 70279.238 C 20874.619 70280.518 20873.339 70285.211 20870.779 70293.318 C 20868.646 70301.424 20867.579 70306.758 20867.579 70309.318 C 20867.579 70315.291 20868.859 70321.478 20871.419 70327.878 C 20874.406 70334.278 20878.033 70338.971 20882.299 70341.958 L 20886.139 70344.518 C 20895.099 70350.918 20904.059 70353.478 20913.019 70352.198 L 20913.659 70354.758 L 20914.939 70351.558 L 20918.779 70347.718 L 20925.179 70348.998 L 20927.099 70352.838 L 20934.139 70344.518 C 20939.259 70346.224 20943.099 70347.078 20945.659 70347.078 C 20944.379 70345.371 20943.953 70344.304 20944.379 70343.878 L 20947.579 70339.398 L 20952.699 70340.678 C 20952.273 70339.824 20952.699 70338.758 20953.979 70337.478 C 20955.259 70336.198 20956.539 70335.771 20957.819 70336.198 C 20962.086 70331.078 20964.219 70324.891 20964.219 70317.638 C 20964.219 70309.531 20960.593 70302.491 20953.339 70296.518 C 20947.793 70292.251 20941.393 70288.838 20934.139 70286.278 C 20926.886 70283.291 20918.353 70278.598 20908.539 70272.198 C 20899.153 70265.371 20892.539 70260.678 20888.699 70258.118 L 20890.619 70254.278 L 20887.419 70249.798 L 20886.139 70254.918 C 20879.739 70248.944 20873.979 70241.264 20868.859 70231.878 L 20870.779 70229.958 L 20866.299 70229.318 C 20865.019 70225.904 20863.953 70223.131 20863.099 70220.998 C 20862.673 70218.864 20862.673 70216.731 20863.099 70214.598 L 20859.259 70203.078 C 20859.259 70187.291 20865.873 70172.571 20879.099 70158.918 C 20885.499 70152.518 20909.606 70135.664 20951.419 70108.358 L 20967.419 70098.118 L 20985.339 70087.238 L 20988.539 70086.598 C 20993.233 70084.891 20996.646 70083.824 20998.779 70083.398 C 21005.179 70081.691 21011.579 70080.838 21017.979 70080.838 C 21032.913 70080.838 21044.433 70085.744 21052.539 70095.558 C 21061.073 70104.944 21065.339 70117.318 21065.339 70132.678 C 21065.339 70133.958 21064.486 70136.518 21062.779 70140.358 C 21061.499 70143.771 21060.646 70145.904 21060.219 70146.758 L 21054.459 70151.238 L 21057.659 70150.598 L 21056.379 70152.518 C 21053.819 70157.211 21051.473 70161.691 21049.339 70165.958 C 21047.206 70169.798 21044.433 70174.064 21041.019 70178.758 L 21039.099 70176.198 C 21032.699 70181.744 21025.873 70188.144 21018.619 70195.398 C 21006.673 70208.198 20999.846 70215.238 20998.139 70216.518 L 20995.579 70215.238 L 21002.619 70199.238 L 21001.339 70197.958 C 21001.766 70195.398 21001.979 70191.984 21001.979 70187.718 L 21001.979 70176.198 C 21000.699 70171.931 20999.846 70168.944 20999.419 70167.238 C 20993.873 70154.438 20988.966 70145.478 20984.699 70140.358 C 20977.019 70130.971 20968.273 70126.278 20958.459 70126.278 C 20950.779 70126.278 20945.446 70129.264 20942.459 70135.238 C 20941.179 70135.664 20939.899 70135.878 20938.619 70135.878 L 20938.619 70139.718 C 20938.619 70141.851 20936.913 70149.531 20933.499 70162.758 C 20931.793 70169.158 20930.726 70174.491 20930.299 70178.758 C 20931.579 70180.464 20932.433 70181.744 20932.859 70182.598 C 20934.993 70185.584 20936.486 70186.864 20937.339 70186.438 L 20939.259 70196.678 L 20944.379 70197.958 C 20945.659 70200.944 20947.153 70203.718 20948.859 70206.278 C 20950.566 70208.838 20952.699 70210.758 20955.259 70212.038 C 20956.539 70214.171 20957.606 70215.451 20958.459 70215.878 C 20959.313 70216.731 20959.313 70217.584 20958.459 70218.438 C 20958.033 70219.291 20960.379 70221.424 20965.499 70224.838 L 20973.179 70223.558 L 20971.899 70229.958 C 20973.179 70230.384 20974.673 70230.811 20976.379 70231.238 C 20978.086 70231.238 20978.939 70231.664 20978.939 70232.518 L 20980.859 70236.358 L 20985.339 70235.078 L 20993.019 70247.878 L 20994.939 70238.278 C 20996.646 70239.131 20997.926 70241.264 20998.779 70244.678 L 21001.339 70244.678 C 21003.899 70245.531 21006.246 70246.598 21008.379 70247.878 C 21010.939 70248.731 21012.006 70249.798 21011.579 70251.078 C 21015.846 70256.198 21018.619 70260.464 21019.899 70263.878 C 21021.606 70263.451 21023.313 70262.811 21025.019 70261.958 L 21025.659 70266.438 L 21021.819 70270.278 L 21021.179 70273.478 L 21025.019 70269.638 L 21026.299 70271.558 L 21028.859 70277.318 C 21028.433 70277.744 21027.153 70279.878 21025.019 70283.718 C 21023.313 70287.558 21022.033 70289.264 21021.179 70288.838 L 21020.539 70294.598 L 21021.819 70297.798 L 21009.659 70311.878 L 21007.739 70309.958 C 21005.606 70314.224 21001.553 70318.491 20995.579 70322.758 C 20989.606 70326.598 20984.059 70330.224 20978.939 70333.638 C 20976.806 70334.918 20974.033 70337.264 20970.619 70340.678 C 20967.206 70344.091 20964.219 70346.864 20961.659 70348.998 L 20957.179 70353.478 C 20954.193 70356.464 20952.486 70357.744 20952.059 70357.318 L 20946.939 70362.438 L 20944.379 70362.438 L 20939.259 70366.918 L 20941.179 70370.118 L 20937.339 70376.518 L 20932.859 70375.238 C 20932.859 70373.104 20932.433 70372.038 20931.579 70372.038 L 20931.579 70376.518 L 20930.299 70380.998 L 20928.379 70380.358 L 20922.619 70384.198 L 20922.619 70389.318 C 20921.766 70389.744 20920.699 70389.744 20919.419 70389.318 C 20918.139 70388.464 20917.286 70387.824 20916.859 70387.398 L 20916.219 70389.958 C 20912.379 70391.238 20910.459 70392.518 20910.459 70393.798 L 20905.979 70395.078 L 20900.859 70397.638 L 20896.379 70397.638 L 20891.899 70397.638 L 20891.899 70400.838 L 20886.779 70402.118 C 20887.633 70402.971 20887.419 70403.824 20886.139 70404.678 C 20885.286 70405.958 20884.433 70406.171 20883.579 70405.318 L 20882.299 70399.558 L 20881.019 70402.758 L 20877.819 70405.958 L 20875.899 70400.838 L 20876.539 70398.918 L 20872.699 70398.918 L 20872.699 70406.598 C 20871.419 70406.171 20869.073 70405.958 20865.659 70405.958 C 20857.126 70405.958 20851.793 70405.318 20849.659 70404.038 L 20847.099 70404.678 L 20844.539 70399.558 L 20835.579 70398.918 L 20835.579 70393.798 L 20833.659 70395.078 C 20825.979 70391.238 20820.219 70385.691 20816.379 70378.438 C 20812.539 70371.184 20810.619 70363.078 20810.619 70354.118 C 20810.619 70339.184 20816.593 70324.891 20828.539 70311.238 C 20839.206 70299.718 20850.086 70288.198 20861.179 70276.678 L 20865.019 70277.318 ZM 21048.939 70339.398 L 21055.339 70338.118 L 21055.979 70333.638 L 21061.099 70338.118 L 21061.099 70331.718 L 21053.419 70332.358 C 21052.566 70331.078 21051.499 70329.798 21050.219 70328.518 L 21052.139 70322.118 L 21055.339 70319.558 L 21053.419 70314.438 C 21053.419 70312.731 21053.206 70310.811 21052.779 70308.678 C 21057.046 70307.398 21059.606 70306.118 21060.459 70304.838 L 21057.899 70295.238 C 21062.166 70290.118 21064.939 70286.918 21066.219 70285.638 L 21064.939 70279.878 C 21068.353 70278.598 21070.273 70278.171 21070.699 70278.598 L 21073.899 70269.638 L 21070.699 70270.278 L 21070.699 70263.878 L 21075.819 70263.878 C 21075.393 70260.038 21076.459 70254.704 21079.019 70247.878 L 21084.779 70249.158 L 21089.899 70247.238 L 21084.139 70244.038 L 21091.819 70236.998 C 21092.673 70237.851 21093.526 70237.851 21094.379 70236.998 C 21095.659 70236.144 21095.873 70235.291 21095.019 70234.438 L 21090.539 70231.878 L 21093.099 70229.318 L 21093.739 70222.918 L 21099.499 70220.358 L 21098.219 70216.518 L 21103.979 70206.918 L 21111.019 70203.718 L 21114.219 70194.758 C 21114.646 70195.184 21115.499 70194.971 21116.779 70194.118 C 21118.486 70193.264 21118.699 70192.198 21117.419 70190.918 L 21122.539 70188.998 L 21121.899 70184.518 C 21129.153 70177.691 21136.406 70170.651 21143.659 70163.398 L 21143.659 70156.358 C 21149.633 70151.238 21156.246 70144.624 21163.499 70136.518 C 21169.046 70130.118 21172.886 70125.638 21175.019 70123.078 C 21179.713 70116.251 21189.526 70110.064 21204.459 70104.518 C 21213.846 70101.104 21225.793 70097.691 21240.299 70094.278 L 21246.699 70101.958 C 21246.699 70105.798 21244.993 70107.718 21241.579 70107.718 C 21239.446 70113.691 21235.819 70120.731 21230.699 70128.838 C 21224.299 70139.078 21219.179 70144.624 21215.339 70145.478 L 21215.339 70148.678 L 21208.299 70153.798 L 21210.219 70158.918 L 21194.859 70178.118 C 21193.153 70179.398 21192.726 70180.464 21193.579 70181.318 L 21186.539 70182.598 L 21188.459 70188.358 L 21182.059 70199.238 C 21180.353 70198.811 21177.579 70199.878 21173.739 70202.438 L 21176.939 70206.278 L 21169.259 70217.158 C 21169.259 70218.011 21169.046 70219.078 21168.619 70220.358 C 21168.619 70221.211 21168.193 70221.424 21167.339 70220.998 C 21166.486 70223.131 21165.419 70225.264 21164.139 70227.398 C 21162.859 70229.531 21160.299 70233.158 21156.459 70238.278 L 21156.459 70243.398 L 21157.739 70244.678 L 21148.139 70250.438 L 21146.859 70263.878 L 21141.099 70262.598 C 21140.673 70263.024 21140.459 70266.224 21140.459 70272.198 L 21139.179 70276.678 L 21137.259 70277.318 L 21139.819 70279.878 L 21138.539 70290.118 C 21135.553 70291.398 21132.993 70293.744 21130.859 70297.158 L 21134.059 70306.758 L 21128.939 70316.358 C 21128.939 70321.904 21129.793 70326.384 21131.499 70329.798 C 21133.633 70333.211 21137.259 70334.918 21142.379 70334.918 C 21150.486 70334.918 21164.993 70328.518 21185.899 70315.718 C 21206.806 70302.918 21218.966 70293.318 21222.379 70286.918 L 21221.739 70284.358 L 21229.419 70276.678 L 21230.699 70266.438 L 21234.539 70263.238 L 21237.099 70263.238 L 21236.459 70259.398 C 21236.459 70257.691 21236.886 70255.558 21237.739 70252.998 C 21239.019 70250.438 21240.299 70248.091 21241.579 70245.958 L 21243.499 70240.838 C 21244.779 70240.838 21245.633 70239.344 21246.059 70236.358 C 21246.059 70232.944 21246.913 70229.958 21248.619 70227.398 C 21250.753 70224.838 21252.886 70222.064 21255.019 70219.078 C 21260.139 70211.824 21263.553 70206.704 21265.259 70203.718 C 21268.673 70198.598 21271.019 70193.051 21272.299 70187.078 L 21315.819 70124.998 L 21322.219 70114.758 C 21326.486 70113.478 21330.539 70110.491 21334.379 70105.798 L 21339.499 70107.718 C 21339.926 70107.718 21340.353 70107.504 21340.779 70107.078 C 21340.779 70104.518 21339.926 70103.451 21338.219 70103.878 C 21340.353 70101.318 21347.819 70098.118 21360.619 70094.278 C 21373.846 70090.438 21382.806 70088.518 21387.499 70088.518 L 21385.579 70109.638 L 21384.299 70114.118 L 21381.099 70117.318 C 21378.966 70119.878 21379.179 70121.584 21381.739 70122.438 L 21374.059 70127.558 L 21374.059 70132.678 C 21374.059 70133.531 21372.993 70134.811 21370.859 70136.518 C 21368.726 70138.224 21367.019 70139.291 21365.739 70139.718 C 21368.299 70143.558 21369.579 70146.118 21369.579 70147.398 L 21364.459 70151.878 L 21361.899 70150.598 C 21360.619 70153.158 21360.193 70154.651 21360.619 70155.078 L 21354.859 70153.798 L 21354.859 70158.918 L 21359.979 70159.558 L 21359.979 70162.758 C 21357.419 70163.611 21355.713 70164.038 21354.859 70164.038 C 21353.579 70169.584 21351.233 70174.704 21347.819 70179.398 C 21347.393 70178.971 21345.899 70178.544 21343.339 70178.118 L 21345.259 70181.318 C 21345.259 70182.171 21343.553 70183.238 21340.139 70184.518 L 21342.059 70186.438 L 21336.939 70192.838 L 21340.139 70197.318 L 21335.019 70200.518 L 21329.259 70200.518 C 21327.553 70201.371 21326.699 70202.438 21326.699 70203.718 C 21327.553 70204.144 21328.619 70204.571 21329.899 70204.998 L 21329.259 70210.118 L 21330.539 70212.038 L 21325.419 70215.238 L 21327.339 70218.438 C 21327.339 70220.998 21325.846 70222.918 21322.859 70224.198 C 21319.873 70225.478 21317.526 70226.331 21315.819 70226.758 L 21323.499 70233.158 L 21321.579 70235.078 L 21316.459 70236.358 L 21315.179 70240.838 L 21306.859 70245.318 L 21304.299 70244.678 L 21299.179 70247.238 L 21302.379 70251.078 L 21306.219 70249.798 L 21308.779 70251.078 L 21313.899 70251.078 L 21311.979 70256.198 L 21308.139 70256.198 L 21307.499 70261.318 L 21301.739 70261.318 L 21300.459 70263.878 L 21304.299 70267.718 L 21302.379 70273.478 L 21296.619 70278.598 L 21295.979 70284.358 C 21295.126 70283.931 21294.273 70284.144 21293.419 70284.998 C 21292.993 70285.851 21292.566 70286.491 21292.139 70286.918 L 21293.419 70293.958 C 21292.566 70293.104 21291.713 70293.318 21290.859 70294.598 C 21290.006 70295.878 21289.579 70296.731 21289.579 70297.158 L 21290.859 70304.198 L 21287.019 70304.198 L 21285.739 70313.798 C 21285.739 70317.211 21286.166 70319.984 21287.019 70322.118 C 21287.873 70324.251 21289.366 70326.811 21291.499 70329.798 L 21297.899 70332.358 C 21303.873 70330.224 21320.939 70321.478 21349.099 70306.118 C 21377.259 70290.331 21391.553 70282.438 21391.979 70282.438 C 21380.033 70290.544 21369.793 70297.798 21361.259 70304.198 C 21348.886 70313.584 21339.286 70321.904 21332.459 70329.158 L 21326.059 70329.798 C 21314.966 70340.038 21309.206 70345.371 21308.779 70345.798 C 21305.793 70348.358 21301.526 70351.131 21295.979 70354.118 L 21294.059 70355.398 C 21281.259 70363.931 21267.606 70371.824 21253.099 70379.078 L 21251.819 70377.798 L 21245.419 70380.358 C 21244.566 70378.651 21243.713 70378.011 21242.859 70378.438 C 21242.006 70378.438 21241.793 70379.078 21242.219 70380.358 L 21228.779 70381.638 C 21224.939 70381.638 21221.099 70378.651 21217.259 70372.678 C 21213.419 70366.704 21210.859 70360.944 21209.579 70355.398 L 21210.219 70352.838 L 21212.139 70351.558 C 21211.286 70349.424 21210.433 70347.504 21209.579 70345.798 C 21209.153 70343.664 21208.939 70341.958 21208.939 70340.678 L 21212.139 70334.918 L 21210.859 70323.398 L 21212.779 70320.838 L 21212.779 70316.358 L 21215.339 70316.358 L 21215.339 70309.318 L 21217.899 70304.838 C 21214.059 70307.824 21208.939 70312.091 21202.539 70317.638 C 21199.126 70320.624 21194.219 70325.104 21187.819 70331.078 C 21185.686 70333.638 21180.993 70338.118 21173.739 70344.518 C 21166.913 70350.491 21163.073 70354.118 21162.219 70355.398 L 21155.179 70358.598 L 21151.339 70364.998 L 21148.779 70366.918 C 21143.659 70369.478 21138.539 70373.531 21133.419 70379.078 L 21130.219 70378.438 C 21127.659 70380.144 21125.953 70381.211 21125.099 70381.638 L 21125.099 70384.198 C 21121.686 70385.051 21118.699 70386.331 21116.139 70388.038 L 21109.739 70391.238 C 21106.326 70391.238 21100.993 70391.878 21093.739 70393.158 C 21086.913 70394.438 21079.233 70396.144 21070.699 70398.278 C 21070.273 70396.571 21068.566 70395.078 21065.579 70393.798 L 21060.459 70391.238 C 21056.193 70383.131 21052.993 70376.731 21050.859 70372.038 C 21048.726 70367.344 21046.593 70361.158 21044.459 70353.478 L 21046.379 70349.638 L 21042.539 70345.798 L 21048.939 70339.398 ZM 21372.689 70359.238 L 21370.129 70354.758 L 21377.169 70350.278 C 21377.169 70349.424 21375.889 70348.571 21373.329 70347.718 L 21372.049 70341.958 C 21372.049 70339.824 21372.689 70337.478 21373.969 70334.918 C 21374.823 70331.931 21375.463 70329.798 21375.889 70328.518 L 21373.329 70325.958 L 21377.809 70318.918 L 21377.809 70315.718 L 21381.649 70309.958 L 21381.009 70304.198 C 21381.863 70303.344 21382.716 70301.851 21383.569 70299.718 C 21384.849 70297.584 21386.129 70296.731 21387.409 70297.158 C 21387.409 70292.038 21388.476 70286.704 21390.609 70281.158 L 21395.089 70270.918 C 21398.929 70270.064 21400.849 70267.291 21400.849 70262.598 C 21400.849 70258.331 21406.609 70245.958 21418.129 70225.478 C 21429.649 70204.998 21435.196 70194.544 21434.769 70194.118 C 21438.183 70189.424 21441.596 70184.091 21445.009 70178.118 C 21448.849 70172.144 21451.836 70166.598 21453.969 70161.478 C 21454.396 70161.051 21455.676 70158.704 21457.809 70154.438 C 21460.369 70149.744 21462.076 70147.611 21462.929 70148.038 L 21471.249 70132.038 L 21472.529 70128.198 C 21477.223 70119.664 21481.063 70113.051 21484.049 70108.358 C 21489.596 70099.398 21493.863 70093.851 21496.849 70091.718 L 21509.009 70066.758 C 21510.716 70067.611 21511.569 70067.398 21511.569 70066.118 C 21511.996 70064.411 21512.423 70062.491 21512.849 70060.358 C 21513.703 70058.224 21514.343 70056.731 21514.769 70055.878 C 21516.903 70051.611 21519.249 70047.771 21521.809 70044.358 L 21564.689 69971.398 C 21566.396 69970.118 21568.103 69968.624 21569.809 69966.918 C 21578.343 69964.784 21587.089 69962.438 21596.049 69959.878 L 21600.529 69954.758 L 21599.249 69951.558 L 21603.089 69951.558 L 21602.449 69954.118 L 21605.649 69954.118 L 21628.689 69945.798 L 21633.169 69949.638 C 21632.316 69953.904 21632.743 69958.598 21634.449 69963.718 L 21603.089 70014.278 L 21601.809 70018.758 L 21592.209 70033.478 C 21592.636 70034.331 21593.063 70034.971 21593.489 70035.398 C 21590.503 70037.104 21588.156 70038.598 21586.449 70039.878 L 21589.649 70041.798 C 21587.943 70042.224 21586.449 70042.651 21585.169 70043.078 C 21583.889 70043.504 21583.249 70045.211 21583.249 70048.198 L 21578.129 70051.398 C 21578.556 70052.251 21578.343 70053.744 21577.489 70055.878 C 21576.636 70057.584 21577.489 70058.651 21580.049 70059.078 L 21576.849 70065.478 C 21577.276 70063.344 21575.996 70062.278 21573.009 70062.278 L 21572.369 70065.478 L 21566.609 70069.318 L 21570.449 70068.678 L 21575.569 70071.238 C 21573.436 70072.518 21571.943 70073.371 21571.089 70073.798 C 21567.249 70075.931 21564.903 70076.784 21564.049 70076.358 C 21562.343 70081.478 21559.783 70085.958 21556.369 70089.798 L 21562.129 70087.878 L 21559.569 70091.078 L 21561.489 70091.718 L 21557.649 70096.838 L 21555.089 70094.918 C 21554.663 70095.344 21554.449 70095.771 21554.449 70096.198 C 21556.156 70099.611 21556.796 70101.744 21556.369 70102.598 L 21548.049 70105.798 L 21551.249 70107.718 L 21542.289 70108.998 L 21540.369 70115.398 L 21547.409 70115.398 L 21541.009 70119.238 L 21547.409 70121.158 L 21539.089 70122.438 L 21537.809 70119.878 C 21537.383 70121.584 21537.169 70123.078 21537.169 70124.358 C 21537.169 70125.638 21537.809 70127.771 21539.089 70130.758 L 21528.209 70133.318 L 21529.489 70137.158 L 21528.209 70142.918 C 21529.489 70142.064 21530.343 70141.638 21530.769 70141.638 C 21533.329 70140.358 21535.036 70139.718 21535.889 70139.718 L 21535.889 70144.198 L 21531.409 70144.198 C 21529.703 70145.904 21529.489 70147.824 21530.769 70149.958 L 21516.689 70153.158 L 21517.329 70158.278 L 21512.849 70162.758 L 21521.809 70156.358 L 21526.289 70161.478 L 21526.289 70164.678 L 21523.729 70164.678 L 21507.089 70170.438 C 21504.529 70172.144 21501.969 70173.638 21499.409 70174.918 L 21498.129 70179.398 L 21517.329 70176.198 L 21517.329 70181.318 C 21516.476 70181.318 21514.983 70183.024 21512.849 70186.438 C 21511.569 70187.291 21510.289 70187.931 21509.009 70188.358 L 21503.249 70192.198 L 21508.369 70192.198 L 21501.969 70196.038 L 21499.409 70194.118 C 21495.996 70194.118 21494.289 70195.824 21494.289 70199.238 L 21497.489 70200.518 L 21501.969 70197.958 L 21504.529 70201.158 L 21500.049 70207.558 C 21503.463 70208.838 21504.956 70209.904 21504.529 70210.758 L 21494.929 70210.118 L 21493.009 70206.918 L 21491.729 70210.118 C 21491.303 70211.398 21490.023 70212.038 21487.889 70212.038 C 21486.183 70212.038 21485.329 70213.531 21485.329 70216.518 L 21487.249 70215.878 L 21499.409 70217.158 L 21499.409 70220.358 C 21495.996 70219.931 21491.516 70220.571 21485.969 70222.278 L 21485.969 70228.678 L 21494.929 70231.238 C 21491.943 70232.944 21489.596 70233.798 21487.889 70233.798 C 21485.329 70232.518 21482.983 70231.878 21480.849 70231.878 L 21478.289 70233.798 L 21482.769 70237.638 L 21482.129 70239.558 L 21477.009 70239.558 L 21475.729 70241.478 C 21477.436 70241.904 21479.143 70242.118 21480.849 70242.118 L 21480.849 70245.318 C 21483.836 70244.891 21485.756 70245.104 21486.609 70245.958 L 21487.889 70252.998 L 21482.769 70253.638 L 21476.369 70258.758 L 21475.089 70263.238 L 21477.649 70267.078 L 21480.849 70267.078 L 21477.009 70269.638 L 21470.609 70268.998 L 21467.409 70270.918 L 21472.529 70274.758 L 21477.649 70274.758 L 21464.849 70277.318 L 21464.849 70281.158 L 21472.529 70281.158 L 21473.169 70284.358 C 21470.609 70284.784 21468.903 70284.998 21468.049 70284.998 C 21467.196 70284.998 21465.063 70285.638 21461.649 70286.918 L 21457.809 70285.638 L 21454.609 70286.278 L 21454.609 70293.318 C 21455.889 70294.171 21457.383 70294.171 21459.089 70293.318 C 21461.223 70292.464 21462.289 70291.184 21462.289 70289.478 L 21468.689 70290.758 C 21466.556 70296.731 21465.063 70300.571 21464.209 70302.278 L 21459.089 70304.198 L 21460.369 70309.958 L 21452.049 70315.078 L 21453.329 70316.998 L 21459.729 70316.998 L 21462.289 70315.078 L 21460.369 70320.838 L 21455.249 70323.398 C 21455.676 70326.811 21455.036 70328.518 21453.329 70328.518 L 21457.809 70332.998 C 21470.183 70329.584 21488.103 70319.771 21511.569 70303.558 C 21535.463 70286.918 21559.569 70270.064 21583.889 70252.998 C 21556.583 70279.878 21530.129 70304.411 21504.529 70326.598 C 21467.409 70358.598 21438.609 70379.718 21418.129 70389.958 L 21418.129 70392.518 L 21413.009 70391.238 C 21410.449 70394.224 21406.396 70396.784 21400.849 70398.918 C 21395.303 70401.051 21390.396 70402.118 21386.129 70402.118 C 21386.983 70401.264 21386.769 70400.198 21385.489 70398.918 C 21384.636 70398.064 21383.783 70398.064 21382.929 70398.918 L 21374.609 70393.158 C 21375.463 70392.304 21376.316 70392.091 21377.169 70392.518 C 21378.023 70392.944 21379.303 70393.798 21381.009 70395.078 L 21390.609 70395.078 L 21393.169 70396.998 L 21393.169 70394.438 L 21391.249 70393.798 C 21385.276 70392.518 21381.436 70392.731 21379.729 70394.438 L 21377.809 70388.678 L 21375.249 70388.678 L 21375.249 70382.278 C 21372.689 70382.704 21371.196 70382.491 21370.769 70381.638 C 21372.049 70381.211 21373.116 70380.571 21373.969 70379.718 L 21373.329 70372.038 L 21369.489 70372.038 L 21370.769 70368.838 L 21379.729 70365.638 L 21372.689 70365.638 L 21368.209 70361.798 L 21372.689 70359.238 ZM 21585.419 70315.078 L 21586.699 70306.118 L 21590.539 70304.838 L 21591.179 70298.438 L 21589.899 70297.158 L 21594.379 70292.678 C 21597.366 70289.264 21598.859 70286.491 21598.859 70284.358 C 21598.859 70282.224 21597.366 70281.158 21594.379 70281.158 L 21596.299 70279.878 C 21598.433 70278.598 21599.499 70276.891 21599.499 70274.758 C 21599.499 70270.491 21600.566 70266.864 21602.699 70263.878 C 21605.259 70260.891 21607.179 70260.038 21608.459 70261.318 L 21607.819 70256.198 L 21609.099 70249.798 L 21611.659 70249.798 L 21610.379 70244.038 L 21613.579 70242.118 L 21612.299 70240.838 L 21616.779 70239.558 L 21615.499 70233.798 L 21621.259 70229.958 L 21618.699 70224.838 C 21619.126 70223.558 21619.766 70222.491 21620.619 70221.638 C 21621.473 70220.358 21622.539 70220.144 21623.819 70220.998 L 21623.819 70212.038 C 21625.953 70210.758 21627.019 70209.691 21627.019 70208.838 C 21627.446 70207.558 21628.513 70206.918 21630.219 70206.918 L 21632.139 70206.278 C 21630.433 70201.158 21632.139 70196.038 21637.259 70190.918 C 21636.406 70189.638 21636.406 70188.998 21637.259 70188.998 C 21638.113 70188.571 21639.179 70188.144 21640.459 70187.718 L 21640.459 70181.318 C 21642.166 70183.024 21643.446 70183.024 21644.299 70181.318 C 21645.579 70179.184 21646.219 70175.344 21646.219 70169.798 L 21651.979 70168.518 L 21654.539 70163.398 L 21653.259 70155.718 L 21648.139 70155.718 C 21643.446 70155.718 21632.566 70158.491 21615.499 70164.038 C 21606.113 70167.024 21599.073 70168.518 21594.379 70168.518 L 21587.339 70167.238 L 21614.219 70127.558 L 21619.979 70124.358 C 21624.246 70114.544 21634.913 70107.291 21651.979 70102.598 C 21672.033 70099.184 21685.046 70096.838 21691.019 70095.558 C 21699.126 70087.024 21708.513 70075.078 21719.179 70059.718 C 21728.139 70046.918 21737.099 70033.904 21746.059 70020.678 C 21756.299 70007.878 21764.619 69998.491 21771.019 69992.518 C 21782.539 69981.424 21792.993 69974.811 21802.379 69972.678 C 21804.513 69969.691 21808.139 69966.918 21813.259 69964.358 C 21818.806 69961.798 21823.713 69959.878 21827.979 69958.598 L 21833.099 69966.918 C 21832.246 69970.758 21830.113 69976.091 21826.699 69982.918 L 21822.219 69990.598 L 21814.539 69995.078 C 21813.686 70001.904 21810.486 70009.371 21804.939 70017.478 C 21799.393 70025.584 21795.766 70031.984 21794.059 70036.678 L 21788.939 70038.598 L 21791.499 70044.998 C 21788.086 70044.998 21786.379 70045.424 21786.379 70046.278 L 21786.379 70052.038 L 21781.899 70056.518 L 21778.699 70056.518 L 21770.379 70076.358 L 21763.979 70076.358 C 21765.686 70079.771 21765.899 70082.971 21764.619 70085.958 L 21809.419 70084.678 C 21816.246 70084.678 21823.073 70084.891 21829.899 70085.318 C 21836.726 70085.318 21843.766 70086.384 21851.019 70088.518 C 21848.033 70095.771 21844.833 70101.744 21841.419 70106.438 L 21836.299 70107.078 L 21833.099 70114.118 L 21825.419 70116.678 L 21820.299 70124.358 C 21816.459 70129.478 21811.766 70133.744 21806.219 70137.158 C 21801.099 70140.571 21794.913 70143.558 21787.659 70146.118 L 21773.579 70144.198 L 21751.819 70146.118 C 21750.966 70144.838 21746.913 70145.264 21739.659 70147.398 C 21732.833 70149.104 21728.779 70149.744 21727.499 70149.318 C 21726.219 70148.891 21725.153 70149.531 21724.299 70151.238 C 21723.873 70152.518 21723.019 70152.944 21721.739 70152.518 C 21718.326 70159.771 21715.979 70165.104 21714.699 70168.518 C 21710.006 70179.184 21707.233 70186.438 21706.379 70190.278 L 21703.179 70196.678 C 21695.926 70207.344 21690.806 70215.878 21687.819 70222.278 C 21685.259 70228.678 21683.339 70235.504 21682.059 70242.758 C 21680.779 70242.331 21679.713 70242.971 21678.859 70244.678 C 21678.433 70245.958 21678.646 70247.238 21679.499 70248.518 L 21676.939 70255.558 L 21671.179 70257.478 C 21672.459 70259.184 21673.953 70260.678 21675.659 70261.958 C 21672.246 70268.358 21670.326 70271.984 21669.899 70272.838 C 21668.193 70277.104 21667.339 70281.158 21667.339 70284.998 L 21665.419 70286.918 L 21666.059 70291.398 C 21664.779 70295.238 21663.926 70298.224 21663.499 70300.358 C 21661.366 70308.038 21660.299 70312.518 21660.299 70313.798 C 21660.299 70320.624 21661.366 70325.958 21663.499 70329.798 C 21665.633 70333.638 21669.686 70335.558 21675.659 70335.558 C 21690.593 70335.558 21713.633 70323.398 21744.779 70299.078 C 21771.233 70278.171 21788.299 70262.171 21795.979 70251.078 L 21800.459 70251.078 L 21787.659 70267.718 C 21782.539 70274.971 21773.793 70284.998 21761.419 70297.798 C 21747.339 70312.304 21737.739 70322.331 21732.619 70327.878 C 21727.926 70333.424 21722.593 70339.184 21716.619 70345.158 C 21711.073 70351.131 21705.313 70356.251 21699.339 70360.518 L 21697.419 70361.798 C 21693.153 70366.918 21688.033 70371.824 21682.059 70376.518 C 21672.246 70384.624 21666.699 70389.318 21665.419 70390.598 L 21663.499 70388.038 C 21661.366 70388.038 21658.166 70389.958 21653.899 70393.798 C 21651.339 70396.358 21649.419 70397.851 21648.139 70398.278 L 21649.419 70400.198 C 21644.299 70401.051 21640.246 70403.611 21637.259 70407.878 L 21620.619 70410.438 C 21608.246 70410.438 21598.433 70404.251 21591.179 70391.878 C 21583.926 70379.504 21580.299 70366.704 21580.299 70353.478 L 21580.299 70336.838 C 21580.726 70331.291 21582.006 70325.531 21584.139 70319.558 L 21585.419 70315.078 ZM 22010.799 70339.398 L 22015.279 70340.038 L 22013.999 70334.918 C 22013.999 70334.064 22014.639 70331.931 22015.919 70328.518 C 22017.199 70324.678 22017.413 70321.904 22016.559 70320.198 L 22019.759 70316.358 L 22015.919 70316.998 L 22017.199 70315.718 C 22019.759 70309.744 22022.533 70305.264 22025.519 70302.278 L 22024.879 70299.718 L 22028.079 70296.518 L 22059.439 70232.518 L 22088.239 70185.158 L 22094.639 70175.558 L 22097.199 70176.838 L 22101.039 70172.358 C 22100.613 70171.931 22099.333 70171.718 22097.199 70171.718 L 22100.399 70164.038 L 22104.239 70164.038 L 22104.239 70161.478 L 22108.719 70160.198 L 22104.239 70159.558 C 22107.226 70156.571 22111.066 70151.664 22115.759 70144.838 C 22119.173 70139.718 22122.799 70134.384 22126.639 70128.838 L 22130.479 70128.838 C 22136.879 70119.878 22144.773 70113.051 22154.159 70108.358 C 22171.226 70099.824 22180.399 70095.131 22181.679 70094.278 L 22184.879 70095.558 C 22190.853 70090.438 22197.466 70087.878 22204.719 70087.878 L 22213.039 70090.438 C 22212.186 70095.131 22209.626 70100.891 22205.359 70107.718 C 22201.519 70114.544 22199.386 70119.238 22198.959 70121.798 C 22195.546 70123.504 22192.986 70127.344 22191.279 70133.318 L 22186.159 70138.438 L 22184.239 70146.118 C 22179.546 70149.531 22177.199 70154.224 22177.199 70160.198 L 22173.999 70160.838 L 22173.999 70164.678 C 22172.719 70164.251 22170.586 70165.104 22167.599 70167.238 C 22166.746 70166.811 22165.466 70166.598 22163.759 70166.598 L 22161.199 70166.598 L 22159.919 70170.438 L 22170.159 70170.438 L 22170.159 70172.998 L 22161.839 70176.198 L 22163.759 70177.478 L 22165.679 70179.398 L 22163.759 70181.318 L 22159.279 70179.398 L 22157.999 70181.318 L 22161.839 70181.958 L 22159.919 70187.718 C 22159.493 70186.011 22159.066 70184.731 22158.639 70183.878 C 22158.213 70183.024 22157.573 70183.238 22156.719 70184.518 L 22157.359 70190.278 C 22154.373 70189.851 22152.666 70190.491 22152.239 70192.198 C 22153.093 70193.051 22153.946 70193.691 22154.799 70194.118 L 22150.959 70206.918 L 22146.479 70207.558 L 22138.799 70209.478 L 22137.519 70213.318 L 22138.799 70214.598 L 22146.479 70213.958 L 22143.279 70216.518 L 22143.919 70220.998 L 22138.159 70226.758 L 22130.479 70225.478 L 22124.719 70231.878 C 22125.146 70232.731 22125.786 70233.371 22126.639 70233.798 L 22129.199 70231.238 L 22133.039 70231.878 L 22131.119 70234.438 L 22135.599 70237.638 C 22135.599 70238.918 22134.746 70239.984 22133.039 70240.838 C 22131.759 70241.691 22130.906 70242.118 22130.479 70242.118 L 22125.359 70238.278 L 22125.359 70240.838 L 22127.279 70242.118 L 22120.239 70242.118 L 22115.759 70243.398 L 22115.119 70248.518 L 22111.279 70249.158 L 22111.919 70252.358 L 22118.959 70252.358 C 22118.959 70253.638 22119.813 70254.491 22121.519 70254.918 C 22123.226 70255.344 22124.079 70256.198 22124.079 70257.478 L 22120.879 70257.478 L 22112.559 70257.478 L 22114.479 70260.678 L 22119.599 70259.398 C 22119.599 70260.251 22118.746 70261.318 22117.039 70262.598 C 22116.186 70264.304 22116.186 70265.584 22117.039 70266.438 C 22118.319 70266.864 22118.959 70267.504 22118.959 70268.358 L 22112.559 70272.838 L 22114.479 70274.758 L 22109.999 70276.038 L 22106.159 70277.318 L 22099.759 70280.518 C 22098.053 70281.371 22097.199 70282.651 22097.199 70284.358 L 22098.479 70286.278 L 22101.679 70283.078 C 22104.666 70283.078 22107.653 70282.011 22110.639 70279.878 L 22111.279 70282.438 L 22109.359 70283.078 L 22106.799 70289.478 L 22102.319 70288.838 L 22100.399 70291.398 L 22104.239 70293.318 L 22101.039 70299.718 L 22097.199 70299.078 L 22095.279 70300.358 C 22095.279 70307.611 22095.493 70312.091 22095.919 70313.798 L 22093.359 70314.438 L 22095.279 70319.558 L 22091.439 70321.478 L 22091.439 70327.238 L 22092.719 70328.518 C 22091.866 70328.944 22091.226 70329.158 22090.799 70329.158 L 22093.359 70340.678 L 22094.639 70341.958 L 22102.319 70342.598 C 22109.999 70342.598 22121.519 70337.478 22136.879 70327.238 L 22197.039 70284.998 L 22200.239 70286.278 C 22198.533 70290.544 22186.159 70301.211 22163.119 70318.278 C 22153.306 70325.531 22148.399 70330.651 22148.399 70333.638 L 22094.639 70370.758 C 22078.426 70381.424 22067.119 70387.398 22060.719 70388.678 C 22061.999 70389.531 22061.786 70390.598 22060.079 70391.878 C 22058.799 70392.731 22057.946 70392.304 22057.519 70390.598 C 22054.106 70394.011 22050.479 70395.931 22046.639 70396.358 C 22048.346 70397.638 22049.199 70397.424 22049.199 70395.718 C 22049.626 70394.438 22049.839 70393.584 22049.839 70393.158 L 22047.279 70392.518 L 22044.719 70394.438 L 22045.999 70390.598 L 22043.439 70390.598 L 22041.519 70394.438 L 22036.399 70394.438 L 22036.399 70391.878 C 22029.146 70389.318 22024.026 70386.971 22021.039 70384.838 C 22012.933 70379.291 22008.879 70371.184 22008.879 70360.518 L 22008.879 70354.758 L 22012.079 70355.398 L 22013.359 70353.478 L 22007.599 70353.478 C 22008.453 70346.651 22009.519 70341.958 22010.799 70339.398 ZM 22119.599 70244.678 C 22123.866 70245.531 22127.279 70247.878 22129.839 70251.718 L 22124.719 70252.358 L 22120.239 70251.718 L 22117.039 70251.078 L 22116.399 70249.158 L 22119.599 70244.678 ZM 22190.639 70029.638 L 22187.439 70021.958 C 22187.439 70016.838 22190.213 70010.438 22195.759 70002.758 C 22200.026 69997.211 22204.293 69991.451 22208.559 69985.478 L 22207.919 69983.558 L 22211.759 69984.838 L 22213.039 69983.558 L 22211.759 69980.358 L 22213.039 69976.518 L 22214.959 69973.958 L 22217.519 69973.318 L 22217.519 69970.118 C 22217.519 69966.278 22220.079 69964.358 22225.199 69964.358 L 22230.959 69966.918 L 22232.879 69965.638 L 22232.879 69959.878 L 22236.079 69958.598 L 22239.919 69959.238 L 22244.399 69956.678 L 22245.039 69954.118 L 22249.519 69955.398 L 22251.439 69952.838 L 22254.639 69952.838 L 22255.919 69951.558 L 22257.839 69953.478 L 22261.039 69948.998 L 22267.439 69953.478 L 22268.719 69948.998 L 22270.639 69950.278 L 22273.199 69947.078 L 22282.799 69947.718 L 22284.719 69948.998 L 22288.559 69953.478 L 22280.879 69976.518 L 22279.599 69980.358 C 22277.466 69982.491 22275.973 69985.051 22275.119 69988.038 C 22271.279 69988.038 22268.719 69988.464 22267.439 69989.318 L 22267.439 69992.518 L 22270.639 69992.518 L 22270.639 69998.278 C 22265.946 70000.411 22263.386 70004.038 22262.959 70009.158 L 22258.479 70016.838 L 22252.719 70018.118 L 22252.719 70021.318 L 22248.239 70020.678 L 22245.039 70020.678 L 22244.399 70022.598 L 22239.279 70022.598 C 22235.439 70022.171 22231.386 70024.518 22227.119 70029.638 L 22221.999 70028.358 L 22218.159 70028.998 L 22217.519 70033.478 L 22206.639 70033.478 L 22204.719 70031.558 L 22199.599 70035.398 C 22192.773 70035.398 22189.146 70037.104 22188.719 70040.518 L 22186.799 70039.238 C 22185.519 70037.958 22184.879 70034.758 22184.879 70029.638 L 22190.639 70029.638 ZM 22264.369 70199.238 C 22267.356 70188.998 22271.836 70177.478 22277.809 70164.678 C 22283.783 70151.878 22289.756 70139.504 22295.729 70127.558 L 22297.649 70128.838 L 22302.769 70126.918 C 22308.316 70123.931 22311.943 70122.011 22313.649 70121.158 C 22318.343 70117.744 22321.756 70115.398 22323.889 70114.118 C 22329.863 70111.558 22335.836 70108.784 22341.809 70105.798 C 22347.783 70103.664 22353.543 70100.678 22359.089 70096.838 L 22364.849 70100.678 C 22362.716 70109.638 22360.796 70117.958 22359.089 70125.638 C 22355.676 70140.571 22352.903 70149.318 22350.769 70151.878 L 22346.929 70157.638 C 22344.796 70160.624 22343.943 70163.184 22344.369 70165.318 L 22345.009 70169.158 C 22367.196 70149.958 22384.689 70135.451 22397.489 70125.638 C 22420.956 70107.718 22441.436 70098.758 22458.929 70098.758 C 22463.623 70098.758 22467.889 70099.611 22471.729 70101.318 C 22475.996 70102.598 22479.196 70105.371 22481.329 70109.638 L 22482.609 70114.118 C 22483.036 70114.971 22484.529 70115.824 22487.089 70116.678 L 22486.449 70121.798 C 22487.303 70123.078 22488.369 70124.358 22489.649 70125.638 L 22492.849 70129.478 L 22491.569 70135.878 L 22494.129 70142.278 L 22487.729 70143.558 L 22487.729 70148.038 L 22491.569 70146.118 L 22491.569 70158.918 L 22486.449 70160.198 L 22487.729 70164.038 L 22480.049 70176.198 C 22481.329 70178.331 22483.676 70178.758 22487.089 70177.478 L 22483.249 70180.678 L 22481.329 70180.038 L 22474.289 70187.078 L 22480.049 70190.918 L 22474.289 70189.638 C 22473.863 70190.491 22473.649 70191.344 22473.649 70192.198 L 22468.529 70194.758 L 22468.529 70199.878 C 22464.689 70203.718 22461.916 70207.344 22460.209 70210.758 C 22460.636 70211.611 22462.769 70212.464 22466.609 70213.318 L 22464.049 70220.358 L 22458.289 70222.278 L 22457.009 70228.038 L 22454.449 70228.678 L 22455.729 70233.158 C 22455.729 70237.851 22454.876 70240.411 22453.169 70240.838 L 22448.689 70236.998 C 22449.543 70238.278 22448.689 70239.344 22446.129 70240.198 C 22443.996 70240.624 22442.929 70241.051 22442.929 70241.478 L 22442.929 70246.598 L 22451.889 70245.318 L 22451.249 70247.238 L 22447.409 70247.878 C 22447.409 70252.144 22445.916 70255.558 22442.929 70258.118 L 22437.169 70256.838 L 22435.249 70261.318 L 22440.369 70261.318 L 22435.889 70269.638 L 22434.609 70267.718 L 22428.849 70266.438 C 22427.569 70268.144 22427.996 70269.638 22430.129 70270.918 C 22432.263 70271.771 22433.116 70273.051 22432.689 70274.758 L 22426.929 70279.878 L 22430.769 70284.358 L 22433.329 70284.358 L 22433.329 70286.918 L 22429.489 70286.278 L 22425.649 70288.198 L 22426.289 70292.678 C 22425.009 70294.811 22423.943 70296.731 22423.089 70298.438 L 22423.089 70316.358 L 22419.889 70317.638 C 22419.036 70321.051 22418.609 70324.038 22418.609 70326.598 C 22418.609 70329.584 22419.249 70332.358 22420.529 70334.918 L 22430.769 70336.838 C 22441.009 70336.838 22459.569 70328.518 22486.449 70311.878 C 22498.823 70304.198 22514.396 70293.744 22533.169 70280.518 C 22531.463 70283.078 22527.409 70287.131 22521.009 70292.678 C 22515.036 70298.224 22510.983 70302.918 22508.849 70306.758 L 22502.449 70309.958 L 22503.729 70311.238 C 22483.676 70329.158 22461.916 70345.798 22438.449 70361.158 C 22405.596 70382.918 22380.849 70393.798 22364.209 70393.798 C 22350.983 70393.798 22342.023 70388.464 22337.329 70377.798 C 22334.343 70370.971 22332.849 70360.091 22332.849 70345.158 L 22332.849 70336.198 C 22335.409 70336.198 22336.903 70335.344 22337.329 70333.638 C 22337.756 70331.504 22336.689 70330.651 22334.129 70331.078 C 22338.823 70318.704 22343.943 70306.118 22349.489 70293.318 C 22359.303 70271.984 22364.849 70259.611 22366.129 70256.198 C 22387.036 70219.078 22399.409 70196.464 22403.249 70188.358 C 22411.356 70171.291 22415.409 70158.918 22415.409 70151.238 C 22415.409 70144.411 22412.209 70140.998 22405.809 70140.998 C 22399.409 70140.998 22391.516 70144.624 22382.129 70151.878 C 22374.876 70157.851 22367.836 70163.611 22361.009 70169.158 L 22359.729 70171.078 C 22357.169 70174.491 22349.063 70185.158 22335.409 70203.078 C 22323.889 70218.011 22315.783 70228.251 22311.089 70233.798 L 22311.089 70240.838 L 22305.329 70246.598 C 22305.756 70246.171 22306.396 70246.171 22307.249 70246.598 C 22308.103 70247.024 22308.103 70247.664 22307.249 70248.518 L 22303.409 70257.478 L 22297.009 70260.038 L 22296.369 70264.518 L 22290.609 70272.838 L 22291.249 70276.678 C 22286.983 70280.944 22285.489 70284.358 22286.769 70286.918 L 22281.649 70286.918 L 22283.569 70290.118 L 22275.249 70300.358 L 22270.769 70306.758 L 22271.409 70308.678 L 22268.209 70309.958 L 22267.569 70316.998 L 22261.809 70317.638 L 22265.009 70325.318 L 22261.809 70323.398 C 22260.956 70324.678 22260.103 70325.744 22259.249 70326.598 L 22253.489 70332.358 C 22254.343 70331.504 22255.196 70331.291 22256.049 70331.718 C 22257.329 70332.144 22257.969 70332.998 22257.969 70334.278 L 22250.929 70334.918 C 22248.369 70336.198 22247.089 70338.118 22247.089 70340.678 C 22247.943 70341.958 22249.009 70342.384 22250.289 70341.958 L 22243.249 70353.478 L 22238.769 70353.478 C 22234.503 70355.611 22231.089 70357.531 22228.529 70359.238 C 22225.969 70360.944 22223.409 70362.864 22220.849 70364.998 L 22214.449 70367.558 C 22212.743 70368.411 22212.103 70369.264 22212.529 70370.118 L 22206.769 70370.118 C 22207.623 70371.824 22206.769 70373.318 22204.209 70374.598 C 22201.649 70375.451 22200.156 70376.304 22199.729 70377.158 L 22193.969 70375.878 L 22185.009 70380.358 L 22179.249 70379.078 L 22179.249 70384.198 L 22169.009 70380.358 L 22167.089 70372.678 C 22167.089 70367.558 22174.983 70351.131 22190.769 70323.398 C 22211.249 70287.984 22231.943 70252.358 22252.849 70216.518 C 22256.689 70210.118 22260.529 70204.358 22264.369 70199.238 ZM 22904.029 70108.358 C 22916.829 70098.971 22927.923 70092.144 22937.309 70087.878 C 22947.123 70083.184 22954.803 70080.838 22960.349 70080.838 C 22968.456 70080.838 22976.136 70083.184 22983.389 70087.878 L 22987.869 70077.638 L 22991.709 70076.358 L 22994.269 70068.038 C 22995.976 70065.904 22997.043 70064.198 22997.469 70062.918 C 22998.323 70061.211 22999.389 70060.784 23000.669 70061.638 L 23005.789 70052.678 L 23002.589 70052.678 C 23002.589 70051.398 23003.869 70049.904 23006.429 70048.198 C 23008.989 70046.491 23010.269 70044.358 23010.269 70041.798 C 23010.269 70040.518 23011.336 70039.238 23013.469 70037.958 C 23016.029 70036.251 23017.309 70034.971 23017.309 70034.118 C 23017.309 70030.278 23027.336 70014.704 23047.389 69987.398 C 23067.443 69960.091 23078.963 69946.011 23081.949 69945.158 L 23084.509 69938.758 L 23104.349 69925.318 L 23118.429 69920.198 C 23128.669 69915.504 23138.056 69913.158 23146.589 69913.158 L 23155.549 69914.438 L 23156.829 69924.678 L 23150.429 69927.878 L 23148.509 69934.278 L 23145.949 69934.918 L 23145.949 69938.758 L 23142.749 69938.758 C 23140.616 69943.024 23137.843 69947.718 23134.429 69952.838 C 23131.443 69957.958 23127.816 69963.291 23123.549 69968.838 L 23120.349 69970.118 L 23120.349 69977.158 L 23113.309 69979.718 L 23115.869 69983.558 C 23114.589 69983.984 23113.736 69984.411 23113.309 69984.838 C 23111.176 69986.971 23110.109 69989.318 23110.109 69991.878 C 23110.109 69996.571 23108.616 69998.918 23105.629 69998.918 L 23099.229 70000.198 L 23097.949 70009.158 C 23094.536 70012.144 23092.829 70013.851 23092.829 70014.278 C 23093.256 70016.411 23093.469 70018.331 23093.469 70020.038 L 23085.149 70027.078 C 23084.296 70027.078 23083.656 70027.718 23083.229 70028.998 C 23083.229 70029.851 23083.016 70031.131 23082.589 70032.838 L 23085.789 70031.558 C 23085.789 70032.838 23084.296 70033.478 23081.309 70033.478 L 23073.629 70036.038 L 23077.469 70037.958 C 23079.603 70038.811 23081.096 70038.384 23081.949 70036.678 L 23077.469 70044.358 L 23072.989 70041.798 C 23072.136 70043.931 23071.496 70046.064 23071.069 70048.198 C 23071.069 70050.331 23072.563 70051.398 23075.549 70051.398 C 23075.976 70054.384 23073.416 70056.731 23067.869 70058.438 C 23062.749 70059.718 23059.763 70060.358 23058.909 70060.358 C 23058.909 70061.638 23059.976 70062.278 23062.109 70062.278 C 23064.669 70062.278 23066.163 70062.704 23066.589 70063.558 L 23072.989 70062.278 C 23072.136 70063.984 23068.296 70067.611 23061.469 70073.158 L 23052.509 70074.438 L 23050.589 70078.918 L 23053.789 70078.918 L 23055.709 70084.038 L 23058.269 70082.758 L 23059.549 70085.318 L 23057.629 70087.238 L 23050.589 70085.958 C 23049.736 70086.384 23048.883 70086.598 23048.029 70086.598 C 23048.883 70089.584 23049.736 70092.358 23050.589 70094.918 L 23045.469 70100.038 C 23044.189 70101.318 23042.909 70102.811 23041.629 70104.518 C 23041.629 70105.798 23041.843 70107.078 23042.269 70108.358 L 23042.269 70113.478 L 23037.789 70113.478 L 23032.669 70118.598 C 23036.509 70117.744 23038.856 70117.318 23039.709 70117.318 L 23038.429 70119.238 L 23037.149 70121.798 L 23028.189 70124.998 L 23035.869 70124.998 L 23035.869 70127.558 L 23031.389 70128.198 L 23026.269 70136.518 L 23023.709 70137.158 L 23023.709 70144.198 C 23019.443 70146.758 23016.029 70150.598 23013.469 70155.718 C 23013.469 70157.424 23013.683 70159.131 23014.109 70160.838 L 23018.589 70162.118 C 23018.589 70163.824 23016.669 70165.744 23012.829 70167.878 C 23008.989 70169.584 23006.429 70170.651 23005.149 70171.078 L 23005.149 70173.638 L 23011.549 70173.638 L 23011.549 70176.838 L 23001.309 70181.318 C 23002.589 70183.878 23004.936 70184.518 23008.349 70183.238 L 22994.909 70194.758 C 22993.203 70197.744 22992.563 70199.451 22992.989 70199.878 C 22993.416 70199.878 22994.269 70200.091 22995.549 70200.518 C 22996.829 70200.518 22997.469 70201.158 22997.469 70202.438 C 22997.043 70201.584 22995.123 70201.158 22991.709 70201.158 L 22991.709 70204.998 L 22992.989 70206.918 L 22989.149 70207.558 C 22988.296 70208.411 22988.296 70209.264 22989.149 70210.118 L 22992.349 70213.318 C 22991.069 70214.598 22990.003 70215.878 22989.149 70217.158 L 22980.829 70220.358 L 22985.309 70219.718 C 22984.456 70221.424 22984.029 70222.918 22984.029 70224.198 L 22981.469 70231.878 L 22976.349 70236.358 C 22976.349 70238.064 22976.563 70239.558 22976.989 70240.838 L 22978.269 70245.958 L 22970.589 70249.798 L 22973.789 70253.638 L 22973.149 70256.198 L 22966.109 70258.758 L 22966.109 70261.318 C 22967.816 70262.171 22968.669 70262.811 22968.669 70263.238 C 22968.669 70265.798 22967.603 70268.998 22965.469 70272.838 C 22963.763 70276.678 22962.909 70279.451 22962.909 70281.158 C 22959.923 70288.838 22957.363 70295.878 22955.229 70302.278 C 22953.523 70308.251 22952.669 70314.224 22952.669 70320.198 C 22952.669 70323.184 22953.523 70326.384 22955.229 70329.798 C 22956.936 70332.784 22958.643 70334.278 22960.349 70334.278 C 22969.309 70334.278 22982.323 70327.878 22999.389 70315.078 C 23006.216 70309.958 23017.736 70300.358 23033.949 70286.278 L 23037.789 70288.198 L 23033.309 70290.758 C 23027.336 70303.131 23008.563 70321.264 22976.989 70345.158 C 22945.416 70368.624 22923.016 70380.358 22909.789 70380.358 C 22906.803 70380.358 22902.536 70379.504 22896.989 70377.798 C 22891.869 70376.091 22888.029 70374.171 22885.469 70372.038 C 22884.616 70369.904 22883.336 70363.931 22881.629 70354.118 C 22879.923 70343.878 22876.723 70337.691 22872.029 70335.558 C 22870.749 70336.838 22868.403 70339.611 22864.989 70343.878 C 22857.736 70352.838 22853.043 70357.744 22850.909 70358.598 L 22847.069 70364.358 C 22841.096 70366.918 22835.123 70370.971 22829.149 70376.518 C 22823.603 70382.064 22818.056 70387.398 22812.509 70392.518 L 22808.029 70391.878 C 22806.323 70391.878 22802.696 70393.158 22797.149 70395.718 C 22791.603 70398.278 22787.549 70400.411 22784.989 70402.118 C 22780.296 70401.691 22775.176 70401.051 22769.629 70400.198 C 22764.509 70399.344 22760.456 70397.638 22757.469 70395.078 C 22758.749 70392.091 22759.389 70389.744 22759.389 70388.038 C 22758.109 70388.464 22756.829 70388.678 22755.549 70388.678 C 22753.843 70388.678 22752.349 70386.544 22751.069 70382.278 L 22749.149 70375.878 L 22746.589 70375.878 C 22743.176 70366.491 22740.829 70359.238 22739.549 70354.118 C 22738.269 70348.998 22737.629 70342.171 22737.629 70333.638 C 22737.629 70302.064 22751.496 70266.438 22779.229 70226.758 C 22801.843 70194.331 22828.296 70165.744 22858.589 70140.998 C 22866.696 70134.171 22873.949 70128.411 22880.349 70123.718 C 22885.043 70120.731 22892.936 70115.611 22904.029 70108.358 ZM 22866.909 70173.638 C 22865.203 70177.904 22860.723 70184.518 22853.469 70193.478 C 22848.349 70199.878 22845.363 70203.718 22844.509 70204.998 L 22840.669 70205.638 L 22841.949 70208.198 L 22840.669 70211.398 L 22841.309 70213.318 C 22839.603 70215.878 22838.749 70218.224 22838.749 70220.358 L 22834.269 70220.358 L 22834.269 70223.558 C 22830.856 70226.544 22829.363 70230.384 22829.789 70235.078 L 22824.029 70236.998 L 22825.309 70241.478 L 22821.469 70248.518 L 22816.349 70245.958 L 22815.069 70247.878 L 22818.269 70251.078 L 22820.829 70251.078 C 22819.976 70253.211 22819.549 70254.704 22819.549 70255.558 L 22816.349 70258.758 L 22819.549 70263.878 L 22814.429 70268.358 L 22813.789 70271.558 C 22814.643 70273.691 22815.069 70276.891 22815.069 70281.158 C 22814.216 70289.264 22813.789 70295.238 22813.789 70299.078 C 22813.789 70309.744 22815.496 70318.278 22818.909 70324.678 C 22822.749 70331.078 22827.229 70334.278 22832.349 70334.278 C 22840.456 70334.278 22848.563 70331.504 22856.669 70325.958 C 22864.776 70320.411 22870.323 70316.784 22873.309 70315.078 C 22874.589 70312.091 22876.936 70305.264 22880.349 70294.598 C 22883.763 70283.504 22886.749 70275.184 22889.309 70269.638 C 22895.709 70254.278 22901.469 70241.478 22906.589 70231.238 C 22910.003 70224.411 22916.616 70212.038 22926.429 70194.118 C 22930.269 70187.718 22932.189 70180.464 22932.189 70172.358 C 22932.189 70162.971 22930.696 70154.864 22927.709 70148.038 C 22923.443 70138.224 22917.256 70133.318 22909.149 70133.318 C 22905.309 70133.318 22899.336 70136.518 22891.229 70142.918 L 22882.269 70150.598 C 22881.843 70153.158 22879.709 70156.571 22875.869 70160.838 C 22873.736 70163.398 22870.536 70166.811 22866.269 70171.078 L 22866.909 70173.638 ZM 23029.519 70322.758 L 23029.519 70320.198 L 23032.719 70309.958 C 23031.866 70309.958 23031.013 70309.744 23030.159 70309.318 C 23029.733 70307.184 23030.586 70305.904 23032.719 70305.478 L 23032.719 70300.998 L 23035.279 70300.998 L 23033.359 70291.398 C 23033.359 70287.984 23035.706 70280.731 23040.399 70269.638 C 23043.813 70261.531 23047.439 70253.424 23051.279 70245.318 L 23053.839 70245.318 C 23058.533 70230.811 23072.186 70211.824 23094.799 70188.358 C 23117.839 70164.464 23136.826 70149.104 23151.759 70142.278 C 23171.386 70128.198 23188.879 70116.891 23204.239 70108.358 C 23228.133 70094.704 23246.906 70087.878 23260.559 70087.878 C 23271.653 70087.878 23280.186 70091.504 23286.159 70098.758 C 23292.133 70106.011 23295.119 70115.184 23295.119 70126.278 L 23294.479 70133.318 C 23293.626 70135.024 23292.773 70136.518 23291.919 70137.798 C 23291.919 70138.651 23291.706 70140.571 23291.279 70143.558 C 23290.426 70144.838 23289.786 70145.904 23289.359 70146.758 L 23284.239 70158.278 C 23282.533 70159.131 23281.466 70159.558 23281.039 70159.558 C 23281.039 70160.411 23281.253 70161.051 23281.679 70161.478 L 23273.999 70172.358 L 23270.799 70173.638 L 23269.519 70178.758 C 23268.666 70178.331 23266.533 70179.611 23263.119 70182.598 L 23257.359 70188.358 L 23251.599 70187.718 L 23245.199 70191.558 C 23246.479 70191.984 23247.973 70192.411 23249.679 70192.838 L 23239.439 70200.518 L 23236.239 70198.598 L 23234.319 70199.238 L 23234.959 70203.718 L 23222.799 70206.918 C 23216.826 70213.318 23206.799 70219.291 23192.719 70224.838 C 23188.026 70226.544 23181.199 70228.891 23172.239 70231.878 C 23170.959 70232.731 23169.679 70233.371 23168.399 70233.798 C 23166.693 70233.798 23163.493 70234.864 23158.799 70236.998 C 23154.533 70239.131 23152.186 70240.198 23151.759 70240.198 C 23146.639 70242.758 23140.026 70245.744 23131.919 70249.158 C 23123.813 70252.571 23118.693 70253.851 23116.559 70252.998 L 23110.799 70266.438 C 23111.653 70266.011 23112.506 70266.864 23113.359 70268.998 L 23110.799 70267.718 L 23107.599 70267.718 L 23107.599 70271.558 L 23112.079 70273.478 C 23111.226 70273.478 23110.159 70276.891 23108.879 70283.718 C 23107.599 70290.544 23106.959 70297.371 23106.959 70304.198 C 23106.959 70315.291 23109.519 70324.464 23114.639 70331.718 C 23119.759 70338.544 23127.439 70341.958 23137.679 70341.958 C 23148.773 70341.958 23163.066 70336.411 23180.559 70325.318 C 23194.213 70316.784 23207.866 70308.038 23221.519 70299.078 C 23229.626 70291.824 23237.733 70284.358 23245.839 70276.678 C 23249.253 70274.118 23254.586 70270.704 23261.839 70266.438 L 23263.759 70272.198 C 23261.626 70276.464 23256.719 70281.584 23249.039 70287.558 C 23241.786 70293.531 23237.093 70297.798 23234.959 70300.358 L 23232.399 70300.358 L 23224.719 70306.758 L 23221.519 70309.958 L 23217.039 70316.358 L 23214.479 70316.358 L 23201.679 70329.158 C 23195.706 70335.131 23191.013 70339.398 23187.599 70341.958 L 23145.999 70373.958 C 23143.866 70374.384 23142.373 70374.811 23141.519 70375.238 C 23140.666 70375.664 23141.093 70376.518 23142.799 70377.798 L 23122.959 70389.318 L 23122.959 70386.118 L 23116.559 70389.318 L 23117.199 70391.878 C 23115.919 70392.304 23112.933 70392.518 23108.239 70392.518 L 23105.679 70394.438 L 23099.919 70394.438 L 23096.719 70398.278 C 23095.439 70397.424 23092.666 70396.998 23088.399 70396.998 L 23072.399 70396.998 L 23073.679 70394.438 C 23071.546 70394.864 23068.773 70394.651 23065.359 70393.798 C 23062.373 70392.944 23059.173 70391.878 23055.759 70390.598 L 23055.759 70388.038 L 23060.239 70386.758 L 23058.319 70385.478 L 23050.639 70385.478 C 23047.653 70384.198 23045.306 70381.851 23043.599 70378.438 L 23048.079 70377.158 L 23046.159 70373.958 L 23039.759 70374.598 C 23037.199 70368.624 23036.559 70363.504 23037.839 70359.238 L 23034.639 70359.878 L 23034.639 70357.318 C 23037.199 70357.318 23038.266 70356.464 23037.839 70354.758 L 23032.079 70354.758 C 23034.639 70353.051 23035.919 70350.491 23035.919 70347.078 L 23030.799 70338.118 L 23033.359 70335.558 L 23029.519 70329.798 L 23029.519 70322.758 ZM 23202.319 70201.798 C 23209.573 70195.824 23215.333 70188.784 23219.599 70180.678 C 23224.293 70172.144 23226.639 70163.611 23226.639 70155.078 C 23226.639 70149.958 23224.933 70145.264 23221.519 70140.998 C 23218.106 70136.731 23213.626 70134.598 23208.079 70134.598 C 23205.093 70134.598 23202.959 70135.878 23201.679 70138.438 L 23195.919 70138.438 L 23198.479 70141.638 L 23200.399 70140.358 L 23181.839 70153.798 C 23180.559 70157.638 23177.573 70160.838 23172.879 70163.398 L 23164.559 70169.158 L 23164.559 70171.718 L 23169.679 70171.718 L 23163.279 70172.998 L 23160.719 70174.918 L 23156.879 70178.118 L 23154.959 70181.318 L 23152.399 70181.318 L 23151.119 70183.238 C 23151.119 70184.091 23152.826 70185.158 23156.239 70186.438 L 23152.399 70189.638 C 23151.119 70189.638 23147.706 70191.771 23142.159 70196.038 L 23140.879 70203.718 L 23139.599 70206.918 L 23137.039 70206.918 L 23129.999 70216.518 L 23131.919 70213.958 L 23135.119 70213.958 L 23131.919 70217.158 L 23129.359 70217.798 L 23129.359 70220.358 C 23122.959 70221.211 23119.119 70222.278 23117.839 70223.558 L 23119.759 70225.478 L 23121.679 70224.198 L 23127.439 70224.198 L 23125.519 70227.398 L 23122.959 70227.398 L 23122.959 70232.518 L 23124.879 70233.798 C 23121.893 70233.798 23119.759 70235.078 23118.479 70237.638 C 23129.573 70237.638 23144.506 70233.798 23163.279 70226.118 C 23182.053 70218.011 23195.066 70209.904 23202.319 70201.798 ZM 23271.499 70321.478 L 23268.939 70319.558 C 23270.219 70305.478 23272.779 70293.104 23276.619 70282.438 C 23280.459 70271.344 23290.273 70251.078 23306.059 70221.638 C 23322.273 70195.184 23349.793 70165.531 23388.619 70132.678 C 23431.713 70096.411 23464.779 70078.278 23487.819 70078.278 L 23495.499 70079.558 L 23496.139 70081.478 C 23511.073 70082.758 23521.526 70090.224 23527.499 70103.878 L 23534.539 70121.158 L 23537.099 70121.158 L 23533.259 70133.318 C 23533.259 70134.598 23534.326 70136.091 23536.459 70137.798 C 23536.886 70138.224 23537.526 70138.651 23538.379 70139.078 L 23539.659 70145.478 L 23551.179 70146.118 C 23549.046 70151.664 23541.793 70166.384 23529.419 70190.278 C 23517.473 70213.744 23509.793 70228.678 23506.379 70235.078 L 23503.179 70234.438 L 23505.739 70239.558 L 23498.059 70263.878 L 23495.499 70264.518 L 23491.019 70283.078 L 23488.459 70283.078 C 23490.166 70288.198 23490.166 70292.464 23488.459 70295.878 L 23486.539 70324.678 C 23486.539 70329.371 23489.313 70332.571 23494.859 70334.278 C 23500.406 70332.998 23508.726 70327.878 23519.819 70318.918 C 23531.339 70309.531 23547.979 70294.384 23569.739 70273.478 C 23568.459 70274.331 23568.246 70275.611 23569.099 70277.318 C 23570.379 70279.024 23571.446 70279.238 23572.299 70277.958 C 23561.633 70290.331 23551.179 70302.704 23540.939 70315.078 L 23539.019 70318.918 C 23530.913 70324.891 23523.233 70331.078 23515.979 70337.478 C 23506.593 70345.584 23499.553 70352.838 23494.859 70359.238 L 23491.659 70359.238 L 23488.459 70365.638 L 23483.339 70366.918 C 23481.206 70370.331 23477.793 70373.531 23473.099 70376.518 L 23471.179 70377.798 C 23467.339 70381.638 23461.579 70384.838 23453.899 70387.398 C 23446.646 70389.958 23438.966 70392.091 23430.859 70393.798 C 23423.606 70390.811 23418.913 70384.838 23416.779 70375.878 C 23414.646 70366.491 23413.579 70354.971 23413.579 70341.318 L 23413.579 70324.038 L 23407.819 70331.078 L 23398.859 70337.478 L 23398.219 70341.318 C 23394.379 70345.158 23391.606 70348.998 23389.899 70352.838 L 23387.339 70349.638 L 23382.859 70355.398 L 23378.379 70356.038 L 23373.899 70364.358 C 23371.339 70365.638 23368.779 70367.344 23366.219 70369.478 C 23364.086 70371.184 23361.526 70373.318 23358.539 70375.878 L 23344.459 70383.558 L 23344.459 70388.678 C 23341.899 70390.384 23336.353 70393.158 23327.819 70396.998 C 23323.126 70399.131 23319.713 70400.838 23317.579 70402.118 C 23316.726 70401.691 23313.526 70402.118 23307.979 70403.398 C 23307.126 70403.398 23305.633 70403.824 23303.499 70404.678 C 23295.819 70404.678 23289.206 70401.691 23283.659 70395.718 C 23278.113 70389.744 23274.059 70382.491 23271.499 70373.958 C 23273.633 70373.958 23274.699 70372.464 23274.699 70369.478 C 23273.419 70367.771 23272.566 70366.704 23272.139 70366.278 C 23270.433 70363.718 23269.153 70362.651 23268.299 70363.078 L 23267.019 70355.398 L 23270.219 70350.918 L 23270.219 70339.398 C 23268.513 70339.824 23267.446 70339.611 23267.019 70338.758 C 23266.593 70337.904 23266.379 70336.198 23266.379 70333.638 C 23266.806 70328.944 23267.019 70326.171 23267.019 70325.318 L 23271.499 70321.478 ZM 23345.739 70320.198 C 23345.739 70321.904 23347.019 70325.744 23349.579 70331.718 C 23352.566 70337.691 23354.913 70341.958 23356.619 70344.518 C 23366.433 70344.518 23380.299 70337.264 23398.219 70322.758 L 23419.979 70304.838 C 23420.406 70303.558 23422.326 70296.518 23425.739 70283.718 C 23429.153 70270.491 23432.566 70261.958 23435.979 70258.118 C 23435.979 70252.571 23440.246 70240.838 23448.779 70222.918 C 23457.739 70204.998 23462.219 70188.571 23462.219 70173.638 C 23462.219 70161.691 23459.659 70151.451 23454.539 70142.918 C 23449.419 70134.384 23441.313 70129.264 23430.219 70127.558 C 23426.806 70130.118 23423.393 70132.891 23419.979 70135.878 C 23416.993 70138.438 23414.859 70141.424 23413.579 70144.838 C 23404.619 70155.078 23395.873 70165.104 23387.339 70174.918 L 23385.419 70180.678 C 23383.286 70182.384 23381.366 70185.371 23379.659 70189.638 C 23378.379 70193.478 23377.313 70197.318 23376.459 70201.158 C 23374.753 70203.291 23371.979 70209.051 23368.139 70218.438 C 23360.033 70238.064 23355.766 70249.584 23355.339 70252.998 L 23351.499 70254.278 L 23352.779 70256.838 L 23347.659 70276.038 L 23345.099 70279.878 L 23346.379 70281.158 L 23349.579 70281.158 C 23348.299 70284.144 23346.593 70286.064 23344.459 70286.918 L 23347.019 70306.118 L 23344.459 70308.678 L 23345.099 70312.518 L 23345.739 70320.198 ZM 23592.919 70315.078 L 23594.199 70306.118 L 23598.039 70304.838 L 23598.679 70298.438 L 23597.399 70297.158 L 23601.879 70292.678 C 23604.866 70289.264 23606.359 70286.491 23606.359 70284.358 C 23606.359 70282.224 23604.866 70281.158 23601.879 70281.158 L 23603.799 70279.878 C 23605.933 70278.598 23606.999 70276.891 23606.999 70274.758 C 23606.999 70270.491 23608.066 70266.864 23610.199 70263.878 C 23612.759 70260.891 23614.679 70260.038 23615.959 70261.318 L 23615.319 70256.198 L 23616.599 70249.798 L 23619.159 70249.798 L 23617.879 70244.038 L 23621.079 70242.118 L 23619.799 70240.838 L 23624.279 70239.558 L 23622.999 70233.798 L 23628.759 70229.958 L 23626.199 70224.838 C 23626.626 70223.558 23627.266 70222.491 23628.119 70221.638 C 23628.973 70220.358 23630.039 70220.144 23631.319 70220.998 L 23631.319 70212.038 C 23633.453 70210.758 23634.519 70209.691 23634.519 70208.838 C 23634.946 70207.558 23636.013 70206.918 23637.719 70206.918 L 23639.639 70206.278 C 23637.933 70201.158 23639.639 70196.038 23644.759 70190.918 C 23643.906 70189.638 23643.906 70188.998 23644.759 70188.998 C 23645.613 70188.571 23646.679 70188.144 23647.959 70187.718 L 23647.959 70181.318 C 23649.666 70183.024 23650.946 70183.024 23651.799 70181.318 C 23653.079 70179.184 23653.719 70175.344 23653.719 70169.798 L 23659.479 70168.518 L 23662.039 70163.398 L 23660.759 70155.718 L 23655.639 70155.718 C 23650.946 70155.718 23640.066 70158.491 23622.999 70164.038 C 23613.613 70167.024 23606.573 70168.518 23601.879 70168.518 L 23594.839 70167.238 L 23621.719 70127.558 L 23627.479 70124.358 C 23631.746 70114.544 23642.413 70107.291 23659.479 70102.598 C 23679.533 70099.184 23692.546 70096.838 23698.519 70095.558 C 23706.626 70087.024 23716.013 70075.078 23726.679 70059.718 C 23735.639 70046.918 23744.599 70033.904 23753.559 70020.678 C 23763.799 70007.878 23772.119 69998.491 23778.519 69992.518 C 23790.039 69981.424 23800.493 69974.811 23809.879 69972.678 C 23812.013 69969.691 23815.639 69966.918 23820.759 69964.358 C 23826.306 69961.798 23831.213 69959.878 23835.479 69958.598 L 23840.599 69966.918 C 23839.746 69970.758 23837.613 69976.091 23834.199 69982.918 L 23829.719 69990.598 L 23822.039 69995.078 C 23821.186 70001.904 23817.986 70009.371 23812.439 70017.478 C 23806.893 70025.584 23803.266 70031.984 23801.559 70036.678 L 23796.439 70038.598 L 23798.999 70044.998 C 23795.586 70044.998 23793.879 70045.424 23793.879 70046.278 L 23793.879 70052.038 L 23789.399 70056.518 L 23786.199 70056.518 L 23777.879 70076.358 L 23771.479 70076.358 C 23773.186 70079.771 23773.399 70082.971 23772.119 70085.958 L 23816.919 70084.678 C 23823.746 70084.678 23830.573 70084.891 23837.399 70085.318 C 23844.226 70085.318 23851.266 70086.384 23858.519 70088.518 C 23855.533 70095.771 23852.333 70101.744 23848.919 70106.438 L 23843.799 70107.078 L 23840.599 70114.118 L 23832.919 70116.678 L 23827.799 70124.358 C 23823.959 70129.478 23819.266 70133.744 23813.719 70137.158 C 23808.599 70140.571 23802.413 70143.558 23795.159 70146.118 L 23781.079 70144.198 L 23759.319 70146.118 C 23758.466 70144.838 23754.413 70145.264 23747.159 70147.398 C 23740.333 70149.104 23736.279 70149.744 23734.999 70149.318 C 23733.719 70148.891 23732.653 70149.531 23731.799 70151.238 C 23731.373 70152.518 23730.519 70152.944 23729.239 70152.518 C 23725.826 70159.771 23723.479 70165.104 23722.199 70168.518 C 23717.506 70179.184 23714.733 70186.438 23713.879 70190.278 L 23710.679 70196.678 C 23703.426 70207.344 23698.306 70215.878 23695.319 70222.278 C 23692.759 70228.678 23690.839 70235.504 23689.559 70242.758 C 23688.279 70242.331 23687.213 70242.971 23686.359 70244.678 C 23685.933 70245.958 23686.146 70247.238 23686.999 70248.518 L 23684.439 70255.558 L 23678.679 70257.478 C 23679.959 70259.184 23681.453 70260.678 23683.159 70261.958 C 23679.746 70268.358 23677.826 70271.984 23677.399 70272.838 C 23675.693 70277.104 23674.839 70281.158 23674.839 70284.998 L 23672.919 70286.918 L 23673.559 70291.398 C 23672.279 70295.238 23671.426 70298.224 23670.999 70300.358 C 23668.866 70308.038 23667.799 70312.518 23667.799 70313.798 C 23667.799 70320.624 23668.866 70325.958 23670.999 70329.798 C 23673.133 70333.638 23677.186 70335.558 23683.159 70335.558 C 23698.093 70335.558 23721.133 70323.398 23752.279 70299.078 C 23778.733 70278.171 23795.799 70262.171 23803.479 70251.078 L 23807.959 70251.078 L 23795.159 70267.718 C 23790.039 70274.971 23781.293 70284.998 23768.919 70297.798 C 23754.839 70312.304 23745.239 70322.331 23740.119 70327.878 C 23735.426 70333.424 23730.093 70339.184 23724.119 70345.158 C 23718.573 70351.131 23712.813 70356.251 23706.839 70360.518 L 23704.919 70361.798 C 23700.653 70366.918 23695.533 70371.824 23689.559 70376.518 C 23679.746 70384.624 23674.199 70389.318 23672.919 70390.598 L 23670.999 70388.038 C 23668.866 70388.038 23665.666 70389.958 23661.399 70393.798 C 23658.839 70396.358 23656.919 70397.851 23655.639 70398.278 L 23656.919 70400.198 C 23651.799 70401.051 23647.746 70403.611 23644.759 70407.878 L 23628.119 70410.438 C 23615.746 70410.438 23605.933 70404.251 23598.679 70391.878 C 23591.426 70379.504 23587.799 70366.704 23587.799 70353.478 L 23587.799 70336.838 C 23588.226 70331.291 23589.506 70325.531 23591.639 70319.558 L 23592.919 70315.078 ZM 23766.539 70393.158 L 23772.939 70370.118 L 23770.379 70368.198 L 23774.219 70367.558 L 23773.579 70364.998 C 23779.553 70358.598 23785.526 70347.931 23791.499 70332.998 C 23795.766 70322.758 23798.753 70315.718 23800.459 70311.878 L 23812.619 70286.278 L 23815.179 70286.278 L 23817.099 70277.318 L 23826.059 70263.238 L 23826.699 70260.678 C 23826.699 70257.264 23834.593 70242.118 23850.379 70215.238 C 23866.166 70187.931 23874.699 70171.291 23875.979 70165.318 C 23877.686 70165.744 23879.393 70164.678 23881.099 70162.118 C 23883.233 70159.558 23884.299 70157.424 23884.299 70155.718 C 23884.726 70153.584 23884.939 70152.091 23884.939 70151.238 C 23885.366 70149.958 23886.219 70149.744 23887.499 70150.598 L 23893.899 70132.038 L 23897.739 70130.118 L 23896.459 70128.198 C 23898.166 70123.931 23900.726 70119.024 23904.139 70113.478 C 23907.553 70107.504 23909.899 70103.238 23911.179 70100.678 L 23909.899 70099.398 C 23909.899 70098.544 23910.539 70097.691 23911.819 70096.838 C 23913.099 70095.558 23914.166 70094.704 23915.019 70094.278 L 23922.699 70074.438 C 23923.553 70075.291 23924.619 70074.864 23925.899 70073.158 C 23927.179 70071.451 23926.753 70069.958 23924.619 70068.678 L 23933.579 70059.078 L 23932.939 70055.878 L 23936.139 70050.118 C 23937.419 70050.544 23938.273 70050.118 23938.699 70048.838 L 23941.259 70043.718 L 23944.459 70038.598 C 23948.299 70034.331 23952.566 70027.931 23957.259 70019.398 C 23959.819 70015.131 23963.659 70008.091 23968.779 69998.278 C 23970.913 69996.144 23974.113 69990.811 23978.379 69982.278 C 23983.073 69973.744 23985.206 69968.411 23984.779 69966.278 C 23985.633 69964.571 23987.126 69962.864 23989.259 69961.158 C 23991.393 69959.024 23994.379 69956.891 23998.219 69954.758 L 23997.579 69952.198 C 23997.579 69949.638 24000.993 69946.651 24007.819 69943.238 C 24014.646 69939.398 24019.766 69937.264 24023.179 69936.838 L 24026.379 69935.558 L 24027.659 69934.278 C 24029.366 69935.558 24031.073 69936.624 24032.779 69937.478 L 24032.779 69934.918 C 24035.339 69933.638 24040.246 69931.718 24047.499 69929.158 C 24055.179 69926.598 24060.513 69925.318 24063.499 69925.318 C 24065.206 69926.598 24067.126 69927.878 24069.259 69929.158 L 24064.779 69945.158 L 24060.939 69945.798 L 24062.859 69950.918 C 24062.859 69953.904 24062.006 69956.038 24060.299 69957.318 C 24058.593 69958.598 24056.886 69959.664 24055.179 69960.518 L 24055.179 69964.358 L 24050.699 69969.478 L 24051.339 69974.598 L 24049.419 69980.998 L 24046.219 69980.358 C 24044.513 69980.358 24043.019 69981.424 24041.739 69983.558 C 24040.886 69985.264 24041.313 69987.398 24043.019 69989.958 L 24046.219 69989.958 C 24046.219 69990.811 24044.726 69991.664 24041.739 69992.518 C 24039.179 69992.944 24038.113 69993.798 24038.539 69995.078 L 24031.499 69996.998 C 24033.206 69997.851 24033.419 69998.918 24032.139 70000.198 C 24031.286 70001.051 24030.006 70002.118 24028.299 70003.398 C 24028.299 70005.104 24028.086 70006.811 24027.659 70008.518 C 24027.659 70009.798 24027.233 70010.224 24026.379 70009.798 L 24030.859 70020.678 L 24025.099 70023.238 L 24024.459 70026.438 L 24017.419 70024.518 L 24014.859 70027.078 L 24023.179 70033.478 L 24022.539 70035.398 L 24014.859 70034.118 L 24005.259 70037.318 L 24005.259 70042.438 L 24011.019 70043.078 L 24006.539 70046.918 L 23999.499 70046.278 L 23997.579 70047.558 L 24003.979 70053.318 L 24006.539 70050.758 L 24010.379 70054.598 L 24014.859 70055.238 L 24008.459 70064.838 L 23998.219 70066.118 L 23999.499 70068.038 L 23999.499 70074.438 L 23997.579 70075.718 L 24004.619 70076.358 L 23999.499 70079.558 L 23992.459 70077.638 L 23995.659 70084.038 L 23991.179 70084.038 L 23995.019 70091.078 L 23996.939 70090.438 C 23993.953 70094.704 23989.686 70096.838 23984.139 70096.838 L 23984.139 70099.398 L 23993.739 70099.398 L 23992.459 70101.318 L 23985.419 70103.238 C 23986.273 70104.518 23986.699 70107.078 23986.699 70110.918 L 23980.939 70112.838 L 23980.299 70117.958 C 23977.739 70118.811 23975.819 70119.664 23974.539 70120.518 L 23970.699 70120.518 L 23973.259 70126.918 L 23968.139 70136.518 C 23970.273 70137.371 23971.553 70137.371 23971.979 70136.518 L 23973.899 70134.598 L 23974.539 70137.158 C 23972.406 70139.291 23971.553 70140.571 23971.979 70140.998 L 23966.219 70139.718 C 23967.073 70142.704 23966.219 70144.411 23963.659 70144.838 L 23959.179 70144.838 L 23957.899 70148.678 L 23964.299 70151.878 L 23959.819 70151.878 C 23954.273 70151.878 23951.499 70154.011 23951.499 70158.278 C 23951.499 70163.824 23953.419 70166.598 23957.259 70166.598 L 24008.459 70126.918 C 24032.779 70109.851 24051.553 70101.318 24064.779 70101.318 C 24067.766 70101.318 24070.539 70102.171 24073.099 70103.878 C 24078.646 70107.718 24082.059 70109.638 24083.339 70109.638 C 24085.046 70109.638 24085.899 70110.491 24085.899 70112.198 C 24085.899 70113.904 24085.686 70115.611 24085.259 70117.318 L 24089.099 70117.318 C 24089.953 70119.024 24090.593 70122.011 24091.019 70126.278 C 24091.446 70130.544 24091.873 70133.318 24092.299 70134.598 L 24092.939 70136.518 L 24091.019 70142.918 L 24094.219 70146.758 C 24092.939 70149.744 24091.873 70152.518 24091.019 70155.078 C 24090.166 70157.211 24089.099 70159.131 24087.819 70160.838 L 24091.019 70162.758 C 24090.166 70165.318 24089.313 70167.664 24088.459 70169.798 L 24081.419 70175.558 L 24083.339 70180.038 C 24083.339 70183.451 24082.273 70185.371 24080.139 70185.798 C 24078.006 70186.224 24076.939 70189.211 24076.939 70194.758 L 24073.739 70194.758 L 24075.019 70199.878 L 24066.699 70203.078 C 24068.833 70204.784 24069.899 70206.278 24069.899 70207.558 C 24069.899 70208.838 24068.833 70210.118 24066.699 70211.398 C 24064.566 70212.678 24063.073 70212.891 24062.219 70212.038 L 24064.139 70219.078 C 24062.433 70218.224 24060.939 70218.864 24059.659 70220.998 C 24058.806 70222.704 24059.019 70224.198 24060.299 70225.478 C 24055.606 70232.731 24053.259 70238.918 24053.259 70244.038 L 24049.419 70244.038 C 24047.713 70244.038 24047.073 70244.891 24047.499 70246.598 C 24047.926 70248.304 24048.566 70249.371 24049.419 70249.798 L 24043.019 70258.118 L 24039.819 70259.398 L 24043.659 70264.518 C 24040.246 70264.518 24038.753 70265.798 24039.179 70268.358 C 24040.033 70270.491 24039.819 70271.984 24038.539 70272.838 C 24037.259 70273.691 24035.979 70274.331 24034.699 70274.758 L 24037.259 70283.078 L 24031.499 70285.638 L 24029.579 70292.678 L 24031.499 70293.958 L 24027.659 70296.518 C 24026.379 70297.371 24025.526 70297.798 24025.099 70297.798 L 24021.259 70303.558 L 24023.179 70308.038 C 24023.179 70309.318 24022.539 70310.384 24021.259 70311.238 C 24019.979 70312.091 24018.699 70312.731 24017.419 70313.158 L 24018.059 70315.078 C 24019.766 70315.931 24020.833 70316.571 24021.259 70316.998 L 24022.539 70318.278 C 24021.259 70320.411 24020.193 70322.544 24019.339 70324.678 C 24018.486 70326.811 24016.993 70327.451 24014.859 70326.598 L 24012.939 70332.998 L 24020.619 70338.118 C 24024.886 70337.691 24032.139 70333.211 24042.379 70324.678 C 24056.033 70312.731 24069.899 70300.784 24083.979 70288.838 L 24088.459 70287.558 L 24089.739 70284.358 C 24091.446 70283.078 24093.793 70281.584 24096.779 70279.878 C 24099.766 70277.744 24102.113 70276.891 24103.819 70277.318 L 24093.579 70293.958 C 24081.633 70307.184 24058.806 70327.664 24025.099 70355.398 C 23987.126 70386.544 23963.873 70402.118 23955.339 70402.118 C 23944.673 70402.118 23937.633 70397.638 23934.219 70388.678 C 23931.233 70379.291 23929.739 70368.198 23929.739 70355.398 L 23931.019 70354.118 L 23931.019 70346.438 C 23932.299 70346.864 23932.939 70346.224 23932.939 70344.518 C 23933.366 70342.384 23933.579 70340.038 23933.579 70337.478 C 23935.713 70334.918 23937.206 70332.144 23938.059 70329.158 C 23938.913 70326.171 23939.553 70322.971 23939.979 70319.558 L 23941.899 70313.798 L 23943.819 70313.158 C 23948.086 70303.344 23957.259 70284.998 23971.339 70258.118 C 23996.086 70211.611 24008.459 70179.611 24008.459 70162.118 L 24003.979 70151.238 C 23997.153 70152.518 23988.833 70157.211 23979.019 70165.318 L 23936.779 70199.878 L 23934.859 70209.478 L 23930.379 70208.838 L 23927.179 70212.038 L 23933.579 70216.518 L 23926.539 70217.158 L 23926.539 70220.358 L 23921.419 70221.638 C 23921.419 70224.624 23922.699 70226.118 23925.259 70226.118 L 23930.379 70228.678 L 23926.539 70229.958 L 23918.859 70229.958 C 23916.726 70229.958 23916.086 70231.451 23916.939 70234.438 L 23909.899 70234.438 L 23914.379 70240.838 C 23913.526 70241.691 23913.526 70244.251 23914.379 70248.518 L 23915.019 70242.118 L 23917.579 70242.118 C 23920.139 70242.971 23921.846 70243.398 23922.699 70243.398 L 23913.739 70249.798 L 23906.059 70248.518 C 23902.219 70251.078 23900.939 70253.638 23902.219 70256.198 L 23911.819 70260.038 L 23913.739 70259.398 L 23912.459 70261.958 C 23909.473 70264.944 23906.699 70265.584 23904.139 70263.878 L 23901.579 70269.638 L 23904.779 70270.278 C 23899.659 70269.851 23894.326 70271.131 23888.779 70274.118 L 23888.779 70277.318 L 23891.979 70282.438 L 23897.739 70281.798 L 23899.659 70283.078 C 23899.659 70286.918 23898.593 70288.838 23896.459 70288.838 C 23893.046 70287.558 23890.486 70286.918 23888.779 70286.918 L 23885.579 70294.598 L 23888.779 70295.878 L 23874.059 70309.958 L 23879.819 70314.438 L 23882.379 70314.438 L 23882.379 70317.638 L 23879.179 70317.638 L 23869.579 70320.838 L 23865.739 70322.758 C 23864.886 70324.891 23864.886 70326.171 23865.739 70326.598 C 23866.593 70327.024 23867.446 70327.238 23868.299 70327.238 L 23855.499 70336.198 L 23852.939 70343.238 C 23853.793 70342.811 23854.859 70342.384 23856.139 70341.958 C 23856.566 70343.664 23856.139 70345.158 23854.859 70346.438 C 23853.579 70347.291 23852.726 70347.931 23852.299 70348.358 L 23856.139 70349.638 L 23853.579 70357.318 L 23848.459 70361.798 C 23846.753 70360.944 23843.766 70362.864 23839.499 70367.558 C 23838.219 70368.838 23836.299 70370.971 23833.739 70373.958 C 23831.179 70376.944 23827.553 70379.291 23822.859 70380.998 C 23814.326 70384.411 23808.993 70387.611 23806.859 70390.598 C 23803.446 70391.878 23801.099 70391.451 23799.819 70389.318 L 23796.619 70395.718 C 23792.353 70396.998 23788.299 70397.424 23784.459 70396.998 L 23778.059 70400.838 C 23776.779 70399.984 23775.499 70399.344 23774.219 70398.918 L 23770.379 70398.918 C 23767.393 70398.918 23765.899 70397.638 23765.899 70395.078 L 23766.539 70393.158 Z">
            <!-- 5611 nodes -->
          </draw:path>
          <draw:g id="g1489-5-0">
            <draw:g id="g881-1-9">
              <draw:path id="rect868-5-4" draw:style-name="style0" draw:layer="layout" svg:x="8.562cm" svg:y="10.040cm" svg:width="6.149cm" svg:height="8.640cm" svg:viewBox="0.0 0.0 6149.189 8640.000" svg:d="M 17545.050 20079.262 L 22853.590 20079.262 C 23086.450 20079.262 23273.915 20266.726 23273.915 20499.586 L 23273.915 28298.938 C 23273.915 28531.797 23086.450 28719.262 22853.590 28719.262 L 17545.050 28719.262 C 17312.190 28719.262 17124.726 28531.797 17124.726 28298.938 L 17124.726 20499.586 C 17124.726 20266.726 17312.190 20079.262 17545.050 20079.262 Z">
                <!-- 9 nodes -->
              </draw:path>
              <draw:path id="rect872-7-1" draw:style-name="style1" draw:layer="layout" svg:x="8.889cm" svg:y="10.320cm" svg:width="5.495cm" svg:height="8.017cm" svg:viewBox="0.0 0.0 5495.351 8017.297" svg:d="M 17778.563 20670.829 L 22744.617 20639.694 L 23258.347 21246.829 L 23273.915 28656.991 L 17778.563 28656.991 L 17778.563 20670.829 Z">
                <!-- 6 nodes -->
              </draw:path>
            </draw:g>
            <!-- id="g881-1-9" -->
            <draw:path id="text909-8-5" draw:style-name="style2" draw:layer="layout" svg:x="9.064cm" svg:y="10.690cm" svg:width="3.973cm" svg:height="1.139cm" svg:viewBox="0.0 0.0 3972.876 1138.981" svg:d="M 19181.791 22391.937 L 19165.777 22418.142 L 19133.750 22439.979 L 19111.913 22439.979 L 19101.722 22428.332 L 19087.164 22438.523 C 19082.311 22444.832 19074.547 22454.052 19063.871 22466.183 C 19049.798 22473.462 19028.932 22487.535 19001.272 22508.401 C 18981.376 22518.592 18961.965 22521.989 18943.040 22518.592 C 18938.187 22515.680 18930.908 22512.284 18921.203 22508.401 C 18888.205 22499.667 18852.538 22488.991 18814.202 22476.374 C 18804.982 22471.521 18790.909 22464.727 18771.983 22455.993 C 18753.543 22450.169 18735.103 22444.589 18716.663 22439.251 C 18695.311 22431.972 18678.327 22422.995 18665.710 22412.319 L 18629.315 22407.951 L 18613.301 22396.305 L 18601.655 22396.305 L 18601.655 22391.937 L 18548.518 22362.822 C 18537.842 22366.704 18523.042 22378.350 18504.116 22397.761 C 18485.676 22417.171 18470.390 22429.303 18458.259 22434.156 L 18446.612 22458.904 C 18432.054 22472.006 18413.614 22484.623 18391.292 22496.755 L 18362.176 22499.667 L 18335.972 22486.564 C 18312.679 22488.506 18295.209 22489.476 18283.563 22489.476 C 18276.284 22489.476 18266.579 22488.263 18254.447 22485.837 C 18242.315 22483.895 18233.823 22482.682 18228.970 22482.197 L 18154.725 22482.197 C 18145.505 22479.771 18140.167 22477.830 18138.711 22476.374 L 18128.520 22460.360 L 18138.711 22396.305 C 18150.357 22374.468 18176.562 22355.300 18217.324 22338.801 C 18253.719 22323.758 18286.475 22316.236 18315.590 22316.236 C 18306.856 22316.236 18329.663 22320.118 18384.013 22327.882 L 18394.204 22317.692 C 18397.600 22301.193 18402.938 22287.120 18410.217 22275.474 L 18442.245 22252.909 C 18450.495 22234.954 18461.656 22218.940 18475.728 22204.867 C 18483.007 22187.398 18486.890 22171.384 18487.375 22156.826 C 18487.860 22133.533 18488.831 22118.005 18490.286 22110.240 C 18495.139 22092.286 18501.933 22065.596 18510.668 22030.171 C 18513.579 22028.230 18520.858 22015.613 18532.505 21992.321 L 18532.505 21987.953 C 18543.666 21976.792 18550.702 21963.933 18553.614 21949.375 C 18555.555 21937.243 18557.253 21925.111 18558.709 21912.980 C 18562.591 21902.789 18567.929 21887.260 18574.723 21866.394 C 18576.179 21842.131 18581.759 21806.221 18591.464 21758.665 C 18598.258 21744.592 18605.537 21721.785 18613.301 21690.242 L 18630.771 21671.317 L 18655.520 21603.622 L 18665.710 21593.432 L 18675.901 21541.023 C 18685.121 21536.656 18698.223 21524.039 18715.207 21503.172 C 18732.192 21482.306 18745.779 21470.174 18755.970 21466.777 C 18736.559 21461.439 18719.089 21459.498 18703.561 21460.954 L 18697.738 21455.131 C 18656.005 21458.528 18627.859 21457.072 18613.301 21450.763 L 18601.655 21439.117 L 18574.723 21450.763 L 18554.342 21450.763 C 18519.888 21430.382 18490.772 21420.192 18466.994 21420.192 C 18462.626 21420.192 18443.458 21421.647 18409.490 21424.559 C 18375.521 21427.471 18358.294 21428.926 18357.809 21428.926 C 18331.119 21463.380 18315.105 21491.526 18309.767 21513.363 L 18309.767 21541.023 L 18319.958 21545.390 L 18325.781 21557.037 L 18341.795 21561.404 L 18389.836 21557.037 L 18405.850 21545.390 L 18416.041 21519.186 L 18436.422 21497.349 L 18458.259 21487.158 L 18490.286 21487.158 L 18510.668 21497.349 L 18516.491 21519.186 L 18506.300 21541.023 L 18484.463 21561.404 C 18461.170 21571.595 18445.157 21575.477 18436.422 21573.051 C 18414.100 21588.579 18385.469 21596.343 18350.530 21596.343 C 18325.296 21596.343 18300.790 21591.976 18277.012 21583.241 L 18271.189 21561.404 L 18250.807 21541.023 C 18243.043 21507.054 18239.646 21483.762 18240.617 21471.145 C 18262.454 21446.881 18294.239 21422.618 18335.972 21398.355 C 18343.736 21397.384 18359.507 21394.230 18383.285 21388.892 C 18403.666 21384.525 18418.952 21382.341 18429.143 21382.341 C 18435.451 21382.341 18444.671 21383.069 18456.803 21384.525 C 18468.935 21385.980 18478.155 21386.708 18484.463 21386.708 C 18485.919 21386.708 18493.198 21385.738 18506.300 21383.797 C 18519.888 21381.856 18530.563 21380.885 18538.328 21380.885 C 18542.210 21380.885 18548.276 21381.613 18556.525 21383.069 C 18564.775 21384.525 18570.841 21385.252 18574.723 21385.252 C 18576.179 21385.252 18587.097 21383.797 18607.478 21380.885 C 18624.463 21388.649 18641.932 21393.987 18659.887 21396.899 L 18665.710 21412.913 C 18680.268 21418.251 18694.341 21420.192 18707.928 21418.736 L 18755.970 21439.117 L 18787.997 21439.117 L 18798.188 21444.940 C 18819.054 21443.484 18840.406 21434.750 18862.243 21418.736 L 18878.257 21418.736 L 18888.447 21408.545 L 18911.012 21408.545 L 18937.217 21396.899 L 18963.421 21396.899 L 18979.435 21380.885 L 19017.286 21386.708 L 19021.653 21392.531 L 19043.490 21396.899 L 19053.681 21408.545 L 19049.313 21418.736 L 19043.490 21418.736 L 19033.299 21428.926 L 19021.653 21428.926 L 19011.462 21444.940 L 18947.407 21444.940 L 18937.217 21450.763 L 18911.012 21450.763 L 18899.366 21444.940 L 18884.080 21455.131 L 18856.420 21460.954 L 18846.229 21471.145 L 18894.999 21476.968 L 18911.012 21497.349 L 18953.230 21503.172 L 18963.421 21497.349 L 18989.625 21497.349 L 19001.272 21503.172 L 19021.653 21503.172 L 19037.667 21525.009 C 19063.871 21527.921 19077.944 21529.377 19079.885 21529.377 C 19080.856 21529.377 19084.495 21528.649 19090.803 21527.193 C 19097.112 21525.737 19100.751 21525.009 19101.722 21525.009 C 19115.309 21504.628 19122.588 21488.614 19123.559 21476.968 L 19091.531 21439.117 L 19063.871 21428.926 L 19063.871 21412.913 L 19069.694 21408.545 L 19079.885 21408.545 L 19107.545 21423.103 L 19127.926 21423.103 C 19135.691 21433.779 19146.366 21449.793 19159.954 21471.145 L 19149.763 21482.791 L 19149.763 21513.363 L 19133.750 21529.377 L 19123.559 21557.037 L 19095.899 21573.051 C 19076.973 21572.080 19048.828 21573.536 19011.462 21577.418 C 18984.773 21564.801 18955.172 21556.066 18922.659 21551.214 L 18878.257 21519.186 L 18814.202 21503.172 L 18793.820 21525.009 L 18766.160 21529.377 L 18761.793 21541.023 C 18766.646 21554.610 18768.101 21572.080 18766.160 21593.432 L 18771.983 21593.432 L 18771.983 21603.622 L 18761.793 21615.269 L 18750.146 21615.269 L 18745.779 21635.650 L 18739.956 21635.650 L 18738.500 21658.943 L 18723.942 21668.405 L 18719.575 21678.596 L 18723.942 21690.242 L 18713.752 21716.447 L 18703.561 21726.637 C 18708.414 21743.622 18717.148 21764.973 18729.765 21790.692 L 18723.942 21806.706 L 18735.589 21827.087 L 18729.765 21854.748 L 18723.942 21854.748 L 18723.942 21886.775 L 18719.575 21891.143 L 18719.575 21901.333 L 18703.561 21912.980 L 18703.561 21933.361 L 18687.547 21955.198 L 18687.547 21965.388 L 18671.533 21977.763 L 18671.533 21982.130 L 18665.710 21987.953 C 18662.799 22011.246 18661.343 22023.378 18661.343 22024.348 C 18661.343 22026.775 18662.071 22031.142 18663.526 22037.450 C 18665.468 22043.759 18666.195 22048.612 18665.710 22052.008 C 18664.254 22064.140 18662.556 22076.029 18660.615 22087.676 C 18657.703 22102.233 18652.608 22113.152 18645.329 22120.431 L 18639.506 22142.268 L 18622.036 22155.370 C 18614.757 22169.928 18606.508 22193.706 18597.288 22226.704 L 18558.709 22252.909 L 18564.532 22263.099 L 18554.342 22279.841 L 18554.342 22295.855 L 18607.478 22295.855 C 18618.639 22297.796 18655.277 22309.200 18717.391 22330.066 C 18779.505 22350.932 18815.657 22364.277 18825.848 22370.101 C 18837.494 22378.350 18854.964 22390.482 18878.257 22406.495 C 18890.874 22412.319 18908.586 22421.539 18931.393 22434.156 C 18941.099 22442.405 18957.113 22453.081 18979.435 22466.183 L 18989.625 22423.965 L 19005.639 22412.319 L 19037.667 22412.319 L 19053.681 22428.332 L 19075.518 22412.319 L 19101.722 22359.910 L 19117.736 22354.087 L 19133.750 22338.073 L 19165.777 22343.896 L 19181.791 22359.910 L 19181.791 22391.937 ZM 18365.088 22389.026 L 18346.162 22375.924 C 18315.105 22372.042 18302.003 22370.101 18306.856 22370.101 C 18269.490 22370.101 18240.132 22377.380 18218.780 22391.937 C 18203.251 22411.348 18190.634 22425.421 18180.929 22434.156 L 18180.929 22450.169 L 18212.957 22455.993 C 18229.941 22446.773 18250.322 22439.979 18274.100 22435.611 C 18312.436 22428.818 18333.060 22424.936 18335.972 22423.965 L 18365.088 22389.026 ZM 19569.033 21757.209 L 19558.843 21765.944 C 19555.931 21787.296 19548.652 21801.854 19537.006 21809.618 L 19537.006 21824.176 L 19525.359 21837.278 L 19519.536 21857.659 L 19500.611 21862.027 C 19498.670 21877.070 19493.817 21889.202 19486.053 21898.422 C 19475.377 21904.730 19465.672 21912.980 19456.937 21923.170 L 19438.012 21928.993 L 19424.909 21898.422 C 19425.880 21887.746 19426.365 21871.732 19426.365 21850.380 C 19439.467 21829.029 19442.864 21806.706 19436.556 21783.414 C 19443.349 21766.429 19452.084 21751.871 19462.760 21739.740 L 19488.964 21729.549 L 19494.788 21723.726 C 19502.552 21719.844 19510.801 21717.903 19519.536 21717.903 L 19542.829 21717.903 C 19553.505 21722.755 19562.240 21730.034 19569.033 21739.740 L 19569.033 21757.209 ZM 19497.699 22314.780 C 19498.670 22323.030 19495.273 22335.161 19487.509 22351.175 L 19477.318 22356.998 L 19471.495 22367.189 L 19465.672 22367.189 L 19455.481 22378.835 L 19433.644 22383.203 C 19432.188 22386.600 19429.034 22391.452 19424.181 22397.761 C 19419.329 22404.069 19416.175 22408.922 19414.719 22412.319 L 19397.249 22425.421 L 19375.412 22431.244 L 19371.045 22437.067 L 19349.208 22441.435 L 19343.385 22447.258 L 19316.452 22437.067 C 19294.615 22439.008 19273.264 22435.126 19252.397 22425.421 L 19252.397 22421.053 C 19248.515 22415.230 19245.118 22411.348 19242.207 22409.407 L 19232.016 22405.040 C 19223.281 22389.511 19218.914 22373.983 19218.914 22358.454 L 19226.193 22340.985 C 19233.957 22335.647 19247.059 22315.751 19265.499 22281.297 C 19277.631 22258.975 19289.763 22236.410 19301.894 22213.602 C 19302.865 22201.956 19311.114 22175.266 19326.643 22133.533 L 19326.643 22123.343 L 19332.466 22117.519 L 19332.466 22111.696 L 19339.017 22111.696 L 19350.664 22088.403 L 19349.208 22065.111 L 19343.385 22059.287 C 19329.312 22060.743 19316.938 22066.081 19306.262 22075.301 L 19306.262 22081.124 C 19286.851 22086.948 19272.778 22091.800 19264.044 22095.682 L 19252.397 22107.329 C 19242.692 22108.785 19232.501 22112.181 19221.825 22117.519 L 19210.179 22116.064 L 19199.988 22107.329 L 19197.077 22095.682 L 19199.988 22081.124 C 19216.973 22067.537 19231.045 22059.773 19242.207 22057.832 L 19288.792 22049.097 C 19295.101 22046.185 19304.321 22041.818 19316.452 22035.995 C 19345.083 22023.378 19380.750 22017.069 19423.454 22017.069 C 19424.424 22017.069 19428.064 22017.797 19434.372 22019.253 C 19440.680 22020.709 19444.320 22021.437 19445.291 22021.437 C 19454.025 22030.171 19460.819 22040.847 19465.672 22053.464 L 19471.495 22053.464 C 19475.377 22059.773 19477.318 22072.875 19477.318 22092.771 C 19477.318 22094.712 19475.862 22102.961 19472.951 22117.519 C 19469.554 22119.946 19461.790 22128.681 19449.658 22143.724 L 19433.644 22149.547 L 19429.277 22165.561 L 19423.454 22165.561 L 19413.263 22175.751 C 19414.719 22189.824 19412.778 22205.838 19407.440 22223.793 L 19403.072 22223.793 C 19401.131 22235.924 19397.249 22246.600 19391.426 22255.820 L 19375.412 22270.378 C 19363.766 22307.744 19358.428 22327.882 19359.398 22330.794 L 19355.031 22330.794 C 19354.060 22339.529 19351.634 22352.146 19347.752 22368.645 L 19349.208 22386.114 C 19363.766 22385.144 19383.662 22377.380 19408.896 22362.822 C 19434.615 22347.778 19450.143 22333.706 19455.481 22320.603 L 19472.951 22310.413 L 19486.053 22308.957 L 19497.699 22314.780 ZM 20240.885 21700.433 L 20224.871 21716.447 L 20208.857 21722.270 L 20182.653 21745.563 L 20147.714 21749.930 C 20121.509 21734.887 20076.379 21723.726 20012.324 21716.447 L 19963.555 21716.447 C 19957.732 21716.447 19948.997 21718.388 19937.351 21722.270 L 19927.160 21752.842 L 19921.337 21752.842 L 19915.514 21768.856 L 19899.500 21784.869 L 19905.323 21790.692 L 19895.132 21800.883 L 19895.132 21812.529 L 19905.323 21832.911 L 19899.500 21838.734 C 19900.956 21845.042 19899.743 21854.990 19895.860 21868.578 C 19891.978 21882.165 19887.853 21891.628 19883.486 21896.966 L 19883.486 21902.789 C 19878.148 21906.186 19870.141 21916.376 19859.465 21933.361 C 19848.790 21949.860 19839.327 21960.536 19831.077 21965.388 C 19830.107 21978.491 19828.166 21998.144 19825.254 22024.348 L 19809.240 22046.185 C 19806.814 22058.802 19805.358 22076.272 19804.873 22098.594 L 19841.268 22088.403 L 19847.091 22082.580 L 19852.914 22082.580 L 19895.132 22052.008 L 19895.132 22046.185 C 19913.573 22038.421 19927.645 22035.024 19937.351 22035.995 L 19937.351 22024.348 L 19959.188 22024.348 L 19973.746 22014.158 L 20012.324 22008.334 L 20034.161 22014.158 L 20054.542 22030.171 C 20061.336 22042.303 20064.733 22059.773 20064.733 22082.580 L 20060.366 22082.580 L 20060.366 22094.227 L 20044.352 22104.417 L 20045.808 22129.166 C 20037.073 22139.842 20027.853 22161.679 20018.147 22194.677 C 20008.927 22225.249 19998.009 22246.600 19985.392 22258.732 C 19988.789 22282.995 19981.510 22307.986 19963.555 22333.706 L 19959.188 22333.706 L 19943.174 22354.087 C 19930.072 22361.366 19915.514 22370.586 19899.500 22381.747 L 19899.500 22396.305 L 19883.486 22407.951 L 19883.486 22412.319 L 19841.268 22425.421 C 19822.828 22430.759 19808.270 22433.185 19797.594 22432.700 L 19778.669 22418.142 C 19767.022 22422.024 19757.802 22423.965 19751.008 22423.965 C 19710.731 22423.965 19680.402 22416.686 19660.021 22402.128 L 19655.654 22396.305 L 19649.830 22402.128 L 19649.830 22407.951 L 19644.007 22407.951 L 19644.007 22412.319 L 19633.817 22418.142 L 19629.449 22428.332 L 19623.626 22434.156 L 19617.803 22434.156 L 19617.803 22439.979 L 19597.422 22444.346 L 19591.598 22450.169 L 19565.394 22460.360 L 19533.366 22455.993 L 19527.543 22434.156 L 19517.353 22428.332 L 19517.353 22418.142 L 19523.176 22412.319 L 19549.380 22402.128 C 19573.644 22369.615 19585.775 22348.264 19585.775 22338.073 L 19581.408 22295.855 L 19597.422 22252.909 C 19604.215 22248.056 19619.744 22228.645 19644.007 22194.677 C 19641.096 22180.119 19639.640 22171.384 19639.640 22168.472 C 19639.640 22165.561 19641.096 22156.826 19644.007 22142.268 L 19649.830 22136.445 L 19649.830 22130.622 L 19655.654 22120.431 L 19655.654 22114.608 L 19660.021 22114.608 L 19660.021 22110.240 C 19669.241 22103.447 19682.586 22092.771 19700.055 22078.213 L 19701.511 22069.478 L 19717.525 22047.641 C 19721.407 22035.995 19725.775 22005.180 19730.627 21955.198 L 19734.995 21955.198 C 19737.421 21943.551 19742.274 21927.052 19749.553 21905.701 L 19746.641 21896.966 C 19762.169 21879.982 19774.301 21862.027 19783.036 21843.101 C 19782.551 21840.190 19782.308 21837.278 19782.308 21834.366 C 19782.308 21825.632 19785.220 21813.015 19791.043 21796.516 C 19796.866 21779.531 19799.778 21768.613 19799.778 21763.760 C 19799.778 21761.819 19799.535 21760.121 19799.050 21758.665 L 19804.873 21758.665 C 19809.240 21747.989 19810.696 21739.254 19809.240 21732.461 L 19815.064 21732.461 C 19829.622 21720.329 19850.973 21702.374 19879.119 21678.596 L 19927.160 21664.038 L 19963.555 21668.405 L 19973.746 21664.038 L 20006.501 21664.038 L 20018.147 21657.487 L 20034.161 21668.405 L 20060.366 21668.405 L 20092.393 21684.419 L 20154.993 21684.419 C 20165.668 21684.419 20176.344 21679.081 20187.020 21668.405 L 20187.020 21664.038 L 20213.225 21657.487 L 20233.606 21661.854 C 20235.547 21670.104 20237.973 21682.963 20240.885 21700.433 ZM 19931.527 22116.064 L 19928.616 22094.227 L 19915.514 22078.213 C 19904.353 22083.551 19887.853 22092.286 19866.016 22104.417 L 19857.282 22114.608 C 19830.592 22125.284 19807.785 22141.297 19788.859 22162.649 L 19783.036 22162.649 L 19778.669 22172.840 L 19767.022 22178.663 L 19767.022 22188.854 L 19762.655 22188.854 L 19751.008 22200.500 L 19743.729 22217.970 L 19724.804 22236.895 L 19724.804 22247.085 L 19714.613 22268.922 L 19714.613 22279.841 C 19707.820 22290.032 19704.423 22299.252 19704.423 22307.501 L 19704.423 22370.101 L 19708.790 22375.924 L 19724.804 22381.747 C 19748.582 22376.409 19775.272 22374.468 19804.873 22375.924 C 19814.578 22368.159 19828.651 22359.425 19847.091 22349.719 L 19847.091 22343.896 C 19849.517 22340.499 19852.914 22335.161 19857.282 22327.882 C 19863.590 22311.869 19873.781 22287.848 19887.853 22255.820 C 19893.677 22247.571 19901.441 22234.469 19911.146 22216.514 C 19915.028 22197.588 19920.852 22170.413 19928.616 22134.989 L 19927.160 22129.166 L 19931.527 22116.064 ZM 20505.112 22123.343 L 20499.289 22129.166 L 20497.833 22145.180 L 20503.656 22159.738 L 20497.833 22177.207 L 20500.745 22199.044 C 20488.613 22225.249 20476.482 22242.718 20464.350 22251.453 C 20463.379 22251.453 20459.740 22252.181 20453.431 22253.637 C 20447.123 22255.092 20443.483 22255.820 20442.513 22255.820 C 20441.542 22255.820 20430.866 22254.364 20410.485 22251.453 L 20400.295 22245.630 C 20388.648 22247.085 20362.444 22244.174 20321.682 22236.895 C 20281.404 22229.131 20254.230 22222.337 20240.157 22216.514 L 20221.959 22225.249 C 20220.504 22227.675 20215.651 22240.534 20207.401 22263.827 C 20199.637 22287.120 20195.755 22299.737 20195.755 22301.678 C 20195.755 22306.045 20195.998 22312.354 20196.483 22320.603 C 20196.968 22328.853 20197.211 22335.161 20197.211 22339.529 L 20219.048 22384.659 C 20232.635 22389.511 20240.642 22391.937 20243.068 22391.937 C 20244.524 22391.937 20245.980 22391.695 20247.436 22391.210 C 20248.892 22390.724 20250.347 22390.482 20251.803 22390.482 L 20295.477 22394.849 C 20306.638 22391.937 20319.255 22386.114 20333.328 22377.380 C 20350.798 22366.218 20362.444 22359.425 20368.267 22356.998 L 20378.458 22355.543 C 20389.619 22347.293 20398.354 22337.102 20404.662 22324.971 L 20435.234 22316.236 L 20441.057 22332.250 C 20438.631 22344.381 20413.397 22374.468 20365.356 22422.509 C 20349.342 22430.274 20326.777 22435.369 20297.661 22437.795 C 20265.633 22440.222 20243.068 22443.861 20229.966 22448.714 L 20197.211 22442.890 L 20192.843 22438.523 L 20166.639 22432.700 C 20141.890 22416.201 20118.598 22388.055 20096.761 22348.264 C 20095.790 22336.617 20093.364 22322.544 20089.482 22306.045 C 20091.908 22297.311 20095.305 22279.113 20099.672 22251.453 L 20105.495 22245.630 L 20102.584 22241.262 L 20112.774 22231.072 L 20118.598 22209.235 C 20126.847 22203.897 20133.641 22193.221 20138.979 22177.207 L 20138.979 22129.166 L 20150.625 22124.798 L 20160.816 22086.948 C 20196.240 22045.700 20233.848 22019.010 20273.640 22006.879 C 20276.067 22006.879 20279.706 22007.121 20284.559 22007.607 C 20289.411 22008.092 20293.051 22008.334 20295.477 22008.334 C 20309.550 22004.452 20316.344 22002.511 20315.858 22002.511 L 20333.328 22009.790 C 20339.151 22008.820 20347.401 22006.393 20358.077 22002.511 C 20365.356 22002.997 20376.031 22005.665 20390.104 22010.518 C 20404.177 22015.371 20414.853 22018.040 20422.132 22018.525 L 20436.690 22034.539 L 20451.248 22040.362 L 20458.527 22050.553 L 20478.908 22059.287 L 20490.554 22072.390 C 20492.981 22077.728 20495.407 22086.220 20497.833 22097.866 C 20500.260 22109.512 20502.686 22118.005 20505.112 22123.343 ZM 20422.132 22140.812 L 20416.309 22134.989 C 20416.309 22117.519 20415.823 22104.417 20414.853 22095.682 C 20409.030 22084.036 20390.589 22066.081 20359.532 22041.818 C 20341.092 22041.818 20317.314 22047.641 20288.198 22059.287 L 20280.919 22070.934 L 20267.817 22079.669 L 20261.994 22092.771 L 20257.626 22097.138 L 20257.626 22108.785 L 20248.892 22116.064 C 20245.980 22121.887 20243.554 22131.592 20241.613 22145.180 L 20235.789 22145.180 L 20234.334 22158.282 L 20238.701 22175.751 C 20268.788 22191.280 20322.652 22200.985 20400.295 22204.867 C 20404.177 22189.824 20409.515 22180.604 20416.309 22177.207 L 20422.132 22140.812 ZM 20987.710 22116.064 L 20984.798 22151.003 L 20966.600 22155.370 C 20963.204 22153.429 20949.131 22152.459 20924.382 22152.459 C 20915.647 22152.459 20904.486 22149.062 20890.899 22142.268 C 20881.194 22126.739 20873.429 22115.578 20867.606 22108.785 L 20845.769 22100.050 C 20832.182 22110.240 20821.991 22122.857 20815.197 22137.901 L 20812.286 22158.282 L 20796.272 22168.472 L 20780.258 22194.677 L 20781.714 22213.602 L 20775.891 22232.528 L 20762.789 22238.351 L 20764.244 22258.732 L 20748.231 22275.474 C 20746.290 22290.517 20741.437 22302.648 20733.673 22311.869 L 20717.659 22317.692 L 20714.747 22336.617 L 20717.659 22349.719 L 20711.836 22371.556 L 20701.645 22386.114 L 20697.278 22406.495 L 20678.352 22429.788 C 20660.883 22433.670 20648.023 22437.067 20639.774 22439.979 C 20629.583 22432.215 20615.025 22428.332 20596.100 22428.332 C 20591.732 22428.332 20582.997 22430.516 20569.895 22434.884 C 20557.278 22439.251 20548.543 22440.949 20543.691 22439.979 L 20536.412 22425.421 L 20537.868 22407.951 C 20546.117 22401.643 20557.764 22390.967 20572.807 22375.924 C 20570.380 22358.454 20572.322 22344.381 20578.630 22333.706 L 20584.453 22333.706 L 20587.365 22320.603 L 20594.644 22317.692 L 20599.011 22304.590 L 20604.834 22304.590 L 20615.025 22278.385 C 20620.848 22271.106 20630.553 22261.643 20644.141 22249.997 C 20644.141 22239.806 20650.935 22226.219 20664.522 22209.235 L 20664.522 22191.765 C 20677.624 22163.620 20682.720 22141.297 20679.808 22124.798 L 20668.890 22104.417 L 20654.332 22100.050 C 20648.508 22101.020 20639.288 22101.506 20626.671 22101.506 L 20610.658 22111.696 L 20594.644 22102.961 L 20578.630 22105.873 L 20572.807 22101.506 L 20552.426 22101.506 L 20552.426 22089.859 C 20559.705 22079.669 20570.380 22072.875 20584.453 22069.478 L 20599.011 22070.934 C 20608.717 22059.773 20623.274 22052.008 20642.685 22047.641 L 20663.066 22047.641 L 20668.890 22043.274 L 20691.454 22046.185 C 20698.733 22046.185 20710.865 22039.391 20727.849 22025.804 C 20741.922 22031.142 20754.054 22036.965 20764.244 22043.274 C 20772.979 22055.891 20778.317 22066.081 20780.258 22073.845 L 20780.258 22079.669 L 20791.905 22104.417 L 20796.272 22104.417 C 20804.036 22088.889 20815.925 22072.390 20831.939 22054.920 C 20850.864 22035.024 20867.606 22023.378 20882.164 22019.981 L 20898.178 22025.804 L 20908.368 22040.362 C 20920.985 22045.700 20930.691 22053.464 20937.484 22063.655 L 20937.484 22075.301 L 20956.410 22094.227 L 20976.791 22100.050 L 20976.791 22104.417 L 20987.710 22116.064 ZM 21542.369 22035.995 L 21536.546 22046.185 L 21526.355 22052.008 L 21526.355 22057.832 L 21484.137 22062.199 L 21478.314 22073.845 L 21478.314 22088.403 L 21473.947 22094.227 L 21473.947 22110.240 L 21468.123 22110.240 L 21468.123 22116.064 L 21459.389 22126.254 L 21456.477 22139.356 L 21444.831 22148.091 L 21449.198 22158.282 C 21444.831 22166.046 21438.765 22183.516 21431.000 22210.691 L 21409.163 22236.895 L 21414.987 22236.895 L 21414.987 22242.718 C 21398.973 22253.394 21386.356 22264.312 21377.136 22275.474 L 21374.224 22284.208 L 21377.136 22291.487 L 21371.313 22339.529 L 21366.945 22339.529 L 21366.945 22349.719 L 21356.755 22365.733 L 21361.122 22375.924 L 21377.136 22380.291 C 21389.753 22366.218 21409.406 22354.087 21436.096 22343.896 L 21444.831 22359.910 L 21431.000 22387.570 C 21409.649 22401.158 21391.694 22418.627 21377.136 22439.979 C 21348.020 22448.228 21328.609 22451.625 21318.904 22450.169 L 21318.904 22445.802 L 21302.890 22445.802 C 21293.670 22434.641 21282.994 22425.421 21270.863 22418.142 C 21271.833 22406.981 21270.377 22391.452 21266.495 22371.556 L 21254.849 22359.910 L 21250.481 22359.910 C 21228.159 22378.835 21215.542 22392.908 21212.631 22402.128 L 21186.426 22407.951 L 21176.236 22423.965 L 21145.664 22435.611 L 21127.466 22429.788 L 21109.997 22432.700 C 21092.042 22421.539 21076.513 22415.230 21063.411 22413.774 L 21043.030 22397.761 C 21028.472 22364.763 21021.193 22340.985 21021.193 22326.427 C 21021.193 22318.662 21023.134 22308.957 21027.016 22297.311 L 21031.384 22297.311 C 21033.810 22290.517 21037.207 22278.143 21041.574 22260.188 L 21037.207 22248.541 L 21037.207 22242.718 C 21037.207 22237.865 21040.118 22230.829 21045.942 22221.609 C 21052.250 22212.389 21055.647 22205.353 21056.132 22200.500 C 21085.248 22180.119 21102.718 22150.032 21108.541 22110.240 C 21118.732 22103.447 21126.738 22096.168 21132.562 22088.403 C 21150.031 22082.580 21162.648 22077.728 21170.412 22073.845 L 21176.236 22073.845 C 21186.911 22061.228 21199.043 22050.553 21212.631 22041.818 L 21218.454 22030.171 L 21266.495 22014.158 L 21308.713 22019.981 L 21324.727 22030.171 L 21345.108 22030.171 L 21366.945 22009.790 L 21387.326 22009.790 L 21414.987 22019.981 L 21436.096 22014.158 L 21447.742 22019.981 L 21452.110 22030.171 L 21489.960 22025.804 L 21505.974 22014.158 L 21516.165 22019.981 L 21532.178 22014.158 C 21536.546 22018.525 21539.943 22025.804 21542.369 22035.995 ZM 21377.136 22057.832 L 21345.108 22046.185 C 21325.698 22051.523 21308.228 22053.464 21292.700 22052.008 L 21254.849 22068.022 L 21234.468 22088.403 C 21233.012 22096.168 21224.277 22119.460 21208.263 22158.282 C 21192.735 22197.103 21183.515 22217.484 21180.603 22219.425 L 21177.691 22235.439 L 21163.133 22248.541 L 21160.222 22258.732 L 21163.133 22268.922 L 21147.120 22291.487 L 21147.120 22310.413 L 21138.385 22319.148 L 21138.385 22333.706 L 21132.562 22343.896 L 21132.562 22349.719 L 21117.276 22355.543 L 21117.276 22375.924 L 21121.643 22381.747 L 21144.208 22391.937 C 21155.854 22388.055 21173.324 22377.380 21196.617 22359.910 L 21202.440 22359.910 L 21218.454 22349.719 C 21223.792 22341.955 21232.527 22331.279 21244.658 22317.692 L 21244.658 22313.324 L 21254.849 22307.501 C 21265.525 22288.091 21281.538 22259.702 21302.890 22222.337 L 21302.890 22216.514 L 21318.904 22200.500 C 21320.360 22184.486 21326.668 22167.017 21337.829 22148.091 C 21336.859 22144.694 21338.315 22135.474 21342.197 22120.431 L 21353.843 22116.064 L 21353.843 22110.240 L 21350.931 22104.417 C 21353.843 22097.623 21359.181 22087.433 21366.945 22073.845 L 21371.313 22073.845 L 21377.136 22057.832 ZM 22101.396 21625.459 L 22091.205 21631.283 L 22059.178 21631.283 C 22048.987 21628.371 22044.134 21626.915 22044.620 21626.915 C 22033.944 21626.915 22020.356 21630.797 22003.857 21638.561 C 21984.932 21646.811 21971.102 21651.664 21962.367 21653.119 C 21955.088 21666.707 21944.412 21681.508 21930.339 21697.521 C 21930.339 21701.403 21930.582 21707.227 21931.067 21714.991 C 21931.553 21722.755 21931.795 21728.578 21931.795 21732.461 C 21925.487 21748.474 21916.267 21762.547 21904.135 21774.679 L 21899.768 21832.911 L 21886.666 21848.924 L 21886.666 21886.775 C 21872.593 21898.907 21863.373 21911.524 21859.005 21924.626 L 21860.461 21946.463 C 21852.212 21965.388 21849.300 21979.218 21851.726 21987.953 C 21841.050 22002.026 21833.286 22014.643 21828.434 22025.804 C 21827.463 22034.539 21823.824 22053.222 21817.515 22081.852 C 21811.692 22107.571 21809.023 22122.372 21809.508 22126.254 C 21799.803 22134.018 21792.039 22139.356 21786.215 22142.268 L 21793.494 22158.282 L 21781.848 22168.472 C 21778.451 22174.296 21774.569 22185.942 21770.202 22203.412 L 21755.644 22220.881 L 21751.276 22264.555 L 21739.630 22285.664 C 21739.630 22318.177 21727.498 22342.926 21703.235 22359.910 L 21681.398 22365.733 C 21669.751 22376.894 21653.495 22390.967 21632.629 22407.951 C 21612.247 22415.716 21592.837 22421.053 21574.397 22423.965 C 21563.721 22417.657 21548.192 22415.716 21527.811 22418.142 L 21516.165 22413.774 L 21489.960 22386.114 L 21489.960 22365.733 L 21511.797 22349.719 L 21521.988 22349.719 L 21532.178 22359.910 L 21558.383 22371.556 C 21568.088 22367.189 21578.279 22359.425 21588.955 22348.264 C 21600.116 22337.102 21609.336 22329.823 21616.615 22326.427 C 21619.526 22318.177 21623.409 22305.560 21628.261 22288.576 C 21628.261 22269.165 21631.658 22241.748 21638.452 22206.323 L 21644.275 22206.323 L 21644.275 22194.677 L 21654.466 22174.296 L 21654.466 22146.635 L 21671.207 22126.254 C 21680.427 22079.669 21694.500 22047.641 21713.425 22030.171 C 21714.396 22019.010 21724.587 21983.343 21743.997 21923.170 C 21744.968 21913.465 21747.879 21899.392 21752.732 21880.952 C 21762.923 21865.909 21776.025 21842.616 21792.039 21811.074 L 21787.671 21790.692 L 21793.494 21764.488 L 21813.876 21758.665 L 21819.699 21748.474 L 21819.699 21728.093 L 21829.889 21722.270 L 21845.903 21684.419 C 21858.035 21670.346 21876.475 21652.149 21901.223 21629.827 L 21918.693 21631.283 L 21931.795 21615.269 L 21941.986 21615.269 C 21951.691 21605.078 21968.918 21596.829 21993.667 21590.520 C 22022.297 21583.726 22040.738 21577.903 22048.987 21573.051 C 22065.001 21576.933 22077.133 21578.388 22085.382 21577.418 L 22101.396 21599.255 L 22101.396 21625.459 Z">
              <!-- 791 nodes -->
            </draw:path>
          </draw:g>
          <!-- id="g1489-5-0" -->
          <draw:path id="flowRoot948-5-8-3-9-6-7-9-1" draw:style-name="style2" draw:layer="layout" svg:x="8.924cm" svg:y="12.547cm" svg:width="5.171cm" svg:height="3.408cm" svg:viewBox="0.0 0.0 5170.670 3407.946" svg:d="M 18124.890 25213.935 L 18137.690 25205.615 C 18137.690 25204.761 18139.184 25203.481 18142.170 25201.775 C 18145.584 25200.068 18148.784 25198.361 18151.770 25196.655 C 18170.117 25185.135 18188.677 25173.615 18207.450 25162.095 C 18232.197 25148.015 18252.677 25140.975 18268.890 25140.975 C 18282.117 25140.975 18292.144 25145.028 18298.970 25153.135 C 18305.797 25161.241 18309.210 25171.695 18309.210 25184.495 L 18307.290 25195.375 L 18302.810 25197.935 C 18303.664 25200.921 18303.664 25204.335 18302.810 25208.175 C 18302.384 25211.588 18301.530 25215.428 18300.250 25219.695 C 18298.544 25220.548 18297.264 25222.041 18296.410 25224.175 C 18295.557 25226.308 18294.704 25228.228 18293.850 25229.935 L 18286.170 25246.575 C 18284.464 25248.281 18282.970 25249.135 18281.690 25249.135 C 18279.557 25247.855 18277.637 25247.215 18275.930 25247.215 L 18275.290 25251.055 C 18277.850 25251.908 18279.770 25252.761 18281.050 25253.615 L 18279.130 25257.455 L 18281.050 25259.375 L 18264.410 25267.055 L 18261.850 25266.415 C 18260.570 25266.415 18260.144 25267.481 18260.570 25269.615 C 18261.424 25271.748 18262.277 25274.095 18263.130 25276.655 C 18263.130 25277.508 18260.997 25278.148 18256.730 25278.575 L 18256.090 25276.015 L 18254.810 25279.855 C 18249.690 25282.415 18245.210 25284.975 18241.370 25287.535 C 18237.957 25290.095 18234.970 25293.081 18232.410 25296.495 C 18226.864 25301.188 18219.824 25306.308 18211.290 25311.855 C 18209.157 25313.135 18201.904 25317.615 18189.530 25325.295 L 18188.250 25324.015 C 18184.410 25327.001 18178.010 25331.268 18169.050 25336.815 C 18162.224 25341.081 18155.610 25345.135 18149.210 25348.975 L 18141.530 25348.335 C 18158.597 25332.121 18171.184 25319.748 18179.290 25311.215 C 18187.397 25302.681 18194.010 25294.788 18199.130 25287.535 L 18201.690 25284.975 C 18206.810 25275.161 18210.864 25265.348 18213.850 25255.535 C 18217.264 25245.721 18218.970 25235.908 18218.970 25226.095 C 18218.970 25222.255 18218.544 25218.841 18217.690 25215.855 L 18215.770 25208.175 L 18208.730 25201.135 L 18190.810 25204.975 L 18191.450 25208.175 C 18191.024 25208.175 18189.744 25209.455 18187.610 25212.015 C 18185.477 25214.575 18183.557 25215.001 18181.850 25213.295 L 18176.090 25217.775 L 18171.610 25220.975 C 18165.210 25224.388 18159.877 25228.655 18155.610 25233.775 C 18154.757 25232.921 18153.690 25232.921 18152.410 25233.775 C 18151.557 25234.628 18151.557 25235.268 18152.410 25235.695 L 18143.450 25242.735 L 18140.890 25242.735 L 18139.610 25251.055 L 18130.010 25259.375 C 18128.730 25260.655 18127.450 25261.721 18126.170 25262.575 C 18125.317 25263.001 18125.317 25264.708 18126.170 25267.695 L 18121.050 25267.695 C 18118.490 25271.535 18116.357 25274.521 18114.650 25276.655 C 18112.944 25278.361 18110.810 25279.215 18108.250 25279.215 C 18107.397 25281.348 18106.330 25284.121 18105.050 25287.535 C 18103.770 25290.948 18100.997 25292.655 18096.730 25292.655 C 18095.877 25294.361 18095.450 25295.428 18095.450 25295.855 C 18094.170 25298.415 18093.744 25300.121 18094.170 25300.975 L 18089.050 25307.375 L 18083.290 25306.095 L 18083.290 25316.335 C 18081.584 25319.321 18079.664 25320.815 18077.530 25320.815 C 18073.690 25318.681 18071.130 25317.615 18069.850 25317.615 L 18073.690 25327.855 C 18073.690 25330.415 18072.837 25333.188 18071.130 25336.175 C 18069.424 25339.161 18066.650 25340.228 18062.810 25339.375 L 18060.250 25348.335 C 18058.970 25351.321 18056.197 25351.748 18051.930 25349.615 L 18054.490 25359.215 L 18053.850 25361.135 L 18046.810 25361.135 L 18044.890 25359.855 L 18042.970 25363.055 C 18042.970 25364.335 18043.610 25365.188 18044.890 25365.615 C 18046.170 25366.041 18047.877 25366.468 18050.010 25366.895 C 18050.864 25366.895 18051.504 25368.815 18051.930 25372.655 L 18046.170 25374.575 L 18048.090 25386.735 C 18047.237 25390.148 18044.890 25394.628 18041.050 25400.175 C 18039.770 25399.748 18038.277 25400.175 18036.570 25401.455 C 18035.290 25402.735 18034.864 25404.015 18035.290 25405.295 L 18037.850 25405.295 L 18037.850 25412.975 C 18036.570 25412.548 18035.290 25413.828 18034.010 25416.815 C 18033.157 25419.801 18032.730 25423.641 18032.730 25428.335 L 18026.970 25432.175 C 18026.117 25435.161 18025.477 25437.081 18025.050 25437.935 C 18023.770 25439.215 18023.770 25440.708 18025.050 25442.415 C 18026.330 25443.695 18027.397 25443.695 18028.250 25442.415 L 18023.130 25453.295 C 18025.264 25457.988 18026.330 25466.948 18026.330 25480.175 C 18026.330 25492.975 18029.744 25504.068 18036.570 25513.455 C 18039.984 25513.455 18043.397 25513.668 18046.810 25514.095 C 18050.224 25514.095 18052.357 25514.735 18053.210 25516.015 C 18071.130 25507.908 18093.957 25492.121 18121.690 25468.655 C 18151.984 25442.628 18170.544 25421.721 18177.370 25405.935 L 18174.170 25398.895 L 18156.250 25402.095 L 18154.970 25398.895 C 18157.530 25398.041 18165.424 25394.201 18178.650 25387.375 C 18183.344 25384.815 18188.250 25382.468 18193.370 25380.335 C 18193.370 25375.641 18202.330 25370.948 18220.250 25366.255 C 18232.197 25363.268 18243.717 25360.921 18254.810 25359.215 C 18255.237 25360.068 18255.877 25360.708 18256.730 25361.135 C 18258.437 25360.708 18259.717 25360.281 18260.570 25359.855 L 18268.250 25368.175 L 18268.890 25376.495 L 18271.450 25377.135 C 18271.450 25379.268 18270.170 25383.535 18267.610 25389.935 C 18265.477 25395.908 18263.557 25400.175 18261.850 25402.735 L 18259.930 25404.015 C 18253.957 25420.228 18246.277 25437.295 18236.890 25455.215 C 18230.490 25467.161 18220.677 25483.375 18207.450 25503.855 L 18201.690 25511.535 C 18201.690 25514.521 18201.050 25517.295 18199.770 25519.855 C 18198.917 25522.415 18197.424 25525.828 18195.290 25530.095 L 18194.010 25532.655 C 18192.730 25533.935 18192.090 25535.641 18192.090 25537.775 C 18192.090 25539.481 18190.384 25542.895 18186.970 25548.015 L 18172.890 25568.495 L 18173.530 25574.255 L 18167.770 25580.655 C 18166.490 25583.215 18167.557 25585.348 18170.970 25587.055 C 18169.264 25587.481 18167.770 25587.908 18166.490 25588.335 L 18163.290 25594.095 L 18167.130 25599.855 L 18164.570 25604.975 C 18162.010 25608.388 18159.877 25609.455 18158.170 25608.175 L 18154.330 25625.455 L 18155.610 25623.535 L 18159.450 25626.735 L 18152.410 25633.775 C 18149.850 25637.188 18148.144 25639.535 18147.290 25640.815 C 18147.717 25641.668 18148.357 25642.735 18149.210 25644.015 L 18146.010 25654.895 C 18149.424 25651.908 18151.984 25650.415 18153.690 25650.415 L 18153.690 25654.255 L 18151.130 25655.535 L 18151.130 25660.655 L 18146.650 25656.175 C 18144.090 25658.735 18141.744 25661.508 18139.610 25664.495 L 18141.530 25670.255 L 18144.730 25668.335 L 18146.650 25675.375 L 18164.570 25665.775 L 18165.850 25667.055 L 18155.610 25681.775 L 18153.050 25680.495 C 18148.357 25680.495 18146.010 25682.841 18146.010 25687.535 L 18139.610 25691.375 C 18138.330 25693.935 18137.050 25695.855 18135.770 25697.135 C 18134.490 25698.841 18132.997 25700.761 18131.290 25702.895 L 18130.010 25700.335 C 18126.170 25700.335 18122.330 25701.188 18118.490 25702.895 C 18115.077 25705.028 18111.664 25707.801 18108.250 25711.215 L 18102.490 25709.935 L 18096.730 25717.615 C 18092.464 25718.895 18089.264 25719.748 18087.130 25720.175 C 18070.490 25725.295 18061.530 25728.068 18060.250 25728.495 L 18049.370 25722.095 L 18046.170 25708.655 L 18050.650 25684.335 L 18053.210 25677.295 C 18053.637 25675.161 18054.490 25672.815 18055.770 25670.255 C 18057.050 25667.695 18058.544 25665.135 18060.250 25662.575 L 18071.130 25635.695 C 18080.090 25612.655 18085.850 25598.575 18088.410 25593.455 C 18095.664 25577.241 18103.130 25564.015 18110.810 25553.775 C 18115.930 25540.975 18120.410 25530.948 18124.250 25523.695 C 18140.037 25492.121 18148.144 25475.695 18148.570 25474.415 L 18145.370 25474.415 C 18144.517 25476.975 18143.664 25478.895 18142.810 25480.175 C 18141.957 25481.028 18141.104 25481.028 18140.250 25480.175 L 18135.770 25486.575 L 18127.450 25489.135 C 18126.597 25490.415 18126.170 25491.268 18126.170 25491.695 C 18124.464 25494.255 18123.610 25495.748 18123.610 25496.175 C 18120.624 25497.028 18110.810 25504.495 18094.170 25518.575 C 18077.530 25532.655 18067.504 25541.828 18064.090 25546.095 L 18060.890 25544.175 L 18033.370 25560.815 C 18023.984 25564.655 18015.450 25567.641 18007.770 25569.775 C 18000.517 25571.908 17993.264 25572.975 17986.010 25572.975 C 17976.624 25572.975 17965.530 25568.281 17952.730 25558.895 C 17940.357 25549.508 17934.170 25539.908 17934.170 25530.095 C 17934.170 25526.255 17935.450 25522.415 17938.010 25518.575 L 17932.890 25519.855 L 17929.690 25500.655 C 17928.837 25495.108 17928.410 25490.415 17928.410 25486.575 C 17928.410 25451.161 17944.837 25408.495 17977.690 25358.575 C 18007.984 25312.921 18040.197 25277.508 18074.330 25252.335 C 18074.757 25250.201 18081.797 25244.228 18095.450 25234.415 C 18109.530 25224.175 18119.344 25217.348 18124.890 25213.935 ZM 18287.900 25520.495 L 18292.380 25521.135 L 18291.100 25516.015 C 18291.100 25515.161 18291.740 25513.028 18293.020 25509.615 C 18294.300 25505.775 18294.514 25503.001 18293.660 25501.295 L 18296.860 25497.455 L 18293.020 25498.095 L 18294.300 25496.815 C 18296.860 25490.841 18299.634 25486.361 18302.620 25483.375 L 18301.980 25480.815 L 18305.180 25477.615 L 18336.540 25413.615 L 18365.340 25366.255 L 18371.740 25356.655 L 18374.300 25357.935 L 18378.140 25353.455 C 18377.714 25353.028 18376.434 25352.815 18374.300 25352.815 L 18377.500 25345.135 L 18381.340 25345.135 L 18381.340 25342.575 L 18385.820 25341.295 L 18381.340 25340.655 C 18384.327 25337.668 18388.167 25332.761 18392.860 25325.935 C 18396.274 25320.815 18399.900 25315.481 18403.740 25309.935 L 18407.580 25309.935 C 18413.980 25300.975 18421.874 25294.148 18431.260 25289.455 C 18448.327 25280.921 18457.500 25276.228 18458.780 25275.375 L 18461.980 25276.655 C 18467.954 25271.535 18474.567 25268.975 18481.820 25268.975 L 18490.140 25271.535 C 18489.287 25276.228 18486.727 25281.988 18482.460 25288.815 C 18478.620 25295.641 18476.487 25300.335 18476.060 25302.895 C 18472.647 25304.601 18470.087 25308.441 18468.380 25314.415 L 18463.260 25319.535 L 18461.340 25327.215 C 18456.647 25330.628 18454.300 25335.321 18454.300 25341.295 L 18451.100 25341.935 L 18451.100 25345.775 C 18449.820 25345.348 18447.687 25346.201 18444.700 25348.335 C 18443.847 25347.908 18442.567 25347.695 18440.860 25347.695 L 18438.300 25347.695 L 18437.020 25351.535 L 18447.260 25351.535 L 18447.260 25354.095 L 18438.940 25357.295 L 18440.860 25358.575 L 18442.780 25360.495 L 18440.860 25362.415 L 18436.380 25360.495 L 18435.100 25362.415 L 18438.940 25363.055 L 18437.020 25368.815 C 18436.594 25367.108 18436.167 25365.828 18435.740 25364.975 C 18435.314 25364.121 18434.674 25364.335 18433.820 25365.615 L 18434.460 25371.375 C 18431.474 25370.948 18429.767 25371.588 18429.340 25373.295 C 18430.194 25374.148 18431.047 25374.788 18431.900 25375.215 L 18428.060 25388.015 L 18423.580 25388.655 L 18415.900 25390.575 L 18414.620 25394.415 L 18415.900 25395.695 L 18423.580 25395.055 L 18420.380 25397.615 L 18421.020 25402.095 L 18415.260 25407.855 L 18407.580 25406.575 L 18401.820 25412.975 C 18402.247 25413.828 18402.887 25414.468 18403.740 25414.895 L 18406.300 25412.335 L 18410.140 25412.975 L 18408.220 25415.535 L 18412.700 25418.735 C 18412.700 25420.015 18411.847 25421.081 18410.140 25421.935 C 18408.860 25422.788 18408.007 25423.215 18407.580 25423.215 L 18402.460 25419.375 L 18402.460 25421.935 L 18404.380 25423.215 L 18397.340 25423.215 L 18392.860 25424.495 L 18392.220 25429.615 L 18388.380 25430.255 L 18389.020 25433.455 L 18396.060 25433.455 C 18396.060 25434.735 18396.914 25435.588 18398.620 25436.015 C 18400.327 25436.441 18401.180 25437.295 18401.180 25438.575 L 18397.980 25438.575 L 18389.660 25438.575 L 18391.580 25441.775 L 18396.700 25440.495 C 18396.700 25441.348 18395.847 25442.415 18394.140 25443.695 C 18393.287 25445.401 18393.287 25446.681 18394.140 25447.535 C 18395.420 25447.961 18396.060 25448.601 18396.060 25449.455 L 18389.660 25453.935 L 18391.580 25455.855 L 18387.100 25457.135 L 18383.260 25458.415 L 18376.860 25461.615 C 18375.154 25462.468 18374.300 25463.748 18374.300 25465.455 L 18375.580 25467.375 L 18378.780 25464.175 C 18381.767 25464.175 18384.754 25463.108 18387.740 25460.975 L 18388.380 25463.535 L 18386.460 25464.175 L 18383.900 25470.575 L 18379.420 25469.935 L 18377.500 25472.495 L 18381.340 25474.415 L 18378.140 25480.815 L 18374.300 25480.175 L 18372.380 25481.455 C 18372.380 25488.708 18372.594 25493.188 18373.020 25494.895 L 18370.460 25495.535 L 18372.380 25500.655 L 18368.540 25502.575 L 18368.540 25508.335 L 18369.820 25509.615 C 18368.967 25510.041 18368.327 25510.255 18367.900 25510.255 L 18370.460 25521.775 L 18371.740 25523.055 L 18379.420 25523.695 C 18387.100 25523.695 18398.620 25518.575 18413.980 25508.335 L 18474.140 25466.095 L 18477.340 25467.375 C 18475.634 25471.641 18463.260 25482.308 18440.220 25499.375 C 18430.407 25506.628 18425.500 25511.748 18425.500 25514.735 L 18371.740 25551.855 C 18355.527 25562.521 18344.220 25568.495 18337.820 25569.775 C 18339.100 25570.628 18338.887 25571.695 18337.180 25572.975 C 18335.900 25573.828 18335.047 25573.401 18334.620 25571.695 C 18331.207 25575.108 18327.580 25577.028 18323.740 25577.455 C 18325.447 25578.735 18326.300 25578.521 18326.300 25576.815 C 18326.727 25575.535 18326.940 25574.681 18326.940 25574.255 L 18324.380 25573.615 L 18321.820 25575.535 L 18323.100 25571.695 L 18320.540 25571.695 L 18318.620 25575.535 L 18313.500 25575.535 L 18313.500 25572.975 C 18306.247 25570.415 18301.127 25568.068 18298.140 25565.935 C 18290.034 25560.388 18285.980 25552.281 18285.980 25541.615 L 18285.980 25535.855 L 18289.180 25536.495 L 18290.460 25534.575 L 18284.700 25534.575 C 18285.554 25527.748 18286.620 25523.055 18287.900 25520.495 ZM 18396.700 25425.775 C 18400.967 25426.628 18404.380 25428.975 18406.940 25432.815 L 18401.820 25433.455 L 18397.340 25432.815 L 18394.140 25432.175 L 18393.500 25430.255 L 18396.700 25425.775 ZM 18467.740 25210.735 L 18464.540 25203.055 C 18464.540 25197.935 18467.314 25191.535 18472.860 25183.855 C 18477.127 25178.308 18481.394 25172.548 18485.660 25166.575 L 18485.020 25164.655 L 18488.860 25165.935 L 18490.140 25164.655 L 18488.860 25161.455 L 18490.140 25157.615 L 18492.060 25155.055 L 18494.620 25154.415 L 18494.620 25151.215 C 18494.620 25147.375 18497.180 25145.455 18502.300 25145.455 L 18508.060 25148.015 L 18509.980 25146.735 L 18509.980 25140.975 L 18513.180 25139.695 L 18517.020 25140.335 L 18521.500 25137.775 L 18522.140 25135.215 L 18526.620 25136.495 L 18528.540 25133.935 L 18531.740 25133.935 L 18533.020 25132.655 L 18534.940 25134.575 L 18538.140 25130.095 L 18544.540 25134.575 L 18545.820 25130.095 L 18547.740 25131.375 L 18550.300 25128.175 L 18559.900 25128.815 L 18561.820 25130.095 L 18565.660 25134.575 L 18557.980 25157.615 L 18556.700 25161.455 C 18554.567 25163.588 18553.074 25166.148 18552.220 25169.135 C 18548.380 25169.135 18545.820 25169.561 18544.540 25170.415 L 18544.540 25173.615 L 18547.740 25173.615 L 18547.740 25179.375 C 18543.047 25181.508 18540.487 25185.135 18540.060 25190.255 L 18535.580 25197.935 L 18529.820 25199.215 L 18529.820 25202.415 L 18525.340 25201.775 L 18522.140 25201.775 L 18521.500 25203.695 L 18516.380 25203.695 C 18512.540 25203.268 18508.487 25205.615 18504.220 25210.735 L 18499.100 25209.455 L 18495.260 25210.095 L 18494.620 25214.575 L 18483.740 25214.575 L 18481.820 25212.655 L 18476.700 25216.495 C 18469.874 25216.495 18466.247 25218.201 18465.820 25221.615 L 18463.900 25220.335 C 18462.620 25219.055 18461.980 25215.855 18461.980 25210.735 L 18467.740 25210.735 ZM 18510.110 25455.215 L 18513.950 25453.295 L 18512.670 25452.015 L 18514.590 25450.095 L 18514.590 25439.215 C 18515.444 25437.935 18515.870 25436.655 18515.870 25435.375 C 18515.870 25433.668 18516.724 25433.028 18518.430 25433.455 L 18519.710 25428.335 L 18517.150 25426.415 L 18521.630 25420.015 L 18519.710 25414.255 C 18520.990 25414.681 18522.057 25414.255 18522.910 25412.975 C 18523.764 25411.695 18523.764 25410.415 18522.910 25409.135 L 18527.390 25405.935 C 18527.390 25404.228 18526.964 25402.521 18526.110 25400.815 C 18525.684 25400.815 18525.257 25400.601 18524.830 25400.175 L 18526.750 25393.775 L 18530.590 25393.775 L 18532.510 25386.735 C 18531.657 25386.735 18531.017 25386.308 18530.590 25385.455 L 18529.310 25382.895 L 18531.230 25376.495 L 18531.870 25372.015 L 18533.790 25371.375 C 18533.790 25366.681 18534.430 25360.708 18535.710 25353.455 C 18537.417 25346.201 18538.697 25340.655 18539.550 25336.815 C 18542.537 25335.108 18544.030 25331.481 18544.030 25325.935 L 18542.750 25324.655 C 18545.737 25319.961 18547.657 25316.548 18548.510 25314.415 C 18549.364 25312.281 18550.004 25309.508 18550.430 25306.095 L 18552.990 25306.735 L 18555.550 25304.175 C 18559.390 25299.908 18561.737 25297.135 18562.590 25295.855 L 18560.030 25298.415 L 18563.230 25299.695 C 18564.510 25297.561 18565.364 25296.068 18565.790 25295.215 C 18567.924 25292.655 18570.270 25291.801 18572.830 25292.655 L 18576.030 25288.175 L 18580.510 25286.895 L 18594.590 25282.415 L 18597.150 25279.215 L 18601.630 25280.495 L 18620.830 25276.655 C 18625.097 25278.788 18627.230 25282.415 18627.230 25287.535 C 18627.230 25301.188 18622.750 25319.961 18613.790 25343.855 C 18603.124 25372.441 18596.937 25391.215 18595.230 25400.175 C 18592.670 25405.721 18590.537 25411.481 18588.830 25417.455 C 18587.550 25423.001 18586.270 25429.188 18584.990 25436.015 L 18588.830 25434.735 L 18593.310 25428.975 L 18597.790 25427.695 L 18596.510 25425.135 C 18599.924 25418.308 18613.790 25401.241 18638.110 25373.935 C 18660.297 25349.188 18676.297 25332.121 18686.110 25322.735 L 18689.310 25324.015 C 18693.150 25315.908 18705.737 25304.815 18727.070 25290.735 C 18744.137 25279.641 18759.710 25270.468 18773.790 25263.215 L 18782.110 25265.135 L 18785.950 25264.495 L 18791.070 25261.935 L 18794.910 25265.775 L 18794.270 25268.975 L 18787.230 25274.095 L 18781.470 25277.935 L 18776.350 25278.575 L 18773.150 25279.855 L 18768.030 25285.615 C 18755.657 25292.441 18741.790 25302.895 18726.430 25316.975 C 18711.070 25330.628 18700.830 25342.361 18695.710 25352.175 L 18690.590 25357.935 L 18684.830 25363.695 L 18677.150 25368.815 C 18675.870 25370.948 18674.590 25372.868 18673.310 25374.575 C 18669.044 25378.415 18666.697 25380.548 18666.270 25380.975 L 18656.670 25389.295 L 18656.670 25393.135 L 18649.630 25398.255 C 18650.057 25399.535 18649.844 25400.601 18648.990 25401.455 C 18648.564 25401.881 18648.137 25402.095 18647.710 25402.095 C 18644.724 25405.081 18638.537 25412.335 18629.150 25423.855 C 18622.324 25431.961 18615.924 25439.215 18609.950 25445.615 C 18610.377 25446.468 18609.524 25448.601 18607.390 25452.015 C 18605.257 25455.001 18602.697 25457.988 18599.710 25460.975 L 18595.230 25466.735 L 18592.670 25466.735 C 18589.684 25476.548 18581.364 25490.628 18567.710 25508.975 C 18561.737 25516.655 18555.977 25524.335 18550.430 25532.015 L 18543.390 25536.495 L 18531.870 25546.095 L 18525.470 25555.695 C 18522.910 25556.548 18520.564 25557.188 18518.430 25557.615 L 18512.670 25560.815 C 18512.670 25561.668 18512.884 25562.308 18513.310 25562.735 L 18515.870 25562.735 L 18515.230 25564.655 L 18510.110 25564.655 L 18501.790 25574.255 L 18494.750 25576.175 C 18495.604 25577.881 18495.177 25578.735 18493.470 25578.735 C 18492.190 25579.161 18491.124 25579.375 18490.270 25579.375 C 18487.284 25578.521 18485.364 25578.095 18484.510 25578.095 L 18481.950 25569.775 C 18481.950 25561.241 18482.804 25553.135 18484.510 25545.455 C 18486.217 25537.348 18488.137 25529.241 18490.270 25521.135 C 18493.684 25512.601 18497.950 25500.228 18503.070 25484.015 C 18508.617 25467.375 18510.964 25457.775 18510.110 25455.215 ZM 18692.870 25503.855 L 18692.870 25501.295 L 18696.070 25491.055 C 18695.217 25491.055 18694.364 25490.841 18693.510 25490.415 C 18693.084 25488.281 18693.937 25487.001 18696.070 25486.575 L 18696.070 25482.095 L 18698.630 25482.095 L 18696.710 25472.495 C 18696.710 25469.081 18699.057 25461.828 18703.750 25450.735 C 18707.164 25442.628 18710.790 25434.521 18714.630 25426.415 L 18717.190 25426.415 C 18721.884 25411.908 18735.537 25392.921 18758.150 25369.455 C 18781.190 25345.561 18800.177 25330.201 18815.110 25323.375 C 18834.737 25309.295 18852.230 25297.988 18867.590 25289.455 C 18891.484 25275.801 18910.257 25268.975 18923.910 25268.975 C 18935.004 25268.975 18943.537 25272.601 18949.510 25279.855 C 18955.484 25287.108 18958.470 25296.281 18958.470 25307.375 L 18957.830 25314.415 C 18956.977 25316.121 18956.124 25317.615 18955.270 25318.895 C 18955.270 25319.748 18955.057 25321.668 18954.630 25324.655 C 18953.777 25325.935 18953.137 25327.001 18952.710 25327.855 L 18947.590 25339.375 C 18945.884 25340.228 18944.817 25340.655 18944.390 25340.655 C 18944.390 25341.508 18944.604 25342.148 18945.030 25342.575 L 18937.350 25353.455 L 18934.150 25354.735 L 18932.870 25359.855 C 18932.017 25359.428 18929.884 25360.708 18926.470 25363.695 L 18920.710 25369.455 L 18914.950 25368.815 L 18908.550 25372.655 C 18909.830 25373.081 18911.324 25373.508 18913.030 25373.935 L 18902.790 25381.615 L 18899.590 25379.695 L 18897.670 25380.335 L 18898.310 25384.815 L 18886.150 25388.015 C 18880.177 25394.415 18870.150 25400.388 18856.070 25405.935 C 18851.377 25407.641 18844.550 25409.988 18835.590 25412.975 C 18834.310 25413.828 18833.030 25414.468 18831.750 25414.895 C 18830.044 25414.895 18826.844 25415.961 18822.150 25418.095 C 18817.884 25420.228 18815.537 25421.295 18815.110 25421.295 C 18809.990 25423.855 18803.377 25426.841 18795.270 25430.255 C 18787.164 25433.668 18782.044 25434.948 18779.910 25434.095 L 18774.150 25447.535 C 18775.004 25447.108 18775.857 25447.961 18776.710 25450.095 L 18774.150 25448.815 L 18770.950 25448.815 L 18770.950 25452.655 L 18775.430 25454.575 C 18774.577 25454.575 18773.510 25457.988 18772.230 25464.815 C 18770.950 25471.641 18770.310 25478.468 18770.310 25485.295 C 18770.310 25496.388 18772.870 25505.561 18777.990 25512.815 C 18783.110 25519.641 18790.790 25523.055 18801.030 25523.055 C 18812.124 25523.055 18826.417 25517.508 18843.910 25506.415 C 18857.564 25497.881 18871.217 25489.135 18884.870 25480.175 C 18892.977 25472.921 18901.084 25465.455 18909.190 25457.775 C 18912.604 25455.215 18917.937 25451.801 18925.190 25447.535 L 18927.110 25453.295 C 18924.977 25457.561 18920.070 25462.681 18912.390 25468.655 C 18905.137 25474.628 18900.444 25478.895 18898.310 25481.455 L 18895.750 25481.455 L 18888.070 25487.855 L 18884.870 25491.055 L 18880.390 25497.455 L 18877.830 25497.455 L 18865.030 25510.255 C 18859.057 25516.228 18854.364 25520.495 18850.950 25523.055 L 18809.350 25555.055 C 18807.217 25555.481 18805.724 25555.908 18804.870 25556.335 C 18804.017 25556.761 18804.444 25557.615 18806.150 25558.895 L 18786.310 25570.415 L 18786.310 25567.215 L 18779.910 25570.415 L 18780.550 25572.975 C 18779.270 25573.401 18776.284 25573.615 18771.590 25573.615 L 18769.030 25575.535 L 18763.270 25575.535 L 18760.070 25579.375 C 18758.790 25578.521 18756.017 25578.095 18751.750 25578.095 L 18735.750 25578.095 L 18737.030 25575.535 C 18734.897 25575.961 18732.124 25575.748 18728.710 25574.895 C 18725.724 25574.041 18722.524 25572.975 18719.110 25571.695 L 18719.110 25569.135 L 18723.590 25567.855 L 18721.670 25566.575 L 18713.990 25566.575 C 18711.004 25565.295 18708.657 25562.948 18706.950 25559.535 L 18711.430 25558.255 L 18709.510 25555.055 L 18703.110 25555.695 C 18700.550 25549.721 18699.910 25544.601 18701.190 25540.335 L 18697.990 25540.975 L 18697.990 25538.415 C 18700.550 25538.415 18701.617 25537.561 18701.190 25535.855 L 18695.430 25535.855 C 18697.990 25534.148 18699.270 25531.588 18699.270 25528.175 L 18694.150 25519.215 L 18696.710 25516.655 L 18692.870 25510.895 L 18692.870 25503.855 ZM 18865.670 25382.895 C 18872.924 25376.921 18878.684 25369.881 18882.950 25361.775 C 18887.644 25353.241 18889.990 25344.708 18889.990 25336.175 C 18889.990 25331.055 18888.284 25326.361 18884.870 25322.095 C 18881.457 25317.828 18876.977 25315.695 18871.430 25315.695 C 18868.444 25315.695 18866.310 25316.975 18865.030 25319.535 L 18859.270 25319.535 L 18861.830 25322.735 L 18863.750 25321.455 L 18845.190 25334.895 C 18843.910 25338.735 18840.924 25341.935 18836.230 25344.495 L 18827.910 25350.255 L 18827.910 25352.815 L 18833.030 25352.815 L 18826.630 25354.095 L 18824.070 25356.015 L 18820.230 25359.215 L 18818.310 25362.415 L 18815.750 25362.415 L 18814.470 25364.335 C 18814.470 25365.188 18816.177 25366.255 18819.590 25367.535 L 18815.750 25370.735 C 18814.470 25370.735 18811.057 25372.868 18805.510 25377.135 L 18804.230 25384.815 L 18802.950 25388.015 L 18800.390 25388.015 L 18793.350 25397.615 L 18795.270 25395.055 L 18798.470 25395.055 L 18795.270 25398.255 L 18792.710 25398.895 L 18792.710 25401.455 C 18786.310 25402.308 18782.470 25403.375 18781.190 25404.655 L 18783.110 25406.575 L 18785.030 25405.295 L 18790.790 25405.295 L 18788.870 25408.495 L 18786.310 25408.495 L 18786.310 25413.615 L 18788.230 25414.895 C 18785.244 25414.895 18783.110 25416.175 18781.830 25418.735 C 18792.924 25418.735 18807.857 25414.895 18826.630 25407.215 C 18845.404 25399.108 18858.417 25391.001 18865.670 25382.895 ZM 19174.450 25504.495 C 19174.450 25493.828 19176.370 25481.241 19180.210 25466.735 C 19181.917 25460.761 19185.757 25448.601 19191.730 25430.255 L 19196.850 25430.255 C 19197.704 25429.401 19197.277 25428.335 19195.570 25427.055 C 19194.717 25427.055 19194.077 25426.841 19193.650 25426.415 C 19207.304 25383.321 19229.917 25334.041 19261.490 25278.575 C 19286.237 25235.055 19315.037 25189.615 19347.890 25142.255 C 19360.264 25135.001 19370.717 25129.241 19379.250 25124.975 C 19390.770 25119.428 19401.224 25115.588 19410.610 25113.455 L 19418.290 25111.535 C 19424.264 25113.241 19428.530 25114.308 19431.090 25114.735 C 19430.237 25121.988 19424.477 25133.935 19413.810 25150.575 L 19389.490 25187.695 L 19385.650 25188.335 L 19386.930 25191.535 C 19386.930 25194.095 19385.224 25195.375 19381.810 25195.375 C 19380.104 25201.775 19377.330 25208.388 19373.490 25215.215 C 19367.517 25225.881 19364.104 25232.495 19363.250 25235.055 L 19359.410 25230.575 L 19359.410 25233.135 L 19361.330 25238.255 L 19357.490 25245.935 L 19350.450 25252.975 L 19353.010 25252.975 L 19351.730 25256.175 L 19354.290 25256.815 C 19350.450 25257.668 19348.317 25257.668 19347.890 25256.815 L 19345.330 25262.575 L 19349.170 25265.135 C 19349.170 25265.988 19348.317 25266.841 19346.610 25267.695 L 19341.490 25270.255 L 19345.970 25273.455 C 19344.264 25271.748 19342.770 25271.748 19341.490 25273.455 C 19341.490 25274.735 19341.704 25276.015 19342.130 25277.295 L 19335.090 25283.695 L 19338.930 25283.055 L 19335.090 25290.095 L 19335.730 25294.575 L 19326.770 25293.935 L 19328.050 25299.695 L 19326.130 25301.615 L 19329.330 25300.335 L 19329.970 25298.415 C 19331.250 25298.841 19332.104 25299.268 19332.530 25299.695 C 19332.957 25300.121 19333.384 25300.761 19333.810 25301.615 C 19346.184 25292.228 19357.704 25284.975 19368.370 25279.855 C 19381.597 25273.455 19391.837 25269.828 19399.090 25268.975 C 19406.344 25268.121 19411.250 25267.695 19413.810 25267.695 C 19416.370 25267.695 19419.357 25268.121 19422.770 25268.975 C 19426.610 25269.828 19430.024 25270.681 19433.010 25271.535 C 19432.157 25274.095 19432.157 25275.801 19433.010 25276.655 C 19434.290 25277.081 19435.144 25276.655 19435.570 25275.375 L 19445.810 25283.055 L 19449.650 25286.255 L 19454.770 25300.335 C 19456.904 25305.455 19457.970 25310.361 19457.970 25315.055 C 19457.970 25318.468 19457.757 25320.815 19457.330 25322.095 L 19454.770 25322.095 L 19459.250 25325.935 L 19455.410 25329.135 L 19454.130 25331.695 L 19459.250 25331.695 C 19458.397 25337.241 19455.837 25341.935 19451.570 25345.775 L 19456.050 25352.175 C 19456.050 25358.148 19455.410 25361.775 19454.130 25363.055 L 19447.730 25362.415 L 19453.490 25371.375 L 19447.090 25373.935 C 19446.237 25375.641 19445.810 25379.268 19445.810 25384.815 C 19445.810 25388.655 19444.744 25392.495 19442.610 25396.335 C 19435.784 25404.441 19430.877 25410.201 19427.890 25413.615 C 19428.744 25413.615 19429.597 25415.321 19430.450 25418.735 L 19424.690 25425.775 C 19422.557 25427.481 19420.637 25428.975 19418.930 25430.255 L 19417.650 25437.935 L 19419.570 25439.855 C 19418.290 25442.415 19416.797 25444.975 19415.090 25447.535 C 19413.384 25450.095 19411.250 25451.161 19408.690 25450.735 L 19402.290 25458.415 C 19400.584 25460.975 19398.237 25463.108 19395.250 25464.815 L 19395.250 25468.015 L 19392.690 25468.655 L 19388.850 25476.335 C 19386.717 25477.188 19382.664 25479.961 19376.690 25484.655 C 19370.717 25489.348 19365.597 25491.908 19361.330 25492.335 C 19362.610 25495.321 19363.250 25497.668 19363.250 25499.375 L 19359.410 25498.735 C 19358.130 25498.735 19357.277 25499.375 19356.850 25500.655 C 19356.424 25501.935 19356.637 25503.001 19357.490 25503.855 L 19351.090 25503.855 L 19342.130 25509.615 L 19338.290 25510.895 C 19339.144 25512.601 19339.784 25513.455 19340.210 25513.455 L 19331.250 25517.295 C 19328.690 25518.575 19325.917 25520.281 19322.930 25522.415 L 19324.850 25524.335 C 19303.090 25538.415 19285.384 25549.508 19271.730 25557.615 C 19245.277 25573.401 19226.504 25581.295 19215.410 25581.295 C 19212.850 25581.295 19209.010 25580.441 19203.890 25578.735 C 19199.197 25577.028 19195.784 25575.321 19193.650 25573.615 L 19187.890 25564.655 C 19183.197 25556.121 19179.784 25549.081 19177.650 25543.535 C 19175.517 25537.561 19174.450 25533.081 19174.450 25530.095 C 19174.450 25527.535 19175.090 25525.615 19176.370 25524.335 L 19174.450 25504.495 ZM 19300.530 25358.575 C 19298.397 25360.708 19296.477 25362.841 19294.770 25364.975 C 19291.357 25369.668 19289.224 25374.361 19288.370 25379.055 L 19290.290 25380.975 C 19285.170 25383.535 19282.184 25387.375 19281.330 25392.495 L 19278.130 25393.135 L 19278.130 25398.255 C 19278.557 25400.388 19277.490 25404.015 19274.930 25409.135 L 19277.490 25411.695 L 19275.570 25412.975 L 19274.290 25418.735 C 19270.877 25424.708 19268.957 25430.681 19268.530 25436.655 L 19263.410 25437.295 L 19265.330 25443.055 L 19264.050 25448.175 L 19261.490 25448.815 C 19261.490 25455.641 19259.357 25465.668 19255.090 25478.895 C 19251.250 25491.695 19249.330 25501.081 19249.330 25507.055 C 19249.330 25513.455 19251.250 25518.788 19255.090 25523.055 C 19259.357 25526.895 19264.690 25528.815 19271.090 25528.815 C 19292.424 25528.815 19316.744 25503.855 19344.050 25453.935 C 19369.650 25407.428 19382.450 25372.228 19382.450 25348.335 C 19382.450 25335.961 19379.890 25326.575 19374.770 25320.175 C 19369.650 25313.775 19361.117 25310.575 19349.170 25310.575 C 19336.370 25310.575 19325.704 25316.121 19317.170 25327.215 C 19310.344 25337.881 19303.517 25348.335 19296.690 25358.575 L 19300.530 25358.575 ZM 19449.151 25520.495 L 19453.631 25521.135 L 19452.351 25516.015 C 19452.351 25515.161 19452.991 25513.028 19454.271 25509.615 C 19455.551 25505.775 19455.764 25503.001 19454.911 25501.295 L 19458.111 25497.455 L 19454.271 25498.095 L 19455.551 25496.815 C 19458.111 25490.841 19460.884 25486.361 19463.871 25483.375 L 19463.231 25480.815 L 19466.431 25477.615 L 19497.791 25413.615 L 19526.591 25366.255 L 19532.991 25356.655 L 19535.551 25357.935 L 19539.391 25353.455 C 19538.964 25353.028 19537.684 25352.815 19535.551 25352.815 L 19538.751 25345.135 L 19542.591 25345.135 L 19542.591 25342.575 L 19547.071 25341.295 L 19542.591 25340.655 C 19545.577 25337.668 19549.417 25332.761 19554.111 25325.935 C 19557.524 25320.815 19561.151 25315.481 19564.991 25309.935 L 19568.831 25309.935 C 19575.231 25300.975 19583.124 25294.148 19592.511 25289.455 C 19609.577 25280.921 19618.751 25276.228 19620.031 25275.375 L 19623.231 25276.655 C 19629.204 25271.535 19635.817 25268.975 19643.071 25268.975 L 19651.391 25271.535 C 19650.537 25276.228 19647.977 25281.988 19643.711 25288.815 C 19639.871 25295.641 19637.737 25300.335 19637.311 25302.895 C 19633.897 25304.601 19631.337 25308.441 19629.631 25314.415 L 19624.511 25319.535 L 19622.591 25327.215 C 19617.897 25330.628 19615.551 25335.321 19615.551 25341.295 L 19612.351 25341.935 L 19612.351 25345.775 C 19611.071 25345.348 19608.937 25346.201 19605.951 25348.335 C 19605.097 25347.908 19603.817 25347.695 19602.111 25347.695 L 19599.551 25347.695 L 19598.271 25351.535 L 19608.511 25351.535 L 19608.511 25354.095 L 19600.191 25357.295 L 19602.111 25358.575 L 19604.031 25360.495 L 19602.111 25362.415 L 19597.631 25360.495 L 19596.351 25362.415 L 19600.191 25363.055 L 19598.271 25368.815 C 19597.844 25367.108 19597.417 25365.828 19596.991 25364.975 C 19596.564 25364.121 19595.924 25364.335 19595.071 25365.615 L 19595.711 25371.375 C 19592.724 25370.948 19591.017 25371.588 19590.591 25373.295 C 19591.444 25374.148 19592.297 25374.788 19593.151 25375.215 L 19589.311 25388.015 L 19584.831 25388.655 L 19577.151 25390.575 L 19575.871 25394.415 L 19577.151 25395.695 L 19584.831 25395.055 L 19581.631 25397.615 L 19582.271 25402.095 L 19576.511 25407.855 L 19568.831 25406.575 L 19563.071 25412.975 C 19563.497 25413.828 19564.137 25414.468 19564.991 25414.895 L 19567.551 25412.335 L 19571.391 25412.975 L 19569.471 25415.535 L 19573.951 25418.735 C 19573.951 25420.015 19573.097 25421.081 19571.391 25421.935 C 19570.111 25422.788 19569.257 25423.215 19568.831 25423.215 L 19563.711 25419.375 L 19563.711 25421.935 L 19565.631 25423.215 L 19558.591 25423.215 L 19554.111 25424.495 L 19553.471 25429.615 L 19549.631 25430.255 L 19550.271 25433.455 L 19557.311 25433.455 C 19557.311 25434.735 19558.164 25435.588 19559.871 25436.015 C 19561.577 25436.441 19562.431 25437.295 19562.431 25438.575 L 19559.231 25438.575 L 19550.911 25438.575 L 19552.831 25441.775 L 19557.951 25440.495 C 19557.951 25441.348 19557.097 25442.415 19555.391 25443.695 C 19554.537 25445.401 19554.537 25446.681 19555.391 25447.535 C 19556.671 25447.961 19557.311 25448.601 19557.311 25449.455 L 19550.911 25453.935 L 19552.831 25455.855 L 19548.351 25457.135 L 19544.511 25458.415 L 19538.111 25461.615 C 19536.404 25462.468 19535.551 25463.748 19535.551 25465.455 L 19536.831 25467.375 L 19540.031 25464.175 C 19543.017 25464.175 19546.004 25463.108 19548.991 25460.975 L 19549.631 25463.535 L 19547.711 25464.175 L 19545.151 25470.575 L 19540.671 25469.935 L 19538.751 25472.495 L 19542.591 25474.415 L 19539.391 25480.815 L 19535.551 25480.175 L 19533.631 25481.455 C 19533.631 25488.708 19533.844 25493.188 19534.271 25494.895 L 19531.711 25495.535 L 19533.631 25500.655 L 19529.791 25502.575 L 19529.791 25508.335 L 19531.071 25509.615 C 19530.217 25510.041 19529.577 25510.255 19529.151 25510.255 L 19531.711 25521.775 L 19532.991 25523.055 L 19540.671 25523.695 C 19548.351 25523.695 19559.871 25518.575 19575.231 25508.335 L 19635.391 25466.095 L 19638.591 25467.375 C 19636.884 25471.641 19624.511 25482.308 19601.471 25499.375 C 19591.657 25506.628 19586.751 25511.748 19586.751 25514.735 L 19532.991 25551.855 C 19516.777 25562.521 19505.471 25568.495 19499.071 25569.775 C 19500.351 25570.628 19500.137 25571.695 19498.431 25572.975 C 19497.151 25573.828 19496.297 25573.401 19495.871 25571.695 C 19492.457 25575.108 19488.831 25577.028 19484.991 25577.455 C 19486.697 25578.735 19487.551 25578.521 19487.551 25576.815 C 19487.977 25575.535 19488.191 25574.681 19488.191 25574.255 L 19485.631 25573.615 L 19483.071 25575.535 L 19484.351 25571.695 L 19481.791 25571.695 L 19479.871 25575.535 L 19474.751 25575.535 L 19474.751 25572.975 C 19467.497 25570.415 19462.377 25568.068 19459.391 25565.935 C 19451.284 25560.388 19447.231 25552.281 19447.231 25541.615 L 19447.231 25535.855 L 19450.431 25536.495 L 19451.711 25534.575 L 19445.951 25534.575 C 19446.804 25527.748 19447.871 25523.055 19449.151 25520.495 ZM 19557.951 25425.775 C 19562.217 25426.628 19565.631 25428.975 19568.191 25432.815 L 19563.071 25433.455 L 19558.591 25432.815 L 19555.391 25432.175 L 19554.751 25430.255 L 19557.951 25425.775 ZM 19628.991 25210.735 L 19625.791 25203.055 C 19625.791 25197.935 19628.564 25191.535 19634.111 25183.855 C 19638.377 25178.308 19642.644 25172.548 19646.911 25166.575 L 19646.271 25164.655 L 19650.111 25165.935 L 19651.391 25164.655 L 19650.111 25161.455 L 19651.391 25157.615 L 19653.311 25155.055 L 19655.871 25154.415 L 19655.871 25151.215 C 19655.871 25147.375 19658.431 25145.455 19663.551 25145.455 L 19669.311 25148.015 L 19671.231 25146.735 L 19671.231 25140.975 L 19674.431 25139.695 L 19678.271 25140.335 L 19682.751 25137.775 L 19683.391 25135.215 L 19687.871 25136.495 L 19689.791 25133.935 L 19692.991 25133.935 L 19694.271 25132.655 L 19696.191 25134.575 L 19699.391 25130.095 L 19705.791 25134.575 L 19707.071 25130.095 L 19708.991 25131.375 L 19711.551 25128.175 L 19721.151 25128.815 L 19723.071 25130.095 L 19726.911 25134.575 L 19719.231 25157.615 L 19717.951 25161.455 C 19715.817 25163.588 19714.324 25166.148 19713.471 25169.135 C 19709.631 25169.135 19707.071 25169.561 19705.791 25170.415 L 19705.791 25173.615 L 19708.991 25173.615 L 19708.991 25179.375 C 19704.297 25181.508 19701.737 25185.135 19701.311 25190.255 L 19696.831 25197.935 L 19691.071 25199.215 L 19691.071 25202.415 L 19686.591 25201.775 L 19683.391 25201.775 L 19682.751 25203.695 L 19677.631 25203.695 C 19673.791 25203.268 19669.737 25205.615 19665.471 25210.735 L 19660.351 25209.455 L 19656.511 25210.095 L 19655.871 25214.575 L 19644.991 25214.575 L 19643.071 25212.655 L 19637.951 25216.495 C 19631.124 25216.495 19627.497 25218.201 19627.071 25221.615 L 19625.151 25220.335 C 19623.871 25219.055 19623.231 25215.855 19623.231 25210.735 L 19628.991 25210.735 ZM 19588.801 25578.735 C 19596.907 25561.241 19611.841 25535.428 19633.601 25501.295 C 19654.934 25467.161 19669.654 25441.775 19677.761 25425.135 C 19695.254 25397.828 19707.627 25377.775 19714.881 25364.975 C 19730.241 25337.668 19738.987 25317.401 19741.121 25304.175 C 19759.467 25293.081 19773.547 25284.761 19783.361 25279.215 C 19793.601 25273.668 19801.707 25270.895 19807.681 25270.895 L 19814.081 25276.015 L 19816.641 25285.615 C 19816.641 25287.748 19815.787 25290.095 19814.081 25292.655 L 19811.521 25297.775 C 19812.374 25298.628 19812.801 25302.041 19812.801 25308.015 C 19811.094 25311.001 19809.601 25313.775 19808.321 25316.335 C 19807.041 25318.468 19805.334 25320.815 19803.201 25323.375 L 19803.201 25326.575 C 19804.907 25327.001 19806.187 25327.428 19807.041 25327.855 C 19808.321 25327.855 19809.814 25327.641 19811.521 25327.215 L 19809.601 25330.415 C 19809.174 25330.841 19806.827 25331.695 19802.561 25332.975 L 19798.081 25339.375 L 19803.841 25339.375 L 19802.561 25342.575 L 19794.241 25348.335 C 19793.387 25349.188 19793.387 25350.041 19794.241 25350.895 C 19795.094 25351.321 19795.947 25351.535 19796.801 25351.535 C 19797.654 25351.108 19798.507 25350.895 19799.361 25350.895 C 19799.361 25351.321 19799.574 25351.748 19800.001 25352.175 C 19826.454 25326.575 19849.067 25306.521 19867.841 25292.015 C 19887.041 25277.081 19899.841 25269.615 19906.241 25269.615 L 19915.201 25270.895 C 19914.774 25273.455 19915.627 25275.161 19917.761 25276.015 C 19917.761 25278.575 19916.694 25281.348 19914.561 25284.335 L 19910.721 25284.975 L 19908.161 25299.055 L 19905.601 25298.415 C 19904.747 25300.121 19904.107 25301.615 19903.681 25302.895 L 19897.921 25306.095 L 19895.361 25316.335 L 19900.481 25320.175 C 19899.627 25319.748 19898.987 25320.388 19898.561 25322.095 C 19898.134 25323.801 19898.347 25325.081 19899.201 25325.935 L 19892.161 25331.055 L 19887.681 25334.895 L 19890.241 25334.895 C 19886.827 25345.988 19883.627 25356.868 19880.641 25367.535 C 19880.214 25370.948 19879.147 25372.655 19877.441 25372.655 L 19878.721 25378.415 L 19881.921 25378.415 L 19881.921 25388.015 L 19888.321 25389.295 L 19899.201 25388.015 L 19908.161 25385.455 C 19920.534 25380.335 19935.681 25370.735 19953.601 25356.655 C 19975.787 25339.161 19990.081 25328.495 19996.481 25324.655 L 19996.481 25327.855 C 19993.067 25330.841 19978.561 25343.641 19952.961 25366.255 C 19934.187 25382.895 19920.961 25396.761 19913.281 25407.855 L 19908.801 25407.215 L 19902.401 25417.455 C 19897.281 25420.015 19890.241 25424.708 19881.281 25431.535 L 19868.481 25441.135 L 19869.761 25443.695 C 19864.214 25443.695 19857.387 25445.188 19849.281 25448.175 C 19841.174 25450.735 19833.494 25453.295 19826.241 25455.855 L 19826.241 25452.655 L 19817.921 25452.015 C 19811.094 25448.601 19806.401 25443.695 19803.841 25437.295 C 19801.707 25430.895 19800.641 25423.215 19800.641 25414.255 C 19800.641 25402.735 19803.201 25391.215 19808.321 25379.695 C 19813.867 25367.748 19819.414 25356.228 19824.961 25345.135 L 19770.561 25401.455 C 19770.561 25402.735 19769.707 25404.441 19768.001 25406.575 C 19766.721 25408.281 19765.227 25410.201 19763.521 25412.335 C 19761.814 25414.041 19757.974 25420.441 19752.001 25431.535 C 19746.454 25442.628 19741.334 25450.521 19736.641 25455.215 L 19738.561 25462.255 L 19736.001 25461.615 C 19734.721 25461.615 19733.441 25462.468 19732.161 25464.175 C 19730.881 25465.881 19730.667 25467.161 19731.521 25468.015 C 19731.947 25468.441 19732.801 25468.441 19734.081 25468.015 C 19735.361 25467.588 19736.001 25468.228 19736.001 25469.935 L 19732.161 25470.575 L 19729.601 25476.975 L 19723.841 25480.815 C 19723.841 25481.668 19724.054 25483.588 19724.481 25486.575 L 19717.441 25491.695 L 19716.801 25496.815 C 19718.507 25495.961 19720.214 25496.815 19721.921 25499.375 C 19718.081 25501.935 19713.601 25503.215 19708.481 25503.215 L 19708.481 25507.055 L 19716.801 25505.775 L 19711.041 25513.455 C 19705.494 25515.161 19700.801 25515.801 19696.961 25515.375 L 19695.041 25521.775 L 19703.361 25521.775 L 19709.121 25518.575 L 19709.121 25519.215 C 19707.841 25521.348 19707.627 25523.055 19708.481 25524.335 C 19702.081 25526.895 19697.174 25528.175 19693.761 25528.175 C 19692.907 25529.455 19692.481 25530.308 19692.481 25530.735 C 19691.201 25532.868 19690.134 25533.721 19689.281 25533.295 L 19687.361 25540.975 L 19689.281 25541.615 L 19695.681 25534.575 L 19701.441 25536.495 L 19703.361 25535.855 C 19703.361 25538.415 19701.654 25539.268 19698.241 25538.415 L 19694.401 25540.335 L 19700.801 25541.615 L 19697.601 25549.295 L 19693.121 25548.655 L 19693.761 25553.775 L 19689.281 25562.735 L 19677.761 25560.175 L 19673.921 25564.655 C 19676.481 25565.935 19679.254 25566.575 19682.241 25566.575 C 19683.521 25566.575 19685.441 25566.148 19688.001 25565.295 L 19676.481 25571.695 C 19675.201 25569.988 19674.134 25568.281 19673.281 25566.575 L 19668.801 25578.095 C 19661.974 25581.508 19657.707 25585.561 19656.001 25590.255 L 19651.521 25588.975 L 19654.081 25587.695 L 19653.441 25585.135 L 19644.481 25587.055 C 19644.907 25588.335 19644.054 25589.615 19641.921 25590.895 C 19639.787 25592.175 19638.294 25591.961 19637.441 25590.255 L 19633.601 25593.455 C 19632.321 25591.748 19630.401 25591.961 19627.841 25594.095 C 19625.281 25594.948 19621.867 25596.441 19617.601 25598.575 C 19612.907 25600.708 19609.921 25601.988 19608.641 25602.415 L 19604.801 25601.775 L 19601.601 25606.255 L 19597.121 25604.975 L 19591.361 25606.895 L 19590.721 25602.415 L 19584.321 25596.655 L 19588.801 25578.735 ZM 20048.630 25289.455 C 20061.430 25280.068 20072.524 25273.241 20081.910 25268.975 C 20091.724 25264.281 20099.404 25261.935 20104.950 25261.935 C 20113.057 25261.935 20120.737 25264.281 20127.990 25268.975 L 20132.470 25258.735 L 20136.310 25257.455 L 20138.870 25249.135 C 20140.577 25247.001 20141.644 25245.295 20142.070 25244.015 C 20142.924 25242.308 20143.990 25241.881 20145.270 25242.735 L 20150.390 25233.775 L 20147.190 25233.775 C 20147.190 25232.495 20148.470 25231.001 20151.030 25229.295 C 20153.590 25227.588 20154.870 25225.455 20154.870 25222.895 C 20154.870 25221.615 20155.937 25220.335 20158.070 25219.055 C 20160.630 25217.348 20161.910 25216.068 20161.910 25215.215 C 20161.910 25211.375 20171.937 25195.801 20191.990 25168.495 C 20212.044 25141.188 20223.564 25127.108 20226.550 25126.255 L 20229.110 25119.855 L 20248.950 25106.415 L 20263.030 25101.295 C 20273.270 25096.601 20282.657 25094.255 20291.190 25094.255 L 20300.150 25095.535 L 20301.430 25105.775 L 20295.030 25108.975 L 20293.110 25115.375 L 20290.550 25116.015 L 20290.550 25119.855 L 20287.350 25119.855 C 20285.217 25124.121 20282.444 25128.815 20279.030 25133.935 C 20276.044 25139.055 20272.417 25144.388 20268.150 25149.935 L 20264.950 25151.215 L 20264.950 25158.255 L 20257.910 25160.815 L 20260.470 25164.655 C 20259.190 25165.081 20258.337 25165.508 20257.910 25165.935 C 20255.777 25168.068 20254.710 25170.415 20254.710 25172.975 C 20254.710 25177.668 20253.217 25180.015 20250.230 25180.015 L 20243.830 25181.295 L 20242.550 25190.255 C 20239.137 25193.241 20237.430 25194.948 20237.430 25195.375 C 20237.857 25197.508 20238.070 25199.428 20238.070 25201.135 L 20229.750 25208.175 C 20228.897 25208.175 20228.257 25208.815 20227.830 25210.095 C 20227.830 25210.948 20227.617 25212.228 20227.190 25213.935 L 20230.390 25212.655 C 20230.390 25213.935 20228.897 25214.575 20225.910 25214.575 L 20218.230 25217.135 L 20222.070 25219.055 C 20224.204 25219.908 20225.697 25219.481 20226.550 25217.775 L 20222.070 25225.455 L 20217.590 25222.895 C 20216.737 25225.028 20216.097 25227.161 20215.670 25229.295 C 20215.670 25231.428 20217.164 25232.495 20220.150 25232.495 C 20220.577 25235.481 20218.017 25237.828 20212.470 25239.535 C 20207.350 25240.815 20204.364 25241.455 20203.510 25241.455 C 20203.510 25242.735 20204.577 25243.375 20206.710 25243.375 C 20209.270 25243.375 20210.764 25243.801 20211.190 25244.655 L 20217.590 25243.375 C 20216.737 25245.081 20212.897 25248.708 20206.070 25254.255 L 20197.110 25255.535 L 20195.190 25260.015 L 20198.390 25260.015 L 20200.310 25265.135 L 20202.870 25263.855 L 20204.150 25266.415 L 20202.230 25268.335 L 20195.190 25267.055 C 20194.337 25267.481 20193.484 25267.695 20192.630 25267.695 C 20193.484 25270.681 20194.337 25273.455 20195.190 25276.015 L 20190.070 25281.135 C 20188.790 25282.415 20187.510 25283.908 20186.230 25285.615 C 20186.230 25286.895 20186.444 25288.175 20186.870 25289.455 L 20186.870 25294.575 L 20182.390 25294.575 L 20177.270 25299.695 C 20181.110 25298.841 20183.457 25298.415 20184.310 25298.415 L 20183.030 25300.335 L 20181.750 25302.895 L 20172.790 25306.095 L 20180.470 25306.095 L 20180.470 25308.655 L 20175.990 25309.295 L 20170.870 25317.615 L 20168.310 25318.255 L 20168.310 25325.295 C 20164.044 25327.855 20160.630 25331.695 20158.070 25336.815 C 20158.070 25338.521 20158.284 25340.228 20158.710 25341.935 L 20163.190 25343.215 C 20163.190 25344.921 20161.270 25346.841 20157.430 25348.975 C 20153.590 25350.681 20151.030 25351.748 20149.750 25352.175 L 20149.750 25354.735 L 20156.150 25354.735 L 20156.150 25357.935 L 20145.910 25362.415 C 20147.190 25364.975 20149.537 25365.615 20152.950 25364.335 L 20139.510 25375.855 C 20137.804 25378.841 20137.164 25380.548 20137.590 25380.975 C 20138.017 25380.975 20138.870 25381.188 20140.150 25381.615 C 20141.430 25381.615 20142.070 25382.255 20142.070 25383.535 C 20141.644 25382.681 20139.724 25382.255 20136.310 25382.255 L 20136.310 25386.095 L 20137.590 25388.015 L 20133.750 25388.655 C 20132.897 25389.508 20132.897 25390.361 20133.750 25391.215 L 20136.950 25394.415 C 20135.670 25395.695 20134.604 25396.975 20133.750 25398.255 L 20125.430 25401.455 L 20129.910 25400.815 C 20129.057 25402.521 20128.630 25404.015 20128.630 25405.295 L 20126.070 25412.975 L 20120.950 25417.455 C 20120.950 25419.161 20121.164 25420.655 20121.590 25421.935 L 20122.870 25427.055 L 20115.190 25430.895 L 20118.390 25434.735 L 20117.750 25437.295 L 20110.710 25439.855 L 20110.710 25442.415 C 20112.417 25443.268 20113.270 25443.908 20113.270 25444.335 C 20113.270 25446.895 20112.204 25450.095 20110.070 25453.935 C 20108.364 25457.775 20107.510 25460.548 20107.510 25462.255 C 20104.524 25469.935 20101.964 25476.975 20099.830 25483.375 C 20098.124 25489.348 20097.270 25495.321 20097.270 25501.295 C 20097.270 25504.281 20098.124 25507.481 20099.830 25510.895 C 20101.537 25513.881 20103.244 25515.375 20104.950 25515.375 C 20113.910 25515.375 20126.924 25508.975 20143.990 25496.175 C 20150.817 25491.055 20162.337 25481.455 20178.550 25467.375 L 20182.390 25469.295 L 20177.910 25471.855 C 20171.937 25484.228 20153.164 25502.361 20121.590 25526.255 C 20090.017 25549.721 20067.617 25561.455 20054.390 25561.455 C 20051.404 25561.455 20047.137 25560.601 20041.590 25558.895 C 20036.470 25557.188 20032.630 25555.268 20030.070 25553.135 C 20029.217 25551.001 20027.937 25545.028 20026.230 25535.215 C 20024.524 25524.975 20021.324 25518.788 20016.630 25516.655 C 20015.350 25517.935 20013.004 25520.708 20009.590 25524.975 C 20002.337 25533.935 19997.644 25538.841 19995.510 25539.695 L 19991.670 25545.455 C 19985.697 25548.015 19979.724 25552.068 19973.750 25557.615 C 19968.204 25563.161 19962.657 25568.495 19957.110 25573.615 L 19952.630 25572.975 C 19950.924 25572.975 19947.297 25574.255 19941.750 25576.815 C 19936.204 25579.375 19932.150 25581.508 19929.590 25583.215 C 19924.897 25582.788 19919.777 25582.148 19914.230 25581.295 C 19909.110 25580.441 19905.057 25578.735 19902.070 25576.175 C 19903.350 25573.188 19903.990 25570.841 19903.990 25569.135 C 19902.710 25569.561 19901.430 25569.775 19900.150 25569.775 C 19898.444 25569.775 19896.950 25567.641 19895.670 25563.375 L 19893.750 25556.975 L 19891.190 25556.975 C 19887.777 25547.588 19885.430 25540.335 19884.150 25535.215 C 19882.870 25530.095 19882.230 25523.268 19882.230 25514.735 C 19882.230 25483.161 19896.097 25447.535 19923.830 25407.855 C 19946.444 25375.428 19972.897 25346.841 20003.190 25322.095 C 20011.297 25315.268 20018.550 25309.508 20024.950 25304.815 C 20029.644 25301.828 20037.537 25296.708 20048.630 25289.455 ZM 20011.510 25354.735 C 20009.804 25359.001 20005.324 25365.615 19998.070 25374.575 C 19992.950 25380.975 19989.964 25384.815 19989.110 25386.095 L 19985.270 25386.735 L 19986.550 25389.295 L 19985.270 25392.495 L 19985.910 25394.415 C 19984.204 25396.975 19983.350 25399.321 19983.350 25401.455 L 19978.870 25401.455 L 19978.870 25404.655 C 19975.457 25407.641 19973.964 25411.481 19974.390 25416.175 L 19968.630 25418.095 L 19969.910 25422.575 L 19966.070 25429.615 L 19960.950 25427.055 L 19959.670 25428.975 L 19962.870 25432.175 L 19965.430 25432.175 C 19964.577 25434.308 19964.150 25435.801 19964.150 25436.655 L 19960.950 25439.855 L 19964.150 25444.975 L 19959.030 25449.455 L 19958.390 25452.655 C 19959.244 25454.788 19959.670 25457.988 19959.670 25462.255 C 19958.817 25470.361 19958.390 25476.335 19958.390 25480.175 C 19958.390 25490.841 19960.097 25499.375 19963.510 25505.775 C 19967.350 25512.175 19971.830 25515.375 19976.950 25515.375 C 19985.057 25515.375 19993.164 25512.601 20001.270 25507.055 C 20009.377 25501.508 20014.924 25497.881 20017.910 25496.175 C 20019.190 25493.188 20021.537 25486.361 20024.950 25475.695 C 20028.364 25464.601 20031.350 25456.281 20033.910 25450.735 C 20040.310 25435.375 20046.070 25422.575 20051.190 25412.335 C 20054.604 25405.508 20061.217 25393.135 20071.030 25375.215 C 20074.870 25368.815 20076.790 25361.561 20076.790 25353.455 C 20076.790 25344.068 20075.297 25335.961 20072.310 25329.135 C 20068.044 25319.321 20061.857 25314.415 20053.750 25314.415 C 20049.910 25314.415 20043.937 25317.615 20035.830 25324.015 L 20026.870 25331.695 C 20026.444 25334.255 20024.310 25337.668 20020.470 25341.935 C 20018.337 25344.495 20015.137 25347.908 20010.870 25352.175 L 20011.510 25354.735 ZM 20222.121 25458.415 L 20222.121 25453.295 C 20223.401 25452.441 20224.894 25451.588 20226.601 25450.735 L 20235.561 25445.615 L 20238.761 25446.255 L 20238.761 25450.735 L 20233.641 25455.215 L 20231.721 25460.335 C 20231.721 25461.615 20230.441 25466.308 20227.881 25474.415 C 20225.747 25482.521 20224.681 25487.855 20224.681 25490.415 C 20224.681 25496.388 20225.961 25502.575 20228.521 25508.975 C 20231.507 25515.375 20235.134 25520.068 20239.401 25523.055 L 20243.241 25525.615 C 20252.201 25532.015 20261.161 25534.575 20270.121 25533.295 L 20270.761 25535.855 L 20272.041 25532.655 L 20275.881 25528.815 L 20282.281 25530.095 L 20284.201 25533.935 L 20291.241 25525.615 C 20296.361 25527.321 20300.201 25528.175 20302.761 25528.175 C 20301.481 25526.468 20301.054 25525.401 20301.481 25524.975 L 20304.681 25520.495 L 20309.801 25521.775 C 20309.374 25520.921 20309.801 25519.855 20311.081 25518.575 C 20312.361 25517.295 20313.641 25516.868 20314.921 25517.295 C 20319.187 25512.175 20321.321 25505.988 20321.321 25498.735 C 20321.321 25490.628 20317.694 25483.588 20310.441 25477.615 C 20304.894 25473.348 20298.494 25469.935 20291.241 25467.375 C 20283.987 25464.388 20275.454 25459.695 20265.641 25453.295 C 20256.254 25446.468 20249.641 25441.775 20245.801 25439.215 L 20247.721 25435.375 L 20244.521 25430.895 L 20243.241 25436.015 C 20236.841 25430.041 20231.081 25422.361 20225.961 25412.975 L 20227.881 25411.055 L 20223.401 25410.415 C 20222.121 25407.001 20221.054 25404.228 20220.201 25402.095 C 20219.774 25399.961 20219.774 25397.828 20220.201 25395.695 L 20216.361 25384.175 C 20216.361 25368.388 20222.974 25353.668 20236.201 25340.015 C 20242.601 25333.615 20266.707 25316.761 20308.521 25289.455 L 20324.521 25279.215 L 20342.441 25268.335 L 20345.641 25267.695 C 20350.334 25265.988 20353.747 25264.921 20355.881 25264.495 C 20362.281 25262.788 20368.681 25261.935 20375.081 25261.935 C 20390.014 25261.935 20401.534 25266.841 20409.641 25276.655 C 20418.174 25286.041 20422.441 25298.415 20422.441 25313.775 C 20422.441 25315.055 20421.587 25317.615 20419.881 25321.455 C 20418.601 25324.868 20417.747 25327.001 20417.321 25327.855 L 20411.561 25332.335 L 20414.761 25331.695 L 20413.481 25333.615 C 20410.921 25338.308 20408.574 25342.788 20406.441 25347.055 C 20404.307 25350.895 20401.534 25355.161 20398.121 25359.855 L 20396.201 25357.295 C 20389.801 25362.841 20382.974 25369.241 20375.721 25376.495 C 20363.774 25389.295 20356.947 25396.335 20355.241 25397.615 L 20352.681 25396.335 L 20359.721 25380.335 L 20358.441 25379.055 C 20358.867 25376.495 20359.081 25373.081 20359.081 25368.815 L 20359.081 25357.295 C 20357.801 25353.028 20356.947 25350.041 20356.521 25348.335 C 20350.974 25335.535 20346.067 25326.575 20341.801 25321.455 C 20334.121 25312.068 20325.374 25307.375 20315.561 25307.375 C 20307.881 25307.375 20302.547 25310.361 20299.561 25316.335 C 20298.281 25316.761 20297.001 25316.975 20295.721 25316.975 L 20295.721 25320.815 C 20295.721 25322.948 20294.014 25330.628 20290.601 25343.855 C 20288.894 25350.255 20287.827 25355.588 20287.401 25359.855 C 20288.681 25361.561 20289.534 25362.841 20289.961 25363.695 C 20292.094 25366.681 20293.587 25367.961 20294.441 25367.535 L 20296.361 25377.775 L 20301.481 25379.055 C 20302.761 25382.041 20304.254 25384.815 20305.961 25387.375 C 20307.667 25389.935 20309.801 25391.855 20312.361 25393.135 C 20313.641 25395.268 20314.707 25396.548 20315.561 25396.975 C 20316.414 25397.828 20316.414 25398.681 20315.561 25399.535 C 20315.134 25400.388 20317.481 25402.521 20322.601 25405.935 L 20330.281 25404.655 L 20329.001 25411.055 C 20330.281 25411.481 20331.774 25411.908 20333.481 25412.335 C 20335.187 25412.335 20336.041 25412.761 20336.041 25413.615 L 20337.961 25417.455 L 20342.441 25416.175 L 20350.121 25428.975 L 20352.041 25419.375 C 20353.747 25420.228 20355.027 25422.361 20355.881 25425.775 L 20358.441 25425.775 C 20361.001 25426.628 20363.347 25427.695 20365.481 25428.975 C 20368.041 25429.828 20369.107 25430.895 20368.681 25432.175 C 20372.947 25437.295 20375.721 25441.561 20377.001 25444.975 C 20378.707 25444.548 20380.414 25443.908 20382.121 25443.055 L 20382.761 25447.535 L 20378.921 25451.375 L 20378.281 25454.575 L 20382.121 25450.735 L 20383.401 25452.655 L 20385.961 25458.415 C 20385.534 25458.841 20384.254 25460.975 20382.121 25464.815 C 20380.414 25468.655 20379.134 25470.361 20378.281 25469.935 L 20377.641 25475.695 L 20378.921 25478.895 L 20366.761 25492.975 L 20364.841 25491.055 C 20362.707 25495.321 20358.654 25499.588 20352.681 25503.855 C 20346.707 25507.695 20341.161 25511.321 20336.041 25514.735 C 20333.907 25516.015 20331.134 25518.361 20327.721 25521.775 C 20324.307 25525.188 20321.321 25527.961 20318.761 25530.095 L 20314.281 25534.575 C 20311.294 25537.561 20309.587 25538.841 20309.161 25538.415 L 20304.041 25543.535 L 20301.481 25543.535 L 20296.361 25548.015 L 20298.281 25551.215 L 20294.441 25557.615 L 20289.961 25556.335 C 20289.961 25554.201 20289.534 25553.135 20288.681 25553.135 L 20288.681 25557.615 L 20287.401 25562.095 L 20285.481 25561.455 L 20279.721 25565.295 L 20279.721 25570.415 C 20278.867 25570.841 20277.801 25570.841 20276.521 25570.415 C 20275.241 25569.561 20274.387 25568.921 20273.961 25568.495 L 20273.321 25571.055 C 20269.481 25572.335 20267.561 25573.615 20267.561 25574.895 L 20263.081 25576.175 L 20257.961 25578.735 L 20253.481 25578.735 L 20249.001 25578.735 L 20249.001 25581.935 L 20243.881 25583.215 C 20244.734 25584.068 20244.521 25584.921 20243.241 25585.775 C 20242.387 25587.055 20241.534 25587.268 20240.681 25586.415 L 20239.401 25580.655 L 20238.121 25583.855 L 20234.921 25587.055 L 20233.001 25581.935 L 20233.641 25580.015 L 20229.801 25580.015 L 20229.801 25587.695 C 20228.521 25587.268 20226.174 25587.055 20222.761 25587.055 C 20214.227 25587.055 20208.894 25586.415 20206.761 25585.135 L 20204.201 25585.775 L 20201.641 25580.655 L 20192.681 25580.015 L 20192.681 25574.895 L 20190.761 25576.175 C 20183.081 25572.335 20177.321 25566.788 20173.481 25559.535 C 20169.641 25552.281 20167.721 25544.175 20167.721 25535.215 C 20167.721 25520.281 20173.694 25505.988 20185.641 25492.335 C 20196.307 25480.815 20207.187 25469.295 20218.281 25457.775 L 20222.121 25458.415 ZM 20672.520 25496.175 L 20673.800 25487.215 L 20677.640 25485.935 L 20678.280 25479.535 L 20677.000 25478.255 L 20681.480 25473.775 C 20684.467 25470.361 20685.960 25467.588 20685.960 25465.455 C 20685.960 25463.321 20684.467 25462.255 20681.480 25462.255 L 20683.400 25460.975 C 20685.534 25459.695 20686.600 25457.988 20686.600 25455.855 C 20686.600 25451.588 20687.667 25447.961 20689.800 25444.975 C 20692.360 25441.988 20694.280 25441.135 20695.560 25442.415 L 20694.920 25437.295 L 20696.200 25430.895 L 20698.760 25430.895 L 20697.480 25425.135 L 20700.680 25423.215 L 20699.400 25421.935 L 20703.880 25420.655 L 20702.600 25414.895 L 20708.360 25411.055 L 20705.800 25405.935 C 20706.227 25404.655 20706.867 25403.588 20707.720 25402.735 C 20708.574 25401.455 20709.640 25401.241 20710.920 25402.095 L 20710.920 25393.135 C 20713.054 25391.855 20714.120 25390.788 20714.120 25389.935 C 20714.547 25388.655 20715.614 25388.015 20717.320 25388.015 L 20719.240 25387.375 C 20717.534 25382.255 20719.240 25377.135 20724.360 25372.015 C 20723.507 25370.735 20723.507 25370.095 20724.360 25370.095 C 20725.214 25369.668 20726.280 25369.241 20727.560 25368.815 L 20727.560 25362.415 C 20729.267 25364.121 20730.547 25364.121 20731.400 25362.415 C 20732.680 25360.281 20733.320 25356.441 20733.320 25350.895 L 20739.080 25349.615 L 20741.640 25344.495 L 20740.360 25336.815 L 20735.240 25336.815 C 20730.547 25336.815 20719.667 25339.588 20702.600 25345.135 C 20693.214 25348.121 20686.174 25349.615 20681.480 25349.615 L 20674.440 25348.335 L 20701.320 25308.655 L 20707.080 25305.455 C 20711.347 25295.641 20722.014 25288.388 20739.080 25283.695 C 20759.134 25280.281 20772.147 25277.935 20778.120 25276.655 C 20786.227 25268.121 20795.614 25256.175 20806.280 25240.815 C 20815.240 25228.015 20824.200 25215.001 20833.160 25201.775 C 20843.400 25188.975 20851.720 25179.588 20858.120 25173.615 C 20869.640 25162.521 20880.094 25155.908 20889.480 25153.775 C 20891.614 25150.788 20895.240 25148.015 20900.360 25145.455 C 20905.907 25142.895 20910.814 25140.975 20915.080 25139.695 L 20920.200 25148.015 C 20919.347 25151.855 20917.214 25157.188 20913.800 25164.015 L 20909.320 25171.695 L 20901.640 25176.175 C 20900.787 25183.001 20897.587 25190.468 20892.040 25198.575 C 20886.494 25206.681 20882.867 25213.081 20881.160 25217.775 L 20876.040 25219.695 L 20878.600 25226.095 C 20875.187 25226.095 20873.480 25226.521 20873.480 25227.375 L 20873.480 25233.135 L 20869.000 25237.615 L 20865.800 25237.615 L 20857.480 25257.455 L 20851.080 25257.455 C 20852.787 25260.868 20853.000 25264.068 20851.720 25267.055 L 20896.520 25265.775 C 20903.347 25265.775 20910.174 25265.988 20917.000 25266.415 C 20923.827 25266.415 20930.867 25267.481 20938.120 25269.615 C 20935.134 25276.868 20931.934 25282.841 20928.520 25287.535 L 20923.400 25288.175 L 20920.200 25295.215 L 20912.520 25297.775 L 20907.400 25305.455 C 20903.560 25310.575 20898.867 25314.841 20893.320 25318.255 C 20888.200 25321.668 20882.014 25324.655 20874.760 25327.215 L 20860.680 25325.295 L 20838.920 25327.215 C 20838.067 25325.935 20834.014 25326.361 20826.760 25328.495 C 20819.934 25330.201 20815.880 25330.841 20814.600 25330.415 C 20813.320 25329.988 20812.254 25330.628 20811.400 25332.335 C 20810.974 25333.615 20810.120 25334.041 20808.840 25333.615 C 20805.427 25340.868 20803.080 25346.201 20801.800 25349.615 C 20797.107 25360.281 20794.334 25367.535 20793.480 25371.375 L 20790.280 25377.775 C 20783.027 25388.441 20777.907 25396.975 20774.920 25403.375 C 20772.360 25409.775 20770.440 25416.601 20769.160 25423.855 C 20767.880 25423.428 20766.814 25424.068 20765.960 25425.775 C 20765.534 25427.055 20765.747 25428.335 20766.600 25429.615 L 20764.040 25436.655 L 20758.280 25438.575 C 20759.560 25440.281 20761.054 25441.775 20762.760 25443.055 C 20759.347 25449.455 20757.427 25453.081 20757.000 25453.935 C 20755.294 25458.201 20754.440 25462.255 20754.440 25466.095 L 20752.520 25468.015 L 20753.160 25472.495 C 20751.880 25476.335 20751.027 25479.321 20750.600 25481.455 C 20748.467 25489.135 20747.400 25493.615 20747.400 25494.895 C 20747.400 25501.721 20748.467 25507.055 20750.600 25510.895 C 20752.734 25514.735 20756.787 25516.655 20762.760 25516.655 C 20777.694 25516.655 20800.734 25504.495 20831.880 25480.175 C 20858.334 25459.268 20875.400 25443.268 20883.080 25432.175 L 20887.560 25432.175 L 20874.760 25448.815 C 20869.640 25456.068 20860.894 25466.095 20848.520 25478.895 C 20834.440 25493.401 20824.840 25503.428 20819.720 25508.975 C 20815.027 25514.521 20809.694 25520.281 20803.720 25526.255 C 20798.174 25532.228 20792.414 25537.348 20786.440 25541.615 L 20784.520 25542.895 C 20780.254 25548.015 20775.134 25552.921 20769.160 25557.615 C 20759.347 25565.721 20753.800 25570.415 20752.520 25571.695 L 20750.600 25569.135 C 20748.467 25569.135 20745.267 25571.055 20741.000 25574.895 C 20738.440 25577.455 20736.520 25578.948 20735.240 25579.375 L 20736.520 25581.295 C 20731.400 25582.148 20727.347 25584.708 20724.360 25588.975 L 20707.720 25591.535 C 20695.347 25591.535 20685.534 25585.348 20678.280 25572.975 C 20671.027 25560.601 20667.400 25547.801 20667.400 25534.575 L 20667.400 25517.935 C 20667.827 25512.388 20669.107 25506.628 20671.240 25500.655 L 20672.520 25496.175 ZM 20846.141 25574.255 L 20852.541 25551.215 L 20849.981 25549.295 L 20853.821 25548.655 L 20853.181 25546.095 C 20859.154 25539.695 20865.127 25529.028 20871.101 25514.095 C 20875.367 25503.855 20878.354 25496.815 20880.061 25492.975 L 20892.221 25467.375 L 20894.781 25467.375 L 20896.701 25458.415 L 20905.661 25444.335 L 20906.301 25441.775 C 20906.301 25438.361 20914.194 25423.215 20929.981 25396.335 C 20945.767 25369.028 20954.301 25352.388 20955.581 25346.415 C 20957.287 25346.841 20958.994 25345.775 20960.701 25343.215 C 20962.834 25340.655 20963.901 25338.521 20963.901 25336.815 C 20964.327 25334.681 20964.541 25333.188 20964.541 25332.335 C 20964.967 25331.055 20965.821 25330.841 20967.101 25331.695 L 20973.501 25313.135 L 20977.341 25311.215 L 20976.061 25309.295 C 20977.767 25305.028 20980.327 25300.121 20983.741 25294.575 C 20987.154 25288.601 20989.501 25284.335 20990.781 25281.775 L 20989.501 25280.495 C 20989.501 25279.641 20990.141 25278.788 20991.421 25277.935 C 20992.701 25276.655 20993.767 25275.801 20994.621 25275.375 L 21002.301 25255.535 C 21003.154 25256.388 21004.221 25255.961 21005.501 25254.255 C 21006.781 25252.548 21006.354 25251.055 21004.221 25249.775 L 21013.181 25240.175 L 21012.541 25236.975 L 21015.741 25231.215 C 21017.021 25231.641 21017.874 25231.215 21018.301 25229.935 L 21020.861 25224.815 L 21024.061 25219.695 C 21027.901 25215.428 21032.167 25209.028 21036.861 25200.495 C 21039.421 25196.228 21043.261 25189.188 21048.381 25179.375 C 21050.514 25177.241 21053.714 25171.908 21057.981 25163.375 C 21062.674 25154.841 21064.807 25149.508 21064.381 25147.375 C 21065.234 25145.668 21066.727 25143.961 21068.861 25142.255 C 21070.994 25140.121 21073.981 25137.988 21077.821 25135.855 L 21077.181 25133.295 C 21077.181 25130.735 21080.594 25127.748 21087.421 25124.335 C 21094.247 25120.495 21099.367 25118.361 21102.781 25117.935 L 21105.981 25116.655 L 21107.261 25115.375 C 21108.967 25116.655 21110.674 25117.721 21112.381 25118.575 L 21112.381 25116.015 C 21114.941 25114.735 21119.847 25112.815 21127.101 25110.255 C 21134.781 25107.695 21140.114 25106.415 21143.101 25106.415 C 21144.807 25107.695 21146.727 25108.975 21148.861 25110.255 L 21144.381 25126.255 L 21140.541 25126.895 L 21142.461 25132.015 C 21142.461 25135.001 21141.607 25137.135 21139.901 25138.415 C 21138.194 25139.695 21136.487 25140.761 21134.781 25141.615 L 21134.781 25145.455 L 21130.301 25150.575 L 21130.941 25155.695 L 21129.021 25162.095 L 21125.821 25161.455 C 21124.114 25161.455 21122.621 25162.521 21121.341 25164.655 C 21120.487 25166.361 21120.914 25168.495 21122.621 25171.055 L 21125.821 25171.055 C 21125.821 25171.908 21124.327 25172.761 21121.341 25173.615 C 21118.781 25174.041 21117.714 25174.895 21118.141 25176.175 L 21111.101 25178.095 C 21112.807 25178.948 21113.021 25180.015 21111.741 25181.295 C 21110.887 25182.148 21109.607 25183.215 21107.901 25184.495 C 21107.901 25186.201 21107.687 25187.908 21107.261 25189.615 C 21107.261 25190.895 21106.834 25191.321 21105.981 25190.895 L 21110.461 25201.775 L 21104.701 25204.335 L 21104.061 25207.535 L 21097.021 25205.615 L 21094.461 25208.175 L 21102.781 25214.575 L 21102.141 25216.495 L 21094.461 25215.215 L 21084.861 25218.415 L 21084.861 25223.535 L 21090.621 25224.175 L 21086.141 25228.015 L 21079.101 25227.375 L 21077.181 25228.655 L 21083.581 25234.415 L 21086.141 25231.855 L 21089.981 25235.695 L 21094.461 25236.335 L 21088.061 25245.935 L 21077.821 25247.215 L 21079.101 25249.135 L 21079.101 25255.535 L 21077.181 25256.815 L 21084.221 25257.455 L 21079.101 25260.655 L 21072.061 25258.735 L 21075.261 25265.135 L 21070.781 25265.135 L 21074.621 25272.175 L 21076.541 25271.535 C 21073.554 25275.801 21069.287 25277.935 21063.741 25277.935 L 21063.741 25280.495 L 21073.341 25280.495 L 21072.061 25282.415 L 21065.021 25284.335 C 21065.874 25285.615 21066.301 25288.175 21066.301 25292.015 L 21060.541 25293.935 L 21059.901 25299.055 C 21057.341 25299.908 21055.421 25300.761 21054.141 25301.615 L 21050.301 25301.615 L 21052.861 25308.015 L 21047.741 25317.615 C 21049.874 25318.468 21051.154 25318.468 21051.581 25317.615 L 21053.501 25315.695 L 21054.141 25318.255 C 21052.007 25320.388 21051.154 25321.668 21051.581 25322.095 L 21045.821 25320.815 C 21046.674 25323.801 21045.821 25325.508 21043.261 25325.935 L 21038.781 25325.935 L 21037.501 25329.775 L 21043.901 25332.975 L 21039.421 25332.975 C 21033.874 25332.975 21031.101 25335.108 21031.101 25339.375 C 21031.101 25344.921 21033.021 25347.695 21036.861 25347.695 L 21088.061 25308.015 C 21112.381 25290.948 21131.154 25282.415 21144.381 25282.415 C 21147.367 25282.415 21150.141 25283.268 21152.701 25284.975 C 21158.247 25288.815 21161.661 25290.735 21162.941 25290.735 C 21164.647 25290.735 21165.501 25291.588 21165.501 25293.295 C 21165.501 25295.001 21165.287 25296.708 21164.861 25298.415 L 21168.701 25298.415 C 21169.554 25300.121 21170.194 25303.108 21170.621 25307.375 C 21171.047 25311.641 21171.474 25314.415 21171.901 25315.695 L 21172.541 25317.615 L 21170.621 25324.015 L 21173.821 25327.855 C 21172.541 25330.841 21171.474 25333.615 21170.621 25336.175 C 21169.767 25338.308 21168.701 25340.228 21167.421 25341.935 L 21170.621 25343.855 C 21169.767 25346.415 21168.914 25348.761 21168.061 25350.895 L 21161.021 25356.655 L 21162.941 25361.135 C 21162.941 25364.548 21161.874 25366.468 21159.741 25366.895 C 21157.607 25367.321 21156.541 25370.308 21156.541 25375.855 L 21153.341 25375.855 L 21154.621 25380.975 L 21146.301 25384.175 C 21148.434 25385.881 21149.501 25387.375 21149.501 25388.655 C 21149.501 25389.935 21148.434 25391.215 21146.301 25392.495 C 21144.167 25393.775 21142.674 25393.988 21141.821 25393.135 L 21143.741 25400.175 C 21142.034 25399.321 21140.541 25399.961 21139.261 25402.095 C 21138.407 25403.801 21138.621 25405.295 21139.901 25406.575 C 21135.207 25413.828 21132.861 25420.015 21132.861 25425.135 L 21129.021 25425.135 C 21127.314 25425.135 21126.674 25425.988 21127.101 25427.695 C 21127.527 25429.401 21128.167 25430.468 21129.021 25430.895 L 21122.621 25439.215 L 21119.421 25440.495 L 21123.261 25445.615 C 21119.847 25445.615 21118.354 25446.895 21118.781 25449.455 C 21119.634 25451.588 21119.421 25453.081 21118.141 25453.935 C 21116.861 25454.788 21115.581 25455.428 21114.301 25455.855 L 21116.861 25464.175 L 21111.101 25466.735 L 21109.181 25473.775 L 21111.101 25475.055 L 21107.261 25477.615 C 21105.981 25478.468 21105.127 25478.895 21104.701 25478.895 L 21100.861 25484.655 L 21102.781 25489.135 C 21102.781 25490.415 21102.141 25491.481 21100.861 25492.335 C 21099.581 25493.188 21098.301 25493.828 21097.021 25494.255 L 21097.661 25496.175 C 21099.367 25497.028 21100.434 25497.668 21100.861 25498.095 L 21102.141 25499.375 C 21100.861 25501.508 21099.794 25503.641 21098.941 25505.775 C 21098.087 25507.908 21096.594 25508.548 21094.461 25507.695 L 21092.541 25514.095 L 21100.221 25519.215 C 21104.487 25518.788 21111.741 25514.308 21121.981 25505.775 C 21135.634 25493.828 21149.501 25481.881 21163.581 25469.935 L 21168.061 25468.655 L 21169.341 25465.455 C 21171.047 25464.175 21173.394 25462.681 21176.381 25460.975 C 21179.367 25458.841 21181.714 25457.988 21183.421 25458.415 L 21173.181 25475.055 C 21161.234 25488.281 21138.407 25508.761 21104.701 25536.495 C 21066.727 25567.641 21043.474 25583.215 21034.941 25583.215 C 21024.274 25583.215 21017.234 25578.735 21013.821 25569.775 C 21010.834 25560.388 21009.341 25549.295 21009.341 25536.495 L 21010.621 25535.215 L 21010.621 25527.535 C 21011.901 25527.961 21012.541 25527.321 21012.541 25525.615 C 21012.967 25523.481 21013.181 25521.135 21013.181 25518.575 C 21015.314 25516.015 21016.807 25513.241 21017.661 25510.255 C 21018.514 25507.268 21019.154 25504.068 21019.581 25500.655 L 21021.501 25494.895 L 21023.421 25494.255 C 21027.687 25484.441 21036.861 25466.095 21050.941 25439.215 C 21075.687 25392.708 21088.061 25360.708 21088.061 25343.215 L 21083.581 25332.335 C 21076.754 25333.615 21068.434 25338.308 21058.621 25346.415 L 21016.381 25380.975 L 21014.461 25390.575 L 21009.981 25389.935 L 21006.781 25393.135 L 21013.181 25397.615 L 21006.141 25398.255 L 21006.141 25401.455 L 21001.021 25402.735 C 21001.021 25405.721 21002.301 25407.215 21004.861 25407.215 L 21009.981 25409.775 L 21006.141 25411.055 L 20998.461 25411.055 C 20996.327 25411.055 20995.687 25412.548 20996.541 25415.535 L 20989.501 25415.535 L 20993.981 25421.935 C 20993.127 25422.788 20993.127 25425.348 20993.981 25429.615 L 20994.621 25423.215 L 20997.181 25423.215 C 20999.741 25424.068 21001.447 25424.495 21002.301 25424.495 L 20993.341 25430.895 L 20985.661 25429.615 C 20981.821 25432.175 20980.541 25434.735 20981.821 25437.295 L 20991.421 25441.135 L 20993.341 25440.495 L 20992.061 25443.055 C 20989.074 25446.041 20986.301 25446.681 20983.741 25444.975 L 20981.181 25450.735 L 20984.381 25451.375 C 20979.261 25450.948 20973.927 25452.228 20968.381 25455.215 L 20968.381 25458.415 L 20971.581 25463.535 L 20977.341 25462.895 L 20979.261 25464.175 C 20979.261 25468.015 20978.194 25469.935 20976.061 25469.935 C 20972.647 25468.655 20970.087 25468.015 20968.381 25468.015 L 20965.181 25475.695 L 20968.381 25476.975 L 20953.661 25491.055 L 20959.421 25495.535 L 20961.981 25495.535 L 20961.981 25498.735 L 20958.781 25498.735 L 20949.181 25501.935 L 20945.341 25503.855 C 20944.487 25505.988 20944.487 25507.268 20945.341 25507.695 C 20946.194 25508.121 20947.047 25508.335 20947.901 25508.335 L 20935.101 25517.295 L 20932.541 25524.335 C 20933.394 25523.908 20934.461 25523.481 20935.741 25523.055 C 20936.167 25524.761 20935.741 25526.255 20934.461 25527.535 C 20933.181 25528.388 20932.327 25529.028 20931.901 25529.455 L 20935.741 25530.735 L 20933.181 25538.415 L 20928.061 25542.895 C 20926.354 25542.041 20923.367 25543.961 20919.101 25548.655 C 20917.821 25549.935 20915.901 25552.068 20913.341 25555.055 C 20910.781 25558.041 20907.154 25560.388 20902.461 25562.095 C 20893.927 25565.508 20888.594 25568.708 20886.461 25571.695 C 20883.047 25572.975 20880.701 25572.548 20879.421 25570.415 L 20876.221 25576.815 C 20871.954 25578.095 20867.901 25578.521 20864.061 25578.095 L 20857.661 25581.935 C 20856.381 25581.081 20855.101 25580.441 20853.821 25580.015 L 20849.981 25580.015 C 20846.994 25580.015 20845.501 25578.735 20845.501 25576.175 L 20846.141 25574.255 ZM 21186.620 25503.855 L 21186.620 25501.295 L 21189.820 25491.055 C 21188.967 25491.055 21188.114 25490.841 21187.260 25490.415 C 21186.834 25488.281 21187.687 25487.001 21189.820 25486.575 L 21189.820 25482.095 L 21192.380 25482.095 L 21190.460 25472.495 C 21190.460 25469.081 21192.807 25461.828 21197.500 25450.735 C 21200.914 25442.628 21204.540 25434.521 21208.380 25426.415 L 21210.940 25426.415 C 21215.634 25411.908 21229.287 25392.921 21251.900 25369.455 C 21274.940 25345.561 21293.927 25330.201 21308.860 25323.375 C 21328.487 25309.295 21345.980 25297.988 21361.340 25289.455 C 21385.234 25275.801 21404.007 25268.975 21417.660 25268.975 C 21428.754 25268.975 21437.287 25272.601 21443.260 25279.855 C 21449.234 25287.108 21452.220 25296.281 21452.220 25307.375 L 21451.580 25314.415 C 21450.727 25316.121 21449.874 25317.615 21449.020 25318.895 C 21449.020 25319.748 21448.807 25321.668 21448.380 25324.655 C 21447.527 25325.935 21446.887 25327.001 21446.460 25327.855 L 21441.340 25339.375 C 21439.634 25340.228 21438.567 25340.655 21438.140 25340.655 C 21438.140 25341.508 21438.354 25342.148 21438.780 25342.575 L 21431.100 25353.455 L 21427.900 25354.735 L 21426.620 25359.855 C 21425.767 25359.428 21423.634 25360.708 21420.220 25363.695 L 21414.460 25369.455 L 21408.700 25368.815 L 21402.300 25372.655 C 21403.580 25373.081 21405.074 25373.508 21406.780 25373.935 L 21396.540 25381.615 L 21393.340 25379.695 L 21391.420 25380.335 L 21392.060 25384.815 L 21379.900 25388.015 C 21373.927 25394.415 21363.900 25400.388 21349.820 25405.935 C 21345.127 25407.641 21338.300 25409.988 21329.340 25412.975 C 21328.060 25413.828 21326.780 25414.468 21325.500 25414.895 C 21323.794 25414.895 21320.594 25415.961 21315.900 25418.095 C 21311.634 25420.228 21309.287 25421.295 21308.860 25421.295 C 21303.740 25423.855 21297.127 25426.841 21289.020 25430.255 C 21280.914 25433.668 21275.794 25434.948 21273.660 25434.095 L 21267.900 25447.535 C 21268.754 25447.108 21269.607 25447.961 21270.460 25450.095 L 21267.900 25448.815 L 21264.700 25448.815 L 21264.700 25452.655 L 21269.180 25454.575 C 21268.327 25454.575 21267.260 25457.988 21265.980 25464.815 C 21264.700 25471.641 21264.060 25478.468 21264.060 25485.295 C 21264.060 25496.388 21266.620 25505.561 21271.740 25512.815 C 21276.860 25519.641 21284.540 25523.055 21294.780 25523.055 C 21305.874 25523.055 21320.167 25517.508 21337.660 25506.415 C 21351.314 25497.881 21364.967 25489.135 21378.620 25480.175 C 21386.727 25472.921 21394.834 25465.455 21402.940 25457.775 C 21406.354 25455.215 21411.687 25451.801 21418.940 25447.535 L 21420.860 25453.295 C 21418.727 25457.561 21413.820 25462.681 21406.140 25468.655 C 21398.887 25474.628 21394.194 25478.895 21392.060 25481.455 L 21389.500 25481.455 L 21381.820 25487.855 L 21378.620 25491.055 L 21374.140 25497.455 L 21371.580 25497.455 L 21358.780 25510.255 C 21352.807 25516.228 21348.114 25520.495 21344.700 25523.055 L 21303.100 25555.055 C 21300.967 25555.481 21299.474 25555.908 21298.620 25556.335 C 21297.767 25556.761 21298.194 25557.615 21299.900 25558.895 L 21280.060 25570.415 L 21280.060 25567.215 L 21273.660 25570.415 L 21274.300 25572.975 C 21273.020 25573.401 21270.034 25573.615 21265.340 25573.615 L 21262.780 25575.535 L 21257.020 25575.535 L 21253.820 25579.375 C 21252.540 25578.521 21249.767 25578.095 21245.500 25578.095 L 21229.500 25578.095 L 21230.780 25575.535 C 21228.647 25575.961 21225.874 25575.748 21222.460 25574.895 C 21219.474 25574.041 21216.274 25572.975 21212.860 25571.695 L 21212.860 25569.135 L 21217.340 25567.855 L 21215.420 25566.575 L 21207.740 25566.575 C 21204.754 25565.295 21202.407 25562.948 21200.700 25559.535 L 21205.180 25558.255 L 21203.260 25555.055 L 21196.860 25555.695 C 21194.300 25549.721 21193.660 25544.601 21194.940 25540.335 L 21191.740 25540.975 L 21191.740 25538.415 C 21194.300 25538.415 21195.367 25537.561 21194.940 25535.855 L 21189.180 25535.855 C 21191.740 25534.148 21193.020 25531.588 21193.020 25528.175 L 21187.900 25519.215 L 21190.460 25516.655 L 21186.620 25510.895 L 21186.620 25503.855 ZM 21359.420 25382.895 C 21366.674 25376.921 21372.434 25369.881 21376.700 25361.775 C 21381.394 25353.241 21383.740 25344.708 21383.740 25336.175 C 21383.740 25331.055 21382.034 25326.361 21378.620 25322.095 C 21375.207 25317.828 21370.727 25315.695 21365.180 25315.695 C 21362.194 25315.695 21360.060 25316.975 21358.780 25319.535 L 21353.020 25319.535 L 21355.580 25322.735 L 21357.500 25321.455 L 21338.940 25334.895 C 21337.660 25338.735 21334.674 25341.935 21329.980 25344.495 L 21321.660 25350.255 L 21321.660 25352.815 L 21326.780 25352.815 L 21320.380 25354.095 L 21317.820 25356.015 L 21313.980 25359.215 L 21312.060 25362.415 L 21309.500 25362.415 L 21308.220 25364.335 C 21308.220 25365.188 21309.927 25366.255 21313.340 25367.535 L 21309.500 25370.735 C 21308.220 25370.735 21304.807 25372.868 21299.260 25377.135 L 21297.980 25384.815 L 21296.700 25388.015 L 21294.140 25388.015 L 21287.100 25397.615 L 21289.020 25395.055 L 21292.220 25395.055 L 21289.020 25398.255 L 21286.460 25398.895 L 21286.460 25401.455 C 21280.060 25402.308 21276.220 25403.375 21274.940 25404.655 L 21276.860 25406.575 L 21278.780 25405.295 L 21284.540 25405.295 L 21282.620 25408.495 L 21280.060 25408.495 L 21280.060 25413.615 L 21281.980 25414.895 C 21278.994 25414.895 21276.860 25416.175 21275.580 25418.735 C 21286.674 25418.735 21301.607 25414.895 21320.380 25407.215 C 21339.154 25399.108 21352.167 25391.001 21359.420 25382.895 ZM 21613.801 25578.735 C 21621.907 25561.241 21636.841 25535.428 21658.601 25501.295 C 21679.934 25467.161 21694.654 25441.775 21702.761 25425.135 C 21720.254 25397.828 21732.627 25377.775 21739.881 25364.975 C 21755.241 25337.668 21763.987 25317.401 21766.121 25304.175 C 21784.467 25293.081 21798.547 25284.761 21808.361 25279.215 C 21818.601 25273.668 21826.707 25270.895 21832.681 25270.895 L 21839.081 25276.015 L 21841.641 25285.615 C 21841.641 25287.748 21840.787 25290.095 21839.081 25292.655 L 21836.521 25297.775 C 21837.374 25298.628 21837.801 25302.041 21837.801 25308.015 C 21836.094 25311.001 21834.601 25313.775 21833.321 25316.335 C 21832.041 25318.468 21830.334 25320.815 21828.201 25323.375 L 21828.201 25326.575 C 21829.907 25327.001 21831.187 25327.428 21832.041 25327.855 C 21833.321 25327.855 21834.814 25327.641 21836.521 25327.215 L 21834.601 25330.415 C 21834.174 25330.841 21831.827 25331.695 21827.561 25332.975 L 21823.081 25339.375 L 21828.841 25339.375 L 21827.561 25342.575 L 21819.241 25348.335 C 21818.387 25349.188 21818.387 25350.041 21819.241 25350.895 C 21820.094 25351.321 21820.947 25351.535 21821.801 25351.535 C 21822.654 25351.108 21823.507 25350.895 21824.361 25350.895 C 21824.361 25351.321 21824.574 25351.748 21825.001 25352.175 C 21851.454 25326.575 21874.067 25306.521 21892.841 25292.015 C 21912.041 25277.081 21924.841 25269.615 21931.241 25269.615 L 21940.201 25270.895 C 21939.774 25273.455 21940.627 25275.161 21942.761 25276.015 C 21942.761 25278.575 21941.694 25281.348 21939.561 25284.335 L 21935.721 25284.975 L 21933.161 25299.055 L 21930.601 25298.415 C 21929.747 25300.121 21929.107 25301.615 21928.681 25302.895 L 21922.921 25306.095 L 21920.361 25316.335 L 21925.481 25320.175 C 21924.627 25319.748 21923.987 25320.388 21923.561 25322.095 C 21923.134 25323.801 21923.347 25325.081 21924.201 25325.935 L 21917.161 25331.055 L 21912.681 25334.895 L 21915.241 25334.895 C 21911.827 25345.988 21908.627 25356.868 21905.641 25367.535 C 21905.214 25370.948 21904.147 25372.655 21902.441 25372.655 L 21903.721 25378.415 L 21906.921 25378.415 L 21906.921 25388.015 L 21913.321 25389.295 L 21924.201 25388.015 L 21933.161 25385.455 C 21945.534 25380.335 21960.681 25370.735 21978.601 25356.655 C 22000.787 25339.161 22015.081 25328.495 22021.481 25324.655 L 22021.481 25327.855 C 22018.067 25330.841 22003.561 25343.641 21977.961 25366.255 C 21959.187 25382.895 21945.961 25396.761 21938.281 25407.855 L 21933.801 25407.215 L 21927.401 25417.455 C 21922.281 25420.015 21915.241 25424.708 21906.281 25431.535 L 21893.481 25441.135 L 21894.761 25443.695 C 21889.214 25443.695 21882.387 25445.188 21874.281 25448.175 C 21866.174 25450.735 21858.494 25453.295 21851.241 25455.855 L 21851.241 25452.655 L 21842.921 25452.015 C 21836.094 25448.601 21831.401 25443.695 21828.841 25437.295 C 21826.707 25430.895 21825.641 25423.215 21825.641 25414.255 C 21825.641 25402.735 21828.201 25391.215 21833.321 25379.695 C 21838.867 25367.748 21844.414 25356.228 21849.961 25345.135 L 21795.561 25401.455 C 21795.561 25402.735 21794.707 25404.441 21793.001 25406.575 C 21791.721 25408.281 21790.227 25410.201 21788.521 25412.335 C 21786.814 25414.041 21782.974 25420.441 21777.001 25431.535 C 21771.454 25442.628 21766.334 25450.521 21761.641 25455.215 L 21763.561 25462.255 L 21761.001 25461.615 C 21759.721 25461.615 21758.441 25462.468 21757.161 25464.175 C 21755.881 25465.881 21755.667 25467.161 21756.521 25468.015 C 21756.947 25468.441 21757.801 25468.441 21759.081 25468.015 C 21760.361 25467.588 21761.001 25468.228 21761.001 25469.935 L 21757.161 25470.575 L 21754.601 25476.975 L 21748.841 25480.815 C 21748.841 25481.668 21749.054 25483.588 21749.481 25486.575 L 21742.441 25491.695 L 21741.801 25496.815 C 21743.507 25495.961 21745.214 25496.815 21746.921 25499.375 C 21743.081 25501.935 21738.601 25503.215 21733.481 25503.215 L 21733.481 25507.055 L 21741.801 25505.775 L 21736.041 25513.455 C 21730.494 25515.161 21725.801 25515.801 21721.961 25515.375 L 21720.041 25521.775 L 21728.361 25521.775 L 21734.121 25518.575 L 21734.121 25519.215 C 21732.841 25521.348 21732.627 25523.055 21733.481 25524.335 C 21727.081 25526.895 21722.174 25528.175 21718.761 25528.175 C 21717.907 25529.455 21717.481 25530.308 21717.481 25530.735 C 21716.201 25532.868 21715.134 25533.721 21714.281 25533.295 L 21712.361 25540.975 L 21714.281 25541.615 L 21720.681 25534.575 L 21726.441 25536.495 L 21728.361 25535.855 C 21728.361 25538.415 21726.654 25539.268 21723.241 25538.415 L 21719.401 25540.335 L 21725.801 25541.615 L 21722.601 25549.295 L 21718.121 25548.655 L 21718.761 25553.775 L 21714.281 25562.735 L 21702.761 25560.175 L 21698.921 25564.655 C 21701.481 25565.935 21704.254 25566.575 21707.241 25566.575 C 21708.521 25566.575 21710.441 25566.148 21713.001 25565.295 L 21701.481 25571.695 C 21700.201 25569.988 21699.134 25568.281 21698.281 25566.575 L 21693.801 25578.095 C 21686.974 25581.508 21682.707 25585.561 21681.001 25590.255 L 21676.521 25588.975 L 21679.081 25587.695 L 21678.441 25585.135 L 21669.481 25587.055 C 21669.907 25588.335 21669.054 25589.615 21666.921 25590.895 C 21664.787 25592.175 21663.294 25591.961 21662.441 25590.255 L 21658.601 25593.455 C 21657.321 25591.748 21655.401 25591.961 21652.841 25594.095 C 21650.281 25594.948 21646.867 25596.441 21642.601 25598.575 C 21637.907 25600.708 21634.921 25601.988 21633.641 25602.415 L 21629.801 25601.775 L 21626.601 25606.255 L 21622.121 25604.975 L 21616.361 25606.895 L 21615.721 25602.415 L 21609.321 25596.655 L 21613.801 25578.735 ZM 21909.150 25520.495 L 21913.630 25521.135 L 21912.350 25516.015 C 21912.350 25515.161 21912.990 25513.028 21914.270 25509.615 C 21915.550 25505.775 21915.764 25503.001 21914.910 25501.295 L 21918.110 25497.455 L 21914.270 25498.095 L 21915.550 25496.815 C 21918.110 25490.841 21920.884 25486.361 21923.870 25483.375 L 21923.230 25480.815 L 21926.430 25477.615 L 21957.790 25413.615 L 21986.590 25366.255 L 21992.990 25356.655 L 21995.550 25357.935 L 21999.390 25353.455 C 21998.964 25353.028 21997.684 25352.815 21995.550 25352.815 L 21998.750 25345.135 L 22002.590 25345.135 L 22002.590 25342.575 L 22007.070 25341.295 L 22002.590 25340.655 C 22005.577 25337.668 22009.417 25332.761 22014.110 25325.935 C 22017.524 25320.815 22021.150 25315.481 22024.990 25309.935 L 22028.830 25309.935 C 22035.230 25300.975 22043.124 25294.148 22052.510 25289.455 C 22069.577 25280.921 22078.750 25276.228 22080.030 25275.375 L 22083.230 25276.655 C 22089.204 25271.535 22095.817 25268.975 22103.070 25268.975 L 22111.390 25271.535 C 22110.537 25276.228 22107.977 25281.988 22103.710 25288.815 C 22099.870 25295.641 22097.737 25300.335 22097.310 25302.895 C 22093.897 25304.601 22091.337 25308.441 22089.630 25314.415 L 22084.510 25319.535 L 22082.590 25327.215 C 22077.897 25330.628 22075.550 25335.321 22075.550 25341.295 L 22072.350 25341.935 L 22072.350 25345.775 C 22071.070 25345.348 22068.937 25346.201 22065.950 25348.335 C 22065.097 25347.908 22063.817 25347.695 22062.110 25347.695 L 22059.550 25347.695 L 22058.270 25351.535 L 22068.510 25351.535 L 22068.510 25354.095 L 22060.190 25357.295 L 22062.110 25358.575 L 22064.030 25360.495 L 22062.110 25362.415 L 22057.630 25360.495 L 22056.350 25362.415 L 22060.190 25363.055 L 22058.270 25368.815 C 22057.844 25367.108 22057.417 25365.828 22056.990 25364.975 C 22056.564 25364.121 22055.924 25364.335 22055.070 25365.615 L 22055.710 25371.375 C 22052.724 25370.948 22051.017 25371.588 22050.590 25373.295 C 22051.444 25374.148 22052.297 25374.788 22053.150 25375.215 L 22049.310 25388.015 L 22044.830 25388.655 L 22037.150 25390.575 L 22035.870 25394.415 L 22037.150 25395.695 L 22044.830 25395.055 L 22041.630 25397.615 L 22042.270 25402.095 L 22036.510 25407.855 L 22028.830 25406.575 L 22023.070 25412.975 C 22023.497 25413.828 22024.137 25414.468 22024.990 25414.895 L 22027.550 25412.335 L 22031.390 25412.975 L 22029.470 25415.535 L 22033.950 25418.735 C 22033.950 25420.015 22033.097 25421.081 22031.390 25421.935 C 22030.110 25422.788 22029.257 25423.215 22028.830 25423.215 L 22023.710 25419.375 L 22023.710 25421.935 L 22025.630 25423.215 L 22018.590 25423.215 L 22014.110 25424.495 L 22013.470 25429.615 L 22009.630 25430.255 L 22010.270 25433.455 L 22017.310 25433.455 C 22017.310 25434.735 22018.164 25435.588 22019.870 25436.015 C 22021.577 25436.441 22022.430 25437.295 22022.430 25438.575 L 22019.230 25438.575 L 22010.910 25438.575 L 22012.830 25441.775 L 22017.950 25440.495 C 22017.950 25441.348 22017.097 25442.415 22015.390 25443.695 C 22014.537 25445.401 22014.537 25446.681 22015.390 25447.535 C 22016.670 25447.961 22017.310 25448.601 22017.310 25449.455 L 22010.910 25453.935 L 22012.830 25455.855 L 22008.350 25457.135 L 22004.510 25458.415 L 21998.110 25461.615 C 21996.404 25462.468 21995.550 25463.748 21995.550 25465.455 L 21996.830 25467.375 L 22000.030 25464.175 C 22003.017 25464.175 22006.004 25463.108 22008.990 25460.975 L 22009.630 25463.535 L 22007.710 25464.175 L 22005.150 25470.575 L 22000.670 25469.935 L 21998.750 25472.495 L 22002.590 25474.415 L 21999.390 25480.815 L 21995.550 25480.175 L 21993.630 25481.455 C 21993.630 25488.708 21993.844 25493.188 21994.270 25494.895 L 21991.710 25495.535 L 21993.630 25500.655 L 21989.790 25502.575 L 21989.790 25508.335 L 21991.070 25509.615 C 21990.217 25510.041 21989.577 25510.255 21989.150 25510.255 L 21991.710 25521.775 L 21992.990 25523.055 L 22000.670 25523.695 C 22008.350 25523.695 22019.870 25518.575 22035.230 25508.335 L 22095.390 25466.095 L 22098.590 25467.375 C 22096.884 25471.641 22084.510 25482.308 22061.470 25499.375 C 22051.657 25506.628 22046.750 25511.748 22046.750 25514.735 L 21992.990 25551.855 C 21976.777 25562.521 21965.470 25568.495 21959.070 25569.775 C 21960.350 25570.628 21960.137 25571.695 21958.430 25572.975 C 21957.150 25573.828 21956.297 25573.401 21955.870 25571.695 C 21952.457 25575.108 21948.830 25577.028 21944.990 25577.455 C 21946.697 25578.735 21947.550 25578.521 21947.550 25576.815 C 21947.977 25575.535 21948.190 25574.681 21948.190 25574.255 L 21945.630 25573.615 L 21943.070 25575.535 L 21944.350 25571.695 L 21941.790 25571.695 L 21939.870 25575.535 L 21934.750 25575.535 L 21934.750 25572.975 C 21927.497 25570.415 21922.377 25568.068 21919.390 25565.935 C 21911.284 25560.388 21907.230 25552.281 21907.230 25541.615 L 21907.230 25535.855 L 21910.430 25536.495 L 21911.710 25534.575 L 21905.950 25534.575 C 21906.804 25527.748 21907.870 25523.055 21909.150 25520.495 ZM 22017.950 25425.775 C 22022.217 25426.628 22025.630 25428.975 22028.190 25432.815 L 22023.070 25433.455 L 22018.590 25432.815 L 22015.390 25432.175 L 22014.750 25430.255 L 22017.950 25425.775 ZM 22088.990 25210.735 L 22085.790 25203.055 C 22085.790 25197.935 22088.564 25191.535 22094.110 25183.855 C 22098.377 25178.308 22102.644 25172.548 22106.910 25166.575 L 22106.270 25164.655 L 22110.110 25165.935 L 22111.390 25164.655 L 22110.110 25161.455 L 22111.390 25157.615 L 22113.310 25155.055 L 22115.870 25154.415 L 22115.870 25151.215 C 22115.870 25147.375 22118.430 25145.455 22123.550 25145.455 L 22129.310 25148.015 L 22131.230 25146.735 L 22131.230 25140.975 L 22134.430 25139.695 L 22138.270 25140.335 L 22142.750 25137.775 L 22143.390 25135.215 L 22147.870 25136.495 L 22149.790 25133.935 L 22152.990 25133.935 L 22154.270 25132.655 L 22156.190 25134.575 L 22159.390 25130.095 L 22165.790 25134.575 L 22167.070 25130.095 L 22168.990 25131.375 L 22171.550 25128.175 L 22181.150 25128.815 L 22183.070 25130.095 L 22186.910 25134.575 L 22179.230 25157.615 L 22177.950 25161.455 C 22175.817 25163.588 22174.324 25166.148 22173.470 25169.135 C 22169.630 25169.135 22167.070 25169.561 22165.790 25170.415 L 22165.790 25173.615 L 22168.990 25173.615 L 22168.990 25179.375 C 22164.297 25181.508 22161.737 25185.135 22161.310 25190.255 L 22156.830 25197.935 L 22151.070 25199.215 L 22151.070 25202.415 L 22146.590 25201.775 L 22143.390 25201.775 L 22142.750 25203.695 L 22137.630 25203.695 C 22133.790 25203.268 22129.737 25205.615 22125.470 25210.735 L 22120.350 25209.455 L 22116.510 25210.095 L 22115.870 25214.575 L 22104.990 25214.575 L 22103.070 25212.655 L 22097.950 25216.495 C 22091.124 25216.495 22087.497 25218.201 22087.070 25221.615 L 22085.150 25220.335 C 22083.870 25219.055 22083.230 25215.855 22083.230 25210.735 L 22088.990 25210.735 ZM 22113.440 25558.255 L 22115.360 25564.655 C 22113.227 25566.361 22111.094 25567.855 22108.960 25569.135 L 22100.640 25574.895 C 22089.547 25583.001 22080.374 25592.815 22073.120 25604.335 C 22065.867 25615.855 22062.240 25628.015 22062.240 25640.815 C 22062.240 25645.508 22064.160 25651.695 22068.000 25659.375 C 22070.134 25663.641 22072.267 25666.628 22074.400 25668.335 C 22076.107 25670.468 22076.960 25673.668 22076.960 25677.935 L 22079.520 25673.455 L 22099.360 25679.215 C 22101.067 25678.361 22103.627 25677.935 22107.040 25677.935 L 22112.800 25677.935 L 22119.200 25677.935 C 22119.200 25677.081 22121.334 25676.441 22125.600 25676.015 C 22137.547 25668.761 22147.360 25659.801 22155.040 25649.135 C 22166.560 25632.068 22177.014 25614.788 22186.400 25597.295 C 22196.214 25579.801 22204.320 25562.095 22210.720 25544.175 C 22215.414 25536.068 22219.254 25528.601 22222.240 25521.775 C 22225.654 25514.948 22228.854 25507.695 22231.840 25500.015 L 22235.680 25492.335 C 22231.840 25494.041 22228.000 25496.175 22224.160 25498.735 C 22220.747 25501.295 22216.907 25504.281 22212.640 25507.695 L 22209.440 25505.775 L 22207.520 25509.615 C 22204.534 25510.895 22201.120 25512.815 22197.280 25515.375 C 22193.867 25517.935 22190.454 25520.281 22187.040 25522.415 L 22186.400 25526.255 L 22177.440 25529.455 L 22171.680 25535.855 L 22167.200 25535.215 C 22164.640 25538.201 22160.587 25540.548 22155.040 25542.255 C 22149.920 25543.961 22145.014 25544.815 22140.320 25544.815 C 22137.334 25544.815 22134.134 25543.535 22130.720 25540.975 L 22123.680 25541.615 C 22108.320 25530.948 22100.640 25515.801 22100.640 25496.175 C 22100.640 25470.575 22110.667 25441.561 22130.720 25409.135 C 22151.200 25376.708 22172.960 25353.241 22196.000 25338.735 C 22208.800 25329.348 22225.227 25319.108 22245.280 25308.015 C 22261.920 25299.055 22278.774 25289.881 22295.840 25280.495 C 22296.694 25280.921 22299.040 25280.068 22302.880 25277.935 C 22307.147 25275.801 22310.774 25273.881 22313.760 25272.175 C 22322.294 25269.188 22331.254 25267.695 22340.640 25267.695 C 22349.600 25267.695 22357.494 25271.108 22364.320 25277.935 C 22371.574 25284.335 22375.200 25291.801 22375.200 25300.335 L 22373.920 25307.375 L 22375.840 25309.295 L 22375.200 25321.455 L 22377.120 25324.015 C 22374.134 25329.988 22372.640 25336.601 22372.640 25343.855 C 22373.920 25343.855 22374.987 25343.641 22375.840 25343.215 C 22377.120 25342.788 22378.827 25341.295 22380.960 25338.735 L 22389.920 25338.735 L 22392.480 25343.215 L 22388.000 25348.975 L 22386.720 25354.095 L 22380.320 25357.295 C 22379.894 25360.281 22377.760 25363.268 22373.920 25366.255 C 22370.507 25368.815 22368.374 25370.521 22367.520 25371.375 C 22361.547 25377.348 22356.000 25384.601 22350.880 25393.135 C 22348.320 25396.975 22340.640 25411.481 22327.840 25436.655 C 22326.560 25437.935 22326.134 25438.788 22326.560 25439.215 L 22316.960 25458.415 L 22313.760 25458.415 L 22314.400 25463.535 C 22314.400 25465.668 22312.907 25468.868 22309.920 25473.135 C 22307.360 25476.975 22305.867 25479.961 22305.440 25482.095 L 22302.880 25482.095 L 22301.600 25491.695 L 22297.120 25494.895 C 22295.414 25500.441 22293.707 25505.775 22292.000 25510.895 L 22287.520 25516.655 L 22289.440 25520.495 L 22281.760 25528.815 L 22280.480 25526.895 C 22280.054 25528.175 22280.054 25529.881 22280.480 25532.015 C 22281.334 25533.721 22281.760 25534.788 22281.760 25535.215 C 22281.760 25537.348 22280.267 25540.335 22277.280 25544.175 C 22274.294 25548.015 22271.520 25550.361 22268.960 25551.215 C 22270.667 25551.215 22272.587 25551.001 22274.720 25550.575 L 22273.440 25552.495 L 22270.880 25554.415 L 22269.600 25561.455 C 22268.747 25561.028 22267.254 25563.161 22265.120 25567.855 C 22263.414 25572.548 22262.347 25575.108 22261.920 25575.535 L 22256.160 25575.535 L 22257.440 25581.935 L 22258.080 25580.015 L 22261.280 25580.015 L 22259.360 25583.855 L 22258.080 25585.775 C 22256.374 25586.201 22254.880 25586.841 22253.600 25587.695 C 22255.734 25588.548 22256.587 25590.041 22256.160 25592.175 L 22250.400 25594.735 L 22250.400 25597.295 L 22245.920 25596.655 L 22245.920 25602.415 L 22249.120 25602.415 L 22248.480 25604.975 C 22246.347 25605.828 22245.494 25606.681 22245.920 25607.535 L 22237.600 25611.375 L 22238.880 25617.775 C 22235.040 25620.761 22231.200 25623.961 22227.360 25627.375 C 22221.814 25632.495 22220.107 25635.908 22222.240 25637.615 L 22206.240 25646.575 L 22206.240 25650.415 L 22197.920 25656.175 L 22194.720 25654.255 L 22194.080 25660.655 C 22191.520 25662.361 22189.387 25662.361 22187.680 25660.655 C 22186.400 25659.375 22185.547 25658.735 22185.120 25658.735 L 22185.120 25662.575 C 22182.134 25663.855 22180.854 25664.921 22181.280 25665.775 L 22176.160 25668.975 L 22172.960 25667.695 L 22171.680 25670.895 C 22166.987 25673.028 22147.574 25683.481 22113.440 25702.255 C 22088.267 25716.335 22068.000 25723.375 22052.640 25723.375 C 22036.854 25723.375 22023.627 25718.895 22012.960 25709.935 C 22001.867 25701.401 21996.320 25689.241 21996.320 25673.455 C 21996.320 25649.561 22009.334 25626.308 22035.360 25603.695 C 22052.000 25589.615 22075.894 25574.681 22107.040 25558.895 C 22109.174 25558.895 22111.307 25558.681 22113.440 25558.255 ZM 22286.880 25405.295 C 22291.574 25395.908 22295.627 25385.241 22299.040 25373.295 C 22302.880 25361.348 22304.800 25350.895 22304.800 25341.935 C 22304.800 25332.121 22303.734 25324.655 22301.600 25319.535 C 22298.187 25311.001 22292.214 25306.735 22283.680 25306.735 C 22278.560 25306.735 22269.600 25313.135 22256.800 25325.935 C 22241.867 25340.868 22233.120 25348.975 22230.560 25350.255 L 22227.360 25357.935 C 22222.667 25364.761 22218.187 25371.588 22213.920 25378.415 L 22211.360 25382.895 L 22205.600 25387.375 L 22206.880 25391.855 C 22200.054 25399.108 22194.294 25411.268 22189.600 25428.335 C 22185.334 25444.975 22183.200 25459.481 22183.200 25471.855 C 22183.200 25479.961 22183.840 25485.295 22185.120 25487.855 L 22195.360 25499.375 C 22226.507 25480.175 22246.987 25462.681 22256.800 25446.895 C 22267.040 25430.681 22277.067 25416.815 22286.880 25405.295 ZM 22357.390 25574.255 L 22363.790 25551.215 L 22361.230 25549.295 L 22365.070 25548.655 L 22364.430 25546.095 C 22370.404 25539.695 22376.377 25529.028 22382.350 25514.095 C 22386.617 25503.855 22389.604 25496.815 22391.310 25492.975 L 22403.470 25467.375 L 22406.030 25467.375 L 22407.950 25458.415 L 22416.910 25444.335 L 22417.550 25441.775 C 22417.550 25438.361 22425.444 25423.215 22441.230 25396.335 C 22457.017 25369.028 22465.550 25352.388 22466.830 25346.415 C 22468.537 25346.841 22470.244 25345.775 22471.950 25343.215 C 22474.084 25340.655 22475.150 25338.521 22475.150 25336.815 C 22475.577 25334.681 22475.790 25333.188 22475.790 25332.335 C 22476.217 25331.055 22477.070 25330.841 22478.350 25331.695 L 22484.750 25313.135 L 22488.590 25311.215 L 22487.310 25309.295 C 22489.017 25305.028 22491.577 25300.121 22494.990 25294.575 C 22498.404 25288.601 22500.750 25284.335 22502.030 25281.775 L 22500.750 25280.495 C 22500.750 25279.641 22501.390 25278.788 22502.670 25277.935 C 22503.950 25276.655 22505.017 25275.801 22505.870 25275.375 L 22513.550 25255.535 C 22514.404 25256.388 22515.470 25255.961 22516.750 25254.255 C 22518.030 25252.548 22517.604 25251.055 22515.470 25249.775 L 22524.430 25240.175 L 22523.790 25236.975 L 22526.990 25231.215 C 22528.270 25231.641 22529.124 25231.215 22529.550 25229.935 L 22532.110 25224.815 L 22535.310 25219.695 C 22539.150 25215.428 22543.417 25209.028 22548.110 25200.495 C 22550.670 25196.228 22554.510 25189.188 22559.630 25179.375 C 22561.764 25177.241 22564.964 25171.908 22569.230 25163.375 C 22573.924 25154.841 22576.057 25149.508 22575.630 25147.375 C 22576.484 25145.668 22577.977 25143.961 22580.110 25142.255 C 22582.244 25140.121 22585.230 25137.988 22589.070 25135.855 L 22588.430 25133.295 C 22588.430 25130.735 22591.844 25127.748 22598.670 25124.335 C 22605.497 25120.495 22610.617 25118.361 22614.030 25117.935 L 22617.230 25116.655 L 22618.510 25115.375 C 22620.217 25116.655 22621.924 25117.721 22623.630 25118.575 L 22623.630 25116.015 C 22626.190 25114.735 22631.097 25112.815 22638.350 25110.255 C 22646.030 25107.695 22651.364 25106.415 22654.350 25106.415 C 22656.057 25107.695 22657.977 25108.975 22660.110 25110.255 L 22655.630 25126.255 L 22651.790 25126.895 L 22653.710 25132.015 C 22653.710 25135.001 22652.857 25137.135 22651.150 25138.415 C 22649.444 25139.695 22647.737 25140.761 22646.030 25141.615 L 22646.030 25145.455 L 22641.550 25150.575 L 22642.190 25155.695 L 22640.270 25162.095 L 22637.070 25161.455 C 22635.364 25161.455 22633.870 25162.521 22632.590 25164.655 C 22631.737 25166.361 22632.164 25168.495 22633.870 25171.055 L 22637.070 25171.055 C 22637.070 25171.908 22635.577 25172.761 22632.590 25173.615 C 22630.030 25174.041 22628.964 25174.895 22629.390 25176.175 L 22622.350 25178.095 C 22624.057 25178.948 22624.270 25180.015 22622.990 25181.295 C 22622.137 25182.148 22620.857 25183.215 22619.150 25184.495 C 22619.150 25186.201 22618.937 25187.908 22618.510 25189.615 C 22618.510 25190.895 22618.084 25191.321 22617.230 25190.895 L 22621.710 25201.775 L 22615.950 25204.335 L 22615.310 25207.535 L 22608.270 25205.615 L 22605.710 25208.175 L 22614.030 25214.575 L 22613.390 25216.495 L 22605.710 25215.215 L 22596.110 25218.415 L 22596.110 25223.535 L 22601.870 25224.175 L 22597.390 25228.015 L 22590.350 25227.375 L 22588.430 25228.655 L 22594.830 25234.415 L 22597.390 25231.855 L 22601.230 25235.695 L 22605.710 25236.335 L 22599.310 25245.935 L 22589.070 25247.215 L 22590.350 25249.135 L 22590.350 25255.535 L 22588.430 25256.815 L 22595.470 25257.455 L 22590.350 25260.655 L 22583.310 25258.735 L 22586.510 25265.135 L 22582.030 25265.135 L 22585.870 25272.175 L 22587.790 25271.535 C 22584.804 25275.801 22580.537 25277.935 22574.990 25277.935 L 22574.990 25280.495 L 22584.590 25280.495 L 22583.310 25282.415 L 22576.270 25284.335 C 22577.124 25285.615 22577.550 25288.175 22577.550 25292.015 L 22571.790 25293.935 L 22571.150 25299.055 C 22568.590 25299.908 22566.670 25300.761 22565.390 25301.615 L 22561.550 25301.615 L 22564.110 25308.015 L 22558.990 25317.615 C 22561.124 25318.468 22562.404 25318.468 22562.830 25317.615 L 22564.750 25315.695 L 22565.390 25318.255 C 22563.257 25320.388 22562.404 25321.668 22562.830 25322.095 L 22557.070 25320.815 C 22557.924 25323.801 22557.070 25325.508 22554.510 25325.935 L 22550.030 25325.935 L 22548.750 25329.775 L 22555.150 25332.975 L 22550.670 25332.975 C 22545.124 25332.975 22542.350 25335.108 22542.350 25339.375 C 22542.350 25344.921 22544.270 25347.695 22548.110 25347.695 L 22599.310 25308.015 C 22623.630 25290.948 22642.404 25282.415 22655.630 25282.415 C 22658.617 25282.415 22661.390 25283.268 22663.950 25284.975 C 22669.497 25288.815 22672.910 25290.735 22674.190 25290.735 C 22675.897 25290.735 22676.750 25291.588 22676.750 25293.295 C 22676.750 25295.001 22676.537 25296.708 22676.110 25298.415 L 22679.950 25298.415 C 22680.804 25300.121 22681.444 25303.108 22681.870 25307.375 C 22682.297 25311.641 22682.724 25314.415 22683.150 25315.695 L 22683.790 25317.615 L 22681.870 25324.015 L 22685.070 25327.855 C 22683.790 25330.841 22682.724 25333.615 22681.870 25336.175 C 22681.017 25338.308 22679.950 25340.228 22678.670 25341.935 L 22681.870 25343.855 C 22681.017 25346.415 22680.164 25348.761 22679.310 25350.895 L 22672.270 25356.655 L 22674.190 25361.135 C 22674.190 25364.548 22673.124 25366.468 22670.990 25366.895 C 22668.857 25367.321 22667.790 25370.308 22667.790 25375.855 L 22664.590 25375.855 L 22665.870 25380.975 L 22657.550 25384.175 C 22659.684 25385.881 22660.750 25387.375 22660.750 25388.655 C 22660.750 25389.935 22659.684 25391.215 22657.550 25392.495 C 22655.417 25393.775 22653.924 25393.988 22653.070 25393.135 L 22654.990 25400.175 C 22653.284 25399.321 22651.790 25399.961 22650.510 25402.095 C 22649.657 25403.801 22649.870 25405.295 22651.150 25406.575 C 22646.457 25413.828 22644.110 25420.015 22644.110 25425.135 L 22640.270 25425.135 C 22638.564 25425.135 22637.924 25425.988 22638.350 25427.695 C 22638.777 25429.401 22639.417 25430.468 22640.270 25430.895 L 22633.870 25439.215 L 22630.670 25440.495 L 22634.510 25445.615 C 22631.097 25445.615 22629.604 25446.895 22630.030 25449.455 C 22630.884 25451.588 22630.670 25453.081 22629.390 25453.935 C 22628.110 25454.788 22626.830 25455.428 22625.550 25455.855 L 22628.110 25464.175 L 22622.350 25466.735 L 22620.430 25473.775 L 22622.350 25475.055 L 22618.510 25477.615 C 22617.230 25478.468 22616.377 25478.895 22615.950 25478.895 L 22612.110 25484.655 L 22614.030 25489.135 C 22614.030 25490.415 22613.390 25491.481 22612.110 25492.335 C 22610.830 25493.188 22609.550 25493.828 22608.270 25494.255 L 22608.910 25496.175 C 22610.617 25497.028 22611.684 25497.668 22612.110 25498.095 L 22613.390 25499.375 C 22612.110 25501.508 22611.044 25503.641 22610.190 25505.775 C 22609.337 25507.908 22607.844 25508.548 22605.710 25507.695 L 22603.790 25514.095 L 22611.470 25519.215 C 22615.737 25518.788 22622.990 25514.308 22633.230 25505.775 C 22646.884 25493.828 22660.750 25481.881 22674.830 25469.935 L 22679.310 25468.655 L 22680.590 25465.455 C 22682.297 25464.175 22684.644 25462.681 22687.630 25460.975 C 22690.617 25458.841 22692.964 25457.988 22694.670 25458.415 L 22684.430 25475.055 C 22672.484 25488.281 22649.657 25508.761 22615.950 25536.495 C 22577.977 25567.641 22554.724 25583.215 22546.190 25583.215 C 22535.524 25583.215 22528.484 25578.735 22525.070 25569.775 C 22522.084 25560.388 22520.590 25549.295 22520.590 25536.495 L 22521.870 25535.215 L 22521.870 25527.535 C 22523.150 25527.961 22523.790 25527.321 22523.790 25525.615 C 22524.217 25523.481 22524.430 25521.135 22524.430 25518.575 C 22526.564 25516.015 22528.057 25513.241 22528.910 25510.255 C 22529.764 25507.268 22530.404 25504.068 22530.830 25500.655 L 22532.750 25494.895 L 22534.670 25494.255 C 22538.937 25484.441 22548.110 25466.095 22562.190 25439.215 C 22586.937 25392.708 22599.310 25360.708 22599.310 25343.215 L 22594.830 25332.335 C 22588.004 25333.615 22579.684 25338.308 22569.870 25346.415 L 22527.630 25380.975 L 22525.710 25390.575 L 22521.230 25389.935 L 22518.030 25393.135 L 22524.430 25397.615 L 22517.390 25398.255 L 22517.390 25401.455 L 22512.270 25402.735 C 22512.270 25405.721 22513.550 25407.215 22516.110 25407.215 L 22521.230 25409.775 L 22517.390 25411.055 L 22509.710 25411.055 C 22507.577 25411.055 22506.937 25412.548 22507.790 25415.535 L 22500.750 25415.535 L 22505.230 25421.935 C 22504.377 25422.788 22504.377 25425.348 22505.230 25429.615 L 22505.870 25423.215 L 22508.430 25423.215 C 22510.990 25424.068 22512.697 25424.495 22513.550 25424.495 L 22504.590 25430.895 L 22496.910 25429.615 C 22493.070 25432.175 22491.790 25434.735 22493.070 25437.295 L 22502.670 25441.135 L 22504.590 25440.495 L 22503.310 25443.055 C 22500.324 25446.041 22497.550 25446.681 22494.990 25444.975 L 22492.430 25450.735 L 22495.630 25451.375 C 22490.510 25450.948 22485.177 25452.228 22479.630 25455.215 L 22479.630 25458.415 L 22482.830 25463.535 L 22488.590 25462.895 L 22490.510 25464.175 C 22490.510 25468.015 22489.444 25469.935 22487.310 25469.935 C 22483.897 25468.655 22481.337 25468.015 22479.630 25468.015 L 22476.430 25475.695 L 22479.630 25476.975 L 22464.910 25491.055 L 22470.670 25495.535 L 22473.230 25495.535 L 22473.230 25498.735 L 22470.030 25498.735 L 22460.430 25501.935 L 22456.590 25503.855 C 22455.737 25505.988 22455.737 25507.268 22456.590 25507.695 C 22457.444 25508.121 22458.297 25508.335 22459.150 25508.335 L 22446.350 25517.295 L 22443.790 25524.335 C 22444.644 25523.908 22445.710 25523.481 22446.990 25523.055 C 22447.417 25524.761 22446.990 25526.255 22445.710 25527.535 C 22444.430 25528.388 22443.577 25529.028 22443.150 25529.455 L 22446.990 25530.735 L 22444.430 25538.415 L 22439.310 25542.895 C 22437.604 25542.041 22434.617 25543.961 22430.350 25548.655 C 22429.070 25549.935 22427.150 25552.068 22424.590 25555.055 C 22422.030 25558.041 22418.404 25560.388 22413.710 25562.095 C 22405.177 25565.508 22399.844 25568.708 22397.710 25571.695 C 22394.297 25572.975 22391.950 25572.548 22390.670 25570.415 L 22387.470 25576.815 C 22383.204 25578.095 22379.150 25578.521 22375.310 25578.095 L 22368.910 25581.935 C 22367.630 25581.081 22366.350 25580.441 22365.070 25580.015 L 22361.230 25580.015 C 22358.244 25580.015 22356.750 25578.735 22356.750 25576.175 L 22357.390 25574.255 ZM 22736.270 25496.175 L 22737.550 25487.215 L 22741.390 25485.935 L 22742.030 25479.535 L 22740.750 25478.255 L 22745.230 25473.775 C 22748.217 25470.361 22749.710 25467.588 22749.710 25465.455 C 22749.710 25463.321 22748.217 25462.255 22745.230 25462.255 L 22747.150 25460.975 C 22749.284 25459.695 22750.350 25457.988 22750.350 25455.855 C 22750.350 25451.588 22751.417 25447.961 22753.550 25444.975 C 22756.110 25441.988 22758.030 25441.135 22759.310 25442.415 L 22758.670 25437.295 L 22759.950 25430.895 L 22762.510 25430.895 L 22761.230 25425.135 L 22764.430 25423.215 L 22763.150 25421.935 L 22767.630 25420.655 L 22766.350 25414.895 L 22772.110 25411.055 L 22769.550 25405.935 C 22769.977 25404.655 22770.617 25403.588 22771.470 25402.735 C 22772.324 25401.455 22773.390 25401.241 22774.670 25402.095 L 22774.670 25393.135 C 22776.804 25391.855 22777.870 25390.788 22777.870 25389.935 C 22778.297 25388.655 22779.364 25388.015 22781.070 25388.015 L 22782.990 25387.375 C 22781.284 25382.255 22782.990 25377.135 22788.110 25372.015 C 22787.257 25370.735 22787.257 25370.095 22788.110 25370.095 C 22788.964 25369.668 22790.030 25369.241 22791.310 25368.815 L 22791.310 25362.415 C 22793.017 25364.121 22794.297 25364.121 22795.150 25362.415 C 22796.430 25360.281 22797.070 25356.441 22797.070 25350.895 L 22802.830 25349.615 L 22805.390 25344.495 L 22804.110 25336.815 L 22798.990 25336.815 C 22794.297 25336.815 22783.417 25339.588 22766.350 25345.135 C 22756.964 25348.121 22749.924 25349.615 22745.230 25349.615 L 22738.190 25348.335 L 22765.070 25308.655 L 22770.830 25305.455 C 22775.097 25295.641 22785.764 25288.388 22802.830 25283.695 C 22822.884 25280.281 22835.897 25277.935 22841.870 25276.655 C 22849.977 25268.121 22859.364 25256.175 22870.030 25240.815 C 22878.990 25228.015 22887.950 25215.001 22896.910 25201.775 C 22907.150 25188.975 22915.470 25179.588 22921.870 25173.615 C 22933.390 25162.521 22943.844 25155.908 22953.230 25153.775 C 22955.364 25150.788 22958.990 25148.015 22964.110 25145.455 C 22969.657 25142.895 22974.564 25140.975 22978.830 25139.695 L 22983.950 25148.015 C 22983.097 25151.855 22980.964 25157.188 22977.550 25164.015 L 22973.070 25171.695 L 22965.390 25176.175 C 22964.537 25183.001 22961.337 25190.468 22955.790 25198.575 C 22950.244 25206.681 22946.617 25213.081 22944.910 25217.775 L 22939.790 25219.695 L 22942.350 25226.095 C 22938.937 25226.095 22937.230 25226.521 22937.230 25227.375 L 22937.230 25233.135 L 22932.750 25237.615 L 22929.550 25237.615 L 22921.230 25257.455 L 22914.830 25257.455 C 22916.537 25260.868 22916.750 25264.068 22915.470 25267.055 L 22960.270 25265.775 C 22967.097 25265.775 22973.924 25265.988 22980.750 25266.415 C 22987.577 25266.415 22994.617 25267.481 23001.870 25269.615 C 22998.884 25276.868 22995.684 25282.841 22992.270 25287.535 L 22987.150 25288.175 L 22983.950 25295.215 L 22976.270 25297.775 L 22971.150 25305.455 C 22967.310 25310.575 22962.617 25314.841 22957.070 25318.255 C 22951.950 25321.668 22945.764 25324.655 22938.510 25327.215 L 22924.430 25325.295 L 22902.670 25327.215 C 22901.817 25325.935 22897.764 25326.361 22890.510 25328.495 C 22883.684 25330.201 22879.630 25330.841 22878.350 25330.415 C 22877.070 25329.988 22876.004 25330.628 22875.150 25332.335 C 22874.724 25333.615 22873.870 25334.041 22872.590 25333.615 C 22869.177 25340.868 22866.830 25346.201 22865.550 25349.615 C 22860.857 25360.281 22858.084 25367.535 22857.230 25371.375 L 22854.030 25377.775 C 22846.777 25388.441 22841.657 25396.975 22838.670 25403.375 C 22836.110 25409.775 22834.190 25416.601 22832.910 25423.855 C 22831.630 25423.428 22830.564 25424.068 22829.710 25425.775 C 22829.284 25427.055 22829.497 25428.335 22830.350 25429.615 L 22827.790 25436.655 L 22822.030 25438.575 C 22823.310 25440.281 22824.804 25441.775 22826.510 25443.055 C 22823.097 25449.455 22821.177 25453.081 22820.750 25453.935 C 22819.044 25458.201 22818.190 25462.255 22818.190 25466.095 L 22816.270 25468.015 L 22816.910 25472.495 C 22815.630 25476.335 22814.777 25479.321 22814.350 25481.455 C 22812.217 25489.135 22811.150 25493.615 22811.150 25494.895 C 22811.150 25501.721 22812.217 25507.055 22814.350 25510.895 C 22816.484 25514.735 22820.537 25516.655 22826.510 25516.655 C 22841.444 25516.655 22864.484 25504.495 22895.630 25480.175 C 22922.084 25459.268 22939.150 25443.268 22946.830 25432.175 L 22951.310 25432.175 L 22938.510 25448.815 C 22933.390 25456.068 22924.644 25466.095 22912.270 25478.895 C 22898.190 25493.401 22888.590 25503.428 22883.470 25508.975 C 22878.777 25514.521 22873.444 25520.281 22867.470 25526.255 C 22861.924 25532.228 22856.164 25537.348 22850.190 25541.615 L 22848.270 25542.895 C 22844.004 25548.015 22838.884 25552.921 22832.910 25557.615 C 22823.097 25565.721 22817.550 25570.415 22816.270 25571.695 L 22814.350 25569.135 C 22812.217 25569.135 22809.017 25571.055 22804.750 25574.895 C 22802.190 25577.455 22800.270 25578.948 22798.990 25579.375 L 22800.270 25581.295 C 22795.150 25582.148 22791.097 25584.708 22788.110 25588.975 L 22771.470 25591.535 C 22759.097 25591.535 22749.284 25585.348 22742.030 25572.975 C 22734.777 25560.601 22731.150 25547.801 22731.150 25534.575 L 22731.150 25517.935 C 22731.577 25512.388 22732.857 25506.628 22734.990 25500.655 L 22736.270 25496.175 ZM 18030.375 26651.348 L 18032.935 26645.588 L 18037.415 26644.308 L 18039.335 26648.788 L 18043.175 26643.668 L 18045.095 26643.028 L 18049.575 26650.068 L 18054.055 26650.068 L 18052.775 26645.588 L 18055.975 26645.588 C 18058.535 26645.588 18064.082 26647.721 18072.615 26651.988 C 18073.042 26653.268 18073.682 26654.334 18074.535 26655.188 C 18076.669 26655.614 18078.162 26655.828 18079.015 26655.828 L 18084.775 26672.468 L 18086.055 26670.548 L 18089.895 26671.188 L 18087.975 26678.868 L 18091.815 26690.388 L 18093.735 26694.228 C 18093.735 26697.641 18093.309 26700.201 18092.455 26701.908 C 18092.029 26703.614 18091.389 26705.534 18090.535 26707.668 C 18090.535 26709.374 18091.389 26712.148 18093.095 26715.988 C 18092.669 26718.548 18092.029 26723.241 18091.175 26730.068 C 18090.322 26736.894 18089.895 26741.588 18089.895 26744.148 L 18085.415 26748.628 L 18086.695 26755.028 L 18083.495 26757.588 L 18084.135 26760.788 L 18084.775 26763.348 C 18082.642 26769.748 18079.229 26778.068 18074.535 26788.308 C 18071.549 26795.134 18067.709 26803.028 18063.015 26811.988 L 18051.495 26820.948 L 18054.695 26824.788 L 18040.615 26842.708 L 18037.415 26842.708 L 18039.335 26846.548 C 18036.775 26846.974 18034.855 26848.041 18033.575 26849.748 L 18031.015 26854.868 C 18030.162 26856.148 18029.095 26856.361 18027.815 26855.508 L 18022.055 26865.108 C 18020.775 26864.254 18019.495 26864.468 18018.215 26865.748 C 18017.362 26867.028 18017.149 26868.308 18017.575 26869.588 L 18013.095 26868.948 C 18012.242 26871.081 18011.175 26873.001 18009.895 26874.708 C 18008.615 26876.414 18007.122 26876.628 18005.415 26875.348 C 18004.135 26877.908 18002.429 26880.254 18000.295 26882.388 L 17995.815 26886.868 L 17990.695 26889.428 C 17980.882 26901.374 17970.215 26911.188 17958.695 26918.868 L 17956.135 26924.628 C 17949.735 26928.468 17944.829 26931.454 17941.415 26933.588 C 17934.589 26937.854 17929.895 26941.481 17927.335 26944.468 L 17921.575 26944.468 L 17920.295 26947.028 C 17916.455 26948.308 17912.402 26949.588 17908.135 26950.868 C 17904.295 26952.148 17900.242 26952.788 17895.975 26952.788 C 17878.909 26952.788 17866.322 26944.681 17858.215 26928.468 C 17851.815 26915.668 17848.615 26899.668 17848.615 26880.468 C 17848.615 26851.881 17855.229 26825.214 17868.455 26800.468 C 17879.122 26779.988 17895.762 26758.868 17918.375 26737.108 C 17929.469 26726.441 17950.589 26708.094 17981.735 26682.068 C 17988.989 26675.668 17996.669 26669.268 18004.775 26662.868 C 18012.882 26656.041 18021.202 26650.708 18029.735 26646.868 L 18030.375 26651.348 ZM 17917.735 26869.588 L 17919.655 26868.948 L 17920.935 26866.388 L 17922.215 26870.228 L 17921.575 26873.428 C 17923.709 26875.561 17924.989 26877.481 17925.415 26879.188 L 17920.295 26878.548 C 17920.295 26883.668 17923.495 26887.081 17929.895 26888.788 C 17931.602 26899.454 17936.509 26904.788 17944.615 26904.788 C 17964.669 26904.788 17983.869 26886.654 18002.215 26850.388 C 18018.429 26818.388 18026.535 26791.508 18026.535 26769.748 C 18026.535 26750.548 18023.975 26735.401 18018.855 26724.308 C 18014.162 26713.214 18007.762 26705.534 17999.655 26701.268 L 17995.175 26701.908 L 17993.895 26710.228 L 17990.695 26708.308 L 17989.415 26706.388 C 17989.415 26709.374 17988.135 26711.934 17985.575 26714.068 L 17985.575 26717.268 L 17983.655 26720.468 L 17977.895 26714.068 L 17976.615 26717.908 L 17977.895 26721.108 L 17974.055 26724.308 L 17975.335 26728.788 L 17968.295 26726.228 L 17970.215 26732.628 C 17968.509 26735.188 17966.375 26736.681 17963.815 26737.108 L 17962.535 26740.308 L 17956.135 26742.868 L 17957.415 26746.708 L 17959.335 26744.148 L 17960.615 26747.348 L 17958.055 26748.628 L 17958.055 26753.108 L 17953.575 26754.388 L 17950.375 26751.828 L 17947.815 26755.668 L 17945.255 26755.028 L 17945.255 26758.228 L 17951.015 26758.228 L 17949.095 26761.428 L 17946.535 26761.428 L 17948.455 26767.828 L 17944.615 26767.828 L 17943.975 26772.308 L 17942.695 26774.868 L 17945.255 26775.508 C 17940.989 26779.774 17938.855 26784.468 17938.855 26789.588 L 17933.095 26789.588 L 17930.535 26787.028 L 17927.975 26787.028 C 17928.402 26789.161 17929.895 26791.081 17932.455 26792.788 L 17933.735 26796.628 C 17934.162 26798.761 17932.029 26800.681 17927.335 26802.388 L 17929.255 26808.788 L 17931.815 26808.788 L 17926.695 26821.588 C 17925.415 26825.428 17924.775 26830.121 17924.775 26835.668 L 17918.375 26838.228 L 17918.375 26841.428 C 17919.229 26843.134 17920.295 26843.561 17921.575 26842.708 L 17922.855 26845.908 L 17920.935 26847.828 L 17916.455 26846.548 L 17914.535 26849.108 L 17919.655 26853.588 L 17919.655 26859.988 C 17921.789 26862.121 17922.429 26863.614 17921.575 26864.468 L 17918.375 26863.188 L 17912.615 26868.308 L 17917.735 26869.588 ZM 18058.565 27000.148 L 18061.125 26970.708 C 18060.699 26968.148 18061.765 26965.374 18064.325 26962.388 C 18064.752 26961.961 18065.392 26961.534 18066.245 26961.108 L 18063.045 26959.828 C 18066.032 26954.281 18067.739 26950.441 18068.165 26948.308 C 18067.739 26947.454 18067.099 26946.601 18066.245 26945.748 L 18068.165 26934.868 L 18070.725 26934.868 C 18071.152 26934.441 18070.725 26932.521 18069.445 26929.108 C 18072.005 26927.828 18074.139 26927.188 18075.845 26927.188 L 18072.005 26923.348 C 18072.005 26914.814 18074.565 26910.548 18079.685 26910.548 L 18079.045 26908.628 L 18077.765 26905.428 L 18084.805 26893.268 L 18083.525 26891.988 L 18104.005 26838.228 C 18104.859 26839.081 18105.285 26839.294 18105.285 26838.868 C 18105.712 26838.014 18105.925 26836.308 18105.925 26833.748 L 18111.045 26823.508 C 18114.032 26813.694 18122.992 26795.134 18137.925 26767.828 C 18149.872 26746.068 18160.965 26727.081 18171.205 26710.868 C 18166.085 26708.734 18162.672 26707.241 18160.965 26706.388 C 18154.565 26702.974 18149.872 26698.494 18146.885 26692.948 C 18146.885 26689.108 18147.525 26686.121 18148.805 26683.988 C 18150.085 26681.854 18154.565 26676.948 18162.245 26669.268 L 18164.165 26669.908 L 18177.605 26655.828 L 18187.845 26643.668 C 18189.552 26644.521 18191.472 26643.881 18193.605 26641.748 C 18194.032 26641.321 18194.885 26640.041 18196.165 26637.908 L 18205.125 26637.268 L 18214.725 26639.188 L 18217.925 26639.188 C 18246.512 26585.854 18269.552 26545.321 18287.045 26517.588 C 18304.965 26489.854 18318.832 26475.988 18328.645 26475.988 L 18328.645 26472.788 L 18338.885 26467.028 L 18342.725 26468.308 L 18343.365 26465.748 L 18354.245 26457.428 C 18356.379 26456.148 18358.085 26455.294 18359.365 26454.868 L 18362.565 26454.868 L 18376.645 26455.508 C 18382.192 26459.774 18384.965 26464.254 18384.965 26468.948 C 18384.965 26471.081 18377.712 26482.174 18363.205 26502.228 C 18348.699 26522.281 18340.165 26532.734 18337.605 26533.588 C 18336.752 26534.441 18336.539 26535.721 18336.965 26537.428 C 18337.819 26538.708 18338.459 26539.561 18338.885 26539.988 C 18337.605 26542.121 18336.325 26544.041 18335.045 26545.748 L 18328.645 26552.148 C 18329.499 26553.854 18328.219 26556.201 18324.805 26559.188 C 18321.392 26562.174 18318.405 26564.734 18315.845 26566.868 L 18314.565 26569.428 L 18319.045 26571.348 C 18316.912 26571.774 18314.779 26571.988 18312.645 26571.988 L 18312.645 26574.548 C 18312.219 26575.828 18312.005 26577.108 18312.005 26578.388 C 18314.139 26578.388 18315.205 26579.241 18315.205 26580.948 L 18311.365 26581.588 C 18309.232 26582.868 18307.739 26584.361 18306.885 26586.068 C 18306.032 26587.774 18305.819 26589.054 18306.245 26589.908 C 18303.259 26591.188 18300.485 26592.468 18297.925 26593.748 C 18299.205 26594.601 18300.485 26595.241 18301.765 26595.668 L 18303.685 26597.588 C 18299.845 26604.841 18296.645 26609.961 18294.085 26612.948 C 18289.392 26618.921 18284.272 26622.548 18278.725 26623.828 L 18286.405 26625.108 C 18286.405 26629.374 18284.272 26631.508 18280.005 26631.508 C 18274.885 26631.508 18272.965 26633.214 18274.245 26636.628 C 18275.952 26635.774 18277.445 26634.921 18278.725 26634.068 C 18280.432 26633.214 18281.285 26634.281 18281.285 26637.268 C 18277.445 26638.548 18275.099 26639.401 18274.245 26639.828 L 18275.525 26642.388 L 18268.485 26645.588 L 18268.485 26650.708 L 18271.045 26657.748 C 18277.019 26660.308 18282.139 26664.148 18286.405 26669.268 C 18290.672 26673.961 18294.085 26679.508 18296.645 26685.908 C 18300.912 26686.761 18304.539 26687.614 18307.525 26688.468 C 18310.512 26688.894 18313.285 26689.108 18315.845 26689.108 C 18338.032 26689.108 18361.499 26683.561 18386.245 26672.468 C 18411.419 26661.374 18435.525 26650.494 18458.565 26639.828 C 18455.152 26642.814 18451.952 26645.801 18448.965 26648.788 C 18412.272 26673.108 18389.232 26688.041 18379.845 26693.588 C 18367.045 26700.841 18352.112 26708.094 18335.045 26715.348 C 18329.925 26717.481 18325.019 26719.401 18320.325 26721.108 C 18316.059 26722.388 18312.859 26723.668 18310.725 26724.948 L 18312.005 26762.068 C 18312.005 26769.321 18311.579 26775.721 18310.725 26781.268 C 18310.299 26786.814 18308.592 26795.348 18305.605 26806.868 C 18304.325 26810.281 18303.259 26813.481 18302.405 26816.468 C 18301.552 26819.028 18301.979 26820.734 18303.685 26821.588 L 18300.485 26836.308 L 18298.565 26836.948 C 18296.859 26842.068 18295.365 26847.188 18294.085 26852.308 C 18293.232 26852.308 18292.592 26853.374 18292.165 26855.508 L 18288.325 26859.348 L 18291.525 26859.348 L 18286.405 26861.908 L 18288.325 26870.868 C 18286.619 26870.014 18285.125 26870.228 18283.845 26871.508 C 18282.992 26872.788 18282.565 26873.641 18282.565 26874.068 L 18278.725 26876.628 C 18278.299 26877.054 18278.725 26877.908 18280.005 26879.188 C 18281.712 26880.468 18282.139 26882.174 18281.285 26884.308 L 18274.885 26889.428 C 18276.165 26892.841 18276.379 26894.761 18275.525 26895.188 C 18273.819 26894.761 18272.325 26894.548 18271.045 26894.548 C 18271.899 26895.828 18272.325 26897.748 18272.325 26900.308 L 18269.765 26901.588 L 18267.205 26902.868 L 18269.765 26903.508 C 18268.912 26904.361 18267.845 26906.068 18266.565 26908.628 C 18265.285 26910.761 18263.579 26913.321 18261.445 26916.308 C 18259.312 26919.294 18256.539 26921.641 18253.125 26923.348 L 18253.765 26925.908 C 18253.765 26931.454 18251.632 26935.294 18247.365 26937.428 L 18239.685 26939.988 C 18238.832 26942.121 18237.979 26943.614 18237.125 26944.468 C 18236.272 26945.321 18235.205 26945.961 18233.925 26946.388 C 18223.685 26960.468 18218.139 26967.934 18217.285 26968.788 C 18213.445 26973.054 18209.392 26976.468 18205.125 26979.028 L 18205.125 26989.268 L 18196.165 26996.308 C 18195.312 26998.868 18194.459 26999.934 18193.605 26999.508 L 18190.405 27011.028 C 18184.005 27015.294 18176.325 27021.694 18167.365 27030.228 L 18154.565 27043.028 L 18155.845 27045.588 L 18152.645 27045.588 L 18146.245 27049.428 L 18141.765 27057.108 C 18137.072 27060.521 18134.085 27061.801 18132.805 27060.948 C 18126.405 27064.788 18120.432 27067.988 18114.885 27070.548 C 18109.765 27073.108 18104.005 27075.241 18097.605 27076.948 L 18075.845 27067.348 L 18068.165 27051.988 L 18072.005 27051.348 L 18070.725 27046.868 L 18068.805 27044.948 L 18063.685 27038.548 C 18064.965 27037.268 18065.605 27035.348 18065.605 27032.788 C 18065.605 27031.081 18064.325 27030.228 18061.765 27030.228 L 18058.565 27007.828 L 18058.565 27000.148 ZM 18136.005 26973.908 L 18136.005 26978.388 C 18136.005 26984.361 18136.219 26989.268 18136.645 26993.108 C 18137.499 26996.948 18139.205 27000.788 18141.765 27004.628 L 18146.245 27006.548 C 18150.512 27005.694 18153.499 27004.628 18155.205 27003.348 L 18162.885 27000.148 L 18164.805 27000.788 L 18164.805 26996.948 C 18172.485 26991.828 18177.392 26988.414 18179.525 26986.708 C 18184.645 26982.868 18188.699 26978.388 18191.685 26973.268 C 18209.179 26951.081 18223.685 26923.774 18235.205 26891.348 C 18246.725 26858.921 18252.485 26828.201 18252.485 26799.188 C 18252.485 26784.254 18250.992 26770.388 18248.005 26757.588 C 18243.312 26737.108 18236.059 26726.868 18226.245 26726.868 L 18221.765 26728.788 L 18223.685 26733.268 L 18228.165 26732.628 C 18226.885 26733.481 18225.819 26734.334 18224.965 26735.188 C 18224.539 26735.614 18224.112 26736.254 18223.685 26737.108 L 18217.285 26737.748 C 18216.859 26742.014 18214.512 26745.428 18210.245 26747.988 L 18216.005 26747.988 L 18218.565 26749.908 L 18212.165 26759.508 L 18217.285 26756.948 L 18210.245 26762.068 L 18207.685 26760.788 L 18205.765 26763.988 L 18210.245 26763.988 L 18212.805 26762.708 L 18212.805 26767.188 L 18206.405 26767.188 L 18206.405 26772.948 L 18202.565 26773.588 L 18200.645 26777.428 L 18189.765 26776.148 L 18187.845 26779.348 L 18192.325 26779.988 L 18196.165 26779.348 L 18199.365 26780.628 L 18200.645 26783.828 L 18197.445 26783.188 L 18197.445 26787.668 L 18194.245 26788.948 C 18192.539 26791.934 18190.192 26793.854 18187.205 26794.708 L 18188.485 26797.908 L 18191.685 26797.908 L 18194.885 26801.748 L 18191.685 26807.508 C 18188.272 26807.508 18185.499 26808.788 18183.365 26811.348 L 18186.565 26816.468 C 18185.712 26821.161 18182.725 26823.934 18177.605 26824.788 L 18175.685 26822.868 L 18174.405 26826.068 L 18175.685 26831.188 L 18180.165 26831.188 L 18177.605 26833.108 L 18176.965 26836.308 L 18170.565 26834.388 L 18168.005 26836.948 L 18169.285 26840.148 L 18176.325 26840.148 L 18171.205 26843.988 C 18170.352 26846.548 18169.925 26850.174 18169.925 26854.868 L 18157.765 26855.508 L 18154.565 26856.788 L 18158.405 26861.268 L 18160.965 26859.348 L 18162.245 26861.268 L 18166.085 26861.908 L 18166.085 26864.468 L 18159.685 26868.948 C 18158.832 26869.374 18158.832 26870.014 18159.685 26870.868 L 18162.245 26872.148 L 18159.685 26872.788 L 18159.685 26875.988 C 18160.112 26876.841 18160.752 26877.694 18161.605 26878.548 L 18157.765 26879.828 L 18161.605 26881.108 L 18157.125 26884.308 L 18154.565 26883.668 L 18157.125 26887.508 L 18156.485 26894.548 L 18150.725 26894.548 C 18150.299 26895.828 18150.085 26897.108 18150.085 26898.388 C 18149.232 26900.094 18147.525 26901.801 18144.965 26903.508 L 18146.245 26906.068 L 18152.005 26906.068 L 18146.885 26910.548 L 18146.885 26915.668 L 18151.365 26915.668 L 18145.605 26931.668 L 18140.485 26932.948 L 18143.685 26936.148 L 18143.685 26939.348 L 18138.565 26947.668 L 18138.565 26956.628 L 18135.365 26959.828 L 18137.285 26963.028 L 18135.365 26964.948 C 18136.219 26967.508 18135.365 26970.068 18132.805 26972.628 L 18136.005 26973.908 ZM 18570.876 26898.388 L 18574.716 26899.668 L 18575.996 26894.548 C 18575.996 26892.414 18576.422 26890.494 18577.276 26888.788 C 18578.129 26886.654 18579.196 26885.801 18580.476 26886.228 C 18580.476 26881.961 18583.036 26875.988 18588.156 26868.308 C 18591.569 26863.188 18593.702 26859.561 18594.556 26857.428 C 18597.116 26854.868 18599.676 26852.094 18602.236 26849.108 C 18605.222 26845.694 18608.209 26840.574 18611.196 26833.748 L 18618.876 26826.068 L 18623.356 26824.788 L 18623.356 26815.828 C 18624.209 26815.401 18625.062 26815.188 18625.916 26815.188 C 18626.769 26814.761 18627.196 26812.414 18627.196 26808.148 C 18627.196 26807.294 18628.049 26806.014 18629.756 26804.308 C 18631.889 26802.601 18633.809 26801.961 18635.516 26802.388 C 18638.076 26793.854 18643.836 26782.974 18652.796 26769.748 L 18665.596 26751.828 L 18668.156 26751.828 C 18671.142 26744.574 18674.556 26737.108 18678.396 26729.428 C 18682.662 26721.748 18686.929 26714.281 18691.196 26707.028 C 18694.609 26699.774 18697.169 26694.228 18698.876 26690.388 C 18700.582 26686.548 18703.356 26682.281 18707.196 26677.588 L 18715.516 26674.388 C 18723.196 26669.268 18731.302 26664.148 18739.836 26659.028 C 18748.369 26653.908 18755.836 26650.281 18762.236 26648.148 C 18770.342 26652.841 18774.396 26659.668 18774.396 26668.628 L 18771.836 26685.908 L 18769.916 26687.828 L 18769.916 26696.148 L 18767.356 26696.148 L 18754.556 26726.868 C 18750.716 26737.108 18746.022 26747.134 18740.476 26756.948 L 18739.196 26749.268 L 18735.356 26751.188 L 18732.156 26760.788 C 18732.582 26761.214 18733.436 26761.641 18734.716 26762.068 C 18735.996 26762.068 18736.636 26762.921 18736.636 26764.628 L 18733.436 26765.268 L 18732.156 26773.588 L 18727.676 26778.068 L 18727.036 26787.668 L 18725.116 26785.748 L 18717.436 26788.308 L 18714.876 26788.948 L 18712.316 26800.468 C 18713.596 26799.614 18714.876 26799.828 18716.156 26801.108 C 18717.862 26801.961 18718.076 26802.814 18716.796 26803.668 C 18753.062 26779.774 18787.836 26755.668 18821.116 26731.348 L 18859.516 26701.908 L 18861.436 26700.628 C 18880.636 26686.974 18895.569 26676.308 18906.236 26668.628 C 18917.329 26660.948 18927.142 26657.108 18935.676 26657.108 L 18942.076 26659.028 L 18942.716 26668.628 C 18942.716 26672.041 18936.742 26683.561 18924.796 26703.188 C 18912.849 26722.388 18905.382 26733.054 18902.396 26735.188 L 18899.196 26739.668 L 18897.916 26747.988 L 18890.876 26753.748 L 18890.876 26756.308 L 18888.316 26763.988 C 18886.182 26765.268 18884.049 26766.761 18881.916 26768.468 C 18880.209 26769.748 18880.422 26771.241 18882.556 26772.948 L 18877.436 26779.348 L 18878.716 26783.188 L 18873.596 26794.708 C 18871.462 26793.428 18869.756 26793.854 18868.476 26795.988 C 18867.622 26797.694 18866.769 26798.761 18865.916 26799.188 L 18867.836 26804.948 L 18865.916 26811.988 C 18864.209 26811.134 18862.929 26811.774 18862.076 26813.908 C 18861.222 26816.041 18861.862 26817.534 18863.996 26818.388 C 18862.716 26823.934 18859.516 26832.468 18854.396 26843.988 C 18849.276 26855.508 18845.862 26864.468 18844.156 26870.868 L 18841.596 26874.708 L 18842.236 26877.908 C 18854.609 26870.654 18867.622 26859.561 18881.276 26844.628 C 18884.689 26840.788 18895.996 26827.348 18915.196 26804.308 C 18916.902 26791.934 18921.382 26778.494 18928.636 26763.988 C 18930.769 26759.721 18937.809 26747.348 18949.756 26726.868 C 18957.009 26716.628 18967.462 26704.894 18981.116 26691.668 L 19015.676 26659.668 L 19017.596 26658.388 L 19031.036 26651.348 L 19032.956 26650.708 C 19037.649 26648.574 19042.556 26646.654 19047.676 26644.948 C 19052.796 26643.241 19057.916 26642.174 19063.036 26641.748 L 19067.516 26648.148 C 19067.516 26654.121 19066.662 26659.668 19064.956 26664.788 C 19063.249 26669.481 19058.769 26678.014 19051.516 26690.388 L 19047.036 26691.028 L 19043.196 26703.828 L 19040.636 26703.188 C 19039.782 26703.188 19039.356 26704.681 19039.356 26707.668 C 19039.356 26710.654 19038.716 26712.148 19037.436 26712.148 L 19031.676 26709.588 L 19031.676 26718.548 C 19030.396 26717.694 19028.689 26718.974 19026.556 26722.388 L 19023.356 26722.388 L 19015.036 26739.668 L 19008.636 26742.228 C 19009.489 26743.934 19008.422 26746.281 19005.436 26749.268 C 19002.449 26752.254 19000.316 26753.321 18999.036 26752.468 C 18997.329 26756.308 18991.996 26763.988 18983.036 26775.508 C 18976.209 26784.468 18972.796 26793.214 18972.796 26801.748 C 18972.796 26811.561 18977.916 26816.468 18988.156 26816.468 C 18993.702 26816.468 19007.782 26811.774 19030.396 26802.388 C 19053.436 26793.001 19067.302 26786.388 19071.996 26782.548 L 19079.036 26781.268 L 19090.556 26775.508 C 19078.609 26787.881 19053.009 26805.374 19013.756 26827.988 C 18974.929 26850.174 18948.689 26861.268 18935.036 26861.268 C 18932.049 26861.268 18927.782 26859.348 18922.236 26855.508 C 18917.116 26851.241 18913.702 26847.614 18911.996 26844.628 L 18905.596 26854.868 C 18903.889 26854.014 18902.182 26854.441 18900.476 26856.148 C 18899.196 26857.854 18898.982 26859.134 18899.836 26859.988 C 18890.876 26867.668 18882.129 26875.348 18873.596 26883.028 L 18869.756 26893.268 L 18866.556 26893.908 C 18863.996 26893.908 18862.716 26893.481 18862.716 26892.628 L 18856.316 26897.108 L 18853.116 26908.628 L 18850.556 26907.348 C 18826.662 26921.854 18802.982 26936.148 18779.516 26950.228 L 18776.316 26945.108 L 18769.916 26947.668 C 18762.236 26947.668 18756.476 26945.108 18752.636 26939.988 C 18749.222 26934.441 18747.516 26927.614 18747.516 26919.508 L 18747.516 26911.828 C 18747.942 26909.268 18748.796 26905.214 18750.076 26899.668 C 18754.342 26899.668 18756.476 26899.241 18756.476 26898.388 L 18753.916 26891.348 L 18764.796 26862.548 L 18767.356 26858.708 C 18770.769 26858.281 18772.689 26857.854 18773.116 26857.428 L 18771.196 26855.508 L 18770.556 26849.748 L 18796.156 26799.188 L 18823.036 26751.828 C 18820.049 26753.108 18817.489 26754.388 18815.356 26755.668 C 18813.222 26756.521 18812.156 26758.654 18812.156 26762.068 C 18812.156 26763.348 18810.876 26764.414 18808.316 26765.268 C 18805.756 26766.121 18804.262 26765.908 18803.836 26764.628 L 18794.236 26772.948 L 18787.196 26773.588 C 18787.622 26774.868 18786.982 26776.574 18785.276 26778.708 C 18783.996 26780.414 18784.422 26781.908 18786.556 26783.188 L 18780.156 26784.468 L 18774.396 26785.108 L 18771.196 26790.868 L 18766.716 26790.868 C 18766.289 26793.854 18765.649 26796.414 18764.796 26798.548 C 18764.369 26800.254 18762.022 26800.468 18757.756 26799.188 L 18750.716 26808.148 L 18743.676 26810.068 L 18739.196 26815.828 L 18739.196 26818.388 L 18730.876 26821.588 L 18731.516 26826.068 C 18731.516 26827.774 18730.449 26829.054 18728.316 26829.908 C 18726.182 26830.761 18723.836 26831.614 18721.276 26832.468 L 18714.876 26831.188 C 18713.169 26834.601 18712.316 26837.374 18712.316 26839.508 C 18713.596 26841.641 18714.236 26843.561 18714.236 26845.268 L 18702.076 26855.508 L 18698.236 26856.148 L 18699.516 26853.588 L 18699.516 26851.028 L 18697.596 26852.948 C 18694.182 26856.361 18692.262 26858.708 18691.836 26859.988 L 18693.756 26865.748 C 18692.049 26867.881 18690.129 26867.881 18687.996 26865.748 L 18677.756 26875.348 C 18676.049 26877.054 18674.556 26878.761 18673.276 26880.468 L 18666.876 26882.388 C 18666.449 26883.241 18665.382 26884.521 18663.676 26886.228 C 18657.702 26891.774 18654.502 26894.761 18654.076 26895.188 L 18654.076 26900.948 C 18652.369 26902.228 18649.382 26905.428 18645.116 26910.548 C 18641.276 26915.668 18639.569 26918.654 18639.996 26919.508 L 18628.476 26927.188 L 18625.916 26932.948 L 18620.156 26931.028 L 18617.596 26935.508 L 18611.836 26932.308 L 18607.996 26934.228 L 18604.796 26939.348 L 18597.756 26939.348 L 18593.916 26945.748 L 18590.716 26943.828 L 18585.596 26950.228 C 18585.169 26949.374 18584.742 26948.734 18584.316 26948.308 C 18584.316 26947.454 18582.609 26947.028 18579.196 26947.028 C 18575.782 26951.721 18572.369 26953.854 18568.956 26953.428 L 18557.436 26934.228 C 18558.289 26927.401 18560.636 26919.934 18564.476 26911.828 C 18566.609 26907.561 18568.742 26903.081 18570.876 26898.388 ZM 19049.225 26876.628 L 19046.665 26874.708 C 19047.945 26860.628 19050.505 26848.254 19054.345 26837.588 C 19058.185 26826.494 19067.999 26806.228 19083.785 26776.788 C 19099.999 26750.334 19127.519 26720.681 19166.345 26687.828 C 19209.439 26651.561 19242.505 26633.428 19265.545 26633.428 L 19273.225 26634.708 L 19273.865 26636.628 C 19288.799 26637.908 19299.252 26645.374 19305.225 26659.028 L 19312.265 26676.308 L 19314.825 26676.308 L 19310.985 26688.468 C 19310.985 26689.748 19312.052 26691.241 19314.185 26692.948 C 19314.612 26693.374 19315.252 26693.801 19316.105 26694.228 L 19317.385 26700.628 L 19328.905 26701.268 C 19326.772 26706.814 19319.519 26721.534 19307.145 26745.428 C 19295.199 26768.894 19287.519 26783.828 19284.105 26790.228 L 19280.905 26789.588 L 19283.465 26794.708 L 19275.785 26819.028 L 19273.225 26819.668 L 19268.745 26838.228 L 19266.185 26838.228 C 19267.892 26843.348 19267.892 26847.614 19266.185 26851.028 L 19264.265 26879.828 C 19264.265 26884.521 19267.039 26887.721 19272.585 26889.428 C 19278.132 26888.148 19286.452 26883.028 19297.545 26874.068 C 19309.065 26864.681 19325.705 26849.534 19347.465 26828.628 C 19346.185 26829.481 19345.972 26830.761 19346.825 26832.468 C 19348.105 26834.174 19349.172 26834.388 19350.025 26833.108 C 19339.359 26845.481 19328.905 26857.854 19318.665 26870.228 L 19316.745 26874.068 C 19308.639 26880.041 19300.959 26886.228 19293.705 26892.628 C 19284.319 26900.734 19277.279 26907.988 19272.585 26914.388 L 19269.385 26914.388 L 19266.185 26920.788 L 19261.065 26922.068 C 19258.932 26925.481 19255.519 26928.681 19250.825 26931.668 L 19248.905 26932.948 C 19245.065 26936.788 19239.305 26939.988 19231.625 26942.548 C 19224.372 26945.108 19216.692 26947.241 19208.585 26948.948 C 19201.332 26945.961 19196.639 26939.988 19194.505 26931.028 C 19192.372 26921.641 19191.305 26910.121 19191.305 26896.468 L 19191.305 26879.188 L 19185.545 26886.228 L 19176.585 26892.628 L 19175.945 26896.468 C 19172.105 26900.308 19169.332 26904.148 19167.625 26907.988 L 19165.065 26904.788 L 19160.585 26910.548 L 19156.105 26911.188 L 19151.625 26919.508 C 19149.065 26920.788 19146.505 26922.494 19143.945 26924.628 C 19141.812 26926.334 19139.252 26928.468 19136.265 26931.028 L 19122.185 26938.708 L 19122.185 26943.828 C 19119.625 26945.534 19114.079 26948.308 19105.545 26952.148 C 19100.852 26954.281 19097.439 26955.988 19095.305 26957.268 C 19094.452 26956.841 19091.252 26957.268 19085.705 26958.548 C 19084.852 26958.548 19083.359 26958.974 19081.225 26959.828 C 19073.545 26959.828 19066.932 26956.841 19061.385 26950.868 C 19055.839 26944.894 19051.785 26937.641 19049.225 26929.108 C 19051.359 26929.108 19052.425 26927.614 19052.425 26924.628 C 19051.145 26922.921 19050.292 26921.854 19049.865 26921.428 C 19048.159 26918.868 19046.879 26917.801 19046.025 26918.228 L 19044.745 26910.548 L 19047.945 26906.068 L 19047.945 26894.548 C 19046.239 26894.974 19045.172 26894.761 19044.745 26893.908 C 19044.319 26893.054 19044.105 26891.348 19044.105 26888.788 C 19044.532 26884.094 19044.745 26881.321 19044.745 26880.468 L 19049.225 26876.628 ZM 19123.465 26875.348 C 19123.465 26877.054 19124.745 26880.894 19127.305 26886.868 C 19130.292 26892.841 19132.639 26897.108 19134.345 26899.668 C 19144.159 26899.668 19158.025 26892.414 19175.945 26877.908 L 19197.705 26859.988 C 19198.132 26858.708 19200.052 26851.668 19203.465 26838.868 C 19206.879 26825.641 19210.292 26817.108 19213.705 26813.268 C 19213.705 26807.721 19217.972 26795.988 19226.505 26778.068 C 19235.465 26760.148 19239.945 26743.721 19239.945 26728.788 C 19239.945 26716.841 19237.385 26706.601 19232.265 26698.068 C 19227.145 26689.534 19219.039 26684.414 19207.945 26682.708 C 19204.532 26685.268 19201.119 26688.041 19197.705 26691.028 C 19194.719 26693.588 19192.585 26696.574 19191.305 26699.988 C 19182.345 26710.228 19173.599 26720.254 19165.065 26730.068 L 19163.145 26735.828 C 19161.012 26737.534 19159.092 26740.521 19157.385 26744.788 C 19156.105 26748.628 19155.039 26752.468 19154.185 26756.308 C 19152.479 26758.441 19149.705 26764.201 19145.865 26773.588 C 19137.759 26793.214 19133.492 26804.734 19133.065 26808.148 L 19129.225 26809.428 L 19130.505 26811.988 L 19125.385 26831.188 L 19122.825 26835.028 L 19124.105 26836.308 L 19127.305 26836.308 C 19126.025 26839.294 19124.319 26841.214 19122.185 26842.068 L 19124.745 26861.268 L 19122.185 26863.828 L 19122.825 26867.668 L 19123.465 26875.348 ZM 19357.206 26947.028 L 19343.766 26963.028 L 19341.206 26963.028 C 19328.406 26977.961 19319.659 26989.481 19314.966 26997.588 C 19306.859 27011.668 19302.806 27025.748 19302.806 27039.828 C 19302.806 27043.241 19303.872 27047.508 19306.006 27052.628 C 19308.139 27058.174 19310.272 27062.654 19312.406 27066.068 L 19315.606 27066.068 L 19322.646 27070.548 L 19323.926 27073.108 C 19327.339 27074.388 19331.179 27075.028 19335.446 27075.028 C 19374.272 27075.028 19409.259 27037.481 19440.406 26962.388 C 19451.499 26933.374 19462.806 26904.361 19474.326 26875.348 C 19472.192 26875.774 19470.272 26877.054 19468.566 26879.188 C 19466.859 26881.321 19465.366 26883.454 19464.086 26885.588 L 19461.526 26884.308 C 19460.246 26884.308 19459.179 26885.161 19458.326 26886.868 C 19456.192 26890.708 19453.846 26892.628 19451.286 26892.628 C 19450.006 26892.628 19448.086 26893.908 19445.526 26896.468 C 19442.966 26899.028 19441.046 26900.308 19439.766 26900.308 L 19437.846 26901.588 L 19434.646 26907.348 C 19429.952 26908.628 19425.686 26910.121 19421.846 26911.828 C 19415.019 26915.668 19408.192 26919.294 19401.366 26922.708 C 19399.232 26924.841 19397.099 26926.761 19394.966 26928.468 L 19393.686 26927.188 L 19382.166 26930.388 C 19379.606 26929.534 19377.472 26928.681 19375.766 26927.828 C 19372.352 26925.694 19370.006 26924.201 19368.726 26923.348 C 19367.446 26922.494 19366.379 26921.641 19365.526 26920.788 C 19362.112 26916.094 19359.552 26911.828 19357.846 26907.988 C 19356.566 26904.148 19355.499 26899.881 19354.646 26895.188 L 19355.926 26896.468 L 19356.566 26893.268 L 19354.006 26891.988 L 19354.006 26885.588 L 19359.766 26886.228 C 19357.632 26883.668 19355.926 26881.748 19354.646 26880.468 L 19350.806 26874.708 C 19350.806 26873.001 19351.446 26871.721 19352.726 26870.868 C 19354.432 26869.588 19355.926 26869.374 19357.206 26870.228 L 19354.006 26861.908 L 19354.646 26856.788 C 19354.646 26851.668 19354.432 26848.681 19354.006 26847.828 L 19357.846 26836.308 C 19358.699 26835.881 19359.552 26835.241 19360.406 26834.388 C 19360.406 26831.828 19359.339 26830.121 19357.206 26829.268 L 19361.046 26818.388 L 19366.166 26819.668 L 19365.526 26815.828 L 19363.606 26810.068 C 19372.992 26788.734 19386.219 26765.481 19403.286 26740.308 C 19416.512 26721.108 19432.726 26699.774 19451.926 26676.308 C 19452.779 26675.881 19453.419 26675.454 19453.846 26675.028 C 19454.699 26674.174 19455.339 26673.108 19455.766 26671.828 C 19456.619 26670.548 19458.539 26668.841 19461.526 26666.708 C 19464.939 26664.574 19468.139 26662.654 19471.126 26660.948 C 19474.112 26658.814 19478.379 26656.254 19483.926 26653.268 C 19489.899 26649.854 19495.446 26647.081 19500.566 26644.948 C 19500.139 26644.094 19500.352 26643.241 19501.206 26642.388 C 19502.486 26641.534 19503.552 26642.174 19504.406 26644.308 L 19516.566 26641.108 L 19517.206 26644.308 C 19517.206 26646.441 19515.712 26650.494 19512.726 26656.468 C 19509.739 26662.014 19507.179 26667.134 19505.046 26671.828 L 19500.566 26676.308 L 19492.886 26689.108 C 19490.326 26693.374 19488.406 26697.214 19487.126 26700.628 C 19485.846 26701.908 19484.992 26702.974 19484.566 26703.828 L 19484.566 26707.028 L 19476.246 26719.188 L 19473.686 26723.668 L 19466.646 26731.348 L 19467.926 26734.548 L 19464.086 26740.308 L 19453.846 26760.788 L 19451.286 26760.148 C 19448.726 26769.961 19446.166 26778.921 19443.606 26787.028 C 19438.486 26803.668 19435.286 26812.628 19434.006 26813.908 C 19434.432 26815.188 19434.006 26820.094 19432.726 26828.628 C 19431.872 26837.161 19431.019 26844.628 19430.166 26851.028 C 19430.166 26853.588 19431.446 26857.854 19434.006 26863.828 C 19436.992 26869.801 19437.846 26874.494 19436.566 26877.908 C 19446.379 26874.921 19454.486 26871.721 19460.886 26868.308 C 19464.299 26866.601 19471.766 26861.908 19483.286 26854.228 C 19496.512 26827.348 19507.392 26805.374 19515.926 26788.308 C 19531.286 26758.441 19545.152 26733.481 19557.526 26713.428 C 19572.886 26688.254 19586.326 26670.121 19597.846 26659.028 C 19599.126 26659.454 19601.046 26659.028 19603.606 26657.748 C 19606.166 26656.041 19607.446 26654.761 19607.446 26653.908 C 19613.419 26651.774 19619.179 26649.641 19624.726 26647.508 C 19630.272 26645.374 19636.032 26642.388 19642.006 26638.548 L 19644.566 26640.468 L 19649.046 26635.348 C 19650.326 26635.774 19652.246 26635.561 19654.806 26634.708 C 19657.792 26633.428 19659.499 26632.788 19659.926 26632.788 L 19664.406 26635.348 L 19659.926 26644.948 L 19662.486 26644.948 C 19660.779 26651.348 19658.646 26657.108 19656.086 26662.228 C 19653.952 26666.921 19650.539 26672.681 19645.846 26679.508 C 19641.579 26686.334 19637.312 26692.948 19633.046 26699.348 L 19630.486 26705.748 L 19623.446 26708.948 C 19621.739 26712.361 19621.526 26715.348 19622.806 26717.908 L 19615.126 26729.428 C 19612.566 26732.841 19610.646 26734.548 19609.366 26734.548 L 19606.166 26744.788 L 19603.606 26751.188 L 19594.006 26772.308 L 19591.446 26772.308 C 19589.312 26777.001 19587.392 26781.481 19585.686 26785.748 C 19584.406 26789.588 19583.979 26792.361 19584.406 26794.068 L 19579.286 26802.388 L 19581.846 26807.508 L 19577.366 26814.548 L 19570.326 26821.588 L 19567.766 26822.228 L 19570.966 26827.348 C 19567.979 26829.054 19565.206 26830.548 19562.646 26831.828 L 19565.206 26838.868 L 19558.806 26848.468 L 19560.086 26854.228 L 19558.166 26851.668 L 19557.526 26860.628 L 19553.046 26861.268 C 19552.192 26862.974 19550.699 26865.748 19548.566 26869.588 C 19546.859 26873.001 19544.512 26878.334 19541.526 26885.588 L 19543.446 26888.788 L 19540.886 26888.788 L 19536.406 26899.028 L 19533.846 26899.028 C 19532.992 26901.588 19531.286 26904.361 19528.726 26907.348 C 19526.592 26909.908 19525.099 26911.401 19524.246 26911.828 L 19525.526 26916.948 L 19521.686 26926.548 L 19517.846 26927.188 C 19517.846 26932.308 19515.926 26937.854 19512.086 26943.828 C 19510.379 26946.388 19508.032 26949.374 19505.046 26952.788 L 19482.646 26985.428 L 19480.086 26985.428 C 19477.099 26990.974 19473.259 26995.028 19468.566 26997.588 L 19466.646 27004.628 L 19464.086 27007.188 L 19457.686 27009.748 C 19449.579 27028.948 19424.192 27053.481 19381.526 27083.348 C 19338.859 27113.214 19306.646 27128.148 19284.886 27128.148 C 19271.232 27128.148 19259.926 27122.388 19250.966 27110.868 C 19241.579 27099.348 19236.886 27086.548 19236.886 27072.468 C 19236.886 27050.708 19251.392 27023.828 19280.406 26991.828 C 19308.992 26960.254 19333.526 26942.548 19354.006 26938.708 L 19357.206 26947.028 ZM 20034.126 26651.348 L 20036.686 26645.588 L 20041.166 26644.308 L 20043.086 26648.788 L 20046.926 26643.668 L 20048.846 26643.028 L 20053.326 26650.068 L 20057.806 26650.068 L 20056.526 26645.588 L 20059.726 26645.588 C 20062.286 26645.588 20067.832 26647.721 20076.366 26651.988 C 20076.792 26653.268 20077.432 26654.334 20078.286 26655.188 C 20080.419 26655.614 20081.912 26655.828 20082.766 26655.828 L 20088.526 26672.468 L 20089.806 26670.548 L 20093.646 26671.188 L 20091.726 26678.868 L 20095.566 26690.388 L 20097.486 26694.228 C 20097.486 26697.641 20097.059 26700.201 20096.206 26701.908 C 20095.779 26703.614 20095.139 26705.534 20094.286 26707.668 C 20094.286 26709.374 20095.139 26712.148 20096.846 26715.988 C 20096.419 26718.548 20095.779 26723.241 20094.926 26730.068 C 20094.072 26736.894 20093.646 26741.588 20093.646 26744.148 L 20089.166 26748.628 L 20090.446 26755.028 L 20087.246 26757.588 L 20087.886 26760.788 L 20088.526 26763.348 C 20086.392 26769.748 20082.979 26778.068 20078.286 26788.308 C 20075.299 26795.134 20071.459 26803.028 20066.766 26811.988 L 20055.246 26820.948 L 20058.446 26824.788 L 20044.366 26842.708 L 20041.166 26842.708 L 20043.086 26846.548 C 20040.526 26846.974 20038.606 26848.041 20037.326 26849.748 L 20034.766 26854.868 C 20033.912 26856.148 20032.846 26856.361 20031.566 26855.508 L 20025.806 26865.108 C 20024.526 26864.254 20023.246 26864.468 20021.966 26865.748 C 20021.112 26867.028 20020.899 26868.308 20021.326 26869.588 L 20016.846 26868.948 C 20015.992 26871.081 20014.926 26873.001 20013.646 26874.708 C 20012.366 26876.414 20010.872 26876.628 20009.166 26875.348 C 20007.886 26877.908 20006.179 26880.254 20004.046 26882.388 L 19999.566 26886.868 L 19994.446 26889.428 C 19984.632 26901.374 19973.966 26911.188 19962.446 26918.868 L 19959.886 26924.628 C 19953.486 26928.468 19948.579 26931.454 19945.166 26933.588 C 19938.339 26937.854 19933.646 26941.481 19931.086 26944.468 L 19925.326 26944.468 L 19924.046 26947.028 C 19920.206 26948.308 19916.152 26949.588 19911.886 26950.868 C 19908.046 26952.148 19903.992 26952.788 19899.726 26952.788 C 19882.659 26952.788 19870.072 26944.681 19861.966 26928.468 C 19855.566 26915.668 19852.366 26899.668 19852.366 26880.468 C 19852.366 26851.881 19858.979 26825.214 19872.206 26800.468 C 19882.872 26779.988 19899.512 26758.868 19922.126 26737.108 C 19933.219 26726.441 19954.339 26708.094 19985.486 26682.068 C 19992.739 26675.668 20000.419 26669.268 20008.526 26662.868 C 20016.632 26656.041 20024.952 26650.708 20033.486 26646.868 L 20034.126 26651.348 ZM 19921.486 26869.588 L 19923.406 26868.948 L 19924.686 26866.388 L 19925.966 26870.228 L 19925.326 26873.428 C 19927.459 26875.561 19928.739 26877.481 19929.166 26879.188 L 19924.046 26878.548 C 19924.046 26883.668 19927.246 26887.081 19933.646 26888.788 C 19935.352 26899.454 19940.259 26904.788 19948.366 26904.788 C 19968.419 26904.788 19987.619 26886.654 20005.966 26850.388 C 20022.179 26818.388 20030.286 26791.508 20030.286 26769.748 C 20030.286 26750.548 20027.726 26735.401 20022.606 26724.308 C 20017.912 26713.214 20011.512 26705.534 20003.406 26701.268 L 19998.926 26701.908 L 19997.646 26710.228 L 19994.446 26708.308 L 19993.166 26706.388 C 19993.166 26709.374 19991.886 26711.934 19989.326 26714.068 L 19989.326 26717.268 L 19987.406 26720.468 L 19981.646 26714.068 L 19980.366 26717.908 L 19981.646 26721.108 L 19977.806 26724.308 L 19979.086 26728.788 L 19972.046 26726.228 L 19973.966 26732.628 C 19972.259 26735.188 19970.126 26736.681 19967.566 26737.108 L 19966.286 26740.308 L 19959.886 26742.868 L 19961.166 26746.708 L 19963.086 26744.148 L 19964.366 26747.348 L 19961.806 26748.628 L 19961.806 26753.108 L 19957.326 26754.388 L 19954.126 26751.828 L 19951.566 26755.668 L 19949.006 26755.028 L 19949.006 26758.228 L 19954.766 26758.228 L 19952.846 26761.428 L 19950.286 26761.428 L 19952.206 26767.828 L 19948.366 26767.828 L 19947.726 26772.308 L 19946.446 26774.868 L 19949.006 26775.508 C 19944.739 26779.774 19942.606 26784.468 19942.606 26789.588 L 19936.846 26789.588 L 19934.286 26787.028 L 19931.726 26787.028 C 19932.152 26789.161 19933.646 26791.081 19936.206 26792.788 L 19937.486 26796.628 C 19937.912 26798.761 19935.779 26800.681 19931.086 26802.388 L 19933.006 26808.788 L 19935.566 26808.788 L 19930.446 26821.588 C 19929.166 26825.428 19928.526 26830.121 19928.526 26835.668 L 19922.126 26838.228 L 19922.126 26841.428 C 19922.979 26843.134 19924.046 26843.561 19925.326 26842.708 L 19926.606 26845.908 L 19924.686 26847.828 L 19920.206 26846.548 L 19918.286 26849.108 L 19923.406 26853.588 L 19923.406 26859.988 C 19925.539 26862.121 19926.179 26863.614 19925.326 26864.468 L 19922.126 26863.188 L 19916.366 26868.308 L 19921.486 26869.588 ZM 20159.596 26754.388 C 20162.582 26744.148 20167.062 26732.628 20173.036 26719.828 C 20179.009 26707.028 20184.982 26694.654 20190.956 26682.708 L 20192.876 26683.988 L 20197.996 26682.068 C 20203.542 26679.081 20207.169 26677.161 20208.876 26676.308 C 20213.569 26672.894 20216.982 26670.548 20219.116 26669.268 C 20225.089 26666.708 20231.062 26663.934 20237.036 26660.948 C 20243.009 26658.814 20248.769 26655.828 20254.316 26651.988 L 20260.076 26655.828 C 20257.942 26664.788 20256.022 26673.108 20254.316 26680.788 C 20250.902 26695.721 20248.129 26704.468 20245.996 26707.028 L 20242.156 26712.788 C 20240.022 26715.774 20239.169 26718.334 20239.596 26720.468 L 20240.236 26724.308 C 20262.422 26705.108 20279.916 26690.601 20292.716 26680.788 C 20316.182 26662.868 20336.662 26653.908 20354.156 26653.908 C 20358.849 26653.908 20363.116 26654.761 20366.956 26656.468 C 20371.222 26657.748 20374.422 26660.521 20376.556 26664.788 L 20377.836 26669.268 C 20378.262 26670.121 20379.756 26670.974 20382.316 26671.828 L 20381.676 26676.948 C 20382.529 26678.228 20383.596 26679.508 20384.876 26680.788 L 20388.076 26684.628 L 20386.796 26691.028 L 20389.356 26697.428 L 20382.956 26698.708 L 20382.956 26703.188 L 20386.796 26701.268 L 20386.796 26714.068 L 20381.676 26715.348 L 20382.956 26719.188 L 20375.276 26731.348 C 20376.556 26733.481 20378.902 26733.908 20382.316 26732.628 L 20378.476 26735.828 L 20376.556 26735.188 L 20369.516 26742.228 L 20375.276 26746.068 L 20369.516 26744.788 C 20369.089 26745.641 20368.876 26746.494 20368.876 26747.348 L 20363.756 26749.908 L 20363.756 26755.028 C 20359.916 26758.868 20357.142 26762.494 20355.436 26765.908 C 20355.862 26766.761 20357.996 26767.614 20361.836 26768.468 L 20359.276 26775.508 L 20353.516 26777.428 L 20352.236 26783.188 L 20349.676 26783.828 L 20350.956 26788.308 C 20350.956 26793.001 20350.102 26795.561 20348.396 26795.988 L 20343.916 26792.148 C 20344.769 26793.428 20343.916 26794.494 20341.356 26795.348 C 20339.222 26795.774 20338.156 26796.201 20338.156 26796.628 L 20338.156 26801.748 L 20347.116 26800.468 L 20346.476 26802.388 L 20342.636 26803.028 C 20342.636 26807.294 20341.142 26810.708 20338.156 26813.268 L 20332.396 26811.988 L 20330.476 26816.468 L 20335.596 26816.468 L 20331.116 26824.788 L 20329.836 26822.868 L 20324.076 26821.588 C 20322.796 26823.294 20323.222 26824.788 20325.356 26826.068 C 20327.489 26826.921 20328.342 26828.201 20327.916 26829.908 L 20322.156 26835.028 L 20325.996 26839.508 L 20328.556 26839.508 L 20328.556 26842.068 L 20324.716 26841.428 L 20320.876 26843.348 L 20321.516 26847.828 C 20320.236 26849.961 20319.169 26851.881 20318.316 26853.588 L 20318.316 26871.508 L 20315.116 26872.788 C 20314.262 26876.201 20313.836 26879.188 20313.836 26881.748 C 20313.836 26884.734 20314.476 26887.508 20315.756 26890.068 L 20325.996 26891.988 C 20336.236 26891.988 20354.796 26883.668 20381.676 26867.028 C 20394.049 26859.348 20409.622 26848.894 20428.396 26835.668 C 20426.689 26838.228 20422.636 26842.281 20416.236 26847.828 C 20410.262 26853.374 20406.209 26858.068 20404.076 26861.908 L 20397.676 26865.108 L 20398.956 26866.388 C 20378.902 26884.308 20357.142 26900.948 20333.676 26916.308 C 20300.822 26938.068 20276.076 26948.948 20259.436 26948.948 C 20246.209 26948.948 20237.249 26943.614 20232.556 26932.948 C 20229.569 26926.121 20228.076 26915.241 20228.076 26900.308 L 20228.076 26891.348 C 20230.636 26891.348 20232.129 26890.494 20232.556 26888.788 C 20232.982 26886.654 20231.916 26885.801 20229.356 26886.228 C 20234.049 26873.854 20239.169 26861.268 20244.716 26848.468 C 20254.529 26827.134 20260.076 26814.761 20261.356 26811.348 C 20282.262 26774.228 20294.636 26751.614 20298.476 26743.508 C 20306.582 26726.441 20310.636 26714.068 20310.636 26706.388 C 20310.636 26699.561 20307.436 26696.148 20301.036 26696.148 C 20294.636 26696.148 20286.742 26699.774 20277.356 26707.028 C 20270.102 26713.001 20263.062 26718.761 20256.236 26724.308 L 20254.956 26726.228 C 20252.396 26729.641 20244.289 26740.308 20230.636 26758.228 C 20219.116 26773.161 20211.009 26783.401 20206.316 26788.948 L 20206.316 26795.988 L 20200.556 26801.748 C 20200.982 26801.321 20201.622 26801.321 20202.476 26801.748 C 20203.329 26802.174 20203.329 26802.814 20202.476 26803.668 L 20198.636 26812.628 L 20192.236 26815.188 L 20191.596 26819.668 L 20185.836 26827.988 L 20186.476 26831.828 C 20182.209 26836.094 20180.716 26839.508 20181.996 26842.068 L 20176.876 26842.068 L 20178.796 26845.268 L 20170.476 26855.508 L 20165.996 26861.908 L 20166.636 26863.828 L 20163.436 26865.108 L 20162.796 26872.148 L 20157.036 26872.788 L 20160.236 26880.468 L 20157.036 26878.548 C 20156.182 26879.828 20155.329 26880.894 20154.476 26881.748 L 20148.716 26887.508 C 20149.569 26886.654 20150.422 26886.441 20151.276 26886.868 C 20152.556 26887.294 20153.196 26888.148 20153.196 26889.428 L 20146.156 26890.068 C 20143.596 26891.348 20142.316 26893.268 20142.316 26895.828 C 20143.169 26897.108 20144.236 26897.534 20145.516 26897.108 L 20138.476 26908.628 L 20133.996 26908.628 C 20129.729 26910.761 20126.316 26912.681 20123.756 26914.388 C 20121.196 26916.094 20118.636 26918.014 20116.076 26920.148 L 20109.676 26922.708 C 20107.969 26923.561 20107.329 26924.414 20107.756 26925.268 L 20101.996 26925.268 C 20102.849 26926.974 20101.996 26928.468 20099.436 26929.748 C 20096.876 26930.601 20095.382 26931.454 20094.956 26932.308 L 20089.196 26931.028 L 20080.236 26935.508 L 20074.476 26934.228 L 20074.476 26939.348 L 20064.236 26935.508 L 20062.316 26927.828 C 20062.316 26922.708 20070.209 26906.281 20085.996 26878.548 C 20106.476 26843.134 20127.169 26807.508 20148.076 26771.668 C 20151.916 26765.268 20155.756 26759.508 20159.596 26754.388 ZM 20637.975 26876.628 L 20635.415 26874.708 C 20636.695 26860.628 20639.255 26848.254 20643.095 26837.588 C 20646.935 26826.494 20656.749 26806.228 20672.535 26776.788 C 20688.749 26750.334 20716.269 26720.681 20755.095 26687.828 C 20798.189 26651.561 20831.255 26633.428 20854.295 26633.428 L 20861.975 26634.708 L 20862.615 26636.628 C 20877.549 26637.908 20888.002 26645.374 20893.975 26659.028 L 20901.015 26676.308 L 20903.575 26676.308 L 20899.735 26688.468 C 20899.735 26689.748 20900.802 26691.241 20902.935 26692.948 C 20903.362 26693.374 20904.002 26693.801 20904.855 26694.228 L 20906.135 26700.628 L 20917.655 26701.268 C 20915.522 26706.814 20908.269 26721.534 20895.895 26745.428 C 20883.949 26768.894 20876.269 26783.828 20872.855 26790.228 L 20869.655 26789.588 L 20872.215 26794.708 L 20864.535 26819.028 L 20861.975 26819.668 L 20857.495 26838.228 L 20854.935 26838.228 C 20856.642 26843.348 20856.642 26847.614 20854.935 26851.028 L 20853.015 26879.828 C 20853.015 26884.521 20855.789 26887.721 20861.335 26889.428 C 20866.882 26888.148 20875.202 26883.028 20886.295 26874.068 C 20897.815 26864.681 20914.455 26849.534 20936.215 26828.628 C 20934.935 26829.481 20934.722 26830.761 20935.575 26832.468 C 20936.855 26834.174 20937.922 26834.388 20938.775 26833.108 C 20928.109 26845.481 20917.655 26857.854 20907.415 26870.228 L 20905.495 26874.068 C 20897.389 26880.041 20889.709 26886.228 20882.455 26892.628 C 20873.069 26900.734 20866.029 26907.988 20861.335 26914.388 L 20858.135 26914.388 L 20854.935 26920.788 L 20849.815 26922.068 C 20847.682 26925.481 20844.269 26928.681 20839.575 26931.668 L 20837.655 26932.948 C 20833.815 26936.788 20828.055 26939.988 20820.375 26942.548 C 20813.122 26945.108 20805.442 26947.241 20797.335 26948.948 C 20790.082 26945.961 20785.389 26939.988 20783.255 26931.028 C 20781.122 26921.641 20780.055 26910.121 20780.055 26896.468 L 20780.055 26879.188 L 20774.295 26886.228 L 20765.335 26892.628 L 20764.695 26896.468 C 20760.855 26900.308 20758.082 26904.148 20756.375 26907.988 L 20753.815 26904.788 L 20749.335 26910.548 L 20744.855 26911.188 L 20740.375 26919.508 C 20737.815 26920.788 20735.255 26922.494 20732.695 26924.628 C 20730.562 26926.334 20728.002 26928.468 20725.015 26931.028 L 20710.935 26938.708 L 20710.935 26943.828 C 20708.375 26945.534 20702.829 26948.308 20694.295 26952.148 C 20689.602 26954.281 20686.189 26955.988 20684.055 26957.268 C 20683.202 26956.841 20680.002 26957.268 20674.455 26958.548 C 20673.602 26958.548 20672.109 26958.974 20669.975 26959.828 C 20662.295 26959.828 20655.682 26956.841 20650.135 26950.868 C 20644.589 26944.894 20640.535 26937.641 20637.975 26929.108 C 20640.109 26929.108 20641.175 26927.614 20641.175 26924.628 C 20639.895 26922.921 20639.042 26921.854 20638.615 26921.428 C 20636.909 26918.868 20635.629 26917.801 20634.775 26918.228 L 20633.495 26910.548 L 20636.695 26906.068 L 20636.695 26894.548 C 20634.989 26894.974 20633.922 26894.761 20633.495 26893.908 C 20633.069 26893.054 20632.855 26891.348 20632.855 26888.788 C 20633.282 26884.094 20633.495 26881.321 20633.495 26880.468 L 20637.975 26876.628 ZM 20712.215 26875.348 C 20712.215 26877.054 20713.495 26880.894 20716.055 26886.868 C 20719.042 26892.841 20721.389 26897.108 20723.095 26899.668 C 20732.909 26899.668 20746.775 26892.414 20764.695 26877.908 L 20786.455 26859.988 C 20786.882 26858.708 20788.802 26851.668 20792.215 26838.868 C 20795.629 26825.641 20799.042 26817.108 20802.455 26813.268 C 20802.455 26807.721 20806.722 26795.988 20815.255 26778.068 C 20824.215 26760.148 20828.695 26743.721 20828.695 26728.788 C 20828.695 26716.841 20826.135 26706.601 20821.015 26698.068 C 20815.895 26689.534 20807.789 26684.414 20796.695 26682.708 C 20793.282 26685.268 20789.869 26688.041 20786.455 26691.028 C 20783.469 26693.588 20781.335 26696.574 20780.055 26699.988 C 20771.095 26710.228 20762.349 26720.254 20753.815 26730.068 L 20751.895 26735.828 C 20749.762 26737.534 20747.842 26740.521 20746.135 26744.788 C 20744.855 26748.628 20743.789 26752.468 20742.935 26756.308 C 20741.229 26758.441 20738.455 26764.201 20734.615 26773.588 C 20726.509 26793.214 20722.242 26804.734 20721.815 26808.148 L 20717.975 26809.428 L 20719.255 26811.988 L 20714.135 26831.188 L 20711.575 26835.028 L 20712.855 26836.308 L 20716.055 26836.308 C 20714.775 26839.294 20713.069 26841.214 20710.935 26842.068 L 20713.495 26861.268 L 20710.935 26863.828 L 20711.575 26867.668 L 20712.215 26875.348 ZM 20922.916 26914.388 L 20920.356 26909.908 L 20927.396 26905.428 C 20927.396 26904.574 20926.116 26903.721 20923.556 26902.868 L 20922.276 26897.108 C 20922.276 26894.974 20922.916 26892.628 20924.196 26890.068 C 20925.049 26887.081 20925.689 26884.948 20926.116 26883.668 L 20923.556 26881.108 L 20928.036 26874.068 L 20928.036 26870.868 L 20931.876 26865.108 L 20931.236 26859.348 C 20932.089 26858.494 20932.942 26857.001 20933.796 26854.868 C 20935.076 26852.734 20936.356 26851.881 20937.636 26852.308 C 20937.636 26847.188 20938.702 26841.854 20940.836 26836.308 L 20945.316 26826.068 C 20949.156 26825.214 20951.076 26822.441 20951.076 26817.748 C 20951.076 26813.481 20956.836 26801.108 20968.356 26780.628 C 20979.876 26760.148 20985.422 26749.694 20984.996 26749.268 C 20988.409 26744.574 20991.822 26739.241 20995.236 26733.268 C 20999.076 26727.294 21002.062 26721.748 21004.196 26716.628 C 21004.622 26716.201 21005.902 26713.854 21008.036 26709.588 C 21010.596 26704.894 21012.302 26702.761 21013.156 26703.188 L 21021.476 26687.188 L 21022.756 26683.348 C 21027.449 26674.814 21031.289 26668.201 21034.276 26663.508 C 21039.822 26654.548 21044.089 26649.001 21047.076 26646.868 L 21059.236 26621.908 C 21060.942 26622.761 21061.796 26622.548 21061.796 26621.268 C 21062.222 26619.561 21062.649 26617.641 21063.076 26615.508 C 21063.929 26613.374 21064.569 26611.881 21064.996 26611.028 C 21067.129 26606.761 21069.476 26602.921 21072.036 26599.508 L 21114.916 26526.548 C 21116.622 26525.268 21118.329 26523.774 21120.036 26522.068 C 21128.569 26519.934 21137.316 26517.588 21146.276 26515.028 L 21150.756 26509.908 L 21149.476 26506.708 L 21153.316 26506.708 L 21152.676 26509.268 L 21155.876 26509.268 L 21178.916 26500.948 L 21183.396 26504.788 C 21182.542 26509.054 21182.969 26513.748 21184.676 26518.868 L 21153.316 26569.428 L 21152.036 26573.908 L 21142.436 26588.628 C 21142.862 26589.481 21143.289 26590.121 21143.716 26590.548 C 21140.729 26592.254 21138.382 26593.748 21136.676 26595.028 L 21139.876 26596.948 C 21138.169 26597.374 21136.676 26597.801 21135.396 26598.228 C 21134.116 26598.654 21133.476 26600.361 21133.476 26603.348 L 21128.356 26606.548 C 21128.782 26607.401 21128.569 26608.894 21127.716 26611.028 C 21126.862 26612.734 21127.716 26613.801 21130.276 26614.228 L 21127.076 26620.628 C 21127.502 26618.494 21126.222 26617.428 21123.236 26617.428 L 21122.596 26620.628 L 21116.836 26624.468 L 21120.676 26623.828 L 21125.796 26626.388 C 21123.662 26627.668 21122.169 26628.521 21121.316 26628.948 C 21117.476 26631.081 21115.129 26631.934 21114.276 26631.508 C 21112.569 26636.628 21110.009 26641.108 21106.596 26644.948 L 21112.356 26643.028 L 21109.796 26646.228 L 21111.716 26646.868 L 21107.876 26651.988 L 21105.316 26650.068 C 21104.889 26650.494 21104.676 26650.921 21104.676 26651.348 C 21106.382 26654.761 21107.022 26656.894 21106.596 26657.748 L 21098.276 26660.948 L 21101.476 26662.868 L 21092.516 26664.148 L 21090.596 26670.548 L 21097.636 26670.548 L 21091.236 26674.388 L 21097.636 26676.308 L 21089.316 26677.588 L 21088.036 26675.028 C 21087.609 26676.734 21087.396 26678.228 21087.396 26679.508 C 21087.396 26680.788 21088.036 26682.921 21089.316 26685.908 L 21078.436 26688.468 L 21079.716 26692.308 L 21078.436 26698.068 C 21079.716 26697.214 21080.569 26696.788 21080.996 26696.788 C 21083.556 26695.508 21085.262 26694.868 21086.116 26694.868 L 21086.116 26699.348 L 21081.636 26699.348 C 21079.929 26701.054 21079.716 26702.974 21080.996 26705.108 L 21066.916 26708.308 L 21067.556 26713.428 L 21063.076 26717.908 L 21072.036 26711.508 L 21076.516 26716.628 L 21076.516 26719.828 L 21073.956 26719.828 L 21057.316 26725.588 C 21054.756 26727.294 21052.196 26728.788 21049.636 26730.068 L 21048.356 26734.548 L 21067.556 26731.348 L 21067.556 26736.468 C 21066.702 26736.468 21065.209 26738.174 21063.076 26741.588 C 21061.796 26742.441 21060.516 26743.081 21059.236 26743.508 L 21053.476 26747.348 L 21058.596 26747.348 L 21052.196 26751.188 L 21049.636 26749.268 C 21046.222 26749.268 21044.516 26750.974 21044.516 26754.388 L 21047.716 26755.668 L 21052.196 26753.108 L 21054.756 26756.308 L 21050.276 26762.708 C 21053.689 26763.988 21055.182 26765.054 21054.756 26765.908 L 21045.156 26765.268 L 21043.236 26762.068 L 21041.956 26765.268 C 21041.529 26766.548 21040.249 26767.188 21038.116 26767.188 C 21036.409 26767.188 21035.556 26768.681 21035.556 26771.668 L 21037.476 26771.028 L 21049.636 26772.308 L 21049.636 26775.508 C 21046.222 26775.081 21041.742 26775.721 21036.196 26777.428 L 21036.196 26783.828 L 21045.156 26786.388 C 21042.169 26788.094 21039.822 26788.948 21038.116 26788.948 C 21035.556 26787.668 21033.209 26787.028 21031.076 26787.028 L 21028.516 26788.948 L 21032.996 26792.788 L 21032.356 26794.708 L 21027.236 26794.708 L 21025.956 26796.628 C 21027.662 26797.054 21029.369 26797.268 21031.076 26797.268 L 21031.076 26800.468 C 21034.062 26800.041 21035.982 26800.254 21036.836 26801.108 L 21038.116 26808.148 L 21032.996 26808.788 L 21026.596 26813.908 L 21025.316 26818.388 L 21027.876 26822.228 L 21031.076 26822.228 L 21027.236 26824.788 L 21020.836 26824.148 L 21017.636 26826.068 L 21022.756 26829.908 L 21027.876 26829.908 L 21015.076 26832.468 L 21015.076 26836.308 L 21022.756 26836.308 L 21023.396 26839.508 C 21020.836 26839.934 21019.129 26840.148 21018.276 26840.148 C 21017.422 26840.148 21015.289 26840.788 21011.876 26842.068 L 21008.036 26840.788 L 21004.836 26841.428 L 21004.836 26848.468 C 21006.116 26849.321 21007.609 26849.321 21009.316 26848.468 C 21011.449 26847.614 21012.516 26846.334 21012.516 26844.628 L 21018.916 26845.908 C 21016.782 26851.881 21015.289 26855.721 21014.436 26857.428 L 21009.316 26859.348 L 21010.596 26865.108 L 21002.276 26870.228 L 21003.556 26872.148 L 21009.956 26872.148 L 21012.516 26870.228 L 21010.596 26875.988 L 21005.476 26878.548 C 21005.902 26881.961 21005.262 26883.668 21003.556 26883.668 L 21008.036 26888.148 C 21020.409 26884.734 21038.329 26874.921 21061.796 26858.708 C 21085.689 26842.068 21109.796 26825.214 21134.116 26808.148 C 21106.809 26835.028 21080.356 26859.561 21054.756 26881.748 C 21017.636 26913.748 20988.836 26934.868 20968.356 26945.108 L 20968.356 26947.668 L 20963.236 26946.388 C 20960.676 26949.374 20956.622 26951.934 20951.076 26954.068 C 20945.529 26956.201 20940.622 26957.268 20936.356 26957.268 C 20937.209 26956.414 20936.996 26955.348 20935.716 26954.068 C 20934.862 26953.214 20934.009 26953.214 20933.156 26954.068 L 20924.836 26948.308 C 20925.689 26947.454 20926.542 26947.241 20927.396 26947.668 C 20928.249 26948.094 20929.529 26948.948 20931.236 26950.228 L 20940.836 26950.228 L 20943.396 26952.148 L 20943.396 26949.588 L 20941.476 26948.948 C 20935.502 26947.668 20931.662 26947.881 20929.956 26949.588 L 20928.036 26943.828 L 20925.476 26943.828 L 20925.476 26937.428 C 20922.916 26937.854 20921.422 26937.641 20920.996 26936.788 C 20922.276 26936.361 20923.342 26935.721 20924.196 26934.868 L 20923.556 26927.188 L 20919.716 26927.188 L 20920.996 26923.988 L 20929.956 26920.788 L 20922.916 26920.788 L 20918.436 26916.948 L 20922.916 26914.388 ZM 21099.166 26914.388 L 21096.606 26909.908 L 21103.646 26905.428 C 21103.646 26904.574 21102.366 26903.721 21099.806 26902.868 L 21098.526 26897.108 C 21098.526 26894.974 21099.166 26892.628 21100.446 26890.068 C 21101.299 26887.081 21101.939 26884.948 21102.366 26883.668 L 21099.806 26881.108 L 21104.286 26874.068 L 21104.286 26870.868 L 21108.126 26865.108 L 21107.486 26859.348 C 21108.339 26858.494 21109.192 26857.001 21110.046 26854.868 C 21111.326 26852.734 21112.606 26851.881 21113.886 26852.308 C 21113.886 26847.188 21114.952 26841.854 21117.086 26836.308 L 21121.566 26826.068 C 21125.406 26825.214 21127.326 26822.441 21127.326 26817.748 C 21127.326 26813.481 21133.086 26801.108 21144.606 26780.628 C 21156.126 26760.148 21161.672 26749.694 21161.246 26749.268 C 21164.659 26744.574 21168.072 26739.241 21171.486 26733.268 C 21175.326 26727.294 21178.312 26721.748 21180.446 26716.628 C 21180.872 26716.201 21182.152 26713.854 21184.286 26709.588 C 21186.846 26704.894 21188.552 26702.761 21189.406 26703.188 L 21197.726 26687.188 L 21199.006 26683.348 C 21203.699 26674.814 21207.539 26668.201 21210.526 26663.508 C 21216.072 26654.548 21220.339 26649.001 21223.326 26646.868 L 21235.486 26621.908 C 21237.192 26622.761 21238.046 26622.548 21238.046 26621.268 C 21238.472 26619.561 21238.899 26617.641 21239.326 26615.508 C 21240.179 26613.374 21240.819 26611.881 21241.246 26611.028 C 21243.379 26606.761 21245.726 26602.921 21248.286 26599.508 L 21291.166 26526.548 C 21292.872 26525.268 21294.579 26523.774 21296.286 26522.068 C 21304.819 26519.934 21313.566 26517.588 21322.526 26515.028 L 21327.006 26509.908 L 21325.726 26506.708 L 21329.566 26506.708 L 21328.926 26509.268 L 21332.126 26509.268 L 21355.166 26500.948 L 21359.646 26504.788 C 21358.792 26509.054 21359.219 26513.748 21360.926 26518.868 L 21329.566 26569.428 L 21328.286 26573.908 L 21318.686 26588.628 C 21319.112 26589.481 21319.539 26590.121 21319.966 26590.548 C 21316.979 26592.254 21314.632 26593.748 21312.926 26595.028 L 21316.126 26596.948 C 21314.419 26597.374 21312.926 26597.801 21311.646 26598.228 C 21310.366 26598.654 21309.726 26600.361 21309.726 26603.348 L 21304.606 26606.548 C 21305.032 26607.401 21304.819 26608.894 21303.966 26611.028 C 21303.112 26612.734 21303.966 26613.801 21306.526 26614.228 L 21303.326 26620.628 C 21303.752 26618.494 21302.472 26617.428 21299.486 26617.428 L 21298.846 26620.628 L 21293.086 26624.468 L 21296.926 26623.828 L 21302.046 26626.388 C 21299.912 26627.668 21298.419 26628.521 21297.566 26628.948 C 21293.726 26631.081 21291.379 26631.934 21290.526 26631.508 C 21288.819 26636.628 21286.259 26641.108 21282.846 26644.948 L 21288.606 26643.028 L 21286.046 26646.228 L 21287.966 26646.868 L 21284.126 26651.988 L 21281.566 26650.068 C 21281.139 26650.494 21280.926 26650.921 21280.926 26651.348 C 21282.632 26654.761 21283.272 26656.894 21282.846 26657.748 L 21274.526 26660.948 L 21277.726 26662.868 L 21268.766 26664.148 L 21266.846 26670.548 L 21273.886 26670.548 L 21267.486 26674.388 L 21273.886 26676.308 L 21265.566 26677.588 L 21264.286 26675.028 C 21263.859 26676.734 21263.646 26678.228 21263.646 26679.508 C 21263.646 26680.788 21264.286 26682.921 21265.566 26685.908 L 21254.686 26688.468 L 21255.966 26692.308 L 21254.686 26698.068 C 21255.966 26697.214 21256.819 26696.788 21257.246 26696.788 C 21259.806 26695.508 21261.512 26694.868 21262.366 26694.868 L 21262.366 26699.348 L 21257.886 26699.348 C 21256.179 26701.054 21255.966 26702.974 21257.246 26705.108 L 21243.166 26708.308 L 21243.806 26713.428 L 21239.326 26717.908 L 21248.286 26711.508 L 21252.766 26716.628 L 21252.766 26719.828 L 21250.206 26719.828 L 21233.566 26725.588 C 21231.006 26727.294 21228.446 26728.788 21225.886 26730.068 L 21224.606 26734.548 L 21243.806 26731.348 L 21243.806 26736.468 C 21242.952 26736.468 21241.459 26738.174 21239.326 26741.588 C 21238.046 26742.441 21236.766 26743.081 21235.486 26743.508 L 21229.726 26747.348 L 21234.846 26747.348 L 21228.446 26751.188 L 21225.886 26749.268 C 21222.472 26749.268 21220.766 26750.974 21220.766 26754.388 L 21223.966 26755.668 L 21228.446 26753.108 L 21231.006 26756.308 L 21226.526 26762.708 C 21229.939 26763.988 21231.432 26765.054 21231.006 26765.908 L 21221.406 26765.268 L 21219.486 26762.068 L 21218.206 26765.268 C 21217.779 26766.548 21216.499 26767.188 21214.366 26767.188 C 21212.659 26767.188 21211.806 26768.681 21211.806 26771.668 L 21213.726 26771.028 L 21225.886 26772.308 L 21225.886 26775.508 C 21222.472 26775.081 21217.992 26775.721 21212.446 26777.428 L 21212.446 26783.828 L 21221.406 26786.388 C 21218.419 26788.094 21216.072 26788.948 21214.366 26788.948 C 21211.806 26787.668 21209.459 26787.028 21207.326 26787.028 L 21204.766 26788.948 L 21209.246 26792.788 L 21208.606 26794.708 L 21203.486 26794.708 L 21202.206 26796.628 C 21203.912 26797.054 21205.619 26797.268 21207.326 26797.268 L 21207.326 26800.468 C 21210.312 26800.041 21212.232 26800.254 21213.086 26801.108 L 21214.366 26808.148 L 21209.246 26808.788 L 21202.846 26813.908 L 21201.566 26818.388 L 21204.126 26822.228 L 21207.326 26822.228 L 21203.486 26824.788 L 21197.086 26824.148 L 21193.886 26826.068 L 21199.006 26829.908 L 21204.126 26829.908 L 21191.326 26832.468 L 21191.326 26836.308 L 21199.006 26836.308 L 21199.646 26839.508 C 21197.086 26839.934 21195.379 26840.148 21194.526 26840.148 C 21193.672 26840.148 21191.539 26840.788 21188.126 26842.068 L 21184.286 26840.788 L 21181.086 26841.428 L 21181.086 26848.468 C 21182.366 26849.321 21183.859 26849.321 21185.566 26848.468 C 21187.699 26847.614 21188.766 26846.334 21188.766 26844.628 L 21195.166 26845.908 C 21193.032 26851.881 21191.539 26855.721 21190.686 26857.428 L 21185.566 26859.348 L 21186.846 26865.108 L 21178.526 26870.228 L 21179.806 26872.148 L 21186.206 26872.148 L 21188.766 26870.228 L 21186.846 26875.988 L 21181.726 26878.548 C 21182.152 26881.961 21181.512 26883.668 21179.806 26883.668 L 21184.286 26888.148 C 21196.659 26884.734 21214.579 26874.921 21238.046 26858.708 C 21261.939 26842.068 21286.046 26825.214 21310.366 26808.148 C 21283.059 26835.028 21256.606 26859.561 21231.006 26881.748 C 21193.886 26913.748 21165.086 26934.868 21144.606 26945.108 L 21144.606 26947.668 L 21139.486 26946.388 C 21136.926 26949.374 21132.872 26951.934 21127.326 26954.068 C 21121.779 26956.201 21116.872 26957.268 21112.606 26957.268 C 21113.459 26956.414 21113.246 26955.348 21111.966 26954.068 C 21111.112 26953.214 21110.259 26953.214 21109.406 26954.068 L 21101.086 26948.308 C 21101.939 26947.454 21102.792 26947.241 21103.646 26947.668 C 21104.499 26948.094 21105.779 26948.948 21107.486 26950.228 L 21117.086 26950.228 L 21119.646 26952.148 L 21119.646 26949.588 L 21117.726 26948.948 C 21111.752 26947.668 21107.912 26947.881 21106.206 26949.588 L 21104.286 26943.828 L 21101.726 26943.828 L 21101.726 26937.428 C 21099.166 26937.854 21097.672 26937.641 21097.246 26936.788 C 21098.526 26936.361 21099.592 26935.721 21100.446 26934.868 L 21099.806 26927.188 L 21095.966 26927.188 L 21097.246 26923.988 L 21106.206 26920.788 L 21099.166 26920.788 L 21094.686 26916.948 L 21099.166 26914.388 ZM 21468.936 26960.468 C 21470.216 26960.468 21471.282 26958.974 21472.136 26955.988 C 21472.562 26953.428 21473.629 26952.574 21475.336 26953.428 L 21482.376 26932.308 L 21484.936 26932.308 L 21484.936 26928.468 L 21488.136 26922.708 C 21491.122 26917.588 21493.682 26911.188 21495.816 26903.508 L 21501.576 26899.668 L 21507.336 26884.308 C 21509.469 26878.761 21511.602 26873.001 21513.736 26867.028 C 21518.429 26856.361 21523.762 26847.188 21529.736 26839.508 L 21531.016 26835.668 L 21542.536 26812.628 L 21545.096 26812.628 C 21546.802 26807.081 21549.576 26800.254 21553.416 26792.148 L 21563.656 26771.668 L 21564.936 26769.108 L 21579.656 26737.748 C 21584.776 26727.081 21590.109 26715.774 21595.656 26703.828 C 21601.629 26691.881 21605.256 26681.214 21606.536 26671.828 C 21613.362 26667.988 21619.122 26664.574 21623.816 26661.588 C 21634.056 26655.614 21639.602 26652.841 21640.456 26653.268 C 21645.576 26649.854 21650.056 26647.294 21653.896 26645.588 C 21658.162 26643.454 21661.576 26642.388 21664.136 26642.388 L 21668.616 26642.388 C 21669.469 26645.374 21670.109 26648.148 21670.536 26650.708 C 21671.389 26653.268 21671.816 26655.401 21671.816 26657.108 L 21671.816 26660.948 L 21667.336 26660.948 L 21666.056 26664.148 L 21671.176 26664.148 L 21671.816 26667.348 C 21667.976 26672.468 21664.349 26677.588 21660.936 26682.708 C 21662.216 26681.854 21663.282 26681.428 21664.136 26681.428 L 21666.696 26681.428 L 21668.616 26682.708 C 21667.336 26685.694 21667.122 26688.041 21667.976 26689.748 L 21662.216 26692.308 C 21663.069 26696.148 21663.069 26698.921 21662.216 26700.628 L 21659.016 26700.628 L 21658.376 26707.668 C 21683.549 26685.908 21701.256 26671.401 21711.496 26664.148 C 21735.389 26647.508 21755.442 26639.188 21771.656 26639.188 C 21783.602 26639.188 21792.349 26646.654 21797.896 26661.588 C 21802.162 26672.681 21804.296 26685.054 21804.296 26698.708 C 21804.296 26706.388 21803.869 26712.788 21803.016 26717.908 C 21802.589 26723.028 21801.522 26728.148 21799.816 26733.268 C 21798.536 26735.401 21797.469 26737.534 21796.616 26739.668 C 21796.189 26741.374 21796.829 26742.654 21798.536 26743.508 C 21798.109 26746.068 21795.549 26753.534 21790.856 26765.908 C 21786.162 26777.854 21783.176 26784.681 21781.896 26786.388 L 21783.176 26787.668 C 21779.762 26789.374 21777.842 26790.868 21777.416 26792.148 L 21775.496 26795.988 C 21773.362 26798.974 21771.656 26802.388 21770.376 26806.228 C 21769.522 26809.641 21769.309 26812.841 21769.736 26815.828 L 21763.336 26820.948 C 21764.189 26822.228 21763.762 26823.934 21762.056 26826.068 C 21760.776 26828.201 21760.136 26829.694 21760.136 26830.548 L 21758.216 26835.668 L 21756.296 26835.028 C 21753.736 26838.014 21752.242 26840.148 21751.816 26841.428 C 21749.682 26844.841 21749.256 26847.401 21750.536 26849.108 C 21747.976 26852.521 21746.482 26854.654 21746.056 26855.508 C 21742.216 26859.774 21738.162 26862.548 21733.896 26863.828 C 21733.042 26869.801 21730.482 26873.854 21726.216 26875.988 L 21726.216 26878.548 C 21718.109 26881.534 21713.202 26883.881 21711.496 26885.588 L 21712.136 26895.828 C 21708.296 26893.694 21705.309 26892.628 21703.176 26892.628 L 21700.616 26895.188 L 21700.616 26901.588 L 21691.016 26906.068 L 21682.696 26922.068 L 21675.656 26922.068 C 21674.802 26923.348 21674.376 26926.974 21674.376 26932.948 L 21667.976 26931.668 L 21630.856 26953.428 C 21621.042 26958.121 21612.509 26960.468 21605.256 26960.468 C 21595.016 26960.468 21585.842 26957.481 21577.736 26951.508 C 21570.056 26945.961 21563.656 26938.281 21558.536 26928.468 L 21555.976 26929.748 C 21553.842 26939.134 21553.202 26943.828 21554.056 26943.828 C 21554.909 26943.401 21556.189 26943.188 21557.896 26943.188 L 21557.896 26946.388 L 21551.496 26947.668 C 21552.349 26948.948 21552.136 26949.588 21550.856 26949.588 C 21550.002 26950.014 21548.936 26950.228 21547.656 26950.228 L 21544.456 26959.188 L 21547.016 26961.748 C 21547.869 26962.174 21548.296 26963.028 21548.296 26964.308 L 21543.816 26963.028 C 21540.829 26969.428 21538.056 26975.828 21535.496 26982.228 L 21529.736 26986.708 C 21530.162 26987.988 21530.376 26989.694 21530.376 26991.828 L 21530.376 26996.308 L 21527.816 26996.308 L 21523.336 27006.548 L 21520.776 27006.548 L 21515.656 27018.708 L 21511.816 27023.828 L 21511.816 27030.868 C 21511.389 27032.148 21509.042 27034.921 21504.776 27039.188 C 21500.082 27043.881 21497.736 27048.361 21497.736 27052.628 L 21492.616 27054.548 L 21488.776 27069.908 C 21487.069 27071.188 21485.362 27072.681 21483.656 27074.388 C 21480.242 27079.508 21475.549 27082.068 21469.576 27082.068 C 21468.722 27082.068 21467.656 27082.921 21466.376 27084.628 C 21464.669 27086.334 21462.962 27085.694 21461.256 27082.708 L 21457.416 27088.468 L 21450.376 27089.108 C 21449.522 27089.108 21448.456 27091.241 21447.176 27095.508 C 21446.322 27095.081 21445.256 27094.654 21443.976 27094.228 L 21443.976 27091.668 L 21443.976 27098.708 L 21442.696 27097.428 L 21440.136 27096.788 C 21439.709 27095.508 21439.069 27094.228 21438.216 27092.948 C 21435.229 27092.948 21433.736 27096.148 21433.736 27102.548 L 21431.816 27105.108 C 21430.536 27105.108 21429.896 27103.828 21429.896 27101.268 C 21429.896 27098.708 21429.469 27097.428 21428.616 27097.428 C 21424.349 27103.401 21421.149 27107.241 21419.016 27108.948 C 21417.736 27107.668 21416.456 27106.601 21415.176 27105.748 L 21413.256 27114.708 C 21409.416 27117.268 21406.856 27117.481 21405.576 27115.348 L 21402.376 27106.388 C 21403.229 27104.254 21403.656 27101.268 21403.656 27097.428 C 21403.656 27095.294 21409.629 27081.854 21421.576 27057.108 C 21437.362 27024.681 21453.149 26992.468 21468.936 26960.468 ZM 21640.456 26754.388 L 21637.896 26754.388 L 21636.616 26758.228 L 21630.856 26760.148 L 21630.856 26762.708 C 21632.562 26766.974 21635.549 26769.321 21639.816 26769.748 L 21639.816 26773.588 L 21631.496 26773.588 L 21630.856 26776.148 C 21630.429 26775.721 21629.362 26775.934 21627.656 26776.788 C 21625.949 26777.214 21624.882 26777.428 21624.456 26777.428 L 21627.016 26785.108 L 21624.456 26785.108 L 21619.336 26795.348 L 21617.416 26792.148 L 21614.216 26791.508 L 21614.216 26794.708 L 21617.416 26796.628 L 21618.696 26803.028 L 21611.016 26810.068 L 21609.736 26816.468 L 21607.176 26816.468 L 21607.176 26819.028 L 21605.256 26820.308 L 21605.896 26822.868 L 21603.336 26834.388 C 21602.482 26837.801 21602.056 26839.934 21602.056 26840.788 C 21602.056 26856.574 21606.109 26869.801 21614.216 26880.468 C 21622.322 26890.708 21634.056 26895.828 21649.416 26895.828 C 21671.602 26895.828 21690.376 26872.148 21705.736 26824.788 C 21718.109 26786.388 21724.296 26752.468 21724.296 26723.028 C 21724.296 26716.628 21722.589 26710.014 21719.176 26703.188 C 21715.762 26696.361 21710.856 26692.948 21704.456 26692.948 C 21695.069 26692.948 21683.122 26700.414 21668.616 26715.348 C 21659.656 26725.161 21650.696 26734.761 21641.736 26744.148 L 21640.456 26754.388 ZM 21805.415 26894.548 L 21811.815 26893.268 L 21812.455 26888.788 L 21817.575 26893.268 L 21817.575 26886.868 L 21809.895 26887.508 C 21809.042 26886.228 21807.975 26884.948 21806.695 26883.668 L 21808.615 26877.268 L 21811.815 26874.708 L 21809.895 26869.588 C 21809.895 26867.881 21809.682 26865.961 21809.255 26863.828 C 21813.522 26862.548 21816.082 26861.268 21816.935 26859.988 L 21814.375 26850.388 C 21818.642 26845.268 21821.415 26842.068 21822.695 26840.788 L 21821.415 26835.028 C 21824.829 26833.748 21826.749 26833.321 21827.175 26833.748 L 21830.375 26824.788 L 21827.175 26825.428 L 21827.175 26819.028 L 21832.295 26819.028 C 21831.869 26815.188 21832.935 26809.854 21835.495 26803.028 L 21841.255 26804.308 L 21846.375 26802.388 L 21840.615 26799.188 L 21848.295 26792.148 C 21849.149 26793.001 21850.002 26793.001 21850.855 26792.148 C 21852.135 26791.294 21852.349 26790.441 21851.495 26789.588 L 21847.015 26787.028 L 21849.575 26784.468 L 21850.215 26778.068 L 21855.975 26775.508 L 21854.695 26771.668 L 21860.455 26762.068 L 21867.495 26758.868 L 21870.695 26749.908 C 21871.122 26750.334 21871.975 26750.121 21873.255 26749.268 C 21874.962 26748.414 21875.175 26747.348 21873.895 26746.068 L 21879.015 26744.148 L 21878.375 26739.668 C 21885.629 26732.841 21892.882 26725.801 21900.135 26718.548 L 21900.135 26711.508 C 21906.109 26706.388 21912.722 26699.774 21919.975 26691.668 C 21925.522 26685.268 21929.362 26680.788 21931.495 26678.228 C 21936.189 26671.401 21946.002 26665.214 21960.935 26659.668 C 21970.322 26656.254 21982.269 26652.841 21996.775 26649.428 L 22003.175 26657.108 C 22003.175 26660.948 22001.469 26662.868 21998.055 26662.868 C 21995.922 26668.841 21992.295 26675.881 21987.175 26683.988 C 21980.775 26694.228 21975.655 26699.774 21971.815 26700.628 L 21971.815 26703.828 L 21964.775 26708.948 L 21966.695 26714.068 L 21951.335 26733.268 C 21949.629 26734.548 21949.202 26735.614 21950.055 26736.468 L 21943.015 26737.748 L 21944.935 26743.508 L 21938.535 26754.388 C 21936.829 26753.961 21934.055 26755.028 21930.215 26757.588 L 21933.415 26761.428 L 21925.735 26772.308 C 21925.735 26773.161 21925.522 26774.228 21925.095 26775.508 C 21925.095 26776.361 21924.669 26776.574 21923.815 26776.148 C 21922.962 26778.281 21921.895 26780.414 21920.615 26782.548 C 21919.335 26784.681 21916.775 26788.308 21912.935 26793.428 L 21912.935 26798.548 L 21914.215 26799.828 L 21904.615 26805.588 L 21903.335 26819.028 L 21897.575 26817.748 C 21897.149 26818.174 21896.935 26821.374 21896.935 26827.348 L 21895.655 26831.828 L 21893.735 26832.468 L 21896.295 26835.028 L 21895.015 26845.268 C 21892.029 26846.548 21889.469 26848.894 21887.335 26852.308 L 21890.535 26861.908 L 21885.415 26871.508 C 21885.415 26877.054 21886.269 26881.534 21887.975 26884.948 C 21890.109 26888.361 21893.735 26890.068 21898.855 26890.068 C 21906.962 26890.068 21921.469 26883.668 21942.375 26870.868 C 21963.282 26858.068 21975.442 26848.468 21978.855 26842.068 L 21978.215 26839.508 L 21985.895 26831.828 L 21987.175 26821.588 L 21991.015 26818.388 L 21993.575 26818.388 L 21992.935 26814.548 C 21992.935 26812.841 21993.362 26810.708 21994.215 26808.148 C 21995.495 26805.588 21996.775 26803.241 21998.055 26801.108 L 21999.975 26795.988 C 22001.255 26795.988 22002.109 26794.494 22002.535 26791.508 C 22002.535 26788.094 22003.389 26785.108 22005.095 26782.548 C 22007.229 26779.988 22009.362 26777.214 22011.495 26774.228 C 22016.615 26766.974 22020.029 26761.854 22021.735 26758.868 C 22025.149 26753.748 22027.495 26748.201 22028.775 26742.228 L 22072.295 26680.148 L 22078.695 26669.908 C 22082.962 26668.628 22087.015 26665.641 22090.855 26660.948 L 22095.975 26662.868 C 22096.402 26662.868 22096.829 26662.654 22097.255 26662.228 C 22097.255 26659.668 22096.402 26658.601 22094.695 26659.028 C 22096.829 26656.468 22104.295 26653.268 22117.095 26649.428 C 22130.322 26645.588 22139.282 26643.668 22143.975 26643.668 L 22142.055 26664.788 L 22140.775 26669.268 L 22137.575 26672.468 C 22135.442 26675.028 22135.655 26676.734 22138.215 26677.588 L 22130.535 26682.708 L 22130.535 26687.828 C 22130.535 26688.681 22129.469 26689.961 22127.335 26691.668 C 22125.202 26693.374 22123.495 26694.441 22122.215 26694.868 C 22124.775 26698.708 22126.055 26701.268 22126.055 26702.548 L 22120.935 26707.028 L 22118.375 26705.748 C 22117.095 26708.308 22116.669 26709.801 22117.095 26710.228 L 22111.335 26708.948 L 22111.335 26714.068 L 22116.455 26714.708 L 22116.455 26717.908 C 22113.895 26718.761 22112.189 26719.188 22111.335 26719.188 C 22110.055 26724.734 22107.709 26729.854 22104.295 26734.548 C 22103.869 26734.121 22102.375 26733.694 22099.815 26733.268 L 22101.735 26736.468 C 22101.735 26737.321 22100.029 26738.388 22096.615 26739.668 L 22098.535 26741.588 L 22093.415 26747.988 L 22096.615 26752.468 L 22091.495 26755.668 L 22085.735 26755.668 C 22084.029 26756.521 22083.175 26757.588 22083.175 26758.868 C 22084.029 26759.294 22085.095 26759.721 22086.375 26760.148 L 22085.735 26765.268 L 22087.015 26767.188 L 22081.895 26770.388 L 22083.815 26773.588 C 22083.815 26776.148 22082.322 26778.068 22079.335 26779.348 C 22076.349 26780.628 22074.002 26781.481 22072.295 26781.908 L 22079.975 26788.308 L 22078.055 26790.228 L 22072.935 26791.508 L 22071.655 26795.988 L 22063.335 26800.468 L 22060.775 26799.828 L 22055.655 26802.388 L 22058.855 26806.228 L 22062.695 26804.948 L 22065.255 26806.228 L 22070.375 26806.228 L 22068.455 26811.348 L 22064.615 26811.348 L 22063.975 26816.468 L 22058.215 26816.468 L 22056.935 26819.028 L 22060.775 26822.868 L 22058.855 26828.628 L 22053.095 26833.748 L 22052.455 26839.508 C 22051.602 26839.081 22050.749 26839.294 22049.895 26840.148 C 22049.469 26841.001 22049.042 26841.641 22048.615 26842.068 L 22049.895 26849.108 C 22049.042 26848.254 22048.189 26848.468 22047.335 26849.748 C 22046.482 26851.028 22046.055 26851.881 22046.055 26852.308 L 22047.335 26859.348 L 22043.495 26859.348 L 22042.215 26868.948 C 22042.215 26872.361 22042.642 26875.134 22043.495 26877.268 C 22044.349 26879.401 22045.842 26881.961 22047.975 26884.948 L 22054.375 26887.508 C 22060.349 26885.374 22077.415 26876.628 22105.575 26861.268 C 22133.735 26845.481 22148.029 26837.588 22148.455 26837.588 C 22136.509 26845.694 22126.269 26852.948 22117.735 26859.348 C 22105.362 26868.734 22095.762 26877.054 22088.935 26884.308 L 22082.535 26884.948 C 22071.442 26895.188 22065.682 26900.521 22065.255 26900.948 C 22062.269 26903.508 22058.002 26906.281 22052.455 26909.268 L 22050.535 26910.548 C 22037.735 26919.081 22024.082 26926.974 22009.575 26934.228 L 22008.295 26932.948 L 22001.895 26935.508 C 22001.042 26933.801 22000.189 26933.161 21999.335 26933.588 C 21998.482 26933.588 21998.269 26934.228 21998.695 26935.508 L 21985.255 26936.788 C 21981.415 26936.788 21977.575 26933.801 21973.735 26927.828 C 21969.895 26921.854 21967.335 26916.094 21966.055 26910.548 L 21966.695 26907.988 L 21968.615 26906.708 C 21967.762 26904.574 21966.909 26902.654 21966.055 26900.948 C 21965.629 26898.814 21965.415 26897.108 21965.415 26895.828 L 21968.615 26890.068 L 21967.335 26878.548 L 21969.255 26875.988 L 21969.255 26871.508 L 21971.815 26871.508 L 21971.815 26864.468 L 21974.375 26859.988 C 21970.535 26862.974 21965.415 26867.241 21959.015 26872.788 C 21955.602 26875.774 21950.695 26880.254 21944.295 26886.228 C 21942.162 26888.788 21937.469 26893.268 21930.215 26899.668 C 21923.389 26905.641 21919.549 26909.268 21918.695 26910.548 L 21911.655 26913.748 L 21907.815 26920.148 L 21905.255 26922.068 C 21900.135 26924.628 21895.015 26928.681 21889.895 26934.228 L 21886.695 26933.588 C 21884.135 26935.294 21882.429 26936.361 21881.575 26936.788 L 21881.575 26939.348 C 21878.162 26940.201 21875.175 26941.481 21872.615 26943.188 L 21866.215 26946.388 C 21862.802 26946.388 21857.469 26947.028 21850.215 26948.308 C 21843.389 26949.588 21835.709 26951.294 21827.175 26953.428 C 21826.749 26951.721 21825.042 26950.228 21822.055 26948.948 L 21816.935 26946.388 C 21812.669 26938.281 21809.469 26931.881 21807.335 26927.188 C 21805.202 26922.494 21803.069 26916.308 21800.935 26908.628 L 21802.855 26904.788 L 21799.015 26900.948 L 21805.415 26894.548 ZM 22141.325 26878.548 C 22141.325 26867.881 22143.245 26855.294 22147.085 26840.788 C 22148.792 26834.814 22152.632 26822.654 22158.605 26804.308 L 22163.725 26804.308 C 22164.579 26803.454 22164.152 26802.388 22162.445 26801.108 C 22161.592 26801.108 22160.952 26800.894 22160.525 26800.468 C 22174.179 26757.374 22196.792 26708.094 22228.365 26652.628 C 22253.112 26609.108 22281.912 26563.668 22314.765 26516.308 C 22327.139 26509.054 22337.592 26503.294 22346.125 26499.028 C 22357.645 26493.481 22368.099 26489.641 22377.485 26487.508 L 22385.165 26485.588 C 22391.139 26487.294 22395.405 26488.361 22397.965 26488.788 C 22397.112 26496.041 22391.352 26507.988 22380.685 26524.628 L 22356.365 26561.748 L 22352.525 26562.388 L 22353.805 26565.588 C 22353.805 26568.148 22352.099 26569.428 22348.685 26569.428 C 22346.979 26575.828 22344.205 26582.441 22340.365 26589.268 C 22334.392 26599.934 22330.979 26606.548 22330.125 26609.108 L 22326.285 26604.628 L 22326.285 26607.188 L 22328.205 26612.308 L 22324.365 26619.988 L 22317.325 26627.028 L 22319.885 26627.028 L 22318.605 26630.228 L 22321.165 26630.868 C 22317.325 26631.721 22315.192 26631.721 22314.765 26630.868 L 22312.205 26636.628 L 22316.045 26639.188 C 22316.045 26640.041 22315.192 26640.894 22313.485 26641.748 L 22308.365 26644.308 L 22312.845 26647.508 C 22311.139 26645.801 22309.645 26645.801 22308.365 26647.508 C 22308.365 26648.788 22308.579 26650.068 22309.005 26651.348 L 22301.965 26657.748 L 22305.805 26657.108 L 22301.965 26664.148 L 22302.605 26668.628 L 22293.645 26667.988 L 22294.925 26673.748 L 22293.005 26675.668 L 22296.205 26674.388 L 22296.845 26672.468 C 22298.125 26672.894 22298.979 26673.321 22299.405 26673.748 C 22299.832 26674.174 22300.259 26674.814 22300.685 26675.668 C 22313.059 26666.281 22324.579 26659.028 22335.245 26653.908 C 22348.472 26647.508 22358.712 26643.881 22365.965 26643.028 C 22373.219 26642.174 22378.125 26641.748 22380.685 26641.748 C 22383.245 26641.748 22386.232 26642.174 22389.645 26643.028 C 22393.485 26643.881 22396.899 26644.734 22399.885 26645.588 C 22399.032 26648.148 22399.032 26649.854 22399.885 26650.708 C 22401.165 26651.134 22402.019 26650.708 22402.445 26649.428 L 22412.685 26657.108 L 22416.525 26660.308 L 22421.645 26674.388 C 22423.779 26679.508 22424.845 26684.414 22424.845 26689.108 C 22424.845 26692.521 22424.632 26694.868 22424.205 26696.148 L 22421.645 26696.148 L 22426.125 26699.988 L 22422.285 26703.188 L 22421.005 26705.748 L 22426.125 26705.748 C 22425.272 26711.294 22422.712 26715.988 22418.445 26719.828 L 22422.925 26726.228 C 22422.925 26732.201 22422.285 26735.828 22421.005 26737.108 L 22414.605 26736.468 L 22420.365 26745.428 L 22413.965 26747.988 C 22413.112 26749.694 22412.685 26753.321 22412.685 26758.868 C 22412.685 26762.708 22411.619 26766.548 22409.485 26770.388 C 22402.659 26778.494 22397.752 26784.254 22394.765 26787.668 C 22395.619 26787.668 22396.472 26789.374 22397.325 26792.788 L 22391.565 26799.828 C 22389.432 26801.534 22387.512 26803.028 22385.805 26804.308 L 22384.525 26811.988 L 22386.445 26813.908 C 22385.165 26816.468 22383.672 26819.028 22381.965 26821.588 C 22380.259 26824.148 22378.125 26825.214 22375.565 26824.788 L 22369.165 26832.468 C 22367.459 26835.028 22365.112 26837.161 22362.125 26838.868 L 22362.125 26842.068 L 22359.565 26842.708 L 22355.725 26850.388 C 22353.592 26851.241 22349.539 26854.014 22343.565 26858.708 C 22337.592 26863.401 22332.472 26865.961 22328.205 26866.388 C 22329.485 26869.374 22330.125 26871.721 22330.125 26873.428 L 22326.285 26872.788 C 22325.005 26872.788 22324.152 26873.428 22323.725 26874.708 C 22323.299 26875.988 22323.512 26877.054 22324.365 26877.908 L 22317.965 26877.908 L 22309.005 26883.668 L 22305.165 26884.948 C 22306.019 26886.654 22306.659 26887.508 22307.085 26887.508 L 22298.125 26891.348 C 22295.565 26892.628 22292.792 26894.334 22289.805 26896.468 L 22291.725 26898.388 C 22269.965 26912.468 22252.259 26923.561 22238.605 26931.668 C 22212.152 26947.454 22193.379 26955.348 22182.285 26955.348 C 22179.725 26955.348 22175.885 26954.494 22170.765 26952.788 C 22166.072 26951.081 22162.659 26949.374 22160.525 26947.668 L 22154.765 26938.708 C 22150.072 26930.174 22146.659 26923.134 22144.525 26917.588 C 22142.392 26911.614 22141.325 26907.134 22141.325 26904.148 C 22141.325 26901.588 22141.965 26899.668 22143.245 26898.388 L 22141.325 26878.548 ZM 22267.405 26732.628 C 22265.272 26734.761 22263.352 26736.894 22261.645 26739.028 C 22258.232 26743.721 22256.099 26748.414 22255.245 26753.108 L 22257.165 26755.028 C 22252.045 26757.588 22249.059 26761.428 22248.205 26766.548 L 22245.005 26767.188 L 22245.005 26772.308 C 22245.432 26774.441 22244.365 26778.068 22241.805 26783.188 L 22244.365 26785.748 L 22242.445 26787.028 L 22241.165 26792.788 C 22237.752 26798.761 22235.832 26804.734 22235.405 26810.708 L 22230.285 26811.348 L 22232.205 26817.108 L 22230.925 26822.228 L 22228.365 26822.868 C 22228.365 26829.694 22226.232 26839.721 22221.965 26852.948 C 22218.125 26865.748 22216.205 26875.134 22216.205 26881.108 C 22216.205 26887.508 22218.125 26892.841 22221.965 26897.108 C 22226.232 26900.948 22231.565 26902.868 22237.965 26902.868 C 22259.299 26902.868 22283.619 26877.908 22310.925 26827.988 C 22336.525 26781.481 22349.325 26746.281 22349.325 26722.388 C 22349.325 26710.014 22346.765 26700.628 22341.645 26694.228 C 22336.525 26687.828 22327.992 26684.628 22316.045 26684.628 C 22303.245 26684.628 22292.579 26690.174 22284.045 26701.268 C 22277.219 26711.934 22270.392 26722.388 22263.565 26732.628 L 22267.405 26732.628 ZM 22416.666 26914.388 L 22414.106 26909.908 L 22421.146 26905.428 C 22421.146 26904.574 22419.866 26903.721 22417.306 26902.868 L 22416.026 26897.108 C 22416.026 26894.974 22416.666 26892.628 22417.946 26890.068 C 22418.799 26887.081 22419.439 26884.948 22419.866 26883.668 L 22417.306 26881.108 L 22421.786 26874.068 L 22421.786 26870.868 L 22425.626 26865.108 L 22424.986 26859.348 C 22425.839 26858.494 22426.692 26857.001 22427.546 26854.868 C 22428.826 26852.734 22430.106 26851.881 22431.386 26852.308 C 22431.386 26847.188 22432.452 26841.854 22434.586 26836.308 L 22439.066 26826.068 C 22442.906 26825.214 22444.826 26822.441 22444.826 26817.748 C 22444.826 26813.481 22450.586 26801.108 22462.106 26780.628 C 22473.626 26760.148 22479.172 26749.694 22478.746 26749.268 C 22482.159 26744.574 22485.572 26739.241 22488.986 26733.268 C 22492.826 26727.294 22495.812 26721.748 22497.946 26716.628 C 22498.372 26716.201 22499.652 26713.854 22501.786 26709.588 C 22504.346 26704.894 22506.052 26702.761 22506.906 26703.188 L 22515.226 26687.188 L 22516.506 26683.348 C 22521.199 26674.814 22525.039 26668.201 22528.026 26663.508 C 22533.572 26654.548 22537.839 26649.001 22540.826 26646.868 L 22552.986 26621.908 C 22554.692 26622.761 22555.546 26622.548 22555.546 26621.268 C 22555.972 26619.561 22556.399 26617.641 22556.826 26615.508 C 22557.679 26613.374 22558.319 26611.881 22558.746 26611.028 C 22560.879 26606.761 22563.226 26602.921 22565.786 26599.508 L 22608.666 26526.548 C 22610.372 26525.268 22612.079 26523.774 22613.786 26522.068 C 22622.319 26519.934 22631.066 26517.588 22640.026 26515.028 L 22644.506 26509.908 L 22643.226 26506.708 L 22647.066 26506.708 L 22646.426 26509.268 L 22649.626 26509.268 L 22672.666 26500.948 L 22677.146 26504.788 C 22676.292 26509.054 22676.719 26513.748 22678.426 26518.868 L 22647.066 26569.428 L 22645.786 26573.908 L 22636.186 26588.628 C 22636.612 26589.481 22637.039 26590.121 22637.466 26590.548 C 22634.479 26592.254 22632.132 26593.748 22630.426 26595.028 L 22633.626 26596.948 C 22631.919 26597.374 22630.426 26597.801 22629.146 26598.228 C 22627.866 26598.654 22627.226 26600.361 22627.226 26603.348 L 22622.106 26606.548 C 22622.532 26607.401 22622.319 26608.894 22621.466 26611.028 C 22620.612 26612.734 22621.466 26613.801 22624.026 26614.228 L 22620.826 26620.628 C 22621.252 26618.494 22619.972 26617.428 22616.986 26617.428 L 22616.346 26620.628 L 22610.586 26624.468 L 22614.426 26623.828 L 22619.546 26626.388 C 22617.412 26627.668 22615.919 26628.521 22615.066 26628.948 C 22611.226 26631.081 22608.879 26631.934 22608.026 26631.508 C 22606.319 26636.628 22603.759 26641.108 22600.346 26644.948 L 22606.106 26643.028 L 22603.546 26646.228 L 22605.466 26646.868 L 22601.626 26651.988 L 22599.066 26650.068 C 22598.639 26650.494 22598.426 26650.921 22598.426 26651.348 C 22600.132 26654.761 22600.772 26656.894 22600.346 26657.748 L 22592.026 26660.948 L 22595.226 26662.868 L 22586.266 26664.148 L 22584.346 26670.548 L 22591.386 26670.548 L 22584.986 26674.388 L 22591.386 26676.308 L 22583.066 26677.588 L 22581.786 26675.028 C 22581.359 26676.734 22581.146 26678.228 22581.146 26679.508 C 22581.146 26680.788 22581.786 26682.921 22583.066 26685.908 L 22572.186 26688.468 L 22573.466 26692.308 L 22572.186 26698.068 C 22573.466 26697.214 22574.319 26696.788 22574.746 26696.788 C 22577.306 26695.508 22579.012 26694.868 22579.866 26694.868 L 22579.866 26699.348 L 22575.386 26699.348 C 22573.679 26701.054 22573.466 26702.974 22574.746 26705.108 L 22560.666 26708.308 L 22561.306 26713.428 L 22556.826 26717.908 L 22565.786 26711.508 L 22570.266 26716.628 L 22570.266 26719.828 L 22567.706 26719.828 L 22551.066 26725.588 C 22548.506 26727.294 22545.946 26728.788 22543.386 26730.068 L 22542.106 26734.548 L 22561.306 26731.348 L 22561.306 26736.468 C 22560.452 26736.468 22558.959 26738.174 22556.826 26741.588 C 22555.546 26742.441 22554.266 26743.081 22552.986 26743.508 L 22547.226 26747.348 L 22552.346 26747.348 L 22545.946 26751.188 L 22543.386 26749.268 C 22539.972 26749.268 22538.266 26750.974 22538.266 26754.388 L 22541.466 26755.668 L 22545.946 26753.108 L 22548.506 26756.308 L 22544.026 26762.708 C 22547.439 26763.988 22548.932 26765.054 22548.506 26765.908 L 22538.906 26765.268 L 22536.986 26762.068 L 22535.706 26765.268 C 22535.279 26766.548 22533.999 26767.188 22531.866 26767.188 C 22530.159 26767.188 22529.306 26768.681 22529.306 26771.668 L 22531.226 26771.028 L 22543.386 26772.308 L 22543.386 26775.508 C 22539.972 26775.081 22535.492 26775.721 22529.946 26777.428 L 22529.946 26783.828 L 22538.906 26786.388 C 22535.919 26788.094 22533.572 26788.948 22531.866 26788.948 C 22529.306 26787.668 22526.959 26787.028 22524.826 26787.028 L 22522.266 26788.948 L 22526.746 26792.788 L 22526.106 26794.708 L 22520.986 26794.708 L 22519.706 26796.628 C 22521.412 26797.054 22523.119 26797.268 22524.826 26797.268 L 22524.826 26800.468 C 22527.812 26800.041 22529.732 26800.254 22530.586 26801.108 L 22531.866 26808.148 L 22526.746 26808.788 L 22520.346 26813.908 L 22519.066 26818.388 L 22521.626 26822.228 L 22524.826 26822.228 L 22520.986 26824.788 L 22514.586 26824.148 L 22511.386 26826.068 L 22516.506 26829.908 L 22521.626 26829.908 L 22508.826 26832.468 L 22508.826 26836.308 L 22516.506 26836.308 L 22517.146 26839.508 C 22514.586 26839.934 22512.879 26840.148 22512.026 26840.148 C 22511.172 26840.148 22509.039 26840.788 22505.626 26842.068 L 22501.786 26840.788 L 22498.586 26841.428 L 22498.586 26848.468 C 22499.866 26849.321 22501.359 26849.321 22503.066 26848.468 C 22505.199 26847.614 22506.266 26846.334 22506.266 26844.628 L 22512.666 26845.908 C 22510.532 26851.881 22509.039 26855.721 22508.186 26857.428 L 22503.066 26859.348 L 22504.346 26865.108 L 22496.026 26870.228 L 22497.306 26872.148 L 22503.706 26872.148 L 22506.266 26870.228 L 22504.346 26875.988 L 22499.226 26878.548 C 22499.652 26881.961 22499.012 26883.668 22497.306 26883.668 L 22501.786 26888.148 C 22514.159 26884.734 22532.079 26874.921 22555.546 26858.708 C 22579.439 26842.068 22603.546 26825.214 22627.866 26808.148 C 22600.559 26835.028 22574.106 26859.561 22548.506 26881.748 C 22511.386 26913.748 22482.586 26934.868 22462.106 26945.108 L 22462.106 26947.668 L 22456.986 26946.388 C 22454.426 26949.374 22450.372 26951.934 22444.826 26954.068 C 22439.279 26956.201 22434.372 26957.268 22430.106 26957.268 C 22430.959 26956.414 22430.746 26955.348 22429.466 26954.068 C 22428.612 26953.214 22427.759 26953.214 22426.906 26954.068 L 22418.586 26948.308 C 22419.439 26947.454 22420.292 26947.241 22421.146 26947.668 C 22421.999 26948.094 22423.279 26948.948 22424.986 26950.228 L 22434.586 26950.228 L 22437.146 26952.148 L 22437.146 26949.588 L 22435.226 26948.948 C 22429.252 26947.668 22425.412 26947.881 22423.706 26949.588 L 22421.786 26943.828 L 22419.226 26943.828 L 22419.226 26937.428 C 22416.666 26937.854 22415.172 26937.641 22414.746 26936.788 C 22416.026 26936.361 22417.092 26935.721 22417.946 26934.868 L 22417.306 26927.188 L 22413.466 26927.188 L 22414.746 26923.988 L 22423.706 26920.788 L 22416.666 26920.788 L 22412.186 26916.948 L 22416.666 26914.388 ZM 22592.275 26894.548 L 22596.755 26895.188 L 22595.475 26890.068 C 22595.475 26889.214 22596.115 26887.081 22597.395 26883.668 C 22598.675 26879.828 22598.889 26877.054 22598.035 26875.348 L 22601.235 26871.508 L 22597.395 26872.148 L 22598.675 26870.868 C 22601.235 26864.894 22604.009 26860.414 22606.995 26857.428 L 22606.355 26854.868 L 22609.555 26851.668 L 22640.915 26787.668 L 22669.715 26740.308 L 22676.115 26730.708 L 22678.675 26731.988 L 22682.515 26727.508 C 22682.089 26727.081 22680.809 26726.868 22678.675 26726.868 L 22681.875 26719.188 L 22685.715 26719.188 L 22685.715 26716.628 L 22690.195 26715.348 L 22685.715 26714.708 C 22688.702 26711.721 22692.542 26706.814 22697.235 26699.988 C 22700.649 26694.868 22704.275 26689.534 22708.115 26683.988 L 22711.955 26683.988 C 22718.355 26675.028 22726.249 26668.201 22735.635 26663.508 C 22752.702 26654.974 22761.875 26650.281 22763.155 26649.428 L 22766.355 26650.708 C 22772.329 26645.588 22778.942 26643.028 22786.195 26643.028 L 22794.515 26645.588 C 22793.662 26650.281 22791.102 26656.041 22786.835 26662.868 C 22782.995 26669.694 22780.862 26674.388 22780.435 26676.948 C 22777.022 26678.654 22774.462 26682.494 22772.755 26688.468 L 22767.635 26693.588 L 22765.715 26701.268 C 22761.022 26704.681 22758.675 26709.374 22758.675 26715.348 L 22755.475 26715.988 L 22755.475 26719.828 C 22754.195 26719.401 22752.062 26720.254 22749.075 26722.388 C 22748.222 26721.961 22746.942 26721.748 22745.235 26721.748 L 22742.675 26721.748 L 22741.395 26725.588 L 22751.635 26725.588 L 22751.635 26728.148 L 22743.315 26731.348 L 22745.235 26732.628 L 22747.155 26734.548 L 22745.235 26736.468 L 22740.755 26734.548 L 22739.475 26736.468 L 22743.315 26737.108 L 22741.395 26742.868 C 22740.969 26741.161 22740.542 26739.881 22740.115 26739.028 C 22739.689 26738.174 22739.049 26738.388 22738.195 26739.668 L 22738.835 26745.428 C 22735.849 26745.001 22734.142 26745.641 22733.715 26747.348 C 22734.569 26748.201 22735.422 26748.841 22736.275 26749.268 L 22732.435 26762.068 L 22727.955 26762.708 L 22720.275 26764.628 L 22718.995 26768.468 L 22720.275 26769.748 L 22727.955 26769.108 L 22724.755 26771.668 L 22725.395 26776.148 L 22719.635 26781.908 L 22711.955 26780.628 L 22706.195 26787.028 C 22706.622 26787.881 22707.262 26788.521 22708.115 26788.948 L 22710.675 26786.388 L 22714.515 26787.028 L 22712.595 26789.588 L 22717.075 26792.788 C 22717.075 26794.068 22716.222 26795.134 22714.515 26795.988 C 22713.235 26796.841 22712.382 26797.268 22711.955 26797.268 L 22706.835 26793.428 L 22706.835 26795.988 L 22708.755 26797.268 L 22701.715 26797.268 L 22697.235 26798.548 L 22696.595 26803.668 L 22692.755 26804.308 L 22693.395 26807.508 L 22700.435 26807.508 C 22700.435 26808.788 22701.289 26809.641 22702.995 26810.068 C 22704.702 26810.494 22705.555 26811.348 22705.555 26812.628 L 22702.355 26812.628 L 22694.035 26812.628 L 22695.955 26815.828 L 22701.075 26814.548 C 22701.075 26815.401 22700.222 26816.468 22698.515 26817.748 C 22697.662 26819.454 22697.662 26820.734 22698.515 26821.588 C 22699.795 26822.014 22700.435 26822.654 22700.435 26823.508 L 22694.035 26827.988 L 22695.955 26829.908 L 22691.475 26831.188 L 22687.635 26832.468 L 22681.235 26835.668 C 22679.529 26836.521 22678.675 26837.801 22678.675 26839.508 L 22679.955 26841.428 L 22683.155 26838.228 C 22686.142 26838.228 22689.129 26837.161 22692.115 26835.028 L 22692.755 26837.588 L 22690.835 26838.228 L 22688.275 26844.628 L 22683.795 26843.988 L 22681.875 26846.548 L 22685.715 26848.468 L 22682.515 26854.868 L 22678.675 26854.228 L 22676.755 26855.508 C 22676.755 26862.761 22676.969 26867.241 22677.395 26868.948 L 22674.835 26869.588 L 22676.755 26874.708 L 22672.915 26876.628 L 22672.915 26882.388 L 22674.195 26883.668 C 22673.342 26884.094 22672.702 26884.308 22672.275 26884.308 L 22674.835 26895.828 L 22676.115 26897.108 L 22683.795 26897.748 C 22691.475 26897.748 22702.995 26892.628 22718.355 26882.388 L 22778.515 26840.148 L 22781.715 26841.428 C 22780.009 26845.694 22767.635 26856.361 22744.595 26873.428 C 22734.782 26880.681 22729.875 26885.801 22729.875 26888.788 L 22676.115 26925.908 C 22659.902 26936.574 22648.595 26942.548 22642.195 26943.828 C 22643.475 26944.681 22643.262 26945.748 22641.555 26947.028 C 22640.275 26947.881 22639.422 26947.454 22638.995 26945.748 C 22635.582 26949.161 22631.955 26951.081 22628.115 26951.508 C 22629.822 26952.788 22630.675 26952.574 22630.675 26950.868 C 22631.102 26949.588 22631.315 26948.734 22631.315 26948.308 L 22628.755 26947.668 L 22626.195 26949.588 L 22627.475 26945.748 L 22624.915 26945.748 L 22622.995 26949.588 L 22617.875 26949.588 L 22617.875 26947.028 C 22610.622 26944.468 22605.502 26942.121 22602.515 26939.988 C 22594.409 26934.441 22590.355 26926.334 22590.355 26915.668 L 22590.355 26909.908 L 22593.555 26910.548 L 22594.835 26908.628 L 22589.075 26908.628 C 22589.929 26901.801 22590.995 26897.108 22592.275 26894.548 ZM 22701.075 26799.828 C 22705.342 26800.681 22708.755 26803.028 22711.315 26806.868 L 22706.195 26807.508 L 22701.715 26806.868 L 22698.515 26806.228 L 22697.875 26804.308 L 22701.075 26799.828 ZM 22772.115 26584.788 L 22768.915 26577.108 C 22768.915 26571.988 22771.689 26565.588 22777.235 26557.908 C 22781.502 26552.361 22785.769 26546.601 22790.035 26540.628 L 22789.395 26538.708 L 22793.235 26539.988 L 22794.515 26538.708 L 22793.235 26535.508 L 22794.515 26531.668 L 22796.435 26529.108 L 22798.995 26528.468 L 22798.995 26525.268 C 22798.995 26521.428 22801.555 26519.508 22806.675 26519.508 L 22812.435 26522.068 L 22814.355 26520.788 L 22814.355 26515.028 L 22817.555 26513.748 L 22821.395 26514.388 L 22825.875 26511.828 L 22826.515 26509.268 L 22830.995 26510.548 L 22832.915 26507.988 L 22836.115 26507.988 L 22837.395 26506.708 L 22839.315 26508.628 L 22842.515 26504.148 L 22848.915 26508.628 L 22850.195 26504.148 L 22852.115 26505.428 L 22854.675 26502.228 L 22864.275 26502.868 L 22866.195 26504.148 L 22870.035 26508.628 L 22862.355 26531.668 L 22861.075 26535.508 C 22858.942 26537.641 22857.449 26540.201 22856.595 26543.188 C 22852.755 26543.188 22850.195 26543.614 22848.915 26544.468 L 22848.915 26547.668 L 22852.115 26547.668 L 22852.115 26553.428 C 22847.422 26555.561 22844.862 26559.188 22844.435 26564.308 L 22839.955 26571.988 L 22834.195 26573.268 L 22834.195 26576.468 L 22829.715 26575.828 L 22826.515 26575.828 L 22825.875 26577.748 L 22820.755 26577.748 C 22816.915 26577.321 22812.862 26579.668 22808.595 26584.788 L 22803.475 26583.508 L 22799.635 26584.148 L 22798.995 26588.628 L 22788.115 26588.628 L 22786.195 26586.708 L 22781.075 26590.548 C 22774.249 26590.548 22770.622 26592.254 22770.195 26595.668 L 22768.275 26594.388 C 22766.995 26593.108 22766.355 26589.908 22766.355 26584.788 L 22772.115 26584.788 ZM 22940.566 26660.948 C 22942.272 26660.948 22949.099 26657.108 22961.046 26649.428 C 22967.019 26645.588 22971.712 26643.668 22975.126 26643.668 C 22979.392 26643.668 22983.659 26644.521 22987.926 26646.228 C 22992.192 26647.508 22996.459 26649.641 23000.726 26652.628 C 23001.152 26654.334 23002.219 26656.468 23003.926 26659.028 L 23008.406 26663.508 L 23009.686 26666.708 C 23008.832 26667.988 23008.406 26669.268 23008.406 26670.548 L 23014.806 26671.188 L 23011.606 26677.588 C 23014.166 26680.148 23015.659 26681.214 23016.086 26680.788 L 23018.646 26685.268 L 23018.006 26689.108 L 23012.246 26690.388 L 23013.526 26694.868 L 23019.286 26692.948 L 23019.286 26696.788 L 23016.726 26696.788 L 23013.526 26699.348 L 23009.046 26699.348 L 23007.126 26700.628 L 23008.406 26701.908 L 23018.006 26702.548 L 23009.686 26708.948 L 23016.086 26713.428 L 23018.006 26712.788 L 23013.526 26715.988 C 23015.232 26716.841 23015.659 26718.121 23014.806 26719.828 L 23008.406 26719.828 L 23005.206 26727.508 L 22998.806 26726.228 C 22993.686 26736.041 22984.086 26746.281 22970.006 26756.948 C 22955.926 26767.188 22945.686 26774.654 22939.286 26779.348 L 22937.366 26776.788 C 22933.526 26773.374 22931.606 26769.108 22931.606 26763.988 C 22931.606 26761.428 22932.032 26757.374 22932.886 26751.828 C 22934.166 26745.854 22934.806 26742.228 22934.806 26740.948 C 22934.806 26732.414 22934.166 26724.734 22932.886 26717.908 C 22931.606 26711.081 22928.832 26706.601 22924.566 26704.468 L 22922.006 26707.668 C 22916.459 26714.494 22911.979 26719.828 22908.566 26723.668 C 22901.739 26731.348 22896.619 26736.041 22893.206 26737.748 L 22897.686 26741.588 L 22892.566 26742.868 L 22889.366 26750.548 L 22891.286 26753.748 C 22888.299 26754.601 22886.379 26755.028 22885.526 26755.028 L 22882.966 26760.788 C 22880.832 26765.054 22879.339 26767.614 22878.486 26768.468 L 22877.846 26774.228 C 22874.432 26777.641 22871.659 26779.134 22869.526 26778.708 L 22867.606 26792.788 C 22866.752 26792.361 22865.686 26794.281 22864.406 26798.548 C 22863.126 26802.814 22862.486 26805.161 22862.486 26805.588 L 22859.286 26806.868 L 22860.566 26813.268 C 22857.579 26814.974 22855.446 26817.534 22854.166 26820.948 L 22854.806 26828.628 C 22854.806 26831.188 22853.952 26834.601 22852.246 26838.868 C 22850.966 26843.134 22849.686 26846.974 22848.406 26850.388 C 22849.686 26860.628 22850.966 26870.654 22852.246 26880.468 C 22853.526 26889.854 22858.432 26894.548 22866.966 26894.548 C 22876.779 26894.548 22889.579 26890.068 22905.366 26881.108 C 22917.312 26874.281 22929.046 26865.961 22940.566 26856.148 L 22952.726 26847.188 C 22956.992 26843.774 22961.259 26840.148 22965.526 26836.308 L 22968.086 26834.388 L 22973.846 26828.628 L 22976.406 26831.188 L 22971.926 26833.748 L 22973.846 26835.028 C 22957.632 26855.934 22932.459 26880.254 22898.326 26907.988 C 22859.072 26939.561 22830.486 26955.348 22812.566 26955.348 C 22798.059 26955.348 22787.606 26948.734 22781.206 26935.508 C 22775.232 26921.854 22772.246 26907.134 22772.246 26891.348 C 22772.246 26880.681 22773.952 26868.948 22777.366 26856.148 C 22782.486 26841.214 22786.112 26830.121 22788.246 26822.868 C 22800.619 26791.721 22823.232 26762.068 22856.086 26733.908 L 22940.566 26660.948 ZM 19206.765 28322.361 L 19213.165 28299.321 L 19210.605 28297.401 L 19214.445 28296.761 L 19213.805 28294.201 C 19219.779 28287.801 19225.752 28277.134 19231.725 28262.201 C 19235.992 28251.961 19238.979 28244.921 19240.685 28241.081 L 19252.845 28215.481 L 19255.405 28215.481 L 19257.325 28206.521 L 19266.285 28192.441 L 19266.925 28189.881 C 19266.925 28186.468 19274.819 28171.321 19290.605 28144.441 C 19306.392 28117.134 19314.925 28100.494 19316.205 28094.521 C 19317.912 28094.948 19319.619 28093.881 19321.325 28091.321 C 19323.459 28088.761 19324.525 28086.628 19324.525 28084.921 C 19324.952 28082.788 19325.165 28081.294 19325.165 28080.441 C 19325.592 28079.161 19326.445 28078.948 19327.725 28079.801 L 19334.125 28061.241 L 19337.965 28059.321 L 19336.685 28057.401 C 19338.392 28053.134 19340.952 28048.228 19344.365 28042.681 C 19347.779 28036.708 19350.125 28032.441 19351.405 28029.881 L 19350.125 28028.601 C 19350.125 28027.748 19350.765 28026.894 19352.045 28026.041 C 19353.325 28024.761 19354.392 28023.908 19355.245 28023.481 L 19362.925 28003.641 C 19363.779 28004.494 19364.845 28004.068 19366.125 28002.361 C 19367.405 28000.654 19366.979 27999.161 19364.845 27997.881 L 19373.805 27988.281 L 19373.165 27985.081 L 19376.365 27979.321 C 19377.645 27979.748 19378.499 27979.321 19378.925 27978.041 L 19381.485 27972.921 L 19384.685 27967.801 C 19388.525 27963.534 19392.792 27957.134 19397.485 27948.601 C 19400.045 27944.334 19403.885 27937.294 19409.005 27927.481 C 19411.139 27925.348 19414.339 27920.014 19418.605 27911.481 C 19423.299 27902.948 19425.432 27897.614 19425.005 27895.481 C 19425.859 27893.774 19427.352 27892.068 19429.485 27890.361 C 19431.619 27888.228 19434.605 27886.094 19438.445 27883.961 L 19437.805 27881.401 C 19437.805 27878.841 19441.219 27875.854 19448.045 27872.441 C 19454.872 27868.601 19459.992 27866.468 19463.405 27866.041 L 19466.605 27864.761 L 19467.885 27863.481 C 19469.592 27864.761 19471.299 27865.828 19473.005 27866.681 L 19473.005 27864.121 C 19475.565 27862.841 19480.472 27860.921 19487.725 27858.361 C 19495.405 27855.801 19500.739 27854.521 19503.725 27854.521 C 19505.432 27855.801 19507.352 27857.081 19509.485 27858.361 L 19505.005 27874.361 L 19501.165 27875.001 L 19503.085 27880.121 C 19503.085 27883.108 19502.232 27885.241 19500.525 27886.521 C 19498.819 27887.801 19497.112 27888.868 19495.405 27889.721 L 19495.405 27893.561 L 19490.925 27898.681 L 19491.565 27903.801 L 19489.645 27910.201 L 19486.445 27909.561 C 19484.739 27909.561 19483.245 27910.628 19481.965 27912.761 C 19481.112 27914.468 19481.539 27916.601 19483.245 27919.161 L 19486.445 27919.161 C 19486.445 27920.014 19484.952 27920.868 19481.965 27921.721 C 19479.405 27922.148 19478.339 27923.001 19478.765 27924.281 L 19471.725 27926.201 C 19473.432 27927.054 19473.645 27928.121 19472.365 27929.401 C 19471.512 27930.254 19470.232 27931.321 19468.525 27932.601 C 19468.525 27934.308 19468.312 27936.014 19467.885 27937.721 C 19467.885 27939.001 19467.459 27939.428 19466.605 27939.001 L 19471.085 27949.881 L 19465.325 27952.441 L 19464.685 27955.641 L 19457.645 27953.721 L 19455.085 27956.281 L 19463.405 27962.681 L 19462.765 27964.601 L 19455.085 27963.321 L 19445.485 27966.521 L 19445.485 27971.641 L 19451.245 27972.281 L 19446.765 27976.121 L 19439.725 27975.481 L 19437.805 27976.761 L 19444.205 27982.521 L 19446.765 27979.961 L 19450.605 27983.801 L 19455.085 27984.441 L 19448.685 27994.041 L 19438.445 27995.321 L 19439.725 27997.241 L 19439.725 28003.641 L 19437.805 28004.921 L 19444.845 28005.561 L 19439.725 28008.761 L 19432.685 28006.841 L 19435.885 28013.241 L 19431.405 28013.241 L 19435.245 28020.281 L 19437.165 28019.641 C 19434.179 28023.908 19429.912 28026.041 19424.365 28026.041 L 19424.365 28028.601 L 19433.965 28028.601 L 19432.685 28030.521 L 19425.645 28032.441 C 19426.499 28033.721 19426.925 28036.281 19426.925 28040.121 L 19421.165 28042.041 L 19420.525 28047.161 C 19417.965 28048.014 19416.045 28048.868 19414.765 28049.721 L 19410.925 28049.721 L 19413.485 28056.121 L 19408.365 28065.721 C 19410.499 28066.574 19411.779 28066.574 19412.205 28065.721 L 19414.125 28063.801 L 19414.765 28066.361 C 19412.632 28068.494 19411.779 28069.774 19412.205 28070.201 L 19406.445 28068.921 C 19407.299 28071.908 19406.445 28073.614 19403.885 28074.041 L 19399.405 28074.041 L 19398.125 28077.881 L 19404.525 28081.081 L 19400.045 28081.081 C 19394.499 28081.081 19391.725 28083.214 19391.725 28087.481 C 19391.725 28093.028 19393.645 28095.801 19397.485 28095.801 L 19448.685 28056.121 C 19473.005 28039.054 19491.779 28030.521 19505.005 28030.521 C 19507.992 28030.521 19510.765 28031.374 19513.325 28033.081 C 19518.872 28036.921 19522.285 28038.841 19523.565 28038.841 C 19525.272 28038.841 19526.125 28039.694 19526.125 28041.401 C 19526.125 28043.108 19525.912 28044.814 19525.485 28046.521 L 19529.325 28046.521 C 19530.179 28048.228 19530.819 28051.214 19531.245 28055.481 C 19531.672 28059.748 19532.099 28062.521 19532.525 28063.801 L 19533.165 28065.721 L 19531.245 28072.121 L 19534.445 28075.961 C 19533.165 28078.948 19532.099 28081.721 19531.245 28084.281 C 19530.392 28086.414 19529.325 28088.334 19528.045 28090.041 L 19531.245 28091.961 C 19530.392 28094.521 19529.539 28096.868 19528.685 28099.001 L 19521.645 28104.761 L 19523.565 28109.241 C 19523.565 28112.654 19522.499 28114.574 19520.365 28115.001 C 19518.232 28115.428 19517.165 28118.414 19517.165 28123.961 L 19513.965 28123.961 L 19515.245 28129.081 L 19506.925 28132.281 C 19509.059 28133.988 19510.125 28135.481 19510.125 28136.761 C 19510.125 28138.041 19509.059 28139.321 19506.925 28140.601 C 19504.792 28141.881 19503.299 28142.094 19502.445 28141.241 L 19504.365 28148.281 C 19502.659 28147.428 19501.165 28148.068 19499.885 28150.201 C 19499.032 28151.908 19499.245 28153.401 19500.525 28154.681 C 19495.832 28161.934 19493.485 28168.121 19493.485 28173.241 L 19489.645 28173.241 C 19487.939 28173.241 19487.299 28174.094 19487.725 28175.801 C 19488.152 28177.508 19488.792 28178.574 19489.645 28179.001 L 19483.245 28187.321 L 19480.045 28188.601 L 19483.885 28193.721 C 19480.472 28193.721 19478.979 28195.001 19479.405 28197.561 C 19480.259 28199.694 19480.045 28201.188 19478.765 28202.041 C 19477.485 28202.894 19476.205 28203.534 19474.925 28203.961 L 19477.485 28212.281 L 19471.725 28214.841 L 19469.805 28221.881 L 19471.725 28223.161 L 19467.885 28225.721 C 19466.605 28226.574 19465.752 28227.001 19465.325 28227.001 L 19461.485 28232.761 L 19463.405 28237.241 C 19463.405 28238.521 19462.765 28239.588 19461.485 28240.441 C 19460.205 28241.294 19458.925 28241.934 19457.645 28242.361 L 19458.285 28244.281 C 19459.992 28245.134 19461.059 28245.774 19461.485 28246.201 L 19462.765 28247.481 C 19461.485 28249.614 19460.419 28251.748 19459.565 28253.881 C 19458.712 28256.014 19457.219 28256.654 19455.085 28255.801 L 19453.165 28262.201 L 19460.845 28267.321 C 19465.112 28266.894 19472.365 28262.414 19482.605 28253.881 C 19496.259 28241.934 19510.125 28229.988 19524.205 28218.041 L 19528.685 28216.761 L 19529.965 28213.561 C 19531.672 28212.281 19534.019 28210.788 19537.005 28209.081 C 19539.992 28206.948 19542.339 28206.094 19544.045 28206.521 L 19533.805 28223.161 C 19521.859 28236.388 19499.032 28256.868 19465.325 28284.601 C 19427.352 28315.748 19404.099 28331.321 19395.565 28331.321 C 19384.899 28331.321 19377.859 28326.841 19374.445 28317.881 C 19371.459 28308.494 19369.965 28297.401 19369.965 28284.601 L 19371.245 28283.321 L 19371.245 28275.641 C 19372.525 28276.068 19373.165 28275.428 19373.165 28273.721 C 19373.592 28271.588 19373.805 28269.241 19373.805 28266.681 C 19375.939 28264.121 19377.432 28261.348 19378.285 28258.361 C 19379.139 28255.374 19379.779 28252.174 19380.205 28248.761 L 19382.125 28243.001 L 19384.045 28242.361 C 19388.312 28232.548 19397.485 28214.201 19411.565 28187.321 C 19436.312 28140.814 19448.685 28108.814 19448.685 28091.321 L 19444.205 28080.441 C 19437.379 28081.721 19429.059 28086.414 19419.245 28094.521 L 19377.005 28129.081 L 19375.085 28138.681 L 19370.605 28138.041 L 19367.405 28141.241 L 19373.805 28145.721 L 19366.765 28146.361 L 19366.765 28149.561 L 19361.645 28150.841 C 19361.645 28153.828 19362.925 28155.321 19365.485 28155.321 L 19370.605 28157.881 L 19366.765 28159.161 L 19359.085 28159.161 C 19356.952 28159.161 19356.312 28160.654 19357.165 28163.641 L 19350.125 28163.641 L 19354.605 28170.041 C 19353.752 28170.894 19353.752 28173.454 19354.605 28177.721 L 19355.245 28171.321 L 19357.805 28171.321 C 19360.365 28172.174 19362.072 28172.601 19362.925 28172.601 L 19353.965 28179.001 L 19346.285 28177.721 C 19342.445 28180.281 19341.165 28182.841 19342.445 28185.401 L 19352.045 28189.241 L 19353.965 28188.601 L 19352.685 28191.161 C 19349.699 28194.148 19346.925 28194.788 19344.365 28193.081 L 19341.805 28198.841 L 19345.005 28199.481 C 19339.885 28199.054 19334.552 28200.334 19329.005 28203.321 L 19329.005 28206.521 L 19332.205 28211.641 L 19337.965 28211.001 L 19339.885 28212.281 C 19339.885 28216.121 19338.819 28218.041 19336.685 28218.041 C 19333.272 28216.761 19330.712 28216.121 19329.005 28216.121 L 19325.805 28223.801 L 19329.005 28225.081 L 19314.285 28239.161 L 19320.045 28243.641 L 19322.605 28243.641 L 19322.605 28246.841 L 19319.405 28246.841 L 19309.805 28250.041 L 19305.965 28251.961 C 19305.112 28254.094 19305.112 28255.374 19305.965 28255.801 C 19306.819 28256.228 19307.672 28256.441 19308.525 28256.441 L 19295.725 28265.401 L 19293.165 28272.441 C 19294.019 28272.014 19295.085 28271.588 19296.365 28271.161 C 19296.792 28272.868 19296.365 28274.361 19295.085 28275.641 C 19293.805 28276.494 19292.952 28277.134 19292.525 28277.561 L 19296.365 28278.841 L 19293.805 28286.521 L 19288.685 28291.001 C 19286.979 28290.148 19283.992 28292.068 19279.725 28296.761 C 19278.445 28298.041 19276.525 28300.174 19273.965 28303.161 C 19271.405 28306.148 19267.779 28308.494 19263.085 28310.201 C 19254.552 28313.614 19249.219 28316.814 19247.085 28319.801 C 19243.672 28321.081 19241.325 28320.654 19240.045 28318.521 L 19236.845 28324.921 C 19232.579 28326.201 19228.525 28326.628 19224.685 28326.201 L 19218.285 28330.041 C 19217.005 28329.188 19215.725 28328.548 19214.445 28328.121 L 19210.605 28328.121 C 19207.619 28328.121 19206.125 28326.841 19206.125 28324.281 L 19206.765 28322.361 ZM 19548.525 28268.601 L 19553.005 28269.241 L 19551.725 28264.121 C 19551.725 28263.268 19552.365 28261.134 19553.645 28257.721 C 19554.925 28253.881 19555.139 28251.108 19554.285 28249.401 L 19557.485 28245.561 L 19553.645 28246.201 L 19554.925 28244.921 C 19557.485 28238.948 19560.259 28234.468 19563.245 28231.481 L 19562.605 28228.921 L 19565.805 28225.721 L 19597.165 28161.721 L 19625.965 28114.361 L 19632.365 28104.761 L 19634.925 28106.041 L 19638.765 28101.561 C 19638.339 28101.134 19637.059 28100.921 19634.925 28100.921 L 19638.125 28093.241 L 19641.965 28093.241 L 19641.965 28090.681 L 19646.445 28089.401 L 19641.965 28088.761 C 19644.952 28085.774 19648.792 28080.868 19653.485 28074.041 C 19656.899 28068.921 19660.525 28063.588 19664.365 28058.041 L 19668.205 28058.041 C 19674.605 28049.081 19682.499 28042.254 19691.885 28037.561 C 19708.952 28029.028 19718.125 28024.334 19719.405 28023.481 L 19722.605 28024.761 C 19728.579 28019.641 19735.192 28017.081 19742.445 28017.081 L 19750.765 28019.641 C 19749.912 28024.334 19747.352 28030.094 19743.085 28036.921 C 19739.245 28043.748 19737.112 28048.441 19736.685 28051.001 C 19733.272 28052.708 19730.712 28056.548 19729.005 28062.521 L 19723.885 28067.641 L 19721.965 28075.321 C 19717.272 28078.734 19714.925 28083.428 19714.925 28089.401 L 19711.725 28090.041 L 19711.725 28093.881 C 19710.445 28093.454 19708.312 28094.308 19705.325 28096.441 C 19704.472 28096.014 19703.192 28095.801 19701.485 28095.801 L 19698.925 28095.801 L 19697.645 28099.641 L 19707.885 28099.641 L 19707.885 28102.201 L 19699.565 28105.401 L 19701.485 28106.681 L 19703.405 28108.601 L 19701.485 28110.521 L 19697.005 28108.601 L 19695.725 28110.521 L 19699.565 28111.161 L 19697.645 28116.921 C 19697.219 28115.214 19696.792 28113.934 19696.365 28113.081 C 19695.939 28112.228 19695.299 28112.441 19694.445 28113.721 L 19695.085 28119.481 C 19692.099 28119.054 19690.392 28119.694 19689.965 28121.401 C 19690.819 28122.254 19691.672 28122.894 19692.525 28123.321 L 19688.685 28136.121 L 19684.205 28136.761 L 19676.525 28138.681 L 19675.245 28142.521 L 19676.525 28143.801 L 19684.205 28143.161 L 19681.005 28145.721 L 19681.645 28150.201 L 19675.885 28155.961 L 19668.205 28154.681 L 19662.445 28161.081 C 19662.872 28161.934 19663.512 28162.574 19664.365 28163.001 L 19666.925 28160.441 L 19670.765 28161.081 L 19668.845 28163.641 L 19673.325 28166.841 C 19673.325 28168.121 19672.472 28169.188 19670.765 28170.041 C 19669.485 28170.894 19668.632 28171.321 19668.205 28171.321 L 19663.085 28167.481 L 19663.085 28170.041 L 19665.005 28171.321 L 19657.965 28171.321 L 19653.485 28172.601 L 19652.845 28177.721 L 19649.005 28178.361 L 19649.645 28181.561 L 19656.685 28181.561 C 19656.685 28182.841 19657.539 28183.694 19659.245 28184.121 C 19660.952 28184.548 19661.805 28185.401 19661.805 28186.681 L 19658.605 28186.681 L 19650.285 28186.681 L 19652.205 28189.881 L 19657.325 28188.601 C 19657.325 28189.454 19656.472 28190.521 19654.765 28191.801 C 19653.912 28193.508 19653.912 28194.788 19654.765 28195.641 C 19656.045 28196.068 19656.685 28196.708 19656.685 28197.561 L 19650.285 28202.041 L 19652.205 28203.961 L 19647.725 28205.241 L 19643.885 28206.521 L 19637.485 28209.721 C 19635.779 28210.574 19634.925 28211.854 19634.925 28213.561 L 19636.205 28215.481 L 19639.405 28212.281 C 19642.392 28212.281 19645.379 28211.214 19648.365 28209.081 L 19649.005 28211.641 L 19647.085 28212.281 L 19644.525 28218.681 L 19640.045 28218.041 L 19638.125 28220.601 L 19641.965 28222.521 L 19638.765 28228.921 L 19634.925 28228.281 L 19633.005 28229.561 C 19633.005 28236.814 19633.219 28241.294 19633.645 28243.001 L 19631.085 28243.641 L 19633.005 28248.761 L 19629.165 28250.681 L 19629.165 28256.441 L 19630.445 28257.721 C 19629.592 28258.148 19628.952 28258.361 19628.525 28258.361 L 19631.085 28269.881 L 19632.365 28271.161 L 19640.045 28271.801 C 19647.725 28271.801 19659.245 28266.681 19674.605 28256.441 L 19734.765 28214.201 L 19737.965 28215.481 C 19736.259 28219.748 19723.885 28230.414 19700.845 28247.481 C 19691.032 28254.734 19686.125 28259.854 19686.125 28262.841 L 19632.365 28299.961 C 19616.152 28310.628 19604.845 28316.601 19598.445 28317.881 C 19599.725 28318.734 19599.512 28319.801 19597.805 28321.081 C 19596.525 28321.934 19595.672 28321.508 19595.245 28319.801 C 19591.832 28323.214 19588.205 28325.134 19584.365 28325.561 C 19586.072 28326.841 19586.925 28326.628 19586.925 28324.921 C 19587.352 28323.641 19587.565 28322.788 19587.565 28322.361 L 19585.005 28321.721 L 19582.445 28323.641 L 19583.725 28319.801 L 19581.165 28319.801 L 19579.245 28323.641 L 19574.125 28323.641 L 19574.125 28321.081 C 19566.872 28318.521 19561.752 28316.174 19558.765 28314.041 C 19550.659 28308.494 19546.605 28300.388 19546.605 28289.721 L 19546.605 28283.961 L 19549.805 28284.601 L 19551.085 28282.681 L 19545.325 28282.681 C 19546.179 28275.854 19547.245 28271.161 19548.525 28268.601 ZM 19657.325 28173.881 C 19661.592 28174.734 19665.005 28177.081 19667.565 28180.921 L 19662.445 28181.561 L 19657.965 28180.921 L 19654.765 28180.281 L 19654.125 28178.361 L 19657.325 28173.881 ZM 19728.365 27958.841 L 19725.165 27951.161 C 19725.165 27946.041 19727.939 27939.641 19733.485 27931.961 C 19737.752 27926.414 19742.019 27920.654 19746.285 27914.681 L 19745.645 27912.761 L 19749.485 27914.041 L 19750.765 27912.761 L 19749.485 27909.561 L 19750.765 27905.721 L 19752.685 27903.161 L 19755.245 27902.521 L 19755.245 27899.321 C 19755.245 27895.481 19757.805 27893.561 19762.925 27893.561 L 19768.685 27896.121 L 19770.605 27894.841 L 19770.605 27889.081 L 19773.805 27887.801 L 19777.645 27888.441 L 19782.125 27885.881 L 19782.765 27883.321 L 19787.245 27884.601 L 19789.165 27882.041 L 19792.365 27882.041 L 19793.645 27880.761 L 19795.565 27882.681 L 19798.765 27878.201 L 19805.165 27882.681 L 19806.445 27878.201 L 19808.365 27879.481 L 19810.925 27876.281 L 19820.525 27876.921 L 19822.445 27878.201 L 19826.285 27882.681 L 19818.605 27905.721 L 19817.325 27909.561 C 19815.192 27911.694 19813.699 27914.254 19812.845 27917.241 C 19809.005 27917.241 19806.445 27917.668 19805.165 27918.521 L 19805.165 27921.721 L 19808.365 27921.721 L 19808.365 27927.481 C 19803.672 27929.614 19801.112 27933.241 19800.685 27938.361 L 19796.205 27946.041 L 19790.445 27947.321 L 19790.445 27950.521 L 19785.965 27949.881 L 19782.765 27949.881 L 19782.125 27951.801 L 19777.005 27951.801 C 19773.165 27951.374 19769.112 27953.721 19764.845 27958.841 L 19759.725 27957.561 L 19755.885 27958.201 L 19755.245 27962.681 L 19744.365 27962.681 L 19742.445 27960.761 L 19737.325 27964.601 C 19730.499 27964.601 19726.872 27966.308 19726.445 27969.721 L 19724.525 27968.441 C 19723.245 27967.161 19722.605 27963.961 19722.605 27958.841 L 19728.365 27958.841 ZM 19752.815 28306.361 L 19754.735 28312.761 C 19752.602 28314.468 19750.469 28315.961 19748.335 28317.241 L 19740.015 28323.001 C 19728.922 28331.108 19719.749 28340.921 19712.495 28352.441 C 19705.242 28363.961 19701.615 28376.121 19701.615 28388.921 C 19701.615 28393.614 19703.535 28399.801 19707.375 28407.481 C 19709.509 28411.748 19711.642 28414.734 19713.775 28416.441 C 19715.482 28418.574 19716.335 28421.774 19716.335 28426.041 L 19718.895 28421.561 L 19738.735 28427.321 C 19740.442 28426.468 19743.002 28426.041 19746.415 28426.041 L 19752.175 28426.041 L 19758.575 28426.041 C 19758.575 28425.188 19760.709 28424.548 19764.975 28424.121 C 19776.922 28416.868 19786.735 28407.908 19794.415 28397.241 C 19805.935 28380.174 19816.389 28362.894 19825.775 28345.401 C 19835.589 28327.908 19843.695 28310.201 19850.095 28292.281 C 19854.789 28284.174 19858.629 28276.708 19861.615 28269.881 C 19865.029 28263.054 19868.229 28255.801 19871.215 28248.121 L 19875.055 28240.441 C 19871.215 28242.148 19867.375 28244.281 19863.535 28246.841 C 19860.122 28249.401 19856.282 28252.388 19852.015 28255.801 L 19848.815 28253.881 L 19846.895 28257.721 C 19843.909 28259.001 19840.495 28260.921 19836.655 28263.481 C 19833.242 28266.041 19829.829 28268.388 19826.415 28270.521 L 19825.775 28274.361 L 19816.815 28277.561 L 19811.055 28283.961 L 19806.575 28283.321 C 19804.015 28286.308 19799.962 28288.654 19794.415 28290.361 C 19789.295 28292.068 19784.389 28292.921 19779.695 28292.921 C 19776.709 28292.921 19773.509 28291.641 19770.095 28289.081 L 19763.055 28289.721 C 19747.695 28279.054 19740.015 28263.908 19740.015 28244.281 C 19740.015 28218.681 19750.042 28189.668 19770.095 28157.241 C 19790.575 28124.814 19812.335 28101.348 19835.375 28086.841 C 19848.175 28077.454 19864.602 28067.214 19884.655 28056.121 C 19901.295 28047.161 19918.149 28037.988 19935.215 28028.601 C 19936.069 28029.028 19938.415 28028.174 19942.255 28026.041 C 19946.522 28023.908 19950.149 28021.988 19953.135 28020.281 C 19961.669 28017.294 19970.629 28015.801 19980.015 28015.801 C 19988.975 28015.801 19996.869 28019.214 20003.696 28026.041 C 20010.949 28032.441 20014.576 28039.908 20014.576 28048.441 L 20013.296 28055.481 L 20015.216 28057.401 L 20014.576 28069.561 L 20016.496 28072.121 C 20013.509 28078.094 20012.016 28084.708 20012.016 28091.961 C 20013.296 28091.961 20014.362 28091.748 20015.216 28091.321 C 20016.496 28090.894 20018.202 28089.401 20020.336 28086.841 L 20029.296 28086.841 L 20031.856 28091.321 L 20027.376 28097.081 L 20026.096 28102.201 L 20019.696 28105.401 C 20019.269 28108.388 20017.136 28111.374 20013.296 28114.361 C 20009.882 28116.921 20007.749 28118.628 20006.896 28119.481 C 20000.922 28125.454 19995.375 28132.708 19990.255 28141.241 C 19987.695 28145.081 19980.015 28159.588 19967.215 28184.761 C 19965.935 28186.041 19965.509 28186.894 19965.935 28187.321 L 19956.335 28206.521 L 19953.135 28206.521 L 19953.775 28211.641 C 19953.775 28213.774 19952.282 28216.974 19949.295 28221.241 C 19946.735 28225.081 19945.242 28228.068 19944.815 28230.201 L 19942.255 28230.201 L 19940.975 28239.801 L 19936.495 28243.001 C 19934.789 28248.548 19933.082 28253.881 19931.375 28259.001 L 19926.895 28264.761 L 19928.815 28268.601 L 19921.135 28276.921 L 19919.855 28275.001 C 19919.429 28276.281 19919.429 28277.988 19919.855 28280.121 C 19920.709 28281.828 19921.135 28282.894 19921.135 28283.321 C 19921.135 28285.454 19919.642 28288.441 19916.655 28292.281 C 19913.669 28296.121 19910.895 28298.468 19908.335 28299.321 C 19910.042 28299.321 19911.962 28299.108 19914.095 28298.681 L 19912.815 28300.601 L 19910.255 28302.521 L 19908.975 28309.561 C 19908.122 28309.134 19906.629 28311.268 19904.495 28315.961 C 19902.789 28320.654 19901.722 28323.214 19901.295 28323.641 L 19895.535 28323.641 L 19896.815 28330.041 L 19897.455 28328.121 L 19900.655 28328.121 L 19898.735 28331.961 L 19897.455 28333.881 C 19895.749 28334.308 19894.255 28334.948 19892.975 28335.801 C 19895.109 28336.654 19895.962 28338.148 19895.535 28340.281 L 19889.775 28342.841 L 19889.775 28345.401 L 19885.295 28344.761 L 19885.295 28350.521 L 19888.495 28350.521 L 19887.855 28353.081 C 19885.722 28353.934 19884.869 28354.788 19885.295 28355.641 L 19876.975 28359.481 L 19878.255 28365.881 C 19874.415 28368.868 19870.575 28372.068 19866.735 28375.481 C 19861.189 28380.601 19859.482 28384.014 19861.615 28385.721 L 19845.615 28394.681 L 19845.615 28398.521 L 19837.295 28404.281 L 19834.095 28402.361 L 19833.455 28408.761 C 19830.895 28410.468 19828.762 28410.468 19827.055 28408.761 C 19825.775 28407.481 19824.922 28406.841 19824.495 28406.841 L 19824.495 28410.681 C 19821.509 28411.961 19820.229 28413.028 19820.655 28413.881 L 19815.535 28417.081 L 19812.335 28415.801 L 19811.055 28419.001 C 19806.362 28421.134 19786.949 28431.588 19752.815 28450.361 C 19727.642 28464.441 19707.375 28471.481 19692.015 28471.481 C 19676.229 28471.481 19663.002 28467.001 19652.335 28458.041 C 19641.242 28449.508 19635.695 28437.348 19635.695 28421.561 C 19635.695 28397.668 19648.709 28374.414 19674.735 28351.801 C 19691.375 28337.721 19715.269 28322.788 19746.415 28307.001 C 19748.549 28307.001 19750.682 28306.788 19752.815 28306.361 ZM 19926.255 28153.401 C 19930.949 28144.014 19935.002 28133.348 19938.415 28121.401 C 19942.255 28109.454 19944.175 28099.001 19944.175 28090.041 C 19944.175 28080.228 19943.109 28072.761 19940.975 28067.641 C 19937.562 28059.108 19931.589 28054.841 19923.055 28054.841 C 19917.935 28054.841 19908.975 28061.241 19896.175 28074.041 C 19881.242 28088.974 19872.495 28097.081 19869.935 28098.361 L 19866.735 28106.041 C 19862.042 28112.868 19857.562 28119.694 19853.295 28126.521 L 19850.735 28131.001 L 19844.975 28135.481 L 19846.255 28139.961 C 19839.429 28147.214 19833.669 28159.374 19828.975 28176.441 C 19824.709 28193.081 19822.575 28207.588 19822.575 28219.961 C 19822.575 28228.068 19823.215 28233.401 19824.495 28235.961 L 19834.735 28247.481 C 19865.882 28228.281 19886.362 28210.788 19896.175 28195.001 C 19906.415 28178.788 19916.442 28164.921 19926.255 28153.401 ZM 19996.765 28322.361 L 20003.165 28299.321 L 20000.605 28297.401 L 20004.445 28296.761 L 20003.805 28294.201 C 20009.779 28287.801 20015.752 28277.134 20021.725 28262.201 C 20025.992 28251.961 20028.979 28244.921 20030.685 28241.081 L 20042.845 28215.481 L 20045.405 28215.481 L 20047.325 28206.521 L 20056.285 28192.441 L 20056.925 28189.881 C 20056.925 28186.468 20064.819 28171.321 20080.605 28144.441 C 20096.392 28117.134 20104.925 28100.494 20106.205 28094.521 C 20107.912 28094.948 20109.619 28093.881 20111.325 28091.321 C 20113.459 28088.761 20114.525 28086.628 20114.525 28084.921 C 20114.952 28082.788 20115.165 28081.294 20115.165 28080.441 C 20115.592 28079.161 20116.445 28078.948 20117.725 28079.801 L 20124.125 28061.241 L 20127.965 28059.321 L 20126.685 28057.401 C 20128.392 28053.134 20130.952 28048.228 20134.365 28042.681 C 20137.779 28036.708 20140.125 28032.441 20141.405 28029.881 L 20140.125 28028.601 C 20140.125 28027.748 20140.765 28026.894 20142.045 28026.041 C 20143.325 28024.761 20144.392 28023.908 20145.245 28023.481 L 20152.925 28003.641 C 20153.779 28004.494 20154.845 28004.068 20156.125 28002.361 C 20157.405 28000.654 20156.979 27999.161 20154.845 27997.881 L 20163.805 27988.281 L 20163.165 27985.081 L 20166.365 27979.321 C 20167.645 27979.748 20168.499 27979.321 20168.925 27978.041 L 20171.485 27972.921 L 20174.685 27967.801 C 20178.525 27963.534 20182.792 27957.134 20187.485 27948.601 C 20190.045 27944.334 20193.885 27937.294 20199.005 27927.481 C 20201.139 27925.348 20204.339 27920.014 20208.605 27911.481 C 20213.299 27902.948 20215.432 27897.614 20215.005 27895.481 C 20215.859 27893.774 20217.352 27892.068 20219.485 27890.361 C 20221.619 27888.228 20224.605 27886.094 20228.445 27883.961 L 20227.805 27881.401 C 20227.805 27878.841 20231.219 27875.854 20238.045 27872.441 C 20244.872 27868.601 20249.992 27866.468 20253.405 27866.041 L 20256.605 27864.761 L 20257.885 27863.481 C 20259.592 27864.761 20261.299 27865.828 20263.005 27866.681 L 20263.005 27864.121 C 20265.565 27862.841 20270.472 27860.921 20277.725 27858.361 C 20285.405 27855.801 20290.739 27854.521 20293.725 27854.521 C 20295.432 27855.801 20297.352 27857.081 20299.485 27858.361 L 20295.005 27874.361 L 20291.165 27875.001 L 20293.085 27880.121 C 20293.085 27883.108 20292.232 27885.241 20290.525 27886.521 C 20288.819 27887.801 20287.112 27888.868 20285.405 27889.721 L 20285.405 27893.561 L 20280.925 27898.681 L 20281.565 27903.801 L 20279.645 27910.201 L 20276.445 27909.561 C 20274.739 27909.561 20273.245 27910.628 20271.965 27912.761 C 20271.112 27914.468 20271.539 27916.601 20273.245 27919.161 L 20276.445 27919.161 C 20276.445 27920.014 20274.952 27920.868 20271.965 27921.721 C 20269.405 27922.148 20268.339 27923.001 20268.765 27924.281 L 20261.725 27926.201 C 20263.432 27927.054 20263.645 27928.121 20262.365 27929.401 C 20261.512 27930.254 20260.232 27931.321 20258.525 27932.601 C 20258.525 27934.308 20258.312 27936.014 20257.885 27937.721 C 20257.885 27939.001 20257.459 27939.428 20256.605 27939.001 L 20261.085 27949.881 L 20255.325 27952.441 L 20254.685 27955.641 L 20247.645 27953.721 L 20245.085 27956.281 L 20253.405 27962.681 L 20252.765 27964.601 L 20245.085 27963.321 L 20235.485 27966.521 L 20235.485 27971.641 L 20241.245 27972.281 L 20236.765 27976.121 L 20229.725 27975.481 L 20227.805 27976.761 L 20234.205 27982.521 L 20236.765 27979.961 L 20240.605 27983.801 L 20245.085 27984.441 L 20238.685 27994.041 L 20228.445 27995.321 L 20229.725 27997.241 L 20229.725 28003.641 L 20227.805 28004.921 L 20234.845 28005.561 L 20229.725 28008.761 L 20222.685 28006.841 L 20225.885 28013.241 L 20221.405 28013.241 L 20225.245 28020.281 L 20227.165 28019.641 C 20224.179 28023.908 20219.912 28026.041 20214.365 28026.041 L 20214.365 28028.601 L 20223.965 28028.601 L 20222.685 28030.521 L 20215.645 28032.441 C 20216.499 28033.721 20216.925 28036.281 20216.925 28040.121 L 20211.165 28042.041 L 20210.525 28047.161 C 20207.965 28048.014 20206.045 28048.868 20204.765 28049.721 L 20200.925 28049.721 L 20203.485 28056.121 L 20198.365 28065.721 C 20200.499 28066.574 20201.779 28066.574 20202.205 28065.721 L 20204.125 28063.801 L 20204.765 28066.361 C 20202.632 28068.494 20201.779 28069.774 20202.205 28070.201 L 20196.445 28068.921 C 20197.299 28071.908 20196.445 28073.614 20193.885 28074.041 L 20189.405 28074.041 L 20188.125 28077.881 L 20194.525 28081.081 L 20190.045 28081.081 C 20184.499 28081.081 20181.725 28083.214 20181.725 28087.481 C 20181.725 28093.028 20183.645 28095.801 20187.485 28095.801 L 20238.685 28056.121 C 20263.005 28039.054 20281.779 28030.521 20295.005 28030.521 C 20297.992 28030.521 20300.765 28031.374 20303.325 28033.081 C 20308.872 28036.921 20312.285 28038.841 20313.565 28038.841 C 20315.272 28038.841 20316.125 28039.694 20316.125 28041.401 C 20316.125 28043.108 20315.912 28044.814 20315.485 28046.521 L 20319.325 28046.521 C 20320.179 28048.228 20320.819 28051.214 20321.245 28055.481 C 20321.672 28059.748 20322.099 28062.521 20322.525 28063.801 L 20323.165 28065.721 L 20321.245 28072.121 L 20324.445 28075.961 C 20323.165 28078.948 20322.099 28081.721 20321.245 28084.281 C 20320.392 28086.414 20319.325 28088.334 20318.045 28090.041 L 20321.245 28091.961 C 20320.392 28094.521 20319.539 28096.868 20318.685 28099.001 L 20311.645 28104.761 L 20313.565 28109.241 C 20313.565 28112.654 20312.499 28114.574 20310.365 28115.001 C 20308.232 28115.428 20307.165 28118.414 20307.165 28123.961 L 20303.965 28123.961 L 20305.245 28129.081 L 20296.925 28132.281 C 20299.059 28133.988 20300.125 28135.481 20300.125 28136.761 C 20300.125 28138.041 20299.059 28139.321 20296.925 28140.601 C 20294.792 28141.881 20293.299 28142.094 20292.445 28141.241 L 20294.365 28148.281 C 20292.659 28147.428 20291.165 28148.068 20289.885 28150.201 C 20289.032 28151.908 20289.245 28153.401 20290.525 28154.681 C 20285.832 28161.934 20283.485 28168.121 20283.485 28173.241 L 20279.645 28173.241 C 20277.939 28173.241 20277.299 28174.094 20277.725 28175.801 C 20278.152 28177.508 20278.792 28178.574 20279.645 28179.001 L 20273.245 28187.321 L 20270.045 28188.601 L 20273.885 28193.721 C 20270.472 28193.721 20268.979 28195.001 20269.405 28197.561 C 20270.259 28199.694 20270.045 28201.188 20268.765 28202.041 C 20267.485 28202.894 20266.205 28203.534 20264.925 28203.961 L 20267.485 28212.281 L 20261.725 28214.841 L 20259.805 28221.881 L 20261.725 28223.161 L 20257.885 28225.721 C 20256.605 28226.574 20255.752 28227.001 20255.325 28227.001 L 20251.485 28232.761 L 20253.405 28237.241 C 20253.405 28238.521 20252.765 28239.588 20251.485 28240.441 C 20250.205 28241.294 20248.925 28241.934 20247.645 28242.361 L 20248.285 28244.281 C 20249.992 28245.134 20251.059 28245.774 20251.485 28246.201 L 20252.765 28247.481 C 20251.485 28249.614 20250.419 28251.748 20249.565 28253.881 C 20248.712 28256.014 20247.219 28256.654 20245.085 28255.801 L 20243.165 28262.201 L 20250.845 28267.321 C 20255.112 28266.894 20262.365 28262.414 20272.605 28253.881 C 20286.259 28241.934 20300.125 28229.988 20314.205 28218.041 L 20318.685 28216.761 L 20319.965 28213.561 C 20321.672 28212.281 20324.019 28210.788 20327.005 28209.081 C 20329.992 28206.948 20332.339 28206.094 20334.045 28206.521 L 20323.805 28223.161 C 20311.859 28236.388 20289.032 28256.868 20255.325 28284.601 C 20217.352 28315.748 20194.099 28331.321 20185.565 28331.321 C 20174.899 28331.321 20167.859 28326.841 20164.445 28317.881 C 20161.459 28308.494 20159.965 28297.401 20159.965 28284.601 L 20161.245 28283.321 L 20161.245 28275.641 C 20162.525 28276.068 20163.165 28275.428 20163.165 28273.721 C 20163.592 28271.588 20163.805 28269.241 20163.805 28266.681 C 20165.939 28264.121 20167.432 28261.348 20168.285 28258.361 C 20169.139 28255.374 20169.779 28252.174 20170.205 28248.761 L 20172.125 28243.001 L 20174.045 28242.361 C 20178.312 28232.548 20187.485 28214.201 20201.565 28187.321 C 20226.312 28140.814 20238.685 28108.814 20238.685 28091.321 L 20234.205 28080.441 C 20227.379 28081.721 20219.059 28086.414 20209.245 28094.521 L 20167.005 28129.081 L 20165.085 28138.681 L 20160.605 28138.041 L 20157.405 28141.241 L 20163.805 28145.721 L 20156.765 28146.361 L 20156.765 28149.561 L 20151.645 28150.841 C 20151.645 28153.828 20152.925 28155.321 20155.485 28155.321 L 20160.605 28157.881 L 20156.765 28159.161 L 20149.085 28159.161 C 20146.952 28159.161 20146.312 28160.654 20147.165 28163.641 L 20140.125 28163.641 L 20144.605 28170.041 C 20143.752 28170.894 20143.752 28173.454 20144.605 28177.721 L 20145.245 28171.321 L 20147.805 28171.321 C 20150.365 28172.174 20152.072 28172.601 20152.925 28172.601 L 20143.965 28179.001 L 20136.285 28177.721 C 20132.445 28180.281 20131.165 28182.841 20132.445 28185.401 L 20142.045 28189.241 L 20143.965 28188.601 L 20142.685 28191.161 C 20139.699 28194.148 20136.925 28194.788 20134.365 28193.081 L 20131.805 28198.841 L 20135.005 28199.481 C 20129.885 28199.054 20124.552 28200.334 20119.005 28203.321 L 20119.005 28206.521 L 20122.205 28211.641 L 20127.965 28211.001 L 20129.885 28212.281 C 20129.885 28216.121 20128.819 28218.041 20126.685 28218.041 C 20123.272 28216.761 20120.712 28216.121 20119.005 28216.121 L 20115.805 28223.801 L 20119.005 28225.081 L 20104.285 28239.161 L 20110.045 28243.641 L 20112.605 28243.641 L 20112.605 28246.841 L 20109.405 28246.841 L 20099.805 28250.041 L 20095.965 28251.961 C 20095.112 28254.094 20095.112 28255.374 20095.965 28255.801 C 20096.819 28256.228 20097.672 28256.441 20098.525 28256.441 L 20085.725 28265.401 L 20083.165 28272.441 C 20084.019 28272.014 20085.085 28271.588 20086.365 28271.161 C 20086.792 28272.868 20086.365 28274.361 20085.085 28275.641 C 20083.805 28276.494 20082.952 28277.134 20082.525 28277.561 L 20086.365 28278.841 L 20083.805 28286.521 L 20078.685 28291.001 C 20076.979 28290.148 20073.992 28292.068 20069.725 28296.761 C 20068.445 28298.041 20066.525 28300.174 20063.965 28303.161 C 20061.405 28306.148 20057.779 28308.494 20053.085 28310.201 C 20044.552 28313.614 20039.219 28316.814 20037.085 28319.801 C 20033.672 28321.081 20031.325 28320.654 20030.045 28318.521 L 20026.845 28324.921 C 20022.579 28326.201 20018.525 28326.628 20014.685 28326.201 L 20008.285 28330.041 C 20007.005 28329.188 20005.725 28328.548 20004.445 28328.121 L 20000.605 28328.121 C 19997.619 28328.121 19996.125 28326.841 19996.125 28324.281 L 19996.765 28322.361 ZM 20332.125 28272.441 L 20335.965 28273.721 L 20337.245 28268.601 C 20337.245 28266.468 20337.672 28264.548 20338.525 28262.841 C 20339.379 28260.708 20340.445 28259.854 20341.725 28260.281 C 20341.725 28256.014 20344.285 28250.041 20349.405 28242.361 C 20352.819 28237.241 20354.952 28233.614 20355.805 28231.481 C 20358.365 28228.921 20360.925 28226.148 20363.485 28223.161 C 20366.472 28219.748 20369.459 28214.628 20372.445 28207.801 L 20380.125 28200.121 L 20384.605 28198.841 L 20384.605 28189.881 C 20385.459 28189.454 20386.312 28189.241 20387.165 28189.241 C 20388.019 28188.814 20388.445 28186.468 20388.445 28182.201 C 20388.445 28181.348 20389.299 28180.068 20391.005 28178.361 C 20393.139 28176.654 20395.059 28176.014 20396.765 28176.441 C 20399.325 28167.908 20405.085 28157.028 20414.045 28143.801 L 20426.845 28125.881 L 20429.405 28125.881 C 20432.392 28118.628 20435.805 28111.161 20439.645 28103.481 C 20443.912 28095.801 20448.179 28088.334 20452.445 28081.081 C 20455.859 28073.828 20458.419 28068.281 20460.125 28064.441 C 20461.832 28060.601 20464.605 28056.334 20468.445 28051.641 L 20476.765 28048.441 C 20484.445 28043.321 20492.552 28038.201 20501.085 28033.081 C 20509.619 28027.961 20517.085 28024.334 20523.485 28022.201 C 20531.592 28026.894 20535.645 28033.721 20535.645 28042.681 L 20533.085 28059.961 L 20531.165 28061.881 L 20531.165 28070.201 L 20528.605 28070.201 L 20515.805 28100.921 C 20511.965 28111.161 20507.272 28121.188 20501.725 28131.001 L 20500.445 28123.321 L 20496.605 28125.241 L 20493.405 28134.841 C 20493.832 28135.268 20494.685 28135.694 20495.965 28136.121 C 20497.245 28136.121 20497.885 28136.974 20497.885 28138.681 L 20494.685 28139.321 L 20493.405 28147.641 L 20488.925 28152.121 L 20488.285 28161.721 L 20486.365 28159.801 L 20478.685 28162.361 L 20476.125 28163.001 L 20473.565 28174.521 C 20474.845 28173.668 20476.125 28173.881 20477.405 28175.161 C 20479.112 28176.014 20479.325 28176.868 20478.045 28177.721 C 20514.312 28153.828 20549.085 28129.721 20582.365 28105.401 L 20620.765 28075.961 L 20622.685 28074.681 C 20641.885 28061.028 20656.819 28050.361 20667.485 28042.681 C 20678.579 28035.001 20688.392 28031.161 20696.925 28031.161 L 20703.325 28033.081 L 20703.965 28042.681 C 20703.965 28046.094 20697.992 28057.614 20686.045 28077.241 C 20674.099 28096.441 20666.632 28107.108 20663.645 28109.241 L 20660.445 28113.721 L 20659.165 28122.041 L 20652.125 28127.801 L 20652.125 28130.361 L 20649.565 28138.041 C 20647.432 28139.321 20645.299 28140.814 20643.165 28142.521 C 20641.459 28143.801 20641.672 28145.294 20643.805 28147.001 L 20638.685 28153.401 L 20639.965 28157.241 L 20634.845 28168.761 C 20632.712 28167.481 20631.005 28167.908 20629.725 28170.041 C 20628.872 28171.748 20628.019 28172.814 20627.165 28173.241 L 20629.085 28179.001 L 20627.165 28186.041 C 20625.459 28185.188 20624.179 28185.828 20623.325 28187.961 C 20622.472 28190.094 20623.112 28191.588 20625.245 28192.441 C 20623.965 28197.988 20620.765 28206.521 20615.645 28218.041 C 20610.525 28229.561 20607.112 28238.521 20605.405 28244.921 L 20602.845 28248.761 L 20603.485 28251.961 C 20615.859 28244.708 20628.872 28233.614 20642.525 28218.681 C 20645.939 28214.841 20657.245 28201.401 20676.445 28178.361 C 20678.152 28165.988 20682.632 28152.548 20689.885 28138.041 C 20692.019 28133.774 20699.059 28121.401 20711.005 28100.921 C 20718.259 28090.681 20728.712 28078.948 20742.365 28065.721 L 20776.925 28033.721 L 20778.845 28032.441 L 20792.285 28025.401 L 20794.205 28024.761 C 20798.899 28022.628 20803.805 28020.708 20808.925 28019.001 C 20814.045 28017.294 20819.165 28016.228 20824.285 28015.801 L 20828.765 28022.201 C 20828.765 28028.174 20827.912 28033.721 20826.205 28038.841 C 20824.499 28043.534 20820.019 28052.068 20812.765 28064.441 L 20808.285 28065.081 L 20804.445 28077.881 L 20801.885 28077.241 C 20801.032 28077.241 20800.605 28078.734 20800.605 28081.721 C 20800.605 28084.708 20799.965 28086.201 20798.685 28086.201 L 20792.925 28083.641 L 20792.925 28092.601 C 20791.645 28091.748 20789.939 28093.028 20787.805 28096.441 L 20784.605 28096.441 L 20776.285 28113.721 L 20769.885 28116.281 C 20770.739 28117.988 20769.672 28120.334 20766.685 28123.321 C 20763.699 28126.308 20761.565 28127.374 20760.285 28126.521 C 20758.579 28130.361 20753.245 28138.041 20744.285 28149.561 C 20737.459 28158.521 20734.045 28167.268 20734.045 28175.801 C 20734.045 28185.614 20739.165 28190.521 20749.405 28190.521 C 20754.952 28190.521 20769.032 28185.828 20791.645 28176.441 C 20814.685 28167.054 20828.552 28160.441 20833.245 28156.601 L 20840.285 28155.321 L 20851.805 28149.561 C 20839.859 28161.934 20814.259 28179.428 20775.005 28202.041 C 20736.179 28224.228 20709.939 28235.321 20696.285 28235.321 C 20693.299 28235.321 20689.032 28233.401 20683.485 28229.561 C 20678.365 28225.294 20674.952 28221.668 20673.245 28218.681 L 20666.845 28228.921 C 20665.139 28228.068 20663.432 28228.494 20661.725 28230.201 C 20660.445 28231.908 20660.232 28233.188 20661.085 28234.041 C 20652.125 28241.721 20643.379 28249.401 20634.845 28257.081 L 20631.005 28267.321 L 20627.805 28267.961 C 20625.245 28267.961 20623.965 28267.534 20623.965 28266.681 L 20617.565 28271.161 L 20614.365 28282.681 L 20611.805 28281.401 C 20587.912 28295.908 20564.232 28310.201 20540.765 28324.281 L 20537.565 28319.161 L 20531.165 28321.721 C 20523.485 28321.721 20517.725 28319.161 20513.885 28314.041 C 20510.472 28308.494 20508.765 28301.668 20508.765 28293.561 L 20508.765 28285.881 C 20509.192 28283.321 20510.045 28279.268 20511.325 28273.721 C 20515.592 28273.721 20517.725 28273.294 20517.725 28272.441 L 20515.165 28265.401 L 20526.045 28236.601 L 20528.605 28232.761 C 20532.019 28232.334 20533.939 28231.908 20534.365 28231.481 L 20532.445 28229.561 L 20531.805 28223.801 L 20557.405 28173.241 L 20584.285 28125.881 C 20581.299 28127.161 20578.739 28128.441 20576.605 28129.721 C 20574.472 28130.574 20573.405 28132.708 20573.405 28136.121 C 20573.405 28137.401 20572.125 28138.468 20569.565 28139.321 C 20567.005 28140.174 20565.512 28139.961 20565.085 28138.681 L 20555.485 28147.001 L 20548.445 28147.641 C 20548.872 28148.921 20548.232 28150.628 20546.525 28152.761 C 20545.245 28154.468 20545.672 28155.961 20547.805 28157.241 L 20541.405 28158.521 L 20535.645 28159.161 L 20532.445 28164.921 L 20527.965 28164.921 C 20527.539 28167.908 20526.899 28170.468 20526.045 28172.601 C 20525.619 28174.308 20523.272 28174.521 20519.005 28173.241 L 20511.965 28182.201 L 20504.925 28184.121 L 20500.445 28189.881 L 20500.445 28192.441 L 20492.125 28195.641 L 20492.765 28200.121 C 20492.765 28201.828 20491.699 28203.108 20489.565 28203.961 C 20487.432 28204.814 20485.085 28205.668 20482.525 28206.521 L 20476.125 28205.241 C 20474.419 28208.654 20473.565 28211.428 20473.565 28213.561 C 20474.845 28215.694 20475.485 28217.614 20475.485 28219.321 L 20463.325 28229.561 L 20459.485 28230.201 L 20460.765 28227.641 L 20460.765 28225.081 L 20458.845 28227.001 C 20455.432 28230.414 20453.512 28232.761 20453.085 28234.041 L 20455.005 28239.801 C 20453.299 28241.934 20451.379 28241.934 20449.245 28239.801 L 20439.005 28249.401 C 20437.299 28251.108 20435.805 28252.814 20434.525 28254.521 L 20428.125 28256.441 C 20427.699 28257.294 20426.632 28258.574 20424.925 28260.281 C 20418.952 28265.828 20415.752 28268.814 20415.325 28269.241 L 20415.325 28275.001 C 20413.619 28276.281 20410.632 28279.481 20406.365 28284.601 C 20402.525 28289.721 20400.819 28292.708 20401.245 28293.561 L 20389.725 28301.241 L 20387.165 28307.001 L 20381.405 28305.081 L 20378.845 28309.561 L 20373.085 28306.361 L 20369.245 28308.281 L 20366.045 28313.401 L 20359.005 28313.401 L 20355.165 28319.801 L 20351.965 28317.881 L 20346.845 28324.281 C 20346.419 28323.428 20345.992 28322.788 20345.565 28322.361 C 20345.565 28321.508 20343.859 28321.081 20340.445 28321.081 C 20337.032 28325.774 20333.619 28327.908 20330.205 28327.481 L 20318.685 28308.281 C 20319.539 28301.454 20321.885 28293.988 20325.725 28285.881 C 20327.859 28281.614 20329.992 28277.134 20332.125 28272.441 ZM 20810.475 28250.681 L 20807.915 28248.761 C 20809.195 28234.681 20811.755 28222.308 20815.595 28211.641 C 20819.435 28200.548 20829.249 28180.281 20845.035 28150.841 C 20861.249 28124.388 20888.769 28094.734 20927.595 28061.881 C 20970.689 28025.614 21003.755 28007.481 21026.795 28007.481 L 21034.475 28008.761 L 21035.115 28010.681 C 21050.049 28011.961 21060.502 28019.428 21066.475 28033.081 L 21073.515 28050.361 L 21076.075 28050.361 L 21072.235 28062.521 C 21072.235 28063.801 21073.302 28065.294 21075.435 28067.001 C 21075.862 28067.428 21076.502 28067.854 21077.355 28068.281 L 21078.635 28074.681 L 21090.155 28075.321 C 21088.022 28080.868 21080.769 28095.588 21068.395 28119.481 C 21056.449 28142.948 21048.769 28157.881 21045.355 28164.281 L 21042.155 28163.641 L 21044.715 28168.761 L 21037.035 28193.081 L 21034.475 28193.721 L 21029.995 28212.281 L 21027.435 28212.281 C 21029.142 28217.401 21029.142 28221.668 21027.435 28225.081 L 21025.515 28253.881 C 21025.515 28258.574 21028.289 28261.774 21033.835 28263.481 C 21039.382 28262.201 21047.702 28257.081 21058.795 28248.121 C 21070.315 28238.734 21086.955 28223.588 21108.715 28202.681 C 21107.435 28203.534 21107.222 28204.814 21108.075 28206.521 C 21109.355 28208.228 21110.422 28208.441 21111.275 28207.161 C 21100.609 28219.534 21090.155 28231.908 21079.915 28244.281 L 21077.995 28248.121 C 21069.889 28254.094 21062.209 28260.281 21054.955 28266.681 C 21045.569 28274.788 21038.529 28282.041 21033.835 28288.441 L 21030.635 28288.441 L 21027.435 28294.841 L 21022.315 28296.121 C 21020.182 28299.534 21016.769 28302.734 21012.075 28305.721 L 21010.155 28307.001 C 21006.315 28310.841 21000.555 28314.041 20992.875 28316.601 C 20985.622 28319.161 20977.942 28321.294 20969.835 28323.001 C 20962.582 28320.014 20957.889 28314.041 20955.755 28305.081 C 20953.622 28295.694 20952.555 28284.174 20952.555 28270.521 L 20952.555 28253.241 L 20946.795 28260.281 L 20937.835 28266.681 L 20937.195 28270.521 C 20933.355 28274.361 20930.582 28278.201 20928.875 28282.041 L 20926.315 28278.841 L 20921.835 28284.601 L 20917.355 28285.241 L 20912.875 28293.561 C 20910.315 28294.841 20907.755 28296.548 20905.195 28298.681 C 20903.062 28300.388 20900.502 28302.521 20897.515 28305.081 L 20883.435 28312.761 L 20883.435 28317.881 C 20880.875 28319.588 20875.329 28322.361 20866.795 28326.201 C 20862.102 28328.334 20858.689 28330.041 20856.555 28331.321 C 20855.702 28330.894 20852.502 28331.321 20846.955 28332.601 C 20846.102 28332.601 20844.609 28333.028 20842.475 28333.881 C 20834.795 28333.881 20828.182 28330.894 20822.635 28324.921 C 20817.089 28318.948 20813.035 28311.694 20810.475 28303.161 C 20812.609 28303.161 20813.675 28301.668 20813.675 28298.681 C 20812.395 28296.974 20811.542 28295.908 20811.115 28295.481 C 20809.409 28292.921 20808.129 28291.854 20807.275 28292.281 L 20805.995 28284.601 L 20809.195 28280.121 L 20809.195 28268.601 C 20807.489 28269.028 20806.422 28268.814 20805.995 28267.961 C 20805.569 28267.108 20805.355 28265.401 20805.355 28262.841 C 20805.782 28258.148 20805.995 28255.374 20805.995 28254.521 L 20810.475 28250.681 ZM 20884.715 28249.401 C 20884.715 28251.108 20885.995 28254.948 20888.555 28260.921 C 20891.542 28266.894 20893.889 28271.161 20895.595 28273.721 C 20905.409 28273.721 20919.275 28266.468 20937.195 28251.961 L 20958.955 28234.041 C 20959.382 28232.761 20961.302 28225.721 20964.715 28212.921 C 20968.129 28199.694 20971.542 28191.161 20974.955 28187.321 C 20974.955 28181.774 20979.222 28170.041 20987.755 28152.121 C 20996.715 28134.201 21001.195 28117.774 21001.195 28102.841 C 21001.195 28090.894 20998.635 28080.654 20993.515 28072.121 C 20988.395 28063.588 20980.289 28058.468 20969.195 28056.761 C 20965.782 28059.321 20962.369 28062.094 20958.955 28065.081 C 20955.969 28067.641 20953.835 28070.628 20952.555 28074.041 C 20943.595 28084.281 20934.849 28094.308 20926.315 28104.121 L 20924.395 28109.881 C 20922.262 28111.588 20920.342 28114.574 20918.635 28118.841 C 20917.355 28122.681 20916.289 28126.521 20915.435 28130.361 C 20913.729 28132.494 20910.955 28138.254 20907.115 28147.641 C 20899.009 28167.268 20894.742 28178.788 20894.315 28182.201 L 20890.475 28183.481 L 20891.755 28186.041 L 20886.635 28205.241 L 20884.075 28209.081 L 20885.355 28210.361 L 20888.555 28210.361 C 20887.275 28213.348 20885.569 28215.268 20883.435 28216.121 L 20885.995 28235.321 L 20883.435 28237.881 L 20884.075 28241.721 L 20884.715 28249.401 ZM 21118.455 28321.081 L 21105.015 28337.081 L 21102.455 28337.081 C 21089.655 28352.014 21080.909 28363.534 21076.215 28371.641 C 21068.109 28385.721 21064.055 28399.801 21064.055 28413.881 C 21064.055 28417.294 21065.122 28421.561 21067.255 28426.681 C 21069.389 28432.228 21071.522 28436.708 21073.655 28440.121 L 21076.855 28440.121 L 21083.895 28444.601 L 21085.175 28447.161 C 21088.589 28448.441 21092.429 28449.081 21096.695 28449.081 C 21135.522 28449.081 21170.509 28411.534 21201.655 28336.441 C 21212.749 28307.428 21224.055 28278.414 21235.575 28249.401 C 21233.442 28249.828 21231.522 28251.108 21229.815 28253.241 C 21228.109 28255.374 21226.615 28257.508 21225.335 28259.641 L 21222.775 28258.361 C 21221.495 28258.361 21220.429 28259.214 21219.575 28260.921 C 21217.442 28264.761 21215.095 28266.681 21212.535 28266.681 C 21211.255 28266.681 21209.335 28267.961 21206.775 28270.521 C 21204.215 28273.081 21202.295 28274.361 21201.015 28274.361 L 21199.095 28275.641 L 21195.895 28281.401 C 21191.202 28282.681 21186.935 28284.174 21183.095 28285.881 C 21176.269 28289.721 21169.442 28293.348 21162.615 28296.761 C 21160.482 28298.894 21158.349 28300.814 21156.215 28302.521 L 21154.935 28301.241 L 21143.415 28304.441 C 21140.855 28303.588 21138.722 28302.734 21137.015 28301.881 C 21133.602 28299.748 21131.255 28298.254 21129.975 28297.401 C 21128.695 28296.548 21127.629 28295.694 21126.775 28294.841 C 21123.362 28290.148 21120.802 28285.881 21119.095 28282.041 C 21117.815 28278.201 21116.749 28273.934 21115.895 28269.241 L 21117.175 28270.521 L 21117.815 28267.321 L 21115.255 28266.041 L 21115.255 28259.641 L 21121.015 28260.281 C 21118.882 28257.721 21117.175 28255.801 21115.895 28254.521 L 21112.055 28248.761 C 21112.055 28247.054 21112.695 28245.774 21113.975 28244.921 C 21115.682 28243.641 21117.175 28243.428 21118.455 28244.281 L 21115.255 28235.961 L 21115.895 28230.841 C 21115.895 28225.721 21115.682 28222.734 21115.255 28221.881 L 21119.095 28210.361 C 21119.949 28209.934 21120.802 28209.294 21121.655 28208.441 C 21121.655 28205.881 21120.589 28204.174 21118.455 28203.321 L 21122.295 28192.441 L 21127.415 28193.721 L 21126.775 28189.881 L 21124.855 28184.121 C 21134.242 28162.788 21147.469 28139.534 21164.535 28114.361 C 21177.762 28095.161 21193.975 28073.828 21213.175 28050.361 C 21214.029 28049.934 21214.669 28049.508 21215.095 28049.081 C 21215.949 28048.228 21216.589 28047.161 21217.015 28045.881 C 21217.869 28044.601 21219.789 28042.894 21222.775 28040.761 C 21226.189 28038.628 21229.389 28036.708 21232.375 28035.001 C 21235.362 28032.868 21239.629 28030.308 21245.175 28027.321 C 21251.149 28023.908 21256.695 28021.134 21261.815 28019.001 C 21261.389 28018.148 21261.602 28017.294 21262.455 28016.441 C 21263.735 28015.588 21264.802 28016.228 21265.655 28018.361 L 21277.815 28015.161 L 21278.455 28018.361 C 21278.455 28020.494 21276.962 28024.548 21273.975 28030.521 C 21270.989 28036.068 21268.429 28041.188 21266.295 28045.881 L 21261.815 28050.361 L 21254.135 28063.161 C 21251.575 28067.428 21249.655 28071.268 21248.375 28074.681 C 21247.095 28075.961 21246.242 28077.028 21245.815 28077.881 L 21245.815 28081.081 L 21237.495 28093.241 L 21234.935 28097.721 L 21227.895 28105.401 L 21229.175 28108.601 L 21225.335 28114.361 L 21215.095 28134.841 L 21212.535 28134.201 C 21209.975 28144.014 21207.415 28152.974 21204.855 28161.081 C 21199.735 28177.721 21196.535 28186.681 21195.255 28187.961 C 21195.682 28189.241 21195.255 28194.148 21193.975 28202.681 C 21193.122 28211.214 21192.269 28218.681 21191.415 28225.081 C 21191.415 28227.641 21192.695 28231.908 21195.255 28237.881 C 21198.242 28243.854 21199.095 28248.548 21197.815 28251.961 C 21207.629 28248.974 21215.735 28245.774 21222.135 28242.361 C 21225.549 28240.654 21233.015 28235.961 21244.535 28228.281 C 21257.762 28201.401 21268.642 28179.428 21277.175 28162.361 C 21292.535 28132.494 21306.402 28107.534 21318.775 28087.481 C 21334.135 28062.308 21347.575 28044.174 21359.095 28033.081 C 21360.375 28033.508 21362.295 28033.081 21364.855 28031.801 C 21367.415 28030.094 21368.695 28028.814 21368.695 28027.961 C 21374.669 28025.828 21380.429 28023.694 21385.975 28021.561 C 21391.522 28019.428 21397.282 28016.441 21403.255 28012.601 L 21405.815 28014.521 L 21410.295 28009.401 C 21411.575 28009.828 21413.495 28009.614 21416.055 28008.761 C 21419.042 28007.481 21420.749 28006.841 21421.175 28006.841 L 21425.655 28009.401 L 21421.175 28019.001 L 21423.735 28019.001 C 21422.029 28025.401 21419.895 28031.161 21417.335 28036.281 C 21415.202 28040.974 21411.789 28046.734 21407.095 28053.561 C 21402.829 28060.388 21398.562 28067.001 21394.295 28073.401 L 21391.735 28079.801 L 21384.695 28083.001 C 21382.989 28086.414 21382.775 28089.401 21384.055 28091.961 L 21376.375 28103.481 C 21373.815 28106.894 21371.895 28108.601 21370.615 28108.601 L 21367.415 28118.841 L 21364.855 28125.241 L 21355.255 28146.361 L 21352.695 28146.361 C 21350.562 28151.054 21348.642 28155.534 21346.935 28159.801 C 21345.655 28163.641 21345.229 28166.414 21345.655 28168.121 L 21340.535 28176.441 L 21343.095 28181.561 L 21338.615 28188.601 L 21331.575 28195.641 L 21329.015 28196.281 L 21332.215 28201.401 C 21329.229 28203.108 21326.455 28204.601 21323.895 28205.881 L 21326.455 28212.921 L 21320.055 28222.521 L 21321.335 28228.281 L 21319.415 28225.721 L 21318.775 28234.681 L 21314.295 28235.321 C 21313.442 28237.028 21311.949 28239.801 21309.815 28243.641 C 21308.109 28247.054 21305.762 28252.388 21302.775 28259.641 L 21304.695 28262.841 L 21302.135 28262.841 L 21297.655 28273.081 L 21295.095 28273.081 C 21294.242 28275.641 21292.535 28278.414 21289.975 28281.401 C 21287.842 28283.961 21286.349 28285.454 21285.495 28285.881 L 21286.775 28291.001 L 21282.935 28300.601 L 21279.095 28301.241 C 21279.095 28306.361 21277.175 28311.908 21273.335 28317.881 C 21271.629 28320.441 21269.282 28323.428 21266.295 28326.841 L 21243.895 28359.481 L 21241.335 28359.481 C 21238.349 28365.028 21234.509 28369.081 21229.815 28371.641 L 21227.895 28378.681 L 21225.335 28381.241 L 21218.935 28383.801 C 21210.829 28403.001 21185.442 28427.534 21142.775 28457.401 C 21100.109 28487.268 21067.895 28502.201 21046.135 28502.201 C 21032.482 28502.201 21021.175 28496.441 21012.215 28484.921 C 21002.829 28473.401 20998.135 28460.601 20998.135 28446.521 C 20998.135 28424.761 21012.642 28397.881 21041.655 28365.881 C 21070.242 28334.308 21094.775 28316.601 21115.255 28312.761 L 21118.455 28321.081 ZM 21426.496 28206.521 L 21426.496 28201.401 C 21427.776 28200.548 21429.269 28199.694 21430.976 28198.841 L 21439.936 28193.721 L 21443.136 28194.361 L 21443.136 28198.841 L 21438.016 28203.321 L 21436.096 28208.441 C 21436.096 28209.721 21434.816 28214.414 21432.256 28222.521 C 21430.122 28230.628 21429.056 28235.961 21429.056 28238.521 C 21429.056 28244.494 21430.336 28250.681 21432.896 28257.081 C 21435.882 28263.481 21439.509 28268.174 21443.776 28271.161 L 21447.616 28273.721 C 21456.576 28280.121 21465.536 28282.681 21474.496 28281.401 L 21475.136 28283.961 L 21476.416 28280.761 L 21480.256 28276.921 L 21486.656 28278.201 L 21488.576 28282.041 L 21495.616 28273.721 C 21500.736 28275.428 21504.576 28276.281 21507.136 28276.281 C 21505.856 28274.574 21505.429 28273.508 21505.856 28273.081 L 21509.056 28268.601 L 21514.176 28269.881 C 21513.749 28269.028 21514.176 28267.961 21515.456 28266.681 C 21516.736 28265.401 21518.016 28264.974 21519.296 28265.401 C 21523.562 28260.281 21525.696 28254.094 21525.696 28246.841 C 21525.696 28238.734 21522.069 28231.694 21514.816 28225.721 C 21509.269 28221.454 21502.869 28218.041 21495.616 28215.481 C 21488.362 28212.494 21479.829 28207.801 21470.016 28201.401 C 21460.629 28194.574 21454.016 28189.881 21450.176 28187.321 L 21452.096 28183.481 L 21448.896 28179.001 L 21447.616 28184.121 C 21441.216 28178.148 21435.456 28170.468 21430.336 28161.081 L 21432.256 28159.161 L 21427.776 28158.521 C 21426.496 28155.108 21425.429 28152.334 21424.576 28150.201 C 21424.149 28148.068 21424.149 28145.934 21424.576 28143.801 L 21420.736 28132.281 C 21420.736 28116.494 21427.349 28101.774 21440.576 28088.121 C 21446.976 28081.721 21471.082 28064.868 21512.896 28037.561 L 21528.896 28027.321 L 21546.816 28016.441 L 21550.016 28015.801 C 21554.709 28014.094 21558.122 28013.028 21560.256 28012.601 C 21566.656 28010.894 21573.056 28010.041 21579.456 28010.041 C 21594.389 28010.041 21605.909 28014.948 21614.016 28024.761 C 21622.549 28034.148 21626.816 28046.521 21626.816 28061.881 C 21626.816 28063.161 21625.962 28065.721 21624.256 28069.561 C 21622.976 28072.974 21622.122 28075.108 21621.696 28075.961 L 21615.936 28080.441 L 21619.136 28079.801 L 21617.856 28081.721 C 21615.296 28086.414 21612.949 28090.894 21610.816 28095.161 C 21608.682 28099.001 21605.909 28103.268 21602.496 28107.961 L 21600.576 28105.401 C 21594.176 28110.948 21587.349 28117.348 21580.096 28124.601 C 21568.149 28137.401 21561.322 28144.441 21559.616 28145.721 L 21557.056 28144.441 L 21564.096 28128.441 L 21562.816 28127.161 C 21563.242 28124.601 21563.456 28121.188 21563.456 28116.921 L 21563.456 28105.401 C 21562.176 28101.134 21561.322 28098.148 21560.896 28096.441 C 21555.349 28083.641 21550.442 28074.681 21546.176 28069.561 C 21538.496 28060.174 21529.749 28055.481 21519.936 28055.481 C 21512.256 28055.481 21506.922 28058.468 21503.936 28064.441 C 21502.656 28064.868 21501.376 28065.081 21500.096 28065.081 L 21500.096 28068.921 C 21500.096 28071.054 21498.389 28078.734 21494.976 28091.961 C 21493.269 28098.361 21492.202 28103.694 21491.776 28107.961 C 21493.056 28109.668 21493.909 28110.948 21494.336 28111.801 C 21496.469 28114.788 21497.962 28116.068 21498.816 28115.641 L 21500.736 28125.881 L 21505.856 28127.161 C 21507.136 28130.148 21508.629 28132.921 21510.336 28135.481 C 21512.042 28138.041 21514.176 28139.961 21516.736 28141.241 C 21518.016 28143.374 21519.082 28144.654 21519.936 28145.081 C 21520.789 28145.934 21520.789 28146.788 21519.936 28147.641 C 21519.509 28148.494 21521.856 28150.628 21526.976 28154.041 L 21534.656 28152.761 L 21533.376 28159.161 C 21534.656 28159.588 21536.149 28160.014 21537.856 28160.441 C 21539.562 28160.441 21540.416 28160.868 21540.416 28161.721 L 21542.336 28165.561 L 21546.816 28164.281 L 21554.496 28177.081 L 21556.416 28167.481 C 21558.122 28168.334 21559.402 28170.468 21560.256 28173.881 L 21562.816 28173.881 C 21565.376 28174.734 21567.722 28175.801 21569.856 28177.081 C 21572.416 28177.934 21573.482 28179.001 21573.056 28180.281 C 21577.322 28185.401 21580.096 28189.668 21581.376 28193.081 C 21583.082 28192.654 21584.789 28192.014 21586.496 28191.161 L 21587.136 28195.641 L 21583.296 28199.481 L 21582.656 28202.681 L 21586.496 28198.841 L 21587.776 28200.761 L 21590.336 28206.521 C 21589.909 28206.948 21588.629 28209.081 21586.496 28212.921 C 21584.789 28216.761 21583.509 28218.468 21582.656 28218.041 L 21582.016 28223.801 L 21583.296 28227.001 L 21571.136 28241.081 L 21569.216 28239.161 C 21567.082 28243.428 21563.029 28247.694 21557.056 28251.961 C 21551.082 28255.801 21545.536 28259.428 21540.416 28262.841 C 21538.282 28264.121 21535.509 28266.468 21532.096 28269.881 C 21528.682 28273.294 21525.696 28276.068 21523.136 28278.201 L 21518.656 28282.681 C 21515.669 28285.668 21513.962 28286.948 21513.536 28286.521 L 21508.416 28291.641 L 21505.856 28291.641 L 21500.736 28296.121 L 21502.656 28299.321 L 21498.816 28305.721 L 21494.336 28304.441 C 21494.336 28302.308 21493.909 28301.241 21493.056 28301.241 L 21493.056 28305.721 L 21491.776 28310.201 L 21489.856 28309.561 L 21484.096 28313.401 L 21484.096 28318.521 C 21483.242 28318.948 21482.176 28318.948 21480.896 28318.521 C 21479.616 28317.668 21478.762 28317.028 21478.336 28316.601 L 21477.696 28319.161 C 21473.856 28320.441 21471.936 28321.721 21471.936 28323.001 L 21467.456 28324.281 L 21462.336 28326.841 L 21457.856 28326.841 L 21453.376 28326.841 L 21453.376 28330.041 L 21448.256 28331.321 C 21449.109 28332.174 21448.896 28333.028 21447.616 28333.881 C 21446.762 28335.161 21445.909 28335.374 21445.056 28334.521 L 21443.776 28328.761 L 21442.496 28331.961 L 21439.296 28335.161 L 21437.376 28330.041 L 21438.016 28328.121 L 21434.176 28328.121 L 21434.176 28335.801 C 21432.896 28335.374 21430.549 28335.161 21427.136 28335.161 C 21418.602 28335.161 21413.269 28334.521 21411.136 28333.241 L 21408.576 28333.881 L 21406.016 28328.761 L 21397.056 28328.121 L 21397.056 28323.001 L 21395.136 28324.281 C 21387.456 28320.441 21381.696 28314.894 21377.856 28307.641 C 21374.016 28300.388 21372.096 28292.281 21372.096 28283.321 C 21372.096 28268.388 21378.069 28254.094 21390.016 28240.441 C 21400.682 28228.921 21411.562 28217.401 21422.656 28205.881 L 21426.496 28206.521 Z">
            <!-- 7058 nodes -->
          </draw:path>
          <draw:g id="g1489-5-0-5">
            <draw:g id="g881-1-9-3">
              <draw:path id="rect868-5-4-6" draw:style-name="style0" draw:layer="layout" svg:x="16.612cm" svg:y="9.978cm" svg:width="6.149cm" svg:height="8.640cm" svg:viewBox="0.0 0.0 6149.189 8640.000" svg:d="M 33645.168 19955.305 L 38953.708 19955.305 C 39186.568 19955.305 39374.033 20142.769 39374.033 20375.629 L 39374.033 28174.980 C 39374.033 28407.840 39186.568 28595.305 38953.708 28595.305 L 33645.168 28595.305 C 33412.308 28595.305 33224.844 28407.840 33224.844 28174.980 L 33224.844 20375.629 C 33224.844 20142.769 33412.308 19955.305 33645.168 19955.305 Z">
                <!-- 9 nodes -->
              </draw:path>
              <draw:path id="rect872-7-1-1" draw:style-name="style1" draw:layer="layout" svg:x="16.939cm" svg:y="10.258cm" svg:width="5.495cm" svg:height="8.017cm" svg:viewBox="0.0 0.0 5495.351 8017.297" svg:d="M 33878.682 20546.872 L 38844.735 20515.737 L 39358.465 21122.872 L 39374.033 28533.034 L 33878.682 28533.034 L 33878.682 20546.872 Z">
                <!-- 6 nodes -->
              </draw:path>
            </draw:g>
            <!-- id="g881-1-9-3" -->
            <draw:path id="text909-8-5-0" draw:style-name="style2" draw:layer="layout" svg:x="17.114cm" svg:y="10.628cm" svg:width="3.973cm" svg:height="1.139cm" svg:viewBox="0.0 0.0 3972.876 1138.981" svg:d="M 35281.909 22267.980 L 35265.895 22294.185 L 35233.868 22316.022 L 35212.031 22316.022 L 35201.840 22304.375 L 35187.282 22314.566 C 35182.430 22320.874 35174.665 22330.094 35163.989 22342.226 C 35149.917 22349.505 35129.050 22363.578 35101.390 22384.444 C 35081.494 22394.635 35062.083 22398.032 35043.158 22394.635 C 35038.305 22391.723 35031.026 22388.326 35021.321 22384.444 C 34988.323 22375.709 34952.656 22365.034 34914.320 22352.417 C 34905.100 22347.564 34891.027 22340.770 34872.102 22332.035 C 34853.662 22326.212 34835.221 22320.632 34816.781 22315.294 C 34795.430 22308.015 34778.445 22299.037 34765.828 22288.361 L 34729.433 22283.994 L 34713.420 22272.348 L 34701.773 22272.348 L 34701.773 22267.980 L 34648.637 22238.864 C 34637.961 22242.746 34623.160 22254.393 34604.235 22273.803 C 34585.795 22293.214 34570.509 22305.346 34558.377 22310.198 L 34546.731 22334.947 C 34532.173 22348.049 34513.732 22360.666 34491.410 22372.798 L 34462.294 22375.709 L 34436.090 22362.607 C 34412.797 22364.548 34395.327 22365.519 34383.681 22365.519 C 34376.402 22365.519 34366.697 22364.306 34354.565 22361.879 C 34342.433 22359.938 34333.941 22358.725 34329.089 22358.240 L 34254.843 22358.240 C 34245.623 22355.813 34240.285 22353.872 34238.829 22352.417 L 34228.639 22336.403 L 34238.829 22272.348 C 34250.475 22250.511 34276.680 22231.343 34317.442 22214.844 C 34353.837 22199.800 34386.593 22192.279 34415.709 22192.279 C 34406.974 22192.279 34429.781 22196.161 34484.131 22203.925 L 34494.322 22193.735 C 34497.719 22177.235 34503.057 22163.163 34510.336 22151.516 L 34542.363 22128.951 C 34550.613 22110.997 34561.774 22094.983 34575.847 22080.910 C 34583.126 22063.440 34587.008 22047.427 34587.493 22032.869 C 34587.978 22009.576 34588.949 21994.047 34590.405 21986.283 C 34595.257 21968.328 34602.051 21941.639 34610.786 21906.214 C 34613.697 21904.273 34620.976 21891.656 34632.623 21868.363 L 34632.623 21863.996 C 34643.784 21852.835 34650.820 21839.975 34653.732 21825.417 C 34655.673 21813.286 34657.371 21801.154 34658.827 21789.022 C 34662.709 21778.832 34668.047 21763.303 34674.841 21742.437 C 34676.297 21718.173 34681.877 21682.264 34691.583 21634.708 C 34698.376 21620.635 34705.655 21597.827 34713.420 21566.285 L 34730.889 21547.360 L 34755.638 21479.665 L 34765.828 21469.474 L 34776.019 21417.066 C 34785.239 21412.698 34798.341 21400.081 34815.326 21379.215 C 34832.310 21358.348 34845.897 21346.217 34856.088 21342.820 C 34836.677 21337.482 34819.208 21335.541 34803.679 21336.997 L 34797.856 21331.174 C 34756.123 21334.570 34727.978 21333.115 34713.420 21326.806 L 34701.773 21315.160 L 34674.841 21326.806 L 34654.460 21326.806 C 34620.006 21306.425 34590.890 21296.234 34567.112 21296.234 C 34562.744 21296.234 34543.576 21297.690 34509.608 21300.602 C 34475.639 21303.513 34458.412 21304.969 34457.927 21304.969 C 34431.237 21339.423 34415.223 21367.569 34409.885 21389.406 L 34409.885 21417.066 L 34420.076 21421.433 L 34425.899 21433.080 L 34441.913 21437.447 L 34489.954 21433.080 L 34505.968 21421.433 L 34516.159 21395.229 L 34536.540 21373.392 L 34558.377 21363.201 L 34590.405 21363.201 L 34610.786 21373.392 L 34616.609 21395.229 L 34606.418 21417.066 L 34584.581 21437.447 C 34561.289 21447.638 34545.275 21451.520 34536.540 21449.093 C 34514.218 21464.622 34485.587 21472.386 34450.648 21472.386 C 34425.414 21472.386 34400.908 21468.019 34377.130 21459.284 L 34371.307 21437.447 L 34350.926 21417.066 C 34343.161 21383.097 34339.765 21359.804 34340.735 21347.187 C 34362.572 21322.924 34394.357 21298.661 34436.090 21274.397 C 34443.854 21273.427 34459.625 21270.273 34483.403 21264.935 C 34503.785 21260.567 34519.070 21258.384 34529.261 21258.384 C 34535.569 21258.384 34544.790 21259.112 34556.921 21260.567 C 34569.053 21262.023 34578.273 21262.751 34584.581 21262.751 C 34586.037 21262.751 34593.316 21261.780 34606.418 21259.839 C 34620.006 21257.898 34630.682 21256.928 34638.446 21256.928 C 34642.328 21256.928 34648.394 21257.656 34656.643 21259.112 C 34664.893 21260.567 34670.959 21261.295 34674.841 21261.295 C 34676.297 21261.295 34687.215 21259.839 34707.596 21256.928 C 34724.581 21264.692 34742.050 21270.030 34760.005 21272.942 L 34765.828 21288.955 C 34780.386 21294.293 34794.459 21296.234 34808.047 21294.779 L 34856.088 21315.160 L 34888.115 21315.160 L 34898.306 21320.983 C 34919.173 21319.527 34940.524 21310.792 34962.361 21294.779 L 34978.375 21294.779 L 34988.566 21284.588 L 35011.130 21284.588 L 35037.335 21272.942 L 35063.539 21272.942 L 35079.553 21256.928 L 35117.404 21262.751 L 35121.771 21268.574 L 35143.608 21272.942 L 35153.799 21284.588 L 35149.431 21294.779 L 35143.608 21294.779 L 35133.418 21304.969 L 35121.771 21304.969 L 35111.581 21320.983 L 35047.525 21320.983 L 35037.335 21326.806 L 35011.130 21326.806 L 34999.484 21320.983 L 34984.198 21331.174 L 34956.538 21336.997 L 34946.347 21347.187 L 34995.117 21353.011 L 35011.130 21373.392 L 35053.349 21379.215 L 35063.539 21373.392 L 35089.744 21373.392 L 35101.390 21379.215 L 35121.771 21379.215 L 35137.785 21401.052 C 35163.989 21403.964 35178.062 21405.419 35180.003 21405.419 C 35180.974 21405.419 35184.613 21404.691 35190.922 21403.236 C 35197.230 21401.780 35200.870 21401.052 35201.840 21401.052 C 35215.428 21380.671 35222.707 21364.657 35223.677 21353.011 L 35191.650 21315.160 L 35163.989 21304.969 L 35163.989 21288.955 L 35169.813 21284.588 L 35180.003 21284.588 L 35207.663 21299.146 L 35228.045 21299.146 C 35235.809 21309.822 35246.485 21325.836 35260.072 21347.187 L 35249.882 21358.834 L 35249.882 21389.406 L 35233.868 21405.419 L 35223.677 21433.080 L 35196.017 21449.093 C 35177.092 21448.123 35148.946 21449.579 35111.581 21453.461 C 35084.891 21440.844 35055.290 21432.109 35022.777 21427.256 L 34978.375 21395.229 L 34914.320 21379.215 L 34893.939 21401.052 L 34866.278 21405.419 L 34861.911 21417.066 C 34866.764 21430.653 34868.220 21448.123 34866.278 21469.474 L 34872.102 21469.474 L 34872.102 21479.665 L 34861.911 21491.311 L 34850.265 21491.311 L 34845.897 21511.693 L 34840.074 21511.693 L 34838.618 21534.985 L 34824.060 21544.448 L 34819.693 21554.639 L 34824.060 21566.285 L 34813.870 21592.490 L 34803.679 21602.680 C 34808.532 21619.664 34817.267 21641.016 34829.884 21666.735 L 34824.060 21682.749 L 34835.707 21703.130 L 34829.884 21730.790 L 34824.060 21730.790 L 34824.060 21762.818 L 34819.693 21767.185 L 34819.693 21777.376 L 34803.679 21789.022 L 34803.679 21809.404 L 34787.665 21831.241 L 34787.665 21841.431 L 34771.652 21853.805 L 34771.652 21858.173 L 34765.828 21863.996 C 34762.917 21887.289 34761.461 21899.420 34761.461 21900.391 C 34761.461 21902.817 34762.189 21907.185 34763.645 21913.493 C 34765.586 21919.802 34766.314 21924.654 34765.828 21928.051 C 34764.373 21940.183 34762.674 21952.072 34760.733 21963.718 C 34757.821 21978.276 34752.726 21989.195 34745.447 21996.474 L 34739.624 22018.311 L 34722.154 22031.413 C 34714.875 22045.971 34706.626 22069.749 34697.406 22102.747 L 34658.827 22128.951 L 34664.650 22139.142 L 34654.460 22155.884 L 34654.460 22171.898 L 34707.596 22171.898 C 34718.758 22173.839 34755.395 22185.242 34817.509 22206.109 C 34879.623 22226.975 34915.776 22240.320 34925.966 22246.143 C 34937.613 22254.393 34955.082 22266.524 34978.375 22282.538 C 34990.992 22288.361 35008.704 22297.582 35031.512 22310.198 C 35041.217 22318.448 35057.231 22329.124 35079.553 22342.226 L 35089.744 22300.008 L 35105.757 22288.361 L 35137.785 22288.361 L 35153.799 22304.375 L 35175.636 22288.361 L 35201.840 22235.953 L 35217.854 22230.129 L 35233.868 22214.116 L 35265.895 22219.939 L 35281.909 22235.953 L 35281.909 22267.980 ZM 34465.206 22265.069 L 34446.280 22251.966 C 34415.223 22248.084 34402.121 22246.143 34406.974 22246.143 C 34369.608 22246.143 34340.250 22253.422 34318.898 22267.980 C 34303.370 22287.391 34290.753 22301.464 34281.047 22310.198 L 34281.047 22326.212 L 34313.075 22332.035 C 34330.059 22322.815 34350.440 22316.022 34374.218 22311.654 C 34412.554 22304.861 34433.178 22300.978 34436.090 22300.008 L 34465.206 22265.069 ZM 35669.152 21633.252 L 35658.961 21641.987 C 35656.049 21663.338 35648.770 21677.896 35637.124 21685.661 L 35637.124 21700.219 L 35625.478 21713.321 L 35619.654 21733.702 L 35600.729 21738.069 C 35598.788 21753.113 35593.935 21765.244 35586.171 21774.464 C 35575.495 21780.773 35565.790 21789.022 35557.055 21799.213 L 35538.130 21805.036 L 35525.028 21774.464 C 35525.998 21763.789 35526.483 21747.775 35526.483 21726.423 C 35539.586 21705.071 35542.982 21682.749 35536.674 21659.456 C 35543.468 21642.472 35552.202 21627.914 35562.878 21615.782 L 35589.083 21605.592 L 35594.906 21599.768 C 35602.670 21595.886 35610.920 21593.945 35619.654 21593.945 L 35642.947 21593.945 C 35653.623 21598.798 35662.358 21606.077 35669.152 21615.782 L 35669.152 21633.252 ZM 35597.817 22190.823 C 35598.788 22199.072 35595.391 22211.204 35587.627 22227.218 L 35577.436 22233.041 L 35571.613 22243.232 L 35565.790 22243.232 L 35555.599 22254.878 L 35533.762 22259.245 C 35532.307 22262.642 35529.152 22267.495 35524.300 22273.803 C 35519.447 22280.112 35516.293 22284.965 35514.837 22288.361 L 35497.367 22301.464 L 35475.530 22307.287 L 35471.163 22313.110 L 35449.326 22317.477 L 35443.503 22323.301 L 35416.570 22313.110 C 35394.734 22315.051 35373.382 22311.169 35352.515 22301.464 L 35352.515 22297.096 C 35348.633 22291.273 35345.236 22287.391 35342.325 22285.450 L 35332.134 22281.082 C 35323.399 22265.554 35319.032 22250.025 35319.032 22234.497 L 35326.311 22217.027 C 35334.075 22211.689 35347.177 22191.793 35365.618 22157.340 C 35377.749 22135.017 35389.881 22112.452 35402.013 22089.645 C 35402.983 22077.998 35411.233 22051.309 35426.761 22009.576 L 35426.761 21999.385 L 35432.584 21993.562 L 35432.584 21987.739 L 35439.135 21987.739 L 35450.782 21964.446 L 35449.326 21941.153 L 35443.503 21935.330 C 35429.430 21936.786 35417.056 21942.124 35406.380 21951.344 L 35406.380 21957.167 C 35386.969 21962.990 35372.897 21967.843 35364.162 21971.725 L 35352.515 21983.372 C 35342.810 21984.827 35332.619 21988.224 35321.944 21993.562 L 35310.297 21992.106 L 35300.107 21983.372 L 35297.195 21971.725 L 35300.107 21957.167 C 35317.091 21943.580 35331.164 21935.815 35342.325 21933.874 L 35388.910 21925.140 C 35395.219 21922.228 35404.439 21917.861 35416.570 21912.037 C 35445.201 21899.420 35480.868 21893.112 35523.572 21893.112 C 35524.542 21893.112 35528.182 21893.840 35534.490 21895.296 C 35540.799 21896.752 35544.438 21897.479 35545.409 21897.479 C 35554.144 21906.214 35560.937 21916.890 35565.790 21929.507 L 35571.613 21929.507 C 35575.495 21935.815 35577.436 21948.918 35577.436 21968.814 C 35577.436 21970.755 35575.980 21979.004 35573.069 21993.562 C 35569.672 21995.988 35561.908 22004.723 35549.776 22019.767 L 35533.762 22025.590 L 35529.395 22041.604 L 35523.572 22041.604 L 35513.381 22051.794 C 35514.837 22065.867 35512.896 22081.881 35507.558 22099.835 L 35503.191 22099.835 C 35501.249 22111.967 35497.367 22122.643 35491.544 22131.863 L 35475.530 22146.421 C 35463.884 22183.787 35458.546 22203.925 35459.517 22206.837 L 35455.149 22206.837 C 35454.179 22215.571 35451.752 22228.188 35447.870 22244.687 L 35449.326 22262.157 C 35463.884 22261.187 35483.780 22253.422 35509.014 22238.864 C 35534.733 22223.821 35550.261 22209.748 35555.599 22196.646 L 35573.069 22186.456 L 35586.171 22185.000 L 35597.817 22190.823 ZM 36341.003 21576.476 L 36324.989 21592.490 L 36308.975 21598.313 L 36282.771 21621.605 L 36247.832 21625.973 C 36221.627 21610.930 36176.498 21599.768 36112.442 21592.490 L 36063.673 21592.490 C 36057.850 21592.490 36049.115 21594.431 36037.469 21598.313 L 36027.278 21628.884 L 36021.455 21628.884 L 36015.632 21644.898 L 35999.618 21660.912 L 36005.441 21666.735 L 35995.251 21676.926 L 35995.251 21688.572 L 36005.441 21708.953 L 35999.618 21714.777 C 36001.074 21721.085 35999.861 21731.033 35995.979 21744.621 C 35992.096 21758.208 35987.972 21767.671 35983.604 21773.009 L 35983.604 21778.832 C 35978.266 21782.229 35970.259 21792.419 35959.584 21809.404 C 35948.908 21825.903 35939.445 21836.578 35931.196 21841.431 C 35930.225 21854.533 35928.284 21874.187 35925.372 21900.391 L 35909.359 21922.228 C 35906.932 21934.845 35905.476 21952.315 35904.991 21974.637 L 35941.386 21964.446 L 35947.209 21958.623 L 35953.032 21958.623 L 35995.251 21928.051 L 35995.251 21922.228 C 36013.691 21914.464 36027.764 21911.067 36037.469 21912.037 L 36037.469 21900.391 L 36059.306 21900.391 L 36073.864 21890.200 L 36112.442 21884.377 L 36134.279 21890.200 L 36154.661 21906.214 C 36161.454 21918.346 36164.851 21935.815 36164.851 21958.623 L 36160.484 21958.623 L 36160.484 21970.269 L 36144.470 21980.460 L 36145.926 22005.209 C 36137.191 22015.884 36127.971 22037.721 36118.266 22070.719 C 36109.046 22101.291 36098.127 22122.643 36085.510 22134.775 C 36088.907 22159.038 36081.628 22184.029 36063.673 22209.748 L 36059.306 22209.748 L 36043.292 22230.129 C 36030.190 22237.408 36015.632 22246.629 35999.618 22257.790 L 35999.618 22272.348 L 35983.604 22283.994 L 35983.604 22288.361 L 35941.386 22301.464 C 35922.946 22306.802 35908.388 22309.228 35897.712 22308.743 L 35878.787 22294.185 C 35867.140 22298.067 35857.920 22300.008 35851.127 22300.008 C 35810.849 22300.008 35780.520 22292.729 35760.139 22278.171 L 35755.772 22272.348 L 35749.949 22278.171 L 35749.949 22283.994 L 35744.125 22283.994 L 35744.125 22288.361 L 35733.935 22294.185 L 35729.567 22304.375 L 35723.744 22310.198 L 35717.921 22310.198 L 35717.921 22316.022 L 35697.540 22320.389 L 35691.717 22326.212 L 35665.512 22336.403 L 35633.485 22332.035 L 35627.661 22310.198 L 35617.471 22304.375 L 35617.471 22294.185 L 35623.294 22288.361 L 35649.498 22278.171 C 35673.762 22245.658 35685.893 22224.306 35685.893 22214.116 L 35681.526 22171.898 L 35697.540 22128.951 C 35704.333 22124.099 35719.862 22104.688 35744.125 22070.719 C 35741.214 22056.161 35739.758 22047.427 35739.758 22044.515 C 35739.758 22041.604 35741.214 22032.869 35744.125 22018.311 L 35749.949 22012.488 L 35749.949 22006.664 L 35755.772 21996.474 L 35755.772 21990.651 L 35760.139 21990.651 L 35760.139 21986.283 C 35769.359 21979.489 35782.704 21968.814 35800.174 21954.256 L 35801.629 21945.521 L 35817.643 21923.684 C 35821.525 21912.037 35825.893 21881.223 35830.745 21831.241 L 35835.113 21831.241 C 35837.539 21819.594 35842.392 21803.095 35849.671 21781.743 L 35846.759 21773.009 C 35862.288 21756.024 35874.419 21738.069 35883.154 21719.144 C 35882.669 21716.232 35882.426 21713.321 35882.426 21710.409 C 35882.426 21701.674 35885.338 21689.058 35891.161 21672.558 C 35896.984 21655.574 35899.896 21644.656 35899.896 21639.803 C 35899.896 21637.862 35899.653 21636.163 35899.168 21634.708 L 35904.991 21634.708 C 35909.359 21624.032 35910.814 21615.297 35909.359 21608.503 L 35915.182 21608.503 C 35929.740 21596.372 35951.091 21578.417 35979.237 21554.639 L 36027.278 21540.081 L 36063.673 21544.448 L 36073.864 21540.081 L 36106.619 21540.081 L 36118.266 21533.530 L 36134.279 21544.448 L 36160.484 21544.448 L 36192.511 21560.462 L 36255.111 21560.462 C 36265.787 21560.462 36276.463 21555.124 36287.138 21544.448 L 36287.138 21540.081 L 36313.343 21533.530 L 36333.724 21537.897 C 36335.665 21546.147 36338.091 21559.006 36341.003 21576.476 ZM 36031.646 21992.106 L 36028.734 21970.269 L 36015.632 21954.256 C 36004.471 21959.593 35987.972 21968.328 35966.135 21980.460 L 35957.400 21990.651 C 35930.710 22001.326 35907.903 22017.340 35888.977 22038.692 L 35883.154 22038.692 L 35878.787 22048.883 L 35867.140 22054.706 L 35867.140 22064.896 L 35862.773 22064.896 L 35851.127 22076.543 L 35843.848 22094.012 L 35824.922 22112.938 L 35824.922 22123.128 L 35814.732 22144.965 L 35814.732 22155.884 C 35807.938 22166.074 35804.541 22175.294 35804.541 22183.544 L 35804.541 22246.143 L 35808.908 22251.966 L 35824.922 22257.790 C 35848.700 22252.452 35875.390 22250.511 35904.991 22251.966 C 35914.696 22244.202 35928.769 22235.467 35947.209 22225.762 L 35947.209 22219.939 C 35949.636 22216.542 35953.032 22211.204 35957.400 22203.925 C 35963.708 22187.911 35973.899 22163.891 35987.972 22131.863 C 35993.795 22123.614 36001.559 22110.511 36011.264 22092.556 C 36015.147 22073.631 36020.970 22046.456 36028.734 22011.032 L 36027.278 22005.209 L 36031.646 21992.106 ZM 36605.230 21999.385 L 36599.407 22005.209 L 36597.951 22021.222 L 36603.775 22035.780 L 36597.951 22053.250 L 36600.863 22075.087 C 36588.731 22101.291 36576.600 22118.761 36564.468 22127.496 C 36563.498 22127.496 36559.858 22128.224 36553.550 22129.679 C 36547.241 22131.135 36543.602 22131.863 36542.631 22131.863 C 36541.661 22131.863 36530.985 22130.407 36510.604 22127.496 L 36500.413 22121.672 C 36488.767 22123.128 36462.562 22120.217 36421.800 22112.938 C 36381.523 22105.173 36354.348 22098.380 36340.275 22092.556 L 36322.078 22101.291 C 36320.622 22103.718 36315.769 22116.577 36307.520 22139.870 C 36299.755 22163.163 36295.873 22175.780 36295.873 22177.721 C 36295.873 22182.088 36296.116 22188.397 36296.601 22196.646 C 36297.086 22204.896 36297.329 22211.204 36297.329 22215.571 L 36319.166 22260.701 C 36332.753 22265.554 36340.760 22267.980 36343.187 22267.980 C 36344.642 22267.980 36346.098 22267.738 36347.554 22267.252 C 36349.010 22266.767 36350.466 22266.524 36351.921 22266.524 L 36395.595 22270.892 C 36406.757 22267.980 36419.373 22262.157 36433.446 22253.422 C 36450.916 22242.261 36462.562 22235.467 36468.385 22233.041 L 36478.576 22231.585 C 36489.737 22223.336 36498.472 22213.145 36504.780 22201.014 L 36535.352 22192.279 L 36541.175 22208.292 C 36538.749 22220.424 36513.515 22250.511 36465.474 22298.552 C 36449.460 22306.316 36426.895 22311.412 36397.779 22313.838 C 36365.752 22316.264 36343.187 22319.904 36330.084 22324.756 L 36297.329 22318.933 L 36292.962 22314.566 L 36266.757 22308.743 C 36242.009 22292.244 36218.716 22264.098 36196.879 22224.306 C 36195.908 22212.660 36193.482 22198.587 36189.600 22182.088 C 36192.026 22173.353 36195.423 22155.156 36199.790 22127.496 L 36205.614 22121.672 L 36202.702 22117.305 L 36212.893 22107.114 L 36218.716 22085.277 C 36226.965 22079.940 36233.759 22069.264 36239.097 22053.250 L 36239.097 22005.209 L 36250.743 22000.841 L 36260.934 21962.990 C 36296.358 21921.743 36333.967 21895.053 36373.758 21882.921 C 36376.185 21882.921 36379.824 21883.164 36384.677 21883.649 C 36389.530 21884.135 36393.169 21884.377 36395.595 21884.377 C 36409.668 21880.495 36416.462 21878.554 36415.977 21878.554 L 36433.446 21885.833 C 36439.269 21884.862 36447.519 21882.436 36458.195 21878.554 C 36465.474 21879.039 36476.150 21881.708 36490.222 21886.561 C 36504.295 21891.414 36514.971 21894.083 36522.250 21894.568 L 36536.808 21910.582 L 36551.366 21916.405 L 36558.645 21926.595 L 36579.026 21935.330 L 36590.672 21948.432 C 36593.099 21953.770 36595.525 21962.262 36597.951 21973.909 C 36600.378 21985.555 36602.804 21994.047 36605.230 21999.385 ZM 36522.250 22016.855 L 36516.427 22011.032 C 36516.427 21993.562 36515.941 21980.460 36514.971 21971.725 C 36509.148 21960.079 36490.708 21942.124 36459.651 21917.861 C 36441.210 21917.861 36417.432 21923.684 36388.316 21935.330 L 36381.037 21946.977 L 36367.935 21955.711 L 36362.112 21968.814 L 36357.745 21973.181 L 36357.745 21984.827 L 36349.010 21992.106 C 36346.098 21997.930 36343.672 22007.635 36341.731 22021.222 L 36335.908 22021.222 L 36334.452 22034.325 L 36338.819 22051.794 C 36368.906 22067.323 36422.770 22077.028 36500.413 22080.910 C 36504.295 22065.867 36509.633 22056.647 36516.427 22053.250 L 36522.250 22016.855 ZM 37087.828 21992.106 L 37084.916 22027.046 L 37066.719 22031.413 C 37063.322 22029.472 37049.249 22028.501 37024.500 22028.501 C 37015.766 22028.501 37004.605 22025.104 36991.017 22018.311 C 36981.312 22002.782 36973.547 21991.621 36967.724 21984.827 L 36945.887 21976.093 C 36932.300 21986.283 36922.109 21998.900 36915.316 22013.943 L 36912.404 22034.325 L 36896.390 22044.515 L 36880.376 22070.719 L 36881.832 22089.645 L 36876.009 22108.570 L 36862.907 22114.393 L 36864.363 22134.775 L 36848.349 22151.516 C 36846.408 22166.560 36841.555 22178.691 36833.791 22187.911 L 36817.777 22193.735 L 36814.865 22212.660 L 36817.777 22225.762 L 36811.954 22247.599 L 36801.763 22262.157 L 36797.396 22282.538 L 36778.470 22305.831 C 36761.001 22309.713 36748.141 22313.110 36739.892 22316.022 C 36729.701 22308.257 36715.143 22304.375 36696.218 22304.375 C 36691.850 22304.375 36683.116 22306.559 36670.013 22310.926 C 36657.396 22315.294 36648.662 22316.992 36643.809 22316.022 L 36636.530 22301.464 L 36637.986 22283.994 C 36646.235 22277.686 36657.882 22267.010 36672.925 22251.966 C 36670.499 22234.497 36672.440 22220.424 36678.748 22209.748 L 36684.571 22209.748 L 36687.483 22196.646 L 36694.762 22193.735 L 36699.129 22180.632 L 36704.953 22180.632 L 36715.143 22154.428 C 36720.966 22147.149 36730.672 22137.686 36744.259 22126.040 C 36744.259 22115.849 36751.053 22102.262 36764.640 22085.277 L 36764.640 22067.808 C 36777.743 22039.662 36782.838 22017.340 36779.926 22000.841 L 36769.008 21980.460 L 36754.450 21976.093 C 36748.627 21977.063 36739.406 21977.548 36726.790 21977.548 L 36710.776 21987.739 L 36694.762 21979.004 L 36678.748 21981.916 L 36672.925 21977.548 L 36652.544 21977.548 L 36652.544 21965.902 C 36659.823 21955.711 36670.499 21948.918 36684.571 21945.521 L 36699.129 21946.977 C 36708.835 21935.815 36723.393 21928.051 36742.803 21923.684 L 36763.185 21923.684 L 36769.008 21919.316 L 36791.573 21922.228 C 36798.852 21922.228 36810.983 21915.434 36827.968 21901.847 C 36842.040 21907.185 36854.172 21913.008 36864.363 21919.316 C 36873.097 21931.933 36878.435 21942.124 36880.376 21949.888 L 36880.376 21955.711 L 36892.023 21980.460 L 36896.390 21980.460 C 36904.154 21964.931 36916.043 21948.432 36932.057 21930.963 C 36950.983 21911.067 36967.724 21899.420 36982.282 21896.024 L 36998.296 21901.847 L 37008.487 21916.405 C 37021.104 21921.743 37030.809 21929.507 37037.603 21939.698 L 37037.603 21951.344 L 37056.528 21970.269 L 37076.909 21976.093 L 37076.909 21980.460 L 37087.828 21992.106 ZM 37642.487 21912.037 L 37636.664 21922.228 L 37626.473 21928.051 L 37626.473 21933.874 L 37584.255 21938.242 L 37578.432 21949.888 L 37578.432 21964.446 L 37574.065 21970.269 L 37574.065 21986.283 L 37568.242 21986.283 L 37568.242 21992.106 L 37559.507 22002.297 L 37556.595 22015.399 L 37544.949 22024.134 L 37549.316 22034.325 C 37544.949 22042.089 37538.883 22059.558 37531.119 22086.733 L 37509.282 22112.938 L 37515.105 22112.938 L 37515.105 22118.761 C 37499.091 22129.437 37486.474 22140.355 37477.254 22151.516 L 37474.342 22160.251 L 37477.254 22167.530 L 37471.431 22215.571 L 37467.063 22215.571 L 37467.063 22225.762 L 37456.873 22241.776 L 37461.240 22251.966 L 37477.254 22256.334 C 37489.871 22242.261 37509.524 22230.129 37536.214 22219.939 L 37544.949 22235.953 L 37531.119 22263.613 C 37509.767 22277.200 37491.812 22294.670 37477.254 22316.022 C 37448.138 22324.271 37428.727 22327.668 37419.022 22326.212 L 37419.022 22321.845 L 37403.008 22321.845 C 37393.788 22310.684 37383.112 22301.464 37370.981 22294.185 C 37371.951 22283.024 37370.495 22267.495 37366.613 22247.599 L 37354.967 22235.953 L 37350.600 22235.953 C 37328.277 22254.878 37315.660 22268.951 37312.749 22278.171 L 37286.544 22283.994 L 37276.354 22300.008 L 37245.782 22311.654 L 37227.585 22305.831 L 37210.115 22308.743 C 37192.160 22297.582 37176.632 22291.273 37163.529 22289.817 L 37143.148 22273.803 C 37128.590 22240.805 37121.311 22217.027 37121.311 22202.469 C 37121.311 22194.705 37123.252 22185.000 37127.134 22173.353 L 37131.502 22173.353 C 37133.928 22166.560 37137.325 22154.185 37141.692 22136.230 L 37137.325 22124.584 L 37137.325 22118.761 C 37137.325 22113.908 37140.237 22106.872 37146.060 22097.652 C 37152.368 22088.432 37155.765 22081.395 37156.250 22076.543 C 37185.366 22056.161 37202.836 22026.075 37208.659 21986.283 C 37218.850 21979.489 37226.857 21972.210 37232.680 21964.446 C 37250.149 21958.623 37262.766 21953.770 37270.531 21949.888 L 37276.354 21949.888 C 37287.030 21937.271 37299.161 21926.595 37312.749 21917.861 L 37318.572 21906.214 L 37366.613 21890.200 L 37408.832 21896.024 L 37424.845 21906.214 L 37445.226 21906.214 L 37467.063 21885.833 L 37487.445 21885.833 L 37515.105 21896.024 L 37536.214 21890.200 L 37547.860 21896.024 L 37552.228 21906.214 L 37590.078 21901.847 L 37606.092 21890.200 L 37616.283 21896.024 L 37632.297 21890.200 C 37636.664 21894.568 37640.061 21901.847 37642.487 21912.037 ZM 37477.254 21933.874 L 37445.226 21922.228 C 37425.816 21927.566 37408.346 21929.507 37392.818 21928.051 L 37354.967 21944.065 L 37334.586 21964.446 C 37333.130 21972.210 37324.395 21995.503 37308.381 22034.325 C 37292.853 22073.146 37283.633 22093.527 37280.721 22095.468 L 37277.810 22111.482 L 37263.252 22124.584 L 37260.340 22134.775 L 37263.252 22144.965 L 37247.238 22167.530 L 37247.238 22186.456 L 37238.503 22195.190 L 37238.503 22209.748 L 37232.680 22219.939 L 37232.680 22225.762 L 37217.394 22231.585 L 37217.394 22251.966 L 37221.761 22257.790 L 37244.326 22267.980 C 37255.973 22264.098 37273.442 22253.422 37296.735 22235.953 L 37302.558 22235.953 L 37318.572 22225.762 C 37323.910 22217.998 37332.645 22207.322 37344.776 22193.735 L 37344.776 22189.367 L 37354.967 22183.544 C 37365.643 22164.133 37381.657 22135.745 37403.008 22098.380 L 37403.008 22092.556 L 37419.022 22076.543 C 37420.478 22060.529 37426.786 22043.059 37437.947 22024.134 C 37436.977 22020.737 37438.433 22011.517 37442.315 21996.474 L 37453.961 21992.106 L 37453.961 21986.283 L 37451.050 21980.460 C 37453.961 21973.666 37459.299 21963.476 37467.063 21949.888 L 37471.431 21949.888 L 37477.254 21933.874 ZM 38201.514 21501.502 L 38191.323 21507.325 L 38159.296 21507.325 C 38149.105 21504.414 38144.253 21502.958 38144.738 21502.958 C 38134.062 21502.958 38120.475 21506.840 38103.976 21514.604 C 38085.050 21522.854 38071.220 21527.706 38062.485 21529.162 C 38055.206 21542.750 38044.530 21557.550 38030.458 21573.564 C 38030.458 21577.446 38030.700 21583.269 38031.186 21591.034 C 38031.671 21598.798 38031.913 21604.621 38031.913 21608.503 C 38025.605 21624.517 38016.385 21638.590 38004.253 21650.721 L 37999.886 21708.953 L 37986.784 21724.967 L 37986.784 21762.818 C 37972.711 21774.950 37963.491 21787.567 37959.124 21800.669 L 37960.579 21822.506 C 37952.330 21841.431 37949.418 21855.261 37951.845 21863.996 C 37941.169 21878.069 37933.404 21890.686 37928.552 21901.847 C 37927.581 21910.582 37923.942 21929.264 37917.633 21957.895 C 37911.810 21983.614 37909.141 21998.415 37909.626 22002.297 C 37899.921 22010.061 37892.157 22015.399 37886.334 22018.311 L 37893.613 22034.325 L 37881.966 22044.515 C 37878.569 22050.338 37874.687 22061.985 37870.320 22079.454 L 37855.762 22096.924 L 37851.394 22140.598 L 37839.748 22161.707 C 37839.748 22194.220 37827.616 22218.968 37803.353 22235.953 L 37781.516 22241.776 C 37769.870 22252.937 37753.613 22267.010 37732.747 22283.994 C 37712.366 22291.758 37692.955 22297.096 37674.515 22300.008 C 37663.839 22293.699 37648.310 22291.758 37627.929 22294.185 L 37616.283 22289.817 L 37590.078 22262.157 L 37590.078 22241.776 L 37611.915 22225.762 L 37622.106 22225.762 L 37632.297 22235.953 L 37658.501 22247.599 C 37668.206 22243.232 37678.397 22235.467 37689.073 22224.306 C 37700.234 22213.145 37709.454 22205.866 37716.733 22202.469 C 37719.645 22194.220 37723.527 22181.603 37728.379 22164.619 C 37728.379 22145.208 37731.776 22117.790 37738.570 22082.366 L 37744.393 22082.366 L 37744.393 22070.719 L 37754.584 22050.338 L 37754.584 22022.678 L 37771.325 22002.297 C 37780.546 21955.711 37794.618 21923.684 37813.544 21906.214 C 37814.514 21895.053 37824.705 21859.386 37844.115 21799.213 C 37845.086 21789.508 37847.998 21775.435 37852.850 21756.995 C 37863.041 21741.952 37876.143 21718.659 37892.157 21687.116 L 37887.789 21666.735 L 37893.613 21640.531 L 37913.994 21634.708 L 37919.817 21624.517 L 37919.817 21604.136 L 37930.008 21598.313 L 37946.021 21560.462 C 37958.153 21546.389 37976.593 21528.192 38001.342 21505.869 L 38018.811 21507.325 L 38031.913 21491.311 L 38042.104 21491.311 C 38051.809 21481.121 38069.036 21472.871 38093.785 21466.563 C 38122.416 21459.769 38140.856 21453.946 38149.105 21449.093 C 38165.119 21452.975 38177.251 21454.431 38185.500 21453.461 L 38201.514 21475.298 L 38201.514 21501.502 Z">
              <!-- 791 nodes -->
            </draw:path>
          </draw:g>
          <!-- id="g1489-5-0-5" -->
          <draw:path id="flowRoot948-5-8-3-9-6-7-9-1-2" draw:style-name="style2" draw:layer="layout" svg:x="17.162cm" svg:y="12.518cm" svg:width="4.757cm" svg:height="1.854cm" svg:viewBox="0.0 0.0 4756.900 1854.053" svg:d="M 35017.835 25262.813 C 35022.955 25253.426 35030.208 25241.266 35039.595 25226.333 C 35052.395 25206.280 35059.861 25194.333 35061.995 25190.493 L 35069.675 25179.613 L 35085.675 25155.933 L 35102.315 25128.413 C 35120.235 25104.520 35130.688 25091.506 35133.675 25089.373 C 35137.088 25087.240 35154.795 25079.986 35186.795 25067.613 L 35190.635 25068.893 C 35193.195 25066.760 35195.115 25065.266 35196.395 25064.413 C 35198.101 25063.560 35199.168 25063.773 35199.595 25065.053 C 35200.875 25064.626 35203.008 25063.986 35205.995 25063.133 C 35209.408 25061.853 35211.328 25060.786 35211.755 25059.933 C 35216.448 25061.213 35220.075 25064.200 35222.635 25068.893 C 35220.501 25077.000 35219.008 25082.333 35218.155 25084.893 C 35214.741 25094.280 35211.328 25103.453 35207.915 25112.413 L 35204.075 25111.773 L 35205.995 25115.613 C 35205.995 25116.893 35204.928 25117.533 35202.795 25117.533 L 35197.035 25117.533 L 35195.115 25120.733 L 35195.755 25124.573 L 35204.075 25123.293 L 35202.795 25127.133 L 35193.195 25130.333 C 35193.195 25130.760 35193.408 25130.973 35193.835 25130.973 C 35194.688 25130.973 35195.968 25131.186 35197.675 25131.613 L 35192.555 25138.653 C 35191.701 25139.080 35190.421 25138.866 35188.715 25138.013 C 35187.435 25136.733 35186.368 25136.093 35185.515 25136.093 L 35192.555 25141.213 L 35184.235 25152.733 L 35173.355 25150.813 L 35173.355 25157.853 L 35175.915 25157.853 C 35177.195 25161.266 35178.688 25162.333 35180.395 25161.053 C 35175.275 25164.893 35171.221 25169.800 35168.235 25175.773 C 35165.675 25181.320 35162.901 25187.293 35159.915 25193.693 C 35157.781 25194.120 35156.928 25195.186 35157.355 25196.893 C 35157.781 25198.173 35158.208 25199.026 35158.635 25199.453 L 35147.755 25207.133 L 35145.195 25215.453 L 35145.195 25225.053 L 35141.355 25226.973 C 35140.928 25227.400 35140.501 25228.040 35140.075 25228.893 L 35134.315 25230.813 L 35134.315 25234.013 C 35130.048 25239.986 35126.635 25244.680 35124.075 25248.093 C 35120.235 25253.640 35117.035 25258.973 35114.475 25264.093 L 35108.715 25270.493 C 35104.448 25269.213 35102.315 25270.280 35102.315 25273.693 L 35104.875 25280.733 L 35106.155 25279.453 L 35111.915 25279.453 L 35102.315 25284.573 L 35099.115 25289.693 L 35099.115 25292.893 L 35096.555 25292.893 L 35093.995 25295.453 L 35092.075 25296.733 C 35093.355 25298.013 35093.995 25299.080 35093.995 25299.933 L 35088.875 25301.853 L 35086.315 25312.093 L 35072.235 25317.853 L 35072.235 25321.053 L 35078.635 25321.053 C 35078.635 25326.600 35076.928 25331.506 35073.515 25335.773 L 35065.195 25338.973 C 35065.195 25339.826 35066.475 25340.680 35069.035 25341.533 L 35063.275 25344.733 C 35063.701 25345.586 35063.061 25346.653 35061.355 25347.933 C 35059.648 25349.213 35058.155 25349.640 35056.875 25349.213 L 35059.435 25359.453 L 35054.955 25358.813 L 35052.395 25359.453 L 35049.835 25365.213 L 35042.155 25363.293 L 35038.955 25365.853 L 35031.915 25365.213 L 35027.435 25368.413 L 35029.355 25370.973 C 35032.768 25369.693 35037.035 25368.840 35042.155 25368.413 C 35047.701 25367.986 35050.901 25367.773 35051.755 25367.773 L 35048.555 25373.533 L 35042.155 25372.253 L 35042.155 25376.733 L 35047.915 25376.733 C 35045.781 25380.146 35043.648 25383.986 35041.515 25388.253 C 35037.248 25395.933 35034.688 25402.973 35033.835 25409.373 C 35028.715 25409.373 35024.875 25411.293 35022.315 25415.133 C 35023.168 25416.413 35024.021 25417.480 35024.875 25418.333 L 35021.035 25426.013 L 35015.915 25425.373 L 35012.075 25428.573 C 35012.075 25430.706 35012.715 25431.560 35013.995 25431.133 C 35015.701 25430.706 35017.195 25430.280 35018.475 25429.853 L 35018.475 25433.693 L 35015.915 25436.253 C 35015.488 25435.826 35015.061 25435.186 35014.635 25434.333 L 35008.235 25444.573 C 35006.955 25444.573 35005.888 25445.426 35005.035 25447.133 C 35004.608 25448.413 35004.395 25449.266 35004.395 25449.693 L 34983.275 25454.813 C 34980.288 25456.093 34977.515 25457.373 34974.955 25458.653 C 34972.821 25459.933 34971.541 25461.426 34971.115 25463.133 L 34958.315 25460.573 L 34949.995 25468.253 L 34942.315 25468.253 L 34937.835 25474.653 L 34934.635 25479.133 L 34928.875 25475.933 L 34926.315 25479.133 L 34924.395 25477.853 L 34914.795 25479.133 C 34915.221 25460.360 34927.168 25429.000 34950.635 25385.053 C 34965.568 25359.026 34975.168 25342.173 34979.435 25334.493 C 34986.261 25324.253 34993.088 25312.520 34999.915 25299.293 C 35004.181 25291.186 35010.155 25279.026 35017.835 25262.813 ZM 35186.145 25404.893 L 35187.425 25395.933 L 35191.265 25394.653 L 35191.905 25388.253 L 35190.625 25386.973 L 35195.105 25382.493 C 35198.091 25379.080 35199.585 25376.306 35199.585 25374.173 C 35199.585 25372.040 35198.091 25370.973 35195.105 25370.973 L 35197.025 25369.693 C 35199.158 25368.413 35200.225 25366.706 35200.225 25364.573 C 35200.225 25360.306 35201.291 25356.680 35203.425 25353.693 C 35205.985 25350.706 35207.905 25349.853 35209.185 25351.133 L 35208.545 25346.013 L 35209.825 25339.613 L 35212.385 25339.613 L 35211.105 25333.853 L 35214.305 25331.933 L 35213.025 25330.653 L 35217.505 25329.373 L 35216.225 25323.613 L 35221.985 25319.773 L 35219.425 25314.653 C 35219.851 25313.373 35220.491 25312.306 35221.345 25311.453 C 35222.198 25310.173 35223.265 25309.960 35224.545 25310.813 L 35224.545 25301.853 C 35226.678 25300.573 35227.745 25299.506 35227.745 25298.653 C 35228.171 25297.373 35229.238 25296.733 35230.945 25296.733 L 35232.865 25296.093 C 35231.158 25290.973 35232.865 25285.853 35237.985 25280.733 C 35237.131 25279.453 35237.131 25278.813 35237.985 25278.813 C 35238.838 25278.386 35239.905 25277.960 35241.185 25277.533 L 35241.185 25271.133 C 35242.891 25272.840 35244.171 25272.840 35245.025 25271.133 C 35246.305 25269.000 35246.945 25265.160 35246.945 25259.613 L 35252.705 25258.333 L 35255.265 25253.213 L 35253.985 25245.533 L 35248.865 25245.533 C 35244.171 25245.533 35233.291 25248.306 35216.225 25253.853 C 35206.838 25256.840 35199.798 25258.333 35195.105 25258.333 L 35188.065 25257.053 L 35214.945 25217.373 L 35220.705 25214.173 C 35224.971 25204.360 35235.638 25197.106 35252.705 25192.413 C 35272.758 25189.000 35285.771 25186.653 35291.745 25185.373 C 35299.851 25176.840 35309.238 25164.893 35319.905 25149.533 C 35328.865 25136.733 35337.825 25123.720 35346.785 25110.493 C 35357.025 25097.693 35365.345 25088.306 35371.745 25082.333 C 35383.265 25071.240 35393.718 25064.626 35403.105 25062.493 C 35405.238 25059.506 35408.865 25056.733 35413.985 25054.173 C 35419.531 25051.613 35424.438 25049.693 35428.705 25048.413 L 35433.825 25056.733 C 35432.971 25060.573 35430.838 25065.906 35427.425 25072.733 L 35422.945 25080.413 L 35415.265 25084.893 C 35414.411 25091.720 35411.211 25099.186 35405.665 25107.293 C 35400.118 25115.400 35396.491 25121.800 35394.785 25126.493 L 35389.665 25128.413 L 35392.225 25134.813 C 35388.811 25134.813 35387.105 25135.240 35387.105 25136.093 L 35387.105 25141.853 L 35382.625 25146.333 L 35379.425 25146.333 L 35371.105 25166.173 L 35364.705 25166.173 C 35366.411 25169.586 35366.625 25172.786 35365.345 25175.773 L 35410.145 25174.493 C 35416.971 25174.493 35423.798 25174.706 35430.625 25175.133 C 35437.451 25175.133 35444.491 25176.200 35451.745 25178.333 C 35448.758 25185.586 35445.558 25191.560 35442.145 25196.253 L 35437.025 25196.893 L 35433.825 25203.933 L 35426.145 25206.493 L 35421.025 25214.173 C 35417.185 25219.293 35412.491 25223.560 35406.945 25226.973 C 35401.825 25230.386 35395.638 25233.373 35388.385 25235.933 L 35374.305 25234.013 L 35352.545 25235.933 C 35351.691 25234.653 35347.638 25235.080 35340.385 25237.213 C 35333.558 25238.920 35329.505 25239.560 35328.225 25239.133 C 35326.945 25238.706 35325.878 25239.346 35325.025 25241.053 C 35324.598 25242.333 35323.745 25242.760 35322.465 25242.333 C 35319.051 25249.586 35316.705 25254.920 35315.425 25258.333 C 35310.731 25269.000 35307.958 25276.253 35307.105 25280.093 L 35303.905 25286.493 C 35296.651 25297.160 35291.531 25305.693 35288.545 25312.093 C 35285.985 25318.493 35284.065 25325.320 35282.785 25332.573 C 35281.505 25332.146 35280.438 25332.786 35279.585 25334.493 C 35279.158 25335.773 35279.371 25337.053 35280.225 25338.333 L 35277.665 25345.373 L 35271.905 25347.293 C 35273.185 25349.000 35274.678 25350.493 35276.385 25351.773 C 35272.971 25358.173 35271.051 25361.800 35270.625 25362.653 C 35268.918 25366.920 35268.065 25370.973 35268.065 25374.813 L 35266.145 25376.733 L 35266.785 25381.213 C 35265.505 25385.053 35264.651 25388.040 35264.225 25390.173 C 35262.091 25397.853 35261.025 25402.333 35261.025 25403.613 C 35261.025 25410.440 35262.091 25415.773 35264.225 25419.613 C 35266.358 25423.453 35270.411 25425.373 35276.385 25425.373 C 35291.318 25425.373 35314.358 25413.213 35345.505 25388.893 C 35371.958 25367.986 35389.025 25351.986 35396.705 25340.893 L 35401.185 25340.893 L 35388.385 25357.533 C 35383.265 25364.786 35374.518 25374.813 35362.145 25387.613 C 35348.065 25402.120 35338.465 25412.146 35333.345 25417.693 C 35328.651 25423.240 35323.318 25429.000 35317.345 25434.973 C 35311.798 25440.946 35306.038 25446.066 35300.065 25450.333 L 35298.145 25451.613 C 35293.878 25456.733 35288.758 25461.640 35282.785 25466.333 C 35272.971 25474.440 35267.425 25479.133 35266.145 25480.413 L 35264.225 25477.853 C 35262.091 25477.853 35258.891 25479.773 35254.625 25483.613 C 35252.065 25486.173 35250.145 25487.666 35248.865 25488.093 L 35250.145 25490.013 C 35245.025 25490.866 35240.971 25493.426 35237.985 25497.693 L 35221.345 25500.253 C 35208.971 25500.253 35199.158 25494.066 35191.905 25481.693 C 35184.651 25469.320 35181.025 25456.520 35181.025 25443.293 L 35181.025 25426.653 C 35181.451 25421.106 35182.731 25415.346 35184.865 25409.373 L 35186.145 25404.893 ZM 35611.525 25429.213 L 35616.005 25429.853 L 35614.725 25424.733 C 35614.725 25423.880 35615.365 25421.746 35616.645 25418.333 C 35617.925 25414.493 35618.138 25411.720 35617.285 25410.013 L 35620.485 25406.173 L 35616.645 25406.813 L 35617.925 25405.533 C 35620.485 25399.560 35623.258 25395.080 35626.245 25392.093 L 35625.605 25389.533 L 35628.805 25386.333 L 35660.165 25322.333 L 35688.965 25274.973 L 35695.365 25265.373 L 35697.925 25266.653 L 35701.765 25262.173 C 35701.338 25261.746 35700.058 25261.533 35697.925 25261.533 L 35701.125 25253.853 L 35704.965 25253.853 L 35704.965 25251.293 L 35709.445 25250.013 L 35704.965 25249.373 C 35707.951 25246.386 35711.791 25241.480 35716.485 25234.653 C 35719.898 25229.533 35723.525 25224.200 35727.365 25218.653 L 35731.205 25218.653 C 35737.605 25209.693 35745.498 25202.866 35754.885 25198.173 C 35771.951 25189.640 35781.125 25184.946 35782.405 25184.093 L 35785.605 25185.373 C 35791.578 25180.253 35798.191 25177.693 35805.445 25177.693 L 35813.765 25180.253 C 35812.911 25184.946 35810.351 25190.706 35806.085 25197.533 C 35802.245 25204.360 35800.111 25209.053 35799.685 25211.613 C 35796.271 25213.320 35793.711 25217.160 35792.005 25223.133 L 35786.885 25228.253 L 35784.965 25235.933 C 35780.271 25239.346 35777.925 25244.040 35777.925 25250.013 L 35774.725 25250.653 L 35774.725 25254.493 C 35773.445 25254.066 35771.311 25254.920 35768.325 25257.053 C 35767.471 25256.626 35766.191 25256.413 35764.485 25256.413 L 35761.925 25256.413 L 35760.645 25260.253 L 35770.885 25260.253 L 35770.885 25262.813 L 35762.565 25266.013 L 35764.485 25267.293 L 35766.405 25269.213 L 35764.485 25271.133 L 35760.005 25269.213 L 35758.725 25271.133 L 35762.565 25271.773 L 35760.645 25277.533 C 35760.218 25275.826 35759.791 25274.546 35759.365 25273.693 C 35758.938 25272.840 35758.298 25273.053 35757.445 25274.333 L 35758.085 25280.093 C 35755.098 25279.666 35753.391 25280.306 35752.965 25282.013 C 35753.818 25282.866 35754.671 25283.506 35755.525 25283.933 L 35751.685 25296.733 L 35747.205 25297.373 L 35739.525 25299.293 L 35738.245 25303.133 L 35739.525 25304.413 L 35747.205 25303.773 L 35744.005 25306.333 L 35744.645 25310.813 L 35738.885 25316.573 L 35731.205 25315.293 L 35725.445 25321.693 C 35725.871 25322.546 35726.511 25323.186 35727.365 25323.613 L 35729.925 25321.053 L 35733.765 25321.693 L 35731.845 25324.253 L 35736.325 25327.453 C 35736.325 25328.733 35735.471 25329.800 35733.765 25330.653 C 35732.485 25331.506 35731.631 25331.933 35731.205 25331.933 L 35726.085 25328.093 L 35726.085 25330.653 L 35728.005 25331.933 L 35720.965 25331.933 L 35716.485 25333.213 L 35715.845 25338.333 L 35712.005 25338.973 L 35712.645 25342.173 L 35719.685 25342.173 C 35719.685 25343.453 35720.538 25344.306 35722.245 25344.733 C 35723.951 25345.160 35724.805 25346.013 35724.805 25347.293 L 35721.605 25347.293 L 35713.285 25347.293 L 35715.205 25350.493 L 35720.325 25349.213 C 35720.325 25350.066 35719.471 25351.133 35717.765 25352.413 C 35716.911 25354.120 35716.911 25355.400 35717.765 25356.253 C 35719.045 25356.680 35719.685 25357.320 35719.685 25358.173 L 35713.285 25362.653 L 35715.205 25364.573 L 35710.725 25365.853 L 35706.885 25367.133 L 35700.485 25370.333 C 35698.778 25371.186 35697.925 25372.466 35697.925 25374.173 L 35699.205 25376.093 L 35702.405 25372.893 C 35705.391 25372.893 35708.378 25371.826 35711.365 25369.693 L 35712.005 25372.253 L 35710.085 25372.893 L 35707.525 25379.293 L 35703.045 25378.653 L 35701.125 25381.213 L 35704.965 25383.133 L 35701.765 25389.533 L 35697.925 25388.893 L 35696.005 25390.173 C 35696.005 25397.426 35696.218 25401.906 35696.645 25403.613 L 35694.085 25404.253 L 35696.005 25409.373 L 35692.165 25411.293 L 35692.165 25417.053 L 35693.445 25418.333 C 35692.591 25418.760 35691.951 25418.973 35691.525 25418.973 L 35694.085 25430.493 L 35695.365 25431.773 L 35703.045 25432.413 C 35710.725 25432.413 35722.245 25427.293 35737.605 25417.053 L 35797.765 25374.813 L 35800.965 25376.093 C 35799.258 25380.360 35786.885 25391.026 35763.845 25408.093 C 35754.031 25415.346 35749.125 25420.466 35749.125 25423.453 L 35695.365 25460.573 C 35679.151 25471.240 35667.845 25477.213 35661.445 25478.493 C 35662.725 25479.346 35662.511 25480.413 35660.805 25481.693 C 35659.525 25482.546 35658.671 25482.120 35658.245 25480.413 C 35654.831 25483.826 35651.205 25485.746 35647.365 25486.173 C 35649.071 25487.453 35649.925 25487.240 35649.925 25485.533 C 35650.351 25484.253 35650.565 25483.400 35650.565 25482.973 L 35648.005 25482.333 L 35645.445 25484.253 L 35646.725 25480.413 L 35644.165 25480.413 L 35642.245 25484.253 L 35637.125 25484.253 L 35637.125 25481.693 C 35629.871 25479.133 35624.751 25476.786 35621.765 25474.653 C 35613.658 25469.106 35609.605 25461.000 35609.605 25450.333 L 35609.605 25444.573 L 35612.805 25445.213 L 35614.085 25443.293 L 35608.325 25443.293 C 35609.178 25436.466 35610.245 25431.773 35611.525 25429.213 ZM 35720.325 25334.493 C 35724.591 25335.346 35728.005 25337.693 35730.565 25341.533 L 35725.445 25342.173 L 35720.965 25341.533 L 35717.765 25340.893 L 35717.125 25338.973 L 35720.325 25334.493 ZM 35791.365 25119.453 L 35788.165 25111.773 C 35788.165 25106.653 35790.938 25100.253 35796.485 25092.573 C 35800.751 25087.026 35805.018 25081.266 35809.285 25075.293 L 35808.645 25073.373 L 35812.485 25074.653 L 35813.765 25073.373 L 35812.485 25070.173 L 35813.765 25066.333 L 35815.685 25063.773 L 35818.245 25063.133 L 35818.245 25059.933 C 35818.245 25056.093 35820.805 25054.173 35825.925 25054.173 L 35831.685 25056.733 L 35833.605 25055.453 L 35833.605 25049.693 L 35836.805 25048.413 L 35840.645 25049.053 L 35845.125 25046.493 L 35845.765 25043.933 L 35850.245 25045.213 L 35852.165 25042.653 L 35855.365 25042.653 L 35856.645 25041.373 L 35858.565 25043.293 L 35861.765 25038.813 L 35868.165 25043.293 L 35869.445 25038.813 L 35871.365 25040.093 L 35873.925 25036.893 L 35883.525 25037.533 L 35885.445 25038.813 L 35889.285 25043.293 L 35881.605 25066.333 L 35880.325 25070.173 C 35878.191 25072.306 35876.698 25074.866 35875.845 25077.853 C 35872.005 25077.853 35869.445 25078.280 35868.165 25079.133 L 35868.165 25082.333 L 35871.365 25082.333 L 35871.365 25088.093 C 35866.671 25090.226 35864.111 25093.853 35863.685 25098.973 L 35859.205 25106.653 L 35853.445 25107.933 L 35853.445 25111.133 L 35848.965 25110.493 L 35845.765 25110.493 L 35845.125 25112.413 L 35840.005 25112.413 C 35836.165 25111.986 35832.111 25114.333 35827.845 25119.453 L 35822.725 25118.173 L 35818.885 25118.813 L 35818.245 25123.293 L 35807.365 25123.293 L 35805.445 25121.373 L 35800.325 25125.213 C 35793.498 25125.213 35789.871 25126.920 35789.445 25130.333 L 35787.525 25129.053 C 35786.245 25127.773 35785.605 25124.573 35785.605 25119.453 L 35791.365 25119.453 ZM 35839.495 25367.133 L 35839.495 25362.013 C 35840.775 25361.160 35842.268 25360.306 35843.975 25359.453 L 35852.935 25354.333 L 35856.135 25354.973 L 35856.135 25359.453 L 35851.015 25363.933 L 35849.095 25369.053 C 35849.095 25370.333 35847.815 25375.026 35845.255 25383.133 C 35843.121 25391.240 35842.055 25396.573 35842.055 25399.133 C 35842.055 25405.106 35843.335 25411.293 35845.895 25417.693 C 35848.881 25424.093 35852.508 25428.786 35856.775 25431.773 L 35860.615 25434.333 C 35869.575 25440.733 35878.535 25443.293 35887.495 25442.013 L 35888.135 25444.573 L 35889.415 25441.373 L 35893.255 25437.533 L 35899.655 25438.813 L 35901.575 25442.653 L 35908.615 25434.333 C 35913.735 25436.040 35917.575 25436.893 35920.135 25436.893 C 35918.855 25435.186 35918.428 25434.120 35918.855 25433.693 L 35922.055 25429.213 L 35927.175 25430.493 C 35926.748 25429.640 35927.175 25428.573 35928.455 25427.293 C 35929.735 25426.013 35931.015 25425.586 35932.295 25426.013 C 35936.561 25420.893 35938.695 25414.706 35938.695 25407.453 C 35938.695 25399.346 35935.068 25392.306 35927.815 25386.333 C 35922.268 25382.066 35915.868 25378.653 35908.615 25376.093 C 35901.361 25373.106 35892.828 25368.413 35883.015 25362.013 C 35873.628 25355.186 35867.015 25350.493 35863.175 25347.933 L 35865.095 25344.093 L 35861.895 25339.613 L 35860.615 25344.733 C 35854.215 25338.760 35848.455 25331.080 35843.335 25321.693 L 35845.255 25319.773 L 35840.775 25319.133 C 35839.495 25315.720 35838.428 25312.946 35837.575 25310.813 C 35837.148 25308.680 35837.148 25306.546 35837.575 25304.413 L 35833.735 25292.893 C 35833.735 25277.106 35840.348 25262.386 35853.575 25248.733 C 35859.975 25242.333 35884.081 25225.480 35925.895 25198.173 L 35941.895 25187.933 L 35959.815 25177.053 L 35963.015 25176.413 C 35967.708 25174.706 35971.121 25173.640 35973.255 25173.213 C 35979.655 25171.506 35986.055 25170.653 35992.455 25170.653 C 36007.388 25170.653 36018.908 25175.560 36027.015 25185.373 C 36035.548 25194.760 36039.815 25207.133 36039.815 25222.493 C 36039.815 25223.773 36038.961 25226.333 36037.255 25230.173 C 36035.975 25233.586 36035.121 25235.720 36034.695 25236.573 L 36028.935 25241.053 L 36032.135 25240.413 L 36030.855 25242.333 C 36028.295 25247.026 36025.948 25251.506 36023.815 25255.773 C 36021.681 25259.613 36018.908 25263.880 36015.495 25268.573 L 36013.575 25266.013 C 36007.175 25271.560 36000.348 25277.960 35993.095 25285.213 C 35981.148 25298.013 35974.321 25305.053 35972.615 25306.333 L 35970.055 25305.053 L 35977.095 25289.053 L 35975.815 25287.773 C 35976.241 25285.213 35976.455 25281.800 35976.455 25277.533 L 35976.455 25266.013 C 35975.175 25261.746 35974.321 25258.760 35973.895 25257.053 C 35968.348 25244.253 35963.441 25235.293 35959.175 25230.173 C 35951.495 25220.786 35942.748 25216.093 35932.935 25216.093 C 35925.255 25216.093 35919.921 25219.080 35916.935 25225.053 C 35915.655 25225.480 35914.375 25225.693 35913.095 25225.693 L 35913.095 25229.533 C 35913.095 25231.666 35911.388 25239.346 35907.975 25252.573 C 35906.268 25258.973 35905.201 25264.306 35904.775 25268.573 C 35906.055 25270.280 35906.908 25271.560 35907.335 25272.413 C 35909.468 25275.400 35910.961 25276.680 35911.815 25276.253 L 35913.735 25286.493 L 35918.855 25287.773 C 35920.135 25290.760 35921.628 25293.533 35923.335 25296.093 C 35925.041 25298.653 35927.175 25300.573 35929.735 25301.853 C 35931.015 25303.986 35932.081 25305.266 35932.935 25305.693 C 35933.788 25306.546 35933.788 25307.400 35932.935 25308.253 C 35932.508 25309.106 35934.855 25311.240 35939.975 25314.653 L 35947.655 25313.373 L 35946.375 25319.773 C 35947.655 25320.200 35949.148 25320.626 35950.855 25321.053 C 35952.561 25321.053 35953.415 25321.480 35953.415 25322.333 L 35955.335 25326.173 L 35959.815 25324.893 L 35967.495 25337.693 L 35969.415 25328.093 C 35971.121 25328.946 35972.401 25331.080 35973.255 25334.493 L 35975.815 25334.493 C 35978.375 25335.346 35980.721 25336.413 35982.855 25337.693 C 35985.415 25338.546 35986.481 25339.613 35986.055 25340.893 C 35990.321 25346.013 35993.095 25350.280 35994.375 25353.693 C 35996.081 25353.266 35997.788 25352.626 35999.495 25351.773 L 36000.135 25356.253 L 35996.295 25360.093 L 35995.655 25363.293 L 35999.495 25359.453 L 36000.775 25361.373 L 36003.335 25367.133 C 36002.908 25367.560 36001.628 25369.693 35999.495 25373.533 C 35997.788 25377.373 35996.508 25379.080 35995.655 25378.653 L 35995.015 25384.413 L 35996.295 25387.613 L 35984.135 25401.693 L 35982.215 25399.773 C 35980.081 25404.040 35976.028 25408.306 35970.055 25412.573 C 35964.081 25416.413 35958.535 25420.040 35953.415 25423.453 C 35951.281 25424.733 35948.508 25427.080 35945.095 25430.493 C 35941.681 25433.906 35938.695 25436.680 35936.135 25438.813 L 35931.655 25443.293 C 35928.668 25446.280 35926.961 25447.560 35926.535 25447.133 L 35921.415 25452.253 L 35918.855 25452.253 L 35913.735 25456.733 L 35915.655 25459.933 L 35911.815 25466.333 L 35907.335 25465.053 C 35907.335 25462.920 35906.908 25461.853 35906.055 25461.853 L 35906.055 25466.333 L 35904.775 25470.813 L 35902.855 25470.173 L 35897.095 25474.013 L 35897.095 25479.133 C 35896.241 25479.560 35895.175 25479.560 35893.895 25479.133 C 35892.615 25478.280 35891.761 25477.640 35891.335 25477.213 L 35890.695 25479.773 C 35886.855 25481.053 35884.935 25482.333 35884.935 25483.613 L 35880.455 25484.893 L 35875.335 25487.453 L 35870.855 25487.453 L 35866.375 25487.453 L 35866.375 25490.653 L 35861.255 25491.933 C 35862.108 25492.786 35861.895 25493.640 35860.615 25494.493 C 35859.761 25495.773 35858.908 25495.986 35858.055 25495.133 L 35856.775 25489.373 L 35855.495 25492.573 L 35852.295 25495.773 L 35850.375 25490.653 L 35851.015 25488.733 L 35847.175 25488.733 L 35847.175 25496.413 C 35845.895 25495.986 35843.548 25495.773 35840.135 25495.773 C 35831.601 25495.773 35826.268 25495.133 35824.135 25493.853 L 35821.575 25494.493 L 35819.015 25489.373 L 35810.055 25488.733 L 35810.055 25483.613 L 35808.135 25484.893 C 35800.455 25481.053 35794.695 25475.506 35790.855 25468.253 C 35787.015 25461.000 35785.095 25452.893 35785.095 25443.933 C 35785.095 25429.000 35791.068 25414.706 35803.015 25401.053 C 35813.681 25389.533 35824.561 25378.013 35835.655 25366.493 L 35839.495 25367.133 ZM 36252.775 25429.213 L 36257.255 25429.853 L 36255.975 25424.733 C 36255.975 25423.880 36256.615 25421.746 36257.895 25418.333 C 36259.175 25414.493 36259.388 25411.720 36258.535 25410.013 L 36261.735 25406.173 L 36257.895 25406.813 L 36259.175 25405.533 C 36261.735 25399.560 36264.508 25395.080 36267.495 25392.093 L 36266.855 25389.533 L 36270.055 25386.333 L 36301.415 25322.333 L 36330.215 25274.973 L 36336.615 25265.373 L 36339.175 25266.653 L 36343.015 25262.173 C 36342.588 25261.746 36341.308 25261.533 36339.175 25261.533 L 36342.375 25253.853 L 36346.215 25253.853 L 36346.215 25251.293 L 36350.695 25250.013 L 36346.215 25249.373 C 36349.202 25246.386 36353.042 25241.480 36357.735 25234.653 C 36361.148 25229.533 36364.775 25224.200 36368.615 25218.653 L 36372.455 25218.653 C 36378.855 25209.693 36386.748 25202.866 36396.135 25198.173 C 36413.202 25189.640 36422.375 25184.946 36423.655 25184.093 L 36426.855 25185.373 C 36432.828 25180.253 36439.442 25177.693 36446.695 25177.693 L 36455.015 25180.253 C 36454.162 25184.946 36451.602 25190.706 36447.335 25197.533 C 36443.495 25204.360 36441.362 25209.053 36440.935 25211.613 C 36437.522 25213.320 36434.962 25217.160 36433.255 25223.133 L 36428.135 25228.253 L 36426.215 25235.933 C 36421.522 25239.346 36419.175 25244.040 36419.175 25250.013 L 36415.975 25250.653 L 36415.975 25254.493 C 36414.695 25254.066 36412.562 25254.920 36409.575 25257.053 C 36408.722 25256.626 36407.442 25256.413 36405.735 25256.413 L 36403.175 25256.413 L 36401.895 25260.253 L 36412.135 25260.253 L 36412.135 25262.813 L 36403.815 25266.013 L 36405.735 25267.293 L 36407.655 25269.213 L 36405.735 25271.133 L 36401.255 25269.213 L 36399.975 25271.133 L 36403.815 25271.773 L 36401.895 25277.533 C 36401.468 25275.826 36401.042 25274.546 36400.615 25273.693 C 36400.188 25272.840 36399.548 25273.053 36398.695 25274.333 L 36399.335 25280.093 C 36396.348 25279.666 36394.642 25280.306 36394.215 25282.013 C 36395.068 25282.866 36395.922 25283.506 36396.775 25283.933 L 36392.935 25296.733 L 36388.455 25297.373 L 36380.775 25299.293 L 36379.495 25303.133 L 36380.775 25304.413 L 36388.455 25303.773 L 36385.255 25306.333 L 36385.895 25310.813 L 36380.135 25316.573 L 36372.455 25315.293 L 36366.695 25321.693 C 36367.122 25322.546 36367.762 25323.186 36368.615 25323.613 L 36371.175 25321.053 L 36375.015 25321.693 L 36373.095 25324.253 L 36377.575 25327.453 C 36377.575 25328.733 36376.722 25329.800 36375.015 25330.653 C 36373.735 25331.506 36372.882 25331.933 36372.455 25331.933 L 36367.335 25328.093 L 36367.335 25330.653 L 36369.255 25331.933 L 36362.215 25331.933 L 36357.735 25333.213 L 36357.095 25338.333 L 36353.255 25338.973 L 36353.895 25342.173 L 36360.935 25342.173 C 36360.935 25343.453 36361.788 25344.306 36363.495 25344.733 C 36365.202 25345.160 36366.055 25346.013 36366.055 25347.293 L 36362.855 25347.293 L 36354.535 25347.293 L 36356.455 25350.493 L 36361.575 25349.213 C 36361.575 25350.066 36360.722 25351.133 36359.015 25352.413 C 36358.162 25354.120 36358.162 25355.400 36359.015 25356.253 C 36360.295 25356.680 36360.935 25357.320 36360.935 25358.173 L 36354.535 25362.653 L 36356.455 25364.573 L 36351.975 25365.853 L 36348.135 25367.133 L 36341.735 25370.333 C 36340.028 25371.186 36339.175 25372.466 36339.175 25374.173 L 36340.455 25376.093 L 36343.655 25372.893 C 36346.642 25372.893 36349.628 25371.826 36352.615 25369.693 L 36353.255 25372.253 L 36351.335 25372.893 L 36348.775 25379.293 L 36344.295 25378.653 L 36342.375 25381.213 L 36346.215 25383.133 L 36343.015 25389.533 L 36339.175 25388.893 L 36337.255 25390.173 C 36337.255 25397.426 36337.468 25401.906 36337.895 25403.613 L 36335.335 25404.253 L 36337.255 25409.373 L 36333.415 25411.293 L 36333.415 25417.053 L 36334.695 25418.333 C 36333.842 25418.760 36333.202 25418.973 36332.775 25418.973 L 36335.335 25430.493 L 36336.615 25431.773 L 36344.295 25432.413 C 36351.975 25432.413 36363.495 25427.293 36378.855 25417.053 L 36439.015 25374.813 L 36442.215 25376.093 C 36440.508 25380.360 36428.135 25391.026 36405.095 25408.093 C 36395.282 25415.346 36390.375 25420.466 36390.375 25423.453 L 36336.615 25460.573 C 36320.402 25471.240 36309.095 25477.213 36302.695 25478.493 C 36303.975 25479.346 36303.762 25480.413 36302.055 25481.693 C 36300.775 25482.546 36299.922 25482.120 36299.495 25480.413 C 36296.082 25483.826 36292.455 25485.746 36288.615 25486.173 C 36290.322 25487.453 36291.175 25487.240 36291.175 25485.533 C 36291.602 25484.253 36291.815 25483.400 36291.815 25482.973 L 36289.255 25482.333 L 36286.695 25484.253 L 36287.975 25480.413 L 36285.415 25480.413 L 36283.495 25484.253 L 36278.375 25484.253 L 36278.375 25481.693 C 36271.122 25479.133 36266.002 25476.786 36263.015 25474.653 C 36254.908 25469.106 36250.855 25461.000 36250.855 25450.333 L 36250.855 25444.573 L 36254.055 25445.213 L 36255.335 25443.293 L 36249.575 25443.293 C 36250.428 25436.466 36251.495 25431.773 36252.775 25429.213 ZM 36361.575 25334.493 C 36365.842 25335.346 36369.255 25337.693 36371.815 25341.533 L 36366.695 25342.173 L 36362.215 25341.533 L 36359.015 25340.893 L 36358.375 25338.973 L 36361.575 25334.493 ZM 36432.615 25119.453 L 36429.415 25111.773 C 36429.415 25106.653 36432.188 25100.253 36437.735 25092.573 C 36442.002 25087.026 36446.268 25081.266 36450.535 25075.293 L 36449.895 25073.373 L 36453.735 25074.653 L 36455.015 25073.373 L 36453.735 25070.173 L 36455.015 25066.333 L 36456.935 25063.773 L 36459.495 25063.133 L 36459.495 25059.933 C 36459.495 25056.093 36462.055 25054.173 36467.175 25054.173 L 36472.935 25056.733 L 36474.855 25055.453 L 36474.855 25049.693 L 36478.055 25048.413 L 36481.895 25049.053 L 36486.375 25046.493 L 36487.015 25043.933 L 36491.495 25045.213 L 36493.415 25042.653 L 36496.615 25042.653 L 36497.895 25041.373 L 36499.815 25043.293 L 36503.015 25038.813 L 36509.415 25043.293 L 36510.695 25038.813 L 36512.615 25040.093 L 36515.175 25036.893 L 36524.775 25037.533 L 36526.695 25038.813 L 36530.535 25043.293 L 36522.855 25066.333 L 36521.575 25070.173 C 36519.442 25072.306 36517.948 25074.866 36517.095 25077.853 C 36513.255 25077.853 36510.695 25078.280 36509.415 25079.133 L 36509.415 25082.333 L 36512.615 25082.333 L 36512.615 25088.093 C 36507.922 25090.226 36505.362 25093.853 36504.935 25098.973 L 36500.455 25106.653 L 36494.695 25107.933 L 36494.695 25111.133 L 36490.215 25110.493 L 36487.015 25110.493 L 36486.375 25112.413 L 36481.255 25112.413 C 36477.415 25111.986 36473.362 25114.333 36469.095 25119.453 L 36463.975 25118.173 L 36460.135 25118.813 L 36459.495 25123.293 L 36448.615 25123.293 L 36446.695 25121.373 L 36441.575 25125.213 C 36434.748 25125.213 36431.122 25126.920 36430.695 25130.333 L 36428.775 25129.053 C 36427.495 25127.773 36426.855 25124.573 36426.855 25119.453 L 36432.615 25119.453 ZM 36434.665 25449.053 L 36432.105 25444.573 L 36439.145 25440.093 C 36439.145 25439.240 36437.865 25438.386 36435.305 25437.533 L 36434.025 25431.773 C 36434.025 25429.640 36434.665 25427.293 36435.945 25424.733 C 36436.798 25421.746 36437.438 25419.613 36437.865 25418.333 L 36435.305 25415.773 L 36439.785 25408.733 L 36439.785 25405.533 L 36443.625 25399.773 L 36442.985 25394.013 C 36443.838 25393.160 36444.692 25391.666 36445.545 25389.533 C 36446.825 25387.400 36448.105 25386.546 36449.385 25386.973 C 36449.385 25381.853 36450.452 25376.520 36452.585 25370.973 L 36457.065 25360.733 C 36460.905 25359.880 36462.825 25357.106 36462.825 25352.413 C 36462.825 25348.146 36468.585 25335.773 36480.105 25315.293 C 36491.625 25294.813 36497.172 25284.360 36496.745 25283.933 C 36500.158 25279.240 36503.572 25273.906 36506.985 25267.933 C 36510.825 25261.960 36513.812 25256.413 36515.945 25251.293 C 36516.372 25250.866 36517.652 25248.520 36519.785 25244.253 C 36522.345 25239.560 36524.052 25237.426 36524.905 25237.853 L 36533.225 25221.853 L 36534.505 25218.013 C 36539.198 25209.480 36543.038 25202.866 36546.025 25198.173 C 36551.572 25189.213 36555.838 25183.666 36558.825 25181.533 L 36570.985 25156.573 C 36572.692 25157.426 36573.545 25157.213 36573.545 25155.933 C 36573.972 25154.226 36574.398 25152.306 36574.825 25150.173 C 36575.678 25148.040 36576.318 25146.546 36576.745 25145.693 C 36578.878 25141.426 36581.225 25137.586 36583.785 25134.173 L 36626.665 25061.213 C 36628.372 25059.933 36630.078 25058.440 36631.785 25056.733 C 36640.318 25054.600 36649.065 25052.253 36658.025 25049.693 L 36662.505 25044.573 L 36661.225 25041.373 L 36665.065 25041.373 L 36664.425 25043.933 L 36667.625 25043.933 L 36690.665 25035.613 L 36695.145 25039.453 C 36694.292 25043.720 36694.718 25048.413 36696.425 25053.533 L 36665.065 25104.093 L 36663.785 25108.573 L 36654.185 25123.293 C 36654.612 25124.146 36655.038 25124.786 36655.465 25125.213 C 36652.478 25126.920 36650.132 25128.413 36648.425 25129.693 L 36651.625 25131.613 C 36649.918 25132.040 36648.425 25132.466 36647.145 25132.893 C 36645.865 25133.320 36645.225 25135.026 36645.225 25138.013 L 36640.105 25141.213 C 36640.532 25142.066 36640.318 25143.560 36639.465 25145.693 C 36638.612 25147.400 36639.465 25148.466 36642.025 25148.893 L 36638.825 25155.293 C 36639.252 25153.160 36637.972 25152.093 36634.985 25152.093 L 36634.345 25155.293 L 36628.585 25159.133 L 36632.425 25158.493 L 36637.545 25161.053 C 36635.412 25162.333 36633.918 25163.186 36633.065 25163.613 C 36629.225 25165.746 36626.878 25166.600 36626.025 25166.173 C 36624.318 25171.293 36621.758 25175.773 36618.345 25179.613 L 36624.105 25177.693 L 36621.545 25180.893 L 36623.465 25181.533 L 36619.625 25186.653 L 36617.065 25184.733 C 36616.638 25185.160 36616.425 25185.586 36616.425 25186.013 C 36618.132 25189.426 36618.772 25191.560 36618.345 25192.413 L 36610.025 25195.613 L 36613.225 25197.533 L 36604.265 25198.813 L 36602.345 25205.213 L 36609.385 25205.213 L 36602.985 25209.053 L 36609.385 25210.973 L 36601.065 25212.253 L 36599.785 25209.693 C 36599.358 25211.400 36599.145 25212.893 36599.145 25214.173 C 36599.145 25215.453 36599.785 25217.586 36601.065 25220.573 L 36590.185 25223.133 L 36591.465 25226.973 L 36590.185 25232.733 C 36591.465 25231.880 36592.318 25231.453 36592.745 25231.453 C 36595.305 25230.173 36597.012 25229.533 36597.865 25229.533 L 36597.865 25234.013 L 36593.385 25234.013 C 36591.678 25235.720 36591.465 25237.640 36592.745 25239.773 L 36578.665 25242.973 L 36579.305 25248.093 L 36574.825 25252.573 L 36583.785 25246.173 L 36588.265 25251.293 L 36588.265 25254.493 L 36585.705 25254.493 L 36569.065 25260.253 C 36566.505 25261.960 36563.945 25263.453 36561.385 25264.733 L 36560.105 25269.213 L 36579.305 25266.013 L 36579.305 25271.133 C 36578.452 25271.133 36576.958 25272.840 36574.825 25276.253 C 36573.545 25277.106 36572.265 25277.746 36570.985 25278.173 L 36565.225 25282.013 L 36570.345 25282.013 L 36563.945 25285.853 L 36561.385 25283.933 C 36557.972 25283.933 36556.265 25285.640 36556.265 25289.053 L 36559.465 25290.333 L 36563.945 25287.773 L 36566.505 25290.973 L 36562.025 25297.373 C 36565.438 25298.653 36566.932 25299.720 36566.505 25300.573 L 36556.905 25299.933 L 36554.985 25296.733 L 36553.705 25299.933 C 36553.278 25301.213 36551.998 25301.853 36549.865 25301.853 C 36548.158 25301.853 36547.305 25303.346 36547.305 25306.333 L 36549.225 25305.693 L 36561.385 25306.973 L 36561.385 25310.173 C 36557.972 25309.746 36553.492 25310.386 36547.945 25312.093 L 36547.945 25318.493 L 36556.905 25321.053 C 36553.918 25322.760 36551.572 25323.613 36549.865 25323.613 C 36547.305 25322.333 36544.958 25321.693 36542.825 25321.693 L 36540.265 25323.613 L 36544.745 25327.453 L 36544.105 25329.373 L 36538.985 25329.373 L 36537.705 25331.293 C 36539.412 25331.720 36541.118 25331.933 36542.825 25331.933 L 36542.825 25335.133 C 36545.812 25334.706 36547.732 25334.920 36548.585 25335.773 L 36549.865 25342.813 L 36544.745 25343.453 L 36538.345 25348.573 L 36537.065 25353.053 L 36539.625 25356.893 L 36542.825 25356.893 L 36538.985 25359.453 L 36532.585 25358.813 L 36529.385 25360.733 L 36534.505 25364.573 L 36539.625 25364.573 L 36526.825 25367.133 L 36526.825 25370.973 L 36534.505 25370.973 L 36535.145 25374.173 C 36532.585 25374.600 36530.878 25374.813 36530.025 25374.813 C 36529.172 25374.813 36527.038 25375.453 36523.625 25376.733 L 36519.785 25375.453 L 36516.585 25376.093 L 36516.585 25383.133 C 36517.865 25383.986 36519.358 25383.986 36521.065 25383.133 C 36523.198 25382.280 36524.265 25381.000 36524.265 25379.293 L 36530.665 25380.573 C 36528.532 25386.546 36527.038 25390.386 36526.185 25392.093 L 36521.065 25394.013 L 36522.345 25399.773 L 36514.025 25404.893 L 36515.305 25406.813 L 36521.705 25406.813 L 36524.265 25404.893 L 36522.345 25410.653 L 36517.225 25413.213 C 36517.652 25416.626 36517.012 25418.333 36515.305 25418.333 L 36519.785 25422.813 C 36532.158 25419.400 36550.078 25409.586 36573.545 25393.373 C 36597.438 25376.733 36621.545 25359.880 36645.865 25342.813 C 36618.558 25369.693 36592.105 25394.226 36566.505 25416.413 C 36529.385 25448.413 36500.585 25469.533 36480.105 25479.773 L 36480.105 25482.333 L 36474.985 25481.053 C 36472.425 25484.040 36468.372 25486.600 36462.825 25488.733 C 36457.278 25490.866 36452.372 25491.933 36448.105 25491.933 C 36448.958 25491.080 36448.745 25490.013 36447.465 25488.733 C 36446.612 25487.880 36445.758 25487.880 36444.905 25488.733 L 36436.585 25482.973 C 36437.438 25482.120 36438.292 25481.906 36439.145 25482.333 C 36439.998 25482.760 36441.278 25483.613 36442.985 25484.893 L 36452.585 25484.893 L 36455.145 25486.813 L 36455.145 25484.253 L 36453.225 25483.613 C 36447.252 25482.333 36443.412 25482.546 36441.705 25484.253 L 36439.785 25478.493 L 36437.225 25478.493 L 36437.225 25472.093 C 36434.665 25472.520 36433.172 25472.306 36432.745 25471.453 C 36434.025 25471.026 36435.092 25470.386 36435.945 25469.533 L 36435.305 25461.853 L 36431.465 25461.853 L 36432.745 25458.653 L 36441.705 25455.453 L 36434.665 25455.453 L 36430.185 25451.613 L 36434.665 25449.053 ZM 36610.915 25449.053 L 36608.355 25444.573 L 36615.395 25440.093 C 36615.395 25439.240 36614.115 25438.386 36611.555 25437.533 L 36610.275 25431.773 C 36610.275 25429.640 36610.915 25427.293 36612.195 25424.733 C 36613.048 25421.746 36613.688 25419.613 36614.115 25418.333 L 36611.555 25415.773 L 36616.035 25408.733 L 36616.035 25405.533 L 36619.875 25399.773 L 36619.235 25394.013 C 36620.088 25393.160 36620.941 25391.666 36621.795 25389.533 C 36623.075 25387.400 36624.355 25386.546 36625.635 25386.973 C 36625.635 25381.853 36626.701 25376.520 36628.835 25370.973 L 36633.315 25360.733 C 36637.155 25359.880 36639.075 25357.106 36639.075 25352.413 C 36639.075 25348.146 36644.835 25335.773 36656.355 25315.293 C 36667.875 25294.813 36673.421 25284.360 36672.995 25283.933 C 36676.408 25279.240 36679.821 25273.906 36683.235 25267.933 C 36687.075 25261.960 36690.061 25256.413 36692.195 25251.293 C 36692.621 25250.866 36693.901 25248.520 36696.035 25244.253 C 36698.595 25239.560 36700.301 25237.426 36701.155 25237.853 L 36709.475 25221.853 L 36710.755 25218.013 C 36715.448 25209.480 36719.288 25202.866 36722.275 25198.173 C 36727.821 25189.213 36732.088 25183.666 36735.075 25181.533 L 36747.235 25156.573 C 36748.941 25157.426 36749.795 25157.213 36749.795 25155.933 C 36750.221 25154.226 36750.648 25152.306 36751.075 25150.173 C 36751.928 25148.040 36752.568 25146.546 36752.995 25145.693 C 36755.128 25141.426 36757.475 25137.586 36760.035 25134.173 L 36802.915 25061.213 C 36804.621 25059.933 36806.328 25058.440 36808.035 25056.733 C 36816.568 25054.600 36825.315 25052.253 36834.275 25049.693 L 36838.755 25044.573 L 36837.475 25041.373 L 36841.315 25041.373 L 36840.675 25043.933 L 36843.875 25043.933 L 36866.915 25035.613 L 36871.395 25039.453 C 36870.541 25043.720 36870.968 25048.413 36872.675 25053.533 L 36841.315 25104.093 L 36840.035 25108.573 L 36830.435 25123.293 C 36830.861 25124.146 36831.288 25124.786 36831.715 25125.213 C 36828.728 25126.920 36826.381 25128.413 36824.675 25129.693 L 36827.875 25131.613 C 36826.168 25132.040 36824.675 25132.466 36823.395 25132.893 C 36822.115 25133.320 36821.475 25135.026 36821.475 25138.013 L 36816.355 25141.213 C 36816.781 25142.066 36816.568 25143.560 36815.715 25145.693 C 36814.861 25147.400 36815.715 25148.466 36818.275 25148.893 L 36815.075 25155.293 C 36815.501 25153.160 36814.221 25152.093 36811.235 25152.093 L 36810.595 25155.293 L 36804.835 25159.133 L 36808.675 25158.493 L 36813.795 25161.053 C 36811.661 25162.333 36810.168 25163.186 36809.315 25163.613 C 36805.475 25165.746 36803.128 25166.600 36802.275 25166.173 C 36800.568 25171.293 36798.008 25175.773 36794.595 25179.613 L 36800.355 25177.693 L 36797.795 25180.893 L 36799.715 25181.533 L 36795.875 25186.653 L 36793.315 25184.733 C 36792.888 25185.160 36792.675 25185.586 36792.675 25186.013 C 36794.381 25189.426 36795.021 25191.560 36794.595 25192.413 L 36786.275 25195.613 L 36789.475 25197.533 L 36780.515 25198.813 L 36778.595 25205.213 L 36785.635 25205.213 L 36779.235 25209.053 L 36785.635 25210.973 L 36777.315 25212.253 L 36776.035 25209.693 C 36775.608 25211.400 36775.395 25212.893 36775.395 25214.173 C 36775.395 25215.453 36776.035 25217.586 36777.315 25220.573 L 36766.435 25223.133 L 36767.715 25226.973 L 36766.435 25232.733 C 36767.715 25231.880 36768.568 25231.453 36768.995 25231.453 C 36771.555 25230.173 36773.261 25229.533 36774.115 25229.533 L 36774.115 25234.013 L 36769.635 25234.013 C 36767.928 25235.720 36767.715 25237.640 36768.995 25239.773 L 36754.915 25242.973 L 36755.555 25248.093 L 36751.075 25252.573 L 36760.035 25246.173 L 36764.515 25251.293 L 36764.515 25254.493 L 36761.955 25254.493 L 36745.315 25260.253 C 36742.755 25261.960 36740.195 25263.453 36737.635 25264.733 L 36736.355 25269.213 L 36755.555 25266.013 L 36755.555 25271.133 C 36754.701 25271.133 36753.208 25272.840 36751.075 25276.253 C 36749.795 25277.106 36748.515 25277.746 36747.235 25278.173 L 36741.475 25282.013 L 36746.595 25282.013 L 36740.195 25285.853 L 36737.635 25283.933 C 36734.221 25283.933 36732.515 25285.640 36732.515 25289.053 L 36735.715 25290.333 L 36740.195 25287.773 L 36742.755 25290.973 L 36738.275 25297.373 C 36741.688 25298.653 36743.181 25299.720 36742.755 25300.573 L 36733.155 25299.933 L 36731.235 25296.733 L 36729.955 25299.933 C 36729.528 25301.213 36728.248 25301.853 36726.115 25301.853 C 36724.408 25301.853 36723.555 25303.346 36723.555 25306.333 L 36725.475 25305.693 L 36737.635 25306.973 L 36737.635 25310.173 C 36734.221 25309.746 36729.741 25310.386 36724.195 25312.093 L 36724.195 25318.493 L 36733.155 25321.053 C 36730.168 25322.760 36727.821 25323.613 36726.115 25323.613 C 36723.555 25322.333 36721.208 25321.693 36719.075 25321.693 L 36716.515 25323.613 L 36720.995 25327.453 L 36720.355 25329.373 L 36715.235 25329.373 L 36713.955 25331.293 C 36715.661 25331.720 36717.368 25331.933 36719.075 25331.933 L 36719.075 25335.133 C 36722.061 25334.706 36723.981 25334.920 36724.835 25335.773 L 36726.115 25342.813 L 36720.995 25343.453 L 36714.595 25348.573 L 36713.315 25353.053 L 36715.875 25356.893 L 36719.075 25356.893 L 36715.235 25359.453 L 36708.835 25358.813 L 36705.635 25360.733 L 36710.755 25364.573 L 36715.875 25364.573 L 36703.075 25367.133 L 36703.075 25370.973 L 36710.755 25370.973 L 36711.395 25374.173 C 36708.835 25374.600 36707.128 25374.813 36706.275 25374.813 C 36705.421 25374.813 36703.288 25375.453 36699.875 25376.733 L 36696.035 25375.453 L 36692.835 25376.093 L 36692.835 25383.133 C 36694.115 25383.986 36695.608 25383.986 36697.315 25383.133 C 36699.448 25382.280 36700.515 25381.000 36700.515 25379.293 L 36706.915 25380.573 C 36704.781 25386.546 36703.288 25390.386 36702.435 25392.093 L 36697.315 25394.013 L 36698.595 25399.773 L 36690.275 25404.893 L 36691.555 25406.813 L 36697.955 25406.813 L 36700.515 25404.893 L 36698.595 25410.653 L 36693.475 25413.213 C 36693.901 25416.626 36693.261 25418.333 36691.555 25418.333 L 36696.035 25422.813 C 36708.408 25419.400 36726.328 25409.586 36749.795 25393.373 C 36773.688 25376.733 36797.795 25359.880 36822.115 25342.813 C 36794.808 25369.693 36768.355 25394.226 36742.755 25416.413 C 36705.635 25448.413 36676.835 25469.533 36656.355 25479.773 L 36656.355 25482.333 L 36651.235 25481.053 C 36648.675 25484.040 36644.621 25486.600 36639.075 25488.733 C 36633.528 25490.866 36628.621 25491.933 36624.355 25491.933 C 36625.208 25491.080 36624.995 25490.013 36623.715 25488.733 C 36622.861 25487.880 36622.008 25487.880 36621.155 25488.733 L 36612.835 25482.973 C 36613.688 25482.120 36614.541 25481.906 36615.395 25482.333 C 36616.248 25482.760 36617.528 25483.613 36619.235 25484.893 L 36628.835 25484.893 L 36631.395 25486.813 L 36631.395 25484.253 L 36629.475 25483.613 C 36623.501 25482.333 36619.661 25482.546 36617.955 25484.253 L 36616.035 25478.493 L 36613.475 25478.493 L 36613.475 25472.093 C 36610.915 25472.520 36609.421 25472.306 36608.995 25471.453 C 36610.275 25471.026 36611.341 25470.386 36612.195 25469.533 L 36611.555 25461.853 L 36607.715 25461.853 L 36608.995 25458.653 L 36617.955 25455.453 L 36610.915 25455.453 L 36606.435 25451.613 L 36610.915 25449.053 ZM 36785.245 25412.573 L 36785.245 25410.013 L 36788.445 25399.773 C 36787.591 25399.773 36786.738 25399.560 36785.885 25399.133 C 36785.458 25397.000 36786.311 25395.720 36788.445 25395.293 L 36788.445 25390.813 L 36791.005 25390.813 L 36789.085 25381.213 C 36789.085 25377.800 36791.431 25370.546 36796.125 25359.453 C 36799.538 25351.346 36803.165 25343.240 36807.005 25335.133 L 36809.565 25335.133 C 36814.258 25320.626 36827.911 25301.640 36850.525 25278.173 C 36873.565 25254.280 36892.551 25238.920 36907.485 25232.093 C 36927.111 25218.013 36944.605 25206.706 36959.965 25198.173 C 36983.858 25184.520 37002.631 25177.693 37016.285 25177.693 C 37027.378 25177.693 37035.911 25181.320 37041.885 25188.573 C 37047.858 25195.826 37050.845 25205.000 37050.845 25216.093 L 37050.205 25223.133 C 37049.351 25224.840 37048.498 25226.333 37047.645 25227.613 C 37047.645 25228.466 37047.431 25230.386 37047.005 25233.373 C 37046.151 25234.653 37045.511 25235.720 37045.085 25236.573 L 37039.965 25248.093 C 37038.258 25248.946 37037.191 25249.373 37036.765 25249.373 C 37036.765 25250.226 37036.978 25250.866 37037.405 25251.293 L 37029.725 25262.173 L 37026.525 25263.453 L 37025.245 25268.573 C 37024.391 25268.146 37022.258 25269.426 37018.845 25272.413 L 37013.085 25278.173 L 37007.325 25277.533 L 37000.925 25281.373 C 37002.205 25281.800 37003.698 25282.226 37005.405 25282.653 L 36995.165 25290.333 L 36991.965 25288.413 L 36990.045 25289.053 L 36990.685 25293.533 L 36978.525 25296.733 C 36972.551 25303.133 36962.525 25309.106 36948.445 25314.653 C 36943.751 25316.360 36936.925 25318.706 36927.965 25321.693 C 36926.685 25322.546 36925.405 25323.186 36924.125 25323.613 C 36922.418 25323.613 36919.218 25324.680 36914.525 25326.813 C 36910.258 25328.946 36907.911 25330.013 36907.485 25330.013 C 36902.365 25332.573 36895.751 25335.560 36887.645 25338.973 C 36879.538 25342.386 36874.418 25343.666 36872.285 25342.813 L 36866.525 25356.253 C 36867.378 25355.826 36868.231 25356.680 36869.085 25358.813 L 36866.525 25357.533 L 36863.325 25357.533 L 36863.325 25361.373 L 36867.805 25363.293 C 36866.951 25363.293 36865.885 25366.706 36864.605 25373.533 C 36863.325 25380.360 36862.685 25387.186 36862.685 25394.013 C 36862.685 25405.106 36865.245 25414.280 36870.365 25421.533 C 36875.485 25428.360 36883.165 25431.773 36893.405 25431.773 C 36904.498 25431.773 36918.791 25426.226 36936.285 25415.133 C 36949.938 25406.600 36963.591 25397.853 36977.245 25388.893 C 36985.351 25381.640 36993.458 25374.173 37001.565 25366.493 C 37004.978 25363.933 37010.311 25360.520 37017.565 25356.253 L 37019.485 25362.013 C 37017.351 25366.280 37012.445 25371.400 37004.765 25377.373 C 36997.511 25383.346 36992.818 25387.613 36990.685 25390.173 L 36988.125 25390.173 L 36980.445 25396.573 L 36977.245 25399.773 L 36972.765 25406.173 L 36970.205 25406.173 L 36957.405 25418.973 C 36951.431 25424.946 36946.738 25429.213 36943.325 25431.773 L 36901.725 25463.773 C 36899.591 25464.200 36898.098 25464.626 36897.245 25465.053 C 36896.391 25465.480 36896.818 25466.333 36898.525 25467.613 L 36878.685 25479.133 L 36878.685 25475.933 L 36872.285 25479.133 L 36872.925 25481.693 C 36871.645 25482.120 36868.658 25482.333 36863.965 25482.333 L 36861.405 25484.253 L 36855.645 25484.253 L 36852.445 25488.093 C 36851.165 25487.240 36848.391 25486.813 36844.125 25486.813 L 36828.125 25486.813 L 36829.405 25484.253 C 36827.271 25484.680 36824.498 25484.466 36821.085 25483.613 C 36818.098 25482.760 36814.898 25481.693 36811.485 25480.413 L 36811.485 25477.853 L 36815.965 25476.573 L 36814.045 25475.293 L 36806.365 25475.293 C 36803.378 25474.013 36801.031 25471.666 36799.325 25468.253 L 36803.805 25466.973 L 36801.885 25463.773 L 36795.485 25464.413 C 36792.925 25458.440 36792.285 25453.320 36793.565 25449.053 L 36790.365 25449.693 L 36790.365 25447.133 C 36792.925 25447.133 36793.991 25446.280 36793.565 25444.573 L 36787.805 25444.573 C 36790.365 25442.866 36791.645 25440.306 36791.645 25436.893 L 36786.525 25427.933 L 36789.085 25425.373 L 36785.245 25419.613 L 36785.245 25412.573 ZM 36958.045 25291.613 C 36965.298 25285.640 36971.058 25278.600 36975.325 25270.493 C 36980.018 25261.960 36982.365 25253.426 36982.365 25244.893 C 36982.365 25239.773 36980.658 25235.080 36977.245 25230.813 C 36973.831 25226.546 36969.351 25224.413 36963.805 25224.413 C 36960.818 25224.413 36958.685 25225.693 36957.405 25228.253 L 36951.645 25228.253 L 36954.205 25231.453 L 36956.125 25230.173 L 36937.565 25243.613 C 36936.285 25247.453 36933.298 25250.653 36928.605 25253.213 L 36920.285 25258.973 L 36920.285 25261.533 L 36925.405 25261.533 L 36919.005 25262.813 L 36916.445 25264.733 L 36912.605 25267.933 L 36910.685 25271.133 L 36908.125 25271.133 L 36906.845 25273.053 C 36906.845 25273.906 36908.551 25274.973 36911.965 25276.253 L 36908.125 25279.453 C 36906.845 25279.453 36903.431 25281.586 36897.885 25285.853 L 36896.605 25293.533 L 36895.325 25296.733 L 36892.765 25296.733 L 36885.725 25306.333 L 36887.645 25303.773 L 36890.845 25303.773 L 36887.645 25306.973 L 36885.085 25307.613 L 36885.085 25310.173 C 36878.685 25311.026 36874.845 25312.093 36873.565 25313.373 L 36875.485 25315.293 L 36877.405 25314.013 L 36883.165 25314.013 L 36881.245 25317.213 L 36878.685 25317.213 L 36878.685 25322.333 L 36880.605 25323.613 C 36877.618 25323.613 36875.485 25324.893 36874.205 25327.453 C 36885.298 25327.453 36900.231 25323.613 36919.005 25315.933 C 36937.778 25307.826 36950.791 25299.720 36958.045 25291.613 ZM 37047.065 25466.973 L 37048.985 25473.373 C 37046.852 25475.080 37044.718 25476.573 37042.585 25477.853 L 37034.265 25483.613 C 37023.172 25491.720 37013.998 25501.533 37006.745 25513.053 C 36999.492 25524.573 36995.865 25536.733 36995.865 25549.533 C 36995.865 25554.226 36997.785 25560.413 37001.625 25568.093 C 37003.758 25572.360 37005.892 25575.346 37008.025 25577.053 C 37009.732 25579.186 37010.585 25582.386 37010.585 25586.653 L 37013.145 25582.173 L 37032.985 25587.933 C 37034.692 25587.080 37037.252 25586.653 37040.665 25586.653 L 37046.425 25586.653 L 37052.825 25586.653 C 37052.825 25585.800 37054.958 25585.160 37059.225 25584.733 C 37071.172 25577.480 37080.985 25568.520 37088.665 25557.853 C 37100.185 25540.786 37110.638 25523.506 37120.025 25506.013 C 37129.838 25488.520 37137.945 25470.813 37144.345 25452.893 C 37149.038 25444.786 37152.878 25437.320 37155.865 25430.493 C 37159.278 25423.666 37162.478 25416.413 37165.465 25408.733 L 37169.305 25401.053 C 37165.465 25402.760 37161.625 25404.893 37157.785 25407.453 C 37154.372 25410.013 37150.532 25413.000 37146.265 25416.413 L 37143.065 25414.493 L 37141.145 25418.333 C 37138.158 25419.613 37134.745 25421.533 37130.905 25424.093 C 37127.492 25426.653 37124.078 25429.000 37120.665 25431.133 L 37120.025 25434.973 L 37111.065 25438.173 L 37105.305 25444.573 L 37100.825 25443.933 C 37098.265 25446.920 37094.212 25449.266 37088.665 25450.973 C 37083.545 25452.680 37078.638 25453.533 37073.945 25453.533 C 37070.958 25453.533 37067.758 25452.253 37064.345 25449.693 L 37057.305 25450.333 C 37041.945 25439.666 37034.265 25424.520 37034.265 25404.893 C 37034.265 25379.293 37044.292 25350.280 37064.345 25317.853 C 37084.825 25285.426 37106.585 25261.960 37129.625 25247.453 C 37142.425 25238.066 37158.852 25227.826 37178.905 25216.733 C 37195.545 25207.773 37212.398 25198.600 37229.465 25189.213 C 37230.318 25189.640 37232.665 25188.786 37236.505 25186.653 C 37240.772 25184.520 37244.398 25182.600 37247.385 25180.893 C 37255.918 25177.906 37264.878 25176.413 37274.265 25176.413 C 37283.225 25176.413 37291.118 25179.826 37297.945 25186.653 C 37305.198 25193.053 37308.825 25200.520 37308.825 25209.053 L 37307.545 25216.093 L 37309.465 25218.013 L 37308.825 25230.173 L 37310.745 25232.733 C 37307.758 25238.706 37306.265 25245.320 37306.265 25252.573 C 37307.545 25252.573 37308.612 25252.360 37309.465 25251.933 C 37310.745 25251.506 37312.452 25250.013 37314.585 25247.453 L 37323.545 25247.453 L 37326.105 25251.933 L 37321.625 25257.693 L 37320.345 25262.813 L 37313.945 25266.013 C 37313.518 25269.000 37311.385 25271.986 37307.545 25274.973 C 37304.132 25277.533 37301.998 25279.240 37301.145 25280.093 C 37295.172 25286.066 37289.625 25293.320 37284.505 25301.853 C 37281.945 25305.693 37274.265 25320.200 37261.465 25345.373 C 37260.185 25346.653 37259.758 25347.506 37260.185 25347.933 L 37250.585 25367.133 L 37247.385 25367.133 L 37248.025 25372.253 C 37248.025 25374.386 37246.532 25377.586 37243.545 25381.853 C 37240.985 25385.693 37239.492 25388.680 37239.065 25390.813 L 37236.505 25390.813 L 37235.225 25400.413 L 37230.745 25403.613 C 37229.038 25409.160 37227.332 25414.493 37225.625 25419.613 L 37221.145 25425.373 L 37223.065 25429.213 L 37215.385 25437.533 L 37214.105 25435.613 C 37213.678 25436.893 37213.678 25438.600 37214.105 25440.733 C 37214.958 25442.440 37215.385 25443.506 37215.385 25443.933 C 37215.385 25446.066 37213.892 25449.053 37210.905 25452.893 C 37207.918 25456.733 37205.145 25459.080 37202.585 25459.933 C 37204.292 25459.933 37206.212 25459.720 37208.345 25459.293 L 37207.065 25461.213 L 37204.505 25463.133 L 37203.225 25470.173 C 37202.372 25469.746 37200.878 25471.880 37198.745 25476.573 C 37197.038 25481.266 37195.972 25483.826 37195.545 25484.253 L 37189.785 25484.253 L 37191.065 25490.653 L 37191.705 25488.733 L 37194.905 25488.733 L 37192.985 25492.573 L 37191.705 25494.493 C 37189.998 25494.920 37188.505 25495.560 37187.225 25496.413 C 37189.358 25497.266 37190.212 25498.760 37189.785 25500.893 L 37184.025 25503.453 L 37184.025 25506.013 L 37179.545 25505.373 L 37179.545 25511.133 L 37182.745 25511.133 L 37182.105 25513.693 C 37179.972 25514.546 37179.118 25515.400 37179.545 25516.253 L 37171.225 25520.093 L 37172.505 25526.493 C 37168.665 25529.480 37164.825 25532.680 37160.985 25536.093 C 37155.438 25541.213 37153.732 25544.626 37155.865 25546.333 L 37139.865 25555.293 L 37139.865 25559.133 L 37131.545 25564.893 L 37128.345 25562.973 L 37127.705 25569.373 C 37125.145 25571.080 37123.012 25571.080 37121.305 25569.373 C 37120.025 25568.093 37119.172 25567.453 37118.745 25567.453 L 37118.745 25571.293 C 37115.758 25572.573 37114.478 25573.640 37114.905 25574.493 L 37109.785 25577.693 L 37106.585 25576.413 L 37105.305 25579.613 C 37100.612 25581.746 37081.198 25592.200 37047.065 25610.973 C 37021.892 25625.053 37001.625 25632.093 36986.265 25632.093 C 36970.478 25632.093 36957.252 25627.613 36946.585 25618.653 C 36935.492 25610.120 36929.945 25597.960 36929.945 25582.173 C 36929.945 25558.280 36942.958 25535.026 36968.985 25512.413 C 36985.625 25498.333 37009.518 25483.400 37040.665 25467.613 C 37042.798 25467.613 37044.932 25467.400 37047.065 25466.973 ZM 37220.505 25314.013 C 37225.198 25304.626 37229.252 25293.960 37232.665 25282.013 C 37236.505 25270.066 37238.425 25259.613 37238.425 25250.653 C 37238.425 25240.840 37237.358 25233.373 37235.225 25228.253 C 37231.812 25219.720 37225.838 25215.453 37217.305 25215.453 C 37212.185 25215.453 37203.225 25221.853 37190.425 25234.653 C 37175.492 25249.586 37166.745 25257.693 37164.185 25258.973 L 37160.985 25266.653 C 37156.292 25273.480 37151.812 25280.306 37147.545 25287.133 L 37144.985 25291.613 L 37139.225 25296.093 L 37140.505 25300.573 C 37133.678 25307.826 37127.918 25319.986 37123.225 25337.053 C 37118.958 25353.693 37116.825 25368.200 37116.825 25380.573 C 37116.825 25388.680 37117.465 25394.013 37118.745 25396.573 L 37128.985 25408.093 C 37160.132 25388.893 37180.612 25371.400 37190.425 25355.613 C 37200.665 25339.400 37210.692 25325.533 37220.505 25314.013 ZM 37315.975 25411.293 L 37313.415 25409.373 C 37314.695 25395.293 37317.255 25382.920 37321.095 25372.253 C 37324.935 25361.160 37334.748 25340.893 37350.535 25311.453 C 37366.748 25285.000 37394.268 25255.346 37433.095 25222.493 C 37476.188 25186.226 37509.255 25168.093 37532.295 25168.093 L 37539.975 25169.373 L 37540.615 25171.293 C 37555.548 25172.573 37566.001 25180.040 37571.975 25193.693 L 37579.015 25210.973 L 37581.575 25210.973 L 37577.735 25223.133 C 37577.735 25224.413 37578.801 25225.906 37580.935 25227.613 C 37581.361 25228.040 37582.001 25228.466 37582.855 25228.893 L 37584.135 25235.293 L 37595.655 25235.933 C 37593.521 25241.480 37586.268 25256.200 37573.895 25280.093 C 37561.948 25303.560 37554.268 25318.493 37550.855 25324.893 L 37547.655 25324.253 L 37550.215 25329.373 L 37542.535 25353.693 L 37539.975 25354.333 L 37535.495 25372.893 L 37532.935 25372.893 C 37534.641 25378.013 37534.641 25382.280 37532.935 25385.693 L 37531.015 25414.493 C 37531.015 25419.186 37533.788 25422.386 37539.335 25424.093 C 37544.881 25422.813 37553.201 25417.693 37564.295 25408.733 C 37575.815 25399.346 37592.455 25384.200 37614.215 25363.293 C 37612.935 25364.146 37612.721 25365.426 37613.575 25367.133 C 37614.855 25368.840 37615.921 25369.053 37616.775 25367.773 C 37606.108 25380.146 37595.655 25392.520 37585.415 25404.893 L 37583.495 25408.733 C 37575.388 25414.706 37567.708 25420.893 37560.455 25427.293 C 37551.068 25435.400 37544.028 25442.653 37539.335 25449.053 L 37536.135 25449.053 L 37532.935 25455.453 L 37527.815 25456.733 C 37525.681 25460.146 37522.268 25463.346 37517.575 25466.333 L 37515.655 25467.613 C 37511.815 25471.453 37506.055 25474.653 37498.375 25477.213 C 37491.121 25479.773 37483.441 25481.906 37475.335 25483.613 C 37468.081 25480.626 37463.388 25474.653 37461.255 25465.693 C 37459.121 25456.306 37458.055 25444.786 37458.055 25431.133 L 37458.055 25413.853 L 37452.295 25420.893 L 37443.335 25427.293 L 37442.695 25431.133 C 37438.855 25434.973 37436.081 25438.813 37434.375 25442.653 L 37431.815 25439.453 L 37427.335 25445.213 L 37422.855 25445.853 L 37418.375 25454.173 C 37415.815 25455.453 37413.255 25457.160 37410.695 25459.293 C 37408.561 25461.000 37406.001 25463.133 37403.015 25465.693 L 37388.935 25473.373 L 37388.935 25478.493 C 37386.375 25480.200 37380.828 25482.973 37372.295 25486.813 C 37367.601 25488.946 37364.188 25490.653 37362.055 25491.933 C 37361.201 25491.506 37358.001 25491.933 37352.455 25493.213 C 37351.601 25493.213 37350.108 25493.640 37347.975 25494.493 C 37340.295 25494.493 37333.681 25491.506 37328.135 25485.533 C 37322.588 25479.560 37318.535 25472.306 37315.975 25463.773 C 37318.108 25463.773 37319.175 25462.280 37319.175 25459.293 C 37317.895 25457.586 37317.041 25456.520 37316.615 25456.093 C 37314.908 25453.533 37313.628 25452.466 37312.775 25452.893 L 37311.495 25445.213 L 37314.695 25440.733 L 37314.695 25429.213 C 37312.988 25429.640 37311.921 25429.426 37311.495 25428.573 C 37311.068 25427.720 37310.855 25426.013 37310.855 25423.453 C 37311.281 25418.760 37311.495 25415.986 37311.495 25415.133 L 37315.975 25411.293 ZM 37390.215 25410.013 C 37390.215 25411.720 37391.495 25415.560 37394.055 25421.533 C 37397.041 25427.506 37399.388 25431.773 37401.095 25434.333 C 37410.908 25434.333 37424.775 25427.080 37442.695 25412.573 L 37464.455 25394.653 C 37464.881 25393.373 37466.801 25386.333 37470.215 25373.533 C 37473.628 25360.306 37477.041 25351.773 37480.455 25347.933 C 37480.455 25342.386 37484.721 25330.653 37493.255 25312.733 C 37502.215 25294.813 37506.695 25278.386 37506.695 25263.453 C 37506.695 25251.506 37504.135 25241.266 37499.015 25232.733 C 37493.895 25224.200 37485.788 25219.080 37474.695 25217.373 C 37471.281 25219.933 37467.868 25222.706 37464.455 25225.693 C 37461.468 25228.253 37459.335 25231.240 37458.055 25234.653 C 37449.095 25244.893 37440.348 25254.920 37431.815 25264.733 L 37429.895 25270.493 C 37427.761 25272.200 37425.841 25275.186 37424.135 25279.453 C 37422.855 25283.293 37421.788 25287.133 37420.935 25290.973 C 37419.228 25293.106 37416.455 25298.866 37412.615 25308.253 C 37404.508 25327.880 37400.241 25339.400 37399.815 25342.813 L 37395.975 25344.093 L 37397.255 25346.653 L 37392.135 25365.853 L 37389.575 25369.693 L 37390.855 25370.973 L 37394.055 25370.973 C 37392.775 25373.960 37391.068 25375.880 37388.935 25376.733 L 37391.495 25395.933 L 37388.935 25398.493 L 37389.575 25402.333 L 37390.215 25410.013 ZM 37600.915 25449.053 L 37598.355 25444.573 L 37605.395 25440.093 C 37605.395 25439.240 37604.115 25438.386 37601.555 25437.533 L 37600.275 25431.773 C 37600.275 25429.640 37600.915 25427.293 37602.195 25424.733 C 37603.048 25421.746 37603.688 25419.613 37604.115 25418.333 L 37601.555 25415.773 L 37606.035 25408.733 L 37606.035 25405.533 L 37609.875 25399.773 L 37609.235 25394.013 C 37610.088 25393.160 37610.941 25391.666 37611.795 25389.533 C 37613.075 25387.400 37614.355 25386.546 37615.635 25386.973 C 37615.635 25381.853 37616.701 25376.520 37618.835 25370.973 L 37623.315 25360.733 C 37627.155 25359.880 37629.075 25357.106 37629.075 25352.413 C 37629.075 25348.146 37634.835 25335.773 37646.355 25315.293 C 37657.875 25294.813 37663.421 25284.360 37662.995 25283.933 C 37666.408 25279.240 37669.821 25273.906 37673.235 25267.933 C 37677.075 25261.960 37680.061 25256.413 37682.195 25251.293 C 37682.621 25250.866 37683.901 25248.520 37686.035 25244.253 C 37688.595 25239.560 37690.301 25237.426 37691.155 25237.853 L 37699.475 25221.853 L 37700.755 25218.013 C 37705.448 25209.480 37709.288 25202.866 37712.275 25198.173 C 37717.821 25189.213 37722.088 25183.666 37725.075 25181.533 L 37737.235 25156.573 C 37738.941 25157.426 37739.795 25157.213 37739.795 25155.933 C 37740.221 25154.226 37740.648 25152.306 37741.075 25150.173 C 37741.928 25148.040 37742.568 25146.546 37742.995 25145.693 C 37745.128 25141.426 37747.475 25137.586 37750.035 25134.173 L 37792.915 25061.213 C 37794.621 25059.933 37796.328 25058.440 37798.035 25056.733 C 37806.568 25054.600 37815.315 25052.253 37824.275 25049.693 L 37828.755 25044.573 L 37827.475 25041.373 L 37831.315 25041.373 L 37830.675 25043.933 L 37833.875 25043.933 L 37856.915 25035.613 L 37861.395 25039.453 C 37860.541 25043.720 37860.968 25048.413 37862.675 25053.533 L 37831.315 25104.093 L 37830.035 25108.573 L 37820.435 25123.293 C 37820.861 25124.146 37821.288 25124.786 37821.715 25125.213 C 37818.728 25126.920 37816.381 25128.413 37814.675 25129.693 L 37817.875 25131.613 C 37816.168 25132.040 37814.675 25132.466 37813.395 25132.893 C 37812.115 25133.320 37811.475 25135.026 37811.475 25138.013 L 37806.355 25141.213 C 37806.781 25142.066 37806.568 25143.560 37805.715 25145.693 C 37804.861 25147.400 37805.715 25148.466 37808.275 25148.893 L 37805.075 25155.293 C 37805.501 25153.160 37804.221 25152.093 37801.235 25152.093 L 37800.595 25155.293 L 37794.835 25159.133 L 37798.675 25158.493 L 37803.795 25161.053 C 37801.661 25162.333 37800.168 25163.186 37799.315 25163.613 C 37795.475 25165.746 37793.128 25166.600 37792.275 25166.173 C 37790.568 25171.293 37788.008 25175.773 37784.595 25179.613 L 37790.355 25177.693 L 37787.795 25180.893 L 37789.715 25181.533 L 37785.875 25186.653 L 37783.315 25184.733 C 37782.888 25185.160 37782.675 25185.586 37782.675 25186.013 C 37784.381 25189.426 37785.021 25191.560 37784.595 25192.413 L 37776.275 25195.613 L 37779.475 25197.533 L 37770.515 25198.813 L 37768.595 25205.213 L 37775.635 25205.213 L 37769.235 25209.053 L 37775.635 25210.973 L 37767.315 25212.253 L 37766.035 25209.693 C 37765.608 25211.400 37765.395 25212.893 37765.395 25214.173 C 37765.395 25215.453 37766.035 25217.586 37767.315 25220.573 L 37756.435 25223.133 L 37757.715 25226.973 L 37756.435 25232.733 C 37757.715 25231.880 37758.568 25231.453 37758.995 25231.453 C 37761.555 25230.173 37763.261 25229.533 37764.115 25229.533 L 37764.115 25234.013 L 37759.635 25234.013 C 37757.928 25235.720 37757.715 25237.640 37758.995 25239.773 L 37744.915 25242.973 L 37745.555 25248.093 L 37741.075 25252.573 L 37750.035 25246.173 L 37754.515 25251.293 L 37754.515 25254.493 L 37751.955 25254.493 L 37735.315 25260.253 C 37732.755 25261.960 37730.195 25263.453 37727.635 25264.733 L 37726.355 25269.213 L 37745.555 25266.013 L 37745.555 25271.133 C 37744.701 25271.133 37743.208 25272.840 37741.075 25276.253 C 37739.795 25277.106 37738.515 25277.746 37737.235 25278.173 L 37731.475 25282.013 L 37736.595 25282.013 L 37730.195 25285.853 L 37727.635 25283.933 C 37724.221 25283.933 37722.515 25285.640 37722.515 25289.053 L 37725.715 25290.333 L 37730.195 25287.773 L 37732.755 25290.973 L 37728.275 25297.373 C 37731.688 25298.653 37733.181 25299.720 37732.755 25300.573 L 37723.155 25299.933 L 37721.235 25296.733 L 37719.955 25299.933 C 37719.528 25301.213 37718.248 25301.853 37716.115 25301.853 C 37714.408 25301.853 37713.555 25303.346 37713.555 25306.333 L 37715.475 25305.693 L 37727.635 25306.973 L 37727.635 25310.173 C 37724.221 25309.746 37719.741 25310.386 37714.195 25312.093 L 37714.195 25318.493 L 37723.155 25321.053 C 37720.168 25322.760 37717.821 25323.613 37716.115 25323.613 C 37713.555 25322.333 37711.208 25321.693 37709.075 25321.693 L 37706.515 25323.613 L 37710.995 25327.453 L 37710.355 25329.373 L 37705.235 25329.373 L 37703.955 25331.293 C 37705.661 25331.720 37707.368 25331.933 37709.075 25331.933 L 37709.075 25335.133 C 37712.061 25334.706 37713.981 25334.920 37714.835 25335.773 L 37716.115 25342.813 L 37710.995 25343.453 L 37704.595 25348.573 L 37703.315 25353.053 L 37705.875 25356.893 L 37709.075 25356.893 L 37705.235 25359.453 L 37698.835 25358.813 L 37695.635 25360.733 L 37700.755 25364.573 L 37705.875 25364.573 L 37693.075 25367.133 L 37693.075 25370.973 L 37700.755 25370.973 L 37701.395 25374.173 C 37698.835 25374.600 37697.128 25374.813 37696.275 25374.813 C 37695.421 25374.813 37693.288 25375.453 37689.875 25376.733 L 37686.035 25375.453 L 37682.835 25376.093 L 37682.835 25383.133 C 37684.115 25383.986 37685.608 25383.986 37687.315 25383.133 C 37689.448 25382.280 37690.515 25381.000 37690.515 25379.293 L 37696.915 25380.573 C 37694.781 25386.546 37693.288 25390.386 37692.435 25392.093 L 37687.315 25394.013 L 37688.595 25399.773 L 37680.275 25404.893 L 37681.555 25406.813 L 37687.955 25406.813 L 37690.515 25404.893 L 37688.595 25410.653 L 37683.475 25413.213 C 37683.901 25416.626 37683.261 25418.333 37681.555 25418.333 L 37686.035 25422.813 C 37698.408 25419.400 37716.328 25409.586 37739.795 25393.373 C 37763.688 25376.733 37787.795 25359.880 37812.115 25342.813 C 37784.808 25369.693 37758.355 25394.226 37732.755 25416.413 C 37695.635 25448.413 37666.835 25469.533 37646.355 25479.773 L 37646.355 25482.333 L 37641.235 25481.053 C 37638.675 25484.040 37634.621 25486.600 37629.075 25488.733 C 37623.528 25490.866 37618.621 25491.933 37614.355 25491.933 C 37615.208 25491.080 37614.995 25490.013 37613.715 25488.733 C 37612.861 25487.880 37612.008 25487.880 37611.155 25488.733 L 37602.835 25482.973 C 37603.688 25482.120 37604.541 25481.906 37605.395 25482.333 C 37606.248 25482.760 37607.528 25483.613 37609.235 25484.893 L 37618.835 25484.893 L 37621.395 25486.813 L 37621.395 25484.253 L 37619.475 25483.613 C 37613.501 25482.333 37609.661 25482.546 37607.955 25484.253 L 37606.035 25478.493 L 37603.475 25478.493 L 37603.475 25472.093 C 37600.915 25472.520 37599.421 25472.306 37598.995 25471.453 C 37600.275 25471.026 37601.341 25470.386 37602.195 25469.533 L 37601.555 25461.853 L 37597.715 25461.853 L 37598.995 25458.653 L 37607.955 25455.453 L 37600.915 25455.453 L 37596.435 25451.613 L 37600.915 25449.053 ZM 38043.645 25404.893 L 38044.925 25395.933 L 38048.765 25394.653 L 38049.405 25388.253 L 38048.125 25386.973 L 38052.605 25382.493 C 38055.591 25379.080 38057.085 25376.306 38057.085 25374.173 C 38057.085 25372.040 38055.591 25370.973 38052.605 25370.973 L 38054.525 25369.693 C 38056.658 25368.413 38057.725 25366.706 38057.725 25364.573 C 38057.725 25360.306 38058.791 25356.680 38060.925 25353.693 C 38063.485 25350.706 38065.405 25349.853 38066.685 25351.133 L 38066.045 25346.013 L 38067.325 25339.613 L 38069.885 25339.613 L 38068.605 25333.853 L 38071.805 25331.933 L 38070.525 25330.653 L 38075.005 25329.373 L 38073.725 25323.613 L 38079.485 25319.773 L 38076.925 25314.653 C 38077.351 25313.373 38077.991 25312.306 38078.845 25311.453 C 38079.698 25310.173 38080.765 25309.960 38082.045 25310.813 L 38082.045 25301.853 C 38084.178 25300.573 38085.245 25299.506 38085.245 25298.653 C 38085.671 25297.373 38086.738 25296.733 38088.445 25296.733 L 38090.365 25296.093 C 38088.658 25290.973 38090.365 25285.853 38095.485 25280.733 C 38094.631 25279.453 38094.631 25278.813 38095.485 25278.813 C 38096.338 25278.386 38097.405 25277.960 38098.685 25277.533 L 38098.685 25271.133 C 38100.391 25272.840 38101.671 25272.840 38102.525 25271.133 C 38103.805 25269.000 38104.445 25265.160 38104.445 25259.613 L 38110.205 25258.333 L 38112.765 25253.213 L 38111.485 25245.533 L 38106.365 25245.533 C 38101.671 25245.533 38090.791 25248.306 38073.725 25253.853 C 38064.338 25256.840 38057.298 25258.333 38052.605 25258.333 L 38045.565 25257.053 L 38072.445 25217.373 L 38078.205 25214.173 C 38082.471 25204.360 38093.138 25197.106 38110.205 25192.413 C 38130.258 25189.000 38143.271 25186.653 38149.245 25185.373 C 38157.351 25176.840 38166.738 25164.893 38177.405 25149.533 C 38186.365 25136.733 38195.325 25123.720 38204.285 25110.493 C 38214.525 25097.693 38222.845 25088.306 38229.245 25082.333 C 38240.765 25071.240 38251.218 25064.626 38260.605 25062.493 C 38262.738 25059.506 38266.365 25056.733 38271.485 25054.173 C 38277.031 25051.613 38281.938 25049.693 38286.205 25048.413 L 38291.325 25056.733 C 38290.471 25060.573 38288.338 25065.906 38284.925 25072.733 L 38280.445 25080.413 L 38272.765 25084.893 C 38271.911 25091.720 38268.711 25099.186 38263.165 25107.293 C 38257.618 25115.400 38253.991 25121.800 38252.285 25126.493 L 38247.165 25128.413 L 38249.725 25134.813 C 38246.311 25134.813 38244.605 25135.240 38244.605 25136.093 L 38244.605 25141.853 L 38240.125 25146.333 L 38236.925 25146.333 L 38228.605 25166.173 L 38222.205 25166.173 C 38223.911 25169.586 38224.125 25172.786 38222.845 25175.773 L 38267.645 25174.493 C 38274.471 25174.493 38281.298 25174.706 38288.125 25175.133 C 38294.951 25175.133 38301.991 25176.200 38309.245 25178.333 C 38306.258 25185.586 38303.058 25191.560 38299.645 25196.253 L 38294.525 25196.893 L 38291.325 25203.933 L 38283.645 25206.493 L 38278.525 25214.173 C 38274.685 25219.293 38269.991 25223.560 38264.445 25226.973 C 38259.325 25230.386 38253.138 25233.373 38245.885 25235.933 L 38231.805 25234.013 L 38210.045 25235.933 C 38209.191 25234.653 38205.138 25235.080 38197.885 25237.213 C 38191.058 25238.920 38187.005 25239.560 38185.725 25239.133 C 38184.445 25238.706 38183.378 25239.346 38182.525 25241.053 C 38182.098 25242.333 38181.245 25242.760 38179.965 25242.333 C 38176.551 25249.586 38174.205 25254.920 38172.925 25258.333 C 38168.231 25269.000 38165.458 25276.253 38164.605 25280.093 L 38161.405 25286.493 C 38154.151 25297.160 38149.031 25305.693 38146.045 25312.093 C 38143.485 25318.493 38141.565 25325.320 38140.285 25332.573 C 38139.005 25332.146 38137.938 25332.786 38137.085 25334.493 C 38136.658 25335.773 38136.871 25337.053 38137.725 25338.333 L 38135.165 25345.373 L 38129.405 25347.293 C 38130.685 25349.000 38132.178 25350.493 38133.885 25351.773 C 38130.471 25358.173 38128.551 25361.800 38128.125 25362.653 C 38126.418 25366.920 38125.565 25370.973 38125.565 25374.813 L 38123.645 25376.733 L 38124.285 25381.213 C 38123.005 25385.053 38122.151 25388.040 38121.725 25390.173 C 38119.591 25397.853 38118.525 25402.333 38118.525 25403.613 C 38118.525 25410.440 38119.591 25415.773 38121.725 25419.613 C 38123.858 25423.453 38127.911 25425.373 38133.885 25425.373 C 38148.818 25425.373 38171.858 25413.213 38203.005 25388.893 C 38229.458 25367.986 38246.525 25351.986 38254.205 25340.893 L 38258.685 25340.893 L 38245.885 25357.533 C 38240.765 25364.786 38232.018 25374.813 38219.645 25387.613 C 38205.565 25402.120 38195.965 25412.146 38190.845 25417.693 C 38186.151 25423.240 38180.818 25429.000 38174.845 25434.973 C 38169.298 25440.946 38163.538 25446.066 38157.565 25450.333 L 38155.645 25451.613 C 38151.378 25456.733 38146.258 25461.640 38140.285 25466.333 C 38130.471 25474.440 38124.925 25479.133 38123.645 25480.413 L 38121.725 25477.853 C 38119.591 25477.853 38116.391 25479.773 38112.125 25483.613 C 38109.565 25486.173 38107.645 25487.666 38106.365 25488.093 L 38107.645 25490.013 C 38102.525 25490.866 38098.471 25493.426 38095.485 25497.693 L 38078.845 25500.253 C 38066.471 25500.253 38056.658 25494.066 38049.405 25481.693 C 38042.151 25469.320 38038.525 25456.520 38038.525 25443.293 L 38038.525 25426.653 C 38038.951 25421.106 38040.231 25415.346 38042.365 25409.373 L 38043.645 25404.893 ZM 38424.625 25186.013 L 38427.185 25180.253 L 38431.665 25178.973 L 38433.585 25183.453 L 38437.425 25178.333 L 38439.345 25177.693 L 38443.825 25184.733 L 38448.305 25184.733 L 38447.025 25180.253 L 38450.225 25180.253 C 38452.785 25180.253 38458.331 25182.386 38466.865 25186.653 C 38467.291 25187.933 38467.931 25189.000 38468.785 25189.853 C 38470.918 25190.280 38472.411 25190.493 38473.265 25190.493 L 38479.025 25207.133 L 38480.305 25205.213 L 38484.145 25205.853 L 38482.225 25213.533 L 38486.065 25225.053 L 38487.985 25228.893 C 38487.985 25232.306 38487.558 25234.866 38486.705 25236.573 C 38486.278 25238.280 38485.638 25240.200 38484.785 25242.333 C 38484.785 25244.040 38485.638 25246.813 38487.345 25250.653 C 38486.918 25253.213 38486.278 25257.906 38485.425 25264.733 C 38484.571 25271.560 38484.145 25276.253 38484.145 25278.813 L 38479.665 25283.293 L 38480.945 25289.693 L 38477.745 25292.253 L 38478.385 25295.453 L 38479.025 25298.013 C 38476.891 25304.413 38473.478 25312.733 38468.785 25322.973 C 38465.798 25329.800 38461.958 25337.693 38457.265 25346.653 L 38445.745 25355.613 L 38448.945 25359.453 L 38434.865 25377.373 L 38431.665 25377.373 L 38433.585 25381.213 C 38431.025 25381.640 38429.105 25382.706 38427.825 25384.413 L 38425.265 25389.533 C 38424.411 25390.813 38423.345 25391.026 38422.065 25390.173 L 38416.305 25399.773 C 38415.025 25398.920 38413.745 25399.133 38412.465 25400.413 C 38411.611 25401.693 38411.398 25402.973 38411.825 25404.253 L 38407.345 25403.613 C 38406.491 25405.746 38405.425 25407.666 38404.145 25409.373 C 38402.865 25411.080 38401.371 25411.293 38399.665 25410.013 C 38398.385 25412.573 38396.678 25414.920 38394.545 25417.053 L 38390.065 25421.533 L 38384.945 25424.093 C 38375.131 25436.040 38364.465 25445.853 38352.945 25453.533 L 38350.385 25459.293 C 38343.985 25463.133 38339.078 25466.120 38335.665 25468.253 C 38328.838 25472.520 38324.145 25476.146 38321.585 25479.133 L 38315.825 25479.133 L 38314.545 25481.693 C 38310.705 25482.973 38306.651 25484.253 38302.385 25485.533 C 38298.545 25486.813 38294.491 25487.453 38290.225 25487.453 C 38273.158 25487.453 38260.571 25479.346 38252.465 25463.133 C 38246.065 25450.333 38242.865 25434.333 38242.865 25415.133 C 38242.865 25386.546 38249.478 25359.880 38262.705 25335.133 C 38273.371 25314.653 38290.011 25293.533 38312.625 25271.773 C 38323.718 25261.106 38344.838 25242.760 38375.985 25216.733 C 38383.238 25210.333 38390.918 25203.933 38399.025 25197.533 C 38407.131 25190.706 38415.451 25185.373 38423.985 25181.533 L 38424.625 25186.013 ZM 38311.985 25404.253 L 38313.905 25403.613 L 38315.185 25401.053 L 38316.465 25404.893 L 38315.825 25408.093 C 38317.958 25410.226 38319.238 25412.146 38319.665 25413.853 L 38314.545 25413.213 C 38314.545 25418.333 38317.745 25421.746 38324.145 25423.453 C 38325.851 25434.120 38330.758 25439.453 38338.865 25439.453 C 38358.918 25439.453 38378.118 25421.320 38396.465 25385.053 C 38412.678 25353.053 38420.785 25326.173 38420.785 25304.413 C 38420.785 25285.213 38418.225 25270.066 38413.105 25258.973 C 38408.411 25247.880 38402.011 25240.200 38393.905 25235.933 L 38389.425 25236.573 L 38388.145 25244.893 L 38384.945 25242.973 L 38383.665 25241.053 C 38383.665 25244.040 38382.385 25246.600 38379.825 25248.733 L 38379.825 25251.933 L 38377.905 25255.133 L 38372.145 25248.733 L 38370.865 25252.573 L 38372.145 25255.773 L 38368.305 25258.973 L 38369.585 25263.453 L 38362.545 25260.893 L 38364.465 25267.293 C 38362.758 25269.853 38360.625 25271.346 38358.065 25271.773 L 38356.785 25274.973 L 38350.385 25277.533 L 38351.665 25281.373 L 38353.585 25278.813 L 38354.865 25282.013 L 38352.305 25283.293 L 38352.305 25287.773 L 38347.825 25289.053 L 38344.625 25286.493 L 38342.065 25290.333 L 38339.505 25289.693 L 38339.505 25292.893 L 38345.265 25292.893 L 38343.345 25296.093 L 38340.785 25296.093 L 38342.705 25302.493 L 38338.865 25302.493 L 38338.225 25306.973 L 38336.945 25309.533 L 38339.505 25310.173 C 38335.238 25314.440 38333.105 25319.133 38333.105 25324.253 L 38327.345 25324.253 L 38324.785 25321.693 L 38322.225 25321.693 C 38322.651 25323.826 38324.145 25325.746 38326.705 25327.453 L 38327.985 25331.293 C 38328.411 25333.426 38326.278 25335.346 38321.585 25337.053 L 38323.505 25343.453 L 38326.065 25343.453 L 38320.945 25356.253 C 38319.665 25360.093 38319.025 25364.786 38319.025 25370.333 L 38312.625 25372.893 L 38312.625 25376.093 C 38313.478 25377.800 38314.545 25378.226 38315.825 25377.373 L 38317.105 25380.573 L 38315.185 25382.493 L 38310.705 25381.213 L 38308.785 25383.773 L 38313.905 25388.253 L 38313.905 25394.653 C 38316.038 25396.786 38316.678 25398.280 38315.825 25399.133 L 38312.625 25397.853 L 38306.865 25402.973 L 38311.985 25404.253 ZM 34446.125 26646.466 C 34450.391 26640.066 34455.938 26630.893 34462.765 26618.946 L 34478.125 26590.786 L 34475.565 26588.866 C 34481.111 26581.613 34486.445 26576.066 34491.565 26572.226 C 34494.551 26570.093 34501.165 26566.466 34511.405 26561.346 L 34512.045 26559.426 C 34519.725 26556.013 34525.271 26553.666 34528.685 26552.386 C 34535.085 26549.826 34541.058 26548.119 34546.605 26547.266 C 34547.458 26550.679 34548.525 26553.879 34549.805 26556.866 C 34549.805 26558.999 34549.165 26561.986 34547.885 26565.826 C 34547.031 26569.666 34546.391 26572.439 34545.965 26574.146 L 34549.165 26574.146 C 34547.458 26582.679 34546.391 26587.373 34545.965 26588.226 C 34543.831 26595.479 34541.485 26600.173 34538.925 26602.306 L 34542.765 26606.146 L 34538.925 26606.146 L 34533.805 26609.346 L 34538.925 26611.266 C 34537.645 26616.813 34537.005 26619.799 34537.005 26620.226 L 34532.525 26625.346 L 34529.325 26625.346 C 34527.191 26629.613 34526.125 26632.386 34526.125 26633.666 C 34546.178 26619.159 34566.231 26604.439 34586.285 26589.506 C 34596.951 26582.679 34608.471 26576.279 34620.845 26570.306 C 34633.218 26563.906 34644.951 26559.426 34656.045 26556.866 C 34664.151 26559.853 34670.551 26563.906 34675.245 26569.026 C 34675.671 26568.599 34675.885 26568.813 34675.885 26569.666 L 34677.165 26570.946 L 34675.245 26576.066 C 34675.245 26580.759 34677.805 26582.039 34682.925 26579.906 C 34683.351 26587.159 34683.565 26592.706 34683.565 26596.546 L 34681.645 26602.946 C 34681.645 26604.226 34681.858 26605.506 34682.285 26606.786 C 34681.431 26608.066 34680.365 26609.133 34679.085 26609.986 C 34677.805 26610.839 34676.525 26610.199 34675.245 26608.066 L 34677.805 26618.306 C 34676.525 26617.026 34675.671 26617.026 34675.245 26618.306 C 34674.818 26619.159 34674.391 26620.226 34673.965 26621.506 L 34678.445 26622.146 C 34710.871 26597.399 34728.578 26583.959 34731.565 26581.826 C 34756.311 26565.186 34776.151 26556.866 34791.085 26556.866 C 34805.165 26556.866 34814.978 26564.333 34820.525 26579.266 L 34823.085 26579.266 L 34821.165 26585.026 C 34821.591 26586.733 34821.805 26590.359 34821.805 26595.906 C 34821.805 26601.453 34822.445 26604.226 34823.725 26604.226 L 34823.725 26609.986 C 34822.018 26609.559 34820.098 26609.346 34817.965 26609.346 L 34811.565 26609.346 L 34813.485 26613.826 L 34819.245 26612.546 L 34820.525 26617.026 C 34819.671 26617.879 34818.818 26618.946 34817.965 26620.226 C 34817.111 26621.079 34816.685 26622.999 34816.685 26625.986 L 34815.405 26629.826 L 34807.725 26629.826 L 34807.725 26627.906 C 34806.871 26627.906 34806.231 26627.693 34805.805 26627.266 L 34802.605 26636.226 C 34803.458 26637.079 34804.951 26637.293 34807.085 26636.866 C 34809.218 26636.439 34809.645 26635.373 34808.365 26633.666 L 34814.765 26636.866 L 34814.765 26640.066 L 34808.365 26645.826 L 34807.085 26642.626 L 34804.525 26647.746 L 34807.725 26650.306 L 34803.245 26650.306 C 34801.111 26650.306 34800.045 26651.799 34800.045 26654.786 C 34800.045 26656.066 34799.405 26657.773 34798.125 26659.906 C 34797.271 26661.613 34796.845 26663.106 34796.845 26664.386 C 34792.578 26672.066 34790.231 26676.759 34789.805 26678.466 L 34783.405 26678.466 L 34784.045 26675.266 C 34783.191 26675.693 34782.125 26676.333 34780.845 26677.186 L 34778.285 26679.746 L 34778.285 26683.586 L 34781.485 26683.586 C 34781.911 26684.866 34781.058 26685.719 34778.925 26686.146 C 34776.791 26686.573 34774.871 26686.999 34773.165 26687.426 L 34773.805 26689.986 C 34776.365 26690.839 34777.645 26692.333 34777.645 26694.466 L 34776.365 26697.026 L 34765.485 26704.706 L 34768.685 26704.706 L 34766.765 26711.746 L 34761.005 26713.026 L 34759.085 26720.066 L 34751.405 26724.546 C 34750.551 26725.826 34750.765 26727.533 34752.045 26729.666 C 34753.751 26731.799 34754.605 26733.079 34754.605 26733.506 L 34748.205 26729.666 L 34746.925 26735.426 L 34743.725 26735.426 L 34739.885 26742.466 C 34737.325 26743.746 34736.471 26745.239 34737.325 26746.946 L 34746.285 26747.586 C 34741.591 26750.999 34737.111 26754.199 34732.845 26757.186 C 34730.711 26762.306 34728.791 26766.573 34727.085 26769.986 C 34725.378 26773.399 34722.818 26776.386 34719.405 26778.946 C 34720.685 26781.506 34721.965 26783.853 34723.245 26785.986 L 34718.125 26792.386 L 34721.325 26798.146 L 34733.485 26794.306 C 34746.285 26789.613 34760.578 26779.159 34776.365 26762.946 C 34793.858 26745.026 34806.871 26733.933 34815.405 26729.666 L 34815.405 26727.106 L 34830.125 26716.866 L 34832.685 26716.866 L 34830.125 26725.186 C 34825.858 26726.893 34822.018 26729.453 34818.605 26732.866 C 34813.058 26738.839 34807.511 26744.599 34801.965 26750.146 C 34801.538 26752.706 34792.578 26762.306 34775.085 26778.946 C 34758.018 26795.159 34747.138 26804.546 34742.445 26807.106 L 34742.445 26809.666 C 34726.231 26822.893 34713.218 26833.346 34703.405 26841.026 C 34684.631 26855.533 34669.698 26862.146 34658.605 26860.866 L 34643.885 26859.586 L 34640.045 26854.466 L 34637.485 26854.466 C 34635.778 26850.626 34634.498 26847.426 34633.645 26844.866 C 34632.791 26842.306 34632.365 26839.959 34632.365 26837.826 C 34632.365 26836.119 34633.645 26828.226 34636.205 26814.146 C 34636.205 26811.586 34636.418 26809.026 34636.845 26806.466 C 34643.245 26791.106 34669.911 26746.733 34716.845 26673.346 C 34736.898 26642.199 34747.991 26621.719 34750.125 26611.906 L 34745.645 26602.946 L 34738.605 26600.386 C 34727.938 26603.373 34717.058 26608.919 34705.965 26617.026 C 34695.298 26624.706 34685.058 26632.173 34675.245 26639.426 L 34667.565 26649.026 C 34663.725 26652.439 34661.165 26654.786 34659.885 26656.066 C 34658.605 26657.346 34656.898 26659.906 34654.765 26663.746 C 34655.618 26667.159 34654.551 26670.146 34651.565 26672.706 C 34650.285 26673.986 34647.085 26676.119 34641.965 26679.106 C 34641.965 26679.959 34643.458 26680.386 34646.445 26680.386 L 34647.725 26683.586 L 34643.885 26682.946 L 34640.045 26687.426 C 34641.325 26686.999 34642.605 26687.639 34643.885 26689.346 C 34643.885 26689.773 34644.098 26690.199 34644.525 26690.626 L 34640.685 26690.626 L 34636.205 26694.466 L 34640.685 26694.466 L 34630.445 26701.506 L 34633.005 26706.626 L 34624.685 26707.266 C 34625.965 26711.533 34626.605 26714.519 34626.605 26716.226 C 34623.618 26718.786 34622.338 26720.919 34622.765 26722.626 L 34616.365 26721.346 C 34614.231 26723.906 34611.885 26727.106 34609.325 26730.946 C 34607.191 26734.786 34606.125 26737.986 34606.125 26740.546 L 34610.605 26740.546 L 34610.605 26737.346 L 34614.445 26737.986 L 34613.165 26743.746 L 34603.565 26755.906 L 34593.965 26753.346 L 34593.325 26755.266 C 34596.738 26759.959 34598.445 26762.946 34598.445 26764.226 C 34596.311 26764.653 34594.178 26764.866 34592.045 26764.866 C 34591.191 26764.866 34590.765 26765.719 34590.765 26767.426 C 34590.765 26768.706 34590.551 26769.559 34590.125 26769.986 L 34588.205 26769.346 L 34581.165 26779.586 C 34582.018 26779.159 34582.871 26779.373 34583.725 26780.226 C 34585.005 26780.653 34586.071 26781.079 34586.925 26781.506 C 34581.805 26785.346 34577.751 26788.973 34574.765 26792.386 L 34576.045 26796.866 C 34570.071 26799.853 34567.085 26803.906 34567.085 26809.026 C 34564.098 26811.586 34560.258 26814.146 34555.565 26816.706 C 34551.298 26818.839 34547.245 26820.973 34543.405 26823.106 L 34547.245 26824.386 L 34547.245 26827.586 C 34545.111 26828.866 34543.831 26829.719 34543.405 26830.146 C 34542.551 26829.719 34541.911 26829.079 34541.485 26828.226 L 34529.965 26837.826 L 34528.045 26836.546 L 34524.845 26837.186 L 34515.885 26842.946 C 34513.325 26844.653 34511.405 26846.146 34510.125 26847.426 C 34508.845 26848.279 34507.565 26849.346 34506.285 26850.626 L 34495.405 26855.746 C 34494.125 26855.746 34492.205 26855.106 34489.645 26853.826 C 34487.511 26852.119 34486.445 26850.626 34486.445 26849.346 C 34486.445 26830.999 34496.898 26803.906 34517.805 26768.066 C 34537.005 26737.773 34556.631 26706.626 34576.685 26674.626 C 34597.165 26642.199 34607.405 26619.159 34607.405 26605.506 L 34605.485 26601.666 C 34605.058 26600.386 34604.418 26598.893 34603.565 26597.186 C 34589.911 26602.733 34576.258 26610.626 34562.605 26620.866 C 34560.045 26622.573 34540.418 26640.066 34503.725 26673.346 L 34506.285 26675.906 C 34506.285 26677.186 34505.005 26678.679 34502.445 26680.386 C 34499.885 26681.666 34499.031 26683.373 34499.885 26685.506 L 34493.485 26685.506 C 34493.911 26686.786 34493.698 26687.853 34492.845 26688.706 C 34492.418 26689.559 34491.991 26690.199 34491.565 26690.626 L 34496.685 26700.866 C 34495.405 26701.293 34494.551 26702.359 34494.125 26704.066 C 34493.698 26705.773 34493.485 26707.266 34493.485 26708.546 C 34489.218 26712.386 34486.018 26715.373 34483.885 26717.506 L 34480.685 26717.506 L 34474.925 26725.826 C 34473.645 26727.959 34471.511 26732.226 34468.525 26738.626 C 34465.965 26745.026 34464.045 26750.146 34462.765 26753.986 L 34455.085 26758.466 L 34456.365 26761.666 L 34454.445 26763.586 C 34450.178 26765.293 34446.551 26768.493 34443.565 26773.186 C 34444.418 26773.186 34444.845 26773.826 34444.845 26775.106 C 34445.271 26775.959 34445.698 26776.599 34446.125 26777.026 C 34443.565 26779.159 34441.218 26781.079 34439.085 26782.786 C 34436.098 26787.053 34433.965 26790.253 34432.685 26792.386 C 34429.698 26797.079 34428.631 26800.493 34429.485 26802.626 L 34421.805 26805.186 L 34421.165 26811.586 L 34417.325 26810.946 C 34416.471 26813.933 34415.618 26816.493 34414.765 26818.626 C 34413.911 26820.759 34413.058 26823.106 34412.205 26825.666 L 34403.245 26830.786 C 34403.671 26830.359 34403.671 26829.933 34403.245 26829.506 L 34401.965 26828.226 L 34401.965 26837.186 L 34400.685 26842.946 L 34387.885 26845.506 L 34380.845 26853.186 L 34378.925 26851.906 L 34359.725 26858.306 L 34353.325 26855.746 C 34351.618 26856.599 34348.631 26857.666 34344.365 26858.946 C 34339.671 26860.226 34336.258 26860.866 34334.125 26860.866 C 34332.845 26860.866 34331.351 26859.799 34329.645 26857.666 C 34327.511 26855.106 34325.378 26851.693 34323.245 26847.426 C 34333.485 26836.759 34350.765 26808.599 34375.085 26762.946 C 34387.031 26740.759 34397.698 26723.906 34407.085 26712.386 C 34419.885 26690.626 34432.898 26668.653 34446.125 26646.466 ZM 35000.875 26560.066 L 35003.435 26554.306 L 35007.915 26553.026 L 35009.835 26557.506 L 35013.675 26552.386 L 35015.595 26551.746 L 35020.075 26558.786 L 35024.555 26558.786 L 35023.275 26554.306 L 35026.475 26554.306 C 35029.035 26554.306 35034.581 26556.439 35043.115 26560.706 C 35043.541 26561.986 35044.181 26563.053 35045.035 26563.906 C 35047.168 26564.333 35048.661 26564.546 35049.515 26564.546 L 35055.275 26581.186 L 35056.555 26579.266 L 35060.395 26579.906 L 35058.475 26587.586 L 35062.315 26599.106 L 35064.235 26602.946 C 35064.235 26606.359 35063.808 26608.919 35062.955 26610.626 C 35062.528 26612.333 35061.888 26614.253 35061.035 26616.386 C 35061.035 26618.093 35061.888 26620.866 35063.595 26624.706 C 35063.168 26627.266 35062.528 26631.959 35061.675 26638.786 C 35060.821 26645.613 35060.395 26650.306 35060.395 26652.866 L 35055.915 26657.346 L 35057.195 26663.746 L 35053.995 26666.306 L 35054.635 26669.506 L 35055.275 26672.066 C 35053.141 26678.466 35049.728 26686.786 35045.035 26697.026 C 35042.048 26703.853 35038.208 26711.746 35033.515 26720.706 L 35021.995 26729.666 L 35025.195 26733.506 L 35011.115 26751.426 L 35007.915 26751.426 L 35009.835 26755.266 C 35007.275 26755.693 35005.355 26756.759 35004.075 26758.466 L 35001.515 26763.586 C 35000.661 26764.866 34999.595 26765.079 34998.315 26764.226 L 34992.555 26773.826 C 34991.275 26772.973 34989.995 26773.186 34988.715 26774.466 C 34987.861 26775.746 34987.648 26777.026 34988.075 26778.306 L 34983.595 26777.666 C 34982.741 26779.799 34981.675 26781.719 34980.395 26783.426 C 34979.115 26785.133 34977.621 26785.346 34975.915 26784.066 C 34974.635 26786.626 34972.928 26788.973 34970.795 26791.106 L 34966.315 26795.586 L 34961.195 26798.146 C 34951.381 26810.093 34940.715 26819.906 34929.195 26827.586 L 34926.635 26833.346 C 34920.235 26837.186 34915.328 26840.173 34911.915 26842.306 C 34905.088 26846.573 34900.395 26850.199 34897.835 26853.186 L 34892.075 26853.186 L 34890.795 26855.746 C 34886.955 26857.026 34882.901 26858.306 34878.635 26859.586 C 34874.795 26860.866 34870.741 26861.506 34866.475 26861.506 C 34849.408 26861.506 34836.821 26853.399 34828.715 26837.186 C 34822.315 26824.386 34819.115 26808.386 34819.115 26789.186 C 34819.115 26760.599 34825.728 26733.933 34838.955 26709.186 C 34849.621 26688.706 34866.261 26667.586 34888.875 26645.826 C 34899.968 26635.159 34921.088 26616.813 34952.235 26590.786 C 34959.488 26584.386 34967.168 26577.986 34975.275 26571.586 C 34983.381 26564.759 34991.701 26559.426 35000.235 26555.586 L 35000.875 26560.066 ZM 34888.235 26778.306 L 34890.155 26777.666 L 34891.435 26775.106 L 34892.715 26778.946 L 34892.075 26782.146 C 34894.208 26784.279 34895.488 26786.199 34895.915 26787.906 L 34890.795 26787.266 C 34890.795 26792.386 34893.995 26795.799 34900.395 26797.506 C 34902.101 26808.173 34907.008 26813.506 34915.115 26813.506 C 34935.168 26813.506 34954.368 26795.373 34972.715 26759.106 C 34988.928 26727.106 34997.035 26700.226 34997.035 26678.466 C 34997.035 26659.266 34994.475 26644.119 34989.355 26633.026 C 34984.661 26621.933 34978.261 26614.253 34970.155 26609.986 L 34965.675 26610.626 L 34964.395 26618.946 L 34961.195 26617.026 L 34959.915 26615.106 C 34959.915 26618.093 34958.635 26620.653 34956.075 26622.786 L 34956.075 26625.986 L 34954.155 26629.186 L 34948.395 26622.786 L 34947.115 26626.626 L 34948.395 26629.826 L 34944.555 26633.026 L 34945.835 26637.506 L 34938.795 26634.946 L 34940.715 26641.346 C 34939.008 26643.906 34936.875 26645.399 34934.315 26645.826 L 34933.035 26649.026 L 34926.635 26651.586 L 34927.915 26655.426 L 34929.835 26652.866 L 34931.115 26656.066 L 34928.555 26657.346 L 34928.555 26661.826 L 34924.075 26663.106 L 34920.875 26660.546 L 34918.315 26664.386 L 34915.755 26663.746 L 34915.755 26666.946 L 34921.515 26666.946 L 34919.595 26670.146 L 34917.035 26670.146 L 34918.955 26676.546 L 34915.115 26676.546 L 34914.475 26681.026 L 34913.195 26683.586 L 34915.755 26684.226 C 34911.488 26688.493 34909.355 26693.186 34909.355 26698.306 L 34903.595 26698.306 L 34901.035 26695.746 L 34898.475 26695.746 C 34898.901 26697.879 34900.395 26699.799 34902.955 26701.506 L 34904.235 26705.346 C 34904.661 26707.479 34902.528 26709.399 34897.835 26711.106 L 34899.755 26717.506 L 34902.315 26717.506 L 34897.195 26730.306 C 34895.915 26734.146 34895.275 26738.839 34895.275 26744.386 L 34888.875 26746.946 L 34888.875 26750.146 C 34889.728 26751.853 34890.795 26752.279 34892.075 26751.426 L 34893.355 26754.626 L 34891.435 26756.546 L 34886.955 26755.266 L 34885.035 26757.826 L 34890.155 26762.306 L 34890.155 26768.706 C 34892.288 26770.839 34892.928 26772.333 34892.075 26773.186 L 34888.875 26771.906 L 34883.115 26777.026 L 34888.235 26778.306 ZM 35054.665 26823.106 L 35052.105 26818.626 L 35059.145 26814.146 C 35059.145 26813.293 35057.865 26812.439 35055.305 26811.586 L 35054.025 26805.826 C 35054.025 26803.693 35054.665 26801.346 35055.945 26798.786 C 35056.798 26795.799 35057.438 26793.666 35057.865 26792.386 L 35055.305 26789.826 L 35059.785 26782.786 L 35059.785 26779.586 L 35063.625 26773.826 L 35062.985 26768.066 C 35063.838 26767.213 35064.691 26765.719 35065.545 26763.586 C 35066.825 26761.453 35068.105 26760.599 35069.385 26761.026 C 35069.385 26755.906 35070.451 26750.573 35072.585 26745.026 L 35077.065 26734.786 C 35080.905 26733.933 35082.825 26731.159 35082.825 26726.466 C 35082.825 26722.199 35088.585 26709.826 35100.105 26689.346 C 35111.625 26668.866 35117.171 26658.413 35116.745 26657.986 C 35120.158 26653.293 35123.571 26647.959 35126.985 26641.986 C 35130.825 26636.013 35133.811 26630.466 35135.945 26625.346 C 35136.371 26624.919 35137.651 26622.573 35139.785 26618.306 C 35142.345 26613.613 35144.051 26611.479 35144.905 26611.906 L 35153.225 26595.906 L 35154.505 26592.066 C 35159.198 26583.533 35163.038 26576.919 35166.025 26572.226 C 35171.571 26563.266 35175.838 26557.719 35178.825 26555.586 L 35190.985 26530.626 C 35192.691 26531.479 35193.545 26531.266 35193.545 26529.986 C 35193.971 26528.279 35194.398 26526.359 35194.825 26524.226 C 35195.678 26522.093 35196.318 26520.599 35196.745 26519.746 C 35198.878 26515.479 35201.225 26511.639 35203.785 26508.226 L 35246.665 26435.266 C 35248.371 26433.986 35250.078 26432.493 35251.785 26430.786 C 35260.318 26428.653 35269.065 26426.306 35278.025 26423.746 L 35282.505 26418.626 L 35281.225 26415.426 L 35285.065 26415.426 L 35284.425 26417.986 L 35287.625 26417.986 L 35310.665 26409.666 L 35315.145 26413.506 C 35314.291 26417.773 35314.718 26422.466 35316.425 26427.586 L 35285.065 26478.146 L 35283.785 26482.626 L 35274.185 26497.346 C 35274.611 26498.199 35275.038 26498.839 35275.465 26499.266 C 35272.478 26500.973 35270.131 26502.466 35268.425 26503.746 L 35271.625 26505.666 C 35269.918 26506.093 35268.425 26506.519 35267.145 26506.946 C 35265.865 26507.373 35265.225 26509.079 35265.225 26512.066 L 35260.105 26515.266 C 35260.531 26516.119 35260.318 26517.613 35259.465 26519.746 C 35258.611 26521.453 35259.465 26522.519 35262.025 26522.946 L 35258.825 26529.346 C 35259.251 26527.213 35257.971 26526.146 35254.985 26526.146 L 35254.345 26529.346 L 35248.585 26533.186 L 35252.425 26532.546 L 35257.545 26535.106 C 35255.411 26536.386 35253.918 26537.239 35253.065 26537.666 C 35249.225 26539.799 35246.878 26540.653 35246.025 26540.226 C 35244.318 26545.346 35241.758 26549.826 35238.345 26553.666 L 35244.105 26551.746 L 35241.545 26554.946 L 35243.465 26555.586 L 35239.625 26560.706 L 35237.065 26558.786 C 35236.638 26559.213 35236.425 26559.639 35236.425 26560.066 C 35238.131 26563.479 35238.771 26565.613 35238.345 26566.466 L 35230.025 26569.666 L 35233.225 26571.586 L 35224.265 26572.866 L 35222.345 26579.266 L 35229.385 26579.266 L 35222.985 26583.106 L 35229.385 26585.026 L 35221.065 26586.306 L 35219.785 26583.746 C 35219.358 26585.453 35219.145 26586.946 35219.145 26588.226 C 35219.145 26589.506 35219.785 26591.639 35221.065 26594.626 L 35210.185 26597.186 L 35211.465 26601.026 L 35210.185 26606.786 C 35211.465 26605.933 35212.318 26605.506 35212.745 26605.506 C 35215.305 26604.226 35217.011 26603.586 35217.865 26603.586 L 35217.865 26608.066 L 35213.385 26608.066 C 35211.678 26609.773 35211.465 26611.693 35212.745 26613.826 L 35198.665 26617.026 L 35199.305 26622.146 L 35194.825 26626.626 L 35203.785 26620.226 L 35208.265 26625.346 L 35208.265 26628.546 L 35205.705 26628.546 L 35189.065 26634.306 C 35186.505 26636.013 35183.945 26637.506 35181.385 26638.786 L 35180.105 26643.266 L 35199.305 26640.066 L 35199.305 26645.186 C 35198.451 26645.186 35196.958 26646.893 35194.825 26650.306 C 35193.545 26651.159 35192.265 26651.799 35190.985 26652.226 L 35185.225 26656.066 L 35190.345 26656.066 L 35183.945 26659.906 L 35181.385 26657.986 C 35177.971 26657.986 35176.265 26659.693 35176.265 26663.106 L 35179.465 26664.386 L 35183.945 26661.826 L 35186.505 26665.026 L 35182.025 26671.426 C 35185.438 26672.706 35186.931 26673.773 35186.505 26674.626 L 35176.905 26673.986 L 35174.985 26670.786 L 35173.705 26673.986 C 35173.278 26675.266 35171.998 26675.906 35169.865 26675.906 C 35168.158 26675.906 35167.305 26677.399 35167.305 26680.386 L 35169.225 26679.746 L 35181.385 26681.026 L 35181.385 26684.226 C 35177.971 26683.799 35173.491 26684.439 35167.945 26686.146 L 35167.945 26692.546 L 35176.905 26695.106 C 35173.918 26696.813 35171.571 26697.666 35169.865 26697.666 C 35167.305 26696.386 35164.958 26695.746 35162.825 26695.746 L 35160.265 26697.666 L 35164.745 26701.506 L 35164.105 26703.426 L 35158.985 26703.426 L 35157.705 26705.346 C 35159.411 26705.773 35161.118 26705.986 35162.825 26705.986 L 35162.825 26709.186 C 35165.811 26708.759 35167.731 26708.973 35168.585 26709.826 L 35169.865 26716.866 L 35164.745 26717.506 L 35158.345 26722.626 L 35157.065 26727.106 L 35159.625 26730.946 L 35162.825 26730.946 L 35158.985 26733.506 L 35152.585 26732.866 L 35149.385 26734.786 L 35154.505 26738.626 L 35159.625 26738.626 L 35146.825 26741.186 L 35146.825 26745.026 L 35154.505 26745.026 L 35155.145 26748.226 C 35152.585 26748.653 35150.878 26748.866 35150.025 26748.866 C 35149.171 26748.866 35147.038 26749.506 35143.625 26750.786 L 35139.785 26749.506 L 35136.585 26750.146 L 35136.585 26757.186 C 35137.865 26758.039 35139.358 26758.039 35141.065 26757.186 C 35143.198 26756.333 35144.265 26755.053 35144.265 26753.346 L 35150.665 26754.626 C 35148.531 26760.599 35147.038 26764.439 35146.185 26766.146 L 35141.065 26768.066 L 35142.345 26773.826 L 35134.025 26778.946 L 35135.305 26780.866 L 35141.705 26780.866 L 35144.265 26778.946 L 35142.345 26784.706 L 35137.225 26787.266 C 35137.651 26790.679 35137.011 26792.386 35135.305 26792.386 L 35139.785 26796.866 C 35152.158 26793.453 35170.078 26783.639 35193.545 26767.426 C 35217.438 26750.786 35241.545 26733.933 35265.865 26716.866 C 35238.558 26743.746 35212.105 26768.279 35186.505 26790.466 C 35149.385 26822.466 35120.585 26843.586 35100.105 26853.826 L 35100.105 26856.386 L 35094.985 26855.106 C 35092.425 26858.093 35088.371 26860.653 35082.825 26862.786 C 35077.278 26864.919 35072.371 26865.986 35068.105 26865.986 C 35068.958 26865.133 35068.745 26864.066 35067.465 26862.786 C 35066.611 26861.933 35065.758 26861.933 35064.905 26862.786 L 35056.585 26857.026 C 35057.438 26856.173 35058.291 26855.959 35059.145 26856.386 C 35059.998 26856.813 35061.278 26857.666 35062.985 26858.946 L 35072.585 26858.946 L 35075.145 26860.866 L 35075.145 26858.306 L 35073.225 26857.666 C 35067.251 26856.386 35063.411 26856.599 35061.705 26858.306 L 35059.785 26852.546 L 35057.225 26852.546 L 35057.225 26846.146 C 35054.665 26846.573 35053.171 26846.359 35052.745 26845.506 C 35054.025 26845.079 35055.091 26844.439 35055.945 26843.586 L 35055.305 26835.906 L 35051.465 26835.906 L 35052.745 26832.706 L 35061.705 26829.506 L 35054.665 26829.506 L 35050.185 26825.666 L 35054.665 26823.106 ZM 35228.995 26786.626 L 35228.995 26784.066 L 35232.195 26773.826 C 35231.342 26773.826 35230.488 26773.613 35229.635 26773.186 C 35229.208 26771.053 35230.062 26769.773 35232.195 26769.346 L 35232.195 26764.866 L 35234.755 26764.866 L 35232.835 26755.266 C 35232.835 26751.853 35235.182 26744.599 35239.875 26733.506 C 35243.288 26725.399 35246.915 26717.293 35250.755 26709.186 L 35253.315 26709.186 C 35258.008 26694.679 35271.662 26675.693 35294.275 26652.226 C 35317.315 26628.333 35336.302 26612.973 35351.235 26606.146 C 35370.862 26592.066 35388.355 26580.759 35403.715 26572.226 C 35427.608 26558.573 35446.382 26551.746 35460.035 26551.746 C 35471.128 26551.746 35479.662 26555.373 35485.635 26562.626 C 35491.608 26569.879 35494.595 26579.053 35494.595 26590.146 L 35493.955 26597.186 C 35493.102 26598.893 35492.248 26600.386 35491.395 26601.666 C 35491.395 26602.519 35491.182 26604.439 35490.755 26607.426 C 35489.902 26608.706 35489.262 26609.773 35488.835 26610.626 L 35483.715 26622.146 C 35482.008 26622.999 35480.942 26623.426 35480.515 26623.426 C 35480.515 26624.279 35480.728 26624.919 35481.155 26625.346 L 35473.475 26636.226 L 35470.275 26637.506 L 35468.995 26642.626 C 35468.142 26642.199 35466.008 26643.479 35462.595 26646.466 L 35456.835 26652.226 L 35451.075 26651.586 L 35444.675 26655.426 C 35445.955 26655.853 35447.448 26656.279 35449.155 26656.706 L 35438.915 26664.386 L 35435.715 26662.466 L 35433.795 26663.106 L 35434.435 26667.586 L 35422.275 26670.786 C 35416.302 26677.186 35406.275 26683.159 35392.195 26688.706 C 35387.502 26690.413 35380.675 26692.759 35371.715 26695.746 C 35370.435 26696.599 35369.155 26697.239 35367.875 26697.666 C 35366.168 26697.666 35362.968 26698.733 35358.275 26700.866 C 35354.008 26702.999 35351.662 26704.066 35351.235 26704.066 C 35346.115 26706.626 35339.502 26709.613 35331.395 26713.026 C 35323.288 26716.439 35318.168 26717.719 35316.035 26716.866 L 35310.275 26730.306 C 35311.128 26729.879 35311.982 26730.733 35312.835 26732.866 L 35310.275 26731.586 L 35307.075 26731.586 L 35307.075 26735.426 L 35311.555 26737.346 C 35310.702 26737.346 35309.635 26740.759 35308.355 26747.586 C 35307.075 26754.413 35306.435 26761.239 35306.435 26768.066 C 35306.435 26779.159 35308.995 26788.333 35314.115 26795.586 C 35319.235 26802.413 35326.915 26805.826 35337.155 26805.826 C 35348.248 26805.826 35362.542 26800.279 35380.035 26789.186 C 35393.688 26780.653 35407.342 26771.906 35420.995 26762.946 C 35429.102 26755.693 35437.208 26748.226 35445.315 26740.546 C 35448.728 26737.986 35454.062 26734.573 35461.315 26730.306 L 35463.235 26736.066 C 35461.102 26740.333 35456.195 26745.453 35448.515 26751.426 C 35441.262 26757.399 35436.568 26761.666 35434.435 26764.226 L 35431.875 26764.226 L 35424.195 26770.626 L 35420.995 26773.826 L 35416.515 26780.226 L 35413.955 26780.226 L 35401.155 26793.026 C 35395.182 26798.999 35390.488 26803.266 35387.075 26805.826 L 35345.475 26837.826 C 35343.342 26838.253 35341.848 26838.679 35340.995 26839.106 C 35340.142 26839.533 35340.568 26840.386 35342.275 26841.666 L 35322.435 26853.186 L 35322.435 26849.986 L 35316.035 26853.186 L 35316.675 26855.746 C 35315.395 26856.173 35312.408 26856.386 35307.715 26856.386 L 35305.155 26858.306 L 35299.395 26858.306 L 35296.195 26862.146 C 35294.915 26861.293 35292.142 26860.866 35287.875 26860.866 L 35271.875 26860.866 L 35273.155 26858.306 C 35271.022 26858.733 35268.248 26858.519 35264.835 26857.666 C 35261.848 26856.813 35258.648 26855.746 35255.235 26854.466 L 35255.235 26851.906 L 35259.715 26850.626 L 35257.795 26849.346 L 35250.115 26849.346 C 35247.128 26848.066 35244.782 26845.719 35243.075 26842.306 L 35247.555 26841.026 L 35245.635 26837.826 L 35239.235 26838.466 C 35236.675 26832.493 35236.035 26827.373 35237.315 26823.106 L 35234.115 26823.746 L 35234.115 26821.186 C 35236.675 26821.186 35237.742 26820.333 35237.315 26818.626 L 35231.555 26818.626 C 35234.115 26816.919 35235.395 26814.359 35235.395 26810.946 L 35230.275 26801.986 L 35232.835 26799.426 L 35228.995 26793.666 L 35228.995 26786.626 ZM 35401.795 26665.666 C 35409.048 26659.693 35414.808 26652.653 35419.075 26644.546 C 35423.768 26636.013 35426.115 26627.479 35426.115 26618.946 C 35426.115 26613.826 35424.408 26609.133 35420.995 26604.866 C 35417.582 26600.599 35413.102 26598.466 35407.555 26598.466 C 35404.568 26598.466 35402.435 26599.746 35401.155 26602.306 L 35395.395 26602.306 L 35397.955 26605.506 L 35399.875 26604.226 L 35381.315 26617.666 C 35380.035 26621.506 35377.048 26624.706 35372.355 26627.266 L 35364.035 26633.026 L 35364.035 26635.586 L 35369.155 26635.586 L 35362.755 26636.866 L 35360.195 26638.786 L 35356.355 26641.986 L 35354.435 26645.186 L 35351.875 26645.186 L 35350.595 26647.106 C 35350.595 26647.959 35352.302 26649.026 35355.715 26650.306 L 35351.875 26653.506 C 35350.595 26653.506 35347.182 26655.639 35341.635 26659.906 L 35340.355 26667.586 L 35339.075 26670.786 L 35336.515 26670.786 L 35329.475 26680.386 L 35331.395 26677.826 L 35334.595 26677.826 L 35331.395 26681.026 L 35328.835 26681.666 L 35328.835 26684.226 C 35322.435 26685.079 35318.595 26686.146 35317.315 26687.426 L 35319.235 26689.346 L 35321.155 26688.066 L 35326.915 26688.066 L 35324.995 26691.266 L 35322.435 26691.266 L 35322.435 26696.386 L 35324.355 26697.666 C 35321.368 26697.666 35319.235 26698.946 35317.955 26701.506 C 35329.048 26701.506 35343.982 26697.666 35362.755 26689.986 C 35381.528 26681.879 35394.542 26673.773 35401.795 26665.666 ZM 35514.495 26741.186 L 35514.495 26736.066 C 35515.775 26735.213 35517.268 26734.359 35518.975 26733.506 L 35527.935 26728.386 L 35531.135 26729.026 L 35531.135 26733.506 L 35526.015 26737.986 L 35524.095 26743.106 C 35524.095 26744.386 35522.815 26749.079 35520.255 26757.186 C 35518.121 26765.293 35517.055 26770.626 35517.055 26773.186 C 35517.055 26779.159 35518.335 26785.346 35520.895 26791.746 C 35523.881 26798.146 35527.508 26802.839 35531.775 26805.826 L 35535.615 26808.386 C 35544.575 26814.786 35553.535 26817.346 35562.495 26816.066 L 35563.135 26818.626 L 35564.415 26815.426 L 35568.255 26811.586 L 35574.655 26812.866 L 35576.575 26816.706 L 35583.615 26808.386 C 35588.735 26810.093 35592.575 26810.946 35595.135 26810.946 C 35593.855 26809.239 35593.428 26808.173 35593.855 26807.746 L 35597.055 26803.266 L 35602.175 26804.546 C 35601.748 26803.693 35602.175 26802.626 35603.455 26801.346 C 35604.735 26800.066 35606.015 26799.639 35607.295 26800.066 C 35611.561 26794.946 35613.695 26788.759 35613.695 26781.506 C 35613.695 26773.399 35610.068 26766.359 35602.815 26760.386 C 35597.268 26756.119 35590.868 26752.706 35583.615 26750.146 C 35576.361 26747.159 35567.828 26742.466 35558.015 26736.066 C 35548.628 26729.239 35542.015 26724.546 35538.175 26721.986 L 35540.095 26718.146 L 35536.895 26713.666 L 35535.615 26718.786 C 35529.215 26712.813 35523.455 26705.133 35518.335 26695.746 L 35520.255 26693.826 L 35515.775 26693.186 C 35514.495 26689.773 35513.428 26686.999 35512.575 26684.866 C 35512.148 26682.733 35512.148 26680.599 35512.575 26678.466 L 35508.735 26666.946 C 35508.735 26651.159 35515.348 26636.439 35528.575 26622.786 C 35534.975 26616.386 35559.081 26599.533 35600.895 26572.226 L 35616.895 26561.986 L 35634.815 26551.106 L 35638.015 26550.466 C 35642.708 26548.759 35646.121 26547.693 35648.255 26547.266 C 35654.655 26545.559 35661.055 26544.706 35667.455 26544.706 C 35682.388 26544.706 35693.908 26549.613 35702.015 26559.426 C 35710.548 26568.813 35714.815 26581.186 35714.815 26596.546 C 35714.815 26597.826 35713.961 26600.386 35712.255 26604.226 C 35710.975 26607.639 35710.121 26609.773 35709.695 26610.626 L 35703.935 26615.106 L 35707.135 26614.466 L 35705.855 26616.386 C 35703.295 26621.079 35700.948 26625.559 35698.815 26629.826 C 35696.681 26633.666 35693.908 26637.933 35690.495 26642.626 L 35688.575 26640.066 C 35682.175 26645.613 35675.348 26652.013 35668.095 26659.266 C 35656.148 26672.066 35649.321 26679.106 35647.615 26680.386 L 35645.055 26679.106 L 35652.095 26663.106 L 35650.815 26661.826 C 35651.241 26659.266 35651.455 26655.853 35651.455 26651.586 L 35651.455 26640.066 C 35650.175 26635.799 35649.321 26632.813 35648.895 26631.106 C 35643.348 26618.306 35638.441 26609.346 35634.175 26604.226 C 35626.495 26594.839 35617.748 26590.146 35607.935 26590.146 C 35600.255 26590.146 35594.921 26593.133 35591.935 26599.106 C 35590.655 26599.533 35589.375 26599.746 35588.095 26599.746 L 35588.095 26603.586 C 35588.095 26605.719 35586.388 26613.399 35582.975 26626.626 C 35581.268 26633.026 35580.201 26638.359 35579.775 26642.626 C 35581.055 26644.333 35581.908 26645.613 35582.335 26646.466 C 35584.468 26649.453 35585.961 26650.733 35586.815 26650.306 L 35588.735 26660.546 L 35593.855 26661.826 C 35595.135 26664.813 35596.628 26667.586 35598.335 26670.146 C 35600.041 26672.706 35602.175 26674.626 35604.735 26675.906 C 35606.015 26678.039 35607.081 26679.319 35607.935 26679.746 C 35608.788 26680.599 35608.788 26681.453 35607.935 26682.306 C 35607.508 26683.159 35609.855 26685.293 35614.975 26688.706 L 35622.655 26687.426 L 35621.375 26693.826 C 35622.655 26694.253 35624.148 26694.679 35625.855 26695.106 C 35627.561 26695.106 35628.415 26695.533 35628.415 26696.386 L 35630.335 26700.226 L 35634.815 26698.946 L 35642.495 26711.746 L 35644.415 26702.146 C 35646.121 26702.999 35647.401 26705.133 35648.255 26708.546 L 35650.815 26708.546 C 35653.375 26709.399 35655.721 26710.466 35657.855 26711.746 C 35660.415 26712.599 35661.481 26713.666 35661.055 26714.946 C 35665.321 26720.066 35668.095 26724.333 35669.375 26727.746 C 35671.081 26727.319 35672.788 26726.679 35674.495 26725.826 L 35675.135 26730.306 L 35671.295 26734.146 L 35670.655 26737.346 L 35674.495 26733.506 L 35675.775 26735.426 L 35678.335 26741.186 C 35677.908 26741.613 35676.628 26743.746 35674.495 26747.586 C 35672.788 26751.426 35671.508 26753.133 35670.655 26752.706 L 35670.015 26758.466 L 35671.295 26761.666 L 35659.135 26775.746 L 35657.215 26773.826 C 35655.081 26778.093 35651.028 26782.359 35645.055 26786.626 C 35639.081 26790.466 35633.535 26794.093 35628.415 26797.506 C 35626.281 26798.786 35623.508 26801.133 35620.095 26804.546 C 35616.681 26807.959 35613.695 26810.733 35611.135 26812.866 L 35606.655 26817.346 C 35603.668 26820.333 35601.961 26821.613 35601.535 26821.186 L 35596.415 26826.306 L 35593.855 26826.306 L 35588.735 26830.786 L 35590.655 26833.986 L 35586.815 26840.386 L 35582.335 26839.106 C 35582.335 26836.973 35581.908 26835.906 35581.055 26835.906 L 35581.055 26840.386 L 35579.775 26844.866 L 35577.855 26844.226 L 35572.095 26848.066 L 35572.095 26853.186 C 35571.241 26853.613 35570.175 26853.613 35568.895 26853.186 C 35567.615 26852.333 35566.761 26851.693 35566.335 26851.266 L 35565.695 26853.826 C 35561.855 26855.106 35559.935 26856.386 35559.935 26857.666 L 35555.455 26858.946 L 35550.335 26861.506 L 35545.855 26861.506 L 35541.375 26861.506 L 35541.375 26864.706 L 35536.255 26865.986 C 35537.108 26866.839 35536.895 26867.693 35535.615 26868.546 C 35534.761 26869.826 35533.908 26870.039 35533.055 26869.186 L 35531.775 26863.426 L 35530.495 26866.626 L 35527.295 26869.826 L 35525.375 26864.706 L 35526.015 26862.786 L 35522.175 26862.786 L 35522.175 26870.466 C 35520.895 26870.039 35518.548 26869.826 35515.135 26869.826 C 35506.601 26869.826 35501.268 26869.186 35499.135 26867.906 L 35496.575 26868.546 L 35494.015 26863.426 L 35485.055 26862.786 L 35485.055 26857.666 L 35483.135 26858.946 C 35475.455 26855.106 35469.695 26849.559 35465.855 26842.306 C 35462.015 26835.053 35460.095 26826.946 35460.095 26817.986 C 35460.095 26803.053 35466.068 26788.759 35478.015 26775.106 C 35488.681 26763.586 35499.561 26752.066 35510.655 26740.546 L 35514.495 26741.186 ZM 35734.895 26778.946 L 35736.175 26769.986 L 35740.015 26768.706 L 35740.655 26762.306 L 35739.375 26761.026 L 35743.855 26756.546 C 35746.841 26753.133 35748.335 26750.359 35748.335 26748.226 C 35748.335 26746.093 35746.841 26745.026 35743.855 26745.026 L 35745.775 26743.746 C 35747.908 26742.466 35748.975 26740.759 35748.975 26738.626 C 35748.975 26734.359 35750.041 26730.733 35752.175 26727.746 C 35754.735 26724.759 35756.655 26723.906 35757.935 26725.186 L 35757.295 26720.066 L 35758.575 26713.666 L 35761.135 26713.666 L 35759.855 26707.906 L 35763.055 26705.986 L 35761.775 26704.706 L 35766.255 26703.426 L 35764.975 26697.666 L 35770.735 26693.826 L 35768.175 26688.706 C 35768.601 26687.426 35769.241 26686.359 35770.095 26685.506 C 35770.948 26684.226 35772.015 26684.013 35773.295 26684.866 L 35773.295 26675.906 C 35775.428 26674.626 35776.495 26673.559 35776.495 26672.706 C 35776.921 26671.426 35777.988 26670.786 35779.695 26670.786 L 35781.615 26670.146 C 35779.908 26665.026 35781.615 26659.906 35786.735 26654.786 C 35785.881 26653.506 35785.881 26652.866 35786.735 26652.866 C 35787.588 26652.439 35788.655 26652.013 35789.935 26651.586 L 35789.935 26645.186 C 35791.641 26646.893 35792.921 26646.893 35793.775 26645.186 C 35795.055 26643.053 35795.695 26639.213 35795.695 26633.666 L 35801.455 26632.386 L 35804.015 26627.266 L 35802.735 26619.586 L 35797.615 26619.586 C 35792.921 26619.586 35782.041 26622.359 35764.975 26627.906 C 35755.588 26630.893 35748.548 26632.386 35743.855 26632.386 L 35736.815 26631.106 L 35763.695 26591.426 L 35769.455 26588.226 C 35773.721 26578.413 35784.388 26571.159 35801.455 26566.466 C 35821.508 26563.053 35834.521 26560.706 35840.495 26559.426 C 35848.601 26550.893 35857.988 26538.946 35868.655 26523.586 C 35877.615 26510.786 35886.575 26497.773 35895.535 26484.546 C 35905.775 26471.746 35914.095 26462.359 35920.495 26456.386 C 35932.015 26445.293 35942.468 26438.679 35951.855 26436.546 C 35953.988 26433.559 35957.615 26430.786 35962.735 26428.226 C 35968.281 26425.666 35973.188 26423.746 35977.455 26422.466 L 35982.575 26430.786 C 35981.721 26434.626 35979.588 26439.959 35976.175 26446.786 L 35971.695 26454.466 L 35964.015 26458.946 C 35963.161 26465.773 35959.961 26473.239 35954.415 26481.346 C 35948.868 26489.453 35945.241 26495.853 35943.535 26500.546 L 35938.415 26502.466 L 35940.975 26508.866 C 35937.561 26508.866 35935.855 26509.293 35935.855 26510.146 L 35935.855 26515.906 L 35931.375 26520.386 L 35928.175 26520.386 L 35919.855 26540.226 L 35913.455 26540.226 C 35915.161 26543.639 35915.375 26546.839 35914.095 26549.826 L 35958.895 26548.546 C 35965.721 26548.546 35972.548 26548.759 35979.375 26549.186 C 35986.201 26549.186 35993.241 26550.253 36000.495 26552.386 C 35997.508 26559.639 35994.308 26565.613 35990.895 26570.306 L 35985.775 26570.946 L 35982.575 26577.986 L 35974.895 26580.546 L 35969.775 26588.226 C 35965.935 26593.346 35961.241 26597.613 35955.695 26601.026 C 35950.575 26604.439 35944.388 26607.426 35937.135 26609.986 L 35923.055 26608.066 L 35901.295 26609.986 C 35900.441 26608.706 35896.388 26609.133 35889.135 26611.266 C 35882.308 26612.973 35878.255 26613.613 35876.975 26613.186 C 35875.695 26612.759 35874.628 26613.399 35873.775 26615.106 C 35873.348 26616.386 35872.495 26616.813 35871.215 26616.386 C 35867.801 26623.639 35865.455 26628.973 35864.175 26632.386 C 35859.481 26643.053 35856.708 26650.306 35855.855 26654.146 L 35852.655 26660.546 C 35845.401 26671.213 35840.281 26679.746 35837.295 26686.146 C 35834.735 26692.546 35832.815 26699.373 35831.535 26706.626 C 35830.255 26706.199 35829.188 26706.839 35828.335 26708.546 C 35827.908 26709.826 35828.121 26711.106 35828.975 26712.386 L 35826.415 26719.426 L 35820.655 26721.346 C 35821.935 26723.053 35823.428 26724.546 35825.135 26725.826 C 35821.721 26732.226 35819.801 26735.853 35819.375 26736.706 C 35817.668 26740.973 35816.815 26745.026 35816.815 26748.866 L 35814.895 26750.786 L 35815.535 26755.266 C 35814.255 26759.106 35813.401 26762.093 35812.975 26764.226 C 35810.841 26771.906 35809.775 26776.386 35809.775 26777.666 C 35809.775 26784.493 35810.841 26789.826 35812.975 26793.666 C 35815.108 26797.506 35819.161 26799.426 35825.135 26799.426 C 35840.068 26799.426 35863.108 26787.266 35894.255 26762.946 C 35920.708 26742.039 35937.775 26726.039 35945.455 26714.946 L 35949.935 26714.946 L 35937.135 26731.586 C 35932.015 26738.839 35923.268 26748.866 35910.895 26761.666 C 35896.815 26776.173 35887.215 26786.199 35882.095 26791.746 C 35877.401 26797.293 35872.068 26803.053 35866.095 26809.026 C 35860.548 26814.999 35854.788 26820.119 35848.815 26824.386 L 35846.895 26825.666 C 35842.628 26830.786 35837.508 26835.693 35831.535 26840.386 C 35821.721 26848.493 35816.175 26853.186 35814.895 26854.466 L 35812.975 26851.906 C 35810.841 26851.906 35807.641 26853.826 35803.375 26857.666 C 35800.815 26860.226 35798.895 26861.719 35797.615 26862.146 L 35798.895 26864.066 C 35793.775 26864.919 35789.721 26867.479 35786.735 26871.746 L 35770.095 26874.306 C 35757.721 26874.306 35747.908 26868.119 35740.655 26855.746 C 35733.401 26843.373 35729.775 26830.573 35729.775 26817.346 L 35729.775 26800.706 C 35730.201 26795.159 35731.481 26789.399 35733.615 26783.426 L 35734.895 26778.946 ZM 36163.475 26785.346 L 36160.915 26783.426 C 36162.195 26769.346 36164.755 26756.973 36168.595 26746.306 C 36172.435 26735.213 36182.248 26714.946 36198.035 26685.506 C 36214.248 26659.053 36241.768 26629.399 36280.595 26596.546 C 36323.688 26560.279 36356.755 26542.146 36379.795 26542.146 L 36387.475 26543.426 L 36388.115 26545.346 C 36403.048 26546.626 36413.501 26554.093 36419.475 26567.746 L 36426.515 26585.026 L 36429.075 26585.026 L 36425.235 26597.186 C 36425.235 26598.466 36426.301 26599.959 36428.435 26601.666 C 36428.861 26602.093 36429.501 26602.519 36430.355 26602.946 L 36431.635 26609.346 L 36443.155 26609.986 C 36441.021 26615.533 36433.768 26630.253 36421.395 26654.146 C 36409.448 26677.613 36401.768 26692.546 36398.355 26698.946 L 36395.155 26698.306 L 36397.715 26703.426 L 36390.035 26727.746 L 36387.475 26728.386 L 36382.995 26746.946 L 36380.435 26746.946 C 36382.141 26752.066 36382.141 26756.333 36380.435 26759.746 L 36378.515 26788.546 C 36378.515 26793.239 36381.288 26796.439 36386.835 26798.146 C 36392.381 26796.866 36400.701 26791.746 36411.795 26782.786 C 36423.315 26773.399 36439.955 26758.253 36461.715 26737.346 C 36460.435 26738.199 36460.221 26739.479 36461.075 26741.186 C 36462.355 26742.893 36463.421 26743.106 36464.275 26741.826 C 36453.608 26754.199 36443.155 26766.573 36432.915 26778.946 L 36430.995 26782.786 C 36422.888 26788.759 36415.208 26794.946 36407.955 26801.346 C 36398.568 26809.453 36391.528 26816.706 36386.835 26823.106 L 36383.635 26823.106 L 36380.435 26829.506 L 36375.315 26830.786 C 36373.181 26834.199 36369.768 26837.399 36365.075 26840.386 L 36363.155 26841.666 C 36359.315 26845.506 36353.555 26848.706 36345.875 26851.266 C 36338.621 26853.826 36330.941 26855.959 36322.835 26857.666 C 36315.581 26854.679 36310.888 26848.706 36308.755 26839.746 C 36306.621 26830.359 36305.555 26818.839 36305.555 26805.186 L 36305.555 26787.906 L 36299.795 26794.946 L 36290.835 26801.346 L 36290.195 26805.186 C 36286.355 26809.026 36283.581 26812.866 36281.875 26816.706 L 36279.315 26813.506 L 36274.835 26819.266 L 36270.355 26819.906 L 36265.875 26828.226 C 36263.315 26829.506 36260.755 26831.213 36258.195 26833.346 C 36256.061 26835.053 36253.501 26837.186 36250.515 26839.746 L 36236.435 26847.426 L 36236.435 26852.546 C 36233.875 26854.253 36228.328 26857.026 36219.795 26860.866 C 36215.101 26862.999 36211.688 26864.706 36209.555 26865.986 C 36208.701 26865.559 36205.501 26865.986 36199.955 26867.266 C 36199.101 26867.266 36197.608 26867.693 36195.475 26868.546 C 36187.795 26868.546 36181.181 26865.559 36175.635 26859.586 C 36170.088 26853.613 36166.035 26846.359 36163.475 26837.826 C 36165.608 26837.826 36166.675 26836.333 36166.675 26833.346 C 36165.395 26831.639 36164.541 26830.573 36164.115 26830.146 C 36162.408 26827.586 36161.128 26826.519 36160.275 26826.946 L 36158.995 26819.266 L 36162.195 26814.786 L 36162.195 26803.266 C 36160.488 26803.693 36159.421 26803.479 36158.995 26802.626 C 36158.568 26801.773 36158.355 26800.066 36158.355 26797.506 C 36158.781 26792.813 36158.995 26790.039 36158.995 26789.186 L 36163.475 26785.346 ZM 36237.715 26784.066 C 36237.715 26785.773 36238.995 26789.613 36241.555 26795.586 C 36244.541 26801.559 36246.888 26805.826 36248.595 26808.386 C 36258.408 26808.386 36272.275 26801.133 36290.195 26786.626 L 36311.955 26768.706 C 36312.381 26767.426 36314.301 26760.386 36317.715 26747.586 C 36321.128 26734.359 36324.541 26725.826 36327.955 26721.986 C 36327.955 26716.439 36332.221 26704.706 36340.755 26686.786 C 36349.715 26668.866 36354.195 26652.439 36354.195 26637.506 C 36354.195 26625.559 36351.635 26615.319 36346.515 26606.786 C 36341.395 26598.253 36333.288 26593.133 36322.195 26591.426 C 36318.781 26593.986 36315.368 26596.759 36311.955 26599.746 C 36308.968 26602.306 36306.835 26605.293 36305.555 26608.706 C 36296.595 26618.946 36287.848 26628.973 36279.315 26638.786 L 36277.395 26644.546 C 36275.261 26646.253 36273.341 26649.239 36271.635 26653.506 C 36270.355 26657.346 36269.288 26661.186 36268.435 26665.026 C 36266.728 26667.159 36263.955 26672.919 36260.115 26682.306 C 36252.008 26701.933 36247.741 26713.453 36247.315 26716.866 L 36243.475 26718.146 L 36244.755 26720.706 L 36239.635 26739.906 L 36237.075 26743.746 L 36238.355 26745.026 L 36241.555 26745.026 C 36240.275 26748.013 36238.568 26749.933 36236.435 26750.786 L 36238.995 26769.986 L 36236.435 26772.546 L 36237.075 26776.386 L 36237.715 26784.066 ZM 36714.895 26778.946 L 36716.175 26769.986 L 36720.015 26768.706 L 36720.655 26762.306 L 36719.375 26761.026 L 36723.855 26756.546 C 36726.841 26753.133 36728.335 26750.359 36728.335 26748.226 C 36728.335 26746.093 36726.841 26745.026 36723.855 26745.026 L 36725.775 26743.746 C 36727.908 26742.466 36728.975 26740.759 36728.975 26738.626 C 36728.975 26734.359 36730.041 26730.733 36732.175 26727.746 C 36734.735 26724.759 36736.655 26723.906 36737.935 26725.186 L 36737.295 26720.066 L 36738.575 26713.666 L 36741.135 26713.666 L 36739.855 26707.906 L 36743.055 26705.986 L 36741.775 26704.706 L 36746.255 26703.426 L 36744.975 26697.666 L 36750.735 26693.826 L 36748.175 26688.706 C 36748.601 26687.426 36749.241 26686.359 36750.095 26685.506 C 36750.948 26684.226 36752.015 26684.013 36753.295 26684.866 L 36753.295 26675.906 C 36755.428 26674.626 36756.495 26673.559 36756.495 26672.706 C 36756.921 26671.426 36757.988 26670.786 36759.695 26670.786 L 36761.615 26670.146 C 36759.908 26665.026 36761.615 26659.906 36766.735 26654.786 C 36765.881 26653.506 36765.881 26652.866 36766.735 26652.866 C 36767.588 26652.439 36768.655 26652.013 36769.935 26651.586 L 36769.935 26645.186 C 36771.641 26646.893 36772.921 26646.893 36773.775 26645.186 C 36775.055 26643.053 36775.695 26639.213 36775.695 26633.666 L 36781.455 26632.386 L 36784.015 26627.266 L 36782.735 26619.586 L 36777.615 26619.586 C 36772.921 26619.586 36762.041 26622.359 36744.975 26627.906 C 36735.588 26630.893 36728.548 26632.386 36723.855 26632.386 L 36716.815 26631.106 L 36743.695 26591.426 L 36749.455 26588.226 C 36753.721 26578.413 36764.388 26571.159 36781.455 26566.466 C 36801.508 26563.053 36814.521 26560.706 36820.495 26559.426 C 36828.601 26550.893 36837.988 26538.946 36848.655 26523.586 C 36857.615 26510.786 36866.575 26497.773 36875.535 26484.546 C 36885.775 26471.746 36894.095 26462.359 36900.495 26456.386 C 36912.015 26445.293 36922.468 26438.679 36931.855 26436.546 C 36933.988 26433.559 36937.615 26430.786 36942.735 26428.226 C 36948.281 26425.666 36953.188 26423.746 36957.455 26422.466 L 36962.575 26430.786 C 36961.721 26434.626 36959.588 26439.959 36956.175 26446.786 L 36951.695 26454.466 L 36944.015 26458.946 C 36943.161 26465.773 36939.961 26473.239 36934.415 26481.346 C 36928.868 26489.453 36925.241 26495.853 36923.535 26500.546 L 36918.415 26502.466 L 36920.975 26508.866 C 36917.561 26508.866 36915.855 26509.293 36915.855 26510.146 L 36915.855 26515.906 L 36911.375 26520.386 L 36908.175 26520.386 L 36899.855 26540.226 L 36893.455 26540.226 C 36895.161 26543.639 36895.375 26546.839 36894.095 26549.826 L 36938.895 26548.546 C 36945.721 26548.546 36952.548 26548.759 36959.375 26549.186 C 36966.201 26549.186 36973.241 26550.253 36980.495 26552.386 C 36977.508 26559.639 36974.308 26565.613 36970.895 26570.306 L 36965.775 26570.946 L 36962.575 26577.986 L 36954.895 26580.546 L 36949.775 26588.226 C 36945.935 26593.346 36941.241 26597.613 36935.695 26601.026 C 36930.575 26604.439 36924.388 26607.426 36917.135 26609.986 L 36903.055 26608.066 L 36881.295 26609.986 C 36880.441 26608.706 36876.388 26609.133 36869.135 26611.266 C 36862.308 26612.973 36858.255 26613.613 36856.975 26613.186 C 36855.695 26612.759 36854.628 26613.399 36853.775 26615.106 C 36853.348 26616.386 36852.495 26616.813 36851.215 26616.386 C 36847.801 26623.639 36845.455 26628.973 36844.175 26632.386 C 36839.481 26643.053 36836.708 26650.306 36835.855 26654.146 L 36832.655 26660.546 C 36825.401 26671.213 36820.281 26679.746 36817.295 26686.146 C 36814.735 26692.546 36812.815 26699.373 36811.535 26706.626 C 36810.255 26706.199 36809.188 26706.839 36808.335 26708.546 C 36807.908 26709.826 36808.121 26711.106 36808.975 26712.386 L 36806.415 26719.426 L 36800.655 26721.346 C 36801.935 26723.053 36803.428 26724.546 36805.135 26725.826 C 36801.721 26732.226 36799.801 26735.853 36799.375 26736.706 C 36797.668 26740.973 36796.815 26745.026 36796.815 26748.866 L 36794.895 26750.786 L 36795.535 26755.266 C 36794.255 26759.106 36793.401 26762.093 36792.975 26764.226 C 36790.841 26771.906 36789.775 26776.386 36789.775 26777.666 C 36789.775 26784.493 36790.841 26789.826 36792.975 26793.666 C 36795.108 26797.506 36799.161 26799.426 36805.135 26799.426 C 36820.068 26799.426 36843.108 26787.266 36874.255 26762.946 C 36900.708 26742.039 36917.775 26726.039 36925.455 26714.946 L 36929.935 26714.946 L 36917.135 26731.586 C 36912.015 26738.839 36903.268 26748.866 36890.895 26761.666 C 36876.815 26776.173 36867.215 26786.199 36862.095 26791.746 C 36857.401 26797.293 36852.068 26803.053 36846.095 26809.026 C 36840.548 26814.999 36834.788 26820.119 36828.815 26824.386 L 36826.895 26825.666 C 36822.628 26830.786 36817.508 26835.693 36811.535 26840.386 C 36801.721 26848.493 36796.175 26853.186 36794.895 26854.466 L 36792.975 26851.906 C 36790.841 26851.906 36787.641 26853.826 36783.375 26857.666 C 36780.815 26860.226 36778.895 26861.719 36777.615 26862.146 L 36778.895 26864.066 C 36773.775 26864.919 36769.721 26867.479 36766.735 26871.746 L 36750.095 26874.306 C 36737.721 26874.306 36727.908 26868.119 36720.655 26855.746 C 36713.401 26843.373 36709.775 26830.573 36709.775 26817.346 L 36709.775 26800.706 C 36710.201 26795.159 36711.481 26789.399 36713.615 26783.426 L 36714.895 26778.946 ZM 36868.675 26861.506 C 36876.781 26844.013 36891.715 26818.199 36913.475 26784.066 C 36934.808 26749.933 36949.528 26724.546 36957.635 26707.906 C 36975.128 26680.599 36987.501 26660.546 36994.755 26647.746 C 37010.115 26620.439 37018.861 26600.173 37020.995 26586.946 C 37039.341 26575.853 37053.421 26567.533 37063.235 26561.986 C 37073.475 26556.439 37081.581 26553.666 37087.555 26553.666 L 37093.955 26558.786 L 37096.515 26568.386 C 37096.515 26570.519 37095.661 26572.866 37093.955 26575.426 L 37091.395 26580.546 C 37092.248 26581.399 37092.675 26584.813 37092.675 26590.786 C 37090.968 26593.773 37089.475 26596.546 37088.195 26599.106 C 37086.915 26601.239 37085.208 26603.586 37083.075 26606.146 L 37083.075 26609.346 C 37084.781 26609.773 37086.061 26610.199 37086.915 26610.626 C 37088.195 26610.626 37089.688 26610.413 37091.395 26609.986 L 37089.475 26613.186 C 37089.048 26613.613 37086.701 26614.466 37082.435 26615.746 L 37077.955 26622.146 L 37083.715 26622.146 L 37082.435 26625.346 L 37074.115 26631.106 C 37073.261 26631.959 37073.261 26632.813 37074.115 26633.666 C 37074.968 26634.093 37075.821 26634.306 37076.675 26634.306 C 37077.528 26633.879 37078.381 26633.666 37079.235 26633.666 C 37079.235 26634.093 37079.448 26634.519 37079.875 26634.946 C 37106.328 26609.346 37128.941 26589.293 37147.715 26574.786 C 37166.915 26559.853 37179.715 26552.386 37186.115 26552.386 L 37195.075 26553.666 C 37194.648 26556.226 37195.501 26557.933 37197.635 26558.786 C 37197.635 26561.346 37196.568 26564.119 37194.435 26567.106 L 37190.595 26567.746 L 37188.035 26581.826 L 37185.475 26581.186 C 37184.621 26582.893 37183.981 26584.386 37183.555 26585.666 L 37177.795 26588.866 L 37175.235 26599.106 L 37180.355 26602.946 C 37179.501 26602.519 37178.861 26603.159 37178.435 26604.866 C 37178.008 26606.573 37178.221 26607.853 37179.075 26608.706 L 37172.035 26613.826 L 37167.555 26617.666 L 37170.115 26617.666 C 37166.701 26628.759 37163.501 26639.639 37160.515 26650.306 C 37160.088 26653.719 37159.021 26655.426 37157.315 26655.426 L 37158.595 26661.186 L 37161.795 26661.186 L 37161.795 26670.786 L 37168.195 26672.066 L 37179.075 26670.786 L 37188.035 26668.226 C 37200.408 26663.106 37215.555 26653.506 37233.475 26639.426 C 37255.661 26621.933 37269.955 26611.266 37276.355 26607.426 L 37276.355 26610.626 C 37272.941 26613.613 37258.435 26626.413 37232.835 26649.026 C 37214.061 26665.666 37200.835 26679.533 37193.155 26690.626 L 37188.675 26689.986 L 37182.275 26700.226 C 37177.155 26702.786 37170.115 26707.479 37161.155 26714.306 L 37148.355 26723.906 L 37149.635 26726.466 C 37144.088 26726.466 37137.261 26727.959 37129.155 26730.946 C 37121.048 26733.506 37113.368 26736.066 37106.115 26738.626 L 37106.115 26735.426 L 37097.795 26734.786 C 37090.968 26731.373 37086.275 26726.466 37083.715 26720.066 C 37081.581 26713.666 37080.515 26705.986 37080.515 26697.026 C 37080.515 26685.506 37083.075 26673.986 37088.195 26662.466 C 37093.741 26650.519 37099.288 26638.999 37104.835 26627.906 L 37050.435 26684.226 C 37050.435 26685.506 37049.581 26687.213 37047.875 26689.346 C 37046.595 26691.053 37045.101 26692.973 37043.395 26695.106 C 37041.688 26696.813 37037.848 26703.213 37031.875 26714.306 C 37026.328 26725.399 37021.208 26733.293 37016.515 26737.986 L 37018.435 26745.026 L 37015.875 26744.386 C 37014.595 26744.386 37013.315 26745.239 37012.035 26746.946 C 37010.755 26748.653 37010.541 26749.933 37011.395 26750.786 C 37011.821 26751.213 37012.675 26751.213 37013.955 26750.786 C 37015.235 26750.359 37015.875 26750.999 37015.875 26752.706 L 37012.035 26753.346 L 37009.475 26759.746 L 37003.715 26763.586 C 37003.715 26764.439 37003.928 26766.359 37004.355 26769.346 L 36997.315 26774.466 L 36996.675 26779.586 C 36998.381 26778.733 37000.088 26779.586 37001.795 26782.146 C 36997.955 26784.706 36993.475 26785.986 36988.355 26785.986 L 36988.355 26789.826 L 36996.675 26788.546 L 36990.915 26796.226 C 36985.368 26797.933 36980.675 26798.573 36976.835 26798.146 L 36974.915 26804.546 L 36983.235 26804.546 L 36988.995 26801.346 L 36988.995 26801.986 C 36987.715 26804.119 36987.501 26805.826 36988.355 26807.106 C 36981.955 26809.666 36977.048 26810.946 36973.635 26810.946 C 36972.781 26812.226 36972.355 26813.079 36972.355 26813.506 C 36971.075 26815.639 36970.008 26816.493 36969.155 26816.066 L 36967.235 26823.746 L 36969.155 26824.386 L 36975.555 26817.346 L 36981.315 26819.266 L 36983.235 26818.626 C 36983.235 26821.186 36981.528 26822.039 36978.115 26821.186 L 36974.275 26823.106 L 36980.675 26824.386 L 36977.475 26832.066 L 36972.995 26831.426 L 36973.635 26836.546 L 36969.155 26845.506 L 36957.635 26842.946 L 36953.795 26847.426 C 36956.355 26848.706 36959.128 26849.346 36962.115 26849.346 C 36963.395 26849.346 36965.315 26848.919 36967.875 26848.066 L 36956.355 26854.466 C 36955.075 26852.759 36954.008 26851.053 36953.155 26849.346 L 36948.675 26860.866 C 36941.848 26864.279 36937.581 26868.333 36935.875 26873.026 L 36931.395 26871.746 L 36933.955 26870.466 L 36933.315 26867.906 L 36924.355 26869.826 C 36924.781 26871.106 36923.928 26872.386 36921.795 26873.666 C 36919.661 26874.946 36918.168 26874.733 36917.315 26873.026 L 36913.475 26876.226 C 36912.195 26874.519 36910.275 26874.733 36907.715 26876.866 C 36905.155 26877.719 36901.741 26879.213 36897.475 26881.346 C 36892.781 26883.479 36889.795 26884.759 36888.515 26885.186 L 36884.675 26884.546 L 36881.475 26889.026 L 36876.995 26887.746 L 36871.235 26889.666 L 36870.595 26885.186 L 36864.195 26879.426 L 36868.675 26861.506 ZM 37167.225 26785.346 L 37164.665 26783.426 C 37165.945 26769.346 37168.505 26756.973 37172.345 26746.306 C 37176.185 26735.213 37185.998 26714.946 37201.785 26685.506 C 37217.998 26659.053 37245.518 26629.399 37284.345 26596.546 C 37327.438 26560.279 37360.505 26542.146 37383.545 26542.146 L 37391.225 26543.426 L 37391.865 26545.346 C 37406.798 26546.626 37417.251 26554.093 37423.225 26567.746 L 37430.265 26585.026 L 37432.825 26585.026 L 37428.985 26597.186 C 37428.985 26598.466 37430.051 26599.959 37432.185 26601.666 C 37432.611 26602.093 37433.251 26602.519 37434.105 26602.946 L 37435.385 26609.346 L 37446.905 26609.986 C 37444.771 26615.533 37437.518 26630.253 37425.145 26654.146 C 37413.198 26677.613 37405.518 26692.546 37402.105 26698.946 L 37398.905 26698.306 L 37401.465 26703.426 L 37393.785 26727.746 L 37391.225 26728.386 L 37386.745 26746.946 L 37384.185 26746.946 C 37385.891 26752.066 37385.891 26756.333 37384.185 26759.746 L 37382.265 26788.546 C 37382.265 26793.239 37385.038 26796.439 37390.585 26798.146 C 37396.131 26796.866 37404.451 26791.746 37415.545 26782.786 C 37427.065 26773.399 37443.705 26758.253 37465.465 26737.346 C 37464.185 26738.199 37463.971 26739.479 37464.825 26741.186 C 37466.105 26742.893 37467.171 26743.106 37468.025 26741.826 C 37457.358 26754.199 37446.905 26766.573 37436.665 26778.946 L 37434.745 26782.786 C 37426.638 26788.759 37418.958 26794.946 37411.705 26801.346 C 37402.318 26809.453 37395.278 26816.706 37390.585 26823.106 L 37387.385 26823.106 L 37384.185 26829.506 L 37379.065 26830.786 C 37376.931 26834.199 37373.518 26837.399 37368.825 26840.386 L 37366.905 26841.666 C 37363.065 26845.506 37357.305 26848.706 37349.625 26851.266 C 37342.371 26853.826 37334.691 26855.959 37326.585 26857.666 C 37319.331 26854.679 37314.638 26848.706 37312.505 26839.746 C 37310.371 26830.359 37309.305 26818.839 37309.305 26805.186 L 37309.305 26787.906 L 37303.545 26794.946 L 37294.585 26801.346 L 37293.945 26805.186 C 37290.105 26809.026 37287.331 26812.866 37285.625 26816.706 L 37283.065 26813.506 L 37278.585 26819.266 L 37274.105 26819.906 L 37269.625 26828.226 C 37267.065 26829.506 37264.505 26831.213 37261.945 26833.346 C 37259.811 26835.053 37257.251 26837.186 37254.265 26839.746 L 37240.185 26847.426 L 37240.185 26852.546 C 37237.625 26854.253 37232.078 26857.026 37223.545 26860.866 C 37218.851 26862.999 37215.438 26864.706 37213.305 26865.986 C 37212.451 26865.559 37209.251 26865.986 37203.705 26867.266 C 37202.851 26867.266 37201.358 26867.693 37199.225 26868.546 C 37191.545 26868.546 37184.931 26865.559 37179.385 26859.586 C 37173.838 26853.613 37169.785 26846.359 37167.225 26837.826 C 37169.358 26837.826 37170.425 26836.333 37170.425 26833.346 C 37169.145 26831.639 37168.291 26830.573 37167.865 26830.146 C 37166.158 26827.586 37164.878 26826.519 37164.025 26826.946 L 37162.745 26819.266 L 37165.945 26814.786 L 37165.945 26803.266 C 37164.238 26803.693 37163.171 26803.479 37162.745 26802.626 C 37162.318 26801.773 37162.105 26800.066 37162.105 26797.506 C 37162.531 26792.813 37162.745 26790.039 37162.745 26789.186 L 37167.225 26785.346 ZM 37241.465 26784.066 C 37241.465 26785.773 37242.745 26789.613 37245.305 26795.586 C 37248.291 26801.559 37250.638 26805.826 37252.345 26808.386 C 37262.158 26808.386 37276.025 26801.133 37293.945 26786.626 L 37315.705 26768.706 C 37316.131 26767.426 37318.051 26760.386 37321.465 26747.586 C 37324.878 26734.359 37328.291 26725.826 37331.705 26721.986 C 37331.705 26716.439 37335.971 26704.706 37344.505 26686.786 C 37353.465 26668.866 37357.945 26652.439 37357.945 26637.506 C 37357.945 26625.559 37355.385 26615.319 37350.265 26606.786 C 37345.145 26598.253 37337.038 26593.133 37325.945 26591.426 C 37322.531 26593.986 37319.118 26596.759 37315.705 26599.746 C 37312.718 26602.306 37310.585 26605.293 37309.305 26608.706 C 37300.345 26618.946 37291.598 26628.973 37283.065 26638.786 L 37281.145 26644.546 C 37279.011 26646.253 37277.091 26649.239 37275.385 26653.506 C 37274.105 26657.346 37273.038 26661.186 37272.185 26665.026 C 37270.478 26667.159 37267.705 26672.919 37263.865 26682.306 C 37255.758 26701.933 37251.491 26713.453 37251.065 26716.866 L 37247.225 26718.146 L 37248.505 26720.706 L 37243.385 26739.906 L 37240.825 26743.746 L 37242.105 26745.026 L 37245.305 26745.026 C 37244.025 26748.013 37242.318 26749.933 37240.185 26750.786 L 37242.745 26769.986 L 37240.185 26772.546 L 37240.825 26776.386 L 37241.465 26784.066 ZM 37498.245 26741.186 L 37498.245 26736.066 C 37499.525 26735.213 37501.018 26734.359 37502.725 26733.506 L 37511.685 26728.386 L 37514.885 26729.026 L 37514.885 26733.506 L 37509.765 26737.986 L 37507.845 26743.106 C 37507.845 26744.386 37506.565 26749.079 37504.005 26757.186 C 37501.872 26765.293 37500.805 26770.626 37500.805 26773.186 C 37500.805 26779.159 37502.085 26785.346 37504.645 26791.746 C 37507.632 26798.146 37511.258 26802.839 37515.525 26805.826 L 37519.365 26808.386 C 37528.325 26814.786 37537.285 26817.346 37546.245 26816.066 L 37546.885 26818.626 L 37548.165 26815.426 L 37552.005 26811.586 L 37558.405 26812.866 L 37560.325 26816.706 L 37567.365 26808.386 C 37572.485 26810.093 37576.325 26810.946 37578.885 26810.946 C 37577.605 26809.239 37577.178 26808.173 37577.605 26807.746 L 37580.805 26803.266 L 37585.925 26804.546 C 37585.498 26803.693 37585.925 26802.626 37587.205 26801.346 C 37588.485 26800.066 37589.765 26799.639 37591.045 26800.066 C 37595.312 26794.946 37597.445 26788.759 37597.445 26781.506 C 37597.445 26773.399 37593.818 26766.359 37586.565 26760.386 C 37581.018 26756.119 37574.618 26752.706 37567.365 26750.146 C 37560.112 26747.159 37551.578 26742.466 37541.765 26736.066 C 37532.378 26729.239 37525.765 26724.546 37521.925 26721.986 L 37523.845 26718.146 L 37520.645 26713.666 L 37519.365 26718.786 C 37512.965 26712.813 37507.205 26705.133 37502.085 26695.746 L 37504.005 26693.826 L 37499.525 26693.186 C 37498.245 26689.773 37497.178 26686.999 37496.325 26684.866 C 37495.898 26682.733 37495.898 26680.599 37496.325 26678.466 L 37492.485 26666.946 C 37492.485 26651.159 37499.098 26636.439 37512.325 26622.786 C 37518.725 26616.386 37542.832 26599.533 37584.645 26572.226 L 37600.645 26561.986 L 37618.565 26551.106 L 37621.765 26550.466 C 37626.458 26548.759 37629.872 26547.693 37632.005 26547.266 C 37638.405 26545.559 37644.805 26544.706 37651.205 26544.706 C 37666.138 26544.706 37677.658 26549.613 37685.765 26559.426 C 37694.298 26568.813 37698.565 26581.186 37698.565 26596.546 C 37698.565 26597.826 37697.712 26600.386 37696.005 26604.226 C 37694.725 26607.639 37693.872 26609.773 37693.445 26610.626 L 37687.685 26615.106 L 37690.885 26614.466 L 37689.605 26616.386 C 37687.045 26621.079 37684.698 26625.559 37682.565 26629.826 C 37680.432 26633.666 37677.658 26637.933 37674.245 26642.626 L 37672.325 26640.066 C 37665.925 26645.613 37659.098 26652.013 37651.845 26659.266 C 37639.898 26672.066 37633.072 26679.106 37631.365 26680.386 L 37628.805 26679.106 L 37635.845 26663.106 L 37634.565 26661.826 C 37634.992 26659.266 37635.205 26655.853 37635.205 26651.586 L 37635.205 26640.066 C 37633.925 26635.799 37633.072 26632.813 37632.645 26631.106 C 37627.098 26618.306 37622.192 26609.346 37617.925 26604.226 C 37610.245 26594.839 37601.498 26590.146 37591.685 26590.146 C 37584.005 26590.146 37578.672 26593.133 37575.685 26599.106 C 37574.405 26599.533 37573.125 26599.746 37571.845 26599.746 L 37571.845 26603.586 C 37571.845 26605.719 37570.138 26613.399 37566.725 26626.626 C 37565.018 26633.026 37563.952 26638.359 37563.525 26642.626 C 37564.805 26644.333 37565.658 26645.613 37566.085 26646.466 C 37568.218 26649.453 37569.712 26650.733 37570.565 26650.306 L 37572.485 26660.546 L 37577.605 26661.826 C 37578.885 26664.813 37580.378 26667.586 37582.085 26670.146 C 37583.792 26672.706 37585.925 26674.626 37588.485 26675.906 C 37589.765 26678.039 37590.832 26679.319 37591.685 26679.746 C 37592.538 26680.599 37592.538 26681.453 37591.685 26682.306 C 37591.258 26683.159 37593.605 26685.293 37598.725 26688.706 L 37606.405 26687.426 L 37605.125 26693.826 C 37606.405 26694.253 37607.898 26694.679 37609.605 26695.106 C 37611.312 26695.106 37612.165 26695.533 37612.165 26696.386 L 37614.085 26700.226 L 37618.565 26698.946 L 37626.245 26711.746 L 37628.165 26702.146 C 37629.872 26702.999 37631.152 26705.133 37632.005 26708.546 L 37634.565 26708.546 C 37637.125 26709.399 37639.472 26710.466 37641.605 26711.746 C 37644.165 26712.599 37645.232 26713.666 37644.805 26714.946 C 37649.072 26720.066 37651.845 26724.333 37653.125 26727.746 C 37654.832 26727.319 37656.538 26726.679 37658.245 26725.826 L 37658.885 26730.306 L 37655.045 26734.146 L 37654.405 26737.346 L 37658.245 26733.506 L 37659.525 26735.426 L 37662.085 26741.186 C 37661.658 26741.613 37660.378 26743.746 37658.245 26747.586 C 37656.538 26751.426 37655.258 26753.133 37654.405 26752.706 L 37653.765 26758.466 L 37655.045 26761.666 L 37642.885 26775.746 L 37640.965 26773.826 C 37638.832 26778.093 37634.778 26782.359 37628.805 26786.626 C 37622.832 26790.466 37617.285 26794.093 37612.165 26797.506 C 37610.032 26798.786 37607.258 26801.133 37603.845 26804.546 C 37600.432 26807.959 37597.445 26810.733 37594.885 26812.866 L 37590.405 26817.346 C 37587.418 26820.333 37585.712 26821.613 37585.285 26821.186 L 37580.165 26826.306 L 37577.605 26826.306 L 37572.485 26830.786 L 37574.405 26833.986 L 37570.565 26840.386 L 37566.085 26839.106 C 37566.085 26836.973 37565.658 26835.906 37564.805 26835.906 L 37564.805 26840.386 L 37563.525 26844.866 L 37561.605 26844.226 L 37555.845 26848.066 L 37555.845 26853.186 C 37554.992 26853.613 37553.925 26853.613 37552.645 26853.186 C 37551.365 26852.333 37550.512 26851.693 37550.085 26851.266 L 37549.445 26853.826 C 37545.605 26855.106 37543.685 26856.386 37543.685 26857.666 L 37539.205 26858.946 L 37534.085 26861.506 L 37529.605 26861.506 L 37525.125 26861.506 L 37525.125 26864.706 L 37520.005 26865.986 C 37520.858 26866.839 37520.645 26867.693 37519.365 26868.546 C 37518.512 26869.826 37517.658 26870.039 37516.805 26869.186 L 37515.525 26863.426 L 37514.245 26866.626 L 37511.045 26869.826 L 37509.125 26864.706 L 37509.765 26862.786 L 37505.925 26862.786 L 37505.925 26870.466 C 37504.645 26870.039 37502.298 26869.826 37498.885 26869.826 C 37490.352 26869.826 37485.018 26869.186 37482.885 26867.906 L 37480.325 26868.546 L 37477.765 26863.426 L 37468.805 26862.786 L 37468.805 26857.666 L 37466.885 26858.946 C 37459.205 26855.106 37453.445 26849.559 37449.605 26842.306 C 37445.765 26835.053 37443.845 26826.946 37443.845 26817.986 C 37443.845 26803.053 37449.818 26788.759 37461.765 26775.106 C 37472.432 26763.586 37483.312 26752.066 37494.405 26740.546 L 37498.245 26741.186 ZM 37659.765 26857.026 L 37666.165 26833.986 L 37663.605 26832.066 L 37667.445 26831.426 L 37666.805 26828.866 C 37672.778 26822.466 37678.751 26811.799 37684.725 26796.866 C 37688.991 26786.626 37691.978 26779.586 37693.685 26775.746 L 37705.845 26750.146 L 37708.405 26750.146 L 37710.325 26741.186 L 37719.285 26727.106 L 37719.925 26724.546 C 37719.925 26721.133 37727.818 26705.986 37743.605 26679.106 C 37759.391 26651.799 37767.925 26635.159 37769.205 26629.186 C 37770.911 26629.613 37772.618 26628.546 37774.325 26625.986 C 37776.458 26623.426 37777.525 26621.293 37777.525 26619.586 C 37777.951 26617.453 37778.165 26615.959 37778.165 26615.106 C 37778.591 26613.826 37779.445 26613.613 37780.725 26614.466 L 37787.125 26595.906 L 37790.965 26593.986 L 37789.685 26592.066 C 37791.391 26587.799 37793.951 26582.893 37797.365 26577.346 C 37800.778 26571.373 37803.125 26567.106 37804.405 26564.546 L 37803.125 26563.266 C 37803.125 26562.413 37803.765 26561.559 37805.045 26560.706 C 37806.325 26559.426 37807.391 26558.573 37808.245 26558.146 L 37815.925 26538.306 C 37816.778 26539.159 37817.845 26538.733 37819.125 26537.026 C 37820.405 26535.319 37819.978 26533.826 37817.845 26532.546 L 37826.805 26522.946 L 37826.165 26519.746 L 37829.365 26513.986 C 37830.645 26514.413 37831.498 26513.986 37831.925 26512.706 L 37834.485 26507.586 L 37837.685 26502.466 C 37841.525 26498.199 37845.791 26491.799 37850.485 26483.266 C 37853.045 26478.999 37856.885 26471.959 37862.005 26462.146 C 37864.138 26460.013 37867.338 26454.679 37871.605 26446.146 C 37876.298 26437.613 37878.431 26432.279 37878.005 26430.146 C 37878.858 26428.439 37880.351 26426.733 37882.485 26425.026 C 37884.618 26422.893 37887.605 26420.759 37891.445 26418.626 L 37890.805 26416.066 C 37890.805 26413.506 37894.218 26410.519 37901.045 26407.106 C 37907.871 26403.266 37912.991 26401.133 37916.405 26400.706 L 37919.605 26399.426 L 37920.885 26398.146 C 37922.591 26399.426 37924.298 26400.493 37926.005 26401.346 L 37926.005 26398.786 C 37928.565 26397.506 37933.471 26395.586 37940.725 26393.026 C 37948.405 26390.466 37953.738 26389.186 37956.725 26389.186 C 37958.431 26390.466 37960.351 26391.746 37962.485 26393.026 L 37958.005 26409.026 L 37954.165 26409.666 L 37956.085 26414.786 C 37956.085 26417.773 37955.231 26419.906 37953.525 26421.186 C 37951.818 26422.466 37950.111 26423.533 37948.405 26424.386 L 37948.405 26428.226 L 37943.925 26433.346 L 37944.565 26438.466 L 37942.645 26444.866 L 37939.445 26444.226 C 37937.738 26444.226 37936.245 26445.293 37934.965 26447.426 C 37934.111 26449.133 37934.538 26451.266 37936.245 26453.826 L 37939.445 26453.826 C 37939.445 26454.679 37937.951 26455.533 37934.965 26456.386 C 37932.405 26456.813 37931.338 26457.666 37931.765 26458.946 L 37924.725 26460.866 C 37926.431 26461.719 37926.645 26462.786 37925.365 26464.066 C 37924.511 26464.919 37923.231 26465.986 37921.525 26467.266 C 37921.525 26468.973 37921.311 26470.679 37920.885 26472.386 C 37920.885 26473.666 37920.458 26474.093 37919.605 26473.666 L 37924.085 26484.546 L 37918.325 26487.106 L 37917.685 26490.306 L 37910.645 26488.386 L 37908.085 26490.946 L 37916.405 26497.346 L 37915.765 26499.266 L 37908.085 26497.986 L 37898.485 26501.186 L 37898.485 26506.306 L 37904.245 26506.946 L 37899.765 26510.786 L 37892.725 26510.146 L 37890.805 26511.426 L 37897.205 26517.186 L 37899.765 26514.626 L 37903.605 26518.466 L 37908.085 26519.106 L 37901.685 26528.706 L 37891.445 26529.986 L 37892.725 26531.906 L 37892.725 26538.306 L 37890.805 26539.586 L 37897.845 26540.226 L 37892.725 26543.426 L 37885.685 26541.506 L 37888.885 26547.906 L 37884.405 26547.906 L 37888.245 26554.946 L 37890.165 26554.306 C 37887.178 26558.573 37882.911 26560.706 37877.365 26560.706 L 37877.365 26563.266 L 37886.965 26563.266 L 37885.685 26565.186 L 37878.645 26567.106 C 37879.498 26568.386 37879.925 26570.946 37879.925 26574.786 L 37874.165 26576.706 L 37873.525 26581.826 C 37870.965 26582.679 37869.045 26583.533 37867.765 26584.386 L 37863.925 26584.386 L 37866.485 26590.786 L 37861.365 26600.386 C 37863.498 26601.239 37864.778 26601.239 37865.205 26600.386 L 37867.125 26598.466 L 37867.765 26601.026 C 37865.631 26603.159 37864.778 26604.439 37865.205 26604.866 L 37859.445 26603.586 C 37860.298 26606.573 37859.445 26608.279 37856.885 26608.706 L 37852.405 26608.706 L 37851.125 26612.546 L 37857.525 26615.746 L 37853.045 26615.746 C 37847.498 26615.746 37844.725 26617.879 37844.725 26622.146 C 37844.725 26627.693 37846.645 26630.466 37850.485 26630.466 L 37901.685 26590.786 C 37926.005 26573.719 37944.778 26565.186 37958.005 26565.186 C 37960.991 26565.186 37963.765 26566.039 37966.325 26567.746 C 37971.871 26571.586 37975.285 26573.506 37976.565 26573.506 C 37978.271 26573.506 37979.125 26574.359 37979.125 26576.066 C 37979.125 26577.773 37978.911 26579.479 37978.485 26581.186 L 37982.325 26581.186 C 37983.178 26582.893 37983.818 26585.879 37984.245 26590.146 C 37984.671 26594.413 37985.098 26597.186 37985.525 26598.466 L 37986.165 26600.386 L 37984.245 26606.786 L 37987.445 26610.626 C 37986.165 26613.613 37985.098 26616.386 37984.245 26618.946 C 37983.391 26621.079 37982.325 26622.999 37981.045 26624.706 L 37984.245 26626.626 C 37983.391 26629.186 37982.538 26631.533 37981.685 26633.666 L 37974.645 26639.426 L 37976.565 26643.906 C 37976.565 26647.319 37975.498 26649.239 37973.365 26649.666 C 37971.231 26650.093 37970.165 26653.079 37970.165 26658.626 L 37966.965 26658.626 L 37968.245 26663.746 L 37959.925 26666.946 C 37962.058 26668.653 37963.125 26670.146 37963.125 26671.426 C 37963.125 26672.706 37962.058 26673.986 37959.925 26675.266 C 37957.791 26676.546 37956.298 26676.759 37955.445 26675.906 L 37957.365 26682.946 C 37955.658 26682.093 37954.165 26682.733 37952.885 26684.866 C 37952.031 26686.573 37952.245 26688.066 37953.525 26689.346 C 37948.831 26696.599 37946.485 26702.786 37946.485 26707.906 L 37942.645 26707.906 C 37940.938 26707.906 37940.298 26708.759 37940.725 26710.466 C 37941.151 26712.173 37941.791 26713.239 37942.645 26713.666 L 37936.245 26721.986 L 37933.045 26723.266 L 37936.885 26728.386 C 37933.471 26728.386 37931.978 26729.666 37932.405 26732.226 C 37933.258 26734.359 37933.045 26735.853 37931.765 26736.706 C 37930.485 26737.559 37929.205 26738.199 37927.925 26738.626 L 37930.485 26746.946 L 37924.725 26749.506 L 37922.805 26756.546 L 37924.725 26757.826 L 37920.885 26760.386 C 37919.605 26761.239 37918.751 26761.666 37918.325 26761.666 L 37914.485 26767.426 L 37916.405 26771.906 C 37916.405 26773.186 37915.765 26774.253 37914.485 26775.106 C 37913.205 26775.959 37911.925 26776.599 37910.645 26777.026 L 37911.285 26778.946 C 37912.991 26779.799 37914.058 26780.439 37914.485 26780.866 L 37915.765 26782.146 C 37914.485 26784.279 37913.418 26786.413 37912.565 26788.546 C 37911.711 26790.679 37910.218 26791.319 37908.085 26790.466 L 37906.165 26796.866 L 37913.845 26801.986 C 37918.111 26801.559 37925.365 26797.079 37935.605 26788.546 C 37949.258 26776.599 37963.125 26764.653 37977.205 26752.706 L 37981.685 26751.426 L 37982.965 26748.226 C 37984.671 26746.946 37987.018 26745.453 37990.005 26743.746 C 37992.991 26741.613 37995.338 26740.759 37997.045 26741.186 L 37986.805 26757.826 C 37974.858 26771.053 37952.031 26791.533 37918.325 26819.266 C 37880.351 26850.413 37857.098 26865.986 37848.565 26865.986 C 37837.898 26865.986 37830.858 26861.506 37827.445 26852.546 C 37824.458 26843.159 37822.965 26832.066 37822.965 26819.266 L 37824.245 26817.986 L 37824.245 26810.306 C 37825.525 26810.733 37826.165 26810.093 37826.165 26808.386 C 37826.591 26806.253 37826.805 26803.906 37826.805 26801.346 C 37828.938 26798.786 37830.431 26796.013 37831.285 26793.026 C 37832.138 26790.039 37832.778 26786.839 37833.205 26783.426 L 37835.125 26777.666 L 37837.045 26777.026 C 37841.311 26767.213 37850.485 26748.866 37864.565 26721.986 C 37889.311 26675.479 37901.685 26643.479 37901.685 26625.986 L 37897.205 26615.106 C 37890.378 26616.386 37882.058 26621.079 37872.245 26629.186 L 37830.005 26663.746 L 37828.085 26673.346 L 37823.605 26672.706 L 37820.405 26675.906 L 37826.805 26680.386 L 37819.765 26681.026 L 37819.765 26684.226 L 37814.645 26685.506 C 37814.645 26688.493 37815.925 26689.986 37818.485 26689.986 L 37823.605 26692.546 L 37819.765 26693.826 L 37812.085 26693.826 C 37809.951 26693.826 37809.311 26695.319 37810.165 26698.306 L 37803.125 26698.306 L 37807.605 26704.706 C 37806.751 26705.559 37806.751 26708.119 37807.605 26712.386 L 37808.245 26705.986 L 37810.805 26705.986 C 37813.365 26706.839 37815.071 26707.266 37815.925 26707.266 L 37806.965 26713.666 L 37799.285 26712.386 C 37795.445 26714.946 37794.165 26717.506 37795.445 26720.066 L 37805.045 26723.906 L 37806.965 26723.266 L 37805.685 26725.826 C 37802.698 26728.813 37799.925 26729.453 37797.365 26727.746 L 37794.805 26733.506 L 37798.005 26734.146 C 37792.885 26733.719 37787.551 26734.999 37782.005 26737.986 L 37782.005 26741.186 L 37785.205 26746.306 L 37790.965 26745.666 L 37792.885 26746.946 C 37792.885 26750.786 37791.818 26752.706 37789.685 26752.706 C 37786.271 26751.426 37783.711 26750.786 37782.005 26750.786 L 37778.805 26758.466 L 37782.005 26759.746 L 37767.285 26773.826 L 37773.045 26778.306 L 37775.605 26778.306 L 37775.605 26781.506 L 37772.405 26781.506 L 37762.805 26784.706 L 37758.965 26786.626 C 37758.111 26788.759 37758.111 26790.039 37758.965 26790.466 C 37759.818 26790.893 37760.671 26791.106 37761.525 26791.106 L 37748.725 26800.066 L 37746.165 26807.106 C 37747.018 26806.679 37748.085 26806.253 37749.365 26805.826 C 37749.791 26807.533 37749.365 26809.026 37748.085 26810.306 C 37746.805 26811.159 37745.951 26811.799 37745.525 26812.226 L 37749.365 26813.506 L 37746.805 26821.186 L 37741.685 26825.666 C 37739.978 26824.813 37736.991 26826.733 37732.725 26831.426 C 37731.445 26832.706 37729.525 26834.839 37726.965 26837.826 C 37724.405 26840.813 37720.778 26843.159 37716.085 26844.866 C 37707.551 26848.279 37702.218 26851.479 37700.085 26854.466 C 37696.671 26855.746 37694.325 26855.319 37693.045 26853.186 L 37689.845 26859.586 C 37685.578 26860.866 37681.525 26861.293 37677.685 26860.866 L 37671.285 26864.706 C 37670.005 26863.853 37668.725 26863.213 37667.445 26862.786 L 37663.605 26862.786 C 37660.618 26862.786 37659.125 26861.506 37659.125 26858.946 L 37659.765 26857.026 ZM 38398.565 26569.666 C 38400.272 26569.666 38407.098 26565.826 38419.045 26558.146 C 38425.018 26554.306 38429.712 26552.386 38433.125 26552.386 C 38437.392 26552.386 38441.658 26553.239 38445.925 26554.946 C 38450.192 26556.226 38454.458 26558.359 38458.725 26561.346 C 38459.152 26563.053 38460.218 26565.186 38461.925 26567.746 L 38466.405 26572.226 L 38467.685 26575.426 C 38466.832 26576.706 38466.405 26577.986 38466.405 26579.266 L 38472.805 26579.906 L 38469.605 26586.306 C 38472.165 26588.866 38473.658 26589.933 38474.085 26589.506 L 38476.645 26593.986 L 38476.005 26597.826 L 38470.245 26599.106 L 38471.525 26603.586 L 38477.285 26601.666 L 38477.285 26605.506 L 38474.725 26605.506 L 38471.525 26608.066 L 38467.045 26608.066 L 38465.125 26609.346 L 38466.405 26610.626 L 38476.005 26611.266 L 38467.685 26617.666 L 38474.085 26622.146 L 38476.005 26621.506 L 38471.525 26624.706 C 38473.232 26625.559 38473.658 26626.839 38472.805 26628.546 L 38466.405 26628.546 L 38463.205 26636.226 L 38456.805 26634.946 C 38451.685 26644.759 38442.085 26654.999 38428.005 26665.666 C 38413.925 26675.906 38403.685 26683.373 38397.285 26688.066 L 38395.365 26685.506 C 38391.525 26682.093 38389.605 26677.826 38389.605 26672.706 C 38389.605 26670.146 38390.032 26666.093 38390.885 26660.546 C 38392.165 26654.573 38392.805 26650.946 38392.805 26649.666 C 38392.805 26641.133 38392.165 26633.453 38390.885 26626.626 C 38389.605 26619.799 38386.832 26615.319 38382.565 26613.186 L 38380.005 26616.386 C 38374.458 26623.213 38369.978 26628.546 38366.565 26632.386 C 38359.738 26640.066 38354.618 26644.759 38351.205 26646.466 L 38355.685 26650.306 L 38350.565 26651.586 L 38347.365 26659.266 L 38349.285 26662.466 C 38346.298 26663.319 38344.378 26663.746 38343.525 26663.746 L 38340.965 26669.506 C 38338.832 26673.773 38337.338 26676.333 38336.485 26677.186 L 38335.845 26682.946 C 38332.432 26686.359 38329.658 26687.853 38327.525 26687.426 L 38325.605 26701.506 C 38324.752 26701.079 38323.685 26702.999 38322.405 26707.266 C 38321.125 26711.533 38320.485 26713.879 38320.485 26714.306 L 38317.285 26715.586 L 38318.565 26721.986 C 38315.578 26723.693 38313.445 26726.253 38312.165 26729.666 L 38312.805 26737.346 C 38312.805 26739.906 38311.952 26743.319 38310.245 26747.586 C 38308.965 26751.853 38307.685 26755.693 38306.405 26759.106 C 38307.685 26769.346 38308.965 26779.373 38310.245 26789.186 C 38311.525 26798.573 38316.432 26803.266 38324.965 26803.266 C 38334.778 26803.266 38347.578 26798.786 38363.365 26789.826 C 38375.312 26782.999 38387.045 26774.679 38398.565 26764.866 L 38410.725 26755.906 C 38414.992 26752.493 38419.258 26748.866 38423.525 26745.026 L 38426.085 26743.106 L 38431.845 26737.346 L 38434.405 26739.906 L 38429.925 26742.466 L 38431.845 26743.746 C 38415.632 26764.653 38390.458 26788.973 38356.325 26816.706 C 38317.072 26848.279 38288.485 26864.066 38270.565 26864.066 C 38256.058 26864.066 38245.605 26857.453 38239.205 26844.226 C 38233.232 26830.573 38230.245 26815.853 38230.245 26800.066 C 38230.245 26789.399 38231.952 26777.666 38235.365 26764.866 C 38240.485 26749.933 38244.112 26738.839 38246.245 26731.586 C 38258.618 26700.439 38281.232 26670.786 38314.085 26642.626 L 38398.565 26569.666 ZM 38454.725 26785.346 L 38452.165 26783.426 C 38453.445 26769.346 38456.005 26756.973 38459.845 26746.306 C 38463.685 26735.213 38473.498 26714.946 38489.285 26685.506 C 38505.498 26659.053 38533.018 26629.399 38571.845 26596.546 C 38614.938 26560.279 38648.005 26542.146 38671.045 26542.146 L 38678.725 26543.426 L 38679.365 26545.346 C 38694.298 26546.626 38704.751 26554.093 38710.725 26567.746 L 38717.765 26585.026 L 38720.325 26585.026 L 38716.485 26597.186 C 38716.485 26598.466 38717.551 26599.959 38719.685 26601.666 C 38720.111 26602.093 38720.751 26602.519 38721.605 26602.946 L 38722.885 26609.346 L 38734.405 26609.986 C 38732.271 26615.533 38725.018 26630.253 38712.645 26654.146 C 38700.698 26677.613 38693.018 26692.546 38689.605 26698.946 L 38686.405 26698.306 L 38688.965 26703.426 L 38681.285 26727.746 L 38678.725 26728.386 L 38674.245 26746.946 L 38671.685 26746.946 C 38673.391 26752.066 38673.391 26756.333 38671.685 26759.746 L 38669.765 26788.546 C 38669.765 26793.239 38672.538 26796.439 38678.085 26798.146 C 38683.631 26796.866 38691.951 26791.746 38703.045 26782.786 C 38714.565 26773.399 38731.205 26758.253 38752.965 26737.346 C 38751.685 26738.199 38751.471 26739.479 38752.325 26741.186 C 38753.605 26742.893 38754.671 26743.106 38755.525 26741.826 C 38744.858 26754.199 38734.405 26766.573 38724.165 26778.946 L 38722.245 26782.786 C 38714.138 26788.759 38706.458 26794.946 38699.205 26801.346 C 38689.818 26809.453 38682.778 26816.706 38678.085 26823.106 L 38674.885 26823.106 L 38671.685 26829.506 L 38666.565 26830.786 C 38664.431 26834.199 38661.018 26837.399 38656.325 26840.386 L 38654.405 26841.666 C 38650.565 26845.506 38644.805 26848.706 38637.125 26851.266 C 38629.871 26853.826 38622.191 26855.959 38614.085 26857.666 C 38606.831 26854.679 38602.138 26848.706 38600.005 26839.746 C 38597.871 26830.359 38596.805 26818.839 38596.805 26805.186 L 38596.805 26787.906 L 38591.045 26794.946 L 38582.085 26801.346 L 38581.445 26805.186 C 38577.605 26809.026 38574.831 26812.866 38573.125 26816.706 L 38570.565 26813.506 L 38566.085 26819.266 L 38561.605 26819.906 L 38557.125 26828.226 C 38554.565 26829.506 38552.005 26831.213 38549.445 26833.346 C 38547.311 26835.053 38544.751 26837.186 38541.765 26839.746 L 38527.685 26847.426 L 38527.685 26852.546 C 38525.125 26854.253 38519.578 26857.026 38511.045 26860.866 C 38506.351 26862.999 38502.938 26864.706 38500.805 26865.986 C 38499.951 26865.559 38496.751 26865.986 38491.205 26867.266 C 38490.351 26867.266 38488.858 26867.693 38486.725 26868.546 C 38479.045 26868.546 38472.431 26865.559 38466.885 26859.586 C 38461.338 26853.613 38457.285 26846.359 38454.725 26837.826 C 38456.858 26837.826 38457.925 26836.333 38457.925 26833.346 C 38456.645 26831.639 38455.791 26830.573 38455.365 26830.146 C 38453.658 26827.586 38452.378 26826.519 38451.525 26826.946 L 38450.245 26819.266 L 38453.445 26814.786 L 38453.445 26803.266 C 38451.738 26803.693 38450.671 26803.479 38450.245 26802.626 C 38449.818 26801.773 38449.605 26800.066 38449.605 26797.506 C 38450.031 26792.813 38450.245 26790.039 38450.245 26789.186 L 38454.725 26785.346 ZM 38528.965 26784.066 C 38528.965 26785.773 38530.245 26789.613 38532.805 26795.586 C 38535.791 26801.559 38538.138 26805.826 38539.845 26808.386 C 38549.658 26808.386 38563.525 26801.133 38581.445 26786.626 L 38603.205 26768.706 C 38603.631 26767.426 38605.551 26760.386 38608.965 26747.586 C 38612.378 26734.359 38615.791 26725.826 38619.205 26721.986 C 38619.205 26716.439 38623.471 26704.706 38632.005 26686.786 C 38640.965 26668.866 38645.445 26652.439 38645.445 26637.506 C 38645.445 26625.559 38642.885 26615.319 38637.765 26606.786 C 38632.645 26598.253 38624.538 26593.133 38613.445 26591.426 C 38610.031 26593.986 38606.618 26596.759 38603.205 26599.746 C 38600.218 26602.306 38598.085 26605.293 38596.805 26608.706 C 38587.845 26618.946 38579.098 26628.973 38570.565 26638.786 L 38568.645 26644.546 C 38566.511 26646.253 38564.591 26649.239 38562.885 26653.506 C 38561.605 26657.346 38560.538 26661.186 38559.685 26665.026 C 38557.978 26667.159 38555.205 26672.919 38551.365 26682.306 C 38543.258 26701.933 38538.991 26713.453 38538.565 26716.866 L 38534.725 26718.146 L 38536.005 26720.706 L 38530.885 26739.906 L 38528.325 26743.746 L 38529.605 26745.026 L 38532.805 26745.026 C 38531.525 26748.013 38529.818 26749.933 38527.685 26750.786 L 38530.245 26769.986 L 38527.685 26772.546 L 38528.325 26776.386 L 38528.965 26784.066 ZM 38811.345 26663.106 C 38814.331 26652.866 38818.811 26641.346 38824.785 26628.546 C 38830.758 26615.746 38836.731 26603.373 38842.705 26591.426 L 38844.625 26592.706 L 38849.745 26590.786 C 38855.291 26587.799 38858.918 26585.879 38860.625 26585.026 C 38865.318 26581.613 38868.731 26579.266 38870.865 26577.986 C 38876.838 26575.426 38882.811 26572.653 38888.785 26569.666 C 38894.758 26567.533 38900.518 26564.546 38906.065 26560.706 L 38911.825 26564.546 C 38909.691 26573.506 38907.771 26581.826 38906.065 26589.506 C 38902.651 26604.439 38899.878 26613.186 38897.745 26615.746 L 38893.905 26621.506 C 38891.771 26624.493 38890.918 26627.053 38891.345 26629.186 L 38891.985 26633.026 C 38914.171 26613.826 38931.665 26599.319 38944.465 26589.506 C 38967.931 26571.586 38988.411 26562.626 39005.905 26562.626 C 39010.598 26562.626 39014.865 26563.479 39018.705 26565.186 C 39022.971 26566.466 39026.171 26569.239 39028.305 26573.506 L 39029.585 26577.986 C 39030.011 26578.839 39031.505 26579.693 39034.065 26580.546 L 39033.425 26585.666 C 39034.278 26586.946 39035.345 26588.226 39036.625 26589.506 L 39039.825 26593.346 L 39038.545 26599.746 L 39041.105 26606.146 L 39034.705 26607.426 L 39034.705 26611.906 L 39038.545 26609.986 L 39038.545 26622.786 L 39033.425 26624.066 L 39034.705 26627.906 L 39027.025 26640.066 C 39028.305 26642.199 39030.651 26642.626 39034.065 26641.346 L 39030.225 26644.546 L 39028.305 26643.906 L 39021.265 26650.946 L 39027.025 26654.786 L 39021.265 26653.506 C 39020.838 26654.359 39020.625 26655.213 39020.625 26656.066 L 39015.505 26658.626 L 39015.505 26663.746 C 39011.665 26667.586 39008.891 26671.213 39007.185 26674.626 C 39007.611 26675.479 39009.745 26676.333 39013.585 26677.186 L 39011.025 26684.226 L 39005.265 26686.146 L 39003.985 26691.906 L 39001.425 26692.546 L 39002.705 26697.026 C 39002.705 26701.719 39001.851 26704.279 39000.145 26704.706 L 38995.665 26700.866 C 38996.518 26702.146 38995.665 26703.213 38993.105 26704.066 C 38990.971 26704.493 38989.905 26704.919 38989.905 26705.346 L 38989.905 26710.466 L 38998.865 26709.186 L 38998.225 26711.106 L 38994.385 26711.746 C 38994.385 26716.013 38992.891 26719.426 38989.905 26721.986 L 38984.145 26720.706 L 38982.225 26725.186 L 38987.345 26725.186 L 38982.865 26733.506 L 38981.585 26731.586 L 38975.825 26730.306 C 38974.545 26732.013 38974.971 26733.506 38977.105 26734.786 C 38979.238 26735.639 38980.091 26736.919 38979.665 26738.626 L 38973.905 26743.746 L 38977.745 26748.226 L 38980.305 26748.226 L 38980.305 26750.786 L 38976.465 26750.146 L 38972.625 26752.066 L 38973.265 26756.546 C 38971.985 26758.679 38970.918 26760.599 38970.065 26762.306 L 38970.065 26780.226 L 38966.865 26781.506 C 38966.011 26784.919 38965.585 26787.906 38965.585 26790.466 C 38965.585 26793.453 38966.225 26796.226 38967.505 26798.786 L 38977.745 26800.706 C 38987.985 26800.706 39006.545 26792.386 39033.425 26775.746 C 39045.798 26768.066 39061.371 26757.613 39080.145 26744.386 C 39078.438 26746.946 39074.385 26750.999 39067.985 26756.546 C 39062.011 26762.093 39057.958 26766.786 39055.825 26770.626 L 39049.425 26773.826 L 39050.705 26775.106 C 39030.651 26793.026 39008.891 26809.666 38985.425 26825.026 C 38952.571 26846.786 38927.825 26857.666 38911.185 26857.666 C 38897.958 26857.666 38888.998 26852.333 38884.305 26841.666 C 38881.318 26834.839 38879.825 26823.959 38879.825 26809.026 L 38879.825 26800.066 C 38882.385 26800.066 38883.878 26799.213 38884.305 26797.506 C 38884.731 26795.373 38883.665 26794.519 38881.105 26794.946 C 38885.798 26782.573 38890.918 26769.986 38896.465 26757.186 C 38906.278 26735.853 38911.825 26723.479 38913.105 26720.066 C 38934.011 26682.946 38946.385 26660.333 38950.225 26652.226 C 38958.331 26635.159 38962.385 26622.786 38962.385 26615.106 C 38962.385 26608.279 38959.185 26604.866 38952.785 26604.866 C 38946.385 26604.866 38938.491 26608.493 38929.105 26615.746 C 38921.851 26621.719 38914.811 26627.479 38907.985 26633.026 L 38906.705 26634.946 C 38904.145 26638.359 38896.038 26649.026 38882.385 26666.946 C 38870.865 26681.879 38862.758 26692.119 38858.065 26697.666 L 38858.065 26704.706 L 38852.305 26710.466 C 38852.731 26710.039 38853.371 26710.039 38854.225 26710.466 C 38855.078 26710.893 38855.078 26711.533 38854.225 26712.386 L 38850.385 26721.346 L 38843.985 26723.906 L 38843.345 26728.386 L 38837.585 26736.706 L 38838.225 26740.546 C 38833.958 26744.813 38832.465 26748.226 38833.745 26750.786 L 38828.625 26750.786 L 38830.545 26753.986 L 38822.225 26764.226 L 38817.745 26770.626 L 38818.385 26772.546 L 38815.185 26773.826 L 38814.545 26780.866 L 38808.785 26781.506 L 38811.985 26789.186 L 38808.785 26787.266 C 38807.931 26788.546 38807.078 26789.613 38806.225 26790.466 L 38800.465 26796.226 C 38801.318 26795.373 38802.171 26795.159 38803.025 26795.586 C 38804.305 26796.013 38804.945 26796.866 38804.945 26798.146 L 38797.905 26798.786 C 38795.345 26800.066 38794.065 26801.986 38794.065 26804.546 C 38794.918 26805.826 38795.985 26806.253 38797.265 26805.826 L 38790.225 26817.346 L 38785.745 26817.346 C 38781.478 26819.479 38778.065 26821.399 38775.505 26823.106 C 38772.945 26824.813 38770.385 26826.733 38767.825 26828.866 L 38761.425 26831.426 C 38759.718 26832.279 38759.078 26833.133 38759.505 26833.986 L 38753.745 26833.986 C 38754.598 26835.693 38753.745 26837.186 38751.185 26838.466 C 38748.625 26839.319 38747.131 26840.173 38746.705 26841.026 L 38740.945 26839.746 L 38731.985 26844.226 L 38726.225 26842.946 L 38726.225 26848.066 L 38715.985 26844.226 L 38714.065 26836.546 C 38714.065 26831.426 38721.958 26814.999 38737.745 26787.266 C 38758.225 26751.853 38778.918 26716.226 38799.825 26680.386 C 38803.665 26673.986 38807.505 26668.226 38811.345 26663.106 Z">
            <!-- 4280 nodes -->
          </draw:path>
        </draw:g>
        <!-- id="layer2" -->
      </draw:page>
    </office:drawing>
    <!-- ######### CONVERSION FROM SVG ENDS ######## -->
  </office:body>
</office:document-content>
</file>

<file path=styles.xml><?xml version="1.0" encoding="utf-8"?>
<!--
*************************************************************************
  file:  styles.xml
  Generated by Inkscape: Mon Nov 05 19:57:00 2018
  http://www.inkscape.org
*************************************************************************
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!--
*************************************************************************
  S T Y L E S
  Style entries have been pulled from the svg style and
  representation attributes in the SVG tree.  The tree elements
  then refer to them by name, in the ODF manner
*************************************************************************
-->
  <office:styles>
    <style:style style:name="style0" style:family="graphic" style:parent-style-name="standard">
      <style:graphic-properties draw:fill="solid" draw:fill-color="#959595" draw:stroke="none"/>
    </style:style>
    <style:style style:name="style1" style:family="graphic" style:parent-style-name="standard">
      <style:graphic-properties draw:fill="solid" draw:fill-color="#ffffff" draw:stroke="none"/>
    </style:style>
    <style:style style:name="style2" style:family="graphic" style:parent-style-name="standard">
      <style:graphic-properties draw:fill="solid" draw:fill-color="#000000" draw:stroke="none"/>
    </style:style>
  </office:styles>
  <office:automatic-styles>
    <!-- ####### 'Standard' styles ####### -->
    <style:style style:name="dp1" style:family="drawing-page"/>
    <style:style style:name="standard" style:family="graphic">
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master-name="PM1" draw:style-name="dp1"/>
  </office:master-styles>
</office:document-styles>
</file>

<file path=meta.xml><?xml version="1.0" encoding="utf-8"?>
<!--
*************************************************************************
  file:  meta.xml
  Generated by Inkscape: Mon Nov 05 19:57:05 2018
  http://www.inkscape.org
*************************************************************************
--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Inkscape.org - 0.92.3 (2405546, 2018-03-11)</meta:generator>
    <meta:initial-creator>Inkscape.org - 0.92.3 (2405546, 2018-03-11)</meta:initial-creator>
    <meta:creation-date>2018-11-05 19:57:05</meta:creation-date>
    <dc:date>2018-11-05 19:57:05</dc:date>
    <dc:format>image/svg+xml</dc:format>
  </office:meta>
</office:document-meta>
</file>